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194cm"/>
    </style:style>
    <style:style style:name="co3" style:family="table-column">
      <style:table-column-properties fo:break-before="auto" style:column-width="1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map style:condition="is-true-formula([$'jupiter orbit multiples'.$E2760])" style:apply-style-name="notice" style:base-cell-address="'jupiter orbit multiples'.A2760"/>
    </style:style>
    <style:style style:name="ce4" style:family="table-cell" style:parent-style-name="Default" style:data-style-name="N122"/>
    <style:style style:name="ce5" style:family="table-cell" style:parent-style-name="Default" style:data-style-name="N2"/>
    <style:style style:name="ce6" style:family="table-cell" style:parent-style-name="Default" style:data-style-name="N2">
      <style:map style:condition="is-true-formula([$'jupiter orbit multiples'.$E2760])" style:apply-style-name="notice" style:base-cell-address="'jupiter orbit multiples'.A2760"/>
    </style:style>
    <style:style style:name="ce7" style:family="table-cell" style:parent-style-name="Default" style:data-style-name="N2">
      <style:map style:condition="cell-content()&lt;0.5" style:apply-style-name="Untitled1" style:base-cell-address="'jupiter orbit multiples'.F186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map style:condition="is-true-formula(MATCH([.B22]; [.$A$6:.$A$44]; 0))" style:apply-style-name="notable" style:base-cell-address="Sheet3.B22"/>
    </style:style>
  </office:automatic-styles>
  <office:body>
    <office:spreadsheet>
      <table:table table:name="orbits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ce2"/>
        <table:table-column table:style-name="co1" table:number-columns-repeated="1015" table:default-cell-style-name="Default"/>
        <table:table-row table:style-name="ro1">
          <table:table-cell office:value-type="string">
            <text:p>orbital period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/>
          <table:table-cell table:style-name="ce1" office:value-type="string">
            <text:p>Sun</text:p>
          </table:table-cell>
          <table:table-cell table:style-name="ce1" office:value-type="string">
            <text:p>jupiter</text:p>
          </table:table-cell>
          <table:table-cell table:style-name="ce1" office:value-type="string">
            <text:p>earth</text:p>
          </table:table-cell>
          <table:table-cell table:style-name="ce1"/>
          <table:table-cell table:style-name="ce1" office:value-type="string">
            <text:p>io</text:p>
          </table:table-cell>
          <table:table-cell table:style-name="ce1" office:value-type="string">
            <text:p>europa</text:p>
          </table:table-cell>
          <table:table-cell table:style-name="ce1" office:value-type="string">
            <text:p>ganymede</text:p>
          </table:table-cell>
          <table:table-cell table:style-name="ce1" office:value-type="string">
            <text:p>calisto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days</text:p>
          </table:table-cell>
          <table:table-cell table:formula="of:=[.C3]" office:value-type="float" office:value="4332.461">
            <text:p>4332.461</text:p>
          </table:table-cell>
          <table:table-cell office:value-type="float" office:value="4332.461">
            <text:p>4332.461</text:p>
          </table:table-cell>
          <table:table-cell office:value-type="float" office:value="365.2425">
            <text:p>365.2425</text:p>
          </table:table-cell>
          <table:table-cell/>
          <table:table-cell office:value-type="float" office:value="1.769">
            <text:p>1.769</text:p>
          </table:table-cell>
          <table:table-cell office:value-type="float" office:value="3.551">
            <text:p>3.551</text:p>
          </table:table-cell>
          <table:table-cell office:value-type="float" office:value="7.155">
            <text:p>7.155</text:p>
          </table:table-cell>
          <table:table-cell office:value-type="float" office:value="16.69">
            <text:p>16.690</text:p>
          </table:table-cell>
          <table:table-cell table:number-columns-repeated="1015"/>
        </table:table-row>
        <table:table-row table:style-name="ro1">
          <table:table-cell office:value-type="string">
            <text:p># jupiter</text:p>
          </table:table-cell>
          <table:table-cell table:style-name="ce2" table:formula="of:=[.$C$3] /[.B3]" office:value-type="float" office:value="1">
            <text:p>1.000</text:p>
          </table:table-cell>
          <table:table-cell table:style-name="ce2" table:formula="of:=[.$C$3] /[.C3]" office:value-type="float" office:value="1">
            <text:p>1.000</text:p>
          </table:table-cell>
          <table:table-cell table:style-name="ce2" table:formula="of:=[.$C$3] /[.D3]" office:value-type="float" office:value="11.8618753294044">
            <text:p>11.862</text:p>
          </table:table-cell>
          <table:table-cell/>
          <table:table-cell table:formula="of:=[.$C$3] /[.F3]" office:value-type="float" office:value="2449.10175240249">
            <text:p>2449.102</text:p>
          </table:table-cell>
          <table:table-cell table:formula="of:=[.$C$3] /[.G3]" office:value-type="float" office:value="1220.06786820614">
            <text:p>1220.068</text:p>
          </table:table-cell>
          <table:table-cell table:formula="of:=[.$C$3] /[.H3]" office:value-type="float" office:value="605.515164220825">
            <text:p>605.515</text:p>
          </table:table-cell>
          <table:table-cell table:formula="of:=[.$C$3] /[.I3]" office:value-type="float" office:value="259.584242061114">
            <text:p>259.584</text:p>
          </table:table-cell>
          <table:table-cell table:number-columns-repeated="1015"/>
        </table:table-row>
        <table:table-row table:style-name="ro1">
          <table:table-cell office:value-type="string">
            <text:p># earth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>
            <text:p># io</text:p>
          </table:table-cell>
          <table:table-cell table:style-name="ce2" table:formula="of:=[.B3]/[.$F$3]" office:value-type="float" office:value="2449.10175240249">
            <text:p>2449.102</text:p>
          </table:table-cell>
          <table:table-cell table:style-name="ce2" table:formula="of:=[.C3]/[.$F$3]" office:value-type="float" office:value="2449.10175240249">
            <text:p>2449.102</text:p>
          </table:table-cell>
          <table:table-cell table:style-name="ce2" table:formula="of:=[.D3]/[.$F$3]" office:value-type="float" office:value="206.468343697004">
            <text:p>206.468</text:p>
          </table:table-cell>
          <table:table-cell/>
          <table:table-cell table:formula="of:=[.F3]/[.$F$3]" office:value-type="float" office:value="1">
            <text:p>1.000</text:p>
          </table:table-cell>
          <table:table-cell table:formula="of:=[.G3]/[.$F$3]" office:value-type="float" office:value="2.00734878462408">
            <text:p>2.007</text:p>
          </table:table-cell>
          <table:table-cell table:formula="of:=[.H3]/[.$F$3]" office:value-type="float" office:value="4.04465799886942">
            <text:p>4.045</text:p>
          </table:table-cell>
          <table:table-cell table:formula="of:=[.I3]/[.$F$3]" office:value-type="float" office:value="9.43470887507066">
            <text:p>9.435</text:p>
          </table:table-cell>
          <table:table-cell table:number-columns-repeated="1015"/>
        </table:table-row>
        <table:table-row table:style-name="ro1">
          <table:table-cell office:value-type="string">
            <text:p># europa</text:p>
          </table:table-cell>
          <table:table-cell table:style-name="ce2" table:formula="of:=[.B3]/[.$G$3]" office:value-type="float" office:value="1220.06786820614">
            <text:p>1220.068</text:p>
          </table:table-cell>
          <table:table-cell table:style-name="ce2" table:formula="of:=[.C3]/[.$G$3]" office:value-type="float" office:value="1220.06786820614">
            <text:p>1220.068</text:p>
          </table:table-cell>
          <table:table-cell table:style-name="ce2" table:formula="of:=[.D3]/[.$G$3]" office:value-type="float" office:value="102.856237679527">
            <text:p>102.856</text:p>
          </table:table-cell>
          <table:table-cell/>
          <table:table-cell table:formula="of:=[.F3]/[.$G$3]" office:value-type="float" office:value="0.498169529709941">
            <text:p>0.498</text:p>
          </table:table-cell>
          <table:table-cell table:formula="of:=[.G3]/[.$G$3]" office:value-type="float" office:value="1">
            <text:p>1.000</text:p>
          </table:table-cell>
          <table:table-cell table:formula="of:=[.H3]/[.$G$3]" office:value-type="float" office:value="2.01492537313433">
            <text:p>2.015</text:p>
          </table:table-cell>
          <table:table-cell table:formula="of:=[.I3]/[.$G$3]" office:value-type="float" office:value="4.70008448324416">
            <text:p>4.700</text:p>
          </table:table-cell>
          <table:table-cell table:number-columns-repeated="1015"/>
        </table:table-row>
        <table:table-row table:style-name="ro1">
          <table:table-cell office:value-type="string">
            <text:p># ganymede</text:p>
          </table:table-cell>
          <table:table-cell table:style-name="ce2" table:formula="of:=[.B3]/[.$H$3]" office:value-type="float" office:value="605.515164220825">
            <text:p>605.515</text:p>
          </table:table-cell>
          <table:table-cell table:style-name="ce2" table:formula="of:=[.C3]/[.$H$3]" office:value-type="float" office:value="605.515164220825">
            <text:p>605.515</text:p>
          </table:table-cell>
          <table:table-cell table:style-name="ce2" table:formula="of:=[.D3]/[.$H$3]" office:value-type="float" office:value="51.0471698113208">
            <text:p>51.047</text:p>
          </table:table-cell>
          <table:table-cell/>
          <table:table-cell table:formula="of:=[.F3]/[.$H$3]" office:value-type="float" office:value="0.247239692522711">
            <text:p>0.247</text:p>
          </table:table-cell>
          <table:table-cell table:formula="of:=[.G3]/[.$H$3]" office:value-type="float" office:value="0.496296296296296">
            <text:p>0.496</text:p>
          </table:table-cell>
          <table:table-cell table:formula="of:=[.H3]/[.$H$3]" office:value-type="float" office:value="1">
            <text:p>1.000</text:p>
          </table:table-cell>
          <table:table-cell table:formula="of:=[.I3]/[.$H$3]" office:value-type="float" office:value="2.33263452131377">
            <text:p>2.333</text:p>
          </table:table-cell>
          <table:table-cell table:number-columns-repeated="1015"/>
        </table:table-row>
        <table:table-row table:style-name="ro1">
          <table:table-cell office:value-type="string">
            <text:p># calisto</text:p>
          </table:table-cell>
          <table:table-cell table:style-name="ce2" table:formula="of:=[.B3]/[.$I$3]" office:value-type="float" office:value="259.584242061114">
            <text:p>259.584</text:p>
          </table:table-cell>
          <table:table-cell table:style-name="ce2" table:formula="of:=[.C3]/[.$I$3]" office:value-type="float" office:value="259.584242061114">
            <text:p>259.584</text:p>
          </table:table-cell>
          <table:table-cell table:style-name="ce2" table:formula="of:=[.D3]/[.$I$3]" office:value-type="float" office:value="21.8839125224685">
            <text:p>21.884</text:p>
          </table:table-cell>
          <table:table-cell/>
          <table:table-cell table:formula="of:=[.F3]/[.$I$3]" office:value-type="float" office:value="0.105991611743559">
            <text:p>0.106</text:p>
          </table:table-cell>
          <table:table-cell table:formula="of:=[.G3]/[.$I$3]" office:value-type="float" office:value="0.212762133013781">
            <text:p>0.213</text:p>
          </table:table-cell>
          <table:table-cell table:formula="of:=[.H3]/[.$I$3]" office:value-type="float" office:value="0.428699820251648">
            <text:p>0.429</text:p>
          </table:table-cell>
          <table:table-cell table:formula="of:=[.I3]/[.$I$3]" office:value-type="float" office:value="1">
            <text:p>1.000</text:p>
          </table:table-cell>
          <table:table-cell table:number-columns-repeated="1015"/>
        </table:table-row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2"/>
          <table:table-cell office:value-type="float" office:value="4332.589">
            <text:p>4332.589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2"/>
          <table:table-cell office:value-type="float" office:value="4332.5">
            <text:p>4332.5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2"/>
          <table:table-cell table:formula="of:=4332.5-0.039" office:value-type="float" office:value="4332.461">
            <text:p>4332.461</text:p>
          </table:table-cell>
          <table:table-cell table:number-columns-repeated="2"/>
          <table:table-cell table:style-name="Default" table:number-columns-repeated="4"/>
          <table:table-cell table:number-columns-repeated="1015"/>
        </table:table-row>
      </table:table>
      <table:table table:name="jupiter orbit multiples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5"/>
        <table:table-column table:style-name="co3" table:visibility="collapse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office:value-type="string">
            <text:p>jupiter orbits</text:p>
          </table:table-cell>
          <table:table-cell office:value-type="string">
            <text:p>days</text:p>
          </table:table-cell>
          <table:table-cell office:value-type="string">
            <text:p>years</text:p>
          </table:table-cell>
          <table:table-cell office:value-type="string">
            <text:p>remainder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/>
          <table:table-cell table:style-name="ce7" office:value-type="float" office:value="0.1">
            <text:p>0.10</text:p>
          </table:table-cell>
          <table:table-cell table:number-columns-repeated="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formula="of:=[orbits.$C$3]*[.A3]" office:value-type="float" office:value="8664.922">
            <text:p>8664.922</text:p>
          </table:table-cell>
          <table:table-cell table:style-name="ce6" table:formula="of:=[.B3]/[orbits.$D$3]" office:value-type="float" office:value="23.7237506588089">
            <text:p>23.72</text:p>
          </table:table-cell>
          <table:table-cell table:style-name="ce6" table:formula="of:=[.C3]-ROUNDDOWN([.C3])" office:value-type="float" office:value="0.723750658808875">
            <text:p>0.72</text:p>
          </table:table-cell>
          <table:table-cell table:formula="of:=IF([.D3] &lt; [.$D$2])" office:value-type="boolean" office:boolean-value="false">
            <text:p>FALSE</text:p>
          </table:table-cell>
          <table:table-cell table:formula="of:=MOD([.C3];64)" office:value-type="float" office:value="23.7237506588089">
            <text:p>23.72</text:p>
          </table:table-cell>
          <table:table-cell/>
        </table:table-row>
        <table:table-row table:style-name="ro2">
          <table:table-cell table:style-name="ce3" table:formula="of:=[.A3]+1" office:value-type="float" office:value="3">
            <text:p>3</text:p>
          </table:table-cell>
          <table:table-cell table:style-name="ce3" table:formula="of:=[orbits.$C$3]*[.A4]" office:value-type="float" office:value="12997.383">
            <text:p>12997.383</text:p>
          </table:table-cell>
          <table:table-cell table:style-name="ce6" table:formula="of:=[.B4]/[orbits.$D$3]" office:value-type="float" office:value="35.5856259882133">
            <text:p>35.59</text:p>
          </table:table-cell>
          <table:table-cell table:style-name="ce6" table:formula="of:=[.C4]-ROUNDDOWN([.C4])" office:value-type="float" office:value="0.585625988213316">
            <text:p>0.59</text:p>
          </table:table-cell>
          <table:table-cell table:formula="of:=IF([.D4] &lt; [.$D$2])" office:value-type="boolean" office:boolean-value="false">
            <text:p>FALSE</text:p>
          </table:table-cell>
          <table:table-cell table:formula="of:=MOD([.C4];64)" office:value-type="float" office:value="35.5856259882133">
            <text:p>35.59</text:p>
          </table:table-cell>
          <table:table-cell/>
        </table:table-row>
        <table:table-row table:style-name="ro2">
          <table:table-cell table:style-name="ce3" table:formula="of:=[.A4]+1" office:value-type="float" office:value="4">
            <text:p>4</text:p>
          </table:table-cell>
          <table:table-cell table:style-name="ce3" table:formula="of:=[orbits.$C$3]*[.A5]" office:value-type="float" office:value="17329.844">
            <text:p>17329.844</text:p>
          </table:table-cell>
          <table:table-cell table:style-name="ce6" table:formula="of:=[.B5]/[orbits.$D$3]" office:value-type="float" office:value="47.4475013176177">
            <text:p>47.45</text:p>
          </table:table-cell>
          <table:table-cell table:style-name="ce6" table:formula="of:=[.C5]-ROUNDDOWN([.C5])" office:value-type="float" office:value="0.44750131761775">
            <text:p>0.45</text:p>
          </table:table-cell>
          <table:table-cell table:formula="of:=IF([.D5] &lt; [.$D$2])" office:value-type="boolean" office:boolean-value="false">
            <text:p>FALSE</text:p>
          </table:table-cell>
          <table:table-cell table:formula="of:=MOD([.C5];64)" office:value-type="float" office:value="47.4475013176177">
            <text:p>47.45</text:p>
          </table:table-cell>
          <table:table-cell/>
        </table:table-row>
        <table:table-row table:style-name="ro2">
          <table:table-cell table:style-name="ce3" table:formula="of:=[.A5]+1" office:value-type="float" office:value="5">
            <text:p>5</text:p>
          </table:table-cell>
          <table:table-cell table:style-name="ce3" table:formula="of:=[orbits.$C$3]*[.A6]" office:value-type="float" office:value="21662.305">
            <text:p>21662.305</text:p>
          </table:table-cell>
          <table:table-cell table:style-name="ce6" table:formula="of:=[.B6]/[orbits.$D$3]" office:value-type="float" office:value="59.3093766470222">
            <text:p>59.31</text:p>
          </table:table-cell>
          <table:table-cell table:style-name="ce6" table:formula="of:=[.C6]-ROUNDDOWN([.C6])" office:value-type="float" office:value="0.309376647022184">
            <text:p>0.31</text:p>
          </table:table-cell>
          <table:table-cell table:formula="of:=IF([.D6] &lt; [.$D$2])" office:value-type="boolean" office:boolean-value="false">
            <text:p>FALSE</text:p>
          </table:table-cell>
          <table:table-cell table:formula="of:=MOD([.C6];64)" office:value-type="float" office:value="59.3093766470222">
            <text:p>59.31</text:p>
          </table:table-cell>
          <table:table-cell/>
        </table:table-row>
        <table:table-row table:style-name="ro2">
          <table:table-cell table:style-name="ce3" table:formula="of:=[.A6]+1" office:value-type="float" office:value="6">
            <text:p>6</text:p>
          </table:table-cell>
          <table:table-cell table:style-name="ce3" table:formula="of:=[orbits.$C$3]*[.A7]" office:value-type="float" office:value="25994.766">
            <text:p>25994.766</text:p>
          </table:table-cell>
          <table:table-cell table:style-name="ce6" table:formula="of:=[.B7]/[orbits.$D$3]" office:value-type="float" office:value="71.1712519764266">
            <text:p>71.17</text:p>
          </table:table-cell>
          <table:table-cell table:style-name="ce6" table:formula="of:=[.C7]-ROUNDDOWN([.C7])" office:value-type="float" office:value="0.171251976426632">
            <text:p>0.17</text:p>
          </table:table-cell>
          <table:table-cell table:formula="of:=IF([.D7] &lt; [.$D$2])" office:value-type="boolean" office:boolean-value="false">
            <text:p>FALSE</text:p>
          </table:table-cell>
          <table:table-cell table:formula="of:=MOD([.C7];64)" office:value-type="float" office:value="7.17125197642663">
            <text:p>7.17</text:p>
          </table:table-cell>
          <table:table-cell/>
        </table:table-row>
        <table:table-row table:style-name="ro2">
          <table:table-cell table:style-name="ce3" table:formula="of:=[.A7]+1" office:value-type="float" office:value="7">
            <text:p>7</text:p>
          </table:table-cell>
          <table:table-cell table:style-name="ce3" table:formula="of:=[orbits.$C$3]*[.A8]" office:value-type="float" office:value="30327.227">
            <text:p>30327.227</text:p>
          </table:table-cell>
          <table:table-cell table:style-name="ce6" table:formula="of:=[.B8]/[orbits.$D$3]" office:value-type="float" office:value="83.0331273058311">
            <text:p>83.03</text:p>
          </table:table-cell>
          <table:table-cell table:style-name="ce6" table:formula="of:=[.C8]-ROUNDDOWN([.C8])" office:value-type="float" office:value="0.0331273058310586">
            <text:p>0.03</text:p>
          </table:table-cell>
          <table:table-cell table:formula="of:=IF([.D8] &lt; [.$D$2])" office:value-type="boolean" office:boolean-value="true">
            <text:p>TRUE</text:p>
          </table:table-cell>
          <table:table-cell table:formula="of:=MOD([.C8];64)" office:value-type="float" office:value="19.0331273058311">
            <text:p>19.03</text:p>
          </table:table-cell>
          <table:table-cell/>
        </table:table-row>
        <table:table-row table:style-name="ro2">
          <table:table-cell table:style-name="ce3" table:formula="of:=[.A8]+1" office:value-type="float" office:value="8">
            <text:p>8</text:p>
          </table:table-cell>
          <table:table-cell table:style-name="ce3" table:formula="of:=[orbits.$C$3]*[.A9]" office:value-type="float" office:value="34659.688">
            <text:p>34659.688</text:p>
          </table:table-cell>
          <table:table-cell table:style-name="ce6" table:formula="of:=[.B9]/[orbits.$D$3]" office:value-type="float" office:value="94.8950026352355">
            <text:p>94.90</text:p>
          </table:table-cell>
          <table:table-cell table:style-name="ce6" table:formula="of:=[.C9]-ROUNDDOWN([.C9])" office:value-type="float" office:value="0.8950026352355">
            <text:p>0.90</text:p>
          </table:table-cell>
          <table:table-cell table:formula="of:=IF([.D9] &lt; [.$D$2])" office:value-type="boolean" office:boolean-value="false">
            <text:p>FALSE</text:p>
          </table:table-cell>
          <table:table-cell table:formula="of:=MOD([.C9];64)" office:value-type="float" office:value="30.8950026352355">
            <text:p>30.90</text:p>
          </table:table-cell>
          <table:table-cell/>
        </table:table-row>
        <table:table-row table:style-name="ro2">
          <table:table-cell table:style-name="ce3" table:formula="of:=[.A9]+1" office:value-type="float" office:value="9">
            <text:p>9</text:p>
          </table:table-cell>
          <table:table-cell table:style-name="ce3" table:formula="of:=[orbits.$C$3]*[.A10]" office:value-type="float" office:value="38992.149">
            <text:p>38992.149</text:p>
          </table:table-cell>
          <table:table-cell table:style-name="ce6" table:formula="of:=[.B10]/[orbits.$D$3]" office:value-type="float" office:value="106.75687796464">
            <text:p>106.76</text:p>
          </table:table-cell>
          <table:table-cell table:style-name="ce6" table:formula="of:=[.C10]-ROUNDDOWN([.C10])" office:value-type="float" office:value="0.756877964639941">
            <text:p>0.76</text:p>
          </table:table-cell>
          <table:table-cell table:formula="of:=IF([.D10] &lt; [.$D$2])" office:value-type="boolean" office:boolean-value="false">
            <text:p>FALSE</text:p>
          </table:table-cell>
          <table:table-cell table:formula="of:=MOD([.C10];64)" office:value-type="float" office:value="42.7568779646399">
            <text:p>42.76</text:p>
          </table:table-cell>
          <table:table-cell/>
        </table:table-row>
        <table:table-row table:style-name="ro2">
          <table:table-cell table:style-name="ce3" table:formula="of:=[.A10]+1" office:value-type="float" office:value="10">
            <text:p>10</text:p>
          </table:table-cell>
          <table:table-cell table:style-name="ce3" table:formula="of:=[orbits.$C$3]*[.A11]" office:value-type="float" office:value="43324.61">
            <text:p>43324.61</text:p>
          </table:table-cell>
          <table:table-cell table:style-name="ce6" table:formula="of:=[.B11]/[orbits.$D$3]" office:value-type="float" office:value="118.618753294044">
            <text:p>118.62</text:p>
          </table:table-cell>
          <table:table-cell table:style-name="ce6" table:formula="of:=[.C11]-ROUNDDOWN([.C11])" office:value-type="float" office:value="0.618753294044367">
            <text:p>0.62</text:p>
          </table:table-cell>
          <table:table-cell table:formula="of:=IF([.D11] &lt; [.$D$2])" office:value-type="boolean" office:boolean-value="false">
            <text:p>FALSE</text:p>
          </table:table-cell>
          <table:table-cell table:formula="of:=MOD([.C11];64)" office:value-type="float" office:value="54.6187532940444">
            <text:p>54.62</text:p>
          </table:table-cell>
          <table:table-cell/>
        </table:table-row>
        <table:table-row table:style-name="ro2">
          <table:table-cell table:style-name="ce3" table:formula="of:=[.A11]+1" office:value-type="float" office:value="11">
            <text:p>11</text:p>
          </table:table-cell>
          <table:table-cell table:style-name="ce3" table:formula="of:=[orbits.$C$3]*[.A12]" office:value-type="float" office:value="47657.071">
            <text:p>47657.071</text:p>
          </table:table-cell>
          <table:table-cell table:style-name="ce6" table:formula="of:=[.B12]/[orbits.$D$3]" office:value-type="float" office:value="130.480628623449">
            <text:p>130.48</text:p>
          </table:table-cell>
          <table:table-cell table:style-name="ce6" table:formula="of:=[.C12]-ROUNDDOWN([.C12])" office:value-type="float" office:value="0.480628623448808">
            <text:p>0.48</text:p>
          </table:table-cell>
          <table:table-cell table:formula="of:=IF([.D12] &lt; [.$D$2])" office:value-type="boolean" office:boolean-value="false">
            <text:p>FALSE</text:p>
          </table:table-cell>
          <table:table-cell table:formula="of:=MOD([.C12];64)" office:value-type="float" office:value="2.48062862344881">
            <text:p>2.48</text:p>
          </table:table-cell>
          <table:table-cell/>
        </table:table-row>
        <table:table-row table:style-name="ro2">
          <table:table-cell table:style-name="ce3" table:formula="of:=[.A12]+1" office:value-type="float" office:value="12">
            <text:p>12</text:p>
          </table:table-cell>
          <table:table-cell table:style-name="ce3" table:formula="of:=[orbits.$C$3]*[.A13]" office:value-type="float" office:value="51989.532">
            <text:p>51989.532</text:p>
          </table:table-cell>
          <table:table-cell table:style-name="ce6" table:formula="of:=[.B13]/[orbits.$D$3]" office:value-type="float" office:value="142.342503952853">
            <text:p>142.34</text:p>
          </table:table-cell>
          <table:table-cell table:style-name="ce6" table:formula="of:=[.C13]-ROUNDDOWN([.C13])" office:value-type="float" office:value="0.342503952853264">
            <text:p>0.34</text:p>
          </table:table-cell>
          <table:table-cell table:formula="of:=IF([.D13] &lt; [.$D$2])" office:value-type="boolean" office:boolean-value="false">
            <text:p>FALSE</text:p>
          </table:table-cell>
          <table:table-cell table:formula="of:=MOD([.C13];64)" office:value-type="float" office:value="14.3425039528533">
            <text:p>14.34</text:p>
          </table:table-cell>
          <table:table-cell/>
        </table:table-row>
        <table:table-row table:style-name="ro2">
          <table:table-cell table:style-name="ce3" table:formula="of:=[.A13]+1" office:value-type="float" office:value="13">
            <text:p>13</text:p>
          </table:table-cell>
          <table:table-cell table:style-name="ce3" table:formula="of:=[orbits.$C$3]*[.A14]" office:value-type="float" office:value="56321.993">
            <text:p>56321.993</text:p>
          </table:table-cell>
          <table:table-cell table:style-name="ce6" table:formula="of:=[.B14]/[orbits.$D$3]" office:value-type="float" office:value="154.204379282258">
            <text:p>154.20</text:p>
          </table:table-cell>
          <table:table-cell table:style-name="ce6" table:formula="of:=[.C14]-ROUNDDOWN([.C14])" office:value-type="float" office:value="0.20437928225769">
            <text:p>0.20</text:p>
          </table:table-cell>
          <table:table-cell table:formula="of:=IF([.D14] &lt; [.$D$2])" office:value-type="boolean" office:boolean-value="false">
            <text:p>FALSE</text:p>
          </table:table-cell>
          <table:table-cell table:formula="of:=MOD([.C14];64)" office:value-type="float" office:value="26.2043792822577">
            <text:p>26.20</text:p>
          </table:table-cell>
          <table:table-cell/>
        </table:table-row>
        <table:table-row table:style-name="ro2">
          <table:table-cell table:style-name="ce3" table:formula="of:=[.A14]+1" office:value-type="float" office:value="14">
            <text:p>14</text:p>
          </table:table-cell>
          <table:table-cell table:style-name="ce3" table:formula="of:=[orbits.$C$3]*[.A15]" office:value-type="float" office:value="60654.454">
            <text:p>60654.454</text:p>
          </table:table-cell>
          <table:table-cell table:style-name="ce6" table:formula="of:=[.B15]/[orbits.$D$3]" office:value-type="float" office:value="166.066254611662">
            <text:p>166.07</text:p>
          </table:table-cell>
          <table:table-cell table:style-name="ce6" table:formula="of:=[.C15]-ROUNDDOWN([.C15])" office:value-type="float" office:value="0.0662546116621172">
            <text:p>0.07</text:p>
          </table:table-cell>
          <table:table-cell table:formula="of:=IF([.D15] &lt; [.$D$2])" office:value-type="boolean" office:boolean-value="true">
            <text:p>TRUE</text:p>
          </table:table-cell>
          <table:table-cell table:formula="of:=MOD([.C15];64)" office:value-type="float" office:value="38.0662546116621">
            <text:p>38.07</text:p>
          </table:table-cell>
          <table:table-cell/>
        </table:table-row>
        <table:table-row table:style-name="ro2">
          <table:table-cell table:style-name="ce3" table:formula="of:=[.A15]+1" office:value-type="float" office:value="15">
            <text:p>15</text:p>
          </table:table-cell>
          <table:table-cell table:style-name="ce3" table:formula="of:=[orbits.$C$3]*[.A16]" office:value-type="float" office:value="64986.915">
            <text:p>64986.915</text:p>
          </table:table-cell>
          <table:table-cell table:style-name="ce6" table:formula="of:=[.B16]/[orbits.$D$3]" office:value-type="float" office:value="177.928129941067">
            <text:p>177.93</text:p>
          </table:table-cell>
          <table:table-cell table:style-name="ce6" table:formula="of:=[.C16]-ROUNDDOWN([.C16])" office:value-type="float" office:value="0.928129941066544">
            <text:p>0.93</text:p>
          </table:table-cell>
          <table:table-cell table:formula="of:=IF([.D16] &lt; [.$D$2])" office:value-type="boolean" office:boolean-value="false">
            <text:p>FALSE</text:p>
          </table:table-cell>
          <table:table-cell table:formula="of:=MOD([.C16];64)" office:value-type="float" office:value="49.9281299410665">
            <text:p>49.93</text:p>
          </table:table-cell>
          <table:table-cell/>
        </table:table-row>
        <table:table-row table:style-name="ro2">
          <table:table-cell table:style-name="ce3" table:formula="of:=[.A16]+1" office:value-type="float" office:value="16">
            <text:p>16</text:p>
          </table:table-cell>
          <table:table-cell table:style-name="ce3" table:formula="of:=[orbits.$C$3]*[.A17]" office:value-type="float" office:value="69319.376">
            <text:p>69319.376</text:p>
          </table:table-cell>
          <table:table-cell table:style-name="ce6" table:formula="of:=[.B17]/[orbits.$D$3]" office:value-type="float" office:value="189.790005270471">
            <text:p>189.79</text:p>
          </table:table-cell>
          <table:table-cell table:style-name="ce6" table:formula="of:=[.C17]-ROUNDDOWN([.C17])" office:value-type="float" office:value="0.790005270470999">
            <text:p>0.79</text:p>
          </table:table-cell>
          <table:table-cell table:formula="of:=IF([.D17] &lt; [.$D$2])" office:value-type="boolean" office:boolean-value="false">
            <text:p>FALSE</text:p>
          </table:table-cell>
          <table:table-cell table:formula="of:=MOD([.C17];64)" office:value-type="float" office:value="61.790005270471">
            <text:p>61.79</text:p>
          </table:table-cell>
          <table:table-cell/>
        </table:table-row>
        <table:table-row table:style-name="ro2">
          <table:table-cell table:style-name="ce3" table:formula="of:=[.A17]+1" office:value-type="float" office:value="17">
            <text:p>17</text:p>
          </table:table-cell>
          <table:table-cell table:style-name="ce3" table:formula="of:=[orbits.$C$3]*[.A18]" office:value-type="float" office:value="73651.837">
            <text:p>73651.837</text:p>
          </table:table-cell>
          <table:table-cell table:style-name="ce6" table:formula="of:=[.B18]/[orbits.$D$3]" office:value-type="float" office:value="201.651880599875">
            <text:p>201.65</text:p>
          </table:table-cell>
          <table:table-cell table:style-name="ce6" table:formula="of:=[.C18]-ROUNDDOWN([.C18])" office:value-type="float" office:value="0.651880599875426">
            <text:p>0.65</text:p>
          </table:table-cell>
          <table:table-cell table:formula="of:=IF([.D18] &lt; [.$D$2])" office:value-type="boolean" office:boolean-value="false">
            <text:p>FALSE</text:p>
          </table:table-cell>
          <table:table-cell table:formula="of:=MOD([.C18];64)" office:value-type="float" office:value="9.65188059987543">
            <text:p>9.65</text:p>
          </table:table-cell>
          <table:table-cell/>
        </table:table-row>
        <table:table-row table:style-name="ro2">
          <table:table-cell table:style-name="ce3" table:formula="of:=[.A18]+1" office:value-type="float" office:value="18">
            <text:p>18</text:p>
          </table:table-cell>
          <table:table-cell table:style-name="ce3" table:formula="of:=[orbits.$C$3]*[.A19]" office:value-type="float" office:value="77984.298">
            <text:p>77984.298</text:p>
          </table:table-cell>
          <table:table-cell table:style-name="ce6" table:formula="of:=[.B19]/[orbits.$D$3]" office:value-type="float" office:value="213.51375592928">
            <text:p>213.51</text:p>
          </table:table-cell>
          <table:table-cell table:style-name="ce6" table:formula="of:=[.C19]-ROUNDDOWN([.C19])" office:value-type="float" office:value="0.513755929279881">
            <text:p>0.51</text:p>
          </table:table-cell>
          <table:table-cell table:formula="of:=IF([.D19] &lt; [.$D$2])" office:value-type="boolean" office:boolean-value="false">
            <text:p>FALSE</text:p>
          </table:table-cell>
          <table:table-cell table:formula="of:=MOD([.C19];64)" office:value-type="float" office:value="21.5137559292799">
            <text:p>21.51</text:p>
          </table:table-cell>
          <table:table-cell/>
        </table:table-row>
        <table:table-row table:style-name="ro2">
          <table:table-cell table:style-name="ce3" table:formula="of:=[.A19]+1" office:value-type="float" office:value="19">
            <text:p>19</text:p>
          </table:table-cell>
          <table:table-cell table:style-name="ce3" table:formula="of:=[orbits.$C$3]*[.A20]" office:value-type="float" office:value="82316.759">
            <text:p>82316.759</text:p>
          </table:table-cell>
          <table:table-cell table:style-name="ce6" table:formula="of:=[.B20]/[orbits.$D$3]" office:value-type="float" office:value="225.375631258684">
            <text:p>225.38</text:p>
          </table:table-cell>
          <table:table-cell table:style-name="ce6" table:formula="of:=[.C20]-ROUNDDOWN([.C20])" office:value-type="float" office:value="0.375631258684308">
            <text:p>0.38</text:p>
          </table:table-cell>
          <table:table-cell table:formula="of:=IF([.D20] &lt; [.$D$2])" office:value-type="boolean" office:boolean-value="false">
            <text:p>FALSE</text:p>
          </table:table-cell>
          <table:table-cell table:formula="of:=MOD([.C20];64)" office:value-type="float" office:value="33.3756312586843">
            <text:p>33.38</text:p>
          </table:table-cell>
          <table:table-cell/>
        </table:table-row>
        <table:table-row table:style-name="ro2">
          <table:table-cell table:style-name="ce3" table:formula="of:=[.A20]+1" office:value-type="float" office:value="20">
            <text:p>20</text:p>
          </table:table-cell>
          <table:table-cell table:style-name="ce3" table:formula="of:=[orbits.$C$3]*[.A21]" office:value-type="float" office:value="86649.22">
            <text:p>86649.22</text:p>
          </table:table-cell>
          <table:table-cell table:style-name="ce6" table:formula="of:=[.B21]/[orbits.$D$3]" office:value-type="float" office:value="237.237506588089">
            <text:p>237.24</text:p>
          </table:table-cell>
          <table:table-cell table:style-name="ce6" table:formula="of:=[.C21]-ROUNDDOWN([.C21])" office:value-type="float" office:value="0.237506588088735">
            <text:p>0.24</text:p>
          </table:table-cell>
          <table:table-cell table:formula="of:=IF([.D21] &lt; [.$D$2])" office:value-type="boolean" office:boolean-value="false">
            <text:p>FALSE</text:p>
          </table:table-cell>
          <table:table-cell table:formula="of:=MOD([.C21];64)" office:value-type="float" office:value="45.2375065880887">
            <text:p>45.24</text:p>
          </table:table-cell>
          <table:table-cell/>
        </table:table-row>
        <table:table-row table:style-name="ro2">
          <table:table-cell table:style-name="ce3" table:formula="of:=[.A21]+1" office:value-type="float" office:value="21">
            <text:p>21</text:p>
          </table:table-cell>
          <table:table-cell table:style-name="ce3" table:formula="of:=[orbits.$C$3]*[.A22]" office:value-type="float" office:value="90981.681">
            <text:p>90981.681</text:p>
          </table:table-cell>
          <table:table-cell table:style-name="ce6" table:formula="of:=[.B22]/[orbits.$D$3]" office:value-type="float" office:value="249.099381917493">
            <text:p>249.10</text:p>
          </table:table-cell>
          <table:table-cell table:style-name="ce6" table:formula="of:=[.C22]-ROUNDDOWN([.C22])" office:value-type="float" office:value="0.09938191749319">
            <text:p>0.10</text:p>
          </table:table-cell>
          <table:table-cell table:formula="of:=IF([.D22] &lt; [.$D$2])" office:value-type="boolean" office:boolean-value="true">
            <text:p>TRUE</text:p>
          </table:table-cell>
          <table:table-cell table:formula="of:=MOD([.C22];64)" office:value-type="float" office:value="57.0993819174932">
            <text:p>57.10</text:p>
          </table:table-cell>
          <table:table-cell/>
        </table:table-row>
        <table:table-row table:style-name="ro2">
          <table:table-cell table:style-name="ce3" table:formula="of:=[.A22]+1" office:value-type="float" office:value="22">
            <text:p>22</text:p>
          </table:table-cell>
          <table:table-cell table:style-name="ce3" table:formula="of:=[orbits.$C$3]*[.A23]" office:value-type="float" office:value="95314.142">
            <text:p>95314.142</text:p>
          </table:table-cell>
          <table:table-cell table:style-name="ce6" table:formula="of:=[.B23]/[orbits.$D$3]" office:value-type="float" office:value="260.961257246898">
            <text:p>260.96</text:p>
          </table:table-cell>
          <table:table-cell table:style-name="ce6" table:formula="of:=[.C23]-ROUNDDOWN([.C23])" office:value-type="float" office:value="0.961257246897617">
            <text:p>0.96</text:p>
          </table:table-cell>
          <table:table-cell table:formula="of:=IF([.D23] &lt; [.$D$2])" office:value-type="boolean" office:boolean-value="false">
            <text:p>FALSE</text:p>
          </table:table-cell>
          <table:table-cell table:formula="of:=MOD([.C23];64)" office:value-type="float" office:value="4.96125724689762">
            <text:p>4.96</text:p>
          </table:table-cell>
          <table:table-cell/>
        </table:table-row>
        <table:table-row table:style-name="ro2">
          <table:table-cell table:style-name="ce3" table:formula="of:=[.A23]+1" office:value-type="float" office:value="23">
            <text:p>23</text:p>
          </table:table-cell>
          <table:table-cell table:style-name="ce3" table:formula="of:=[orbits.$C$3]*[.A24]" office:value-type="float" office:value="99646.603">
            <text:p>99646.603</text:p>
          </table:table-cell>
          <table:table-cell table:style-name="ce6" table:formula="of:=[.B24]/[orbits.$D$3]" office:value-type="float" office:value="272.823132576302">
            <text:p>272.82</text:p>
          </table:table-cell>
          <table:table-cell table:style-name="ce6" table:formula="of:=[.C24]-ROUNDDOWN([.C24])" office:value-type="float" office:value="0.823132576302044">
            <text:p>0.82</text:p>
          </table:table-cell>
          <table:table-cell table:formula="of:=IF([.D24] &lt; [.$D$2])" office:value-type="boolean" office:boolean-value="false">
            <text:p>FALSE</text:p>
          </table:table-cell>
          <table:table-cell table:formula="of:=MOD([.C24];64)" office:value-type="float" office:value="16.823132576302">
            <text:p>16.82</text:p>
          </table:table-cell>
          <table:table-cell/>
        </table:table-row>
        <table:table-row table:style-name="ro2">
          <table:table-cell table:style-name="ce3" table:formula="of:=[.A24]+1" office:value-type="float" office:value="24">
            <text:p>24</text:p>
          </table:table-cell>
          <table:table-cell table:style-name="ce3" table:formula="of:=[orbits.$C$3]*[.A25]" office:value-type="float" office:value="103979.064">
            <text:p>103979.064</text:p>
          </table:table-cell>
          <table:table-cell table:style-name="ce6" table:formula="of:=[.B25]/[orbits.$D$3]" office:value-type="float" office:value="284.685007905707">
            <text:p>284.69</text:p>
          </table:table-cell>
          <table:table-cell table:style-name="ce6" table:formula="of:=[.C25]-ROUNDDOWN([.C25])" office:value-type="float" office:value="0.685007905706527">
            <text:p>0.69</text:p>
          </table:table-cell>
          <table:table-cell table:formula="of:=IF([.D25] &lt; [.$D$2])" office:value-type="boolean" office:boolean-value="false">
            <text:p>FALSE</text:p>
          </table:table-cell>
          <table:table-cell table:formula="of:=MOD([.C25];64)" office:value-type="float" office:value="28.6850079057065">
            <text:p>28.69</text:p>
          </table:table-cell>
          <table:table-cell/>
        </table:table-row>
        <table:table-row table:style-name="ro2">
          <table:table-cell table:style-name="ce3" table:formula="of:=[.A25]+1" office:value-type="float" office:value="25">
            <text:p>25</text:p>
          </table:table-cell>
          <table:table-cell table:style-name="ce3" table:formula="of:=[orbits.$C$3]*[.A26]" office:value-type="float" office:value="108311.525">
            <text:p>108311.525</text:p>
          </table:table-cell>
          <table:table-cell table:style-name="ce6" table:formula="of:=[.B26]/[orbits.$D$3]" office:value-type="float" office:value="296.546883235111">
            <text:p>296.55</text:p>
          </table:table-cell>
          <table:table-cell table:style-name="ce6" table:formula="of:=[.C26]-ROUNDDOWN([.C26])" office:value-type="float" office:value="0.546883235110954">
            <text:p>0.55</text:p>
          </table:table-cell>
          <table:table-cell table:formula="of:=IF([.D26] &lt; [.$D$2])" office:value-type="boolean" office:boolean-value="false">
            <text:p>FALSE</text:p>
          </table:table-cell>
          <table:table-cell table:formula="of:=MOD([.C26];64)" office:value-type="float" office:value="40.546883235111">
            <text:p>40.55</text:p>
          </table:table-cell>
          <table:table-cell/>
        </table:table-row>
        <table:table-row table:style-name="ro2">
          <table:table-cell table:style-name="ce3" table:formula="of:=[.A26]+1" office:value-type="float" office:value="26">
            <text:p>26</text:p>
          </table:table-cell>
          <table:table-cell table:style-name="ce3" table:formula="of:=[orbits.$C$3]*[.A27]" office:value-type="float" office:value="112643.986">
            <text:p>112643.986</text:p>
          </table:table-cell>
          <table:table-cell table:style-name="ce6" table:formula="of:=[.B27]/[orbits.$D$3]" office:value-type="float" office:value="308.408758564515">
            <text:p>308.41</text:p>
          </table:table-cell>
          <table:table-cell table:style-name="ce6" table:formula="of:=[.C27]-ROUNDDOWN([.C27])" office:value-type="float" office:value="0.408758564515381">
            <text:p>0.41</text:p>
          </table:table-cell>
          <table:table-cell table:formula="of:=IF([.D27] &lt; [.$D$2])" office:value-type="boolean" office:boolean-value="false">
            <text:p>FALSE</text:p>
          </table:table-cell>
          <table:table-cell table:formula="of:=MOD([.C27];64)" office:value-type="float" office:value="52.4087585645154">
            <text:p>52.41</text:p>
          </table:table-cell>
          <table:table-cell/>
        </table:table-row>
        <table:table-row table:style-name="ro2">
          <table:table-cell table:style-name="ce3" table:formula="of:=[.A27]+1" office:value-type="float" office:value="27">
            <text:p>27</text:p>
          </table:table-cell>
          <table:table-cell table:style-name="ce3" table:formula="of:=[orbits.$C$3]*[.A28]" office:value-type="float" office:value="116976.447">
            <text:p>116976.447</text:p>
          </table:table-cell>
          <table:table-cell table:style-name="ce6" table:formula="of:=[.B28]/[orbits.$D$3]" office:value-type="float" office:value="320.27063389392">
            <text:p>320.27</text:p>
          </table:table-cell>
          <table:table-cell table:style-name="ce6" table:formula="of:=[.C28]-ROUNDDOWN([.C28])" office:value-type="float" office:value="0.270633893919808">
            <text:p>0.27</text:p>
          </table:table-cell>
          <table:table-cell table:formula="of:=IF([.D28] &lt; [.$D$2])" office:value-type="boolean" office:boolean-value="false">
            <text:p>FALSE</text:p>
          </table:table-cell>
          <table:table-cell table:formula="of:=MOD([.C28];64)" office:value-type="float" office:value="0.270633893919808">
            <text:p>0.27</text:p>
          </table:table-cell>
          <table:table-cell/>
        </table:table-row>
        <table:table-row table:style-name="ro2">
          <table:table-cell table:style-name="ce3" table:formula="of:=[.A28]+1" office:value-type="float" office:value="28">
            <text:p>28</text:p>
          </table:table-cell>
          <table:table-cell table:style-name="ce3" table:formula="of:=[orbits.$C$3]*[.A29]" office:value-type="float" office:value="121308.908">
            <text:p>121308.908</text:p>
          </table:table-cell>
          <table:table-cell table:style-name="ce6" table:formula="of:=[.B29]/[orbits.$D$3]" office:value-type="float" office:value="332.132509223324">
            <text:p>332.13</text:p>
          </table:table-cell>
          <table:table-cell table:style-name="ce6" table:formula="of:=[.C29]-ROUNDDOWN([.C29])" office:value-type="float" office:value="0.132509223324234">
            <text:p>0.13</text:p>
          </table:table-cell>
          <table:table-cell table:formula="of:=IF([.D29] &lt; [.$D$2])" office:value-type="boolean" office:boolean-value="false">
            <text:p>FALSE</text:p>
          </table:table-cell>
          <table:table-cell table:formula="of:=MOD([.C29];64)" office:value-type="float" office:value="12.1325092233242">
            <text:p>12.13</text:p>
          </table:table-cell>
          <table:table-cell/>
        </table:table-row>
        <table:table-row table:style-name="ro2">
          <table:table-cell table:style-name="ce3" table:formula="of:=[.A29]+1" office:value-type="float" office:value="29">
            <text:p>29</text:p>
          </table:table-cell>
          <table:table-cell table:style-name="ce3" table:formula="of:=[orbits.$C$3]*[.A30]" office:value-type="float" office:value="125641.369">
            <text:p>125641.369</text:p>
          </table:table-cell>
          <table:table-cell table:style-name="ce6" table:formula="of:=[.B30]/[orbits.$D$3]" office:value-type="float" office:value="343.994384552729">
            <text:p>343.99</text:p>
          </table:table-cell>
          <table:table-cell table:style-name="ce6" table:formula="of:=[.C30]-ROUNDDOWN([.C30])" office:value-type="float" office:value="0.994384552728661">
            <text:p>0.99</text:p>
          </table:table-cell>
          <table:table-cell table:formula="of:=IF([.D30] &lt; [.$D$2])" office:value-type="boolean" office:boolean-value="false">
            <text:p>FALSE</text:p>
          </table:table-cell>
          <table:table-cell table:formula="of:=MOD([.C30];64)" office:value-type="float" office:value="23.9943845527287">
            <text:p>23.99</text:p>
          </table:table-cell>
          <table:table-cell/>
        </table:table-row>
        <table:table-row table:style-name="ro2">
          <table:table-cell table:style-name="ce3" table:formula="of:=[.A30]+1" office:value-type="float" office:value="30">
            <text:p>30</text:p>
          </table:table-cell>
          <table:table-cell table:style-name="ce3" table:formula="of:=[orbits.$C$3]*[.A31]" office:value-type="float" office:value="129973.83">
            <text:p>129973.83</text:p>
          </table:table-cell>
          <table:table-cell table:style-name="ce6" table:formula="of:=[.B31]/[orbits.$D$3]" office:value-type="float" office:value="355.856259882133">
            <text:p>355.86</text:p>
          </table:table-cell>
          <table:table-cell table:style-name="ce6" table:formula="of:=[.C31]-ROUNDDOWN([.C31])" office:value-type="float" office:value="0.856259882133088">
            <text:p>0.86</text:p>
          </table:table-cell>
          <table:table-cell table:formula="of:=IF([.D31] &lt; [.$D$2])" office:value-type="boolean" office:boolean-value="false">
            <text:p>FALSE</text:p>
          </table:table-cell>
          <table:table-cell table:formula="of:=MOD([.C31];64)" office:value-type="float" office:value="35.8562598821331">
            <text:p>35.86</text:p>
          </table:table-cell>
          <table:table-cell/>
        </table:table-row>
        <table:table-row table:style-name="ro2">
          <table:table-cell table:style-name="ce3" table:formula="of:=[.A31]+1" office:value-type="float" office:value="31">
            <text:p>31</text:p>
          </table:table-cell>
          <table:table-cell table:style-name="ce3" table:formula="of:=[orbits.$C$3]*[.A32]" office:value-type="float" office:value="134306.291">
            <text:p>134306.291</text:p>
          </table:table-cell>
          <table:table-cell table:style-name="ce6" table:formula="of:=[.B32]/[orbits.$D$3]" office:value-type="float" office:value="367.718135211537">
            <text:p>367.72</text:p>
          </table:table-cell>
          <table:table-cell table:style-name="ce6" table:formula="of:=[.C32]-ROUNDDOWN([.C32])" office:value-type="float" office:value="0.718135211537515">
            <text:p>0.72</text:p>
          </table:table-cell>
          <table:table-cell table:formula="of:=IF([.D32] &lt; [.$D$2])" office:value-type="boolean" office:boolean-value="false">
            <text:p>FALSE</text:p>
          </table:table-cell>
          <table:table-cell table:formula="of:=MOD([.C32];64)" office:value-type="float" office:value="47.7181352115375">
            <text:p>47.72</text:p>
          </table:table-cell>
          <table:table-cell/>
        </table:table-row>
        <table:table-row table:style-name="ro2">
          <table:table-cell table:style-name="ce3" table:formula="of:=[.A32]+1" office:value-type="float" office:value="32">
            <text:p>32</text:p>
          </table:table-cell>
          <table:table-cell table:style-name="ce3" table:formula="of:=[orbits.$C$3]*[.A33]" office:value-type="float" office:value="138638.752">
            <text:p>138638.752</text:p>
          </table:table-cell>
          <table:table-cell table:style-name="ce6" table:formula="of:=[.B33]/[orbits.$D$3]" office:value-type="float" office:value="379.580010540942">
            <text:p>379.58</text:p>
          </table:table-cell>
          <table:table-cell table:style-name="ce6" table:formula="of:=[.C33]-ROUNDDOWN([.C33])" office:value-type="float" office:value="0.580010540941998">
            <text:p>0.58</text:p>
          </table:table-cell>
          <table:table-cell table:formula="of:=IF([.D33] &lt; [.$D$2])" office:value-type="boolean" office:boolean-value="false">
            <text:p>FALSE</text:p>
          </table:table-cell>
          <table:table-cell table:formula="of:=MOD([.C33];64)" office:value-type="float" office:value="59.580010540942">
            <text:p>59.58</text:p>
          </table:table-cell>
          <table:table-cell/>
        </table:table-row>
        <table:table-row table:style-name="ro2">
          <table:table-cell table:style-name="ce3" table:formula="of:=[.A33]+1" office:value-type="float" office:value="33">
            <text:p>33</text:p>
          </table:table-cell>
          <table:table-cell table:style-name="ce3" table:formula="of:=[orbits.$C$3]*[.A34]" office:value-type="float" office:value="142971.213">
            <text:p>142971.213</text:p>
          </table:table-cell>
          <table:table-cell table:style-name="ce6" table:formula="of:=[.B34]/[orbits.$D$3]" office:value-type="float" office:value="391.441885870346">
            <text:p>391.44</text:p>
          </table:table-cell>
          <table:table-cell table:style-name="ce6" table:formula="of:=[.C34]-ROUNDDOWN([.C34])" office:value-type="float" office:value="0.441885870346482">
            <text:p>0.44</text:p>
          </table:table-cell>
          <table:table-cell table:formula="of:=IF([.D34] &lt; [.$D$2])" office:value-type="boolean" office:boolean-value="false">
            <text:p>FALSE</text:p>
          </table:table-cell>
          <table:table-cell table:formula="of:=MOD([.C34];64)" office:value-type="float" office:value="7.44188587034648">
            <text:p>7.44</text:p>
          </table:table-cell>
          <table:table-cell/>
        </table:table-row>
        <table:table-row table:style-name="ro2">
          <table:table-cell table:style-name="ce3" table:formula="of:=[.A34]+1" office:value-type="float" office:value="34">
            <text:p>34</text:p>
          </table:table-cell>
          <table:table-cell table:style-name="ce3" table:formula="of:=[orbits.$C$3]*[.A35]" office:value-type="float" office:value="147303.674">
            <text:p>147303.674</text:p>
          </table:table-cell>
          <table:table-cell table:style-name="ce6" table:formula="of:=[.B35]/[orbits.$D$3]" office:value-type="float" office:value="403.303761199751">
            <text:p>403.30</text:p>
          </table:table-cell>
          <table:table-cell table:style-name="ce6" table:formula="of:=[.C35]-ROUNDDOWN([.C35])" office:value-type="float" office:value="0.303761199750852">
            <text:p>0.30</text:p>
          </table:table-cell>
          <table:table-cell table:formula="of:=IF([.D35] &lt; [.$D$2])" office:value-type="boolean" office:boolean-value="false">
            <text:p>FALSE</text:p>
          </table:table-cell>
          <table:table-cell table:formula="of:=MOD([.C35];64)" office:value-type="float" office:value="19.3037611997509">
            <text:p>19.30</text:p>
          </table:table-cell>
          <table:table-cell/>
        </table:table-row>
        <table:table-row table:style-name="ro2">
          <table:table-cell table:style-name="ce3" table:formula="of:=[.A35]+1" office:value-type="float" office:value="35">
            <text:p>35</text:p>
          </table:table-cell>
          <table:table-cell table:style-name="ce3" table:formula="of:=[orbits.$C$3]*[.A36]" office:value-type="float" office:value="151636.135">
            <text:p>151636.135</text:p>
          </table:table-cell>
          <table:table-cell table:style-name="ce6" table:formula="of:=[.B36]/[orbits.$D$3]" office:value-type="float" office:value="415.165636529155">
            <text:p>415.17</text:p>
          </table:table-cell>
          <table:table-cell table:style-name="ce6" table:formula="of:=[.C36]-ROUNDDOWN([.C36])" office:value-type="float" office:value="0.165636529155279">
            <text:p>0.17</text:p>
          </table:table-cell>
          <table:table-cell table:formula="of:=IF([.D36] &lt; [.$D$2])" office:value-type="boolean" office:boolean-value="false">
            <text:p>FALSE</text:p>
          </table:table-cell>
          <table:table-cell table:formula="of:=MOD([.C36];64)" office:value-type="float" office:value="31.1656365291553">
            <text:p>31.17</text:p>
          </table:table-cell>
          <table:table-cell/>
        </table:table-row>
        <table:table-row table:style-name="ro2">
          <table:table-cell table:style-name="ce3" table:formula="of:=[.A36]+1" office:value-type="float" office:value="36">
            <text:p>36</text:p>
          </table:table-cell>
          <table:table-cell table:style-name="ce3" table:formula="of:=[orbits.$C$3]*[.A37]" office:value-type="float" office:value="155968.596">
            <text:p>155968.596</text:p>
          </table:table-cell>
          <table:table-cell table:style-name="ce6" table:formula="of:=[.B37]/[orbits.$D$3]" office:value-type="float" office:value="427.02751185856">
            <text:p>427.03</text:p>
          </table:table-cell>
          <table:table-cell table:style-name="ce6" table:formula="of:=[.C37]-ROUNDDOWN([.C37])" office:value-type="float" office:value="0.0275118585597625">
            <text:p>0.03</text:p>
          </table:table-cell>
          <table:table-cell table:formula="of:=IF([.D37] &lt; [.$D$2])" office:value-type="boolean" office:boolean-value="true">
            <text:p>TRUE</text:p>
          </table:table-cell>
          <table:table-cell table:formula="of:=MOD([.C37];64)" office:value-type="float" office:value="43.0275118585598">
            <text:p>43.03</text:p>
          </table:table-cell>
          <table:table-cell/>
        </table:table-row>
        <table:table-row table:style-name="ro2">
          <table:table-cell table:style-name="ce3" table:formula="of:=[.A37]+1" office:value-type="float" office:value="37">
            <text:p>37</text:p>
          </table:table-cell>
          <table:table-cell table:style-name="ce3" table:formula="of:=[orbits.$C$3]*[.A38]" office:value-type="float" office:value="160301.057">
            <text:p>160301.057</text:p>
          </table:table-cell>
          <table:table-cell table:style-name="ce6" table:formula="of:=[.B38]/[orbits.$D$3]" office:value-type="float" office:value="438.889387187964">
            <text:p>438.89</text:p>
          </table:table-cell>
          <table:table-cell table:style-name="ce6" table:formula="of:=[.C38]-ROUNDDOWN([.C38])" office:value-type="float" office:value="0.889387187964132">
            <text:p>0.89</text:p>
          </table:table-cell>
          <table:table-cell table:formula="of:=IF([.D38] &lt; [.$D$2])" office:value-type="boolean" office:boolean-value="false">
            <text:p>FALSE</text:p>
          </table:table-cell>
          <table:table-cell table:formula="of:=MOD([.C38];64)" office:value-type="float" office:value="54.8893871879641">
            <text:p>54.89</text:p>
          </table:table-cell>
          <table:table-cell/>
        </table:table-row>
        <table:table-row table:style-name="ro2">
          <table:table-cell table:style-name="ce3" table:formula="of:=[.A38]+1" office:value-type="float" office:value="38">
            <text:p>38</text:p>
          </table:table-cell>
          <table:table-cell table:style-name="ce3" table:formula="of:=[orbits.$C$3]*[.A39]" office:value-type="float" office:value="164633.518">
            <text:p>164633.518</text:p>
          </table:table-cell>
          <table:table-cell table:style-name="ce6" table:formula="of:=[.B39]/[orbits.$D$3]" office:value-type="float" office:value="450.751262517369">
            <text:p>450.75</text:p>
          </table:table-cell>
          <table:table-cell table:style-name="ce6" table:formula="of:=[.C39]-ROUNDDOWN([.C39])" office:value-type="float" office:value="0.751262517368616">
            <text:p>0.75</text:p>
          </table:table-cell>
          <table:table-cell table:formula="of:=IF([.D39] &lt; [.$D$2])" office:value-type="boolean" office:boolean-value="false">
            <text:p>FALSE</text:p>
          </table:table-cell>
          <table:table-cell table:formula="of:=MOD([.C39];64)" office:value-type="float" office:value="2.75126251736862">
            <text:p>2.75</text:p>
          </table:table-cell>
          <table:table-cell/>
        </table:table-row>
        <table:table-row table:style-name="ro2">
          <table:table-cell table:style-name="ce3" table:formula="of:=[.A39]+1" office:value-type="float" office:value="39">
            <text:p>39</text:p>
          </table:table-cell>
          <table:table-cell table:style-name="ce3" table:formula="of:=[orbits.$C$3]*[.A40]" office:value-type="float" office:value="168965.979">
            <text:p>168965.979</text:p>
          </table:table-cell>
          <table:table-cell table:style-name="ce6" table:formula="of:=[.B40]/[orbits.$D$3]" office:value-type="float" office:value="462.613137846773">
            <text:p>462.61</text:p>
          </table:table-cell>
          <table:table-cell table:style-name="ce6" table:formula="of:=[.C40]-ROUNDDOWN([.C40])" office:value-type="float" office:value="0.6131378467731">
            <text:p>0.61</text:p>
          </table:table-cell>
          <table:table-cell table:formula="of:=IF([.D40] &lt; [.$D$2])" office:value-type="boolean" office:boolean-value="false">
            <text:p>FALSE</text:p>
          </table:table-cell>
          <table:table-cell table:formula="of:=MOD([.C40];64)" office:value-type="float" office:value="14.6131378467731">
            <text:p>14.61</text:p>
          </table:table-cell>
          <table:table-cell/>
        </table:table-row>
        <table:table-row table:style-name="ro2">
          <table:table-cell table:style-name="ce3" table:formula="of:=[.A40]+1" office:value-type="float" office:value="40">
            <text:p>40</text:p>
          </table:table-cell>
          <table:table-cell table:style-name="ce3" table:formula="of:=[orbits.$C$3]*[.A41]" office:value-type="float" office:value="173298.44">
            <text:p>173298.44</text:p>
          </table:table-cell>
          <table:table-cell table:style-name="ce6" table:formula="of:=[.B41]/[orbits.$D$3]" office:value-type="float" office:value="474.475013176177">
            <text:p>474.48</text:p>
          </table:table-cell>
          <table:table-cell table:style-name="ce6" table:formula="of:=[.C41]-ROUNDDOWN([.C41])" office:value-type="float" office:value="0.47501317617747">
            <text:p>0.48</text:p>
          </table:table-cell>
          <table:table-cell table:formula="of:=IF([.D41] &lt; [.$D$2])" office:value-type="boolean" office:boolean-value="false">
            <text:p>FALSE</text:p>
          </table:table-cell>
          <table:table-cell table:formula="of:=MOD([.C41];64)" office:value-type="float" office:value="26.4750131761775">
            <text:p>26.48</text:p>
          </table:table-cell>
          <table:table-cell/>
        </table:table-row>
        <table:table-row table:style-name="ro2">
          <table:table-cell table:style-name="ce3" table:formula="of:=[.A41]+1" office:value-type="float" office:value="41">
            <text:p>41</text:p>
          </table:table-cell>
          <table:table-cell table:style-name="ce3" table:formula="of:=[orbits.$C$3]*[.A42]" office:value-type="float" office:value="177630.901">
            <text:p>177630.901</text:p>
          </table:table-cell>
          <table:table-cell table:style-name="ce6" table:formula="of:=[.B42]/[orbits.$D$3]" office:value-type="float" office:value="486.336888505582">
            <text:p>486.34</text:p>
          </table:table-cell>
          <table:table-cell table:style-name="ce6" table:formula="of:=[.C42]-ROUNDDOWN([.C42])" office:value-type="float" office:value="0.336888505581953">
            <text:p>0.34</text:p>
          </table:table-cell>
          <table:table-cell table:formula="of:=IF([.D42] &lt; [.$D$2])" office:value-type="boolean" office:boolean-value="false">
            <text:p>FALSE</text:p>
          </table:table-cell>
          <table:table-cell table:formula="of:=MOD([.C42];64)" office:value-type="float" office:value="38.336888505582">
            <text:p>38.34</text:p>
          </table:table-cell>
          <table:table-cell/>
        </table:table-row>
        <table:table-row table:style-name="ro2">
          <table:table-cell table:style-name="ce3" table:formula="of:=[.A42]+1" office:value-type="float" office:value="42">
            <text:p>42</text:p>
          </table:table-cell>
          <table:table-cell table:style-name="ce3" table:formula="of:=[orbits.$C$3]*[.A43]" office:value-type="float" office:value="181963.362">
            <text:p>181963.362</text:p>
          </table:table-cell>
          <table:table-cell table:style-name="ce6" table:formula="of:=[.B43]/[orbits.$D$3]" office:value-type="float" office:value="498.198763834986">
            <text:p>498.20</text:p>
          </table:table-cell>
          <table:table-cell table:style-name="ce6" table:formula="of:=[.C43]-ROUNDDOWN([.C43])" office:value-type="float" office:value="0.19876383498638">
            <text:p>0.20</text:p>
          </table:table-cell>
          <table:table-cell table:formula="of:=IF([.D43] &lt; [.$D$2])" office:value-type="boolean" office:boolean-value="false">
            <text:p>FALSE</text:p>
          </table:table-cell>
          <table:table-cell table:formula="of:=MOD([.C43];64)" office:value-type="float" office:value="50.1987638349864">
            <text:p>50.20</text:p>
          </table:table-cell>
          <table:table-cell/>
        </table:table-row>
        <table:table-row table:style-name="ro2">
          <table:table-cell table:style-name="ce3" table:formula="of:=[.A43]+1" office:value-type="float" office:value="43">
            <text:p>43</text:p>
          </table:table-cell>
          <table:table-cell table:style-name="ce3" table:formula="of:=[orbits.$C$3]*[.A44]" office:value-type="float" office:value="186295.823">
            <text:p>186295.823</text:p>
          </table:table-cell>
          <table:table-cell table:style-name="ce6" table:formula="of:=[.B44]/[orbits.$D$3]" office:value-type="float" office:value="510.060639164391">
            <text:p>510.06</text:p>
          </table:table-cell>
          <table:table-cell table:style-name="ce6" table:formula="of:=[.C44]-ROUNDDOWN([.C44])" office:value-type="float" office:value="0.0606391643908069">
            <text:p>0.06</text:p>
          </table:table-cell>
          <table:table-cell table:formula="of:=IF([.D44] &lt; [.$D$2])" office:value-type="boolean" office:boolean-value="true">
            <text:p>TRUE</text:p>
          </table:table-cell>
          <table:table-cell table:formula="of:=MOD([.C44];64)" office:value-type="float" office:value="62.0606391643908">
            <text:p>62.06</text:p>
          </table:table-cell>
          <table:table-cell/>
        </table:table-row>
        <table:table-row table:style-name="ro2">
          <table:table-cell table:style-name="ce3" table:formula="of:=[.A44]+1" office:value-type="float" office:value="44">
            <text:p>44</text:p>
          </table:table-cell>
          <table:table-cell table:style-name="ce3" table:formula="of:=[orbits.$C$3]*[.A45]" office:value-type="float" office:value="190628.284">
            <text:p>190628.284</text:p>
          </table:table-cell>
          <table:table-cell table:style-name="ce6" table:formula="of:=[.B45]/[orbits.$D$3]" office:value-type="float" office:value="521.922514493795">
            <text:p>521.92</text:p>
          </table:table-cell>
          <table:table-cell table:style-name="ce6" table:formula="of:=[.C45]-ROUNDDOWN([.C45])" office:value-type="float" office:value="0.922514493795234">
            <text:p>0.92</text:p>
          </table:table-cell>
          <table:table-cell table:formula="of:=IF([.D45] &lt; [.$D$2])" office:value-type="boolean" office:boolean-value="false">
            <text:p>FALSE</text:p>
          </table:table-cell>
          <table:table-cell table:formula="of:=MOD([.C45];64)" office:value-type="float" office:value="9.92251449379523">
            <text:p>9.92</text:p>
          </table:table-cell>
          <table:table-cell/>
        </table:table-row>
        <table:table-row table:style-name="ro2">
          <table:table-cell table:style-name="ce3" table:formula="of:=[.A45]+1" office:value-type="float" office:value="45">
            <text:p>45</text:p>
          </table:table-cell>
          <table:table-cell table:style-name="ce3" table:formula="of:=[orbits.$C$3]*[.A46]" office:value-type="float" office:value="194960.745">
            <text:p>194960.745</text:p>
          </table:table-cell>
          <table:table-cell table:style-name="ce6" table:formula="of:=[.B46]/[orbits.$D$3]" office:value-type="float" office:value="533.7843898232">
            <text:p>533.78</text:p>
          </table:table-cell>
          <table:table-cell table:style-name="ce6" table:formula="of:=[.C46]-ROUNDDOWN([.C46])" office:value-type="float" office:value="0.784389823199717">
            <text:p>0.78</text:p>
          </table:table-cell>
          <table:table-cell table:formula="of:=IF([.D46] &lt; [.$D$2])" office:value-type="boolean" office:boolean-value="false">
            <text:p>FALSE</text:p>
          </table:table-cell>
          <table:table-cell table:formula="of:=MOD([.C46];64)" office:value-type="float" office:value="21.7843898231997">
            <text:p>21.78</text:p>
          </table:table-cell>
          <table:table-cell/>
        </table:table-row>
        <table:table-row table:style-name="ro2">
          <table:table-cell table:style-name="ce3" table:formula="of:=[.A46]+1" office:value-type="float" office:value="46">
            <text:p>46</text:p>
          </table:table-cell>
          <table:table-cell table:style-name="ce3" table:formula="of:=[orbits.$C$3]*[.A47]" office:value-type="float" office:value="199293.206">
            <text:p>199293.206</text:p>
          </table:table-cell>
          <table:table-cell table:style-name="ce6" table:formula="of:=[.B47]/[orbits.$D$3]" office:value-type="float" office:value="545.646265152604">
            <text:p>545.65</text:p>
          </table:table-cell>
          <table:table-cell table:style-name="ce6" table:formula="of:=[.C47]-ROUNDDOWN([.C47])" office:value-type="float" office:value="0.646265152604087">
            <text:p>0.65</text:p>
          </table:table-cell>
          <table:table-cell table:formula="of:=IF([.D47] &lt; [.$D$2])" office:value-type="boolean" office:boolean-value="false">
            <text:p>FALSE</text:p>
          </table:table-cell>
          <table:table-cell table:formula="of:=MOD([.C47];64)" office:value-type="float" office:value="33.6462651526041">
            <text:p>33.65</text:p>
          </table:table-cell>
          <table:table-cell/>
        </table:table-row>
        <table:table-row table:style-name="ro2">
          <table:table-cell table:style-name="ce3" table:formula="of:=[.A47]+1" office:value-type="float" office:value="47">
            <text:p>47</text:p>
          </table:table-cell>
          <table:table-cell table:style-name="ce3" table:formula="of:=[orbits.$C$3]*[.A48]" office:value-type="float" office:value="203625.667">
            <text:p>203625.667</text:p>
          </table:table-cell>
          <table:table-cell table:style-name="ce6" table:formula="of:=[.B48]/[orbits.$D$3]" office:value-type="float" office:value="557.508140482009">
            <text:p>557.51</text:p>
          </table:table-cell>
          <table:table-cell table:style-name="ce6" table:formula="of:=[.C48]-ROUNDDOWN([.C48])" office:value-type="float" office:value="0.508140482008571">
            <text:p>0.51</text:p>
          </table:table-cell>
          <table:table-cell table:formula="of:=IF([.D48] &lt; [.$D$2])" office:value-type="boolean" office:boolean-value="false">
            <text:p>FALSE</text:p>
          </table:table-cell>
          <table:table-cell table:formula="of:=MOD([.C48];64)" office:value-type="float" office:value="45.5081404820086">
            <text:p>45.51</text:p>
          </table:table-cell>
          <table:table-cell/>
        </table:table-row>
        <table:table-row table:style-name="ro2">
          <table:table-cell table:style-name="ce3" table:formula="of:=[.A48]+1" office:value-type="float" office:value="48">
            <text:p>48</text:p>
          </table:table-cell>
          <table:table-cell table:style-name="ce3" table:formula="of:=[orbits.$C$3]*[.A49]" office:value-type="float" office:value="207958.128">
            <text:p>207958.128</text:p>
          </table:table-cell>
          <table:table-cell table:style-name="ce6" table:formula="of:=[.B49]/[orbits.$D$3]" office:value-type="float" office:value="569.370015811413">
            <text:p>569.37</text:p>
          </table:table-cell>
          <table:table-cell table:style-name="ce6" table:formula="of:=[.C49]-ROUNDDOWN([.C49])" office:value-type="float" office:value="0.370015811413054">
            <text:p>0.37</text:p>
          </table:table-cell>
          <table:table-cell table:formula="of:=IF([.D49] &lt; [.$D$2])" office:value-type="boolean" office:boolean-value="false">
            <text:p>FALSE</text:p>
          </table:table-cell>
          <table:table-cell table:formula="of:=MOD([.C49];64)" office:value-type="float" office:value="57.3700158114131">
            <text:p>57.37</text:p>
          </table:table-cell>
          <table:table-cell/>
        </table:table-row>
        <table:table-row table:style-name="ro2">
          <table:table-cell table:style-name="ce3" table:formula="of:=[.A49]+1" office:value-type="float" office:value="49">
            <text:p>49</text:p>
          </table:table-cell>
          <table:table-cell table:style-name="ce3" table:formula="of:=[orbits.$C$3]*[.A50]" office:value-type="float" office:value="212290.589">
            <text:p>212290.589</text:p>
          </table:table-cell>
          <table:table-cell table:style-name="ce6" table:formula="of:=[.B50]/[orbits.$D$3]" office:value-type="float" office:value="581.231891140817">
            <text:p>581.23</text:p>
          </table:table-cell>
          <table:table-cell table:style-name="ce6" table:formula="of:=[.C50]-ROUNDDOWN([.C50])" office:value-type="float" office:value="0.231891140817424">
            <text:p>0.23</text:p>
          </table:table-cell>
          <table:table-cell table:formula="of:=IF([.D50] &lt; [.$D$2])" office:value-type="boolean" office:boolean-value="false">
            <text:p>FALSE</text:p>
          </table:table-cell>
          <table:table-cell table:formula="of:=MOD([.C50];64)" office:value-type="float" office:value="5.23189114081742">
            <text:p>5.23</text:p>
          </table:table-cell>
          <table:table-cell/>
        </table:table-row>
        <table:table-row table:style-name="ro2">
          <table:table-cell table:style-name="ce3" table:formula="of:=[.A50]+1" office:value-type="float" office:value="50">
            <text:p>50</text:p>
          </table:table-cell>
          <table:table-cell table:style-name="ce3" table:formula="of:=[orbits.$C$3]*[.A51]" office:value-type="float" office:value="216623.05">
            <text:p>216623.05</text:p>
          </table:table-cell>
          <table:table-cell table:style-name="ce6" table:formula="of:=[.B51]/[orbits.$D$3]" office:value-type="float" office:value="593.093766470222">
            <text:p>593.09</text:p>
          </table:table-cell>
          <table:table-cell table:style-name="ce6" table:formula="of:=[.C51]-ROUNDDOWN([.C51])" office:value-type="float" office:value="0.0937664702219081">
            <text:p>0.09</text:p>
          </table:table-cell>
          <table:table-cell table:formula="of:=IF([.D51] &lt; [.$D$2])" office:value-type="boolean" office:boolean-value="true">
            <text:p>TRUE</text:p>
          </table:table-cell>
          <table:table-cell table:formula="of:=MOD([.C51];64)" office:value-type="float" office:value="17.0937664702219">
            <text:p>17.09</text:p>
          </table:table-cell>
          <table:table-cell/>
        </table:table-row>
        <table:table-row table:style-name="ro2">
          <table:table-cell table:style-name="ce3" table:formula="of:=[.A51]+1" office:value-type="float" office:value="51">
            <text:p>51</text:p>
          </table:table-cell>
          <table:table-cell table:style-name="ce3" table:formula="of:=[orbits.$C$3]*[.A52]" office:value-type="float" office:value="220955.511">
            <text:p>220955.511</text:p>
          </table:table-cell>
          <table:table-cell table:style-name="ce6" table:formula="of:=[.B52]/[orbits.$D$3]" office:value-type="float" office:value="604.955641799626">
            <text:p>604.96</text:p>
          </table:table-cell>
          <table:table-cell table:style-name="ce6" table:formula="of:=[.C52]-ROUNDDOWN([.C52])" office:value-type="float" office:value="0.955641799626278">
            <text:p>0.96</text:p>
          </table:table-cell>
          <table:table-cell table:formula="of:=IF([.D52] &lt; [.$D$2])" office:value-type="boolean" office:boolean-value="false">
            <text:p>FALSE</text:p>
          </table:table-cell>
          <table:table-cell table:formula="of:=MOD([.C52];64)" office:value-type="float" office:value="28.9556417996263">
            <text:p>28.96</text:p>
          </table:table-cell>
          <table:table-cell/>
        </table:table-row>
        <table:table-row table:style-name="ro2">
          <table:table-cell table:style-name="ce3" table:formula="of:=[.A52]+1" office:value-type="float" office:value="52">
            <text:p>52</text:p>
          </table:table-cell>
          <table:table-cell table:style-name="ce3" table:formula="of:=[orbits.$C$3]*[.A53]" office:value-type="float" office:value="225287.972">
            <text:p>225287.972</text:p>
          </table:table-cell>
          <table:table-cell table:style-name="ce6" table:formula="of:=[.B53]/[orbits.$D$3]" office:value-type="float" office:value="616.817517129031">
            <text:p>616.82</text:p>
          </table:table-cell>
          <table:table-cell table:style-name="ce6" table:formula="of:=[.C53]-ROUNDDOWN([.C53])" office:value-type="float" office:value="0.817517129030762">
            <text:p>0.82</text:p>
          </table:table-cell>
          <table:table-cell table:formula="of:=IF([.D53] &lt; [.$D$2])" office:value-type="boolean" office:boolean-value="false">
            <text:p>FALSE</text:p>
          </table:table-cell>
          <table:table-cell table:formula="of:=MOD([.C53];64)" office:value-type="float" office:value="40.8175171290308">
            <text:p>40.82</text:p>
          </table:table-cell>
          <table:table-cell/>
        </table:table-row>
        <table:table-row table:style-name="ro2">
          <table:table-cell table:style-name="ce3" table:formula="of:=[.A53]+1" office:value-type="float" office:value="53">
            <text:p>53</text:p>
          </table:table-cell>
          <table:table-cell table:style-name="ce3" table:formula="of:=[orbits.$C$3]*[.A54]" office:value-type="float" office:value="229620.433">
            <text:p>229620.433</text:p>
          </table:table-cell>
          <table:table-cell table:style-name="ce6" table:formula="of:=[.B54]/[orbits.$D$3]" office:value-type="float" office:value="628.679392458435">
            <text:p>628.68</text:p>
          </table:table-cell>
          <table:table-cell table:style-name="ce6" table:formula="of:=[.C54]-ROUNDDOWN([.C54])" office:value-type="float" office:value="0.679392458435245">
            <text:p>0.68</text:p>
          </table:table-cell>
          <table:table-cell table:formula="of:=IF([.D54] &lt; [.$D$2])" office:value-type="boolean" office:boolean-value="false">
            <text:p>FALSE</text:p>
          </table:table-cell>
          <table:table-cell table:formula="of:=MOD([.C54];64)" office:value-type="float" office:value="52.6793924584352">
            <text:p>52.68</text:p>
          </table:table-cell>
          <table:table-cell/>
        </table:table-row>
        <table:table-row table:style-name="ro2">
          <table:table-cell table:style-name="ce3" table:formula="of:=[.A54]+1" office:value-type="float" office:value="54">
            <text:p>54</text:p>
          </table:table-cell>
          <table:table-cell table:style-name="ce3" table:formula="of:=[orbits.$C$3]*[.A55]" office:value-type="float" office:value="233952.894">
            <text:p>233952.894</text:p>
          </table:table-cell>
          <table:table-cell table:style-name="ce6" table:formula="of:=[.B55]/[orbits.$D$3]" office:value-type="float" office:value="640.54126778784">
            <text:p>640.54</text:p>
          </table:table-cell>
          <table:table-cell table:style-name="ce6" table:formula="of:=[.C55]-ROUNDDOWN([.C55])" office:value-type="float" office:value="0.541267787839615">
            <text:p>0.54</text:p>
          </table:table-cell>
          <table:table-cell table:formula="of:=IF([.D55] &lt; [.$D$2])" office:value-type="boolean" office:boolean-value="false">
            <text:p>FALSE</text:p>
          </table:table-cell>
          <table:table-cell table:formula="of:=MOD([.C55];64)" office:value-type="float" office:value="0.541267787839615">
            <text:p>0.54</text:p>
          </table:table-cell>
          <table:table-cell/>
        </table:table-row>
        <table:table-row table:style-name="ro2">
          <table:table-cell table:style-name="ce3" table:formula="of:=[.A55]+1" office:value-type="float" office:value="55">
            <text:p>55</text:p>
          </table:table-cell>
          <table:table-cell table:style-name="ce3" table:formula="of:=[orbits.$C$3]*[.A56]" office:value-type="float" office:value="238285.355">
            <text:p>238285.355</text:p>
          </table:table-cell>
          <table:table-cell table:style-name="ce6" table:formula="of:=[.B56]/[orbits.$D$3]" office:value-type="float" office:value="652.403143117244">
            <text:p>652.40</text:p>
          </table:table-cell>
          <table:table-cell table:style-name="ce6" table:formula="of:=[.C56]-ROUNDDOWN([.C56])" office:value-type="float" office:value="0.403143117243985">
            <text:p>0.40</text:p>
          </table:table-cell>
          <table:table-cell table:formula="of:=IF([.D56] &lt; [.$D$2])" office:value-type="boolean" office:boolean-value="false">
            <text:p>FALSE</text:p>
          </table:table-cell>
          <table:table-cell table:formula="of:=MOD([.C56];64)" office:value-type="float" office:value="12.403143117244">
            <text:p>12.40</text:p>
          </table:table-cell>
          <table:table-cell/>
        </table:table-row>
        <table:table-row table:style-name="ro2">
          <table:table-cell table:style-name="ce3" table:formula="of:=[.A56]+1" office:value-type="float" office:value="56">
            <text:p>56</text:p>
          </table:table-cell>
          <table:table-cell table:style-name="ce3" table:formula="of:=[orbits.$C$3]*[.A57]" office:value-type="float" office:value="242617.816">
            <text:p>242617.816</text:p>
          </table:table-cell>
          <table:table-cell table:style-name="ce6" table:formula="of:=[.B57]/[orbits.$D$3]" office:value-type="float" office:value="664.265018446648">
            <text:p>664.27</text:p>
          </table:table-cell>
          <table:table-cell table:style-name="ce6" table:formula="of:=[.C57]-ROUNDDOWN([.C57])" office:value-type="float" office:value="0.265018446648469">
            <text:p>0.27</text:p>
          </table:table-cell>
          <table:table-cell table:formula="of:=IF([.D57] &lt; [.$D$2])" office:value-type="boolean" office:boolean-value="false">
            <text:p>FALSE</text:p>
          </table:table-cell>
          <table:table-cell table:formula="of:=MOD([.C57];64)" office:value-type="float" office:value="24.2650184466485">
            <text:p>24.27</text:p>
          </table:table-cell>
          <table:table-cell/>
        </table:table-row>
        <table:table-row table:style-name="ro2">
          <table:table-cell table:style-name="ce3" table:formula="of:=[.A57]+1" office:value-type="float" office:value="57">
            <text:p>57</text:p>
          </table:table-cell>
          <table:table-cell table:style-name="ce3" table:formula="of:=[orbits.$C$3]*[.A58]" office:value-type="float" office:value="246950.277">
            <text:p>246950.277</text:p>
          </table:table-cell>
          <table:table-cell table:style-name="ce6" table:formula="of:=[.B58]/[orbits.$D$3]" office:value-type="float" office:value="676.126893776053">
            <text:p>676.13</text:p>
          </table:table-cell>
          <table:table-cell table:style-name="ce6" table:formula="of:=[.C58]-ROUNDDOWN([.C58])" office:value-type="float" office:value="0.126893776052839">
            <text:p>0.13</text:p>
          </table:table-cell>
          <table:table-cell table:formula="of:=IF([.D58] &lt; [.$D$2])" office:value-type="boolean" office:boolean-value="false">
            <text:p>FALSE</text:p>
          </table:table-cell>
          <table:table-cell table:formula="of:=MOD([.C58];64)" office:value-type="float" office:value="36.1268937760528">
            <text:p>36.13</text:p>
          </table:table-cell>
          <table:table-cell/>
        </table:table-row>
        <table:table-row table:style-name="ro2">
          <table:table-cell table:style-name="ce3" table:formula="of:=[.A58]+1" office:value-type="float" office:value="58">
            <text:p>58</text:p>
          </table:table-cell>
          <table:table-cell table:style-name="ce3" table:formula="of:=[orbits.$C$3]*[.A59]" office:value-type="float" office:value="251282.738">
            <text:p>251282.738</text:p>
          </table:table-cell>
          <table:table-cell table:style-name="ce6" table:formula="of:=[.B59]/[orbits.$D$3]" office:value-type="float" office:value="687.988769105457">
            <text:p>687.99</text:p>
          </table:table-cell>
          <table:table-cell table:style-name="ce6" table:formula="of:=[.C59]-ROUNDDOWN([.C59])" office:value-type="float" office:value="0.988769105457322">
            <text:p>0.99</text:p>
          </table:table-cell>
          <table:table-cell table:formula="of:=IF([.D59] &lt; [.$D$2])" office:value-type="boolean" office:boolean-value="false">
            <text:p>FALSE</text:p>
          </table:table-cell>
          <table:table-cell table:formula="of:=MOD([.C59];64)" office:value-type="float" office:value="47.9887691054573">
            <text:p>47.99</text:p>
          </table:table-cell>
          <table:table-cell/>
        </table:table-row>
        <table:table-row table:style-name="ro2">
          <table:table-cell table:style-name="ce3" table:formula="of:=[.A59]+1" office:value-type="float" office:value="59">
            <text:p>59</text:p>
          </table:table-cell>
          <table:table-cell table:style-name="ce3" table:formula="of:=[orbits.$C$3]*[.A60]" office:value-type="float" office:value="255615.199">
            <text:p>255615.199</text:p>
          </table:table-cell>
          <table:table-cell table:style-name="ce6" table:formula="of:=[.B60]/[orbits.$D$3]" office:value-type="float" office:value="699.850644434862">
            <text:p>699.85</text:p>
          </table:table-cell>
          <table:table-cell table:style-name="ce6" table:formula="of:=[.C60]-ROUNDDOWN([.C60])" office:value-type="float" office:value="0.850644434861806">
            <text:p>0.85</text:p>
          </table:table-cell>
          <table:table-cell table:formula="of:=IF([.D60] &lt; [.$D$2])" office:value-type="boolean" office:boolean-value="false">
            <text:p>FALSE</text:p>
          </table:table-cell>
          <table:table-cell table:formula="of:=MOD([.C60];64)" office:value-type="float" office:value="59.8506444348618">
            <text:p>59.85</text:p>
          </table:table-cell>
          <table:table-cell/>
        </table:table-row>
        <table:table-row table:style-name="ro2">
          <table:table-cell table:style-name="ce3" table:formula="of:=[.A60]+1" office:value-type="float" office:value="60">
            <text:p>60</text:p>
          </table:table-cell>
          <table:table-cell table:style-name="ce3" table:formula="of:=[orbits.$C$3]*[.A61]" office:value-type="float" office:value="259947.66">
            <text:p>259947.66</text:p>
          </table:table-cell>
          <table:table-cell table:style-name="ce6" table:formula="of:=[.B61]/[orbits.$D$3]" office:value-type="float" office:value="711.712519764266">
            <text:p>711.71</text:p>
          </table:table-cell>
          <table:table-cell table:style-name="ce6" table:formula="of:=[.C61]-ROUNDDOWN([.C61])" office:value-type="float" office:value="0.712519764266176">
            <text:p>0.71</text:p>
          </table:table-cell>
          <table:table-cell table:formula="of:=IF([.D61] &lt; [.$D$2])" office:value-type="boolean" office:boolean-value="false">
            <text:p>FALSE</text:p>
          </table:table-cell>
          <table:table-cell table:formula="of:=MOD([.C61];64)" office:value-type="float" office:value="7.71251976426618">
            <text:p>7.71</text:p>
          </table:table-cell>
          <table:table-cell/>
        </table:table-row>
        <table:table-row table:style-name="ro2">
          <table:table-cell table:style-name="ce3" table:formula="of:=[.A61]+1" office:value-type="float" office:value="61">
            <text:p>61</text:p>
          </table:table-cell>
          <table:table-cell table:style-name="ce3" table:formula="of:=[orbits.$C$3]*[.A62]" office:value-type="float" office:value="264280.121">
            <text:p>264280.121</text:p>
          </table:table-cell>
          <table:table-cell table:style-name="ce6" table:formula="of:=[.B62]/[orbits.$D$3]" office:value-type="float" office:value="723.574395093671">
            <text:p>723.57</text:p>
          </table:table-cell>
          <table:table-cell table:style-name="ce6" table:formula="of:=[.C62]-ROUNDDOWN([.C62])" office:value-type="float" office:value="0.574395093670773">
            <text:p>0.57</text:p>
          </table:table-cell>
          <table:table-cell table:formula="of:=IF([.D62] &lt; [.$D$2])" office:value-type="boolean" office:boolean-value="false">
            <text:p>FALSE</text:p>
          </table:table-cell>
          <table:table-cell table:formula="of:=MOD([.C62];64)" office:value-type="float" office:value="19.5743950936708">
            <text:p>19.57</text:p>
          </table:table-cell>
          <table:table-cell/>
        </table:table-row>
        <table:table-row table:style-name="ro2">
          <table:table-cell table:style-name="ce3" table:formula="of:=[.A62]+1" office:value-type="float" office:value="62">
            <text:p>62</text:p>
          </table:table-cell>
          <table:table-cell table:style-name="ce3" table:formula="of:=[orbits.$C$3]*[.A63]" office:value-type="float" office:value="268612.582">
            <text:p>268612.582</text:p>
          </table:table-cell>
          <table:table-cell table:style-name="ce6" table:formula="of:=[.B63]/[orbits.$D$3]" office:value-type="float" office:value="735.436270423075">
            <text:p>735.44</text:p>
          </table:table-cell>
          <table:table-cell table:style-name="ce6" table:formula="of:=[.C63]-ROUNDDOWN([.C63])" office:value-type="float" office:value="0.43627042307503">
            <text:p>0.44</text:p>
          </table:table-cell>
          <table:table-cell table:formula="of:=IF([.D63] &lt; [.$D$2])" office:value-type="boolean" office:boolean-value="false">
            <text:p>FALSE</text:p>
          </table:table-cell>
          <table:table-cell table:formula="of:=MOD([.C63];64)" office:value-type="float" office:value="31.436270423075">
            <text:p>31.44</text:p>
          </table:table-cell>
          <table:table-cell/>
        </table:table-row>
        <table:table-row table:style-name="ro2">
          <table:table-cell table:style-name="ce3" table:formula="of:=[.A63]+1" office:value-type="float" office:value="63">
            <text:p>63</text:p>
          </table:table-cell>
          <table:table-cell table:style-name="ce3" table:formula="of:=[orbits.$C$3]*[.A64]" office:value-type="float" office:value="272945.043">
            <text:p>272945.043</text:p>
          </table:table-cell>
          <table:table-cell table:style-name="ce6" table:formula="of:=[.B64]/[orbits.$D$3]" office:value-type="float" office:value="747.29814575248">
            <text:p>747.30</text:p>
          </table:table-cell>
          <table:table-cell table:style-name="ce6" table:formula="of:=[.C64]-ROUNDDOWN([.C64])" office:value-type="float" office:value="0.298145752479513">
            <text:p>0.30</text:p>
          </table:table-cell>
          <table:table-cell table:formula="of:=IF([.D64] &lt; [.$D$2])" office:value-type="boolean" office:boolean-value="false">
            <text:p>FALSE</text:p>
          </table:table-cell>
          <table:table-cell table:formula="of:=MOD([.C64];64)" office:value-type="float" office:value="43.2981457524795">
            <text:p>43.30</text:p>
          </table:table-cell>
          <table:table-cell/>
        </table:table-row>
        <table:table-row table:style-name="ro2">
          <table:table-cell table:style-name="ce3" table:formula="of:=[.A64]+1" office:value-type="float" office:value="64">
            <text:p>64</text:p>
          </table:table-cell>
          <table:table-cell table:style-name="ce3" table:formula="of:=[orbits.$C$3]*[.A65]" office:value-type="float" office:value="277277.504">
            <text:p>277277.504</text:p>
          </table:table-cell>
          <table:table-cell table:style-name="ce6" table:formula="of:=[.B65]/[orbits.$D$3]" office:value-type="float" office:value="759.160021081884">
            <text:p>759.16</text:p>
          </table:table-cell>
          <table:table-cell table:style-name="ce6" table:formula="of:=[.C65]-ROUNDDOWN([.C65])" office:value-type="float" office:value="0.160021081883997">
            <text:p>0.16</text:p>
          </table:table-cell>
          <table:table-cell table:formula="of:=IF([.D65] &lt; [.$D$2])" office:value-type="boolean" office:boolean-value="false">
            <text:p>FALSE</text:p>
          </table:table-cell>
          <table:table-cell table:formula="of:=MOD([.C65];64)" office:value-type="float" office:value="55.160021081884">
            <text:p>55.16</text:p>
          </table:table-cell>
          <table:table-cell/>
        </table:table-row>
        <table:table-row table:style-name="ro2">
          <table:table-cell table:style-name="ce3" table:formula="of:=[.A65]+1" office:value-type="float" office:value="65">
            <text:p>65</text:p>
          </table:table-cell>
          <table:table-cell table:style-name="ce3" table:formula="of:=[orbits.$C$3]*[.A66]" office:value-type="float" office:value="281609.965">
            <text:p>281609.965</text:p>
          </table:table-cell>
          <table:table-cell table:style-name="ce6" table:formula="of:=[.B66]/[orbits.$D$3]" office:value-type="float" office:value="771.021896411289">
            <text:p>771.02</text:p>
          </table:table-cell>
          <table:table-cell table:style-name="ce6" table:formula="of:=[.C66]-ROUNDDOWN([.C66])" office:value-type="float" office:value="0.0218964112884805">
            <text:p>0.02</text:p>
          </table:table-cell>
          <table:table-cell table:formula="of:=IF([.D66] &lt; [.$D$2])" office:value-type="boolean" office:boolean-value="true">
            <text:p>TRUE</text:p>
          </table:table-cell>
          <table:table-cell table:formula="of:=MOD([.C66];64)" office:value-type="float" office:value="3.02189641128848">
            <text:p>3.02</text:p>
          </table:table-cell>
          <table:table-cell/>
        </table:table-row>
        <table:table-row table:style-name="ro2">
          <table:table-cell table:style-name="ce3" table:formula="of:=[.A66]+1" office:value-type="float" office:value="66">
            <text:p>66</text:p>
          </table:table-cell>
          <table:table-cell table:style-name="ce3" table:formula="of:=[orbits.$C$3]*[.A67]" office:value-type="float" office:value="285942.426">
            <text:p>285942.426</text:p>
          </table:table-cell>
          <table:table-cell table:style-name="ce6" table:formula="of:=[.B67]/[orbits.$D$3]" office:value-type="float" office:value="782.883771740693">
            <text:p>782.88</text:p>
          </table:table-cell>
          <table:table-cell table:style-name="ce6" table:formula="of:=[.C67]-ROUNDDOWN([.C67])" office:value-type="float" office:value="0.883771740692964">
            <text:p>0.88</text:p>
          </table:table-cell>
          <table:table-cell table:formula="of:=IF([.D67] &lt; [.$D$2])" office:value-type="boolean" office:boolean-value="false">
            <text:p>FALSE</text:p>
          </table:table-cell>
          <table:table-cell table:formula="of:=MOD([.C67];64)" office:value-type="float" office:value="14.883771740693">
            <text:p>14.88</text:p>
          </table:table-cell>
          <table:table-cell/>
        </table:table-row>
        <table:table-row table:style-name="ro2">
          <table:table-cell table:style-name="ce3" table:formula="of:=[.A67]+1" office:value-type="float" office:value="67">
            <text:p>67</text:p>
          </table:table-cell>
          <table:table-cell table:style-name="ce3" table:formula="of:=[orbits.$C$3]*[.A68]" office:value-type="float" office:value="290274.887">
            <text:p>290274.887</text:p>
          </table:table-cell>
          <table:table-cell table:style-name="ce6" table:formula="of:=[.B68]/[orbits.$D$3]" office:value-type="float" office:value="794.745647070097">
            <text:p>794.75</text:p>
          </table:table-cell>
          <table:table-cell table:style-name="ce6" table:formula="of:=[.C68]-ROUNDDOWN([.C68])" office:value-type="float" office:value="0.74564707009722">
            <text:p>0.75</text:p>
          </table:table-cell>
          <table:table-cell table:formula="of:=IF([.D68] &lt; [.$D$2])" office:value-type="boolean" office:boolean-value="false">
            <text:p>FALSE</text:p>
          </table:table-cell>
          <table:table-cell table:formula="of:=MOD([.C68];64)" office:value-type="float" office:value="26.7456470700972">
            <text:p>26.75</text:p>
          </table:table-cell>
          <table:table-cell/>
        </table:table-row>
        <table:table-row table:style-name="ro2">
          <table:table-cell table:style-name="ce3" table:formula="of:=[.A68]+1" office:value-type="float" office:value="68">
            <text:p>68</text:p>
          </table:table-cell>
          <table:table-cell table:style-name="ce3" table:formula="of:=[orbits.$C$3]*[.A69]" office:value-type="float" office:value="294607.348">
            <text:p>294607.348</text:p>
          </table:table-cell>
          <table:table-cell table:style-name="ce6" table:formula="of:=[.B69]/[orbits.$D$3]" office:value-type="float" office:value="806.607522399502">
            <text:p>806.61</text:p>
          </table:table-cell>
          <table:table-cell table:style-name="ce6" table:formula="of:=[.C69]-ROUNDDOWN([.C69])" office:value-type="float" office:value="0.607522399501704">
            <text:p>0.61</text:p>
          </table:table-cell>
          <table:table-cell table:formula="of:=IF([.D69] &lt; [.$D$2])" office:value-type="boolean" office:boolean-value="false">
            <text:p>FALSE</text:p>
          </table:table-cell>
          <table:table-cell table:formula="of:=MOD([.C69];64)" office:value-type="float" office:value="38.6075223995017">
            <text:p>38.61</text:p>
          </table:table-cell>
          <table:table-cell/>
        </table:table-row>
        <table:table-row table:style-name="ro2">
          <table:table-cell table:style-name="ce3" table:formula="of:=[.A69]+1" office:value-type="float" office:value="69">
            <text:p>69</text:p>
          </table:table-cell>
          <table:table-cell table:style-name="ce3" table:formula="of:=[orbits.$C$3]*[.A70]" office:value-type="float" office:value="298939.809">
            <text:p>298939.809</text:p>
          </table:table-cell>
          <table:table-cell table:style-name="ce6" table:formula="of:=[.B70]/[orbits.$D$3]" office:value-type="float" office:value="818.469397728906">
            <text:p>818.47</text:p>
          </table:table-cell>
          <table:table-cell table:style-name="ce6" table:formula="of:=[.C70]-ROUNDDOWN([.C70])" office:value-type="float" office:value="0.469397728906188">
            <text:p>0.47</text:p>
          </table:table-cell>
          <table:table-cell table:formula="of:=IF([.D70] &lt; [.$D$2])" office:value-type="boolean" office:boolean-value="false">
            <text:p>FALSE</text:p>
          </table:table-cell>
          <table:table-cell table:formula="of:=MOD([.C70];64)" office:value-type="float" office:value="50.4693977289062">
            <text:p>50.47</text:p>
          </table:table-cell>
          <table:table-cell/>
        </table:table-row>
        <table:table-row table:style-name="ro2">
          <table:table-cell table:style-name="ce3" table:formula="of:=[.A70]+1" office:value-type="float" office:value="70">
            <text:p>70</text:p>
          </table:table-cell>
          <table:table-cell table:style-name="ce3" table:formula="of:=[orbits.$C$3]*[.A71]" office:value-type="float" office:value="303272.27">
            <text:p>303272.27</text:p>
          </table:table-cell>
          <table:table-cell table:style-name="ce6" table:formula="of:=[.B71]/[orbits.$D$3]" office:value-type="float" office:value="830.331273058311">
            <text:p>830.33</text:p>
          </table:table-cell>
          <table:table-cell table:style-name="ce6" table:formula="of:=[.C71]-ROUNDDOWN([.C71])" office:value-type="float" office:value="0.331273058310558">
            <text:p>0.33</text:p>
          </table:table-cell>
          <table:table-cell table:formula="of:=IF([.D71] &lt; [.$D$2])" office:value-type="boolean" office:boolean-value="false">
            <text:p>FALSE</text:p>
          </table:table-cell>
          <table:table-cell table:formula="of:=MOD([.C71];64)" office:value-type="float" office:value="62.3312730583106">
            <text:p>62.33</text:p>
          </table:table-cell>
          <table:table-cell/>
        </table:table-row>
        <table:table-row table:style-name="ro2">
          <table:table-cell table:style-name="ce3" table:formula="of:=[.A71]+1" office:value-type="float" office:value="71">
            <text:p>71</text:p>
          </table:table-cell>
          <table:table-cell table:style-name="ce3" table:formula="of:=[orbits.$C$3]*[.A72]" office:value-type="float" office:value="307604.731">
            <text:p>307604.731</text:p>
          </table:table-cell>
          <table:table-cell table:style-name="ce6" table:formula="of:=[.B72]/[orbits.$D$3]" office:value-type="float" office:value="842.193148387715">
            <text:p>842.19</text:p>
          </table:table-cell>
          <table:table-cell table:style-name="ce6" table:formula="of:=[.C72]-ROUNDDOWN([.C72])" office:value-type="float" office:value="0.193148387715041">
            <text:p>0.19</text:p>
          </table:table-cell>
          <table:table-cell table:formula="of:=IF([.D72] &lt; [.$D$2])" office:value-type="boolean" office:boolean-value="false">
            <text:p>FALSE</text:p>
          </table:table-cell>
          <table:table-cell table:formula="of:=MOD([.C72];64)" office:value-type="float" office:value="10.193148387715">
            <text:p>10.19</text:p>
          </table:table-cell>
          <table:table-cell/>
        </table:table-row>
        <table:table-row table:style-name="ro2">
          <table:table-cell table:style-name="ce3" table:formula="of:=[.A72]+1" office:value-type="float" office:value="72">
            <text:p>72</text:p>
          </table:table-cell>
          <table:table-cell table:style-name="ce3" table:formula="of:=[orbits.$C$3]*[.A73]" office:value-type="float" office:value="311937.192">
            <text:p>311937.192</text:p>
          </table:table-cell>
          <table:table-cell table:style-name="ce6" table:formula="of:=[.B73]/[orbits.$D$3]" office:value-type="float" office:value="854.05502371712">
            <text:p>854.06</text:p>
          </table:table-cell>
          <table:table-cell table:style-name="ce6" table:formula="of:=[.C73]-ROUNDDOWN([.C73])" office:value-type="float" office:value="0.0550237171195249">
            <text:p>0.06</text:p>
          </table:table-cell>
          <table:table-cell table:formula="of:=IF([.D73] &lt; [.$D$2])" office:value-type="boolean" office:boolean-value="true">
            <text:p>TRUE</text:p>
          </table:table-cell>
          <table:table-cell table:formula="of:=MOD([.C73];64)" office:value-type="float" office:value="22.0550237171195">
            <text:p>22.06</text:p>
          </table:table-cell>
          <table:table-cell/>
        </table:table-row>
        <table:table-row table:style-name="ro2">
          <table:table-cell table:style-name="ce3" table:formula="of:=[.A73]+1" office:value-type="float" office:value="73">
            <text:p>73</text:p>
          </table:table-cell>
          <table:table-cell table:style-name="ce3" table:formula="of:=[orbits.$C$3]*[.A74]" office:value-type="float" office:value="316269.653">
            <text:p>316269.653</text:p>
          </table:table-cell>
          <table:table-cell table:style-name="ce6" table:formula="of:=[.B74]/[orbits.$D$3]" office:value-type="float" office:value="865.916899046524">
            <text:p>865.92</text:p>
          </table:table-cell>
          <table:table-cell table:style-name="ce6" table:formula="of:=[.C74]-ROUNDDOWN([.C74])" office:value-type="float" office:value="0.916899046523895">
            <text:p>0.92</text:p>
          </table:table-cell>
          <table:table-cell table:formula="of:=IF([.D74] &lt; [.$D$2])" office:value-type="boolean" office:boolean-value="false">
            <text:p>FALSE</text:p>
          </table:table-cell>
          <table:table-cell table:formula="of:=MOD([.C74];64)" office:value-type="float" office:value="33.9168990465239">
            <text:p>33.92</text:p>
          </table:table-cell>
          <table:table-cell/>
        </table:table-row>
        <table:table-row table:style-name="ro2">
          <table:table-cell table:style-name="ce3" table:formula="of:=[.A74]+1" office:value-type="float" office:value="74">
            <text:p>74</text:p>
          </table:table-cell>
          <table:table-cell table:style-name="ce3" table:formula="of:=[orbits.$C$3]*[.A75]" office:value-type="float" office:value="320602.114">
            <text:p>320602.114</text:p>
          </table:table-cell>
          <table:table-cell table:style-name="ce6" table:formula="of:=[.B75]/[orbits.$D$3]" office:value-type="float" office:value="877.778774375928">
            <text:p>877.78</text:p>
          </table:table-cell>
          <table:table-cell table:style-name="ce6" table:formula="of:=[.C75]-ROUNDDOWN([.C75])" office:value-type="float" office:value="0.778774375928265">
            <text:p>0.78</text:p>
          </table:table-cell>
          <table:table-cell table:formula="of:=IF([.D75] &lt; [.$D$2])" office:value-type="boolean" office:boolean-value="false">
            <text:p>FALSE</text:p>
          </table:table-cell>
          <table:table-cell table:formula="of:=MOD([.C75];64)" office:value-type="float" office:value="45.7787743759283">
            <text:p>45.78</text:p>
          </table:table-cell>
          <table:table-cell/>
        </table:table-row>
        <table:table-row table:style-name="ro2">
          <table:table-cell table:style-name="ce3" table:formula="of:=[.A75]+1" office:value-type="float" office:value="75">
            <text:p>75</text:p>
          </table:table-cell>
          <table:table-cell table:style-name="ce3" table:formula="of:=[orbits.$C$3]*[.A76]" office:value-type="float" office:value="324934.575">
            <text:p>324934.575</text:p>
          </table:table-cell>
          <table:table-cell table:style-name="ce6" table:formula="of:=[.B76]/[orbits.$D$3]" office:value-type="float" office:value="889.640649705333">
            <text:p>889.64</text:p>
          </table:table-cell>
          <table:table-cell table:style-name="ce6" table:formula="of:=[.C76]-ROUNDDOWN([.C76])" office:value-type="float" office:value="0.640649705332748">
            <text:p>0.64</text:p>
          </table:table-cell>
          <table:table-cell table:formula="of:=IF([.D76] &lt; [.$D$2])" office:value-type="boolean" office:boolean-value="false">
            <text:p>FALSE</text:p>
          </table:table-cell>
          <table:table-cell table:formula="of:=MOD([.C76];64)" office:value-type="float" office:value="57.6406497053327">
            <text:p>57.64</text:p>
          </table:table-cell>
          <table:table-cell/>
        </table:table-row>
        <table:table-row table:style-name="ro2">
          <table:table-cell table:style-name="ce3" table:formula="of:=[.A76]+1" office:value-type="float" office:value="76">
            <text:p>76</text:p>
          </table:table-cell>
          <table:table-cell table:style-name="ce3" table:formula="of:=[orbits.$C$3]*[.A77]" office:value-type="float" office:value="329267.036">
            <text:p>329267.036</text:p>
          </table:table-cell>
          <table:table-cell table:style-name="ce6" table:formula="of:=[.B77]/[orbits.$D$3]" office:value-type="float" office:value="901.502525034737">
            <text:p>901.50</text:p>
          </table:table-cell>
          <table:table-cell table:style-name="ce6" table:formula="of:=[.C77]-ROUNDDOWN([.C77])" office:value-type="float" office:value="0.502525034737232">
            <text:p>0.50</text:p>
          </table:table-cell>
          <table:table-cell table:formula="of:=IF([.D77] &lt; [.$D$2])" office:value-type="boolean" office:boolean-value="false">
            <text:p>FALSE</text:p>
          </table:table-cell>
          <table:table-cell table:formula="of:=MOD([.C77];64)" office:value-type="float" office:value="5.50252503473723">
            <text:p>5.50</text:p>
          </table:table-cell>
          <table:table-cell/>
        </table:table-row>
        <table:table-row table:style-name="ro2">
          <table:table-cell table:style-name="ce3" table:formula="of:=[.A77]+1" office:value-type="float" office:value="77">
            <text:p>77</text:p>
          </table:table-cell>
          <table:table-cell table:style-name="ce3" table:formula="of:=[orbits.$C$3]*[.A78]" office:value-type="float" office:value="333599.497">
            <text:p>333599.497</text:p>
          </table:table-cell>
          <table:table-cell table:style-name="ce6" table:formula="of:=[.B78]/[orbits.$D$3]" office:value-type="float" office:value="913.364400364142">
            <text:p>913.36</text:p>
          </table:table-cell>
          <table:table-cell table:style-name="ce6" table:formula="of:=[.C78]-ROUNDDOWN([.C78])" office:value-type="float" office:value="0.364400364141716">
            <text:p>0.36</text:p>
          </table:table-cell>
          <table:table-cell table:formula="of:=IF([.D78] &lt; [.$D$2])" office:value-type="boolean" office:boolean-value="false">
            <text:p>FALSE</text:p>
          </table:table-cell>
          <table:table-cell table:formula="of:=MOD([.C78];64)" office:value-type="float" office:value="17.3644003641417">
            <text:p>17.36</text:p>
          </table:table-cell>
          <table:table-cell/>
        </table:table-row>
        <table:table-row table:style-name="ro2">
          <table:table-cell table:style-name="ce3" table:formula="of:=[.A78]+1" office:value-type="float" office:value="78">
            <text:p>78</text:p>
          </table:table-cell>
          <table:table-cell table:style-name="ce3" table:formula="of:=[orbits.$C$3]*[.A79]" office:value-type="float" office:value="337931.958">
            <text:p>337931.958</text:p>
          </table:table-cell>
          <table:table-cell table:style-name="ce6" table:formula="of:=[.B79]/[orbits.$D$3]" office:value-type="float" office:value="925.226275693546">
            <text:p>925.23</text:p>
          </table:table-cell>
          <table:table-cell table:style-name="ce6" table:formula="of:=[.C79]-ROUNDDOWN([.C79])" office:value-type="float" office:value="0.226275693546199">
            <text:p>0.23</text:p>
          </table:table-cell>
          <table:table-cell table:formula="of:=IF([.D79] &lt; [.$D$2])" office:value-type="boolean" office:boolean-value="false">
            <text:p>FALSE</text:p>
          </table:table-cell>
          <table:table-cell table:formula="of:=MOD([.C79];64)" office:value-type="float" office:value="29.2262756935462">
            <text:p>29.23</text:p>
          </table:table-cell>
          <table:table-cell/>
        </table:table-row>
        <table:table-row table:style-name="ro2">
          <table:table-cell table:style-name="ce3" table:formula="of:=[.A79]+1" office:value-type="float" office:value="79">
            <text:p>79</text:p>
          </table:table-cell>
          <table:table-cell table:style-name="ce3" table:formula="of:=[orbits.$C$3]*[.A80]" office:value-type="float" office:value="342264.419">
            <text:p>342264.419</text:p>
          </table:table-cell>
          <table:table-cell table:style-name="ce6" table:formula="of:=[.B80]/[orbits.$D$3]" office:value-type="float" office:value="937.08815102295">
            <text:p>937.09</text:p>
          </table:table-cell>
          <table:table-cell table:style-name="ce6" table:formula="of:=[.C80]-ROUNDDOWN([.C80])" office:value-type="float" office:value="0.0881510229504556">
            <text:p>0.09</text:p>
          </table:table-cell>
          <table:table-cell table:formula="of:=IF([.D80] &lt; [.$D$2])" office:value-type="boolean" office:boolean-value="true">
            <text:p>TRUE</text:p>
          </table:table-cell>
          <table:table-cell table:formula="of:=MOD([.C80];64)" office:value-type="float" office:value="41.0881510229505">
            <text:p>41.09</text:p>
          </table:table-cell>
          <table:table-cell/>
        </table:table-row>
        <table:table-row table:style-name="ro2">
          <table:table-cell table:style-name="ce3" table:formula="of:=[.A80]+1" office:value-type="float" office:value="80">
            <text:p>80</text:p>
          </table:table-cell>
          <table:table-cell table:style-name="ce3" table:formula="of:=[orbits.$C$3]*[.A81]" office:value-type="float" office:value="346596.88">
            <text:p>346596.88</text:p>
          </table:table-cell>
          <table:table-cell table:style-name="ce6" table:formula="of:=[.B81]/[orbits.$D$3]" office:value-type="float" office:value="948.950026352355">
            <text:p>948.95</text:p>
          </table:table-cell>
          <table:table-cell table:style-name="ce6" table:formula="of:=[.C81]-ROUNDDOWN([.C81])" office:value-type="float" office:value="0.950026352354939">
            <text:p>0.95</text:p>
          </table:table-cell>
          <table:table-cell table:formula="of:=IF([.D81] &lt; [.$D$2])" office:value-type="boolean" office:boolean-value="false">
            <text:p>FALSE</text:p>
          </table:table-cell>
          <table:table-cell table:formula="of:=MOD([.C81];64)" office:value-type="float" office:value="52.9500263523549">
            <text:p>52.95</text:p>
          </table:table-cell>
          <table:table-cell/>
        </table:table-row>
        <table:table-row table:style-name="ro2">
          <table:table-cell table:style-name="ce3" table:formula="of:=[.A81]+1" office:value-type="float" office:value="81">
            <text:p>81</text:p>
          </table:table-cell>
          <table:table-cell table:style-name="ce3" table:formula="of:=[orbits.$C$3]*[.A82]" office:value-type="float" office:value="350929.341">
            <text:p>350929.341</text:p>
          </table:table-cell>
          <table:table-cell table:style-name="ce6" table:formula="of:=[.B82]/[orbits.$D$3]" office:value-type="float" office:value="960.81190168176">
            <text:p>960.81</text:p>
          </table:table-cell>
          <table:table-cell table:style-name="ce6" table:formula="of:=[.C82]-ROUNDDOWN([.C82])" office:value-type="float" office:value="0.811901681759423">
            <text:p>0.81</text:p>
          </table:table-cell>
          <table:table-cell table:formula="of:=IF([.D82] &lt; [.$D$2])" office:value-type="boolean" office:boolean-value="false">
            <text:p>FALSE</text:p>
          </table:table-cell>
          <table:table-cell table:formula="of:=MOD([.C82];64)" office:value-type="float" office:value="0.811901681759423">
            <text:p>0.81</text:p>
          </table:table-cell>
          <table:table-cell/>
        </table:table-row>
        <table:table-row table:style-name="ro2">
          <table:table-cell table:style-name="ce3" table:formula="of:=[.A82]+1" office:value-type="float" office:value="82">
            <text:p>82</text:p>
          </table:table-cell>
          <table:table-cell table:style-name="ce3" table:formula="of:=[orbits.$C$3]*[.A83]" office:value-type="float" office:value="355261.802">
            <text:p>355261.802</text:p>
          </table:table-cell>
          <table:table-cell table:style-name="ce6" table:formula="of:=[.B83]/[orbits.$D$3]" office:value-type="float" office:value="972.673777011164">
            <text:p>972.67</text:p>
          </table:table-cell>
          <table:table-cell table:style-name="ce6" table:formula="of:=[.C83]-ROUNDDOWN([.C83])" office:value-type="float" office:value="0.673777011163907">
            <text:p>0.67</text:p>
          </table:table-cell>
          <table:table-cell table:formula="of:=IF([.D83] &lt; [.$D$2])" office:value-type="boolean" office:boolean-value="false">
            <text:p>FALSE</text:p>
          </table:table-cell>
          <table:table-cell table:formula="of:=MOD([.C83];64)" office:value-type="float" office:value="12.6737770111639">
            <text:p>12.67</text:p>
          </table:table-cell>
          <table:table-cell/>
        </table:table-row>
        <table:table-row table:style-name="ro2">
          <table:table-cell table:style-name="ce3" table:formula="of:=[.A83]+1" office:value-type="float" office:value="83">
            <text:p>83</text:p>
          </table:table-cell>
          <table:table-cell table:style-name="ce3" table:formula="of:=[orbits.$C$3]*[.A84]" office:value-type="float" office:value="359594.263">
            <text:p>359594.263</text:p>
          </table:table-cell>
          <table:table-cell table:style-name="ce6" table:formula="of:=[.B84]/[orbits.$D$3]" office:value-type="float" office:value="984.535652340568">
            <text:p>984.54</text:p>
          </table:table-cell>
          <table:table-cell table:style-name="ce6" table:formula="of:=[.C84]-ROUNDDOWN([.C84])" office:value-type="float" office:value="0.535652340568277">
            <text:p>0.54</text:p>
          </table:table-cell>
          <table:table-cell table:formula="of:=IF([.D84] &lt; [.$D$2])" office:value-type="boolean" office:boolean-value="false">
            <text:p>FALSE</text:p>
          </table:table-cell>
          <table:table-cell table:formula="of:=MOD([.C84];64)" office:value-type="float" office:value="24.5356523405683">
            <text:p>24.54</text:p>
          </table:table-cell>
          <table:table-cell/>
        </table:table-row>
        <table:table-row table:style-name="ro2">
          <table:table-cell table:style-name="ce3" table:formula="of:=[.A84]+1" office:value-type="float" office:value="84">
            <text:p>84</text:p>
          </table:table-cell>
          <table:table-cell table:style-name="ce3" table:formula="of:=[orbits.$C$3]*[.A85]" office:value-type="float" office:value="363926.724">
            <text:p>363926.724</text:p>
          </table:table-cell>
          <table:table-cell table:style-name="ce6" table:formula="of:=[.B85]/[orbits.$D$3]" office:value-type="float" office:value="996.397527669973">
            <text:p>996.40</text:p>
          </table:table-cell>
          <table:table-cell table:style-name="ce6" table:formula="of:=[.C85]-ROUNDDOWN([.C85])" office:value-type="float" office:value="0.39752766997276">
            <text:p>0.40</text:p>
          </table:table-cell>
          <table:table-cell table:formula="of:=IF([.D85] &lt; [.$D$2])" office:value-type="boolean" office:boolean-value="false">
            <text:p>FALSE</text:p>
          </table:table-cell>
          <table:table-cell table:formula="of:=MOD([.C85];64)" office:value-type="float" office:value="36.3975276699728">
            <text:p>36.40</text:p>
          </table:table-cell>
          <table:table-cell/>
        </table:table-row>
        <table:table-row table:style-name="ro2">
          <table:table-cell table:style-name="ce3" table:formula="of:=[.A85]+1" office:value-type="float" office:value="85">
            <text:p>85</text:p>
          </table:table-cell>
          <table:table-cell table:style-name="ce3" table:formula="of:=[orbits.$C$3]*[.A86]" office:value-type="float" office:value="368259.185">
            <text:p>368259.185</text:p>
          </table:table-cell>
          <table:table-cell table:style-name="ce6" table:formula="of:=[.B86]/[orbits.$D$3]" office:value-type="float" office:value="1008.25940299938">
            <text:p>1008.26</text:p>
          </table:table-cell>
          <table:table-cell table:style-name="ce6" table:formula="of:=[.C86]-ROUNDDOWN([.C86])" office:value-type="float" office:value="0.25940299937713">
            <text:p>0.26</text:p>
          </table:table-cell>
          <table:table-cell table:formula="of:=IF([.D86] &lt; [.$D$2])" office:value-type="boolean" office:boolean-value="false">
            <text:p>FALSE</text:p>
          </table:table-cell>
          <table:table-cell table:formula="of:=MOD([.C86];64)" office:value-type="float" office:value="48.2594029993771">
            <text:p>48.26</text:p>
          </table:table-cell>
          <table:table-cell/>
        </table:table-row>
        <table:table-row table:style-name="ro2">
          <table:table-cell table:style-name="ce3" table:formula="of:=[.A86]+1" office:value-type="float" office:value="86">
            <text:p>86</text:p>
          </table:table-cell>
          <table:table-cell table:style-name="ce3" table:formula="of:=[orbits.$C$3]*[.A87]" office:value-type="float" office:value="372591.646">
            <text:p>372591.646</text:p>
          </table:table-cell>
          <table:table-cell table:style-name="ce6" table:formula="of:=[.B87]/[orbits.$D$3]" office:value-type="float" office:value="1020.12127832878">
            <text:p>1020.12</text:p>
          </table:table-cell>
          <table:table-cell table:style-name="ce6" table:formula="of:=[.C87]-ROUNDDOWN([.C87])" office:value-type="float" office:value="0.121278328781614">
            <text:p>0.12</text:p>
          </table:table-cell>
          <table:table-cell table:formula="of:=IF([.D87] &lt; [.$D$2])" office:value-type="boolean" office:boolean-value="false">
            <text:p>FALSE</text:p>
          </table:table-cell>
          <table:table-cell table:formula="of:=MOD([.C87];64)" office:value-type="float" office:value="60.1212783287816">
            <text:p>60.12</text:p>
          </table:table-cell>
          <table:table-cell/>
        </table:table-row>
        <table:table-row table:style-name="ro2">
          <table:table-cell table:style-name="ce3" table:formula="of:=[.A87]+1" office:value-type="float" office:value="87">
            <text:p>87</text:p>
          </table:table-cell>
          <table:table-cell table:style-name="ce3" table:formula="of:=[orbits.$C$3]*[.A88]" office:value-type="float" office:value="376924.107">
            <text:p>376924.107</text:p>
          </table:table-cell>
          <table:table-cell table:style-name="ce6" table:formula="of:=[.B88]/[orbits.$D$3]" office:value-type="float" office:value="1031.98315365819">
            <text:p>1031.98</text:p>
          </table:table-cell>
          <table:table-cell table:style-name="ce6" table:formula="of:=[.C88]-ROUNDDOWN([.C88])" office:value-type="float" office:value="0.983153658185984">
            <text:p>0.98</text:p>
          </table:table-cell>
          <table:table-cell table:formula="of:=IF([.D88] &lt; [.$D$2])" office:value-type="boolean" office:boolean-value="false">
            <text:p>FALSE</text:p>
          </table:table-cell>
          <table:table-cell table:formula="of:=MOD([.C88];64)" office:value-type="float" office:value="7.98315365818598">
            <text:p>7.98</text:p>
          </table:table-cell>
          <table:table-cell/>
        </table:table-row>
        <table:table-row table:style-name="ro2">
          <table:table-cell table:style-name="ce3" table:formula="of:=[.A88]+1" office:value-type="float" office:value="88">
            <text:p>88</text:p>
          </table:table-cell>
          <table:table-cell table:style-name="ce3" table:formula="of:=[orbits.$C$3]*[.A89]" office:value-type="float" office:value="381256.568">
            <text:p>381256.568</text:p>
          </table:table-cell>
          <table:table-cell table:style-name="ce6" table:formula="of:=[.B89]/[orbits.$D$3]" office:value-type="float" office:value="1043.84502898759">
            <text:p>1043.85</text:p>
          </table:table-cell>
          <table:table-cell table:style-name="ce6" table:formula="of:=[.C89]-ROUNDDOWN([.C89])" office:value-type="float" office:value="0.845028987590467">
            <text:p>0.85</text:p>
          </table:table-cell>
          <table:table-cell table:formula="of:=IF([.D89] &lt; [.$D$2])" office:value-type="boolean" office:boolean-value="false">
            <text:p>FALSE</text:p>
          </table:table-cell>
          <table:table-cell table:formula="of:=MOD([.C89];64)" office:value-type="float" office:value="19.8450289875905">
            <text:p>19.85</text:p>
          </table:table-cell>
          <table:table-cell/>
        </table:table-row>
        <table:table-row table:style-name="ro2">
          <table:table-cell table:style-name="ce3" table:formula="of:=[.A89]+1" office:value-type="float" office:value="89">
            <text:p>89</text:p>
          </table:table-cell>
          <table:table-cell table:style-name="ce3" table:formula="of:=[orbits.$C$3]*[.A90]" office:value-type="float" office:value="385589.029">
            <text:p>385589.029</text:p>
          </table:table-cell>
          <table:table-cell table:style-name="ce6" table:formula="of:=[.B90]/[orbits.$D$3]" office:value-type="float" office:value="1055.70690431699">
            <text:p>1055.71</text:p>
          </table:table-cell>
          <table:table-cell table:style-name="ce6" table:formula="of:=[.C90]-ROUNDDOWN([.C90])" office:value-type="float" office:value="0.706904316994951">
            <text:p>0.71</text:p>
          </table:table-cell>
          <table:table-cell table:formula="of:=IF([.D90] &lt; [.$D$2])" office:value-type="boolean" office:boolean-value="false">
            <text:p>FALSE</text:p>
          </table:table-cell>
          <table:table-cell table:formula="of:=MOD([.C90];64)" office:value-type="float" office:value="31.706904316995">
            <text:p>31.71</text:p>
          </table:table-cell>
          <table:table-cell/>
        </table:table-row>
        <table:table-row table:style-name="ro2">
          <table:table-cell table:style-name="ce3" table:formula="of:=[.A90]+1" office:value-type="float" office:value="90">
            <text:p>90</text:p>
          </table:table-cell>
          <table:table-cell table:style-name="ce3" table:formula="of:=[orbits.$C$3]*[.A91]" office:value-type="float" office:value="389921.49">
            <text:p>389921.49</text:p>
          </table:table-cell>
          <table:table-cell table:style-name="ce6" table:formula="of:=[.B91]/[orbits.$D$3]" office:value-type="float" office:value="1067.5687796464">
            <text:p>1067.57</text:p>
          </table:table-cell>
          <table:table-cell table:style-name="ce6" table:formula="of:=[.C91]-ROUNDDOWN([.C91])" office:value-type="float" office:value="0.568779646399435">
            <text:p>0.57</text:p>
          </table:table-cell>
          <table:table-cell table:formula="of:=IF([.D91] &lt; [.$D$2])" office:value-type="boolean" office:boolean-value="false">
            <text:p>FALSE</text:p>
          </table:table-cell>
          <table:table-cell table:formula="of:=MOD([.C91];64)" office:value-type="float" office:value="43.5687796463994">
            <text:p>43.57</text:p>
          </table:table-cell>
          <table:table-cell/>
        </table:table-row>
        <table:table-row table:style-name="ro2">
          <table:table-cell table:style-name="ce3" table:formula="of:=[.A91]+1" office:value-type="float" office:value="91">
            <text:p>91</text:p>
          </table:table-cell>
          <table:table-cell table:style-name="ce3" table:formula="of:=[orbits.$C$3]*[.A92]" office:value-type="float" office:value="394253.951">
            <text:p>394253.951</text:p>
          </table:table-cell>
          <table:table-cell table:style-name="ce6" table:formula="of:=[.B92]/[orbits.$D$3]" office:value-type="float" office:value="1079.4306549758">
            <text:p>1079.43</text:p>
          </table:table-cell>
          <table:table-cell table:style-name="ce6" table:formula="of:=[.C92]-ROUNDDOWN([.C92])" office:value-type="float" office:value="0.430654975803691">
            <text:p>0.43</text:p>
          </table:table-cell>
          <table:table-cell table:formula="of:=IF([.D92] &lt; [.$D$2])" office:value-type="boolean" office:boolean-value="false">
            <text:p>FALSE</text:p>
          </table:table-cell>
          <table:table-cell table:formula="of:=MOD([.C92];64)" office:value-type="float" office:value="55.4306549758037">
            <text:p>55.43</text:p>
          </table:table-cell>
          <table:table-cell/>
        </table:table-row>
        <table:table-row table:style-name="ro2">
          <table:table-cell table:style-name="ce3" table:formula="of:=[.A92]+1" office:value-type="float" office:value="92">
            <text:p>92</text:p>
          </table:table-cell>
          <table:table-cell table:style-name="ce3" table:formula="of:=[orbits.$C$3]*[.A93]" office:value-type="float" office:value="398586.412">
            <text:p>398586.412</text:p>
          </table:table-cell>
          <table:table-cell table:style-name="ce6" table:formula="of:=[.B93]/[orbits.$D$3]" office:value-type="float" office:value="1091.29253030521">
            <text:p>1091.29</text:p>
          </table:table-cell>
          <table:table-cell table:style-name="ce6" table:formula="of:=[.C93]-ROUNDDOWN([.C93])" office:value-type="float" office:value="0.292530305208174">
            <text:p>0.29</text:p>
          </table:table-cell>
          <table:table-cell table:formula="of:=IF([.D93] &lt; [.$D$2])" office:value-type="boolean" office:boolean-value="false">
            <text:p>FALSE</text:p>
          </table:table-cell>
          <table:table-cell table:formula="of:=MOD([.C93];64)" office:value-type="float" office:value="3.29253030520817">
            <text:p>3.29</text:p>
          </table:table-cell>
          <table:table-cell/>
        </table:table-row>
        <table:table-row table:style-name="ro2">
          <table:table-cell table:style-name="ce3" table:formula="of:=[.A93]+1" office:value-type="float" office:value="93">
            <text:p>93</text:p>
          </table:table-cell>
          <table:table-cell table:style-name="ce3" table:formula="of:=[orbits.$C$3]*[.A94]" office:value-type="float" office:value="402918.873">
            <text:p>402918.873</text:p>
          </table:table-cell>
          <table:table-cell table:style-name="ce6" table:formula="of:=[.B94]/[orbits.$D$3]" office:value-type="float" office:value="1103.15440563461">
            <text:p>1103.15</text:p>
          </table:table-cell>
          <table:table-cell table:style-name="ce6" table:formula="of:=[.C94]-ROUNDDOWN([.C94])" office:value-type="float" office:value="0.154405634612658">
            <text:p>0.15</text:p>
          </table:table-cell>
          <table:table-cell table:formula="of:=IF([.D94] &lt; [.$D$2])" office:value-type="boolean" office:boolean-value="false">
            <text:p>FALSE</text:p>
          </table:table-cell>
          <table:table-cell table:formula="of:=MOD([.C94];64)" office:value-type="float" office:value="15.1544056346127">
            <text:p>15.15</text:p>
          </table:table-cell>
          <table:table-cell/>
        </table:table-row>
        <table:table-row table:style-name="ro2">
          <table:table-cell table:style-name="ce3" table:formula="of:=[.A94]+1" office:value-type="float" office:value="94">
            <text:p>94</text:p>
          </table:table-cell>
          <table:table-cell table:style-name="ce3" table:formula="of:=[orbits.$C$3]*[.A95]" office:value-type="float" office:value="407251.334">
            <text:p>407251.334</text:p>
          </table:table-cell>
          <table:table-cell table:style-name="ce6" table:formula="of:=[.B95]/[orbits.$D$3]" office:value-type="float" office:value="1115.01628096402">
            <text:p>1115.02</text:p>
          </table:table-cell>
          <table:table-cell table:style-name="ce6" table:formula="of:=[.C95]-ROUNDDOWN([.C95])" office:value-type="float" office:value="0.0162809640171417">
            <text:p>0.02</text:p>
          </table:table-cell>
          <table:table-cell table:formula="of:=IF([.D95] &lt; [.$D$2])" office:value-type="boolean" office:boolean-value="true">
            <text:p>TRUE</text:p>
          </table:table-cell>
          <table:table-cell table:formula="of:=MOD([.C95];64)" office:value-type="float" office:value="27.0162809640171">
            <text:p>27.02</text:p>
          </table:table-cell>
          <table:table-cell/>
        </table:table-row>
        <table:table-row table:style-name="ro2">
          <table:table-cell table:style-name="ce3" table:formula="of:=[.A95]+1" office:value-type="float" office:value="95">
            <text:p>95</text:p>
          </table:table-cell>
          <table:table-cell table:style-name="ce3" table:formula="of:=[orbits.$C$3]*[.A96]" office:value-type="float" office:value="411583.795">
            <text:p>411583.795</text:p>
          </table:table-cell>
          <table:table-cell table:style-name="ce6" table:formula="of:=[.B96]/[orbits.$D$3]" office:value-type="float" office:value="1126.87815629342">
            <text:p>1126.88</text:p>
          </table:table-cell>
          <table:table-cell table:style-name="ce6" table:formula="of:=[.C96]-ROUNDDOWN([.C96])" office:value-type="float" office:value="0.878156293421625">
            <text:p>0.88</text:p>
          </table:table-cell>
          <table:table-cell table:formula="of:=IF([.D96] &lt; [.$D$2])" office:value-type="boolean" office:boolean-value="false">
            <text:p>FALSE</text:p>
          </table:table-cell>
          <table:table-cell table:formula="of:=MOD([.C96];64)" office:value-type="float" office:value="38.8781562934216">
            <text:p>38.88</text:p>
          </table:table-cell>
          <table:table-cell/>
        </table:table-row>
        <table:table-row table:style-name="ro2">
          <table:table-cell table:style-name="ce3" table:formula="of:=[.A96]+1" office:value-type="float" office:value="96">
            <text:p>96</text:p>
          </table:table-cell>
          <table:table-cell table:style-name="ce3" table:formula="of:=[orbits.$C$3]*[.A97]" office:value-type="float" office:value="415916.256">
            <text:p>415916.256</text:p>
          </table:table-cell>
          <table:table-cell table:style-name="ce6" table:formula="of:=[.B97]/[orbits.$D$3]" office:value-type="float" office:value="1138.74003162283">
            <text:p>1138.74</text:p>
          </table:table-cell>
          <table:table-cell table:style-name="ce6" table:formula="of:=[.C97]-ROUNDDOWN([.C97])" office:value-type="float" office:value="0.740031622826109">
            <text:p>0.74</text:p>
          </table:table-cell>
          <table:table-cell table:formula="of:=IF([.D97] &lt; [.$D$2])" office:value-type="boolean" office:boolean-value="false">
            <text:p>FALSE</text:p>
          </table:table-cell>
          <table:table-cell table:formula="of:=MOD([.C97];64)" office:value-type="float" office:value="50.7400316228261">
            <text:p>50.74</text:p>
          </table:table-cell>
          <table:table-cell/>
        </table:table-row>
        <table:table-row table:style-name="ro2">
          <table:table-cell table:style-name="ce3" table:formula="of:=[.A97]+1" office:value-type="float" office:value="97">
            <text:p>97</text:p>
          </table:table-cell>
          <table:table-cell table:style-name="ce3" table:formula="of:=[orbits.$C$3]*[.A98]" office:value-type="float" office:value="420248.717">
            <text:p>420248.717</text:p>
          </table:table-cell>
          <table:table-cell table:style-name="ce6" table:formula="of:=[.B98]/[orbits.$D$3]" office:value-type="float" office:value="1150.60190695223">
            <text:p>1150.60</text:p>
          </table:table-cell>
          <table:table-cell table:style-name="ce6" table:formula="of:=[.C98]-ROUNDDOWN([.C98])" office:value-type="float" office:value="0.601906952230365">
            <text:p>0.60</text:p>
          </table:table-cell>
          <table:table-cell table:formula="of:=IF([.D98] &lt; [.$D$2])" office:value-type="boolean" office:boolean-value="false">
            <text:p>FALSE</text:p>
          </table:table-cell>
          <table:table-cell table:formula="of:=MOD([.C98];64)" office:value-type="float" office:value="62.6019069522304">
            <text:p>62.60</text:p>
          </table:table-cell>
          <table:table-cell/>
        </table:table-row>
        <table:table-row table:style-name="ro2">
          <table:table-cell table:style-name="ce3" table:formula="of:=[.A98]+1" office:value-type="float" office:value="98">
            <text:p>98</text:p>
          </table:table-cell>
          <table:table-cell table:style-name="ce3" table:formula="of:=[orbits.$C$3]*[.A99]" office:value-type="float" office:value="424581.178">
            <text:p>424581.178</text:p>
          </table:table-cell>
          <table:table-cell table:style-name="ce6" table:formula="of:=[.B99]/[orbits.$D$3]" office:value-type="float" office:value="1162.46378228163">
            <text:p>1162.46</text:p>
          </table:table-cell>
          <table:table-cell table:style-name="ce6" table:formula="of:=[.C99]-ROUNDDOWN([.C99])" office:value-type="float" office:value="0.463782281634849">
            <text:p>0.46</text:p>
          </table:table-cell>
          <table:table-cell table:formula="of:=IF([.D99] &lt; [.$D$2])" office:value-type="boolean" office:boolean-value="false">
            <text:p>FALSE</text:p>
          </table:table-cell>
          <table:table-cell table:formula="of:=MOD([.C99];64)" office:value-type="float" office:value="10.4637822816348">
            <text:p>10.46</text:p>
          </table:table-cell>
          <table:table-cell/>
        </table:table-row>
        <table:table-row table:style-name="ro2">
          <table:table-cell table:style-name="ce3" table:formula="of:=[.A99]+1" office:value-type="float" office:value="99">
            <text:p>99</text:p>
          </table:table-cell>
          <table:table-cell table:style-name="ce3" table:formula="of:=[orbits.$C$3]*[.A100]" office:value-type="float" office:value="428913.639">
            <text:p>428913.639</text:p>
          </table:table-cell>
          <table:table-cell table:style-name="ce6" table:formula="of:=[.B100]/[orbits.$D$3]" office:value-type="float" office:value="1174.32565761104">
            <text:p>1174.33</text:p>
          </table:table-cell>
          <table:table-cell table:style-name="ce6" table:formula="of:=[.C100]-ROUNDDOWN([.C100])" office:value-type="float" office:value="0.325657611039333">
            <text:p>0.33</text:p>
          </table:table-cell>
          <table:table-cell table:formula="of:=IF([.D100] &lt; [.$D$2])" office:value-type="boolean" office:boolean-value="false">
            <text:p>FALSE</text:p>
          </table:table-cell>
          <table:table-cell table:formula="of:=MOD([.C100];64)" office:value-type="float" office:value="22.3256576110393">
            <text:p>22.33</text:p>
          </table:table-cell>
          <table:table-cell/>
        </table:table-row>
        <table:table-row table:style-name="ro2">
          <table:table-cell table:style-name="ce3" table:formula="of:=[.A100]+1" office:value-type="float" office:value="100">
            <text:p>100</text:p>
          </table:table-cell>
          <table:table-cell table:style-name="ce3" table:formula="of:=[orbits.$C$3]*[.A101]" office:value-type="float" office:value="433246.1">
            <text:p>433246.1</text:p>
          </table:table-cell>
          <table:table-cell table:style-name="ce6" table:formula="of:=[.B101]/[orbits.$D$3]" office:value-type="float" office:value="1186.18753294044">
            <text:p>1186.19</text:p>
          </table:table-cell>
          <table:table-cell table:style-name="ce6" table:formula="of:=[.C101]-ROUNDDOWN([.C101])" office:value-type="float" office:value="0.187532940443816">
            <text:p>0.19</text:p>
          </table:table-cell>
          <table:table-cell table:formula="of:=IF([.D101] &lt; [.$D$2])" office:value-type="boolean" office:boolean-value="false">
            <text:p>FALSE</text:p>
          </table:table-cell>
          <table:table-cell table:formula="of:=MOD([.C101];64)" office:value-type="float" office:value="34.1875329404438">
            <text:p>34.19</text:p>
          </table:table-cell>
          <table:table-cell/>
        </table:table-row>
        <table:table-row table:style-name="ro2">
          <table:table-cell table:style-name="ce3" table:formula="of:=[.A101]+1" office:value-type="float" office:value="101">
            <text:p>101</text:p>
          </table:table-cell>
          <table:table-cell table:style-name="ce3" table:formula="of:=[orbits.$C$3]*[.A102]" office:value-type="float" office:value="437578.561">
            <text:p>437578.561</text:p>
          </table:table-cell>
          <table:table-cell table:style-name="ce6" table:formula="of:=[.B102]/[orbits.$D$3]" office:value-type="float" office:value="1198.04940826985">
            <text:p>1198.05</text:p>
          </table:table-cell>
          <table:table-cell table:style-name="ce6" table:formula="of:=[.C102]-ROUNDDOWN([.C102])" office:value-type="float" office:value="0.0494082698482998">
            <text:p>0.05</text:p>
          </table:table-cell>
          <table:table-cell table:formula="of:=IF([.D102] &lt; [.$D$2])" office:value-type="boolean" office:boolean-value="true">
            <text:p>TRUE</text:p>
          </table:table-cell>
          <table:table-cell table:formula="of:=MOD([.C102];64)" office:value-type="float" office:value="46.0494082698483">
            <text:p>46.05</text:p>
          </table:table-cell>
          <table:table-cell/>
        </table:table-row>
        <table:table-row table:style-name="ro2">
          <table:table-cell table:style-name="ce3" table:formula="of:=[.A102]+1" office:value-type="float" office:value="102">
            <text:p>102</text:p>
          </table:table-cell>
          <table:table-cell table:style-name="ce3" table:formula="of:=[orbits.$C$3]*[.A103]" office:value-type="float" office:value="441911.022">
            <text:p>441911.022</text:p>
          </table:table-cell>
          <table:table-cell table:style-name="ce6" table:formula="of:=[.B103]/[orbits.$D$3]" office:value-type="float" office:value="1209.91128359925">
            <text:p>1209.91</text:p>
          </table:table-cell>
          <table:table-cell table:style-name="ce6" table:formula="of:=[.C103]-ROUNDDOWN([.C103])" office:value-type="float" office:value="0.911283599252556">
            <text:p>0.91</text:p>
          </table:table-cell>
          <table:table-cell table:formula="of:=IF([.D103] &lt; [.$D$2])" office:value-type="boolean" office:boolean-value="false">
            <text:p>FALSE</text:p>
          </table:table-cell>
          <table:table-cell table:formula="of:=MOD([.C103];64)" office:value-type="float" office:value="57.9112835992526">
            <text:p>57.91</text:p>
          </table:table-cell>
          <table:table-cell/>
        </table:table-row>
        <table:table-row table:style-name="ro2">
          <table:table-cell table:style-name="ce3" table:formula="of:=[.A103]+1" office:value-type="float" office:value="103">
            <text:p>103</text:p>
          </table:table-cell>
          <table:table-cell table:style-name="ce3" table:formula="of:=[orbits.$C$3]*[.A104]" office:value-type="float" office:value="446243.483">
            <text:p>446243.483</text:p>
          </table:table-cell>
          <table:table-cell table:style-name="ce6" table:formula="of:=[.B104]/[orbits.$D$3]" office:value-type="float" office:value="1221.77315892866">
            <text:p>1221.77</text:p>
          </table:table-cell>
          <table:table-cell table:style-name="ce6" table:formula="of:=[.C104]-ROUNDDOWN([.C104])" office:value-type="float" office:value="0.77315892865704">
            <text:p>0.77</text:p>
          </table:table-cell>
          <table:table-cell table:formula="of:=IF([.D104] &lt; [.$D$2])" office:value-type="boolean" office:boolean-value="false">
            <text:p>FALSE</text:p>
          </table:table-cell>
          <table:table-cell table:formula="of:=MOD([.C104];64)" office:value-type="float" office:value="5.77315892865704">
            <text:p>5.77</text:p>
          </table:table-cell>
          <table:table-cell/>
        </table:table-row>
        <table:table-row table:style-name="ro2">
          <table:table-cell table:style-name="ce3" table:formula="of:=[.A104]+1" office:value-type="float" office:value="104">
            <text:p>104</text:p>
          </table:table-cell>
          <table:table-cell table:style-name="ce3" table:formula="of:=[orbits.$C$3]*[.A105]" office:value-type="float" office:value="450575.944">
            <text:p>450575.944</text:p>
          </table:table-cell>
          <table:table-cell table:style-name="ce6" table:formula="of:=[.B105]/[orbits.$D$3]" office:value-type="float" office:value="1233.63503425806">
            <text:p>1233.64</text:p>
          </table:table-cell>
          <table:table-cell table:style-name="ce6" table:formula="of:=[.C105]-ROUNDDOWN([.C105])" office:value-type="float" office:value="0.635034258061523">
            <text:p>0.64</text:p>
          </table:table-cell>
          <table:table-cell table:formula="of:=IF([.D105] &lt; [.$D$2])" office:value-type="boolean" office:boolean-value="false">
            <text:p>FALSE</text:p>
          </table:table-cell>
          <table:table-cell table:formula="of:=MOD([.C105];64)" office:value-type="float" office:value="17.6350342580615">
            <text:p>17.64</text:p>
          </table:table-cell>
          <table:table-cell/>
        </table:table-row>
        <table:table-row table:style-name="ro2">
          <table:table-cell table:style-name="ce3" table:formula="of:=[.A105]+1" office:value-type="float" office:value="105">
            <text:p>105</text:p>
          </table:table-cell>
          <table:table-cell table:style-name="ce3" table:formula="of:=[orbits.$C$3]*[.A106]" office:value-type="float" office:value="454908.405">
            <text:p>454908.405</text:p>
          </table:table-cell>
          <table:table-cell table:style-name="ce6" table:formula="of:=[.B106]/[orbits.$D$3]" office:value-type="float" office:value="1245.49690958747">
            <text:p>1245.50</text:p>
          </table:table-cell>
          <table:table-cell table:style-name="ce6" table:formula="of:=[.C106]-ROUNDDOWN([.C106])" office:value-type="float" office:value="0.496909587466007">
            <text:p>0.50</text:p>
          </table:table-cell>
          <table:table-cell table:formula="of:=IF([.D106] &lt; [.$D$2])" office:value-type="boolean" office:boolean-value="false">
            <text:p>FALSE</text:p>
          </table:table-cell>
          <table:table-cell table:formula="of:=MOD([.C106];64)" office:value-type="float" office:value="29.496909587466">
            <text:p>29.50</text:p>
          </table:table-cell>
          <table:table-cell/>
        </table:table-row>
        <table:table-row table:style-name="ro2">
          <table:table-cell table:style-name="ce3" table:formula="of:=[.A106]+1" office:value-type="float" office:value="106">
            <text:p>106</text:p>
          </table:table-cell>
          <table:table-cell table:style-name="ce3" table:formula="of:=[orbits.$C$3]*[.A107]" office:value-type="float" office:value="459240.866">
            <text:p>459240.866</text:p>
          </table:table-cell>
          <table:table-cell table:style-name="ce6" table:formula="of:=[.B107]/[orbits.$D$3]" office:value-type="float" office:value="1257.35878491687">
            <text:p>1257.36</text:p>
          </table:table-cell>
          <table:table-cell table:style-name="ce6" table:formula="of:=[.C107]-ROUNDDOWN([.C107])" office:value-type="float" office:value="0.358784916870491">
            <text:p>0.36</text:p>
          </table:table-cell>
          <table:table-cell table:formula="of:=IF([.D107] &lt; [.$D$2])" office:value-type="boolean" office:boolean-value="false">
            <text:p>FALSE</text:p>
          </table:table-cell>
          <table:table-cell table:formula="of:=MOD([.C107];64)" office:value-type="float" office:value="41.3587849168705">
            <text:p>41.36</text:p>
          </table:table-cell>
          <table:table-cell/>
        </table:table-row>
        <table:table-row table:style-name="ro2">
          <table:table-cell table:style-name="ce3" table:formula="of:=[.A107]+1" office:value-type="float" office:value="107">
            <text:p>107</text:p>
          </table:table-cell>
          <table:table-cell table:style-name="ce3" table:formula="of:=[orbits.$C$3]*[.A108]" office:value-type="float" office:value="463573.327">
            <text:p>463573.327</text:p>
          </table:table-cell>
          <table:table-cell table:style-name="ce6" table:formula="of:=[.B108]/[orbits.$D$3]" office:value-type="float" office:value="1269.22066024627">
            <text:p>1269.22</text:p>
          </table:table-cell>
          <table:table-cell table:style-name="ce6" table:formula="of:=[.C108]-ROUNDDOWN([.C108])" office:value-type="float" office:value="0.220660246274747">
            <text:p>0.22</text:p>
          </table:table-cell>
          <table:table-cell table:formula="of:=IF([.D108] &lt; [.$D$2])" office:value-type="boolean" office:boolean-value="false">
            <text:p>FALSE</text:p>
          </table:table-cell>
          <table:table-cell table:formula="of:=MOD([.C108];64)" office:value-type="float" office:value="53.2206602462748">
            <text:p>53.22</text:p>
          </table:table-cell>
          <table:table-cell/>
        </table:table-row>
        <table:table-row table:style-name="ro2">
          <table:table-cell table:style-name="ce3" table:formula="of:=[.A108]+1" office:value-type="float" office:value="108">
            <text:p>108</text:p>
          </table:table-cell>
          <table:table-cell table:style-name="ce3" table:formula="of:=[orbits.$C$3]*[.A109]" office:value-type="float" office:value="467905.788">
            <text:p>467905.788</text:p>
          </table:table-cell>
          <table:table-cell table:style-name="ce6" table:formula="of:=[.B109]/[orbits.$D$3]" office:value-type="float" office:value="1281.08253557568">
            <text:p>1281.08</text:p>
          </table:table-cell>
          <table:table-cell table:style-name="ce6" table:formula="of:=[.C109]-ROUNDDOWN([.C109])" office:value-type="float" office:value="0.0825355756792305">
            <text:p>0.08</text:p>
          </table:table-cell>
          <table:table-cell table:formula="of:=IF([.D109] &lt; [.$D$2])" office:value-type="boolean" office:boolean-value="true">
            <text:p>TRUE</text:p>
          </table:table-cell>
          <table:table-cell table:formula="of:=MOD([.C109];64)" office:value-type="float" office:value="1.08253557567923">
            <text:p>1.08</text:p>
          </table:table-cell>
          <table:table-cell/>
        </table:table-row>
        <table:table-row table:style-name="ro2">
          <table:table-cell table:style-name="ce3" table:formula="of:=[.A109]+1" office:value-type="float" office:value="109">
            <text:p>109</text:p>
          </table:table-cell>
          <table:table-cell table:style-name="ce3" table:formula="of:=[orbits.$C$3]*[.A110]" office:value-type="float" office:value="472238.249">
            <text:p>472238.249</text:p>
          </table:table-cell>
          <table:table-cell table:style-name="ce6" table:formula="of:=[.B110]/[orbits.$D$3]" office:value-type="float" office:value="1292.94441090508">
            <text:p>1292.94</text:p>
          </table:table-cell>
          <table:table-cell table:style-name="ce6" table:formula="of:=[.C110]-ROUNDDOWN([.C110])" office:value-type="float" office:value="0.944410905083714">
            <text:p>0.94</text:p>
          </table:table-cell>
          <table:table-cell table:formula="of:=IF([.D110] &lt; [.$D$2])" office:value-type="boolean" office:boolean-value="false">
            <text:p>FALSE</text:p>
          </table:table-cell>
          <table:table-cell table:formula="of:=MOD([.C110];64)" office:value-type="float" office:value="12.9444109050837">
            <text:p>12.94</text:p>
          </table:table-cell>
          <table:table-cell/>
        </table:table-row>
        <table:table-row table:style-name="ro2">
          <table:table-cell table:style-name="ce3" table:formula="of:=[.A110]+1" office:value-type="float" office:value="110">
            <text:p>110</text:p>
          </table:table-cell>
          <table:table-cell table:style-name="ce3" table:formula="of:=[orbits.$C$3]*[.A111]" office:value-type="float" office:value="476570.71">
            <text:p>476570.71</text:p>
          </table:table-cell>
          <table:table-cell table:style-name="ce6" table:formula="of:=[.B111]/[orbits.$D$3]" office:value-type="float" office:value="1304.80628623449">
            <text:p>1304.81</text:p>
          </table:table-cell>
          <table:table-cell table:style-name="ce6" table:formula="of:=[.C111]-ROUNDDOWN([.C111])" office:value-type="float" office:value="0.80628623448797">
            <text:p>0.81</text:p>
          </table:table-cell>
          <table:table-cell table:formula="of:=IF([.D111] &lt; [.$D$2])" office:value-type="boolean" office:boolean-value="false">
            <text:p>FALSE</text:p>
          </table:table-cell>
          <table:table-cell table:formula="of:=MOD([.C111];64)" office:value-type="float" office:value="24.806286234488">
            <text:p>24.81</text:p>
          </table:table-cell>
          <table:table-cell/>
        </table:table-row>
        <table:table-row table:style-name="ro2">
          <table:table-cell table:style-name="ce3" table:formula="of:=[.A111]+1" office:value-type="float" office:value="111">
            <text:p>111</text:p>
          </table:table-cell>
          <table:table-cell table:style-name="ce3" table:formula="of:=[orbits.$C$3]*[.A112]" office:value-type="float" office:value="480903.171">
            <text:p>480903.171</text:p>
          </table:table-cell>
          <table:table-cell table:style-name="ce6" table:formula="of:=[.B112]/[orbits.$D$3]" office:value-type="float" office:value="1316.66816156389">
            <text:p>1316.67</text:p>
          </table:table-cell>
          <table:table-cell table:style-name="ce6" table:formula="of:=[.C112]-ROUNDDOWN([.C112])" office:value-type="float" office:value="0.668161563892454">
            <text:p>0.67</text:p>
          </table:table-cell>
          <table:table-cell table:formula="of:=IF([.D112] &lt; [.$D$2])" office:value-type="boolean" office:boolean-value="false">
            <text:p>FALSE</text:p>
          </table:table-cell>
          <table:table-cell table:formula="of:=MOD([.C112];64)" office:value-type="float" office:value="36.6681615638925">
            <text:p>36.67</text:p>
          </table:table-cell>
          <table:table-cell/>
        </table:table-row>
        <table:table-row table:style-name="ro2">
          <table:table-cell table:style-name="ce3" table:formula="of:=[.A112]+1" office:value-type="float" office:value="112">
            <text:p>112</text:p>
          </table:table-cell>
          <table:table-cell table:style-name="ce3" table:formula="of:=[orbits.$C$3]*[.A113]" office:value-type="float" office:value="485235.632">
            <text:p>485235.632</text:p>
          </table:table-cell>
          <table:table-cell table:style-name="ce6" table:formula="of:=[.B113]/[orbits.$D$3]" office:value-type="float" office:value="1328.5300368933">
            <text:p>1328.53</text:p>
          </table:table-cell>
          <table:table-cell table:style-name="ce6" table:formula="of:=[.C113]-ROUNDDOWN([.C113])" office:value-type="float" office:value="0.530036893296938">
            <text:p>0.53</text:p>
          </table:table-cell>
          <table:table-cell table:formula="of:=IF([.D113] &lt; [.$D$2])" office:value-type="boolean" office:boolean-value="false">
            <text:p>FALSE</text:p>
          </table:table-cell>
          <table:table-cell table:formula="of:=MOD([.C113];64)" office:value-type="float" office:value="48.5300368932969">
            <text:p>48.53</text:p>
          </table:table-cell>
          <table:table-cell/>
        </table:table-row>
        <table:table-row table:style-name="ro2">
          <table:table-cell table:style-name="ce3" table:formula="of:=[.A113]+1" office:value-type="float" office:value="113">
            <text:p>113</text:p>
          </table:table-cell>
          <table:table-cell table:style-name="ce3" table:formula="of:=[orbits.$C$3]*[.A114]" office:value-type="float" office:value="489568.093">
            <text:p>489568.093</text:p>
          </table:table-cell>
          <table:table-cell table:style-name="ce6" table:formula="of:=[.B114]/[orbits.$D$3]" office:value-type="float" office:value="1340.3919122227">
            <text:p>1340.39</text:p>
          </table:table-cell>
          <table:table-cell table:style-name="ce6" table:formula="of:=[.C114]-ROUNDDOWN([.C114])" office:value-type="float" office:value="0.391912222701421">
            <text:p>0.39</text:p>
          </table:table-cell>
          <table:table-cell table:formula="of:=IF([.D114] &lt; [.$D$2])" office:value-type="boolean" office:boolean-value="false">
            <text:p>FALSE</text:p>
          </table:table-cell>
          <table:table-cell table:formula="of:=MOD([.C114];64)" office:value-type="float" office:value="60.3919122227014">
            <text:p>60.39</text:p>
          </table:table-cell>
          <table:table-cell/>
        </table:table-row>
        <table:table-row table:style-name="ro2">
          <table:table-cell table:style-name="ce3" table:formula="of:=[.A114]+1" office:value-type="float" office:value="114">
            <text:p>114</text:p>
          </table:table-cell>
          <table:table-cell table:style-name="ce3" table:formula="of:=[orbits.$C$3]*[.A115]" office:value-type="float" office:value="493900.554">
            <text:p>493900.554</text:p>
          </table:table-cell>
          <table:table-cell table:style-name="ce6" table:formula="of:=[.B115]/[orbits.$D$3]" office:value-type="float" office:value="1352.25378755211">
            <text:p>1352.25</text:p>
          </table:table-cell>
          <table:table-cell table:style-name="ce6" table:formula="of:=[.C115]-ROUNDDOWN([.C115])" office:value-type="float" office:value="0.253787552105678">
            <text:p>0.25</text:p>
          </table:table-cell>
          <table:table-cell table:formula="of:=IF([.D115] &lt; [.$D$2])" office:value-type="boolean" office:boolean-value="false">
            <text:p>FALSE</text:p>
          </table:table-cell>
          <table:table-cell table:formula="of:=MOD([.C115];64)" office:value-type="float" office:value="8.25378755210568">
            <text:p>8.25</text:p>
          </table:table-cell>
          <table:table-cell/>
        </table:table-row>
        <table:table-row table:style-name="ro2">
          <table:table-cell table:style-name="ce3" table:formula="of:=[.A115]+1" office:value-type="float" office:value="115">
            <text:p>115</text:p>
          </table:table-cell>
          <table:table-cell table:style-name="ce3" table:formula="of:=[orbits.$C$3]*[.A116]" office:value-type="float" office:value="498233.015">
            <text:p>498233.015</text:p>
          </table:table-cell>
          <table:table-cell table:style-name="ce6" table:formula="of:=[.B116]/[orbits.$D$3]" office:value-type="float" office:value="1364.11566288151">
            <text:p>1364.12</text:p>
          </table:table-cell>
          <table:table-cell table:style-name="ce6" table:formula="of:=[.C116]-ROUNDDOWN([.C116])" office:value-type="float" office:value="0.115662881510161">
            <text:p>0.12</text:p>
          </table:table-cell>
          <table:table-cell table:formula="of:=IF([.D116] &lt; [.$D$2])" office:value-type="boolean" office:boolean-value="false">
            <text:p>FALSE</text:p>
          </table:table-cell>
          <table:table-cell table:formula="of:=MOD([.C116];64)" office:value-type="float" office:value="20.1156628815102">
            <text:p>20.12</text:p>
          </table:table-cell>
          <table:table-cell/>
        </table:table-row>
        <table:table-row table:style-name="ro2">
          <table:table-cell table:style-name="ce3" table:formula="of:=[.A116]+1" office:value-type="float" office:value="116">
            <text:p>116</text:p>
          </table:table-cell>
          <table:table-cell table:style-name="ce3" table:formula="of:=[orbits.$C$3]*[.A117]" office:value-type="float" office:value="502565.476">
            <text:p>502565.476</text:p>
          </table:table-cell>
          <table:table-cell table:style-name="ce6" table:formula="of:=[.B117]/[orbits.$D$3]" office:value-type="float" office:value="1375.97753821091">
            <text:p>1375.98</text:p>
          </table:table-cell>
          <table:table-cell table:style-name="ce6" table:formula="of:=[.C117]-ROUNDDOWN([.C117])" office:value-type="float" office:value="0.977538210914645">
            <text:p>0.98</text:p>
          </table:table-cell>
          <table:table-cell table:formula="of:=IF([.D117] &lt; [.$D$2])" office:value-type="boolean" office:boolean-value="false">
            <text:p>FALSE</text:p>
          </table:table-cell>
          <table:table-cell table:formula="of:=MOD([.C117];64)" office:value-type="float" office:value="31.9775382109146">
            <text:p>31.98</text:p>
          </table:table-cell>
          <table:table-cell/>
        </table:table-row>
        <table:table-row table:style-name="ro2">
          <table:table-cell table:style-name="ce3" table:formula="of:=[.A117]+1" office:value-type="float" office:value="117">
            <text:p>117</text:p>
          </table:table-cell>
          <table:table-cell table:style-name="ce3" table:formula="of:=[orbits.$C$3]*[.A118]" office:value-type="float" office:value="506897.937">
            <text:p>506897.937</text:p>
          </table:table-cell>
          <table:table-cell table:style-name="ce6" table:formula="of:=[.B118]/[orbits.$D$3]" office:value-type="float" office:value="1387.83941354032">
            <text:p>1387.84</text:p>
          </table:table-cell>
          <table:table-cell table:style-name="ce6" table:formula="of:=[.C118]-ROUNDDOWN([.C118])" office:value-type="float" office:value="0.839413540319129">
            <text:p>0.84</text:p>
          </table:table-cell>
          <table:table-cell table:formula="of:=IF([.D118] &lt; [.$D$2])" office:value-type="boolean" office:boolean-value="false">
            <text:p>FALSE</text:p>
          </table:table-cell>
          <table:table-cell table:formula="of:=MOD([.C118];64)" office:value-type="float" office:value="43.8394135403191">
            <text:p>43.84</text:p>
          </table:table-cell>
          <table:table-cell/>
        </table:table-row>
        <table:table-row table:style-name="ro2">
          <table:table-cell table:style-name="ce3" table:formula="of:=[.A118]+1" office:value-type="float" office:value="118">
            <text:p>118</text:p>
          </table:table-cell>
          <table:table-cell table:style-name="ce3" table:formula="of:=[orbits.$C$3]*[.A119]" office:value-type="float" office:value="511230.398">
            <text:p>511230.398</text:p>
          </table:table-cell>
          <table:table-cell table:style-name="ce6" table:formula="of:=[.B119]/[orbits.$D$3]" office:value-type="float" office:value="1399.70128886972">
            <text:p>1399.70</text:p>
          </table:table-cell>
          <table:table-cell table:style-name="ce6" table:formula="of:=[.C119]-ROUNDDOWN([.C119])" office:value-type="float" office:value="0.701288869723612">
            <text:p>0.70</text:p>
          </table:table-cell>
          <table:table-cell table:formula="of:=IF([.D119] &lt; [.$D$2])" office:value-type="boolean" office:boolean-value="false">
            <text:p>FALSE</text:p>
          </table:table-cell>
          <table:table-cell table:formula="of:=MOD([.C119];64)" office:value-type="float" office:value="55.7012888697236">
            <text:p>55.70</text:p>
          </table:table-cell>
          <table:table-cell/>
        </table:table-row>
        <table:table-row table:style-name="ro2">
          <table:table-cell table:style-name="ce3" table:formula="of:=[.A119]+1" office:value-type="float" office:value="119">
            <text:p>119</text:p>
          </table:table-cell>
          <table:table-cell table:style-name="ce3" table:formula="of:=[orbits.$C$3]*[.A120]" office:value-type="float" office:value="515562.859">
            <text:p>515562.859</text:p>
          </table:table-cell>
          <table:table-cell table:style-name="ce6" table:formula="of:=[.B120]/[orbits.$D$3]" office:value-type="float" office:value="1411.56316419913">
            <text:p>1411.56</text:p>
          </table:table-cell>
          <table:table-cell table:style-name="ce6" table:formula="of:=[.C120]-ROUNDDOWN([.C120])" office:value-type="float" office:value="0.563164199128096">
            <text:p>0.56</text:p>
          </table:table-cell>
          <table:table-cell table:formula="of:=IF([.D120] &lt; [.$D$2])" office:value-type="boolean" office:boolean-value="false">
            <text:p>FALSE</text:p>
          </table:table-cell>
          <table:table-cell table:formula="of:=MOD([.C120];64)" office:value-type="float" office:value="3.5631641991281">
            <text:p>3.56</text:p>
          </table:table-cell>
          <table:table-cell/>
        </table:table-row>
        <table:table-row table:style-name="ro2">
          <table:table-cell table:style-name="ce3" table:formula="of:=[.A120]+1" office:value-type="float" office:value="120">
            <text:p>120</text:p>
          </table:table-cell>
          <table:table-cell table:style-name="ce3" table:formula="of:=[orbits.$C$3]*[.A121]" office:value-type="float" office:value="519895.32">
            <text:p>519895.32</text:p>
          </table:table-cell>
          <table:table-cell table:style-name="ce6" table:formula="of:=[.B121]/[orbits.$D$3]" office:value-type="float" office:value="1423.42503952853">
            <text:p>1423.43</text:p>
          </table:table-cell>
          <table:table-cell table:style-name="ce6" table:formula="of:=[.C121]-ROUNDDOWN([.C121])" office:value-type="float" office:value="0.425039528532352">
            <text:p>0.43</text:p>
          </table:table-cell>
          <table:table-cell table:formula="of:=IF([.D121] &lt; [.$D$2])" office:value-type="boolean" office:boolean-value="false">
            <text:p>FALSE</text:p>
          </table:table-cell>
          <table:table-cell table:formula="of:=MOD([.C121];64)" office:value-type="float" office:value="15.4250395285324">
            <text:p>15.43</text:p>
          </table:table-cell>
          <table:table-cell/>
        </table:table-row>
        <table:table-row table:style-name="ro2">
          <table:table-cell table:style-name="ce3" table:formula="of:=[.A121]+1" office:value-type="float" office:value="121">
            <text:p>121</text:p>
          </table:table-cell>
          <table:table-cell table:style-name="ce3" table:formula="of:=[orbits.$C$3]*[.A122]" office:value-type="float" office:value="524227.781">
            <text:p>524227.781</text:p>
          </table:table-cell>
          <table:table-cell table:style-name="ce6" table:formula="of:=[.B122]/[orbits.$D$3]" office:value-type="float" office:value="1435.28691485794">
            <text:p>1435.29</text:p>
          </table:table-cell>
          <table:table-cell table:style-name="ce6" table:formula="of:=[.C122]-ROUNDDOWN([.C122])" office:value-type="float" office:value="0.286914857936836">
            <text:p>0.29</text:p>
          </table:table-cell>
          <table:table-cell table:formula="of:=IF([.D122] &lt; [.$D$2])" office:value-type="boolean" office:boolean-value="false">
            <text:p>FALSE</text:p>
          </table:table-cell>
          <table:table-cell table:formula="of:=MOD([.C122];64)" office:value-type="float" office:value="27.2869148579368">
            <text:p>27.29</text:p>
          </table:table-cell>
          <table:table-cell/>
        </table:table-row>
        <table:table-row table:style-name="ro2">
          <table:table-cell table:style-name="ce3" table:formula="of:=[.A122]+1" office:value-type="float" office:value="122">
            <text:p>122</text:p>
          </table:table-cell>
          <table:table-cell table:style-name="ce3" table:formula="of:=[orbits.$C$3]*[.A123]" office:value-type="float" office:value="528560.242">
            <text:p>528560.242</text:p>
          </table:table-cell>
          <table:table-cell table:style-name="ce6" table:formula="of:=[.B123]/[orbits.$D$3]" office:value-type="float" office:value="1447.14879018734">
            <text:p>1447.15</text:p>
          </table:table-cell>
          <table:table-cell table:style-name="ce6" table:formula="of:=[.C123]-ROUNDDOWN([.C123])" office:value-type="float" office:value="0.148790187341547">
            <text:p>0.15</text:p>
          </table:table-cell>
          <table:table-cell table:formula="of:=IF([.D123] &lt; [.$D$2])" office:value-type="boolean" office:boolean-value="false">
            <text:p>FALSE</text:p>
          </table:table-cell>
          <table:table-cell table:formula="of:=MOD([.C123];64)" office:value-type="float" office:value="39.1487901873415">
            <text:p>39.15</text:p>
          </table:table-cell>
          <table:table-cell/>
        </table:table-row>
        <table:table-row table:style-name="ro2">
          <table:table-cell table:style-name="ce3" table:formula="of:=[.A123]+1" office:value-type="float" office:value="123">
            <text:p>123</text:p>
          </table:table-cell>
          <table:table-cell table:style-name="ce3" table:formula="of:=[orbits.$C$3]*[.A124]" office:value-type="float" office:value="532892.703">
            <text:p>532892.703</text:p>
          </table:table-cell>
          <table:table-cell table:style-name="ce6" table:formula="of:=[.B124]/[orbits.$D$3]" office:value-type="float" office:value="1459.01066551675">
            <text:p>1459.01</text:p>
          </table:table-cell>
          <table:table-cell table:style-name="ce6" table:formula="of:=[.C124]-ROUNDDOWN([.C124])" office:value-type="float" office:value="0.0106655167455756">
            <text:p>0.01</text:p>
          </table:table-cell>
          <table:table-cell table:formula="of:=IF([.D124] &lt; [.$D$2])" office:value-type="boolean" office:boolean-value="true">
            <text:p>TRUE</text:p>
          </table:table-cell>
          <table:table-cell table:formula="of:=MOD([.C124];64)" office:value-type="float" office:value="51.0106655167456">
            <text:p>51.01</text:p>
          </table:table-cell>
          <table:table-cell/>
        </table:table-row>
        <table:table-row table:style-name="ro2">
          <table:table-cell table:style-name="ce3" table:formula="of:=[.A124]+1" office:value-type="float" office:value="124">
            <text:p>124</text:p>
          </table:table-cell>
          <table:table-cell table:style-name="ce3" table:formula="of:=[orbits.$C$3]*[.A125]" office:value-type="float" office:value="537225.164">
            <text:p>537225.164</text:p>
          </table:table-cell>
          <table:table-cell table:style-name="ce6" table:formula="of:=[.B125]/[orbits.$D$3]" office:value-type="float" office:value="1470.87254084615">
            <text:p>1470.87</text:p>
          </table:table-cell>
          <table:table-cell table:style-name="ce6" table:formula="of:=[.C125]-ROUNDDOWN([.C125])" office:value-type="float" office:value="0.872540846150059">
            <text:p>0.87</text:p>
          </table:table-cell>
          <table:table-cell table:formula="of:=IF([.D125] &lt; [.$D$2])" office:value-type="boolean" office:boolean-value="false">
            <text:p>FALSE</text:p>
          </table:table-cell>
          <table:table-cell table:formula="of:=MOD([.C125];64)" office:value-type="float" office:value="62.8725408461501">
            <text:p>62.87</text:p>
          </table:table-cell>
          <table:table-cell/>
        </table:table-row>
        <table:table-row table:style-name="ro2">
          <table:table-cell table:style-name="ce3" table:formula="of:=[.A125]+1" office:value-type="float" office:value="125">
            <text:p>125</text:p>
          </table:table-cell>
          <table:table-cell table:style-name="ce3" table:formula="of:=[orbits.$C$3]*[.A126]" office:value-type="float" office:value="541557.625">
            <text:p>541557.625</text:p>
          </table:table-cell>
          <table:table-cell table:style-name="ce6" table:formula="of:=[.B126]/[orbits.$D$3]" office:value-type="float" office:value="1482.73441617555">
            <text:p>1482.73</text:p>
          </table:table-cell>
          <table:table-cell table:style-name="ce6" table:formula="of:=[.C126]-ROUNDDOWN([.C126])" office:value-type="float" office:value="0.734416175554543">
            <text:p>0.73</text:p>
          </table:table-cell>
          <table:table-cell table:formula="of:=IF([.D126] &lt; [.$D$2])" office:value-type="boolean" office:boolean-value="false">
            <text:p>FALSE</text:p>
          </table:table-cell>
          <table:table-cell table:formula="of:=MOD([.C126];64)" office:value-type="float" office:value="10.7344161755545">
            <text:p>10.73</text:p>
          </table:table-cell>
          <table:table-cell/>
        </table:table-row>
        <table:table-row table:style-name="ro2">
          <table:table-cell table:style-name="ce3" table:formula="of:=[.A126]+1" office:value-type="float" office:value="126">
            <text:p>126</text:p>
          </table:table-cell>
          <table:table-cell table:style-name="ce3" table:formula="of:=[orbits.$C$3]*[.A127]" office:value-type="float" office:value="545890.086">
            <text:p>545890.086</text:p>
          </table:table-cell>
          <table:table-cell table:style-name="ce6" table:formula="of:=[.B127]/[orbits.$D$3]" office:value-type="float" office:value="1494.59629150496">
            <text:p>1494.60</text:p>
          </table:table-cell>
          <table:table-cell table:style-name="ce6" table:formula="of:=[.C127]-ROUNDDOWN([.C127])" office:value-type="float" office:value="0.596291504959027">
            <text:p>0.60</text:p>
          </table:table-cell>
          <table:table-cell table:formula="of:=IF([.D127] &lt; [.$D$2])" office:value-type="boolean" office:boolean-value="false">
            <text:p>FALSE</text:p>
          </table:table-cell>
          <table:table-cell table:formula="of:=MOD([.C127];64)" office:value-type="float" office:value="22.596291504959">
            <text:p>22.60</text:p>
          </table:table-cell>
          <table:table-cell/>
        </table:table-row>
        <table:table-row table:style-name="ro2">
          <table:table-cell table:style-name="ce3" table:formula="of:=[.A127]+1" office:value-type="float" office:value="127">
            <text:p>127</text:p>
          </table:table-cell>
          <table:table-cell table:style-name="ce3" table:formula="of:=[orbits.$C$3]*[.A128]" office:value-type="float" office:value="550222.547">
            <text:p>550222.547</text:p>
          </table:table-cell>
          <table:table-cell table:style-name="ce6" table:formula="of:=[.B128]/[orbits.$D$3]" office:value-type="float" office:value="1506.45816683436">
            <text:p>1506.46</text:p>
          </table:table-cell>
          <table:table-cell table:style-name="ce6" table:formula="of:=[.C128]-ROUNDDOWN([.C128])" office:value-type="float" office:value="0.45816683436351">
            <text:p>0.46</text:p>
          </table:table-cell>
          <table:table-cell table:formula="of:=IF([.D128] &lt; [.$D$2])" office:value-type="boolean" office:boolean-value="false">
            <text:p>FALSE</text:p>
          </table:table-cell>
          <table:table-cell table:formula="of:=MOD([.C128];64)" office:value-type="float" office:value="34.4581668343635">
            <text:p>34.46</text:p>
          </table:table-cell>
          <table:table-cell/>
        </table:table-row>
        <table:table-row table:style-name="ro2">
          <table:table-cell table:style-name="ce3" table:formula="of:=[.A128]+1" office:value-type="float" office:value="128">
            <text:p>128</text:p>
          </table:table-cell>
          <table:table-cell table:style-name="ce3" table:formula="of:=[orbits.$C$3]*[.A129]" office:value-type="float" office:value="554555.008">
            <text:p>554555.008</text:p>
          </table:table-cell>
          <table:table-cell table:style-name="ce6" table:formula="of:=[.B129]/[orbits.$D$3]" office:value-type="float" office:value="1518.32004216377">
            <text:p>1518.32</text:p>
          </table:table-cell>
          <table:table-cell table:style-name="ce6" table:formula="of:=[.C129]-ROUNDDOWN([.C129])" office:value-type="float" office:value="0.320042163767994">
            <text:p>0.32</text:p>
          </table:table-cell>
          <table:table-cell table:formula="of:=IF([.D129] &lt; [.$D$2])" office:value-type="boolean" office:boolean-value="false">
            <text:p>FALSE</text:p>
          </table:table-cell>
          <table:table-cell table:formula="of:=MOD([.C129];64)" office:value-type="float" office:value="46.320042163768">
            <text:p>46.32</text:p>
          </table:table-cell>
          <table:table-cell/>
        </table:table-row>
        <table:table-row table:style-name="ro2">
          <table:table-cell table:style-name="ce3" table:formula="of:=[.A129]+1" office:value-type="float" office:value="129">
            <text:p>129</text:p>
          </table:table-cell>
          <table:table-cell table:style-name="ce3" table:formula="of:=[orbits.$C$3]*[.A130]" office:value-type="float" office:value="558887.469">
            <text:p>558887.469</text:p>
          </table:table-cell>
          <table:table-cell table:style-name="ce6" table:formula="of:=[.B130]/[orbits.$D$3]" office:value-type="float" office:value="1530.18191749317">
            <text:p>1530.18</text:p>
          </table:table-cell>
          <table:table-cell table:style-name="ce6" table:formula="of:=[.C130]-ROUNDDOWN([.C130])" office:value-type="float" office:value="0.181917493172477">
            <text:p>0.18</text:p>
          </table:table-cell>
          <table:table-cell table:formula="of:=IF([.D130] &lt; [.$D$2])" office:value-type="boolean" office:boolean-value="false">
            <text:p>FALSE</text:p>
          </table:table-cell>
          <table:table-cell table:formula="of:=MOD([.C130];64)" office:value-type="float" office:value="58.1819174931725">
            <text:p>58.18</text:p>
          </table:table-cell>
          <table:table-cell/>
        </table:table-row>
        <table:table-row table:style-name="ro2">
          <table:table-cell table:style-name="ce3" table:formula="of:=[.A130]+1" office:value-type="float" office:value="130">
            <text:p>130</text:p>
          </table:table-cell>
          <table:table-cell table:style-name="ce3" table:formula="of:=[orbits.$C$3]*[.A131]" office:value-type="float" office:value="563219.93">
            <text:p>563219.93</text:p>
          </table:table-cell>
          <table:table-cell table:style-name="ce6" table:formula="of:=[.B131]/[orbits.$D$3]" office:value-type="float" office:value="1542.04379282258">
            <text:p>1542.04</text:p>
          </table:table-cell>
          <table:table-cell table:style-name="ce6" table:formula="of:=[.C131]-ROUNDDOWN([.C131])" office:value-type="float" office:value="0.043792822576961">
            <text:p>0.04</text:p>
          </table:table-cell>
          <table:table-cell table:formula="of:=IF([.D131] &lt; [.$D$2])" office:value-type="boolean" office:boolean-value="true">
            <text:p>TRUE</text:p>
          </table:table-cell>
          <table:table-cell table:formula="of:=MOD([.C131];64)" office:value-type="float" office:value="6.04379282257696">
            <text:p>6.04</text:p>
          </table:table-cell>
          <table:table-cell/>
        </table:table-row>
        <table:table-row table:style-name="ro2">
          <table:table-cell table:style-name="ce3" table:formula="of:=[.A131]+1" office:value-type="float" office:value="131">
            <text:p>131</text:p>
          </table:table-cell>
          <table:table-cell table:style-name="ce3" table:formula="of:=[orbits.$C$3]*[.A132]" office:value-type="float" office:value="567552.391">
            <text:p>567552.391</text:p>
          </table:table-cell>
          <table:table-cell table:style-name="ce6" table:formula="of:=[.B132]/[orbits.$D$3]" office:value-type="float" office:value="1553.90566815198">
            <text:p>1553.91</text:p>
          </table:table-cell>
          <table:table-cell table:style-name="ce6" table:formula="of:=[.C132]-ROUNDDOWN([.C132])" office:value-type="float" office:value="0.905668151981445">
            <text:p>0.91</text:p>
          </table:table-cell>
          <table:table-cell table:formula="of:=IF([.D132] &lt; [.$D$2])" office:value-type="boolean" office:boolean-value="false">
            <text:p>FALSE</text:p>
          </table:table-cell>
          <table:table-cell table:formula="of:=MOD([.C132];64)" office:value-type="float" office:value="17.9056681519814">
            <text:p>17.91</text:p>
          </table:table-cell>
          <table:table-cell/>
        </table:table-row>
        <table:table-row table:style-name="ro2">
          <table:table-cell table:style-name="ce3" table:formula="of:=[.A132]+1" office:value-type="float" office:value="132">
            <text:p>132</text:p>
          </table:table-cell>
          <table:table-cell table:style-name="ce3" table:formula="of:=[orbits.$C$3]*[.A133]" office:value-type="float" office:value="571884.852">
            <text:p>571884.852</text:p>
          </table:table-cell>
          <table:table-cell table:style-name="ce6" table:formula="of:=[.B133]/[orbits.$D$3]" office:value-type="float" office:value="1565.76754348139">
            <text:p>1565.77</text:p>
          </table:table-cell>
          <table:table-cell table:style-name="ce6" table:formula="of:=[.C133]-ROUNDDOWN([.C133])" office:value-type="float" office:value="0.767543481385928">
            <text:p>0.77</text:p>
          </table:table-cell>
          <table:table-cell table:formula="of:=IF([.D133] &lt; [.$D$2])" office:value-type="boolean" office:boolean-value="false">
            <text:p>FALSE</text:p>
          </table:table-cell>
          <table:table-cell table:formula="of:=MOD([.C133];64)" office:value-type="float" office:value="29.7675434813859">
            <text:p>29.77</text:p>
          </table:table-cell>
          <table:table-cell/>
        </table:table-row>
        <table:table-row table:style-name="ro2">
          <table:table-cell table:style-name="ce3" table:formula="of:=[.A133]+1" office:value-type="float" office:value="133">
            <text:p>133</text:p>
          </table:table-cell>
          <table:table-cell table:style-name="ce3" table:formula="of:=[orbits.$C$3]*[.A134]" office:value-type="float" office:value="576217.313">
            <text:p>576217.313</text:p>
          </table:table-cell>
          <table:table-cell table:style-name="ce6" table:formula="of:=[.B134]/[orbits.$D$3]" office:value-type="float" office:value="1577.62941881079">
            <text:p>1577.63</text:p>
          </table:table-cell>
          <table:table-cell table:style-name="ce6" table:formula="of:=[.C134]-ROUNDDOWN([.C134])" office:value-type="float" office:value="0.629418810790185">
            <text:p>0.63</text:p>
          </table:table-cell>
          <table:table-cell table:formula="of:=IF([.D134] &lt; [.$D$2])" office:value-type="boolean" office:boolean-value="false">
            <text:p>FALSE</text:p>
          </table:table-cell>
          <table:table-cell table:formula="of:=MOD([.C134];64)" office:value-type="float" office:value="41.6294188107902">
            <text:p>41.63</text:p>
          </table:table-cell>
          <table:table-cell/>
        </table:table-row>
        <table:table-row table:style-name="ro2">
          <table:table-cell table:style-name="ce3" table:formula="of:=[.A134]+1" office:value-type="float" office:value="134">
            <text:p>134</text:p>
          </table:table-cell>
          <table:table-cell table:style-name="ce3" table:formula="of:=[orbits.$C$3]*[.A135]" office:value-type="float" office:value="580549.774">
            <text:p>580549.774</text:p>
          </table:table-cell>
          <table:table-cell table:style-name="ce6" table:formula="of:=[.B135]/[orbits.$D$3]" office:value-type="float" office:value="1589.49129414019">
            <text:p>1589.49</text:p>
          </table:table-cell>
          <table:table-cell table:style-name="ce6" table:formula="of:=[.C135]-ROUNDDOWN([.C135])" office:value-type="float" office:value="0.491294140194441">
            <text:p>0.49</text:p>
          </table:table-cell>
          <table:table-cell table:formula="of:=IF([.D135] &lt; [.$D$2])" office:value-type="boolean" office:boolean-value="false">
            <text:p>FALSE</text:p>
          </table:table-cell>
          <table:table-cell table:formula="of:=MOD([.C135];64)" office:value-type="float" office:value="53.4912941401944">
            <text:p>53.49</text:p>
          </table:table-cell>
          <table:table-cell/>
        </table:table-row>
        <table:table-row table:style-name="ro2">
          <table:table-cell table:style-name="ce3" table:formula="of:=[.A135]+1" office:value-type="float" office:value="135">
            <text:p>135</text:p>
          </table:table-cell>
          <table:table-cell table:style-name="ce3" table:formula="of:=[orbits.$C$3]*[.A136]" office:value-type="float" office:value="584882.235">
            <text:p>584882.235</text:p>
          </table:table-cell>
          <table:table-cell table:style-name="ce6" table:formula="of:=[.B136]/[orbits.$D$3]" office:value-type="float" office:value="1601.3531694696">
            <text:p>1601.35</text:p>
          </table:table-cell>
          <table:table-cell table:style-name="ce6" table:formula="of:=[.C136]-ROUNDDOWN([.C136])" office:value-type="float" office:value="0.353169469598924">
            <text:p>0.35</text:p>
          </table:table-cell>
          <table:table-cell table:formula="of:=IF([.D136] &lt; [.$D$2])" office:value-type="boolean" office:boolean-value="false">
            <text:p>FALSE</text:p>
          </table:table-cell>
          <table:table-cell table:formula="of:=MOD([.C136];64)" office:value-type="float" office:value="1.35316946959892">
            <text:p>1.35</text:p>
          </table:table-cell>
          <table:table-cell/>
        </table:table-row>
        <table:table-row table:style-name="ro2">
          <table:table-cell table:style-name="ce3" table:formula="of:=[.A136]+1" office:value-type="float" office:value="136">
            <text:p>136</text:p>
          </table:table-cell>
          <table:table-cell table:style-name="ce3" table:formula="of:=[orbits.$C$3]*[.A137]" office:value-type="float" office:value="589214.696">
            <text:p>589214.696</text:p>
          </table:table-cell>
          <table:table-cell table:style-name="ce6" table:formula="of:=[.B137]/[orbits.$D$3]" office:value-type="float" office:value="1613.215044799">
            <text:p>1613.22</text:p>
          </table:table-cell>
          <table:table-cell table:style-name="ce6" table:formula="of:=[.C137]-ROUNDDOWN([.C137])" office:value-type="float" office:value="0.215044799003408">
            <text:p>0.22</text:p>
          </table:table-cell>
          <table:table-cell table:formula="of:=IF([.D137] &lt; [.$D$2])" office:value-type="boolean" office:boolean-value="false">
            <text:p>FALSE</text:p>
          </table:table-cell>
          <table:table-cell table:formula="of:=MOD([.C137];64)" office:value-type="float" office:value="13.2150447990034">
            <text:p>13.22</text:p>
          </table:table-cell>
          <table:table-cell/>
        </table:table-row>
        <table:table-row table:style-name="ro2">
          <table:table-cell table:style-name="ce3" table:formula="of:=[.A137]+1" office:value-type="float" office:value="137">
            <text:p>137</text:p>
          </table:table-cell>
          <table:table-cell table:style-name="ce3" table:formula="of:=[orbits.$C$3]*[.A138]" office:value-type="float" office:value="593547.157">
            <text:p>593547.157</text:p>
          </table:table-cell>
          <table:table-cell table:style-name="ce6" table:formula="of:=[.B138]/[orbits.$D$3]" office:value-type="float" office:value="1625.07692012841">
            <text:p>1625.08</text:p>
          </table:table-cell>
          <table:table-cell table:style-name="ce6" table:formula="of:=[.C138]-ROUNDDOWN([.C138])" office:value-type="float" office:value="0.0769201284078918">
            <text:p>0.08</text:p>
          </table:table-cell>
          <table:table-cell table:formula="of:=IF([.D138] &lt; [.$D$2])" office:value-type="boolean" office:boolean-value="true">
            <text:p>TRUE</text:p>
          </table:table-cell>
          <table:table-cell table:formula="of:=MOD([.C138];64)" office:value-type="float" office:value="25.0769201284079">
            <text:p>25.08</text:p>
          </table:table-cell>
          <table:table-cell/>
        </table:table-row>
        <table:table-row table:style-name="ro2">
          <table:table-cell table:style-name="ce3" table:formula="of:=[.A138]+1" office:value-type="float" office:value="138">
            <text:p>138</text:p>
          </table:table-cell>
          <table:table-cell table:style-name="ce3" table:formula="of:=[orbits.$C$3]*[.A139]" office:value-type="float" office:value="597879.618">
            <text:p>597879.618</text:p>
          </table:table-cell>
          <table:table-cell table:style-name="ce6" table:formula="of:=[.B139]/[orbits.$D$3]" office:value-type="float" office:value="1636.93879545781">
            <text:p>1636.94</text:p>
          </table:table-cell>
          <table:table-cell table:style-name="ce6" table:formula="of:=[.C139]-ROUNDDOWN([.C139])" office:value-type="float" office:value="0.938795457812375">
            <text:p>0.94</text:p>
          </table:table-cell>
          <table:table-cell table:formula="of:=IF([.D139] &lt; [.$D$2])" office:value-type="boolean" office:boolean-value="false">
            <text:p>FALSE</text:p>
          </table:table-cell>
          <table:table-cell table:formula="of:=MOD([.C139];64)" office:value-type="float" office:value="36.9387954578124">
            <text:p>36.94</text:p>
          </table:table-cell>
          <table:table-cell/>
        </table:table-row>
        <table:table-row table:style-name="ro2">
          <table:table-cell table:style-name="ce3" table:formula="of:=[.A139]+1" office:value-type="float" office:value="139">
            <text:p>139</text:p>
          </table:table-cell>
          <table:table-cell table:style-name="ce3" table:formula="of:=[orbits.$C$3]*[.A140]" office:value-type="float" office:value="602212.079">
            <text:p>602212.079</text:p>
          </table:table-cell>
          <table:table-cell table:style-name="ce6" table:formula="of:=[.B140]/[orbits.$D$3]" office:value-type="float" office:value="1648.80067078722">
            <text:p>1648.80</text:p>
          </table:table-cell>
          <table:table-cell table:style-name="ce6" table:formula="of:=[.C140]-ROUNDDOWN([.C140])" office:value-type="float" office:value="0.800670787216859">
            <text:p>0.80</text:p>
          </table:table-cell>
          <table:table-cell table:formula="of:=IF([.D140] &lt; [.$D$2])" office:value-type="boolean" office:boolean-value="false">
            <text:p>FALSE</text:p>
          </table:table-cell>
          <table:table-cell table:formula="of:=MOD([.C140];64)" office:value-type="float" office:value="48.8006707872169">
            <text:p>48.80</text:p>
          </table:table-cell>
          <table:table-cell/>
        </table:table-row>
        <table:table-row table:style-name="ro2">
          <table:table-cell table:style-name="ce3" table:formula="of:=[.A140]+1" office:value-type="float" office:value="140">
            <text:p>140</text:p>
          </table:table-cell>
          <table:table-cell table:style-name="ce3" table:formula="of:=[orbits.$C$3]*[.A141]" office:value-type="float" office:value="606544.54">
            <text:p>606544.54</text:p>
          </table:table-cell>
          <table:table-cell table:style-name="ce6" table:formula="of:=[.B141]/[orbits.$D$3]" office:value-type="float" office:value="1660.66254611662">
            <text:p>1660.66</text:p>
          </table:table-cell>
          <table:table-cell table:style-name="ce6" table:formula="of:=[.C141]-ROUNDDOWN([.C141])" office:value-type="float" office:value="0.662546116621115">
            <text:p>0.66</text:p>
          </table:table-cell>
          <table:table-cell table:formula="of:=IF([.D141] &lt; [.$D$2])" office:value-type="boolean" office:boolean-value="false">
            <text:p>FALSE</text:p>
          </table:table-cell>
          <table:table-cell table:formula="of:=MOD([.C141];64)" office:value-type="float" office:value="60.6625461166211">
            <text:p>60.66</text:p>
          </table:table-cell>
          <table:table-cell/>
        </table:table-row>
        <table:table-row table:style-name="ro2">
          <table:table-cell table:style-name="ce3" table:formula="of:=[.A141]+1" office:value-type="float" office:value="141">
            <text:p>141</text:p>
          </table:table-cell>
          <table:table-cell table:style-name="ce3" table:formula="of:=[orbits.$C$3]*[.A142]" office:value-type="float" office:value="610877.001">
            <text:p>610877.001</text:p>
          </table:table-cell>
          <table:table-cell table:style-name="ce6" table:formula="of:=[.B142]/[orbits.$D$3]" office:value-type="float" office:value="1672.52442144603">
            <text:p>1672.52</text:p>
          </table:table-cell>
          <table:table-cell table:style-name="ce6" table:formula="of:=[.C142]-ROUNDDOWN([.C142])" office:value-type="float" office:value="0.524421446025599">
            <text:p>0.52</text:p>
          </table:table-cell>
          <table:table-cell table:formula="of:=IF([.D142] &lt; [.$D$2])" office:value-type="boolean" office:boolean-value="false">
            <text:p>FALSE</text:p>
          </table:table-cell>
          <table:table-cell table:formula="of:=MOD([.C142];64)" office:value-type="float" office:value="8.5244214460256">
            <text:p>8.52</text:p>
          </table:table-cell>
          <table:table-cell/>
        </table:table-row>
        <table:table-row table:style-name="ro2">
          <table:table-cell table:style-name="ce3" table:formula="of:=[.A142]+1" office:value-type="float" office:value="142">
            <text:p>142</text:p>
          </table:table-cell>
          <table:table-cell table:style-name="ce3" table:formula="of:=[orbits.$C$3]*[.A143]" office:value-type="float" office:value="615209.462">
            <text:p>615209.462</text:p>
          </table:table-cell>
          <table:table-cell table:style-name="ce6" table:formula="of:=[.B143]/[orbits.$D$3]" office:value-type="float" office:value="1684.38629677543">
            <text:p>1684.39</text:p>
          </table:table-cell>
          <table:table-cell table:style-name="ce6" table:formula="of:=[.C143]-ROUNDDOWN([.C143])" office:value-type="float" office:value="0.386296775430083">
            <text:p>0.39</text:p>
          </table:table-cell>
          <table:table-cell table:formula="of:=IF([.D143] &lt; [.$D$2])" office:value-type="boolean" office:boolean-value="false">
            <text:p>FALSE</text:p>
          </table:table-cell>
          <table:table-cell table:formula="of:=MOD([.C143];64)" office:value-type="float" office:value="20.3862967754301">
            <text:p>20.39</text:p>
          </table:table-cell>
          <table:table-cell/>
        </table:table-row>
        <table:table-row table:style-name="ro2">
          <table:table-cell table:style-name="ce3" table:formula="of:=[.A143]+1" office:value-type="float" office:value="143">
            <text:p>143</text:p>
          </table:table-cell>
          <table:table-cell table:style-name="ce3" table:formula="of:=[orbits.$C$3]*[.A144]" office:value-type="float" office:value="619541.923">
            <text:p>619541.923</text:p>
          </table:table-cell>
          <table:table-cell table:style-name="ce6" table:formula="of:=[.B144]/[orbits.$D$3]" office:value-type="float" office:value="1696.24817210483">
            <text:p>1696.25</text:p>
          </table:table-cell>
          <table:table-cell table:style-name="ce6" table:formula="of:=[.C144]-ROUNDDOWN([.C144])" office:value-type="float" office:value="0.248172104834566">
            <text:p>0.25</text:p>
          </table:table-cell>
          <table:table-cell table:formula="of:=IF([.D144] &lt; [.$D$2])" office:value-type="boolean" office:boolean-value="false">
            <text:p>FALSE</text:p>
          </table:table-cell>
          <table:table-cell table:formula="of:=MOD([.C144];64)" office:value-type="float" office:value="32.2481721048346">
            <text:p>32.25</text:p>
          </table:table-cell>
          <table:table-cell/>
        </table:table-row>
        <table:table-row table:style-name="ro2">
          <table:table-cell table:style-name="ce3" table:formula="of:=[.A144]+1" office:value-type="float" office:value="144">
            <text:p>144</text:p>
          </table:table-cell>
          <table:table-cell table:style-name="ce3" table:formula="of:=[orbits.$C$3]*[.A145]" office:value-type="float" office:value="623874.384">
            <text:p>623874.384</text:p>
          </table:table-cell>
          <table:table-cell table:style-name="ce6" table:formula="of:=[.B145]/[orbits.$D$3]" office:value-type="float" office:value="1708.11004743424">
            <text:p>1708.11</text:p>
          </table:table-cell>
          <table:table-cell table:style-name="ce6" table:formula="of:=[.C145]-ROUNDDOWN([.C145])" office:value-type="float" office:value="0.11004743423905">
            <text:p>0.11</text:p>
          </table:table-cell>
          <table:table-cell table:formula="of:=IF([.D145] &lt; [.$D$2])" office:value-type="boolean" office:boolean-value="false">
            <text:p>FALSE</text:p>
          </table:table-cell>
          <table:table-cell table:formula="of:=MOD([.C145];64)" office:value-type="float" office:value="44.1100474342391">
            <text:p>44.11</text:p>
          </table:table-cell>
          <table:table-cell/>
        </table:table-row>
        <table:table-row table:style-name="ro2">
          <table:table-cell table:style-name="ce3" table:formula="of:=[.A145]+1" office:value-type="float" office:value="145">
            <text:p>145</text:p>
          </table:table-cell>
          <table:table-cell table:style-name="ce3" table:formula="of:=[orbits.$C$3]*[.A146]" office:value-type="float" office:value="628206.845">
            <text:p>628206.845</text:p>
          </table:table-cell>
          <table:table-cell table:style-name="ce6" table:formula="of:=[.B146]/[orbits.$D$3]" office:value-type="float" office:value="1719.97192276364">
            <text:p>1719.97</text:p>
          </table:table-cell>
          <table:table-cell table:style-name="ce6" table:formula="of:=[.C146]-ROUNDDOWN([.C146])" office:value-type="float" office:value="0.971922763643534">
            <text:p>0.97</text:p>
          </table:table-cell>
          <table:table-cell table:formula="of:=IF([.D146] &lt; [.$D$2])" office:value-type="boolean" office:boolean-value="false">
            <text:p>FALSE</text:p>
          </table:table-cell>
          <table:table-cell table:formula="of:=MOD([.C146];64)" office:value-type="float" office:value="55.9719227636435">
            <text:p>55.97</text:p>
          </table:table-cell>
          <table:table-cell/>
        </table:table-row>
        <table:table-row table:style-name="ro2">
          <table:table-cell table:style-name="ce3" table:formula="of:=[.A146]+1" office:value-type="float" office:value="146">
            <text:p>146</text:p>
          </table:table-cell>
          <table:table-cell table:style-name="ce3" table:formula="of:=[orbits.$C$3]*[.A147]" office:value-type="float" office:value="632539.306">
            <text:p>632539.306</text:p>
          </table:table-cell>
          <table:table-cell table:style-name="ce6" table:formula="of:=[.B147]/[orbits.$D$3]" office:value-type="float" office:value="1731.83379809305">
            <text:p>1731.83</text:p>
          </table:table-cell>
          <table:table-cell table:style-name="ce6" table:formula="of:=[.C147]-ROUNDDOWN([.C147])" office:value-type="float" office:value="0.83379809304779">
            <text:p>0.83</text:p>
          </table:table-cell>
          <table:table-cell table:formula="of:=IF([.D147] &lt; [.$D$2])" office:value-type="boolean" office:boolean-value="false">
            <text:p>FALSE</text:p>
          </table:table-cell>
          <table:table-cell table:formula="of:=MOD([.C147];64)" office:value-type="float" office:value="3.83379809304779">
            <text:p>3.83</text:p>
          </table:table-cell>
          <table:table-cell/>
        </table:table-row>
        <table:table-row table:style-name="ro2">
          <table:table-cell table:style-name="ce3" table:formula="of:=[.A147]+1" office:value-type="float" office:value="147">
            <text:p>147</text:p>
          </table:table-cell>
          <table:table-cell table:style-name="ce3" table:formula="of:=[orbits.$C$3]*[.A148]" office:value-type="float" office:value="636871.767">
            <text:p>636871.767</text:p>
          </table:table-cell>
          <table:table-cell table:style-name="ce6" table:formula="of:=[.B148]/[orbits.$D$3]" office:value-type="float" office:value="1743.69567342245">
            <text:p>1743.70</text:p>
          </table:table-cell>
          <table:table-cell table:style-name="ce6" table:formula="of:=[.C148]-ROUNDDOWN([.C148])" office:value-type="float" office:value="0.695673422452046">
            <text:p>0.70</text:p>
          </table:table-cell>
          <table:table-cell table:formula="of:=IF([.D148] &lt; [.$D$2])" office:value-type="boolean" office:boolean-value="false">
            <text:p>FALSE</text:p>
          </table:table-cell>
          <table:table-cell table:formula="of:=MOD([.C148];64)" office:value-type="float" office:value="15.695673422452">
            <text:p>15.70</text:p>
          </table:table-cell>
          <table:table-cell/>
        </table:table-row>
        <table:table-row table:style-name="ro2">
          <table:table-cell table:style-name="ce3" table:formula="of:=[.A148]+1" office:value-type="float" office:value="148">
            <text:p>148</text:p>
          </table:table-cell>
          <table:table-cell table:style-name="ce3" table:formula="of:=[orbits.$C$3]*[.A149]" office:value-type="float" office:value="641204.228">
            <text:p>641204.228</text:p>
          </table:table-cell>
          <table:table-cell table:style-name="ce6" table:formula="of:=[.B149]/[orbits.$D$3]" office:value-type="float" office:value="1755.55754875186">
            <text:p>1755.56</text:p>
          </table:table-cell>
          <table:table-cell table:style-name="ce6" table:formula="of:=[.C149]-ROUNDDOWN([.C149])" office:value-type="float" office:value="0.55754875185653">
            <text:p>0.56</text:p>
          </table:table-cell>
          <table:table-cell table:formula="of:=IF([.D149] &lt; [.$D$2])" office:value-type="boolean" office:boolean-value="false">
            <text:p>FALSE</text:p>
          </table:table-cell>
          <table:table-cell table:formula="of:=MOD([.C149];64)" office:value-type="float" office:value="27.5575487518565">
            <text:p>27.56</text:p>
          </table:table-cell>
          <table:table-cell/>
        </table:table-row>
        <table:table-row table:style-name="ro2">
          <table:table-cell table:style-name="ce3" table:formula="of:=[.A149]+1" office:value-type="float" office:value="149">
            <text:p>149</text:p>
          </table:table-cell>
          <table:table-cell table:style-name="ce3" table:formula="of:=[orbits.$C$3]*[.A150]" office:value-type="float" office:value="645536.689">
            <text:p>645536.689</text:p>
          </table:table-cell>
          <table:table-cell table:style-name="ce6" table:formula="of:=[.B150]/[orbits.$D$3]" office:value-type="float" office:value="1767.41942408126">
            <text:p>1767.42</text:p>
          </table:table-cell>
          <table:table-cell table:style-name="ce6" table:formula="of:=[.C150]-ROUNDDOWN([.C150])" office:value-type="float" office:value="0.419424081261013">
            <text:p>0.42</text:p>
          </table:table-cell>
          <table:table-cell table:formula="of:=IF([.D150] &lt; [.$D$2])" office:value-type="boolean" office:boolean-value="false">
            <text:p>FALSE</text:p>
          </table:table-cell>
          <table:table-cell table:formula="of:=MOD([.C150];64)" office:value-type="float" office:value="39.419424081261">
            <text:p>39.42</text:p>
          </table:table-cell>
          <table:table-cell/>
        </table:table-row>
        <table:table-row table:style-name="ro2">
          <table:table-cell table:style-name="ce3" table:formula="of:=[.A150]+1" office:value-type="float" office:value="150">
            <text:p>150</text:p>
          </table:table-cell>
          <table:table-cell table:style-name="ce3" table:formula="of:=[orbits.$C$3]*[.A151]" office:value-type="float" office:value="649869.15">
            <text:p>649869.15</text:p>
          </table:table-cell>
          <table:table-cell table:style-name="ce6" table:formula="of:=[.B151]/[orbits.$D$3]" office:value-type="float" office:value="1779.28129941067">
            <text:p>1779.28</text:p>
          </table:table-cell>
          <table:table-cell table:style-name="ce6" table:formula="of:=[.C151]-ROUNDDOWN([.C151])" office:value-type="float" office:value="0.281299410665497">
            <text:p>0.28</text:p>
          </table:table-cell>
          <table:table-cell table:formula="of:=IF([.D151] &lt; [.$D$2])" office:value-type="boolean" office:boolean-value="false">
            <text:p>FALSE</text:p>
          </table:table-cell>
          <table:table-cell table:formula="of:=MOD([.C151];64)" office:value-type="float" office:value="51.2812994106655">
            <text:p>51.28</text:p>
          </table:table-cell>
          <table:table-cell/>
        </table:table-row>
        <table:table-row table:style-name="ro2">
          <table:table-cell table:style-name="ce3" table:formula="of:=[.A151]+1" office:value-type="float" office:value="151">
            <text:p>151</text:p>
          </table:table-cell>
          <table:table-cell table:style-name="ce3" table:formula="of:=[orbits.$C$3]*[.A152]" office:value-type="float" office:value="654201.611">
            <text:p>654201.611</text:p>
          </table:table-cell>
          <table:table-cell table:style-name="ce6" table:formula="of:=[.B152]/[orbits.$D$3]" office:value-type="float" office:value="1791.14317474007">
            <text:p>1791.14</text:p>
          </table:table-cell>
          <table:table-cell table:style-name="ce6" table:formula="of:=[.C152]-ROUNDDOWN([.C152])" office:value-type="float" office:value="0.143174740069981">
            <text:p>0.14</text:p>
          </table:table-cell>
          <table:table-cell table:formula="of:=IF([.D152] &lt; [.$D$2])" office:value-type="boolean" office:boolean-value="false">
            <text:p>FALSE</text:p>
          </table:table-cell>
          <table:table-cell table:formula="of:=MOD([.C152];64)" office:value-type="float" office:value="63.14317474007">
            <text:p>63.14</text:p>
          </table:table-cell>
          <table:table-cell/>
        </table:table-row>
        <table:table-row table:style-name="ro2">
          <table:table-cell table:style-name="ce3" table:formula="of:=[.A152]+1" office:value-type="float" office:value="152">
            <text:p>152</text:p>
          </table:table-cell>
          <table:table-cell table:style-name="ce3" table:formula="of:=[orbits.$C$3]*[.A153]" office:value-type="float" office:value="658534.072">
            <text:p>658534.072</text:p>
          </table:table-cell>
          <table:table-cell table:style-name="ce6" table:formula="of:=[.B153]/[orbits.$D$3]" office:value-type="float" office:value="1803.00505006947">
            <text:p>1803.01</text:p>
          </table:table-cell>
          <table:table-cell table:style-name="ce6" table:formula="of:=[.C153]-ROUNDDOWN([.C153])" office:value-type="float" office:value="0.00505006947446418">
            <text:p>0.01</text:p>
          </table:table-cell>
          <table:table-cell table:formula="of:=IF([.D153] &lt; [.$D$2])" office:value-type="boolean" office:boolean-value="true">
            <text:p>TRUE</text:p>
          </table:table-cell>
          <table:table-cell table:formula="of:=MOD([.C153];64)" office:value-type="float" office:value="11.0050500694745">
            <text:p>11.01</text:p>
          </table:table-cell>
          <table:table-cell/>
        </table:table-row>
        <table:table-row table:style-name="ro2">
          <table:table-cell table:style-name="ce3" table:formula="of:=[.A153]+1" office:value-type="float" office:value="153">
            <text:p>153</text:p>
          </table:table-cell>
          <table:table-cell table:style-name="ce3" table:formula="of:=[orbits.$C$3]*[.A154]" office:value-type="float" office:value="662866.533">
            <text:p>662866.533</text:p>
          </table:table-cell>
          <table:table-cell table:style-name="ce6" table:formula="of:=[.B154]/[orbits.$D$3]" office:value-type="float" office:value="1814.86692539888">
            <text:p>1814.87</text:p>
          </table:table-cell>
          <table:table-cell table:style-name="ce6" table:formula="of:=[.C154]-ROUNDDOWN([.C154])" office:value-type="float" office:value="0.866925398878948">
            <text:p>0.87</text:p>
          </table:table-cell>
          <table:table-cell table:formula="of:=IF([.D154] &lt; [.$D$2])" office:value-type="boolean" office:boolean-value="false">
            <text:p>FALSE</text:p>
          </table:table-cell>
          <table:table-cell table:formula="of:=MOD([.C154];64)" office:value-type="float" office:value="22.8669253988789">
            <text:p>22.87</text:p>
          </table:table-cell>
          <table:table-cell/>
        </table:table-row>
        <table:table-row table:style-name="ro2">
          <table:table-cell table:style-name="ce3" table:formula="of:=[.A154]+1" office:value-type="float" office:value="154">
            <text:p>154</text:p>
          </table:table-cell>
          <table:table-cell table:style-name="ce3" table:formula="of:=[orbits.$C$3]*[.A155]" office:value-type="float" office:value="667198.994">
            <text:p>667198.994</text:p>
          </table:table-cell>
          <table:table-cell table:style-name="ce6" table:formula="of:=[.B155]/[orbits.$D$3]" office:value-type="float" office:value="1826.72880072828">
            <text:p>1826.73</text:p>
          </table:table-cell>
          <table:table-cell table:style-name="ce6" table:formula="of:=[.C155]-ROUNDDOWN([.C155])" office:value-type="float" office:value="0.728800728283431">
            <text:p>0.73</text:p>
          </table:table-cell>
          <table:table-cell table:formula="of:=IF([.D155] &lt; [.$D$2])" office:value-type="boolean" office:boolean-value="false">
            <text:p>FALSE</text:p>
          </table:table-cell>
          <table:table-cell table:formula="of:=MOD([.C155];64)" office:value-type="float" office:value="34.7288007282834">
            <text:p>34.73</text:p>
          </table:table-cell>
          <table:table-cell/>
        </table:table-row>
        <table:table-row table:style-name="ro2">
          <table:table-cell table:style-name="ce3" table:formula="of:=[.A155]+1" office:value-type="float" office:value="155">
            <text:p>155</text:p>
          </table:table-cell>
          <table:table-cell table:style-name="ce3" table:formula="of:=[orbits.$C$3]*[.A156]" office:value-type="float" office:value="671531.455">
            <text:p>671531.455</text:p>
          </table:table-cell>
          <table:table-cell table:style-name="ce6" table:formula="of:=[.B156]/[orbits.$D$3]" office:value-type="float" office:value="1838.59067605769">
            <text:p>1838.59</text:p>
          </table:table-cell>
          <table:table-cell table:style-name="ce6" table:formula="of:=[.C156]-ROUNDDOWN([.C156])" office:value-type="float" office:value="0.590676057687915">
            <text:p>0.59</text:p>
          </table:table-cell>
          <table:table-cell table:formula="of:=IF([.D156] &lt; [.$D$2])" office:value-type="boolean" office:boolean-value="false">
            <text:p>FALSE</text:p>
          </table:table-cell>
          <table:table-cell table:formula="of:=MOD([.C156];64)" office:value-type="float" office:value="46.5906760576879">
            <text:p>46.59</text:p>
          </table:table-cell>
          <table:table-cell/>
        </table:table-row>
        <table:table-row table:style-name="ro2">
          <table:table-cell table:style-name="ce3" table:formula="of:=[.A156]+1" office:value-type="float" office:value="156">
            <text:p>156</text:p>
          </table:table-cell>
          <table:table-cell table:style-name="ce3" table:formula="of:=[orbits.$C$3]*[.A157]" office:value-type="float" office:value="675863.916">
            <text:p>675863.916</text:p>
          </table:table-cell>
          <table:table-cell table:style-name="ce6" table:formula="of:=[.B157]/[orbits.$D$3]" office:value-type="float" office:value="1850.45255138709">
            <text:p>1850.45</text:p>
          </table:table-cell>
          <table:table-cell table:style-name="ce6" table:formula="of:=[.C157]-ROUNDDOWN([.C157])" office:value-type="float" office:value="0.452551387092399">
            <text:p>0.45</text:p>
          </table:table-cell>
          <table:table-cell table:formula="of:=IF([.D157] &lt; [.$D$2])" office:value-type="boolean" office:boolean-value="false">
            <text:p>FALSE</text:p>
          </table:table-cell>
          <table:table-cell table:formula="of:=MOD([.C157];64)" office:value-type="float" office:value="58.4525513870924">
            <text:p>58.45</text:p>
          </table:table-cell>
          <table:table-cell/>
        </table:table-row>
        <table:table-row table:style-name="ro2">
          <table:table-cell table:style-name="ce3" table:formula="of:=[.A157]+1" office:value-type="float" office:value="157">
            <text:p>157</text:p>
          </table:table-cell>
          <table:table-cell table:style-name="ce3" table:formula="of:=[orbits.$C$3]*[.A158]" office:value-type="float" office:value="680196.377">
            <text:p>680196.377</text:p>
          </table:table-cell>
          <table:table-cell table:style-name="ce6" table:formula="of:=[.B158]/[orbits.$D$3]" office:value-type="float" office:value="1862.3144267165">
            <text:p>1862.31</text:p>
          </table:table-cell>
          <table:table-cell table:style-name="ce6" table:formula="of:=[.C158]-ROUNDDOWN([.C158])" office:value-type="float" office:value="0.314426716496882">
            <text:p>0.31</text:p>
          </table:table-cell>
          <table:table-cell table:formula="of:=IF([.D158] &lt; [.$D$2])" office:value-type="boolean" office:boolean-value="false">
            <text:p>FALSE</text:p>
          </table:table-cell>
          <table:table-cell table:formula="of:=MOD([.C158];64)" office:value-type="float" office:value="6.31442671649688">
            <text:p>6.31</text:p>
          </table:table-cell>
          <table:table-cell/>
        </table:table-row>
        <table:table-row table:style-name="ro2">
          <table:table-cell table:style-name="ce3" table:formula="of:=[.A158]+1" office:value-type="float" office:value="158">
            <text:p>158</text:p>
          </table:table-cell>
          <table:table-cell table:style-name="ce3" table:formula="of:=[orbits.$C$3]*[.A159]" office:value-type="float" office:value="684528.838">
            <text:p>684528.838</text:p>
          </table:table-cell>
          <table:table-cell table:style-name="ce6" table:formula="of:=[.B159]/[orbits.$D$3]" office:value-type="float" office:value="1874.1763020459">
            <text:p>1874.18</text:p>
          </table:table-cell>
          <table:table-cell table:style-name="ce6" table:formula="of:=[.C159]-ROUNDDOWN([.C159])" office:value-type="float" office:value="0.176302045900911">
            <text:p>0.18</text:p>
          </table:table-cell>
          <table:table-cell table:formula="of:=IF([.D159] &lt; [.$D$2])" office:value-type="boolean" office:boolean-value="false">
            <text:p>FALSE</text:p>
          </table:table-cell>
          <table:table-cell table:formula="of:=MOD([.C159];64)" office:value-type="float" office:value="18.1763020459009">
            <text:p>18.18</text:p>
          </table:table-cell>
          <table:table-cell/>
        </table:table-row>
        <table:table-row table:style-name="ro2">
          <table:table-cell table:style-name="ce3" table:formula="of:=[.A159]+1" office:value-type="float" office:value="159">
            <text:p>159</text:p>
          </table:table-cell>
          <table:table-cell table:style-name="ce3" table:formula="of:=[orbits.$C$3]*[.A160]" office:value-type="float" office:value="688861.299">
            <text:p>688861.299</text:p>
          </table:table-cell>
          <table:table-cell table:style-name="ce6" table:formula="of:=[.B160]/[orbits.$D$3]" office:value-type="float" office:value="1886.03817737531">
            <text:p>1886.04</text:p>
          </table:table-cell>
          <table:table-cell table:style-name="ce6" table:formula="of:=[.C160]-ROUNDDOWN([.C160])" office:value-type="float" office:value="0.0381773753053949">
            <text:p>0.04</text:p>
          </table:table-cell>
          <table:table-cell table:formula="of:=IF([.D160] &lt; [.$D$2])" office:value-type="boolean" office:boolean-value="true">
            <text:p>TRUE</text:p>
          </table:table-cell>
          <table:table-cell table:formula="of:=MOD([.C160];64)" office:value-type="float" office:value="30.0381773753054">
            <text:p>30.04</text:p>
          </table:table-cell>
          <table:table-cell/>
        </table:table-row>
        <table:table-row table:style-name="ro2">
          <table:table-cell table:style-name="ce3" table:formula="of:=[.A160]+1" office:value-type="float" office:value="160">
            <text:p>160</text:p>
          </table:table-cell>
          <table:table-cell table:style-name="ce3" table:formula="of:=[orbits.$C$3]*[.A161]" office:value-type="float" office:value="693193.76">
            <text:p>693193.76</text:p>
          </table:table-cell>
          <table:table-cell table:style-name="ce6" table:formula="of:=[.B161]/[orbits.$D$3]" office:value-type="float" office:value="1897.90005270471">
            <text:p>1897.90</text:p>
          </table:table-cell>
          <table:table-cell table:style-name="ce6" table:formula="of:=[.C161]-ROUNDDOWN([.C161])" office:value-type="float" office:value="0.900052704709879">
            <text:p>0.90</text:p>
          </table:table-cell>
          <table:table-cell table:formula="of:=IF([.D161] &lt; [.$D$2])" office:value-type="boolean" office:boolean-value="false">
            <text:p>FALSE</text:p>
          </table:table-cell>
          <table:table-cell table:formula="of:=MOD([.C161];64)" office:value-type="float" office:value="41.9000527047099">
            <text:p>41.90</text:p>
          </table:table-cell>
          <table:table-cell/>
        </table:table-row>
        <table:table-row table:style-name="ro2">
          <table:table-cell table:style-name="ce3" table:formula="of:=[.A161]+1" office:value-type="float" office:value="161">
            <text:p>161</text:p>
          </table:table-cell>
          <table:table-cell table:style-name="ce3" table:formula="of:=[orbits.$C$3]*[.A162]" office:value-type="float" office:value="697526.221">
            <text:p>697526.221</text:p>
          </table:table-cell>
          <table:table-cell table:style-name="ce6" table:formula="of:=[.B162]/[orbits.$D$3]" office:value-type="float" office:value="1909.76192803411">
            <text:p>1909.76</text:p>
          </table:table-cell>
          <table:table-cell table:style-name="ce6" table:formula="of:=[.C162]-ROUNDDOWN([.C162])" office:value-type="float" office:value="0.761928034114362">
            <text:p>0.76</text:p>
          </table:table-cell>
          <table:table-cell table:formula="of:=IF([.D162] &lt; [.$D$2])" office:value-type="boolean" office:boolean-value="false">
            <text:p>FALSE</text:p>
          </table:table-cell>
          <table:table-cell table:formula="of:=MOD([.C162];64)" office:value-type="float" office:value="53.7619280341144">
            <text:p>53.76</text:p>
          </table:table-cell>
          <table:table-cell/>
        </table:table-row>
        <table:table-row table:style-name="ro2">
          <table:table-cell table:style-name="ce3" table:formula="of:=[.A162]+1" office:value-type="float" office:value="162">
            <text:p>162</text:p>
          </table:table-cell>
          <table:table-cell table:style-name="ce3" table:formula="of:=[orbits.$C$3]*[.A163]" office:value-type="float" office:value="701858.682">
            <text:p>701858.682</text:p>
          </table:table-cell>
          <table:table-cell table:style-name="ce6" table:formula="of:=[.B163]/[orbits.$D$3]" office:value-type="float" office:value="1921.62380336352">
            <text:p>1921.62</text:p>
          </table:table-cell>
          <table:table-cell table:style-name="ce6" table:formula="of:=[.C163]-ROUNDDOWN([.C163])" office:value-type="float" office:value="0.623803363518846">
            <text:p>0.62</text:p>
          </table:table-cell>
          <table:table-cell table:formula="of:=IF([.D163] &lt; [.$D$2])" office:value-type="boolean" office:boolean-value="false">
            <text:p>FALSE</text:p>
          </table:table-cell>
          <table:table-cell table:formula="of:=MOD([.C163];64)" office:value-type="float" office:value="1.62380336351885">
            <text:p>1.62</text:p>
          </table:table-cell>
          <table:table-cell/>
        </table:table-row>
        <table:table-row table:style-name="ro2">
          <table:table-cell table:style-name="ce3" table:formula="of:=[.A163]+1" office:value-type="float" office:value="163">
            <text:p>163</text:p>
          </table:table-cell>
          <table:table-cell table:style-name="ce3" table:formula="of:=[orbits.$C$3]*[.A164]" office:value-type="float" office:value="706191.143">
            <text:p>706191.143</text:p>
          </table:table-cell>
          <table:table-cell table:style-name="ce6" table:formula="of:=[.B164]/[orbits.$D$3]" office:value-type="float" office:value="1933.48567869292">
            <text:p>1933.49</text:p>
          </table:table-cell>
          <table:table-cell table:style-name="ce6" table:formula="of:=[.C164]-ROUNDDOWN([.C164])" office:value-type="float" office:value="0.485678692923329">
            <text:p>0.49</text:p>
          </table:table-cell>
          <table:table-cell table:formula="of:=IF([.D164] &lt; [.$D$2])" office:value-type="boolean" office:boolean-value="false">
            <text:p>FALSE</text:p>
          </table:table-cell>
          <table:table-cell table:formula="of:=MOD([.C164];64)" office:value-type="float" office:value="13.4856786929233">
            <text:p>13.49</text:p>
          </table:table-cell>
          <table:table-cell/>
        </table:table-row>
        <table:table-row table:style-name="ro2">
          <table:table-cell table:style-name="ce3" table:formula="of:=[.A164]+1" office:value-type="float" office:value="164">
            <text:p>164</text:p>
          </table:table-cell>
          <table:table-cell table:style-name="ce3" table:formula="of:=[orbits.$C$3]*[.A165]" office:value-type="float" office:value="710523.604">
            <text:p>710523.604</text:p>
          </table:table-cell>
          <table:table-cell table:style-name="ce6" table:formula="of:=[.B165]/[orbits.$D$3]" office:value-type="float" office:value="1945.34755402233">
            <text:p>1945.35</text:p>
          </table:table-cell>
          <table:table-cell table:style-name="ce6" table:formula="of:=[.C165]-ROUNDDOWN([.C165])" office:value-type="float" office:value="0.347554022327813">
            <text:p>0.35</text:p>
          </table:table-cell>
          <table:table-cell table:formula="of:=IF([.D165] &lt; [.$D$2])" office:value-type="boolean" office:boolean-value="false">
            <text:p>FALSE</text:p>
          </table:table-cell>
          <table:table-cell table:formula="of:=MOD([.C165];64)" office:value-type="float" office:value="25.3475540223278">
            <text:p>25.35</text:p>
          </table:table-cell>
          <table:table-cell/>
        </table:table-row>
        <table:table-row table:style-name="ro2">
          <table:table-cell table:style-name="ce3" table:formula="of:=[.A165]+1" office:value-type="float" office:value="165">
            <text:p>165</text:p>
          </table:table-cell>
          <table:table-cell table:style-name="ce3" table:formula="of:=[orbits.$C$3]*[.A166]" office:value-type="float" office:value="714856.065">
            <text:p>714856.065</text:p>
          </table:table-cell>
          <table:table-cell table:style-name="ce6" table:formula="of:=[.B166]/[orbits.$D$3]" office:value-type="float" office:value="1957.20942935173">
            <text:p>1957.21</text:p>
          </table:table-cell>
          <table:table-cell table:style-name="ce6" table:formula="of:=[.C166]-ROUNDDOWN([.C166])" office:value-type="float" office:value="0.209429351732297">
            <text:p>0.21</text:p>
          </table:table-cell>
          <table:table-cell table:formula="of:=IF([.D166] &lt; [.$D$2])" office:value-type="boolean" office:boolean-value="false">
            <text:p>FALSE</text:p>
          </table:table-cell>
          <table:table-cell table:formula="of:=MOD([.C166];64)" office:value-type="float" office:value="37.2094293517323">
            <text:p>37.21</text:p>
          </table:table-cell>
          <table:table-cell/>
        </table:table-row>
        <table:table-row table:style-name="ro2">
          <table:table-cell table:style-name="ce3" table:formula="of:=[.A166]+1" office:value-type="float" office:value="166">
            <text:p>166</text:p>
          </table:table-cell>
          <table:table-cell table:style-name="ce3" table:formula="of:=[orbits.$C$3]*[.A167]" office:value-type="float" office:value="719188.526">
            <text:p>719188.526</text:p>
          </table:table-cell>
          <table:table-cell table:style-name="ce6" table:formula="of:=[.B167]/[orbits.$D$3]" office:value-type="float" office:value="1969.07130468114">
            <text:p>1969.07</text:p>
          </table:table-cell>
          <table:table-cell table:style-name="ce6" table:formula="of:=[.C167]-ROUNDDOWN([.C167])" office:value-type="float" office:value="0.071304681136553">
            <text:p>0.07</text:p>
          </table:table-cell>
          <table:table-cell table:formula="of:=IF([.D167] &lt; [.$D$2])" office:value-type="boolean" office:boolean-value="true">
            <text:p>TRUE</text:p>
          </table:table-cell>
          <table:table-cell table:formula="of:=MOD([.C167];64)" office:value-type="float" office:value="49.0713046811366">
            <text:p>49.07</text:p>
          </table:table-cell>
          <table:table-cell/>
        </table:table-row>
        <table:table-row table:style-name="ro2">
          <table:table-cell table:style-name="ce3" table:formula="of:=[.A167]+1" office:value-type="float" office:value="167">
            <text:p>167</text:p>
          </table:table-cell>
          <table:table-cell table:style-name="ce3" table:formula="of:=[orbits.$C$3]*[.A168]" office:value-type="float" office:value="723520.987">
            <text:p>723520.987</text:p>
          </table:table-cell>
          <table:table-cell table:style-name="ce6" table:formula="of:=[.B168]/[orbits.$D$3]" office:value-type="float" office:value="1980.93318001054">
            <text:p>1980.93</text:p>
          </table:table-cell>
          <table:table-cell table:style-name="ce6" table:formula="of:=[.C168]-ROUNDDOWN([.C168])" office:value-type="float" office:value="0.933180010541037">
            <text:p>0.93</text:p>
          </table:table-cell>
          <table:table-cell table:formula="of:=IF([.D168] &lt; [.$D$2])" office:value-type="boolean" office:boolean-value="false">
            <text:p>FALSE</text:p>
          </table:table-cell>
          <table:table-cell table:formula="of:=MOD([.C168];64)" office:value-type="float" office:value="60.933180010541">
            <text:p>60.93</text:p>
          </table:table-cell>
          <table:table-cell/>
        </table:table-row>
        <table:table-row table:style-name="ro2">
          <table:table-cell table:style-name="ce3" table:formula="of:=[.A168]+1" office:value-type="float" office:value="168">
            <text:p>168</text:p>
          </table:table-cell>
          <table:table-cell table:style-name="ce3" table:formula="of:=[orbits.$C$3]*[.A169]" office:value-type="float" office:value="727853.448">
            <text:p>727853.448</text:p>
          </table:table-cell>
          <table:table-cell table:style-name="ce6" table:formula="of:=[.B169]/[orbits.$D$3]" office:value-type="float" office:value="1992.79505533995">
            <text:p>1992.80</text:p>
          </table:table-cell>
          <table:table-cell table:style-name="ce6" table:formula="of:=[.C169]-ROUNDDOWN([.C169])" office:value-type="float" office:value="0.79505533994552">
            <text:p>0.80</text:p>
          </table:table-cell>
          <table:table-cell table:formula="of:=IF([.D169] &lt; [.$D$2])" office:value-type="boolean" office:boolean-value="false">
            <text:p>FALSE</text:p>
          </table:table-cell>
          <table:table-cell table:formula="of:=MOD([.C169];64)" office:value-type="float" office:value="8.79505533994552">
            <text:p>8.80</text:p>
          </table:table-cell>
          <table:table-cell/>
        </table:table-row>
        <table:table-row table:style-name="ro2">
          <table:table-cell table:style-name="ce3" table:formula="of:=[.A169]+1" office:value-type="float" office:value="169">
            <text:p>169</text:p>
          </table:table-cell>
          <table:table-cell table:style-name="ce3" table:formula="of:=[orbits.$C$3]*[.A170]" office:value-type="float" office:value="732185.909">
            <text:p>732185.909</text:p>
          </table:table-cell>
          <table:table-cell table:style-name="ce6" table:formula="of:=[.B170]/[orbits.$D$3]" office:value-type="float" office:value="2004.65693066935">
            <text:p>2004.66</text:p>
          </table:table-cell>
          <table:table-cell table:style-name="ce6" table:formula="of:=[.C170]-ROUNDDOWN([.C170])" office:value-type="float" office:value="0.656930669349777">
            <text:p>0.66</text:p>
          </table:table-cell>
          <table:table-cell table:formula="of:=IF([.D170] &lt; [.$D$2])" office:value-type="boolean" office:boolean-value="false">
            <text:p>FALSE</text:p>
          </table:table-cell>
          <table:table-cell table:formula="of:=MOD([.C170];64)" office:value-type="float" office:value="20.6569306693498">
            <text:p>20.66</text:p>
          </table:table-cell>
          <table:table-cell/>
        </table:table-row>
        <table:table-row table:style-name="ro2">
          <table:table-cell table:style-name="ce3" table:formula="of:=[.A170]+1" office:value-type="float" office:value="170">
            <text:p>170</text:p>
          </table:table-cell>
          <table:table-cell table:style-name="ce3" table:formula="of:=[orbits.$C$3]*[.A171]" office:value-type="float" office:value="736518.37">
            <text:p>736518.37</text:p>
          </table:table-cell>
          <table:table-cell table:style-name="ce6" table:formula="of:=[.B171]/[orbits.$D$3]" office:value-type="float" office:value="2016.51880599875">
            <text:p>2016.52</text:p>
          </table:table-cell>
          <table:table-cell table:style-name="ce6" table:formula="of:=[.C171]-ROUNDDOWN([.C171])" office:value-type="float" office:value="0.51880599875426">
            <text:p>0.52</text:p>
          </table:table-cell>
          <table:table-cell table:formula="of:=IF([.D171] &lt; [.$D$2])" office:value-type="boolean" office:boolean-value="false">
            <text:p>FALSE</text:p>
          </table:table-cell>
          <table:table-cell table:formula="of:=MOD([.C171];64)" office:value-type="float" office:value="32.5188059987543">
            <text:p>32.52</text:p>
          </table:table-cell>
          <table:table-cell/>
        </table:table-row>
        <table:table-row table:style-name="ro2">
          <table:table-cell table:style-name="ce3" table:formula="of:=[.A171]+1" office:value-type="float" office:value="171">
            <text:p>171</text:p>
          </table:table-cell>
          <table:table-cell table:style-name="ce3" table:formula="of:=[orbits.$C$3]*[.A172]" office:value-type="float" office:value="740850.831">
            <text:p>740850.831</text:p>
          </table:table-cell>
          <table:table-cell table:style-name="ce6" table:formula="of:=[.B172]/[orbits.$D$3]" office:value-type="float" office:value="2028.38068132816">
            <text:p>2028.38</text:p>
          </table:table-cell>
          <table:table-cell table:style-name="ce6" table:formula="of:=[.C172]-ROUNDDOWN([.C172])" office:value-type="float" office:value="0.380681328158744">
            <text:p>0.38</text:p>
          </table:table-cell>
          <table:table-cell table:formula="of:=IF([.D172] &lt; [.$D$2])" office:value-type="boolean" office:boolean-value="false">
            <text:p>FALSE</text:p>
          </table:table-cell>
          <table:table-cell table:formula="of:=MOD([.C172];64)" office:value-type="float" office:value="44.3806813281587">
            <text:p>44.38</text:p>
          </table:table-cell>
          <table:table-cell/>
        </table:table-row>
        <table:table-row table:style-name="ro2">
          <table:table-cell table:style-name="ce3" table:formula="of:=[.A172]+1" office:value-type="float" office:value="172">
            <text:p>172</text:p>
          </table:table-cell>
          <table:table-cell table:style-name="ce3" table:formula="of:=[orbits.$C$3]*[.A173]" office:value-type="float" office:value="745183.292">
            <text:p>745183.292</text:p>
          </table:table-cell>
          <table:table-cell table:style-name="ce6" table:formula="of:=[.B173]/[orbits.$D$3]" office:value-type="float" office:value="2040.24255665756">
            <text:p>2040.24</text:p>
          </table:table-cell>
          <table:table-cell table:style-name="ce6" table:formula="of:=[.C173]-ROUNDDOWN([.C173])" office:value-type="float" office:value="0.242556657563227">
            <text:p>0.24</text:p>
          </table:table-cell>
          <table:table-cell table:formula="of:=IF([.D173] &lt; [.$D$2])" office:value-type="boolean" office:boolean-value="false">
            <text:p>FALSE</text:p>
          </table:table-cell>
          <table:table-cell table:formula="of:=MOD([.C173];64)" office:value-type="float" office:value="56.2425566575632">
            <text:p>56.24</text:p>
          </table:table-cell>
          <table:table-cell/>
        </table:table-row>
        <table:table-row table:style-name="ro2">
          <table:table-cell table:style-name="ce3" table:formula="of:=[.A173]+1" office:value-type="float" office:value="173">
            <text:p>173</text:p>
          </table:table-cell>
          <table:table-cell table:style-name="ce3" table:formula="of:=[orbits.$C$3]*[.A174]" office:value-type="float" office:value="749515.753">
            <text:p>749515.753</text:p>
          </table:table-cell>
          <table:table-cell table:style-name="ce6" table:formula="of:=[.B174]/[orbits.$D$3]" office:value-type="float" office:value="2052.10443198697">
            <text:p>2052.10</text:p>
          </table:table-cell>
          <table:table-cell table:style-name="ce6" table:formula="of:=[.C174]-ROUNDDOWN([.C174])" office:value-type="float" office:value="0.104431986967484">
            <text:p>0.10</text:p>
          </table:table-cell>
          <table:table-cell table:formula="of:=IF([.D174] &lt; [.$D$2])" office:value-type="boolean" office:boolean-value="false">
            <text:p>FALSE</text:p>
          </table:table-cell>
          <table:table-cell table:formula="of:=MOD([.C174];64)" office:value-type="float" office:value="4.10443198696748">
            <text:p>4.10</text:p>
          </table:table-cell>
          <table:table-cell/>
        </table:table-row>
        <table:table-row table:style-name="ro2">
          <table:table-cell table:style-name="ce3" table:formula="of:=[.A174]+1" office:value-type="float" office:value="174">
            <text:p>174</text:p>
          </table:table-cell>
          <table:table-cell table:style-name="ce3" table:formula="of:=[orbits.$C$3]*[.A175]" office:value-type="float" office:value="753848.214">
            <text:p>753848.214</text:p>
          </table:table-cell>
          <table:table-cell table:style-name="ce6" table:formula="of:=[.B175]/[orbits.$D$3]" office:value-type="float" office:value="2063.96630731637">
            <text:p>2063.97</text:p>
          </table:table-cell>
          <table:table-cell table:style-name="ce6" table:formula="of:=[.C175]-ROUNDDOWN([.C175])" office:value-type="float" office:value="0.966307316371967">
            <text:p>0.97</text:p>
          </table:table-cell>
          <table:table-cell table:formula="of:=IF([.D175] &lt; [.$D$2])" office:value-type="boolean" office:boolean-value="false">
            <text:p>FALSE</text:p>
          </table:table-cell>
          <table:table-cell table:formula="of:=MOD([.C175];64)" office:value-type="float" office:value="15.966307316372">
            <text:p>15.97</text:p>
          </table:table-cell>
          <table:table-cell/>
        </table:table-row>
        <table:table-row table:style-name="ro2">
          <table:table-cell table:style-name="ce3" table:formula="of:=[.A175]+1" office:value-type="float" office:value="175">
            <text:p>175</text:p>
          </table:table-cell>
          <table:table-cell table:style-name="ce3" table:formula="of:=[orbits.$C$3]*[.A176]" office:value-type="float" office:value="758180.675">
            <text:p>758180.675</text:p>
          </table:table-cell>
          <table:table-cell table:style-name="ce6" table:formula="of:=[.B176]/[orbits.$D$3]" office:value-type="float" office:value="2075.82818264578">
            <text:p>2075.83</text:p>
          </table:table-cell>
          <table:table-cell table:style-name="ce6" table:formula="of:=[.C176]-ROUNDDOWN([.C176])" office:value-type="float" office:value="0.828182645776451">
            <text:p>0.83</text:p>
          </table:table-cell>
          <table:table-cell table:formula="of:=IF([.D176] &lt; [.$D$2])" office:value-type="boolean" office:boolean-value="false">
            <text:p>FALSE</text:p>
          </table:table-cell>
          <table:table-cell table:formula="of:=MOD([.C176];64)" office:value-type="float" office:value="27.8281826457764">
            <text:p>27.83</text:p>
          </table:table-cell>
          <table:table-cell/>
        </table:table-row>
        <table:table-row table:style-name="ro2">
          <table:table-cell table:style-name="ce3" table:formula="of:=[.A176]+1" office:value-type="float" office:value="176">
            <text:p>176</text:p>
          </table:table-cell>
          <table:table-cell table:style-name="ce3" table:formula="of:=[orbits.$C$3]*[.A177]" office:value-type="float" office:value="762513.136">
            <text:p>762513.136</text:p>
          </table:table-cell>
          <table:table-cell table:style-name="ce6" table:formula="of:=[.B177]/[orbits.$D$3]" office:value-type="float" office:value="2087.69005797518">
            <text:p>2087.69</text:p>
          </table:table-cell>
          <table:table-cell table:style-name="ce6" table:formula="of:=[.C177]-ROUNDDOWN([.C177])" office:value-type="float" office:value="0.690057975180935">
            <text:p>0.69</text:p>
          </table:table-cell>
          <table:table-cell table:formula="of:=IF([.D177] &lt; [.$D$2])" office:value-type="boolean" office:boolean-value="false">
            <text:p>FALSE</text:p>
          </table:table-cell>
          <table:table-cell table:formula="of:=MOD([.C177];64)" office:value-type="float" office:value="39.6900579751809">
            <text:p>39.69</text:p>
          </table:table-cell>
          <table:table-cell/>
        </table:table-row>
        <table:table-row table:style-name="ro2">
          <table:table-cell table:style-name="ce3" table:formula="of:=[.A177]+1" office:value-type="float" office:value="177">
            <text:p>177</text:p>
          </table:table-cell>
          <table:table-cell table:style-name="ce3" table:formula="of:=[orbits.$C$3]*[.A178]" office:value-type="float" office:value="766845.597">
            <text:p>766845.597</text:p>
          </table:table-cell>
          <table:table-cell table:style-name="ce6" table:formula="of:=[.B178]/[orbits.$D$3]" office:value-type="float" office:value="2099.55193330459">
            <text:p>2099.55</text:p>
          </table:table-cell>
          <table:table-cell table:style-name="ce6" table:formula="of:=[.C178]-ROUNDDOWN([.C178])" office:value-type="float" office:value="0.551933304585418">
            <text:p>0.55</text:p>
          </table:table-cell>
          <table:table-cell table:formula="of:=IF([.D178] &lt; [.$D$2])" office:value-type="boolean" office:boolean-value="false">
            <text:p>FALSE</text:p>
          </table:table-cell>
          <table:table-cell table:formula="of:=MOD([.C178];64)" office:value-type="float" office:value="51.5519333045854">
            <text:p>51.55</text:p>
          </table:table-cell>
          <table:table-cell/>
        </table:table-row>
        <table:table-row table:style-name="ro2">
          <table:table-cell table:style-name="ce3" table:formula="of:=[.A178]+1" office:value-type="float" office:value="178">
            <text:p>178</text:p>
          </table:table-cell>
          <table:table-cell table:style-name="ce3" table:formula="of:=[orbits.$C$3]*[.A179]" office:value-type="float" office:value="771178.058">
            <text:p>771178.058</text:p>
          </table:table-cell>
          <table:table-cell table:style-name="ce6" table:formula="of:=[.B179]/[orbits.$D$3]" office:value-type="float" office:value="2111.41380863399">
            <text:p>2111.41</text:p>
          </table:table-cell>
          <table:table-cell table:style-name="ce6" table:formula="of:=[.C179]-ROUNDDOWN([.C179])" office:value-type="float" office:value="0.413808633989902">
            <text:p>0.41</text:p>
          </table:table-cell>
          <table:table-cell table:formula="of:=IF([.D179] &lt; [.$D$2])" office:value-type="boolean" office:boolean-value="false">
            <text:p>FALSE</text:p>
          </table:table-cell>
          <table:table-cell table:formula="of:=MOD([.C179];64)" office:value-type="float" office:value="63.4138086339899">
            <text:p>63.41</text:p>
          </table:table-cell>
          <table:table-cell/>
        </table:table-row>
        <table:table-row table:style-name="ro2">
          <table:table-cell table:style-name="ce3" table:formula="of:=[.A179]+1" office:value-type="float" office:value="179">
            <text:p>179</text:p>
          </table:table-cell>
          <table:table-cell table:style-name="ce3" table:formula="of:=[orbits.$C$3]*[.A180]" office:value-type="float" office:value="775510.519">
            <text:p>775510.519</text:p>
          </table:table-cell>
          <table:table-cell table:style-name="ce6" table:formula="of:=[.B180]/[orbits.$D$3]" office:value-type="float" office:value="2123.27568396339">
            <text:p>2123.28</text:p>
          </table:table-cell>
          <table:table-cell table:style-name="ce6" table:formula="of:=[.C180]-ROUNDDOWN([.C180])" office:value-type="float" office:value="0.275683963394385">
            <text:p>0.28</text:p>
          </table:table-cell>
          <table:table-cell table:formula="of:=IF([.D180] &lt; [.$D$2])" office:value-type="boolean" office:boolean-value="false">
            <text:p>FALSE</text:p>
          </table:table-cell>
          <table:table-cell table:formula="of:=MOD([.C180];64)" office:value-type="float" office:value="11.2756839633944">
            <text:p>11.28</text:p>
          </table:table-cell>
          <table:table-cell/>
        </table:table-row>
        <table:table-row table:style-name="ro2">
          <table:table-cell table:style-name="ce3" table:formula="of:=[.A180]+1" office:value-type="float" office:value="180">
            <text:p>180</text:p>
          </table:table-cell>
          <table:table-cell table:style-name="ce3" table:formula="of:=[orbits.$C$3]*[.A181]" office:value-type="float" office:value="779842.98">
            <text:p>779842.98</text:p>
          </table:table-cell>
          <table:table-cell table:style-name="ce6" table:formula="of:=[.B181]/[orbits.$D$3]" office:value-type="float" office:value="2135.1375592928">
            <text:p>2135.14</text:p>
          </table:table-cell>
          <table:table-cell table:style-name="ce6" table:formula="of:=[.C181]-ROUNDDOWN([.C181])" office:value-type="float" office:value="0.137559292798869">
            <text:p>0.14</text:p>
          </table:table-cell>
          <table:table-cell table:formula="of:=IF([.D181] &lt; [.$D$2])" office:value-type="boolean" office:boolean-value="false">
            <text:p>FALSE</text:p>
          </table:table-cell>
          <table:table-cell table:formula="of:=MOD([.C181];64)" office:value-type="float" office:value="23.1375592927989">
            <text:p>23.14</text:p>
          </table:table-cell>
          <table:table-cell/>
        </table:table-row>
        <table:table-row table:style-name="ro2">
          <table:table-cell table:style-name="ce3" table:formula="of:=[.A181]+1" office:value-type="float" office:value="181">
            <text:p>181</text:p>
          </table:table-cell>
          <table:table-cell table:style-name="ce3" table:formula="of:=[orbits.$C$3]*[.A182]" office:value-type="float" office:value="784175.441">
            <text:p>784175.441</text:p>
          </table:table-cell>
          <table:table-cell table:style-name="ce6" table:formula="of:=[.B182]/[orbits.$D$3]" office:value-type="float" office:value="2146.9994346222">
            <text:p>2147.00</text:p>
          </table:table-cell>
          <table:table-cell table:style-name="ce6" table:formula="of:=[.C182]-ROUNDDOWN([.C182])" office:value-type="float" office:value="0.999434622202898">
            <text:p>1.00</text:p>
          </table:table-cell>
          <table:table-cell table:formula="of:=IF([.D182] &lt; [.$D$2])" office:value-type="boolean" office:boolean-value="false">
            <text:p>FALSE</text:p>
          </table:table-cell>
          <table:table-cell table:formula="of:=MOD([.C182];64)" office:value-type="float" office:value="34.9994346222029">
            <text:p>35.00</text:p>
          </table:table-cell>
          <table:table-cell/>
        </table:table-row>
        <table:table-row table:style-name="ro2">
          <table:table-cell table:style-name="ce3" table:formula="of:=[.A182]+1" office:value-type="float" office:value="182">
            <text:p>182</text:p>
          </table:table-cell>
          <table:table-cell table:style-name="ce3" table:formula="of:=[orbits.$C$3]*[.A183]" office:value-type="float" office:value="788507.902">
            <text:p>788507.902</text:p>
          </table:table-cell>
          <table:table-cell table:style-name="ce6" table:formula="of:=[.B183]/[orbits.$D$3]" office:value-type="float" office:value="2158.86130995161">
            <text:p>2158.86</text:p>
          </table:table-cell>
          <table:table-cell table:style-name="ce6" table:formula="of:=[.C183]-ROUNDDOWN([.C183])" office:value-type="float" office:value="0.861309951607382">
            <text:p>0.86</text:p>
          </table:table-cell>
          <table:table-cell table:formula="of:=IF([.D183] &lt; [.$D$2])" office:value-type="boolean" office:boolean-value="false">
            <text:p>FALSE</text:p>
          </table:table-cell>
          <table:table-cell table:formula="of:=MOD([.C183];64)" office:value-type="float" office:value="46.8613099516074">
            <text:p>46.86</text:p>
          </table:table-cell>
          <table:table-cell/>
        </table:table-row>
        <table:table-row table:style-name="ro2">
          <table:table-cell table:style-name="ce3" table:formula="of:=[.A183]+1" office:value-type="float" office:value="183">
            <text:p>183</text:p>
          </table:table-cell>
          <table:table-cell table:style-name="ce3" table:formula="of:=[orbits.$C$3]*[.A184]" office:value-type="float" office:value="792840.363">
            <text:p>792840.363</text:p>
          </table:table-cell>
          <table:table-cell table:style-name="ce6" table:formula="of:=[.B184]/[orbits.$D$3]" office:value-type="float" office:value="2170.72318528101">
            <text:p>2170.72</text:p>
          </table:table-cell>
          <table:table-cell table:style-name="ce6" table:formula="of:=[.C184]-ROUNDDOWN([.C184])" office:value-type="float" office:value="0.723185281011865">
            <text:p>0.72</text:p>
          </table:table-cell>
          <table:table-cell table:formula="of:=IF([.D184] &lt; [.$D$2])" office:value-type="boolean" office:boolean-value="false">
            <text:p>FALSE</text:p>
          </table:table-cell>
          <table:table-cell table:formula="of:=MOD([.C184];64)" office:value-type="float" office:value="58.7231852810119">
            <text:p>58.72</text:p>
          </table:table-cell>
          <table:table-cell/>
        </table:table-row>
        <table:table-row table:style-name="ro2">
          <table:table-cell table:style-name="ce3" table:formula="of:=[.A184]+1" office:value-type="float" office:value="184">
            <text:p>184</text:p>
          </table:table-cell>
          <table:table-cell table:style-name="ce3" table:formula="of:=[orbits.$C$3]*[.A185]" office:value-type="float" office:value="797172.824">
            <text:p>797172.824</text:p>
          </table:table-cell>
          <table:table-cell table:style-name="ce6" table:formula="of:=[.B185]/[orbits.$D$3]" office:value-type="float" office:value="2182.58506061042">
            <text:p>2182.59</text:p>
          </table:table-cell>
          <table:table-cell table:style-name="ce6" table:formula="of:=[.C185]-ROUNDDOWN([.C185])" office:value-type="float" office:value="0.585060610416349">
            <text:p>0.59</text:p>
          </table:table-cell>
          <table:table-cell table:formula="of:=IF([.D185] &lt; [.$D$2])" office:value-type="boolean" office:boolean-value="false">
            <text:p>FALSE</text:p>
          </table:table-cell>
          <table:table-cell table:formula="of:=MOD([.C185];64)" office:value-type="float" office:value="6.58506061041635">
            <text:p>6.59</text:p>
          </table:table-cell>
          <table:table-cell/>
        </table:table-row>
        <table:table-row table:style-name="ro2">
          <table:table-cell table:style-name="ce3" table:formula="of:=[.A185]+1" office:value-type="float" office:value="185">
            <text:p>185</text:p>
          </table:table-cell>
          <table:table-cell table:style-name="ce3" table:formula="of:=[orbits.$C$3]*[.A186]" office:value-type="float" office:value="801505.285">
            <text:p>801505.285</text:p>
          </table:table-cell>
          <table:table-cell table:style-name="ce6" table:formula="of:=[.B186]/[orbits.$D$3]" office:value-type="float" office:value="2194.44693593982">
            <text:p>2194.45</text:p>
          </table:table-cell>
          <table:table-cell table:style-name="ce6" table:formula="of:=[.C186]-ROUNDDOWN([.C186])" office:value-type="float" office:value="0.446935939820833">
            <text:p>0.45</text:p>
          </table:table-cell>
          <table:table-cell table:formula="of:=IF([.D186] &lt; [.$D$2])" office:value-type="boolean" office:boolean-value="false">
            <text:p>FALSE</text:p>
          </table:table-cell>
          <table:table-cell table:formula="of:=MOD([.C186];64)" office:value-type="float" office:value="18.4469359398208">
            <text:p>18.45</text:p>
          </table:table-cell>
          <table:table-cell/>
        </table:table-row>
        <table:table-row table:style-name="ro2">
          <table:table-cell table:style-name="ce3" table:formula="of:=[.A186]+1" office:value-type="float" office:value="186">
            <text:p>186</text:p>
          </table:table-cell>
          <table:table-cell table:style-name="ce3" table:formula="of:=[orbits.$C$3]*[.A187]" office:value-type="float" office:value="805837.746">
            <text:p>805837.746</text:p>
          </table:table-cell>
          <table:table-cell table:style-name="ce6" table:formula="of:=[.B187]/[orbits.$D$3]" office:value-type="float" office:value="2206.30881126923">
            <text:p>2206.31</text:p>
          </table:table-cell>
          <table:table-cell table:style-name="ce6" table:formula="of:=[.C187]-ROUNDDOWN([.C187])" office:value-type="float" office:value="0.308811269225316">
            <text:p>0.31</text:p>
          </table:table-cell>
          <table:table-cell table:formula="of:=IF([.D187] &lt; [.$D$2])" office:value-type="boolean" office:boolean-value="false">
            <text:p>FALSE</text:p>
          </table:table-cell>
          <table:table-cell table:formula="of:=MOD([.C187];64)" office:value-type="float" office:value="30.3088112692253">
            <text:p>30.31</text:p>
          </table:table-cell>
          <table:table-cell/>
        </table:table-row>
        <table:table-row table:style-name="ro2">
          <table:table-cell table:style-name="ce3" table:formula="of:=[.A187]+1" office:value-type="float" office:value="187">
            <text:p>187</text:p>
          </table:table-cell>
          <table:table-cell table:style-name="ce3" table:formula="of:=[orbits.$C$3]*[.A188]" office:value-type="float" office:value="810170.207">
            <text:p>810170.207</text:p>
          </table:table-cell>
          <table:table-cell table:style-name="ce6" table:formula="of:=[.B188]/[orbits.$D$3]" office:value-type="float" office:value="2218.17068659863">
            <text:p>2218.17</text:p>
          </table:table-cell>
          <table:table-cell table:style-name="ce6" table:formula="of:=[.C188]-ROUNDDOWN([.C188])" office:value-type="float" office:value="0.1706865986298">
            <text:p>0.17</text:p>
          </table:table-cell>
          <table:table-cell table:formula="of:=IF([.D188] &lt; [.$D$2])" office:value-type="boolean" office:boolean-value="false">
            <text:p>FALSE</text:p>
          </table:table-cell>
          <table:table-cell table:formula="of:=MOD([.C188];64)" office:value-type="float" office:value="42.1706865986298">
            <text:p>42.17</text:p>
          </table:table-cell>
          <table:table-cell/>
        </table:table-row>
        <table:table-row table:style-name="ro2">
          <table:table-cell table:style-name="ce3" table:formula="of:=[.A188]+1" office:value-type="float" office:value="188">
            <text:p>188</text:p>
          </table:table-cell>
          <table:table-cell table:style-name="ce3" table:formula="of:=[orbits.$C$3]*[.A189]" office:value-type="float" office:value="814502.668">
            <text:p>814502.668</text:p>
          </table:table-cell>
          <table:table-cell table:style-name="ce6" table:formula="of:=[.B189]/[orbits.$D$3]" office:value-type="float" office:value="2230.03256192803">
            <text:p>2230.03</text:p>
          </table:table-cell>
          <table:table-cell table:style-name="ce6" table:formula="of:=[.C189]-ROUNDDOWN([.C189])" office:value-type="float" office:value="0.0325619280342835">
            <text:p>0.03</text:p>
          </table:table-cell>
          <table:table-cell table:formula="of:=IF([.D189] &lt; [.$D$2])" office:value-type="boolean" office:boolean-value="true">
            <text:p>TRUE</text:p>
          </table:table-cell>
          <table:table-cell table:formula="of:=MOD([.C189];64)" office:value-type="float" office:value="54.0325619280343">
            <text:p>54.03</text:p>
          </table:table-cell>
          <table:table-cell/>
        </table:table-row>
        <table:table-row table:style-name="ro2">
          <table:table-cell table:style-name="ce3" table:formula="of:=[.A189]+1" office:value-type="float" office:value="189">
            <text:p>189</text:p>
          </table:table-cell>
          <table:table-cell table:style-name="ce3" table:formula="of:=[orbits.$C$3]*[.A190]" office:value-type="float" office:value="818835.129">
            <text:p>818835.129</text:p>
          </table:table-cell>
          <table:table-cell table:style-name="ce6" table:formula="of:=[.B190]/[orbits.$D$3]" office:value-type="float" office:value="2241.89443725744">
            <text:p>2241.89</text:p>
          </table:table-cell>
          <table:table-cell table:style-name="ce6" table:formula="of:=[.C190]-ROUNDDOWN([.C190])" office:value-type="float" office:value="0.894437257438767">
            <text:p>0.89</text:p>
          </table:table-cell>
          <table:table-cell table:formula="of:=IF([.D190] &lt; [.$D$2])" office:value-type="boolean" office:boolean-value="false">
            <text:p>FALSE</text:p>
          </table:table-cell>
          <table:table-cell table:formula="of:=MOD([.C190];64)" office:value-type="float" office:value="1.89443725743877">
            <text:p>1.89</text:p>
          </table:table-cell>
          <table:table-cell/>
        </table:table-row>
        <table:table-row table:style-name="ro2">
          <table:table-cell table:style-name="ce3" table:formula="of:=[.A190]+1" office:value-type="float" office:value="190">
            <text:p>190</text:p>
          </table:table-cell>
          <table:table-cell table:style-name="ce3" table:formula="of:=[orbits.$C$3]*[.A191]" office:value-type="float" office:value="823167.59">
            <text:p>823167.59</text:p>
          </table:table-cell>
          <table:table-cell table:style-name="ce6" table:formula="of:=[.B191]/[orbits.$D$3]" office:value-type="float" office:value="2253.75631258684">
            <text:p>2253.76</text:p>
          </table:table-cell>
          <table:table-cell table:style-name="ce6" table:formula="of:=[.C191]-ROUNDDOWN([.C191])" office:value-type="float" office:value="0.756312586843251">
            <text:p>0.76</text:p>
          </table:table-cell>
          <table:table-cell table:formula="of:=IF([.D191] &lt; [.$D$2])" office:value-type="boolean" office:boolean-value="false">
            <text:p>FALSE</text:p>
          </table:table-cell>
          <table:table-cell table:formula="of:=MOD([.C191];64)" office:value-type="float" office:value="13.7563125868433">
            <text:p>13.76</text:p>
          </table:table-cell>
          <table:table-cell/>
        </table:table-row>
        <table:table-row table:style-name="ro2">
          <table:table-cell table:style-name="ce3" table:formula="of:=[.A191]+1" office:value-type="float" office:value="191">
            <text:p>191</text:p>
          </table:table-cell>
          <table:table-cell table:style-name="ce3" table:formula="of:=[orbits.$C$3]*[.A192]" office:value-type="float" office:value="827500.051">
            <text:p>827500.051</text:p>
          </table:table-cell>
          <table:table-cell table:style-name="ce6" table:formula="of:=[.B192]/[orbits.$D$3]" office:value-type="float" office:value="2265.61818791625">
            <text:p>2265.62</text:p>
          </table:table-cell>
          <table:table-cell table:style-name="ce6" table:formula="of:=[.C192]-ROUNDDOWN([.C192])" office:value-type="float" office:value="0.618187916247734">
            <text:p>0.62</text:p>
          </table:table-cell>
          <table:table-cell table:formula="of:=IF([.D192] &lt; [.$D$2])" office:value-type="boolean" office:boolean-value="false">
            <text:p>FALSE</text:p>
          </table:table-cell>
          <table:table-cell table:formula="of:=MOD([.C192];64)" office:value-type="float" office:value="25.6181879162477">
            <text:p>25.62</text:p>
          </table:table-cell>
          <table:table-cell/>
        </table:table-row>
        <table:table-row table:style-name="ro2">
          <table:table-cell table:style-name="ce3" table:formula="of:=[.A192]+1" office:value-type="float" office:value="192">
            <text:p>192</text:p>
          </table:table-cell>
          <table:table-cell table:style-name="ce3" table:formula="of:=[orbits.$C$3]*[.A193]" office:value-type="float" office:value="831832.512">
            <text:p>831832.512</text:p>
          </table:table-cell>
          <table:table-cell table:style-name="ce6" table:formula="of:=[.B193]/[orbits.$D$3]" office:value-type="float" office:value="2277.48006324565">
            <text:p>2277.48</text:p>
          </table:table-cell>
          <table:table-cell table:style-name="ce6" table:formula="of:=[.C193]-ROUNDDOWN([.C193])" office:value-type="float" office:value="0.480063245652218">
            <text:p>0.48</text:p>
          </table:table-cell>
          <table:table-cell table:formula="of:=IF([.D193] &lt; [.$D$2])" office:value-type="boolean" office:boolean-value="false">
            <text:p>FALSE</text:p>
          </table:table-cell>
          <table:table-cell table:formula="of:=MOD([.C193];64)" office:value-type="float" office:value="37.4800632456522">
            <text:p>37.48</text:p>
          </table:table-cell>
          <table:table-cell/>
        </table:table-row>
        <table:table-row table:style-name="ro2">
          <table:table-cell table:style-name="ce3" table:formula="of:=[.A193]+1" office:value-type="float" office:value="193">
            <text:p>193</text:p>
          </table:table-cell>
          <table:table-cell table:style-name="ce3" table:formula="of:=[orbits.$C$3]*[.A194]" office:value-type="float" office:value="836164.973">
            <text:p>836164.973</text:p>
          </table:table-cell>
          <table:table-cell table:style-name="ce6" table:formula="of:=[.B194]/[orbits.$D$3]" office:value-type="float" office:value="2289.34193857506">
            <text:p>2289.34</text:p>
          </table:table-cell>
          <table:table-cell table:style-name="ce6" table:formula="of:=[.C194]-ROUNDDOWN([.C194])" office:value-type="float" office:value="0.341938575056247">
            <text:p>0.34</text:p>
          </table:table-cell>
          <table:table-cell table:formula="of:=IF([.D194] &lt; [.$D$2])" office:value-type="boolean" office:boolean-value="false">
            <text:p>FALSE</text:p>
          </table:table-cell>
          <table:table-cell table:formula="of:=MOD([.C194];64)" office:value-type="float" office:value="49.3419385750562">
            <text:p>49.34</text:p>
          </table:table-cell>
          <table:table-cell/>
        </table:table-row>
        <table:table-row table:style-name="ro2">
          <table:table-cell table:style-name="ce3" table:formula="of:=[.A194]+1" office:value-type="float" office:value="194">
            <text:p>194</text:p>
          </table:table-cell>
          <table:table-cell table:style-name="ce3" table:formula="of:=[orbits.$C$3]*[.A195]" office:value-type="float" office:value="840497.434">
            <text:p>840497.434</text:p>
          </table:table-cell>
          <table:table-cell table:style-name="ce6" table:formula="of:=[.B195]/[orbits.$D$3]" office:value-type="float" office:value="2301.20381390446">
            <text:p>2301.20</text:p>
          </table:table-cell>
          <table:table-cell table:style-name="ce6" table:formula="of:=[.C195]-ROUNDDOWN([.C195])" office:value-type="float" office:value="0.203813904460731">
            <text:p>0.20</text:p>
          </table:table-cell>
          <table:table-cell table:formula="of:=IF([.D195] &lt; [.$D$2])" office:value-type="boolean" office:boolean-value="false">
            <text:p>FALSE</text:p>
          </table:table-cell>
          <table:table-cell table:formula="of:=MOD([.C195];64)" office:value-type="float" office:value="61.2038139044607">
            <text:p>61.20</text:p>
          </table:table-cell>
          <table:table-cell/>
        </table:table-row>
        <table:table-row table:style-name="ro2">
          <table:table-cell table:style-name="ce3" table:formula="of:=[.A195]+1" office:value-type="float" office:value="195">
            <text:p>195</text:p>
          </table:table-cell>
          <table:table-cell table:style-name="ce3" table:formula="of:=[orbits.$C$3]*[.A196]" office:value-type="float" office:value="844829.895">
            <text:p>844829.895</text:p>
          </table:table-cell>
          <table:table-cell table:style-name="ce6" table:formula="of:=[.B196]/[orbits.$D$3]" office:value-type="float" office:value="2313.06568923386">
            <text:p>2313.07</text:p>
          </table:table-cell>
          <table:table-cell table:style-name="ce6" table:formula="of:=[.C196]-ROUNDDOWN([.C196])" office:value-type="float" office:value="0.0656892338652142">
            <text:p>0.07</text:p>
          </table:table-cell>
          <table:table-cell table:formula="of:=IF([.D196] &lt; [.$D$2])" office:value-type="boolean" office:boolean-value="true">
            <text:p>TRUE</text:p>
          </table:table-cell>
          <table:table-cell table:formula="of:=MOD([.C196];64)" office:value-type="float" office:value="9.06568923386521">
            <text:p>9.07</text:p>
          </table:table-cell>
          <table:table-cell/>
        </table:table-row>
        <table:table-row table:style-name="ro2">
          <table:table-cell table:style-name="ce3" table:formula="of:=[.A196]+1" office:value-type="float" office:value="196">
            <text:p>196</text:p>
          </table:table-cell>
          <table:table-cell table:style-name="ce3" table:formula="of:=[orbits.$C$3]*[.A197]" office:value-type="float" office:value="849162.356">
            <text:p>849162.356</text:p>
          </table:table-cell>
          <table:table-cell table:style-name="ce6" table:formula="of:=[.B197]/[orbits.$D$3]" office:value-type="float" office:value="2324.92756456327">
            <text:p>2324.93</text:p>
          </table:table-cell>
          <table:table-cell table:style-name="ce6" table:formula="of:=[.C197]-ROUNDDOWN([.C197])" office:value-type="float" office:value="0.927564563269698">
            <text:p>0.93</text:p>
          </table:table-cell>
          <table:table-cell table:formula="of:=IF([.D197] &lt; [.$D$2])" office:value-type="boolean" office:boolean-value="false">
            <text:p>FALSE</text:p>
          </table:table-cell>
          <table:table-cell table:formula="of:=MOD([.C197];64)" office:value-type="float" office:value="20.9275645632697">
            <text:p>20.93</text:p>
          </table:table-cell>
          <table:table-cell/>
        </table:table-row>
        <table:table-row table:style-name="ro2">
          <table:table-cell table:style-name="ce3" table:formula="of:=[.A197]+1" office:value-type="float" office:value="197">
            <text:p>197</text:p>
          </table:table-cell>
          <table:table-cell table:style-name="ce3" table:formula="of:=[orbits.$C$3]*[.A198]" office:value-type="float" office:value="853494.817">
            <text:p>853494.817</text:p>
          </table:table-cell>
          <table:table-cell table:style-name="ce6" table:formula="of:=[.B198]/[orbits.$D$3]" office:value-type="float" office:value="2336.78943989267">
            <text:p>2336.79</text:p>
          </table:table-cell>
          <table:table-cell table:style-name="ce6" table:formula="of:=[.C198]-ROUNDDOWN([.C198])" office:value-type="float" office:value="0.789439892674181">
            <text:p>0.79</text:p>
          </table:table-cell>
          <table:table-cell table:formula="of:=IF([.D198] &lt; [.$D$2])" office:value-type="boolean" office:boolean-value="false">
            <text:p>FALSE</text:p>
          </table:table-cell>
          <table:table-cell table:formula="of:=MOD([.C198];64)" office:value-type="float" office:value="32.7894398926742">
            <text:p>32.79</text:p>
          </table:table-cell>
          <table:table-cell/>
        </table:table-row>
        <table:table-row table:style-name="ro2">
          <table:table-cell table:style-name="ce3" table:formula="of:=[.A198]+1" office:value-type="float" office:value="198">
            <text:p>198</text:p>
          </table:table-cell>
          <table:table-cell table:style-name="ce3" table:formula="of:=[orbits.$C$3]*[.A199]" office:value-type="float" office:value="857827.278">
            <text:p>857827.278</text:p>
          </table:table-cell>
          <table:table-cell table:style-name="ce6" table:formula="of:=[.B199]/[orbits.$D$3]" office:value-type="float" office:value="2348.65131522208">
            <text:p>2348.65</text:p>
          </table:table-cell>
          <table:table-cell table:style-name="ce6" table:formula="of:=[.C199]-ROUNDDOWN([.C199])" office:value-type="float" office:value="0.651315222078665">
            <text:p>0.65</text:p>
          </table:table-cell>
          <table:table-cell table:formula="of:=IF([.D199] &lt; [.$D$2])" office:value-type="boolean" office:boolean-value="false">
            <text:p>FALSE</text:p>
          </table:table-cell>
          <table:table-cell table:formula="of:=MOD([.C199];64)" office:value-type="float" office:value="44.6513152220787">
            <text:p>44.65</text:p>
          </table:table-cell>
          <table:table-cell/>
        </table:table-row>
        <table:table-row table:style-name="ro2">
          <table:table-cell table:style-name="ce3" table:formula="of:=[.A199]+1" office:value-type="float" office:value="199">
            <text:p>199</text:p>
          </table:table-cell>
          <table:table-cell table:style-name="ce3" table:formula="of:=[orbits.$C$3]*[.A200]" office:value-type="float" office:value="862159.739">
            <text:p>862159.739</text:p>
          </table:table-cell>
          <table:table-cell table:style-name="ce6" table:formula="of:=[.B200]/[orbits.$D$3]" office:value-type="float" office:value="2360.51319055148">
            <text:p>2360.51</text:p>
          </table:table-cell>
          <table:table-cell table:style-name="ce6" table:formula="of:=[.C200]-ROUNDDOWN([.C200])" office:value-type="float" office:value="0.513190551483149">
            <text:p>0.51</text:p>
          </table:table-cell>
          <table:table-cell table:formula="of:=IF([.D200] &lt; [.$D$2])" office:value-type="boolean" office:boolean-value="false">
            <text:p>FALSE</text:p>
          </table:table-cell>
          <table:table-cell table:formula="of:=MOD([.C200];64)" office:value-type="float" office:value="56.5131905514832">
            <text:p>56.51</text:p>
          </table:table-cell>
          <table:table-cell/>
        </table:table-row>
        <table:table-row table:style-name="ro2">
          <table:table-cell table:style-name="ce3" table:formula="of:=[.A200]+1" office:value-type="float" office:value="200">
            <text:p>200</text:p>
          </table:table-cell>
          <table:table-cell table:style-name="ce3" table:formula="of:=[orbits.$C$3]*[.A201]" office:value-type="float" office:value="866492.2">
            <text:p>866492.2</text:p>
          </table:table-cell>
          <table:table-cell table:style-name="ce6" table:formula="of:=[.B201]/[orbits.$D$3]" office:value-type="float" office:value="2372.37506588089">
            <text:p>2372.38</text:p>
          </table:table-cell>
          <table:table-cell table:style-name="ce6" table:formula="of:=[.C201]-ROUNDDOWN([.C201])" office:value-type="float" office:value="0.375065880887632">
            <text:p>0.38</text:p>
          </table:table-cell>
          <table:table-cell table:formula="of:=IF([.D201] &lt; [.$D$2])" office:value-type="boolean" office:boolean-value="false">
            <text:p>FALSE</text:p>
          </table:table-cell>
          <table:table-cell table:formula="of:=MOD([.C201];64)" office:value-type="float" office:value="4.37506588088763">
            <text:p>4.38</text:p>
          </table:table-cell>
          <table:table-cell/>
        </table:table-row>
        <table:table-row table:style-name="ro2">
          <table:table-cell table:style-name="ce3" table:formula="of:=[.A201]+1" office:value-type="float" office:value="201">
            <text:p>201</text:p>
          </table:table-cell>
          <table:table-cell table:style-name="ce3" table:formula="of:=[orbits.$C$3]*[.A202]" office:value-type="float" office:value="870824.661">
            <text:p>870824.661</text:p>
          </table:table-cell>
          <table:table-cell table:style-name="ce6" table:formula="of:=[.B202]/[orbits.$D$3]" office:value-type="float" office:value="2384.23694121029">
            <text:p>2384.24</text:p>
          </table:table-cell>
          <table:table-cell table:style-name="ce6" table:formula="of:=[.C202]-ROUNDDOWN([.C202])" office:value-type="float" office:value="0.236941210292116">
            <text:p>0.24</text:p>
          </table:table-cell>
          <table:table-cell table:formula="of:=IF([.D202] &lt; [.$D$2])" office:value-type="boolean" office:boolean-value="false">
            <text:p>FALSE</text:p>
          </table:table-cell>
          <table:table-cell table:formula="of:=MOD([.C202];64)" office:value-type="float" office:value="16.2369412102921">
            <text:p>16.24</text:p>
          </table:table-cell>
          <table:table-cell/>
        </table:table-row>
        <table:table-row table:style-name="ro2">
          <table:table-cell table:style-name="ce3" table:formula="of:=[.A202]+1" office:value-type="float" office:value="202">
            <text:p>202</text:p>
          </table:table-cell>
          <table:table-cell table:style-name="ce3" table:formula="of:=[orbits.$C$3]*[.A203]" office:value-type="float" office:value="875157.122">
            <text:p>875157.122</text:p>
          </table:table-cell>
          <table:table-cell table:style-name="ce6" table:formula="of:=[.B203]/[orbits.$D$3]" office:value-type="float" office:value="2396.0988165397">
            <text:p>2396.10</text:p>
          </table:table-cell>
          <table:table-cell table:style-name="ce6" table:formula="of:=[.C203]-ROUNDDOWN([.C203])" office:value-type="float" office:value="0.0988165396965997">
            <text:p>0.10</text:p>
          </table:table-cell>
          <table:table-cell table:formula="of:=IF([.D203] &lt; [.$D$2])" office:value-type="boolean" office:boolean-value="true">
            <text:p>TRUE</text:p>
          </table:table-cell>
          <table:table-cell table:formula="of:=MOD([.C203];64)" office:value-type="float" office:value="28.0988165396966">
            <text:p>28.10</text:p>
          </table:table-cell>
          <table:table-cell/>
        </table:table-row>
        <table:table-row table:style-name="ro2">
          <table:table-cell table:style-name="ce3" table:formula="of:=[.A203]+1" office:value-type="float" office:value="203">
            <text:p>203</text:p>
          </table:table-cell>
          <table:table-cell table:style-name="ce3" table:formula="of:=[orbits.$C$3]*[.A204]" office:value-type="float" office:value="879489.583">
            <text:p>879489.583</text:p>
          </table:table-cell>
          <table:table-cell table:style-name="ce6" table:formula="of:=[.B204]/[orbits.$D$3]" office:value-type="float" office:value="2407.9606918691">
            <text:p>2407.96</text:p>
          </table:table-cell>
          <table:table-cell table:style-name="ce6" table:formula="of:=[.C204]-ROUNDDOWN([.C204])" office:value-type="float" office:value="0.960691869101083">
            <text:p>0.96</text:p>
          </table:table-cell>
          <table:table-cell table:formula="of:=IF([.D204] &lt; [.$D$2])" office:value-type="boolean" office:boolean-value="false">
            <text:p>FALSE</text:p>
          </table:table-cell>
          <table:table-cell table:formula="of:=MOD([.C204];64)" office:value-type="float" office:value="39.9606918691011">
            <text:p>39.96</text:p>
          </table:table-cell>
          <table:table-cell/>
        </table:table-row>
        <table:table-row table:style-name="ro2">
          <table:table-cell table:style-name="ce3" table:formula="of:=[.A204]+1" office:value-type="float" office:value="204">
            <text:p>204</text:p>
          </table:table-cell>
          <table:table-cell table:style-name="ce3" table:formula="of:=[orbits.$C$3]*[.A205]" office:value-type="float" office:value="883822.044">
            <text:p>883822.044</text:p>
          </table:table-cell>
          <table:table-cell table:style-name="ce6" table:formula="of:=[.B205]/[orbits.$D$3]" office:value-type="float" office:value="2419.8225671985">
            <text:p>2419.82</text:p>
          </table:table-cell>
          <table:table-cell table:style-name="ce6" table:formula="of:=[.C205]-ROUNDDOWN([.C205])" office:value-type="float" office:value="0.822567198505112">
            <text:p>0.82</text:p>
          </table:table-cell>
          <table:table-cell table:formula="of:=IF([.D205] &lt; [.$D$2])" office:value-type="boolean" office:boolean-value="false">
            <text:p>FALSE</text:p>
          </table:table-cell>
          <table:table-cell table:formula="of:=MOD([.C205];64)" office:value-type="float" office:value="51.8225671985051">
            <text:p>51.82</text:p>
          </table:table-cell>
          <table:table-cell/>
        </table:table-row>
        <table:table-row table:style-name="ro2">
          <table:table-cell table:style-name="ce3" table:formula="of:=[.A205]+1" office:value-type="float" office:value="205">
            <text:p>205</text:p>
          </table:table-cell>
          <table:table-cell table:style-name="ce3" table:formula="of:=[orbits.$C$3]*[.A206]" office:value-type="float" office:value="888154.505">
            <text:p>888154.505</text:p>
          </table:table-cell>
          <table:table-cell table:style-name="ce6" table:formula="of:=[.B206]/[orbits.$D$3]" office:value-type="float" office:value="2431.68444252791">
            <text:p>2431.68</text:p>
          </table:table-cell>
          <table:table-cell table:style-name="ce6" table:formula="of:=[.C206]-ROUNDDOWN([.C206])" office:value-type="float" office:value="0.684442527909596">
            <text:p>0.68</text:p>
          </table:table-cell>
          <table:table-cell table:formula="of:=IF([.D206] &lt; [.$D$2])" office:value-type="boolean" office:boolean-value="false">
            <text:p>FALSE</text:p>
          </table:table-cell>
          <table:table-cell table:formula="of:=MOD([.C206];64)" office:value-type="float" office:value="63.6844425279096">
            <text:p>63.68</text:p>
          </table:table-cell>
          <table:table-cell/>
        </table:table-row>
        <table:table-row table:style-name="ro2">
          <table:table-cell table:style-name="ce3" table:formula="of:=[.A206]+1" office:value-type="float" office:value="206">
            <text:p>206</text:p>
          </table:table-cell>
          <table:table-cell table:style-name="ce3" table:formula="of:=[orbits.$C$3]*[.A207]" office:value-type="float" office:value="892486.966">
            <text:p>892486.966</text:p>
          </table:table-cell>
          <table:table-cell table:style-name="ce6" table:formula="of:=[.B207]/[orbits.$D$3]" office:value-type="float" office:value="2443.54631785731">
            <text:p>2443.55</text:p>
          </table:table-cell>
          <table:table-cell table:style-name="ce6" table:formula="of:=[.C207]-ROUNDDOWN([.C207])" office:value-type="float" office:value="0.546317857314079">
            <text:p>0.55</text:p>
          </table:table-cell>
          <table:table-cell table:formula="of:=IF([.D207] &lt; [.$D$2])" office:value-type="boolean" office:boolean-value="false">
            <text:p>FALSE</text:p>
          </table:table-cell>
          <table:table-cell table:formula="of:=MOD([.C207];64)" office:value-type="float" office:value="11.5463178573141">
            <text:p>11.55</text:p>
          </table:table-cell>
          <table:table-cell/>
        </table:table-row>
        <table:table-row table:style-name="ro2">
          <table:table-cell table:style-name="ce3" table:formula="of:=[.A207]+1" office:value-type="float" office:value="207">
            <text:p>207</text:p>
          </table:table-cell>
          <table:table-cell table:style-name="ce3" table:formula="of:=[orbits.$C$3]*[.A208]" office:value-type="float" office:value="896819.427">
            <text:p>896819.427</text:p>
          </table:table-cell>
          <table:table-cell table:style-name="ce6" table:formula="of:=[.B208]/[orbits.$D$3]" office:value-type="float" office:value="2455.40819318672">
            <text:p>2455.41</text:p>
          </table:table-cell>
          <table:table-cell table:style-name="ce6" table:formula="of:=[.C208]-ROUNDDOWN([.C208])" office:value-type="float" office:value="0.408193186718563">
            <text:p>0.41</text:p>
          </table:table-cell>
          <table:table-cell table:formula="of:=IF([.D208] &lt; [.$D$2])" office:value-type="boolean" office:boolean-value="false">
            <text:p>FALSE</text:p>
          </table:table-cell>
          <table:table-cell table:formula="of:=MOD([.C208];64)" office:value-type="float" office:value="23.4081931867186">
            <text:p>23.41</text:p>
          </table:table-cell>
          <table:table-cell/>
        </table:table-row>
        <table:table-row table:style-name="ro2">
          <table:table-cell table:style-name="ce3" table:formula="of:=[.A208]+1" office:value-type="float" office:value="208">
            <text:p>208</text:p>
          </table:table-cell>
          <table:table-cell table:style-name="ce3" table:formula="of:=[orbits.$C$3]*[.A209]" office:value-type="float" office:value="901151.888">
            <text:p>901151.888</text:p>
          </table:table-cell>
          <table:table-cell table:style-name="ce6" table:formula="of:=[.B209]/[orbits.$D$3]" office:value-type="float" office:value="2467.27006851612">
            <text:p>2467.27</text:p>
          </table:table-cell>
          <table:table-cell table:style-name="ce6" table:formula="of:=[.C209]-ROUNDDOWN([.C209])" office:value-type="float" office:value="0.270068516123047">
            <text:p>0.27</text:p>
          </table:table-cell>
          <table:table-cell table:formula="of:=IF([.D209] &lt; [.$D$2])" office:value-type="boolean" office:boolean-value="false">
            <text:p>FALSE</text:p>
          </table:table-cell>
          <table:table-cell table:formula="of:=MOD([.C209];64)" office:value-type="float" office:value="35.270068516123">
            <text:p>35.27</text:p>
          </table:table-cell>
          <table:table-cell/>
        </table:table-row>
        <table:table-row table:style-name="ro2">
          <table:table-cell table:style-name="ce3" table:formula="of:=[.A209]+1" office:value-type="float" office:value="209">
            <text:p>209</text:p>
          </table:table-cell>
          <table:table-cell table:style-name="ce3" table:formula="of:=[orbits.$C$3]*[.A210]" office:value-type="float" office:value="905484.349">
            <text:p>905484.349</text:p>
          </table:table-cell>
          <table:table-cell table:style-name="ce6" table:formula="of:=[.B210]/[orbits.$D$3]" office:value-type="float" office:value="2479.13194384553">
            <text:p>2479.13</text:p>
          </table:table-cell>
          <table:table-cell table:style-name="ce6" table:formula="of:=[.C210]-ROUNDDOWN([.C210])" office:value-type="float" office:value="0.13194384552753">
            <text:p>0.13</text:p>
          </table:table-cell>
          <table:table-cell table:formula="of:=IF([.D210] &lt; [.$D$2])" office:value-type="boolean" office:boolean-value="false">
            <text:p>FALSE</text:p>
          </table:table-cell>
          <table:table-cell table:formula="of:=MOD([.C210];64)" office:value-type="float" office:value="47.1319438455275">
            <text:p>47.13</text:p>
          </table:table-cell>
          <table:table-cell/>
        </table:table-row>
        <table:table-row table:style-name="ro2">
          <table:table-cell table:style-name="ce3" table:formula="of:=[.A210]+1" office:value-type="float" office:value="210">
            <text:p>210</text:p>
          </table:table-cell>
          <table:table-cell table:style-name="ce3" table:formula="of:=[orbits.$C$3]*[.A211]" office:value-type="float" office:value="909816.81">
            <text:p>909816.81</text:p>
          </table:table-cell>
          <table:table-cell table:style-name="ce6" table:formula="of:=[.B211]/[orbits.$D$3]" office:value-type="float" office:value="2490.99381917493">
            <text:p>2490.99</text:p>
          </table:table-cell>
          <table:table-cell table:style-name="ce6" table:formula="of:=[.C211]-ROUNDDOWN([.C211])" office:value-type="float" office:value="0.993819174932014">
            <text:p>0.99</text:p>
          </table:table-cell>
          <table:table-cell table:formula="of:=IF([.D211] &lt; [.$D$2])" office:value-type="boolean" office:boolean-value="false">
            <text:p>FALSE</text:p>
          </table:table-cell>
          <table:table-cell table:formula="of:=MOD([.C211];64)" office:value-type="float" office:value="58.993819174932">
            <text:p>58.99</text:p>
          </table:table-cell>
          <table:table-cell/>
        </table:table-row>
        <table:table-row table:style-name="ro2">
          <table:table-cell table:style-name="ce3" table:formula="of:=[.A211]+1" office:value-type="float" office:value="211">
            <text:p>211</text:p>
          </table:table-cell>
          <table:table-cell table:style-name="ce3" table:formula="of:=[orbits.$C$3]*[.A212]" office:value-type="float" office:value="914149.271">
            <text:p>914149.271</text:p>
          </table:table-cell>
          <table:table-cell table:style-name="ce6" table:formula="of:=[.B212]/[orbits.$D$3]" office:value-type="float" office:value="2502.85569450434">
            <text:p>2502.86</text:p>
          </table:table-cell>
          <table:table-cell table:style-name="ce6" table:formula="of:=[.C212]-ROUNDDOWN([.C212])" office:value-type="float" office:value="0.855694504336498">
            <text:p>0.86</text:p>
          </table:table-cell>
          <table:table-cell table:formula="of:=IF([.D212] &lt; [.$D$2])" office:value-type="boolean" office:boolean-value="false">
            <text:p>FALSE</text:p>
          </table:table-cell>
          <table:table-cell table:formula="of:=MOD([.C212];64)" office:value-type="float" office:value="6.8556945043365">
            <text:p>6.86</text:p>
          </table:table-cell>
          <table:table-cell/>
        </table:table-row>
        <table:table-row table:style-name="ro2">
          <table:table-cell table:style-name="ce3" table:formula="of:=[.A212]+1" office:value-type="float" office:value="212">
            <text:p>212</text:p>
          </table:table-cell>
          <table:table-cell table:style-name="ce3" table:formula="of:=[orbits.$C$3]*[.A213]" office:value-type="float" office:value="918481.732">
            <text:p>918481.732</text:p>
          </table:table-cell>
          <table:table-cell table:style-name="ce6" table:formula="of:=[.B213]/[orbits.$D$3]" office:value-type="float" office:value="2514.71756983374">
            <text:p>2514.72</text:p>
          </table:table-cell>
          <table:table-cell table:style-name="ce6" table:formula="of:=[.C213]-ROUNDDOWN([.C213])" office:value-type="float" office:value="0.717569833740981">
            <text:p>0.72</text:p>
          </table:table-cell>
          <table:table-cell table:formula="of:=IF([.D213] &lt; [.$D$2])" office:value-type="boolean" office:boolean-value="false">
            <text:p>FALSE</text:p>
          </table:table-cell>
          <table:table-cell table:formula="of:=MOD([.C213];64)" office:value-type="float" office:value="18.717569833741">
            <text:p>18.72</text:p>
          </table:table-cell>
          <table:table-cell/>
        </table:table-row>
        <table:table-row table:style-name="ro2">
          <table:table-cell table:style-name="ce3" table:formula="of:=[.A213]+1" office:value-type="float" office:value="213">
            <text:p>213</text:p>
          </table:table-cell>
          <table:table-cell table:style-name="ce3" table:formula="of:=[orbits.$C$3]*[.A214]" office:value-type="float" office:value="922814.193">
            <text:p>922814.193</text:p>
          </table:table-cell>
          <table:table-cell table:style-name="ce6" table:formula="of:=[.B214]/[orbits.$D$3]" office:value-type="float" office:value="2526.57944516314">
            <text:p>2526.58</text:p>
          </table:table-cell>
          <table:table-cell table:style-name="ce6" table:formula="of:=[.C214]-ROUNDDOWN([.C214])" office:value-type="float" office:value="0.57944516314501">
            <text:p>0.58</text:p>
          </table:table-cell>
          <table:table-cell table:formula="of:=IF([.D214] &lt; [.$D$2])" office:value-type="boolean" office:boolean-value="false">
            <text:p>FALSE</text:p>
          </table:table-cell>
          <table:table-cell table:formula="of:=MOD([.C214];64)" office:value-type="float" office:value="30.579445163145">
            <text:p>30.58</text:p>
          </table:table-cell>
          <table:table-cell/>
        </table:table-row>
        <table:table-row table:style-name="ro2">
          <table:table-cell table:style-name="ce3" table:formula="of:=[.A214]+1" office:value-type="float" office:value="214">
            <text:p>214</text:p>
          </table:table-cell>
          <table:table-cell table:style-name="ce3" table:formula="of:=[orbits.$C$3]*[.A215]" office:value-type="float" office:value="927146.654">
            <text:p>927146.654</text:p>
          </table:table-cell>
          <table:table-cell table:style-name="ce6" table:formula="of:=[.B215]/[orbits.$D$3]" office:value-type="float" office:value="2538.44132049255">
            <text:p>2538.44</text:p>
          </table:table-cell>
          <table:table-cell table:style-name="ce6" table:formula="of:=[.C215]-ROUNDDOWN([.C215])" office:value-type="float" office:value="0.441320492549494">
            <text:p>0.44</text:p>
          </table:table-cell>
          <table:table-cell table:formula="of:=IF([.D215] &lt; [.$D$2])" office:value-type="boolean" office:boolean-value="false">
            <text:p>FALSE</text:p>
          </table:table-cell>
          <table:table-cell table:formula="of:=MOD([.C215];64)" office:value-type="float" office:value="42.4413204925495">
            <text:p>42.44</text:p>
          </table:table-cell>
          <table:table-cell/>
        </table:table-row>
        <table:table-row table:style-name="ro2">
          <table:table-cell table:style-name="ce3" table:formula="of:=[.A215]+1" office:value-type="float" office:value="215">
            <text:p>215</text:p>
          </table:table-cell>
          <table:table-cell table:style-name="ce3" table:formula="of:=[orbits.$C$3]*[.A216]" office:value-type="float" office:value="931479.115">
            <text:p>931479.115</text:p>
          </table:table-cell>
          <table:table-cell table:style-name="ce6" table:formula="of:=[.B216]/[orbits.$D$3]" office:value-type="float" office:value="2550.30319582195">
            <text:p>2550.30</text:p>
          </table:table-cell>
          <table:table-cell table:style-name="ce6" table:formula="of:=[.C216]-ROUNDDOWN([.C216])" office:value-type="float" office:value="0.303195821953977">
            <text:p>0.30</text:p>
          </table:table-cell>
          <table:table-cell table:formula="of:=IF([.D216] &lt; [.$D$2])" office:value-type="boolean" office:boolean-value="false">
            <text:p>FALSE</text:p>
          </table:table-cell>
          <table:table-cell table:formula="of:=MOD([.C216];64)" office:value-type="float" office:value="54.303195821954">
            <text:p>54.30</text:p>
          </table:table-cell>
          <table:table-cell/>
        </table:table-row>
        <table:table-row table:style-name="ro2">
          <table:table-cell table:style-name="ce3" table:formula="of:=[.A216]+1" office:value-type="float" office:value="216">
            <text:p>216</text:p>
          </table:table-cell>
          <table:table-cell table:style-name="ce3" table:formula="of:=[orbits.$C$3]*[.A217]" office:value-type="float" office:value="935811.576">
            <text:p>935811.576</text:p>
          </table:table-cell>
          <table:table-cell table:style-name="ce6" table:formula="of:=[.B217]/[orbits.$D$3]" office:value-type="float" office:value="2562.16507115136">
            <text:p>2562.17</text:p>
          </table:table-cell>
          <table:table-cell table:style-name="ce6" table:formula="of:=[.C217]-ROUNDDOWN([.C217])" office:value-type="float" office:value="0.165071151358461">
            <text:p>0.17</text:p>
          </table:table-cell>
          <table:table-cell table:formula="of:=IF([.D217] &lt; [.$D$2])" office:value-type="boolean" office:boolean-value="false">
            <text:p>FALSE</text:p>
          </table:table-cell>
          <table:table-cell table:formula="of:=MOD([.C217];64)" office:value-type="float" office:value="2.16507115135846">
            <text:p>2.17</text:p>
          </table:table-cell>
          <table:table-cell/>
        </table:table-row>
        <table:table-row table:style-name="ro2">
          <table:table-cell table:style-name="ce3" table:formula="of:=[.A217]+1" office:value-type="float" office:value="217">
            <text:p>217</text:p>
          </table:table-cell>
          <table:table-cell table:style-name="ce3" table:formula="of:=[orbits.$C$3]*[.A218]" office:value-type="float" office:value="940144.037">
            <text:p>940144.037</text:p>
          </table:table-cell>
          <table:table-cell table:style-name="ce6" table:formula="of:=[.B218]/[orbits.$D$3]" office:value-type="float" office:value="2574.02694648076">
            <text:p>2574.03</text:p>
          </table:table-cell>
          <table:table-cell table:style-name="ce6" table:formula="of:=[.C218]-ROUNDDOWN([.C218])" office:value-type="float" office:value="0.0269464807629447">
            <text:p>0.03</text:p>
          </table:table-cell>
          <table:table-cell table:formula="of:=IF([.D218] &lt; [.$D$2])" office:value-type="boolean" office:boolean-value="true">
            <text:p>TRUE</text:p>
          </table:table-cell>
          <table:table-cell table:formula="of:=MOD([.C218];64)" office:value-type="float" office:value="14.0269464807629">
            <text:p>14.03</text:p>
          </table:table-cell>
          <table:table-cell/>
        </table:table-row>
        <table:table-row table:style-name="ro2">
          <table:table-cell table:style-name="ce3" table:formula="of:=[.A218]+1" office:value-type="float" office:value="218">
            <text:p>218</text:p>
          </table:table-cell>
          <table:table-cell table:style-name="ce3" table:formula="of:=[orbits.$C$3]*[.A219]" office:value-type="float" office:value="944476.498">
            <text:p>944476.498</text:p>
          </table:table-cell>
          <table:table-cell table:style-name="ce6" table:formula="of:=[.B219]/[orbits.$D$3]" office:value-type="float" office:value="2585.88882181017">
            <text:p>2585.89</text:p>
          </table:table-cell>
          <table:table-cell table:style-name="ce6" table:formula="of:=[.C219]-ROUNDDOWN([.C219])" office:value-type="float" office:value="0.888821810167428">
            <text:p>0.89</text:p>
          </table:table-cell>
          <table:table-cell table:formula="of:=IF([.D219] &lt; [.$D$2])" office:value-type="boolean" office:boolean-value="false">
            <text:p>FALSE</text:p>
          </table:table-cell>
          <table:table-cell table:formula="of:=MOD([.C219];64)" office:value-type="float" office:value="25.8888218101674">
            <text:p>25.89</text:p>
          </table:table-cell>
          <table:table-cell/>
        </table:table-row>
        <table:table-row table:style-name="ro2">
          <table:table-cell table:style-name="ce3" table:formula="of:=[.A219]+1" office:value-type="float" office:value="219">
            <text:p>219</text:p>
          </table:table-cell>
          <table:table-cell table:style-name="ce3" table:formula="of:=[orbits.$C$3]*[.A220]" office:value-type="float" office:value="948808.959">
            <text:p>948808.959</text:p>
          </table:table-cell>
          <table:table-cell table:style-name="ce6" table:formula="of:=[.B220]/[orbits.$D$3]" office:value-type="float" office:value="2597.75069713957">
            <text:p>2597.75</text:p>
          </table:table-cell>
          <table:table-cell table:style-name="ce6" table:formula="of:=[.C220]-ROUNDDOWN([.C220])" office:value-type="float" office:value="0.750697139571912">
            <text:p>0.75</text:p>
          </table:table-cell>
          <table:table-cell table:formula="of:=IF([.D220] &lt; [.$D$2])" office:value-type="boolean" office:boolean-value="false">
            <text:p>FALSE</text:p>
          </table:table-cell>
          <table:table-cell table:formula="of:=MOD([.C220];64)" office:value-type="float" office:value="37.7506971395719">
            <text:p>37.75</text:p>
          </table:table-cell>
          <table:table-cell/>
        </table:table-row>
        <table:table-row table:style-name="ro2">
          <table:table-cell table:style-name="ce3" table:formula="of:=[.A220]+1" office:value-type="float" office:value="220">
            <text:p>220</text:p>
          </table:table-cell>
          <table:table-cell table:style-name="ce3" table:formula="of:=[orbits.$C$3]*[.A221]" office:value-type="float" office:value="953141.42">
            <text:p>953141.42</text:p>
          </table:table-cell>
          <table:table-cell table:style-name="ce6" table:formula="of:=[.B221]/[orbits.$D$3]" office:value-type="float" office:value="2609.61257246898">
            <text:p>2609.61</text:p>
          </table:table-cell>
          <table:table-cell table:style-name="ce6" table:formula="of:=[.C221]-ROUNDDOWN([.C221])" office:value-type="float" office:value="0.612572468975941">
            <text:p>0.61</text:p>
          </table:table-cell>
          <table:table-cell table:formula="of:=IF([.D221] &lt; [.$D$2])" office:value-type="boolean" office:boolean-value="false">
            <text:p>FALSE</text:p>
          </table:table-cell>
          <table:table-cell table:formula="of:=MOD([.C221];64)" office:value-type="float" office:value="49.6125724689759">
            <text:p>49.61</text:p>
          </table:table-cell>
          <table:table-cell/>
        </table:table-row>
        <table:table-row table:style-name="ro2">
          <table:table-cell table:style-name="ce3" table:formula="of:=[.A221]+1" office:value-type="float" office:value="221">
            <text:p>221</text:p>
          </table:table-cell>
          <table:table-cell table:style-name="ce3" table:formula="of:=[orbits.$C$3]*[.A222]" office:value-type="float" office:value="957473.881">
            <text:p>957473.881</text:p>
          </table:table-cell>
          <table:table-cell table:style-name="ce6" table:formula="of:=[.B222]/[orbits.$D$3]" office:value-type="float" office:value="2621.47444779838">
            <text:p>2621.47</text:p>
          </table:table-cell>
          <table:table-cell table:style-name="ce6" table:formula="of:=[.C222]-ROUNDDOWN([.C222])" office:value-type="float" office:value="0.474447798380425">
            <text:p>0.47</text:p>
          </table:table-cell>
          <table:table-cell table:formula="of:=IF([.D222] &lt; [.$D$2])" office:value-type="boolean" office:boolean-value="false">
            <text:p>FALSE</text:p>
          </table:table-cell>
          <table:table-cell table:formula="of:=MOD([.C222];64)" office:value-type="float" office:value="61.4744477983804">
            <text:p>61.47</text:p>
          </table:table-cell>
          <table:table-cell/>
        </table:table-row>
        <table:table-row table:style-name="ro2">
          <table:table-cell table:style-name="ce3" table:formula="of:=[.A222]+1" office:value-type="float" office:value="222">
            <text:p>222</text:p>
          </table:table-cell>
          <table:table-cell table:style-name="ce3" table:formula="of:=[orbits.$C$3]*[.A223]" office:value-type="float" office:value="961806.342">
            <text:p>961806.342</text:p>
          </table:table-cell>
          <table:table-cell table:style-name="ce6" table:formula="of:=[.B223]/[orbits.$D$3]" office:value-type="float" office:value="2633.33632312778">
            <text:p>2633.34</text:p>
          </table:table-cell>
          <table:table-cell table:style-name="ce6" table:formula="of:=[.C223]-ROUNDDOWN([.C223])" office:value-type="float" office:value="0.336323127784908">
            <text:p>0.34</text:p>
          </table:table-cell>
          <table:table-cell table:formula="of:=IF([.D223] &lt; [.$D$2])" office:value-type="boolean" office:boolean-value="false">
            <text:p>FALSE</text:p>
          </table:table-cell>
          <table:table-cell table:formula="of:=MOD([.C223];64)" office:value-type="float" office:value="9.33632312778491">
            <text:p>9.34</text:p>
          </table:table-cell>
          <table:table-cell/>
        </table:table-row>
        <table:table-row table:style-name="ro2">
          <table:table-cell table:style-name="ce3" table:formula="of:=[.A223]+1" office:value-type="float" office:value="223">
            <text:p>223</text:p>
          </table:table-cell>
          <table:table-cell table:style-name="ce3" table:formula="of:=[orbits.$C$3]*[.A224]" office:value-type="float" office:value="966138.803">
            <text:p>966138.803</text:p>
          </table:table-cell>
          <table:table-cell table:style-name="ce6" table:formula="of:=[.B224]/[orbits.$D$3]" office:value-type="float" office:value="2645.19819845719">
            <text:p>2645.20</text:p>
          </table:table-cell>
          <table:table-cell table:style-name="ce6" table:formula="of:=[.C224]-ROUNDDOWN([.C224])" office:value-type="float" office:value="0.198198457189392">
            <text:p>0.20</text:p>
          </table:table-cell>
          <table:table-cell table:formula="of:=IF([.D224] &lt; [.$D$2])" office:value-type="boolean" office:boolean-value="false">
            <text:p>FALSE</text:p>
          </table:table-cell>
          <table:table-cell table:formula="of:=MOD([.C224];64)" office:value-type="float" office:value="21.1981984571894">
            <text:p>21.20</text:p>
          </table:table-cell>
          <table:table-cell/>
        </table:table-row>
        <table:table-row table:style-name="ro2">
          <table:table-cell table:style-name="ce3" table:formula="of:=[.A224]+1" office:value-type="float" office:value="224">
            <text:p>224</text:p>
          </table:table-cell>
          <table:table-cell table:style-name="ce3" table:formula="of:=[orbits.$C$3]*[.A225]" office:value-type="float" office:value="970471.264">
            <text:p>970471.264</text:p>
          </table:table-cell>
          <table:table-cell table:style-name="ce6" table:formula="of:=[.B225]/[orbits.$D$3]" office:value-type="float" office:value="2657.06007378659">
            <text:p>2657.06</text:p>
          </table:table-cell>
          <table:table-cell table:style-name="ce6" table:formula="of:=[.C225]-ROUNDDOWN([.C225])" office:value-type="float" office:value="0.0600737865938754">
            <text:p>0.06</text:p>
          </table:table-cell>
          <table:table-cell table:formula="of:=IF([.D225] &lt; [.$D$2])" office:value-type="boolean" office:boolean-value="true">
            <text:p>TRUE</text:p>
          </table:table-cell>
          <table:table-cell table:formula="of:=MOD([.C225];64)" office:value-type="float" office:value="33.0600737865939">
            <text:p>33.06</text:p>
          </table:table-cell>
          <table:table-cell/>
        </table:table-row>
        <table:table-row table:style-name="ro2">
          <table:table-cell table:style-name="ce3" table:formula="of:=[.A225]+1" office:value-type="float" office:value="225">
            <text:p>225</text:p>
          </table:table-cell>
          <table:table-cell table:style-name="ce3" table:formula="of:=[orbits.$C$3]*[.A226]" office:value-type="float" office:value="974803.725">
            <text:p>974803.725</text:p>
          </table:table-cell>
          <table:table-cell table:style-name="ce6" table:formula="of:=[.B226]/[orbits.$D$3]" office:value-type="float" office:value="2668.921949116">
            <text:p>2668.92</text:p>
          </table:table-cell>
          <table:table-cell table:style-name="ce6" table:formula="of:=[.C226]-ROUNDDOWN([.C226])" office:value-type="float" office:value="0.921949115998359">
            <text:p>0.92</text:p>
          </table:table-cell>
          <table:table-cell table:formula="of:=IF([.D226] &lt; [.$D$2])" office:value-type="boolean" office:boolean-value="false">
            <text:p>FALSE</text:p>
          </table:table-cell>
          <table:table-cell table:formula="of:=MOD([.C226];64)" office:value-type="float" office:value="44.9219491159984">
            <text:p>44.92</text:p>
          </table:table-cell>
          <table:table-cell/>
        </table:table-row>
        <table:table-row table:style-name="ro2">
          <table:table-cell table:style-name="ce3" table:formula="of:=[.A226]+1" office:value-type="float" office:value="226">
            <text:p>226</text:p>
          </table:table-cell>
          <table:table-cell table:style-name="ce3" table:formula="of:=[orbits.$C$3]*[.A227]" office:value-type="float" office:value="979136.186">
            <text:p>979136.186</text:p>
          </table:table-cell>
          <table:table-cell table:style-name="ce6" table:formula="of:=[.B227]/[orbits.$D$3]" office:value-type="float" office:value="2680.7838244454">
            <text:p>2680.78</text:p>
          </table:table-cell>
          <table:table-cell table:style-name="ce6" table:formula="of:=[.C227]-ROUNDDOWN([.C227])" office:value-type="float" office:value="0.783824445402843">
            <text:p>0.78</text:p>
          </table:table-cell>
          <table:table-cell table:formula="of:=IF([.D227] &lt; [.$D$2])" office:value-type="boolean" office:boolean-value="false">
            <text:p>FALSE</text:p>
          </table:table-cell>
          <table:table-cell table:formula="of:=MOD([.C227];64)" office:value-type="float" office:value="56.7838244454028">
            <text:p>56.78</text:p>
          </table:table-cell>
          <table:table-cell/>
        </table:table-row>
        <table:table-row table:style-name="ro2">
          <table:table-cell table:style-name="ce3" table:formula="of:=[.A227]+1" office:value-type="float" office:value="227">
            <text:p>227</text:p>
          </table:table-cell>
          <table:table-cell table:style-name="ce3" table:formula="of:=[orbits.$C$3]*[.A228]" office:value-type="float" office:value="983468.647">
            <text:p>983468.647</text:p>
          </table:table-cell>
          <table:table-cell table:style-name="ce6" table:formula="of:=[.B228]/[orbits.$D$3]" office:value-type="float" office:value="2692.64569977481">
            <text:p>2692.65</text:p>
          </table:table-cell>
          <table:table-cell table:style-name="ce6" table:formula="of:=[.C228]-ROUNDDOWN([.C228])" office:value-type="float" office:value="0.645699774806872">
            <text:p>0.65</text:p>
          </table:table-cell>
          <table:table-cell table:formula="of:=IF([.D228] &lt; [.$D$2])" office:value-type="boolean" office:boolean-value="false">
            <text:p>FALSE</text:p>
          </table:table-cell>
          <table:table-cell table:formula="of:=MOD([.C228];64)" office:value-type="float" office:value="4.64569977480687">
            <text:p>4.65</text:p>
          </table:table-cell>
          <table:table-cell/>
        </table:table-row>
        <table:table-row table:style-name="ro2">
          <table:table-cell table:style-name="ce3" table:formula="of:=[.A228]+1" office:value-type="float" office:value="228">
            <text:p>228</text:p>
          </table:table-cell>
          <table:table-cell table:style-name="ce3" table:formula="of:=[orbits.$C$3]*[.A229]" office:value-type="float" office:value="987801.108">
            <text:p>987801.108</text:p>
          </table:table-cell>
          <table:table-cell table:style-name="ce6" table:formula="of:=[.B229]/[orbits.$D$3]" office:value-type="float" office:value="2704.50757510421">
            <text:p>2704.51</text:p>
          </table:table-cell>
          <table:table-cell table:style-name="ce6" table:formula="of:=[.C229]-ROUNDDOWN([.C229])" office:value-type="float" office:value="0.507575104211355">
            <text:p>0.51</text:p>
          </table:table-cell>
          <table:table-cell table:formula="of:=IF([.D229] &lt; [.$D$2])" office:value-type="boolean" office:boolean-value="false">
            <text:p>FALSE</text:p>
          </table:table-cell>
          <table:table-cell table:formula="of:=MOD([.C229];64)" office:value-type="float" office:value="16.5075751042114">
            <text:p>16.51</text:p>
          </table:table-cell>
          <table:table-cell/>
        </table:table-row>
        <table:table-row table:style-name="ro2">
          <table:table-cell table:style-name="ce3" table:formula="of:=[.A229]+1" office:value-type="float" office:value="229">
            <text:p>229</text:p>
          </table:table-cell>
          <table:table-cell table:style-name="ce3" table:formula="of:=[orbits.$C$3]*[.A230]" office:value-type="float" office:value="992133.569">
            <text:p>992133.569</text:p>
          </table:table-cell>
          <table:table-cell table:style-name="ce6" table:formula="of:=[.B230]/[orbits.$D$3]" office:value-type="float" office:value="2716.36945043362">
            <text:p>2716.37</text:p>
          </table:table-cell>
          <table:table-cell table:style-name="ce6" table:formula="of:=[.C230]-ROUNDDOWN([.C230])" office:value-type="float" office:value="0.369450433615839">
            <text:p>0.37</text:p>
          </table:table-cell>
          <table:table-cell table:formula="of:=IF([.D230] &lt; [.$D$2])" office:value-type="boolean" office:boolean-value="false">
            <text:p>FALSE</text:p>
          </table:table-cell>
          <table:table-cell table:formula="of:=MOD([.C230];64)" office:value-type="float" office:value="28.3694504336158">
            <text:p>28.37</text:p>
          </table:table-cell>
          <table:table-cell/>
        </table:table-row>
        <table:table-row table:style-name="ro2">
          <table:table-cell table:style-name="ce3" table:formula="of:=[.A230]+1" office:value-type="float" office:value="230">
            <text:p>230</text:p>
          </table:table-cell>
          <table:table-cell table:style-name="ce3" table:formula="of:=[orbits.$C$3]*[.A231]" office:value-type="float" office:value="996466.03">
            <text:p>996466.03</text:p>
          </table:table-cell>
          <table:table-cell table:style-name="ce6" table:formula="of:=[.B231]/[orbits.$D$3]" office:value-type="float" office:value="2728.23132576302">
            <text:p>2728.23</text:p>
          </table:table-cell>
          <table:table-cell table:style-name="ce6" table:formula="of:=[.C231]-ROUNDDOWN([.C231])" office:value-type="float" office:value="0.231325763020322">
            <text:p>0.23</text:p>
          </table:table-cell>
          <table:table-cell table:formula="of:=IF([.D231] &lt; [.$D$2])" office:value-type="boolean" office:boolean-value="false">
            <text:p>FALSE</text:p>
          </table:table-cell>
          <table:table-cell table:formula="of:=MOD([.C231];64)" office:value-type="float" office:value="40.2313257630203">
            <text:p>40.23</text:p>
          </table:table-cell>
          <table:table-cell/>
        </table:table-row>
        <table:table-row table:style-name="ro2">
          <table:table-cell table:style-name="ce3" table:formula="of:=[.A231]+1" office:value-type="float" office:value="231">
            <text:p>231</text:p>
          </table:table-cell>
          <table:table-cell table:style-name="ce3" table:formula="of:=[orbits.$C$3]*[.A232]" office:value-type="float" office:value="1000798.491">
            <text:p>1000798.491</text:p>
          </table:table-cell>
          <table:table-cell table:style-name="ce6" table:formula="of:=[.B232]/[orbits.$D$3]" office:value-type="float" office:value="2740.09320109242">
            <text:p>2740.09</text:p>
          </table:table-cell>
          <table:table-cell table:style-name="ce6" table:formula="of:=[.C232]-ROUNDDOWN([.C232])" office:value-type="float" office:value="0.0932010924248061">
            <text:p>0.09</text:p>
          </table:table-cell>
          <table:table-cell table:formula="of:=IF([.D232] &lt; [.$D$2])" office:value-type="boolean" office:boolean-value="true">
            <text:p>TRUE</text:p>
          </table:table-cell>
          <table:table-cell table:formula="of:=MOD([.C232];64)" office:value-type="float" office:value="52.0932010924248">
            <text:p>52.09</text:p>
          </table:table-cell>
          <table:table-cell/>
        </table:table-row>
        <table:table-row table:style-name="ro2">
          <table:table-cell table:style-name="ce3" table:formula="of:=[.A232]+1" office:value-type="float" office:value="232">
            <text:p>232</text:p>
          </table:table-cell>
          <table:table-cell table:style-name="ce3" table:formula="of:=[orbits.$C$3]*[.A233]" office:value-type="float" office:value="1005130.952">
            <text:p>1005130.952</text:p>
          </table:table-cell>
          <table:table-cell table:style-name="ce6" table:formula="of:=[.B233]/[orbits.$D$3]" office:value-type="float" office:value="2751.95507642183">
            <text:p>2751.96</text:p>
          </table:table-cell>
          <table:table-cell table:style-name="ce6" table:formula="of:=[.C233]-ROUNDDOWN([.C233])" office:value-type="float" office:value="0.95507642182929">
            <text:p>0.96</text:p>
          </table:table-cell>
          <table:table-cell table:formula="of:=IF([.D233] &lt; [.$D$2])" office:value-type="boolean" office:boolean-value="false">
            <text:p>FALSE</text:p>
          </table:table-cell>
          <table:table-cell table:formula="of:=MOD([.C233];64)" office:value-type="float" office:value="63.9550764218293">
            <text:p>63.96</text:p>
          </table:table-cell>
          <table:table-cell/>
        </table:table-row>
        <table:table-row table:style-name="ro2">
          <table:table-cell table:style-name="ce3" table:formula="of:=[.A233]+1" office:value-type="float" office:value="233">
            <text:p>233</text:p>
          </table:table-cell>
          <table:table-cell table:style-name="ce3" table:formula="of:=[orbits.$C$3]*[.A234]" office:value-type="float" office:value="1009463.413">
            <text:p>1009463.413</text:p>
          </table:table-cell>
          <table:table-cell table:style-name="ce6" table:formula="of:=[.B234]/[orbits.$D$3]" office:value-type="float" office:value="2763.81695175123">
            <text:p>2763.82</text:p>
          </table:table-cell>
          <table:table-cell table:style-name="ce6" table:formula="of:=[.C234]-ROUNDDOWN([.C234])" office:value-type="float" office:value="0.816951751233773">
            <text:p>0.82</text:p>
          </table:table-cell>
          <table:table-cell table:formula="of:=IF([.D234] &lt; [.$D$2])" office:value-type="boolean" office:boolean-value="false">
            <text:p>FALSE</text:p>
          </table:table-cell>
          <table:table-cell table:formula="of:=MOD([.C234];64)" office:value-type="float" office:value="11.8169517512338">
            <text:p>11.82</text:p>
          </table:table-cell>
          <table:table-cell/>
        </table:table-row>
        <table:table-row table:style-name="ro2">
          <table:table-cell table:style-name="ce3" table:formula="of:=[.A234]+1" office:value-type="float" office:value="234">
            <text:p>234</text:p>
          </table:table-cell>
          <table:table-cell table:style-name="ce3" table:formula="of:=[orbits.$C$3]*[.A235]" office:value-type="float" office:value="1013795.874">
            <text:p>1013795.874</text:p>
          </table:table-cell>
          <table:table-cell table:style-name="ce6" table:formula="of:=[.B235]/[orbits.$D$3]" office:value-type="float" office:value="2775.67882708064">
            <text:p>2775.68</text:p>
          </table:table-cell>
          <table:table-cell table:style-name="ce6" table:formula="of:=[.C235]-ROUNDDOWN([.C235])" office:value-type="float" office:value="0.678827080638257">
            <text:p>0.68</text:p>
          </table:table-cell>
          <table:table-cell table:formula="of:=IF([.D235] &lt; [.$D$2])" office:value-type="boolean" office:boolean-value="false">
            <text:p>FALSE</text:p>
          </table:table-cell>
          <table:table-cell table:formula="of:=MOD([.C235];64)" office:value-type="float" office:value="23.6788270806383">
            <text:p>23.68</text:p>
          </table:table-cell>
          <table:table-cell/>
        </table:table-row>
        <table:table-row table:style-name="ro2">
          <table:table-cell table:style-name="ce3" table:formula="of:=[.A235]+1" office:value-type="float" office:value="235">
            <text:p>235</text:p>
          </table:table-cell>
          <table:table-cell table:style-name="ce3" table:formula="of:=[orbits.$C$3]*[.A236]" office:value-type="float" office:value="1018128.335">
            <text:p>1018128.335</text:p>
          </table:table-cell>
          <table:table-cell table:style-name="ce6" table:formula="of:=[.B236]/[orbits.$D$3]" office:value-type="float" office:value="2787.54070241004">
            <text:p>2787.54</text:p>
          </table:table-cell>
          <table:table-cell table:style-name="ce6" table:formula="of:=[.C236]-ROUNDDOWN([.C236])" office:value-type="float" office:value="0.540702410042741">
            <text:p>0.54</text:p>
          </table:table-cell>
          <table:table-cell table:formula="of:=IF([.D236] &lt; [.$D$2])" office:value-type="boolean" office:boolean-value="false">
            <text:p>FALSE</text:p>
          </table:table-cell>
          <table:table-cell table:formula="of:=MOD([.C236];64)" office:value-type="float" office:value="35.5407024100427">
            <text:p>35.54</text:p>
          </table:table-cell>
          <table:table-cell/>
        </table:table-row>
        <table:table-row table:style-name="ro2">
          <table:table-cell table:style-name="ce3" table:formula="of:=[.A236]+1" office:value-type="float" office:value="236">
            <text:p>236</text:p>
          </table:table-cell>
          <table:table-cell table:style-name="ce3" table:formula="of:=[orbits.$C$3]*[.A237]" office:value-type="float" office:value="1022460.796">
            <text:p>1022460.796</text:p>
          </table:table-cell>
          <table:table-cell table:style-name="ce6" table:formula="of:=[.B237]/[orbits.$D$3]" office:value-type="float" office:value="2799.40257773945">
            <text:p>2799.40</text:p>
          </table:table-cell>
          <table:table-cell table:style-name="ce6" table:formula="of:=[.C237]-ROUNDDOWN([.C237])" office:value-type="float" office:value="0.402577739447224">
            <text:p>0.40</text:p>
          </table:table-cell>
          <table:table-cell table:formula="of:=IF([.D237] &lt; [.$D$2])" office:value-type="boolean" office:boolean-value="false">
            <text:p>FALSE</text:p>
          </table:table-cell>
          <table:table-cell table:formula="of:=MOD([.C237];64)" office:value-type="float" office:value="47.4025777394472">
            <text:p>47.40</text:p>
          </table:table-cell>
          <table:table-cell/>
        </table:table-row>
        <table:table-row table:style-name="ro2">
          <table:table-cell table:style-name="ce3" table:formula="of:=[.A237]+1" office:value-type="float" office:value="237">
            <text:p>237</text:p>
          </table:table-cell>
          <table:table-cell table:style-name="ce3" table:formula="of:=[orbits.$C$3]*[.A238]" office:value-type="float" office:value="1026793.257">
            <text:p>1026793.257</text:p>
          </table:table-cell>
          <table:table-cell table:style-name="ce6" table:formula="of:=[.B238]/[orbits.$D$3]" office:value-type="float" office:value="2811.26445306885">
            <text:p>2811.26</text:p>
          </table:table-cell>
          <table:table-cell table:style-name="ce6" table:formula="of:=[.C238]-ROUNDDOWN([.C238])" office:value-type="float" office:value="0.264453068851708">
            <text:p>0.26</text:p>
          </table:table-cell>
          <table:table-cell table:formula="of:=IF([.D238] &lt; [.$D$2])" office:value-type="boolean" office:boolean-value="false">
            <text:p>FALSE</text:p>
          </table:table-cell>
          <table:table-cell table:formula="of:=MOD([.C238];64)" office:value-type="float" office:value="59.2644530688517">
            <text:p>59.26</text:p>
          </table:table-cell>
          <table:table-cell/>
        </table:table-row>
        <table:table-row table:style-name="ro2">
          <table:table-cell table:style-name="ce3" table:formula="of:=[.A238]+1" office:value-type="float" office:value="238">
            <text:p>238</text:p>
          </table:table-cell>
          <table:table-cell table:style-name="ce3" table:formula="of:=[orbits.$C$3]*[.A239]" office:value-type="float" office:value="1031125.718">
            <text:p>1031125.718</text:p>
          </table:table-cell>
          <table:table-cell table:style-name="ce6" table:formula="of:=[.B239]/[orbits.$D$3]" office:value-type="float" office:value="2823.12632839826">
            <text:p>2823.13</text:p>
          </table:table-cell>
          <table:table-cell table:style-name="ce6" table:formula="of:=[.C239]-ROUNDDOWN([.C239])" office:value-type="float" office:value="0.126328398256192">
            <text:p>0.13</text:p>
          </table:table-cell>
          <table:table-cell table:formula="of:=IF([.D239] &lt; [.$D$2])" office:value-type="boolean" office:boolean-value="false">
            <text:p>FALSE</text:p>
          </table:table-cell>
          <table:table-cell table:formula="of:=MOD([.C239];64)" office:value-type="float" office:value="7.12632839825619">
            <text:p>7.13</text:p>
          </table:table-cell>
          <table:table-cell/>
        </table:table-row>
        <table:table-row table:style-name="ro2">
          <table:table-cell table:style-name="ce3" table:formula="of:=[.A239]+1" office:value-type="float" office:value="239">
            <text:p>239</text:p>
          </table:table-cell>
          <table:table-cell table:style-name="ce3" table:formula="of:=[orbits.$C$3]*[.A240]" office:value-type="float" office:value="1035458.179">
            <text:p>1035458.179</text:p>
          </table:table-cell>
          <table:table-cell table:style-name="ce6" table:formula="of:=[.B240]/[orbits.$D$3]" office:value-type="float" office:value="2834.98820372766">
            <text:p>2834.99</text:p>
          </table:table-cell>
          <table:table-cell table:style-name="ce6" table:formula="of:=[.C240]-ROUNDDOWN([.C240])" office:value-type="float" office:value="0.98820372766022">
            <text:p>0.99</text:p>
          </table:table-cell>
          <table:table-cell table:formula="of:=IF([.D240] &lt; [.$D$2])" office:value-type="boolean" office:boolean-value="false">
            <text:p>FALSE</text:p>
          </table:table-cell>
          <table:table-cell table:formula="of:=MOD([.C240];64)" office:value-type="float" office:value="18.9882037276602">
            <text:p>18.99</text:p>
          </table:table-cell>
          <table:table-cell/>
        </table:table-row>
        <table:table-row table:style-name="ro2">
          <table:table-cell table:style-name="ce3" table:formula="of:=[.A240]+1" office:value-type="float" office:value="240">
            <text:p>240</text:p>
          </table:table-cell>
          <table:table-cell table:style-name="ce3" table:formula="of:=[orbits.$C$3]*[.A241]" office:value-type="float" office:value="1039790.64">
            <text:p>1039790.64</text:p>
          </table:table-cell>
          <table:table-cell table:style-name="ce6" table:formula="of:=[.B241]/[orbits.$D$3]" office:value-type="float" office:value="2846.85007905706">
            <text:p>2846.85</text:p>
          </table:table-cell>
          <table:table-cell table:style-name="ce6" table:formula="of:=[.C241]-ROUNDDOWN([.C241])" office:value-type="float" office:value="0.850079057064704">
            <text:p>0.85</text:p>
          </table:table-cell>
          <table:table-cell table:formula="of:=IF([.D241] &lt; [.$D$2])" office:value-type="boolean" office:boolean-value="false">
            <text:p>FALSE</text:p>
          </table:table-cell>
          <table:table-cell table:formula="of:=MOD([.C241];64)" office:value-type="float" office:value="30.8500790570647">
            <text:p>30.85</text:p>
          </table:table-cell>
          <table:table-cell/>
        </table:table-row>
        <table:table-row table:style-name="ro2">
          <table:table-cell table:style-name="ce3" table:formula="of:=[.A241]+1" office:value-type="float" office:value="241">
            <text:p>241</text:p>
          </table:table-cell>
          <table:table-cell table:style-name="ce3" table:formula="of:=[orbits.$C$3]*[.A242]" office:value-type="float" office:value="1044123.101">
            <text:p>1044123.101</text:p>
          </table:table-cell>
          <table:table-cell table:style-name="ce6" table:formula="of:=[.B242]/[orbits.$D$3]" office:value-type="float" office:value="2858.71195438647">
            <text:p>2858.71</text:p>
          </table:table-cell>
          <table:table-cell table:style-name="ce6" table:formula="of:=[.C242]-ROUNDDOWN([.C242])" office:value-type="float" office:value="0.711954386469188">
            <text:p>0.71</text:p>
          </table:table-cell>
          <table:table-cell table:formula="of:=IF([.D242] &lt; [.$D$2])" office:value-type="boolean" office:boolean-value="false">
            <text:p>FALSE</text:p>
          </table:table-cell>
          <table:table-cell table:formula="of:=MOD([.C242];64)" office:value-type="float" office:value="42.7119543864692">
            <text:p>42.71</text:p>
          </table:table-cell>
          <table:table-cell/>
        </table:table-row>
        <table:table-row table:style-name="ro2">
          <table:table-cell table:style-name="ce3" table:formula="of:=[.A242]+1" office:value-type="float" office:value="242">
            <text:p>242</text:p>
          </table:table-cell>
          <table:table-cell table:style-name="ce3" table:formula="of:=[orbits.$C$3]*[.A243]" office:value-type="float" office:value="1048455.562">
            <text:p>1048455.562</text:p>
          </table:table-cell>
          <table:table-cell table:style-name="ce6" table:formula="of:=[.B243]/[orbits.$D$3]" office:value-type="float" office:value="2870.57382971587">
            <text:p>2870.57</text:p>
          </table:table-cell>
          <table:table-cell table:style-name="ce6" table:formula="of:=[.C243]-ROUNDDOWN([.C243])" office:value-type="float" office:value="0.573829715873671">
            <text:p>0.57</text:p>
          </table:table-cell>
          <table:table-cell table:formula="of:=IF([.D243] &lt; [.$D$2])" office:value-type="boolean" office:boolean-value="false">
            <text:p>FALSE</text:p>
          </table:table-cell>
          <table:table-cell table:formula="of:=MOD([.C243];64)" office:value-type="float" office:value="54.5738297158737">
            <text:p>54.57</text:p>
          </table:table-cell>
          <table:table-cell/>
        </table:table-row>
        <table:table-row table:style-name="ro2">
          <table:table-cell table:style-name="ce3" table:formula="of:=[.A243]+1" office:value-type="float" office:value="243">
            <text:p>243</text:p>
          </table:table-cell>
          <table:table-cell table:style-name="ce3" table:formula="of:=[orbits.$C$3]*[.A244]" office:value-type="float" office:value="1052788.023">
            <text:p>1052788.023</text:p>
          </table:table-cell>
          <table:table-cell table:style-name="ce6" table:formula="of:=[.B244]/[orbits.$D$3]" office:value-type="float" office:value="2882.43570504528">
            <text:p>2882.44</text:p>
          </table:table-cell>
          <table:table-cell table:style-name="ce6" table:formula="of:=[.C244]-ROUNDDOWN([.C244])" office:value-type="float" office:value="0.435705045278155">
            <text:p>0.44</text:p>
          </table:table-cell>
          <table:table-cell table:formula="of:=IF([.D244] &lt; [.$D$2])" office:value-type="boolean" office:boolean-value="false">
            <text:p>FALSE</text:p>
          </table:table-cell>
          <table:table-cell table:formula="of:=MOD([.C244];64)" office:value-type="float" office:value="2.43570504527815">
            <text:p>2.44</text:p>
          </table:table-cell>
          <table:table-cell/>
        </table:table-row>
        <table:table-row table:style-name="ro2">
          <table:table-cell table:style-name="ce3" table:formula="of:=[.A244]+1" office:value-type="float" office:value="244">
            <text:p>244</text:p>
          </table:table-cell>
          <table:table-cell table:style-name="ce3" table:formula="of:=[orbits.$C$3]*[.A245]" office:value-type="float" office:value="1057120.484">
            <text:p>1057120.484</text:p>
          </table:table-cell>
          <table:table-cell table:style-name="ce6" table:formula="of:=[.B245]/[orbits.$D$3]" office:value-type="float" office:value="2894.29758037468">
            <text:p>2894.30</text:p>
          </table:table-cell>
          <table:table-cell table:style-name="ce6" table:formula="of:=[.C245]-ROUNDDOWN([.C245])" office:value-type="float" office:value="0.297580374683093">
            <text:p>0.30</text:p>
          </table:table-cell>
          <table:table-cell table:formula="of:=IF([.D245] &lt; [.$D$2])" office:value-type="boolean" office:boolean-value="false">
            <text:p>FALSE</text:p>
          </table:table-cell>
          <table:table-cell table:formula="of:=MOD([.C245];64)" office:value-type="float" office:value="14.2975803746831">
            <text:p>14.30</text:p>
          </table:table-cell>
          <table:table-cell/>
        </table:table-row>
        <table:table-row table:style-name="ro2">
          <table:table-cell table:style-name="ce3" table:formula="of:=[.A245]+1" office:value-type="float" office:value="245">
            <text:p>245</text:p>
          </table:table-cell>
          <table:table-cell table:style-name="ce3" table:formula="of:=[orbits.$C$3]*[.A246]" office:value-type="float" office:value="1061452.945">
            <text:p>1061452.945</text:p>
          </table:table-cell>
          <table:table-cell table:style-name="ce6" table:formula="of:=[.B246]/[orbits.$D$3]" office:value-type="float" office:value="2906.15945570409">
            <text:p>2906.16</text:p>
          </table:table-cell>
          <table:table-cell table:style-name="ce6" table:formula="of:=[.C246]-ROUNDDOWN([.C246])" office:value-type="float" office:value="0.159455704087122">
            <text:p>0.16</text:p>
          </table:table-cell>
          <table:table-cell table:formula="of:=IF([.D246] &lt; [.$D$2])" office:value-type="boolean" office:boolean-value="false">
            <text:p>FALSE</text:p>
          </table:table-cell>
          <table:table-cell table:formula="of:=MOD([.C246];64)" office:value-type="float" office:value="26.1594557040871">
            <text:p>26.16</text:p>
          </table:table-cell>
          <table:table-cell/>
        </table:table-row>
        <table:table-row table:style-name="ro2">
          <table:table-cell table:style-name="ce3" table:formula="of:=[.A246]+1" office:value-type="float" office:value="246">
            <text:p>246</text:p>
          </table:table-cell>
          <table:table-cell table:style-name="ce3" table:formula="of:=[orbits.$C$3]*[.A247]" office:value-type="float" office:value="1065785.406">
            <text:p>1065785.406</text:p>
          </table:table-cell>
          <table:table-cell table:style-name="ce6" table:formula="of:=[.B247]/[orbits.$D$3]" office:value-type="float" office:value="2918.02133103349">
            <text:p>2918.02</text:p>
          </table:table-cell>
          <table:table-cell table:style-name="ce6" table:formula="of:=[.C247]-ROUNDDOWN([.C247])" office:value-type="float" office:value="0.0213310334911512">
            <text:p>0.02</text:p>
          </table:table-cell>
          <table:table-cell table:formula="of:=IF([.D247] &lt; [.$D$2])" office:value-type="boolean" office:boolean-value="true">
            <text:p>TRUE</text:p>
          </table:table-cell>
          <table:table-cell table:formula="of:=MOD([.C247];64)" office:value-type="float" office:value="38.0213310334911">
            <text:p>38.02</text:p>
          </table:table-cell>
          <table:table-cell/>
        </table:table-row>
        <table:table-row table:style-name="ro2">
          <table:table-cell table:style-name="ce3" table:formula="of:=[.A247]+1" office:value-type="float" office:value="247">
            <text:p>247</text:p>
          </table:table-cell>
          <table:table-cell table:style-name="ce3" table:formula="of:=[orbits.$C$3]*[.A248]" office:value-type="float" office:value="1070117.867">
            <text:p>1070117.867</text:p>
          </table:table-cell>
          <table:table-cell table:style-name="ce6" table:formula="of:=[.B248]/[orbits.$D$3]" office:value-type="float" office:value="2929.8832063629">
            <text:p>2929.88</text:p>
          </table:table-cell>
          <table:table-cell table:style-name="ce6" table:formula="of:=[.C248]-ROUNDDOWN([.C248])" office:value-type="float" office:value="0.88320636289609">
            <text:p>0.88</text:p>
          </table:table-cell>
          <table:table-cell table:formula="of:=IF([.D248] &lt; [.$D$2])" office:value-type="boolean" office:boolean-value="false">
            <text:p>FALSE</text:p>
          </table:table-cell>
          <table:table-cell table:formula="of:=MOD([.C248];64)" office:value-type="float" office:value="49.8832063628961">
            <text:p>49.88</text:p>
          </table:table-cell>
          <table:table-cell/>
        </table:table-row>
        <table:table-row table:style-name="ro2">
          <table:table-cell table:style-name="ce3" table:formula="of:=[.A248]+1" office:value-type="float" office:value="248">
            <text:p>248</text:p>
          </table:table-cell>
          <table:table-cell table:style-name="ce3" table:formula="of:=[orbits.$C$3]*[.A249]" office:value-type="float" office:value="1074450.328">
            <text:p>1074450.328</text:p>
          </table:table-cell>
          <table:table-cell table:style-name="ce6" table:formula="of:=[.B249]/[orbits.$D$3]" office:value-type="float" office:value="2941.7450816923">
            <text:p>2941.75</text:p>
          </table:table-cell>
          <table:table-cell table:style-name="ce6" table:formula="of:=[.C249]-ROUNDDOWN([.C249])" office:value-type="float" office:value="0.745081692300118">
            <text:p>0.75</text:p>
          </table:table-cell>
          <table:table-cell table:formula="of:=IF([.D249] &lt; [.$D$2])" office:value-type="boolean" office:boolean-value="false">
            <text:p>FALSE</text:p>
          </table:table-cell>
          <table:table-cell table:formula="of:=MOD([.C249];64)" office:value-type="float" office:value="61.7450816923001">
            <text:p>61.75</text:p>
          </table:table-cell>
          <table:table-cell/>
        </table:table-row>
        <table:table-row table:style-name="ro2">
          <table:table-cell table:style-name="ce3" table:formula="of:=[.A249]+1" office:value-type="float" office:value="249">
            <text:p>249</text:p>
          </table:table-cell>
          <table:table-cell table:style-name="ce3" table:formula="of:=[orbits.$C$3]*[.A250]" office:value-type="float" office:value="1078782.789">
            <text:p>1078782.789</text:p>
          </table:table-cell>
          <table:table-cell table:style-name="ce6" table:formula="of:=[.B250]/[orbits.$D$3]" office:value-type="float" office:value="2953.60695702171">
            <text:p>2953.61</text:p>
          </table:table-cell>
          <table:table-cell table:style-name="ce6" table:formula="of:=[.C250]-ROUNDDOWN([.C250])" office:value-type="float" office:value="0.606957021705057">
            <text:p>0.61</text:p>
          </table:table-cell>
          <table:table-cell table:formula="of:=IF([.D250] &lt; [.$D$2])" office:value-type="boolean" office:boolean-value="false">
            <text:p>FALSE</text:p>
          </table:table-cell>
          <table:table-cell table:formula="of:=MOD([.C250];64)" office:value-type="float" office:value="9.60695702170506">
            <text:p>9.61</text:p>
          </table:table-cell>
          <table:table-cell/>
        </table:table-row>
        <table:table-row table:style-name="ro2">
          <table:table-cell table:style-name="ce3" table:formula="of:=[.A250]+1" office:value-type="float" office:value="250">
            <text:p>250</text:p>
          </table:table-cell>
          <table:table-cell table:style-name="ce3" table:formula="of:=[orbits.$C$3]*[.A251]" office:value-type="float" office:value="1083115.25">
            <text:p>1083115.25</text:p>
          </table:table-cell>
          <table:table-cell table:style-name="ce6" table:formula="of:=[.B251]/[orbits.$D$3]" office:value-type="float" office:value="2965.46883235111">
            <text:p>2965.47</text:p>
          </table:table-cell>
          <table:table-cell table:style-name="ce6" table:formula="of:=[.C251]-ROUNDDOWN([.C251])" office:value-type="float" office:value="0.468832351109086">
            <text:p>0.47</text:p>
          </table:table-cell>
          <table:table-cell table:formula="of:=IF([.D251] &lt; [.$D$2])" office:value-type="boolean" office:boolean-value="false">
            <text:p>FALSE</text:p>
          </table:table-cell>
          <table:table-cell table:formula="of:=MOD([.C251];64)" office:value-type="float" office:value="21.4688323511091">
            <text:p>21.47</text:p>
          </table:table-cell>
          <table:table-cell/>
        </table:table-row>
        <table:table-row table:style-name="ro2">
          <table:table-cell table:style-name="ce3" table:formula="of:=[.A251]+1" office:value-type="float" office:value="251">
            <text:p>251</text:p>
          </table:table-cell>
          <table:table-cell table:style-name="ce3" table:formula="of:=[orbits.$C$3]*[.A252]" office:value-type="float" office:value="1087447.711">
            <text:p>1087447.711</text:p>
          </table:table-cell>
          <table:table-cell table:style-name="ce6" table:formula="of:=[.B252]/[orbits.$D$3]" office:value-type="float" office:value="2977.33070768051">
            <text:p>2977.33</text:p>
          </table:table-cell>
          <table:table-cell table:style-name="ce6" table:formula="of:=[.C252]-ROUNDDOWN([.C252])" office:value-type="float" office:value="0.330707680514024">
            <text:p>0.33</text:p>
          </table:table-cell>
          <table:table-cell table:formula="of:=IF([.D252] &lt; [.$D$2])" office:value-type="boolean" office:boolean-value="false">
            <text:p>FALSE</text:p>
          </table:table-cell>
          <table:table-cell table:formula="of:=MOD([.C252];64)" office:value-type="float" office:value="33.330707680514">
            <text:p>33.33</text:p>
          </table:table-cell>
          <table:table-cell/>
        </table:table-row>
        <table:table-row table:style-name="ro2">
          <table:table-cell table:style-name="ce3" table:formula="of:=[.A252]+1" office:value-type="float" office:value="252">
            <text:p>252</text:p>
          </table:table-cell>
          <table:table-cell table:style-name="ce3" table:formula="of:=[orbits.$C$3]*[.A253]" office:value-type="float" office:value="1091780.172">
            <text:p>1091780.172</text:p>
          </table:table-cell>
          <table:table-cell table:style-name="ce6" table:formula="of:=[.B253]/[orbits.$D$3]" office:value-type="float" office:value="2989.19258300992">
            <text:p>2989.19</text:p>
          </table:table-cell>
          <table:table-cell table:style-name="ce6" table:formula="of:=[.C253]-ROUNDDOWN([.C253])" office:value-type="float" office:value="0.192583009918053">
            <text:p>0.19</text:p>
          </table:table-cell>
          <table:table-cell table:formula="of:=IF([.D253] &lt; [.$D$2])" office:value-type="boolean" office:boolean-value="false">
            <text:p>FALSE</text:p>
          </table:table-cell>
          <table:table-cell table:formula="of:=MOD([.C253];64)" office:value-type="float" office:value="45.1925830099181">
            <text:p>45.19</text:p>
          </table:table-cell>
          <table:table-cell/>
        </table:table-row>
        <table:table-row table:style-name="ro2">
          <table:table-cell table:style-name="ce3" table:formula="of:=[.A253]+1" office:value-type="float" office:value="253">
            <text:p>253</text:p>
          </table:table-cell>
          <table:table-cell table:style-name="ce3" table:formula="of:=[orbits.$C$3]*[.A254]" office:value-type="float" office:value="1096112.633">
            <text:p>1096112.633</text:p>
          </table:table-cell>
          <table:table-cell table:style-name="ce6" table:formula="of:=[.B254]/[orbits.$D$3]" office:value-type="float" office:value="3001.05445833932">
            <text:p>3001.05</text:p>
          </table:table-cell>
          <table:table-cell table:style-name="ce6" table:formula="of:=[.C254]-ROUNDDOWN([.C254])" office:value-type="float" office:value="0.0544583393229914">
            <text:p>0.05</text:p>
          </table:table-cell>
          <table:table-cell table:formula="of:=IF([.D254] &lt; [.$D$2])" office:value-type="boolean" office:boolean-value="true">
            <text:p>TRUE</text:p>
          </table:table-cell>
          <table:table-cell table:formula="of:=MOD([.C254];64)" office:value-type="float" office:value="57.054458339323">
            <text:p>57.05</text:p>
          </table:table-cell>
          <table:table-cell/>
        </table:table-row>
        <table:table-row table:style-name="ro2">
          <table:table-cell table:style-name="ce3" table:formula="of:=[.A254]+1" office:value-type="float" office:value="254">
            <text:p>254</text:p>
          </table:table-cell>
          <table:table-cell table:style-name="ce3" table:formula="of:=[orbits.$C$3]*[.A255]" office:value-type="float" office:value="1100445.094">
            <text:p>1100445.094</text:p>
          </table:table-cell>
          <table:table-cell table:style-name="ce6" table:formula="of:=[.B255]/[orbits.$D$3]" office:value-type="float" office:value="3012.91633366873">
            <text:p>3012.92</text:p>
          </table:table-cell>
          <table:table-cell table:style-name="ce6" table:formula="of:=[.C255]-ROUNDDOWN([.C255])" office:value-type="float" office:value="0.91633366872702">
            <text:p>0.92</text:p>
          </table:table-cell>
          <table:table-cell table:formula="of:=IF([.D255] &lt; [.$D$2])" office:value-type="boolean" office:boolean-value="false">
            <text:p>FALSE</text:p>
          </table:table-cell>
          <table:table-cell table:formula="of:=MOD([.C255];64)" office:value-type="float" office:value="4.91633366872702">
            <text:p>4.92</text:p>
          </table:table-cell>
          <table:table-cell/>
        </table:table-row>
        <table:table-row table:style-name="ro2">
          <table:table-cell table:style-name="ce3" table:formula="of:=[.A255]+1" office:value-type="float" office:value="255">
            <text:p>255</text:p>
          </table:table-cell>
          <table:table-cell table:style-name="ce3" table:formula="of:=[orbits.$C$3]*[.A256]" office:value-type="float" office:value="1104777.555">
            <text:p>1104777.555</text:p>
          </table:table-cell>
          <table:table-cell table:style-name="ce6" table:formula="of:=[.B256]/[orbits.$D$3]" office:value-type="float" office:value="3024.77820899813">
            <text:p>3024.78</text:p>
          </table:table-cell>
          <table:table-cell table:style-name="ce6" table:formula="of:=[.C256]-ROUNDDOWN([.C256])" office:value-type="float" office:value="0.778208998131959">
            <text:p>0.78</text:p>
          </table:table-cell>
          <table:table-cell table:formula="of:=IF([.D256] &lt; [.$D$2])" office:value-type="boolean" office:boolean-value="false">
            <text:p>FALSE</text:p>
          </table:table-cell>
          <table:table-cell table:formula="of:=MOD([.C256];64)" office:value-type="float" office:value="16.778208998132">
            <text:p>16.78</text:p>
          </table:table-cell>
          <table:table-cell/>
        </table:table-row>
        <table:table-row table:style-name="ro2">
          <table:table-cell table:style-name="ce3" table:formula="of:=[.A256]+1" office:value-type="float" office:value="256">
            <text:p>256</text:p>
          </table:table-cell>
          <table:table-cell table:style-name="ce3" table:formula="of:=[orbits.$C$3]*[.A257]" office:value-type="float" office:value="1109110.016">
            <text:p>1109110.016</text:p>
          </table:table-cell>
          <table:table-cell table:style-name="ce6" table:formula="of:=[.B257]/[orbits.$D$3]" office:value-type="float" office:value="3036.64008432754">
            <text:p>3036.64</text:p>
          </table:table-cell>
          <table:table-cell table:style-name="ce6" table:formula="of:=[.C257]-ROUNDDOWN([.C257])" office:value-type="float" office:value="0.640084327535988">
            <text:p>0.64</text:p>
          </table:table-cell>
          <table:table-cell table:formula="of:=IF([.D257] &lt; [.$D$2])" office:value-type="boolean" office:boolean-value="false">
            <text:p>FALSE</text:p>
          </table:table-cell>
          <table:table-cell table:formula="of:=MOD([.C257];64)" office:value-type="float" office:value="28.640084327536">
            <text:p>28.64</text:p>
          </table:table-cell>
          <table:table-cell/>
        </table:table-row>
        <table:table-row table:style-name="ro2">
          <table:table-cell table:style-name="ce3" table:formula="of:=[.A257]+1" office:value-type="float" office:value="257">
            <text:p>257</text:p>
          </table:table-cell>
          <table:table-cell table:style-name="ce3" table:formula="of:=[orbits.$C$3]*[.A258]" office:value-type="float" office:value="1113442.477">
            <text:p>1113442.477</text:p>
          </table:table-cell>
          <table:table-cell table:style-name="ce6" table:formula="of:=[.B258]/[orbits.$D$3]" office:value-type="float" office:value="3048.50195965694">
            <text:p>3048.50</text:p>
          </table:table-cell>
          <table:table-cell table:style-name="ce6" table:formula="of:=[.C258]-ROUNDDOWN([.C258])" office:value-type="float" office:value="0.501959656940016">
            <text:p>0.50</text:p>
          </table:table-cell>
          <table:table-cell table:formula="of:=IF([.D258] &lt; [.$D$2])" office:value-type="boolean" office:boolean-value="false">
            <text:p>FALSE</text:p>
          </table:table-cell>
          <table:table-cell table:formula="of:=MOD([.C258];64)" office:value-type="float" office:value="40.50195965694">
            <text:p>40.50</text:p>
          </table:table-cell>
          <table:table-cell/>
        </table:table-row>
        <table:table-row table:style-name="ro2">
          <table:table-cell table:style-name="ce3" table:formula="of:=[.A258]+1" office:value-type="float" office:value="258">
            <text:p>258</text:p>
          </table:table-cell>
          <table:table-cell table:style-name="ce3" table:formula="of:=[orbits.$C$3]*[.A259]" office:value-type="float" office:value="1117774.938">
            <text:p>1117774.938</text:p>
          </table:table-cell>
          <table:table-cell table:style-name="ce6" table:formula="of:=[.B259]/[orbits.$D$3]" office:value-type="float" office:value="3060.36383498635">
            <text:p>3060.36</text:p>
          </table:table-cell>
          <table:table-cell table:style-name="ce6" table:formula="of:=[.C259]-ROUNDDOWN([.C259])" office:value-type="float" office:value="0.363834986344955">
            <text:p>0.36</text:p>
          </table:table-cell>
          <table:table-cell table:formula="of:=IF([.D259] &lt; [.$D$2])" office:value-type="boolean" office:boolean-value="false">
            <text:p>FALSE</text:p>
          </table:table-cell>
          <table:table-cell table:formula="of:=MOD([.C259];64)" office:value-type="float" office:value="52.363834986345">
            <text:p>52.36</text:p>
          </table:table-cell>
          <table:table-cell/>
        </table:table-row>
        <table:table-row table:style-name="ro2">
          <table:table-cell table:style-name="ce3" table:formula="of:=[.A259]+1" office:value-type="float" office:value="259">
            <text:p>259</text:p>
          </table:table-cell>
          <table:table-cell table:style-name="ce3" table:formula="of:=[orbits.$C$3]*[.A260]" office:value-type="float" office:value="1122107.399">
            <text:p>1122107.399</text:p>
          </table:table-cell>
          <table:table-cell table:style-name="ce6" table:formula="of:=[.B260]/[orbits.$D$3]" office:value-type="float" office:value="3072.22571031575">
            <text:p>3072.23</text:p>
          </table:table-cell>
          <table:table-cell table:style-name="ce6" table:formula="of:=[.C260]-ROUNDDOWN([.C260])" office:value-type="float" office:value="0.225710315748984">
            <text:p>0.23</text:p>
          </table:table-cell>
          <table:table-cell table:formula="of:=IF([.D260] &lt; [.$D$2])" office:value-type="boolean" office:boolean-value="false">
            <text:p>FALSE</text:p>
          </table:table-cell>
          <table:table-cell table:formula="of:=MOD([.C260];64)" office:value-type="float" office:value="0.225710315748984">
            <text:p>0.23</text:p>
          </table:table-cell>
          <table:table-cell/>
        </table:table-row>
        <table:table-row table:style-name="ro2">
          <table:table-cell table:style-name="ce3" table:formula="of:=[.A260]+1" office:value-type="float" office:value="260">
            <text:p>260</text:p>
          </table:table-cell>
          <table:table-cell table:style-name="ce3" table:formula="of:=[orbits.$C$3]*[.A261]" office:value-type="float" office:value="1126439.86">
            <text:p>1126439.86</text:p>
          </table:table-cell>
          <table:table-cell table:style-name="ce6" table:formula="of:=[.B261]/[orbits.$D$3]" office:value-type="float" office:value="3084.08758564515">
            <text:p>3084.09</text:p>
          </table:table-cell>
          <table:table-cell table:style-name="ce6" table:formula="of:=[.C261]-ROUNDDOWN([.C261])" office:value-type="float" office:value="0.0875856451539221">
            <text:p>0.09</text:p>
          </table:table-cell>
          <table:table-cell table:formula="of:=IF([.D261] &lt; [.$D$2])" office:value-type="boolean" office:boolean-value="true">
            <text:p>TRUE</text:p>
          </table:table-cell>
          <table:table-cell table:formula="of:=MOD([.C261];64)" office:value-type="float" office:value="12.0875856451539">
            <text:p>12.09</text:p>
          </table:table-cell>
          <table:table-cell/>
        </table:table-row>
        <table:table-row table:style-name="ro2">
          <table:table-cell table:style-name="ce3" table:formula="of:=[.A261]+1" office:value-type="float" office:value="261">
            <text:p>261</text:p>
          </table:table-cell>
          <table:table-cell table:style-name="ce3" table:formula="of:=[orbits.$C$3]*[.A262]" office:value-type="float" office:value="1130772.321">
            <text:p>1130772.321</text:p>
          </table:table-cell>
          <table:table-cell table:style-name="ce6" table:formula="of:=[.B262]/[orbits.$D$3]" office:value-type="float" office:value="3095.94946097456">
            <text:p>3095.95</text:p>
          </table:table-cell>
          <table:table-cell table:style-name="ce6" table:formula="of:=[.C262]-ROUNDDOWN([.C262])" office:value-type="float" office:value="0.949460974557951">
            <text:p>0.95</text:p>
          </table:table-cell>
          <table:table-cell table:formula="of:=IF([.D262] &lt; [.$D$2])" office:value-type="boolean" office:boolean-value="false">
            <text:p>FALSE</text:p>
          </table:table-cell>
          <table:table-cell table:formula="of:=MOD([.C262];64)" office:value-type="float" office:value="23.9494609745579">
            <text:p>23.95</text:p>
          </table:table-cell>
          <table:table-cell/>
        </table:table-row>
        <table:table-row table:style-name="ro2">
          <table:table-cell table:style-name="ce3" table:formula="of:=[.A262]+1" office:value-type="float" office:value="262">
            <text:p>262</text:p>
          </table:table-cell>
          <table:table-cell table:style-name="ce3" table:formula="of:=[orbits.$C$3]*[.A263]" office:value-type="float" office:value="1135104.782">
            <text:p>1135104.782</text:p>
          </table:table-cell>
          <table:table-cell table:style-name="ce6" table:formula="of:=[.B263]/[orbits.$D$3]" office:value-type="float" office:value="3107.81133630396">
            <text:p>3107.81</text:p>
          </table:table-cell>
          <table:table-cell table:style-name="ce6" table:formula="of:=[.C263]-ROUNDDOWN([.C263])" office:value-type="float" office:value="0.811336303962889">
            <text:p>0.81</text:p>
          </table:table-cell>
          <table:table-cell table:formula="of:=IF([.D263] &lt; [.$D$2])" office:value-type="boolean" office:boolean-value="false">
            <text:p>FALSE</text:p>
          </table:table-cell>
          <table:table-cell table:formula="of:=MOD([.C263];64)" office:value-type="float" office:value="35.8113363039629">
            <text:p>35.81</text:p>
          </table:table-cell>
          <table:table-cell/>
        </table:table-row>
        <table:table-row table:style-name="ro2">
          <table:table-cell table:style-name="ce3" table:formula="of:=[.A263]+1" office:value-type="float" office:value="263">
            <text:p>263</text:p>
          </table:table-cell>
          <table:table-cell table:style-name="ce3" table:formula="of:=[orbits.$C$3]*[.A264]" office:value-type="float" office:value="1139437.243">
            <text:p>1139437.243</text:p>
          </table:table-cell>
          <table:table-cell table:style-name="ce6" table:formula="of:=[.B264]/[orbits.$D$3]" office:value-type="float" office:value="3119.67321163337">
            <text:p>3119.67</text:p>
          </table:table-cell>
          <table:table-cell table:style-name="ce6" table:formula="of:=[.C264]-ROUNDDOWN([.C264])" office:value-type="float" office:value="0.673211633366918">
            <text:p>0.67</text:p>
          </table:table-cell>
          <table:table-cell table:formula="of:=IF([.D264] &lt; [.$D$2])" office:value-type="boolean" office:boolean-value="false">
            <text:p>FALSE</text:p>
          </table:table-cell>
          <table:table-cell table:formula="of:=MOD([.C264];64)" office:value-type="float" office:value="47.6732116333669">
            <text:p>47.67</text:p>
          </table:table-cell>
          <table:table-cell/>
        </table:table-row>
        <table:table-row table:style-name="ro2">
          <table:table-cell table:style-name="ce3" table:formula="of:=[.A264]+1" office:value-type="float" office:value="264">
            <text:p>264</text:p>
          </table:table-cell>
          <table:table-cell table:style-name="ce3" table:formula="of:=[orbits.$C$3]*[.A265]" office:value-type="float" office:value="1143769.704">
            <text:p>1143769.704</text:p>
          </table:table-cell>
          <table:table-cell table:style-name="ce6" table:formula="of:=[.B265]/[orbits.$D$3]" office:value-type="float" office:value="3131.53508696277">
            <text:p>3131.54</text:p>
          </table:table-cell>
          <table:table-cell table:style-name="ce6" table:formula="of:=[.C265]-ROUNDDOWN([.C265])" office:value-type="float" office:value="0.535086962771857">
            <text:p>0.54</text:p>
          </table:table-cell>
          <table:table-cell table:formula="of:=IF([.D265] &lt; [.$D$2])" office:value-type="boolean" office:boolean-value="false">
            <text:p>FALSE</text:p>
          </table:table-cell>
          <table:table-cell table:formula="of:=MOD([.C265];64)" office:value-type="float" office:value="59.5350869627719">
            <text:p>59.54</text:p>
          </table:table-cell>
          <table:table-cell/>
        </table:table-row>
        <table:table-row table:style-name="ro2">
          <table:table-cell table:style-name="ce3" table:formula="of:=[.A265]+1" office:value-type="float" office:value="265">
            <text:p>265</text:p>
          </table:table-cell>
          <table:table-cell table:style-name="ce3" table:formula="of:=[orbits.$C$3]*[.A266]" office:value-type="float" office:value="1148102.165">
            <text:p>1148102.165</text:p>
          </table:table-cell>
          <table:table-cell table:style-name="ce6" table:formula="of:=[.B266]/[orbits.$D$3]" office:value-type="float" office:value="3143.39696229218">
            <text:p>3143.40</text:p>
          </table:table-cell>
          <table:table-cell table:style-name="ce6" table:formula="of:=[.C266]-ROUNDDOWN([.C266])" office:value-type="float" office:value="0.396962292175886">
            <text:p>0.40</text:p>
          </table:table-cell>
          <table:table-cell table:formula="of:=IF([.D266] &lt; [.$D$2])" office:value-type="boolean" office:boolean-value="false">
            <text:p>FALSE</text:p>
          </table:table-cell>
          <table:table-cell table:formula="of:=MOD([.C266];64)" office:value-type="float" office:value="7.39696229217589">
            <text:p>7.40</text:p>
          </table:table-cell>
          <table:table-cell/>
        </table:table-row>
        <table:table-row table:style-name="ro2">
          <table:table-cell table:style-name="ce3" table:formula="of:=[.A266]+1" office:value-type="float" office:value="266">
            <text:p>266</text:p>
          </table:table-cell>
          <table:table-cell table:style-name="ce3" table:formula="of:=[orbits.$C$3]*[.A267]" office:value-type="float" office:value="1152434.626">
            <text:p>1152434.626</text:p>
          </table:table-cell>
          <table:table-cell table:style-name="ce6" table:formula="of:=[.B267]/[orbits.$D$3]" office:value-type="float" office:value="3155.25883762158">
            <text:p>3155.26</text:p>
          </table:table-cell>
          <table:table-cell table:style-name="ce6" table:formula="of:=[.C267]-ROUNDDOWN([.C267])" office:value-type="float" office:value="0.258837621580369">
            <text:p>0.26</text:p>
          </table:table-cell>
          <table:table-cell table:formula="of:=IF([.D267] &lt; [.$D$2])" office:value-type="boolean" office:boolean-value="false">
            <text:p>FALSE</text:p>
          </table:table-cell>
          <table:table-cell table:formula="of:=MOD([.C267];64)" office:value-type="float" office:value="19.2588376215804">
            <text:p>19.26</text:p>
          </table:table-cell>
          <table:table-cell/>
        </table:table-row>
        <table:table-row table:style-name="ro2">
          <table:table-cell table:style-name="ce3" table:formula="of:=[.A267]+1" office:value-type="float" office:value="267">
            <text:p>267</text:p>
          </table:table-cell>
          <table:table-cell table:style-name="ce3" table:formula="of:=[orbits.$C$3]*[.A268]" office:value-type="float" office:value="1156767.087">
            <text:p>1156767.087</text:p>
          </table:table-cell>
          <table:table-cell table:style-name="ce6" table:formula="of:=[.B268]/[orbits.$D$3]" office:value-type="float" office:value="3167.12071295098">
            <text:p>3167.12</text:p>
          </table:table-cell>
          <table:table-cell table:style-name="ce6" table:formula="of:=[.C268]-ROUNDDOWN([.C268])" office:value-type="float" office:value="0.120712950984853">
            <text:p>0.12</text:p>
          </table:table-cell>
          <table:table-cell table:formula="of:=IF([.D268] &lt; [.$D$2])" office:value-type="boolean" office:boolean-value="false">
            <text:p>FALSE</text:p>
          </table:table-cell>
          <table:table-cell table:formula="of:=MOD([.C268];64)" office:value-type="float" office:value="31.1207129509849">
            <text:p>31.12</text:p>
          </table:table-cell>
          <table:table-cell/>
        </table:table-row>
        <table:table-row table:style-name="ro2">
          <table:table-cell table:style-name="ce3" table:formula="of:=[.A268]+1" office:value-type="float" office:value="268">
            <text:p>268</text:p>
          </table:table-cell>
          <table:table-cell table:style-name="ce3" table:formula="of:=[orbits.$C$3]*[.A269]" office:value-type="float" office:value="1161099.548">
            <text:p>1161099.548</text:p>
          </table:table-cell>
          <table:table-cell table:style-name="ce6" table:formula="of:=[.B269]/[orbits.$D$3]" office:value-type="float" office:value="3178.98258828039">
            <text:p>3178.98</text:p>
          </table:table-cell>
          <table:table-cell table:style-name="ce6" table:formula="of:=[.C269]-ROUNDDOWN([.C269])" office:value-type="float" office:value="0.982588280388882">
            <text:p>0.98</text:p>
          </table:table-cell>
          <table:table-cell table:formula="of:=IF([.D269] &lt; [.$D$2])" office:value-type="boolean" office:boolean-value="false">
            <text:p>FALSE</text:p>
          </table:table-cell>
          <table:table-cell table:formula="of:=MOD([.C269];64)" office:value-type="float" office:value="42.9825882803889">
            <text:p>42.98</text:p>
          </table:table-cell>
          <table:table-cell/>
        </table:table-row>
        <table:table-row table:style-name="ro2">
          <table:table-cell table:style-name="ce3" table:formula="of:=[.A269]+1" office:value-type="float" office:value="269">
            <text:p>269</text:p>
          </table:table-cell>
          <table:table-cell table:style-name="ce3" table:formula="of:=[orbits.$C$3]*[.A270]" office:value-type="float" office:value="1165432.009">
            <text:p>1165432.009</text:p>
          </table:table-cell>
          <table:table-cell table:style-name="ce6" table:formula="of:=[.B270]/[orbits.$D$3]" office:value-type="float" office:value="3190.84446360979">
            <text:p>3190.84</text:p>
          </table:table-cell>
          <table:table-cell table:style-name="ce6" table:formula="of:=[.C270]-ROUNDDOWN([.C270])" office:value-type="float" office:value="0.84446360979382">
            <text:p>0.84</text:p>
          </table:table-cell>
          <table:table-cell table:formula="of:=IF([.D270] &lt; [.$D$2])" office:value-type="boolean" office:boolean-value="false">
            <text:p>FALSE</text:p>
          </table:table-cell>
          <table:table-cell table:formula="of:=MOD([.C270];64)" office:value-type="float" office:value="54.8444636097938">
            <text:p>54.84</text:p>
          </table:table-cell>
          <table:table-cell/>
        </table:table-row>
        <table:table-row table:style-name="ro2">
          <table:table-cell table:style-name="ce3" table:formula="of:=[.A270]+1" office:value-type="float" office:value="270">
            <text:p>270</text:p>
          </table:table-cell>
          <table:table-cell table:style-name="ce3" table:formula="of:=[orbits.$C$3]*[.A271]" office:value-type="float" office:value="1169764.47">
            <text:p>1169764.47</text:p>
          </table:table-cell>
          <table:table-cell table:style-name="ce6" table:formula="of:=[.B271]/[orbits.$D$3]" office:value-type="float" office:value="3202.7063389392">
            <text:p>3202.71</text:p>
          </table:table-cell>
          <table:table-cell table:style-name="ce6" table:formula="of:=[.C271]-ROUNDDOWN([.C271])" office:value-type="float" office:value="0.706338939197849">
            <text:p>0.71</text:p>
          </table:table-cell>
          <table:table-cell table:formula="of:=IF([.D271] &lt; [.$D$2])" office:value-type="boolean" office:boolean-value="false">
            <text:p>FALSE</text:p>
          </table:table-cell>
          <table:table-cell table:formula="of:=MOD([.C271];64)" office:value-type="float" office:value="2.70633893919785">
            <text:p>2.71</text:p>
          </table:table-cell>
          <table:table-cell/>
        </table:table-row>
        <table:table-row table:style-name="ro2">
          <table:table-cell table:style-name="ce3" table:formula="of:=[.A271]+1" office:value-type="float" office:value="271">
            <text:p>271</text:p>
          </table:table-cell>
          <table:table-cell table:style-name="ce3" table:formula="of:=[orbits.$C$3]*[.A272]" office:value-type="float" office:value="1174096.931">
            <text:p>1174096.931</text:p>
          </table:table-cell>
          <table:table-cell table:style-name="ce6" table:formula="of:=[.B272]/[orbits.$D$3]" office:value-type="float" office:value="3214.5682142686">
            <text:p>3214.57</text:p>
          </table:table-cell>
          <table:table-cell table:style-name="ce6" table:formula="of:=[.C272]-ROUNDDOWN([.C272])" office:value-type="float" office:value="0.568214268602787">
            <text:p>0.57</text:p>
          </table:table-cell>
          <table:table-cell table:formula="of:=IF([.D272] &lt; [.$D$2])" office:value-type="boolean" office:boolean-value="false">
            <text:p>FALSE</text:p>
          </table:table-cell>
          <table:table-cell table:formula="of:=MOD([.C272];64)" office:value-type="float" office:value="14.5682142686028">
            <text:p>14.57</text:p>
          </table:table-cell>
          <table:table-cell/>
        </table:table-row>
        <table:table-row table:style-name="ro2">
          <table:table-cell table:style-name="ce3" table:formula="of:=[.A272]+1" office:value-type="float" office:value="272">
            <text:p>272</text:p>
          </table:table-cell>
          <table:table-cell table:style-name="ce3" table:formula="of:=[orbits.$C$3]*[.A273]" office:value-type="float" office:value="1178429.392">
            <text:p>1178429.392</text:p>
          </table:table-cell>
          <table:table-cell table:style-name="ce6" table:formula="of:=[.B273]/[orbits.$D$3]" office:value-type="float" office:value="3226.43008959801">
            <text:p>3226.43</text:p>
          </table:table-cell>
          <table:table-cell table:style-name="ce6" table:formula="of:=[.C273]-ROUNDDOWN([.C273])" office:value-type="float" office:value="0.430089598006816">
            <text:p>0.43</text:p>
          </table:table-cell>
          <table:table-cell table:formula="of:=IF([.D273] &lt; [.$D$2])" office:value-type="boolean" office:boolean-value="false">
            <text:p>FALSE</text:p>
          </table:table-cell>
          <table:table-cell table:formula="of:=MOD([.C273];64)" office:value-type="float" office:value="26.4300895980068">
            <text:p>26.43</text:p>
          </table:table-cell>
          <table:table-cell/>
        </table:table-row>
        <table:table-row table:style-name="ro2">
          <table:table-cell table:style-name="ce3" table:formula="of:=[.A273]+1" office:value-type="float" office:value="273">
            <text:p>273</text:p>
          </table:table-cell>
          <table:table-cell table:style-name="ce3" table:formula="of:=[orbits.$C$3]*[.A274]" office:value-type="float" office:value="1182761.853">
            <text:p>1182761.853</text:p>
          </table:table-cell>
          <table:table-cell table:style-name="ce6" table:formula="of:=[.B274]/[orbits.$D$3]" office:value-type="float" office:value="3238.29196492741">
            <text:p>3238.29</text:p>
          </table:table-cell>
          <table:table-cell table:style-name="ce6" table:formula="of:=[.C274]-ROUNDDOWN([.C274])" office:value-type="float" office:value="0.2919649274113">
            <text:p>0.29</text:p>
          </table:table-cell>
          <table:table-cell table:formula="of:=IF([.D274] &lt; [.$D$2])" office:value-type="boolean" office:boolean-value="false">
            <text:p>FALSE</text:p>
          </table:table-cell>
          <table:table-cell table:formula="of:=MOD([.C274];64)" office:value-type="float" office:value="38.2919649274113">
            <text:p>38.29</text:p>
          </table:table-cell>
          <table:table-cell/>
        </table:table-row>
        <table:table-row table:style-name="ro2">
          <table:table-cell table:style-name="ce3" table:formula="of:=[.A274]+1" office:value-type="float" office:value="274">
            <text:p>274</text:p>
          </table:table-cell>
          <table:table-cell table:style-name="ce3" table:formula="of:=[orbits.$C$3]*[.A275]" office:value-type="float" office:value="1187094.314">
            <text:p>1187094.314</text:p>
          </table:table-cell>
          <table:table-cell table:style-name="ce6" table:formula="of:=[.B275]/[orbits.$D$3]" office:value-type="float" office:value="3250.15384025682">
            <text:p>3250.15</text:p>
          </table:table-cell>
          <table:table-cell table:style-name="ce6" table:formula="of:=[.C275]-ROUNDDOWN([.C275])" office:value-type="float" office:value="0.153840256815784">
            <text:p>0.15</text:p>
          </table:table-cell>
          <table:table-cell table:formula="of:=IF([.D275] &lt; [.$D$2])" office:value-type="boolean" office:boolean-value="false">
            <text:p>FALSE</text:p>
          </table:table-cell>
          <table:table-cell table:formula="of:=MOD([.C275];64)" office:value-type="float" office:value="50.1538402568158">
            <text:p>50.15</text:p>
          </table:table-cell>
          <table:table-cell/>
        </table:table-row>
        <table:table-row table:style-name="ro2">
          <table:table-cell table:style-name="ce3" table:formula="of:=[.A275]+1" office:value-type="float" office:value="275">
            <text:p>275</text:p>
          </table:table-cell>
          <table:table-cell table:style-name="ce3" table:formula="of:=[orbits.$C$3]*[.A276]" office:value-type="float" office:value="1191426.775">
            <text:p>1191426.775</text:p>
          </table:table-cell>
          <table:table-cell table:style-name="ce6" table:formula="of:=[.B276]/[orbits.$D$3]" office:value-type="float" office:value="3262.01571558622">
            <text:p>3262.02</text:p>
          </table:table-cell>
          <table:table-cell table:style-name="ce6" table:formula="of:=[.C276]-ROUNDDOWN([.C276])" office:value-type="float" office:value="0.0157155862202671">
            <text:p>0.02</text:p>
          </table:table-cell>
          <table:table-cell table:formula="of:=IF([.D276] &lt; [.$D$2])" office:value-type="boolean" office:boolean-value="true">
            <text:p>TRUE</text:p>
          </table:table-cell>
          <table:table-cell table:formula="of:=MOD([.C276];64)" office:value-type="float" office:value="62.0157155862203">
            <text:p>62.02</text:p>
          </table:table-cell>
          <table:table-cell/>
        </table:table-row>
        <table:table-row table:style-name="ro2">
          <table:table-cell table:style-name="ce3" table:formula="of:=[.A276]+1" office:value-type="float" office:value="276">
            <text:p>276</text:p>
          </table:table-cell>
          <table:table-cell table:style-name="ce3" table:formula="of:=[orbits.$C$3]*[.A277]" office:value-type="float" office:value="1195759.236">
            <text:p>1195759.236</text:p>
          </table:table-cell>
          <table:table-cell table:style-name="ce6" table:formula="of:=[.B277]/[orbits.$D$3]" office:value-type="float" office:value="3273.87759091562">
            <text:p>3273.88</text:p>
          </table:table-cell>
          <table:table-cell table:style-name="ce6" table:formula="of:=[.C277]-ROUNDDOWN([.C277])" office:value-type="float" office:value="0.877590915624751">
            <text:p>0.88</text:p>
          </table:table-cell>
          <table:table-cell table:formula="of:=IF([.D277] &lt; [.$D$2])" office:value-type="boolean" office:boolean-value="false">
            <text:p>FALSE</text:p>
          </table:table-cell>
          <table:table-cell table:formula="of:=MOD([.C277];64)" office:value-type="float" office:value="9.87759091562475">
            <text:p>9.88</text:p>
          </table:table-cell>
          <table:table-cell/>
        </table:table-row>
        <table:table-row table:style-name="ro2">
          <table:table-cell table:style-name="ce3" table:formula="of:=[.A277]+1" office:value-type="float" office:value="277">
            <text:p>277</text:p>
          </table:table-cell>
          <table:table-cell table:style-name="ce3" table:formula="of:=[orbits.$C$3]*[.A278]" office:value-type="float" office:value="1200091.697">
            <text:p>1200091.697</text:p>
          </table:table-cell>
          <table:table-cell table:style-name="ce6" table:formula="of:=[.B278]/[orbits.$D$3]" office:value-type="float" office:value="3285.73946624503">
            <text:p>3285.74</text:p>
          </table:table-cell>
          <table:table-cell table:style-name="ce6" table:formula="of:=[.C278]-ROUNDDOWN([.C278])" office:value-type="float" office:value="0.739466245029234">
            <text:p>0.74</text:p>
          </table:table-cell>
          <table:table-cell table:formula="of:=IF([.D278] &lt; [.$D$2])" office:value-type="boolean" office:boolean-value="false">
            <text:p>FALSE</text:p>
          </table:table-cell>
          <table:table-cell table:formula="of:=MOD([.C278];64)" office:value-type="float" office:value="21.7394662450292">
            <text:p>21.74</text:p>
          </table:table-cell>
          <table:table-cell/>
        </table:table-row>
        <table:table-row table:style-name="ro2">
          <table:table-cell table:style-name="ce3" table:formula="of:=[.A278]+1" office:value-type="float" office:value="278">
            <text:p>278</text:p>
          </table:table-cell>
          <table:table-cell table:style-name="ce3" table:formula="of:=[orbits.$C$3]*[.A279]" office:value-type="float" office:value="1204424.158">
            <text:p>1204424.158</text:p>
          </table:table-cell>
          <table:table-cell table:style-name="ce6" table:formula="of:=[.B279]/[orbits.$D$3]" office:value-type="float" office:value="3297.60134157443">
            <text:p>3297.60</text:p>
          </table:table-cell>
          <table:table-cell table:style-name="ce6" table:formula="of:=[.C279]-ROUNDDOWN([.C279])" office:value-type="float" office:value="0.601341574433718">
            <text:p>0.60</text:p>
          </table:table-cell>
          <table:table-cell table:formula="of:=IF([.D279] &lt; [.$D$2])" office:value-type="boolean" office:boolean-value="false">
            <text:p>FALSE</text:p>
          </table:table-cell>
          <table:table-cell table:formula="of:=MOD([.C279];64)" office:value-type="float" office:value="33.6013415744337">
            <text:p>33.60</text:p>
          </table:table-cell>
          <table:table-cell/>
        </table:table-row>
        <table:table-row table:style-name="ro2">
          <table:table-cell table:style-name="ce3" table:formula="of:=[.A279]+1" office:value-type="float" office:value="279">
            <text:p>279</text:p>
          </table:table-cell>
          <table:table-cell table:style-name="ce3" table:formula="of:=[orbits.$C$3]*[.A280]" office:value-type="float" office:value="1208756.619">
            <text:p>1208756.619</text:p>
          </table:table-cell>
          <table:table-cell table:style-name="ce6" table:formula="of:=[.B280]/[orbits.$D$3]" office:value-type="float" office:value="3309.46321690384">
            <text:p>3309.46</text:p>
          </table:table-cell>
          <table:table-cell table:style-name="ce6" table:formula="of:=[.C280]-ROUNDDOWN([.C280])" office:value-type="float" office:value="0.463216903838202">
            <text:p>0.46</text:p>
          </table:table-cell>
          <table:table-cell table:formula="of:=IF([.D280] &lt; [.$D$2])" office:value-type="boolean" office:boolean-value="false">
            <text:p>FALSE</text:p>
          </table:table-cell>
          <table:table-cell table:formula="of:=MOD([.C280];64)" office:value-type="float" office:value="45.4632169038382">
            <text:p>45.46</text:p>
          </table:table-cell>
          <table:table-cell/>
        </table:table-row>
        <table:table-row table:style-name="ro2">
          <table:table-cell table:style-name="ce3" table:formula="of:=[.A280]+1" office:value-type="float" office:value="280">
            <text:p>280</text:p>
          </table:table-cell>
          <table:table-cell table:style-name="ce3" table:formula="of:=[orbits.$C$3]*[.A281]" office:value-type="float" office:value="1213089.08">
            <text:p>1213089.08</text:p>
          </table:table-cell>
          <table:table-cell table:style-name="ce6" table:formula="of:=[.B281]/[orbits.$D$3]" office:value-type="float" office:value="3321.32509223324">
            <text:p>3321.33</text:p>
          </table:table-cell>
          <table:table-cell table:style-name="ce6" table:formula="of:=[.C281]-ROUNDDOWN([.C281])" office:value-type="float" office:value="0.325092233242231">
            <text:p>0.33</text:p>
          </table:table-cell>
          <table:table-cell table:formula="of:=IF([.D281] &lt; [.$D$2])" office:value-type="boolean" office:boolean-value="false">
            <text:p>FALSE</text:p>
          </table:table-cell>
          <table:table-cell table:formula="of:=MOD([.C281];64)" office:value-type="float" office:value="57.3250922332422">
            <text:p>57.33</text:p>
          </table:table-cell>
          <table:table-cell/>
        </table:table-row>
        <table:table-row table:style-name="ro2">
          <table:table-cell table:style-name="ce3" table:formula="of:=[.A281]+1" office:value-type="float" office:value="281">
            <text:p>281</text:p>
          </table:table-cell>
          <table:table-cell table:style-name="ce3" table:formula="of:=[orbits.$C$3]*[.A282]" office:value-type="float" office:value="1217421.541">
            <text:p>1217421.541</text:p>
          </table:table-cell>
          <table:table-cell table:style-name="ce6" table:formula="of:=[.B282]/[orbits.$D$3]" office:value-type="float" office:value="3333.18696756265">
            <text:p>3333.19</text:p>
          </table:table-cell>
          <table:table-cell table:style-name="ce6" table:formula="of:=[.C282]-ROUNDDOWN([.C282])" office:value-type="float" office:value="0.186967562646714">
            <text:p>0.19</text:p>
          </table:table-cell>
          <table:table-cell table:formula="of:=IF([.D282] &lt; [.$D$2])" office:value-type="boolean" office:boolean-value="false">
            <text:p>FALSE</text:p>
          </table:table-cell>
          <table:table-cell table:formula="of:=MOD([.C282];64)" office:value-type="float" office:value="5.18696756264671">
            <text:p>5.19</text:p>
          </table:table-cell>
          <table:table-cell/>
        </table:table-row>
        <table:table-row table:style-name="ro2">
          <table:table-cell table:style-name="ce3" table:formula="of:=[.A282]+1" office:value-type="float" office:value="282">
            <text:p>282</text:p>
          </table:table-cell>
          <table:table-cell table:style-name="ce3" table:formula="of:=[orbits.$C$3]*[.A283]" office:value-type="float" office:value="1221754.002">
            <text:p>1221754.002</text:p>
          </table:table-cell>
          <table:table-cell table:style-name="ce6" table:formula="of:=[.B283]/[orbits.$D$3]" office:value-type="float" office:value="3345.04884289205">
            <text:p>3345.05</text:p>
          </table:table-cell>
          <table:table-cell table:style-name="ce6" table:formula="of:=[.C283]-ROUNDDOWN([.C283])" office:value-type="float" office:value="0.0488428920511979">
            <text:p>0.05</text:p>
          </table:table-cell>
          <table:table-cell table:formula="of:=IF([.D283] &lt; [.$D$2])" office:value-type="boolean" office:boolean-value="true">
            <text:p>TRUE</text:p>
          </table:table-cell>
          <table:table-cell table:formula="of:=MOD([.C283];64)" office:value-type="float" office:value="17.0488428920512">
            <text:p>17.05</text:p>
          </table:table-cell>
          <table:table-cell/>
        </table:table-row>
        <table:table-row table:style-name="ro2">
          <table:table-cell table:style-name="ce3" table:formula="of:=[.A283]+1" office:value-type="float" office:value="283">
            <text:p>283</text:p>
          </table:table-cell>
          <table:table-cell table:style-name="ce3" table:formula="of:=[orbits.$C$3]*[.A284]" office:value-type="float" office:value="1226086.463">
            <text:p>1226086.463</text:p>
          </table:table-cell>
          <table:table-cell table:style-name="ce6" table:formula="of:=[.B284]/[orbits.$D$3]" office:value-type="float" office:value="3356.91071822146">
            <text:p>3356.91</text:p>
          </table:table-cell>
          <table:table-cell table:style-name="ce6" table:formula="of:=[.C284]-ROUNDDOWN([.C284])" office:value-type="float" office:value="0.910718221455682">
            <text:p>0.91</text:p>
          </table:table-cell>
          <table:table-cell table:formula="of:=IF([.D284] &lt; [.$D$2])" office:value-type="boolean" office:boolean-value="false">
            <text:p>FALSE</text:p>
          </table:table-cell>
          <table:table-cell table:formula="of:=MOD([.C284];64)" office:value-type="float" office:value="28.9107182214557">
            <text:p>28.91</text:p>
          </table:table-cell>
          <table:table-cell/>
        </table:table-row>
        <table:table-row table:style-name="ro2">
          <table:table-cell table:style-name="ce3" table:formula="of:=[.A284]+1" office:value-type="float" office:value="284">
            <text:p>284</text:p>
          </table:table-cell>
          <table:table-cell table:style-name="ce3" table:formula="of:=[orbits.$C$3]*[.A285]" office:value-type="float" office:value="1230418.924">
            <text:p>1230418.924</text:p>
          </table:table-cell>
          <table:table-cell table:style-name="ce6" table:formula="of:=[.B285]/[orbits.$D$3]" office:value-type="float" office:value="3368.77259355086">
            <text:p>3368.77</text:p>
          </table:table-cell>
          <table:table-cell table:style-name="ce6" table:formula="of:=[.C285]-ROUNDDOWN([.C285])" office:value-type="float" office:value="0.772593550860165">
            <text:p>0.77</text:p>
          </table:table-cell>
          <table:table-cell table:formula="of:=IF([.D285] &lt; [.$D$2])" office:value-type="boolean" office:boolean-value="false">
            <text:p>FALSE</text:p>
          </table:table-cell>
          <table:table-cell table:formula="of:=MOD([.C285];64)" office:value-type="float" office:value="40.7725935508602">
            <text:p>40.77</text:p>
          </table:table-cell>
          <table:table-cell/>
        </table:table-row>
        <table:table-row table:style-name="ro2">
          <table:table-cell table:style-name="ce3" table:formula="of:=[.A285]+1" office:value-type="float" office:value="285">
            <text:p>285</text:p>
          </table:table-cell>
          <table:table-cell table:style-name="ce3" table:formula="of:=[orbits.$C$3]*[.A286]" office:value-type="float" office:value="1234751.385">
            <text:p>1234751.385</text:p>
          </table:table-cell>
          <table:table-cell table:style-name="ce6" table:formula="of:=[.B286]/[orbits.$D$3]" office:value-type="float" office:value="3380.63446888026">
            <text:p>3380.63</text:p>
          </table:table-cell>
          <table:table-cell table:style-name="ce6" table:formula="of:=[.C286]-ROUNDDOWN([.C286])" office:value-type="float" office:value="0.634468880264649">
            <text:p>0.63</text:p>
          </table:table-cell>
          <table:table-cell table:formula="of:=IF([.D286] &lt; [.$D$2])" office:value-type="boolean" office:boolean-value="false">
            <text:p>FALSE</text:p>
          </table:table-cell>
          <table:table-cell table:formula="of:=MOD([.C286];64)" office:value-type="float" office:value="52.6344688802647">
            <text:p>52.63</text:p>
          </table:table-cell>
          <table:table-cell/>
        </table:table-row>
        <table:table-row table:style-name="ro2">
          <table:table-cell table:style-name="ce3" table:formula="of:=[.A286]+1" office:value-type="float" office:value="286">
            <text:p>286</text:p>
          </table:table-cell>
          <table:table-cell table:style-name="ce3" table:formula="of:=[orbits.$C$3]*[.A287]" office:value-type="float" office:value="1239083.846">
            <text:p>1239083.846</text:p>
          </table:table-cell>
          <table:table-cell table:style-name="ce6" table:formula="of:=[.B287]/[orbits.$D$3]" office:value-type="float" office:value="3392.49634420967">
            <text:p>3392.50</text:p>
          </table:table-cell>
          <table:table-cell table:style-name="ce6" table:formula="of:=[.C287]-ROUNDDOWN([.C287])" office:value-type="float" office:value="0.496344209669132">
            <text:p>0.50</text:p>
          </table:table-cell>
          <table:table-cell table:formula="of:=IF([.D287] &lt; [.$D$2])" office:value-type="boolean" office:boolean-value="false">
            <text:p>FALSE</text:p>
          </table:table-cell>
          <table:table-cell table:formula="of:=MOD([.C287];64)" office:value-type="float" office:value="0.496344209669132">
            <text:p>0.50</text:p>
          </table:table-cell>
          <table:table-cell/>
        </table:table-row>
        <table:table-row table:style-name="ro2">
          <table:table-cell table:style-name="ce3" table:formula="of:=[.A287]+1" office:value-type="float" office:value="287">
            <text:p>287</text:p>
          </table:table-cell>
          <table:table-cell table:style-name="ce3" table:formula="of:=[orbits.$C$3]*[.A288]" office:value-type="float" office:value="1243416.307">
            <text:p>1243416.307</text:p>
          </table:table-cell>
          <table:table-cell table:style-name="ce6" table:formula="of:=[.B288]/[orbits.$D$3]" office:value-type="float" office:value="3404.35821953907">
            <text:p>3404.36</text:p>
          </table:table-cell>
          <table:table-cell table:style-name="ce6" table:formula="of:=[.C288]-ROUNDDOWN([.C288])" office:value-type="float" office:value="0.358219539073161">
            <text:p>0.36</text:p>
          </table:table-cell>
          <table:table-cell table:formula="of:=IF([.D288] &lt; [.$D$2])" office:value-type="boolean" office:boolean-value="false">
            <text:p>FALSE</text:p>
          </table:table-cell>
          <table:table-cell table:formula="of:=MOD([.C288];64)" office:value-type="float" office:value="12.3582195390732">
            <text:p>12.36</text:p>
          </table:table-cell>
          <table:table-cell/>
        </table:table-row>
        <table:table-row table:style-name="ro2">
          <table:table-cell table:style-name="ce3" table:formula="of:=[.A288]+1" office:value-type="float" office:value="288">
            <text:p>288</text:p>
          </table:table-cell>
          <table:table-cell table:style-name="ce3" table:formula="of:=[orbits.$C$3]*[.A289]" office:value-type="float" office:value="1247748.768">
            <text:p>1247748.768</text:p>
          </table:table-cell>
          <table:table-cell table:style-name="ce6" table:formula="of:=[.B289]/[orbits.$D$3]" office:value-type="float" office:value="3416.22009486848">
            <text:p>3416.22</text:p>
          </table:table-cell>
          <table:table-cell table:style-name="ce6" table:formula="of:=[.C289]-ROUNDDOWN([.C289])" office:value-type="float" office:value="0.2200948684781">
            <text:p>0.22</text:p>
          </table:table-cell>
          <table:table-cell table:formula="of:=IF([.D289] &lt; [.$D$2])" office:value-type="boolean" office:boolean-value="false">
            <text:p>FALSE</text:p>
          </table:table-cell>
          <table:table-cell table:formula="of:=MOD([.C289];64)" office:value-type="float" office:value="24.2200948684781">
            <text:p>24.22</text:p>
          </table:table-cell>
          <table:table-cell/>
        </table:table-row>
        <table:table-row table:style-name="ro2">
          <table:table-cell table:style-name="ce3" table:formula="of:=[.A289]+1" office:value-type="float" office:value="289">
            <text:p>289</text:p>
          </table:table-cell>
          <table:table-cell table:style-name="ce3" table:formula="of:=[orbits.$C$3]*[.A290]" office:value-type="float" office:value="1252081.229">
            <text:p>1252081.229</text:p>
          </table:table-cell>
          <table:table-cell table:style-name="ce6" table:formula="of:=[.B290]/[orbits.$D$3]" office:value-type="float" office:value="3428.08197019788">
            <text:p>3428.08</text:p>
          </table:table-cell>
          <table:table-cell table:style-name="ce6" table:formula="of:=[.C290]-ROUNDDOWN([.C290])" office:value-type="float" office:value="0.0819701978821286">
            <text:p>0.08</text:p>
          </table:table-cell>
          <table:table-cell table:formula="of:=IF([.D290] &lt; [.$D$2])" office:value-type="boolean" office:boolean-value="true">
            <text:p>TRUE</text:p>
          </table:table-cell>
          <table:table-cell table:formula="of:=MOD([.C290];64)" office:value-type="float" office:value="36.0819701978821">
            <text:p>36.08</text:p>
          </table:table-cell>
          <table:table-cell/>
        </table:table-row>
        <table:table-row table:style-name="ro2">
          <table:table-cell table:style-name="ce3" table:formula="of:=[.A290]+1" office:value-type="float" office:value="290">
            <text:p>290</text:p>
          </table:table-cell>
          <table:table-cell table:style-name="ce3" table:formula="of:=[orbits.$C$3]*[.A291]" office:value-type="float" office:value="1256413.69">
            <text:p>1256413.69</text:p>
          </table:table-cell>
          <table:table-cell table:style-name="ce6" table:formula="of:=[.B291]/[orbits.$D$3]" office:value-type="float" office:value="3439.94384552729">
            <text:p>3439.94</text:p>
          </table:table-cell>
          <table:table-cell table:style-name="ce6" table:formula="of:=[.C291]-ROUNDDOWN([.C291])" office:value-type="float" office:value="0.943845527287067">
            <text:p>0.94</text:p>
          </table:table-cell>
          <table:table-cell table:formula="of:=IF([.D291] &lt; [.$D$2])" office:value-type="boolean" office:boolean-value="false">
            <text:p>FALSE</text:p>
          </table:table-cell>
          <table:table-cell table:formula="of:=MOD([.C291];64)" office:value-type="float" office:value="47.9438455272871">
            <text:p>47.94</text:p>
          </table:table-cell>
          <table:table-cell/>
        </table:table-row>
        <table:table-row table:style-name="ro2">
          <table:table-cell table:style-name="ce3" table:formula="of:=[.A291]+1" office:value-type="float" office:value="291">
            <text:p>291</text:p>
          </table:table-cell>
          <table:table-cell table:style-name="ce3" table:formula="of:=[orbits.$C$3]*[.A292]" office:value-type="float" office:value="1260746.151">
            <text:p>1260746.151</text:p>
          </table:table-cell>
          <table:table-cell table:style-name="ce6" table:formula="of:=[.B292]/[orbits.$D$3]" office:value-type="float" office:value="3451.80572085669">
            <text:p>3451.81</text:p>
          </table:table-cell>
          <table:table-cell table:style-name="ce6" table:formula="of:=[.C292]-ROUNDDOWN([.C292])" office:value-type="float" office:value="0.805720856691096">
            <text:p>0.81</text:p>
          </table:table-cell>
          <table:table-cell table:formula="of:=IF([.D292] &lt; [.$D$2])" office:value-type="boolean" office:boolean-value="false">
            <text:p>FALSE</text:p>
          </table:table-cell>
          <table:table-cell table:formula="of:=MOD([.C292];64)" office:value-type="float" office:value="59.8057208566911">
            <text:p>59.81</text:p>
          </table:table-cell>
          <table:table-cell/>
        </table:table-row>
        <table:table-row table:style-name="ro2">
          <table:table-cell table:style-name="ce3" table:formula="of:=[.A292]+1" office:value-type="float" office:value="292">
            <text:p>292</text:p>
          </table:table-cell>
          <table:table-cell table:style-name="ce3" table:formula="of:=[orbits.$C$3]*[.A293]" office:value-type="float" office:value="1265078.612">
            <text:p>1265078.612</text:p>
          </table:table-cell>
          <table:table-cell table:style-name="ce6" table:formula="of:=[.B293]/[orbits.$D$3]" office:value-type="float" office:value="3463.6675961861">
            <text:p>3463.67</text:p>
          </table:table-cell>
          <table:table-cell table:style-name="ce6" table:formula="of:=[.C293]-ROUNDDOWN([.C293])" office:value-type="float" office:value="0.66759618609558">
            <text:p>0.67</text:p>
          </table:table-cell>
          <table:table-cell table:formula="of:=IF([.D293] &lt; [.$D$2])" office:value-type="boolean" office:boolean-value="false">
            <text:p>FALSE</text:p>
          </table:table-cell>
          <table:table-cell table:formula="of:=MOD([.C293];64)" office:value-type="float" office:value="7.66759618609558">
            <text:p>7.67</text:p>
          </table:table-cell>
          <table:table-cell/>
        </table:table-row>
        <table:table-row table:style-name="ro2">
          <table:table-cell table:style-name="ce3" table:formula="of:=[.A293]+1" office:value-type="float" office:value="293">
            <text:p>293</text:p>
          </table:table-cell>
          <table:table-cell table:style-name="ce3" table:formula="of:=[orbits.$C$3]*[.A294]" office:value-type="float" office:value="1269411.073">
            <text:p>1269411.073</text:p>
          </table:table-cell>
          <table:table-cell table:style-name="ce6" table:formula="of:=[.B294]/[orbits.$D$3]" office:value-type="float" office:value="3475.5294715155">
            <text:p>3475.53</text:p>
          </table:table-cell>
          <table:table-cell table:style-name="ce6" table:formula="of:=[.C294]-ROUNDDOWN([.C294])" office:value-type="float" office:value="0.529471515500063">
            <text:p>0.53</text:p>
          </table:table-cell>
          <table:table-cell table:formula="of:=IF([.D294] &lt; [.$D$2])" office:value-type="boolean" office:boolean-value="false">
            <text:p>FALSE</text:p>
          </table:table-cell>
          <table:table-cell table:formula="of:=MOD([.C294];64)" office:value-type="float" office:value="19.5294715155001">
            <text:p>19.53</text:p>
          </table:table-cell>
          <table:table-cell/>
        </table:table-row>
        <table:table-row table:style-name="ro2">
          <table:table-cell table:style-name="ce3" table:formula="of:=[.A294]+1" office:value-type="float" office:value="294">
            <text:p>294</text:p>
          </table:table-cell>
          <table:table-cell table:style-name="ce3" table:formula="of:=[orbits.$C$3]*[.A295]" office:value-type="float" office:value="1273743.534">
            <text:p>1273743.534</text:p>
          </table:table-cell>
          <table:table-cell table:style-name="ce6" table:formula="of:=[.B295]/[orbits.$D$3]" office:value-type="float" office:value="3487.3913468449">
            <text:p>3487.39</text:p>
          </table:table-cell>
          <table:table-cell table:style-name="ce6" table:formula="of:=[.C295]-ROUNDDOWN([.C295])" office:value-type="float" office:value="0.391346844904092">
            <text:p>0.39</text:p>
          </table:table-cell>
          <table:table-cell table:formula="of:=IF([.D295] &lt; [.$D$2])" office:value-type="boolean" office:boolean-value="false">
            <text:p>FALSE</text:p>
          </table:table-cell>
          <table:table-cell table:formula="of:=MOD([.C295];64)" office:value-type="float" office:value="31.3913468449041">
            <text:p>31.39</text:p>
          </table:table-cell>
          <table:table-cell/>
        </table:table-row>
        <table:table-row table:style-name="ro2">
          <table:table-cell table:style-name="ce3" table:formula="of:=[.A295]+1" office:value-type="float" office:value="295">
            <text:p>295</text:p>
          </table:table-cell>
          <table:table-cell table:style-name="ce3" table:formula="of:=[orbits.$C$3]*[.A296]" office:value-type="float" office:value="1278075.995">
            <text:p>1278075.995</text:p>
          </table:table-cell>
          <table:table-cell table:style-name="ce6" table:formula="of:=[.B296]/[orbits.$D$3]" office:value-type="float" office:value="3499.25322217431">
            <text:p>3499.25</text:p>
          </table:table-cell>
          <table:table-cell table:style-name="ce6" table:formula="of:=[.C296]-ROUNDDOWN([.C296])" office:value-type="float" office:value="0.25322217430903">
            <text:p>0.25</text:p>
          </table:table-cell>
          <table:table-cell table:formula="of:=IF([.D296] &lt; [.$D$2])" office:value-type="boolean" office:boolean-value="false">
            <text:p>FALSE</text:p>
          </table:table-cell>
          <table:table-cell table:formula="of:=MOD([.C296];64)" office:value-type="float" office:value="43.253222174309">
            <text:p>43.25</text:p>
          </table:table-cell>
          <table:table-cell/>
        </table:table-row>
        <table:table-row table:style-name="ro2">
          <table:table-cell table:style-name="ce3" table:formula="of:=[.A296]+1" office:value-type="float" office:value="296">
            <text:p>296</text:p>
          </table:table-cell>
          <table:table-cell table:style-name="ce3" table:formula="of:=[orbits.$C$3]*[.A297]" office:value-type="float" office:value="1282408.456">
            <text:p>1282408.456</text:p>
          </table:table-cell>
          <table:table-cell table:style-name="ce6" table:formula="of:=[.B297]/[orbits.$D$3]" office:value-type="float" office:value="3511.11509750371">
            <text:p>3511.12</text:p>
          </table:table-cell>
          <table:table-cell table:style-name="ce6" table:formula="of:=[.C297]-ROUNDDOWN([.C297])" office:value-type="float" office:value="0.115097503713059">
            <text:p>0.12</text:p>
          </table:table-cell>
          <table:table-cell table:formula="of:=IF([.D297] &lt; [.$D$2])" office:value-type="boolean" office:boolean-value="false">
            <text:p>FALSE</text:p>
          </table:table-cell>
          <table:table-cell table:formula="of:=MOD([.C297];64)" office:value-type="float" office:value="55.1150975037131">
            <text:p>55.12</text:p>
          </table:table-cell>
          <table:table-cell/>
        </table:table-row>
        <table:table-row table:style-name="ro2">
          <table:table-cell table:style-name="ce3" table:formula="of:=[.A297]+1" office:value-type="float" office:value="297">
            <text:p>297</text:p>
          </table:table-cell>
          <table:table-cell table:style-name="ce3" table:formula="of:=[orbits.$C$3]*[.A298]" office:value-type="float" office:value="1286740.917">
            <text:p>1286740.917</text:p>
          </table:table-cell>
          <table:table-cell table:style-name="ce6" table:formula="of:=[.B298]/[orbits.$D$3]" office:value-type="float" office:value="3522.97697283312">
            <text:p>3522.98</text:p>
          </table:table-cell>
          <table:table-cell table:style-name="ce6" table:formula="of:=[.C298]-ROUNDDOWN([.C298])" office:value-type="float" office:value="0.976972833117998">
            <text:p>0.98</text:p>
          </table:table-cell>
          <table:table-cell table:formula="of:=IF([.D298] &lt; [.$D$2])" office:value-type="boolean" office:boolean-value="false">
            <text:p>FALSE</text:p>
          </table:table-cell>
          <table:table-cell table:formula="of:=MOD([.C298];64)" office:value-type="float" office:value="2.976972833118">
            <text:p>2.98</text:p>
          </table:table-cell>
          <table:table-cell/>
        </table:table-row>
        <table:table-row table:style-name="ro2">
          <table:table-cell table:style-name="ce3" table:formula="of:=[.A298]+1" office:value-type="float" office:value="298">
            <text:p>298</text:p>
          </table:table-cell>
          <table:table-cell table:style-name="ce3" table:formula="of:=[orbits.$C$3]*[.A299]" office:value-type="float" office:value="1291073.378">
            <text:p>1291073.378</text:p>
          </table:table-cell>
          <table:table-cell table:style-name="ce6" table:formula="of:=[.B299]/[orbits.$D$3]" office:value-type="float" office:value="3534.83884816252">
            <text:p>3534.84</text:p>
          </table:table-cell>
          <table:table-cell table:style-name="ce6" table:formula="of:=[.C299]-ROUNDDOWN([.C299])" office:value-type="float" office:value="0.838848162522027">
            <text:p>0.84</text:p>
          </table:table-cell>
          <table:table-cell table:formula="of:=IF([.D299] &lt; [.$D$2])" office:value-type="boolean" office:boolean-value="false">
            <text:p>FALSE</text:p>
          </table:table-cell>
          <table:table-cell table:formula="of:=MOD([.C299];64)" office:value-type="float" office:value="14.838848162522">
            <text:p>14.84</text:p>
          </table:table-cell>
          <table:table-cell/>
        </table:table-row>
        <table:table-row table:style-name="ro2">
          <table:table-cell table:style-name="ce3" table:formula="of:=[.A299]+1" office:value-type="float" office:value="299">
            <text:p>299</text:p>
          </table:table-cell>
          <table:table-cell table:style-name="ce3" table:formula="of:=[orbits.$C$3]*[.A300]" office:value-type="float" office:value="1295405.839">
            <text:p>1295405.839</text:p>
          </table:table-cell>
          <table:table-cell table:style-name="ce6" table:formula="of:=[.B300]/[orbits.$D$3]" office:value-type="float" office:value="3546.70072349193">
            <text:p>3546.70</text:p>
          </table:table-cell>
          <table:table-cell table:style-name="ce6" table:formula="of:=[.C300]-ROUNDDOWN([.C300])" office:value-type="float" office:value="0.700723491926965">
            <text:p>0.70</text:p>
          </table:table-cell>
          <table:table-cell table:formula="of:=IF([.D300] &lt; [.$D$2])" office:value-type="boolean" office:boolean-value="false">
            <text:p>FALSE</text:p>
          </table:table-cell>
          <table:table-cell table:formula="of:=MOD([.C300];64)" office:value-type="float" office:value="26.700723491927">
            <text:p>26.70</text:p>
          </table:table-cell>
          <table:table-cell/>
        </table:table-row>
        <table:table-row table:style-name="ro2">
          <table:table-cell table:style-name="ce3" table:formula="of:=[.A300]+1" office:value-type="float" office:value="300">
            <text:p>300</text:p>
          </table:table-cell>
          <table:table-cell table:style-name="ce3" table:formula="of:=[orbits.$C$3]*[.A301]" office:value-type="float" office:value="1299738.3">
            <text:p>1299738.3</text:p>
          </table:table-cell>
          <table:table-cell table:style-name="ce6" table:formula="of:=[.B301]/[orbits.$D$3]" office:value-type="float" office:value="3558.56259882133">
            <text:p>3558.56</text:p>
          </table:table-cell>
          <table:table-cell table:style-name="ce6" table:formula="of:=[.C301]-ROUNDDOWN([.C301])" office:value-type="float" office:value="0.562598821330994">
            <text:p>0.56</text:p>
          </table:table-cell>
          <table:table-cell table:formula="of:=IF([.D301] &lt; [.$D$2])" office:value-type="boolean" office:boolean-value="false">
            <text:p>FALSE</text:p>
          </table:table-cell>
          <table:table-cell table:formula="of:=MOD([.C301];64)" office:value-type="float" office:value="38.562598821331">
            <text:p>38.56</text:p>
          </table:table-cell>
          <table:table-cell/>
        </table:table-row>
        <table:table-row table:style-name="ro2">
          <table:table-cell table:style-name="ce3" table:formula="of:=[.A301]+1" office:value-type="float" office:value="301">
            <text:p>301</text:p>
          </table:table-cell>
          <table:table-cell table:style-name="ce3" table:formula="of:=[orbits.$C$3]*[.A302]" office:value-type="float" office:value="1304070.761">
            <text:p>1304070.761</text:p>
          </table:table-cell>
          <table:table-cell table:style-name="ce6" table:formula="of:=[.B302]/[orbits.$D$3]" office:value-type="float" office:value="3570.42447415074">
            <text:p>3570.42</text:p>
          </table:table-cell>
          <table:table-cell table:style-name="ce6" table:formula="of:=[.C302]-ROUNDDOWN([.C302])" office:value-type="float" office:value="0.424474150735932">
            <text:p>0.42</text:p>
          </table:table-cell>
          <table:table-cell table:formula="of:=IF([.D302] &lt; [.$D$2])" office:value-type="boolean" office:boolean-value="false">
            <text:p>FALSE</text:p>
          </table:table-cell>
          <table:table-cell table:formula="of:=MOD([.C302];64)" office:value-type="float" office:value="50.4244741507359">
            <text:p>50.42</text:p>
          </table:table-cell>
          <table:table-cell/>
        </table:table-row>
        <table:table-row table:style-name="ro2">
          <table:table-cell table:style-name="ce3" table:formula="of:=[.A302]+1" office:value-type="float" office:value="302">
            <text:p>302</text:p>
          </table:table-cell>
          <table:table-cell table:style-name="ce3" table:formula="of:=[orbits.$C$3]*[.A303]" office:value-type="float" office:value="1308403.222">
            <text:p>1308403.222</text:p>
          </table:table-cell>
          <table:table-cell table:style-name="ce6" table:formula="of:=[.B303]/[orbits.$D$3]" office:value-type="float" office:value="3582.28634948014">
            <text:p>3582.29</text:p>
          </table:table-cell>
          <table:table-cell table:style-name="ce6" table:formula="of:=[.C303]-ROUNDDOWN([.C303])" office:value-type="float" office:value="0.286349480139961">
            <text:p>0.29</text:p>
          </table:table-cell>
          <table:table-cell table:formula="of:=IF([.D303] &lt; [.$D$2])" office:value-type="boolean" office:boolean-value="false">
            <text:p>FALSE</text:p>
          </table:table-cell>
          <table:table-cell table:formula="of:=MOD([.C303];64)" office:value-type="float" office:value="62.28634948014">
            <text:p>62.29</text:p>
          </table:table-cell>
          <table:table-cell/>
        </table:table-row>
        <table:table-row table:style-name="ro2">
          <table:table-cell table:style-name="ce3" table:formula="of:=[.A303]+1" office:value-type="float" office:value="303">
            <text:p>303</text:p>
          </table:table-cell>
          <table:table-cell table:style-name="ce3" table:formula="of:=[orbits.$C$3]*[.A304]" office:value-type="float" office:value="1312735.683">
            <text:p>1312735.683</text:p>
          </table:table-cell>
          <table:table-cell table:style-name="ce6" table:formula="of:=[.B304]/[orbits.$D$3]" office:value-type="float" office:value="3594.14822480954">
            <text:p>3594.15</text:p>
          </table:table-cell>
          <table:table-cell table:style-name="ce6" table:formula="of:=[.C304]-ROUNDDOWN([.C304])" office:value-type="float" office:value="0.14822480954399">
            <text:p>0.15</text:p>
          </table:table-cell>
          <table:table-cell table:formula="of:=IF([.D304] &lt; [.$D$2])" office:value-type="boolean" office:boolean-value="false">
            <text:p>FALSE</text:p>
          </table:table-cell>
          <table:table-cell table:formula="of:=MOD([.C304];64)" office:value-type="float" office:value="10.148224809544">
            <text:p>10.15</text:p>
          </table:table-cell>
          <table:table-cell/>
        </table:table-row>
        <table:table-row table:style-name="ro2">
          <table:table-cell table:style-name="ce3" table:formula="of:=[.A304]+1" office:value-type="float" office:value="304">
            <text:p>304</text:p>
          </table:table-cell>
          <table:table-cell table:style-name="ce3" table:formula="of:=[orbits.$C$3]*[.A305]" office:value-type="float" office:value="1317068.144">
            <text:p>1317068.144</text:p>
          </table:table-cell>
          <table:table-cell table:style-name="ce6" table:formula="of:=[.B305]/[orbits.$D$3]" office:value-type="float" office:value="3606.01010013895">
            <text:p>3606.01</text:p>
          </table:table-cell>
          <table:table-cell table:style-name="ce6" table:formula="of:=[.C305]-ROUNDDOWN([.C305])" office:value-type="float" office:value="0.0101001389489284">
            <text:p>0.01</text:p>
          </table:table-cell>
          <table:table-cell table:formula="of:=IF([.D305] &lt; [.$D$2])" office:value-type="boolean" office:boolean-value="true">
            <text:p>TRUE</text:p>
          </table:table-cell>
          <table:table-cell table:formula="of:=MOD([.C305];64)" office:value-type="float" office:value="22.0101001389489">
            <text:p>22.01</text:p>
          </table:table-cell>
          <table:table-cell/>
        </table:table-row>
        <table:table-row table:style-name="ro2">
          <table:table-cell table:style-name="ce3" table:formula="of:=[.A305]+1" office:value-type="float" office:value="305">
            <text:p>305</text:p>
          </table:table-cell>
          <table:table-cell table:style-name="ce3" table:formula="of:=[orbits.$C$3]*[.A306]" office:value-type="float" office:value="1321400.605">
            <text:p>1321400.605</text:p>
          </table:table-cell>
          <table:table-cell table:style-name="ce6" table:formula="of:=[.B306]/[orbits.$D$3]" office:value-type="float" office:value="3617.87197546835">
            <text:p>3617.87</text:p>
          </table:table-cell>
          <table:table-cell table:style-name="ce6" table:formula="of:=[.C306]-ROUNDDOWN([.C306])" office:value-type="float" office:value="0.871975468352957">
            <text:p>0.87</text:p>
          </table:table-cell>
          <table:table-cell table:formula="of:=IF([.D306] &lt; [.$D$2])" office:value-type="boolean" office:boolean-value="false">
            <text:p>FALSE</text:p>
          </table:table-cell>
          <table:table-cell table:formula="of:=MOD([.C306];64)" office:value-type="float" office:value="33.871975468353">
            <text:p>33.87</text:p>
          </table:table-cell>
          <table:table-cell/>
        </table:table-row>
        <table:table-row table:style-name="ro2">
          <table:table-cell table:style-name="ce3" table:formula="of:=[.A306]+1" office:value-type="float" office:value="306">
            <text:p>306</text:p>
          </table:table-cell>
          <table:table-cell table:style-name="ce3" table:formula="of:=[orbits.$C$3]*[.A307]" office:value-type="float" office:value="1325733.066">
            <text:p>1325733.066</text:p>
          </table:table-cell>
          <table:table-cell table:style-name="ce6" table:formula="of:=[.B307]/[orbits.$D$3]" office:value-type="float" office:value="3629.73385079776">
            <text:p>3629.73</text:p>
          </table:table-cell>
          <table:table-cell table:style-name="ce6" table:formula="of:=[.C307]-ROUNDDOWN([.C307])" office:value-type="float" office:value="0.733850797757896">
            <text:p>0.73</text:p>
          </table:table-cell>
          <table:table-cell table:formula="of:=IF([.D307] &lt; [.$D$2])" office:value-type="boolean" office:boolean-value="false">
            <text:p>FALSE</text:p>
          </table:table-cell>
          <table:table-cell table:formula="of:=MOD([.C307];64)" office:value-type="float" office:value="45.7338507977579">
            <text:p>45.73</text:p>
          </table:table-cell>
          <table:table-cell/>
        </table:table-row>
        <table:table-row table:style-name="ro2">
          <table:table-cell table:style-name="ce3" table:formula="of:=[.A307]+1" office:value-type="float" office:value="307">
            <text:p>307</text:p>
          </table:table-cell>
          <table:table-cell table:style-name="ce3" table:formula="of:=[orbits.$C$3]*[.A308]" office:value-type="float" office:value="1330065.527">
            <text:p>1330065.527</text:p>
          </table:table-cell>
          <table:table-cell table:style-name="ce6" table:formula="of:=[.B308]/[orbits.$D$3]" office:value-type="float" office:value="3641.59572612716">
            <text:p>3641.60</text:p>
          </table:table-cell>
          <table:table-cell table:style-name="ce6" table:formula="of:=[.C308]-ROUNDDOWN([.C308])" office:value-type="float" office:value="0.595726127161925">
            <text:p>0.60</text:p>
          </table:table-cell>
          <table:table-cell table:formula="of:=IF([.D308] &lt; [.$D$2])" office:value-type="boolean" office:boolean-value="false">
            <text:p>FALSE</text:p>
          </table:table-cell>
          <table:table-cell table:formula="of:=MOD([.C308];64)" office:value-type="float" office:value="57.5957261271619">
            <text:p>57.60</text:p>
          </table:table-cell>
          <table:table-cell/>
        </table:table-row>
        <table:table-row table:style-name="ro2">
          <table:table-cell table:style-name="ce3" table:formula="of:=[.A308]+1" office:value-type="float" office:value="308">
            <text:p>308</text:p>
          </table:table-cell>
          <table:table-cell table:style-name="ce3" table:formula="of:=[orbits.$C$3]*[.A309]" office:value-type="float" office:value="1334397.988">
            <text:p>1334397.988</text:p>
          </table:table-cell>
          <table:table-cell table:style-name="ce6" table:formula="of:=[.B309]/[orbits.$D$3]" office:value-type="float" office:value="3653.45760145657">
            <text:p>3653.46</text:p>
          </table:table-cell>
          <table:table-cell table:style-name="ce6" table:formula="of:=[.C309]-ROUNDDOWN([.C309])" office:value-type="float" office:value="0.457601456566863">
            <text:p>0.46</text:p>
          </table:table-cell>
          <table:table-cell table:formula="of:=IF([.D309] &lt; [.$D$2])" office:value-type="boolean" office:boolean-value="false">
            <text:p>FALSE</text:p>
          </table:table-cell>
          <table:table-cell table:formula="of:=MOD([.C309];64)" office:value-type="float" office:value="5.45760145656686">
            <text:p>5.46</text:p>
          </table:table-cell>
          <table:table-cell/>
        </table:table-row>
        <table:table-row table:style-name="ro2">
          <table:table-cell table:style-name="ce3" table:formula="of:=[.A309]+1" office:value-type="float" office:value="309">
            <text:p>309</text:p>
          </table:table-cell>
          <table:table-cell table:style-name="ce3" table:formula="of:=[orbits.$C$3]*[.A310]" office:value-type="float" office:value="1338730.449">
            <text:p>1338730.449</text:p>
          </table:table-cell>
          <table:table-cell table:style-name="ce6" table:formula="of:=[.B310]/[orbits.$D$3]" office:value-type="float" office:value="3665.31947678597">
            <text:p>3665.32</text:p>
          </table:table-cell>
          <table:table-cell table:style-name="ce6" table:formula="of:=[.C310]-ROUNDDOWN([.C310])" office:value-type="float" office:value="0.319476785970892">
            <text:p>0.32</text:p>
          </table:table-cell>
          <table:table-cell table:formula="of:=IF([.D310] &lt; [.$D$2])" office:value-type="boolean" office:boolean-value="false">
            <text:p>FALSE</text:p>
          </table:table-cell>
          <table:table-cell table:formula="of:=MOD([.C310];64)" office:value-type="float" office:value="17.3194767859709">
            <text:p>17.32</text:p>
          </table:table-cell>
          <table:table-cell/>
        </table:table-row>
        <table:table-row table:style-name="ro2">
          <table:table-cell table:style-name="ce3" table:formula="of:=[.A310]+1" office:value-type="float" office:value="310">
            <text:p>310</text:p>
          </table:table-cell>
          <table:table-cell table:style-name="ce3" table:formula="of:=[orbits.$C$3]*[.A311]" office:value-type="float" office:value="1343062.91">
            <text:p>1343062.91</text:p>
          </table:table-cell>
          <table:table-cell table:style-name="ce6" table:formula="of:=[.B311]/[orbits.$D$3]" office:value-type="float" office:value="3677.18135211538">
            <text:p>3677.18</text:p>
          </table:table-cell>
          <table:table-cell table:style-name="ce6" table:formula="of:=[.C311]-ROUNDDOWN([.C311])" office:value-type="float" office:value="0.18135211537583">
            <text:p>0.18</text:p>
          </table:table-cell>
          <table:table-cell table:formula="of:=IF([.D311] &lt; [.$D$2])" office:value-type="boolean" office:boolean-value="false">
            <text:p>FALSE</text:p>
          </table:table-cell>
          <table:table-cell table:formula="of:=MOD([.C311];64)" office:value-type="float" office:value="29.1813521153758">
            <text:p>29.18</text:p>
          </table:table-cell>
          <table:table-cell/>
        </table:table-row>
        <table:table-row table:style-name="ro2">
          <table:table-cell table:style-name="ce3" table:formula="of:=[.A311]+1" office:value-type="float" office:value="311">
            <text:p>311</text:p>
          </table:table-cell>
          <table:table-cell table:style-name="ce3" table:formula="of:=[orbits.$C$3]*[.A312]" office:value-type="float" office:value="1347395.371">
            <text:p>1347395.371</text:p>
          </table:table-cell>
          <table:table-cell table:style-name="ce6" table:formula="of:=[.B312]/[orbits.$D$3]" office:value-type="float" office:value="3689.04322744478">
            <text:p>3689.04</text:p>
          </table:table-cell>
          <table:table-cell table:style-name="ce6" table:formula="of:=[.C312]-ROUNDDOWN([.C312])" office:value-type="float" office:value="0.0432274447798591">
            <text:p>0.04</text:p>
          </table:table-cell>
          <table:table-cell table:formula="of:=IF([.D312] &lt; [.$D$2])" office:value-type="boolean" office:boolean-value="true">
            <text:p>TRUE</text:p>
          </table:table-cell>
          <table:table-cell table:formula="of:=MOD([.C312];64)" office:value-type="float" office:value="41.0432274447799">
            <text:p>41.04</text:p>
          </table:table-cell>
          <table:table-cell/>
        </table:table-row>
        <table:table-row table:style-name="ro2">
          <table:table-cell table:style-name="ce3" table:formula="of:=[.A312]+1" office:value-type="float" office:value="312">
            <text:p>312</text:p>
          </table:table-cell>
          <table:table-cell table:style-name="ce3" table:formula="of:=[orbits.$C$3]*[.A313]" office:value-type="float" office:value="1351727.832">
            <text:p>1351727.832</text:p>
          </table:table-cell>
          <table:table-cell table:style-name="ce6" table:formula="of:=[.B313]/[orbits.$D$3]" office:value-type="float" office:value="3700.90510277418">
            <text:p>3700.91</text:p>
          </table:table-cell>
          <table:table-cell table:style-name="ce6" table:formula="of:=[.C313]-ROUNDDOWN([.C313])" office:value-type="float" office:value="0.905102774184797">
            <text:p>0.91</text:p>
          </table:table-cell>
          <table:table-cell table:formula="of:=IF([.D313] &lt; [.$D$2])" office:value-type="boolean" office:boolean-value="false">
            <text:p>FALSE</text:p>
          </table:table-cell>
          <table:table-cell table:formula="of:=MOD([.C313];64)" office:value-type="float" office:value="52.9051027741848">
            <text:p>52.91</text:p>
          </table:table-cell>
          <table:table-cell/>
        </table:table-row>
        <table:table-row table:style-name="ro2">
          <table:table-cell table:style-name="ce3" table:formula="of:=[.A313]+1" office:value-type="float" office:value="313">
            <text:p>313</text:p>
          </table:table-cell>
          <table:table-cell table:style-name="ce3" table:formula="of:=[orbits.$C$3]*[.A314]" office:value-type="float" office:value="1356060.293">
            <text:p>1356060.293</text:p>
          </table:table-cell>
          <table:table-cell table:style-name="ce6" table:formula="of:=[.B314]/[orbits.$D$3]" office:value-type="float" office:value="3712.76697810359">
            <text:p>3712.77</text:p>
          </table:table-cell>
          <table:table-cell table:style-name="ce6" table:formula="of:=[.C314]-ROUNDDOWN([.C314])" office:value-type="float" office:value="0.766978103588826">
            <text:p>0.77</text:p>
          </table:table-cell>
          <table:table-cell table:formula="of:=IF([.D314] &lt; [.$D$2])" office:value-type="boolean" office:boolean-value="false">
            <text:p>FALSE</text:p>
          </table:table-cell>
          <table:table-cell table:formula="of:=MOD([.C314];64)" office:value-type="float" office:value="0.766978103588826">
            <text:p>0.77</text:p>
          </table:table-cell>
          <table:table-cell/>
        </table:table-row>
        <table:table-row table:style-name="ro2">
          <table:table-cell table:style-name="ce3" table:formula="of:=[.A314]+1" office:value-type="float" office:value="314">
            <text:p>314</text:p>
          </table:table-cell>
          <table:table-cell table:style-name="ce3" table:formula="of:=[orbits.$C$3]*[.A315]" office:value-type="float" office:value="1360392.754">
            <text:p>1360392.754</text:p>
          </table:table-cell>
          <table:table-cell table:style-name="ce6" table:formula="of:=[.B315]/[orbits.$D$3]" office:value-type="float" office:value="3724.62885343299">
            <text:p>3724.63</text:p>
          </table:table-cell>
          <table:table-cell table:style-name="ce6" table:formula="of:=[.C315]-ROUNDDOWN([.C315])" office:value-type="float" office:value="0.628853432993765">
            <text:p>0.63</text:p>
          </table:table-cell>
          <table:table-cell table:formula="of:=IF([.D315] &lt; [.$D$2])" office:value-type="boolean" office:boolean-value="false">
            <text:p>FALSE</text:p>
          </table:table-cell>
          <table:table-cell table:formula="of:=MOD([.C315];64)" office:value-type="float" office:value="12.6288534329938">
            <text:p>12.63</text:p>
          </table:table-cell>
          <table:table-cell/>
        </table:table-row>
        <table:table-row table:style-name="ro2">
          <table:table-cell table:style-name="ce3" table:formula="of:=[.A315]+1" office:value-type="float" office:value="315">
            <text:p>315</text:p>
          </table:table-cell>
          <table:table-cell table:style-name="ce3" table:formula="of:=[orbits.$C$3]*[.A316]" office:value-type="float" office:value="1364725.215">
            <text:p>1364725.215</text:p>
          </table:table-cell>
          <table:table-cell table:style-name="ce6" table:formula="of:=[.B316]/[orbits.$D$3]" office:value-type="float" office:value="3736.4907287624">
            <text:p>3736.49</text:p>
          </table:table-cell>
          <table:table-cell table:style-name="ce6" table:formula="of:=[.C316]-ROUNDDOWN([.C316])" office:value-type="float" office:value="0.490728762397794">
            <text:p>0.49</text:p>
          </table:table-cell>
          <table:table-cell table:formula="of:=IF([.D316] &lt; [.$D$2])" office:value-type="boolean" office:boolean-value="false">
            <text:p>FALSE</text:p>
          </table:table-cell>
          <table:table-cell table:formula="of:=MOD([.C316];64)" office:value-type="float" office:value="24.4907287623978">
            <text:p>24.49</text:p>
          </table:table-cell>
          <table:table-cell/>
        </table:table-row>
        <table:table-row table:style-name="ro2">
          <table:table-cell table:style-name="ce3" table:formula="of:=[.A316]+1" office:value-type="float" office:value="316">
            <text:p>316</text:p>
          </table:table-cell>
          <table:table-cell table:style-name="ce3" table:formula="of:=[orbits.$C$3]*[.A317]" office:value-type="float" office:value="1369057.676">
            <text:p>1369057.676</text:p>
          </table:table-cell>
          <table:table-cell table:style-name="ce6" table:formula="of:=[.B317]/[orbits.$D$3]" office:value-type="float" office:value="3748.3526040918">
            <text:p>3748.35</text:p>
          </table:table-cell>
          <table:table-cell table:style-name="ce6" table:formula="of:=[.C317]-ROUNDDOWN([.C317])" office:value-type="float" office:value="0.352604091801822">
            <text:p>0.35</text:p>
          </table:table-cell>
          <table:table-cell table:formula="of:=IF([.D317] &lt; [.$D$2])" office:value-type="boolean" office:boolean-value="false">
            <text:p>FALSE</text:p>
          </table:table-cell>
          <table:table-cell table:formula="of:=MOD([.C317];64)" office:value-type="float" office:value="36.3526040918018">
            <text:p>36.35</text:p>
          </table:table-cell>
          <table:table-cell/>
        </table:table-row>
        <table:table-row table:style-name="ro2">
          <table:table-cell table:style-name="ce3" table:formula="of:=[.A317]+1" office:value-type="float" office:value="317">
            <text:p>317</text:p>
          </table:table-cell>
          <table:table-cell table:style-name="ce3" table:formula="of:=[orbits.$C$3]*[.A318]" office:value-type="float" office:value="1373390.137">
            <text:p>1373390.137</text:p>
          </table:table-cell>
          <table:table-cell table:style-name="ce6" table:formula="of:=[.B318]/[orbits.$D$3]" office:value-type="float" office:value="3760.21447942121">
            <text:p>3760.21</text:p>
          </table:table-cell>
          <table:table-cell table:style-name="ce6" table:formula="of:=[.C318]-ROUNDDOWN([.C318])" office:value-type="float" office:value="0.214479421206761">
            <text:p>0.21</text:p>
          </table:table-cell>
          <table:table-cell table:formula="of:=IF([.D318] &lt; [.$D$2])" office:value-type="boolean" office:boolean-value="false">
            <text:p>FALSE</text:p>
          </table:table-cell>
          <table:table-cell table:formula="of:=MOD([.C318];64)" office:value-type="float" office:value="48.2144794212068">
            <text:p>48.21</text:p>
          </table:table-cell>
          <table:table-cell/>
        </table:table-row>
        <table:table-row table:style-name="ro2">
          <table:table-cell table:style-name="ce3" table:formula="of:=[.A318]+1" office:value-type="float" office:value="318">
            <text:p>318</text:p>
          </table:table-cell>
          <table:table-cell table:style-name="ce3" table:formula="of:=[orbits.$C$3]*[.A319]" office:value-type="float" office:value="1377722.598">
            <text:p>1377722.598</text:p>
          </table:table-cell>
          <table:table-cell table:style-name="ce6" table:formula="of:=[.B319]/[orbits.$D$3]" office:value-type="float" office:value="3772.07635475061">
            <text:p>3772.08</text:p>
          </table:table-cell>
          <table:table-cell table:style-name="ce6" table:formula="of:=[.C319]-ROUNDDOWN([.C319])" office:value-type="float" office:value="0.0763547506107898">
            <text:p>0.08</text:p>
          </table:table-cell>
          <table:table-cell table:formula="of:=IF([.D319] &lt; [.$D$2])" office:value-type="boolean" office:boolean-value="true">
            <text:p>TRUE</text:p>
          </table:table-cell>
          <table:table-cell table:formula="of:=MOD([.C319];64)" office:value-type="float" office:value="60.0763547506108">
            <text:p>60.08</text:p>
          </table:table-cell>
          <table:table-cell/>
        </table:table-row>
        <table:table-row table:style-name="ro2">
          <table:table-cell table:style-name="ce3" table:formula="of:=[.A319]+1" office:value-type="float" office:value="319">
            <text:p>319</text:p>
          </table:table-cell>
          <table:table-cell table:style-name="ce3" table:formula="of:=[orbits.$C$3]*[.A320]" office:value-type="float" office:value="1382055.059">
            <text:p>1382055.059</text:p>
          </table:table-cell>
          <table:table-cell table:style-name="ce6" table:formula="of:=[.B320]/[orbits.$D$3]" office:value-type="float" office:value="3783.93823008002">
            <text:p>3783.94</text:p>
          </table:table-cell>
          <table:table-cell table:style-name="ce6" table:formula="of:=[.C320]-ROUNDDOWN([.C320])" office:value-type="float" office:value="0.938230080015728">
            <text:p>0.94</text:p>
          </table:table-cell>
          <table:table-cell table:formula="of:=IF([.D320] &lt; [.$D$2])" office:value-type="boolean" office:boolean-value="false">
            <text:p>FALSE</text:p>
          </table:table-cell>
          <table:table-cell table:formula="of:=MOD([.C320];64)" office:value-type="float" office:value="7.93823008001573">
            <text:p>7.94</text:p>
          </table:table-cell>
          <table:table-cell/>
        </table:table-row>
        <table:table-row table:style-name="ro2">
          <table:table-cell table:style-name="ce3" table:formula="of:=[.A320]+1" office:value-type="float" office:value="320">
            <text:p>320</text:p>
          </table:table-cell>
          <table:table-cell table:style-name="ce3" table:formula="of:=[orbits.$C$3]*[.A321]" office:value-type="float" office:value="1386387.52">
            <text:p>1386387.52</text:p>
          </table:table-cell>
          <table:table-cell table:style-name="ce6" table:formula="of:=[.B321]/[orbits.$D$3]" office:value-type="float" office:value="3795.80010540942">
            <text:p>3795.80</text:p>
          </table:table-cell>
          <table:table-cell table:style-name="ce6" table:formula="of:=[.C321]-ROUNDDOWN([.C321])" office:value-type="float" office:value="0.800105409419757">
            <text:p>0.80</text:p>
          </table:table-cell>
          <table:table-cell table:formula="of:=IF([.D321] &lt; [.$D$2])" office:value-type="boolean" office:boolean-value="false">
            <text:p>FALSE</text:p>
          </table:table-cell>
          <table:table-cell table:formula="of:=MOD([.C321];64)" office:value-type="float" office:value="19.8001054094198">
            <text:p>19.80</text:p>
          </table:table-cell>
          <table:table-cell/>
        </table:table-row>
        <table:table-row table:style-name="ro2">
          <table:table-cell table:style-name="ce3" table:formula="of:=[.A321]+1" office:value-type="float" office:value="321">
            <text:p>321</text:p>
          </table:table-cell>
          <table:table-cell table:style-name="ce3" table:formula="of:=[orbits.$C$3]*[.A322]" office:value-type="float" office:value="1390719.981">
            <text:p>1390719.981</text:p>
          </table:table-cell>
          <table:table-cell table:style-name="ce6" table:formula="of:=[.B322]/[orbits.$D$3]" office:value-type="float" office:value="3807.66198073882">
            <text:p>3807.66</text:p>
          </table:table-cell>
          <table:table-cell table:style-name="ce6" table:formula="of:=[.C322]-ROUNDDOWN([.C322])" office:value-type="float" office:value="0.661980738824695">
            <text:p>0.66</text:p>
          </table:table-cell>
          <table:table-cell table:formula="of:=IF([.D322] &lt; [.$D$2])" office:value-type="boolean" office:boolean-value="false">
            <text:p>FALSE</text:p>
          </table:table-cell>
          <table:table-cell table:formula="of:=MOD([.C322];64)" office:value-type="float" office:value="31.6619807388247">
            <text:p>31.66</text:p>
          </table:table-cell>
          <table:table-cell/>
        </table:table-row>
        <table:table-row table:style-name="ro2">
          <table:table-cell table:style-name="ce3" table:formula="of:=[.A322]+1" office:value-type="float" office:value="322">
            <text:p>322</text:p>
          </table:table-cell>
          <table:table-cell table:style-name="ce3" table:formula="of:=[orbits.$C$3]*[.A323]" office:value-type="float" office:value="1395052.442">
            <text:p>1395052.442</text:p>
          </table:table-cell>
          <table:table-cell table:style-name="ce6" table:formula="of:=[.B323]/[orbits.$D$3]" office:value-type="float" office:value="3819.52385606823">
            <text:p>3819.52</text:p>
          </table:table-cell>
          <table:table-cell table:style-name="ce6" table:formula="of:=[.C323]-ROUNDDOWN([.C323])" office:value-type="float" office:value="0.523856068228724">
            <text:p>0.52</text:p>
          </table:table-cell>
          <table:table-cell table:formula="of:=IF([.D323] &lt; [.$D$2])" office:value-type="boolean" office:boolean-value="false">
            <text:p>FALSE</text:p>
          </table:table-cell>
          <table:table-cell table:formula="of:=MOD([.C323];64)" office:value-type="float" office:value="43.5238560682287">
            <text:p>43.52</text:p>
          </table:table-cell>
          <table:table-cell/>
        </table:table-row>
        <table:table-row table:style-name="ro2">
          <table:table-cell table:style-name="ce3" table:formula="of:=[.A323]+1" office:value-type="float" office:value="323">
            <text:p>323</text:p>
          </table:table-cell>
          <table:table-cell table:style-name="ce3" table:formula="of:=[orbits.$C$3]*[.A324]" office:value-type="float" office:value="1399384.903">
            <text:p>1399384.903</text:p>
          </table:table-cell>
          <table:table-cell table:style-name="ce6" table:formula="of:=[.B324]/[orbits.$D$3]" office:value-type="float" office:value="3831.38573139763">
            <text:p>3831.39</text:p>
          </table:table-cell>
          <table:table-cell table:style-name="ce6" table:formula="of:=[.C324]-ROUNDDOWN([.C324])" office:value-type="float" office:value="0.385731397633663">
            <text:p>0.39</text:p>
          </table:table-cell>
          <table:table-cell table:formula="of:=IF([.D324] &lt; [.$D$2])" office:value-type="boolean" office:boolean-value="false">
            <text:p>FALSE</text:p>
          </table:table-cell>
          <table:table-cell table:formula="of:=MOD([.C324];64)" office:value-type="float" office:value="55.3857313976337">
            <text:p>55.39</text:p>
          </table:table-cell>
          <table:table-cell/>
        </table:table-row>
        <table:table-row table:style-name="ro2">
          <table:table-cell table:style-name="ce3" table:formula="of:=[.A324]+1" office:value-type="float" office:value="324">
            <text:p>324</text:p>
          </table:table-cell>
          <table:table-cell table:style-name="ce3" table:formula="of:=[orbits.$C$3]*[.A325]" office:value-type="float" office:value="1403717.364">
            <text:p>1403717.364</text:p>
          </table:table-cell>
          <table:table-cell table:style-name="ce6" table:formula="of:=[.B325]/[orbits.$D$3]" office:value-type="float" office:value="3843.24760672704">
            <text:p>3843.25</text:p>
          </table:table-cell>
          <table:table-cell table:style-name="ce6" table:formula="of:=[.C325]-ROUNDDOWN([.C325])" office:value-type="float" office:value="0.247606727037692">
            <text:p>0.25</text:p>
          </table:table-cell>
          <table:table-cell table:formula="of:=IF([.D325] &lt; [.$D$2])" office:value-type="boolean" office:boolean-value="false">
            <text:p>FALSE</text:p>
          </table:table-cell>
          <table:table-cell table:formula="of:=MOD([.C325];64)" office:value-type="float" office:value="3.24760672703769">
            <text:p>3.25</text:p>
          </table:table-cell>
          <table:table-cell/>
        </table:table-row>
        <table:table-row table:style-name="ro2">
          <table:table-cell table:style-name="ce3" table:formula="of:=[.A325]+1" office:value-type="float" office:value="325">
            <text:p>325</text:p>
          </table:table-cell>
          <table:table-cell table:style-name="ce3" table:formula="of:=[orbits.$C$3]*[.A326]" office:value-type="float" office:value="1408049.825">
            <text:p>1408049.825</text:p>
          </table:table-cell>
          <table:table-cell table:style-name="ce6" table:formula="of:=[.B326]/[orbits.$D$3]" office:value-type="float" office:value="3855.10948205644">
            <text:p>3855.11</text:p>
          </table:table-cell>
          <table:table-cell table:style-name="ce6" table:formula="of:=[.C326]-ROUNDDOWN([.C326])" office:value-type="float" office:value="0.109482056442175">
            <text:p>0.11</text:p>
          </table:table-cell>
          <table:table-cell table:formula="of:=IF([.D326] &lt; [.$D$2])" office:value-type="boolean" office:boolean-value="false">
            <text:p>FALSE</text:p>
          </table:table-cell>
          <table:table-cell table:formula="of:=MOD([.C326];64)" office:value-type="float" office:value="15.1094820564422">
            <text:p>15.11</text:p>
          </table:table-cell>
          <table:table-cell/>
        </table:table-row>
        <table:table-row table:style-name="ro2">
          <table:table-cell table:style-name="ce3" table:formula="of:=[.A326]+1" office:value-type="float" office:value="326">
            <text:p>326</text:p>
          </table:table-cell>
          <table:table-cell table:style-name="ce3" table:formula="of:=[orbits.$C$3]*[.A327]" office:value-type="float" office:value="1412382.286">
            <text:p>1412382.286</text:p>
          </table:table-cell>
          <table:table-cell table:style-name="ce6" table:formula="of:=[.B327]/[orbits.$D$3]" office:value-type="float" office:value="3866.97135738585">
            <text:p>3866.97</text:p>
          </table:table-cell>
          <table:table-cell table:style-name="ce6" table:formula="of:=[.C327]-ROUNDDOWN([.C327])" office:value-type="float" office:value="0.971357385846659">
            <text:p>0.97</text:p>
          </table:table-cell>
          <table:table-cell table:formula="of:=IF([.D327] &lt; [.$D$2])" office:value-type="boolean" office:boolean-value="false">
            <text:p>FALSE</text:p>
          </table:table-cell>
          <table:table-cell table:formula="of:=MOD([.C327];64)" office:value-type="float" office:value="26.9713573858467">
            <text:p>26.97</text:p>
          </table:table-cell>
          <table:table-cell/>
        </table:table-row>
        <table:table-row table:style-name="ro2">
          <table:table-cell table:style-name="ce3" table:formula="of:=[.A327]+1" office:value-type="float" office:value="327">
            <text:p>327</text:p>
          </table:table-cell>
          <table:table-cell table:style-name="ce3" table:formula="of:=[orbits.$C$3]*[.A328]" office:value-type="float" office:value="1416714.747">
            <text:p>1416714.747</text:p>
          </table:table-cell>
          <table:table-cell table:style-name="ce6" table:formula="of:=[.B328]/[orbits.$D$3]" office:value-type="float" office:value="3878.83323271525">
            <text:p>3878.83</text:p>
          </table:table-cell>
          <table:table-cell table:style-name="ce6" table:formula="of:=[.C328]-ROUNDDOWN([.C328])" office:value-type="float" office:value="0.833232715250688">
            <text:p>0.83</text:p>
          </table:table-cell>
          <table:table-cell table:formula="of:=IF([.D328] &lt; [.$D$2])" office:value-type="boolean" office:boolean-value="false">
            <text:p>FALSE</text:p>
          </table:table-cell>
          <table:table-cell table:formula="of:=MOD([.C328];64)" office:value-type="float" office:value="38.8332327152507">
            <text:p>38.83</text:p>
          </table:table-cell>
          <table:table-cell/>
        </table:table-row>
        <table:table-row table:style-name="ro2">
          <table:table-cell table:style-name="ce3" table:formula="of:=[.A328]+1" office:value-type="float" office:value="328">
            <text:p>328</text:p>
          </table:table-cell>
          <table:table-cell table:style-name="ce3" table:formula="of:=[orbits.$C$3]*[.A329]" office:value-type="float" office:value="1421047.208">
            <text:p>1421047.208</text:p>
          </table:table-cell>
          <table:table-cell table:style-name="ce6" table:formula="of:=[.B329]/[orbits.$D$3]" office:value-type="float" office:value="3890.69510804466">
            <text:p>3890.70</text:p>
          </table:table-cell>
          <table:table-cell table:style-name="ce6" table:formula="of:=[.C329]-ROUNDDOWN([.C329])" office:value-type="float" office:value="0.695108044655626">
            <text:p>0.70</text:p>
          </table:table-cell>
          <table:table-cell table:formula="of:=IF([.D329] &lt; [.$D$2])" office:value-type="boolean" office:boolean-value="false">
            <text:p>FALSE</text:p>
          </table:table-cell>
          <table:table-cell table:formula="of:=MOD([.C329];64)" office:value-type="float" office:value="50.6951080446556">
            <text:p>50.70</text:p>
          </table:table-cell>
          <table:table-cell/>
        </table:table-row>
        <table:table-row table:style-name="ro2">
          <table:table-cell table:style-name="ce3" table:formula="of:=[.A329]+1" office:value-type="float" office:value="329">
            <text:p>329</text:p>
          </table:table-cell>
          <table:table-cell table:style-name="ce3" table:formula="of:=[orbits.$C$3]*[.A330]" office:value-type="float" office:value="1425379.669">
            <text:p>1425379.669</text:p>
          </table:table-cell>
          <table:table-cell table:style-name="ce6" table:formula="of:=[.B330]/[orbits.$D$3]" office:value-type="float" office:value="3902.55698337406">
            <text:p>3902.56</text:p>
          </table:table-cell>
          <table:table-cell table:style-name="ce6" table:formula="of:=[.C330]-ROUNDDOWN([.C330])" office:value-type="float" office:value="0.556983374059655">
            <text:p>0.56</text:p>
          </table:table-cell>
          <table:table-cell table:formula="of:=IF([.D330] &lt; [.$D$2])" office:value-type="boolean" office:boolean-value="false">
            <text:p>FALSE</text:p>
          </table:table-cell>
          <table:table-cell table:formula="of:=MOD([.C330];64)" office:value-type="float" office:value="62.5569833740597">
            <text:p>62.56</text:p>
          </table:table-cell>
          <table:table-cell/>
        </table:table-row>
        <table:table-row table:style-name="ro2">
          <table:table-cell table:style-name="ce3" table:formula="of:=[.A330]+1" office:value-type="float" office:value="330">
            <text:p>330</text:p>
          </table:table-cell>
          <table:table-cell table:style-name="ce3" table:formula="of:=[orbits.$C$3]*[.A331]" office:value-type="float" office:value="1429712.13">
            <text:p>1429712.13</text:p>
          </table:table-cell>
          <table:table-cell table:style-name="ce6" table:formula="of:=[.B331]/[orbits.$D$3]" office:value-type="float" office:value="3914.41885870346">
            <text:p>3914.42</text:p>
          </table:table-cell>
          <table:table-cell table:style-name="ce6" table:formula="of:=[.C331]-ROUNDDOWN([.C331])" office:value-type="float" office:value="0.418858703464593">
            <text:p>0.42</text:p>
          </table:table-cell>
          <table:table-cell table:formula="of:=IF([.D331] &lt; [.$D$2])" office:value-type="boolean" office:boolean-value="false">
            <text:p>FALSE</text:p>
          </table:table-cell>
          <table:table-cell table:formula="of:=MOD([.C331];64)" office:value-type="float" office:value="10.4188587034646">
            <text:p>10.42</text:p>
          </table:table-cell>
          <table:table-cell/>
        </table:table-row>
        <table:table-row table:style-name="ro2">
          <table:table-cell table:style-name="ce3" table:formula="of:=[.A331]+1" office:value-type="float" office:value="331">
            <text:p>331</text:p>
          </table:table-cell>
          <table:table-cell table:style-name="ce3" table:formula="of:=[orbits.$C$3]*[.A332]" office:value-type="float" office:value="1434044.591">
            <text:p>1434044.591</text:p>
          </table:table-cell>
          <table:table-cell table:style-name="ce6" table:formula="of:=[.B332]/[orbits.$D$3]" office:value-type="float" office:value="3926.28073403287">
            <text:p>3926.28</text:p>
          </table:table-cell>
          <table:table-cell table:style-name="ce6" table:formula="of:=[.C332]-ROUNDDOWN([.C332])" office:value-type="float" office:value="0.280734032868622">
            <text:p>0.28</text:p>
          </table:table-cell>
          <table:table-cell table:formula="of:=IF([.D332] &lt; [.$D$2])" office:value-type="boolean" office:boolean-value="false">
            <text:p>FALSE</text:p>
          </table:table-cell>
          <table:table-cell table:formula="of:=MOD([.C332];64)" office:value-type="float" office:value="22.2807340328686">
            <text:p>22.28</text:p>
          </table:table-cell>
          <table:table-cell/>
        </table:table-row>
        <table:table-row table:style-name="ro2">
          <table:table-cell table:style-name="ce3" table:formula="of:=[.A332]+1" office:value-type="float" office:value="332">
            <text:p>332</text:p>
          </table:table-cell>
          <table:table-cell table:style-name="ce3" table:formula="of:=[orbits.$C$3]*[.A333]" office:value-type="float" office:value="1438377.052">
            <text:p>1438377.052</text:p>
          </table:table-cell>
          <table:table-cell table:style-name="ce6" table:formula="of:=[.B333]/[orbits.$D$3]" office:value-type="float" office:value="3938.14260936227">
            <text:p>3938.14</text:p>
          </table:table-cell>
          <table:table-cell table:style-name="ce6" table:formula="of:=[.C333]-ROUNDDOWN([.C333])" office:value-type="float" office:value="0.142609362273106">
            <text:p>0.14</text:p>
          </table:table-cell>
          <table:table-cell table:formula="of:=IF([.D333] &lt; [.$D$2])" office:value-type="boolean" office:boolean-value="false">
            <text:p>FALSE</text:p>
          </table:table-cell>
          <table:table-cell table:formula="of:=MOD([.C333];64)" office:value-type="float" office:value="34.1426093622731">
            <text:p>34.14</text:p>
          </table:table-cell>
          <table:table-cell/>
        </table:table-row>
        <table:table-row table:style-name="ro2">
          <table:table-cell table:style-name="ce3" table:formula="of:=[.A333]+1" office:value-type="float" office:value="333">
            <text:p>333</text:p>
          </table:table-cell>
          <table:table-cell table:style-name="ce3" table:formula="of:=[orbits.$C$3]*[.A334]" office:value-type="float" office:value="1442709.513">
            <text:p>1442709.513</text:p>
          </table:table-cell>
          <table:table-cell table:style-name="ce6" table:formula="of:=[.B334]/[orbits.$D$3]" office:value-type="float" office:value="3950.00448469168">
            <text:p>3950.00</text:p>
          </table:table-cell>
          <table:table-cell table:style-name="ce6" table:formula="of:=[.C334]-ROUNDDOWN([.C334])" office:value-type="float" office:value="0.00448469167758958">
            <text:p>0.00</text:p>
          </table:table-cell>
          <table:table-cell table:formula="of:=IF([.D334] &lt; [.$D$2])" office:value-type="boolean" office:boolean-value="true">
            <text:p>TRUE</text:p>
          </table:table-cell>
          <table:table-cell table:formula="of:=MOD([.C334];64)" office:value-type="float" office:value="46.0044846916776">
            <text:p>46.00</text:p>
          </table:table-cell>
          <table:table-cell/>
        </table:table-row>
        <table:table-row table:style-name="ro2">
          <table:table-cell table:style-name="ce3" table:formula="of:=[.A334]+1" office:value-type="float" office:value="334">
            <text:p>334</text:p>
          </table:table-cell>
          <table:table-cell table:style-name="ce3" table:formula="of:=[orbits.$C$3]*[.A335]" office:value-type="float" office:value="1447041.974">
            <text:p>1447041.974</text:p>
          </table:table-cell>
          <table:table-cell table:style-name="ce6" table:formula="of:=[.B335]/[orbits.$D$3]" office:value-type="float" office:value="3961.86636002108">
            <text:p>3961.87</text:p>
          </table:table-cell>
          <table:table-cell table:style-name="ce6" table:formula="of:=[.C335]-ROUNDDOWN([.C335])" office:value-type="float" office:value="0.866360021082073">
            <text:p>0.87</text:p>
          </table:table-cell>
          <table:table-cell table:formula="of:=IF([.D335] &lt; [.$D$2])" office:value-type="boolean" office:boolean-value="false">
            <text:p>FALSE</text:p>
          </table:table-cell>
          <table:table-cell table:formula="of:=MOD([.C335];64)" office:value-type="float" office:value="57.8663600210821">
            <text:p>57.87</text:p>
          </table:table-cell>
          <table:table-cell/>
        </table:table-row>
        <table:table-row table:style-name="ro2">
          <table:table-cell table:style-name="ce3" table:formula="of:=[.A335]+1" office:value-type="float" office:value="335">
            <text:p>335</text:p>
          </table:table-cell>
          <table:table-cell table:style-name="ce3" table:formula="of:=[orbits.$C$3]*[.A336]" office:value-type="float" office:value="1451374.435">
            <text:p>1451374.435</text:p>
          </table:table-cell>
          <table:table-cell table:style-name="ce6" table:formula="of:=[.B336]/[orbits.$D$3]" office:value-type="float" office:value="3973.72823535049">
            <text:p>3973.73</text:p>
          </table:table-cell>
          <table:table-cell table:style-name="ce6" table:formula="of:=[.C336]-ROUNDDOWN([.C336])" office:value-type="float" office:value="0.728235350486557">
            <text:p>0.73</text:p>
          </table:table-cell>
          <table:table-cell table:formula="of:=IF([.D336] &lt; [.$D$2])" office:value-type="boolean" office:boolean-value="false">
            <text:p>FALSE</text:p>
          </table:table-cell>
          <table:table-cell table:formula="of:=MOD([.C336];64)" office:value-type="float" office:value="5.72823535048656">
            <text:p>5.73</text:p>
          </table:table-cell>
          <table:table-cell/>
        </table:table-row>
        <table:table-row table:style-name="ro2">
          <table:table-cell table:style-name="ce3" table:formula="of:=[.A336]+1" office:value-type="float" office:value="336">
            <text:p>336</text:p>
          </table:table-cell>
          <table:table-cell table:style-name="ce3" table:formula="of:=[orbits.$C$3]*[.A337]" office:value-type="float" office:value="1455706.896">
            <text:p>1455706.896</text:p>
          </table:table-cell>
          <table:table-cell table:style-name="ce6" table:formula="of:=[.B337]/[orbits.$D$3]" office:value-type="float" office:value="3985.59011067989">
            <text:p>3985.59</text:p>
          </table:table-cell>
          <table:table-cell table:style-name="ce6" table:formula="of:=[.C337]-ROUNDDOWN([.C337])" office:value-type="float" office:value="0.590110679891041">
            <text:p>0.59</text:p>
          </table:table-cell>
          <table:table-cell table:formula="of:=IF([.D337] &lt; [.$D$2])" office:value-type="boolean" office:boolean-value="false">
            <text:p>FALSE</text:p>
          </table:table-cell>
          <table:table-cell table:formula="of:=MOD([.C337];64)" office:value-type="float" office:value="17.590110679891">
            <text:p>17.59</text:p>
          </table:table-cell>
          <table:table-cell/>
        </table:table-row>
        <table:table-row table:style-name="ro2">
          <table:table-cell table:style-name="ce3" table:formula="of:=[.A337]+1" office:value-type="float" office:value="337">
            <text:p>337</text:p>
          </table:table-cell>
          <table:table-cell table:style-name="ce3" table:formula="of:=[orbits.$C$3]*[.A338]" office:value-type="float" office:value="1460039.357">
            <text:p>1460039.357</text:p>
          </table:table-cell>
          <table:table-cell table:style-name="ce6" table:formula="of:=[.B338]/[orbits.$D$3]" office:value-type="float" office:value="3997.4519860093">
            <text:p>3997.45</text:p>
          </table:table-cell>
          <table:table-cell table:style-name="ce6" table:formula="of:=[.C338]-ROUNDDOWN([.C338])" office:value-type="float" office:value="0.451986009295524">
            <text:p>0.45</text:p>
          </table:table-cell>
          <table:table-cell table:formula="of:=IF([.D338] &lt; [.$D$2])" office:value-type="boolean" office:boolean-value="false">
            <text:p>FALSE</text:p>
          </table:table-cell>
          <table:table-cell table:formula="of:=MOD([.C338];64)" office:value-type="float" office:value="29.4519860092955">
            <text:p>29.45</text:p>
          </table:table-cell>
          <table:table-cell/>
        </table:table-row>
        <table:table-row table:style-name="ro2">
          <table:table-cell table:style-name="ce3" table:formula="of:=[.A338]+1" office:value-type="float" office:value="338">
            <text:p>338</text:p>
          </table:table-cell>
          <table:table-cell table:style-name="ce3" table:formula="of:=[orbits.$C$3]*[.A339]" office:value-type="float" office:value="1464371.818">
            <text:p>1464371.818</text:p>
          </table:table-cell>
          <table:table-cell table:style-name="ce6" table:formula="of:=[.B339]/[orbits.$D$3]" office:value-type="float" office:value="4009.3138613387">
            <text:p>4009.31</text:p>
          </table:table-cell>
          <table:table-cell table:style-name="ce6" table:formula="of:=[.C339]-ROUNDDOWN([.C339])" office:value-type="float" office:value="0.313861338699553">
            <text:p>0.31</text:p>
          </table:table-cell>
          <table:table-cell table:formula="of:=IF([.D339] &lt; [.$D$2])" office:value-type="boolean" office:boolean-value="false">
            <text:p>FALSE</text:p>
          </table:table-cell>
          <table:table-cell table:formula="of:=MOD([.C339];64)" office:value-type="float" office:value="41.3138613386996">
            <text:p>41.31</text:p>
          </table:table-cell>
          <table:table-cell/>
        </table:table-row>
        <table:table-row table:style-name="ro2">
          <table:table-cell table:style-name="ce3" table:formula="of:=[.A339]+1" office:value-type="float" office:value="339">
            <text:p>339</text:p>
          </table:table-cell>
          <table:table-cell table:style-name="ce3" table:formula="of:=[orbits.$C$3]*[.A340]" office:value-type="float" office:value="1468704.279">
            <text:p>1468704.279</text:p>
          </table:table-cell>
          <table:table-cell table:style-name="ce6" table:formula="of:=[.B340]/[orbits.$D$3]" office:value-type="float" office:value="4021.1757366681">
            <text:p>4021.18</text:p>
          </table:table-cell>
          <table:table-cell table:style-name="ce6" table:formula="of:=[.C340]-ROUNDDOWN([.C340])" office:value-type="float" office:value="0.175736668104037">
            <text:p>0.18</text:p>
          </table:table-cell>
          <table:table-cell table:formula="of:=IF([.D340] &lt; [.$D$2])" office:value-type="boolean" office:boolean-value="false">
            <text:p>FALSE</text:p>
          </table:table-cell>
          <table:table-cell table:formula="of:=MOD([.C340];64)" office:value-type="float" office:value="53.175736668104">
            <text:p>53.18</text:p>
          </table:table-cell>
          <table:table-cell/>
        </table:table-row>
        <table:table-row table:style-name="ro2">
          <table:table-cell table:style-name="ce3" table:formula="of:=[.A340]+1" office:value-type="float" office:value="340">
            <text:p>340</text:p>
          </table:table-cell>
          <table:table-cell table:style-name="ce3" table:formula="of:=[orbits.$C$3]*[.A341]" office:value-type="float" office:value="1473036.74">
            <text:p>1473036.74</text:p>
          </table:table-cell>
          <table:table-cell table:style-name="ce6" table:formula="of:=[.B341]/[orbits.$D$3]" office:value-type="float" office:value="4033.03761199751">
            <text:p>4033.04</text:p>
          </table:table-cell>
          <table:table-cell table:style-name="ce6" table:formula="of:=[.C341]-ROUNDDOWN([.C341])" office:value-type="float" office:value="0.0376119975085203">
            <text:p>0.04</text:p>
          </table:table-cell>
          <table:table-cell table:formula="of:=IF([.D341] &lt; [.$D$2])" office:value-type="boolean" office:boolean-value="true">
            <text:p>TRUE</text:p>
          </table:table-cell>
          <table:table-cell table:formula="of:=MOD([.C341];64)" office:value-type="float" office:value="1.03761199750852">
            <text:p>1.04</text:p>
          </table:table-cell>
          <table:table-cell/>
        </table:table-row>
        <table:table-row table:style-name="ro2">
          <table:table-cell table:style-name="ce3" table:formula="of:=[.A341]+1" office:value-type="float" office:value="341">
            <text:p>341</text:p>
          </table:table-cell>
          <table:table-cell table:style-name="ce3" table:formula="of:=[orbits.$C$3]*[.A342]" office:value-type="float" office:value="1477369.201">
            <text:p>1477369.201</text:p>
          </table:table-cell>
          <table:table-cell table:style-name="ce6" table:formula="of:=[.B342]/[orbits.$D$3]" office:value-type="float" office:value="4044.89948732691">
            <text:p>4044.90</text:p>
          </table:table-cell>
          <table:table-cell table:style-name="ce6" table:formula="of:=[.C342]-ROUNDDOWN([.C342])" office:value-type="float" office:value="0.899487326913004">
            <text:p>0.90</text:p>
          </table:table-cell>
          <table:table-cell table:formula="of:=IF([.D342] &lt; [.$D$2])" office:value-type="boolean" office:boolean-value="false">
            <text:p>FALSE</text:p>
          </table:table-cell>
          <table:table-cell table:formula="of:=MOD([.C342];64)" office:value-type="float" office:value="12.899487326913">
            <text:p>12.90</text:p>
          </table:table-cell>
          <table:table-cell/>
        </table:table-row>
        <table:table-row table:style-name="ro2">
          <table:table-cell table:style-name="ce3" table:formula="of:=[.A342]+1" office:value-type="float" office:value="342">
            <text:p>342</text:p>
          </table:table-cell>
          <table:table-cell table:style-name="ce3" table:formula="of:=[orbits.$C$3]*[.A343]" office:value-type="float" office:value="1481701.662">
            <text:p>1481701.662</text:p>
          </table:table-cell>
          <table:table-cell table:style-name="ce6" table:formula="of:=[.B343]/[orbits.$D$3]" office:value-type="float" office:value="4056.76136265632">
            <text:p>4056.76</text:p>
          </table:table-cell>
          <table:table-cell table:style-name="ce6" table:formula="of:=[.C343]-ROUNDDOWN([.C343])" office:value-type="float" office:value="0.761362656317488">
            <text:p>0.76</text:p>
          </table:table-cell>
          <table:table-cell table:formula="of:=IF([.D343] &lt; [.$D$2])" office:value-type="boolean" office:boolean-value="false">
            <text:p>FALSE</text:p>
          </table:table-cell>
          <table:table-cell table:formula="of:=MOD([.C343];64)" office:value-type="float" office:value="24.7613626563175">
            <text:p>24.76</text:p>
          </table:table-cell>
          <table:table-cell/>
        </table:table-row>
        <table:table-row table:style-name="ro2">
          <table:table-cell table:style-name="ce3" table:formula="of:=[.A343]+1" office:value-type="float" office:value="343">
            <text:p>343</text:p>
          </table:table-cell>
          <table:table-cell table:style-name="ce3" table:formula="of:=[orbits.$C$3]*[.A344]" office:value-type="float" office:value="1486034.123">
            <text:p>1486034.123</text:p>
          </table:table-cell>
          <table:table-cell table:style-name="ce6" table:formula="of:=[.B344]/[orbits.$D$3]" office:value-type="float" office:value="4068.62323798572">
            <text:p>4068.62</text:p>
          </table:table-cell>
          <table:table-cell table:style-name="ce6" table:formula="of:=[.C344]-ROUNDDOWN([.C344])" office:value-type="float" office:value="0.623237985721971">
            <text:p>0.62</text:p>
          </table:table-cell>
          <table:table-cell table:formula="of:=IF([.D344] &lt; [.$D$2])" office:value-type="boolean" office:boolean-value="false">
            <text:p>FALSE</text:p>
          </table:table-cell>
          <table:table-cell table:formula="of:=MOD([.C344];64)" office:value-type="float" office:value="36.623237985722">
            <text:p>36.62</text:p>
          </table:table-cell>
          <table:table-cell/>
        </table:table-row>
        <table:table-row table:style-name="ro2">
          <table:table-cell table:style-name="ce3" table:formula="of:=[.A344]+1" office:value-type="float" office:value="344">
            <text:p>344</text:p>
          </table:table-cell>
          <table:table-cell table:style-name="ce3" table:formula="of:=[orbits.$C$3]*[.A345]" office:value-type="float" office:value="1490366.584">
            <text:p>1490366.584</text:p>
          </table:table-cell>
          <table:table-cell table:style-name="ce6" table:formula="of:=[.B345]/[orbits.$D$3]" office:value-type="float" office:value="4080.48511331513">
            <text:p>4080.49</text:p>
          </table:table-cell>
          <table:table-cell table:style-name="ce6" table:formula="of:=[.C345]-ROUNDDOWN([.C345])" office:value-type="float" office:value="0.485113315126455">
            <text:p>0.49</text:p>
          </table:table-cell>
          <table:table-cell table:formula="of:=IF([.D345] &lt; [.$D$2])" office:value-type="boolean" office:boolean-value="false">
            <text:p>FALSE</text:p>
          </table:table-cell>
          <table:table-cell table:formula="of:=MOD([.C345];64)" office:value-type="float" office:value="48.4851133151265">
            <text:p>48.49</text:p>
          </table:table-cell>
          <table:table-cell/>
        </table:table-row>
        <table:table-row table:style-name="ro2">
          <table:table-cell table:style-name="ce3" table:formula="of:=[.A345]+1" office:value-type="float" office:value="345">
            <text:p>345</text:p>
          </table:table-cell>
          <table:table-cell table:style-name="ce3" table:formula="of:=[orbits.$C$3]*[.A346]" office:value-type="float" office:value="1494699.045">
            <text:p>1494699.045</text:p>
          </table:table-cell>
          <table:table-cell table:style-name="ce6" table:formula="of:=[.B346]/[orbits.$D$3]" office:value-type="float" office:value="4092.34698864453">
            <text:p>4092.35</text:p>
          </table:table-cell>
          <table:table-cell table:style-name="ce6" table:formula="of:=[.C346]-ROUNDDOWN([.C346])" office:value-type="float" office:value="0.346988644530938">
            <text:p>0.35</text:p>
          </table:table-cell>
          <table:table-cell table:formula="of:=IF([.D346] &lt; [.$D$2])" office:value-type="boolean" office:boolean-value="false">
            <text:p>FALSE</text:p>
          </table:table-cell>
          <table:table-cell table:formula="of:=MOD([.C346];64)" office:value-type="float" office:value="60.3469886445309">
            <text:p>60.35</text:p>
          </table:table-cell>
          <table:table-cell/>
        </table:table-row>
        <table:table-row table:style-name="ro2">
          <table:table-cell table:style-name="ce3" table:formula="of:=[.A346]+1" office:value-type="float" office:value="346">
            <text:p>346</text:p>
          </table:table-cell>
          <table:table-cell table:style-name="ce3" table:formula="of:=[orbits.$C$3]*[.A347]" office:value-type="float" office:value="1499031.506">
            <text:p>1499031.506</text:p>
          </table:table-cell>
          <table:table-cell table:style-name="ce6" table:formula="of:=[.B347]/[orbits.$D$3]" office:value-type="float" office:value="4104.20886397394">
            <text:p>4104.21</text:p>
          </table:table-cell>
          <table:table-cell table:style-name="ce6" table:formula="of:=[.C347]-ROUNDDOWN([.C347])" office:value-type="float" office:value="0.208863973934967">
            <text:p>0.21</text:p>
          </table:table-cell>
          <table:table-cell table:formula="of:=IF([.D347] &lt; [.$D$2])" office:value-type="boolean" office:boolean-value="false">
            <text:p>FALSE</text:p>
          </table:table-cell>
          <table:table-cell table:formula="of:=MOD([.C347];64)" office:value-type="float" office:value="8.20886397393497">
            <text:p>8.21</text:p>
          </table:table-cell>
          <table:table-cell/>
        </table:table-row>
        <table:table-row table:style-name="ro2">
          <table:table-cell table:style-name="ce3" table:formula="of:=[.A347]+1" office:value-type="float" office:value="347">
            <text:p>347</text:p>
          </table:table-cell>
          <table:table-cell table:style-name="ce3" table:formula="of:=[orbits.$C$3]*[.A348]" office:value-type="float" office:value="1503363.967">
            <text:p>1503363.967</text:p>
          </table:table-cell>
          <table:table-cell table:style-name="ce6" table:formula="of:=[.B348]/[orbits.$D$3]" office:value-type="float" office:value="4116.07073930334">
            <text:p>4116.07</text:p>
          </table:table-cell>
          <table:table-cell table:style-name="ce6" table:formula="of:=[.C348]-ROUNDDOWN([.C348])" office:value-type="float" office:value="0.0707393033399057">
            <text:p>0.07</text:p>
          </table:table-cell>
          <table:table-cell table:formula="of:=IF([.D348] &lt; [.$D$2])" office:value-type="boolean" office:boolean-value="true">
            <text:p>TRUE</text:p>
          </table:table-cell>
          <table:table-cell table:formula="of:=MOD([.C348];64)" office:value-type="float" office:value="20.0707393033399">
            <text:p>20.07</text:p>
          </table:table-cell>
          <table:table-cell/>
        </table:table-row>
        <table:table-row table:style-name="ro2">
          <table:table-cell table:style-name="ce3" table:formula="of:=[.A348]+1" office:value-type="float" office:value="348">
            <text:p>348</text:p>
          </table:table-cell>
          <table:table-cell table:style-name="ce3" table:formula="of:=[orbits.$C$3]*[.A349]" office:value-type="float" office:value="1507696.428">
            <text:p>1507696.428</text:p>
          </table:table-cell>
          <table:table-cell table:style-name="ce6" table:formula="of:=[.B349]/[orbits.$D$3]" office:value-type="float" office:value="4127.93261463274">
            <text:p>4127.93</text:p>
          </table:table-cell>
          <table:table-cell table:style-name="ce6" table:formula="of:=[.C349]-ROUNDDOWN([.C349])" office:value-type="float" office:value="0.932614632743935">
            <text:p>0.93</text:p>
          </table:table-cell>
          <table:table-cell table:formula="of:=IF([.D349] &lt; [.$D$2])" office:value-type="boolean" office:boolean-value="false">
            <text:p>FALSE</text:p>
          </table:table-cell>
          <table:table-cell table:formula="of:=MOD([.C349];64)" office:value-type="float" office:value="31.9326146327439">
            <text:p>31.93</text:p>
          </table:table-cell>
          <table:table-cell/>
        </table:table-row>
        <table:table-row table:style-name="ro2">
          <table:table-cell table:style-name="ce3" table:formula="of:=[.A349]+1" office:value-type="float" office:value="349">
            <text:p>349</text:p>
          </table:table-cell>
          <table:table-cell table:style-name="ce3" table:formula="of:=[orbits.$C$3]*[.A350]" office:value-type="float" office:value="1512028.889">
            <text:p>1512028.889</text:p>
          </table:table-cell>
          <table:table-cell table:style-name="ce6" table:formula="of:=[.B350]/[orbits.$D$3]" office:value-type="float" office:value="4139.79448996215">
            <text:p>4139.79</text:p>
          </table:table-cell>
          <table:table-cell table:style-name="ce6" table:formula="of:=[.C350]-ROUNDDOWN([.C350])" office:value-type="float" office:value="0.794489962148873">
            <text:p>0.79</text:p>
          </table:table-cell>
          <table:table-cell table:formula="of:=IF([.D350] &lt; [.$D$2])" office:value-type="boolean" office:boolean-value="false">
            <text:p>FALSE</text:p>
          </table:table-cell>
          <table:table-cell table:formula="of:=MOD([.C350];64)" office:value-type="float" office:value="43.7944899621489">
            <text:p>43.79</text:p>
          </table:table-cell>
          <table:table-cell/>
        </table:table-row>
        <table:table-row table:style-name="ro2">
          <table:table-cell table:style-name="ce3" table:formula="of:=[.A350]+1" office:value-type="float" office:value="350">
            <text:p>350</text:p>
          </table:table-cell>
          <table:table-cell table:style-name="ce3" table:formula="of:=[orbits.$C$3]*[.A351]" office:value-type="float" office:value="1516361.35">
            <text:p>1516361.35</text:p>
          </table:table-cell>
          <table:table-cell table:style-name="ce6" table:formula="of:=[.B351]/[orbits.$D$3]" office:value-type="float" office:value="4151.65636529155">
            <text:p>4151.66</text:p>
          </table:table-cell>
          <table:table-cell table:style-name="ce6" table:formula="of:=[.C351]-ROUNDDOWN([.C351])" office:value-type="float" office:value="0.656365291552902">
            <text:p>0.66</text:p>
          </table:table-cell>
          <table:table-cell table:formula="of:=IF([.D351] &lt; [.$D$2])" office:value-type="boolean" office:boolean-value="false">
            <text:p>FALSE</text:p>
          </table:table-cell>
          <table:table-cell table:formula="of:=MOD([.C351];64)" office:value-type="float" office:value="55.6563652915529">
            <text:p>55.66</text:p>
          </table:table-cell>
          <table:table-cell/>
        </table:table-row>
        <table:table-row table:style-name="ro2">
          <table:table-cell table:style-name="ce3" table:formula="of:=[.A351]+1" office:value-type="float" office:value="351">
            <text:p>351</text:p>
          </table:table-cell>
          <table:table-cell table:style-name="ce3" table:formula="of:=[orbits.$C$3]*[.A352]" office:value-type="float" office:value="1520693.811">
            <text:p>1520693.811</text:p>
          </table:table-cell>
          <table:table-cell table:style-name="ce6" table:formula="of:=[.B352]/[orbits.$D$3]" office:value-type="float" office:value="4163.51824062096">
            <text:p>4163.52</text:p>
          </table:table-cell>
          <table:table-cell table:style-name="ce6" table:formula="of:=[.C352]-ROUNDDOWN([.C352])" office:value-type="float" office:value="0.518240620956931">
            <text:p>0.52</text:p>
          </table:table-cell>
          <table:table-cell table:formula="of:=IF([.D352] &lt; [.$D$2])" office:value-type="boolean" office:boolean-value="false">
            <text:p>FALSE</text:p>
          </table:table-cell>
          <table:table-cell table:formula="of:=MOD([.C352];64)" office:value-type="float" office:value="3.51824062095693">
            <text:p>3.52</text:p>
          </table:table-cell>
          <table:table-cell/>
        </table:table-row>
        <table:table-row table:style-name="ro2">
          <table:table-cell table:style-name="ce3" table:formula="of:=[.A352]+1" office:value-type="float" office:value="352">
            <text:p>352</text:p>
          </table:table-cell>
          <table:table-cell table:style-name="ce3" table:formula="of:=[orbits.$C$3]*[.A353]" office:value-type="float" office:value="1525026.272">
            <text:p>1525026.272</text:p>
          </table:table-cell>
          <table:table-cell table:style-name="ce6" table:formula="of:=[.B353]/[orbits.$D$3]" office:value-type="float" office:value="4175.38011595036">
            <text:p>4175.38</text:p>
          </table:table-cell>
          <table:table-cell table:style-name="ce6" table:formula="of:=[.C353]-ROUNDDOWN([.C353])" office:value-type="float" office:value="0.380115950361869">
            <text:p>0.38</text:p>
          </table:table-cell>
          <table:table-cell table:formula="of:=IF([.D353] &lt; [.$D$2])" office:value-type="boolean" office:boolean-value="false">
            <text:p>FALSE</text:p>
          </table:table-cell>
          <table:table-cell table:formula="of:=MOD([.C353];64)" office:value-type="float" office:value="15.3801159503619">
            <text:p>15.38</text:p>
          </table:table-cell>
          <table:table-cell/>
        </table:table-row>
        <table:table-row table:style-name="ro2">
          <table:table-cell table:style-name="ce3" table:formula="of:=[.A353]+1" office:value-type="float" office:value="353">
            <text:p>353</text:p>
          </table:table-cell>
          <table:table-cell table:style-name="ce3" table:formula="of:=[orbits.$C$3]*[.A354]" office:value-type="float" office:value="1529358.733">
            <text:p>1529358.733</text:p>
          </table:table-cell>
          <table:table-cell table:style-name="ce6" table:formula="of:=[.B354]/[orbits.$D$3]" office:value-type="float" office:value="4187.24199127977">
            <text:p>4187.24</text:p>
          </table:table-cell>
          <table:table-cell table:style-name="ce6" table:formula="of:=[.C354]-ROUNDDOWN([.C354])" office:value-type="float" office:value="0.241991279765898">
            <text:p>0.24</text:p>
          </table:table-cell>
          <table:table-cell table:formula="of:=IF([.D354] &lt; [.$D$2])" office:value-type="boolean" office:boolean-value="false">
            <text:p>FALSE</text:p>
          </table:table-cell>
          <table:table-cell table:formula="of:=MOD([.C354];64)" office:value-type="float" office:value="27.2419912797659">
            <text:p>27.24</text:p>
          </table:table-cell>
          <table:table-cell/>
        </table:table-row>
        <table:table-row table:style-name="ro2">
          <table:table-cell table:style-name="ce3" table:formula="of:=[.A354]+1" office:value-type="float" office:value="354">
            <text:p>354</text:p>
          </table:table-cell>
          <table:table-cell table:style-name="ce3" table:formula="of:=[orbits.$C$3]*[.A355]" office:value-type="float" office:value="1533691.194">
            <text:p>1533691.194</text:p>
          </table:table-cell>
          <table:table-cell table:style-name="ce6" table:formula="of:=[.B355]/[orbits.$D$3]" office:value-type="float" office:value="4199.10386660917">
            <text:p>4199.10</text:p>
          </table:table-cell>
          <table:table-cell table:style-name="ce6" table:formula="of:=[.C355]-ROUNDDOWN([.C355])" office:value-type="float" office:value="0.103866609170836">
            <text:p>0.10</text:p>
          </table:table-cell>
          <table:table-cell table:formula="of:=IF([.D355] &lt; [.$D$2])" office:value-type="boolean" office:boolean-value="false">
            <text:p>FALSE</text:p>
          </table:table-cell>
          <table:table-cell table:formula="of:=MOD([.C355];64)" office:value-type="float" office:value="39.1038666091708">
            <text:p>39.10</text:p>
          </table:table-cell>
          <table:table-cell/>
        </table:table-row>
        <table:table-row table:style-name="ro2">
          <table:table-cell table:style-name="ce3" table:formula="of:=[.A355]+1" office:value-type="float" office:value="355">
            <text:p>355</text:p>
          </table:table-cell>
          <table:table-cell table:style-name="ce3" table:formula="of:=[orbits.$C$3]*[.A356]" office:value-type="float" office:value="1538023.655">
            <text:p>1538023.655</text:p>
          </table:table-cell>
          <table:table-cell table:style-name="ce6" table:formula="of:=[.B356]/[orbits.$D$3]" office:value-type="float" office:value="4210.96574193857">
            <text:p>4210.97</text:p>
          </table:table-cell>
          <table:table-cell table:style-name="ce6" table:formula="of:=[.C356]-ROUNDDOWN([.C356])" office:value-type="float" office:value="0.965741938574865">
            <text:p>0.97</text:p>
          </table:table-cell>
          <table:table-cell table:formula="of:=IF([.D356] &lt; [.$D$2])" office:value-type="boolean" office:boolean-value="false">
            <text:p>FALSE</text:p>
          </table:table-cell>
          <table:table-cell table:formula="of:=MOD([.C356];64)" office:value-type="float" office:value="50.9657419385749">
            <text:p>50.97</text:p>
          </table:table-cell>
          <table:table-cell/>
        </table:table-row>
        <table:table-row table:style-name="ro2">
          <table:table-cell table:style-name="ce3" table:formula="of:=[.A356]+1" office:value-type="float" office:value="356">
            <text:p>356</text:p>
          </table:table-cell>
          <table:table-cell table:style-name="ce3" table:formula="of:=[orbits.$C$3]*[.A357]" office:value-type="float" office:value="1542356.116">
            <text:p>1542356.116</text:p>
          </table:table-cell>
          <table:table-cell table:style-name="ce6" table:formula="of:=[.B357]/[orbits.$D$3]" office:value-type="float" office:value="4222.82761726798">
            <text:p>4222.83</text:p>
          </table:table-cell>
          <table:table-cell table:style-name="ce6" table:formula="of:=[.C357]-ROUNDDOWN([.C357])" office:value-type="float" office:value="0.827617267979804">
            <text:p>0.83</text:p>
          </table:table-cell>
          <table:table-cell table:formula="of:=IF([.D357] &lt; [.$D$2])" office:value-type="boolean" office:boolean-value="false">
            <text:p>FALSE</text:p>
          </table:table-cell>
          <table:table-cell table:formula="of:=MOD([.C357];64)" office:value-type="float" office:value="62.8276172679798">
            <text:p>62.83</text:p>
          </table:table-cell>
          <table:table-cell/>
        </table:table-row>
        <table:table-row table:style-name="ro2">
          <table:table-cell table:style-name="ce3" table:formula="of:=[.A357]+1" office:value-type="float" office:value="357">
            <text:p>357</text:p>
          </table:table-cell>
          <table:table-cell table:style-name="ce3" table:formula="of:=[orbits.$C$3]*[.A358]" office:value-type="float" office:value="1546688.577">
            <text:p>1546688.577</text:p>
          </table:table-cell>
          <table:table-cell table:style-name="ce6" table:formula="of:=[.B358]/[orbits.$D$3]" office:value-type="float" office:value="4234.68949259738">
            <text:p>4234.69</text:p>
          </table:table-cell>
          <table:table-cell table:style-name="ce6" table:formula="of:=[.C358]-ROUNDDOWN([.C358])" office:value-type="float" office:value="0.689492597383833">
            <text:p>0.69</text:p>
          </table:table-cell>
          <table:table-cell table:formula="of:=IF([.D358] &lt; [.$D$2])" office:value-type="boolean" office:boolean-value="false">
            <text:p>FALSE</text:p>
          </table:table-cell>
          <table:table-cell table:formula="of:=MOD([.C358];64)" office:value-type="float" office:value="10.6894925973838">
            <text:p>10.69</text:p>
          </table:table-cell>
          <table:table-cell/>
        </table:table-row>
        <table:table-row table:style-name="ro2">
          <table:table-cell table:style-name="ce3" table:formula="of:=[.A358]+1" office:value-type="float" office:value="358">
            <text:p>358</text:p>
          </table:table-cell>
          <table:table-cell table:style-name="ce3" table:formula="of:=[orbits.$C$3]*[.A359]" office:value-type="float" office:value="1551021.038">
            <text:p>1551021.038</text:p>
          </table:table-cell>
          <table:table-cell table:style-name="ce6" table:formula="of:=[.B359]/[orbits.$D$3]" office:value-type="float" office:value="4246.55136792679">
            <text:p>4246.55</text:p>
          </table:table-cell>
          <table:table-cell table:style-name="ce6" table:formula="of:=[.C359]-ROUNDDOWN([.C359])" office:value-type="float" office:value="0.551367926788771">
            <text:p>0.55</text:p>
          </table:table-cell>
          <table:table-cell table:formula="of:=IF([.D359] &lt; [.$D$2])" office:value-type="boolean" office:boolean-value="false">
            <text:p>FALSE</text:p>
          </table:table-cell>
          <table:table-cell table:formula="of:=MOD([.C359];64)" office:value-type="float" office:value="22.5513679267888">
            <text:p>22.55</text:p>
          </table:table-cell>
          <table:table-cell/>
        </table:table-row>
        <table:table-row table:style-name="ro2">
          <table:table-cell table:style-name="ce3" table:formula="of:=[.A359]+1" office:value-type="float" office:value="359">
            <text:p>359</text:p>
          </table:table-cell>
          <table:table-cell table:style-name="ce3" table:formula="of:=[orbits.$C$3]*[.A360]" office:value-type="float" office:value="1555353.499">
            <text:p>1555353.499</text:p>
          </table:table-cell>
          <table:table-cell table:style-name="ce6" table:formula="of:=[.B360]/[orbits.$D$3]" office:value-type="float" office:value="4258.41324325619">
            <text:p>4258.41</text:p>
          </table:table-cell>
          <table:table-cell table:style-name="ce6" table:formula="of:=[.C360]-ROUNDDOWN([.C360])" office:value-type="float" office:value="0.4132432561928">
            <text:p>0.41</text:p>
          </table:table-cell>
          <table:table-cell table:formula="of:=IF([.D360] &lt; [.$D$2])" office:value-type="boolean" office:boolean-value="false">
            <text:p>FALSE</text:p>
          </table:table-cell>
          <table:table-cell table:formula="of:=MOD([.C360];64)" office:value-type="float" office:value="34.4132432561928">
            <text:p>34.41</text:p>
          </table:table-cell>
          <table:table-cell/>
        </table:table-row>
        <table:table-row table:style-name="ro2">
          <table:table-cell table:style-name="ce3" table:formula="of:=[.A360]+1" office:value-type="float" office:value="360">
            <text:p>360</text:p>
          </table:table-cell>
          <table:table-cell table:style-name="ce3" table:formula="of:=[orbits.$C$3]*[.A361]" office:value-type="float" office:value="1559685.96">
            <text:p>1559685.96</text:p>
          </table:table-cell>
          <table:table-cell table:style-name="ce6" table:formula="of:=[.B361]/[orbits.$D$3]" office:value-type="float" office:value="4270.2751185856">
            <text:p>4270.28</text:p>
          </table:table-cell>
          <table:table-cell table:style-name="ce6" table:formula="of:=[.C361]-ROUNDDOWN([.C361])" office:value-type="float" office:value="0.275118585597738">
            <text:p>0.28</text:p>
          </table:table-cell>
          <table:table-cell table:formula="of:=IF([.D361] &lt; [.$D$2])" office:value-type="boolean" office:boolean-value="false">
            <text:p>FALSE</text:p>
          </table:table-cell>
          <table:table-cell table:formula="of:=MOD([.C361];64)" office:value-type="float" office:value="46.2751185855977">
            <text:p>46.28</text:p>
          </table:table-cell>
          <table:table-cell/>
        </table:table-row>
        <table:table-row table:style-name="ro2">
          <table:table-cell table:style-name="ce3" table:formula="of:=[.A361]+1" office:value-type="float" office:value="361">
            <text:p>361</text:p>
          </table:table-cell>
          <table:table-cell table:style-name="ce3" table:formula="of:=[orbits.$C$3]*[.A362]" office:value-type="float" office:value="1564018.421">
            <text:p>1564018.421</text:p>
          </table:table-cell>
          <table:table-cell table:style-name="ce6" table:formula="of:=[.B362]/[orbits.$D$3]" office:value-type="float" office:value="4282.136993915">
            <text:p>4282.14</text:p>
          </table:table-cell>
          <table:table-cell table:style-name="ce6" table:formula="of:=[.C362]-ROUNDDOWN([.C362])" office:value-type="float" office:value="0.136993915001767">
            <text:p>0.14</text:p>
          </table:table-cell>
          <table:table-cell table:formula="of:=IF([.D362] &lt; [.$D$2])" office:value-type="boolean" office:boolean-value="false">
            <text:p>FALSE</text:p>
          </table:table-cell>
          <table:table-cell table:formula="of:=MOD([.C362];64)" office:value-type="float" office:value="58.1369939150018">
            <text:p>58.14</text:p>
          </table:table-cell>
          <table:table-cell/>
        </table:table-row>
        <table:table-row table:style-name="ro2">
          <table:table-cell table:style-name="ce3" table:formula="of:=[.A362]+1" office:value-type="float" office:value="362">
            <text:p>362</text:p>
          </table:table-cell>
          <table:table-cell table:style-name="ce3" table:formula="of:=[orbits.$C$3]*[.A363]" office:value-type="float" office:value="1568350.882">
            <text:p>1568350.882</text:p>
          </table:table-cell>
          <table:table-cell table:style-name="ce6" table:formula="of:=[.B363]/[orbits.$D$3]" office:value-type="float" office:value="4293.99886924441">
            <text:p>4294.00</text:p>
          </table:table-cell>
          <table:table-cell table:style-name="ce6" table:formula="of:=[.C363]-ROUNDDOWN([.C363])" office:value-type="float" office:value="0.998869244405796">
            <text:p>1.00</text:p>
          </table:table-cell>
          <table:table-cell table:formula="of:=IF([.D363] &lt; [.$D$2])" office:value-type="boolean" office:boolean-value="false">
            <text:p>FALSE</text:p>
          </table:table-cell>
          <table:table-cell table:formula="of:=MOD([.C363];64)" office:value-type="float" office:value="5.9988692444058">
            <text:p>6.00</text:p>
          </table:table-cell>
          <table:table-cell/>
        </table:table-row>
        <table:table-row table:style-name="ro2">
          <table:table-cell table:style-name="ce3" table:formula="of:=[.A363]+1" office:value-type="float" office:value="363">
            <text:p>363</text:p>
          </table:table-cell>
          <table:table-cell table:style-name="ce3" table:formula="of:=[orbits.$C$3]*[.A364]" office:value-type="float" office:value="1572683.343">
            <text:p>1572683.343</text:p>
          </table:table-cell>
          <table:table-cell table:style-name="ce6" table:formula="of:=[.B364]/[orbits.$D$3]" office:value-type="float" office:value="4305.86074457381">
            <text:p>4305.86</text:p>
          </table:table-cell>
          <table:table-cell table:style-name="ce6" table:formula="of:=[.C364]-ROUNDDOWN([.C364])" office:value-type="float" office:value="0.860744573810734">
            <text:p>0.86</text:p>
          </table:table-cell>
          <table:table-cell table:formula="of:=IF([.D364] &lt; [.$D$2])" office:value-type="boolean" office:boolean-value="false">
            <text:p>FALSE</text:p>
          </table:table-cell>
          <table:table-cell table:formula="of:=MOD([.C364];64)" office:value-type="float" office:value="17.8607445738107">
            <text:p>17.86</text:p>
          </table:table-cell>
          <table:table-cell/>
        </table:table-row>
        <table:table-row table:style-name="ro2">
          <table:table-cell table:style-name="ce3" table:formula="of:=[.A364]+1" office:value-type="float" office:value="364">
            <text:p>364</text:p>
          </table:table-cell>
          <table:table-cell table:style-name="ce3" table:formula="of:=[orbits.$C$3]*[.A365]" office:value-type="float" office:value="1577015.804">
            <text:p>1577015.804</text:p>
          </table:table-cell>
          <table:table-cell table:style-name="ce6" table:formula="of:=[.B365]/[orbits.$D$3]" office:value-type="float" office:value="4317.72261990322">
            <text:p>4317.72</text:p>
          </table:table-cell>
          <table:table-cell table:style-name="ce6" table:formula="of:=[.C365]-ROUNDDOWN([.C365])" office:value-type="float" office:value="0.722619903214763">
            <text:p>0.72</text:p>
          </table:table-cell>
          <table:table-cell table:formula="of:=IF([.D365] &lt; [.$D$2])" office:value-type="boolean" office:boolean-value="false">
            <text:p>FALSE</text:p>
          </table:table-cell>
          <table:table-cell table:formula="of:=MOD([.C365];64)" office:value-type="float" office:value="29.7226199032148">
            <text:p>29.72</text:p>
          </table:table-cell>
          <table:table-cell/>
        </table:table-row>
        <table:table-row table:style-name="ro2">
          <table:table-cell table:style-name="ce3" table:formula="of:=[.A365]+1" office:value-type="float" office:value="365">
            <text:p>365</text:p>
          </table:table-cell>
          <table:table-cell table:style-name="ce3" table:formula="of:=[orbits.$C$3]*[.A366]" office:value-type="float" office:value="1581348.265">
            <text:p>1581348.265</text:p>
          </table:table-cell>
          <table:table-cell table:style-name="ce6" table:formula="of:=[.B366]/[orbits.$D$3]" office:value-type="float" office:value="4329.58449523262">
            <text:p>4329.58</text:p>
          </table:table-cell>
          <table:table-cell table:style-name="ce6" table:formula="of:=[.C366]-ROUNDDOWN([.C366])" office:value-type="float" office:value="0.584495232619702">
            <text:p>0.58</text:p>
          </table:table-cell>
          <table:table-cell table:formula="of:=IF([.D366] &lt; [.$D$2])" office:value-type="boolean" office:boolean-value="false">
            <text:p>FALSE</text:p>
          </table:table-cell>
          <table:table-cell table:formula="of:=MOD([.C366];64)" office:value-type="float" office:value="41.5844952326197">
            <text:p>41.58</text:p>
          </table:table-cell>
          <table:table-cell/>
        </table:table-row>
        <table:table-row table:style-name="ro2">
          <table:table-cell table:style-name="ce3" table:formula="of:=[.A366]+1" office:value-type="float" office:value="366">
            <text:p>366</text:p>
          </table:table-cell>
          <table:table-cell table:style-name="ce3" table:formula="of:=[orbits.$C$3]*[.A367]" office:value-type="float" office:value="1585680.726">
            <text:p>1585680.726</text:p>
          </table:table-cell>
          <table:table-cell table:style-name="ce6" table:formula="of:=[.B367]/[orbits.$D$3]" office:value-type="float" office:value="4341.44637056202">
            <text:p>4341.45</text:p>
          </table:table-cell>
          <table:table-cell table:style-name="ce6" table:formula="of:=[.C367]-ROUNDDOWN([.C367])" office:value-type="float" office:value="0.446370562023731">
            <text:p>0.45</text:p>
          </table:table-cell>
          <table:table-cell table:formula="of:=IF([.D367] &lt; [.$D$2])" office:value-type="boolean" office:boolean-value="false">
            <text:p>FALSE</text:p>
          </table:table-cell>
          <table:table-cell table:formula="of:=MOD([.C367];64)" office:value-type="float" office:value="53.4463705620237">
            <text:p>53.45</text:p>
          </table:table-cell>
          <table:table-cell/>
        </table:table-row>
        <table:table-row table:style-name="ro2">
          <table:table-cell table:style-name="ce3" table:formula="of:=[.A367]+1" office:value-type="float" office:value="367">
            <text:p>367</text:p>
          </table:table-cell>
          <table:table-cell table:style-name="ce3" table:formula="of:=[orbits.$C$3]*[.A368]" office:value-type="float" office:value="1590013.187">
            <text:p>1590013.187</text:p>
          </table:table-cell>
          <table:table-cell table:style-name="ce6" table:formula="of:=[.B368]/[orbits.$D$3]" office:value-type="float" office:value="4353.30824589143">
            <text:p>4353.31</text:p>
          </table:table-cell>
          <table:table-cell table:style-name="ce6" table:formula="of:=[.C368]-ROUNDDOWN([.C368])" office:value-type="float" office:value="0.308245891428669">
            <text:p>0.31</text:p>
          </table:table-cell>
          <table:table-cell table:formula="of:=IF([.D368] &lt; [.$D$2])" office:value-type="boolean" office:boolean-value="false">
            <text:p>FALSE</text:p>
          </table:table-cell>
          <table:table-cell table:formula="of:=MOD([.C368];64)" office:value-type="float" office:value="1.30824589142867">
            <text:p>1.31</text:p>
          </table:table-cell>
          <table:table-cell/>
        </table:table-row>
        <table:table-row table:style-name="ro2">
          <table:table-cell table:style-name="ce3" table:formula="of:=[.A368]+1" office:value-type="float" office:value="368">
            <text:p>368</text:p>
          </table:table-cell>
          <table:table-cell table:style-name="ce3" table:formula="of:=[orbits.$C$3]*[.A369]" office:value-type="float" office:value="1594345.648">
            <text:p>1594345.648</text:p>
          </table:table-cell>
          <table:table-cell table:style-name="ce6" table:formula="of:=[.B369]/[orbits.$D$3]" office:value-type="float" office:value="4365.17012122083">
            <text:p>4365.17</text:p>
          </table:table-cell>
          <table:table-cell table:style-name="ce6" table:formula="of:=[.C369]-ROUNDDOWN([.C369])" office:value-type="float" office:value="0.170121220832698">
            <text:p>0.17</text:p>
          </table:table-cell>
          <table:table-cell table:formula="of:=IF([.D369] &lt; [.$D$2])" office:value-type="boolean" office:boolean-value="false">
            <text:p>FALSE</text:p>
          </table:table-cell>
          <table:table-cell table:formula="of:=MOD([.C369];64)" office:value-type="float" office:value="13.1701212208327">
            <text:p>13.17</text:p>
          </table:table-cell>
          <table:table-cell/>
        </table:table-row>
        <table:table-row table:style-name="ro2">
          <table:table-cell table:style-name="ce3" table:formula="of:=[.A369]+1" office:value-type="float" office:value="369">
            <text:p>369</text:p>
          </table:table-cell>
          <table:table-cell table:style-name="ce3" table:formula="of:=[orbits.$C$3]*[.A370]" office:value-type="float" office:value="1598678.109">
            <text:p>1598678.109</text:p>
          </table:table-cell>
          <table:table-cell table:style-name="ce6" table:formula="of:=[.B370]/[orbits.$D$3]" office:value-type="float" office:value="4377.03199655024">
            <text:p>4377.03</text:p>
          </table:table-cell>
          <table:table-cell table:style-name="ce6" table:formula="of:=[.C370]-ROUNDDOWN([.C370])" office:value-type="float" office:value="0.0319965502376363">
            <text:p>0.03</text:p>
          </table:table-cell>
          <table:table-cell table:formula="of:=IF([.D370] &lt; [.$D$2])" office:value-type="boolean" office:boolean-value="true">
            <text:p>TRUE</text:p>
          </table:table-cell>
          <table:table-cell table:formula="of:=MOD([.C370];64)" office:value-type="float" office:value="25.0319965502376">
            <text:p>25.03</text:p>
          </table:table-cell>
          <table:table-cell/>
        </table:table-row>
        <table:table-row table:style-name="ro2">
          <table:table-cell table:style-name="ce3" table:formula="of:=[.A370]+1" office:value-type="float" office:value="370">
            <text:p>370</text:p>
          </table:table-cell>
          <table:table-cell table:style-name="ce3" table:formula="of:=[orbits.$C$3]*[.A371]" office:value-type="float" office:value="1603010.57">
            <text:p>1603010.57</text:p>
          </table:table-cell>
          <table:table-cell table:style-name="ce6" table:formula="of:=[.B371]/[orbits.$D$3]" office:value-type="float" office:value="4388.89387187964">
            <text:p>4388.89</text:p>
          </table:table-cell>
          <table:table-cell table:style-name="ce6" table:formula="of:=[.C371]-ROUNDDOWN([.C371])" office:value-type="float" office:value="0.893871879641665">
            <text:p>0.89</text:p>
          </table:table-cell>
          <table:table-cell table:formula="of:=IF([.D371] &lt; [.$D$2])" office:value-type="boolean" office:boolean-value="false">
            <text:p>FALSE</text:p>
          </table:table-cell>
          <table:table-cell table:formula="of:=MOD([.C371];64)" office:value-type="float" office:value="36.8938718796417">
            <text:p>36.89</text:p>
          </table:table-cell>
          <table:table-cell/>
        </table:table-row>
        <table:table-row table:style-name="ro2">
          <table:table-cell table:style-name="ce3" table:formula="of:=[.A371]+1" office:value-type="float" office:value="371">
            <text:p>371</text:p>
          </table:table-cell>
          <table:table-cell table:style-name="ce3" table:formula="of:=[orbits.$C$3]*[.A372]" office:value-type="float" office:value="1607343.031">
            <text:p>1607343.031</text:p>
          </table:table-cell>
          <table:table-cell table:style-name="ce6" table:formula="of:=[.B372]/[orbits.$D$3]" office:value-type="float" office:value="4400.75574720905">
            <text:p>4400.76</text:p>
          </table:table-cell>
          <table:table-cell table:style-name="ce6" table:formula="of:=[.C372]-ROUNDDOWN([.C372])" office:value-type="float" office:value="0.755747209046604">
            <text:p>0.76</text:p>
          </table:table-cell>
          <table:table-cell table:formula="of:=IF([.D372] &lt; [.$D$2])" office:value-type="boolean" office:boolean-value="false">
            <text:p>FALSE</text:p>
          </table:table-cell>
          <table:table-cell table:formula="of:=MOD([.C372];64)" office:value-type="float" office:value="48.7557472090466">
            <text:p>48.76</text:p>
          </table:table-cell>
          <table:table-cell/>
        </table:table-row>
        <table:table-row table:style-name="ro2">
          <table:table-cell table:style-name="ce3" table:formula="of:=[.A372]+1" office:value-type="float" office:value="372">
            <text:p>372</text:p>
          </table:table-cell>
          <table:table-cell table:style-name="ce3" table:formula="of:=[orbits.$C$3]*[.A373]" office:value-type="float" office:value="1611675.492">
            <text:p>1611675.492</text:p>
          </table:table-cell>
          <table:table-cell table:style-name="ce6" table:formula="of:=[.B373]/[orbits.$D$3]" office:value-type="float" office:value="4412.61762253845">
            <text:p>4412.62</text:p>
          </table:table-cell>
          <table:table-cell table:style-name="ce6" table:formula="of:=[.C373]-ROUNDDOWN([.C373])" office:value-type="float" office:value="0.617622538450632">
            <text:p>0.62</text:p>
          </table:table-cell>
          <table:table-cell table:formula="of:=IF([.D373] &lt; [.$D$2])" office:value-type="boolean" office:boolean-value="false">
            <text:p>FALSE</text:p>
          </table:table-cell>
          <table:table-cell table:formula="of:=MOD([.C373];64)" office:value-type="float" office:value="60.6176225384506">
            <text:p>60.62</text:p>
          </table:table-cell>
          <table:table-cell/>
        </table:table-row>
        <table:table-row table:style-name="ro2">
          <table:table-cell table:style-name="ce3" table:formula="of:=[.A373]+1" office:value-type="float" office:value="373">
            <text:p>373</text:p>
          </table:table-cell>
          <table:table-cell table:style-name="ce3" table:formula="of:=[orbits.$C$3]*[.A374]" office:value-type="float" office:value="1616007.953">
            <text:p>1616007.953</text:p>
          </table:table-cell>
          <table:table-cell table:style-name="ce6" table:formula="of:=[.B374]/[orbits.$D$3]" office:value-type="float" office:value="4424.47949786785">
            <text:p>4424.48</text:p>
          </table:table-cell>
          <table:table-cell table:style-name="ce6" table:formula="of:=[.C374]-ROUNDDOWN([.C374])" office:value-type="float" office:value="0.479497867854661">
            <text:p>0.48</text:p>
          </table:table-cell>
          <table:table-cell table:formula="of:=IF([.D374] &lt; [.$D$2])" office:value-type="boolean" office:boolean-value="false">
            <text:p>FALSE</text:p>
          </table:table-cell>
          <table:table-cell table:formula="of:=MOD([.C374];64)" office:value-type="float" office:value="8.47949786785466">
            <text:p>8.48</text:p>
          </table:table-cell>
          <table:table-cell/>
        </table:table-row>
        <table:table-row table:style-name="ro2">
          <table:table-cell table:style-name="ce3" table:formula="of:=[.A374]+1" office:value-type="float" office:value="374">
            <text:p>374</text:p>
          </table:table-cell>
          <table:table-cell table:style-name="ce3" table:formula="of:=[orbits.$C$3]*[.A375]" office:value-type="float" office:value="1620340.414">
            <text:p>1620340.414</text:p>
          </table:table-cell>
          <table:table-cell table:style-name="ce6" table:formula="of:=[.B375]/[orbits.$D$3]" office:value-type="float" office:value="4436.34137319726">
            <text:p>4436.34</text:p>
          </table:table-cell>
          <table:table-cell table:style-name="ce6" table:formula="of:=[.C375]-ROUNDDOWN([.C375])" office:value-type="float" office:value="0.3413731972596">
            <text:p>0.34</text:p>
          </table:table-cell>
          <table:table-cell table:formula="of:=IF([.D375] &lt; [.$D$2])" office:value-type="boolean" office:boolean-value="false">
            <text:p>FALSE</text:p>
          </table:table-cell>
          <table:table-cell table:formula="of:=MOD([.C375];64)" office:value-type="float" office:value="20.3413731972596">
            <text:p>20.34</text:p>
          </table:table-cell>
          <table:table-cell/>
        </table:table-row>
        <table:table-row table:style-name="ro2">
          <table:table-cell table:style-name="ce3" table:formula="of:=[.A375]+1" office:value-type="float" office:value="375">
            <text:p>375</text:p>
          </table:table-cell>
          <table:table-cell table:style-name="ce3" table:formula="of:=[orbits.$C$3]*[.A376]" office:value-type="float" office:value="1624672.875">
            <text:p>1624672.875</text:p>
          </table:table-cell>
          <table:table-cell table:style-name="ce6" table:formula="of:=[.B376]/[orbits.$D$3]" office:value-type="float" office:value="4448.20324852666">
            <text:p>4448.20</text:p>
          </table:table-cell>
          <table:table-cell table:style-name="ce6" table:formula="of:=[.C376]-ROUNDDOWN([.C376])" office:value-type="float" office:value="0.203248526663629">
            <text:p>0.20</text:p>
          </table:table-cell>
          <table:table-cell table:formula="of:=IF([.D376] &lt; [.$D$2])" office:value-type="boolean" office:boolean-value="false">
            <text:p>FALSE</text:p>
          </table:table-cell>
          <table:table-cell table:formula="of:=MOD([.C376];64)" office:value-type="float" office:value="32.2032485266636">
            <text:p>32.20</text:p>
          </table:table-cell>
          <table:table-cell/>
        </table:table-row>
        <table:table-row table:style-name="ro2">
          <table:table-cell table:style-name="ce3" table:formula="of:=[.A376]+1" office:value-type="float" office:value="376">
            <text:p>376</text:p>
          </table:table-cell>
          <table:table-cell table:style-name="ce3" table:formula="of:=[orbits.$C$3]*[.A377]" office:value-type="float" office:value="1629005.336">
            <text:p>1629005.336</text:p>
          </table:table-cell>
          <table:table-cell table:style-name="ce6" table:formula="of:=[.B377]/[orbits.$D$3]" office:value-type="float" office:value="4460.06512385607">
            <text:p>4460.07</text:p>
          </table:table-cell>
          <table:table-cell table:style-name="ce6" table:formula="of:=[.C377]-ROUNDDOWN([.C377])" office:value-type="float" office:value="0.065123856068567">
            <text:p>0.07</text:p>
          </table:table-cell>
          <table:table-cell table:formula="of:=IF([.D377] &lt; [.$D$2])" office:value-type="boolean" office:boolean-value="true">
            <text:p>TRUE</text:p>
          </table:table-cell>
          <table:table-cell table:formula="of:=MOD([.C377];64)" office:value-type="float" office:value="44.0651238560686">
            <text:p>44.07</text:p>
          </table:table-cell>
          <table:table-cell/>
        </table:table-row>
        <table:table-row table:style-name="ro2">
          <table:table-cell table:style-name="ce3" table:formula="of:=[.A377]+1" office:value-type="float" office:value="377">
            <text:p>377</text:p>
          </table:table-cell>
          <table:table-cell table:style-name="ce3" table:formula="of:=[orbits.$C$3]*[.A378]" office:value-type="float" office:value="1633337.797">
            <text:p>1633337.797</text:p>
          </table:table-cell>
          <table:table-cell table:style-name="ce6" table:formula="of:=[.B378]/[orbits.$D$3]" office:value-type="float" office:value="4471.92699918547">
            <text:p>4471.93</text:p>
          </table:table-cell>
          <table:table-cell table:style-name="ce6" table:formula="of:=[.C378]-ROUNDDOWN([.C378])" office:value-type="float" office:value="0.926999185472596">
            <text:p>0.93</text:p>
          </table:table-cell>
          <table:table-cell table:formula="of:=IF([.D378] &lt; [.$D$2])" office:value-type="boolean" office:boolean-value="false">
            <text:p>FALSE</text:p>
          </table:table-cell>
          <table:table-cell table:formula="of:=MOD([.C378];64)" office:value-type="float" office:value="55.9269991854726">
            <text:p>55.93</text:p>
          </table:table-cell>
          <table:table-cell/>
        </table:table-row>
        <table:table-row table:style-name="ro2">
          <table:table-cell table:style-name="ce3" table:formula="of:=[.A378]+1" office:value-type="float" office:value="378">
            <text:p>378</text:p>
          </table:table-cell>
          <table:table-cell table:style-name="ce3" table:formula="of:=[orbits.$C$3]*[.A379]" office:value-type="float" office:value="1637670.258">
            <text:p>1637670.258</text:p>
          </table:table-cell>
          <table:table-cell table:style-name="ce6" table:formula="of:=[.B379]/[orbits.$D$3]" office:value-type="float" office:value="4483.78887451488">
            <text:p>4483.79</text:p>
          </table:table-cell>
          <table:table-cell table:style-name="ce6" table:formula="of:=[.C379]-ROUNDDOWN([.C379])" office:value-type="float" office:value="0.788874514877534">
            <text:p>0.79</text:p>
          </table:table-cell>
          <table:table-cell table:formula="of:=IF([.D379] &lt; [.$D$2])" office:value-type="boolean" office:boolean-value="false">
            <text:p>FALSE</text:p>
          </table:table-cell>
          <table:table-cell table:formula="of:=MOD([.C379];64)" office:value-type="float" office:value="3.78887451487753">
            <text:p>3.79</text:p>
          </table:table-cell>
          <table:table-cell/>
        </table:table-row>
        <table:table-row table:style-name="ro2">
          <table:table-cell table:style-name="ce3" table:formula="of:=[.A379]+1" office:value-type="float" office:value="379">
            <text:p>379</text:p>
          </table:table-cell>
          <table:table-cell table:style-name="ce3" table:formula="of:=[orbits.$C$3]*[.A380]" office:value-type="float" office:value="1642002.719">
            <text:p>1642002.719</text:p>
          </table:table-cell>
          <table:table-cell table:style-name="ce6" table:formula="of:=[.B380]/[orbits.$D$3]" office:value-type="float" office:value="4495.65074984428">
            <text:p>4495.65</text:p>
          </table:table-cell>
          <table:table-cell table:style-name="ce6" table:formula="of:=[.C380]-ROUNDDOWN([.C380])" office:value-type="float" office:value="0.650749844281563">
            <text:p>0.65</text:p>
          </table:table-cell>
          <table:table-cell table:formula="of:=IF([.D380] &lt; [.$D$2])" office:value-type="boolean" office:boolean-value="false">
            <text:p>FALSE</text:p>
          </table:table-cell>
          <table:table-cell table:formula="of:=MOD([.C380];64)" office:value-type="float" office:value="15.6507498442816">
            <text:p>15.65</text:p>
          </table:table-cell>
          <table:table-cell/>
        </table:table-row>
        <table:table-row table:style-name="ro2">
          <table:table-cell table:style-name="ce3" table:formula="of:=[.A380]+1" office:value-type="float" office:value="380">
            <text:p>380</text:p>
          </table:table-cell>
          <table:table-cell table:style-name="ce3" table:formula="of:=[orbits.$C$3]*[.A381]" office:value-type="float" office:value="1646335.18">
            <text:p>1646335.18</text:p>
          </table:table-cell>
          <table:table-cell table:style-name="ce6" table:formula="of:=[.B381]/[orbits.$D$3]" office:value-type="float" office:value="4507.51262517369">
            <text:p>4507.51</text:p>
          </table:table-cell>
          <table:table-cell table:style-name="ce6" table:formula="of:=[.C381]-ROUNDDOWN([.C381])" office:value-type="float" office:value="0.512625173686502">
            <text:p>0.51</text:p>
          </table:table-cell>
          <table:table-cell table:formula="of:=IF([.D381] &lt; [.$D$2])" office:value-type="boolean" office:boolean-value="false">
            <text:p>FALSE</text:p>
          </table:table-cell>
          <table:table-cell table:formula="of:=MOD([.C381];64)" office:value-type="float" office:value="27.5126251736865">
            <text:p>27.51</text:p>
          </table:table-cell>
          <table:table-cell/>
        </table:table-row>
        <table:table-row table:style-name="ro2">
          <table:table-cell table:style-name="ce3" table:formula="of:=[.A381]+1" office:value-type="float" office:value="381">
            <text:p>381</text:p>
          </table:table-cell>
          <table:table-cell table:style-name="ce3" table:formula="of:=[orbits.$C$3]*[.A382]" office:value-type="float" office:value="1650667.641">
            <text:p>1650667.641</text:p>
          </table:table-cell>
          <table:table-cell table:style-name="ce6" table:formula="of:=[.B382]/[orbits.$D$3]" office:value-type="float" office:value="4519.37450050309">
            <text:p>4519.37</text:p>
          </table:table-cell>
          <table:table-cell table:style-name="ce6" table:formula="of:=[.C382]-ROUNDDOWN([.C382])" office:value-type="float" office:value="0.37450050309053">
            <text:p>0.37</text:p>
          </table:table-cell>
          <table:table-cell table:formula="of:=IF([.D382] &lt; [.$D$2])" office:value-type="boolean" office:boolean-value="false">
            <text:p>FALSE</text:p>
          </table:table-cell>
          <table:table-cell table:formula="of:=MOD([.C382];64)" office:value-type="float" office:value="39.3745005030905">
            <text:p>39.37</text:p>
          </table:table-cell>
          <table:table-cell/>
        </table:table-row>
        <table:table-row table:style-name="ro2">
          <table:table-cell table:style-name="ce3" table:formula="of:=[.A382]+1" office:value-type="float" office:value="382">
            <text:p>382</text:p>
          </table:table-cell>
          <table:table-cell table:style-name="ce3" table:formula="of:=[orbits.$C$3]*[.A383]" office:value-type="float" office:value="1655000.102">
            <text:p>1655000.102</text:p>
          </table:table-cell>
          <table:table-cell table:style-name="ce6" table:formula="of:=[.B383]/[orbits.$D$3]" office:value-type="float" office:value="4531.2363758325">
            <text:p>4531.24</text:p>
          </table:table-cell>
          <table:table-cell table:style-name="ce6" table:formula="of:=[.C383]-ROUNDDOWN([.C383])" office:value-type="float" office:value="0.236375832495469">
            <text:p>0.24</text:p>
          </table:table-cell>
          <table:table-cell table:formula="of:=IF([.D383] &lt; [.$D$2])" office:value-type="boolean" office:boolean-value="false">
            <text:p>FALSE</text:p>
          </table:table-cell>
          <table:table-cell table:formula="of:=MOD([.C383];64)" office:value-type="float" office:value="51.2363758324955">
            <text:p>51.24</text:p>
          </table:table-cell>
          <table:table-cell/>
        </table:table-row>
        <table:table-row table:style-name="ro2">
          <table:table-cell table:style-name="ce3" table:formula="of:=[.A383]+1" office:value-type="float" office:value="383">
            <text:p>383</text:p>
          </table:table-cell>
          <table:table-cell table:style-name="ce3" table:formula="of:=[orbits.$C$3]*[.A384]" office:value-type="float" office:value="1659332.563">
            <text:p>1659332.563</text:p>
          </table:table-cell>
          <table:table-cell table:style-name="ce6" table:formula="of:=[.B384]/[orbits.$D$3]" office:value-type="float" office:value="4543.0982511619">
            <text:p>4543.10</text:p>
          </table:table-cell>
          <table:table-cell table:style-name="ce6" table:formula="of:=[.C384]-ROUNDDOWN([.C384])" office:value-type="float" office:value="0.0982511618994977">
            <text:p>0.10</text:p>
          </table:table-cell>
          <table:table-cell table:formula="of:=IF([.D384] &lt; [.$D$2])" office:value-type="boolean" office:boolean-value="true">
            <text:p>TRUE</text:p>
          </table:table-cell>
          <table:table-cell table:formula="of:=MOD([.C384];64)" office:value-type="float" office:value="63.0982511618995">
            <text:p>63.10</text:p>
          </table:table-cell>
          <table:table-cell/>
        </table:table-row>
        <table:table-row table:style-name="ro2">
          <table:table-cell table:style-name="ce3" table:formula="of:=[.A384]+1" office:value-type="float" office:value="384">
            <text:p>384</text:p>
          </table:table-cell>
          <table:table-cell table:style-name="ce3" table:formula="of:=[orbits.$C$3]*[.A385]" office:value-type="float" office:value="1663665.024">
            <text:p>1663665.024</text:p>
          </table:table-cell>
          <table:table-cell table:style-name="ce6" table:formula="of:=[.B385]/[orbits.$D$3]" office:value-type="float" office:value="4554.9601264913">
            <text:p>4554.96</text:p>
          </table:table-cell>
          <table:table-cell table:style-name="ce6" table:formula="of:=[.C385]-ROUNDDOWN([.C385])" office:value-type="float" office:value="0.960126491304436">
            <text:p>0.96</text:p>
          </table:table-cell>
          <table:table-cell table:formula="of:=IF([.D385] &lt; [.$D$2])" office:value-type="boolean" office:boolean-value="false">
            <text:p>FALSE</text:p>
          </table:table-cell>
          <table:table-cell table:formula="of:=MOD([.C385];64)" office:value-type="float" office:value="10.9601264913044">
            <text:p>10.96</text:p>
          </table:table-cell>
          <table:table-cell/>
        </table:table-row>
        <table:table-row table:style-name="ro2">
          <table:table-cell table:style-name="ce3" table:formula="of:=[.A385]+1" office:value-type="float" office:value="385">
            <text:p>385</text:p>
          </table:table-cell>
          <table:table-cell table:style-name="ce3" table:formula="of:=[orbits.$C$3]*[.A386]" office:value-type="float" office:value="1667997.485">
            <text:p>1667997.485</text:p>
          </table:table-cell>
          <table:table-cell table:style-name="ce6" table:formula="of:=[.B386]/[orbits.$D$3]" office:value-type="float" office:value="4566.82200182071">
            <text:p>4566.82</text:p>
          </table:table-cell>
          <table:table-cell table:style-name="ce6" table:formula="of:=[.C386]-ROUNDDOWN([.C386])" office:value-type="float" office:value="0.822001820708465">
            <text:p>0.82</text:p>
          </table:table-cell>
          <table:table-cell table:formula="of:=IF([.D386] &lt; [.$D$2])" office:value-type="boolean" office:boolean-value="false">
            <text:p>FALSE</text:p>
          </table:table-cell>
          <table:table-cell table:formula="of:=MOD([.C386];64)" office:value-type="float" office:value="22.8220018207085">
            <text:p>22.82</text:p>
          </table:table-cell>
          <table:table-cell/>
        </table:table-row>
        <table:table-row table:style-name="ro2">
          <table:table-cell table:style-name="ce3" table:formula="of:=[.A386]+1" office:value-type="float" office:value="386">
            <text:p>386</text:p>
          </table:table-cell>
          <table:table-cell table:style-name="ce3" table:formula="of:=[orbits.$C$3]*[.A387]" office:value-type="float" office:value="1672329.946">
            <text:p>1672329.946</text:p>
          </table:table-cell>
          <table:table-cell table:style-name="ce6" table:formula="of:=[.B387]/[orbits.$D$3]" office:value-type="float" office:value="4578.68387715011">
            <text:p>4578.68</text:p>
          </table:table-cell>
          <table:table-cell table:style-name="ce6" table:formula="of:=[.C387]-ROUNDDOWN([.C387])" office:value-type="float" office:value="0.683877150112494">
            <text:p>0.68</text:p>
          </table:table-cell>
          <table:table-cell table:formula="of:=IF([.D387] &lt; [.$D$2])" office:value-type="boolean" office:boolean-value="false">
            <text:p>FALSE</text:p>
          </table:table-cell>
          <table:table-cell table:formula="of:=MOD([.C387];64)" office:value-type="float" office:value="34.6838771501125">
            <text:p>34.68</text:p>
          </table:table-cell>
          <table:table-cell/>
        </table:table-row>
        <table:table-row table:style-name="ro2">
          <table:table-cell table:style-name="ce3" table:formula="of:=[.A387]+1" office:value-type="float" office:value="387">
            <text:p>387</text:p>
          </table:table-cell>
          <table:table-cell table:style-name="ce3" table:formula="of:=[orbits.$C$3]*[.A388]" office:value-type="float" office:value="1676662.407">
            <text:p>1676662.407</text:p>
          </table:table-cell>
          <table:table-cell table:style-name="ce6" table:formula="of:=[.B388]/[orbits.$D$3]" office:value-type="float" office:value="4590.54575247952">
            <text:p>4590.55</text:p>
          </table:table-cell>
          <table:table-cell table:style-name="ce6" table:formula="of:=[.C388]-ROUNDDOWN([.C388])" office:value-type="float" office:value="0.545752479517432">
            <text:p>0.55</text:p>
          </table:table-cell>
          <table:table-cell table:formula="of:=IF([.D388] &lt; [.$D$2])" office:value-type="boolean" office:boolean-value="false">
            <text:p>FALSE</text:p>
          </table:table-cell>
          <table:table-cell table:formula="of:=MOD([.C388];64)" office:value-type="float" office:value="46.5457524795174">
            <text:p>46.55</text:p>
          </table:table-cell>
          <table:table-cell/>
        </table:table-row>
        <table:table-row table:style-name="ro2">
          <table:table-cell table:style-name="ce3" table:formula="of:=[.A388]+1" office:value-type="float" office:value="388">
            <text:p>388</text:p>
          </table:table-cell>
          <table:table-cell table:style-name="ce3" table:formula="of:=[orbits.$C$3]*[.A389]" office:value-type="float" office:value="1680994.868">
            <text:p>1680994.868</text:p>
          </table:table-cell>
          <table:table-cell table:style-name="ce6" table:formula="of:=[.B389]/[orbits.$D$3]" office:value-type="float" office:value="4602.40762780892">
            <text:p>4602.41</text:p>
          </table:table-cell>
          <table:table-cell table:style-name="ce6" table:formula="of:=[.C389]-ROUNDDOWN([.C389])" office:value-type="float" office:value="0.407627808921461">
            <text:p>0.41</text:p>
          </table:table-cell>
          <table:table-cell table:formula="of:=IF([.D389] &lt; [.$D$2])" office:value-type="boolean" office:boolean-value="false">
            <text:p>FALSE</text:p>
          </table:table-cell>
          <table:table-cell table:formula="of:=MOD([.C389];64)" office:value-type="float" office:value="58.4076278089215">
            <text:p>58.41</text:p>
          </table:table-cell>
          <table:table-cell/>
        </table:table-row>
        <table:table-row table:style-name="ro2">
          <table:table-cell table:style-name="ce3" table:formula="of:=[.A389]+1" office:value-type="float" office:value="389">
            <text:p>389</text:p>
          </table:table-cell>
          <table:table-cell table:style-name="ce3" table:formula="of:=[orbits.$C$3]*[.A390]" office:value-type="float" office:value="1685327.329">
            <text:p>1685327.329</text:p>
          </table:table-cell>
          <table:table-cell table:style-name="ce6" table:formula="of:=[.B390]/[orbits.$D$3]" office:value-type="float" office:value="4614.26950313833">
            <text:p>4614.27</text:p>
          </table:table-cell>
          <table:table-cell table:style-name="ce6" table:formula="of:=[.C390]-ROUNDDOWN([.C390])" office:value-type="float" office:value="0.269503138326399">
            <text:p>0.27</text:p>
          </table:table-cell>
          <table:table-cell table:formula="of:=IF([.D390] &lt; [.$D$2])" office:value-type="boolean" office:boolean-value="false">
            <text:p>FALSE</text:p>
          </table:table-cell>
          <table:table-cell table:formula="of:=MOD([.C390];64)" office:value-type="float" office:value="6.2695031383264">
            <text:p>6.27</text:p>
          </table:table-cell>
          <table:table-cell/>
        </table:table-row>
        <table:table-row table:style-name="ro2">
          <table:table-cell table:style-name="ce3" table:formula="of:=[.A390]+1" office:value-type="float" office:value="390">
            <text:p>390</text:p>
          </table:table-cell>
          <table:table-cell table:style-name="ce3" table:formula="of:=[orbits.$C$3]*[.A391]" office:value-type="float" office:value="1689659.79">
            <text:p>1689659.79</text:p>
          </table:table-cell>
          <table:table-cell table:style-name="ce6" table:formula="of:=[.B391]/[orbits.$D$3]" office:value-type="float" office:value="4626.13137846773">
            <text:p>4626.13</text:p>
          </table:table-cell>
          <table:table-cell table:style-name="ce6" table:formula="of:=[.C391]-ROUNDDOWN([.C391])" office:value-type="float" office:value="0.131378467730428">
            <text:p>0.13</text:p>
          </table:table-cell>
          <table:table-cell table:formula="of:=IF([.D391] &lt; [.$D$2])" office:value-type="boolean" office:boolean-value="false">
            <text:p>FALSE</text:p>
          </table:table-cell>
          <table:table-cell table:formula="of:=MOD([.C391];64)" office:value-type="float" office:value="18.1313784677304">
            <text:p>18.13</text:p>
          </table:table-cell>
          <table:table-cell/>
        </table:table-row>
        <table:table-row table:style-name="ro2">
          <table:table-cell table:style-name="ce3" table:formula="of:=[.A391]+1" office:value-type="float" office:value="391">
            <text:p>391</text:p>
          </table:table-cell>
          <table:table-cell table:style-name="ce3" table:formula="of:=[orbits.$C$3]*[.A392]" office:value-type="float" office:value="1693992.251">
            <text:p>1693992.251</text:p>
          </table:table-cell>
          <table:table-cell table:style-name="ce6" table:formula="of:=[.B392]/[orbits.$D$3]" office:value-type="float" office:value="4637.99325379714">
            <text:p>4637.99</text:p>
          </table:table-cell>
          <table:table-cell table:style-name="ce6" table:formula="of:=[.C392]-ROUNDDOWN([.C392])" office:value-type="float" office:value="0.993253797135367">
            <text:p>0.99</text:p>
          </table:table-cell>
          <table:table-cell table:formula="of:=IF([.D392] &lt; [.$D$2])" office:value-type="boolean" office:boolean-value="false">
            <text:p>FALSE</text:p>
          </table:table-cell>
          <table:table-cell table:formula="of:=MOD([.C392];64)" office:value-type="float" office:value="29.9932537971354">
            <text:p>29.99</text:p>
          </table:table-cell>
          <table:table-cell/>
        </table:table-row>
        <table:table-row table:style-name="ro2">
          <table:table-cell table:style-name="ce3" table:formula="of:=[.A392]+1" office:value-type="float" office:value="392">
            <text:p>392</text:p>
          </table:table-cell>
          <table:table-cell table:style-name="ce3" table:formula="of:=[orbits.$C$3]*[.A393]" office:value-type="float" office:value="1698324.712">
            <text:p>1698324.712</text:p>
          </table:table-cell>
          <table:table-cell table:style-name="ce6" table:formula="of:=[.B393]/[orbits.$D$3]" office:value-type="float" office:value="4649.85512912654">
            <text:p>4649.86</text:p>
          </table:table-cell>
          <table:table-cell table:style-name="ce6" table:formula="of:=[.C393]-ROUNDDOWN([.C393])" office:value-type="float" office:value="0.855129126539396">
            <text:p>0.86</text:p>
          </table:table-cell>
          <table:table-cell table:formula="of:=IF([.D393] &lt; [.$D$2])" office:value-type="boolean" office:boolean-value="false">
            <text:p>FALSE</text:p>
          </table:table-cell>
          <table:table-cell table:formula="of:=MOD([.C393];64)" office:value-type="float" office:value="41.8551291265394">
            <text:p>41.86</text:p>
          </table:table-cell>
          <table:table-cell/>
        </table:table-row>
        <table:table-row table:style-name="ro2">
          <table:table-cell table:style-name="ce3" table:formula="of:=[.A393]+1" office:value-type="float" office:value="393">
            <text:p>393</text:p>
          </table:table-cell>
          <table:table-cell table:style-name="ce3" table:formula="of:=[orbits.$C$3]*[.A394]" office:value-type="float" office:value="1702657.173">
            <text:p>1702657.173</text:p>
          </table:table-cell>
          <table:table-cell table:style-name="ce6" table:formula="of:=[.B394]/[orbits.$D$3]" office:value-type="float" office:value="4661.71700445594">
            <text:p>4661.72</text:p>
          </table:table-cell>
          <table:table-cell table:style-name="ce6" table:formula="of:=[.C394]-ROUNDDOWN([.C394])" office:value-type="float" office:value="0.717004455944334">
            <text:p>0.72</text:p>
          </table:table-cell>
          <table:table-cell table:formula="of:=IF([.D394] &lt; [.$D$2])" office:value-type="boolean" office:boolean-value="false">
            <text:p>FALSE</text:p>
          </table:table-cell>
          <table:table-cell table:formula="of:=MOD([.C394];64)" office:value-type="float" office:value="53.7170044559443">
            <text:p>53.72</text:p>
          </table:table-cell>
          <table:table-cell/>
        </table:table-row>
        <table:table-row table:style-name="ro2">
          <table:table-cell table:style-name="ce3" table:formula="of:=[.A394]+1" office:value-type="float" office:value="394">
            <text:p>394</text:p>
          </table:table-cell>
          <table:table-cell table:style-name="ce3" table:formula="of:=[orbits.$C$3]*[.A395]" office:value-type="float" office:value="1706989.634">
            <text:p>1706989.634</text:p>
          </table:table-cell>
          <table:table-cell table:style-name="ce6" table:formula="of:=[.B395]/[orbits.$D$3]" office:value-type="float" office:value="4673.57887978535">
            <text:p>4673.58</text:p>
          </table:table-cell>
          <table:table-cell table:style-name="ce6" table:formula="of:=[.C395]-ROUNDDOWN([.C395])" office:value-type="float" office:value="0.578879785348363">
            <text:p>0.58</text:p>
          </table:table-cell>
          <table:table-cell table:formula="of:=IF([.D395] &lt; [.$D$2])" office:value-type="boolean" office:boolean-value="false">
            <text:p>FALSE</text:p>
          </table:table-cell>
          <table:table-cell table:formula="of:=MOD([.C395];64)" office:value-type="float" office:value="1.57887978534836">
            <text:p>1.58</text:p>
          </table:table-cell>
          <table:table-cell/>
        </table:table-row>
        <table:table-row table:style-name="ro2">
          <table:table-cell table:style-name="ce3" table:formula="of:=[.A395]+1" office:value-type="float" office:value="395">
            <text:p>395</text:p>
          </table:table-cell>
          <table:table-cell table:style-name="ce3" table:formula="of:=[orbits.$C$3]*[.A396]" office:value-type="float" office:value="1711322.095">
            <text:p>1711322.095</text:p>
          </table:table-cell>
          <table:table-cell table:style-name="ce6" table:formula="of:=[.B396]/[orbits.$D$3]" office:value-type="float" office:value="4685.44075511475">
            <text:p>4685.44</text:p>
          </table:table-cell>
          <table:table-cell table:style-name="ce6" table:formula="of:=[.C396]-ROUNDDOWN([.C396])" office:value-type="float" office:value="0.440755114753301">
            <text:p>0.44</text:p>
          </table:table-cell>
          <table:table-cell table:formula="of:=IF([.D396] &lt; [.$D$2])" office:value-type="boolean" office:boolean-value="false">
            <text:p>FALSE</text:p>
          </table:table-cell>
          <table:table-cell table:formula="of:=MOD([.C396];64)" office:value-type="float" office:value="13.4407551147533">
            <text:p>13.44</text:p>
          </table:table-cell>
          <table:table-cell/>
        </table:table-row>
        <table:table-row table:style-name="ro2">
          <table:table-cell table:style-name="ce3" table:formula="of:=[.A396]+1" office:value-type="float" office:value="396">
            <text:p>396</text:p>
          </table:table-cell>
          <table:table-cell table:style-name="ce3" table:formula="of:=[orbits.$C$3]*[.A397]" office:value-type="float" office:value="1715654.556">
            <text:p>1715654.556</text:p>
          </table:table-cell>
          <table:table-cell table:style-name="ce6" table:formula="of:=[.B397]/[orbits.$D$3]" office:value-type="float" office:value="4697.30263044416">
            <text:p>4697.30</text:p>
          </table:table-cell>
          <table:table-cell table:style-name="ce6" table:formula="of:=[.C397]-ROUNDDOWN([.C397])" office:value-type="float" office:value="0.30263044415733">
            <text:p>0.30</text:p>
          </table:table-cell>
          <table:table-cell table:formula="of:=IF([.D397] &lt; [.$D$2])" office:value-type="boolean" office:boolean-value="false">
            <text:p>FALSE</text:p>
          </table:table-cell>
          <table:table-cell table:formula="of:=MOD([.C397];64)" office:value-type="float" office:value="25.3026304441573">
            <text:p>25.30</text:p>
          </table:table-cell>
          <table:table-cell/>
        </table:table-row>
        <table:table-row table:style-name="ro2">
          <table:table-cell table:style-name="ce3" table:formula="of:=[.A397]+1" office:value-type="float" office:value="397">
            <text:p>397</text:p>
          </table:table-cell>
          <table:table-cell table:style-name="ce3" table:formula="of:=[orbits.$C$3]*[.A398]" office:value-type="float" office:value="1719987.017">
            <text:p>1719987.017</text:p>
          </table:table-cell>
          <table:table-cell table:style-name="ce6" table:formula="of:=[.B398]/[orbits.$D$3]" office:value-type="float" office:value="4709.16450577356">
            <text:p>4709.16</text:p>
          </table:table-cell>
          <table:table-cell table:style-name="ce6" table:formula="of:=[.C398]-ROUNDDOWN([.C398])" office:value-type="float" office:value="0.164505773561359">
            <text:p>0.16</text:p>
          </table:table-cell>
          <table:table-cell table:formula="of:=IF([.D398] &lt; [.$D$2])" office:value-type="boolean" office:boolean-value="false">
            <text:p>FALSE</text:p>
          </table:table-cell>
          <table:table-cell table:formula="of:=MOD([.C398];64)" office:value-type="float" office:value="37.1645057735614">
            <text:p>37.16</text:p>
          </table:table-cell>
          <table:table-cell/>
        </table:table-row>
        <table:table-row table:style-name="ro2">
          <table:table-cell table:style-name="ce3" table:formula="of:=[.A398]+1" office:value-type="float" office:value="398">
            <text:p>398</text:p>
          </table:table-cell>
          <table:table-cell table:style-name="ce3" table:formula="of:=[orbits.$C$3]*[.A399]" office:value-type="float" office:value="1724319.478">
            <text:p>1724319.478</text:p>
          </table:table-cell>
          <table:table-cell table:style-name="ce6" table:formula="of:=[.B399]/[orbits.$D$3]" office:value-type="float" office:value="4721.02638110297">
            <text:p>4721.03</text:p>
          </table:table-cell>
          <table:table-cell table:style-name="ce6" table:formula="of:=[.C399]-ROUNDDOWN([.C399])" office:value-type="float" office:value="0.0263811029662975">
            <text:p>0.03</text:p>
          </table:table-cell>
          <table:table-cell table:formula="of:=IF([.D399] &lt; [.$D$2])" office:value-type="boolean" office:boolean-value="true">
            <text:p>TRUE</text:p>
          </table:table-cell>
          <table:table-cell table:formula="of:=MOD([.C399];64)" office:value-type="float" office:value="49.0263811029663">
            <text:p>49.03</text:p>
          </table:table-cell>
          <table:table-cell/>
        </table:table-row>
        <table:table-row table:style-name="ro2">
          <table:table-cell table:style-name="ce3" table:formula="of:=[.A399]+1" office:value-type="float" office:value="399">
            <text:p>399</text:p>
          </table:table-cell>
          <table:table-cell table:style-name="ce3" table:formula="of:=[orbits.$C$3]*[.A400]" office:value-type="float" office:value="1728651.939">
            <text:p>1728651.939</text:p>
          </table:table-cell>
          <table:table-cell table:style-name="ce6" table:formula="of:=[.B400]/[orbits.$D$3]" office:value-type="float" office:value="4732.88825643237">
            <text:p>4732.89</text:p>
          </table:table-cell>
          <table:table-cell table:style-name="ce6" table:formula="of:=[.C400]-ROUNDDOWN([.C400])" office:value-type="float" office:value="0.888256432370326">
            <text:p>0.89</text:p>
          </table:table-cell>
          <table:table-cell table:formula="of:=IF([.D400] &lt; [.$D$2])" office:value-type="boolean" office:boolean-value="false">
            <text:p>FALSE</text:p>
          </table:table-cell>
          <table:table-cell table:formula="of:=MOD([.C400];64)" office:value-type="float" office:value="60.8882564323703">
            <text:p>60.89</text:p>
          </table:table-cell>
          <table:table-cell/>
        </table:table-row>
        <table:table-row table:style-name="ro2">
          <table:table-cell table:style-name="ce3" table:formula="of:=[.A400]+1" office:value-type="float" office:value="400">
            <text:p>400</text:p>
          </table:table-cell>
          <table:table-cell table:style-name="ce3" table:formula="of:=[orbits.$C$3]*[.A401]" office:value-type="float" office:value="1732984.4">
            <text:p>1732984.4</text:p>
          </table:table-cell>
          <table:table-cell table:style-name="ce6" table:formula="of:=[.B401]/[orbits.$D$3]" office:value-type="float" office:value="4744.75013176178">
            <text:p>4744.75</text:p>
          </table:table-cell>
          <table:table-cell table:style-name="ce6" table:formula="of:=[.C401]-ROUNDDOWN([.C401])" office:value-type="float" office:value="0.750131761775265">
            <text:p>0.75</text:p>
          </table:table-cell>
          <table:table-cell table:formula="of:=IF([.D401] &lt; [.$D$2])" office:value-type="boolean" office:boolean-value="false">
            <text:p>FALSE</text:p>
          </table:table-cell>
          <table:table-cell table:formula="of:=MOD([.C401];64)" office:value-type="float" office:value="8.75013176177527">
            <text:p>8.75</text:p>
          </table:table-cell>
          <table:table-cell/>
        </table:table-row>
        <table:table-row table:style-name="ro2">
          <table:table-cell table:style-name="ce3" table:formula="of:=[.A401]+1" office:value-type="float" office:value="401">
            <text:p>401</text:p>
          </table:table-cell>
          <table:table-cell table:style-name="ce3" table:formula="of:=[orbits.$C$3]*[.A402]" office:value-type="float" office:value="1737316.861">
            <text:p>1737316.861</text:p>
          </table:table-cell>
          <table:table-cell table:style-name="ce6" table:formula="of:=[.B402]/[orbits.$D$3]" office:value-type="float" office:value="4756.61200709118">
            <text:p>4756.61</text:p>
          </table:table-cell>
          <table:table-cell table:style-name="ce6" table:formula="of:=[.C402]-ROUNDDOWN([.C402])" office:value-type="float" office:value="0.612007091179294">
            <text:p>0.61</text:p>
          </table:table-cell>
          <table:table-cell table:formula="of:=IF([.D402] &lt; [.$D$2])" office:value-type="boolean" office:boolean-value="false">
            <text:p>FALSE</text:p>
          </table:table-cell>
          <table:table-cell table:formula="of:=MOD([.C402];64)" office:value-type="float" office:value="20.6120070911793">
            <text:p>20.61</text:p>
          </table:table-cell>
          <table:table-cell/>
        </table:table-row>
        <table:table-row table:style-name="ro2">
          <table:table-cell table:style-name="ce3" table:formula="of:=[.A402]+1" office:value-type="float" office:value="402">
            <text:p>402</text:p>
          </table:table-cell>
          <table:table-cell table:style-name="ce3" table:formula="of:=[orbits.$C$3]*[.A403]" office:value-type="float" office:value="1741649.322">
            <text:p>1741649.322</text:p>
          </table:table-cell>
          <table:table-cell table:style-name="ce6" table:formula="of:=[.B403]/[orbits.$D$3]" office:value-type="float" office:value="4768.47388242058">
            <text:p>4768.47</text:p>
          </table:table-cell>
          <table:table-cell table:style-name="ce6" table:formula="of:=[.C403]-ROUNDDOWN([.C403])" office:value-type="float" office:value="0.473882420584232">
            <text:p>0.47</text:p>
          </table:table-cell>
          <table:table-cell table:formula="of:=IF([.D403] &lt; [.$D$2])" office:value-type="boolean" office:boolean-value="false">
            <text:p>FALSE</text:p>
          </table:table-cell>
          <table:table-cell table:formula="of:=MOD([.C403];64)" office:value-type="float" office:value="32.4738824205842">
            <text:p>32.47</text:p>
          </table:table-cell>
          <table:table-cell/>
        </table:table-row>
        <table:table-row table:style-name="ro2">
          <table:table-cell table:style-name="ce3" table:formula="of:=[.A403]+1" office:value-type="float" office:value="403">
            <text:p>403</text:p>
          </table:table-cell>
          <table:table-cell table:style-name="ce3" table:formula="of:=[orbits.$C$3]*[.A404]" office:value-type="float" office:value="1745981.783">
            <text:p>1745981.783</text:p>
          </table:table-cell>
          <table:table-cell table:style-name="ce6" table:formula="of:=[.B404]/[orbits.$D$3]" office:value-type="float" office:value="4780.33575774999">
            <text:p>4780.34</text:p>
          </table:table-cell>
          <table:table-cell table:style-name="ce6" table:formula="of:=[.C404]-ROUNDDOWN([.C404])" office:value-type="float" office:value="0.335757749988261">
            <text:p>0.34</text:p>
          </table:table-cell>
          <table:table-cell table:formula="of:=IF([.D404] &lt; [.$D$2])" office:value-type="boolean" office:boolean-value="false">
            <text:p>FALSE</text:p>
          </table:table-cell>
          <table:table-cell table:formula="of:=MOD([.C404];64)" office:value-type="float" office:value="44.3357577499883">
            <text:p>44.34</text:p>
          </table:table-cell>
          <table:table-cell/>
        </table:table-row>
        <table:table-row table:style-name="ro2">
          <table:table-cell table:style-name="ce3" table:formula="of:=[.A404]+1" office:value-type="float" office:value="404">
            <text:p>404</text:p>
          </table:table-cell>
          <table:table-cell table:style-name="ce3" table:formula="of:=[orbits.$C$3]*[.A405]" office:value-type="float" office:value="1750314.244">
            <text:p>1750314.244</text:p>
          </table:table-cell>
          <table:table-cell table:style-name="ce6" table:formula="of:=[.B405]/[orbits.$D$3]" office:value-type="float" office:value="4792.19763307939">
            <text:p>4792.20</text:p>
          </table:table-cell>
          <table:table-cell table:style-name="ce6" table:formula="of:=[.C405]-ROUNDDOWN([.C405])" office:value-type="float" office:value="0.197633079393199">
            <text:p>0.20</text:p>
          </table:table-cell>
          <table:table-cell table:formula="of:=IF([.D405] &lt; [.$D$2])" office:value-type="boolean" office:boolean-value="false">
            <text:p>FALSE</text:p>
          </table:table-cell>
          <table:table-cell table:formula="of:=MOD([.C405];64)" office:value-type="float" office:value="56.1976330793932">
            <text:p>56.20</text:p>
          </table:table-cell>
          <table:table-cell/>
        </table:table-row>
        <table:table-row table:style-name="ro2">
          <table:table-cell table:style-name="ce3" table:formula="of:=[.A405]+1" office:value-type="float" office:value="405">
            <text:p>405</text:p>
          </table:table-cell>
          <table:table-cell table:style-name="ce3" table:formula="of:=[orbits.$C$3]*[.A406]" office:value-type="float" office:value="1754646.705">
            <text:p>1754646.705</text:p>
          </table:table-cell>
          <table:table-cell table:style-name="ce6" table:formula="of:=[.B406]/[orbits.$D$3]" office:value-type="float" office:value="4804.0595084088">
            <text:p>4804.06</text:p>
          </table:table-cell>
          <table:table-cell table:style-name="ce6" table:formula="of:=[.C406]-ROUNDDOWN([.C406])" office:value-type="float" office:value="0.0595084087972282">
            <text:p>0.06</text:p>
          </table:table-cell>
          <table:table-cell table:formula="of:=IF([.D406] &lt; [.$D$2])" office:value-type="boolean" office:boolean-value="true">
            <text:p>TRUE</text:p>
          </table:table-cell>
          <table:table-cell table:formula="of:=MOD([.C406];64)" office:value-type="float" office:value="4.05950840879723">
            <text:p>4.06</text:p>
          </table:table-cell>
          <table:table-cell/>
        </table:table-row>
        <table:table-row table:style-name="ro2">
          <table:table-cell table:style-name="ce3" table:formula="of:=[.A406]+1" office:value-type="float" office:value="406">
            <text:p>406</text:p>
          </table:table-cell>
          <table:table-cell table:style-name="ce3" table:formula="of:=[orbits.$C$3]*[.A407]" office:value-type="float" office:value="1758979.166">
            <text:p>1758979.166</text:p>
          </table:table-cell>
          <table:table-cell table:style-name="ce6" table:formula="of:=[.B407]/[orbits.$D$3]" office:value-type="float" office:value="4815.9213837382">
            <text:p>4815.92</text:p>
          </table:table-cell>
          <table:table-cell table:style-name="ce6" table:formula="of:=[.C407]-ROUNDDOWN([.C407])" office:value-type="float" office:value="0.921383738202167">
            <text:p>0.92</text:p>
          </table:table-cell>
          <table:table-cell table:formula="of:=IF([.D407] &lt; [.$D$2])" office:value-type="boolean" office:boolean-value="false">
            <text:p>FALSE</text:p>
          </table:table-cell>
          <table:table-cell table:formula="of:=MOD([.C407];64)" office:value-type="float" office:value="15.9213837382022">
            <text:p>15.92</text:p>
          </table:table-cell>
          <table:table-cell/>
        </table:table-row>
        <table:table-row table:style-name="ro2">
          <table:table-cell table:style-name="ce3" table:formula="of:=[.A407]+1" office:value-type="float" office:value="407">
            <text:p>407</text:p>
          </table:table-cell>
          <table:table-cell table:style-name="ce3" table:formula="of:=[orbits.$C$3]*[.A408]" office:value-type="float" office:value="1763311.627">
            <text:p>1763311.627</text:p>
          </table:table-cell>
          <table:table-cell table:style-name="ce6" table:formula="of:=[.B408]/[orbits.$D$3]" office:value-type="float" office:value="4827.78325906761">
            <text:p>4827.78</text:p>
          </table:table-cell>
          <table:table-cell table:style-name="ce6" table:formula="of:=[.C408]-ROUNDDOWN([.C408])" office:value-type="float" office:value="0.783259067606195">
            <text:p>0.78</text:p>
          </table:table-cell>
          <table:table-cell table:formula="of:=IF([.D408] &lt; [.$D$2])" office:value-type="boolean" office:boolean-value="false">
            <text:p>FALSE</text:p>
          </table:table-cell>
          <table:table-cell table:formula="of:=MOD([.C408];64)" office:value-type="float" office:value="27.7832590676062">
            <text:p>27.78</text:p>
          </table:table-cell>
          <table:table-cell/>
        </table:table-row>
        <table:table-row table:style-name="ro2">
          <table:table-cell table:style-name="ce3" table:formula="of:=[.A408]+1" office:value-type="float" office:value="408">
            <text:p>408</text:p>
          </table:table-cell>
          <table:table-cell table:style-name="ce3" table:formula="of:=[orbits.$C$3]*[.A409]" office:value-type="float" office:value="1767644.088">
            <text:p>1767644.088</text:p>
          </table:table-cell>
          <table:table-cell table:style-name="ce6" table:formula="of:=[.B409]/[orbits.$D$3]" office:value-type="float" office:value="4839.64513439701">
            <text:p>4839.65</text:p>
          </table:table-cell>
          <table:table-cell table:style-name="ce6" table:formula="of:=[.C409]-ROUNDDOWN([.C409])" office:value-type="float" office:value="0.645134397010224">
            <text:p>0.65</text:p>
          </table:table-cell>
          <table:table-cell table:formula="of:=IF([.D409] &lt; [.$D$2])" office:value-type="boolean" office:boolean-value="false">
            <text:p>FALSE</text:p>
          </table:table-cell>
          <table:table-cell table:formula="of:=MOD([.C409];64)" office:value-type="float" office:value="39.6451343970102">
            <text:p>39.65</text:p>
          </table:table-cell>
          <table:table-cell/>
        </table:table-row>
        <table:table-row table:style-name="ro2">
          <table:table-cell table:style-name="ce3" table:formula="of:=[.A409]+1" office:value-type="float" office:value="409">
            <text:p>409</text:p>
          </table:table-cell>
          <table:table-cell table:style-name="ce3" table:formula="of:=[orbits.$C$3]*[.A410]" office:value-type="float" office:value="1771976.549">
            <text:p>1771976.549</text:p>
          </table:table-cell>
          <table:table-cell table:style-name="ce6" table:formula="of:=[.B410]/[orbits.$D$3]" office:value-type="float" office:value="4851.50700972642">
            <text:p>4851.51</text:p>
          </table:table-cell>
          <table:table-cell table:style-name="ce6" table:formula="of:=[.C410]-ROUNDDOWN([.C410])" office:value-type="float" office:value="0.507009726415163">
            <text:p>0.51</text:p>
          </table:table-cell>
          <table:table-cell table:formula="of:=IF([.D410] &lt; [.$D$2])" office:value-type="boolean" office:boolean-value="false">
            <text:p>FALSE</text:p>
          </table:table-cell>
          <table:table-cell table:formula="of:=MOD([.C410];64)" office:value-type="float" office:value="51.5070097264152">
            <text:p>51.51</text:p>
          </table:table-cell>
          <table:table-cell/>
        </table:table-row>
        <table:table-row table:style-name="ro2">
          <table:table-cell table:style-name="ce3" table:formula="of:=[.A410]+1" office:value-type="float" office:value="410">
            <text:p>410</text:p>
          </table:table-cell>
          <table:table-cell table:style-name="ce3" table:formula="of:=[orbits.$C$3]*[.A411]" office:value-type="float" office:value="1776309.01">
            <text:p>1776309.01</text:p>
          </table:table-cell>
          <table:table-cell table:style-name="ce6" table:formula="of:=[.B411]/[orbits.$D$3]" office:value-type="float" office:value="4863.36888505582">
            <text:p>4863.37</text:p>
          </table:table-cell>
          <table:table-cell table:style-name="ce6" table:formula="of:=[.C411]-ROUNDDOWN([.C411])" office:value-type="float" office:value="0.368885055819192">
            <text:p>0.37</text:p>
          </table:table-cell>
          <table:table-cell table:formula="of:=IF([.D411] &lt; [.$D$2])" office:value-type="boolean" office:boolean-value="false">
            <text:p>FALSE</text:p>
          </table:table-cell>
          <table:table-cell table:formula="of:=MOD([.C411];64)" office:value-type="float" office:value="63.3688850558192">
            <text:p>63.37</text:p>
          </table:table-cell>
          <table:table-cell/>
        </table:table-row>
        <table:table-row table:style-name="ro2">
          <table:table-cell table:style-name="ce3" table:formula="of:=[.A411]+1" office:value-type="float" office:value="411">
            <text:p>411</text:p>
          </table:table-cell>
          <table:table-cell table:style-name="ce3" table:formula="of:=[orbits.$C$3]*[.A412]" office:value-type="float" office:value="1780641.471">
            <text:p>1780641.471</text:p>
          </table:table-cell>
          <table:table-cell table:style-name="ce6" table:formula="of:=[.B412]/[orbits.$D$3]" office:value-type="float" office:value="4875.23076038522">
            <text:p>4875.23</text:p>
          </table:table-cell>
          <table:table-cell table:style-name="ce6" table:formula="of:=[.C412]-ROUNDDOWN([.C412])" office:value-type="float" office:value="0.23076038522413">
            <text:p>0.23</text:p>
          </table:table-cell>
          <table:table-cell table:formula="of:=IF([.D412] &lt; [.$D$2])" office:value-type="boolean" office:boolean-value="false">
            <text:p>FALSE</text:p>
          </table:table-cell>
          <table:table-cell table:formula="of:=MOD([.C412];64)" office:value-type="float" office:value="11.2307603852241">
            <text:p>11.23</text:p>
          </table:table-cell>
          <table:table-cell/>
        </table:table-row>
        <table:table-row table:style-name="ro2">
          <table:table-cell table:style-name="ce3" table:formula="of:=[.A412]+1" office:value-type="float" office:value="412">
            <text:p>412</text:p>
          </table:table-cell>
          <table:table-cell table:style-name="ce3" table:formula="of:=[orbits.$C$3]*[.A413]" office:value-type="float" office:value="1784973.932">
            <text:p>1784973.932</text:p>
          </table:table-cell>
          <table:table-cell table:style-name="ce6" table:formula="of:=[.B413]/[orbits.$D$3]" office:value-type="float" office:value="4887.09263571463">
            <text:p>4887.09</text:p>
          </table:table-cell>
          <table:table-cell table:style-name="ce6" table:formula="of:=[.C413]-ROUNDDOWN([.C413])" office:value-type="float" office:value="0.0926357146281589">
            <text:p>0.09</text:p>
          </table:table-cell>
          <table:table-cell table:formula="of:=IF([.D413] &lt; [.$D$2])" office:value-type="boolean" office:boolean-value="true">
            <text:p>TRUE</text:p>
          </table:table-cell>
          <table:table-cell table:formula="of:=MOD([.C413];64)" office:value-type="float" office:value="23.0926357146282">
            <text:p>23.09</text:p>
          </table:table-cell>
          <table:table-cell/>
        </table:table-row>
        <table:table-row table:style-name="ro2">
          <table:table-cell table:style-name="ce3" table:formula="of:=[.A413]+1" office:value-type="float" office:value="413">
            <text:p>413</text:p>
          </table:table-cell>
          <table:table-cell table:style-name="ce3" table:formula="of:=[orbits.$C$3]*[.A414]" office:value-type="float" office:value="1789306.393">
            <text:p>1789306.393</text:p>
          </table:table-cell>
          <table:table-cell table:style-name="ce6" table:formula="of:=[.B414]/[orbits.$D$3]" office:value-type="float" office:value="4898.95451104403">
            <text:p>4898.95</text:p>
          </table:table-cell>
          <table:table-cell table:style-name="ce6" table:formula="of:=[.C414]-ROUNDDOWN([.C414])" office:value-type="float" office:value="0.954511044033097">
            <text:p>0.95</text:p>
          </table:table-cell>
          <table:table-cell table:formula="of:=IF([.D414] &lt; [.$D$2])" office:value-type="boolean" office:boolean-value="false">
            <text:p>FALSE</text:p>
          </table:table-cell>
          <table:table-cell table:formula="of:=MOD([.C414];64)" office:value-type="float" office:value="34.9545110440331">
            <text:p>34.95</text:p>
          </table:table-cell>
          <table:table-cell/>
        </table:table-row>
        <table:table-row table:style-name="ro2">
          <table:table-cell table:style-name="ce3" table:formula="of:=[.A414]+1" office:value-type="float" office:value="414">
            <text:p>414</text:p>
          </table:table-cell>
          <table:table-cell table:style-name="ce3" table:formula="of:=[orbits.$C$3]*[.A415]" office:value-type="float" office:value="1793638.854">
            <text:p>1793638.854</text:p>
          </table:table-cell>
          <table:table-cell table:style-name="ce6" table:formula="of:=[.B415]/[orbits.$D$3]" office:value-type="float" office:value="4910.81638637344">
            <text:p>4910.82</text:p>
          </table:table-cell>
          <table:table-cell table:style-name="ce6" table:formula="of:=[.C415]-ROUNDDOWN([.C415])" office:value-type="float" office:value="0.816386373437126">
            <text:p>0.82</text:p>
          </table:table-cell>
          <table:table-cell table:formula="of:=IF([.D415] &lt; [.$D$2])" office:value-type="boolean" office:boolean-value="false">
            <text:p>FALSE</text:p>
          </table:table-cell>
          <table:table-cell table:formula="of:=MOD([.C415];64)" office:value-type="float" office:value="46.8163863734371">
            <text:p>46.82</text:p>
          </table:table-cell>
          <table:table-cell/>
        </table:table-row>
        <table:table-row table:style-name="ro2">
          <table:table-cell table:style-name="ce3" table:formula="of:=[.A415]+1" office:value-type="float" office:value="415">
            <text:p>415</text:p>
          </table:table-cell>
          <table:table-cell table:style-name="ce3" table:formula="of:=[orbits.$C$3]*[.A416]" office:value-type="float" office:value="1797971.315">
            <text:p>1797971.315</text:p>
          </table:table-cell>
          <table:table-cell table:style-name="ce6" table:formula="of:=[.B416]/[orbits.$D$3]" office:value-type="float" office:value="4922.67826170284">
            <text:p>4922.68</text:p>
          </table:table-cell>
          <table:table-cell table:style-name="ce6" table:formula="of:=[.C416]-ROUNDDOWN([.C416])" office:value-type="float" office:value="0.678261702842065">
            <text:p>0.68</text:p>
          </table:table-cell>
          <table:table-cell table:formula="of:=IF([.D416] &lt; [.$D$2])" office:value-type="boolean" office:boolean-value="false">
            <text:p>FALSE</text:p>
          </table:table-cell>
          <table:table-cell table:formula="of:=MOD([.C416];64)" office:value-type="float" office:value="58.6782617028421">
            <text:p>58.68</text:p>
          </table:table-cell>
          <table:table-cell/>
        </table:table-row>
        <table:table-row table:style-name="ro2">
          <table:table-cell table:style-name="ce3" table:formula="of:=[.A416]+1" office:value-type="float" office:value="416">
            <text:p>416</text:p>
          </table:table-cell>
          <table:table-cell table:style-name="ce3" table:formula="of:=[orbits.$C$3]*[.A417]" office:value-type="float" office:value="1802303.776">
            <text:p>1802303.776</text:p>
          </table:table-cell>
          <table:table-cell table:style-name="ce6" table:formula="of:=[.B417]/[orbits.$D$3]" office:value-type="float" office:value="4934.54013703225">
            <text:p>4934.54</text:p>
          </table:table-cell>
          <table:table-cell table:style-name="ce6" table:formula="of:=[.C417]-ROUNDDOWN([.C417])" office:value-type="float" office:value="0.540137032246093">
            <text:p>0.54</text:p>
          </table:table-cell>
          <table:table-cell table:formula="of:=IF([.D417] &lt; [.$D$2])" office:value-type="boolean" office:boolean-value="false">
            <text:p>FALSE</text:p>
          </table:table-cell>
          <table:table-cell table:formula="of:=MOD([.C417];64)" office:value-type="float" office:value="6.54013703224609">
            <text:p>6.54</text:p>
          </table:table-cell>
          <table:table-cell/>
        </table:table-row>
        <table:table-row table:style-name="ro2">
          <table:table-cell table:style-name="ce3" table:formula="of:=[.A417]+1" office:value-type="float" office:value="417">
            <text:p>417</text:p>
          </table:table-cell>
          <table:table-cell table:style-name="ce3" table:formula="of:=[orbits.$C$3]*[.A418]" office:value-type="float" office:value="1806636.237">
            <text:p>1806636.237</text:p>
          </table:table-cell>
          <table:table-cell table:style-name="ce6" table:formula="of:=[.B418]/[orbits.$D$3]" office:value-type="float" office:value="4946.40201236165">
            <text:p>4946.40</text:p>
          </table:table-cell>
          <table:table-cell table:style-name="ce6" table:formula="of:=[.C418]-ROUNDDOWN([.C418])" office:value-type="float" office:value="0.402012361651032">
            <text:p>0.40</text:p>
          </table:table-cell>
          <table:table-cell table:formula="of:=IF([.D418] &lt; [.$D$2])" office:value-type="boolean" office:boolean-value="false">
            <text:p>FALSE</text:p>
          </table:table-cell>
          <table:table-cell table:formula="of:=MOD([.C418];64)" office:value-type="float" office:value="18.402012361651">
            <text:p>18.40</text:p>
          </table:table-cell>
          <table:table-cell/>
        </table:table-row>
        <table:table-row table:style-name="ro2">
          <table:table-cell table:style-name="ce3" table:formula="of:=[.A418]+1" office:value-type="float" office:value="418">
            <text:p>418</text:p>
          </table:table-cell>
          <table:table-cell table:style-name="ce3" table:formula="of:=[orbits.$C$3]*[.A419]" office:value-type="float" office:value="1810968.698">
            <text:p>1810968.698</text:p>
          </table:table-cell>
          <table:table-cell table:style-name="ce6" table:formula="of:=[.B419]/[orbits.$D$3]" office:value-type="float" office:value="4958.26388769106">
            <text:p>4958.26</text:p>
          </table:table-cell>
          <table:table-cell table:style-name="ce6" table:formula="of:=[.C419]-ROUNDDOWN([.C419])" office:value-type="float" office:value="0.263887691055061">
            <text:p>0.26</text:p>
          </table:table-cell>
          <table:table-cell table:formula="of:=IF([.D419] &lt; [.$D$2])" office:value-type="boolean" office:boolean-value="false">
            <text:p>FALSE</text:p>
          </table:table-cell>
          <table:table-cell table:formula="of:=MOD([.C419];64)" office:value-type="float" office:value="30.2638876910551">
            <text:p>30.26</text:p>
          </table:table-cell>
          <table:table-cell/>
        </table:table-row>
        <table:table-row table:style-name="ro2">
          <table:table-cell table:style-name="ce3" table:formula="of:=[.A419]+1" office:value-type="float" office:value="419">
            <text:p>419</text:p>
          </table:table-cell>
          <table:table-cell table:style-name="ce3" table:formula="of:=[orbits.$C$3]*[.A420]" office:value-type="float" office:value="1815301.159">
            <text:p>1815301.159</text:p>
          </table:table-cell>
          <table:table-cell table:style-name="ce6" table:formula="of:=[.B420]/[orbits.$D$3]" office:value-type="float" office:value="4970.12576302046">
            <text:p>4970.13</text:p>
          </table:table-cell>
          <table:table-cell table:style-name="ce6" table:formula="of:=[.C420]-ROUNDDOWN([.C420])" office:value-type="float" office:value="0.12576302045909">
            <text:p>0.13</text:p>
          </table:table-cell>
          <table:table-cell table:formula="of:=IF([.D420] &lt; [.$D$2])" office:value-type="boolean" office:boolean-value="false">
            <text:p>FALSE</text:p>
          </table:table-cell>
          <table:table-cell table:formula="of:=MOD([.C420];64)" office:value-type="float" office:value="42.1257630204591">
            <text:p>42.13</text:p>
          </table:table-cell>
          <table:table-cell/>
        </table:table-row>
        <table:table-row table:style-name="ro2">
          <table:table-cell table:style-name="ce3" table:formula="of:=[.A420]+1" office:value-type="float" office:value="420">
            <text:p>420</text:p>
          </table:table-cell>
          <table:table-cell table:style-name="ce3" table:formula="of:=[orbits.$C$3]*[.A421]" office:value-type="float" office:value="1819633.62">
            <text:p>1819633.62</text:p>
          </table:table-cell>
          <table:table-cell table:style-name="ce6" table:formula="of:=[.B421]/[orbits.$D$3]" office:value-type="float" office:value="4981.98763834986">
            <text:p>4981.99</text:p>
          </table:table-cell>
          <table:table-cell table:style-name="ce6" table:formula="of:=[.C421]-ROUNDDOWN([.C421])" office:value-type="float" office:value="0.987638349864028">
            <text:p>0.99</text:p>
          </table:table-cell>
          <table:table-cell table:formula="of:=IF([.D421] &lt; [.$D$2])" office:value-type="boolean" office:boolean-value="false">
            <text:p>FALSE</text:p>
          </table:table-cell>
          <table:table-cell table:formula="of:=MOD([.C421];64)" office:value-type="float" office:value="53.987638349864">
            <text:p>53.99</text:p>
          </table:table-cell>
          <table:table-cell/>
        </table:table-row>
        <table:table-row table:style-name="ro2">
          <table:table-cell table:style-name="ce3" table:formula="of:=[.A421]+1" office:value-type="float" office:value="421">
            <text:p>421</text:p>
          </table:table-cell>
          <table:table-cell table:style-name="ce3" table:formula="of:=[orbits.$C$3]*[.A422]" office:value-type="float" office:value="1823966.081">
            <text:p>1823966.081</text:p>
          </table:table-cell>
          <table:table-cell table:style-name="ce6" table:formula="of:=[.B422]/[orbits.$D$3]" office:value-type="float" office:value="4993.84951367927">
            <text:p>4993.85</text:p>
          </table:table-cell>
          <table:table-cell table:style-name="ce6" table:formula="of:=[.C422]-ROUNDDOWN([.C422])" office:value-type="float" office:value="0.849513679268057">
            <text:p>0.85</text:p>
          </table:table-cell>
          <table:table-cell table:formula="of:=IF([.D422] &lt; [.$D$2])" office:value-type="boolean" office:boolean-value="false">
            <text:p>FALSE</text:p>
          </table:table-cell>
          <table:table-cell table:formula="of:=MOD([.C422];64)" office:value-type="float" office:value="1.84951367926806">
            <text:p>1.85</text:p>
          </table:table-cell>
          <table:table-cell/>
        </table:table-row>
        <table:table-row table:style-name="ro2">
          <table:table-cell table:style-name="ce3" table:formula="of:=[.A422]+1" office:value-type="float" office:value="422">
            <text:p>422</text:p>
          </table:table-cell>
          <table:table-cell table:style-name="ce3" table:formula="of:=[orbits.$C$3]*[.A423]" office:value-type="float" office:value="1828298.542">
            <text:p>1828298.542</text:p>
          </table:table-cell>
          <table:table-cell table:style-name="ce6" table:formula="of:=[.B423]/[orbits.$D$3]" office:value-type="float" office:value="5005.71138900867">
            <text:p>5005.71</text:p>
          </table:table-cell>
          <table:table-cell table:style-name="ce6" table:formula="of:=[.C423]-ROUNDDOWN([.C423])" office:value-type="float" office:value="0.711389008672995">
            <text:p>0.71</text:p>
          </table:table-cell>
          <table:table-cell table:formula="of:=IF([.D423] &lt; [.$D$2])" office:value-type="boolean" office:boolean-value="false">
            <text:p>FALSE</text:p>
          </table:table-cell>
          <table:table-cell table:formula="of:=MOD([.C423];64)" office:value-type="float" office:value="13.711389008673">
            <text:p>13.71</text:p>
          </table:table-cell>
          <table:table-cell/>
        </table:table-row>
        <table:table-row table:style-name="ro2">
          <table:table-cell table:style-name="ce3" table:formula="of:=[.A423]+1" office:value-type="float" office:value="423">
            <text:p>423</text:p>
          </table:table-cell>
          <table:table-cell table:style-name="ce3" table:formula="of:=[orbits.$C$3]*[.A424]" office:value-type="float" office:value="1832631.003">
            <text:p>1832631.003</text:p>
          </table:table-cell>
          <table:table-cell table:style-name="ce6" table:formula="of:=[.B424]/[orbits.$D$3]" office:value-type="float" office:value="5017.57326433808">
            <text:p>5017.57</text:p>
          </table:table-cell>
          <table:table-cell table:style-name="ce6" table:formula="of:=[.C424]-ROUNDDOWN([.C424])" office:value-type="float" office:value="0.573264338077024">
            <text:p>0.57</text:p>
          </table:table-cell>
          <table:table-cell table:formula="of:=IF([.D424] &lt; [.$D$2])" office:value-type="boolean" office:boolean-value="false">
            <text:p>FALSE</text:p>
          </table:table-cell>
          <table:table-cell table:formula="of:=MOD([.C424];64)" office:value-type="float" office:value="25.573264338077">
            <text:p>25.57</text:p>
          </table:table-cell>
          <table:table-cell/>
        </table:table-row>
        <table:table-row table:style-name="ro2">
          <table:table-cell table:style-name="ce3" table:formula="of:=[.A424]+1" office:value-type="float" office:value="424">
            <text:p>424</text:p>
          </table:table-cell>
          <table:table-cell table:style-name="ce3" table:formula="of:=[orbits.$C$3]*[.A425]" office:value-type="float" office:value="1836963.464">
            <text:p>1836963.464</text:p>
          </table:table-cell>
          <table:table-cell table:style-name="ce6" table:formula="of:=[.B425]/[orbits.$D$3]" office:value-type="float" office:value="5029.43513966748">
            <text:p>5029.44</text:p>
          </table:table-cell>
          <table:table-cell table:style-name="ce6" table:formula="of:=[.C425]-ROUNDDOWN([.C425])" office:value-type="float" office:value="0.435139667481963">
            <text:p>0.44</text:p>
          </table:table-cell>
          <table:table-cell table:formula="of:=IF([.D425] &lt; [.$D$2])" office:value-type="boolean" office:boolean-value="false">
            <text:p>FALSE</text:p>
          </table:table-cell>
          <table:table-cell table:formula="of:=MOD([.C425];64)" office:value-type="float" office:value="37.435139667482">
            <text:p>37.44</text:p>
          </table:table-cell>
          <table:table-cell/>
        </table:table-row>
        <table:table-row table:style-name="ro2">
          <table:table-cell table:style-name="ce3" table:formula="of:=[.A425]+1" office:value-type="float" office:value="425">
            <text:p>425</text:p>
          </table:table-cell>
          <table:table-cell table:style-name="ce3" table:formula="of:=[orbits.$C$3]*[.A426]" office:value-type="float" office:value="1841295.925">
            <text:p>1841295.925</text:p>
          </table:table-cell>
          <table:table-cell table:style-name="ce6" table:formula="of:=[.B426]/[orbits.$D$3]" office:value-type="float" office:value="5041.29701499689">
            <text:p>5041.30</text:p>
          </table:table-cell>
          <table:table-cell table:style-name="ce6" table:formula="of:=[.C426]-ROUNDDOWN([.C426])" office:value-type="float" office:value="0.297014996885991">
            <text:p>0.30</text:p>
          </table:table-cell>
          <table:table-cell table:formula="of:=IF([.D426] &lt; [.$D$2])" office:value-type="boolean" office:boolean-value="false">
            <text:p>FALSE</text:p>
          </table:table-cell>
          <table:table-cell table:formula="of:=MOD([.C426];64)" office:value-type="float" office:value="49.297014996886">
            <text:p>49.30</text:p>
          </table:table-cell>
          <table:table-cell/>
        </table:table-row>
        <table:table-row table:style-name="ro2">
          <table:table-cell table:style-name="ce3" table:formula="of:=[.A426]+1" office:value-type="float" office:value="426">
            <text:p>426</text:p>
          </table:table-cell>
          <table:table-cell table:style-name="ce3" table:formula="of:=[orbits.$C$3]*[.A427]" office:value-type="float" office:value="1845628.386">
            <text:p>1845628.386</text:p>
          </table:table-cell>
          <table:table-cell table:style-name="ce6" table:formula="of:=[.B427]/[orbits.$D$3]" office:value-type="float" office:value="5053.15889032629">
            <text:p>5053.16</text:p>
          </table:table-cell>
          <table:table-cell table:style-name="ce6" table:formula="of:=[.C427]-ROUNDDOWN([.C427])" office:value-type="float" office:value="0.15889032629002">
            <text:p>0.16</text:p>
          </table:table-cell>
          <table:table-cell table:formula="of:=IF([.D427] &lt; [.$D$2])" office:value-type="boolean" office:boolean-value="false">
            <text:p>FALSE</text:p>
          </table:table-cell>
          <table:table-cell table:formula="of:=MOD([.C427];64)" office:value-type="float" office:value="61.15889032629">
            <text:p>61.16</text:p>
          </table:table-cell>
          <table:table-cell/>
        </table:table-row>
        <table:table-row table:style-name="ro2">
          <table:table-cell table:style-name="ce3" table:formula="of:=[.A427]+1" office:value-type="float" office:value="427">
            <text:p>427</text:p>
          </table:table-cell>
          <table:table-cell table:style-name="ce3" table:formula="of:=[orbits.$C$3]*[.A428]" office:value-type="float" office:value="1849960.847">
            <text:p>1849960.847</text:p>
          </table:table-cell>
          <table:table-cell table:style-name="ce6" table:formula="of:=[.B428]/[orbits.$D$3]" office:value-type="float" office:value="5065.0207656557">
            <text:p>5065.02</text:p>
          </table:table-cell>
          <table:table-cell table:style-name="ce6" table:formula="of:=[.C428]-ROUNDDOWN([.C428])" office:value-type="float" office:value="0.0207656556949587">
            <text:p>0.02</text:p>
          </table:table-cell>
          <table:table-cell table:formula="of:=IF([.D428] &lt; [.$D$2])" office:value-type="boolean" office:boolean-value="true">
            <text:p>TRUE</text:p>
          </table:table-cell>
          <table:table-cell table:formula="of:=MOD([.C428];64)" office:value-type="float" office:value="9.02076565569496">
            <text:p>9.02</text:p>
          </table:table-cell>
          <table:table-cell/>
        </table:table-row>
        <table:table-row table:style-name="ro2">
          <table:table-cell table:style-name="ce3" table:formula="of:=[.A428]+1" office:value-type="float" office:value="428">
            <text:p>428</text:p>
          </table:table-cell>
          <table:table-cell table:style-name="ce3" table:formula="of:=[orbits.$C$3]*[.A429]" office:value-type="float" office:value="1854293.308">
            <text:p>1854293.308</text:p>
          </table:table-cell>
          <table:table-cell table:style-name="ce6" table:formula="of:=[.B429]/[orbits.$D$3]" office:value-type="float" office:value="5076.8826409851">
            <text:p>5076.88</text:p>
          </table:table-cell>
          <table:table-cell table:style-name="ce6" table:formula="of:=[.C429]-ROUNDDOWN([.C429])" office:value-type="float" office:value="0.882640985098988">
            <text:p>0.88</text:p>
          </table:table-cell>
          <table:table-cell table:formula="of:=IF([.D429] &lt; [.$D$2])" office:value-type="boolean" office:boolean-value="false">
            <text:p>FALSE</text:p>
          </table:table-cell>
          <table:table-cell table:formula="of:=MOD([.C429];64)" office:value-type="float" office:value="20.882640985099">
            <text:p>20.88</text:p>
          </table:table-cell>
          <table:table-cell/>
        </table:table-row>
        <table:table-row table:style-name="ro2">
          <table:table-cell table:style-name="ce3" table:formula="of:=[.A429]+1" office:value-type="float" office:value="429">
            <text:p>429</text:p>
          </table:table-cell>
          <table:table-cell table:style-name="ce3" table:formula="of:=[orbits.$C$3]*[.A430]" office:value-type="float" office:value="1858625.769">
            <text:p>1858625.769</text:p>
          </table:table-cell>
          <table:table-cell table:style-name="ce6" table:formula="of:=[.B430]/[orbits.$D$3]" office:value-type="float" office:value="5088.7445163145">
            <text:p>5088.74</text:p>
          </table:table-cell>
          <table:table-cell table:style-name="ce6" table:formula="of:=[.C430]-ROUNDDOWN([.C430])" office:value-type="float" office:value="0.744516314503926">
            <text:p>0.74</text:p>
          </table:table-cell>
          <table:table-cell table:formula="of:=IF([.D430] &lt; [.$D$2])" office:value-type="boolean" office:boolean-value="false">
            <text:p>FALSE</text:p>
          </table:table-cell>
          <table:table-cell table:formula="of:=MOD([.C430];64)" office:value-type="float" office:value="32.7445163145039">
            <text:p>32.74</text:p>
          </table:table-cell>
          <table:table-cell/>
        </table:table-row>
        <table:table-row table:style-name="ro2">
          <table:table-cell table:style-name="ce3" table:formula="of:=[.A430]+1" office:value-type="float" office:value="430">
            <text:p>430</text:p>
          </table:table-cell>
          <table:table-cell table:style-name="ce3" table:formula="of:=[orbits.$C$3]*[.A431]" office:value-type="float" office:value="1862958.23">
            <text:p>1862958.23</text:p>
          </table:table-cell>
          <table:table-cell table:style-name="ce6" table:formula="of:=[.B431]/[orbits.$D$3]" office:value-type="float" office:value="5100.60639164391">
            <text:p>5100.61</text:p>
          </table:table-cell>
          <table:table-cell table:style-name="ce6" table:formula="of:=[.C431]-ROUNDDOWN([.C431])" office:value-type="float" office:value="0.606391643907955">
            <text:p>0.61</text:p>
          </table:table-cell>
          <table:table-cell table:formula="of:=IF([.D431] &lt; [.$D$2])" office:value-type="boolean" office:boolean-value="false">
            <text:p>FALSE</text:p>
          </table:table-cell>
          <table:table-cell table:formula="of:=MOD([.C431];64)" office:value-type="float" office:value="44.606391643908">
            <text:p>44.61</text:p>
          </table:table-cell>
          <table:table-cell/>
        </table:table-row>
        <table:table-row table:style-name="ro2">
          <table:table-cell table:style-name="ce3" table:formula="of:=[.A431]+1" office:value-type="float" office:value="431">
            <text:p>431</text:p>
          </table:table-cell>
          <table:table-cell table:style-name="ce3" table:formula="of:=[orbits.$C$3]*[.A432]" office:value-type="float" office:value="1867290.691">
            <text:p>1867290.691</text:p>
          </table:table-cell>
          <table:table-cell table:style-name="ce6" table:formula="of:=[.B432]/[orbits.$D$3]" office:value-type="float" office:value="5112.46826697331">
            <text:p>5112.47</text:p>
          </table:table-cell>
          <table:table-cell table:style-name="ce6" table:formula="of:=[.C432]-ROUNDDOWN([.C432])" office:value-type="float" office:value="0.468266973312893">
            <text:p>0.47</text:p>
          </table:table-cell>
          <table:table-cell table:formula="of:=IF([.D432] &lt; [.$D$2])" office:value-type="boolean" office:boolean-value="false">
            <text:p>FALSE</text:p>
          </table:table-cell>
          <table:table-cell table:formula="of:=MOD([.C432];64)" office:value-type="float" office:value="56.4682669733129">
            <text:p>56.47</text:p>
          </table:table-cell>
          <table:table-cell/>
        </table:table-row>
        <table:table-row table:style-name="ro2">
          <table:table-cell table:style-name="ce3" table:formula="of:=[.A432]+1" office:value-type="float" office:value="432">
            <text:p>432</text:p>
          </table:table-cell>
          <table:table-cell table:style-name="ce3" table:formula="of:=[orbits.$C$3]*[.A433]" office:value-type="float" office:value="1871623.152">
            <text:p>1871623.152</text:p>
          </table:table-cell>
          <table:table-cell table:style-name="ce6" table:formula="of:=[.B433]/[orbits.$D$3]" office:value-type="float" office:value="5124.33014230272">
            <text:p>5124.33</text:p>
          </table:table-cell>
          <table:table-cell table:style-name="ce6" table:formula="of:=[.C433]-ROUNDDOWN([.C433])" office:value-type="float" office:value="0.330142302716922">
            <text:p>0.33</text:p>
          </table:table-cell>
          <table:table-cell table:formula="of:=IF([.D433] &lt; [.$D$2])" office:value-type="boolean" office:boolean-value="false">
            <text:p>FALSE</text:p>
          </table:table-cell>
          <table:table-cell table:formula="of:=MOD([.C433];64)" office:value-type="float" office:value="4.33014230271692">
            <text:p>4.33</text:p>
          </table:table-cell>
          <table:table-cell/>
        </table:table-row>
        <table:table-row table:style-name="ro2">
          <table:table-cell table:style-name="ce3" table:formula="of:=[.A433]+1" office:value-type="float" office:value="433">
            <text:p>433</text:p>
          </table:table-cell>
          <table:table-cell table:style-name="ce3" table:formula="of:=[orbits.$C$3]*[.A434]" office:value-type="float" office:value="1875955.613">
            <text:p>1875955.613</text:p>
          </table:table-cell>
          <table:table-cell table:style-name="ce6" table:formula="of:=[.B434]/[orbits.$D$3]" office:value-type="float" office:value="5136.19201763212">
            <text:p>5136.19</text:p>
          </table:table-cell>
          <table:table-cell table:style-name="ce6" table:formula="of:=[.C434]-ROUNDDOWN([.C434])" office:value-type="float" office:value="0.192017632120951">
            <text:p>0.19</text:p>
          </table:table-cell>
          <table:table-cell table:formula="of:=IF([.D434] &lt; [.$D$2])" office:value-type="boolean" office:boolean-value="false">
            <text:p>FALSE</text:p>
          </table:table-cell>
          <table:table-cell table:formula="of:=MOD([.C434];64)" office:value-type="float" office:value="16.192017632121">
            <text:p>16.19</text:p>
          </table:table-cell>
          <table:table-cell/>
        </table:table-row>
        <table:table-row table:style-name="ro2">
          <table:table-cell table:style-name="ce3" table:formula="of:=[.A434]+1" office:value-type="float" office:value="434">
            <text:p>434</text:p>
          </table:table-cell>
          <table:table-cell table:style-name="ce3" table:formula="of:=[orbits.$C$3]*[.A435]" office:value-type="float" office:value="1880288.074">
            <text:p>1880288.074</text:p>
          </table:table-cell>
          <table:table-cell table:style-name="ce6" table:formula="of:=[.B435]/[orbits.$D$3]" office:value-type="float" office:value="5148.05389296153">
            <text:p>5148.05</text:p>
          </table:table-cell>
          <table:table-cell table:style-name="ce6" table:formula="of:=[.C435]-ROUNDDOWN([.C435])" office:value-type="float" office:value="0.0538929615258894">
            <text:p>0.05</text:p>
          </table:table-cell>
          <table:table-cell table:formula="of:=IF([.D435] &lt; [.$D$2])" office:value-type="boolean" office:boolean-value="true">
            <text:p>TRUE</text:p>
          </table:table-cell>
          <table:table-cell table:formula="of:=MOD([.C435];64)" office:value-type="float" office:value="28.0538929615259">
            <text:p>28.05</text:p>
          </table:table-cell>
          <table:table-cell/>
        </table:table-row>
        <table:table-row table:style-name="ro2">
          <table:table-cell table:style-name="ce3" table:formula="of:=[.A435]+1" office:value-type="float" office:value="435">
            <text:p>435</text:p>
          </table:table-cell>
          <table:table-cell table:style-name="ce3" table:formula="of:=[orbits.$C$3]*[.A436]" office:value-type="float" office:value="1884620.535">
            <text:p>1884620.535</text:p>
          </table:table-cell>
          <table:table-cell table:style-name="ce6" table:formula="of:=[.B436]/[orbits.$D$3]" office:value-type="float" office:value="5159.91576829093">
            <text:p>5159.92</text:p>
          </table:table-cell>
          <table:table-cell table:style-name="ce6" table:formula="of:=[.C436]-ROUNDDOWN([.C436])" office:value-type="float" office:value="0.915768290929918">
            <text:p>0.92</text:p>
          </table:table-cell>
          <table:table-cell table:formula="of:=IF([.D436] &lt; [.$D$2])" office:value-type="boolean" office:boolean-value="false">
            <text:p>FALSE</text:p>
          </table:table-cell>
          <table:table-cell table:formula="of:=MOD([.C436];64)" office:value-type="float" office:value="39.9157682909299">
            <text:p>39.92</text:p>
          </table:table-cell>
          <table:table-cell/>
        </table:table-row>
        <table:table-row table:style-name="ro2">
          <table:table-cell table:style-name="ce3" table:formula="of:=[.A436]+1" office:value-type="float" office:value="436">
            <text:p>436</text:p>
          </table:table-cell>
          <table:table-cell table:style-name="ce3" table:formula="of:=[orbits.$C$3]*[.A437]" office:value-type="float" office:value="1888952.996">
            <text:p>1888952.996</text:p>
          </table:table-cell>
          <table:table-cell table:style-name="ce6" table:formula="of:=[.B437]/[orbits.$D$3]" office:value-type="float" office:value="5171.77764362033">
            <text:p>5171.78</text:p>
          </table:table-cell>
          <table:table-cell table:style-name="ce6" table:formula="of:=[.C437]-ROUNDDOWN([.C437])" office:value-type="float" office:value="0.777643620334857">
            <text:p>0.78</text:p>
          </table:table-cell>
          <table:table-cell table:formula="of:=IF([.D437] &lt; [.$D$2])" office:value-type="boolean" office:boolean-value="false">
            <text:p>FALSE</text:p>
          </table:table-cell>
          <table:table-cell table:formula="of:=MOD([.C437];64)" office:value-type="float" office:value="51.7776436203349">
            <text:p>51.78</text:p>
          </table:table-cell>
          <table:table-cell/>
        </table:table-row>
        <table:table-row table:style-name="ro2">
          <table:table-cell table:style-name="ce3" table:formula="of:=[.A437]+1" office:value-type="float" office:value="437">
            <text:p>437</text:p>
          </table:table-cell>
          <table:table-cell table:style-name="ce3" table:formula="of:=[orbits.$C$3]*[.A438]" office:value-type="float" office:value="1893285.457">
            <text:p>1893285.457</text:p>
          </table:table-cell>
          <table:table-cell table:style-name="ce6" table:formula="of:=[.B438]/[orbits.$D$3]" office:value-type="float" office:value="5183.63951894974">
            <text:p>5183.64</text:p>
          </table:table-cell>
          <table:table-cell table:style-name="ce6" table:formula="of:=[.C438]-ROUNDDOWN([.C438])" office:value-type="float" office:value="0.639518949738886">
            <text:p>0.64</text:p>
          </table:table-cell>
          <table:table-cell table:formula="of:=IF([.D438] &lt; [.$D$2])" office:value-type="boolean" office:boolean-value="false">
            <text:p>FALSE</text:p>
          </table:table-cell>
          <table:table-cell table:formula="of:=MOD([.C438];64)" office:value-type="float" office:value="63.6395189497389">
            <text:p>63.64</text:p>
          </table:table-cell>
          <table:table-cell/>
        </table:table-row>
        <table:table-row table:style-name="ro2">
          <table:table-cell table:style-name="ce3" table:formula="of:=[.A438]+1" office:value-type="float" office:value="438">
            <text:p>438</text:p>
          </table:table-cell>
          <table:table-cell table:style-name="ce3" table:formula="of:=[orbits.$C$3]*[.A439]" office:value-type="float" office:value="1897617.918">
            <text:p>1897617.918</text:p>
          </table:table-cell>
          <table:table-cell table:style-name="ce6" table:formula="of:=[.B439]/[orbits.$D$3]" office:value-type="float" office:value="5195.50139427914">
            <text:p>5195.50</text:p>
          </table:table-cell>
          <table:table-cell table:style-name="ce6" table:formula="of:=[.C439]-ROUNDDOWN([.C439])" office:value-type="float" office:value="0.501394279143824">
            <text:p>0.50</text:p>
          </table:table-cell>
          <table:table-cell table:formula="of:=IF([.D439] &lt; [.$D$2])" office:value-type="boolean" office:boolean-value="false">
            <text:p>FALSE</text:p>
          </table:table-cell>
          <table:table-cell table:formula="of:=MOD([.C439];64)" office:value-type="float" office:value="11.5013942791438">
            <text:p>11.50</text:p>
          </table:table-cell>
          <table:table-cell/>
        </table:table-row>
        <table:table-row table:style-name="ro2">
          <table:table-cell table:style-name="ce3" table:formula="of:=[.A439]+1" office:value-type="float" office:value="439">
            <text:p>439</text:p>
          </table:table-cell>
          <table:table-cell table:style-name="ce3" table:formula="of:=[orbits.$C$3]*[.A440]" office:value-type="float" office:value="1901950.379">
            <text:p>1901950.379</text:p>
          </table:table-cell>
          <table:table-cell table:style-name="ce6" table:formula="of:=[.B440]/[orbits.$D$3]" office:value-type="float" office:value="5207.36326960855">
            <text:p>5207.36</text:p>
          </table:table-cell>
          <table:table-cell table:style-name="ce6" table:formula="of:=[.C440]-ROUNDDOWN([.C440])" office:value-type="float" office:value="0.363269608547853">
            <text:p>0.36</text:p>
          </table:table-cell>
          <table:table-cell table:formula="of:=IF([.D440] &lt; [.$D$2])" office:value-type="boolean" office:boolean-value="false">
            <text:p>FALSE</text:p>
          </table:table-cell>
          <table:table-cell table:formula="of:=MOD([.C440];64)" office:value-type="float" office:value="23.3632696085479">
            <text:p>23.36</text:p>
          </table:table-cell>
          <table:table-cell/>
        </table:table-row>
        <table:table-row table:style-name="ro2">
          <table:table-cell table:style-name="ce3" table:formula="of:=[.A440]+1" office:value-type="float" office:value="440">
            <text:p>440</text:p>
          </table:table-cell>
          <table:table-cell table:style-name="ce3" table:formula="of:=[orbits.$C$3]*[.A441]" office:value-type="float" office:value="1906282.84">
            <text:p>1906282.84</text:p>
          </table:table-cell>
          <table:table-cell table:style-name="ce6" table:formula="of:=[.B441]/[orbits.$D$3]" office:value-type="float" office:value="5219.22514493795">
            <text:p>5219.23</text:p>
          </table:table-cell>
          <table:table-cell table:style-name="ce6" table:formula="of:=[.C441]-ROUNDDOWN([.C441])" office:value-type="float" office:value="0.225144937951882">
            <text:p>0.23</text:p>
          </table:table-cell>
          <table:table-cell table:formula="of:=IF([.D441] &lt; [.$D$2])" office:value-type="boolean" office:boolean-value="false">
            <text:p>FALSE</text:p>
          </table:table-cell>
          <table:table-cell table:formula="of:=MOD([.C441];64)" office:value-type="float" office:value="35.2251449379519">
            <text:p>35.23</text:p>
          </table:table-cell>
          <table:table-cell/>
        </table:table-row>
        <table:table-row table:style-name="ro2">
          <table:table-cell table:style-name="ce3" table:formula="of:=[.A441]+1" office:value-type="float" office:value="441">
            <text:p>441</text:p>
          </table:table-cell>
          <table:table-cell table:style-name="ce3" table:formula="of:=[orbits.$C$3]*[.A442]" office:value-type="float" office:value="1910615.301">
            <text:p>1910615.301</text:p>
          </table:table-cell>
          <table:table-cell table:style-name="ce6" table:formula="of:=[.B442]/[orbits.$D$3]" office:value-type="float" office:value="5231.08702026736">
            <text:p>5231.09</text:p>
          </table:table-cell>
          <table:table-cell table:style-name="ce6" table:formula="of:=[.C442]-ROUNDDOWN([.C442])" office:value-type="float" office:value="0.0870202673568201">
            <text:p>0.09</text:p>
          </table:table-cell>
          <table:table-cell table:formula="of:=IF([.D442] &lt; [.$D$2])" office:value-type="boolean" office:boolean-value="true">
            <text:p>TRUE</text:p>
          </table:table-cell>
          <table:table-cell table:formula="of:=MOD([.C442];64)" office:value-type="float" office:value="47.0870202673568">
            <text:p>47.09</text:p>
          </table:table-cell>
          <table:table-cell/>
        </table:table-row>
        <table:table-row table:style-name="ro2">
          <table:table-cell table:style-name="ce3" table:formula="of:=[.A442]+1" office:value-type="float" office:value="442">
            <text:p>442</text:p>
          </table:table-cell>
          <table:table-cell table:style-name="ce3" table:formula="of:=[orbits.$C$3]*[.A443]" office:value-type="float" office:value="1914947.762">
            <text:p>1914947.762</text:p>
          </table:table-cell>
          <table:table-cell table:style-name="ce6" table:formula="of:=[.B443]/[orbits.$D$3]" office:value-type="float" office:value="5242.94889559676">
            <text:p>5242.95</text:p>
          </table:table-cell>
          <table:table-cell table:style-name="ce6" table:formula="of:=[.C443]-ROUNDDOWN([.C443])" office:value-type="float" office:value="0.948895596760849">
            <text:p>0.95</text:p>
          </table:table-cell>
          <table:table-cell table:formula="of:=IF([.D443] &lt; [.$D$2])" office:value-type="boolean" office:boolean-value="false">
            <text:p>FALSE</text:p>
          </table:table-cell>
          <table:table-cell table:formula="of:=MOD([.C443];64)" office:value-type="float" office:value="58.9488955967609">
            <text:p>58.95</text:p>
          </table:table-cell>
          <table:table-cell/>
        </table:table-row>
        <table:table-row table:style-name="ro2">
          <table:table-cell table:style-name="ce3" table:formula="of:=[.A443]+1" office:value-type="float" office:value="443">
            <text:p>443</text:p>
          </table:table-cell>
          <table:table-cell table:style-name="ce3" table:formula="of:=[orbits.$C$3]*[.A444]" office:value-type="float" office:value="1919280.223">
            <text:p>1919280.223</text:p>
          </table:table-cell>
          <table:table-cell table:style-name="ce6" table:formula="of:=[.B444]/[orbits.$D$3]" office:value-type="float" office:value="5254.81077092617">
            <text:p>5254.81</text:p>
          </table:table-cell>
          <table:table-cell table:style-name="ce6" table:formula="of:=[.C444]-ROUNDDOWN([.C444])" office:value-type="float" office:value="0.810770926165787">
            <text:p>0.81</text:p>
          </table:table-cell>
          <table:table-cell table:formula="of:=IF([.D444] &lt; [.$D$2])" office:value-type="boolean" office:boolean-value="false">
            <text:p>FALSE</text:p>
          </table:table-cell>
          <table:table-cell table:formula="of:=MOD([.C444];64)" office:value-type="float" office:value="6.81077092616579">
            <text:p>6.81</text:p>
          </table:table-cell>
          <table:table-cell/>
        </table:table-row>
        <table:table-row table:style-name="ro2">
          <table:table-cell table:style-name="ce3" table:formula="of:=[.A444]+1" office:value-type="float" office:value="444">
            <text:p>444</text:p>
          </table:table-cell>
          <table:table-cell table:style-name="ce3" table:formula="of:=[orbits.$C$3]*[.A445]" office:value-type="float" office:value="1923612.684">
            <text:p>1923612.684</text:p>
          </table:table-cell>
          <table:table-cell table:style-name="ce6" table:formula="of:=[.B445]/[orbits.$D$3]" office:value-type="float" office:value="5266.67264625557">
            <text:p>5266.67</text:p>
          </table:table-cell>
          <table:table-cell table:style-name="ce6" table:formula="of:=[.C445]-ROUNDDOWN([.C445])" office:value-type="float" office:value="0.672646255569816">
            <text:p>0.67</text:p>
          </table:table-cell>
          <table:table-cell table:formula="of:=IF([.D445] &lt; [.$D$2])" office:value-type="boolean" office:boolean-value="false">
            <text:p>FALSE</text:p>
          </table:table-cell>
          <table:table-cell table:formula="of:=MOD([.C445];64)" office:value-type="float" office:value="18.6726462555698">
            <text:p>18.67</text:p>
          </table:table-cell>
          <table:table-cell/>
        </table:table-row>
        <table:table-row table:style-name="ro2">
          <table:table-cell table:style-name="ce3" table:formula="of:=[.A445]+1" office:value-type="float" office:value="445">
            <text:p>445</text:p>
          </table:table-cell>
          <table:table-cell table:style-name="ce3" table:formula="of:=[orbits.$C$3]*[.A446]" office:value-type="float" office:value="1927945.145">
            <text:p>1927945.145</text:p>
          </table:table-cell>
          <table:table-cell table:style-name="ce6" table:formula="of:=[.B446]/[orbits.$D$3]" office:value-type="float" office:value="5278.53452158498">
            <text:p>5278.53</text:p>
          </table:table-cell>
          <table:table-cell table:style-name="ce6" table:formula="of:=[.C446]-ROUNDDOWN([.C446])" office:value-type="float" office:value="0.534521584974755">
            <text:p>0.53</text:p>
          </table:table-cell>
          <table:table-cell table:formula="of:=IF([.D446] &lt; [.$D$2])" office:value-type="boolean" office:boolean-value="false">
            <text:p>FALSE</text:p>
          </table:table-cell>
          <table:table-cell table:formula="of:=MOD([.C446];64)" office:value-type="float" office:value="30.5345215849748">
            <text:p>30.53</text:p>
          </table:table-cell>
          <table:table-cell/>
        </table:table-row>
        <table:table-row table:style-name="ro2">
          <table:table-cell table:style-name="ce3" table:formula="of:=[.A446]+1" office:value-type="float" office:value="446">
            <text:p>446</text:p>
          </table:table-cell>
          <table:table-cell table:style-name="ce3" table:formula="of:=[orbits.$C$3]*[.A447]" office:value-type="float" office:value="1932277.606">
            <text:p>1932277.606</text:p>
          </table:table-cell>
          <table:table-cell table:style-name="ce6" table:formula="of:=[.B447]/[orbits.$D$3]" office:value-type="float" office:value="5290.39639691438">
            <text:p>5290.40</text:p>
          </table:table-cell>
          <table:table-cell table:style-name="ce6" table:formula="of:=[.C447]-ROUNDDOWN([.C447])" office:value-type="float" office:value="0.396396914378784">
            <text:p>0.40</text:p>
          </table:table-cell>
          <table:table-cell table:formula="of:=IF([.D447] &lt; [.$D$2])" office:value-type="boolean" office:boolean-value="false">
            <text:p>FALSE</text:p>
          </table:table-cell>
          <table:table-cell table:formula="of:=MOD([.C447];64)" office:value-type="float" office:value="42.3963969143788">
            <text:p>42.40</text:p>
          </table:table-cell>
          <table:table-cell/>
        </table:table-row>
        <table:table-row table:style-name="ro2">
          <table:table-cell table:style-name="ce3" table:formula="of:=[.A447]+1" office:value-type="float" office:value="447">
            <text:p>447</text:p>
          </table:table-cell>
          <table:table-cell table:style-name="ce3" table:formula="of:=[orbits.$C$3]*[.A448]" office:value-type="float" office:value="1936610.067">
            <text:p>1936610.067</text:p>
          </table:table-cell>
          <table:table-cell table:style-name="ce6" table:formula="of:=[.B448]/[orbits.$D$3]" office:value-type="float" office:value="5302.25827224378">
            <text:p>5302.26</text:p>
          </table:table-cell>
          <table:table-cell table:style-name="ce6" table:formula="of:=[.C448]-ROUNDDOWN([.C448])" office:value-type="float" office:value="0.258272243782812">
            <text:p>0.26</text:p>
          </table:table-cell>
          <table:table-cell table:formula="of:=IF([.D448] &lt; [.$D$2])" office:value-type="boolean" office:boolean-value="false">
            <text:p>FALSE</text:p>
          </table:table-cell>
          <table:table-cell table:formula="of:=MOD([.C448];64)" office:value-type="float" office:value="54.2582722437828">
            <text:p>54.26</text:p>
          </table:table-cell>
          <table:table-cell/>
        </table:table-row>
        <table:table-row table:style-name="ro2">
          <table:table-cell table:style-name="ce3" table:formula="of:=[.A448]+1" office:value-type="float" office:value="448">
            <text:p>448</text:p>
          </table:table-cell>
          <table:table-cell table:style-name="ce3" table:formula="of:=[orbits.$C$3]*[.A449]" office:value-type="float" office:value="1940942.528">
            <text:p>1940942.528</text:p>
          </table:table-cell>
          <table:table-cell table:style-name="ce6" table:formula="of:=[.B449]/[orbits.$D$3]" office:value-type="float" office:value="5314.12014757319">
            <text:p>5314.12</text:p>
          </table:table-cell>
          <table:table-cell table:style-name="ce6" table:formula="of:=[.C449]-ROUNDDOWN([.C449])" office:value-type="float" office:value="0.120147573187751">
            <text:p>0.12</text:p>
          </table:table-cell>
          <table:table-cell table:formula="of:=IF([.D449] &lt; [.$D$2])" office:value-type="boolean" office:boolean-value="false">
            <text:p>FALSE</text:p>
          </table:table-cell>
          <table:table-cell table:formula="of:=MOD([.C449];64)" office:value-type="float" office:value="2.12014757318775">
            <text:p>2.12</text:p>
          </table:table-cell>
          <table:table-cell/>
        </table:table-row>
        <table:table-row table:style-name="ro2">
          <table:table-cell table:style-name="ce3" table:formula="of:=[.A449]+1" office:value-type="float" office:value="449">
            <text:p>449</text:p>
          </table:table-cell>
          <table:table-cell table:style-name="ce3" table:formula="of:=[orbits.$C$3]*[.A450]" office:value-type="float" office:value="1945274.989">
            <text:p>1945274.989</text:p>
          </table:table-cell>
          <table:table-cell table:style-name="ce6" table:formula="of:=[.B450]/[orbits.$D$3]" office:value-type="float" office:value="5325.98202290259">
            <text:p>5325.98</text:p>
          </table:table-cell>
          <table:table-cell table:style-name="ce6" table:formula="of:=[.C450]-ROUNDDOWN([.C450])" office:value-type="float" office:value="0.98202290259178">
            <text:p>0.98</text:p>
          </table:table-cell>
          <table:table-cell table:formula="of:=IF([.D450] &lt; [.$D$2])" office:value-type="boolean" office:boolean-value="false">
            <text:p>FALSE</text:p>
          </table:table-cell>
          <table:table-cell table:formula="of:=MOD([.C450];64)" office:value-type="float" office:value="13.9820229025918">
            <text:p>13.98</text:p>
          </table:table-cell>
          <table:table-cell/>
        </table:table-row>
        <table:table-row table:style-name="ro2">
          <table:table-cell table:style-name="ce3" table:formula="of:=[.A450]+1" office:value-type="float" office:value="450">
            <text:p>450</text:p>
          </table:table-cell>
          <table:table-cell table:style-name="ce3" table:formula="of:=[orbits.$C$3]*[.A451]" office:value-type="float" office:value="1949607.45">
            <text:p>1949607.45</text:p>
          </table:table-cell>
          <table:table-cell table:style-name="ce6" table:formula="of:=[.B451]/[orbits.$D$3]" office:value-type="float" office:value="5337.843898232">
            <text:p>5337.84</text:p>
          </table:table-cell>
          <table:table-cell table:style-name="ce6" table:formula="of:=[.C451]-ROUNDDOWN([.C451])" office:value-type="float" office:value="0.843898231996718">
            <text:p>0.84</text:p>
          </table:table-cell>
          <table:table-cell table:formula="of:=IF([.D451] &lt; [.$D$2])" office:value-type="boolean" office:boolean-value="false">
            <text:p>FALSE</text:p>
          </table:table-cell>
          <table:table-cell table:formula="of:=MOD([.C451];64)" office:value-type="float" office:value="25.8438982319967">
            <text:p>25.84</text:p>
          </table:table-cell>
          <table:table-cell/>
        </table:table-row>
        <table:table-row table:style-name="ro2">
          <table:table-cell table:style-name="ce3" table:formula="of:=[.A451]+1" office:value-type="float" office:value="451">
            <text:p>451</text:p>
          </table:table-cell>
          <table:table-cell table:style-name="ce3" table:formula="of:=[orbits.$C$3]*[.A452]" office:value-type="float" office:value="1953939.911">
            <text:p>1953939.911</text:p>
          </table:table-cell>
          <table:table-cell table:style-name="ce6" table:formula="of:=[.B452]/[orbits.$D$3]" office:value-type="float" office:value="5349.7057735614">
            <text:p>5349.71</text:p>
          </table:table-cell>
          <table:table-cell table:style-name="ce6" table:formula="of:=[.C452]-ROUNDDOWN([.C452])" office:value-type="float" office:value="0.705773561400747">
            <text:p>0.71</text:p>
          </table:table-cell>
          <table:table-cell table:formula="of:=IF([.D452] &lt; [.$D$2])" office:value-type="boolean" office:boolean-value="false">
            <text:p>FALSE</text:p>
          </table:table-cell>
          <table:table-cell table:formula="of:=MOD([.C452];64)" office:value-type="float" office:value="37.7057735614007">
            <text:p>37.71</text:p>
          </table:table-cell>
          <table:table-cell/>
        </table:table-row>
        <table:table-row table:style-name="ro2">
          <table:table-cell table:style-name="ce3" table:formula="of:=[.A452]+1" office:value-type="float" office:value="452">
            <text:p>452</text:p>
          </table:table-cell>
          <table:table-cell table:style-name="ce3" table:formula="of:=[orbits.$C$3]*[.A453]" office:value-type="float" office:value="1958272.372">
            <text:p>1958272.372</text:p>
          </table:table-cell>
          <table:table-cell table:style-name="ce6" table:formula="of:=[.B453]/[orbits.$D$3]" office:value-type="float" office:value="5361.56764889081">
            <text:p>5361.57</text:p>
          </table:table-cell>
          <table:table-cell table:style-name="ce6" table:formula="of:=[.C453]-ROUNDDOWN([.C453])" office:value-type="float" office:value="0.567648890805685">
            <text:p>0.57</text:p>
          </table:table-cell>
          <table:table-cell table:formula="of:=IF([.D453] &lt; [.$D$2])" office:value-type="boolean" office:boolean-value="false">
            <text:p>FALSE</text:p>
          </table:table-cell>
          <table:table-cell table:formula="of:=MOD([.C453];64)" office:value-type="float" office:value="49.5676488908057">
            <text:p>49.57</text:p>
          </table:table-cell>
          <table:table-cell/>
        </table:table-row>
        <table:table-row table:style-name="ro2">
          <table:table-cell table:style-name="ce3" table:formula="of:=[.A453]+1" office:value-type="float" office:value="453">
            <text:p>453</text:p>
          </table:table-cell>
          <table:table-cell table:style-name="ce3" table:formula="of:=[orbits.$C$3]*[.A454]" office:value-type="float" office:value="1962604.833">
            <text:p>1962604.833</text:p>
          </table:table-cell>
          <table:table-cell table:style-name="ce6" table:formula="of:=[.B454]/[orbits.$D$3]" office:value-type="float" office:value="5373.42952422021">
            <text:p>5373.43</text:p>
          </table:table-cell>
          <table:table-cell table:style-name="ce6" table:formula="of:=[.C454]-ROUNDDOWN([.C454])" office:value-type="float" office:value="0.429524220209714">
            <text:p>0.43</text:p>
          </table:table-cell>
          <table:table-cell table:formula="of:=IF([.D454] &lt; [.$D$2])" office:value-type="boolean" office:boolean-value="false">
            <text:p>FALSE</text:p>
          </table:table-cell>
          <table:table-cell table:formula="of:=MOD([.C454];64)" office:value-type="float" office:value="61.4295242202097">
            <text:p>61.43</text:p>
          </table:table-cell>
          <table:table-cell/>
        </table:table-row>
        <table:table-row table:style-name="ro2">
          <table:table-cell table:style-name="ce3" table:formula="of:=[.A454]+1" office:value-type="float" office:value="454">
            <text:p>454</text:p>
          </table:table-cell>
          <table:table-cell table:style-name="ce3" table:formula="of:=[orbits.$C$3]*[.A455]" office:value-type="float" office:value="1966937.294">
            <text:p>1966937.294</text:p>
          </table:table-cell>
          <table:table-cell table:style-name="ce6" table:formula="of:=[.B455]/[orbits.$D$3]" office:value-type="float" office:value="5385.29139954961">
            <text:p>5385.29</text:p>
          </table:table-cell>
          <table:table-cell table:style-name="ce6" table:formula="of:=[.C455]-ROUNDDOWN([.C455])" office:value-type="float" office:value="0.291399549613743">
            <text:p>0.29</text:p>
          </table:table-cell>
          <table:table-cell table:formula="of:=IF([.D455] &lt; [.$D$2])" office:value-type="boolean" office:boolean-value="false">
            <text:p>FALSE</text:p>
          </table:table-cell>
          <table:table-cell table:formula="of:=MOD([.C455];64)" office:value-type="float" office:value="9.29139954961374">
            <text:p>9.29</text:p>
          </table:table-cell>
          <table:table-cell/>
        </table:table-row>
        <table:table-row table:style-name="ro2">
          <table:table-cell table:style-name="ce3" table:formula="of:=[.A455]+1" office:value-type="float" office:value="455">
            <text:p>455</text:p>
          </table:table-cell>
          <table:table-cell table:style-name="ce3" table:formula="of:=[orbits.$C$3]*[.A456]" office:value-type="float" office:value="1971269.755">
            <text:p>1971269.755</text:p>
          </table:table-cell>
          <table:table-cell table:style-name="ce6" table:formula="of:=[.B456]/[orbits.$D$3]" office:value-type="float" office:value="5397.15327487902">
            <text:p>5397.15</text:p>
          </table:table-cell>
          <table:table-cell table:style-name="ce6" table:formula="of:=[.C456]-ROUNDDOWN([.C456])" office:value-type="float" office:value="0.153274879018682">
            <text:p>0.15</text:p>
          </table:table-cell>
          <table:table-cell table:formula="of:=IF([.D456] &lt; [.$D$2])" office:value-type="boolean" office:boolean-value="false">
            <text:p>FALSE</text:p>
          </table:table-cell>
          <table:table-cell table:formula="of:=MOD([.C456];64)" office:value-type="float" office:value="21.1532748790187">
            <text:p>21.15</text:p>
          </table:table-cell>
          <table:table-cell/>
        </table:table-row>
        <table:table-row table:style-name="ro2">
          <table:table-cell table:style-name="ce3" table:formula="of:=[.A456]+1" office:value-type="float" office:value="456">
            <text:p>456</text:p>
          </table:table-cell>
          <table:table-cell table:style-name="ce3" table:formula="of:=[orbits.$C$3]*[.A457]" office:value-type="float" office:value="1975602.216">
            <text:p>1975602.216</text:p>
          </table:table-cell>
          <table:table-cell table:style-name="ce6" table:formula="of:=[.B457]/[orbits.$D$3]" office:value-type="float" office:value="5409.01515020842">
            <text:p>5409.02</text:p>
          </table:table-cell>
          <table:table-cell table:style-name="ce6" table:formula="of:=[.C457]-ROUNDDOWN([.C457])" office:value-type="float" office:value="0.0151502084227104">
            <text:p>0.02</text:p>
          </table:table-cell>
          <table:table-cell table:formula="of:=IF([.D457] &lt; [.$D$2])" office:value-type="boolean" office:boolean-value="true">
            <text:p>TRUE</text:p>
          </table:table-cell>
          <table:table-cell table:formula="of:=MOD([.C457];64)" office:value-type="float" office:value="33.0151502084227">
            <text:p>33.02</text:p>
          </table:table-cell>
          <table:table-cell/>
        </table:table-row>
        <table:table-row table:style-name="ro2">
          <table:table-cell table:style-name="ce3" table:formula="of:=[.A457]+1" office:value-type="float" office:value="457">
            <text:p>457</text:p>
          </table:table-cell>
          <table:table-cell table:style-name="ce3" table:formula="of:=[orbits.$C$3]*[.A458]" office:value-type="float" office:value="1979934.677">
            <text:p>1979934.677</text:p>
          </table:table-cell>
          <table:table-cell table:style-name="ce6" table:formula="of:=[.B458]/[orbits.$D$3]" office:value-type="float" office:value="5420.87702553783">
            <text:p>5420.88</text:p>
          </table:table-cell>
          <table:table-cell table:style-name="ce6" table:formula="of:=[.C458]-ROUNDDOWN([.C458])" office:value-type="float" office:value="0.877025537827649">
            <text:p>0.88</text:p>
          </table:table-cell>
          <table:table-cell table:formula="of:=IF([.D458] &lt; [.$D$2])" office:value-type="boolean" office:boolean-value="false">
            <text:p>FALSE</text:p>
          </table:table-cell>
          <table:table-cell table:formula="of:=MOD([.C458];64)" office:value-type="float" office:value="44.8770255378277">
            <text:p>44.88</text:p>
          </table:table-cell>
          <table:table-cell/>
        </table:table-row>
        <table:table-row table:style-name="ro2">
          <table:table-cell table:style-name="ce3" table:formula="of:=[.A458]+1" office:value-type="float" office:value="458">
            <text:p>458</text:p>
          </table:table-cell>
          <table:table-cell table:style-name="ce3" table:formula="of:=[orbits.$C$3]*[.A459]" office:value-type="float" office:value="1984267.138">
            <text:p>1984267.138</text:p>
          </table:table-cell>
          <table:table-cell table:style-name="ce6" table:formula="of:=[.B459]/[orbits.$D$3]" office:value-type="float" office:value="5432.73890086723">
            <text:p>5432.74</text:p>
          </table:table-cell>
          <table:table-cell table:style-name="ce6" table:formula="of:=[.C459]-ROUNDDOWN([.C459])" office:value-type="float" office:value="0.738900867231678">
            <text:p>0.74</text:p>
          </table:table-cell>
          <table:table-cell table:formula="of:=IF([.D459] &lt; [.$D$2])" office:value-type="boolean" office:boolean-value="false">
            <text:p>FALSE</text:p>
          </table:table-cell>
          <table:table-cell table:formula="of:=MOD([.C459];64)" office:value-type="float" office:value="56.7389008672317">
            <text:p>56.74</text:p>
          </table:table-cell>
          <table:table-cell/>
        </table:table-row>
        <table:table-row table:style-name="ro2">
          <table:table-cell table:style-name="ce3" table:formula="of:=[.A459]+1" office:value-type="float" office:value="459">
            <text:p>459</text:p>
          </table:table-cell>
          <table:table-cell table:style-name="ce3" table:formula="of:=[orbits.$C$3]*[.A460]" office:value-type="float" office:value="1988599.599">
            <text:p>1988599.599</text:p>
          </table:table-cell>
          <table:table-cell table:style-name="ce6" table:formula="of:=[.B460]/[orbits.$D$3]" office:value-type="float" office:value="5444.60077619664">
            <text:p>5444.60</text:p>
          </table:table-cell>
          <table:table-cell table:style-name="ce6" table:formula="of:=[.C460]-ROUNDDOWN([.C460])" office:value-type="float" office:value="0.600776196636616">
            <text:p>0.60</text:p>
          </table:table-cell>
          <table:table-cell table:formula="of:=IF([.D460] &lt; [.$D$2])" office:value-type="boolean" office:boolean-value="false">
            <text:p>FALSE</text:p>
          </table:table-cell>
          <table:table-cell table:formula="of:=MOD([.C460];64)" office:value-type="float" office:value="4.60077619663662">
            <text:p>4.60</text:p>
          </table:table-cell>
          <table:table-cell/>
        </table:table-row>
        <table:table-row table:style-name="ro2">
          <table:table-cell table:style-name="ce3" table:formula="of:=[.A460]+1" office:value-type="float" office:value="460">
            <text:p>460</text:p>
          </table:table-cell>
          <table:table-cell table:style-name="ce3" table:formula="of:=[orbits.$C$3]*[.A461]" office:value-type="float" office:value="1992932.06">
            <text:p>1992932.06</text:p>
          </table:table-cell>
          <table:table-cell table:style-name="ce6" table:formula="of:=[.B461]/[orbits.$D$3]" office:value-type="float" office:value="5456.46265152604">
            <text:p>5456.46</text:p>
          </table:table-cell>
          <table:table-cell table:style-name="ce6" table:formula="of:=[.C461]-ROUNDDOWN([.C461])" office:value-type="float" office:value="0.462651526040645">
            <text:p>0.46</text:p>
          </table:table-cell>
          <table:table-cell table:formula="of:=IF([.D461] &lt; [.$D$2])" office:value-type="boolean" office:boolean-value="false">
            <text:p>FALSE</text:p>
          </table:table-cell>
          <table:table-cell table:formula="of:=MOD([.C461];64)" office:value-type="float" office:value="16.4626515260406">
            <text:p>16.46</text:p>
          </table:table-cell>
          <table:table-cell/>
        </table:table-row>
        <table:table-row table:style-name="ro2">
          <table:table-cell table:style-name="ce3" table:formula="of:=[.A461]+1" office:value-type="float" office:value="461">
            <text:p>461</text:p>
          </table:table-cell>
          <table:table-cell table:style-name="ce3" table:formula="of:=[orbits.$C$3]*[.A462]" office:value-type="float" office:value="1997264.521">
            <text:p>1997264.521</text:p>
          </table:table-cell>
          <table:table-cell table:style-name="ce6" table:formula="of:=[.B462]/[orbits.$D$3]" office:value-type="float" office:value="5468.32452685545">
            <text:p>5468.32</text:p>
          </table:table-cell>
          <table:table-cell table:style-name="ce6" table:formula="of:=[.C462]-ROUNDDOWN([.C462])" office:value-type="float" office:value="0.324526855445583">
            <text:p>0.32</text:p>
          </table:table-cell>
          <table:table-cell table:formula="of:=IF([.D462] &lt; [.$D$2])" office:value-type="boolean" office:boolean-value="false">
            <text:p>FALSE</text:p>
          </table:table-cell>
          <table:table-cell table:formula="of:=MOD([.C462];64)" office:value-type="float" office:value="28.3245268554456">
            <text:p>28.32</text:p>
          </table:table-cell>
          <table:table-cell/>
        </table:table-row>
        <table:table-row table:style-name="ro2">
          <table:table-cell table:style-name="ce3" table:formula="of:=[.A462]+1" office:value-type="float" office:value="462">
            <text:p>462</text:p>
          </table:table-cell>
          <table:table-cell table:style-name="ce3" table:formula="of:=[orbits.$C$3]*[.A463]" office:value-type="float" office:value="2001596.982">
            <text:p>2001596.982</text:p>
          </table:table-cell>
          <table:table-cell table:style-name="ce6" table:formula="of:=[.B463]/[orbits.$D$3]" office:value-type="float" office:value="5480.18640218485">
            <text:p>5480.19</text:p>
          </table:table-cell>
          <table:table-cell table:style-name="ce6" table:formula="of:=[.C463]-ROUNDDOWN([.C463])" office:value-type="float" office:value="0.186402184849612">
            <text:p>0.19</text:p>
          </table:table-cell>
          <table:table-cell table:formula="of:=IF([.D463] &lt; [.$D$2])" office:value-type="boolean" office:boolean-value="false">
            <text:p>FALSE</text:p>
          </table:table-cell>
          <table:table-cell table:formula="of:=MOD([.C463];64)" office:value-type="float" office:value="40.1864021848496">
            <text:p>40.19</text:p>
          </table:table-cell>
          <table:table-cell/>
        </table:table-row>
        <table:table-row table:style-name="ro2">
          <table:table-cell table:style-name="ce3" table:formula="of:=[.A463]+1" office:value-type="float" office:value="463">
            <text:p>463</text:p>
          </table:table-cell>
          <table:table-cell table:style-name="ce3" table:formula="of:=[orbits.$C$3]*[.A464]" office:value-type="float" office:value="2005929.443">
            <text:p>2005929.443</text:p>
          </table:table-cell>
          <table:table-cell table:style-name="ce6" table:formula="of:=[.B464]/[orbits.$D$3]" office:value-type="float" office:value="5492.04827751426">
            <text:p>5492.05</text:p>
          </table:table-cell>
          <table:table-cell table:style-name="ce6" table:formula="of:=[.C464]-ROUNDDOWN([.C464])" office:value-type="float" office:value="0.0482775142545506">
            <text:p>0.05</text:p>
          </table:table-cell>
          <table:table-cell table:formula="of:=IF([.D464] &lt; [.$D$2])" office:value-type="boolean" office:boolean-value="true">
            <text:p>TRUE</text:p>
          </table:table-cell>
          <table:table-cell table:formula="of:=MOD([.C464];64)" office:value-type="float" office:value="52.0482775142546">
            <text:p>52.05</text:p>
          </table:table-cell>
          <table:table-cell/>
        </table:table-row>
        <table:table-row table:style-name="ro2">
          <table:table-cell table:style-name="ce3" table:formula="of:=[.A464]+1" office:value-type="float" office:value="464">
            <text:p>464</text:p>
          </table:table-cell>
          <table:table-cell table:style-name="ce3" table:formula="of:=[orbits.$C$3]*[.A465]" office:value-type="float" office:value="2010261.904">
            <text:p>2010261.904</text:p>
          </table:table-cell>
          <table:table-cell table:style-name="ce6" table:formula="of:=[.B465]/[orbits.$D$3]" office:value-type="float" office:value="5503.91015284366">
            <text:p>5503.91</text:p>
          </table:table-cell>
          <table:table-cell table:style-name="ce6" table:formula="of:=[.C465]-ROUNDDOWN([.C465])" office:value-type="float" office:value="0.91015284365858">
            <text:p>0.91</text:p>
          </table:table-cell>
          <table:table-cell table:formula="of:=IF([.D465] &lt; [.$D$2])" office:value-type="boolean" office:boolean-value="false">
            <text:p>FALSE</text:p>
          </table:table-cell>
          <table:table-cell table:formula="of:=MOD([.C465];64)" office:value-type="float" office:value="63.9101528436586">
            <text:p>63.91</text:p>
          </table:table-cell>
          <table:table-cell/>
        </table:table-row>
        <table:table-row table:style-name="ro2">
          <table:table-cell table:style-name="ce3" table:formula="of:=[.A465]+1" office:value-type="float" office:value="465">
            <text:p>465</text:p>
          </table:table-cell>
          <table:table-cell table:style-name="ce3" table:formula="of:=[orbits.$C$3]*[.A466]" office:value-type="float" office:value="2014594.365">
            <text:p>2014594.365</text:p>
          </table:table-cell>
          <table:table-cell table:style-name="ce6" table:formula="of:=[.B466]/[orbits.$D$3]" office:value-type="float" office:value="5515.77202817306">
            <text:p>5515.77</text:p>
          </table:table-cell>
          <table:table-cell table:style-name="ce6" table:formula="of:=[.C466]-ROUNDDOWN([.C466])" office:value-type="float" office:value="0.772028173063518">
            <text:p>0.77</text:p>
          </table:table-cell>
          <table:table-cell table:formula="of:=IF([.D466] &lt; [.$D$2])" office:value-type="boolean" office:boolean-value="false">
            <text:p>FALSE</text:p>
          </table:table-cell>
          <table:table-cell table:formula="of:=MOD([.C466];64)" office:value-type="float" office:value="11.7720281730635">
            <text:p>11.77</text:p>
          </table:table-cell>
          <table:table-cell/>
        </table:table-row>
        <table:table-row table:style-name="ro2">
          <table:table-cell table:style-name="ce3" table:formula="of:=[.A466]+1" office:value-type="float" office:value="466">
            <text:p>466</text:p>
          </table:table-cell>
          <table:table-cell table:style-name="ce3" table:formula="of:=[orbits.$C$3]*[.A467]" office:value-type="float" office:value="2018926.826">
            <text:p>2018926.826</text:p>
          </table:table-cell>
          <table:table-cell table:style-name="ce6" table:formula="of:=[.B467]/[orbits.$D$3]" office:value-type="float" office:value="5527.63390350247">
            <text:p>5527.63</text:p>
          </table:table-cell>
          <table:table-cell table:style-name="ce6" table:formula="of:=[.C467]-ROUNDDOWN([.C467])" office:value-type="float" office:value="0.633903502467547">
            <text:p>0.63</text:p>
          </table:table-cell>
          <table:table-cell table:formula="of:=IF([.D467] &lt; [.$D$2])" office:value-type="boolean" office:boolean-value="false">
            <text:p>FALSE</text:p>
          </table:table-cell>
          <table:table-cell table:formula="of:=MOD([.C467];64)" office:value-type="float" office:value="23.6339035024675">
            <text:p>23.63</text:p>
          </table:table-cell>
          <table:table-cell/>
        </table:table-row>
        <table:table-row table:style-name="ro2">
          <table:table-cell table:style-name="ce3" table:formula="of:=[.A467]+1" office:value-type="float" office:value="467">
            <text:p>467</text:p>
          </table:table-cell>
          <table:table-cell table:style-name="ce3" table:formula="of:=[orbits.$C$3]*[.A468]" office:value-type="float" office:value="2023259.287">
            <text:p>2023259.287</text:p>
          </table:table-cell>
          <table:table-cell table:style-name="ce6" table:formula="of:=[.B468]/[orbits.$D$3]" office:value-type="float" office:value="5539.49577883187">
            <text:p>5539.50</text:p>
          </table:table-cell>
          <table:table-cell table:style-name="ce6" table:formula="of:=[.C468]-ROUNDDOWN([.C468])" office:value-type="float" office:value="0.495778831871576">
            <text:p>0.50</text:p>
          </table:table-cell>
          <table:table-cell table:formula="of:=IF([.D468] &lt; [.$D$2])" office:value-type="boolean" office:boolean-value="false">
            <text:p>FALSE</text:p>
          </table:table-cell>
          <table:table-cell table:formula="of:=MOD([.C468];64)" office:value-type="float" office:value="35.4957788318716">
            <text:p>35.50</text:p>
          </table:table-cell>
          <table:table-cell/>
        </table:table-row>
        <table:table-row table:style-name="ro2">
          <table:table-cell table:style-name="ce3" table:formula="of:=[.A468]+1" office:value-type="float" office:value="468">
            <text:p>468</text:p>
          </table:table-cell>
          <table:table-cell table:style-name="ce3" table:formula="of:=[orbits.$C$3]*[.A469]" office:value-type="float" office:value="2027591.748">
            <text:p>2027591.748</text:p>
          </table:table-cell>
          <table:table-cell table:style-name="ce6" table:formula="of:=[.B469]/[orbits.$D$3]" office:value-type="float" office:value="5551.35765416128">
            <text:p>5551.36</text:p>
          </table:table-cell>
          <table:table-cell table:style-name="ce6" table:formula="of:=[.C469]-ROUNDDOWN([.C469])" office:value-type="float" office:value="0.357654161276514">
            <text:p>0.36</text:p>
          </table:table-cell>
          <table:table-cell table:formula="of:=IF([.D469] &lt; [.$D$2])" office:value-type="boolean" office:boolean-value="false">
            <text:p>FALSE</text:p>
          </table:table-cell>
          <table:table-cell table:formula="of:=MOD([.C469];64)" office:value-type="float" office:value="47.3576541612765">
            <text:p>47.36</text:p>
          </table:table-cell>
          <table:table-cell/>
        </table:table-row>
        <table:table-row table:style-name="ro2">
          <table:table-cell table:style-name="ce3" table:formula="of:=[.A469]+1" office:value-type="float" office:value="469">
            <text:p>469</text:p>
          </table:table-cell>
          <table:table-cell table:style-name="ce3" table:formula="of:=[orbits.$C$3]*[.A470]" office:value-type="float" office:value="2031924.209">
            <text:p>2031924.209</text:p>
          </table:table-cell>
          <table:table-cell table:style-name="ce6" table:formula="of:=[.B470]/[orbits.$D$3]" office:value-type="float" office:value="5563.21952949068">
            <text:p>5563.22</text:p>
          </table:table-cell>
          <table:table-cell table:style-name="ce6" table:formula="of:=[.C470]-ROUNDDOWN([.C470])" office:value-type="float" office:value="0.219529490680543">
            <text:p>0.22</text:p>
          </table:table-cell>
          <table:table-cell table:formula="of:=IF([.D470] &lt; [.$D$2])" office:value-type="boolean" office:boolean-value="false">
            <text:p>FALSE</text:p>
          </table:table-cell>
          <table:table-cell table:formula="of:=MOD([.C470];64)" office:value-type="float" office:value="59.2195294906805">
            <text:p>59.22</text:p>
          </table:table-cell>
          <table:table-cell/>
        </table:table-row>
        <table:table-row table:style-name="ro2">
          <table:table-cell table:style-name="ce3" table:formula="of:=[.A470]+1" office:value-type="float" office:value="470">
            <text:p>470</text:p>
          </table:table-cell>
          <table:table-cell table:style-name="ce3" table:formula="of:=[orbits.$C$3]*[.A471]" office:value-type="float" office:value="2036256.67">
            <text:p>2036256.67</text:p>
          </table:table-cell>
          <table:table-cell table:style-name="ce6" table:formula="of:=[.B471]/[orbits.$D$3]" office:value-type="float" office:value="5575.08140482009">
            <text:p>5575.08</text:p>
          </table:table-cell>
          <table:table-cell table:style-name="ce6" table:formula="of:=[.C471]-ROUNDDOWN([.C471])" office:value-type="float" office:value="0.0814048200854813">
            <text:p>0.08</text:p>
          </table:table-cell>
          <table:table-cell table:formula="of:=IF([.D471] &lt; [.$D$2])" office:value-type="boolean" office:boolean-value="true">
            <text:p>TRUE</text:p>
          </table:table-cell>
          <table:table-cell table:formula="of:=MOD([.C471];64)" office:value-type="float" office:value="7.08140482008548">
            <text:p>7.08</text:p>
          </table:table-cell>
          <table:table-cell/>
        </table:table-row>
        <table:table-row table:style-name="ro2">
          <table:table-cell table:style-name="ce3" table:formula="of:=[.A471]+1" office:value-type="float" office:value="471">
            <text:p>471</text:p>
          </table:table-cell>
          <table:table-cell table:style-name="ce3" table:formula="of:=[orbits.$C$3]*[.A472]" office:value-type="float" office:value="2040589.131">
            <text:p>2040589.131</text:p>
          </table:table-cell>
          <table:table-cell table:style-name="ce6" table:formula="of:=[.B472]/[orbits.$D$3]" office:value-type="float" office:value="5586.94328014949">
            <text:p>5586.94</text:p>
          </table:table-cell>
          <table:table-cell table:style-name="ce6" table:formula="of:=[.C472]-ROUNDDOWN([.C472])" office:value-type="float" office:value="0.94328014948951">
            <text:p>0.94</text:p>
          </table:table-cell>
          <table:table-cell table:formula="of:=IF([.D472] &lt; [.$D$2])" office:value-type="boolean" office:boolean-value="false">
            <text:p>FALSE</text:p>
          </table:table-cell>
          <table:table-cell table:formula="of:=MOD([.C472];64)" office:value-type="float" office:value="18.9432801494895">
            <text:p>18.94</text:p>
          </table:table-cell>
          <table:table-cell/>
        </table:table-row>
        <table:table-row table:style-name="ro2">
          <table:table-cell table:style-name="ce3" table:formula="of:=[.A472]+1" office:value-type="float" office:value="472">
            <text:p>472</text:p>
          </table:table-cell>
          <table:table-cell table:style-name="ce3" table:formula="of:=[orbits.$C$3]*[.A473]" office:value-type="float" office:value="2044921.592">
            <text:p>2044921.592</text:p>
          </table:table-cell>
          <table:table-cell table:style-name="ce6" table:formula="of:=[.B473]/[orbits.$D$3]" office:value-type="float" office:value="5598.80515547889">
            <text:p>5598.81</text:p>
          </table:table-cell>
          <table:table-cell table:style-name="ce6" table:formula="of:=[.C473]-ROUNDDOWN([.C473])" office:value-type="float" office:value="0.805155478894449">
            <text:p>0.81</text:p>
          </table:table-cell>
          <table:table-cell table:formula="of:=IF([.D473] &lt; [.$D$2])" office:value-type="boolean" office:boolean-value="false">
            <text:p>FALSE</text:p>
          </table:table-cell>
          <table:table-cell table:formula="of:=MOD([.C473];64)" office:value-type="float" office:value="30.8051554788944">
            <text:p>30.81</text:p>
          </table:table-cell>
          <table:table-cell/>
        </table:table-row>
        <table:table-row table:style-name="ro2">
          <table:table-cell table:style-name="ce3" table:formula="of:=[.A473]+1" office:value-type="float" office:value="473">
            <text:p>473</text:p>
          </table:table-cell>
          <table:table-cell table:style-name="ce3" table:formula="of:=[orbits.$C$3]*[.A474]" office:value-type="float" office:value="2049254.053">
            <text:p>2049254.053</text:p>
          </table:table-cell>
          <table:table-cell table:style-name="ce6" table:formula="of:=[.B474]/[orbits.$D$3]" office:value-type="float" office:value="5610.6670308083">
            <text:p>5610.67</text:p>
          </table:table-cell>
          <table:table-cell table:style-name="ce6" table:formula="of:=[.C474]-ROUNDDOWN([.C474])" office:value-type="float" office:value="0.667030808298478">
            <text:p>0.67</text:p>
          </table:table-cell>
          <table:table-cell table:formula="of:=IF([.D474] &lt; [.$D$2])" office:value-type="boolean" office:boolean-value="false">
            <text:p>FALSE</text:p>
          </table:table-cell>
          <table:table-cell table:formula="of:=MOD([.C474];64)" office:value-type="float" office:value="42.6670308082985">
            <text:p>42.67</text:p>
          </table:table-cell>
          <table:table-cell/>
        </table:table-row>
        <table:table-row table:style-name="ro2">
          <table:table-cell table:style-name="ce3" table:formula="of:=[.A474]+1" office:value-type="float" office:value="474">
            <text:p>474</text:p>
          </table:table-cell>
          <table:table-cell table:style-name="ce3" table:formula="of:=[orbits.$C$3]*[.A475]" office:value-type="float" office:value="2053586.514">
            <text:p>2053586.514</text:p>
          </table:table-cell>
          <table:table-cell table:style-name="ce6" table:formula="of:=[.B475]/[orbits.$D$3]" office:value-type="float" office:value="5622.5289061377">
            <text:p>5622.53</text:p>
          </table:table-cell>
          <table:table-cell table:style-name="ce6" table:formula="of:=[.C475]-ROUNDDOWN([.C475])" office:value-type="float" office:value="0.528906137703416">
            <text:p>0.53</text:p>
          </table:table-cell>
          <table:table-cell table:formula="of:=IF([.D475] &lt; [.$D$2])" office:value-type="boolean" office:boolean-value="false">
            <text:p>FALSE</text:p>
          </table:table-cell>
          <table:table-cell table:formula="of:=MOD([.C475];64)" office:value-type="float" office:value="54.5289061377034">
            <text:p>54.53</text:p>
          </table:table-cell>
          <table:table-cell/>
        </table:table-row>
        <table:table-row table:style-name="ro2">
          <table:table-cell table:style-name="ce3" table:formula="of:=[.A475]+1" office:value-type="float" office:value="475">
            <text:p>475</text:p>
          </table:table-cell>
          <table:table-cell table:style-name="ce3" table:formula="of:=[orbits.$C$3]*[.A476]" office:value-type="float" office:value="2057918.975">
            <text:p>2057918.975</text:p>
          </table:table-cell>
          <table:table-cell table:style-name="ce6" table:formula="of:=[.B476]/[orbits.$D$3]" office:value-type="float" office:value="5634.39078146711">
            <text:p>5634.39</text:p>
          </table:table-cell>
          <table:table-cell table:style-name="ce6" table:formula="of:=[.C476]-ROUNDDOWN([.C476])" office:value-type="float" office:value="0.390781467107445">
            <text:p>0.39</text:p>
          </table:table-cell>
          <table:table-cell table:formula="of:=IF([.D476] &lt; [.$D$2])" office:value-type="boolean" office:boolean-value="false">
            <text:p>FALSE</text:p>
          </table:table-cell>
          <table:table-cell table:formula="of:=MOD([.C476];64)" office:value-type="float" office:value="2.39078146710744">
            <text:p>2.39</text:p>
          </table:table-cell>
          <table:table-cell/>
        </table:table-row>
        <table:table-row table:style-name="ro2">
          <table:table-cell table:style-name="ce3" table:formula="of:=[.A476]+1" office:value-type="float" office:value="476">
            <text:p>476</text:p>
          </table:table-cell>
          <table:table-cell table:style-name="ce3" table:formula="of:=[orbits.$C$3]*[.A477]" office:value-type="float" office:value="2062251.436">
            <text:p>2062251.436</text:p>
          </table:table-cell>
          <table:table-cell table:style-name="ce6" table:formula="of:=[.B477]/[orbits.$D$3]" office:value-type="float" office:value="5646.25265679651">
            <text:p>5646.25</text:p>
          </table:table-cell>
          <table:table-cell table:style-name="ce6" table:formula="of:=[.C477]-ROUNDDOWN([.C477])" office:value-type="float" office:value="0.252656796512383">
            <text:p>0.25</text:p>
          </table:table-cell>
          <table:table-cell table:formula="of:=IF([.D477] &lt; [.$D$2])" office:value-type="boolean" office:boolean-value="false">
            <text:p>FALSE</text:p>
          </table:table-cell>
          <table:table-cell table:formula="of:=MOD([.C477];64)" office:value-type="float" office:value="14.2526567965124">
            <text:p>14.25</text:p>
          </table:table-cell>
          <table:table-cell/>
        </table:table-row>
        <table:table-row table:style-name="ro2">
          <table:table-cell table:style-name="ce3" table:formula="of:=[.A477]+1" office:value-type="float" office:value="477">
            <text:p>477</text:p>
          </table:table-cell>
          <table:table-cell table:style-name="ce3" table:formula="of:=[orbits.$C$3]*[.A478]" office:value-type="float" office:value="2066583.897">
            <text:p>2066583.897</text:p>
          </table:table-cell>
          <table:table-cell table:style-name="ce6" table:formula="of:=[.B478]/[orbits.$D$3]" office:value-type="float" office:value="5658.11453212592">
            <text:p>5658.11</text:p>
          </table:table-cell>
          <table:table-cell table:style-name="ce6" table:formula="of:=[.C478]-ROUNDDOWN([.C478])" office:value-type="float" office:value="0.114532125916412">
            <text:p>0.11</text:p>
          </table:table-cell>
          <table:table-cell table:formula="of:=IF([.D478] &lt; [.$D$2])" office:value-type="boolean" office:boolean-value="false">
            <text:p>FALSE</text:p>
          </table:table-cell>
          <table:table-cell table:formula="of:=MOD([.C478];64)" office:value-type="float" office:value="26.1145321259164">
            <text:p>26.11</text:p>
          </table:table-cell>
          <table:table-cell/>
        </table:table-row>
        <table:table-row table:style-name="ro2">
          <table:table-cell table:style-name="ce3" table:formula="of:=[.A478]+1" office:value-type="float" office:value="478">
            <text:p>478</text:p>
          </table:table-cell>
          <table:table-cell table:style-name="ce3" table:formula="of:=[orbits.$C$3]*[.A479]" office:value-type="float" office:value="2070916.358">
            <text:p>2070916.358</text:p>
          </table:table-cell>
          <table:table-cell table:style-name="ce6" table:formula="of:=[.B479]/[orbits.$D$3]" office:value-type="float" office:value="5669.97640745532">
            <text:p>5669.98</text:p>
          </table:table-cell>
          <table:table-cell table:style-name="ce6" table:formula="of:=[.C479]-ROUNDDOWN([.C479])" office:value-type="float" office:value="0.976407455320441">
            <text:p>0.98</text:p>
          </table:table-cell>
          <table:table-cell table:formula="of:=IF([.D479] &lt; [.$D$2])" office:value-type="boolean" office:boolean-value="false">
            <text:p>FALSE</text:p>
          </table:table-cell>
          <table:table-cell table:formula="of:=MOD([.C479];64)" office:value-type="float" office:value="37.9764074553204">
            <text:p>37.98</text:p>
          </table:table-cell>
          <table:table-cell/>
        </table:table-row>
        <table:table-row table:style-name="ro2">
          <table:table-cell table:style-name="ce3" table:formula="of:=[.A479]+1" office:value-type="float" office:value="479">
            <text:p>479</text:p>
          </table:table-cell>
          <table:table-cell table:style-name="ce3" table:formula="of:=[orbits.$C$3]*[.A480]" office:value-type="float" office:value="2075248.819">
            <text:p>2075248.819</text:p>
          </table:table-cell>
          <table:table-cell table:style-name="ce6" table:formula="of:=[.B480]/[orbits.$D$3]" office:value-type="float" office:value="5681.83828278473">
            <text:p>5681.84</text:p>
          </table:table-cell>
          <table:table-cell table:style-name="ce6" table:formula="of:=[.C480]-ROUNDDOWN([.C480])" office:value-type="float" office:value="0.838282784725379">
            <text:p>0.84</text:p>
          </table:table-cell>
          <table:table-cell table:formula="of:=IF([.D480] &lt; [.$D$2])" office:value-type="boolean" office:boolean-value="false">
            <text:p>FALSE</text:p>
          </table:table-cell>
          <table:table-cell table:formula="of:=MOD([.C480];64)" office:value-type="float" office:value="49.8382827847254">
            <text:p>49.84</text:p>
          </table:table-cell>
          <table:table-cell/>
        </table:table-row>
        <table:table-row table:style-name="ro2">
          <table:table-cell table:style-name="ce3" table:formula="of:=[.A480]+1" office:value-type="float" office:value="480">
            <text:p>480</text:p>
          </table:table-cell>
          <table:table-cell table:style-name="ce3" table:formula="of:=[orbits.$C$3]*[.A481]" office:value-type="float" office:value="2079581.28">
            <text:p>2079581.28</text:p>
          </table:table-cell>
          <table:table-cell table:style-name="ce6" table:formula="of:=[.B481]/[orbits.$D$3]" office:value-type="float" office:value="5693.70015811413">
            <text:p>5693.70</text:p>
          </table:table-cell>
          <table:table-cell table:style-name="ce6" table:formula="of:=[.C481]-ROUNDDOWN([.C481])" office:value-type="float" office:value="0.700158114129408">
            <text:p>0.70</text:p>
          </table:table-cell>
          <table:table-cell table:formula="of:=IF([.D481] &lt; [.$D$2])" office:value-type="boolean" office:boolean-value="false">
            <text:p>FALSE</text:p>
          </table:table-cell>
          <table:table-cell table:formula="of:=MOD([.C481];64)" office:value-type="float" office:value="61.7001581141294">
            <text:p>61.70</text:p>
          </table:table-cell>
          <table:table-cell/>
        </table:table-row>
        <table:table-row table:style-name="ro2">
          <table:table-cell table:style-name="ce3" table:formula="of:=[.A481]+1" office:value-type="float" office:value="481">
            <text:p>481</text:p>
          </table:table-cell>
          <table:table-cell table:style-name="ce3" table:formula="of:=[orbits.$C$3]*[.A482]" office:value-type="float" office:value="2083913.741">
            <text:p>2083913.741</text:p>
          </table:table-cell>
          <table:table-cell table:style-name="ce6" table:formula="of:=[.B482]/[orbits.$D$3]" office:value-type="float" office:value="5705.56203344353">
            <text:p>5705.56</text:p>
          </table:table-cell>
          <table:table-cell table:style-name="ce6" table:formula="of:=[.C482]-ROUNDDOWN([.C482])" office:value-type="float" office:value="0.562033443534347">
            <text:p>0.56</text:p>
          </table:table-cell>
          <table:table-cell table:formula="of:=IF([.D482] &lt; [.$D$2])" office:value-type="boolean" office:boolean-value="false">
            <text:p>FALSE</text:p>
          </table:table-cell>
          <table:table-cell table:formula="of:=MOD([.C482];64)" office:value-type="float" office:value="9.56203344353435">
            <text:p>9.56</text:p>
          </table:table-cell>
          <table:table-cell/>
        </table:table-row>
        <table:table-row table:style-name="ro2">
          <table:table-cell table:style-name="ce3" table:formula="of:=[.A482]+1" office:value-type="float" office:value="482">
            <text:p>482</text:p>
          </table:table-cell>
          <table:table-cell table:style-name="ce3" table:formula="of:=[orbits.$C$3]*[.A483]" office:value-type="float" office:value="2088246.202">
            <text:p>2088246.202</text:p>
          </table:table-cell>
          <table:table-cell table:style-name="ce6" table:formula="of:=[.B483]/[orbits.$D$3]" office:value-type="float" office:value="5717.42390877294">
            <text:p>5717.42</text:p>
          </table:table-cell>
          <table:table-cell table:style-name="ce6" table:formula="of:=[.C483]-ROUNDDOWN([.C483])" office:value-type="float" office:value="0.423908772938376">
            <text:p>0.42</text:p>
          </table:table-cell>
          <table:table-cell table:formula="of:=IF([.D483] &lt; [.$D$2])" office:value-type="boolean" office:boolean-value="false">
            <text:p>FALSE</text:p>
          </table:table-cell>
          <table:table-cell table:formula="of:=MOD([.C483];64)" office:value-type="float" office:value="21.4239087729384">
            <text:p>21.42</text:p>
          </table:table-cell>
          <table:table-cell/>
        </table:table-row>
        <table:table-row table:style-name="ro2">
          <table:table-cell table:style-name="ce3" table:formula="of:=[.A483]+1" office:value-type="float" office:value="483">
            <text:p>483</text:p>
          </table:table-cell>
          <table:table-cell table:style-name="ce3" table:formula="of:=[orbits.$C$3]*[.A484]" office:value-type="float" office:value="2092578.663">
            <text:p>2092578.663</text:p>
          </table:table-cell>
          <table:table-cell table:style-name="ce6" table:formula="of:=[.B484]/[orbits.$D$3]" office:value-type="float" office:value="5729.28578410234">
            <text:p>5729.29</text:p>
          </table:table-cell>
          <table:table-cell table:style-name="ce6" table:formula="of:=[.C484]-ROUNDDOWN([.C484])" office:value-type="float" office:value="0.285784102343314">
            <text:p>0.29</text:p>
          </table:table-cell>
          <table:table-cell table:formula="of:=IF([.D484] &lt; [.$D$2])" office:value-type="boolean" office:boolean-value="false">
            <text:p>FALSE</text:p>
          </table:table-cell>
          <table:table-cell table:formula="of:=MOD([.C484];64)" office:value-type="float" office:value="33.2857841023433">
            <text:p>33.29</text:p>
          </table:table-cell>
          <table:table-cell/>
        </table:table-row>
        <table:table-row table:style-name="ro2">
          <table:table-cell table:style-name="ce3" table:formula="of:=[.A484]+1" office:value-type="float" office:value="484">
            <text:p>484</text:p>
          </table:table-cell>
          <table:table-cell table:style-name="ce3" table:formula="of:=[orbits.$C$3]*[.A485]" office:value-type="float" office:value="2096911.124">
            <text:p>2096911.124</text:p>
          </table:table-cell>
          <table:table-cell table:style-name="ce6" table:formula="of:=[.B485]/[orbits.$D$3]" office:value-type="float" office:value="5741.14765943175">
            <text:p>5741.15</text:p>
          </table:table-cell>
          <table:table-cell table:style-name="ce6" table:formula="of:=[.C485]-ROUNDDOWN([.C485])" office:value-type="float" office:value="0.147659431747343">
            <text:p>0.15</text:p>
          </table:table-cell>
          <table:table-cell table:formula="of:=IF([.D485] &lt; [.$D$2])" office:value-type="boolean" office:boolean-value="false">
            <text:p>FALSE</text:p>
          </table:table-cell>
          <table:table-cell table:formula="of:=MOD([.C485];64)" office:value-type="float" office:value="45.1476594317473">
            <text:p>45.15</text:p>
          </table:table-cell>
          <table:table-cell/>
        </table:table-row>
        <table:table-row table:style-name="ro2">
          <table:table-cell table:style-name="ce3" table:formula="of:=[.A485]+1" office:value-type="float" office:value="485">
            <text:p>485</text:p>
          </table:table-cell>
          <table:table-cell table:style-name="ce3" table:formula="of:=[orbits.$C$3]*[.A486]" office:value-type="float" office:value="2101243.585">
            <text:p>2101243.585</text:p>
          </table:table-cell>
          <table:table-cell table:style-name="ce6" table:formula="of:=[.B486]/[orbits.$D$3]" office:value-type="float" office:value="5753.00953476115">
            <text:p>5753.01</text:p>
          </table:table-cell>
          <table:table-cell table:style-name="ce6" table:formula="of:=[.C486]-ROUNDDOWN([.C486])" office:value-type="float" office:value="0.00953476115137164">
            <text:p>0.01</text:p>
          </table:table-cell>
          <table:table-cell table:formula="of:=IF([.D486] &lt; [.$D$2])" office:value-type="boolean" office:boolean-value="true">
            <text:p>TRUE</text:p>
          </table:table-cell>
          <table:table-cell table:formula="of:=MOD([.C486];64)" office:value-type="float" office:value="57.0095347611514">
            <text:p>57.01</text:p>
          </table:table-cell>
          <table:table-cell/>
        </table:table-row>
        <table:table-row table:style-name="ro2">
          <table:table-cell table:style-name="ce3" table:formula="of:=[.A486]+1" office:value-type="float" office:value="486">
            <text:p>486</text:p>
          </table:table-cell>
          <table:table-cell table:style-name="ce3" table:formula="of:=[orbits.$C$3]*[.A487]" office:value-type="float" office:value="2105576.046">
            <text:p>2105576.046</text:p>
          </table:table-cell>
          <table:table-cell table:style-name="ce6" table:formula="of:=[.B487]/[orbits.$D$3]" office:value-type="float" office:value="5764.87141009056">
            <text:p>5764.87</text:p>
          </table:table-cell>
          <table:table-cell table:style-name="ce6" table:formula="of:=[.C487]-ROUNDDOWN([.C487])" office:value-type="float" office:value="0.87141009055631">
            <text:p>0.87</text:p>
          </table:table-cell>
          <table:table-cell table:formula="of:=IF([.D487] &lt; [.$D$2])" office:value-type="boolean" office:boolean-value="false">
            <text:p>FALSE</text:p>
          </table:table-cell>
          <table:table-cell table:formula="of:=MOD([.C487];64)" office:value-type="float" office:value="4.87141009055631">
            <text:p>4.87</text:p>
          </table:table-cell>
          <table:table-cell/>
        </table:table-row>
        <table:table-row table:style-name="ro2">
          <table:table-cell table:style-name="ce3" table:formula="of:=[.A487]+1" office:value-type="float" office:value="487">
            <text:p>487</text:p>
          </table:table-cell>
          <table:table-cell table:style-name="ce3" table:formula="of:=[orbits.$C$3]*[.A488]" office:value-type="float" office:value="2109908.507">
            <text:p>2109908.507</text:p>
          </table:table-cell>
          <table:table-cell table:style-name="ce6" table:formula="of:=[.B488]/[orbits.$D$3]" office:value-type="float" office:value="5776.73328541996">
            <text:p>5776.73</text:p>
          </table:table-cell>
          <table:table-cell table:style-name="ce6" table:formula="of:=[.C488]-ROUNDDOWN([.C488])" office:value-type="float" office:value="0.733285419961248">
            <text:p>0.73</text:p>
          </table:table-cell>
          <table:table-cell table:formula="of:=IF([.D488] &lt; [.$D$2])" office:value-type="boolean" office:boolean-value="false">
            <text:p>FALSE</text:p>
          </table:table-cell>
          <table:table-cell table:formula="of:=MOD([.C488];64)" office:value-type="float" office:value="16.7332854199612">
            <text:p>16.73</text:p>
          </table:table-cell>
          <table:table-cell/>
        </table:table-row>
        <table:table-row table:style-name="ro2">
          <table:table-cell table:style-name="ce3" table:formula="of:=[.A488]+1" office:value-type="float" office:value="488">
            <text:p>488</text:p>
          </table:table-cell>
          <table:table-cell table:style-name="ce3" table:formula="of:=[orbits.$C$3]*[.A489]" office:value-type="float" office:value="2114240.968">
            <text:p>2114240.968</text:p>
          </table:table-cell>
          <table:table-cell table:style-name="ce6" table:formula="of:=[.B489]/[orbits.$D$3]" office:value-type="float" office:value="5788.59516074937">
            <text:p>5788.60</text:p>
          </table:table-cell>
          <table:table-cell table:style-name="ce6" table:formula="of:=[.C489]-ROUNDDOWN([.C489])" office:value-type="float" office:value="0.595160749366187">
            <text:p>0.60</text:p>
          </table:table-cell>
          <table:table-cell table:formula="of:=IF([.D489] &lt; [.$D$2])" office:value-type="boolean" office:boolean-value="false">
            <text:p>FALSE</text:p>
          </table:table-cell>
          <table:table-cell table:formula="of:=MOD([.C489];64)" office:value-type="float" office:value="28.5951607493662">
            <text:p>28.60</text:p>
          </table:table-cell>
          <table:table-cell/>
        </table:table-row>
        <table:table-row table:style-name="ro2">
          <table:table-cell table:style-name="ce3" table:formula="of:=[.A489]+1" office:value-type="float" office:value="489">
            <text:p>489</text:p>
          </table:table-cell>
          <table:table-cell table:style-name="ce3" table:formula="of:=[orbits.$C$3]*[.A490]" office:value-type="float" office:value="2118573.429">
            <text:p>2118573.429</text:p>
          </table:table-cell>
          <table:table-cell table:style-name="ce6" table:formula="of:=[.B490]/[orbits.$D$3]" office:value-type="float" office:value="5800.45703607877">
            <text:p>5800.46</text:p>
          </table:table-cell>
          <table:table-cell table:style-name="ce6" table:formula="of:=[.C490]-ROUNDDOWN([.C490])" office:value-type="float" office:value="0.457036078769306">
            <text:p>0.46</text:p>
          </table:table-cell>
          <table:table-cell table:formula="of:=IF([.D490] &lt; [.$D$2])" office:value-type="boolean" office:boolean-value="false">
            <text:p>FALSE</text:p>
          </table:table-cell>
          <table:table-cell table:formula="of:=MOD([.C490];64)" office:value-type="float" office:value="40.4570360787693">
            <text:p>40.46</text:p>
          </table:table-cell>
          <table:table-cell/>
        </table:table-row>
        <table:table-row table:style-name="ro2">
          <table:table-cell table:style-name="ce3" table:formula="of:=[.A490]+1" office:value-type="float" office:value="490">
            <text:p>490</text:p>
          </table:table-cell>
          <table:table-cell table:style-name="ce3" table:formula="of:=[orbits.$C$3]*[.A491]" office:value-type="float" office:value="2122905.89">
            <text:p>2122905.89</text:p>
          </table:table-cell>
          <table:table-cell table:style-name="ce6" table:formula="of:=[.B491]/[orbits.$D$3]" office:value-type="float" office:value="5812.31891140817">
            <text:p>5812.32</text:p>
          </table:table-cell>
          <table:table-cell table:style-name="ce6" table:formula="of:=[.C491]-ROUNDDOWN([.C491])" office:value-type="float" office:value="0.318911408174245">
            <text:p>0.32</text:p>
          </table:table-cell>
          <table:table-cell table:formula="of:=IF([.D491] &lt; [.$D$2])" office:value-type="boolean" office:boolean-value="false">
            <text:p>FALSE</text:p>
          </table:table-cell>
          <table:table-cell table:formula="of:=MOD([.C491];64)" office:value-type="float" office:value="52.3189114081742">
            <text:p>52.32</text:p>
          </table:table-cell>
          <table:table-cell/>
        </table:table-row>
        <table:table-row table:style-name="ro2">
          <table:table-cell table:style-name="ce3" table:formula="of:=[.A491]+1" office:value-type="float" office:value="491">
            <text:p>491</text:p>
          </table:table-cell>
          <table:table-cell table:style-name="ce3" table:formula="of:=[orbits.$C$3]*[.A492]" office:value-type="float" office:value="2127238.351">
            <text:p>2127238.351</text:p>
          </table:table-cell>
          <table:table-cell table:style-name="ce6" table:formula="of:=[.B492]/[orbits.$D$3]" office:value-type="float" office:value="5824.18078673758">
            <text:p>5824.18</text:p>
          </table:table-cell>
          <table:table-cell table:style-name="ce6" table:formula="of:=[.C492]-ROUNDDOWN([.C492])" office:value-type="float" office:value="0.180786737579183">
            <text:p>0.18</text:p>
          </table:table-cell>
          <table:table-cell table:formula="of:=IF([.D492] &lt; [.$D$2])" office:value-type="boolean" office:boolean-value="false">
            <text:p>FALSE</text:p>
          </table:table-cell>
          <table:table-cell table:formula="of:=MOD([.C492];64)" office:value-type="float" office:value="0.180786737579183">
            <text:p>0.18</text:p>
          </table:table-cell>
          <table:table-cell/>
        </table:table-row>
        <table:table-row table:style-name="ro2">
          <table:table-cell table:style-name="ce3" table:formula="of:=[.A492]+1" office:value-type="float" office:value="492">
            <text:p>492</text:p>
          </table:table-cell>
          <table:table-cell table:style-name="ce3" table:formula="of:=[orbits.$C$3]*[.A493]" office:value-type="float" office:value="2131570.812">
            <text:p>2131570.812</text:p>
          </table:table-cell>
          <table:table-cell table:style-name="ce6" table:formula="of:=[.B493]/[orbits.$D$3]" office:value-type="float" office:value="5836.04266206698">
            <text:p>5836.04</text:p>
          </table:table-cell>
          <table:table-cell table:style-name="ce6" table:formula="of:=[.C493]-ROUNDDOWN([.C493])" office:value-type="float" office:value="0.0426620669823024">
            <text:p>0.04</text:p>
          </table:table-cell>
          <table:table-cell table:formula="of:=IF([.D493] &lt; [.$D$2])" office:value-type="boolean" office:boolean-value="true">
            <text:p>TRUE</text:p>
          </table:table-cell>
          <table:table-cell table:formula="of:=MOD([.C493];64)" office:value-type="float" office:value="12.0426620669823">
            <text:p>12.04</text:p>
          </table:table-cell>
          <table:table-cell/>
        </table:table-row>
        <table:table-row table:style-name="ro2">
          <table:table-cell table:style-name="ce3" table:formula="of:=[.A493]+1" office:value-type="float" office:value="493">
            <text:p>493</text:p>
          </table:table-cell>
          <table:table-cell table:style-name="ce3" table:formula="of:=[orbits.$C$3]*[.A494]" office:value-type="float" office:value="2135903.273">
            <text:p>2135903.273</text:p>
          </table:table-cell>
          <table:table-cell table:style-name="ce6" table:formula="of:=[.B494]/[orbits.$D$3]" office:value-type="float" office:value="5847.90453739639">
            <text:p>5847.90</text:p>
          </table:table-cell>
          <table:table-cell table:style-name="ce6" table:formula="of:=[.C494]-ROUNDDOWN([.C494])" office:value-type="float" office:value="0.904537396387241">
            <text:p>0.90</text:p>
          </table:table-cell>
          <table:table-cell table:formula="of:=IF([.D494] &lt; [.$D$2])" office:value-type="boolean" office:boolean-value="false">
            <text:p>FALSE</text:p>
          </table:table-cell>
          <table:table-cell table:formula="of:=MOD([.C494];64)" office:value-type="float" office:value="23.9045373963872">
            <text:p>23.90</text:p>
          </table:table-cell>
          <table:table-cell/>
        </table:table-row>
        <table:table-row table:style-name="ro2">
          <table:table-cell table:style-name="ce3" table:formula="of:=[.A494]+1" office:value-type="float" office:value="494">
            <text:p>494</text:p>
          </table:table-cell>
          <table:table-cell table:style-name="ce3" table:formula="of:=[orbits.$C$3]*[.A495]" office:value-type="float" office:value="2140235.734">
            <text:p>2140235.734</text:p>
          </table:table-cell>
          <table:table-cell table:style-name="ce6" table:formula="of:=[.B495]/[orbits.$D$3]" office:value-type="float" office:value="5859.76641272579">
            <text:p>5859.77</text:p>
          </table:table-cell>
          <table:table-cell table:style-name="ce6" table:formula="of:=[.C495]-ROUNDDOWN([.C495])" office:value-type="float" office:value="0.766412725792179">
            <text:p>0.77</text:p>
          </table:table-cell>
          <table:table-cell table:formula="of:=IF([.D495] &lt; [.$D$2])" office:value-type="boolean" office:boolean-value="false">
            <text:p>FALSE</text:p>
          </table:table-cell>
          <table:table-cell table:formula="of:=MOD([.C495];64)" office:value-type="float" office:value="35.7664127257922">
            <text:p>35.77</text:p>
          </table:table-cell>
          <table:table-cell/>
        </table:table-row>
        <table:table-row table:style-name="ro2">
          <table:table-cell table:style-name="ce3" table:formula="of:=[.A495]+1" office:value-type="float" office:value="495">
            <text:p>495</text:p>
          </table:table-cell>
          <table:table-cell table:style-name="ce3" table:formula="of:=[orbits.$C$3]*[.A496]" office:value-type="float" office:value="2144568.195">
            <text:p>2144568.195</text:p>
          </table:table-cell>
          <table:table-cell table:style-name="ce6" table:formula="of:=[.B496]/[orbits.$D$3]" office:value-type="float" office:value="5871.6282880552">
            <text:p>5871.63</text:p>
          </table:table-cell>
          <table:table-cell table:style-name="ce6" table:formula="of:=[.C496]-ROUNDDOWN([.C496])" office:value-type="float" office:value="0.628288055197118">
            <text:p>0.63</text:p>
          </table:table-cell>
          <table:table-cell table:formula="of:=IF([.D496] &lt; [.$D$2])" office:value-type="boolean" office:boolean-value="false">
            <text:p>FALSE</text:p>
          </table:table-cell>
          <table:table-cell table:formula="of:=MOD([.C496];64)" office:value-type="float" office:value="47.6282880551971">
            <text:p>47.63</text:p>
          </table:table-cell>
          <table:table-cell/>
        </table:table-row>
        <table:table-row table:style-name="ro2">
          <table:table-cell table:style-name="ce3" table:formula="of:=[.A496]+1" office:value-type="float" office:value="496">
            <text:p>496</text:p>
          </table:table-cell>
          <table:table-cell table:style-name="ce3" table:formula="of:=[orbits.$C$3]*[.A497]" office:value-type="float" office:value="2148900.656">
            <text:p>2148900.656</text:p>
          </table:table-cell>
          <table:table-cell table:style-name="ce6" table:formula="of:=[.B497]/[orbits.$D$3]" office:value-type="float" office:value="5883.4901633846">
            <text:p>5883.49</text:p>
          </table:table-cell>
          <table:table-cell table:style-name="ce6" table:formula="of:=[.C497]-ROUNDDOWN([.C497])" office:value-type="float" office:value="0.490163384600237">
            <text:p>0.49</text:p>
          </table:table-cell>
          <table:table-cell table:formula="of:=IF([.D497] &lt; [.$D$2])" office:value-type="boolean" office:boolean-value="false">
            <text:p>FALSE</text:p>
          </table:table-cell>
          <table:table-cell table:formula="of:=MOD([.C497];64)" office:value-type="float" office:value="59.4901633846002">
            <text:p>59.49</text:p>
          </table:table-cell>
          <table:table-cell/>
        </table:table-row>
        <table:table-row table:style-name="ro2">
          <table:table-cell table:style-name="ce3" table:formula="of:=[.A497]+1" office:value-type="float" office:value="497">
            <text:p>497</text:p>
          </table:table-cell>
          <table:table-cell table:style-name="ce3" table:formula="of:=[orbits.$C$3]*[.A498]" office:value-type="float" office:value="2153233.117">
            <text:p>2153233.117</text:p>
          </table:table-cell>
          <table:table-cell table:style-name="ce6" table:formula="of:=[.B498]/[orbits.$D$3]" office:value-type="float" office:value="5895.35203871401">
            <text:p>5895.35</text:p>
          </table:table-cell>
          <table:table-cell table:style-name="ce6" table:formula="of:=[.C498]-ROUNDDOWN([.C498])" office:value-type="float" office:value="0.352038714005175">
            <text:p>0.35</text:p>
          </table:table-cell>
          <table:table-cell table:formula="of:=IF([.D498] &lt; [.$D$2])" office:value-type="boolean" office:boolean-value="false">
            <text:p>FALSE</text:p>
          </table:table-cell>
          <table:table-cell table:formula="of:=MOD([.C498];64)" office:value-type="float" office:value="7.35203871400518">
            <text:p>7.35</text:p>
          </table:table-cell>
          <table:table-cell/>
        </table:table-row>
        <table:table-row table:style-name="ro2">
          <table:table-cell table:style-name="ce3" table:formula="of:=[.A498]+1" office:value-type="float" office:value="498">
            <text:p>498</text:p>
          </table:table-cell>
          <table:table-cell table:style-name="ce3" table:formula="of:=[orbits.$C$3]*[.A499]" office:value-type="float" office:value="2157565.578">
            <text:p>2157565.578</text:p>
          </table:table-cell>
          <table:table-cell table:style-name="ce6" table:formula="of:=[.B499]/[orbits.$D$3]" office:value-type="float" office:value="5907.21391404341">
            <text:p>5907.21</text:p>
          </table:table-cell>
          <table:table-cell table:style-name="ce6" table:formula="of:=[.C499]-ROUNDDOWN([.C499])" office:value-type="float" office:value="0.213914043410114">
            <text:p>0.21</text:p>
          </table:table-cell>
          <table:table-cell table:formula="of:=IF([.D499] &lt; [.$D$2])" office:value-type="boolean" office:boolean-value="false">
            <text:p>FALSE</text:p>
          </table:table-cell>
          <table:table-cell table:formula="of:=MOD([.C499];64)" office:value-type="float" office:value="19.2139140434101">
            <text:p>19.21</text:p>
          </table:table-cell>
          <table:table-cell/>
        </table:table-row>
        <table:table-row table:style-name="ro2">
          <table:table-cell table:style-name="ce3" table:formula="of:=[.A499]+1" office:value-type="float" office:value="499">
            <text:p>499</text:p>
          </table:table-cell>
          <table:table-cell table:style-name="ce3" table:formula="of:=[orbits.$C$3]*[.A500]" office:value-type="float" office:value="2161898.039">
            <text:p>2161898.039</text:p>
          </table:table-cell>
          <table:table-cell table:style-name="ce6" table:formula="of:=[.B500]/[orbits.$D$3]" office:value-type="float" office:value="5919.07578937282">
            <text:p>5919.08</text:p>
          </table:table-cell>
          <table:table-cell table:style-name="ce6" table:formula="of:=[.C500]-ROUNDDOWN([.C500])" office:value-type="float" office:value="0.0757893728150521">
            <text:p>0.08</text:p>
          </table:table-cell>
          <table:table-cell table:formula="of:=IF([.D500] &lt; [.$D$2])" office:value-type="boolean" office:boolean-value="true">
            <text:p>TRUE</text:p>
          </table:table-cell>
          <table:table-cell table:formula="of:=MOD([.C500];64)" office:value-type="float" office:value="31.075789372815">
            <text:p>31.08</text:p>
          </table:table-cell>
          <table:table-cell/>
        </table:table-row>
        <table:table-row table:style-name="ro2">
          <table:table-cell table:style-name="ce3" table:formula="of:=[.A500]+1" office:value-type="float" office:value="500">
            <text:p>500</text:p>
          </table:table-cell>
          <table:table-cell table:style-name="ce3" table:formula="of:=[orbits.$C$3]*[.A501]" office:value-type="float" office:value="2166230.5">
            <text:p>2166230.5</text:p>
          </table:table-cell>
          <table:table-cell table:style-name="ce6" table:formula="of:=[.B501]/[orbits.$D$3]" office:value-type="float" office:value="5930.93766470222">
            <text:p>5930.94</text:p>
          </table:table-cell>
          <table:table-cell table:style-name="ce6" table:formula="of:=[.C501]-ROUNDDOWN([.C501])" office:value-type="float" office:value="0.937664702218171">
            <text:p>0.94</text:p>
          </table:table-cell>
          <table:table-cell table:formula="of:=IF([.D501] &lt; [.$D$2])" office:value-type="boolean" office:boolean-value="false">
            <text:p>FALSE</text:p>
          </table:table-cell>
          <table:table-cell table:formula="of:=MOD([.C501];64)" office:value-type="float" office:value="42.9376647022182">
            <text:p>42.94</text:p>
          </table:table-cell>
          <table:table-cell/>
        </table:table-row>
        <table:table-row table:style-name="ro2">
          <table:table-cell table:style-name="ce3" table:formula="of:=[.A501]+1" office:value-type="float" office:value="501">
            <text:p>501</text:p>
          </table:table-cell>
          <table:table-cell table:style-name="ce3" table:formula="of:=[orbits.$C$3]*[.A502]" office:value-type="float" office:value="2170562.961">
            <text:p>2170562.961</text:p>
          </table:table-cell>
          <table:table-cell table:style-name="ce6" table:formula="of:=[.B502]/[orbits.$D$3]" office:value-type="float" office:value="5942.79954003162">
            <text:p>5942.80</text:p>
          </table:table-cell>
          <table:table-cell table:style-name="ce6" table:formula="of:=[.C502]-ROUNDDOWN([.C502])" office:value-type="float" office:value="0.79954003162311">
            <text:p>0.80</text:p>
          </table:table-cell>
          <table:table-cell table:formula="of:=IF([.D502] &lt; [.$D$2])" office:value-type="boolean" office:boolean-value="false">
            <text:p>FALSE</text:p>
          </table:table-cell>
          <table:table-cell table:formula="of:=MOD([.C502];64)" office:value-type="float" office:value="54.7995400316231">
            <text:p>54.80</text:p>
          </table:table-cell>
          <table:table-cell/>
        </table:table-row>
        <table:table-row table:style-name="ro2">
          <table:table-cell table:style-name="ce3" table:formula="of:=[.A502]+1" office:value-type="float" office:value="502">
            <text:p>502</text:p>
          </table:table-cell>
          <table:table-cell table:style-name="ce3" table:formula="of:=[orbits.$C$3]*[.A503]" office:value-type="float" office:value="2174895.422">
            <text:p>2174895.422</text:p>
          </table:table-cell>
          <table:table-cell table:style-name="ce6" table:formula="of:=[.B503]/[orbits.$D$3]" office:value-type="float" office:value="5954.66141536103">
            <text:p>5954.66</text:p>
          </table:table-cell>
          <table:table-cell table:style-name="ce6" table:formula="of:=[.C503]-ROUNDDOWN([.C503])" office:value-type="float" office:value="0.661415361028048">
            <text:p>0.66</text:p>
          </table:table-cell>
          <table:table-cell table:formula="of:=IF([.D503] &lt; [.$D$2])" office:value-type="boolean" office:boolean-value="false">
            <text:p>FALSE</text:p>
          </table:table-cell>
          <table:table-cell table:formula="of:=MOD([.C503];64)" office:value-type="float" office:value="2.66141536102805">
            <text:p>2.66</text:p>
          </table:table-cell>
          <table:table-cell/>
        </table:table-row>
        <table:table-row table:style-name="ro2">
          <table:table-cell table:style-name="ce3" table:formula="of:=[.A503]+1" office:value-type="float" office:value="503">
            <text:p>503</text:p>
          </table:table-cell>
          <table:table-cell table:style-name="ce3" table:formula="of:=[orbits.$C$3]*[.A504]" office:value-type="float" office:value="2179227.883">
            <text:p>2179227.883</text:p>
          </table:table-cell>
          <table:table-cell table:style-name="ce6" table:formula="of:=[.B504]/[orbits.$D$3]" office:value-type="float" office:value="5966.52329069043">
            <text:p>5966.52</text:p>
          </table:table-cell>
          <table:table-cell table:style-name="ce6" table:formula="of:=[.C504]-ROUNDDOWN([.C504])" office:value-type="float" office:value="0.523290690431168">
            <text:p>0.52</text:p>
          </table:table-cell>
          <table:table-cell table:formula="of:=IF([.D504] &lt; [.$D$2])" office:value-type="boolean" office:boolean-value="false">
            <text:p>FALSE</text:p>
          </table:table-cell>
          <table:table-cell table:formula="of:=MOD([.C504];64)" office:value-type="float" office:value="14.5232906904312">
            <text:p>14.52</text:p>
          </table:table-cell>
          <table:table-cell/>
        </table:table-row>
        <table:table-row table:style-name="ro2">
          <table:table-cell table:style-name="ce3" table:formula="of:=[.A504]+1" office:value-type="float" office:value="504">
            <text:p>504</text:p>
          </table:table-cell>
          <table:table-cell table:style-name="ce3" table:formula="of:=[orbits.$C$3]*[.A505]" office:value-type="float" office:value="2183560.344">
            <text:p>2183560.344</text:p>
          </table:table-cell>
          <table:table-cell table:style-name="ce6" table:formula="of:=[.B505]/[orbits.$D$3]" office:value-type="float" office:value="5978.38516601984">
            <text:p>5978.39</text:p>
          </table:table-cell>
          <table:table-cell table:style-name="ce6" table:formula="of:=[.C505]-ROUNDDOWN([.C505])" office:value-type="float" office:value="0.385166019836106">
            <text:p>0.39</text:p>
          </table:table-cell>
          <table:table-cell table:formula="of:=IF([.D505] &lt; [.$D$2])" office:value-type="boolean" office:boolean-value="false">
            <text:p>FALSE</text:p>
          </table:table-cell>
          <table:table-cell table:formula="of:=MOD([.C505];64)" office:value-type="float" office:value="26.3851660198361">
            <text:p>26.39</text:p>
          </table:table-cell>
          <table:table-cell/>
        </table:table-row>
        <table:table-row table:style-name="ro2">
          <table:table-cell table:style-name="ce3" table:formula="of:=[.A505]+1" office:value-type="float" office:value="505">
            <text:p>505</text:p>
          </table:table-cell>
          <table:table-cell table:style-name="ce3" table:formula="of:=[orbits.$C$3]*[.A506]" office:value-type="float" office:value="2187892.805">
            <text:p>2187892.805</text:p>
          </table:table-cell>
          <table:table-cell table:style-name="ce6" table:formula="of:=[.B506]/[orbits.$D$3]" office:value-type="float" office:value="5990.24704134924">
            <text:p>5990.25</text:p>
          </table:table-cell>
          <table:table-cell table:style-name="ce6" table:formula="of:=[.C506]-ROUNDDOWN([.C506])" office:value-type="float" office:value="0.247041349241044">
            <text:p>0.25</text:p>
          </table:table-cell>
          <table:table-cell table:formula="of:=IF([.D506] &lt; [.$D$2])" office:value-type="boolean" office:boolean-value="false">
            <text:p>FALSE</text:p>
          </table:table-cell>
          <table:table-cell table:formula="of:=MOD([.C506];64)" office:value-type="float" office:value="38.247041349241">
            <text:p>38.25</text:p>
          </table:table-cell>
          <table:table-cell/>
        </table:table-row>
        <table:table-row table:style-name="ro2">
          <table:table-cell table:style-name="ce3" table:formula="of:=[.A506]+1" office:value-type="float" office:value="506">
            <text:p>506</text:p>
          </table:table-cell>
          <table:table-cell table:style-name="ce3" table:formula="of:=[orbits.$C$3]*[.A507]" office:value-type="float" office:value="2192225.266">
            <text:p>2192225.266</text:p>
          </table:table-cell>
          <table:table-cell table:style-name="ce6" table:formula="of:=[.B507]/[orbits.$D$3]" office:value-type="float" office:value="6002.10891667865">
            <text:p>6002.11</text:p>
          </table:table-cell>
          <table:table-cell table:style-name="ce6" table:formula="of:=[.C507]-ROUNDDOWN([.C507])" office:value-type="float" office:value="0.108916678645983">
            <text:p>0.11</text:p>
          </table:table-cell>
          <table:table-cell table:formula="of:=IF([.D507] &lt; [.$D$2])" office:value-type="boolean" office:boolean-value="false">
            <text:p>FALSE</text:p>
          </table:table-cell>
          <table:table-cell table:formula="of:=MOD([.C507];64)" office:value-type="float" office:value="50.108916678646">
            <text:p>50.11</text:p>
          </table:table-cell>
          <table:table-cell/>
        </table:table-row>
        <table:table-row table:style-name="ro2">
          <table:table-cell table:style-name="ce3" table:formula="of:=[.A507]+1" office:value-type="float" office:value="507">
            <text:p>507</text:p>
          </table:table-cell>
          <table:table-cell table:style-name="ce3" table:formula="of:=[orbits.$C$3]*[.A508]" office:value-type="float" office:value="2196557.727">
            <text:p>2196557.727</text:p>
          </table:table-cell>
          <table:table-cell table:style-name="ce6" table:formula="of:=[.B508]/[orbits.$D$3]" office:value-type="float" office:value="6013.97079200805">
            <text:p>6013.97</text:p>
          </table:table-cell>
          <table:table-cell table:style-name="ce6" table:formula="of:=[.C508]-ROUNDDOWN([.C508])" office:value-type="float" office:value="0.970792008049102">
            <text:p>0.97</text:p>
          </table:table-cell>
          <table:table-cell table:formula="of:=IF([.D508] &lt; [.$D$2])" office:value-type="boolean" office:boolean-value="false">
            <text:p>FALSE</text:p>
          </table:table-cell>
          <table:table-cell table:formula="of:=MOD([.C508];64)" office:value-type="float" office:value="61.9707920080491">
            <text:p>61.97</text:p>
          </table:table-cell>
          <table:table-cell/>
        </table:table-row>
        <table:table-row table:style-name="ro2">
          <table:table-cell table:style-name="ce3" table:formula="of:=[.A508]+1" office:value-type="float" office:value="508">
            <text:p>508</text:p>
          </table:table-cell>
          <table:table-cell table:style-name="ce3" table:formula="of:=[orbits.$C$3]*[.A509]" office:value-type="float" office:value="2200890.188">
            <text:p>2200890.188</text:p>
          </table:table-cell>
          <table:table-cell table:style-name="ce6" table:formula="of:=[.B509]/[orbits.$D$3]" office:value-type="float" office:value="6025.83266733745">
            <text:p>6025.83</text:p>
          </table:table-cell>
          <table:table-cell table:style-name="ce6" table:formula="of:=[.C509]-ROUNDDOWN([.C509])" office:value-type="float" office:value="0.832667337454041">
            <text:p>0.83</text:p>
          </table:table-cell>
          <table:table-cell table:formula="of:=IF([.D509] &lt; [.$D$2])" office:value-type="boolean" office:boolean-value="false">
            <text:p>FALSE</text:p>
          </table:table-cell>
          <table:table-cell table:formula="of:=MOD([.C509];64)" office:value-type="float" office:value="9.83266733745404">
            <text:p>9.83</text:p>
          </table:table-cell>
          <table:table-cell/>
        </table:table-row>
        <table:table-row table:style-name="ro2">
          <table:table-cell table:style-name="ce3" table:formula="of:=[.A509]+1" office:value-type="float" office:value="509">
            <text:p>509</text:p>
          </table:table-cell>
          <table:table-cell table:style-name="ce3" table:formula="of:=[orbits.$C$3]*[.A510]" office:value-type="float" office:value="2205222.649">
            <text:p>2205222.649</text:p>
          </table:table-cell>
          <table:table-cell table:style-name="ce6" table:formula="of:=[.B510]/[orbits.$D$3]" office:value-type="float" office:value="6037.69454266686">
            <text:p>6037.69</text:p>
          </table:table-cell>
          <table:table-cell table:style-name="ce6" table:formula="of:=[.C510]-ROUNDDOWN([.C510])" office:value-type="float" office:value="0.694542666858979">
            <text:p>0.69</text:p>
          </table:table-cell>
          <table:table-cell table:formula="of:=IF([.D510] &lt; [.$D$2])" office:value-type="boolean" office:boolean-value="false">
            <text:p>FALSE</text:p>
          </table:table-cell>
          <table:table-cell table:formula="of:=MOD([.C510];64)" office:value-type="float" office:value="21.694542666859">
            <text:p>21.69</text:p>
          </table:table-cell>
          <table:table-cell/>
        </table:table-row>
        <table:table-row table:style-name="ro2">
          <table:table-cell table:style-name="ce3" table:formula="of:=[.A510]+1" office:value-type="float" office:value="510">
            <text:p>510</text:p>
          </table:table-cell>
          <table:table-cell table:style-name="ce3" table:formula="of:=[orbits.$C$3]*[.A511]" office:value-type="float" office:value="2209555.11">
            <text:p>2209555.11</text:p>
          </table:table-cell>
          <table:table-cell table:style-name="ce6" table:formula="of:=[.B511]/[orbits.$D$3]" office:value-type="float" office:value="6049.55641799626">
            <text:p>6049.56</text:p>
          </table:table-cell>
          <table:table-cell table:style-name="ce6" table:formula="of:=[.C511]-ROUNDDOWN([.C511])" office:value-type="float" office:value="0.556417996263917">
            <text:p>0.56</text:p>
          </table:table-cell>
          <table:table-cell table:formula="of:=IF([.D511] &lt; [.$D$2])" office:value-type="boolean" office:boolean-value="false">
            <text:p>FALSE</text:p>
          </table:table-cell>
          <table:table-cell table:formula="of:=MOD([.C511];64)" office:value-type="float" office:value="33.5564179962639">
            <text:p>33.56</text:p>
          </table:table-cell>
          <table:table-cell/>
        </table:table-row>
        <table:table-row table:style-name="ro2">
          <table:table-cell table:style-name="ce3" table:formula="of:=[.A511]+1" office:value-type="float" office:value="511">
            <text:p>511</text:p>
          </table:table-cell>
          <table:table-cell table:style-name="ce3" table:formula="of:=[orbits.$C$3]*[.A512]" office:value-type="float" office:value="2213887.571">
            <text:p>2213887.571</text:p>
          </table:table-cell>
          <table:table-cell table:style-name="ce6" table:formula="of:=[.B512]/[orbits.$D$3]" office:value-type="float" office:value="6061.41829332567">
            <text:p>6061.42</text:p>
          </table:table-cell>
          <table:table-cell table:style-name="ce6" table:formula="of:=[.C512]-ROUNDDOWN([.C512])" office:value-type="float" office:value="0.418293325667037">
            <text:p>0.42</text:p>
          </table:table-cell>
          <table:table-cell table:formula="of:=IF([.D512] &lt; [.$D$2])" office:value-type="boolean" office:boolean-value="false">
            <text:p>FALSE</text:p>
          </table:table-cell>
          <table:table-cell table:formula="of:=MOD([.C512];64)" office:value-type="float" office:value="45.418293325667">
            <text:p>45.42</text:p>
          </table:table-cell>
          <table:table-cell/>
        </table:table-row>
        <table:table-row table:style-name="ro2">
          <table:table-cell table:style-name="ce3" table:formula="of:=[.A512]+1" office:value-type="float" office:value="512">
            <text:p>512</text:p>
          </table:table-cell>
          <table:table-cell table:style-name="ce3" table:formula="of:=[orbits.$C$3]*[.A513]" office:value-type="float" office:value="2218220.032">
            <text:p>2218220.032</text:p>
          </table:table-cell>
          <table:table-cell table:style-name="ce6" table:formula="of:=[.B513]/[orbits.$D$3]" office:value-type="float" office:value="6073.28016865507">
            <text:p>6073.28</text:p>
          </table:table-cell>
          <table:table-cell table:style-name="ce6" table:formula="of:=[.C513]-ROUNDDOWN([.C513])" office:value-type="float" office:value="0.280168655071975">
            <text:p>0.28</text:p>
          </table:table-cell>
          <table:table-cell table:formula="of:=IF([.D513] &lt; [.$D$2])" office:value-type="boolean" office:boolean-value="false">
            <text:p>FALSE</text:p>
          </table:table-cell>
          <table:table-cell table:formula="of:=MOD([.C513];64)" office:value-type="float" office:value="57.280168655072">
            <text:p>57.28</text:p>
          </table:table-cell>
          <table:table-cell/>
        </table:table-row>
        <table:table-row table:style-name="ro2">
          <table:table-cell table:style-name="ce3" table:formula="of:=[.A513]+1" office:value-type="float" office:value="513">
            <text:p>513</text:p>
          </table:table-cell>
          <table:table-cell table:style-name="ce3" table:formula="of:=[orbits.$C$3]*[.A514]" office:value-type="float" office:value="2222552.493">
            <text:p>2222552.493</text:p>
          </table:table-cell>
          <table:table-cell table:style-name="ce6" table:formula="of:=[.B514]/[orbits.$D$3]" office:value-type="float" office:value="6085.14204398448">
            <text:p>6085.14</text:p>
          </table:table-cell>
          <table:table-cell table:style-name="ce6" table:formula="of:=[.C514]-ROUNDDOWN([.C514])" office:value-type="float" office:value="0.142043984476913">
            <text:p>0.14</text:p>
          </table:table-cell>
          <table:table-cell table:formula="of:=IF([.D514] &lt; [.$D$2])" office:value-type="boolean" office:boolean-value="false">
            <text:p>FALSE</text:p>
          </table:table-cell>
          <table:table-cell table:formula="of:=MOD([.C514];64)" office:value-type="float" office:value="5.14204398447691">
            <text:p>5.14</text:p>
          </table:table-cell>
          <table:table-cell/>
        </table:table-row>
        <table:table-row table:style-name="ro2">
          <table:table-cell table:style-name="ce3" table:formula="of:=[.A514]+1" office:value-type="float" office:value="514">
            <text:p>514</text:p>
          </table:table-cell>
          <table:table-cell table:style-name="ce3" table:formula="of:=[orbits.$C$3]*[.A515]" office:value-type="float" office:value="2226884.954">
            <text:p>2226884.954</text:p>
          </table:table-cell>
          <table:table-cell table:style-name="ce6" table:formula="of:=[.B515]/[orbits.$D$3]" office:value-type="float" office:value="6097.00391931388">
            <text:p>6097.00</text:p>
          </table:table-cell>
          <table:table-cell table:style-name="ce6" table:formula="of:=[.C515]-ROUNDDOWN([.C515])" office:value-type="float" office:value="0.00391931388003286">
            <text:p>0.00</text:p>
          </table:table-cell>
          <table:table-cell table:formula="of:=IF([.D515] &lt; [.$D$2])" office:value-type="boolean" office:boolean-value="true">
            <text:p>TRUE</text:p>
          </table:table-cell>
          <table:table-cell table:formula="of:=MOD([.C515];64)" office:value-type="float" office:value="17.00391931388">
            <text:p>17.00</text:p>
          </table:table-cell>
          <table:table-cell/>
        </table:table-row>
        <table:table-row table:style-name="ro2">
          <table:table-cell table:style-name="ce3" table:formula="of:=[.A515]+1" office:value-type="float" office:value="515">
            <text:p>515</text:p>
          </table:table-cell>
          <table:table-cell table:style-name="ce3" table:formula="of:=[orbits.$C$3]*[.A516]" office:value-type="float" office:value="2231217.415">
            <text:p>2231217.415</text:p>
          </table:table-cell>
          <table:table-cell table:style-name="ce6" table:formula="of:=[.B516]/[orbits.$D$3]" office:value-type="float" office:value="6108.86579464329">
            <text:p>6108.87</text:p>
          </table:table-cell>
          <table:table-cell table:style-name="ce6" table:formula="of:=[.C516]-ROUNDDOWN([.C516])" office:value-type="float" office:value="0.865794643284971">
            <text:p>0.87</text:p>
          </table:table-cell>
          <table:table-cell table:formula="of:=IF([.D516] &lt; [.$D$2])" office:value-type="boolean" office:boolean-value="false">
            <text:p>FALSE</text:p>
          </table:table-cell>
          <table:table-cell table:formula="of:=MOD([.C516];64)" office:value-type="float" office:value="28.865794643285">
            <text:p>28.87</text:p>
          </table:table-cell>
          <table:table-cell/>
        </table:table-row>
        <table:table-row table:style-name="ro2">
          <table:table-cell table:style-name="ce3" table:formula="of:=[.A516]+1" office:value-type="float" office:value="516">
            <text:p>516</text:p>
          </table:table-cell>
          <table:table-cell table:style-name="ce3" table:formula="of:=[orbits.$C$3]*[.A517]" office:value-type="float" office:value="2235549.876">
            <text:p>2235549.876</text:p>
          </table:table-cell>
          <table:table-cell table:style-name="ce6" table:formula="of:=[.B517]/[orbits.$D$3]" office:value-type="float" office:value="6120.72766997269">
            <text:p>6120.73</text:p>
          </table:table-cell>
          <table:table-cell table:style-name="ce6" table:formula="of:=[.C517]-ROUNDDOWN([.C517])" office:value-type="float" office:value="0.72766997268991">
            <text:p>0.73</text:p>
          </table:table-cell>
          <table:table-cell table:formula="of:=IF([.D517] &lt; [.$D$2])" office:value-type="boolean" office:boolean-value="false">
            <text:p>FALSE</text:p>
          </table:table-cell>
          <table:table-cell table:formula="of:=MOD([.C517];64)" office:value-type="float" office:value="40.7276699726899">
            <text:p>40.73</text:p>
          </table:table-cell>
          <table:table-cell/>
        </table:table-row>
        <table:table-row table:style-name="ro2">
          <table:table-cell table:style-name="ce3" table:formula="of:=[.A517]+1" office:value-type="float" office:value="517">
            <text:p>517</text:p>
          </table:table-cell>
          <table:table-cell table:style-name="ce3" table:formula="of:=[orbits.$C$3]*[.A518]" office:value-type="float" office:value="2239882.337">
            <text:p>2239882.337</text:p>
          </table:table-cell>
          <table:table-cell table:style-name="ce6" table:formula="of:=[.B518]/[orbits.$D$3]" office:value-type="float" office:value="6132.58954530209">
            <text:p>6132.59</text:p>
          </table:table-cell>
          <table:table-cell table:style-name="ce6" table:formula="of:=[.C518]-ROUNDDOWN([.C518])" office:value-type="float" office:value="0.589545302094848">
            <text:p>0.59</text:p>
          </table:table-cell>
          <table:table-cell table:formula="of:=IF([.D518] &lt; [.$D$2])" office:value-type="boolean" office:boolean-value="false">
            <text:p>FALSE</text:p>
          </table:table-cell>
          <table:table-cell table:formula="of:=MOD([.C518];64)" office:value-type="float" office:value="52.5895453020948">
            <text:p>52.59</text:p>
          </table:table-cell>
          <table:table-cell/>
        </table:table-row>
        <table:table-row table:style-name="ro2">
          <table:table-cell table:style-name="ce3" table:formula="of:=[.A518]+1" office:value-type="float" office:value="518">
            <text:p>518</text:p>
          </table:table-cell>
          <table:table-cell table:style-name="ce3" table:formula="of:=[orbits.$C$3]*[.A519]" office:value-type="float" office:value="2244214.798">
            <text:p>2244214.798</text:p>
          </table:table-cell>
          <table:table-cell table:style-name="ce6" table:formula="of:=[.B519]/[orbits.$D$3]" office:value-type="float" office:value="6144.4514206315">
            <text:p>6144.45</text:p>
          </table:table-cell>
          <table:table-cell table:style-name="ce6" table:formula="of:=[.C519]-ROUNDDOWN([.C519])" office:value-type="float" office:value="0.451420631497967">
            <text:p>0.45</text:p>
          </table:table-cell>
          <table:table-cell table:formula="of:=IF([.D519] &lt; [.$D$2])" office:value-type="boolean" office:boolean-value="false">
            <text:p>FALSE</text:p>
          </table:table-cell>
          <table:table-cell table:formula="of:=MOD([.C519];64)" office:value-type="float" office:value="0.451420631497967">
            <text:p>0.45</text:p>
          </table:table-cell>
          <table:table-cell/>
        </table:table-row>
        <table:table-row table:style-name="ro2">
          <table:table-cell table:style-name="ce3" table:formula="of:=[.A519]+1" office:value-type="float" office:value="519">
            <text:p>519</text:p>
          </table:table-cell>
          <table:table-cell table:style-name="ce3" table:formula="of:=[orbits.$C$3]*[.A520]" office:value-type="float" office:value="2248547.259">
            <text:p>2248547.259</text:p>
          </table:table-cell>
          <table:table-cell table:style-name="ce6" table:formula="of:=[.B520]/[orbits.$D$3]" office:value-type="float" office:value="6156.3132959609">
            <text:p>6156.31</text:p>
          </table:table-cell>
          <table:table-cell table:style-name="ce6" table:formula="of:=[.C520]-ROUNDDOWN([.C520])" office:value-type="float" office:value="0.313295960902906">
            <text:p>0.31</text:p>
          </table:table-cell>
          <table:table-cell table:formula="of:=IF([.D520] &lt; [.$D$2])" office:value-type="boolean" office:boolean-value="false">
            <text:p>FALSE</text:p>
          </table:table-cell>
          <table:table-cell table:formula="of:=MOD([.C520];64)" office:value-type="float" office:value="12.3132959609029">
            <text:p>12.31</text:p>
          </table:table-cell>
          <table:table-cell/>
        </table:table-row>
        <table:table-row table:style-name="ro2">
          <table:table-cell table:style-name="ce3" table:formula="of:=[.A520]+1" office:value-type="float" office:value="520">
            <text:p>520</text:p>
          </table:table-cell>
          <table:table-cell table:style-name="ce3" table:formula="of:=[orbits.$C$3]*[.A521]" office:value-type="float" office:value="2252879.72">
            <text:p>2252879.72</text:p>
          </table:table-cell>
          <table:table-cell table:style-name="ce6" table:formula="of:=[.B521]/[orbits.$D$3]" office:value-type="float" office:value="6168.17517129031">
            <text:p>6168.18</text:p>
          </table:table-cell>
          <table:table-cell table:style-name="ce6" table:formula="of:=[.C521]-ROUNDDOWN([.C521])" office:value-type="float" office:value="0.175171290307844">
            <text:p>0.18</text:p>
          </table:table-cell>
          <table:table-cell table:formula="of:=IF([.D521] &lt; [.$D$2])" office:value-type="boolean" office:boolean-value="false">
            <text:p>FALSE</text:p>
          </table:table-cell>
          <table:table-cell table:formula="of:=MOD([.C521];64)" office:value-type="float" office:value="24.1751712903078">
            <text:p>24.18</text:p>
          </table:table-cell>
          <table:table-cell/>
        </table:table-row>
        <table:table-row table:style-name="ro2">
          <table:table-cell table:style-name="ce3" table:formula="of:=[.A521]+1" office:value-type="float" office:value="521">
            <text:p>521</text:p>
          </table:table-cell>
          <table:table-cell table:style-name="ce3" table:formula="of:=[orbits.$C$3]*[.A522]" office:value-type="float" office:value="2257212.181">
            <text:p>2257212.181</text:p>
          </table:table-cell>
          <table:table-cell table:style-name="ce6" table:formula="of:=[.B522]/[orbits.$D$3]" office:value-type="float" office:value="6180.03704661971">
            <text:p>6180.04</text:p>
          </table:table-cell>
          <table:table-cell table:style-name="ce6" table:formula="of:=[.C522]-ROUNDDOWN([.C522])" office:value-type="float" office:value="0.0370466197127826">
            <text:p>0.04</text:p>
          </table:table-cell>
          <table:table-cell table:formula="of:=IF([.D522] &lt; [.$D$2])" office:value-type="boolean" office:boolean-value="true">
            <text:p>TRUE</text:p>
          </table:table-cell>
          <table:table-cell table:formula="of:=MOD([.C522];64)" office:value-type="float" office:value="36.0370466197128">
            <text:p>36.04</text:p>
          </table:table-cell>
          <table:table-cell/>
        </table:table-row>
        <table:table-row table:style-name="ro2">
          <table:table-cell table:style-name="ce3" table:formula="of:=[.A522]+1" office:value-type="float" office:value="522">
            <text:p>522</text:p>
          </table:table-cell>
          <table:table-cell table:style-name="ce3" table:formula="of:=[orbits.$C$3]*[.A523]" office:value-type="float" office:value="2261544.642">
            <text:p>2261544.642</text:p>
          </table:table-cell>
          <table:table-cell table:style-name="ce6" table:formula="of:=[.B523]/[orbits.$D$3]" office:value-type="float" office:value="6191.89892194912">
            <text:p>6191.90</text:p>
          </table:table-cell>
          <table:table-cell table:style-name="ce6" table:formula="of:=[.C523]-ROUNDDOWN([.C523])" office:value-type="float" office:value="0.898921949115902">
            <text:p>0.90</text:p>
          </table:table-cell>
          <table:table-cell table:formula="of:=IF([.D523] &lt; [.$D$2])" office:value-type="boolean" office:boolean-value="false">
            <text:p>FALSE</text:p>
          </table:table-cell>
          <table:table-cell table:formula="of:=MOD([.C523];64)" office:value-type="float" office:value="47.8989219491159">
            <text:p>47.90</text:p>
          </table:table-cell>
          <table:table-cell/>
        </table:table-row>
        <table:table-row table:style-name="ro2">
          <table:table-cell table:style-name="ce3" table:formula="of:=[.A523]+1" office:value-type="float" office:value="523">
            <text:p>523</text:p>
          </table:table-cell>
          <table:table-cell table:style-name="ce3" table:formula="of:=[orbits.$C$3]*[.A524]" office:value-type="float" office:value="2265877.103">
            <text:p>2265877.103</text:p>
          </table:table-cell>
          <table:table-cell table:style-name="ce6" table:formula="of:=[.B524]/[orbits.$D$3]" office:value-type="float" office:value="6203.76079727852">
            <text:p>6203.76</text:p>
          </table:table-cell>
          <table:table-cell table:style-name="ce6" table:formula="of:=[.C524]-ROUNDDOWN([.C524])" office:value-type="float" office:value="0.76079727852084">
            <text:p>0.76</text:p>
          </table:table-cell>
          <table:table-cell table:formula="of:=IF([.D524] &lt; [.$D$2])" office:value-type="boolean" office:boolean-value="false">
            <text:p>FALSE</text:p>
          </table:table-cell>
          <table:table-cell table:formula="of:=MOD([.C524];64)" office:value-type="float" office:value="59.7607972785208">
            <text:p>59.76</text:p>
          </table:table-cell>
          <table:table-cell/>
        </table:table-row>
        <table:table-row table:style-name="ro2">
          <table:table-cell table:style-name="ce3" table:formula="of:=[.A524]+1" office:value-type="float" office:value="524">
            <text:p>524</text:p>
          </table:table-cell>
          <table:table-cell table:style-name="ce3" table:formula="of:=[orbits.$C$3]*[.A525]" office:value-type="float" office:value="2270209.564">
            <text:p>2270209.564</text:p>
          </table:table-cell>
          <table:table-cell table:style-name="ce6" table:formula="of:=[.B525]/[orbits.$D$3]" office:value-type="float" office:value="6215.62267260793">
            <text:p>6215.62</text:p>
          </table:table-cell>
          <table:table-cell table:style-name="ce6" table:formula="of:=[.C525]-ROUNDDOWN([.C525])" office:value-type="float" office:value="0.622672607925779">
            <text:p>0.62</text:p>
          </table:table-cell>
          <table:table-cell table:formula="of:=IF([.D525] &lt; [.$D$2])" office:value-type="boolean" office:boolean-value="false">
            <text:p>FALSE</text:p>
          </table:table-cell>
          <table:table-cell table:formula="of:=MOD([.C525];64)" office:value-type="float" office:value="7.62267260792578">
            <text:p>7.62</text:p>
          </table:table-cell>
          <table:table-cell/>
        </table:table-row>
        <table:table-row table:style-name="ro2">
          <table:table-cell table:style-name="ce3" table:formula="of:=[.A525]+1" office:value-type="float" office:value="525">
            <text:p>525</text:p>
          </table:table-cell>
          <table:table-cell table:style-name="ce3" table:formula="of:=[orbits.$C$3]*[.A526]" office:value-type="float" office:value="2274542.025">
            <text:p>2274542.025</text:p>
          </table:table-cell>
          <table:table-cell table:style-name="ce6" table:formula="of:=[.B526]/[orbits.$D$3]" office:value-type="float" office:value="6227.48454793733">
            <text:p>6227.48</text:p>
          </table:table-cell>
          <table:table-cell table:style-name="ce6" table:formula="of:=[.C526]-ROUNDDOWN([.C526])" office:value-type="float" office:value="0.484547937328898">
            <text:p>0.48</text:p>
          </table:table-cell>
          <table:table-cell table:formula="of:=IF([.D526] &lt; [.$D$2])" office:value-type="boolean" office:boolean-value="false">
            <text:p>FALSE</text:p>
          </table:table-cell>
          <table:table-cell table:formula="of:=MOD([.C526];64)" office:value-type="float" office:value="19.4845479373289">
            <text:p>19.48</text:p>
          </table:table-cell>
          <table:table-cell/>
        </table:table-row>
        <table:table-row table:style-name="ro2">
          <table:table-cell table:style-name="ce3" table:formula="of:=[.A526]+1" office:value-type="float" office:value="526">
            <text:p>526</text:p>
          </table:table-cell>
          <table:table-cell table:style-name="ce3" table:formula="of:=[orbits.$C$3]*[.A527]" office:value-type="float" office:value="2278874.486">
            <text:p>2278874.486</text:p>
          </table:table-cell>
          <table:table-cell table:style-name="ce6" table:formula="of:=[.B527]/[orbits.$D$3]" office:value-type="float" office:value="6239.34642326673">
            <text:p>6239.35</text:p>
          </table:table-cell>
          <table:table-cell table:style-name="ce6" table:formula="of:=[.C527]-ROUNDDOWN([.C527])" office:value-type="float" office:value="0.346423266733836">
            <text:p>0.35</text:p>
          </table:table-cell>
          <table:table-cell table:formula="of:=IF([.D527] &lt; [.$D$2])" office:value-type="boolean" office:boolean-value="false">
            <text:p>FALSE</text:p>
          </table:table-cell>
          <table:table-cell table:formula="of:=MOD([.C527];64)" office:value-type="float" office:value="31.3464232667338">
            <text:p>31.35</text:p>
          </table:table-cell>
          <table:table-cell/>
        </table:table-row>
        <table:table-row table:style-name="ro2">
          <table:table-cell table:style-name="ce3" table:formula="of:=[.A527]+1" office:value-type="float" office:value="527">
            <text:p>527</text:p>
          </table:table-cell>
          <table:table-cell table:style-name="ce3" table:formula="of:=[orbits.$C$3]*[.A528]" office:value-type="float" office:value="2283206.947">
            <text:p>2283206.947</text:p>
          </table:table-cell>
          <table:table-cell table:style-name="ce6" table:formula="of:=[.B528]/[orbits.$D$3]" office:value-type="float" office:value="6251.20829859614">
            <text:p>6251.21</text:p>
          </table:table-cell>
          <table:table-cell table:style-name="ce6" table:formula="of:=[.C528]-ROUNDDOWN([.C528])" office:value-type="float" office:value="0.208298596138775">
            <text:p>0.21</text:p>
          </table:table-cell>
          <table:table-cell table:formula="of:=IF([.D528] &lt; [.$D$2])" office:value-type="boolean" office:boolean-value="false">
            <text:p>FALSE</text:p>
          </table:table-cell>
          <table:table-cell table:formula="of:=MOD([.C528];64)" office:value-type="float" office:value="43.2082985961388">
            <text:p>43.21</text:p>
          </table:table-cell>
          <table:table-cell/>
        </table:table-row>
        <table:table-row table:style-name="ro2">
          <table:table-cell table:style-name="ce3" table:formula="of:=[.A528]+1" office:value-type="float" office:value="528">
            <text:p>528</text:p>
          </table:table-cell>
          <table:table-cell table:style-name="ce3" table:formula="of:=[orbits.$C$3]*[.A529]" office:value-type="float" office:value="2287539.408">
            <text:p>2287539.408</text:p>
          </table:table-cell>
          <table:table-cell table:style-name="ce6" table:formula="of:=[.B529]/[orbits.$D$3]" office:value-type="float" office:value="6263.07017392554">
            <text:p>6263.07</text:p>
          </table:table-cell>
          <table:table-cell table:style-name="ce6" table:formula="of:=[.C529]-ROUNDDOWN([.C529])" office:value-type="float" office:value="0.0701739255437133">
            <text:p>0.07</text:p>
          </table:table-cell>
          <table:table-cell table:formula="of:=IF([.D529] &lt; [.$D$2])" office:value-type="boolean" office:boolean-value="true">
            <text:p>TRUE</text:p>
          </table:table-cell>
          <table:table-cell table:formula="of:=MOD([.C529];64)" office:value-type="float" office:value="55.0701739255437">
            <text:p>55.07</text:p>
          </table:table-cell>
          <table:table-cell/>
        </table:table-row>
        <table:table-row table:style-name="ro2">
          <table:table-cell table:style-name="ce3" table:formula="of:=[.A529]+1" office:value-type="float" office:value="529">
            <text:p>529</text:p>
          </table:table-cell>
          <table:table-cell table:style-name="ce3" table:formula="of:=[orbits.$C$3]*[.A530]" office:value-type="float" office:value="2291871.869">
            <text:p>2291871.869</text:p>
          </table:table-cell>
          <table:table-cell table:style-name="ce6" table:formula="of:=[.B530]/[orbits.$D$3]" office:value-type="float" office:value="6274.93204925495">
            <text:p>6274.93</text:p>
          </table:table-cell>
          <table:table-cell table:style-name="ce6" table:formula="of:=[.C530]-ROUNDDOWN([.C530])" office:value-type="float" office:value="0.932049254946833">
            <text:p>0.93</text:p>
          </table:table-cell>
          <table:table-cell table:formula="of:=IF([.D530] &lt; [.$D$2])" office:value-type="boolean" office:boolean-value="false">
            <text:p>FALSE</text:p>
          </table:table-cell>
          <table:table-cell table:formula="of:=MOD([.C530];64)" office:value-type="float" office:value="2.93204925494683">
            <text:p>2.93</text:p>
          </table:table-cell>
          <table:table-cell/>
        </table:table-row>
        <table:table-row table:style-name="ro2">
          <table:table-cell table:style-name="ce3" table:formula="of:=[.A530]+1" office:value-type="float" office:value="530">
            <text:p>530</text:p>
          </table:table-cell>
          <table:table-cell table:style-name="ce3" table:formula="of:=[orbits.$C$3]*[.A531]" office:value-type="float" office:value="2296204.33">
            <text:p>2296204.33</text:p>
          </table:table-cell>
          <table:table-cell table:style-name="ce6" table:formula="of:=[.B531]/[orbits.$D$3]" office:value-type="float" office:value="6286.79392458435">
            <text:p>6286.79</text:p>
          </table:table-cell>
          <table:table-cell table:style-name="ce6" table:formula="of:=[.C531]-ROUNDDOWN([.C531])" office:value-type="float" office:value="0.793924584351771">
            <text:p>0.79</text:p>
          </table:table-cell>
          <table:table-cell table:formula="of:=IF([.D531] &lt; [.$D$2])" office:value-type="boolean" office:boolean-value="false">
            <text:p>FALSE</text:p>
          </table:table-cell>
          <table:table-cell table:formula="of:=MOD([.C531];64)" office:value-type="float" office:value="14.7939245843518">
            <text:p>14.79</text:p>
          </table:table-cell>
          <table:table-cell/>
        </table:table-row>
        <table:table-row table:style-name="ro2">
          <table:table-cell table:style-name="ce3" table:formula="of:=[.A531]+1" office:value-type="float" office:value="531">
            <text:p>531</text:p>
          </table:table-cell>
          <table:table-cell table:style-name="ce3" table:formula="of:=[orbits.$C$3]*[.A532]" office:value-type="float" office:value="2300536.791">
            <text:p>2300536.791</text:p>
          </table:table-cell>
          <table:table-cell table:style-name="ce6" table:formula="of:=[.B532]/[orbits.$D$3]" office:value-type="float" office:value="6298.65579991376">
            <text:p>6298.66</text:p>
          </table:table-cell>
          <table:table-cell table:style-name="ce6" table:formula="of:=[.C532]-ROUNDDOWN([.C532])" office:value-type="float" office:value="0.655799913756709">
            <text:p>0.66</text:p>
          </table:table-cell>
          <table:table-cell table:formula="of:=IF([.D532] &lt; [.$D$2])" office:value-type="boolean" office:boolean-value="false">
            <text:p>FALSE</text:p>
          </table:table-cell>
          <table:table-cell table:formula="of:=MOD([.C532];64)" office:value-type="float" office:value="26.6557999137567">
            <text:p>26.66</text:p>
          </table:table-cell>
          <table:table-cell/>
        </table:table-row>
        <table:table-row table:style-name="ro2">
          <table:table-cell table:style-name="ce3" table:formula="of:=[.A532]+1" office:value-type="float" office:value="532">
            <text:p>532</text:p>
          </table:table-cell>
          <table:table-cell table:style-name="ce3" table:formula="of:=[orbits.$C$3]*[.A533]" office:value-type="float" office:value="2304869.252">
            <text:p>2304869.252</text:p>
          </table:table-cell>
          <table:table-cell table:style-name="ce6" table:formula="of:=[.B533]/[orbits.$D$3]" office:value-type="float" office:value="6310.51767524316">
            <text:p>6310.52</text:p>
          </table:table-cell>
          <table:table-cell table:style-name="ce6" table:formula="of:=[.C533]-ROUNDDOWN([.C533])" office:value-type="float" office:value="0.517675243160738">
            <text:p>0.52</text:p>
          </table:table-cell>
          <table:table-cell table:formula="of:=IF([.D533] &lt; [.$D$2])" office:value-type="boolean" office:boolean-value="false">
            <text:p>FALSE</text:p>
          </table:table-cell>
          <table:table-cell table:formula="of:=MOD([.C533];64)" office:value-type="float" office:value="38.5176752431607">
            <text:p>38.52</text:p>
          </table:table-cell>
          <table:table-cell/>
        </table:table-row>
        <table:table-row table:style-name="ro2">
          <table:table-cell table:style-name="ce3" table:formula="of:=[.A533]+1" office:value-type="float" office:value="533">
            <text:p>533</text:p>
          </table:table-cell>
          <table:table-cell table:style-name="ce3" table:formula="of:=[orbits.$C$3]*[.A534]" office:value-type="float" office:value="2309201.713">
            <text:p>2309201.713</text:p>
          </table:table-cell>
          <table:table-cell table:style-name="ce6" table:formula="of:=[.B534]/[orbits.$D$3]" office:value-type="float" office:value="6322.37955057257">
            <text:p>6322.38</text:p>
          </table:table-cell>
          <table:table-cell table:style-name="ce6" table:formula="of:=[.C534]-ROUNDDOWN([.C534])" office:value-type="float" office:value="0.379550572564767">
            <text:p>0.38</text:p>
          </table:table-cell>
          <table:table-cell table:formula="of:=IF([.D534] &lt; [.$D$2])" office:value-type="boolean" office:boolean-value="false">
            <text:p>FALSE</text:p>
          </table:table-cell>
          <table:table-cell table:formula="of:=MOD([.C534];64)" office:value-type="float" office:value="50.3795505725648">
            <text:p>50.38</text:p>
          </table:table-cell>
          <table:table-cell/>
        </table:table-row>
        <table:table-row table:style-name="ro2">
          <table:table-cell table:style-name="ce3" table:formula="of:=[.A534]+1" office:value-type="float" office:value="534">
            <text:p>534</text:p>
          </table:table-cell>
          <table:table-cell table:style-name="ce3" table:formula="of:=[orbits.$C$3]*[.A535]" office:value-type="float" office:value="2313534.174">
            <text:p>2313534.174</text:p>
          </table:table-cell>
          <table:table-cell table:style-name="ce6" table:formula="of:=[.B535]/[orbits.$D$3]" office:value-type="float" office:value="6334.24142590197">
            <text:p>6334.24</text:p>
          </table:table-cell>
          <table:table-cell table:style-name="ce6" table:formula="of:=[.C535]-ROUNDDOWN([.C535])" office:value-type="float" office:value="0.241425901969706">
            <text:p>0.24</text:p>
          </table:table-cell>
          <table:table-cell table:formula="of:=IF([.D535] &lt; [.$D$2])" office:value-type="boolean" office:boolean-value="false">
            <text:p>FALSE</text:p>
          </table:table-cell>
          <table:table-cell table:formula="of:=MOD([.C535];64)" office:value-type="float" office:value="62.2414259019697">
            <text:p>62.24</text:p>
          </table:table-cell>
          <table:table-cell/>
        </table:table-row>
        <table:table-row table:style-name="ro2">
          <table:table-cell table:style-name="ce3" table:formula="of:=[.A535]+1" office:value-type="float" office:value="535">
            <text:p>535</text:p>
          </table:table-cell>
          <table:table-cell table:style-name="ce3" table:formula="of:=[orbits.$C$3]*[.A536]" office:value-type="float" office:value="2317866.635">
            <text:p>2317866.635</text:p>
          </table:table-cell>
          <table:table-cell table:style-name="ce6" table:formula="of:=[.B536]/[orbits.$D$3]" office:value-type="float" office:value="6346.10330123137">
            <text:p>6346.10</text:p>
          </table:table-cell>
          <table:table-cell table:style-name="ce6" table:formula="of:=[.C536]-ROUNDDOWN([.C536])" office:value-type="float" office:value="0.103301231374644">
            <text:p>0.10</text:p>
          </table:table-cell>
          <table:table-cell table:formula="of:=IF([.D536] &lt; [.$D$2])" office:value-type="boolean" office:boolean-value="false">
            <text:p>FALSE</text:p>
          </table:table-cell>
          <table:table-cell table:formula="of:=MOD([.C536];64)" office:value-type="float" office:value="10.1033012313746">
            <text:p>10.10</text:p>
          </table:table-cell>
          <table:table-cell/>
        </table:table-row>
        <table:table-row table:style-name="ro2">
          <table:table-cell table:style-name="ce3" table:formula="of:=[.A536]+1" office:value-type="float" office:value="536">
            <text:p>536</text:p>
          </table:table-cell>
          <table:table-cell table:style-name="ce3" table:formula="of:=[orbits.$C$3]*[.A537]" office:value-type="float" office:value="2322199.096">
            <text:p>2322199.096</text:p>
          </table:table-cell>
          <table:table-cell table:style-name="ce6" table:formula="of:=[.B537]/[orbits.$D$3]" office:value-type="float" office:value="6357.96517656078">
            <text:p>6357.97</text:p>
          </table:table-cell>
          <table:table-cell table:style-name="ce6" table:formula="of:=[.C537]-ROUNDDOWN([.C537])" office:value-type="float" office:value="0.965176560777763">
            <text:p>0.97</text:p>
          </table:table-cell>
          <table:table-cell table:formula="of:=IF([.D537] &lt; [.$D$2])" office:value-type="boolean" office:boolean-value="false">
            <text:p>FALSE</text:p>
          </table:table-cell>
          <table:table-cell table:formula="of:=MOD([.C537];64)" office:value-type="float" office:value="21.9651765607778">
            <text:p>21.97</text:p>
          </table:table-cell>
          <table:table-cell/>
        </table:table-row>
        <table:table-row table:style-name="ro2">
          <table:table-cell table:style-name="ce3" table:formula="of:=[.A537]+1" office:value-type="float" office:value="537">
            <text:p>537</text:p>
          </table:table-cell>
          <table:table-cell table:style-name="ce3" table:formula="of:=[orbits.$C$3]*[.A538]" office:value-type="float" office:value="2326531.557">
            <text:p>2326531.557</text:p>
          </table:table-cell>
          <table:table-cell table:style-name="ce6" table:formula="of:=[.B538]/[orbits.$D$3]" office:value-type="float" office:value="6369.82705189018">
            <text:p>6369.83</text:p>
          </table:table-cell>
          <table:table-cell table:style-name="ce6" table:formula="of:=[.C538]-ROUNDDOWN([.C538])" office:value-type="float" office:value="0.827051890182702">
            <text:p>0.83</text:p>
          </table:table-cell>
          <table:table-cell table:formula="of:=IF([.D538] &lt; [.$D$2])" office:value-type="boolean" office:boolean-value="false">
            <text:p>FALSE</text:p>
          </table:table-cell>
          <table:table-cell table:formula="of:=MOD([.C538];64)" office:value-type="float" office:value="33.8270518901827">
            <text:p>33.83</text:p>
          </table:table-cell>
          <table:table-cell/>
        </table:table-row>
        <table:table-row table:style-name="ro2">
          <table:table-cell table:style-name="ce3" table:formula="of:=[.A538]+1" office:value-type="float" office:value="538">
            <text:p>538</text:p>
          </table:table-cell>
          <table:table-cell table:style-name="ce3" table:formula="of:=[orbits.$C$3]*[.A539]" office:value-type="float" office:value="2330864.018">
            <text:p>2330864.018</text:p>
          </table:table-cell>
          <table:table-cell table:style-name="ce6" table:formula="of:=[.B539]/[orbits.$D$3]" office:value-type="float" office:value="6381.68892721959">
            <text:p>6381.69</text:p>
          </table:table-cell>
          <table:table-cell table:style-name="ce6" table:formula="of:=[.C539]-ROUNDDOWN([.C539])" office:value-type="float" office:value="0.68892721958764">
            <text:p>0.69</text:p>
          </table:table-cell>
          <table:table-cell table:formula="of:=IF([.D539] &lt; [.$D$2])" office:value-type="boolean" office:boolean-value="false">
            <text:p>FALSE</text:p>
          </table:table-cell>
          <table:table-cell table:formula="of:=MOD([.C539];64)" office:value-type="float" office:value="45.6889272195876">
            <text:p>45.69</text:p>
          </table:table-cell>
          <table:table-cell/>
        </table:table-row>
        <table:table-row table:style-name="ro2">
          <table:table-cell table:style-name="ce3" table:formula="of:=[.A539]+1" office:value-type="float" office:value="539">
            <text:p>539</text:p>
          </table:table-cell>
          <table:table-cell table:style-name="ce3" table:formula="of:=[orbits.$C$3]*[.A540]" office:value-type="float" office:value="2335196.479">
            <text:p>2335196.479</text:p>
          </table:table-cell>
          <table:table-cell table:style-name="ce6" table:formula="of:=[.B540]/[orbits.$D$3]" office:value-type="float" office:value="6393.55080254899">
            <text:p>6393.55</text:p>
          </table:table-cell>
          <table:table-cell table:style-name="ce6" table:formula="of:=[.C540]-ROUNDDOWN([.C540])" office:value-type="float" office:value="0.550802548991669">
            <text:p>0.55</text:p>
          </table:table-cell>
          <table:table-cell table:formula="of:=IF([.D540] &lt; [.$D$2])" office:value-type="boolean" office:boolean-value="false">
            <text:p>FALSE</text:p>
          </table:table-cell>
          <table:table-cell table:formula="of:=MOD([.C540];64)" office:value-type="float" office:value="57.5508025489917">
            <text:p>57.55</text:p>
          </table:table-cell>
          <table:table-cell/>
        </table:table-row>
        <table:table-row table:style-name="ro2">
          <table:table-cell table:style-name="ce3" table:formula="of:=[.A540]+1" office:value-type="float" office:value="540">
            <text:p>540</text:p>
          </table:table-cell>
          <table:table-cell table:style-name="ce3" table:formula="of:=[orbits.$C$3]*[.A541]" office:value-type="float" office:value="2339528.94">
            <text:p>2339528.94</text:p>
          </table:table-cell>
          <table:table-cell table:style-name="ce6" table:formula="of:=[.B541]/[orbits.$D$3]" office:value-type="float" office:value="6405.4126778784">
            <text:p>6405.41</text:p>
          </table:table-cell>
          <table:table-cell table:style-name="ce6" table:formula="of:=[.C541]-ROUNDDOWN([.C541])" office:value-type="float" office:value="0.412677878395698">
            <text:p>0.41</text:p>
          </table:table-cell>
          <table:table-cell table:formula="of:=IF([.D541] &lt; [.$D$2])" office:value-type="boolean" office:boolean-value="false">
            <text:p>FALSE</text:p>
          </table:table-cell>
          <table:table-cell table:formula="of:=MOD([.C541];64)" office:value-type="float" office:value="5.4126778783957">
            <text:p>5.41</text:p>
          </table:table-cell>
          <table:table-cell/>
        </table:table-row>
        <table:table-row table:style-name="ro2">
          <table:table-cell table:style-name="ce3" table:formula="of:=[.A541]+1" office:value-type="float" office:value="541">
            <text:p>541</text:p>
          </table:table-cell>
          <table:table-cell table:style-name="ce3" table:formula="of:=[orbits.$C$3]*[.A542]" office:value-type="float" office:value="2343861.401">
            <text:p>2343861.401</text:p>
          </table:table-cell>
          <table:table-cell table:style-name="ce6" table:formula="of:=[.B542]/[orbits.$D$3]" office:value-type="float" office:value="6417.2745532078">
            <text:p>6417.27</text:p>
          </table:table-cell>
          <table:table-cell table:style-name="ce6" table:formula="of:=[.C542]-ROUNDDOWN([.C542])" office:value-type="float" office:value="0.274553207800636">
            <text:p>0.27</text:p>
          </table:table-cell>
          <table:table-cell table:formula="of:=IF([.D542] &lt; [.$D$2])" office:value-type="boolean" office:boolean-value="false">
            <text:p>FALSE</text:p>
          </table:table-cell>
          <table:table-cell table:formula="of:=MOD([.C542];64)" office:value-type="float" office:value="17.2745532078006">
            <text:p>17.27</text:p>
          </table:table-cell>
          <table:table-cell/>
        </table:table-row>
        <table:table-row table:style-name="ro2">
          <table:table-cell table:style-name="ce3" table:formula="of:=[.A542]+1" office:value-type="float" office:value="542">
            <text:p>542</text:p>
          </table:table-cell>
          <table:table-cell table:style-name="ce3" table:formula="of:=[orbits.$C$3]*[.A543]" office:value-type="float" office:value="2348193.862">
            <text:p>2348193.862</text:p>
          </table:table-cell>
          <table:table-cell table:style-name="ce6" table:formula="of:=[.B543]/[orbits.$D$3]" office:value-type="float" office:value="6429.13642853721">
            <text:p>6429.14</text:p>
          </table:table-cell>
          <table:table-cell table:style-name="ce6" table:formula="of:=[.C543]-ROUNDDOWN([.C543])" office:value-type="float" office:value="0.136428537205575">
            <text:p>0.14</text:p>
          </table:table-cell>
          <table:table-cell table:formula="of:=IF([.D543] &lt; [.$D$2])" office:value-type="boolean" office:boolean-value="false">
            <text:p>FALSE</text:p>
          </table:table-cell>
          <table:table-cell table:formula="of:=MOD([.C543];64)" office:value-type="float" office:value="29.1364285372056">
            <text:p>29.14</text:p>
          </table:table-cell>
          <table:table-cell/>
        </table:table-row>
        <table:table-row table:style-name="ro2">
          <table:table-cell table:style-name="ce3" table:formula="of:=[.A543]+1" office:value-type="float" office:value="543">
            <text:p>543</text:p>
          </table:table-cell>
          <table:table-cell table:style-name="ce3" table:formula="of:=[orbits.$C$3]*[.A544]" office:value-type="float" office:value="2352526.323">
            <text:p>2352526.323</text:p>
          </table:table-cell>
          <table:table-cell table:style-name="ce6" table:formula="of:=[.B544]/[orbits.$D$3]" office:value-type="float" office:value="6440.99830386661">
            <text:p>6441.00</text:p>
          </table:table-cell>
          <table:table-cell table:style-name="ce6" table:formula="of:=[.C544]-ROUNDDOWN([.C544])" office:value-type="float" office:value="0.998303866609604">
            <text:p>1.00</text:p>
          </table:table-cell>
          <table:table-cell table:formula="of:=IF([.D544] &lt; [.$D$2])" office:value-type="boolean" office:boolean-value="false">
            <text:p>FALSE</text:p>
          </table:table-cell>
          <table:table-cell table:formula="of:=MOD([.C544];64)" office:value-type="float" office:value="40.9983038666096">
            <text:p>41.00</text:p>
          </table:table-cell>
          <table:table-cell/>
        </table:table-row>
        <table:table-row table:style-name="ro2">
          <table:table-cell table:style-name="ce3" table:formula="of:=[.A544]+1" office:value-type="float" office:value="544">
            <text:p>544</text:p>
          </table:table-cell>
          <table:table-cell table:style-name="ce3" table:formula="of:=[orbits.$C$3]*[.A545]" office:value-type="float" office:value="2356858.784">
            <text:p>2356858.784</text:p>
          </table:table-cell>
          <table:table-cell table:style-name="ce6" table:formula="of:=[.B545]/[orbits.$D$3]" office:value-type="float" office:value="6452.86017919601">
            <text:p>6452.86</text:p>
          </table:table-cell>
          <table:table-cell table:style-name="ce6" table:formula="of:=[.C545]-ROUNDDOWN([.C545])" office:value-type="float" office:value="0.860179196013632">
            <text:p>0.86</text:p>
          </table:table-cell>
          <table:table-cell table:formula="of:=IF([.D545] &lt; [.$D$2])" office:value-type="boolean" office:boolean-value="false">
            <text:p>FALSE</text:p>
          </table:table-cell>
          <table:table-cell table:formula="of:=MOD([.C545];64)" office:value-type="float" office:value="52.8601791960136">
            <text:p>52.86</text:p>
          </table:table-cell>
          <table:table-cell/>
        </table:table-row>
        <table:table-row table:style-name="ro2">
          <table:table-cell table:style-name="ce3" table:formula="of:=[.A545]+1" office:value-type="float" office:value="545">
            <text:p>545</text:p>
          </table:table-cell>
          <table:table-cell table:style-name="ce3" table:formula="of:=[orbits.$C$3]*[.A546]" office:value-type="float" office:value="2361191.245">
            <text:p>2361191.245</text:p>
          </table:table-cell>
          <table:table-cell table:style-name="ce6" table:formula="of:=[.B546]/[orbits.$D$3]" office:value-type="float" office:value="6464.72205452542">
            <text:p>6464.72</text:p>
          </table:table-cell>
          <table:table-cell table:style-name="ce6" table:formula="of:=[.C546]-ROUNDDOWN([.C546])" office:value-type="float" office:value="0.722054525418571">
            <text:p>0.72</text:p>
          </table:table-cell>
          <table:table-cell table:formula="of:=IF([.D546] &lt; [.$D$2])" office:value-type="boolean" office:boolean-value="false">
            <text:p>FALSE</text:p>
          </table:table-cell>
          <table:table-cell table:formula="of:=MOD([.C546];64)" office:value-type="float" office:value="0.722054525418571">
            <text:p>0.72</text:p>
          </table:table-cell>
          <table:table-cell/>
        </table:table-row>
        <table:table-row table:style-name="ro2">
          <table:table-cell table:style-name="ce3" table:formula="of:=[.A546]+1" office:value-type="float" office:value="546">
            <text:p>546</text:p>
          </table:table-cell>
          <table:table-cell table:style-name="ce3" table:formula="of:=[orbits.$C$3]*[.A547]" office:value-type="float" office:value="2365523.706">
            <text:p>2365523.706</text:p>
          </table:table-cell>
          <table:table-cell table:style-name="ce6" table:formula="of:=[.B547]/[orbits.$D$3]" office:value-type="float" office:value="6476.58392985482">
            <text:p>6476.58</text:p>
          </table:table-cell>
          <table:table-cell table:style-name="ce6" table:formula="of:=[.C547]-ROUNDDOWN([.C547])" office:value-type="float" office:value="0.5839298548226">
            <text:p>0.58</text:p>
          </table:table-cell>
          <table:table-cell table:formula="of:=IF([.D547] &lt; [.$D$2])" office:value-type="boolean" office:boolean-value="false">
            <text:p>FALSE</text:p>
          </table:table-cell>
          <table:table-cell table:formula="of:=MOD([.C547];64)" office:value-type="float" office:value="12.5839298548226">
            <text:p>12.58</text:p>
          </table:table-cell>
          <table:table-cell/>
        </table:table-row>
        <table:table-row table:style-name="ro2">
          <table:table-cell table:style-name="ce3" table:formula="of:=[.A547]+1" office:value-type="float" office:value="547">
            <text:p>547</text:p>
          </table:table-cell>
          <table:table-cell table:style-name="ce3" table:formula="of:=[orbits.$C$3]*[.A548]" office:value-type="float" office:value="2369856.167">
            <text:p>2369856.167</text:p>
          </table:table-cell>
          <table:table-cell table:style-name="ce6" table:formula="of:=[.B548]/[orbits.$D$3]" office:value-type="float" office:value="6488.44580518423">
            <text:p>6488.45</text:p>
          </table:table-cell>
          <table:table-cell table:style-name="ce6" table:formula="of:=[.C548]-ROUNDDOWN([.C548])" office:value-type="float" office:value="0.445805184226629">
            <text:p>0.45</text:p>
          </table:table-cell>
          <table:table-cell table:formula="of:=IF([.D548] &lt; [.$D$2])" office:value-type="boolean" office:boolean-value="false">
            <text:p>FALSE</text:p>
          </table:table-cell>
          <table:table-cell table:formula="of:=MOD([.C548];64)" office:value-type="float" office:value="24.4458051842266">
            <text:p>24.45</text:p>
          </table:table-cell>
          <table:table-cell/>
        </table:table-row>
        <table:table-row table:style-name="ro2">
          <table:table-cell table:style-name="ce3" table:formula="of:=[.A548]+1" office:value-type="float" office:value="548">
            <text:p>548</text:p>
          </table:table-cell>
          <table:table-cell table:style-name="ce3" table:formula="of:=[orbits.$C$3]*[.A549]" office:value-type="float" office:value="2374188.628">
            <text:p>2374188.628</text:p>
          </table:table-cell>
          <table:table-cell table:style-name="ce6" table:formula="of:=[.B549]/[orbits.$D$3]" office:value-type="float" office:value="6500.30768051363">
            <text:p>6500.31</text:p>
          </table:table-cell>
          <table:table-cell table:style-name="ce6" table:formula="of:=[.C549]-ROUNDDOWN([.C549])" office:value-type="float" office:value="0.307680513631567">
            <text:p>0.31</text:p>
          </table:table-cell>
          <table:table-cell table:formula="of:=IF([.D549] &lt; [.$D$2])" office:value-type="boolean" office:boolean-value="false">
            <text:p>FALSE</text:p>
          </table:table-cell>
          <table:table-cell table:formula="of:=MOD([.C549];64)" office:value-type="float" office:value="36.3076805136316">
            <text:p>36.31</text:p>
          </table:table-cell>
          <table:table-cell/>
        </table:table-row>
        <table:table-row table:style-name="ro2">
          <table:table-cell table:style-name="ce3" table:formula="of:=[.A549]+1" office:value-type="float" office:value="549">
            <text:p>549</text:p>
          </table:table-cell>
          <table:table-cell table:style-name="ce3" table:formula="of:=[orbits.$C$3]*[.A550]" office:value-type="float" office:value="2378521.089">
            <text:p>2378521.089</text:p>
          </table:table-cell>
          <table:table-cell table:style-name="ce6" table:formula="of:=[.B550]/[orbits.$D$3]" office:value-type="float" office:value="6512.16955584304">
            <text:p>6512.17</text:p>
          </table:table-cell>
          <table:table-cell table:style-name="ce6" table:formula="of:=[.C550]-ROUNDDOWN([.C550])" office:value-type="float" office:value="0.169555843036505">
            <text:p>0.17</text:p>
          </table:table-cell>
          <table:table-cell table:formula="of:=IF([.D550] &lt; [.$D$2])" office:value-type="boolean" office:boolean-value="false">
            <text:p>FALSE</text:p>
          </table:table-cell>
          <table:table-cell table:formula="of:=MOD([.C550];64)" office:value-type="float" office:value="48.1695558430365">
            <text:p>48.17</text:p>
          </table:table-cell>
          <table:table-cell/>
        </table:table-row>
        <table:table-row table:style-name="ro2">
          <table:table-cell table:style-name="ce3" table:formula="of:=[.A550]+1" office:value-type="float" office:value="550">
            <text:p>550</text:p>
          </table:table-cell>
          <table:table-cell table:style-name="ce3" table:formula="of:=[orbits.$C$3]*[.A551]" office:value-type="float" office:value="2382853.55">
            <text:p>2382853.55</text:p>
          </table:table-cell>
          <table:table-cell table:style-name="ce6" table:formula="of:=[.B551]/[orbits.$D$3]" office:value-type="float" office:value="6524.03143117244">
            <text:p>6524.03</text:p>
          </table:table-cell>
          <table:table-cell table:style-name="ce6" table:formula="of:=[.C551]-ROUNDDOWN([.C551])" office:value-type="float" office:value="0.0314311724405343">
            <text:p>0.03</text:p>
          </table:table-cell>
          <table:table-cell table:formula="of:=IF([.D551] &lt; [.$D$2])" office:value-type="boolean" office:boolean-value="true">
            <text:p>TRUE</text:p>
          </table:table-cell>
          <table:table-cell table:formula="of:=MOD([.C551];64)" office:value-type="float" office:value="60.0314311724405">
            <text:p>60.03</text:p>
          </table:table-cell>
          <table:table-cell/>
        </table:table-row>
        <table:table-row table:style-name="ro2">
          <table:table-cell table:style-name="ce3" table:formula="of:=[.A551]+1" office:value-type="float" office:value="551">
            <text:p>551</text:p>
          </table:table-cell>
          <table:table-cell table:style-name="ce3" table:formula="of:=[orbits.$C$3]*[.A552]" office:value-type="float" office:value="2387186.011">
            <text:p>2387186.011</text:p>
          </table:table-cell>
          <table:table-cell table:style-name="ce6" table:formula="of:=[.B552]/[orbits.$D$3]" office:value-type="float" office:value="6535.89330650185">
            <text:p>6535.89</text:p>
          </table:table-cell>
          <table:table-cell table:style-name="ce6" table:formula="of:=[.C552]-ROUNDDOWN([.C552])" office:value-type="float" office:value="0.893306501844563">
            <text:p>0.89</text:p>
          </table:table-cell>
          <table:table-cell table:formula="of:=IF([.D552] &lt; [.$D$2])" office:value-type="boolean" office:boolean-value="false">
            <text:p>FALSE</text:p>
          </table:table-cell>
          <table:table-cell table:formula="of:=MOD([.C552];64)" office:value-type="float" office:value="7.89330650184456">
            <text:p>7.89</text:p>
          </table:table-cell>
          <table:table-cell/>
        </table:table-row>
        <table:table-row table:style-name="ro2">
          <table:table-cell table:style-name="ce3" table:formula="of:=[.A552]+1" office:value-type="float" office:value="552">
            <text:p>552</text:p>
          </table:table-cell>
          <table:table-cell table:style-name="ce3" table:formula="of:=[orbits.$C$3]*[.A553]" office:value-type="float" office:value="2391518.472">
            <text:p>2391518.472</text:p>
          </table:table-cell>
          <table:table-cell table:style-name="ce6" table:formula="of:=[.B553]/[orbits.$D$3]" office:value-type="float" office:value="6547.75518183125">
            <text:p>6547.76</text:p>
          </table:table-cell>
          <table:table-cell table:style-name="ce6" table:formula="of:=[.C553]-ROUNDDOWN([.C553])" office:value-type="float" office:value="0.755181831249502">
            <text:p>0.76</text:p>
          </table:table-cell>
          <table:table-cell table:formula="of:=IF([.D553] &lt; [.$D$2])" office:value-type="boolean" office:boolean-value="false">
            <text:p>FALSE</text:p>
          </table:table-cell>
          <table:table-cell table:formula="of:=MOD([.C553];64)" office:value-type="float" office:value="19.7551818312495">
            <text:p>19.76</text:p>
          </table:table-cell>
          <table:table-cell/>
        </table:table-row>
        <table:table-row table:style-name="ro2">
          <table:table-cell table:style-name="ce3" table:formula="of:=[.A553]+1" office:value-type="float" office:value="553">
            <text:p>553</text:p>
          </table:table-cell>
          <table:table-cell table:style-name="ce3" table:formula="of:=[orbits.$C$3]*[.A554]" office:value-type="float" office:value="2395850.933">
            <text:p>2395850.933</text:p>
          </table:table-cell>
          <table:table-cell table:style-name="ce6" table:formula="of:=[.B554]/[orbits.$D$3]" office:value-type="float" office:value="6559.61705716065">
            <text:p>6559.62</text:p>
          </table:table-cell>
          <table:table-cell table:style-name="ce6" table:formula="of:=[.C554]-ROUNDDOWN([.C554])" office:value-type="float" office:value="0.61705716065353">
            <text:p>0.62</text:p>
          </table:table-cell>
          <table:table-cell table:formula="of:=IF([.D554] &lt; [.$D$2])" office:value-type="boolean" office:boolean-value="false">
            <text:p>FALSE</text:p>
          </table:table-cell>
          <table:table-cell table:formula="of:=MOD([.C554];64)" office:value-type="float" office:value="31.6170571606535">
            <text:p>31.62</text:p>
          </table:table-cell>
          <table:table-cell/>
        </table:table-row>
        <table:table-row table:style-name="ro2">
          <table:table-cell table:style-name="ce3" table:formula="of:=[.A554]+1" office:value-type="float" office:value="554">
            <text:p>554</text:p>
          </table:table-cell>
          <table:table-cell table:style-name="ce3" table:formula="of:=[orbits.$C$3]*[.A555]" office:value-type="float" office:value="2400183.394">
            <text:p>2400183.394</text:p>
          </table:table-cell>
          <table:table-cell table:style-name="ce6" table:formula="of:=[.B555]/[orbits.$D$3]" office:value-type="float" office:value="6571.47893249006">
            <text:p>6571.48</text:p>
          </table:table-cell>
          <table:table-cell table:style-name="ce6" table:formula="of:=[.C555]-ROUNDDOWN([.C555])" office:value-type="float" office:value="0.478932490058469">
            <text:p>0.48</text:p>
          </table:table-cell>
          <table:table-cell table:formula="of:=IF([.D555] &lt; [.$D$2])" office:value-type="boolean" office:boolean-value="false">
            <text:p>FALSE</text:p>
          </table:table-cell>
          <table:table-cell table:formula="of:=MOD([.C555];64)" office:value-type="float" office:value="43.4789324900585">
            <text:p>43.48</text:p>
          </table:table-cell>
          <table:table-cell/>
        </table:table-row>
        <table:table-row table:style-name="ro2">
          <table:table-cell table:style-name="ce3" table:formula="of:=[.A555]+1" office:value-type="float" office:value="555">
            <text:p>555</text:p>
          </table:table-cell>
          <table:table-cell table:style-name="ce3" table:formula="of:=[orbits.$C$3]*[.A556]" office:value-type="float" office:value="2404515.855">
            <text:p>2404515.855</text:p>
          </table:table-cell>
          <table:table-cell table:style-name="ce6" table:formula="of:=[.B556]/[orbits.$D$3]" office:value-type="float" office:value="6583.34080781946">
            <text:p>6583.34</text:p>
          </table:table-cell>
          <table:table-cell table:style-name="ce6" table:formula="of:=[.C556]-ROUNDDOWN([.C556])" office:value-type="float" office:value="0.340807819462498">
            <text:p>0.34</text:p>
          </table:table-cell>
          <table:table-cell table:formula="of:=IF([.D556] &lt; [.$D$2])" office:value-type="boolean" office:boolean-value="false">
            <text:p>FALSE</text:p>
          </table:table-cell>
          <table:table-cell table:formula="of:=MOD([.C556];64)" office:value-type="float" office:value="55.3408078194625">
            <text:p>55.34</text:p>
          </table:table-cell>
          <table:table-cell/>
        </table:table-row>
        <table:table-row table:style-name="ro2">
          <table:table-cell table:style-name="ce3" table:formula="of:=[.A556]+1" office:value-type="float" office:value="556">
            <text:p>556</text:p>
          </table:table-cell>
          <table:table-cell table:style-name="ce3" table:formula="of:=[orbits.$C$3]*[.A557]" office:value-type="float" office:value="2408848.316">
            <text:p>2408848.316</text:p>
          </table:table-cell>
          <table:table-cell table:style-name="ce6" table:formula="of:=[.B557]/[orbits.$D$3]" office:value-type="float" office:value="6595.20268314887">
            <text:p>6595.20</text:p>
          </table:table-cell>
          <table:table-cell table:style-name="ce6" table:formula="of:=[.C557]-ROUNDDOWN([.C557])" office:value-type="float" office:value="0.202683148867436">
            <text:p>0.20</text:p>
          </table:table-cell>
          <table:table-cell table:formula="of:=IF([.D557] &lt; [.$D$2])" office:value-type="boolean" office:boolean-value="false">
            <text:p>FALSE</text:p>
          </table:table-cell>
          <table:table-cell table:formula="of:=MOD([.C557];64)" office:value-type="float" office:value="3.20268314886744">
            <text:p>3.20</text:p>
          </table:table-cell>
          <table:table-cell/>
        </table:table-row>
        <table:table-row table:style-name="ro2">
          <table:table-cell table:style-name="ce3" table:formula="of:=[.A557]+1" office:value-type="float" office:value="557">
            <text:p>557</text:p>
          </table:table-cell>
          <table:table-cell table:style-name="ce3" table:formula="of:=[orbits.$C$3]*[.A558]" office:value-type="float" office:value="2413180.777">
            <text:p>2413180.777</text:p>
          </table:table-cell>
          <table:table-cell table:style-name="ce6" table:formula="of:=[.B558]/[orbits.$D$3]" office:value-type="float" office:value="6607.06455847827">
            <text:p>6607.06</text:p>
          </table:table-cell>
          <table:table-cell table:style-name="ce6" table:formula="of:=[.C558]-ROUNDDOWN([.C558])" office:value-type="float" office:value="0.064558478271465">
            <text:p>0.06</text:p>
          </table:table-cell>
          <table:table-cell table:formula="of:=IF([.D558] &lt; [.$D$2])" office:value-type="boolean" office:boolean-value="true">
            <text:p>TRUE</text:p>
          </table:table-cell>
          <table:table-cell table:formula="of:=MOD([.C558];64)" office:value-type="float" office:value="15.0645584782715">
            <text:p>15.06</text:p>
          </table:table-cell>
          <table:table-cell/>
        </table:table-row>
        <table:table-row table:style-name="ro2">
          <table:table-cell table:style-name="ce3" table:formula="of:=[.A558]+1" office:value-type="float" office:value="558">
            <text:p>558</text:p>
          </table:table-cell>
          <table:table-cell table:style-name="ce3" table:formula="of:=[orbits.$C$3]*[.A559]" office:value-type="float" office:value="2417513.238">
            <text:p>2417513.238</text:p>
          </table:table-cell>
          <table:table-cell table:style-name="ce6" table:formula="of:=[.B559]/[orbits.$D$3]" office:value-type="float" office:value="6618.92643380768">
            <text:p>6618.93</text:p>
          </table:table-cell>
          <table:table-cell table:style-name="ce6" table:formula="of:=[.C559]-ROUNDDOWN([.C559])" office:value-type="float" office:value="0.926433807676403">
            <text:p>0.93</text:p>
          </table:table-cell>
          <table:table-cell table:formula="of:=IF([.D559] &lt; [.$D$2])" office:value-type="boolean" office:boolean-value="false">
            <text:p>FALSE</text:p>
          </table:table-cell>
          <table:table-cell table:formula="of:=MOD([.C559];64)" office:value-type="float" office:value="26.9264338076764">
            <text:p>26.93</text:p>
          </table:table-cell>
          <table:table-cell/>
        </table:table-row>
        <table:table-row table:style-name="ro2">
          <table:table-cell table:style-name="ce3" table:formula="of:=[.A559]+1" office:value-type="float" office:value="559">
            <text:p>559</text:p>
          </table:table-cell>
          <table:table-cell table:style-name="ce3" table:formula="of:=[orbits.$C$3]*[.A560]" office:value-type="float" office:value="2421845.699">
            <text:p>2421845.699</text:p>
          </table:table-cell>
          <table:table-cell table:style-name="ce6" table:formula="of:=[.B560]/[orbits.$D$3]" office:value-type="float" office:value="6630.78830913708">
            <text:p>6630.79</text:p>
          </table:table-cell>
          <table:table-cell table:style-name="ce6" table:formula="of:=[.C560]-ROUNDDOWN([.C560])" office:value-type="float" office:value="0.788309137080432">
            <text:p>0.79</text:p>
          </table:table-cell>
          <table:table-cell table:formula="of:=IF([.D560] &lt; [.$D$2])" office:value-type="boolean" office:boolean-value="false">
            <text:p>FALSE</text:p>
          </table:table-cell>
          <table:table-cell table:formula="of:=MOD([.C560];64)" office:value-type="float" office:value="38.7883091370804">
            <text:p>38.79</text:p>
          </table:table-cell>
          <table:table-cell/>
        </table:table-row>
        <table:table-row table:style-name="ro2">
          <table:table-cell table:style-name="ce3" table:formula="of:=[.A560]+1" office:value-type="float" office:value="560">
            <text:p>560</text:p>
          </table:table-cell>
          <table:table-cell table:style-name="ce3" table:formula="of:=[orbits.$C$3]*[.A561]" office:value-type="float" office:value="2426178.16">
            <text:p>2426178.16</text:p>
          </table:table-cell>
          <table:table-cell table:style-name="ce6" table:formula="of:=[.B561]/[orbits.$D$3]" office:value-type="float" office:value="6642.65018446648">
            <text:p>6642.65</text:p>
          </table:table-cell>
          <table:table-cell table:style-name="ce6" table:formula="of:=[.C561]-ROUNDDOWN([.C561])" office:value-type="float" office:value="0.650184466484461">
            <text:p>0.65</text:p>
          </table:table-cell>
          <table:table-cell table:formula="of:=IF([.D561] &lt; [.$D$2])" office:value-type="boolean" office:boolean-value="false">
            <text:p>FALSE</text:p>
          </table:table-cell>
          <table:table-cell table:formula="of:=MOD([.C561];64)" office:value-type="float" office:value="50.6501844664845">
            <text:p>50.65</text:p>
          </table:table-cell>
          <table:table-cell/>
        </table:table-row>
        <table:table-row table:style-name="ro2">
          <table:table-cell table:style-name="ce3" table:formula="of:=[.A561]+1" office:value-type="float" office:value="561">
            <text:p>561</text:p>
          </table:table-cell>
          <table:table-cell table:style-name="ce3" table:formula="of:=[orbits.$C$3]*[.A562]" office:value-type="float" office:value="2430510.621">
            <text:p>2430510.621</text:p>
          </table:table-cell>
          <table:table-cell table:style-name="ce6" table:formula="of:=[.B562]/[orbits.$D$3]" office:value-type="float" office:value="6654.51205979589">
            <text:p>6654.51</text:p>
          </table:table-cell>
          <table:table-cell table:style-name="ce6" table:formula="of:=[.C562]-ROUNDDOWN([.C562])" office:value-type="float" office:value="0.5120597958894">
            <text:p>0.51</text:p>
          </table:table-cell>
          <table:table-cell table:formula="of:=IF([.D562] &lt; [.$D$2])" office:value-type="boolean" office:boolean-value="false">
            <text:p>FALSE</text:p>
          </table:table-cell>
          <table:table-cell table:formula="of:=MOD([.C562];64)" office:value-type="float" office:value="62.5120597958894">
            <text:p>62.51</text:p>
          </table:table-cell>
          <table:table-cell/>
        </table:table-row>
        <table:table-row table:style-name="ro2">
          <table:table-cell table:style-name="ce3" table:formula="of:=[.A562]+1" office:value-type="float" office:value="562">
            <text:p>562</text:p>
          </table:table-cell>
          <table:table-cell table:style-name="ce3" table:formula="of:=[orbits.$C$3]*[.A563]" office:value-type="float" office:value="2434843.082">
            <text:p>2434843.082</text:p>
          </table:table-cell>
          <table:table-cell table:style-name="ce6" table:formula="of:=[.B563]/[orbits.$D$3]" office:value-type="float" office:value="6666.37393512529">
            <text:p>6666.37</text:p>
          </table:table-cell>
          <table:table-cell table:style-name="ce6" table:formula="of:=[.C563]-ROUNDDOWN([.C563])" office:value-type="float" office:value="0.373935125293428">
            <text:p>0.37</text:p>
          </table:table-cell>
          <table:table-cell table:formula="of:=IF([.D563] &lt; [.$D$2])" office:value-type="boolean" office:boolean-value="false">
            <text:p>FALSE</text:p>
          </table:table-cell>
          <table:table-cell table:formula="of:=MOD([.C563];64)" office:value-type="float" office:value="10.3739351252934">
            <text:p>10.37</text:p>
          </table:table-cell>
          <table:table-cell/>
        </table:table-row>
        <table:table-row table:style-name="ro2">
          <table:table-cell table:style-name="ce3" table:formula="of:=[.A563]+1" office:value-type="float" office:value="563">
            <text:p>563</text:p>
          </table:table-cell>
          <table:table-cell table:style-name="ce3" table:formula="of:=[orbits.$C$3]*[.A564]" office:value-type="float" office:value="2439175.543">
            <text:p>2439175.543</text:p>
          </table:table-cell>
          <table:table-cell table:style-name="ce6" table:formula="of:=[.B564]/[orbits.$D$3]" office:value-type="float" office:value="6678.2358104547">
            <text:p>6678.24</text:p>
          </table:table-cell>
          <table:table-cell table:style-name="ce6" table:formula="of:=[.C564]-ROUNDDOWN([.C564])" office:value-type="float" office:value="0.235810454698367">
            <text:p>0.24</text:p>
          </table:table-cell>
          <table:table-cell table:formula="of:=IF([.D564] &lt; [.$D$2])" office:value-type="boolean" office:boolean-value="false">
            <text:p>FALSE</text:p>
          </table:table-cell>
          <table:table-cell table:formula="of:=MOD([.C564];64)" office:value-type="float" office:value="22.2358104546984">
            <text:p>22.24</text:p>
          </table:table-cell>
          <table:table-cell/>
        </table:table-row>
        <table:table-row table:style-name="ro2">
          <table:table-cell table:style-name="ce3" table:formula="of:=[.A564]+1" office:value-type="float" office:value="564">
            <text:p>564</text:p>
          </table:table-cell>
          <table:table-cell table:style-name="ce3" table:formula="of:=[orbits.$C$3]*[.A565]" office:value-type="float" office:value="2443508.004">
            <text:p>2443508.004</text:p>
          </table:table-cell>
          <table:table-cell table:style-name="ce6" table:formula="of:=[.B565]/[orbits.$D$3]" office:value-type="float" office:value="6690.0976857841">
            <text:p>6690.10</text:p>
          </table:table-cell>
          <table:table-cell table:style-name="ce6" table:formula="of:=[.C565]-ROUNDDOWN([.C565])" office:value-type="float" office:value="0.0976857841023957">
            <text:p>0.10</text:p>
          </table:table-cell>
          <table:table-cell table:formula="of:=IF([.D565] &lt; [.$D$2])" office:value-type="boolean" office:boolean-value="true">
            <text:p>TRUE</text:p>
          </table:table-cell>
          <table:table-cell table:formula="of:=MOD([.C565];64)" office:value-type="float" office:value="34.0976857841024">
            <text:p>34.10</text:p>
          </table:table-cell>
          <table:table-cell/>
        </table:table-row>
        <table:table-row table:style-name="ro2">
          <table:table-cell table:style-name="ce3" table:formula="of:=[.A565]+1" office:value-type="float" office:value="565">
            <text:p>565</text:p>
          </table:table-cell>
          <table:table-cell table:style-name="ce3" table:formula="of:=[orbits.$C$3]*[.A566]" office:value-type="float" office:value="2447840.465">
            <text:p>2447840.465</text:p>
          </table:table-cell>
          <table:table-cell table:style-name="ce6" table:formula="of:=[.B566]/[orbits.$D$3]" office:value-type="float" office:value="6701.95956111351">
            <text:p>6701.96</text:p>
          </table:table-cell>
          <table:table-cell table:style-name="ce6" table:formula="of:=[.C566]-ROUNDDOWN([.C566])" office:value-type="float" office:value="0.959561113507334">
            <text:p>0.96</text:p>
          </table:table-cell>
          <table:table-cell table:formula="of:=IF([.D566] &lt; [.$D$2])" office:value-type="boolean" office:boolean-value="false">
            <text:p>FALSE</text:p>
          </table:table-cell>
          <table:table-cell table:formula="of:=MOD([.C566];64)" office:value-type="float" office:value="45.9595611135073">
            <text:p>45.96</text:p>
          </table:table-cell>
          <table:table-cell/>
        </table:table-row>
        <table:table-row table:style-name="ro2">
          <table:table-cell table:style-name="ce3" table:formula="of:=[.A566]+1" office:value-type="float" office:value="566">
            <text:p>566</text:p>
          </table:table-cell>
          <table:table-cell table:style-name="ce3" table:formula="of:=[orbits.$C$3]*[.A567]" office:value-type="float" office:value="2452172.926">
            <text:p>2452172.926</text:p>
          </table:table-cell>
          <table:table-cell table:style-name="ce6" table:formula="of:=[.B567]/[orbits.$D$3]" office:value-type="float" office:value="6713.82143644291">
            <text:p>6713.82</text:p>
          </table:table-cell>
          <table:table-cell table:style-name="ce6" table:formula="of:=[.C567]-ROUNDDOWN([.C567])" office:value-type="float" office:value="0.821436442911363">
            <text:p>0.82</text:p>
          </table:table-cell>
          <table:table-cell table:formula="of:=IF([.D567] &lt; [.$D$2])" office:value-type="boolean" office:boolean-value="false">
            <text:p>FALSE</text:p>
          </table:table-cell>
          <table:table-cell table:formula="of:=MOD([.C567];64)" office:value-type="float" office:value="57.8214364429114">
            <text:p>57.82</text:p>
          </table:table-cell>
          <table:table-cell/>
        </table:table-row>
        <table:table-row table:style-name="ro2">
          <table:table-cell table:style-name="ce3" table:formula="of:=[.A567]+1" office:value-type="float" office:value="567">
            <text:p>567</text:p>
          </table:table-cell>
          <table:table-cell table:style-name="ce3" table:formula="of:=[orbits.$C$3]*[.A568]" office:value-type="float" office:value="2456505.387">
            <text:p>2456505.387</text:p>
          </table:table-cell>
          <table:table-cell table:style-name="ce6" table:formula="of:=[.B568]/[orbits.$D$3]" office:value-type="float" office:value="6725.68331177232">
            <text:p>6725.68</text:p>
          </table:table-cell>
          <table:table-cell table:style-name="ce6" table:formula="of:=[.C568]-ROUNDDOWN([.C568])" office:value-type="float" office:value="0.683311772315392">
            <text:p>0.68</text:p>
          </table:table-cell>
          <table:table-cell table:formula="of:=IF([.D568] &lt; [.$D$2])" office:value-type="boolean" office:boolean-value="false">
            <text:p>FALSE</text:p>
          </table:table-cell>
          <table:table-cell table:formula="of:=MOD([.C568];64)" office:value-type="float" office:value="5.68331177231539">
            <text:p>5.68</text:p>
          </table:table-cell>
          <table:table-cell/>
        </table:table-row>
        <table:table-row table:style-name="ro2">
          <table:table-cell table:style-name="ce3" table:formula="of:=[.A568]+1" office:value-type="float" office:value="568">
            <text:p>568</text:p>
          </table:table-cell>
          <table:table-cell table:style-name="ce3" table:formula="of:=[orbits.$C$3]*[.A569]" office:value-type="float" office:value="2460837.848">
            <text:p>2460837.848</text:p>
          </table:table-cell>
          <table:table-cell table:style-name="ce6" table:formula="of:=[.B569]/[orbits.$D$3]" office:value-type="float" office:value="6737.54518710172">
            <text:p>6737.55</text:p>
          </table:table-cell>
          <table:table-cell table:style-name="ce6" table:formula="of:=[.C569]-ROUNDDOWN([.C569])" office:value-type="float" office:value="0.54518710172033">
            <text:p>0.55</text:p>
          </table:table-cell>
          <table:table-cell table:formula="of:=IF([.D569] &lt; [.$D$2])" office:value-type="boolean" office:boolean-value="false">
            <text:p>FALSE</text:p>
          </table:table-cell>
          <table:table-cell table:formula="of:=MOD([.C569];64)" office:value-type="float" office:value="17.5451871017203">
            <text:p>17.55</text:p>
          </table:table-cell>
          <table:table-cell/>
        </table:table-row>
        <table:table-row table:style-name="ro2">
          <table:table-cell table:style-name="ce3" table:formula="of:=[.A569]+1" office:value-type="float" office:value="569">
            <text:p>569</text:p>
          </table:table-cell>
          <table:table-cell table:style-name="ce3" table:formula="of:=[orbits.$C$3]*[.A570]" office:value-type="float" office:value="2465170.309">
            <text:p>2465170.309</text:p>
          </table:table-cell>
          <table:table-cell table:style-name="ce6" table:formula="of:=[.B570]/[orbits.$D$3]" office:value-type="float" office:value="6749.40706243113">
            <text:p>6749.41</text:p>
          </table:table-cell>
          <table:table-cell table:style-name="ce6" table:formula="of:=[.C570]-ROUNDDOWN([.C570])" office:value-type="float" office:value="0.407062431125269">
            <text:p>0.41</text:p>
          </table:table-cell>
          <table:table-cell table:formula="of:=IF([.D570] &lt; [.$D$2])" office:value-type="boolean" office:boolean-value="false">
            <text:p>FALSE</text:p>
          </table:table-cell>
          <table:table-cell table:formula="of:=MOD([.C570];64)" office:value-type="float" office:value="29.4070624311253">
            <text:p>29.41</text:p>
          </table:table-cell>
          <table:table-cell/>
        </table:table-row>
        <table:table-row table:style-name="ro2">
          <table:table-cell table:style-name="ce3" table:formula="of:=[.A570]+1" office:value-type="float" office:value="570">
            <text:p>570</text:p>
          </table:table-cell>
          <table:table-cell table:style-name="ce3" table:formula="of:=[orbits.$C$3]*[.A571]" office:value-type="float" office:value="2469502.77">
            <text:p>2469502.77</text:p>
          </table:table-cell>
          <table:table-cell table:style-name="ce6" table:formula="of:=[.B571]/[orbits.$D$3]" office:value-type="float" office:value="6761.26893776053">
            <text:p>6761.27</text:p>
          </table:table-cell>
          <table:table-cell table:style-name="ce6" table:formula="of:=[.C571]-ROUNDDOWN([.C571])" office:value-type="float" office:value="0.268937760529298">
            <text:p>0.27</text:p>
          </table:table-cell>
          <table:table-cell table:formula="of:=IF([.D571] &lt; [.$D$2])" office:value-type="boolean" office:boolean-value="false">
            <text:p>FALSE</text:p>
          </table:table-cell>
          <table:table-cell table:formula="of:=MOD([.C571];64)" office:value-type="float" office:value="41.2689377605293">
            <text:p>41.27</text:p>
          </table:table-cell>
          <table:table-cell/>
        </table:table-row>
        <table:table-row table:style-name="ro2">
          <table:table-cell table:style-name="ce3" table:formula="of:=[.A571]+1" office:value-type="float" office:value="571">
            <text:p>571</text:p>
          </table:table-cell>
          <table:table-cell table:style-name="ce3" table:formula="of:=[orbits.$C$3]*[.A572]" office:value-type="float" office:value="2473835.231">
            <text:p>2473835.231</text:p>
          </table:table-cell>
          <table:table-cell table:style-name="ce6" table:formula="of:=[.B572]/[orbits.$D$3]" office:value-type="float" office:value="6773.13081308993">
            <text:p>6773.13</text:p>
          </table:table-cell>
          <table:table-cell table:style-name="ce6" table:formula="of:=[.C572]-ROUNDDOWN([.C572])" office:value-type="float" office:value="0.130813089933326">
            <text:p>0.13</text:p>
          </table:table-cell>
          <table:table-cell table:formula="of:=IF([.D572] &lt; [.$D$2])" office:value-type="boolean" office:boolean-value="false">
            <text:p>FALSE</text:p>
          </table:table-cell>
          <table:table-cell table:formula="of:=MOD([.C572];64)" office:value-type="float" office:value="53.1308130899333">
            <text:p>53.13</text:p>
          </table:table-cell>
          <table:table-cell/>
        </table:table-row>
        <table:table-row table:style-name="ro2">
          <table:table-cell table:style-name="ce3" table:formula="of:=[.A572]+1" office:value-type="float" office:value="572">
            <text:p>572</text:p>
          </table:table-cell>
          <table:table-cell table:style-name="ce3" table:formula="of:=[orbits.$C$3]*[.A573]" office:value-type="float" office:value="2478167.692">
            <text:p>2478167.692</text:p>
          </table:table-cell>
          <table:table-cell table:style-name="ce6" table:formula="of:=[.B573]/[orbits.$D$3]" office:value-type="float" office:value="6784.99268841934">
            <text:p>6784.99</text:p>
          </table:table-cell>
          <table:table-cell table:style-name="ce6" table:formula="of:=[.C573]-ROUNDDOWN([.C573])" office:value-type="float" office:value="0.992688419338265">
            <text:p>0.99</text:p>
          </table:table-cell>
          <table:table-cell table:formula="of:=IF([.D573] &lt; [.$D$2])" office:value-type="boolean" office:boolean-value="false">
            <text:p>FALSE</text:p>
          </table:table-cell>
          <table:table-cell table:formula="of:=MOD([.C573];64)" office:value-type="float" office:value="0.992688419338265">
            <text:p>0.99</text:p>
          </table:table-cell>
          <table:table-cell/>
        </table:table-row>
        <table:table-row table:style-name="ro2">
          <table:table-cell table:style-name="ce3" table:formula="of:=[.A573]+1" office:value-type="float" office:value="573">
            <text:p>573</text:p>
          </table:table-cell>
          <table:table-cell table:style-name="ce3" table:formula="of:=[orbits.$C$3]*[.A574]" office:value-type="float" office:value="2482500.153">
            <text:p>2482500.153</text:p>
          </table:table-cell>
          <table:table-cell table:style-name="ce6" table:formula="of:=[.B574]/[orbits.$D$3]" office:value-type="float" office:value="6796.85456374874">
            <text:p>6796.85</text:p>
          </table:table-cell>
          <table:table-cell table:style-name="ce6" table:formula="of:=[.C574]-ROUNDDOWN([.C574])" office:value-type="float" office:value="0.854563748742294">
            <text:p>0.85</text:p>
          </table:table-cell>
          <table:table-cell table:formula="of:=IF([.D574] &lt; [.$D$2])" office:value-type="boolean" office:boolean-value="false">
            <text:p>FALSE</text:p>
          </table:table-cell>
          <table:table-cell table:formula="of:=MOD([.C574];64)" office:value-type="float" office:value="12.8545637487423">
            <text:p>12.85</text:p>
          </table:table-cell>
          <table:table-cell/>
        </table:table-row>
        <table:table-row table:style-name="ro2">
          <table:table-cell table:style-name="ce3" table:formula="of:=[.A574]+1" office:value-type="float" office:value="574">
            <text:p>574</text:p>
          </table:table-cell>
          <table:table-cell table:style-name="ce3" table:formula="of:=[orbits.$C$3]*[.A575]" office:value-type="float" office:value="2486832.614">
            <text:p>2486832.614</text:p>
          </table:table-cell>
          <table:table-cell table:style-name="ce6" table:formula="of:=[.B575]/[orbits.$D$3]" office:value-type="float" office:value="6808.71643907815">
            <text:p>6808.72</text:p>
          </table:table-cell>
          <table:table-cell table:style-name="ce6" table:formula="of:=[.C575]-ROUNDDOWN([.C575])" office:value-type="float" office:value="0.716439078146323">
            <text:p>0.72</text:p>
          </table:table-cell>
          <table:table-cell table:formula="of:=IF([.D575] &lt; [.$D$2])" office:value-type="boolean" office:boolean-value="false">
            <text:p>FALSE</text:p>
          </table:table-cell>
          <table:table-cell table:formula="of:=MOD([.C575];64)" office:value-type="float" office:value="24.7164390781463">
            <text:p>24.72</text:p>
          </table:table-cell>
          <table:table-cell/>
        </table:table-row>
        <table:table-row table:style-name="ro2">
          <table:table-cell table:style-name="ce3" table:formula="of:=[.A575]+1" office:value-type="float" office:value="575">
            <text:p>575</text:p>
          </table:table-cell>
          <table:table-cell table:style-name="ce3" table:formula="of:=[orbits.$C$3]*[.A576]" office:value-type="float" office:value="2491165.075">
            <text:p>2491165.075</text:p>
          </table:table-cell>
          <table:table-cell table:style-name="ce6" table:formula="of:=[.B576]/[orbits.$D$3]" office:value-type="float" office:value="6820.57831440755">
            <text:p>6820.58</text:p>
          </table:table-cell>
          <table:table-cell table:style-name="ce6" table:formula="of:=[.C576]-ROUNDDOWN([.C576])" office:value-type="float" office:value="0.578314407551261">
            <text:p>0.58</text:p>
          </table:table-cell>
          <table:table-cell table:formula="of:=IF([.D576] &lt; [.$D$2])" office:value-type="boolean" office:boolean-value="false">
            <text:p>FALSE</text:p>
          </table:table-cell>
          <table:table-cell table:formula="of:=MOD([.C576];64)" office:value-type="float" office:value="36.5783144075513">
            <text:p>36.58</text:p>
          </table:table-cell>
          <table:table-cell/>
        </table:table-row>
        <table:table-row table:style-name="ro2">
          <table:table-cell table:style-name="ce3" table:formula="of:=[.A576]+1" office:value-type="float" office:value="576">
            <text:p>576</text:p>
          </table:table-cell>
          <table:table-cell table:style-name="ce3" table:formula="of:=[orbits.$C$3]*[.A577]" office:value-type="float" office:value="2495497.536">
            <text:p>2495497.536</text:p>
          </table:table-cell>
          <table:table-cell table:style-name="ce6" table:formula="of:=[.B577]/[orbits.$D$3]" office:value-type="float" office:value="6832.44018973696">
            <text:p>6832.44</text:p>
          </table:table-cell>
          <table:table-cell table:style-name="ce6" table:formula="of:=[.C577]-ROUNDDOWN([.C577])" office:value-type="float" office:value="0.440189736956199">
            <text:p>0.44</text:p>
          </table:table-cell>
          <table:table-cell table:formula="of:=IF([.D577] &lt; [.$D$2])" office:value-type="boolean" office:boolean-value="false">
            <text:p>FALSE</text:p>
          </table:table-cell>
          <table:table-cell table:formula="of:=MOD([.C577];64)" office:value-type="float" office:value="48.4401897369562">
            <text:p>48.44</text:p>
          </table:table-cell>
          <table:table-cell/>
        </table:table-row>
        <table:table-row table:style-name="ro2">
          <table:table-cell table:style-name="ce3" table:formula="of:=[.A577]+1" office:value-type="float" office:value="577">
            <text:p>577</text:p>
          </table:table-cell>
          <table:table-cell table:style-name="ce3" table:formula="of:=[orbits.$C$3]*[.A578]" office:value-type="float" office:value="2499829.997">
            <text:p>2499829.997</text:p>
          </table:table-cell>
          <table:table-cell table:style-name="ce6" table:formula="of:=[.B578]/[orbits.$D$3]" office:value-type="float" office:value="6844.30206506636">
            <text:p>6844.30</text:p>
          </table:table-cell>
          <table:table-cell table:style-name="ce6" table:formula="of:=[.C578]-ROUNDDOWN([.C578])" office:value-type="float" office:value="0.302065066360228">
            <text:p>0.30</text:p>
          </table:table-cell>
          <table:table-cell table:formula="of:=IF([.D578] &lt; [.$D$2])" office:value-type="boolean" office:boolean-value="false">
            <text:p>FALSE</text:p>
          </table:table-cell>
          <table:table-cell table:formula="of:=MOD([.C578];64)" office:value-type="float" office:value="60.3020650663602">
            <text:p>60.30</text:p>
          </table:table-cell>
          <table:table-cell/>
        </table:table-row>
        <table:table-row table:style-name="ro2">
          <table:table-cell table:style-name="ce3" table:formula="of:=[.A578]+1" office:value-type="float" office:value="578">
            <text:p>578</text:p>
          </table:table-cell>
          <table:table-cell table:style-name="ce3" table:formula="of:=[orbits.$C$3]*[.A579]" office:value-type="float" office:value="2504162.458">
            <text:p>2504162.458</text:p>
          </table:table-cell>
          <table:table-cell table:style-name="ce6" table:formula="of:=[.B579]/[orbits.$D$3]" office:value-type="float" office:value="6856.16394039576">
            <text:p>6856.16</text:p>
          </table:table-cell>
          <table:table-cell table:style-name="ce6" table:formula="of:=[.C579]-ROUNDDOWN([.C579])" office:value-type="float" office:value="0.163940395764257">
            <text:p>0.16</text:p>
          </table:table-cell>
          <table:table-cell table:formula="of:=IF([.D579] &lt; [.$D$2])" office:value-type="boolean" office:boolean-value="false">
            <text:p>FALSE</text:p>
          </table:table-cell>
          <table:table-cell table:formula="of:=MOD([.C579];64)" office:value-type="float" office:value="8.16394039576426">
            <text:p>8.16</text:p>
          </table:table-cell>
          <table:table-cell/>
        </table:table-row>
        <table:table-row table:style-name="ro2">
          <table:table-cell table:style-name="ce3" table:formula="of:=[.A579]+1" office:value-type="float" office:value="579">
            <text:p>579</text:p>
          </table:table-cell>
          <table:table-cell table:style-name="ce3" table:formula="of:=[orbits.$C$3]*[.A580]" office:value-type="float" office:value="2508494.919">
            <text:p>2508494.919</text:p>
          </table:table-cell>
          <table:table-cell table:style-name="ce6" table:formula="of:=[.B580]/[orbits.$D$3]" office:value-type="float" office:value="6868.02581572517">
            <text:p>6868.03</text:p>
          </table:table-cell>
          <table:table-cell table:style-name="ce6" table:formula="of:=[.C580]-ROUNDDOWN([.C580])" office:value-type="float" office:value="0.0258157251691955">
            <text:p>0.03</text:p>
          </table:table-cell>
          <table:table-cell table:formula="of:=IF([.D580] &lt; [.$D$2])" office:value-type="boolean" office:boolean-value="true">
            <text:p>TRUE</text:p>
          </table:table-cell>
          <table:table-cell table:formula="of:=MOD([.C580];64)" office:value-type="float" office:value="20.0258157251692">
            <text:p>20.03</text:p>
          </table:table-cell>
          <table:table-cell/>
        </table:table-row>
        <table:table-row table:style-name="ro2">
          <table:table-cell table:style-name="ce3" table:formula="of:=[.A580]+1" office:value-type="float" office:value="580">
            <text:p>580</text:p>
          </table:table-cell>
          <table:table-cell table:style-name="ce3" table:formula="of:=[orbits.$C$3]*[.A581]" office:value-type="float" office:value="2512827.38">
            <text:p>2512827.38</text:p>
          </table:table-cell>
          <table:table-cell table:style-name="ce6" table:formula="of:=[.B581]/[orbits.$D$3]" office:value-type="float" office:value="6879.88769105457">
            <text:p>6879.89</text:p>
          </table:table-cell>
          <table:table-cell table:style-name="ce6" table:formula="of:=[.C581]-ROUNDDOWN([.C581])" office:value-type="float" office:value="0.887691054574134">
            <text:p>0.89</text:p>
          </table:table-cell>
          <table:table-cell table:formula="of:=IF([.D581] &lt; [.$D$2])" office:value-type="boolean" office:boolean-value="false">
            <text:p>FALSE</text:p>
          </table:table-cell>
          <table:table-cell table:formula="of:=MOD([.C581];64)" office:value-type="float" office:value="31.8876910545741">
            <text:p>31.89</text:p>
          </table:table-cell>
          <table:table-cell/>
        </table:table-row>
        <table:table-row table:style-name="ro2">
          <table:table-cell table:style-name="ce3" table:formula="of:=[.A581]+1" office:value-type="float" office:value="581">
            <text:p>581</text:p>
          </table:table-cell>
          <table:table-cell table:style-name="ce3" table:formula="of:=[orbits.$C$3]*[.A582]" office:value-type="float" office:value="2517159.841">
            <text:p>2517159.841</text:p>
          </table:table-cell>
          <table:table-cell table:style-name="ce6" table:formula="of:=[.B582]/[orbits.$D$3]" office:value-type="float" office:value="6891.74956638398">
            <text:p>6891.75</text:p>
          </table:table-cell>
          <table:table-cell table:style-name="ce6" table:formula="of:=[.C582]-ROUNDDOWN([.C582])" office:value-type="float" office:value="0.749566383977253">
            <text:p>0.75</text:p>
          </table:table-cell>
          <table:table-cell table:formula="of:=IF([.D582] &lt; [.$D$2])" office:value-type="boolean" office:boolean-value="false">
            <text:p>FALSE</text:p>
          </table:table-cell>
          <table:table-cell table:formula="of:=MOD([.C582];64)" office:value-type="float" office:value="43.7495663839773">
            <text:p>43.75</text:p>
          </table:table-cell>
          <table:table-cell/>
        </table:table-row>
        <table:table-row table:style-name="ro2">
          <table:table-cell table:style-name="ce3" table:formula="of:=[.A582]+1" office:value-type="float" office:value="582">
            <text:p>582</text:p>
          </table:table-cell>
          <table:table-cell table:style-name="ce3" table:formula="of:=[orbits.$C$3]*[.A583]" office:value-type="float" office:value="2521492.302">
            <text:p>2521492.302</text:p>
          </table:table-cell>
          <table:table-cell table:style-name="ce6" table:formula="of:=[.B583]/[orbits.$D$3]" office:value-type="float" office:value="6903.61144171338">
            <text:p>6903.61</text:p>
          </table:table-cell>
          <table:table-cell table:style-name="ce6" table:formula="of:=[.C583]-ROUNDDOWN([.C583])" office:value-type="float" office:value="0.611441713382192">
            <text:p>0.61</text:p>
          </table:table-cell>
          <table:table-cell table:formula="of:=IF([.D583] &lt; [.$D$2])" office:value-type="boolean" office:boolean-value="false">
            <text:p>FALSE</text:p>
          </table:table-cell>
          <table:table-cell table:formula="of:=MOD([.C583];64)" office:value-type="float" office:value="55.6114417133822">
            <text:p>55.61</text:p>
          </table:table-cell>
          <table:table-cell/>
        </table:table-row>
        <table:table-row table:style-name="ro2">
          <table:table-cell table:style-name="ce3" table:formula="of:=[.A583]+1" office:value-type="float" office:value="583">
            <text:p>583</text:p>
          </table:table-cell>
          <table:table-cell table:style-name="ce3" table:formula="of:=[orbits.$C$3]*[.A584]" office:value-type="float" office:value="2525824.763">
            <text:p>2525824.763</text:p>
          </table:table-cell>
          <table:table-cell table:style-name="ce6" table:formula="of:=[.B584]/[orbits.$D$3]" office:value-type="float" office:value="6915.47331704279">
            <text:p>6915.47</text:p>
          </table:table-cell>
          <table:table-cell table:style-name="ce6" table:formula="of:=[.C584]-ROUNDDOWN([.C584])" office:value-type="float" office:value="0.47331704278713">
            <text:p>0.47</text:p>
          </table:table-cell>
          <table:table-cell table:formula="of:=IF([.D584] &lt; [.$D$2])" office:value-type="boolean" office:boolean-value="false">
            <text:p>FALSE</text:p>
          </table:table-cell>
          <table:table-cell table:formula="of:=MOD([.C584];64)" office:value-type="float" office:value="3.47331704278713">
            <text:p>3.47</text:p>
          </table:table-cell>
          <table:table-cell/>
        </table:table-row>
        <table:table-row table:style-name="ro2">
          <table:table-cell table:style-name="ce3" table:formula="of:=[.A584]+1" office:value-type="float" office:value="584">
            <text:p>584</text:p>
          </table:table-cell>
          <table:table-cell table:style-name="ce3" table:formula="of:=[orbits.$C$3]*[.A585]" office:value-type="float" office:value="2530157.224">
            <text:p>2530157.224</text:p>
          </table:table-cell>
          <table:table-cell table:style-name="ce6" table:formula="of:=[.B585]/[orbits.$D$3]" office:value-type="float" office:value="6927.33519237219">
            <text:p>6927.34</text:p>
          </table:table-cell>
          <table:table-cell table:style-name="ce6" table:formula="of:=[.C585]-ROUNDDOWN([.C585])" office:value-type="float" office:value="0.335192372191159">
            <text:p>0.34</text:p>
          </table:table-cell>
          <table:table-cell table:formula="of:=IF([.D585] &lt; [.$D$2])" office:value-type="boolean" office:boolean-value="false">
            <text:p>FALSE</text:p>
          </table:table-cell>
          <table:table-cell table:formula="of:=MOD([.C585];64)" office:value-type="float" office:value="15.3351923721912">
            <text:p>15.34</text:p>
          </table:table-cell>
          <table:table-cell/>
        </table:table-row>
        <table:table-row table:style-name="ro2">
          <table:table-cell table:style-name="ce3" table:formula="of:=[.A585]+1" office:value-type="float" office:value="585">
            <text:p>585</text:p>
          </table:table-cell>
          <table:table-cell table:style-name="ce3" table:formula="of:=[orbits.$C$3]*[.A586]" office:value-type="float" office:value="2534489.685">
            <text:p>2534489.685</text:p>
          </table:table-cell>
          <table:table-cell table:style-name="ce6" table:formula="of:=[.B586]/[orbits.$D$3]" office:value-type="float" office:value="6939.1970677016">
            <text:p>6939.20</text:p>
          </table:table-cell>
          <table:table-cell table:style-name="ce6" table:formula="of:=[.C586]-ROUNDDOWN([.C586])" office:value-type="float" office:value="0.197067701595188">
            <text:p>0.20</text:p>
          </table:table-cell>
          <table:table-cell table:formula="of:=IF([.D586] &lt; [.$D$2])" office:value-type="boolean" office:boolean-value="false">
            <text:p>FALSE</text:p>
          </table:table-cell>
          <table:table-cell table:formula="of:=MOD([.C586];64)" office:value-type="float" office:value="27.1970677015952">
            <text:p>27.20</text:p>
          </table:table-cell>
          <table:table-cell/>
        </table:table-row>
        <table:table-row table:style-name="ro2">
          <table:table-cell table:style-name="ce3" table:formula="of:=[.A586]+1" office:value-type="float" office:value="586">
            <text:p>586</text:p>
          </table:table-cell>
          <table:table-cell table:style-name="ce3" table:formula="of:=[orbits.$C$3]*[.A587]" office:value-type="float" office:value="2538822.146">
            <text:p>2538822.146</text:p>
          </table:table-cell>
          <table:table-cell table:style-name="ce6" table:formula="of:=[.B587]/[orbits.$D$3]" office:value-type="float" office:value="6951.058943031">
            <text:p>6951.06</text:p>
          </table:table-cell>
          <table:table-cell table:style-name="ce6" table:formula="of:=[.C587]-ROUNDDOWN([.C587])" office:value-type="float" office:value="0.0589430310001262">
            <text:p>0.06</text:p>
          </table:table-cell>
          <table:table-cell table:formula="of:=IF([.D587] &lt; [.$D$2])" office:value-type="boolean" office:boolean-value="true">
            <text:p>TRUE</text:p>
          </table:table-cell>
          <table:table-cell table:formula="of:=MOD([.C587];64)" office:value-type="float" office:value="39.0589430310001">
            <text:p>39.06</text:p>
          </table:table-cell>
          <table:table-cell/>
        </table:table-row>
        <table:table-row table:style-name="ro2">
          <table:table-cell table:style-name="ce3" table:formula="of:=[.A587]+1" office:value-type="float" office:value="587">
            <text:p>587</text:p>
          </table:table-cell>
          <table:table-cell table:style-name="ce3" table:formula="of:=[orbits.$C$3]*[.A588]" office:value-type="float" office:value="2543154.607">
            <text:p>2543154.607</text:p>
          </table:table-cell>
          <table:table-cell table:style-name="ce6" table:formula="of:=[.B588]/[orbits.$D$3]" office:value-type="float" office:value="6962.92081836041">
            <text:p>6962.92</text:p>
          </table:table-cell>
          <table:table-cell table:style-name="ce6" table:formula="of:=[.C588]-ROUNDDOWN([.C588])" office:value-type="float" office:value="0.920818360405065">
            <text:p>0.92</text:p>
          </table:table-cell>
          <table:table-cell table:formula="of:=IF([.D588] &lt; [.$D$2])" office:value-type="boolean" office:boolean-value="false">
            <text:p>FALSE</text:p>
          </table:table-cell>
          <table:table-cell table:formula="of:=MOD([.C588];64)" office:value-type="float" office:value="50.9208183604051">
            <text:p>50.92</text:p>
          </table:table-cell>
          <table:table-cell/>
        </table:table-row>
        <table:table-row table:style-name="ro2">
          <table:table-cell table:style-name="ce3" table:formula="of:=[.A588]+1" office:value-type="float" office:value="588">
            <text:p>588</text:p>
          </table:table-cell>
          <table:table-cell table:style-name="ce3" table:formula="of:=[orbits.$C$3]*[.A589]" office:value-type="float" office:value="2547487.068">
            <text:p>2547487.068</text:p>
          </table:table-cell>
          <table:table-cell table:style-name="ce6" table:formula="of:=[.B589]/[orbits.$D$3]" office:value-type="float" office:value="6974.78269368981">
            <text:p>6974.78</text:p>
          </table:table-cell>
          <table:table-cell table:style-name="ce6" table:formula="of:=[.C589]-ROUNDDOWN([.C589])" office:value-type="float" office:value="0.782693689808184">
            <text:p>0.78</text:p>
          </table:table-cell>
          <table:table-cell table:formula="of:=IF([.D589] &lt; [.$D$2])" office:value-type="boolean" office:boolean-value="false">
            <text:p>FALSE</text:p>
          </table:table-cell>
          <table:table-cell table:formula="of:=MOD([.C589];64)" office:value-type="float" office:value="62.7826936898082">
            <text:p>62.78</text:p>
          </table:table-cell>
          <table:table-cell/>
        </table:table-row>
        <table:table-row table:style-name="ro2">
          <table:table-cell table:style-name="ce3" table:formula="of:=[.A589]+1" office:value-type="float" office:value="589">
            <text:p>589</text:p>
          </table:table-cell>
          <table:table-cell table:style-name="ce3" table:formula="of:=[orbits.$C$3]*[.A590]" office:value-type="float" office:value="2551819.529">
            <text:p>2551819.529</text:p>
          </table:table-cell>
          <table:table-cell table:style-name="ce6" table:formula="of:=[.B590]/[orbits.$D$3]" office:value-type="float" office:value="6986.64456901921">
            <text:p>6986.64</text:p>
          </table:table-cell>
          <table:table-cell table:style-name="ce6" table:formula="of:=[.C590]-ROUNDDOWN([.C590])" office:value-type="float" office:value="0.644569019213122">
            <text:p>0.64</text:p>
          </table:table-cell>
          <table:table-cell table:formula="of:=IF([.D590] &lt; [.$D$2])" office:value-type="boolean" office:boolean-value="false">
            <text:p>FALSE</text:p>
          </table:table-cell>
          <table:table-cell table:formula="of:=MOD([.C590];64)" office:value-type="float" office:value="10.6445690192131">
            <text:p>10.64</text:p>
          </table:table-cell>
          <table:table-cell/>
        </table:table-row>
        <table:table-row table:style-name="ro2">
          <table:table-cell table:style-name="ce3" table:formula="of:=[.A590]+1" office:value-type="float" office:value="590">
            <text:p>590</text:p>
          </table:table-cell>
          <table:table-cell table:style-name="ce3" table:formula="of:=[orbits.$C$3]*[.A591]" office:value-type="float" office:value="2556151.99">
            <text:p>2556151.99</text:p>
          </table:table-cell>
          <table:table-cell table:style-name="ce6" table:formula="of:=[.B591]/[orbits.$D$3]" office:value-type="float" office:value="6998.50644434862">
            <text:p>6998.51</text:p>
          </table:table-cell>
          <table:table-cell table:style-name="ce6" table:formula="of:=[.C591]-ROUNDDOWN([.C591])" office:value-type="float" office:value="0.506444348618061">
            <text:p>0.51</text:p>
          </table:table-cell>
          <table:table-cell table:formula="of:=IF([.D591] &lt; [.$D$2])" office:value-type="boolean" office:boolean-value="false">
            <text:p>FALSE</text:p>
          </table:table-cell>
          <table:table-cell table:formula="of:=MOD([.C591];64)" office:value-type="float" office:value="22.5064443486181">
            <text:p>22.51</text:p>
          </table:table-cell>
          <table:table-cell/>
        </table:table-row>
        <table:table-row table:style-name="ro2">
          <table:table-cell table:style-name="ce3" table:formula="of:=[.A591]+1" office:value-type="float" office:value="591">
            <text:p>591</text:p>
          </table:table-cell>
          <table:table-cell table:style-name="ce3" table:formula="of:=[orbits.$C$3]*[.A592]" office:value-type="float" office:value="2560484.451">
            <text:p>2560484.451</text:p>
          </table:table-cell>
          <table:table-cell table:style-name="ce6" table:formula="of:=[.B592]/[orbits.$D$3]" office:value-type="float" office:value="7010.36831967802">
            <text:p>7010.37</text:p>
          </table:table-cell>
          <table:table-cell table:style-name="ce6" table:formula="of:=[.C592]-ROUNDDOWN([.C592])" office:value-type="float" office:value="0.368319678022999">
            <text:p>0.37</text:p>
          </table:table-cell>
          <table:table-cell table:formula="of:=IF([.D592] &lt; [.$D$2])" office:value-type="boolean" office:boolean-value="false">
            <text:p>FALSE</text:p>
          </table:table-cell>
          <table:table-cell table:formula="of:=MOD([.C592];64)" office:value-type="float" office:value="34.368319678023">
            <text:p>34.37</text:p>
          </table:table-cell>
          <table:table-cell/>
        </table:table-row>
        <table:table-row table:style-name="ro2">
          <table:table-cell table:style-name="ce3" table:formula="of:=[.A592]+1" office:value-type="float" office:value="592">
            <text:p>592</text:p>
          </table:table-cell>
          <table:table-cell table:style-name="ce3" table:formula="of:=[orbits.$C$3]*[.A593]" office:value-type="float" office:value="2564816.912">
            <text:p>2564816.912</text:p>
          </table:table-cell>
          <table:table-cell table:style-name="ce6" table:formula="of:=[.B593]/[orbits.$D$3]" office:value-type="float" office:value="7022.23019500743">
            <text:p>7022.23</text:p>
          </table:table-cell>
          <table:table-cell table:style-name="ce6" table:formula="of:=[.C593]-ROUNDDOWN([.C593])" office:value-type="float" office:value="0.230195007426119">
            <text:p>0.23</text:p>
          </table:table-cell>
          <table:table-cell table:formula="of:=IF([.D593] &lt; [.$D$2])" office:value-type="boolean" office:boolean-value="false">
            <text:p>FALSE</text:p>
          </table:table-cell>
          <table:table-cell table:formula="of:=MOD([.C593];64)" office:value-type="float" office:value="46.2301950074261">
            <text:p>46.23</text:p>
          </table:table-cell>
          <table:table-cell/>
        </table:table-row>
        <table:table-row table:style-name="ro2">
          <table:table-cell table:style-name="ce3" table:formula="of:=[.A593]+1" office:value-type="float" office:value="593">
            <text:p>593</text:p>
          </table:table-cell>
          <table:table-cell table:style-name="ce3" table:formula="of:=[orbits.$C$3]*[.A594]" office:value-type="float" office:value="2569149.373">
            <text:p>2569149.373</text:p>
          </table:table-cell>
          <table:table-cell table:style-name="ce6" table:formula="of:=[.B594]/[orbits.$D$3]" office:value-type="float" office:value="7034.09207033683">
            <text:p>7034.09</text:p>
          </table:table-cell>
          <table:table-cell table:style-name="ce6" table:formula="of:=[.C594]-ROUNDDOWN([.C594])" office:value-type="float" office:value="0.0920703368310569">
            <text:p>0.09</text:p>
          </table:table-cell>
          <table:table-cell table:formula="of:=IF([.D594] &lt; [.$D$2])" office:value-type="boolean" office:boolean-value="true">
            <text:p>TRUE</text:p>
          </table:table-cell>
          <table:table-cell table:formula="of:=MOD([.C594];64)" office:value-type="float" office:value="58.0920703368311">
            <text:p>58.09</text:p>
          </table:table-cell>
          <table:table-cell/>
        </table:table-row>
        <table:table-row table:style-name="ro2">
          <table:table-cell table:style-name="ce3" table:formula="of:=[.A594]+1" office:value-type="float" office:value="594">
            <text:p>594</text:p>
          </table:table-cell>
          <table:table-cell table:style-name="ce3" table:formula="of:=[orbits.$C$3]*[.A595]" office:value-type="float" office:value="2573481.834">
            <text:p>2573481.834</text:p>
          </table:table-cell>
          <table:table-cell table:style-name="ce6" table:formula="of:=[.B595]/[orbits.$D$3]" office:value-type="float" office:value="7045.95394566624">
            <text:p>7045.95</text:p>
          </table:table-cell>
          <table:table-cell table:style-name="ce6" table:formula="of:=[.C595]-ROUNDDOWN([.C595])" office:value-type="float" office:value="0.953945666235995">
            <text:p>0.95</text:p>
          </table:table-cell>
          <table:table-cell table:formula="of:=IF([.D595] &lt; [.$D$2])" office:value-type="boolean" office:boolean-value="false">
            <text:p>FALSE</text:p>
          </table:table-cell>
          <table:table-cell table:formula="of:=MOD([.C595];64)" office:value-type="float" office:value="5.953945666236">
            <text:p>5.95</text:p>
          </table:table-cell>
          <table:table-cell/>
        </table:table-row>
        <table:table-row table:style-name="ro2">
          <table:table-cell table:style-name="ce3" table:formula="of:=[.A595]+1" office:value-type="float" office:value="595">
            <text:p>595</text:p>
          </table:table-cell>
          <table:table-cell table:style-name="ce3" table:formula="of:=[orbits.$C$3]*[.A596]" office:value-type="float" office:value="2577814.295">
            <text:p>2577814.295</text:p>
          </table:table-cell>
          <table:table-cell table:style-name="ce6" table:formula="of:=[.B596]/[orbits.$D$3]" office:value-type="float" office:value="7057.81582099564">
            <text:p>7057.82</text:p>
          </table:table-cell>
          <table:table-cell table:style-name="ce6" table:formula="of:=[.C596]-ROUNDDOWN([.C596])" office:value-type="float" office:value="0.815820995639115">
            <text:p>0.82</text:p>
          </table:table-cell>
          <table:table-cell table:formula="of:=IF([.D596] &lt; [.$D$2])" office:value-type="boolean" office:boolean-value="false">
            <text:p>FALSE</text:p>
          </table:table-cell>
          <table:table-cell table:formula="of:=MOD([.C596];64)" office:value-type="float" office:value="17.8158209956391">
            <text:p>17.82</text:p>
          </table:table-cell>
          <table:table-cell/>
        </table:table-row>
        <table:table-row table:style-name="ro2">
          <table:table-cell table:style-name="ce3" table:formula="of:=[.A596]+1" office:value-type="float" office:value="596">
            <text:p>596</text:p>
          </table:table-cell>
          <table:table-cell table:style-name="ce3" table:formula="of:=[orbits.$C$3]*[.A597]" office:value-type="float" office:value="2582146.756">
            <text:p>2582146.756</text:p>
          </table:table-cell>
          <table:table-cell table:style-name="ce6" table:formula="of:=[.B597]/[orbits.$D$3]" office:value-type="float" office:value="7069.67769632504">
            <text:p>7069.68</text:p>
          </table:table-cell>
          <table:table-cell table:style-name="ce6" table:formula="of:=[.C597]-ROUNDDOWN([.C597])" office:value-type="float" office:value="0.677696325044053">
            <text:p>0.68</text:p>
          </table:table-cell>
          <table:table-cell table:formula="of:=IF([.D597] &lt; [.$D$2])" office:value-type="boolean" office:boolean-value="false">
            <text:p>FALSE</text:p>
          </table:table-cell>
          <table:table-cell table:formula="of:=MOD([.C597];64)" office:value-type="float" office:value="29.6776963250441">
            <text:p>29.68</text:p>
          </table:table-cell>
          <table:table-cell/>
        </table:table-row>
        <table:table-row table:style-name="ro2">
          <table:table-cell table:style-name="ce3" table:formula="of:=[.A597]+1" office:value-type="float" office:value="597">
            <text:p>597</text:p>
          </table:table-cell>
          <table:table-cell table:style-name="ce3" table:formula="of:=[orbits.$C$3]*[.A598]" office:value-type="float" office:value="2586479.217">
            <text:p>2586479.217</text:p>
          </table:table-cell>
          <table:table-cell table:style-name="ce6" table:formula="of:=[.B598]/[orbits.$D$3]" office:value-type="float" office:value="7081.53957165445">
            <text:p>7081.54</text:p>
          </table:table-cell>
          <table:table-cell table:style-name="ce6" table:formula="of:=[.C598]-ROUNDDOWN([.C598])" office:value-type="float" office:value="0.539571654448991">
            <text:p>0.54</text:p>
          </table:table-cell>
          <table:table-cell table:formula="of:=IF([.D598] &lt; [.$D$2])" office:value-type="boolean" office:boolean-value="false">
            <text:p>FALSE</text:p>
          </table:table-cell>
          <table:table-cell table:formula="of:=MOD([.C598];64)" office:value-type="float" office:value="41.539571654449">
            <text:p>41.54</text:p>
          </table:table-cell>
          <table:table-cell/>
        </table:table-row>
        <table:table-row table:style-name="ro2">
          <table:table-cell table:style-name="ce3" table:formula="of:=[.A598]+1" office:value-type="float" office:value="598">
            <text:p>598</text:p>
          </table:table-cell>
          <table:table-cell table:style-name="ce3" table:formula="of:=[orbits.$C$3]*[.A599]" office:value-type="float" office:value="2590811.678">
            <text:p>2590811.678</text:p>
          </table:table-cell>
          <table:table-cell table:style-name="ce6" table:formula="of:=[.B599]/[orbits.$D$3]" office:value-type="float" office:value="7093.40144698385">
            <text:p>7093.40</text:p>
          </table:table-cell>
          <table:table-cell table:style-name="ce6" table:formula="of:=[.C599]-ROUNDDOWN([.C599])" office:value-type="float" office:value="0.40144698385393">
            <text:p>0.40</text:p>
          </table:table-cell>
          <table:table-cell table:formula="of:=IF([.D599] &lt; [.$D$2])" office:value-type="boolean" office:boolean-value="false">
            <text:p>FALSE</text:p>
          </table:table-cell>
          <table:table-cell table:formula="of:=MOD([.C599];64)" office:value-type="float" office:value="53.4014469838539">
            <text:p>53.40</text:p>
          </table:table-cell>
          <table:table-cell/>
        </table:table-row>
        <table:table-row table:style-name="ro2">
          <table:table-cell table:style-name="ce3" table:formula="of:=[.A599]+1" office:value-type="float" office:value="599">
            <text:p>599</text:p>
          </table:table-cell>
          <table:table-cell table:style-name="ce3" table:formula="of:=[orbits.$C$3]*[.A600]" office:value-type="float" office:value="2595144.139">
            <text:p>2595144.139</text:p>
          </table:table-cell>
          <table:table-cell table:style-name="ce6" table:formula="of:=[.B600]/[orbits.$D$3]" office:value-type="float" office:value="7105.26332231326">
            <text:p>7105.26</text:p>
          </table:table-cell>
          <table:table-cell table:style-name="ce6" table:formula="of:=[.C600]-ROUNDDOWN([.C600])" office:value-type="float" office:value="0.263322313257049">
            <text:p>0.26</text:p>
          </table:table-cell>
          <table:table-cell table:formula="of:=IF([.D600] &lt; [.$D$2])" office:value-type="boolean" office:boolean-value="false">
            <text:p>FALSE</text:p>
          </table:table-cell>
          <table:table-cell table:formula="of:=MOD([.C600];64)" office:value-type="float" office:value="1.26332231325705">
            <text:p>1.26</text:p>
          </table:table-cell>
          <table:table-cell/>
        </table:table-row>
        <table:table-row table:style-name="ro2">
          <table:table-cell table:style-name="ce3" table:formula="of:=[.A600]+1" office:value-type="float" office:value="600">
            <text:p>600</text:p>
          </table:table-cell>
          <table:table-cell table:style-name="ce3" table:formula="of:=[orbits.$C$3]*[.A601]" office:value-type="float" office:value="2599476.6">
            <text:p>2599476.6</text:p>
          </table:table-cell>
          <table:table-cell table:style-name="ce6" table:formula="of:=[.B601]/[orbits.$D$3]" office:value-type="float" office:value="7117.12519764266">
            <text:p>7117.13</text:p>
          </table:table-cell>
          <table:table-cell table:style-name="ce6" table:formula="of:=[.C601]-ROUNDDOWN([.C601])" office:value-type="float" office:value="0.125197642661988">
            <text:p>0.13</text:p>
          </table:table-cell>
          <table:table-cell table:formula="of:=IF([.D601] &lt; [.$D$2])" office:value-type="boolean" office:boolean-value="false">
            <text:p>FALSE</text:p>
          </table:table-cell>
          <table:table-cell table:formula="of:=MOD([.C601];64)" office:value-type="float" office:value="13.125197642662">
            <text:p>13.13</text:p>
          </table:table-cell>
          <table:table-cell/>
        </table:table-row>
        <table:table-row table:style-name="ro2">
          <table:table-cell table:style-name="ce3" table:formula="of:=[.A601]+1" office:value-type="float" office:value="601">
            <text:p>601</text:p>
          </table:table-cell>
          <table:table-cell table:style-name="ce3" table:formula="of:=[orbits.$C$3]*[.A602]" office:value-type="float" office:value="2603809.061">
            <text:p>2603809.061</text:p>
          </table:table-cell>
          <table:table-cell table:style-name="ce6" table:formula="of:=[.B602]/[orbits.$D$3]" office:value-type="float" office:value="7128.98707297207">
            <text:p>7128.99</text:p>
          </table:table-cell>
          <table:table-cell table:style-name="ce6" table:formula="of:=[.C602]-ROUNDDOWN([.C602])" office:value-type="float" office:value="0.987072972066926">
            <text:p>0.99</text:p>
          </table:table-cell>
          <table:table-cell table:formula="of:=IF([.D602] &lt; [.$D$2])" office:value-type="boolean" office:boolean-value="false">
            <text:p>FALSE</text:p>
          </table:table-cell>
          <table:table-cell table:formula="of:=MOD([.C602];64)" office:value-type="float" office:value="24.9870729720669">
            <text:p>24.99</text:p>
          </table:table-cell>
          <table:table-cell/>
        </table:table-row>
        <table:table-row table:style-name="ro2">
          <table:table-cell table:style-name="ce3" table:formula="of:=[.A602]+1" office:value-type="float" office:value="602">
            <text:p>602</text:p>
          </table:table-cell>
          <table:table-cell table:style-name="ce3" table:formula="of:=[orbits.$C$3]*[.A603]" office:value-type="float" office:value="2608141.522">
            <text:p>2608141.522</text:p>
          </table:table-cell>
          <table:table-cell table:style-name="ce6" table:formula="of:=[.B603]/[orbits.$D$3]" office:value-type="float" office:value="7140.84894830147">
            <text:p>7140.85</text:p>
          </table:table-cell>
          <table:table-cell table:style-name="ce6" table:formula="of:=[.C603]-ROUNDDOWN([.C603])" office:value-type="float" office:value="0.848948301471864">
            <text:p>0.85</text:p>
          </table:table-cell>
          <table:table-cell table:formula="of:=IF([.D603] &lt; [.$D$2])" office:value-type="boolean" office:boolean-value="false">
            <text:p>FALSE</text:p>
          </table:table-cell>
          <table:table-cell table:formula="of:=MOD([.C603];64)" office:value-type="float" office:value="36.8489483014719">
            <text:p>36.85</text:p>
          </table:table-cell>
          <table:table-cell/>
        </table:table-row>
        <table:table-row table:style-name="ro2">
          <table:table-cell table:style-name="ce3" table:formula="of:=[.A603]+1" office:value-type="float" office:value="603">
            <text:p>603</text:p>
          </table:table-cell>
          <table:table-cell table:style-name="ce3" table:formula="of:=[orbits.$C$3]*[.A604]" office:value-type="float" office:value="2612473.983">
            <text:p>2612473.983</text:p>
          </table:table-cell>
          <table:table-cell table:style-name="ce6" table:formula="of:=[.B604]/[orbits.$D$3]" office:value-type="float" office:value="7152.71082363088">
            <text:p>7152.71</text:p>
          </table:table-cell>
          <table:table-cell table:style-name="ce6" table:formula="of:=[.C604]-ROUNDDOWN([.C604])" office:value-type="float" office:value="0.710823630874984">
            <text:p>0.71</text:p>
          </table:table-cell>
          <table:table-cell table:formula="of:=IF([.D604] &lt; [.$D$2])" office:value-type="boolean" office:boolean-value="false">
            <text:p>FALSE</text:p>
          </table:table-cell>
          <table:table-cell table:formula="of:=MOD([.C604];64)" office:value-type="float" office:value="48.710823630875">
            <text:p>48.71</text:p>
          </table:table-cell>
          <table:table-cell/>
        </table:table-row>
        <table:table-row table:style-name="ro2">
          <table:table-cell table:style-name="ce3" table:formula="of:=[.A604]+1" office:value-type="float" office:value="604">
            <text:p>604</text:p>
          </table:table-cell>
          <table:table-cell table:style-name="ce3" table:formula="of:=[orbits.$C$3]*[.A605]" office:value-type="float" office:value="2616806.444">
            <text:p>2616806.444</text:p>
          </table:table-cell>
          <table:table-cell table:style-name="ce6" table:formula="of:=[.B605]/[orbits.$D$3]" office:value-type="float" office:value="7164.57269896028">
            <text:p>7164.57</text:p>
          </table:table-cell>
          <table:table-cell table:style-name="ce6" table:formula="of:=[.C605]-ROUNDDOWN([.C605])" office:value-type="float" office:value="0.572698960279922">
            <text:p>0.57</text:p>
          </table:table-cell>
          <table:table-cell table:formula="of:=IF([.D605] &lt; [.$D$2])" office:value-type="boolean" office:boolean-value="false">
            <text:p>FALSE</text:p>
          </table:table-cell>
          <table:table-cell table:formula="of:=MOD([.C605];64)" office:value-type="float" office:value="60.5726989602799">
            <text:p>60.57</text:p>
          </table:table-cell>
          <table:table-cell/>
        </table:table-row>
        <table:table-row table:style-name="ro2">
          <table:table-cell table:style-name="ce3" table:formula="of:=[.A605]+1" office:value-type="float" office:value="605">
            <text:p>605</text:p>
          </table:table-cell>
          <table:table-cell table:style-name="ce3" table:formula="of:=[orbits.$C$3]*[.A606]" office:value-type="float" office:value="2621138.905">
            <text:p>2621138.905</text:p>
          </table:table-cell>
          <table:table-cell table:style-name="ce6" table:formula="of:=[.B606]/[orbits.$D$3]" office:value-type="float" office:value="7176.43457428969">
            <text:p>7176.43</text:p>
          </table:table-cell>
          <table:table-cell table:style-name="ce6" table:formula="of:=[.C606]-ROUNDDOWN([.C606])" office:value-type="float" office:value="0.434574289684861">
            <text:p>0.43</text:p>
          </table:table-cell>
          <table:table-cell table:formula="of:=IF([.D606] &lt; [.$D$2])" office:value-type="boolean" office:boolean-value="false">
            <text:p>FALSE</text:p>
          </table:table-cell>
          <table:table-cell table:formula="of:=MOD([.C606];64)" office:value-type="float" office:value="8.43457428968486">
            <text:p>8.43</text:p>
          </table:table-cell>
          <table:table-cell/>
        </table:table-row>
        <table:table-row table:style-name="ro2">
          <table:table-cell table:style-name="ce3" table:formula="of:=[.A606]+1" office:value-type="float" office:value="606">
            <text:p>606</text:p>
          </table:table-cell>
          <table:table-cell table:style-name="ce3" table:formula="of:=[orbits.$C$3]*[.A607]" office:value-type="float" office:value="2625471.366">
            <text:p>2625471.366</text:p>
          </table:table-cell>
          <table:table-cell table:style-name="ce6" table:formula="of:=[.B607]/[orbits.$D$3]" office:value-type="float" office:value="7188.29644961909">
            <text:p>7188.30</text:p>
          </table:table-cell>
          <table:table-cell table:style-name="ce6" table:formula="of:=[.C607]-ROUNDDOWN([.C607])" office:value-type="float" office:value="0.29644961908798">
            <text:p>0.30</text:p>
          </table:table-cell>
          <table:table-cell table:formula="of:=IF([.D607] &lt; [.$D$2])" office:value-type="boolean" office:boolean-value="false">
            <text:p>FALSE</text:p>
          </table:table-cell>
          <table:table-cell table:formula="of:=MOD([.C607];64)" office:value-type="float" office:value="20.296449619088">
            <text:p>20.30</text:p>
          </table:table-cell>
          <table:table-cell/>
        </table:table-row>
        <table:table-row table:style-name="ro2">
          <table:table-cell table:style-name="ce3" table:formula="of:=[.A607]+1" office:value-type="float" office:value="607">
            <text:p>607</text:p>
          </table:table-cell>
          <table:table-cell table:style-name="ce3" table:formula="of:=[orbits.$C$3]*[.A608]" office:value-type="float" office:value="2629803.827">
            <text:p>2629803.827</text:p>
          </table:table-cell>
          <table:table-cell table:style-name="ce6" table:formula="of:=[.B608]/[orbits.$D$3]" office:value-type="float" office:value="7200.15832494849">
            <text:p>7200.16</text:p>
          </table:table-cell>
          <table:table-cell table:style-name="ce6" table:formula="of:=[.C608]-ROUNDDOWN([.C608])" office:value-type="float" office:value="0.158324948492918">
            <text:p>0.16</text:p>
          </table:table-cell>
          <table:table-cell table:formula="of:=IF([.D608] &lt; [.$D$2])" office:value-type="boolean" office:boolean-value="false">
            <text:p>FALSE</text:p>
          </table:table-cell>
          <table:table-cell table:formula="of:=MOD([.C608];64)" office:value-type="float" office:value="32.1583249484929">
            <text:p>32.16</text:p>
          </table:table-cell>
          <table:table-cell/>
        </table:table-row>
        <table:table-row table:style-name="ro2">
          <table:table-cell table:style-name="ce3" table:formula="of:=[.A608]+1" office:value-type="float" office:value="608">
            <text:p>608</text:p>
          </table:table-cell>
          <table:table-cell table:style-name="ce3" table:formula="of:=[orbits.$C$3]*[.A609]" office:value-type="float" office:value="2634136.288">
            <text:p>2634136.288</text:p>
          </table:table-cell>
          <table:table-cell table:style-name="ce6" table:formula="of:=[.B609]/[orbits.$D$3]" office:value-type="float" office:value="7212.0202002779">
            <text:p>7212.02</text:p>
          </table:table-cell>
          <table:table-cell table:style-name="ce6" table:formula="of:=[.C609]-ROUNDDOWN([.C609])" office:value-type="float" office:value="0.0202002778978567">
            <text:p>0.02</text:p>
          </table:table-cell>
          <table:table-cell table:formula="of:=IF([.D609] &lt; [.$D$2])" office:value-type="boolean" office:boolean-value="true">
            <text:p>TRUE</text:p>
          </table:table-cell>
          <table:table-cell table:formula="of:=MOD([.C609];64)" office:value-type="float" office:value="44.0202002778979">
            <text:p>44.02</text:p>
          </table:table-cell>
          <table:table-cell/>
        </table:table-row>
        <table:table-row table:style-name="ro2">
          <table:table-cell table:style-name="ce3" table:formula="of:=[.A609]+1" office:value-type="float" office:value="609">
            <text:p>609</text:p>
          </table:table-cell>
          <table:table-cell table:style-name="ce3" table:formula="of:=[orbits.$C$3]*[.A610]" office:value-type="float" office:value="2638468.749">
            <text:p>2638468.749</text:p>
          </table:table-cell>
          <table:table-cell table:style-name="ce6" table:formula="of:=[.B610]/[orbits.$D$3]" office:value-type="float" office:value="7223.8820756073">
            <text:p>7223.88</text:p>
          </table:table-cell>
          <table:table-cell table:style-name="ce6" table:formula="of:=[.C610]-ROUNDDOWN([.C610])" office:value-type="float" office:value="0.882075607302795">
            <text:p>0.88</text:p>
          </table:table-cell>
          <table:table-cell table:formula="of:=IF([.D610] &lt; [.$D$2])" office:value-type="boolean" office:boolean-value="false">
            <text:p>FALSE</text:p>
          </table:table-cell>
          <table:table-cell table:formula="of:=MOD([.C610];64)" office:value-type="float" office:value="55.8820756073028">
            <text:p>55.88</text:p>
          </table:table-cell>
          <table:table-cell/>
        </table:table-row>
        <table:table-row table:style-name="ro2">
          <table:table-cell table:style-name="ce3" table:formula="of:=[.A610]+1" office:value-type="float" office:value="610">
            <text:p>610</text:p>
          </table:table-cell>
          <table:table-cell table:style-name="ce3" table:formula="of:=[orbits.$C$3]*[.A611]" office:value-type="float" office:value="2642801.21">
            <text:p>2642801.21</text:p>
          </table:table-cell>
          <table:table-cell table:style-name="ce6" table:formula="of:=[.B611]/[orbits.$D$3]" office:value-type="float" office:value="7235.74395093671">
            <text:p>7235.74</text:p>
          </table:table-cell>
          <table:table-cell table:style-name="ce6" table:formula="of:=[.C611]-ROUNDDOWN([.C611])" office:value-type="float" office:value="0.743950936705915">
            <text:p>0.74</text:p>
          </table:table-cell>
          <table:table-cell table:formula="of:=IF([.D611] &lt; [.$D$2])" office:value-type="boolean" office:boolean-value="false">
            <text:p>FALSE</text:p>
          </table:table-cell>
          <table:table-cell table:formula="of:=MOD([.C611];64)" office:value-type="float" office:value="3.74395093670591">
            <text:p>3.74</text:p>
          </table:table-cell>
          <table:table-cell/>
        </table:table-row>
        <table:table-row table:style-name="ro2">
          <table:table-cell table:style-name="ce3" table:formula="of:=[.A611]+1" office:value-type="float" office:value="611">
            <text:p>611</text:p>
          </table:table-cell>
          <table:table-cell table:style-name="ce3" table:formula="of:=[orbits.$C$3]*[.A612]" office:value-type="float" office:value="2647133.671">
            <text:p>2647133.671</text:p>
          </table:table-cell>
          <table:table-cell table:style-name="ce6" table:formula="of:=[.B612]/[orbits.$D$3]" office:value-type="float" office:value="7247.60582626611">
            <text:p>7247.61</text:p>
          </table:table-cell>
          <table:table-cell table:style-name="ce6" table:formula="of:=[.C612]-ROUNDDOWN([.C612])" office:value-type="float" office:value="0.605826266110853">
            <text:p>0.61</text:p>
          </table:table-cell>
          <table:table-cell table:formula="of:=IF([.D612] &lt; [.$D$2])" office:value-type="boolean" office:boolean-value="false">
            <text:p>FALSE</text:p>
          </table:table-cell>
          <table:table-cell table:formula="of:=MOD([.C612];64)" office:value-type="float" office:value="15.6058262661109">
            <text:p>15.61</text:p>
          </table:table-cell>
          <table:table-cell/>
        </table:table-row>
        <table:table-row table:style-name="ro2">
          <table:table-cell table:style-name="ce3" table:formula="of:=[.A612]+1" office:value-type="float" office:value="612">
            <text:p>612</text:p>
          </table:table-cell>
          <table:table-cell table:style-name="ce3" table:formula="of:=[orbits.$C$3]*[.A613]" office:value-type="float" office:value="2651466.132">
            <text:p>2651466.132</text:p>
          </table:table-cell>
          <table:table-cell table:style-name="ce6" table:formula="of:=[.B613]/[orbits.$D$3]" office:value-type="float" office:value="7259.46770159552">
            <text:p>7259.47</text:p>
          </table:table-cell>
          <table:table-cell table:style-name="ce6" table:formula="of:=[.C613]-ROUNDDOWN([.C613])" office:value-type="float" office:value="0.467701595515791">
            <text:p>0.47</text:p>
          </table:table-cell>
          <table:table-cell table:formula="of:=IF([.D613] &lt; [.$D$2])" office:value-type="boolean" office:boolean-value="false">
            <text:p>FALSE</text:p>
          </table:table-cell>
          <table:table-cell table:formula="of:=MOD([.C613];64)" office:value-type="float" office:value="27.4677015955158">
            <text:p>27.47</text:p>
          </table:table-cell>
          <table:table-cell/>
        </table:table-row>
        <table:table-row table:style-name="ro2">
          <table:table-cell table:style-name="ce3" table:formula="of:=[.A613]+1" office:value-type="float" office:value="613">
            <text:p>613</text:p>
          </table:table-cell>
          <table:table-cell table:style-name="ce3" table:formula="of:=[orbits.$C$3]*[.A614]" office:value-type="float" office:value="2655798.593">
            <text:p>2655798.593</text:p>
          </table:table-cell>
          <table:table-cell table:style-name="ce6" table:formula="of:=[.B614]/[orbits.$D$3]" office:value-type="float" office:value="7271.32957692492">
            <text:p>7271.33</text:p>
          </table:table-cell>
          <table:table-cell table:style-name="ce6" table:formula="of:=[.C614]-ROUNDDOWN([.C614])" office:value-type="float" office:value="0.32957692492073">
            <text:p>0.33</text:p>
          </table:table-cell>
          <table:table-cell table:formula="of:=IF([.D614] &lt; [.$D$2])" office:value-type="boolean" office:boolean-value="false">
            <text:p>FALSE</text:p>
          </table:table-cell>
          <table:table-cell table:formula="of:=MOD([.C614];64)" office:value-type="float" office:value="39.3295769249207">
            <text:p>39.33</text:p>
          </table:table-cell>
          <table:table-cell/>
        </table:table-row>
        <table:table-row table:style-name="ro2">
          <table:table-cell table:style-name="ce3" table:formula="of:=[.A614]+1" office:value-type="float" office:value="614">
            <text:p>614</text:p>
          </table:table-cell>
          <table:table-cell table:style-name="ce3" table:formula="of:=[orbits.$C$3]*[.A615]" office:value-type="float" office:value="2660131.054">
            <text:p>2660131.054</text:p>
          </table:table-cell>
          <table:table-cell table:style-name="ce6" table:formula="of:=[.B615]/[orbits.$D$3]" office:value-type="float" office:value="7283.19145225432">
            <text:p>7283.19</text:p>
          </table:table-cell>
          <table:table-cell table:style-name="ce6" table:formula="of:=[.C615]-ROUNDDOWN([.C615])" office:value-type="float" office:value="0.191452254323849">
            <text:p>0.19</text:p>
          </table:table-cell>
          <table:table-cell table:formula="of:=IF([.D615] &lt; [.$D$2])" office:value-type="boolean" office:boolean-value="false">
            <text:p>FALSE</text:p>
          </table:table-cell>
          <table:table-cell table:formula="of:=MOD([.C615];64)" office:value-type="float" office:value="51.1914522543239">
            <text:p>51.19</text:p>
          </table:table-cell>
          <table:table-cell/>
        </table:table-row>
        <table:table-row table:style-name="ro2">
          <table:table-cell table:style-name="ce3" table:formula="of:=[.A615]+1" office:value-type="float" office:value="615">
            <text:p>615</text:p>
          </table:table-cell>
          <table:table-cell table:style-name="ce3" table:formula="of:=[orbits.$C$3]*[.A616]" office:value-type="float" office:value="2664463.515">
            <text:p>2664463.515</text:p>
          </table:table-cell>
          <table:table-cell table:style-name="ce6" table:formula="of:=[.B616]/[orbits.$D$3]" office:value-type="float" office:value="7295.05332758373">
            <text:p>7295.05</text:p>
          </table:table-cell>
          <table:table-cell table:style-name="ce6" table:formula="of:=[.C616]-ROUNDDOWN([.C616])" office:value-type="float" office:value="0.0533275837287874">
            <text:p>0.05</text:p>
          </table:table-cell>
          <table:table-cell table:formula="of:=IF([.D616] &lt; [.$D$2])" office:value-type="boolean" office:boolean-value="true">
            <text:p>TRUE</text:p>
          </table:table-cell>
          <table:table-cell table:formula="of:=MOD([.C616];64)" office:value-type="float" office:value="63.0533275837288">
            <text:p>63.05</text:p>
          </table:table-cell>
          <table:table-cell/>
        </table:table-row>
        <table:table-row table:style-name="ro2">
          <table:table-cell table:style-name="ce3" table:formula="of:=[.A616]+1" office:value-type="float" office:value="616">
            <text:p>616</text:p>
          </table:table-cell>
          <table:table-cell table:style-name="ce3" table:formula="of:=[orbits.$C$3]*[.A617]" office:value-type="float" office:value="2668795.976">
            <text:p>2668795.976</text:p>
          </table:table-cell>
          <table:table-cell table:style-name="ce6" table:formula="of:=[.B617]/[orbits.$D$3]" office:value-type="float" office:value="7306.91520291313">
            <text:p>7306.92</text:p>
          </table:table-cell>
          <table:table-cell table:style-name="ce6" table:formula="of:=[.C617]-ROUNDDOWN([.C617])" office:value-type="float" office:value="0.915202913133726">
            <text:p>0.92</text:p>
          </table:table-cell>
          <table:table-cell table:formula="of:=IF([.D617] &lt; [.$D$2])" office:value-type="boolean" office:boolean-value="false">
            <text:p>FALSE</text:p>
          </table:table-cell>
          <table:table-cell table:formula="of:=MOD([.C617];64)" office:value-type="float" office:value="10.9152029131337">
            <text:p>10.92</text:p>
          </table:table-cell>
          <table:table-cell/>
        </table:table-row>
        <table:table-row table:style-name="ro2">
          <table:table-cell table:style-name="ce3" table:formula="of:=[.A617]+1" office:value-type="float" office:value="617">
            <text:p>617</text:p>
          </table:table-cell>
          <table:table-cell table:style-name="ce3" table:formula="of:=[orbits.$C$3]*[.A618]" office:value-type="float" office:value="2673128.437">
            <text:p>2673128.437</text:p>
          </table:table-cell>
          <table:table-cell table:style-name="ce6" table:formula="of:=[.B618]/[orbits.$D$3]" office:value-type="float" office:value="7318.77707824254">
            <text:p>7318.78</text:p>
          </table:table-cell>
          <table:table-cell table:style-name="ce6" table:formula="of:=[.C618]-ROUNDDOWN([.C618])" office:value-type="float" office:value="0.777078242536845">
            <text:p>0.78</text:p>
          </table:table-cell>
          <table:table-cell table:formula="of:=IF([.D618] &lt; [.$D$2])" office:value-type="boolean" office:boolean-value="false">
            <text:p>FALSE</text:p>
          </table:table-cell>
          <table:table-cell table:formula="of:=MOD([.C618];64)" office:value-type="float" office:value="22.7770782425368">
            <text:p>22.78</text:p>
          </table:table-cell>
          <table:table-cell/>
        </table:table-row>
        <table:table-row table:style-name="ro2">
          <table:table-cell table:style-name="ce3" table:formula="of:=[.A618]+1" office:value-type="float" office:value="618">
            <text:p>618</text:p>
          </table:table-cell>
          <table:table-cell table:style-name="ce3" table:formula="of:=[orbits.$C$3]*[.A619]" office:value-type="float" office:value="2677460.898">
            <text:p>2677460.898</text:p>
          </table:table-cell>
          <table:table-cell table:style-name="ce6" table:formula="of:=[.B619]/[orbits.$D$3]" office:value-type="float" office:value="7330.63895357194">
            <text:p>7330.64</text:p>
          </table:table-cell>
          <table:table-cell table:style-name="ce6" table:formula="of:=[.C619]-ROUNDDOWN([.C619])" office:value-type="float" office:value="0.638953571941784">
            <text:p>0.64</text:p>
          </table:table-cell>
          <table:table-cell table:formula="of:=IF([.D619] &lt; [.$D$2])" office:value-type="boolean" office:boolean-value="false">
            <text:p>FALSE</text:p>
          </table:table-cell>
          <table:table-cell table:formula="of:=MOD([.C619];64)" office:value-type="float" office:value="34.6389535719418">
            <text:p>34.64</text:p>
          </table:table-cell>
          <table:table-cell/>
        </table:table-row>
        <table:table-row table:style-name="ro2">
          <table:table-cell table:style-name="ce3" table:formula="of:=[.A619]+1" office:value-type="float" office:value="619">
            <text:p>619</text:p>
          </table:table-cell>
          <table:table-cell table:style-name="ce3" table:formula="of:=[orbits.$C$3]*[.A620]" office:value-type="float" office:value="2681793.359">
            <text:p>2681793.359</text:p>
          </table:table-cell>
          <table:table-cell table:style-name="ce6" table:formula="of:=[.B620]/[orbits.$D$3]" office:value-type="float" office:value="7342.50082890135">
            <text:p>7342.50</text:p>
          </table:table-cell>
          <table:table-cell table:style-name="ce6" table:formula="of:=[.C620]-ROUNDDOWN([.C620])" office:value-type="float" office:value="0.500828901346722">
            <text:p>0.50</text:p>
          </table:table-cell>
          <table:table-cell table:formula="of:=IF([.D620] &lt; [.$D$2])" office:value-type="boolean" office:boolean-value="false">
            <text:p>FALSE</text:p>
          </table:table-cell>
          <table:table-cell table:formula="of:=MOD([.C620];64)" office:value-type="float" office:value="46.5008289013467">
            <text:p>46.50</text:p>
          </table:table-cell>
          <table:table-cell/>
        </table:table-row>
        <table:table-row table:style-name="ro2">
          <table:table-cell table:style-name="ce3" table:formula="of:=[.A620]+1" office:value-type="float" office:value="620">
            <text:p>620</text:p>
          </table:table-cell>
          <table:table-cell table:style-name="ce3" table:formula="of:=[orbits.$C$3]*[.A621]" office:value-type="float" office:value="2686125.82">
            <text:p>2686125.82</text:p>
          </table:table-cell>
          <table:table-cell table:style-name="ce6" table:formula="of:=[.B621]/[orbits.$D$3]" office:value-type="float" office:value="7354.36270423075">
            <text:p>7354.36</text:p>
          </table:table-cell>
          <table:table-cell table:style-name="ce6" table:formula="of:=[.C621]-ROUNDDOWN([.C621])" office:value-type="float" office:value="0.36270423075166">
            <text:p>0.36</text:p>
          </table:table-cell>
          <table:table-cell table:formula="of:=IF([.D621] &lt; [.$D$2])" office:value-type="boolean" office:boolean-value="false">
            <text:p>FALSE</text:p>
          </table:table-cell>
          <table:table-cell table:formula="of:=MOD([.C621];64)" office:value-type="float" office:value="58.3627042307517">
            <text:p>58.36</text:p>
          </table:table-cell>
          <table:table-cell/>
        </table:table-row>
        <table:table-row table:style-name="ro2">
          <table:table-cell table:style-name="ce3" table:formula="of:=[.A621]+1" office:value-type="float" office:value="621">
            <text:p>621</text:p>
          </table:table-cell>
          <table:table-cell table:style-name="ce3" table:formula="of:=[orbits.$C$3]*[.A622]" office:value-type="float" office:value="2690458.281">
            <text:p>2690458.281</text:p>
          </table:table-cell>
          <table:table-cell table:style-name="ce6" table:formula="of:=[.B622]/[orbits.$D$3]" office:value-type="float" office:value="7366.22457956015">
            <text:p>7366.22</text:p>
          </table:table-cell>
          <table:table-cell table:style-name="ce6" table:formula="of:=[.C622]-ROUNDDOWN([.C622])" office:value-type="float" office:value="0.22457956015478">
            <text:p>0.22</text:p>
          </table:table-cell>
          <table:table-cell table:formula="of:=IF([.D622] &lt; [.$D$2])" office:value-type="boolean" office:boolean-value="false">
            <text:p>FALSE</text:p>
          </table:table-cell>
          <table:table-cell table:formula="of:=MOD([.C622];64)" office:value-type="float" office:value="6.22457956015478">
            <text:p>6.22</text:p>
          </table:table-cell>
          <table:table-cell/>
        </table:table-row>
        <table:table-row table:style-name="ro2">
          <table:table-cell table:style-name="ce3" table:formula="of:=[.A622]+1" office:value-type="float" office:value="622">
            <text:p>622</text:p>
          </table:table-cell>
          <table:table-cell table:style-name="ce3" table:formula="of:=[orbits.$C$3]*[.A623]" office:value-type="float" office:value="2694790.742">
            <text:p>2694790.742</text:p>
          </table:table-cell>
          <table:table-cell table:style-name="ce6" table:formula="of:=[.B623]/[orbits.$D$3]" office:value-type="float" office:value="7378.08645488956">
            <text:p>7378.09</text:p>
          </table:table-cell>
          <table:table-cell table:style-name="ce6" table:formula="of:=[.C623]-ROUNDDOWN([.C623])" office:value-type="float" office:value="0.0864548895597181">
            <text:p>0.09</text:p>
          </table:table-cell>
          <table:table-cell table:formula="of:=IF([.D623] &lt; [.$D$2])" office:value-type="boolean" office:boolean-value="true">
            <text:p>TRUE</text:p>
          </table:table-cell>
          <table:table-cell table:formula="of:=MOD([.C623];64)" office:value-type="float" office:value="18.0864548895597">
            <text:p>18.09</text:p>
          </table:table-cell>
          <table:table-cell/>
        </table:table-row>
        <table:table-row table:style-name="ro2">
          <table:table-cell table:style-name="ce3" table:formula="of:=[.A623]+1" office:value-type="float" office:value="623">
            <text:p>623</text:p>
          </table:table-cell>
          <table:table-cell table:style-name="ce3" table:formula="of:=[orbits.$C$3]*[.A624]" office:value-type="float" office:value="2699123.203">
            <text:p>2699123.203</text:p>
          </table:table-cell>
          <table:table-cell table:style-name="ce6" table:formula="of:=[.B624]/[orbits.$D$3]" office:value-type="float" office:value="7389.94833021896">
            <text:p>7389.95</text:p>
          </table:table-cell>
          <table:table-cell table:style-name="ce6" table:formula="of:=[.C624]-ROUNDDOWN([.C624])" office:value-type="float" office:value="0.948330218964657">
            <text:p>0.95</text:p>
          </table:table-cell>
          <table:table-cell table:formula="of:=IF([.D624] &lt; [.$D$2])" office:value-type="boolean" office:boolean-value="false">
            <text:p>FALSE</text:p>
          </table:table-cell>
          <table:table-cell table:formula="of:=MOD([.C624];64)" office:value-type="float" office:value="29.9483302189647">
            <text:p>29.95</text:p>
          </table:table-cell>
          <table:table-cell/>
        </table:table-row>
        <table:table-row table:style-name="ro2">
          <table:table-cell table:style-name="ce3" table:formula="of:=[.A624]+1" office:value-type="float" office:value="624">
            <text:p>624</text:p>
          </table:table-cell>
          <table:table-cell table:style-name="ce3" table:formula="of:=[orbits.$C$3]*[.A625]" office:value-type="float" office:value="2703455.664">
            <text:p>2703455.664</text:p>
          </table:table-cell>
          <table:table-cell table:style-name="ce6" table:formula="of:=[.B625]/[orbits.$D$3]" office:value-type="float" office:value="7401.81020554837">
            <text:p>7401.81</text:p>
          </table:table-cell>
          <table:table-cell table:style-name="ce6" table:formula="of:=[.C625]-ROUNDDOWN([.C625])" office:value-type="float" office:value="0.810205548369595">
            <text:p>0.81</text:p>
          </table:table-cell>
          <table:table-cell table:formula="of:=IF([.D625] &lt; [.$D$2])" office:value-type="boolean" office:boolean-value="false">
            <text:p>FALSE</text:p>
          </table:table-cell>
          <table:table-cell table:formula="of:=MOD([.C625];64)" office:value-type="float" office:value="41.8102055483696">
            <text:p>41.81</text:p>
          </table:table-cell>
          <table:table-cell/>
        </table:table-row>
        <table:table-row table:style-name="ro2">
          <table:table-cell table:style-name="ce3" table:formula="of:=[.A625]+1" office:value-type="float" office:value="625">
            <text:p>625</text:p>
          </table:table-cell>
          <table:table-cell table:style-name="ce3" table:formula="of:=[orbits.$C$3]*[.A626]" office:value-type="float" office:value="2707788.125">
            <text:p>2707788.125</text:p>
          </table:table-cell>
          <table:table-cell table:style-name="ce6" table:formula="of:=[.B626]/[orbits.$D$3]" office:value-type="float" office:value="7413.67208087777">
            <text:p>7413.67</text:p>
          </table:table-cell>
          <table:table-cell table:style-name="ce6" table:formula="of:=[.C626]-ROUNDDOWN([.C626])" office:value-type="float" office:value="0.672080877772714">
            <text:p>0.67</text:p>
          </table:table-cell>
          <table:table-cell table:formula="of:=IF([.D626] &lt; [.$D$2])" office:value-type="boolean" office:boolean-value="false">
            <text:p>FALSE</text:p>
          </table:table-cell>
          <table:table-cell table:formula="of:=MOD([.C626];64)" office:value-type="float" office:value="53.6720808777727">
            <text:p>53.67</text:p>
          </table:table-cell>
          <table:table-cell/>
        </table:table-row>
        <table:table-row table:style-name="ro2">
          <table:table-cell table:style-name="ce3" table:formula="of:=[.A626]+1" office:value-type="float" office:value="626">
            <text:p>626</text:p>
          </table:table-cell>
          <table:table-cell table:style-name="ce3" table:formula="of:=[orbits.$C$3]*[.A627]" office:value-type="float" office:value="2712120.586">
            <text:p>2712120.586</text:p>
          </table:table-cell>
          <table:table-cell table:style-name="ce6" table:formula="of:=[.B627]/[orbits.$D$3]" office:value-type="float" office:value="7425.53395620718">
            <text:p>7425.53</text:p>
          </table:table-cell>
          <table:table-cell table:style-name="ce6" table:formula="of:=[.C627]-ROUNDDOWN([.C627])" office:value-type="float" office:value="0.533956207177653">
            <text:p>0.53</text:p>
          </table:table-cell>
          <table:table-cell table:formula="of:=IF([.D627] &lt; [.$D$2])" office:value-type="boolean" office:boolean-value="false">
            <text:p>FALSE</text:p>
          </table:table-cell>
          <table:table-cell table:formula="of:=MOD([.C627];64)" office:value-type="float" office:value="1.53395620717765">
            <text:p>1.53</text:p>
          </table:table-cell>
          <table:table-cell/>
        </table:table-row>
        <table:table-row table:style-name="ro2">
          <table:table-cell table:style-name="ce3" table:formula="of:=[.A627]+1" office:value-type="float" office:value="627">
            <text:p>627</text:p>
          </table:table-cell>
          <table:table-cell table:style-name="ce3" table:formula="of:=[orbits.$C$3]*[.A628]" office:value-type="float" office:value="2716453.047">
            <text:p>2716453.047</text:p>
          </table:table-cell>
          <table:table-cell table:style-name="ce6" table:formula="of:=[.B628]/[orbits.$D$3]" office:value-type="float" office:value="7437.39583153658">
            <text:p>7437.40</text:p>
          </table:table-cell>
          <table:table-cell table:style-name="ce6" table:formula="of:=[.C628]-ROUNDDOWN([.C628])" office:value-type="float" office:value="0.395831536582591">
            <text:p>0.40</text:p>
          </table:table-cell>
          <table:table-cell table:formula="of:=IF([.D628] &lt; [.$D$2])" office:value-type="boolean" office:boolean-value="false">
            <text:p>FALSE</text:p>
          </table:table-cell>
          <table:table-cell table:formula="of:=MOD([.C628];64)" office:value-type="float" office:value="13.3958315365826">
            <text:p>13.40</text:p>
          </table:table-cell>
          <table:table-cell/>
        </table:table-row>
        <table:table-row table:style-name="ro2">
          <table:table-cell table:style-name="ce3" table:formula="of:=[.A628]+1" office:value-type="float" office:value="628">
            <text:p>628</text:p>
          </table:table-cell>
          <table:table-cell table:style-name="ce3" table:formula="of:=[orbits.$C$3]*[.A629]" office:value-type="float" office:value="2720785.508">
            <text:p>2720785.508</text:p>
          </table:table-cell>
          <table:table-cell table:style-name="ce6" table:formula="of:=[.B629]/[orbits.$D$3]" office:value-type="float" office:value="7449.25770686599">
            <text:p>7449.26</text:p>
          </table:table-cell>
          <table:table-cell table:style-name="ce6" table:formula="of:=[.C629]-ROUNDDOWN([.C629])" office:value-type="float" office:value="0.257706865987529">
            <text:p>0.26</text:p>
          </table:table-cell>
          <table:table-cell table:formula="of:=IF([.D629] &lt; [.$D$2])" office:value-type="boolean" office:boolean-value="false">
            <text:p>FALSE</text:p>
          </table:table-cell>
          <table:table-cell table:formula="of:=MOD([.C629];64)" office:value-type="float" office:value="25.2577068659875">
            <text:p>25.26</text:p>
          </table:table-cell>
          <table:table-cell/>
        </table:table-row>
        <table:table-row table:style-name="ro2">
          <table:table-cell table:style-name="ce3" table:formula="of:=[.A629]+1" office:value-type="float" office:value="629">
            <text:p>629</text:p>
          </table:table-cell>
          <table:table-cell table:style-name="ce3" table:formula="of:=[orbits.$C$3]*[.A630]" office:value-type="float" office:value="2725117.969">
            <text:p>2725117.969</text:p>
          </table:table-cell>
          <table:table-cell table:style-name="ce6" table:formula="of:=[.B630]/[orbits.$D$3]" office:value-type="float" office:value="7461.11958219539">
            <text:p>7461.12</text:p>
          </table:table-cell>
          <table:table-cell table:style-name="ce6" table:formula="of:=[.C630]-ROUNDDOWN([.C630])" office:value-type="float" office:value="0.119582195390649">
            <text:p>0.12</text:p>
          </table:table-cell>
          <table:table-cell table:formula="of:=IF([.D630] &lt; [.$D$2])" office:value-type="boolean" office:boolean-value="false">
            <text:p>FALSE</text:p>
          </table:table-cell>
          <table:table-cell table:formula="of:=MOD([.C630];64)" office:value-type="float" office:value="37.1195821953906">
            <text:p>37.12</text:p>
          </table:table-cell>
          <table:table-cell/>
        </table:table-row>
        <table:table-row table:style-name="ro2">
          <table:table-cell table:style-name="ce3" table:formula="of:=[.A630]+1" office:value-type="float" office:value="630">
            <text:p>630</text:p>
          </table:table-cell>
          <table:table-cell table:style-name="ce3" table:formula="of:=[orbits.$C$3]*[.A631]" office:value-type="float" office:value="2729450.43">
            <text:p>2729450.43</text:p>
          </table:table-cell>
          <table:table-cell table:style-name="ce6" table:formula="of:=[.B631]/[orbits.$D$3]" office:value-type="float" office:value="7472.9814575248">
            <text:p>7472.98</text:p>
          </table:table-cell>
          <table:table-cell table:style-name="ce6" table:formula="of:=[.C631]-ROUNDDOWN([.C631])" office:value-type="float" office:value="0.981457524795587">
            <text:p>0.98</text:p>
          </table:table-cell>
          <table:table-cell table:formula="of:=IF([.D631] &lt; [.$D$2])" office:value-type="boolean" office:boolean-value="false">
            <text:p>FALSE</text:p>
          </table:table-cell>
          <table:table-cell table:formula="of:=MOD([.C631];64)" office:value-type="float" office:value="48.9814575247956">
            <text:p>48.98</text:p>
          </table:table-cell>
          <table:table-cell/>
        </table:table-row>
        <table:table-row table:style-name="ro2">
          <table:table-cell table:style-name="ce3" table:formula="of:=[.A631]+1" office:value-type="float" office:value="631">
            <text:p>631</text:p>
          </table:table-cell>
          <table:table-cell table:style-name="ce3" table:formula="of:=[orbits.$C$3]*[.A632]" office:value-type="float" office:value="2733782.891">
            <text:p>2733782.891</text:p>
          </table:table-cell>
          <table:table-cell table:style-name="ce6" table:formula="of:=[.B632]/[orbits.$D$3]" office:value-type="float" office:value="7484.8433328542">
            <text:p>7484.84</text:p>
          </table:table-cell>
          <table:table-cell table:style-name="ce6" table:formula="of:=[.C632]-ROUNDDOWN([.C632])" office:value-type="float" office:value="0.843332854200526">
            <text:p>0.84</text:p>
          </table:table-cell>
          <table:table-cell table:formula="of:=IF([.D632] &lt; [.$D$2])" office:value-type="boolean" office:boolean-value="false">
            <text:p>FALSE</text:p>
          </table:table-cell>
          <table:table-cell table:formula="of:=MOD([.C632];64)" office:value-type="float" office:value="60.8433328542005">
            <text:p>60.84</text:p>
          </table:table-cell>
          <table:table-cell/>
        </table:table-row>
        <table:table-row table:style-name="ro2">
          <table:table-cell table:style-name="ce3" table:formula="of:=[.A632]+1" office:value-type="float" office:value="632">
            <text:p>632</text:p>
          </table:table-cell>
          <table:table-cell table:style-name="ce3" table:formula="of:=[orbits.$C$3]*[.A633]" office:value-type="float" office:value="2738115.352">
            <text:p>2738115.352</text:p>
          </table:table-cell>
          <table:table-cell table:style-name="ce6" table:formula="of:=[.B633]/[orbits.$D$3]" office:value-type="float" office:value="7496.7052081836">
            <text:p>7496.71</text:p>
          </table:table-cell>
          <table:table-cell table:style-name="ce6" table:formula="of:=[.C633]-ROUNDDOWN([.C633])" office:value-type="float" office:value="0.705208183603645">
            <text:p>0.71</text:p>
          </table:table-cell>
          <table:table-cell table:formula="of:=IF([.D633] &lt; [.$D$2])" office:value-type="boolean" office:boolean-value="false">
            <text:p>FALSE</text:p>
          </table:table-cell>
          <table:table-cell table:formula="of:=MOD([.C633];64)" office:value-type="float" office:value="8.70520818360365">
            <text:p>8.71</text:p>
          </table:table-cell>
          <table:table-cell/>
        </table:table-row>
        <table:table-row table:style-name="ro2">
          <table:table-cell table:style-name="ce3" table:formula="of:=[.A633]+1" office:value-type="float" office:value="633">
            <text:p>633</text:p>
          </table:table-cell>
          <table:table-cell table:style-name="ce3" table:formula="of:=[orbits.$C$3]*[.A634]" office:value-type="float" office:value="2742447.813">
            <text:p>2742447.813</text:p>
          </table:table-cell>
          <table:table-cell table:style-name="ce6" table:formula="of:=[.B634]/[orbits.$D$3]" office:value-type="float" office:value="7508.56708351301">
            <text:p>7508.57</text:p>
          </table:table-cell>
          <table:table-cell table:style-name="ce6" table:formula="of:=[.C634]-ROUNDDOWN([.C634])" office:value-type="float" office:value="0.567083513008583">
            <text:p>0.57</text:p>
          </table:table-cell>
          <table:table-cell table:formula="of:=IF([.D634] &lt; [.$D$2])" office:value-type="boolean" office:boolean-value="false">
            <text:p>FALSE</text:p>
          </table:table-cell>
          <table:table-cell table:formula="of:=MOD([.C634];64)" office:value-type="float" office:value="20.5670835130086">
            <text:p>20.57</text:p>
          </table:table-cell>
          <table:table-cell/>
        </table:table-row>
        <table:table-row table:style-name="ro2">
          <table:table-cell table:style-name="ce3" table:formula="of:=[.A634]+1" office:value-type="float" office:value="634">
            <text:p>634</text:p>
          </table:table-cell>
          <table:table-cell table:style-name="ce3" table:formula="of:=[orbits.$C$3]*[.A635]" office:value-type="float" office:value="2746780.274">
            <text:p>2746780.274</text:p>
          </table:table-cell>
          <table:table-cell table:style-name="ce6" table:formula="of:=[.B635]/[orbits.$D$3]" office:value-type="float" office:value="7520.42895884241">
            <text:p>7520.43</text:p>
          </table:table-cell>
          <table:table-cell table:style-name="ce6" table:formula="of:=[.C635]-ROUNDDOWN([.C635])" office:value-type="float" office:value="0.428958842413522">
            <text:p>0.43</text:p>
          </table:table-cell>
          <table:table-cell table:formula="of:=IF([.D635] &lt; [.$D$2])" office:value-type="boolean" office:boolean-value="false">
            <text:p>FALSE</text:p>
          </table:table-cell>
          <table:table-cell table:formula="of:=MOD([.C635];64)" office:value-type="float" office:value="32.4289588424135">
            <text:p>32.43</text:p>
          </table:table-cell>
          <table:table-cell/>
        </table:table-row>
        <table:table-row table:style-name="ro2">
          <table:table-cell table:style-name="ce3" table:formula="of:=[.A635]+1" office:value-type="float" office:value="635">
            <text:p>635</text:p>
          </table:table-cell>
          <table:table-cell table:style-name="ce3" table:formula="of:=[orbits.$C$3]*[.A636]" office:value-type="float" office:value="2751112.735">
            <text:p>2751112.735</text:p>
          </table:table-cell>
          <table:table-cell table:style-name="ce6" table:formula="of:=[.B636]/[orbits.$D$3]" office:value-type="float" office:value="7532.29083417182">
            <text:p>7532.29</text:p>
          </table:table-cell>
          <table:table-cell table:style-name="ce6" table:formula="of:=[.C636]-ROUNDDOWN([.C636])" office:value-type="float" office:value="0.29083417181846">
            <text:p>0.29</text:p>
          </table:table-cell>
          <table:table-cell table:formula="of:=IF([.D636] &lt; [.$D$2])" office:value-type="boolean" office:boolean-value="false">
            <text:p>FALSE</text:p>
          </table:table-cell>
          <table:table-cell table:formula="of:=MOD([.C636];64)" office:value-type="float" office:value="44.2908341718185">
            <text:p>44.29</text:p>
          </table:table-cell>
          <table:table-cell/>
        </table:table-row>
        <table:table-row table:style-name="ro2">
          <table:table-cell table:style-name="ce3" table:formula="of:=[.A636]+1" office:value-type="float" office:value="636">
            <text:p>636</text:p>
          </table:table-cell>
          <table:table-cell table:style-name="ce3" table:formula="of:=[orbits.$C$3]*[.A637]" office:value-type="float" office:value="2755445.196">
            <text:p>2755445.196</text:p>
          </table:table-cell>
          <table:table-cell table:style-name="ce6" table:formula="of:=[.B637]/[orbits.$D$3]" office:value-type="float" office:value="7544.15270950122">
            <text:p>7544.15</text:p>
          </table:table-cell>
          <table:table-cell table:style-name="ce6" table:formula="of:=[.C637]-ROUNDDOWN([.C637])" office:value-type="float" office:value="0.15270950122158">
            <text:p>0.15</text:p>
          </table:table-cell>
          <table:table-cell table:formula="of:=IF([.D637] &lt; [.$D$2])" office:value-type="boolean" office:boolean-value="false">
            <text:p>FALSE</text:p>
          </table:table-cell>
          <table:table-cell table:formula="of:=MOD([.C637];64)" office:value-type="float" office:value="56.1527095012216">
            <text:p>56.15</text:p>
          </table:table-cell>
          <table:table-cell/>
        </table:table-row>
        <table:table-row table:style-name="ro2">
          <table:table-cell table:style-name="ce3" table:formula="of:=[.A637]+1" office:value-type="float" office:value="637">
            <text:p>637</text:p>
          </table:table-cell>
          <table:table-cell table:style-name="ce3" table:formula="of:=[orbits.$C$3]*[.A638]" office:value-type="float" office:value="2759777.657">
            <text:p>2759777.657</text:p>
          </table:table-cell>
          <table:table-cell table:style-name="ce6" table:formula="of:=[.B638]/[orbits.$D$3]" office:value-type="float" office:value="7556.01458483063">
            <text:p>7556.01</text:p>
          </table:table-cell>
          <table:table-cell table:style-name="ce6" table:formula="of:=[.C638]-ROUNDDOWN([.C638])" office:value-type="float" office:value="0.0145848306265179">
            <text:p>0.01</text:p>
          </table:table-cell>
          <table:table-cell table:formula="of:=IF([.D638] &lt; [.$D$2])" office:value-type="boolean" office:boolean-value="true">
            <text:p>TRUE</text:p>
          </table:table-cell>
          <table:table-cell table:formula="of:=MOD([.C638];64)" office:value-type="float" office:value="4.01458483062652">
            <text:p>4.01</text:p>
          </table:table-cell>
          <table:table-cell/>
        </table:table-row>
        <table:table-row table:style-name="ro2">
          <table:table-cell table:style-name="ce3" table:formula="of:=[.A638]+1" office:value-type="float" office:value="638">
            <text:p>638</text:p>
          </table:table-cell>
          <table:table-cell table:style-name="ce3" table:formula="of:=[orbits.$C$3]*[.A639]" office:value-type="float" office:value="2764110.118">
            <text:p>2764110.118</text:p>
          </table:table-cell>
          <table:table-cell table:style-name="ce6" table:formula="of:=[.B639]/[orbits.$D$3]" office:value-type="float" office:value="7567.87646016003">
            <text:p>7567.88</text:p>
          </table:table-cell>
          <table:table-cell table:style-name="ce6" table:formula="of:=[.C639]-ROUNDDOWN([.C639])" office:value-type="float" office:value="0.876460160031456">
            <text:p>0.88</text:p>
          </table:table-cell>
          <table:table-cell table:formula="of:=IF([.D639] &lt; [.$D$2])" office:value-type="boolean" office:boolean-value="false">
            <text:p>FALSE</text:p>
          </table:table-cell>
          <table:table-cell table:formula="of:=MOD([.C639];64)" office:value-type="float" office:value="15.8764601600315">
            <text:p>15.88</text:p>
          </table:table-cell>
          <table:table-cell/>
        </table:table-row>
        <table:table-row table:style-name="ro2">
          <table:table-cell table:style-name="ce3" table:formula="of:=[.A639]+1" office:value-type="float" office:value="639">
            <text:p>639</text:p>
          </table:table-cell>
          <table:table-cell table:style-name="ce3" table:formula="of:=[orbits.$C$3]*[.A640]" office:value-type="float" office:value="2768442.579">
            <text:p>2768442.579</text:p>
          </table:table-cell>
          <table:table-cell table:style-name="ce6" table:formula="of:=[.B640]/[orbits.$D$3]" office:value-type="float" office:value="7579.73833548944">
            <text:p>7579.74</text:p>
          </table:table-cell>
          <table:table-cell table:style-name="ce6" table:formula="of:=[.C640]-ROUNDDOWN([.C640])" office:value-type="float" office:value="0.738335489436395">
            <text:p>0.74</text:p>
          </table:table-cell>
          <table:table-cell table:formula="of:=IF([.D640] &lt; [.$D$2])" office:value-type="boolean" office:boolean-value="false">
            <text:p>FALSE</text:p>
          </table:table-cell>
          <table:table-cell table:formula="of:=MOD([.C640];64)" office:value-type="float" office:value="27.7383354894364">
            <text:p>27.74</text:p>
          </table:table-cell>
          <table:table-cell/>
        </table:table-row>
        <table:table-row table:style-name="ro2">
          <table:table-cell table:style-name="ce3" table:formula="of:=[.A640]+1" office:value-type="float" office:value="640">
            <text:p>640</text:p>
          </table:table-cell>
          <table:table-cell table:style-name="ce3" table:formula="of:=[orbits.$C$3]*[.A641]" office:value-type="float" office:value="2772775.04">
            <text:p>2772775.04</text:p>
          </table:table-cell>
          <table:table-cell table:style-name="ce6" table:formula="of:=[.B641]/[orbits.$D$3]" office:value-type="float" office:value="7591.60021081884">
            <text:p>7591.60</text:p>
          </table:table-cell>
          <table:table-cell table:style-name="ce6" table:formula="of:=[.C641]-ROUNDDOWN([.C641])" office:value-type="float" office:value="0.600210818839514">
            <text:p>0.60</text:p>
          </table:table-cell>
          <table:table-cell table:formula="of:=IF([.D641] &lt; [.$D$2])" office:value-type="boolean" office:boolean-value="false">
            <text:p>FALSE</text:p>
          </table:table-cell>
          <table:table-cell table:formula="of:=MOD([.C641];64)" office:value-type="float" office:value="39.6002108188395">
            <text:p>39.60</text:p>
          </table:table-cell>
          <table:table-cell/>
        </table:table-row>
        <table:table-row table:style-name="ro2">
          <table:table-cell table:style-name="ce3" table:formula="of:=[.A641]+1" office:value-type="float" office:value="641">
            <text:p>641</text:p>
          </table:table-cell>
          <table:table-cell table:style-name="ce3" table:formula="of:=[orbits.$C$3]*[.A642]" office:value-type="float" office:value="2777107.501">
            <text:p>2777107.501</text:p>
          </table:table-cell>
          <table:table-cell table:style-name="ce6" table:formula="of:=[.B642]/[orbits.$D$3]" office:value-type="float" office:value="7603.46208614824">
            <text:p>7603.46</text:p>
          </table:table-cell>
          <table:table-cell table:style-name="ce6" table:formula="of:=[.C642]-ROUNDDOWN([.C642])" office:value-type="float" office:value="0.462086148244453">
            <text:p>0.46</text:p>
          </table:table-cell>
          <table:table-cell table:formula="of:=IF([.D642] &lt; [.$D$2])" office:value-type="boolean" office:boolean-value="false">
            <text:p>FALSE</text:p>
          </table:table-cell>
          <table:table-cell table:formula="of:=MOD([.C642];64)" office:value-type="float" office:value="51.4620861482445">
            <text:p>51.46</text:p>
          </table:table-cell>
          <table:table-cell/>
        </table:table-row>
        <table:table-row table:style-name="ro2">
          <table:table-cell table:style-name="ce3" table:formula="of:=[.A642]+1" office:value-type="float" office:value="642">
            <text:p>642</text:p>
          </table:table-cell>
          <table:table-cell table:style-name="ce3" table:formula="of:=[orbits.$C$3]*[.A643]" office:value-type="float" office:value="2781439.962">
            <text:p>2781439.962</text:p>
          </table:table-cell>
          <table:table-cell table:style-name="ce6" table:formula="of:=[.B643]/[orbits.$D$3]" office:value-type="float" office:value="7615.32396147765">
            <text:p>7615.32</text:p>
          </table:table-cell>
          <table:table-cell table:style-name="ce6" table:formula="of:=[.C643]-ROUNDDOWN([.C643])" office:value-type="float" office:value="0.323961477649391">
            <text:p>0.32</text:p>
          </table:table-cell>
          <table:table-cell table:formula="of:=IF([.D643] &lt; [.$D$2])" office:value-type="boolean" office:boolean-value="false">
            <text:p>FALSE</text:p>
          </table:table-cell>
          <table:table-cell table:formula="of:=MOD([.C643];64)" office:value-type="float" office:value="63.3239614776494">
            <text:p>63.32</text:p>
          </table:table-cell>
          <table:table-cell/>
        </table:table-row>
        <table:table-row table:style-name="ro2">
          <table:table-cell table:style-name="ce3" table:formula="of:=[.A643]+1" office:value-type="float" office:value="643">
            <text:p>643</text:p>
          </table:table-cell>
          <table:table-cell table:style-name="ce3" table:formula="of:=[orbits.$C$3]*[.A644]" office:value-type="float" office:value="2785772.423">
            <text:p>2785772.423</text:p>
          </table:table-cell>
          <table:table-cell table:style-name="ce6" table:formula="of:=[.B644]/[orbits.$D$3]" office:value-type="float" office:value="7627.18583680705">
            <text:p>7627.19</text:p>
          </table:table-cell>
          <table:table-cell table:style-name="ce6" table:formula="of:=[.C644]-ROUNDDOWN([.C644])" office:value-type="float" office:value="0.18583680705251">
            <text:p>0.19</text:p>
          </table:table-cell>
          <table:table-cell table:formula="of:=IF([.D644] &lt; [.$D$2])" office:value-type="boolean" office:boolean-value="false">
            <text:p>FALSE</text:p>
          </table:table-cell>
          <table:table-cell table:formula="of:=MOD([.C644];64)" office:value-type="float" office:value="11.1858368070525">
            <text:p>11.19</text:p>
          </table:table-cell>
          <table:table-cell/>
        </table:table-row>
        <table:table-row table:style-name="ro2">
          <table:table-cell table:style-name="ce3" table:formula="of:=[.A644]+1" office:value-type="float" office:value="644">
            <text:p>644</text:p>
          </table:table-cell>
          <table:table-cell table:style-name="ce3" table:formula="of:=[orbits.$C$3]*[.A645]" office:value-type="float" office:value="2790104.884">
            <text:p>2790104.884</text:p>
          </table:table-cell>
          <table:table-cell table:style-name="ce6" table:formula="of:=[.B645]/[orbits.$D$3]" office:value-type="float" office:value="7639.04771213646">
            <text:p>7639.05</text:p>
          </table:table-cell>
          <table:table-cell table:style-name="ce6" table:formula="of:=[.C645]-ROUNDDOWN([.C645])" office:value-type="float" office:value="0.0477121364574487">
            <text:p>0.05</text:p>
          </table:table-cell>
          <table:table-cell table:formula="of:=IF([.D645] &lt; [.$D$2])" office:value-type="boolean" office:boolean-value="true">
            <text:p>TRUE</text:p>
          </table:table-cell>
          <table:table-cell table:formula="of:=MOD([.C645];64)" office:value-type="float" office:value="23.0477121364574">
            <text:p>23.05</text:p>
          </table:table-cell>
          <table:table-cell/>
        </table:table-row>
        <table:table-row table:style-name="ro2">
          <table:table-cell table:style-name="ce3" table:formula="of:=[.A645]+1" office:value-type="float" office:value="645">
            <text:p>645</text:p>
          </table:table-cell>
          <table:table-cell table:style-name="ce3" table:formula="of:=[orbits.$C$3]*[.A646]" office:value-type="float" office:value="2794437.345">
            <text:p>2794437.345</text:p>
          </table:table-cell>
          <table:table-cell table:style-name="ce6" table:formula="of:=[.B646]/[orbits.$D$3]" office:value-type="float" office:value="7650.90958746586">
            <text:p>7650.91</text:p>
          </table:table-cell>
          <table:table-cell table:style-name="ce6" table:formula="of:=[.C646]-ROUNDDOWN([.C646])" office:value-type="float" office:value="0.909587465862387">
            <text:p>0.91</text:p>
          </table:table-cell>
          <table:table-cell table:formula="of:=IF([.D646] &lt; [.$D$2])" office:value-type="boolean" office:boolean-value="false">
            <text:p>FALSE</text:p>
          </table:table-cell>
          <table:table-cell table:formula="of:=MOD([.C646];64)" office:value-type="float" office:value="34.9095874658624">
            <text:p>34.91</text:p>
          </table:table-cell>
          <table:table-cell/>
        </table:table-row>
        <table:table-row table:style-name="ro2">
          <table:table-cell table:style-name="ce3" table:formula="of:=[.A646]+1" office:value-type="float" office:value="646">
            <text:p>646</text:p>
          </table:table-cell>
          <table:table-cell table:style-name="ce3" table:formula="of:=[orbits.$C$3]*[.A647]" office:value-type="float" office:value="2798769.806">
            <text:p>2798769.806</text:p>
          </table:table-cell>
          <table:table-cell table:style-name="ce6" table:formula="of:=[.B647]/[orbits.$D$3]" office:value-type="float" office:value="7662.77146279527">
            <text:p>7662.77</text:p>
          </table:table-cell>
          <table:table-cell table:style-name="ce6" table:formula="of:=[.C647]-ROUNDDOWN([.C647])" office:value-type="float" office:value="0.771462795267325">
            <text:p>0.77</text:p>
          </table:table-cell>
          <table:table-cell table:formula="of:=IF([.D647] &lt; [.$D$2])" office:value-type="boolean" office:boolean-value="false">
            <text:p>FALSE</text:p>
          </table:table-cell>
          <table:table-cell table:formula="of:=MOD([.C647];64)" office:value-type="float" office:value="46.7714627952673">
            <text:p>46.77</text:p>
          </table:table-cell>
          <table:table-cell/>
        </table:table-row>
        <table:table-row table:style-name="ro2">
          <table:table-cell table:style-name="ce3" table:formula="of:=[.A647]+1" office:value-type="float" office:value="647">
            <text:p>647</text:p>
          </table:table-cell>
          <table:table-cell table:style-name="ce3" table:formula="of:=[orbits.$C$3]*[.A648]" office:value-type="float" office:value="2803102.267">
            <text:p>2803102.267</text:p>
          </table:table-cell>
          <table:table-cell table:style-name="ce6" table:formula="of:=[.B648]/[orbits.$D$3]" office:value-type="float" office:value="7674.63333812467">
            <text:p>7674.63</text:p>
          </table:table-cell>
          <table:table-cell table:style-name="ce6" table:formula="of:=[.C648]-ROUNDDOWN([.C648])" office:value-type="float" office:value="0.633338124670445">
            <text:p>0.63</text:p>
          </table:table-cell>
          <table:table-cell table:formula="of:=IF([.D648] &lt; [.$D$2])" office:value-type="boolean" office:boolean-value="false">
            <text:p>FALSE</text:p>
          </table:table-cell>
          <table:table-cell table:formula="of:=MOD([.C648];64)" office:value-type="float" office:value="58.6333381246704">
            <text:p>58.63</text:p>
          </table:table-cell>
          <table:table-cell/>
        </table:table-row>
        <table:table-row table:style-name="ro2">
          <table:table-cell table:style-name="ce3" table:formula="of:=[.A648]+1" office:value-type="float" office:value="648">
            <text:p>648</text:p>
          </table:table-cell>
          <table:table-cell table:style-name="ce3" table:formula="of:=[orbits.$C$3]*[.A649]" office:value-type="float" office:value="2807434.728">
            <text:p>2807434.728</text:p>
          </table:table-cell>
          <table:table-cell table:style-name="ce6" table:formula="of:=[.B649]/[orbits.$D$3]" office:value-type="float" office:value="7686.49521345408">
            <text:p>7686.50</text:p>
          </table:table-cell>
          <table:table-cell table:style-name="ce6" table:formula="of:=[.C649]-ROUNDDOWN([.C649])" office:value-type="float" office:value="0.495213454075383">
            <text:p>0.50</text:p>
          </table:table-cell>
          <table:table-cell table:formula="of:=IF([.D649] &lt; [.$D$2])" office:value-type="boolean" office:boolean-value="false">
            <text:p>FALSE</text:p>
          </table:table-cell>
          <table:table-cell table:formula="of:=MOD([.C649];64)" office:value-type="float" office:value="6.49521345407538">
            <text:p>6.50</text:p>
          </table:table-cell>
          <table:table-cell/>
        </table:table-row>
        <table:table-row table:style-name="ro2">
          <table:table-cell table:style-name="ce3" table:formula="of:=[.A649]+1" office:value-type="float" office:value="649">
            <text:p>649</text:p>
          </table:table-cell>
          <table:table-cell table:style-name="ce3" table:formula="of:=[orbits.$C$3]*[.A650]" office:value-type="float" office:value="2811767.189">
            <text:p>2811767.189</text:p>
          </table:table-cell>
          <table:table-cell table:style-name="ce6" table:formula="of:=[.B650]/[orbits.$D$3]" office:value-type="float" office:value="7698.35708878348">
            <text:p>7698.36</text:p>
          </table:table-cell>
          <table:table-cell table:style-name="ce6" table:formula="of:=[.C650]-ROUNDDOWN([.C650])" office:value-type="float" office:value="0.357088783480322">
            <text:p>0.36</text:p>
          </table:table-cell>
          <table:table-cell table:formula="of:=IF([.D650] &lt; [.$D$2])" office:value-type="boolean" office:boolean-value="false">
            <text:p>FALSE</text:p>
          </table:table-cell>
          <table:table-cell table:formula="of:=MOD([.C650];64)" office:value-type="float" office:value="18.3570887834803">
            <text:p>18.36</text:p>
          </table:table-cell>
          <table:table-cell/>
        </table:table-row>
        <table:table-row table:style-name="ro2">
          <table:table-cell table:style-name="ce3" table:formula="of:=[.A650]+1" office:value-type="float" office:value="650">
            <text:p>650</text:p>
          </table:table-cell>
          <table:table-cell table:style-name="ce3" table:formula="of:=[orbits.$C$3]*[.A651]" office:value-type="float" office:value="2816099.65">
            <text:p>2816099.65</text:p>
          </table:table-cell>
          <table:table-cell table:style-name="ce6" table:formula="of:=[.B651]/[orbits.$D$3]" office:value-type="float" office:value="7710.21896411288">
            <text:p>7710.22</text:p>
          </table:table-cell>
          <table:table-cell table:style-name="ce6" table:formula="of:=[.C651]-ROUNDDOWN([.C651])" office:value-type="float" office:value="0.21896411288435">
            <text:p>0.22</text:p>
          </table:table-cell>
          <table:table-cell table:formula="of:=IF([.D651] &lt; [.$D$2])" office:value-type="boolean" office:boolean-value="false">
            <text:p>FALSE</text:p>
          </table:table-cell>
          <table:table-cell table:formula="of:=MOD([.C651];64)" office:value-type="float" office:value="30.2189641128844">
            <text:p>30.22</text:p>
          </table:table-cell>
          <table:table-cell/>
        </table:table-row>
        <table:table-row table:style-name="ro2">
          <table:table-cell table:style-name="ce3" table:formula="of:=[.A651]+1" office:value-type="float" office:value="651">
            <text:p>651</text:p>
          </table:table-cell>
          <table:table-cell table:style-name="ce3" table:formula="of:=[orbits.$C$3]*[.A652]" office:value-type="float" office:value="2820432.111">
            <text:p>2820432.111</text:p>
          </table:table-cell>
          <table:table-cell table:style-name="ce6" table:formula="of:=[.B652]/[orbits.$D$3]" office:value-type="float" office:value="7722.08083944229">
            <text:p>7722.08</text:p>
          </table:table-cell>
          <table:table-cell table:style-name="ce6" table:formula="of:=[.C652]-ROUNDDOWN([.C652])" office:value-type="float" office:value="0.0808394422883794">
            <text:p>0.08</text:p>
          </table:table-cell>
          <table:table-cell table:formula="of:=IF([.D652] &lt; [.$D$2])" office:value-type="boolean" office:boolean-value="true">
            <text:p>TRUE</text:p>
          </table:table-cell>
          <table:table-cell table:formula="of:=MOD([.C652];64)" office:value-type="float" office:value="42.0808394422884">
            <text:p>42.08</text:p>
          </table:table-cell>
          <table:table-cell/>
        </table:table-row>
        <table:table-row table:style-name="ro2">
          <table:table-cell table:style-name="ce3" table:formula="of:=[.A652]+1" office:value-type="float" office:value="652">
            <text:p>652</text:p>
          </table:table-cell>
          <table:table-cell table:style-name="ce3" table:formula="of:=[orbits.$C$3]*[.A653]" office:value-type="float" office:value="2824764.572">
            <text:p>2824764.572</text:p>
          </table:table-cell>
          <table:table-cell table:style-name="ce6" table:formula="of:=[.B653]/[orbits.$D$3]" office:value-type="float" office:value="7733.94271477169">
            <text:p>7733.94</text:p>
          </table:table-cell>
          <table:table-cell table:style-name="ce6" table:formula="of:=[.C653]-ROUNDDOWN([.C653])" office:value-type="float" office:value="0.942714771693318">
            <text:p>0.94</text:p>
          </table:table-cell>
          <table:table-cell table:formula="of:=IF([.D653] &lt; [.$D$2])" office:value-type="boolean" office:boolean-value="false">
            <text:p>FALSE</text:p>
          </table:table-cell>
          <table:table-cell table:formula="of:=MOD([.C653];64)" office:value-type="float" office:value="53.9427147716933">
            <text:p>53.94</text:p>
          </table:table-cell>
          <table:table-cell/>
        </table:table-row>
        <table:table-row table:style-name="ro2">
          <table:table-cell table:style-name="ce3" table:formula="of:=[.A653]+1" office:value-type="float" office:value="653">
            <text:p>653</text:p>
          </table:table-cell>
          <table:table-cell table:style-name="ce3" table:formula="of:=[orbits.$C$3]*[.A654]" office:value-type="float" office:value="2829097.033">
            <text:p>2829097.033</text:p>
          </table:table-cell>
          <table:table-cell table:style-name="ce6" table:formula="of:=[.B654]/[orbits.$D$3]" office:value-type="float" office:value="7745.8045901011">
            <text:p>7745.80</text:p>
          </table:table-cell>
          <table:table-cell table:style-name="ce6" table:formula="of:=[.C654]-ROUNDDOWN([.C654])" office:value-type="float" office:value="0.804590101098256">
            <text:p>0.80</text:p>
          </table:table-cell>
          <table:table-cell table:formula="of:=IF([.D654] &lt; [.$D$2])" office:value-type="boolean" office:boolean-value="false">
            <text:p>FALSE</text:p>
          </table:table-cell>
          <table:table-cell table:formula="of:=MOD([.C654];64)" office:value-type="float" office:value="1.80459010109826">
            <text:p>1.80</text:p>
          </table:table-cell>
          <table:table-cell/>
        </table:table-row>
        <table:table-row table:style-name="ro2">
          <table:table-cell table:style-name="ce3" table:formula="of:=[.A654]+1" office:value-type="float" office:value="654">
            <text:p>654</text:p>
          </table:table-cell>
          <table:table-cell table:style-name="ce3" table:formula="of:=[orbits.$C$3]*[.A655]" office:value-type="float" office:value="2833429.494">
            <text:p>2833429.494</text:p>
          </table:table-cell>
          <table:table-cell table:style-name="ce6" table:formula="of:=[.B655]/[orbits.$D$3]" office:value-type="float" office:value="7757.6664654305">
            <text:p>7757.67</text:p>
          </table:table-cell>
          <table:table-cell table:style-name="ce6" table:formula="of:=[.C655]-ROUNDDOWN([.C655])" office:value-type="float" office:value="0.666465430501376">
            <text:p>0.67</text:p>
          </table:table-cell>
          <table:table-cell table:formula="of:=IF([.D655] &lt; [.$D$2])" office:value-type="boolean" office:boolean-value="false">
            <text:p>FALSE</text:p>
          </table:table-cell>
          <table:table-cell table:formula="of:=MOD([.C655];64)" office:value-type="float" office:value="13.6664654305014">
            <text:p>13.67</text:p>
          </table:table-cell>
          <table:table-cell/>
        </table:table-row>
        <table:table-row table:style-name="ro2">
          <table:table-cell table:style-name="ce3" table:formula="of:=[.A655]+1" office:value-type="float" office:value="655">
            <text:p>655</text:p>
          </table:table-cell>
          <table:table-cell table:style-name="ce3" table:formula="of:=[orbits.$C$3]*[.A656]" office:value-type="float" office:value="2837761.955">
            <text:p>2837761.955</text:p>
          </table:table-cell>
          <table:table-cell table:style-name="ce6" table:formula="of:=[.B656]/[orbits.$D$3]" office:value-type="float" office:value="7769.52834075991">
            <text:p>7769.53</text:p>
          </table:table-cell>
          <table:table-cell table:style-name="ce6" table:formula="of:=[.C656]-ROUNDDOWN([.C656])" office:value-type="float" office:value="0.528340759906314">
            <text:p>0.53</text:p>
          </table:table-cell>
          <table:table-cell table:formula="of:=IF([.D656] &lt; [.$D$2])" office:value-type="boolean" office:boolean-value="false">
            <text:p>FALSE</text:p>
          </table:table-cell>
          <table:table-cell table:formula="of:=MOD([.C656];64)" office:value-type="float" office:value="25.5283407599063">
            <text:p>25.53</text:p>
          </table:table-cell>
          <table:table-cell/>
        </table:table-row>
        <table:table-row table:style-name="ro2">
          <table:table-cell table:style-name="ce3" table:formula="of:=[.A656]+1" office:value-type="float" office:value="656">
            <text:p>656</text:p>
          </table:table-cell>
          <table:table-cell table:style-name="ce3" table:formula="of:=[orbits.$C$3]*[.A657]" office:value-type="float" office:value="2842094.416">
            <text:p>2842094.416</text:p>
          </table:table-cell>
          <table:table-cell table:style-name="ce6" table:formula="of:=[.B657]/[orbits.$D$3]" office:value-type="float" office:value="7781.39021608931">
            <text:p>7781.39</text:p>
          </table:table-cell>
          <table:table-cell table:style-name="ce6" table:formula="of:=[.C657]-ROUNDDOWN([.C657])" office:value-type="float" office:value="0.390216089311252">
            <text:p>0.39</text:p>
          </table:table-cell>
          <table:table-cell table:formula="of:=IF([.D657] &lt; [.$D$2])" office:value-type="boolean" office:boolean-value="false">
            <text:p>FALSE</text:p>
          </table:table-cell>
          <table:table-cell table:formula="of:=MOD([.C657];64)" office:value-type="float" office:value="37.3902160893113">
            <text:p>37.39</text:p>
          </table:table-cell>
          <table:table-cell/>
        </table:table-row>
        <table:table-row table:style-name="ro2">
          <table:table-cell table:style-name="ce3" table:formula="of:=[.A657]+1" office:value-type="float" office:value="657">
            <text:p>657</text:p>
          </table:table-cell>
          <table:table-cell table:style-name="ce3" table:formula="of:=[orbits.$C$3]*[.A658]" office:value-type="float" office:value="2846426.877">
            <text:p>2846426.877</text:p>
          </table:table-cell>
          <table:table-cell table:style-name="ce6" table:formula="of:=[.B658]/[orbits.$D$3]" office:value-type="float" office:value="7793.25209141872">
            <text:p>7793.25</text:p>
          </table:table-cell>
          <table:table-cell table:style-name="ce6" table:formula="of:=[.C658]-ROUNDDOWN([.C658])" office:value-type="float" office:value="0.252091418715281">
            <text:p>0.25</text:p>
          </table:table-cell>
          <table:table-cell table:formula="of:=IF([.D658] &lt; [.$D$2])" office:value-type="boolean" office:boolean-value="false">
            <text:p>FALSE</text:p>
          </table:table-cell>
          <table:table-cell table:formula="of:=MOD([.C658];64)" office:value-type="float" office:value="49.2520914187153">
            <text:p>49.25</text:p>
          </table:table-cell>
          <table:table-cell/>
        </table:table-row>
        <table:table-row table:style-name="ro2">
          <table:table-cell table:style-name="ce3" table:formula="of:=[.A658]+1" office:value-type="float" office:value="658">
            <text:p>658</text:p>
          </table:table-cell>
          <table:table-cell table:style-name="ce3" table:formula="of:=[orbits.$C$3]*[.A659]" office:value-type="float" office:value="2850759.338">
            <text:p>2850759.338</text:p>
          </table:table-cell>
          <table:table-cell table:style-name="ce6" table:formula="of:=[.B659]/[orbits.$D$3]" office:value-type="float" office:value="7805.11396674812">
            <text:p>7805.11</text:p>
          </table:table-cell>
          <table:table-cell table:style-name="ce6" table:formula="of:=[.C659]-ROUNDDOWN([.C659])" office:value-type="float" office:value="0.11396674811931">
            <text:p>0.11</text:p>
          </table:table-cell>
          <table:table-cell table:formula="of:=IF([.D659] &lt; [.$D$2])" office:value-type="boolean" office:boolean-value="false">
            <text:p>FALSE</text:p>
          </table:table-cell>
          <table:table-cell table:formula="of:=MOD([.C659];64)" office:value-type="float" office:value="61.1139667481193">
            <text:p>61.11</text:p>
          </table:table-cell>
          <table:table-cell/>
        </table:table-row>
        <table:table-row table:style-name="ro2">
          <table:table-cell table:style-name="ce3" table:formula="of:=[.A659]+1" office:value-type="float" office:value="659">
            <text:p>659</text:p>
          </table:table-cell>
          <table:table-cell table:style-name="ce3" table:formula="of:=[orbits.$C$3]*[.A660]" office:value-type="float" office:value="2855091.799">
            <text:p>2855091.799</text:p>
          </table:table-cell>
          <table:table-cell table:style-name="ce6" table:formula="of:=[.B660]/[orbits.$D$3]" office:value-type="float" office:value="7816.97584207752">
            <text:p>7816.98</text:p>
          </table:table-cell>
          <table:table-cell table:style-name="ce6" table:formula="of:=[.C660]-ROUNDDOWN([.C660])" office:value-type="float" office:value="0.975842077524248">
            <text:p>0.98</text:p>
          </table:table-cell>
          <table:table-cell table:formula="of:=IF([.D660] &lt; [.$D$2])" office:value-type="boolean" office:boolean-value="false">
            <text:p>FALSE</text:p>
          </table:table-cell>
          <table:table-cell table:formula="of:=MOD([.C660];64)" office:value-type="float" office:value="8.97584207752425">
            <text:p>8.98</text:p>
          </table:table-cell>
          <table:table-cell/>
        </table:table-row>
        <table:table-row table:style-name="ro2">
          <table:table-cell table:style-name="ce3" table:formula="of:=[.A660]+1" office:value-type="float" office:value="660">
            <text:p>660</text:p>
          </table:table-cell>
          <table:table-cell table:style-name="ce3" table:formula="of:=[orbits.$C$3]*[.A661]" office:value-type="float" office:value="2859424.26">
            <text:p>2859424.26</text:p>
          </table:table-cell>
          <table:table-cell table:style-name="ce6" table:formula="of:=[.B661]/[orbits.$D$3]" office:value-type="float" office:value="7828.83771740693">
            <text:p>7828.84</text:p>
          </table:table-cell>
          <table:table-cell table:style-name="ce6" table:formula="of:=[.C661]-ROUNDDOWN([.C661])" office:value-type="float" office:value="0.837717406929187">
            <text:p>0.84</text:p>
          </table:table-cell>
          <table:table-cell table:formula="of:=IF([.D661] &lt; [.$D$2])" office:value-type="boolean" office:boolean-value="false">
            <text:p>FALSE</text:p>
          </table:table-cell>
          <table:table-cell table:formula="of:=MOD([.C661];64)" office:value-type="float" office:value="20.8377174069292">
            <text:p>20.84</text:p>
          </table:table-cell>
          <table:table-cell/>
        </table:table-row>
        <table:table-row table:style-name="ro2">
          <table:table-cell table:style-name="ce3" table:formula="of:=[.A661]+1" office:value-type="float" office:value="661">
            <text:p>661</text:p>
          </table:table-cell>
          <table:table-cell table:style-name="ce3" table:formula="of:=[orbits.$C$3]*[.A662]" office:value-type="float" office:value="2863756.721">
            <text:p>2863756.721</text:p>
          </table:table-cell>
          <table:table-cell table:style-name="ce6" table:formula="of:=[.B662]/[orbits.$D$3]" office:value-type="float" office:value="7840.69959273633">
            <text:p>7840.70</text:p>
          </table:table-cell>
          <table:table-cell table:style-name="ce6" table:formula="of:=[.C662]-ROUNDDOWN([.C662])" office:value-type="float" office:value="0.699592736333216">
            <text:p>0.70</text:p>
          </table:table-cell>
          <table:table-cell table:formula="of:=IF([.D662] &lt; [.$D$2])" office:value-type="boolean" office:boolean-value="false">
            <text:p>FALSE</text:p>
          </table:table-cell>
          <table:table-cell table:formula="of:=MOD([.C662];64)" office:value-type="float" office:value="32.6995927363332">
            <text:p>32.70</text:p>
          </table:table-cell>
          <table:table-cell/>
        </table:table-row>
        <table:table-row table:style-name="ro2">
          <table:table-cell table:style-name="ce3" table:formula="of:=[.A662]+1" office:value-type="float" office:value="662">
            <text:p>662</text:p>
          </table:table-cell>
          <table:table-cell table:style-name="ce3" table:formula="of:=[orbits.$C$3]*[.A663]" office:value-type="float" office:value="2868089.182">
            <text:p>2868089.182</text:p>
          </table:table-cell>
          <table:table-cell table:style-name="ce6" table:formula="of:=[.B663]/[orbits.$D$3]" office:value-type="float" office:value="7852.56146806574">
            <text:p>7852.56</text:p>
          </table:table-cell>
          <table:table-cell table:style-name="ce6" table:formula="of:=[.C663]-ROUNDDOWN([.C663])" office:value-type="float" office:value="0.561468065737245">
            <text:p>0.56</text:p>
          </table:table-cell>
          <table:table-cell table:formula="of:=IF([.D663] &lt; [.$D$2])" office:value-type="boolean" office:boolean-value="false">
            <text:p>FALSE</text:p>
          </table:table-cell>
          <table:table-cell table:formula="of:=MOD([.C663];64)" office:value-type="float" office:value="44.5614680657372">
            <text:p>44.56</text:p>
          </table:table-cell>
          <table:table-cell/>
        </table:table-row>
        <table:table-row table:style-name="ro2">
          <table:table-cell table:style-name="ce3" table:formula="of:=[.A663]+1" office:value-type="float" office:value="663">
            <text:p>663</text:p>
          </table:table-cell>
          <table:table-cell table:style-name="ce3" table:formula="of:=[orbits.$C$3]*[.A664]" office:value-type="float" office:value="2872421.643">
            <text:p>2872421.643</text:p>
          </table:table-cell>
          <table:table-cell table:style-name="ce6" table:formula="of:=[.B664]/[orbits.$D$3]" office:value-type="float" office:value="7864.42334339514">
            <text:p>7864.42</text:p>
          </table:table-cell>
          <table:table-cell table:style-name="ce6" table:formula="of:=[.C664]-ROUNDDOWN([.C664])" office:value-type="float" office:value="0.423343395142183">
            <text:p>0.42</text:p>
          </table:table-cell>
          <table:table-cell table:formula="of:=IF([.D664] &lt; [.$D$2])" office:value-type="boolean" office:boolean-value="false">
            <text:p>FALSE</text:p>
          </table:table-cell>
          <table:table-cell table:formula="of:=MOD([.C664];64)" office:value-type="float" office:value="56.4233433951422">
            <text:p>56.42</text:p>
          </table:table-cell>
          <table:table-cell/>
        </table:table-row>
        <table:table-row table:style-name="ro2">
          <table:table-cell table:style-name="ce3" table:formula="of:=[.A664]+1" office:value-type="float" office:value="664">
            <text:p>664</text:p>
          </table:table-cell>
          <table:table-cell table:style-name="ce3" table:formula="of:=[orbits.$C$3]*[.A665]" office:value-type="float" office:value="2876754.104">
            <text:p>2876754.104</text:p>
          </table:table-cell>
          <table:table-cell table:style-name="ce6" table:formula="of:=[.B665]/[orbits.$D$3]" office:value-type="float" office:value="7876.28521872455">
            <text:p>7876.29</text:p>
          </table:table-cell>
          <table:table-cell table:style-name="ce6" table:formula="of:=[.C665]-ROUNDDOWN([.C665])" office:value-type="float" office:value="0.285218724546212">
            <text:p>0.29</text:p>
          </table:table-cell>
          <table:table-cell table:formula="of:=IF([.D665] &lt; [.$D$2])" office:value-type="boolean" office:boolean-value="false">
            <text:p>FALSE</text:p>
          </table:table-cell>
          <table:table-cell table:formula="of:=MOD([.C665];64)" office:value-type="float" office:value="4.28521872454621">
            <text:p>4.29</text:p>
          </table:table-cell>
          <table:table-cell/>
        </table:table-row>
        <table:table-row table:style-name="ro2">
          <table:table-cell table:style-name="ce3" table:formula="of:=[.A665]+1" office:value-type="float" office:value="665">
            <text:p>665</text:p>
          </table:table-cell>
          <table:table-cell table:style-name="ce3" table:formula="of:=[orbits.$C$3]*[.A666]" office:value-type="float" office:value="2881086.565">
            <text:p>2881086.565</text:p>
          </table:table-cell>
          <table:table-cell table:style-name="ce6" table:formula="of:=[.B666]/[orbits.$D$3]" office:value-type="float" office:value="7888.14709405395">
            <text:p>7888.15</text:p>
          </table:table-cell>
          <table:table-cell table:style-name="ce6" table:formula="of:=[.C666]-ROUNDDOWN([.C666])" office:value-type="float" office:value="0.147094053950241">
            <text:p>0.15</text:p>
          </table:table-cell>
          <table:table-cell table:formula="of:=IF([.D666] &lt; [.$D$2])" office:value-type="boolean" office:boolean-value="false">
            <text:p>FALSE</text:p>
          </table:table-cell>
          <table:table-cell table:formula="of:=MOD([.C666];64)" office:value-type="float" office:value="16.1470940539502">
            <text:p>16.15</text:p>
          </table:table-cell>
          <table:table-cell/>
        </table:table-row>
        <table:table-row table:style-name="ro2">
          <table:table-cell table:style-name="ce3" table:formula="of:=[.A666]+1" office:value-type="float" office:value="666">
            <text:p>666</text:p>
          </table:table-cell>
          <table:table-cell table:style-name="ce3" table:formula="of:=[orbits.$C$3]*[.A667]" office:value-type="float" office:value="2885419.026">
            <text:p>2885419.026</text:p>
          </table:table-cell>
          <table:table-cell table:style-name="ce6" table:formula="of:=[.B667]/[orbits.$D$3]" office:value-type="float" office:value="7900.00896938336">
            <text:p>7900.01</text:p>
          </table:table-cell>
          <table:table-cell table:style-name="ce6" table:formula="of:=[.C667]-ROUNDDOWN([.C667])" office:value-type="float" office:value="0.00896938335517916">
            <text:p>0.01</text:p>
          </table:table-cell>
          <table:table-cell table:formula="of:=IF([.D667] &lt; [.$D$2])" office:value-type="boolean" office:boolean-value="true">
            <text:p>TRUE</text:p>
          </table:table-cell>
          <table:table-cell table:formula="of:=MOD([.C667];64)" office:value-type="float" office:value="28.0089693833552">
            <text:p>28.01</text:p>
          </table:table-cell>
          <table:table-cell/>
        </table:table-row>
        <table:table-row table:style-name="ro2">
          <table:table-cell table:style-name="ce3" table:formula="of:=[.A667]+1" office:value-type="float" office:value="667">
            <text:p>667</text:p>
          </table:table-cell>
          <table:table-cell table:style-name="ce3" table:formula="of:=[orbits.$C$3]*[.A668]" office:value-type="float" office:value="2889751.487">
            <text:p>2889751.487</text:p>
          </table:table-cell>
          <table:table-cell table:style-name="ce6" table:formula="of:=[.B668]/[orbits.$D$3]" office:value-type="float" office:value="7911.87084471276">
            <text:p>7911.87</text:p>
          </table:table-cell>
          <table:table-cell table:style-name="ce6" table:formula="of:=[.C668]-ROUNDDOWN([.C668])" office:value-type="float" office:value="0.870844712760118">
            <text:p>0.87</text:p>
          </table:table-cell>
          <table:table-cell table:formula="of:=IF([.D668] &lt; [.$D$2])" office:value-type="boolean" office:boolean-value="false">
            <text:p>FALSE</text:p>
          </table:table-cell>
          <table:table-cell table:formula="of:=MOD([.C668];64)" office:value-type="float" office:value="39.8708447127601">
            <text:p>39.87</text:p>
          </table:table-cell>
          <table:table-cell/>
        </table:table-row>
        <table:table-row table:style-name="ro2">
          <table:table-cell table:style-name="ce3" table:formula="of:=[.A668]+1" office:value-type="float" office:value="668">
            <text:p>668</text:p>
          </table:table-cell>
          <table:table-cell table:style-name="ce3" table:formula="of:=[orbits.$C$3]*[.A669]" office:value-type="float" office:value="2894083.948">
            <text:p>2894083.948</text:p>
          </table:table-cell>
          <table:table-cell table:style-name="ce6" table:formula="of:=[.B669]/[orbits.$D$3]" office:value-type="float" office:value="7923.73272004216">
            <text:p>7923.73</text:p>
          </table:table-cell>
          <table:table-cell table:style-name="ce6" table:formula="of:=[.C669]-ROUNDDOWN([.C669])" office:value-type="float" office:value="0.732720042164146">
            <text:p>0.73</text:p>
          </table:table-cell>
          <table:table-cell table:formula="of:=IF([.D669] &lt; [.$D$2])" office:value-type="boolean" office:boolean-value="false">
            <text:p>FALSE</text:p>
          </table:table-cell>
          <table:table-cell table:formula="of:=MOD([.C669];64)" office:value-type="float" office:value="51.7327200421641">
            <text:p>51.73</text:p>
          </table:table-cell>
          <table:table-cell/>
        </table:table-row>
        <table:table-row table:style-name="ro2">
          <table:table-cell table:style-name="ce3" table:formula="of:=[.A669]+1" office:value-type="float" office:value="669">
            <text:p>669</text:p>
          </table:table-cell>
          <table:table-cell table:style-name="ce3" table:formula="of:=[orbits.$C$3]*[.A670]" office:value-type="float" office:value="2898416.409">
            <text:p>2898416.409</text:p>
          </table:table-cell>
          <table:table-cell table:style-name="ce6" table:formula="of:=[.B670]/[orbits.$D$3]" office:value-type="float" office:value="7935.59459537157">
            <text:p>7935.59</text:p>
          </table:table-cell>
          <table:table-cell table:style-name="ce6" table:formula="of:=[.C670]-ROUNDDOWN([.C670])" office:value-type="float" office:value="0.594595371568175">
            <text:p>0.59</text:p>
          </table:table-cell>
          <table:table-cell table:formula="of:=IF([.D670] &lt; [.$D$2])" office:value-type="boolean" office:boolean-value="false">
            <text:p>FALSE</text:p>
          </table:table-cell>
          <table:table-cell table:formula="of:=MOD([.C670];64)" office:value-type="float" office:value="63.5945953715682">
            <text:p>63.59</text:p>
          </table:table-cell>
          <table:table-cell/>
        </table:table-row>
        <table:table-row table:style-name="ro2">
          <table:table-cell table:style-name="ce3" table:formula="of:=[.A670]+1" office:value-type="float" office:value="670">
            <text:p>670</text:p>
          </table:table-cell>
          <table:table-cell table:style-name="ce3" table:formula="of:=[orbits.$C$3]*[.A671]" office:value-type="float" office:value="2902748.87">
            <text:p>2902748.87</text:p>
          </table:table-cell>
          <table:table-cell table:style-name="ce6" table:formula="of:=[.B671]/[orbits.$D$3]" office:value-type="float" office:value="7947.45647070097">
            <text:p>7947.46</text:p>
          </table:table-cell>
          <table:table-cell table:style-name="ce6" table:formula="of:=[.C671]-ROUNDDOWN([.C671])" office:value-type="float" office:value="0.456470700973114">
            <text:p>0.46</text:p>
          </table:table-cell>
          <table:table-cell table:formula="of:=IF([.D671] &lt; [.$D$2])" office:value-type="boolean" office:boolean-value="false">
            <text:p>FALSE</text:p>
          </table:table-cell>
          <table:table-cell table:formula="of:=MOD([.C671];64)" office:value-type="float" office:value="11.4564707009731">
            <text:p>11.46</text:p>
          </table:table-cell>
          <table:table-cell/>
        </table:table-row>
        <table:table-row table:style-name="ro2">
          <table:table-cell table:style-name="ce3" table:formula="of:=[.A671]+1" office:value-type="float" office:value="671">
            <text:p>671</text:p>
          </table:table-cell>
          <table:table-cell table:style-name="ce3" table:formula="of:=[orbits.$C$3]*[.A672]" office:value-type="float" office:value="2907081.331">
            <text:p>2907081.331</text:p>
          </table:table-cell>
          <table:table-cell table:style-name="ce6" table:formula="of:=[.B672]/[orbits.$D$3]" office:value-type="float" office:value="7959.31834603038">
            <text:p>7959.32</text:p>
          </table:table-cell>
          <table:table-cell table:style-name="ce6" table:formula="of:=[.C672]-ROUNDDOWN([.C672])" office:value-type="float" office:value="0.318346030377143">
            <text:p>0.32</text:p>
          </table:table-cell>
          <table:table-cell table:formula="of:=IF([.D672] &lt; [.$D$2])" office:value-type="boolean" office:boolean-value="false">
            <text:p>FALSE</text:p>
          </table:table-cell>
          <table:table-cell table:formula="of:=MOD([.C672];64)" office:value-type="float" office:value="23.3183460303771">
            <text:p>23.32</text:p>
          </table:table-cell>
          <table:table-cell/>
        </table:table-row>
        <table:table-row table:style-name="ro2">
          <table:table-cell table:style-name="ce3" table:formula="of:=[.A672]+1" office:value-type="float" office:value="672">
            <text:p>672</text:p>
          </table:table-cell>
          <table:table-cell table:style-name="ce3" table:formula="of:=[orbits.$C$3]*[.A673]" office:value-type="float" office:value="2911413.792">
            <text:p>2911413.792</text:p>
          </table:table-cell>
          <table:table-cell table:style-name="ce6" table:formula="of:=[.B673]/[orbits.$D$3]" office:value-type="float" office:value="7971.18022135978">
            <text:p>7971.18</text:p>
          </table:table-cell>
          <table:table-cell table:style-name="ce6" table:formula="of:=[.C673]-ROUNDDOWN([.C673])" office:value-type="float" office:value="0.180221359782081">
            <text:p>0.18</text:p>
          </table:table-cell>
          <table:table-cell table:formula="of:=IF([.D673] &lt; [.$D$2])" office:value-type="boolean" office:boolean-value="false">
            <text:p>FALSE</text:p>
          </table:table-cell>
          <table:table-cell table:formula="of:=MOD([.C673];64)" office:value-type="float" office:value="35.1802213597821">
            <text:p>35.18</text:p>
          </table:table-cell>
          <table:table-cell/>
        </table:table-row>
        <table:table-row table:style-name="ro2">
          <table:table-cell table:style-name="ce3" table:formula="of:=[.A673]+1" office:value-type="float" office:value="673">
            <text:p>673</text:p>
          </table:table-cell>
          <table:table-cell table:style-name="ce3" table:formula="of:=[orbits.$C$3]*[.A674]" office:value-type="float" office:value="2915746.253">
            <text:p>2915746.253</text:p>
          </table:table-cell>
          <table:table-cell table:style-name="ce6" table:formula="of:=[.B674]/[orbits.$D$3]" office:value-type="float" office:value="7983.04209668919">
            <text:p>7983.04</text:p>
          </table:table-cell>
          <table:table-cell table:style-name="ce6" table:formula="of:=[.C674]-ROUNDDOWN([.C674])" office:value-type="float" office:value="0.0420966891861099">
            <text:p>0.04</text:p>
          </table:table-cell>
          <table:table-cell table:formula="of:=IF([.D674] &lt; [.$D$2])" office:value-type="boolean" office:boolean-value="true">
            <text:p>TRUE</text:p>
          </table:table-cell>
          <table:table-cell table:formula="of:=MOD([.C674];64)" office:value-type="float" office:value="47.0420966891861">
            <text:p>47.04</text:p>
          </table:table-cell>
          <table:table-cell/>
        </table:table-row>
        <table:table-row table:style-name="ro2">
          <table:table-cell table:style-name="ce3" table:formula="of:=[.A674]+1" office:value-type="float" office:value="674">
            <text:p>674</text:p>
          </table:table-cell>
          <table:table-cell table:style-name="ce3" table:formula="of:=[orbits.$C$3]*[.A675]" office:value-type="float" office:value="2920078.714">
            <text:p>2920078.714</text:p>
          </table:table-cell>
          <table:table-cell table:style-name="ce6" table:formula="of:=[.B675]/[orbits.$D$3]" office:value-type="float" office:value="7994.90397201859">
            <text:p>7994.90</text:p>
          </table:table-cell>
          <table:table-cell table:style-name="ce6" table:formula="of:=[.C675]-ROUNDDOWN([.C675])" office:value-type="float" office:value="0.903972018591048">
            <text:p>0.90</text:p>
          </table:table-cell>
          <table:table-cell table:formula="of:=IF([.D675] &lt; [.$D$2])" office:value-type="boolean" office:boolean-value="false">
            <text:p>FALSE</text:p>
          </table:table-cell>
          <table:table-cell table:formula="of:=MOD([.C675];64)" office:value-type="float" office:value="58.903972018591">
            <text:p>58.90</text:p>
          </table:table-cell>
          <table:table-cell/>
        </table:table-row>
        <table:table-row table:style-name="ro2">
          <table:table-cell table:style-name="ce3" table:formula="of:=[.A675]+1" office:value-type="float" office:value="675">
            <text:p>675</text:p>
          </table:table-cell>
          <table:table-cell table:style-name="ce3" table:formula="of:=[orbits.$C$3]*[.A676]" office:value-type="float" office:value="2924411.175">
            <text:p>2924411.175</text:p>
          </table:table-cell>
          <table:table-cell table:style-name="ce6" table:formula="of:=[.B676]/[orbits.$D$3]" office:value-type="float" office:value="8006.765847348">
            <text:p>8006.77</text:p>
          </table:table-cell>
          <table:table-cell table:style-name="ce6" table:formula="of:=[.C676]-ROUNDDOWN([.C676])" office:value-type="float" office:value="0.765847347995077">
            <text:p>0.77</text:p>
          </table:table-cell>
          <table:table-cell table:formula="of:=IF([.D676] &lt; [.$D$2])" office:value-type="boolean" office:boolean-value="false">
            <text:p>FALSE</text:p>
          </table:table-cell>
          <table:table-cell table:formula="of:=MOD([.C676];64)" office:value-type="float" office:value="6.76584734799508">
            <text:p>6.77</text:p>
          </table:table-cell>
          <table:table-cell/>
        </table:table-row>
        <table:table-row table:style-name="ro2">
          <table:table-cell table:style-name="ce3" table:formula="of:=[.A676]+1" office:value-type="float" office:value="676">
            <text:p>676</text:p>
          </table:table-cell>
          <table:table-cell table:style-name="ce3" table:formula="of:=[orbits.$C$3]*[.A677]" office:value-type="float" office:value="2928743.636">
            <text:p>2928743.636</text:p>
          </table:table-cell>
          <table:table-cell table:style-name="ce6" table:formula="of:=[.B677]/[orbits.$D$3]" office:value-type="float" office:value="8018.6277226774">
            <text:p>8018.63</text:p>
          </table:table-cell>
          <table:table-cell table:style-name="ce6" table:formula="of:=[.C677]-ROUNDDOWN([.C677])" office:value-type="float" office:value="0.627722677399106">
            <text:p>0.63</text:p>
          </table:table-cell>
          <table:table-cell table:formula="of:=IF([.D677] &lt; [.$D$2])" office:value-type="boolean" office:boolean-value="false">
            <text:p>FALSE</text:p>
          </table:table-cell>
          <table:table-cell table:formula="of:=MOD([.C677];64)" office:value-type="float" office:value="18.6277226773991">
            <text:p>18.63</text:p>
          </table:table-cell>
          <table:table-cell/>
        </table:table-row>
        <table:table-row table:style-name="ro2">
          <table:table-cell table:style-name="ce3" table:formula="of:=[.A677]+1" office:value-type="float" office:value="677">
            <text:p>677</text:p>
          </table:table-cell>
          <table:table-cell table:style-name="ce3" table:formula="of:=[orbits.$C$3]*[.A678]" office:value-type="float" office:value="2933076.097">
            <text:p>2933076.097</text:p>
          </table:table-cell>
          <table:table-cell table:style-name="ce6" table:formula="of:=[.B678]/[orbits.$D$3]" office:value-type="float" office:value="8030.4895980068">
            <text:p>8030.49</text:p>
          </table:table-cell>
          <table:table-cell table:style-name="ce6" table:formula="of:=[.C678]-ROUNDDOWN([.C678])" office:value-type="float" office:value="0.489598006804044">
            <text:p>0.49</text:p>
          </table:table-cell>
          <table:table-cell table:formula="of:=IF([.D678] &lt; [.$D$2])" office:value-type="boolean" office:boolean-value="false">
            <text:p>FALSE</text:p>
          </table:table-cell>
          <table:table-cell table:formula="of:=MOD([.C678];64)" office:value-type="float" office:value="30.489598006804">
            <text:p>30.49</text:p>
          </table:table-cell>
          <table:table-cell/>
        </table:table-row>
        <table:table-row table:style-name="ro2">
          <table:table-cell table:style-name="ce3" table:formula="of:=[.A678]+1" office:value-type="float" office:value="678">
            <text:p>678</text:p>
          </table:table-cell>
          <table:table-cell table:style-name="ce3" table:formula="of:=[orbits.$C$3]*[.A679]" office:value-type="float" office:value="2937408.558">
            <text:p>2937408.558</text:p>
          </table:table-cell>
          <table:table-cell table:style-name="ce6" table:formula="of:=[.B679]/[orbits.$D$3]" office:value-type="float" office:value="8042.35147333621">
            <text:p>8042.35</text:p>
          </table:table-cell>
          <table:table-cell table:style-name="ce6" table:formula="of:=[.C679]-ROUNDDOWN([.C679])" office:value-type="float" office:value="0.351473336208073">
            <text:p>0.35</text:p>
          </table:table-cell>
          <table:table-cell table:formula="of:=IF([.D679] &lt; [.$D$2])" office:value-type="boolean" office:boolean-value="false">
            <text:p>FALSE</text:p>
          </table:table-cell>
          <table:table-cell table:formula="of:=MOD([.C679];64)" office:value-type="float" office:value="42.3514733362081">
            <text:p>42.35</text:p>
          </table:table-cell>
          <table:table-cell/>
        </table:table-row>
        <table:table-row table:style-name="ro2">
          <table:table-cell table:style-name="ce3" table:formula="of:=[.A679]+1" office:value-type="float" office:value="679">
            <text:p>679</text:p>
          </table:table-cell>
          <table:table-cell table:style-name="ce3" table:formula="of:=[orbits.$C$3]*[.A680]" office:value-type="float" office:value="2941741.019">
            <text:p>2941741.019</text:p>
          </table:table-cell>
          <table:table-cell table:style-name="ce6" table:formula="of:=[.B680]/[orbits.$D$3]" office:value-type="float" office:value="8054.21334866561">
            <text:p>8054.21</text:p>
          </table:table-cell>
          <table:table-cell table:style-name="ce6" table:formula="of:=[.C680]-ROUNDDOWN([.C680])" office:value-type="float" office:value="0.213348665613012">
            <text:p>0.21</text:p>
          </table:table-cell>
          <table:table-cell table:formula="of:=IF([.D680] &lt; [.$D$2])" office:value-type="boolean" office:boolean-value="false">
            <text:p>FALSE</text:p>
          </table:table-cell>
          <table:table-cell table:formula="of:=MOD([.C680];64)" office:value-type="float" office:value="54.213348665613">
            <text:p>54.21</text:p>
          </table:table-cell>
          <table:table-cell/>
        </table:table-row>
        <table:table-row table:style-name="ro2">
          <table:table-cell table:style-name="ce3" table:formula="of:=[.A680]+1" office:value-type="float" office:value="680">
            <text:p>680</text:p>
          </table:table-cell>
          <table:table-cell table:style-name="ce3" table:formula="of:=[orbits.$C$3]*[.A681]" office:value-type="float" office:value="2946073.48">
            <text:p>2946073.48</text:p>
          </table:table-cell>
          <table:table-cell table:style-name="ce6" table:formula="of:=[.B681]/[orbits.$D$3]" office:value-type="float" office:value="8066.07522399502">
            <text:p>8066.08</text:p>
          </table:table-cell>
          <table:table-cell table:style-name="ce6" table:formula="of:=[.C681]-ROUNDDOWN([.C681])" office:value-type="float" office:value="0.0752239950170406">
            <text:p>0.08</text:p>
          </table:table-cell>
          <table:table-cell table:formula="of:=IF([.D681] &lt; [.$D$2])" office:value-type="boolean" office:boolean-value="true">
            <text:p>TRUE</text:p>
          </table:table-cell>
          <table:table-cell table:formula="of:=MOD([.C681];64)" office:value-type="float" office:value="2.07522399501704">
            <text:p>2.08</text:p>
          </table:table-cell>
          <table:table-cell/>
        </table:table-row>
        <table:table-row table:style-name="ro2">
          <table:table-cell table:style-name="ce3" table:formula="of:=[.A681]+1" office:value-type="float" office:value="681">
            <text:p>681</text:p>
          </table:table-cell>
          <table:table-cell table:style-name="ce3" table:formula="of:=[orbits.$C$3]*[.A682]" office:value-type="float" office:value="2950405.941">
            <text:p>2950405.941</text:p>
          </table:table-cell>
          <table:table-cell table:style-name="ce6" table:formula="of:=[.B682]/[orbits.$D$3]" office:value-type="float" office:value="8077.93709932442">
            <text:p>8077.94</text:p>
          </table:table-cell>
          <table:table-cell table:style-name="ce6" table:formula="of:=[.C682]-ROUNDDOWN([.C682])" office:value-type="float" office:value="0.937099324421979">
            <text:p>0.94</text:p>
          </table:table-cell>
          <table:table-cell table:formula="of:=IF([.D682] &lt; [.$D$2])" office:value-type="boolean" office:boolean-value="false">
            <text:p>FALSE</text:p>
          </table:table-cell>
          <table:table-cell table:formula="of:=MOD([.C682];64)" office:value-type="float" office:value="13.937099324422">
            <text:p>13.94</text:p>
          </table:table-cell>
          <table:table-cell/>
        </table:table-row>
        <table:table-row table:style-name="ro2">
          <table:table-cell table:style-name="ce3" table:formula="of:=[.A682]+1" office:value-type="float" office:value="682">
            <text:p>682</text:p>
          </table:table-cell>
          <table:table-cell table:style-name="ce3" table:formula="of:=[orbits.$C$3]*[.A683]" office:value-type="float" office:value="2954738.402">
            <text:p>2954738.402</text:p>
          </table:table-cell>
          <table:table-cell table:style-name="ce6" table:formula="of:=[.B683]/[orbits.$D$3]" office:value-type="float" office:value="8089.79897465383">
            <text:p>8089.80</text:p>
          </table:table-cell>
          <table:table-cell table:style-name="ce6" table:formula="of:=[.C683]-ROUNDDOWN([.C683])" office:value-type="float" office:value="0.798974653826008">
            <text:p>0.80</text:p>
          </table:table-cell>
          <table:table-cell table:formula="of:=IF([.D683] &lt; [.$D$2])" office:value-type="boolean" office:boolean-value="false">
            <text:p>FALSE</text:p>
          </table:table-cell>
          <table:table-cell table:formula="of:=MOD([.C683];64)" office:value-type="float" office:value="25.798974653826">
            <text:p>25.80</text:p>
          </table:table-cell>
          <table:table-cell/>
        </table:table-row>
        <table:table-row table:style-name="ro2">
          <table:table-cell table:style-name="ce3" table:formula="of:=[.A683]+1" office:value-type="float" office:value="683">
            <text:p>683</text:p>
          </table:table-cell>
          <table:table-cell table:style-name="ce3" table:formula="of:=[orbits.$C$3]*[.A684]" office:value-type="float" office:value="2959070.863">
            <text:p>2959070.863</text:p>
          </table:table-cell>
          <table:table-cell table:style-name="ce6" table:formula="of:=[.B684]/[orbits.$D$3]" office:value-type="float" office:value="8101.66084998323">
            <text:p>8101.66</text:p>
          </table:table-cell>
          <table:table-cell table:style-name="ce6" table:formula="of:=[.C684]-ROUNDDOWN([.C684])" office:value-type="float" office:value="0.660849983230946">
            <text:p>0.66</text:p>
          </table:table-cell>
          <table:table-cell table:formula="of:=IF([.D684] &lt; [.$D$2])" office:value-type="boolean" office:boolean-value="false">
            <text:p>FALSE</text:p>
          </table:table-cell>
          <table:table-cell table:formula="of:=MOD([.C684];64)" office:value-type="float" office:value="37.6608499832309">
            <text:p>37.66</text:p>
          </table:table-cell>
          <table:table-cell/>
        </table:table-row>
        <table:table-row table:style-name="ro2">
          <table:table-cell table:style-name="ce3" table:formula="of:=[.A684]+1" office:value-type="float" office:value="684">
            <text:p>684</text:p>
          </table:table-cell>
          <table:table-cell table:style-name="ce3" table:formula="of:=[orbits.$C$3]*[.A685]" office:value-type="float" office:value="2963403.324">
            <text:p>2963403.324</text:p>
          </table:table-cell>
          <table:table-cell table:style-name="ce6" table:formula="of:=[.B685]/[orbits.$D$3]" office:value-type="float" office:value="8113.52272531263">
            <text:p>8113.52</text:p>
          </table:table-cell>
          <table:table-cell table:style-name="ce6" table:formula="of:=[.C685]-ROUNDDOWN([.C685])" office:value-type="float" office:value="0.522725312634975">
            <text:p>0.52</text:p>
          </table:table-cell>
          <table:table-cell table:formula="of:=IF([.D685] &lt; [.$D$2])" office:value-type="boolean" office:boolean-value="false">
            <text:p>FALSE</text:p>
          </table:table-cell>
          <table:table-cell table:formula="of:=MOD([.C685];64)" office:value-type="float" office:value="49.522725312635">
            <text:p>49.52</text:p>
          </table:table-cell>
          <table:table-cell/>
        </table:table-row>
        <table:table-row table:style-name="ro2">
          <table:table-cell table:style-name="ce3" table:formula="of:=[.A685]+1" office:value-type="float" office:value="685">
            <text:p>685</text:p>
          </table:table-cell>
          <table:table-cell table:style-name="ce3" table:formula="of:=[orbits.$C$3]*[.A686]" office:value-type="float" office:value="2967735.785">
            <text:p>2967735.785</text:p>
          </table:table-cell>
          <table:table-cell table:style-name="ce6" table:formula="of:=[.B686]/[orbits.$D$3]" office:value-type="float" office:value="8125.38460064204">
            <text:p>8125.38</text:p>
          </table:table-cell>
          <table:table-cell table:style-name="ce6" table:formula="of:=[.C686]-ROUNDDOWN([.C686])" office:value-type="float" office:value="0.384600642039004">
            <text:p>0.38</text:p>
          </table:table-cell>
          <table:table-cell table:formula="of:=IF([.D686] &lt; [.$D$2])" office:value-type="boolean" office:boolean-value="false">
            <text:p>FALSE</text:p>
          </table:table-cell>
          <table:table-cell table:formula="of:=MOD([.C686];64)" office:value-type="float" office:value="61.384600642039">
            <text:p>61.38</text:p>
          </table:table-cell>
          <table:table-cell/>
        </table:table-row>
        <table:table-row table:style-name="ro2">
          <table:table-cell table:style-name="ce3" table:formula="of:=[.A686]+1" office:value-type="float" office:value="686">
            <text:p>686</text:p>
          </table:table-cell>
          <table:table-cell table:style-name="ce3" table:formula="of:=[orbits.$C$3]*[.A687]" office:value-type="float" office:value="2972068.246">
            <text:p>2972068.246</text:p>
          </table:table-cell>
          <table:table-cell table:style-name="ce6" table:formula="of:=[.B687]/[orbits.$D$3]" office:value-type="float" office:value="8137.24647597145">
            <text:p>8137.25</text:p>
          </table:table-cell>
          <table:table-cell table:style-name="ce6" table:formula="of:=[.C687]-ROUNDDOWN([.C687])" office:value-type="float" office:value="0.246475971443942">
            <text:p>0.25</text:p>
          </table:table-cell>
          <table:table-cell table:formula="of:=IF([.D687] &lt; [.$D$2])" office:value-type="boolean" office:boolean-value="false">
            <text:p>FALSE</text:p>
          </table:table-cell>
          <table:table-cell table:formula="of:=MOD([.C687];64)" office:value-type="float" office:value="9.24647597144394">
            <text:p>9.25</text:p>
          </table:table-cell>
          <table:table-cell/>
        </table:table-row>
        <table:table-row table:style-name="ro2">
          <table:table-cell table:style-name="ce3" table:formula="of:=[.A687]+1" office:value-type="float" office:value="687">
            <text:p>687</text:p>
          </table:table-cell>
          <table:table-cell table:style-name="ce3" table:formula="of:=[orbits.$C$3]*[.A688]" office:value-type="float" office:value="2976400.707">
            <text:p>2976400.707</text:p>
          </table:table-cell>
          <table:table-cell table:style-name="ce6" table:formula="of:=[.B688]/[orbits.$D$3]" office:value-type="float" office:value="8149.10835130085">
            <text:p>8149.11</text:p>
          </table:table-cell>
          <table:table-cell table:style-name="ce6" table:formula="of:=[.C688]-ROUNDDOWN([.C688])" office:value-type="float" office:value="0.108351300847971">
            <text:p>0.11</text:p>
          </table:table-cell>
          <table:table-cell table:formula="of:=IF([.D688] &lt; [.$D$2])" office:value-type="boolean" office:boolean-value="false">
            <text:p>FALSE</text:p>
          </table:table-cell>
          <table:table-cell table:formula="of:=MOD([.C688];64)" office:value-type="float" office:value="21.108351300848">
            <text:p>21.11</text:p>
          </table:table-cell>
          <table:table-cell/>
        </table:table-row>
        <table:table-row table:style-name="ro2">
          <table:table-cell table:style-name="ce3" table:formula="of:=[.A688]+1" office:value-type="float" office:value="688">
            <text:p>688</text:p>
          </table:table-cell>
          <table:table-cell table:style-name="ce3" table:formula="of:=[orbits.$C$3]*[.A689]" office:value-type="float" office:value="2980733.168">
            <text:p>2980733.168</text:p>
          </table:table-cell>
          <table:table-cell table:style-name="ce6" table:formula="of:=[.B689]/[orbits.$D$3]" office:value-type="float" office:value="8160.97022663025">
            <text:p>8160.97</text:p>
          </table:table-cell>
          <table:table-cell table:style-name="ce6" table:formula="of:=[.C689]-ROUNDDOWN([.C689])" office:value-type="float" office:value="0.97022663025291">
            <text:p>0.97</text:p>
          </table:table-cell>
          <table:table-cell table:formula="of:=IF([.D689] &lt; [.$D$2])" office:value-type="boolean" office:boolean-value="false">
            <text:p>FALSE</text:p>
          </table:table-cell>
          <table:table-cell table:formula="of:=MOD([.C689];64)" office:value-type="float" office:value="32.9702266302529">
            <text:p>32.97</text:p>
          </table:table-cell>
          <table:table-cell/>
        </table:table-row>
        <table:table-row table:style-name="ro2">
          <table:table-cell table:style-name="ce3" table:formula="of:=[.A689]+1" office:value-type="float" office:value="689">
            <text:p>689</text:p>
          </table:table-cell>
          <table:table-cell table:style-name="ce3" table:formula="of:=[orbits.$C$3]*[.A690]" office:value-type="float" office:value="2985065.629">
            <text:p>2985065.629</text:p>
          </table:table-cell>
          <table:table-cell table:style-name="ce6" table:formula="of:=[.B690]/[orbits.$D$3]" office:value-type="float" office:value="8172.83210195966">
            <text:p>8172.83</text:p>
          </table:table-cell>
          <table:table-cell table:style-name="ce6" table:formula="of:=[.C690]-ROUNDDOWN([.C690])" office:value-type="float" office:value="0.832101959656939">
            <text:p>0.83</text:p>
          </table:table-cell>
          <table:table-cell table:formula="of:=IF([.D690] &lt; [.$D$2])" office:value-type="boolean" office:boolean-value="false">
            <text:p>FALSE</text:p>
          </table:table-cell>
          <table:table-cell table:formula="of:=MOD([.C690];64)" office:value-type="float" office:value="44.8321019596569">
            <text:p>44.83</text:p>
          </table:table-cell>
          <table:table-cell/>
        </table:table-row>
        <table:table-row table:style-name="ro2">
          <table:table-cell table:style-name="ce3" table:formula="of:=[.A690]+1" office:value-type="float" office:value="690">
            <text:p>690</text:p>
          </table:table-cell>
          <table:table-cell table:style-name="ce3" table:formula="of:=[orbits.$C$3]*[.A691]" office:value-type="float" office:value="2989398.09">
            <text:p>2989398.09</text:p>
          </table:table-cell>
          <table:table-cell table:style-name="ce6" table:formula="of:=[.B691]/[orbits.$D$3]" office:value-type="float" office:value="8184.69397728906">
            <text:p>8184.69</text:p>
          </table:table-cell>
          <table:table-cell table:style-name="ce6" table:formula="of:=[.C691]-ROUNDDOWN([.C691])" office:value-type="float" office:value="0.693977289061877">
            <text:p>0.69</text:p>
          </table:table-cell>
          <table:table-cell table:formula="of:=IF([.D691] &lt; [.$D$2])" office:value-type="boolean" office:boolean-value="false">
            <text:p>FALSE</text:p>
          </table:table-cell>
          <table:table-cell table:formula="of:=MOD([.C691];64)" office:value-type="float" office:value="56.6939772890619">
            <text:p>56.69</text:p>
          </table:table-cell>
          <table:table-cell/>
        </table:table-row>
        <table:table-row table:style-name="ro2">
          <table:table-cell table:style-name="ce3" table:formula="of:=[.A691]+1" office:value-type="float" office:value="691">
            <text:p>691</text:p>
          </table:table-cell>
          <table:table-cell table:style-name="ce3" table:formula="of:=[orbits.$C$3]*[.A692]" office:value-type="float" office:value="2993730.551">
            <text:p>2993730.551</text:p>
          </table:table-cell>
          <table:table-cell table:style-name="ce6" table:formula="of:=[.B692]/[orbits.$D$3]" office:value-type="float" office:value="8196.55585261847">
            <text:p>8196.56</text:p>
          </table:table-cell>
          <table:table-cell table:style-name="ce6" table:formula="of:=[.C692]-ROUNDDOWN([.C692])" office:value-type="float" office:value="0.555852618464996">
            <text:p>0.56</text:p>
          </table:table-cell>
          <table:table-cell table:formula="of:=IF([.D692] &lt; [.$D$2])" office:value-type="boolean" office:boolean-value="false">
            <text:p>FALSE</text:p>
          </table:table-cell>
          <table:table-cell table:formula="of:=MOD([.C692];64)" office:value-type="float" office:value="4.555852618465">
            <text:p>4.56</text:p>
          </table:table-cell>
          <table:table-cell/>
        </table:table-row>
        <table:table-row table:style-name="ro2">
          <table:table-cell table:style-name="ce3" table:formula="of:=[.A692]+1" office:value-type="float" office:value="692">
            <text:p>692</text:p>
          </table:table-cell>
          <table:table-cell table:style-name="ce3" table:formula="of:=[orbits.$C$3]*[.A693]" office:value-type="float" office:value="2998063.012">
            <text:p>2998063.012</text:p>
          </table:table-cell>
          <table:table-cell table:style-name="ce6" table:formula="of:=[.B693]/[orbits.$D$3]" office:value-type="float" office:value="8208.41772794787">
            <text:p>8208.42</text:p>
          </table:table-cell>
          <table:table-cell table:style-name="ce6" table:formula="of:=[.C693]-ROUNDDOWN([.C693])" office:value-type="float" office:value="0.417727947869935">
            <text:p>0.42</text:p>
          </table:table-cell>
          <table:table-cell table:formula="of:=IF([.D693] &lt; [.$D$2])" office:value-type="boolean" office:boolean-value="false">
            <text:p>FALSE</text:p>
          </table:table-cell>
          <table:table-cell table:formula="of:=MOD([.C693];64)" office:value-type="float" office:value="16.4177279478699">
            <text:p>16.42</text:p>
          </table:table-cell>
          <table:table-cell/>
        </table:table-row>
        <table:table-row table:style-name="ro2">
          <table:table-cell table:style-name="ce3" table:formula="of:=[.A693]+1" office:value-type="float" office:value="693">
            <text:p>693</text:p>
          </table:table-cell>
          <table:table-cell table:style-name="ce3" table:formula="of:=[orbits.$C$3]*[.A694]" office:value-type="float" office:value="3002395.473">
            <text:p>3002395.473</text:p>
          </table:table-cell>
          <table:table-cell table:style-name="ce6" table:formula="of:=[.B694]/[orbits.$D$3]" office:value-type="float" office:value="8220.27960327728">
            <text:p>8220.28</text:p>
          </table:table-cell>
          <table:table-cell table:style-name="ce6" table:formula="of:=[.C694]-ROUNDDOWN([.C694])" office:value-type="float" office:value="0.279603277274873">
            <text:p>0.28</text:p>
          </table:table-cell>
          <table:table-cell table:formula="of:=IF([.D694] &lt; [.$D$2])" office:value-type="boolean" office:boolean-value="false">
            <text:p>FALSE</text:p>
          </table:table-cell>
          <table:table-cell table:formula="of:=MOD([.C694];64)" office:value-type="float" office:value="28.2796032772749">
            <text:p>28.28</text:p>
          </table:table-cell>
          <table:table-cell/>
        </table:table-row>
        <table:table-row table:style-name="ro2">
          <table:table-cell table:style-name="ce3" table:formula="of:=[.A694]+1" office:value-type="float" office:value="694">
            <text:p>694</text:p>
          </table:table-cell>
          <table:table-cell table:style-name="ce3" table:formula="of:=[orbits.$C$3]*[.A695]" office:value-type="float" office:value="3006727.934">
            <text:p>3006727.934</text:p>
          </table:table-cell>
          <table:table-cell table:style-name="ce6" table:formula="of:=[.B695]/[orbits.$D$3]" office:value-type="float" office:value="8232.14147860668">
            <text:p>8232.14</text:p>
          </table:table-cell>
          <table:table-cell table:style-name="ce6" table:formula="of:=[.C695]-ROUNDDOWN([.C695])" office:value-type="float" office:value="0.141478606679812">
            <text:p>0.14</text:p>
          </table:table-cell>
          <table:table-cell table:formula="of:=IF([.D695] &lt; [.$D$2])" office:value-type="boolean" office:boolean-value="false">
            <text:p>FALSE</text:p>
          </table:table-cell>
          <table:table-cell table:formula="of:=MOD([.C695];64)" office:value-type="float" office:value="40.1414786066798">
            <text:p>40.14</text:p>
          </table:table-cell>
          <table:table-cell/>
        </table:table-row>
        <table:table-row table:style-name="ro2">
          <table:table-cell table:style-name="ce3" table:formula="of:=[.A695]+1" office:value-type="float" office:value="695">
            <text:p>695</text:p>
          </table:table-cell>
          <table:table-cell table:style-name="ce3" table:formula="of:=[orbits.$C$3]*[.A696]" office:value-type="float" office:value="3011060.395">
            <text:p>3011060.395</text:p>
          </table:table-cell>
          <table:table-cell table:style-name="ce6" table:formula="of:=[.B696]/[orbits.$D$3]" office:value-type="float" office:value="8244.00335393608">
            <text:p>8244.00</text:p>
          </table:table-cell>
          <table:table-cell table:style-name="ce6" table:formula="of:=[.C696]-ROUNDDOWN([.C696])" office:value-type="float" office:value="0.00335393608293089">
            <text:p>0.00</text:p>
          </table:table-cell>
          <table:table-cell table:formula="of:=IF([.D696] &lt; [.$D$2])" office:value-type="boolean" office:boolean-value="true">
            <text:p>TRUE</text:p>
          </table:table-cell>
          <table:table-cell table:formula="of:=MOD([.C696];64)" office:value-type="float" office:value="52.0033539360829">
            <text:p>52.00</text:p>
          </table:table-cell>
          <table:table-cell/>
        </table:table-row>
        <table:table-row table:style-name="ro2">
          <table:table-cell table:style-name="ce3" table:formula="of:=[.A696]+1" office:value-type="float" office:value="696">
            <text:p>696</text:p>
          </table:table-cell>
          <table:table-cell table:style-name="ce3" table:formula="of:=[orbits.$C$3]*[.A697]" office:value-type="float" office:value="3015392.856">
            <text:p>3015392.856</text:p>
          </table:table-cell>
          <table:table-cell table:style-name="ce6" table:formula="of:=[.B697]/[orbits.$D$3]" office:value-type="float" office:value="8255.86522926549">
            <text:p>8255.87</text:p>
          </table:table-cell>
          <table:table-cell table:style-name="ce6" table:formula="of:=[.C697]-ROUNDDOWN([.C697])" office:value-type="float" office:value="0.865229265487869">
            <text:p>0.87</text:p>
          </table:table-cell>
          <table:table-cell table:formula="of:=IF([.D697] &lt; [.$D$2])" office:value-type="boolean" office:boolean-value="false">
            <text:p>FALSE</text:p>
          </table:table-cell>
          <table:table-cell table:formula="of:=MOD([.C697];64)" office:value-type="float" office:value="63.8652292654879">
            <text:p>63.87</text:p>
          </table:table-cell>
          <table:table-cell/>
        </table:table-row>
        <table:table-row table:style-name="ro2">
          <table:table-cell table:style-name="ce3" table:formula="of:=[.A697]+1" office:value-type="float" office:value="697">
            <text:p>697</text:p>
          </table:table-cell>
          <table:table-cell table:style-name="ce3" table:formula="of:=[orbits.$C$3]*[.A698]" office:value-type="float" office:value="3019725.317">
            <text:p>3019725.317</text:p>
          </table:table-cell>
          <table:table-cell table:style-name="ce6" table:formula="of:=[.B698]/[orbits.$D$3]" office:value-type="float" office:value="8267.72710459489">
            <text:p>8267.73</text:p>
          </table:table-cell>
          <table:table-cell table:style-name="ce6" table:formula="of:=[.C698]-ROUNDDOWN([.C698])" office:value-type="float" office:value="0.727104594892808">
            <text:p>0.73</text:p>
          </table:table-cell>
          <table:table-cell table:formula="of:=IF([.D698] &lt; [.$D$2])" office:value-type="boolean" office:boolean-value="false">
            <text:p>FALSE</text:p>
          </table:table-cell>
          <table:table-cell table:formula="of:=MOD([.C698];64)" office:value-type="float" office:value="11.7271045948928">
            <text:p>11.73</text:p>
          </table:table-cell>
          <table:table-cell/>
        </table:table-row>
        <table:table-row table:style-name="ro2">
          <table:table-cell table:style-name="ce3" table:formula="of:=[.A698]+1" office:value-type="float" office:value="698">
            <text:p>698</text:p>
          </table:table-cell>
          <table:table-cell table:style-name="ce3" table:formula="of:=[orbits.$C$3]*[.A699]" office:value-type="float" office:value="3024057.778">
            <text:p>3024057.778</text:p>
          </table:table-cell>
          <table:table-cell table:style-name="ce6" table:formula="of:=[.B699]/[orbits.$D$3]" office:value-type="float" office:value="8279.5889799243">
            <text:p>8279.59</text:p>
          </table:table-cell>
          <table:table-cell table:style-name="ce6" table:formula="of:=[.C699]-ROUNDDOWN([.C699])" office:value-type="float" office:value="0.588979924297746">
            <text:p>0.59</text:p>
          </table:table-cell>
          <table:table-cell table:formula="of:=IF([.D699] &lt; [.$D$2])" office:value-type="boolean" office:boolean-value="false">
            <text:p>FALSE</text:p>
          </table:table-cell>
          <table:table-cell table:formula="of:=MOD([.C699];64)" office:value-type="float" office:value="23.5889799242977">
            <text:p>23.59</text:p>
          </table:table-cell>
          <table:table-cell/>
        </table:table-row>
        <table:table-row table:style-name="ro2">
          <table:table-cell table:style-name="ce3" table:formula="of:=[.A699]+1" office:value-type="float" office:value="699">
            <text:p>699</text:p>
          </table:table-cell>
          <table:table-cell table:style-name="ce3" table:formula="of:=[orbits.$C$3]*[.A700]" office:value-type="float" office:value="3028390.239">
            <text:p>3028390.239</text:p>
          </table:table-cell>
          <table:table-cell table:style-name="ce6" table:formula="of:=[.B700]/[orbits.$D$3]" office:value-type="float" office:value="8291.4508552537">
            <text:p>8291.45</text:p>
          </table:table-cell>
          <table:table-cell table:style-name="ce6" table:formula="of:=[.C700]-ROUNDDOWN([.C700])" office:value-type="float" office:value="0.450855253700865">
            <text:p>0.45</text:p>
          </table:table-cell>
          <table:table-cell table:formula="of:=IF([.D700] &lt; [.$D$2])" office:value-type="boolean" office:boolean-value="false">
            <text:p>FALSE</text:p>
          </table:table-cell>
          <table:table-cell table:formula="of:=MOD([.C700];64)" office:value-type="float" office:value="35.4508552537009">
            <text:p>35.45</text:p>
          </table:table-cell>
          <table:table-cell/>
        </table:table-row>
        <table:table-row table:style-name="ro2">
          <table:table-cell table:style-name="ce3" table:formula="of:=[.A700]+1" office:value-type="float" office:value="700">
            <text:p>700</text:p>
          </table:table-cell>
          <table:table-cell table:style-name="ce3" table:formula="of:=[orbits.$C$3]*[.A701]" office:value-type="float" office:value="3032722.7">
            <text:p>3032722.7</text:p>
          </table:table-cell>
          <table:table-cell table:style-name="ce6" table:formula="of:=[.B701]/[orbits.$D$3]" office:value-type="float" office:value="8303.31273058311">
            <text:p>8303.31</text:p>
          </table:table-cell>
          <table:table-cell table:style-name="ce6" table:formula="of:=[.C701]-ROUNDDOWN([.C701])" office:value-type="float" office:value="0.312730583105804">
            <text:p>0.31</text:p>
          </table:table-cell>
          <table:table-cell table:formula="of:=IF([.D701] &lt; [.$D$2])" office:value-type="boolean" office:boolean-value="false">
            <text:p>FALSE</text:p>
          </table:table-cell>
          <table:table-cell table:formula="of:=MOD([.C701];64)" office:value-type="float" office:value="47.3127305831058">
            <text:p>47.31</text:p>
          </table:table-cell>
          <table:table-cell/>
        </table:table-row>
        <table:table-row table:style-name="ro2">
          <table:table-cell table:style-name="ce3" table:formula="of:=[.A701]+1" office:value-type="float" office:value="701">
            <text:p>701</text:p>
          </table:table-cell>
          <table:table-cell table:style-name="ce3" table:formula="of:=[orbits.$C$3]*[.A702]" office:value-type="float" office:value="3037055.161">
            <text:p>3037055.161</text:p>
          </table:table-cell>
          <table:table-cell table:style-name="ce6" table:formula="of:=[.B702]/[orbits.$D$3]" office:value-type="float" office:value="8315.17460591251">
            <text:p>8315.17</text:p>
          </table:table-cell>
          <table:table-cell table:style-name="ce6" table:formula="of:=[.C702]-ROUNDDOWN([.C702])" office:value-type="float" office:value="0.174605912510742">
            <text:p>0.17</text:p>
          </table:table-cell>
          <table:table-cell table:formula="of:=IF([.D702] &lt; [.$D$2])" office:value-type="boolean" office:boolean-value="false">
            <text:p>FALSE</text:p>
          </table:table-cell>
          <table:table-cell table:formula="of:=MOD([.C702];64)" office:value-type="float" office:value="59.1746059125107">
            <text:p>59.17</text:p>
          </table:table-cell>
          <table:table-cell/>
        </table:table-row>
        <table:table-row table:style-name="ro2">
          <table:table-cell table:style-name="ce3" table:formula="of:=[.A702]+1" office:value-type="float" office:value="702">
            <text:p>702</text:p>
          </table:table-cell>
          <table:table-cell table:style-name="ce3" table:formula="of:=[orbits.$C$3]*[.A703]" office:value-type="float" office:value="3041387.622">
            <text:p>3041387.622</text:p>
          </table:table-cell>
          <table:table-cell table:style-name="ce6" table:formula="of:=[.B703]/[orbits.$D$3]" office:value-type="float" office:value="8327.03648124191">
            <text:p>8327.04</text:p>
          </table:table-cell>
          <table:table-cell table:style-name="ce6" table:formula="of:=[.C703]-ROUNDDOWN([.C703])" office:value-type="float" office:value="0.0364812419138616">
            <text:p>0.04</text:p>
          </table:table-cell>
          <table:table-cell table:formula="of:=IF([.D703] &lt; [.$D$2])" office:value-type="boolean" office:boolean-value="true">
            <text:p>TRUE</text:p>
          </table:table-cell>
          <table:table-cell table:formula="of:=MOD([.C703];64)" office:value-type="float" office:value="7.03648124191386">
            <text:p>7.04</text:p>
          </table:table-cell>
          <table:table-cell/>
        </table:table-row>
        <table:table-row table:style-name="ro2">
          <table:table-cell table:style-name="ce3" table:formula="of:=[.A703]+1" office:value-type="float" office:value="703">
            <text:p>703</text:p>
          </table:table-cell>
          <table:table-cell table:style-name="ce3" table:formula="of:=[orbits.$C$3]*[.A704]" office:value-type="float" office:value="3045720.083">
            <text:p>3045720.083</text:p>
          </table:table-cell>
          <table:table-cell table:style-name="ce6" table:formula="of:=[.B704]/[orbits.$D$3]" office:value-type="float" office:value="8338.89835657132">
            <text:p>8338.90</text:p>
          </table:table-cell>
          <table:table-cell table:style-name="ce6" table:formula="of:=[.C704]-ROUNDDOWN([.C704])" office:value-type="float" office:value="0.8983565713188">
            <text:p>0.90</text:p>
          </table:table-cell>
          <table:table-cell table:formula="of:=IF([.D704] &lt; [.$D$2])" office:value-type="boolean" office:boolean-value="false">
            <text:p>FALSE</text:p>
          </table:table-cell>
          <table:table-cell table:formula="of:=MOD([.C704];64)" office:value-type="float" office:value="18.8983565713188">
            <text:p>18.90</text:p>
          </table:table-cell>
          <table:table-cell/>
        </table:table-row>
        <table:table-row table:style-name="ro2">
          <table:table-cell table:style-name="ce3" table:formula="of:=[.A704]+1" office:value-type="float" office:value="704">
            <text:p>704</text:p>
          </table:table-cell>
          <table:table-cell table:style-name="ce3" table:formula="of:=[orbits.$C$3]*[.A705]" office:value-type="float" office:value="3050052.544">
            <text:p>3050052.544</text:p>
          </table:table-cell>
          <table:table-cell table:style-name="ce6" table:formula="of:=[.B705]/[orbits.$D$3]" office:value-type="float" office:value="8350.76023190072">
            <text:p>8350.76</text:p>
          </table:table-cell>
          <table:table-cell table:style-name="ce6" table:formula="of:=[.C705]-ROUNDDOWN([.C705])" office:value-type="float" office:value="0.760231900723738">
            <text:p>0.76</text:p>
          </table:table-cell>
          <table:table-cell table:formula="of:=IF([.D705] &lt; [.$D$2])" office:value-type="boolean" office:boolean-value="false">
            <text:p>FALSE</text:p>
          </table:table-cell>
          <table:table-cell table:formula="of:=MOD([.C705];64)" office:value-type="float" office:value="30.7602319007237">
            <text:p>30.76</text:p>
          </table:table-cell>
          <table:table-cell/>
        </table:table-row>
        <table:table-row table:style-name="ro2">
          <table:table-cell table:style-name="ce3" table:formula="of:=[.A705]+1" office:value-type="float" office:value="705">
            <text:p>705</text:p>
          </table:table-cell>
          <table:table-cell table:style-name="ce3" table:formula="of:=[orbits.$C$3]*[.A706]" office:value-type="float" office:value="3054385.005">
            <text:p>3054385.005</text:p>
          </table:table-cell>
          <table:table-cell table:style-name="ce6" table:formula="of:=[.B706]/[orbits.$D$3]" office:value-type="float" office:value="8362.62210723013">
            <text:p>8362.62</text:p>
          </table:table-cell>
          <table:table-cell table:style-name="ce6" table:formula="of:=[.C706]-ROUNDDOWN([.C706])" office:value-type="float" office:value="0.622107230128677">
            <text:p>0.62</text:p>
          </table:table-cell>
          <table:table-cell table:formula="of:=IF([.D706] &lt; [.$D$2])" office:value-type="boolean" office:boolean-value="false">
            <text:p>FALSE</text:p>
          </table:table-cell>
          <table:table-cell table:formula="of:=MOD([.C706];64)" office:value-type="float" office:value="42.6221072301287">
            <text:p>42.62</text:p>
          </table:table-cell>
          <table:table-cell/>
        </table:table-row>
        <table:table-row table:style-name="ro2">
          <table:table-cell table:style-name="ce3" table:formula="of:=[.A706]+1" office:value-type="float" office:value="706">
            <text:p>706</text:p>
          </table:table-cell>
          <table:table-cell table:style-name="ce3" table:formula="of:=[orbits.$C$3]*[.A707]" office:value-type="float" office:value="3058717.466">
            <text:p>3058717.466</text:p>
          </table:table-cell>
          <table:table-cell table:style-name="ce6" table:formula="of:=[.B707]/[orbits.$D$3]" office:value-type="float" office:value="8374.48398255953">
            <text:p>8374.48</text:p>
          </table:table-cell>
          <table:table-cell table:style-name="ce6" table:formula="of:=[.C707]-ROUNDDOWN([.C707])" office:value-type="float" office:value="0.483982559531796">
            <text:p>0.48</text:p>
          </table:table-cell>
          <table:table-cell table:formula="of:=IF([.D707] &lt; [.$D$2])" office:value-type="boolean" office:boolean-value="false">
            <text:p>FALSE</text:p>
          </table:table-cell>
          <table:table-cell table:formula="of:=MOD([.C707];64)" office:value-type="float" office:value="54.4839825595318">
            <text:p>54.48</text:p>
          </table:table-cell>
          <table:table-cell/>
        </table:table-row>
        <table:table-row table:style-name="ro2">
          <table:table-cell table:style-name="ce3" table:formula="of:=[.A707]+1" office:value-type="float" office:value="707">
            <text:p>707</text:p>
          </table:table-cell>
          <table:table-cell table:style-name="ce3" table:formula="of:=[orbits.$C$3]*[.A708]" office:value-type="float" office:value="3063049.927">
            <text:p>3063049.927</text:p>
          </table:table-cell>
          <table:table-cell table:style-name="ce6" table:formula="of:=[.B708]/[orbits.$D$3]" office:value-type="float" office:value="8386.34585788894">
            <text:p>8386.35</text:p>
          </table:table-cell>
          <table:table-cell table:style-name="ce6" table:formula="of:=[.C708]-ROUNDDOWN([.C708])" office:value-type="float" office:value="0.345857888936735">
            <text:p>0.35</text:p>
          </table:table-cell>
          <table:table-cell table:formula="of:=IF([.D708] &lt; [.$D$2])" office:value-type="boolean" office:boolean-value="false">
            <text:p>FALSE</text:p>
          </table:table-cell>
          <table:table-cell table:formula="of:=MOD([.C708];64)" office:value-type="float" office:value="2.34585788893673">
            <text:p>2.35</text:p>
          </table:table-cell>
          <table:table-cell/>
        </table:table-row>
        <table:table-row table:style-name="ro2">
          <table:table-cell table:style-name="ce3" table:formula="of:=[.A708]+1" office:value-type="float" office:value="708">
            <text:p>708</text:p>
          </table:table-cell>
          <table:table-cell table:style-name="ce3" table:formula="of:=[orbits.$C$3]*[.A709]" office:value-type="float" office:value="3067382.388">
            <text:p>3067382.388</text:p>
          </table:table-cell>
          <table:table-cell table:style-name="ce6" table:formula="of:=[.B709]/[orbits.$D$3]" office:value-type="float" office:value="8398.20773321834">
            <text:p>8398.21</text:p>
          </table:table-cell>
          <table:table-cell table:style-name="ce6" table:formula="of:=[.C709]-ROUNDDOWN([.C709])" office:value-type="float" office:value="0.207733218341673">
            <text:p>0.21</text:p>
          </table:table-cell>
          <table:table-cell table:formula="of:=IF([.D709] &lt; [.$D$2])" office:value-type="boolean" office:boolean-value="false">
            <text:p>FALSE</text:p>
          </table:table-cell>
          <table:table-cell table:formula="of:=MOD([.C709];64)" office:value-type="float" office:value="14.2077332183417">
            <text:p>14.21</text:p>
          </table:table-cell>
          <table:table-cell/>
        </table:table-row>
        <table:table-row table:style-name="ro2">
          <table:table-cell table:style-name="ce3" table:formula="of:=[.A709]+1" office:value-type="float" office:value="709">
            <text:p>709</text:p>
          </table:table-cell>
          <table:table-cell table:style-name="ce3" table:formula="of:=[orbits.$C$3]*[.A710]" office:value-type="float" office:value="3071714.849">
            <text:p>3071714.849</text:p>
          </table:table-cell>
          <table:table-cell table:style-name="ce6" table:formula="of:=[.B710]/[orbits.$D$3]" office:value-type="float" office:value="8410.06960854775">
            <text:p>8410.07</text:p>
          </table:table-cell>
          <table:table-cell table:style-name="ce6" table:formula="of:=[.C710]-ROUNDDOWN([.C710])" office:value-type="float" office:value="0.0696085477466113">
            <text:p>0.07</text:p>
          </table:table-cell>
          <table:table-cell table:formula="of:=IF([.D710] &lt; [.$D$2])" office:value-type="boolean" office:boolean-value="true">
            <text:p>TRUE</text:p>
          </table:table-cell>
          <table:table-cell table:formula="of:=MOD([.C710];64)" office:value-type="float" office:value="26.0696085477466">
            <text:p>26.07</text:p>
          </table:table-cell>
          <table:table-cell/>
        </table:table-row>
        <table:table-row table:style-name="ro2">
          <table:table-cell table:style-name="ce3" table:formula="of:=[.A710]+1" office:value-type="float" office:value="710">
            <text:p>710</text:p>
          </table:table-cell>
          <table:table-cell table:style-name="ce3" table:formula="of:=[orbits.$C$3]*[.A711]" office:value-type="float" office:value="3076047.31">
            <text:p>3076047.31</text:p>
          </table:table-cell>
          <table:table-cell table:style-name="ce6" table:formula="of:=[.B711]/[orbits.$D$3]" office:value-type="float" office:value="8421.93148387715">
            <text:p>8421.93</text:p>
          </table:table-cell>
          <table:table-cell table:style-name="ce6" table:formula="of:=[.C711]-ROUNDDOWN([.C711])" office:value-type="float" office:value="0.931483877149731">
            <text:p>0.93</text:p>
          </table:table-cell>
          <table:table-cell table:formula="of:=IF([.D711] &lt; [.$D$2])" office:value-type="boolean" office:boolean-value="false">
            <text:p>FALSE</text:p>
          </table:table-cell>
          <table:table-cell table:formula="of:=MOD([.C711];64)" office:value-type="float" office:value="37.9314838771497">
            <text:p>37.93</text:p>
          </table:table-cell>
          <table:table-cell/>
        </table:table-row>
        <table:table-row table:style-name="ro2">
          <table:table-cell table:style-name="ce3" table:formula="of:=[.A711]+1" office:value-type="float" office:value="711">
            <text:p>711</text:p>
          </table:table-cell>
          <table:table-cell table:style-name="ce3" table:formula="of:=[orbits.$C$3]*[.A712]" office:value-type="float" office:value="3080379.771">
            <text:p>3080379.771</text:p>
          </table:table-cell>
          <table:table-cell table:style-name="ce6" table:formula="of:=[.B712]/[orbits.$D$3]" office:value-type="float" office:value="8433.79335920655">
            <text:p>8433.79</text:p>
          </table:table-cell>
          <table:table-cell table:style-name="ce6" table:formula="of:=[.C712]-ROUNDDOWN([.C712])" office:value-type="float" office:value="0.793359206554669">
            <text:p>0.79</text:p>
          </table:table-cell>
          <table:table-cell table:formula="of:=IF([.D712] &lt; [.$D$2])" office:value-type="boolean" office:boolean-value="false">
            <text:p>FALSE</text:p>
          </table:table-cell>
          <table:table-cell table:formula="of:=MOD([.C712];64)" office:value-type="float" office:value="49.7933592065547">
            <text:p>49.79</text:p>
          </table:table-cell>
          <table:table-cell/>
        </table:table-row>
        <table:table-row table:style-name="ro2">
          <table:table-cell table:style-name="ce3" table:formula="of:=[.A712]+1" office:value-type="float" office:value="712">
            <text:p>712</text:p>
          </table:table-cell>
          <table:table-cell table:style-name="ce3" table:formula="of:=[orbits.$C$3]*[.A713]" office:value-type="float" office:value="3084712.232">
            <text:p>3084712.232</text:p>
          </table:table-cell>
          <table:table-cell table:style-name="ce6" table:formula="of:=[.B713]/[orbits.$D$3]" office:value-type="float" office:value="8445.65523453596">
            <text:p>8445.66</text:p>
          </table:table-cell>
          <table:table-cell table:style-name="ce6" table:formula="of:=[.C713]-ROUNDDOWN([.C713])" office:value-type="float" office:value="0.655234535959607">
            <text:p>0.66</text:p>
          </table:table-cell>
          <table:table-cell table:formula="of:=IF([.D713] &lt; [.$D$2])" office:value-type="boolean" office:boolean-value="false">
            <text:p>FALSE</text:p>
          </table:table-cell>
          <table:table-cell table:formula="of:=MOD([.C713];64)" office:value-type="float" office:value="61.6552345359596">
            <text:p>61.66</text:p>
          </table:table-cell>
          <table:table-cell/>
        </table:table-row>
        <table:table-row table:style-name="ro2">
          <table:table-cell table:style-name="ce3" table:formula="of:=[.A713]+1" office:value-type="float" office:value="713">
            <text:p>713</text:p>
          </table:table-cell>
          <table:table-cell table:style-name="ce3" table:formula="of:=[orbits.$C$3]*[.A714]" office:value-type="float" office:value="3089044.693">
            <text:p>3089044.693</text:p>
          </table:table-cell>
          <table:table-cell table:style-name="ce6" table:formula="of:=[.B714]/[orbits.$D$3]" office:value-type="float" office:value="8457.51710986536">
            <text:p>8457.52</text:p>
          </table:table-cell>
          <table:table-cell table:style-name="ce6" table:formula="of:=[.C714]-ROUNDDOWN([.C714])" office:value-type="float" office:value="0.517109865362727">
            <text:p>0.52</text:p>
          </table:table-cell>
          <table:table-cell table:formula="of:=IF([.D714] &lt; [.$D$2])" office:value-type="boolean" office:boolean-value="false">
            <text:p>FALSE</text:p>
          </table:table-cell>
          <table:table-cell table:formula="of:=MOD([.C714];64)" office:value-type="float" office:value="9.51710986536273">
            <text:p>9.52</text:p>
          </table:table-cell>
          <table:table-cell/>
        </table:table-row>
        <table:table-row table:style-name="ro2">
          <table:table-cell table:style-name="ce3" table:formula="of:=[.A714]+1" office:value-type="float" office:value="714">
            <text:p>714</text:p>
          </table:table-cell>
          <table:table-cell table:style-name="ce3" table:formula="of:=[orbits.$C$3]*[.A715]" office:value-type="float" office:value="3093377.154">
            <text:p>3093377.154</text:p>
          </table:table-cell>
          <table:table-cell table:style-name="ce6" table:formula="of:=[.B715]/[orbits.$D$3]" office:value-type="float" office:value="8469.37898519477">
            <text:p>8469.38</text:p>
          </table:table-cell>
          <table:table-cell table:style-name="ce6" table:formula="of:=[.C715]-ROUNDDOWN([.C715])" office:value-type="float" office:value="0.378985194767665">
            <text:p>0.38</text:p>
          </table:table-cell>
          <table:table-cell table:formula="of:=IF([.D715] &lt; [.$D$2])" office:value-type="boolean" office:boolean-value="false">
            <text:p>FALSE</text:p>
          </table:table-cell>
          <table:table-cell table:formula="of:=MOD([.C715];64)" office:value-type="float" office:value="21.3789851947677">
            <text:p>21.38</text:p>
          </table:table-cell>
          <table:table-cell/>
        </table:table-row>
        <table:table-row table:style-name="ro2">
          <table:table-cell table:style-name="ce3" table:formula="of:=[.A715]+1" office:value-type="float" office:value="715">
            <text:p>715</text:p>
          </table:table-cell>
          <table:table-cell table:style-name="ce3" table:formula="of:=[orbits.$C$3]*[.A716]" office:value-type="float" office:value="3097709.615">
            <text:p>3097709.615</text:p>
          </table:table-cell>
          <table:table-cell table:style-name="ce6" table:formula="of:=[.B716]/[orbits.$D$3]" office:value-type="float" office:value="8481.24086052417">
            <text:p>8481.24</text:p>
          </table:table-cell>
          <table:table-cell table:style-name="ce6" table:formula="of:=[.C716]-ROUNDDOWN([.C716])" office:value-type="float" office:value="0.240860524172604">
            <text:p>0.24</text:p>
          </table:table-cell>
          <table:table-cell table:formula="of:=IF([.D716] &lt; [.$D$2])" office:value-type="boolean" office:boolean-value="false">
            <text:p>FALSE</text:p>
          </table:table-cell>
          <table:table-cell table:formula="of:=MOD([.C716];64)" office:value-type="float" office:value="33.2408605241726">
            <text:p>33.24</text:p>
          </table:table-cell>
          <table:table-cell/>
        </table:table-row>
        <table:table-row table:style-name="ro2">
          <table:table-cell table:style-name="ce3" table:formula="of:=[.A716]+1" office:value-type="float" office:value="716">
            <text:p>716</text:p>
          </table:table-cell>
          <table:table-cell table:style-name="ce3" table:formula="of:=[orbits.$C$3]*[.A717]" office:value-type="float" office:value="3102042.076">
            <text:p>3102042.076</text:p>
          </table:table-cell>
          <table:table-cell table:style-name="ce6" table:formula="of:=[.B717]/[orbits.$D$3]" office:value-type="float" office:value="8493.10273585358">
            <text:p>8493.10</text:p>
          </table:table-cell>
          <table:table-cell table:style-name="ce6" table:formula="of:=[.C717]-ROUNDDOWN([.C717])" office:value-type="float" office:value="0.102735853577542">
            <text:p>0.10</text:p>
          </table:table-cell>
          <table:table-cell table:formula="of:=IF([.D717] &lt; [.$D$2])" office:value-type="boolean" office:boolean-value="false">
            <text:p>FALSE</text:p>
          </table:table-cell>
          <table:table-cell table:formula="of:=MOD([.C717];64)" office:value-type="float" office:value="45.1027358535775">
            <text:p>45.10</text:p>
          </table:table-cell>
          <table:table-cell/>
        </table:table-row>
        <table:table-row table:style-name="ro2">
          <table:table-cell table:style-name="ce3" table:formula="of:=[.A717]+1" office:value-type="float" office:value="717">
            <text:p>717</text:p>
          </table:table-cell>
          <table:table-cell table:style-name="ce3" table:formula="of:=[orbits.$C$3]*[.A718]" office:value-type="float" office:value="3106374.537">
            <text:p>3106374.537</text:p>
          </table:table-cell>
          <table:table-cell table:style-name="ce6" table:formula="of:=[.B718]/[orbits.$D$3]" office:value-type="float" office:value="8504.96461118298">
            <text:p>8504.96</text:p>
          </table:table-cell>
          <table:table-cell table:style-name="ce6" table:formula="of:=[.C718]-ROUNDDOWN([.C718])" office:value-type="float" office:value="0.964611182980661">
            <text:p>0.96</text:p>
          </table:table-cell>
          <table:table-cell table:formula="of:=IF([.D718] &lt; [.$D$2])" office:value-type="boolean" office:boolean-value="false">
            <text:p>FALSE</text:p>
          </table:table-cell>
          <table:table-cell table:formula="of:=MOD([.C718];64)" office:value-type="float" office:value="56.9646111829807">
            <text:p>56.96</text:p>
          </table:table-cell>
          <table:table-cell/>
        </table:table-row>
        <table:table-row table:style-name="ro2">
          <table:table-cell table:style-name="ce3" table:formula="of:=[.A718]+1" office:value-type="float" office:value="718">
            <text:p>718</text:p>
          </table:table-cell>
          <table:table-cell table:style-name="ce3" table:formula="of:=[orbits.$C$3]*[.A719]" office:value-type="float" office:value="3110706.998">
            <text:p>3110706.998</text:p>
          </table:table-cell>
          <table:table-cell table:style-name="ce6" table:formula="of:=[.B719]/[orbits.$D$3]" office:value-type="float" office:value="8516.82648651239">
            <text:p>8516.83</text:p>
          </table:table-cell>
          <table:table-cell table:style-name="ce6" table:formula="of:=[.C719]-ROUNDDOWN([.C719])" office:value-type="float" office:value="0.8264865123856">
            <text:p>0.83</text:p>
          </table:table-cell>
          <table:table-cell table:formula="of:=IF([.D719] &lt; [.$D$2])" office:value-type="boolean" office:boolean-value="false">
            <text:p>FALSE</text:p>
          </table:table-cell>
          <table:table-cell table:formula="of:=MOD([.C719];64)" office:value-type="float" office:value="4.8264865123856">
            <text:p>4.83</text:p>
          </table:table-cell>
          <table:table-cell/>
        </table:table-row>
        <table:table-row table:style-name="ro2">
          <table:table-cell table:style-name="ce3" table:formula="of:=[.A719]+1" office:value-type="float" office:value="719">
            <text:p>719</text:p>
          </table:table-cell>
          <table:table-cell table:style-name="ce3" table:formula="of:=[orbits.$C$3]*[.A720]" office:value-type="float" office:value="3115039.459">
            <text:p>3115039.459</text:p>
          </table:table-cell>
          <table:table-cell table:style-name="ce6" table:formula="of:=[.B720]/[orbits.$D$3]" office:value-type="float" office:value="8528.68836184179">
            <text:p>8528.69</text:p>
          </table:table-cell>
          <table:table-cell table:style-name="ce6" table:formula="of:=[.C720]-ROUNDDOWN([.C720])" office:value-type="float" office:value="0.688361841790538">
            <text:p>0.69</text:p>
          </table:table-cell>
          <table:table-cell table:formula="of:=IF([.D720] &lt; [.$D$2])" office:value-type="boolean" office:boolean-value="false">
            <text:p>FALSE</text:p>
          </table:table-cell>
          <table:table-cell table:formula="of:=MOD([.C720];64)" office:value-type="float" office:value="16.6883618417905">
            <text:p>16.69</text:p>
          </table:table-cell>
          <table:table-cell/>
        </table:table-row>
        <table:table-row table:style-name="ro2">
          <table:table-cell table:style-name="ce3" table:formula="of:=[.A720]+1" office:value-type="float" office:value="720">
            <text:p>720</text:p>
          </table:table-cell>
          <table:table-cell table:style-name="ce3" table:formula="of:=[orbits.$C$3]*[.A721]" office:value-type="float" office:value="3119371.92">
            <text:p>3119371.92</text:p>
          </table:table-cell>
          <table:table-cell table:style-name="ce6" table:formula="of:=[.B721]/[orbits.$D$3]" office:value-type="float" office:value="8540.5502371712">
            <text:p>8540.55</text:p>
          </table:table-cell>
          <table:table-cell table:style-name="ce6" table:formula="of:=[.C721]-ROUNDDOWN([.C721])" office:value-type="float" office:value="0.550237171195477">
            <text:p>0.55</text:p>
          </table:table-cell>
          <table:table-cell table:formula="of:=IF([.D721] &lt; [.$D$2])" office:value-type="boolean" office:boolean-value="false">
            <text:p>FALSE</text:p>
          </table:table-cell>
          <table:table-cell table:formula="of:=MOD([.C721];64)" office:value-type="float" office:value="28.5502371711955">
            <text:p>28.55</text:p>
          </table:table-cell>
          <table:table-cell/>
        </table:table-row>
        <table:table-row table:style-name="ro2">
          <table:table-cell table:style-name="ce3" table:formula="of:=[.A721]+1" office:value-type="float" office:value="721">
            <text:p>721</text:p>
          </table:table-cell>
          <table:table-cell table:style-name="ce3" table:formula="of:=[orbits.$C$3]*[.A722]" office:value-type="float" office:value="3123704.381">
            <text:p>3123704.381</text:p>
          </table:table-cell>
          <table:table-cell table:style-name="ce6" table:formula="of:=[.B722]/[orbits.$D$3]" office:value-type="float" office:value="8552.4121125006">
            <text:p>8552.41</text:p>
          </table:table-cell>
          <table:table-cell table:style-name="ce6" table:formula="of:=[.C722]-ROUNDDOWN([.C722])" office:value-type="float" office:value="0.412112500598596">
            <text:p>0.41</text:p>
          </table:table-cell>
          <table:table-cell table:formula="of:=IF([.D722] &lt; [.$D$2])" office:value-type="boolean" office:boolean-value="false">
            <text:p>FALSE</text:p>
          </table:table-cell>
          <table:table-cell table:formula="of:=MOD([.C722];64)" office:value-type="float" office:value="40.4121125005986">
            <text:p>40.41</text:p>
          </table:table-cell>
          <table:table-cell/>
        </table:table-row>
        <table:table-row table:style-name="ro2">
          <table:table-cell table:style-name="ce3" table:formula="of:=[.A722]+1" office:value-type="float" office:value="722">
            <text:p>722</text:p>
          </table:table-cell>
          <table:table-cell table:style-name="ce3" table:formula="of:=[orbits.$C$3]*[.A723]" office:value-type="float" office:value="3128036.842">
            <text:p>3128036.842</text:p>
          </table:table-cell>
          <table:table-cell table:style-name="ce6" table:formula="of:=[.B723]/[orbits.$D$3]" office:value-type="float" office:value="8564.27398783">
            <text:p>8564.27</text:p>
          </table:table-cell>
          <table:table-cell table:style-name="ce6" table:formula="of:=[.C723]-ROUNDDOWN([.C723])" office:value-type="float" office:value="0.273987830003534">
            <text:p>0.27</text:p>
          </table:table-cell>
          <table:table-cell table:formula="of:=IF([.D723] &lt; [.$D$2])" office:value-type="boolean" office:boolean-value="false">
            <text:p>FALSE</text:p>
          </table:table-cell>
          <table:table-cell table:formula="of:=MOD([.C723];64)" office:value-type="float" office:value="52.2739878300035">
            <text:p>52.27</text:p>
          </table:table-cell>
          <table:table-cell/>
        </table:table-row>
        <table:table-row table:style-name="ro2">
          <table:table-cell table:style-name="ce3" table:formula="of:=[.A723]+1" office:value-type="float" office:value="723">
            <text:p>723</text:p>
          </table:table-cell>
          <table:table-cell table:style-name="ce3" table:formula="of:=[orbits.$C$3]*[.A724]" office:value-type="float" office:value="3132369.303">
            <text:p>3132369.303</text:p>
          </table:table-cell>
          <table:table-cell table:style-name="ce6" table:formula="of:=[.B724]/[orbits.$D$3]" office:value-type="float" office:value="8576.13586315941">
            <text:p>8576.14</text:p>
          </table:table-cell>
          <table:table-cell table:style-name="ce6" table:formula="of:=[.C724]-ROUNDDOWN([.C724])" office:value-type="float" office:value="0.135863159408473">
            <text:p>0.14</text:p>
          </table:table-cell>
          <table:table-cell table:formula="of:=IF([.D724] &lt; [.$D$2])" office:value-type="boolean" office:boolean-value="false">
            <text:p>FALSE</text:p>
          </table:table-cell>
          <table:table-cell table:formula="of:=MOD([.C724];64)" office:value-type="float" office:value="0.135863159408473">
            <text:p>0.14</text:p>
          </table:table-cell>
          <table:table-cell/>
        </table:table-row>
        <table:table-row table:style-name="ro2">
          <table:table-cell table:style-name="ce3" table:formula="of:=[.A724]+1" office:value-type="float" office:value="724">
            <text:p>724</text:p>
          </table:table-cell>
          <table:table-cell table:style-name="ce3" table:formula="of:=[orbits.$C$3]*[.A725]" office:value-type="float" office:value="3136701.764">
            <text:p>3136701.764</text:p>
          </table:table-cell>
          <table:table-cell table:style-name="ce6" table:formula="of:=[.B725]/[orbits.$D$3]" office:value-type="float" office:value="8587.99773848881">
            <text:p>8588.00</text:p>
          </table:table-cell>
          <table:table-cell table:style-name="ce6" table:formula="of:=[.C725]-ROUNDDOWN([.C725])" office:value-type="float" office:value="0.997738488811592">
            <text:p>1.00</text:p>
          </table:table-cell>
          <table:table-cell table:formula="of:=IF([.D725] &lt; [.$D$2])" office:value-type="boolean" office:boolean-value="false">
            <text:p>FALSE</text:p>
          </table:table-cell>
          <table:table-cell table:formula="of:=MOD([.C725];64)" office:value-type="float" office:value="11.9977384888116">
            <text:p>12.00</text:p>
          </table:table-cell>
          <table:table-cell/>
        </table:table-row>
        <table:table-row table:style-name="ro2">
          <table:table-cell table:style-name="ce3" table:formula="of:=[.A725]+1" office:value-type="float" office:value="725">
            <text:p>725</text:p>
          </table:table-cell>
          <table:table-cell table:style-name="ce3" table:formula="of:=[orbits.$C$3]*[.A726]" office:value-type="float" office:value="3141034.225">
            <text:p>3141034.225</text:p>
          </table:table-cell>
          <table:table-cell table:style-name="ce6" table:formula="of:=[.B726]/[orbits.$D$3]" office:value-type="float" office:value="8599.85961381822">
            <text:p>8599.86</text:p>
          </table:table-cell>
          <table:table-cell table:style-name="ce6" table:formula="of:=[.C726]-ROUNDDOWN([.C726])" office:value-type="float" office:value="0.859613818216531">
            <text:p>0.86</text:p>
          </table:table-cell>
          <table:table-cell table:formula="of:=IF([.D726] &lt; [.$D$2])" office:value-type="boolean" office:boolean-value="false">
            <text:p>FALSE</text:p>
          </table:table-cell>
          <table:table-cell table:formula="of:=MOD([.C726];64)" office:value-type="float" office:value="23.8596138182165">
            <text:p>23.86</text:p>
          </table:table-cell>
          <table:table-cell/>
        </table:table-row>
        <table:table-row table:style-name="ro2">
          <table:table-cell table:style-name="ce3" table:formula="of:=[.A726]+1" office:value-type="float" office:value="726">
            <text:p>726</text:p>
          </table:table-cell>
          <table:table-cell table:style-name="ce3" table:formula="of:=[orbits.$C$3]*[.A727]" office:value-type="float" office:value="3145366.686">
            <text:p>3145366.686</text:p>
          </table:table-cell>
          <table:table-cell table:style-name="ce6" table:formula="of:=[.B727]/[orbits.$D$3]" office:value-type="float" office:value="8611.72148914762">
            <text:p>8611.72</text:p>
          </table:table-cell>
          <table:table-cell table:style-name="ce6" table:formula="of:=[.C727]-ROUNDDOWN([.C727])" office:value-type="float" office:value="0.721489147621469">
            <text:p>0.72</text:p>
          </table:table-cell>
          <table:table-cell table:formula="of:=IF([.D727] &lt; [.$D$2])" office:value-type="boolean" office:boolean-value="false">
            <text:p>FALSE</text:p>
          </table:table-cell>
          <table:table-cell table:formula="of:=MOD([.C727];64)" office:value-type="float" office:value="35.7214891476215">
            <text:p>35.72</text:p>
          </table:table-cell>
          <table:table-cell/>
        </table:table-row>
        <table:table-row table:style-name="ro2">
          <table:table-cell table:style-name="ce3" table:formula="of:=[.A727]+1" office:value-type="float" office:value="727">
            <text:p>727</text:p>
          </table:table-cell>
          <table:table-cell table:style-name="ce3" table:formula="of:=[orbits.$C$3]*[.A728]" office:value-type="float" office:value="3149699.147">
            <text:p>3149699.147</text:p>
          </table:table-cell>
          <table:table-cell table:style-name="ce6" table:formula="of:=[.B728]/[orbits.$D$3]" office:value-type="float" office:value="8623.58336447703">
            <text:p>8623.58</text:p>
          </table:table-cell>
          <table:table-cell table:style-name="ce6" table:formula="of:=[.C728]-ROUNDDOWN([.C728])" office:value-type="float" office:value="0.583364477026407">
            <text:p>0.58</text:p>
          </table:table-cell>
          <table:table-cell table:formula="of:=IF([.D728] &lt; [.$D$2])" office:value-type="boolean" office:boolean-value="false">
            <text:p>FALSE</text:p>
          </table:table-cell>
          <table:table-cell table:formula="of:=MOD([.C728];64)" office:value-type="float" office:value="47.5833644770264">
            <text:p>47.58</text:p>
          </table:table-cell>
          <table:table-cell/>
        </table:table-row>
        <table:table-row table:style-name="ro2">
          <table:table-cell table:style-name="ce3" table:formula="of:=[.A728]+1" office:value-type="float" office:value="728">
            <text:p>728</text:p>
          </table:table-cell>
          <table:table-cell table:style-name="ce3" table:formula="of:=[orbits.$C$3]*[.A729]" office:value-type="float" office:value="3154031.608">
            <text:p>3154031.608</text:p>
          </table:table-cell>
          <table:table-cell table:style-name="ce6" table:formula="of:=[.B729]/[orbits.$D$3]" office:value-type="float" office:value="8635.44523980643">
            <text:p>8635.45</text:p>
          </table:table-cell>
          <table:table-cell table:style-name="ce6" table:formula="of:=[.C729]-ROUNDDOWN([.C729])" office:value-type="float" office:value="0.445239806429527">
            <text:p>0.45</text:p>
          </table:table-cell>
          <table:table-cell table:formula="of:=IF([.D729] &lt; [.$D$2])" office:value-type="boolean" office:boolean-value="false">
            <text:p>FALSE</text:p>
          </table:table-cell>
          <table:table-cell table:formula="of:=MOD([.C729];64)" office:value-type="float" office:value="59.4452398064295">
            <text:p>59.45</text:p>
          </table:table-cell>
          <table:table-cell/>
        </table:table-row>
        <table:table-row table:style-name="ro2">
          <table:table-cell table:style-name="ce3" table:formula="of:=[.A729]+1" office:value-type="float" office:value="729">
            <text:p>729</text:p>
          </table:table-cell>
          <table:table-cell table:style-name="ce3" table:formula="of:=[orbits.$C$3]*[.A730]" office:value-type="float" office:value="3158364.069">
            <text:p>3158364.069</text:p>
          </table:table-cell>
          <table:table-cell table:style-name="ce6" table:formula="of:=[.B730]/[orbits.$D$3]" office:value-type="float" office:value="8647.30711513584">
            <text:p>8647.31</text:p>
          </table:table-cell>
          <table:table-cell table:style-name="ce6" table:formula="of:=[.C730]-ROUNDDOWN([.C730])" office:value-type="float" office:value="0.307115135834465">
            <text:p>0.31</text:p>
          </table:table-cell>
          <table:table-cell table:formula="of:=IF([.D730] &lt; [.$D$2])" office:value-type="boolean" office:boolean-value="false">
            <text:p>FALSE</text:p>
          </table:table-cell>
          <table:table-cell table:formula="of:=MOD([.C730];64)" office:value-type="float" office:value="7.30711513583447">
            <text:p>7.31</text:p>
          </table:table-cell>
          <table:table-cell/>
        </table:table-row>
        <table:table-row table:style-name="ro2">
          <table:table-cell table:style-name="ce3" table:formula="of:=[.A730]+1" office:value-type="float" office:value="730">
            <text:p>730</text:p>
          </table:table-cell>
          <table:table-cell table:style-name="ce3" table:formula="of:=[orbits.$C$3]*[.A731]" office:value-type="float" office:value="3162696.53">
            <text:p>3162696.53</text:p>
          </table:table-cell>
          <table:table-cell table:style-name="ce6" table:formula="of:=[.B731]/[orbits.$D$3]" office:value-type="float" office:value="8659.16899046524">
            <text:p>8659.17</text:p>
          </table:table-cell>
          <table:table-cell table:style-name="ce6" table:formula="of:=[.C731]-ROUNDDOWN([.C731])" office:value-type="float" office:value="0.168990465239403">
            <text:p>0.17</text:p>
          </table:table-cell>
          <table:table-cell table:formula="of:=IF([.D731] &lt; [.$D$2])" office:value-type="boolean" office:boolean-value="false">
            <text:p>FALSE</text:p>
          </table:table-cell>
          <table:table-cell table:formula="of:=MOD([.C731];64)" office:value-type="float" office:value="19.1689904652394">
            <text:p>19.17</text:p>
          </table:table-cell>
          <table:table-cell/>
        </table:table-row>
        <table:table-row table:style-name="ro2">
          <table:table-cell table:style-name="ce3" table:formula="of:=[.A731]+1" office:value-type="float" office:value="731">
            <text:p>731</text:p>
          </table:table-cell>
          <table:table-cell table:style-name="ce3" table:formula="of:=[orbits.$C$3]*[.A732]" office:value-type="float" office:value="3167028.991">
            <text:p>3167028.991</text:p>
          </table:table-cell>
          <table:table-cell table:style-name="ce6" table:formula="of:=[.B732]/[orbits.$D$3]" office:value-type="float" office:value="8671.03086579465">
            <text:p>8671.03</text:p>
          </table:table-cell>
          <table:table-cell table:style-name="ce6" table:formula="of:=[.C732]-ROUNDDOWN([.C732])" office:value-type="float" office:value="0.0308657946443418">
            <text:p>0.03</text:p>
          </table:table-cell>
          <table:table-cell table:formula="of:=IF([.D732] &lt; [.$D$2])" office:value-type="boolean" office:boolean-value="true">
            <text:p>TRUE</text:p>
          </table:table-cell>
          <table:table-cell table:formula="of:=MOD([.C732];64)" office:value-type="float" office:value="31.0308657946443">
            <text:p>31.03</text:p>
          </table:table-cell>
          <table:table-cell/>
        </table:table-row>
        <table:table-row table:style-name="ro2">
          <table:table-cell table:style-name="ce3" table:formula="of:=[.A732]+1" office:value-type="float" office:value="732">
            <text:p>732</text:p>
          </table:table-cell>
          <table:table-cell table:style-name="ce3" table:formula="of:=[orbits.$C$3]*[.A733]" office:value-type="float" office:value="3171361.452">
            <text:p>3171361.452</text:p>
          </table:table-cell>
          <table:table-cell table:style-name="ce6" table:formula="of:=[.B733]/[orbits.$D$3]" office:value-type="float" office:value="8682.89274112405">
            <text:p>8682.89</text:p>
          </table:table-cell>
          <table:table-cell table:style-name="ce6" table:formula="of:=[.C733]-ROUNDDOWN([.C733])" office:value-type="float" office:value="0.892741124047461">
            <text:p>0.89</text:p>
          </table:table-cell>
          <table:table-cell table:formula="of:=IF([.D733] &lt; [.$D$2])" office:value-type="boolean" office:boolean-value="false">
            <text:p>FALSE</text:p>
          </table:table-cell>
          <table:table-cell table:formula="of:=MOD([.C733];64)" office:value-type="float" office:value="42.8927411240475">
            <text:p>42.89</text:p>
          </table:table-cell>
          <table:table-cell/>
        </table:table-row>
        <table:table-row table:style-name="ro2">
          <table:table-cell table:style-name="ce3" table:formula="of:=[.A733]+1" office:value-type="float" office:value="733">
            <text:p>733</text:p>
          </table:table-cell>
          <table:table-cell table:style-name="ce3" table:formula="of:=[orbits.$C$3]*[.A734]" office:value-type="float" office:value="3175693.913">
            <text:p>3175693.913</text:p>
          </table:table-cell>
          <table:table-cell table:style-name="ce6" table:formula="of:=[.B734]/[orbits.$D$3]" office:value-type="float" office:value="8694.75461645345">
            <text:p>8694.75</text:p>
          </table:table-cell>
          <table:table-cell table:style-name="ce6" table:formula="of:=[.C734]-ROUNDDOWN([.C734])" office:value-type="float" office:value="0.7546164534524">
            <text:p>0.75</text:p>
          </table:table-cell>
          <table:table-cell table:formula="of:=IF([.D734] &lt; [.$D$2])" office:value-type="boolean" office:boolean-value="false">
            <text:p>FALSE</text:p>
          </table:table-cell>
          <table:table-cell table:formula="of:=MOD([.C734];64)" office:value-type="float" office:value="54.7546164534524">
            <text:p>54.75</text:p>
          </table:table-cell>
          <table:table-cell/>
        </table:table-row>
        <table:table-row table:style-name="ro2">
          <table:table-cell table:style-name="ce3" table:formula="of:=[.A734]+1" office:value-type="float" office:value="734">
            <text:p>734</text:p>
          </table:table-cell>
          <table:table-cell table:style-name="ce3" table:formula="of:=[orbits.$C$3]*[.A735]" office:value-type="float" office:value="3180026.374">
            <text:p>3180026.374</text:p>
          </table:table-cell>
          <table:table-cell table:style-name="ce6" table:formula="of:=[.B735]/[orbits.$D$3]" office:value-type="float" office:value="8706.61649178286">
            <text:p>8706.62</text:p>
          </table:table-cell>
          <table:table-cell table:style-name="ce6" table:formula="of:=[.C735]-ROUNDDOWN([.C735])" office:value-type="float" office:value="0.616491782857338">
            <text:p>0.62</text:p>
          </table:table-cell>
          <table:table-cell table:formula="of:=IF([.D735] &lt; [.$D$2])" office:value-type="boolean" office:boolean-value="false">
            <text:p>FALSE</text:p>
          </table:table-cell>
          <table:table-cell table:formula="of:=MOD([.C735];64)" office:value-type="float" office:value="2.61649178285734">
            <text:p>2.62</text:p>
          </table:table-cell>
          <table:table-cell/>
        </table:table-row>
        <table:table-row table:style-name="ro2">
          <table:table-cell table:style-name="ce3" table:formula="of:=[.A735]+1" office:value-type="float" office:value="735">
            <text:p>735</text:p>
          </table:table-cell>
          <table:table-cell table:style-name="ce3" table:formula="of:=[orbits.$C$3]*[.A736]" office:value-type="float" office:value="3184358.835">
            <text:p>3184358.835</text:p>
          </table:table-cell>
          <table:table-cell table:style-name="ce6" table:formula="of:=[.B736]/[orbits.$D$3]" office:value-type="float" office:value="8718.47836711226">
            <text:p>8718.48</text:p>
          </table:table-cell>
          <table:table-cell table:style-name="ce6" table:formula="of:=[.C736]-ROUNDDOWN([.C736])" office:value-type="float" office:value="0.478367112260457">
            <text:p>0.48</text:p>
          </table:table-cell>
          <table:table-cell table:formula="of:=IF([.D736] &lt; [.$D$2])" office:value-type="boolean" office:boolean-value="false">
            <text:p>FALSE</text:p>
          </table:table-cell>
          <table:table-cell table:formula="of:=MOD([.C736];64)" office:value-type="float" office:value="14.4783671122605">
            <text:p>14.48</text:p>
          </table:table-cell>
          <table:table-cell/>
        </table:table-row>
        <table:table-row table:style-name="ro2">
          <table:table-cell table:style-name="ce3" table:formula="of:=[.A736]+1" office:value-type="float" office:value="736">
            <text:p>736</text:p>
          </table:table-cell>
          <table:table-cell table:style-name="ce3" table:formula="of:=[orbits.$C$3]*[.A737]" office:value-type="float" office:value="3188691.296">
            <text:p>3188691.296</text:p>
          </table:table-cell>
          <table:table-cell table:style-name="ce6" table:formula="of:=[.B737]/[orbits.$D$3]" office:value-type="float" office:value="8730.34024244167">
            <text:p>8730.34</text:p>
          </table:table-cell>
          <table:table-cell table:style-name="ce6" table:formula="of:=[.C737]-ROUNDDOWN([.C737])" office:value-type="float" office:value="0.340242441665396">
            <text:p>0.34</text:p>
          </table:table-cell>
          <table:table-cell table:formula="of:=IF([.D737] &lt; [.$D$2])" office:value-type="boolean" office:boolean-value="false">
            <text:p>FALSE</text:p>
          </table:table-cell>
          <table:table-cell table:formula="of:=MOD([.C737];64)" office:value-type="float" office:value="26.3402424416654">
            <text:p>26.34</text:p>
          </table:table-cell>
          <table:table-cell/>
        </table:table-row>
        <table:table-row table:style-name="ro2">
          <table:table-cell table:style-name="ce3" table:formula="of:=[.A737]+1" office:value-type="float" office:value="737">
            <text:p>737</text:p>
          </table:table-cell>
          <table:table-cell table:style-name="ce3" table:formula="of:=[orbits.$C$3]*[.A738]" office:value-type="float" office:value="3193023.757">
            <text:p>3193023.757</text:p>
          </table:table-cell>
          <table:table-cell table:style-name="ce6" table:formula="of:=[.B738]/[orbits.$D$3]" office:value-type="float" office:value="8742.20211777107">
            <text:p>8742.20</text:p>
          </table:table-cell>
          <table:table-cell table:style-name="ce6" table:formula="of:=[.C738]-ROUNDDOWN([.C738])" office:value-type="float" office:value="0.202117771070334">
            <text:p>0.20</text:p>
          </table:table-cell>
          <table:table-cell table:formula="of:=IF([.D738] &lt; [.$D$2])" office:value-type="boolean" office:boolean-value="false">
            <text:p>FALSE</text:p>
          </table:table-cell>
          <table:table-cell table:formula="of:=MOD([.C738];64)" office:value-type="float" office:value="38.2021177710703">
            <text:p>38.20</text:p>
          </table:table-cell>
          <table:table-cell/>
        </table:table-row>
        <table:table-row table:style-name="ro2">
          <table:table-cell table:style-name="ce3" table:formula="of:=[.A738]+1" office:value-type="float" office:value="738">
            <text:p>738</text:p>
          </table:table-cell>
          <table:table-cell table:style-name="ce3" table:formula="of:=[orbits.$C$3]*[.A739]" office:value-type="float" office:value="3197356.218">
            <text:p>3197356.218</text:p>
          </table:table-cell>
          <table:table-cell table:style-name="ce6" table:formula="of:=[.B739]/[orbits.$D$3]" office:value-type="float" office:value="8754.06399310048">
            <text:p>8754.06</text:p>
          </table:table-cell>
          <table:table-cell table:style-name="ce6" table:formula="of:=[.C739]-ROUNDDOWN([.C739])" office:value-type="float" office:value="0.0639931004752725">
            <text:p>0.06</text:p>
          </table:table-cell>
          <table:table-cell table:formula="of:=IF([.D739] &lt; [.$D$2])" office:value-type="boolean" office:boolean-value="true">
            <text:p>TRUE</text:p>
          </table:table-cell>
          <table:table-cell table:formula="of:=MOD([.C739];64)" office:value-type="float" office:value="50.0639931004753">
            <text:p>50.06</text:p>
          </table:table-cell>
          <table:table-cell/>
        </table:table-row>
        <table:table-row table:style-name="ro2">
          <table:table-cell table:style-name="ce3" table:formula="of:=[.A739]+1" office:value-type="float" office:value="739">
            <text:p>739</text:p>
          </table:table-cell>
          <table:table-cell table:style-name="ce3" table:formula="of:=[orbits.$C$3]*[.A740]" office:value-type="float" office:value="3201688.679">
            <text:p>3201688.679</text:p>
          </table:table-cell>
          <table:table-cell table:style-name="ce6" table:formula="of:=[.B740]/[orbits.$D$3]" office:value-type="float" office:value="8765.92586842988">
            <text:p>8765.93</text:p>
          </table:table-cell>
          <table:table-cell table:style-name="ce6" table:formula="of:=[.C740]-ROUNDDOWN([.C740])" office:value-type="float" office:value="0.925868429878392">
            <text:p>0.93</text:p>
          </table:table-cell>
          <table:table-cell table:formula="of:=IF([.D740] &lt; [.$D$2])" office:value-type="boolean" office:boolean-value="false">
            <text:p>FALSE</text:p>
          </table:table-cell>
          <table:table-cell table:formula="of:=MOD([.C740];64)" office:value-type="float" office:value="61.9258684298784">
            <text:p>61.93</text:p>
          </table:table-cell>
          <table:table-cell/>
        </table:table-row>
        <table:table-row table:style-name="ro2">
          <table:table-cell table:style-name="ce3" table:formula="of:=[.A740]+1" office:value-type="float" office:value="740">
            <text:p>740</text:p>
          </table:table-cell>
          <table:table-cell table:style-name="ce3" table:formula="of:=[orbits.$C$3]*[.A741]" office:value-type="float" office:value="3206021.14">
            <text:p>3206021.14</text:p>
          </table:table-cell>
          <table:table-cell table:style-name="ce6" table:formula="of:=[.B741]/[orbits.$D$3]" office:value-type="float" office:value="8777.78774375928">
            <text:p>8777.79</text:p>
          </table:table-cell>
          <table:table-cell table:style-name="ce6" table:formula="of:=[.C741]-ROUNDDOWN([.C741])" office:value-type="float" office:value="0.78774375928333">
            <text:p>0.79</text:p>
          </table:table-cell>
          <table:table-cell table:formula="of:=IF([.D741] &lt; [.$D$2])" office:value-type="boolean" office:boolean-value="false">
            <text:p>FALSE</text:p>
          </table:table-cell>
          <table:table-cell table:formula="of:=MOD([.C741];64)" office:value-type="float" office:value="9.78774375928333">
            <text:p>9.79</text:p>
          </table:table-cell>
          <table:table-cell/>
        </table:table-row>
        <table:table-row table:style-name="ro2">
          <table:table-cell table:style-name="ce3" table:formula="of:=[.A741]+1" office:value-type="float" office:value="741">
            <text:p>741</text:p>
          </table:table-cell>
          <table:table-cell table:style-name="ce3" table:formula="of:=[orbits.$C$3]*[.A742]" office:value-type="float" office:value="3210353.601">
            <text:p>3210353.601</text:p>
          </table:table-cell>
          <table:table-cell table:style-name="ce6" table:formula="of:=[.B742]/[orbits.$D$3]" office:value-type="float" office:value="8789.64961908869">
            <text:p>8789.65</text:p>
          </table:table-cell>
          <table:table-cell table:style-name="ce6" table:formula="of:=[.C742]-ROUNDDOWN([.C742])" office:value-type="float" office:value="0.649619088688269">
            <text:p>0.65</text:p>
          </table:table-cell>
          <table:table-cell table:formula="of:=IF([.D742] &lt; [.$D$2])" office:value-type="boolean" office:boolean-value="false">
            <text:p>FALSE</text:p>
          </table:table-cell>
          <table:table-cell table:formula="of:=MOD([.C742];64)" office:value-type="float" office:value="21.6496190886883">
            <text:p>21.65</text:p>
          </table:table-cell>
          <table:table-cell/>
        </table:table-row>
        <table:table-row table:style-name="ro2">
          <table:table-cell table:style-name="ce3" table:formula="of:=[.A742]+1" office:value-type="float" office:value="742">
            <text:p>742</text:p>
          </table:table-cell>
          <table:table-cell table:style-name="ce3" table:formula="of:=[orbits.$C$3]*[.A743]" office:value-type="float" office:value="3214686.062">
            <text:p>3214686.062</text:p>
          </table:table-cell>
          <table:table-cell table:style-name="ce6" table:formula="of:=[.B743]/[orbits.$D$3]" office:value-type="float" office:value="8801.51149441809">
            <text:p>8801.51</text:p>
          </table:table-cell>
          <table:table-cell table:style-name="ce6" table:formula="of:=[.C743]-ROUNDDOWN([.C743])" office:value-type="float" office:value="0.511494418093207">
            <text:p>0.51</text:p>
          </table:table-cell>
          <table:table-cell table:formula="of:=IF([.D743] &lt; [.$D$2])" office:value-type="boolean" office:boolean-value="false">
            <text:p>FALSE</text:p>
          </table:table-cell>
          <table:table-cell table:formula="of:=MOD([.C743];64)" office:value-type="float" office:value="33.5114944180932">
            <text:p>33.51</text:p>
          </table:table-cell>
          <table:table-cell/>
        </table:table-row>
        <table:table-row table:style-name="ro2">
          <table:table-cell table:style-name="ce3" table:formula="of:=[.A743]+1" office:value-type="float" office:value="743">
            <text:p>743</text:p>
          </table:table-cell>
          <table:table-cell table:style-name="ce3" table:formula="of:=[orbits.$C$3]*[.A744]" office:value-type="float" office:value="3219018.523">
            <text:p>3219018.523</text:p>
          </table:table-cell>
          <table:table-cell table:style-name="ce6" table:formula="of:=[.B744]/[orbits.$D$3]" office:value-type="float" office:value="8813.3733697475">
            <text:p>8813.37</text:p>
          </table:table-cell>
          <table:table-cell table:style-name="ce6" table:formula="of:=[.C744]-ROUNDDOWN([.C744])" office:value-type="float" office:value="0.373369747496326">
            <text:p>0.37</text:p>
          </table:table-cell>
          <table:table-cell table:formula="of:=IF([.D744] &lt; [.$D$2])" office:value-type="boolean" office:boolean-value="false">
            <text:p>FALSE</text:p>
          </table:table-cell>
          <table:table-cell table:formula="of:=MOD([.C744];64)" office:value-type="float" office:value="45.3733697474963">
            <text:p>45.37</text:p>
          </table:table-cell>
          <table:table-cell/>
        </table:table-row>
        <table:table-row table:style-name="ro2">
          <table:table-cell table:style-name="ce3" table:formula="of:=[.A744]+1" office:value-type="float" office:value="744">
            <text:p>744</text:p>
          </table:table-cell>
          <table:table-cell table:style-name="ce3" table:formula="of:=[orbits.$C$3]*[.A745]" office:value-type="float" office:value="3223350.984">
            <text:p>3223350.984</text:p>
          </table:table-cell>
          <table:table-cell table:style-name="ce6" table:formula="of:=[.B745]/[orbits.$D$3]" office:value-type="float" office:value="8825.2352450769">
            <text:p>8825.24</text:p>
          </table:table-cell>
          <table:table-cell table:style-name="ce6" table:formula="of:=[.C745]-ROUNDDOWN([.C745])" office:value-type="float" office:value="0.235245076901265">
            <text:p>0.24</text:p>
          </table:table-cell>
          <table:table-cell table:formula="of:=IF([.D745] &lt; [.$D$2])" office:value-type="boolean" office:boolean-value="false">
            <text:p>FALSE</text:p>
          </table:table-cell>
          <table:table-cell table:formula="of:=MOD([.C745];64)" office:value-type="float" office:value="57.2352450769013">
            <text:p>57.24</text:p>
          </table:table-cell>
          <table:table-cell/>
        </table:table-row>
        <table:table-row table:style-name="ro2">
          <table:table-cell table:style-name="ce3" table:formula="of:=[.A745]+1" office:value-type="float" office:value="745">
            <text:p>745</text:p>
          </table:table-cell>
          <table:table-cell table:style-name="ce3" table:formula="of:=[orbits.$C$3]*[.A746]" office:value-type="float" office:value="3227683.445">
            <text:p>3227683.445</text:p>
          </table:table-cell>
          <table:table-cell table:style-name="ce6" table:formula="of:=[.B746]/[orbits.$D$3]" office:value-type="float" office:value="8837.09712040631">
            <text:p>8837.10</text:p>
          </table:table-cell>
          <table:table-cell table:style-name="ce6" table:formula="of:=[.C746]-ROUNDDOWN([.C746])" office:value-type="float" office:value="0.0971204063062032">
            <text:p>0.10</text:p>
          </table:table-cell>
          <table:table-cell table:formula="of:=IF([.D746] &lt; [.$D$2])" office:value-type="boolean" office:boolean-value="true">
            <text:p>TRUE</text:p>
          </table:table-cell>
          <table:table-cell table:formula="of:=MOD([.C746];64)" office:value-type="float" office:value="5.0971204063062">
            <text:p>5.10</text:p>
          </table:table-cell>
          <table:table-cell/>
        </table:table-row>
        <table:table-row table:style-name="ro2">
          <table:table-cell table:style-name="ce3" table:formula="of:=[.A746]+1" office:value-type="float" office:value="746">
            <text:p>746</text:p>
          </table:table-cell>
          <table:table-cell table:style-name="ce3" table:formula="of:=[orbits.$C$3]*[.A747]" office:value-type="float" office:value="3232015.906">
            <text:p>3232015.906</text:p>
          </table:table-cell>
          <table:table-cell table:style-name="ce6" table:formula="of:=[.B747]/[orbits.$D$3]" office:value-type="float" office:value="8848.95899573571">
            <text:p>8848.96</text:p>
          </table:table-cell>
          <table:table-cell table:style-name="ce6" table:formula="of:=[.C747]-ROUNDDOWN([.C747])" office:value-type="float" office:value="0.958995735709323">
            <text:p>0.96</text:p>
          </table:table-cell>
          <table:table-cell table:formula="of:=IF([.D747] &lt; [.$D$2])" office:value-type="boolean" office:boolean-value="false">
            <text:p>FALSE</text:p>
          </table:table-cell>
          <table:table-cell table:formula="of:=MOD([.C747];64)" office:value-type="float" office:value="16.9589957357093">
            <text:p>16.96</text:p>
          </table:table-cell>
          <table:table-cell/>
        </table:table-row>
        <table:table-row table:style-name="ro2">
          <table:table-cell table:style-name="ce3" table:formula="of:=[.A747]+1" office:value-type="float" office:value="747">
            <text:p>747</text:p>
          </table:table-cell>
          <table:table-cell table:style-name="ce3" table:formula="of:=[orbits.$C$3]*[.A748]" office:value-type="float" office:value="3236348.367">
            <text:p>3236348.367</text:p>
          </table:table-cell>
          <table:table-cell table:style-name="ce6" table:formula="of:=[.B748]/[orbits.$D$3]" office:value-type="float" office:value="8860.82087106511">
            <text:p>8860.82</text:p>
          </table:table-cell>
          <table:table-cell table:style-name="ce6" table:formula="of:=[.C748]-ROUNDDOWN([.C748])" office:value-type="float" office:value="0.820871065114261">
            <text:p>0.82</text:p>
          </table:table-cell>
          <table:table-cell table:formula="of:=IF([.D748] &lt; [.$D$2])" office:value-type="boolean" office:boolean-value="false">
            <text:p>FALSE</text:p>
          </table:table-cell>
          <table:table-cell table:formula="of:=MOD([.C748];64)" office:value-type="float" office:value="28.8208710651143">
            <text:p>28.82</text:p>
          </table:table-cell>
          <table:table-cell/>
        </table:table-row>
        <table:table-row table:style-name="ro2">
          <table:table-cell table:style-name="ce3" table:formula="of:=[.A748]+1" office:value-type="float" office:value="748">
            <text:p>748</text:p>
          </table:table-cell>
          <table:table-cell table:style-name="ce3" table:formula="of:=[orbits.$C$3]*[.A749]" office:value-type="float" office:value="3240680.828">
            <text:p>3240680.828</text:p>
          </table:table-cell>
          <table:table-cell table:style-name="ce6" table:formula="of:=[.B749]/[orbits.$D$3]" office:value-type="float" office:value="8872.68274639452">
            <text:p>8872.68</text:p>
          </table:table-cell>
          <table:table-cell table:style-name="ce6" table:formula="of:=[.C749]-ROUNDDOWN([.C749])" office:value-type="float" office:value="0.682746394519199">
            <text:p>0.68</text:p>
          </table:table-cell>
          <table:table-cell table:formula="of:=IF([.D749] &lt; [.$D$2])" office:value-type="boolean" office:boolean-value="false">
            <text:p>FALSE</text:p>
          </table:table-cell>
          <table:table-cell table:formula="of:=MOD([.C749];64)" office:value-type="float" office:value="40.6827463945192">
            <text:p>40.68</text:p>
          </table:table-cell>
          <table:table-cell/>
        </table:table-row>
        <table:table-row table:style-name="ro2">
          <table:table-cell table:style-name="ce3" table:formula="of:=[.A749]+1" office:value-type="float" office:value="749">
            <text:p>749</text:p>
          </table:table-cell>
          <table:table-cell table:style-name="ce3" table:formula="of:=[orbits.$C$3]*[.A750]" office:value-type="float" office:value="3245013.289">
            <text:p>3245013.289</text:p>
          </table:table-cell>
          <table:table-cell table:style-name="ce6" table:formula="of:=[.B750]/[orbits.$D$3]" office:value-type="float" office:value="8884.54462172392">
            <text:p>8884.54</text:p>
          </table:table-cell>
          <table:table-cell table:style-name="ce6" table:formula="of:=[.C750]-ROUNDDOWN([.C750])" office:value-type="float" office:value="0.544621723924138">
            <text:p>0.54</text:p>
          </table:table-cell>
          <table:table-cell table:formula="of:=IF([.D750] &lt; [.$D$2])" office:value-type="boolean" office:boolean-value="false">
            <text:p>FALSE</text:p>
          </table:table-cell>
          <table:table-cell table:formula="of:=MOD([.C750];64)" office:value-type="float" office:value="52.5446217239241">
            <text:p>52.54</text:p>
          </table:table-cell>
          <table:table-cell/>
        </table:table-row>
        <table:table-row table:style-name="ro2">
          <table:table-cell table:style-name="ce3" table:formula="of:=[.A750]+1" office:value-type="float" office:value="750">
            <text:p>750</text:p>
          </table:table-cell>
          <table:table-cell table:style-name="ce3" table:formula="of:=[orbits.$C$3]*[.A751]" office:value-type="float" office:value="3249345.75">
            <text:p>3249345.75</text:p>
          </table:table-cell>
          <table:table-cell table:style-name="ce6" table:formula="of:=[.B751]/[orbits.$D$3]" office:value-type="float" office:value="8896.40649705333">
            <text:p>8896.41</text:p>
          </table:table-cell>
          <table:table-cell table:style-name="ce6" table:formula="of:=[.C751]-ROUNDDOWN([.C751])" office:value-type="float" office:value="0.406497053327257">
            <text:p>0.41</text:p>
          </table:table-cell>
          <table:table-cell table:formula="of:=IF([.D751] &lt; [.$D$2])" office:value-type="boolean" office:boolean-value="false">
            <text:p>FALSE</text:p>
          </table:table-cell>
          <table:table-cell table:formula="of:=MOD([.C751];64)" office:value-type="float" office:value="0.406497053327257">
            <text:p>0.41</text:p>
          </table:table-cell>
          <table:table-cell/>
        </table:table-row>
        <table:table-row table:style-name="ro2">
          <table:table-cell table:style-name="ce3" table:formula="of:=[.A751]+1" office:value-type="float" office:value="751">
            <text:p>751</text:p>
          </table:table-cell>
          <table:table-cell table:style-name="ce3" table:formula="of:=[orbits.$C$3]*[.A752]" office:value-type="float" office:value="3253678.211">
            <text:p>3253678.211</text:p>
          </table:table-cell>
          <table:table-cell table:style-name="ce6" table:formula="of:=[.B752]/[orbits.$D$3]" office:value-type="float" office:value="8908.26837238273">
            <text:p>8908.27</text:p>
          </table:table-cell>
          <table:table-cell table:style-name="ce6" table:formula="of:=[.C752]-ROUNDDOWN([.C752])" office:value-type="float" office:value="0.268372382732196">
            <text:p>0.27</text:p>
          </table:table-cell>
          <table:table-cell table:formula="of:=IF([.D752] &lt; [.$D$2])" office:value-type="boolean" office:boolean-value="false">
            <text:p>FALSE</text:p>
          </table:table-cell>
          <table:table-cell table:formula="of:=MOD([.C752];64)" office:value-type="float" office:value="12.2683723827322">
            <text:p>12.27</text:p>
          </table:table-cell>
          <table:table-cell/>
        </table:table-row>
        <table:table-row table:style-name="ro2">
          <table:table-cell table:style-name="ce3" table:formula="of:=[.A752]+1" office:value-type="float" office:value="752">
            <text:p>752</text:p>
          </table:table-cell>
          <table:table-cell table:style-name="ce3" table:formula="of:=[orbits.$C$3]*[.A753]" office:value-type="float" office:value="3258010.672">
            <text:p>3258010.672</text:p>
          </table:table-cell>
          <table:table-cell table:style-name="ce6" table:formula="of:=[.B753]/[orbits.$D$3]" office:value-type="float" office:value="8920.13024771214">
            <text:p>8920.13</text:p>
          </table:table-cell>
          <table:table-cell table:style-name="ce6" table:formula="of:=[.C753]-ROUNDDOWN([.C753])" office:value-type="float" office:value="0.130247712137134">
            <text:p>0.13</text:p>
          </table:table-cell>
          <table:table-cell table:formula="of:=IF([.D753] &lt; [.$D$2])" office:value-type="boolean" office:boolean-value="false">
            <text:p>FALSE</text:p>
          </table:table-cell>
          <table:table-cell table:formula="of:=MOD([.C753];64)" office:value-type="float" office:value="24.1302477121371">
            <text:p>24.13</text:p>
          </table:table-cell>
          <table:table-cell/>
        </table:table-row>
        <table:table-row table:style-name="ro2">
          <table:table-cell table:style-name="ce3" table:formula="of:=[.A753]+1" office:value-type="float" office:value="753">
            <text:p>753</text:p>
          </table:table-cell>
          <table:table-cell table:style-name="ce3" table:formula="of:=[orbits.$C$3]*[.A754]" office:value-type="float" office:value="3262343.133">
            <text:p>3262343.133</text:p>
          </table:table-cell>
          <table:table-cell table:style-name="ce6" table:formula="of:=[.B754]/[orbits.$D$3]" office:value-type="float" office:value="8931.99212304154">
            <text:p>8931.99</text:p>
          </table:table-cell>
          <table:table-cell table:style-name="ce6" table:formula="of:=[.C754]-ROUNDDOWN([.C754])" office:value-type="float" office:value="0.992123041542072">
            <text:p>0.99</text:p>
          </table:table-cell>
          <table:table-cell table:formula="of:=IF([.D754] &lt; [.$D$2])" office:value-type="boolean" office:boolean-value="false">
            <text:p>FALSE</text:p>
          </table:table-cell>
          <table:table-cell table:formula="of:=MOD([.C754];64)" office:value-type="float" office:value="35.9921230415421">
            <text:p>35.99</text:p>
          </table:table-cell>
          <table:table-cell/>
        </table:table-row>
        <table:table-row table:style-name="ro2">
          <table:table-cell table:style-name="ce3" table:formula="of:=[.A754]+1" office:value-type="float" office:value="754">
            <text:p>754</text:p>
          </table:table-cell>
          <table:table-cell table:style-name="ce3" table:formula="of:=[orbits.$C$3]*[.A755]" office:value-type="float" office:value="3266675.594">
            <text:p>3266675.594</text:p>
          </table:table-cell>
          <table:table-cell table:style-name="ce6" table:formula="of:=[.B755]/[orbits.$D$3]" office:value-type="float" office:value="8943.85399837095">
            <text:p>8943.85</text:p>
          </table:table-cell>
          <table:table-cell table:style-name="ce6" table:formula="of:=[.C755]-ROUNDDOWN([.C755])" office:value-type="float" office:value="0.853998370945192">
            <text:p>0.85</text:p>
          </table:table-cell>
          <table:table-cell table:formula="of:=IF([.D755] &lt; [.$D$2])" office:value-type="boolean" office:boolean-value="false">
            <text:p>FALSE</text:p>
          </table:table-cell>
          <table:table-cell table:formula="of:=MOD([.C755];64)" office:value-type="float" office:value="47.8539983709452">
            <text:p>47.85</text:p>
          </table:table-cell>
          <table:table-cell/>
        </table:table-row>
        <table:table-row table:style-name="ro2">
          <table:table-cell table:style-name="ce3" table:formula="of:=[.A755]+1" office:value-type="float" office:value="755">
            <text:p>755</text:p>
          </table:table-cell>
          <table:table-cell table:style-name="ce3" table:formula="of:=[orbits.$C$3]*[.A756]" office:value-type="float" office:value="3271008.055">
            <text:p>3271008.055</text:p>
          </table:table-cell>
          <table:table-cell table:style-name="ce6" table:formula="of:=[.B756]/[orbits.$D$3]" office:value-type="float" office:value="8955.71587370035">
            <text:p>8955.72</text:p>
          </table:table-cell>
          <table:table-cell table:style-name="ce6" table:formula="of:=[.C756]-ROUNDDOWN([.C756])" office:value-type="float" office:value="0.71587370035013">
            <text:p>0.72</text:p>
          </table:table-cell>
          <table:table-cell table:formula="of:=IF([.D756] &lt; [.$D$2])" office:value-type="boolean" office:boolean-value="false">
            <text:p>FALSE</text:p>
          </table:table-cell>
          <table:table-cell table:formula="of:=MOD([.C756];64)" office:value-type="float" office:value="59.7158737003501">
            <text:p>59.72</text:p>
          </table:table-cell>
          <table:table-cell/>
        </table:table-row>
        <table:table-row table:style-name="ro2">
          <table:table-cell table:style-name="ce3" table:formula="of:=[.A756]+1" office:value-type="float" office:value="756">
            <text:p>756</text:p>
          </table:table-cell>
          <table:table-cell table:style-name="ce3" table:formula="of:=[orbits.$C$3]*[.A757]" office:value-type="float" office:value="3275340.516">
            <text:p>3275340.516</text:p>
          </table:table-cell>
          <table:table-cell table:style-name="ce6" table:formula="of:=[.B757]/[orbits.$D$3]" office:value-type="float" office:value="8967.57774902976">
            <text:p>8967.58</text:p>
          </table:table-cell>
          <table:table-cell table:style-name="ce6" table:formula="of:=[.C757]-ROUNDDOWN([.C757])" office:value-type="float" office:value="0.577749029755069">
            <text:p>0.58</text:p>
          </table:table-cell>
          <table:table-cell table:formula="of:=IF([.D757] &lt; [.$D$2])" office:value-type="boolean" office:boolean-value="false">
            <text:p>FALSE</text:p>
          </table:table-cell>
          <table:table-cell table:formula="of:=MOD([.C757];64)" office:value-type="float" office:value="7.57774902975507">
            <text:p>7.58</text:p>
          </table:table-cell>
          <table:table-cell/>
        </table:table-row>
        <table:table-row table:style-name="ro2">
          <table:table-cell table:style-name="ce3" table:formula="of:=[.A757]+1" office:value-type="float" office:value="757">
            <text:p>757</text:p>
          </table:table-cell>
          <table:table-cell table:style-name="ce3" table:formula="of:=[orbits.$C$3]*[.A758]" office:value-type="float" office:value="3279672.977">
            <text:p>3279672.977</text:p>
          </table:table-cell>
          <table:table-cell table:style-name="ce6" table:formula="of:=[.B758]/[orbits.$D$3]" office:value-type="float" office:value="8979.43962435916">
            <text:p>8979.44</text:p>
          </table:table-cell>
          <table:table-cell table:style-name="ce6" table:formula="of:=[.C758]-ROUNDDOWN([.C758])" office:value-type="float" office:value="0.439624359158188">
            <text:p>0.44</text:p>
          </table:table-cell>
          <table:table-cell table:formula="of:=IF([.D758] &lt; [.$D$2])" office:value-type="boolean" office:boolean-value="false">
            <text:p>FALSE</text:p>
          </table:table-cell>
          <table:table-cell table:formula="of:=MOD([.C758];64)" office:value-type="float" office:value="19.4396243591582">
            <text:p>19.44</text:p>
          </table:table-cell>
          <table:table-cell/>
        </table:table-row>
        <table:table-row table:style-name="ro2">
          <table:table-cell table:style-name="ce3" table:formula="of:=[.A758]+1" office:value-type="float" office:value="758">
            <text:p>758</text:p>
          </table:table-cell>
          <table:table-cell table:style-name="ce3" table:formula="of:=[orbits.$C$3]*[.A759]" office:value-type="float" office:value="3284005.438">
            <text:p>3284005.438</text:p>
          </table:table-cell>
          <table:table-cell table:style-name="ce6" table:formula="of:=[.B759]/[orbits.$D$3]" office:value-type="float" office:value="8991.30149968856">
            <text:p>8991.30</text:p>
          </table:table-cell>
          <table:table-cell table:style-name="ce6" table:formula="of:=[.C759]-ROUNDDOWN([.C759])" office:value-type="float" office:value="0.301499688563126">
            <text:p>0.30</text:p>
          </table:table-cell>
          <table:table-cell table:formula="of:=IF([.D759] &lt; [.$D$2])" office:value-type="boolean" office:boolean-value="false">
            <text:p>FALSE</text:p>
          </table:table-cell>
          <table:table-cell table:formula="of:=MOD([.C759];64)" office:value-type="float" office:value="31.3014996885631">
            <text:p>31.30</text:p>
          </table:table-cell>
          <table:table-cell/>
        </table:table-row>
        <table:table-row table:style-name="ro2">
          <table:table-cell table:style-name="ce3" table:formula="of:=[.A759]+1" office:value-type="float" office:value="759">
            <text:p>759</text:p>
          </table:table-cell>
          <table:table-cell table:style-name="ce3" table:formula="of:=[orbits.$C$3]*[.A760]" office:value-type="float" office:value="3288337.899">
            <text:p>3288337.899</text:p>
          </table:table-cell>
          <table:table-cell table:style-name="ce6" table:formula="of:=[.B760]/[orbits.$D$3]" office:value-type="float" office:value="9003.16337501797">
            <text:p>9003.16</text:p>
          </table:table-cell>
          <table:table-cell table:style-name="ce6" table:formula="of:=[.C760]-ROUNDDOWN([.C760])" office:value-type="float" office:value="0.163375017968065">
            <text:p>0.16</text:p>
          </table:table-cell>
          <table:table-cell table:formula="of:=IF([.D760] &lt; [.$D$2])" office:value-type="boolean" office:boolean-value="false">
            <text:p>FALSE</text:p>
          </table:table-cell>
          <table:table-cell table:formula="of:=MOD([.C760];64)" office:value-type="float" office:value="43.1633750179681">
            <text:p>43.16</text:p>
          </table:table-cell>
          <table:table-cell/>
        </table:table-row>
        <table:table-row table:style-name="ro2">
          <table:table-cell table:style-name="ce3" table:formula="of:=[.A760]+1" office:value-type="float" office:value="760">
            <text:p>760</text:p>
          </table:table-cell>
          <table:table-cell table:style-name="ce3" table:formula="of:=[orbits.$C$3]*[.A761]" office:value-type="float" office:value="3292670.36">
            <text:p>3292670.36</text:p>
          </table:table-cell>
          <table:table-cell table:style-name="ce6" table:formula="of:=[.B761]/[orbits.$D$3]" office:value-type="float" office:value="9015.02525034737">
            <text:p>9015.03</text:p>
          </table:table-cell>
          <table:table-cell table:style-name="ce6" table:formula="of:=[.C761]-ROUNDDOWN([.C761])" office:value-type="float" office:value="0.025250347373003">
            <text:p>0.03</text:p>
          </table:table-cell>
          <table:table-cell table:formula="of:=IF([.D761] &lt; [.$D$2])" office:value-type="boolean" office:boolean-value="true">
            <text:p>TRUE</text:p>
          </table:table-cell>
          <table:table-cell table:formula="of:=MOD([.C761];64)" office:value-type="float" office:value="55.025250347373">
            <text:p>55.03</text:p>
          </table:table-cell>
          <table:table-cell/>
        </table:table-row>
        <table:table-row table:style-name="ro2">
          <table:table-cell table:style-name="ce3" table:formula="of:=[.A761]+1" office:value-type="float" office:value="761">
            <text:p>761</text:p>
          </table:table-cell>
          <table:table-cell table:style-name="ce3" table:formula="of:=[orbits.$C$3]*[.A762]" office:value-type="float" office:value="3297002.821">
            <text:p>3297002.821</text:p>
          </table:table-cell>
          <table:table-cell table:style-name="ce6" table:formula="of:=[.B762]/[orbits.$D$3]" office:value-type="float" office:value="9026.88712567678">
            <text:p>9026.89</text:p>
          </table:table-cell>
          <table:table-cell table:style-name="ce6" table:formula="of:=[.C762]-ROUNDDOWN([.C762])" office:value-type="float" office:value="0.887125676776122">
            <text:p>0.89</text:p>
          </table:table-cell>
          <table:table-cell table:formula="of:=IF([.D762] &lt; [.$D$2])" office:value-type="boolean" office:boolean-value="false">
            <text:p>FALSE</text:p>
          </table:table-cell>
          <table:table-cell table:formula="of:=MOD([.C762];64)" office:value-type="float" office:value="2.88712567677612">
            <text:p>2.89</text:p>
          </table:table-cell>
          <table:table-cell/>
        </table:table-row>
        <table:table-row table:style-name="ro2">
          <table:table-cell table:style-name="ce3" table:formula="of:=[.A762]+1" office:value-type="float" office:value="762">
            <text:p>762</text:p>
          </table:table-cell>
          <table:table-cell table:style-name="ce3" table:formula="of:=[orbits.$C$3]*[.A763]" office:value-type="float" office:value="3301335.282">
            <text:p>3301335.282</text:p>
          </table:table-cell>
          <table:table-cell table:style-name="ce6" table:formula="of:=[.B763]/[orbits.$D$3]" office:value-type="float" office:value="9038.74900100618">
            <text:p>9038.75</text:p>
          </table:table-cell>
          <table:table-cell table:style-name="ce6" table:formula="of:=[.C763]-ROUNDDOWN([.C763])" office:value-type="float" office:value="0.749001006181061">
            <text:p>0.75</text:p>
          </table:table-cell>
          <table:table-cell table:formula="of:=IF([.D763] &lt; [.$D$2])" office:value-type="boolean" office:boolean-value="false">
            <text:p>FALSE</text:p>
          </table:table-cell>
          <table:table-cell table:formula="of:=MOD([.C763];64)" office:value-type="float" office:value="14.7490010061811">
            <text:p>14.75</text:p>
          </table:table-cell>
          <table:table-cell/>
        </table:table-row>
        <table:table-row table:style-name="ro2">
          <table:table-cell table:style-name="ce3" table:formula="of:=[.A763]+1" office:value-type="float" office:value="763">
            <text:p>763</text:p>
          </table:table-cell>
          <table:table-cell table:style-name="ce3" table:formula="of:=[orbits.$C$3]*[.A764]" office:value-type="float" office:value="3305667.743">
            <text:p>3305667.743</text:p>
          </table:table-cell>
          <table:table-cell table:style-name="ce6" table:formula="of:=[.B764]/[orbits.$D$3]" office:value-type="float" office:value="9050.61087633559">
            <text:p>9050.61</text:p>
          </table:table-cell>
          <table:table-cell table:style-name="ce6" table:formula="of:=[.C764]-ROUNDDOWN([.C764])" office:value-type="float" office:value="0.610876335585999">
            <text:p>0.61</text:p>
          </table:table-cell>
          <table:table-cell table:formula="of:=IF([.D764] &lt; [.$D$2])" office:value-type="boolean" office:boolean-value="false">
            <text:p>FALSE</text:p>
          </table:table-cell>
          <table:table-cell table:formula="of:=MOD([.C764];64)" office:value-type="float" office:value="26.610876335586">
            <text:p>26.61</text:p>
          </table:table-cell>
          <table:table-cell/>
        </table:table-row>
        <table:table-row table:style-name="ro2">
          <table:table-cell table:style-name="ce3" table:formula="of:=[.A764]+1" office:value-type="float" office:value="764">
            <text:p>764</text:p>
          </table:table-cell>
          <table:table-cell table:style-name="ce3" table:formula="of:=[orbits.$C$3]*[.A765]" office:value-type="float" office:value="3310000.204">
            <text:p>3310000.204</text:p>
          </table:table-cell>
          <table:table-cell table:style-name="ce6" table:formula="of:=[.B765]/[orbits.$D$3]" office:value-type="float" office:value="9062.47275166499">
            <text:p>9062.47</text:p>
          </table:table-cell>
          <table:table-cell table:style-name="ce6" table:formula="of:=[.C765]-ROUNDDOWN([.C765])" office:value-type="float" office:value="0.472751664990938">
            <text:p>0.47</text:p>
          </table:table-cell>
          <table:table-cell table:formula="of:=IF([.D765] &lt; [.$D$2])" office:value-type="boolean" office:boolean-value="false">
            <text:p>FALSE</text:p>
          </table:table-cell>
          <table:table-cell table:formula="of:=MOD([.C765];64)" office:value-type="float" office:value="38.4727516649909">
            <text:p>38.47</text:p>
          </table:table-cell>
          <table:table-cell/>
        </table:table-row>
        <table:table-row table:style-name="ro2">
          <table:table-cell table:style-name="ce3" table:formula="of:=[.A765]+1" office:value-type="float" office:value="765">
            <text:p>765</text:p>
          </table:table-cell>
          <table:table-cell table:style-name="ce3" table:formula="of:=[orbits.$C$3]*[.A766]" office:value-type="float" office:value="3314332.665">
            <text:p>3314332.665</text:p>
          </table:table-cell>
          <table:table-cell table:style-name="ce6" table:formula="of:=[.B766]/[orbits.$D$3]" office:value-type="float" office:value="9074.33462699439">
            <text:p>9074.33</text:p>
          </table:table-cell>
          <table:table-cell table:style-name="ce6" table:formula="of:=[.C766]-ROUNDDOWN([.C766])" office:value-type="float" office:value="0.334626994394057">
            <text:p>0.33</text:p>
          </table:table-cell>
          <table:table-cell table:formula="of:=IF([.D766] &lt; [.$D$2])" office:value-type="boolean" office:boolean-value="false">
            <text:p>FALSE</text:p>
          </table:table-cell>
          <table:table-cell table:formula="of:=MOD([.C766];64)" office:value-type="float" office:value="50.3346269943941">
            <text:p>50.33</text:p>
          </table:table-cell>
          <table:table-cell/>
        </table:table-row>
        <table:table-row table:style-name="ro2">
          <table:table-cell table:style-name="ce3" table:formula="of:=[.A766]+1" office:value-type="float" office:value="766">
            <text:p>766</text:p>
          </table:table-cell>
          <table:table-cell table:style-name="ce3" table:formula="of:=[orbits.$C$3]*[.A767]" office:value-type="float" office:value="3318665.126">
            <text:p>3318665.126</text:p>
          </table:table-cell>
          <table:table-cell table:style-name="ce6" table:formula="of:=[.B767]/[orbits.$D$3]" office:value-type="float" office:value="9086.1965023238">
            <text:p>9086.20</text:p>
          </table:table-cell>
          <table:table-cell table:style-name="ce6" table:formula="of:=[.C767]-ROUNDDOWN([.C767])" office:value-type="float" office:value="0.196502323798995">
            <text:p>0.20</text:p>
          </table:table-cell>
          <table:table-cell table:formula="of:=IF([.D767] &lt; [.$D$2])" office:value-type="boolean" office:boolean-value="false">
            <text:p>FALSE</text:p>
          </table:table-cell>
          <table:table-cell table:formula="of:=MOD([.C767];64)" office:value-type="float" office:value="62.196502323799">
            <text:p>62.20</text:p>
          </table:table-cell>
          <table:table-cell/>
        </table:table-row>
        <table:table-row table:style-name="ro2">
          <table:table-cell table:style-name="ce3" table:formula="of:=[.A767]+1" office:value-type="float" office:value="767">
            <text:p>767</text:p>
          </table:table-cell>
          <table:table-cell table:style-name="ce3" table:formula="of:=[orbits.$C$3]*[.A768]" office:value-type="float" office:value="3322997.587">
            <text:p>3322997.587</text:p>
          </table:table-cell>
          <table:table-cell table:style-name="ce6" table:formula="of:=[.B768]/[orbits.$D$3]" office:value-type="float" office:value="9098.05837765321">
            <text:p>9098.06</text:p>
          </table:table-cell>
          <table:table-cell table:style-name="ce6" table:formula="of:=[.C768]-ROUNDDOWN([.C768])" office:value-type="float" office:value="0.0583776532039337">
            <text:p>0.06</text:p>
          </table:table-cell>
          <table:table-cell table:formula="of:=IF([.D768] &lt; [.$D$2])" office:value-type="boolean" office:boolean-value="true">
            <text:p>TRUE</text:p>
          </table:table-cell>
          <table:table-cell table:formula="of:=MOD([.C768];64)" office:value-type="float" office:value="10.0583776532039">
            <text:p>10.06</text:p>
          </table:table-cell>
          <table:table-cell/>
        </table:table-row>
        <table:table-row table:style-name="ro2">
          <table:table-cell table:style-name="ce3" table:formula="of:=[.A768]+1" office:value-type="float" office:value="768">
            <text:p>768</text:p>
          </table:table-cell>
          <table:table-cell table:style-name="ce3" table:formula="of:=[orbits.$C$3]*[.A769]" office:value-type="float" office:value="3327330.048">
            <text:p>3327330.048</text:p>
          </table:table-cell>
          <table:table-cell table:style-name="ce6" table:formula="of:=[.B769]/[orbits.$D$3]" office:value-type="float" office:value="9109.92025298261">
            <text:p>9109.92</text:p>
          </table:table-cell>
          <table:table-cell table:style-name="ce6" table:formula="of:=[.C769]-ROUNDDOWN([.C769])" office:value-type="float" office:value="0.920252982608872">
            <text:p>0.92</text:p>
          </table:table-cell>
          <table:table-cell table:formula="of:=IF([.D769] &lt; [.$D$2])" office:value-type="boolean" office:boolean-value="false">
            <text:p>FALSE</text:p>
          </table:table-cell>
          <table:table-cell table:formula="of:=MOD([.C769];64)" office:value-type="float" office:value="21.9202529826089">
            <text:p>21.92</text:p>
          </table:table-cell>
          <table:table-cell office:value-type="string">
            <text:p>← this one seems important</text:p>
          </table:table-cell>
        </table:table-row>
        <table:table-row table:style-name="ro2">
          <table:table-cell table:style-name="ce3" table:formula="of:=[.A769]+1" office:value-type="float" office:value="769">
            <text:p>769</text:p>
          </table:table-cell>
          <table:table-cell table:style-name="ce3" table:formula="of:=[orbits.$C$3]*[.A770]" office:value-type="float" office:value="3331662.509">
            <text:p>3331662.509</text:p>
          </table:table-cell>
          <table:table-cell table:style-name="ce6" table:formula="of:=[.B770]/[orbits.$D$3]" office:value-type="float" office:value="9121.78212831201">
            <text:p>9121.78</text:p>
          </table:table-cell>
          <table:table-cell table:style-name="ce6" table:formula="of:=[.C770]-ROUNDDOWN([.C770])" office:value-type="float" office:value="0.782128312011992">
            <text:p>0.78</text:p>
          </table:table-cell>
          <table:table-cell table:formula="of:=IF([.D770] &lt; [.$D$2])" office:value-type="boolean" office:boolean-value="false">
            <text:p>FALSE</text:p>
          </table:table-cell>
          <table:table-cell table:formula="of:=MOD([.C770];64)" office:value-type="float" office:value="33.782128312012">
            <text:p>33.78</text:p>
          </table:table-cell>
          <table:table-cell/>
        </table:table-row>
        <table:table-row table:style-name="ro2">
          <table:table-cell table:style-name="ce3" table:formula="of:=[.A770]+1" office:value-type="float" office:value="770">
            <text:p>770</text:p>
          </table:table-cell>
          <table:table-cell table:style-name="ce3" table:formula="of:=[orbits.$C$3]*[.A771]" office:value-type="float" office:value="3335994.97">
            <text:p>3335994.97</text:p>
          </table:table-cell>
          <table:table-cell table:style-name="ce6" table:formula="of:=[.B771]/[orbits.$D$3]" office:value-type="float" office:value="9133.64400364142">
            <text:p>9133.64</text:p>
          </table:table-cell>
          <table:table-cell table:style-name="ce6" table:formula="of:=[.C771]-ROUNDDOWN([.C771])" office:value-type="float" office:value="0.64400364141693">
            <text:p>0.64</text:p>
          </table:table-cell>
          <table:table-cell table:formula="of:=IF([.D771] &lt; [.$D$2])" office:value-type="boolean" office:boolean-value="false">
            <text:p>FALSE</text:p>
          </table:table-cell>
          <table:table-cell table:formula="of:=MOD([.C771];64)" office:value-type="float" office:value="45.6440036414169">
            <text:p>45.64</text:p>
          </table:table-cell>
          <table:table-cell/>
        </table:table-row>
        <table:table-row table:style-name="ro2">
          <table:table-cell table:style-name="ce3" table:formula="of:=[.A771]+1" office:value-type="float" office:value="771">
            <text:p>771</text:p>
          </table:table-cell>
          <table:table-cell table:style-name="ce3" table:formula="of:=[orbits.$C$3]*[.A772]" office:value-type="float" office:value="3340327.431">
            <text:p>3340327.431</text:p>
          </table:table-cell>
          <table:table-cell table:style-name="ce6" table:formula="of:=[.B772]/[orbits.$D$3]" office:value-type="float" office:value="9145.50587897082">
            <text:p>9145.51</text:p>
          </table:table-cell>
          <table:table-cell table:style-name="ce6" table:formula="of:=[.C772]-ROUNDDOWN([.C772])" office:value-type="float" office:value="0.505878970821868">
            <text:p>0.51</text:p>
          </table:table-cell>
          <table:table-cell table:formula="of:=IF([.D772] &lt; [.$D$2])" office:value-type="boolean" office:boolean-value="false">
            <text:p>FALSE</text:p>
          </table:table-cell>
          <table:table-cell table:formula="of:=MOD([.C772];64)" office:value-type="float" office:value="57.5058789708219">
            <text:p>57.51</text:p>
          </table:table-cell>
          <table:table-cell/>
        </table:table-row>
        <table:table-row table:style-name="ro2">
          <table:table-cell table:style-name="ce3" table:formula="of:=[.A772]+1" office:value-type="float" office:value="772">
            <text:p>772</text:p>
          </table:table-cell>
          <table:table-cell table:style-name="ce3" table:formula="of:=[orbits.$C$3]*[.A773]" office:value-type="float" office:value="3344659.892">
            <text:p>3344659.892</text:p>
          </table:table-cell>
          <table:table-cell table:style-name="ce6" table:formula="of:=[.B773]/[orbits.$D$3]" office:value-type="float" office:value="9157.36775430023">
            <text:p>9157.37</text:p>
          </table:table-cell>
          <table:table-cell table:style-name="ce6" table:formula="of:=[.C773]-ROUNDDOWN([.C773])" office:value-type="float" office:value="0.367754300224988">
            <text:p>0.37</text:p>
          </table:table-cell>
          <table:table-cell table:formula="of:=IF([.D773] &lt; [.$D$2])" office:value-type="boolean" office:boolean-value="false">
            <text:p>FALSE</text:p>
          </table:table-cell>
          <table:table-cell table:formula="of:=MOD([.C773];64)" office:value-type="float" office:value="5.36775430022499">
            <text:p>5.37</text:p>
          </table:table-cell>
          <table:table-cell/>
        </table:table-row>
        <table:table-row table:style-name="ro2">
          <table:table-cell table:style-name="ce3" table:formula="of:=[.A773]+1" office:value-type="float" office:value="773">
            <text:p>773</text:p>
          </table:table-cell>
          <table:table-cell table:style-name="ce3" table:formula="of:=[orbits.$C$3]*[.A774]" office:value-type="float" office:value="3348992.353">
            <text:p>3348992.353</text:p>
          </table:table-cell>
          <table:table-cell table:style-name="ce6" table:formula="of:=[.B774]/[orbits.$D$3]" office:value-type="float" office:value="9169.22962962963">
            <text:p>9169.23</text:p>
          </table:table-cell>
          <table:table-cell table:style-name="ce6" table:formula="of:=[.C774]-ROUNDDOWN([.C774])" office:value-type="float" office:value="0.229629629629926">
            <text:p>0.23</text:p>
          </table:table-cell>
          <table:table-cell table:formula="of:=IF([.D774] &lt; [.$D$2])" office:value-type="boolean" office:boolean-value="false">
            <text:p>FALSE</text:p>
          </table:table-cell>
          <table:table-cell table:formula="of:=MOD([.C774];64)" office:value-type="float" office:value="17.2296296296299">
            <text:p>17.23</text:p>
          </table:table-cell>
          <table:table-cell/>
        </table:table-row>
        <table:table-row table:style-name="ro2">
          <table:table-cell table:style-name="ce3" table:formula="of:=[.A774]+1" office:value-type="float" office:value="774">
            <text:p>774</text:p>
          </table:table-cell>
          <table:table-cell table:style-name="ce3" table:formula="of:=[orbits.$C$3]*[.A775]" office:value-type="float" office:value="3353324.814">
            <text:p>3353324.814</text:p>
          </table:table-cell>
          <table:table-cell table:style-name="ce6" table:formula="of:=[.B775]/[orbits.$D$3]" office:value-type="float" office:value="9181.09150495904">
            <text:p>9181.09</text:p>
          </table:table-cell>
          <table:table-cell table:style-name="ce6" table:formula="of:=[.C775]-ROUNDDOWN([.C775])" office:value-type="float" office:value="0.0915049590348644">
            <text:p>0.09</text:p>
          </table:table-cell>
          <table:table-cell table:formula="of:=IF([.D775] &lt; [.$D$2])" office:value-type="boolean" office:boolean-value="true">
            <text:p>TRUE</text:p>
          </table:table-cell>
          <table:table-cell table:formula="of:=MOD([.C775];64)" office:value-type="float" office:value="29.0915049590349">
            <text:p>29.09</text:p>
          </table:table-cell>
          <table:table-cell/>
        </table:table-row>
        <table:table-row table:style-name="ro2">
          <table:table-cell table:style-name="ce3" table:formula="of:=[.A775]+1" office:value-type="float" office:value="775">
            <text:p>775</text:p>
          </table:table-cell>
          <table:table-cell table:style-name="ce3" table:formula="of:=[orbits.$C$3]*[.A776]" office:value-type="float" office:value="3357657.275">
            <text:p>3357657.275</text:p>
          </table:table-cell>
          <table:table-cell table:style-name="ce6" table:formula="of:=[.B776]/[orbits.$D$3]" office:value-type="float" office:value="9192.95338028844">
            <text:p>9192.95</text:p>
          </table:table-cell>
          <table:table-cell table:style-name="ce6" table:formula="of:=[.C776]-ROUNDDOWN([.C776])" office:value-type="float" office:value="0.953380288439803">
            <text:p>0.95</text:p>
          </table:table-cell>
          <table:table-cell table:formula="of:=IF([.D776] &lt; [.$D$2])" office:value-type="boolean" office:boolean-value="false">
            <text:p>FALSE</text:p>
          </table:table-cell>
          <table:table-cell table:formula="of:=MOD([.C776];64)" office:value-type="float" office:value="40.9533802884398">
            <text:p>40.95</text:p>
          </table:table-cell>
          <table:table-cell/>
        </table:table-row>
        <table:table-row table:style-name="ro2">
          <table:table-cell table:style-name="ce3" table:formula="of:=[.A776]+1" office:value-type="float" office:value="776">
            <text:p>776</text:p>
          </table:table-cell>
          <table:table-cell table:style-name="ce3" table:formula="of:=[orbits.$C$3]*[.A777]" office:value-type="float" office:value="3361989.736">
            <text:p>3361989.736</text:p>
          </table:table-cell>
          <table:table-cell table:style-name="ce6" table:formula="of:=[.B777]/[orbits.$D$3]" office:value-type="float" office:value="9204.81525561784">
            <text:p>9204.82</text:p>
          </table:table-cell>
          <table:table-cell table:style-name="ce6" table:formula="of:=[.C777]-ROUNDDOWN([.C777])" office:value-type="float" office:value="0.815255617842922">
            <text:p>0.82</text:p>
          </table:table-cell>
          <table:table-cell table:formula="of:=IF([.D777] &lt; [.$D$2])" office:value-type="boolean" office:boolean-value="false">
            <text:p>FALSE</text:p>
          </table:table-cell>
          <table:table-cell table:formula="of:=MOD([.C777];64)" office:value-type="float" office:value="52.8152556178429">
            <text:p>52.82</text:p>
          </table:table-cell>
          <table:table-cell/>
        </table:table-row>
        <table:table-row table:style-name="ro2">
          <table:table-cell table:style-name="ce3" table:formula="of:=[.A777]+1" office:value-type="float" office:value="777">
            <text:p>777</text:p>
          </table:table-cell>
          <table:table-cell table:style-name="ce3" table:formula="of:=[orbits.$C$3]*[.A778]" office:value-type="float" office:value="3366322.197">
            <text:p>3366322.197</text:p>
          </table:table-cell>
          <table:table-cell table:style-name="ce6" table:formula="of:=[.B778]/[orbits.$D$3]" office:value-type="float" office:value="9216.67713094725">
            <text:p>9216.68</text:p>
          </table:table-cell>
          <table:table-cell table:style-name="ce6" table:formula="of:=[.C778]-ROUNDDOWN([.C778])" office:value-type="float" office:value="0.677130947247861">
            <text:p>0.68</text:p>
          </table:table-cell>
          <table:table-cell table:formula="of:=IF([.D778] &lt; [.$D$2])" office:value-type="boolean" office:boolean-value="false">
            <text:p>FALSE</text:p>
          </table:table-cell>
          <table:table-cell table:formula="of:=MOD([.C778];64)" office:value-type="float" office:value="0.677130947247861">
            <text:p>0.68</text:p>
          </table:table-cell>
          <table:table-cell/>
        </table:table-row>
        <table:table-row table:style-name="ro2">
          <table:table-cell table:style-name="ce3" table:formula="of:=[.A778]+1" office:value-type="float" office:value="778">
            <text:p>778</text:p>
          </table:table-cell>
          <table:table-cell table:style-name="ce3" table:formula="of:=[orbits.$C$3]*[.A779]" office:value-type="float" office:value="3370654.658">
            <text:p>3370654.658</text:p>
          </table:table-cell>
          <table:table-cell table:style-name="ce6" table:formula="of:=[.B779]/[orbits.$D$3]" office:value-type="float" office:value="9228.53900627665">
            <text:p>9228.54</text:p>
          </table:table-cell>
          <table:table-cell table:style-name="ce6" table:formula="of:=[.C779]-ROUNDDOWN([.C779])" office:value-type="float" office:value="0.539006276652799">
            <text:p>0.54</text:p>
          </table:table-cell>
          <table:table-cell table:formula="of:=IF([.D779] &lt; [.$D$2])" office:value-type="boolean" office:boolean-value="false">
            <text:p>FALSE</text:p>
          </table:table-cell>
          <table:table-cell table:formula="of:=MOD([.C779];64)" office:value-type="float" office:value="12.5390062766528">
            <text:p>12.54</text:p>
          </table:table-cell>
          <table:table-cell/>
        </table:table-row>
        <table:table-row table:style-name="ro2">
          <table:table-cell table:style-name="ce3" table:formula="of:=[.A779]+1" office:value-type="float" office:value="779">
            <text:p>779</text:p>
          </table:table-cell>
          <table:table-cell table:style-name="ce3" table:formula="of:=[orbits.$C$3]*[.A780]" office:value-type="float" office:value="3374987.119">
            <text:p>3374987.119</text:p>
          </table:table-cell>
          <table:table-cell table:style-name="ce6" table:formula="of:=[.B780]/[orbits.$D$3]" office:value-type="float" office:value="9240.40088160606">
            <text:p>9240.40</text:p>
          </table:table-cell>
          <table:table-cell table:style-name="ce6" table:formula="of:=[.C780]-ROUNDDOWN([.C780])" office:value-type="float" office:value="0.400881606057737">
            <text:p>0.40</text:p>
          </table:table-cell>
          <table:table-cell table:formula="of:=IF([.D780] &lt; [.$D$2])" office:value-type="boolean" office:boolean-value="false">
            <text:p>FALSE</text:p>
          </table:table-cell>
          <table:table-cell table:formula="of:=MOD([.C780];64)" office:value-type="float" office:value="24.4008816060577">
            <text:p>24.40</text:p>
          </table:table-cell>
          <table:table-cell/>
        </table:table-row>
        <table:table-row table:style-name="ro2">
          <table:table-cell table:style-name="ce3" table:formula="of:=[.A780]+1" office:value-type="float" office:value="780">
            <text:p>780</text:p>
          </table:table-cell>
          <table:table-cell table:style-name="ce3" table:formula="of:=[orbits.$C$3]*[.A781]" office:value-type="float" office:value="3379319.58">
            <text:p>3379319.58</text:p>
          </table:table-cell>
          <table:table-cell table:style-name="ce6" table:formula="of:=[.B781]/[orbits.$D$3]" office:value-type="float" office:value="9252.26275693546">
            <text:p>9252.26</text:p>
          </table:table-cell>
          <table:table-cell table:style-name="ce6" table:formula="of:=[.C781]-ROUNDDOWN([.C781])" office:value-type="float" office:value="0.262756935460857">
            <text:p>0.26</text:p>
          </table:table-cell>
          <table:table-cell table:formula="of:=IF([.D781] &lt; [.$D$2])" office:value-type="boolean" office:boolean-value="false">
            <text:p>FALSE</text:p>
          </table:table-cell>
          <table:table-cell table:formula="of:=MOD([.C781];64)" office:value-type="float" office:value="36.2627569354609">
            <text:p>36.26</text:p>
          </table:table-cell>
          <table:table-cell/>
        </table:table-row>
        <table:table-row table:style-name="ro2">
          <table:table-cell table:style-name="ce3" table:formula="of:=[.A781]+1" office:value-type="float" office:value="781">
            <text:p>781</text:p>
          </table:table-cell>
          <table:table-cell table:style-name="ce3" table:formula="of:=[orbits.$C$3]*[.A782]" office:value-type="float" office:value="3383652.041">
            <text:p>3383652.041</text:p>
          </table:table-cell>
          <table:table-cell table:style-name="ce6" table:formula="of:=[.B782]/[orbits.$D$3]" office:value-type="float" office:value="9264.12463226487">
            <text:p>9264.12</text:p>
          </table:table-cell>
          <table:table-cell table:style-name="ce6" table:formula="of:=[.C782]-ROUNDDOWN([.C782])" office:value-type="float" office:value="0.124632264865795">
            <text:p>0.12</text:p>
          </table:table-cell>
          <table:table-cell table:formula="of:=IF([.D782] &lt; [.$D$2])" office:value-type="boolean" office:boolean-value="false">
            <text:p>FALSE</text:p>
          </table:table-cell>
          <table:table-cell table:formula="of:=MOD([.C782];64)" office:value-type="float" office:value="48.1246322648658">
            <text:p>48.12</text:p>
          </table:table-cell>
          <table:table-cell/>
        </table:table-row>
        <table:table-row table:style-name="ro2">
          <table:table-cell table:style-name="ce3" table:formula="of:=[.A782]+1" office:value-type="float" office:value="782">
            <text:p>782</text:p>
          </table:table-cell>
          <table:table-cell table:style-name="ce3" table:formula="of:=[orbits.$C$3]*[.A783]" office:value-type="float" office:value="3387984.502">
            <text:p>3387984.502</text:p>
          </table:table-cell>
          <table:table-cell table:style-name="ce6" table:formula="of:=[.B783]/[orbits.$D$3]" office:value-type="float" office:value="9275.98650759427">
            <text:p>9275.99</text:p>
          </table:table-cell>
          <table:table-cell table:style-name="ce6" table:formula="of:=[.C783]-ROUNDDOWN([.C783])" office:value-type="float" office:value="0.986507594270734">
            <text:p>0.99</text:p>
          </table:table-cell>
          <table:table-cell table:formula="of:=IF([.D783] &lt; [.$D$2])" office:value-type="boolean" office:boolean-value="false">
            <text:p>FALSE</text:p>
          </table:table-cell>
          <table:table-cell table:formula="of:=MOD([.C783];64)" office:value-type="float" office:value="59.9865075942707">
            <text:p>59.99</text:p>
          </table:table-cell>
          <table:table-cell/>
        </table:table-row>
        <table:table-row table:style-name="ro2">
          <table:table-cell table:style-name="ce3" table:formula="of:=[.A783]+1" office:value-type="float" office:value="783">
            <text:p>783</text:p>
          </table:table-cell>
          <table:table-cell table:style-name="ce3" table:formula="of:=[orbits.$C$3]*[.A784]" office:value-type="float" office:value="3392316.963">
            <text:p>3392316.963</text:p>
          </table:table-cell>
          <table:table-cell table:style-name="ce6" table:formula="of:=[.B784]/[orbits.$D$3]" office:value-type="float" office:value="9287.84838292367">
            <text:p>9287.85</text:p>
          </table:table-cell>
          <table:table-cell table:style-name="ce6" table:formula="of:=[.C784]-ROUNDDOWN([.C784])" office:value-type="float" office:value="0.848382923673853">
            <text:p>0.85</text:p>
          </table:table-cell>
          <table:table-cell table:formula="of:=IF([.D784] &lt; [.$D$2])" office:value-type="boolean" office:boolean-value="false">
            <text:p>FALSE</text:p>
          </table:table-cell>
          <table:table-cell table:formula="of:=MOD([.C784];64)" office:value-type="float" office:value="7.84838292367385">
            <text:p>7.85</text:p>
          </table:table-cell>
          <table:table-cell/>
        </table:table-row>
        <table:table-row table:style-name="ro2">
          <table:table-cell table:style-name="ce3" table:formula="of:=[.A784]+1" office:value-type="float" office:value="784">
            <text:p>784</text:p>
          </table:table-cell>
          <table:table-cell table:style-name="ce3" table:formula="of:=[orbits.$C$3]*[.A785]" office:value-type="float" office:value="3396649.424">
            <text:p>3396649.424</text:p>
          </table:table-cell>
          <table:table-cell table:style-name="ce6" table:formula="of:=[.B785]/[orbits.$D$3]" office:value-type="float" office:value="9299.71025825308">
            <text:p>9299.71</text:p>
          </table:table-cell>
          <table:table-cell table:style-name="ce6" table:formula="of:=[.C785]-ROUNDDOWN([.C785])" office:value-type="float" office:value="0.710258253078791">
            <text:p>0.71</text:p>
          </table:table-cell>
          <table:table-cell table:formula="of:=IF([.D785] &lt; [.$D$2])" office:value-type="boolean" office:boolean-value="false">
            <text:p>FALSE</text:p>
          </table:table-cell>
          <table:table-cell table:formula="of:=MOD([.C785];64)" office:value-type="float" office:value="19.7102582530788">
            <text:p>19.71</text:p>
          </table:table-cell>
          <table:table-cell/>
        </table:table-row>
        <table:table-row table:style-name="ro2">
          <table:table-cell table:style-name="ce3" table:formula="of:=[.A785]+1" office:value-type="float" office:value="785">
            <text:p>785</text:p>
          </table:table-cell>
          <table:table-cell table:style-name="ce3" table:formula="of:=[orbits.$C$3]*[.A786]" office:value-type="float" office:value="3400981.885">
            <text:p>3400981.885</text:p>
          </table:table-cell>
          <table:table-cell table:style-name="ce6" table:formula="of:=[.B786]/[orbits.$D$3]" office:value-type="float" office:value="9311.57213358248">
            <text:p>9311.57</text:p>
          </table:table-cell>
          <table:table-cell table:style-name="ce6" table:formula="of:=[.C786]-ROUNDDOWN([.C786])" office:value-type="float" office:value="0.57213358248373">
            <text:p>0.57</text:p>
          </table:table-cell>
          <table:table-cell table:formula="of:=IF([.D786] &lt; [.$D$2])" office:value-type="boolean" office:boolean-value="false">
            <text:p>FALSE</text:p>
          </table:table-cell>
          <table:table-cell table:formula="of:=MOD([.C786];64)" office:value-type="float" office:value="31.5721335824837">
            <text:p>31.57</text:p>
          </table:table-cell>
          <table:table-cell/>
        </table:table-row>
        <table:table-row table:style-name="ro2">
          <table:table-cell table:style-name="ce3" table:formula="of:=[.A786]+1" office:value-type="float" office:value="786">
            <text:p>786</text:p>
          </table:table-cell>
          <table:table-cell table:style-name="ce3" table:formula="of:=[orbits.$C$3]*[.A787]" office:value-type="float" office:value="3405314.346">
            <text:p>3405314.346</text:p>
          </table:table-cell>
          <table:table-cell table:style-name="ce6" table:formula="of:=[.B787]/[orbits.$D$3]" office:value-type="float" office:value="9323.43400891189">
            <text:p>9323.43</text:p>
          </table:table-cell>
          <table:table-cell table:style-name="ce6" table:formula="of:=[.C787]-ROUNDDOWN([.C787])" office:value-type="float" office:value="0.434008911888668">
            <text:p>0.43</text:p>
          </table:table-cell>
          <table:table-cell table:formula="of:=IF([.D787] &lt; [.$D$2])" office:value-type="boolean" office:boolean-value="false">
            <text:p>FALSE</text:p>
          </table:table-cell>
          <table:table-cell table:formula="of:=MOD([.C787];64)" office:value-type="float" office:value="43.4340089118887">
            <text:p>43.43</text:p>
          </table:table-cell>
          <table:table-cell/>
        </table:table-row>
        <table:table-row table:style-name="ro2">
          <table:table-cell table:style-name="ce3" table:formula="of:=[.A787]+1" office:value-type="float" office:value="787">
            <text:p>787</text:p>
          </table:table-cell>
          <table:table-cell table:style-name="ce3" table:formula="of:=[orbits.$C$3]*[.A788]" office:value-type="float" office:value="3409646.807">
            <text:p>3409646.807</text:p>
          </table:table-cell>
          <table:table-cell table:style-name="ce6" table:formula="of:=[.B788]/[orbits.$D$3]" office:value-type="float" office:value="9335.29588424129">
            <text:p>9335.30</text:p>
          </table:table-cell>
          <table:table-cell table:style-name="ce6" table:formula="of:=[.C788]-ROUNDDOWN([.C788])" office:value-type="float" office:value="0.295884241291787">
            <text:p>0.30</text:p>
          </table:table-cell>
          <table:table-cell table:formula="of:=IF([.D788] &lt; [.$D$2])" office:value-type="boolean" office:boolean-value="false">
            <text:p>FALSE</text:p>
          </table:table-cell>
          <table:table-cell table:formula="of:=MOD([.C788];64)" office:value-type="float" office:value="55.2958842412918">
            <text:p>55.30</text:p>
          </table:table-cell>
          <table:table-cell/>
        </table:table-row>
        <table:table-row table:style-name="ro2">
          <table:table-cell table:style-name="ce3" table:formula="of:=[.A788]+1" office:value-type="float" office:value="788">
            <text:p>788</text:p>
          </table:table-cell>
          <table:table-cell table:style-name="ce3" table:formula="of:=[orbits.$C$3]*[.A789]" office:value-type="float" office:value="3413979.268">
            <text:p>3413979.268</text:p>
          </table:table-cell>
          <table:table-cell table:style-name="ce6" table:formula="of:=[.B789]/[orbits.$D$3]" office:value-type="float" office:value="9347.1577595707">
            <text:p>9347.16</text:p>
          </table:table-cell>
          <table:table-cell table:style-name="ce6" table:formula="of:=[.C789]-ROUNDDOWN([.C789])" office:value-type="float" office:value="0.157759570696726">
            <text:p>0.16</text:p>
          </table:table-cell>
          <table:table-cell table:formula="of:=IF([.D789] &lt; [.$D$2])" office:value-type="boolean" office:boolean-value="false">
            <text:p>FALSE</text:p>
          </table:table-cell>
          <table:table-cell table:formula="of:=MOD([.C789];64)" office:value-type="float" office:value="3.15775957069673">
            <text:p>3.16</text:p>
          </table:table-cell>
          <table:table-cell/>
        </table:table-row>
        <table:table-row table:style-name="ro2">
          <table:table-cell table:style-name="ce3" table:formula="of:=[.A789]+1" office:value-type="float" office:value="789">
            <text:p>789</text:p>
          </table:table-cell>
          <table:table-cell table:style-name="ce3" table:formula="of:=[orbits.$C$3]*[.A790]" office:value-type="float" office:value="3418311.729">
            <text:p>3418311.729</text:p>
          </table:table-cell>
          <table:table-cell table:style-name="ce6" table:formula="of:=[.B790]/[orbits.$D$3]" office:value-type="float" office:value="9359.0196349001">
            <text:p>9359.02</text:p>
          </table:table-cell>
          <table:table-cell table:style-name="ce6" table:formula="of:=[.C790]-ROUNDDOWN([.C790])" office:value-type="float" office:value="0.0196349001016642">
            <text:p>0.02</text:p>
          </table:table-cell>
          <table:table-cell table:formula="of:=IF([.D790] &lt; [.$D$2])" office:value-type="boolean" office:boolean-value="true">
            <text:p>TRUE</text:p>
          </table:table-cell>
          <table:table-cell table:formula="of:=MOD([.C790];64)" office:value-type="float" office:value="15.0196349001017">
            <text:p>15.02</text:p>
          </table:table-cell>
          <table:table-cell/>
        </table:table-row>
        <table:table-row table:style-name="ro2">
          <table:table-cell table:style-name="ce3" table:formula="of:=[.A790]+1" office:value-type="float" office:value="790">
            <text:p>790</text:p>
          </table:table-cell>
          <table:table-cell table:style-name="ce3" table:formula="of:=[orbits.$C$3]*[.A791]" office:value-type="float" office:value="3422644.19">
            <text:p>3422644.19</text:p>
          </table:table-cell>
          <table:table-cell table:style-name="ce6" table:formula="of:=[.B791]/[orbits.$D$3]" office:value-type="float" office:value="9370.88151022951">
            <text:p>9370.88</text:p>
          </table:table-cell>
          <table:table-cell table:style-name="ce6" table:formula="of:=[.C791]-ROUNDDOWN([.C791])" office:value-type="float" office:value="0.881510229506603">
            <text:p>0.88</text:p>
          </table:table-cell>
          <table:table-cell table:formula="of:=IF([.D791] &lt; [.$D$2])" office:value-type="boolean" office:boolean-value="false">
            <text:p>FALSE</text:p>
          </table:table-cell>
          <table:table-cell table:formula="of:=MOD([.C791];64)" office:value-type="float" office:value="26.8815102295066">
            <text:p>26.88</text:p>
          </table:table-cell>
          <table:table-cell/>
        </table:table-row>
        <table:table-row table:style-name="ro2">
          <table:table-cell table:style-name="ce3" table:formula="of:=[.A791]+1" office:value-type="float" office:value="791">
            <text:p>791</text:p>
          </table:table-cell>
          <table:table-cell table:style-name="ce3" table:formula="of:=[orbits.$C$3]*[.A792]" office:value-type="float" office:value="3426976.651">
            <text:p>3426976.651</text:p>
          </table:table-cell>
          <table:table-cell table:style-name="ce6" table:formula="of:=[.B792]/[orbits.$D$3]" office:value-type="float" office:value="9382.74338555891">
            <text:p>9382.74</text:p>
          </table:table-cell>
          <table:table-cell table:style-name="ce6" table:formula="of:=[.C792]-ROUNDDOWN([.C792])" office:value-type="float" office:value="0.743385558909722">
            <text:p>0.74</text:p>
          </table:table-cell>
          <table:table-cell table:formula="of:=IF([.D792] &lt; [.$D$2])" office:value-type="boolean" office:boolean-value="false">
            <text:p>FALSE</text:p>
          </table:table-cell>
          <table:table-cell table:formula="of:=MOD([.C792];64)" office:value-type="float" office:value="38.7433855589097">
            <text:p>38.74</text:p>
          </table:table-cell>
          <table:table-cell/>
        </table:table-row>
        <table:table-row table:style-name="ro2">
          <table:table-cell table:style-name="ce3" table:formula="of:=[.A792]+1" office:value-type="float" office:value="792">
            <text:p>792</text:p>
          </table:table-cell>
          <table:table-cell table:style-name="ce3" table:formula="of:=[orbits.$C$3]*[.A793]" office:value-type="float" office:value="3431309.112">
            <text:p>3431309.112</text:p>
          </table:table-cell>
          <table:table-cell table:style-name="ce6" table:formula="of:=[.B793]/[orbits.$D$3]" office:value-type="float" office:value="9394.60526088831">
            <text:p>9394.61</text:p>
          </table:table-cell>
          <table:table-cell table:style-name="ce6" table:formula="of:=[.C793]-ROUNDDOWN([.C793])" office:value-type="float" office:value="0.60526088831466">
            <text:p>0.61</text:p>
          </table:table-cell>
          <table:table-cell table:formula="of:=IF([.D793] &lt; [.$D$2])" office:value-type="boolean" office:boolean-value="false">
            <text:p>FALSE</text:p>
          </table:table-cell>
          <table:table-cell table:formula="of:=MOD([.C793];64)" office:value-type="float" office:value="50.6052608883147">
            <text:p>50.61</text:p>
          </table:table-cell>
          <table:table-cell/>
        </table:table-row>
        <table:table-row table:style-name="ro2">
          <table:table-cell table:style-name="ce3" table:formula="of:=[.A793]+1" office:value-type="float" office:value="793">
            <text:p>793</text:p>
          </table:table-cell>
          <table:table-cell table:style-name="ce3" table:formula="of:=[orbits.$C$3]*[.A794]" office:value-type="float" office:value="3435641.573">
            <text:p>3435641.573</text:p>
          </table:table-cell>
          <table:table-cell table:style-name="ce6" table:formula="of:=[.B794]/[orbits.$D$3]" office:value-type="float" office:value="9406.46713621772">
            <text:p>9406.47</text:p>
          </table:table-cell>
          <table:table-cell table:style-name="ce6" table:formula="of:=[.C794]-ROUNDDOWN([.C794])" office:value-type="float" office:value="0.467136217719599">
            <text:p>0.47</text:p>
          </table:table-cell>
          <table:table-cell table:formula="of:=IF([.D794] &lt; [.$D$2])" office:value-type="boolean" office:boolean-value="false">
            <text:p>FALSE</text:p>
          </table:table-cell>
          <table:table-cell table:formula="of:=MOD([.C794];64)" office:value-type="float" office:value="62.4671362177196">
            <text:p>62.47</text:p>
          </table:table-cell>
          <table:table-cell/>
        </table:table-row>
        <table:table-row table:style-name="ro2">
          <table:table-cell table:style-name="ce3" table:formula="of:=[.A794]+1" office:value-type="float" office:value="794">
            <text:p>794</text:p>
          </table:table-cell>
          <table:table-cell table:style-name="ce3" table:formula="of:=[orbits.$C$3]*[.A795]" office:value-type="float" office:value="3439974.034">
            <text:p>3439974.034</text:p>
          </table:table-cell>
          <table:table-cell table:style-name="ce6" table:formula="of:=[.B795]/[orbits.$D$3]" office:value-type="float" office:value="9418.32901154712">
            <text:p>9418.33</text:p>
          </table:table-cell>
          <table:table-cell table:style-name="ce6" table:formula="of:=[.C795]-ROUNDDOWN([.C795])" office:value-type="float" office:value="0.329011547122718">
            <text:p>0.33</text:p>
          </table:table-cell>
          <table:table-cell table:formula="of:=IF([.D795] &lt; [.$D$2])" office:value-type="boolean" office:boolean-value="false">
            <text:p>FALSE</text:p>
          </table:table-cell>
          <table:table-cell table:formula="of:=MOD([.C795];64)" office:value-type="float" office:value="10.3290115471227">
            <text:p>10.33</text:p>
          </table:table-cell>
          <table:table-cell/>
        </table:table-row>
        <table:table-row table:style-name="ro2">
          <table:table-cell table:style-name="ce3" table:formula="of:=[.A795]+1" office:value-type="float" office:value="795">
            <text:p>795</text:p>
          </table:table-cell>
          <table:table-cell table:style-name="ce3" table:formula="of:=[orbits.$C$3]*[.A796]" office:value-type="float" office:value="3444306.495">
            <text:p>3444306.495</text:p>
          </table:table-cell>
          <table:table-cell table:style-name="ce6" table:formula="of:=[.B796]/[orbits.$D$3]" office:value-type="float" office:value="9430.19088687653">
            <text:p>9430.19</text:p>
          </table:table-cell>
          <table:table-cell table:style-name="ce6" table:formula="of:=[.C796]-ROUNDDOWN([.C796])" office:value-type="float" office:value="0.190886876527657">
            <text:p>0.19</text:p>
          </table:table-cell>
          <table:table-cell table:formula="of:=IF([.D796] &lt; [.$D$2])" office:value-type="boolean" office:boolean-value="false">
            <text:p>FALSE</text:p>
          </table:table-cell>
          <table:table-cell table:formula="of:=MOD([.C796];64)" office:value-type="float" office:value="22.1908868765277">
            <text:p>22.19</text:p>
          </table:table-cell>
          <table:table-cell/>
        </table:table-row>
        <table:table-row table:style-name="ro2">
          <table:table-cell table:style-name="ce3" table:formula="of:=[.A796]+1" office:value-type="float" office:value="796">
            <text:p>796</text:p>
          </table:table-cell>
          <table:table-cell table:style-name="ce3" table:formula="of:=[orbits.$C$3]*[.A797]" office:value-type="float" office:value="3448638.956">
            <text:p>3448638.956</text:p>
          </table:table-cell>
          <table:table-cell table:style-name="ce6" table:formula="of:=[.B797]/[orbits.$D$3]" office:value-type="float" office:value="9442.05276220593">
            <text:p>9442.05</text:p>
          </table:table-cell>
          <table:table-cell table:style-name="ce6" table:formula="of:=[.C797]-ROUNDDOWN([.C797])" office:value-type="float" office:value="0.052762205932595">
            <text:p>0.05</text:p>
          </table:table-cell>
          <table:table-cell table:formula="of:=IF([.D797] &lt; [.$D$2])" office:value-type="boolean" office:boolean-value="true">
            <text:p>TRUE</text:p>
          </table:table-cell>
          <table:table-cell table:formula="of:=MOD([.C797];64)" office:value-type="float" office:value="34.0527622059326">
            <text:p>34.05</text:p>
          </table:table-cell>
          <table:table-cell/>
        </table:table-row>
        <table:table-row table:style-name="ro2">
          <table:table-cell table:style-name="ce3" table:formula="of:=[.A797]+1" office:value-type="float" office:value="797">
            <text:p>797</text:p>
          </table:table-cell>
          <table:table-cell table:style-name="ce3" table:formula="of:=[orbits.$C$3]*[.A798]" office:value-type="float" office:value="3452971.417">
            <text:p>3452971.417</text:p>
          </table:table-cell>
          <table:table-cell table:style-name="ce6" table:formula="of:=[.B798]/[orbits.$D$3]" office:value-type="float" office:value="9453.91463753534">
            <text:p>9453.91</text:p>
          </table:table-cell>
          <table:table-cell table:style-name="ce6" table:formula="of:=[.C798]-ROUNDDOWN([.C798])" office:value-type="float" office:value="0.914637535337533">
            <text:p>0.91</text:p>
          </table:table-cell>
          <table:table-cell table:formula="of:=IF([.D798] &lt; [.$D$2])" office:value-type="boolean" office:boolean-value="false">
            <text:p>FALSE</text:p>
          </table:table-cell>
          <table:table-cell table:formula="of:=MOD([.C798];64)" office:value-type="float" office:value="45.9146375353375">
            <text:p>45.91</text:p>
          </table:table-cell>
          <table:table-cell/>
        </table:table-row>
        <table:table-row table:style-name="ro2">
          <table:table-cell table:style-name="ce3" table:formula="of:=[.A798]+1" office:value-type="float" office:value="798">
            <text:p>798</text:p>
          </table:table-cell>
          <table:table-cell table:style-name="ce3" table:formula="of:=[orbits.$C$3]*[.A799]" office:value-type="float" office:value="3457303.878">
            <text:p>3457303.878</text:p>
          </table:table-cell>
          <table:table-cell table:style-name="ce6" table:formula="of:=[.B799]/[orbits.$D$3]" office:value-type="float" office:value="9465.77651286474">
            <text:p>9465.78</text:p>
          </table:table-cell>
          <table:table-cell table:style-name="ce6" table:formula="of:=[.C799]-ROUNDDOWN([.C799])" office:value-type="float" office:value="0.776512864740653">
            <text:p>0.78</text:p>
          </table:table-cell>
          <table:table-cell table:formula="of:=IF([.D799] &lt; [.$D$2])" office:value-type="boolean" office:boolean-value="false">
            <text:p>FALSE</text:p>
          </table:table-cell>
          <table:table-cell table:formula="of:=MOD([.C799];64)" office:value-type="float" office:value="57.7765128647407">
            <text:p>57.78</text:p>
          </table:table-cell>
          <table:table-cell/>
        </table:table-row>
        <table:table-row table:style-name="ro2">
          <table:table-cell table:style-name="ce3" table:formula="of:=[.A799]+1" office:value-type="float" office:value="799">
            <text:p>799</text:p>
          </table:table-cell>
          <table:table-cell table:style-name="ce3" table:formula="of:=[orbits.$C$3]*[.A800]" office:value-type="float" office:value="3461636.339">
            <text:p>3461636.339</text:p>
          </table:table-cell>
          <table:table-cell table:style-name="ce6" table:formula="of:=[.B800]/[orbits.$D$3]" office:value-type="float" office:value="9477.63838819415">
            <text:p>9477.64</text:p>
          </table:table-cell>
          <table:table-cell table:style-name="ce6" table:formula="of:=[.C800]-ROUNDDOWN([.C800])" office:value-type="float" office:value="0.638388194145591">
            <text:p>0.64</text:p>
          </table:table-cell>
          <table:table-cell table:formula="of:=IF([.D800] &lt; [.$D$2])" office:value-type="boolean" office:boolean-value="false">
            <text:p>FALSE</text:p>
          </table:table-cell>
          <table:table-cell table:formula="of:=MOD([.C800];64)" office:value-type="float" office:value="5.63838819414559">
            <text:p>5.64</text:p>
          </table:table-cell>
          <table:table-cell/>
        </table:table-row>
        <table:table-row table:style-name="ro2">
          <table:table-cell table:style-name="ce3" table:formula="of:=[.A800]+1" office:value-type="float" office:value="800">
            <text:p>800</text:p>
          </table:table-cell>
          <table:table-cell table:style-name="ce3" table:formula="of:=[orbits.$C$3]*[.A801]" office:value-type="float" office:value="3465968.8">
            <text:p>3465968.8</text:p>
          </table:table-cell>
          <table:table-cell table:style-name="ce6" table:formula="of:=[.B801]/[orbits.$D$3]" office:value-type="float" office:value="9489.50026352355">
            <text:p>9489.50</text:p>
          </table:table-cell>
          <table:table-cell table:style-name="ce6" table:formula="of:=[.C801]-ROUNDDOWN([.C801])" office:value-type="float" office:value="0.50026352355053">
            <text:p>0.50</text:p>
          </table:table-cell>
          <table:table-cell table:formula="of:=IF([.D801] &lt; [.$D$2])" office:value-type="boolean" office:boolean-value="false">
            <text:p>FALSE</text:p>
          </table:table-cell>
          <table:table-cell table:formula="of:=MOD([.C801];64)" office:value-type="float" office:value="17.5002635235505">
            <text:p>17.50</text:p>
          </table:table-cell>
          <table:table-cell/>
        </table:table-row>
        <table:table-row table:style-name="ro2">
          <table:table-cell table:style-name="ce3" table:formula="of:=[.A801]+1" office:value-type="float" office:value="801">
            <text:p>801</text:p>
          </table:table-cell>
          <table:table-cell table:style-name="ce3" table:formula="of:=[orbits.$C$3]*[.A802]" office:value-type="float" office:value="3470301.261">
            <text:p>3470301.261</text:p>
          </table:table-cell>
          <table:table-cell table:style-name="ce6" table:formula="of:=[.B802]/[orbits.$D$3]" office:value-type="float" office:value="9501.36213885296">
            <text:p>9501.36</text:p>
          </table:table-cell>
          <table:table-cell table:style-name="ce6" table:formula="of:=[.C802]-ROUNDDOWN([.C802])" office:value-type="float" office:value="0.362138852955468">
            <text:p>0.36</text:p>
          </table:table-cell>
          <table:table-cell table:formula="of:=IF([.D802] &lt; [.$D$2])" office:value-type="boolean" office:boolean-value="false">
            <text:p>FALSE</text:p>
          </table:table-cell>
          <table:table-cell table:formula="of:=MOD([.C802];64)" office:value-type="float" office:value="29.3621388529555">
            <text:p>29.36</text:p>
          </table:table-cell>
          <table:table-cell/>
        </table:table-row>
        <table:table-row table:style-name="ro2">
          <table:table-cell table:style-name="ce3" table:formula="of:=[.A802]+1" office:value-type="float" office:value="802">
            <text:p>802</text:p>
          </table:table-cell>
          <table:table-cell table:style-name="ce3" table:formula="of:=[orbits.$C$3]*[.A803]" office:value-type="float" office:value="3474633.722">
            <text:p>3474633.722</text:p>
          </table:table-cell>
          <table:table-cell table:style-name="ce6" table:formula="of:=[.B803]/[orbits.$D$3]" office:value-type="float" office:value="9513.22401418236">
            <text:p>9513.22</text:p>
          </table:table-cell>
          <table:table-cell table:style-name="ce6" table:formula="of:=[.C803]-ROUNDDOWN([.C803])" office:value-type="float" office:value="0.224014182358587">
            <text:p>0.22</text:p>
          </table:table-cell>
          <table:table-cell table:formula="of:=IF([.D803] &lt; [.$D$2])" office:value-type="boolean" office:boolean-value="false">
            <text:p>FALSE</text:p>
          </table:table-cell>
          <table:table-cell table:formula="of:=MOD([.C803];64)" office:value-type="float" office:value="41.2240141823586">
            <text:p>41.22</text:p>
          </table:table-cell>
          <table:table-cell/>
        </table:table-row>
        <table:table-row table:style-name="ro2">
          <table:table-cell table:style-name="ce3" table:formula="of:=[.A803]+1" office:value-type="float" office:value="803">
            <text:p>803</text:p>
          </table:table-cell>
          <table:table-cell table:style-name="ce3" table:formula="of:=[orbits.$C$3]*[.A804]" office:value-type="float" office:value="3478966.183">
            <text:p>3478966.183</text:p>
          </table:table-cell>
          <table:table-cell table:style-name="ce6" table:formula="of:=[.B804]/[orbits.$D$3]" office:value-type="float" office:value="9525.08588951176">
            <text:p>9525.09</text:p>
          </table:table-cell>
          <table:table-cell table:style-name="ce6" table:formula="of:=[.C804]-ROUNDDOWN([.C804])" office:value-type="float" office:value="0.0858895117635257">
            <text:p>0.09</text:p>
          </table:table-cell>
          <table:table-cell table:formula="of:=IF([.D804] &lt; [.$D$2])" office:value-type="boolean" office:boolean-value="true">
            <text:p>TRUE</text:p>
          </table:table-cell>
          <table:table-cell table:formula="of:=MOD([.C804];64)" office:value-type="float" office:value="53.0858895117635">
            <text:p>53.09</text:p>
          </table:table-cell>
          <table:table-cell/>
        </table:table-row>
        <table:table-row table:style-name="ro2">
          <table:table-cell table:style-name="ce3" table:formula="of:=[.A804]+1" office:value-type="float" office:value="804">
            <text:p>804</text:p>
          </table:table-cell>
          <table:table-cell table:style-name="ce3" table:formula="of:=[orbits.$C$3]*[.A805]" office:value-type="float" office:value="3483298.644">
            <text:p>3483298.644</text:p>
          </table:table-cell>
          <table:table-cell table:style-name="ce6" table:formula="of:=[.B805]/[orbits.$D$3]" office:value-type="float" office:value="9536.94776484117">
            <text:p>9536.95</text:p>
          </table:table-cell>
          <table:table-cell table:style-name="ce6" table:formula="of:=[.C805]-ROUNDDOWN([.C805])" office:value-type="float" office:value="0.947764841168464">
            <text:p>0.95</text:p>
          </table:table-cell>
          <table:table-cell table:formula="of:=IF([.D805] &lt; [.$D$2])" office:value-type="boolean" office:boolean-value="false">
            <text:p>FALSE</text:p>
          </table:table-cell>
          <table:table-cell table:formula="of:=MOD([.C805];64)" office:value-type="float" office:value="0.947764841168464">
            <text:p>0.95</text:p>
          </table:table-cell>
          <table:table-cell/>
        </table:table-row>
        <table:table-row table:style-name="ro2">
          <table:table-cell table:style-name="ce3" table:formula="of:=[.A805]+1" office:value-type="float" office:value="805">
            <text:p>805</text:p>
          </table:table-cell>
          <table:table-cell table:style-name="ce3" table:formula="of:=[orbits.$C$3]*[.A806]" office:value-type="float" office:value="3487631.105">
            <text:p>3487631.105</text:p>
          </table:table-cell>
          <table:table-cell table:style-name="ce6" table:formula="of:=[.B806]/[orbits.$D$3]" office:value-type="float" office:value="9548.80964017057">
            <text:p>9548.81</text:p>
          </table:table-cell>
          <table:table-cell table:style-name="ce6" table:formula="of:=[.C806]-ROUNDDOWN([.C806])" office:value-type="float" office:value="0.809640170571583">
            <text:p>0.81</text:p>
          </table:table-cell>
          <table:table-cell table:formula="of:=IF([.D806] &lt; [.$D$2])" office:value-type="boolean" office:boolean-value="false">
            <text:p>FALSE</text:p>
          </table:table-cell>
          <table:table-cell table:formula="of:=MOD([.C806];64)" office:value-type="float" office:value="12.8096401705716">
            <text:p>12.81</text:p>
          </table:table-cell>
          <table:table-cell/>
        </table:table-row>
        <table:table-row table:style-name="ro2">
          <table:table-cell table:style-name="ce3" table:formula="of:=[.A806]+1" office:value-type="float" office:value="806">
            <text:p>806</text:p>
          </table:table-cell>
          <table:table-cell table:style-name="ce3" table:formula="of:=[orbits.$C$3]*[.A807]" office:value-type="float" office:value="3491963.566">
            <text:p>3491963.566</text:p>
          </table:table-cell>
          <table:table-cell table:style-name="ce6" table:formula="of:=[.B807]/[orbits.$D$3]" office:value-type="float" office:value="9560.67151549998">
            <text:p>9560.67</text:p>
          </table:table-cell>
          <table:table-cell table:style-name="ce6" table:formula="of:=[.C807]-ROUNDDOWN([.C807])" office:value-type="float" office:value="0.671515499976522">
            <text:p>0.67</text:p>
          </table:table-cell>
          <table:table-cell table:formula="of:=IF([.D807] &lt; [.$D$2])" office:value-type="boolean" office:boolean-value="false">
            <text:p>FALSE</text:p>
          </table:table-cell>
          <table:table-cell table:formula="of:=MOD([.C807];64)" office:value-type="float" office:value="24.6715154999765">
            <text:p>24.67</text:p>
          </table:table-cell>
          <table:table-cell/>
        </table:table-row>
        <table:table-row table:style-name="ro2">
          <table:table-cell table:style-name="ce3" table:formula="of:=[.A807]+1" office:value-type="float" office:value="807">
            <text:p>807</text:p>
          </table:table-cell>
          <table:table-cell table:style-name="ce3" table:formula="of:=[orbits.$C$3]*[.A808]" office:value-type="float" office:value="3496296.027">
            <text:p>3496296.027</text:p>
          </table:table-cell>
          <table:table-cell table:style-name="ce6" table:formula="of:=[.B808]/[orbits.$D$3]" office:value-type="float" office:value="9572.53339082938">
            <text:p>9572.53</text:p>
          </table:table-cell>
          <table:table-cell table:style-name="ce6" table:formula="of:=[.C808]-ROUNDDOWN([.C808])" office:value-type="float" office:value="0.53339082938146">
            <text:p>0.53</text:p>
          </table:table-cell>
          <table:table-cell table:formula="of:=IF([.D808] &lt; [.$D$2])" office:value-type="boolean" office:boolean-value="false">
            <text:p>FALSE</text:p>
          </table:table-cell>
          <table:table-cell table:formula="of:=MOD([.C808];64)" office:value-type="float" office:value="36.5333908293815">
            <text:p>36.53</text:p>
          </table:table-cell>
          <table:table-cell/>
        </table:table-row>
        <table:table-row table:style-name="ro2">
          <table:table-cell table:style-name="ce3" table:formula="of:=[.A808]+1" office:value-type="float" office:value="808">
            <text:p>808</text:p>
          </table:table-cell>
          <table:table-cell table:style-name="ce3" table:formula="of:=[orbits.$C$3]*[.A809]" office:value-type="float" office:value="3500628.488">
            <text:p>3500628.488</text:p>
          </table:table-cell>
          <table:table-cell table:style-name="ce6" table:formula="of:=[.B809]/[orbits.$D$3]" office:value-type="float" office:value="9584.39526615879">
            <text:p>9584.40</text:p>
          </table:table-cell>
          <table:table-cell table:style-name="ce6" table:formula="of:=[.C809]-ROUNDDOWN([.C809])" office:value-type="float" office:value="0.395266158786399">
            <text:p>0.40</text:p>
          </table:table-cell>
          <table:table-cell table:formula="of:=IF([.D809] &lt; [.$D$2])" office:value-type="boolean" office:boolean-value="false">
            <text:p>FALSE</text:p>
          </table:table-cell>
          <table:table-cell table:formula="of:=MOD([.C809];64)" office:value-type="float" office:value="48.3952661587864">
            <text:p>48.40</text:p>
          </table:table-cell>
          <table:table-cell/>
        </table:table-row>
        <table:table-row table:style-name="ro2">
          <table:table-cell table:style-name="ce3" table:formula="of:=[.A809]+1" office:value-type="float" office:value="809">
            <text:p>809</text:p>
          </table:table-cell>
          <table:table-cell table:style-name="ce3" table:formula="of:=[orbits.$C$3]*[.A810]" office:value-type="float" office:value="3504960.949">
            <text:p>3504960.949</text:p>
          </table:table-cell>
          <table:table-cell table:style-name="ce6" table:formula="of:=[.B810]/[orbits.$D$3]" office:value-type="float" office:value="9596.25714148819">
            <text:p>9596.26</text:p>
          </table:table-cell>
          <table:table-cell table:style-name="ce6" table:formula="of:=[.C810]-ROUNDDOWN([.C810])" office:value-type="float" office:value="0.257141488189518">
            <text:p>0.26</text:p>
          </table:table-cell>
          <table:table-cell table:formula="of:=IF([.D810] &lt; [.$D$2])" office:value-type="boolean" office:boolean-value="false">
            <text:p>FALSE</text:p>
          </table:table-cell>
          <table:table-cell table:formula="of:=MOD([.C810];64)" office:value-type="float" office:value="60.2571414881895">
            <text:p>60.26</text:p>
          </table:table-cell>
          <table:table-cell/>
        </table:table-row>
        <table:table-row table:style-name="ro2">
          <table:table-cell table:style-name="ce3" table:formula="of:=[.A810]+1" office:value-type="float" office:value="810">
            <text:p>810</text:p>
          </table:table-cell>
          <table:table-cell table:style-name="ce3" table:formula="of:=[orbits.$C$3]*[.A811]" office:value-type="float" office:value="3509293.41">
            <text:p>3509293.41</text:p>
          </table:table-cell>
          <table:table-cell table:style-name="ce6" table:formula="of:=[.B811]/[orbits.$D$3]" office:value-type="float" office:value="9608.1190168176">
            <text:p>9608.12</text:p>
          </table:table-cell>
          <table:table-cell table:style-name="ce6" table:formula="of:=[.C811]-ROUNDDOWN([.C811])" office:value-type="float" office:value="0.119016817594456">
            <text:p>0.12</text:p>
          </table:table-cell>
          <table:table-cell table:formula="of:=IF([.D811] &lt; [.$D$2])" office:value-type="boolean" office:boolean-value="false">
            <text:p>FALSE</text:p>
          </table:table-cell>
          <table:table-cell table:formula="of:=MOD([.C811];64)" office:value-type="float" office:value="8.11901681759446">
            <text:p>8.12</text:p>
          </table:table-cell>
          <table:table-cell/>
        </table:table-row>
        <table:table-row table:style-name="ro2">
          <table:table-cell table:style-name="ce3" table:formula="of:=[.A811]+1" office:value-type="float" office:value="811">
            <text:p>811</text:p>
          </table:table-cell>
          <table:table-cell table:style-name="ce3" table:formula="of:=[orbits.$C$3]*[.A812]" office:value-type="float" office:value="3513625.871">
            <text:p>3513625.871</text:p>
          </table:table-cell>
          <table:table-cell table:style-name="ce6" table:formula="of:=[.B812]/[orbits.$D$3]" office:value-type="float" office:value="9619.980892147">
            <text:p>9619.98</text:p>
          </table:table-cell>
          <table:table-cell table:style-name="ce6" table:formula="of:=[.C812]-ROUNDDOWN([.C812])" office:value-type="float" office:value="0.980892146999395">
            <text:p>0.98</text:p>
          </table:table-cell>
          <table:table-cell table:formula="of:=IF([.D812] &lt; [.$D$2])" office:value-type="boolean" office:boolean-value="false">
            <text:p>FALSE</text:p>
          </table:table-cell>
          <table:table-cell table:formula="of:=MOD([.C812];64)" office:value-type="float" office:value="19.9808921469994">
            <text:p>19.98</text:p>
          </table:table-cell>
          <table:table-cell/>
        </table:table-row>
        <table:table-row table:style-name="ro2">
          <table:table-cell table:style-name="ce3" table:formula="of:=[.A812]+1" office:value-type="float" office:value="812">
            <text:p>812</text:p>
          </table:table-cell>
          <table:table-cell table:style-name="ce3" table:formula="of:=[orbits.$C$3]*[.A813]" office:value-type="float" office:value="3517958.332">
            <text:p>3517958.332</text:p>
          </table:table-cell>
          <table:table-cell table:style-name="ce6" table:formula="of:=[.B813]/[orbits.$D$3]" office:value-type="float" office:value="9631.84276747641">
            <text:p>9631.84</text:p>
          </table:table-cell>
          <table:table-cell table:style-name="ce6" table:formula="of:=[.C813]-ROUNDDOWN([.C813])" office:value-type="float" office:value="0.842767476404333">
            <text:p>0.84</text:p>
          </table:table-cell>
          <table:table-cell table:formula="of:=IF([.D813] &lt; [.$D$2])" office:value-type="boolean" office:boolean-value="false">
            <text:p>FALSE</text:p>
          </table:table-cell>
          <table:table-cell table:formula="of:=MOD([.C813];64)" office:value-type="float" office:value="31.8427674764043">
            <text:p>31.84</text:p>
          </table:table-cell>
          <table:table-cell/>
        </table:table-row>
        <table:table-row table:style-name="ro2">
          <table:table-cell table:style-name="ce3" table:formula="of:=[.A813]+1" office:value-type="float" office:value="813">
            <text:p>813</text:p>
          </table:table-cell>
          <table:table-cell table:style-name="ce3" table:formula="of:=[orbits.$C$3]*[.A814]" office:value-type="float" office:value="3522290.793">
            <text:p>3522290.793</text:p>
          </table:table-cell>
          <table:table-cell table:style-name="ce6" table:formula="of:=[.B814]/[orbits.$D$3]" office:value-type="float" office:value="9643.70464280581">
            <text:p>9643.70</text:p>
          </table:table-cell>
          <table:table-cell table:style-name="ce6" table:formula="of:=[.C814]-ROUNDDOWN([.C814])" office:value-type="float" office:value="0.704642805807453">
            <text:p>0.70</text:p>
          </table:table-cell>
          <table:table-cell table:formula="of:=IF([.D814] &lt; [.$D$2])" office:value-type="boolean" office:boolean-value="false">
            <text:p>FALSE</text:p>
          </table:table-cell>
          <table:table-cell table:formula="of:=MOD([.C814];64)" office:value-type="float" office:value="43.7046428058075">
            <text:p>43.70</text:p>
          </table:table-cell>
          <table:table-cell/>
        </table:table-row>
        <table:table-row table:style-name="ro2">
          <table:table-cell table:style-name="ce3" table:formula="of:=[.A814]+1" office:value-type="float" office:value="814">
            <text:p>814</text:p>
          </table:table-cell>
          <table:table-cell table:style-name="ce3" table:formula="of:=[orbits.$C$3]*[.A815]" office:value-type="float" office:value="3526623.254">
            <text:p>3526623.254</text:p>
          </table:table-cell>
          <table:table-cell table:style-name="ce6" table:formula="of:=[.B815]/[orbits.$D$3]" office:value-type="float" office:value="9655.56651813521">
            <text:p>9655.57</text:p>
          </table:table-cell>
          <table:table-cell table:style-name="ce6" table:formula="of:=[.C815]-ROUNDDOWN([.C815])" office:value-type="float" office:value="0.566518135212391">
            <text:p>0.57</text:p>
          </table:table-cell>
          <table:table-cell table:formula="of:=IF([.D815] &lt; [.$D$2])" office:value-type="boolean" office:boolean-value="false">
            <text:p>FALSE</text:p>
          </table:table-cell>
          <table:table-cell table:formula="of:=MOD([.C815];64)" office:value-type="float" office:value="55.5665181352124">
            <text:p>55.57</text:p>
          </table:table-cell>
          <table:table-cell/>
        </table:table-row>
        <table:table-row table:style-name="ro2">
          <table:table-cell table:style-name="ce3" table:formula="of:=[.A815]+1" office:value-type="float" office:value="815">
            <text:p>815</text:p>
          </table:table-cell>
          <table:table-cell table:style-name="ce3" table:formula="of:=[orbits.$C$3]*[.A816]" office:value-type="float" office:value="3530955.715">
            <text:p>3530955.715</text:p>
          </table:table-cell>
          <table:table-cell table:style-name="ce6" table:formula="of:=[.B816]/[orbits.$D$3]" office:value-type="float" office:value="9667.42839346462">
            <text:p>9667.43</text:p>
          </table:table-cell>
          <table:table-cell table:style-name="ce6" table:formula="of:=[.C816]-ROUNDDOWN([.C816])" office:value-type="float" office:value="0.428393464617329">
            <text:p>0.43</text:p>
          </table:table-cell>
          <table:table-cell table:formula="of:=IF([.D816] &lt; [.$D$2])" office:value-type="boolean" office:boolean-value="false">
            <text:p>FALSE</text:p>
          </table:table-cell>
          <table:table-cell table:formula="of:=MOD([.C816];64)" office:value-type="float" office:value="3.42839346461733">
            <text:p>3.43</text:p>
          </table:table-cell>
          <table:table-cell/>
        </table:table-row>
        <table:table-row table:style-name="ro2">
          <table:table-cell table:style-name="ce3" table:formula="of:=[.A816]+1" office:value-type="float" office:value="816">
            <text:p>816</text:p>
          </table:table-cell>
          <table:table-cell table:style-name="ce3" table:formula="of:=[orbits.$C$3]*[.A817]" office:value-type="float" office:value="3535288.176">
            <text:p>3535288.176</text:p>
          </table:table-cell>
          <table:table-cell table:style-name="ce6" table:formula="of:=[.B817]/[orbits.$D$3]" office:value-type="float" office:value="9679.29026879402">
            <text:p>9679.29</text:p>
          </table:table-cell>
          <table:table-cell table:style-name="ce6" table:formula="of:=[.C817]-ROUNDDOWN([.C817])" office:value-type="float" office:value="0.290268794020449">
            <text:p>0.29</text:p>
          </table:table-cell>
          <table:table-cell table:formula="of:=IF([.D817] &lt; [.$D$2])" office:value-type="boolean" office:boolean-value="false">
            <text:p>FALSE</text:p>
          </table:table-cell>
          <table:table-cell table:formula="of:=MOD([.C817];64)" office:value-type="float" office:value="15.2902687940205">
            <text:p>15.29</text:p>
          </table:table-cell>
          <table:table-cell/>
        </table:table-row>
        <table:table-row table:style-name="ro2">
          <table:table-cell table:style-name="ce3" table:formula="of:=[.A817]+1" office:value-type="float" office:value="817">
            <text:p>817</text:p>
          </table:table-cell>
          <table:table-cell table:style-name="ce3" table:formula="of:=[orbits.$C$3]*[.A818]" office:value-type="float" office:value="3539620.637">
            <text:p>3539620.637</text:p>
          </table:table-cell>
          <table:table-cell table:style-name="ce6" table:formula="of:=[.B818]/[orbits.$D$3]" office:value-type="float" office:value="9691.15214412343">
            <text:p>9691.15</text:p>
          </table:table-cell>
          <table:table-cell table:style-name="ce6" table:formula="of:=[.C818]-ROUNDDOWN([.C818])" office:value-type="float" office:value="0.152144123425387">
            <text:p>0.15</text:p>
          </table:table-cell>
          <table:table-cell table:formula="of:=IF([.D818] &lt; [.$D$2])" office:value-type="boolean" office:boolean-value="false">
            <text:p>FALSE</text:p>
          </table:table-cell>
          <table:table-cell table:formula="of:=MOD([.C818];64)" office:value-type="float" office:value="27.1521441234254">
            <text:p>27.15</text:p>
          </table:table-cell>
          <table:table-cell/>
        </table:table-row>
        <table:table-row table:style-name="ro2">
          <table:table-cell table:style-name="ce3" table:formula="of:=[.A818]+1" office:value-type="float" office:value="818">
            <text:p>818</text:p>
          </table:table-cell>
          <table:table-cell table:style-name="ce3" table:formula="of:=[orbits.$C$3]*[.A819]" office:value-type="float" office:value="3543953.098">
            <text:p>3543953.098</text:p>
          </table:table-cell>
          <table:table-cell table:style-name="ce6" table:formula="of:=[.B819]/[orbits.$D$3]" office:value-type="float" office:value="9703.01401945283">
            <text:p>9703.01</text:p>
          </table:table-cell>
          <table:table-cell table:style-name="ce6" table:formula="of:=[.C819]-ROUNDDOWN([.C819])" office:value-type="float" office:value="0.0140194528303255">
            <text:p>0.01</text:p>
          </table:table-cell>
          <table:table-cell table:formula="of:=IF([.D819] &lt; [.$D$2])" office:value-type="boolean" office:boolean-value="true">
            <text:p>TRUE</text:p>
          </table:table-cell>
          <table:table-cell table:formula="of:=MOD([.C819];64)" office:value-type="float" office:value="39.0140194528303">
            <text:p>39.01</text:p>
          </table:table-cell>
          <table:table-cell/>
        </table:table-row>
        <table:table-row table:style-name="ro2">
          <table:table-cell table:style-name="ce3" table:formula="of:=[.A819]+1" office:value-type="float" office:value="819">
            <text:p>819</text:p>
          </table:table-cell>
          <table:table-cell table:style-name="ce3" table:formula="of:=[orbits.$C$3]*[.A820]" office:value-type="float" office:value="3548285.559">
            <text:p>3548285.559</text:p>
          </table:table-cell>
          <table:table-cell table:style-name="ce6" table:formula="of:=[.B820]/[orbits.$D$3]" office:value-type="float" office:value="9714.87589478224">
            <text:p>9714.88</text:p>
          </table:table-cell>
          <table:table-cell table:style-name="ce6" table:formula="of:=[.C820]-ROUNDDOWN([.C820])" office:value-type="float" office:value="0.875894782235264">
            <text:p>0.88</text:p>
          </table:table-cell>
          <table:table-cell table:formula="of:=IF([.D820] &lt; [.$D$2])" office:value-type="boolean" office:boolean-value="false">
            <text:p>FALSE</text:p>
          </table:table-cell>
          <table:table-cell table:formula="of:=MOD([.C820];64)" office:value-type="float" office:value="50.8758947822353">
            <text:p>50.88</text:p>
          </table:table-cell>
          <table:table-cell/>
        </table:table-row>
        <table:table-row table:style-name="ro2">
          <table:table-cell table:style-name="ce3" table:formula="of:=[.A820]+1" office:value-type="float" office:value="820">
            <text:p>820</text:p>
          </table:table-cell>
          <table:table-cell table:style-name="ce3" table:formula="of:=[orbits.$C$3]*[.A821]" office:value-type="float" office:value="3552618.02">
            <text:p>3552618.02</text:p>
          </table:table-cell>
          <table:table-cell table:style-name="ce6" table:formula="of:=[.B821]/[orbits.$D$3]" office:value-type="float" office:value="9726.73777011164">
            <text:p>9726.74</text:p>
          </table:table-cell>
          <table:table-cell table:style-name="ce6" table:formula="of:=[.C821]-ROUNDDOWN([.C821])" office:value-type="float" office:value="0.737770111638383">
            <text:p>0.74</text:p>
          </table:table-cell>
          <table:table-cell table:formula="of:=IF([.D821] &lt; [.$D$2])" office:value-type="boolean" office:boolean-value="false">
            <text:p>FALSE</text:p>
          </table:table-cell>
          <table:table-cell table:formula="of:=MOD([.C821];64)" office:value-type="float" office:value="62.7377701116384">
            <text:p>62.74</text:p>
          </table:table-cell>
          <table:table-cell/>
        </table:table-row>
        <table:table-row table:style-name="ro2">
          <table:table-cell table:style-name="ce3" table:formula="of:=[.A821]+1" office:value-type="float" office:value="821">
            <text:p>821</text:p>
          </table:table-cell>
          <table:table-cell table:style-name="ce3" table:formula="of:=[orbits.$C$3]*[.A822]" office:value-type="float" office:value="3556950.481">
            <text:p>3556950.481</text:p>
          </table:table-cell>
          <table:table-cell table:style-name="ce6" table:formula="of:=[.B822]/[orbits.$D$3]" office:value-type="float" office:value="9738.59964544104">
            <text:p>9738.60</text:p>
          </table:table-cell>
          <table:table-cell table:style-name="ce6" table:formula="of:=[.C822]-ROUNDDOWN([.C822])" office:value-type="float" office:value="0.599645441043322">
            <text:p>0.60</text:p>
          </table:table-cell>
          <table:table-cell table:formula="of:=IF([.D822] &lt; [.$D$2])" office:value-type="boolean" office:boolean-value="false">
            <text:p>FALSE</text:p>
          </table:table-cell>
          <table:table-cell table:formula="of:=MOD([.C822];64)" office:value-type="float" office:value="10.5996454410433">
            <text:p>10.60</text:p>
          </table:table-cell>
          <table:table-cell/>
        </table:table-row>
        <table:table-row table:style-name="ro2">
          <table:table-cell table:style-name="ce3" table:formula="of:=[.A822]+1" office:value-type="float" office:value="822">
            <text:p>822</text:p>
          </table:table-cell>
          <table:table-cell table:style-name="ce3" table:formula="of:=[orbits.$C$3]*[.A823]" office:value-type="float" office:value="3561282.942">
            <text:p>3561282.942</text:p>
          </table:table-cell>
          <table:table-cell table:style-name="ce6" table:formula="of:=[.B823]/[orbits.$D$3]" office:value-type="float" office:value="9750.46152077045">
            <text:p>9750.46</text:p>
          </table:table-cell>
          <table:table-cell table:style-name="ce6" table:formula="of:=[.C823]-ROUNDDOWN([.C823])" office:value-type="float" office:value="0.46152077044826">
            <text:p>0.46</text:p>
          </table:table-cell>
          <table:table-cell table:formula="of:=IF([.D823] &lt; [.$D$2])" office:value-type="boolean" office:boolean-value="false">
            <text:p>FALSE</text:p>
          </table:table-cell>
          <table:table-cell table:formula="of:=MOD([.C823];64)" office:value-type="float" office:value="22.4615207704483">
            <text:p>22.46</text:p>
          </table:table-cell>
          <table:table-cell/>
        </table:table-row>
        <table:table-row table:style-name="ro2">
          <table:table-cell table:style-name="ce3" table:formula="of:=[.A823]+1" office:value-type="float" office:value="823">
            <text:p>823</text:p>
          </table:table-cell>
          <table:table-cell table:style-name="ce3" table:formula="of:=[orbits.$C$3]*[.A824]" office:value-type="float" office:value="3565615.403">
            <text:p>3565615.403</text:p>
          </table:table-cell>
          <table:table-cell table:style-name="ce6" table:formula="of:=[.B824]/[orbits.$D$3]" office:value-type="float" office:value="9762.32339609985">
            <text:p>9762.32</text:p>
          </table:table-cell>
          <table:table-cell table:style-name="ce6" table:formula="of:=[.C824]-ROUNDDOWN([.C824])" office:value-type="float" office:value="0.323396099853198">
            <text:p>0.32</text:p>
          </table:table-cell>
          <table:table-cell table:formula="of:=IF([.D824] &lt; [.$D$2])" office:value-type="boolean" office:boolean-value="false">
            <text:p>FALSE</text:p>
          </table:table-cell>
          <table:table-cell table:formula="of:=MOD([.C824];64)" office:value-type="float" office:value="34.3233960998532">
            <text:p>34.32</text:p>
          </table:table-cell>
          <table:table-cell/>
        </table:table-row>
        <table:table-row table:style-name="ro2">
          <table:table-cell table:style-name="ce3" table:formula="of:=[.A824]+1" office:value-type="float" office:value="824">
            <text:p>824</text:p>
          </table:table-cell>
          <table:table-cell table:style-name="ce3" table:formula="of:=[orbits.$C$3]*[.A825]" office:value-type="float" office:value="3569947.864">
            <text:p>3569947.864</text:p>
          </table:table-cell>
          <table:table-cell table:style-name="ce6" table:formula="of:=[.B825]/[orbits.$D$3]" office:value-type="float" office:value="9774.18527142926">
            <text:p>9774.19</text:p>
          </table:table-cell>
          <table:table-cell table:style-name="ce6" table:formula="of:=[.C825]-ROUNDDOWN([.C825])" office:value-type="float" office:value="0.185271429256318">
            <text:p>0.19</text:p>
          </table:table-cell>
          <table:table-cell table:formula="of:=IF([.D825] &lt; [.$D$2])" office:value-type="boolean" office:boolean-value="false">
            <text:p>FALSE</text:p>
          </table:table-cell>
          <table:table-cell table:formula="of:=MOD([.C825];64)" office:value-type="float" office:value="46.1852714292563">
            <text:p>46.19</text:p>
          </table:table-cell>
          <table:table-cell/>
        </table:table-row>
        <table:table-row table:style-name="ro2">
          <table:table-cell table:style-name="ce3" table:formula="of:=[.A825]+1" office:value-type="float" office:value="825">
            <text:p>825</text:p>
          </table:table-cell>
          <table:table-cell table:style-name="ce3" table:formula="of:=[orbits.$C$3]*[.A826]" office:value-type="float" office:value="3574280.325">
            <text:p>3574280.325</text:p>
          </table:table-cell>
          <table:table-cell table:style-name="ce6" table:formula="of:=[.B826]/[orbits.$D$3]" office:value-type="float" office:value="9786.04714675866">
            <text:p>9786.05</text:p>
          </table:table-cell>
          <table:table-cell table:style-name="ce6" table:formula="of:=[.C826]-ROUNDDOWN([.C826])" office:value-type="float" office:value="0.0471467586612562">
            <text:p>0.05</text:p>
          </table:table-cell>
          <table:table-cell table:formula="of:=IF([.D826] &lt; [.$D$2])" office:value-type="boolean" office:boolean-value="true">
            <text:p>TRUE</text:p>
          </table:table-cell>
          <table:table-cell table:formula="of:=MOD([.C826];64)" office:value-type="float" office:value="58.0471467586613">
            <text:p>58.05</text:p>
          </table:table-cell>
          <table:table-cell/>
        </table:table-row>
        <table:table-row table:style-name="ro2">
          <table:table-cell table:style-name="ce3" table:formula="of:=[.A826]+1" office:value-type="float" office:value="826">
            <text:p>826</text:p>
          </table:table-cell>
          <table:table-cell table:style-name="ce3" table:formula="of:=[orbits.$C$3]*[.A827]" office:value-type="float" office:value="3578612.786">
            <text:p>3578612.786</text:p>
          </table:table-cell>
          <table:table-cell table:style-name="ce6" table:formula="of:=[.B827]/[orbits.$D$3]" office:value-type="float" office:value="9797.90902208807">
            <text:p>9797.91</text:p>
          </table:table-cell>
          <table:table-cell table:style-name="ce6" table:formula="of:=[.C827]-ROUNDDOWN([.C827])" office:value-type="float" office:value="0.909022088066195">
            <text:p>0.91</text:p>
          </table:table-cell>
          <table:table-cell table:formula="of:=IF([.D827] &lt; [.$D$2])" office:value-type="boolean" office:boolean-value="false">
            <text:p>FALSE</text:p>
          </table:table-cell>
          <table:table-cell table:formula="of:=MOD([.C827];64)" office:value-type="float" office:value="5.90902208806619">
            <text:p>5.91</text:p>
          </table:table-cell>
          <table:table-cell/>
        </table:table-row>
        <table:table-row table:style-name="ro2">
          <table:table-cell table:style-name="ce3" table:formula="of:=[.A827]+1" office:value-type="float" office:value="827">
            <text:p>827</text:p>
          </table:table-cell>
          <table:table-cell table:style-name="ce3" table:formula="of:=[orbits.$C$3]*[.A828]" office:value-type="float" office:value="3582945.247">
            <text:p>3582945.247</text:p>
          </table:table-cell>
          <table:table-cell table:style-name="ce6" table:formula="of:=[.B828]/[orbits.$D$3]" office:value-type="float" office:value="9809.77089741747">
            <text:p>9809.77</text:p>
          </table:table-cell>
          <table:table-cell table:style-name="ce6" table:formula="of:=[.C828]-ROUNDDOWN([.C828])" office:value-type="float" office:value="0.770897417469314">
            <text:p>0.77</text:p>
          </table:table-cell>
          <table:table-cell table:formula="of:=IF([.D828] &lt; [.$D$2])" office:value-type="boolean" office:boolean-value="false">
            <text:p>FALSE</text:p>
          </table:table-cell>
          <table:table-cell table:formula="of:=MOD([.C828];64)" office:value-type="float" office:value="17.7708974174693">
            <text:p>17.77</text:p>
          </table:table-cell>
          <table:table-cell/>
        </table:table-row>
        <table:table-row table:style-name="ro2">
          <table:table-cell table:style-name="ce3" table:formula="of:=[.A828]+1" office:value-type="float" office:value="828">
            <text:p>828</text:p>
          </table:table-cell>
          <table:table-cell table:style-name="ce3" table:formula="of:=[orbits.$C$3]*[.A829]" office:value-type="float" office:value="3587277.708">
            <text:p>3587277.708</text:p>
          </table:table-cell>
          <table:table-cell table:style-name="ce6" table:formula="of:=[.B829]/[orbits.$D$3]" office:value-type="float" office:value="9821.63277274687">
            <text:p>9821.63</text:p>
          </table:table-cell>
          <table:table-cell table:style-name="ce6" table:formula="of:=[.C829]-ROUNDDOWN([.C829])" office:value-type="float" office:value="0.632772746874252">
            <text:p>0.63</text:p>
          </table:table-cell>
          <table:table-cell table:formula="of:=IF([.D829] &lt; [.$D$2])" office:value-type="boolean" office:boolean-value="false">
            <text:p>FALSE</text:p>
          </table:table-cell>
          <table:table-cell table:formula="of:=MOD([.C829];64)" office:value-type="float" office:value="29.6327727468743">
            <text:p>29.63</text:p>
          </table:table-cell>
          <table:table-cell/>
        </table:table-row>
        <table:table-row table:style-name="ro2">
          <table:table-cell table:style-name="ce3" table:formula="of:=[.A829]+1" office:value-type="float" office:value="829">
            <text:p>829</text:p>
          </table:table-cell>
          <table:table-cell table:style-name="ce3" table:formula="of:=[orbits.$C$3]*[.A830]" office:value-type="float" office:value="3591610.169">
            <text:p>3591610.169</text:p>
          </table:table-cell>
          <table:table-cell table:style-name="ce6" table:formula="of:=[.B830]/[orbits.$D$3]" office:value-type="float" office:value="9833.49464807628">
            <text:p>9833.49</text:p>
          </table:table-cell>
          <table:table-cell table:style-name="ce6" table:formula="of:=[.C830]-ROUNDDOWN([.C830])" office:value-type="float" office:value="0.494648076279191">
            <text:p>0.49</text:p>
          </table:table-cell>
          <table:table-cell table:formula="of:=IF([.D830] &lt; [.$D$2])" office:value-type="boolean" office:boolean-value="false">
            <text:p>FALSE</text:p>
          </table:table-cell>
          <table:table-cell table:formula="of:=MOD([.C830];64)" office:value-type="float" office:value="41.4946480762792">
            <text:p>41.49</text:p>
          </table:table-cell>
          <table:table-cell/>
        </table:table-row>
        <table:table-row table:style-name="ro2">
          <table:table-cell table:style-name="ce3" table:formula="of:=[.A830]+1" office:value-type="float" office:value="830">
            <text:p>830</text:p>
          </table:table-cell>
          <table:table-cell table:style-name="ce3" table:formula="of:=[orbits.$C$3]*[.A831]" office:value-type="float" office:value="3595942.63">
            <text:p>3595942.63</text:p>
          </table:table-cell>
          <table:table-cell table:style-name="ce6" table:formula="of:=[.B831]/[orbits.$D$3]" office:value-type="float" office:value="9845.35652340568">
            <text:p>9845.36</text:p>
          </table:table-cell>
          <table:table-cell table:style-name="ce6" table:formula="of:=[.C831]-ROUNDDOWN([.C831])" office:value-type="float" office:value="0.356523405684129">
            <text:p>0.36</text:p>
          </table:table-cell>
          <table:table-cell table:formula="of:=IF([.D831] &lt; [.$D$2])" office:value-type="boolean" office:boolean-value="false">
            <text:p>FALSE</text:p>
          </table:table-cell>
          <table:table-cell table:formula="of:=MOD([.C831];64)" office:value-type="float" office:value="53.3565234056841">
            <text:p>53.36</text:p>
          </table:table-cell>
          <table:table-cell/>
        </table:table-row>
        <table:table-row table:style-name="ro2">
          <table:table-cell table:style-name="ce3" table:formula="of:=[.A831]+1" office:value-type="float" office:value="831">
            <text:p>831</text:p>
          </table:table-cell>
          <table:table-cell table:style-name="ce3" table:formula="of:=[orbits.$C$3]*[.A832]" office:value-type="float" office:value="3600275.091">
            <text:p>3600275.091</text:p>
          </table:table-cell>
          <table:table-cell table:style-name="ce6" table:formula="of:=[.B832]/[orbits.$D$3]" office:value-type="float" office:value="9857.21839873509">
            <text:p>9857.22</text:p>
          </table:table-cell>
          <table:table-cell table:style-name="ce6" table:formula="of:=[.C832]-ROUNDDOWN([.C832])" office:value-type="float" office:value="0.218398735087248">
            <text:p>0.22</text:p>
          </table:table-cell>
          <table:table-cell table:formula="of:=IF([.D832] &lt; [.$D$2])" office:value-type="boolean" office:boolean-value="false">
            <text:p>FALSE</text:p>
          </table:table-cell>
          <table:table-cell table:formula="of:=MOD([.C832];64)" office:value-type="float" office:value="1.21839873508725">
            <text:p>1.22</text:p>
          </table:table-cell>
          <table:table-cell/>
        </table:table-row>
        <table:table-row table:style-name="ro2">
          <table:table-cell table:style-name="ce3" table:formula="of:=[.A832]+1" office:value-type="float" office:value="832">
            <text:p>832</text:p>
          </table:table-cell>
          <table:table-cell table:style-name="ce3" table:formula="of:=[orbits.$C$3]*[.A833]" office:value-type="float" office:value="3604607.552">
            <text:p>3604607.552</text:p>
          </table:table-cell>
          <table:table-cell table:style-name="ce6" table:formula="of:=[.B833]/[orbits.$D$3]" office:value-type="float" office:value="9869.08027406449">
            <text:p>9869.08</text:p>
          </table:table-cell>
          <table:table-cell table:style-name="ce6" table:formula="of:=[.C833]-ROUNDDOWN([.C833])" office:value-type="float" office:value="0.0802740644921869">
            <text:p>0.08</text:p>
          </table:table-cell>
          <table:table-cell table:formula="of:=IF([.D833] &lt; [.$D$2])" office:value-type="boolean" office:boolean-value="true">
            <text:p>TRUE</text:p>
          </table:table-cell>
          <table:table-cell table:formula="of:=MOD([.C833];64)" office:value-type="float" office:value="13.0802740644922">
            <text:p>13.08</text:p>
          </table:table-cell>
          <table:table-cell/>
        </table:table-row>
        <table:table-row table:style-name="ro2">
          <table:table-cell table:style-name="ce3" table:formula="of:=[.A833]+1" office:value-type="float" office:value="833">
            <text:p>833</text:p>
          </table:table-cell>
          <table:table-cell table:style-name="ce3" table:formula="of:=[orbits.$C$3]*[.A834]" office:value-type="float" office:value="3608940.013">
            <text:p>3608940.013</text:p>
          </table:table-cell>
          <table:table-cell table:style-name="ce6" table:formula="of:=[.B834]/[orbits.$D$3]" office:value-type="float" office:value="9880.9421493939">
            <text:p>9880.94</text:p>
          </table:table-cell>
          <table:table-cell table:style-name="ce6" table:formula="of:=[.C834]-ROUNDDOWN([.C834])" office:value-type="float" office:value="0.942149393897125">
            <text:p>0.94</text:p>
          </table:table-cell>
          <table:table-cell table:formula="of:=IF([.D834] &lt; [.$D$2])" office:value-type="boolean" office:boolean-value="false">
            <text:p>FALSE</text:p>
          </table:table-cell>
          <table:table-cell table:formula="of:=MOD([.C834];64)" office:value-type="float" office:value="24.9421493938971">
            <text:p>24.94</text:p>
          </table:table-cell>
          <table:table-cell/>
        </table:table-row>
        <table:table-row table:style-name="ro2">
          <table:table-cell table:style-name="ce3" table:formula="of:=[.A834]+1" office:value-type="float" office:value="834">
            <text:p>834</text:p>
          </table:table-cell>
          <table:table-cell table:style-name="ce3" table:formula="of:=[orbits.$C$3]*[.A835]" office:value-type="float" office:value="3613272.474">
            <text:p>3613272.474</text:p>
          </table:table-cell>
          <table:table-cell table:style-name="ce6" table:formula="of:=[.B835]/[orbits.$D$3]" office:value-type="float" office:value="9892.8040247233">
            <text:p>9892.80</text:p>
          </table:table-cell>
          <table:table-cell table:style-name="ce6" table:formula="of:=[.C835]-ROUNDDOWN([.C835])" office:value-type="float" office:value="0.804024723302064">
            <text:p>0.80</text:p>
          </table:table-cell>
          <table:table-cell table:formula="of:=IF([.D835] &lt; [.$D$2])" office:value-type="boolean" office:boolean-value="false">
            <text:p>FALSE</text:p>
          </table:table-cell>
          <table:table-cell table:formula="of:=MOD([.C835];64)" office:value-type="float" office:value="36.8040247233021">
            <text:p>36.80</text:p>
          </table:table-cell>
          <table:table-cell/>
        </table:table-row>
        <table:table-row table:style-name="ro2">
          <table:table-cell table:style-name="ce3" table:formula="of:=[.A835]+1" office:value-type="float" office:value="835">
            <text:p>835</text:p>
          </table:table-cell>
          <table:table-cell table:style-name="ce3" table:formula="of:=[orbits.$C$3]*[.A836]" office:value-type="float" office:value="3617604.935">
            <text:p>3617604.935</text:p>
          </table:table-cell>
          <table:table-cell table:style-name="ce6" table:formula="of:=[.B836]/[orbits.$D$3]" office:value-type="float" office:value="9904.66590005271">
            <text:p>9904.67</text:p>
          </table:table-cell>
          <table:table-cell table:style-name="ce6" table:formula="of:=[.C836]-ROUNDDOWN([.C836])" office:value-type="float" office:value="0.665900052705183">
            <text:p>0.67</text:p>
          </table:table-cell>
          <table:table-cell table:formula="of:=IF([.D836] &lt; [.$D$2])" office:value-type="boolean" office:boolean-value="false">
            <text:p>FALSE</text:p>
          </table:table-cell>
          <table:table-cell table:formula="of:=MOD([.C836];64)" office:value-type="float" office:value="48.6659000527052">
            <text:p>48.67</text:p>
          </table:table-cell>
          <table:table-cell/>
        </table:table-row>
        <table:table-row table:style-name="ro2">
          <table:table-cell table:style-name="ce3" table:formula="of:=[.A836]+1" office:value-type="float" office:value="836">
            <text:p>836</text:p>
          </table:table-cell>
          <table:table-cell table:style-name="ce3" table:formula="of:=[orbits.$C$3]*[.A837]" office:value-type="float" office:value="3621937.396">
            <text:p>3621937.396</text:p>
          </table:table-cell>
          <table:table-cell table:style-name="ce6" table:formula="of:=[.B837]/[orbits.$D$3]" office:value-type="float" office:value="9916.52777538211">
            <text:p>9916.53</text:p>
          </table:table-cell>
          <table:table-cell table:style-name="ce6" table:formula="of:=[.C837]-ROUNDDOWN([.C837])" office:value-type="float" office:value="0.527775382110121">
            <text:p>0.53</text:p>
          </table:table-cell>
          <table:table-cell table:formula="of:=IF([.D837] &lt; [.$D$2])" office:value-type="boolean" office:boolean-value="false">
            <text:p>FALSE</text:p>
          </table:table-cell>
          <table:table-cell table:formula="of:=MOD([.C837];64)" office:value-type="float" office:value="60.5277753821101">
            <text:p>60.53</text:p>
          </table:table-cell>
          <table:table-cell/>
        </table:table-row>
        <table:table-row table:style-name="ro2">
          <table:table-cell table:style-name="ce3" table:formula="of:=[.A837]+1" office:value-type="float" office:value="837">
            <text:p>837</text:p>
          </table:table-cell>
          <table:table-cell table:style-name="ce3" table:formula="of:=[orbits.$C$3]*[.A838]" office:value-type="float" office:value="3626269.857">
            <text:p>3626269.857</text:p>
          </table:table-cell>
          <table:table-cell table:style-name="ce6" table:formula="of:=[.B838]/[orbits.$D$3]" office:value-type="float" office:value="9928.38965071152">
            <text:p>9928.39</text:p>
          </table:table-cell>
          <table:table-cell table:style-name="ce6" table:formula="of:=[.C838]-ROUNDDOWN([.C838])" office:value-type="float" office:value="0.38965071151506">
            <text:p>0.39</text:p>
          </table:table-cell>
          <table:table-cell table:formula="of:=IF([.D838] &lt; [.$D$2])" office:value-type="boolean" office:boolean-value="false">
            <text:p>FALSE</text:p>
          </table:table-cell>
          <table:table-cell table:formula="of:=MOD([.C838];64)" office:value-type="float" office:value="8.38965071151506">
            <text:p>8.39</text:p>
          </table:table-cell>
          <table:table-cell/>
        </table:table-row>
        <table:table-row table:style-name="ro2">
          <table:table-cell table:style-name="ce3" table:formula="of:=[.A838]+1" office:value-type="float" office:value="838">
            <text:p>838</text:p>
          </table:table-cell>
          <table:table-cell table:style-name="ce3" table:formula="of:=[orbits.$C$3]*[.A839]" office:value-type="float" office:value="3630602.318">
            <text:p>3630602.318</text:p>
          </table:table-cell>
          <table:table-cell table:style-name="ce6" table:formula="of:=[.B839]/[orbits.$D$3]" office:value-type="float" office:value="9940.25152604092">
            <text:p>9940.25</text:p>
          </table:table-cell>
          <table:table-cell table:style-name="ce6" table:formula="of:=[.C839]-ROUNDDOWN([.C839])" office:value-type="float" office:value="0.251526040918179">
            <text:p>0.25</text:p>
          </table:table-cell>
          <table:table-cell table:formula="of:=IF([.D839] &lt; [.$D$2])" office:value-type="boolean" office:boolean-value="false">
            <text:p>FALSE</text:p>
          </table:table-cell>
          <table:table-cell table:formula="of:=MOD([.C839];64)" office:value-type="float" office:value="20.2515260409182">
            <text:p>20.25</text:p>
          </table:table-cell>
          <table:table-cell/>
        </table:table-row>
        <table:table-row table:style-name="ro2">
          <table:table-cell table:style-name="ce3" table:formula="of:=[.A839]+1" office:value-type="float" office:value="839">
            <text:p>839</text:p>
          </table:table-cell>
          <table:table-cell table:style-name="ce3" table:formula="of:=[orbits.$C$3]*[.A840]" office:value-type="float" office:value="3634934.779">
            <text:p>3634934.779</text:p>
          </table:table-cell>
          <table:table-cell table:style-name="ce6" table:formula="of:=[.B840]/[orbits.$D$3]" office:value-type="float" office:value="9952.11340137032">
            <text:p>9952.11</text:p>
          </table:table-cell>
          <table:table-cell table:style-name="ce6" table:formula="of:=[.C840]-ROUNDDOWN([.C840])" office:value-type="float" office:value="0.113401370323118">
            <text:p>0.11</text:p>
          </table:table-cell>
          <table:table-cell table:formula="of:=IF([.D840] &lt; [.$D$2])" office:value-type="boolean" office:boolean-value="false">
            <text:p>FALSE</text:p>
          </table:table-cell>
          <table:table-cell table:formula="of:=MOD([.C840];64)" office:value-type="float" office:value="32.1134013703231">
            <text:p>32.11</text:p>
          </table:table-cell>
          <table:table-cell/>
        </table:table-row>
        <table:table-row table:style-name="ro2">
          <table:table-cell table:style-name="ce3" table:formula="of:=[.A840]+1" office:value-type="float" office:value="840">
            <text:p>840</text:p>
          </table:table-cell>
          <table:table-cell table:style-name="ce3" table:formula="of:=[orbits.$C$3]*[.A841]" office:value-type="float" office:value="3639267.24">
            <text:p>3639267.24</text:p>
          </table:table-cell>
          <table:table-cell table:style-name="ce6" table:formula="of:=[.B841]/[orbits.$D$3]" office:value-type="float" office:value="9963.97527669973">
            <text:p>9963.98</text:p>
          </table:table-cell>
          <table:table-cell table:style-name="ce6" table:formula="of:=[.C841]-ROUNDDOWN([.C841])" office:value-type="float" office:value="0.975276699728056">
            <text:p>0.98</text:p>
          </table:table-cell>
          <table:table-cell table:formula="of:=IF([.D841] &lt; [.$D$2])" office:value-type="boolean" office:boolean-value="false">
            <text:p>FALSE</text:p>
          </table:table-cell>
          <table:table-cell table:formula="of:=MOD([.C841];64)" office:value-type="float" office:value="43.9752766997281">
            <text:p>43.98</text:p>
          </table:table-cell>
          <table:table-cell/>
        </table:table-row>
        <table:table-row table:style-name="ro2">
          <table:table-cell table:style-name="ce3" table:formula="of:=[.A841]+1" office:value-type="float" office:value="841">
            <text:p>841</text:p>
          </table:table-cell>
          <table:table-cell table:style-name="ce3" table:formula="of:=[orbits.$C$3]*[.A842]" office:value-type="float" office:value="3643599.701">
            <text:p>3643599.701</text:p>
          </table:table-cell>
          <table:table-cell table:style-name="ce6" table:formula="of:=[.B842]/[orbits.$D$3]" office:value-type="float" office:value="9975.83715202913">
            <text:p>9975.84</text:p>
          </table:table-cell>
          <table:table-cell table:style-name="ce6" table:formula="of:=[.C842]-ROUNDDOWN([.C842])" office:value-type="float" office:value="0.837152029132994">
            <text:p>0.84</text:p>
          </table:table-cell>
          <table:table-cell table:formula="of:=IF([.D842] &lt; [.$D$2])" office:value-type="boolean" office:boolean-value="false">
            <text:p>FALSE</text:p>
          </table:table-cell>
          <table:table-cell table:formula="of:=MOD([.C842];64)" office:value-type="float" office:value="55.837152029133">
            <text:p>55.84</text:p>
          </table:table-cell>
          <table:table-cell/>
        </table:table-row>
        <table:table-row table:style-name="ro2">
          <table:table-cell table:style-name="ce3" table:formula="of:=[.A842]+1" office:value-type="float" office:value="842">
            <text:p>842</text:p>
          </table:table-cell>
          <table:table-cell table:style-name="ce3" table:formula="of:=[orbits.$C$3]*[.A843]" office:value-type="float" office:value="3647932.162">
            <text:p>3647932.162</text:p>
          </table:table-cell>
          <table:table-cell table:style-name="ce6" table:formula="of:=[.B843]/[orbits.$D$3]" office:value-type="float" office:value="9987.69902735854">
            <text:p>9987.70</text:p>
          </table:table-cell>
          <table:table-cell table:style-name="ce6" table:formula="of:=[.C843]-ROUNDDOWN([.C843])" office:value-type="float" office:value="0.699027358536114">
            <text:p>0.70</text:p>
          </table:table-cell>
          <table:table-cell table:formula="of:=IF([.D843] &lt; [.$D$2])" office:value-type="boolean" office:boolean-value="false">
            <text:p>FALSE</text:p>
          </table:table-cell>
          <table:table-cell table:formula="of:=MOD([.C843];64)" office:value-type="float" office:value="3.69902735853611">
            <text:p>3.70</text:p>
          </table:table-cell>
          <table:table-cell/>
        </table:table-row>
        <table:table-row table:style-name="ro2">
          <table:table-cell table:style-name="ce3" table:formula="of:=[.A843]+1" office:value-type="float" office:value="843">
            <text:p>843</text:p>
          </table:table-cell>
          <table:table-cell table:style-name="ce3" table:formula="of:=[orbits.$C$3]*[.A844]" office:value-type="float" office:value="3652264.623">
            <text:p>3652264.623</text:p>
          </table:table-cell>
          <table:table-cell table:style-name="ce6" table:formula="of:=[.B844]/[orbits.$D$3]" office:value-type="float" office:value="9999.56090268794">
            <text:p>9999.56</text:p>
          </table:table-cell>
          <table:table-cell table:style-name="ce6" table:formula="of:=[.C844]-ROUNDDOWN([.C844])" office:value-type="float" office:value="0.560902687941052">
            <text:p>0.56</text:p>
          </table:table-cell>
          <table:table-cell table:formula="of:=IF([.D844] &lt; [.$D$2])" office:value-type="boolean" office:boolean-value="false">
            <text:p>FALSE</text:p>
          </table:table-cell>
          <table:table-cell table:formula="of:=MOD([.C844];64)" office:value-type="float" office:value="15.5609026879411">
            <text:p>15.56</text:p>
          </table:table-cell>
          <table:table-cell/>
        </table:table-row>
        <table:table-row table:style-name="ro2">
          <table:table-cell table:style-name="ce3" table:formula="of:=[.A844]+1" office:value-type="float" office:value="844">
            <text:p>844</text:p>
          </table:table-cell>
          <table:table-cell table:style-name="ce3" table:formula="of:=[orbits.$C$3]*[.A845]" office:value-type="float" office:value="3656597.084">
            <text:p>3656597.084</text:p>
          </table:table-cell>
          <table:table-cell table:style-name="ce6" table:formula="of:=[.B845]/[orbits.$D$3]" office:value-type="float" office:value="10011.4227780173">
            <text:p>10011.42</text:p>
          </table:table-cell>
          <table:table-cell table:style-name="ce6" table:formula="of:=[.C845]-ROUNDDOWN([.C845])" office:value-type="float" office:value="0.422778017345991">
            <text:p>0.42</text:p>
          </table:table-cell>
          <table:table-cell table:formula="of:=IF([.D845] &lt; [.$D$2])" office:value-type="boolean" office:boolean-value="false">
            <text:p>FALSE</text:p>
          </table:table-cell>
          <table:table-cell table:formula="of:=MOD([.C845];64)" office:value-type="float" office:value="27.422778017346">
            <text:p>27.42</text:p>
          </table:table-cell>
          <table:table-cell/>
        </table:table-row>
        <table:table-row table:style-name="ro2">
          <table:table-cell table:style-name="ce3" table:formula="of:=[.A845]+1" office:value-type="float" office:value="845">
            <text:p>845</text:p>
          </table:table-cell>
          <table:table-cell table:style-name="ce3" table:formula="of:=[orbits.$C$3]*[.A846]" office:value-type="float" office:value="3660929.545">
            <text:p>3660929.545</text:p>
          </table:table-cell>
          <table:table-cell table:style-name="ce6" table:formula="of:=[.B846]/[orbits.$D$3]" office:value-type="float" office:value="10023.2846533468">
            <text:p>10023.28</text:p>
          </table:table-cell>
          <table:table-cell table:style-name="ce6" table:formula="of:=[.C846]-ROUNDDOWN([.C846])" office:value-type="float" office:value="0.28465334674911">
            <text:p>0.28</text:p>
          </table:table-cell>
          <table:table-cell table:formula="of:=IF([.D846] &lt; [.$D$2])" office:value-type="boolean" office:boolean-value="false">
            <text:p>FALSE</text:p>
          </table:table-cell>
          <table:table-cell table:formula="of:=MOD([.C846];64)" office:value-type="float" office:value="39.2846533467491">
            <text:p>39.28</text:p>
          </table:table-cell>
          <table:table-cell/>
        </table:table-row>
        <table:table-row table:style-name="ro2">
          <table:table-cell table:style-name="ce3" table:formula="of:=[.A846]+1" office:value-type="float" office:value="846">
            <text:p>846</text:p>
          </table:table-cell>
          <table:table-cell table:style-name="ce3" table:formula="of:=[orbits.$C$3]*[.A847]" office:value-type="float" office:value="3665262.006">
            <text:p>3665262.006</text:p>
          </table:table-cell>
          <table:table-cell table:style-name="ce6" table:formula="of:=[.B847]/[orbits.$D$3]" office:value-type="float" office:value="10035.1465286762">
            <text:p>10035.15</text:p>
          </table:table-cell>
          <table:table-cell table:style-name="ce6" table:formula="of:=[.C847]-ROUNDDOWN([.C847])" office:value-type="float" office:value="0.146528676154048">
            <text:p>0.15</text:p>
          </table:table-cell>
          <table:table-cell table:formula="of:=IF([.D847] &lt; [.$D$2])" office:value-type="boolean" office:boolean-value="false">
            <text:p>FALSE</text:p>
          </table:table-cell>
          <table:table-cell table:formula="of:=MOD([.C847];64)" office:value-type="float" office:value="51.1465286761541">
            <text:p>51.15</text:p>
          </table:table-cell>
          <table:table-cell/>
        </table:table-row>
        <table:table-row table:style-name="ro2">
          <table:table-cell table:style-name="ce3" table:formula="of:=[.A847]+1" office:value-type="float" office:value="847">
            <text:p>847</text:p>
          </table:table-cell>
          <table:table-cell table:style-name="ce3" table:formula="of:=[orbits.$C$3]*[.A848]" office:value-type="float" office:value="3669594.467">
            <text:p>3669594.467</text:p>
          </table:table-cell>
          <table:table-cell table:style-name="ce6" table:formula="of:=[.B848]/[orbits.$D$3]" office:value-type="float" office:value="10047.0084040056">
            <text:p>10047.01</text:p>
          </table:table-cell>
          <table:table-cell table:style-name="ce6" table:formula="of:=[.C848]-ROUNDDOWN([.C848])" office:value-type="float" office:value="0.00840400555898668">
            <text:p>0.01</text:p>
          </table:table-cell>
          <table:table-cell table:formula="of:=IF([.D848] &lt; [.$D$2])" office:value-type="boolean" office:boolean-value="true">
            <text:p>TRUE</text:p>
          </table:table-cell>
          <table:table-cell table:formula="of:=MOD([.C848];64)" office:value-type="float" office:value="63.008404005559">
            <text:p>63.01</text:p>
          </table:table-cell>
          <table:table-cell/>
        </table:table-row>
        <table:table-row table:style-name="ro2">
          <table:table-cell table:style-name="ce3" table:formula="of:=[.A848]+1" office:value-type="float" office:value="848">
            <text:p>848</text:p>
          </table:table-cell>
          <table:table-cell table:style-name="ce3" table:formula="of:=[orbits.$C$3]*[.A849]" office:value-type="float" office:value="3673926.928">
            <text:p>3673926.928</text:p>
          </table:table-cell>
          <table:table-cell table:style-name="ce6" table:formula="of:=[.B849]/[orbits.$D$3]" office:value-type="float" office:value="10058.870279335">
            <text:p>10058.87</text:p>
          </table:table-cell>
          <table:table-cell table:style-name="ce6" table:formula="of:=[.C849]-ROUNDDOWN([.C849])" office:value-type="float" office:value="0.870279334963925">
            <text:p>0.87</text:p>
          </table:table-cell>
          <table:table-cell table:formula="of:=IF([.D849] &lt; [.$D$2])" office:value-type="boolean" office:boolean-value="false">
            <text:p>FALSE</text:p>
          </table:table-cell>
          <table:table-cell table:formula="of:=MOD([.C849];64)" office:value-type="float" office:value="10.8702793349639">
            <text:p>10.87</text:p>
          </table:table-cell>
          <table:table-cell/>
        </table:table-row>
        <table:table-row table:style-name="ro2">
          <table:table-cell table:style-name="ce3" table:formula="of:=[.A849]+1" office:value-type="float" office:value="849">
            <text:p>849</text:p>
          </table:table-cell>
          <table:table-cell table:style-name="ce3" table:formula="of:=[orbits.$C$3]*[.A850]" office:value-type="float" office:value="3678259.389">
            <text:p>3678259.389</text:p>
          </table:table-cell>
          <table:table-cell table:style-name="ce6" table:formula="of:=[.B850]/[orbits.$D$3]" office:value-type="float" office:value="10070.7321546644">
            <text:p>10070.73</text:p>
          </table:table-cell>
          <table:table-cell table:style-name="ce6" table:formula="of:=[.C850]-ROUNDDOWN([.C850])" office:value-type="float" office:value="0.732154664367044">
            <text:p>0.73</text:p>
          </table:table-cell>
          <table:table-cell table:formula="of:=IF([.D850] &lt; [.$D$2])" office:value-type="boolean" office:boolean-value="false">
            <text:p>FALSE</text:p>
          </table:table-cell>
          <table:table-cell table:formula="of:=MOD([.C850];64)" office:value-type="float" office:value="22.732154664367">
            <text:p>22.73</text:p>
          </table:table-cell>
          <table:table-cell/>
        </table:table-row>
        <table:table-row table:style-name="ro2">
          <table:table-cell table:style-name="ce3" table:formula="of:=[.A850]+1" office:value-type="float" office:value="850">
            <text:p>850</text:p>
          </table:table-cell>
          <table:table-cell table:style-name="ce3" table:formula="of:=[orbits.$C$3]*[.A851]" office:value-type="float" office:value="3682591.85">
            <text:p>3682591.85</text:p>
          </table:table-cell>
          <table:table-cell table:style-name="ce6" table:formula="of:=[.B851]/[orbits.$D$3]" office:value-type="float" office:value="10082.5940299938">
            <text:p>10082.59</text:p>
          </table:table-cell>
          <table:table-cell table:style-name="ce6" table:formula="of:=[.C851]-ROUNDDOWN([.C851])" office:value-type="float" office:value="0.594029993771983">
            <text:p>0.59</text:p>
          </table:table-cell>
          <table:table-cell table:formula="of:=IF([.D851] &lt; [.$D$2])" office:value-type="boolean" office:boolean-value="false">
            <text:p>FALSE</text:p>
          </table:table-cell>
          <table:table-cell table:formula="of:=MOD([.C851];64)" office:value-type="float" office:value="34.594029993772">
            <text:p>34.59</text:p>
          </table:table-cell>
          <table:table-cell/>
        </table:table-row>
        <table:table-row table:style-name="ro2">
          <table:table-cell table:style-name="ce3" table:formula="of:=[.A851]+1" office:value-type="float" office:value="851">
            <text:p>851</text:p>
          </table:table-cell>
          <table:table-cell table:style-name="ce3" table:formula="of:=[orbits.$C$3]*[.A852]" office:value-type="float" office:value="3686924.311">
            <text:p>3686924.311</text:p>
          </table:table-cell>
          <table:table-cell table:style-name="ce6" table:formula="of:=[.B852]/[orbits.$D$3]" office:value-type="float" office:value="10094.4559053232">
            <text:p>10094.46</text:p>
          </table:table-cell>
          <table:table-cell table:style-name="ce6" table:formula="of:=[.C852]-ROUNDDOWN([.C852])" office:value-type="float" office:value="0.455905323176921">
            <text:p>0.46</text:p>
          </table:table-cell>
          <table:table-cell table:formula="of:=IF([.D852] &lt; [.$D$2])" office:value-type="boolean" office:boolean-value="false">
            <text:p>FALSE</text:p>
          </table:table-cell>
          <table:table-cell table:formula="of:=MOD([.C852];64)" office:value-type="float" office:value="46.4559053231769">
            <text:p>46.46</text:p>
          </table:table-cell>
          <table:table-cell/>
        </table:table-row>
        <table:table-row table:style-name="ro2">
          <table:table-cell table:style-name="ce3" table:formula="of:=[.A852]+1" office:value-type="float" office:value="852">
            <text:p>852</text:p>
          </table:table-cell>
          <table:table-cell table:style-name="ce3" table:formula="of:=[orbits.$C$3]*[.A853]" office:value-type="float" office:value="3691256.772">
            <text:p>3691256.772</text:p>
          </table:table-cell>
          <table:table-cell table:style-name="ce6" table:formula="of:=[.B853]/[orbits.$D$3]" office:value-type="float" office:value="10106.3177806526">
            <text:p>10106.32</text:p>
          </table:table-cell>
          <table:table-cell table:style-name="ce6" table:formula="of:=[.C853]-ROUNDDOWN([.C853])" office:value-type="float" office:value="0.317780652580041">
            <text:p>0.32</text:p>
          </table:table-cell>
          <table:table-cell table:formula="of:=IF([.D853] &lt; [.$D$2])" office:value-type="boolean" office:boolean-value="false">
            <text:p>FALSE</text:p>
          </table:table-cell>
          <table:table-cell table:formula="of:=MOD([.C853];64)" office:value-type="float" office:value="58.31778065258">
            <text:p>58.32</text:p>
          </table:table-cell>
          <table:table-cell/>
        </table:table-row>
        <table:table-row table:style-name="ro2">
          <table:table-cell table:style-name="ce3" table:formula="of:=[.A853]+1" office:value-type="float" office:value="853">
            <text:p>853</text:p>
          </table:table-cell>
          <table:table-cell table:style-name="ce3" table:formula="of:=[orbits.$C$3]*[.A854]" office:value-type="float" office:value="3695589.233">
            <text:p>3695589.233</text:p>
          </table:table-cell>
          <table:table-cell table:style-name="ce6" table:formula="of:=[.B854]/[orbits.$D$3]" office:value-type="float" office:value="10118.179655982">
            <text:p>10118.18</text:p>
          </table:table-cell>
          <table:table-cell table:style-name="ce6" table:formula="of:=[.C854]-ROUNDDOWN([.C854])" office:value-type="float" office:value="0.179655981984979">
            <text:p>0.18</text:p>
          </table:table-cell>
          <table:table-cell table:formula="of:=IF([.D854] &lt; [.$D$2])" office:value-type="boolean" office:boolean-value="false">
            <text:p>FALSE</text:p>
          </table:table-cell>
          <table:table-cell table:formula="of:=MOD([.C854];64)" office:value-type="float" office:value="6.17965598198498">
            <text:p>6.18</text:p>
          </table:table-cell>
          <table:table-cell/>
        </table:table-row>
        <table:table-row table:style-name="ro2">
          <table:table-cell table:style-name="ce3" table:formula="of:=[.A854]+1" office:value-type="float" office:value="854">
            <text:p>854</text:p>
          </table:table-cell>
          <table:table-cell table:style-name="ce3" table:formula="of:=[orbits.$C$3]*[.A855]" office:value-type="float" office:value="3699921.694">
            <text:p>3699921.694</text:p>
          </table:table-cell>
          <table:table-cell table:style-name="ce6" table:formula="of:=[.B855]/[orbits.$D$3]" office:value-type="float" office:value="10130.0415313114">
            <text:p>10130.04</text:p>
          </table:table-cell>
          <table:table-cell table:style-name="ce6" table:formula="of:=[.C855]-ROUNDDOWN([.C855])" office:value-type="float" office:value="0.0415313113899174">
            <text:p>0.04</text:p>
          </table:table-cell>
          <table:table-cell table:formula="of:=IF([.D855] &lt; [.$D$2])" office:value-type="boolean" office:boolean-value="true">
            <text:p>TRUE</text:p>
          </table:table-cell>
          <table:table-cell table:formula="of:=MOD([.C855];64)" office:value-type="float" office:value="18.0415313113899">
            <text:p>18.04</text:p>
          </table:table-cell>
          <table:table-cell/>
        </table:table-row>
        <table:table-row table:style-name="ro2">
          <table:table-cell table:style-name="ce3" table:formula="of:=[.A855]+1" office:value-type="float" office:value="855">
            <text:p>855</text:p>
          </table:table-cell>
          <table:table-cell table:style-name="ce3" table:formula="of:=[orbits.$C$3]*[.A856]" office:value-type="float" office:value="3704254.155">
            <text:p>3704254.155</text:p>
          </table:table-cell>
          <table:table-cell table:style-name="ce6" table:formula="of:=[.B856]/[orbits.$D$3]" office:value-type="float" office:value="10141.9034066408">
            <text:p>10141.90</text:p>
          </table:table-cell>
          <table:table-cell table:style-name="ce6" table:formula="of:=[.C856]-ROUNDDOWN([.C856])" office:value-type="float" office:value="0.903406640794856">
            <text:p>0.90</text:p>
          </table:table-cell>
          <table:table-cell table:formula="of:=IF([.D856] &lt; [.$D$2])" office:value-type="boolean" office:boolean-value="false">
            <text:p>FALSE</text:p>
          </table:table-cell>
          <table:table-cell table:formula="of:=MOD([.C856];64)" office:value-type="float" office:value="29.9034066407949">
            <text:p>29.90</text:p>
          </table:table-cell>
          <table:table-cell/>
        </table:table-row>
        <table:table-row table:style-name="ro2">
          <table:table-cell table:style-name="ce3" table:formula="of:=[.A856]+1" office:value-type="float" office:value="856">
            <text:p>856</text:p>
          </table:table-cell>
          <table:table-cell table:style-name="ce3" table:formula="of:=[orbits.$C$3]*[.A857]" office:value-type="float" office:value="3708586.616">
            <text:p>3708586.616</text:p>
          </table:table-cell>
          <table:table-cell table:style-name="ce6" table:formula="of:=[.B857]/[orbits.$D$3]" office:value-type="float" office:value="10153.7652819702">
            <text:p>10153.77</text:p>
          </table:table-cell>
          <table:table-cell table:style-name="ce6" table:formula="of:=[.C857]-ROUNDDOWN([.C857])" office:value-type="float" office:value="0.765281970197975">
            <text:p>0.77</text:p>
          </table:table-cell>
          <table:table-cell table:formula="of:=IF([.D857] &lt; [.$D$2])" office:value-type="boolean" office:boolean-value="false">
            <text:p>FALSE</text:p>
          </table:table-cell>
          <table:table-cell table:formula="of:=MOD([.C857];64)" office:value-type="float" office:value="41.765281970198">
            <text:p>41.77</text:p>
          </table:table-cell>
          <table:table-cell/>
        </table:table-row>
        <table:table-row table:style-name="ro2">
          <table:table-cell table:style-name="ce3" table:formula="of:=[.A857]+1" office:value-type="float" office:value="857">
            <text:p>857</text:p>
          </table:table-cell>
          <table:table-cell table:style-name="ce3" table:formula="of:=[orbits.$C$3]*[.A858]" office:value-type="float" office:value="3712919.077">
            <text:p>3712919.077</text:p>
          </table:table-cell>
          <table:table-cell table:style-name="ce6" table:formula="of:=[.B858]/[orbits.$D$3]" office:value-type="float" office:value="10165.6271572996">
            <text:p>10165.63</text:p>
          </table:table-cell>
          <table:table-cell table:style-name="ce6" table:formula="of:=[.C858]-ROUNDDOWN([.C858])" office:value-type="float" office:value="0.627157299602914">
            <text:p>0.63</text:p>
          </table:table-cell>
          <table:table-cell table:formula="of:=IF([.D858] &lt; [.$D$2])" office:value-type="boolean" office:boolean-value="false">
            <text:p>FALSE</text:p>
          </table:table-cell>
          <table:table-cell table:formula="of:=MOD([.C858];64)" office:value-type="float" office:value="53.6271572996029">
            <text:p>53.63</text:p>
          </table:table-cell>
          <table:table-cell/>
        </table:table-row>
        <table:table-row table:style-name="ro2">
          <table:table-cell table:style-name="ce3" table:formula="of:=[.A858]+1" office:value-type="float" office:value="858">
            <text:p>858</text:p>
          </table:table-cell>
          <table:table-cell table:style-name="ce3" table:formula="of:=[orbits.$C$3]*[.A859]" office:value-type="float" office:value="3717251.538">
            <text:p>3717251.538</text:p>
          </table:table-cell>
          <table:table-cell table:style-name="ce6" table:formula="of:=[.B859]/[orbits.$D$3]" office:value-type="float" office:value="10177.489032629">
            <text:p>10177.49</text:p>
          </table:table-cell>
          <table:table-cell table:style-name="ce6" table:formula="of:=[.C859]-ROUNDDOWN([.C859])" office:value-type="float" office:value="0.489032629007852">
            <text:p>0.49</text:p>
          </table:table-cell>
          <table:table-cell table:formula="of:=IF([.D859] &lt; [.$D$2])" office:value-type="boolean" office:boolean-value="false">
            <text:p>FALSE</text:p>
          </table:table-cell>
          <table:table-cell table:formula="of:=MOD([.C859];64)" office:value-type="float" office:value="1.48903262900785">
            <text:p>1.49</text:p>
          </table:table-cell>
          <table:table-cell/>
        </table:table-row>
        <table:table-row table:style-name="ro2">
          <table:table-cell table:style-name="ce3" table:formula="of:=[.A859]+1" office:value-type="float" office:value="859">
            <text:p>859</text:p>
          </table:table-cell>
          <table:table-cell table:style-name="ce3" table:formula="of:=[orbits.$C$3]*[.A860]" office:value-type="float" office:value="3721583.999">
            <text:p>3721583.999</text:p>
          </table:table-cell>
          <table:table-cell table:style-name="ce6" table:formula="of:=[.B860]/[orbits.$D$3]" office:value-type="float" office:value="10189.3509079584">
            <text:p>10189.35</text:p>
          </table:table-cell>
          <table:table-cell table:style-name="ce6" table:formula="of:=[.C860]-ROUNDDOWN([.C860])" office:value-type="float" office:value="0.350907958410971">
            <text:p>0.35</text:p>
          </table:table-cell>
          <table:table-cell table:formula="of:=IF([.D860] &lt; [.$D$2])" office:value-type="boolean" office:boolean-value="false">
            <text:p>FALSE</text:p>
          </table:table-cell>
          <table:table-cell table:formula="of:=MOD([.C860];64)" office:value-type="float" office:value="13.350907958411">
            <text:p>13.35</text:p>
          </table:table-cell>
          <table:table-cell/>
        </table:table-row>
        <table:table-row table:style-name="ro2">
          <table:table-cell table:style-name="ce3" table:formula="of:=[.A860]+1" office:value-type="float" office:value="860">
            <text:p>860</text:p>
          </table:table-cell>
          <table:table-cell table:style-name="ce3" table:formula="of:=[orbits.$C$3]*[.A861]" office:value-type="float" office:value="3725916.46">
            <text:p>3725916.46</text:p>
          </table:table-cell>
          <table:table-cell table:style-name="ce6" table:formula="of:=[.B861]/[orbits.$D$3]" office:value-type="float" office:value="10201.2127832878">
            <text:p>10201.21</text:p>
          </table:table-cell>
          <table:table-cell table:style-name="ce6" table:formula="of:=[.C861]-ROUNDDOWN([.C861])" office:value-type="float" office:value="0.21278328781591">
            <text:p>0.21</text:p>
          </table:table-cell>
          <table:table-cell table:formula="of:=IF([.D861] &lt; [.$D$2])" office:value-type="boolean" office:boolean-value="false">
            <text:p>FALSE</text:p>
          </table:table-cell>
          <table:table-cell table:formula="of:=MOD([.C861];64)" office:value-type="float" office:value="25.2127832878159">
            <text:p>25.21</text:p>
          </table:table-cell>
          <table:table-cell/>
        </table:table-row>
        <table:table-row table:style-name="ro2">
          <table:table-cell table:style-name="ce3" table:formula="of:=[.A861]+1" office:value-type="float" office:value="861">
            <text:p>861</text:p>
          </table:table-cell>
          <table:table-cell table:style-name="ce3" table:formula="of:=[orbits.$C$3]*[.A862]" office:value-type="float" office:value="3730248.921">
            <text:p>3730248.921</text:p>
          </table:table-cell>
          <table:table-cell table:style-name="ce6" table:formula="of:=[.B862]/[orbits.$D$3]" office:value-type="float" office:value="10213.0746586172">
            <text:p>10213.07</text:p>
          </table:table-cell>
          <table:table-cell table:style-name="ce6" table:formula="of:=[.C862]-ROUNDDOWN([.C862])" office:value-type="float" office:value="0.0746586172208481">
            <text:p>0.07</text:p>
          </table:table-cell>
          <table:table-cell table:formula="of:=IF([.D862] &lt; [.$D$2])" office:value-type="boolean" office:boolean-value="true">
            <text:p>TRUE</text:p>
          </table:table-cell>
          <table:table-cell table:formula="of:=MOD([.C862];64)" office:value-type="float" office:value="37.0746586172208">
            <text:p>37.07</text:p>
          </table:table-cell>
          <table:table-cell/>
        </table:table-row>
        <table:table-row table:style-name="ro2">
          <table:table-cell table:style-name="ce3" table:formula="of:=[.A862]+1" office:value-type="float" office:value="862">
            <text:p>862</text:p>
          </table:table-cell>
          <table:table-cell table:style-name="ce3" table:formula="of:=[orbits.$C$3]*[.A863]" office:value-type="float" office:value="3734581.382">
            <text:p>3734581.382</text:p>
          </table:table-cell>
          <table:table-cell table:style-name="ce6" table:formula="of:=[.B863]/[orbits.$D$3]" office:value-type="float" office:value="10224.9365339466">
            <text:p>10224.94</text:p>
          </table:table-cell>
          <table:table-cell table:style-name="ce6" table:formula="of:=[.C863]-ROUNDDOWN([.C863])" office:value-type="float" office:value="0.936533946625787">
            <text:p>0.94</text:p>
          </table:table-cell>
          <table:table-cell table:formula="of:=IF([.D863] &lt; [.$D$2])" office:value-type="boolean" office:boolean-value="false">
            <text:p>FALSE</text:p>
          </table:table-cell>
          <table:table-cell table:formula="of:=MOD([.C863];64)" office:value-type="float" office:value="48.9365339466258">
            <text:p>48.94</text:p>
          </table:table-cell>
          <table:table-cell/>
        </table:table-row>
        <table:table-row table:style-name="ro2">
          <table:table-cell table:style-name="ce3" table:formula="of:=[.A863]+1" office:value-type="float" office:value="863">
            <text:p>863</text:p>
          </table:table-cell>
          <table:table-cell table:style-name="ce3" table:formula="of:=[orbits.$C$3]*[.A864]" office:value-type="float" office:value="3738913.843">
            <text:p>3738913.843</text:p>
          </table:table-cell>
          <table:table-cell table:style-name="ce6" table:formula="of:=[.B864]/[orbits.$D$3]" office:value-type="float" office:value="10236.798409276">
            <text:p>10236.80</text:p>
          </table:table-cell>
          <table:table-cell table:style-name="ce6" table:formula="of:=[.C864]-ROUNDDOWN([.C864])" office:value-type="float" office:value="0.798409276028906">
            <text:p>0.80</text:p>
          </table:table-cell>
          <table:table-cell table:formula="of:=IF([.D864] &lt; [.$D$2])" office:value-type="boolean" office:boolean-value="false">
            <text:p>FALSE</text:p>
          </table:table-cell>
          <table:table-cell table:formula="of:=MOD([.C864];64)" office:value-type="float" office:value="60.7984092760289">
            <text:p>60.80</text:p>
          </table:table-cell>
          <table:table-cell/>
        </table:table-row>
        <table:table-row table:style-name="ro2">
          <table:table-cell table:style-name="ce3" table:formula="of:=[.A864]+1" office:value-type="float" office:value="864">
            <text:p>864</text:p>
          </table:table-cell>
          <table:table-cell table:style-name="ce3" table:formula="of:=[orbits.$C$3]*[.A865]" office:value-type="float" office:value="3743246.304">
            <text:p>3743246.304</text:p>
          </table:table-cell>
          <table:table-cell table:style-name="ce6" table:formula="of:=[.B865]/[orbits.$D$3]" office:value-type="float" office:value="10248.6602846054">
            <text:p>10248.66</text:p>
          </table:table-cell>
          <table:table-cell table:style-name="ce6" table:formula="of:=[.C865]-ROUNDDOWN([.C865])" office:value-type="float" office:value="0.660284605433844">
            <text:p>0.66</text:p>
          </table:table-cell>
          <table:table-cell table:formula="of:=IF([.D865] &lt; [.$D$2])" office:value-type="boolean" office:boolean-value="false">
            <text:p>FALSE</text:p>
          </table:table-cell>
          <table:table-cell table:formula="of:=MOD([.C865];64)" office:value-type="float" office:value="8.66028460543384">
            <text:p>8.66</text:p>
          </table:table-cell>
          <table:table-cell/>
        </table:table-row>
        <table:table-row table:style-name="ro2">
          <table:table-cell table:style-name="ce3" table:formula="of:=[.A865]+1" office:value-type="float" office:value="865">
            <text:p>865</text:p>
          </table:table-cell>
          <table:table-cell table:style-name="ce3" table:formula="of:=[orbits.$C$3]*[.A866]" office:value-type="float" office:value="3747578.765">
            <text:p>3747578.765</text:p>
          </table:table-cell>
          <table:table-cell table:style-name="ce6" table:formula="of:=[.B866]/[orbits.$D$3]" office:value-type="float" office:value="10260.5221599348">
            <text:p>10260.52</text:p>
          </table:table-cell>
          <table:table-cell table:style-name="ce6" table:formula="of:=[.C866]-ROUNDDOWN([.C866])" office:value-type="float" office:value="0.522159934838783">
            <text:p>0.52</text:p>
          </table:table-cell>
          <table:table-cell table:formula="of:=IF([.D866] &lt; [.$D$2])" office:value-type="boolean" office:boolean-value="false">
            <text:p>FALSE</text:p>
          </table:table-cell>
          <table:table-cell table:formula="of:=MOD([.C866];64)" office:value-type="float" office:value="20.5221599348388">
            <text:p>20.52</text:p>
          </table:table-cell>
          <table:table-cell/>
        </table:table-row>
        <table:table-row table:style-name="ro2">
          <table:table-cell table:style-name="ce3" table:formula="of:=[.A866]+1" office:value-type="float" office:value="866">
            <text:p>866</text:p>
          </table:table-cell>
          <table:table-cell table:style-name="ce3" table:formula="of:=[orbits.$C$3]*[.A867]" office:value-type="float" office:value="3751911.226">
            <text:p>3751911.226</text:p>
          </table:table-cell>
          <table:table-cell table:style-name="ce6" table:formula="of:=[.B867]/[orbits.$D$3]" office:value-type="float" office:value="10272.3840352642">
            <text:p>10272.38</text:p>
          </table:table-cell>
          <table:table-cell table:style-name="ce6" table:formula="of:=[.C867]-ROUNDDOWN([.C867])" office:value-type="float" office:value="0.384035264241902">
            <text:p>0.38</text:p>
          </table:table-cell>
          <table:table-cell table:formula="of:=IF([.D867] &lt; [.$D$2])" office:value-type="boolean" office:boolean-value="false">
            <text:p>FALSE</text:p>
          </table:table-cell>
          <table:table-cell table:formula="of:=MOD([.C867];64)" office:value-type="float" office:value="32.3840352642419">
            <text:p>32.38</text:p>
          </table:table-cell>
          <table:table-cell/>
        </table:table-row>
        <table:table-row table:style-name="ro2">
          <table:table-cell table:style-name="ce3" table:formula="of:=[.A867]+1" office:value-type="float" office:value="867">
            <text:p>867</text:p>
          </table:table-cell>
          <table:table-cell table:style-name="ce3" table:formula="of:=[orbits.$C$3]*[.A868]" office:value-type="float" office:value="3756243.687">
            <text:p>3756243.687</text:p>
          </table:table-cell>
          <table:table-cell table:style-name="ce6" table:formula="of:=[.B868]/[orbits.$D$3]" office:value-type="float" office:value="10284.2459105936">
            <text:p>10284.25</text:p>
          </table:table-cell>
          <table:table-cell table:style-name="ce6" table:formula="of:=[.C868]-ROUNDDOWN([.C868])" office:value-type="float" office:value="0.24591059364684">
            <text:p>0.25</text:p>
          </table:table-cell>
          <table:table-cell table:formula="of:=IF([.D868] &lt; [.$D$2])" office:value-type="boolean" office:boolean-value="false">
            <text:p>FALSE</text:p>
          </table:table-cell>
          <table:table-cell table:formula="of:=MOD([.C868];64)" office:value-type="float" office:value="44.2459105936468">
            <text:p>44.25</text:p>
          </table:table-cell>
          <table:table-cell/>
        </table:table-row>
        <table:table-row table:style-name="ro2">
          <table:table-cell table:style-name="ce3" table:formula="of:=[.A868]+1" office:value-type="float" office:value="868">
            <text:p>868</text:p>
          </table:table-cell>
          <table:table-cell table:style-name="ce3" table:formula="of:=[orbits.$C$3]*[.A869]" office:value-type="float" office:value="3760576.148">
            <text:p>3760576.148</text:p>
          </table:table-cell>
          <table:table-cell table:style-name="ce6" table:formula="of:=[.B869]/[orbits.$D$3]" office:value-type="float" office:value="10296.1077859231">
            <text:p>10296.11</text:p>
          </table:table-cell>
          <table:table-cell table:style-name="ce6" table:formula="of:=[.C869]-ROUNDDOWN([.C869])" office:value-type="float" office:value="0.107785923051779">
            <text:p>0.11</text:p>
          </table:table-cell>
          <table:table-cell table:formula="of:=IF([.D869] &lt; [.$D$2])" office:value-type="boolean" office:boolean-value="false">
            <text:p>FALSE</text:p>
          </table:table-cell>
          <table:table-cell table:formula="of:=MOD([.C869];64)" office:value-type="float" office:value="56.1077859230518">
            <text:p>56.11</text:p>
          </table:table-cell>
          <table:table-cell/>
        </table:table-row>
        <table:table-row table:style-name="ro2">
          <table:table-cell table:style-name="ce3" table:formula="of:=[.A869]+1" office:value-type="float" office:value="869">
            <text:p>869</text:p>
          </table:table-cell>
          <table:table-cell table:style-name="ce3" table:formula="of:=[orbits.$C$3]*[.A870]" office:value-type="float" office:value="3764908.609">
            <text:p>3764908.609</text:p>
          </table:table-cell>
          <table:table-cell table:style-name="ce6" table:formula="of:=[.B870]/[orbits.$D$3]" office:value-type="float" office:value="10307.9696612525">
            <text:p>10307.97</text:p>
          </table:table-cell>
          <table:table-cell table:style-name="ce6" table:formula="of:=[.C870]-ROUNDDOWN([.C870])" office:value-type="float" office:value="0.969661252456717">
            <text:p>0.97</text:p>
          </table:table-cell>
          <table:table-cell table:formula="of:=IF([.D870] &lt; [.$D$2])" office:value-type="boolean" office:boolean-value="false">
            <text:p>FALSE</text:p>
          </table:table-cell>
          <table:table-cell table:formula="of:=MOD([.C870];64)" office:value-type="float" office:value="3.96966125245672">
            <text:p>3.97</text:p>
          </table:table-cell>
          <table:table-cell/>
        </table:table-row>
        <table:table-row table:style-name="ro2">
          <table:table-cell table:style-name="ce3" table:formula="of:=[.A870]+1" office:value-type="float" office:value="870">
            <text:p>870</text:p>
          </table:table-cell>
          <table:table-cell table:style-name="ce3" table:formula="of:=[orbits.$C$3]*[.A871]" office:value-type="float" office:value="3769241.07">
            <text:p>3769241.07</text:p>
          </table:table-cell>
          <table:table-cell table:style-name="ce6" table:formula="of:=[.B871]/[orbits.$D$3]" office:value-type="float" office:value="10319.8315365819">
            <text:p>10319.83</text:p>
          </table:table-cell>
          <table:table-cell table:style-name="ce6" table:formula="of:=[.C871]-ROUNDDOWN([.C871])" office:value-type="float" office:value="0.831536581859837">
            <text:p>0.83</text:p>
          </table:table-cell>
          <table:table-cell table:formula="of:=IF([.D871] &lt; [.$D$2])" office:value-type="boolean" office:boolean-value="false">
            <text:p>FALSE</text:p>
          </table:table-cell>
          <table:table-cell table:formula="of:=MOD([.C871];64)" office:value-type="float" office:value="15.8315365818598">
            <text:p>15.83</text:p>
          </table:table-cell>
          <table:table-cell/>
        </table:table-row>
        <table:table-row table:style-name="ro2">
          <table:table-cell table:style-name="ce3" table:formula="of:=[.A871]+1" office:value-type="float" office:value="871">
            <text:p>871</text:p>
          </table:table-cell>
          <table:table-cell table:style-name="ce3" table:formula="of:=[orbits.$C$3]*[.A872]" office:value-type="float" office:value="3773573.531">
            <text:p>3773573.531</text:p>
          </table:table-cell>
          <table:table-cell table:style-name="ce6" table:formula="of:=[.B872]/[orbits.$D$3]" office:value-type="float" office:value="10331.6934119113">
            <text:p>10331.69</text:p>
          </table:table-cell>
          <table:table-cell table:style-name="ce6" table:formula="of:=[.C872]-ROUNDDOWN([.C872])" office:value-type="float" office:value="0.693411911264775">
            <text:p>0.69</text:p>
          </table:table-cell>
          <table:table-cell table:formula="of:=IF([.D872] &lt; [.$D$2])" office:value-type="boolean" office:boolean-value="false">
            <text:p>FALSE</text:p>
          </table:table-cell>
          <table:table-cell table:formula="of:=MOD([.C872];64)" office:value-type="float" office:value="27.6934119112648">
            <text:p>27.69</text:p>
          </table:table-cell>
          <table:table-cell/>
        </table:table-row>
        <table:table-row table:style-name="ro2">
          <table:table-cell table:style-name="ce3" table:formula="of:=[.A872]+1" office:value-type="float" office:value="872">
            <text:p>872</text:p>
          </table:table-cell>
          <table:table-cell table:style-name="ce3" table:formula="of:=[orbits.$C$3]*[.A873]" office:value-type="float" office:value="3777905.992">
            <text:p>3777905.992</text:p>
          </table:table-cell>
          <table:table-cell table:style-name="ce6" table:formula="of:=[.B873]/[orbits.$D$3]" office:value-type="float" office:value="10343.5552872407">
            <text:p>10343.56</text:p>
          </table:table-cell>
          <table:table-cell table:style-name="ce6" table:formula="of:=[.C873]-ROUNDDOWN([.C873])" office:value-type="float" office:value="0.555287240669713">
            <text:p>0.56</text:p>
          </table:table-cell>
          <table:table-cell table:formula="of:=IF([.D873] &lt; [.$D$2])" office:value-type="boolean" office:boolean-value="false">
            <text:p>FALSE</text:p>
          </table:table-cell>
          <table:table-cell table:formula="of:=MOD([.C873];64)" office:value-type="float" office:value="39.5552872406697">
            <text:p>39.56</text:p>
          </table:table-cell>
          <table:table-cell/>
        </table:table-row>
        <table:table-row table:style-name="ro2">
          <table:table-cell table:style-name="ce3" table:formula="of:=[.A873]+1" office:value-type="float" office:value="873">
            <text:p>873</text:p>
          </table:table-cell>
          <table:table-cell table:style-name="ce3" table:formula="of:=[orbits.$C$3]*[.A874]" office:value-type="float" office:value="3782238.453">
            <text:p>3782238.453</text:p>
          </table:table-cell>
          <table:table-cell table:style-name="ce6" table:formula="of:=[.B874]/[orbits.$D$3]" office:value-type="float" office:value="10355.4171625701">
            <text:p>10355.42</text:p>
          </table:table-cell>
          <table:table-cell table:style-name="ce6" table:formula="of:=[.C874]-ROUNDDOWN([.C874])" office:value-type="float" office:value="0.417162570072833">
            <text:p>0.42</text:p>
          </table:table-cell>
          <table:table-cell table:formula="of:=IF([.D874] &lt; [.$D$2])" office:value-type="boolean" office:boolean-value="false">
            <text:p>FALSE</text:p>
          </table:table-cell>
          <table:table-cell table:formula="of:=MOD([.C874];64)" office:value-type="float" office:value="51.4171625700728">
            <text:p>51.42</text:p>
          </table:table-cell>
          <table:table-cell/>
        </table:table-row>
        <table:table-row table:style-name="ro2">
          <table:table-cell table:style-name="ce3" table:formula="of:=[.A874]+1" office:value-type="float" office:value="874">
            <text:p>874</text:p>
          </table:table-cell>
          <table:table-cell table:style-name="ce3" table:formula="of:=[orbits.$C$3]*[.A875]" office:value-type="float" office:value="3786570.914">
            <text:p>3786570.914</text:p>
          </table:table-cell>
          <table:table-cell table:style-name="ce6" table:formula="of:=[.B875]/[orbits.$D$3]" office:value-type="float" office:value="10367.2790378995">
            <text:p>10367.28</text:p>
          </table:table-cell>
          <table:table-cell table:style-name="ce6" table:formula="of:=[.C875]-ROUNDDOWN([.C875])" office:value-type="float" office:value="0.279037899477771">
            <text:p>0.28</text:p>
          </table:table-cell>
          <table:table-cell table:formula="of:=IF([.D875] &lt; [.$D$2])" office:value-type="boolean" office:boolean-value="false">
            <text:p>FALSE</text:p>
          </table:table-cell>
          <table:table-cell table:formula="of:=MOD([.C875];64)" office:value-type="float" office:value="63.2790378994778">
            <text:p>63.28</text:p>
          </table:table-cell>
          <table:table-cell/>
        </table:table-row>
        <table:table-row table:style-name="ro2">
          <table:table-cell table:style-name="ce3" table:formula="of:=[.A875]+1" office:value-type="float" office:value="875">
            <text:p>875</text:p>
          </table:table-cell>
          <table:table-cell table:style-name="ce3" table:formula="of:=[orbits.$C$3]*[.A876]" office:value-type="float" office:value="3790903.375">
            <text:p>3790903.375</text:p>
          </table:table-cell>
          <table:table-cell table:style-name="ce6" table:formula="of:=[.B876]/[orbits.$D$3]" office:value-type="float" office:value="10379.1409132289">
            <text:p>10379.14</text:p>
          </table:table-cell>
          <table:table-cell table:style-name="ce6" table:formula="of:=[.C876]-ROUNDDOWN([.C876])" office:value-type="float" office:value="0.14091322888271">
            <text:p>0.14</text:p>
          </table:table-cell>
          <table:table-cell table:formula="of:=IF([.D876] &lt; [.$D$2])" office:value-type="boolean" office:boolean-value="false">
            <text:p>FALSE</text:p>
          </table:table-cell>
          <table:table-cell table:formula="of:=MOD([.C876];64)" office:value-type="float" office:value="11.1409132288827">
            <text:p>11.14</text:p>
          </table:table-cell>
          <table:table-cell/>
        </table:table-row>
        <table:table-row table:style-name="ro2">
          <table:table-cell table:style-name="ce3" table:formula="of:=[.A876]+1" office:value-type="float" office:value="876">
            <text:p>876</text:p>
          </table:table-cell>
          <table:table-cell table:style-name="ce3" table:formula="of:=[orbits.$C$3]*[.A877]" office:value-type="float" office:value="3795235.836">
            <text:p>3795235.836</text:p>
          </table:table-cell>
          <table:table-cell table:style-name="ce6" table:formula="of:=[.B877]/[orbits.$D$3]" office:value-type="float" office:value="10391.0027885583">
            <text:p>10391.00</text:p>
          </table:table-cell>
          <table:table-cell table:style-name="ce6" table:formula="of:=[.C877]-ROUNDDOWN([.C877])" office:value-type="float" office:value="0.0027885582876479">
            <text:p>0.00</text:p>
          </table:table-cell>
          <table:table-cell table:formula="of:=IF([.D877] &lt; [.$D$2])" office:value-type="boolean" office:boolean-value="true">
            <text:p>TRUE</text:p>
          </table:table-cell>
          <table:table-cell table:formula="of:=MOD([.C877];64)" office:value-type="float" office:value="23.0027885582876">
            <text:p>23.00</text:p>
          </table:table-cell>
          <table:table-cell/>
        </table:table-row>
        <table:table-row table:style-name="ro2">
          <table:table-cell table:style-name="ce3" table:formula="of:=[.A877]+1" office:value-type="float" office:value="877">
            <text:p>877</text:p>
          </table:table-cell>
          <table:table-cell table:style-name="ce3" table:formula="of:=[orbits.$C$3]*[.A878]" office:value-type="float" office:value="3799568.297">
            <text:p>3799568.297</text:p>
          </table:table-cell>
          <table:table-cell table:style-name="ce6" table:formula="of:=[.B878]/[orbits.$D$3]" office:value-type="float" office:value="10402.8646638877">
            <text:p>10402.86</text:p>
          </table:table-cell>
          <table:table-cell table:style-name="ce6" table:formula="of:=[.C878]-ROUNDDOWN([.C878])" office:value-type="float" office:value="0.864663887690767">
            <text:p>0.86</text:p>
          </table:table-cell>
          <table:table-cell table:formula="of:=IF([.D878] &lt; [.$D$2])" office:value-type="boolean" office:boolean-value="false">
            <text:p>FALSE</text:p>
          </table:table-cell>
          <table:table-cell table:formula="of:=MOD([.C878];64)" office:value-type="float" office:value="34.8646638876908">
            <text:p>34.86</text:p>
          </table:table-cell>
          <table:table-cell/>
        </table:table-row>
        <table:table-row table:style-name="ro2">
          <table:table-cell table:style-name="ce3" table:formula="of:=[.A878]+1" office:value-type="float" office:value="878">
            <text:p>878</text:p>
          </table:table-cell>
          <table:table-cell table:style-name="ce3" table:formula="of:=[orbits.$C$3]*[.A879]" office:value-type="float" office:value="3803900.758">
            <text:p>3803900.758</text:p>
          </table:table-cell>
          <table:table-cell table:style-name="ce6" table:formula="of:=[.B879]/[orbits.$D$3]" office:value-type="float" office:value="10414.7265392171">
            <text:p>10414.73</text:p>
          </table:table-cell>
          <table:table-cell table:style-name="ce6" table:formula="of:=[.C879]-ROUNDDOWN([.C879])" office:value-type="float" office:value="0.726539217095706">
            <text:p>0.73</text:p>
          </table:table-cell>
          <table:table-cell table:formula="of:=IF([.D879] &lt; [.$D$2])" office:value-type="boolean" office:boolean-value="false">
            <text:p>FALSE</text:p>
          </table:table-cell>
          <table:table-cell table:formula="of:=MOD([.C879];64)" office:value-type="float" office:value="46.7265392170957">
            <text:p>46.73</text:p>
          </table:table-cell>
          <table:table-cell/>
        </table:table-row>
        <table:table-row table:style-name="ro2">
          <table:table-cell table:style-name="ce3" table:formula="of:=[.A879]+1" office:value-type="float" office:value="879">
            <text:p>879</text:p>
          </table:table-cell>
          <table:table-cell table:style-name="ce3" table:formula="of:=[orbits.$C$3]*[.A880]" office:value-type="float" office:value="3808233.219">
            <text:p>3808233.219</text:p>
          </table:table-cell>
          <table:table-cell table:style-name="ce6" table:formula="of:=[.B880]/[orbits.$D$3]" office:value-type="float" office:value="10426.5884145465">
            <text:p>10426.59</text:p>
          </table:table-cell>
          <table:table-cell table:style-name="ce6" table:formula="of:=[.C880]-ROUNDDOWN([.C880])" office:value-type="float" office:value="0.588414546500644">
            <text:p>0.59</text:p>
          </table:table-cell>
          <table:table-cell table:formula="of:=IF([.D880] &lt; [.$D$2])" office:value-type="boolean" office:boolean-value="false">
            <text:p>FALSE</text:p>
          </table:table-cell>
          <table:table-cell table:formula="of:=MOD([.C880];64)" office:value-type="float" office:value="58.5884145465006">
            <text:p>58.59</text:p>
          </table:table-cell>
          <table:table-cell/>
        </table:table-row>
        <table:table-row table:style-name="ro2">
          <table:table-cell table:style-name="ce3" table:formula="of:=[.A880]+1" office:value-type="float" office:value="880">
            <text:p>880</text:p>
          </table:table-cell>
          <table:table-cell table:style-name="ce3" table:formula="of:=[orbits.$C$3]*[.A881]" office:value-type="float" office:value="3812565.68">
            <text:p>3812565.68</text:p>
          </table:table-cell>
          <table:table-cell table:style-name="ce6" table:formula="of:=[.B881]/[orbits.$D$3]" office:value-type="float" office:value="10438.4502898759">
            <text:p>10438.45</text:p>
          </table:table-cell>
          <table:table-cell table:style-name="ce6" table:formula="of:=[.C881]-ROUNDDOWN([.C881])" office:value-type="float" office:value="0.450289875903763">
            <text:p>0.45</text:p>
          </table:table-cell>
          <table:table-cell table:formula="of:=IF([.D881] &lt; [.$D$2])" office:value-type="boolean" office:boolean-value="false">
            <text:p>FALSE</text:p>
          </table:table-cell>
          <table:table-cell table:formula="of:=MOD([.C881];64)" office:value-type="float" office:value="6.45028987590376">
            <text:p>6.45</text:p>
          </table:table-cell>
          <table:table-cell/>
        </table:table-row>
        <table:table-row table:style-name="ro2">
          <table:table-cell table:style-name="ce3" table:formula="of:=[.A881]+1" office:value-type="float" office:value="881">
            <text:p>881</text:p>
          </table:table-cell>
          <table:table-cell table:style-name="ce3" table:formula="of:=[orbits.$C$3]*[.A882]" office:value-type="float" office:value="3816898.141">
            <text:p>3816898.141</text:p>
          </table:table-cell>
          <table:table-cell table:style-name="ce6" table:formula="of:=[.B882]/[orbits.$D$3]" office:value-type="float" office:value="10450.3121652053">
            <text:p>10450.31</text:p>
          </table:table-cell>
          <table:table-cell table:style-name="ce6" table:formula="of:=[.C882]-ROUNDDOWN([.C882])" office:value-type="float" office:value="0.312165205308702">
            <text:p>0.31</text:p>
          </table:table-cell>
          <table:table-cell table:formula="of:=IF([.D882] &lt; [.$D$2])" office:value-type="boolean" office:boolean-value="false">
            <text:p>FALSE</text:p>
          </table:table-cell>
          <table:table-cell table:formula="of:=MOD([.C882];64)" office:value-type="float" office:value="18.3121652053087">
            <text:p>18.31</text:p>
          </table:table-cell>
          <table:table-cell/>
        </table:table-row>
        <table:table-row table:style-name="ro2">
          <table:table-cell table:style-name="ce3" table:formula="of:=[.A882]+1" office:value-type="float" office:value="882">
            <text:p>882</text:p>
          </table:table-cell>
          <table:table-cell table:style-name="ce3" table:formula="of:=[orbits.$C$3]*[.A883]" office:value-type="float" office:value="3821230.602">
            <text:p>3821230.602</text:p>
          </table:table-cell>
          <table:table-cell table:style-name="ce6" table:formula="of:=[.B883]/[orbits.$D$3]" office:value-type="float" office:value="10462.1740405347">
            <text:p>10462.17</text:p>
          </table:table-cell>
          <table:table-cell table:style-name="ce6" table:formula="of:=[.C883]-ROUNDDOWN([.C883])" office:value-type="float" office:value="0.17404053471364">
            <text:p>0.17</text:p>
          </table:table-cell>
          <table:table-cell table:formula="of:=IF([.D883] &lt; [.$D$2])" office:value-type="boolean" office:boolean-value="false">
            <text:p>FALSE</text:p>
          </table:table-cell>
          <table:table-cell table:formula="of:=MOD([.C883];64)" office:value-type="float" office:value="30.1740405347136">
            <text:p>30.17</text:p>
          </table:table-cell>
          <table:table-cell/>
        </table:table-row>
        <table:table-row table:style-name="ro2">
          <table:table-cell table:style-name="ce3" table:formula="of:=[.A883]+1" office:value-type="float" office:value="883">
            <text:p>883</text:p>
          </table:table-cell>
          <table:table-cell table:style-name="ce3" table:formula="of:=[orbits.$C$3]*[.A884]" office:value-type="float" office:value="3825563.063">
            <text:p>3825563.063</text:p>
          </table:table-cell>
          <table:table-cell table:style-name="ce6" table:formula="of:=[.B884]/[orbits.$D$3]" office:value-type="float" office:value="10474.0359158641">
            <text:p>10474.04</text:p>
          </table:table-cell>
          <table:table-cell table:style-name="ce6" table:formula="of:=[.C884]-ROUNDDOWN([.C884])" office:value-type="float" office:value="0.0359158641185786">
            <text:p>0.04</text:p>
          </table:table-cell>
          <table:table-cell table:formula="of:=IF([.D884] &lt; [.$D$2])" office:value-type="boolean" office:boolean-value="true">
            <text:p>TRUE</text:p>
          </table:table-cell>
          <table:table-cell table:formula="of:=MOD([.C884];64)" office:value-type="float" office:value="42.0359158641186">
            <text:p>42.04</text:p>
          </table:table-cell>
          <table:table-cell/>
        </table:table-row>
        <table:table-row table:style-name="ro2">
          <table:table-cell table:style-name="ce3" table:formula="of:=[.A884]+1" office:value-type="float" office:value="884">
            <text:p>884</text:p>
          </table:table-cell>
          <table:table-cell table:style-name="ce3" table:formula="of:=[orbits.$C$3]*[.A885]" office:value-type="float" office:value="3829895.524">
            <text:p>3829895.524</text:p>
          </table:table-cell>
          <table:table-cell table:style-name="ce6" table:formula="of:=[.B885]/[orbits.$D$3]" office:value-type="float" office:value="10485.8977911935">
            <text:p>10485.90</text:p>
          </table:table-cell>
          <table:table-cell table:style-name="ce6" table:formula="of:=[.C885]-ROUNDDOWN([.C885])" office:value-type="float" office:value="0.897791193521698">
            <text:p>0.90</text:p>
          </table:table-cell>
          <table:table-cell table:formula="of:=IF([.D885] &lt; [.$D$2])" office:value-type="boolean" office:boolean-value="false">
            <text:p>FALSE</text:p>
          </table:table-cell>
          <table:table-cell table:formula="of:=MOD([.C885];64)" office:value-type="float" office:value="53.8977911935217">
            <text:p>53.90</text:p>
          </table:table-cell>
          <table:table-cell/>
        </table:table-row>
        <table:table-row table:style-name="ro2">
          <table:table-cell table:style-name="ce3" table:formula="of:=[.A885]+1" office:value-type="float" office:value="885">
            <text:p>885</text:p>
          </table:table-cell>
          <table:table-cell table:style-name="ce3" table:formula="of:=[orbits.$C$3]*[.A886]" office:value-type="float" office:value="3834227.985">
            <text:p>3834227.985</text:p>
          </table:table-cell>
          <table:table-cell table:style-name="ce6" table:formula="of:=[.B886]/[orbits.$D$3]" office:value-type="float" office:value="10497.7596665229">
            <text:p>10497.76</text:p>
          </table:table-cell>
          <table:table-cell table:style-name="ce6" table:formula="of:=[.C886]-ROUNDDOWN([.C886])" office:value-type="float" office:value="0.759666522926636">
            <text:p>0.76</text:p>
          </table:table-cell>
          <table:table-cell table:formula="of:=IF([.D886] &lt; [.$D$2])" office:value-type="boolean" office:boolean-value="false">
            <text:p>FALSE</text:p>
          </table:table-cell>
          <table:table-cell table:formula="of:=MOD([.C886];64)" office:value-type="float" office:value="1.75966652292664">
            <text:p>1.76</text:p>
          </table:table-cell>
          <table:table-cell/>
        </table:table-row>
        <table:table-row table:style-name="ro2">
          <table:table-cell table:style-name="ce3" table:formula="of:=[.A886]+1" office:value-type="float" office:value="886">
            <text:p>886</text:p>
          </table:table-cell>
          <table:table-cell table:style-name="ce3" table:formula="of:=[orbits.$C$3]*[.A887]" office:value-type="float" office:value="3838560.446">
            <text:p>3838560.446</text:p>
          </table:table-cell>
          <table:table-cell table:style-name="ce6" table:formula="of:=[.B887]/[orbits.$D$3]" office:value-type="float" office:value="10509.6215418523">
            <text:p>10509.62</text:p>
          </table:table-cell>
          <table:table-cell table:style-name="ce6" table:formula="of:=[.C887]-ROUNDDOWN([.C887])" office:value-type="float" office:value="0.621541852331575">
            <text:p>0.62</text:p>
          </table:table-cell>
          <table:table-cell table:formula="of:=IF([.D887] &lt; [.$D$2])" office:value-type="boolean" office:boolean-value="false">
            <text:p>FALSE</text:p>
          </table:table-cell>
          <table:table-cell table:formula="of:=MOD([.C887];64)" office:value-type="float" office:value="13.6215418523316">
            <text:p>13.62</text:p>
          </table:table-cell>
          <table:table-cell/>
        </table:table-row>
        <table:table-row table:style-name="ro2">
          <table:table-cell table:style-name="ce3" table:formula="of:=[.A887]+1" office:value-type="float" office:value="887">
            <text:p>887</text:p>
          </table:table-cell>
          <table:table-cell table:style-name="ce3" table:formula="of:=[orbits.$C$3]*[.A888]" office:value-type="float" office:value="3842892.907">
            <text:p>3842892.907</text:p>
          </table:table-cell>
          <table:table-cell table:style-name="ce6" table:formula="of:=[.B888]/[orbits.$D$3]" office:value-type="float" office:value="10521.4834171817">
            <text:p>10521.48</text:p>
          </table:table-cell>
          <table:table-cell table:style-name="ce6" table:formula="of:=[.C888]-ROUNDDOWN([.C888])" office:value-type="float" office:value="0.483417181734694">
            <text:p>0.48</text:p>
          </table:table-cell>
          <table:table-cell table:formula="of:=IF([.D888] &lt; [.$D$2])" office:value-type="boolean" office:boolean-value="false">
            <text:p>FALSE</text:p>
          </table:table-cell>
          <table:table-cell table:formula="of:=MOD([.C888];64)" office:value-type="float" office:value="25.4834171817347">
            <text:p>25.48</text:p>
          </table:table-cell>
          <table:table-cell/>
        </table:table-row>
        <table:table-row table:style-name="ro2">
          <table:table-cell table:style-name="ce3" table:formula="of:=[.A888]+1" office:value-type="float" office:value="888">
            <text:p>888</text:p>
          </table:table-cell>
          <table:table-cell table:style-name="ce3" table:formula="of:=[orbits.$C$3]*[.A889]" office:value-type="float" office:value="3847225.368">
            <text:p>3847225.368</text:p>
          </table:table-cell>
          <table:table-cell table:style-name="ce6" table:formula="of:=[.B889]/[orbits.$D$3]" office:value-type="float" office:value="10533.3452925111">
            <text:p>10533.35</text:p>
          </table:table-cell>
          <table:table-cell table:style-name="ce6" table:formula="of:=[.C889]-ROUNDDOWN([.C889])" office:value-type="float" office:value="0.345292511139633">
            <text:p>0.35</text:p>
          </table:table-cell>
          <table:table-cell table:formula="of:=IF([.D889] &lt; [.$D$2])" office:value-type="boolean" office:boolean-value="false">
            <text:p>FALSE</text:p>
          </table:table-cell>
          <table:table-cell table:formula="of:=MOD([.C889];64)" office:value-type="float" office:value="37.3452925111396">
            <text:p>37.35</text:p>
          </table:table-cell>
          <table:table-cell/>
        </table:table-row>
        <table:table-row table:style-name="ro2">
          <table:table-cell table:style-name="ce3" table:formula="of:=[.A889]+1" office:value-type="float" office:value="889">
            <text:p>889</text:p>
          </table:table-cell>
          <table:table-cell table:style-name="ce3" table:formula="of:=[orbits.$C$3]*[.A890]" office:value-type="float" office:value="3851557.829">
            <text:p>3851557.829</text:p>
          </table:table-cell>
          <table:table-cell table:style-name="ce6" table:formula="of:=[.B890]/[orbits.$D$3]" office:value-type="float" office:value="10545.2071678405">
            <text:p>10545.21</text:p>
          </table:table-cell>
          <table:table-cell table:style-name="ce6" table:formula="of:=[.C890]-ROUNDDOWN([.C890])" office:value-type="float" office:value="0.207167840544571">
            <text:p>0.21</text:p>
          </table:table-cell>
          <table:table-cell table:formula="of:=IF([.D890] &lt; [.$D$2])" office:value-type="boolean" office:boolean-value="false">
            <text:p>FALSE</text:p>
          </table:table-cell>
          <table:table-cell table:formula="of:=MOD([.C890];64)" office:value-type="float" office:value="49.2071678405446">
            <text:p>49.21</text:p>
          </table:table-cell>
          <table:table-cell/>
        </table:table-row>
        <table:table-row table:style-name="ro2">
          <table:table-cell table:style-name="ce3" table:formula="of:=[.A890]+1" office:value-type="float" office:value="890">
            <text:p>890</text:p>
          </table:table-cell>
          <table:table-cell table:style-name="ce3" table:formula="of:=[orbits.$C$3]*[.A891]" office:value-type="float" office:value="3855890.29">
            <text:p>3855890.29</text:p>
          </table:table-cell>
          <table:table-cell table:style-name="ce6" table:formula="of:=[.B891]/[orbits.$D$3]" office:value-type="float" office:value="10557.0690431699">
            <text:p>10557.07</text:p>
          </table:table-cell>
          <table:table-cell table:style-name="ce6" table:formula="of:=[.C891]-ROUNDDOWN([.C891])" office:value-type="float" office:value="0.0690431699495093">
            <text:p>0.07</text:p>
          </table:table-cell>
          <table:table-cell table:formula="of:=IF([.D891] &lt; [.$D$2])" office:value-type="boolean" office:boolean-value="true">
            <text:p>TRUE</text:p>
          </table:table-cell>
          <table:table-cell table:formula="of:=MOD([.C891];64)" office:value-type="float" office:value="61.0690431699495">
            <text:p>61.07</text:p>
          </table:table-cell>
          <table:table-cell/>
        </table:table-row>
        <table:table-row table:style-name="ro2">
          <table:table-cell table:style-name="ce3" table:formula="of:=[.A891]+1" office:value-type="float" office:value="891">
            <text:p>891</text:p>
          </table:table-cell>
          <table:table-cell table:style-name="ce3" table:formula="of:=[orbits.$C$3]*[.A892]" office:value-type="float" office:value="3860222.751">
            <text:p>3860222.751</text:p>
          </table:table-cell>
          <table:table-cell table:style-name="ce6" table:formula="of:=[.B892]/[orbits.$D$3]" office:value-type="float" office:value="10568.9309184994">
            <text:p>10568.93</text:p>
          </table:table-cell>
          <table:table-cell table:style-name="ce6" table:formula="of:=[.C892]-ROUNDDOWN([.C892])" office:value-type="float" office:value="0.930918499352629">
            <text:p>0.93</text:p>
          </table:table-cell>
          <table:table-cell table:formula="of:=IF([.D892] &lt; [.$D$2])" office:value-type="boolean" office:boolean-value="false">
            <text:p>FALSE</text:p>
          </table:table-cell>
          <table:table-cell table:formula="of:=MOD([.C892];64)" office:value-type="float" office:value="8.93091849935263">
            <text:p>8.93</text:p>
          </table:table-cell>
          <table:table-cell/>
        </table:table-row>
        <table:table-row table:style-name="ro2">
          <table:table-cell table:style-name="ce3" table:formula="of:=[.A892]+1" office:value-type="float" office:value="892">
            <text:p>892</text:p>
          </table:table-cell>
          <table:table-cell table:style-name="ce3" table:formula="of:=[orbits.$C$3]*[.A893]" office:value-type="float" office:value="3864555.212">
            <text:p>3864555.212</text:p>
          </table:table-cell>
          <table:table-cell table:style-name="ce6" table:formula="of:=[.B893]/[orbits.$D$3]" office:value-type="float" office:value="10580.7927938288">
            <text:p>10580.79</text:p>
          </table:table-cell>
          <table:table-cell table:style-name="ce6" table:formula="of:=[.C893]-ROUNDDOWN([.C893])" office:value-type="float" office:value="0.792793828757567">
            <text:p>0.79</text:p>
          </table:table-cell>
          <table:table-cell table:formula="of:=IF([.D893] &lt; [.$D$2])" office:value-type="boolean" office:boolean-value="false">
            <text:p>FALSE</text:p>
          </table:table-cell>
          <table:table-cell table:formula="of:=MOD([.C893];64)" office:value-type="float" office:value="20.7927938287576">
            <text:p>20.79</text:p>
          </table:table-cell>
          <table:table-cell/>
        </table:table-row>
        <table:table-row table:style-name="ro2">
          <table:table-cell table:style-name="ce3" table:formula="of:=[.A893]+1" office:value-type="float" office:value="893">
            <text:p>893</text:p>
          </table:table-cell>
          <table:table-cell table:style-name="ce3" table:formula="of:=[orbits.$C$3]*[.A894]" office:value-type="float" office:value="3868887.673">
            <text:p>3868887.673</text:p>
          </table:table-cell>
          <table:table-cell table:style-name="ce6" table:formula="of:=[.B894]/[orbits.$D$3]" office:value-type="float" office:value="10592.6546691582">
            <text:p>10592.65</text:p>
          </table:table-cell>
          <table:table-cell table:style-name="ce6" table:formula="of:=[.C894]-ROUNDDOWN([.C894])" office:value-type="float" office:value="0.654669158162506">
            <text:p>0.65</text:p>
          </table:table-cell>
          <table:table-cell table:formula="of:=IF([.D894] &lt; [.$D$2])" office:value-type="boolean" office:boolean-value="false">
            <text:p>FALSE</text:p>
          </table:table-cell>
          <table:table-cell table:formula="of:=MOD([.C894];64)" office:value-type="float" office:value="32.6546691581625">
            <text:p>32.65</text:p>
          </table:table-cell>
          <table:table-cell/>
        </table:table-row>
        <table:table-row table:style-name="ro2">
          <table:table-cell table:style-name="ce3" table:formula="of:=[.A894]+1" office:value-type="float" office:value="894">
            <text:p>894</text:p>
          </table:table-cell>
          <table:table-cell table:style-name="ce3" table:formula="of:=[orbits.$C$3]*[.A895]" office:value-type="float" office:value="3873220.134">
            <text:p>3873220.134</text:p>
          </table:table-cell>
          <table:table-cell table:style-name="ce6" table:formula="of:=[.B895]/[orbits.$D$3]" office:value-type="float" office:value="10604.5165444876">
            <text:p>10604.52</text:p>
          </table:table-cell>
          <table:table-cell table:style-name="ce6" table:formula="of:=[.C895]-ROUNDDOWN([.C895])" office:value-type="float" office:value="0.516544487565625">
            <text:p>0.52</text:p>
          </table:table-cell>
          <table:table-cell table:formula="of:=IF([.D895] &lt; [.$D$2])" office:value-type="boolean" office:boolean-value="false">
            <text:p>FALSE</text:p>
          </table:table-cell>
          <table:table-cell table:formula="of:=MOD([.C895];64)" office:value-type="float" office:value="44.5165444875656">
            <text:p>44.52</text:p>
          </table:table-cell>
          <table:table-cell/>
        </table:table-row>
        <table:table-row table:style-name="ro2">
          <table:table-cell table:style-name="ce3" table:formula="of:=[.A895]+1" office:value-type="float" office:value="895">
            <text:p>895</text:p>
          </table:table-cell>
          <table:table-cell table:style-name="ce3" table:formula="of:=[orbits.$C$3]*[.A896]" office:value-type="float" office:value="3877552.595">
            <text:p>3877552.595</text:p>
          </table:table-cell>
          <table:table-cell table:style-name="ce6" table:formula="of:=[.B896]/[orbits.$D$3]" office:value-type="float" office:value="10616.378419817">
            <text:p>10616.38</text:p>
          </table:table-cell>
          <table:table-cell table:style-name="ce6" table:formula="of:=[.C896]-ROUNDDOWN([.C896])" office:value-type="float" office:value="0.378419816970563">
            <text:p>0.38</text:p>
          </table:table-cell>
          <table:table-cell table:formula="of:=IF([.D896] &lt; [.$D$2])" office:value-type="boolean" office:boolean-value="false">
            <text:p>FALSE</text:p>
          </table:table-cell>
          <table:table-cell table:formula="of:=MOD([.C896];64)" office:value-type="float" office:value="56.3784198169706">
            <text:p>56.38</text:p>
          </table:table-cell>
          <table:table-cell/>
        </table:table-row>
        <table:table-row table:style-name="ro2">
          <table:table-cell table:style-name="ce3" table:formula="of:=[.A896]+1" office:value-type="float" office:value="896">
            <text:p>896</text:p>
          </table:table-cell>
          <table:table-cell table:style-name="ce3" table:formula="of:=[orbits.$C$3]*[.A897]" office:value-type="float" office:value="3881885.056">
            <text:p>3881885.056</text:p>
          </table:table-cell>
          <table:table-cell table:style-name="ce6" table:formula="of:=[.B897]/[orbits.$D$3]" office:value-type="float" office:value="10628.2402951464">
            <text:p>10628.24</text:p>
          </table:table-cell>
          <table:table-cell table:style-name="ce6" table:formula="of:=[.C897]-ROUNDDOWN([.C897])" office:value-type="float" office:value="0.240295146375502">
            <text:p>0.24</text:p>
          </table:table-cell>
          <table:table-cell table:formula="of:=IF([.D897] &lt; [.$D$2])" office:value-type="boolean" office:boolean-value="false">
            <text:p>FALSE</text:p>
          </table:table-cell>
          <table:table-cell table:formula="of:=MOD([.C897];64)" office:value-type="float" office:value="4.2402951463755">
            <text:p>4.24</text:p>
          </table:table-cell>
          <table:table-cell/>
        </table:table-row>
        <table:table-row table:style-name="ro2">
          <table:table-cell table:style-name="ce3" table:formula="of:=[.A897]+1" office:value-type="float" office:value="897">
            <text:p>897</text:p>
          </table:table-cell>
          <table:table-cell table:style-name="ce3" table:formula="of:=[orbits.$C$3]*[.A898]" office:value-type="float" office:value="3886217.517">
            <text:p>3886217.517</text:p>
          </table:table-cell>
          <table:table-cell table:style-name="ce6" table:formula="of:=[.B898]/[orbits.$D$3]" office:value-type="float" office:value="10640.1021704758">
            <text:p>10640.10</text:p>
          </table:table-cell>
          <table:table-cell table:style-name="ce6" table:formula="of:=[.C898]-ROUNDDOWN([.C898])" office:value-type="float" office:value="0.10217047578044">
            <text:p>0.10</text:p>
          </table:table-cell>
          <table:table-cell table:formula="of:=IF([.D898] &lt; [.$D$2])" office:value-type="boolean" office:boolean-value="false">
            <text:p>FALSE</text:p>
          </table:table-cell>
          <table:table-cell table:formula="of:=MOD([.C898];64)" office:value-type="float" office:value="16.1021704757804">
            <text:p>16.10</text:p>
          </table:table-cell>
          <table:table-cell/>
        </table:table-row>
        <table:table-row table:style-name="ro2">
          <table:table-cell table:style-name="ce3" table:formula="of:=[.A898]+1" office:value-type="float" office:value="898">
            <text:p>898</text:p>
          </table:table-cell>
          <table:table-cell table:style-name="ce3" table:formula="of:=[orbits.$C$3]*[.A899]" office:value-type="float" office:value="3890549.978">
            <text:p>3890549.978</text:p>
          </table:table-cell>
          <table:table-cell table:style-name="ce6" table:formula="of:=[.B899]/[orbits.$D$3]" office:value-type="float" office:value="10651.9640458052">
            <text:p>10651.96</text:p>
          </table:table-cell>
          <table:table-cell table:style-name="ce6" table:formula="of:=[.C899]-ROUNDDOWN([.C899])" office:value-type="float" office:value="0.964045805183559">
            <text:p>0.96</text:p>
          </table:table-cell>
          <table:table-cell table:formula="of:=IF([.D899] &lt; [.$D$2])" office:value-type="boolean" office:boolean-value="false">
            <text:p>FALSE</text:p>
          </table:table-cell>
          <table:table-cell table:formula="of:=MOD([.C899];64)" office:value-type="float" office:value="27.9640458051836">
            <text:p>27.96</text:p>
          </table:table-cell>
          <table:table-cell/>
        </table:table-row>
        <table:table-row table:style-name="ro2">
          <table:table-cell table:style-name="ce3" table:formula="of:=[.A899]+1" office:value-type="float" office:value="899">
            <text:p>899</text:p>
          </table:table-cell>
          <table:table-cell table:style-name="ce3" table:formula="of:=[orbits.$C$3]*[.A900]" office:value-type="float" office:value="3894882.439">
            <text:p>3894882.439</text:p>
          </table:table-cell>
          <table:table-cell table:style-name="ce6" table:formula="of:=[.B900]/[orbits.$D$3]" office:value-type="float" office:value="10663.8259211346">
            <text:p>10663.83</text:p>
          </table:table-cell>
          <table:table-cell table:style-name="ce6" table:formula="of:=[.C900]-ROUNDDOWN([.C900])" office:value-type="float" office:value="0.825921134588498">
            <text:p>0.83</text:p>
          </table:table-cell>
          <table:table-cell table:formula="of:=IF([.D900] &lt; [.$D$2])" office:value-type="boolean" office:boolean-value="false">
            <text:p>FALSE</text:p>
          </table:table-cell>
          <table:table-cell table:formula="of:=MOD([.C900];64)" office:value-type="float" office:value="39.8259211345885">
            <text:p>39.83</text:p>
          </table:table-cell>
          <table:table-cell/>
        </table:table-row>
        <table:table-row table:style-name="ro2">
          <table:table-cell table:style-name="ce3" table:formula="of:=[.A900]+1" office:value-type="float" office:value="900">
            <text:p>900</text:p>
          </table:table-cell>
          <table:table-cell table:style-name="ce3" table:formula="of:=[orbits.$C$3]*[.A901]" office:value-type="float" office:value="3899214.9">
            <text:p>3899214.9</text:p>
          </table:table-cell>
          <table:table-cell table:style-name="ce6" table:formula="of:=[.B901]/[orbits.$D$3]" office:value-type="float" office:value="10675.687796464">
            <text:p>10675.69</text:p>
          </table:table-cell>
          <table:table-cell table:style-name="ce6" table:formula="of:=[.C901]-ROUNDDOWN([.C901])" office:value-type="float" office:value="0.687796463993436">
            <text:p>0.69</text:p>
          </table:table-cell>
          <table:table-cell table:formula="of:=IF([.D901] &lt; [.$D$2])" office:value-type="boolean" office:boolean-value="false">
            <text:p>FALSE</text:p>
          </table:table-cell>
          <table:table-cell table:formula="of:=MOD([.C901];64)" office:value-type="float" office:value="51.6877964639934">
            <text:p>51.69</text:p>
          </table:table-cell>
          <table:table-cell/>
        </table:table-row>
        <table:table-row table:style-name="ro2">
          <table:table-cell table:style-name="ce3" table:formula="of:=[.A901]+1" office:value-type="float" office:value="901">
            <text:p>901</text:p>
          </table:table-cell>
          <table:table-cell table:style-name="ce3" table:formula="of:=[orbits.$C$3]*[.A902]" office:value-type="float" office:value="3903547.361">
            <text:p>3903547.361</text:p>
          </table:table-cell>
          <table:table-cell table:style-name="ce6" table:formula="of:=[.B902]/[orbits.$D$3]" office:value-type="float" office:value="10687.5496717934">
            <text:p>10687.55</text:p>
          </table:table-cell>
          <table:table-cell table:style-name="ce6" table:formula="of:=[.C902]-ROUNDDOWN([.C902])" office:value-type="float" office:value="0.549671793396556">
            <text:p>0.55</text:p>
          </table:table-cell>
          <table:table-cell table:formula="of:=IF([.D902] &lt; [.$D$2])" office:value-type="boolean" office:boolean-value="false">
            <text:p>FALSE</text:p>
          </table:table-cell>
          <table:table-cell table:formula="of:=MOD([.C902];64)" office:value-type="float" office:value="63.5496717933966">
            <text:p>63.55</text:p>
          </table:table-cell>
          <table:table-cell/>
        </table:table-row>
        <table:table-row table:style-name="ro2">
          <table:table-cell table:style-name="ce3" table:formula="of:=[.A902]+1" office:value-type="float" office:value="902">
            <text:p>902</text:p>
          </table:table-cell>
          <table:table-cell table:style-name="ce3" table:formula="of:=[orbits.$C$3]*[.A903]" office:value-type="float" office:value="3907879.822">
            <text:p>3907879.822</text:p>
          </table:table-cell>
          <table:table-cell table:style-name="ce6" table:formula="of:=[.B903]/[orbits.$D$3]" office:value-type="float" office:value="10699.4115471228">
            <text:p>10699.41</text:p>
          </table:table-cell>
          <table:table-cell table:style-name="ce6" table:formula="of:=[.C903]-ROUNDDOWN([.C903])" office:value-type="float" office:value="0.411547122801494">
            <text:p>0.41</text:p>
          </table:table-cell>
          <table:table-cell table:formula="of:=IF([.D903] &lt; [.$D$2])" office:value-type="boolean" office:boolean-value="false">
            <text:p>FALSE</text:p>
          </table:table-cell>
          <table:table-cell table:formula="of:=MOD([.C903];64)" office:value-type="float" office:value="11.4115471228015">
            <text:p>11.41</text:p>
          </table:table-cell>
          <table:table-cell/>
        </table:table-row>
        <table:table-row table:style-name="ro2">
          <table:table-cell table:style-name="ce3" table:formula="of:=[.A903]+1" office:value-type="float" office:value="903">
            <text:p>903</text:p>
          </table:table-cell>
          <table:table-cell table:style-name="ce3" table:formula="of:=[orbits.$C$3]*[.A904]" office:value-type="float" office:value="3912212.283">
            <text:p>3912212.283</text:p>
          </table:table-cell>
          <table:table-cell table:style-name="ce6" table:formula="of:=[.B904]/[orbits.$D$3]" office:value-type="float" office:value="10711.2734224522">
            <text:p>10711.27</text:p>
          </table:table-cell>
          <table:table-cell table:style-name="ce6" table:formula="of:=[.C904]-ROUNDDOWN([.C904])" office:value-type="float" office:value="0.273422452206432">
            <text:p>0.27</text:p>
          </table:table-cell>
          <table:table-cell table:formula="of:=IF([.D904] &lt; [.$D$2])" office:value-type="boolean" office:boolean-value="false">
            <text:p>FALSE</text:p>
          </table:table-cell>
          <table:table-cell table:formula="of:=MOD([.C904];64)" office:value-type="float" office:value="23.2734224522064">
            <text:p>23.27</text:p>
          </table:table-cell>
          <table:table-cell/>
        </table:table-row>
        <table:table-row table:style-name="ro2">
          <table:table-cell table:style-name="ce3" table:formula="of:=[.A904]+1" office:value-type="float" office:value="904">
            <text:p>904</text:p>
          </table:table-cell>
          <table:table-cell table:style-name="ce3" table:formula="of:=[orbits.$C$3]*[.A905]" office:value-type="float" office:value="3916544.744">
            <text:p>3916544.744</text:p>
          </table:table-cell>
          <table:table-cell table:style-name="ce6" table:formula="of:=[.B905]/[orbits.$D$3]" office:value-type="float" office:value="10723.1352977816">
            <text:p>10723.14</text:p>
          </table:table-cell>
          <table:table-cell table:style-name="ce6" table:formula="of:=[.C905]-ROUNDDOWN([.C905])" office:value-type="float" office:value="0.135297781611371">
            <text:p>0.14</text:p>
          </table:table-cell>
          <table:table-cell table:formula="of:=IF([.D905] &lt; [.$D$2])" office:value-type="boolean" office:boolean-value="false">
            <text:p>FALSE</text:p>
          </table:table-cell>
          <table:table-cell table:formula="of:=MOD([.C905];64)" office:value-type="float" office:value="35.1352977816114">
            <text:p>35.14</text:p>
          </table:table-cell>
          <table:table-cell/>
        </table:table-row>
        <table:table-row table:style-name="ro2">
          <table:table-cell table:style-name="ce3" table:formula="of:=[.A905]+1" office:value-type="float" office:value="905">
            <text:p>905</text:p>
          </table:table-cell>
          <table:table-cell table:style-name="ce3" table:formula="of:=[orbits.$C$3]*[.A906]" office:value-type="float" office:value="3920877.205">
            <text:p>3920877.205</text:p>
          </table:table-cell>
          <table:table-cell table:style-name="ce6" table:formula="of:=[.B906]/[orbits.$D$3]" office:value-type="float" office:value="10734.997173111">
            <text:p>10735.00</text:p>
          </table:table-cell>
          <table:table-cell table:style-name="ce6" table:formula="of:=[.C906]-ROUNDDOWN([.C906])" office:value-type="float" office:value="0.99717311101449">
            <text:p>1.00</text:p>
          </table:table-cell>
          <table:table-cell table:formula="of:=IF([.D906] &lt; [.$D$2])" office:value-type="boolean" office:boolean-value="false">
            <text:p>FALSE</text:p>
          </table:table-cell>
          <table:table-cell table:formula="of:=MOD([.C906];64)" office:value-type="float" office:value="46.9971731110145">
            <text:p>47.00</text:p>
          </table:table-cell>
          <table:table-cell/>
        </table:table-row>
        <table:table-row table:style-name="ro2">
          <table:table-cell table:style-name="ce3" table:formula="of:=[.A906]+1" office:value-type="float" office:value="906">
            <text:p>906</text:p>
          </table:table-cell>
          <table:table-cell table:style-name="ce3" table:formula="of:=[orbits.$C$3]*[.A907]" office:value-type="float" office:value="3925209.666">
            <text:p>3925209.666</text:p>
          </table:table-cell>
          <table:table-cell table:style-name="ce6" table:formula="of:=[.B907]/[orbits.$D$3]" office:value-type="float" office:value="10746.8590484404">
            <text:p>10746.86</text:p>
          </table:table-cell>
          <table:table-cell table:style-name="ce6" table:formula="of:=[.C907]-ROUNDDOWN([.C907])" office:value-type="float" office:value="0.859048440419429">
            <text:p>0.86</text:p>
          </table:table-cell>
          <table:table-cell table:formula="of:=IF([.D907] &lt; [.$D$2])" office:value-type="boolean" office:boolean-value="false">
            <text:p>FALSE</text:p>
          </table:table-cell>
          <table:table-cell table:formula="of:=MOD([.C907];64)" office:value-type="float" office:value="58.8590484404194">
            <text:p>58.86</text:p>
          </table:table-cell>
          <table:table-cell/>
        </table:table-row>
        <table:table-row table:style-name="ro2">
          <table:table-cell table:style-name="ce3" table:formula="of:=[.A907]+1" office:value-type="float" office:value="907">
            <text:p>907</text:p>
          </table:table-cell>
          <table:table-cell table:style-name="ce3" table:formula="of:=[orbits.$C$3]*[.A908]" office:value-type="float" office:value="3929542.127">
            <text:p>3929542.127</text:p>
          </table:table-cell>
          <table:table-cell table:style-name="ce6" table:formula="of:=[.B908]/[orbits.$D$3]" office:value-type="float" office:value="10758.7209237698">
            <text:p>10758.72</text:p>
          </table:table-cell>
          <table:table-cell table:style-name="ce6" table:formula="of:=[.C908]-ROUNDDOWN([.C908])" office:value-type="float" office:value="0.720923769824367">
            <text:p>0.72</text:p>
          </table:table-cell>
          <table:table-cell table:formula="of:=IF([.D908] &lt; [.$D$2])" office:value-type="boolean" office:boolean-value="false">
            <text:p>FALSE</text:p>
          </table:table-cell>
          <table:table-cell table:formula="of:=MOD([.C908];64)" office:value-type="float" office:value="6.72092376982437">
            <text:p>6.72</text:p>
          </table:table-cell>
          <table:table-cell/>
        </table:table-row>
        <table:table-row table:style-name="ro2">
          <table:table-cell table:style-name="ce3" table:formula="of:=[.A908]+1" office:value-type="float" office:value="908">
            <text:p>908</text:p>
          </table:table-cell>
          <table:table-cell table:style-name="ce3" table:formula="of:=[orbits.$C$3]*[.A909]" office:value-type="float" office:value="3933874.588">
            <text:p>3933874.588</text:p>
          </table:table-cell>
          <table:table-cell table:style-name="ce6" table:formula="of:=[.B909]/[orbits.$D$3]" office:value-type="float" office:value="10770.5827990992">
            <text:p>10770.58</text:p>
          </table:table-cell>
          <table:table-cell table:style-name="ce6" table:formula="of:=[.C909]-ROUNDDOWN([.C909])" office:value-type="float" office:value="0.582799099227486">
            <text:p>0.58</text:p>
          </table:table-cell>
          <table:table-cell table:formula="of:=IF([.D909] &lt; [.$D$2])" office:value-type="boolean" office:boolean-value="false">
            <text:p>FALSE</text:p>
          </table:table-cell>
          <table:table-cell table:formula="of:=MOD([.C909];64)" office:value-type="float" office:value="18.5827990992275">
            <text:p>18.58</text:p>
          </table:table-cell>
          <table:table-cell/>
        </table:table-row>
        <table:table-row table:style-name="ro2">
          <table:table-cell table:style-name="ce3" table:formula="of:=[.A909]+1" office:value-type="float" office:value="909">
            <text:p>909</text:p>
          </table:table-cell>
          <table:table-cell table:style-name="ce3" table:formula="of:=[orbits.$C$3]*[.A910]" office:value-type="float" office:value="3938207.049">
            <text:p>3938207.049</text:p>
          </table:table-cell>
          <table:table-cell table:style-name="ce6" table:formula="of:=[.B910]/[orbits.$D$3]" office:value-type="float" office:value="10782.4446744286">
            <text:p>10782.44</text:p>
          </table:table-cell>
          <table:table-cell table:style-name="ce6" table:formula="of:=[.C910]-ROUNDDOWN([.C910])" office:value-type="float" office:value="0.444674428632425">
            <text:p>0.44</text:p>
          </table:table-cell>
          <table:table-cell table:formula="of:=IF([.D910] &lt; [.$D$2])" office:value-type="boolean" office:boolean-value="false">
            <text:p>FALSE</text:p>
          </table:table-cell>
          <table:table-cell table:formula="of:=MOD([.C910];64)" office:value-type="float" office:value="30.4446744286324">
            <text:p>30.44</text:p>
          </table:table-cell>
          <table:table-cell/>
        </table:table-row>
        <table:table-row table:style-name="ro2">
          <table:table-cell table:style-name="ce3" table:formula="of:=[.A910]+1" office:value-type="float" office:value="910">
            <text:p>910</text:p>
          </table:table-cell>
          <table:table-cell table:style-name="ce3" table:formula="of:=[orbits.$C$3]*[.A911]" office:value-type="float" office:value="3942539.51">
            <text:p>3942539.51</text:p>
          </table:table-cell>
          <table:table-cell table:style-name="ce6" table:formula="of:=[.B911]/[orbits.$D$3]" office:value-type="float" office:value="10794.306549758">
            <text:p>10794.31</text:p>
          </table:table-cell>
          <table:table-cell table:style-name="ce6" table:formula="of:=[.C911]-ROUNDDOWN([.C911])" office:value-type="float" office:value="0.306549758037363">
            <text:p>0.31</text:p>
          </table:table-cell>
          <table:table-cell table:formula="of:=IF([.D911] &lt; [.$D$2])" office:value-type="boolean" office:boolean-value="false">
            <text:p>FALSE</text:p>
          </table:table-cell>
          <table:table-cell table:formula="of:=MOD([.C911];64)" office:value-type="float" office:value="42.3065497580374">
            <text:p>42.31</text:p>
          </table:table-cell>
          <table:table-cell/>
        </table:table-row>
        <table:table-row table:style-name="ro2">
          <table:table-cell table:style-name="ce3" table:formula="of:=[.A911]+1" office:value-type="float" office:value="911">
            <text:p>911</text:p>
          </table:table-cell>
          <table:table-cell table:style-name="ce3" table:formula="of:=[orbits.$C$3]*[.A912]" office:value-type="float" office:value="3946871.971">
            <text:p>3946871.971</text:p>
          </table:table-cell>
          <table:table-cell table:style-name="ce6" table:formula="of:=[.B912]/[orbits.$D$3]" office:value-type="float" office:value="10806.1684250874">
            <text:p>10806.17</text:p>
          </table:table-cell>
          <table:table-cell table:style-name="ce6" table:formula="of:=[.C912]-ROUNDDOWN([.C912])" office:value-type="float" office:value="0.168425087442301">
            <text:p>0.17</text:p>
          </table:table-cell>
          <table:table-cell table:formula="of:=IF([.D912] &lt; [.$D$2])" office:value-type="boolean" office:boolean-value="false">
            <text:p>FALSE</text:p>
          </table:table-cell>
          <table:table-cell table:formula="of:=MOD([.C912];64)" office:value-type="float" office:value="54.1684250874423">
            <text:p>54.17</text:p>
          </table:table-cell>
          <table:table-cell/>
        </table:table-row>
        <table:table-row table:style-name="ro2">
          <table:table-cell table:style-name="ce3" table:formula="of:=[.A912]+1" office:value-type="float" office:value="912">
            <text:p>912</text:p>
          </table:table-cell>
          <table:table-cell table:style-name="ce3" table:formula="of:=[orbits.$C$3]*[.A913]" office:value-type="float" office:value="3951204.432">
            <text:p>3951204.432</text:p>
          </table:table-cell>
          <table:table-cell table:style-name="ce6" table:formula="of:=[.B913]/[orbits.$D$3]" office:value-type="float" office:value="10818.0303004168">
            <text:p>10818.03</text:p>
          </table:table-cell>
          <table:table-cell table:style-name="ce6" table:formula="of:=[.C913]-ROUNDDOWN([.C913])" office:value-type="float" office:value="0.0303004168454208">
            <text:p>0.03</text:p>
          </table:table-cell>
          <table:table-cell table:formula="of:=IF([.D913] &lt; [.$D$2])" office:value-type="boolean" office:boolean-value="true">
            <text:p>TRUE</text:p>
          </table:table-cell>
          <table:table-cell table:formula="of:=MOD([.C913];64)" office:value-type="float" office:value="2.03030041684542">
            <text:p>2.03</text:p>
          </table:table-cell>
          <table:table-cell/>
        </table:table-row>
        <table:table-row table:style-name="ro2">
          <table:table-cell table:style-name="ce3" table:formula="of:=[.A913]+1" office:value-type="float" office:value="913">
            <text:p>913</text:p>
          </table:table-cell>
          <table:table-cell table:style-name="ce3" table:formula="of:=[orbits.$C$3]*[.A914]" office:value-type="float" office:value="3955536.893">
            <text:p>3955536.893</text:p>
          </table:table-cell>
          <table:table-cell table:style-name="ce6" table:formula="of:=[.B914]/[orbits.$D$3]" office:value-type="float" office:value="10829.8921757463">
            <text:p>10829.89</text:p>
          </table:table-cell>
          <table:table-cell table:style-name="ce6" table:formula="of:=[.C914]-ROUNDDOWN([.C914])" office:value-type="float" office:value="0.892175746250359">
            <text:p>0.89</text:p>
          </table:table-cell>
          <table:table-cell table:formula="of:=IF([.D914] &lt; [.$D$2])" office:value-type="boolean" office:boolean-value="false">
            <text:p>FALSE</text:p>
          </table:table-cell>
          <table:table-cell table:formula="of:=MOD([.C914];64)" office:value-type="float" office:value="13.8921757462504">
            <text:p>13.89</text:p>
          </table:table-cell>
          <table:table-cell/>
        </table:table-row>
        <table:table-row table:style-name="ro2">
          <table:table-cell table:style-name="ce3" table:formula="of:=[.A914]+1" office:value-type="float" office:value="914">
            <text:p>914</text:p>
          </table:table-cell>
          <table:table-cell table:style-name="ce3" table:formula="of:=[orbits.$C$3]*[.A915]" office:value-type="float" office:value="3959869.354">
            <text:p>3959869.354</text:p>
          </table:table-cell>
          <table:table-cell table:style-name="ce6" table:formula="of:=[.B915]/[orbits.$D$3]" office:value-type="float" office:value="10841.7540510757">
            <text:p>10841.75</text:p>
          </table:table-cell>
          <table:table-cell table:style-name="ce6" table:formula="of:=[.C915]-ROUNDDOWN([.C915])" office:value-type="float" office:value="0.754051075655298">
            <text:p>0.75</text:p>
          </table:table-cell>
          <table:table-cell table:formula="of:=IF([.D915] &lt; [.$D$2])" office:value-type="boolean" office:boolean-value="false">
            <text:p>FALSE</text:p>
          </table:table-cell>
          <table:table-cell table:formula="of:=MOD([.C915];64)" office:value-type="float" office:value="25.7540510756553">
            <text:p>25.75</text:p>
          </table:table-cell>
          <table:table-cell/>
        </table:table-row>
        <table:table-row table:style-name="ro2">
          <table:table-cell table:style-name="ce3" table:formula="of:=[.A915]+1" office:value-type="float" office:value="915">
            <text:p>915</text:p>
          </table:table-cell>
          <table:table-cell table:style-name="ce3" table:formula="of:=[orbits.$C$3]*[.A916]" office:value-type="float" office:value="3964201.815">
            <text:p>3964201.815</text:p>
          </table:table-cell>
          <table:table-cell table:style-name="ce6" table:formula="of:=[.B916]/[orbits.$D$3]" office:value-type="float" office:value="10853.6159264051">
            <text:p>10853.62</text:p>
          </table:table-cell>
          <table:table-cell table:style-name="ce6" table:formula="of:=[.C916]-ROUNDDOWN([.C916])" office:value-type="float" office:value="0.615926405060236">
            <text:p>0.62</text:p>
          </table:table-cell>
          <table:table-cell table:formula="of:=IF([.D916] &lt; [.$D$2])" office:value-type="boolean" office:boolean-value="false">
            <text:p>FALSE</text:p>
          </table:table-cell>
          <table:table-cell table:formula="of:=MOD([.C916];64)" office:value-type="float" office:value="37.6159264050602">
            <text:p>37.62</text:p>
          </table:table-cell>
          <table:table-cell/>
        </table:table-row>
        <table:table-row table:style-name="ro2">
          <table:table-cell table:style-name="ce3" table:formula="of:=[.A916]+1" office:value-type="float" office:value="916">
            <text:p>916</text:p>
          </table:table-cell>
          <table:table-cell table:style-name="ce3" table:formula="of:=[orbits.$C$3]*[.A917]" office:value-type="float" office:value="3968534.276">
            <text:p>3968534.276</text:p>
          </table:table-cell>
          <table:table-cell table:style-name="ce6" table:formula="of:=[.B917]/[orbits.$D$3]" office:value-type="float" office:value="10865.4778017345">
            <text:p>10865.48</text:p>
          </table:table-cell>
          <table:table-cell table:style-name="ce6" table:formula="of:=[.C917]-ROUNDDOWN([.C917])" office:value-type="float" office:value="0.477801734463355">
            <text:p>0.48</text:p>
          </table:table-cell>
          <table:table-cell table:formula="of:=IF([.D917] &lt; [.$D$2])" office:value-type="boolean" office:boolean-value="false">
            <text:p>FALSE</text:p>
          </table:table-cell>
          <table:table-cell table:formula="of:=MOD([.C917];64)" office:value-type="float" office:value="49.4778017344634">
            <text:p>49.48</text:p>
          </table:table-cell>
          <table:table-cell/>
        </table:table-row>
        <table:table-row table:style-name="ro2">
          <table:table-cell table:style-name="ce3" table:formula="of:=[.A917]+1" office:value-type="float" office:value="917">
            <text:p>917</text:p>
          </table:table-cell>
          <table:table-cell table:style-name="ce3" table:formula="of:=[orbits.$C$3]*[.A918]" office:value-type="float" office:value="3972866.737">
            <text:p>3972866.737</text:p>
          </table:table-cell>
          <table:table-cell table:style-name="ce6" table:formula="of:=[.B918]/[orbits.$D$3]" office:value-type="float" office:value="10877.3396770639">
            <text:p>10877.34</text:p>
          </table:table-cell>
          <table:table-cell table:style-name="ce6" table:formula="of:=[.C918]-ROUNDDOWN([.C918])" office:value-type="float" office:value="0.339677063868294">
            <text:p>0.34</text:p>
          </table:table-cell>
          <table:table-cell table:formula="of:=IF([.D918] &lt; [.$D$2])" office:value-type="boolean" office:boolean-value="false">
            <text:p>FALSE</text:p>
          </table:table-cell>
          <table:table-cell table:formula="of:=MOD([.C918];64)" office:value-type="float" office:value="61.3396770638683">
            <text:p>61.34</text:p>
          </table:table-cell>
          <table:table-cell/>
        </table:table-row>
        <table:table-row table:style-name="ro2">
          <table:table-cell table:style-name="ce3" table:formula="of:=[.A918]+1" office:value-type="float" office:value="918">
            <text:p>918</text:p>
          </table:table-cell>
          <table:table-cell table:style-name="ce3" table:formula="of:=[orbits.$C$3]*[.A919]" office:value-type="float" office:value="3977199.198">
            <text:p>3977199.198</text:p>
          </table:table-cell>
          <table:table-cell table:style-name="ce6" table:formula="of:=[.B919]/[orbits.$D$3]" office:value-type="float" office:value="10889.2015523933">
            <text:p>10889.20</text:p>
          </table:table-cell>
          <table:table-cell table:style-name="ce6" table:formula="of:=[.C919]-ROUNDDOWN([.C919])" office:value-type="float" office:value="0.201552393273232">
            <text:p>0.20</text:p>
          </table:table-cell>
          <table:table-cell table:formula="of:=IF([.D919] &lt; [.$D$2])" office:value-type="boolean" office:boolean-value="false">
            <text:p>FALSE</text:p>
          </table:table-cell>
          <table:table-cell table:formula="of:=MOD([.C919];64)" office:value-type="float" office:value="9.20155239327323">
            <text:p>9.20</text:p>
          </table:table-cell>
          <table:table-cell/>
        </table:table-row>
        <table:table-row table:style-name="ro2">
          <table:table-cell table:style-name="ce3" table:formula="of:=[.A919]+1" office:value-type="float" office:value="919">
            <text:p>919</text:p>
          </table:table-cell>
          <table:table-cell table:style-name="ce3" table:formula="of:=[orbits.$C$3]*[.A920]" office:value-type="float" office:value="3981531.659">
            <text:p>3981531.659</text:p>
          </table:table-cell>
          <table:table-cell table:style-name="ce6" table:formula="of:=[.B920]/[orbits.$D$3]" office:value-type="float" office:value="10901.0634277227">
            <text:p>10901.06</text:p>
          </table:table-cell>
          <table:table-cell table:style-name="ce6" table:formula="of:=[.C920]-ROUNDDOWN([.C920])" office:value-type="float" office:value="0.0634277226781705">
            <text:p>0.06</text:p>
          </table:table-cell>
          <table:table-cell table:formula="of:=IF([.D920] &lt; [.$D$2])" office:value-type="boolean" office:boolean-value="true">
            <text:p>TRUE</text:p>
          </table:table-cell>
          <table:table-cell table:formula="of:=MOD([.C920];64)" office:value-type="float" office:value="21.0634277226782">
            <text:p>21.06</text:p>
          </table:table-cell>
          <table:table-cell/>
        </table:table-row>
        <table:table-row table:style-name="ro2">
          <table:table-cell table:style-name="ce3" table:formula="of:=[.A920]+1" office:value-type="float" office:value="920">
            <text:p>920</text:p>
          </table:table-cell>
          <table:table-cell table:style-name="ce3" table:formula="of:=[orbits.$C$3]*[.A921]" office:value-type="float" office:value="3985864.12">
            <text:p>3985864.12</text:p>
          </table:table-cell>
          <table:table-cell table:style-name="ce6" table:formula="of:=[.B921]/[orbits.$D$3]" office:value-type="float" office:value="10912.9253030521">
            <text:p>10912.93</text:p>
          </table:table-cell>
          <table:table-cell table:style-name="ce6" table:formula="of:=[.C921]-ROUNDDOWN([.C921])" office:value-type="float" office:value="0.92530305208129">
            <text:p>0.93</text:p>
          </table:table-cell>
          <table:table-cell table:formula="of:=IF([.D921] &lt; [.$D$2])" office:value-type="boolean" office:boolean-value="false">
            <text:p>FALSE</text:p>
          </table:table-cell>
          <table:table-cell table:formula="of:=MOD([.C921];64)" office:value-type="float" office:value="32.9253030520813">
            <text:p>32.93</text:p>
          </table:table-cell>
          <table:table-cell/>
        </table:table-row>
        <table:table-row table:style-name="ro2">
          <table:table-cell table:style-name="ce3" table:formula="of:=[.A921]+1" office:value-type="float" office:value="921">
            <text:p>921</text:p>
          </table:table-cell>
          <table:table-cell table:style-name="ce3" table:formula="of:=[orbits.$C$3]*[.A922]" office:value-type="float" office:value="3990196.581">
            <text:p>3990196.581</text:p>
          </table:table-cell>
          <table:table-cell table:style-name="ce6" table:formula="of:=[.B922]/[orbits.$D$3]" office:value-type="float" office:value="10924.7871783815">
            <text:p>10924.79</text:p>
          </table:table-cell>
          <table:table-cell table:style-name="ce6" table:formula="of:=[.C922]-ROUNDDOWN([.C922])" office:value-type="float" office:value="0.787178381486228">
            <text:p>0.79</text:p>
          </table:table-cell>
          <table:table-cell table:formula="of:=IF([.D922] &lt; [.$D$2])" office:value-type="boolean" office:boolean-value="false">
            <text:p>FALSE</text:p>
          </table:table-cell>
          <table:table-cell table:formula="of:=MOD([.C922];64)" office:value-type="float" office:value="44.7871783814862">
            <text:p>44.79</text:p>
          </table:table-cell>
          <table:table-cell/>
        </table:table-row>
        <table:table-row table:style-name="ro2">
          <table:table-cell table:style-name="ce3" table:formula="of:=[.A922]+1" office:value-type="float" office:value="922">
            <text:p>922</text:p>
          </table:table-cell>
          <table:table-cell table:style-name="ce3" table:formula="of:=[orbits.$C$3]*[.A923]" office:value-type="float" office:value="3994529.042">
            <text:p>3994529.042</text:p>
          </table:table-cell>
          <table:table-cell table:style-name="ce6" table:formula="of:=[.B923]/[orbits.$D$3]" office:value-type="float" office:value="10936.6490537109">
            <text:p>10936.65</text:p>
          </table:table-cell>
          <table:table-cell table:style-name="ce6" table:formula="of:=[.C923]-ROUNDDOWN([.C923])" office:value-type="float" office:value="0.649053710891167">
            <text:p>0.65</text:p>
          </table:table-cell>
          <table:table-cell table:formula="of:=IF([.D923] &lt; [.$D$2])" office:value-type="boolean" office:boolean-value="false">
            <text:p>FALSE</text:p>
          </table:table-cell>
          <table:table-cell table:formula="of:=MOD([.C923];64)" office:value-type="float" office:value="56.6490537108912">
            <text:p>56.65</text:p>
          </table:table-cell>
          <table:table-cell/>
        </table:table-row>
        <table:table-row table:style-name="ro2">
          <table:table-cell table:style-name="ce3" table:formula="of:=[.A923]+1" office:value-type="float" office:value="923">
            <text:p>923</text:p>
          </table:table-cell>
          <table:table-cell table:style-name="ce3" table:formula="of:=[orbits.$C$3]*[.A924]" office:value-type="float" office:value="3998861.503">
            <text:p>3998861.503</text:p>
          </table:table-cell>
          <table:table-cell table:style-name="ce6" table:formula="of:=[.B924]/[orbits.$D$3]" office:value-type="float" office:value="10948.5109290403">
            <text:p>10948.51</text:p>
          </table:table-cell>
          <table:table-cell table:style-name="ce6" table:formula="of:=[.C924]-ROUNDDOWN([.C924])" office:value-type="float" office:value="0.510929040294286">
            <text:p>0.51</text:p>
          </table:table-cell>
          <table:table-cell table:formula="of:=IF([.D924] &lt; [.$D$2])" office:value-type="boolean" office:boolean-value="false">
            <text:p>FALSE</text:p>
          </table:table-cell>
          <table:table-cell table:formula="of:=MOD([.C924];64)" office:value-type="float" office:value="4.51092904029429">
            <text:p>4.51</text:p>
          </table:table-cell>
          <table:table-cell/>
        </table:table-row>
        <table:table-row table:style-name="ro2">
          <table:table-cell table:style-name="ce3" table:formula="of:=[.A924]+1" office:value-type="float" office:value="924">
            <text:p>924</text:p>
          </table:table-cell>
          <table:table-cell table:style-name="ce3" table:formula="of:=[orbits.$C$3]*[.A925]" office:value-type="float" office:value="4003193.964">
            <text:p>4003193.964</text:p>
          </table:table-cell>
          <table:table-cell table:style-name="ce6" table:formula="of:=[.B925]/[orbits.$D$3]" office:value-type="float" office:value="10960.3728043697">
            <text:p>10960.37</text:p>
          </table:table-cell>
          <table:table-cell table:style-name="ce6" table:formula="of:=[.C925]-ROUNDDOWN([.C925])" office:value-type="float" office:value="0.372804369699224">
            <text:p>0.37</text:p>
          </table:table-cell>
          <table:table-cell table:formula="of:=IF([.D925] &lt; [.$D$2])" office:value-type="boolean" office:boolean-value="false">
            <text:p>FALSE</text:p>
          </table:table-cell>
          <table:table-cell table:formula="of:=MOD([.C925];64)" office:value-type="float" office:value="16.3728043696992">
            <text:p>16.37</text:p>
          </table:table-cell>
          <table:table-cell/>
        </table:table-row>
        <table:table-row table:style-name="ro2">
          <table:table-cell table:style-name="ce3" table:formula="of:=[.A925]+1" office:value-type="float" office:value="925">
            <text:p>925</text:p>
          </table:table-cell>
          <table:table-cell table:style-name="ce3" table:formula="of:=[orbits.$C$3]*[.A926]" office:value-type="float" office:value="4007526.425">
            <text:p>4007526.425</text:p>
          </table:table-cell>
          <table:table-cell table:style-name="ce6" table:formula="of:=[.B926]/[orbits.$D$3]" office:value-type="float" office:value="10972.2346796991">
            <text:p>10972.23</text:p>
          </table:table-cell>
          <table:table-cell table:style-name="ce6" table:formula="of:=[.C926]-ROUNDDOWN([.C926])" office:value-type="float" office:value="0.234679699104163">
            <text:p>0.23</text:p>
          </table:table-cell>
          <table:table-cell table:formula="of:=IF([.D926] &lt; [.$D$2])" office:value-type="boolean" office:boolean-value="false">
            <text:p>FALSE</text:p>
          </table:table-cell>
          <table:table-cell table:formula="of:=MOD([.C926];64)" office:value-type="float" office:value="28.2346796991042">
            <text:p>28.23</text:p>
          </table:table-cell>
          <table:table-cell/>
        </table:table-row>
        <table:table-row table:style-name="ro2">
          <table:table-cell table:style-name="ce3" table:formula="of:=[.A926]+1" office:value-type="float" office:value="926">
            <text:p>926</text:p>
          </table:table-cell>
          <table:table-cell table:style-name="ce3" table:formula="of:=[orbits.$C$3]*[.A927]" office:value-type="float" office:value="4011858.886">
            <text:p>4011858.886</text:p>
          </table:table-cell>
          <table:table-cell table:style-name="ce6" table:formula="of:=[.B927]/[orbits.$D$3]" office:value-type="float" office:value="10984.0965550285">
            <text:p>10984.10</text:p>
          </table:table-cell>
          <table:table-cell table:style-name="ce6" table:formula="of:=[.C927]-ROUNDDOWN([.C927])" office:value-type="float" office:value="0.0965550285091013">
            <text:p>0.10</text:p>
          </table:table-cell>
          <table:table-cell table:formula="of:=IF([.D927] &lt; [.$D$2])" office:value-type="boolean" office:boolean-value="true">
            <text:p>TRUE</text:p>
          </table:table-cell>
          <table:table-cell table:formula="of:=MOD([.C927];64)" office:value-type="float" office:value="40.0965550285091">
            <text:p>40.10</text:p>
          </table:table-cell>
          <table:table-cell/>
        </table:table-row>
        <table:table-row table:style-name="ro2">
          <table:table-cell table:style-name="ce3" table:formula="of:=[.A927]+1" office:value-type="float" office:value="927">
            <text:p>927</text:p>
          </table:table-cell>
          <table:table-cell table:style-name="ce3" table:formula="of:=[orbits.$C$3]*[.A928]" office:value-type="float" office:value="4016191.347">
            <text:p>4016191.347</text:p>
          </table:table-cell>
          <table:table-cell table:style-name="ce6" table:formula="of:=[.B928]/[orbits.$D$3]" office:value-type="float" office:value="10995.9584303579">
            <text:p>10995.96</text:p>
          </table:table-cell>
          <table:table-cell table:style-name="ce6" table:formula="of:=[.C928]-ROUNDDOWN([.C928])" office:value-type="float" office:value="0.958430357912221">
            <text:p>0.96</text:p>
          </table:table-cell>
          <table:table-cell table:formula="of:=IF([.D928] &lt; [.$D$2])" office:value-type="boolean" office:boolean-value="false">
            <text:p>FALSE</text:p>
          </table:table-cell>
          <table:table-cell table:formula="of:=MOD([.C928];64)" office:value-type="float" office:value="51.9584303579122">
            <text:p>51.96</text:p>
          </table:table-cell>
          <table:table-cell/>
        </table:table-row>
        <table:table-row table:style-name="ro2">
          <table:table-cell table:style-name="ce3" table:formula="of:=[.A928]+1" office:value-type="float" office:value="928">
            <text:p>928</text:p>
          </table:table-cell>
          <table:table-cell table:style-name="ce3" table:formula="of:=[orbits.$C$3]*[.A929]" office:value-type="float" office:value="4020523.808">
            <text:p>4020523.808</text:p>
          </table:table-cell>
          <table:table-cell table:style-name="ce6" table:formula="of:=[.B929]/[orbits.$D$3]" office:value-type="float" office:value="11007.8203056873">
            <text:p>11007.82</text:p>
          </table:table-cell>
          <table:table-cell table:style-name="ce6" table:formula="of:=[.C929]-ROUNDDOWN([.C929])" office:value-type="float" office:value="0.820305687317159">
            <text:p>0.82</text:p>
          </table:table-cell>
          <table:table-cell table:formula="of:=IF([.D929] &lt; [.$D$2])" office:value-type="boolean" office:boolean-value="false">
            <text:p>FALSE</text:p>
          </table:table-cell>
          <table:table-cell table:formula="of:=MOD([.C929];64)" office:value-type="float" office:value="63.8203056873172">
            <text:p>63.82</text:p>
          </table:table-cell>
          <table:table-cell/>
        </table:table-row>
        <table:table-row table:style-name="ro2">
          <table:table-cell table:style-name="ce3" table:formula="of:=[.A929]+1" office:value-type="float" office:value="929">
            <text:p>929</text:p>
          </table:table-cell>
          <table:table-cell table:style-name="ce3" table:formula="of:=[orbits.$C$3]*[.A930]" office:value-type="float" office:value="4024856.269">
            <text:p>4024856.269</text:p>
          </table:table-cell>
          <table:table-cell table:style-name="ce6" table:formula="of:=[.B930]/[orbits.$D$3]" office:value-type="float" office:value="11019.6821810167">
            <text:p>11019.68</text:p>
          </table:table-cell>
          <table:table-cell table:style-name="ce6" table:formula="of:=[.C930]-ROUNDDOWN([.C930])" office:value-type="float" office:value="0.682181016722097">
            <text:p>0.68</text:p>
          </table:table-cell>
          <table:table-cell table:formula="of:=IF([.D930] &lt; [.$D$2])" office:value-type="boolean" office:boolean-value="false">
            <text:p>FALSE</text:p>
          </table:table-cell>
          <table:table-cell table:formula="of:=MOD([.C930];64)" office:value-type="float" office:value="11.6821810167221">
            <text:p>11.68</text:p>
          </table:table-cell>
          <table:table-cell/>
        </table:table-row>
        <table:table-row table:style-name="ro2">
          <table:table-cell table:style-name="ce3" table:formula="of:=[.A930]+1" office:value-type="float" office:value="930">
            <text:p>930</text:p>
          </table:table-cell>
          <table:table-cell table:style-name="ce3" table:formula="of:=[orbits.$C$3]*[.A931]" office:value-type="float" office:value="4029188.73">
            <text:p>4029188.73</text:p>
          </table:table-cell>
          <table:table-cell table:style-name="ce6" table:formula="of:=[.B931]/[orbits.$D$3]" office:value-type="float" office:value="11031.5440563461">
            <text:p>11031.54</text:p>
          </table:table-cell>
          <table:table-cell table:style-name="ce6" table:formula="of:=[.C931]-ROUNDDOWN([.C931])" office:value-type="float" office:value="0.544056346127036">
            <text:p>0.54</text:p>
          </table:table-cell>
          <table:table-cell table:formula="of:=IF([.D931] &lt; [.$D$2])" office:value-type="boolean" office:boolean-value="false">
            <text:p>FALSE</text:p>
          </table:table-cell>
          <table:table-cell table:formula="of:=MOD([.C931];64)" office:value-type="float" office:value="23.544056346127">
            <text:p>23.54</text:p>
          </table:table-cell>
          <table:table-cell/>
        </table:table-row>
        <table:table-row table:style-name="ro2">
          <table:table-cell table:style-name="ce3" table:formula="of:=[.A931]+1" office:value-type="float" office:value="931">
            <text:p>931</text:p>
          </table:table-cell>
          <table:table-cell table:style-name="ce3" table:formula="of:=[orbits.$C$3]*[.A932]" office:value-type="float" office:value="4033521.191">
            <text:p>4033521.191</text:p>
          </table:table-cell>
          <table:table-cell table:style-name="ce6" table:formula="of:=[.B932]/[orbits.$D$3]" office:value-type="float" office:value="11043.4059316755">
            <text:p>11043.41</text:p>
          </table:table-cell>
          <table:table-cell table:style-name="ce6" table:formula="of:=[.C932]-ROUNDDOWN([.C932])" office:value-type="float" office:value="0.405931675530155">
            <text:p>0.41</text:p>
          </table:table-cell>
          <table:table-cell table:formula="of:=IF([.D932] &lt; [.$D$2])" office:value-type="boolean" office:boolean-value="false">
            <text:p>FALSE</text:p>
          </table:table-cell>
          <table:table-cell table:formula="of:=MOD([.C932];64)" office:value-type="float" office:value="35.4059316755302">
            <text:p>35.41</text:p>
          </table:table-cell>
          <table:table-cell/>
        </table:table-row>
        <table:table-row table:style-name="ro2">
          <table:table-cell table:style-name="ce3" table:formula="of:=[.A932]+1" office:value-type="float" office:value="932">
            <text:p>932</text:p>
          </table:table-cell>
          <table:table-cell table:style-name="ce3" table:formula="of:=[orbits.$C$3]*[.A933]" office:value-type="float" office:value="4037853.652">
            <text:p>4037853.652</text:p>
          </table:table-cell>
          <table:table-cell table:style-name="ce6" table:formula="of:=[.B933]/[orbits.$D$3]" office:value-type="float" office:value="11055.2678070049">
            <text:p>11055.27</text:p>
          </table:table-cell>
          <table:table-cell table:style-name="ce6" table:formula="of:=[.C933]-ROUNDDOWN([.C933])" office:value-type="float" office:value="0.267807004935094">
            <text:p>0.27</text:p>
          </table:table-cell>
          <table:table-cell table:formula="of:=IF([.D933] &lt; [.$D$2])" office:value-type="boolean" office:boolean-value="false">
            <text:p>FALSE</text:p>
          </table:table-cell>
          <table:table-cell table:formula="of:=MOD([.C933];64)" office:value-type="float" office:value="47.2678070049351">
            <text:p>47.27</text:p>
          </table:table-cell>
          <table:table-cell/>
        </table:table-row>
        <table:table-row table:style-name="ro2">
          <table:table-cell table:style-name="ce3" table:formula="of:=[.A933]+1" office:value-type="float" office:value="933">
            <text:p>933</text:p>
          </table:table-cell>
          <table:table-cell table:style-name="ce3" table:formula="of:=[orbits.$C$3]*[.A934]" office:value-type="float" office:value="4042186.113">
            <text:p>4042186.113</text:p>
          </table:table-cell>
          <table:table-cell table:style-name="ce6" table:formula="of:=[.B934]/[orbits.$D$3]" office:value-type="float" office:value="11067.1296823343">
            <text:p>11067.13</text:p>
          </table:table-cell>
          <table:table-cell table:style-name="ce6" table:formula="of:=[.C934]-ROUNDDOWN([.C934])" office:value-type="float" office:value="0.129682334340032">
            <text:p>0.13</text:p>
          </table:table-cell>
          <table:table-cell table:formula="of:=IF([.D934] &lt; [.$D$2])" office:value-type="boolean" office:boolean-value="false">
            <text:p>FALSE</text:p>
          </table:table-cell>
          <table:table-cell table:formula="of:=MOD([.C934];64)" office:value-type="float" office:value="59.12968233434">
            <text:p>59.13</text:p>
          </table:table-cell>
          <table:table-cell/>
        </table:table-row>
        <table:table-row table:style-name="ro2">
          <table:table-cell table:style-name="ce3" table:formula="of:=[.A934]+1" office:value-type="float" office:value="934">
            <text:p>934</text:p>
          </table:table-cell>
          <table:table-cell table:style-name="ce3" table:formula="of:=[orbits.$C$3]*[.A935]" office:value-type="float" office:value="4046518.574">
            <text:p>4046518.574</text:p>
          </table:table-cell>
          <table:table-cell table:style-name="ce6" table:formula="of:=[.B935]/[orbits.$D$3]" office:value-type="float" office:value="11078.9915576637">
            <text:p>11078.99</text:p>
          </table:table-cell>
          <table:table-cell table:style-name="ce6" table:formula="of:=[.C935]-ROUNDDOWN([.C935])" office:value-type="float" office:value="0.991557663743151">
            <text:p>0.99</text:p>
          </table:table-cell>
          <table:table-cell table:formula="of:=IF([.D935] &lt; [.$D$2])" office:value-type="boolean" office:boolean-value="false">
            <text:p>FALSE</text:p>
          </table:table-cell>
          <table:table-cell table:formula="of:=MOD([.C935];64)" office:value-type="float" office:value="6.99155766374315">
            <text:p>6.99</text:p>
          </table:table-cell>
          <table:table-cell/>
        </table:table-row>
        <table:table-row table:style-name="ro2">
          <table:table-cell table:style-name="ce3" table:formula="of:=[.A935]+1" office:value-type="float" office:value="935">
            <text:p>935</text:p>
          </table:table-cell>
          <table:table-cell table:style-name="ce3" table:formula="of:=[orbits.$C$3]*[.A936]" office:value-type="float" office:value="4050851.035">
            <text:p>4050851.035</text:p>
          </table:table-cell>
          <table:table-cell table:style-name="ce6" table:formula="of:=[.B936]/[orbits.$D$3]" office:value-type="float" office:value="11090.8534329931">
            <text:p>11090.85</text:p>
          </table:table-cell>
          <table:table-cell table:style-name="ce6" table:formula="of:=[.C936]-ROUNDDOWN([.C936])" office:value-type="float" office:value="0.85343299314809">
            <text:p>0.85</text:p>
          </table:table-cell>
          <table:table-cell table:formula="of:=IF([.D936] &lt; [.$D$2])" office:value-type="boolean" office:boolean-value="false">
            <text:p>FALSE</text:p>
          </table:table-cell>
          <table:table-cell table:formula="of:=MOD([.C936];64)" office:value-type="float" office:value="18.8534329931481">
            <text:p>18.85</text:p>
          </table:table-cell>
          <table:table-cell/>
        </table:table-row>
        <table:table-row table:style-name="ro2">
          <table:table-cell table:style-name="ce3" table:formula="of:=[.A936]+1" office:value-type="float" office:value="936">
            <text:p>936</text:p>
          </table:table-cell>
          <table:table-cell table:style-name="ce3" table:formula="of:=[orbits.$C$3]*[.A937]" office:value-type="float" office:value="4055183.496">
            <text:p>4055183.496</text:p>
          </table:table-cell>
          <table:table-cell table:style-name="ce6" table:formula="of:=[.B937]/[orbits.$D$3]" office:value-type="float" office:value="11102.7153083226">
            <text:p>11102.72</text:p>
          </table:table-cell>
          <table:table-cell table:style-name="ce6" table:formula="of:=[.C937]-ROUNDDOWN([.C937])" office:value-type="float" office:value="0.715308322553028">
            <text:p>0.72</text:p>
          </table:table-cell>
          <table:table-cell table:formula="of:=IF([.D937] &lt; [.$D$2])" office:value-type="boolean" office:boolean-value="false">
            <text:p>FALSE</text:p>
          </table:table-cell>
          <table:table-cell table:formula="of:=MOD([.C937];64)" office:value-type="float" office:value="30.715308322553">
            <text:p>30.72</text:p>
          </table:table-cell>
          <table:table-cell/>
        </table:table-row>
        <table:table-row table:style-name="ro2">
          <table:table-cell table:style-name="ce3" table:formula="of:=[.A937]+1" office:value-type="float" office:value="937">
            <text:p>937</text:p>
          </table:table-cell>
          <table:table-cell table:style-name="ce3" table:formula="of:=[orbits.$C$3]*[.A938]" office:value-type="float" office:value="4059515.957">
            <text:p>4059515.957</text:p>
          </table:table-cell>
          <table:table-cell table:style-name="ce6" table:formula="of:=[.B938]/[orbits.$D$3]" office:value-type="float" office:value="11114.577183652">
            <text:p>11114.58</text:p>
          </table:table-cell>
          <table:table-cell table:style-name="ce6" table:formula="of:=[.C938]-ROUNDDOWN([.C938])" office:value-type="float" office:value="0.577183651957967">
            <text:p>0.58</text:p>
          </table:table-cell>
          <table:table-cell table:formula="of:=IF([.D938] &lt; [.$D$2])" office:value-type="boolean" office:boolean-value="false">
            <text:p>FALSE</text:p>
          </table:table-cell>
          <table:table-cell table:formula="of:=MOD([.C938];64)" office:value-type="float" office:value="42.577183651958">
            <text:p>42.58</text:p>
          </table:table-cell>
          <table:table-cell/>
        </table:table-row>
        <table:table-row table:style-name="ro2">
          <table:table-cell table:style-name="ce3" table:formula="of:=[.A938]+1" office:value-type="float" office:value="938">
            <text:p>938</text:p>
          </table:table-cell>
          <table:table-cell table:style-name="ce3" table:formula="of:=[orbits.$C$3]*[.A939]" office:value-type="float" office:value="4063848.418">
            <text:p>4063848.418</text:p>
          </table:table-cell>
          <table:table-cell table:style-name="ce6" table:formula="of:=[.B939]/[orbits.$D$3]" office:value-type="float" office:value="11126.4390589814">
            <text:p>11126.44</text:p>
          </table:table-cell>
          <table:table-cell table:style-name="ce6" table:formula="of:=[.C939]-ROUNDDOWN([.C939])" office:value-type="float" office:value="0.439058981361086">
            <text:p>0.44</text:p>
          </table:table-cell>
          <table:table-cell table:formula="of:=IF([.D939] &lt; [.$D$2])" office:value-type="boolean" office:boolean-value="false">
            <text:p>FALSE</text:p>
          </table:table-cell>
          <table:table-cell table:formula="of:=MOD([.C939];64)" office:value-type="float" office:value="54.4390589813611">
            <text:p>54.44</text:p>
          </table:table-cell>
          <table:table-cell/>
        </table:table-row>
        <table:table-row table:style-name="ro2">
          <table:table-cell table:style-name="ce3" table:formula="of:=[.A939]+1" office:value-type="float" office:value="939">
            <text:p>939</text:p>
          </table:table-cell>
          <table:table-cell table:style-name="ce3" table:formula="of:=[orbits.$C$3]*[.A940]" office:value-type="float" office:value="4068180.879">
            <text:p>4068180.879</text:p>
          </table:table-cell>
          <table:table-cell table:style-name="ce6" table:formula="of:=[.B940]/[orbits.$D$3]" office:value-type="float" office:value="11138.3009343108">
            <text:p>11138.30</text:p>
          </table:table-cell>
          <table:table-cell table:style-name="ce6" table:formula="of:=[.C940]-ROUNDDOWN([.C940])" office:value-type="float" office:value="0.300934310766024">
            <text:p>0.30</text:p>
          </table:table-cell>
          <table:table-cell table:formula="of:=IF([.D940] &lt; [.$D$2])" office:value-type="boolean" office:boolean-value="false">
            <text:p>FALSE</text:p>
          </table:table-cell>
          <table:table-cell table:formula="of:=MOD([.C940];64)" office:value-type="float" office:value="2.30093431076602">
            <text:p>2.30</text:p>
          </table:table-cell>
          <table:table-cell/>
        </table:table-row>
        <table:table-row table:style-name="ro2">
          <table:table-cell table:style-name="ce3" table:formula="of:=[.A940]+1" office:value-type="float" office:value="940">
            <text:p>940</text:p>
          </table:table-cell>
          <table:table-cell table:style-name="ce3" table:formula="of:=[orbits.$C$3]*[.A941]" office:value-type="float" office:value="4072513.34">
            <text:p>4072513.34</text:p>
          </table:table-cell>
          <table:table-cell table:style-name="ce6" table:formula="of:=[.B941]/[orbits.$D$3]" office:value-type="float" office:value="11150.1628096402">
            <text:p>11150.16</text:p>
          </table:table-cell>
          <table:table-cell table:style-name="ce6" table:formula="of:=[.C941]-ROUNDDOWN([.C941])" office:value-type="float" office:value="0.162809640170963">
            <text:p>0.16</text:p>
          </table:table-cell>
          <table:table-cell table:formula="of:=IF([.D941] &lt; [.$D$2])" office:value-type="boolean" office:boolean-value="false">
            <text:p>FALSE</text:p>
          </table:table-cell>
          <table:table-cell table:formula="of:=MOD([.C941];64)" office:value-type="float" office:value="14.162809640171">
            <text:p>14.16</text:p>
          </table:table-cell>
          <table:table-cell/>
        </table:table-row>
        <table:table-row table:style-name="ro2">
          <table:table-cell table:style-name="ce3" table:formula="of:=[.A941]+1" office:value-type="float" office:value="941">
            <text:p>941</text:p>
          </table:table-cell>
          <table:table-cell table:style-name="ce3" table:formula="of:=[orbits.$C$3]*[.A942]" office:value-type="float" office:value="4076845.801">
            <text:p>4076845.801</text:p>
          </table:table-cell>
          <table:table-cell table:style-name="ce6" table:formula="of:=[.B942]/[orbits.$D$3]" office:value-type="float" office:value="11162.0246849696">
            <text:p>11162.02</text:p>
          </table:table-cell>
          <table:table-cell table:style-name="ce6" table:formula="of:=[.C942]-ROUNDDOWN([.C942])" office:value-type="float" office:value="0.024684969575901">
            <text:p>0.02</text:p>
          </table:table-cell>
          <table:table-cell table:formula="of:=IF([.D942] &lt; [.$D$2])" office:value-type="boolean" office:boolean-value="true">
            <text:p>TRUE</text:p>
          </table:table-cell>
          <table:table-cell table:formula="of:=MOD([.C942];64)" office:value-type="float" office:value="26.0246849695759">
            <text:p>26.02</text:p>
          </table:table-cell>
          <table:table-cell/>
        </table:table-row>
        <table:table-row table:style-name="ro2">
          <table:table-cell table:style-name="ce3" table:formula="of:=[.A942]+1" office:value-type="float" office:value="942">
            <text:p>942</text:p>
          </table:table-cell>
          <table:table-cell table:style-name="ce3" table:formula="of:=[orbits.$C$3]*[.A943]" office:value-type="float" office:value="4081178.262">
            <text:p>4081178.262</text:p>
          </table:table-cell>
          <table:table-cell table:style-name="ce6" table:formula="of:=[.B943]/[orbits.$D$3]" office:value-type="float" office:value="11173.886560299">
            <text:p>11173.89</text:p>
          </table:table-cell>
          <table:table-cell table:style-name="ce6" table:formula="of:=[.C943]-ROUNDDOWN([.C943])" office:value-type="float" office:value="0.88656029897902">
            <text:p>0.89</text:p>
          </table:table-cell>
          <table:table-cell table:formula="of:=IF([.D943] &lt; [.$D$2])" office:value-type="boolean" office:boolean-value="false">
            <text:p>FALSE</text:p>
          </table:table-cell>
          <table:table-cell table:formula="of:=MOD([.C943];64)" office:value-type="float" office:value="37.886560298979">
            <text:p>37.89</text:p>
          </table:table-cell>
          <table:table-cell/>
        </table:table-row>
        <table:table-row table:style-name="ro2">
          <table:table-cell table:style-name="ce3" table:formula="of:=[.A943]+1" office:value-type="float" office:value="943">
            <text:p>943</text:p>
          </table:table-cell>
          <table:table-cell table:style-name="ce3" table:formula="of:=[orbits.$C$3]*[.A944]" office:value-type="float" office:value="4085510.723">
            <text:p>4085510.723</text:p>
          </table:table-cell>
          <table:table-cell table:style-name="ce6" table:formula="of:=[.B944]/[orbits.$D$3]" office:value-type="float" office:value="11185.7484356284">
            <text:p>11185.75</text:p>
          </table:table-cell>
          <table:table-cell table:style-name="ce6" table:formula="of:=[.C944]-ROUNDDOWN([.C944])" office:value-type="float" office:value="0.748435628383959">
            <text:p>0.75</text:p>
          </table:table-cell>
          <table:table-cell table:formula="of:=IF([.D944] &lt; [.$D$2])" office:value-type="boolean" office:boolean-value="false">
            <text:p>FALSE</text:p>
          </table:table-cell>
          <table:table-cell table:formula="of:=MOD([.C944];64)" office:value-type="float" office:value="49.748435628384">
            <text:p>49.75</text:p>
          </table:table-cell>
          <table:table-cell/>
        </table:table-row>
        <table:table-row table:style-name="ro2">
          <table:table-cell table:style-name="ce3" table:formula="of:=[.A944]+1" office:value-type="float" office:value="944">
            <text:p>944</text:p>
          </table:table-cell>
          <table:table-cell table:style-name="ce3" table:formula="of:=[orbits.$C$3]*[.A945]" office:value-type="float" office:value="4089843.184">
            <text:p>4089843.184</text:p>
          </table:table-cell>
          <table:table-cell table:style-name="ce6" table:formula="of:=[.B945]/[orbits.$D$3]" office:value-type="float" office:value="11197.6103109578">
            <text:p>11197.61</text:p>
          </table:table-cell>
          <table:table-cell table:style-name="ce6" table:formula="of:=[.C945]-ROUNDDOWN([.C945])" office:value-type="float" office:value="0.610310957788897">
            <text:p>0.61</text:p>
          </table:table-cell>
          <table:table-cell table:formula="of:=IF([.D945] &lt; [.$D$2])" office:value-type="boolean" office:boolean-value="false">
            <text:p>FALSE</text:p>
          </table:table-cell>
          <table:table-cell table:formula="of:=MOD([.C945];64)" office:value-type="float" office:value="61.6103109577889">
            <text:p>61.61</text:p>
          </table:table-cell>
          <table:table-cell/>
        </table:table-row>
        <table:table-row table:style-name="ro2">
          <table:table-cell table:style-name="ce3" table:formula="of:=[.A945]+1" office:value-type="float" office:value="945">
            <text:p>945</text:p>
          </table:table-cell>
          <table:table-cell table:style-name="ce3" table:formula="of:=[orbits.$C$3]*[.A946]" office:value-type="float" office:value="4094175.645">
            <text:p>4094175.645</text:p>
          </table:table-cell>
          <table:table-cell table:style-name="ce6" table:formula="of:=[.B946]/[orbits.$D$3]" office:value-type="float" office:value="11209.4721862872">
            <text:p>11209.47</text:p>
          </table:table-cell>
          <table:table-cell table:style-name="ce6" table:formula="of:=[.C946]-ROUNDDOWN([.C946])" office:value-type="float" office:value="0.472186287192017">
            <text:p>0.47</text:p>
          </table:table-cell>
          <table:table-cell table:formula="of:=IF([.D946] &lt; [.$D$2])" office:value-type="boolean" office:boolean-value="false">
            <text:p>FALSE</text:p>
          </table:table-cell>
          <table:table-cell table:formula="of:=MOD([.C946];64)" office:value-type="float" office:value="9.47218628719202">
            <text:p>9.47</text:p>
          </table:table-cell>
          <table:table-cell/>
        </table:table-row>
        <table:table-row table:style-name="ro2">
          <table:table-cell table:style-name="ce3" table:formula="of:=[.A946]+1" office:value-type="float" office:value="946">
            <text:p>946</text:p>
          </table:table-cell>
          <table:table-cell table:style-name="ce3" table:formula="of:=[orbits.$C$3]*[.A947]" office:value-type="float" office:value="4098508.106">
            <text:p>4098508.106</text:p>
          </table:table-cell>
          <table:table-cell table:style-name="ce6" table:formula="of:=[.B947]/[orbits.$D$3]" office:value-type="float" office:value="11221.3340616166">
            <text:p>11221.33</text:p>
          </table:table-cell>
          <table:table-cell table:style-name="ce6" table:formula="of:=[.C947]-ROUNDDOWN([.C947])" office:value-type="float" office:value="0.334061616596955">
            <text:p>0.33</text:p>
          </table:table-cell>
          <table:table-cell table:formula="of:=IF([.D947] &lt; [.$D$2])" office:value-type="boolean" office:boolean-value="false">
            <text:p>FALSE</text:p>
          </table:table-cell>
          <table:table-cell table:formula="of:=MOD([.C947];64)" office:value-type="float" office:value="21.334061616597">
            <text:p>21.33</text:p>
          </table:table-cell>
          <table:table-cell/>
        </table:table-row>
        <table:table-row table:style-name="ro2">
          <table:table-cell table:style-name="ce3" table:formula="of:=[.A947]+1" office:value-type="float" office:value="947">
            <text:p>947</text:p>
          </table:table-cell>
          <table:table-cell table:style-name="ce3" table:formula="of:=[orbits.$C$3]*[.A948]" office:value-type="float" office:value="4102840.567">
            <text:p>4102840.567</text:p>
          </table:table-cell>
          <table:table-cell table:style-name="ce6" table:formula="of:=[.B948]/[orbits.$D$3]" office:value-type="float" office:value="11233.195936946">
            <text:p>11233.20</text:p>
          </table:table-cell>
          <table:table-cell table:style-name="ce6" table:formula="of:=[.C948]-ROUNDDOWN([.C948])" office:value-type="float" office:value="0.195936946001893">
            <text:p>0.20</text:p>
          </table:table-cell>
          <table:table-cell table:formula="of:=IF([.D948] &lt; [.$D$2])" office:value-type="boolean" office:boolean-value="false">
            <text:p>FALSE</text:p>
          </table:table-cell>
          <table:table-cell table:formula="of:=MOD([.C948];64)" office:value-type="float" office:value="33.1959369460019">
            <text:p>33.20</text:p>
          </table:table-cell>
          <table:table-cell/>
        </table:table-row>
        <table:table-row table:style-name="ro2">
          <table:table-cell table:style-name="ce3" table:formula="of:=[.A948]+1" office:value-type="float" office:value="948">
            <text:p>948</text:p>
          </table:table-cell>
          <table:table-cell table:style-name="ce3" table:formula="of:=[orbits.$C$3]*[.A949]" office:value-type="float" office:value="4107173.028">
            <text:p>4107173.028</text:p>
          </table:table-cell>
          <table:table-cell table:style-name="ce6" table:formula="of:=[.B949]/[orbits.$D$3]" office:value-type="float" office:value="11245.0578122754">
            <text:p>11245.06</text:p>
          </table:table-cell>
          <table:table-cell table:style-name="ce6" table:formula="of:=[.C949]-ROUNDDOWN([.C949])" office:value-type="float" office:value="0.0578122754068318">
            <text:p>0.06</text:p>
          </table:table-cell>
          <table:table-cell table:formula="of:=IF([.D949] &lt; [.$D$2])" office:value-type="boolean" office:boolean-value="true">
            <text:p>TRUE</text:p>
          </table:table-cell>
          <table:table-cell table:formula="of:=MOD([.C949];64)" office:value-type="float" office:value="45.0578122754068">
            <text:p>45.06</text:p>
          </table:table-cell>
          <table:table-cell/>
        </table:table-row>
        <table:table-row table:style-name="ro2">
          <table:table-cell table:style-name="ce3" table:formula="of:=[.A949]+1" office:value-type="float" office:value="949">
            <text:p>949</text:p>
          </table:table-cell>
          <table:table-cell table:style-name="ce3" table:formula="of:=[orbits.$C$3]*[.A950]" office:value-type="float" office:value="4111505.489">
            <text:p>4111505.489</text:p>
          </table:table-cell>
          <table:table-cell table:style-name="ce6" table:formula="of:=[.B950]/[orbits.$D$3]" office:value-type="float" office:value="11256.9196876048">
            <text:p>11256.92</text:p>
          </table:table-cell>
          <table:table-cell table:style-name="ce6" table:formula="of:=[.C950]-ROUNDDOWN([.C950])" office:value-type="float" office:value="0.919687604809951">
            <text:p>0.92</text:p>
          </table:table-cell>
          <table:table-cell table:formula="of:=IF([.D950] &lt; [.$D$2])" office:value-type="boolean" office:boolean-value="false">
            <text:p>FALSE</text:p>
          </table:table-cell>
          <table:table-cell table:formula="of:=MOD([.C950];64)" office:value-type="float" office:value="56.91968760481">
            <text:p>56.92</text:p>
          </table:table-cell>
          <table:table-cell/>
        </table:table-row>
        <table:table-row table:style-name="ro2">
          <table:table-cell table:style-name="ce3" table:formula="of:=[.A950]+1" office:value-type="float" office:value="950">
            <text:p>950</text:p>
          </table:table-cell>
          <table:table-cell table:style-name="ce3" table:formula="of:=[orbits.$C$3]*[.A951]" office:value-type="float" office:value="4115837.95">
            <text:p>4115837.95</text:p>
          </table:table-cell>
          <table:table-cell table:style-name="ce6" table:formula="of:=[.B951]/[orbits.$D$3]" office:value-type="float" office:value="11268.7815629342">
            <text:p>11268.78</text:p>
          </table:table-cell>
          <table:table-cell table:style-name="ce6" table:formula="of:=[.C951]-ROUNDDOWN([.C951])" office:value-type="float" office:value="0.78156293421489">
            <text:p>0.78</text:p>
          </table:table-cell>
          <table:table-cell table:formula="of:=IF([.D951] &lt; [.$D$2])" office:value-type="boolean" office:boolean-value="false">
            <text:p>FALSE</text:p>
          </table:table-cell>
          <table:table-cell table:formula="of:=MOD([.C951];64)" office:value-type="float" office:value="4.78156293421489">
            <text:p>4.78</text:p>
          </table:table-cell>
          <table:table-cell/>
        </table:table-row>
        <table:table-row table:style-name="ro2">
          <table:table-cell table:style-name="ce3" table:formula="of:=[.A951]+1" office:value-type="float" office:value="951">
            <text:p>951</text:p>
          </table:table-cell>
          <table:table-cell table:style-name="ce3" table:formula="of:=[orbits.$C$3]*[.A952]" office:value-type="float" office:value="4120170.411">
            <text:p>4120170.411</text:p>
          </table:table-cell>
          <table:table-cell table:style-name="ce6" table:formula="of:=[.B952]/[orbits.$D$3]" office:value-type="float" office:value="11280.6434382636">
            <text:p>11280.64</text:p>
          </table:table-cell>
          <table:table-cell table:style-name="ce6" table:formula="of:=[.C952]-ROUNDDOWN([.C952])" office:value-type="float" office:value="0.643438263619828">
            <text:p>0.64</text:p>
          </table:table-cell>
          <table:table-cell table:formula="of:=IF([.D952] &lt; [.$D$2])" office:value-type="boolean" office:boolean-value="false">
            <text:p>FALSE</text:p>
          </table:table-cell>
          <table:table-cell table:formula="of:=MOD([.C952];64)" office:value-type="float" office:value="16.6434382636198">
            <text:p>16.64</text:p>
          </table:table-cell>
          <table:table-cell/>
        </table:table-row>
        <table:table-row table:style-name="ro2">
          <table:table-cell table:style-name="ce3" table:formula="of:=[.A952]+1" office:value-type="float" office:value="952">
            <text:p>952</text:p>
          </table:table-cell>
          <table:table-cell table:style-name="ce3" table:formula="of:=[orbits.$C$3]*[.A953]" office:value-type="float" office:value="4124502.872">
            <text:p>4124502.872</text:p>
          </table:table-cell>
          <table:table-cell table:style-name="ce6" table:formula="of:=[.B953]/[orbits.$D$3]" office:value-type="float" office:value="11292.505313593">
            <text:p>11292.51</text:p>
          </table:table-cell>
          <table:table-cell table:style-name="ce6" table:formula="of:=[.C953]-ROUNDDOWN([.C953])" office:value-type="float" office:value="0.505313593024766">
            <text:p>0.51</text:p>
          </table:table-cell>
          <table:table-cell table:formula="of:=IF([.D953] &lt; [.$D$2])" office:value-type="boolean" office:boolean-value="false">
            <text:p>FALSE</text:p>
          </table:table-cell>
          <table:table-cell table:formula="of:=MOD([.C953];64)" office:value-type="float" office:value="28.5053135930248">
            <text:p>28.51</text:p>
          </table:table-cell>
          <table:table-cell/>
        </table:table-row>
        <table:table-row table:style-name="ro2">
          <table:table-cell table:style-name="ce3" table:formula="of:=[.A953]+1" office:value-type="float" office:value="953">
            <text:p>953</text:p>
          </table:table-cell>
          <table:table-cell table:style-name="ce3" table:formula="of:=[orbits.$C$3]*[.A954]" office:value-type="float" office:value="4128835.333">
            <text:p>4128835.333</text:p>
          </table:table-cell>
          <table:table-cell table:style-name="ce6" table:formula="of:=[.B954]/[orbits.$D$3]" office:value-type="float" office:value="11304.3671889224">
            <text:p>11304.37</text:p>
          </table:table-cell>
          <table:table-cell table:style-name="ce6" table:formula="of:=[.C954]-ROUNDDOWN([.C954])" office:value-type="float" office:value="0.367188922427886">
            <text:p>0.37</text:p>
          </table:table-cell>
          <table:table-cell table:formula="of:=IF([.D954] &lt; [.$D$2])" office:value-type="boolean" office:boolean-value="false">
            <text:p>FALSE</text:p>
          </table:table-cell>
          <table:table-cell table:formula="of:=MOD([.C954];64)" office:value-type="float" office:value="40.3671889224279">
            <text:p>40.37</text:p>
          </table:table-cell>
          <table:table-cell/>
        </table:table-row>
        <table:table-row table:style-name="ro2">
          <table:table-cell table:style-name="ce3" table:formula="of:=[.A954]+1" office:value-type="float" office:value="954">
            <text:p>954</text:p>
          </table:table-cell>
          <table:table-cell table:style-name="ce3" table:formula="of:=[orbits.$C$3]*[.A955]" office:value-type="float" office:value="4133167.794">
            <text:p>4133167.794</text:p>
          </table:table-cell>
          <table:table-cell table:style-name="ce6" table:formula="of:=[.B955]/[orbits.$D$3]" office:value-type="float" office:value="11316.2290642518">
            <text:p>11316.23</text:p>
          </table:table-cell>
          <table:table-cell table:style-name="ce6" table:formula="of:=[.C955]-ROUNDDOWN([.C955])" office:value-type="float" office:value="0.229064251832824">
            <text:p>0.23</text:p>
          </table:table-cell>
          <table:table-cell table:formula="of:=IF([.D955] &lt; [.$D$2])" office:value-type="boolean" office:boolean-value="false">
            <text:p>FALSE</text:p>
          </table:table-cell>
          <table:table-cell table:formula="of:=MOD([.C955];64)" office:value-type="float" office:value="52.2290642518328">
            <text:p>52.23</text:p>
          </table:table-cell>
          <table:table-cell/>
        </table:table-row>
        <table:table-row table:style-name="ro2">
          <table:table-cell table:style-name="ce3" table:formula="of:=[.A955]+1" office:value-type="float" office:value="955">
            <text:p>955</text:p>
          </table:table-cell>
          <table:table-cell table:style-name="ce3" table:formula="of:=[orbits.$C$3]*[.A956]" office:value-type="float" office:value="4137500.255">
            <text:p>4137500.255</text:p>
          </table:table-cell>
          <table:table-cell table:style-name="ce6" table:formula="of:=[.B956]/[orbits.$D$3]" office:value-type="float" office:value="11328.0909395812">
            <text:p>11328.09</text:p>
          </table:table-cell>
          <table:table-cell table:style-name="ce6" table:formula="of:=[.C956]-ROUNDDOWN([.C956])" office:value-type="float" office:value="0.0909395812377625">
            <text:p>0.09</text:p>
          </table:table-cell>
          <table:table-cell table:formula="of:=IF([.D956] &lt; [.$D$2])" office:value-type="boolean" office:boolean-value="true">
            <text:p>TRUE</text:p>
          </table:table-cell>
          <table:table-cell table:formula="of:=MOD([.C956];64)" office:value-type="float" office:value="0.0909395812377625">
            <text:p>0.09</text:p>
          </table:table-cell>
          <table:table-cell/>
        </table:table-row>
        <table:table-row table:style-name="ro2">
          <table:table-cell table:style-name="ce3" table:formula="of:=[.A956]+1" office:value-type="float" office:value="956">
            <text:p>956</text:p>
          </table:table-cell>
          <table:table-cell table:style-name="ce3" table:formula="of:=[orbits.$C$3]*[.A957]" office:value-type="float" office:value="4141832.716">
            <text:p>4141832.716</text:p>
          </table:table-cell>
          <table:table-cell table:style-name="ce6" table:formula="of:=[.B957]/[orbits.$D$3]" office:value-type="float" office:value="11339.9528149106">
            <text:p>11339.95</text:p>
          </table:table-cell>
          <table:table-cell table:style-name="ce6" table:formula="of:=[.C957]-ROUNDDOWN([.C957])" office:value-type="float" office:value="0.952814910640882">
            <text:p>0.95</text:p>
          </table:table-cell>
          <table:table-cell table:formula="of:=IF([.D957] &lt; [.$D$2])" office:value-type="boolean" office:boolean-value="false">
            <text:p>FALSE</text:p>
          </table:table-cell>
          <table:table-cell table:formula="of:=MOD([.C957];64)" office:value-type="float" office:value="11.9528149106409">
            <text:p>11.95</text:p>
          </table:table-cell>
          <table:table-cell/>
        </table:table-row>
        <table:table-row table:style-name="ro2">
          <table:table-cell table:style-name="ce3" table:formula="of:=[.A957]+1" office:value-type="float" office:value="957">
            <text:p>957</text:p>
          </table:table-cell>
          <table:table-cell table:style-name="ce3" table:formula="of:=[orbits.$C$3]*[.A958]" office:value-type="float" office:value="4146165.177">
            <text:p>4146165.177</text:p>
          </table:table-cell>
          <table:table-cell table:style-name="ce6" table:formula="of:=[.B958]/[orbits.$D$3]" office:value-type="float" office:value="11351.81469024">
            <text:p>11351.81</text:p>
          </table:table-cell>
          <table:table-cell table:style-name="ce6" table:formula="of:=[.C958]-ROUNDDOWN([.C958])" office:value-type="float" office:value="0.81469024004582">
            <text:p>0.81</text:p>
          </table:table-cell>
          <table:table-cell table:formula="of:=IF([.D958] &lt; [.$D$2])" office:value-type="boolean" office:boolean-value="false">
            <text:p>FALSE</text:p>
          </table:table-cell>
          <table:table-cell table:formula="of:=MOD([.C958];64)" office:value-type="float" office:value="23.8146902400458">
            <text:p>23.81</text:p>
          </table:table-cell>
          <table:table-cell/>
        </table:table-row>
        <table:table-row table:style-name="ro2">
          <table:table-cell table:style-name="ce3" table:formula="of:=[.A958]+1" office:value-type="float" office:value="958">
            <text:p>958</text:p>
          </table:table-cell>
          <table:table-cell table:style-name="ce3" table:formula="of:=[orbits.$C$3]*[.A959]" office:value-type="float" office:value="4150497.638">
            <text:p>4150497.638</text:p>
          </table:table-cell>
          <table:table-cell table:style-name="ce6" table:formula="of:=[.B959]/[orbits.$D$3]" office:value-type="float" office:value="11363.6765655695">
            <text:p>11363.68</text:p>
          </table:table-cell>
          <table:table-cell table:style-name="ce6" table:formula="of:=[.C959]-ROUNDDOWN([.C959])" office:value-type="float" office:value="0.676565569450759">
            <text:p>0.68</text:p>
          </table:table-cell>
          <table:table-cell table:formula="of:=IF([.D959] &lt; [.$D$2])" office:value-type="boolean" office:boolean-value="false">
            <text:p>FALSE</text:p>
          </table:table-cell>
          <table:table-cell table:formula="of:=MOD([.C959];64)" office:value-type="float" office:value="35.6765655694508">
            <text:p>35.68</text:p>
          </table:table-cell>
          <table:table-cell/>
        </table:table-row>
        <table:table-row table:style-name="ro2">
          <table:table-cell table:style-name="ce3" table:formula="of:=[.A959]+1" office:value-type="float" office:value="959">
            <text:p>959</text:p>
          </table:table-cell>
          <table:table-cell table:style-name="ce3" table:formula="of:=[orbits.$C$3]*[.A960]" office:value-type="float" office:value="4154830.099">
            <text:p>4154830.099</text:p>
          </table:table-cell>
          <table:table-cell table:style-name="ce6" table:formula="of:=[.B960]/[orbits.$D$3]" office:value-type="float" office:value="11375.5384408989">
            <text:p>11375.54</text:p>
          </table:table-cell>
          <table:table-cell table:style-name="ce6" table:formula="of:=[.C960]-ROUNDDOWN([.C960])" office:value-type="float" office:value="0.538440898855697">
            <text:p>0.54</text:p>
          </table:table-cell>
          <table:table-cell table:formula="of:=IF([.D960] &lt; [.$D$2])" office:value-type="boolean" office:boolean-value="false">
            <text:p>FALSE</text:p>
          </table:table-cell>
          <table:table-cell table:formula="of:=MOD([.C960];64)" office:value-type="float" office:value="47.5384408988557">
            <text:p>47.54</text:p>
          </table:table-cell>
          <table:table-cell/>
        </table:table-row>
        <table:table-row table:style-name="ro2">
          <table:table-cell table:style-name="ce3" table:formula="of:=[.A960]+1" office:value-type="float" office:value="960">
            <text:p>960</text:p>
          </table:table-cell>
          <table:table-cell table:style-name="ce3" table:formula="of:=[orbits.$C$3]*[.A961]" office:value-type="float" office:value="4159162.56">
            <text:p>4159162.56</text:p>
          </table:table-cell>
          <table:table-cell table:style-name="ce6" table:formula="of:=[.B961]/[orbits.$D$3]" office:value-type="float" office:value="11387.4003162283">
            <text:p>11387.40</text:p>
          </table:table-cell>
          <table:table-cell table:style-name="ce6" table:formula="of:=[.C961]-ROUNDDOWN([.C961])" office:value-type="float" office:value="0.400316228258816">
            <text:p>0.40</text:p>
          </table:table-cell>
          <table:table-cell table:formula="of:=IF([.D961] &lt; [.$D$2])" office:value-type="boolean" office:boolean-value="false">
            <text:p>FALSE</text:p>
          </table:table-cell>
          <table:table-cell table:formula="of:=MOD([.C961];64)" office:value-type="float" office:value="59.4003162282588">
            <text:p>59.40</text:p>
          </table:table-cell>
          <table:table-cell/>
        </table:table-row>
        <table:table-row table:style-name="ro2">
          <table:table-cell table:style-name="ce3" table:formula="of:=[.A961]+1" office:value-type="float" office:value="961">
            <text:p>961</text:p>
          </table:table-cell>
          <table:table-cell table:style-name="ce3" table:formula="of:=[orbits.$C$3]*[.A962]" office:value-type="float" office:value="4163495.021">
            <text:p>4163495.021</text:p>
          </table:table-cell>
          <table:table-cell table:style-name="ce6" table:formula="of:=[.B962]/[orbits.$D$3]" office:value-type="float" office:value="11399.2621915577">
            <text:p>11399.26</text:p>
          </table:table-cell>
          <table:table-cell table:style-name="ce6" table:formula="of:=[.C962]-ROUNDDOWN([.C962])" office:value-type="float" office:value="0.262191557663755">
            <text:p>0.26</text:p>
          </table:table-cell>
          <table:table-cell table:formula="of:=IF([.D962] &lt; [.$D$2])" office:value-type="boolean" office:boolean-value="false">
            <text:p>FALSE</text:p>
          </table:table-cell>
          <table:table-cell table:formula="of:=MOD([.C962];64)" office:value-type="float" office:value="7.26219155766376">
            <text:p>7.26</text:p>
          </table:table-cell>
          <table:table-cell/>
        </table:table-row>
        <table:table-row table:style-name="ro2">
          <table:table-cell table:style-name="ce3" table:formula="of:=[.A962]+1" office:value-type="float" office:value="962">
            <text:p>962</text:p>
          </table:table-cell>
          <table:table-cell table:style-name="ce3" table:formula="of:=[orbits.$C$3]*[.A963]" office:value-type="float" office:value="4167827.482">
            <text:p>4167827.482</text:p>
          </table:table-cell>
          <table:table-cell table:style-name="ce6" table:formula="of:=[.B963]/[orbits.$D$3]" office:value-type="float" office:value="11411.1240668871">
            <text:p>11411.12</text:p>
          </table:table-cell>
          <table:table-cell table:style-name="ce6" table:formula="of:=[.C963]-ROUNDDOWN([.C963])" office:value-type="float" office:value="0.124066887068693">
            <text:p>0.12</text:p>
          </table:table-cell>
          <table:table-cell table:formula="of:=IF([.D963] &lt; [.$D$2])" office:value-type="boolean" office:boolean-value="false">
            <text:p>FALSE</text:p>
          </table:table-cell>
          <table:table-cell table:formula="of:=MOD([.C963];64)" office:value-type="float" office:value="19.1240668870687">
            <text:p>19.12</text:p>
          </table:table-cell>
          <table:table-cell/>
        </table:table-row>
        <table:table-row table:style-name="ro2">
          <table:table-cell table:style-name="ce3" table:formula="of:=[.A963]+1" office:value-type="float" office:value="963">
            <text:p>963</text:p>
          </table:table-cell>
          <table:table-cell table:style-name="ce3" table:formula="of:=[orbits.$C$3]*[.A964]" office:value-type="float" office:value="4172159.943">
            <text:p>4172159.943</text:p>
          </table:table-cell>
          <table:table-cell table:style-name="ce6" table:formula="of:=[.B964]/[orbits.$D$3]" office:value-type="float" office:value="11422.9859422165">
            <text:p>11422.99</text:p>
          </table:table-cell>
          <table:table-cell table:style-name="ce6" table:formula="of:=[.C964]-ROUNDDOWN([.C964])" office:value-type="float" office:value="0.985942216473632">
            <text:p>0.99</text:p>
          </table:table-cell>
          <table:table-cell table:formula="of:=IF([.D964] &lt; [.$D$2])" office:value-type="boolean" office:boolean-value="false">
            <text:p>FALSE</text:p>
          </table:table-cell>
          <table:table-cell table:formula="of:=MOD([.C964];64)" office:value-type="float" office:value="30.9859422164736">
            <text:p>30.99</text:p>
          </table:table-cell>
          <table:table-cell/>
        </table:table-row>
        <table:table-row table:style-name="ro2">
          <table:table-cell table:style-name="ce3" table:formula="of:=[.A964]+1" office:value-type="float" office:value="964">
            <text:p>964</text:p>
          </table:table-cell>
          <table:table-cell table:style-name="ce3" table:formula="of:=[orbits.$C$3]*[.A965]" office:value-type="float" office:value="4176492.404">
            <text:p>4176492.404</text:p>
          </table:table-cell>
          <table:table-cell table:style-name="ce6" table:formula="of:=[.B965]/[orbits.$D$3]" office:value-type="float" office:value="11434.8478175459">
            <text:p>11434.85</text:p>
          </table:table-cell>
          <table:table-cell table:style-name="ce6" table:formula="of:=[.C965]-ROUNDDOWN([.C965])" office:value-type="float" office:value="0.847817545876751">
            <text:p>0.85</text:p>
          </table:table-cell>
          <table:table-cell table:formula="of:=IF([.D965] &lt; [.$D$2])" office:value-type="boolean" office:boolean-value="false">
            <text:p>FALSE</text:p>
          </table:table-cell>
          <table:table-cell table:formula="of:=MOD([.C965];64)" office:value-type="float" office:value="42.8478175458768">
            <text:p>42.85</text:p>
          </table:table-cell>
          <table:table-cell/>
        </table:table-row>
        <table:table-row table:style-name="ro2">
          <table:table-cell table:style-name="ce3" table:formula="of:=[.A965]+1" office:value-type="float" office:value="965">
            <text:p>965</text:p>
          </table:table-cell>
          <table:table-cell table:style-name="ce3" table:formula="of:=[orbits.$C$3]*[.A966]" office:value-type="float" office:value="4180824.865">
            <text:p>4180824.865</text:p>
          </table:table-cell>
          <table:table-cell table:style-name="ce6" table:formula="of:=[.B966]/[orbits.$D$3]" office:value-type="float" office:value="11446.7096928753">
            <text:p>11446.71</text:p>
          </table:table-cell>
          <table:table-cell table:style-name="ce6" table:formula="of:=[.C966]-ROUNDDOWN([.C966])" office:value-type="float" office:value="0.709692875281689">
            <text:p>0.71</text:p>
          </table:table-cell>
          <table:table-cell table:formula="of:=IF([.D966] &lt; [.$D$2])" office:value-type="boolean" office:boolean-value="false">
            <text:p>FALSE</text:p>
          </table:table-cell>
          <table:table-cell table:formula="of:=MOD([.C966];64)" office:value-type="float" office:value="54.7096928752817">
            <text:p>54.71</text:p>
          </table:table-cell>
          <table:table-cell/>
        </table:table-row>
        <table:table-row table:style-name="ro2">
          <table:table-cell table:style-name="ce3" table:formula="of:=[.A966]+1" office:value-type="float" office:value="966">
            <text:p>966</text:p>
          </table:table-cell>
          <table:table-cell table:style-name="ce3" table:formula="of:=[orbits.$C$3]*[.A967]" office:value-type="float" office:value="4185157.326">
            <text:p>4185157.326</text:p>
          </table:table-cell>
          <table:table-cell table:style-name="ce6" table:formula="of:=[.B967]/[orbits.$D$3]" office:value-type="float" office:value="11458.5715682047">
            <text:p>11458.57</text:p>
          </table:table-cell>
          <table:table-cell table:style-name="ce6" table:formula="of:=[.C967]-ROUNDDOWN([.C967])" office:value-type="float" office:value="0.571568204686628">
            <text:p>0.57</text:p>
          </table:table-cell>
          <table:table-cell table:formula="of:=IF([.D967] &lt; [.$D$2])" office:value-type="boolean" office:boolean-value="false">
            <text:p>FALSE</text:p>
          </table:table-cell>
          <table:table-cell table:formula="of:=MOD([.C967];64)" office:value-type="float" office:value="2.57156820468663">
            <text:p>2.57</text:p>
          </table:table-cell>
          <table:table-cell/>
        </table:table-row>
        <table:table-row table:style-name="ro2">
          <table:table-cell table:style-name="ce3" table:formula="of:=[.A967]+1" office:value-type="float" office:value="967">
            <text:p>967</text:p>
          </table:table-cell>
          <table:table-cell table:style-name="ce3" table:formula="of:=[orbits.$C$3]*[.A968]" office:value-type="float" office:value="4189489.787">
            <text:p>4189489.787</text:p>
          </table:table-cell>
          <table:table-cell table:style-name="ce6" table:formula="of:=[.B968]/[orbits.$D$3]" office:value-type="float" office:value="11470.4334435341">
            <text:p>11470.43</text:p>
          </table:table-cell>
          <table:table-cell table:style-name="ce6" table:formula="of:=[.C968]-ROUNDDOWN([.C968])" office:value-type="float" office:value="0.433443534089747">
            <text:p>0.43</text:p>
          </table:table-cell>
          <table:table-cell table:formula="of:=IF([.D968] &lt; [.$D$2])" office:value-type="boolean" office:boolean-value="false">
            <text:p>FALSE</text:p>
          </table:table-cell>
          <table:table-cell table:formula="of:=MOD([.C968];64)" office:value-type="float" office:value="14.4334435340897">
            <text:p>14.43</text:p>
          </table:table-cell>
          <table:table-cell/>
        </table:table-row>
        <table:table-row table:style-name="ro2">
          <table:table-cell table:style-name="ce3" table:formula="of:=[.A968]+1" office:value-type="float" office:value="968">
            <text:p>968</text:p>
          </table:table-cell>
          <table:table-cell table:style-name="ce3" table:formula="of:=[orbits.$C$3]*[.A969]" office:value-type="float" office:value="4193822.248">
            <text:p>4193822.248</text:p>
          </table:table-cell>
          <table:table-cell table:style-name="ce6" table:formula="of:=[.B969]/[orbits.$D$3]" office:value-type="float" office:value="11482.2953188635">
            <text:p>11482.30</text:p>
          </table:table-cell>
          <table:table-cell table:style-name="ce6" table:formula="of:=[.C969]-ROUNDDOWN([.C969])" office:value-type="float" office:value="0.295318863494685">
            <text:p>0.30</text:p>
          </table:table-cell>
          <table:table-cell table:formula="of:=IF([.D969] &lt; [.$D$2])" office:value-type="boolean" office:boolean-value="false">
            <text:p>FALSE</text:p>
          </table:table-cell>
          <table:table-cell table:formula="of:=MOD([.C969];64)" office:value-type="float" office:value="26.2953188634947">
            <text:p>26.30</text:p>
          </table:table-cell>
          <table:table-cell/>
        </table:table-row>
        <table:table-row table:style-name="ro2">
          <table:table-cell table:style-name="ce3" table:formula="of:=[.A969]+1" office:value-type="float" office:value="969">
            <text:p>969</text:p>
          </table:table-cell>
          <table:table-cell table:style-name="ce3" table:formula="of:=[orbits.$C$3]*[.A970]" office:value-type="float" office:value="4198154.709">
            <text:p>4198154.709</text:p>
          </table:table-cell>
          <table:table-cell table:style-name="ce6" table:formula="of:=[.B970]/[orbits.$D$3]" office:value-type="float" office:value="11494.1571941929">
            <text:p>11494.16</text:p>
          </table:table-cell>
          <table:table-cell table:style-name="ce6" table:formula="of:=[.C970]-ROUNDDOWN([.C970])" office:value-type="float" office:value="0.157194192897805">
            <text:p>0.16</text:p>
          </table:table-cell>
          <table:table-cell table:formula="of:=IF([.D970] &lt; [.$D$2])" office:value-type="boolean" office:boolean-value="false">
            <text:p>FALSE</text:p>
          </table:table-cell>
          <table:table-cell table:formula="of:=MOD([.C970];64)" office:value-type="float" office:value="38.1571941928978">
            <text:p>38.16</text:p>
          </table:table-cell>
          <table:table-cell/>
        </table:table-row>
        <table:table-row table:style-name="ro2">
          <table:table-cell table:style-name="ce3" table:formula="of:=[.A970]+1" office:value-type="float" office:value="970">
            <text:p>970</text:p>
          </table:table-cell>
          <table:table-cell table:style-name="ce3" table:formula="of:=[orbits.$C$3]*[.A971]" office:value-type="float" office:value="4202487.17">
            <text:p>4202487.17</text:p>
          </table:table-cell>
          <table:table-cell table:style-name="ce6" table:formula="of:=[.B971]/[orbits.$D$3]" office:value-type="float" office:value="11506.0190695223">
            <text:p>11506.02</text:p>
          </table:table-cell>
          <table:table-cell table:style-name="ce6" table:formula="of:=[.C971]-ROUNDDOWN([.C971])" office:value-type="float" office:value="0.0190695223027433">
            <text:p>0.02</text:p>
          </table:table-cell>
          <table:table-cell table:formula="of:=IF([.D971] &lt; [.$D$2])" office:value-type="boolean" office:boolean-value="true">
            <text:p>TRUE</text:p>
          </table:table-cell>
          <table:table-cell table:formula="of:=MOD([.C971];64)" office:value-type="float" office:value="50.0190695223027">
            <text:p>50.02</text:p>
          </table:table-cell>
          <table:table-cell/>
        </table:table-row>
        <table:table-row table:style-name="ro2">
          <table:table-cell table:style-name="ce3" table:formula="of:=[.A971]+1" office:value-type="float" office:value="971">
            <text:p>971</text:p>
          </table:table-cell>
          <table:table-cell table:style-name="ce3" table:formula="of:=[orbits.$C$3]*[.A972]" office:value-type="float" office:value="4206819.631">
            <text:p>4206819.631</text:p>
          </table:table-cell>
          <table:table-cell table:style-name="ce6" table:formula="of:=[.B972]/[orbits.$D$3]" office:value-type="float" office:value="11517.8809448517">
            <text:p>11517.88</text:p>
          </table:table-cell>
          <table:table-cell table:style-name="ce6" table:formula="of:=[.C972]-ROUNDDOWN([.C972])" office:value-type="float" office:value="0.880944851707682">
            <text:p>0.88</text:p>
          </table:table-cell>
          <table:table-cell table:formula="of:=IF([.D972] &lt; [.$D$2])" office:value-type="boolean" office:boolean-value="false">
            <text:p>FALSE</text:p>
          </table:table-cell>
          <table:table-cell table:formula="of:=MOD([.C972];64)" office:value-type="float" office:value="61.8809448517077">
            <text:p>61.88</text:p>
          </table:table-cell>
          <table:table-cell/>
        </table:table-row>
        <table:table-row table:style-name="ro2">
          <table:table-cell table:style-name="ce3" table:formula="of:=[.A972]+1" office:value-type="float" office:value="972">
            <text:p>972</text:p>
          </table:table-cell>
          <table:table-cell table:style-name="ce3" table:formula="of:=[orbits.$C$3]*[.A973]" office:value-type="float" office:value="4211152.092">
            <text:p>4211152.092</text:p>
          </table:table-cell>
          <table:table-cell table:style-name="ce6" table:formula="of:=[.B973]/[orbits.$D$3]" office:value-type="float" office:value="11529.7428201811">
            <text:p>11529.74</text:p>
          </table:table-cell>
          <table:table-cell table:style-name="ce6" table:formula="of:=[.C973]-ROUNDDOWN([.C973])" office:value-type="float" office:value="0.74282018111262">
            <text:p>0.74</text:p>
          </table:table-cell>
          <table:table-cell table:formula="of:=IF([.D973] &lt; [.$D$2])" office:value-type="boolean" office:boolean-value="false">
            <text:p>FALSE</text:p>
          </table:table-cell>
          <table:table-cell table:formula="of:=MOD([.C973];64)" office:value-type="float" office:value="9.74282018111262">
            <text:p>9.74</text:p>
          </table:table-cell>
          <table:table-cell/>
        </table:table-row>
        <table:table-row table:style-name="ro2">
          <table:table-cell table:style-name="ce3" table:formula="of:=[.A973]+1" office:value-type="float" office:value="973">
            <text:p>973</text:p>
          </table:table-cell>
          <table:table-cell table:style-name="ce3" table:formula="of:=[orbits.$C$3]*[.A974]" office:value-type="float" office:value="4215484.553">
            <text:p>4215484.553</text:p>
          </table:table-cell>
          <table:table-cell table:style-name="ce6" table:formula="of:=[.B974]/[orbits.$D$3]" office:value-type="float" office:value="11541.6046955105">
            <text:p>11541.60</text:p>
          </table:table-cell>
          <table:table-cell table:style-name="ce6" table:formula="of:=[.C974]-ROUNDDOWN([.C974])" office:value-type="float" office:value="0.604695510517558">
            <text:p>0.60</text:p>
          </table:table-cell>
          <table:table-cell table:formula="of:=IF([.D974] &lt; [.$D$2])" office:value-type="boolean" office:boolean-value="false">
            <text:p>FALSE</text:p>
          </table:table-cell>
          <table:table-cell table:formula="of:=MOD([.C974];64)" office:value-type="float" office:value="21.6046955105176">
            <text:p>21.60</text:p>
          </table:table-cell>
          <table:table-cell/>
        </table:table-row>
        <table:table-row table:style-name="ro2">
          <table:table-cell table:style-name="ce3" table:formula="of:=[.A974]+1" office:value-type="float" office:value="974">
            <text:p>974</text:p>
          </table:table-cell>
          <table:table-cell table:style-name="ce3" table:formula="of:=[orbits.$C$3]*[.A975]" office:value-type="float" office:value="4219817.014">
            <text:p>4219817.014</text:p>
          </table:table-cell>
          <table:table-cell table:style-name="ce6" table:formula="of:=[.B975]/[orbits.$D$3]" office:value-type="float" office:value="11553.4665708399">
            <text:p>11553.47</text:p>
          </table:table-cell>
          <table:table-cell table:style-name="ce6" table:formula="of:=[.C975]-ROUNDDOWN([.C975])" office:value-type="float" office:value="0.466570839922497">
            <text:p>0.47</text:p>
          </table:table-cell>
          <table:table-cell table:formula="of:=IF([.D975] &lt; [.$D$2])" office:value-type="boolean" office:boolean-value="false">
            <text:p>FALSE</text:p>
          </table:table-cell>
          <table:table-cell table:formula="of:=MOD([.C975];64)" office:value-type="float" office:value="33.4665708399225">
            <text:p>33.47</text:p>
          </table:table-cell>
          <table:table-cell/>
        </table:table-row>
        <table:table-row table:style-name="ro2">
          <table:table-cell table:style-name="ce3" table:formula="of:=[.A975]+1" office:value-type="float" office:value="975">
            <text:p>975</text:p>
          </table:table-cell>
          <table:table-cell table:style-name="ce3" table:formula="of:=[orbits.$C$3]*[.A976]" office:value-type="float" office:value="4224149.475">
            <text:p>4224149.475</text:p>
          </table:table-cell>
          <table:table-cell table:style-name="ce6" table:formula="of:=[.B976]/[orbits.$D$3]" office:value-type="float" office:value="11565.3284461693">
            <text:p>11565.33</text:p>
          </table:table-cell>
          <table:table-cell table:style-name="ce6" table:formula="of:=[.C976]-ROUNDDOWN([.C976])" office:value-type="float" office:value="0.328446169327435">
            <text:p>0.33</text:p>
          </table:table-cell>
          <table:table-cell table:formula="of:=IF([.D976] &lt; [.$D$2])" office:value-type="boolean" office:boolean-value="false">
            <text:p>FALSE</text:p>
          </table:table-cell>
          <table:table-cell table:formula="of:=MOD([.C976];64)" office:value-type="float" office:value="45.3284461693274">
            <text:p>45.33</text:p>
          </table:table-cell>
          <table:table-cell/>
        </table:table-row>
        <table:table-row table:style-name="ro2">
          <table:table-cell table:style-name="ce3" table:formula="of:=[.A976]+1" office:value-type="float" office:value="976">
            <text:p>976</text:p>
          </table:table-cell>
          <table:table-cell table:style-name="ce3" table:formula="of:=[orbits.$C$3]*[.A977]" office:value-type="float" office:value="4228481.936">
            <text:p>4228481.936</text:p>
          </table:table-cell>
          <table:table-cell table:style-name="ce6" table:formula="of:=[.B977]/[orbits.$D$3]" office:value-type="float" office:value="11577.1903214987">
            <text:p>11577.19</text:p>
          </table:table-cell>
          <table:table-cell table:style-name="ce6" table:formula="of:=[.C977]-ROUNDDOWN([.C977])" office:value-type="float" office:value="0.190321498732374">
            <text:p>0.19</text:p>
          </table:table-cell>
          <table:table-cell table:formula="of:=IF([.D977] &lt; [.$D$2])" office:value-type="boolean" office:boolean-value="false">
            <text:p>FALSE</text:p>
          </table:table-cell>
          <table:table-cell table:formula="of:=MOD([.C977];64)" office:value-type="float" office:value="57.1903214987324">
            <text:p>57.19</text:p>
          </table:table-cell>
          <table:table-cell/>
        </table:table-row>
        <table:table-row table:style-name="ro2">
          <table:table-cell table:style-name="ce3" table:formula="of:=[.A977]+1" office:value-type="float" office:value="977">
            <text:p>977</text:p>
          </table:table-cell>
          <table:table-cell table:style-name="ce3" table:formula="of:=[orbits.$C$3]*[.A978]" office:value-type="float" office:value="4232814.397">
            <text:p>4232814.397</text:p>
          </table:table-cell>
          <table:table-cell table:style-name="ce6" table:formula="of:=[.B978]/[orbits.$D$3]" office:value-type="float" office:value="11589.0521968281">
            <text:p>11589.05</text:p>
          </table:table-cell>
          <table:table-cell table:style-name="ce6" table:formula="of:=[.C978]-ROUNDDOWN([.C978])" office:value-type="float" office:value="0.052196828133674">
            <text:p>0.05</text:p>
          </table:table-cell>
          <table:table-cell table:formula="of:=IF([.D978] &lt; [.$D$2])" office:value-type="boolean" office:boolean-value="true">
            <text:p>TRUE</text:p>
          </table:table-cell>
          <table:table-cell table:formula="of:=MOD([.C978];64)" office:value-type="float" office:value="5.05219682813367">
            <text:p>5.05</text:p>
          </table:table-cell>
          <table:table-cell/>
        </table:table-row>
        <table:table-row table:style-name="ro2">
          <table:table-cell table:style-name="ce3" table:formula="of:=[.A978]+1" office:value-type="float" office:value="978">
            <text:p>978</text:p>
          </table:table-cell>
          <table:table-cell table:style-name="ce3" table:formula="of:=[orbits.$C$3]*[.A979]" office:value-type="float" office:value="4237146.858">
            <text:p>4237146.858</text:p>
          </table:table-cell>
          <table:table-cell table:style-name="ce6" table:formula="of:=[.B979]/[orbits.$D$3]" office:value-type="float" office:value="11600.9140721575">
            <text:p>11600.91</text:p>
          </table:table-cell>
          <table:table-cell table:style-name="ce6" table:formula="of:=[.C979]-ROUNDDOWN([.C979])" office:value-type="float" office:value="0.914072157538612">
            <text:p>0.91</text:p>
          </table:table-cell>
          <table:table-cell table:formula="of:=IF([.D979] &lt; [.$D$2])" office:value-type="boolean" office:boolean-value="false">
            <text:p>FALSE</text:p>
          </table:table-cell>
          <table:table-cell table:formula="of:=MOD([.C979];64)" office:value-type="float" office:value="16.9140721575386">
            <text:p>16.91</text:p>
          </table:table-cell>
          <table:table-cell/>
        </table:table-row>
        <table:table-row table:style-name="ro2">
          <table:table-cell table:style-name="ce3" table:formula="of:=[.A979]+1" office:value-type="float" office:value="979">
            <text:p>979</text:p>
          </table:table-cell>
          <table:table-cell table:style-name="ce3" table:formula="of:=[orbits.$C$3]*[.A980]" office:value-type="float" office:value="4241479.319">
            <text:p>4241479.319</text:p>
          </table:table-cell>
          <table:table-cell table:style-name="ce6" table:formula="of:=[.B980]/[orbits.$D$3]" office:value-type="float" office:value="11612.7759474869">
            <text:p>11612.78</text:p>
          </table:table-cell>
          <table:table-cell table:style-name="ce6" table:formula="of:=[.C980]-ROUNDDOWN([.C980])" office:value-type="float" office:value="0.775947486943551">
            <text:p>0.78</text:p>
          </table:table-cell>
          <table:table-cell table:formula="of:=IF([.D980] &lt; [.$D$2])" office:value-type="boolean" office:boolean-value="false">
            <text:p>FALSE</text:p>
          </table:table-cell>
          <table:table-cell table:formula="of:=MOD([.C980];64)" office:value-type="float" office:value="28.7759474869436">
            <text:p>28.78</text:p>
          </table:table-cell>
          <table:table-cell/>
        </table:table-row>
        <table:table-row table:style-name="ro2">
          <table:table-cell table:style-name="ce3" table:formula="of:=[.A980]+1" office:value-type="float" office:value="980">
            <text:p>980</text:p>
          </table:table-cell>
          <table:table-cell table:style-name="ce3" table:formula="of:=[orbits.$C$3]*[.A981]" office:value-type="float" office:value="4245811.78">
            <text:p>4245811.78</text:p>
          </table:table-cell>
          <table:table-cell table:style-name="ce6" table:formula="of:=[.B981]/[orbits.$D$3]" office:value-type="float" office:value="11624.6378228163">
            <text:p>11624.64</text:p>
          </table:table-cell>
          <table:table-cell table:style-name="ce6" table:formula="of:=[.C981]-ROUNDDOWN([.C981])" office:value-type="float" office:value="0.637822816348489">
            <text:p>0.64</text:p>
          </table:table-cell>
          <table:table-cell table:formula="of:=IF([.D981] &lt; [.$D$2])" office:value-type="boolean" office:boolean-value="false">
            <text:p>FALSE</text:p>
          </table:table-cell>
          <table:table-cell table:formula="of:=MOD([.C981];64)" office:value-type="float" office:value="40.6378228163485">
            <text:p>40.64</text:p>
          </table:table-cell>
          <table:table-cell/>
        </table:table-row>
        <table:table-row table:style-name="ro2">
          <table:table-cell table:style-name="ce3" table:formula="of:=[.A981]+1" office:value-type="float" office:value="981">
            <text:p>981</text:p>
          </table:table-cell>
          <table:table-cell table:style-name="ce3" table:formula="of:=[orbits.$C$3]*[.A982]" office:value-type="float" office:value="4250144.241">
            <text:p>4250144.241</text:p>
          </table:table-cell>
          <table:table-cell table:style-name="ce6" table:formula="of:=[.B982]/[orbits.$D$3]" office:value-type="float" office:value="11636.4996981458">
            <text:p>11636.50</text:p>
          </table:table-cell>
          <table:table-cell table:style-name="ce6" table:formula="of:=[.C982]-ROUNDDOWN([.C982])" office:value-type="float" office:value="0.499698145753428">
            <text:p>0.50</text:p>
          </table:table-cell>
          <table:table-cell table:formula="of:=IF([.D982] &lt; [.$D$2])" office:value-type="boolean" office:boolean-value="false">
            <text:p>FALSE</text:p>
          </table:table-cell>
          <table:table-cell table:formula="of:=MOD([.C982];64)" office:value-type="float" office:value="52.4996981457534">
            <text:p>52.50</text:p>
          </table:table-cell>
          <table:table-cell/>
        </table:table-row>
        <table:table-row table:style-name="ro2">
          <table:table-cell table:style-name="ce3" table:formula="of:=[.A982]+1" office:value-type="float" office:value="982">
            <text:p>982</text:p>
          </table:table-cell>
          <table:table-cell table:style-name="ce3" table:formula="of:=[orbits.$C$3]*[.A983]" office:value-type="float" office:value="4254476.702">
            <text:p>4254476.702</text:p>
          </table:table-cell>
          <table:table-cell table:style-name="ce6" table:formula="of:=[.B983]/[orbits.$D$3]" office:value-type="float" office:value="11648.3615734752">
            <text:p>11648.36</text:p>
          </table:table-cell>
          <table:table-cell table:style-name="ce6" table:formula="of:=[.C983]-ROUNDDOWN([.C983])" office:value-type="float" office:value="0.361573475158366">
            <text:p>0.36</text:p>
          </table:table-cell>
          <table:table-cell table:formula="of:=IF([.D983] &lt; [.$D$2])" office:value-type="boolean" office:boolean-value="false">
            <text:p>FALSE</text:p>
          </table:table-cell>
          <table:table-cell table:formula="of:=MOD([.C983];64)" office:value-type="float" office:value="0.361573475158366">
            <text:p>0.36</text:p>
          </table:table-cell>
          <table:table-cell/>
        </table:table-row>
        <table:table-row table:style-name="ro2">
          <table:table-cell table:style-name="ce3" table:formula="of:=[.A983]+1" office:value-type="float" office:value="983">
            <text:p>983</text:p>
          </table:table-cell>
          <table:table-cell table:style-name="ce3" table:formula="of:=[orbits.$C$3]*[.A984]" office:value-type="float" office:value="4258809.163">
            <text:p>4258809.163</text:p>
          </table:table-cell>
          <table:table-cell table:style-name="ce6" table:formula="of:=[.B984]/[orbits.$D$3]" office:value-type="float" office:value="11660.2234488046">
            <text:p>11660.22</text:p>
          </table:table-cell>
          <table:table-cell table:style-name="ce6" table:formula="of:=[.C984]-ROUNDDOWN([.C984])" office:value-type="float" office:value="0.223448804563304">
            <text:p>0.22</text:p>
          </table:table-cell>
          <table:table-cell table:formula="of:=IF([.D984] &lt; [.$D$2])" office:value-type="boolean" office:boolean-value="false">
            <text:p>FALSE</text:p>
          </table:table-cell>
          <table:table-cell table:formula="of:=MOD([.C984];64)" office:value-type="float" office:value="12.2234488045633">
            <text:p>12.22</text:p>
          </table:table-cell>
          <table:table-cell/>
        </table:table-row>
        <table:table-row table:style-name="ro2">
          <table:table-cell table:style-name="ce3" table:formula="of:=[.A984]+1" office:value-type="float" office:value="984">
            <text:p>984</text:p>
          </table:table-cell>
          <table:table-cell table:style-name="ce3" table:formula="of:=[orbits.$C$3]*[.A985]" office:value-type="float" office:value="4263141.624">
            <text:p>4263141.624</text:p>
          </table:table-cell>
          <table:table-cell table:style-name="ce6" table:formula="of:=[.B985]/[orbits.$D$3]" office:value-type="float" office:value="11672.085324134">
            <text:p>11672.09</text:p>
          </table:table-cell>
          <table:table-cell table:style-name="ce6" table:formula="of:=[.C985]-ROUNDDOWN([.C985])" office:value-type="float" office:value="0.0853241339646047">
            <text:p>0.09</text:p>
          </table:table-cell>
          <table:table-cell table:formula="of:=IF([.D985] &lt; [.$D$2])" office:value-type="boolean" office:boolean-value="true">
            <text:p>TRUE</text:p>
          </table:table-cell>
          <table:table-cell table:formula="of:=MOD([.C985];64)" office:value-type="float" office:value="24.0853241339646">
            <text:p>24.09</text:p>
          </table:table-cell>
          <table:table-cell/>
        </table:table-row>
        <table:table-row table:style-name="ro2">
          <table:table-cell table:style-name="ce3" table:formula="of:=[.A985]+1" office:value-type="float" office:value="985">
            <text:p>985</text:p>
          </table:table-cell>
          <table:table-cell table:style-name="ce3" table:formula="of:=[orbits.$C$3]*[.A986]" office:value-type="float" office:value="4267474.085">
            <text:p>4267474.085</text:p>
          </table:table-cell>
          <table:table-cell table:style-name="ce6" table:formula="of:=[.B986]/[orbits.$D$3]" office:value-type="float" office:value="11683.9471994634">
            <text:p>11683.95</text:p>
          </table:table-cell>
          <table:table-cell table:style-name="ce6" table:formula="of:=[.C986]-ROUNDDOWN([.C986])" office:value-type="float" office:value="0.947199463369543">
            <text:p>0.95</text:p>
          </table:table-cell>
          <table:table-cell table:formula="of:=IF([.D986] &lt; [.$D$2])" office:value-type="boolean" office:boolean-value="false">
            <text:p>FALSE</text:p>
          </table:table-cell>
          <table:table-cell table:formula="of:=MOD([.C986];64)" office:value-type="float" office:value="35.9471994633695">
            <text:p>35.95</text:p>
          </table:table-cell>
          <table:table-cell/>
        </table:table-row>
        <table:table-row table:style-name="ro2">
          <table:table-cell table:style-name="ce3" table:formula="of:=[.A986]+1" office:value-type="float" office:value="986">
            <text:p>986</text:p>
          </table:table-cell>
          <table:table-cell table:style-name="ce3" table:formula="of:=[orbits.$C$3]*[.A987]" office:value-type="float" office:value="4271806.546">
            <text:p>4271806.546</text:p>
          </table:table-cell>
          <table:table-cell table:style-name="ce6" table:formula="of:=[.B987]/[orbits.$D$3]" office:value-type="float" office:value="11695.8090747928">
            <text:p>11695.81</text:p>
          </table:table-cell>
          <table:table-cell table:style-name="ce6" table:formula="of:=[.C987]-ROUNDDOWN([.C987])" office:value-type="float" office:value="0.809074792774481">
            <text:p>0.81</text:p>
          </table:table-cell>
          <table:table-cell table:formula="of:=IF([.D987] &lt; [.$D$2])" office:value-type="boolean" office:boolean-value="false">
            <text:p>FALSE</text:p>
          </table:table-cell>
          <table:table-cell table:formula="of:=MOD([.C987];64)" office:value-type="float" office:value="47.8090747927745">
            <text:p>47.81</text:p>
          </table:table-cell>
          <table:table-cell/>
        </table:table-row>
        <table:table-row table:style-name="ro2">
          <table:table-cell table:style-name="ce3" table:formula="of:=[.A987]+1" office:value-type="float" office:value="987">
            <text:p>987</text:p>
          </table:table-cell>
          <table:table-cell table:style-name="ce3" table:formula="of:=[orbits.$C$3]*[.A988]" office:value-type="float" office:value="4276139.007">
            <text:p>4276139.007</text:p>
          </table:table-cell>
          <table:table-cell table:style-name="ce6" table:formula="of:=[.B988]/[orbits.$D$3]" office:value-type="float" office:value="11707.6709501222">
            <text:p>11707.67</text:p>
          </table:table-cell>
          <table:table-cell table:style-name="ce6" table:formula="of:=[.C988]-ROUNDDOWN([.C988])" office:value-type="float" office:value="0.67095012217942">
            <text:p>0.67</text:p>
          </table:table-cell>
          <table:table-cell table:formula="of:=IF([.D988] &lt; [.$D$2])" office:value-type="boolean" office:boolean-value="false">
            <text:p>FALSE</text:p>
          </table:table-cell>
          <table:table-cell table:formula="of:=MOD([.C988];64)" office:value-type="float" office:value="59.6709501221794">
            <text:p>59.67</text:p>
          </table:table-cell>
          <table:table-cell/>
        </table:table-row>
        <table:table-row table:style-name="ro2">
          <table:table-cell table:style-name="ce3" table:formula="of:=[.A988]+1" office:value-type="float" office:value="988">
            <text:p>988</text:p>
          </table:table-cell>
          <table:table-cell table:style-name="ce3" table:formula="of:=[orbits.$C$3]*[.A989]" office:value-type="float" office:value="4280471.468">
            <text:p>4280471.468</text:p>
          </table:table-cell>
          <table:table-cell table:style-name="ce6" table:formula="of:=[.B989]/[orbits.$D$3]" office:value-type="float" office:value="11719.5328254516">
            <text:p>11719.53</text:p>
          </table:table-cell>
          <table:table-cell table:style-name="ce6" table:formula="of:=[.C989]-ROUNDDOWN([.C989])" office:value-type="float" office:value="0.532825451584358">
            <text:p>0.53</text:p>
          </table:table-cell>
          <table:table-cell table:formula="of:=IF([.D989] &lt; [.$D$2])" office:value-type="boolean" office:boolean-value="false">
            <text:p>FALSE</text:p>
          </table:table-cell>
          <table:table-cell table:formula="of:=MOD([.C989];64)" office:value-type="float" office:value="7.53282545158436">
            <text:p>7.53</text:p>
          </table:table-cell>
          <table:table-cell/>
        </table:table-row>
        <table:table-row table:style-name="ro2">
          <table:table-cell table:style-name="ce3" table:formula="of:=[.A989]+1" office:value-type="float" office:value="989">
            <text:p>989</text:p>
          </table:table-cell>
          <table:table-cell table:style-name="ce3" table:formula="of:=[orbits.$C$3]*[.A990]" office:value-type="float" office:value="4284803.929">
            <text:p>4284803.929</text:p>
          </table:table-cell>
          <table:table-cell table:style-name="ce6" table:formula="of:=[.B990]/[orbits.$D$3]" office:value-type="float" office:value="11731.394700781">
            <text:p>11731.39</text:p>
          </table:table-cell>
          <table:table-cell table:style-name="ce6" table:formula="of:=[.C990]-ROUNDDOWN([.C990])" office:value-type="float" office:value="0.394700780989297">
            <text:p>0.39</text:p>
          </table:table-cell>
          <table:table-cell table:formula="of:=IF([.D990] &lt; [.$D$2])" office:value-type="boolean" office:boolean-value="false">
            <text:p>FALSE</text:p>
          </table:table-cell>
          <table:table-cell table:formula="of:=MOD([.C990];64)" office:value-type="float" office:value="19.3947007809893">
            <text:p>19.39</text:p>
          </table:table-cell>
          <table:table-cell/>
        </table:table-row>
        <table:table-row table:style-name="ro2">
          <table:table-cell table:style-name="ce3" table:formula="of:=[.A990]+1" office:value-type="float" office:value="990">
            <text:p>990</text:p>
          </table:table-cell>
          <table:table-cell table:style-name="ce3" table:formula="of:=[orbits.$C$3]*[.A991]" office:value-type="float" office:value="4289136.39">
            <text:p>4289136.39</text:p>
          </table:table-cell>
          <table:table-cell table:style-name="ce6" table:formula="of:=[.B991]/[orbits.$D$3]" office:value-type="float" office:value="11743.2565761104">
            <text:p>11743.26</text:p>
          </table:table-cell>
          <table:table-cell table:style-name="ce6" table:formula="of:=[.C991]-ROUNDDOWN([.C991])" office:value-type="float" office:value="0.256576110394235">
            <text:p>0.26</text:p>
          </table:table-cell>
          <table:table-cell table:formula="of:=IF([.D991] &lt; [.$D$2])" office:value-type="boolean" office:boolean-value="false">
            <text:p>FALSE</text:p>
          </table:table-cell>
          <table:table-cell table:formula="of:=MOD([.C991];64)" office:value-type="float" office:value="31.2565761103942">
            <text:p>31.26</text:p>
          </table:table-cell>
          <table:table-cell/>
        </table:table-row>
        <table:table-row table:style-name="ro2">
          <table:table-cell table:style-name="ce3" table:formula="of:=[.A991]+1" office:value-type="float" office:value="991">
            <text:p>991</text:p>
          </table:table-cell>
          <table:table-cell table:style-name="ce3" table:formula="of:=[orbits.$C$3]*[.A992]" office:value-type="float" office:value="4293468.851">
            <text:p>4293468.851</text:p>
          </table:table-cell>
          <table:table-cell table:style-name="ce6" table:formula="of:=[.B992]/[orbits.$D$3]" office:value-type="float" office:value="11755.1184514398">
            <text:p>11755.12</text:p>
          </table:table-cell>
          <table:table-cell table:style-name="ce6" table:formula="of:=[.C992]-ROUNDDOWN([.C992])" office:value-type="float" office:value="0.118451439795535">
            <text:p>0.12</text:p>
          </table:table-cell>
          <table:table-cell table:formula="of:=IF([.D992] &lt; [.$D$2])" office:value-type="boolean" office:boolean-value="false">
            <text:p>FALSE</text:p>
          </table:table-cell>
          <table:table-cell table:formula="of:=MOD([.C992];64)" office:value-type="float" office:value="43.1184514397955">
            <text:p>43.12</text:p>
          </table:table-cell>
          <table:table-cell/>
        </table:table-row>
        <table:table-row table:style-name="ro2">
          <table:table-cell table:style-name="ce3" table:formula="of:=[.A992]+1" office:value-type="float" office:value="992">
            <text:p>992</text:p>
          </table:table-cell>
          <table:table-cell table:style-name="ce3" table:formula="of:=[orbits.$C$3]*[.A993]" office:value-type="float" office:value="4297801.312">
            <text:p>4297801.312</text:p>
          </table:table-cell>
          <table:table-cell table:style-name="ce6" table:formula="of:=[.B993]/[orbits.$D$3]" office:value-type="float" office:value="11766.9803267692">
            <text:p>11766.98</text:p>
          </table:table-cell>
          <table:table-cell table:style-name="ce6" table:formula="of:=[.C993]-ROUNDDOWN([.C993])" office:value-type="float" office:value="0.980326769200474">
            <text:p>0.98</text:p>
          </table:table-cell>
          <table:table-cell table:formula="of:=IF([.D993] &lt; [.$D$2])" office:value-type="boolean" office:boolean-value="false">
            <text:p>FALSE</text:p>
          </table:table-cell>
          <table:table-cell table:formula="of:=MOD([.C993];64)" office:value-type="float" office:value="54.9803267692005">
            <text:p>54.98</text:p>
          </table:table-cell>
          <table:table-cell/>
        </table:table-row>
        <table:table-row table:style-name="ro2">
          <table:table-cell table:style-name="ce3" table:formula="of:=[.A993]+1" office:value-type="float" office:value="993">
            <text:p>993</text:p>
          </table:table-cell>
          <table:table-cell table:style-name="ce3" table:formula="of:=[orbits.$C$3]*[.A994]" office:value-type="float" office:value="4302133.773">
            <text:p>4302133.773</text:p>
          </table:table-cell>
          <table:table-cell table:style-name="ce6" table:formula="of:=[.B994]/[orbits.$D$3]" office:value-type="float" office:value="11778.8422020986">
            <text:p>11778.84</text:p>
          </table:table-cell>
          <table:table-cell table:style-name="ce6" table:formula="of:=[.C994]-ROUNDDOWN([.C994])" office:value-type="float" office:value="0.842202098605412">
            <text:p>0.84</text:p>
          </table:table-cell>
          <table:table-cell table:formula="of:=IF([.D994] &lt; [.$D$2])" office:value-type="boolean" office:boolean-value="false">
            <text:p>FALSE</text:p>
          </table:table-cell>
          <table:table-cell table:formula="of:=MOD([.C994];64)" office:value-type="float" office:value="2.84220209860541">
            <text:p>2.84</text:p>
          </table:table-cell>
          <table:table-cell/>
        </table:table-row>
        <table:table-row table:style-name="ro2">
          <table:table-cell table:style-name="ce3" table:formula="of:=[.A994]+1" office:value-type="float" office:value="994">
            <text:p>994</text:p>
          </table:table-cell>
          <table:table-cell table:style-name="ce3" table:formula="of:=[orbits.$C$3]*[.A995]" office:value-type="float" office:value="4306466.234">
            <text:p>4306466.234</text:p>
          </table:table-cell>
          <table:table-cell table:style-name="ce6" table:formula="of:=[.B995]/[orbits.$D$3]" office:value-type="float" office:value="11790.704077428">
            <text:p>11790.70</text:p>
          </table:table-cell>
          <table:table-cell table:style-name="ce6" table:formula="of:=[.C995]-ROUNDDOWN([.C995])" office:value-type="float" office:value="0.704077428010351">
            <text:p>0.70</text:p>
          </table:table-cell>
          <table:table-cell table:formula="of:=IF([.D995] &lt; [.$D$2])" office:value-type="boolean" office:boolean-value="false">
            <text:p>FALSE</text:p>
          </table:table-cell>
          <table:table-cell table:formula="of:=MOD([.C995];64)" office:value-type="float" office:value="14.7040774280104">
            <text:p>14.70</text:p>
          </table:table-cell>
          <table:table-cell/>
        </table:table-row>
        <table:table-row table:style-name="ro2">
          <table:table-cell table:style-name="ce3" table:formula="of:=[.A995]+1" office:value-type="float" office:value="995">
            <text:p>995</text:p>
          </table:table-cell>
          <table:table-cell table:style-name="ce3" table:formula="of:=[orbits.$C$3]*[.A996]" office:value-type="float" office:value="4310798.695">
            <text:p>4310798.695</text:p>
          </table:table-cell>
          <table:table-cell table:style-name="ce6" table:formula="of:=[.B996]/[orbits.$D$3]" office:value-type="float" office:value="11802.5659527574">
            <text:p>11802.57</text:p>
          </table:table-cell>
          <table:table-cell table:style-name="ce6" table:formula="of:=[.C996]-ROUNDDOWN([.C996])" office:value-type="float" office:value="0.565952757415289">
            <text:p>0.57</text:p>
          </table:table-cell>
          <table:table-cell table:formula="of:=IF([.D996] &lt; [.$D$2])" office:value-type="boolean" office:boolean-value="false">
            <text:p>FALSE</text:p>
          </table:table-cell>
          <table:table-cell table:formula="of:=MOD([.C996];64)" office:value-type="float" office:value="26.5659527574153">
            <text:p>26.57</text:p>
          </table:table-cell>
          <table:table-cell/>
        </table:table-row>
        <table:table-row table:style-name="ro2">
          <table:table-cell table:style-name="ce3" table:formula="of:=[.A996]+1" office:value-type="float" office:value="996">
            <text:p>996</text:p>
          </table:table-cell>
          <table:table-cell table:style-name="ce3" table:formula="of:=[orbits.$C$3]*[.A997]" office:value-type="float" office:value="4315131.156">
            <text:p>4315131.156</text:p>
          </table:table-cell>
          <table:table-cell table:style-name="ce6" table:formula="of:=[.B997]/[orbits.$D$3]" office:value-type="float" office:value="11814.4278280868">
            <text:p>11814.43</text:p>
          </table:table-cell>
          <table:table-cell table:style-name="ce6" table:formula="of:=[.C997]-ROUNDDOWN([.C997])" office:value-type="float" office:value="0.427828086820227">
            <text:p>0.43</text:p>
          </table:table-cell>
          <table:table-cell table:formula="of:=IF([.D997] &lt; [.$D$2])" office:value-type="boolean" office:boolean-value="false">
            <text:p>FALSE</text:p>
          </table:table-cell>
          <table:table-cell table:formula="of:=MOD([.C997];64)" office:value-type="float" office:value="38.4278280868202">
            <text:p>38.43</text:p>
          </table:table-cell>
          <table:table-cell/>
        </table:table-row>
        <table:table-row table:style-name="ro2">
          <table:table-cell table:style-name="ce3" table:formula="of:=[.A997]+1" office:value-type="float" office:value="997">
            <text:p>997</text:p>
          </table:table-cell>
          <table:table-cell table:style-name="ce3" table:formula="of:=[orbits.$C$3]*[.A998]" office:value-type="float" office:value="4319463.617">
            <text:p>4319463.617</text:p>
          </table:table-cell>
          <table:table-cell table:style-name="ce6" table:formula="of:=[.B998]/[orbits.$D$3]" office:value-type="float" office:value="11826.2897034162">
            <text:p>11826.29</text:p>
          </table:table-cell>
          <table:table-cell table:style-name="ce6" table:formula="of:=[.C998]-ROUNDDOWN([.C998])" office:value-type="float" office:value="0.289703416225166">
            <text:p>0.29</text:p>
          </table:table-cell>
          <table:table-cell table:formula="of:=IF([.D998] &lt; [.$D$2])" office:value-type="boolean" office:boolean-value="false">
            <text:p>FALSE</text:p>
          </table:table-cell>
          <table:table-cell table:formula="of:=MOD([.C998];64)" office:value-type="float" office:value="50.2897034162252">
            <text:p>50.29</text:p>
          </table:table-cell>
          <table:table-cell/>
        </table:table-row>
        <table:table-row table:style-name="ro2">
          <table:table-cell table:style-name="ce3" table:formula="of:=[.A998]+1" office:value-type="float" office:value="998">
            <text:p>998</text:p>
          </table:table-cell>
          <table:table-cell table:style-name="ce3" table:formula="of:=[orbits.$C$3]*[.A999]" office:value-type="float" office:value="4323796.078">
            <text:p>4323796.078</text:p>
          </table:table-cell>
          <table:table-cell table:style-name="ce6" table:formula="of:=[.B999]/[orbits.$D$3]" office:value-type="float" office:value="11838.1515787456">
            <text:p>11838.15</text:p>
          </table:table-cell>
          <table:table-cell table:style-name="ce6" table:formula="of:=[.C999]-ROUNDDOWN([.C999])" office:value-type="float" office:value="0.151578745630104">
            <text:p>0.15</text:p>
          </table:table-cell>
          <table:table-cell table:formula="of:=IF([.D999] &lt; [.$D$2])" office:value-type="boolean" office:boolean-value="false">
            <text:p>FALSE</text:p>
          </table:table-cell>
          <table:table-cell table:formula="of:=MOD([.C999];64)" office:value-type="float" office:value="62.1515787456301">
            <text:p>62.15</text:p>
          </table:table-cell>
          <table:table-cell/>
        </table:table-row>
        <table:table-row table:style-name="ro2">
          <table:table-cell table:style-name="ce3" table:formula="of:=[.A999]+1" office:value-type="float" office:value="999">
            <text:p>999</text:p>
          </table:table-cell>
          <table:table-cell table:style-name="ce3" table:formula="of:=[orbits.$C$3]*[.A1000]" office:value-type="float" office:value="4328128.539">
            <text:p>4328128.539</text:p>
          </table:table-cell>
          <table:table-cell table:style-name="ce6" table:formula="of:=[.B1000]/[orbits.$D$3]" office:value-type="float" office:value="11850.013454075">
            <text:p>11850.01</text:p>
          </table:table-cell>
          <table:table-cell table:style-name="ce6" table:formula="of:=[.C1000]-ROUNDDOWN([.C1000])" office:value-type="float" office:value="0.0134540750314045">
            <text:p>0.01</text:p>
          </table:table-cell>
          <table:table-cell table:formula="of:=IF([.D1000] &lt; [.$D$2])" office:value-type="boolean" office:boolean-value="true">
            <text:p>TRUE</text:p>
          </table:table-cell>
          <table:table-cell table:formula="of:=MOD([.C1000];64)" office:value-type="float" office:value="10.0134540750314">
            <text:p>10.01</text:p>
          </table:table-cell>
          <table:table-cell/>
        </table:table-row>
        <table:table-row table:style-name="ro2">
          <table:table-cell table:style-name="ce3" table:formula="of:=[.A1000]+1" office:value-type="float" office:value="1000">
            <text:p>1000</text:p>
          </table:table-cell>
          <table:table-cell table:style-name="ce3" table:formula="of:=[orbits.$C$3]*[.A1001]" office:value-type="float" office:value="4332461">
            <text:p>4332461</text:p>
          </table:table-cell>
          <table:table-cell table:style-name="ce6" table:formula="of:=[.B1001]/[orbits.$D$3]" office:value-type="float" office:value="11861.8753294044">
            <text:p>11861.88</text:p>
          </table:table-cell>
          <table:table-cell table:style-name="ce6" table:formula="of:=[.C1001]-ROUNDDOWN([.C1001])" office:value-type="float" office:value="0.875329404436343">
            <text:p>0.88</text:p>
          </table:table-cell>
          <table:table-cell table:formula="of:=IF([.D1001] &lt; [.$D$2])" office:value-type="boolean" office:boolean-value="false">
            <text:p>FALSE</text:p>
          </table:table-cell>
          <table:table-cell table:formula="of:=MOD([.C1001];64)" office:value-type="float" office:value="21.8753294044363">
            <text:p>21.88</text:p>
          </table:table-cell>
          <table:table-cell/>
        </table:table-row>
        <table:table-row table:style-name="ro2">
          <table:table-cell table:style-name="ce3" table:formula="of:=[.A1001]+1" office:value-type="float" office:value="1001">
            <text:p>1001</text:p>
          </table:table-cell>
          <table:table-cell table:style-name="ce3" table:formula="of:=[orbits.$C$3]*[.A1002]" office:value-type="float" office:value="4336793.461">
            <text:p>4336793.461</text:p>
          </table:table-cell>
          <table:table-cell table:style-name="ce6" table:formula="of:=[.B1002]/[orbits.$D$3]" office:value-type="float" office:value="11873.7372047338">
            <text:p>11873.74</text:p>
          </table:table-cell>
          <table:table-cell table:style-name="ce6" table:formula="of:=[.C1002]-ROUNDDOWN([.C1002])" office:value-type="float" office:value="0.737204733841281">
            <text:p>0.74</text:p>
          </table:table-cell>
          <table:table-cell table:formula="of:=IF([.D1002] &lt; [.$D$2])" office:value-type="boolean" office:boolean-value="false">
            <text:p>FALSE</text:p>
          </table:table-cell>
          <table:table-cell table:formula="of:=MOD([.C1002];64)" office:value-type="float" office:value="33.7372047338413">
            <text:p>33.74</text:p>
          </table:table-cell>
          <table:table-cell/>
        </table:table-row>
        <table:table-row table:style-name="ro2">
          <table:table-cell table:style-name="ce3" table:formula="of:=[.A1002]+1" office:value-type="float" office:value="1002">
            <text:p>1002</text:p>
          </table:table-cell>
          <table:table-cell table:style-name="ce3" table:formula="of:=[orbits.$C$3]*[.A1003]" office:value-type="float" office:value="4341125.922">
            <text:p>4341125.922</text:p>
          </table:table-cell>
          <table:table-cell table:style-name="ce6" table:formula="of:=[.B1003]/[orbits.$D$3]" office:value-type="float" office:value="11885.5990800632">
            <text:p>11885.60</text:p>
          </table:table-cell>
          <table:table-cell table:style-name="ce6" table:formula="of:=[.C1003]-ROUNDDOWN([.C1003])" office:value-type="float" office:value="0.59908006324622">
            <text:p>0.60</text:p>
          </table:table-cell>
          <table:table-cell table:formula="of:=IF([.D1003] &lt; [.$D$2])" office:value-type="boolean" office:boolean-value="false">
            <text:p>FALSE</text:p>
          </table:table-cell>
          <table:table-cell table:formula="of:=MOD([.C1003];64)" office:value-type="float" office:value="45.5990800632462">
            <text:p>45.60</text:p>
          </table:table-cell>
          <table:table-cell/>
        </table:table-row>
        <table:table-row table:style-name="ro2">
          <table:table-cell table:style-name="ce3" table:formula="of:=[.A1003]+1" office:value-type="float" office:value="1003">
            <text:p>1003</text:p>
          </table:table-cell>
          <table:table-cell table:style-name="ce3" table:formula="of:=[orbits.$C$3]*[.A1004]" office:value-type="float" office:value="4345458.383">
            <text:p>4345458.383</text:p>
          </table:table-cell>
          <table:table-cell table:style-name="ce6" table:formula="of:=[.B1004]/[orbits.$D$3]" office:value-type="float" office:value="11897.4609553927">
            <text:p>11897.46</text:p>
          </table:table-cell>
          <table:table-cell table:style-name="ce6" table:formula="of:=[.C1004]-ROUNDDOWN([.C1004])" office:value-type="float" office:value="0.460955392651158">
            <text:p>0.46</text:p>
          </table:table-cell>
          <table:table-cell table:formula="of:=IF([.D1004] &lt; [.$D$2])" office:value-type="boolean" office:boolean-value="false">
            <text:p>FALSE</text:p>
          </table:table-cell>
          <table:table-cell table:formula="of:=MOD([.C1004];64)" office:value-type="float" office:value="57.4609553926512">
            <text:p>57.46</text:p>
          </table:table-cell>
          <table:table-cell/>
        </table:table-row>
        <table:table-row table:style-name="ro2">
          <table:table-cell table:style-name="ce3" table:formula="of:=[.A1004]+1" office:value-type="float" office:value="1004">
            <text:p>1004</text:p>
          </table:table-cell>
          <table:table-cell table:style-name="ce3" table:formula="of:=[orbits.$C$3]*[.A1005]" office:value-type="float" office:value="4349790.844">
            <text:p>4349790.844</text:p>
          </table:table-cell>
          <table:table-cell table:style-name="ce6" table:formula="of:=[.B1005]/[orbits.$D$3]" office:value-type="float" office:value="11909.3228307221">
            <text:p>11909.32</text:p>
          </table:table-cell>
          <table:table-cell table:style-name="ce6" table:formula="of:=[.C1005]-ROUNDDOWN([.C1005])" office:value-type="float" office:value="0.322830722056096">
            <text:p>0.32</text:p>
          </table:table-cell>
          <table:table-cell table:formula="of:=IF([.D1005] &lt; [.$D$2])" office:value-type="boolean" office:boolean-value="false">
            <text:p>FALSE</text:p>
          </table:table-cell>
          <table:table-cell table:formula="of:=MOD([.C1005];64)" office:value-type="float" office:value="5.3228307220561">
            <text:p>5.32</text:p>
          </table:table-cell>
          <table:table-cell/>
        </table:table-row>
        <table:table-row table:style-name="ro2">
          <table:table-cell table:style-name="ce3" table:formula="of:=[.A1005]+1" office:value-type="float" office:value="1005">
            <text:p>1005</text:p>
          </table:table-cell>
          <table:table-cell table:style-name="ce3" table:formula="of:=[orbits.$C$3]*[.A1006]" office:value-type="float" office:value="4354123.305">
            <text:p>4354123.305</text:p>
          </table:table-cell>
          <table:table-cell table:style-name="ce6" table:formula="of:=[.B1006]/[orbits.$D$3]" office:value-type="float" office:value="11921.1847060515">
            <text:p>11921.18</text:p>
          </table:table-cell>
          <table:table-cell table:style-name="ce6" table:formula="of:=[.C1006]-ROUNDDOWN([.C1006])" office:value-type="float" office:value="0.184706051461035">
            <text:p>0.18</text:p>
          </table:table-cell>
          <table:table-cell table:formula="of:=IF([.D1006] &lt; [.$D$2])" office:value-type="boolean" office:boolean-value="false">
            <text:p>FALSE</text:p>
          </table:table-cell>
          <table:table-cell table:formula="of:=MOD([.C1006];64)" office:value-type="float" office:value="17.184706051461">
            <text:p>17.18</text:p>
          </table:table-cell>
          <table:table-cell/>
        </table:table-row>
        <table:table-row table:style-name="ro2">
          <table:table-cell table:style-name="ce3" table:formula="of:=[.A1006]+1" office:value-type="float" office:value="1006">
            <text:p>1006</text:p>
          </table:table-cell>
          <table:table-cell table:style-name="ce3" table:formula="of:=[orbits.$C$3]*[.A1007]" office:value-type="float" office:value="4358455.766">
            <text:p>4358455.766</text:p>
          </table:table-cell>
          <table:table-cell table:style-name="ce6" table:formula="of:=[.B1007]/[orbits.$D$3]" office:value-type="float" office:value="11933.0465813809">
            <text:p>11933.05</text:p>
          </table:table-cell>
          <table:table-cell table:style-name="ce6" table:formula="of:=[.C1007]-ROUNDDOWN([.C1007])" office:value-type="float" office:value="0.0465813808623352">
            <text:p>0.05</text:p>
          </table:table-cell>
          <table:table-cell table:formula="of:=IF([.D1007] &lt; [.$D$2])" office:value-type="boolean" office:boolean-value="true">
            <text:p>TRUE</text:p>
          </table:table-cell>
          <table:table-cell table:formula="of:=MOD([.C1007];64)" office:value-type="float" office:value="29.0465813808623">
            <text:p>29.05</text:p>
          </table:table-cell>
          <table:table-cell/>
        </table:table-row>
        <table:table-row table:style-name="ro2">
          <table:table-cell table:style-name="ce3" table:formula="of:=[.A1007]+1" office:value-type="float" office:value="1007">
            <text:p>1007</text:p>
          </table:table-cell>
          <table:table-cell table:style-name="ce3" table:formula="of:=[orbits.$C$3]*[.A1008]" office:value-type="float" office:value="4362788.227">
            <text:p>4362788.227</text:p>
          </table:table-cell>
          <table:table-cell table:style-name="ce6" table:formula="of:=[.B1008]/[orbits.$D$3]" office:value-type="float" office:value="11944.9084567103">
            <text:p>11944.91</text:p>
          </table:table-cell>
          <table:table-cell table:style-name="ce6" table:formula="of:=[.C1008]-ROUNDDOWN([.C1008])" office:value-type="float" office:value="0.908456710267274">
            <text:p>0.91</text:p>
          </table:table-cell>
          <table:table-cell table:formula="of:=IF([.D1008] &lt; [.$D$2])" office:value-type="boolean" office:boolean-value="false">
            <text:p>FALSE</text:p>
          </table:table-cell>
          <table:table-cell table:formula="of:=MOD([.C1008];64)" office:value-type="float" office:value="40.9084567102673">
            <text:p>40.91</text:p>
          </table:table-cell>
          <table:table-cell/>
        </table:table-row>
        <table:table-row table:style-name="ro2">
          <table:table-cell table:style-name="ce3" table:formula="of:=[.A1008]+1" office:value-type="float" office:value="1008">
            <text:p>1008</text:p>
          </table:table-cell>
          <table:table-cell table:style-name="ce3" table:formula="of:=[orbits.$C$3]*[.A1009]" office:value-type="float" office:value="4367120.688">
            <text:p>4367120.688</text:p>
          </table:table-cell>
          <table:table-cell table:style-name="ce6" table:formula="of:=[.B1009]/[orbits.$D$3]" office:value-type="float" office:value="11956.7703320397">
            <text:p>11956.77</text:p>
          </table:table-cell>
          <table:table-cell table:style-name="ce6" table:formula="of:=[.C1009]-ROUNDDOWN([.C1009])" office:value-type="float" office:value="0.770332039672212">
            <text:p>0.77</text:p>
          </table:table-cell>
          <table:table-cell table:formula="of:=IF([.D1009] &lt; [.$D$2])" office:value-type="boolean" office:boolean-value="false">
            <text:p>FALSE</text:p>
          </table:table-cell>
          <table:table-cell table:formula="of:=MOD([.C1009];64)" office:value-type="float" office:value="52.7703320396722">
            <text:p>52.77</text:p>
          </table:table-cell>
          <table:table-cell/>
        </table:table-row>
        <table:table-row table:style-name="ro2">
          <table:table-cell table:style-name="ce3" table:formula="of:=[.A1009]+1" office:value-type="float" office:value="1009">
            <text:p>1009</text:p>
          </table:table-cell>
          <table:table-cell table:style-name="ce3" table:formula="of:=[orbits.$C$3]*[.A1010]" office:value-type="float" office:value="4371453.149">
            <text:p>4371453.149</text:p>
          </table:table-cell>
          <table:table-cell table:style-name="ce6" table:formula="of:=[.B1010]/[orbits.$D$3]" office:value-type="float" office:value="11968.6322073691">
            <text:p>11968.63</text:p>
          </table:table-cell>
          <table:table-cell table:style-name="ce6" table:formula="of:=[.C1010]-ROUNDDOWN([.C1010])" office:value-type="float" office:value="0.63220736907715">
            <text:p>0.63</text:p>
          </table:table-cell>
          <table:table-cell table:formula="of:=IF([.D1010] &lt; [.$D$2])" office:value-type="boolean" office:boolean-value="false">
            <text:p>FALSE</text:p>
          </table:table-cell>
          <table:table-cell table:formula="of:=MOD([.C1010];64)" office:value-type="float" office:value="0.63220736907715">
            <text:p>0.63</text:p>
          </table:table-cell>
          <table:table-cell/>
        </table:table-row>
        <table:table-row table:style-name="ro2">
          <table:table-cell table:style-name="ce3" table:formula="of:=[.A1010]+1" office:value-type="float" office:value="1010">
            <text:p>1010</text:p>
          </table:table-cell>
          <table:table-cell table:style-name="ce3" table:formula="of:=[orbits.$C$3]*[.A1011]" office:value-type="float" office:value="4375785.61">
            <text:p>4375785.61</text:p>
          </table:table-cell>
          <table:table-cell table:style-name="ce6" table:formula="of:=[.B1011]/[orbits.$D$3]" office:value-type="float" office:value="11980.4940826985">
            <text:p>11980.49</text:p>
          </table:table-cell>
          <table:table-cell table:style-name="ce6" table:formula="of:=[.C1011]-ROUNDDOWN([.C1011])" office:value-type="float" office:value="0.494082698482089">
            <text:p>0.49</text:p>
          </table:table-cell>
          <table:table-cell table:formula="of:=IF([.D1011] &lt; [.$D$2])" office:value-type="boolean" office:boolean-value="false">
            <text:p>FALSE</text:p>
          </table:table-cell>
          <table:table-cell table:formula="of:=MOD([.C1011];64)" office:value-type="float" office:value="12.4940826984821">
            <text:p>12.49</text:p>
          </table:table-cell>
          <table:table-cell/>
        </table:table-row>
        <table:table-row table:style-name="ro2">
          <table:table-cell table:style-name="ce3" table:formula="of:=[.A1011]+1" office:value-type="float" office:value="1011">
            <text:p>1011</text:p>
          </table:table-cell>
          <table:table-cell table:style-name="ce3" table:formula="of:=[orbits.$C$3]*[.A1012]" office:value-type="float" office:value="4380118.071">
            <text:p>4380118.071</text:p>
          </table:table-cell>
          <table:table-cell table:style-name="ce6" table:formula="of:=[.B1012]/[orbits.$D$3]" office:value-type="float" office:value="11992.3559580279">
            <text:p>11992.36</text:p>
          </table:table-cell>
          <table:table-cell table:style-name="ce6" table:formula="of:=[.C1012]-ROUNDDOWN([.C1012])" office:value-type="float" office:value="0.355958027887027">
            <text:p>0.36</text:p>
          </table:table-cell>
          <table:table-cell table:formula="of:=IF([.D1012] &lt; [.$D$2])" office:value-type="boolean" office:boolean-value="false">
            <text:p>FALSE</text:p>
          </table:table-cell>
          <table:table-cell table:formula="of:=MOD([.C1012];64)" office:value-type="float" office:value="24.355958027887">
            <text:p>24.36</text:p>
          </table:table-cell>
          <table:table-cell/>
        </table:table-row>
        <table:table-row table:style-name="ro2">
          <table:table-cell table:style-name="ce3" table:formula="of:=[.A1012]+1" office:value-type="float" office:value="1012">
            <text:p>1012</text:p>
          </table:table-cell>
          <table:table-cell table:style-name="ce3" table:formula="of:=[orbits.$C$3]*[.A1013]" office:value-type="float" office:value="4384450.532">
            <text:p>4384450.532</text:p>
          </table:table-cell>
          <table:table-cell table:style-name="ce6" table:formula="of:=[.B1013]/[orbits.$D$3]" office:value-type="float" office:value="12004.2178333573">
            <text:p>12004.22</text:p>
          </table:table-cell>
          <table:table-cell table:style-name="ce6" table:formula="of:=[.C1013]-ROUNDDOWN([.C1013])" office:value-type="float" office:value="0.217833357291966">
            <text:p>0.22</text:p>
          </table:table-cell>
          <table:table-cell table:formula="of:=IF([.D1013] &lt; [.$D$2])" office:value-type="boolean" office:boolean-value="false">
            <text:p>FALSE</text:p>
          </table:table-cell>
          <table:table-cell table:formula="of:=MOD([.C1013];64)" office:value-type="float" office:value="36.217833357292">
            <text:p>36.22</text:p>
          </table:table-cell>
          <table:table-cell/>
        </table:table-row>
        <table:table-row table:style-name="ro2">
          <table:table-cell table:style-name="ce3" table:formula="of:=[.A1013]+1" office:value-type="float" office:value="1013">
            <text:p>1013</text:p>
          </table:table-cell>
          <table:table-cell table:style-name="ce3" table:formula="of:=[orbits.$C$3]*[.A1014]" office:value-type="float" office:value="4388782.993">
            <text:p>4388782.993</text:p>
          </table:table-cell>
          <table:table-cell table:style-name="ce6" table:formula="of:=[.B1014]/[orbits.$D$3]" office:value-type="float" office:value="12016.0797086867">
            <text:p>12016.08</text:p>
          </table:table-cell>
          <table:table-cell table:style-name="ce6" table:formula="of:=[.C1014]-ROUNDDOWN([.C1014])" office:value-type="float" office:value="0.0797086866932659">
            <text:p>0.08</text:p>
          </table:table-cell>
          <table:table-cell table:formula="of:=IF([.D1014] &lt; [.$D$2])" office:value-type="boolean" office:boolean-value="true">
            <text:p>TRUE</text:p>
          </table:table-cell>
          <table:table-cell table:formula="of:=MOD([.C1014];64)" office:value-type="float" office:value="48.0797086866933">
            <text:p>48.08</text:p>
          </table:table-cell>
          <table:table-cell/>
        </table:table-row>
        <table:table-row table:style-name="ro2">
          <table:table-cell table:style-name="ce3" table:formula="of:=[.A1014]+1" office:value-type="float" office:value="1014">
            <text:p>1014</text:p>
          </table:table-cell>
          <table:table-cell table:style-name="ce3" table:formula="of:=[orbits.$C$3]*[.A1015]" office:value-type="float" office:value="4393115.454">
            <text:p>4393115.454</text:p>
          </table:table-cell>
          <table:table-cell table:style-name="ce6" table:formula="of:=[.B1015]/[orbits.$D$3]" office:value-type="float" office:value="12027.9415840161">
            <text:p>12027.94</text:p>
          </table:table-cell>
          <table:table-cell table:style-name="ce6" table:formula="of:=[.C1015]-ROUNDDOWN([.C1015])" office:value-type="float" office:value="0.941584016098204">
            <text:p>0.94</text:p>
          </table:table-cell>
          <table:table-cell table:formula="of:=IF([.D1015] &lt; [.$D$2])" office:value-type="boolean" office:boolean-value="false">
            <text:p>FALSE</text:p>
          </table:table-cell>
          <table:table-cell table:formula="of:=MOD([.C1015];64)" office:value-type="float" office:value="59.9415840160982">
            <text:p>59.94</text:p>
          </table:table-cell>
          <table:table-cell/>
        </table:table-row>
        <table:table-row table:style-name="ro2">
          <table:table-cell table:style-name="ce3" table:formula="of:=[.A1015]+1" office:value-type="float" office:value="1015">
            <text:p>1015</text:p>
          </table:table-cell>
          <table:table-cell table:style-name="ce3" table:formula="of:=[orbits.$C$3]*[.A1016]" office:value-type="float" office:value="4397447.915">
            <text:p>4397447.915</text:p>
          </table:table-cell>
          <table:table-cell table:style-name="ce6" table:formula="of:=[.B1016]/[orbits.$D$3]" office:value-type="float" office:value="12039.8034593455">
            <text:p>12039.80</text:p>
          </table:table-cell>
          <table:table-cell table:style-name="ce6" table:formula="of:=[.C1016]-ROUNDDOWN([.C1016])" office:value-type="float" office:value="0.803459345503143">
            <text:p>0.80</text:p>
          </table:table-cell>
          <table:table-cell table:formula="of:=IF([.D1016] &lt; [.$D$2])" office:value-type="boolean" office:boolean-value="false">
            <text:p>FALSE</text:p>
          </table:table-cell>
          <table:table-cell table:formula="of:=MOD([.C1016];64)" office:value-type="float" office:value="7.80345934550314">
            <text:p>7.80</text:p>
          </table:table-cell>
          <table:table-cell/>
        </table:table-row>
        <table:table-row table:style-name="ro2">
          <table:table-cell table:style-name="ce3" table:formula="of:=[.A1016]+1" office:value-type="float" office:value="1016">
            <text:p>1016</text:p>
          </table:table-cell>
          <table:table-cell table:style-name="ce3" table:formula="of:=[orbits.$C$3]*[.A1017]" office:value-type="float" office:value="4401780.376">
            <text:p>4401780.376</text:p>
          </table:table-cell>
          <table:table-cell table:style-name="ce6" table:formula="of:=[.B1017]/[orbits.$D$3]" office:value-type="float" office:value="12051.6653346749">
            <text:p>12051.67</text:p>
          </table:table-cell>
          <table:table-cell table:style-name="ce6" table:formula="of:=[.C1017]-ROUNDDOWN([.C1017])" office:value-type="float" office:value="0.665334674908081">
            <text:p>0.67</text:p>
          </table:table-cell>
          <table:table-cell table:formula="of:=IF([.D1017] &lt; [.$D$2])" office:value-type="boolean" office:boolean-value="false">
            <text:p>FALSE</text:p>
          </table:table-cell>
          <table:table-cell table:formula="of:=MOD([.C1017];64)" office:value-type="float" office:value="19.6653346749081">
            <text:p>19.67</text:p>
          </table:table-cell>
          <table:table-cell/>
        </table:table-row>
        <table:table-row table:style-name="ro2">
          <table:table-cell table:style-name="ce3" table:formula="of:=[.A1017]+1" office:value-type="float" office:value="1017">
            <text:p>1017</text:p>
          </table:table-cell>
          <table:table-cell table:style-name="ce3" table:formula="of:=[orbits.$C$3]*[.A1018]" office:value-type="float" office:value="4406112.837">
            <text:p>4406112.837</text:p>
          </table:table-cell>
          <table:table-cell table:style-name="ce6" table:formula="of:=[.B1018]/[orbits.$D$3]" office:value-type="float" office:value="12063.5272100043">
            <text:p>12063.53</text:p>
          </table:table-cell>
          <table:table-cell table:style-name="ce6" table:formula="of:=[.C1018]-ROUNDDOWN([.C1018])" office:value-type="float" office:value="0.527210004313019">
            <text:p>0.53</text:p>
          </table:table-cell>
          <table:table-cell table:formula="of:=IF([.D1018] &lt; [.$D$2])" office:value-type="boolean" office:boolean-value="false">
            <text:p>FALSE</text:p>
          </table:table-cell>
          <table:table-cell table:formula="of:=MOD([.C1018];64)" office:value-type="float" office:value="31.527210004313">
            <text:p>31.53</text:p>
          </table:table-cell>
          <table:table-cell/>
        </table:table-row>
        <table:table-row table:style-name="ro2">
          <table:table-cell table:style-name="ce3" table:formula="of:=[.A1018]+1" office:value-type="float" office:value="1018">
            <text:p>1018</text:p>
          </table:table-cell>
          <table:table-cell table:style-name="ce3" table:formula="of:=[orbits.$C$3]*[.A1019]" office:value-type="float" office:value="4410445.298">
            <text:p>4410445.298</text:p>
          </table:table-cell>
          <table:table-cell table:style-name="ce6" table:formula="of:=[.B1019]/[orbits.$D$3]" office:value-type="float" office:value="12075.3890853337">
            <text:p>12075.39</text:p>
          </table:table-cell>
          <table:table-cell table:style-name="ce6" table:formula="of:=[.C1019]-ROUNDDOWN([.C1019])" office:value-type="float" office:value="0.389085333717958">
            <text:p>0.39</text:p>
          </table:table-cell>
          <table:table-cell table:formula="of:=IF([.D1019] &lt; [.$D$2])" office:value-type="boolean" office:boolean-value="false">
            <text:p>FALSE</text:p>
          </table:table-cell>
          <table:table-cell table:formula="of:=MOD([.C1019];64)" office:value-type="float" office:value="43.389085333718">
            <text:p>43.39</text:p>
          </table:table-cell>
          <table:table-cell/>
        </table:table-row>
        <table:table-row table:style-name="ro2">
          <table:table-cell table:style-name="ce3" table:formula="of:=[.A1019]+1" office:value-type="float" office:value="1019">
            <text:p>1019</text:p>
          </table:table-cell>
          <table:table-cell table:style-name="ce3" table:formula="of:=[orbits.$C$3]*[.A1020]" office:value-type="float" office:value="4414777.759">
            <text:p>4414777.759</text:p>
          </table:table-cell>
          <table:table-cell table:style-name="ce6" table:formula="of:=[.B1020]/[orbits.$D$3]" office:value-type="float" office:value="12087.2509606631">
            <text:p>12087.25</text:p>
          </table:table-cell>
          <table:table-cell table:style-name="ce6" table:formula="of:=[.C1020]-ROUNDDOWN([.C1020])" office:value-type="float" office:value="0.250960663122896">
            <text:p>0.25</text:p>
          </table:table-cell>
          <table:table-cell table:formula="of:=IF([.D1020] &lt; [.$D$2])" office:value-type="boolean" office:boolean-value="false">
            <text:p>FALSE</text:p>
          </table:table-cell>
          <table:table-cell table:formula="of:=MOD([.C1020];64)" office:value-type="float" office:value="55.2509606631229">
            <text:p>55.25</text:p>
          </table:table-cell>
          <table:table-cell/>
        </table:table-row>
        <table:table-row table:style-name="ro2">
          <table:table-cell table:style-name="ce3" table:formula="of:=[.A1020]+1" office:value-type="float" office:value="1020">
            <text:p>1020</text:p>
          </table:table-cell>
          <table:table-cell table:style-name="ce3" table:formula="of:=[orbits.$C$3]*[.A1021]" office:value-type="float" office:value="4419110.22">
            <text:p>4419110.22</text:p>
          </table:table-cell>
          <table:table-cell table:style-name="ce6" table:formula="of:=[.B1021]/[orbits.$D$3]" office:value-type="float" office:value="12099.1128359925">
            <text:p>12099.11</text:p>
          </table:table-cell>
          <table:table-cell table:style-name="ce6" table:formula="of:=[.C1021]-ROUNDDOWN([.C1021])" office:value-type="float" office:value="0.112835992527835">
            <text:p>0.11</text:p>
          </table:table-cell>
          <table:table-cell table:formula="of:=IF([.D1021] &lt; [.$D$2])" office:value-type="boolean" office:boolean-value="false">
            <text:p>FALSE</text:p>
          </table:table-cell>
          <table:table-cell table:formula="of:=MOD([.C1021];64)" office:value-type="float" office:value="3.11283599252783">
            <text:p>3.11</text:p>
          </table:table-cell>
          <table:table-cell/>
        </table:table-row>
        <table:table-row table:style-name="ro2">
          <table:table-cell table:style-name="ce3" table:formula="of:=[.A1021]+1" office:value-type="float" office:value="1021">
            <text:p>1021</text:p>
          </table:table-cell>
          <table:table-cell table:style-name="ce3" table:formula="of:=[orbits.$C$3]*[.A1022]" office:value-type="float" office:value="4423442.681">
            <text:p>4423442.681</text:p>
          </table:table-cell>
          <table:table-cell table:style-name="ce6" table:formula="of:=[.B1022]/[orbits.$D$3]" office:value-type="float" office:value="12110.9747113219">
            <text:p>12110.97</text:p>
          </table:table-cell>
          <table:table-cell table:style-name="ce6" table:formula="of:=[.C1022]-ROUNDDOWN([.C1022])" office:value-type="float" office:value="0.974711321929135">
            <text:p>0.97</text:p>
          </table:table-cell>
          <table:table-cell table:formula="of:=IF([.D1022] &lt; [.$D$2])" office:value-type="boolean" office:boolean-value="false">
            <text:p>FALSE</text:p>
          </table:table-cell>
          <table:table-cell table:formula="of:=MOD([.C1022];64)" office:value-type="float" office:value="14.9747113219291">
            <text:p>14.97</text:p>
          </table:table-cell>
          <table:table-cell/>
        </table:table-row>
        <table:table-row table:style-name="ro2">
          <table:table-cell table:style-name="ce3" table:formula="of:=[.A1022]+1" office:value-type="float" office:value="1022">
            <text:p>1022</text:p>
          </table:table-cell>
          <table:table-cell table:style-name="ce3" table:formula="of:=[orbits.$C$3]*[.A1023]" office:value-type="float" office:value="4427775.142">
            <text:p>4427775.142</text:p>
          </table:table-cell>
          <table:table-cell table:style-name="ce6" table:formula="of:=[.B1023]/[orbits.$D$3]" office:value-type="float" office:value="12122.8365866513">
            <text:p>12122.84</text:p>
          </table:table-cell>
          <table:table-cell table:style-name="ce6" table:formula="of:=[.C1023]-ROUNDDOWN([.C1023])" office:value-type="float" office:value="0.836586651334073">
            <text:p>0.84</text:p>
          </table:table-cell>
          <table:table-cell table:formula="of:=IF([.D1023] &lt; [.$D$2])" office:value-type="boolean" office:boolean-value="false">
            <text:p>FALSE</text:p>
          </table:table-cell>
          <table:table-cell table:formula="of:=MOD([.C1023];64)" office:value-type="float" office:value="26.8365866513341">
            <text:p>26.84</text:p>
          </table:table-cell>
          <table:table-cell/>
        </table:table-row>
        <table:table-row table:style-name="ro2">
          <table:table-cell table:style-name="ce3" table:formula="of:=[.A1023]+1" office:value-type="float" office:value="1023">
            <text:p>1023</text:p>
          </table:table-cell>
          <table:table-cell table:style-name="ce3" table:formula="of:=[orbits.$C$3]*[.A1024]" office:value-type="float" office:value="4432107.603">
            <text:p>4432107.603</text:p>
          </table:table-cell>
          <table:table-cell table:style-name="ce6" table:formula="of:=[.B1024]/[orbits.$D$3]" office:value-type="float" office:value="12134.6984619807">
            <text:p>12134.70</text:p>
          </table:table-cell>
          <table:table-cell table:style-name="ce6" table:formula="of:=[.C1024]-ROUNDDOWN([.C1024])" office:value-type="float" office:value="0.698461980739012">
            <text:p>0.70</text:p>
          </table:table-cell>
          <table:table-cell table:formula="of:=IF([.D1024] &lt; [.$D$2])" office:value-type="boolean" office:boolean-value="false">
            <text:p>FALSE</text:p>
          </table:table-cell>
          <table:table-cell table:formula="of:=MOD([.C1024];64)" office:value-type="float" office:value="38.698461980739">
            <text:p>38.70</text:p>
          </table:table-cell>
          <table:table-cell/>
        </table:table-row>
        <table:table-row table:style-name="ro2">
          <table:table-cell table:style-name="ce3" table:formula="of:=[.A1024]+1" office:value-type="float" office:value="1024">
            <text:p>1024</text:p>
          </table:table-cell>
          <table:table-cell table:style-name="ce3" table:formula="of:=[orbits.$C$3]*[.A1025]" office:value-type="float" office:value="4436440.064">
            <text:p>4436440.064</text:p>
          </table:table-cell>
          <table:table-cell table:style-name="ce6" table:formula="of:=[.B1025]/[orbits.$D$3]" office:value-type="float" office:value="12146.5603373101">
            <text:p>12146.56</text:p>
          </table:table-cell>
          <table:table-cell table:style-name="ce6" table:formula="of:=[.C1025]-ROUNDDOWN([.C1025])" office:value-type="float" office:value="0.56033731014395">
            <text:p>0.56</text:p>
          </table:table-cell>
          <table:table-cell table:formula="of:=IF([.D1025] &lt; [.$D$2])" office:value-type="boolean" office:boolean-value="false">
            <text:p>FALSE</text:p>
          </table:table-cell>
          <table:table-cell table:formula="of:=MOD([.C1025];64)" office:value-type="float" office:value="50.560337310144">
            <text:p>50.56</text:p>
          </table:table-cell>
          <table:table-cell/>
        </table:table-row>
        <table:table-row table:style-name="ro2">
          <table:table-cell table:style-name="ce3" table:formula="of:=[.A1025]+1" office:value-type="float" office:value="1025">
            <text:p>1025</text:p>
          </table:table-cell>
          <table:table-cell table:style-name="ce3" table:formula="of:=[orbits.$C$3]*[.A1026]" office:value-type="float" office:value="4440772.525">
            <text:p>4440772.525</text:p>
          </table:table-cell>
          <table:table-cell table:style-name="ce6" table:formula="of:=[.B1026]/[orbits.$D$3]" office:value-type="float" office:value="12158.4222126395">
            <text:p>12158.42</text:p>
          </table:table-cell>
          <table:table-cell table:style-name="ce6" table:formula="of:=[.C1026]-ROUNDDOWN([.C1026])" office:value-type="float" office:value="0.422212639548889">
            <text:p>0.42</text:p>
          </table:table-cell>
          <table:table-cell table:formula="of:=IF([.D1026] &lt; [.$D$2])" office:value-type="boolean" office:boolean-value="false">
            <text:p>FALSE</text:p>
          </table:table-cell>
          <table:table-cell table:formula="of:=MOD([.C1026];64)" office:value-type="float" office:value="62.4222126395489">
            <text:p>62.42</text:p>
          </table:table-cell>
          <table:table-cell/>
        </table:table-row>
        <table:table-row table:style-name="ro2">
          <table:table-cell table:style-name="ce3" table:formula="of:=[.A1026]+1" office:value-type="float" office:value="1026">
            <text:p>1026</text:p>
          </table:table-cell>
          <table:table-cell table:style-name="ce3" table:formula="of:=[orbits.$C$3]*[.A1027]" office:value-type="float" office:value="4445104.986">
            <text:p>4445104.986</text:p>
          </table:table-cell>
          <table:table-cell table:style-name="ce6" table:formula="of:=[.B1027]/[orbits.$D$3]" office:value-type="float" office:value="12170.284087969">
            <text:p>12170.28</text:p>
          </table:table-cell>
          <table:table-cell table:style-name="ce6" table:formula="of:=[.C1027]-ROUNDDOWN([.C1027])" office:value-type="float" office:value="0.284087968953827">
            <text:p>0.28</text:p>
          </table:table-cell>
          <table:table-cell table:formula="of:=IF([.D1027] &lt; [.$D$2])" office:value-type="boolean" office:boolean-value="false">
            <text:p>FALSE</text:p>
          </table:table-cell>
          <table:table-cell table:formula="of:=MOD([.C1027];64)" office:value-type="float" office:value="10.2840879689538">
            <text:p>10.28</text:p>
          </table:table-cell>
          <table:table-cell/>
        </table:table-row>
        <table:table-row table:style-name="ro2">
          <table:table-cell table:style-name="ce3" table:formula="of:=[.A1027]+1" office:value-type="float" office:value="1027">
            <text:p>1027</text:p>
          </table:table-cell>
          <table:table-cell table:style-name="ce3" table:formula="of:=[orbits.$C$3]*[.A1028]" office:value-type="float" office:value="4449437.447">
            <text:p>4449437.447</text:p>
          </table:table-cell>
          <table:table-cell table:style-name="ce6" table:formula="of:=[.B1028]/[orbits.$D$3]" office:value-type="float" office:value="12182.1459632984">
            <text:p>12182.15</text:p>
          </table:table-cell>
          <table:table-cell table:style-name="ce6" table:formula="of:=[.C1028]-ROUNDDOWN([.C1028])" office:value-type="float" office:value="0.145963298358765">
            <text:p>0.15</text:p>
          </table:table-cell>
          <table:table-cell table:formula="of:=IF([.D1028] &lt; [.$D$2])" office:value-type="boolean" office:boolean-value="false">
            <text:p>FALSE</text:p>
          </table:table-cell>
          <table:table-cell table:formula="of:=MOD([.C1028];64)" office:value-type="float" office:value="22.1459632983588">
            <text:p>22.15</text:p>
          </table:table-cell>
          <table:table-cell/>
        </table:table-row>
        <table:table-row table:style-name="ro2">
          <table:table-cell table:style-name="ce3" table:formula="of:=[.A1028]+1" office:value-type="float" office:value="1028">
            <text:p>1028</text:p>
          </table:table-cell>
          <table:table-cell table:style-name="ce3" table:formula="of:=[orbits.$C$3]*[.A1029]" office:value-type="float" office:value="4453769.908">
            <text:p>4453769.908</text:p>
          </table:table-cell>
          <table:table-cell table:style-name="ce6" table:formula="of:=[.B1029]/[orbits.$D$3]" office:value-type="float" office:value="12194.0078386278">
            <text:p>12194.01</text:p>
          </table:table-cell>
          <table:table-cell table:style-name="ce6" table:formula="of:=[.C1029]-ROUNDDOWN([.C1029])" office:value-type="float" office:value="0.00783862776006572">
            <text:p>0.01</text:p>
          </table:table-cell>
          <table:table-cell table:formula="of:=IF([.D1029] &lt; [.$D$2])" office:value-type="boolean" office:boolean-value="true">
            <text:p>TRUE</text:p>
          </table:table-cell>
          <table:table-cell table:formula="of:=MOD([.C1029];64)" office:value-type="float" office:value="34.0078386277601">
            <text:p>34.01</text:p>
          </table:table-cell>
          <table:table-cell/>
        </table:table-row>
        <table:table-row table:style-name="ro2">
          <table:table-cell table:style-name="ce3" table:formula="of:=[.A1029]+1" office:value-type="float" office:value="1029">
            <text:p>1029</text:p>
          </table:table-cell>
          <table:table-cell table:style-name="ce3" table:formula="of:=[orbits.$C$3]*[.A1030]" office:value-type="float" office:value="4458102.369">
            <text:p>4458102.369</text:p>
          </table:table-cell>
          <table:table-cell table:style-name="ce6" table:formula="of:=[.B1030]/[orbits.$D$3]" office:value-type="float" office:value="12205.8697139572">
            <text:p>12205.87</text:p>
          </table:table-cell>
          <table:table-cell table:style-name="ce6" table:formula="of:=[.C1030]-ROUNDDOWN([.C1030])" office:value-type="float" office:value="0.869713957165004">
            <text:p>0.87</text:p>
          </table:table-cell>
          <table:table-cell table:formula="of:=IF([.D1030] &lt; [.$D$2])" office:value-type="boolean" office:boolean-value="false">
            <text:p>FALSE</text:p>
          </table:table-cell>
          <table:table-cell table:formula="of:=MOD([.C1030];64)" office:value-type="float" office:value="45.869713957165">
            <text:p>45.87</text:p>
          </table:table-cell>
          <table:table-cell/>
        </table:table-row>
        <table:table-row table:style-name="ro2">
          <table:table-cell table:style-name="ce3" table:formula="of:=[.A1030]+1" office:value-type="float" office:value="1030">
            <text:p>1030</text:p>
          </table:table-cell>
          <table:table-cell table:style-name="ce3" table:formula="of:=[orbits.$C$3]*[.A1031]" office:value-type="float" office:value="4462434.83">
            <text:p>4462434.83</text:p>
          </table:table-cell>
          <table:table-cell table:style-name="ce6" table:formula="of:=[.B1031]/[orbits.$D$3]" office:value-type="float" office:value="12217.7315892866">
            <text:p>12217.73</text:p>
          </table:table-cell>
          <table:table-cell table:style-name="ce6" table:formula="of:=[.C1031]-ROUNDDOWN([.C1031])" office:value-type="float" office:value="0.731589286569943">
            <text:p>0.73</text:p>
          </table:table-cell>
          <table:table-cell table:formula="of:=IF([.D1031] &lt; [.$D$2])" office:value-type="boolean" office:boolean-value="false">
            <text:p>FALSE</text:p>
          </table:table-cell>
          <table:table-cell table:formula="of:=MOD([.C1031];64)" office:value-type="float" office:value="57.7315892865699">
            <text:p>57.73</text:p>
          </table:table-cell>
          <table:table-cell/>
        </table:table-row>
        <table:table-row table:style-name="ro2">
          <table:table-cell table:style-name="ce3" table:formula="of:=[.A1031]+1" office:value-type="float" office:value="1031">
            <text:p>1031</text:p>
          </table:table-cell>
          <table:table-cell table:style-name="ce3" table:formula="of:=[orbits.$C$3]*[.A1032]" office:value-type="float" office:value="4466767.291">
            <text:p>4466767.291</text:p>
          </table:table-cell>
          <table:table-cell table:style-name="ce6" table:formula="of:=[.B1032]/[orbits.$D$3]" office:value-type="float" office:value="12229.593464616">
            <text:p>12229.59</text:p>
          </table:table-cell>
          <table:table-cell table:style-name="ce6" table:formula="of:=[.C1032]-ROUNDDOWN([.C1032])" office:value-type="float" office:value="0.593464615974881">
            <text:p>0.59</text:p>
          </table:table-cell>
          <table:table-cell table:formula="of:=IF([.D1032] &lt; [.$D$2])" office:value-type="boolean" office:boolean-value="false">
            <text:p>FALSE</text:p>
          </table:table-cell>
          <table:table-cell table:formula="of:=MOD([.C1032];64)" office:value-type="float" office:value="5.59346461597488">
            <text:p>5.59</text:p>
          </table:table-cell>
          <table:table-cell/>
        </table:table-row>
        <table:table-row table:style-name="ro2">
          <table:table-cell table:style-name="ce3" table:formula="of:=[.A1032]+1" office:value-type="float" office:value="1032">
            <text:p>1032</text:p>
          </table:table-cell>
          <table:table-cell table:style-name="ce3" table:formula="of:=[orbits.$C$3]*[.A1033]" office:value-type="float" office:value="4471099.752">
            <text:p>4471099.752</text:p>
          </table:table-cell>
          <table:table-cell table:style-name="ce6" table:formula="of:=[.B1033]/[orbits.$D$3]" office:value-type="float" office:value="12241.4553399454">
            <text:p>12241.46</text:p>
          </table:table-cell>
          <table:table-cell table:style-name="ce6" table:formula="of:=[.C1033]-ROUNDDOWN([.C1033])" office:value-type="float" office:value="0.455339945379819">
            <text:p>0.46</text:p>
          </table:table-cell>
          <table:table-cell table:formula="of:=IF([.D1033] &lt; [.$D$2])" office:value-type="boolean" office:boolean-value="false">
            <text:p>FALSE</text:p>
          </table:table-cell>
          <table:table-cell table:formula="of:=MOD([.C1033];64)" office:value-type="float" office:value="17.4553399453798">
            <text:p>17.46</text:p>
          </table:table-cell>
          <table:table-cell/>
        </table:table-row>
        <table:table-row table:style-name="ro2">
          <table:table-cell table:style-name="ce3" table:formula="of:=[.A1033]+1" office:value-type="float" office:value="1033">
            <text:p>1033</text:p>
          </table:table-cell>
          <table:table-cell table:style-name="ce3" table:formula="of:=[orbits.$C$3]*[.A1034]" office:value-type="float" office:value="4475432.213">
            <text:p>4475432.213</text:p>
          </table:table-cell>
          <table:table-cell table:style-name="ce6" table:formula="of:=[.B1034]/[orbits.$D$3]" office:value-type="float" office:value="12253.3172152748">
            <text:p>12253.32</text:p>
          </table:table-cell>
          <table:table-cell table:style-name="ce6" table:formula="of:=[.C1034]-ROUNDDOWN([.C1034])" office:value-type="float" office:value="0.317215274784758">
            <text:p>0.32</text:p>
          </table:table-cell>
          <table:table-cell table:formula="of:=IF([.D1034] &lt; [.$D$2])" office:value-type="boolean" office:boolean-value="false">
            <text:p>FALSE</text:p>
          </table:table-cell>
          <table:table-cell table:formula="of:=MOD([.C1034];64)" office:value-type="float" office:value="29.3172152747848">
            <text:p>29.32</text:p>
          </table:table-cell>
          <table:table-cell/>
        </table:table-row>
        <table:table-row table:style-name="ro2">
          <table:table-cell table:style-name="ce3" table:formula="of:=[.A1034]+1" office:value-type="float" office:value="1034">
            <text:p>1034</text:p>
          </table:table-cell>
          <table:table-cell table:style-name="ce3" table:formula="of:=[orbits.$C$3]*[.A1035]" office:value-type="float" office:value="4479764.674">
            <text:p>4479764.674</text:p>
          </table:table-cell>
          <table:table-cell table:style-name="ce6" table:formula="of:=[.B1035]/[orbits.$D$3]" office:value-type="float" office:value="12265.1790906042">
            <text:p>12265.18</text:p>
          </table:table-cell>
          <table:table-cell table:style-name="ce6" table:formula="of:=[.C1035]-ROUNDDOWN([.C1035])" office:value-type="float" office:value="0.179090604189696">
            <text:p>0.18</text:p>
          </table:table-cell>
          <table:table-cell table:formula="of:=IF([.D1035] &lt; [.$D$2])" office:value-type="boolean" office:boolean-value="false">
            <text:p>FALSE</text:p>
          </table:table-cell>
          <table:table-cell table:formula="of:=MOD([.C1035];64)" office:value-type="float" office:value="41.1790906041897">
            <text:p>41.18</text:p>
          </table:table-cell>
          <table:table-cell/>
        </table:table-row>
        <table:table-row table:style-name="ro2">
          <table:table-cell table:style-name="ce3" table:formula="of:=[.A1035]+1" office:value-type="float" office:value="1035">
            <text:p>1035</text:p>
          </table:table-cell>
          <table:table-cell table:style-name="ce3" table:formula="of:=[orbits.$C$3]*[.A1036]" office:value-type="float" office:value="4484097.135">
            <text:p>4484097.135</text:p>
          </table:table-cell>
          <table:table-cell table:style-name="ce6" table:formula="of:=[.B1036]/[orbits.$D$3]" office:value-type="float" office:value="12277.0409659336">
            <text:p>12277.04</text:p>
          </table:table-cell>
          <table:table-cell table:style-name="ce6" table:formula="of:=[.C1036]-ROUNDDOWN([.C1036])" office:value-type="float" office:value="0.0409659335946344">
            <text:p>0.04</text:p>
          </table:table-cell>
          <table:table-cell table:formula="of:=IF([.D1036] &lt; [.$D$2])" office:value-type="boolean" office:boolean-value="true">
            <text:p>TRUE</text:p>
          </table:table-cell>
          <table:table-cell table:formula="of:=MOD([.C1036];64)" office:value-type="float" office:value="53.0409659335946">
            <text:p>53.04</text:p>
          </table:table-cell>
          <table:table-cell/>
        </table:table-row>
        <table:table-row table:style-name="ro2">
          <table:table-cell table:style-name="ce3" table:formula="of:=[.A1036]+1" office:value-type="float" office:value="1036">
            <text:p>1036</text:p>
          </table:table-cell>
          <table:table-cell table:style-name="ce3" table:formula="of:=[orbits.$C$3]*[.A1037]" office:value-type="float" office:value="4488429.596">
            <text:p>4488429.596</text:p>
          </table:table-cell>
          <table:table-cell table:style-name="ce6" table:formula="of:=[.B1037]/[orbits.$D$3]" office:value-type="float" office:value="12288.902841263">
            <text:p>12288.90</text:p>
          </table:table-cell>
          <table:table-cell table:style-name="ce6" table:formula="of:=[.C1037]-ROUNDDOWN([.C1037])" office:value-type="float" office:value="0.902841262995935">
            <text:p>0.90</text:p>
          </table:table-cell>
          <table:table-cell table:formula="of:=IF([.D1037] &lt; [.$D$2])" office:value-type="boolean" office:boolean-value="false">
            <text:p>FALSE</text:p>
          </table:table-cell>
          <table:table-cell table:formula="of:=MOD([.C1037];64)" office:value-type="float" office:value="0.902841262995935">
            <text:p>0.90</text:p>
          </table:table-cell>
          <table:table-cell/>
        </table:table-row>
        <table:table-row table:style-name="ro2">
          <table:table-cell table:style-name="ce3" table:formula="of:=[.A1037]+1" office:value-type="float" office:value="1037">
            <text:p>1037</text:p>
          </table:table-cell>
          <table:table-cell table:style-name="ce3" table:formula="of:=[orbits.$C$3]*[.A1038]" office:value-type="float" office:value="4492762.057">
            <text:p>4492762.057</text:p>
          </table:table-cell>
          <table:table-cell table:style-name="ce6" table:formula="of:=[.B1038]/[orbits.$D$3]" office:value-type="float" office:value="12300.7647165924">
            <text:p>12300.76</text:p>
          </table:table-cell>
          <table:table-cell table:style-name="ce6" table:formula="of:=[.C1038]-ROUNDDOWN([.C1038])" office:value-type="float" office:value="0.764716592400873">
            <text:p>0.76</text:p>
          </table:table-cell>
          <table:table-cell table:formula="of:=IF([.D1038] &lt; [.$D$2])" office:value-type="boolean" office:boolean-value="false">
            <text:p>FALSE</text:p>
          </table:table-cell>
          <table:table-cell table:formula="of:=MOD([.C1038];64)" office:value-type="float" office:value="12.7647165924009">
            <text:p>12.76</text:p>
          </table:table-cell>
          <table:table-cell/>
        </table:table-row>
        <table:table-row table:style-name="ro2">
          <table:table-cell table:style-name="ce3" table:formula="of:=[.A1038]+1" office:value-type="float" office:value="1038">
            <text:p>1038</text:p>
          </table:table-cell>
          <table:table-cell table:style-name="ce3" table:formula="of:=[orbits.$C$3]*[.A1039]" office:value-type="float" office:value="4497094.518">
            <text:p>4497094.518</text:p>
          </table:table-cell>
          <table:table-cell table:style-name="ce6" table:formula="of:=[.B1039]/[orbits.$D$3]" office:value-type="float" office:value="12312.6265919218">
            <text:p>12312.63</text:p>
          </table:table-cell>
          <table:table-cell table:style-name="ce6" table:formula="of:=[.C1039]-ROUNDDOWN([.C1039])" office:value-type="float" office:value="0.626591921805812">
            <text:p>0.63</text:p>
          </table:table-cell>
          <table:table-cell table:formula="of:=IF([.D1039] &lt; [.$D$2])" office:value-type="boolean" office:boolean-value="false">
            <text:p>FALSE</text:p>
          </table:table-cell>
          <table:table-cell table:formula="of:=MOD([.C1039];64)" office:value-type="float" office:value="24.6265919218058">
            <text:p>24.63</text:p>
          </table:table-cell>
          <table:table-cell/>
        </table:table-row>
        <table:table-row table:style-name="ro2">
          <table:table-cell table:style-name="ce3" table:formula="of:=[.A1039]+1" office:value-type="float" office:value="1039">
            <text:p>1039</text:p>
          </table:table-cell>
          <table:table-cell table:style-name="ce3" table:formula="of:=[orbits.$C$3]*[.A1040]" office:value-type="float" office:value="4501426.979">
            <text:p>4501426.979</text:p>
          </table:table-cell>
          <table:table-cell table:style-name="ce6" table:formula="of:=[.B1040]/[orbits.$D$3]" office:value-type="float" office:value="12324.4884672512">
            <text:p>12324.49</text:p>
          </table:table-cell>
          <table:table-cell table:style-name="ce6" table:formula="of:=[.C1040]-ROUNDDOWN([.C1040])" office:value-type="float" office:value="0.48846725121075">
            <text:p>0.49</text:p>
          </table:table-cell>
          <table:table-cell table:formula="of:=IF([.D1040] &lt; [.$D$2])" office:value-type="boolean" office:boolean-value="false">
            <text:p>FALSE</text:p>
          </table:table-cell>
          <table:table-cell table:formula="of:=MOD([.C1040];64)" office:value-type="float" office:value="36.4884672512107">
            <text:p>36.49</text:p>
          </table:table-cell>
          <table:table-cell/>
        </table:table-row>
        <table:table-row table:style-name="ro2">
          <table:table-cell table:style-name="ce3" table:formula="of:=[.A1040]+1" office:value-type="float" office:value="1040">
            <text:p>1040</text:p>
          </table:table-cell>
          <table:table-cell table:style-name="ce3" table:formula="of:=[orbits.$C$3]*[.A1041]" office:value-type="float" office:value="4505759.44">
            <text:p>4505759.44</text:p>
          </table:table-cell>
          <table:table-cell table:style-name="ce6" table:formula="of:=[.B1041]/[orbits.$D$3]" office:value-type="float" office:value="12336.3503425806">
            <text:p>12336.35</text:p>
          </table:table-cell>
          <table:table-cell table:style-name="ce6" table:formula="of:=[.C1041]-ROUNDDOWN([.C1041])" office:value-type="float" office:value="0.350342580615688">
            <text:p>0.35</text:p>
          </table:table-cell>
          <table:table-cell table:formula="of:=IF([.D1041] &lt; [.$D$2])" office:value-type="boolean" office:boolean-value="false">
            <text:p>FALSE</text:p>
          </table:table-cell>
          <table:table-cell table:formula="of:=MOD([.C1041];64)" office:value-type="float" office:value="48.3503425806157">
            <text:p>48.35</text:p>
          </table:table-cell>
          <table:table-cell/>
        </table:table-row>
        <table:table-row table:style-name="ro2">
          <table:table-cell table:style-name="ce3" table:formula="of:=[.A1041]+1" office:value-type="float" office:value="1041">
            <text:p>1041</text:p>
          </table:table-cell>
          <table:table-cell table:style-name="ce3" table:formula="of:=[orbits.$C$3]*[.A1042]" office:value-type="float" office:value="4510091.901">
            <text:p>4510091.901</text:p>
          </table:table-cell>
          <table:table-cell table:style-name="ce6" table:formula="of:=[.B1042]/[orbits.$D$3]" office:value-type="float" office:value="12348.21221791">
            <text:p>12348.21</text:p>
          </table:table-cell>
          <table:table-cell table:style-name="ce6" table:formula="of:=[.C1042]-ROUNDDOWN([.C1042])" office:value-type="float" office:value="0.212217910020627">
            <text:p>0.21</text:p>
          </table:table-cell>
          <table:table-cell table:formula="of:=IF([.D1042] &lt; [.$D$2])" office:value-type="boolean" office:boolean-value="false">
            <text:p>FALSE</text:p>
          </table:table-cell>
          <table:table-cell table:formula="of:=MOD([.C1042];64)" office:value-type="float" office:value="60.2122179100206">
            <text:p>60.21</text:p>
          </table:table-cell>
          <table:table-cell/>
        </table:table-row>
        <table:table-row table:style-name="ro2">
          <table:table-cell table:style-name="ce3" table:formula="of:=[.A1042]+1" office:value-type="float" office:value="1042">
            <text:p>1042</text:p>
          </table:table-cell>
          <table:table-cell table:style-name="ce3" table:formula="of:=[orbits.$C$3]*[.A1043]" office:value-type="float" office:value="4514424.362">
            <text:p>4514424.362</text:p>
          </table:table-cell>
          <table:table-cell table:style-name="ce6" table:formula="of:=[.B1043]/[orbits.$D$3]" office:value-type="float" office:value="12360.0740932394">
            <text:p>12360.07</text:p>
          </table:table-cell>
          <table:table-cell table:style-name="ce6" table:formula="of:=[.C1043]-ROUNDDOWN([.C1043])" office:value-type="float" office:value="0.0740932394255651">
            <text:p>0.07</text:p>
          </table:table-cell>
          <table:table-cell table:formula="of:=IF([.D1043] &lt; [.$D$2])" office:value-type="boolean" office:boolean-value="true">
            <text:p>TRUE</text:p>
          </table:table-cell>
          <table:table-cell table:formula="of:=MOD([.C1043];64)" office:value-type="float" office:value="8.07409323942557">
            <text:p>8.07</text:p>
          </table:table-cell>
          <table:table-cell/>
        </table:table-row>
        <table:table-row table:style-name="ro2">
          <table:table-cell table:style-name="ce3" table:formula="of:=[.A1043]+1" office:value-type="float" office:value="1043">
            <text:p>1043</text:p>
          </table:table-cell>
          <table:table-cell table:style-name="ce3" table:formula="of:=[orbits.$C$3]*[.A1044]" office:value-type="float" office:value="4518756.823">
            <text:p>4518756.823</text:p>
          </table:table-cell>
          <table:table-cell table:style-name="ce6" table:formula="of:=[.B1044]/[orbits.$D$3]" office:value-type="float" office:value="12371.9359685688">
            <text:p>12371.94</text:p>
          </table:table-cell>
          <table:table-cell table:style-name="ce6" table:formula="of:=[.C1044]-ROUNDDOWN([.C1044])" office:value-type="float" office:value="0.935968568826866">
            <text:p>0.94</text:p>
          </table:table-cell>
          <table:table-cell table:formula="of:=IF([.D1044] &lt; [.$D$2])" office:value-type="boolean" office:boolean-value="false">
            <text:p>FALSE</text:p>
          </table:table-cell>
          <table:table-cell table:formula="of:=MOD([.C1044];64)" office:value-type="float" office:value="19.9359685688269">
            <text:p>19.94</text:p>
          </table:table-cell>
          <table:table-cell/>
        </table:table-row>
        <table:table-row table:style-name="ro2">
          <table:table-cell table:style-name="ce3" table:formula="of:=[.A1044]+1" office:value-type="float" office:value="1044">
            <text:p>1044</text:p>
          </table:table-cell>
          <table:table-cell table:style-name="ce3" table:formula="of:=[orbits.$C$3]*[.A1045]" office:value-type="float" office:value="4523089.284">
            <text:p>4523089.284</text:p>
          </table:table-cell>
          <table:table-cell table:style-name="ce6" table:formula="of:=[.B1045]/[orbits.$D$3]" office:value-type="float" office:value="12383.7978438982">
            <text:p>12383.80</text:p>
          </table:table-cell>
          <table:table-cell table:style-name="ce6" table:formula="of:=[.C1045]-ROUNDDOWN([.C1045])" office:value-type="float" office:value="0.797843898231804">
            <text:p>0.80</text:p>
          </table:table-cell>
          <table:table-cell table:formula="of:=IF([.D1045] &lt; [.$D$2])" office:value-type="boolean" office:boolean-value="false">
            <text:p>FALSE</text:p>
          </table:table-cell>
          <table:table-cell table:formula="of:=MOD([.C1045];64)" office:value-type="float" office:value="31.7978438982318">
            <text:p>31.80</text:p>
          </table:table-cell>
          <table:table-cell/>
        </table:table-row>
        <table:table-row table:style-name="ro2">
          <table:table-cell table:style-name="ce3" table:formula="of:=[.A1045]+1" office:value-type="float" office:value="1045">
            <text:p>1045</text:p>
          </table:table-cell>
          <table:table-cell table:style-name="ce3" table:formula="of:=[orbits.$C$3]*[.A1046]" office:value-type="float" office:value="4527421.745">
            <text:p>4527421.745</text:p>
          </table:table-cell>
          <table:table-cell table:style-name="ce6" table:formula="of:=[.B1046]/[orbits.$D$3]" office:value-type="float" office:value="12395.6597192276">
            <text:p>12395.66</text:p>
          </table:table-cell>
          <table:table-cell table:style-name="ce6" table:formula="of:=[.C1046]-ROUNDDOWN([.C1046])" office:value-type="float" office:value="0.659719227636742">
            <text:p>0.66</text:p>
          </table:table-cell>
          <table:table-cell table:formula="of:=IF([.D1046] &lt; [.$D$2])" office:value-type="boolean" office:boolean-value="false">
            <text:p>FALSE</text:p>
          </table:table-cell>
          <table:table-cell table:formula="of:=MOD([.C1046];64)" office:value-type="float" office:value="43.6597192276367">
            <text:p>43.66</text:p>
          </table:table-cell>
          <table:table-cell/>
        </table:table-row>
        <table:table-row table:style-name="ro2">
          <table:table-cell table:style-name="ce3" table:formula="of:=[.A1046]+1" office:value-type="float" office:value="1046">
            <text:p>1046</text:p>
          </table:table-cell>
          <table:table-cell table:style-name="ce3" table:formula="of:=[orbits.$C$3]*[.A1047]" office:value-type="float" office:value="4531754.206">
            <text:p>4531754.206</text:p>
          </table:table-cell>
          <table:table-cell table:style-name="ce6" table:formula="of:=[.B1047]/[orbits.$D$3]" office:value-type="float" office:value="12407.521594557">
            <text:p>12407.52</text:p>
          </table:table-cell>
          <table:table-cell table:style-name="ce6" table:formula="of:=[.C1047]-ROUNDDOWN([.C1047])" office:value-type="float" office:value="0.521594557041681">
            <text:p>0.52</text:p>
          </table:table-cell>
          <table:table-cell table:formula="of:=IF([.D1047] &lt; [.$D$2])" office:value-type="boolean" office:boolean-value="false">
            <text:p>FALSE</text:p>
          </table:table-cell>
          <table:table-cell table:formula="of:=MOD([.C1047];64)" office:value-type="float" office:value="55.5215945570417">
            <text:p>55.52</text:p>
          </table:table-cell>
          <table:table-cell/>
        </table:table-row>
        <table:table-row table:style-name="ro2">
          <table:table-cell table:style-name="ce3" table:formula="of:=[.A1047]+1" office:value-type="float" office:value="1047">
            <text:p>1047</text:p>
          </table:table-cell>
          <table:table-cell table:style-name="ce3" table:formula="of:=[orbits.$C$3]*[.A1048]" office:value-type="float" office:value="4536086.667">
            <text:p>4536086.667</text:p>
          </table:table-cell>
          <table:table-cell table:style-name="ce6" table:formula="of:=[.B1048]/[orbits.$D$3]" office:value-type="float" office:value="12419.3834698864">
            <text:p>12419.38</text:p>
          </table:table-cell>
          <table:table-cell table:style-name="ce6" table:formula="of:=[.C1048]-ROUNDDOWN([.C1048])" office:value-type="float" office:value="0.383469886446619">
            <text:p>0.38</text:p>
          </table:table-cell>
          <table:table-cell table:formula="of:=IF([.D1048] &lt; [.$D$2])" office:value-type="boolean" office:boolean-value="false">
            <text:p>FALSE</text:p>
          </table:table-cell>
          <table:table-cell table:formula="of:=MOD([.C1048];64)" office:value-type="float" office:value="3.38346988644662">
            <text:p>3.38</text:p>
          </table:table-cell>
          <table:table-cell/>
        </table:table-row>
        <table:table-row table:style-name="ro2">
          <table:table-cell table:style-name="ce3" table:formula="of:=[.A1048]+1" office:value-type="float" office:value="1048">
            <text:p>1048</text:p>
          </table:table-cell>
          <table:table-cell table:style-name="ce3" table:formula="of:=[orbits.$C$3]*[.A1049]" office:value-type="float" office:value="4540419.128">
            <text:p>4540419.128</text:p>
          </table:table-cell>
          <table:table-cell table:style-name="ce6" table:formula="of:=[.B1049]/[orbits.$D$3]" office:value-type="float" office:value="12431.2453452159">
            <text:p>12431.25</text:p>
          </table:table-cell>
          <table:table-cell table:style-name="ce6" table:formula="of:=[.C1049]-ROUNDDOWN([.C1049])" office:value-type="float" office:value="0.245345215851557">
            <text:p>0.25</text:p>
          </table:table-cell>
          <table:table-cell table:formula="of:=IF([.D1049] &lt; [.$D$2])" office:value-type="boolean" office:boolean-value="false">
            <text:p>FALSE</text:p>
          </table:table-cell>
          <table:table-cell table:formula="of:=MOD([.C1049];64)" office:value-type="float" office:value="15.2453452158516">
            <text:p>15.25</text:p>
          </table:table-cell>
          <table:table-cell/>
        </table:table-row>
        <table:table-row table:style-name="ro2">
          <table:table-cell table:style-name="ce3" table:formula="of:=[.A1049]+1" office:value-type="float" office:value="1049">
            <text:p>1049</text:p>
          </table:table-cell>
          <table:table-cell table:style-name="ce3" table:formula="of:=[orbits.$C$3]*[.A1050]" office:value-type="float" office:value="4544751.589">
            <text:p>4544751.589</text:p>
          </table:table-cell>
          <table:table-cell table:style-name="ce6" table:formula="of:=[.B1050]/[orbits.$D$3]" office:value-type="float" office:value="12443.1072205453">
            <text:p>12443.11</text:p>
          </table:table-cell>
          <table:table-cell table:style-name="ce6" table:formula="of:=[.C1050]-ROUNDDOWN([.C1050])" office:value-type="float" office:value="0.107220545256496">
            <text:p>0.11</text:p>
          </table:table-cell>
          <table:table-cell table:formula="of:=IF([.D1050] &lt; [.$D$2])" office:value-type="boolean" office:boolean-value="false">
            <text:p>FALSE</text:p>
          </table:table-cell>
          <table:table-cell table:formula="of:=MOD([.C1050];64)" office:value-type="float" office:value="27.1072205452565">
            <text:p>27.11</text:p>
          </table:table-cell>
          <table:table-cell/>
        </table:table-row>
        <table:table-row table:style-name="ro2">
          <table:table-cell table:style-name="ce3" table:formula="of:=[.A1050]+1" office:value-type="float" office:value="1050">
            <text:p>1050</text:p>
          </table:table-cell>
          <table:table-cell table:style-name="ce3" table:formula="of:=[orbits.$C$3]*[.A1051]" office:value-type="float" office:value="4549084.05">
            <text:p>4549084.05</text:p>
          </table:table-cell>
          <table:table-cell table:style-name="ce6" table:formula="of:=[.B1051]/[orbits.$D$3]" office:value-type="float" office:value="12454.9690958747">
            <text:p>12454.97</text:p>
          </table:table-cell>
          <table:table-cell table:style-name="ce6" table:formula="of:=[.C1051]-ROUNDDOWN([.C1051])" office:value-type="float" office:value="0.969095874657796">
            <text:p>0.97</text:p>
          </table:table-cell>
          <table:table-cell table:formula="of:=IF([.D1051] &lt; [.$D$2])" office:value-type="boolean" office:boolean-value="false">
            <text:p>FALSE</text:p>
          </table:table-cell>
          <table:table-cell table:formula="of:=MOD([.C1051];64)" office:value-type="float" office:value="38.9690958746578">
            <text:p>38.97</text:p>
          </table:table-cell>
          <table:table-cell/>
        </table:table-row>
        <table:table-row table:style-name="ro2">
          <table:table-cell table:style-name="ce3" table:formula="of:=[.A1051]+1" office:value-type="float" office:value="1051">
            <text:p>1051</text:p>
          </table:table-cell>
          <table:table-cell table:style-name="ce3" table:formula="of:=[orbits.$C$3]*[.A1052]" office:value-type="float" office:value="4553416.511">
            <text:p>4553416.511</text:p>
          </table:table-cell>
          <table:table-cell table:style-name="ce6" table:formula="of:=[.B1052]/[orbits.$D$3]" office:value-type="float" office:value="12466.8309712041">
            <text:p>12466.83</text:p>
          </table:table-cell>
          <table:table-cell table:style-name="ce6" table:formula="of:=[.C1052]-ROUNDDOWN([.C1052])" office:value-type="float" office:value="0.830971204062735">
            <text:p>0.83</text:p>
          </table:table-cell>
          <table:table-cell table:formula="of:=IF([.D1052] &lt; [.$D$2])" office:value-type="boolean" office:boolean-value="false">
            <text:p>FALSE</text:p>
          </table:table-cell>
          <table:table-cell table:formula="of:=MOD([.C1052];64)" office:value-type="float" office:value="50.8309712040627">
            <text:p>50.83</text:p>
          </table:table-cell>
          <table:table-cell/>
        </table:table-row>
        <table:table-row table:style-name="ro2">
          <table:table-cell table:style-name="ce3" table:formula="of:=[.A1052]+1" office:value-type="float" office:value="1052">
            <text:p>1052</text:p>
          </table:table-cell>
          <table:table-cell table:style-name="ce3" table:formula="of:=[orbits.$C$3]*[.A1053]" office:value-type="float" office:value="4557748.972">
            <text:p>4557748.972</text:p>
          </table:table-cell>
          <table:table-cell table:style-name="ce6" table:formula="of:=[.B1053]/[orbits.$D$3]" office:value-type="float" office:value="12478.6928465335">
            <text:p>12478.69</text:p>
          </table:table-cell>
          <table:table-cell table:style-name="ce6" table:formula="of:=[.C1053]-ROUNDDOWN([.C1053])" office:value-type="float" office:value="0.692846533467673">
            <text:p>0.69</text:p>
          </table:table-cell>
          <table:table-cell table:formula="of:=IF([.D1053] &lt; [.$D$2])" office:value-type="boolean" office:boolean-value="false">
            <text:p>FALSE</text:p>
          </table:table-cell>
          <table:table-cell table:formula="of:=MOD([.C1053];64)" office:value-type="float" office:value="62.6928465334677">
            <text:p>62.69</text:p>
          </table:table-cell>
          <table:table-cell/>
        </table:table-row>
        <table:table-row table:style-name="ro2">
          <table:table-cell table:style-name="ce3" table:formula="of:=[.A1053]+1" office:value-type="float" office:value="1053">
            <text:p>1053</text:p>
          </table:table-cell>
          <table:table-cell table:style-name="ce3" table:formula="of:=[orbits.$C$3]*[.A1054]" office:value-type="float" office:value="4562081.433">
            <text:p>4562081.433</text:p>
          </table:table-cell>
          <table:table-cell table:style-name="ce6" table:formula="of:=[.B1054]/[orbits.$D$3]" office:value-type="float" office:value="12490.5547218629">
            <text:p>12490.55</text:p>
          </table:table-cell>
          <table:table-cell table:style-name="ce6" table:formula="of:=[.C1054]-ROUNDDOWN([.C1054])" office:value-type="float" office:value="0.554721862872611">
            <text:p>0.55</text:p>
          </table:table-cell>
          <table:table-cell table:formula="of:=IF([.D1054] &lt; [.$D$2])" office:value-type="boolean" office:boolean-value="false">
            <text:p>FALSE</text:p>
          </table:table-cell>
          <table:table-cell table:formula="of:=MOD([.C1054];64)" office:value-type="float" office:value="10.5547218628726">
            <text:p>10.55</text:p>
          </table:table-cell>
          <table:table-cell/>
        </table:table-row>
        <table:table-row table:style-name="ro2">
          <table:table-cell table:style-name="ce3" table:formula="of:=[.A1054]+1" office:value-type="float" office:value="1054">
            <text:p>1054</text:p>
          </table:table-cell>
          <table:table-cell table:style-name="ce3" table:formula="of:=[orbits.$C$3]*[.A1055]" office:value-type="float" office:value="4566413.894">
            <text:p>4566413.894</text:p>
          </table:table-cell>
          <table:table-cell table:style-name="ce6" table:formula="of:=[.B1055]/[orbits.$D$3]" office:value-type="float" office:value="12502.4165971923">
            <text:p>12502.42</text:p>
          </table:table-cell>
          <table:table-cell table:style-name="ce6" table:formula="of:=[.C1055]-ROUNDDOWN([.C1055])" office:value-type="float" office:value="0.41659719227755">
            <text:p>0.42</text:p>
          </table:table-cell>
          <table:table-cell table:formula="of:=IF([.D1055] &lt; [.$D$2])" office:value-type="boolean" office:boolean-value="false">
            <text:p>FALSE</text:p>
          </table:table-cell>
          <table:table-cell table:formula="of:=MOD([.C1055];64)" office:value-type="float" office:value="22.4165971922775">
            <text:p>22.42</text:p>
          </table:table-cell>
          <table:table-cell/>
        </table:table-row>
        <table:table-row table:style-name="ro2">
          <table:table-cell table:style-name="ce3" table:formula="of:=[.A1055]+1" office:value-type="float" office:value="1055">
            <text:p>1055</text:p>
          </table:table-cell>
          <table:table-cell table:style-name="ce3" table:formula="of:=[orbits.$C$3]*[.A1056]" office:value-type="float" office:value="4570746.355">
            <text:p>4570746.355</text:p>
          </table:table-cell>
          <table:table-cell table:style-name="ce6" table:formula="of:=[.B1056]/[orbits.$D$3]" office:value-type="float" office:value="12514.2784725217">
            <text:p>12514.28</text:p>
          </table:table-cell>
          <table:table-cell table:style-name="ce6" table:formula="of:=[.C1056]-ROUNDDOWN([.C1056])" office:value-type="float" office:value="0.278472521682488">
            <text:p>0.28</text:p>
          </table:table-cell>
          <table:table-cell table:formula="of:=IF([.D1056] &lt; [.$D$2])" office:value-type="boolean" office:boolean-value="false">
            <text:p>FALSE</text:p>
          </table:table-cell>
          <table:table-cell table:formula="of:=MOD([.C1056];64)" office:value-type="float" office:value="34.2784725216825">
            <text:p>34.28</text:p>
          </table:table-cell>
          <table:table-cell/>
        </table:table-row>
        <table:table-row table:style-name="ro2">
          <table:table-cell table:style-name="ce3" table:formula="of:=[.A1056]+1" office:value-type="float" office:value="1056">
            <text:p>1056</text:p>
          </table:table-cell>
          <table:table-cell table:style-name="ce3" table:formula="of:=[orbits.$C$3]*[.A1057]" office:value-type="float" office:value="4575078.816">
            <text:p>4575078.816</text:p>
          </table:table-cell>
          <table:table-cell table:style-name="ce6" table:formula="of:=[.B1057]/[orbits.$D$3]" office:value-type="float" office:value="12526.1403478511">
            <text:p>12526.14</text:p>
          </table:table-cell>
          <table:table-cell table:style-name="ce6" table:formula="of:=[.C1057]-ROUNDDOWN([.C1057])" office:value-type="float" office:value="0.140347851087427">
            <text:p>0.14</text:p>
          </table:table-cell>
          <table:table-cell table:formula="of:=IF([.D1057] &lt; [.$D$2])" office:value-type="boolean" office:boolean-value="false">
            <text:p>FALSE</text:p>
          </table:table-cell>
          <table:table-cell table:formula="of:=MOD([.C1057];64)" office:value-type="float" office:value="46.1403478510874">
            <text:p>46.14</text:p>
          </table:table-cell>
          <table:table-cell/>
        </table:table-row>
        <table:table-row table:style-name="ro2">
          <table:table-cell table:style-name="ce3" table:formula="of:=[.A1057]+1" office:value-type="float" office:value="1057">
            <text:p>1057</text:p>
          </table:table-cell>
          <table:table-cell table:style-name="ce3" table:formula="of:=[orbits.$C$3]*[.A1058]" office:value-type="float" office:value="4579411.277">
            <text:p>4579411.277</text:p>
          </table:table-cell>
          <table:table-cell table:style-name="ce6" table:formula="of:=[.B1058]/[orbits.$D$3]" office:value-type="float" office:value="12538.0022231805">
            <text:p>12538.00</text:p>
          </table:table-cell>
          <table:table-cell table:style-name="ce6" table:formula="of:=[.C1058]-ROUNDDOWN([.C1058])" office:value-type="float" office:value="0.00222318049054593">
            <text:p>0.00</text:p>
          </table:table-cell>
          <table:table-cell table:formula="of:=IF([.D1058] &lt; [.$D$2])" office:value-type="boolean" office:boolean-value="true">
            <text:p>TRUE</text:p>
          </table:table-cell>
          <table:table-cell table:formula="of:=MOD([.C1058];64)" office:value-type="float" office:value="58.0022231804905">
            <text:p>58.00</text:p>
          </table:table-cell>
          <table:table-cell/>
        </table:table-row>
        <table:table-row table:style-name="ro2">
          <table:table-cell table:style-name="ce3" table:formula="of:=[.A1058]+1" office:value-type="float" office:value="1058">
            <text:p>1058</text:p>
          </table:table-cell>
          <table:table-cell table:style-name="ce3" table:formula="of:=[orbits.$C$3]*[.A1059]" office:value-type="float" office:value="4583743.738">
            <text:p>4583743.738</text:p>
          </table:table-cell>
          <table:table-cell table:style-name="ce6" table:formula="of:=[.B1059]/[orbits.$D$3]" office:value-type="float" office:value="12549.8640985099">
            <text:p>12549.86</text:p>
          </table:table-cell>
          <table:table-cell table:style-name="ce6" table:formula="of:=[.C1059]-ROUNDDOWN([.C1059])" office:value-type="float" office:value="0.864098509893665">
            <text:p>0.86</text:p>
          </table:table-cell>
          <table:table-cell table:formula="of:=IF([.D1059] &lt; [.$D$2])" office:value-type="boolean" office:boolean-value="false">
            <text:p>FALSE</text:p>
          </table:table-cell>
          <table:table-cell table:formula="of:=MOD([.C1059];64)" office:value-type="float" office:value="5.86409850989367">
            <text:p>5.86</text:p>
          </table:table-cell>
          <table:table-cell/>
        </table:table-row>
        <table:table-row table:style-name="ro2">
          <table:table-cell table:style-name="ce3" table:formula="of:=[.A1059]+1" office:value-type="float" office:value="1059">
            <text:p>1059</text:p>
          </table:table-cell>
          <table:table-cell table:style-name="ce3" table:formula="of:=[orbits.$C$3]*[.A1060]" office:value-type="float" office:value="4588076.199">
            <text:p>4588076.199</text:p>
          </table:table-cell>
          <table:table-cell table:style-name="ce6" table:formula="of:=[.B1060]/[orbits.$D$3]" office:value-type="float" office:value="12561.7259738393">
            <text:p>12561.73</text:p>
          </table:table-cell>
          <table:table-cell table:style-name="ce6" table:formula="of:=[.C1060]-ROUNDDOWN([.C1060])" office:value-type="float" office:value="0.725973839298604">
            <text:p>0.73</text:p>
          </table:table-cell>
          <table:table-cell table:formula="of:=IF([.D1060] &lt; [.$D$2])" office:value-type="boolean" office:boolean-value="false">
            <text:p>FALSE</text:p>
          </table:table-cell>
          <table:table-cell table:formula="of:=MOD([.C1060];64)" office:value-type="float" office:value="17.7259738392986">
            <text:p>17.73</text:p>
          </table:table-cell>
          <table:table-cell/>
        </table:table-row>
        <table:table-row table:style-name="ro2">
          <table:table-cell table:style-name="ce3" table:formula="of:=[.A1060]+1" office:value-type="float" office:value="1060">
            <text:p>1060</text:p>
          </table:table-cell>
          <table:table-cell table:style-name="ce3" table:formula="of:=[orbits.$C$3]*[.A1061]" office:value-type="float" office:value="4592408.66">
            <text:p>4592408.66</text:p>
          </table:table-cell>
          <table:table-cell table:style-name="ce6" table:formula="of:=[.B1061]/[orbits.$D$3]" office:value-type="float" office:value="12573.5878491687">
            <text:p>12573.59</text:p>
          </table:table-cell>
          <table:table-cell table:style-name="ce6" table:formula="of:=[.C1061]-ROUNDDOWN([.C1061])" office:value-type="float" office:value="0.587849168703542">
            <text:p>0.59</text:p>
          </table:table-cell>
          <table:table-cell table:formula="of:=IF([.D1061] &lt; [.$D$2])" office:value-type="boolean" office:boolean-value="false">
            <text:p>FALSE</text:p>
          </table:table-cell>
          <table:table-cell table:formula="of:=MOD([.C1061];64)" office:value-type="float" office:value="29.5878491687035">
            <text:p>29.59</text:p>
          </table:table-cell>
          <table:table-cell/>
        </table:table-row>
        <table:table-row table:style-name="ro2">
          <table:table-cell table:style-name="ce3" table:formula="of:=[.A1061]+1" office:value-type="float" office:value="1061">
            <text:p>1061</text:p>
          </table:table-cell>
          <table:table-cell table:style-name="ce3" table:formula="of:=[orbits.$C$3]*[.A1062]" office:value-type="float" office:value="4596741.121">
            <text:p>4596741.121</text:p>
          </table:table-cell>
          <table:table-cell table:style-name="ce6" table:formula="of:=[.B1062]/[orbits.$D$3]" office:value-type="float" office:value="12585.4497244981">
            <text:p>12585.45</text:p>
          </table:table-cell>
          <table:table-cell table:style-name="ce6" table:formula="of:=[.C1062]-ROUNDDOWN([.C1062])" office:value-type="float" office:value="0.449724498108481">
            <text:p>0.45</text:p>
          </table:table-cell>
          <table:table-cell table:formula="of:=IF([.D1062] &lt; [.$D$2])" office:value-type="boolean" office:boolean-value="false">
            <text:p>FALSE</text:p>
          </table:table-cell>
          <table:table-cell table:formula="of:=MOD([.C1062];64)" office:value-type="float" office:value="41.4497244981085">
            <text:p>41.45</text:p>
          </table:table-cell>
          <table:table-cell/>
        </table:table-row>
        <table:table-row table:style-name="ro2">
          <table:table-cell table:style-name="ce3" table:formula="of:=[.A1062]+1" office:value-type="float" office:value="1062">
            <text:p>1062</text:p>
          </table:table-cell>
          <table:table-cell table:style-name="ce3" table:formula="of:=[orbits.$C$3]*[.A1063]" office:value-type="float" office:value="4601073.582">
            <text:p>4601073.582</text:p>
          </table:table-cell>
          <table:table-cell table:style-name="ce6" table:formula="of:=[.B1063]/[orbits.$D$3]" office:value-type="float" office:value="12597.3115998275">
            <text:p>12597.31</text:p>
          </table:table-cell>
          <table:table-cell table:style-name="ce6" table:formula="of:=[.C1063]-ROUNDDOWN([.C1063])" office:value-type="float" office:value="0.311599827513419">
            <text:p>0.31</text:p>
          </table:table-cell>
          <table:table-cell table:formula="of:=IF([.D1063] &lt; [.$D$2])" office:value-type="boolean" office:boolean-value="false">
            <text:p>FALSE</text:p>
          </table:table-cell>
          <table:table-cell table:formula="of:=MOD([.C1063];64)" office:value-type="float" office:value="53.3115998275134">
            <text:p>53.31</text:p>
          </table:table-cell>
          <table:table-cell/>
        </table:table-row>
        <table:table-row table:style-name="ro2">
          <table:table-cell table:style-name="ce3" table:formula="of:=[.A1063]+1" office:value-type="float" office:value="1063">
            <text:p>1063</text:p>
          </table:table-cell>
          <table:table-cell table:style-name="ce3" table:formula="of:=[orbits.$C$3]*[.A1064]" office:value-type="float" office:value="4605406.043">
            <text:p>4605406.043</text:p>
          </table:table-cell>
          <table:table-cell table:style-name="ce6" table:formula="of:=[.B1064]/[orbits.$D$3]" office:value-type="float" office:value="12609.1734751569">
            <text:p>12609.17</text:p>
          </table:table-cell>
          <table:table-cell table:style-name="ce6" table:formula="of:=[.C1064]-ROUNDDOWN([.C1064])" office:value-type="float" office:value="0.173475156918357">
            <text:p>0.17</text:p>
          </table:table-cell>
          <table:table-cell table:formula="of:=IF([.D1064] &lt; [.$D$2])" office:value-type="boolean" office:boolean-value="false">
            <text:p>FALSE</text:p>
          </table:table-cell>
          <table:table-cell table:formula="of:=MOD([.C1064];64)" office:value-type="float" office:value="1.17347515691836">
            <text:p>1.17</text:p>
          </table:table-cell>
          <table:table-cell/>
        </table:table-row>
        <table:table-row table:style-name="ro2">
          <table:table-cell table:style-name="ce3" table:formula="of:=[.A1064]+1" office:value-type="float" office:value="1064">
            <text:p>1064</text:p>
          </table:table-cell>
          <table:table-cell table:style-name="ce3" table:formula="of:=[orbits.$C$3]*[.A1065]" office:value-type="float" office:value="4609738.504">
            <text:p>4609738.504</text:p>
          </table:table-cell>
          <table:table-cell table:style-name="ce6" table:formula="of:=[.B1065]/[orbits.$D$3]" office:value-type="float" office:value="12621.0353504863">
            <text:p>12621.04</text:p>
          </table:table-cell>
          <table:table-cell table:style-name="ce6" table:formula="of:=[.C1065]-ROUNDDOWN([.C1065])" office:value-type="float" office:value="0.0353504863214766">
            <text:p>0.04</text:p>
          </table:table-cell>
          <table:table-cell table:formula="of:=IF([.D1065] &lt; [.$D$2])" office:value-type="boolean" office:boolean-value="true">
            <text:p>TRUE</text:p>
          </table:table-cell>
          <table:table-cell table:formula="of:=MOD([.C1065];64)" office:value-type="float" office:value="13.0353504863215">
            <text:p>13.04</text:p>
          </table:table-cell>
          <table:table-cell/>
        </table:table-row>
        <table:table-row table:style-name="ro2">
          <table:table-cell table:style-name="ce3" table:formula="of:=[.A1065]+1" office:value-type="float" office:value="1065">
            <text:p>1065</text:p>
          </table:table-cell>
          <table:table-cell table:style-name="ce3" table:formula="of:=[orbits.$C$3]*[.A1066]" office:value-type="float" office:value="4614070.965">
            <text:p>4614070.965</text:p>
          </table:table-cell>
          <table:table-cell table:style-name="ce6" table:formula="of:=[.B1066]/[orbits.$D$3]" office:value-type="float" office:value="12632.8972258157">
            <text:p>12632.90</text:p>
          </table:table-cell>
          <table:table-cell table:style-name="ce6" table:formula="of:=[.C1066]-ROUNDDOWN([.C1066])" office:value-type="float" office:value="0.897225815724596">
            <text:p>0.90</text:p>
          </table:table-cell>
          <table:table-cell table:formula="of:=IF([.D1066] &lt; [.$D$2])" office:value-type="boolean" office:boolean-value="false">
            <text:p>FALSE</text:p>
          </table:table-cell>
          <table:table-cell table:formula="of:=MOD([.C1066];64)" office:value-type="float" office:value="24.8972258157246">
            <text:p>24.90</text:p>
          </table:table-cell>
          <table:table-cell/>
        </table:table-row>
        <table:table-row table:style-name="ro2">
          <table:table-cell table:style-name="ce3" table:formula="of:=[.A1066]+1" office:value-type="float" office:value="1066">
            <text:p>1066</text:p>
          </table:table-cell>
          <table:table-cell table:style-name="ce3" table:formula="of:=[orbits.$C$3]*[.A1067]" office:value-type="float" office:value="4618403.426">
            <text:p>4618403.426</text:p>
          </table:table-cell>
          <table:table-cell table:style-name="ce6" table:formula="of:=[.B1067]/[orbits.$D$3]" office:value-type="float" office:value="12644.7591011451">
            <text:p>12644.76</text:p>
          </table:table-cell>
          <table:table-cell table:style-name="ce6" table:formula="of:=[.C1067]-ROUNDDOWN([.C1067])" office:value-type="float" office:value="0.759101145129534">
            <text:p>0.76</text:p>
          </table:table-cell>
          <table:table-cell table:formula="of:=IF([.D1067] &lt; [.$D$2])" office:value-type="boolean" office:boolean-value="false">
            <text:p>FALSE</text:p>
          </table:table-cell>
          <table:table-cell table:formula="of:=MOD([.C1067];64)" office:value-type="float" office:value="36.7591011451295">
            <text:p>36.76</text:p>
          </table:table-cell>
          <table:table-cell/>
        </table:table-row>
        <table:table-row table:style-name="ro2">
          <table:table-cell table:style-name="ce3" table:formula="of:=[.A1067]+1" office:value-type="float" office:value="1067">
            <text:p>1067</text:p>
          </table:table-cell>
          <table:table-cell table:style-name="ce3" table:formula="of:=[orbits.$C$3]*[.A1068]" office:value-type="float" office:value="4622735.887">
            <text:p>4622735.887</text:p>
          </table:table-cell>
          <table:table-cell table:style-name="ce6" table:formula="of:=[.B1068]/[orbits.$D$3]" office:value-type="float" office:value="12656.6209764745">
            <text:p>12656.62</text:p>
          </table:table-cell>
          <table:table-cell table:style-name="ce6" table:formula="of:=[.C1068]-ROUNDDOWN([.C1068])" office:value-type="float" office:value="0.620976474534473">
            <text:p>0.62</text:p>
          </table:table-cell>
          <table:table-cell table:formula="of:=IF([.D1068] &lt; [.$D$2])" office:value-type="boolean" office:boolean-value="false">
            <text:p>FALSE</text:p>
          </table:table-cell>
          <table:table-cell table:formula="of:=MOD([.C1068];64)" office:value-type="float" office:value="48.6209764745345">
            <text:p>48.62</text:p>
          </table:table-cell>
          <table:table-cell/>
        </table:table-row>
        <table:table-row table:style-name="ro2">
          <table:table-cell table:style-name="ce3" table:formula="of:=[.A1068]+1" office:value-type="float" office:value="1068">
            <text:p>1068</text:p>
          </table:table-cell>
          <table:table-cell table:style-name="ce3" table:formula="of:=[orbits.$C$3]*[.A1069]" office:value-type="float" office:value="4627068.348">
            <text:p>4627068.348</text:p>
          </table:table-cell>
          <table:table-cell table:style-name="ce6" table:formula="of:=[.B1069]/[orbits.$D$3]" office:value-type="float" office:value="12668.4828518039">
            <text:p>12668.48</text:p>
          </table:table-cell>
          <table:table-cell table:style-name="ce6" table:formula="of:=[.C1069]-ROUNDDOWN([.C1069])" office:value-type="float" office:value="0.482851803939411">
            <text:p>0.48</text:p>
          </table:table-cell>
          <table:table-cell table:formula="of:=IF([.D1069] &lt; [.$D$2])" office:value-type="boolean" office:boolean-value="false">
            <text:p>FALSE</text:p>
          </table:table-cell>
          <table:table-cell table:formula="of:=MOD([.C1069];64)" office:value-type="float" office:value="60.4828518039394">
            <text:p>60.48</text:p>
          </table:table-cell>
          <table:table-cell/>
        </table:table-row>
        <table:table-row table:style-name="ro2">
          <table:table-cell table:style-name="ce3" table:formula="of:=[.A1069]+1" office:value-type="float" office:value="1069">
            <text:p>1069</text:p>
          </table:table-cell>
          <table:table-cell table:style-name="ce3" table:formula="of:=[orbits.$C$3]*[.A1070]" office:value-type="float" office:value="4631400.809">
            <text:p>4631400.809</text:p>
          </table:table-cell>
          <table:table-cell table:style-name="ce6" table:formula="of:=[.B1070]/[orbits.$D$3]" office:value-type="float" office:value="12680.3447271333">
            <text:p>12680.34</text:p>
          </table:table-cell>
          <table:table-cell table:style-name="ce6" table:formula="of:=[.C1070]-ROUNDDOWN([.C1070])" office:value-type="float" office:value="0.34472713334435">
            <text:p>0.34</text:p>
          </table:table-cell>
          <table:table-cell table:formula="of:=IF([.D1070] &lt; [.$D$2])" office:value-type="boolean" office:boolean-value="false">
            <text:p>FALSE</text:p>
          </table:table-cell>
          <table:table-cell table:formula="of:=MOD([.C1070];64)" office:value-type="float" office:value="8.34472713334435">
            <text:p>8.34</text:p>
          </table:table-cell>
          <table:table-cell/>
        </table:table-row>
        <table:table-row table:style-name="ro2">
          <table:table-cell table:style-name="ce3" table:formula="of:=[.A1070]+1" office:value-type="float" office:value="1070">
            <text:p>1070</text:p>
          </table:table-cell>
          <table:table-cell table:style-name="ce3" table:formula="of:=[orbits.$C$3]*[.A1071]" office:value-type="float" office:value="4635733.27">
            <text:p>4635733.27</text:p>
          </table:table-cell>
          <table:table-cell table:style-name="ce6" table:formula="of:=[.B1071]/[orbits.$D$3]" office:value-type="float" office:value="12692.2066024628">
            <text:p>12692.21</text:p>
          </table:table-cell>
          <table:table-cell table:style-name="ce6" table:formula="of:=[.C1071]-ROUNDDOWN([.C1071])" office:value-type="float" office:value="0.206602462749288">
            <text:p>0.21</text:p>
          </table:table-cell>
          <table:table-cell table:formula="of:=IF([.D1071] &lt; [.$D$2])" office:value-type="boolean" office:boolean-value="false">
            <text:p>FALSE</text:p>
          </table:table-cell>
          <table:table-cell table:formula="of:=MOD([.C1071];64)" office:value-type="float" office:value="20.2066024627493">
            <text:p>20.21</text:p>
          </table:table-cell>
          <table:table-cell/>
        </table:table-row>
        <table:table-row table:style-name="ro2">
          <table:table-cell table:style-name="ce3" table:formula="of:=[.A1071]+1" office:value-type="float" office:value="1071">
            <text:p>1071</text:p>
          </table:table-cell>
          <table:table-cell table:style-name="ce3" table:formula="of:=[orbits.$C$3]*[.A1072]" office:value-type="float" office:value="4640065.731">
            <text:p>4640065.731</text:p>
          </table:table-cell>
          <table:table-cell table:style-name="ce6" table:formula="of:=[.B1072]/[orbits.$D$3]" office:value-type="float" office:value="12704.0684777922">
            <text:p>12704.07</text:p>
          </table:table-cell>
          <table:table-cell table:style-name="ce6" table:formula="of:=[.C1072]-ROUNDDOWN([.C1072])" office:value-type="float" office:value="0.0684777921524073">
            <text:p>0.07</text:p>
          </table:table-cell>
          <table:table-cell table:formula="of:=IF([.D1072] &lt; [.$D$2])" office:value-type="boolean" office:boolean-value="true">
            <text:p>TRUE</text:p>
          </table:table-cell>
          <table:table-cell table:formula="of:=MOD([.C1072];64)" office:value-type="float" office:value="32.0684777921524">
            <text:p>32.07</text:p>
          </table:table-cell>
          <table:table-cell/>
        </table:table-row>
        <table:table-row table:style-name="ro2">
          <table:table-cell table:style-name="ce3" table:formula="of:=[.A1072]+1" office:value-type="float" office:value="1072">
            <text:p>1072</text:p>
          </table:table-cell>
          <table:table-cell table:style-name="ce3" table:formula="of:=[orbits.$C$3]*[.A1073]" office:value-type="float" office:value="4644398.192">
            <text:p>4644398.192</text:p>
          </table:table-cell>
          <table:table-cell table:style-name="ce6" table:formula="of:=[.B1073]/[orbits.$D$3]" office:value-type="float" office:value="12715.9303531216">
            <text:p>12715.93</text:p>
          </table:table-cell>
          <table:table-cell table:style-name="ce6" table:formula="of:=[.C1073]-ROUNDDOWN([.C1073])" office:value-type="float" office:value="0.930353121555527">
            <text:p>0.93</text:p>
          </table:table-cell>
          <table:table-cell table:formula="of:=IF([.D1073] &lt; [.$D$2])" office:value-type="boolean" office:boolean-value="false">
            <text:p>FALSE</text:p>
          </table:table-cell>
          <table:table-cell table:formula="of:=MOD([.C1073];64)" office:value-type="float" office:value="43.9303531215555">
            <text:p>43.93</text:p>
          </table:table-cell>
          <table:table-cell/>
        </table:table-row>
        <table:table-row table:style-name="ro2">
          <table:table-cell table:style-name="ce3" table:formula="of:=[.A1073]+1" office:value-type="float" office:value="1073">
            <text:p>1073</text:p>
          </table:table-cell>
          <table:table-cell table:style-name="ce3" table:formula="of:=[orbits.$C$3]*[.A1074]" office:value-type="float" office:value="4648730.653">
            <text:p>4648730.653</text:p>
          </table:table-cell>
          <table:table-cell table:style-name="ce6" table:formula="of:=[.B1074]/[orbits.$D$3]" office:value-type="float" office:value="12727.792228451">
            <text:p>12727.79</text:p>
          </table:table-cell>
          <table:table-cell table:style-name="ce6" table:formula="of:=[.C1074]-ROUNDDOWN([.C1074])" office:value-type="float" office:value="0.792228450960465">
            <text:p>0.79</text:p>
          </table:table-cell>
          <table:table-cell table:formula="of:=IF([.D1074] &lt; [.$D$2])" office:value-type="boolean" office:boolean-value="false">
            <text:p>FALSE</text:p>
          </table:table-cell>
          <table:table-cell table:formula="of:=MOD([.C1074];64)" office:value-type="float" office:value="55.7922284509605">
            <text:p>55.79</text:p>
          </table:table-cell>
          <table:table-cell/>
        </table:table-row>
        <table:table-row table:style-name="ro2">
          <table:table-cell table:style-name="ce3" table:formula="of:=[.A1074]+1" office:value-type="float" office:value="1074">
            <text:p>1074</text:p>
          </table:table-cell>
          <table:table-cell table:style-name="ce3" table:formula="of:=[orbits.$C$3]*[.A1075]" office:value-type="float" office:value="4653063.114">
            <text:p>4653063.114</text:p>
          </table:table-cell>
          <table:table-cell table:style-name="ce6" table:formula="of:=[.B1075]/[orbits.$D$3]" office:value-type="float" office:value="12739.6541037804">
            <text:p>12739.65</text:p>
          </table:table-cell>
          <table:table-cell table:style-name="ce6" table:formula="of:=[.C1075]-ROUNDDOWN([.C1075])" office:value-type="float" office:value="0.654103780365404">
            <text:p>0.65</text:p>
          </table:table-cell>
          <table:table-cell table:formula="of:=IF([.D1075] &lt; [.$D$2])" office:value-type="boolean" office:boolean-value="false">
            <text:p>FALSE</text:p>
          </table:table-cell>
          <table:table-cell table:formula="of:=MOD([.C1075];64)" office:value-type="float" office:value="3.6541037803654">
            <text:p>3.65</text:p>
          </table:table-cell>
          <table:table-cell/>
        </table:table-row>
        <table:table-row table:style-name="ro2">
          <table:table-cell table:style-name="ce3" table:formula="of:=[.A1075]+1" office:value-type="float" office:value="1075">
            <text:p>1075</text:p>
          </table:table-cell>
          <table:table-cell table:style-name="ce3" table:formula="of:=[orbits.$C$3]*[.A1076]" office:value-type="float" office:value="4657395.575">
            <text:p>4657395.575</text:p>
          </table:table-cell>
          <table:table-cell table:style-name="ce6" table:formula="of:=[.B1076]/[orbits.$D$3]" office:value-type="float" office:value="12751.5159791098">
            <text:p>12751.52</text:p>
          </table:table-cell>
          <table:table-cell table:style-name="ce6" table:formula="of:=[.C1076]-ROUNDDOWN([.C1076])" office:value-type="float" office:value="0.515979109770342">
            <text:p>0.52</text:p>
          </table:table-cell>
          <table:table-cell table:formula="of:=IF([.D1076] &lt; [.$D$2])" office:value-type="boolean" office:boolean-value="false">
            <text:p>FALSE</text:p>
          </table:table-cell>
          <table:table-cell table:formula="of:=MOD([.C1076];64)" office:value-type="float" office:value="15.5159791097703">
            <text:p>15.52</text:p>
          </table:table-cell>
          <table:table-cell/>
        </table:table-row>
        <table:table-row table:style-name="ro2">
          <table:table-cell table:style-name="ce3" table:formula="of:=[.A1076]+1" office:value-type="float" office:value="1076">
            <text:p>1076</text:p>
          </table:table-cell>
          <table:table-cell table:style-name="ce3" table:formula="of:=[orbits.$C$3]*[.A1077]" office:value-type="float" office:value="4661728.036">
            <text:p>4661728.036</text:p>
          </table:table-cell>
          <table:table-cell table:style-name="ce6" table:formula="of:=[.B1077]/[orbits.$D$3]" office:value-type="float" office:value="12763.3778544392">
            <text:p>12763.38</text:p>
          </table:table-cell>
          <table:table-cell table:style-name="ce6" table:formula="of:=[.C1077]-ROUNDDOWN([.C1077])" office:value-type="float" office:value="0.37785443917528">
            <text:p>0.38</text:p>
          </table:table-cell>
          <table:table-cell table:formula="of:=IF([.D1077] &lt; [.$D$2])" office:value-type="boolean" office:boolean-value="false">
            <text:p>FALSE</text:p>
          </table:table-cell>
          <table:table-cell table:formula="of:=MOD([.C1077];64)" office:value-type="float" office:value="27.3778544391753">
            <text:p>27.38</text:p>
          </table:table-cell>
          <table:table-cell/>
        </table:table-row>
        <table:table-row table:style-name="ro2">
          <table:table-cell table:style-name="ce3" table:formula="of:=[.A1077]+1" office:value-type="float" office:value="1077">
            <text:p>1077</text:p>
          </table:table-cell>
          <table:table-cell table:style-name="ce3" table:formula="of:=[orbits.$C$3]*[.A1078]" office:value-type="float" office:value="4666060.497">
            <text:p>4666060.497</text:p>
          </table:table-cell>
          <table:table-cell table:style-name="ce6" table:formula="of:=[.B1078]/[orbits.$D$3]" office:value-type="float" office:value="12775.2397297686">
            <text:p>12775.24</text:p>
          </table:table-cell>
          <table:table-cell table:style-name="ce6" table:formula="of:=[.C1078]-ROUNDDOWN([.C1078])" office:value-type="float" office:value="0.239729768580219">
            <text:p>0.24</text:p>
          </table:table-cell>
          <table:table-cell table:formula="of:=IF([.D1078] &lt; [.$D$2])" office:value-type="boolean" office:boolean-value="false">
            <text:p>FALSE</text:p>
          </table:table-cell>
          <table:table-cell table:formula="of:=MOD([.C1078];64)" office:value-type="float" office:value="39.2397297685802">
            <text:p>39.24</text:p>
          </table:table-cell>
          <table:table-cell/>
        </table:table-row>
        <table:table-row table:style-name="ro2">
          <table:table-cell table:style-name="ce3" table:formula="of:=[.A1078]+1" office:value-type="float" office:value="1078">
            <text:p>1078</text:p>
          </table:table-cell>
          <table:table-cell table:style-name="ce3" table:formula="of:=[orbits.$C$3]*[.A1079]" office:value-type="float" office:value="4670392.958">
            <text:p>4670392.958</text:p>
          </table:table-cell>
          <table:table-cell table:style-name="ce6" table:formula="of:=[.B1079]/[orbits.$D$3]" office:value-type="float" office:value="12787.101605098">
            <text:p>12787.10</text:p>
          </table:table-cell>
          <table:table-cell table:style-name="ce6" table:formula="of:=[.C1079]-ROUNDDOWN([.C1079])" office:value-type="float" office:value="0.101605097983338">
            <text:p>0.10</text:p>
          </table:table-cell>
          <table:table-cell table:formula="of:=IF([.D1079] &lt; [.$D$2])" office:value-type="boolean" office:boolean-value="false">
            <text:p>FALSE</text:p>
          </table:table-cell>
          <table:table-cell table:formula="of:=MOD([.C1079];64)" office:value-type="float" office:value="51.1016050979833">
            <text:p>51.10</text:p>
          </table:table-cell>
          <table:table-cell/>
        </table:table-row>
        <table:table-row table:style-name="ro2">
          <table:table-cell table:style-name="ce3" table:formula="of:=[.A1079]+1" office:value-type="float" office:value="1079">
            <text:p>1079</text:p>
          </table:table-cell>
          <table:table-cell table:style-name="ce3" table:formula="of:=[orbits.$C$3]*[.A1080]" office:value-type="float" office:value="4674725.419">
            <text:p>4674725.419</text:p>
          </table:table-cell>
          <table:table-cell table:style-name="ce6" table:formula="of:=[.B1080]/[orbits.$D$3]" office:value-type="float" office:value="12798.9634804274">
            <text:p>12798.96</text:p>
          </table:table-cell>
          <table:table-cell table:style-name="ce6" table:formula="of:=[.C1080]-ROUNDDOWN([.C1080])" office:value-type="float" office:value="0.963480427388276">
            <text:p>0.96</text:p>
          </table:table-cell>
          <table:table-cell table:formula="of:=IF([.D1080] &lt; [.$D$2])" office:value-type="boolean" office:boolean-value="false">
            <text:p>FALSE</text:p>
          </table:table-cell>
          <table:table-cell table:formula="of:=MOD([.C1080];64)" office:value-type="float" office:value="62.9634804273883">
            <text:p>62.96</text:p>
          </table:table-cell>
          <table:table-cell/>
        </table:table-row>
        <table:table-row table:style-name="ro2">
          <table:table-cell table:style-name="ce3" table:formula="of:=[.A1080]+1" office:value-type="float" office:value="1080">
            <text:p>1080</text:p>
          </table:table-cell>
          <table:table-cell table:style-name="ce3" table:formula="of:=[orbits.$C$3]*[.A1081]" office:value-type="float" office:value="4679057.88">
            <text:p>4679057.88</text:p>
          </table:table-cell>
          <table:table-cell table:style-name="ce6" table:formula="of:=[.B1081]/[orbits.$D$3]" office:value-type="float" office:value="12810.8253557568">
            <text:p>12810.83</text:p>
          </table:table-cell>
          <table:table-cell table:style-name="ce6" table:formula="of:=[.C1081]-ROUNDDOWN([.C1081])" office:value-type="float" office:value="0.825355756791396">
            <text:p>0.83</text:p>
          </table:table-cell>
          <table:table-cell table:formula="of:=IF([.D1081] &lt; [.$D$2])" office:value-type="boolean" office:boolean-value="false">
            <text:p>FALSE</text:p>
          </table:table-cell>
          <table:table-cell table:formula="of:=MOD([.C1081];64)" office:value-type="float" office:value="10.8253557567914">
            <text:p>10.83</text:p>
          </table:table-cell>
          <table:table-cell/>
        </table:table-row>
        <table:table-row table:style-name="ro2">
          <table:table-cell table:style-name="ce3" table:formula="of:=[.A1081]+1" office:value-type="float" office:value="1081">
            <text:p>1081</text:p>
          </table:table-cell>
          <table:table-cell table:style-name="ce3" table:formula="of:=[orbits.$C$3]*[.A1082]" office:value-type="float" office:value="4683390.341">
            <text:p>4683390.341</text:p>
          </table:table-cell>
          <table:table-cell table:style-name="ce6" table:formula="of:=[.B1082]/[orbits.$D$3]" office:value-type="float" office:value="12822.6872310862">
            <text:p>12822.69</text:p>
          </table:table-cell>
          <table:table-cell table:style-name="ce6" table:formula="of:=[.C1082]-ROUNDDOWN([.C1082])" office:value-type="float" office:value="0.687231086196334">
            <text:p>0.69</text:p>
          </table:table-cell>
          <table:table-cell table:formula="of:=IF([.D1082] &lt; [.$D$2])" office:value-type="boolean" office:boolean-value="false">
            <text:p>FALSE</text:p>
          </table:table-cell>
          <table:table-cell table:formula="of:=MOD([.C1082];64)" office:value-type="float" office:value="22.6872310861963">
            <text:p>22.69</text:p>
          </table:table-cell>
          <table:table-cell/>
        </table:table-row>
        <table:table-row table:style-name="ro2">
          <table:table-cell table:style-name="ce3" table:formula="of:=[.A1082]+1" office:value-type="float" office:value="1082">
            <text:p>1082</text:p>
          </table:table-cell>
          <table:table-cell table:style-name="ce3" table:formula="of:=[orbits.$C$3]*[.A1083]" office:value-type="float" office:value="4687722.802">
            <text:p>4687722.802</text:p>
          </table:table-cell>
          <table:table-cell table:style-name="ce6" table:formula="of:=[.B1083]/[orbits.$D$3]" office:value-type="float" office:value="12834.5491064156">
            <text:p>12834.55</text:p>
          </table:table-cell>
          <table:table-cell table:style-name="ce6" table:formula="of:=[.C1083]-ROUNDDOWN([.C1083])" office:value-type="float" office:value="0.549106415601273">
            <text:p>0.55</text:p>
          </table:table-cell>
          <table:table-cell table:formula="of:=IF([.D1083] &lt; [.$D$2])" office:value-type="boolean" office:boolean-value="false">
            <text:p>FALSE</text:p>
          </table:table-cell>
          <table:table-cell table:formula="of:=MOD([.C1083];64)" office:value-type="float" office:value="34.5491064156013">
            <text:p>34.55</text:p>
          </table:table-cell>
          <table:table-cell/>
        </table:table-row>
        <table:table-row table:style-name="ro2">
          <table:table-cell table:style-name="ce3" table:formula="of:=[.A1083]+1" office:value-type="float" office:value="1083">
            <text:p>1083</text:p>
          </table:table-cell>
          <table:table-cell table:style-name="ce3" table:formula="of:=[orbits.$C$3]*[.A1084]" office:value-type="float" office:value="4692055.263">
            <text:p>4692055.263</text:p>
          </table:table-cell>
          <table:table-cell table:style-name="ce6" table:formula="of:=[.B1084]/[orbits.$D$3]" office:value-type="float" office:value="12846.410981745">
            <text:p>12846.41</text:p>
          </table:table-cell>
          <table:table-cell table:style-name="ce6" table:formula="of:=[.C1084]-ROUNDDOWN([.C1084])" office:value-type="float" office:value="0.410981745006211">
            <text:p>0.41</text:p>
          </table:table-cell>
          <table:table-cell table:formula="of:=IF([.D1084] &lt; [.$D$2])" office:value-type="boolean" office:boolean-value="false">
            <text:p>FALSE</text:p>
          </table:table-cell>
          <table:table-cell table:formula="of:=MOD([.C1084];64)" office:value-type="float" office:value="46.4109817450062">
            <text:p>46.41</text:p>
          </table:table-cell>
          <table:table-cell/>
        </table:table-row>
        <table:table-row table:style-name="ro2">
          <table:table-cell table:style-name="ce3" table:formula="of:=[.A1084]+1" office:value-type="float" office:value="1084">
            <text:p>1084</text:p>
          </table:table-cell>
          <table:table-cell table:style-name="ce3" table:formula="of:=[orbits.$C$3]*[.A1085]" office:value-type="float" office:value="4696387.724">
            <text:p>4696387.724</text:p>
          </table:table-cell>
          <table:table-cell table:style-name="ce6" table:formula="of:=[.B1085]/[orbits.$D$3]" office:value-type="float" office:value="12858.2728570744">
            <text:p>12858.27</text:p>
          </table:table-cell>
          <table:table-cell table:style-name="ce6" table:formula="of:=[.C1085]-ROUNDDOWN([.C1085])" office:value-type="float" office:value="0.272857074411149">
            <text:p>0.27</text:p>
          </table:table-cell>
          <table:table-cell table:formula="of:=IF([.D1085] &lt; [.$D$2])" office:value-type="boolean" office:boolean-value="false">
            <text:p>FALSE</text:p>
          </table:table-cell>
          <table:table-cell table:formula="of:=MOD([.C1085];64)" office:value-type="float" office:value="58.2728570744112">
            <text:p>58.27</text:p>
          </table:table-cell>
          <table:table-cell/>
        </table:table-row>
        <table:table-row table:style-name="ro2">
          <table:table-cell table:style-name="ce3" table:formula="of:=[.A1085]+1" office:value-type="float" office:value="1085">
            <text:p>1085</text:p>
          </table:table-cell>
          <table:table-cell table:style-name="ce3" table:formula="of:=[orbits.$C$3]*[.A1086]" office:value-type="float" office:value="4700720.185">
            <text:p>4700720.185</text:p>
          </table:table-cell>
          <table:table-cell table:style-name="ce6" table:formula="of:=[.B1086]/[orbits.$D$3]" office:value-type="float" office:value="12870.1347324038">
            <text:p>12870.13</text:p>
          </table:table-cell>
          <table:table-cell table:style-name="ce6" table:formula="of:=[.C1086]-ROUNDDOWN([.C1086])" office:value-type="float" office:value="0.134732403814269">
            <text:p>0.13</text:p>
          </table:table-cell>
          <table:table-cell table:formula="of:=IF([.D1086] &lt; [.$D$2])" office:value-type="boolean" office:boolean-value="false">
            <text:p>FALSE</text:p>
          </table:table-cell>
          <table:table-cell table:formula="of:=MOD([.C1086];64)" office:value-type="float" office:value="6.13473240381427">
            <text:p>6.13</text:p>
          </table:table-cell>
          <table:table-cell/>
        </table:table-row>
        <table:table-row table:style-name="ro2">
          <table:table-cell table:style-name="ce3" table:formula="of:=[.A1086]+1" office:value-type="float" office:value="1086">
            <text:p>1086</text:p>
          </table:table-cell>
          <table:table-cell table:style-name="ce3" table:formula="of:=[orbits.$C$3]*[.A1087]" office:value-type="float" office:value="4705052.646">
            <text:p>4705052.646</text:p>
          </table:table-cell>
          <table:table-cell table:style-name="ce6" table:formula="of:=[.B1087]/[orbits.$D$3]" office:value-type="float" office:value="12881.9966077332">
            <text:p>12882.00</text:p>
          </table:table-cell>
          <table:table-cell table:style-name="ce6" table:formula="of:=[.C1087]-ROUNDDOWN([.C1087])" office:value-type="float" office:value="0.996607733219207">
            <text:p>1.00</text:p>
          </table:table-cell>
          <table:table-cell table:formula="of:=IF([.D1087] &lt; [.$D$2])" office:value-type="boolean" office:boolean-value="false">
            <text:p>FALSE</text:p>
          </table:table-cell>
          <table:table-cell table:formula="of:=MOD([.C1087];64)" office:value-type="float" office:value="17.9966077332192">
            <text:p>18.00</text:p>
          </table:table-cell>
          <table:table-cell/>
        </table:table-row>
        <table:table-row table:style-name="ro2">
          <table:table-cell table:style-name="ce3" table:formula="of:=[.A1087]+1" office:value-type="float" office:value="1087">
            <text:p>1087</text:p>
          </table:table-cell>
          <table:table-cell table:style-name="ce3" table:formula="of:=[orbits.$C$3]*[.A1088]" office:value-type="float" office:value="4709385.107">
            <text:p>4709385.107</text:p>
          </table:table-cell>
          <table:table-cell table:style-name="ce6" table:formula="of:=[.B1088]/[orbits.$D$3]" office:value-type="float" office:value="12893.8584830626">
            <text:p>12893.86</text:p>
          </table:table-cell>
          <table:table-cell table:style-name="ce6" table:formula="of:=[.C1088]-ROUNDDOWN([.C1088])" office:value-type="float" office:value="0.858483062622327">
            <text:p>0.86</text:p>
          </table:table-cell>
          <table:table-cell table:formula="of:=IF([.D1088] &lt; [.$D$2])" office:value-type="boolean" office:boolean-value="false">
            <text:p>FALSE</text:p>
          </table:table-cell>
          <table:table-cell table:formula="of:=MOD([.C1088];64)" office:value-type="float" office:value="29.8584830626223">
            <text:p>29.86</text:p>
          </table:table-cell>
          <table:table-cell/>
        </table:table-row>
        <table:table-row table:style-name="ro2">
          <table:table-cell table:style-name="ce3" table:formula="of:=[.A1088]+1" office:value-type="float" office:value="1088">
            <text:p>1088</text:p>
          </table:table-cell>
          <table:table-cell table:style-name="ce3" table:formula="of:=[orbits.$C$3]*[.A1089]" office:value-type="float" office:value="4713717.568">
            <text:p>4713717.568</text:p>
          </table:table-cell>
          <table:table-cell table:style-name="ce6" table:formula="of:=[.B1089]/[orbits.$D$3]" office:value-type="float" office:value="12905.720358392">
            <text:p>12905.72</text:p>
          </table:table-cell>
          <table:table-cell table:style-name="ce6" table:formula="of:=[.C1089]-ROUNDDOWN([.C1089])" office:value-type="float" office:value="0.720358392027265">
            <text:p>0.72</text:p>
          </table:table-cell>
          <table:table-cell table:formula="of:=IF([.D1089] &lt; [.$D$2])" office:value-type="boolean" office:boolean-value="false">
            <text:p>FALSE</text:p>
          </table:table-cell>
          <table:table-cell table:formula="of:=MOD([.C1089];64)" office:value-type="float" office:value="41.7203583920273">
            <text:p>41.72</text:p>
          </table:table-cell>
          <table:table-cell/>
        </table:table-row>
        <table:table-row table:style-name="ro2">
          <table:table-cell table:style-name="ce3" table:formula="of:=[.A1089]+1" office:value-type="float" office:value="1089">
            <text:p>1089</text:p>
          </table:table-cell>
          <table:table-cell table:style-name="ce3" table:formula="of:=[orbits.$C$3]*[.A1090]" office:value-type="float" office:value="4718050.029">
            <text:p>4718050.029</text:p>
          </table:table-cell>
          <table:table-cell table:style-name="ce6" table:formula="of:=[.B1090]/[orbits.$D$3]" office:value-type="float" office:value="12917.5822337214">
            <text:p>12917.58</text:p>
          </table:table-cell>
          <table:table-cell table:style-name="ce6" table:formula="of:=[.C1090]-ROUNDDOWN([.C1090])" office:value-type="float" office:value="0.582233721432203">
            <text:p>0.58</text:p>
          </table:table-cell>
          <table:table-cell table:formula="of:=IF([.D1090] &lt; [.$D$2])" office:value-type="boolean" office:boolean-value="false">
            <text:p>FALSE</text:p>
          </table:table-cell>
          <table:table-cell table:formula="of:=MOD([.C1090];64)" office:value-type="float" office:value="53.5822337214322">
            <text:p>53.58</text:p>
          </table:table-cell>
          <table:table-cell/>
        </table:table-row>
        <table:table-row table:style-name="ro2">
          <table:table-cell table:style-name="ce3" table:formula="of:=[.A1090]+1" office:value-type="float" office:value="1090">
            <text:p>1090</text:p>
          </table:table-cell>
          <table:table-cell table:style-name="ce3" table:formula="of:=[orbits.$C$3]*[.A1091]" office:value-type="float" office:value="4722382.49">
            <text:p>4722382.49</text:p>
          </table:table-cell>
          <table:table-cell table:style-name="ce6" table:formula="of:=[.B1091]/[orbits.$D$3]" office:value-type="float" office:value="12929.4441090508">
            <text:p>12929.44</text:p>
          </table:table-cell>
          <table:table-cell table:style-name="ce6" table:formula="of:=[.C1091]-ROUNDDOWN([.C1091])" office:value-type="float" office:value="0.444109050837142">
            <text:p>0.44</text:p>
          </table:table-cell>
          <table:table-cell table:formula="of:=IF([.D1091] &lt; [.$D$2])" office:value-type="boolean" office:boolean-value="false">
            <text:p>FALSE</text:p>
          </table:table-cell>
          <table:table-cell table:formula="of:=MOD([.C1091];64)" office:value-type="float" office:value="1.44410905083714">
            <text:p>1.44</text:p>
          </table:table-cell>
          <table:table-cell/>
        </table:table-row>
        <table:table-row table:style-name="ro2">
          <table:table-cell table:style-name="ce3" table:formula="of:=[.A1091]+1" office:value-type="float" office:value="1091">
            <text:p>1091</text:p>
          </table:table-cell>
          <table:table-cell table:style-name="ce3" table:formula="of:=[orbits.$C$3]*[.A1092]" office:value-type="float" office:value="4726714.951">
            <text:p>4726714.951</text:p>
          </table:table-cell>
          <table:table-cell table:style-name="ce6" table:formula="of:=[.B1092]/[orbits.$D$3]" office:value-type="float" office:value="12941.3059843802">
            <text:p>12941.31</text:p>
          </table:table-cell>
          <table:table-cell table:style-name="ce6" table:formula="of:=[.C1092]-ROUNDDOWN([.C1092])" office:value-type="float" office:value="0.30598438024208">
            <text:p>0.31</text:p>
          </table:table-cell>
          <table:table-cell table:formula="of:=IF([.D1092] &lt; [.$D$2])" office:value-type="boolean" office:boolean-value="false">
            <text:p>FALSE</text:p>
          </table:table-cell>
          <table:table-cell table:formula="of:=MOD([.C1092];64)" office:value-type="float" office:value="13.3059843802421">
            <text:p>13.31</text:p>
          </table:table-cell>
          <table:table-cell/>
        </table:table-row>
        <table:table-row table:style-name="ro2">
          <table:table-cell table:style-name="ce3" table:formula="of:=[.A1092]+1" office:value-type="float" office:value="1092">
            <text:p>1092</text:p>
          </table:table-cell>
          <table:table-cell table:style-name="ce3" table:formula="of:=[orbits.$C$3]*[.A1093]" office:value-type="float" office:value="4731047.412">
            <text:p>4731047.412</text:p>
          </table:table-cell>
          <table:table-cell table:style-name="ce6" table:formula="of:=[.B1093]/[orbits.$D$3]" office:value-type="float" office:value="12953.1678597096">
            <text:p>12953.17</text:p>
          </table:table-cell>
          <table:table-cell table:style-name="ce6" table:formula="of:=[.C1093]-ROUNDDOWN([.C1093])" office:value-type="float" office:value="0.167859709645199">
            <text:p>0.17</text:p>
          </table:table-cell>
          <table:table-cell table:formula="of:=IF([.D1093] &lt; [.$D$2])" office:value-type="boolean" office:boolean-value="false">
            <text:p>FALSE</text:p>
          </table:table-cell>
          <table:table-cell table:formula="of:=MOD([.C1093];64)" office:value-type="float" office:value="25.1678597096452">
            <text:p>25.17</text:p>
          </table:table-cell>
          <table:table-cell/>
        </table:table-row>
        <table:table-row table:style-name="ro2">
          <table:table-cell table:style-name="ce3" table:formula="of:=[.A1093]+1" office:value-type="float" office:value="1093">
            <text:p>1093</text:p>
          </table:table-cell>
          <table:table-cell table:style-name="ce3" table:formula="of:=[orbits.$C$3]*[.A1094]" office:value-type="float" office:value="4735379.873">
            <text:p>4735379.873</text:p>
          </table:table-cell>
          <table:table-cell table:style-name="ce6" table:formula="of:=[.B1094]/[orbits.$D$3]" office:value-type="float" office:value="12965.0297350391">
            <text:p>12965.03</text:p>
          </table:table-cell>
          <table:table-cell table:style-name="ce6" table:formula="of:=[.C1094]-ROUNDDOWN([.C1094])" office:value-type="float" office:value="0.0297350390501379">
            <text:p>0.03</text:p>
          </table:table-cell>
          <table:table-cell table:formula="of:=IF([.D1094] &lt; [.$D$2])" office:value-type="boolean" office:boolean-value="true">
            <text:p>TRUE</text:p>
          </table:table-cell>
          <table:table-cell table:formula="of:=MOD([.C1094];64)" office:value-type="float" office:value="37.0297350390501">
            <text:p>37.03</text:p>
          </table:table-cell>
          <table:table-cell/>
        </table:table-row>
        <table:table-row table:style-name="ro2">
          <table:table-cell table:style-name="ce3" table:formula="of:=[.A1094]+1" office:value-type="float" office:value="1094">
            <text:p>1094</text:p>
          </table:table-cell>
          <table:table-cell table:style-name="ce3" table:formula="of:=[orbits.$C$3]*[.A1095]" office:value-type="float" office:value="4739712.334">
            <text:p>4739712.334</text:p>
          </table:table-cell>
          <table:table-cell table:style-name="ce6" table:formula="of:=[.B1095]/[orbits.$D$3]" office:value-type="float" office:value="12976.8916103685">
            <text:p>12976.89</text:p>
          </table:table-cell>
          <table:table-cell table:style-name="ce6" table:formula="of:=[.C1095]-ROUNDDOWN([.C1095])" office:value-type="float" office:value="0.891610368453257">
            <text:p>0.89</text:p>
          </table:table-cell>
          <table:table-cell table:formula="of:=IF([.D1095] &lt; [.$D$2])" office:value-type="boolean" office:boolean-value="false">
            <text:p>FALSE</text:p>
          </table:table-cell>
          <table:table-cell table:formula="of:=MOD([.C1095];64)" office:value-type="float" office:value="48.8916103684533">
            <text:p>48.89</text:p>
          </table:table-cell>
          <table:table-cell/>
        </table:table-row>
        <table:table-row table:style-name="ro2">
          <table:table-cell table:style-name="ce3" table:formula="of:=[.A1095]+1" office:value-type="float" office:value="1095">
            <text:p>1095</text:p>
          </table:table-cell>
          <table:table-cell table:style-name="ce3" table:formula="of:=[orbits.$C$3]*[.A1096]" office:value-type="float" office:value="4744044.795">
            <text:p>4744044.795</text:p>
          </table:table-cell>
          <table:table-cell table:style-name="ce6" table:formula="of:=[.B1096]/[orbits.$D$3]" office:value-type="float" office:value="12988.7534856979">
            <text:p>12988.75</text:p>
          </table:table-cell>
          <table:table-cell table:style-name="ce6" table:formula="of:=[.C1096]-ROUNDDOWN([.C1096])" office:value-type="float" office:value="0.753485697858196">
            <text:p>0.75</text:p>
          </table:table-cell>
          <table:table-cell table:formula="of:=IF([.D1096] &lt; [.$D$2])" office:value-type="boolean" office:boolean-value="false">
            <text:p>FALSE</text:p>
          </table:table-cell>
          <table:table-cell table:formula="of:=MOD([.C1096];64)" office:value-type="float" office:value="60.7534856978582">
            <text:p>60.75</text:p>
          </table:table-cell>
          <table:table-cell/>
        </table:table-row>
        <table:table-row table:style-name="ro2">
          <table:table-cell table:style-name="ce3" table:formula="of:=[.A1096]+1" office:value-type="float" office:value="1096">
            <text:p>1096</text:p>
          </table:table-cell>
          <table:table-cell table:style-name="ce3" table:formula="of:=[orbits.$C$3]*[.A1097]" office:value-type="float" office:value="4748377.256">
            <text:p>4748377.256</text:p>
          </table:table-cell>
          <table:table-cell table:style-name="ce6" table:formula="of:=[.B1097]/[orbits.$D$3]" office:value-type="float" office:value="13000.6153610273">
            <text:p>13000.62</text:p>
          </table:table-cell>
          <table:table-cell table:style-name="ce6" table:formula="of:=[.C1097]-ROUNDDOWN([.C1097])" office:value-type="float" office:value="0.615361027263134">
            <text:p>0.62</text:p>
          </table:table-cell>
          <table:table-cell table:formula="of:=IF([.D1097] &lt; [.$D$2])" office:value-type="boolean" office:boolean-value="false">
            <text:p>FALSE</text:p>
          </table:table-cell>
          <table:table-cell table:formula="of:=MOD([.C1097];64)" office:value-type="float" office:value="8.61536102726313">
            <text:p>8.62</text:p>
          </table:table-cell>
          <table:table-cell/>
        </table:table-row>
        <table:table-row table:style-name="ro2">
          <table:table-cell table:style-name="ce3" table:formula="of:=[.A1097]+1" office:value-type="float" office:value="1097">
            <text:p>1097</text:p>
          </table:table-cell>
          <table:table-cell table:style-name="ce3" table:formula="of:=[orbits.$C$3]*[.A1098]" office:value-type="float" office:value="4752709.717">
            <text:p>4752709.717</text:p>
          </table:table-cell>
          <table:table-cell table:style-name="ce6" table:formula="of:=[.B1098]/[orbits.$D$3]" office:value-type="float" office:value="13012.4772363567">
            <text:p>13012.48</text:p>
          </table:table-cell>
          <table:table-cell table:style-name="ce6" table:formula="of:=[.C1098]-ROUNDDOWN([.C1098])" office:value-type="float" office:value="0.477236356668072">
            <text:p>0.48</text:p>
          </table:table-cell>
          <table:table-cell table:formula="of:=IF([.D1098] &lt; [.$D$2])" office:value-type="boolean" office:boolean-value="false">
            <text:p>FALSE</text:p>
          </table:table-cell>
          <table:table-cell table:formula="of:=MOD([.C1098];64)" office:value-type="float" office:value="20.4772363566681">
            <text:p>20.48</text:p>
          </table:table-cell>
          <table:table-cell/>
        </table:table-row>
        <table:table-row table:style-name="ro2">
          <table:table-cell table:style-name="ce3" table:formula="of:=[.A1098]+1" office:value-type="float" office:value="1098">
            <text:p>1098</text:p>
          </table:table-cell>
          <table:table-cell table:style-name="ce3" table:formula="of:=[orbits.$C$3]*[.A1099]" office:value-type="float" office:value="4757042.178">
            <text:p>4757042.178</text:p>
          </table:table-cell>
          <table:table-cell table:style-name="ce6" table:formula="of:=[.B1099]/[orbits.$D$3]" office:value-type="float" office:value="13024.3391116861">
            <text:p>13024.34</text:p>
          </table:table-cell>
          <table:table-cell table:style-name="ce6" table:formula="of:=[.C1099]-ROUNDDOWN([.C1099])" office:value-type="float" office:value="0.339111686073011">
            <text:p>0.34</text:p>
          </table:table-cell>
          <table:table-cell table:formula="of:=IF([.D1099] &lt; [.$D$2])" office:value-type="boolean" office:boolean-value="false">
            <text:p>FALSE</text:p>
          </table:table-cell>
          <table:table-cell table:formula="of:=MOD([.C1099];64)" office:value-type="float" office:value="32.339111686073">
            <text:p>32.34</text:p>
          </table:table-cell>
          <table:table-cell/>
        </table:table-row>
        <table:table-row table:style-name="ro2">
          <table:table-cell table:style-name="ce3" table:formula="of:=[.A1099]+1" office:value-type="float" office:value="1099">
            <text:p>1099</text:p>
          </table:table-cell>
          <table:table-cell table:style-name="ce3" table:formula="of:=[orbits.$C$3]*[.A1100]" office:value-type="float" office:value="4761374.639">
            <text:p>4761374.639</text:p>
          </table:table-cell>
          <table:table-cell table:style-name="ce6" table:formula="of:=[.B1100]/[orbits.$D$3]" office:value-type="float" office:value="13036.2009870155">
            <text:p>13036.20</text:p>
          </table:table-cell>
          <table:table-cell table:style-name="ce6" table:formula="of:=[.C1100]-ROUNDDOWN([.C1100])" office:value-type="float" office:value="0.20098701547613">
            <text:p>0.20</text:p>
          </table:table-cell>
          <table:table-cell table:formula="of:=IF([.D1100] &lt; [.$D$2])" office:value-type="boolean" office:boolean-value="false">
            <text:p>FALSE</text:p>
          </table:table-cell>
          <table:table-cell table:formula="of:=MOD([.C1100];64)" office:value-type="float" office:value="44.2009870154761">
            <text:p>44.20</text:p>
          </table:table-cell>
          <table:table-cell/>
        </table:table-row>
        <table:table-row table:style-name="ro2">
          <table:table-cell table:style-name="ce3" table:formula="of:=[.A1100]+1" office:value-type="float" office:value="1100">
            <text:p>1100</text:p>
          </table:table-cell>
          <table:table-cell table:style-name="ce3" table:formula="of:=[orbits.$C$3]*[.A1101]" office:value-type="float" office:value="4765707.1">
            <text:p>4765707.1</text:p>
          </table:table-cell>
          <table:table-cell table:style-name="ce6" table:formula="of:=[.B1101]/[orbits.$D$3]" office:value-type="float" office:value="13048.0628623449">
            <text:p>13048.06</text:p>
          </table:table-cell>
          <table:table-cell table:style-name="ce6" table:formula="of:=[.C1101]-ROUNDDOWN([.C1101])" office:value-type="float" office:value="0.0628623448810686">
            <text:p>0.06</text:p>
          </table:table-cell>
          <table:table-cell table:formula="of:=IF([.D1101] &lt; [.$D$2])" office:value-type="boolean" office:boolean-value="true">
            <text:p>TRUE</text:p>
          </table:table-cell>
          <table:table-cell table:formula="of:=MOD([.C1101];64)" office:value-type="float" office:value="56.0628623448811">
            <text:p>56.06</text:p>
          </table:table-cell>
          <table:table-cell/>
        </table:table-row>
        <table:table-row table:style-name="ro2">
          <table:table-cell table:style-name="ce3" table:formula="of:=[.A1101]+1" office:value-type="float" office:value="1101">
            <text:p>1101</text:p>
          </table:table-cell>
          <table:table-cell table:style-name="ce3" table:formula="of:=[orbits.$C$3]*[.A1102]" office:value-type="float" office:value="4770039.561">
            <text:p>4770039.561</text:p>
          </table:table-cell>
          <table:table-cell table:style-name="ce6" table:formula="of:=[.B1102]/[orbits.$D$3]" office:value-type="float" office:value="13059.9247376743">
            <text:p>13059.92</text:p>
          </table:table-cell>
          <table:table-cell table:style-name="ce6" table:formula="of:=[.C1102]-ROUNDDOWN([.C1102])" office:value-type="float" office:value="0.924737674286007">
            <text:p>0.92</text:p>
          </table:table-cell>
          <table:table-cell table:formula="of:=IF([.D1102] &lt; [.$D$2])" office:value-type="boolean" office:boolean-value="false">
            <text:p>FALSE</text:p>
          </table:table-cell>
          <table:table-cell table:formula="of:=MOD([.C1102];64)" office:value-type="float" office:value="3.92473767428601">
            <text:p>3.92</text:p>
          </table:table-cell>
          <table:table-cell/>
        </table:table-row>
        <table:table-row table:style-name="ro2">
          <table:table-cell table:style-name="ce3" table:formula="of:=[.A1102]+1" office:value-type="float" office:value="1102">
            <text:p>1102</text:p>
          </table:table-cell>
          <table:table-cell table:style-name="ce3" table:formula="of:=[orbits.$C$3]*[.A1103]" office:value-type="float" office:value="4774372.022">
            <text:p>4774372.022</text:p>
          </table:table-cell>
          <table:table-cell table:style-name="ce6" table:formula="of:=[.B1103]/[orbits.$D$3]" office:value-type="float" office:value="13071.7866130037">
            <text:p>13071.79</text:p>
          </table:table-cell>
          <table:table-cell table:style-name="ce6" table:formula="of:=[.C1103]-ROUNDDOWN([.C1103])" office:value-type="float" office:value="0.786613003689126">
            <text:p>0.79</text:p>
          </table:table-cell>
          <table:table-cell table:formula="of:=IF([.D1103] &lt; [.$D$2])" office:value-type="boolean" office:boolean-value="false">
            <text:p>FALSE</text:p>
          </table:table-cell>
          <table:table-cell table:formula="of:=MOD([.C1103];64)" office:value-type="float" office:value="15.7866130036891">
            <text:p>15.79</text:p>
          </table:table-cell>
          <table:table-cell/>
        </table:table-row>
        <table:table-row table:style-name="ro2">
          <table:table-cell table:style-name="ce3" table:formula="of:=[.A1103]+1" office:value-type="float" office:value="1103">
            <text:p>1103</text:p>
          </table:table-cell>
          <table:table-cell table:style-name="ce3" table:formula="of:=[orbits.$C$3]*[.A1104]" office:value-type="float" office:value="4778704.483">
            <text:p>4778704.483</text:p>
          </table:table-cell>
          <table:table-cell table:style-name="ce6" table:formula="of:=[.B1104]/[orbits.$D$3]" office:value-type="float" office:value="13083.6484883331">
            <text:p>13083.65</text:p>
          </table:table-cell>
          <table:table-cell table:style-name="ce6" table:formula="of:=[.C1104]-ROUNDDOWN([.C1104])" office:value-type="float" office:value="0.648488333094065">
            <text:p>0.65</text:p>
          </table:table-cell>
          <table:table-cell table:formula="of:=IF([.D1104] &lt; [.$D$2])" office:value-type="boolean" office:boolean-value="false">
            <text:p>FALSE</text:p>
          </table:table-cell>
          <table:table-cell table:formula="of:=MOD([.C1104];64)" office:value-type="float" office:value="27.6484883330941">
            <text:p>27.65</text:p>
          </table:table-cell>
          <table:table-cell/>
        </table:table-row>
        <table:table-row table:style-name="ro2">
          <table:table-cell table:style-name="ce3" table:formula="of:=[.A1104]+1" office:value-type="float" office:value="1104">
            <text:p>1104</text:p>
          </table:table-cell>
          <table:table-cell table:style-name="ce3" table:formula="of:=[orbits.$C$3]*[.A1105]" office:value-type="float" office:value="4783036.944">
            <text:p>4783036.944</text:p>
          </table:table-cell>
          <table:table-cell table:style-name="ce6" table:formula="of:=[.B1105]/[orbits.$D$3]" office:value-type="float" office:value="13095.5103636625">
            <text:p>13095.51</text:p>
          </table:table-cell>
          <table:table-cell table:style-name="ce6" table:formula="of:=[.C1105]-ROUNDDOWN([.C1105])" office:value-type="float" office:value="0.510363662499003">
            <text:p>0.51</text:p>
          </table:table-cell>
          <table:table-cell table:formula="of:=IF([.D1105] &lt; [.$D$2])" office:value-type="boolean" office:boolean-value="false">
            <text:p>FALSE</text:p>
          </table:table-cell>
          <table:table-cell table:formula="of:=MOD([.C1105];64)" office:value-type="float" office:value="39.510363662499">
            <text:p>39.51</text:p>
          </table:table-cell>
          <table:table-cell/>
        </table:table-row>
        <table:table-row table:style-name="ro2">
          <table:table-cell table:style-name="ce3" table:formula="of:=[.A1105]+1" office:value-type="float" office:value="1105">
            <text:p>1105</text:p>
          </table:table-cell>
          <table:table-cell table:style-name="ce3" table:formula="of:=[orbits.$C$3]*[.A1106]" office:value-type="float" office:value="4787369.405">
            <text:p>4787369.405</text:p>
          </table:table-cell>
          <table:table-cell table:style-name="ce6" table:formula="of:=[.B1106]/[orbits.$D$3]" office:value-type="float" office:value="13107.3722389919">
            <text:p>13107.37</text:p>
          </table:table-cell>
          <table:table-cell table:style-name="ce6" table:formula="of:=[.C1106]-ROUNDDOWN([.C1106])" office:value-type="float" office:value="0.372238991903941">
            <text:p>0.37</text:p>
          </table:table-cell>
          <table:table-cell table:formula="of:=IF([.D1106] &lt; [.$D$2])" office:value-type="boolean" office:boolean-value="false">
            <text:p>FALSE</text:p>
          </table:table-cell>
          <table:table-cell table:formula="of:=MOD([.C1106];64)" office:value-type="float" office:value="51.3722389919039">
            <text:p>51.37</text:p>
          </table:table-cell>
          <table:table-cell/>
        </table:table-row>
        <table:table-row table:style-name="ro2">
          <table:table-cell table:style-name="ce3" table:formula="of:=[.A1106]+1" office:value-type="float" office:value="1106">
            <text:p>1106</text:p>
          </table:table-cell>
          <table:table-cell table:style-name="ce3" table:formula="of:=[orbits.$C$3]*[.A1107]" office:value-type="float" office:value="4791701.866">
            <text:p>4791701.866</text:p>
          </table:table-cell>
          <table:table-cell table:style-name="ce6" table:formula="of:=[.B1107]/[orbits.$D$3]" office:value-type="float" office:value="13119.2341143213">
            <text:p>13119.23</text:p>
          </table:table-cell>
          <table:table-cell table:style-name="ce6" table:formula="of:=[.C1107]-ROUNDDOWN([.C1107])" office:value-type="float" office:value="0.234114321307061">
            <text:p>0.23</text:p>
          </table:table-cell>
          <table:table-cell table:formula="of:=IF([.D1107] &lt; [.$D$2])" office:value-type="boolean" office:boolean-value="false">
            <text:p>FALSE</text:p>
          </table:table-cell>
          <table:table-cell table:formula="of:=MOD([.C1107];64)" office:value-type="float" office:value="63.2341143213071">
            <text:p>63.23</text:p>
          </table:table-cell>
          <table:table-cell/>
        </table:table-row>
        <table:table-row table:style-name="ro2">
          <table:table-cell table:style-name="ce3" table:formula="of:=[.A1107]+1" office:value-type="float" office:value="1107">
            <text:p>1107</text:p>
          </table:table-cell>
          <table:table-cell table:style-name="ce3" table:formula="of:=[orbits.$C$3]*[.A1108]" office:value-type="float" office:value="4796034.327">
            <text:p>4796034.327</text:p>
          </table:table-cell>
          <table:table-cell table:style-name="ce6" table:formula="of:=[.B1108]/[orbits.$D$3]" office:value-type="float" office:value="13131.0959896507">
            <text:p>13131.10</text:p>
          </table:table-cell>
          <table:table-cell table:style-name="ce6" table:formula="of:=[.C1108]-ROUNDDOWN([.C1108])" office:value-type="float" office:value="0.0959896507119993">
            <text:p>0.10</text:p>
          </table:table-cell>
          <table:table-cell table:formula="of:=IF([.D1108] &lt; [.$D$2])" office:value-type="boolean" office:boolean-value="true">
            <text:p>TRUE</text:p>
          </table:table-cell>
          <table:table-cell table:formula="of:=MOD([.C1108];64)" office:value-type="float" office:value="11.095989650712">
            <text:p>11.10</text:p>
          </table:table-cell>
          <table:table-cell/>
        </table:table-row>
        <table:table-row table:style-name="ro2">
          <table:table-cell table:style-name="ce3" table:formula="of:=[.A1108]+1" office:value-type="float" office:value="1108">
            <text:p>1108</text:p>
          </table:table-cell>
          <table:table-cell table:style-name="ce3" table:formula="of:=[orbits.$C$3]*[.A1109]" office:value-type="float" office:value="4800366.788">
            <text:p>4800366.788</text:p>
          </table:table-cell>
          <table:table-cell table:style-name="ce6" table:formula="of:=[.B1109]/[orbits.$D$3]" office:value-type="float" office:value="13142.9578649801">
            <text:p>13142.96</text:p>
          </table:table-cell>
          <table:table-cell table:style-name="ce6" table:formula="of:=[.C1109]-ROUNDDOWN([.C1109])" office:value-type="float" office:value="0.957864980116938">
            <text:p>0.96</text:p>
          </table:table-cell>
          <table:table-cell table:formula="of:=IF([.D1109] &lt; [.$D$2])" office:value-type="boolean" office:boolean-value="false">
            <text:p>FALSE</text:p>
          </table:table-cell>
          <table:table-cell table:formula="of:=MOD([.C1109];64)" office:value-type="float" office:value="22.9578649801169">
            <text:p>22.96</text:p>
          </table:table-cell>
          <table:table-cell/>
        </table:table-row>
        <table:table-row table:style-name="ro2">
          <table:table-cell table:style-name="ce3" table:formula="of:=[.A1109]+1" office:value-type="float" office:value="1109">
            <text:p>1109</text:p>
          </table:table-cell>
          <table:table-cell table:style-name="ce3" table:formula="of:=[orbits.$C$3]*[.A1110]" office:value-type="float" office:value="4804699.249">
            <text:p>4804699.249</text:p>
          </table:table-cell>
          <table:table-cell table:style-name="ce6" table:formula="of:=[.B1110]/[orbits.$D$3]" office:value-type="float" office:value="13154.8197403095">
            <text:p>13154.82</text:p>
          </table:table-cell>
          <table:table-cell table:style-name="ce6" table:formula="of:=[.C1110]-ROUNDDOWN([.C1110])" office:value-type="float" office:value="0.819740309520057">
            <text:p>0.82</text:p>
          </table:table-cell>
          <table:table-cell table:formula="of:=IF([.D1110] &lt; [.$D$2])" office:value-type="boolean" office:boolean-value="false">
            <text:p>FALSE</text:p>
          </table:table-cell>
          <table:table-cell table:formula="of:=MOD([.C1110];64)" office:value-type="float" office:value="34.8197403095201">
            <text:p>34.82</text:p>
          </table:table-cell>
          <table:table-cell/>
        </table:table-row>
        <table:table-row table:style-name="ro2">
          <table:table-cell table:style-name="ce3" table:formula="of:=[.A1110]+1" office:value-type="float" office:value="1110">
            <text:p>1110</text:p>
          </table:table-cell>
          <table:table-cell table:style-name="ce3" table:formula="of:=[orbits.$C$3]*[.A1111]" office:value-type="float" office:value="4809031.71">
            <text:p>4809031.71</text:p>
          </table:table-cell>
          <table:table-cell table:style-name="ce6" table:formula="of:=[.B1111]/[orbits.$D$3]" office:value-type="float" office:value="13166.6816156389">
            <text:p>13166.68</text:p>
          </table:table-cell>
          <table:table-cell table:style-name="ce6" table:formula="of:=[.C1111]-ROUNDDOWN([.C1111])" office:value-type="float" office:value="0.681615638924995">
            <text:p>0.68</text:p>
          </table:table-cell>
          <table:table-cell table:formula="of:=IF([.D1111] &lt; [.$D$2])" office:value-type="boolean" office:boolean-value="false">
            <text:p>FALSE</text:p>
          </table:table-cell>
          <table:table-cell table:formula="of:=MOD([.C1111];64)" office:value-type="float" office:value="46.681615638925">
            <text:p>46.68</text:p>
          </table:table-cell>
          <table:table-cell/>
        </table:table-row>
        <table:table-row table:style-name="ro2">
          <table:table-cell table:style-name="ce3" table:formula="of:=[.A1111]+1" office:value-type="float" office:value="1111">
            <text:p>1111</text:p>
          </table:table-cell>
          <table:table-cell table:style-name="ce3" table:formula="of:=[orbits.$C$3]*[.A1112]" office:value-type="float" office:value="4813364.171">
            <text:p>4813364.171</text:p>
          </table:table-cell>
          <table:table-cell table:style-name="ce6" table:formula="of:=[.B1112]/[orbits.$D$3]" office:value-type="float" office:value="13178.5434909683">
            <text:p>13178.54</text:p>
          </table:table-cell>
          <table:table-cell table:style-name="ce6" table:formula="of:=[.C1112]-ROUNDDOWN([.C1112])" office:value-type="float" office:value="0.543490968329934">
            <text:p>0.54</text:p>
          </table:table-cell>
          <table:table-cell table:formula="of:=IF([.D1112] &lt; [.$D$2])" office:value-type="boolean" office:boolean-value="false">
            <text:p>FALSE</text:p>
          </table:table-cell>
          <table:table-cell table:formula="of:=MOD([.C1112];64)" office:value-type="float" office:value="58.5434909683299">
            <text:p>58.54</text:p>
          </table:table-cell>
          <table:table-cell/>
        </table:table-row>
        <table:table-row table:style-name="ro2">
          <table:table-cell table:style-name="ce3" table:formula="of:=[.A1112]+1" office:value-type="float" office:value="1112">
            <text:p>1112</text:p>
          </table:table-cell>
          <table:table-cell table:style-name="ce3" table:formula="of:=[orbits.$C$3]*[.A1113]" office:value-type="float" office:value="4817696.632">
            <text:p>4817696.632</text:p>
          </table:table-cell>
          <table:table-cell table:style-name="ce6" table:formula="of:=[.B1113]/[orbits.$D$3]" office:value-type="float" office:value="13190.4053662977">
            <text:p>13190.41</text:p>
          </table:table-cell>
          <table:table-cell table:style-name="ce6" table:formula="of:=[.C1113]-ROUNDDOWN([.C1113])" office:value-type="float" office:value="0.405366297734872">
            <text:p>0.41</text:p>
          </table:table-cell>
          <table:table-cell table:formula="of:=IF([.D1113] &lt; [.$D$2])" office:value-type="boolean" office:boolean-value="false">
            <text:p>FALSE</text:p>
          </table:table-cell>
          <table:table-cell table:formula="of:=MOD([.C1113];64)" office:value-type="float" office:value="6.40536629773487">
            <text:p>6.41</text:p>
          </table:table-cell>
          <table:table-cell/>
        </table:table-row>
        <table:table-row table:style-name="ro2">
          <table:table-cell table:style-name="ce3" table:formula="of:=[.A1113]+1" office:value-type="float" office:value="1113">
            <text:p>1113</text:p>
          </table:table-cell>
          <table:table-cell table:style-name="ce3" table:formula="of:=[orbits.$C$3]*[.A1114]" office:value-type="float" office:value="4822029.093">
            <text:p>4822029.093</text:p>
          </table:table-cell>
          <table:table-cell table:style-name="ce6" table:formula="of:=[.B1114]/[orbits.$D$3]" office:value-type="float" office:value="13202.2672416271">
            <text:p>13202.27</text:p>
          </table:table-cell>
          <table:table-cell table:style-name="ce6" table:formula="of:=[.C1114]-ROUNDDOWN([.C1114])" office:value-type="float" office:value="0.267241627137992">
            <text:p>0.27</text:p>
          </table:table-cell>
          <table:table-cell table:formula="of:=IF([.D1114] &lt; [.$D$2])" office:value-type="boolean" office:boolean-value="false">
            <text:p>FALSE</text:p>
          </table:table-cell>
          <table:table-cell table:formula="of:=MOD([.C1114];64)" office:value-type="float" office:value="18.267241627138">
            <text:p>18.27</text:p>
          </table:table-cell>
          <table:table-cell/>
        </table:table-row>
        <table:table-row table:style-name="ro2">
          <table:table-cell table:style-name="ce3" table:formula="of:=[.A1114]+1" office:value-type="float" office:value="1114">
            <text:p>1114</text:p>
          </table:table-cell>
          <table:table-cell table:style-name="ce3" table:formula="of:=[orbits.$C$3]*[.A1115]" office:value-type="float" office:value="4826361.554">
            <text:p>4826361.554</text:p>
          </table:table-cell>
          <table:table-cell table:style-name="ce6" table:formula="of:=[.B1115]/[orbits.$D$3]" office:value-type="float" office:value="13214.1291169565">
            <text:p>13214.13</text:p>
          </table:table-cell>
          <table:table-cell table:style-name="ce6" table:formula="of:=[.C1115]-ROUNDDOWN([.C1115])" office:value-type="float" office:value="0.12911695654293">
            <text:p>0.13</text:p>
          </table:table-cell>
          <table:table-cell table:formula="of:=IF([.D1115] &lt; [.$D$2])" office:value-type="boolean" office:boolean-value="false">
            <text:p>FALSE</text:p>
          </table:table-cell>
          <table:table-cell table:formula="of:=MOD([.C1115];64)" office:value-type="float" office:value="30.1291169565429">
            <text:p>30.13</text:p>
          </table:table-cell>
          <table:table-cell/>
        </table:table-row>
        <table:table-row table:style-name="ro2">
          <table:table-cell table:style-name="ce3" table:formula="of:=[.A1115]+1" office:value-type="float" office:value="1115">
            <text:p>1115</text:p>
          </table:table-cell>
          <table:table-cell table:style-name="ce3" table:formula="of:=[orbits.$C$3]*[.A1116]" office:value-type="float" office:value="4830694.015">
            <text:p>4830694.015</text:p>
          </table:table-cell>
          <table:table-cell table:style-name="ce6" table:formula="of:=[.B1116]/[orbits.$D$3]" office:value-type="float" office:value="13225.9909922859">
            <text:p>13225.99</text:p>
          </table:table-cell>
          <table:table-cell table:style-name="ce6" table:formula="of:=[.C1116]-ROUNDDOWN([.C1116])" office:value-type="float" office:value="0.990992285947868">
            <text:p>0.99</text:p>
          </table:table-cell>
          <table:table-cell table:formula="of:=IF([.D1116] &lt; [.$D$2])" office:value-type="boolean" office:boolean-value="false">
            <text:p>FALSE</text:p>
          </table:table-cell>
          <table:table-cell table:formula="of:=MOD([.C1116];64)" office:value-type="float" office:value="41.9909922859479">
            <text:p>41.99</text:p>
          </table:table-cell>
          <table:table-cell/>
        </table:table-row>
        <table:table-row table:style-name="ro2">
          <table:table-cell table:style-name="ce3" table:formula="of:=[.A1116]+1" office:value-type="float" office:value="1116">
            <text:p>1116</text:p>
          </table:table-cell>
          <table:table-cell table:style-name="ce3" table:formula="of:=[orbits.$C$3]*[.A1117]" office:value-type="float" office:value="4835026.476">
            <text:p>4835026.476</text:p>
          </table:table-cell>
          <table:table-cell table:style-name="ce6" table:formula="of:=[.B1117]/[orbits.$D$3]" office:value-type="float" office:value="13237.8528676154">
            <text:p>13237.85</text:p>
          </table:table-cell>
          <table:table-cell table:style-name="ce6" table:formula="of:=[.C1117]-ROUNDDOWN([.C1117])" office:value-type="float" office:value="0.852867615352807">
            <text:p>0.85</text:p>
          </table:table-cell>
          <table:table-cell table:formula="of:=IF([.D1117] &lt; [.$D$2])" office:value-type="boolean" office:boolean-value="false">
            <text:p>FALSE</text:p>
          </table:table-cell>
          <table:table-cell table:formula="of:=MOD([.C1117];64)" office:value-type="float" office:value="53.8528676153528">
            <text:p>53.85</text:p>
          </table:table-cell>
          <table:table-cell/>
        </table:table-row>
        <table:table-row table:style-name="ro2">
          <table:table-cell table:style-name="ce3" table:formula="of:=[.A1117]+1" office:value-type="float" office:value="1117">
            <text:p>1117</text:p>
          </table:table-cell>
          <table:table-cell table:style-name="ce3" table:formula="of:=[orbits.$C$3]*[.A1118]" office:value-type="float" office:value="4839358.937">
            <text:p>4839358.937</text:p>
          </table:table-cell>
          <table:table-cell table:style-name="ce6" table:formula="of:=[.B1118]/[orbits.$D$3]" office:value-type="float" office:value="13249.7147429448">
            <text:p>13249.71</text:p>
          </table:table-cell>
          <table:table-cell table:style-name="ce6" table:formula="of:=[.C1118]-ROUNDDOWN([.C1118])" office:value-type="float" office:value="0.714742944755926">
            <text:p>0.71</text:p>
          </table:table-cell>
          <table:table-cell table:formula="of:=IF([.D1118] &lt; [.$D$2])" office:value-type="boolean" office:boolean-value="false">
            <text:p>FALSE</text:p>
          </table:table-cell>
          <table:table-cell table:formula="of:=MOD([.C1118];64)" office:value-type="float" office:value="1.71474294475593">
            <text:p>1.71</text:p>
          </table:table-cell>
          <table:table-cell/>
        </table:table-row>
        <table:table-row table:style-name="ro2">
          <table:table-cell table:style-name="ce3" table:formula="of:=[.A1118]+1" office:value-type="float" office:value="1118">
            <text:p>1118</text:p>
          </table:table-cell>
          <table:table-cell table:style-name="ce3" table:formula="of:=[orbits.$C$3]*[.A1119]" office:value-type="float" office:value="4843691.398">
            <text:p>4843691.398</text:p>
          </table:table-cell>
          <table:table-cell table:style-name="ce6" table:formula="of:=[.B1119]/[orbits.$D$3]" office:value-type="float" office:value="13261.5766182742">
            <text:p>13261.58</text:p>
          </table:table-cell>
          <table:table-cell table:style-name="ce6" table:formula="of:=[.C1119]-ROUNDDOWN([.C1119])" office:value-type="float" office:value="0.576618274160865">
            <text:p>0.58</text:p>
          </table:table-cell>
          <table:table-cell table:formula="of:=IF([.D1119] &lt; [.$D$2])" office:value-type="boolean" office:boolean-value="false">
            <text:p>FALSE</text:p>
          </table:table-cell>
          <table:table-cell table:formula="of:=MOD([.C1119];64)" office:value-type="float" office:value="13.5766182741609">
            <text:p>13.58</text:p>
          </table:table-cell>
          <table:table-cell/>
        </table:table-row>
        <table:table-row table:style-name="ro2">
          <table:table-cell table:style-name="ce3" table:formula="of:=[.A1119]+1" office:value-type="float" office:value="1119">
            <text:p>1119</text:p>
          </table:table-cell>
          <table:table-cell table:style-name="ce3" table:formula="of:=[orbits.$C$3]*[.A1120]" office:value-type="float" office:value="4848023.859">
            <text:p>4848023.859</text:p>
          </table:table-cell>
          <table:table-cell table:style-name="ce6" table:formula="of:=[.B1120]/[orbits.$D$3]" office:value-type="float" office:value="13273.4384936036">
            <text:p>13273.44</text:p>
          </table:table-cell>
          <table:table-cell table:style-name="ce6" table:formula="of:=[.C1120]-ROUNDDOWN([.C1120])" office:value-type="float" office:value="0.438493603565803">
            <text:p>0.44</text:p>
          </table:table-cell>
          <table:table-cell table:formula="of:=IF([.D1120] &lt; [.$D$2])" office:value-type="boolean" office:boolean-value="false">
            <text:p>FALSE</text:p>
          </table:table-cell>
          <table:table-cell table:formula="of:=MOD([.C1120];64)" office:value-type="float" office:value="25.4384936035658">
            <text:p>25.44</text:p>
          </table:table-cell>
          <table:table-cell/>
        </table:table-row>
        <table:table-row table:style-name="ro2">
          <table:table-cell table:style-name="ce3" table:formula="of:=[.A1120]+1" office:value-type="float" office:value="1120">
            <text:p>1120</text:p>
          </table:table-cell>
          <table:table-cell table:style-name="ce3" table:formula="of:=[orbits.$C$3]*[.A1121]" office:value-type="float" office:value="4852356.32">
            <text:p>4852356.32</text:p>
          </table:table-cell>
          <table:table-cell table:style-name="ce6" table:formula="of:=[.B1121]/[orbits.$D$3]" office:value-type="float" office:value="13285.300368933">
            <text:p>13285.30</text:p>
          </table:table-cell>
          <table:table-cell table:style-name="ce6" table:formula="of:=[.C1121]-ROUNDDOWN([.C1121])" office:value-type="float" office:value="0.300368932968922">
            <text:p>0.30</text:p>
          </table:table-cell>
          <table:table-cell table:formula="of:=IF([.D1121] &lt; [.$D$2])" office:value-type="boolean" office:boolean-value="false">
            <text:p>FALSE</text:p>
          </table:table-cell>
          <table:table-cell table:formula="of:=MOD([.C1121];64)" office:value-type="float" office:value="37.3003689329689">
            <text:p>37.30</text:p>
          </table:table-cell>
          <table:table-cell/>
        </table:table-row>
        <table:table-row table:style-name="ro2">
          <table:table-cell table:style-name="ce3" table:formula="of:=[.A1121]+1" office:value-type="float" office:value="1121">
            <text:p>1121</text:p>
          </table:table-cell>
          <table:table-cell table:style-name="ce3" table:formula="of:=[orbits.$C$3]*[.A1122]" office:value-type="float" office:value="4856688.781">
            <text:p>4856688.781</text:p>
          </table:table-cell>
          <table:table-cell table:style-name="ce6" table:formula="of:=[.B1122]/[orbits.$D$3]" office:value-type="float" office:value="13297.1622442624">
            <text:p>13297.16</text:p>
          </table:table-cell>
          <table:table-cell table:style-name="ce6" table:formula="of:=[.C1122]-ROUNDDOWN([.C1122])" office:value-type="float" office:value="0.162244262373861">
            <text:p>0.16</text:p>
          </table:table-cell>
          <table:table-cell table:formula="of:=IF([.D1122] &lt; [.$D$2])" office:value-type="boolean" office:boolean-value="false">
            <text:p>FALSE</text:p>
          </table:table-cell>
          <table:table-cell table:formula="of:=MOD([.C1122];64)" office:value-type="float" office:value="49.1622442623739">
            <text:p>49.16</text:p>
          </table:table-cell>
          <table:table-cell/>
        </table:table-row>
        <table:table-row table:style-name="ro2">
          <table:table-cell table:style-name="ce3" table:formula="of:=[.A1122]+1" office:value-type="float" office:value="1122">
            <text:p>1122</text:p>
          </table:table-cell>
          <table:table-cell table:style-name="ce3" table:formula="of:=[orbits.$C$3]*[.A1123]" office:value-type="float" office:value="4861021.242">
            <text:p>4861021.242</text:p>
          </table:table-cell>
          <table:table-cell table:style-name="ce6" table:formula="of:=[.B1123]/[orbits.$D$3]" office:value-type="float" office:value="13309.0241195918">
            <text:p>13309.02</text:p>
          </table:table-cell>
          <table:table-cell table:style-name="ce6" table:formula="of:=[.C1123]-ROUNDDOWN([.C1123])" office:value-type="float" office:value="0.0241195917787991">
            <text:p>0.02</text:p>
          </table:table-cell>
          <table:table-cell table:formula="of:=IF([.D1123] &lt; [.$D$2])" office:value-type="boolean" office:boolean-value="true">
            <text:p>TRUE</text:p>
          </table:table-cell>
          <table:table-cell table:formula="of:=MOD([.C1123];64)" office:value-type="float" office:value="61.0241195917788">
            <text:p>61.02</text:p>
          </table:table-cell>
          <table:table-cell/>
        </table:table-row>
        <table:table-row table:style-name="ro2">
          <table:table-cell table:style-name="ce3" table:formula="of:=[.A1123]+1" office:value-type="float" office:value="1123">
            <text:p>1123</text:p>
          </table:table-cell>
          <table:table-cell table:style-name="ce3" table:formula="of:=[orbits.$C$3]*[.A1124]" office:value-type="float" office:value="4865353.703">
            <text:p>4865353.703</text:p>
          </table:table-cell>
          <table:table-cell table:style-name="ce6" table:formula="of:=[.B1124]/[orbits.$D$3]" office:value-type="float" office:value="13320.8859949212">
            <text:p>13320.89</text:p>
          </table:table-cell>
          <table:table-cell table:style-name="ce6" table:formula="of:=[.C1124]-ROUNDDOWN([.C1124])" office:value-type="float" office:value="0.885994921183737">
            <text:p>0.89</text:p>
          </table:table-cell>
          <table:table-cell table:formula="of:=IF([.D1124] &lt; [.$D$2])" office:value-type="boolean" office:boolean-value="false">
            <text:p>FALSE</text:p>
          </table:table-cell>
          <table:table-cell table:formula="of:=MOD([.C1124];64)" office:value-type="float" office:value="8.88599492118374">
            <text:p>8.89</text:p>
          </table:table-cell>
          <table:table-cell/>
        </table:table-row>
        <table:table-row table:style-name="ro2">
          <table:table-cell table:style-name="ce3" table:formula="of:=[.A1124]+1" office:value-type="float" office:value="1124">
            <text:p>1124</text:p>
          </table:table-cell>
          <table:table-cell table:style-name="ce3" table:formula="of:=[orbits.$C$3]*[.A1125]" office:value-type="float" office:value="4869686.164">
            <text:p>4869686.164</text:p>
          </table:table-cell>
          <table:table-cell table:style-name="ce6" table:formula="of:=[.B1125]/[orbits.$D$3]" office:value-type="float" office:value="13332.7478702506">
            <text:p>13332.75</text:p>
          </table:table-cell>
          <table:table-cell table:style-name="ce6" table:formula="of:=[.C1125]-ROUNDDOWN([.C1125])" office:value-type="float" office:value="0.747870250586857">
            <text:p>0.75</text:p>
          </table:table-cell>
          <table:table-cell table:formula="of:=IF([.D1125] &lt; [.$D$2])" office:value-type="boolean" office:boolean-value="false">
            <text:p>FALSE</text:p>
          </table:table-cell>
          <table:table-cell table:formula="of:=MOD([.C1125];64)" office:value-type="float" office:value="20.7478702505869">
            <text:p>20.75</text:p>
          </table:table-cell>
          <table:table-cell/>
        </table:table-row>
        <table:table-row table:style-name="ro2">
          <table:table-cell table:style-name="ce3" table:formula="of:=[.A1125]+1" office:value-type="float" office:value="1125">
            <text:p>1125</text:p>
          </table:table-cell>
          <table:table-cell table:style-name="ce3" table:formula="of:=[orbits.$C$3]*[.A1126]" office:value-type="float" office:value="4874018.625">
            <text:p>4874018.625</text:p>
          </table:table-cell>
          <table:table-cell table:style-name="ce6" table:formula="of:=[.B1126]/[orbits.$D$3]" office:value-type="float" office:value="13344.60974558">
            <text:p>13344.61</text:p>
          </table:table-cell>
          <table:table-cell table:style-name="ce6" table:formula="of:=[.C1126]-ROUNDDOWN([.C1126])" office:value-type="float" office:value="0.609745579991795">
            <text:p>0.61</text:p>
          </table:table-cell>
          <table:table-cell table:formula="of:=IF([.D1126] &lt; [.$D$2])" office:value-type="boolean" office:boolean-value="false">
            <text:p>FALSE</text:p>
          </table:table-cell>
          <table:table-cell table:formula="of:=MOD([.C1126];64)" office:value-type="float" office:value="32.6097455799918">
            <text:p>32.61</text:p>
          </table:table-cell>
          <table:table-cell/>
        </table:table-row>
        <table:table-row table:style-name="ro2">
          <table:table-cell table:style-name="ce3" table:formula="of:=[.A1126]+1" office:value-type="float" office:value="1126">
            <text:p>1126</text:p>
          </table:table-cell>
          <table:table-cell table:style-name="ce3" table:formula="of:=[orbits.$C$3]*[.A1127]" office:value-type="float" office:value="4878351.086">
            <text:p>4878351.086</text:p>
          </table:table-cell>
          <table:table-cell table:style-name="ce6" table:formula="of:=[.B1127]/[orbits.$D$3]" office:value-type="float" office:value="13356.4716209094">
            <text:p>13356.47</text:p>
          </table:table-cell>
          <table:table-cell table:style-name="ce6" table:formula="of:=[.C1127]-ROUNDDOWN([.C1127])" office:value-type="float" office:value="0.471620909396734">
            <text:p>0.47</text:p>
          </table:table-cell>
          <table:table-cell table:formula="of:=IF([.D1127] &lt; [.$D$2])" office:value-type="boolean" office:boolean-value="false">
            <text:p>FALSE</text:p>
          </table:table-cell>
          <table:table-cell table:formula="of:=MOD([.C1127];64)" office:value-type="float" office:value="44.4716209093967">
            <text:p>44.47</text:p>
          </table:table-cell>
          <table:table-cell/>
        </table:table-row>
        <table:table-row table:style-name="ro2">
          <table:table-cell table:style-name="ce3" table:formula="of:=[.A1127]+1" office:value-type="float" office:value="1127">
            <text:p>1127</text:p>
          </table:table-cell>
          <table:table-cell table:style-name="ce3" table:formula="of:=[orbits.$C$3]*[.A1128]" office:value-type="float" office:value="4882683.547">
            <text:p>4882683.547</text:p>
          </table:table-cell>
          <table:table-cell table:style-name="ce6" table:formula="of:=[.B1128]/[orbits.$D$3]" office:value-type="float" office:value="13368.3334962388">
            <text:p>13368.33</text:p>
          </table:table-cell>
          <table:table-cell table:style-name="ce6" table:formula="of:=[.C1128]-ROUNDDOWN([.C1128])" office:value-type="float" office:value="0.333496238799853">
            <text:p>0.33</text:p>
          </table:table-cell>
          <table:table-cell table:formula="of:=IF([.D1128] &lt; [.$D$2])" office:value-type="boolean" office:boolean-value="false">
            <text:p>FALSE</text:p>
          </table:table-cell>
          <table:table-cell table:formula="of:=MOD([.C1128];64)" office:value-type="float" office:value="56.3334962387999">
            <text:p>56.33</text:p>
          </table:table-cell>
          <table:table-cell/>
        </table:table-row>
        <table:table-row table:style-name="ro2">
          <table:table-cell table:style-name="ce3" table:formula="of:=[.A1128]+1" office:value-type="float" office:value="1128">
            <text:p>1128</text:p>
          </table:table-cell>
          <table:table-cell table:style-name="ce3" table:formula="of:=[orbits.$C$3]*[.A1129]" office:value-type="float" office:value="4887016.008">
            <text:p>4887016.008</text:p>
          </table:table-cell>
          <table:table-cell table:style-name="ce6" table:formula="of:=[.B1129]/[orbits.$D$3]" office:value-type="float" office:value="13380.1953715682">
            <text:p>13380.20</text:p>
          </table:table-cell>
          <table:table-cell table:style-name="ce6" table:formula="of:=[.C1129]-ROUNDDOWN([.C1129])" office:value-type="float" office:value="0.195371568204791">
            <text:p>0.20</text:p>
          </table:table-cell>
          <table:table-cell table:formula="of:=IF([.D1129] &lt; [.$D$2])" office:value-type="boolean" office:boolean-value="false">
            <text:p>FALSE</text:p>
          </table:table-cell>
          <table:table-cell table:formula="of:=MOD([.C1129];64)" office:value-type="float" office:value="4.19537156820479">
            <text:p>4.20</text:p>
          </table:table-cell>
          <table:table-cell/>
        </table:table-row>
        <table:table-row table:style-name="ro2">
          <table:table-cell table:style-name="ce3" table:formula="of:=[.A1129]+1" office:value-type="float" office:value="1129">
            <text:p>1129</text:p>
          </table:table-cell>
          <table:table-cell table:style-name="ce3" table:formula="of:=[orbits.$C$3]*[.A1130]" office:value-type="float" office:value="4891348.469">
            <text:p>4891348.469</text:p>
          </table:table-cell>
          <table:table-cell table:style-name="ce6" table:formula="of:=[.B1130]/[orbits.$D$3]" office:value-type="float" office:value="13392.0572468976">
            <text:p>13392.06</text:p>
          </table:table-cell>
          <table:table-cell table:style-name="ce6" table:formula="of:=[.C1130]-ROUNDDOWN([.C1130])" office:value-type="float" office:value="0.0572468976097298">
            <text:p>0.06</text:p>
          </table:table-cell>
          <table:table-cell table:formula="of:=IF([.D1130] &lt; [.$D$2])" office:value-type="boolean" office:boolean-value="true">
            <text:p>TRUE</text:p>
          </table:table-cell>
          <table:table-cell table:formula="of:=MOD([.C1130];64)" office:value-type="float" office:value="16.0572468976097">
            <text:p>16.06</text:p>
          </table:table-cell>
          <table:table-cell/>
        </table:table-row>
        <table:table-row table:style-name="ro2">
          <table:table-cell table:style-name="ce3" table:formula="of:=[.A1130]+1" office:value-type="float" office:value="1130">
            <text:p>1130</text:p>
          </table:table-cell>
          <table:table-cell table:style-name="ce3" table:formula="of:=[orbits.$C$3]*[.A1131]" office:value-type="float" office:value="4895680.93">
            <text:p>4895680.93</text:p>
          </table:table-cell>
          <table:table-cell table:style-name="ce6" table:formula="of:=[.B1131]/[orbits.$D$3]" office:value-type="float" office:value="13403.919122227">
            <text:p>13403.92</text:p>
          </table:table-cell>
          <table:table-cell table:style-name="ce6" table:formula="of:=[.C1131]-ROUNDDOWN([.C1131])" office:value-type="float" office:value="0.919122227014668">
            <text:p>0.92</text:p>
          </table:table-cell>
          <table:table-cell table:formula="of:=IF([.D1131] &lt; [.$D$2])" office:value-type="boolean" office:boolean-value="false">
            <text:p>FALSE</text:p>
          </table:table-cell>
          <table:table-cell table:formula="of:=MOD([.C1131];64)" office:value-type="float" office:value="27.9191222270147">
            <text:p>27.92</text:p>
          </table:table-cell>
          <table:table-cell/>
        </table:table-row>
        <table:table-row table:style-name="ro2">
          <table:table-cell table:style-name="ce3" table:formula="of:=[.A1131]+1" office:value-type="float" office:value="1131">
            <text:p>1131</text:p>
          </table:table-cell>
          <table:table-cell table:style-name="ce3" table:formula="of:=[orbits.$C$3]*[.A1132]" office:value-type="float" office:value="4900013.391">
            <text:p>4900013.391</text:p>
          </table:table-cell>
          <table:table-cell table:style-name="ce6" table:formula="of:=[.B1132]/[orbits.$D$3]" office:value-type="float" office:value="13415.7809975564">
            <text:p>13415.78</text:p>
          </table:table-cell>
          <table:table-cell table:style-name="ce6" table:formula="of:=[.C1132]-ROUNDDOWN([.C1132])" office:value-type="float" office:value="0.780997556417788">
            <text:p>0.78</text:p>
          </table:table-cell>
          <table:table-cell table:formula="of:=IF([.D1132] &lt; [.$D$2])" office:value-type="boolean" office:boolean-value="false">
            <text:p>FALSE</text:p>
          </table:table-cell>
          <table:table-cell table:formula="of:=MOD([.C1132];64)" office:value-type="float" office:value="39.7809975564178">
            <text:p>39.78</text:p>
          </table:table-cell>
          <table:table-cell/>
        </table:table-row>
        <table:table-row table:style-name="ro2">
          <table:table-cell table:style-name="ce3" table:formula="of:=[.A1132]+1" office:value-type="float" office:value="1132">
            <text:p>1132</text:p>
          </table:table-cell>
          <table:table-cell table:style-name="ce3" table:formula="of:=[orbits.$C$3]*[.A1133]" office:value-type="float" office:value="4904345.852">
            <text:p>4904345.852</text:p>
          </table:table-cell>
          <table:table-cell table:style-name="ce6" table:formula="of:=[.B1133]/[orbits.$D$3]" office:value-type="float" office:value="13427.6428728858">
            <text:p>13427.64</text:p>
          </table:table-cell>
          <table:table-cell table:style-name="ce6" table:formula="of:=[.C1133]-ROUNDDOWN([.C1133])" office:value-type="float" office:value="0.642872885822726">
            <text:p>0.64</text:p>
          </table:table-cell>
          <table:table-cell table:formula="of:=IF([.D1133] &lt; [.$D$2])" office:value-type="boolean" office:boolean-value="false">
            <text:p>FALSE</text:p>
          </table:table-cell>
          <table:table-cell table:formula="of:=MOD([.C1133];64)" office:value-type="float" office:value="51.6428728858227">
            <text:p>51.64</text:p>
          </table:table-cell>
          <table:table-cell/>
        </table:table-row>
        <table:table-row table:style-name="ro2">
          <table:table-cell table:style-name="ce3" table:formula="of:=[.A1133]+1" office:value-type="float" office:value="1133">
            <text:p>1133</text:p>
          </table:table-cell>
          <table:table-cell table:style-name="ce3" table:formula="of:=[orbits.$C$3]*[.A1134]" office:value-type="float" office:value="4908678.313">
            <text:p>4908678.313</text:p>
          </table:table-cell>
          <table:table-cell table:style-name="ce6" table:formula="of:=[.B1134]/[orbits.$D$3]" office:value-type="float" office:value="13439.5047482152">
            <text:p>13439.50</text:p>
          </table:table-cell>
          <table:table-cell table:style-name="ce6" table:formula="of:=[.C1134]-ROUNDDOWN([.C1134])" office:value-type="float" office:value="0.504748215227664">
            <text:p>0.50</text:p>
          </table:table-cell>
          <table:table-cell table:formula="of:=IF([.D1134] &lt; [.$D$2])" office:value-type="boolean" office:boolean-value="false">
            <text:p>FALSE</text:p>
          </table:table-cell>
          <table:table-cell table:formula="of:=MOD([.C1134];64)" office:value-type="float" office:value="63.5047482152277">
            <text:p>63.50</text:p>
          </table:table-cell>
          <table:table-cell/>
        </table:table-row>
        <table:table-row table:style-name="ro2">
          <table:table-cell table:style-name="ce3" table:formula="of:=[.A1134]+1" office:value-type="float" office:value="1134">
            <text:p>1134</text:p>
          </table:table-cell>
          <table:table-cell table:style-name="ce3" table:formula="of:=[orbits.$C$3]*[.A1135]" office:value-type="float" office:value="4913010.774">
            <text:p>4913010.774</text:p>
          </table:table-cell>
          <table:table-cell table:style-name="ce6" table:formula="of:=[.B1135]/[orbits.$D$3]" office:value-type="float" office:value="13451.3666235446">
            <text:p>13451.37</text:p>
          </table:table-cell>
          <table:table-cell table:style-name="ce6" table:formula="of:=[.C1135]-ROUNDDOWN([.C1135])" office:value-type="float" office:value="0.366623544630784">
            <text:p>0.37</text:p>
          </table:table-cell>
          <table:table-cell table:formula="of:=IF([.D1135] &lt; [.$D$2])" office:value-type="boolean" office:boolean-value="false">
            <text:p>FALSE</text:p>
          </table:table-cell>
          <table:table-cell table:formula="of:=MOD([.C1135];64)" office:value-type="float" office:value="11.3666235446308">
            <text:p>11.37</text:p>
          </table:table-cell>
          <table:table-cell/>
        </table:table-row>
        <table:table-row table:style-name="ro2">
          <table:table-cell table:style-name="ce3" table:formula="of:=[.A1135]+1" office:value-type="float" office:value="1135">
            <text:p>1135</text:p>
          </table:table-cell>
          <table:table-cell table:style-name="ce3" table:formula="of:=[orbits.$C$3]*[.A1136]" office:value-type="float" office:value="4917343.235">
            <text:p>4917343.235</text:p>
          </table:table-cell>
          <table:table-cell table:style-name="ce6" table:formula="of:=[.B1136]/[orbits.$D$3]" office:value-type="float" office:value="13463.228498874">
            <text:p>13463.23</text:p>
          </table:table-cell>
          <table:table-cell table:style-name="ce6" table:formula="of:=[.C1136]-ROUNDDOWN([.C1136])" office:value-type="float" office:value="0.228498874035722">
            <text:p>0.23</text:p>
          </table:table-cell>
          <table:table-cell table:formula="of:=IF([.D1136] &lt; [.$D$2])" office:value-type="boolean" office:boolean-value="false">
            <text:p>FALSE</text:p>
          </table:table-cell>
          <table:table-cell table:formula="of:=MOD([.C1136];64)" office:value-type="float" office:value="23.2284988740357">
            <text:p>23.23</text:p>
          </table:table-cell>
          <table:table-cell/>
        </table:table-row>
        <table:table-row table:style-name="ro2">
          <table:table-cell table:style-name="ce3" table:formula="of:=[.A1136]+1" office:value-type="float" office:value="1136">
            <text:p>1136</text:p>
          </table:table-cell>
          <table:table-cell table:style-name="ce3" table:formula="of:=[orbits.$C$3]*[.A1137]" office:value-type="float" office:value="4921675.696">
            <text:p>4921675.696</text:p>
          </table:table-cell>
          <table:table-cell table:style-name="ce6" table:formula="of:=[.B1137]/[orbits.$D$3]" office:value-type="float" office:value="13475.0903742034">
            <text:p>13475.09</text:p>
          </table:table-cell>
          <table:table-cell table:style-name="ce6" table:formula="of:=[.C1137]-ROUNDDOWN([.C1137])" office:value-type="float" office:value="0.0903742034406605">
            <text:p>0.09</text:p>
          </table:table-cell>
          <table:table-cell table:formula="of:=IF([.D1137] &lt; [.$D$2])" office:value-type="boolean" office:boolean-value="true">
            <text:p>TRUE</text:p>
          </table:table-cell>
          <table:table-cell table:formula="of:=MOD([.C1137];64)" office:value-type="float" office:value="35.0903742034407">
            <text:p>35.09</text:p>
          </table:table-cell>
          <table:table-cell/>
        </table:table-row>
        <table:table-row table:style-name="ro2">
          <table:table-cell table:style-name="ce3" table:formula="of:=[.A1137]+1" office:value-type="float" office:value="1137">
            <text:p>1137</text:p>
          </table:table-cell>
          <table:table-cell table:style-name="ce3" table:formula="of:=[orbits.$C$3]*[.A1138]" office:value-type="float" office:value="4926008.157">
            <text:p>4926008.157</text:p>
          </table:table-cell>
          <table:table-cell table:style-name="ce6" table:formula="of:=[.B1138]/[orbits.$D$3]" office:value-type="float" office:value="13486.9522495328">
            <text:p>13486.95</text:p>
          </table:table-cell>
          <table:table-cell table:style-name="ce6" table:formula="of:=[.C1138]-ROUNDDOWN([.C1138])" office:value-type="float" office:value="0.952249532845599">
            <text:p>0.95</text:p>
          </table:table-cell>
          <table:table-cell table:formula="of:=IF([.D1138] &lt; [.$D$2])" office:value-type="boolean" office:boolean-value="false">
            <text:p>FALSE</text:p>
          </table:table-cell>
          <table:table-cell table:formula="of:=MOD([.C1138];64)" office:value-type="float" office:value="46.9522495328456">
            <text:p>46.95</text:p>
          </table:table-cell>
          <table:table-cell/>
        </table:table-row>
        <table:table-row table:style-name="ro2">
          <table:table-cell table:style-name="ce3" table:formula="of:=[.A1138]+1" office:value-type="float" office:value="1138">
            <text:p>1138</text:p>
          </table:table-cell>
          <table:table-cell table:style-name="ce3" table:formula="of:=[orbits.$C$3]*[.A1139]" office:value-type="float" office:value="4930340.618">
            <text:p>4930340.618</text:p>
          </table:table-cell>
          <table:table-cell table:style-name="ce6" table:formula="of:=[.B1139]/[orbits.$D$3]" office:value-type="float" office:value="13498.8141248623">
            <text:p>13498.81</text:p>
          </table:table-cell>
          <table:table-cell table:style-name="ce6" table:formula="of:=[.C1139]-ROUNDDOWN([.C1139])" office:value-type="float" office:value="0.814124862250537">
            <text:p>0.81</text:p>
          </table:table-cell>
          <table:table-cell table:formula="of:=IF([.D1139] &lt; [.$D$2])" office:value-type="boolean" office:boolean-value="false">
            <text:p>FALSE</text:p>
          </table:table-cell>
          <table:table-cell table:formula="of:=MOD([.C1139];64)" office:value-type="float" office:value="58.8141248622505">
            <text:p>58.81</text:p>
          </table:table-cell>
          <table:table-cell/>
        </table:table-row>
        <table:table-row table:style-name="ro2">
          <table:table-cell table:style-name="ce3" table:formula="of:=[.A1139]+1" office:value-type="float" office:value="1139">
            <text:p>1139</text:p>
          </table:table-cell>
          <table:table-cell table:style-name="ce3" table:formula="of:=[orbits.$C$3]*[.A1140]" office:value-type="float" office:value="4934673.079">
            <text:p>4934673.079</text:p>
          </table:table-cell>
          <table:table-cell table:style-name="ce6" table:formula="of:=[.B1140]/[orbits.$D$3]" office:value-type="float" office:value="13510.6760001917">
            <text:p>13510.68</text:p>
          </table:table-cell>
          <table:table-cell table:style-name="ce6" table:formula="of:=[.C1140]-ROUNDDOWN([.C1140])" office:value-type="float" office:value="0.676000191653657">
            <text:p>0.68</text:p>
          </table:table-cell>
          <table:table-cell table:formula="of:=IF([.D1140] &lt; [.$D$2])" office:value-type="boolean" office:boolean-value="false">
            <text:p>FALSE</text:p>
          </table:table-cell>
          <table:table-cell table:formula="of:=MOD([.C1140];64)" office:value-type="float" office:value="6.67600019165366">
            <text:p>6.68</text:p>
          </table:table-cell>
          <table:table-cell/>
        </table:table-row>
        <table:table-row table:style-name="ro2">
          <table:table-cell table:style-name="ce3" table:formula="of:=[.A1140]+1" office:value-type="float" office:value="1140">
            <text:p>1140</text:p>
          </table:table-cell>
          <table:table-cell table:style-name="ce3" table:formula="of:=[orbits.$C$3]*[.A1141]" office:value-type="float" office:value="4939005.54">
            <text:p>4939005.54</text:p>
          </table:table-cell>
          <table:table-cell table:style-name="ce6" table:formula="of:=[.B1141]/[orbits.$D$3]" office:value-type="float" office:value="13522.5378755211">
            <text:p>13522.54</text:p>
          </table:table-cell>
          <table:table-cell table:style-name="ce6" table:formula="of:=[.C1141]-ROUNDDOWN([.C1141])" office:value-type="float" office:value="0.537875521058595">
            <text:p>0.54</text:p>
          </table:table-cell>
          <table:table-cell table:formula="of:=IF([.D1141] &lt; [.$D$2])" office:value-type="boolean" office:boolean-value="false">
            <text:p>FALSE</text:p>
          </table:table-cell>
          <table:table-cell table:formula="of:=MOD([.C1141];64)" office:value-type="float" office:value="18.5378755210586">
            <text:p>18.54</text:p>
          </table:table-cell>
          <table:table-cell/>
        </table:table-row>
        <table:table-row table:style-name="ro2">
          <table:table-cell table:style-name="ce3" table:formula="of:=[.A1141]+1" office:value-type="float" office:value="1141">
            <text:p>1141</text:p>
          </table:table-cell>
          <table:table-cell table:style-name="ce3" table:formula="of:=[orbits.$C$3]*[.A1142]" office:value-type="float" office:value="4943338.001">
            <text:p>4943338.001</text:p>
          </table:table-cell>
          <table:table-cell table:style-name="ce6" table:formula="of:=[.B1142]/[orbits.$D$3]" office:value-type="float" office:value="13534.3997508505">
            <text:p>13534.40</text:p>
          </table:table-cell>
          <table:table-cell table:style-name="ce6" table:formula="of:=[.C1142]-ROUNDDOWN([.C1142])" office:value-type="float" office:value="0.399750850461714">
            <text:p>0.40</text:p>
          </table:table-cell>
          <table:table-cell table:formula="of:=IF([.D1142] &lt; [.$D$2])" office:value-type="boolean" office:boolean-value="false">
            <text:p>FALSE</text:p>
          </table:table-cell>
          <table:table-cell table:formula="of:=MOD([.C1142];64)" office:value-type="float" office:value="30.3997508504617">
            <text:p>30.40</text:p>
          </table:table-cell>
          <table:table-cell/>
        </table:table-row>
        <table:table-row table:style-name="ro2">
          <table:table-cell table:style-name="ce3" table:formula="of:=[.A1142]+1" office:value-type="float" office:value="1142">
            <text:p>1142</text:p>
          </table:table-cell>
          <table:table-cell table:style-name="ce3" table:formula="of:=[orbits.$C$3]*[.A1143]" office:value-type="float" office:value="4947670.462">
            <text:p>4947670.462</text:p>
          </table:table-cell>
          <table:table-cell table:style-name="ce6" table:formula="of:=[.B1143]/[orbits.$D$3]" office:value-type="float" office:value="13546.2616261799">
            <text:p>13546.26</text:p>
          </table:table-cell>
          <table:table-cell table:style-name="ce6" table:formula="of:=[.C1143]-ROUNDDOWN([.C1143])" office:value-type="float" office:value="0.261626179866653">
            <text:p>0.26</text:p>
          </table:table-cell>
          <table:table-cell table:formula="of:=IF([.D1143] &lt; [.$D$2])" office:value-type="boolean" office:boolean-value="false">
            <text:p>FALSE</text:p>
          </table:table-cell>
          <table:table-cell table:formula="of:=MOD([.C1143];64)" office:value-type="float" office:value="42.2616261798667">
            <text:p>42.26</text:p>
          </table:table-cell>
          <table:table-cell/>
        </table:table-row>
        <table:table-row table:style-name="ro2">
          <table:table-cell table:style-name="ce3" table:formula="of:=[.A1143]+1" office:value-type="float" office:value="1143">
            <text:p>1143</text:p>
          </table:table-cell>
          <table:table-cell table:style-name="ce3" table:formula="of:=[orbits.$C$3]*[.A1144]" office:value-type="float" office:value="4952002.923">
            <text:p>4952002.923</text:p>
          </table:table-cell>
          <table:table-cell table:style-name="ce6" table:formula="of:=[.B1144]/[orbits.$D$3]" office:value-type="float" office:value="13558.1235015093">
            <text:p>13558.12</text:p>
          </table:table-cell>
          <table:table-cell table:style-name="ce6" table:formula="of:=[.C1144]-ROUNDDOWN([.C1144])" office:value-type="float" office:value="0.123501509271591">
            <text:p>0.12</text:p>
          </table:table-cell>
          <table:table-cell table:formula="of:=IF([.D1144] &lt; [.$D$2])" office:value-type="boolean" office:boolean-value="false">
            <text:p>FALSE</text:p>
          </table:table-cell>
          <table:table-cell table:formula="of:=MOD([.C1144];64)" office:value-type="float" office:value="54.1235015092716">
            <text:p>54.12</text:p>
          </table:table-cell>
          <table:table-cell/>
        </table:table-row>
        <table:table-row table:style-name="ro2">
          <table:table-cell table:style-name="ce3" table:formula="of:=[.A1144]+1" office:value-type="float" office:value="1144">
            <text:p>1144</text:p>
          </table:table-cell>
          <table:table-cell table:style-name="ce3" table:formula="of:=[orbits.$C$3]*[.A1145]" office:value-type="float" office:value="4956335.384">
            <text:p>4956335.384</text:p>
          </table:table-cell>
          <table:table-cell table:style-name="ce6" table:formula="of:=[.B1145]/[orbits.$D$3]" office:value-type="float" office:value="13569.9853768387">
            <text:p>13569.99</text:p>
          </table:table-cell>
          <table:table-cell table:style-name="ce6" table:formula="of:=[.C1145]-ROUNDDOWN([.C1145])" office:value-type="float" office:value="0.98537683867653">
            <text:p>0.99</text:p>
          </table:table-cell>
          <table:table-cell table:formula="of:=IF([.D1145] &lt; [.$D$2])" office:value-type="boolean" office:boolean-value="false">
            <text:p>FALSE</text:p>
          </table:table-cell>
          <table:table-cell table:formula="of:=MOD([.C1145];64)" office:value-type="float" office:value="1.98537683867653">
            <text:p>1.99</text:p>
          </table:table-cell>
          <table:table-cell/>
        </table:table-row>
        <table:table-row table:style-name="ro2">
          <table:table-cell table:style-name="ce3" table:formula="of:=[.A1145]+1" office:value-type="float" office:value="1145">
            <text:p>1145</text:p>
          </table:table-cell>
          <table:table-cell table:style-name="ce3" table:formula="of:=[orbits.$C$3]*[.A1146]" office:value-type="float" office:value="4960667.845">
            <text:p>4960667.845</text:p>
          </table:table-cell>
          <table:table-cell table:style-name="ce6" table:formula="of:=[.B1146]/[orbits.$D$3]" office:value-type="float" office:value="13581.8472521681">
            <text:p>13581.85</text:p>
          </table:table-cell>
          <table:table-cell table:style-name="ce6" table:formula="of:=[.C1146]-ROUNDDOWN([.C1146])" office:value-type="float" office:value="0.847252168081468">
            <text:p>0.85</text:p>
          </table:table-cell>
          <table:table-cell table:formula="of:=IF([.D1146] &lt; [.$D$2])" office:value-type="boolean" office:boolean-value="false">
            <text:p>FALSE</text:p>
          </table:table-cell>
          <table:table-cell table:formula="of:=MOD([.C1146];64)" office:value-type="float" office:value="13.8472521680815">
            <text:p>13.85</text:p>
          </table:table-cell>
          <table:table-cell/>
        </table:table-row>
        <table:table-row table:style-name="ro2">
          <table:table-cell table:style-name="ce3" table:formula="of:=[.A1146]+1" office:value-type="float" office:value="1146">
            <text:p>1146</text:p>
          </table:table-cell>
          <table:table-cell table:style-name="ce3" table:formula="of:=[orbits.$C$3]*[.A1147]" office:value-type="float" office:value="4965000.306">
            <text:p>4965000.306</text:p>
          </table:table-cell>
          <table:table-cell table:style-name="ce6" table:formula="of:=[.B1147]/[orbits.$D$3]" office:value-type="float" office:value="13593.7091274975">
            <text:p>13593.71</text:p>
          </table:table-cell>
          <table:table-cell table:style-name="ce6" table:formula="of:=[.C1147]-ROUNDDOWN([.C1147])" office:value-type="float" office:value="0.709127497484587">
            <text:p>0.71</text:p>
          </table:table-cell>
          <table:table-cell table:formula="of:=IF([.D1147] &lt; [.$D$2])" office:value-type="boolean" office:boolean-value="false">
            <text:p>FALSE</text:p>
          </table:table-cell>
          <table:table-cell table:formula="of:=MOD([.C1147];64)" office:value-type="float" office:value="25.7091274974846">
            <text:p>25.71</text:p>
          </table:table-cell>
          <table:table-cell/>
        </table:table-row>
        <table:table-row table:style-name="ro2">
          <table:table-cell table:style-name="ce3" table:formula="of:=[.A1147]+1" office:value-type="float" office:value="1147">
            <text:p>1147</text:p>
          </table:table-cell>
          <table:table-cell table:style-name="ce3" table:formula="of:=[orbits.$C$3]*[.A1148]" office:value-type="float" office:value="4969332.767">
            <text:p>4969332.767</text:p>
          </table:table-cell>
          <table:table-cell table:style-name="ce6" table:formula="of:=[.B1148]/[orbits.$D$3]" office:value-type="float" office:value="13605.5710028269">
            <text:p>13605.57</text:p>
          </table:table-cell>
          <table:table-cell table:style-name="ce6" table:formula="of:=[.C1148]-ROUNDDOWN([.C1148])" office:value-type="float" office:value="0.571002826889526">
            <text:p>0.57</text:p>
          </table:table-cell>
          <table:table-cell table:formula="of:=IF([.D1148] &lt; [.$D$2])" office:value-type="boolean" office:boolean-value="false">
            <text:p>FALSE</text:p>
          </table:table-cell>
          <table:table-cell table:formula="of:=MOD([.C1148];64)" office:value-type="float" office:value="37.5710028268895">
            <text:p>37.57</text:p>
          </table:table-cell>
          <table:table-cell/>
        </table:table-row>
        <table:table-row table:style-name="ro2">
          <table:table-cell table:style-name="ce3" table:formula="of:=[.A1148]+1" office:value-type="float" office:value="1148">
            <text:p>1148</text:p>
          </table:table-cell>
          <table:table-cell table:style-name="ce3" table:formula="of:=[orbits.$C$3]*[.A1149]" office:value-type="float" office:value="4973665.228">
            <text:p>4973665.228</text:p>
          </table:table-cell>
          <table:table-cell table:style-name="ce6" table:formula="of:=[.B1149]/[orbits.$D$3]" office:value-type="float" office:value="13617.4328781563">
            <text:p>13617.43</text:p>
          </table:table-cell>
          <table:table-cell table:style-name="ce6" table:formula="of:=[.C1149]-ROUNDDOWN([.C1149])" office:value-type="float" office:value="0.432878156292645">
            <text:p>0.43</text:p>
          </table:table-cell>
          <table:table-cell table:formula="of:=IF([.D1149] &lt; [.$D$2])" office:value-type="boolean" office:boolean-value="false">
            <text:p>FALSE</text:p>
          </table:table-cell>
          <table:table-cell table:formula="of:=MOD([.C1149];64)" office:value-type="float" office:value="49.4328781562926">
            <text:p>49.43</text:p>
          </table:table-cell>
          <table:table-cell/>
        </table:table-row>
        <table:table-row table:style-name="ro2">
          <table:table-cell table:style-name="ce3" table:formula="of:=[.A1149]+1" office:value-type="float" office:value="1149">
            <text:p>1149</text:p>
          </table:table-cell>
          <table:table-cell table:style-name="ce3" table:formula="of:=[orbits.$C$3]*[.A1150]" office:value-type="float" office:value="4977997.689">
            <text:p>4977997.689</text:p>
          </table:table-cell>
          <table:table-cell table:style-name="ce6" table:formula="of:=[.B1150]/[orbits.$D$3]" office:value-type="float" office:value="13629.2947534857">
            <text:p>13629.29</text:p>
          </table:table-cell>
          <table:table-cell table:style-name="ce6" table:formula="of:=[.C1150]-ROUNDDOWN([.C1150])" office:value-type="float" office:value="0.294753485697584">
            <text:p>0.29</text:p>
          </table:table-cell>
          <table:table-cell table:formula="of:=IF([.D1150] &lt; [.$D$2])" office:value-type="boolean" office:boolean-value="false">
            <text:p>FALSE</text:p>
          </table:table-cell>
          <table:table-cell table:formula="of:=MOD([.C1150];64)" office:value-type="float" office:value="61.2947534856976">
            <text:p>61.29</text:p>
          </table:table-cell>
          <table:table-cell/>
        </table:table-row>
        <table:table-row table:style-name="ro2">
          <table:table-cell table:style-name="ce3" table:formula="of:=[.A1150]+1" office:value-type="float" office:value="1150">
            <text:p>1150</text:p>
          </table:table-cell>
          <table:table-cell table:style-name="ce3" table:formula="of:=[orbits.$C$3]*[.A1151]" office:value-type="float" office:value="4982330.15">
            <text:p>4982330.15</text:p>
          </table:table-cell>
          <table:table-cell table:style-name="ce6" table:formula="of:=[.B1151]/[orbits.$D$3]" office:value-type="float" office:value="13641.1566288151">
            <text:p>13641.16</text:p>
          </table:table-cell>
          <table:table-cell table:style-name="ce6" table:formula="of:=[.C1151]-ROUNDDOWN([.C1151])" office:value-type="float" office:value="0.156628815102522">
            <text:p>0.16</text:p>
          </table:table-cell>
          <table:table-cell table:formula="of:=IF([.D1151] &lt; [.$D$2])" office:value-type="boolean" office:boolean-value="false">
            <text:p>FALSE</text:p>
          </table:table-cell>
          <table:table-cell table:formula="of:=MOD([.C1151];64)" office:value-type="float" office:value="9.15662881510252">
            <text:p>9.16</text:p>
          </table:table-cell>
          <table:table-cell/>
        </table:table-row>
        <table:table-row table:style-name="ro2">
          <table:table-cell table:style-name="ce3" table:formula="of:=[.A1151]+1" office:value-type="float" office:value="1151">
            <text:p>1151</text:p>
          </table:table-cell>
          <table:table-cell table:style-name="ce3" table:formula="of:=[orbits.$C$3]*[.A1152]" office:value-type="float" office:value="4986662.611">
            <text:p>4986662.611</text:p>
          </table:table-cell>
          <table:table-cell table:style-name="ce6" table:formula="of:=[.B1152]/[orbits.$D$3]" office:value-type="float" office:value="13653.0185041445">
            <text:p>13653.02</text:p>
          </table:table-cell>
          <table:table-cell table:style-name="ce6" table:formula="of:=[.C1152]-ROUNDDOWN([.C1152])" office:value-type="float" office:value="0.0185041445074603">
            <text:p>0.02</text:p>
          </table:table-cell>
          <table:table-cell table:formula="of:=IF([.D1152] &lt; [.$D$2])" office:value-type="boolean" office:boolean-value="true">
            <text:p>TRUE</text:p>
          </table:table-cell>
          <table:table-cell table:formula="of:=MOD([.C1152];64)" office:value-type="float" office:value="21.0185041445075">
            <text:p>21.02</text:p>
          </table:table-cell>
          <table:table-cell/>
        </table:table-row>
        <table:table-row table:style-name="ro2">
          <table:table-cell table:style-name="ce3" table:formula="of:=[.A1152]+1" office:value-type="float" office:value="1152">
            <text:p>1152</text:p>
          </table:table-cell>
          <table:table-cell table:style-name="ce3" table:formula="of:=[orbits.$C$3]*[.A1153]" office:value-type="float" office:value="4990995.072">
            <text:p>4990995.072</text:p>
          </table:table-cell>
          <table:table-cell table:style-name="ce6" table:formula="of:=[.B1153]/[orbits.$D$3]" office:value-type="float" office:value="13664.8803794739">
            <text:p>13664.88</text:p>
          </table:table-cell>
          <table:table-cell table:style-name="ce6" table:formula="of:=[.C1153]-ROUNDDOWN([.C1153])" office:value-type="float" office:value="0.880379473912399">
            <text:p>0.88</text:p>
          </table:table-cell>
          <table:table-cell table:formula="of:=IF([.D1153] &lt; [.$D$2])" office:value-type="boolean" office:boolean-value="false">
            <text:p>FALSE</text:p>
          </table:table-cell>
          <table:table-cell table:formula="of:=MOD([.C1153];64)" office:value-type="float" office:value="32.8803794739124">
            <text:p>32.88</text:p>
          </table:table-cell>
          <table:table-cell/>
        </table:table-row>
        <table:table-row table:style-name="ro2">
          <table:table-cell table:style-name="ce3" table:formula="of:=[.A1153]+1" office:value-type="float" office:value="1153">
            <text:p>1153</text:p>
          </table:table-cell>
          <table:table-cell table:style-name="ce3" table:formula="of:=[orbits.$C$3]*[.A1154]" office:value-type="float" office:value="4995327.533">
            <text:p>4995327.533</text:p>
          </table:table-cell>
          <table:table-cell table:style-name="ce6" table:formula="of:=[.B1154]/[orbits.$D$3]" office:value-type="float" office:value="13676.7422548033">
            <text:p>13676.74</text:p>
          </table:table-cell>
          <table:table-cell table:style-name="ce6" table:formula="of:=[.C1154]-ROUNDDOWN([.C1154])" office:value-type="float" office:value="0.742254803315518">
            <text:p>0.74</text:p>
          </table:table-cell>
          <table:table-cell table:formula="of:=IF([.D1154] &lt; [.$D$2])" office:value-type="boolean" office:boolean-value="false">
            <text:p>FALSE</text:p>
          </table:table-cell>
          <table:table-cell table:formula="of:=MOD([.C1154];64)" office:value-type="float" office:value="44.7422548033155">
            <text:p>44.74</text:p>
          </table:table-cell>
          <table:table-cell/>
        </table:table-row>
        <table:table-row table:style-name="ro2">
          <table:table-cell table:style-name="ce3" table:formula="of:=[.A1154]+1" office:value-type="float" office:value="1154">
            <text:p>1154</text:p>
          </table:table-cell>
          <table:table-cell table:style-name="ce3" table:formula="of:=[orbits.$C$3]*[.A1155]" office:value-type="float" office:value="4999659.994">
            <text:p>4999659.994</text:p>
          </table:table-cell>
          <table:table-cell table:style-name="ce6" table:formula="of:=[.B1155]/[orbits.$D$3]" office:value-type="float" office:value="13688.6041301327">
            <text:p>13688.60</text:p>
          </table:table-cell>
          <table:table-cell table:style-name="ce6" table:formula="of:=[.C1155]-ROUNDDOWN([.C1155])" office:value-type="float" office:value="0.604130132720456">
            <text:p>0.60</text:p>
          </table:table-cell>
          <table:table-cell table:formula="of:=IF([.D1155] &lt; [.$D$2])" office:value-type="boolean" office:boolean-value="false">
            <text:p>FALSE</text:p>
          </table:table-cell>
          <table:table-cell table:formula="of:=MOD([.C1155];64)" office:value-type="float" office:value="56.6041301327205">
            <text:p>56.60</text:p>
          </table:table-cell>
          <table:table-cell/>
        </table:table-row>
        <table:table-row table:style-name="ro2">
          <table:table-cell table:style-name="ce3" table:formula="of:=[.A1155]+1" office:value-type="float" office:value="1155">
            <text:p>1155</text:p>
          </table:table-cell>
          <table:table-cell table:style-name="ce3" table:formula="of:=[orbits.$C$3]*[.A1156]" office:value-type="float" office:value="5003992.455">
            <text:p>5003992.455</text:p>
          </table:table-cell>
          <table:table-cell table:style-name="ce6" table:formula="of:=[.B1156]/[orbits.$D$3]" office:value-type="float" office:value="13700.4660054621">
            <text:p>13700.47</text:p>
          </table:table-cell>
          <table:table-cell table:style-name="ce6" table:formula="of:=[.C1156]-ROUNDDOWN([.C1156])" office:value-type="float" office:value="0.466005462123576">
            <text:p>0.47</text:p>
          </table:table-cell>
          <table:table-cell table:formula="of:=IF([.D1156] &lt; [.$D$2])" office:value-type="boolean" office:boolean-value="false">
            <text:p>FALSE</text:p>
          </table:table-cell>
          <table:table-cell table:formula="of:=MOD([.C1156];64)" office:value-type="float" office:value="4.46600546212358">
            <text:p>4.47</text:p>
          </table:table-cell>
          <table:table-cell/>
        </table:table-row>
        <table:table-row table:style-name="ro2">
          <table:table-cell table:style-name="ce3" table:formula="of:=[.A1156]+1" office:value-type="float" office:value="1156">
            <text:p>1156</text:p>
          </table:table-cell>
          <table:table-cell table:style-name="ce3" table:formula="of:=[orbits.$C$3]*[.A1157]" office:value-type="float" office:value="5008324.916">
            <text:p>5008324.916</text:p>
          </table:table-cell>
          <table:table-cell table:style-name="ce6" table:formula="of:=[.B1157]/[orbits.$D$3]" office:value-type="float" office:value="13712.3278807915">
            <text:p>13712.33</text:p>
          </table:table-cell>
          <table:table-cell table:style-name="ce6" table:formula="of:=[.C1157]-ROUNDDOWN([.C1157])" office:value-type="float" office:value="0.327880791528514">
            <text:p>0.33</text:p>
          </table:table-cell>
          <table:table-cell table:formula="of:=IF([.D1157] &lt; [.$D$2])" office:value-type="boolean" office:boolean-value="false">
            <text:p>FALSE</text:p>
          </table:table-cell>
          <table:table-cell table:formula="of:=MOD([.C1157];64)" office:value-type="float" office:value="16.3278807915285">
            <text:p>16.33</text:p>
          </table:table-cell>
          <table:table-cell/>
        </table:table-row>
        <table:table-row table:style-name="ro2">
          <table:table-cell table:style-name="ce3" table:formula="of:=[.A1157]+1" office:value-type="float" office:value="1157">
            <text:p>1157</text:p>
          </table:table-cell>
          <table:table-cell table:style-name="ce3" table:formula="of:=[orbits.$C$3]*[.A1158]" office:value-type="float" office:value="5012657.377">
            <text:p>5012657.377</text:p>
          </table:table-cell>
          <table:table-cell table:style-name="ce6" table:formula="of:=[.B1158]/[orbits.$D$3]" office:value-type="float" office:value="13724.1897561209">
            <text:p>13724.19</text:p>
          </table:table-cell>
          <table:table-cell table:style-name="ce6" table:formula="of:=[.C1158]-ROUNDDOWN([.C1158])" office:value-type="float" office:value="0.189756120933453">
            <text:p>0.19</text:p>
          </table:table-cell>
          <table:table-cell table:formula="of:=IF([.D1158] &lt; [.$D$2])" office:value-type="boolean" office:boolean-value="false">
            <text:p>FALSE</text:p>
          </table:table-cell>
          <table:table-cell table:formula="of:=MOD([.C1158];64)" office:value-type="float" office:value="28.1897561209335">
            <text:p>28.19</text:p>
          </table:table-cell>
          <table:table-cell/>
        </table:table-row>
        <table:table-row table:style-name="ro2">
          <table:table-cell table:style-name="ce3" table:formula="of:=[.A1158]+1" office:value-type="float" office:value="1158">
            <text:p>1158</text:p>
          </table:table-cell>
          <table:table-cell table:style-name="ce3" table:formula="of:=[orbits.$C$3]*[.A1159]" office:value-type="float" office:value="5016989.838">
            <text:p>5016989.838</text:p>
          </table:table-cell>
          <table:table-cell table:style-name="ce6" table:formula="of:=[.B1159]/[orbits.$D$3]" office:value-type="float" office:value="13736.0516314503">
            <text:p>13736.05</text:p>
          </table:table-cell>
          <table:table-cell table:style-name="ce6" table:formula="of:=[.C1159]-ROUNDDOWN([.C1159])" office:value-type="float" office:value="0.051631450338391">
            <text:p>0.05</text:p>
          </table:table-cell>
          <table:table-cell table:formula="of:=IF([.D1159] &lt; [.$D$2])" office:value-type="boolean" office:boolean-value="true">
            <text:p>TRUE</text:p>
          </table:table-cell>
          <table:table-cell table:formula="of:=MOD([.C1159];64)" office:value-type="float" office:value="40.0516314503384">
            <text:p>40.05</text:p>
          </table:table-cell>
          <table:table-cell/>
        </table:table-row>
        <table:table-row table:style-name="ro2">
          <table:table-cell table:style-name="ce3" table:formula="of:=[.A1159]+1" office:value-type="float" office:value="1159">
            <text:p>1159</text:p>
          </table:table-cell>
          <table:table-cell table:style-name="ce3" table:formula="of:=[orbits.$C$3]*[.A1160]" office:value-type="float" office:value="5021322.299">
            <text:p>5021322.299</text:p>
          </table:table-cell>
          <table:table-cell table:style-name="ce6" table:formula="of:=[.B1160]/[orbits.$D$3]" office:value-type="float" office:value="13747.9135067797">
            <text:p>13747.91</text:p>
          </table:table-cell>
          <table:table-cell table:style-name="ce6" table:formula="of:=[.C1160]-ROUNDDOWN([.C1160])" office:value-type="float" office:value="0.913506779743329">
            <text:p>0.91</text:p>
          </table:table-cell>
          <table:table-cell table:formula="of:=IF([.D1160] &lt; [.$D$2])" office:value-type="boolean" office:boolean-value="false">
            <text:p>FALSE</text:p>
          </table:table-cell>
          <table:table-cell table:formula="of:=MOD([.C1160];64)" office:value-type="float" office:value="51.9135067797433">
            <text:p>51.91</text:p>
          </table:table-cell>
          <table:table-cell/>
        </table:table-row>
        <table:table-row table:style-name="ro2">
          <table:table-cell table:style-name="ce3" table:formula="of:=[.A1160]+1" office:value-type="float" office:value="1160">
            <text:p>1160</text:p>
          </table:table-cell>
          <table:table-cell table:style-name="ce3" table:formula="of:=[orbits.$C$3]*[.A1161]" office:value-type="float" office:value="5025654.76">
            <text:p>5025654.76</text:p>
          </table:table-cell>
          <table:table-cell table:style-name="ce6" table:formula="of:=[.B1161]/[orbits.$D$3]" office:value-type="float" office:value="13759.7753821091">
            <text:p>13759.78</text:p>
          </table:table-cell>
          <table:table-cell table:style-name="ce6" table:formula="of:=[.C1161]-ROUNDDOWN([.C1161])" office:value-type="float" office:value="0.775382109148268">
            <text:p>0.78</text:p>
          </table:table-cell>
          <table:table-cell table:formula="of:=IF([.D1161] &lt; [.$D$2])" office:value-type="boolean" office:boolean-value="false">
            <text:p>FALSE</text:p>
          </table:table-cell>
          <table:table-cell table:formula="of:=MOD([.C1161];64)" office:value-type="float" office:value="63.7753821091483">
            <text:p>63.78</text:p>
          </table:table-cell>
          <table:table-cell/>
        </table:table-row>
        <table:table-row table:style-name="ro2">
          <table:table-cell table:style-name="ce3" table:formula="of:=[.A1161]+1" office:value-type="float" office:value="1161">
            <text:p>1161</text:p>
          </table:table-cell>
          <table:table-cell table:style-name="ce3" table:formula="of:=[orbits.$C$3]*[.A1162]" office:value-type="float" office:value="5029987.221">
            <text:p>5029987.221</text:p>
          </table:table-cell>
          <table:table-cell table:style-name="ce6" table:formula="of:=[.B1162]/[orbits.$D$3]" office:value-type="float" office:value="13771.6372574386">
            <text:p>13771.64</text:p>
          </table:table-cell>
          <table:table-cell table:style-name="ce6" table:formula="of:=[.C1162]-ROUNDDOWN([.C1162])" office:value-type="float" office:value="0.637257438551387">
            <text:p>0.64</text:p>
          </table:table-cell>
          <table:table-cell table:formula="of:=IF([.D1162] &lt; [.$D$2])" office:value-type="boolean" office:boolean-value="false">
            <text:p>FALSE</text:p>
          </table:table-cell>
          <table:table-cell table:formula="of:=MOD([.C1162];64)" office:value-type="float" office:value="11.6372574385514">
            <text:p>11.64</text:p>
          </table:table-cell>
          <table:table-cell/>
        </table:table-row>
        <table:table-row table:style-name="ro2">
          <table:table-cell table:style-name="ce3" table:formula="of:=[.A1162]+1" office:value-type="float" office:value="1162">
            <text:p>1162</text:p>
          </table:table-cell>
          <table:table-cell table:style-name="ce3" table:formula="of:=[orbits.$C$3]*[.A1163]" office:value-type="float" office:value="5034319.682">
            <text:p>5034319.682</text:p>
          </table:table-cell>
          <table:table-cell table:style-name="ce6" table:formula="of:=[.B1163]/[orbits.$D$3]" office:value-type="float" office:value="13783.499132768">
            <text:p>13783.50</text:p>
          </table:table-cell>
          <table:table-cell table:style-name="ce6" table:formula="of:=[.C1163]-ROUNDDOWN([.C1163])" office:value-type="float" office:value="0.499132767954507">
            <text:p>0.50</text:p>
          </table:table-cell>
          <table:table-cell table:formula="of:=IF([.D1163] &lt; [.$D$2])" office:value-type="boolean" office:boolean-value="false">
            <text:p>FALSE</text:p>
          </table:table-cell>
          <table:table-cell table:formula="of:=MOD([.C1163];64)" office:value-type="float" office:value="23.4991327679545">
            <text:p>23.50</text:p>
          </table:table-cell>
          <table:table-cell/>
        </table:table-row>
        <table:table-row table:style-name="ro2">
          <table:table-cell table:style-name="ce3" table:formula="of:=[.A1163]+1" office:value-type="float" office:value="1163">
            <text:p>1163</text:p>
          </table:table-cell>
          <table:table-cell table:style-name="ce3" table:formula="of:=[orbits.$C$3]*[.A1164]" office:value-type="float" office:value="5038652.143">
            <text:p>5038652.143</text:p>
          </table:table-cell>
          <table:table-cell table:style-name="ce6" table:formula="of:=[.B1164]/[orbits.$D$3]" office:value-type="float" office:value="13795.3610080974">
            <text:p>13795.36</text:p>
          </table:table-cell>
          <table:table-cell table:style-name="ce6" table:formula="of:=[.C1164]-ROUNDDOWN([.C1164])" office:value-type="float" office:value="0.361008097359445">
            <text:p>0.36</text:p>
          </table:table-cell>
          <table:table-cell table:formula="of:=IF([.D1164] &lt; [.$D$2])" office:value-type="boolean" office:boolean-value="false">
            <text:p>FALSE</text:p>
          </table:table-cell>
          <table:table-cell table:formula="of:=MOD([.C1164];64)" office:value-type="float" office:value="35.3610080973594">
            <text:p>35.36</text:p>
          </table:table-cell>
          <table:table-cell/>
        </table:table-row>
        <table:table-row table:style-name="ro2">
          <table:table-cell table:style-name="ce3" table:formula="of:=[.A1164]+1" office:value-type="float" office:value="1164">
            <text:p>1164</text:p>
          </table:table-cell>
          <table:table-cell table:style-name="ce3" table:formula="of:=[orbits.$C$3]*[.A1165]" office:value-type="float" office:value="5042984.604">
            <text:p>5042984.604</text:p>
          </table:table-cell>
          <table:table-cell table:style-name="ce6" table:formula="of:=[.B1165]/[orbits.$D$3]" office:value-type="float" office:value="13807.2228834268">
            <text:p>13807.22</text:p>
          </table:table-cell>
          <table:table-cell table:style-name="ce6" table:formula="of:=[.C1165]-ROUNDDOWN([.C1165])" office:value-type="float" office:value="0.222883426764383">
            <text:p>0.22</text:p>
          </table:table-cell>
          <table:table-cell table:formula="of:=IF([.D1165] &lt; [.$D$2])" office:value-type="boolean" office:boolean-value="false">
            <text:p>FALSE</text:p>
          </table:table-cell>
          <table:table-cell table:formula="of:=MOD([.C1165];64)" office:value-type="float" office:value="47.2228834267644">
            <text:p>47.22</text:p>
          </table:table-cell>
          <table:table-cell/>
        </table:table-row>
        <table:table-row table:style-name="ro2">
          <table:table-cell table:style-name="ce3" table:formula="of:=[.A1165]+1" office:value-type="float" office:value="1165">
            <text:p>1165</text:p>
          </table:table-cell>
          <table:table-cell table:style-name="ce3" table:formula="of:=[orbits.$C$3]*[.A1166]" office:value-type="float" office:value="5047317.065">
            <text:p>5047317.065</text:p>
          </table:table-cell>
          <table:table-cell table:style-name="ce6" table:formula="of:=[.B1166]/[orbits.$D$3]" office:value-type="float" office:value="13819.0847587562">
            <text:p>13819.08</text:p>
          </table:table-cell>
          <table:table-cell table:style-name="ce6" table:formula="of:=[.C1166]-ROUNDDOWN([.C1166])" office:value-type="float" office:value="0.0847587561693217">
            <text:p>0.08</text:p>
          </table:table-cell>
          <table:table-cell table:formula="of:=IF([.D1166] &lt; [.$D$2])" office:value-type="boolean" office:boolean-value="true">
            <text:p>TRUE</text:p>
          </table:table-cell>
          <table:table-cell table:formula="of:=MOD([.C1166];64)" office:value-type="float" office:value="59.0847587561693">
            <text:p>59.08</text:p>
          </table:table-cell>
          <table:table-cell/>
        </table:table-row>
        <table:table-row table:style-name="ro2">
          <table:table-cell table:style-name="ce3" table:formula="of:=[.A1166]+1" office:value-type="float" office:value="1166">
            <text:p>1166</text:p>
          </table:table-cell>
          <table:table-cell table:style-name="ce3" table:formula="of:=[orbits.$C$3]*[.A1167]" office:value-type="float" office:value="5051649.526">
            <text:p>5051649.526</text:p>
          </table:table-cell>
          <table:table-cell table:style-name="ce6" table:formula="of:=[.B1167]/[orbits.$D$3]" office:value-type="float" office:value="13830.9466340856">
            <text:p>13830.95</text:p>
          </table:table-cell>
          <table:table-cell table:style-name="ce6" table:formula="of:=[.C1167]-ROUNDDOWN([.C1167])" office:value-type="float" office:value="0.94663408557426">
            <text:p>0.95</text:p>
          </table:table-cell>
          <table:table-cell table:formula="of:=IF([.D1167] &lt; [.$D$2])" office:value-type="boolean" office:boolean-value="false">
            <text:p>FALSE</text:p>
          </table:table-cell>
          <table:table-cell table:formula="of:=MOD([.C1167];64)" office:value-type="float" office:value="6.94663408557426">
            <text:p>6.95</text:p>
          </table:table-cell>
          <table:table-cell/>
        </table:table-row>
        <table:table-row table:style-name="ro2">
          <table:table-cell table:style-name="ce3" table:formula="of:=[.A1167]+1" office:value-type="float" office:value="1167">
            <text:p>1167</text:p>
          </table:table-cell>
          <table:table-cell table:style-name="ce3" table:formula="of:=[orbits.$C$3]*[.A1168]" office:value-type="float" office:value="5055981.987">
            <text:p>5055981.987</text:p>
          </table:table-cell>
          <table:table-cell table:style-name="ce6" table:formula="of:=[.B1168]/[orbits.$D$3]" office:value-type="float" office:value="13842.808509415">
            <text:p>13842.81</text:p>
          </table:table-cell>
          <table:table-cell table:style-name="ce6" table:formula="of:=[.C1168]-ROUNDDOWN([.C1168])" office:value-type="float" office:value="0.808509414979199">
            <text:p>0.81</text:p>
          </table:table-cell>
          <table:table-cell table:formula="of:=IF([.D1168] &lt; [.$D$2])" office:value-type="boolean" office:boolean-value="false">
            <text:p>FALSE</text:p>
          </table:table-cell>
          <table:table-cell table:formula="of:=MOD([.C1168];64)" office:value-type="float" office:value="18.8085094149792">
            <text:p>18.81</text:p>
          </table:table-cell>
          <table:table-cell/>
        </table:table-row>
        <table:table-row table:style-name="ro2">
          <table:table-cell table:style-name="ce3" table:formula="of:=[.A1168]+1" office:value-type="float" office:value="1168">
            <text:p>1168</text:p>
          </table:table-cell>
          <table:table-cell table:style-name="ce3" table:formula="of:=[orbits.$C$3]*[.A1169]" office:value-type="float" office:value="5060314.448">
            <text:p>5060314.448</text:p>
          </table:table-cell>
          <table:table-cell table:style-name="ce6" table:formula="of:=[.B1169]/[orbits.$D$3]" office:value-type="float" office:value="13854.6703847444">
            <text:p>13854.67</text:p>
          </table:table-cell>
          <table:table-cell table:style-name="ce6" table:formula="of:=[.C1169]-ROUNDDOWN([.C1169])" office:value-type="float" office:value="0.670384744382318">
            <text:p>0.67</text:p>
          </table:table-cell>
          <table:table-cell table:formula="of:=IF([.D1169] &lt; [.$D$2])" office:value-type="boolean" office:boolean-value="false">
            <text:p>FALSE</text:p>
          </table:table-cell>
          <table:table-cell table:formula="of:=MOD([.C1169];64)" office:value-type="float" office:value="30.6703847443823">
            <text:p>30.67</text:p>
          </table:table-cell>
          <table:table-cell/>
        </table:table-row>
        <table:table-row table:style-name="ro2">
          <table:table-cell table:style-name="ce3" table:formula="of:=[.A1169]+1" office:value-type="float" office:value="1169">
            <text:p>1169</text:p>
          </table:table-cell>
          <table:table-cell table:style-name="ce3" table:formula="of:=[orbits.$C$3]*[.A1170]" office:value-type="float" office:value="5064646.909">
            <text:p>5064646.909</text:p>
          </table:table-cell>
          <table:table-cell table:style-name="ce6" table:formula="of:=[.B1170]/[orbits.$D$3]" office:value-type="float" office:value="13866.5322600738">
            <text:p>13866.53</text:p>
          </table:table-cell>
          <table:table-cell table:style-name="ce6" table:formula="of:=[.C1170]-ROUNDDOWN([.C1170])" office:value-type="float" office:value="0.532260073785437">
            <text:p>0.53</text:p>
          </table:table-cell>
          <table:table-cell table:formula="of:=IF([.D1170] &lt; [.$D$2])" office:value-type="boolean" office:boolean-value="false">
            <text:p>FALSE</text:p>
          </table:table-cell>
          <table:table-cell table:formula="of:=MOD([.C1170];64)" office:value-type="float" office:value="42.5322600737854">
            <text:p>42.53</text:p>
          </table:table-cell>
          <table:table-cell/>
        </table:table-row>
        <table:table-row table:style-name="ro2">
          <table:table-cell table:style-name="ce3" table:formula="of:=[.A1170]+1" office:value-type="float" office:value="1170">
            <text:p>1170</text:p>
          </table:table-cell>
          <table:table-cell table:style-name="ce3" table:formula="of:=[orbits.$C$3]*[.A1171]" office:value-type="float" office:value="5068979.37">
            <text:p>5068979.37</text:p>
          </table:table-cell>
          <table:table-cell table:style-name="ce6" table:formula="of:=[.B1171]/[orbits.$D$3]" office:value-type="float" office:value="13878.3941354032">
            <text:p>13878.39</text:p>
          </table:table-cell>
          <table:table-cell table:style-name="ce6" table:formula="of:=[.C1171]-ROUNDDOWN([.C1171])" office:value-type="float" office:value="0.394135403190376">
            <text:p>0.39</text:p>
          </table:table-cell>
          <table:table-cell table:formula="of:=IF([.D1171] &lt; [.$D$2])" office:value-type="boolean" office:boolean-value="false">
            <text:p>FALSE</text:p>
          </table:table-cell>
          <table:table-cell table:formula="of:=MOD([.C1171];64)" office:value-type="float" office:value="54.3941354031904">
            <text:p>54.39</text:p>
          </table:table-cell>
          <table:table-cell/>
        </table:table-row>
        <table:table-row table:style-name="ro2">
          <table:table-cell table:style-name="ce3" table:formula="of:=[.A1171]+1" office:value-type="float" office:value="1171">
            <text:p>1171</text:p>
          </table:table-cell>
          <table:table-cell table:style-name="ce3" table:formula="of:=[orbits.$C$3]*[.A1172]" office:value-type="float" office:value="5073311.831">
            <text:p>5073311.831</text:p>
          </table:table-cell>
          <table:table-cell table:style-name="ce6" table:formula="of:=[.B1172]/[orbits.$D$3]" office:value-type="float" office:value="13890.2560107326">
            <text:p>13890.26</text:p>
          </table:table-cell>
          <table:table-cell table:style-name="ce6" table:formula="of:=[.C1172]-ROUNDDOWN([.C1172])" office:value-type="float" office:value="0.256010732595314">
            <text:p>0.26</text:p>
          </table:table-cell>
          <table:table-cell table:formula="of:=IF([.D1172] &lt; [.$D$2])" office:value-type="boolean" office:boolean-value="false">
            <text:p>FALSE</text:p>
          </table:table-cell>
          <table:table-cell table:formula="of:=MOD([.C1172];64)" office:value-type="float" office:value="2.25601073259531">
            <text:p>2.26</text:p>
          </table:table-cell>
          <table:table-cell/>
        </table:table-row>
        <table:table-row table:style-name="ro2">
          <table:table-cell table:style-name="ce3" table:formula="of:=[.A1172]+1" office:value-type="float" office:value="1172">
            <text:p>1172</text:p>
          </table:table-cell>
          <table:table-cell table:style-name="ce3" table:formula="of:=[orbits.$C$3]*[.A1173]" office:value-type="float" office:value="5077644.292">
            <text:p>5077644.292</text:p>
          </table:table-cell>
          <table:table-cell table:style-name="ce6" table:formula="of:=[.B1173]/[orbits.$D$3]" office:value-type="float" office:value="13902.117886062">
            <text:p>13902.12</text:p>
          </table:table-cell>
          <table:table-cell table:style-name="ce6" table:formula="of:=[.C1173]-ROUNDDOWN([.C1173])" office:value-type="float" office:value="0.117886062000252">
            <text:p>0.12</text:p>
          </table:table-cell>
          <table:table-cell table:formula="of:=IF([.D1173] &lt; [.$D$2])" office:value-type="boolean" office:boolean-value="false">
            <text:p>FALSE</text:p>
          </table:table-cell>
          <table:table-cell table:formula="of:=MOD([.C1173];64)" office:value-type="float" office:value="14.1178860620003">
            <text:p>14.12</text:p>
          </table:table-cell>
          <table:table-cell/>
        </table:table-row>
        <table:table-row table:style-name="ro2">
          <table:table-cell table:style-name="ce3" table:formula="of:=[.A1173]+1" office:value-type="float" office:value="1173">
            <text:p>1173</text:p>
          </table:table-cell>
          <table:table-cell table:style-name="ce3" table:formula="of:=[orbits.$C$3]*[.A1174]" office:value-type="float" office:value="5081976.753">
            <text:p>5081976.753</text:p>
          </table:table-cell>
          <table:table-cell table:style-name="ce6" table:formula="of:=[.B1174]/[orbits.$D$3]" office:value-type="float" office:value="13913.9797613914">
            <text:p>13913.98</text:p>
          </table:table-cell>
          <table:table-cell table:style-name="ce6" table:formula="of:=[.C1174]-ROUNDDOWN([.C1174])" office:value-type="float" office:value="0.979761391405191">
            <text:p>0.98</text:p>
          </table:table-cell>
          <table:table-cell table:formula="of:=IF([.D1174] &lt; [.$D$2])" office:value-type="boolean" office:boolean-value="false">
            <text:p>FALSE</text:p>
          </table:table-cell>
          <table:table-cell table:formula="of:=MOD([.C1174];64)" office:value-type="float" office:value="25.9797613914052">
            <text:p>25.98</text:p>
          </table:table-cell>
          <table:table-cell/>
        </table:table-row>
        <table:table-row table:style-name="ro2">
          <table:table-cell table:style-name="ce3" table:formula="of:=[.A1174]+1" office:value-type="float" office:value="1174">
            <text:p>1174</text:p>
          </table:table-cell>
          <table:table-cell table:style-name="ce3" table:formula="of:=[orbits.$C$3]*[.A1175]" office:value-type="float" office:value="5086309.214">
            <text:p>5086309.214</text:p>
          </table:table-cell>
          <table:table-cell table:style-name="ce6" table:formula="of:=[.B1175]/[orbits.$D$3]" office:value-type="float" office:value="13925.8416367208">
            <text:p>13925.84</text:p>
          </table:table-cell>
          <table:table-cell table:style-name="ce6" table:formula="of:=[.C1175]-ROUNDDOWN([.C1175])" office:value-type="float" office:value="0.841636720810129">
            <text:p>0.84</text:p>
          </table:table-cell>
          <table:table-cell table:formula="of:=IF([.D1175] &lt; [.$D$2])" office:value-type="boolean" office:boolean-value="false">
            <text:p>FALSE</text:p>
          </table:table-cell>
          <table:table-cell table:formula="of:=MOD([.C1175];64)" office:value-type="float" office:value="37.8416367208101">
            <text:p>37.84</text:p>
          </table:table-cell>
          <table:table-cell/>
        </table:table-row>
        <table:table-row table:style-name="ro2">
          <table:table-cell table:style-name="ce3" table:formula="of:=[.A1175]+1" office:value-type="float" office:value="1175">
            <text:p>1175</text:p>
          </table:table-cell>
          <table:table-cell table:style-name="ce3" table:formula="of:=[orbits.$C$3]*[.A1176]" office:value-type="float" office:value="5090641.675">
            <text:p>5090641.675</text:p>
          </table:table-cell>
          <table:table-cell table:style-name="ce6" table:formula="of:=[.B1176]/[orbits.$D$3]" office:value-type="float" office:value="13937.7035120502">
            <text:p>13937.70</text:p>
          </table:table-cell>
          <table:table-cell table:style-name="ce6" table:formula="of:=[.C1176]-ROUNDDOWN([.C1176])" office:value-type="float" office:value="0.703512050215068">
            <text:p>0.70</text:p>
          </table:table-cell>
          <table:table-cell table:formula="of:=IF([.D1176] &lt; [.$D$2])" office:value-type="boolean" office:boolean-value="false">
            <text:p>FALSE</text:p>
          </table:table-cell>
          <table:table-cell table:formula="of:=MOD([.C1176];64)" office:value-type="float" office:value="49.7035120502151">
            <text:p>49.70</text:p>
          </table:table-cell>
          <table:table-cell/>
        </table:table-row>
        <table:table-row table:style-name="ro2">
          <table:table-cell table:style-name="ce3" table:formula="of:=[.A1176]+1" office:value-type="float" office:value="1176">
            <text:p>1176</text:p>
          </table:table-cell>
          <table:table-cell table:style-name="ce3" table:formula="of:=[orbits.$C$3]*[.A1177]" office:value-type="float" office:value="5094974.136">
            <text:p>5094974.136</text:p>
          </table:table-cell>
          <table:table-cell table:style-name="ce6" table:formula="of:=[.B1177]/[orbits.$D$3]" office:value-type="float" office:value="13949.5653873796">
            <text:p>13949.57</text:p>
          </table:table-cell>
          <table:table-cell table:style-name="ce6" table:formula="of:=[.C1177]-ROUNDDOWN([.C1177])" office:value-type="float" office:value="0.565387379616368">
            <text:p>0.57</text:p>
          </table:table-cell>
          <table:table-cell table:formula="of:=IF([.D1177] &lt; [.$D$2])" office:value-type="boolean" office:boolean-value="false">
            <text:p>FALSE</text:p>
          </table:table-cell>
          <table:table-cell table:formula="of:=MOD([.C1177];64)" office:value-type="float" office:value="61.5653873796164">
            <text:p>61.57</text:p>
          </table:table-cell>
          <table:table-cell/>
        </table:table-row>
        <table:table-row table:style-name="ro2">
          <table:table-cell table:style-name="ce3" table:formula="of:=[.A1177]+1" office:value-type="float" office:value="1177">
            <text:p>1177</text:p>
          </table:table-cell>
          <table:table-cell table:style-name="ce3" table:formula="of:=[orbits.$C$3]*[.A1178]" office:value-type="float" office:value="5099306.597">
            <text:p>5099306.597</text:p>
          </table:table-cell>
          <table:table-cell table:style-name="ce6" table:formula="of:=[.B1178]/[orbits.$D$3]" office:value-type="float" office:value="13961.427262709">
            <text:p>13961.43</text:p>
          </table:table-cell>
          <table:table-cell table:style-name="ce6" table:formula="of:=[.C1178]-ROUNDDOWN([.C1178])" office:value-type="float" office:value="0.427262709021306">
            <text:p>0.43</text:p>
          </table:table-cell>
          <table:table-cell table:formula="of:=IF([.D1178] &lt; [.$D$2])" office:value-type="boolean" office:boolean-value="false">
            <text:p>FALSE</text:p>
          </table:table-cell>
          <table:table-cell table:formula="of:=MOD([.C1178];64)" office:value-type="float" office:value="9.42726270902131">
            <text:p>9.43</text:p>
          </table:table-cell>
          <table:table-cell/>
        </table:table-row>
        <table:table-row table:style-name="ro2">
          <table:table-cell table:style-name="ce3" table:formula="of:=[.A1178]+1" office:value-type="float" office:value="1178">
            <text:p>1178</text:p>
          </table:table-cell>
          <table:table-cell table:style-name="ce3" table:formula="of:=[orbits.$C$3]*[.A1179]" office:value-type="float" office:value="5103639.058">
            <text:p>5103639.058</text:p>
          </table:table-cell>
          <table:table-cell table:style-name="ce6" table:formula="of:=[.B1179]/[orbits.$D$3]" office:value-type="float" office:value="13973.2891380384">
            <text:p>13973.29</text:p>
          </table:table-cell>
          <table:table-cell table:style-name="ce6" table:formula="of:=[.C1179]-ROUNDDOWN([.C1179])" office:value-type="float" office:value="0.289138038426245">
            <text:p>0.29</text:p>
          </table:table-cell>
          <table:table-cell table:formula="of:=IF([.D1179] &lt; [.$D$2])" office:value-type="boolean" office:boolean-value="false">
            <text:p>FALSE</text:p>
          </table:table-cell>
          <table:table-cell table:formula="of:=MOD([.C1179];64)" office:value-type="float" office:value="21.2891380384262">
            <text:p>21.29</text:p>
          </table:table-cell>
          <table:table-cell/>
        </table:table-row>
        <table:table-row table:style-name="ro2">
          <table:table-cell table:style-name="ce3" table:formula="of:=[.A1179]+1" office:value-type="float" office:value="1179">
            <text:p>1179</text:p>
          </table:table-cell>
          <table:table-cell table:style-name="ce3" table:formula="of:=[orbits.$C$3]*[.A1180]" office:value-type="float" office:value="5107971.519">
            <text:p>5107971.519</text:p>
          </table:table-cell>
          <table:table-cell table:style-name="ce6" table:formula="of:=[.B1180]/[orbits.$D$3]" office:value-type="float" office:value="13985.1510133678">
            <text:p>13985.15</text:p>
          </table:table-cell>
          <table:table-cell table:style-name="ce6" table:formula="of:=[.C1180]-ROUNDDOWN([.C1180])" office:value-type="float" office:value="0.151013367831183">
            <text:p>0.15</text:p>
          </table:table-cell>
          <table:table-cell table:formula="of:=IF([.D1180] &lt; [.$D$2])" office:value-type="boolean" office:boolean-value="false">
            <text:p>FALSE</text:p>
          </table:table-cell>
          <table:table-cell table:formula="of:=MOD([.C1180];64)" office:value-type="float" office:value="33.1510133678312">
            <text:p>33.15</text:p>
          </table:table-cell>
          <table:table-cell/>
        </table:table-row>
        <table:table-row table:style-name="ro2">
          <table:table-cell table:style-name="ce3" table:formula="of:=[.A1180]+1" office:value-type="float" office:value="1180">
            <text:p>1180</text:p>
          </table:table-cell>
          <table:table-cell table:style-name="ce3" table:formula="of:=[orbits.$C$3]*[.A1181]" office:value-type="float" office:value="5112303.98">
            <text:p>5112303.98</text:p>
          </table:table-cell>
          <table:table-cell table:style-name="ce6" table:formula="of:=[.B1181]/[orbits.$D$3]" office:value-type="float" office:value="13997.0128886972">
            <text:p>13997.01</text:p>
          </table:table-cell>
          <table:table-cell table:style-name="ce6" table:formula="of:=[.C1181]-ROUNDDOWN([.C1181])" office:value-type="float" office:value="0.0128886972361215">
            <text:p>0.01</text:p>
          </table:table-cell>
          <table:table-cell table:formula="of:=IF([.D1181] &lt; [.$D$2])" office:value-type="boolean" office:boolean-value="true">
            <text:p>TRUE</text:p>
          </table:table-cell>
          <table:table-cell table:formula="of:=MOD([.C1181];64)" office:value-type="float" office:value="45.0128886972361">
            <text:p>45.01</text:p>
          </table:table-cell>
          <table:table-cell/>
        </table:table-row>
        <table:table-row table:style-name="ro2">
          <table:table-cell table:style-name="ce3" table:formula="of:=[.A1181]+1" office:value-type="float" office:value="1181">
            <text:p>1181</text:p>
          </table:table-cell>
          <table:table-cell table:style-name="ce3" table:formula="of:=[orbits.$C$3]*[.A1182]" office:value-type="float" office:value="5116636.441">
            <text:p>5116636.441</text:p>
          </table:table-cell>
          <table:table-cell table:style-name="ce6" table:formula="of:=[.B1182]/[orbits.$D$3]" office:value-type="float" office:value="14008.8747640266">
            <text:p>14008.87</text:p>
          </table:table-cell>
          <table:table-cell table:style-name="ce6" table:formula="of:=[.C1182]-ROUNDDOWN([.C1182])" office:value-type="float" office:value="0.87476402664106">
            <text:p>0.87</text:p>
          </table:table-cell>
          <table:table-cell table:formula="of:=IF([.D1182] &lt; [.$D$2])" office:value-type="boolean" office:boolean-value="false">
            <text:p>FALSE</text:p>
          </table:table-cell>
          <table:table-cell table:formula="of:=MOD([.C1182];64)" office:value-type="float" office:value="56.8747640266411">
            <text:p>56.87</text:p>
          </table:table-cell>
          <table:table-cell/>
        </table:table-row>
        <table:table-row table:style-name="ro2">
          <table:table-cell table:style-name="ce3" table:formula="of:=[.A1182]+1" office:value-type="float" office:value="1182">
            <text:p>1182</text:p>
          </table:table-cell>
          <table:table-cell table:style-name="ce3" table:formula="of:=[orbits.$C$3]*[.A1183]" office:value-type="float" office:value="5120968.902">
            <text:p>5120968.902</text:p>
          </table:table-cell>
          <table:table-cell table:style-name="ce6" table:formula="of:=[.B1183]/[orbits.$D$3]" office:value-type="float" office:value="14020.736639356">
            <text:p>14020.74</text:p>
          </table:table-cell>
          <table:table-cell table:style-name="ce6" table:formula="of:=[.C1183]-ROUNDDOWN([.C1183])" office:value-type="float" office:value="0.736639356045998">
            <text:p>0.74</text:p>
          </table:table-cell>
          <table:table-cell table:formula="of:=IF([.D1183] &lt; [.$D$2])" office:value-type="boolean" office:boolean-value="false">
            <text:p>FALSE</text:p>
          </table:table-cell>
          <table:table-cell table:formula="of:=MOD([.C1183];64)" office:value-type="float" office:value="4.736639356046">
            <text:p>4.74</text:p>
          </table:table-cell>
          <table:table-cell/>
        </table:table-row>
        <table:table-row table:style-name="ro2">
          <table:table-cell table:style-name="ce3" table:formula="of:=[.A1183]+1" office:value-type="float" office:value="1183">
            <text:p>1183</text:p>
          </table:table-cell>
          <table:table-cell table:style-name="ce3" table:formula="of:=[orbits.$C$3]*[.A1184]" office:value-type="float" office:value="5125301.363">
            <text:p>5125301.363</text:p>
          </table:table-cell>
          <table:table-cell table:style-name="ce6" table:formula="of:=[.B1184]/[orbits.$D$3]" office:value-type="float" office:value="14032.5985146854">
            <text:p>14032.60</text:p>
          </table:table-cell>
          <table:table-cell table:style-name="ce6" table:formula="of:=[.C1184]-ROUNDDOWN([.C1184])" office:value-type="float" office:value="0.598514685447299">
            <text:p>0.60</text:p>
          </table:table-cell>
          <table:table-cell table:formula="of:=IF([.D1184] &lt; [.$D$2])" office:value-type="boolean" office:boolean-value="false">
            <text:p>FALSE</text:p>
          </table:table-cell>
          <table:table-cell table:formula="of:=MOD([.C1184];64)" office:value-type="float" office:value="16.5985146854473">
            <text:p>16.60</text:p>
          </table:table-cell>
          <table:table-cell/>
        </table:table-row>
        <table:table-row table:style-name="ro2">
          <table:table-cell table:style-name="ce3" table:formula="of:=[.A1184]+1" office:value-type="float" office:value="1184">
            <text:p>1184</text:p>
          </table:table-cell>
          <table:table-cell table:style-name="ce3" table:formula="of:=[orbits.$C$3]*[.A1185]" office:value-type="float" office:value="5129633.824">
            <text:p>5129633.824</text:p>
          </table:table-cell>
          <table:table-cell table:style-name="ce6" table:formula="of:=[.B1185]/[orbits.$D$3]" office:value-type="float" office:value="14044.4603900149">
            <text:p>14044.46</text:p>
          </table:table-cell>
          <table:table-cell table:style-name="ce6" table:formula="of:=[.C1185]-ROUNDDOWN([.C1185])" office:value-type="float" office:value="0.460390014852237">
            <text:p>0.46</text:p>
          </table:table-cell>
          <table:table-cell table:formula="of:=IF([.D1185] &lt; [.$D$2])" office:value-type="boolean" office:boolean-value="false">
            <text:p>FALSE</text:p>
          </table:table-cell>
          <table:table-cell table:formula="of:=MOD([.C1185];64)" office:value-type="float" office:value="28.4603900148522">
            <text:p>28.46</text:p>
          </table:table-cell>
          <table:table-cell/>
        </table:table-row>
        <table:table-row table:style-name="ro2">
          <table:table-cell table:style-name="ce3" table:formula="of:=[.A1185]+1" office:value-type="float" office:value="1185">
            <text:p>1185</text:p>
          </table:table-cell>
          <table:table-cell table:style-name="ce3" table:formula="of:=[orbits.$C$3]*[.A1186]" office:value-type="float" office:value="5133966.285">
            <text:p>5133966.285</text:p>
          </table:table-cell>
          <table:table-cell table:style-name="ce6" table:formula="of:=[.B1186]/[orbits.$D$3]" office:value-type="float" office:value="14056.3222653443">
            <text:p>14056.32</text:p>
          </table:table-cell>
          <table:table-cell table:style-name="ce6" table:formula="of:=[.C1186]-ROUNDDOWN([.C1186])" office:value-type="float" office:value="0.322265344257175">
            <text:p>0.32</text:p>
          </table:table-cell>
          <table:table-cell table:formula="of:=IF([.D1186] &lt; [.$D$2])" office:value-type="boolean" office:boolean-value="false">
            <text:p>FALSE</text:p>
          </table:table-cell>
          <table:table-cell table:formula="of:=MOD([.C1186];64)" office:value-type="float" office:value="40.3222653442572">
            <text:p>40.32</text:p>
          </table:table-cell>
          <table:table-cell/>
        </table:table-row>
        <table:table-row table:style-name="ro2">
          <table:table-cell table:style-name="ce3" table:formula="of:=[.A1186]+1" office:value-type="float" office:value="1186">
            <text:p>1186</text:p>
          </table:table-cell>
          <table:table-cell table:style-name="ce3" table:formula="of:=[orbits.$C$3]*[.A1187]" office:value-type="float" office:value="5138298.746">
            <text:p>5138298.746</text:p>
          </table:table-cell>
          <table:table-cell table:style-name="ce6" table:formula="of:=[.B1187]/[orbits.$D$3]" office:value-type="float" office:value="14068.1841406737">
            <text:p>14068.18</text:p>
          </table:table-cell>
          <table:table-cell table:style-name="ce6" table:formula="of:=[.C1187]-ROUNDDOWN([.C1187])" office:value-type="float" office:value="0.184140673662114">
            <text:p>0.18</text:p>
          </table:table-cell>
          <table:table-cell table:formula="of:=IF([.D1187] &lt; [.$D$2])" office:value-type="boolean" office:boolean-value="false">
            <text:p>FALSE</text:p>
          </table:table-cell>
          <table:table-cell table:formula="of:=MOD([.C1187];64)" office:value-type="float" office:value="52.1841406736621">
            <text:p>52.18</text:p>
          </table:table-cell>
          <table:table-cell/>
        </table:table-row>
        <table:table-row table:style-name="ro2">
          <table:table-cell table:style-name="ce3" table:formula="of:=[.A1187]+1" office:value-type="float" office:value="1187">
            <text:p>1187</text:p>
          </table:table-cell>
          <table:table-cell table:style-name="ce3" table:formula="of:=[orbits.$C$3]*[.A1188]" office:value-type="float" office:value="5142631.207">
            <text:p>5142631.207</text:p>
          </table:table-cell>
          <table:table-cell table:style-name="ce6" table:formula="of:=[.B1188]/[orbits.$D$3]" office:value-type="float" office:value="14080.0460160031">
            <text:p>14080.05</text:p>
          </table:table-cell>
          <table:table-cell table:style-name="ce6" table:formula="of:=[.C1188]-ROUNDDOWN([.C1188])" office:value-type="float" office:value="0.0460160030670522">
            <text:p>0.05</text:p>
          </table:table-cell>
          <table:table-cell table:formula="of:=IF([.D1188] &lt; [.$D$2])" office:value-type="boolean" office:boolean-value="true">
            <text:p>TRUE</text:p>
          </table:table-cell>
          <table:table-cell table:formula="of:=MOD([.C1188];64)" office:value-type="float" office:value="0.0460160030670522">
            <text:p>0.05</text:p>
          </table:table-cell>
          <table:table-cell/>
        </table:table-row>
        <table:table-row table:style-name="ro2">
          <table:table-cell table:style-name="ce3" table:formula="of:=[.A1188]+1" office:value-type="float" office:value="1188">
            <text:p>1188</text:p>
          </table:table-cell>
          <table:table-cell table:style-name="ce3" table:formula="of:=[orbits.$C$3]*[.A1189]" office:value-type="float" office:value="5146963.668">
            <text:p>5146963.668</text:p>
          </table:table-cell>
          <table:table-cell table:style-name="ce6" table:formula="of:=[.B1189]/[orbits.$D$3]" office:value-type="float" office:value="14091.9078913325">
            <text:p>14091.91</text:p>
          </table:table-cell>
          <table:table-cell table:style-name="ce6" table:formula="of:=[.C1189]-ROUNDDOWN([.C1189])" office:value-type="float" office:value="0.907891332471991">
            <text:p>0.91</text:p>
          </table:table-cell>
          <table:table-cell table:formula="of:=IF([.D1189] &lt; [.$D$2])" office:value-type="boolean" office:boolean-value="false">
            <text:p>FALSE</text:p>
          </table:table-cell>
          <table:table-cell table:formula="of:=MOD([.C1189];64)" office:value-type="float" office:value="11.907891332472">
            <text:p>11.91</text:p>
          </table:table-cell>
          <table:table-cell/>
        </table:table-row>
        <table:table-row table:style-name="ro2">
          <table:table-cell table:style-name="ce3" table:formula="of:=[.A1189]+1" office:value-type="float" office:value="1189">
            <text:p>1189</text:p>
          </table:table-cell>
          <table:table-cell table:style-name="ce3" table:formula="of:=[orbits.$C$3]*[.A1190]" office:value-type="float" office:value="5151296.129">
            <text:p>5151296.129</text:p>
          </table:table-cell>
          <table:table-cell table:style-name="ce6" table:formula="of:=[.B1190]/[orbits.$D$3]" office:value-type="float" office:value="14103.7697666619">
            <text:p>14103.77</text:p>
          </table:table-cell>
          <table:table-cell table:style-name="ce6" table:formula="of:=[.C1190]-ROUNDDOWN([.C1190])" office:value-type="float" office:value="0.769766661876929">
            <text:p>0.77</text:p>
          </table:table-cell>
          <table:table-cell table:formula="of:=IF([.D1190] &lt; [.$D$2])" office:value-type="boolean" office:boolean-value="false">
            <text:p>FALSE</text:p>
          </table:table-cell>
          <table:table-cell table:formula="of:=MOD([.C1190];64)" office:value-type="float" office:value="23.7697666618769">
            <text:p>23.77</text:p>
          </table:table-cell>
          <table:table-cell/>
        </table:table-row>
        <table:table-row table:style-name="ro2">
          <table:table-cell table:style-name="ce3" table:formula="of:=[.A1190]+1" office:value-type="float" office:value="1190">
            <text:p>1190</text:p>
          </table:table-cell>
          <table:table-cell table:style-name="ce3" table:formula="of:=[orbits.$C$3]*[.A1191]" office:value-type="float" office:value="5155628.59">
            <text:p>5155628.59</text:p>
          </table:table-cell>
          <table:table-cell table:style-name="ce6" table:formula="of:=[.B1191]/[orbits.$D$3]" office:value-type="float" office:value="14115.6316419913">
            <text:p>14115.63</text:p>
          </table:table-cell>
          <table:table-cell table:style-name="ce6" table:formula="of:=[.C1191]-ROUNDDOWN([.C1191])" office:value-type="float" office:value="0.631641991278229">
            <text:p>0.63</text:p>
          </table:table-cell>
          <table:table-cell table:formula="of:=IF([.D1191] &lt; [.$D$2])" office:value-type="boolean" office:boolean-value="false">
            <text:p>FALSE</text:p>
          </table:table-cell>
          <table:table-cell table:formula="of:=MOD([.C1191];64)" office:value-type="float" office:value="35.6316419912782">
            <text:p>35.63</text:p>
          </table:table-cell>
          <table:table-cell/>
        </table:table-row>
        <table:table-row table:style-name="ro2">
          <table:table-cell table:style-name="ce3" table:formula="of:=[.A1191]+1" office:value-type="float" office:value="1191">
            <text:p>1191</text:p>
          </table:table-cell>
          <table:table-cell table:style-name="ce3" table:formula="of:=[orbits.$C$3]*[.A1192]" office:value-type="float" office:value="5159961.051">
            <text:p>5159961.051</text:p>
          </table:table-cell>
          <table:table-cell table:style-name="ce6" table:formula="of:=[.B1192]/[orbits.$D$3]" office:value-type="float" office:value="14127.4935173207">
            <text:p>14127.49</text:p>
          </table:table-cell>
          <table:table-cell table:style-name="ce6" table:formula="of:=[.C1192]-ROUNDDOWN([.C1192])" office:value-type="float" office:value="0.493517320683168">
            <text:p>0.49</text:p>
          </table:table-cell>
          <table:table-cell table:formula="of:=IF([.D1192] &lt; [.$D$2])" office:value-type="boolean" office:boolean-value="false">
            <text:p>FALSE</text:p>
          </table:table-cell>
          <table:table-cell table:formula="of:=MOD([.C1192];64)" office:value-type="float" office:value="47.4935173206832">
            <text:p>47.49</text:p>
          </table:table-cell>
          <table:table-cell/>
        </table:table-row>
        <table:table-row table:style-name="ro2">
          <table:table-cell table:style-name="ce3" table:formula="of:=[.A1192]+1" office:value-type="float" office:value="1192">
            <text:p>1192</text:p>
          </table:table-cell>
          <table:table-cell table:style-name="ce3" table:formula="of:=[orbits.$C$3]*[.A1193]" office:value-type="float" office:value="5164293.512">
            <text:p>5164293.512</text:p>
          </table:table-cell>
          <table:table-cell table:style-name="ce6" table:formula="of:=[.B1193]/[orbits.$D$3]" office:value-type="float" office:value="14139.3553926501">
            <text:p>14139.36</text:p>
          </table:table-cell>
          <table:table-cell table:style-name="ce6" table:formula="of:=[.C1193]-ROUNDDOWN([.C1193])" office:value-type="float" office:value="0.355392650088106">
            <text:p>0.36</text:p>
          </table:table-cell>
          <table:table-cell table:formula="of:=IF([.D1193] &lt; [.$D$2])" office:value-type="boolean" office:boolean-value="false">
            <text:p>FALSE</text:p>
          </table:table-cell>
          <table:table-cell table:formula="of:=MOD([.C1193];64)" office:value-type="float" office:value="59.3553926500881">
            <text:p>59.36</text:p>
          </table:table-cell>
          <table:table-cell/>
        </table:table-row>
        <table:table-row table:style-name="ro2">
          <table:table-cell table:style-name="ce3" table:formula="of:=[.A1193]+1" office:value-type="float" office:value="1193">
            <text:p>1193</text:p>
          </table:table-cell>
          <table:table-cell table:style-name="ce3" table:formula="of:=[orbits.$C$3]*[.A1194]" office:value-type="float" office:value="5168625.973">
            <text:p>5168625.973</text:p>
          </table:table-cell>
          <table:table-cell table:style-name="ce6" table:formula="of:=[.B1194]/[orbits.$D$3]" office:value-type="float" office:value="14151.2172679795">
            <text:p>14151.22</text:p>
          </table:table-cell>
          <table:table-cell table:style-name="ce6" table:formula="of:=[.C1194]-ROUNDDOWN([.C1194])" office:value-type="float" office:value="0.217267979493045">
            <text:p>0.22</text:p>
          </table:table-cell>
          <table:table-cell table:formula="of:=IF([.D1194] &lt; [.$D$2])" office:value-type="boolean" office:boolean-value="false">
            <text:p>FALSE</text:p>
          </table:table-cell>
          <table:table-cell table:formula="of:=MOD([.C1194];64)" office:value-type="float" office:value="7.21726797949304">
            <text:p>7.22</text:p>
          </table:table-cell>
          <table:table-cell/>
        </table:table-row>
        <table:table-row table:style-name="ro2">
          <table:table-cell table:style-name="ce3" table:formula="of:=[.A1194]+1" office:value-type="float" office:value="1194">
            <text:p>1194</text:p>
          </table:table-cell>
          <table:table-cell table:style-name="ce3" table:formula="of:=[orbits.$C$3]*[.A1195]" office:value-type="float" office:value="5172958.434">
            <text:p>5172958.434</text:p>
          </table:table-cell>
          <table:table-cell table:style-name="ce6" table:formula="of:=[.B1195]/[orbits.$D$3]" office:value-type="float" office:value="14163.0791433089">
            <text:p>14163.08</text:p>
          </table:table-cell>
          <table:table-cell table:style-name="ce6" table:formula="of:=[.C1195]-ROUNDDOWN([.C1195])" office:value-type="float" office:value="0.0791433088979829">
            <text:p>0.08</text:p>
          </table:table-cell>
          <table:table-cell table:formula="of:=IF([.D1195] &lt; [.$D$2])" office:value-type="boolean" office:boolean-value="true">
            <text:p>TRUE</text:p>
          </table:table-cell>
          <table:table-cell table:formula="of:=MOD([.C1195];64)" office:value-type="float" office:value="19.079143308898">
            <text:p>19.08</text:p>
          </table:table-cell>
          <table:table-cell/>
        </table:table-row>
        <table:table-row table:style-name="ro2">
          <table:table-cell table:style-name="ce3" table:formula="of:=[.A1195]+1" office:value-type="float" office:value="1195">
            <text:p>1195</text:p>
          </table:table-cell>
          <table:table-cell table:style-name="ce3" table:formula="of:=[orbits.$C$3]*[.A1196]" office:value-type="float" office:value="5177290.895">
            <text:p>5177290.895</text:p>
          </table:table-cell>
          <table:table-cell table:style-name="ce6" table:formula="of:=[.B1196]/[orbits.$D$3]" office:value-type="float" office:value="14174.9410186383">
            <text:p>14174.94</text:p>
          </table:table-cell>
          <table:table-cell table:style-name="ce6" table:formula="of:=[.C1196]-ROUNDDOWN([.C1196])" office:value-type="float" office:value="0.941018638302921">
            <text:p>0.94</text:p>
          </table:table-cell>
          <table:table-cell table:formula="of:=IF([.D1196] &lt; [.$D$2])" office:value-type="boolean" office:boolean-value="false">
            <text:p>FALSE</text:p>
          </table:table-cell>
          <table:table-cell table:formula="of:=MOD([.C1196];64)" office:value-type="float" office:value="30.9410186383029">
            <text:p>30.94</text:p>
          </table:table-cell>
          <table:table-cell/>
        </table:table-row>
        <table:table-row table:style-name="ro2">
          <table:table-cell table:style-name="ce3" table:formula="of:=[.A1196]+1" office:value-type="float" office:value="1196">
            <text:p>1196</text:p>
          </table:table-cell>
          <table:table-cell table:style-name="ce3" table:formula="of:=[orbits.$C$3]*[.A1197]" office:value-type="float" office:value="5181623.356">
            <text:p>5181623.356</text:p>
          </table:table-cell>
          <table:table-cell table:style-name="ce6" table:formula="of:=[.B1197]/[orbits.$D$3]" office:value-type="float" office:value="14186.8028939677">
            <text:p>14186.80</text:p>
          </table:table-cell>
          <table:table-cell table:style-name="ce6" table:formula="of:=[.C1197]-ROUNDDOWN([.C1197])" office:value-type="float" office:value="0.80289396770786">
            <text:p>0.80</text:p>
          </table:table-cell>
          <table:table-cell table:formula="of:=IF([.D1197] &lt; [.$D$2])" office:value-type="boolean" office:boolean-value="false">
            <text:p>FALSE</text:p>
          </table:table-cell>
          <table:table-cell table:formula="of:=MOD([.C1197];64)" office:value-type="float" office:value="42.8028939677079">
            <text:p>42.80</text:p>
          </table:table-cell>
          <table:table-cell/>
        </table:table-row>
        <table:table-row table:style-name="ro2">
          <table:table-cell table:style-name="ce3" table:formula="of:=[.A1197]+1" office:value-type="float" office:value="1197">
            <text:p>1197</text:p>
          </table:table-cell>
          <table:table-cell table:style-name="ce3" table:formula="of:=[orbits.$C$3]*[.A1198]" office:value-type="float" office:value="5185955.817">
            <text:p>5185955.817</text:p>
          </table:table-cell>
          <table:table-cell table:style-name="ce6" table:formula="of:=[.B1198]/[orbits.$D$3]" office:value-type="float" office:value="14198.6647692971">
            <text:p>14198.66</text:p>
          </table:table-cell>
          <table:table-cell table:style-name="ce6" table:formula="of:=[.C1198]-ROUNDDOWN([.C1198])" office:value-type="float" office:value="0.664769297112798">
            <text:p>0.66</text:p>
          </table:table-cell>
          <table:table-cell table:formula="of:=IF([.D1198] &lt; [.$D$2])" office:value-type="boolean" office:boolean-value="false">
            <text:p>FALSE</text:p>
          </table:table-cell>
          <table:table-cell table:formula="of:=MOD([.C1198];64)" office:value-type="float" office:value="54.6647692971128">
            <text:p>54.66</text:p>
          </table:table-cell>
          <table:table-cell/>
        </table:table-row>
        <table:table-row table:style-name="ro2">
          <table:table-cell table:style-name="ce3" table:formula="of:=[.A1198]+1" office:value-type="float" office:value="1198">
            <text:p>1198</text:p>
          </table:table-cell>
          <table:table-cell table:style-name="ce3" table:formula="of:=[orbits.$C$3]*[.A1199]" office:value-type="float" office:value="5190288.278">
            <text:p>5190288.278</text:p>
          </table:table-cell>
          <table:table-cell table:style-name="ce6" table:formula="of:=[.B1199]/[orbits.$D$3]" office:value-type="float" office:value="14210.5266446265">
            <text:p>14210.53</text:p>
          </table:table-cell>
          <table:table-cell table:style-name="ce6" table:formula="of:=[.C1199]-ROUNDDOWN([.C1199])" office:value-type="float" office:value="0.526644626514099">
            <text:p>0.53</text:p>
          </table:table-cell>
          <table:table-cell table:formula="of:=IF([.D1199] &lt; [.$D$2])" office:value-type="boolean" office:boolean-value="false">
            <text:p>FALSE</text:p>
          </table:table-cell>
          <table:table-cell table:formula="of:=MOD([.C1199];64)" office:value-type="float" office:value="2.5266446265141">
            <text:p>2.53</text:p>
          </table:table-cell>
          <table:table-cell/>
        </table:table-row>
        <table:table-row table:style-name="ro2">
          <table:table-cell table:style-name="ce3" table:formula="of:=[.A1199]+1" office:value-type="float" office:value="1199">
            <text:p>1199</text:p>
          </table:table-cell>
          <table:table-cell table:style-name="ce3" table:formula="of:=[orbits.$C$3]*[.A1200]" office:value-type="float" office:value="5194620.739">
            <text:p>5194620.739</text:p>
          </table:table-cell>
          <table:table-cell table:style-name="ce6" table:formula="of:=[.B1200]/[orbits.$D$3]" office:value-type="float" office:value="14222.3885199559">
            <text:p>14222.39</text:p>
          </table:table-cell>
          <table:table-cell table:style-name="ce6" table:formula="of:=[.C1200]-ROUNDDOWN([.C1200])" office:value-type="float" office:value="0.388519955919037">
            <text:p>0.39</text:p>
          </table:table-cell>
          <table:table-cell table:formula="of:=IF([.D1200] &lt; [.$D$2])" office:value-type="boolean" office:boolean-value="false">
            <text:p>FALSE</text:p>
          </table:table-cell>
          <table:table-cell table:formula="of:=MOD([.C1200];64)" office:value-type="float" office:value="14.388519955919">
            <text:p>14.39</text:p>
          </table:table-cell>
          <table:table-cell/>
        </table:table-row>
        <table:table-row table:style-name="ro2">
          <table:table-cell table:style-name="ce3" table:formula="of:=[.A1200]+1" office:value-type="float" office:value="1200">
            <text:p>1200</text:p>
          </table:table-cell>
          <table:table-cell table:style-name="ce3" table:formula="of:=[orbits.$C$3]*[.A1201]" office:value-type="float" office:value="5198953.2">
            <text:p>5198953.2</text:p>
          </table:table-cell>
          <table:table-cell table:style-name="ce6" table:formula="of:=[.B1201]/[orbits.$D$3]" office:value-type="float" office:value="14234.2503952853">
            <text:p>14234.25</text:p>
          </table:table-cell>
          <table:table-cell table:style-name="ce6" table:formula="of:=[.C1201]-ROUNDDOWN([.C1201])" office:value-type="float" office:value="0.250395285323975">
            <text:p>0.25</text:p>
          </table:table-cell>
          <table:table-cell table:formula="of:=IF([.D1201] &lt; [.$D$2])" office:value-type="boolean" office:boolean-value="false">
            <text:p>FALSE</text:p>
          </table:table-cell>
          <table:table-cell table:formula="of:=MOD([.C1201];64)" office:value-type="float" office:value="26.250395285324">
            <text:p>26.25</text:p>
          </table:table-cell>
          <table:table-cell/>
        </table:table-row>
        <table:table-row table:style-name="ro2">
          <table:table-cell table:style-name="ce3" table:formula="of:=[.A1201]+1" office:value-type="float" office:value="1201">
            <text:p>1201</text:p>
          </table:table-cell>
          <table:table-cell table:style-name="ce3" table:formula="of:=[orbits.$C$3]*[.A1202]" office:value-type="float" office:value="5203285.661">
            <text:p>5203285.661</text:p>
          </table:table-cell>
          <table:table-cell table:style-name="ce6" table:formula="of:=[.B1202]/[orbits.$D$3]" office:value-type="float" office:value="14246.1122706147">
            <text:p>14246.11</text:p>
          </table:table-cell>
          <table:table-cell table:style-name="ce6" table:formula="of:=[.C1202]-ROUNDDOWN([.C1202])" office:value-type="float" office:value="0.112270614728914">
            <text:p>0.11</text:p>
          </table:table-cell>
          <table:table-cell table:formula="of:=IF([.D1202] &lt; [.$D$2])" office:value-type="boolean" office:boolean-value="false">
            <text:p>FALSE</text:p>
          </table:table-cell>
          <table:table-cell table:formula="of:=MOD([.C1202];64)" office:value-type="float" office:value="38.1122706147289">
            <text:p>38.11</text:p>
          </table:table-cell>
          <table:table-cell/>
        </table:table-row>
        <table:table-row table:style-name="ro2">
          <table:table-cell table:style-name="ce3" table:formula="of:=[.A1202]+1" office:value-type="float" office:value="1202">
            <text:p>1202</text:p>
          </table:table-cell>
          <table:table-cell table:style-name="ce3" table:formula="of:=[orbits.$C$3]*[.A1203]" office:value-type="float" office:value="5207618.122">
            <text:p>5207618.122</text:p>
          </table:table-cell>
          <table:table-cell table:style-name="ce6" table:formula="of:=[.B1203]/[orbits.$D$3]" office:value-type="float" office:value="14257.9741459441">
            <text:p>14257.97</text:p>
          </table:table-cell>
          <table:table-cell table:style-name="ce6" table:formula="of:=[.C1203]-ROUNDDOWN([.C1203])" office:value-type="float" office:value="0.974145944133852">
            <text:p>0.97</text:p>
          </table:table-cell>
          <table:table-cell table:formula="of:=IF([.D1203] &lt; [.$D$2])" office:value-type="boolean" office:boolean-value="false">
            <text:p>FALSE</text:p>
          </table:table-cell>
          <table:table-cell table:formula="of:=MOD([.C1203];64)" office:value-type="float" office:value="49.9741459441339">
            <text:p>49.97</text:p>
          </table:table-cell>
          <table:table-cell/>
        </table:table-row>
        <table:table-row table:style-name="ro2">
          <table:table-cell table:style-name="ce3" table:formula="of:=[.A1203]+1" office:value-type="float" office:value="1203">
            <text:p>1203</text:p>
          </table:table-cell>
          <table:table-cell table:style-name="ce3" table:formula="of:=[orbits.$C$3]*[.A1204]" office:value-type="float" office:value="5211950.583">
            <text:p>5211950.583</text:p>
          </table:table-cell>
          <table:table-cell table:style-name="ce6" table:formula="of:=[.B1204]/[orbits.$D$3]" office:value-type="float" office:value="14269.8360212735">
            <text:p>14269.84</text:p>
          </table:table-cell>
          <table:table-cell table:style-name="ce6" table:formula="of:=[.C1204]-ROUNDDOWN([.C1204])" office:value-type="float" office:value="0.83602127353879">
            <text:p>0.84</text:p>
          </table:table-cell>
          <table:table-cell table:formula="of:=IF([.D1204] &lt; [.$D$2])" office:value-type="boolean" office:boolean-value="false">
            <text:p>FALSE</text:p>
          </table:table-cell>
          <table:table-cell table:formula="of:=MOD([.C1204];64)" office:value-type="float" office:value="61.8360212735388">
            <text:p>61.84</text:p>
          </table:table-cell>
          <table:table-cell/>
        </table:table-row>
        <table:table-row table:style-name="ro2">
          <table:table-cell table:style-name="ce3" table:formula="of:=[.A1204]+1" office:value-type="float" office:value="1204">
            <text:p>1204</text:p>
          </table:table-cell>
          <table:table-cell table:style-name="ce3" table:formula="of:=[orbits.$C$3]*[.A1205]" office:value-type="float" office:value="5216283.044">
            <text:p>5216283.044</text:p>
          </table:table-cell>
          <table:table-cell table:style-name="ce6" table:formula="of:=[.B1205]/[orbits.$D$3]" office:value-type="float" office:value="14281.6978966029">
            <text:p>14281.70</text:p>
          </table:table-cell>
          <table:table-cell table:style-name="ce6" table:formula="of:=[.C1205]-ROUNDDOWN([.C1205])" office:value-type="float" office:value="0.697896602943729">
            <text:p>0.70</text:p>
          </table:table-cell>
          <table:table-cell table:formula="of:=IF([.D1205] &lt; [.$D$2])" office:value-type="boolean" office:boolean-value="false">
            <text:p>FALSE</text:p>
          </table:table-cell>
          <table:table-cell table:formula="of:=MOD([.C1205];64)" office:value-type="float" office:value="9.69789660294373">
            <text:p>9.70</text:p>
          </table:table-cell>
          <table:table-cell/>
        </table:table-row>
        <table:table-row table:style-name="ro2">
          <table:table-cell table:style-name="ce3" table:formula="of:=[.A1205]+1" office:value-type="float" office:value="1205">
            <text:p>1205</text:p>
          </table:table-cell>
          <table:table-cell table:style-name="ce3" table:formula="of:=[orbits.$C$3]*[.A1206]" office:value-type="float" office:value="5220615.505">
            <text:p>5220615.505</text:p>
          </table:table-cell>
          <table:table-cell table:style-name="ce6" table:formula="of:=[.B1206]/[orbits.$D$3]" office:value-type="float" office:value="14293.5597719323">
            <text:p>14293.56</text:p>
          </table:table-cell>
          <table:table-cell table:style-name="ce6" table:formula="of:=[.C1206]-ROUNDDOWN([.C1206])" office:value-type="float" office:value="0.559771932345029">
            <text:p>0.56</text:p>
          </table:table-cell>
          <table:table-cell table:formula="of:=IF([.D1206] &lt; [.$D$2])" office:value-type="boolean" office:boolean-value="false">
            <text:p>FALSE</text:p>
          </table:table-cell>
          <table:table-cell table:formula="of:=MOD([.C1206];64)" office:value-type="float" office:value="21.559771932345">
            <text:p>21.56</text:p>
          </table:table-cell>
          <table:table-cell/>
        </table:table-row>
        <table:table-row table:style-name="ro2">
          <table:table-cell table:style-name="ce3" table:formula="of:=[.A1206]+1" office:value-type="float" office:value="1206">
            <text:p>1206</text:p>
          </table:table-cell>
          <table:table-cell table:style-name="ce3" table:formula="of:=[orbits.$C$3]*[.A1207]" office:value-type="float" office:value="5224947.966">
            <text:p>5224947.966</text:p>
          </table:table-cell>
          <table:table-cell table:style-name="ce6" table:formula="of:=[.B1207]/[orbits.$D$3]" office:value-type="float" office:value="14305.4216472618">
            <text:p>14305.42</text:p>
          </table:table-cell>
          <table:table-cell table:style-name="ce6" table:formula="of:=[.C1207]-ROUNDDOWN([.C1207])" office:value-type="float" office:value="0.421647261749968">
            <text:p>0.42</text:p>
          </table:table-cell>
          <table:table-cell table:formula="of:=IF([.D1207] &lt; [.$D$2])" office:value-type="boolean" office:boolean-value="false">
            <text:p>FALSE</text:p>
          </table:table-cell>
          <table:table-cell table:formula="of:=MOD([.C1207];64)" office:value-type="float" office:value="33.42164726175">
            <text:p>33.42</text:p>
          </table:table-cell>
          <table:table-cell/>
        </table:table-row>
        <table:table-row table:style-name="ro2">
          <table:table-cell table:style-name="ce3" table:formula="of:=[.A1207]+1" office:value-type="float" office:value="1207">
            <text:p>1207</text:p>
          </table:table-cell>
          <table:table-cell table:style-name="ce3" table:formula="of:=[orbits.$C$3]*[.A1208]" office:value-type="float" office:value="5229280.427">
            <text:p>5229280.427</text:p>
          </table:table-cell>
          <table:table-cell table:style-name="ce6" table:formula="of:=[.B1208]/[orbits.$D$3]" office:value-type="float" office:value="14317.2835225912">
            <text:p>14317.28</text:p>
          </table:table-cell>
          <table:table-cell table:style-name="ce6" table:formula="of:=[.C1208]-ROUNDDOWN([.C1208])" office:value-type="float" office:value="0.283522591154906">
            <text:p>0.28</text:p>
          </table:table-cell>
          <table:table-cell table:formula="of:=IF([.D1208] &lt; [.$D$2])" office:value-type="boolean" office:boolean-value="false">
            <text:p>FALSE</text:p>
          </table:table-cell>
          <table:table-cell table:formula="of:=MOD([.C1208];64)" office:value-type="float" office:value="45.2835225911549">
            <text:p>45.28</text:p>
          </table:table-cell>
          <table:table-cell/>
        </table:table-row>
        <table:table-row table:style-name="ro2">
          <table:table-cell table:style-name="ce3" table:formula="of:=[.A1208]+1" office:value-type="float" office:value="1208">
            <text:p>1208</text:p>
          </table:table-cell>
          <table:table-cell table:style-name="ce3" table:formula="of:=[orbits.$C$3]*[.A1209]" office:value-type="float" office:value="5233612.888">
            <text:p>5233612.888</text:p>
          </table:table-cell>
          <table:table-cell table:style-name="ce6" table:formula="of:=[.B1209]/[orbits.$D$3]" office:value-type="float" office:value="14329.1453979206">
            <text:p>14329.15</text:p>
          </table:table-cell>
          <table:table-cell table:style-name="ce6" table:formula="of:=[.C1209]-ROUNDDOWN([.C1209])" office:value-type="float" office:value="0.145397920559844">
            <text:p>0.15</text:p>
          </table:table-cell>
          <table:table-cell table:formula="of:=IF([.D1209] &lt; [.$D$2])" office:value-type="boolean" office:boolean-value="false">
            <text:p>FALSE</text:p>
          </table:table-cell>
          <table:table-cell table:formula="of:=MOD([.C1209];64)" office:value-type="float" office:value="57.1453979205598">
            <text:p>57.15</text:p>
          </table:table-cell>
          <table:table-cell/>
        </table:table-row>
        <table:table-row table:style-name="ro2">
          <table:table-cell table:style-name="ce3" table:formula="of:=[.A1209]+1" office:value-type="float" office:value="1209">
            <text:p>1209</text:p>
          </table:table-cell>
          <table:table-cell table:style-name="ce3" table:formula="of:=[orbits.$C$3]*[.A1210]" office:value-type="float" office:value="5237945.349">
            <text:p>5237945.349</text:p>
          </table:table-cell>
          <table:table-cell table:style-name="ce6" table:formula="of:=[.B1210]/[orbits.$D$3]" office:value-type="float" office:value="14341.00727325">
            <text:p>14341.01</text:p>
          </table:table-cell>
          <table:table-cell table:style-name="ce6" table:formula="of:=[.C1210]-ROUNDDOWN([.C1210])" office:value-type="float" office:value="0.00727324996478274">
            <text:p>0.01</text:p>
          </table:table-cell>
          <table:table-cell table:formula="of:=IF([.D1210] &lt; [.$D$2])" office:value-type="boolean" office:boolean-value="true">
            <text:p>TRUE</text:p>
          </table:table-cell>
          <table:table-cell table:formula="of:=MOD([.C1210];64)" office:value-type="float" office:value="5.00727324996478">
            <text:p>5.01</text:p>
          </table:table-cell>
          <table:table-cell/>
        </table:table-row>
        <table:table-row table:style-name="ro2">
          <table:table-cell table:style-name="ce3" table:formula="of:=[.A1210]+1" office:value-type="float" office:value="1210">
            <text:p>1210</text:p>
          </table:table-cell>
          <table:table-cell table:style-name="ce3" table:formula="of:=[orbits.$C$3]*[.A1211]" office:value-type="float" office:value="5242277.81">
            <text:p>5242277.81</text:p>
          </table:table-cell>
          <table:table-cell table:style-name="ce6" table:formula="of:=[.B1211]/[orbits.$D$3]" office:value-type="float" office:value="14352.8691485794">
            <text:p>14352.87</text:p>
          </table:table-cell>
          <table:table-cell table:style-name="ce6" table:formula="of:=[.C1211]-ROUNDDOWN([.C1211])" office:value-type="float" office:value="0.869148579369721">
            <text:p>0.87</text:p>
          </table:table-cell>
          <table:table-cell table:formula="of:=IF([.D1211] &lt; [.$D$2])" office:value-type="boolean" office:boolean-value="false">
            <text:p>FALSE</text:p>
          </table:table-cell>
          <table:table-cell table:formula="of:=MOD([.C1211];64)" office:value-type="float" office:value="16.8691485793697">
            <text:p>16.87</text:p>
          </table:table-cell>
          <table:table-cell/>
        </table:table-row>
        <table:table-row table:style-name="ro2">
          <table:table-cell table:style-name="ce3" table:formula="of:=[.A1211]+1" office:value-type="float" office:value="1211">
            <text:p>1211</text:p>
          </table:table-cell>
          <table:table-cell table:style-name="ce3" table:formula="of:=[orbits.$C$3]*[.A1212]" office:value-type="float" office:value="5246610.271">
            <text:p>5246610.271</text:p>
          </table:table-cell>
          <table:table-cell table:style-name="ce6" table:formula="of:=[.B1212]/[orbits.$D$3]" office:value-type="float" office:value="14364.7310239088">
            <text:p>14364.73</text:p>
          </table:table-cell>
          <table:table-cell table:style-name="ce6" table:formula="of:=[.C1212]-ROUNDDOWN([.C1212])" office:value-type="float" office:value="0.73102390877466">
            <text:p>0.73</text:p>
          </table:table-cell>
          <table:table-cell table:formula="of:=IF([.D1212] &lt; [.$D$2])" office:value-type="boolean" office:boolean-value="false">
            <text:p>FALSE</text:p>
          </table:table-cell>
          <table:table-cell table:formula="of:=MOD([.C1212];64)" office:value-type="float" office:value="28.7310239087747">
            <text:p>28.73</text:p>
          </table:table-cell>
          <table:table-cell/>
        </table:table-row>
        <table:table-row table:style-name="ro2">
          <table:table-cell table:style-name="ce3" table:formula="of:=[.A1212]+1" office:value-type="float" office:value="1212">
            <text:p>1212</text:p>
          </table:table-cell>
          <table:table-cell table:style-name="ce3" table:formula="of:=[orbits.$C$3]*[.A1213]" office:value-type="float" office:value="5250942.732">
            <text:p>5250942.732</text:p>
          </table:table-cell>
          <table:table-cell table:style-name="ce6" table:formula="of:=[.B1213]/[orbits.$D$3]" office:value-type="float" office:value="14376.5928992382">
            <text:p>14376.59</text:p>
          </table:table-cell>
          <table:table-cell table:style-name="ce6" table:formula="of:=[.C1213]-ROUNDDOWN([.C1213])" office:value-type="float" office:value="0.59289923817596">
            <text:p>0.59</text:p>
          </table:table-cell>
          <table:table-cell table:formula="of:=IF([.D1213] &lt; [.$D$2])" office:value-type="boolean" office:boolean-value="false">
            <text:p>FALSE</text:p>
          </table:table-cell>
          <table:table-cell table:formula="of:=MOD([.C1213];64)" office:value-type="float" office:value="40.592899238176">
            <text:p>40.59</text:p>
          </table:table-cell>
          <table:table-cell/>
        </table:table-row>
        <table:table-row table:style-name="ro2">
          <table:table-cell table:style-name="ce3" table:formula="of:=[.A1213]+1" office:value-type="float" office:value="1213">
            <text:p>1213</text:p>
          </table:table-cell>
          <table:table-cell table:style-name="ce3" table:formula="of:=[orbits.$C$3]*[.A1214]" office:value-type="float" office:value="5255275.193">
            <text:p>5255275.193</text:p>
          </table:table-cell>
          <table:table-cell table:style-name="ce6" table:formula="of:=[.B1214]/[orbits.$D$3]" office:value-type="float" office:value="14388.4547745676">
            <text:p>14388.45</text:p>
          </table:table-cell>
          <table:table-cell table:style-name="ce6" table:formula="of:=[.C1214]-ROUNDDOWN([.C1214])" office:value-type="float" office:value="0.454774567580898">
            <text:p>0.45</text:p>
          </table:table-cell>
          <table:table-cell table:formula="of:=IF([.D1214] &lt; [.$D$2])" office:value-type="boolean" office:boolean-value="false">
            <text:p>FALSE</text:p>
          </table:table-cell>
          <table:table-cell table:formula="of:=MOD([.C1214];64)" office:value-type="float" office:value="52.4547745675809">
            <text:p>52.45</text:p>
          </table:table-cell>
          <table:table-cell/>
        </table:table-row>
        <table:table-row table:style-name="ro2">
          <table:table-cell table:style-name="ce3" table:formula="of:=[.A1214]+1" office:value-type="float" office:value="1214">
            <text:p>1214</text:p>
          </table:table-cell>
          <table:table-cell table:style-name="ce3" table:formula="of:=[orbits.$C$3]*[.A1215]" office:value-type="float" office:value="5259607.654">
            <text:p>5259607.654</text:p>
          </table:table-cell>
          <table:table-cell table:style-name="ce6" table:formula="of:=[.B1215]/[orbits.$D$3]" office:value-type="float" office:value="14400.316649897">
            <text:p>14400.32</text:p>
          </table:table-cell>
          <table:table-cell table:style-name="ce6" table:formula="of:=[.C1215]-ROUNDDOWN([.C1215])" office:value-type="float" office:value="0.316649896985837">
            <text:p>0.32</text:p>
          </table:table-cell>
          <table:table-cell table:formula="of:=IF([.D1215] &lt; [.$D$2])" office:value-type="boolean" office:boolean-value="false">
            <text:p>FALSE</text:p>
          </table:table-cell>
          <table:table-cell table:formula="of:=MOD([.C1215];64)" office:value-type="float" office:value="0.316649896985837">
            <text:p>0.32</text:p>
          </table:table-cell>
          <table:table-cell/>
        </table:table-row>
        <table:table-row table:style-name="ro2">
          <table:table-cell table:style-name="ce3" table:formula="of:=[.A1215]+1" office:value-type="float" office:value="1215">
            <text:p>1215</text:p>
          </table:table-cell>
          <table:table-cell table:style-name="ce3" table:formula="of:=[orbits.$C$3]*[.A1216]" office:value-type="float" office:value="5263940.115">
            <text:p>5263940.115</text:p>
          </table:table-cell>
          <table:table-cell table:style-name="ce6" table:formula="of:=[.B1216]/[orbits.$D$3]" office:value-type="float" office:value="14412.1785252264">
            <text:p>14412.18</text:p>
          </table:table-cell>
          <table:table-cell table:style-name="ce6" table:formula="of:=[.C1216]-ROUNDDOWN([.C1216])" office:value-type="float" office:value="0.178525226390775">
            <text:p>0.18</text:p>
          </table:table-cell>
          <table:table-cell table:formula="of:=IF([.D1216] &lt; [.$D$2])" office:value-type="boolean" office:boolean-value="false">
            <text:p>FALSE</text:p>
          </table:table-cell>
          <table:table-cell table:formula="of:=MOD([.C1216];64)" office:value-type="float" office:value="12.1785252263908">
            <text:p>12.18</text:p>
          </table:table-cell>
          <table:table-cell/>
        </table:table-row>
        <table:table-row table:style-name="ro2">
          <table:table-cell table:style-name="ce3" table:formula="of:=[.A1216]+1" office:value-type="float" office:value="1216">
            <text:p>1216</text:p>
          </table:table-cell>
          <table:table-cell table:style-name="ce3" table:formula="of:=[orbits.$C$3]*[.A1217]" office:value-type="float" office:value="5268272.576">
            <text:p>5268272.576</text:p>
          </table:table-cell>
          <table:table-cell table:style-name="ce6" table:formula="of:=[.B1217]/[orbits.$D$3]" office:value-type="float" office:value="14424.0404005558">
            <text:p>14424.04</text:p>
          </table:table-cell>
          <table:table-cell table:style-name="ce6" table:formula="of:=[.C1217]-ROUNDDOWN([.C1217])" office:value-type="float" office:value="0.0404005557957134">
            <text:p>0.04</text:p>
          </table:table-cell>
          <table:table-cell table:formula="of:=IF([.D1217] &lt; [.$D$2])" office:value-type="boolean" office:boolean-value="true">
            <text:p>TRUE</text:p>
          </table:table-cell>
          <table:table-cell table:formula="of:=MOD([.C1217];64)" office:value-type="float" office:value="24.0404005557957">
            <text:p>24.04</text:p>
          </table:table-cell>
          <table:table-cell/>
        </table:table-row>
        <table:table-row table:style-name="ro2">
          <table:table-cell table:style-name="ce3" table:formula="of:=[.A1217]+1" office:value-type="float" office:value="1217">
            <text:p>1217</text:p>
          </table:table-cell>
          <table:table-cell table:style-name="ce3" table:formula="of:=[orbits.$C$3]*[.A1218]" office:value-type="float" office:value="5272605.037">
            <text:p>5272605.037</text:p>
          </table:table-cell>
          <table:table-cell table:style-name="ce6" table:formula="of:=[.B1218]/[orbits.$D$3]" office:value-type="float" office:value="14435.9022758852">
            <text:p>14435.90</text:p>
          </table:table-cell>
          <table:table-cell table:style-name="ce6" table:formula="of:=[.C1218]-ROUNDDOWN([.C1218])" office:value-type="float" office:value="0.902275885200652">
            <text:p>0.90</text:p>
          </table:table-cell>
          <table:table-cell table:formula="of:=IF([.D1218] &lt; [.$D$2])" office:value-type="boolean" office:boolean-value="false">
            <text:p>FALSE</text:p>
          </table:table-cell>
          <table:table-cell table:formula="of:=MOD([.C1218];64)" office:value-type="float" office:value="35.9022758852007">
            <text:p>35.90</text:p>
          </table:table-cell>
          <table:table-cell/>
        </table:table-row>
        <table:table-row table:style-name="ro2">
          <table:table-cell table:style-name="ce3" table:formula="of:=[.A1218]+1" office:value-type="float" office:value="1218">
            <text:p>1218</text:p>
          </table:table-cell>
          <table:table-cell table:style-name="ce3" table:formula="of:=[orbits.$C$3]*[.A1219]" office:value-type="float" office:value="5276937.498">
            <text:p>5276937.498</text:p>
          </table:table-cell>
          <table:table-cell table:style-name="ce6" table:formula="of:=[.B1219]/[orbits.$D$3]" office:value-type="float" office:value="14447.7641512146">
            <text:p>14447.76</text:p>
          </table:table-cell>
          <table:table-cell table:style-name="ce6" table:formula="of:=[.C1219]-ROUNDDOWN([.C1219])" office:value-type="float" office:value="0.76415121460559">
            <text:p>0.76</text:p>
          </table:table-cell>
          <table:table-cell table:formula="of:=IF([.D1219] &lt; [.$D$2])" office:value-type="boolean" office:boolean-value="false">
            <text:p>FALSE</text:p>
          </table:table-cell>
          <table:table-cell table:formula="of:=MOD([.C1219];64)" office:value-type="float" office:value="47.7641512146056">
            <text:p>47.76</text:p>
          </table:table-cell>
          <table:table-cell/>
        </table:table-row>
        <table:table-row table:style-name="ro2">
          <table:table-cell table:style-name="ce3" table:formula="of:=[.A1219]+1" office:value-type="float" office:value="1219">
            <text:p>1219</text:p>
          </table:table-cell>
          <table:table-cell table:style-name="ce3" table:formula="of:=[orbits.$C$3]*[.A1220]" office:value-type="float" office:value="5281269.959">
            <text:p>5281269.959</text:p>
          </table:table-cell>
          <table:table-cell table:style-name="ce6" table:formula="of:=[.B1220]/[orbits.$D$3]" office:value-type="float" office:value="14459.626026544">
            <text:p>14459.63</text:p>
          </table:table-cell>
          <table:table-cell table:style-name="ce6" table:formula="of:=[.C1220]-ROUNDDOWN([.C1220])" office:value-type="float" office:value="0.626026544010529">
            <text:p>0.63</text:p>
          </table:table-cell>
          <table:table-cell table:formula="of:=IF([.D1220] &lt; [.$D$2])" office:value-type="boolean" office:boolean-value="false">
            <text:p>FALSE</text:p>
          </table:table-cell>
          <table:table-cell table:formula="of:=MOD([.C1220];64)" office:value-type="float" office:value="59.6260265440105">
            <text:p>59.63</text:p>
          </table:table-cell>
          <table:table-cell/>
        </table:table-row>
        <table:table-row table:style-name="ro2">
          <table:table-cell table:style-name="ce3" table:formula="of:=[.A1220]+1" office:value-type="float" office:value="1220">
            <text:p>1220</text:p>
          </table:table-cell>
          <table:table-cell table:style-name="ce3" table:formula="of:=[orbits.$C$3]*[.A1221]" office:value-type="float" office:value="5285602.42">
            <text:p>5285602.42</text:p>
          </table:table-cell>
          <table:table-cell table:style-name="ce6" table:formula="of:=[.B1221]/[orbits.$D$3]" office:value-type="float" office:value="14471.4879018734">
            <text:p>14471.49</text:p>
          </table:table-cell>
          <table:table-cell table:style-name="ce6" table:formula="of:=[.C1221]-ROUNDDOWN([.C1221])" office:value-type="float" office:value="0.487901873411829">
            <text:p>0.49</text:p>
          </table:table-cell>
          <table:table-cell table:formula="of:=IF([.D1221] &lt; [.$D$2])" office:value-type="boolean" office:boolean-value="false">
            <text:p>FALSE</text:p>
          </table:table-cell>
          <table:table-cell table:formula="of:=MOD([.C1221];64)" office:value-type="float" office:value="7.48790187341183">
            <text:p>7.49</text:p>
          </table:table-cell>
          <table:table-cell/>
        </table:table-row>
        <table:table-row table:style-name="ro2">
          <table:table-cell table:style-name="ce3" table:formula="of:=[.A1221]+1" office:value-type="float" office:value="1221">
            <text:p>1221</text:p>
          </table:table-cell>
          <table:table-cell table:style-name="ce3" table:formula="of:=[orbits.$C$3]*[.A1222]" office:value-type="float" office:value="5289934.881">
            <text:p>5289934.881</text:p>
          </table:table-cell>
          <table:table-cell table:style-name="ce6" table:formula="of:=[.B1222]/[orbits.$D$3]" office:value-type="float" office:value="14483.3497772028">
            <text:p>14483.35</text:p>
          </table:table-cell>
          <table:table-cell table:style-name="ce6" table:formula="of:=[.C1222]-ROUNDDOWN([.C1222])" office:value-type="float" office:value="0.349777202816767">
            <text:p>0.35</text:p>
          </table:table-cell>
          <table:table-cell table:formula="of:=IF([.D1222] &lt; [.$D$2])" office:value-type="boolean" office:boolean-value="false">
            <text:p>FALSE</text:p>
          </table:table-cell>
          <table:table-cell table:formula="of:=MOD([.C1222];64)" office:value-type="float" office:value="19.3497772028168">
            <text:p>19.35</text:p>
          </table:table-cell>
          <table:table-cell/>
        </table:table-row>
        <table:table-row table:style-name="ro2">
          <table:table-cell table:style-name="ce3" table:formula="of:=[.A1222]+1" office:value-type="float" office:value="1222">
            <text:p>1222</text:p>
          </table:table-cell>
          <table:table-cell table:style-name="ce3" table:formula="of:=[orbits.$C$3]*[.A1223]" office:value-type="float" office:value="5294267.342">
            <text:p>5294267.342</text:p>
          </table:table-cell>
          <table:table-cell table:style-name="ce6" table:formula="of:=[.B1223]/[orbits.$D$3]" office:value-type="float" office:value="14495.2116525322">
            <text:p>14495.21</text:p>
          </table:table-cell>
          <table:table-cell table:style-name="ce6" table:formula="of:=[.C1223]-ROUNDDOWN([.C1223])" office:value-type="float" office:value="0.211652532221706">
            <text:p>0.21</text:p>
          </table:table-cell>
          <table:table-cell table:formula="of:=IF([.D1223] &lt; [.$D$2])" office:value-type="boolean" office:boolean-value="false">
            <text:p>FALSE</text:p>
          </table:table-cell>
          <table:table-cell table:formula="of:=MOD([.C1223];64)" office:value-type="float" office:value="31.2116525322217">
            <text:p>31.21</text:p>
          </table:table-cell>
          <table:table-cell/>
        </table:table-row>
        <table:table-row table:style-name="ro2">
          <table:table-cell table:style-name="ce3" table:formula="of:=[.A1223]+1" office:value-type="float" office:value="1223">
            <text:p>1223</text:p>
          </table:table-cell>
          <table:table-cell table:style-name="ce3" table:formula="of:=[orbits.$C$3]*[.A1224]" office:value-type="float" office:value="5298599.803">
            <text:p>5298599.803</text:p>
          </table:table-cell>
          <table:table-cell table:style-name="ce6" table:formula="of:=[.B1224]/[orbits.$D$3]" office:value-type="float" office:value="14507.0735278616">
            <text:p>14507.07</text:p>
          </table:table-cell>
          <table:table-cell table:style-name="ce6" table:formula="of:=[.C1224]-ROUNDDOWN([.C1224])" office:value-type="float" office:value="0.0735278616266442">
            <text:p>0.07</text:p>
          </table:table-cell>
          <table:table-cell table:formula="of:=IF([.D1224] &lt; [.$D$2])" office:value-type="boolean" office:boolean-value="true">
            <text:p>TRUE</text:p>
          </table:table-cell>
          <table:table-cell table:formula="of:=MOD([.C1224];64)" office:value-type="float" office:value="43.0735278616266">
            <text:p>43.07</text:p>
          </table:table-cell>
          <table:table-cell/>
        </table:table-row>
        <table:table-row table:style-name="ro2">
          <table:table-cell table:style-name="ce3" table:formula="of:=[.A1224]+1" office:value-type="float" office:value="1224">
            <text:p>1224</text:p>
          </table:table-cell>
          <table:table-cell table:style-name="ce3" table:formula="of:=[orbits.$C$3]*[.A1225]" office:value-type="float" office:value="5302932.264">
            <text:p>5302932.264</text:p>
          </table:table-cell>
          <table:table-cell table:style-name="ce6" table:formula="of:=[.B1225]/[orbits.$D$3]" office:value-type="float" office:value="14518.935403191">
            <text:p>14518.94</text:p>
          </table:table-cell>
          <table:table-cell table:style-name="ce6" table:formula="of:=[.C1225]-ROUNDDOWN([.C1225])" office:value-type="float" office:value="0.935403191031583">
            <text:p>0.94</text:p>
          </table:table-cell>
          <table:table-cell table:formula="of:=IF([.D1225] &lt; [.$D$2])" office:value-type="boolean" office:boolean-value="false">
            <text:p>FALSE</text:p>
          </table:table-cell>
          <table:table-cell table:formula="of:=MOD([.C1225];64)" office:value-type="float" office:value="54.9354031910316">
            <text:p>54.94</text:p>
          </table:table-cell>
          <table:table-cell/>
        </table:table-row>
        <table:table-row table:style-name="ro2">
          <table:table-cell table:style-name="ce3" table:formula="of:=[.A1225]+1" office:value-type="float" office:value="1225">
            <text:p>1225</text:p>
          </table:table-cell>
          <table:table-cell table:style-name="ce3" table:formula="of:=[orbits.$C$3]*[.A1226]" office:value-type="float" office:value="5307264.725">
            <text:p>5307264.725</text:p>
          </table:table-cell>
          <table:table-cell table:style-name="ce6" table:formula="of:=[.B1226]/[orbits.$D$3]" office:value-type="float" office:value="14530.7972785204">
            <text:p>14530.80</text:p>
          </table:table-cell>
          <table:table-cell table:style-name="ce6" table:formula="of:=[.C1226]-ROUNDDOWN([.C1226])" office:value-type="float" office:value="0.797278520436521">
            <text:p>0.80</text:p>
          </table:table-cell>
          <table:table-cell table:formula="of:=IF([.D1226] &lt; [.$D$2])" office:value-type="boolean" office:boolean-value="false">
            <text:p>FALSE</text:p>
          </table:table-cell>
          <table:table-cell table:formula="of:=MOD([.C1226];64)" office:value-type="float" office:value="2.79727852043652">
            <text:p>2.80</text:p>
          </table:table-cell>
          <table:table-cell/>
        </table:table-row>
        <table:table-row table:style-name="ro2">
          <table:table-cell table:style-name="ce3" table:formula="of:=[.A1226]+1" office:value-type="float" office:value="1226">
            <text:p>1226</text:p>
          </table:table-cell>
          <table:table-cell table:style-name="ce3" table:formula="of:=[orbits.$C$3]*[.A1227]" office:value-type="float" office:value="5311597.186">
            <text:p>5311597.186</text:p>
          </table:table-cell>
          <table:table-cell table:style-name="ce6" table:formula="of:=[.B1227]/[orbits.$D$3]" office:value-type="float" office:value="14542.6591538498">
            <text:p>14542.66</text:p>
          </table:table-cell>
          <table:table-cell table:style-name="ce6" table:formula="of:=[.C1227]-ROUNDDOWN([.C1227])" office:value-type="float" office:value="0.659153849841459">
            <text:p>0.66</text:p>
          </table:table-cell>
          <table:table-cell table:formula="of:=IF([.D1227] &lt; [.$D$2])" office:value-type="boolean" office:boolean-value="false">
            <text:p>FALSE</text:p>
          </table:table-cell>
          <table:table-cell table:formula="of:=MOD([.C1227];64)" office:value-type="float" office:value="14.6591538498415">
            <text:p>14.66</text:p>
          </table:table-cell>
          <table:table-cell/>
        </table:table-row>
        <table:table-row table:style-name="ro2">
          <table:table-cell table:style-name="ce3" table:formula="of:=[.A1227]+1" office:value-type="float" office:value="1227">
            <text:p>1227</text:p>
          </table:table-cell>
          <table:table-cell table:style-name="ce3" table:formula="of:=[orbits.$C$3]*[.A1228]" office:value-type="float" office:value="5315929.647">
            <text:p>5315929.647</text:p>
          </table:table-cell>
          <table:table-cell table:style-name="ce6" table:formula="of:=[.B1228]/[orbits.$D$3]" office:value-type="float" office:value="14554.5210291792">
            <text:p>14554.52</text:p>
          </table:table-cell>
          <table:table-cell table:style-name="ce6" table:formula="of:=[.C1228]-ROUNDDOWN([.C1228])" office:value-type="float" office:value="0.52102917924276">
            <text:p>0.52</text:p>
          </table:table-cell>
          <table:table-cell table:formula="of:=IF([.D1228] &lt; [.$D$2])" office:value-type="boolean" office:boolean-value="false">
            <text:p>FALSE</text:p>
          </table:table-cell>
          <table:table-cell table:formula="of:=MOD([.C1228];64)" office:value-type="float" office:value="26.5210291792428">
            <text:p>26.52</text:p>
          </table:table-cell>
          <table:table-cell/>
        </table:table-row>
        <table:table-row table:style-name="ro2">
          <table:table-cell table:style-name="ce3" table:formula="of:=[.A1228]+1" office:value-type="float" office:value="1228">
            <text:p>1228</text:p>
          </table:table-cell>
          <table:table-cell table:style-name="ce3" table:formula="of:=[orbits.$C$3]*[.A1229]" office:value-type="float" office:value="5320262.108">
            <text:p>5320262.108</text:p>
          </table:table-cell>
          <table:table-cell table:style-name="ce6" table:formula="of:=[.B1229]/[orbits.$D$3]" office:value-type="float" office:value="14566.3829045086">
            <text:p>14566.38</text:p>
          </table:table-cell>
          <table:table-cell table:style-name="ce6" table:formula="of:=[.C1229]-ROUNDDOWN([.C1229])" office:value-type="float" office:value="0.382904508647698">
            <text:p>0.38</text:p>
          </table:table-cell>
          <table:table-cell table:formula="of:=IF([.D1229] &lt; [.$D$2])" office:value-type="boolean" office:boolean-value="false">
            <text:p>FALSE</text:p>
          </table:table-cell>
          <table:table-cell table:formula="of:=MOD([.C1229];64)" office:value-type="float" office:value="38.3829045086477">
            <text:p>38.38</text:p>
          </table:table-cell>
          <table:table-cell/>
        </table:table-row>
        <table:table-row table:style-name="ro2">
          <table:table-cell table:style-name="ce3" table:formula="of:=[.A1229]+1" office:value-type="float" office:value="1229">
            <text:p>1229</text:p>
          </table:table-cell>
          <table:table-cell table:style-name="ce3" table:formula="of:=[orbits.$C$3]*[.A1230]" office:value-type="float" office:value="5324594.569">
            <text:p>5324594.569</text:p>
          </table:table-cell>
          <table:table-cell table:style-name="ce6" table:formula="of:=[.B1230]/[orbits.$D$3]" office:value-type="float" office:value="14578.2447798381">
            <text:p>14578.24</text:p>
          </table:table-cell>
          <table:table-cell table:style-name="ce6" table:formula="of:=[.C1230]-ROUNDDOWN([.C1230])" office:value-type="float" office:value="0.244779838052636">
            <text:p>0.24</text:p>
          </table:table-cell>
          <table:table-cell table:formula="of:=IF([.D1230] &lt; [.$D$2])" office:value-type="boolean" office:boolean-value="false">
            <text:p>FALSE</text:p>
          </table:table-cell>
          <table:table-cell table:formula="of:=MOD([.C1230];64)" office:value-type="float" office:value="50.2447798380526">
            <text:p>50.24</text:p>
          </table:table-cell>
          <table:table-cell/>
        </table:table-row>
        <table:table-row table:style-name="ro2">
          <table:table-cell table:style-name="ce3" table:formula="of:=[.A1230]+1" office:value-type="float" office:value="1230">
            <text:p>1230</text:p>
          </table:table-cell>
          <table:table-cell table:style-name="ce3" table:formula="of:=[orbits.$C$3]*[.A1231]" office:value-type="float" office:value="5328927.03">
            <text:p>5328927.03</text:p>
          </table:table-cell>
          <table:table-cell table:style-name="ce6" table:formula="of:=[.B1231]/[orbits.$D$3]" office:value-type="float" office:value="14590.1066551675">
            <text:p>14590.11</text:p>
          </table:table-cell>
          <table:table-cell table:style-name="ce6" table:formula="of:=[.C1231]-ROUNDDOWN([.C1231])" office:value-type="float" office:value="0.106655167457575">
            <text:p>0.11</text:p>
          </table:table-cell>
          <table:table-cell table:formula="of:=IF([.D1231] &lt; [.$D$2])" office:value-type="boolean" office:boolean-value="false">
            <text:p>FALSE</text:p>
          </table:table-cell>
          <table:table-cell table:formula="of:=MOD([.C1231];64)" office:value-type="float" office:value="62.1066551674576">
            <text:p>62.11</text:p>
          </table:table-cell>
          <table:table-cell/>
        </table:table-row>
        <table:table-row table:style-name="ro2">
          <table:table-cell table:style-name="ce3" table:formula="of:=[.A1231]+1" office:value-type="float" office:value="1231">
            <text:p>1231</text:p>
          </table:table-cell>
          <table:table-cell table:style-name="ce3" table:formula="of:=[orbits.$C$3]*[.A1232]" office:value-type="float" office:value="5333259.491">
            <text:p>5333259.491</text:p>
          </table:table-cell>
          <table:table-cell table:style-name="ce6" table:formula="of:=[.B1232]/[orbits.$D$3]" office:value-type="float" office:value="14601.9685304969">
            <text:p>14601.97</text:p>
          </table:table-cell>
          <table:table-cell table:style-name="ce6" table:formula="of:=[.C1232]-ROUNDDOWN([.C1232])" office:value-type="float" office:value="0.968530496862513">
            <text:p>0.97</text:p>
          </table:table-cell>
          <table:table-cell table:formula="of:=IF([.D1232] &lt; [.$D$2])" office:value-type="boolean" office:boolean-value="false">
            <text:p>FALSE</text:p>
          </table:table-cell>
          <table:table-cell table:formula="of:=MOD([.C1232];64)" office:value-type="float" office:value="9.96853049686251">
            <text:p>9.97</text:p>
          </table:table-cell>
          <table:table-cell/>
        </table:table-row>
        <table:table-row table:style-name="ro2">
          <table:table-cell table:style-name="ce3" table:formula="of:=[.A1232]+1" office:value-type="float" office:value="1232">
            <text:p>1232</text:p>
          </table:table-cell>
          <table:table-cell table:style-name="ce3" table:formula="of:=[orbits.$C$3]*[.A1233]" office:value-type="float" office:value="5337591.952">
            <text:p>5337591.952</text:p>
          </table:table-cell>
          <table:table-cell table:style-name="ce6" table:formula="of:=[.B1233]/[orbits.$D$3]" office:value-type="float" office:value="14613.8304058263">
            <text:p>14613.83</text:p>
          </table:table-cell>
          <table:table-cell table:style-name="ce6" table:formula="of:=[.C1233]-ROUNDDOWN([.C1233])" office:value-type="float" office:value="0.830405826267452">
            <text:p>0.83</text:p>
          </table:table-cell>
          <table:table-cell table:formula="of:=IF([.D1233] &lt; [.$D$2])" office:value-type="boolean" office:boolean-value="false">
            <text:p>FALSE</text:p>
          </table:table-cell>
          <table:table-cell table:formula="of:=MOD([.C1233];64)" office:value-type="float" office:value="21.8304058262675">
            <text:p>21.83</text:p>
          </table:table-cell>
          <table:table-cell/>
        </table:table-row>
        <table:table-row table:style-name="ro2">
          <table:table-cell table:style-name="ce3" table:formula="of:=[.A1233]+1" office:value-type="float" office:value="1233">
            <text:p>1233</text:p>
          </table:table-cell>
          <table:table-cell table:style-name="ce3" table:formula="of:=[orbits.$C$3]*[.A1234]" office:value-type="float" office:value="5341924.413">
            <text:p>5341924.413</text:p>
          </table:table-cell>
          <table:table-cell table:style-name="ce6" table:formula="of:=[.B1234]/[orbits.$D$3]" office:value-type="float" office:value="14625.6922811557">
            <text:p>14625.69</text:p>
          </table:table-cell>
          <table:table-cell table:style-name="ce6" table:formula="of:=[.C1234]-ROUNDDOWN([.C1234])" office:value-type="float" office:value="0.69228115567239">
            <text:p>0.69</text:p>
          </table:table-cell>
          <table:table-cell table:formula="of:=IF([.D1234] &lt; [.$D$2])" office:value-type="boolean" office:boolean-value="false">
            <text:p>FALSE</text:p>
          </table:table-cell>
          <table:table-cell table:formula="of:=MOD([.C1234];64)" office:value-type="float" office:value="33.6922811556724">
            <text:p>33.69</text:p>
          </table:table-cell>
          <table:table-cell/>
        </table:table-row>
        <table:table-row table:style-name="ro2">
          <table:table-cell table:style-name="ce3" table:formula="of:=[.A1234]+1" office:value-type="float" office:value="1234">
            <text:p>1234</text:p>
          </table:table-cell>
          <table:table-cell table:style-name="ce3" table:formula="of:=[orbits.$C$3]*[.A1235]" office:value-type="float" office:value="5346256.874">
            <text:p>5346256.874</text:p>
          </table:table-cell>
          <table:table-cell table:style-name="ce6" table:formula="of:=[.B1235]/[orbits.$D$3]" office:value-type="float" office:value="14637.5541564851">
            <text:p>14637.55</text:p>
          </table:table-cell>
          <table:table-cell table:style-name="ce6" table:formula="of:=[.C1235]-ROUNDDOWN([.C1235])" office:value-type="float" office:value="0.55415648507369">
            <text:p>0.55</text:p>
          </table:table-cell>
          <table:table-cell table:formula="of:=IF([.D1235] &lt; [.$D$2])" office:value-type="boolean" office:boolean-value="false">
            <text:p>FALSE</text:p>
          </table:table-cell>
          <table:table-cell table:formula="of:=MOD([.C1235];64)" office:value-type="float" office:value="45.5541564850737">
            <text:p>45.55</text:p>
          </table:table-cell>
          <table:table-cell/>
        </table:table-row>
        <table:table-row table:style-name="ro2">
          <table:table-cell table:style-name="ce3" table:formula="of:=[.A1235]+1" office:value-type="float" office:value="1235">
            <text:p>1235</text:p>
          </table:table-cell>
          <table:table-cell table:style-name="ce3" table:formula="of:=[orbits.$C$3]*[.A1236]" office:value-type="float" office:value="5350589.335">
            <text:p>5350589.335</text:p>
          </table:table-cell>
          <table:table-cell table:style-name="ce6" table:formula="of:=[.B1236]/[orbits.$D$3]" office:value-type="float" office:value="14649.4160318145">
            <text:p>14649.42</text:p>
          </table:table-cell>
          <table:table-cell table:style-name="ce6" table:formula="of:=[.C1236]-ROUNDDOWN([.C1236])" office:value-type="float" office:value="0.416031814478629">
            <text:p>0.42</text:p>
          </table:table-cell>
          <table:table-cell table:formula="of:=IF([.D1236] &lt; [.$D$2])" office:value-type="boolean" office:boolean-value="false">
            <text:p>FALSE</text:p>
          </table:table-cell>
          <table:table-cell table:formula="of:=MOD([.C1236];64)" office:value-type="float" office:value="57.4160318144786">
            <text:p>57.42</text:p>
          </table:table-cell>
          <table:table-cell/>
        </table:table-row>
        <table:table-row table:style-name="ro2">
          <table:table-cell table:style-name="ce3" table:formula="of:=[.A1236]+1" office:value-type="float" office:value="1236">
            <text:p>1236</text:p>
          </table:table-cell>
          <table:table-cell table:style-name="ce3" table:formula="of:=[orbits.$C$3]*[.A1237]" office:value-type="float" office:value="5354921.796">
            <text:p>5354921.796</text:p>
          </table:table-cell>
          <table:table-cell table:style-name="ce6" table:formula="of:=[.B1237]/[orbits.$D$3]" office:value-type="float" office:value="14661.2779071439">
            <text:p>14661.28</text:p>
          </table:table-cell>
          <table:table-cell table:style-name="ce6" table:formula="of:=[.C1237]-ROUNDDOWN([.C1237])" office:value-type="float" office:value="0.277907143883567">
            <text:p>0.28</text:p>
          </table:table-cell>
          <table:table-cell table:formula="of:=IF([.D1237] &lt; [.$D$2])" office:value-type="boolean" office:boolean-value="false">
            <text:p>FALSE</text:p>
          </table:table-cell>
          <table:table-cell table:formula="of:=MOD([.C1237];64)" office:value-type="float" office:value="5.27790714388357">
            <text:p>5.28</text:p>
          </table:table-cell>
          <table:table-cell/>
        </table:table-row>
        <table:table-row table:style-name="ro2">
          <table:table-cell table:style-name="ce3" table:formula="of:=[.A1237]+1" office:value-type="float" office:value="1237">
            <text:p>1237</text:p>
          </table:table-cell>
          <table:table-cell table:style-name="ce3" table:formula="of:=[orbits.$C$3]*[.A1238]" office:value-type="float" office:value="5359254.257">
            <text:p>5359254.257</text:p>
          </table:table-cell>
          <table:table-cell table:style-name="ce6" table:formula="of:=[.B1238]/[orbits.$D$3]" office:value-type="float" office:value="14673.1397824733">
            <text:p>14673.14</text:p>
          </table:table-cell>
          <table:table-cell table:style-name="ce6" table:formula="of:=[.C1238]-ROUNDDOWN([.C1238])" office:value-type="float" office:value="0.139782473288506">
            <text:p>0.14</text:p>
          </table:table-cell>
          <table:table-cell table:formula="of:=IF([.D1238] &lt; [.$D$2])" office:value-type="boolean" office:boolean-value="false">
            <text:p>FALSE</text:p>
          </table:table-cell>
          <table:table-cell table:formula="of:=MOD([.C1238];64)" office:value-type="float" office:value="17.1397824732885">
            <text:p>17.14</text:p>
          </table:table-cell>
          <table:table-cell/>
        </table:table-row>
        <table:table-row table:style-name="ro2">
          <table:table-cell table:style-name="ce3" table:formula="of:=[.A1238]+1" office:value-type="float" office:value="1238">
            <text:p>1238</text:p>
          </table:table-cell>
          <table:table-cell table:style-name="ce3" table:formula="of:=[orbits.$C$3]*[.A1239]" office:value-type="float" office:value="5363586.718">
            <text:p>5363586.718</text:p>
          </table:table-cell>
          <table:table-cell table:style-name="ce6" table:formula="of:=[.B1239]/[orbits.$D$3]" office:value-type="float" office:value="14685.0016578027">
            <text:p>14685.00</text:p>
          </table:table-cell>
          <table:table-cell table:style-name="ce6" table:formula="of:=[.C1239]-ROUNDDOWN([.C1239])" office:value-type="float" office:value="0.00165780269344396">
            <text:p>0.00</text:p>
          </table:table-cell>
          <table:table-cell table:formula="of:=IF([.D1239] &lt; [.$D$2])" office:value-type="boolean" office:boolean-value="true">
            <text:p>TRUE</text:p>
          </table:table-cell>
          <table:table-cell table:formula="of:=MOD([.C1239];64)" office:value-type="float" office:value="29.0016578026934">
            <text:p>29.00</text:p>
          </table:table-cell>
          <table:table-cell/>
        </table:table-row>
        <table:table-row table:style-name="ro2">
          <table:table-cell table:style-name="ce3" table:formula="of:=[.A1239]+1" office:value-type="float" office:value="1239">
            <text:p>1239</text:p>
          </table:table-cell>
          <table:table-cell table:style-name="ce3" table:formula="of:=[orbits.$C$3]*[.A1240]" office:value-type="float" office:value="5367919.179">
            <text:p>5367919.179</text:p>
          </table:table-cell>
          <table:table-cell table:style-name="ce6" table:formula="of:=[.B1240]/[orbits.$D$3]" office:value-type="float" office:value="14696.8635331321">
            <text:p>14696.86</text:p>
          </table:table-cell>
          <table:table-cell table:style-name="ce6" table:formula="of:=[.C1240]-ROUNDDOWN([.C1240])" office:value-type="float" office:value="0.863533132098382">
            <text:p>0.86</text:p>
          </table:table-cell>
          <table:table-cell table:formula="of:=IF([.D1240] &lt; [.$D$2])" office:value-type="boolean" office:boolean-value="false">
            <text:p>FALSE</text:p>
          </table:table-cell>
          <table:table-cell table:formula="of:=MOD([.C1240];64)" office:value-type="float" office:value="40.8635331320984">
            <text:p>40.86</text:p>
          </table:table-cell>
          <table:table-cell/>
        </table:table-row>
        <table:table-row table:style-name="ro2">
          <table:table-cell table:style-name="ce3" table:formula="of:=[.A1240]+1" office:value-type="float" office:value="1240">
            <text:p>1240</text:p>
          </table:table-cell>
          <table:table-cell table:style-name="ce3" table:formula="of:=[orbits.$C$3]*[.A1241]" office:value-type="float" office:value="5372251.64">
            <text:p>5372251.64</text:p>
          </table:table-cell>
          <table:table-cell table:style-name="ce6" table:formula="of:=[.B1241]/[orbits.$D$3]" office:value-type="float" office:value="14708.7254084615">
            <text:p>14708.73</text:p>
          </table:table-cell>
          <table:table-cell table:style-name="ce6" table:formula="of:=[.C1241]-ROUNDDOWN([.C1241])" office:value-type="float" office:value="0.725408461503321">
            <text:p>0.73</text:p>
          </table:table-cell>
          <table:table-cell table:formula="of:=IF([.D1241] &lt; [.$D$2])" office:value-type="boolean" office:boolean-value="false">
            <text:p>FALSE</text:p>
          </table:table-cell>
          <table:table-cell table:formula="of:=MOD([.C1241];64)" office:value-type="float" office:value="52.7254084615033">
            <text:p>52.73</text:p>
          </table:table-cell>
          <table:table-cell/>
        </table:table-row>
        <table:table-row table:style-name="ro2">
          <table:table-cell table:style-name="ce3" table:formula="of:=[.A1241]+1" office:value-type="float" office:value="1241">
            <text:p>1241</text:p>
          </table:table-cell>
          <table:table-cell table:style-name="ce3" table:formula="of:=[orbits.$C$3]*[.A1242]" office:value-type="float" office:value="5376584.101">
            <text:p>5376584.101</text:p>
          </table:table-cell>
          <table:table-cell table:style-name="ce6" table:formula="of:=[.B1242]/[orbits.$D$3]" office:value-type="float" office:value="14720.5872837909">
            <text:p>14720.59</text:p>
          </table:table-cell>
          <table:table-cell table:style-name="ce6" table:formula="of:=[.C1242]-ROUNDDOWN([.C1242])" office:value-type="float" office:value="0.587283790908259">
            <text:p>0.59</text:p>
          </table:table-cell>
          <table:table-cell table:formula="of:=IF([.D1242] &lt; [.$D$2])" office:value-type="boolean" office:boolean-value="false">
            <text:p>FALSE</text:p>
          </table:table-cell>
          <table:table-cell table:formula="of:=MOD([.C1242];64)" office:value-type="float" office:value="0.587283790908259">
            <text:p>0.59</text:p>
          </table:table-cell>
          <table:table-cell/>
        </table:table-row>
        <table:table-row table:style-name="ro2">
          <table:table-cell table:style-name="ce3" table:formula="of:=[.A1242]+1" office:value-type="float" office:value="1242">
            <text:p>1242</text:p>
          </table:table-cell>
          <table:table-cell table:style-name="ce3" table:formula="of:=[orbits.$C$3]*[.A1243]" office:value-type="float" office:value="5380916.562">
            <text:p>5380916.562</text:p>
          </table:table-cell>
          <table:table-cell table:style-name="ce6" table:formula="of:=[.B1243]/[orbits.$D$3]" office:value-type="float" office:value="14732.4491591203">
            <text:p>14732.45</text:p>
          </table:table-cell>
          <table:table-cell table:style-name="ce6" table:formula="of:=[.C1243]-ROUNDDOWN([.C1243])" office:value-type="float" office:value="0.44915912030956">
            <text:p>0.45</text:p>
          </table:table-cell>
          <table:table-cell table:formula="of:=IF([.D1243] &lt; [.$D$2])" office:value-type="boolean" office:boolean-value="false">
            <text:p>FALSE</text:p>
          </table:table-cell>
          <table:table-cell table:formula="of:=MOD([.C1243];64)" office:value-type="float" office:value="12.4491591203096">
            <text:p>12.45</text:p>
          </table:table-cell>
          <table:table-cell/>
        </table:table-row>
        <table:table-row table:style-name="ro2">
          <table:table-cell table:style-name="ce3" table:formula="of:=[.A1243]+1" office:value-type="float" office:value="1243">
            <text:p>1243</text:p>
          </table:table-cell>
          <table:table-cell table:style-name="ce3" table:formula="of:=[orbits.$C$3]*[.A1244]" office:value-type="float" office:value="5385249.023">
            <text:p>5385249.023</text:p>
          </table:table-cell>
          <table:table-cell table:style-name="ce6" table:formula="of:=[.B1244]/[orbits.$D$3]" office:value-type="float" office:value="14744.3110344497">
            <text:p>14744.31</text:p>
          </table:table-cell>
          <table:table-cell table:style-name="ce6" table:formula="of:=[.C1244]-ROUNDDOWN([.C1244])" office:value-type="float" office:value="0.311034449714498">
            <text:p>0.31</text:p>
          </table:table-cell>
          <table:table-cell table:formula="of:=IF([.D1244] &lt; [.$D$2])" office:value-type="boolean" office:boolean-value="false">
            <text:p>FALSE</text:p>
          </table:table-cell>
          <table:table-cell table:formula="of:=MOD([.C1244];64)" office:value-type="float" office:value="24.3110344497145">
            <text:p>24.31</text:p>
          </table:table-cell>
          <table:table-cell/>
        </table:table-row>
        <table:table-row table:style-name="ro2">
          <table:table-cell table:style-name="ce3" table:formula="of:=[.A1244]+1" office:value-type="float" office:value="1244">
            <text:p>1244</text:p>
          </table:table-cell>
          <table:table-cell table:style-name="ce3" table:formula="of:=[orbits.$C$3]*[.A1245]" office:value-type="float" office:value="5389581.484">
            <text:p>5389581.484</text:p>
          </table:table-cell>
          <table:table-cell table:style-name="ce6" table:formula="of:=[.B1245]/[orbits.$D$3]" office:value-type="float" office:value="14756.1729097791">
            <text:p>14756.17</text:p>
          </table:table-cell>
          <table:table-cell table:style-name="ce6" table:formula="of:=[.C1245]-ROUNDDOWN([.C1245])" office:value-type="float" office:value="0.172909779119436">
            <text:p>0.17</text:p>
          </table:table-cell>
          <table:table-cell table:formula="of:=IF([.D1245] &lt; [.$D$2])" office:value-type="boolean" office:boolean-value="false">
            <text:p>FALSE</text:p>
          </table:table-cell>
          <table:table-cell table:formula="of:=MOD([.C1245];64)" office:value-type="float" office:value="36.1729097791194">
            <text:p>36.17</text:p>
          </table:table-cell>
          <table:table-cell/>
        </table:table-row>
        <table:table-row table:style-name="ro2">
          <table:table-cell table:style-name="ce3" table:formula="of:=[.A1245]+1" office:value-type="float" office:value="1245">
            <text:p>1245</text:p>
          </table:table-cell>
          <table:table-cell table:style-name="ce3" table:formula="of:=[orbits.$C$3]*[.A1246]" office:value-type="float" office:value="5393913.945">
            <text:p>5393913.945</text:p>
          </table:table-cell>
          <table:table-cell table:style-name="ce6" table:formula="of:=[.B1246]/[orbits.$D$3]" office:value-type="float" office:value="14768.0347851085">
            <text:p>14768.03</text:p>
          </table:table-cell>
          <table:table-cell table:style-name="ce6" table:formula="of:=[.C1246]-ROUNDDOWN([.C1246])" office:value-type="float" office:value="0.0347851085243747">
            <text:p>0.03</text:p>
          </table:table-cell>
          <table:table-cell table:formula="of:=IF([.D1246] &lt; [.$D$2])" office:value-type="boolean" office:boolean-value="true">
            <text:p>TRUE</text:p>
          </table:table-cell>
          <table:table-cell table:formula="of:=MOD([.C1246];64)" office:value-type="float" office:value="48.0347851085244">
            <text:p>48.03</text:p>
          </table:table-cell>
          <table:table-cell/>
        </table:table-row>
        <table:table-row table:style-name="ro2">
          <table:table-cell table:style-name="ce3" table:formula="of:=[.A1246]+1" office:value-type="float" office:value="1246">
            <text:p>1246</text:p>
          </table:table-cell>
          <table:table-cell table:style-name="ce3" table:formula="of:=[orbits.$C$3]*[.A1247]" office:value-type="float" office:value="5398246.406">
            <text:p>5398246.406</text:p>
          </table:table-cell>
          <table:table-cell table:style-name="ce6" table:formula="of:=[.B1247]/[orbits.$D$3]" office:value-type="float" office:value="14779.8966604379">
            <text:p>14779.90</text:p>
          </table:table-cell>
          <table:table-cell table:style-name="ce6" table:formula="of:=[.C1247]-ROUNDDOWN([.C1247])" office:value-type="float" office:value="0.896660437929313">
            <text:p>0.90</text:p>
          </table:table-cell>
          <table:table-cell table:formula="of:=IF([.D1247] &lt; [.$D$2])" office:value-type="boolean" office:boolean-value="false">
            <text:p>FALSE</text:p>
          </table:table-cell>
          <table:table-cell table:formula="of:=MOD([.C1247];64)" office:value-type="float" office:value="59.8966604379293">
            <text:p>59.90</text:p>
          </table:table-cell>
          <table:table-cell/>
        </table:table-row>
        <table:table-row table:style-name="ro2">
          <table:table-cell table:style-name="ce3" table:formula="of:=[.A1247]+1" office:value-type="float" office:value="1247">
            <text:p>1247</text:p>
          </table:table-cell>
          <table:table-cell table:style-name="ce3" table:formula="of:=[orbits.$C$3]*[.A1248]" office:value-type="float" office:value="5402578.867">
            <text:p>5402578.867</text:p>
          </table:table-cell>
          <table:table-cell table:style-name="ce6" table:formula="of:=[.B1248]/[orbits.$D$3]" office:value-type="float" office:value="14791.7585357673">
            <text:p>14791.76</text:p>
          </table:table-cell>
          <table:table-cell table:style-name="ce6" table:formula="of:=[.C1248]-ROUNDDOWN([.C1248])" office:value-type="float" office:value="0.758535767334251">
            <text:p>0.76</text:p>
          </table:table-cell>
          <table:table-cell table:formula="of:=IF([.D1248] &lt; [.$D$2])" office:value-type="boolean" office:boolean-value="false">
            <text:p>FALSE</text:p>
          </table:table-cell>
          <table:table-cell table:formula="of:=MOD([.C1248];64)" office:value-type="float" office:value="7.75853576733425">
            <text:p>7.76</text:p>
          </table:table-cell>
          <table:table-cell/>
        </table:table-row>
        <table:table-row table:style-name="ro2">
          <table:table-cell table:style-name="ce3" table:formula="of:=[.A1248]+1" office:value-type="float" office:value="1248">
            <text:p>1248</text:p>
          </table:table-cell>
          <table:table-cell table:style-name="ce3" table:formula="of:=[orbits.$C$3]*[.A1249]" office:value-type="float" office:value="5406911.328">
            <text:p>5406911.328</text:p>
          </table:table-cell>
          <table:table-cell table:style-name="ce6" table:formula="of:=[.B1249]/[orbits.$D$3]" office:value-type="float" office:value="14803.6204110967">
            <text:p>14803.62</text:p>
          </table:table-cell>
          <table:table-cell table:style-name="ce6" table:formula="of:=[.C1249]-ROUNDDOWN([.C1249])" office:value-type="float" office:value="0.62041109673919">
            <text:p>0.62</text:p>
          </table:table-cell>
          <table:table-cell table:formula="of:=IF([.D1249] &lt; [.$D$2])" office:value-type="boolean" office:boolean-value="false">
            <text:p>FALSE</text:p>
          </table:table-cell>
          <table:table-cell table:formula="of:=MOD([.C1249];64)" office:value-type="float" office:value="19.6204110967392">
            <text:p>19.62</text:p>
          </table:table-cell>
          <table:table-cell/>
        </table:table-row>
        <table:table-row table:style-name="ro2">
          <table:table-cell table:style-name="ce3" table:formula="of:=[.A1249]+1" office:value-type="float" office:value="1249">
            <text:p>1249</text:p>
          </table:table-cell>
          <table:table-cell table:style-name="ce3" table:formula="of:=[orbits.$C$3]*[.A1250]" office:value-type="float" office:value="5411243.789">
            <text:p>5411243.789</text:p>
          </table:table-cell>
          <table:table-cell table:style-name="ce6" table:formula="of:=[.B1250]/[orbits.$D$3]" office:value-type="float" office:value="14815.4822864261">
            <text:p>14815.48</text:p>
          </table:table-cell>
          <table:table-cell table:style-name="ce6" table:formula="of:=[.C1250]-ROUNDDOWN([.C1250])" office:value-type="float" office:value="0.48228642614049">
            <text:p>0.48</text:p>
          </table:table-cell>
          <table:table-cell table:formula="of:=IF([.D1250] &lt; [.$D$2])" office:value-type="boolean" office:boolean-value="false">
            <text:p>FALSE</text:p>
          </table:table-cell>
          <table:table-cell table:formula="of:=MOD([.C1250];64)" office:value-type="float" office:value="31.4822864261405">
            <text:p>31.48</text:p>
          </table:table-cell>
          <table:table-cell/>
        </table:table-row>
        <table:table-row table:style-name="ro2">
          <table:table-cell table:style-name="ce3" table:formula="of:=[.A1250]+1" office:value-type="float" office:value="1250">
            <text:p>1250</text:p>
          </table:table-cell>
          <table:table-cell table:style-name="ce3" table:formula="of:=[orbits.$C$3]*[.A1251]" office:value-type="float" office:value="5415576.25">
            <text:p>5415576.25</text:p>
          </table:table-cell>
          <table:table-cell table:style-name="ce6" table:formula="of:=[.B1251]/[orbits.$D$3]" office:value-type="float" office:value="14827.3441617555">
            <text:p>14827.34</text:p>
          </table:table-cell>
          <table:table-cell table:style-name="ce6" table:formula="of:=[.C1251]-ROUNDDOWN([.C1251])" office:value-type="float" office:value="0.344161755545429">
            <text:p>0.34</text:p>
          </table:table-cell>
          <table:table-cell table:formula="of:=IF([.D1251] &lt; [.$D$2])" office:value-type="boolean" office:boolean-value="false">
            <text:p>FALSE</text:p>
          </table:table-cell>
          <table:table-cell table:formula="of:=MOD([.C1251];64)" office:value-type="float" office:value="43.3441617555454">
            <text:p>43.34</text:p>
          </table:table-cell>
          <table:table-cell/>
        </table:table-row>
        <table:table-row table:style-name="ro2">
          <table:table-cell table:style-name="ce3" table:formula="of:=[.A1251]+1" office:value-type="float" office:value="1251">
            <text:p>1251</text:p>
          </table:table-cell>
          <table:table-cell table:style-name="ce3" table:formula="of:=[orbits.$C$3]*[.A1252]" office:value-type="float" office:value="5419908.711">
            <text:p>5419908.711</text:p>
          </table:table-cell>
          <table:table-cell table:style-name="ce6" table:formula="of:=[.B1252]/[orbits.$D$3]" office:value-type="float" office:value="14839.206037085">
            <text:p>14839.21</text:p>
          </table:table-cell>
          <table:table-cell table:style-name="ce6" table:formula="of:=[.C1252]-ROUNDDOWN([.C1252])" office:value-type="float" office:value="0.206037084950367">
            <text:p>0.21</text:p>
          </table:table-cell>
          <table:table-cell table:formula="of:=IF([.D1252] &lt; [.$D$2])" office:value-type="boolean" office:boolean-value="false">
            <text:p>FALSE</text:p>
          </table:table-cell>
          <table:table-cell table:formula="of:=MOD([.C1252];64)" office:value-type="float" office:value="55.2060370849504">
            <text:p>55.21</text:p>
          </table:table-cell>
          <table:table-cell/>
        </table:table-row>
        <table:table-row table:style-name="ro2">
          <table:table-cell table:style-name="ce3" table:formula="of:=[.A1252]+1" office:value-type="float" office:value="1252">
            <text:p>1252</text:p>
          </table:table-cell>
          <table:table-cell table:style-name="ce3" table:formula="of:=[orbits.$C$3]*[.A1253]" office:value-type="float" office:value="5424241.172">
            <text:p>5424241.172</text:p>
          </table:table-cell>
          <table:table-cell table:style-name="ce6" table:formula="of:=[.B1253]/[orbits.$D$3]" office:value-type="float" office:value="14851.0679124144">
            <text:p>14851.07</text:p>
          </table:table-cell>
          <table:table-cell table:style-name="ce6" table:formula="of:=[.C1253]-ROUNDDOWN([.C1253])" office:value-type="float" office:value="0.0679124143553054">
            <text:p>0.07</text:p>
          </table:table-cell>
          <table:table-cell table:formula="of:=IF([.D1253] &lt; [.$D$2])" office:value-type="boolean" office:boolean-value="true">
            <text:p>TRUE</text:p>
          </table:table-cell>
          <table:table-cell table:formula="of:=MOD([.C1253];64)" office:value-type="float" office:value="3.06791241435531">
            <text:p>3.07</text:p>
          </table:table-cell>
          <table:table-cell/>
        </table:table-row>
        <table:table-row table:style-name="ro2">
          <table:table-cell table:style-name="ce3" table:formula="of:=[.A1253]+1" office:value-type="float" office:value="1253">
            <text:p>1253</text:p>
          </table:table-cell>
          <table:table-cell table:style-name="ce3" table:formula="of:=[orbits.$C$3]*[.A1254]" office:value-type="float" office:value="5428573.633">
            <text:p>5428573.633</text:p>
          </table:table-cell>
          <table:table-cell table:style-name="ce6" table:formula="of:=[.B1254]/[orbits.$D$3]" office:value-type="float" office:value="14862.9297877438">
            <text:p>14862.93</text:p>
          </table:table-cell>
          <table:table-cell table:style-name="ce6" table:formula="of:=[.C1254]-ROUNDDOWN([.C1254])" office:value-type="float" office:value="0.929787743760244">
            <text:p>0.93</text:p>
          </table:table-cell>
          <table:table-cell table:formula="of:=IF([.D1254] &lt; [.$D$2])" office:value-type="boolean" office:boolean-value="false">
            <text:p>FALSE</text:p>
          </table:table-cell>
          <table:table-cell table:formula="of:=MOD([.C1254];64)" office:value-type="float" office:value="14.9297877437602">
            <text:p>14.93</text:p>
          </table:table-cell>
          <table:table-cell/>
        </table:table-row>
        <table:table-row table:style-name="ro2">
          <table:table-cell table:style-name="ce3" table:formula="of:=[.A1254]+1" office:value-type="float" office:value="1254">
            <text:p>1254</text:p>
          </table:table-cell>
          <table:table-cell table:style-name="ce3" table:formula="of:=[orbits.$C$3]*[.A1255]" office:value-type="float" office:value="5432906.094">
            <text:p>5432906.094</text:p>
          </table:table-cell>
          <table:table-cell table:style-name="ce6" table:formula="of:=[.B1255]/[orbits.$D$3]" office:value-type="float" office:value="14874.7916630732">
            <text:p>14874.79</text:p>
          </table:table-cell>
          <table:table-cell table:style-name="ce6" table:formula="of:=[.C1255]-ROUNDDOWN([.C1255])" office:value-type="float" office:value="0.791663073165182">
            <text:p>0.79</text:p>
          </table:table-cell>
          <table:table-cell table:formula="of:=IF([.D1255] &lt; [.$D$2])" office:value-type="boolean" office:boolean-value="false">
            <text:p>FALSE</text:p>
          </table:table-cell>
          <table:table-cell table:formula="of:=MOD([.C1255];64)" office:value-type="float" office:value="26.7916630731652">
            <text:p>26.79</text:p>
          </table:table-cell>
          <table:table-cell/>
        </table:table-row>
        <table:table-row table:style-name="ro2">
          <table:table-cell table:style-name="ce3" table:formula="of:=[.A1255]+1" office:value-type="float" office:value="1255">
            <text:p>1255</text:p>
          </table:table-cell>
          <table:table-cell table:style-name="ce3" table:formula="of:=[orbits.$C$3]*[.A1256]" office:value-type="float" office:value="5437238.555">
            <text:p>5437238.555</text:p>
          </table:table-cell>
          <table:table-cell table:style-name="ce6" table:formula="of:=[.B1256]/[orbits.$D$3]" office:value-type="float" office:value="14886.6535384026">
            <text:p>14886.65</text:p>
          </table:table-cell>
          <table:table-cell table:style-name="ce6" table:formula="of:=[.C1256]-ROUNDDOWN([.C1256])" office:value-type="float" office:value="0.653538402570121">
            <text:p>0.65</text:p>
          </table:table-cell>
          <table:table-cell table:formula="of:=IF([.D1256] &lt; [.$D$2])" office:value-type="boolean" office:boolean-value="false">
            <text:p>FALSE</text:p>
          </table:table-cell>
          <table:table-cell table:formula="of:=MOD([.C1256];64)" office:value-type="float" office:value="38.6535384025701">
            <text:p>38.65</text:p>
          </table:table-cell>
          <table:table-cell/>
        </table:table-row>
        <table:table-row table:style-name="ro2">
          <table:table-cell table:style-name="ce3" table:formula="of:=[.A1256]+1" office:value-type="float" office:value="1256">
            <text:p>1256</text:p>
          </table:table-cell>
          <table:table-cell table:style-name="ce3" table:formula="of:=[orbits.$C$3]*[.A1257]" office:value-type="float" office:value="5441571.016">
            <text:p>5441571.016</text:p>
          </table:table-cell>
          <table:table-cell table:style-name="ce6" table:formula="of:=[.B1257]/[orbits.$D$3]" office:value-type="float" office:value="14898.515413732">
            <text:p>14898.52</text:p>
          </table:table-cell>
          <table:table-cell table:style-name="ce6" table:formula="of:=[.C1257]-ROUNDDOWN([.C1257])" office:value-type="float" office:value="0.515413731975059">
            <text:p>0.52</text:p>
          </table:table-cell>
          <table:table-cell table:formula="of:=IF([.D1257] &lt; [.$D$2])" office:value-type="boolean" office:boolean-value="false">
            <text:p>FALSE</text:p>
          </table:table-cell>
          <table:table-cell table:formula="of:=MOD([.C1257];64)" office:value-type="float" office:value="50.5154137319751">
            <text:p>50.52</text:p>
          </table:table-cell>
          <table:table-cell/>
        </table:table-row>
        <table:table-row table:style-name="ro2">
          <table:table-cell table:style-name="ce3" table:formula="of:=[.A1257]+1" office:value-type="float" office:value="1257">
            <text:p>1257</text:p>
          </table:table-cell>
          <table:table-cell table:style-name="ce3" table:formula="of:=[orbits.$C$3]*[.A1258]" office:value-type="float" office:value="5445903.477">
            <text:p>5445903.477</text:p>
          </table:table-cell>
          <table:table-cell table:style-name="ce6" table:formula="of:=[.B1258]/[orbits.$D$3]" office:value-type="float" office:value="14910.3772890614">
            <text:p>14910.38</text:p>
          </table:table-cell>
          <table:table-cell table:style-name="ce6" table:formula="of:=[.C1258]-ROUNDDOWN([.C1258])" office:value-type="float" office:value="0.377289061376359">
            <text:p>0.38</text:p>
          </table:table-cell>
          <table:table-cell table:formula="of:=IF([.D1258] &lt; [.$D$2])" office:value-type="boolean" office:boolean-value="false">
            <text:p>FALSE</text:p>
          </table:table-cell>
          <table:table-cell table:formula="of:=MOD([.C1258];64)" office:value-type="float" office:value="62.3772890613764">
            <text:p>62.38</text:p>
          </table:table-cell>
          <table:table-cell/>
        </table:table-row>
        <table:table-row table:style-name="ro2">
          <table:table-cell table:style-name="ce3" table:formula="of:=[.A1258]+1" office:value-type="float" office:value="1258">
            <text:p>1258</text:p>
          </table:table-cell>
          <table:table-cell table:style-name="ce3" table:formula="of:=[orbits.$C$3]*[.A1259]" office:value-type="float" office:value="5450235.938">
            <text:p>5450235.938</text:p>
          </table:table-cell>
          <table:table-cell table:style-name="ce6" table:formula="of:=[.B1259]/[orbits.$D$3]" office:value-type="float" office:value="14922.2391643908">
            <text:p>14922.24</text:p>
          </table:table-cell>
          <table:table-cell table:style-name="ce6" table:formula="of:=[.C1259]-ROUNDDOWN([.C1259])" office:value-type="float" office:value="0.239164390781298">
            <text:p>0.24</text:p>
          </table:table-cell>
          <table:table-cell table:formula="of:=IF([.D1259] &lt; [.$D$2])" office:value-type="boolean" office:boolean-value="false">
            <text:p>FALSE</text:p>
          </table:table-cell>
          <table:table-cell table:formula="of:=MOD([.C1259];64)" office:value-type="float" office:value="10.2391643907813">
            <text:p>10.24</text:p>
          </table:table-cell>
          <table:table-cell/>
        </table:table-row>
        <table:table-row table:style-name="ro2">
          <table:table-cell table:style-name="ce3" table:formula="of:=[.A1259]+1" office:value-type="float" office:value="1259">
            <text:p>1259</text:p>
          </table:table-cell>
          <table:table-cell table:style-name="ce3" table:formula="of:=[orbits.$C$3]*[.A1260]" office:value-type="float" office:value="5454568.399">
            <text:p>5454568.399</text:p>
          </table:table-cell>
          <table:table-cell table:style-name="ce6" table:formula="of:=[.B1260]/[orbits.$D$3]" office:value-type="float" office:value="14934.1010397202">
            <text:p>14934.10</text:p>
          </table:table-cell>
          <table:table-cell table:style-name="ce6" table:formula="of:=[.C1260]-ROUNDDOWN([.C1260])" office:value-type="float" office:value="0.101039720186236">
            <text:p>0.10</text:p>
          </table:table-cell>
          <table:table-cell table:formula="of:=IF([.D1260] &lt; [.$D$2])" office:value-type="boolean" office:boolean-value="false">
            <text:p>FALSE</text:p>
          </table:table-cell>
          <table:table-cell table:formula="of:=MOD([.C1260];64)" office:value-type="float" office:value="22.1010397201862">
            <text:p>22.10</text:p>
          </table:table-cell>
          <table:table-cell/>
        </table:table-row>
        <table:table-row table:style-name="ro2">
          <table:table-cell table:style-name="ce3" table:formula="of:=[.A1260]+1" office:value-type="float" office:value="1260">
            <text:p>1260</text:p>
          </table:table-cell>
          <table:table-cell table:style-name="ce3" table:formula="of:=[orbits.$C$3]*[.A1261]" office:value-type="float" office:value="5458900.86">
            <text:p>5458900.86</text:p>
          </table:table-cell>
          <table:table-cell table:style-name="ce6" table:formula="of:=[.B1261]/[orbits.$D$3]" office:value-type="float" office:value="14945.9629150496">
            <text:p>14945.96</text:p>
          </table:table-cell>
          <table:table-cell table:style-name="ce6" table:formula="of:=[.C1261]-ROUNDDOWN([.C1261])" office:value-type="float" office:value="0.962915049591174">
            <text:p>0.96</text:p>
          </table:table-cell>
          <table:table-cell table:formula="of:=IF([.D1261] &lt; [.$D$2])" office:value-type="boolean" office:boolean-value="false">
            <text:p>FALSE</text:p>
          </table:table-cell>
          <table:table-cell table:formula="of:=MOD([.C1261];64)" office:value-type="float" office:value="33.9629150495912">
            <text:p>33.96</text:p>
          </table:table-cell>
          <table:table-cell/>
        </table:table-row>
        <table:table-row table:style-name="ro2">
          <table:table-cell table:style-name="ce3" table:formula="of:=[.A1261]+1" office:value-type="float" office:value="1261">
            <text:p>1261</text:p>
          </table:table-cell>
          <table:table-cell table:style-name="ce3" table:formula="of:=[orbits.$C$3]*[.A1262]" office:value-type="float" office:value="5463233.321">
            <text:p>5463233.321</text:p>
          </table:table-cell>
          <table:table-cell table:style-name="ce6" table:formula="of:=[.B1262]/[orbits.$D$3]" office:value-type="float" office:value="14957.824790379">
            <text:p>14957.82</text:p>
          </table:table-cell>
          <table:table-cell table:style-name="ce6" table:formula="of:=[.C1262]-ROUNDDOWN([.C1262])" office:value-type="float" office:value="0.824790378996113">
            <text:p>0.82</text:p>
          </table:table-cell>
          <table:table-cell table:formula="of:=IF([.D1262] &lt; [.$D$2])" office:value-type="boolean" office:boolean-value="false">
            <text:p>FALSE</text:p>
          </table:table-cell>
          <table:table-cell table:formula="of:=MOD([.C1262];64)" office:value-type="float" office:value="45.8247903789961">
            <text:p>45.82</text:p>
          </table:table-cell>
          <table:table-cell/>
        </table:table-row>
        <table:table-row table:style-name="ro2">
          <table:table-cell table:style-name="ce3" table:formula="of:=[.A1262]+1" office:value-type="float" office:value="1262">
            <text:p>1262</text:p>
          </table:table-cell>
          <table:table-cell table:style-name="ce3" table:formula="of:=[orbits.$C$3]*[.A1263]" office:value-type="float" office:value="5467565.782">
            <text:p>5467565.782</text:p>
          </table:table-cell>
          <table:table-cell table:style-name="ce6" table:formula="of:=[.B1263]/[orbits.$D$3]" office:value-type="float" office:value="14969.6866657084">
            <text:p>14969.69</text:p>
          </table:table-cell>
          <table:table-cell table:style-name="ce6" table:formula="of:=[.C1263]-ROUNDDOWN([.C1263])" office:value-type="float" office:value="0.686665708401051">
            <text:p>0.69</text:p>
          </table:table-cell>
          <table:table-cell table:formula="of:=IF([.D1263] &lt; [.$D$2])" office:value-type="boolean" office:boolean-value="false">
            <text:p>FALSE</text:p>
          </table:table-cell>
          <table:table-cell table:formula="of:=MOD([.C1263];64)" office:value-type="float" office:value="57.6866657084011">
            <text:p>57.69</text:p>
          </table:table-cell>
          <table:table-cell/>
        </table:table-row>
        <table:table-row table:style-name="ro2">
          <table:table-cell table:style-name="ce3" table:formula="of:=[.A1263]+1" office:value-type="float" office:value="1263">
            <text:p>1263</text:p>
          </table:table-cell>
          <table:table-cell table:style-name="ce3" table:formula="of:=[orbits.$C$3]*[.A1264]" office:value-type="float" office:value="5471898.243">
            <text:p>5471898.243</text:p>
          </table:table-cell>
          <table:table-cell table:style-name="ce6" table:formula="of:=[.B1264]/[orbits.$D$3]" office:value-type="float" office:value="14981.5485410378">
            <text:p>14981.55</text:p>
          </table:table-cell>
          <table:table-cell table:style-name="ce6" table:formula="of:=[.C1264]-ROUNDDOWN([.C1264])" office:value-type="float" office:value="0.54854103780599">
            <text:p>0.55</text:p>
          </table:table-cell>
          <table:table-cell table:formula="of:=IF([.D1264] &lt; [.$D$2])" office:value-type="boolean" office:boolean-value="false">
            <text:p>FALSE</text:p>
          </table:table-cell>
          <table:table-cell table:formula="of:=MOD([.C1264];64)" office:value-type="float" office:value="5.54854103780599">
            <text:p>5.55</text:p>
          </table:table-cell>
          <table:table-cell/>
        </table:table-row>
        <table:table-row table:style-name="ro2">
          <table:table-cell table:style-name="ce3" table:formula="of:=[.A1264]+1" office:value-type="float" office:value="1264">
            <text:p>1264</text:p>
          </table:table-cell>
          <table:table-cell table:style-name="ce3" table:formula="of:=[orbits.$C$3]*[.A1265]" office:value-type="float" office:value="5476230.704">
            <text:p>5476230.704</text:p>
          </table:table-cell>
          <table:table-cell table:style-name="ce6" table:formula="of:=[.B1265]/[orbits.$D$3]" office:value-type="float" office:value="14993.4104163672">
            <text:p>14993.41</text:p>
          </table:table-cell>
          <table:table-cell table:style-name="ce6" table:formula="of:=[.C1265]-ROUNDDOWN([.C1265])" office:value-type="float" office:value="0.41041636720729">
            <text:p>0.41</text:p>
          </table:table-cell>
          <table:table-cell table:formula="of:=IF([.D1265] &lt; [.$D$2])" office:value-type="boolean" office:boolean-value="false">
            <text:p>FALSE</text:p>
          </table:table-cell>
          <table:table-cell table:formula="of:=MOD([.C1265];64)" office:value-type="float" office:value="17.4104163672073">
            <text:p>17.41</text:p>
          </table:table-cell>
          <table:table-cell/>
        </table:table-row>
        <table:table-row table:style-name="ro2">
          <table:table-cell table:style-name="ce3" table:formula="of:=[.A1265]+1" office:value-type="float" office:value="1265">
            <text:p>1265</text:p>
          </table:table-cell>
          <table:table-cell table:style-name="ce3" table:formula="of:=[orbits.$C$3]*[.A1266]" office:value-type="float" office:value="5480563.165">
            <text:p>5480563.165</text:p>
          </table:table-cell>
          <table:table-cell table:style-name="ce6" table:formula="of:=[.B1266]/[orbits.$D$3]" office:value-type="float" office:value="15005.2722916966">
            <text:p>15005.27</text:p>
          </table:table-cell>
          <table:table-cell table:style-name="ce6" table:formula="of:=[.C1266]-ROUNDDOWN([.C1266])" office:value-type="float" office:value="0.272291696612228">
            <text:p>0.27</text:p>
          </table:table-cell>
          <table:table-cell table:formula="of:=IF([.D1266] &lt; [.$D$2])" office:value-type="boolean" office:boolean-value="false">
            <text:p>FALSE</text:p>
          </table:table-cell>
          <table:table-cell table:formula="of:=MOD([.C1266];64)" office:value-type="float" office:value="29.2722916966122">
            <text:p>29.27</text:p>
          </table:table-cell>
          <table:table-cell/>
        </table:table-row>
        <table:table-row table:style-name="ro2">
          <table:table-cell table:style-name="ce3" table:formula="of:=[.A1266]+1" office:value-type="float" office:value="1266">
            <text:p>1266</text:p>
          </table:table-cell>
          <table:table-cell table:style-name="ce3" table:formula="of:=[orbits.$C$3]*[.A1267]" office:value-type="float" office:value="5484895.626">
            <text:p>5484895.626</text:p>
          </table:table-cell>
          <table:table-cell table:style-name="ce6" table:formula="of:=[.B1267]/[orbits.$D$3]" office:value-type="float" office:value="15017.134167026">
            <text:p>15017.13</text:p>
          </table:table-cell>
          <table:table-cell table:style-name="ce6" table:formula="of:=[.C1267]-ROUNDDOWN([.C1267])" office:value-type="float" office:value="0.134167026017167">
            <text:p>0.13</text:p>
          </table:table-cell>
          <table:table-cell table:formula="of:=IF([.D1267] &lt; [.$D$2])" office:value-type="boolean" office:boolean-value="false">
            <text:p>FALSE</text:p>
          </table:table-cell>
          <table:table-cell table:formula="of:=MOD([.C1267];64)" office:value-type="float" office:value="41.1341670260172">
            <text:p>41.13</text:p>
          </table:table-cell>
          <table:table-cell/>
        </table:table-row>
        <table:table-row table:style-name="ro2">
          <table:table-cell table:style-name="ce3" table:formula="of:=[.A1267]+1" office:value-type="float" office:value="1267">
            <text:p>1267</text:p>
          </table:table-cell>
          <table:table-cell table:style-name="ce3" table:formula="of:=[orbits.$C$3]*[.A1268]" office:value-type="float" office:value="5489228.087">
            <text:p>5489228.087</text:p>
          </table:table-cell>
          <table:table-cell table:style-name="ce6" table:formula="of:=[.B1268]/[orbits.$D$3]" office:value-type="float" office:value="15028.9960423554">
            <text:p>15029.00</text:p>
          </table:table-cell>
          <table:table-cell table:style-name="ce6" table:formula="of:=[.C1268]-ROUNDDOWN([.C1268])" office:value-type="float" office:value="0.996042355422105">
            <text:p>1.00</text:p>
          </table:table-cell>
          <table:table-cell table:formula="of:=IF([.D1268] &lt; [.$D$2])" office:value-type="boolean" office:boolean-value="false">
            <text:p>FALSE</text:p>
          </table:table-cell>
          <table:table-cell table:formula="of:=MOD([.C1268];64)" office:value-type="float" office:value="52.9960423554221">
            <text:p>53.00</text:p>
          </table:table-cell>
          <table:table-cell/>
        </table:table-row>
        <table:table-row table:style-name="ro2">
          <table:table-cell table:style-name="ce3" table:formula="of:=[.A1268]+1" office:value-type="float" office:value="1268">
            <text:p>1268</text:p>
          </table:table-cell>
          <table:table-cell table:style-name="ce3" table:formula="of:=[orbits.$C$3]*[.A1269]" office:value-type="float" office:value="5493560.548">
            <text:p>5493560.548</text:p>
          </table:table-cell>
          <table:table-cell table:style-name="ce6" table:formula="of:=[.B1269]/[orbits.$D$3]" office:value-type="float" office:value="15040.8579176848">
            <text:p>15040.86</text:p>
          </table:table-cell>
          <table:table-cell table:style-name="ce6" table:formula="of:=[.C1269]-ROUNDDOWN([.C1269])" office:value-type="float" office:value="0.857917684827044">
            <text:p>0.86</text:p>
          </table:table-cell>
          <table:table-cell table:formula="of:=IF([.D1269] &lt; [.$D$2])" office:value-type="boolean" office:boolean-value="false">
            <text:p>FALSE</text:p>
          </table:table-cell>
          <table:table-cell table:formula="of:=MOD([.C1269];64)" office:value-type="float" office:value="0.857917684827044">
            <text:p>0.86</text:p>
          </table:table-cell>
          <table:table-cell/>
        </table:table-row>
        <table:table-row table:style-name="ro2">
          <table:table-cell table:style-name="ce3" table:formula="of:=[.A1269]+1" office:value-type="float" office:value="1269">
            <text:p>1269</text:p>
          </table:table-cell>
          <table:table-cell table:style-name="ce3" table:formula="of:=[orbits.$C$3]*[.A1270]" office:value-type="float" office:value="5497893.009">
            <text:p>5497893.009</text:p>
          </table:table-cell>
          <table:table-cell table:style-name="ce6" table:formula="of:=[.B1270]/[orbits.$D$3]" office:value-type="float" office:value="15052.7197930142">
            <text:p>15052.72</text:p>
          </table:table-cell>
          <table:table-cell table:style-name="ce6" table:formula="of:=[.C1270]-ROUNDDOWN([.C1270])" office:value-type="float" office:value="0.719793014231982">
            <text:p>0.72</text:p>
          </table:table-cell>
          <table:table-cell table:formula="of:=IF([.D1270] &lt; [.$D$2])" office:value-type="boolean" office:boolean-value="false">
            <text:p>FALSE</text:p>
          </table:table-cell>
          <table:table-cell table:formula="of:=MOD([.C1270];64)" office:value-type="float" office:value="12.719793014232">
            <text:p>12.72</text:p>
          </table:table-cell>
          <table:table-cell/>
        </table:table-row>
        <table:table-row table:style-name="ro2">
          <table:table-cell table:style-name="ce3" table:formula="of:=[.A1270]+1" office:value-type="float" office:value="1270">
            <text:p>1270</text:p>
          </table:table-cell>
          <table:table-cell table:style-name="ce3" table:formula="of:=[orbits.$C$3]*[.A1271]" office:value-type="float" office:value="5502225.47">
            <text:p>5502225.47</text:p>
          </table:table-cell>
          <table:table-cell table:style-name="ce6" table:formula="of:=[.B1271]/[orbits.$D$3]" office:value-type="float" office:value="15064.5816683436">
            <text:p>15064.58</text:p>
          </table:table-cell>
          <table:table-cell table:style-name="ce6" table:formula="of:=[.C1271]-ROUNDDOWN([.C1271])" office:value-type="float" office:value="0.58166834363692">
            <text:p>0.58</text:p>
          </table:table-cell>
          <table:table-cell table:formula="of:=IF([.D1271] &lt; [.$D$2])" office:value-type="boolean" office:boolean-value="false">
            <text:p>FALSE</text:p>
          </table:table-cell>
          <table:table-cell table:formula="of:=MOD([.C1271];64)" office:value-type="float" office:value="24.5816683436369">
            <text:p>24.58</text:p>
          </table:table-cell>
          <table:table-cell/>
        </table:table-row>
        <table:table-row table:style-name="ro2">
          <table:table-cell table:style-name="ce3" table:formula="of:=[.A1271]+1" office:value-type="float" office:value="1271">
            <text:p>1271</text:p>
          </table:table-cell>
          <table:table-cell table:style-name="ce3" table:formula="of:=[orbits.$C$3]*[.A1272]" office:value-type="float" office:value="5506557.931">
            <text:p>5506557.931</text:p>
          </table:table-cell>
          <table:table-cell table:style-name="ce6" table:formula="of:=[.B1272]/[orbits.$D$3]" office:value-type="float" office:value="15076.443543673">
            <text:p>15076.44</text:p>
          </table:table-cell>
          <table:table-cell table:style-name="ce6" table:formula="of:=[.C1272]-ROUNDDOWN([.C1272])" office:value-type="float" office:value="0.443543673038221">
            <text:p>0.44</text:p>
          </table:table-cell>
          <table:table-cell table:formula="of:=IF([.D1272] &lt; [.$D$2])" office:value-type="boolean" office:boolean-value="false">
            <text:p>FALSE</text:p>
          </table:table-cell>
          <table:table-cell table:formula="of:=MOD([.C1272];64)" office:value-type="float" office:value="36.4435436730382">
            <text:p>36.44</text:p>
          </table:table-cell>
          <table:table-cell/>
        </table:table-row>
        <table:table-row table:style-name="ro2">
          <table:table-cell table:style-name="ce3" table:formula="of:=[.A1272]+1" office:value-type="float" office:value="1272">
            <text:p>1272</text:p>
          </table:table-cell>
          <table:table-cell table:style-name="ce3" table:formula="of:=[orbits.$C$3]*[.A1273]" office:value-type="float" office:value="5510890.392">
            <text:p>5510890.392</text:p>
          </table:table-cell>
          <table:table-cell table:style-name="ce6" table:formula="of:=[.B1273]/[orbits.$D$3]" office:value-type="float" office:value="15088.3054190024">
            <text:p>15088.31</text:p>
          </table:table-cell>
          <table:table-cell table:style-name="ce6" table:formula="of:=[.C1273]-ROUNDDOWN([.C1273])" office:value-type="float" office:value="0.305419002443159">
            <text:p>0.31</text:p>
          </table:table-cell>
          <table:table-cell table:formula="of:=IF([.D1273] &lt; [.$D$2])" office:value-type="boolean" office:boolean-value="false">
            <text:p>FALSE</text:p>
          </table:table-cell>
          <table:table-cell table:formula="of:=MOD([.C1273];64)" office:value-type="float" office:value="48.3054190024432">
            <text:p>48.31</text:p>
          </table:table-cell>
          <table:table-cell/>
        </table:table-row>
        <table:table-row table:style-name="ro2">
          <table:table-cell table:style-name="ce3" table:formula="of:=[.A1273]+1" office:value-type="float" office:value="1273">
            <text:p>1273</text:p>
          </table:table-cell>
          <table:table-cell table:style-name="ce3" table:formula="of:=[orbits.$C$3]*[.A1274]" office:value-type="float" office:value="5515222.853">
            <text:p>5515222.853</text:p>
          </table:table-cell>
          <table:table-cell table:style-name="ce6" table:formula="of:=[.B1274]/[orbits.$D$3]" office:value-type="float" office:value="15100.1672943318">
            <text:p>15100.17</text:p>
          </table:table-cell>
          <table:table-cell table:style-name="ce6" table:formula="of:=[.C1274]-ROUNDDOWN([.C1274])" office:value-type="float" office:value="0.167294331848098">
            <text:p>0.17</text:p>
          </table:table-cell>
          <table:table-cell table:formula="of:=IF([.D1274] &lt; [.$D$2])" office:value-type="boolean" office:boolean-value="false">
            <text:p>FALSE</text:p>
          </table:table-cell>
          <table:table-cell table:formula="of:=MOD([.C1274];64)" office:value-type="float" office:value="60.1672943318481">
            <text:p>60.17</text:p>
          </table:table-cell>
          <table:table-cell/>
        </table:table-row>
        <table:table-row table:style-name="ro2">
          <table:table-cell table:style-name="ce3" table:formula="of:=[.A1274]+1" office:value-type="float" office:value="1274">
            <text:p>1274</text:p>
          </table:table-cell>
          <table:table-cell table:style-name="ce3" table:formula="of:=[orbits.$C$3]*[.A1275]" office:value-type="float" office:value="5519555.314">
            <text:p>5519555.314</text:p>
          </table:table-cell>
          <table:table-cell table:style-name="ce6" table:formula="of:=[.B1275]/[orbits.$D$3]" office:value-type="float" office:value="15112.0291696613">
            <text:p>15112.03</text:p>
          </table:table-cell>
          <table:table-cell table:style-name="ce6" table:formula="of:=[.C1275]-ROUNDDOWN([.C1275])" office:value-type="float" office:value="0.0291696612530359">
            <text:p>0.03</text:p>
          </table:table-cell>
          <table:table-cell table:formula="of:=IF([.D1275] &lt; [.$D$2])" office:value-type="boolean" office:boolean-value="true">
            <text:p>TRUE</text:p>
          </table:table-cell>
          <table:table-cell table:formula="of:=MOD([.C1275];64)" office:value-type="float" office:value="8.02916966125304">
            <text:p>8.03</text:p>
          </table:table-cell>
          <table:table-cell/>
        </table:table-row>
        <table:table-row table:style-name="ro2">
          <table:table-cell table:style-name="ce3" table:formula="of:=[.A1275]+1" office:value-type="float" office:value="1275">
            <text:p>1275</text:p>
          </table:table-cell>
          <table:table-cell table:style-name="ce3" table:formula="of:=[orbits.$C$3]*[.A1276]" office:value-type="float" office:value="5523887.775">
            <text:p>5523887.775</text:p>
          </table:table-cell>
          <table:table-cell table:style-name="ce6" table:formula="of:=[.B1276]/[orbits.$D$3]" office:value-type="float" office:value="15123.8910449907">
            <text:p>15123.89</text:p>
          </table:table-cell>
          <table:table-cell table:style-name="ce6" table:formula="of:=[.C1276]-ROUNDDOWN([.C1276])" office:value-type="float" office:value="0.891044990657974">
            <text:p>0.89</text:p>
          </table:table-cell>
          <table:table-cell table:formula="of:=IF([.D1276] &lt; [.$D$2])" office:value-type="boolean" office:boolean-value="false">
            <text:p>FALSE</text:p>
          </table:table-cell>
          <table:table-cell table:formula="of:=MOD([.C1276];64)" office:value-type="float" office:value="19.891044990658">
            <text:p>19.89</text:p>
          </table:table-cell>
          <table:table-cell/>
        </table:table-row>
        <table:table-row table:style-name="ro2">
          <table:table-cell table:style-name="ce3" table:formula="of:=[.A1276]+1" office:value-type="float" office:value="1276">
            <text:p>1276</text:p>
          </table:table-cell>
          <table:table-cell table:style-name="ce3" table:formula="of:=[orbits.$C$3]*[.A1277]" office:value-type="float" office:value="5528220.236">
            <text:p>5528220.236</text:p>
          </table:table-cell>
          <table:table-cell table:style-name="ce6" table:formula="of:=[.B1277]/[orbits.$D$3]" office:value-type="float" office:value="15135.7529203201">
            <text:p>15135.75</text:p>
          </table:table-cell>
          <table:table-cell table:style-name="ce6" table:formula="of:=[.C1277]-ROUNDDOWN([.C1277])" office:value-type="float" office:value="0.752920320062913">
            <text:p>0.75</text:p>
          </table:table-cell>
          <table:table-cell table:formula="of:=IF([.D1277] &lt; [.$D$2])" office:value-type="boolean" office:boolean-value="false">
            <text:p>FALSE</text:p>
          </table:table-cell>
          <table:table-cell table:formula="of:=MOD([.C1277];64)" office:value-type="float" office:value="31.7529203200629">
            <text:p>31.75</text:p>
          </table:table-cell>
          <table:table-cell/>
        </table:table-row>
        <table:table-row table:style-name="ro2">
          <table:table-cell table:style-name="ce3" table:formula="of:=[.A1277]+1" office:value-type="float" office:value="1277">
            <text:p>1277</text:p>
          </table:table-cell>
          <table:table-cell table:style-name="ce3" table:formula="of:=[orbits.$C$3]*[.A1278]" office:value-type="float" office:value="5532552.697">
            <text:p>5532552.697</text:p>
          </table:table-cell>
          <table:table-cell table:style-name="ce6" table:formula="of:=[.B1278]/[orbits.$D$3]" office:value-type="float" office:value="15147.6147956495">
            <text:p>15147.61</text:p>
          </table:table-cell>
          <table:table-cell table:style-name="ce6" table:formula="of:=[.C1278]-ROUNDDOWN([.C1278])" office:value-type="float" office:value="0.614795649467851">
            <text:p>0.61</text:p>
          </table:table-cell>
          <table:table-cell table:formula="of:=IF([.D1278] &lt; [.$D$2])" office:value-type="boolean" office:boolean-value="false">
            <text:p>FALSE</text:p>
          </table:table-cell>
          <table:table-cell table:formula="of:=MOD([.C1278];64)" office:value-type="float" office:value="43.6147956494679">
            <text:p>43.61</text:p>
          </table:table-cell>
          <table:table-cell/>
        </table:table-row>
        <table:table-row table:style-name="ro2">
          <table:table-cell table:style-name="ce3" table:formula="of:=[.A1278]+1" office:value-type="float" office:value="1278">
            <text:p>1278</text:p>
          </table:table-cell>
          <table:table-cell table:style-name="ce3" table:formula="of:=[orbits.$C$3]*[.A1279]" office:value-type="float" office:value="5536885.158">
            <text:p>5536885.158</text:p>
          </table:table-cell>
          <table:table-cell table:style-name="ce6" table:formula="of:=[.B1279]/[orbits.$D$3]" office:value-type="float" office:value="15159.4766709789">
            <text:p>15159.48</text:p>
          </table:table-cell>
          <table:table-cell table:style-name="ce6" table:formula="of:=[.C1279]-ROUNDDOWN([.C1279])" office:value-type="float" office:value="0.476670978872789">
            <text:p>0.48</text:p>
          </table:table-cell>
          <table:table-cell table:formula="of:=IF([.D1279] &lt; [.$D$2])" office:value-type="boolean" office:boolean-value="false">
            <text:p>FALSE</text:p>
          </table:table-cell>
          <table:table-cell table:formula="of:=MOD([.C1279];64)" office:value-type="float" office:value="55.4766709788728">
            <text:p>55.48</text:p>
          </table:table-cell>
          <table:table-cell/>
        </table:table-row>
        <table:table-row table:style-name="ro2">
          <table:table-cell table:style-name="ce3" table:formula="of:=[.A1279]+1" office:value-type="float" office:value="1279">
            <text:p>1279</text:p>
          </table:table-cell>
          <table:table-cell table:style-name="ce3" table:formula="of:=[orbits.$C$3]*[.A1280]" office:value-type="float" office:value="5541217.619">
            <text:p>5541217.619</text:p>
          </table:table-cell>
          <table:table-cell table:style-name="ce6" table:formula="of:=[.B1280]/[orbits.$D$3]" office:value-type="float" office:value="15171.3385463083">
            <text:p>15171.34</text:p>
          </table:table-cell>
          <table:table-cell table:style-name="ce6" table:formula="of:=[.C1280]-ROUNDDOWN([.C1280])" office:value-type="float" office:value="0.33854630827409">
            <text:p>0.34</text:p>
          </table:table-cell>
          <table:table-cell table:formula="of:=IF([.D1280] &lt; [.$D$2])" office:value-type="boolean" office:boolean-value="false">
            <text:p>FALSE</text:p>
          </table:table-cell>
          <table:table-cell table:formula="of:=MOD([.C1280];64)" office:value-type="float" office:value="3.33854630827409">
            <text:p>3.34</text:p>
          </table:table-cell>
          <table:table-cell/>
        </table:table-row>
        <table:table-row table:style-name="ro2">
          <table:table-cell table:style-name="ce3" table:formula="of:=[.A1280]+1" office:value-type="float" office:value="1280">
            <text:p>1280</text:p>
          </table:table-cell>
          <table:table-cell table:style-name="ce3" table:formula="of:=[orbits.$C$3]*[.A1281]" office:value-type="float" office:value="5545550.08">
            <text:p>5545550.08</text:p>
          </table:table-cell>
          <table:table-cell table:style-name="ce6" table:formula="of:=[.B1281]/[orbits.$D$3]" office:value-type="float" office:value="15183.2004216377">
            <text:p>15183.20</text:p>
          </table:table-cell>
          <table:table-cell table:style-name="ce6" table:formula="of:=[.C1281]-ROUNDDOWN([.C1281])" office:value-type="float" office:value="0.200421637679028">
            <text:p>0.20</text:p>
          </table:table-cell>
          <table:table-cell table:formula="of:=IF([.D1281] &lt; [.$D$2])" office:value-type="boolean" office:boolean-value="false">
            <text:p>FALSE</text:p>
          </table:table-cell>
          <table:table-cell table:formula="of:=MOD([.C1281];64)" office:value-type="float" office:value="15.200421637679">
            <text:p>15.20</text:p>
          </table:table-cell>
          <table:table-cell/>
        </table:table-row>
        <table:table-row table:style-name="ro2">
          <table:table-cell table:style-name="ce3" table:formula="of:=[.A1281]+1" office:value-type="float" office:value="1281">
            <text:p>1281</text:p>
          </table:table-cell>
          <table:table-cell table:style-name="ce3" table:formula="of:=[orbits.$C$3]*[.A1282]" office:value-type="float" office:value="5549882.541">
            <text:p>5549882.541</text:p>
          </table:table-cell>
          <table:table-cell table:style-name="ce6" table:formula="of:=[.B1282]/[orbits.$D$3]" office:value-type="float" office:value="15195.0622969671">
            <text:p>15195.06</text:p>
          </table:table-cell>
          <table:table-cell table:style-name="ce6" table:formula="of:=[.C1282]-ROUNDDOWN([.C1282])" office:value-type="float" office:value="0.0622969670839666">
            <text:p>0.06</text:p>
          </table:table-cell>
          <table:table-cell table:formula="of:=IF([.D1282] &lt; [.$D$2])" office:value-type="boolean" office:boolean-value="true">
            <text:p>TRUE</text:p>
          </table:table-cell>
          <table:table-cell table:formula="of:=MOD([.C1282];64)" office:value-type="float" office:value="27.062296967084">
            <text:p>27.06</text:p>
          </table:table-cell>
          <table:table-cell/>
        </table:table-row>
        <table:table-row table:style-name="ro2">
          <table:table-cell table:style-name="ce3" table:formula="of:=[.A1282]+1" office:value-type="float" office:value="1282">
            <text:p>1282</text:p>
          </table:table-cell>
          <table:table-cell table:style-name="ce3" table:formula="of:=[orbits.$C$3]*[.A1283]" office:value-type="float" office:value="5554215.002">
            <text:p>5554215.002</text:p>
          </table:table-cell>
          <table:table-cell table:style-name="ce6" table:formula="of:=[.B1283]/[orbits.$D$3]" office:value-type="float" office:value="15206.9241722965">
            <text:p>15206.92</text:p>
          </table:table-cell>
          <table:table-cell table:style-name="ce6" table:formula="of:=[.C1283]-ROUNDDOWN([.C1283])" office:value-type="float" office:value="0.924172296488905">
            <text:p>0.92</text:p>
          </table:table-cell>
          <table:table-cell table:formula="of:=IF([.D1283] &lt; [.$D$2])" office:value-type="boolean" office:boolean-value="false">
            <text:p>FALSE</text:p>
          </table:table-cell>
          <table:table-cell table:formula="of:=MOD([.C1283];64)" office:value-type="float" office:value="38.9241722964889">
            <text:p>38.92</text:p>
          </table:table-cell>
          <table:table-cell/>
        </table:table-row>
        <table:table-row table:style-name="ro2">
          <table:table-cell table:style-name="ce3" table:formula="of:=[.A1283]+1" office:value-type="float" office:value="1283">
            <text:p>1283</text:p>
          </table:table-cell>
          <table:table-cell table:style-name="ce3" table:formula="of:=[orbits.$C$3]*[.A1284]" office:value-type="float" office:value="5558547.463">
            <text:p>5558547.463</text:p>
          </table:table-cell>
          <table:table-cell table:style-name="ce6" table:formula="of:=[.B1284]/[orbits.$D$3]" office:value-type="float" office:value="15218.7860476259">
            <text:p>15218.79</text:p>
          </table:table-cell>
          <table:table-cell table:style-name="ce6" table:formula="of:=[.C1284]-ROUNDDOWN([.C1284])" office:value-type="float" office:value="0.786047625893843">
            <text:p>0.79</text:p>
          </table:table-cell>
          <table:table-cell table:formula="of:=IF([.D1284] &lt; [.$D$2])" office:value-type="boolean" office:boolean-value="false">
            <text:p>FALSE</text:p>
          </table:table-cell>
          <table:table-cell table:formula="of:=MOD([.C1284];64)" office:value-type="float" office:value="50.7860476258938">
            <text:p>50.79</text:p>
          </table:table-cell>
          <table:table-cell/>
        </table:table-row>
        <table:table-row table:style-name="ro2">
          <table:table-cell table:style-name="ce3" table:formula="of:=[.A1284]+1" office:value-type="float" office:value="1284">
            <text:p>1284</text:p>
          </table:table-cell>
          <table:table-cell table:style-name="ce3" table:formula="of:=[orbits.$C$3]*[.A1285]" office:value-type="float" office:value="5562879.924">
            <text:p>5562879.924</text:p>
          </table:table-cell>
          <table:table-cell table:style-name="ce6" table:formula="of:=[.B1285]/[orbits.$D$3]" office:value-type="float" office:value="15230.6479229553">
            <text:p>15230.65</text:p>
          </table:table-cell>
          <table:table-cell table:style-name="ce6" table:formula="of:=[.C1285]-ROUNDDOWN([.C1285])" office:value-type="float" office:value="0.647922955298782">
            <text:p>0.65</text:p>
          </table:table-cell>
          <table:table-cell table:formula="of:=IF([.D1285] &lt; [.$D$2])" office:value-type="boolean" office:boolean-value="false">
            <text:p>FALSE</text:p>
          </table:table-cell>
          <table:table-cell table:formula="of:=MOD([.C1285];64)" office:value-type="float" office:value="62.6479229552988">
            <text:p>62.65</text:p>
          </table:table-cell>
          <table:table-cell/>
        </table:table-row>
        <table:table-row table:style-name="ro2">
          <table:table-cell table:style-name="ce3" table:formula="of:=[.A1285]+1" office:value-type="float" office:value="1285">
            <text:p>1285</text:p>
          </table:table-cell>
          <table:table-cell table:style-name="ce3" table:formula="of:=[orbits.$C$3]*[.A1286]" office:value-type="float" office:value="5567212.385">
            <text:p>5567212.385</text:p>
          </table:table-cell>
          <table:table-cell table:style-name="ce6" table:formula="of:=[.B1286]/[orbits.$D$3]" office:value-type="float" office:value="15242.5097982847">
            <text:p>15242.51</text:p>
          </table:table-cell>
          <table:table-cell table:style-name="ce6" table:formula="of:=[.C1286]-ROUNDDOWN([.C1286])" office:value-type="float" office:value="0.50979828470372">
            <text:p>0.51</text:p>
          </table:table-cell>
          <table:table-cell table:formula="of:=IF([.D1286] &lt; [.$D$2])" office:value-type="boolean" office:boolean-value="false">
            <text:p>FALSE</text:p>
          </table:table-cell>
          <table:table-cell table:formula="of:=MOD([.C1286];64)" office:value-type="float" office:value="10.5097982847037">
            <text:p>10.51</text:p>
          </table:table-cell>
          <table:table-cell/>
        </table:table-row>
        <table:table-row table:style-name="ro2">
          <table:table-cell table:style-name="ce3" table:formula="of:=[.A1286]+1" office:value-type="float" office:value="1286">
            <text:p>1286</text:p>
          </table:table-cell>
          <table:table-cell table:style-name="ce3" table:formula="of:=[orbits.$C$3]*[.A1287]" office:value-type="float" office:value="5571544.846">
            <text:p>5571544.846</text:p>
          </table:table-cell>
          <table:table-cell table:style-name="ce6" table:formula="of:=[.B1287]/[orbits.$D$3]" office:value-type="float" office:value="15254.3716736141">
            <text:p>15254.37</text:p>
          </table:table-cell>
          <table:table-cell table:style-name="ce6" table:formula="of:=[.C1287]-ROUNDDOWN([.C1287])" office:value-type="float" office:value="0.371673614105021">
            <text:p>0.37</text:p>
          </table:table-cell>
          <table:table-cell table:formula="of:=IF([.D1287] &lt; [.$D$2])" office:value-type="boolean" office:boolean-value="false">
            <text:p>FALSE</text:p>
          </table:table-cell>
          <table:table-cell table:formula="of:=MOD([.C1287];64)" office:value-type="float" office:value="22.371673614105">
            <text:p>22.37</text:p>
          </table:table-cell>
          <table:table-cell/>
        </table:table-row>
        <table:table-row table:style-name="ro2">
          <table:table-cell table:style-name="ce3" table:formula="of:=[.A1287]+1" office:value-type="float" office:value="1287">
            <text:p>1287</text:p>
          </table:table-cell>
          <table:table-cell table:style-name="ce3" table:formula="of:=[orbits.$C$3]*[.A1288]" office:value-type="float" office:value="5575877.307">
            <text:p>5575877.307</text:p>
          </table:table-cell>
          <table:table-cell table:style-name="ce6" table:formula="of:=[.B1288]/[orbits.$D$3]" office:value-type="float" office:value="15266.2335489435">
            <text:p>15266.23</text:p>
          </table:table-cell>
          <table:table-cell table:style-name="ce6" table:formula="of:=[.C1288]-ROUNDDOWN([.C1288])" office:value-type="float" office:value="0.233548943509959">
            <text:p>0.23</text:p>
          </table:table-cell>
          <table:table-cell table:formula="of:=IF([.D1288] &lt; [.$D$2])" office:value-type="boolean" office:boolean-value="false">
            <text:p>FALSE</text:p>
          </table:table-cell>
          <table:table-cell table:formula="of:=MOD([.C1288];64)" office:value-type="float" office:value="34.23354894351">
            <text:p>34.23</text:p>
          </table:table-cell>
          <table:table-cell/>
        </table:table-row>
        <table:table-row table:style-name="ro2">
          <table:table-cell table:style-name="ce3" table:formula="of:=[.A1288]+1" office:value-type="float" office:value="1288">
            <text:p>1288</text:p>
          </table:table-cell>
          <table:table-cell table:style-name="ce3" table:formula="of:=[orbits.$C$3]*[.A1289]" office:value-type="float" office:value="5580209.768">
            <text:p>5580209.768</text:p>
          </table:table-cell>
          <table:table-cell table:style-name="ce6" table:formula="of:=[.B1289]/[orbits.$D$3]" office:value-type="float" office:value="15278.0954242729">
            <text:p>15278.10</text:p>
          </table:table-cell>
          <table:table-cell table:style-name="ce6" table:formula="of:=[.C1289]-ROUNDDOWN([.C1289])" office:value-type="float" office:value="0.0954242729148973">
            <text:p>0.10</text:p>
          </table:table-cell>
          <table:table-cell table:formula="of:=IF([.D1289] &lt; [.$D$2])" office:value-type="boolean" office:boolean-value="true">
            <text:p>TRUE</text:p>
          </table:table-cell>
          <table:table-cell table:formula="of:=MOD([.C1289];64)" office:value-type="float" office:value="46.0954242729149">
            <text:p>46.10</text:p>
          </table:table-cell>
          <table:table-cell/>
        </table:table-row>
        <table:table-row table:style-name="ro2">
          <table:table-cell table:style-name="ce3" table:formula="of:=[.A1289]+1" office:value-type="float" office:value="1289">
            <text:p>1289</text:p>
          </table:table-cell>
          <table:table-cell table:style-name="ce3" table:formula="of:=[orbits.$C$3]*[.A1290]" office:value-type="float" office:value="5584542.229">
            <text:p>5584542.229</text:p>
          </table:table-cell>
          <table:table-cell table:style-name="ce6" table:formula="of:=[.B1290]/[orbits.$D$3]" office:value-type="float" office:value="15289.9572996023">
            <text:p>15289.96</text:p>
          </table:table-cell>
          <table:table-cell table:style-name="ce6" table:formula="of:=[.C1290]-ROUNDDOWN([.C1290])" office:value-type="float" office:value="0.957299602319836">
            <text:p>0.96</text:p>
          </table:table-cell>
          <table:table-cell table:formula="of:=IF([.D1290] &lt; [.$D$2])" office:value-type="boolean" office:boolean-value="false">
            <text:p>FALSE</text:p>
          </table:table-cell>
          <table:table-cell table:formula="of:=MOD([.C1290];64)" office:value-type="float" office:value="57.9572996023198">
            <text:p>57.96</text:p>
          </table:table-cell>
          <table:table-cell/>
        </table:table-row>
        <table:table-row table:style-name="ro2">
          <table:table-cell table:style-name="ce3" table:formula="of:=[.A1290]+1" office:value-type="float" office:value="1290">
            <text:p>1290</text:p>
          </table:table-cell>
          <table:table-cell table:style-name="ce3" table:formula="of:=[orbits.$C$3]*[.A1291]" office:value-type="float" office:value="5588874.69">
            <text:p>5588874.69</text:p>
          </table:table-cell>
          <table:table-cell table:style-name="ce6" table:formula="of:=[.B1291]/[orbits.$D$3]" office:value-type="float" office:value="15301.8191749317">
            <text:p>15301.82</text:p>
          </table:table-cell>
          <table:table-cell table:style-name="ce6" table:formula="of:=[.C1291]-ROUNDDOWN([.C1291])" office:value-type="float" office:value="0.819174931724774">
            <text:p>0.82</text:p>
          </table:table-cell>
          <table:table-cell table:formula="of:=IF([.D1291] &lt; [.$D$2])" office:value-type="boolean" office:boolean-value="false">
            <text:p>FALSE</text:p>
          </table:table-cell>
          <table:table-cell table:formula="of:=MOD([.C1291];64)" office:value-type="float" office:value="5.81917493172477">
            <text:p>5.82</text:p>
          </table:table-cell>
          <table:table-cell/>
        </table:table-row>
        <table:table-row table:style-name="ro2">
          <table:table-cell table:style-name="ce3" table:formula="of:=[.A1291]+1" office:value-type="float" office:value="1291">
            <text:p>1291</text:p>
          </table:table-cell>
          <table:table-cell table:style-name="ce3" table:formula="of:=[orbits.$C$3]*[.A1292]" office:value-type="float" office:value="5593207.151">
            <text:p>5593207.151</text:p>
          </table:table-cell>
          <table:table-cell table:style-name="ce6" table:formula="of:=[.B1292]/[orbits.$D$3]" office:value-type="float" office:value="15313.6810502611">
            <text:p>15313.68</text:p>
          </table:table-cell>
          <table:table-cell table:style-name="ce6" table:formula="of:=[.C1292]-ROUNDDOWN([.C1292])" office:value-type="float" office:value="0.681050261129712">
            <text:p>0.68</text:p>
          </table:table-cell>
          <table:table-cell table:formula="of:=IF([.D1292] &lt; [.$D$2])" office:value-type="boolean" office:boolean-value="false">
            <text:p>FALSE</text:p>
          </table:table-cell>
          <table:table-cell table:formula="of:=MOD([.C1292];64)" office:value-type="float" office:value="17.6810502611297">
            <text:p>17.68</text:p>
          </table:table-cell>
          <table:table-cell/>
        </table:table-row>
        <table:table-row table:style-name="ro2">
          <table:table-cell table:style-name="ce3" table:formula="of:=[.A1292]+1" office:value-type="float" office:value="1292">
            <text:p>1292</text:p>
          </table:table-cell>
          <table:table-cell table:style-name="ce3" table:formula="of:=[orbits.$C$3]*[.A1293]" office:value-type="float" office:value="5597539.612">
            <text:p>5597539.612</text:p>
          </table:table-cell>
          <table:table-cell table:style-name="ce6" table:formula="of:=[.B1293]/[orbits.$D$3]" office:value-type="float" office:value="15325.5429255905">
            <text:p>15325.54</text:p>
          </table:table-cell>
          <table:table-cell table:style-name="ce6" table:formula="of:=[.C1293]-ROUNDDOWN([.C1293])" office:value-type="float" office:value="0.542925590534651">
            <text:p>0.54</text:p>
          </table:table-cell>
          <table:table-cell table:formula="of:=IF([.D1293] &lt; [.$D$2])" office:value-type="boolean" office:boolean-value="false">
            <text:p>FALSE</text:p>
          </table:table-cell>
          <table:table-cell table:formula="of:=MOD([.C1293];64)" office:value-type="float" office:value="29.5429255905346">
            <text:p>29.54</text:p>
          </table:table-cell>
          <table:table-cell/>
        </table:table-row>
        <table:table-row table:style-name="ro2">
          <table:table-cell table:style-name="ce3" table:formula="of:=[.A1293]+1" office:value-type="float" office:value="1293">
            <text:p>1293</text:p>
          </table:table-cell>
          <table:table-cell table:style-name="ce3" table:formula="of:=[orbits.$C$3]*[.A1294]" office:value-type="float" office:value="5601872.073">
            <text:p>5601872.073</text:p>
          </table:table-cell>
          <table:table-cell table:style-name="ce6" table:formula="of:=[.B1294]/[orbits.$D$3]" office:value-type="float" office:value="15337.4048009199">
            <text:p>15337.40</text:p>
          </table:table-cell>
          <table:table-cell table:style-name="ce6" table:formula="of:=[.C1294]-ROUNDDOWN([.C1294])" office:value-type="float" office:value="0.404800919935951">
            <text:p>0.40</text:p>
          </table:table-cell>
          <table:table-cell table:formula="of:=IF([.D1294] &lt; [.$D$2])" office:value-type="boolean" office:boolean-value="false">
            <text:p>FALSE</text:p>
          </table:table-cell>
          <table:table-cell table:formula="of:=MOD([.C1294];64)" office:value-type="float" office:value="41.404800919936">
            <text:p>41.40</text:p>
          </table:table-cell>
          <table:table-cell/>
        </table:table-row>
        <table:table-row table:style-name="ro2">
          <table:table-cell table:style-name="ce3" table:formula="of:=[.A1294]+1" office:value-type="float" office:value="1294">
            <text:p>1294</text:p>
          </table:table-cell>
          <table:table-cell table:style-name="ce3" table:formula="of:=[orbits.$C$3]*[.A1295]" office:value-type="float" office:value="5606204.534">
            <text:p>5606204.534</text:p>
          </table:table-cell>
          <table:table-cell table:style-name="ce6" table:formula="of:=[.B1295]/[orbits.$D$3]" office:value-type="float" office:value="15349.2666762493">
            <text:p>15349.27</text:p>
          </table:table-cell>
          <table:table-cell table:style-name="ce6" table:formula="of:=[.C1295]-ROUNDDOWN([.C1295])" office:value-type="float" office:value="0.26667624934089">
            <text:p>0.27</text:p>
          </table:table-cell>
          <table:table-cell table:formula="of:=IF([.D1295] &lt; [.$D$2])" office:value-type="boolean" office:boolean-value="false">
            <text:p>FALSE</text:p>
          </table:table-cell>
          <table:table-cell table:formula="of:=MOD([.C1295];64)" office:value-type="float" office:value="53.2666762493409">
            <text:p>53.27</text:p>
          </table:table-cell>
          <table:table-cell/>
        </table:table-row>
        <table:table-row table:style-name="ro2">
          <table:table-cell table:style-name="ce3" table:formula="of:=[.A1295]+1" office:value-type="float" office:value="1295">
            <text:p>1295</text:p>
          </table:table-cell>
          <table:table-cell table:style-name="ce3" table:formula="of:=[orbits.$C$3]*[.A1296]" office:value-type="float" office:value="5610536.995">
            <text:p>5610536.995</text:p>
          </table:table-cell>
          <table:table-cell table:style-name="ce6" table:formula="of:=[.B1296]/[orbits.$D$3]" office:value-type="float" office:value="15361.1285515787">
            <text:p>15361.13</text:p>
          </table:table-cell>
          <table:table-cell table:style-name="ce6" table:formula="of:=[.C1296]-ROUNDDOWN([.C1296])" office:value-type="float" office:value="0.128551578745828">
            <text:p>0.13</text:p>
          </table:table-cell>
          <table:table-cell table:formula="of:=IF([.D1296] &lt; [.$D$2])" office:value-type="boolean" office:boolean-value="false">
            <text:p>FALSE</text:p>
          </table:table-cell>
          <table:table-cell table:formula="of:=MOD([.C1296];64)" office:value-type="float" office:value="1.12855157874583">
            <text:p>1.13</text:p>
          </table:table-cell>
          <table:table-cell/>
        </table:table-row>
        <table:table-row table:style-name="ro2">
          <table:table-cell table:style-name="ce3" table:formula="of:=[.A1296]+1" office:value-type="float" office:value="1296">
            <text:p>1296</text:p>
          </table:table-cell>
          <table:table-cell table:style-name="ce3" table:formula="of:=[orbits.$C$3]*[.A1297]" office:value-type="float" office:value="5614869.456">
            <text:p>5614869.456</text:p>
          </table:table-cell>
          <table:table-cell table:style-name="ce6" table:formula="of:=[.B1297]/[orbits.$D$3]" office:value-type="float" office:value="15372.9904269082">
            <text:p>15372.99</text:p>
          </table:table-cell>
          <table:table-cell table:style-name="ce6" table:formula="of:=[.C1297]-ROUNDDOWN([.C1297])" office:value-type="float" office:value="0.990426908150766">
            <text:p>0.99</text:p>
          </table:table-cell>
          <table:table-cell table:formula="of:=IF([.D1297] &lt; [.$D$2])" office:value-type="boolean" office:boolean-value="false">
            <text:p>FALSE</text:p>
          </table:table-cell>
          <table:table-cell table:formula="of:=MOD([.C1297];64)" office:value-type="float" office:value="12.9904269081508">
            <text:p>12.99</text:p>
          </table:table-cell>
          <table:table-cell/>
        </table:table-row>
        <table:table-row table:style-name="ro2">
          <table:table-cell table:style-name="ce3" table:formula="of:=[.A1297]+1" office:value-type="float" office:value="1297">
            <text:p>1297</text:p>
          </table:table-cell>
          <table:table-cell table:style-name="ce3" table:formula="of:=[orbits.$C$3]*[.A1298]" office:value-type="float" office:value="5619201.917">
            <text:p>5619201.917</text:p>
          </table:table-cell>
          <table:table-cell table:style-name="ce6" table:formula="of:=[.B1298]/[orbits.$D$3]" office:value-type="float" office:value="15384.8523022376">
            <text:p>15384.85</text:p>
          </table:table-cell>
          <table:table-cell table:style-name="ce6" table:formula="of:=[.C1298]-ROUNDDOWN([.C1298])" office:value-type="float" office:value="0.852302237555705">
            <text:p>0.85</text:p>
          </table:table-cell>
          <table:table-cell table:formula="of:=IF([.D1298] &lt; [.$D$2])" office:value-type="boolean" office:boolean-value="false">
            <text:p>FALSE</text:p>
          </table:table-cell>
          <table:table-cell table:formula="of:=MOD([.C1298];64)" office:value-type="float" office:value="24.8523022375557">
            <text:p>24.85</text:p>
          </table:table-cell>
          <table:table-cell/>
        </table:table-row>
        <table:table-row table:style-name="ro2">
          <table:table-cell table:style-name="ce3" table:formula="of:=[.A1298]+1" office:value-type="float" office:value="1298">
            <text:p>1298</text:p>
          </table:table-cell>
          <table:table-cell table:style-name="ce3" table:formula="of:=[orbits.$C$3]*[.A1299]" office:value-type="float" office:value="5623534.378">
            <text:p>5623534.378</text:p>
          </table:table-cell>
          <table:table-cell table:style-name="ce6" table:formula="of:=[.B1299]/[orbits.$D$3]" office:value-type="float" office:value="15396.714177567">
            <text:p>15396.71</text:p>
          </table:table-cell>
          <table:table-cell table:style-name="ce6" table:formula="of:=[.C1299]-ROUNDDOWN([.C1299])" office:value-type="float" office:value="0.714177566960643">
            <text:p>0.71</text:p>
          </table:table-cell>
          <table:table-cell table:formula="of:=IF([.D1299] &lt; [.$D$2])" office:value-type="boolean" office:boolean-value="false">
            <text:p>FALSE</text:p>
          </table:table-cell>
          <table:table-cell table:formula="of:=MOD([.C1299];64)" office:value-type="float" office:value="36.7141775669606">
            <text:p>36.71</text:p>
          </table:table-cell>
          <table:table-cell/>
        </table:table-row>
        <table:table-row table:style-name="ro2">
          <table:table-cell table:style-name="ce3" table:formula="of:=[.A1299]+1" office:value-type="float" office:value="1299">
            <text:p>1299</text:p>
          </table:table-cell>
          <table:table-cell table:style-name="ce3" table:formula="of:=[orbits.$C$3]*[.A1300]" office:value-type="float" office:value="5627866.839">
            <text:p>5627866.839</text:p>
          </table:table-cell>
          <table:table-cell table:style-name="ce6" table:formula="of:=[.B1300]/[orbits.$D$3]" office:value-type="float" office:value="15408.5760528964">
            <text:p>15408.58</text:p>
          </table:table-cell>
          <table:table-cell table:style-name="ce6" table:formula="of:=[.C1300]-ROUNDDOWN([.C1300])" office:value-type="float" office:value="0.576052896365582">
            <text:p>0.58</text:p>
          </table:table-cell>
          <table:table-cell table:formula="of:=IF([.D1300] &lt; [.$D$2])" office:value-type="boolean" office:boolean-value="false">
            <text:p>FALSE</text:p>
          </table:table-cell>
          <table:table-cell table:formula="of:=MOD([.C1300];64)" office:value-type="float" office:value="48.5760528963656">
            <text:p>48.58</text:p>
          </table:table-cell>
          <table:table-cell/>
        </table:table-row>
        <table:table-row table:style-name="ro2">
          <table:table-cell table:style-name="ce3" table:formula="of:=[.A1300]+1" office:value-type="float" office:value="1300">
            <text:p>1300</text:p>
          </table:table-cell>
          <table:table-cell table:style-name="ce3" table:formula="of:=[orbits.$C$3]*[.A1301]" office:value-type="float" office:value="5632199.3">
            <text:p>5632199.3</text:p>
          </table:table-cell>
          <table:table-cell table:style-name="ce6" table:formula="of:=[.B1301]/[orbits.$D$3]" office:value-type="float" office:value="15420.4379282258">
            <text:p>15420.44</text:p>
          </table:table-cell>
          <table:table-cell table:style-name="ce6" table:formula="of:=[.C1301]-ROUNDDOWN([.C1301])" office:value-type="float" office:value="0.437928225768701">
            <text:p>0.44</text:p>
          </table:table-cell>
          <table:table-cell table:formula="of:=IF([.D1301] &lt; [.$D$2])" office:value-type="boolean" office:boolean-value="false">
            <text:p>FALSE</text:p>
          </table:table-cell>
          <table:table-cell table:formula="of:=MOD([.C1301];64)" office:value-type="float" office:value="60.4379282257687">
            <text:p>60.44</text:p>
          </table:table-cell>
          <table:table-cell/>
        </table:table-row>
        <table:table-row table:style-name="ro2">
          <table:table-cell table:style-name="ce3" table:formula="of:=[.A1301]+1" office:value-type="float" office:value="1301">
            <text:p>1301</text:p>
          </table:table-cell>
          <table:table-cell table:style-name="ce3" table:formula="of:=[orbits.$C$3]*[.A1302]" office:value-type="float" office:value="5636531.761">
            <text:p>5636531.761</text:p>
          </table:table-cell>
          <table:table-cell table:style-name="ce6" table:formula="of:=[.B1302]/[orbits.$D$3]" office:value-type="float" office:value="15432.2998035552">
            <text:p>15432.30</text:p>
          </table:table-cell>
          <table:table-cell table:style-name="ce6" table:formula="of:=[.C1302]-ROUNDDOWN([.C1302])" office:value-type="float" office:value="0.29980355517182">
            <text:p>0.30</text:p>
          </table:table-cell>
          <table:table-cell table:formula="of:=IF([.D1302] &lt; [.$D$2])" office:value-type="boolean" office:boolean-value="false">
            <text:p>FALSE</text:p>
          </table:table-cell>
          <table:table-cell table:formula="of:=MOD([.C1302];64)" office:value-type="float" office:value="8.29980355517182">
            <text:p>8.30</text:p>
          </table:table-cell>
          <table:table-cell/>
        </table:table-row>
        <table:table-row table:style-name="ro2">
          <table:table-cell table:style-name="ce3" table:formula="of:=[.A1302]+1" office:value-type="float" office:value="1302">
            <text:p>1302</text:p>
          </table:table-cell>
          <table:table-cell table:style-name="ce3" table:formula="of:=[orbits.$C$3]*[.A1303]" office:value-type="float" office:value="5640864.222">
            <text:p>5640864.222</text:p>
          </table:table-cell>
          <table:table-cell table:style-name="ce6" table:formula="of:=[.B1303]/[orbits.$D$3]" office:value-type="float" office:value="15444.1616788846">
            <text:p>15444.16</text:p>
          </table:table-cell>
          <table:table-cell table:style-name="ce6" table:formula="of:=[.C1303]-ROUNDDOWN([.C1303])" office:value-type="float" office:value="0.161678884576759">
            <text:p>0.16</text:p>
          </table:table-cell>
          <table:table-cell table:formula="of:=IF([.D1303] &lt; [.$D$2])" office:value-type="boolean" office:boolean-value="false">
            <text:p>FALSE</text:p>
          </table:table-cell>
          <table:table-cell table:formula="of:=MOD([.C1303];64)" office:value-type="float" office:value="20.1616788845768">
            <text:p>20.16</text:p>
          </table:table-cell>
          <table:table-cell/>
        </table:table-row>
        <table:table-row table:style-name="ro2">
          <table:table-cell table:style-name="ce3" table:formula="of:=[.A1303]+1" office:value-type="float" office:value="1303">
            <text:p>1303</text:p>
          </table:table-cell>
          <table:table-cell table:style-name="ce3" table:formula="of:=[orbits.$C$3]*[.A1304]" office:value-type="float" office:value="5645196.683">
            <text:p>5645196.683</text:p>
          </table:table-cell>
          <table:table-cell table:style-name="ce6" table:formula="of:=[.B1304]/[orbits.$D$3]" office:value-type="float" office:value="15456.023554214">
            <text:p>15456.02</text:p>
          </table:table-cell>
          <table:table-cell table:style-name="ce6" table:formula="of:=[.C1304]-ROUNDDOWN([.C1304])" office:value-type="float" office:value="0.0235542139816971">
            <text:p>0.02</text:p>
          </table:table-cell>
          <table:table-cell table:formula="of:=IF([.D1304] &lt; [.$D$2])" office:value-type="boolean" office:boolean-value="true">
            <text:p>TRUE</text:p>
          </table:table-cell>
          <table:table-cell table:formula="of:=MOD([.C1304];64)" office:value-type="float" office:value="32.0235542139817">
            <text:p>32.02</text:p>
          </table:table-cell>
          <table:table-cell/>
        </table:table-row>
        <table:table-row table:style-name="ro2">
          <table:table-cell table:style-name="ce3" table:formula="of:=[.A1304]+1" office:value-type="float" office:value="1304">
            <text:p>1304</text:p>
          </table:table-cell>
          <table:table-cell table:style-name="ce3" table:formula="of:=[orbits.$C$3]*[.A1305]" office:value-type="float" office:value="5649529.144">
            <text:p>5649529.144</text:p>
          </table:table-cell>
          <table:table-cell table:style-name="ce6" table:formula="of:=[.B1305]/[orbits.$D$3]" office:value-type="float" office:value="15467.8854295434">
            <text:p>15467.89</text:p>
          </table:table-cell>
          <table:table-cell table:style-name="ce6" table:formula="of:=[.C1305]-ROUNDDOWN([.C1305])" office:value-type="float" office:value="0.885429543386636">
            <text:p>0.89</text:p>
          </table:table-cell>
          <table:table-cell table:formula="of:=IF([.D1305] &lt; [.$D$2])" office:value-type="boolean" office:boolean-value="false">
            <text:p>FALSE</text:p>
          </table:table-cell>
          <table:table-cell table:formula="of:=MOD([.C1305];64)" office:value-type="float" office:value="43.8854295433866">
            <text:p>43.89</text:p>
          </table:table-cell>
          <table:table-cell/>
        </table:table-row>
        <table:table-row table:style-name="ro2">
          <table:table-cell table:style-name="ce3" table:formula="of:=[.A1305]+1" office:value-type="float" office:value="1305">
            <text:p>1305</text:p>
          </table:table-cell>
          <table:table-cell table:style-name="ce3" table:formula="of:=[orbits.$C$3]*[.A1306]" office:value-type="float" office:value="5653861.605">
            <text:p>5653861.605</text:p>
          </table:table-cell>
          <table:table-cell table:style-name="ce6" table:formula="of:=[.B1306]/[orbits.$D$3]" office:value-type="float" office:value="15479.7473048728">
            <text:p>15479.75</text:p>
          </table:table-cell>
          <table:table-cell table:style-name="ce6" table:formula="of:=[.C1306]-ROUNDDOWN([.C1306])" office:value-type="float" office:value="0.747304872791574">
            <text:p>0.75</text:p>
          </table:table-cell>
          <table:table-cell table:formula="of:=IF([.D1306] &lt; [.$D$2])" office:value-type="boolean" office:boolean-value="false">
            <text:p>FALSE</text:p>
          </table:table-cell>
          <table:table-cell table:formula="of:=MOD([.C1306];64)" office:value-type="float" office:value="55.7473048727916">
            <text:p>55.75</text:p>
          </table:table-cell>
          <table:table-cell/>
        </table:table-row>
        <table:table-row table:style-name="ro2">
          <table:table-cell table:style-name="ce3" table:formula="of:=[.A1306]+1" office:value-type="float" office:value="1306">
            <text:p>1306</text:p>
          </table:table-cell>
          <table:table-cell table:style-name="ce3" table:formula="of:=[orbits.$C$3]*[.A1307]" office:value-type="float" office:value="5658194.066">
            <text:p>5658194.066</text:p>
          </table:table-cell>
          <table:table-cell table:style-name="ce6" table:formula="of:=[.B1307]/[orbits.$D$3]" office:value-type="float" office:value="15491.6091802022">
            <text:p>15491.61</text:p>
          </table:table-cell>
          <table:table-cell table:style-name="ce6" table:formula="of:=[.C1307]-ROUNDDOWN([.C1307])" office:value-type="float" office:value="0.609180202196512">
            <text:p>0.61</text:p>
          </table:table-cell>
          <table:table-cell table:formula="of:=IF([.D1307] &lt; [.$D$2])" office:value-type="boolean" office:boolean-value="false">
            <text:p>FALSE</text:p>
          </table:table-cell>
          <table:table-cell table:formula="of:=MOD([.C1307];64)" office:value-type="float" office:value="3.60918020219651">
            <text:p>3.61</text:p>
          </table:table-cell>
          <table:table-cell/>
        </table:table-row>
        <table:table-row table:style-name="ro2">
          <table:table-cell table:style-name="ce3" table:formula="of:=[.A1307]+1" office:value-type="float" office:value="1307">
            <text:p>1307</text:p>
          </table:table-cell>
          <table:table-cell table:style-name="ce3" table:formula="of:=[orbits.$C$3]*[.A1308]" office:value-type="float" office:value="5662526.527">
            <text:p>5662526.527</text:p>
          </table:table-cell>
          <table:table-cell table:style-name="ce6" table:formula="of:=[.B1308]/[orbits.$D$3]" office:value-type="float" office:value="15503.4710555316">
            <text:p>15503.47</text:p>
          </table:table-cell>
          <table:table-cell table:style-name="ce6" table:formula="of:=[.C1308]-ROUNDDOWN([.C1308])" office:value-type="float" office:value="0.471055531599632">
            <text:p>0.47</text:p>
          </table:table-cell>
          <table:table-cell table:formula="of:=IF([.D1308] &lt; [.$D$2])" office:value-type="boolean" office:boolean-value="false">
            <text:p>FALSE</text:p>
          </table:table-cell>
          <table:table-cell table:formula="of:=MOD([.C1308];64)" office:value-type="float" office:value="15.4710555315996">
            <text:p>15.47</text:p>
          </table:table-cell>
          <table:table-cell/>
        </table:table-row>
        <table:table-row table:style-name="ro2">
          <table:table-cell table:style-name="ce3" table:formula="of:=[.A1308]+1" office:value-type="float" office:value="1308">
            <text:p>1308</text:p>
          </table:table-cell>
          <table:table-cell table:style-name="ce3" table:formula="of:=[orbits.$C$3]*[.A1309]" office:value-type="float" office:value="5666858.988">
            <text:p>5666858.988</text:p>
          </table:table-cell>
          <table:table-cell table:style-name="ce6" table:formula="of:=[.B1309]/[orbits.$D$3]" office:value-type="float" office:value="15515.332930861">
            <text:p>15515.33</text:p>
          </table:table-cell>
          <table:table-cell table:style-name="ce6" table:formula="of:=[.C1309]-ROUNDDOWN([.C1309])" office:value-type="float" office:value="0.332930861002751">
            <text:p>0.33</text:p>
          </table:table-cell>
          <table:table-cell table:formula="of:=IF([.D1309] &lt; [.$D$2])" office:value-type="boolean" office:boolean-value="false">
            <text:p>FALSE</text:p>
          </table:table-cell>
          <table:table-cell table:formula="of:=MOD([.C1309];64)" office:value-type="float" office:value="27.3329308610027">
            <text:p>27.33</text:p>
          </table:table-cell>
          <table:table-cell/>
        </table:table-row>
        <table:table-row table:style-name="ro2">
          <table:table-cell table:style-name="ce3" table:formula="of:=[.A1309]+1" office:value-type="float" office:value="1309">
            <text:p>1309</text:p>
          </table:table-cell>
          <table:table-cell table:style-name="ce3" table:formula="of:=[orbits.$C$3]*[.A1310]" office:value-type="float" office:value="5671191.449">
            <text:p>5671191.449</text:p>
          </table:table-cell>
          <table:table-cell table:style-name="ce6" table:formula="of:=[.B1310]/[orbits.$D$3]" office:value-type="float" office:value="15527.1948061904">
            <text:p>15527.19</text:p>
          </table:table-cell>
          <table:table-cell table:style-name="ce6" table:formula="of:=[.C1310]-ROUNDDOWN([.C1310])" office:value-type="float" office:value="0.194806190407689">
            <text:p>0.19</text:p>
          </table:table-cell>
          <table:table-cell table:formula="of:=IF([.D1310] &lt; [.$D$2])" office:value-type="boolean" office:boolean-value="false">
            <text:p>FALSE</text:p>
          </table:table-cell>
          <table:table-cell table:formula="of:=MOD([.C1310];64)" office:value-type="float" office:value="39.1948061904077">
            <text:p>39.19</text:p>
          </table:table-cell>
          <table:table-cell/>
        </table:table-row>
        <table:table-row table:style-name="ro2">
          <table:table-cell table:style-name="ce3" table:formula="of:=[.A1310]+1" office:value-type="float" office:value="1310">
            <text:p>1310</text:p>
          </table:table-cell>
          <table:table-cell table:style-name="ce3" table:formula="of:=[orbits.$C$3]*[.A1311]" office:value-type="float" office:value="5675523.91">
            <text:p>5675523.91</text:p>
          </table:table-cell>
          <table:table-cell table:style-name="ce6" table:formula="of:=[.B1311]/[orbits.$D$3]" office:value-type="float" office:value="15539.0566815198">
            <text:p>15539.06</text:p>
          </table:table-cell>
          <table:table-cell table:style-name="ce6" table:formula="of:=[.C1311]-ROUNDDOWN([.C1311])" office:value-type="float" office:value="0.0566815198126278">
            <text:p>0.06</text:p>
          </table:table-cell>
          <table:table-cell table:formula="of:=IF([.D1311] &lt; [.$D$2])" office:value-type="boolean" office:boolean-value="true">
            <text:p>TRUE</text:p>
          </table:table-cell>
          <table:table-cell table:formula="of:=MOD([.C1311];64)" office:value-type="float" office:value="51.0566815198126">
            <text:p>51.06</text:p>
          </table:table-cell>
          <table:table-cell/>
        </table:table-row>
        <table:table-row table:style-name="ro2">
          <table:table-cell table:style-name="ce3" table:formula="of:=[.A1311]+1" office:value-type="float" office:value="1311">
            <text:p>1311</text:p>
          </table:table-cell>
          <table:table-cell table:style-name="ce3" table:formula="of:=[orbits.$C$3]*[.A1312]" office:value-type="float" office:value="5679856.371">
            <text:p>5679856.371</text:p>
          </table:table-cell>
          <table:table-cell table:style-name="ce6" table:formula="of:=[.B1312]/[orbits.$D$3]" office:value-type="float" office:value="15550.9185568492">
            <text:p>15550.92</text:p>
          </table:table-cell>
          <table:table-cell table:style-name="ce6" table:formula="of:=[.C1312]-ROUNDDOWN([.C1312])" office:value-type="float" office:value="0.918556849217566">
            <text:p>0.92</text:p>
          </table:table-cell>
          <table:table-cell table:formula="of:=IF([.D1312] &lt; [.$D$2])" office:value-type="boolean" office:boolean-value="false">
            <text:p>FALSE</text:p>
          </table:table-cell>
          <table:table-cell table:formula="of:=MOD([.C1312];64)" office:value-type="float" office:value="62.9185568492176">
            <text:p>62.92</text:p>
          </table:table-cell>
          <table:table-cell/>
        </table:table-row>
        <table:table-row table:style-name="ro2">
          <table:table-cell table:style-name="ce3" table:formula="of:=[.A1312]+1" office:value-type="float" office:value="1312">
            <text:p>1312</text:p>
          </table:table-cell>
          <table:table-cell table:style-name="ce3" table:formula="of:=[orbits.$C$3]*[.A1313]" office:value-type="float" office:value="5684188.832">
            <text:p>5684188.832</text:p>
          </table:table-cell>
          <table:table-cell table:style-name="ce6" table:formula="of:=[.B1313]/[orbits.$D$3]" office:value-type="float" office:value="15562.7804321786">
            <text:p>15562.78</text:p>
          </table:table-cell>
          <table:table-cell table:style-name="ce6" table:formula="of:=[.C1313]-ROUNDDOWN([.C1313])" office:value-type="float" office:value="0.780432178622505">
            <text:p>0.78</text:p>
          </table:table-cell>
          <table:table-cell table:formula="of:=IF([.D1313] &lt; [.$D$2])" office:value-type="boolean" office:boolean-value="false">
            <text:p>FALSE</text:p>
          </table:table-cell>
          <table:table-cell table:formula="of:=MOD([.C1313];64)" office:value-type="float" office:value="10.7804321786225">
            <text:p>10.78</text:p>
          </table:table-cell>
          <table:table-cell/>
        </table:table-row>
        <table:table-row table:style-name="ro2">
          <table:table-cell table:style-name="ce3" table:formula="of:=[.A1313]+1" office:value-type="float" office:value="1313">
            <text:p>1313</text:p>
          </table:table-cell>
          <table:table-cell table:style-name="ce3" table:formula="of:=[orbits.$C$3]*[.A1314]" office:value-type="float" office:value="5688521.293">
            <text:p>5688521.293</text:p>
          </table:table-cell>
          <table:table-cell table:style-name="ce6" table:formula="of:=[.B1314]/[orbits.$D$3]" office:value-type="float" office:value="15574.642307508">
            <text:p>15574.64</text:p>
          </table:table-cell>
          <table:table-cell table:style-name="ce6" table:formula="of:=[.C1314]-ROUNDDOWN([.C1314])" office:value-type="float" office:value="0.642307508027443">
            <text:p>0.64</text:p>
          </table:table-cell>
          <table:table-cell table:formula="of:=IF([.D1314] &lt; [.$D$2])" office:value-type="boolean" office:boolean-value="false">
            <text:p>FALSE</text:p>
          </table:table-cell>
          <table:table-cell table:formula="of:=MOD([.C1314];64)" office:value-type="float" office:value="22.6423075080274">
            <text:p>22.64</text:p>
          </table:table-cell>
          <table:table-cell/>
        </table:table-row>
        <table:table-row table:style-name="ro2">
          <table:table-cell table:style-name="ce3" table:formula="of:=[.A1314]+1" office:value-type="float" office:value="1314">
            <text:p>1314</text:p>
          </table:table-cell>
          <table:table-cell table:style-name="ce3" table:formula="of:=[orbits.$C$3]*[.A1315]" office:value-type="float" office:value="5692853.754">
            <text:p>5692853.754</text:p>
          </table:table-cell>
          <table:table-cell table:style-name="ce6" table:formula="of:=[.B1315]/[orbits.$D$3]" office:value-type="float" office:value="15586.5041828374">
            <text:p>15586.50</text:p>
          </table:table-cell>
          <table:table-cell table:style-name="ce6" table:formula="of:=[.C1315]-ROUNDDOWN([.C1315])" office:value-type="float" office:value="0.504182837430562">
            <text:p>0.50</text:p>
          </table:table-cell>
          <table:table-cell table:formula="of:=IF([.D1315] &lt; [.$D$2])" office:value-type="boolean" office:boolean-value="false">
            <text:p>FALSE</text:p>
          </table:table-cell>
          <table:table-cell table:formula="of:=MOD([.C1315];64)" office:value-type="float" office:value="34.5041828374306">
            <text:p>34.50</text:p>
          </table:table-cell>
          <table:table-cell/>
        </table:table-row>
        <table:table-row table:style-name="ro2">
          <table:table-cell table:style-name="ce3" table:formula="of:=[.A1315]+1" office:value-type="float" office:value="1315">
            <text:p>1315</text:p>
          </table:table-cell>
          <table:table-cell table:style-name="ce3" table:formula="of:=[orbits.$C$3]*[.A1316]" office:value-type="float" office:value="5697186.215">
            <text:p>5697186.215</text:p>
          </table:table-cell>
          <table:table-cell table:style-name="ce6" table:formula="of:=[.B1316]/[orbits.$D$3]" office:value-type="float" office:value="15598.3660581668">
            <text:p>15598.37</text:p>
          </table:table-cell>
          <table:table-cell table:style-name="ce6" table:formula="of:=[.C1316]-ROUNDDOWN([.C1316])" office:value-type="float" office:value="0.366058166833682">
            <text:p>0.37</text:p>
          </table:table-cell>
          <table:table-cell table:formula="of:=IF([.D1316] &lt; [.$D$2])" office:value-type="boolean" office:boolean-value="false">
            <text:p>FALSE</text:p>
          </table:table-cell>
          <table:table-cell table:formula="of:=MOD([.C1316];64)" office:value-type="float" office:value="46.3660581668337">
            <text:p>46.37</text:p>
          </table:table-cell>
          <table:table-cell/>
        </table:table-row>
        <table:table-row table:style-name="ro2">
          <table:table-cell table:style-name="ce3" table:formula="of:=[.A1316]+1" office:value-type="float" office:value="1316">
            <text:p>1316</text:p>
          </table:table-cell>
          <table:table-cell table:style-name="ce3" table:formula="of:=[orbits.$C$3]*[.A1317]" office:value-type="float" office:value="5701518.676">
            <text:p>5701518.676</text:p>
          </table:table-cell>
          <table:table-cell table:style-name="ce6" table:formula="of:=[.B1317]/[orbits.$D$3]" office:value-type="float" office:value="15610.2279334962">
            <text:p>15610.23</text:p>
          </table:table-cell>
          <table:table-cell table:style-name="ce6" table:formula="of:=[.C1317]-ROUNDDOWN([.C1317])" office:value-type="float" office:value="0.22793349623862">
            <text:p>0.23</text:p>
          </table:table-cell>
          <table:table-cell table:formula="of:=IF([.D1317] &lt; [.$D$2])" office:value-type="boolean" office:boolean-value="false">
            <text:p>FALSE</text:p>
          </table:table-cell>
          <table:table-cell table:formula="of:=MOD([.C1317];64)" office:value-type="float" office:value="58.2279334962386">
            <text:p>58.23</text:p>
          </table:table-cell>
          <table:table-cell/>
        </table:table-row>
        <table:table-row table:style-name="ro2">
          <table:table-cell table:style-name="ce3" table:formula="of:=[.A1317]+1" office:value-type="float" office:value="1317">
            <text:p>1317</text:p>
          </table:table-cell>
          <table:table-cell table:style-name="ce3" table:formula="of:=[orbits.$C$3]*[.A1318]" office:value-type="float" office:value="5705851.137">
            <text:p>5705851.137</text:p>
          </table:table-cell>
          <table:table-cell table:style-name="ce6" table:formula="of:=[.B1318]/[orbits.$D$3]" office:value-type="float" office:value="15622.0898088256">
            <text:p>15622.09</text:p>
          </table:table-cell>
          <table:table-cell table:style-name="ce6" table:formula="of:=[.C1318]-ROUNDDOWN([.C1318])" office:value-type="float" office:value="0.0898088256435585">
            <text:p>0.09</text:p>
          </table:table-cell>
          <table:table-cell table:formula="of:=IF([.D1318] &lt; [.$D$2])" office:value-type="boolean" office:boolean-value="true">
            <text:p>TRUE</text:p>
          </table:table-cell>
          <table:table-cell table:formula="of:=MOD([.C1318];64)" office:value-type="float" office:value="6.08980882564356">
            <text:p>6.09</text:p>
          </table:table-cell>
          <table:table-cell/>
        </table:table-row>
        <table:table-row table:style-name="ro2">
          <table:table-cell table:style-name="ce3" table:formula="of:=[.A1318]+1" office:value-type="float" office:value="1318">
            <text:p>1318</text:p>
          </table:table-cell>
          <table:table-cell table:style-name="ce3" table:formula="of:=[orbits.$C$3]*[.A1319]" office:value-type="float" office:value="5710183.598">
            <text:p>5710183.598</text:p>
          </table:table-cell>
          <table:table-cell table:style-name="ce6" table:formula="of:=[.B1319]/[orbits.$D$3]" office:value-type="float" office:value="15633.951684155">
            <text:p>15633.95</text:p>
          </table:table-cell>
          <table:table-cell table:style-name="ce6" table:formula="of:=[.C1319]-ROUNDDOWN([.C1319])" office:value-type="float" office:value="0.951684155048497">
            <text:p>0.95</text:p>
          </table:table-cell>
          <table:table-cell table:formula="of:=IF([.D1319] &lt; [.$D$2])" office:value-type="boolean" office:boolean-value="false">
            <text:p>FALSE</text:p>
          </table:table-cell>
          <table:table-cell table:formula="of:=MOD([.C1319];64)" office:value-type="float" office:value="17.9516841550485">
            <text:p>17.95</text:p>
          </table:table-cell>
          <table:table-cell/>
        </table:table-row>
        <table:table-row table:style-name="ro2">
          <table:table-cell table:style-name="ce3" table:formula="of:=[.A1319]+1" office:value-type="float" office:value="1319">
            <text:p>1319</text:p>
          </table:table-cell>
          <table:table-cell table:style-name="ce3" table:formula="of:=[orbits.$C$3]*[.A1320]" office:value-type="float" office:value="5714516.059">
            <text:p>5714516.059</text:p>
          </table:table-cell>
          <table:table-cell table:style-name="ce6" table:formula="of:=[.B1320]/[orbits.$D$3]" office:value-type="float" office:value="15645.8135594845">
            <text:p>15645.81</text:p>
          </table:table-cell>
          <table:table-cell table:style-name="ce6" table:formula="of:=[.C1320]-ROUNDDOWN([.C1320])" office:value-type="float" office:value="0.813559484453435">
            <text:p>0.81</text:p>
          </table:table-cell>
          <table:table-cell table:formula="of:=IF([.D1320] &lt; [.$D$2])" office:value-type="boolean" office:boolean-value="false">
            <text:p>FALSE</text:p>
          </table:table-cell>
          <table:table-cell table:formula="of:=MOD([.C1320];64)" office:value-type="float" office:value="29.8135594844534">
            <text:p>29.81</text:p>
          </table:table-cell>
          <table:table-cell/>
        </table:table-row>
        <table:table-row table:style-name="ro2">
          <table:table-cell table:style-name="ce3" table:formula="of:=[.A1320]+1" office:value-type="float" office:value="1320">
            <text:p>1320</text:p>
          </table:table-cell>
          <table:table-cell table:style-name="ce3" table:formula="of:=[orbits.$C$3]*[.A1321]" office:value-type="float" office:value="5718848.52">
            <text:p>5718848.52</text:p>
          </table:table-cell>
          <table:table-cell table:style-name="ce6" table:formula="of:=[.B1321]/[orbits.$D$3]" office:value-type="float" office:value="15657.6754348139">
            <text:p>15657.68</text:p>
          </table:table-cell>
          <table:table-cell table:style-name="ce6" table:formula="of:=[.C1321]-ROUNDDOWN([.C1321])" office:value-type="float" office:value="0.675434813858374">
            <text:p>0.68</text:p>
          </table:table-cell>
          <table:table-cell table:formula="of:=IF([.D1321] &lt; [.$D$2])" office:value-type="boolean" office:boolean-value="false">
            <text:p>FALSE</text:p>
          </table:table-cell>
          <table:table-cell table:formula="of:=MOD([.C1321];64)" office:value-type="float" office:value="41.6754348138584">
            <text:p>41.68</text:p>
          </table:table-cell>
          <table:table-cell/>
        </table:table-row>
        <table:table-row table:style-name="ro2">
          <table:table-cell table:style-name="ce3" table:formula="of:=[.A1321]+1" office:value-type="float" office:value="1321">
            <text:p>1321</text:p>
          </table:table-cell>
          <table:table-cell table:style-name="ce3" table:formula="of:=[orbits.$C$3]*[.A1322]" office:value-type="float" office:value="5723180.981">
            <text:p>5723180.981</text:p>
          </table:table-cell>
          <table:table-cell table:style-name="ce6" table:formula="of:=[.B1322]/[orbits.$D$3]" office:value-type="float" office:value="15669.5373101433">
            <text:p>15669.54</text:p>
          </table:table-cell>
          <table:table-cell table:style-name="ce6" table:formula="of:=[.C1322]-ROUNDDOWN([.C1322])" office:value-type="float" office:value="0.537310143261493">
            <text:p>0.54</text:p>
          </table:table-cell>
          <table:table-cell table:formula="of:=IF([.D1322] &lt; [.$D$2])" office:value-type="boolean" office:boolean-value="false">
            <text:p>FALSE</text:p>
          </table:table-cell>
          <table:table-cell table:formula="of:=MOD([.C1322];64)" office:value-type="float" office:value="53.5373101432615">
            <text:p>53.54</text:p>
          </table:table-cell>
          <table:table-cell/>
        </table:table-row>
        <table:table-row table:style-name="ro2">
          <table:table-cell table:style-name="ce3" table:formula="of:=[.A1322]+1" office:value-type="float" office:value="1322">
            <text:p>1322</text:p>
          </table:table-cell>
          <table:table-cell table:style-name="ce3" table:formula="of:=[orbits.$C$3]*[.A1323]" office:value-type="float" office:value="5727513.442">
            <text:p>5727513.442</text:p>
          </table:table-cell>
          <table:table-cell table:style-name="ce6" table:formula="of:=[.B1323]/[orbits.$D$3]" office:value-type="float" office:value="15681.3991854727">
            <text:p>15681.40</text:p>
          </table:table-cell>
          <table:table-cell table:style-name="ce6" table:formula="of:=[.C1323]-ROUNDDOWN([.C1323])" office:value-type="float" office:value="0.399185472666431">
            <text:p>0.40</text:p>
          </table:table-cell>
          <table:table-cell table:formula="of:=IF([.D1323] &lt; [.$D$2])" office:value-type="boolean" office:boolean-value="false">
            <text:p>FALSE</text:p>
          </table:table-cell>
          <table:table-cell table:formula="of:=MOD([.C1323];64)" office:value-type="float" office:value="1.39918547266643">
            <text:p>1.40</text:p>
          </table:table-cell>
          <table:table-cell/>
        </table:table-row>
        <table:table-row table:style-name="ro2">
          <table:table-cell table:style-name="ce3" table:formula="of:=[.A1323]+1" office:value-type="float" office:value="1323">
            <text:p>1323</text:p>
          </table:table-cell>
          <table:table-cell table:style-name="ce3" table:formula="of:=[orbits.$C$3]*[.A1324]" office:value-type="float" office:value="5731845.903">
            <text:p>5731845.903</text:p>
          </table:table-cell>
          <table:table-cell table:style-name="ce6" table:formula="of:=[.B1324]/[orbits.$D$3]" office:value-type="float" office:value="15693.2610608021">
            <text:p>15693.26</text:p>
          </table:table-cell>
          <table:table-cell table:style-name="ce6" table:formula="of:=[.C1324]-ROUNDDOWN([.C1324])" office:value-type="float" office:value="0.261060802069551">
            <text:p>0.26</text:p>
          </table:table-cell>
          <table:table-cell table:formula="of:=IF([.D1324] &lt; [.$D$2])" office:value-type="boolean" office:boolean-value="false">
            <text:p>FALSE</text:p>
          </table:table-cell>
          <table:table-cell table:formula="of:=MOD([.C1324];64)" office:value-type="float" office:value="13.2610608020696">
            <text:p>13.26</text:p>
          </table:table-cell>
          <table:table-cell/>
        </table:table-row>
        <table:table-row table:style-name="ro2">
          <table:table-cell table:style-name="ce3" table:formula="of:=[.A1324]+1" office:value-type="float" office:value="1324">
            <text:p>1324</text:p>
          </table:table-cell>
          <table:table-cell table:style-name="ce3" table:formula="of:=[orbits.$C$3]*[.A1325]" office:value-type="float" office:value="5736178.364">
            <text:p>5736178.364</text:p>
          </table:table-cell>
          <table:table-cell table:style-name="ce6" table:formula="of:=[.B1325]/[orbits.$D$3]" office:value-type="float" office:value="15705.1229361315">
            <text:p>15705.12</text:p>
          </table:table-cell>
          <table:table-cell table:style-name="ce6" table:formula="of:=[.C1325]-ROUNDDOWN([.C1325])" office:value-type="float" office:value="0.122936131474489">
            <text:p>0.12</text:p>
          </table:table-cell>
          <table:table-cell table:formula="of:=IF([.D1325] &lt; [.$D$2])" office:value-type="boolean" office:boolean-value="false">
            <text:p>FALSE</text:p>
          </table:table-cell>
          <table:table-cell table:formula="of:=MOD([.C1325];64)" office:value-type="float" office:value="25.1229361314745">
            <text:p>25.12</text:p>
          </table:table-cell>
          <table:table-cell/>
        </table:table-row>
        <table:table-row table:style-name="ro2">
          <table:table-cell table:style-name="ce3" table:formula="of:=[.A1325]+1" office:value-type="float" office:value="1325">
            <text:p>1325</text:p>
          </table:table-cell>
          <table:table-cell table:style-name="ce3" table:formula="of:=[orbits.$C$3]*[.A1326]" office:value-type="float" office:value="5740510.825">
            <text:p>5740510.825</text:p>
          </table:table-cell>
          <table:table-cell table:style-name="ce6" table:formula="of:=[.B1326]/[orbits.$D$3]" office:value-type="float" office:value="15716.9848114609">
            <text:p>15716.98</text:p>
          </table:table-cell>
          <table:table-cell table:style-name="ce6" table:formula="of:=[.C1326]-ROUNDDOWN([.C1326])" office:value-type="float" office:value="0.984811460879428">
            <text:p>0.98</text:p>
          </table:table-cell>
          <table:table-cell table:formula="of:=IF([.D1326] &lt; [.$D$2])" office:value-type="boolean" office:boolean-value="false">
            <text:p>FALSE</text:p>
          </table:table-cell>
          <table:table-cell table:formula="of:=MOD([.C1326];64)" office:value-type="float" office:value="36.9848114608794">
            <text:p>36.98</text:p>
          </table:table-cell>
          <table:table-cell/>
        </table:table-row>
        <table:table-row table:style-name="ro2">
          <table:table-cell table:style-name="ce3" table:formula="of:=[.A1326]+1" office:value-type="float" office:value="1326">
            <text:p>1326</text:p>
          </table:table-cell>
          <table:table-cell table:style-name="ce3" table:formula="of:=[orbits.$C$3]*[.A1327]" office:value-type="float" office:value="5744843.286">
            <text:p>5744843.286</text:p>
          </table:table-cell>
          <table:table-cell table:style-name="ce6" table:formula="of:=[.B1327]/[orbits.$D$3]" office:value-type="float" office:value="15728.8466867903">
            <text:p>15728.85</text:p>
          </table:table-cell>
          <table:table-cell table:style-name="ce6" table:formula="of:=[.C1327]-ROUNDDOWN([.C1327])" office:value-type="float" office:value="0.846686790284366">
            <text:p>0.85</text:p>
          </table:table-cell>
          <table:table-cell table:formula="of:=IF([.D1327] &lt; [.$D$2])" office:value-type="boolean" office:boolean-value="false">
            <text:p>FALSE</text:p>
          </table:table-cell>
          <table:table-cell table:formula="of:=MOD([.C1327];64)" office:value-type="float" office:value="48.8466867902844">
            <text:p>48.85</text:p>
          </table:table-cell>
          <table:table-cell/>
        </table:table-row>
        <table:table-row table:style-name="ro2">
          <table:table-cell table:style-name="ce3" table:formula="of:=[.A1327]+1" office:value-type="float" office:value="1327">
            <text:p>1327</text:p>
          </table:table-cell>
          <table:table-cell table:style-name="ce3" table:formula="of:=[orbits.$C$3]*[.A1328]" office:value-type="float" office:value="5749175.747">
            <text:p>5749175.747</text:p>
          </table:table-cell>
          <table:table-cell table:style-name="ce6" table:formula="of:=[.B1328]/[orbits.$D$3]" office:value-type="float" office:value="15740.7085621197">
            <text:p>15740.71</text:p>
          </table:table-cell>
          <table:table-cell table:style-name="ce6" table:formula="of:=[.C1328]-ROUNDDOWN([.C1328])" office:value-type="float" office:value="0.708562119689304">
            <text:p>0.71</text:p>
          </table:table-cell>
          <table:table-cell table:formula="of:=IF([.D1328] &lt; [.$D$2])" office:value-type="boolean" office:boolean-value="false">
            <text:p>FALSE</text:p>
          </table:table-cell>
          <table:table-cell table:formula="of:=MOD([.C1328];64)" office:value-type="float" office:value="60.7085621196893">
            <text:p>60.71</text:p>
          </table:table-cell>
          <table:table-cell/>
        </table:table-row>
        <table:table-row table:style-name="ro2">
          <table:table-cell table:style-name="ce3" table:formula="of:=[.A1328]+1" office:value-type="float" office:value="1328">
            <text:p>1328</text:p>
          </table:table-cell>
          <table:table-cell table:style-name="ce3" table:formula="of:=[orbits.$C$3]*[.A1329]" office:value-type="float" office:value="5753508.208">
            <text:p>5753508.208</text:p>
          </table:table-cell>
          <table:table-cell table:style-name="ce6" table:formula="of:=[.B1329]/[orbits.$D$3]" office:value-type="float" office:value="15752.5704374491">
            <text:p>15752.57</text:p>
          </table:table-cell>
          <table:table-cell table:style-name="ce6" table:formula="of:=[.C1329]-ROUNDDOWN([.C1329])" office:value-type="float" office:value="0.570437449092424">
            <text:p>0.57</text:p>
          </table:table-cell>
          <table:table-cell table:formula="of:=IF([.D1329] &lt; [.$D$2])" office:value-type="boolean" office:boolean-value="false">
            <text:p>FALSE</text:p>
          </table:table-cell>
          <table:table-cell table:formula="of:=MOD([.C1329];64)" office:value-type="float" office:value="8.57043744909242">
            <text:p>8.57</text:p>
          </table:table-cell>
          <table:table-cell/>
        </table:table-row>
        <table:table-row table:style-name="ro2">
          <table:table-cell table:style-name="ce3" table:formula="of:=[.A1329]+1" office:value-type="float" office:value="1329">
            <text:p>1329</text:p>
          </table:table-cell>
          <table:table-cell table:style-name="ce3" table:formula="of:=[orbits.$C$3]*[.A1330]" office:value-type="float" office:value="5757840.669">
            <text:p>5757840.669</text:p>
          </table:table-cell>
          <table:table-cell table:style-name="ce6" table:formula="of:=[.B1330]/[orbits.$D$3]" office:value-type="float" office:value="15764.4323127785">
            <text:p>15764.43</text:p>
          </table:table-cell>
          <table:table-cell table:style-name="ce6" table:formula="of:=[.C1330]-ROUNDDOWN([.C1330])" office:value-type="float" office:value="0.432312778497362">
            <text:p>0.43</text:p>
          </table:table-cell>
          <table:table-cell table:formula="of:=IF([.D1330] &lt; [.$D$2])" office:value-type="boolean" office:boolean-value="false">
            <text:p>FALSE</text:p>
          </table:table-cell>
          <table:table-cell table:formula="of:=MOD([.C1330];64)" office:value-type="float" office:value="20.4323127784974">
            <text:p>20.43</text:p>
          </table:table-cell>
          <table:table-cell/>
        </table:table-row>
        <table:table-row table:style-name="ro2">
          <table:table-cell table:style-name="ce3" table:formula="of:=[.A1330]+1" office:value-type="float" office:value="1330">
            <text:p>1330</text:p>
          </table:table-cell>
          <table:table-cell table:style-name="ce3" table:formula="of:=[orbits.$C$3]*[.A1331]" office:value-type="float" office:value="5762173.13">
            <text:p>5762173.13</text:p>
          </table:table-cell>
          <table:table-cell table:style-name="ce6" table:formula="of:=[.B1331]/[orbits.$D$3]" office:value-type="float" office:value="15776.2941881079">
            <text:p>15776.29</text:p>
          </table:table-cell>
          <table:table-cell table:style-name="ce6" table:formula="of:=[.C1331]-ROUNDDOWN([.C1331])" office:value-type="float" office:value="0.294188107900482">
            <text:p>0.29</text:p>
          </table:table-cell>
          <table:table-cell table:formula="of:=IF([.D1331] &lt; [.$D$2])" office:value-type="boolean" office:boolean-value="false">
            <text:p>FALSE</text:p>
          </table:table-cell>
          <table:table-cell table:formula="of:=MOD([.C1331];64)" office:value-type="float" office:value="32.2941881079005">
            <text:p>32.29</text:p>
          </table:table-cell>
          <table:table-cell/>
        </table:table-row>
        <table:table-row table:style-name="ro2">
          <table:table-cell table:style-name="ce3" table:formula="of:=[.A1331]+1" office:value-type="float" office:value="1331">
            <text:p>1331</text:p>
          </table:table-cell>
          <table:table-cell table:style-name="ce3" table:formula="of:=[orbits.$C$3]*[.A1332]" office:value-type="float" office:value="5766505.591">
            <text:p>5766505.591</text:p>
          </table:table-cell>
          <table:table-cell table:style-name="ce6" table:formula="of:=[.B1332]/[orbits.$D$3]" office:value-type="float" office:value="15788.1560634373">
            <text:p>15788.16</text:p>
          </table:table-cell>
          <table:table-cell table:style-name="ce6" table:formula="of:=[.C1332]-ROUNDDOWN([.C1332])" office:value-type="float" office:value="0.15606343730542">
            <text:p>0.16</text:p>
          </table:table-cell>
          <table:table-cell table:formula="of:=IF([.D1332] &lt; [.$D$2])" office:value-type="boolean" office:boolean-value="false">
            <text:p>FALSE</text:p>
          </table:table-cell>
          <table:table-cell table:formula="of:=MOD([.C1332];64)" office:value-type="float" office:value="44.1560634373054">
            <text:p>44.16</text:p>
          </table:table-cell>
          <table:table-cell/>
        </table:table-row>
        <table:table-row table:style-name="ro2">
          <table:table-cell table:style-name="ce3" table:formula="of:=[.A1332]+1" office:value-type="float" office:value="1332">
            <text:p>1332</text:p>
          </table:table-cell>
          <table:table-cell table:style-name="ce3" table:formula="of:=[orbits.$C$3]*[.A1333]" office:value-type="float" office:value="5770838.052">
            <text:p>5770838.052</text:p>
          </table:table-cell>
          <table:table-cell table:style-name="ce6" table:formula="of:=[.B1333]/[orbits.$D$3]" office:value-type="float" office:value="15800.0179387667">
            <text:p>15800.02</text:p>
          </table:table-cell>
          <table:table-cell table:style-name="ce6" table:formula="of:=[.C1333]-ROUNDDOWN([.C1333])" office:value-type="float" office:value="0.0179387667103583">
            <text:p>0.02</text:p>
          </table:table-cell>
          <table:table-cell table:formula="of:=IF([.D1333] &lt; [.$D$2])" office:value-type="boolean" office:boolean-value="true">
            <text:p>TRUE</text:p>
          </table:table-cell>
          <table:table-cell table:formula="of:=MOD([.C1333];64)" office:value-type="float" office:value="56.0179387667104">
            <text:p>56.02</text:p>
          </table:table-cell>
          <table:table-cell/>
        </table:table-row>
        <table:table-row table:style-name="ro2">
          <table:table-cell table:style-name="ce3" table:formula="of:=[.A1333]+1" office:value-type="float" office:value="1333">
            <text:p>1333</text:p>
          </table:table-cell>
          <table:table-cell table:style-name="ce3" table:formula="of:=[orbits.$C$3]*[.A1334]" office:value-type="float" office:value="5775170.513">
            <text:p>5775170.513</text:p>
          </table:table-cell>
          <table:table-cell table:style-name="ce6" table:formula="of:=[.B1334]/[orbits.$D$3]" office:value-type="float" office:value="15811.8798140961">
            <text:p>15811.88</text:p>
          </table:table-cell>
          <table:table-cell table:style-name="ce6" table:formula="of:=[.C1334]-ROUNDDOWN([.C1334])" office:value-type="float" office:value="0.879814096115297">
            <text:p>0.88</text:p>
          </table:table-cell>
          <table:table-cell table:formula="of:=IF([.D1334] &lt; [.$D$2])" office:value-type="boolean" office:boolean-value="false">
            <text:p>FALSE</text:p>
          </table:table-cell>
          <table:table-cell table:formula="of:=MOD([.C1334];64)" office:value-type="float" office:value="3.8798140961153">
            <text:p>3.88</text:p>
          </table:table-cell>
          <table:table-cell/>
        </table:table-row>
        <table:table-row table:style-name="ro2">
          <table:table-cell table:style-name="ce3" table:formula="of:=[.A1334]+1" office:value-type="float" office:value="1334">
            <text:p>1334</text:p>
          </table:table-cell>
          <table:table-cell table:style-name="ce3" table:formula="of:=[orbits.$C$3]*[.A1335]" office:value-type="float" office:value="5779502.974">
            <text:p>5779502.974</text:p>
          </table:table-cell>
          <table:table-cell table:style-name="ce6" table:formula="of:=[.B1335]/[orbits.$D$3]" office:value-type="float" office:value="15823.7416894255">
            <text:p>15823.74</text:p>
          </table:table-cell>
          <table:table-cell table:style-name="ce6" table:formula="of:=[.C1335]-ROUNDDOWN([.C1335])" office:value-type="float" office:value="0.741689425520235">
            <text:p>0.74</text:p>
          </table:table-cell>
          <table:table-cell table:formula="of:=IF([.D1335] &lt; [.$D$2])" office:value-type="boolean" office:boolean-value="false">
            <text:p>FALSE</text:p>
          </table:table-cell>
          <table:table-cell table:formula="of:=MOD([.C1335];64)" office:value-type="float" office:value="15.7416894255202">
            <text:p>15.74</text:p>
          </table:table-cell>
          <table:table-cell/>
        </table:table-row>
        <table:table-row table:style-name="ro2">
          <table:table-cell table:style-name="ce3" table:formula="of:=[.A1335]+1" office:value-type="float" office:value="1335">
            <text:p>1335</text:p>
          </table:table-cell>
          <table:table-cell table:style-name="ce3" table:formula="of:=[orbits.$C$3]*[.A1336]" office:value-type="float" office:value="5783835.435">
            <text:p>5783835.435</text:p>
          </table:table-cell>
          <table:table-cell table:style-name="ce6" table:formula="of:=[.B1336]/[orbits.$D$3]" office:value-type="float" office:value="15835.6035647549">
            <text:p>15835.60</text:p>
          </table:table-cell>
          <table:table-cell table:style-name="ce6" table:formula="of:=[.C1336]-ROUNDDOWN([.C1336])" office:value-type="float" office:value="0.603564754923355">
            <text:p>0.60</text:p>
          </table:table-cell>
          <table:table-cell table:formula="of:=IF([.D1336] &lt; [.$D$2])" office:value-type="boolean" office:boolean-value="false">
            <text:p>FALSE</text:p>
          </table:table-cell>
          <table:table-cell table:formula="of:=MOD([.C1336];64)" office:value-type="float" office:value="27.6035647549234">
            <text:p>27.60</text:p>
          </table:table-cell>
          <table:table-cell/>
        </table:table-row>
        <table:table-row table:style-name="ro2">
          <table:table-cell table:style-name="ce3" table:formula="of:=[.A1336]+1" office:value-type="float" office:value="1336">
            <text:p>1336</text:p>
          </table:table-cell>
          <table:table-cell table:style-name="ce3" table:formula="of:=[orbits.$C$3]*[.A1337]" office:value-type="float" office:value="5788167.896">
            <text:p>5788167.896</text:p>
          </table:table-cell>
          <table:table-cell table:style-name="ce6" table:formula="of:=[.B1337]/[orbits.$D$3]" office:value-type="float" office:value="15847.4654400843">
            <text:p>15847.47</text:p>
          </table:table-cell>
          <table:table-cell table:style-name="ce6" table:formula="of:=[.C1337]-ROUNDDOWN([.C1337])" office:value-type="float" office:value="0.465440084328293">
            <text:p>0.47</text:p>
          </table:table-cell>
          <table:table-cell table:formula="of:=IF([.D1337] &lt; [.$D$2])" office:value-type="boolean" office:boolean-value="false">
            <text:p>FALSE</text:p>
          </table:table-cell>
          <table:table-cell table:formula="of:=MOD([.C1337];64)" office:value-type="float" office:value="39.4654400843283">
            <text:p>39.47</text:p>
          </table:table-cell>
          <table:table-cell/>
        </table:table-row>
        <table:table-row table:style-name="ro2">
          <table:table-cell table:style-name="ce3" table:formula="of:=[.A1337]+1" office:value-type="float" office:value="1337">
            <text:p>1337</text:p>
          </table:table-cell>
          <table:table-cell table:style-name="ce3" table:formula="of:=[orbits.$C$3]*[.A1338]" office:value-type="float" office:value="5792500.357">
            <text:p>5792500.357</text:p>
          </table:table-cell>
          <table:table-cell table:style-name="ce6" table:formula="of:=[.B1338]/[orbits.$D$3]" office:value-type="float" office:value="15859.3273154137">
            <text:p>15859.33</text:p>
          </table:table-cell>
          <table:table-cell table:style-name="ce6" table:formula="of:=[.C1338]-ROUNDDOWN([.C1338])" office:value-type="float" office:value="0.327315413733231">
            <text:p>0.33</text:p>
          </table:table-cell>
          <table:table-cell table:formula="of:=IF([.D1338] &lt; [.$D$2])" office:value-type="boolean" office:boolean-value="false">
            <text:p>FALSE</text:p>
          </table:table-cell>
          <table:table-cell table:formula="of:=MOD([.C1338];64)" office:value-type="float" office:value="51.3273154137332">
            <text:p>51.33</text:p>
          </table:table-cell>
          <table:table-cell/>
        </table:table-row>
        <table:table-row table:style-name="ro2">
          <table:table-cell table:style-name="ce3" table:formula="of:=[.A1338]+1" office:value-type="float" office:value="1338">
            <text:p>1338</text:p>
          </table:table-cell>
          <table:table-cell table:style-name="ce3" table:formula="of:=[orbits.$C$3]*[.A1339]" office:value-type="float" office:value="5796832.818">
            <text:p>5796832.818</text:p>
          </table:table-cell>
          <table:table-cell table:style-name="ce6" table:formula="of:=[.B1339]/[orbits.$D$3]" office:value-type="float" office:value="15871.1891907431">
            <text:p>15871.19</text:p>
          </table:table-cell>
          <table:table-cell table:style-name="ce6" table:formula="of:=[.C1339]-ROUNDDOWN([.C1339])" office:value-type="float" office:value="0.189190743136351">
            <text:p>0.19</text:p>
          </table:table-cell>
          <table:table-cell table:formula="of:=IF([.D1339] &lt; [.$D$2])" office:value-type="boolean" office:boolean-value="false">
            <text:p>FALSE</text:p>
          </table:table-cell>
          <table:table-cell table:formula="of:=MOD([.C1339];64)" office:value-type="float" office:value="63.1891907431364">
            <text:p>63.19</text:p>
          </table:table-cell>
          <table:table-cell/>
        </table:table-row>
        <table:table-row table:style-name="ro2">
          <table:table-cell table:style-name="ce3" table:formula="of:=[.A1339]+1" office:value-type="float" office:value="1339">
            <text:p>1339</text:p>
          </table:table-cell>
          <table:table-cell table:style-name="ce3" table:formula="of:=[orbits.$C$3]*[.A1340]" office:value-type="float" office:value="5801165.279">
            <text:p>5801165.279</text:p>
          </table:table-cell>
          <table:table-cell table:style-name="ce6" table:formula="of:=[.B1340]/[orbits.$D$3]" office:value-type="float" office:value="15883.0510660725">
            <text:p>15883.05</text:p>
          </table:table-cell>
          <table:table-cell table:style-name="ce6" table:formula="of:=[.C1340]-ROUNDDOWN([.C1340])" office:value-type="float" office:value="0.051066072541289">
            <text:p>0.05</text:p>
          </table:table-cell>
          <table:table-cell table:formula="of:=IF([.D1340] &lt; [.$D$2])" office:value-type="boolean" office:boolean-value="true">
            <text:p>TRUE</text:p>
          </table:table-cell>
          <table:table-cell table:formula="of:=MOD([.C1340];64)" office:value-type="float" office:value="11.0510660725413">
            <text:p>11.05</text:p>
          </table:table-cell>
          <table:table-cell/>
        </table:table-row>
        <table:table-row table:style-name="ro2">
          <table:table-cell table:style-name="ce3" table:formula="of:=[.A1340]+1" office:value-type="float" office:value="1340">
            <text:p>1340</text:p>
          </table:table-cell>
          <table:table-cell table:style-name="ce3" table:formula="of:=[orbits.$C$3]*[.A1341]" office:value-type="float" office:value="5805497.74">
            <text:p>5805497.74</text:p>
          </table:table-cell>
          <table:table-cell table:style-name="ce6" table:formula="of:=[.B1341]/[orbits.$D$3]" office:value-type="float" office:value="15894.9129414019">
            <text:p>15894.91</text:p>
          </table:table-cell>
          <table:table-cell table:style-name="ce6" table:formula="of:=[.C1341]-ROUNDDOWN([.C1341])" office:value-type="float" office:value="0.912941401946227">
            <text:p>0.91</text:p>
          </table:table-cell>
          <table:table-cell table:formula="of:=IF([.D1341] &lt; [.$D$2])" office:value-type="boolean" office:boolean-value="false">
            <text:p>FALSE</text:p>
          </table:table-cell>
          <table:table-cell table:formula="of:=MOD([.C1341];64)" office:value-type="float" office:value="22.9129414019462">
            <text:p>22.91</text:p>
          </table:table-cell>
          <table:table-cell/>
        </table:table-row>
        <table:table-row table:style-name="ro2">
          <table:table-cell table:style-name="ce3" table:formula="of:=[.A1341]+1" office:value-type="float" office:value="1341">
            <text:p>1341</text:p>
          </table:table-cell>
          <table:table-cell table:style-name="ce3" table:formula="of:=[orbits.$C$3]*[.A1342]" office:value-type="float" office:value="5809830.201">
            <text:p>5809830.201</text:p>
          </table:table-cell>
          <table:table-cell table:style-name="ce6" table:formula="of:=[.B1342]/[orbits.$D$3]" office:value-type="float" office:value="15906.7748167314">
            <text:p>15906.77</text:p>
          </table:table-cell>
          <table:table-cell table:style-name="ce6" table:formula="of:=[.C1342]-ROUNDDOWN([.C1342])" office:value-type="float" office:value="0.774816731351166">
            <text:p>0.77</text:p>
          </table:table-cell>
          <table:table-cell table:formula="of:=IF([.D1342] &lt; [.$D$2])" office:value-type="boolean" office:boolean-value="false">
            <text:p>FALSE</text:p>
          </table:table-cell>
          <table:table-cell table:formula="of:=MOD([.C1342];64)" office:value-type="float" office:value="34.7748167313512">
            <text:p>34.77</text:p>
          </table:table-cell>
          <table:table-cell/>
        </table:table-row>
        <table:table-row table:style-name="ro2">
          <table:table-cell table:style-name="ce3" table:formula="of:=[.A1342]+1" office:value-type="float" office:value="1342">
            <text:p>1342</text:p>
          </table:table-cell>
          <table:table-cell table:style-name="ce3" table:formula="of:=[orbits.$C$3]*[.A1343]" office:value-type="float" office:value="5814162.662">
            <text:p>5814162.662</text:p>
          </table:table-cell>
          <table:table-cell table:style-name="ce6" table:formula="of:=[.B1343]/[orbits.$D$3]" office:value-type="float" office:value="15918.6366920608">
            <text:p>15918.64</text:p>
          </table:table-cell>
          <table:table-cell table:style-name="ce6" table:formula="of:=[.C1343]-ROUNDDOWN([.C1343])" office:value-type="float" office:value="0.636692060754285">
            <text:p>0.64</text:p>
          </table:table-cell>
          <table:table-cell table:formula="of:=IF([.D1343] &lt; [.$D$2])" office:value-type="boolean" office:boolean-value="false">
            <text:p>FALSE</text:p>
          </table:table-cell>
          <table:table-cell table:formula="of:=MOD([.C1343];64)" office:value-type="float" office:value="46.6366920607543">
            <text:p>46.64</text:p>
          </table:table-cell>
          <table:table-cell/>
        </table:table-row>
        <table:table-row table:style-name="ro2">
          <table:table-cell table:style-name="ce3" table:formula="of:=[.A1343]+1" office:value-type="float" office:value="1343">
            <text:p>1343</text:p>
          </table:table-cell>
          <table:table-cell table:style-name="ce3" table:formula="of:=[orbits.$C$3]*[.A1344]" office:value-type="float" office:value="5818495.123">
            <text:p>5818495.123</text:p>
          </table:table-cell>
          <table:table-cell table:style-name="ce6" table:formula="of:=[.B1344]/[orbits.$D$3]" office:value-type="float" office:value="15930.4985673902">
            <text:p>15930.50</text:p>
          </table:table-cell>
          <table:table-cell table:style-name="ce6" table:formula="of:=[.C1344]-ROUNDDOWN([.C1344])" office:value-type="float" office:value="0.498567390159224">
            <text:p>0.50</text:p>
          </table:table-cell>
          <table:table-cell table:formula="of:=IF([.D1344] &lt; [.$D$2])" office:value-type="boolean" office:boolean-value="false">
            <text:p>FALSE</text:p>
          </table:table-cell>
          <table:table-cell table:formula="of:=MOD([.C1344];64)" office:value-type="float" office:value="58.4985673901592">
            <text:p>58.50</text:p>
          </table:table-cell>
          <table:table-cell/>
        </table:table-row>
        <table:table-row table:style-name="ro2">
          <table:table-cell table:style-name="ce3" table:formula="of:=[.A1344]+1" office:value-type="float" office:value="1344">
            <text:p>1344</text:p>
          </table:table-cell>
          <table:table-cell table:style-name="ce3" table:formula="of:=[orbits.$C$3]*[.A1345]" office:value-type="float" office:value="5822827.584">
            <text:p>5822827.584</text:p>
          </table:table-cell>
          <table:table-cell table:style-name="ce6" table:formula="of:=[.B1345]/[orbits.$D$3]" office:value-type="float" office:value="15942.3604427196">
            <text:p>15942.36</text:p>
          </table:table-cell>
          <table:table-cell table:style-name="ce6" table:formula="of:=[.C1345]-ROUNDDOWN([.C1345])" office:value-type="float" office:value="0.360442719564162">
            <text:p>0.36</text:p>
          </table:table-cell>
          <table:table-cell table:formula="of:=IF([.D1345] &lt; [.$D$2])" office:value-type="boolean" office:boolean-value="false">
            <text:p>FALSE</text:p>
          </table:table-cell>
          <table:table-cell table:formula="of:=MOD([.C1345];64)" office:value-type="float" office:value="6.36044271956416">
            <text:p>6.36</text:p>
          </table:table-cell>
          <table:table-cell/>
        </table:table-row>
        <table:table-row table:style-name="ro2">
          <table:table-cell table:style-name="ce3" table:formula="of:=[.A1345]+1" office:value-type="float" office:value="1345">
            <text:p>1345</text:p>
          </table:table-cell>
          <table:table-cell table:style-name="ce3" table:formula="of:=[orbits.$C$3]*[.A1346]" office:value-type="float" office:value="5827160.045">
            <text:p>5827160.045</text:p>
          </table:table-cell>
          <table:table-cell table:style-name="ce6" table:formula="of:=[.B1346]/[orbits.$D$3]" office:value-type="float" office:value="15954.222318049">
            <text:p>15954.22</text:p>
          </table:table-cell>
          <table:table-cell table:style-name="ce6" table:formula="of:=[.C1346]-ROUNDDOWN([.C1346])" office:value-type="float" office:value="0.222318048967281">
            <text:p>0.22</text:p>
          </table:table-cell>
          <table:table-cell table:formula="of:=IF([.D1346] &lt; [.$D$2])" office:value-type="boolean" office:boolean-value="false">
            <text:p>FALSE</text:p>
          </table:table-cell>
          <table:table-cell table:formula="of:=MOD([.C1346];64)" office:value-type="float" office:value="18.2223180489673">
            <text:p>18.22</text:p>
          </table:table-cell>
          <table:table-cell/>
        </table:table-row>
        <table:table-row table:style-name="ro2">
          <table:table-cell table:style-name="ce3" table:formula="of:=[.A1346]+1" office:value-type="float" office:value="1346">
            <text:p>1346</text:p>
          </table:table-cell>
          <table:table-cell table:style-name="ce3" table:formula="of:=[orbits.$C$3]*[.A1347]" office:value-type="float" office:value="5831492.506">
            <text:p>5831492.506</text:p>
          </table:table-cell>
          <table:table-cell table:style-name="ce6" table:formula="of:=[.B1347]/[orbits.$D$3]" office:value-type="float" office:value="15966.0841933784">
            <text:p>15966.08</text:p>
          </table:table-cell>
          <table:table-cell table:style-name="ce6" table:formula="of:=[.C1347]-ROUNDDOWN([.C1347])" office:value-type="float" office:value="0.0841933783722197">
            <text:p>0.08</text:p>
          </table:table-cell>
          <table:table-cell table:formula="of:=IF([.D1347] &lt; [.$D$2])" office:value-type="boolean" office:boolean-value="true">
            <text:p>TRUE</text:p>
          </table:table-cell>
          <table:table-cell table:formula="of:=MOD([.C1347];64)" office:value-type="float" office:value="30.0841933783722">
            <text:p>30.08</text:p>
          </table:table-cell>
          <table:table-cell/>
        </table:table-row>
        <table:table-row table:style-name="ro2">
          <table:table-cell table:style-name="ce3" table:formula="of:=[.A1347]+1" office:value-type="float" office:value="1347">
            <text:p>1347</text:p>
          </table:table-cell>
          <table:table-cell table:style-name="ce3" table:formula="of:=[orbits.$C$3]*[.A1348]" office:value-type="float" office:value="5835824.967">
            <text:p>5835824.967</text:p>
          </table:table-cell>
          <table:table-cell table:style-name="ce6" table:formula="of:=[.B1348]/[orbits.$D$3]" office:value-type="float" office:value="15977.9460687078">
            <text:p>15977.95</text:p>
          </table:table-cell>
          <table:table-cell table:style-name="ce6" table:formula="of:=[.C1348]-ROUNDDOWN([.C1348])" office:value-type="float" office:value="0.946068707777158">
            <text:p>0.95</text:p>
          </table:table-cell>
          <table:table-cell table:formula="of:=IF([.D1348] &lt; [.$D$2])" office:value-type="boolean" office:boolean-value="false">
            <text:p>FALSE</text:p>
          </table:table-cell>
          <table:table-cell table:formula="of:=MOD([.C1348];64)" office:value-type="float" office:value="41.9460687077772">
            <text:p>41.95</text:p>
          </table:table-cell>
          <table:table-cell/>
        </table:table-row>
        <table:table-row table:style-name="ro2">
          <table:table-cell table:style-name="ce3" table:formula="of:=[.A1348]+1" office:value-type="float" office:value="1348">
            <text:p>1348</text:p>
          </table:table-cell>
          <table:table-cell table:style-name="ce3" table:formula="of:=[orbits.$C$3]*[.A1349]" office:value-type="float" office:value="5840157.428">
            <text:p>5840157.428</text:p>
          </table:table-cell>
          <table:table-cell table:style-name="ce6" table:formula="of:=[.B1349]/[orbits.$D$3]" office:value-type="float" office:value="15989.8079440372">
            <text:p>15989.81</text:p>
          </table:table-cell>
          <table:table-cell table:style-name="ce6" table:formula="of:=[.C1349]-ROUNDDOWN([.C1349])" office:value-type="float" office:value="0.807944037182097">
            <text:p>0.81</text:p>
          </table:table-cell>
          <table:table-cell table:formula="of:=IF([.D1349] &lt; [.$D$2])" office:value-type="boolean" office:boolean-value="false">
            <text:p>FALSE</text:p>
          </table:table-cell>
          <table:table-cell table:formula="of:=MOD([.C1349];64)" office:value-type="float" office:value="53.8079440371821">
            <text:p>53.81</text:p>
          </table:table-cell>
          <table:table-cell/>
        </table:table-row>
        <table:table-row table:style-name="ro2">
          <table:table-cell table:style-name="ce3" table:formula="of:=[.A1349]+1" office:value-type="float" office:value="1349">
            <text:p>1349</text:p>
          </table:table-cell>
          <table:table-cell table:style-name="ce3" table:formula="of:=[orbits.$C$3]*[.A1350]" office:value-type="float" office:value="5844489.889">
            <text:p>5844489.889</text:p>
          </table:table-cell>
          <table:table-cell table:style-name="ce6" table:formula="of:=[.B1350]/[orbits.$D$3]" office:value-type="float" office:value="16001.6698193666">
            <text:p>16001.67</text:p>
          </table:table-cell>
          <table:table-cell table:style-name="ce6" table:formula="of:=[.C1350]-ROUNDDOWN([.C1350])" office:value-type="float" office:value="0.669819366585216">
            <text:p>0.67</text:p>
          </table:table-cell>
          <table:table-cell table:formula="of:=IF([.D1350] &lt; [.$D$2])" office:value-type="boolean" office:boolean-value="false">
            <text:p>FALSE</text:p>
          </table:table-cell>
          <table:table-cell table:formula="of:=MOD([.C1350];64)" office:value-type="float" office:value="1.66981936658522">
            <text:p>1.67</text:p>
          </table:table-cell>
          <table:table-cell/>
        </table:table-row>
        <table:table-row table:style-name="ro2">
          <table:table-cell table:style-name="ce3" table:formula="of:=[.A1350]+1" office:value-type="float" office:value="1350">
            <text:p>1350</text:p>
          </table:table-cell>
          <table:table-cell table:style-name="ce3" table:formula="of:=[orbits.$C$3]*[.A1351]" office:value-type="float" office:value="5848822.35">
            <text:p>5848822.35</text:p>
          </table:table-cell>
          <table:table-cell table:style-name="ce6" table:formula="of:=[.B1351]/[orbits.$D$3]" office:value-type="float" office:value="16013.531694696">
            <text:p>16013.53</text:p>
          </table:table-cell>
          <table:table-cell table:style-name="ce6" table:formula="of:=[.C1351]-ROUNDDOWN([.C1351])" office:value-type="float" office:value="0.531694695990154">
            <text:p>0.53</text:p>
          </table:table-cell>
          <table:table-cell table:formula="of:=IF([.D1351] &lt; [.$D$2])" office:value-type="boolean" office:boolean-value="false">
            <text:p>FALSE</text:p>
          </table:table-cell>
          <table:table-cell table:formula="of:=MOD([.C1351];64)" office:value-type="float" office:value="13.5316946959902">
            <text:p>13.53</text:p>
          </table:table-cell>
          <table:table-cell/>
        </table:table-row>
        <table:table-row table:style-name="ro2">
          <table:table-cell table:style-name="ce3" table:formula="of:=[.A1351]+1" office:value-type="float" office:value="1351">
            <text:p>1351</text:p>
          </table:table-cell>
          <table:table-cell table:style-name="ce3" table:formula="of:=[orbits.$C$3]*[.A1352]" office:value-type="float" office:value="5853154.811">
            <text:p>5853154.811</text:p>
          </table:table-cell>
          <table:table-cell table:style-name="ce6" table:formula="of:=[.B1352]/[orbits.$D$3]" office:value-type="float" office:value="16025.3935700254">
            <text:p>16025.39</text:p>
          </table:table-cell>
          <table:table-cell table:style-name="ce6" table:formula="of:=[.C1352]-ROUNDDOWN([.C1352])" office:value-type="float" office:value="0.393570025395093">
            <text:p>0.39</text:p>
          </table:table-cell>
          <table:table-cell table:formula="of:=IF([.D1352] &lt; [.$D$2])" office:value-type="boolean" office:boolean-value="false">
            <text:p>FALSE</text:p>
          </table:table-cell>
          <table:table-cell table:formula="of:=MOD([.C1352];64)" office:value-type="float" office:value="25.3935700253951">
            <text:p>25.39</text:p>
          </table:table-cell>
          <table:table-cell/>
        </table:table-row>
        <table:table-row table:style-name="ro2">
          <table:table-cell table:style-name="ce3" table:formula="of:=[.A1352]+1" office:value-type="float" office:value="1352">
            <text:p>1352</text:p>
          </table:table-cell>
          <table:table-cell table:style-name="ce3" table:formula="of:=[orbits.$C$3]*[.A1353]" office:value-type="float" office:value="5857487.272">
            <text:p>5857487.272</text:p>
          </table:table-cell>
          <table:table-cell table:style-name="ce6" table:formula="of:=[.B1353]/[orbits.$D$3]" office:value-type="float" office:value="16037.2554453548">
            <text:p>16037.26</text:p>
          </table:table-cell>
          <table:table-cell table:style-name="ce6" table:formula="of:=[.C1353]-ROUNDDOWN([.C1353])" office:value-type="float" office:value="0.255445354798212">
            <text:p>0.26</text:p>
          </table:table-cell>
          <table:table-cell table:formula="of:=IF([.D1353] &lt; [.$D$2])" office:value-type="boolean" office:boolean-value="false">
            <text:p>FALSE</text:p>
          </table:table-cell>
          <table:table-cell table:formula="of:=MOD([.C1353];64)" office:value-type="float" office:value="37.2554453547982">
            <text:p>37.26</text:p>
          </table:table-cell>
          <table:table-cell/>
        </table:table-row>
        <table:table-row table:style-name="ro2">
          <table:table-cell table:style-name="ce3" table:formula="of:=[.A1353]+1" office:value-type="float" office:value="1353">
            <text:p>1353</text:p>
          </table:table-cell>
          <table:table-cell table:style-name="ce3" table:formula="of:=[orbits.$C$3]*[.A1354]" office:value-type="float" office:value="5861819.733">
            <text:p>5861819.733</text:p>
          </table:table-cell>
          <table:table-cell table:style-name="ce6" table:formula="of:=[.B1354]/[orbits.$D$3]" office:value-type="float" office:value="16049.1173206842">
            <text:p>16049.12</text:p>
          </table:table-cell>
          <table:table-cell table:style-name="ce6" table:formula="of:=[.C1354]-ROUNDDOWN([.C1354])" office:value-type="float" office:value="0.11732068420315">
            <text:p>0.12</text:p>
          </table:table-cell>
          <table:table-cell table:formula="of:=IF([.D1354] &lt; [.$D$2])" office:value-type="boolean" office:boolean-value="false">
            <text:p>FALSE</text:p>
          </table:table-cell>
          <table:table-cell table:formula="of:=MOD([.C1354];64)" office:value-type="float" office:value="49.1173206842032">
            <text:p>49.12</text:p>
          </table:table-cell>
          <table:table-cell/>
        </table:table-row>
        <table:table-row table:style-name="ro2">
          <table:table-cell table:style-name="ce3" table:formula="of:=[.A1354]+1" office:value-type="float" office:value="1354">
            <text:p>1354</text:p>
          </table:table-cell>
          <table:table-cell table:style-name="ce3" table:formula="of:=[orbits.$C$3]*[.A1355]" office:value-type="float" office:value="5866152.194">
            <text:p>5866152.194</text:p>
          </table:table-cell>
          <table:table-cell table:style-name="ce6" table:formula="of:=[.B1355]/[orbits.$D$3]" office:value-type="float" office:value="16060.9791960136">
            <text:p>16060.98</text:p>
          </table:table-cell>
          <table:table-cell table:style-name="ce6" table:formula="of:=[.C1355]-ROUNDDOWN([.C1355])" office:value-type="float" office:value="0.979196013608089">
            <text:p>0.98</text:p>
          </table:table-cell>
          <table:table-cell table:formula="of:=IF([.D1355] &lt; [.$D$2])" office:value-type="boolean" office:boolean-value="false">
            <text:p>FALSE</text:p>
          </table:table-cell>
          <table:table-cell table:formula="of:=MOD([.C1355];64)" office:value-type="float" office:value="60.9791960136081">
            <text:p>60.98</text:p>
          </table:table-cell>
          <table:table-cell/>
        </table:table-row>
        <table:table-row table:style-name="ro2">
          <table:table-cell table:style-name="ce3" table:formula="of:=[.A1355]+1" office:value-type="float" office:value="1355">
            <text:p>1355</text:p>
          </table:table-cell>
          <table:table-cell table:style-name="ce3" table:formula="of:=[orbits.$C$3]*[.A1356]" office:value-type="float" office:value="5870484.655">
            <text:p>5870484.655</text:p>
          </table:table-cell>
          <table:table-cell table:style-name="ce6" table:formula="of:=[.B1356]/[orbits.$D$3]" office:value-type="float" office:value="16072.841071343">
            <text:p>16072.84</text:p>
          </table:table-cell>
          <table:table-cell table:style-name="ce6" table:formula="of:=[.C1356]-ROUNDDOWN([.C1356])" office:value-type="float" office:value="0.841071343013027">
            <text:p>0.84</text:p>
          </table:table-cell>
          <table:table-cell table:formula="of:=IF([.D1356] &lt; [.$D$2])" office:value-type="boolean" office:boolean-value="false">
            <text:p>FALSE</text:p>
          </table:table-cell>
          <table:table-cell table:formula="of:=MOD([.C1356];64)" office:value-type="float" office:value="8.84107134301303">
            <text:p>8.84</text:p>
          </table:table-cell>
          <table:table-cell/>
        </table:table-row>
        <table:table-row table:style-name="ro2">
          <table:table-cell table:style-name="ce3" table:formula="of:=[.A1356]+1" office:value-type="float" office:value="1356">
            <text:p>1356</text:p>
          </table:table-cell>
          <table:table-cell table:style-name="ce3" table:formula="of:=[orbits.$C$3]*[.A1357]" office:value-type="float" office:value="5874817.116">
            <text:p>5874817.116</text:p>
          </table:table-cell>
          <table:table-cell table:style-name="ce6" table:formula="of:=[.B1357]/[orbits.$D$3]" office:value-type="float" office:value="16084.7029466724">
            <text:p>16084.70</text:p>
          </table:table-cell>
          <table:table-cell table:style-name="ce6" table:formula="of:=[.C1357]-ROUNDDOWN([.C1357])" office:value-type="float" office:value="0.702946672416147">
            <text:p>0.70</text:p>
          </table:table-cell>
          <table:table-cell table:formula="of:=IF([.D1357] &lt; [.$D$2])" office:value-type="boolean" office:boolean-value="false">
            <text:p>FALSE</text:p>
          </table:table-cell>
          <table:table-cell table:formula="of:=MOD([.C1357];64)" office:value-type="float" office:value="20.7029466724161">
            <text:p>20.70</text:p>
          </table:table-cell>
          <table:table-cell/>
        </table:table-row>
        <table:table-row table:style-name="ro2">
          <table:table-cell table:style-name="ce3" table:formula="of:=[.A1357]+1" office:value-type="float" office:value="1357">
            <text:p>1357</text:p>
          </table:table-cell>
          <table:table-cell table:style-name="ce3" table:formula="of:=[orbits.$C$3]*[.A1358]" office:value-type="float" office:value="5879149.577">
            <text:p>5879149.577</text:p>
          </table:table-cell>
          <table:table-cell table:style-name="ce6" table:formula="of:=[.B1358]/[orbits.$D$3]" office:value-type="float" office:value="16096.5648220018">
            <text:p>16096.56</text:p>
          </table:table-cell>
          <table:table-cell table:style-name="ce6" table:formula="of:=[.C1358]-ROUNDDOWN([.C1358])" office:value-type="float" office:value="0.564822001821085">
            <text:p>0.56</text:p>
          </table:table-cell>
          <table:table-cell table:formula="of:=IF([.D1358] &lt; [.$D$2])" office:value-type="boolean" office:boolean-value="false">
            <text:p>FALSE</text:p>
          </table:table-cell>
          <table:table-cell table:formula="of:=MOD([.C1358];64)" office:value-type="float" office:value="32.5648220018211">
            <text:p>32.56</text:p>
          </table:table-cell>
          <table:table-cell/>
        </table:table-row>
        <table:table-row table:style-name="ro2">
          <table:table-cell table:style-name="ce3" table:formula="of:=[.A1358]+1" office:value-type="float" office:value="1358">
            <text:p>1358</text:p>
          </table:table-cell>
          <table:table-cell table:style-name="ce3" table:formula="of:=[orbits.$C$3]*[.A1359]" office:value-type="float" office:value="5883482.038">
            <text:p>5883482.038</text:p>
          </table:table-cell>
          <table:table-cell table:style-name="ce6" table:formula="of:=[.B1359]/[orbits.$D$3]" office:value-type="float" office:value="16108.4266973312">
            <text:p>16108.43</text:p>
          </table:table-cell>
          <table:table-cell table:style-name="ce6" table:formula="of:=[.C1359]-ROUNDDOWN([.C1359])" office:value-type="float" office:value="0.426697331226023">
            <text:p>0.43</text:p>
          </table:table-cell>
          <table:table-cell table:formula="of:=IF([.D1359] &lt; [.$D$2])" office:value-type="boolean" office:boolean-value="false">
            <text:p>FALSE</text:p>
          </table:table-cell>
          <table:table-cell table:formula="of:=MOD([.C1359];64)" office:value-type="float" office:value="44.426697331226">
            <text:p>44.43</text:p>
          </table:table-cell>
          <table:table-cell/>
        </table:table-row>
        <table:table-row table:style-name="ro2">
          <table:table-cell table:style-name="ce3" table:formula="of:=[.A1359]+1" office:value-type="float" office:value="1359">
            <text:p>1359</text:p>
          </table:table-cell>
          <table:table-cell table:style-name="ce3" table:formula="of:=[orbits.$C$3]*[.A1360]" office:value-type="float" office:value="5887814.499">
            <text:p>5887814.499</text:p>
          </table:table-cell>
          <table:table-cell table:style-name="ce6" table:formula="of:=[.B1360]/[orbits.$D$3]" office:value-type="float" office:value="16120.2885726606">
            <text:p>16120.29</text:p>
          </table:table-cell>
          <table:table-cell table:style-name="ce6" table:formula="of:=[.C1360]-ROUNDDOWN([.C1360])" office:value-type="float" office:value="0.288572660630962">
            <text:p>0.29</text:p>
          </table:table-cell>
          <table:table-cell table:formula="of:=IF([.D1360] &lt; [.$D$2])" office:value-type="boolean" office:boolean-value="false">
            <text:p>FALSE</text:p>
          </table:table-cell>
          <table:table-cell table:formula="of:=MOD([.C1360];64)" office:value-type="float" office:value="56.288572660631">
            <text:p>56.29</text:p>
          </table:table-cell>
          <table:table-cell/>
        </table:table-row>
        <table:table-row table:style-name="ro2">
          <table:table-cell table:style-name="ce3" table:formula="of:=[.A1360]+1" office:value-type="float" office:value="1360">
            <text:p>1360</text:p>
          </table:table-cell>
          <table:table-cell table:style-name="ce3" table:formula="of:=[orbits.$C$3]*[.A1361]" office:value-type="float" office:value="5892146.96">
            <text:p>5892146.96</text:p>
          </table:table-cell>
          <table:table-cell table:style-name="ce6" table:formula="of:=[.B1361]/[orbits.$D$3]" office:value-type="float" office:value="16132.15044799">
            <text:p>16132.15</text:p>
          </table:table-cell>
          <table:table-cell table:style-name="ce6" table:formula="of:=[.C1361]-ROUNDDOWN([.C1361])" office:value-type="float" office:value="0.150447990034081">
            <text:p>0.15</text:p>
          </table:table-cell>
          <table:table-cell table:formula="of:=IF([.D1361] &lt; [.$D$2])" office:value-type="boolean" office:boolean-value="false">
            <text:p>FALSE</text:p>
          </table:table-cell>
          <table:table-cell table:formula="of:=MOD([.C1361];64)" office:value-type="float" office:value="4.15044799003408">
            <text:p>4.15</text:p>
          </table:table-cell>
          <table:table-cell/>
        </table:table-row>
        <table:table-row table:style-name="ro2">
          <table:table-cell table:style-name="ce3" table:formula="of:=[.A1361]+1" office:value-type="float" office:value="1361">
            <text:p>1361</text:p>
          </table:table-cell>
          <table:table-cell table:style-name="ce3" table:formula="of:=[orbits.$C$3]*[.A1362]" office:value-type="float" office:value="5896479.421">
            <text:p>5896479.421</text:p>
          </table:table-cell>
          <table:table-cell table:style-name="ce6" table:formula="of:=[.B1362]/[orbits.$D$3]" office:value-type="float" office:value="16144.0123233194">
            <text:p>16144.01</text:p>
          </table:table-cell>
          <table:table-cell table:style-name="ce6" table:formula="of:=[.C1362]-ROUNDDOWN([.C1362])" office:value-type="float" office:value="0.0123233194390195">
            <text:p>0.01</text:p>
          </table:table-cell>
          <table:table-cell table:formula="of:=IF([.D1362] &lt; [.$D$2])" office:value-type="boolean" office:boolean-value="true">
            <text:p>TRUE</text:p>
          </table:table-cell>
          <table:table-cell table:formula="of:=MOD([.C1362];64)" office:value-type="float" office:value="16.012323319439">
            <text:p>16.01</text:p>
          </table:table-cell>
          <table:table-cell/>
        </table:table-row>
        <table:table-row table:style-name="ro2">
          <table:table-cell table:style-name="ce3" table:formula="of:=[.A1362]+1" office:value-type="float" office:value="1362">
            <text:p>1362</text:p>
          </table:table-cell>
          <table:table-cell table:style-name="ce3" table:formula="of:=[orbits.$C$3]*[.A1363]" office:value-type="float" office:value="5900811.882">
            <text:p>5900811.882</text:p>
          </table:table-cell>
          <table:table-cell table:style-name="ce6" table:formula="of:=[.B1363]/[orbits.$D$3]" office:value-type="float" office:value="16155.8741986488">
            <text:p>16155.87</text:p>
          </table:table-cell>
          <table:table-cell table:style-name="ce6" table:formula="of:=[.C1363]-ROUNDDOWN([.C1363])" office:value-type="float" office:value="0.874198648843958">
            <text:p>0.87</text:p>
          </table:table-cell>
          <table:table-cell table:formula="of:=IF([.D1363] &lt; [.$D$2])" office:value-type="boolean" office:boolean-value="false">
            <text:p>FALSE</text:p>
          </table:table-cell>
          <table:table-cell table:formula="of:=MOD([.C1363];64)" office:value-type="float" office:value="27.874198648844">
            <text:p>27.87</text:p>
          </table:table-cell>
          <table:table-cell/>
        </table:table-row>
        <table:table-row table:style-name="ro2">
          <table:table-cell table:style-name="ce3" table:formula="of:=[.A1363]+1" office:value-type="float" office:value="1363">
            <text:p>1363</text:p>
          </table:table-cell>
          <table:table-cell table:style-name="ce3" table:formula="of:=[orbits.$C$3]*[.A1364]" office:value-type="float" office:value="5905144.343">
            <text:p>5905144.343</text:p>
          </table:table-cell>
          <table:table-cell table:style-name="ce6" table:formula="of:=[.B1364]/[orbits.$D$3]" office:value-type="float" office:value="16167.7360739782">
            <text:p>16167.74</text:p>
          </table:table-cell>
          <table:table-cell table:style-name="ce6" table:formula="of:=[.C1364]-ROUNDDOWN([.C1364])" office:value-type="float" office:value="0.736073978247077">
            <text:p>0.74</text:p>
          </table:table-cell>
          <table:table-cell table:formula="of:=IF([.D1364] &lt; [.$D$2])" office:value-type="boolean" office:boolean-value="false">
            <text:p>FALSE</text:p>
          </table:table-cell>
          <table:table-cell table:formula="of:=MOD([.C1364];64)" office:value-type="float" office:value="39.7360739782471">
            <text:p>39.74</text:p>
          </table:table-cell>
          <table:table-cell/>
        </table:table-row>
        <table:table-row table:style-name="ro2">
          <table:table-cell table:style-name="ce3" table:formula="of:=[.A1364]+1" office:value-type="float" office:value="1364">
            <text:p>1364</text:p>
          </table:table-cell>
          <table:table-cell table:style-name="ce3" table:formula="of:=[orbits.$C$3]*[.A1365]" office:value-type="float" office:value="5909476.804">
            <text:p>5909476.804</text:p>
          </table:table-cell>
          <table:table-cell table:style-name="ce6" table:formula="of:=[.B1365]/[orbits.$D$3]" office:value-type="float" office:value="16179.5979493077">
            <text:p>16179.60</text:p>
          </table:table-cell>
          <table:table-cell table:style-name="ce6" table:formula="of:=[.C1365]-ROUNDDOWN([.C1365])" office:value-type="float" office:value="0.597949307652016">
            <text:p>0.60</text:p>
          </table:table-cell>
          <table:table-cell table:formula="of:=IF([.D1365] &lt; [.$D$2])" office:value-type="boolean" office:boolean-value="false">
            <text:p>FALSE</text:p>
          </table:table-cell>
          <table:table-cell table:formula="of:=MOD([.C1365];64)" office:value-type="float" office:value="51.597949307652">
            <text:p>51.60</text:p>
          </table:table-cell>
          <table:table-cell/>
        </table:table-row>
        <table:table-row table:style-name="ro2">
          <table:table-cell table:style-name="ce3" table:formula="of:=[.A1365]+1" office:value-type="float" office:value="1365">
            <text:p>1365</text:p>
          </table:table-cell>
          <table:table-cell table:style-name="ce3" table:formula="of:=[orbits.$C$3]*[.A1366]" office:value-type="float" office:value="5913809.265">
            <text:p>5913809.265</text:p>
          </table:table-cell>
          <table:table-cell table:style-name="ce6" table:formula="of:=[.B1366]/[orbits.$D$3]" office:value-type="float" office:value="16191.4598246371">
            <text:p>16191.46</text:p>
          </table:table-cell>
          <table:table-cell table:style-name="ce6" table:formula="of:=[.C1366]-ROUNDDOWN([.C1366])" office:value-type="float" office:value="0.459824637056954">
            <text:p>0.46</text:p>
          </table:table-cell>
          <table:table-cell table:formula="of:=IF([.D1366] &lt; [.$D$2])" office:value-type="boolean" office:boolean-value="false">
            <text:p>FALSE</text:p>
          </table:table-cell>
          <table:table-cell table:formula="of:=MOD([.C1366];64)" office:value-type="float" office:value="63.459824637057">
            <text:p>63.46</text:p>
          </table:table-cell>
          <table:table-cell/>
        </table:table-row>
        <table:table-row table:style-name="ro2">
          <table:table-cell table:style-name="ce3" table:formula="of:=[.A1366]+1" office:value-type="float" office:value="1366">
            <text:p>1366</text:p>
          </table:table-cell>
          <table:table-cell table:style-name="ce3" table:formula="of:=[orbits.$C$3]*[.A1367]" office:value-type="float" office:value="5918141.726">
            <text:p>5918141.726</text:p>
          </table:table-cell>
          <table:table-cell table:style-name="ce6" table:formula="of:=[.B1367]/[orbits.$D$3]" office:value-type="float" office:value="16203.3216999665">
            <text:p>16203.32</text:p>
          </table:table-cell>
          <table:table-cell table:style-name="ce6" table:formula="of:=[.C1367]-ROUNDDOWN([.C1367])" office:value-type="float" office:value="0.321699966461892">
            <text:p>0.32</text:p>
          </table:table-cell>
          <table:table-cell table:formula="of:=IF([.D1367] &lt; [.$D$2])" office:value-type="boolean" office:boolean-value="false">
            <text:p>FALSE</text:p>
          </table:table-cell>
          <table:table-cell table:formula="of:=MOD([.C1367];64)" office:value-type="float" office:value="11.3216999664619">
            <text:p>11.32</text:p>
          </table:table-cell>
          <table:table-cell/>
        </table:table-row>
        <table:table-row table:style-name="ro2">
          <table:table-cell table:style-name="ce3" table:formula="of:=[.A1367]+1" office:value-type="float" office:value="1367">
            <text:p>1367</text:p>
          </table:table-cell>
          <table:table-cell table:style-name="ce3" table:formula="of:=[orbits.$C$3]*[.A1368]" office:value-type="float" office:value="5922474.187">
            <text:p>5922474.187</text:p>
          </table:table-cell>
          <table:table-cell table:style-name="ce6" table:formula="of:=[.B1368]/[orbits.$D$3]" office:value-type="float" office:value="16215.1835752959">
            <text:p>16215.18</text:p>
          </table:table-cell>
          <table:table-cell table:style-name="ce6" table:formula="of:=[.C1368]-ROUNDDOWN([.C1368])" office:value-type="float" office:value="0.183575295865012">
            <text:p>0.18</text:p>
          </table:table-cell>
          <table:table-cell table:formula="of:=IF([.D1368] &lt; [.$D$2])" office:value-type="boolean" office:boolean-value="false">
            <text:p>FALSE</text:p>
          </table:table-cell>
          <table:table-cell table:formula="of:=MOD([.C1368];64)" office:value-type="float" office:value="23.183575295865">
            <text:p>23.18</text:p>
          </table:table-cell>
          <table:table-cell/>
        </table:table-row>
        <table:table-row table:style-name="ro2">
          <table:table-cell table:style-name="ce3" table:formula="of:=[.A1368]+1" office:value-type="float" office:value="1368">
            <text:p>1368</text:p>
          </table:table-cell>
          <table:table-cell table:style-name="ce3" table:formula="of:=[orbits.$C$3]*[.A1369]" office:value-type="float" office:value="5926806.648">
            <text:p>5926806.648</text:p>
          </table:table-cell>
          <table:table-cell table:style-name="ce6" table:formula="of:=[.B1369]/[orbits.$D$3]" office:value-type="float" office:value="16227.0454506253">
            <text:p>16227.05</text:p>
          </table:table-cell>
          <table:table-cell table:style-name="ce6" table:formula="of:=[.C1369]-ROUNDDOWN([.C1369])" office:value-type="float" office:value="0.0454506252699503">
            <text:p>0.05</text:p>
          </table:table-cell>
          <table:table-cell table:formula="of:=IF([.D1369] &lt; [.$D$2])" office:value-type="boolean" office:boolean-value="true">
            <text:p>TRUE</text:p>
          </table:table-cell>
          <table:table-cell table:formula="of:=MOD([.C1369];64)" office:value-type="float" office:value="35.0454506252699">
            <text:p>35.05</text:p>
          </table:table-cell>
          <table:table-cell/>
        </table:table-row>
        <table:table-row table:style-name="ro2">
          <table:table-cell table:style-name="ce3" table:formula="of:=[.A1369]+1" office:value-type="float" office:value="1369">
            <text:p>1369</text:p>
          </table:table-cell>
          <table:table-cell table:style-name="ce3" table:formula="of:=[orbits.$C$3]*[.A1370]" office:value-type="float" office:value="5931139.109">
            <text:p>5931139.109</text:p>
          </table:table-cell>
          <table:table-cell table:style-name="ce6" table:formula="of:=[.B1370]/[orbits.$D$3]" office:value-type="float" office:value="16238.9073259547">
            <text:p>16238.91</text:p>
          </table:table-cell>
          <table:table-cell table:style-name="ce6" table:formula="of:=[.C1370]-ROUNDDOWN([.C1370])" office:value-type="float" office:value="0.907325954674889">
            <text:p>0.91</text:p>
          </table:table-cell>
          <table:table-cell table:formula="of:=IF([.D1370] &lt; [.$D$2])" office:value-type="boolean" office:boolean-value="false">
            <text:p>FALSE</text:p>
          </table:table-cell>
          <table:table-cell table:formula="of:=MOD([.C1370];64)" office:value-type="float" office:value="46.9073259546749">
            <text:p>46.91</text:p>
          </table:table-cell>
          <table:table-cell/>
        </table:table-row>
        <table:table-row table:style-name="ro2">
          <table:table-cell table:style-name="ce3" table:formula="of:=[.A1370]+1" office:value-type="float" office:value="1370">
            <text:p>1370</text:p>
          </table:table-cell>
          <table:table-cell table:style-name="ce3" table:formula="of:=[orbits.$C$3]*[.A1371]" office:value-type="float" office:value="5935471.57">
            <text:p>5935471.57</text:p>
          </table:table-cell>
          <table:table-cell table:style-name="ce6" table:formula="of:=[.B1371]/[orbits.$D$3]" office:value-type="float" office:value="16250.7692012841">
            <text:p>16250.77</text:p>
          </table:table-cell>
          <table:table-cell table:style-name="ce6" table:formula="of:=[.C1371]-ROUNDDOWN([.C1371])" office:value-type="float" office:value="0.769201284078008">
            <text:p>0.77</text:p>
          </table:table-cell>
          <table:table-cell table:formula="of:=IF([.D1371] &lt; [.$D$2])" office:value-type="boolean" office:boolean-value="false">
            <text:p>FALSE</text:p>
          </table:table-cell>
          <table:table-cell table:formula="of:=MOD([.C1371];64)" office:value-type="float" office:value="58.769201284078">
            <text:p>58.77</text:p>
          </table:table-cell>
          <table:table-cell/>
        </table:table-row>
        <table:table-row table:style-name="ro2">
          <table:table-cell table:style-name="ce3" table:formula="of:=[.A1371]+1" office:value-type="float" office:value="1371">
            <text:p>1371</text:p>
          </table:table-cell>
          <table:table-cell table:style-name="ce3" table:formula="of:=[orbits.$C$3]*[.A1372]" office:value-type="float" office:value="5939804.031">
            <text:p>5939804.031</text:p>
          </table:table-cell>
          <table:table-cell table:style-name="ce6" table:formula="of:=[.B1372]/[orbits.$D$3]" office:value-type="float" office:value="16262.6310766135">
            <text:p>16262.63</text:p>
          </table:table-cell>
          <table:table-cell table:style-name="ce6" table:formula="of:=[.C1372]-ROUNDDOWN([.C1372])" office:value-type="float" office:value="0.631076613482946">
            <text:p>0.63</text:p>
          </table:table-cell>
          <table:table-cell table:formula="of:=IF([.D1372] &lt; [.$D$2])" office:value-type="boolean" office:boolean-value="false">
            <text:p>FALSE</text:p>
          </table:table-cell>
          <table:table-cell table:formula="of:=MOD([.C1372];64)" office:value-type="float" office:value="6.63107661348295">
            <text:p>6.63</text:p>
          </table:table-cell>
          <table:table-cell/>
        </table:table-row>
        <table:table-row table:style-name="ro2">
          <table:table-cell table:style-name="ce3" table:formula="of:=[.A1372]+1" office:value-type="float" office:value="1372">
            <text:p>1372</text:p>
          </table:table-cell>
          <table:table-cell table:style-name="ce3" table:formula="of:=[orbits.$C$3]*[.A1373]" office:value-type="float" office:value="5944136.492">
            <text:p>5944136.492</text:p>
          </table:table-cell>
          <table:table-cell table:style-name="ce6" table:formula="of:=[.B1373]/[orbits.$D$3]" office:value-type="float" office:value="16274.4929519429">
            <text:p>16274.49</text:p>
          </table:table-cell>
          <table:table-cell table:style-name="ce6" table:formula="of:=[.C1373]-ROUNDDOWN([.C1373])" office:value-type="float" office:value="0.492951942887885">
            <text:p>0.49</text:p>
          </table:table-cell>
          <table:table-cell table:formula="of:=IF([.D1373] &lt; [.$D$2])" office:value-type="boolean" office:boolean-value="false">
            <text:p>FALSE</text:p>
          </table:table-cell>
          <table:table-cell table:formula="of:=MOD([.C1373];64)" office:value-type="float" office:value="18.4929519428879">
            <text:p>18.49</text:p>
          </table:table-cell>
          <table:table-cell/>
        </table:table-row>
        <table:table-row table:style-name="ro2">
          <table:table-cell table:style-name="ce3" table:formula="of:=[.A1373]+1" office:value-type="float" office:value="1373">
            <text:p>1373</text:p>
          </table:table-cell>
          <table:table-cell table:style-name="ce3" table:formula="of:=[orbits.$C$3]*[.A1374]" office:value-type="float" office:value="5948468.953">
            <text:p>5948468.953</text:p>
          </table:table-cell>
          <table:table-cell table:style-name="ce6" table:formula="of:=[.B1374]/[orbits.$D$3]" office:value-type="float" office:value="16286.3548272723">
            <text:p>16286.35</text:p>
          </table:table-cell>
          <table:table-cell table:style-name="ce6" table:formula="of:=[.C1374]-ROUNDDOWN([.C1374])" office:value-type="float" office:value="0.354827272292823">
            <text:p>0.35</text:p>
          </table:table-cell>
          <table:table-cell table:formula="of:=IF([.D1374] &lt; [.$D$2])" office:value-type="boolean" office:boolean-value="false">
            <text:p>FALSE</text:p>
          </table:table-cell>
          <table:table-cell table:formula="of:=MOD([.C1374];64)" office:value-type="float" office:value="30.3548272722928">
            <text:p>30.35</text:p>
          </table:table-cell>
          <table:table-cell/>
        </table:table-row>
        <table:table-row table:style-name="ro2">
          <table:table-cell table:style-name="ce3" table:formula="of:=[.A1374]+1" office:value-type="float" office:value="1374">
            <text:p>1374</text:p>
          </table:table-cell>
          <table:table-cell table:style-name="ce3" table:formula="of:=[orbits.$C$3]*[.A1375]" office:value-type="float" office:value="5952801.414">
            <text:p>5952801.414</text:p>
          </table:table-cell>
          <table:table-cell table:style-name="ce6" table:formula="of:=[.B1375]/[orbits.$D$3]" office:value-type="float" office:value="16298.2167026017">
            <text:p>16298.22</text:p>
          </table:table-cell>
          <table:table-cell table:style-name="ce6" table:formula="of:=[.C1375]-ROUNDDOWN([.C1375])" office:value-type="float" office:value="0.216702601695943">
            <text:p>0.22</text:p>
          </table:table-cell>
          <table:table-cell table:formula="of:=IF([.D1375] &lt; [.$D$2])" office:value-type="boolean" office:boolean-value="false">
            <text:p>FALSE</text:p>
          </table:table-cell>
          <table:table-cell table:formula="of:=MOD([.C1375];64)" office:value-type="float" office:value="42.2167026016959">
            <text:p>42.22</text:p>
          </table:table-cell>
          <table:table-cell/>
        </table:table-row>
        <table:table-row table:style-name="ro2">
          <table:table-cell table:style-name="ce3" table:formula="of:=[.A1375]+1" office:value-type="float" office:value="1375">
            <text:p>1375</text:p>
          </table:table-cell>
          <table:table-cell table:style-name="ce3" table:formula="of:=[orbits.$C$3]*[.A1376]" office:value-type="float" office:value="5957133.875">
            <text:p>5957133.875</text:p>
          </table:table-cell>
          <table:table-cell table:style-name="ce6" table:formula="of:=[.B1376]/[orbits.$D$3]" office:value-type="float" office:value="16310.0785779311">
            <text:p>16310.08</text:p>
          </table:table-cell>
          <table:table-cell table:style-name="ce6" table:formula="of:=[.C1376]-ROUNDDOWN([.C1376])" office:value-type="float" office:value="0.078577931100881">
            <text:p>0.08</text:p>
          </table:table-cell>
          <table:table-cell table:formula="of:=IF([.D1376] &lt; [.$D$2])" office:value-type="boolean" office:boolean-value="true">
            <text:p>TRUE</text:p>
          </table:table-cell>
          <table:table-cell table:formula="of:=MOD([.C1376];64)" office:value-type="float" office:value="54.0785779311009">
            <text:p>54.08</text:p>
          </table:table-cell>
          <table:table-cell/>
        </table:table-row>
        <table:table-row table:style-name="ro2">
          <table:table-cell table:style-name="ce3" table:formula="of:=[.A1376]+1" office:value-type="float" office:value="1376">
            <text:p>1376</text:p>
          </table:table-cell>
          <table:table-cell table:style-name="ce3" table:formula="of:=[orbits.$C$3]*[.A1377]" office:value-type="float" office:value="5961466.336">
            <text:p>5961466.336</text:p>
          </table:table-cell>
          <table:table-cell table:style-name="ce6" table:formula="of:=[.B1377]/[orbits.$D$3]" office:value-type="float" office:value="16321.9404532605">
            <text:p>16321.94</text:p>
          </table:table-cell>
          <table:table-cell table:style-name="ce6" table:formula="of:=[.C1377]-ROUNDDOWN([.C1377])" office:value-type="float" office:value="0.940453260505819">
            <text:p>0.94</text:p>
          </table:table-cell>
          <table:table-cell table:formula="of:=IF([.D1377] &lt; [.$D$2])" office:value-type="boolean" office:boolean-value="false">
            <text:p>FALSE</text:p>
          </table:table-cell>
          <table:table-cell table:formula="of:=MOD([.C1377];64)" office:value-type="float" office:value="1.94045326050582">
            <text:p>1.94</text:p>
          </table:table-cell>
          <table:table-cell/>
        </table:table-row>
        <table:table-row table:style-name="ro2">
          <table:table-cell table:style-name="ce3" table:formula="of:=[.A1377]+1" office:value-type="float" office:value="1377">
            <text:p>1377</text:p>
          </table:table-cell>
          <table:table-cell table:style-name="ce3" table:formula="of:=[orbits.$C$3]*[.A1378]" office:value-type="float" office:value="5965798.797">
            <text:p>5965798.797</text:p>
          </table:table-cell>
          <table:table-cell table:style-name="ce6" table:formula="of:=[.B1378]/[orbits.$D$3]" office:value-type="float" office:value="16333.8023285899">
            <text:p>16333.80</text:p>
          </table:table-cell>
          <table:table-cell table:style-name="ce6" table:formula="of:=[.C1378]-ROUNDDOWN([.C1378])" office:value-type="float" office:value="0.802328589908939">
            <text:p>0.80</text:p>
          </table:table-cell>
          <table:table-cell table:formula="of:=IF([.D1378] &lt; [.$D$2])" office:value-type="boolean" office:boolean-value="false">
            <text:p>FALSE</text:p>
          </table:table-cell>
          <table:table-cell table:formula="of:=MOD([.C1378];64)" office:value-type="float" office:value="13.8023285899089">
            <text:p>13.80</text:p>
          </table:table-cell>
          <table:table-cell/>
        </table:table-row>
        <table:table-row table:style-name="ro2">
          <table:table-cell table:style-name="ce3" table:formula="of:=[.A1378]+1" office:value-type="float" office:value="1378">
            <text:p>1378</text:p>
          </table:table-cell>
          <table:table-cell table:style-name="ce3" table:formula="of:=[orbits.$C$3]*[.A1379]" office:value-type="float" office:value="5970131.258">
            <text:p>5970131.258</text:p>
          </table:table-cell>
          <table:table-cell table:style-name="ce6" table:formula="of:=[.B1379]/[orbits.$D$3]" office:value-type="float" office:value="16345.6642039193">
            <text:p>16345.66</text:p>
          </table:table-cell>
          <table:table-cell table:style-name="ce6" table:formula="of:=[.C1379]-ROUNDDOWN([.C1379])" office:value-type="float" office:value="0.664203919313877">
            <text:p>0.66</text:p>
          </table:table-cell>
          <table:table-cell table:formula="of:=IF([.D1379] &lt; [.$D$2])" office:value-type="boolean" office:boolean-value="false">
            <text:p>FALSE</text:p>
          </table:table-cell>
          <table:table-cell table:formula="of:=MOD([.C1379];64)" office:value-type="float" office:value="25.6642039193139">
            <text:p>25.66</text:p>
          </table:table-cell>
          <table:table-cell/>
        </table:table-row>
        <table:table-row table:style-name="ro2">
          <table:table-cell table:style-name="ce3" table:formula="of:=[.A1379]+1" office:value-type="float" office:value="1379">
            <text:p>1379</text:p>
          </table:table-cell>
          <table:table-cell table:style-name="ce3" table:formula="of:=[orbits.$C$3]*[.A1380]" office:value-type="float" office:value="5974463.719">
            <text:p>5974463.719</text:p>
          </table:table-cell>
          <table:table-cell table:style-name="ce6" table:formula="of:=[.B1380]/[orbits.$D$3]" office:value-type="float" office:value="16357.5260792487">
            <text:p>16357.53</text:p>
          </table:table-cell>
          <table:table-cell table:style-name="ce6" table:formula="of:=[.C1380]-ROUNDDOWN([.C1380])" office:value-type="float" office:value="0.526079248718816">
            <text:p>0.53</text:p>
          </table:table-cell>
          <table:table-cell table:formula="of:=IF([.D1380] &lt; [.$D$2])" office:value-type="boolean" office:boolean-value="false">
            <text:p>FALSE</text:p>
          </table:table-cell>
          <table:table-cell table:formula="of:=MOD([.C1380];64)" office:value-type="float" office:value="37.5260792487188">
            <text:p>37.53</text:p>
          </table:table-cell>
          <table:table-cell/>
        </table:table-row>
        <table:table-row table:style-name="ro2">
          <table:table-cell table:style-name="ce3" table:formula="of:=[.A1380]+1" office:value-type="float" office:value="1380">
            <text:p>1380</text:p>
          </table:table-cell>
          <table:table-cell table:style-name="ce3" table:formula="of:=[orbits.$C$3]*[.A1381]" office:value-type="float" office:value="5978796.18">
            <text:p>5978796.18</text:p>
          </table:table-cell>
          <table:table-cell table:style-name="ce6" table:formula="of:=[.B1381]/[orbits.$D$3]" office:value-type="float" office:value="16369.3879545781">
            <text:p>16369.39</text:p>
          </table:table-cell>
          <table:table-cell table:style-name="ce6" table:formula="of:=[.C1381]-ROUNDDOWN([.C1381])" office:value-type="float" office:value="0.387954578123754">
            <text:p>0.39</text:p>
          </table:table-cell>
          <table:table-cell table:formula="of:=IF([.D1381] &lt; [.$D$2])" office:value-type="boolean" office:boolean-value="false">
            <text:p>FALSE</text:p>
          </table:table-cell>
          <table:table-cell table:formula="of:=MOD([.C1381];64)" office:value-type="float" office:value="49.3879545781238">
            <text:p>49.39</text:p>
          </table:table-cell>
          <table:table-cell/>
        </table:table-row>
        <table:table-row table:style-name="ro2">
          <table:table-cell table:style-name="ce3" table:formula="of:=[.A1381]+1" office:value-type="float" office:value="1381">
            <text:p>1381</text:p>
          </table:table-cell>
          <table:table-cell table:style-name="ce3" table:formula="of:=[orbits.$C$3]*[.A1382]" office:value-type="float" office:value="5983128.641">
            <text:p>5983128.641</text:p>
          </table:table-cell>
          <table:table-cell table:style-name="ce6" table:formula="of:=[.B1382]/[orbits.$D$3]" office:value-type="float" office:value="16381.2498299075">
            <text:p>16381.25</text:p>
          </table:table-cell>
          <table:table-cell table:style-name="ce6" table:formula="of:=[.C1382]-ROUNDDOWN([.C1382])" office:value-type="float" office:value="0.249829907528692">
            <text:p>0.25</text:p>
          </table:table-cell>
          <table:table-cell table:formula="of:=IF([.D1382] &lt; [.$D$2])" office:value-type="boolean" office:boolean-value="false">
            <text:p>FALSE</text:p>
          </table:table-cell>
          <table:table-cell table:formula="of:=MOD([.C1382];64)" office:value-type="float" office:value="61.2498299075287">
            <text:p>61.25</text:p>
          </table:table-cell>
          <table:table-cell/>
        </table:table-row>
        <table:table-row table:style-name="ro2">
          <table:table-cell table:style-name="ce3" table:formula="of:=[.A1382]+1" office:value-type="float" office:value="1382">
            <text:p>1382</text:p>
          </table:table-cell>
          <table:table-cell table:style-name="ce3" table:formula="of:=[orbits.$C$3]*[.A1383]" office:value-type="float" office:value="5987461.102">
            <text:p>5987461.102</text:p>
          </table:table-cell>
          <table:table-cell table:style-name="ce6" table:formula="of:=[.B1383]/[orbits.$D$3]" office:value-type="float" office:value="16393.1117052369">
            <text:p>16393.11</text:p>
          </table:table-cell>
          <table:table-cell table:style-name="ce6" table:formula="of:=[.C1383]-ROUNDDOWN([.C1383])" office:value-type="float" office:value="0.111705236929993">
            <text:p>0.11</text:p>
          </table:table-cell>
          <table:table-cell table:formula="of:=IF([.D1383] &lt; [.$D$2])" office:value-type="boolean" office:boolean-value="false">
            <text:p>FALSE</text:p>
          </table:table-cell>
          <table:table-cell table:formula="of:=MOD([.C1383];64)" office:value-type="float" office:value="9.11170523692999">
            <text:p>9.11</text:p>
          </table:table-cell>
          <table:table-cell/>
        </table:table-row>
        <table:table-row table:style-name="ro2">
          <table:table-cell table:style-name="ce3" table:formula="of:=[.A1383]+1" office:value-type="float" office:value="1383">
            <text:p>1383</text:p>
          </table:table-cell>
          <table:table-cell table:style-name="ce3" table:formula="of:=[orbits.$C$3]*[.A1384]" office:value-type="float" office:value="5991793.563">
            <text:p>5991793.563</text:p>
          </table:table-cell>
          <table:table-cell table:style-name="ce6" table:formula="of:=[.B1384]/[orbits.$D$3]" office:value-type="float" office:value="16404.9735805663">
            <text:p>16404.97</text:p>
          </table:table-cell>
          <table:table-cell table:style-name="ce6" table:formula="of:=[.C1384]-ROUNDDOWN([.C1384])" office:value-type="float" office:value="0.97358056633675">
            <text:p>0.97</text:p>
          </table:table-cell>
          <table:table-cell table:formula="of:=IF([.D1384] &lt; [.$D$2])" office:value-type="boolean" office:boolean-value="false">
            <text:p>FALSE</text:p>
          </table:table-cell>
          <table:table-cell table:formula="of:=MOD([.C1384];64)" office:value-type="float" office:value="20.9735805663367">
            <text:p>20.97</text:p>
          </table:table-cell>
          <table:table-cell/>
        </table:table-row>
        <table:table-row table:style-name="ro2">
          <table:table-cell table:style-name="ce3" table:formula="of:=[.A1384]+1" office:value-type="float" office:value="1384">
            <text:p>1384</text:p>
          </table:table-cell>
          <table:table-cell table:style-name="ce3" table:formula="of:=[orbits.$C$3]*[.A1385]" office:value-type="float" office:value="5996126.024">
            <text:p>5996126.024</text:p>
          </table:table-cell>
          <table:table-cell table:style-name="ce6" table:formula="of:=[.B1385]/[orbits.$D$3]" office:value-type="float" office:value="16416.8354558957">
            <text:p>16416.84</text:p>
          </table:table-cell>
          <table:table-cell table:style-name="ce6" table:formula="of:=[.C1385]-ROUNDDOWN([.C1385])" office:value-type="float" office:value="0.835455895739869">
            <text:p>0.84</text:p>
          </table:table-cell>
          <table:table-cell table:formula="of:=IF([.D1385] &lt; [.$D$2])" office:value-type="boolean" office:boolean-value="false">
            <text:p>FALSE</text:p>
          </table:table-cell>
          <table:table-cell table:formula="of:=MOD([.C1385];64)" office:value-type="float" office:value="32.8354558957399">
            <text:p>32.84</text:p>
          </table:table-cell>
          <table:table-cell/>
        </table:table-row>
        <table:table-row table:style-name="ro2">
          <table:table-cell table:style-name="ce3" table:formula="of:=[.A1385]+1" office:value-type="float" office:value="1385">
            <text:p>1385</text:p>
          </table:table-cell>
          <table:table-cell table:style-name="ce3" table:formula="of:=[orbits.$C$3]*[.A1386]" office:value-type="float" office:value="6000458.485">
            <text:p>6000458.485</text:p>
          </table:table-cell>
          <table:table-cell table:style-name="ce6" table:formula="of:=[.B1386]/[orbits.$D$3]" office:value-type="float" office:value="16428.6973312251">
            <text:p>16428.70</text:p>
          </table:table-cell>
          <table:table-cell table:style-name="ce6" table:formula="of:=[.C1386]-ROUNDDOWN([.C1386])" office:value-type="float" office:value="0.697331225146627">
            <text:p>0.70</text:p>
          </table:table-cell>
          <table:table-cell table:formula="of:=IF([.D1386] &lt; [.$D$2])" office:value-type="boolean" office:boolean-value="false">
            <text:p>FALSE</text:p>
          </table:table-cell>
          <table:table-cell table:formula="of:=MOD([.C1386];64)" office:value-type="float" office:value="44.6973312251466">
            <text:p>44.70</text:p>
          </table:table-cell>
          <table:table-cell/>
        </table:table-row>
        <table:table-row table:style-name="ro2">
          <table:table-cell table:style-name="ce3" table:formula="of:=[.A1386]+1" office:value-type="float" office:value="1386">
            <text:p>1386</text:p>
          </table:table-cell>
          <table:table-cell table:style-name="ce3" table:formula="of:=[orbits.$C$3]*[.A1387]" office:value-type="float" office:value="6004790.946">
            <text:p>6004790.946</text:p>
          </table:table-cell>
          <table:table-cell table:style-name="ce6" table:formula="of:=[.B1387]/[orbits.$D$3]" office:value-type="float" office:value="16440.5592065546">
            <text:p>16440.56</text:p>
          </table:table-cell>
          <table:table-cell table:style-name="ce6" table:formula="of:=[.C1387]-ROUNDDOWN([.C1387])" office:value-type="float" office:value="0.559206554549746">
            <text:p>0.56</text:p>
          </table:table-cell>
          <table:table-cell table:formula="of:=IF([.D1387] &lt; [.$D$2])" office:value-type="boolean" office:boolean-value="false">
            <text:p>FALSE</text:p>
          </table:table-cell>
          <table:table-cell table:formula="of:=MOD([.C1387];64)" office:value-type="float" office:value="56.5592065545498">
            <text:p>56.56</text:p>
          </table:table-cell>
          <table:table-cell/>
        </table:table-row>
        <table:table-row table:style-name="ro2">
          <table:table-cell table:style-name="ce3" table:formula="of:=[.A1387]+1" office:value-type="float" office:value="1387">
            <text:p>1387</text:p>
          </table:table-cell>
          <table:table-cell table:style-name="ce3" table:formula="of:=[orbits.$C$3]*[.A1388]" office:value-type="float" office:value="6009123.407">
            <text:p>6009123.407</text:p>
          </table:table-cell>
          <table:table-cell table:style-name="ce6" table:formula="of:=[.B1388]/[orbits.$D$3]" office:value-type="float" office:value="16452.421081884">
            <text:p>16452.42</text:p>
          </table:table-cell>
          <table:table-cell table:style-name="ce6" table:formula="of:=[.C1388]-ROUNDDOWN([.C1388])" office:value-type="float" office:value="0.421081883956504">
            <text:p>0.42</text:p>
          </table:table-cell>
          <table:table-cell table:formula="of:=IF([.D1388] &lt; [.$D$2])" office:value-type="boolean" office:boolean-value="false">
            <text:p>FALSE</text:p>
          </table:table-cell>
          <table:table-cell table:formula="of:=MOD([.C1388];64)" office:value-type="float" office:value="4.4210818839565">
            <text:p>4.42</text:p>
          </table:table-cell>
          <table:table-cell/>
        </table:table-row>
        <table:table-row table:style-name="ro2">
          <table:table-cell table:style-name="ce3" table:formula="of:=[.A1388]+1" office:value-type="float" office:value="1388">
            <text:p>1388</text:p>
          </table:table-cell>
          <table:table-cell table:style-name="ce3" table:formula="of:=[orbits.$C$3]*[.A1389]" office:value-type="float" office:value="6013455.868">
            <text:p>6013455.868</text:p>
          </table:table-cell>
          <table:table-cell table:style-name="ce6" table:formula="of:=[.B1389]/[orbits.$D$3]" office:value-type="float" office:value="16464.2829572134">
            <text:p>16464.28</text:p>
          </table:table-cell>
          <table:table-cell table:style-name="ce6" table:formula="of:=[.C1389]-ROUNDDOWN([.C1389])" office:value-type="float" office:value="0.282957213359623">
            <text:p>0.28</text:p>
          </table:table-cell>
          <table:table-cell table:formula="of:=IF([.D1389] &lt; [.$D$2])" office:value-type="boolean" office:boolean-value="false">
            <text:p>FALSE</text:p>
          </table:table-cell>
          <table:table-cell table:formula="of:=MOD([.C1389];64)" office:value-type="float" office:value="16.2829572133596">
            <text:p>16.28</text:p>
          </table:table-cell>
          <table:table-cell/>
        </table:table-row>
        <table:table-row table:style-name="ro2">
          <table:table-cell table:style-name="ce3" table:formula="of:=[.A1389]+1" office:value-type="float" office:value="1389">
            <text:p>1389</text:p>
          </table:table-cell>
          <table:table-cell table:style-name="ce3" table:formula="of:=[orbits.$C$3]*[.A1390]" office:value-type="float" office:value="6017788.329">
            <text:p>6017788.329</text:p>
          </table:table-cell>
          <table:table-cell table:style-name="ce6" table:formula="of:=[.B1390]/[orbits.$D$3]" office:value-type="float" office:value="16476.1448325428">
            <text:p>16476.14</text:p>
          </table:table-cell>
          <table:table-cell table:style-name="ce6" table:formula="of:=[.C1390]-ROUNDDOWN([.C1390])" office:value-type="float" office:value="0.144832542762742">
            <text:p>0.14</text:p>
          </table:table-cell>
          <table:table-cell table:formula="of:=IF([.D1390] &lt; [.$D$2])" office:value-type="boolean" office:boolean-value="false">
            <text:p>FALSE</text:p>
          </table:table-cell>
          <table:table-cell table:formula="of:=MOD([.C1390];64)" office:value-type="float" office:value="28.1448325427627">
            <text:p>28.14</text:p>
          </table:table-cell>
          <table:table-cell/>
        </table:table-row>
        <table:table-row table:style-name="ro2">
          <table:table-cell table:style-name="ce3" table:formula="of:=[.A1390]+1" office:value-type="float" office:value="1390">
            <text:p>1390</text:p>
          </table:table-cell>
          <table:table-cell table:style-name="ce3" table:formula="of:=[orbits.$C$3]*[.A1391]" office:value-type="float" office:value="6022120.79">
            <text:p>6022120.79</text:p>
          </table:table-cell>
          <table:table-cell table:style-name="ce6" table:formula="of:=[.B1391]/[orbits.$D$3]" office:value-type="float" office:value="16488.0067078722">
            <text:p>16488.01</text:p>
          </table:table-cell>
          <table:table-cell table:style-name="ce6" table:formula="of:=[.C1391]-ROUNDDOWN([.C1391])" office:value-type="float" office:value="0.00670787216586177">
            <text:p>0.01</text:p>
          </table:table-cell>
          <table:table-cell table:formula="of:=IF([.D1391] &lt; [.$D$2])" office:value-type="boolean" office:boolean-value="true">
            <text:p>TRUE</text:p>
          </table:table-cell>
          <table:table-cell table:formula="of:=MOD([.C1391];64)" office:value-type="float" office:value="40.0067078721659">
            <text:p>40.01</text:p>
          </table:table-cell>
          <table:table-cell/>
        </table:table-row>
        <table:table-row table:style-name="ro2">
          <table:table-cell table:style-name="ce3" table:formula="of:=[.A1391]+1" office:value-type="float" office:value="1391">
            <text:p>1391</text:p>
          </table:table-cell>
          <table:table-cell table:style-name="ce3" table:formula="of:=[orbits.$C$3]*[.A1392]" office:value-type="float" office:value="6026453.251">
            <text:p>6026453.251</text:p>
          </table:table-cell>
          <table:table-cell table:style-name="ce6" table:formula="of:=[.B1392]/[orbits.$D$3]" office:value-type="float" office:value="16499.8685832016">
            <text:p>16499.87</text:p>
          </table:table-cell>
          <table:table-cell table:style-name="ce6" table:formula="of:=[.C1392]-ROUNDDOWN([.C1392])" office:value-type="float" office:value="0.868583201572619">
            <text:p>0.87</text:p>
          </table:table-cell>
          <table:table-cell table:formula="of:=IF([.D1392] &lt; [.$D$2])" office:value-type="boolean" office:boolean-value="false">
            <text:p>FALSE</text:p>
          </table:table-cell>
          <table:table-cell table:formula="of:=MOD([.C1392];64)" office:value-type="float" office:value="51.8685832015726">
            <text:p>51.87</text:p>
          </table:table-cell>
          <table:table-cell/>
        </table:table-row>
        <table:table-row table:style-name="ro2">
          <table:table-cell table:style-name="ce3" table:formula="of:=[.A1392]+1" office:value-type="float" office:value="1392">
            <text:p>1392</text:p>
          </table:table-cell>
          <table:table-cell table:style-name="ce3" table:formula="of:=[orbits.$C$3]*[.A1393]" office:value-type="float" office:value="6030785.712">
            <text:p>6030785.712</text:p>
          </table:table-cell>
          <table:table-cell table:style-name="ce6" table:formula="of:=[.B1393]/[orbits.$D$3]" office:value-type="float" office:value="16511.730458531">
            <text:p>16511.73</text:p>
          </table:table-cell>
          <table:table-cell table:style-name="ce6" table:formula="of:=[.C1393]-ROUNDDOWN([.C1393])" office:value-type="float" office:value="0.730458530975739">
            <text:p>0.73</text:p>
          </table:table-cell>
          <table:table-cell table:formula="of:=IF([.D1393] &lt; [.$D$2])" office:value-type="boolean" office:boolean-value="false">
            <text:p>FALSE</text:p>
          </table:table-cell>
          <table:table-cell table:formula="of:=MOD([.C1393];64)" office:value-type="float" office:value="63.7304585309757">
            <text:p>63.73</text:p>
          </table:table-cell>
          <table:table-cell/>
        </table:table-row>
        <table:table-row table:style-name="ro2">
          <table:table-cell table:style-name="ce3" table:formula="of:=[.A1393]+1" office:value-type="float" office:value="1393">
            <text:p>1393</text:p>
          </table:table-cell>
          <table:table-cell table:style-name="ce3" table:formula="of:=[orbits.$C$3]*[.A1394]" office:value-type="float" office:value="6035118.173">
            <text:p>6035118.173</text:p>
          </table:table-cell>
          <table:table-cell table:style-name="ce6" table:formula="of:=[.B1394]/[orbits.$D$3]" office:value-type="float" office:value="16523.5923338604">
            <text:p>16523.59</text:p>
          </table:table-cell>
          <table:table-cell table:style-name="ce6" table:formula="of:=[.C1394]-ROUNDDOWN([.C1394])" office:value-type="float" office:value="0.592333860382496">
            <text:p>0.59</text:p>
          </table:table-cell>
          <table:table-cell table:formula="of:=IF([.D1394] &lt; [.$D$2])" office:value-type="boolean" office:boolean-value="false">
            <text:p>FALSE</text:p>
          </table:table-cell>
          <table:table-cell table:formula="of:=MOD([.C1394];64)" office:value-type="float" office:value="11.5923338603825">
            <text:p>11.59</text:p>
          </table:table-cell>
          <table:table-cell/>
        </table:table-row>
        <table:table-row table:style-name="ro2">
          <table:table-cell table:style-name="ce3" table:formula="of:=[.A1394]+1" office:value-type="float" office:value="1394">
            <text:p>1394</text:p>
          </table:table-cell>
          <table:table-cell table:style-name="ce3" table:formula="of:=[orbits.$C$3]*[.A1395]" office:value-type="float" office:value="6039450.634">
            <text:p>6039450.634</text:p>
          </table:table-cell>
          <table:table-cell table:style-name="ce6" table:formula="of:=[.B1395]/[orbits.$D$3]" office:value-type="float" office:value="16535.4542091898">
            <text:p>16535.45</text:p>
          </table:table-cell>
          <table:table-cell table:style-name="ce6" table:formula="of:=[.C1395]-ROUNDDOWN([.C1395])" office:value-type="float" office:value="0.454209189785615">
            <text:p>0.45</text:p>
          </table:table-cell>
          <table:table-cell table:formula="of:=IF([.D1395] &lt; [.$D$2])" office:value-type="boolean" office:boolean-value="false">
            <text:p>FALSE</text:p>
          </table:table-cell>
          <table:table-cell table:formula="of:=MOD([.C1395];64)" office:value-type="float" office:value="23.4542091897856">
            <text:p>23.45</text:p>
          </table:table-cell>
          <table:table-cell/>
        </table:table-row>
        <table:table-row table:style-name="ro2">
          <table:table-cell table:style-name="ce3" table:formula="of:=[.A1395]+1" office:value-type="float" office:value="1395">
            <text:p>1395</text:p>
          </table:table-cell>
          <table:table-cell table:style-name="ce3" table:formula="of:=[orbits.$C$3]*[.A1396]" office:value-type="float" office:value="6043783.095">
            <text:p>6043783.095</text:p>
          </table:table-cell>
          <table:table-cell table:style-name="ce6" table:formula="of:=[.B1396]/[orbits.$D$3]" office:value-type="float" office:value="16547.3160845192">
            <text:p>16547.32</text:p>
          </table:table-cell>
          <table:table-cell table:style-name="ce6" table:formula="of:=[.C1396]-ROUNDDOWN([.C1396])" office:value-type="float" office:value="0.316084519192373">
            <text:p>0.32</text:p>
          </table:table-cell>
          <table:table-cell table:formula="of:=IF([.D1396] &lt; [.$D$2])" office:value-type="boolean" office:boolean-value="false">
            <text:p>FALSE</text:p>
          </table:table-cell>
          <table:table-cell table:formula="of:=MOD([.C1396];64)" office:value-type="float" office:value="35.3160845191924">
            <text:p>35.32</text:p>
          </table:table-cell>
          <table:table-cell/>
        </table:table-row>
        <table:table-row table:style-name="ro2">
          <table:table-cell table:style-name="ce3" table:formula="of:=[.A1396]+1" office:value-type="float" office:value="1396">
            <text:p>1396</text:p>
          </table:table-cell>
          <table:table-cell table:style-name="ce3" table:formula="of:=[orbits.$C$3]*[.A1397]" office:value-type="float" office:value="6048115.556">
            <text:p>6048115.556</text:p>
          </table:table-cell>
          <table:table-cell table:style-name="ce6" table:formula="of:=[.B1397]/[orbits.$D$3]" office:value-type="float" office:value="16559.1779598486">
            <text:p>16559.18</text:p>
          </table:table-cell>
          <table:table-cell table:style-name="ce6" table:formula="of:=[.C1397]-ROUNDDOWN([.C1397])" office:value-type="float" office:value="0.177959848595492">
            <text:p>0.18</text:p>
          </table:table-cell>
          <table:table-cell table:formula="of:=IF([.D1397] &lt; [.$D$2])" office:value-type="boolean" office:boolean-value="false">
            <text:p>FALSE</text:p>
          </table:table-cell>
          <table:table-cell table:formula="of:=MOD([.C1397];64)" office:value-type="float" office:value="47.1779598485955">
            <text:p>47.18</text:p>
          </table:table-cell>
          <table:table-cell/>
        </table:table-row>
        <table:table-row table:style-name="ro2">
          <table:table-cell table:style-name="ce3" table:formula="of:=[.A1397]+1" office:value-type="float" office:value="1397">
            <text:p>1397</text:p>
          </table:table-cell>
          <table:table-cell table:style-name="ce3" table:formula="of:=[orbits.$C$3]*[.A1398]" office:value-type="float" office:value="6052448.017">
            <text:p>6052448.017</text:p>
          </table:table-cell>
          <table:table-cell table:style-name="ce6" table:formula="of:=[.B1398]/[orbits.$D$3]" office:value-type="float" office:value="16571.039835178">
            <text:p>16571.04</text:p>
          </table:table-cell>
          <table:table-cell table:style-name="ce6" table:formula="of:=[.C1398]-ROUNDDOWN([.C1398])" office:value-type="float" office:value="0.0398351779986115">
            <text:p>0.04</text:p>
          </table:table-cell>
          <table:table-cell table:formula="of:=IF([.D1398] &lt; [.$D$2])" office:value-type="boolean" office:boolean-value="true">
            <text:p>TRUE</text:p>
          </table:table-cell>
          <table:table-cell table:formula="of:=MOD([.C1398];64)" office:value-type="float" office:value="59.0398351779986">
            <text:p>59.04</text:p>
          </table:table-cell>
          <table:table-cell/>
        </table:table-row>
        <table:table-row table:style-name="ro2">
          <table:table-cell table:style-name="ce3" table:formula="of:=[.A1398]+1" office:value-type="float" office:value="1398">
            <text:p>1398</text:p>
          </table:table-cell>
          <table:table-cell table:style-name="ce3" table:formula="of:=[orbits.$C$3]*[.A1399]" office:value-type="float" office:value="6056780.478">
            <text:p>6056780.478</text:p>
          </table:table-cell>
          <table:table-cell table:style-name="ce6" table:formula="of:=[.B1399]/[orbits.$D$3]" office:value-type="float" office:value="16582.9017105074">
            <text:p>16582.90</text:p>
          </table:table-cell>
          <table:table-cell table:style-name="ce6" table:formula="of:=[.C1399]-ROUNDDOWN([.C1399])" office:value-type="float" office:value="0.901710507401731">
            <text:p>0.90</text:p>
          </table:table-cell>
          <table:table-cell table:formula="of:=IF([.D1399] &lt; [.$D$2])" office:value-type="boolean" office:boolean-value="false">
            <text:p>FALSE</text:p>
          </table:table-cell>
          <table:table-cell table:formula="of:=MOD([.C1399];64)" office:value-type="float" office:value="6.90171050740173">
            <text:p>6.90</text:p>
          </table:table-cell>
          <table:table-cell/>
        </table:table-row>
        <table:table-row table:style-name="ro2">
          <table:table-cell table:style-name="ce3" table:formula="of:=[.A1399]+1" office:value-type="float" office:value="1399">
            <text:p>1399</text:p>
          </table:table-cell>
          <table:table-cell table:style-name="ce3" table:formula="of:=[orbits.$C$3]*[.A1400]" office:value-type="float" office:value="6061112.939">
            <text:p>6061112.939</text:p>
          </table:table-cell>
          <table:table-cell table:style-name="ce6" table:formula="of:=[.B1400]/[orbits.$D$3]" office:value-type="float" office:value="16594.7635858368">
            <text:p>16594.76</text:p>
          </table:table-cell>
          <table:table-cell table:style-name="ce6" table:formula="of:=[.C1400]-ROUNDDOWN([.C1400])" office:value-type="float" office:value="0.763585836808488">
            <text:p>0.76</text:p>
          </table:table-cell>
          <table:table-cell table:formula="of:=IF([.D1400] &lt; [.$D$2])" office:value-type="boolean" office:boolean-value="false">
            <text:p>FALSE</text:p>
          </table:table-cell>
          <table:table-cell table:formula="of:=MOD([.C1400];64)" office:value-type="float" office:value="18.7635858368085">
            <text:p>18.76</text:p>
          </table:table-cell>
          <table:table-cell/>
        </table:table-row>
        <table:table-row table:style-name="ro2">
          <table:table-cell table:style-name="ce3" table:formula="of:=[.A1400]+1" office:value-type="float" office:value="1400">
            <text:p>1400</text:p>
          </table:table-cell>
          <table:table-cell table:style-name="ce3" table:formula="of:=[orbits.$C$3]*[.A1401]" office:value-type="float" office:value="6065445.4">
            <text:p>6065445.4</text:p>
          </table:table-cell>
          <table:table-cell table:style-name="ce6" table:formula="of:=[.B1401]/[orbits.$D$3]" office:value-type="float" office:value="16606.6254611662">
            <text:p>16606.63</text:p>
          </table:table-cell>
          <table:table-cell table:style-name="ce6" table:formula="of:=[.C1401]-ROUNDDOWN([.C1401])" office:value-type="float" office:value="0.625461166211608">
            <text:p>0.63</text:p>
          </table:table-cell>
          <table:table-cell table:formula="of:=IF([.D1401] &lt; [.$D$2])" office:value-type="boolean" office:boolean-value="false">
            <text:p>FALSE</text:p>
          </table:table-cell>
          <table:table-cell table:formula="of:=MOD([.C1401];64)" office:value-type="float" office:value="30.6254611662116">
            <text:p>30.63</text:p>
          </table:table-cell>
          <table:table-cell/>
        </table:table-row>
        <table:table-row table:style-name="ro2">
          <table:table-cell table:style-name="ce3" table:formula="of:=[.A1401]+1" office:value-type="float" office:value="1401">
            <text:p>1401</text:p>
          </table:table-cell>
          <table:table-cell table:style-name="ce3" table:formula="of:=[orbits.$C$3]*[.A1402]" office:value-type="float" office:value="6069777.861">
            <text:p>6069777.861</text:p>
          </table:table-cell>
          <table:table-cell table:style-name="ce6" table:formula="of:=[.B1402]/[orbits.$D$3]" office:value-type="float" office:value="16618.4873364956">
            <text:p>16618.49</text:p>
          </table:table-cell>
          <table:table-cell table:style-name="ce6" table:formula="of:=[.C1402]-ROUNDDOWN([.C1402])" office:value-type="float" office:value="0.487336495618365">
            <text:p>0.49</text:p>
          </table:table-cell>
          <table:table-cell table:formula="of:=IF([.D1402] &lt; [.$D$2])" office:value-type="boolean" office:boolean-value="false">
            <text:p>FALSE</text:p>
          </table:table-cell>
          <table:table-cell table:formula="of:=MOD([.C1402];64)" office:value-type="float" office:value="42.4873364956184">
            <text:p>42.49</text:p>
          </table:table-cell>
          <table:table-cell/>
        </table:table-row>
        <table:table-row table:style-name="ro2">
          <table:table-cell table:style-name="ce3" table:formula="of:=[.A1402]+1" office:value-type="float" office:value="1402">
            <text:p>1402</text:p>
          </table:table-cell>
          <table:table-cell table:style-name="ce3" table:formula="of:=[orbits.$C$3]*[.A1403]" office:value-type="float" office:value="6074110.322">
            <text:p>6074110.322</text:p>
          </table:table-cell>
          <table:table-cell table:style-name="ce6" table:formula="of:=[.B1403]/[orbits.$D$3]" office:value-type="float" office:value="16630.349211825">
            <text:p>16630.35</text:p>
          </table:table-cell>
          <table:table-cell table:style-name="ce6" table:formula="of:=[.C1403]-ROUNDDOWN([.C1403])" office:value-type="float" office:value="0.349211825021484">
            <text:p>0.35</text:p>
          </table:table-cell>
          <table:table-cell table:formula="of:=IF([.D1403] &lt; [.$D$2])" office:value-type="boolean" office:boolean-value="false">
            <text:p>FALSE</text:p>
          </table:table-cell>
          <table:table-cell table:formula="of:=MOD([.C1403];64)" office:value-type="float" office:value="54.3492118250215">
            <text:p>54.35</text:p>
          </table:table-cell>
          <table:table-cell/>
        </table:table-row>
        <table:table-row table:style-name="ro2">
          <table:table-cell table:style-name="ce3" table:formula="of:=[.A1403]+1" office:value-type="float" office:value="1403">
            <text:p>1403</text:p>
          </table:table-cell>
          <table:table-cell table:style-name="ce3" table:formula="of:=[orbits.$C$3]*[.A1404]" office:value-type="float" office:value="6078442.783">
            <text:p>6078442.783</text:p>
          </table:table-cell>
          <table:table-cell table:style-name="ce6" table:formula="of:=[.B1404]/[orbits.$D$3]" office:value-type="float" office:value="16642.2110871544">
            <text:p>16642.21</text:p>
          </table:table-cell>
          <table:table-cell table:style-name="ce6" table:formula="of:=[.C1404]-ROUNDDOWN([.C1404])" office:value-type="float" office:value="0.211087154428242">
            <text:p>0.21</text:p>
          </table:table-cell>
          <table:table-cell table:formula="of:=IF([.D1404] &lt; [.$D$2])" office:value-type="boolean" office:boolean-value="false">
            <text:p>FALSE</text:p>
          </table:table-cell>
          <table:table-cell table:formula="of:=MOD([.C1404];64)" office:value-type="float" office:value="2.21108715442824">
            <text:p>2.21</text:p>
          </table:table-cell>
          <table:table-cell/>
        </table:table-row>
        <table:table-row table:style-name="ro2">
          <table:table-cell table:style-name="ce3" table:formula="of:=[.A1404]+1" office:value-type="float" office:value="1404">
            <text:p>1404</text:p>
          </table:table-cell>
          <table:table-cell table:style-name="ce3" table:formula="of:=[orbits.$C$3]*[.A1405]" office:value-type="float" office:value="6082775.244">
            <text:p>6082775.244</text:p>
          </table:table-cell>
          <table:table-cell table:style-name="ce6" table:formula="of:=[.B1405]/[orbits.$D$3]" office:value-type="float" office:value="16654.0729624838">
            <text:p>16654.07</text:p>
          </table:table-cell>
          <table:table-cell table:style-name="ce6" table:formula="of:=[.C1405]-ROUNDDOWN([.C1405])" office:value-type="float" office:value="0.0729624838277232">
            <text:p>0.07</text:p>
          </table:table-cell>
          <table:table-cell table:formula="of:=IF([.D1405] &lt; [.$D$2])" office:value-type="boolean" office:boolean-value="true">
            <text:p>TRUE</text:p>
          </table:table-cell>
          <table:table-cell table:formula="of:=MOD([.C1405];64)" office:value-type="float" office:value="14.0729624838277">
            <text:p>14.07</text:p>
          </table:table-cell>
          <table:table-cell/>
        </table:table-row>
        <table:table-row table:style-name="ro2">
          <table:table-cell table:style-name="ce3" table:formula="of:=[.A1405]+1" office:value-type="float" office:value="1405">
            <text:p>1405</text:p>
          </table:table-cell>
          <table:table-cell table:style-name="ce3" table:formula="of:=[orbits.$C$3]*[.A1406]" office:value-type="float" office:value="6087107.705">
            <text:p>6087107.705</text:p>
          </table:table-cell>
          <table:table-cell table:style-name="ce6" table:formula="of:=[.B1406]/[orbits.$D$3]" office:value-type="float" office:value="16665.9348378132">
            <text:p>16665.93</text:p>
          </table:table-cell>
          <table:table-cell table:style-name="ce6" table:formula="of:=[.C1406]-ROUNDDOWN([.C1406])" office:value-type="float" office:value="0.934837813234481">
            <text:p>0.93</text:p>
          </table:table-cell>
          <table:table-cell table:formula="of:=IF([.D1406] &lt; [.$D$2])" office:value-type="boolean" office:boolean-value="false">
            <text:p>FALSE</text:p>
          </table:table-cell>
          <table:table-cell table:formula="of:=MOD([.C1406];64)" office:value-type="float" office:value="25.9348378132345">
            <text:p>25.93</text:p>
          </table:table-cell>
          <table:table-cell/>
        </table:table-row>
        <table:table-row table:style-name="ro2">
          <table:table-cell table:style-name="ce3" table:formula="of:=[.A1406]+1" office:value-type="float" office:value="1406">
            <text:p>1406</text:p>
          </table:table-cell>
          <table:table-cell table:style-name="ce3" table:formula="of:=[orbits.$C$3]*[.A1407]" office:value-type="float" office:value="6091440.166">
            <text:p>6091440.166</text:p>
          </table:table-cell>
          <table:table-cell table:style-name="ce6" table:formula="of:=[.B1407]/[orbits.$D$3]" office:value-type="float" office:value="16677.7967131426">
            <text:p>16677.80</text:p>
          </table:table-cell>
          <table:table-cell table:style-name="ce6" table:formula="of:=[.C1407]-ROUNDDOWN([.C1407])" office:value-type="float" office:value="0.7967131426376">
            <text:p>0.80</text:p>
          </table:table-cell>
          <table:table-cell table:formula="of:=IF([.D1407] &lt; [.$D$2])" office:value-type="boolean" office:boolean-value="false">
            <text:p>FALSE</text:p>
          </table:table-cell>
          <table:table-cell table:formula="of:=MOD([.C1407];64)" office:value-type="float" office:value="37.7967131426376">
            <text:p>37.80</text:p>
          </table:table-cell>
          <table:table-cell/>
        </table:table-row>
        <table:table-row table:style-name="ro2">
          <table:table-cell table:style-name="ce3" table:formula="of:=[.A1407]+1" office:value-type="float" office:value="1407">
            <text:p>1407</text:p>
          </table:table-cell>
          <table:table-cell table:style-name="ce3" table:formula="of:=[orbits.$C$3]*[.A1408]" office:value-type="float" office:value="6095772.627">
            <text:p>6095772.627</text:p>
          </table:table-cell>
          <table:table-cell table:style-name="ce6" table:formula="of:=[.B1408]/[orbits.$D$3]" office:value-type="float" office:value="16689.658588472">
            <text:p>16689.66</text:p>
          </table:table-cell>
          <table:table-cell table:style-name="ce6" table:formula="of:=[.C1408]-ROUNDDOWN([.C1408])" office:value-type="float" office:value="0.658588472044357">
            <text:p>0.66</text:p>
          </table:table-cell>
          <table:table-cell table:formula="of:=IF([.D1408] &lt; [.$D$2])" office:value-type="boolean" office:boolean-value="false">
            <text:p>FALSE</text:p>
          </table:table-cell>
          <table:table-cell table:formula="of:=MOD([.C1408];64)" office:value-type="float" office:value="49.6585884720444">
            <text:p>49.66</text:p>
          </table:table-cell>
          <table:table-cell/>
        </table:table-row>
        <table:table-row table:style-name="ro2">
          <table:table-cell table:style-name="ce3" table:formula="of:=[.A1408]+1" office:value-type="float" office:value="1408">
            <text:p>1408</text:p>
          </table:table-cell>
          <table:table-cell table:style-name="ce3" table:formula="of:=[orbits.$C$3]*[.A1409]" office:value-type="float" office:value="6100105.088">
            <text:p>6100105.088</text:p>
          </table:table-cell>
          <table:table-cell table:style-name="ce6" table:formula="of:=[.B1409]/[orbits.$D$3]" office:value-type="float" office:value="16701.5204638014">
            <text:p>16701.52</text:p>
          </table:table-cell>
          <table:table-cell table:style-name="ce6" table:formula="of:=[.C1409]-ROUNDDOWN([.C1409])" office:value-type="float" office:value="0.520463801447477">
            <text:p>0.52</text:p>
          </table:table-cell>
          <table:table-cell table:formula="of:=IF([.D1409] &lt; [.$D$2])" office:value-type="boolean" office:boolean-value="false">
            <text:p>FALSE</text:p>
          </table:table-cell>
          <table:table-cell table:formula="of:=MOD([.C1409];64)" office:value-type="float" office:value="61.5204638014475">
            <text:p>61.52</text:p>
          </table:table-cell>
          <table:table-cell/>
        </table:table-row>
        <table:table-row table:style-name="ro2">
          <table:table-cell table:style-name="ce3" table:formula="of:=[.A1409]+1" office:value-type="float" office:value="1409">
            <text:p>1409</text:p>
          </table:table-cell>
          <table:table-cell table:style-name="ce3" table:formula="of:=[orbits.$C$3]*[.A1410]" office:value-type="float" office:value="6104437.549">
            <text:p>6104437.549</text:p>
          </table:table-cell>
          <table:table-cell table:style-name="ce6" table:formula="of:=[.B1410]/[orbits.$D$3]" office:value-type="float" office:value="16713.3823391309">
            <text:p>16713.38</text:p>
          </table:table-cell>
          <table:table-cell table:style-name="ce6" table:formula="of:=[.C1410]-ROUNDDOWN([.C1410])" office:value-type="float" office:value="0.382339130854234">
            <text:p>0.38</text:p>
          </table:table-cell>
          <table:table-cell table:formula="of:=IF([.D1410] &lt; [.$D$2])" office:value-type="boolean" office:boolean-value="false">
            <text:p>FALSE</text:p>
          </table:table-cell>
          <table:table-cell table:formula="of:=MOD([.C1410];64)" office:value-type="float" office:value="9.38233913085423">
            <text:p>9.38</text:p>
          </table:table-cell>
          <table:table-cell/>
        </table:table-row>
        <table:table-row table:style-name="ro2">
          <table:table-cell table:style-name="ce3" table:formula="of:=[.A1410]+1" office:value-type="float" office:value="1410">
            <text:p>1410</text:p>
          </table:table-cell>
          <table:table-cell table:style-name="ce3" table:formula="of:=[orbits.$C$3]*[.A1411]" office:value-type="float" office:value="6108770.01">
            <text:p>6108770.01</text:p>
          </table:table-cell>
          <table:table-cell table:style-name="ce6" table:formula="of:=[.B1411]/[orbits.$D$3]" office:value-type="float" office:value="16725.2442144603">
            <text:p>16725.24</text:p>
          </table:table-cell>
          <table:table-cell table:style-name="ce6" table:formula="of:=[.C1411]-ROUNDDOWN([.C1411])" office:value-type="float" office:value="0.244214460257353">
            <text:p>0.24</text:p>
          </table:table-cell>
          <table:table-cell table:formula="of:=IF([.D1411] &lt; [.$D$2])" office:value-type="boolean" office:boolean-value="false">
            <text:p>FALSE</text:p>
          </table:table-cell>
          <table:table-cell table:formula="of:=MOD([.C1411];64)" office:value-type="float" office:value="21.2442144602574">
            <text:p>21.24</text:p>
          </table:table-cell>
          <table:table-cell/>
        </table:table-row>
        <table:table-row table:style-name="ro2">
          <table:table-cell table:style-name="ce3" table:formula="of:=[.A1411]+1" office:value-type="float" office:value="1411">
            <text:p>1411</text:p>
          </table:table-cell>
          <table:table-cell table:style-name="ce3" table:formula="of:=[orbits.$C$3]*[.A1412]" office:value-type="float" office:value="6113102.471">
            <text:p>6113102.471</text:p>
          </table:table-cell>
          <table:table-cell table:style-name="ce6" table:formula="of:=[.B1412]/[orbits.$D$3]" office:value-type="float" office:value="16737.1060897897">
            <text:p>16737.11</text:p>
          </table:table-cell>
          <table:table-cell table:style-name="ce6" table:formula="of:=[.C1412]-ROUNDDOWN([.C1412])" office:value-type="float" office:value="0.106089789660473">
            <text:p>0.11</text:p>
          </table:table-cell>
          <table:table-cell table:formula="of:=IF([.D1412] &lt; [.$D$2])" office:value-type="boolean" office:boolean-value="false">
            <text:p>FALSE</text:p>
          </table:table-cell>
          <table:table-cell table:formula="of:=MOD([.C1412];64)" office:value-type="float" office:value="33.1060897896605">
            <text:p>33.11</text:p>
          </table:table-cell>
          <table:table-cell/>
        </table:table-row>
        <table:table-row table:style-name="ro2">
          <table:table-cell table:style-name="ce3" table:formula="of:=[.A1412]+1" office:value-type="float" office:value="1412">
            <text:p>1412</text:p>
          </table:table-cell>
          <table:table-cell table:style-name="ce3" table:formula="of:=[orbits.$C$3]*[.A1413]" office:value-type="float" office:value="6117434.932">
            <text:p>6117434.932</text:p>
          </table:table-cell>
          <table:table-cell table:style-name="ce6" table:formula="of:=[.B1413]/[orbits.$D$3]" office:value-type="float" office:value="16748.9679651191">
            <text:p>16748.97</text:p>
          </table:table-cell>
          <table:table-cell table:style-name="ce6" table:formula="of:=[.C1413]-ROUNDDOWN([.C1413])" office:value-type="float" office:value="0.967965119063592">
            <text:p>0.97</text:p>
          </table:table-cell>
          <table:table-cell table:formula="of:=IF([.D1413] &lt; [.$D$2])" office:value-type="boolean" office:boolean-value="false">
            <text:p>FALSE</text:p>
          </table:table-cell>
          <table:table-cell table:formula="of:=MOD([.C1413];64)" office:value-type="float" office:value="44.9679651190636">
            <text:p>44.97</text:p>
          </table:table-cell>
          <table:table-cell/>
        </table:table-row>
        <table:table-row table:style-name="ro2">
          <table:table-cell table:style-name="ce3" table:formula="of:=[.A1413]+1" office:value-type="float" office:value="1413">
            <text:p>1413</text:p>
          </table:table-cell>
          <table:table-cell table:style-name="ce3" table:formula="of:=[orbits.$C$3]*[.A1414]" office:value-type="float" office:value="6121767.393">
            <text:p>6121767.393</text:p>
          </table:table-cell>
          <table:table-cell table:style-name="ce6" table:formula="of:=[.B1414]/[orbits.$D$3]" office:value-type="float" office:value="16760.8298404485">
            <text:p>16760.83</text:p>
          </table:table-cell>
          <table:table-cell table:style-name="ce6" table:formula="of:=[.C1414]-ROUNDDOWN([.C1414])" office:value-type="float" office:value="0.82984044847035">
            <text:p>0.83</text:p>
          </table:table-cell>
          <table:table-cell table:formula="of:=IF([.D1414] &lt; [.$D$2])" office:value-type="boolean" office:boolean-value="false">
            <text:p>FALSE</text:p>
          </table:table-cell>
          <table:table-cell table:formula="of:=MOD([.C1414];64)" office:value-type="float" office:value="56.8298404484704">
            <text:p>56.83</text:p>
          </table:table-cell>
          <table:table-cell/>
        </table:table-row>
        <table:table-row table:style-name="ro2">
          <table:table-cell table:style-name="ce3" table:formula="of:=[.A1414]+1" office:value-type="float" office:value="1414">
            <text:p>1414</text:p>
          </table:table-cell>
          <table:table-cell table:style-name="ce3" table:formula="of:=[orbits.$C$3]*[.A1415]" office:value-type="float" office:value="6126099.854">
            <text:p>6126099.854</text:p>
          </table:table-cell>
          <table:table-cell table:style-name="ce6" table:formula="of:=[.B1415]/[orbits.$D$3]" office:value-type="float" office:value="16772.6917157779">
            <text:p>16772.69</text:p>
          </table:table-cell>
          <table:table-cell table:style-name="ce6" table:formula="of:=[.C1415]-ROUNDDOWN([.C1415])" office:value-type="float" office:value="0.691715777873469">
            <text:p>0.69</text:p>
          </table:table-cell>
          <table:table-cell table:formula="of:=IF([.D1415] &lt; [.$D$2])" office:value-type="boolean" office:boolean-value="false">
            <text:p>FALSE</text:p>
          </table:table-cell>
          <table:table-cell table:formula="of:=MOD([.C1415];64)" office:value-type="float" office:value="4.69171577787347">
            <text:p>4.69</text:p>
          </table:table-cell>
          <table:table-cell/>
        </table:table-row>
        <table:table-row table:style-name="ro2">
          <table:table-cell table:style-name="ce3" table:formula="of:=[.A1415]+1" office:value-type="float" office:value="1415">
            <text:p>1415</text:p>
          </table:table-cell>
          <table:table-cell table:style-name="ce3" table:formula="of:=[orbits.$C$3]*[.A1416]" office:value-type="float" office:value="6130432.315">
            <text:p>6130432.315</text:p>
          </table:table-cell>
          <table:table-cell table:style-name="ce6" table:formula="of:=[.B1416]/[orbits.$D$3]" office:value-type="float" office:value="16784.5535911073">
            <text:p>16784.55</text:p>
          </table:table-cell>
          <table:table-cell table:style-name="ce6" table:formula="of:=[.C1416]-ROUNDDOWN([.C1416])" office:value-type="float" office:value="0.553591107280226">
            <text:p>0.55</text:p>
          </table:table-cell>
          <table:table-cell table:formula="of:=IF([.D1416] &lt; [.$D$2])" office:value-type="boolean" office:boolean-value="false">
            <text:p>FALSE</text:p>
          </table:table-cell>
          <table:table-cell table:formula="of:=MOD([.C1416];64)" office:value-type="float" office:value="16.5535911072802">
            <text:p>16.55</text:p>
          </table:table-cell>
          <table:table-cell/>
        </table:table-row>
        <table:table-row table:style-name="ro2">
          <table:table-cell table:style-name="ce3" table:formula="of:=[.A1416]+1" office:value-type="float" office:value="1416">
            <text:p>1416</text:p>
          </table:table-cell>
          <table:table-cell table:style-name="ce3" table:formula="of:=[orbits.$C$3]*[.A1417]" office:value-type="float" office:value="6134764.776">
            <text:p>6134764.776</text:p>
          </table:table-cell>
          <table:table-cell table:style-name="ce6" table:formula="of:=[.B1417]/[orbits.$D$3]" office:value-type="float" office:value="16796.4154664367">
            <text:p>16796.42</text:p>
          </table:table-cell>
          <table:table-cell table:style-name="ce6" table:formula="of:=[.C1417]-ROUNDDOWN([.C1417])" office:value-type="float" office:value="0.415466436683346">
            <text:p>0.42</text:p>
          </table:table-cell>
          <table:table-cell table:formula="of:=IF([.D1417] &lt; [.$D$2])" office:value-type="boolean" office:boolean-value="false">
            <text:p>FALSE</text:p>
          </table:table-cell>
          <table:table-cell table:formula="of:=MOD([.C1417];64)" office:value-type="float" office:value="28.4154664366833">
            <text:p>28.42</text:p>
          </table:table-cell>
          <table:table-cell/>
        </table:table-row>
        <table:table-row table:style-name="ro2">
          <table:table-cell table:style-name="ce3" table:formula="of:=[.A1417]+1" office:value-type="float" office:value="1417">
            <text:p>1417</text:p>
          </table:table-cell>
          <table:table-cell table:style-name="ce3" table:formula="of:=[orbits.$C$3]*[.A1418]" office:value-type="float" office:value="6139097.237">
            <text:p>6139097.237</text:p>
          </table:table-cell>
          <table:table-cell table:style-name="ce6" table:formula="of:=[.B1418]/[orbits.$D$3]" office:value-type="float" office:value="16808.2773417661">
            <text:p>16808.28</text:p>
          </table:table-cell>
          <table:table-cell table:style-name="ce6" table:formula="of:=[.C1418]-ROUNDDOWN([.C1418])" office:value-type="float" office:value="0.277341766090103">
            <text:p>0.28</text:p>
          </table:table-cell>
          <table:table-cell table:formula="of:=IF([.D1418] &lt; [.$D$2])" office:value-type="boolean" office:boolean-value="false">
            <text:p>FALSE</text:p>
          </table:table-cell>
          <table:table-cell table:formula="of:=MOD([.C1418];64)" office:value-type="float" office:value="40.2773417660901">
            <text:p>40.28</text:p>
          </table:table-cell>
          <table:table-cell/>
        </table:table-row>
        <table:table-row table:style-name="ro2">
          <table:table-cell table:style-name="ce3" table:formula="of:=[.A1418]+1" office:value-type="float" office:value="1418">
            <text:p>1418</text:p>
          </table:table-cell>
          <table:table-cell table:style-name="ce3" table:formula="of:=[orbits.$C$3]*[.A1419]" office:value-type="float" office:value="6143429.698">
            <text:p>6143429.698</text:p>
          </table:table-cell>
          <table:table-cell table:style-name="ce6" table:formula="of:=[.B1419]/[orbits.$D$3]" office:value-type="float" office:value="16820.1392170955">
            <text:p>16820.14</text:p>
          </table:table-cell>
          <table:table-cell table:style-name="ce6" table:formula="of:=[.C1419]-ROUNDDOWN([.C1419])" office:value-type="float" office:value="0.139217095493223">
            <text:p>0.14</text:p>
          </table:table-cell>
          <table:table-cell table:formula="of:=IF([.D1419] &lt; [.$D$2])" office:value-type="boolean" office:boolean-value="false">
            <text:p>FALSE</text:p>
          </table:table-cell>
          <table:table-cell table:formula="of:=MOD([.C1419];64)" office:value-type="float" office:value="52.1392170954932">
            <text:p>52.14</text:p>
          </table:table-cell>
          <table:table-cell/>
        </table:table-row>
        <table:table-row table:style-name="ro2">
          <table:table-cell table:style-name="ce3" table:formula="of:=[.A1419]+1" office:value-type="float" office:value="1419">
            <text:p>1419</text:p>
          </table:table-cell>
          <table:table-cell table:style-name="ce3" table:formula="of:=[orbits.$C$3]*[.A1420]" office:value-type="float" office:value="6147762.159">
            <text:p>6147762.159</text:p>
          </table:table-cell>
          <table:table-cell table:style-name="ce6" table:formula="of:=[.B1420]/[orbits.$D$3]" office:value-type="float" office:value="16832.0010924249">
            <text:p>16832.00</text:p>
          </table:table-cell>
          <table:table-cell table:style-name="ce6" table:formula="of:=[.C1420]-ROUNDDOWN([.C1420])" office:value-type="float" office:value="0.00109242489634198">
            <text:p>0.00</text:p>
          </table:table-cell>
          <table:table-cell table:formula="of:=IF([.D1420] &lt; [.$D$2])" office:value-type="boolean" office:boolean-value="true">
            <text:p>TRUE</text:p>
          </table:table-cell>
          <table:table-cell table:formula="of:=MOD([.C1420];64)" office:value-type="float" office:value="0.00109242489634198">
            <text:p>0.00</text:p>
          </table:table-cell>
          <table:table-cell/>
        </table:table-row>
        <table:table-row table:style-name="ro2">
          <table:table-cell table:style-name="ce3" table:formula="of:=[.A1420]+1" office:value-type="float" office:value="1420">
            <text:p>1420</text:p>
          </table:table-cell>
          <table:table-cell table:style-name="ce3" table:formula="of:=[orbits.$C$3]*[.A1421]" office:value-type="float" office:value="6152094.62">
            <text:p>6152094.62</text:p>
          </table:table-cell>
          <table:table-cell table:style-name="ce6" table:formula="of:=[.B1421]/[orbits.$D$3]" office:value-type="float" office:value="16843.8629677543">
            <text:p>16843.86</text:p>
          </table:table-cell>
          <table:table-cell table:style-name="ce6" table:formula="of:=[.C1421]-ROUNDDOWN([.C1421])" office:value-type="float" office:value="0.862967754299461">
            <text:p>0.86</text:p>
          </table:table-cell>
          <table:table-cell table:formula="of:=IF([.D1421] &lt; [.$D$2])" office:value-type="boolean" office:boolean-value="false">
            <text:p>FALSE</text:p>
          </table:table-cell>
          <table:table-cell table:formula="of:=MOD([.C1421];64)" office:value-type="float" office:value="11.8629677542995">
            <text:p>11.86</text:p>
          </table:table-cell>
          <table:table-cell/>
        </table:table-row>
        <table:table-row table:style-name="ro2">
          <table:table-cell table:style-name="ce3" table:formula="of:=[.A1421]+1" office:value-type="float" office:value="1421">
            <text:p>1421</text:p>
          </table:table-cell>
          <table:table-cell table:style-name="ce3" table:formula="of:=[orbits.$C$3]*[.A1422]" office:value-type="float" office:value="6156427.081">
            <text:p>6156427.081</text:p>
          </table:table-cell>
          <table:table-cell table:style-name="ce6" table:formula="of:=[.B1422]/[orbits.$D$3]" office:value-type="float" office:value="16855.7248430837">
            <text:p>16855.72</text:p>
          </table:table-cell>
          <table:table-cell table:style-name="ce6" table:formula="of:=[.C1422]-ROUNDDOWN([.C1422])" office:value-type="float" office:value="0.724843083706219">
            <text:p>0.72</text:p>
          </table:table-cell>
          <table:table-cell table:formula="of:=IF([.D1422] &lt; [.$D$2])" office:value-type="boolean" office:boolean-value="false">
            <text:p>FALSE</text:p>
          </table:table-cell>
          <table:table-cell table:formula="of:=MOD([.C1422];64)" office:value-type="float" office:value="23.7248430837062">
            <text:p>23.72</text:p>
          </table:table-cell>
          <table:table-cell/>
        </table:table-row>
        <table:table-row table:style-name="ro2">
          <table:table-cell table:style-name="ce3" table:formula="of:=[.A1422]+1" office:value-type="float" office:value="1422">
            <text:p>1422</text:p>
          </table:table-cell>
          <table:table-cell table:style-name="ce3" table:formula="of:=[orbits.$C$3]*[.A1423]" office:value-type="float" office:value="6160759.542">
            <text:p>6160759.542</text:p>
          </table:table-cell>
          <table:table-cell table:style-name="ce6" table:formula="of:=[.B1423]/[orbits.$D$3]" office:value-type="float" office:value="16867.5867184131">
            <text:p>16867.59</text:p>
          </table:table-cell>
          <table:table-cell table:style-name="ce6" table:formula="of:=[.C1423]-ROUNDDOWN([.C1423])" office:value-type="float" office:value="0.586718413109338">
            <text:p>0.59</text:p>
          </table:table-cell>
          <table:table-cell table:formula="of:=IF([.D1423] &lt; [.$D$2])" office:value-type="boolean" office:boolean-value="false">
            <text:p>FALSE</text:p>
          </table:table-cell>
          <table:table-cell table:formula="of:=MOD([.C1423];64)" office:value-type="float" office:value="35.5867184131093">
            <text:p>35.59</text:p>
          </table:table-cell>
          <table:table-cell/>
        </table:table-row>
        <table:table-row table:style-name="ro2">
          <table:table-cell table:style-name="ce3" table:formula="of:=[.A1423]+1" office:value-type="float" office:value="1423">
            <text:p>1423</text:p>
          </table:table-cell>
          <table:table-cell table:style-name="ce3" table:formula="of:=[orbits.$C$3]*[.A1424]" office:value-type="float" office:value="6165092.003">
            <text:p>6165092.003</text:p>
          </table:table-cell>
          <table:table-cell table:style-name="ce6" table:formula="of:=[.B1424]/[orbits.$D$3]" office:value-type="float" office:value="16879.4485937425">
            <text:p>16879.45</text:p>
          </table:table-cell>
          <table:table-cell table:style-name="ce6" table:formula="of:=[.C1424]-ROUNDDOWN([.C1424])" office:value-type="float" office:value="0.448593742516096">
            <text:p>0.45</text:p>
          </table:table-cell>
          <table:table-cell table:formula="of:=IF([.D1424] &lt; [.$D$2])" office:value-type="boolean" office:boolean-value="false">
            <text:p>FALSE</text:p>
          </table:table-cell>
          <table:table-cell table:formula="of:=MOD([.C1424];64)" office:value-type="float" office:value="47.4485937425161">
            <text:p>47.45</text:p>
          </table:table-cell>
          <table:table-cell/>
        </table:table-row>
        <table:table-row table:style-name="ro2">
          <table:table-cell table:style-name="ce3" table:formula="of:=[.A1424]+1" office:value-type="float" office:value="1424">
            <text:p>1424</text:p>
          </table:table-cell>
          <table:table-cell table:style-name="ce3" table:formula="of:=[orbits.$C$3]*[.A1425]" office:value-type="float" office:value="6169424.464">
            <text:p>6169424.464</text:p>
          </table:table-cell>
          <table:table-cell table:style-name="ce6" table:formula="of:=[.B1425]/[orbits.$D$3]" office:value-type="float" office:value="16891.3104690719">
            <text:p>16891.31</text:p>
          </table:table-cell>
          <table:table-cell table:style-name="ce6" table:formula="of:=[.C1425]-ROUNDDOWN([.C1425])" office:value-type="float" office:value="0.310469071919215">
            <text:p>0.31</text:p>
          </table:table-cell>
          <table:table-cell table:formula="of:=IF([.D1425] &lt; [.$D$2])" office:value-type="boolean" office:boolean-value="false">
            <text:p>FALSE</text:p>
          </table:table-cell>
          <table:table-cell table:formula="of:=MOD([.C1425];64)" office:value-type="float" office:value="59.3104690719192">
            <text:p>59.31</text:p>
          </table:table-cell>
          <table:table-cell/>
        </table:table-row>
        <table:table-row table:style-name="ro2">
          <table:table-cell table:style-name="ce3" table:formula="of:=[.A1425]+1" office:value-type="float" office:value="1425">
            <text:p>1425</text:p>
          </table:table-cell>
          <table:table-cell table:style-name="ce3" table:formula="of:=[orbits.$C$3]*[.A1426]" office:value-type="float" office:value="6173756.925">
            <text:p>6173756.925</text:p>
          </table:table-cell>
          <table:table-cell table:style-name="ce6" table:formula="of:=[.B1426]/[orbits.$D$3]" office:value-type="float" office:value="16903.1723444013">
            <text:p>16903.17</text:p>
          </table:table-cell>
          <table:table-cell table:style-name="ce6" table:formula="of:=[.C1426]-ROUNDDOWN([.C1426])" office:value-type="float" office:value="0.172344401322334">
            <text:p>0.17</text:p>
          </table:table-cell>
          <table:table-cell table:formula="of:=IF([.D1426] &lt; [.$D$2])" office:value-type="boolean" office:boolean-value="false">
            <text:p>FALSE</text:p>
          </table:table-cell>
          <table:table-cell table:formula="of:=MOD([.C1426];64)" office:value-type="float" office:value="7.17234440132233">
            <text:p>7.17</text:p>
          </table:table-cell>
          <table:table-cell/>
        </table:table-row>
        <table:table-row table:style-name="ro2">
          <table:table-cell table:style-name="ce3" table:formula="of:=[.A1426]+1" office:value-type="float" office:value="1426">
            <text:p>1426</text:p>
          </table:table-cell>
          <table:table-cell table:style-name="ce3" table:formula="of:=[orbits.$C$3]*[.A1427]" office:value-type="float" office:value="6178089.386">
            <text:p>6178089.386</text:p>
          </table:table-cell>
          <table:table-cell table:style-name="ce6" table:formula="of:=[.B1427]/[orbits.$D$3]" office:value-type="float" office:value="16915.0342197307">
            <text:p>16915.03</text:p>
          </table:table-cell>
          <table:table-cell table:style-name="ce6" table:formula="of:=[.C1427]-ROUNDDOWN([.C1427])" office:value-type="float" office:value="0.0342197307254537">
            <text:p>0.03</text:p>
          </table:table-cell>
          <table:table-cell table:formula="of:=IF([.D1427] &lt; [.$D$2])" office:value-type="boolean" office:boolean-value="true">
            <text:p>TRUE</text:p>
          </table:table-cell>
          <table:table-cell table:formula="of:=MOD([.C1427];64)" office:value-type="float" office:value="19.0342197307255">
            <text:p>19.03</text:p>
          </table:table-cell>
          <table:table-cell/>
        </table:table-row>
        <table:table-row table:style-name="ro2">
          <table:table-cell table:style-name="ce3" table:formula="of:=[.A1427]+1" office:value-type="float" office:value="1427">
            <text:p>1427</text:p>
          </table:table-cell>
          <table:table-cell table:style-name="ce3" table:formula="of:=[orbits.$C$3]*[.A1428]" office:value-type="float" office:value="6182421.847">
            <text:p>6182421.847</text:p>
          </table:table-cell>
          <table:table-cell table:style-name="ce6" table:formula="of:=[.B1428]/[orbits.$D$3]" office:value-type="float" office:value="16926.8960950601">
            <text:p>16926.90</text:p>
          </table:table-cell>
          <table:table-cell table:style-name="ce6" table:formula="of:=[.C1428]-ROUNDDOWN([.C1428])" office:value-type="float" office:value="0.896095060132211">
            <text:p>0.90</text:p>
          </table:table-cell>
          <table:table-cell table:formula="of:=IF([.D1428] &lt; [.$D$2])" office:value-type="boolean" office:boolean-value="false">
            <text:p>FALSE</text:p>
          </table:table-cell>
          <table:table-cell table:formula="of:=MOD([.C1428];64)" office:value-type="float" office:value="30.8960950601322">
            <text:p>30.90</text:p>
          </table:table-cell>
          <table:table-cell/>
        </table:table-row>
        <table:table-row table:style-name="ro2">
          <table:table-cell table:style-name="ce3" table:formula="of:=[.A1428]+1" office:value-type="float" office:value="1428">
            <text:p>1428</text:p>
          </table:table-cell>
          <table:table-cell table:style-name="ce3" table:formula="of:=[orbits.$C$3]*[.A1429]" office:value-type="float" office:value="6186754.308">
            <text:p>6186754.308</text:p>
          </table:table-cell>
          <table:table-cell table:style-name="ce6" table:formula="of:=[.B1429]/[orbits.$D$3]" office:value-type="float" office:value="16938.7579703895">
            <text:p>16938.76</text:p>
          </table:table-cell>
          <table:table-cell table:style-name="ce6" table:formula="of:=[.C1429]-ROUNDDOWN([.C1429])" office:value-type="float" office:value="0.757970389535331">
            <text:p>0.76</text:p>
          </table:table-cell>
          <table:table-cell table:formula="of:=IF([.D1429] &lt; [.$D$2])" office:value-type="boolean" office:boolean-value="false">
            <text:p>FALSE</text:p>
          </table:table-cell>
          <table:table-cell table:formula="of:=MOD([.C1429];64)" office:value-type="float" office:value="42.7579703895353">
            <text:p>42.76</text:p>
          </table:table-cell>
          <table:table-cell/>
        </table:table-row>
        <table:table-row table:style-name="ro2">
          <table:table-cell table:style-name="ce3" table:formula="of:=[.A1429]+1" office:value-type="float" office:value="1429">
            <text:p>1429</text:p>
          </table:table-cell>
          <table:table-cell table:style-name="ce3" table:formula="of:=[orbits.$C$3]*[.A1430]" office:value-type="float" office:value="6191086.769">
            <text:p>6191086.769</text:p>
          </table:table-cell>
          <table:table-cell table:style-name="ce6" table:formula="of:=[.B1430]/[orbits.$D$3]" office:value-type="float" office:value="16950.6198457189">
            <text:p>16950.62</text:p>
          </table:table-cell>
          <table:table-cell table:style-name="ce6" table:formula="of:=[.C1430]-ROUNDDOWN([.C1430])" office:value-type="float" office:value="0.619845718942088">
            <text:p>0.62</text:p>
          </table:table-cell>
          <table:table-cell table:formula="of:=IF([.D1430] &lt; [.$D$2])" office:value-type="boolean" office:boolean-value="false">
            <text:p>FALSE</text:p>
          </table:table-cell>
          <table:table-cell table:formula="of:=MOD([.C1430];64)" office:value-type="float" office:value="54.6198457189421">
            <text:p>54.62</text:p>
          </table:table-cell>
          <table:table-cell/>
        </table:table-row>
        <table:table-row table:style-name="ro2">
          <table:table-cell table:style-name="ce3" table:formula="of:=[.A1430]+1" office:value-type="float" office:value="1430">
            <text:p>1430</text:p>
          </table:table-cell>
          <table:table-cell table:style-name="ce3" table:formula="of:=[orbits.$C$3]*[.A1431]" office:value-type="float" office:value="6195419.23">
            <text:p>6195419.23</text:p>
          </table:table-cell>
          <table:table-cell table:style-name="ce6" table:formula="of:=[.B1431]/[orbits.$D$3]" office:value-type="float" office:value="16962.4817210483">
            <text:p>16962.48</text:p>
          </table:table-cell>
          <table:table-cell table:style-name="ce6" table:formula="of:=[.C1431]-ROUNDDOWN([.C1431])" office:value-type="float" office:value="0.481721048345207">
            <text:p>0.48</text:p>
          </table:table-cell>
          <table:table-cell table:formula="of:=IF([.D1431] &lt; [.$D$2])" office:value-type="boolean" office:boolean-value="false">
            <text:p>FALSE</text:p>
          </table:table-cell>
          <table:table-cell table:formula="of:=MOD([.C1431];64)" office:value-type="float" office:value="2.48172104834521">
            <text:p>2.48</text:p>
          </table:table-cell>
          <table:table-cell/>
        </table:table-row>
        <table:table-row table:style-name="ro2">
          <table:table-cell table:style-name="ce3" table:formula="of:=[.A1431]+1" office:value-type="float" office:value="1431">
            <text:p>1431</text:p>
          </table:table-cell>
          <table:table-cell table:style-name="ce3" table:formula="of:=[orbits.$C$3]*[.A1432]" office:value-type="float" office:value="6199751.691">
            <text:p>6199751.691</text:p>
          </table:table-cell>
          <table:table-cell table:style-name="ce6" table:formula="of:=[.B1432]/[orbits.$D$3]" office:value-type="float" office:value="16974.3435963778">
            <text:p>16974.34</text:p>
          </table:table-cell>
          <table:table-cell table:style-name="ce6" table:formula="of:=[.C1432]-ROUNDDOWN([.C1432])" office:value-type="float" office:value="0.343596377751965">
            <text:p>0.34</text:p>
          </table:table-cell>
          <table:table-cell table:formula="of:=IF([.D1432] &lt; [.$D$2])" office:value-type="boolean" office:boolean-value="false">
            <text:p>FALSE</text:p>
          </table:table-cell>
          <table:table-cell table:formula="of:=MOD([.C1432];64)" office:value-type="float" office:value="14.343596377752">
            <text:p>14.34</text:p>
          </table:table-cell>
          <table:table-cell/>
        </table:table-row>
        <table:table-row table:style-name="ro2">
          <table:table-cell table:style-name="ce3" table:formula="of:=[.A1432]+1" office:value-type="float" office:value="1432">
            <text:p>1432</text:p>
          </table:table-cell>
          <table:table-cell table:style-name="ce3" table:formula="of:=[orbits.$C$3]*[.A1433]" office:value-type="float" office:value="6204084.152">
            <text:p>6204084.152</text:p>
          </table:table-cell>
          <table:table-cell table:style-name="ce6" table:formula="of:=[.B1433]/[orbits.$D$3]" office:value-type="float" office:value="16986.2054717072">
            <text:p>16986.21</text:p>
          </table:table-cell>
          <table:table-cell table:style-name="ce6" table:formula="of:=[.C1433]-ROUNDDOWN([.C1433])" office:value-type="float" office:value="0.205471707155084">
            <text:p>0.21</text:p>
          </table:table-cell>
          <table:table-cell table:formula="of:=IF([.D1433] &lt; [.$D$2])" office:value-type="boolean" office:boolean-value="false">
            <text:p>FALSE</text:p>
          </table:table-cell>
          <table:table-cell table:formula="of:=MOD([.C1433];64)" office:value-type="float" office:value="26.2054717071551">
            <text:p>26.21</text:p>
          </table:table-cell>
          <table:table-cell/>
        </table:table-row>
        <table:table-row table:style-name="ro2">
          <table:table-cell table:style-name="ce3" table:formula="of:=[.A1433]+1" office:value-type="float" office:value="1433">
            <text:p>1433</text:p>
          </table:table-cell>
          <table:table-cell table:style-name="ce3" table:formula="of:=[orbits.$C$3]*[.A1434]" office:value-type="float" office:value="6208416.613">
            <text:p>6208416.613</text:p>
          </table:table-cell>
          <table:table-cell table:style-name="ce6" table:formula="of:=[.B1434]/[orbits.$D$3]" office:value-type="float" office:value="16998.0673470366">
            <text:p>16998.07</text:p>
          </table:table-cell>
          <table:table-cell table:style-name="ce6" table:formula="of:=[.C1434]-ROUNDDOWN([.C1434])" office:value-type="float" office:value="0.0673470365582034">
            <text:p>0.07</text:p>
          </table:table-cell>
          <table:table-cell table:formula="of:=IF([.D1434] &lt; [.$D$2])" office:value-type="boolean" office:boolean-value="true">
            <text:p>TRUE</text:p>
          </table:table-cell>
          <table:table-cell table:formula="of:=MOD([.C1434];64)" office:value-type="float" office:value="38.0673470365582">
            <text:p>38.07</text:p>
          </table:table-cell>
          <table:table-cell/>
        </table:table-row>
        <table:table-row table:style-name="ro2">
          <table:table-cell table:style-name="ce3" table:formula="of:=[.A1434]+1" office:value-type="float" office:value="1434">
            <text:p>1434</text:p>
          </table:table-cell>
          <table:table-cell table:style-name="ce3" table:formula="of:=[orbits.$C$3]*[.A1435]" office:value-type="float" office:value="6212749.074">
            <text:p>6212749.074</text:p>
          </table:table-cell>
          <table:table-cell table:style-name="ce6" table:formula="of:=[.B1435]/[orbits.$D$3]" office:value-type="float" office:value="17009.929222366">
            <text:p>17009.93</text:p>
          </table:table-cell>
          <table:table-cell table:style-name="ce6" table:formula="of:=[.C1435]-ROUNDDOWN([.C1435])" office:value-type="float" office:value="0.929222365961323">
            <text:p>0.93</text:p>
          </table:table-cell>
          <table:table-cell table:formula="of:=IF([.D1435] &lt; [.$D$2])" office:value-type="boolean" office:boolean-value="false">
            <text:p>FALSE</text:p>
          </table:table-cell>
          <table:table-cell table:formula="of:=MOD([.C1435];64)" office:value-type="float" office:value="49.9292223659613">
            <text:p>49.93</text:p>
          </table:table-cell>
          <table:table-cell/>
        </table:table-row>
        <table:table-row table:style-name="ro2">
          <table:table-cell table:style-name="ce3" table:formula="of:=[.A1435]+1" office:value-type="float" office:value="1435">
            <text:p>1435</text:p>
          </table:table-cell>
          <table:table-cell table:style-name="ce3" table:formula="of:=[orbits.$C$3]*[.A1436]" office:value-type="float" office:value="6217081.535">
            <text:p>6217081.535</text:p>
          </table:table-cell>
          <table:table-cell table:style-name="ce6" table:formula="of:=[.B1436]/[orbits.$D$3]" office:value-type="float" office:value="17021.7910976954">
            <text:p>17021.79</text:p>
          </table:table-cell>
          <table:table-cell table:style-name="ce6" table:formula="of:=[.C1436]-ROUNDDOWN([.C1436])" office:value-type="float" office:value="0.79109769536808">
            <text:p>0.79</text:p>
          </table:table-cell>
          <table:table-cell table:formula="of:=IF([.D1436] &lt; [.$D$2])" office:value-type="boolean" office:boolean-value="false">
            <text:p>FALSE</text:p>
          </table:table-cell>
          <table:table-cell table:formula="of:=MOD([.C1436];64)" office:value-type="float" office:value="61.7910976953681">
            <text:p>61.79</text:p>
          </table:table-cell>
          <table:table-cell/>
        </table:table-row>
        <table:table-row table:style-name="ro2">
          <table:table-cell table:style-name="ce3" table:formula="of:=[.A1436]+1" office:value-type="float" office:value="1436">
            <text:p>1436</text:p>
          </table:table-cell>
          <table:table-cell table:style-name="ce3" table:formula="of:=[orbits.$C$3]*[.A1437]" office:value-type="float" office:value="6221413.996">
            <text:p>6221413.996</text:p>
          </table:table-cell>
          <table:table-cell table:style-name="ce6" table:formula="of:=[.B1437]/[orbits.$D$3]" office:value-type="float" office:value="17033.6529730248">
            <text:p>17033.65</text:p>
          </table:table-cell>
          <table:table-cell table:style-name="ce6" table:formula="of:=[.C1437]-ROUNDDOWN([.C1437])" office:value-type="float" office:value="0.6529730247712">
            <text:p>0.65</text:p>
          </table:table-cell>
          <table:table-cell table:formula="of:=IF([.D1437] &lt; [.$D$2])" office:value-type="boolean" office:boolean-value="false">
            <text:p>FALSE</text:p>
          </table:table-cell>
          <table:table-cell table:formula="of:=MOD([.C1437];64)" office:value-type="float" office:value="9.6529730247712">
            <text:p>9.65</text:p>
          </table:table-cell>
          <table:table-cell/>
        </table:table-row>
        <table:table-row table:style-name="ro2">
          <table:table-cell table:style-name="ce3" table:formula="of:=[.A1437]+1" office:value-type="float" office:value="1437">
            <text:p>1437</text:p>
          </table:table-cell>
          <table:table-cell table:style-name="ce3" table:formula="of:=[orbits.$C$3]*[.A1438]" office:value-type="float" office:value="6225746.457">
            <text:p>6225746.457</text:p>
          </table:table-cell>
          <table:table-cell table:style-name="ce6" table:formula="of:=[.B1438]/[orbits.$D$3]" office:value-type="float" office:value="17045.5148483542">
            <text:p>17045.51</text:p>
          </table:table-cell>
          <table:table-cell table:style-name="ce6" table:formula="of:=[.C1438]-ROUNDDOWN([.C1438])" office:value-type="float" office:value="0.514848354177957">
            <text:p>0.51</text:p>
          </table:table-cell>
          <table:table-cell table:formula="of:=IF([.D1438] &lt; [.$D$2])" office:value-type="boolean" office:boolean-value="false">
            <text:p>FALSE</text:p>
          </table:table-cell>
          <table:table-cell table:formula="of:=MOD([.C1438];64)" office:value-type="float" office:value="21.514848354178">
            <text:p>21.51</text:p>
          </table:table-cell>
          <table:table-cell/>
        </table:table-row>
        <table:table-row table:style-name="ro2">
          <table:table-cell table:style-name="ce3" table:formula="of:=[.A1438]+1" office:value-type="float" office:value="1438">
            <text:p>1438</text:p>
          </table:table-cell>
          <table:table-cell table:style-name="ce3" table:formula="of:=[orbits.$C$3]*[.A1439]" office:value-type="float" office:value="6230078.918">
            <text:p>6230078.918</text:p>
          </table:table-cell>
          <table:table-cell table:style-name="ce6" table:formula="of:=[.B1439]/[orbits.$D$3]" office:value-type="float" office:value="17057.3767236836">
            <text:p>17057.38</text:p>
          </table:table-cell>
          <table:table-cell table:style-name="ce6" table:formula="of:=[.C1439]-ROUNDDOWN([.C1439])" office:value-type="float" office:value="0.376723683581076">
            <text:p>0.38</text:p>
          </table:table-cell>
          <table:table-cell table:formula="of:=IF([.D1439] &lt; [.$D$2])" office:value-type="boolean" office:boolean-value="false">
            <text:p>FALSE</text:p>
          </table:table-cell>
          <table:table-cell table:formula="of:=MOD([.C1439];64)" office:value-type="float" office:value="33.3767236835811">
            <text:p>33.38</text:p>
          </table:table-cell>
          <table:table-cell/>
        </table:table-row>
        <table:table-row table:style-name="ro2">
          <table:table-cell table:style-name="ce3" table:formula="of:=[.A1439]+1" office:value-type="float" office:value="1439">
            <text:p>1439</text:p>
          </table:table-cell>
          <table:table-cell table:style-name="ce3" table:formula="of:=[orbits.$C$3]*[.A1440]" office:value-type="float" office:value="6234411.379">
            <text:p>6234411.379</text:p>
          </table:table-cell>
          <table:table-cell table:style-name="ce6" table:formula="of:=[.B1440]/[orbits.$D$3]" office:value-type="float" office:value="17069.238599013">
            <text:p>17069.24</text:p>
          </table:table-cell>
          <table:table-cell table:style-name="ce6" table:formula="of:=[.C1440]-ROUNDDOWN([.C1440])" office:value-type="float" office:value="0.238599012984196">
            <text:p>0.24</text:p>
          </table:table-cell>
          <table:table-cell table:formula="of:=IF([.D1440] &lt; [.$D$2])" office:value-type="boolean" office:boolean-value="false">
            <text:p>FALSE</text:p>
          </table:table-cell>
          <table:table-cell table:formula="of:=MOD([.C1440];64)" office:value-type="float" office:value="45.2385990129842">
            <text:p>45.24</text:p>
          </table:table-cell>
          <table:table-cell/>
        </table:table-row>
        <table:table-row table:style-name="ro2">
          <table:table-cell table:style-name="ce3" table:formula="of:=[.A1440]+1" office:value-type="float" office:value="1440">
            <text:p>1440</text:p>
          </table:table-cell>
          <table:table-cell table:style-name="ce3" table:formula="of:=[orbits.$C$3]*[.A1441]" office:value-type="float" office:value="6238743.84">
            <text:p>6238743.84</text:p>
          </table:table-cell>
          <table:table-cell table:style-name="ce6" table:formula="of:=[.B1441]/[orbits.$D$3]" office:value-type="float" office:value="17081.1004743424">
            <text:p>17081.10</text:p>
          </table:table-cell>
          <table:table-cell table:style-name="ce6" table:formula="of:=[.C1441]-ROUNDDOWN([.C1441])" office:value-type="float" office:value="0.100474342390953">
            <text:p>0.10</text:p>
          </table:table-cell>
          <table:table-cell table:formula="of:=IF([.D1441] &lt; [.$D$2])" office:value-type="boolean" office:boolean-value="false">
            <text:p>FALSE</text:p>
          </table:table-cell>
          <table:table-cell table:formula="of:=MOD([.C1441];64)" office:value-type="float" office:value="57.100474342391">
            <text:p>57.10</text:p>
          </table:table-cell>
          <table:table-cell/>
        </table:table-row>
        <table:table-row table:style-name="ro2">
          <table:table-cell table:style-name="ce3" table:formula="of:=[.A1441]+1" office:value-type="float" office:value="1441">
            <text:p>1441</text:p>
          </table:table-cell>
          <table:table-cell table:style-name="ce3" table:formula="of:=[orbits.$C$3]*[.A1442]" office:value-type="float" office:value="6243076.301">
            <text:p>6243076.301</text:p>
          </table:table-cell>
          <table:table-cell table:style-name="ce6" table:formula="of:=[.B1442]/[orbits.$D$3]" office:value-type="float" office:value="17092.9623496718">
            <text:p>17092.96</text:p>
          </table:table-cell>
          <table:table-cell table:style-name="ce6" table:formula="of:=[.C1442]-ROUNDDOWN([.C1442])" office:value-type="float" office:value="0.962349671794073">
            <text:p>0.96</text:p>
          </table:table-cell>
          <table:table-cell table:formula="of:=IF([.D1442] &lt; [.$D$2])" office:value-type="boolean" office:boolean-value="false">
            <text:p>FALSE</text:p>
          </table:table-cell>
          <table:table-cell table:formula="of:=MOD([.C1442];64)" office:value-type="float" office:value="4.96234967179407">
            <text:p>4.96</text:p>
          </table:table-cell>
          <table:table-cell/>
        </table:table-row>
        <table:table-row table:style-name="ro2">
          <table:table-cell table:style-name="ce3" table:formula="of:=[.A1442]+1" office:value-type="float" office:value="1442">
            <text:p>1442</text:p>
          </table:table-cell>
          <table:table-cell table:style-name="ce3" table:formula="of:=[orbits.$C$3]*[.A1443]" office:value-type="float" office:value="6247408.762">
            <text:p>6247408.762</text:p>
          </table:table-cell>
          <table:table-cell table:style-name="ce6" table:formula="of:=[.B1443]/[orbits.$D$3]" office:value-type="float" office:value="17104.8242250012">
            <text:p>17104.82</text:p>
          </table:table-cell>
          <table:table-cell table:style-name="ce6" table:formula="of:=[.C1443]-ROUNDDOWN([.C1443])" office:value-type="float" office:value="0.824225001197192">
            <text:p>0.82</text:p>
          </table:table-cell>
          <table:table-cell table:formula="of:=IF([.D1443] &lt; [.$D$2])" office:value-type="boolean" office:boolean-value="false">
            <text:p>FALSE</text:p>
          </table:table-cell>
          <table:table-cell table:formula="of:=MOD([.C1443];64)" office:value-type="float" office:value="16.8242250011972">
            <text:p>16.82</text:p>
          </table:table-cell>
          <table:table-cell/>
        </table:table-row>
        <table:table-row table:style-name="ro2">
          <table:table-cell table:style-name="ce3" table:formula="of:=[.A1443]+1" office:value-type="float" office:value="1443">
            <text:p>1443</text:p>
          </table:table-cell>
          <table:table-cell table:style-name="ce3" table:formula="of:=[orbits.$C$3]*[.A1444]" office:value-type="float" office:value="6251741.223">
            <text:p>6251741.223</text:p>
          </table:table-cell>
          <table:table-cell table:style-name="ce6" table:formula="of:=[.B1444]/[orbits.$D$3]" office:value-type="float" office:value="17116.6861003306">
            <text:p>17116.69</text:p>
          </table:table-cell>
          <table:table-cell table:style-name="ce6" table:formula="of:=[.C1444]-ROUNDDOWN([.C1444])" office:value-type="float" office:value="0.686100330603949">
            <text:p>0.69</text:p>
          </table:table-cell>
          <table:table-cell table:formula="of:=IF([.D1444] &lt; [.$D$2])" office:value-type="boolean" office:boolean-value="false">
            <text:p>FALSE</text:p>
          </table:table-cell>
          <table:table-cell table:formula="of:=MOD([.C1444];64)" office:value-type="float" office:value="28.6861003306039">
            <text:p>28.69</text:p>
          </table:table-cell>
          <table:table-cell/>
        </table:table-row>
        <table:table-row table:style-name="ro2">
          <table:table-cell table:style-name="ce3" table:formula="of:=[.A1444]+1" office:value-type="float" office:value="1444">
            <text:p>1444</text:p>
          </table:table-cell>
          <table:table-cell table:style-name="ce3" table:formula="of:=[orbits.$C$3]*[.A1445]" office:value-type="float" office:value="6256073.684">
            <text:p>6256073.684</text:p>
          </table:table-cell>
          <table:table-cell table:style-name="ce6" table:formula="of:=[.B1445]/[orbits.$D$3]" office:value-type="float" office:value="17128.54797566">
            <text:p>17128.55</text:p>
          </table:table-cell>
          <table:table-cell table:style-name="ce6" table:formula="of:=[.C1445]-ROUNDDOWN([.C1445])" office:value-type="float" office:value="0.547975660007069">
            <text:p>0.55</text:p>
          </table:table-cell>
          <table:table-cell table:formula="of:=IF([.D1445] &lt; [.$D$2])" office:value-type="boolean" office:boolean-value="false">
            <text:p>FALSE</text:p>
          </table:table-cell>
          <table:table-cell table:formula="of:=MOD([.C1445];64)" office:value-type="float" office:value="40.5479756600071">
            <text:p>40.55</text:p>
          </table:table-cell>
          <table:table-cell/>
        </table:table-row>
        <table:table-row table:style-name="ro2">
          <table:table-cell table:style-name="ce3" table:formula="of:=[.A1445]+1" office:value-type="float" office:value="1445">
            <text:p>1445</text:p>
          </table:table-cell>
          <table:table-cell table:style-name="ce3" table:formula="of:=[orbits.$C$3]*[.A1446]" office:value-type="float" office:value="6260406.145">
            <text:p>6260406.145</text:p>
          </table:table-cell>
          <table:table-cell table:style-name="ce6" table:formula="of:=[.B1446]/[orbits.$D$3]" office:value-type="float" office:value="17140.4098509894">
            <text:p>17140.41</text:p>
          </table:table-cell>
          <table:table-cell table:style-name="ce6" table:formula="of:=[.C1446]-ROUNDDOWN([.C1446])" office:value-type="float" office:value="0.409850989413826">
            <text:p>0.41</text:p>
          </table:table-cell>
          <table:table-cell table:formula="of:=IF([.D1446] &lt; [.$D$2])" office:value-type="boolean" office:boolean-value="false">
            <text:p>FALSE</text:p>
          </table:table-cell>
          <table:table-cell table:formula="of:=MOD([.C1446];64)" office:value-type="float" office:value="52.4098509894138">
            <text:p>52.41</text:p>
          </table:table-cell>
          <table:table-cell/>
        </table:table-row>
        <table:table-row table:style-name="ro2">
          <table:table-cell table:style-name="ce3" table:formula="of:=[.A1446]+1" office:value-type="float" office:value="1446">
            <text:p>1446</text:p>
          </table:table-cell>
          <table:table-cell table:style-name="ce3" table:formula="of:=[orbits.$C$3]*[.A1447]" office:value-type="float" office:value="6264738.606">
            <text:p>6264738.606</text:p>
          </table:table-cell>
          <table:table-cell table:style-name="ce6" table:formula="of:=[.B1447]/[orbits.$D$3]" office:value-type="float" office:value="17152.2717263188">
            <text:p>17152.27</text:p>
          </table:table-cell>
          <table:table-cell table:style-name="ce6" table:formula="of:=[.C1447]-ROUNDDOWN([.C1447])" office:value-type="float" office:value="0.271726318816945">
            <text:p>0.27</text:p>
          </table:table-cell>
          <table:table-cell table:formula="of:=IF([.D1447] &lt; [.$D$2])" office:value-type="boolean" office:boolean-value="false">
            <text:p>FALSE</text:p>
          </table:table-cell>
          <table:table-cell table:formula="of:=MOD([.C1447];64)" office:value-type="float" office:value="0.271726318816945">
            <text:p>0.27</text:p>
          </table:table-cell>
          <table:table-cell/>
        </table:table-row>
        <table:table-row table:style-name="ro2">
          <table:table-cell table:style-name="ce3" table:formula="of:=[.A1447]+1" office:value-type="float" office:value="1447">
            <text:p>1447</text:p>
          </table:table-cell>
          <table:table-cell table:style-name="ce3" table:formula="of:=[orbits.$C$3]*[.A1448]" office:value-type="float" office:value="6269071.067">
            <text:p>6269071.067</text:p>
          </table:table-cell>
          <table:table-cell table:style-name="ce6" table:formula="of:=[.B1448]/[orbits.$D$3]" office:value-type="float" office:value="17164.1336016482">
            <text:p>17164.13</text:p>
          </table:table-cell>
          <table:table-cell table:style-name="ce6" table:formula="of:=[.C1448]-ROUNDDOWN([.C1448])" office:value-type="float" office:value="0.133601648220065">
            <text:p>0.13</text:p>
          </table:table-cell>
          <table:table-cell table:formula="of:=IF([.D1448] &lt; [.$D$2])" office:value-type="boolean" office:boolean-value="false">
            <text:p>FALSE</text:p>
          </table:table-cell>
          <table:table-cell table:formula="of:=MOD([.C1448];64)" office:value-type="float" office:value="12.1336016482201">
            <text:p>12.13</text:p>
          </table:table-cell>
          <table:table-cell/>
        </table:table-row>
        <table:table-row table:style-name="ro2">
          <table:table-cell table:style-name="ce3" table:formula="of:=[.A1448]+1" office:value-type="float" office:value="1448">
            <text:p>1448</text:p>
          </table:table-cell>
          <table:table-cell table:style-name="ce3" table:formula="of:=[orbits.$C$3]*[.A1449]" office:value-type="float" office:value="6273403.528">
            <text:p>6273403.528</text:p>
          </table:table-cell>
          <table:table-cell table:style-name="ce6" table:formula="of:=[.B1449]/[orbits.$D$3]" office:value-type="float" office:value="17175.9954769776">
            <text:p>17176.00</text:p>
          </table:table-cell>
          <table:table-cell table:style-name="ce6" table:formula="of:=[.C1449]-ROUNDDOWN([.C1449])" office:value-type="float" office:value="0.995476977623184">
            <text:p>1.00</text:p>
          </table:table-cell>
          <table:table-cell table:formula="of:=IF([.D1449] &lt; [.$D$2])" office:value-type="boolean" office:boolean-value="false">
            <text:p>FALSE</text:p>
          </table:table-cell>
          <table:table-cell table:formula="of:=MOD([.C1449];64)" office:value-type="float" office:value="23.9954769776232">
            <text:p>24.00</text:p>
          </table:table-cell>
          <table:table-cell/>
        </table:table-row>
        <table:table-row table:style-name="ro2">
          <table:table-cell table:style-name="ce3" table:formula="of:=[.A1449]+1" office:value-type="float" office:value="1449">
            <text:p>1449</text:p>
          </table:table-cell>
          <table:table-cell table:style-name="ce3" table:formula="of:=[orbits.$C$3]*[.A1450]" office:value-type="float" office:value="6277735.989">
            <text:p>6277735.989</text:p>
          </table:table-cell>
          <table:table-cell table:style-name="ce6" table:formula="of:=[.B1450]/[orbits.$D$3]" office:value-type="float" office:value="17187.857352307">
            <text:p>17187.86</text:p>
          </table:table-cell>
          <table:table-cell table:style-name="ce6" table:formula="of:=[.C1450]-ROUNDDOWN([.C1450])" office:value-type="float" office:value="0.857352307029942">
            <text:p>0.86</text:p>
          </table:table-cell>
          <table:table-cell table:formula="of:=IF([.D1450] &lt; [.$D$2])" office:value-type="boolean" office:boolean-value="false">
            <text:p>FALSE</text:p>
          </table:table-cell>
          <table:table-cell table:formula="of:=MOD([.C1450];64)" office:value-type="float" office:value="35.8573523070299">
            <text:p>35.86</text:p>
          </table:table-cell>
          <table:table-cell/>
        </table:table-row>
        <table:table-row table:style-name="ro2">
          <table:table-cell table:style-name="ce3" table:formula="of:=[.A1450]+1" office:value-type="float" office:value="1450">
            <text:p>1450</text:p>
          </table:table-cell>
          <table:table-cell table:style-name="ce3" table:formula="of:=[orbits.$C$3]*[.A1451]" office:value-type="float" office:value="6282068.45">
            <text:p>6282068.45</text:p>
          </table:table-cell>
          <table:table-cell table:style-name="ce6" table:formula="of:=[.B1451]/[orbits.$D$3]" office:value-type="float" office:value="17199.7192276364">
            <text:p>17199.72</text:p>
          </table:table-cell>
          <table:table-cell table:style-name="ce6" table:formula="of:=[.C1451]-ROUNDDOWN([.C1451])" office:value-type="float" office:value="0.719227636433061">
            <text:p>0.72</text:p>
          </table:table-cell>
          <table:table-cell table:formula="of:=IF([.D1451] &lt; [.$D$2])" office:value-type="boolean" office:boolean-value="false">
            <text:p>FALSE</text:p>
          </table:table-cell>
          <table:table-cell table:formula="of:=MOD([.C1451];64)" office:value-type="float" office:value="47.7192276364331">
            <text:p>47.72</text:p>
          </table:table-cell>
          <table:table-cell/>
        </table:table-row>
        <table:table-row table:style-name="ro2">
          <table:table-cell table:style-name="ce3" table:formula="of:=[.A1451]+1" office:value-type="float" office:value="1451">
            <text:p>1451</text:p>
          </table:table-cell>
          <table:table-cell table:style-name="ce3" table:formula="of:=[orbits.$C$3]*[.A1452]" office:value-type="float" office:value="6286400.911">
            <text:p>6286400.911</text:p>
          </table:table-cell>
          <table:table-cell table:style-name="ce6" table:formula="of:=[.B1452]/[orbits.$D$3]" office:value-type="float" office:value="17211.5811029658">
            <text:p>17211.58</text:p>
          </table:table-cell>
          <table:table-cell table:style-name="ce6" table:formula="of:=[.C1452]-ROUNDDOWN([.C1452])" office:value-type="float" office:value="0.581102965839818">
            <text:p>0.58</text:p>
          </table:table-cell>
          <table:table-cell table:formula="of:=IF([.D1452] &lt; [.$D$2])" office:value-type="boolean" office:boolean-value="false">
            <text:p>FALSE</text:p>
          </table:table-cell>
          <table:table-cell table:formula="of:=MOD([.C1452];64)" office:value-type="float" office:value="59.5811029658398">
            <text:p>59.58</text:p>
          </table:table-cell>
          <table:table-cell/>
        </table:table-row>
        <table:table-row table:style-name="ro2">
          <table:table-cell table:style-name="ce3" table:formula="of:=[.A1452]+1" office:value-type="float" office:value="1452">
            <text:p>1452</text:p>
          </table:table-cell>
          <table:table-cell table:style-name="ce3" table:formula="of:=[orbits.$C$3]*[.A1453]" office:value-type="float" office:value="6290733.372">
            <text:p>6290733.372</text:p>
          </table:table-cell>
          <table:table-cell table:style-name="ce6" table:formula="of:=[.B1453]/[orbits.$D$3]" office:value-type="float" office:value="17223.4429782952">
            <text:p>17223.44</text:p>
          </table:table-cell>
          <table:table-cell table:style-name="ce6" table:formula="of:=[.C1453]-ROUNDDOWN([.C1453])" office:value-type="float" office:value="0.442978295242938">
            <text:p>0.44</text:p>
          </table:table-cell>
          <table:table-cell table:formula="of:=IF([.D1453] &lt; [.$D$2])" office:value-type="boolean" office:boolean-value="false">
            <text:p>FALSE</text:p>
          </table:table-cell>
          <table:table-cell table:formula="of:=MOD([.C1453];64)" office:value-type="float" office:value="7.44297829524294">
            <text:p>7.44</text:p>
          </table:table-cell>
          <table:table-cell/>
        </table:table-row>
        <table:table-row table:style-name="ro2">
          <table:table-cell table:style-name="ce3" table:formula="of:=[.A1453]+1" office:value-type="float" office:value="1453">
            <text:p>1453</text:p>
          </table:table-cell>
          <table:table-cell table:style-name="ce3" table:formula="of:=[orbits.$C$3]*[.A1454]" office:value-type="float" office:value="6295065.833">
            <text:p>6295065.833</text:p>
          </table:table-cell>
          <table:table-cell table:style-name="ce6" table:formula="of:=[.B1454]/[orbits.$D$3]" office:value-type="float" office:value="17235.3048536246">
            <text:p>17235.30</text:p>
          </table:table-cell>
          <table:table-cell table:style-name="ce6" table:formula="of:=[.C1454]-ROUNDDOWN([.C1454])" office:value-type="float" office:value="0.304853624646057">
            <text:p>0.30</text:p>
          </table:table-cell>
          <table:table-cell table:formula="of:=IF([.D1454] &lt; [.$D$2])" office:value-type="boolean" office:boolean-value="false">
            <text:p>FALSE</text:p>
          </table:table-cell>
          <table:table-cell table:formula="of:=MOD([.C1454];64)" office:value-type="float" office:value="19.3048536246461">
            <text:p>19.30</text:p>
          </table:table-cell>
          <table:table-cell/>
        </table:table-row>
        <table:table-row table:style-name="ro2">
          <table:table-cell table:style-name="ce3" table:formula="of:=[.A1454]+1" office:value-type="float" office:value="1454">
            <text:p>1454</text:p>
          </table:table-cell>
          <table:table-cell table:style-name="ce3" table:formula="of:=[orbits.$C$3]*[.A1455]" office:value-type="float" office:value="6299398.294">
            <text:p>6299398.294</text:p>
          </table:table-cell>
          <table:table-cell table:style-name="ce6" table:formula="of:=[.B1455]/[orbits.$D$3]" office:value-type="float" office:value="17247.1667289541">
            <text:p>17247.17</text:p>
          </table:table-cell>
          <table:table-cell table:style-name="ce6" table:formula="of:=[.C1455]-ROUNDDOWN([.C1455])" office:value-type="float" office:value="0.166728954052815">
            <text:p>0.17</text:p>
          </table:table-cell>
          <table:table-cell table:formula="of:=IF([.D1455] &lt; [.$D$2])" office:value-type="boolean" office:boolean-value="false">
            <text:p>FALSE</text:p>
          </table:table-cell>
          <table:table-cell table:formula="of:=MOD([.C1455];64)" office:value-type="float" office:value="31.1667289540528">
            <text:p>31.17</text:p>
          </table:table-cell>
          <table:table-cell/>
        </table:table-row>
        <table:table-row table:style-name="ro2">
          <table:table-cell table:style-name="ce3" table:formula="of:=[.A1455]+1" office:value-type="float" office:value="1455">
            <text:p>1455</text:p>
          </table:table-cell>
          <table:table-cell table:style-name="ce3" table:formula="of:=[orbits.$C$3]*[.A1456]" office:value-type="float" office:value="6303730.755">
            <text:p>6303730.755</text:p>
          </table:table-cell>
          <table:table-cell table:style-name="ce6" table:formula="of:=[.B1456]/[orbits.$D$3]" office:value-type="float" office:value="17259.0286042835">
            <text:p>17259.03</text:p>
          </table:table-cell>
          <table:table-cell table:style-name="ce6" table:formula="of:=[.C1456]-ROUNDDOWN([.C1456])" office:value-type="float" office:value="0.0286042834559339">
            <text:p>0.03</text:p>
          </table:table-cell>
          <table:table-cell table:formula="of:=IF([.D1456] &lt; [.$D$2])" office:value-type="boolean" office:boolean-value="true">
            <text:p>TRUE</text:p>
          </table:table-cell>
          <table:table-cell table:formula="of:=MOD([.C1456];64)" office:value-type="float" office:value="43.0286042834559">
            <text:p>43.03</text:p>
          </table:table-cell>
          <table:table-cell/>
        </table:table-row>
        <table:table-row table:style-name="ro2">
          <table:table-cell table:style-name="ce3" table:formula="of:=[.A1456]+1" office:value-type="float" office:value="1456">
            <text:p>1456</text:p>
          </table:table-cell>
          <table:table-cell table:style-name="ce3" table:formula="of:=[orbits.$C$3]*[.A1457]" office:value-type="float" office:value="6308063.216">
            <text:p>6308063.216</text:p>
          </table:table-cell>
          <table:table-cell table:style-name="ce6" table:formula="of:=[.B1457]/[orbits.$D$3]" office:value-type="float" office:value="17270.8904796129">
            <text:p>17270.89</text:p>
          </table:table-cell>
          <table:table-cell table:style-name="ce6" table:formula="of:=[.C1457]-ROUNDDOWN([.C1457])" office:value-type="float" office:value="0.890479612859053">
            <text:p>0.89</text:p>
          </table:table-cell>
          <table:table-cell table:formula="of:=IF([.D1457] &lt; [.$D$2])" office:value-type="boolean" office:boolean-value="false">
            <text:p>FALSE</text:p>
          </table:table-cell>
          <table:table-cell table:formula="of:=MOD([.C1457];64)" office:value-type="float" office:value="54.8904796128591">
            <text:p>54.89</text:p>
          </table:table-cell>
          <table:table-cell/>
        </table:table-row>
        <table:table-row table:style-name="ro2">
          <table:table-cell table:style-name="ce3" table:formula="of:=[.A1457]+1" office:value-type="float" office:value="1457">
            <text:p>1457</text:p>
          </table:table-cell>
          <table:table-cell table:style-name="ce3" table:formula="of:=[orbits.$C$3]*[.A1458]" office:value-type="float" office:value="6312395.677">
            <text:p>6312395.677</text:p>
          </table:table-cell>
          <table:table-cell table:style-name="ce6" table:formula="of:=[.B1458]/[orbits.$D$3]" office:value-type="float" office:value="17282.7523549423">
            <text:p>17282.75</text:p>
          </table:table-cell>
          <table:table-cell table:style-name="ce6" table:formula="of:=[.C1458]-ROUNDDOWN([.C1458])" office:value-type="float" office:value="0.752354942265811">
            <text:p>0.75</text:p>
          </table:table-cell>
          <table:table-cell table:formula="of:=IF([.D1458] &lt; [.$D$2])" office:value-type="boolean" office:boolean-value="false">
            <text:p>FALSE</text:p>
          </table:table-cell>
          <table:table-cell table:formula="of:=MOD([.C1458];64)" office:value-type="float" office:value="2.75235494226581">
            <text:p>2.75</text:p>
          </table:table-cell>
          <table:table-cell/>
        </table:table-row>
        <table:table-row table:style-name="ro2">
          <table:table-cell table:style-name="ce3" table:formula="of:=[.A1458]+1" office:value-type="float" office:value="1458">
            <text:p>1458</text:p>
          </table:table-cell>
          <table:table-cell table:style-name="ce3" table:formula="of:=[orbits.$C$3]*[.A1459]" office:value-type="float" office:value="6316728.138">
            <text:p>6316728.138</text:p>
          </table:table-cell>
          <table:table-cell table:style-name="ce6" table:formula="of:=[.B1459]/[orbits.$D$3]" office:value-type="float" office:value="17294.6142302717">
            <text:p>17294.61</text:p>
          </table:table-cell>
          <table:table-cell table:style-name="ce6" table:formula="of:=[.C1459]-ROUNDDOWN([.C1459])" office:value-type="float" office:value="0.61423027166893">
            <text:p>0.61</text:p>
          </table:table-cell>
          <table:table-cell table:formula="of:=IF([.D1459] &lt; [.$D$2])" office:value-type="boolean" office:boolean-value="false">
            <text:p>FALSE</text:p>
          </table:table-cell>
          <table:table-cell table:formula="of:=MOD([.C1459];64)" office:value-type="float" office:value="14.6142302716689">
            <text:p>14.61</text:p>
          </table:table-cell>
          <table:table-cell/>
        </table:table-row>
        <table:table-row table:style-name="ro2">
          <table:table-cell table:style-name="ce3" table:formula="of:=[.A1459]+1" office:value-type="float" office:value="1459">
            <text:p>1459</text:p>
          </table:table-cell>
          <table:table-cell table:style-name="ce3" table:formula="of:=[orbits.$C$3]*[.A1460]" office:value-type="float" office:value="6321060.599">
            <text:p>6321060.599</text:p>
          </table:table-cell>
          <table:table-cell table:style-name="ce6" table:formula="of:=[.B1460]/[orbits.$D$3]" office:value-type="float" office:value="17306.4761056011">
            <text:p>17306.48</text:p>
          </table:table-cell>
          <table:table-cell table:style-name="ce6" table:formula="of:=[.C1460]-ROUNDDOWN([.C1460])" office:value-type="float" office:value="0.476105601075687">
            <text:p>0.48</text:p>
          </table:table-cell>
          <table:table-cell table:formula="of:=IF([.D1460] &lt; [.$D$2])" office:value-type="boolean" office:boolean-value="false">
            <text:p>FALSE</text:p>
          </table:table-cell>
          <table:table-cell table:formula="of:=MOD([.C1460];64)" office:value-type="float" office:value="26.4761056010757">
            <text:p>26.48</text:p>
          </table:table-cell>
          <table:table-cell/>
        </table:table-row>
        <table:table-row table:style-name="ro2">
          <table:table-cell table:style-name="ce3" table:formula="of:=[.A1460]+1" office:value-type="float" office:value="1460">
            <text:p>1460</text:p>
          </table:table-cell>
          <table:table-cell table:style-name="ce3" table:formula="of:=[orbits.$C$3]*[.A1461]" office:value-type="float" office:value="6325393.06">
            <text:p>6325393.06</text:p>
          </table:table-cell>
          <table:table-cell table:style-name="ce6" table:formula="of:=[.B1461]/[orbits.$D$3]" office:value-type="float" office:value="17318.3379809305">
            <text:p>17318.34</text:p>
          </table:table-cell>
          <table:table-cell table:style-name="ce6" table:formula="of:=[.C1461]-ROUNDDOWN([.C1461])" office:value-type="float" office:value="0.337980930478807">
            <text:p>0.34</text:p>
          </table:table-cell>
          <table:table-cell table:formula="of:=IF([.D1461] &lt; [.$D$2])" office:value-type="boolean" office:boolean-value="false">
            <text:p>FALSE</text:p>
          </table:table-cell>
          <table:table-cell table:formula="of:=MOD([.C1461];64)" office:value-type="float" office:value="38.3379809304788">
            <text:p>38.34</text:p>
          </table:table-cell>
          <table:table-cell/>
        </table:table-row>
        <table:table-row table:style-name="ro2">
          <table:table-cell table:style-name="ce3" table:formula="of:=[.A1461]+1" office:value-type="float" office:value="1461">
            <text:p>1461</text:p>
          </table:table-cell>
          <table:table-cell table:style-name="ce3" table:formula="of:=[orbits.$C$3]*[.A1462]" office:value-type="float" office:value="6329725.521">
            <text:p>6329725.521</text:p>
          </table:table-cell>
          <table:table-cell table:style-name="ce6" table:formula="of:=[.B1462]/[orbits.$D$3]" office:value-type="float" office:value="17330.1998562599">
            <text:p>17330.20</text:p>
          </table:table-cell>
          <table:table-cell table:style-name="ce6" table:formula="of:=[.C1462]-ROUNDDOWN([.C1462])" office:value-type="float" office:value="0.199856259881926">
            <text:p>0.20</text:p>
          </table:table-cell>
          <table:table-cell table:formula="of:=IF([.D1462] &lt; [.$D$2])" office:value-type="boolean" office:boolean-value="false">
            <text:p>FALSE</text:p>
          </table:table-cell>
          <table:table-cell table:formula="of:=MOD([.C1462];64)" office:value-type="float" office:value="50.1998562598819">
            <text:p>50.20</text:p>
          </table:table-cell>
          <table:table-cell/>
        </table:table-row>
        <table:table-row table:style-name="ro2">
          <table:table-cell table:style-name="ce3" table:formula="of:=[.A1462]+1" office:value-type="float" office:value="1462">
            <text:p>1462</text:p>
          </table:table-cell>
          <table:table-cell table:style-name="ce3" table:formula="of:=[orbits.$C$3]*[.A1463]" office:value-type="float" office:value="6334057.982">
            <text:p>6334057.982</text:p>
          </table:table-cell>
          <table:table-cell table:style-name="ce6" table:formula="of:=[.B1463]/[orbits.$D$3]" office:value-type="float" office:value="17342.0617315893">
            <text:p>17342.06</text:p>
          </table:table-cell>
          <table:table-cell table:style-name="ce6" table:formula="of:=[.C1463]-ROUNDDOWN([.C1463])" office:value-type="float" office:value="0.0617315892886836">
            <text:p>0.06</text:p>
          </table:table-cell>
          <table:table-cell table:formula="of:=IF([.D1463] &lt; [.$D$2])" office:value-type="boolean" office:boolean-value="true">
            <text:p>TRUE</text:p>
          </table:table-cell>
          <table:table-cell table:formula="of:=MOD([.C1463];64)" office:value-type="float" office:value="62.0617315892887">
            <text:p>62.06</text:p>
          </table:table-cell>
          <table:table-cell/>
        </table:table-row>
        <table:table-row table:style-name="ro2">
          <table:table-cell table:style-name="ce3" table:formula="of:=[.A1463]+1" office:value-type="float" office:value="1463">
            <text:p>1463</text:p>
          </table:table-cell>
          <table:table-cell table:style-name="ce3" table:formula="of:=[orbits.$C$3]*[.A1464]" office:value-type="float" office:value="6338390.443">
            <text:p>6338390.443</text:p>
          </table:table-cell>
          <table:table-cell table:style-name="ce6" table:formula="of:=[.B1464]/[orbits.$D$3]" office:value-type="float" office:value="17353.9236069187">
            <text:p>17353.92</text:p>
          </table:table-cell>
          <table:table-cell table:style-name="ce6" table:formula="of:=[.C1464]-ROUNDDOWN([.C1464])" office:value-type="float" office:value="0.923606918691803">
            <text:p>0.92</text:p>
          </table:table-cell>
          <table:table-cell table:formula="of:=IF([.D1464] &lt; [.$D$2])" office:value-type="boolean" office:boolean-value="false">
            <text:p>FALSE</text:p>
          </table:table-cell>
          <table:table-cell table:formula="of:=MOD([.C1464];64)" office:value-type="float" office:value="9.9236069186918">
            <text:p>9.92</text:p>
          </table:table-cell>
          <table:table-cell/>
        </table:table-row>
        <table:table-row table:style-name="ro2">
          <table:table-cell table:style-name="ce3" table:formula="of:=[.A1464]+1" office:value-type="float" office:value="1464">
            <text:p>1464</text:p>
          </table:table-cell>
          <table:table-cell table:style-name="ce3" table:formula="of:=[orbits.$C$3]*[.A1465]" office:value-type="float" office:value="6342722.904">
            <text:p>6342722.904</text:p>
          </table:table-cell>
          <table:table-cell table:style-name="ce6" table:formula="of:=[.B1465]/[orbits.$D$3]" office:value-type="float" office:value="17365.7854822481">
            <text:p>17365.79</text:p>
          </table:table-cell>
          <table:table-cell table:style-name="ce6" table:formula="of:=[.C1465]-ROUNDDOWN([.C1465])" office:value-type="float" office:value="0.785482248094922">
            <text:p>0.79</text:p>
          </table:table-cell>
          <table:table-cell table:formula="of:=IF([.D1465] &lt; [.$D$2])" office:value-type="boolean" office:boolean-value="false">
            <text:p>FALSE</text:p>
          </table:table-cell>
          <table:table-cell table:formula="of:=MOD([.C1465];64)" office:value-type="float" office:value="21.7854822480949">
            <text:p>21.79</text:p>
          </table:table-cell>
          <table:table-cell/>
        </table:table-row>
        <table:table-row table:style-name="ro2">
          <table:table-cell table:style-name="ce3" table:formula="of:=[.A1465]+1" office:value-type="float" office:value="1465">
            <text:p>1465</text:p>
          </table:table-cell>
          <table:table-cell table:style-name="ce3" table:formula="of:=[orbits.$C$3]*[.A1466]" office:value-type="float" office:value="6347055.365">
            <text:p>6347055.365</text:p>
          </table:table-cell>
          <table:table-cell table:style-name="ce6" table:formula="of:=[.B1466]/[orbits.$D$3]" office:value-type="float" office:value="17377.6473575775">
            <text:p>17377.65</text:p>
          </table:table-cell>
          <table:table-cell table:style-name="ce6" table:formula="of:=[.C1466]-ROUNDDOWN([.C1466])" office:value-type="float" office:value="0.64735757750168">
            <text:p>0.65</text:p>
          </table:table-cell>
          <table:table-cell table:formula="of:=IF([.D1466] &lt; [.$D$2])" office:value-type="boolean" office:boolean-value="false">
            <text:p>FALSE</text:p>
          </table:table-cell>
          <table:table-cell table:formula="of:=MOD([.C1466];64)" office:value-type="float" office:value="33.6473575775017">
            <text:p>33.65</text:p>
          </table:table-cell>
          <table:table-cell/>
        </table:table-row>
        <table:table-row table:style-name="ro2">
          <table:table-cell table:style-name="ce3" table:formula="of:=[.A1466]+1" office:value-type="float" office:value="1466">
            <text:p>1466</text:p>
          </table:table-cell>
          <table:table-cell table:style-name="ce3" table:formula="of:=[orbits.$C$3]*[.A1467]" office:value-type="float" office:value="6351387.826">
            <text:p>6351387.826</text:p>
          </table:table-cell>
          <table:table-cell table:style-name="ce6" table:formula="of:=[.B1467]/[orbits.$D$3]" office:value-type="float" office:value="17389.5092329069">
            <text:p>17389.51</text:p>
          </table:table-cell>
          <table:table-cell table:style-name="ce6" table:formula="of:=[.C1467]-ROUNDDOWN([.C1467])" office:value-type="float" office:value="0.509232906904799">
            <text:p>0.51</text:p>
          </table:table-cell>
          <table:table-cell table:formula="of:=IF([.D1467] &lt; [.$D$2])" office:value-type="boolean" office:boolean-value="false">
            <text:p>FALSE</text:p>
          </table:table-cell>
          <table:table-cell table:formula="of:=MOD([.C1467];64)" office:value-type="float" office:value="45.5092329069048">
            <text:p>45.51</text:p>
          </table:table-cell>
          <table:table-cell/>
        </table:table-row>
        <table:table-row table:style-name="ro2">
          <table:table-cell table:style-name="ce3" table:formula="of:=[.A1467]+1" office:value-type="float" office:value="1467">
            <text:p>1467</text:p>
          </table:table-cell>
          <table:table-cell table:style-name="ce3" table:formula="of:=[orbits.$C$3]*[.A1468]" office:value-type="float" office:value="6355720.287">
            <text:p>6355720.287</text:p>
          </table:table-cell>
          <table:table-cell table:style-name="ce6" table:formula="of:=[.B1468]/[orbits.$D$3]" office:value-type="float" office:value="17401.3711082363">
            <text:p>17401.37</text:p>
          </table:table-cell>
          <table:table-cell table:style-name="ce6" table:formula="of:=[.C1468]-ROUNDDOWN([.C1468])" office:value-type="float" office:value="0.371108236307919">
            <text:p>0.37</text:p>
          </table:table-cell>
          <table:table-cell table:formula="of:=IF([.D1468] &lt; [.$D$2])" office:value-type="boolean" office:boolean-value="false">
            <text:p>FALSE</text:p>
          </table:table-cell>
          <table:table-cell table:formula="of:=MOD([.C1468];64)" office:value-type="float" office:value="57.3711082363079">
            <text:p>57.37</text:p>
          </table:table-cell>
          <table:table-cell/>
        </table:table-row>
        <table:table-row table:style-name="ro2">
          <table:table-cell table:style-name="ce3" table:formula="of:=[.A1468]+1" office:value-type="float" office:value="1468">
            <text:p>1468</text:p>
          </table:table-cell>
          <table:table-cell table:style-name="ce3" table:formula="of:=[orbits.$C$3]*[.A1469]" office:value-type="float" office:value="6360052.748">
            <text:p>6360052.748</text:p>
          </table:table-cell>
          <table:table-cell table:style-name="ce6" table:formula="of:=[.B1469]/[orbits.$D$3]" office:value-type="float" office:value="17413.2329835657">
            <text:p>17413.23</text:p>
          </table:table-cell>
          <table:table-cell table:style-name="ce6" table:formula="of:=[.C1469]-ROUNDDOWN([.C1469])" office:value-type="float" office:value="0.232983565714676">
            <text:p>0.23</text:p>
          </table:table-cell>
          <table:table-cell table:formula="of:=IF([.D1469] &lt; [.$D$2])" office:value-type="boolean" office:boolean-value="false">
            <text:p>FALSE</text:p>
          </table:table-cell>
          <table:table-cell table:formula="of:=MOD([.C1469];64)" office:value-type="float" office:value="5.23298356571468">
            <text:p>5.23</text:p>
          </table:table-cell>
          <table:table-cell/>
        </table:table-row>
        <table:table-row table:style-name="ro2">
          <table:table-cell table:style-name="ce3" table:formula="of:=[.A1469]+1" office:value-type="float" office:value="1469">
            <text:p>1469</text:p>
          </table:table-cell>
          <table:table-cell table:style-name="ce3" table:formula="of:=[orbits.$C$3]*[.A1470]" office:value-type="float" office:value="6364385.209">
            <text:p>6364385.209</text:p>
          </table:table-cell>
          <table:table-cell table:style-name="ce6" table:formula="of:=[.B1470]/[orbits.$D$3]" office:value-type="float" office:value="17425.0948588951">
            <text:p>17425.09</text:p>
          </table:table-cell>
          <table:table-cell table:style-name="ce6" table:formula="of:=[.C1470]-ROUNDDOWN([.C1470])" office:value-type="float" office:value="0.0948588951177953">
            <text:p>0.09</text:p>
          </table:table-cell>
          <table:table-cell table:formula="of:=IF([.D1470] &lt; [.$D$2])" office:value-type="boolean" office:boolean-value="true">
            <text:p>TRUE</text:p>
          </table:table-cell>
          <table:table-cell table:formula="of:=MOD([.C1470];64)" office:value-type="float" office:value="17.0948588951178">
            <text:p>17.09</text:p>
          </table:table-cell>
          <table:table-cell/>
        </table:table-row>
        <table:table-row table:style-name="ro2">
          <table:table-cell table:style-name="ce3" table:formula="of:=[.A1470]+1" office:value-type="float" office:value="1470">
            <text:p>1470</text:p>
          </table:table-cell>
          <table:table-cell table:style-name="ce3" table:formula="of:=[orbits.$C$3]*[.A1471]" office:value-type="float" office:value="6368717.67">
            <text:p>6368717.67</text:p>
          </table:table-cell>
          <table:table-cell table:style-name="ce6" table:formula="of:=[.B1471]/[orbits.$D$3]" office:value-type="float" office:value="17436.9567342245">
            <text:p>17436.96</text:p>
          </table:table-cell>
          <table:table-cell table:style-name="ce6" table:formula="of:=[.C1471]-ROUNDDOWN([.C1471])" office:value-type="float" office:value="0.956734224520915">
            <text:p>0.96</text:p>
          </table:table-cell>
          <table:table-cell table:formula="of:=IF([.D1471] &lt; [.$D$2])" office:value-type="boolean" office:boolean-value="false">
            <text:p>FALSE</text:p>
          </table:table-cell>
          <table:table-cell table:formula="of:=MOD([.C1471];64)" office:value-type="float" office:value="28.9567342245209">
            <text:p>28.96</text:p>
          </table:table-cell>
          <table:table-cell/>
        </table:table-row>
        <table:table-row table:style-name="ro2">
          <table:table-cell table:style-name="ce3" table:formula="of:=[.A1471]+1" office:value-type="float" office:value="1471">
            <text:p>1471</text:p>
          </table:table-cell>
          <table:table-cell table:style-name="ce3" table:formula="of:=[orbits.$C$3]*[.A1472]" office:value-type="float" office:value="6373050.131">
            <text:p>6373050.131</text:p>
          </table:table-cell>
          <table:table-cell table:style-name="ce6" table:formula="of:=[.B1472]/[orbits.$D$3]" office:value-type="float" office:value="17448.8186095539">
            <text:p>17448.82</text:p>
          </table:table-cell>
          <table:table-cell table:style-name="ce6" table:formula="of:=[.C1472]-ROUNDDOWN([.C1472])" office:value-type="float" office:value="0.818609553927672">
            <text:p>0.82</text:p>
          </table:table-cell>
          <table:table-cell table:formula="of:=IF([.D1472] &lt; [.$D$2])" office:value-type="boolean" office:boolean-value="false">
            <text:p>FALSE</text:p>
          </table:table-cell>
          <table:table-cell table:formula="of:=MOD([.C1472];64)" office:value-type="float" office:value="40.8186095539277">
            <text:p>40.82</text:p>
          </table:table-cell>
          <table:table-cell/>
        </table:table-row>
        <table:table-row table:style-name="ro2">
          <table:table-cell table:style-name="ce3" table:formula="of:=[.A1472]+1" office:value-type="float" office:value="1472">
            <text:p>1472</text:p>
          </table:table-cell>
          <table:table-cell table:style-name="ce3" table:formula="of:=[orbits.$C$3]*[.A1473]" office:value-type="float" office:value="6377382.592">
            <text:p>6377382.592</text:p>
          </table:table-cell>
          <table:table-cell table:style-name="ce6" table:formula="of:=[.B1473]/[orbits.$D$3]" office:value-type="float" office:value="17460.6804848833">
            <text:p>17460.68</text:p>
          </table:table-cell>
          <table:table-cell table:style-name="ce6" table:formula="of:=[.C1473]-ROUNDDOWN([.C1473])" office:value-type="float" office:value="0.680484883330792">
            <text:p>0.68</text:p>
          </table:table-cell>
          <table:table-cell table:formula="of:=IF([.D1473] &lt; [.$D$2])" office:value-type="boolean" office:boolean-value="false">
            <text:p>FALSE</text:p>
          </table:table-cell>
          <table:table-cell table:formula="of:=MOD([.C1473];64)" office:value-type="float" office:value="52.6804848833308">
            <text:p>52.68</text:p>
          </table:table-cell>
          <table:table-cell/>
        </table:table-row>
        <table:table-row table:style-name="ro2">
          <table:table-cell table:style-name="ce3" table:formula="of:=[.A1473]+1" office:value-type="float" office:value="1473">
            <text:p>1473</text:p>
          </table:table-cell>
          <table:table-cell table:style-name="ce3" table:formula="of:=[orbits.$C$3]*[.A1474]" office:value-type="float" office:value="6381715.053">
            <text:p>6381715.053</text:p>
          </table:table-cell>
          <table:table-cell table:style-name="ce6" table:formula="of:=[.B1474]/[orbits.$D$3]" office:value-type="float" office:value="17472.5423602127">
            <text:p>17472.54</text:p>
          </table:table-cell>
          <table:table-cell table:style-name="ce6" table:formula="of:=[.C1474]-ROUNDDOWN([.C1474])" office:value-type="float" office:value="0.542360212737549">
            <text:p>0.54</text:p>
          </table:table-cell>
          <table:table-cell table:formula="of:=IF([.D1474] &lt; [.$D$2])" office:value-type="boolean" office:boolean-value="false">
            <text:p>FALSE</text:p>
          </table:table-cell>
          <table:table-cell table:formula="of:=MOD([.C1474];64)" office:value-type="float" office:value="0.542360212737549">
            <text:p>0.54</text:p>
          </table:table-cell>
          <table:table-cell/>
        </table:table-row>
        <table:table-row table:style-name="ro2">
          <table:table-cell table:style-name="ce3" table:formula="of:=[.A1474]+1" office:value-type="float" office:value="1474">
            <text:p>1474</text:p>
          </table:table-cell>
          <table:table-cell table:style-name="ce3" table:formula="of:=[orbits.$C$3]*[.A1475]" office:value-type="float" office:value="6386047.514">
            <text:p>6386047.514</text:p>
          </table:table-cell>
          <table:table-cell table:style-name="ce6" table:formula="of:=[.B1475]/[orbits.$D$3]" office:value-type="float" office:value="17484.4042355421">
            <text:p>17484.40</text:p>
          </table:table-cell>
          <table:table-cell table:style-name="ce6" table:formula="of:=[.C1475]-ROUNDDOWN([.C1475])" office:value-type="float" office:value="0.404235542140668">
            <text:p>0.40</text:p>
          </table:table-cell>
          <table:table-cell table:formula="of:=IF([.D1475] &lt; [.$D$2])" office:value-type="boolean" office:boolean-value="false">
            <text:p>FALSE</text:p>
          </table:table-cell>
          <table:table-cell table:formula="of:=MOD([.C1475];64)" office:value-type="float" office:value="12.4042355421407">
            <text:p>12.40</text:p>
          </table:table-cell>
          <table:table-cell/>
        </table:table-row>
        <table:table-row table:style-name="ro2">
          <table:table-cell table:style-name="ce3" table:formula="of:=[.A1475]+1" office:value-type="float" office:value="1475">
            <text:p>1475</text:p>
          </table:table-cell>
          <table:table-cell table:style-name="ce3" table:formula="of:=[orbits.$C$3]*[.A1476]" office:value-type="float" office:value="6390379.975">
            <text:p>6390379.975</text:p>
          </table:table-cell>
          <table:table-cell table:style-name="ce6" table:formula="of:=[.B1476]/[orbits.$D$3]" office:value-type="float" office:value="17496.2661108715">
            <text:p>17496.27</text:p>
          </table:table-cell>
          <table:table-cell table:style-name="ce6" table:formula="of:=[.C1476]-ROUNDDOWN([.C1476])" office:value-type="float" office:value="0.266110871543788">
            <text:p>0.27</text:p>
          </table:table-cell>
          <table:table-cell table:formula="of:=IF([.D1476] &lt; [.$D$2])" office:value-type="boolean" office:boolean-value="false">
            <text:p>FALSE</text:p>
          </table:table-cell>
          <table:table-cell table:formula="of:=MOD([.C1476];64)" office:value-type="float" office:value="24.2661108715438">
            <text:p>24.27</text:p>
          </table:table-cell>
          <table:table-cell/>
        </table:table-row>
        <table:table-row table:style-name="ro2">
          <table:table-cell table:style-name="ce3" table:formula="of:=[.A1476]+1" office:value-type="float" office:value="1476">
            <text:p>1476</text:p>
          </table:table-cell>
          <table:table-cell table:style-name="ce3" table:formula="of:=[orbits.$C$3]*[.A1477]" office:value-type="float" office:value="6394712.436">
            <text:p>6394712.436</text:p>
          </table:table-cell>
          <table:table-cell table:style-name="ce6" table:formula="of:=[.B1477]/[orbits.$D$3]" office:value-type="float" office:value="17508.127986201">
            <text:p>17508.13</text:p>
          </table:table-cell>
          <table:table-cell table:style-name="ce6" table:formula="of:=[.C1477]-ROUNDDOWN([.C1477])" office:value-type="float" office:value="0.127986200950545">
            <text:p>0.13</text:p>
          </table:table-cell>
          <table:table-cell table:formula="of:=IF([.D1477] &lt; [.$D$2])" office:value-type="boolean" office:boolean-value="false">
            <text:p>FALSE</text:p>
          </table:table-cell>
          <table:table-cell table:formula="of:=MOD([.C1477];64)" office:value-type="float" office:value="36.1279862009505">
            <text:p>36.13</text:p>
          </table:table-cell>
          <table:table-cell/>
        </table:table-row>
        <table:table-row table:style-name="ro2">
          <table:table-cell table:style-name="ce3" table:formula="of:=[.A1477]+1" office:value-type="float" office:value="1477">
            <text:p>1477</text:p>
          </table:table-cell>
          <table:table-cell table:style-name="ce3" table:formula="of:=[orbits.$C$3]*[.A1478]" office:value-type="float" office:value="6399044.897">
            <text:p>6399044.897</text:p>
          </table:table-cell>
          <table:table-cell table:style-name="ce6" table:formula="of:=[.B1478]/[orbits.$D$3]" office:value-type="float" office:value="17519.9898615304">
            <text:p>17519.99</text:p>
          </table:table-cell>
          <table:table-cell table:style-name="ce6" table:formula="of:=[.C1478]-ROUNDDOWN([.C1478])" office:value-type="float" office:value="0.989861530353664">
            <text:p>0.99</text:p>
          </table:table-cell>
          <table:table-cell table:formula="of:=IF([.D1478] &lt; [.$D$2])" office:value-type="boolean" office:boolean-value="false">
            <text:p>FALSE</text:p>
          </table:table-cell>
          <table:table-cell table:formula="of:=MOD([.C1478];64)" office:value-type="float" office:value="47.9898615303537">
            <text:p>47.99</text:p>
          </table:table-cell>
          <table:table-cell/>
        </table:table-row>
        <table:table-row table:style-name="ro2">
          <table:table-cell table:style-name="ce3" table:formula="of:=[.A1478]+1" office:value-type="float" office:value="1478">
            <text:p>1478</text:p>
          </table:table-cell>
          <table:table-cell table:style-name="ce3" table:formula="of:=[orbits.$C$3]*[.A1479]" office:value-type="float" office:value="6403377.358">
            <text:p>6403377.358</text:p>
          </table:table-cell>
          <table:table-cell table:style-name="ce6" table:formula="of:=[.B1479]/[orbits.$D$3]" office:value-type="float" office:value="17531.8517368598">
            <text:p>17531.85</text:p>
          </table:table-cell>
          <table:table-cell table:style-name="ce6" table:formula="of:=[.C1479]-ROUNDDOWN([.C1479])" office:value-type="float" office:value="0.851736859756784">
            <text:p>0.85</text:p>
          </table:table-cell>
          <table:table-cell table:formula="of:=IF([.D1479] &lt; [.$D$2])" office:value-type="boolean" office:boolean-value="false">
            <text:p>FALSE</text:p>
          </table:table-cell>
          <table:table-cell table:formula="of:=MOD([.C1479];64)" office:value-type="float" office:value="59.8517368597568">
            <text:p>59.85</text:p>
          </table:table-cell>
          <table:table-cell/>
        </table:table-row>
        <table:table-row table:style-name="ro2">
          <table:table-cell table:style-name="ce3" table:formula="of:=[.A1479]+1" office:value-type="float" office:value="1479">
            <text:p>1479</text:p>
          </table:table-cell>
          <table:table-cell table:style-name="ce3" table:formula="of:=[orbits.$C$3]*[.A1480]" office:value-type="float" office:value="6407709.819">
            <text:p>6407709.819</text:p>
          </table:table-cell>
          <table:table-cell table:style-name="ce6" table:formula="of:=[.B1480]/[orbits.$D$3]" office:value-type="float" office:value="17543.7136121892">
            <text:p>17543.71</text:p>
          </table:table-cell>
          <table:table-cell table:style-name="ce6" table:formula="of:=[.C1480]-ROUNDDOWN([.C1480])" office:value-type="float" office:value="0.713612189163541">
            <text:p>0.71</text:p>
          </table:table-cell>
          <table:table-cell table:formula="of:=IF([.D1480] &lt; [.$D$2])" office:value-type="boolean" office:boolean-value="false">
            <text:p>FALSE</text:p>
          </table:table-cell>
          <table:table-cell table:formula="of:=MOD([.C1480];64)" office:value-type="float" office:value="7.71361218916354">
            <text:p>7.71</text:p>
          </table:table-cell>
          <table:table-cell/>
        </table:table-row>
        <table:table-row table:style-name="ro2">
          <table:table-cell table:style-name="ce3" table:formula="of:=[.A1480]+1" office:value-type="float" office:value="1480">
            <text:p>1480</text:p>
          </table:table-cell>
          <table:table-cell table:style-name="ce3" table:formula="of:=[orbits.$C$3]*[.A1481]" office:value-type="float" office:value="6412042.28">
            <text:p>6412042.28</text:p>
          </table:table-cell>
          <table:table-cell table:style-name="ce6" table:formula="of:=[.B1481]/[orbits.$D$3]" office:value-type="float" office:value="17555.5754875186">
            <text:p>17555.58</text:p>
          </table:table-cell>
          <table:table-cell table:style-name="ce6" table:formula="of:=[.C1481]-ROUNDDOWN([.C1481])" office:value-type="float" office:value="0.575487518566661">
            <text:p>0.58</text:p>
          </table:table-cell>
          <table:table-cell table:formula="of:=IF([.D1481] &lt; [.$D$2])" office:value-type="boolean" office:boolean-value="false">
            <text:p>FALSE</text:p>
          </table:table-cell>
          <table:table-cell table:formula="of:=MOD([.C1481];64)" office:value-type="float" office:value="19.5754875185667">
            <text:p>19.58</text:p>
          </table:table-cell>
          <table:table-cell/>
        </table:table-row>
        <table:table-row table:style-name="ro2">
          <table:table-cell table:style-name="ce3" table:formula="of:=[.A1481]+1" office:value-type="float" office:value="1481">
            <text:p>1481</text:p>
          </table:table-cell>
          <table:table-cell table:style-name="ce3" table:formula="of:=[orbits.$C$3]*[.A1482]" office:value-type="float" office:value="6416374.741">
            <text:p>6416374.741</text:p>
          </table:table-cell>
          <table:table-cell table:style-name="ce6" table:formula="of:=[.B1482]/[orbits.$D$3]" office:value-type="float" office:value="17567.437362848">
            <text:p>17567.44</text:p>
          </table:table-cell>
          <table:table-cell table:style-name="ce6" table:formula="of:=[.C1482]-ROUNDDOWN([.C1482])" office:value-type="float" office:value="0.437362847973418">
            <text:p>0.44</text:p>
          </table:table-cell>
          <table:table-cell table:formula="of:=IF([.D1482] &lt; [.$D$2])" office:value-type="boolean" office:boolean-value="false">
            <text:p>FALSE</text:p>
          </table:table-cell>
          <table:table-cell table:formula="of:=MOD([.C1482];64)" office:value-type="float" office:value="31.4373628479734">
            <text:p>31.44</text:p>
          </table:table-cell>
          <table:table-cell/>
        </table:table-row>
        <table:table-row table:style-name="ro2">
          <table:table-cell table:style-name="ce3" table:formula="of:=[.A1482]+1" office:value-type="float" office:value="1482">
            <text:p>1482</text:p>
          </table:table-cell>
          <table:table-cell table:style-name="ce3" table:formula="of:=[orbits.$C$3]*[.A1483]" office:value-type="float" office:value="6420707.202">
            <text:p>6420707.202</text:p>
          </table:table-cell>
          <table:table-cell table:style-name="ce6" table:formula="of:=[.B1483]/[orbits.$D$3]" office:value-type="float" office:value="17579.2992381774">
            <text:p>17579.30</text:p>
          </table:table-cell>
          <table:table-cell table:style-name="ce6" table:formula="of:=[.C1483]-ROUNDDOWN([.C1483])" office:value-type="float" office:value="0.299238177376537">
            <text:p>0.30</text:p>
          </table:table-cell>
          <table:table-cell table:formula="of:=IF([.D1483] &lt; [.$D$2])" office:value-type="boolean" office:boolean-value="false">
            <text:p>FALSE</text:p>
          </table:table-cell>
          <table:table-cell table:formula="of:=MOD([.C1483];64)" office:value-type="float" office:value="43.2992381773765">
            <text:p>43.30</text:p>
          </table:table-cell>
          <table:table-cell/>
        </table:table-row>
        <table:table-row table:style-name="ro2">
          <table:table-cell table:style-name="ce3" table:formula="of:=[.A1483]+1" office:value-type="float" office:value="1483">
            <text:p>1483</text:p>
          </table:table-cell>
          <table:table-cell table:style-name="ce3" table:formula="of:=[orbits.$C$3]*[.A1484]" office:value-type="float" office:value="6425039.663">
            <text:p>6425039.663</text:p>
          </table:table-cell>
          <table:table-cell table:style-name="ce6" table:formula="of:=[.B1484]/[orbits.$D$3]" office:value-type="float" office:value="17591.1611135068">
            <text:p>17591.16</text:p>
          </table:table-cell>
          <table:table-cell table:style-name="ce6" table:formula="of:=[.C1484]-ROUNDDOWN([.C1484])" office:value-type="float" office:value="0.161113506779657">
            <text:p>0.16</text:p>
          </table:table-cell>
          <table:table-cell table:formula="of:=IF([.D1484] &lt; [.$D$2])" office:value-type="boolean" office:boolean-value="false">
            <text:p>FALSE</text:p>
          </table:table-cell>
          <table:table-cell table:formula="of:=MOD([.C1484];64)" office:value-type="float" office:value="55.1611135067797">
            <text:p>55.16</text:p>
          </table:table-cell>
          <table:table-cell/>
        </table:table-row>
        <table:table-row table:style-name="ro2">
          <table:table-cell table:style-name="ce3" table:formula="of:=[.A1484]+1" office:value-type="float" office:value="1484">
            <text:p>1484</text:p>
          </table:table-cell>
          <table:table-cell table:style-name="ce3" table:formula="of:=[orbits.$C$3]*[.A1485]" office:value-type="float" office:value="6429372.124">
            <text:p>6429372.124</text:p>
          </table:table-cell>
          <table:table-cell table:style-name="ce6" table:formula="of:=[.B1485]/[orbits.$D$3]" office:value-type="float" office:value="17603.0229888362">
            <text:p>17603.02</text:p>
          </table:table-cell>
          <table:table-cell table:style-name="ce6" table:formula="of:=[.C1485]-ROUNDDOWN([.C1485])" office:value-type="float" office:value="0.0229888361864141">
            <text:p>0.02</text:p>
          </table:table-cell>
          <table:table-cell table:formula="of:=IF([.D1485] &lt; [.$D$2])" office:value-type="boolean" office:boolean-value="true">
            <text:p>TRUE</text:p>
          </table:table-cell>
          <table:table-cell table:formula="of:=MOD([.C1485];64)" office:value-type="float" office:value="3.02298883618641">
            <text:p>3.02</text:p>
          </table:table-cell>
          <table:table-cell/>
        </table:table-row>
        <table:table-row table:style-name="ro2">
          <table:table-cell table:style-name="ce3" table:formula="of:=[.A1485]+1" office:value-type="float" office:value="1485">
            <text:p>1485</text:p>
          </table:table-cell>
          <table:table-cell table:style-name="ce3" table:formula="of:=[orbits.$C$3]*[.A1486]" office:value-type="float" office:value="6433704.585">
            <text:p>6433704.585</text:p>
          </table:table-cell>
          <table:table-cell table:style-name="ce6" table:formula="of:=[.B1486]/[orbits.$D$3]" office:value-type="float" office:value="17614.8848641656">
            <text:p>17614.88</text:p>
          </table:table-cell>
          <table:table-cell table:style-name="ce6" table:formula="of:=[.C1486]-ROUNDDOWN([.C1486])" office:value-type="float" office:value="0.884864165589534">
            <text:p>0.88</text:p>
          </table:table-cell>
          <table:table-cell table:formula="of:=IF([.D1486] &lt; [.$D$2])" office:value-type="boolean" office:boolean-value="false">
            <text:p>FALSE</text:p>
          </table:table-cell>
          <table:table-cell table:formula="of:=MOD([.C1486];64)" office:value-type="float" office:value="14.8848641655895">
            <text:p>14.88</text:p>
          </table:table-cell>
          <table:table-cell/>
        </table:table-row>
        <table:table-row table:style-name="ro2">
          <table:table-cell table:style-name="ce3" table:formula="of:=[.A1486]+1" office:value-type="float" office:value="1486">
            <text:p>1486</text:p>
          </table:table-cell>
          <table:table-cell table:style-name="ce3" table:formula="of:=[orbits.$C$3]*[.A1487]" office:value-type="float" office:value="6438037.046">
            <text:p>6438037.046</text:p>
          </table:table-cell>
          <table:table-cell table:style-name="ce6" table:formula="of:=[.B1487]/[orbits.$D$3]" office:value-type="float" office:value="17626.746739495">
            <text:p>17626.75</text:p>
          </table:table-cell>
          <table:table-cell table:style-name="ce6" table:formula="of:=[.C1487]-ROUNDDOWN([.C1487])" office:value-type="float" office:value="0.746739494992653">
            <text:p>0.75</text:p>
          </table:table-cell>
          <table:table-cell table:formula="of:=IF([.D1487] &lt; [.$D$2])" office:value-type="boolean" office:boolean-value="false">
            <text:p>FALSE</text:p>
          </table:table-cell>
          <table:table-cell table:formula="of:=MOD([.C1487];64)" office:value-type="float" office:value="26.7467394949927">
            <text:p>26.75</text:p>
          </table:table-cell>
          <table:table-cell/>
        </table:table-row>
        <table:table-row table:style-name="ro2">
          <table:table-cell table:style-name="ce3" table:formula="of:=[.A1487]+1" office:value-type="float" office:value="1487">
            <text:p>1487</text:p>
          </table:table-cell>
          <table:table-cell table:style-name="ce3" table:formula="of:=[orbits.$C$3]*[.A1488]" office:value-type="float" office:value="6442369.507">
            <text:p>6442369.507</text:p>
          </table:table-cell>
          <table:table-cell table:style-name="ce6" table:formula="of:=[.B1488]/[orbits.$D$3]" office:value-type="float" office:value="17638.6086148244">
            <text:p>17638.61</text:p>
          </table:table-cell>
          <table:table-cell table:style-name="ce6" table:formula="of:=[.C1488]-ROUNDDOWN([.C1488])" office:value-type="float" office:value="0.60861482439941">
            <text:p>0.61</text:p>
          </table:table-cell>
          <table:table-cell table:formula="of:=IF([.D1488] &lt; [.$D$2])" office:value-type="boolean" office:boolean-value="false">
            <text:p>FALSE</text:p>
          </table:table-cell>
          <table:table-cell table:formula="of:=MOD([.C1488];64)" office:value-type="float" office:value="38.6086148243994">
            <text:p>38.61</text:p>
          </table:table-cell>
          <table:table-cell/>
        </table:table-row>
        <table:table-row table:style-name="ro2">
          <table:table-cell table:style-name="ce3" table:formula="of:=[.A1488]+1" office:value-type="float" office:value="1488">
            <text:p>1488</text:p>
          </table:table-cell>
          <table:table-cell table:style-name="ce3" table:formula="of:=[orbits.$C$3]*[.A1489]" office:value-type="float" office:value="6446701.968">
            <text:p>6446701.968</text:p>
          </table:table-cell>
          <table:table-cell table:style-name="ce6" table:formula="of:=[.B1489]/[orbits.$D$3]" office:value-type="float" office:value="17650.4704901538">
            <text:p>17650.47</text:p>
          </table:table-cell>
          <table:table-cell table:style-name="ce6" table:formula="of:=[.C1489]-ROUNDDOWN([.C1489])" office:value-type="float" office:value="0.47049015380253">
            <text:p>0.47</text:p>
          </table:table-cell>
          <table:table-cell table:formula="of:=IF([.D1489] &lt; [.$D$2])" office:value-type="boolean" office:boolean-value="false">
            <text:p>FALSE</text:p>
          </table:table-cell>
          <table:table-cell table:formula="of:=MOD([.C1489];64)" office:value-type="float" office:value="50.4704901538025">
            <text:p>50.47</text:p>
          </table:table-cell>
          <table:table-cell/>
        </table:table-row>
        <table:table-row table:style-name="ro2">
          <table:table-cell table:style-name="ce3" table:formula="of:=[.A1489]+1" office:value-type="float" office:value="1489">
            <text:p>1489</text:p>
          </table:table-cell>
          <table:table-cell table:style-name="ce3" table:formula="of:=[orbits.$C$3]*[.A1490]" office:value-type="float" office:value="6451034.429">
            <text:p>6451034.429</text:p>
          </table:table-cell>
          <table:table-cell table:style-name="ce6" table:formula="of:=[.B1490]/[orbits.$D$3]" office:value-type="float" office:value="17662.3323654832">
            <text:p>17662.33</text:p>
          </table:table-cell>
          <table:table-cell table:style-name="ce6" table:formula="of:=[.C1490]-ROUNDDOWN([.C1490])" office:value-type="float" office:value="0.332365483205649">
            <text:p>0.33</text:p>
          </table:table-cell>
          <table:table-cell table:formula="of:=IF([.D1490] &lt; [.$D$2])" office:value-type="boolean" office:boolean-value="false">
            <text:p>FALSE</text:p>
          </table:table-cell>
          <table:table-cell table:formula="of:=MOD([.C1490];64)" office:value-type="float" office:value="62.3323654832057">
            <text:p>62.33</text:p>
          </table:table-cell>
          <table:table-cell/>
        </table:table-row>
        <table:table-row table:style-name="ro2">
          <table:table-cell table:style-name="ce3" table:formula="of:=[.A1490]+1" office:value-type="float" office:value="1490">
            <text:p>1490</text:p>
          </table:table-cell>
          <table:table-cell table:style-name="ce3" table:formula="of:=[orbits.$C$3]*[.A1491]" office:value-type="float" office:value="6455366.89">
            <text:p>6455366.89</text:p>
          </table:table-cell>
          <table:table-cell table:style-name="ce6" table:formula="of:=[.B1491]/[orbits.$D$3]" office:value-type="float" office:value="17674.1942408126">
            <text:p>17674.19</text:p>
          </table:table-cell>
          <table:table-cell table:style-name="ce6" table:formula="of:=[.C1491]-ROUNDDOWN([.C1491])" office:value-type="float" office:value="0.194240812612406">
            <text:p>0.19</text:p>
          </table:table-cell>
          <table:table-cell table:formula="of:=IF([.D1491] &lt; [.$D$2])" office:value-type="boolean" office:boolean-value="false">
            <text:p>FALSE</text:p>
          </table:table-cell>
          <table:table-cell table:formula="of:=MOD([.C1491];64)" office:value-type="float" office:value="10.1942408126124">
            <text:p>10.19</text:p>
          </table:table-cell>
          <table:table-cell/>
        </table:table-row>
        <table:table-row table:style-name="ro2">
          <table:table-cell table:style-name="ce3" table:formula="of:=[.A1491]+1" office:value-type="float" office:value="1491">
            <text:p>1491</text:p>
          </table:table-cell>
          <table:table-cell table:style-name="ce3" table:formula="of:=[orbits.$C$3]*[.A1492]" office:value-type="float" office:value="6459699.351">
            <text:p>6459699.351</text:p>
          </table:table-cell>
          <table:table-cell table:style-name="ce6" table:formula="of:=[.B1492]/[orbits.$D$3]" office:value-type="float" office:value="17686.056116142">
            <text:p>17686.06</text:p>
          </table:table-cell>
          <table:table-cell table:style-name="ce6" table:formula="of:=[.C1492]-ROUNDDOWN([.C1492])" office:value-type="float" office:value="0.0561161420155258">
            <text:p>0.06</text:p>
          </table:table-cell>
          <table:table-cell table:formula="of:=IF([.D1492] &lt; [.$D$2])" office:value-type="boolean" office:boolean-value="true">
            <text:p>TRUE</text:p>
          </table:table-cell>
          <table:table-cell table:formula="of:=MOD([.C1492];64)" office:value-type="float" office:value="22.0561161420155">
            <text:p>22.06</text:p>
          </table:table-cell>
          <table:table-cell/>
        </table:table-row>
        <table:table-row table:style-name="ro2">
          <table:table-cell table:style-name="ce3" table:formula="of:=[.A1492]+1" office:value-type="float" office:value="1492">
            <text:p>1492</text:p>
          </table:table-cell>
          <table:table-cell table:style-name="ce3" table:formula="of:=[orbits.$C$3]*[.A1493]" office:value-type="float" office:value="6464031.812">
            <text:p>6464031.812</text:p>
          </table:table-cell>
          <table:table-cell table:style-name="ce6" table:formula="of:=[.B1493]/[orbits.$D$3]" office:value-type="float" office:value="17697.9179914714">
            <text:p>17697.92</text:p>
          </table:table-cell>
          <table:table-cell table:style-name="ce6" table:formula="of:=[.C1493]-ROUNDDOWN([.C1493])" office:value-type="float" office:value="0.917991471418645">
            <text:p>0.92</text:p>
          </table:table-cell>
          <table:table-cell table:formula="of:=IF([.D1493] &lt; [.$D$2])" office:value-type="boolean" office:boolean-value="false">
            <text:p>FALSE</text:p>
          </table:table-cell>
          <table:table-cell table:formula="of:=MOD([.C1493];64)" office:value-type="float" office:value="33.9179914714186">
            <text:p>33.92</text:p>
          </table:table-cell>
          <table:table-cell/>
        </table:table-row>
        <table:table-row table:style-name="ro2">
          <table:table-cell table:style-name="ce3" table:formula="of:=[.A1493]+1" office:value-type="float" office:value="1493">
            <text:p>1493</text:p>
          </table:table-cell>
          <table:table-cell table:style-name="ce3" table:formula="of:=[orbits.$C$3]*[.A1494]" office:value-type="float" office:value="6468364.273">
            <text:p>6468364.273</text:p>
          </table:table-cell>
          <table:table-cell table:style-name="ce6" table:formula="of:=[.B1494]/[orbits.$D$3]" office:value-type="float" office:value="17709.7798668008">
            <text:p>17709.78</text:p>
          </table:table-cell>
          <table:table-cell table:style-name="ce6" table:formula="of:=[.C1494]-ROUNDDOWN([.C1494])" office:value-type="float" office:value="0.779866800825403">
            <text:p>0.78</text:p>
          </table:table-cell>
          <table:table-cell table:formula="of:=IF([.D1494] &lt; [.$D$2])" office:value-type="boolean" office:boolean-value="false">
            <text:p>FALSE</text:p>
          </table:table-cell>
          <table:table-cell table:formula="of:=MOD([.C1494];64)" office:value-type="float" office:value="45.7798668008254">
            <text:p>45.78</text:p>
          </table:table-cell>
          <table:table-cell/>
        </table:table-row>
        <table:table-row table:style-name="ro2">
          <table:table-cell table:style-name="ce3" table:formula="of:=[.A1494]+1" office:value-type="float" office:value="1494">
            <text:p>1494</text:p>
          </table:table-cell>
          <table:table-cell table:style-name="ce3" table:formula="of:=[orbits.$C$3]*[.A1495]" office:value-type="float" office:value="6472696.734">
            <text:p>6472696.734</text:p>
          </table:table-cell>
          <table:table-cell table:style-name="ce6" table:formula="of:=[.B1495]/[orbits.$D$3]" office:value-type="float" office:value="17721.6417421302">
            <text:p>17721.64</text:p>
          </table:table-cell>
          <table:table-cell table:style-name="ce6" table:formula="of:=[.C1495]-ROUNDDOWN([.C1495])" office:value-type="float" office:value="0.641742130228522">
            <text:p>0.64</text:p>
          </table:table-cell>
          <table:table-cell table:formula="of:=IF([.D1495] &lt; [.$D$2])" office:value-type="boolean" office:boolean-value="false">
            <text:p>FALSE</text:p>
          </table:table-cell>
          <table:table-cell table:formula="of:=MOD([.C1495];64)" office:value-type="float" office:value="57.6417421302285">
            <text:p>57.64</text:p>
          </table:table-cell>
          <table:table-cell/>
        </table:table-row>
        <table:table-row table:style-name="ro2">
          <table:table-cell table:style-name="ce3" table:formula="of:=[.A1495]+1" office:value-type="float" office:value="1495">
            <text:p>1495</text:p>
          </table:table-cell>
          <table:table-cell table:style-name="ce3" table:formula="of:=[orbits.$C$3]*[.A1496]" office:value-type="float" office:value="6477029.195">
            <text:p>6477029.195</text:p>
          </table:table-cell>
          <table:table-cell table:style-name="ce6" table:formula="of:=[.B1496]/[orbits.$D$3]" office:value-type="float" office:value="17733.5036174596">
            <text:p>17733.50</text:p>
          </table:table-cell>
          <table:table-cell table:style-name="ce6" table:formula="of:=[.C1496]-ROUNDDOWN([.C1496])" office:value-type="float" office:value="0.503617459635279">
            <text:p>0.50</text:p>
          </table:table-cell>
          <table:table-cell table:formula="of:=IF([.D1496] &lt; [.$D$2])" office:value-type="boolean" office:boolean-value="false">
            <text:p>FALSE</text:p>
          </table:table-cell>
          <table:table-cell table:formula="of:=MOD([.C1496];64)" office:value-type="float" office:value="5.50361745963528">
            <text:p>5.50</text:p>
          </table:table-cell>
          <table:table-cell/>
        </table:table-row>
        <table:table-row table:style-name="ro2">
          <table:table-cell table:style-name="ce3" table:formula="of:=[.A1496]+1" office:value-type="float" office:value="1496">
            <text:p>1496</text:p>
          </table:table-cell>
          <table:table-cell table:style-name="ce3" table:formula="of:=[orbits.$C$3]*[.A1497]" office:value-type="float" office:value="6481361.656">
            <text:p>6481361.656</text:p>
          </table:table-cell>
          <table:table-cell table:style-name="ce6" table:formula="of:=[.B1497]/[orbits.$D$3]" office:value-type="float" office:value="17745.365492789">
            <text:p>17745.37</text:p>
          </table:table-cell>
          <table:table-cell table:style-name="ce6" table:formula="of:=[.C1497]-ROUNDDOWN([.C1497])" office:value-type="float" office:value="0.365492789038399">
            <text:p>0.37</text:p>
          </table:table-cell>
          <table:table-cell table:formula="of:=IF([.D1497] &lt; [.$D$2])" office:value-type="boolean" office:boolean-value="false">
            <text:p>FALSE</text:p>
          </table:table-cell>
          <table:table-cell table:formula="of:=MOD([.C1497];64)" office:value-type="float" office:value="17.3654927890384">
            <text:p>17.37</text:p>
          </table:table-cell>
          <table:table-cell/>
        </table:table-row>
        <table:table-row table:style-name="ro2">
          <table:table-cell table:style-name="ce3" table:formula="of:=[.A1497]+1" office:value-type="float" office:value="1497">
            <text:p>1497</text:p>
          </table:table-cell>
          <table:table-cell table:style-name="ce3" table:formula="of:=[orbits.$C$3]*[.A1498]" office:value-type="float" office:value="6485694.117">
            <text:p>6485694.117</text:p>
          </table:table-cell>
          <table:table-cell table:style-name="ce6" table:formula="of:=[.B1498]/[orbits.$D$3]" office:value-type="float" office:value="17757.2273681184">
            <text:p>17757.23</text:p>
          </table:table-cell>
          <table:table-cell table:style-name="ce6" table:formula="of:=[.C1498]-ROUNDDOWN([.C1498])" office:value-type="float" office:value="0.227368118441518">
            <text:p>0.23</text:p>
          </table:table-cell>
          <table:table-cell table:formula="of:=IF([.D1498] &lt; [.$D$2])" office:value-type="boolean" office:boolean-value="false">
            <text:p>FALSE</text:p>
          </table:table-cell>
          <table:table-cell table:formula="of:=MOD([.C1498];64)" office:value-type="float" office:value="29.2273681184415">
            <text:p>29.23</text:p>
          </table:table-cell>
          <table:table-cell/>
        </table:table-row>
        <table:table-row table:style-name="ro2">
          <table:table-cell table:style-name="ce3" table:formula="of:=[.A1498]+1" office:value-type="float" office:value="1498">
            <text:p>1498</text:p>
          </table:table-cell>
          <table:table-cell table:style-name="ce3" table:formula="of:=[orbits.$C$3]*[.A1499]" office:value-type="float" office:value="6490026.578">
            <text:p>6490026.578</text:p>
          </table:table-cell>
          <table:table-cell table:style-name="ce6" table:formula="of:=[.B1499]/[orbits.$D$3]" office:value-type="float" office:value="17769.0892434478">
            <text:p>17769.09</text:p>
          </table:table-cell>
          <table:table-cell table:style-name="ce6" table:formula="of:=[.C1499]-ROUNDDOWN([.C1499])" office:value-type="float" office:value="0.0892434478482755">
            <text:p>0.09</text:p>
          </table:table-cell>
          <table:table-cell table:formula="of:=IF([.D1499] &lt; [.$D$2])" office:value-type="boolean" office:boolean-value="true">
            <text:p>TRUE</text:p>
          </table:table-cell>
          <table:table-cell table:formula="of:=MOD([.C1499];64)" office:value-type="float" office:value="41.0892434478483">
            <text:p>41.09</text:p>
          </table:table-cell>
          <table:table-cell/>
        </table:table-row>
        <table:table-row table:style-name="ro2">
          <table:table-cell table:style-name="ce3" table:formula="of:=[.A1499]+1" office:value-type="float" office:value="1499">
            <text:p>1499</text:p>
          </table:table-cell>
          <table:table-cell table:style-name="ce3" table:formula="of:=[orbits.$C$3]*[.A1500]" office:value-type="float" office:value="6494359.039">
            <text:p>6494359.039</text:p>
          </table:table-cell>
          <table:table-cell table:style-name="ce6" table:formula="of:=[.B1500]/[orbits.$D$3]" office:value-type="float" office:value="17780.9511187773">
            <text:p>17780.95</text:p>
          </table:table-cell>
          <table:table-cell table:style-name="ce6" table:formula="of:=[.C1500]-ROUNDDOWN([.C1500])" office:value-type="float" office:value="0.951118777251395">
            <text:p>0.95</text:p>
          </table:table-cell>
          <table:table-cell table:formula="of:=IF([.D1500] &lt; [.$D$2])" office:value-type="boolean" office:boolean-value="false">
            <text:p>FALSE</text:p>
          </table:table-cell>
          <table:table-cell table:formula="of:=MOD([.C1500];64)" office:value-type="float" office:value="52.9511187772514">
            <text:p>52.95</text:p>
          </table:table-cell>
          <table:table-cell/>
        </table:table-row>
        <table:table-row table:style-name="ro2">
          <table:table-cell table:style-name="ce3" table:formula="of:=[.A1500]+1" office:value-type="float" office:value="1500">
            <text:p>1500</text:p>
          </table:table-cell>
          <table:table-cell table:style-name="ce3" table:formula="of:=[orbits.$C$3]*[.A1501]" office:value-type="float" office:value="6498691.5">
            <text:p>6498691.5</text:p>
          </table:table-cell>
          <table:table-cell table:style-name="ce6" table:formula="of:=[.B1501]/[orbits.$D$3]" office:value-type="float" office:value="17792.8129941067">
            <text:p>17792.81</text:p>
          </table:table-cell>
          <table:table-cell table:style-name="ce6" table:formula="of:=[.C1501]-ROUNDDOWN([.C1501])" office:value-type="float" office:value="0.812994106654514">
            <text:p>0.81</text:p>
          </table:table-cell>
          <table:table-cell table:formula="of:=IF([.D1501] &lt; [.$D$2])" office:value-type="boolean" office:boolean-value="false">
            <text:p>FALSE</text:p>
          </table:table-cell>
          <table:table-cell table:formula="of:=MOD([.C1501];64)" office:value-type="float" office:value="0.812994106654514">
            <text:p>0.81</text:p>
          </table:table-cell>
          <table:table-cell/>
        </table:table-row>
        <table:table-row table:style-name="ro2">
          <table:table-cell table:style-name="ce3" table:formula="of:=[.A1501]+1" office:value-type="float" office:value="1501">
            <text:p>1501</text:p>
          </table:table-cell>
          <table:table-cell table:style-name="ce3" table:formula="of:=[orbits.$C$3]*[.A1502]" office:value-type="float" office:value="6503023.961">
            <text:p>6503023.961</text:p>
          </table:table-cell>
          <table:table-cell table:style-name="ce6" table:formula="of:=[.B1502]/[orbits.$D$3]" office:value-type="float" office:value="17804.6748694361">
            <text:p>17804.67</text:p>
          </table:table-cell>
          <table:table-cell table:style-name="ce6" table:formula="of:=[.C1502]-ROUNDDOWN([.C1502])" office:value-type="float" office:value="0.674869436061272">
            <text:p>0.67</text:p>
          </table:table-cell>
          <table:table-cell table:formula="of:=IF([.D1502] &lt; [.$D$2])" office:value-type="boolean" office:boolean-value="false">
            <text:p>FALSE</text:p>
          </table:table-cell>
          <table:table-cell table:formula="of:=MOD([.C1502];64)" office:value-type="float" office:value="12.6748694360613">
            <text:p>12.67</text:p>
          </table:table-cell>
          <table:table-cell/>
        </table:table-row>
        <table:table-row table:style-name="ro2">
          <table:table-cell table:style-name="ce3" table:formula="of:=[.A1502]+1" office:value-type="float" office:value="1502">
            <text:p>1502</text:p>
          </table:table-cell>
          <table:table-cell table:style-name="ce3" table:formula="of:=[orbits.$C$3]*[.A1503]" office:value-type="float" office:value="6507356.422">
            <text:p>6507356.422</text:p>
          </table:table-cell>
          <table:table-cell table:style-name="ce6" table:formula="of:=[.B1503]/[orbits.$D$3]" office:value-type="float" office:value="17816.5367447655">
            <text:p>17816.54</text:p>
          </table:table-cell>
          <table:table-cell table:style-name="ce6" table:formula="of:=[.C1503]-ROUNDDOWN([.C1503])" office:value-type="float" office:value="0.536744765464391">
            <text:p>0.54</text:p>
          </table:table-cell>
          <table:table-cell table:formula="of:=IF([.D1503] &lt; [.$D$2])" office:value-type="boolean" office:boolean-value="false">
            <text:p>FALSE</text:p>
          </table:table-cell>
          <table:table-cell table:formula="of:=MOD([.C1503];64)" office:value-type="float" office:value="24.5367447654644">
            <text:p>24.54</text:p>
          </table:table-cell>
          <table:table-cell/>
        </table:table-row>
        <table:table-row table:style-name="ro2">
          <table:table-cell table:style-name="ce3" table:formula="of:=[.A1503]+1" office:value-type="float" office:value="1503">
            <text:p>1503</text:p>
          </table:table-cell>
          <table:table-cell table:style-name="ce3" table:formula="of:=[orbits.$C$3]*[.A1504]" office:value-type="float" office:value="6511688.883">
            <text:p>6511688.883</text:p>
          </table:table-cell>
          <table:table-cell table:style-name="ce6" table:formula="of:=[.B1504]/[orbits.$D$3]" office:value-type="float" office:value="17828.3986200949">
            <text:p>17828.40</text:p>
          </table:table-cell>
          <table:table-cell table:style-name="ce6" table:formula="of:=[.C1504]-ROUNDDOWN([.C1504])" office:value-type="float" office:value="0.39862009486751">
            <text:p>0.40</text:p>
          </table:table-cell>
          <table:table-cell table:formula="of:=IF([.D1504] &lt; [.$D$2])" office:value-type="boolean" office:boolean-value="false">
            <text:p>FALSE</text:p>
          </table:table-cell>
          <table:table-cell table:formula="of:=MOD([.C1504];64)" office:value-type="float" office:value="36.3986200948675">
            <text:p>36.40</text:p>
          </table:table-cell>
          <table:table-cell/>
        </table:table-row>
        <table:table-row table:style-name="ro2">
          <table:table-cell table:style-name="ce3" table:formula="of:=[.A1504]+1" office:value-type="float" office:value="1504">
            <text:p>1504</text:p>
          </table:table-cell>
          <table:table-cell table:style-name="ce3" table:formula="of:=[orbits.$C$3]*[.A1505]" office:value-type="float" office:value="6516021.344">
            <text:p>6516021.344</text:p>
          </table:table-cell>
          <table:table-cell table:style-name="ce6" table:formula="of:=[.B1505]/[orbits.$D$3]" office:value-type="float" office:value="17840.2604954243">
            <text:p>17840.26</text:p>
          </table:table-cell>
          <table:table-cell table:style-name="ce6" table:formula="of:=[.C1505]-ROUNDDOWN([.C1505])" office:value-type="float" office:value="0.260495424274268">
            <text:p>0.26</text:p>
          </table:table-cell>
          <table:table-cell table:formula="of:=IF([.D1505] &lt; [.$D$2])" office:value-type="boolean" office:boolean-value="false">
            <text:p>FALSE</text:p>
          </table:table-cell>
          <table:table-cell table:formula="of:=MOD([.C1505];64)" office:value-type="float" office:value="48.2604954242743">
            <text:p>48.26</text:p>
          </table:table-cell>
          <table:table-cell/>
        </table:table-row>
        <table:table-row table:style-name="ro2">
          <table:table-cell table:style-name="ce3" table:formula="of:=[.A1505]+1" office:value-type="float" office:value="1505">
            <text:p>1505</text:p>
          </table:table-cell>
          <table:table-cell table:style-name="ce3" table:formula="of:=[orbits.$C$3]*[.A1506]" office:value-type="float" office:value="6520353.805">
            <text:p>6520353.805</text:p>
          </table:table-cell>
          <table:table-cell table:style-name="ce6" table:formula="of:=[.B1506]/[orbits.$D$3]" office:value-type="float" office:value="17852.1223707537">
            <text:p>17852.12</text:p>
          </table:table-cell>
          <table:table-cell table:style-name="ce6" table:formula="of:=[.C1506]-ROUNDDOWN([.C1506])" office:value-type="float" office:value="0.122370753677387">
            <text:p>0.12</text:p>
          </table:table-cell>
          <table:table-cell table:formula="of:=IF([.D1506] &lt; [.$D$2])" office:value-type="boolean" office:boolean-value="false">
            <text:p>FALSE</text:p>
          </table:table-cell>
          <table:table-cell table:formula="of:=MOD([.C1506];64)" office:value-type="float" office:value="60.1223707536774">
            <text:p>60.12</text:p>
          </table:table-cell>
          <table:table-cell/>
        </table:table-row>
        <table:table-row table:style-name="ro2">
          <table:table-cell table:style-name="ce3" table:formula="of:=[.A1506]+1" office:value-type="float" office:value="1506">
            <text:p>1506</text:p>
          </table:table-cell>
          <table:table-cell table:style-name="ce3" table:formula="of:=[orbits.$C$3]*[.A1507]" office:value-type="float" office:value="6524686.266">
            <text:p>6524686.266</text:p>
          </table:table-cell>
          <table:table-cell table:style-name="ce6" table:formula="of:=[.B1507]/[orbits.$D$3]" office:value-type="float" office:value="17863.9842460831">
            <text:p>17863.98</text:p>
          </table:table-cell>
          <table:table-cell table:style-name="ce6" table:formula="of:=[.C1507]-ROUNDDOWN([.C1507])" office:value-type="float" office:value="0.984246083084145">
            <text:p>0.98</text:p>
          </table:table-cell>
          <table:table-cell table:formula="of:=IF([.D1507] &lt; [.$D$2])" office:value-type="boolean" office:boolean-value="false">
            <text:p>FALSE</text:p>
          </table:table-cell>
          <table:table-cell table:formula="of:=MOD([.C1507];64)" office:value-type="float" office:value="7.98424608308414">
            <text:p>7.98</text:p>
          </table:table-cell>
          <table:table-cell/>
        </table:table-row>
        <table:table-row table:style-name="ro2">
          <table:table-cell table:style-name="ce3" table:formula="of:=[.A1507]+1" office:value-type="float" office:value="1507">
            <text:p>1507</text:p>
          </table:table-cell>
          <table:table-cell table:style-name="ce3" table:formula="of:=[orbits.$C$3]*[.A1508]" office:value-type="float" office:value="6529018.727">
            <text:p>6529018.727</text:p>
          </table:table-cell>
          <table:table-cell table:style-name="ce6" table:formula="of:=[.B1508]/[orbits.$D$3]" office:value-type="float" office:value="17875.8461214125">
            <text:p>17875.85</text:p>
          </table:table-cell>
          <table:table-cell table:style-name="ce6" table:formula="of:=[.C1508]-ROUNDDOWN([.C1508])" office:value-type="float" office:value="0.846121412487264">
            <text:p>0.85</text:p>
          </table:table-cell>
          <table:table-cell table:formula="of:=IF([.D1508] &lt; [.$D$2])" office:value-type="boolean" office:boolean-value="false">
            <text:p>FALSE</text:p>
          </table:table-cell>
          <table:table-cell table:formula="of:=MOD([.C1508];64)" office:value-type="float" office:value="19.8461214124873">
            <text:p>19.85</text:p>
          </table:table-cell>
          <table:table-cell/>
        </table:table-row>
        <table:table-row table:style-name="ro2">
          <table:table-cell table:style-name="ce3" table:formula="of:=[.A1508]+1" office:value-type="float" office:value="1508">
            <text:p>1508</text:p>
          </table:table-cell>
          <table:table-cell table:style-name="ce3" table:formula="of:=[orbits.$C$3]*[.A1509]" office:value-type="float" office:value="6533351.188">
            <text:p>6533351.188</text:p>
          </table:table-cell>
          <table:table-cell table:style-name="ce6" table:formula="of:=[.B1509]/[orbits.$D$3]" office:value-type="float" office:value="17887.7079967419">
            <text:p>17887.71</text:p>
          </table:table-cell>
          <table:table-cell table:style-name="ce6" table:formula="of:=[.C1509]-ROUNDDOWN([.C1509])" office:value-type="float" office:value="0.707996741890383">
            <text:p>0.71</text:p>
          </table:table-cell>
          <table:table-cell table:formula="of:=IF([.D1509] &lt; [.$D$2])" office:value-type="boolean" office:boolean-value="false">
            <text:p>FALSE</text:p>
          </table:table-cell>
          <table:table-cell table:formula="of:=MOD([.C1509];64)" office:value-type="float" office:value="31.7079967418904">
            <text:p>31.71</text:p>
          </table:table-cell>
          <table:table-cell/>
        </table:table-row>
        <table:table-row table:style-name="ro2">
          <table:table-cell table:style-name="ce3" table:formula="of:=[.A1509]+1" office:value-type="float" office:value="1509">
            <text:p>1509</text:p>
          </table:table-cell>
          <table:table-cell table:style-name="ce3" table:formula="of:=[orbits.$C$3]*[.A1510]" office:value-type="float" office:value="6537683.649">
            <text:p>6537683.649</text:p>
          </table:table-cell>
          <table:table-cell table:style-name="ce6" table:formula="of:=[.B1510]/[orbits.$D$3]" office:value-type="float" office:value="17899.5698720713">
            <text:p>17899.57</text:p>
          </table:table-cell>
          <table:table-cell table:style-name="ce6" table:formula="of:=[.C1510]-ROUNDDOWN([.C1510])" office:value-type="float" office:value="0.569872071297141">
            <text:p>0.57</text:p>
          </table:table-cell>
          <table:table-cell table:formula="of:=IF([.D1510] &lt; [.$D$2])" office:value-type="boolean" office:boolean-value="false">
            <text:p>FALSE</text:p>
          </table:table-cell>
          <table:table-cell table:formula="of:=MOD([.C1510];64)" office:value-type="float" office:value="43.5698720712971">
            <text:p>43.57</text:p>
          </table:table-cell>
          <table:table-cell/>
        </table:table-row>
        <table:table-row table:style-name="ro2">
          <table:table-cell table:style-name="ce3" table:formula="of:=[.A1510]+1" office:value-type="float" office:value="1510">
            <text:p>1510</text:p>
          </table:table-cell>
          <table:table-cell table:style-name="ce3" table:formula="of:=[orbits.$C$3]*[.A1511]" office:value-type="float" office:value="6542016.11">
            <text:p>6542016.11</text:p>
          </table:table-cell>
          <table:table-cell table:style-name="ce6" table:formula="of:=[.B1511]/[orbits.$D$3]" office:value-type="float" office:value="17911.4317474007">
            <text:p>17911.43</text:p>
          </table:table-cell>
          <table:table-cell table:style-name="ce6" table:formula="of:=[.C1511]-ROUNDDOWN([.C1511])" office:value-type="float" office:value="0.43174740070026">
            <text:p>0.43</text:p>
          </table:table-cell>
          <table:table-cell table:formula="of:=IF([.D1511] &lt; [.$D$2])" office:value-type="boolean" office:boolean-value="false">
            <text:p>FALSE</text:p>
          </table:table-cell>
          <table:table-cell table:formula="of:=MOD([.C1511];64)" office:value-type="float" office:value="55.4317474007003">
            <text:p>55.43</text:p>
          </table:table-cell>
          <table:table-cell/>
        </table:table-row>
        <table:table-row table:style-name="ro2">
          <table:table-cell table:style-name="ce3" table:formula="of:=[.A1511]+1" office:value-type="float" office:value="1511">
            <text:p>1511</text:p>
          </table:table-cell>
          <table:table-cell table:style-name="ce3" table:formula="of:=[orbits.$C$3]*[.A1512]" office:value-type="float" office:value="6546348.571">
            <text:p>6546348.571</text:p>
          </table:table-cell>
          <table:table-cell table:style-name="ce6" table:formula="of:=[.B1512]/[orbits.$D$3]" office:value-type="float" office:value="17923.2936227301">
            <text:p>17923.29</text:p>
          </table:table-cell>
          <table:table-cell table:style-name="ce6" table:formula="of:=[.C1512]-ROUNDDOWN([.C1512])" office:value-type="float" office:value="0.29362273010338">
            <text:p>0.29</text:p>
          </table:table-cell>
          <table:table-cell table:formula="of:=IF([.D1512] &lt; [.$D$2])" office:value-type="boolean" office:boolean-value="false">
            <text:p>FALSE</text:p>
          </table:table-cell>
          <table:table-cell table:formula="of:=MOD([.C1512];64)" office:value-type="float" office:value="3.29362273010338">
            <text:p>3.29</text:p>
          </table:table-cell>
          <table:table-cell/>
        </table:table-row>
        <table:table-row table:style-name="ro2">
          <table:table-cell table:style-name="ce3" table:formula="of:=[.A1512]+1" office:value-type="float" office:value="1512">
            <text:p>1512</text:p>
          </table:table-cell>
          <table:table-cell table:style-name="ce3" table:formula="of:=[orbits.$C$3]*[.A1513]" office:value-type="float" office:value="6550681.032">
            <text:p>6550681.032</text:p>
          </table:table-cell>
          <table:table-cell table:style-name="ce6" table:formula="of:=[.B1513]/[orbits.$D$3]" office:value-type="float" office:value="17935.1554980595">
            <text:p>17935.16</text:p>
          </table:table-cell>
          <table:table-cell table:style-name="ce6" table:formula="of:=[.C1513]-ROUNDDOWN([.C1513])" office:value-type="float" office:value="0.155498059510137">
            <text:p>0.16</text:p>
          </table:table-cell>
          <table:table-cell table:formula="of:=IF([.D1513] &lt; [.$D$2])" office:value-type="boolean" office:boolean-value="false">
            <text:p>FALSE</text:p>
          </table:table-cell>
          <table:table-cell table:formula="of:=MOD([.C1513];64)" office:value-type="float" office:value="15.1554980595101">
            <text:p>15.16</text:p>
          </table:table-cell>
          <table:table-cell/>
        </table:table-row>
        <table:table-row table:style-name="ro2">
          <table:table-cell table:style-name="ce3" table:formula="of:=[.A1513]+1" office:value-type="float" office:value="1513">
            <text:p>1513</text:p>
          </table:table-cell>
          <table:table-cell table:style-name="ce3" table:formula="of:=[orbits.$C$3]*[.A1514]" office:value-type="float" office:value="6555013.493">
            <text:p>6555013.493</text:p>
          </table:table-cell>
          <table:table-cell table:style-name="ce6" table:formula="of:=[.B1514]/[orbits.$D$3]" office:value-type="float" office:value="17947.0173733889">
            <text:p>17947.02</text:p>
          </table:table-cell>
          <table:table-cell table:style-name="ce6" table:formula="of:=[.C1514]-ROUNDDOWN([.C1514])" office:value-type="float" office:value="0.0173733889132564">
            <text:p>0.02</text:p>
          </table:table-cell>
          <table:table-cell table:formula="of:=IF([.D1514] &lt; [.$D$2])" office:value-type="boolean" office:boolean-value="true">
            <text:p>TRUE</text:p>
          </table:table-cell>
          <table:table-cell table:formula="of:=MOD([.C1514];64)" office:value-type="float" office:value="27.0173733889133">
            <text:p>27.02</text:p>
          </table:table-cell>
          <table:table-cell/>
        </table:table-row>
        <table:table-row table:style-name="ro2">
          <table:table-cell table:style-name="ce3" table:formula="of:=[.A1514]+1" office:value-type="float" office:value="1514">
            <text:p>1514</text:p>
          </table:table-cell>
          <table:table-cell table:style-name="ce3" table:formula="of:=[orbits.$C$3]*[.A1515]" office:value-type="float" office:value="6559345.954">
            <text:p>6559345.954</text:p>
          </table:table-cell>
          <table:table-cell table:style-name="ce6" table:formula="of:=[.B1515]/[orbits.$D$3]" office:value-type="float" office:value="17958.8792487183">
            <text:p>17958.88</text:p>
          </table:table-cell>
          <table:table-cell table:style-name="ce6" table:formula="of:=[.C1515]-ROUNDDOWN([.C1515])" office:value-type="float" office:value="0.879248718316376">
            <text:p>0.88</text:p>
          </table:table-cell>
          <table:table-cell table:formula="of:=IF([.D1515] &lt; [.$D$2])" office:value-type="boolean" office:boolean-value="false">
            <text:p>FALSE</text:p>
          </table:table-cell>
          <table:table-cell table:formula="of:=MOD([.C1515];64)" office:value-type="float" office:value="38.8792487183164">
            <text:p>38.88</text:p>
          </table:table-cell>
          <table:table-cell/>
        </table:table-row>
        <table:table-row table:style-name="ro2">
          <table:table-cell table:style-name="ce3" table:formula="of:=[.A1515]+1" office:value-type="float" office:value="1515">
            <text:p>1515</text:p>
          </table:table-cell>
          <table:table-cell table:style-name="ce3" table:formula="of:=[orbits.$C$3]*[.A1516]" office:value-type="float" office:value="6563678.415">
            <text:p>6563678.415</text:p>
          </table:table-cell>
          <table:table-cell table:style-name="ce6" table:formula="of:=[.B1516]/[orbits.$D$3]" office:value-type="float" office:value="17970.7411240477">
            <text:p>17970.74</text:p>
          </table:table-cell>
          <table:table-cell table:style-name="ce6" table:formula="of:=[.C1516]-ROUNDDOWN([.C1516])" office:value-type="float" office:value="0.741124047723133">
            <text:p>0.74</text:p>
          </table:table-cell>
          <table:table-cell table:formula="of:=IF([.D1516] &lt; [.$D$2])" office:value-type="boolean" office:boolean-value="false">
            <text:p>FALSE</text:p>
          </table:table-cell>
          <table:table-cell table:formula="of:=MOD([.C1516];64)" office:value-type="float" office:value="50.7411240477231">
            <text:p>50.74</text:p>
          </table:table-cell>
          <table:table-cell/>
        </table:table-row>
        <table:table-row table:style-name="ro2">
          <table:table-cell table:style-name="ce3" table:formula="of:=[.A1516]+1" office:value-type="float" office:value="1516">
            <text:p>1516</text:p>
          </table:table-cell>
          <table:table-cell table:style-name="ce3" table:formula="of:=[orbits.$C$3]*[.A1517]" office:value-type="float" office:value="6568010.876">
            <text:p>6568010.876</text:p>
          </table:table-cell>
          <table:table-cell table:style-name="ce6" table:formula="of:=[.B1517]/[orbits.$D$3]" office:value-type="float" office:value="17982.6029993771">
            <text:p>17982.60</text:p>
          </table:table-cell>
          <table:table-cell table:style-name="ce6" table:formula="of:=[.C1517]-ROUNDDOWN([.C1517])" office:value-type="float" office:value="0.602999377126253">
            <text:p>0.60</text:p>
          </table:table-cell>
          <table:table-cell table:formula="of:=IF([.D1517] &lt; [.$D$2])" office:value-type="boolean" office:boolean-value="false">
            <text:p>FALSE</text:p>
          </table:table-cell>
          <table:table-cell table:formula="of:=MOD([.C1517];64)" office:value-type="float" office:value="62.6029993771263">
            <text:p>62.60</text:p>
          </table:table-cell>
          <table:table-cell/>
        </table:table-row>
        <table:table-row table:style-name="ro2">
          <table:table-cell table:style-name="ce3" table:formula="of:=[.A1517]+1" office:value-type="float" office:value="1517">
            <text:p>1517</text:p>
          </table:table-cell>
          <table:table-cell table:style-name="ce3" table:formula="of:=[orbits.$C$3]*[.A1518]" office:value-type="float" office:value="6572343.337">
            <text:p>6572343.337</text:p>
          </table:table-cell>
          <table:table-cell table:style-name="ce6" table:formula="of:=[.B1518]/[orbits.$D$3]" office:value-type="float" office:value="17994.4648747065">
            <text:p>17994.46</text:p>
          </table:table-cell>
          <table:table-cell table:style-name="ce6" table:formula="of:=[.C1518]-ROUNDDOWN([.C1518])" office:value-type="float" office:value="0.464874706529372">
            <text:p>0.46</text:p>
          </table:table-cell>
          <table:table-cell table:formula="of:=IF([.D1518] &lt; [.$D$2])" office:value-type="boolean" office:boolean-value="false">
            <text:p>FALSE</text:p>
          </table:table-cell>
          <table:table-cell table:formula="of:=MOD([.C1518];64)" office:value-type="float" office:value="10.4648747065294">
            <text:p>10.46</text:p>
          </table:table-cell>
          <table:table-cell/>
        </table:table-row>
        <table:table-row table:style-name="ro2">
          <table:table-cell table:style-name="ce3" table:formula="of:=[.A1518]+1" office:value-type="float" office:value="1518">
            <text:p>1518</text:p>
          </table:table-cell>
          <table:table-cell table:style-name="ce3" table:formula="of:=[orbits.$C$3]*[.A1519]" office:value-type="float" office:value="6576675.798">
            <text:p>6576675.798</text:p>
          </table:table-cell>
          <table:table-cell table:style-name="ce6" table:formula="of:=[.B1519]/[orbits.$D$3]" office:value-type="float" office:value="18006.3267500359">
            <text:p>18006.33</text:p>
          </table:table-cell>
          <table:table-cell table:style-name="ce6" table:formula="of:=[.C1519]-ROUNDDOWN([.C1519])" office:value-type="float" office:value="0.326750035936129">
            <text:p>0.33</text:p>
          </table:table-cell>
          <table:table-cell table:formula="of:=IF([.D1519] &lt; [.$D$2])" office:value-type="boolean" office:boolean-value="false">
            <text:p>FALSE</text:p>
          </table:table-cell>
          <table:table-cell table:formula="of:=MOD([.C1519];64)" office:value-type="float" office:value="22.3267500359361">
            <text:p>22.33</text:p>
          </table:table-cell>
          <table:table-cell/>
        </table:table-row>
        <table:table-row table:style-name="ro2">
          <table:table-cell table:style-name="ce3" table:formula="of:=[.A1519]+1" office:value-type="float" office:value="1519">
            <text:p>1519</text:p>
          </table:table-cell>
          <table:table-cell table:style-name="ce3" table:formula="of:=[orbits.$C$3]*[.A1520]" office:value-type="float" office:value="6581008.259">
            <text:p>6581008.259</text:p>
          </table:table-cell>
          <table:table-cell table:style-name="ce6" table:formula="of:=[.B1520]/[orbits.$D$3]" office:value-type="float" office:value="18018.1886253653">
            <text:p>18018.19</text:p>
          </table:table-cell>
          <table:table-cell table:style-name="ce6" table:formula="of:=[.C1520]-ROUNDDOWN([.C1520])" office:value-type="float" office:value="0.188625365339249">
            <text:p>0.19</text:p>
          </table:table-cell>
          <table:table-cell table:formula="of:=IF([.D1520] &lt; [.$D$2])" office:value-type="boolean" office:boolean-value="false">
            <text:p>FALSE</text:p>
          </table:table-cell>
          <table:table-cell table:formula="of:=MOD([.C1520];64)" office:value-type="float" office:value="34.1886253653392">
            <text:p>34.19</text:p>
          </table:table-cell>
          <table:table-cell/>
        </table:table-row>
        <table:table-row table:style-name="ro2">
          <table:table-cell table:style-name="ce3" table:formula="of:=[.A1520]+1" office:value-type="float" office:value="1520">
            <text:p>1520</text:p>
          </table:table-cell>
          <table:table-cell table:style-name="ce3" table:formula="of:=[orbits.$C$3]*[.A1521]" office:value-type="float" office:value="6585340.72">
            <text:p>6585340.72</text:p>
          </table:table-cell>
          <table:table-cell table:style-name="ce6" table:formula="of:=[.B1521]/[orbits.$D$3]" office:value-type="float" office:value="18030.0505006947">
            <text:p>18030.05</text:p>
          </table:table-cell>
          <table:table-cell table:style-name="ce6" table:formula="of:=[.C1521]-ROUNDDOWN([.C1521])" office:value-type="float" office:value="0.0505006947460061">
            <text:p>0.05</text:p>
          </table:table-cell>
          <table:table-cell table:formula="of:=IF([.D1521] &lt; [.$D$2])" office:value-type="boolean" office:boolean-value="true">
            <text:p>TRUE</text:p>
          </table:table-cell>
          <table:table-cell table:formula="of:=MOD([.C1521];64)" office:value-type="float" office:value="46.050500694746">
            <text:p>46.05</text:p>
          </table:table-cell>
          <table:table-cell/>
        </table:table-row>
        <table:table-row table:style-name="ro2">
          <table:table-cell table:style-name="ce3" table:formula="of:=[.A1521]+1" office:value-type="float" office:value="1521">
            <text:p>1521</text:p>
          </table:table-cell>
          <table:table-cell table:style-name="ce3" table:formula="of:=[orbits.$C$3]*[.A1522]" office:value-type="float" office:value="6589673.181">
            <text:p>6589673.181</text:p>
          </table:table-cell>
          <table:table-cell table:style-name="ce6" table:formula="of:=[.B1522]/[orbits.$D$3]" office:value-type="float" office:value="18041.9123760242">
            <text:p>18041.91</text:p>
          </table:table-cell>
          <table:table-cell table:style-name="ce6" table:formula="of:=[.C1522]-ROUNDDOWN([.C1522])" office:value-type="float" office:value="0.912376024149125">
            <text:p>0.91</text:p>
          </table:table-cell>
          <table:table-cell table:formula="of:=IF([.D1522] &lt; [.$D$2])" office:value-type="boolean" office:boolean-value="false">
            <text:p>FALSE</text:p>
          </table:table-cell>
          <table:table-cell table:formula="of:=MOD([.C1522];64)" office:value-type="float" office:value="57.9123760241491">
            <text:p>57.91</text:p>
          </table:table-cell>
          <table:table-cell/>
        </table:table-row>
        <table:table-row table:style-name="ro2">
          <table:table-cell table:style-name="ce3" table:formula="of:=[.A1522]+1" office:value-type="float" office:value="1522">
            <text:p>1522</text:p>
          </table:table-cell>
          <table:table-cell table:style-name="ce3" table:formula="of:=[orbits.$C$3]*[.A1523]" office:value-type="float" office:value="6594005.642">
            <text:p>6594005.642</text:p>
          </table:table-cell>
          <table:table-cell table:style-name="ce6" table:formula="of:=[.B1523]/[orbits.$D$3]" office:value-type="float" office:value="18053.7742513536">
            <text:p>18053.77</text:p>
          </table:table-cell>
          <table:table-cell table:style-name="ce6" table:formula="of:=[.C1523]-ROUNDDOWN([.C1523])" office:value-type="float" office:value="0.774251353552245">
            <text:p>0.77</text:p>
          </table:table-cell>
          <table:table-cell table:formula="of:=IF([.D1523] &lt; [.$D$2])" office:value-type="boolean" office:boolean-value="false">
            <text:p>FALSE</text:p>
          </table:table-cell>
          <table:table-cell table:formula="of:=MOD([.C1523];64)" office:value-type="float" office:value="5.77425135355225">
            <text:p>5.77</text:p>
          </table:table-cell>
          <table:table-cell/>
        </table:table-row>
        <table:table-row table:style-name="ro2">
          <table:table-cell table:style-name="ce3" table:formula="of:=[.A1523]+1" office:value-type="float" office:value="1523">
            <text:p>1523</text:p>
          </table:table-cell>
          <table:table-cell table:style-name="ce3" table:formula="of:=[orbits.$C$3]*[.A1524]" office:value-type="float" office:value="6598338.103">
            <text:p>6598338.103</text:p>
          </table:table-cell>
          <table:table-cell table:style-name="ce6" table:formula="of:=[.B1524]/[orbits.$D$3]" office:value-type="float" office:value="18065.636126683">
            <text:p>18065.64</text:p>
          </table:table-cell>
          <table:table-cell table:style-name="ce6" table:formula="of:=[.C1524]-ROUNDDOWN([.C1524])" office:value-type="float" office:value="0.636126682959002">
            <text:p>0.64</text:p>
          </table:table-cell>
          <table:table-cell table:formula="of:=IF([.D1524] &lt; [.$D$2])" office:value-type="boolean" office:boolean-value="false">
            <text:p>FALSE</text:p>
          </table:table-cell>
          <table:table-cell table:formula="of:=MOD([.C1524];64)" office:value-type="float" office:value="17.636126682959">
            <text:p>17.64</text:p>
          </table:table-cell>
          <table:table-cell/>
        </table:table-row>
        <table:table-row table:style-name="ro2">
          <table:table-cell table:style-name="ce3" table:formula="of:=[.A1524]+1" office:value-type="float" office:value="1524">
            <text:p>1524</text:p>
          </table:table-cell>
          <table:table-cell table:style-name="ce3" table:formula="of:=[orbits.$C$3]*[.A1525]" office:value-type="float" office:value="6602670.564">
            <text:p>6602670.564</text:p>
          </table:table-cell>
          <table:table-cell table:style-name="ce6" table:formula="of:=[.B1525]/[orbits.$D$3]" office:value-type="float" office:value="18077.4980020124">
            <text:p>18077.50</text:p>
          </table:table-cell>
          <table:table-cell table:style-name="ce6" table:formula="of:=[.C1525]-ROUNDDOWN([.C1525])" office:value-type="float" office:value="0.498002012362122">
            <text:p>0.50</text:p>
          </table:table-cell>
          <table:table-cell table:formula="of:=IF([.D1525] &lt; [.$D$2])" office:value-type="boolean" office:boolean-value="false">
            <text:p>FALSE</text:p>
          </table:table-cell>
          <table:table-cell table:formula="of:=MOD([.C1525];64)" office:value-type="float" office:value="29.4980020123621">
            <text:p>29.50</text:p>
          </table:table-cell>
          <table:table-cell/>
        </table:table-row>
        <table:table-row table:style-name="ro2">
          <table:table-cell table:style-name="ce3" table:formula="of:=[.A1525]+1" office:value-type="float" office:value="1525">
            <text:p>1525</text:p>
          </table:table-cell>
          <table:table-cell table:style-name="ce3" table:formula="of:=[orbits.$C$3]*[.A1526]" office:value-type="float" office:value="6607003.025">
            <text:p>6607003.025</text:p>
          </table:table-cell>
          <table:table-cell table:style-name="ce6" table:formula="of:=[.B1526]/[orbits.$D$3]" office:value-type="float" office:value="18089.3598773418">
            <text:p>18089.36</text:p>
          </table:table-cell>
          <table:table-cell table:style-name="ce6" table:formula="of:=[.C1526]-ROUNDDOWN([.C1526])" office:value-type="float" office:value="0.359877341765241">
            <text:p>0.36</text:p>
          </table:table-cell>
          <table:table-cell table:formula="of:=IF([.D1526] &lt; [.$D$2])" office:value-type="boolean" office:boolean-value="false">
            <text:p>FALSE</text:p>
          </table:table-cell>
          <table:table-cell table:formula="of:=MOD([.C1526];64)" office:value-type="float" office:value="41.3598773417652">
            <text:p>41.36</text:p>
          </table:table-cell>
          <table:table-cell/>
        </table:table-row>
        <table:table-row table:style-name="ro2">
          <table:table-cell table:style-name="ce3" table:formula="of:=[.A1526]+1" office:value-type="float" office:value="1526">
            <text:p>1526</text:p>
          </table:table-cell>
          <table:table-cell table:style-name="ce3" table:formula="of:=[orbits.$C$3]*[.A1527]" office:value-type="float" office:value="6611335.486">
            <text:p>6611335.486</text:p>
          </table:table-cell>
          <table:table-cell table:style-name="ce6" table:formula="of:=[.B1527]/[orbits.$D$3]" office:value-type="float" office:value="18101.2217526712">
            <text:p>18101.22</text:p>
          </table:table-cell>
          <table:table-cell table:style-name="ce6" table:formula="of:=[.C1527]-ROUNDDOWN([.C1527])" office:value-type="float" office:value="0.221752671171998">
            <text:p>0.22</text:p>
          </table:table-cell>
          <table:table-cell table:formula="of:=IF([.D1527] &lt; [.$D$2])" office:value-type="boolean" office:boolean-value="false">
            <text:p>FALSE</text:p>
          </table:table-cell>
          <table:table-cell table:formula="of:=MOD([.C1527];64)" office:value-type="float" office:value="53.221752671172">
            <text:p>53.22</text:p>
          </table:table-cell>
          <table:table-cell/>
        </table:table-row>
        <table:table-row table:style-name="ro2">
          <table:table-cell table:style-name="ce3" table:formula="of:=[.A1527]+1" office:value-type="float" office:value="1527">
            <text:p>1527</text:p>
          </table:table-cell>
          <table:table-cell table:style-name="ce3" table:formula="of:=[orbits.$C$3]*[.A1528]" office:value-type="float" office:value="6615667.947">
            <text:p>6615667.947</text:p>
          </table:table-cell>
          <table:table-cell table:style-name="ce6" table:formula="of:=[.B1528]/[orbits.$D$3]" office:value-type="float" office:value="18113.0836280006">
            <text:p>18113.08</text:p>
          </table:table-cell>
          <table:table-cell table:style-name="ce6" table:formula="of:=[.C1528]-ROUNDDOWN([.C1528])" office:value-type="float" office:value="0.0836280005751178">
            <text:p>0.08</text:p>
          </table:table-cell>
          <table:table-cell table:formula="of:=IF([.D1528] &lt; [.$D$2])" office:value-type="boolean" office:boolean-value="true">
            <text:p>TRUE</text:p>
          </table:table-cell>
          <table:table-cell table:formula="of:=MOD([.C1528];64)" office:value-type="float" office:value="1.08362800057512">
            <text:p>1.08</text:p>
          </table:table-cell>
          <table:table-cell/>
        </table:table-row>
        <table:table-row table:style-name="ro2">
          <table:table-cell table:style-name="ce3" table:formula="of:=[.A1528]+1" office:value-type="float" office:value="1528">
            <text:p>1528</text:p>
          </table:table-cell>
          <table:table-cell table:style-name="ce3" table:formula="of:=[orbits.$C$3]*[.A1529]" office:value-type="float" office:value="6620000.408">
            <text:p>6620000.408</text:p>
          </table:table-cell>
          <table:table-cell table:style-name="ce6" table:formula="of:=[.B1529]/[orbits.$D$3]" office:value-type="float" office:value="18124.94550333">
            <text:p>18124.95</text:p>
          </table:table-cell>
          <table:table-cell table:style-name="ce6" table:formula="of:=[.C1529]-ROUNDDOWN([.C1529])" office:value-type="float" office:value="0.945503329981875">
            <text:p>0.95</text:p>
          </table:table-cell>
          <table:table-cell table:formula="of:=IF([.D1529] &lt; [.$D$2])" office:value-type="boolean" office:boolean-value="false">
            <text:p>FALSE</text:p>
          </table:table-cell>
          <table:table-cell table:formula="of:=MOD([.C1529];64)" office:value-type="float" office:value="12.9455033299819">
            <text:p>12.95</text:p>
          </table:table-cell>
          <table:table-cell/>
        </table:table-row>
        <table:table-row table:style-name="ro2">
          <table:table-cell table:style-name="ce3" table:formula="of:=[.A1529]+1" office:value-type="float" office:value="1529">
            <text:p>1529</text:p>
          </table:table-cell>
          <table:table-cell table:style-name="ce3" table:formula="of:=[orbits.$C$3]*[.A1530]" office:value-type="float" office:value="6624332.869">
            <text:p>6624332.869</text:p>
          </table:table-cell>
          <table:table-cell table:style-name="ce6" table:formula="of:=[.B1530]/[orbits.$D$3]" office:value-type="float" office:value="18136.8073786594">
            <text:p>18136.81</text:p>
          </table:table-cell>
          <table:table-cell table:style-name="ce6" table:formula="of:=[.C1530]-ROUNDDOWN([.C1530])" office:value-type="float" office:value="0.807378659384995">
            <text:p>0.81</text:p>
          </table:table-cell>
          <table:table-cell table:formula="of:=IF([.D1530] &lt; [.$D$2])" office:value-type="boolean" office:boolean-value="false">
            <text:p>FALSE</text:p>
          </table:table-cell>
          <table:table-cell table:formula="of:=MOD([.C1530];64)" office:value-type="float" office:value="24.807378659385">
            <text:p>24.81</text:p>
          </table:table-cell>
          <table:table-cell/>
        </table:table-row>
        <table:table-row table:style-name="ro2">
          <table:table-cell table:style-name="ce3" table:formula="of:=[.A1530]+1" office:value-type="float" office:value="1530">
            <text:p>1530</text:p>
          </table:table-cell>
          <table:table-cell table:style-name="ce3" table:formula="of:=[orbits.$C$3]*[.A1531]" office:value-type="float" office:value="6628665.33">
            <text:p>6628665.33</text:p>
          </table:table-cell>
          <table:table-cell table:style-name="ce6" table:formula="of:=[.B1531]/[orbits.$D$3]" office:value-type="float" office:value="18148.6692539888">
            <text:p>18148.67</text:p>
          </table:table-cell>
          <table:table-cell table:style-name="ce6" table:formula="of:=[.C1531]-ROUNDDOWN([.C1531])" office:value-type="float" office:value="0.669253988788114">
            <text:p>0.67</text:p>
          </table:table-cell>
          <table:table-cell table:formula="of:=IF([.D1531] &lt; [.$D$2])" office:value-type="boolean" office:boolean-value="false">
            <text:p>FALSE</text:p>
          </table:table-cell>
          <table:table-cell table:formula="of:=MOD([.C1531];64)" office:value-type="float" office:value="36.6692539887881">
            <text:p>36.67</text:p>
          </table:table-cell>
          <table:table-cell/>
        </table:table-row>
        <table:table-row table:style-name="ro2">
          <table:table-cell table:style-name="ce3" table:formula="of:=[.A1531]+1" office:value-type="float" office:value="1531">
            <text:p>1531</text:p>
          </table:table-cell>
          <table:table-cell table:style-name="ce3" table:formula="of:=[orbits.$C$3]*[.A1532]" office:value-type="float" office:value="6632997.791">
            <text:p>6632997.791</text:p>
          </table:table-cell>
          <table:table-cell table:style-name="ce6" table:formula="of:=[.B1532]/[orbits.$D$3]" office:value-type="float" office:value="18160.5311293182">
            <text:p>18160.53</text:p>
          </table:table-cell>
          <table:table-cell table:style-name="ce6" table:formula="of:=[.C1532]-ROUNDDOWN([.C1532])" office:value-type="float" office:value="0.531129318191233">
            <text:p>0.53</text:p>
          </table:table-cell>
          <table:table-cell table:formula="of:=IF([.D1532] &lt; [.$D$2])" office:value-type="boolean" office:boolean-value="false">
            <text:p>FALSE</text:p>
          </table:table-cell>
          <table:table-cell table:formula="of:=MOD([.C1532];64)" office:value-type="float" office:value="48.5311293181912">
            <text:p>48.53</text:p>
          </table:table-cell>
          <table:table-cell/>
        </table:table-row>
        <table:table-row table:style-name="ro2">
          <table:table-cell table:style-name="ce3" table:formula="of:=[.A1532]+1" office:value-type="float" office:value="1532">
            <text:p>1532</text:p>
          </table:table-cell>
          <table:table-cell table:style-name="ce3" table:formula="of:=[orbits.$C$3]*[.A1533]" office:value-type="float" office:value="6637330.252">
            <text:p>6637330.252</text:p>
          </table:table-cell>
          <table:table-cell table:style-name="ce6" table:formula="of:=[.B1533]/[orbits.$D$3]" office:value-type="float" office:value="18172.3930046476">
            <text:p>18172.39</text:p>
          </table:table-cell>
          <table:table-cell table:style-name="ce6" table:formula="of:=[.C1533]-ROUNDDOWN([.C1533])" office:value-type="float" office:value="0.393004647597991">
            <text:p>0.39</text:p>
          </table:table-cell>
          <table:table-cell table:formula="of:=IF([.D1533] &lt; [.$D$2])" office:value-type="boolean" office:boolean-value="false">
            <text:p>FALSE</text:p>
          </table:table-cell>
          <table:table-cell table:formula="of:=MOD([.C1533];64)" office:value-type="float" office:value="60.393004647598">
            <text:p>60.39</text:p>
          </table:table-cell>
          <table:table-cell/>
        </table:table-row>
        <table:table-row table:style-name="ro2">
          <table:table-cell table:style-name="ce3" table:formula="of:=[.A1533]+1" office:value-type="float" office:value="1533">
            <text:p>1533</text:p>
          </table:table-cell>
          <table:table-cell table:style-name="ce3" table:formula="of:=[orbits.$C$3]*[.A1534]" office:value-type="float" office:value="6641662.713">
            <text:p>6641662.713</text:p>
          </table:table-cell>
          <table:table-cell table:style-name="ce6" table:formula="of:=[.B1534]/[orbits.$D$3]" office:value-type="float" office:value="18184.254879977">
            <text:p>18184.25</text:p>
          </table:table-cell>
          <table:table-cell table:style-name="ce6" table:formula="of:=[.C1534]-ROUNDDOWN([.C1534])" office:value-type="float" office:value="0.25487997700111">
            <text:p>0.25</text:p>
          </table:table-cell>
          <table:table-cell table:formula="of:=IF([.D1534] &lt; [.$D$2])" office:value-type="boolean" office:boolean-value="false">
            <text:p>FALSE</text:p>
          </table:table-cell>
          <table:table-cell table:formula="of:=MOD([.C1534];64)" office:value-type="float" office:value="8.25487997700111">
            <text:p>8.25</text:p>
          </table:table-cell>
          <table:table-cell/>
        </table:table-row>
        <table:table-row table:style-name="ro2">
          <table:table-cell table:style-name="ce3" table:formula="of:=[.A1534]+1" office:value-type="float" office:value="1534">
            <text:p>1534</text:p>
          </table:table-cell>
          <table:table-cell table:style-name="ce3" table:formula="of:=[orbits.$C$3]*[.A1535]" office:value-type="float" office:value="6645995.174">
            <text:p>6645995.174</text:p>
          </table:table-cell>
          <table:table-cell table:style-name="ce6" table:formula="of:=[.B1535]/[orbits.$D$3]" office:value-type="float" office:value="18196.1167553064">
            <text:p>18196.12</text:p>
          </table:table-cell>
          <table:table-cell table:style-name="ce6" table:formula="of:=[.C1535]-ROUNDDOWN([.C1535])" office:value-type="float" office:value="0.116755306407867">
            <text:p>0.12</text:p>
          </table:table-cell>
          <table:table-cell table:formula="of:=IF([.D1535] &lt; [.$D$2])" office:value-type="boolean" office:boolean-value="false">
            <text:p>FALSE</text:p>
          </table:table-cell>
          <table:table-cell table:formula="of:=MOD([.C1535];64)" office:value-type="float" office:value="20.1167553064079">
            <text:p>20.12</text:p>
          </table:table-cell>
          <table:table-cell/>
        </table:table-row>
        <table:table-row table:style-name="ro2">
          <table:table-cell table:style-name="ce3" table:formula="of:=[.A1535]+1" office:value-type="float" office:value="1535">
            <text:p>1535</text:p>
          </table:table-cell>
          <table:table-cell table:style-name="ce3" table:formula="of:=[orbits.$C$3]*[.A1536]" office:value-type="float" office:value="6650327.635">
            <text:p>6650327.635</text:p>
          </table:table-cell>
          <table:table-cell table:style-name="ce6" table:formula="of:=[.B1536]/[orbits.$D$3]" office:value-type="float" office:value="18207.9786306358">
            <text:p>18207.98</text:p>
          </table:table-cell>
          <table:table-cell table:style-name="ce6" table:formula="of:=[.C1536]-ROUNDDOWN([.C1536])" office:value-type="float" office:value="0.978630635810987">
            <text:p>0.98</text:p>
          </table:table-cell>
          <table:table-cell table:formula="of:=IF([.D1536] &lt; [.$D$2])" office:value-type="boolean" office:boolean-value="false">
            <text:p>FALSE</text:p>
          </table:table-cell>
          <table:table-cell table:formula="of:=MOD([.C1536];64)" office:value-type="float" office:value="31.978630635811">
            <text:p>31.98</text:p>
          </table:table-cell>
          <table:table-cell/>
        </table:table-row>
        <table:table-row table:style-name="ro2">
          <table:table-cell table:style-name="ce3" table:formula="of:=[.A1536]+1" office:value-type="float" office:value="1536">
            <text:p>1536</text:p>
          </table:table-cell>
          <table:table-cell table:style-name="ce3" table:formula="of:=[orbits.$C$3]*[.A1537]" office:value-type="float" office:value="6654660.096">
            <text:p>6654660.096</text:p>
          </table:table-cell>
          <table:table-cell table:style-name="ce6" table:formula="of:=[.B1537]/[orbits.$D$3]" office:value-type="float" office:value="18219.8405059652">
            <text:p>18219.84</text:p>
          </table:table-cell>
          <table:table-cell table:style-name="ce6" table:formula="of:=[.C1537]-ROUNDDOWN([.C1537])" office:value-type="float" office:value="0.840505965217744">
            <text:p>0.84</text:p>
          </table:table-cell>
          <table:table-cell table:formula="of:=IF([.D1537] &lt; [.$D$2])" office:value-type="boolean" office:boolean-value="false">
            <text:p>FALSE</text:p>
          </table:table-cell>
          <table:table-cell table:formula="of:=MOD([.C1537];64)" office:value-type="float" office:value="43.8405059652177">
            <text:p>43.84</text:p>
          </table:table-cell>
          <table:table-cell/>
        </table:table-row>
        <table:table-row table:style-name="ro2">
          <table:table-cell table:style-name="ce3" table:formula="of:=[.A1537]+1" office:value-type="float" office:value="1537">
            <text:p>1537</text:p>
          </table:table-cell>
          <table:table-cell table:style-name="ce3" table:formula="of:=[orbits.$C$3]*[.A1538]" office:value-type="float" office:value="6658992.557">
            <text:p>6658992.557</text:p>
          </table:table-cell>
          <table:table-cell table:style-name="ce6" table:formula="of:=[.B1538]/[orbits.$D$3]" office:value-type="float" office:value="18231.7023812946">
            <text:p>18231.70</text:p>
          </table:table-cell>
          <table:table-cell table:style-name="ce6" table:formula="of:=[.C1538]-ROUNDDOWN([.C1538])" office:value-type="float" office:value="0.702381294620864">
            <text:p>0.70</text:p>
          </table:table-cell>
          <table:table-cell table:formula="of:=IF([.D1538] &lt; [.$D$2])" office:value-type="boolean" office:boolean-value="false">
            <text:p>FALSE</text:p>
          </table:table-cell>
          <table:table-cell table:formula="of:=MOD([.C1538];64)" office:value-type="float" office:value="55.7023812946209">
            <text:p>55.70</text:p>
          </table:table-cell>
          <table:table-cell/>
        </table:table-row>
        <table:table-row table:style-name="ro2">
          <table:table-cell table:style-name="ce3" table:formula="of:=[.A1538]+1" office:value-type="float" office:value="1538">
            <text:p>1538</text:p>
          </table:table-cell>
          <table:table-cell table:style-name="ce3" table:formula="of:=[orbits.$C$3]*[.A1539]" office:value-type="float" office:value="6663325.018">
            <text:p>6663325.018</text:p>
          </table:table-cell>
          <table:table-cell table:style-name="ce6" table:formula="of:=[.B1539]/[orbits.$D$3]" office:value-type="float" office:value="18243.564256624">
            <text:p>18243.56</text:p>
          </table:table-cell>
          <table:table-cell table:style-name="ce6" table:formula="of:=[.C1539]-ROUNDDOWN([.C1539])" office:value-type="float" office:value="0.564256624023983">
            <text:p>0.56</text:p>
          </table:table-cell>
          <table:table-cell table:formula="of:=IF([.D1539] &lt; [.$D$2])" office:value-type="boolean" office:boolean-value="false">
            <text:p>FALSE</text:p>
          </table:table-cell>
          <table:table-cell table:formula="of:=MOD([.C1539];64)" office:value-type="float" office:value="3.56425662402398">
            <text:p>3.56</text:p>
          </table:table-cell>
          <table:table-cell/>
        </table:table-row>
        <table:table-row table:style-name="ro2">
          <table:table-cell table:style-name="ce3" table:formula="of:=[.A1539]+1" office:value-type="float" office:value="1539">
            <text:p>1539</text:p>
          </table:table-cell>
          <table:table-cell table:style-name="ce3" table:formula="of:=[orbits.$C$3]*[.A1540]" office:value-type="float" office:value="6667657.479">
            <text:p>6667657.479</text:p>
          </table:table-cell>
          <table:table-cell table:style-name="ce6" table:formula="of:=[.B1540]/[orbits.$D$3]" office:value-type="float" office:value="18255.4261319534">
            <text:p>18255.43</text:p>
          </table:table-cell>
          <table:table-cell table:style-name="ce6" table:formula="of:=[.C1540]-ROUNDDOWN([.C1540])" office:value-type="float" office:value="0.426131953427102">
            <text:p>0.43</text:p>
          </table:table-cell>
          <table:table-cell table:formula="of:=IF([.D1540] &lt; [.$D$2])" office:value-type="boolean" office:boolean-value="false">
            <text:p>FALSE</text:p>
          </table:table-cell>
          <table:table-cell table:formula="of:=MOD([.C1540];64)" office:value-type="float" office:value="15.4261319534271">
            <text:p>15.43</text:p>
          </table:table-cell>
          <table:table-cell/>
        </table:table-row>
        <table:table-row table:style-name="ro2">
          <table:table-cell table:style-name="ce3" table:formula="of:=[.A1540]+1" office:value-type="float" office:value="1540">
            <text:p>1540</text:p>
          </table:table-cell>
          <table:table-cell table:style-name="ce3" table:formula="of:=[orbits.$C$3]*[.A1541]" office:value-type="float" office:value="6671989.94">
            <text:p>6671989.94</text:p>
          </table:table-cell>
          <table:table-cell table:style-name="ce6" table:formula="of:=[.B1541]/[orbits.$D$3]" office:value-type="float" office:value="18267.2880072828">
            <text:p>18267.29</text:p>
          </table:table-cell>
          <table:table-cell table:style-name="ce6" table:formula="of:=[.C1541]-ROUNDDOWN([.C1541])" office:value-type="float" office:value="0.28800728283386">
            <text:p>0.29</text:p>
          </table:table-cell>
          <table:table-cell table:formula="of:=IF([.D1541] &lt; [.$D$2])" office:value-type="boolean" office:boolean-value="false">
            <text:p>FALSE</text:p>
          </table:table-cell>
          <table:table-cell table:formula="of:=MOD([.C1541];64)" office:value-type="float" office:value="27.2880072828339">
            <text:p>27.29</text:p>
          </table:table-cell>
          <table:table-cell/>
        </table:table-row>
        <table:table-row table:style-name="ro2">
          <table:table-cell table:style-name="ce3" table:formula="of:=[.A1541]+1" office:value-type="float" office:value="1541">
            <text:p>1541</text:p>
          </table:table-cell>
          <table:table-cell table:style-name="ce3" table:formula="of:=[orbits.$C$3]*[.A1542]" office:value-type="float" office:value="6676322.401">
            <text:p>6676322.401</text:p>
          </table:table-cell>
          <table:table-cell table:style-name="ce6" table:formula="of:=[.B1542]/[orbits.$D$3]" office:value-type="float" office:value="18279.1498826122">
            <text:p>18279.15</text:p>
          </table:table-cell>
          <table:table-cell table:style-name="ce6" table:formula="of:=[.C1542]-ROUNDDOWN([.C1542])" office:value-type="float" office:value="0.149882612236979">
            <text:p>0.15</text:p>
          </table:table-cell>
          <table:table-cell table:formula="of:=IF([.D1542] &lt; [.$D$2])" office:value-type="boolean" office:boolean-value="false">
            <text:p>FALSE</text:p>
          </table:table-cell>
          <table:table-cell table:formula="of:=MOD([.C1542];64)" office:value-type="float" office:value="39.149882612237">
            <text:p>39.15</text:p>
          </table:table-cell>
          <table:table-cell/>
        </table:table-row>
        <table:table-row table:style-name="ro2">
          <table:table-cell table:style-name="ce3" table:formula="of:=[.A1542]+1" office:value-type="float" office:value="1542">
            <text:p>1542</text:p>
          </table:table-cell>
          <table:table-cell table:style-name="ce3" table:formula="of:=[orbits.$C$3]*[.A1543]" office:value-type="float" office:value="6680654.862">
            <text:p>6680654.862</text:p>
          </table:table-cell>
          <table:table-cell table:style-name="ce6" table:formula="of:=[.B1543]/[orbits.$D$3]" office:value-type="float" office:value="18291.0117579416">
            <text:p>18291.01</text:p>
          </table:table-cell>
          <table:table-cell table:style-name="ce6" table:formula="of:=[.C1543]-ROUNDDOWN([.C1543])" office:value-type="float" office:value="0.0117579416437366">
            <text:p>0.01</text:p>
          </table:table-cell>
          <table:table-cell table:formula="of:=IF([.D1543] &lt; [.$D$2])" office:value-type="boolean" office:boolean-value="true">
            <text:p>TRUE</text:p>
          </table:table-cell>
          <table:table-cell table:formula="of:=MOD([.C1543];64)" office:value-type="float" office:value="51.0117579416437">
            <text:p>51.01</text:p>
          </table:table-cell>
          <table:table-cell/>
        </table:table-row>
        <table:table-row table:style-name="ro2">
          <table:table-cell table:style-name="ce3" table:formula="of:=[.A1543]+1" office:value-type="float" office:value="1543">
            <text:p>1543</text:p>
          </table:table-cell>
          <table:table-cell table:style-name="ce3" table:formula="of:=[orbits.$C$3]*[.A1544]" office:value-type="float" office:value="6684987.323">
            <text:p>6684987.323</text:p>
          </table:table-cell>
          <table:table-cell table:style-name="ce6" table:formula="of:=[.B1544]/[orbits.$D$3]" office:value-type="float" office:value="18302.873633271">
            <text:p>18302.87</text:p>
          </table:table-cell>
          <table:table-cell table:style-name="ce6" table:formula="of:=[.C1544]-ROUNDDOWN([.C1544])" office:value-type="float" office:value="0.873633271046856">
            <text:p>0.87</text:p>
          </table:table-cell>
          <table:table-cell table:formula="of:=IF([.D1544] &lt; [.$D$2])" office:value-type="boolean" office:boolean-value="false">
            <text:p>FALSE</text:p>
          </table:table-cell>
          <table:table-cell table:formula="of:=MOD([.C1544];64)" office:value-type="float" office:value="62.8736332710469">
            <text:p>62.87</text:p>
          </table:table-cell>
          <table:table-cell/>
        </table:table-row>
        <table:table-row table:style-name="ro2">
          <table:table-cell table:style-name="ce3" table:formula="of:=[.A1544]+1" office:value-type="float" office:value="1544">
            <text:p>1544</text:p>
          </table:table-cell>
          <table:table-cell table:style-name="ce3" table:formula="of:=[orbits.$C$3]*[.A1545]" office:value-type="float" office:value="6689319.784">
            <text:p>6689319.784</text:p>
          </table:table-cell>
          <table:table-cell table:style-name="ce6" table:formula="of:=[.B1545]/[orbits.$D$3]" office:value-type="float" office:value="18314.7355086005">
            <text:p>18314.74</text:p>
          </table:table-cell>
          <table:table-cell table:style-name="ce6" table:formula="of:=[.C1545]-ROUNDDOWN([.C1545])" office:value-type="float" office:value="0.735508600449975">
            <text:p>0.74</text:p>
          </table:table-cell>
          <table:table-cell table:formula="of:=IF([.D1545] &lt; [.$D$2])" office:value-type="boolean" office:boolean-value="false">
            <text:p>FALSE</text:p>
          </table:table-cell>
          <table:table-cell table:formula="of:=MOD([.C1545];64)" office:value-type="float" office:value="10.73550860045">
            <text:p>10.74</text:p>
          </table:table-cell>
          <table:table-cell/>
        </table:table-row>
        <table:table-row table:style-name="ro2">
          <table:table-cell table:style-name="ce3" table:formula="of:=[.A1545]+1" office:value-type="float" office:value="1545">
            <text:p>1545</text:p>
          </table:table-cell>
          <table:table-cell table:style-name="ce3" table:formula="of:=[orbits.$C$3]*[.A1546]" office:value-type="float" office:value="6693652.245">
            <text:p>6693652.245</text:p>
          </table:table-cell>
          <table:table-cell table:style-name="ce6" table:formula="of:=[.B1546]/[orbits.$D$3]" office:value-type="float" office:value="18326.5973839299">
            <text:p>18326.60</text:p>
          </table:table-cell>
          <table:table-cell table:style-name="ce6" table:formula="of:=[.C1546]-ROUNDDOWN([.C1546])" office:value-type="float" office:value="0.597383929853095">
            <text:p>0.60</text:p>
          </table:table-cell>
          <table:table-cell table:formula="of:=IF([.D1546] &lt; [.$D$2])" office:value-type="boolean" office:boolean-value="false">
            <text:p>FALSE</text:p>
          </table:table-cell>
          <table:table-cell table:formula="of:=MOD([.C1546];64)" office:value-type="float" office:value="22.5973839298531">
            <text:p>22.60</text:p>
          </table:table-cell>
          <table:table-cell/>
        </table:table-row>
        <table:table-row table:style-name="ro2">
          <table:table-cell table:style-name="ce3" table:formula="of:=[.A1546]+1" office:value-type="float" office:value="1546">
            <text:p>1546</text:p>
          </table:table-cell>
          <table:table-cell table:style-name="ce3" table:formula="of:=[orbits.$C$3]*[.A1547]" office:value-type="float" office:value="6697984.706">
            <text:p>6697984.706</text:p>
          </table:table-cell>
          <table:table-cell table:style-name="ce6" table:formula="of:=[.B1547]/[orbits.$D$3]" office:value-type="float" office:value="18338.4592592593">
            <text:p>18338.46</text:p>
          </table:table-cell>
          <table:table-cell table:style-name="ce6" table:formula="of:=[.C1547]-ROUNDDOWN([.C1547])" office:value-type="float" office:value="0.459259259259852">
            <text:p>0.46</text:p>
          </table:table-cell>
          <table:table-cell table:formula="of:=IF([.D1547] &lt; [.$D$2])" office:value-type="boolean" office:boolean-value="false">
            <text:p>FALSE</text:p>
          </table:table-cell>
          <table:table-cell table:formula="of:=MOD([.C1547];64)" office:value-type="float" office:value="34.4592592592599">
            <text:p>34.46</text:p>
          </table:table-cell>
          <table:table-cell/>
        </table:table-row>
        <table:table-row table:style-name="ro2">
          <table:table-cell table:style-name="ce3" table:formula="of:=[.A1547]+1" office:value-type="float" office:value="1547">
            <text:p>1547</text:p>
          </table:table-cell>
          <table:table-cell table:style-name="ce3" table:formula="of:=[orbits.$C$3]*[.A1548]" office:value-type="float" office:value="6702317.167">
            <text:p>6702317.167</text:p>
          </table:table-cell>
          <table:table-cell table:style-name="ce6" table:formula="of:=[.B1548]/[orbits.$D$3]" office:value-type="float" office:value="18350.3211345887">
            <text:p>18350.32</text:p>
          </table:table-cell>
          <table:table-cell table:style-name="ce6" table:formula="of:=[.C1548]-ROUNDDOWN([.C1548])" office:value-type="float" office:value="0.321134588662971">
            <text:p>0.32</text:p>
          </table:table-cell>
          <table:table-cell table:formula="of:=IF([.D1548] &lt; [.$D$2])" office:value-type="boolean" office:boolean-value="false">
            <text:p>FALSE</text:p>
          </table:table-cell>
          <table:table-cell table:formula="of:=MOD([.C1548];64)" office:value-type="float" office:value="46.321134588663">
            <text:p>46.32</text:p>
          </table:table-cell>
          <table:table-cell/>
        </table:table-row>
        <table:table-row table:style-name="ro2">
          <table:table-cell table:style-name="ce3" table:formula="of:=[.A1548]+1" office:value-type="float" office:value="1548">
            <text:p>1548</text:p>
          </table:table-cell>
          <table:table-cell table:style-name="ce3" table:formula="of:=[orbits.$C$3]*[.A1549]" office:value-type="float" office:value="6706649.628">
            <text:p>6706649.628</text:p>
          </table:table-cell>
          <table:table-cell table:style-name="ce6" table:formula="of:=[.B1549]/[orbits.$D$3]" office:value-type="float" office:value="18362.1830099181">
            <text:p>18362.18</text:p>
          </table:table-cell>
          <table:table-cell table:style-name="ce6" table:formula="of:=[.C1549]-ROUNDDOWN([.C1549])" office:value-type="float" office:value="0.183009918069729">
            <text:p>0.18</text:p>
          </table:table-cell>
          <table:table-cell table:formula="of:=IF([.D1549] &lt; [.$D$2])" office:value-type="boolean" office:boolean-value="false">
            <text:p>FALSE</text:p>
          </table:table-cell>
          <table:table-cell table:formula="of:=MOD([.C1549];64)" office:value-type="float" office:value="58.1830099180697">
            <text:p>58.18</text:p>
          </table:table-cell>
          <table:table-cell/>
        </table:table-row>
        <table:table-row table:style-name="ro2">
          <table:table-cell table:style-name="ce3" table:formula="of:=[.A1549]+1" office:value-type="float" office:value="1549">
            <text:p>1549</text:p>
          </table:table-cell>
          <table:table-cell table:style-name="ce3" table:formula="of:=[orbits.$C$3]*[.A1550]" office:value-type="float" office:value="6710982.089">
            <text:p>6710982.089</text:p>
          </table:table-cell>
          <table:table-cell table:style-name="ce6" table:formula="of:=[.B1550]/[orbits.$D$3]" office:value-type="float" office:value="18374.0448852475">
            <text:p>18374.04</text:p>
          </table:table-cell>
          <table:table-cell table:style-name="ce6" table:formula="of:=[.C1550]-ROUNDDOWN([.C1550])" office:value-type="float" office:value="0.0448852474728483">
            <text:p>0.04</text:p>
          </table:table-cell>
          <table:table-cell table:formula="of:=IF([.D1550] &lt; [.$D$2])" office:value-type="boolean" office:boolean-value="true">
            <text:p>TRUE</text:p>
          </table:table-cell>
          <table:table-cell table:formula="of:=MOD([.C1550];64)" office:value-type="float" office:value="6.04488524747285">
            <text:p>6.04</text:p>
          </table:table-cell>
          <table:table-cell/>
        </table:table-row>
        <table:table-row table:style-name="ro2">
          <table:table-cell table:style-name="ce3" table:formula="of:=[.A1550]+1" office:value-type="float" office:value="1550">
            <text:p>1550</text:p>
          </table:table-cell>
          <table:table-cell table:style-name="ce3" table:formula="of:=[orbits.$C$3]*[.A1551]" office:value-type="float" office:value="6715314.55">
            <text:p>6715314.55</text:p>
          </table:table-cell>
          <table:table-cell table:style-name="ce6" table:formula="of:=[.B1551]/[orbits.$D$3]" office:value-type="float" office:value="18385.9067605769">
            <text:p>18385.91</text:p>
          </table:table-cell>
          <table:table-cell table:style-name="ce6" table:formula="of:=[.C1551]-ROUNDDOWN([.C1551])" office:value-type="float" office:value="0.906760576879606">
            <text:p>0.91</text:p>
          </table:table-cell>
          <table:table-cell table:formula="of:=IF([.D1551] &lt; [.$D$2])" office:value-type="boolean" office:boolean-value="false">
            <text:p>FALSE</text:p>
          </table:table-cell>
          <table:table-cell table:formula="of:=MOD([.C1551];64)" office:value-type="float" office:value="17.9067605768796">
            <text:p>17.91</text:p>
          </table:table-cell>
          <table:table-cell/>
        </table:table-row>
        <table:table-row table:style-name="ro2">
          <table:table-cell table:style-name="ce3" table:formula="of:=[.A1551]+1" office:value-type="float" office:value="1551">
            <text:p>1551</text:p>
          </table:table-cell>
          <table:table-cell table:style-name="ce3" table:formula="of:=[orbits.$C$3]*[.A1552]" office:value-type="float" office:value="6719647.011">
            <text:p>6719647.011</text:p>
          </table:table-cell>
          <table:table-cell table:style-name="ce6" table:formula="of:=[.B1552]/[orbits.$D$3]" office:value-type="float" office:value="18397.7686359063">
            <text:p>18397.77</text:p>
          </table:table-cell>
          <table:table-cell table:style-name="ce6" table:formula="of:=[.C1552]-ROUNDDOWN([.C1552])" office:value-type="float" office:value="0.768635906282725">
            <text:p>0.77</text:p>
          </table:table-cell>
          <table:table-cell table:formula="of:=IF([.D1552] &lt; [.$D$2])" office:value-type="boolean" office:boolean-value="false">
            <text:p>FALSE</text:p>
          </table:table-cell>
          <table:table-cell table:formula="of:=MOD([.C1552];64)" office:value-type="float" office:value="29.7686359062827">
            <text:p>29.77</text:p>
          </table:table-cell>
          <table:table-cell/>
        </table:table-row>
        <table:table-row table:style-name="ro2">
          <table:table-cell table:style-name="ce3" table:formula="of:=[.A1552]+1" office:value-type="float" office:value="1552">
            <text:p>1552</text:p>
          </table:table-cell>
          <table:table-cell table:style-name="ce3" table:formula="of:=[orbits.$C$3]*[.A1553]" office:value-type="float" office:value="6723979.472">
            <text:p>6723979.472</text:p>
          </table:table-cell>
          <table:table-cell table:style-name="ce6" table:formula="of:=[.B1553]/[orbits.$D$3]" office:value-type="float" office:value="18409.6305112357">
            <text:p>18409.63</text:p>
          </table:table-cell>
          <table:table-cell table:style-name="ce6" table:formula="of:=[.C1553]-ROUNDDOWN([.C1553])" office:value-type="float" office:value="0.630511235685844">
            <text:p>0.63</text:p>
          </table:table-cell>
          <table:table-cell table:formula="of:=IF([.D1553] &lt; [.$D$2])" office:value-type="boolean" office:boolean-value="false">
            <text:p>FALSE</text:p>
          </table:table-cell>
          <table:table-cell table:formula="of:=MOD([.C1553];64)" office:value-type="float" office:value="41.6305112356858">
            <text:p>41.63</text:p>
          </table:table-cell>
          <table:table-cell/>
        </table:table-row>
        <table:table-row table:style-name="ro2">
          <table:table-cell table:style-name="ce3" table:formula="of:=[.A1553]+1" office:value-type="float" office:value="1553">
            <text:p>1553</text:p>
          </table:table-cell>
          <table:table-cell table:style-name="ce3" table:formula="of:=[orbits.$C$3]*[.A1554]" office:value-type="float" office:value="6728311.933">
            <text:p>6728311.933</text:p>
          </table:table-cell>
          <table:table-cell table:style-name="ce6" table:formula="of:=[.B1554]/[orbits.$D$3]" office:value-type="float" office:value="18421.4923865651">
            <text:p>18421.49</text:p>
          </table:table-cell>
          <table:table-cell table:style-name="ce6" table:formula="of:=[.C1554]-ROUNDDOWN([.C1554])" office:value-type="float" office:value="0.492386565088964">
            <text:p>0.49</text:p>
          </table:table-cell>
          <table:table-cell table:formula="of:=IF([.D1554] &lt; [.$D$2])" office:value-type="boolean" office:boolean-value="false">
            <text:p>FALSE</text:p>
          </table:table-cell>
          <table:table-cell table:formula="of:=MOD([.C1554];64)" office:value-type="float" office:value="53.492386565089">
            <text:p>53.49</text:p>
          </table:table-cell>
          <table:table-cell/>
        </table:table-row>
        <table:table-row table:style-name="ro2">
          <table:table-cell table:style-name="ce3" table:formula="of:=[.A1554]+1" office:value-type="float" office:value="1554">
            <text:p>1554</text:p>
          </table:table-cell>
          <table:table-cell table:style-name="ce3" table:formula="of:=[orbits.$C$3]*[.A1555]" office:value-type="float" office:value="6732644.394">
            <text:p>6732644.394</text:p>
          </table:table-cell>
          <table:table-cell table:style-name="ce6" table:formula="of:=[.B1555]/[orbits.$D$3]" office:value-type="float" office:value="18433.3542618945">
            <text:p>18433.35</text:p>
          </table:table-cell>
          <table:table-cell table:style-name="ce6" table:formula="of:=[.C1555]-ROUNDDOWN([.C1555])" office:value-type="float" office:value="0.354261894495721">
            <text:p>0.35</text:p>
          </table:table-cell>
          <table:table-cell table:formula="of:=IF([.D1555] &lt; [.$D$2])" office:value-type="boolean" office:boolean-value="false">
            <text:p>FALSE</text:p>
          </table:table-cell>
          <table:table-cell table:formula="of:=MOD([.C1555];64)" office:value-type="float" office:value="1.35426189449572">
            <text:p>1.35</text:p>
          </table:table-cell>
          <table:table-cell/>
        </table:table-row>
        <table:table-row table:style-name="ro2">
          <table:table-cell table:style-name="ce3" table:formula="of:=[.A1555]+1" office:value-type="float" office:value="1555">
            <text:p>1555</text:p>
          </table:table-cell>
          <table:table-cell table:style-name="ce3" table:formula="of:=[orbits.$C$3]*[.A1556]" office:value-type="float" office:value="6736976.855">
            <text:p>6736976.855</text:p>
          </table:table-cell>
          <table:table-cell table:style-name="ce6" table:formula="of:=[.B1556]/[orbits.$D$3]" office:value-type="float" office:value="18445.2161372239">
            <text:p>18445.22</text:p>
          </table:table-cell>
          <table:table-cell table:style-name="ce6" table:formula="of:=[.C1556]-ROUNDDOWN([.C1556])" office:value-type="float" office:value="0.216137223898841">
            <text:p>0.22</text:p>
          </table:table-cell>
          <table:table-cell table:formula="of:=IF([.D1556] &lt; [.$D$2])" office:value-type="boolean" office:boolean-value="false">
            <text:p>FALSE</text:p>
          </table:table-cell>
          <table:table-cell table:formula="of:=MOD([.C1556];64)" office:value-type="float" office:value="13.2161372238988">
            <text:p>13.22</text:p>
          </table:table-cell>
          <table:table-cell/>
        </table:table-row>
        <table:table-row table:style-name="ro2">
          <table:table-cell table:style-name="ce3" table:formula="of:=[.A1556]+1" office:value-type="float" office:value="1556">
            <text:p>1556</text:p>
          </table:table-cell>
          <table:table-cell table:style-name="ce3" table:formula="of:=[orbits.$C$3]*[.A1557]" office:value-type="float" office:value="6741309.316">
            <text:p>6741309.316</text:p>
          </table:table-cell>
          <table:table-cell table:style-name="ce6" table:formula="of:=[.B1557]/[orbits.$D$3]" office:value-type="float" office:value="18457.0780125533">
            <text:p>18457.08</text:p>
          </table:table-cell>
          <table:table-cell table:style-name="ce6" table:formula="of:=[.C1557]-ROUNDDOWN([.C1557])" office:value-type="float" office:value="0.078012553305598">
            <text:p>0.08</text:p>
          </table:table-cell>
          <table:table-cell table:formula="of:=IF([.D1557] &lt; [.$D$2])" office:value-type="boolean" office:boolean-value="true">
            <text:p>TRUE</text:p>
          </table:table-cell>
          <table:table-cell table:formula="of:=MOD([.C1557];64)" office:value-type="float" office:value="25.0780125533056">
            <text:p>25.08</text:p>
          </table:table-cell>
          <table:table-cell/>
        </table:table-row>
        <table:table-row table:style-name="ro2">
          <table:table-cell table:style-name="ce3" table:formula="of:=[.A1557]+1" office:value-type="float" office:value="1557">
            <text:p>1557</text:p>
          </table:table-cell>
          <table:table-cell table:style-name="ce3" table:formula="of:=[orbits.$C$3]*[.A1558]" office:value-type="float" office:value="6745641.777">
            <text:p>6745641.777</text:p>
          </table:table-cell>
          <table:table-cell table:style-name="ce6" table:formula="of:=[.B1558]/[orbits.$D$3]" office:value-type="float" office:value="18468.9398878827">
            <text:p>18468.94</text:p>
          </table:table-cell>
          <table:table-cell table:style-name="ce6" table:formula="of:=[.C1558]-ROUNDDOWN([.C1558])" office:value-type="float" office:value="0.939887882708717">
            <text:p>0.94</text:p>
          </table:table-cell>
          <table:table-cell table:formula="of:=IF([.D1558] &lt; [.$D$2])" office:value-type="boolean" office:boolean-value="false">
            <text:p>FALSE</text:p>
          </table:table-cell>
          <table:table-cell table:formula="of:=MOD([.C1558];64)" office:value-type="float" office:value="36.9398878827087">
            <text:p>36.94</text:p>
          </table:table-cell>
          <table:table-cell/>
        </table:table-row>
        <table:table-row table:style-name="ro2">
          <table:table-cell table:style-name="ce3" table:formula="of:=[.A1558]+1" office:value-type="float" office:value="1558">
            <text:p>1558</text:p>
          </table:table-cell>
          <table:table-cell table:style-name="ce3" table:formula="of:=[orbits.$C$3]*[.A1559]" office:value-type="float" office:value="6749974.238">
            <text:p>6749974.238</text:p>
          </table:table-cell>
          <table:table-cell table:style-name="ce6" table:formula="of:=[.B1559]/[orbits.$D$3]" office:value-type="float" office:value="18480.8017632121">
            <text:p>18480.80</text:p>
          </table:table-cell>
          <table:table-cell table:style-name="ce6" table:formula="of:=[.C1559]-ROUNDDOWN([.C1559])" office:value-type="float" office:value="0.801763212115475">
            <text:p>0.80</text:p>
          </table:table-cell>
          <table:table-cell table:formula="of:=IF([.D1559] &lt; [.$D$2])" office:value-type="boolean" office:boolean-value="false">
            <text:p>FALSE</text:p>
          </table:table-cell>
          <table:table-cell table:formula="of:=MOD([.C1559];64)" office:value-type="float" office:value="48.8017632121155">
            <text:p>48.80</text:p>
          </table:table-cell>
          <table:table-cell/>
        </table:table-row>
        <table:table-row table:style-name="ro2">
          <table:table-cell table:style-name="ce3" table:formula="of:=[.A1559]+1" office:value-type="float" office:value="1559">
            <text:p>1559</text:p>
          </table:table-cell>
          <table:table-cell table:style-name="ce3" table:formula="of:=[orbits.$C$3]*[.A1560]" office:value-type="float" office:value="6754306.699">
            <text:p>6754306.699</text:p>
          </table:table-cell>
          <table:table-cell table:style-name="ce6" table:formula="of:=[.B1560]/[orbits.$D$3]" office:value-type="float" office:value="18492.6636385415">
            <text:p>18492.66</text:p>
          </table:table-cell>
          <table:table-cell table:style-name="ce6" table:formula="of:=[.C1560]-ROUNDDOWN([.C1560])" office:value-type="float" office:value="0.663638541514956">
            <text:p>0.66</text:p>
          </table:table-cell>
          <table:table-cell table:formula="of:=IF([.D1560] &lt; [.$D$2])" office:value-type="boolean" office:boolean-value="false">
            <text:p>FALSE</text:p>
          </table:table-cell>
          <table:table-cell table:formula="of:=MOD([.C1560];64)" office:value-type="float" office:value="60.663638541515">
            <text:p>60.66</text:p>
          </table:table-cell>
          <table:table-cell/>
        </table:table-row>
        <table:table-row table:style-name="ro2">
          <table:table-cell table:style-name="ce3" table:formula="of:=[.A1560]+1" office:value-type="float" office:value="1560">
            <text:p>1560</text:p>
          </table:table-cell>
          <table:table-cell table:style-name="ce3" table:formula="of:=[orbits.$C$3]*[.A1561]" office:value-type="float" office:value="6758639.16">
            <text:p>6758639.16</text:p>
          </table:table-cell>
          <table:table-cell table:style-name="ce6" table:formula="of:=[.B1561]/[orbits.$D$3]" office:value-type="float" office:value="18504.5255138709">
            <text:p>18504.53</text:p>
          </table:table-cell>
          <table:table-cell table:style-name="ce6" table:formula="of:=[.C1561]-ROUNDDOWN([.C1561])" office:value-type="float" office:value="0.525513870921714">
            <text:p>0.53</text:p>
          </table:table-cell>
          <table:table-cell table:formula="of:=IF([.D1561] &lt; [.$D$2])" office:value-type="boolean" office:boolean-value="false">
            <text:p>FALSE</text:p>
          </table:table-cell>
          <table:table-cell table:formula="of:=MOD([.C1561];64)" office:value-type="float" office:value="8.52551387092171">
            <text:p>8.53</text:p>
          </table:table-cell>
          <table:table-cell/>
        </table:table-row>
        <table:table-row table:style-name="ro2">
          <table:table-cell table:style-name="ce3" table:formula="of:=[.A1561]+1" office:value-type="float" office:value="1561">
            <text:p>1561</text:p>
          </table:table-cell>
          <table:table-cell table:style-name="ce3" table:formula="of:=[orbits.$C$3]*[.A1562]" office:value-type="float" office:value="6762971.621">
            <text:p>6762971.621</text:p>
          </table:table-cell>
          <table:table-cell table:style-name="ce6" table:formula="of:=[.B1562]/[orbits.$D$3]" office:value-type="float" office:value="18516.3873892003">
            <text:p>18516.39</text:p>
          </table:table-cell>
          <table:table-cell table:style-name="ce6" table:formula="of:=[.C1562]-ROUNDDOWN([.C1562])" office:value-type="float" office:value="0.387389200324833">
            <text:p>0.39</text:p>
          </table:table-cell>
          <table:table-cell table:formula="of:=IF([.D1562] &lt; [.$D$2])" office:value-type="boolean" office:boolean-value="false">
            <text:p>FALSE</text:p>
          </table:table-cell>
          <table:table-cell table:formula="of:=MOD([.C1562];64)" office:value-type="float" office:value="20.3873892003248">
            <text:p>20.39</text:p>
          </table:table-cell>
          <table:table-cell/>
        </table:table-row>
        <table:table-row table:style-name="ro2">
          <table:table-cell table:style-name="ce3" table:formula="of:=[.A1562]+1" office:value-type="float" office:value="1562">
            <text:p>1562</text:p>
          </table:table-cell>
          <table:table-cell table:style-name="ce3" table:formula="of:=[orbits.$C$3]*[.A1563]" office:value-type="float" office:value="6767304.082">
            <text:p>6767304.082</text:p>
          </table:table-cell>
          <table:table-cell table:style-name="ce6" table:formula="of:=[.B1563]/[orbits.$D$3]" office:value-type="float" office:value="18528.2492645297">
            <text:p>18528.25</text:p>
          </table:table-cell>
          <table:table-cell table:style-name="ce6" table:formula="of:=[.C1563]-ROUNDDOWN([.C1563])" office:value-type="float" office:value="0.24926452973159">
            <text:p>0.25</text:p>
          </table:table-cell>
          <table:table-cell table:formula="of:=IF([.D1563] &lt; [.$D$2])" office:value-type="boolean" office:boolean-value="false">
            <text:p>FALSE</text:p>
          </table:table-cell>
          <table:table-cell table:formula="of:=MOD([.C1563];64)" office:value-type="float" office:value="32.2492645297316">
            <text:p>32.25</text:p>
          </table:table-cell>
          <table:table-cell/>
        </table:table-row>
        <table:table-row table:style-name="ro2">
          <table:table-cell table:style-name="ce3" table:formula="of:=[.A1563]+1" office:value-type="float" office:value="1563">
            <text:p>1563</text:p>
          </table:table-cell>
          <table:table-cell table:style-name="ce3" table:formula="of:=[orbits.$C$3]*[.A1564]" office:value-type="float" office:value="6771636.543">
            <text:p>6771636.543</text:p>
          </table:table-cell>
          <table:table-cell table:style-name="ce6" table:formula="of:=[.B1564]/[orbits.$D$3]" office:value-type="float" office:value="18540.1111398591">
            <text:p>18540.11</text:p>
          </table:table-cell>
          <table:table-cell table:style-name="ce6" table:formula="of:=[.C1564]-ROUNDDOWN([.C1564])" office:value-type="float" office:value="0.11113985913471">
            <text:p>0.11</text:p>
          </table:table-cell>
          <table:table-cell table:formula="of:=IF([.D1564] &lt; [.$D$2])" office:value-type="boolean" office:boolean-value="false">
            <text:p>FALSE</text:p>
          </table:table-cell>
          <table:table-cell table:formula="of:=MOD([.C1564];64)" office:value-type="float" office:value="44.1111398591347">
            <text:p>44.11</text:p>
          </table:table-cell>
          <table:table-cell/>
        </table:table-row>
        <table:table-row table:style-name="ro2">
          <table:table-cell table:style-name="ce3" table:formula="of:=[.A1564]+1" office:value-type="float" office:value="1564">
            <text:p>1564</text:p>
          </table:table-cell>
          <table:table-cell table:style-name="ce3" table:formula="of:=[orbits.$C$3]*[.A1565]" office:value-type="float" office:value="6775969.004">
            <text:p>6775969.004</text:p>
          </table:table-cell>
          <table:table-cell table:style-name="ce6" table:formula="of:=[.B1565]/[orbits.$D$3]" office:value-type="float" office:value="18551.9730151885">
            <text:p>18551.97</text:p>
          </table:table-cell>
          <table:table-cell table:style-name="ce6" table:formula="of:=[.C1565]-ROUNDDOWN([.C1565])" office:value-type="float" office:value="0.973015188541467">
            <text:p>0.97</text:p>
          </table:table-cell>
          <table:table-cell table:formula="of:=IF([.D1565] &lt; [.$D$2])" office:value-type="boolean" office:boolean-value="false">
            <text:p>FALSE</text:p>
          </table:table-cell>
          <table:table-cell table:formula="of:=MOD([.C1565];64)" office:value-type="float" office:value="55.9730151885415">
            <text:p>55.97</text:p>
          </table:table-cell>
          <table:table-cell/>
        </table:table-row>
        <table:table-row table:style-name="ro2">
          <table:table-cell table:style-name="ce3" table:formula="of:=[.A1565]+1" office:value-type="float" office:value="1565">
            <text:p>1565</text:p>
          </table:table-cell>
          <table:table-cell table:style-name="ce3" table:formula="of:=[orbits.$C$3]*[.A1566]" office:value-type="float" office:value="6780301.465">
            <text:p>6780301.465</text:p>
          </table:table-cell>
          <table:table-cell table:style-name="ce6" table:formula="of:=[.B1566]/[orbits.$D$3]" office:value-type="float" office:value="18563.8348905179">
            <text:p>18563.83</text:p>
          </table:table-cell>
          <table:table-cell table:style-name="ce6" table:formula="of:=[.C1566]-ROUNDDOWN([.C1566])" office:value-type="float" office:value="0.834890517944586">
            <text:p>0.83</text:p>
          </table:table-cell>
          <table:table-cell table:formula="of:=IF([.D1566] &lt; [.$D$2])" office:value-type="boolean" office:boolean-value="false">
            <text:p>FALSE</text:p>
          </table:table-cell>
          <table:table-cell table:formula="of:=MOD([.C1566];64)" office:value-type="float" office:value="3.83489051794459">
            <text:p>3.83</text:p>
          </table:table-cell>
          <table:table-cell/>
        </table:table-row>
        <table:table-row table:style-name="ro2">
          <table:table-cell table:style-name="ce3" table:formula="of:=[.A1566]+1" office:value-type="float" office:value="1566">
            <text:p>1566</text:p>
          </table:table-cell>
          <table:table-cell table:style-name="ce3" table:formula="of:=[orbits.$C$3]*[.A1567]" office:value-type="float" office:value="6784633.926">
            <text:p>6784633.926</text:p>
          </table:table-cell>
          <table:table-cell table:style-name="ce6" table:formula="of:=[.B1567]/[orbits.$D$3]" office:value-type="float" office:value="18575.6967658473">
            <text:p>18575.70</text:p>
          </table:table-cell>
          <table:table-cell table:style-name="ce6" table:formula="of:=[.C1567]-ROUNDDOWN([.C1567])" office:value-type="float" office:value="0.696765847347706">
            <text:p>0.70</text:p>
          </table:table-cell>
          <table:table-cell table:formula="of:=IF([.D1567] &lt; [.$D$2])" office:value-type="boolean" office:boolean-value="false">
            <text:p>FALSE</text:p>
          </table:table-cell>
          <table:table-cell table:formula="of:=MOD([.C1567];64)" office:value-type="float" office:value="15.6967658473477">
            <text:p>15.70</text:p>
          </table:table-cell>
          <table:table-cell/>
        </table:table-row>
        <table:table-row table:style-name="ro2">
          <table:table-cell table:style-name="ce3" table:formula="of:=[.A1567]+1" office:value-type="float" office:value="1567">
            <text:p>1567</text:p>
          </table:table-cell>
          <table:table-cell table:style-name="ce3" table:formula="of:=[orbits.$C$3]*[.A1568]" office:value-type="float" office:value="6788966.387">
            <text:p>6788966.387</text:p>
          </table:table-cell>
          <table:table-cell table:style-name="ce6" table:formula="of:=[.B1568]/[orbits.$D$3]" office:value-type="float" office:value="18587.5586411768">
            <text:p>18587.56</text:p>
          </table:table-cell>
          <table:table-cell table:style-name="ce6" table:formula="of:=[.C1568]-ROUNDDOWN([.C1568])" office:value-type="float" office:value="0.558641176750825">
            <text:p>0.56</text:p>
          </table:table-cell>
          <table:table-cell table:formula="of:=IF([.D1568] &lt; [.$D$2])" office:value-type="boolean" office:boolean-value="false">
            <text:p>FALSE</text:p>
          </table:table-cell>
          <table:table-cell table:formula="of:=MOD([.C1568];64)" office:value-type="float" office:value="27.5586411767508">
            <text:p>27.56</text:p>
          </table:table-cell>
          <table:table-cell/>
        </table:table-row>
        <table:table-row table:style-name="ro2">
          <table:table-cell table:style-name="ce3" table:formula="of:=[.A1568]+1" office:value-type="float" office:value="1568">
            <text:p>1568</text:p>
          </table:table-cell>
          <table:table-cell table:style-name="ce3" table:formula="of:=[orbits.$C$3]*[.A1569]" office:value-type="float" office:value="6793298.848">
            <text:p>6793298.848</text:p>
          </table:table-cell>
          <table:table-cell table:style-name="ce6" table:formula="of:=[.B1569]/[orbits.$D$3]" office:value-type="float" office:value="18599.4205165062">
            <text:p>18599.42</text:p>
          </table:table-cell>
          <table:table-cell table:style-name="ce6" table:formula="of:=[.C1569]-ROUNDDOWN([.C1569])" office:value-type="float" office:value="0.420516506157583">
            <text:p>0.42</text:p>
          </table:table-cell>
          <table:table-cell table:formula="of:=IF([.D1569] &lt; [.$D$2])" office:value-type="boolean" office:boolean-value="false">
            <text:p>FALSE</text:p>
          </table:table-cell>
          <table:table-cell table:formula="of:=MOD([.C1569];64)" office:value-type="float" office:value="39.4205165061576">
            <text:p>39.42</text:p>
          </table:table-cell>
          <table:table-cell/>
        </table:table-row>
        <table:table-row table:style-name="ro2">
          <table:table-cell table:style-name="ce3" table:formula="of:=[.A1569]+1" office:value-type="float" office:value="1569">
            <text:p>1569</text:p>
          </table:table-cell>
          <table:table-cell table:style-name="ce3" table:formula="of:=[orbits.$C$3]*[.A1570]" office:value-type="float" office:value="6797631.309">
            <text:p>6797631.309</text:p>
          </table:table-cell>
          <table:table-cell table:style-name="ce6" table:formula="of:=[.B1570]/[orbits.$D$3]" office:value-type="float" office:value="18611.2823918356">
            <text:p>18611.28</text:p>
          </table:table-cell>
          <table:table-cell table:style-name="ce6" table:formula="of:=[.C1570]-ROUNDDOWN([.C1570])" office:value-type="float" office:value="0.282391835560702">
            <text:p>0.28</text:p>
          </table:table-cell>
          <table:table-cell table:formula="of:=IF([.D1570] &lt; [.$D$2])" office:value-type="boolean" office:boolean-value="false">
            <text:p>FALSE</text:p>
          </table:table-cell>
          <table:table-cell table:formula="of:=MOD([.C1570];64)" office:value-type="float" office:value="51.2823918355607">
            <text:p>51.28</text:p>
          </table:table-cell>
          <table:table-cell/>
        </table:table-row>
        <table:table-row table:style-name="ro2">
          <table:table-cell table:style-name="ce3" table:formula="of:=[.A1570]+1" office:value-type="float" office:value="1570">
            <text:p>1570</text:p>
          </table:table-cell>
          <table:table-cell table:style-name="ce3" table:formula="of:=[orbits.$C$3]*[.A1571]" office:value-type="float" office:value="6801963.77">
            <text:p>6801963.77</text:p>
          </table:table-cell>
          <table:table-cell table:style-name="ce6" table:formula="of:=[.B1571]/[orbits.$D$3]" office:value-type="float" office:value="18623.144267165">
            <text:p>18623.14</text:p>
          </table:table-cell>
          <table:table-cell table:style-name="ce6" table:formula="of:=[.C1571]-ROUNDDOWN([.C1571])" office:value-type="float" office:value="0.144267164967459">
            <text:p>0.14</text:p>
          </table:table-cell>
          <table:table-cell table:formula="of:=IF([.D1571] &lt; [.$D$2])" office:value-type="boolean" office:boolean-value="false">
            <text:p>FALSE</text:p>
          </table:table-cell>
          <table:table-cell table:formula="of:=MOD([.C1571];64)" office:value-type="float" office:value="63.1442671649675">
            <text:p>63.14</text:p>
          </table:table-cell>
          <table:table-cell/>
        </table:table-row>
        <table:table-row table:style-name="ro2">
          <table:table-cell table:style-name="ce3" table:formula="of:=[.A1571]+1" office:value-type="float" office:value="1571">
            <text:p>1571</text:p>
          </table:table-cell>
          <table:table-cell table:style-name="ce3" table:formula="of:=[orbits.$C$3]*[.A1572]" office:value-type="float" office:value="6806296.231">
            <text:p>6806296.231</text:p>
          </table:table-cell>
          <table:table-cell table:style-name="ce6" table:formula="of:=[.B1572]/[orbits.$D$3]" office:value-type="float" office:value="18635.0061424944">
            <text:p>18635.01</text:p>
          </table:table-cell>
          <table:table-cell table:style-name="ce6" table:formula="of:=[.C1572]-ROUNDDOWN([.C1572])" office:value-type="float" office:value="0.00614249437057879">
            <text:p>0.01</text:p>
          </table:table-cell>
          <table:table-cell table:formula="of:=IF([.D1572] &lt; [.$D$2])" office:value-type="boolean" office:boolean-value="true">
            <text:p>TRUE</text:p>
          </table:table-cell>
          <table:table-cell table:formula="of:=MOD([.C1572];64)" office:value-type="float" office:value="11.0061424943706">
            <text:p>11.01</text:p>
          </table:table-cell>
          <table:table-cell/>
        </table:table-row>
        <table:table-row table:style-name="ro2">
          <table:table-cell table:style-name="ce3" table:formula="of:=[.A1572]+1" office:value-type="float" office:value="1572">
            <text:p>1572</text:p>
          </table:table-cell>
          <table:table-cell table:style-name="ce3" table:formula="of:=[orbits.$C$3]*[.A1573]" office:value-type="float" office:value="6810628.692">
            <text:p>6810628.692</text:p>
          </table:table-cell>
          <table:table-cell table:style-name="ce6" table:formula="of:=[.B1573]/[orbits.$D$3]" office:value-type="float" office:value="18646.8680178238">
            <text:p>18646.87</text:p>
          </table:table-cell>
          <table:table-cell table:style-name="ce6" table:formula="of:=[.C1573]-ROUNDDOWN([.C1573])" office:value-type="float" office:value="0.868017823777336">
            <text:p>0.87</text:p>
          </table:table-cell>
          <table:table-cell table:formula="of:=IF([.D1573] &lt; [.$D$2])" office:value-type="boolean" office:boolean-value="false">
            <text:p>FALSE</text:p>
          </table:table-cell>
          <table:table-cell table:formula="of:=MOD([.C1573];64)" office:value-type="float" office:value="22.8680178237773">
            <text:p>22.87</text:p>
          </table:table-cell>
          <table:table-cell/>
        </table:table-row>
        <table:table-row table:style-name="ro2">
          <table:table-cell table:style-name="ce3" table:formula="of:=[.A1573]+1" office:value-type="float" office:value="1573">
            <text:p>1573</text:p>
          </table:table-cell>
          <table:table-cell table:style-name="ce3" table:formula="of:=[orbits.$C$3]*[.A1574]" office:value-type="float" office:value="6814961.153">
            <text:p>6814961.153</text:p>
          </table:table-cell>
          <table:table-cell table:style-name="ce6" table:formula="of:=[.B1574]/[orbits.$D$3]" office:value-type="float" office:value="18658.7298931532">
            <text:p>18658.73</text:p>
          </table:table-cell>
          <table:table-cell table:style-name="ce6" table:formula="of:=[.C1574]-ROUNDDOWN([.C1574])" office:value-type="float" office:value="0.729893153176818">
            <text:p>0.73</text:p>
          </table:table-cell>
          <table:table-cell table:formula="of:=IF([.D1574] &lt; [.$D$2])" office:value-type="boolean" office:boolean-value="false">
            <text:p>FALSE</text:p>
          </table:table-cell>
          <table:table-cell table:formula="of:=MOD([.C1574];64)" office:value-type="float" office:value="34.7298931531768">
            <text:p>34.73</text:p>
          </table:table-cell>
          <table:table-cell/>
        </table:table-row>
        <table:table-row table:style-name="ro2">
          <table:table-cell table:style-name="ce3" table:formula="of:=[.A1574]+1" office:value-type="float" office:value="1574">
            <text:p>1574</text:p>
          </table:table-cell>
          <table:table-cell table:style-name="ce3" table:formula="of:=[orbits.$C$3]*[.A1575]" office:value-type="float" office:value="6819293.614">
            <text:p>6819293.614</text:p>
          </table:table-cell>
          <table:table-cell table:style-name="ce6" table:formula="of:=[.B1575]/[orbits.$D$3]" office:value-type="float" office:value="18670.5917684826">
            <text:p>18670.59</text:p>
          </table:table-cell>
          <table:table-cell table:style-name="ce6" table:formula="of:=[.C1575]-ROUNDDOWN([.C1575])" office:value-type="float" office:value="0.591768482583575">
            <text:p>0.59</text:p>
          </table:table-cell>
          <table:table-cell table:formula="of:=IF([.D1575] &lt; [.$D$2])" office:value-type="boolean" office:boolean-value="false">
            <text:p>FALSE</text:p>
          </table:table-cell>
          <table:table-cell table:formula="of:=MOD([.C1575];64)" office:value-type="float" office:value="46.5917684825836">
            <text:p>46.59</text:p>
          </table:table-cell>
          <table:table-cell/>
        </table:table-row>
        <table:table-row table:style-name="ro2">
          <table:table-cell table:style-name="ce3" table:formula="of:=[.A1575]+1" office:value-type="float" office:value="1575">
            <text:p>1575</text:p>
          </table:table-cell>
          <table:table-cell table:style-name="ce3" table:formula="of:=[orbits.$C$3]*[.A1576]" office:value-type="float" office:value="6823626.075">
            <text:p>6823626.075</text:p>
          </table:table-cell>
          <table:table-cell table:style-name="ce6" table:formula="of:=[.B1576]/[orbits.$D$3]" office:value-type="float" office:value="18682.453643812">
            <text:p>18682.45</text:p>
          </table:table-cell>
          <table:table-cell table:style-name="ce6" table:formula="of:=[.C1576]-ROUNDDOWN([.C1576])" office:value-type="float" office:value="0.453643811986694">
            <text:p>0.45</text:p>
          </table:table-cell>
          <table:table-cell table:formula="of:=IF([.D1576] &lt; [.$D$2])" office:value-type="boolean" office:boolean-value="false">
            <text:p>FALSE</text:p>
          </table:table-cell>
          <table:table-cell table:formula="of:=MOD([.C1576];64)" office:value-type="float" office:value="58.4536438119867">
            <text:p>58.45</text:p>
          </table:table-cell>
          <table:table-cell/>
        </table:table-row>
        <table:table-row table:style-name="ro2">
          <table:table-cell table:style-name="ce3" table:formula="of:=[.A1576]+1" office:value-type="float" office:value="1576">
            <text:p>1576</text:p>
          </table:table-cell>
          <table:table-cell table:style-name="ce3" table:formula="of:=[orbits.$C$3]*[.A1577]" office:value-type="float" office:value="6827958.536">
            <text:p>6827958.536</text:p>
          </table:table-cell>
          <table:table-cell table:style-name="ce6" table:formula="of:=[.B1577]/[orbits.$D$3]" office:value-type="float" office:value="18694.3155191414">
            <text:p>18694.32</text:p>
          </table:table-cell>
          <table:table-cell table:style-name="ce6" table:formula="of:=[.C1577]-ROUNDDOWN([.C1577])" office:value-type="float" office:value="0.315519141393452">
            <text:p>0.32</text:p>
          </table:table-cell>
          <table:table-cell table:formula="of:=IF([.D1577] &lt; [.$D$2])" office:value-type="boolean" office:boolean-value="false">
            <text:p>FALSE</text:p>
          </table:table-cell>
          <table:table-cell table:formula="of:=MOD([.C1577];64)" office:value-type="float" office:value="6.31551914139345">
            <text:p>6.32</text:p>
          </table:table-cell>
          <table:table-cell/>
        </table:table-row>
        <table:table-row table:style-name="ro2">
          <table:table-cell table:style-name="ce3" table:formula="of:=[.A1577]+1" office:value-type="float" office:value="1577">
            <text:p>1577</text:p>
          </table:table-cell>
          <table:table-cell table:style-name="ce3" table:formula="of:=[orbits.$C$3]*[.A1578]" office:value-type="float" office:value="6832290.997">
            <text:p>6832290.997</text:p>
          </table:table-cell>
          <table:table-cell table:style-name="ce6" table:formula="of:=[.B1578]/[orbits.$D$3]" office:value-type="float" office:value="18706.1773944708">
            <text:p>18706.18</text:p>
          </table:table-cell>
          <table:table-cell table:style-name="ce6" table:formula="of:=[.C1578]-ROUNDDOWN([.C1578])" office:value-type="float" office:value="0.177394470796571">
            <text:p>0.18</text:p>
          </table:table-cell>
          <table:table-cell table:formula="of:=IF([.D1578] &lt; [.$D$2])" office:value-type="boolean" office:boolean-value="false">
            <text:p>FALSE</text:p>
          </table:table-cell>
          <table:table-cell table:formula="of:=MOD([.C1578];64)" office:value-type="float" office:value="18.1773944707966">
            <text:p>18.18</text:p>
          </table:table-cell>
          <table:table-cell/>
        </table:table-row>
        <table:table-row table:style-name="ro2">
          <table:table-cell table:style-name="ce3" table:formula="of:=[.A1578]+1" office:value-type="float" office:value="1578">
            <text:p>1578</text:p>
          </table:table-cell>
          <table:table-cell table:style-name="ce3" table:formula="of:=[orbits.$C$3]*[.A1579]" office:value-type="float" office:value="6836623.458">
            <text:p>6836623.458</text:p>
          </table:table-cell>
          <table:table-cell table:style-name="ce6" table:formula="of:=[.B1579]/[orbits.$D$3]" office:value-type="float" office:value="18718.0392698002">
            <text:p>18718.04</text:p>
          </table:table-cell>
          <table:table-cell table:style-name="ce6" table:formula="of:=[.C1579]-ROUNDDOWN([.C1579])" office:value-type="float" office:value="0.0392698002033285">
            <text:p>0.04</text:p>
          </table:table-cell>
          <table:table-cell table:formula="of:=IF([.D1579] &lt; [.$D$2])" office:value-type="boolean" office:boolean-value="true">
            <text:p>TRUE</text:p>
          </table:table-cell>
          <table:table-cell table:formula="of:=MOD([.C1579];64)" office:value-type="float" office:value="30.0392698002033">
            <text:p>30.04</text:p>
          </table:table-cell>
          <table:table-cell/>
        </table:table-row>
        <table:table-row table:style-name="ro2">
          <table:table-cell table:style-name="ce3" table:formula="of:=[.A1579]+1" office:value-type="float" office:value="1579">
            <text:p>1579</text:p>
          </table:table-cell>
          <table:table-cell table:style-name="ce3" table:formula="of:=[orbits.$C$3]*[.A1580]" office:value-type="float" office:value="6840955.919">
            <text:p>6840955.919</text:p>
          </table:table-cell>
          <table:table-cell table:style-name="ce6" table:formula="of:=[.B1580]/[orbits.$D$3]" office:value-type="float" office:value="18729.9011451296">
            <text:p>18729.90</text:p>
          </table:table-cell>
          <table:table-cell table:style-name="ce6" table:formula="of:=[.C1580]-ROUNDDOWN([.C1580])" office:value-type="float" office:value="0.901145129606448">
            <text:p>0.90</text:p>
          </table:table-cell>
          <table:table-cell table:formula="of:=IF([.D1580] &lt; [.$D$2])" office:value-type="boolean" office:boolean-value="false">
            <text:p>FALSE</text:p>
          </table:table-cell>
          <table:table-cell table:formula="of:=MOD([.C1580];64)" office:value-type="float" office:value="41.9011451296065">
            <text:p>41.90</text:p>
          </table:table-cell>
          <table:table-cell/>
        </table:table-row>
        <table:table-row table:style-name="ro2">
          <table:table-cell table:style-name="ce3" table:formula="of:=[.A1580]+1" office:value-type="float" office:value="1580">
            <text:p>1580</text:p>
          </table:table-cell>
          <table:table-cell table:style-name="ce3" table:formula="of:=[orbits.$C$3]*[.A1581]" office:value-type="float" office:value="6845288.38">
            <text:p>6845288.38</text:p>
          </table:table-cell>
          <table:table-cell table:style-name="ce6" table:formula="of:=[.B1581]/[orbits.$D$3]" office:value-type="float" office:value="18741.763020459">
            <text:p>18741.76</text:p>
          </table:table-cell>
          <table:table-cell table:style-name="ce6" table:formula="of:=[.C1581]-ROUNDDOWN([.C1581])" office:value-type="float" office:value="0.763020459013205">
            <text:p>0.76</text:p>
          </table:table-cell>
          <table:table-cell table:formula="of:=IF([.D1581] &lt; [.$D$2])" office:value-type="boolean" office:boolean-value="false">
            <text:p>FALSE</text:p>
          </table:table-cell>
          <table:table-cell table:formula="of:=MOD([.C1581];64)" office:value-type="float" office:value="53.7630204590132">
            <text:p>53.76</text:p>
          </table:table-cell>
          <table:table-cell/>
        </table:table-row>
        <table:table-row table:style-name="ro2">
          <table:table-cell table:style-name="ce3" table:formula="of:=[.A1581]+1" office:value-type="float" office:value="1581">
            <text:p>1581</text:p>
          </table:table-cell>
          <table:table-cell table:style-name="ce3" table:formula="of:=[orbits.$C$3]*[.A1582]" office:value-type="float" office:value="6849620.841">
            <text:p>6849620.841</text:p>
          </table:table-cell>
          <table:table-cell table:style-name="ce6" table:formula="of:=[.B1582]/[orbits.$D$3]" office:value-type="float" office:value="18753.6248957884">
            <text:p>18753.62</text:p>
          </table:table-cell>
          <table:table-cell table:style-name="ce6" table:formula="of:=[.C1582]-ROUNDDOWN([.C1582])" office:value-type="float" office:value="0.624895788412687">
            <text:p>0.62</text:p>
          </table:table-cell>
          <table:table-cell table:formula="of:=IF([.D1582] &lt; [.$D$2])" office:value-type="boolean" office:boolean-value="false">
            <text:p>FALSE</text:p>
          </table:table-cell>
          <table:table-cell table:formula="of:=MOD([.C1582];64)" office:value-type="float" office:value="1.62489578841269">
            <text:p>1.62</text:p>
          </table:table-cell>
          <table:table-cell/>
        </table:table-row>
        <table:table-row table:style-name="ro2">
          <table:table-cell table:style-name="ce3" table:formula="of:=[.A1582]+1" office:value-type="float" office:value="1582">
            <text:p>1582</text:p>
          </table:table-cell>
          <table:table-cell table:style-name="ce3" table:formula="of:=[orbits.$C$3]*[.A1583]" office:value-type="float" office:value="6853953.302">
            <text:p>6853953.302</text:p>
          </table:table-cell>
          <table:table-cell table:style-name="ce6" table:formula="of:=[.B1583]/[orbits.$D$3]" office:value-type="float" office:value="18765.4867711178">
            <text:p>18765.49</text:p>
          </table:table-cell>
          <table:table-cell table:style-name="ce6" table:formula="of:=[.C1583]-ROUNDDOWN([.C1583])" office:value-type="float" office:value="0.486771117819444">
            <text:p>0.49</text:p>
          </table:table-cell>
          <table:table-cell table:formula="of:=IF([.D1583] &lt; [.$D$2])" office:value-type="boolean" office:boolean-value="false">
            <text:p>FALSE</text:p>
          </table:table-cell>
          <table:table-cell table:formula="of:=MOD([.C1583];64)" office:value-type="float" office:value="13.4867711178194">
            <text:p>13.49</text:p>
          </table:table-cell>
          <table:table-cell/>
        </table:table-row>
        <table:table-row table:style-name="ro2">
          <table:table-cell table:style-name="ce3" table:formula="of:=[.A1583]+1" office:value-type="float" office:value="1583">
            <text:p>1583</text:p>
          </table:table-cell>
          <table:table-cell table:style-name="ce3" table:formula="of:=[orbits.$C$3]*[.A1584]" office:value-type="float" office:value="6858285.763">
            <text:p>6858285.763</text:p>
          </table:table-cell>
          <table:table-cell table:style-name="ce6" table:formula="of:=[.B1584]/[orbits.$D$3]" office:value-type="float" office:value="18777.3486464472">
            <text:p>18777.35</text:p>
          </table:table-cell>
          <table:table-cell table:style-name="ce6" table:formula="of:=[.C1584]-ROUNDDOWN([.C1584])" office:value-type="float" office:value="0.348646447222563">
            <text:p>0.35</text:p>
          </table:table-cell>
          <table:table-cell table:formula="of:=IF([.D1584] &lt; [.$D$2])" office:value-type="boolean" office:boolean-value="false">
            <text:p>FALSE</text:p>
          </table:table-cell>
          <table:table-cell table:formula="of:=MOD([.C1584];64)" office:value-type="float" office:value="25.3486464472226">
            <text:p>25.35</text:p>
          </table:table-cell>
          <table:table-cell/>
        </table:table-row>
        <table:table-row table:style-name="ro2">
          <table:table-cell table:style-name="ce3" table:formula="of:=[.A1584]+1" office:value-type="float" office:value="1584">
            <text:p>1584</text:p>
          </table:table-cell>
          <table:table-cell table:style-name="ce3" table:formula="of:=[orbits.$C$3]*[.A1585]" office:value-type="float" office:value="6862618.224">
            <text:p>6862618.224</text:p>
          </table:table-cell>
          <table:table-cell table:style-name="ce6" table:formula="of:=[.B1585]/[orbits.$D$3]" office:value-type="float" office:value="18789.2105217766">
            <text:p>18789.21</text:p>
          </table:table-cell>
          <table:table-cell table:style-name="ce6" table:formula="of:=[.C1585]-ROUNDDOWN([.C1585])" office:value-type="float" office:value="0.210521776629321">
            <text:p>0.21</text:p>
          </table:table-cell>
          <table:table-cell table:formula="of:=IF([.D1585] &lt; [.$D$2])" office:value-type="boolean" office:boolean-value="false">
            <text:p>FALSE</text:p>
          </table:table-cell>
          <table:table-cell table:formula="of:=MOD([.C1585];64)" office:value-type="float" office:value="37.2105217766293">
            <text:p>37.21</text:p>
          </table:table-cell>
          <table:table-cell/>
        </table:table-row>
        <table:table-row table:style-name="ro2">
          <table:table-cell table:style-name="ce3" table:formula="of:=[.A1585]+1" office:value-type="float" office:value="1585">
            <text:p>1585</text:p>
          </table:table-cell>
          <table:table-cell table:style-name="ce3" table:formula="of:=[orbits.$C$3]*[.A1586]" office:value-type="float" office:value="6866950.685">
            <text:p>6866950.685</text:p>
          </table:table-cell>
          <table:table-cell table:style-name="ce6" table:formula="of:=[.B1586]/[orbits.$D$3]" office:value-type="float" office:value="18801.072397106">
            <text:p>18801.07</text:p>
          </table:table-cell>
          <table:table-cell table:style-name="ce6" table:formula="of:=[.C1586]-ROUNDDOWN([.C1586])" office:value-type="float" office:value="0.0723971060324402">
            <text:p>0.07</text:p>
          </table:table-cell>
          <table:table-cell table:formula="of:=IF([.D1586] &lt; [.$D$2])" office:value-type="boolean" office:boolean-value="true">
            <text:p>TRUE</text:p>
          </table:table-cell>
          <table:table-cell table:formula="of:=MOD([.C1586];64)" office:value-type="float" office:value="49.0723971060324">
            <text:p>49.07</text:p>
          </table:table-cell>
          <table:table-cell/>
        </table:table-row>
        <table:table-row table:style-name="ro2">
          <table:table-cell table:style-name="ce3" table:formula="of:=[.A1586]+1" office:value-type="float" office:value="1586">
            <text:p>1586</text:p>
          </table:table-cell>
          <table:table-cell table:style-name="ce3" table:formula="of:=[orbits.$C$3]*[.A1587]" office:value-type="float" office:value="6871283.146">
            <text:p>6871283.146</text:p>
          </table:table-cell>
          <table:table-cell table:style-name="ce6" table:formula="of:=[.B1587]/[orbits.$D$3]" office:value-type="float" office:value="18812.9342724354">
            <text:p>18812.93</text:p>
          </table:table-cell>
          <table:table-cell table:style-name="ce6" table:formula="of:=[.C1587]-ROUNDDOWN([.C1587])" office:value-type="float" office:value="0.934272435439198">
            <text:p>0.93</text:p>
          </table:table-cell>
          <table:table-cell table:formula="of:=IF([.D1587] &lt; [.$D$2])" office:value-type="boolean" office:boolean-value="false">
            <text:p>FALSE</text:p>
          </table:table-cell>
          <table:table-cell table:formula="of:=MOD([.C1587];64)" office:value-type="float" office:value="60.9342724354392">
            <text:p>60.93</text:p>
          </table:table-cell>
          <table:table-cell/>
        </table:table-row>
        <table:table-row table:style-name="ro2">
          <table:table-cell table:style-name="ce3" table:formula="of:=[.A1587]+1" office:value-type="float" office:value="1587">
            <text:p>1587</text:p>
          </table:table-cell>
          <table:table-cell table:style-name="ce3" table:formula="of:=[orbits.$C$3]*[.A1588]" office:value-type="float" office:value="6875615.607">
            <text:p>6875615.607</text:p>
          </table:table-cell>
          <table:table-cell table:style-name="ce6" table:formula="of:=[.B1588]/[orbits.$D$3]" office:value-type="float" office:value="18824.7961477648">
            <text:p>18824.80</text:p>
          </table:table-cell>
          <table:table-cell table:style-name="ce6" table:formula="of:=[.C1588]-ROUNDDOWN([.C1588])" office:value-type="float" office:value="0.796147764842317">
            <text:p>0.80</text:p>
          </table:table-cell>
          <table:table-cell table:formula="of:=IF([.D1588] &lt; [.$D$2])" office:value-type="boolean" office:boolean-value="false">
            <text:p>FALSE</text:p>
          </table:table-cell>
          <table:table-cell table:formula="of:=MOD([.C1588];64)" office:value-type="float" office:value="8.79614776484232">
            <text:p>8.80</text:p>
          </table:table-cell>
          <table:table-cell/>
        </table:table-row>
        <table:table-row table:style-name="ro2">
          <table:table-cell table:style-name="ce3" table:formula="of:=[.A1588]+1" office:value-type="float" office:value="1588">
            <text:p>1588</text:p>
          </table:table-cell>
          <table:table-cell table:style-name="ce3" table:formula="of:=[orbits.$C$3]*[.A1589]" office:value-type="float" office:value="6879948.068">
            <text:p>6879948.068</text:p>
          </table:table-cell>
          <table:table-cell table:style-name="ce6" table:formula="of:=[.B1589]/[orbits.$D$3]" office:value-type="float" office:value="18836.6580230942">
            <text:p>18836.66</text:p>
          </table:table-cell>
          <table:table-cell table:style-name="ce6" table:formula="of:=[.C1589]-ROUNDDOWN([.C1589])" office:value-type="float" office:value="0.658023094245436">
            <text:p>0.66</text:p>
          </table:table-cell>
          <table:table-cell table:formula="of:=IF([.D1589] &lt; [.$D$2])" office:value-type="boolean" office:boolean-value="false">
            <text:p>FALSE</text:p>
          </table:table-cell>
          <table:table-cell table:formula="of:=MOD([.C1589];64)" office:value-type="float" office:value="20.6580230942454">
            <text:p>20.66</text:p>
          </table:table-cell>
          <table:table-cell/>
        </table:table-row>
        <table:table-row table:style-name="ro2">
          <table:table-cell table:style-name="ce3" table:formula="of:=[.A1589]+1" office:value-type="float" office:value="1589">
            <text:p>1589</text:p>
          </table:table-cell>
          <table:table-cell table:style-name="ce3" table:formula="of:=[orbits.$C$3]*[.A1590]" office:value-type="float" office:value="6884280.529">
            <text:p>6884280.529</text:p>
          </table:table-cell>
          <table:table-cell table:style-name="ce6" table:formula="of:=[.B1590]/[orbits.$D$3]" office:value-type="float" office:value="18848.5198984236">
            <text:p>18848.52</text:p>
          </table:table-cell>
          <table:table-cell table:style-name="ce6" table:formula="of:=[.C1590]-ROUNDDOWN([.C1590])" office:value-type="float" office:value="0.519898423648556">
            <text:p>0.52</text:p>
          </table:table-cell>
          <table:table-cell table:formula="of:=IF([.D1590] &lt; [.$D$2])" office:value-type="boolean" office:boolean-value="false">
            <text:p>FALSE</text:p>
          </table:table-cell>
          <table:table-cell table:formula="of:=MOD([.C1590];64)" office:value-type="float" office:value="32.5198984236486">
            <text:p>32.52</text:p>
          </table:table-cell>
          <table:table-cell/>
        </table:table-row>
        <table:table-row table:style-name="ro2">
          <table:table-cell table:style-name="ce3" table:formula="of:=[.A1590]+1" office:value-type="float" office:value="1590">
            <text:p>1590</text:p>
          </table:table-cell>
          <table:table-cell table:style-name="ce3" table:formula="of:=[orbits.$C$3]*[.A1591]" office:value-type="float" office:value="6888612.99">
            <text:p>6888612.99</text:p>
          </table:table-cell>
          <table:table-cell table:style-name="ce6" table:formula="of:=[.B1591]/[orbits.$D$3]" office:value-type="float" office:value="18860.3817737531">
            <text:p>18860.38</text:p>
          </table:table-cell>
          <table:table-cell table:style-name="ce6" table:formula="of:=[.C1591]-ROUNDDOWN([.C1591])" office:value-type="float" office:value="0.381773753055313">
            <text:p>0.38</text:p>
          </table:table-cell>
          <table:table-cell table:formula="of:=IF([.D1591] &lt; [.$D$2])" office:value-type="boolean" office:boolean-value="false">
            <text:p>FALSE</text:p>
          </table:table-cell>
          <table:table-cell table:formula="of:=MOD([.C1591];64)" office:value-type="float" office:value="44.3817737530553">
            <text:p>44.38</text:p>
          </table:table-cell>
          <table:table-cell/>
        </table:table-row>
        <table:table-row table:style-name="ro2">
          <table:table-cell table:style-name="ce3" table:formula="of:=[.A1591]+1" office:value-type="float" office:value="1591">
            <text:p>1591</text:p>
          </table:table-cell>
          <table:table-cell table:style-name="ce3" table:formula="of:=[orbits.$C$3]*[.A1592]" office:value-type="float" office:value="6892945.451">
            <text:p>6892945.451</text:p>
          </table:table-cell>
          <table:table-cell table:style-name="ce6" table:formula="of:=[.B1592]/[orbits.$D$3]" office:value-type="float" office:value="18872.2436490825">
            <text:p>18872.24</text:p>
          </table:table-cell>
          <table:table-cell table:style-name="ce6" table:formula="of:=[.C1592]-ROUNDDOWN([.C1592])" office:value-type="float" office:value="0.243649082458433">
            <text:p>0.24</text:p>
          </table:table-cell>
          <table:table-cell table:formula="of:=IF([.D1592] &lt; [.$D$2])" office:value-type="boolean" office:boolean-value="false">
            <text:p>FALSE</text:p>
          </table:table-cell>
          <table:table-cell table:formula="of:=MOD([.C1592];64)" office:value-type="float" office:value="56.2436490824584">
            <text:p>56.24</text:p>
          </table:table-cell>
          <table:table-cell/>
        </table:table-row>
        <table:table-row table:style-name="ro2">
          <table:table-cell table:style-name="ce3" table:formula="of:=[.A1592]+1" office:value-type="float" office:value="1592">
            <text:p>1592</text:p>
          </table:table-cell>
          <table:table-cell table:style-name="ce3" table:formula="of:=[orbits.$C$3]*[.A1593]" office:value-type="float" office:value="6897277.912">
            <text:p>6897277.912</text:p>
          </table:table-cell>
          <table:table-cell table:style-name="ce6" table:formula="of:=[.B1593]/[orbits.$D$3]" office:value-type="float" office:value="18884.1055244119">
            <text:p>18884.11</text:p>
          </table:table-cell>
          <table:table-cell table:style-name="ce6" table:formula="of:=[.C1593]-ROUNDDOWN([.C1593])" office:value-type="float" office:value="0.10552441186519">
            <text:p>0.11</text:p>
          </table:table-cell>
          <table:table-cell table:formula="of:=IF([.D1593] &lt; [.$D$2])" office:value-type="boolean" office:boolean-value="false">
            <text:p>FALSE</text:p>
          </table:table-cell>
          <table:table-cell table:formula="of:=MOD([.C1593];64)" office:value-type="float" office:value="4.10552441186519">
            <text:p>4.11</text:p>
          </table:table-cell>
          <table:table-cell/>
        </table:table-row>
        <table:table-row table:style-name="ro2">
          <table:table-cell table:style-name="ce3" table:formula="of:=[.A1593]+1" office:value-type="float" office:value="1593">
            <text:p>1593</text:p>
          </table:table-cell>
          <table:table-cell table:style-name="ce3" table:formula="of:=[orbits.$C$3]*[.A1594]" office:value-type="float" office:value="6901610.373">
            <text:p>6901610.373</text:p>
          </table:table-cell>
          <table:table-cell table:style-name="ce6" table:formula="of:=[.B1594]/[orbits.$D$3]" office:value-type="float" office:value="18895.9673997413">
            <text:p>18895.97</text:p>
          </table:table-cell>
          <table:table-cell table:style-name="ce6" table:formula="of:=[.C1594]-ROUNDDOWN([.C1594])" office:value-type="float" office:value="0.967399741268309">
            <text:p>0.97</text:p>
          </table:table-cell>
          <table:table-cell table:formula="of:=IF([.D1594] &lt; [.$D$2])" office:value-type="boolean" office:boolean-value="false">
            <text:p>FALSE</text:p>
          </table:table-cell>
          <table:table-cell table:formula="of:=MOD([.C1594];64)" office:value-type="float" office:value="15.9673997412683">
            <text:p>15.97</text:p>
          </table:table-cell>
          <table:table-cell/>
        </table:table-row>
        <table:table-row table:style-name="ro2">
          <table:table-cell table:style-name="ce3" table:formula="of:=[.A1594]+1" office:value-type="float" office:value="1594">
            <text:p>1594</text:p>
          </table:table-cell>
          <table:table-cell table:style-name="ce3" table:formula="of:=[orbits.$C$3]*[.A1595]" office:value-type="float" office:value="6905942.834">
            <text:p>6905942.834</text:p>
          </table:table-cell>
          <table:table-cell table:style-name="ce6" table:formula="of:=[.B1595]/[orbits.$D$3]" office:value-type="float" office:value="18907.8292750707">
            <text:p>18907.83</text:p>
          </table:table-cell>
          <table:table-cell table:style-name="ce6" table:formula="of:=[.C1595]-ROUNDDOWN([.C1595])" office:value-type="float" office:value="0.829275070675067">
            <text:p>0.83</text:p>
          </table:table-cell>
          <table:table-cell table:formula="of:=IF([.D1595] &lt; [.$D$2])" office:value-type="boolean" office:boolean-value="false">
            <text:p>FALSE</text:p>
          </table:table-cell>
          <table:table-cell table:formula="of:=MOD([.C1595];64)" office:value-type="float" office:value="27.8292750706751">
            <text:p>27.83</text:p>
          </table:table-cell>
          <table:table-cell/>
        </table:table-row>
        <table:table-row table:style-name="ro2">
          <table:table-cell table:style-name="ce3" table:formula="of:=[.A1595]+1" office:value-type="float" office:value="1595">
            <text:p>1595</text:p>
          </table:table-cell>
          <table:table-cell table:style-name="ce3" table:formula="of:=[orbits.$C$3]*[.A1596]" office:value-type="float" office:value="6910275.295">
            <text:p>6910275.295</text:p>
          </table:table-cell>
          <table:table-cell table:style-name="ce6" table:formula="of:=[.B1596]/[orbits.$D$3]" office:value-type="float" office:value="18919.6911504001">
            <text:p>18919.69</text:p>
          </table:table-cell>
          <table:table-cell table:style-name="ce6" table:formula="of:=[.C1596]-ROUNDDOWN([.C1596])" office:value-type="float" office:value="0.691150400074548">
            <text:p>0.69</text:p>
          </table:table-cell>
          <table:table-cell table:formula="of:=IF([.D1596] &lt; [.$D$2])" office:value-type="boolean" office:boolean-value="false">
            <text:p>FALSE</text:p>
          </table:table-cell>
          <table:table-cell table:formula="of:=MOD([.C1596];64)" office:value-type="float" office:value="39.6911504000745">
            <text:p>39.69</text:p>
          </table:table-cell>
          <table:table-cell/>
        </table:table-row>
        <table:table-row table:style-name="ro2">
          <table:table-cell table:style-name="ce3" table:formula="of:=[.A1596]+1" office:value-type="float" office:value="1596">
            <text:p>1596</text:p>
          </table:table-cell>
          <table:table-cell table:style-name="ce3" table:formula="of:=[orbits.$C$3]*[.A1597]" office:value-type="float" office:value="6914607.756">
            <text:p>6914607.756</text:p>
          </table:table-cell>
          <table:table-cell table:style-name="ce6" table:formula="of:=[.B1597]/[orbits.$D$3]" office:value-type="float" office:value="18931.5530257295">
            <text:p>18931.55</text:p>
          </table:table-cell>
          <table:table-cell table:style-name="ce6" table:formula="of:=[.C1597]-ROUNDDOWN([.C1597])" office:value-type="float" office:value="0.553025729481305">
            <text:p>0.55</text:p>
          </table:table-cell>
          <table:table-cell table:formula="of:=IF([.D1597] &lt; [.$D$2])" office:value-type="boolean" office:boolean-value="false">
            <text:p>FALSE</text:p>
          </table:table-cell>
          <table:table-cell table:formula="of:=MOD([.C1597];64)" office:value-type="float" office:value="51.5530257294813">
            <text:p>51.55</text:p>
          </table:table-cell>
          <table:table-cell/>
        </table:table-row>
        <table:table-row table:style-name="ro2">
          <table:table-cell table:style-name="ce3" table:formula="of:=[.A1597]+1" office:value-type="float" office:value="1597">
            <text:p>1597</text:p>
          </table:table-cell>
          <table:table-cell table:style-name="ce3" table:formula="of:=[orbits.$C$3]*[.A1598]" office:value-type="float" office:value="6918940.217">
            <text:p>6918940.217</text:p>
          </table:table-cell>
          <table:table-cell table:style-name="ce6" table:formula="of:=[.B1598]/[orbits.$D$3]" office:value-type="float" office:value="18943.4149010589">
            <text:p>18943.41</text:p>
          </table:table-cell>
          <table:table-cell table:style-name="ce6" table:formula="of:=[.C1598]-ROUNDDOWN([.C1598])" office:value-type="float" office:value="0.414901058884425">
            <text:p>0.41</text:p>
          </table:table-cell>
          <table:table-cell table:formula="of:=IF([.D1598] &lt; [.$D$2])" office:value-type="boolean" office:boolean-value="false">
            <text:p>FALSE</text:p>
          </table:table-cell>
          <table:table-cell table:formula="of:=MOD([.C1598];64)" office:value-type="float" office:value="63.4149010588844">
            <text:p>63.41</text:p>
          </table:table-cell>
          <table:table-cell/>
        </table:table-row>
        <table:table-row table:style-name="ro2">
          <table:table-cell table:style-name="ce3" table:formula="of:=[.A1598]+1" office:value-type="float" office:value="1598">
            <text:p>1598</text:p>
          </table:table-cell>
          <table:table-cell table:style-name="ce3" table:formula="of:=[orbits.$C$3]*[.A1599]" office:value-type="float" office:value="6923272.678">
            <text:p>6923272.678</text:p>
          </table:table-cell>
          <table:table-cell table:style-name="ce6" table:formula="of:=[.B1599]/[orbits.$D$3]" office:value-type="float" office:value="18955.2767763883">
            <text:p>18955.28</text:p>
          </table:table-cell>
          <table:table-cell table:style-name="ce6" table:formula="of:=[.C1599]-ROUNDDOWN([.C1599])" office:value-type="float" office:value="0.276776388291182">
            <text:p>0.28</text:p>
          </table:table-cell>
          <table:table-cell table:formula="of:=IF([.D1599] &lt; [.$D$2])" office:value-type="boolean" office:boolean-value="false">
            <text:p>FALSE</text:p>
          </table:table-cell>
          <table:table-cell table:formula="of:=MOD([.C1599];64)" office:value-type="float" office:value="11.2767763882912">
            <text:p>11.28</text:p>
          </table:table-cell>
          <table:table-cell/>
        </table:table-row>
        <table:table-row table:style-name="ro2">
          <table:table-cell table:style-name="ce3" table:formula="of:=[.A1599]+1" office:value-type="float" office:value="1599">
            <text:p>1599</text:p>
          </table:table-cell>
          <table:table-cell table:style-name="ce3" table:formula="of:=[orbits.$C$3]*[.A1600]" office:value-type="float" office:value="6927605.139">
            <text:p>6927605.139</text:p>
          </table:table-cell>
          <table:table-cell table:style-name="ce6" table:formula="of:=[.B1600]/[orbits.$D$3]" office:value-type="float" office:value="18967.1386517177">
            <text:p>18967.14</text:p>
          </table:table-cell>
          <table:table-cell table:style-name="ce6" table:formula="of:=[.C1600]-ROUNDDOWN([.C1600])" office:value-type="float" office:value="0.138651717694302">
            <text:p>0.14</text:p>
          </table:table-cell>
          <table:table-cell table:formula="of:=IF([.D1600] &lt; [.$D$2])" office:value-type="boolean" office:boolean-value="false">
            <text:p>FALSE</text:p>
          </table:table-cell>
          <table:table-cell table:formula="of:=MOD([.C1600];64)" office:value-type="float" office:value="23.1386517176943">
            <text:p>23.14</text:p>
          </table:table-cell>
          <table:table-cell/>
        </table:table-row>
        <table:table-row table:style-name="ro2">
          <table:table-cell table:style-name="ce3" table:formula="of:=[.A1600]+1" office:value-type="float" office:value="1600">
            <text:p>1600</text:p>
          </table:table-cell>
          <table:table-cell table:style-name="ce3" table:formula="of:=[orbits.$C$3]*[.A1601]" office:value-type="float" office:value="6931937.6">
            <text:p>6931937.6</text:p>
          </table:table-cell>
          <table:table-cell table:style-name="ce6" table:formula="of:=[.B1601]/[orbits.$D$3]" office:value-type="float" office:value="18979.0005270471">
            <text:p>18979.00</text:p>
          </table:table-cell>
          <table:table-cell table:style-name="ce6" table:formula="of:=[.C1601]-ROUNDDOWN([.C1601])" office:value-type="float" office:value="0.000527047101058997">
            <text:p>0.00</text:p>
          </table:table-cell>
          <table:table-cell table:formula="of:=IF([.D1601] &lt; [.$D$2])" office:value-type="boolean" office:boolean-value="true">
            <text:p>TRUE</text:p>
          </table:table-cell>
          <table:table-cell table:formula="of:=MOD([.C1601];64)" office:value-type="float" office:value="35.0005270471011">
            <text:p>35.00</text:p>
          </table:table-cell>
          <table:table-cell/>
        </table:table-row>
        <table:table-row table:style-name="ro2">
          <table:table-cell table:style-name="ce3" table:formula="of:=[.A1601]+1" office:value-type="float" office:value="1601">
            <text:p>1601</text:p>
          </table:table-cell>
          <table:table-cell table:style-name="ce3" table:formula="of:=[orbits.$C$3]*[.A1602]" office:value-type="float" office:value="6936270.061">
            <text:p>6936270.061</text:p>
          </table:table-cell>
          <table:table-cell table:style-name="ce6" table:formula="of:=[.B1602]/[orbits.$D$3]" office:value-type="float" office:value="18990.8624023765">
            <text:p>18990.86</text:p>
          </table:table-cell>
          <table:table-cell table:style-name="ce6" table:formula="of:=[.C1602]-ROUNDDOWN([.C1602])" office:value-type="float" office:value="0.862402376504178">
            <text:p>0.86</text:p>
          </table:table-cell>
          <table:table-cell table:formula="of:=IF([.D1602] &lt; [.$D$2])" office:value-type="boolean" office:boolean-value="false">
            <text:p>FALSE</text:p>
          </table:table-cell>
          <table:table-cell table:formula="of:=MOD([.C1602];64)" office:value-type="float" office:value="46.8624023765042">
            <text:p>46.86</text:p>
          </table:table-cell>
          <table:table-cell/>
        </table:table-row>
        <table:table-row table:style-name="ro2">
          <table:table-cell table:style-name="ce3" table:formula="of:=[.A1602]+1" office:value-type="float" office:value="1602">
            <text:p>1602</text:p>
          </table:table-cell>
          <table:table-cell table:style-name="ce3" table:formula="of:=[orbits.$C$3]*[.A1603]" office:value-type="float" office:value="6940602.522">
            <text:p>6940602.522</text:p>
          </table:table-cell>
          <table:table-cell table:style-name="ce6" table:formula="of:=[.B1603]/[orbits.$D$3]" office:value-type="float" office:value="19002.7242777059">
            <text:p>19002.72</text:p>
          </table:table-cell>
          <table:table-cell table:style-name="ce6" table:formula="of:=[.C1603]-ROUNDDOWN([.C1603])" office:value-type="float" office:value="0.724277705910936">
            <text:p>0.72</text:p>
          </table:table-cell>
          <table:table-cell table:formula="of:=IF([.D1603] &lt; [.$D$2])" office:value-type="boolean" office:boolean-value="false">
            <text:p>FALSE</text:p>
          </table:table-cell>
          <table:table-cell table:formula="of:=MOD([.C1603];64)" office:value-type="float" office:value="58.7242777059109">
            <text:p>58.72</text:p>
          </table:table-cell>
          <table:table-cell/>
        </table:table-row>
        <table:table-row table:style-name="ro2">
          <table:table-cell table:style-name="ce3" table:formula="of:=[.A1603]+1" office:value-type="float" office:value="1603">
            <text:p>1603</text:p>
          </table:table-cell>
          <table:table-cell table:style-name="ce3" table:formula="of:=[orbits.$C$3]*[.A1604]" office:value-type="float" office:value="6944934.983">
            <text:p>6944934.983</text:p>
          </table:table-cell>
          <table:table-cell table:style-name="ce6" table:formula="of:=[.B1604]/[orbits.$D$3]" office:value-type="float" office:value="19014.5861530353">
            <text:p>19014.59</text:p>
          </table:table-cell>
          <table:table-cell table:style-name="ce6" table:formula="of:=[.C1604]-ROUNDDOWN([.C1604])" office:value-type="float" office:value="0.586153035310417">
            <text:p>0.59</text:p>
          </table:table-cell>
          <table:table-cell table:formula="of:=IF([.D1604] &lt; [.$D$2])" office:value-type="boolean" office:boolean-value="false">
            <text:p>FALSE</text:p>
          </table:table-cell>
          <table:table-cell table:formula="of:=MOD([.C1604];64)" office:value-type="float" office:value="6.58615303531042">
            <text:p>6.59</text:p>
          </table:table-cell>
          <table:table-cell/>
        </table:table-row>
        <table:table-row table:style-name="ro2">
          <table:table-cell table:style-name="ce3" table:formula="of:=[.A1604]+1" office:value-type="float" office:value="1604">
            <text:p>1604</text:p>
          </table:table-cell>
          <table:table-cell table:style-name="ce3" table:formula="of:=[orbits.$C$3]*[.A1605]" office:value-type="float" office:value="6949267.444">
            <text:p>6949267.444</text:p>
          </table:table-cell>
          <table:table-cell table:style-name="ce6" table:formula="of:=[.B1605]/[orbits.$D$3]" office:value-type="float" office:value="19026.4480283647">
            <text:p>19026.45</text:p>
          </table:table-cell>
          <table:table-cell table:style-name="ce6" table:formula="of:=[.C1605]-ROUNDDOWN([.C1605])" office:value-type="float" office:value="0.448028364717175">
            <text:p>0.45</text:p>
          </table:table-cell>
          <table:table-cell table:formula="of:=IF([.D1605] &lt; [.$D$2])" office:value-type="boolean" office:boolean-value="false">
            <text:p>FALSE</text:p>
          </table:table-cell>
          <table:table-cell table:formula="of:=MOD([.C1605];64)" office:value-type="float" office:value="18.4480283647172">
            <text:p>18.45</text:p>
          </table:table-cell>
          <table:table-cell/>
        </table:table-row>
        <table:table-row table:style-name="ro2">
          <table:table-cell table:style-name="ce3" table:formula="of:=[.A1605]+1" office:value-type="float" office:value="1605">
            <text:p>1605</text:p>
          </table:table-cell>
          <table:table-cell table:style-name="ce3" table:formula="of:=[orbits.$C$3]*[.A1606]" office:value-type="float" office:value="6953599.905">
            <text:p>6953599.905</text:p>
          </table:table-cell>
          <table:table-cell table:style-name="ce6" table:formula="of:=[.B1606]/[orbits.$D$3]" office:value-type="float" office:value="19038.3099036941">
            <text:p>19038.31</text:p>
          </table:table-cell>
          <table:table-cell table:style-name="ce6" table:formula="of:=[.C1606]-ROUNDDOWN([.C1606])" office:value-type="float" office:value="0.309903694120294">
            <text:p>0.31</text:p>
          </table:table-cell>
          <table:table-cell table:formula="of:=IF([.D1606] &lt; [.$D$2])" office:value-type="boolean" office:boolean-value="false">
            <text:p>FALSE</text:p>
          </table:table-cell>
          <table:table-cell table:formula="of:=MOD([.C1606];64)" office:value-type="float" office:value="30.3099036941203">
            <text:p>30.31</text:p>
          </table:table-cell>
          <table:table-cell/>
        </table:table-row>
        <table:table-row table:style-name="ro2">
          <table:table-cell table:style-name="ce3" table:formula="of:=[.A1606]+1" office:value-type="float" office:value="1606">
            <text:p>1606</text:p>
          </table:table-cell>
          <table:table-cell table:style-name="ce3" table:formula="of:=[orbits.$C$3]*[.A1607]" office:value-type="float" office:value="6957932.366">
            <text:p>6957932.366</text:p>
          </table:table-cell>
          <table:table-cell table:style-name="ce6" table:formula="of:=[.B1607]/[orbits.$D$3]" office:value-type="float" office:value="19050.1717790235">
            <text:p>19050.17</text:p>
          </table:table-cell>
          <table:table-cell table:style-name="ce6" table:formula="of:=[.C1607]-ROUNDDOWN([.C1607])" office:value-type="float" office:value="0.171779023527051">
            <text:p>0.17</text:p>
          </table:table-cell>
          <table:table-cell table:formula="of:=IF([.D1607] &lt; [.$D$2])" office:value-type="boolean" office:boolean-value="false">
            <text:p>FALSE</text:p>
          </table:table-cell>
          <table:table-cell table:formula="of:=MOD([.C1607];64)" office:value-type="float" office:value="42.1717790235271">
            <text:p>42.17</text:p>
          </table:table-cell>
          <table:table-cell/>
        </table:table-row>
        <table:table-row table:style-name="ro2">
          <table:table-cell table:style-name="ce3" table:formula="of:=[.A1607]+1" office:value-type="float" office:value="1607">
            <text:p>1607</text:p>
          </table:table-cell>
          <table:table-cell table:style-name="ce3" table:formula="of:=[orbits.$C$3]*[.A1608]" office:value-type="float" office:value="6962264.827">
            <text:p>6962264.827</text:p>
          </table:table-cell>
          <table:table-cell table:style-name="ce6" table:formula="of:=[.B1608]/[orbits.$D$3]" office:value-type="float" office:value="19062.0336543529">
            <text:p>19062.03</text:p>
          </table:table-cell>
          <table:table-cell table:style-name="ce6" table:formula="of:=[.C1608]-ROUNDDOWN([.C1608])" office:value-type="float" office:value="0.0336543529301707">
            <text:p>0.03</text:p>
          </table:table-cell>
          <table:table-cell table:formula="of:=IF([.D1608] &lt; [.$D$2])" office:value-type="boolean" office:boolean-value="true">
            <text:p>TRUE</text:p>
          </table:table-cell>
          <table:table-cell table:formula="of:=MOD([.C1608];64)" office:value-type="float" office:value="54.0336543529302">
            <text:p>54.03</text:p>
          </table:table-cell>
          <table:table-cell/>
        </table:table-row>
        <table:table-row table:style-name="ro2">
          <table:table-cell table:style-name="ce3" table:formula="of:=[.A1608]+1" office:value-type="float" office:value="1608">
            <text:p>1608</text:p>
          </table:table-cell>
          <table:table-cell table:style-name="ce3" table:formula="of:=[orbits.$C$3]*[.A1609]" office:value-type="float" office:value="6966597.288">
            <text:p>6966597.288</text:p>
          </table:table-cell>
          <table:table-cell table:style-name="ce6" table:formula="of:=[.B1609]/[orbits.$D$3]" office:value-type="float" office:value="19073.8955296823">
            <text:p>19073.90</text:p>
          </table:table-cell>
          <table:table-cell table:style-name="ce6" table:formula="of:=[.C1609]-ROUNDDOWN([.C1609])" office:value-type="float" office:value="0.895529682336928">
            <text:p>0.90</text:p>
          </table:table-cell>
          <table:table-cell table:formula="of:=IF([.D1609] &lt; [.$D$2])" office:value-type="boolean" office:boolean-value="false">
            <text:p>FALSE</text:p>
          </table:table-cell>
          <table:table-cell table:formula="of:=MOD([.C1609];64)" office:value-type="float" office:value="1.89552968233693">
            <text:p>1.90</text:p>
          </table:table-cell>
          <table:table-cell/>
        </table:table-row>
        <table:table-row table:style-name="ro2">
          <table:table-cell table:style-name="ce3" table:formula="of:=[.A1609]+1" office:value-type="float" office:value="1609">
            <text:p>1609</text:p>
          </table:table-cell>
          <table:table-cell table:style-name="ce3" table:formula="of:=[orbits.$C$3]*[.A1610]" office:value-type="float" office:value="6970929.749">
            <text:p>6970929.749</text:p>
          </table:table-cell>
          <table:table-cell table:style-name="ce6" table:formula="of:=[.B1610]/[orbits.$D$3]" office:value-type="float" office:value="19085.7574050117">
            <text:p>19085.76</text:p>
          </table:table-cell>
          <table:table-cell table:style-name="ce6" table:formula="of:=[.C1610]-ROUNDDOWN([.C1610])" office:value-type="float" office:value="0.757405011740048">
            <text:p>0.76</text:p>
          </table:table-cell>
          <table:table-cell table:formula="of:=IF([.D1610] &lt; [.$D$2])" office:value-type="boolean" office:boolean-value="false">
            <text:p>FALSE</text:p>
          </table:table-cell>
          <table:table-cell table:formula="of:=MOD([.C1610];64)" office:value-type="float" office:value="13.75740501174">
            <text:p>13.76</text:p>
          </table:table-cell>
          <table:table-cell/>
        </table:table-row>
        <table:table-row table:style-name="ro2">
          <table:table-cell table:style-name="ce3" table:formula="of:=[.A1610]+1" office:value-type="float" office:value="1610">
            <text:p>1610</text:p>
          </table:table-cell>
          <table:table-cell table:style-name="ce3" table:formula="of:=[orbits.$C$3]*[.A1611]" office:value-type="float" office:value="6975262.21">
            <text:p>6975262.21</text:p>
          </table:table-cell>
          <table:table-cell table:style-name="ce6" table:formula="of:=[.B1611]/[orbits.$D$3]" office:value-type="float" office:value="19097.6192803411">
            <text:p>19097.62</text:p>
          </table:table-cell>
          <table:table-cell table:style-name="ce6" table:formula="of:=[.C1611]-ROUNDDOWN([.C1611])" office:value-type="float" office:value="0.619280341143167">
            <text:p>0.62</text:p>
          </table:table-cell>
          <table:table-cell table:formula="of:=IF([.D1611] &lt; [.$D$2])" office:value-type="boolean" office:boolean-value="false">
            <text:p>FALSE</text:p>
          </table:table-cell>
          <table:table-cell table:formula="of:=MOD([.C1611];64)" office:value-type="float" office:value="25.6192803411432">
            <text:p>25.62</text:p>
          </table:table-cell>
          <table:table-cell/>
        </table:table-row>
        <table:table-row table:style-name="ro2">
          <table:table-cell table:style-name="ce3" table:formula="of:=[.A1611]+1" office:value-type="float" office:value="1611">
            <text:p>1611</text:p>
          </table:table-cell>
          <table:table-cell table:style-name="ce3" table:formula="of:=[orbits.$C$3]*[.A1612]" office:value-type="float" office:value="6979594.671">
            <text:p>6979594.671</text:p>
          </table:table-cell>
          <table:table-cell table:style-name="ce6" table:formula="of:=[.B1612]/[orbits.$D$3]" office:value-type="float" office:value="19109.4811556705">
            <text:p>19109.48</text:p>
          </table:table-cell>
          <table:table-cell table:style-name="ce6" table:formula="of:=[.C1612]-ROUNDDOWN([.C1612])" office:value-type="float" office:value="0.481155670546286">
            <text:p>0.48</text:p>
          </table:table-cell>
          <table:table-cell table:formula="of:=IF([.D1612] &lt; [.$D$2])" office:value-type="boolean" office:boolean-value="false">
            <text:p>FALSE</text:p>
          </table:table-cell>
          <table:table-cell table:formula="of:=MOD([.C1612];64)" office:value-type="float" office:value="37.4811556705463">
            <text:p>37.48</text:p>
          </table:table-cell>
          <table:table-cell/>
        </table:table-row>
        <table:table-row table:style-name="ro2">
          <table:table-cell table:style-name="ce3" table:formula="of:=[.A1612]+1" office:value-type="float" office:value="1612">
            <text:p>1612</text:p>
          </table:table-cell>
          <table:table-cell table:style-name="ce3" table:formula="of:=[orbits.$C$3]*[.A1613]" office:value-type="float" office:value="6983927.132">
            <text:p>6983927.132</text:p>
          </table:table-cell>
          <table:table-cell table:style-name="ce6" table:formula="of:=[.B1613]/[orbits.$D$3]" office:value-type="float" office:value="19121.343031">
            <text:p>19121.34</text:p>
          </table:table-cell>
          <table:table-cell table:style-name="ce6" table:formula="of:=[.C1613]-ROUNDDOWN([.C1613])" office:value-type="float" office:value="0.343030999953044">
            <text:p>0.34</text:p>
          </table:table-cell>
          <table:table-cell table:formula="of:=IF([.D1613] &lt; [.$D$2])" office:value-type="boolean" office:boolean-value="false">
            <text:p>FALSE</text:p>
          </table:table-cell>
          <table:table-cell table:formula="of:=MOD([.C1613];64)" office:value-type="float" office:value="49.343030999953">
            <text:p>49.34</text:p>
          </table:table-cell>
          <table:table-cell/>
        </table:table-row>
        <table:table-row table:style-name="ro2">
          <table:table-cell table:style-name="ce3" table:formula="of:=[.A1613]+1" office:value-type="float" office:value="1613">
            <text:p>1613</text:p>
          </table:table-cell>
          <table:table-cell table:style-name="ce3" table:formula="of:=[orbits.$C$3]*[.A1614]" office:value-type="float" office:value="6988259.593">
            <text:p>6988259.593</text:p>
          </table:table-cell>
          <table:table-cell table:style-name="ce6" table:formula="of:=[.B1614]/[orbits.$D$3]" office:value-type="float" office:value="19133.2049063294">
            <text:p>19133.20</text:p>
          </table:table-cell>
          <table:table-cell table:style-name="ce6" table:formula="of:=[.C1614]-ROUNDDOWN([.C1614])" office:value-type="float" office:value="0.204906329356163">
            <text:p>0.20</text:p>
          </table:table-cell>
          <table:table-cell table:formula="of:=IF([.D1614] &lt; [.$D$2])" office:value-type="boolean" office:boolean-value="false">
            <text:p>FALSE</text:p>
          </table:table-cell>
          <table:table-cell table:formula="of:=MOD([.C1614];64)" office:value-type="float" office:value="61.2049063293562">
            <text:p>61.20</text:p>
          </table:table-cell>
          <table:table-cell/>
        </table:table-row>
        <table:table-row table:style-name="ro2">
          <table:table-cell table:style-name="ce3" table:formula="of:=[.A1614]+1" office:value-type="float" office:value="1614">
            <text:p>1614</text:p>
          </table:table-cell>
          <table:table-cell table:style-name="ce3" table:formula="of:=[orbits.$C$3]*[.A1615]" office:value-type="float" office:value="6992592.054">
            <text:p>6992592.054</text:p>
          </table:table-cell>
          <table:table-cell table:style-name="ce6" table:formula="of:=[.B1615]/[orbits.$D$3]" office:value-type="float" office:value="19145.0667816588">
            <text:p>19145.07</text:p>
          </table:table-cell>
          <table:table-cell table:style-name="ce6" table:formula="of:=[.C1615]-ROUNDDOWN([.C1615])" office:value-type="float" office:value="0.0667816587629204">
            <text:p>0.07</text:p>
          </table:table-cell>
          <table:table-cell table:formula="of:=IF([.D1615] &lt; [.$D$2])" office:value-type="boolean" office:boolean-value="true">
            <text:p>TRUE</text:p>
          </table:table-cell>
          <table:table-cell table:formula="of:=MOD([.C1615];64)" office:value-type="float" office:value="9.06678165876292">
            <text:p>9.07</text:p>
          </table:table-cell>
          <table:table-cell/>
        </table:table-row>
        <table:table-row table:style-name="ro2">
          <table:table-cell table:style-name="ce3" table:formula="of:=[.A1615]+1" office:value-type="float" office:value="1615">
            <text:p>1615</text:p>
          </table:table-cell>
          <table:table-cell table:style-name="ce3" table:formula="of:=[orbits.$C$3]*[.A1616]" office:value-type="float" office:value="6996924.515">
            <text:p>6996924.515</text:p>
          </table:table-cell>
          <table:table-cell table:style-name="ce6" table:formula="of:=[.B1616]/[orbits.$D$3]" office:value-type="float" office:value="19156.9286569882">
            <text:p>19156.93</text:p>
          </table:table-cell>
          <table:table-cell table:style-name="ce6" table:formula="of:=[.C1616]-ROUNDDOWN([.C1616])" office:value-type="float" office:value="0.92865698816604">
            <text:p>0.93</text:p>
          </table:table-cell>
          <table:table-cell table:formula="of:=IF([.D1616] &lt; [.$D$2])" office:value-type="boolean" office:boolean-value="false">
            <text:p>FALSE</text:p>
          </table:table-cell>
          <table:table-cell table:formula="of:=MOD([.C1616];64)" office:value-type="float" office:value="20.928656988166">
            <text:p>20.93</text:p>
          </table:table-cell>
          <table:table-cell/>
        </table:table-row>
        <table:table-row table:style-name="ro2">
          <table:table-cell table:style-name="ce3" table:formula="of:=[.A1616]+1" office:value-type="float" office:value="1616">
            <text:p>1616</text:p>
          </table:table-cell>
          <table:table-cell table:style-name="ce3" table:formula="of:=[orbits.$C$3]*[.A1617]" office:value-type="float" office:value="7001256.976">
            <text:p>7001256.976</text:p>
          </table:table-cell>
          <table:table-cell table:style-name="ce6" table:formula="of:=[.B1617]/[orbits.$D$3]" office:value-type="float" office:value="19168.7905323176">
            <text:p>19168.79</text:p>
          </table:table-cell>
          <table:table-cell table:style-name="ce6" table:formula="of:=[.C1617]-ROUNDDOWN([.C1617])" office:value-type="float" office:value="0.790532317572797">
            <text:p>0.79</text:p>
          </table:table-cell>
          <table:table-cell table:formula="of:=IF([.D1617] &lt; [.$D$2])" office:value-type="boolean" office:boolean-value="false">
            <text:p>FALSE</text:p>
          </table:table-cell>
          <table:table-cell table:formula="of:=MOD([.C1617];64)" office:value-type="float" office:value="32.7905323175728">
            <text:p>32.79</text:p>
          </table:table-cell>
          <table:table-cell/>
        </table:table-row>
        <table:table-row table:style-name="ro2">
          <table:table-cell table:style-name="ce3" table:formula="of:=[.A1617]+1" office:value-type="float" office:value="1617">
            <text:p>1617</text:p>
          </table:table-cell>
          <table:table-cell table:style-name="ce3" table:formula="of:=[orbits.$C$3]*[.A1618]" office:value-type="float" office:value="7005589.437">
            <text:p>7005589.437</text:p>
          </table:table-cell>
          <table:table-cell table:style-name="ce6" table:formula="of:=[.B1618]/[orbits.$D$3]" office:value-type="float" office:value="19180.652407647">
            <text:p>19180.65</text:p>
          </table:table-cell>
          <table:table-cell table:style-name="ce6" table:formula="of:=[.C1618]-ROUNDDOWN([.C1618])" office:value-type="float" office:value="0.652407646975917">
            <text:p>0.65</text:p>
          </table:table-cell>
          <table:table-cell table:formula="of:=IF([.D1618] &lt; [.$D$2])" office:value-type="boolean" office:boolean-value="false">
            <text:p>FALSE</text:p>
          </table:table-cell>
          <table:table-cell table:formula="of:=MOD([.C1618];64)" office:value-type="float" office:value="44.6524076469759">
            <text:p>44.65</text:p>
          </table:table-cell>
          <table:table-cell/>
        </table:table-row>
        <table:table-row table:style-name="ro2">
          <table:table-cell table:style-name="ce3" table:formula="of:=[.A1618]+1" office:value-type="float" office:value="1618">
            <text:p>1618</text:p>
          </table:table-cell>
          <table:table-cell table:style-name="ce3" table:formula="of:=[orbits.$C$3]*[.A1619]" office:value-type="float" office:value="7009921.898">
            <text:p>7009921.898</text:p>
          </table:table-cell>
          <table:table-cell table:style-name="ce6" table:formula="of:=[.B1619]/[orbits.$D$3]" office:value-type="float" office:value="19192.5142829764">
            <text:p>19192.51</text:p>
          </table:table-cell>
          <table:table-cell table:style-name="ce6" table:formula="of:=[.C1619]-ROUNDDOWN([.C1619])" office:value-type="float" office:value="0.514282976379036">
            <text:p>0.51</text:p>
          </table:table-cell>
          <table:table-cell table:formula="of:=IF([.D1619] &lt; [.$D$2])" office:value-type="boolean" office:boolean-value="false">
            <text:p>FALSE</text:p>
          </table:table-cell>
          <table:table-cell table:formula="of:=MOD([.C1619];64)" office:value-type="float" office:value="56.514282976379">
            <text:p>56.51</text:p>
          </table:table-cell>
          <table:table-cell/>
        </table:table-row>
        <table:table-row table:style-name="ro2">
          <table:table-cell table:style-name="ce3" table:formula="of:=[.A1619]+1" office:value-type="float" office:value="1619">
            <text:p>1619</text:p>
          </table:table-cell>
          <table:table-cell table:style-name="ce3" table:formula="of:=[orbits.$C$3]*[.A1620]" office:value-type="float" office:value="7014254.359">
            <text:p>7014254.359</text:p>
          </table:table-cell>
          <table:table-cell table:style-name="ce6" table:formula="of:=[.B1620]/[orbits.$D$3]" office:value-type="float" office:value="19204.3761583058">
            <text:p>19204.38</text:p>
          </table:table-cell>
          <table:table-cell table:style-name="ce6" table:formula="of:=[.C1620]-ROUNDDOWN([.C1620])" office:value-type="float" office:value="0.376158305782155">
            <text:p>0.38</text:p>
          </table:table-cell>
          <table:table-cell table:formula="of:=IF([.D1620] &lt; [.$D$2])" office:value-type="boolean" office:boolean-value="false">
            <text:p>FALSE</text:p>
          </table:table-cell>
          <table:table-cell table:formula="of:=MOD([.C1620];64)" office:value-type="float" office:value="4.37615830578216">
            <text:p>4.38</text:p>
          </table:table-cell>
          <table:table-cell/>
        </table:table-row>
        <table:table-row table:style-name="ro2">
          <table:table-cell table:style-name="ce3" table:formula="of:=[.A1620]+1" office:value-type="float" office:value="1620">
            <text:p>1620</text:p>
          </table:table-cell>
          <table:table-cell table:style-name="ce3" table:formula="of:=[orbits.$C$3]*[.A1621]" office:value-type="float" office:value="7018586.82">
            <text:p>7018586.82</text:p>
          </table:table-cell>
          <table:table-cell table:style-name="ce6" table:formula="of:=[.B1621]/[orbits.$D$3]" office:value-type="float" office:value="19216.2380336352">
            <text:p>19216.24</text:p>
          </table:table-cell>
          <table:table-cell table:style-name="ce6" table:formula="of:=[.C1621]-ROUNDDOWN([.C1621])" office:value-type="float" office:value="0.238033635188913">
            <text:p>0.24</text:p>
          </table:table-cell>
          <table:table-cell table:formula="of:=IF([.D1621] &lt; [.$D$2])" office:value-type="boolean" office:boolean-value="false">
            <text:p>FALSE</text:p>
          </table:table-cell>
          <table:table-cell table:formula="of:=MOD([.C1621];64)" office:value-type="float" office:value="16.2380336351889">
            <text:p>16.24</text:p>
          </table:table-cell>
          <table:table-cell/>
        </table:table-row>
        <table:table-row table:style-name="ro2">
          <table:table-cell table:style-name="ce3" table:formula="of:=[.A1621]+1" office:value-type="float" office:value="1621">
            <text:p>1621</text:p>
          </table:table-cell>
          <table:table-cell table:style-name="ce3" table:formula="of:=[orbits.$C$3]*[.A1622]" office:value-type="float" office:value="7022919.281">
            <text:p>7022919.281</text:p>
          </table:table-cell>
          <table:table-cell table:style-name="ce6" table:formula="of:=[.B1622]/[orbits.$D$3]" office:value-type="float" office:value="19228.0999089646">
            <text:p>19228.10</text:p>
          </table:table-cell>
          <table:table-cell table:style-name="ce6" table:formula="of:=[.C1622]-ROUNDDOWN([.C1622])" office:value-type="float" office:value="0.0999089645920321">
            <text:p>0.10</text:p>
          </table:table-cell>
          <table:table-cell table:formula="of:=IF([.D1622] &lt; [.$D$2])" office:value-type="boolean" office:boolean-value="true">
            <text:p>TRUE</text:p>
          </table:table-cell>
          <table:table-cell table:formula="of:=MOD([.C1622];64)" office:value-type="float" office:value="28.099908964592">
            <text:p>28.10</text:p>
          </table:table-cell>
          <table:table-cell/>
        </table:table-row>
        <table:table-row table:style-name="ro2">
          <table:table-cell table:style-name="ce3" table:formula="of:=[.A1622]+1" office:value-type="float" office:value="1622">
            <text:p>1622</text:p>
          </table:table-cell>
          <table:table-cell table:style-name="ce3" table:formula="of:=[orbits.$C$3]*[.A1623]" office:value-type="float" office:value="7027251.742">
            <text:p>7027251.742</text:p>
          </table:table-cell>
          <table:table-cell table:style-name="ce6" table:formula="of:=[.B1623]/[orbits.$D$3]" office:value-type="float" office:value="19239.961784294">
            <text:p>19239.96</text:p>
          </table:table-cell>
          <table:table-cell table:style-name="ce6" table:formula="of:=[.C1623]-ROUNDDOWN([.C1623])" office:value-type="float" office:value="0.96178429399879">
            <text:p>0.96</text:p>
          </table:table-cell>
          <table:table-cell table:formula="of:=IF([.D1623] &lt; [.$D$2])" office:value-type="boolean" office:boolean-value="false">
            <text:p>FALSE</text:p>
          </table:table-cell>
          <table:table-cell table:formula="of:=MOD([.C1623];64)" office:value-type="float" office:value="39.9617842939988">
            <text:p>39.96</text:p>
          </table:table-cell>
          <table:table-cell/>
        </table:table-row>
        <table:table-row table:style-name="ro2">
          <table:table-cell table:style-name="ce3" table:formula="of:=[.A1623]+1" office:value-type="float" office:value="1623">
            <text:p>1623</text:p>
          </table:table-cell>
          <table:table-cell table:style-name="ce3" table:formula="of:=[orbits.$C$3]*[.A1624]" office:value-type="float" office:value="7031584.203">
            <text:p>7031584.203</text:p>
          </table:table-cell>
          <table:table-cell table:style-name="ce6" table:formula="of:=[.B1624]/[orbits.$D$3]" office:value-type="float" office:value="19251.8236596234">
            <text:p>19251.82</text:p>
          </table:table-cell>
          <table:table-cell table:style-name="ce6" table:formula="of:=[.C1624]-ROUNDDOWN([.C1624])" office:value-type="float" office:value="0.823659623401909">
            <text:p>0.82</text:p>
          </table:table-cell>
          <table:table-cell table:formula="of:=IF([.D1624] &lt; [.$D$2])" office:value-type="boolean" office:boolean-value="false">
            <text:p>FALSE</text:p>
          </table:table-cell>
          <table:table-cell table:formula="of:=MOD([.C1624];64)" office:value-type="float" office:value="51.8236596234019">
            <text:p>51.82</text:p>
          </table:table-cell>
          <table:table-cell/>
        </table:table-row>
        <table:table-row table:style-name="ro2">
          <table:table-cell table:style-name="ce3" table:formula="of:=[.A1624]+1" office:value-type="float" office:value="1624">
            <text:p>1624</text:p>
          </table:table-cell>
          <table:table-cell table:style-name="ce3" table:formula="of:=[orbits.$C$3]*[.A1625]" office:value-type="float" office:value="7035916.664">
            <text:p>7035916.664</text:p>
          </table:table-cell>
          <table:table-cell table:style-name="ce6" table:formula="of:=[.B1625]/[orbits.$D$3]" office:value-type="float" office:value="19263.6855349528">
            <text:p>19263.69</text:p>
          </table:table-cell>
          <table:table-cell table:style-name="ce6" table:formula="of:=[.C1625]-ROUNDDOWN([.C1625])" office:value-type="float" office:value="0.685534952808666">
            <text:p>0.69</text:p>
          </table:table-cell>
          <table:table-cell table:formula="of:=IF([.D1625] &lt; [.$D$2])" office:value-type="boolean" office:boolean-value="false">
            <text:p>FALSE</text:p>
          </table:table-cell>
          <table:table-cell table:formula="of:=MOD([.C1625];64)" office:value-type="float" office:value="63.6855349528087">
            <text:p>63.69</text:p>
          </table:table-cell>
          <table:table-cell/>
        </table:table-row>
        <table:table-row table:style-name="ro2">
          <table:table-cell table:style-name="ce3" table:formula="of:=[.A1625]+1" office:value-type="float" office:value="1625">
            <text:p>1625</text:p>
          </table:table-cell>
          <table:table-cell table:style-name="ce3" table:formula="of:=[orbits.$C$3]*[.A1626]" office:value-type="float" office:value="7040249.125">
            <text:p>7040249.125</text:p>
          </table:table-cell>
          <table:table-cell table:style-name="ce6" table:formula="of:=[.B1626]/[orbits.$D$3]" office:value-type="float" office:value="19275.5474102822">
            <text:p>19275.55</text:p>
          </table:table-cell>
          <table:table-cell table:style-name="ce6" table:formula="of:=[.C1626]-ROUNDDOWN([.C1626])" office:value-type="float" office:value="0.547410282208148">
            <text:p>0.55</text:p>
          </table:table-cell>
          <table:table-cell table:formula="of:=IF([.D1626] &lt; [.$D$2])" office:value-type="boolean" office:boolean-value="false">
            <text:p>FALSE</text:p>
          </table:table-cell>
          <table:table-cell table:formula="of:=MOD([.C1626];64)" office:value-type="float" office:value="11.5474102822081">
            <text:p>11.55</text:p>
          </table:table-cell>
          <table:table-cell/>
        </table:table-row>
        <table:table-row table:style-name="ro2">
          <table:table-cell table:style-name="ce3" table:formula="of:=[.A1626]+1" office:value-type="float" office:value="1626">
            <text:p>1626</text:p>
          </table:table-cell>
          <table:table-cell table:style-name="ce3" table:formula="of:=[orbits.$C$3]*[.A1627]" office:value-type="float" office:value="7044581.586">
            <text:p>7044581.586</text:p>
          </table:table-cell>
          <table:table-cell table:style-name="ce6" table:formula="of:=[.B1627]/[orbits.$D$3]" office:value-type="float" office:value="19287.4092856116">
            <text:p>19287.41</text:p>
          </table:table-cell>
          <table:table-cell table:style-name="ce6" table:formula="of:=[.C1627]-ROUNDDOWN([.C1627])" office:value-type="float" office:value="0.409285611614905">
            <text:p>0.41</text:p>
          </table:table-cell>
          <table:table-cell table:formula="of:=IF([.D1627] &lt; [.$D$2])" office:value-type="boolean" office:boolean-value="false">
            <text:p>FALSE</text:p>
          </table:table-cell>
          <table:table-cell table:formula="of:=MOD([.C1627];64)" office:value-type="float" office:value="23.4092856116149">
            <text:p>23.41</text:p>
          </table:table-cell>
          <table:table-cell/>
        </table:table-row>
        <table:table-row table:style-name="ro2">
          <table:table-cell table:style-name="ce3" table:formula="of:=[.A1627]+1" office:value-type="float" office:value="1627">
            <text:p>1627</text:p>
          </table:table-cell>
          <table:table-cell table:style-name="ce3" table:formula="of:=[orbits.$C$3]*[.A1628]" office:value-type="float" office:value="7048914.047">
            <text:p>7048914.047</text:p>
          </table:table-cell>
          <table:table-cell table:style-name="ce6" table:formula="of:=[.B1628]/[orbits.$D$3]" office:value-type="float" office:value="19299.271160941">
            <text:p>19299.27</text:p>
          </table:table-cell>
          <table:table-cell table:style-name="ce6" table:formula="of:=[.C1628]-ROUNDDOWN([.C1628])" office:value-type="float" office:value="0.271160941018024">
            <text:p>0.27</text:p>
          </table:table-cell>
          <table:table-cell table:formula="of:=IF([.D1628] &lt; [.$D$2])" office:value-type="boolean" office:boolean-value="false">
            <text:p>FALSE</text:p>
          </table:table-cell>
          <table:table-cell table:formula="of:=MOD([.C1628];64)" office:value-type="float" office:value="35.271160941018">
            <text:p>35.27</text:p>
          </table:table-cell>
          <table:table-cell/>
        </table:table-row>
        <table:table-row table:style-name="ro2">
          <table:table-cell table:style-name="ce3" table:formula="of:=[.A1628]+1" office:value-type="float" office:value="1628">
            <text:p>1628</text:p>
          </table:table-cell>
          <table:table-cell table:style-name="ce3" table:formula="of:=[orbits.$C$3]*[.A1629]" office:value-type="float" office:value="7053246.508">
            <text:p>7053246.508</text:p>
          </table:table-cell>
          <table:table-cell table:style-name="ce6" table:formula="of:=[.B1629]/[orbits.$D$3]" office:value-type="float" office:value="19311.1330362704">
            <text:p>19311.13</text:p>
          </table:table-cell>
          <table:table-cell table:style-name="ce6" table:formula="of:=[.C1629]-ROUNDDOWN([.C1629])" office:value-type="float" office:value="0.133036270424782">
            <text:p>0.13</text:p>
          </table:table-cell>
          <table:table-cell table:formula="of:=IF([.D1629] &lt; [.$D$2])" office:value-type="boolean" office:boolean-value="false">
            <text:p>FALSE</text:p>
          </table:table-cell>
          <table:table-cell table:formula="of:=MOD([.C1629];64)" office:value-type="float" office:value="47.1330362704248">
            <text:p>47.13</text:p>
          </table:table-cell>
          <table:table-cell/>
        </table:table-row>
        <table:table-row table:style-name="ro2">
          <table:table-cell table:style-name="ce3" table:formula="of:=[.A1629]+1" office:value-type="float" office:value="1629">
            <text:p>1629</text:p>
          </table:table-cell>
          <table:table-cell table:style-name="ce3" table:formula="of:=[orbits.$C$3]*[.A1630]" office:value-type="float" office:value="7057578.969">
            <text:p>7057578.969</text:p>
          </table:table-cell>
          <table:table-cell table:style-name="ce6" table:formula="of:=[.B1630]/[orbits.$D$3]" office:value-type="float" office:value="19322.9949115998">
            <text:p>19322.99</text:p>
          </table:table-cell>
          <table:table-cell table:style-name="ce6" table:formula="of:=[.C1630]-ROUNDDOWN([.C1630])" office:value-type="float" office:value="0.994911599827901">
            <text:p>0.99</text:p>
          </table:table-cell>
          <table:table-cell table:formula="of:=IF([.D1630] &lt; [.$D$2])" office:value-type="boolean" office:boolean-value="false">
            <text:p>FALSE</text:p>
          </table:table-cell>
          <table:table-cell table:formula="of:=MOD([.C1630];64)" office:value-type="float" office:value="58.9949115998279">
            <text:p>58.99</text:p>
          </table:table-cell>
          <table:table-cell/>
        </table:table-row>
        <table:table-row table:style-name="ro2">
          <table:table-cell table:style-name="ce3" table:formula="of:=[.A1630]+1" office:value-type="float" office:value="1630">
            <text:p>1630</text:p>
          </table:table-cell>
          <table:table-cell table:style-name="ce3" table:formula="of:=[orbits.$C$3]*[.A1631]" office:value-type="float" office:value="7061911.43">
            <text:p>7061911.43</text:p>
          </table:table-cell>
          <table:table-cell table:style-name="ce6" table:formula="of:=[.B1631]/[orbits.$D$3]" office:value-type="float" office:value="19334.8567869292">
            <text:p>19334.86</text:p>
          </table:table-cell>
          <table:table-cell table:style-name="ce6" table:formula="of:=[.C1631]-ROUNDDOWN([.C1631])" office:value-type="float" office:value="0.856786929234659">
            <text:p>0.86</text:p>
          </table:table-cell>
          <table:table-cell table:formula="of:=IF([.D1631] &lt; [.$D$2])" office:value-type="boolean" office:boolean-value="false">
            <text:p>FALSE</text:p>
          </table:table-cell>
          <table:table-cell table:formula="of:=MOD([.C1631];64)" office:value-type="float" office:value="6.85678692923466">
            <text:p>6.86</text:p>
          </table:table-cell>
          <table:table-cell/>
        </table:table-row>
        <table:table-row table:style-name="ro2">
          <table:table-cell table:style-name="ce3" table:formula="of:=[.A1631]+1" office:value-type="float" office:value="1631">
            <text:p>1631</text:p>
          </table:table-cell>
          <table:table-cell table:style-name="ce3" table:formula="of:=[orbits.$C$3]*[.A1632]" office:value-type="float" office:value="7066243.891">
            <text:p>7066243.891</text:p>
          </table:table-cell>
          <table:table-cell table:style-name="ce6" table:formula="of:=[.B1632]/[orbits.$D$3]" office:value-type="float" office:value="19346.7186622586">
            <text:p>19346.72</text:p>
          </table:table-cell>
          <table:table-cell table:style-name="ce6" table:formula="of:=[.C1632]-ROUNDDOWN([.C1632])" office:value-type="float" office:value="0.718662258637778">
            <text:p>0.72</text:p>
          </table:table-cell>
          <table:table-cell table:formula="of:=IF([.D1632] &lt; [.$D$2])" office:value-type="boolean" office:boolean-value="false">
            <text:p>FALSE</text:p>
          </table:table-cell>
          <table:table-cell table:formula="of:=MOD([.C1632];64)" office:value-type="float" office:value="18.7186622586378">
            <text:p>18.72</text:p>
          </table:table-cell>
          <table:table-cell/>
        </table:table-row>
        <table:table-row table:style-name="ro2">
          <table:table-cell table:style-name="ce3" table:formula="of:=[.A1632]+1" office:value-type="float" office:value="1632">
            <text:p>1632</text:p>
          </table:table-cell>
          <table:table-cell table:style-name="ce3" table:formula="of:=[orbits.$C$3]*[.A1633]" office:value-type="float" office:value="7070576.352">
            <text:p>7070576.352</text:p>
          </table:table-cell>
          <table:table-cell table:style-name="ce6" table:formula="of:=[.B1633]/[orbits.$D$3]" office:value-type="float" office:value="19358.580537588">
            <text:p>19358.58</text:p>
          </table:table-cell>
          <table:table-cell table:style-name="ce6" table:formula="of:=[.C1633]-ROUNDDOWN([.C1633])" office:value-type="float" office:value="0.580537588040897">
            <text:p>0.58</text:p>
          </table:table-cell>
          <table:table-cell table:formula="of:=IF([.D1633] &lt; [.$D$2])" office:value-type="boolean" office:boolean-value="false">
            <text:p>FALSE</text:p>
          </table:table-cell>
          <table:table-cell table:formula="of:=MOD([.C1633];64)" office:value-type="float" office:value="30.5805375880409">
            <text:p>30.58</text:p>
          </table:table-cell>
          <table:table-cell/>
        </table:table-row>
        <table:table-row table:style-name="ro2">
          <table:table-cell table:style-name="ce3" table:formula="of:=[.A1633]+1" office:value-type="float" office:value="1633">
            <text:p>1633</text:p>
          </table:table-cell>
          <table:table-cell table:style-name="ce3" table:formula="of:=[orbits.$C$3]*[.A1634]" office:value-type="float" office:value="7074908.813">
            <text:p>7074908.813</text:p>
          </table:table-cell>
          <table:table-cell table:style-name="ce6" table:formula="of:=[.B1634]/[orbits.$D$3]" office:value-type="float" office:value="19370.4424129174">
            <text:p>19370.44</text:p>
          </table:table-cell>
          <table:table-cell table:style-name="ce6" table:formula="of:=[.C1634]-ROUNDDOWN([.C1634])" office:value-type="float" office:value="0.442412917444017">
            <text:p>0.44</text:p>
          </table:table-cell>
          <table:table-cell table:formula="of:=IF([.D1634] &lt; [.$D$2])" office:value-type="boolean" office:boolean-value="false">
            <text:p>FALSE</text:p>
          </table:table-cell>
          <table:table-cell table:formula="of:=MOD([.C1634];64)" office:value-type="float" office:value="42.442412917444">
            <text:p>42.44</text:p>
          </table:table-cell>
          <table:table-cell/>
        </table:table-row>
        <table:table-row table:style-name="ro2">
          <table:table-cell table:style-name="ce3" table:formula="of:=[.A1634]+1" office:value-type="float" office:value="1634">
            <text:p>1634</text:p>
          </table:table-cell>
          <table:table-cell table:style-name="ce3" table:formula="of:=[orbits.$C$3]*[.A1635]" office:value-type="float" office:value="7079241.274">
            <text:p>7079241.274</text:p>
          </table:table-cell>
          <table:table-cell table:style-name="ce6" table:formula="of:=[.B1635]/[orbits.$D$3]" office:value-type="float" office:value="19382.3042882469">
            <text:p>19382.30</text:p>
          </table:table-cell>
          <table:table-cell table:style-name="ce6" table:formula="of:=[.C1635]-ROUNDDOWN([.C1635])" office:value-type="float" office:value="0.304288246850774">
            <text:p>0.30</text:p>
          </table:table-cell>
          <table:table-cell table:formula="of:=IF([.D1635] &lt; [.$D$2])" office:value-type="boolean" office:boolean-value="false">
            <text:p>FALSE</text:p>
          </table:table-cell>
          <table:table-cell table:formula="of:=MOD([.C1635];64)" office:value-type="float" office:value="54.3042882468508">
            <text:p>54.30</text:p>
          </table:table-cell>
          <table:table-cell/>
        </table:table-row>
        <table:table-row table:style-name="ro2">
          <table:table-cell table:style-name="ce3" table:formula="of:=[.A1635]+1" office:value-type="float" office:value="1635">
            <text:p>1635</text:p>
          </table:table-cell>
          <table:table-cell table:style-name="ce3" table:formula="of:=[orbits.$C$3]*[.A1636]" office:value-type="float" office:value="7083573.735">
            <text:p>7083573.735</text:p>
          </table:table-cell>
          <table:table-cell table:style-name="ce6" table:formula="of:=[.B1636]/[orbits.$D$3]" office:value-type="float" office:value="19394.1661635763">
            <text:p>19394.17</text:p>
          </table:table-cell>
          <table:table-cell table:style-name="ce6" table:formula="of:=[.C1636]-ROUNDDOWN([.C1636])" office:value-type="float" office:value="0.166163576253894">
            <text:p>0.17</text:p>
          </table:table-cell>
          <table:table-cell table:formula="of:=IF([.D1636] &lt; [.$D$2])" office:value-type="boolean" office:boolean-value="false">
            <text:p>FALSE</text:p>
          </table:table-cell>
          <table:table-cell table:formula="of:=MOD([.C1636];64)" office:value-type="float" office:value="2.16616357625389">
            <text:p>2.17</text:p>
          </table:table-cell>
          <table:table-cell/>
        </table:table-row>
        <table:table-row table:style-name="ro2">
          <table:table-cell table:style-name="ce3" table:formula="of:=[.A1636]+1" office:value-type="float" office:value="1636">
            <text:p>1636</text:p>
          </table:table-cell>
          <table:table-cell table:style-name="ce3" table:formula="of:=[orbits.$C$3]*[.A1637]" office:value-type="float" office:value="7087906.196">
            <text:p>7087906.196</text:p>
          </table:table-cell>
          <table:table-cell table:style-name="ce6" table:formula="of:=[.B1637]/[orbits.$D$3]" office:value-type="float" office:value="19406.0280389057">
            <text:p>19406.03</text:p>
          </table:table-cell>
          <table:table-cell table:style-name="ce6" table:formula="of:=[.C1637]-ROUNDDOWN([.C1637])" office:value-type="float" office:value="0.0280389056606509">
            <text:p>0.03</text:p>
          </table:table-cell>
          <table:table-cell table:formula="of:=IF([.D1637] &lt; [.$D$2])" office:value-type="boolean" office:boolean-value="true">
            <text:p>TRUE</text:p>
          </table:table-cell>
          <table:table-cell table:formula="of:=MOD([.C1637];64)" office:value-type="float" office:value="14.0280389056607">
            <text:p>14.03</text:p>
          </table:table-cell>
          <table:table-cell/>
        </table:table-row>
        <table:table-row table:style-name="ro2">
          <table:table-cell table:style-name="ce3" table:formula="of:=[.A1637]+1" office:value-type="float" office:value="1637">
            <text:p>1637</text:p>
          </table:table-cell>
          <table:table-cell table:style-name="ce3" table:formula="of:=[orbits.$C$3]*[.A1638]" office:value-type="float" office:value="7092238.657">
            <text:p>7092238.657</text:p>
          </table:table-cell>
          <table:table-cell table:style-name="ce6" table:formula="of:=[.B1638]/[orbits.$D$3]" office:value-type="float" office:value="19417.8899142351">
            <text:p>19417.89</text:p>
          </table:table-cell>
          <table:table-cell table:style-name="ce6" table:formula="of:=[.C1638]-ROUNDDOWN([.C1638])" office:value-type="float" office:value="0.88991423506377">
            <text:p>0.89</text:p>
          </table:table-cell>
          <table:table-cell table:formula="of:=IF([.D1638] &lt; [.$D$2])" office:value-type="boolean" office:boolean-value="false">
            <text:p>FALSE</text:p>
          </table:table-cell>
          <table:table-cell table:formula="of:=MOD([.C1638];64)" office:value-type="float" office:value="25.8899142350638">
            <text:p>25.89</text:p>
          </table:table-cell>
          <table:table-cell/>
        </table:table-row>
        <table:table-row table:style-name="ro2">
          <table:table-cell table:style-name="ce3" table:formula="of:=[.A1638]+1" office:value-type="float" office:value="1638">
            <text:p>1638</text:p>
          </table:table-cell>
          <table:table-cell table:style-name="ce3" table:formula="of:=[orbits.$C$3]*[.A1639]" office:value-type="float" office:value="7096571.118">
            <text:p>7096571.118</text:p>
          </table:table-cell>
          <table:table-cell table:style-name="ce6" table:formula="of:=[.B1639]/[orbits.$D$3]" office:value-type="float" office:value="19429.7517895645">
            <text:p>19429.75</text:p>
          </table:table-cell>
          <table:table-cell table:style-name="ce6" table:formula="of:=[.C1639]-ROUNDDOWN([.C1639])" office:value-type="float" office:value="0.751789564470528">
            <text:p>0.75</text:p>
          </table:table-cell>
          <table:table-cell table:formula="of:=IF([.D1639] &lt; [.$D$2])" office:value-type="boolean" office:boolean-value="false">
            <text:p>FALSE</text:p>
          </table:table-cell>
          <table:table-cell table:formula="of:=MOD([.C1639];64)" office:value-type="float" office:value="37.7517895644705">
            <text:p>37.75</text:p>
          </table:table-cell>
          <table:table-cell/>
        </table:table-row>
        <table:table-row table:style-name="ro2">
          <table:table-cell table:style-name="ce3" table:formula="of:=[.A1639]+1" office:value-type="float" office:value="1639">
            <text:p>1639</text:p>
          </table:table-cell>
          <table:table-cell table:style-name="ce3" table:formula="of:=[orbits.$C$3]*[.A1640]" office:value-type="float" office:value="7100903.579">
            <text:p>7100903.579</text:p>
          </table:table-cell>
          <table:table-cell table:style-name="ce6" table:formula="of:=[.B1640]/[orbits.$D$3]" office:value-type="float" office:value="19441.6136648939">
            <text:p>19441.61</text:p>
          </table:table-cell>
          <table:table-cell table:style-name="ce6" table:formula="of:=[.C1640]-ROUNDDOWN([.C1640])" office:value-type="float" office:value="0.613664893873647">
            <text:p>0.61</text:p>
          </table:table-cell>
          <table:table-cell table:formula="of:=IF([.D1640] &lt; [.$D$2])" office:value-type="boolean" office:boolean-value="false">
            <text:p>FALSE</text:p>
          </table:table-cell>
          <table:table-cell table:formula="of:=MOD([.C1640];64)" office:value-type="float" office:value="49.6136648938736">
            <text:p>49.61</text:p>
          </table:table-cell>
          <table:table-cell/>
        </table:table-row>
        <table:table-row table:style-name="ro2">
          <table:table-cell table:style-name="ce3" table:formula="of:=[.A1640]+1" office:value-type="float" office:value="1640">
            <text:p>1640</text:p>
          </table:table-cell>
          <table:table-cell table:style-name="ce3" table:formula="of:=[orbits.$C$3]*[.A1641]" office:value-type="float" office:value="7105236.04">
            <text:p>7105236.04</text:p>
          </table:table-cell>
          <table:table-cell table:style-name="ce6" table:formula="of:=[.B1641]/[orbits.$D$3]" office:value-type="float" office:value="19453.4755402233">
            <text:p>19453.48</text:p>
          </table:table-cell>
          <table:table-cell table:style-name="ce6" table:formula="of:=[.C1641]-ROUNDDOWN([.C1641])" office:value-type="float" office:value="0.475540223276767">
            <text:p>0.48</text:p>
          </table:table-cell>
          <table:table-cell table:formula="of:=IF([.D1641] &lt; [.$D$2])" office:value-type="boolean" office:boolean-value="false">
            <text:p>FALSE</text:p>
          </table:table-cell>
          <table:table-cell table:formula="of:=MOD([.C1641];64)" office:value-type="float" office:value="61.4755402232768">
            <text:p>61.48</text:p>
          </table:table-cell>
          <table:table-cell/>
        </table:table-row>
        <table:table-row table:style-name="ro2">
          <table:table-cell table:style-name="ce3" table:formula="of:=[.A1641]+1" office:value-type="float" office:value="1641">
            <text:p>1641</text:p>
          </table:table-cell>
          <table:table-cell table:style-name="ce3" table:formula="of:=[orbits.$C$3]*[.A1642]" office:value-type="float" office:value="7109568.501">
            <text:p>7109568.501</text:p>
          </table:table-cell>
          <table:table-cell table:style-name="ce6" table:formula="of:=[.B1642]/[orbits.$D$3]" office:value-type="float" office:value="19465.3374155527">
            <text:p>19465.34</text:p>
          </table:table-cell>
          <table:table-cell table:style-name="ce6" table:formula="of:=[.C1642]-ROUNDDOWN([.C1642])" office:value-type="float" office:value="0.337415552679886">
            <text:p>0.34</text:p>
          </table:table-cell>
          <table:table-cell table:formula="of:=IF([.D1642] &lt; [.$D$2])" office:value-type="boolean" office:boolean-value="false">
            <text:p>FALSE</text:p>
          </table:table-cell>
          <table:table-cell table:formula="of:=MOD([.C1642];64)" office:value-type="float" office:value="9.33741555267989">
            <text:p>9.34</text:p>
          </table:table-cell>
          <table:table-cell/>
        </table:table-row>
        <table:table-row table:style-name="ro2">
          <table:table-cell table:style-name="ce3" table:formula="of:=[.A1642]+1" office:value-type="float" office:value="1642">
            <text:p>1642</text:p>
          </table:table-cell>
          <table:table-cell table:style-name="ce3" table:formula="of:=[orbits.$C$3]*[.A1643]" office:value-type="float" office:value="7113900.962">
            <text:p>7113900.962</text:p>
          </table:table-cell>
          <table:table-cell table:style-name="ce6" table:formula="of:=[.B1643]/[orbits.$D$3]" office:value-type="float" office:value="19477.1992908821">
            <text:p>19477.20</text:p>
          </table:table-cell>
          <table:table-cell table:style-name="ce6" table:formula="of:=[.C1643]-ROUNDDOWN([.C1643])" office:value-type="float" office:value="0.199290882086643">
            <text:p>0.20</text:p>
          </table:table-cell>
          <table:table-cell table:formula="of:=IF([.D1643] &lt; [.$D$2])" office:value-type="boolean" office:boolean-value="false">
            <text:p>FALSE</text:p>
          </table:table-cell>
          <table:table-cell table:formula="of:=MOD([.C1643];64)" office:value-type="float" office:value="21.1992908820866">
            <text:p>21.20</text:p>
          </table:table-cell>
          <table:table-cell/>
        </table:table-row>
        <table:table-row table:style-name="ro2">
          <table:table-cell table:style-name="ce3" table:formula="of:=[.A1643]+1" office:value-type="float" office:value="1643">
            <text:p>1643</text:p>
          </table:table-cell>
          <table:table-cell table:style-name="ce3" table:formula="of:=[orbits.$C$3]*[.A1644]" office:value-type="float" office:value="7118233.423">
            <text:p>7118233.423</text:p>
          </table:table-cell>
          <table:table-cell table:style-name="ce6" table:formula="of:=[.B1644]/[orbits.$D$3]" office:value-type="float" office:value="19489.0611662115">
            <text:p>19489.06</text:p>
          </table:table-cell>
          <table:table-cell table:style-name="ce6" table:formula="of:=[.C1644]-ROUNDDOWN([.C1644])" office:value-type="float" office:value="0.0611662114897626">
            <text:p>0.06</text:p>
          </table:table-cell>
          <table:table-cell table:formula="of:=IF([.D1644] &lt; [.$D$2])" office:value-type="boolean" office:boolean-value="true">
            <text:p>TRUE</text:p>
          </table:table-cell>
          <table:table-cell table:formula="of:=MOD([.C1644];64)" office:value-type="float" office:value="33.0611662114898">
            <text:p>33.06</text:p>
          </table:table-cell>
          <table:table-cell/>
        </table:table-row>
        <table:table-row table:style-name="ro2">
          <table:table-cell table:style-name="ce3" table:formula="of:=[.A1644]+1" office:value-type="float" office:value="1644">
            <text:p>1644</text:p>
          </table:table-cell>
          <table:table-cell table:style-name="ce3" table:formula="of:=[orbits.$C$3]*[.A1645]" office:value-type="float" office:value="7122565.884">
            <text:p>7122565.884</text:p>
          </table:table-cell>
          <table:table-cell table:style-name="ce6" table:formula="of:=[.B1645]/[orbits.$D$3]" office:value-type="float" office:value="19500.9230415409">
            <text:p>19500.92</text:p>
          </table:table-cell>
          <table:table-cell table:style-name="ce6" table:formula="of:=[.C1645]-ROUNDDOWN([.C1645])" office:value-type="float" office:value="0.92304154089652">
            <text:p>0.92</text:p>
          </table:table-cell>
          <table:table-cell table:formula="of:=IF([.D1645] &lt; [.$D$2])" office:value-type="boolean" office:boolean-value="false">
            <text:p>FALSE</text:p>
          </table:table-cell>
          <table:table-cell table:formula="of:=MOD([.C1645];64)" office:value-type="float" office:value="44.9230415408965">
            <text:p>44.92</text:p>
          </table:table-cell>
          <table:table-cell/>
        </table:table-row>
        <table:table-row table:style-name="ro2">
          <table:table-cell table:style-name="ce3" table:formula="of:=[.A1645]+1" office:value-type="float" office:value="1645">
            <text:p>1645</text:p>
          </table:table-cell>
          <table:table-cell table:style-name="ce3" table:formula="of:=[orbits.$C$3]*[.A1646]" office:value-type="float" office:value="7126898.345">
            <text:p>7126898.345</text:p>
          </table:table-cell>
          <table:table-cell table:style-name="ce6" table:formula="of:=[.B1646]/[orbits.$D$3]" office:value-type="float" office:value="19512.7849168703">
            <text:p>19512.78</text:p>
          </table:table-cell>
          <table:table-cell table:style-name="ce6" table:formula="of:=[.C1646]-ROUNDDOWN([.C1646])" office:value-type="float" office:value="0.784916870299639">
            <text:p>0.78</text:p>
          </table:table-cell>
          <table:table-cell table:formula="of:=IF([.D1646] &lt; [.$D$2])" office:value-type="boolean" office:boolean-value="false">
            <text:p>FALSE</text:p>
          </table:table-cell>
          <table:table-cell table:formula="of:=MOD([.C1646];64)" office:value-type="float" office:value="56.7849168702996">
            <text:p>56.78</text:p>
          </table:table-cell>
          <table:table-cell/>
        </table:table-row>
        <table:table-row table:style-name="ro2">
          <table:table-cell table:style-name="ce3" table:formula="of:=[.A1646]+1" office:value-type="float" office:value="1646">
            <text:p>1646</text:p>
          </table:table-cell>
          <table:table-cell table:style-name="ce3" table:formula="of:=[orbits.$C$3]*[.A1647]" office:value-type="float" office:value="7131230.806">
            <text:p>7131230.806</text:p>
          </table:table-cell>
          <table:table-cell table:style-name="ce6" table:formula="of:=[.B1647]/[orbits.$D$3]" office:value-type="float" office:value="19524.6467921997">
            <text:p>19524.65</text:p>
          </table:table-cell>
          <table:table-cell table:style-name="ce6" table:formula="of:=[.C1647]-ROUNDDOWN([.C1647])" office:value-type="float" office:value="0.646792199706397">
            <text:p>0.65</text:p>
          </table:table-cell>
          <table:table-cell table:formula="of:=IF([.D1647] &lt; [.$D$2])" office:value-type="boolean" office:boolean-value="false">
            <text:p>FALSE</text:p>
          </table:table-cell>
          <table:table-cell table:formula="of:=MOD([.C1647];64)" office:value-type="float" office:value="4.6467921997064">
            <text:p>4.65</text:p>
          </table:table-cell>
          <table:table-cell/>
        </table:table-row>
        <table:table-row table:style-name="ro2">
          <table:table-cell table:style-name="ce3" table:formula="of:=[.A1647]+1" office:value-type="float" office:value="1647">
            <text:p>1647</text:p>
          </table:table-cell>
          <table:table-cell table:style-name="ce3" table:formula="of:=[orbits.$C$3]*[.A1648]" office:value-type="float" office:value="7135563.267">
            <text:p>7135563.267</text:p>
          </table:table-cell>
          <table:table-cell table:style-name="ce6" table:formula="of:=[.B1648]/[orbits.$D$3]" office:value-type="float" office:value="19536.5086675291">
            <text:p>19536.51</text:p>
          </table:table-cell>
          <table:table-cell table:style-name="ce6" table:formula="of:=[.C1648]-ROUNDDOWN([.C1648])" office:value-type="float" office:value="0.508667529105878">
            <text:p>0.51</text:p>
          </table:table-cell>
          <table:table-cell table:formula="of:=IF([.D1648] &lt; [.$D$2])" office:value-type="boolean" office:boolean-value="false">
            <text:p>FALSE</text:p>
          </table:table-cell>
          <table:table-cell table:formula="of:=MOD([.C1648];64)" office:value-type="float" office:value="16.5086675291059">
            <text:p>16.51</text:p>
          </table:table-cell>
          <table:table-cell/>
        </table:table-row>
        <table:table-row table:style-name="ro2">
          <table:table-cell table:style-name="ce3" table:formula="of:=[.A1648]+1" office:value-type="float" office:value="1648">
            <text:p>1648</text:p>
          </table:table-cell>
          <table:table-cell table:style-name="ce3" table:formula="of:=[orbits.$C$3]*[.A1649]" office:value-type="float" office:value="7139895.728">
            <text:p>7139895.728</text:p>
          </table:table-cell>
          <table:table-cell table:style-name="ce6" table:formula="of:=[.B1649]/[orbits.$D$3]" office:value-type="float" office:value="19548.3705428585">
            <text:p>19548.37</text:p>
          </table:table-cell>
          <table:table-cell table:style-name="ce6" table:formula="of:=[.C1649]-ROUNDDOWN([.C1649])" office:value-type="float" office:value="0.370542858512636">
            <text:p>0.37</text:p>
          </table:table-cell>
          <table:table-cell table:formula="of:=IF([.D1649] &lt; [.$D$2])" office:value-type="boolean" office:boolean-value="false">
            <text:p>FALSE</text:p>
          </table:table-cell>
          <table:table-cell table:formula="of:=MOD([.C1649];64)" office:value-type="float" office:value="28.3705428585126">
            <text:p>28.37</text:p>
          </table:table-cell>
          <table:table-cell/>
        </table:table-row>
        <table:table-row table:style-name="ro2">
          <table:table-cell table:style-name="ce3" table:formula="of:=[.A1649]+1" office:value-type="float" office:value="1649">
            <text:p>1649</text:p>
          </table:table-cell>
          <table:table-cell table:style-name="ce3" table:formula="of:=[orbits.$C$3]*[.A1650]" office:value-type="float" office:value="7144228.189">
            <text:p>7144228.189</text:p>
          </table:table-cell>
          <table:table-cell table:style-name="ce6" table:formula="of:=[.B1650]/[orbits.$D$3]" office:value-type="float" office:value="19560.2324181879">
            <text:p>19560.23</text:p>
          </table:table-cell>
          <table:table-cell table:style-name="ce6" table:formula="of:=[.C1650]-ROUNDDOWN([.C1650])" office:value-type="float" office:value="0.232418187915755">
            <text:p>0.23</text:p>
          </table:table-cell>
          <table:table-cell table:formula="of:=IF([.D1650] &lt; [.$D$2])" office:value-type="boolean" office:boolean-value="false">
            <text:p>FALSE</text:p>
          </table:table-cell>
          <table:table-cell table:formula="of:=MOD([.C1650];64)" office:value-type="float" office:value="40.2324181879158">
            <text:p>40.23</text:p>
          </table:table-cell>
          <table:table-cell/>
        </table:table-row>
        <table:table-row table:style-name="ro2">
          <table:table-cell table:style-name="ce3" table:formula="of:=[.A1650]+1" office:value-type="float" office:value="1650">
            <text:p>1650</text:p>
          </table:table-cell>
          <table:table-cell table:style-name="ce3" table:formula="of:=[orbits.$C$3]*[.A1651]" office:value-type="float" office:value="7148560.65">
            <text:p>7148560.65</text:p>
          </table:table-cell>
          <table:table-cell table:style-name="ce6" table:formula="of:=[.B1651]/[orbits.$D$3]" office:value-type="float" office:value="19572.0942935173">
            <text:p>19572.09</text:p>
          </table:table-cell>
          <table:table-cell table:style-name="ce6" table:formula="of:=[.C1651]-ROUNDDOWN([.C1651])" office:value-type="float" office:value="0.0942935173225123">
            <text:p>0.09</text:p>
          </table:table-cell>
          <table:table-cell table:formula="of:=IF([.D1651] &lt; [.$D$2])" office:value-type="boolean" office:boolean-value="true">
            <text:p>TRUE</text:p>
          </table:table-cell>
          <table:table-cell table:formula="of:=MOD([.C1651];64)" office:value-type="float" office:value="52.0942935173225">
            <text:p>52.09</text:p>
          </table:table-cell>
          <table:table-cell/>
        </table:table-row>
        <table:table-row table:style-name="ro2">
          <table:table-cell table:style-name="ce3" table:formula="of:=[.A1651]+1" office:value-type="float" office:value="1651">
            <text:p>1651</text:p>
          </table:table-cell>
          <table:table-cell table:style-name="ce3" table:formula="of:=[orbits.$C$3]*[.A1652]" office:value-type="float" office:value="7152893.111">
            <text:p>7152893.111</text:p>
          </table:table-cell>
          <table:table-cell table:style-name="ce6" table:formula="of:=[.B1652]/[orbits.$D$3]" office:value-type="float" office:value="19583.9561688467">
            <text:p>19583.96</text:p>
          </table:table-cell>
          <table:table-cell table:style-name="ce6" table:formula="of:=[.C1652]-ROUNDDOWN([.C1652])" office:value-type="float" office:value="0.956168846725632">
            <text:p>0.96</text:p>
          </table:table-cell>
          <table:table-cell table:formula="of:=IF([.D1652] &lt; [.$D$2])" office:value-type="boolean" office:boolean-value="false">
            <text:p>FALSE</text:p>
          </table:table-cell>
          <table:table-cell table:formula="of:=MOD([.C1652];64)" office:value-type="float" office:value="63.9561688467256">
            <text:p>63.96</text:p>
          </table:table-cell>
          <table:table-cell/>
        </table:table-row>
        <table:table-row table:style-name="ro2">
          <table:table-cell table:style-name="ce3" table:formula="of:=[.A1652]+1" office:value-type="float" office:value="1652">
            <text:p>1652</text:p>
          </table:table-cell>
          <table:table-cell table:style-name="ce3" table:formula="of:=[orbits.$C$3]*[.A1653]" office:value-type="float" office:value="7157225.572">
            <text:p>7157225.572</text:p>
          </table:table-cell>
          <table:table-cell table:style-name="ce6" table:formula="of:=[.B1653]/[orbits.$D$3]" office:value-type="float" office:value="19595.8180441761">
            <text:p>19595.82</text:p>
          </table:table-cell>
          <table:table-cell table:style-name="ce6" table:formula="of:=[.C1653]-ROUNDDOWN([.C1653])" office:value-type="float" office:value="0.818044176132389">
            <text:p>0.82</text:p>
          </table:table-cell>
          <table:table-cell table:formula="of:=IF([.D1653] &lt; [.$D$2])" office:value-type="boolean" office:boolean-value="false">
            <text:p>FALSE</text:p>
          </table:table-cell>
          <table:table-cell table:formula="of:=MOD([.C1653];64)" office:value-type="float" office:value="11.8180441761324">
            <text:p>11.82</text:p>
          </table:table-cell>
          <table:table-cell/>
        </table:table-row>
        <table:table-row table:style-name="ro2">
          <table:table-cell table:style-name="ce3" table:formula="of:=[.A1653]+1" office:value-type="float" office:value="1653">
            <text:p>1653</text:p>
          </table:table-cell>
          <table:table-cell table:style-name="ce3" table:formula="of:=[orbits.$C$3]*[.A1654]" office:value-type="float" office:value="7161558.033">
            <text:p>7161558.033</text:p>
          </table:table-cell>
          <table:table-cell table:style-name="ce6" table:formula="of:=[.B1654]/[orbits.$D$3]" office:value-type="float" office:value="19607.6799195055">
            <text:p>19607.68</text:p>
          </table:table-cell>
          <table:table-cell table:style-name="ce6" table:formula="of:=[.C1654]-ROUNDDOWN([.C1654])" office:value-type="float" office:value="0.679919505535509">
            <text:p>0.68</text:p>
          </table:table-cell>
          <table:table-cell table:formula="of:=IF([.D1654] &lt; [.$D$2])" office:value-type="boolean" office:boolean-value="false">
            <text:p>FALSE</text:p>
          </table:table-cell>
          <table:table-cell table:formula="of:=MOD([.C1654];64)" office:value-type="float" office:value="23.6799195055355">
            <text:p>23.68</text:p>
          </table:table-cell>
          <table:table-cell/>
        </table:table-row>
        <table:table-row table:style-name="ro2">
          <table:table-cell table:style-name="ce3" table:formula="of:=[.A1654]+1" office:value-type="float" office:value="1654">
            <text:p>1654</text:p>
          </table:table-cell>
          <table:table-cell table:style-name="ce3" table:formula="of:=[orbits.$C$3]*[.A1655]" office:value-type="float" office:value="7165890.494">
            <text:p>7165890.494</text:p>
          </table:table-cell>
          <table:table-cell table:style-name="ce6" table:formula="of:=[.B1655]/[orbits.$D$3]" office:value-type="float" office:value="19619.5417948349">
            <text:p>19619.54</text:p>
          </table:table-cell>
          <table:table-cell table:style-name="ce6" table:formula="of:=[.C1655]-ROUNDDOWN([.C1655])" office:value-type="float" office:value="0.541794834938628">
            <text:p>0.54</text:p>
          </table:table-cell>
          <table:table-cell table:formula="of:=IF([.D1655] &lt; [.$D$2])" office:value-type="boolean" office:boolean-value="false">
            <text:p>FALSE</text:p>
          </table:table-cell>
          <table:table-cell table:formula="of:=MOD([.C1655];64)" office:value-type="float" office:value="35.5417948349386">
            <text:p>35.54</text:p>
          </table:table-cell>
          <table:table-cell/>
        </table:table-row>
        <table:table-row table:style-name="ro2">
          <table:table-cell table:style-name="ce3" table:formula="of:=[.A1655]+1" office:value-type="float" office:value="1655">
            <text:p>1655</text:p>
          </table:table-cell>
          <table:table-cell table:style-name="ce3" table:formula="of:=[orbits.$C$3]*[.A1656]" office:value-type="float" office:value="7170222.955">
            <text:p>7170222.955</text:p>
          </table:table-cell>
          <table:table-cell table:style-name="ce6" table:formula="of:=[.B1656]/[orbits.$D$3]" office:value-type="float" office:value="19631.4036701643">
            <text:p>19631.40</text:p>
          </table:table-cell>
          <table:table-cell table:style-name="ce6" table:formula="of:=[.C1656]-ROUNDDOWN([.C1656])" office:value-type="float" office:value="0.403670164341747">
            <text:p>0.40</text:p>
          </table:table-cell>
          <table:table-cell table:formula="of:=IF([.D1656] &lt; [.$D$2])" office:value-type="boolean" office:boolean-value="false">
            <text:p>FALSE</text:p>
          </table:table-cell>
          <table:table-cell table:formula="of:=MOD([.C1656];64)" office:value-type="float" office:value="47.4036701643418">
            <text:p>47.40</text:p>
          </table:table-cell>
          <table:table-cell/>
        </table:table-row>
        <table:table-row table:style-name="ro2">
          <table:table-cell table:style-name="ce3" table:formula="of:=[.A1656]+1" office:value-type="float" office:value="1656">
            <text:p>1656</text:p>
          </table:table-cell>
          <table:table-cell table:style-name="ce3" table:formula="of:=[orbits.$C$3]*[.A1657]" office:value-type="float" office:value="7174555.416">
            <text:p>7174555.416</text:p>
          </table:table-cell>
          <table:table-cell table:style-name="ce6" table:formula="of:=[.B1657]/[orbits.$D$3]" office:value-type="float" office:value="19643.2655454938">
            <text:p>19643.27</text:p>
          </table:table-cell>
          <table:table-cell table:style-name="ce6" table:formula="of:=[.C1657]-ROUNDDOWN([.C1657])" office:value-type="float" office:value="0.265545493748505">
            <text:p>0.27</text:p>
          </table:table-cell>
          <table:table-cell table:formula="of:=IF([.D1657] &lt; [.$D$2])" office:value-type="boolean" office:boolean-value="false">
            <text:p>FALSE</text:p>
          </table:table-cell>
          <table:table-cell table:formula="of:=MOD([.C1657];64)" office:value-type="float" office:value="59.2655454937485">
            <text:p>59.27</text:p>
          </table:table-cell>
          <table:table-cell/>
        </table:table-row>
        <table:table-row table:style-name="ro2">
          <table:table-cell table:style-name="ce3" table:formula="of:=[.A1657]+1" office:value-type="float" office:value="1657">
            <text:p>1657</text:p>
          </table:table-cell>
          <table:table-cell table:style-name="ce3" table:formula="of:=[orbits.$C$3]*[.A1658]" office:value-type="float" office:value="7178887.877">
            <text:p>7178887.877</text:p>
          </table:table-cell>
          <table:table-cell table:style-name="ce6" table:formula="of:=[.B1658]/[orbits.$D$3]" office:value-type="float" office:value="19655.1274208232">
            <text:p>19655.13</text:p>
          </table:table-cell>
          <table:table-cell table:style-name="ce6" table:formula="of:=[.C1658]-ROUNDDOWN([.C1658])" office:value-type="float" office:value="0.127420823151624">
            <text:p>0.13</text:p>
          </table:table-cell>
          <table:table-cell table:formula="of:=IF([.D1658] &lt; [.$D$2])" office:value-type="boolean" office:boolean-value="false">
            <text:p>FALSE</text:p>
          </table:table-cell>
          <table:table-cell table:formula="of:=MOD([.C1658];64)" office:value-type="float" office:value="7.12742082315162">
            <text:p>7.13</text:p>
          </table:table-cell>
          <table:table-cell/>
        </table:table-row>
        <table:table-row table:style-name="ro2">
          <table:table-cell table:style-name="ce3" table:formula="of:=[.A1658]+1" office:value-type="float" office:value="1658">
            <text:p>1658</text:p>
          </table:table-cell>
          <table:table-cell table:style-name="ce3" table:formula="of:=[orbits.$C$3]*[.A1659]" office:value-type="float" office:value="7183220.338">
            <text:p>7183220.338</text:p>
          </table:table-cell>
          <table:table-cell table:style-name="ce6" table:formula="of:=[.B1659]/[orbits.$D$3]" office:value-type="float" office:value="19666.9892961526">
            <text:p>19666.99</text:p>
          </table:table-cell>
          <table:table-cell table:style-name="ce6" table:formula="of:=[.C1659]-ROUNDDOWN([.C1659])" office:value-type="float" office:value="0.989296152558381">
            <text:p>0.99</text:p>
          </table:table-cell>
          <table:table-cell table:formula="of:=IF([.D1659] &lt; [.$D$2])" office:value-type="boolean" office:boolean-value="false">
            <text:p>FALSE</text:p>
          </table:table-cell>
          <table:table-cell table:formula="of:=MOD([.C1659];64)" office:value-type="float" office:value="18.9892961525584">
            <text:p>18.99</text:p>
          </table:table-cell>
          <table:table-cell/>
        </table:table-row>
        <table:table-row table:style-name="ro2">
          <table:table-cell table:style-name="ce3" table:formula="of:=[.A1659]+1" office:value-type="float" office:value="1659">
            <text:p>1659</text:p>
          </table:table-cell>
          <table:table-cell table:style-name="ce3" table:formula="of:=[orbits.$C$3]*[.A1660]" office:value-type="float" office:value="7187552.799">
            <text:p>7187552.799</text:p>
          </table:table-cell>
          <table:table-cell table:style-name="ce6" table:formula="of:=[.B1660]/[orbits.$D$3]" office:value-type="float" office:value="19678.851171482">
            <text:p>19678.85</text:p>
          </table:table-cell>
          <table:table-cell table:style-name="ce6" table:formula="of:=[.C1660]-ROUNDDOWN([.C1660])" office:value-type="float" office:value="0.851171481961501">
            <text:p>0.85</text:p>
          </table:table-cell>
          <table:table-cell table:formula="of:=IF([.D1660] &lt; [.$D$2])" office:value-type="boolean" office:boolean-value="false">
            <text:p>FALSE</text:p>
          </table:table-cell>
          <table:table-cell table:formula="of:=MOD([.C1660];64)" office:value-type="float" office:value="30.8511714819615">
            <text:p>30.85</text:p>
          </table:table-cell>
          <table:table-cell/>
        </table:table-row>
        <table:table-row table:style-name="ro2">
          <table:table-cell table:style-name="ce3" table:formula="of:=[.A1660]+1" office:value-type="float" office:value="1660">
            <text:p>1660</text:p>
          </table:table-cell>
          <table:table-cell table:style-name="ce3" table:formula="of:=[orbits.$C$3]*[.A1661]" office:value-type="float" office:value="7191885.26">
            <text:p>7191885.26</text:p>
          </table:table-cell>
          <table:table-cell table:style-name="ce6" table:formula="of:=[.B1661]/[orbits.$D$3]" office:value-type="float" office:value="19690.7130468114">
            <text:p>19690.71</text:p>
          </table:table-cell>
          <table:table-cell table:style-name="ce6" table:formula="of:=[.C1661]-ROUNDDOWN([.C1661])" office:value-type="float" office:value="0.713046811368258">
            <text:p>0.71</text:p>
          </table:table-cell>
          <table:table-cell table:formula="of:=IF([.D1661] &lt; [.$D$2])" office:value-type="boolean" office:boolean-value="false">
            <text:p>FALSE</text:p>
          </table:table-cell>
          <table:table-cell table:formula="of:=MOD([.C1661];64)" office:value-type="float" office:value="42.7130468113683">
            <text:p>42.71</text:p>
          </table:table-cell>
          <table:table-cell/>
        </table:table-row>
        <table:table-row table:style-name="ro2">
          <table:table-cell table:style-name="ce3" table:formula="of:=[.A1661]+1" office:value-type="float" office:value="1661">
            <text:p>1661</text:p>
          </table:table-cell>
          <table:table-cell table:style-name="ce3" table:formula="of:=[orbits.$C$3]*[.A1662]" office:value-type="float" office:value="7196217.721">
            <text:p>7196217.721</text:p>
          </table:table-cell>
          <table:table-cell table:style-name="ce6" table:formula="of:=[.B1662]/[orbits.$D$3]" office:value-type="float" office:value="19702.5749221408">
            <text:p>19702.57</text:p>
          </table:table-cell>
          <table:table-cell table:style-name="ce6" table:formula="of:=[.C1662]-ROUNDDOWN([.C1662])" office:value-type="float" office:value="0.574922140771378">
            <text:p>0.57</text:p>
          </table:table-cell>
          <table:table-cell table:formula="of:=IF([.D1662] &lt; [.$D$2])" office:value-type="boolean" office:boolean-value="false">
            <text:p>FALSE</text:p>
          </table:table-cell>
          <table:table-cell table:formula="of:=MOD([.C1662];64)" office:value-type="float" office:value="54.5749221407714">
            <text:p>54.57</text:p>
          </table:table-cell>
          <table:table-cell/>
        </table:table-row>
        <table:table-row table:style-name="ro2">
          <table:table-cell table:style-name="ce3" table:formula="of:=[.A1662]+1" office:value-type="float" office:value="1662">
            <text:p>1662</text:p>
          </table:table-cell>
          <table:table-cell table:style-name="ce3" table:formula="of:=[orbits.$C$3]*[.A1663]" office:value-type="float" office:value="7200550.182">
            <text:p>7200550.182</text:p>
          </table:table-cell>
          <table:table-cell table:style-name="ce6" table:formula="of:=[.B1663]/[orbits.$D$3]" office:value-type="float" office:value="19714.4367974702">
            <text:p>19714.44</text:p>
          </table:table-cell>
          <table:table-cell table:style-name="ce6" table:formula="of:=[.C1663]-ROUNDDOWN([.C1663])" office:value-type="float" office:value="0.436797470174497">
            <text:p>0.44</text:p>
          </table:table-cell>
          <table:table-cell table:formula="of:=IF([.D1663] &lt; [.$D$2])" office:value-type="boolean" office:boolean-value="false">
            <text:p>FALSE</text:p>
          </table:table-cell>
          <table:table-cell table:formula="of:=MOD([.C1663];64)" office:value-type="float" office:value="2.4367974701745">
            <text:p>2.44</text:p>
          </table:table-cell>
          <table:table-cell/>
        </table:table-row>
        <table:table-row table:style-name="ro2">
          <table:table-cell table:style-name="ce3" table:formula="of:=[.A1663]+1" office:value-type="float" office:value="1663">
            <text:p>1663</text:p>
          </table:table-cell>
          <table:table-cell table:style-name="ce3" table:formula="of:=[orbits.$C$3]*[.A1664]" office:value-type="float" office:value="7204882.643">
            <text:p>7204882.643</text:p>
          </table:table-cell>
          <table:table-cell table:style-name="ce6" table:formula="of:=[.B1664]/[orbits.$D$3]" office:value-type="float" office:value="19726.2986727996">
            <text:p>19726.30</text:p>
          </table:table-cell>
          <table:table-cell table:style-name="ce6" table:formula="of:=[.C1664]-ROUNDDOWN([.C1664])" office:value-type="float" office:value="0.298672799577616">
            <text:p>0.30</text:p>
          </table:table-cell>
          <table:table-cell table:formula="of:=IF([.D1664] &lt; [.$D$2])" office:value-type="boolean" office:boolean-value="false">
            <text:p>FALSE</text:p>
          </table:table-cell>
          <table:table-cell table:formula="of:=MOD([.C1664];64)" office:value-type="float" office:value="14.2986727995776">
            <text:p>14.30</text:p>
          </table:table-cell>
          <table:table-cell/>
        </table:table-row>
        <table:table-row table:style-name="ro2">
          <table:table-cell table:style-name="ce3" table:formula="of:=[.A1664]+1" office:value-type="float" office:value="1664">
            <text:p>1664</text:p>
          </table:table-cell>
          <table:table-cell table:style-name="ce3" table:formula="of:=[orbits.$C$3]*[.A1665]" office:value-type="float" office:value="7209215.104">
            <text:p>7209215.104</text:p>
          </table:table-cell>
          <table:table-cell table:style-name="ce6" table:formula="of:=[.B1665]/[orbits.$D$3]" office:value-type="float" office:value="19738.160548129">
            <text:p>19738.16</text:p>
          </table:table-cell>
          <table:table-cell table:style-name="ce6" table:formula="of:=[.C1665]-ROUNDDOWN([.C1665])" office:value-type="float" office:value="0.160548128984374">
            <text:p>0.16</text:p>
          </table:table-cell>
          <table:table-cell table:formula="of:=IF([.D1665] &lt; [.$D$2])" office:value-type="boolean" office:boolean-value="false">
            <text:p>FALSE</text:p>
          </table:table-cell>
          <table:table-cell table:formula="of:=MOD([.C1665];64)" office:value-type="float" office:value="26.1605481289844">
            <text:p>26.16</text:p>
          </table:table-cell>
          <table:table-cell/>
        </table:table-row>
        <table:table-row table:style-name="ro2">
          <table:table-cell table:style-name="ce3" table:formula="of:=[.A1665]+1" office:value-type="float" office:value="1665">
            <text:p>1665</text:p>
          </table:table-cell>
          <table:table-cell table:style-name="ce3" table:formula="of:=[orbits.$C$3]*[.A1666]" office:value-type="float" office:value="7213547.565">
            <text:p>7213547.565</text:p>
          </table:table-cell>
          <table:table-cell table:style-name="ce6" table:formula="of:=[.B1666]/[orbits.$D$3]" office:value-type="float" office:value="19750.0224234584">
            <text:p>19750.02</text:p>
          </table:table-cell>
          <table:table-cell table:style-name="ce6" table:formula="of:=[.C1666]-ROUNDDOWN([.C1666])" office:value-type="float" office:value="0.0224234583874932">
            <text:p>0.02</text:p>
          </table:table-cell>
          <table:table-cell table:formula="of:=IF([.D1666] &lt; [.$D$2])" office:value-type="boolean" office:boolean-value="true">
            <text:p>TRUE</text:p>
          </table:table-cell>
          <table:table-cell table:formula="of:=MOD([.C1666];64)" office:value-type="float" office:value="38.0224234583875">
            <text:p>38.02</text:p>
          </table:table-cell>
          <table:table-cell/>
        </table:table-row>
        <table:table-row table:style-name="ro2">
          <table:table-cell table:style-name="ce3" table:formula="of:=[.A1666]+1" office:value-type="float" office:value="1666">
            <text:p>1666</text:p>
          </table:table-cell>
          <table:table-cell table:style-name="ce3" table:formula="of:=[orbits.$C$3]*[.A1667]" office:value-type="float" office:value="7217880.026">
            <text:p>7217880.026</text:p>
          </table:table-cell>
          <table:table-cell table:style-name="ce6" table:formula="of:=[.B1667]/[orbits.$D$3]" office:value-type="float" office:value="19761.8842987878">
            <text:p>19761.88</text:p>
          </table:table-cell>
          <table:table-cell table:style-name="ce6" table:formula="of:=[.C1667]-ROUNDDOWN([.C1667])" office:value-type="float" office:value="0.884298787794251">
            <text:p>0.88</text:p>
          </table:table-cell>
          <table:table-cell table:formula="of:=IF([.D1667] &lt; [.$D$2])" office:value-type="boolean" office:boolean-value="false">
            <text:p>FALSE</text:p>
          </table:table-cell>
          <table:table-cell table:formula="of:=MOD([.C1667];64)" office:value-type="float" office:value="49.8842987877943">
            <text:p>49.88</text:p>
          </table:table-cell>
          <table:table-cell/>
        </table:table-row>
        <table:table-row table:style-name="ro2">
          <table:table-cell table:style-name="ce3" table:formula="of:=[.A1667]+1" office:value-type="float" office:value="1667">
            <text:p>1667</text:p>
          </table:table-cell>
          <table:table-cell table:style-name="ce3" table:formula="of:=[orbits.$C$3]*[.A1668]" office:value-type="float" office:value="7222212.487">
            <text:p>7222212.487</text:p>
          </table:table-cell>
          <table:table-cell table:style-name="ce6" table:formula="of:=[.B1668]/[orbits.$D$3]" office:value-type="float" office:value="19773.7461741172">
            <text:p>19773.75</text:p>
          </table:table-cell>
          <table:table-cell table:style-name="ce6" table:formula="of:=[.C1668]-ROUNDDOWN([.C1668])" office:value-type="float" office:value="0.74617411719737">
            <text:p>0.75</text:p>
          </table:table-cell>
          <table:table-cell table:formula="of:=IF([.D1668] &lt; [.$D$2])" office:value-type="boolean" office:boolean-value="false">
            <text:p>FALSE</text:p>
          </table:table-cell>
          <table:table-cell table:formula="of:=MOD([.C1668];64)" office:value-type="float" office:value="61.7461741171974">
            <text:p>61.75</text:p>
          </table:table-cell>
          <table:table-cell/>
        </table:table-row>
        <table:table-row table:style-name="ro2">
          <table:table-cell table:style-name="ce3" table:formula="of:=[.A1668]+1" office:value-type="float" office:value="1668">
            <text:p>1668</text:p>
          </table:table-cell>
          <table:table-cell table:style-name="ce3" table:formula="of:=[orbits.$C$3]*[.A1669]" office:value-type="float" office:value="7226544.948">
            <text:p>7226544.948</text:p>
          </table:table-cell>
          <table:table-cell table:style-name="ce6" table:formula="of:=[.B1669]/[orbits.$D$3]" office:value-type="float" office:value="19785.6080494466">
            <text:p>19785.61</text:p>
          </table:table-cell>
          <table:table-cell table:style-name="ce6" table:formula="of:=[.C1669]-ROUNDDOWN([.C1669])" office:value-type="float" office:value="0.608049446604127">
            <text:p>0.61</text:p>
          </table:table-cell>
          <table:table-cell table:formula="of:=IF([.D1669] &lt; [.$D$2])" office:value-type="boolean" office:boolean-value="false">
            <text:p>FALSE</text:p>
          </table:table-cell>
          <table:table-cell table:formula="of:=MOD([.C1669];64)" office:value-type="float" office:value="9.60804944660413">
            <text:p>9.61</text:p>
          </table:table-cell>
          <table:table-cell/>
        </table:table-row>
        <table:table-row table:style-name="ro2">
          <table:table-cell table:style-name="ce3" table:formula="of:=[.A1669]+1" office:value-type="float" office:value="1669">
            <text:p>1669</text:p>
          </table:table-cell>
          <table:table-cell table:style-name="ce3" table:formula="of:=[orbits.$C$3]*[.A1670]" office:value-type="float" office:value="7230877.409">
            <text:p>7230877.409</text:p>
          </table:table-cell>
          <table:table-cell table:style-name="ce6" table:formula="of:=[.B1670]/[orbits.$D$3]" office:value-type="float" office:value="19797.469924776">
            <text:p>19797.47</text:p>
          </table:table-cell>
          <table:table-cell table:style-name="ce6" table:formula="of:=[.C1670]-ROUNDDOWN([.C1670])" office:value-type="float" office:value="0.469924776003609">
            <text:p>0.47</text:p>
          </table:table-cell>
          <table:table-cell table:formula="of:=IF([.D1670] &lt; [.$D$2])" office:value-type="boolean" office:boolean-value="false">
            <text:p>FALSE</text:p>
          </table:table-cell>
          <table:table-cell table:formula="of:=MOD([.C1670];64)" office:value-type="float" office:value="21.4699247760036">
            <text:p>21.47</text:p>
          </table:table-cell>
          <table:table-cell/>
        </table:table-row>
        <table:table-row table:style-name="ro2">
          <table:table-cell table:style-name="ce3" table:formula="of:=[.A1670]+1" office:value-type="float" office:value="1670">
            <text:p>1670</text:p>
          </table:table-cell>
          <table:table-cell table:style-name="ce3" table:formula="of:=[orbits.$C$3]*[.A1671]" office:value-type="float" office:value="7235209.87">
            <text:p>7235209.87</text:p>
          </table:table-cell>
          <table:table-cell table:style-name="ce6" table:formula="of:=[.B1671]/[orbits.$D$3]" office:value-type="float" office:value="19809.3318001054">
            <text:p>19809.33</text:p>
          </table:table-cell>
          <table:table-cell table:style-name="ce6" table:formula="of:=[.C1671]-ROUNDDOWN([.C1671])" office:value-type="float" office:value="0.331800105410366">
            <text:p>0.33</text:p>
          </table:table-cell>
          <table:table-cell table:formula="of:=IF([.D1671] &lt; [.$D$2])" office:value-type="boolean" office:boolean-value="false">
            <text:p>FALSE</text:p>
          </table:table-cell>
          <table:table-cell table:formula="of:=MOD([.C1671];64)" office:value-type="float" office:value="33.3318001054104">
            <text:p>33.33</text:p>
          </table:table-cell>
          <table:table-cell/>
        </table:table-row>
        <table:table-row table:style-name="ro2">
          <table:table-cell table:style-name="ce3" table:formula="of:=[.A1671]+1" office:value-type="float" office:value="1671">
            <text:p>1671</text:p>
          </table:table-cell>
          <table:table-cell table:style-name="ce3" table:formula="of:=[orbits.$C$3]*[.A1672]" office:value-type="float" office:value="7239542.331">
            <text:p>7239542.331</text:p>
          </table:table-cell>
          <table:table-cell table:style-name="ce6" table:formula="of:=[.B1672]/[orbits.$D$3]" office:value-type="float" office:value="19821.1936754348">
            <text:p>19821.19</text:p>
          </table:table-cell>
          <table:table-cell table:style-name="ce6" table:formula="of:=[.C1672]-ROUNDDOWN([.C1672])" office:value-type="float" office:value="0.193675434813485">
            <text:p>0.19</text:p>
          </table:table-cell>
          <table:table-cell table:formula="of:=IF([.D1672] &lt; [.$D$2])" office:value-type="boolean" office:boolean-value="false">
            <text:p>FALSE</text:p>
          </table:table-cell>
          <table:table-cell table:formula="of:=MOD([.C1672];64)" office:value-type="float" office:value="45.1936754348135">
            <text:p>45.19</text:p>
          </table:table-cell>
          <table:table-cell/>
        </table:table-row>
        <table:table-row table:style-name="ro2">
          <table:table-cell table:style-name="ce3" table:formula="of:=[.A1672]+1" office:value-type="float" office:value="1672">
            <text:p>1672</text:p>
          </table:table-cell>
          <table:table-cell table:style-name="ce3" table:formula="of:=[orbits.$C$3]*[.A1673]" office:value-type="float" office:value="7243874.792">
            <text:p>7243874.792</text:p>
          </table:table-cell>
          <table:table-cell table:style-name="ce6" table:formula="of:=[.B1673]/[orbits.$D$3]" office:value-type="float" office:value="19833.0555507642">
            <text:p>19833.06</text:p>
          </table:table-cell>
          <table:table-cell table:style-name="ce6" table:formula="of:=[.C1673]-ROUNDDOWN([.C1673])" office:value-type="float" office:value="0.0555507642202429">
            <text:p>0.06</text:p>
          </table:table-cell>
          <table:table-cell table:formula="of:=IF([.D1673] &lt; [.$D$2])" office:value-type="boolean" office:boolean-value="true">
            <text:p>TRUE</text:p>
          </table:table-cell>
          <table:table-cell table:formula="of:=MOD([.C1673];64)" office:value-type="float" office:value="57.0555507642202">
            <text:p>57.06</text:p>
          </table:table-cell>
          <table:table-cell/>
        </table:table-row>
        <table:table-row table:style-name="ro2">
          <table:table-cell table:style-name="ce3" table:formula="of:=[.A1673]+1" office:value-type="float" office:value="1673">
            <text:p>1673</text:p>
          </table:table-cell>
          <table:table-cell table:style-name="ce3" table:formula="of:=[orbits.$C$3]*[.A1674]" office:value-type="float" office:value="7248207.253">
            <text:p>7248207.253</text:p>
          </table:table-cell>
          <table:table-cell table:style-name="ce6" table:formula="of:=[.B1674]/[orbits.$D$3]" office:value-type="float" office:value="19844.9174260936">
            <text:p>19844.92</text:p>
          </table:table-cell>
          <table:table-cell table:style-name="ce6" table:formula="of:=[.C1674]-ROUNDDOWN([.C1674])" office:value-type="float" office:value="0.917426093623362">
            <text:p>0.92</text:p>
          </table:table-cell>
          <table:table-cell table:formula="of:=IF([.D1674] &lt; [.$D$2])" office:value-type="boolean" office:boolean-value="false">
            <text:p>FALSE</text:p>
          </table:table-cell>
          <table:table-cell table:formula="of:=MOD([.C1674];64)" office:value-type="float" office:value="4.91742609362336">
            <text:p>4.92</text:p>
          </table:table-cell>
          <table:table-cell/>
        </table:table-row>
        <table:table-row table:style-name="ro2">
          <table:table-cell table:style-name="ce3" table:formula="of:=[.A1674]+1" office:value-type="float" office:value="1674">
            <text:p>1674</text:p>
          </table:table-cell>
          <table:table-cell table:style-name="ce3" table:formula="of:=[orbits.$C$3]*[.A1675]" office:value-type="float" office:value="7252539.714">
            <text:p>7252539.714</text:p>
          </table:table-cell>
          <table:table-cell table:style-name="ce6" table:formula="of:=[.B1675]/[orbits.$D$3]" office:value-type="float" office:value="19856.779301423">
            <text:p>19856.78</text:p>
          </table:table-cell>
          <table:table-cell table:style-name="ce6" table:formula="of:=[.C1675]-ROUNDDOWN([.C1675])" office:value-type="float" office:value="0.77930142303012">
            <text:p>0.78</text:p>
          </table:table-cell>
          <table:table-cell table:formula="of:=IF([.D1675] &lt; [.$D$2])" office:value-type="boolean" office:boolean-value="false">
            <text:p>FALSE</text:p>
          </table:table-cell>
          <table:table-cell table:formula="of:=MOD([.C1675];64)" office:value-type="float" office:value="16.7793014230301">
            <text:p>16.78</text:p>
          </table:table-cell>
          <table:table-cell/>
        </table:table-row>
        <table:table-row table:style-name="ro2">
          <table:table-cell table:style-name="ce3" table:formula="of:=[.A1675]+1" office:value-type="float" office:value="1675">
            <text:p>1675</text:p>
          </table:table-cell>
          <table:table-cell table:style-name="ce3" table:formula="of:=[orbits.$C$3]*[.A1676]" office:value-type="float" office:value="7256872.175">
            <text:p>7256872.175</text:p>
          </table:table-cell>
          <table:table-cell table:style-name="ce6" table:formula="of:=[.B1676]/[orbits.$D$3]" office:value-type="float" office:value="19868.6411767524">
            <text:p>19868.64</text:p>
          </table:table-cell>
          <table:table-cell table:style-name="ce6" table:formula="of:=[.C1676]-ROUNDDOWN([.C1676])" office:value-type="float" office:value="0.641176752433239">
            <text:p>0.64</text:p>
          </table:table-cell>
          <table:table-cell table:formula="of:=IF([.D1676] &lt; [.$D$2])" office:value-type="boolean" office:boolean-value="false">
            <text:p>FALSE</text:p>
          </table:table-cell>
          <table:table-cell table:formula="of:=MOD([.C1676];64)" office:value-type="float" office:value="28.6411767524332">
            <text:p>28.64</text:p>
          </table:table-cell>
          <table:table-cell/>
        </table:table-row>
        <table:table-row table:style-name="ro2">
          <table:table-cell table:style-name="ce3" table:formula="of:=[.A1676]+1" office:value-type="float" office:value="1676">
            <text:p>1676</text:p>
          </table:table-cell>
          <table:table-cell table:style-name="ce3" table:formula="of:=[orbits.$C$3]*[.A1677]" office:value-type="float" office:value="7261204.636">
            <text:p>7261204.636</text:p>
          </table:table-cell>
          <table:table-cell table:style-name="ce6" table:formula="of:=[.B1677]/[orbits.$D$3]" office:value-type="float" office:value="19880.5030520818">
            <text:p>19880.50</text:p>
          </table:table-cell>
          <table:table-cell table:style-name="ce6" table:formula="of:=[.C1677]-ROUNDDOWN([.C1677])" office:value-type="float" office:value="0.503052081836358">
            <text:p>0.50</text:p>
          </table:table-cell>
          <table:table-cell table:formula="of:=IF([.D1677] &lt; [.$D$2])" office:value-type="boolean" office:boolean-value="false">
            <text:p>FALSE</text:p>
          </table:table-cell>
          <table:table-cell table:formula="of:=MOD([.C1677];64)" office:value-type="float" office:value="40.5030520818364">
            <text:p>40.50</text:p>
          </table:table-cell>
          <table:table-cell/>
        </table:table-row>
        <table:table-row table:style-name="ro2">
          <table:table-cell table:style-name="ce3" table:formula="of:=[.A1677]+1" office:value-type="float" office:value="1677">
            <text:p>1677</text:p>
          </table:table-cell>
          <table:table-cell table:style-name="ce3" table:formula="of:=[orbits.$C$3]*[.A1678]" office:value-type="float" office:value="7265537.097">
            <text:p>7265537.097</text:p>
          </table:table-cell>
          <table:table-cell table:style-name="ce6" table:formula="of:=[.B1678]/[orbits.$D$3]" office:value-type="float" office:value="19892.3649274112">
            <text:p>19892.36</text:p>
          </table:table-cell>
          <table:table-cell table:style-name="ce6" table:formula="of:=[.C1678]-ROUNDDOWN([.C1678])" office:value-type="float" office:value="0.364927411239478">
            <text:p>0.36</text:p>
          </table:table-cell>
          <table:table-cell table:formula="of:=IF([.D1678] &lt; [.$D$2])" office:value-type="boolean" office:boolean-value="false">
            <text:p>FALSE</text:p>
          </table:table-cell>
          <table:table-cell table:formula="of:=MOD([.C1678];64)" office:value-type="float" office:value="52.3649274112395">
            <text:p>52.36</text:p>
          </table:table-cell>
          <table:table-cell/>
        </table:table-row>
        <table:table-row table:style-name="ro2">
          <table:table-cell table:style-name="ce3" table:formula="of:=[.A1678]+1" office:value-type="float" office:value="1678">
            <text:p>1678</text:p>
          </table:table-cell>
          <table:table-cell table:style-name="ce3" table:formula="of:=[orbits.$C$3]*[.A1679]" office:value-type="float" office:value="7269869.558">
            <text:p>7269869.558</text:p>
          </table:table-cell>
          <table:table-cell table:style-name="ce6" table:formula="of:=[.B1679]/[orbits.$D$3]" office:value-type="float" office:value="19904.2268027406">
            <text:p>19904.23</text:p>
          </table:table-cell>
          <table:table-cell table:style-name="ce6" table:formula="of:=[.C1679]-ROUNDDOWN([.C1679])" office:value-type="float" office:value="0.226802740646235">
            <text:p>0.23</text:p>
          </table:table-cell>
          <table:table-cell table:formula="of:=IF([.D1679] &lt; [.$D$2])" office:value-type="boolean" office:boolean-value="false">
            <text:p>FALSE</text:p>
          </table:table-cell>
          <table:table-cell table:formula="of:=MOD([.C1679];64)" office:value-type="float" office:value="0.226802740646235">
            <text:p>0.23</text:p>
          </table:table-cell>
          <table:table-cell/>
        </table:table-row>
        <table:table-row table:style-name="ro2">
          <table:table-cell table:style-name="ce3" table:formula="of:=[.A1679]+1" office:value-type="float" office:value="1679">
            <text:p>1679</text:p>
          </table:table-cell>
          <table:table-cell table:style-name="ce3" table:formula="of:=[orbits.$C$3]*[.A1680]" office:value-type="float" office:value="7274202.019">
            <text:p>7274202.019</text:p>
          </table:table-cell>
          <table:table-cell table:style-name="ce6" table:formula="of:=[.B1680]/[orbits.$D$3]" office:value-type="float" office:value="19916.08867807">
            <text:p>19916.09</text:p>
          </table:table-cell>
          <table:table-cell table:style-name="ce6" table:formula="of:=[.C1680]-ROUNDDOWN([.C1680])" office:value-type="float" office:value="0.0886780700493546">
            <text:p>0.09</text:p>
          </table:table-cell>
          <table:table-cell table:formula="of:=IF([.D1680] &lt; [.$D$2])" office:value-type="boolean" office:boolean-value="true">
            <text:p>TRUE</text:p>
          </table:table-cell>
          <table:table-cell table:formula="of:=MOD([.C1680];64)" office:value-type="float" office:value="12.0886780700494">
            <text:p>12.09</text:p>
          </table:table-cell>
          <table:table-cell/>
        </table:table-row>
        <table:table-row table:style-name="ro2">
          <table:table-cell table:style-name="ce3" table:formula="of:=[.A1680]+1" office:value-type="float" office:value="1680">
            <text:p>1680</text:p>
          </table:table-cell>
          <table:table-cell table:style-name="ce3" table:formula="of:=[orbits.$C$3]*[.A1681]" office:value-type="float" office:value="7278534.48">
            <text:p>7278534.48</text:p>
          </table:table-cell>
          <table:table-cell table:style-name="ce6" table:formula="of:=[.B1681]/[orbits.$D$3]" office:value-type="float" office:value="19927.9505533995">
            <text:p>19927.95</text:p>
          </table:table-cell>
          <table:table-cell table:style-name="ce6" table:formula="of:=[.C1681]-ROUNDDOWN([.C1681])" office:value-type="float" office:value="0.950553399456112">
            <text:p>0.95</text:p>
          </table:table-cell>
          <table:table-cell table:formula="of:=IF([.D1681] &lt; [.$D$2])" office:value-type="boolean" office:boolean-value="false">
            <text:p>FALSE</text:p>
          </table:table-cell>
          <table:table-cell table:formula="of:=MOD([.C1681];64)" office:value-type="float" office:value="23.9505533994561">
            <text:p>23.95</text:p>
          </table:table-cell>
          <table:table-cell/>
        </table:table-row>
        <table:table-row table:style-name="ro2">
          <table:table-cell table:style-name="ce3" table:formula="of:=[.A1681]+1" office:value-type="float" office:value="1681">
            <text:p>1681</text:p>
          </table:table-cell>
          <table:table-cell table:style-name="ce3" table:formula="of:=[orbits.$C$3]*[.A1682]" office:value-type="float" office:value="7282866.941">
            <text:p>7282866.941</text:p>
          </table:table-cell>
          <table:table-cell table:style-name="ce6" table:formula="of:=[.B1682]/[orbits.$D$3]" office:value-type="float" office:value="19939.8124287289">
            <text:p>19939.81</text:p>
          </table:table-cell>
          <table:table-cell table:style-name="ce6" table:formula="of:=[.C1682]-ROUNDDOWN([.C1682])" office:value-type="float" office:value="0.812428728859231">
            <text:p>0.81</text:p>
          </table:table-cell>
          <table:table-cell table:formula="of:=IF([.D1682] &lt; [.$D$2])" office:value-type="boolean" office:boolean-value="false">
            <text:p>FALSE</text:p>
          </table:table-cell>
          <table:table-cell table:formula="of:=MOD([.C1682];64)" office:value-type="float" office:value="35.8124287288592">
            <text:p>35.81</text:p>
          </table:table-cell>
          <table:table-cell/>
        </table:table-row>
        <table:table-row table:style-name="ro2">
          <table:table-cell table:style-name="ce3" table:formula="of:=[.A1682]+1" office:value-type="float" office:value="1682">
            <text:p>1682</text:p>
          </table:table-cell>
          <table:table-cell table:style-name="ce3" table:formula="of:=[orbits.$C$3]*[.A1683]" office:value-type="float" office:value="7287199.402">
            <text:p>7287199.402</text:p>
          </table:table-cell>
          <table:table-cell table:style-name="ce6" table:formula="of:=[.B1683]/[orbits.$D$3]" office:value-type="float" office:value="19951.6743040583">
            <text:p>19951.67</text:p>
          </table:table-cell>
          <table:table-cell table:style-name="ce6" table:formula="of:=[.C1683]-ROUNDDOWN([.C1683])" office:value-type="float" office:value="0.674304058265989">
            <text:p>0.67</text:p>
          </table:table-cell>
          <table:table-cell table:formula="of:=IF([.D1683] &lt; [.$D$2])" office:value-type="boolean" office:boolean-value="false">
            <text:p>FALSE</text:p>
          </table:table-cell>
          <table:table-cell table:formula="of:=MOD([.C1683];64)" office:value-type="float" office:value="47.674304058266">
            <text:p>47.67</text:p>
          </table:table-cell>
          <table:table-cell/>
        </table:table-row>
        <table:table-row table:style-name="ro2">
          <table:table-cell table:style-name="ce3" table:formula="of:=[.A1683]+1" office:value-type="float" office:value="1683">
            <text:p>1683</text:p>
          </table:table-cell>
          <table:table-cell table:style-name="ce3" table:formula="of:=[orbits.$C$3]*[.A1684]" office:value-type="float" office:value="7291531.863">
            <text:p>7291531.863</text:p>
          </table:table-cell>
          <table:table-cell table:style-name="ce6" table:formula="of:=[.B1684]/[orbits.$D$3]" office:value-type="float" office:value="19963.5361793877">
            <text:p>19963.54</text:p>
          </table:table-cell>
          <table:table-cell table:style-name="ce6" table:formula="of:=[.C1684]-ROUNDDOWN([.C1684])" office:value-type="float" office:value="0.536179387669108">
            <text:p>0.54</text:p>
          </table:table-cell>
          <table:table-cell table:formula="of:=IF([.D1684] &lt; [.$D$2])" office:value-type="boolean" office:boolean-value="false">
            <text:p>FALSE</text:p>
          </table:table-cell>
          <table:table-cell table:formula="of:=MOD([.C1684];64)" office:value-type="float" office:value="59.5361793876691">
            <text:p>59.54</text:p>
          </table:table-cell>
          <table:table-cell/>
        </table:table-row>
        <table:table-row table:style-name="ro2">
          <table:table-cell table:style-name="ce3" table:formula="of:=[.A1684]+1" office:value-type="float" office:value="1684">
            <text:p>1684</text:p>
          </table:table-cell>
          <table:table-cell table:style-name="ce3" table:formula="of:=[orbits.$C$3]*[.A1685]" office:value-type="float" office:value="7295864.324">
            <text:p>7295864.324</text:p>
          </table:table-cell>
          <table:table-cell table:style-name="ce6" table:formula="of:=[.B1685]/[orbits.$D$3]" office:value-type="float" office:value="19975.3980547171">
            <text:p>19975.40</text:p>
          </table:table-cell>
          <table:table-cell table:style-name="ce6" table:formula="of:=[.C1685]-ROUNDDOWN([.C1685])" office:value-type="float" office:value="0.398054717072228">
            <text:p>0.40</text:p>
          </table:table-cell>
          <table:table-cell table:formula="of:=IF([.D1685] &lt; [.$D$2])" office:value-type="boolean" office:boolean-value="false">
            <text:p>FALSE</text:p>
          </table:table-cell>
          <table:table-cell table:formula="of:=MOD([.C1685];64)" office:value-type="float" office:value="7.39805471707223">
            <text:p>7.40</text:p>
          </table:table-cell>
          <table:table-cell/>
        </table:table-row>
        <table:table-row table:style-name="ro2">
          <table:table-cell table:style-name="ce3" table:formula="of:=[.A1685]+1" office:value-type="float" office:value="1685">
            <text:p>1685</text:p>
          </table:table-cell>
          <table:table-cell table:style-name="ce3" table:formula="of:=[orbits.$C$3]*[.A1686]" office:value-type="float" office:value="7300196.785">
            <text:p>7300196.785</text:p>
          </table:table-cell>
          <table:table-cell table:style-name="ce6" table:formula="of:=[.B1686]/[orbits.$D$3]" office:value-type="float" office:value="19987.2599300465">
            <text:p>19987.26</text:p>
          </table:table-cell>
          <table:table-cell table:style-name="ce6" table:formula="of:=[.C1686]-ROUNDDOWN([.C1686])" office:value-type="float" office:value="0.259930046475347">
            <text:p>0.26</text:p>
          </table:table-cell>
          <table:table-cell table:formula="of:=IF([.D1686] &lt; [.$D$2])" office:value-type="boolean" office:boolean-value="false">
            <text:p>FALSE</text:p>
          </table:table-cell>
          <table:table-cell table:formula="of:=MOD([.C1686];64)" office:value-type="float" office:value="19.2599300464753">
            <text:p>19.26</text:p>
          </table:table-cell>
          <table:table-cell/>
        </table:table-row>
        <table:table-row table:style-name="ro2">
          <table:table-cell table:style-name="ce3" table:formula="of:=[.A1686]+1" office:value-type="float" office:value="1686">
            <text:p>1686</text:p>
          </table:table-cell>
          <table:table-cell table:style-name="ce3" table:formula="of:=[orbits.$C$3]*[.A1687]" office:value-type="float" office:value="7304529.246">
            <text:p>7304529.246</text:p>
          </table:table-cell>
          <table:table-cell table:style-name="ce6" table:formula="of:=[.B1687]/[orbits.$D$3]" office:value-type="float" office:value="19999.1218053759">
            <text:p>19999.12</text:p>
          </table:table-cell>
          <table:table-cell table:style-name="ce6" table:formula="of:=[.C1687]-ROUNDDOWN([.C1687])" office:value-type="float" office:value="0.121805375882104">
            <text:p>0.12</text:p>
          </table:table-cell>
          <table:table-cell table:formula="of:=IF([.D1687] &lt; [.$D$2])" office:value-type="boolean" office:boolean-value="false">
            <text:p>FALSE</text:p>
          </table:table-cell>
          <table:table-cell table:formula="of:=MOD([.C1687];64)" office:value-type="float" office:value="31.1218053758821">
            <text:p>31.12</text:p>
          </table:table-cell>
          <table:table-cell/>
        </table:table-row>
        <table:table-row table:style-name="ro2">
          <table:table-cell table:style-name="ce3" table:formula="of:=[.A1687]+1" office:value-type="float" office:value="1687">
            <text:p>1687</text:p>
          </table:table-cell>
          <table:table-cell table:style-name="ce3" table:formula="of:=[orbits.$C$3]*[.A1688]" office:value-type="float" office:value="7308861.707">
            <text:p>7308861.707</text:p>
          </table:table-cell>
          <table:table-cell table:style-name="ce6" table:formula="of:=[.B1688]/[orbits.$D$3]" office:value-type="float" office:value="20010.9836807053">
            <text:p>20010.98</text:p>
          </table:table-cell>
          <table:table-cell table:style-name="ce6" table:formula="of:=[.C1688]-ROUNDDOWN([.C1688])" office:value-type="float" office:value="0.983680705285224">
            <text:p>0.98</text:p>
          </table:table-cell>
          <table:table-cell table:formula="of:=IF([.D1688] &lt; [.$D$2])" office:value-type="boolean" office:boolean-value="false">
            <text:p>FALSE</text:p>
          </table:table-cell>
          <table:table-cell table:formula="of:=MOD([.C1688];64)" office:value-type="float" office:value="42.9836807052852">
            <text:p>42.98</text:p>
          </table:table-cell>
          <table:table-cell/>
        </table:table-row>
        <table:table-row table:style-name="ro2">
          <table:table-cell table:style-name="ce3" table:formula="of:=[.A1688]+1" office:value-type="float" office:value="1688">
            <text:p>1688</text:p>
          </table:table-cell>
          <table:table-cell table:style-name="ce3" table:formula="of:=[orbits.$C$3]*[.A1689]" office:value-type="float" office:value="7313194.168">
            <text:p>7313194.168</text:p>
          </table:table-cell>
          <table:table-cell table:style-name="ce6" table:formula="of:=[.B1689]/[orbits.$D$3]" office:value-type="float" office:value="20022.8455560347">
            <text:p>20022.85</text:p>
          </table:table-cell>
          <table:table-cell table:style-name="ce6" table:formula="of:=[.C1689]-ROUNDDOWN([.C1689])" office:value-type="float" office:value="0.845556034691981">
            <text:p>0.85</text:p>
          </table:table-cell>
          <table:table-cell table:formula="of:=IF([.D1689] &lt; [.$D$2])" office:value-type="boolean" office:boolean-value="false">
            <text:p>FALSE</text:p>
          </table:table-cell>
          <table:table-cell table:formula="of:=MOD([.C1689];64)" office:value-type="float" office:value="54.845556034692">
            <text:p>54.85</text:p>
          </table:table-cell>
          <table:table-cell/>
        </table:table-row>
        <table:table-row table:style-name="ro2">
          <table:table-cell table:style-name="ce3" table:formula="of:=[.A1689]+1" office:value-type="float" office:value="1689">
            <text:p>1689</text:p>
          </table:table-cell>
          <table:table-cell table:style-name="ce3" table:formula="of:=[orbits.$C$3]*[.A1690]" office:value-type="float" office:value="7317526.629">
            <text:p>7317526.629</text:p>
          </table:table-cell>
          <table:table-cell table:style-name="ce6" table:formula="of:=[.B1690]/[orbits.$D$3]" office:value-type="float" office:value="20034.7074313641">
            <text:p>20034.71</text:p>
          </table:table-cell>
          <table:table-cell table:style-name="ce6" table:formula="of:=[.C1690]-ROUNDDOWN([.C1690])" office:value-type="float" office:value="0.7074313640951">
            <text:p>0.71</text:p>
          </table:table-cell>
          <table:table-cell table:formula="of:=IF([.D1690] &lt; [.$D$2])" office:value-type="boolean" office:boolean-value="false">
            <text:p>FALSE</text:p>
          </table:table-cell>
          <table:table-cell table:formula="of:=MOD([.C1690];64)" office:value-type="float" office:value="2.7074313640951">
            <text:p>2.71</text:p>
          </table:table-cell>
          <table:table-cell/>
        </table:table-row>
        <table:table-row table:style-name="ro2">
          <table:table-cell table:style-name="ce3" table:formula="of:=[.A1690]+1" office:value-type="float" office:value="1690">
            <text:p>1690</text:p>
          </table:table-cell>
          <table:table-cell table:style-name="ce3" table:formula="of:=[orbits.$C$3]*[.A1691]" office:value-type="float" office:value="7321859.09">
            <text:p>7321859.09</text:p>
          </table:table-cell>
          <table:table-cell table:style-name="ce6" table:formula="of:=[.B1691]/[orbits.$D$3]" office:value-type="float" office:value="20046.5693066935">
            <text:p>20046.57</text:p>
          </table:table-cell>
          <table:table-cell table:style-name="ce6" table:formula="of:=[.C1691]-ROUNDDOWN([.C1691])" office:value-type="float" office:value="0.56930669349822">
            <text:p>0.57</text:p>
          </table:table-cell>
          <table:table-cell table:formula="of:=IF([.D1691] &lt; [.$D$2])" office:value-type="boolean" office:boolean-value="false">
            <text:p>FALSE</text:p>
          </table:table-cell>
          <table:table-cell table:formula="of:=MOD([.C1691];64)" office:value-type="float" office:value="14.5693066934982">
            <text:p>14.57</text:p>
          </table:table-cell>
          <table:table-cell/>
        </table:table-row>
        <table:table-row table:style-name="ro2">
          <table:table-cell table:style-name="ce3" table:formula="of:=[.A1691]+1" office:value-type="float" office:value="1691">
            <text:p>1691</text:p>
          </table:table-cell>
          <table:table-cell table:style-name="ce3" table:formula="of:=[orbits.$C$3]*[.A1692]" office:value-type="float" office:value="7326191.551">
            <text:p>7326191.551</text:p>
          </table:table-cell>
          <table:table-cell table:style-name="ce6" table:formula="of:=[.B1692]/[orbits.$D$3]" office:value-type="float" office:value="20058.4311820229">
            <text:p>20058.43</text:p>
          </table:table-cell>
          <table:table-cell table:style-name="ce6" table:formula="of:=[.C1692]-ROUNDDOWN([.C1692])" office:value-type="float" office:value="0.431182022901339">
            <text:p>0.43</text:p>
          </table:table-cell>
          <table:table-cell table:formula="of:=IF([.D1692] &lt; [.$D$2])" office:value-type="boolean" office:boolean-value="false">
            <text:p>FALSE</text:p>
          </table:table-cell>
          <table:table-cell table:formula="of:=MOD([.C1692];64)" office:value-type="float" office:value="26.4311820229013">
            <text:p>26.43</text:p>
          </table:table-cell>
          <table:table-cell/>
        </table:table-row>
        <table:table-row table:style-name="ro2">
          <table:table-cell table:style-name="ce3" table:formula="of:=[.A1692]+1" office:value-type="float" office:value="1692">
            <text:p>1692</text:p>
          </table:table-cell>
          <table:table-cell table:style-name="ce3" table:formula="of:=[orbits.$C$3]*[.A1693]" office:value-type="float" office:value="7330524.012">
            <text:p>7330524.012</text:p>
          </table:table-cell>
          <table:table-cell table:style-name="ce6" table:formula="of:=[.B1693]/[orbits.$D$3]" office:value-type="float" office:value="20070.2930573523">
            <text:p>20070.29</text:p>
          </table:table-cell>
          <table:table-cell table:style-name="ce6" table:formula="of:=[.C1693]-ROUNDDOWN([.C1693])" office:value-type="float" office:value="0.293057352308097">
            <text:p>0.29</text:p>
          </table:table-cell>
          <table:table-cell table:formula="of:=IF([.D1693] &lt; [.$D$2])" office:value-type="boolean" office:boolean-value="false">
            <text:p>FALSE</text:p>
          </table:table-cell>
          <table:table-cell table:formula="of:=MOD([.C1693];64)" office:value-type="float" office:value="38.2930573523081">
            <text:p>38.29</text:p>
          </table:table-cell>
          <table:table-cell/>
        </table:table-row>
        <table:table-row table:style-name="ro2">
          <table:table-cell table:style-name="ce3" table:formula="of:=[.A1693]+1" office:value-type="float" office:value="1693">
            <text:p>1693</text:p>
          </table:table-cell>
          <table:table-cell table:style-name="ce3" table:formula="of:=[orbits.$C$3]*[.A1694]" office:value-type="float" office:value="7334856.473">
            <text:p>7334856.473</text:p>
          </table:table-cell>
          <table:table-cell table:style-name="ce6" table:formula="of:=[.B1694]/[orbits.$D$3]" office:value-type="float" office:value="20082.1549326817">
            <text:p>20082.15</text:p>
          </table:table-cell>
          <table:table-cell table:style-name="ce6" table:formula="of:=[.C1694]-ROUNDDOWN([.C1694])" office:value-type="float" office:value="0.154932681711216">
            <text:p>0.15</text:p>
          </table:table-cell>
          <table:table-cell table:formula="of:=IF([.D1694] &lt; [.$D$2])" office:value-type="boolean" office:boolean-value="false">
            <text:p>FALSE</text:p>
          </table:table-cell>
          <table:table-cell table:formula="of:=MOD([.C1694];64)" office:value-type="float" office:value="50.1549326817112">
            <text:p>50.15</text:p>
          </table:table-cell>
          <table:table-cell/>
        </table:table-row>
        <table:table-row table:style-name="ro2">
          <table:table-cell table:style-name="ce3" table:formula="of:=[.A1694]+1" office:value-type="float" office:value="1694">
            <text:p>1694</text:p>
          </table:table-cell>
          <table:table-cell table:style-name="ce3" table:formula="of:=[orbits.$C$3]*[.A1695]" office:value-type="float" office:value="7339188.934">
            <text:p>7339188.934</text:p>
          </table:table-cell>
          <table:table-cell table:style-name="ce6" table:formula="of:=[.B1695]/[orbits.$D$3]" office:value-type="float" office:value="20094.0168080111">
            <text:p>20094.02</text:p>
          </table:table-cell>
          <table:table-cell table:style-name="ce6" table:formula="of:=[.C1695]-ROUNDDOWN([.C1695])" office:value-type="float" office:value="0.0168080111179734">
            <text:p>0.02</text:p>
          </table:table-cell>
          <table:table-cell table:formula="of:=IF([.D1695] &lt; [.$D$2])" office:value-type="boolean" office:boolean-value="true">
            <text:p>TRUE</text:p>
          </table:table-cell>
          <table:table-cell table:formula="of:=MOD([.C1695];64)" office:value-type="float" office:value="62.016808011118">
            <text:p>62.02</text:p>
          </table:table-cell>
          <table:table-cell/>
        </table:table-row>
        <table:table-row table:style-name="ro2">
          <table:table-cell table:style-name="ce3" table:formula="of:=[.A1695]+1" office:value-type="float" office:value="1695">
            <text:p>1695</text:p>
          </table:table-cell>
          <table:table-cell table:style-name="ce3" table:formula="of:=[orbits.$C$3]*[.A1696]" office:value-type="float" office:value="7343521.395">
            <text:p>7343521.395</text:p>
          </table:table-cell>
          <table:table-cell table:style-name="ce6" table:formula="of:=[.B1696]/[orbits.$D$3]" office:value-type="float" office:value="20105.8786833405">
            <text:p>20105.88</text:p>
          </table:table-cell>
          <table:table-cell table:style-name="ce6" table:formula="of:=[.C1696]-ROUNDDOWN([.C1696])" office:value-type="float" office:value="0.878683340521093">
            <text:p>0.88</text:p>
          </table:table-cell>
          <table:table-cell table:formula="of:=IF([.D1696] &lt; [.$D$2])" office:value-type="boolean" office:boolean-value="false">
            <text:p>FALSE</text:p>
          </table:table-cell>
          <table:table-cell table:formula="of:=MOD([.C1696];64)" office:value-type="float" office:value="9.87868334052109">
            <text:p>9.88</text:p>
          </table:table-cell>
          <table:table-cell/>
        </table:table-row>
        <table:table-row table:style-name="ro2">
          <table:table-cell table:style-name="ce3" table:formula="of:=[.A1696]+1" office:value-type="float" office:value="1696">
            <text:p>1696</text:p>
          </table:table-cell>
          <table:table-cell table:style-name="ce3" table:formula="of:=[orbits.$C$3]*[.A1697]" office:value-type="float" office:value="7347853.856">
            <text:p>7347853.856</text:p>
          </table:table-cell>
          <table:table-cell table:style-name="ce6" table:formula="of:=[.B1697]/[orbits.$D$3]" office:value-type="float" office:value="20117.7405586699">
            <text:p>20117.74</text:p>
          </table:table-cell>
          <table:table-cell table:style-name="ce6" table:formula="of:=[.C1697]-ROUNDDOWN([.C1697])" office:value-type="float" office:value="0.74055866992785">
            <text:p>0.74</text:p>
          </table:table-cell>
          <table:table-cell table:formula="of:=IF([.D1697] &lt; [.$D$2])" office:value-type="boolean" office:boolean-value="false">
            <text:p>FALSE</text:p>
          </table:table-cell>
          <table:table-cell table:formula="of:=MOD([.C1697];64)" office:value-type="float" office:value="21.7405586699279">
            <text:p>21.74</text:p>
          </table:table-cell>
          <table:table-cell/>
        </table:table-row>
        <table:table-row table:style-name="ro2">
          <table:table-cell table:style-name="ce3" table:formula="of:=[.A1697]+1" office:value-type="float" office:value="1697">
            <text:p>1697</text:p>
          </table:table-cell>
          <table:table-cell table:style-name="ce3" table:formula="of:=[orbits.$C$3]*[.A1698]" office:value-type="float" office:value="7352186.317">
            <text:p>7352186.317</text:p>
          </table:table-cell>
          <table:table-cell table:style-name="ce6" table:formula="of:=[.B1698]/[orbits.$D$3]" office:value-type="float" office:value="20129.6024339993">
            <text:p>20129.60</text:p>
          </table:table-cell>
          <table:table-cell table:style-name="ce6" table:formula="of:=[.C1698]-ROUNDDOWN([.C1698])" office:value-type="float" office:value="0.60243399933097">
            <text:p>0.60</text:p>
          </table:table-cell>
          <table:table-cell table:formula="of:=IF([.D1698] &lt; [.$D$2])" office:value-type="boolean" office:boolean-value="false">
            <text:p>FALSE</text:p>
          </table:table-cell>
          <table:table-cell table:formula="of:=MOD([.C1698];64)" office:value-type="float" office:value="33.602433999331">
            <text:p>33.60</text:p>
          </table:table-cell>
          <table:table-cell/>
        </table:table-row>
        <table:table-row table:style-name="ro2">
          <table:table-cell table:style-name="ce3" table:formula="of:=[.A1698]+1" office:value-type="float" office:value="1698">
            <text:p>1698</text:p>
          </table:table-cell>
          <table:table-cell table:style-name="ce3" table:formula="of:=[orbits.$C$3]*[.A1699]" office:value-type="float" office:value="7356518.778">
            <text:p>7356518.778</text:p>
          </table:table-cell>
          <table:table-cell table:style-name="ce6" table:formula="of:=[.B1699]/[orbits.$D$3]" office:value-type="float" office:value="20141.4643093287">
            <text:p>20141.46</text:p>
          </table:table-cell>
          <table:table-cell table:style-name="ce6" table:formula="of:=[.C1699]-ROUNDDOWN([.C1699])" office:value-type="float" office:value="0.464309328734089">
            <text:p>0.46</text:p>
          </table:table-cell>
          <table:table-cell table:formula="of:=IF([.D1699] &lt; [.$D$2])" office:value-type="boolean" office:boolean-value="false">
            <text:p>FALSE</text:p>
          </table:table-cell>
          <table:table-cell table:formula="of:=MOD([.C1699];64)" office:value-type="float" office:value="45.4643093287341">
            <text:p>45.46</text:p>
          </table:table-cell>
          <table:table-cell/>
        </table:table-row>
        <table:table-row table:style-name="ro2">
          <table:table-cell table:style-name="ce3" table:formula="of:=[.A1699]+1" office:value-type="float" office:value="1699">
            <text:p>1699</text:p>
          </table:table-cell>
          <table:table-cell table:style-name="ce3" table:formula="of:=[orbits.$C$3]*[.A1700]" office:value-type="float" office:value="7360851.239">
            <text:p>7360851.239</text:p>
          </table:table-cell>
          <table:table-cell table:style-name="ce6" table:formula="of:=[.B1700]/[orbits.$D$3]" office:value-type="float" office:value="20153.3261846581">
            <text:p>20153.33</text:p>
          </table:table-cell>
          <table:table-cell table:style-name="ce6" table:formula="of:=[.C1700]-ROUNDDOWN([.C1700])" office:value-type="float" office:value="0.326184658137208">
            <text:p>0.33</text:p>
          </table:table-cell>
          <table:table-cell table:formula="of:=IF([.D1700] &lt; [.$D$2])" office:value-type="boolean" office:boolean-value="false">
            <text:p>FALSE</text:p>
          </table:table-cell>
          <table:table-cell table:formula="of:=MOD([.C1700];64)" office:value-type="float" office:value="57.3261846581372">
            <text:p>57.33</text:p>
          </table:table-cell>
          <table:table-cell/>
        </table:table-row>
        <table:table-row table:style-name="ro2">
          <table:table-cell table:style-name="ce3" table:formula="of:=[.A1700]+1" office:value-type="float" office:value="1700">
            <text:p>1700</text:p>
          </table:table-cell>
          <table:table-cell table:style-name="ce3" table:formula="of:=[orbits.$C$3]*[.A1701]" office:value-type="float" office:value="7365183.7">
            <text:p>7365183.7</text:p>
          </table:table-cell>
          <table:table-cell table:style-name="ce6" table:formula="of:=[.B1701]/[orbits.$D$3]" office:value-type="float" office:value="20165.1880599875">
            <text:p>20165.19</text:p>
          </table:table-cell>
          <table:table-cell table:style-name="ce6" table:formula="of:=[.C1701]-ROUNDDOWN([.C1701])" office:value-type="float" office:value="0.188059987543966">
            <text:p>0.19</text:p>
          </table:table-cell>
          <table:table-cell table:formula="of:=IF([.D1701] &lt; [.$D$2])" office:value-type="boolean" office:boolean-value="false">
            <text:p>FALSE</text:p>
          </table:table-cell>
          <table:table-cell table:formula="of:=MOD([.C1701];64)" office:value-type="float" office:value="5.18805998754397">
            <text:p>5.19</text:p>
          </table:table-cell>
          <table:table-cell/>
        </table:table-row>
        <table:table-row table:style-name="ro2">
          <table:table-cell table:style-name="ce3" table:formula="of:=[.A1701]+1" office:value-type="float" office:value="1701">
            <text:p>1701</text:p>
          </table:table-cell>
          <table:table-cell table:style-name="ce3" table:formula="of:=[orbits.$C$3]*[.A1702]" office:value-type="float" office:value="7369516.161">
            <text:p>7369516.161</text:p>
          </table:table-cell>
          <table:table-cell table:style-name="ce6" table:formula="of:=[.B1702]/[orbits.$D$3]" office:value-type="float" office:value="20177.0499353169">
            <text:p>20177.05</text:p>
          </table:table-cell>
          <table:table-cell table:style-name="ce6" table:formula="of:=[.C1702]-ROUNDDOWN([.C1702])" office:value-type="float" office:value="0.0499353169470851">
            <text:p>0.05</text:p>
          </table:table-cell>
          <table:table-cell table:formula="of:=IF([.D1702] &lt; [.$D$2])" office:value-type="boolean" office:boolean-value="true">
            <text:p>TRUE</text:p>
          </table:table-cell>
          <table:table-cell table:formula="of:=MOD([.C1702];64)" office:value-type="float" office:value="17.0499353169471">
            <text:p>17.05</text:p>
          </table:table-cell>
          <table:table-cell/>
        </table:table-row>
        <table:table-row table:style-name="ro2">
          <table:table-cell table:style-name="ce3" table:formula="of:=[.A1702]+1" office:value-type="float" office:value="1702">
            <text:p>1702</text:p>
          </table:table-cell>
          <table:table-cell table:style-name="ce3" table:formula="of:=[orbits.$C$3]*[.A1703]" office:value-type="float" office:value="7373848.622">
            <text:p>7373848.622</text:p>
          </table:table-cell>
          <table:table-cell table:style-name="ce6" table:formula="of:=[.B1703]/[orbits.$D$3]" office:value-type="float" office:value="20188.9118106464">
            <text:p>20188.91</text:p>
          </table:table-cell>
          <table:table-cell table:style-name="ce6" table:formula="of:=[.C1703]-ROUNDDOWN([.C1703])" office:value-type="float" office:value="0.911810646353842">
            <text:p>0.91</text:p>
          </table:table-cell>
          <table:table-cell table:formula="of:=IF([.D1703] &lt; [.$D$2])" office:value-type="boolean" office:boolean-value="false">
            <text:p>FALSE</text:p>
          </table:table-cell>
          <table:table-cell table:formula="of:=MOD([.C1703];64)" office:value-type="float" office:value="28.9118106463538">
            <text:p>28.91</text:p>
          </table:table-cell>
          <table:table-cell/>
        </table:table-row>
        <table:table-row table:style-name="ro2">
          <table:table-cell table:style-name="ce3" table:formula="of:=[.A1703]+1" office:value-type="float" office:value="1703">
            <text:p>1703</text:p>
          </table:table-cell>
          <table:table-cell table:style-name="ce3" table:formula="of:=[orbits.$C$3]*[.A1704]" office:value-type="float" office:value="7378181.083">
            <text:p>7378181.083</text:p>
          </table:table-cell>
          <table:table-cell table:style-name="ce6" table:formula="of:=[.B1704]/[orbits.$D$3]" office:value-type="float" office:value="20200.7736859758">
            <text:p>20200.77</text:p>
          </table:table-cell>
          <table:table-cell table:style-name="ce6" table:formula="of:=[.C1704]-ROUNDDOWN([.C1704])" office:value-type="float" office:value="0.773685975756962">
            <text:p>0.77</text:p>
          </table:table-cell>
          <table:table-cell table:formula="of:=IF([.D1704] &lt; [.$D$2])" office:value-type="boolean" office:boolean-value="false">
            <text:p>FALSE</text:p>
          </table:table-cell>
          <table:table-cell table:formula="of:=MOD([.C1704];64)" office:value-type="float" office:value="40.773685975757">
            <text:p>40.77</text:p>
          </table:table-cell>
          <table:table-cell/>
        </table:table-row>
        <table:table-row table:style-name="ro2">
          <table:table-cell table:style-name="ce3" table:formula="of:=[.A1704]+1" office:value-type="float" office:value="1704">
            <text:p>1704</text:p>
          </table:table-cell>
          <table:table-cell table:style-name="ce3" table:formula="of:=[orbits.$C$3]*[.A1705]" office:value-type="float" office:value="7382513.544">
            <text:p>7382513.544</text:p>
          </table:table-cell>
          <table:table-cell table:style-name="ce6" table:formula="of:=[.B1705]/[orbits.$D$3]" office:value-type="float" office:value="20212.6355613052">
            <text:p>20212.64</text:p>
          </table:table-cell>
          <table:table-cell table:style-name="ce6" table:formula="of:=[.C1705]-ROUNDDOWN([.C1705])" office:value-type="float" office:value="0.635561305160081">
            <text:p>0.64</text:p>
          </table:table-cell>
          <table:table-cell table:formula="of:=IF([.D1705] &lt; [.$D$2])" office:value-type="boolean" office:boolean-value="false">
            <text:p>FALSE</text:p>
          </table:table-cell>
          <table:table-cell table:formula="of:=MOD([.C1705];64)" office:value-type="float" office:value="52.6355613051601">
            <text:p>52.64</text:p>
          </table:table-cell>
          <table:table-cell/>
        </table:table-row>
        <table:table-row table:style-name="ro2">
          <table:table-cell table:style-name="ce3" table:formula="of:=[.A1705]+1" office:value-type="float" office:value="1705">
            <text:p>1705</text:p>
          </table:table-cell>
          <table:table-cell table:style-name="ce3" table:formula="of:=[orbits.$C$3]*[.A1706]" office:value-type="float" office:value="7386846.005">
            <text:p>7386846.005</text:p>
          </table:table-cell>
          <table:table-cell table:style-name="ce6" table:formula="of:=[.B1706]/[orbits.$D$3]" office:value-type="float" office:value="20224.4974366346">
            <text:p>20224.50</text:p>
          </table:table-cell>
          <table:table-cell table:style-name="ce6" table:formula="of:=[.C1706]-ROUNDDOWN([.C1706])" office:value-type="float" office:value="0.497436634566839">
            <text:p>0.50</text:p>
          </table:table-cell>
          <table:table-cell table:formula="of:=IF([.D1706] &lt; [.$D$2])" office:value-type="boolean" office:boolean-value="false">
            <text:p>FALSE</text:p>
          </table:table-cell>
          <table:table-cell table:formula="of:=MOD([.C1706];64)" office:value-type="float" office:value="0.497436634566839">
            <text:p>0.50</text:p>
          </table:table-cell>
          <table:table-cell/>
        </table:table-row>
        <table:table-row table:style-name="ro2">
          <table:table-cell table:style-name="ce3" table:formula="of:=[.A1706]+1" office:value-type="float" office:value="1706">
            <text:p>1706</text:p>
          </table:table-cell>
          <table:table-cell table:style-name="ce3" table:formula="of:=[orbits.$C$3]*[.A1707]" office:value-type="float" office:value="7391178.466">
            <text:p>7391178.466</text:p>
          </table:table-cell>
          <table:table-cell table:style-name="ce6" table:formula="of:=[.B1707]/[orbits.$D$3]" office:value-type="float" office:value="20236.359311964">
            <text:p>20236.36</text:p>
          </table:table-cell>
          <table:table-cell table:style-name="ce6" table:formula="of:=[.C1707]-ROUNDDOWN([.C1707])" office:value-type="float" office:value="0.359311963969958">
            <text:p>0.36</text:p>
          </table:table-cell>
          <table:table-cell table:formula="of:=IF([.D1707] &lt; [.$D$2])" office:value-type="boolean" office:boolean-value="false">
            <text:p>FALSE</text:p>
          </table:table-cell>
          <table:table-cell table:formula="of:=MOD([.C1707];64)" office:value-type="float" office:value="12.35931196397">
            <text:p>12.36</text:p>
          </table:table-cell>
          <table:table-cell/>
        </table:table-row>
        <table:table-row table:style-name="ro2">
          <table:table-cell table:style-name="ce3" table:formula="of:=[.A1707]+1" office:value-type="float" office:value="1707">
            <text:p>1707</text:p>
          </table:table-cell>
          <table:table-cell table:style-name="ce3" table:formula="of:=[orbits.$C$3]*[.A1708]" office:value-type="float" office:value="7395510.927">
            <text:p>7395510.927</text:p>
          </table:table-cell>
          <table:table-cell table:style-name="ce6" table:formula="of:=[.B1708]/[orbits.$D$3]" office:value-type="float" office:value="20248.2211872934">
            <text:p>20248.22</text:p>
          </table:table-cell>
          <table:table-cell table:style-name="ce6" table:formula="of:=[.C1708]-ROUNDDOWN([.C1708])" office:value-type="float" office:value="0.221187293373077">
            <text:p>0.22</text:p>
          </table:table-cell>
          <table:table-cell table:formula="of:=IF([.D1708] &lt; [.$D$2])" office:value-type="boolean" office:boolean-value="false">
            <text:p>FALSE</text:p>
          </table:table-cell>
          <table:table-cell table:formula="of:=MOD([.C1708];64)" office:value-type="float" office:value="24.2211872933731">
            <text:p>24.22</text:p>
          </table:table-cell>
          <table:table-cell/>
        </table:table-row>
        <table:table-row table:style-name="ro2">
          <table:table-cell table:style-name="ce3" table:formula="of:=[.A1708]+1" office:value-type="float" office:value="1708">
            <text:p>1708</text:p>
          </table:table-cell>
          <table:table-cell table:style-name="ce3" table:formula="of:=[orbits.$C$3]*[.A1709]" office:value-type="float" office:value="7399843.388">
            <text:p>7399843.388</text:p>
          </table:table-cell>
          <table:table-cell table:style-name="ce6" table:formula="of:=[.B1709]/[orbits.$D$3]" office:value-type="float" office:value="20260.0830626228">
            <text:p>20260.08</text:p>
          </table:table-cell>
          <table:table-cell table:style-name="ce6" table:formula="of:=[.C1709]-ROUNDDOWN([.C1709])" office:value-type="float" office:value="0.0830626227798348">
            <text:p>0.08</text:p>
          </table:table-cell>
          <table:table-cell table:formula="of:=IF([.D1709] &lt; [.$D$2])" office:value-type="boolean" office:boolean-value="true">
            <text:p>TRUE</text:p>
          </table:table-cell>
          <table:table-cell table:formula="of:=MOD([.C1709];64)" office:value-type="float" office:value="36.0830626227798">
            <text:p>36.08</text:p>
          </table:table-cell>
          <table:table-cell/>
        </table:table-row>
        <table:table-row table:style-name="ro2">
          <table:table-cell table:style-name="ce3" table:formula="of:=[.A1709]+1" office:value-type="float" office:value="1709">
            <text:p>1709</text:p>
          </table:table-cell>
          <table:table-cell table:style-name="ce3" table:formula="of:=[orbits.$C$3]*[.A1710]" office:value-type="float" office:value="7404175.849">
            <text:p>7404175.849</text:p>
          </table:table-cell>
          <table:table-cell table:style-name="ce6" table:formula="of:=[.B1710]/[orbits.$D$3]" office:value-type="float" office:value="20271.9449379522">
            <text:p>20271.94</text:p>
          </table:table-cell>
          <table:table-cell table:style-name="ce6" table:formula="of:=[.C1710]-ROUNDDOWN([.C1710])" office:value-type="float" office:value="0.944937952182954">
            <text:p>0.94</text:p>
          </table:table-cell>
          <table:table-cell table:formula="of:=IF([.D1710] &lt; [.$D$2])" office:value-type="boolean" office:boolean-value="false">
            <text:p>FALSE</text:p>
          </table:table-cell>
          <table:table-cell table:formula="of:=MOD([.C1710];64)" office:value-type="float" office:value="47.944937952183">
            <text:p>47.94</text:p>
          </table:table-cell>
          <table:table-cell/>
        </table:table-row>
        <table:table-row table:style-name="ro2">
          <table:table-cell table:style-name="ce3" table:formula="of:=[.A1710]+1" office:value-type="float" office:value="1710">
            <text:p>1710</text:p>
          </table:table-cell>
          <table:table-cell table:style-name="ce3" table:formula="of:=[orbits.$C$3]*[.A1711]" office:value-type="float" office:value="7408508.31">
            <text:p>7408508.31</text:p>
          </table:table-cell>
          <table:table-cell table:style-name="ce6" table:formula="of:=[.B1711]/[orbits.$D$3]" office:value-type="float" office:value="20283.8068132816">
            <text:p>20283.81</text:p>
          </table:table-cell>
          <table:table-cell table:style-name="ce6" table:formula="of:=[.C1711]-ROUNDDOWN([.C1711])" office:value-type="float" office:value="0.806813281589712">
            <text:p>0.81</text:p>
          </table:table-cell>
          <table:table-cell table:formula="of:=IF([.D1711] &lt; [.$D$2])" office:value-type="boolean" office:boolean-value="false">
            <text:p>FALSE</text:p>
          </table:table-cell>
          <table:table-cell table:formula="of:=MOD([.C1711];64)" office:value-type="float" office:value="59.8068132815897">
            <text:p>59.81</text:p>
          </table:table-cell>
          <table:table-cell/>
        </table:table-row>
        <table:table-row table:style-name="ro2">
          <table:table-cell table:style-name="ce3" table:formula="of:=[.A1711]+1" office:value-type="float" office:value="1711">
            <text:p>1711</text:p>
          </table:table-cell>
          <table:table-cell table:style-name="ce3" table:formula="of:=[orbits.$C$3]*[.A1712]" office:value-type="float" office:value="7412840.771">
            <text:p>7412840.771</text:p>
          </table:table-cell>
          <table:table-cell table:style-name="ce6" table:formula="of:=[.B1712]/[orbits.$D$3]" office:value-type="float" office:value="20295.668688611">
            <text:p>20295.67</text:p>
          </table:table-cell>
          <table:table-cell table:style-name="ce6" table:formula="of:=[.C1712]-ROUNDDOWN([.C1712])" office:value-type="float" office:value="0.668688610992831">
            <text:p>0.67</text:p>
          </table:table-cell>
          <table:table-cell table:formula="of:=IF([.D1712] &lt; [.$D$2])" office:value-type="boolean" office:boolean-value="false">
            <text:p>FALSE</text:p>
          </table:table-cell>
          <table:table-cell table:formula="of:=MOD([.C1712];64)" office:value-type="float" office:value="7.66868861099283">
            <text:p>7.67</text:p>
          </table:table-cell>
          <table:table-cell/>
        </table:table-row>
        <table:table-row table:style-name="ro2">
          <table:table-cell table:style-name="ce3" table:formula="of:=[.A1712]+1" office:value-type="float" office:value="1712">
            <text:p>1712</text:p>
          </table:table-cell>
          <table:table-cell table:style-name="ce3" table:formula="of:=[orbits.$C$3]*[.A1713]" office:value-type="float" office:value="7417173.232">
            <text:p>7417173.232</text:p>
          </table:table-cell>
          <table:table-cell table:style-name="ce6" table:formula="of:=[.B1713]/[orbits.$D$3]" office:value-type="float" office:value="20307.5305639404">
            <text:p>20307.53</text:p>
          </table:table-cell>
          <table:table-cell table:style-name="ce6" table:formula="of:=[.C1713]-ROUNDDOWN([.C1713])" office:value-type="float" office:value="0.53056394039595">
            <text:p>0.53</text:p>
          </table:table-cell>
          <table:table-cell table:formula="of:=IF([.D1713] &lt; [.$D$2])" office:value-type="boolean" office:boolean-value="false">
            <text:p>FALSE</text:p>
          </table:table-cell>
          <table:table-cell table:formula="of:=MOD([.C1713];64)" office:value-type="float" office:value="19.530563940396">
            <text:p>19.53</text:p>
          </table:table-cell>
          <table:table-cell/>
        </table:table-row>
        <table:table-row table:style-name="ro2">
          <table:table-cell table:style-name="ce3" table:formula="of:=[.A1713]+1" office:value-type="float" office:value="1713">
            <text:p>1713</text:p>
          </table:table-cell>
          <table:table-cell table:style-name="ce3" table:formula="of:=[orbits.$C$3]*[.A1714]" office:value-type="float" office:value="7421505.693">
            <text:p>7421505.693</text:p>
          </table:table-cell>
          <table:table-cell table:style-name="ce6" table:formula="of:=[.B1714]/[orbits.$D$3]" office:value-type="float" office:value="20319.3924392698">
            <text:p>20319.39</text:p>
          </table:table-cell>
          <table:table-cell table:style-name="ce6" table:formula="of:=[.C1714]-ROUNDDOWN([.C1714])" office:value-type="float" office:value="0.39243926979907">
            <text:p>0.39</text:p>
          </table:table-cell>
          <table:table-cell table:formula="of:=IF([.D1714] &lt; [.$D$2])" office:value-type="boolean" office:boolean-value="false">
            <text:p>FALSE</text:p>
          </table:table-cell>
          <table:table-cell table:formula="of:=MOD([.C1714];64)" office:value-type="float" office:value="31.3924392697991">
            <text:p>31.39</text:p>
          </table:table-cell>
          <table:table-cell/>
        </table:table-row>
        <table:table-row table:style-name="ro2">
          <table:table-cell table:style-name="ce3" table:formula="of:=[.A1714]+1" office:value-type="float" office:value="1714">
            <text:p>1714</text:p>
          </table:table-cell>
          <table:table-cell table:style-name="ce3" table:formula="of:=[orbits.$C$3]*[.A1715]" office:value-type="float" office:value="7425838.154">
            <text:p>7425838.154</text:p>
          </table:table-cell>
          <table:table-cell table:style-name="ce6" table:formula="of:=[.B1715]/[orbits.$D$3]" office:value-type="float" office:value="20331.2543145992">
            <text:p>20331.25</text:p>
          </table:table-cell>
          <table:table-cell table:style-name="ce6" table:formula="of:=[.C1715]-ROUNDDOWN([.C1715])" office:value-type="float" office:value="0.254314599205827">
            <text:p>0.25</text:p>
          </table:table-cell>
          <table:table-cell table:formula="of:=IF([.D1715] &lt; [.$D$2])" office:value-type="boolean" office:boolean-value="false">
            <text:p>FALSE</text:p>
          </table:table-cell>
          <table:table-cell table:formula="of:=MOD([.C1715];64)" office:value-type="float" office:value="43.2543145992058">
            <text:p>43.25</text:p>
          </table:table-cell>
          <table:table-cell/>
        </table:table-row>
        <table:table-row table:style-name="ro2">
          <table:table-cell table:style-name="ce3" table:formula="of:=[.A1715]+1" office:value-type="float" office:value="1715">
            <text:p>1715</text:p>
          </table:table-cell>
          <table:table-cell table:style-name="ce3" table:formula="of:=[orbits.$C$3]*[.A1716]" office:value-type="float" office:value="7430170.615">
            <text:p>7430170.615</text:p>
          </table:table-cell>
          <table:table-cell table:style-name="ce6" table:formula="of:=[.B1716]/[orbits.$D$3]" office:value-type="float" office:value="20343.1161899286">
            <text:p>20343.12</text:p>
          </table:table-cell>
          <table:table-cell table:style-name="ce6" table:formula="of:=[.C1716]-ROUNDDOWN([.C1716])" office:value-type="float" office:value="0.116189928608947">
            <text:p>0.12</text:p>
          </table:table-cell>
          <table:table-cell table:formula="of:=IF([.D1716] &lt; [.$D$2])" office:value-type="boolean" office:boolean-value="false">
            <text:p>FALSE</text:p>
          </table:table-cell>
          <table:table-cell table:formula="of:=MOD([.C1716];64)" office:value-type="float" office:value="55.1161899286089">
            <text:p>55.12</text:p>
          </table:table-cell>
          <table:table-cell/>
        </table:table-row>
        <table:table-row table:style-name="ro2">
          <table:table-cell table:style-name="ce3" table:formula="of:=[.A1716]+1" office:value-type="float" office:value="1716">
            <text:p>1716</text:p>
          </table:table-cell>
          <table:table-cell table:style-name="ce3" table:formula="of:=[orbits.$C$3]*[.A1717]" office:value-type="float" office:value="7434503.076">
            <text:p>7434503.076</text:p>
          </table:table-cell>
          <table:table-cell table:style-name="ce6" table:formula="of:=[.B1717]/[orbits.$D$3]" office:value-type="float" office:value="20354.978065258">
            <text:p>20354.98</text:p>
          </table:table-cell>
          <table:table-cell table:style-name="ce6" table:formula="of:=[.C1717]-ROUNDDOWN([.C1717])" office:value-type="float" office:value="0.978065258015704">
            <text:p>0.98</text:p>
          </table:table-cell>
          <table:table-cell table:formula="of:=IF([.D1717] &lt; [.$D$2])" office:value-type="boolean" office:boolean-value="false">
            <text:p>FALSE</text:p>
          </table:table-cell>
          <table:table-cell table:formula="of:=MOD([.C1717];64)" office:value-type="float" office:value="2.9780652580157">
            <text:p>2.98</text:p>
          </table:table-cell>
          <table:table-cell/>
        </table:table-row>
        <table:table-row table:style-name="ro2">
          <table:table-cell table:style-name="ce3" table:formula="of:=[.A1717]+1" office:value-type="float" office:value="1717">
            <text:p>1717</text:p>
          </table:table-cell>
          <table:table-cell table:style-name="ce3" table:formula="of:=[orbits.$C$3]*[.A1718]" office:value-type="float" office:value="7438835.537">
            <text:p>7438835.537</text:p>
          </table:table-cell>
          <table:table-cell table:style-name="ce6" table:formula="of:=[.B1718]/[orbits.$D$3]" office:value-type="float" office:value="20366.8399405874">
            <text:p>20366.84</text:p>
          </table:table-cell>
          <table:table-cell table:style-name="ce6" table:formula="of:=[.C1718]-ROUNDDOWN([.C1718])" office:value-type="float" office:value="0.839940587418823">
            <text:p>0.84</text:p>
          </table:table-cell>
          <table:table-cell table:formula="of:=IF([.D1718] &lt; [.$D$2])" office:value-type="boolean" office:boolean-value="false">
            <text:p>FALSE</text:p>
          </table:table-cell>
          <table:table-cell table:formula="of:=MOD([.C1718];64)" office:value-type="float" office:value="14.8399405874188">
            <text:p>14.84</text:p>
          </table:table-cell>
          <table:table-cell/>
        </table:table-row>
        <table:table-row table:style-name="ro2">
          <table:table-cell table:style-name="ce3" table:formula="of:=[.A1718]+1" office:value-type="float" office:value="1718">
            <text:p>1718</text:p>
          </table:table-cell>
          <table:table-cell table:style-name="ce3" table:formula="of:=[orbits.$C$3]*[.A1719]" office:value-type="float" office:value="7443167.998">
            <text:p>7443167.998</text:p>
          </table:table-cell>
          <table:table-cell table:style-name="ce6" table:formula="of:=[.B1719]/[orbits.$D$3]" office:value-type="float" office:value="20378.7018159168">
            <text:p>20378.70</text:p>
          </table:table-cell>
          <table:table-cell table:style-name="ce6" table:formula="of:=[.C1719]-ROUNDDOWN([.C1719])" office:value-type="float" office:value="0.701815916821943">
            <text:p>0.70</text:p>
          </table:table-cell>
          <table:table-cell table:formula="of:=IF([.D1719] &lt; [.$D$2])" office:value-type="boolean" office:boolean-value="false">
            <text:p>FALSE</text:p>
          </table:table-cell>
          <table:table-cell table:formula="of:=MOD([.C1719];64)" office:value-type="float" office:value="26.7018159168219">
            <text:p>26.70</text:p>
          </table:table-cell>
          <table:table-cell/>
        </table:table-row>
        <table:table-row table:style-name="ro2">
          <table:table-cell table:style-name="ce3" table:formula="of:=[.A1719]+1" office:value-type="float" office:value="1719">
            <text:p>1719</text:p>
          </table:table-cell>
          <table:table-cell table:style-name="ce3" table:formula="of:=[orbits.$C$3]*[.A1720]" office:value-type="float" office:value="7447500.459">
            <text:p>7447500.459</text:p>
          </table:table-cell>
          <table:table-cell table:style-name="ce6" table:formula="of:=[.B1720]/[orbits.$D$3]" office:value-type="float" office:value="20390.5636912462">
            <text:p>20390.56</text:p>
          </table:table-cell>
          <table:table-cell table:style-name="ce6" table:formula="of:=[.C1720]-ROUNDDOWN([.C1720])" office:value-type="float" office:value="0.5636912462287">
            <text:p>0.56</text:p>
          </table:table-cell>
          <table:table-cell table:formula="of:=IF([.D1720] &lt; [.$D$2])" office:value-type="boolean" office:boolean-value="false">
            <text:p>FALSE</text:p>
          </table:table-cell>
          <table:table-cell table:formula="of:=MOD([.C1720];64)" office:value-type="float" office:value="38.5636912462287">
            <text:p>38.56</text:p>
          </table:table-cell>
          <table:table-cell/>
        </table:table-row>
        <table:table-row table:style-name="ro2">
          <table:table-cell table:style-name="ce3" table:formula="of:=[.A1720]+1" office:value-type="float" office:value="1720">
            <text:p>1720</text:p>
          </table:table-cell>
          <table:table-cell table:style-name="ce3" table:formula="of:=[orbits.$C$3]*[.A1721]" office:value-type="float" office:value="7451832.92">
            <text:p>7451832.92</text:p>
          </table:table-cell>
          <table:table-cell table:style-name="ce6" table:formula="of:=[.B1721]/[orbits.$D$3]" office:value-type="float" office:value="20402.4255665756">
            <text:p>20402.43</text:p>
          </table:table-cell>
          <table:table-cell table:style-name="ce6" table:formula="of:=[.C1721]-ROUNDDOWN([.C1721])" office:value-type="float" office:value="0.425566575631819">
            <text:p>0.43</text:p>
          </table:table-cell>
          <table:table-cell table:formula="of:=IF([.D1721] &lt; [.$D$2])" office:value-type="boolean" office:boolean-value="false">
            <text:p>FALSE</text:p>
          </table:table-cell>
          <table:table-cell table:formula="of:=MOD([.C1721];64)" office:value-type="float" office:value="50.4255665756318">
            <text:p>50.43</text:p>
          </table:table-cell>
          <table:table-cell/>
        </table:table-row>
        <table:table-row table:style-name="ro2">
          <table:table-cell table:style-name="ce3" table:formula="of:=[.A1721]+1" office:value-type="float" office:value="1721">
            <text:p>1721</text:p>
          </table:table-cell>
          <table:table-cell table:style-name="ce3" table:formula="of:=[orbits.$C$3]*[.A1722]" office:value-type="float" office:value="7456165.381">
            <text:p>7456165.381</text:p>
          </table:table-cell>
          <table:table-cell table:style-name="ce6" table:formula="of:=[.B1722]/[orbits.$D$3]" office:value-type="float" office:value="20414.287441905">
            <text:p>20414.29</text:p>
          </table:table-cell>
          <table:table-cell table:style-name="ce6" table:formula="of:=[.C1722]-ROUNDDOWN([.C1722])" office:value-type="float" office:value="0.287441905034939">
            <text:p>0.29</text:p>
          </table:table-cell>
          <table:table-cell table:formula="of:=IF([.D1722] &lt; [.$D$2])" office:value-type="boolean" office:boolean-value="false">
            <text:p>FALSE</text:p>
          </table:table-cell>
          <table:table-cell table:formula="of:=MOD([.C1722];64)" office:value-type="float" office:value="62.2874419050349">
            <text:p>62.29</text:p>
          </table:table-cell>
          <table:table-cell/>
        </table:table-row>
        <table:table-row table:style-name="ro2">
          <table:table-cell table:style-name="ce3" table:formula="of:=[.A1722]+1" office:value-type="float" office:value="1722">
            <text:p>1722</text:p>
          </table:table-cell>
          <table:table-cell table:style-name="ce3" table:formula="of:=[orbits.$C$3]*[.A1723]" office:value-type="float" office:value="7460497.842">
            <text:p>7460497.842</text:p>
          </table:table-cell>
          <table:table-cell table:style-name="ce6" table:formula="of:=[.B1723]/[orbits.$D$3]" office:value-type="float" office:value="20426.1493172344">
            <text:p>20426.15</text:p>
          </table:table-cell>
          <table:table-cell table:style-name="ce6" table:formula="of:=[.C1723]-ROUNDDOWN([.C1723])" office:value-type="float" office:value="0.149317234441696">
            <text:p>0.15</text:p>
          </table:table-cell>
          <table:table-cell table:formula="of:=IF([.D1723] &lt; [.$D$2])" office:value-type="boolean" office:boolean-value="false">
            <text:p>FALSE</text:p>
          </table:table-cell>
          <table:table-cell table:formula="of:=MOD([.C1723];64)" office:value-type="float" office:value="10.1493172344417">
            <text:p>10.15</text:p>
          </table:table-cell>
          <table:table-cell/>
        </table:table-row>
        <table:table-row table:style-name="ro2">
          <table:table-cell table:style-name="ce3" table:formula="of:=[.A1723]+1" office:value-type="float" office:value="1723">
            <text:p>1723</text:p>
          </table:table-cell>
          <table:table-cell table:style-name="ce3" table:formula="of:=[orbits.$C$3]*[.A1724]" office:value-type="float" office:value="7464830.303">
            <text:p>7464830.303</text:p>
          </table:table-cell>
          <table:table-cell table:style-name="ce6" table:formula="of:=[.B1724]/[orbits.$D$3]" office:value-type="float" office:value="20438.0111925638">
            <text:p>20438.01</text:p>
          </table:table-cell>
          <table:table-cell table:style-name="ce6" table:formula="of:=[.C1724]-ROUNDDOWN([.C1724])" office:value-type="float" office:value="0.0111925638448156">
            <text:p>0.01</text:p>
          </table:table-cell>
          <table:table-cell table:formula="of:=IF([.D1724] &lt; [.$D$2])" office:value-type="boolean" office:boolean-value="true">
            <text:p>TRUE</text:p>
          </table:table-cell>
          <table:table-cell table:formula="of:=MOD([.C1724];64)" office:value-type="float" office:value="22.0111925638448">
            <text:p>22.01</text:p>
          </table:table-cell>
          <table:table-cell/>
        </table:table-row>
        <table:table-row table:style-name="ro2">
          <table:table-cell table:style-name="ce3" table:formula="of:=[.A1724]+1" office:value-type="float" office:value="1724">
            <text:p>1724</text:p>
          </table:table-cell>
          <table:table-cell table:style-name="ce3" table:formula="of:=[orbits.$C$3]*[.A1725]" office:value-type="float" office:value="7469162.764">
            <text:p>7469162.764</text:p>
          </table:table-cell>
          <table:table-cell table:style-name="ce6" table:formula="of:=[.B1725]/[orbits.$D$3]" office:value-type="float" office:value="20449.8730678932">
            <text:p>20449.87</text:p>
          </table:table-cell>
          <table:table-cell table:style-name="ce6" table:formula="of:=[.C1725]-ROUNDDOWN([.C1725])" office:value-type="float" office:value="0.873067893251573">
            <text:p>0.87</text:p>
          </table:table-cell>
          <table:table-cell table:formula="of:=IF([.D1725] &lt; [.$D$2])" office:value-type="boolean" office:boolean-value="false">
            <text:p>FALSE</text:p>
          </table:table-cell>
          <table:table-cell table:formula="of:=MOD([.C1725];64)" office:value-type="float" office:value="33.8730678932516">
            <text:p>33.87</text:p>
          </table:table-cell>
          <table:table-cell/>
        </table:table-row>
        <table:table-row table:style-name="ro2">
          <table:table-cell table:style-name="ce3" table:formula="of:=[.A1725]+1" office:value-type="float" office:value="1725">
            <text:p>1725</text:p>
          </table:table-cell>
          <table:table-cell table:style-name="ce3" table:formula="of:=[orbits.$C$3]*[.A1726]" office:value-type="float" office:value="7473495.225">
            <text:p>7473495.225</text:p>
          </table:table-cell>
          <table:table-cell table:style-name="ce6" table:formula="of:=[.B1726]/[orbits.$D$3]" office:value-type="float" office:value="20461.7349432227">
            <text:p>20461.73</text:p>
          </table:table-cell>
          <table:table-cell table:style-name="ce6" table:formula="of:=[.C1726]-ROUNDDOWN([.C1726])" office:value-type="float" office:value="0.734943222654692">
            <text:p>0.73</text:p>
          </table:table-cell>
          <table:table-cell table:formula="of:=IF([.D1726] &lt; [.$D$2])" office:value-type="boolean" office:boolean-value="false">
            <text:p>FALSE</text:p>
          </table:table-cell>
          <table:table-cell table:formula="of:=MOD([.C1726];64)" office:value-type="float" office:value="45.7349432226547">
            <text:p>45.73</text:p>
          </table:table-cell>
          <table:table-cell/>
        </table:table-row>
        <table:table-row table:style-name="ro2">
          <table:table-cell table:style-name="ce3" table:formula="of:=[.A1726]+1" office:value-type="float" office:value="1726">
            <text:p>1726</text:p>
          </table:table-cell>
          <table:table-cell table:style-name="ce3" table:formula="of:=[orbits.$C$3]*[.A1727]" office:value-type="float" office:value="7477827.686">
            <text:p>7477827.686</text:p>
          </table:table-cell>
          <table:table-cell table:style-name="ce6" table:formula="of:=[.B1727]/[orbits.$D$3]" office:value-type="float" office:value="20473.5968185521">
            <text:p>20473.60</text:p>
          </table:table-cell>
          <table:table-cell table:style-name="ce6" table:formula="of:=[.C1727]-ROUNDDOWN([.C1727])" office:value-type="float" office:value="0.596818552057812">
            <text:p>0.60</text:p>
          </table:table-cell>
          <table:table-cell table:formula="of:=IF([.D1727] &lt; [.$D$2])" office:value-type="boolean" office:boolean-value="false">
            <text:p>FALSE</text:p>
          </table:table-cell>
          <table:table-cell table:formula="of:=MOD([.C1727];64)" office:value-type="float" office:value="57.5968185520578">
            <text:p>57.60</text:p>
          </table:table-cell>
          <table:table-cell/>
        </table:table-row>
        <table:table-row table:style-name="ro2">
          <table:table-cell table:style-name="ce3" table:formula="of:=[.A1727]+1" office:value-type="float" office:value="1727">
            <text:p>1727</text:p>
          </table:table-cell>
          <table:table-cell table:style-name="ce3" table:formula="of:=[orbits.$C$3]*[.A1728]" office:value-type="float" office:value="7482160.147">
            <text:p>7482160.147</text:p>
          </table:table-cell>
          <table:table-cell table:style-name="ce6" table:formula="of:=[.B1728]/[orbits.$D$3]" office:value-type="float" office:value="20485.4586938815">
            <text:p>20485.46</text:p>
          </table:table-cell>
          <table:table-cell table:style-name="ce6" table:formula="of:=[.C1728]-ROUNDDOWN([.C1728])" office:value-type="float" office:value="0.458693881464569">
            <text:p>0.46</text:p>
          </table:table-cell>
          <table:table-cell table:formula="of:=IF([.D1728] &lt; [.$D$2])" office:value-type="boolean" office:boolean-value="false">
            <text:p>FALSE</text:p>
          </table:table-cell>
          <table:table-cell table:formula="of:=MOD([.C1728];64)" office:value-type="float" office:value="5.45869388146457">
            <text:p>5.46</text:p>
          </table:table-cell>
          <table:table-cell/>
        </table:table-row>
        <table:table-row table:style-name="ro2">
          <table:table-cell table:style-name="ce3" table:formula="of:=[.A1728]+1" office:value-type="float" office:value="1728">
            <text:p>1728</text:p>
          </table:table-cell>
          <table:table-cell table:style-name="ce3" table:formula="of:=[orbits.$C$3]*[.A1729]" office:value-type="float" office:value="7486492.608">
            <text:p>7486492.608</text:p>
          </table:table-cell>
          <table:table-cell table:style-name="ce6" table:formula="of:=[.B1729]/[orbits.$D$3]" office:value-type="float" office:value="20497.3205692109">
            <text:p>20497.32</text:p>
          </table:table-cell>
          <table:table-cell table:style-name="ce6" table:formula="of:=[.C1729]-ROUNDDOWN([.C1729])" office:value-type="float" office:value="0.320569210867689">
            <text:p>0.32</text:p>
          </table:table-cell>
          <table:table-cell table:formula="of:=IF([.D1729] &lt; [.$D$2])" office:value-type="boolean" office:boolean-value="false">
            <text:p>FALSE</text:p>
          </table:table-cell>
          <table:table-cell table:formula="of:=MOD([.C1729];64)" office:value-type="float" office:value="17.3205692108677">
            <text:p>17.32</text:p>
          </table:table-cell>
          <table:table-cell/>
        </table:table-row>
        <table:table-row table:style-name="ro2">
          <table:table-cell table:style-name="ce3" table:formula="of:=[.A1729]+1" office:value-type="float" office:value="1729">
            <text:p>1729</text:p>
          </table:table-cell>
          <table:table-cell table:style-name="ce3" table:formula="of:=[orbits.$C$3]*[.A1730]" office:value-type="float" office:value="7490825.069">
            <text:p>7490825.069</text:p>
          </table:table-cell>
          <table:table-cell table:style-name="ce6" table:formula="of:=[.B1730]/[orbits.$D$3]" office:value-type="float" office:value="20509.1824445403">
            <text:p>20509.18</text:p>
          </table:table-cell>
          <table:table-cell table:style-name="ce6" table:formula="of:=[.C1730]-ROUNDDOWN([.C1730])" office:value-type="float" office:value="0.182444540270808">
            <text:p>0.18</text:p>
          </table:table-cell>
          <table:table-cell table:formula="of:=IF([.D1730] &lt; [.$D$2])" office:value-type="boolean" office:boolean-value="false">
            <text:p>FALSE</text:p>
          </table:table-cell>
          <table:table-cell table:formula="of:=MOD([.C1730];64)" office:value-type="float" office:value="29.1824445402708">
            <text:p>29.18</text:p>
          </table:table-cell>
          <table:table-cell/>
        </table:table-row>
        <table:table-row table:style-name="ro2">
          <table:table-cell table:style-name="ce3" table:formula="of:=[.A1730]+1" office:value-type="float" office:value="1730">
            <text:p>1730</text:p>
          </table:table-cell>
          <table:table-cell table:style-name="ce3" table:formula="of:=[orbits.$C$3]*[.A1731]" office:value-type="float" office:value="7495157.53">
            <text:p>7495157.53</text:p>
          </table:table-cell>
          <table:table-cell table:style-name="ce6" table:formula="of:=[.B1731]/[orbits.$D$3]" office:value-type="float" office:value="20521.0443198697">
            <text:p>20521.04</text:p>
          </table:table-cell>
          <table:table-cell table:style-name="ce6" table:formula="of:=[.C1731]-ROUNDDOWN([.C1731])" office:value-type="float" office:value="0.0443198696775653">
            <text:p>0.04</text:p>
          </table:table-cell>
          <table:table-cell table:formula="of:=IF([.D1731] &lt; [.$D$2])" office:value-type="boolean" office:boolean-value="true">
            <text:p>TRUE</text:p>
          </table:table-cell>
          <table:table-cell table:formula="of:=MOD([.C1731];64)" office:value-type="float" office:value="41.0443198696776">
            <text:p>41.04</text:p>
          </table:table-cell>
          <table:table-cell/>
        </table:table-row>
        <table:table-row table:style-name="ro2">
          <table:table-cell table:style-name="ce3" table:formula="of:=[.A1731]+1" office:value-type="float" office:value="1731">
            <text:p>1731</text:p>
          </table:table-cell>
          <table:table-cell table:style-name="ce3" table:formula="of:=[orbits.$C$3]*[.A1732]" office:value-type="float" office:value="7499489.991">
            <text:p>7499489.991</text:p>
          </table:table-cell>
          <table:table-cell table:style-name="ce6" table:formula="of:=[.B1732]/[orbits.$D$3]" office:value-type="float" office:value="20532.9061951991">
            <text:p>20532.91</text:p>
          </table:table-cell>
          <table:table-cell table:style-name="ce6" table:formula="of:=[.C1732]-ROUNDDOWN([.C1732])" office:value-type="float" office:value="0.906195199080685">
            <text:p>0.91</text:p>
          </table:table-cell>
          <table:table-cell table:formula="of:=IF([.D1732] &lt; [.$D$2])" office:value-type="boolean" office:boolean-value="false">
            <text:p>FALSE</text:p>
          </table:table-cell>
          <table:table-cell table:formula="of:=MOD([.C1732];64)" office:value-type="float" office:value="52.9061951990807">
            <text:p>52.91</text:p>
          </table:table-cell>
          <table:table-cell/>
        </table:table-row>
        <table:table-row table:style-name="ro2">
          <table:table-cell table:style-name="ce3" table:formula="of:=[.A1732]+1" office:value-type="float" office:value="1732">
            <text:p>1732</text:p>
          </table:table-cell>
          <table:table-cell table:style-name="ce3" table:formula="of:=[orbits.$C$3]*[.A1733]" office:value-type="float" office:value="7503822.452">
            <text:p>7503822.452</text:p>
          </table:table-cell>
          <table:table-cell table:style-name="ce6" table:formula="of:=[.B1733]/[orbits.$D$3]" office:value-type="float" office:value="20544.7680705285">
            <text:p>20544.77</text:p>
          </table:table-cell>
          <table:table-cell table:style-name="ce6" table:formula="of:=[.C1733]-ROUNDDOWN([.C1733])" office:value-type="float" office:value="0.768070528483804">
            <text:p>0.77</text:p>
          </table:table-cell>
          <table:table-cell table:formula="of:=IF([.D1733] &lt; [.$D$2])" office:value-type="boolean" office:boolean-value="false">
            <text:p>FALSE</text:p>
          </table:table-cell>
          <table:table-cell table:formula="of:=MOD([.C1733];64)" office:value-type="float" office:value="0.768070528483804">
            <text:p>0.77</text:p>
          </table:table-cell>
          <table:table-cell/>
        </table:table-row>
        <table:table-row table:style-name="ro2">
          <table:table-cell table:style-name="ce3" table:formula="of:=[.A1733]+1" office:value-type="float" office:value="1733">
            <text:p>1733</text:p>
          </table:table-cell>
          <table:table-cell table:style-name="ce3" table:formula="of:=[orbits.$C$3]*[.A1734]" office:value-type="float" office:value="7508154.913">
            <text:p>7508154.913</text:p>
          </table:table-cell>
          <table:table-cell table:style-name="ce6" table:formula="of:=[.B1734]/[orbits.$D$3]" office:value-type="float" office:value="20556.6299458579">
            <text:p>20556.63</text:p>
          </table:table-cell>
          <table:table-cell table:style-name="ce6" table:formula="of:=[.C1734]-ROUNDDOWN([.C1734])" office:value-type="float" office:value="0.629945857890561">
            <text:p>0.63</text:p>
          </table:table-cell>
          <table:table-cell table:formula="of:=IF([.D1734] &lt; [.$D$2])" office:value-type="boolean" office:boolean-value="false">
            <text:p>FALSE</text:p>
          </table:table-cell>
          <table:table-cell table:formula="of:=MOD([.C1734];64)" office:value-type="float" office:value="12.6299458578906">
            <text:p>12.63</text:p>
          </table:table-cell>
          <table:table-cell/>
        </table:table-row>
        <table:table-row table:style-name="ro2">
          <table:table-cell table:style-name="ce3" table:formula="of:=[.A1734]+1" office:value-type="float" office:value="1734">
            <text:p>1734</text:p>
          </table:table-cell>
          <table:table-cell table:style-name="ce3" table:formula="of:=[orbits.$C$3]*[.A1735]" office:value-type="float" office:value="7512487.374">
            <text:p>7512487.374</text:p>
          </table:table-cell>
          <table:table-cell table:style-name="ce6" table:formula="of:=[.B1735]/[orbits.$D$3]" office:value-type="float" office:value="20568.4918211873">
            <text:p>20568.49</text:p>
          </table:table-cell>
          <table:table-cell table:style-name="ce6" table:formula="of:=[.C1735]-ROUNDDOWN([.C1735])" office:value-type="float" office:value="0.491821187293681">
            <text:p>0.49</text:p>
          </table:table-cell>
          <table:table-cell table:formula="of:=IF([.D1735] &lt; [.$D$2])" office:value-type="boolean" office:boolean-value="false">
            <text:p>FALSE</text:p>
          </table:table-cell>
          <table:table-cell table:formula="of:=MOD([.C1735];64)" office:value-type="float" office:value="24.4918211872937">
            <text:p>24.49</text:p>
          </table:table-cell>
          <table:table-cell/>
        </table:table-row>
        <table:table-row table:style-name="ro2">
          <table:table-cell table:style-name="ce3" table:formula="of:=[.A1735]+1" office:value-type="float" office:value="1735">
            <text:p>1735</text:p>
          </table:table-cell>
          <table:table-cell table:style-name="ce3" table:formula="of:=[orbits.$C$3]*[.A1736]" office:value-type="float" office:value="7516819.835">
            <text:p>7516819.835</text:p>
          </table:table-cell>
          <table:table-cell table:style-name="ce6" table:formula="of:=[.B1736]/[orbits.$D$3]" office:value-type="float" office:value="20580.3536965167">
            <text:p>20580.35</text:p>
          </table:table-cell>
          <table:table-cell table:style-name="ce6" table:formula="of:=[.C1736]-ROUNDDOWN([.C1736])" office:value-type="float" office:value="0.3536965166968">
            <text:p>0.35</text:p>
          </table:table-cell>
          <table:table-cell table:formula="of:=IF([.D1736] &lt; [.$D$2])" office:value-type="boolean" office:boolean-value="false">
            <text:p>FALSE</text:p>
          </table:table-cell>
          <table:table-cell table:formula="of:=MOD([.C1736];64)" office:value-type="float" office:value="36.3536965166968">
            <text:p>36.35</text:p>
          </table:table-cell>
          <table:table-cell/>
        </table:table-row>
        <table:table-row table:style-name="ro2">
          <table:table-cell table:style-name="ce3" table:formula="of:=[.A1736]+1" office:value-type="float" office:value="1736">
            <text:p>1736</text:p>
          </table:table-cell>
          <table:table-cell table:style-name="ce3" table:formula="of:=[orbits.$C$3]*[.A1737]" office:value-type="float" office:value="7521152.296">
            <text:p>7521152.296</text:p>
          </table:table-cell>
          <table:table-cell table:style-name="ce6" table:formula="of:=[.B1737]/[orbits.$D$3]" office:value-type="float" office:value="20592.2155718461">
            <text:p>20592.22</text:p>
          </table:table-cell>
          <table:table-cell table:style-name="ce6" table:formula="of:=[.C1737]-ROUNDDOWN([.C1737])" office:value-type="float" office:value="0.215571846103558">
            <text:p>0.22</text:p>
          </table:table-cell>
          <table:table-cell table:formula="of:=IF([.D1737] &lt; [.$D$2])" office:value-type="boolean" office:boolean-value="false">
            <text:p>FALSE</text:p>
          </table:table-cell>
          <table:table-cell table:formula="of:=MOD([.C1737];64)" office:value-type="float" office:value="48.2155718461036">
            <text:p>48.22</text:p>
          </table:table-cell>
          <table:table-cell/>
        </table:table-row>
        <table:table-row table:style-name="ro2">
          <table:table-cell table:style-name="ce3" table:formula="of:=[.A1737]+1" office:value-type="float" office:value="1737">
            <text:p>1737</text:p>
          </table:table-cell>
          <table:table-cell table:style-name="ce3" table:formula="of:=[orbits.$C$3]*[.A1738]" office:value-type="float" office:value="7525484.757">
            <text:p>7525484.757</text:p>
          </table:table-cell>
          <table:table-cell table:style-name="ce6" table:formula="of:=[.B1738]/[orbits.$D$3]" office:value-type="float" office:value="20604.0774471755">
            <text:p>20604.08</text:p>
          </table:table-cell>
          <table:table-cell table:style-name="ce6" table:formula="of:=[.C1738]-ROUNDDOWN([.C1738])" office:value-type="float" office:value="0.077447175506677">
            <text:p>0.08</text:p>
          </table:table-cell>
          <table:table-cell table:formula="of:=IF([.D1738] &lt; [.$D$2])" office:value-type="boolean" office:boolean-value="true">
            <text:p>TRUE</text:p>
          </table:table-cell>
          <table:table-cell table:formula="of:=MOD([.C1738];64)" office:value-type="float" office:value="60.0774471755067">
            <text:p>60.08</text:p>
          </table:table-cell>
          <table:table-cell/>
        </table:table-row>
        <table:table-row table:style-name="ro2">
          <table:table-cell table:style-name="ce3" table:formula="of:=[.A1738]+1" office:value-type="float" office:value="1738">
            <text:p>1738</text:p>
          </table:table-cell>
          <table:table-cell table:style-name="ce3" table:formula="of:=[orbits.$C$3]*[.A1739]" office:value-type="float" office:value="7529817.218">
            <text:p>7529817.218</text:p>
          </table:table-cell>
          <table:table-cell table:style-name="ce6" table:formula="of:=[.B1739]/[orbits.$D$3]" office:value-type="float" office:value="20615.9393225049">
            <text:p>20615.94</text:p>
          </table:table-cell>
          <table:table-cell table:style-name="ce6" table:formula="of:=[.C1739]-ROUNDDOWN([.C1739])" office:value-type="float" office:value="0.939322504913434">
            <text:p>0.94</text:p>
          </table:table-cell>
          <table:table-cell table:formula="of:=IF([.D1739] &lt; [.$D$2])" office:value-type="boolean" office:boolean-value="false">
            <text:p>FALSE</text:p>
          </table:table-cell>
          <table:table-cell table:formula="of:=MOD([.C1739];64)" office:value-type="float" office:value="7.93932250491343">
            <text:p>7.94</text:p>
          </table:table-cell>
          <table:table-cell/>
        </table:table-row>
        <table:table-row table:style-name="ro2">
          <table:table-cell table:style-name="ce3" table:formula="of:=[.A1739]+1" office:value-type="float" office:value="1739">
            <text:p>1739</text:p>
          </table:table-cell>
          <table:table-cell table:style-name="ce3" table:formula="of:=[orbits.$C$3]*[.A1740]" office:value-type="float" office:value="7534149.679">
            <text:p>7534149.679</text:p>
          </table:table-cell>
          <table:table-cell table:style-name="ce6" table:formula="of:=[.B1740]/[orbits.$D$3]" office:value-type="float" office:value="20627.8011978343">
            <text:p>20627.80</text:p>
          </table:table-cell>
          <table:table-cell table:style-name="ce6" table:formula="of:=[.C1740]-ROUNDDOWN([.C1740])" office:value-type="float" office:value="0.801197834316554">
            <text:p>0.80</text:p>
          </table:table-cell>
          <table:table-cell table:formula="of:=IF([.D1740] &lt; [.$D$2])" office:value-type="boolean" office:boolean-value="false">
            <text:p>FALSE</text:p>
          </table:table-cell>
          <table:table-cell table:formula="of:=MOD([.C1740];64)" office:value-type="float" office:value="19.8011978343166">
            <text:p>19.80</text:p>
          </table:table-cell>
          <table:table-cell/>
        </table:table-row>
        <table:table-row table:style-name="ro2">
          <table:table-cell table:style-name="ce3" table:formula="of:=[.A1740]+1" office:value-type="float" office:value="1740">
            <text:p>1740</text:p>
          </table:table-cell>
          <table:table-cell table:style-name="ce3" table:formula="of:=[orbits.$C$3]*[.A1741]" office:value-type="float" office:value="7538482.14">
            <text:p>7538482.14</text:p>
          </table:table-cell>
          <table:table-cell table:style-name="ce6" table:formula="of:=[.B1741]/[orbits.$D$3]" office:value-type="float" office:value="20639.6630731637">
            <text:p>20639.66</text:p>
          </table:table-cell>
          <table:table-cell table:style-name="ce6" table:formula="of:=[.C1741]-ROUNDDOWN([.C1741])" office:value-type="float" office:value="0.663073163719673">
            <text:p>0.66</text:p>
          </table:table-cell>
          <table:table-cell table:formula="of:=IF([.D1741] &lt; [.$D$2])" office:value-type="boolean" office:boolean-value="false">
            <text:p>FALSE</text:p>
          </table:table-cell>
          <table:table-cell table:formula="of:=MOD([.C1741];64)" office:value-type="float" office:value="31.6630731637197">
            <text:p>31.66</text:p>
          </table:table-cell>
          <table:table-cell/>
        </table:table-row>
        <table:table-row table:style-name="ro2">
          <table:table-cell table:style-name="ce3" table:formula="of:=[.A1741]+1" office:value-type="float" office:value="1741">
            <text:p>1741</text:p>
          </table:table-cell>
          <table:table-cell table:style-name="ce3" table:formula="of:=[orbits.$C$3]*[.A1742]" office:value-type="float" office:value="7542814.601">
            <text:p>7542814.601</text:p>
          </table:table-cell>
          <table:table-cell table:style-name="ce6" table:formula="of:=[.B1742]/[orbits.$D$3]" office:value-type="float" office:value="20651.5249484931">
            <text:p>20651.52</text:p>
          </table:table-cell>
          <table:table-cell table:style-name="ce6" table:formula="of:=[.C1742]-ROUNDDOWN([.C1742])" office:value-type="float" office:value="0.524948493126431">
            <text:p>0.52</text:p>
          </table:table-cell>
          <table:table-cell table:formula="of:=IF([.D1742] &lt; [.$D$2])" office:value-type="boolean" office:boolean-value="false">
            <text:p>FALSE</text:p>
          </table:table-cell>
          <table:table-cell table:formula="of:=MOD([.C1742];64)" office:value-type="float" office:value="43.5249484931264">
            <text:p>43.52</text:p>
          </table:table-cell>
          <table:table-cell/>
        </table:table-row>
        <table:table-row table:style-name="ro2">
          <table:table-cell table:style-name="ce3" table:formula="of:=[.A1742]+1" office:value-type="float" office:value="1742">
            <text:p>1742</text:p>
          </table:table-cell>
          <table:table-cell table:style-name="ce3" table:formula="of:=[orbits.$C$3]*[.A1743]" office:value-type="float" office:value="7547147.062">
            <text:p>7547147.062</text:p>
          </table:table-cell>
          <table:table-cell table:style-name="ce6" table:formula="of:=[.B1743]/[orbits.$D$3]" office:value-type="float" office:value="20663.3868238225">
            <text:p>20663.39</text:p>
          </table:table-cell>
          <table:table-cell table:style-name="ce6" table:formula="of:=[.C1743]-ROUNDDOWN([.C1743])" office:value-type="float" office:value="0.38682382252955">
            <text:p>0.39</text:p>
          </table:table-cell>
          <table:table-cell table:formula="of:=IF([.D1743] &lt; [.$D$2])" office:value-type="boolean" office:boolean-value="false">
            <text:p>FALSE</text:p>
          </table:table-cell>
          <table:table-cell table:formula="of:=MOD([.C1743];64)" office:value-type="float" office:value="55.3868238225296">
            <text:p>55.39</text:p>
          </table:table-cell>
          <table:table-cell/>
        </table:table-row>
        <table:table-row table:style-name="ro2">
          <table:table-cell table:style-name="ce3" table:formula="of:=[.A1743]+1" office:value-type="float" office:value="1743">
            <text:p>1743</text:p>
          </table:table-cell>
          <table:table-cell table:style-name="ce3" table:formula="of:=[orbits.$C$3]*[.A1744]" office:value-type="float" office:value="7551479.523">
            <text:p>7551479.523</text:p>
          </table:table-cell>
          <table:table-cell table:style-name="ce6" table:formula="of:=[.B1744]/[orbits.$D$3]" office:value-type="float" office:value="20675.2486991519">
            <text:p>20675.25</text:p>
          </table:table-cell>
          <table:table-cell table:style-name="ce6" table:formula="of:=[.C1744]-ROUNDDOWN([.C1744])" office:value-type="float" office:value="0.248699151932669">
            <text:p>0.25</text:p>
          </table:table-cell>
          <table:table-cell table:formula="of:=IF([.D1744] &lt; [.$D$2])" office:value-type="boolean" office:boolean-value="false">
            <text:p>FALSE</text:p>
          </table:table-cell>
          <table:table-cell table:formula="of:=MOD([.C1744];64)" office:value-type="float" office:value="3.24869915193267">
            <text:p>3.25</text:p>
          </table:table-cell>
          <table:table-cell/>
        </table:table-row>
        <table:table-row table:style-name="ro2">
          <table:table-cell table:style-name="ce3" table:formula="of:=[.A1744]+1" office:value-type="float" office:value="1744">
            <text:p>1744</text:p>
          </table:table-cell>
          <table:table-cell table:style-name="ce3" table:formula="of:=[orbits.$C$3]*[.A1745]" office:value-type="float" office:value="7555811.984">
            <text:p>7555811.984</text:p>
          </table:table-cell>
          <table:table-cell table:style-name="ce6" table:formula="of:=[.B1745]/[orbits.$D$3]" office:value-type="float" office:value="20687.1105744813">
            <text:p>20687.11</text:p>
          </table:table-cell>
          <table:table-cell table:style-name="ce6" table:formula="of:=[.C1745]-ROUNDDOWN([.C1745])" office:value-type="float" office:value="0.110574481339427">
            <text:p>0.11</text:p>
          </table:table-cell>
          <table:table-cell table:formula="of:=IF([.D1745] &lt; [.$D$2])" office:value-type="boolean" office:boolean-value="false">
            <text:p>FALSE</text:p>
          </table:table-cell>
          <table:table-cell table:formula="of:=MOD([.C1745];64)" office:value-type="float" office:value="15.1105744813394">
            <text:p>15.11</text:p>
          </table:table-cell>
          <table:table-cell/>
        </table:table-row>
        <table:table-row table:style-name="ro2">
          <table:table-cell table:style-name="ce3" table:formula="of:=[.A1745]+1" office:value-type="float" office:value="1745">
            <text:p>1745</text:p>
          </table:table-cell>
          <table:table-cell table:style-name="ce3" table:formula="of:=[orbits.$C$3]*[.A1746]" office:value-type="float" office:value="7560144.445">
            <text:p>7560144.445</text:p>
          </table:table-cell>
          <table:table-cell table:style-name="ce6" table:formula="of:=[.B1746]/[orbits.$D$3]" office:value-type="float" office:value="20698.9724498107">
            <text:p>20698.97</text:p>
          </table:table-cell>
          <table:table-cell table:style-name="ce6" table:formula="of:=[.C1746]-ROUNDDOWN([.C1746])" office:value-type="float" office:value="0.972449810742546">
            <text:p>0.97</text:p>
          </table:table-cell>
          <table:table-cell table:formula="of:=IF([.D1746] &lt; [.$D$2])" office:value-type="boolean" office:boolean-value="false">
            <text:p>FALSE</text:p>
          </table:table-cell>
          <table:table-cell table:formula="of:=MOD([.C1746];64)" office:value-type="float" office:value="26.9724498107425">
            <text:p>26.97</text:p>
          </table:table-cell>
          <table:table-cell/>
        </table:table-row>
        <table:table-row table:style-name="ro2">
          <table:table-cell table:style-name="ce3" table:formula="of:=[.A1746]+1" office:value-type="float" office:value="1746">
            <text:p>1746</text:p>
          </table:table-cell>
          <table:table-cell table:style-name="ce3" table:formula="of:=[orbits.$C$3]*[.A1747]" office:value-type="float" office:value="7564476.906">
            <text:p>7564476.906</text:p>
          </table:table-cell>
          <table:table-cell table:style-name="ce6" table:formula="of:=[.B1747]/[orbits.$D$3]" office:value-type="float" office:value="20710.8343251401">
            <text:p>20710.83</text:p>
          </table:table-cell>
          <table:table-cell table:style-name="ce6" table:formula="of:=[.C1747]-ROUNDDOWN([.C1747])" office:value-type="float" office:value="0.834325140145666">
            <text:p>0.83</text:p>
          </table:table-cell>
          <table:table-cell table:formula="of:=IF([.D1747] &lt; [.$D$2])" office:value-type="boolean" office:boolean-value="false">
            <text:p>FALSE</text:p>
          </table:table-cell>
          <table:table-cell table:formula="of:=MOD([.C1747];64)" office:value-type="float" office:value="38.8343251401457">
            <text:p>38.83</text:p>
          </table:table-cell>
          <table:table-cell/>
        </table:table-row>
        <table:table-row table:style-name="ro2">
          <table:table-cell table:style-name="ce3" table:formula="of:=[.A1747]+1" office:value-type="float" office:value="1747">
            <text:p>1747</text:p>
          </table:table-cell>
          <table:table-cell table:style-name="ce3" table:formula="of:=[orbits.$C$3]*[.A1748]" office:value-type="float" office:value="7568809.367">
            <text:p>7568809.367</text:p>
          </table:table-cell>
          <table:table-cell table:style-name="ce6" table:formula="of:=[.B1748]/[orbits.$D$3]" office:value-type="float" office:value="20722.6962004695">
            <text:p>20722.70</text:p>
          </table:table-cell>
          <table:table-cell table:style-name="ce6" table:formula="of:=[.C1748]-ROUNDDOWN([.C1748])" office:value-type="float" office:value="0.696200469552423">
            <text:p>0.70</text:p>
          </table:table-cell>
          <table:table-cell table:formula="of:=IF([.D1748] &lt; [.$D$2])" office:value-type="boolean" office:boolean-value="false">
            <text:p>FALSE</text:p>
          </table:table-cell>
          <table:table-cell table:formula="of:=MOD([.C1748];64)" office:value-type="float" office:value="50.6962004695524">
            <text:p>50.70</text:p>
          </table:table-cell>
          <table:table-cell/>
        </table:table-row>
        <table:table-row table:style-name="ro2">
          <table:table-cell table:style-name="ce3" table:formula="of:=[.A1748]+1" office:value-type="float" office:value="1748">
            <text:p>1748</text:p>
          </table:table-cell>
          <table:table-cell table:style-name="ce3" table:formula="of:=[orbits.$C$3]*[.A1749]" office:value-type="float" office:value="7573141.828">
            <text:p>7573141.828</text:p>
          </table:table-cell>
          <table:table-cell table:style-name="ce6" table:formula="of:=[.B1749]/[orbits.$D$3]" office:value-type="float" office:value="20734.558075799">
            <text:p>20734.56</text:p>
          </table:table-cell>
          <table:table-cell table:style-name="ce6" table:formula="of:=[.C1749]-ROUNDDOWN([.C1749])" office:value-type="float" office:value="0.558075798955542">
            <text:p>0.56</text:p>
          </table:table-cell>
          <table:table-cell table:formula="of:=IF([.D1749] &lt; [.$D$2])" office:value-type="boolean" office:boolean-value="false">
            <text:p>FALSE</text:p>
          </table:table-cell>
          <table:table-cell table:formula="of:=MOD([.C1749];64)" office:value-type="float" office:value="62.5580757989555">
            <text:p>62.56</text:p>
          </table:table-cell>
          <table:table-cell/>
        </table:table-row>
        <table:table-row table:style-name="ro2">
          <table:table-cell table:style-name="ce3" table:formula="of:=[.A1749]+1" office:value-type="float" office:value="1749">
            <text:p>1749</text:p>
          </table:table-cell>
          <table:table-cell table:style-name="ce3" table:formula="of:=[orbits.$C$3]*[.A1750]" office:value-type="float" office:value="7577474.289">
            <text:p>7577474.289</text:p>
          </table:table-cell>
          <table:table-cell table:style-name="ce6" table:formula="of:=[.B1750]/[orbits.$D$3]" office:value-type="float" office:value="20746.4199511284">
            <text:p>20746.42</text:p>
          </table:table-cell>
          <table:table-cell table:style-name="ce6" table:formula="of:=[.C1750]-ROUNDDOWN([.C1750])" office:value-type="float" office:value="0.4199511283623">
            <text:p>0.42</text:p>
          </table:table-cell>
          <table:table-cell table:formula="of:=IF([.D1750] &lt; [.$D$2])" office:value-type="boolean" office:boolean-value="false">
            <text:p>FALSE</text:p>
          </table:table-cell>
          <table:table-cell table:formula="of:=MOD([.C1750];64)" office:value-type="float" office:value="10.4199511283623">
            <text:p>10.42</text:p>
          </table:table-cell>
          <table:table-cell/>
        </table:table-row>
        <table:table-row table:style-name="ro2">
          <table:table-cell table:style-name="ce3" table:formula="of:=[.A1750]+1" office:value-type="float" office:value="1750">
            <text:p>1750</text:p>
          </table:table-cell>
          <table:table-cell table:style-name="ce3" table:formula="of:=[orbits.$C$3]*[.A1751]" office:value-type="float" office:value="7581806.75">
            <text:p>7581806.75</text:p>
          </table:table-cell>
          <table:table-cell table:style-name="ce6" table:formula="of:=[.B1751]/[orbits.$D$3]" office:value-type="float" office:value="20758.2818264578">
            <text:p>20758.28</text:p>
          </table:table-cell>
          <table:table-cell table:style-name="ce6" table:formula="of:=[.C1751]-ROUNDDOWN([.C1751])" office:value-type="float" office:value="0.281826457765419">
            <text:p>0.28</text:p>
          </table:table-cell>
          <table:table-cell table:formula="of:=IF([.D1751] &lt; [.$D$2])" office:value-type="boolean" office:boolean-value="false">
            <text:p>FALSE</text:p>
          </table:table-cell>
          <table:table-cell table:formula="of:=MOD([.C1751];64)" office:value-type="float" office:value="22.2818264577654">
            <text:p>22.28</text:p>
          </table:table-cell>
          <table:table-cell/>
        </table:table-row>
        <table:table-row table:style-name="ro2">
          <table:table-cell table:style-name="ce3" table:formula="of:=[.A1751]+1" office:value-type="float" office:value="1751">
            <text:p>1751</text:p>
          </table:table-cell>
          <table:table-cell table:style-name="ce3" table:formula="of:=[orbits.$C$3]*[.A1752]" office:value-type="float" office:value="7586139.211">
            <text:p>7586139.211</text:p>
          </table:table-cell>
          <table:table-cell table:style-name="ce6" table:formula="of:=[.B1752]/[orbits.$D$3]" office:value-type="float" office:value="20770.1437017872">
            <text:p>20770.14</text:p>
          </table:table-cell>
          <table:table-cell table:style-name="ce6" table:formula="of:=[.C1752]-ROUNDDOWN([.C1752])" office:value-type="float" office:value="0.143701787168538">
            <text:p>0.14</text:p>
          </table:table-cell>
          <table:table-cell table:formula="of:=IF([.D1752] &lt; [.$D$2])" office:value-type="boolean" office:boolean-value="false">
            <text:p>FALSE</text:p>
          </table:table-cell>
          <table:table-cell table:formula="of:=MOD([.C1752];64)" office:value-type="float" office:value="34.1437017871685">
            <text:p>34.14</text:p>
          </table:table-cell>
          <table:table-cell/>
        </table:table-row>
        <table:table-row table:style-name="ro2">
          <table:table-cell table:style-name="ce3" table:formula="of:=[.A1752]+1" office:value-type="float" office:value="1752">
            <text:p>1752</text:p>
          </table:table-cell>
          <table:table-cell table:style-name="ce3" table:formula="of:=[orbits.$C$3]*[.A1753]" office:value-type="float" office:value="7590471.672">
            <text:p>7590471.672</text:p>
          </table:table-cell>
          <table:table-cell table:style-name="ce6" table:formula="of:=[.B1753]/[orbits.$D$3]" office:value-type="float" office:value="20782.0055771166">
            <text:p>20782.01</text:p>
          </table:table-cell>
          <table:table-cell table:style-name="ce6" table:formula="of:=[.C1753]-ROUNDDOWN([.C1753])" office:value-type="float" office:value="0.0055771165752958">
            <text:p>0.01</text:p>
          </table:table-cell>
          <table:table-cell table:formula="of:=IF([.D1753] &lt; [.$D$2])" office:value-type="boolean" office:boolean-value="true">
            <text:p>TRUE</text:p>
          </table:table-cell>
          <table:table-cell table:formula="of:=MOD([.C1753];64)" office:value-type="float" office:value="46.0055771165753">
            <text:p>46.01</text:p>
          </table:table-cell>
          <table:table-cell/>
        </table:table-row>
        <table:table-row table:style-name="ro2">
          <table:table-cell table:style-name="ce3" table:formula="of:=[.A1753]+1" office:value-type="float" office:value="1753">
            <text:p>1753</text:p>
          </table:table-cell>
          <table:table-cell table:style-name="ce3" table:formula="of:=[orbits.$C$3]*[.A1754]" office:value-type="float" office:value="7594804.133">
            <text:p>7594804.133</text:p>
          </table:table-cell>
          <table:table-cell table:style-name="ce6" table:formula="of:=[.B1754]/[orbits.$D$3]" office:value-type="float" office:value="20793.867452446">
            <text:p>20793.87</text:p>
          </table:table-cell>
          <table:table-cell table:style-name="ce6" table:formula="of:=[.C1754]-ROUNDDOWN([.C1754])" office:value-type="float" office:value="0.867452445978415">
            <text:p>0.87</text:p>
          </table:table-cell>
          <table:table-cell table:formula="of:=IF([.D1754] &lt; [.$D$2])" office:value-type="boolean" office:boolean-value="false">
            <text:p>FALSE</text:p>
          </table:table-cell>
          <table:table-cell table:formula="of:=MOD([.C1754];64)" office:value-type="float" office:value="57.8674524459784">
            <text:p>57.87</text:p>
          </table:table-cell>
          <table:table-cell/>
        </table:table-row>
        <table:table-row table:style-name="ro2">
          <table:table-cell table:style-name="ce3" table:formula="of:=[.A1754]+1" office:value-type="float" office:value="1754">
            <text:p>1754</text:p>
          </table:table-cell>
          <table:table-cell table:style-name="ce3" table:formula="of:=[orbits.$C$3]*[.A1755]" office:value-type="float" office:value="7599136.594">
            <text:p>7599136.594</text:p>
          </table:table-cell>
          <table:table-cell table:style-name="ce6" table:formula="of:=[.B1755]/[orbits.$D$3]" office:value-type="float" office:value="20805.7293277754">
            <text:p>20805.73</text:p>
          </table:table-cell>
          <table:table-cell table:style-name="ce6" table:formula="of:=[.C1755]-ROUNDDOWN([.C1755])" office:value-type="float" office:value="0.729327775381535">
            <text:p>0.73</text:p>
          </table:table-cell>
          <table:table-cell table:formula="of:=IF([.D1755] &lt; [.$D$2])" office:value-type="boolean" office:boolean-value="false">
            <text:p>FALSE</text:p>
          </table:table-cell>
          <table:table-cell table:formula="of:=MOD([.C1755];64)" office:value-type="float" office:value="5.72932777538153">
            <text:p>5.73</text:p>
          </table:table-cell>
          <table:table-cell/>
        </table:table-row>
        <table:table-row table:style-name="ro2">
          <table:table-cell table:style-name="ce3" table:formula="of:=[.A1755]+1" office:value-type="float" office:value="1755">
            <text:p>1755</text:p>
          </table:table-cell>
          <table:table-cell table:style-name="ce3" table:formula="of:=[orbits.$C$3]*[.A1756]" office:value-type="float" office:value="7603469.055">
            <text:p>7603469.055</text:p>
          </table:table-cell>
          <table:table-cell table:style-name="ce6" table:formula="of:=[.B1756]/[orbits.$D$3]" office:value-type="float" office:value="20817.5912031048">
            <text:p>20817.59</text:p>
          </table:table-cell>
          <table:table-cell table:style-name="ce6" table:formula="of:=[.C1756]-ROUNDDOWN([.C1756])" office:value-type="float" office:value="0.591203104788292">
            <text:p>0.59</text:p>
          </table:table-cell>
          <table:table-cell table:formula="of:=IF([.D1756] &lt; [.$D$2])" office:value-type="boolean" office:boolean-value="false">
            <text:p>FALSE</text:p>
          </table:table-cell>
          <table:table-cell table:formula="of:=MOD([.C1756];64)" office:value-type="float" office:value="17.5912031047883">
            <text:p>17.59</text:p>
          </table:table-cell>
          <table:table-cell/>
        </table:table-row>
        <table:table-row table:style-name="ro2">
          <table:table-cell table:style-name="ce3" table:formula="of:=[.A1756]+1" office:value-type="float" office:value="1756">
            <text:p>1756</text:p>
          </table:table-cell>
          <table:table-cell table:style-name="ce3" table:formula="of:=[orbits.$C$3]*[.A1757]" office:value-type="float" office:value="7607801.516">
            <text:p>7607801.516</text:p>
          </table:table-cell>
          <table:table-cell table:style-name="ce6" table:formula="of:=[.B1757]/[orbits.$D$3]" office:value-type="float" office:value="20829.4530784342">
            <text:p>20829.45</text:p>
          </table:table-cell>
          <table:table-cell table:style-name="ce6" table:formula="of:=[.C1757]-ROUNDDOWN([.C1757])" office:value-type="float" office:value="0.453078434191411">
            <text:p>0.45</text:p>
          </table:table-cell>
          <table:table-cell table:formula="of:=IF([.D1757] &lt; [.$D$2])" office:value-type="boolean" office:boolean-value="false">
            <text:p>FALSE</text:p>
          </table:table-cell>
          <table:table-cell table:formula="of:=MOD([.C1757];64)" office:value-type="float" office:value="29.4530784341914">
            <text:p>29.45</text:p>
          </table:table-cell>
          <table:table-cell/>
        </table:table-row>
        <table:table-row table:style-name="ro2">
          <table:table-cell table:style-name="ce3" table:formula="of:=[.A1757]+1" office:value-type="float" office:value="1757">
            <text:p>1757</text:p>
          </table:table-cell>
          <table:table-cell table:style-name="ce3" table:formula="of:=[orbits.$C$3]*[.A1758]" office:value-type="float" office:value="7612133.977">
            <text:p>7612133.977</text:p>
          </table:table-cell>
          <table:table-cell table:style-name="ce6" table:formula="of:=[.B1758]/[orbits.$D$3]" office:value-type="float" office:value="20841.3149537636">
            <text:p>20841.31</text:p>
          </table:table-cell>
          <table:table-cell table:style-name="ce6" table:formula="of:=[.C1758]-ROUNDDOWN([.C1758])" office:value-type="float" office:value="0.314953763598169">
            <text:p>0.31</text:p>
          </table:table-cell>
          <table:table-cell table:formula="of:=IF([.D1758] &lt; [.$D$2])" office:value-type="boolean" office:boolean-value="false">
            <text:p>FALSE</text:p>
          </table:table-cell>
          <table:table-cell table:formula="of:=MOD([.C1758];64)" office:value-type="float" office:value="41.3149537635982">
            <text:p>41.31</text:p>
          </table:table-cell>
          <table:table-cell/>
        </table:table-row>
        <table:table-row table:style-name="ro2">
          <table:table-cell table:style-name="ce3" table:formula="of:=[.A1758]+1" office:value-type="float" office:value="1758">
            <text:p>1758</text:p>
          </table:table-cell>
          <table:table-cell table:style-name="ce3" table:formula="of:=[orbits.$C$3]*[.A1759]" office:value-type="float" office:value="7616466.438">
            <text:p>7616466.438</text:p>
          </table:table-cell>
          <table:table-cell table:style-name="ce6" table:formula="of:=[.B1759]/[orbits.$D$3]" office:value-type="float" office:value="20853.176829093">
            <text:p>20853.18</text:p>
          </table:table-cell>
          <table:table-cell table:style-name="ce6" table:formula="of:=[.C1759]-ROUNDDOWN([.C1759])" office:value-type="float" office:value="0.176829093001288">
            <text:p>0.18</text:p>
          </table:table-cell>
          <table:table-cell table:formula="of:=IF([.D1759] &lt; [.$D$2])" office:value-type="boolean" office:boolean-value="false">
            <text:p>FALSE</text:p>
          </table:table-cell>
          <table:table-cell table:formula="of:=MOD([.C1759];64)" office:value-type="float" office:value="53.1768290930013">
            <text:p>53.18</text:p>
          </table:table-cell>
          <table:table-cell/>
        </table:table-row>
        <table:table-row table:style-name="ro2">
          <table:table-cell table:style-name="ce3" table:formula="of:=[.A1759]+1" office:value-type="float" office:value="1759">
            <text:p>1759</text:p>
          </table:table-cell>
          <table:table-cell table:style-name="ce3" table:formula="of:=[orbits.$C$3]*[.A1760]" office:value-type="float" office:value="7620798.899">
            <text:p>7620798.899</text:p>
          </table:table-cell>
          <table:table-cell table:style-name="ce6" table:formula="of:=[.B1760]/[orbits.$D$3]" office:value-type="float" office:value="20865.0387044224">
            <text:p>20865.04</text:p>
          </table:table-cell>
          <table:table-cell table:style-name="ce6" table:formula="of:=[.C1760]-ROUNDDOWN([.C1760])" office:value-type="float" office:value="0.0387044224044075">
            <text:p>0.04</text:p>
          </table:table-cell>
          <table:table-cell table:formula="of:=IF([.D1760] &lt; [.$D$2])" office:value-type="boolean" office:boolean-value="true">
            <text:p>TRUE</text:p>
          </table:table-cell>
          <table:table-cell table:formula="of:=MOD([.C1760];64)" office:value-type="float" office:value="1.03870442240441">
            <text:p>1.04</text:p>
          </table:table-cell>
          <table:table-cell/>
        </table:table-row>
        <table:table-row table:style-name="ro2">
          <table:table-cell table:style-name="ce3" table:formula="of:=[.A1760]+1" office:value-type="float" office:value="1760">
            <text:p>1760</text:p>
          </table:table-cell>
          <table:table-cell table:style-name="ce3" table:formula="of:=[orbits.$C$3]*[.A1761]" office:value-type="float" office:value="7625131.36">
            <text:p>7625131.36</text:p>
          </table:table-cell>
          <table:table-cell table:style-name="ce6" table:formula="of:=[.B1761]/[orbits.$D$3]" office:value-type="float" office:value="20876.9005797518">
            <text:p>20876.90</text:p>
          </table:table-cell>
          <table:table-cell table:style-name="ce6" table:formula="of:=[.C1761]-ROUNDDOWN([.C1761])" office:value-type="float" office:value="0.900579751807527">
            <text:p>0.90</text:p>
          </table:table-cell>
          <table:table-cell table:formula="of:=IF([.D1761] &lt; [.$D$2])" office:value-type="boolean" office:boolean-value="false">
            <text:p>FALSE</text:p>
          </table:table-cell>
          <table:table-cell table:formula="of:=MOD([.C1761];64)" office:value-type="float" office:value="12.9005797518075">
            <text:p>12.90</text:p>
          </table:table-cell>
          <table:table-cell/>
        </table:table-row>
        <table:table-row table:style-name="ro2">
          <table:table-cell table:style-name="ce3" table:formula="of:=[.A1761]+1" office:value-type="float" office:value="1761">
            <text:p>1761</text:p>
          </table:table-cell>
          <table:table-cell table:style-name="ce3" table:formula="of:=[orbits.$C$3]*[.A1762]" office:value-type="float" office:value="7629463.821">
            <text:p>7629463.821</text:p>
          </table:table-cell>
          <table:table-cell table:style-name="ce6" table:formula="of:=[.B1762]/[orbits.$D$3]" office:value-type="float" office:value="20888.7624550812">
            <text:p>20888.76</text:p>
          </table:table-cell>
          <table:table-cell table:style-name="ce6" table:formula="of:=[.C1762]-ROUNDDOWN([.C1762])" office:value-type="float" office:value="0.762455081214284">
            <text:p>0.76</text:p>
          </table:table-cell>
          <table:table-cell table:formula="of:=IF([.D1762] &lt; [.$D$2])" office:value-type="boolean" office:boolean-value="false">
            <text:p>FALSE</text:p>
          </table:table-cell>
          <table:table-cell table:formula="of:=MOD([.C1762];64)" office:value-type="float" office:value="24.7624550812143">
            <text:p>24.76</text:p>
          </table:table-cell>
          <table:table-cell/>
        </table:table-row>
        <table:table-row table:style-name="ro2">
          <table:table-cell table:style-name="ce3" table:formula="of:=[.A1762]+1" office:value-type="float" office:value="1762">
            <text:p>1762</text:p>
          </table:table-cell>
          <table:table-cell table:style-name="ce3" table:formula="of:=[orbits.$C$3]*[.A1763]" office:value-type="float" office:value="7633796.282">
            <text:p>7633796.282</text:p>
          </table:table-cell>
          <table:table-cell table:style-name="ce6" table:formula="of:=[.B1763]/[orbits.$D$3]" office:value-type="float" office:value="20900.6243304106">
            <text:p>20900.62</text:p>
          </table:table-cell>
          <table:table-cell table:style-name="ce6" table:formula="of:=[.C1763]-ROUNDDOWN([.C1763])" office:value-type="float" office:value="0.624330410617404">
            <text:p>0.62</text:p>
          </table:table-cell>
          <table:table-cell table:formula="of:=IF([.D1763] &lt; [.$D$2])" office:value-type="boolean" office:boolean-value="false">
            <text:p>FALSE</text:p>
          </table:table-cell>
          <table:table-cell table:formula="of:=MOD([.C1763];64)" office:value-type="float" office:value="36.6243304106174">
            <text:p>36.62</text:p>
          </table:table-cell>
          <table:table-cell/>
        </table:table-row>
        <table:table-row table:style-name="ro2">
          <table:table-cell table:style-name="ce3" table:formula="of:=[.A1763]+1" office:value-type="float" office:value="1763">
            <text:p>1763</text:p>
          </table:table-cell>
          <table:table-cell table:style-name="ce3" table:formula="of:=[orbits.$C$3]*[.A1764]" office:value-type="float" office:value="7638128.743">
            <text:p>7638128.743</text:p>
          </table:table-cell>
          <table:table-cell table:style-name="ce6" table:formula="of:=[.B1764]/[orbits.$D$3]" office:value-type="float" office:value="20912.48620574">
            <text:p>20912.49</text:p>
          </table:table-cell>
          <table:table-cell table:style-name="ce6" table:formula="of:=[.C1764]-ROUNDDOWN([.C1764])" office:value-type="float" office:value="0.486205740024161">
            <text:p>0.49</text:p>
          </table:table-cell>
          <table:table-cell table:formula="of:=IF([.D1764] &lt; [.$D$2])" office:value-type="boolean" office:boolean-value="false">
            <text:p>FALSE</text:p>
          </table:table-cell>
          <table:table-cell table:formula="of:=MOD([.C1764];64)" office:value-type="float" office:value="48.4862057400242">
            <text:p>48.49</text:p>
          </table:table-cell>
          <table:table-cell/>
        </table:table-row>
        <table:table-row table:style-name="ro2">
          <table:table-cell table:style-name="ce3" table:formula="of:=[.A1764]+1" office:value-type="float" office:value="1764">
            <text:p>1764</text:p>
          </table:table-cell>
          <table:table-cell table:style-name="ce3" table:formula="of:=[orbits.$C$3]*[.A1765]" office:value-type="float" office:value="7642461.204">
            <text:p>7642461.204</text:p>
          </table:table-cell>
          <table:table-cell table:style-name="ce6" table:formula="of:=[.B1765]/[orbits.$D$3]" office:value-type="float" office:value="20924.3480810694">
            <text:p>20924.35</text:p>
          </table:table-cell>
          <table:table-cell table:style-name="ce6" table:formula="of:=[.C1765]-ROUNDDOWN([.C1765])" office:value-type="float" office:value="0.34808106942728">
            <text:p>0.35</text:p>
          </table:table-cell>
          <table:table-cell table:formula="of:=IF([.D1765] &lt; [.$D$2])" office:value-type="boolean" office:boolean-value="false">
            <text:p>FALSE</text:p>
          </table:table-cell>
          <table:table-cell table:formula="of:=MOD([.C1765];64)" office:value-type="float" office:value="60.3480810694273">
            <text:p>60.35</text:p>
          </table:table-cell>
          <table:table-cell/>
        </table:table-row>
        <table:table-row table:style-name="ro2">
          <table:table-cell table:style-name="ce3" table:formula="of:=[.A1765]+1" office:value-type="float" office:value="1765">
            <text:p>1765</text:p>
          </table:table-cell>
          <table:table-cell table:style-name="ce3" table:formula="of:=[orbits.$C$3]*[.A1766]" office:value-type="float" office:value="7646793.665">
            <text:p>7646793.665</text:p>
          </table:table-cell>
          <table:table-cell table:style-name="ce6" table:formula="of:=[.B1766]/[orbits.$D$3]" office:value-type="float" office:value="20936.2099563988">
            <text:p>20936.21</text:p>
          </table:table-cell>
          <table:table-cell table:style-name="ce6" table:formula="of:=[.C1766]-ROUNDDOWN([.C1766])" office:value-type="float" office:value="0.2099563988304">
            <text:p>0.21</text:p>
          </table:table-cell>
          <table:table-cell table:formula="of:=IF([.D1766] &lt; [.$D$2])" office:value-type="boolean" office:boolean-value="false">
            <text:p>FALSE</text:p>
          </table:table-cell>
          <table:table-cell table:formula="of:=MOD([.C1766];64)" office:value-type="float" office:value="8.2099563988304">
            <text:p>8.21</text:p>
          </table:table-cell>
          <table:table-cell/>
        </table:table-row>
        <table:table-row table:style-name="ro2">
          <table:table-cell table:style-name="ce3" table:formula="of:=[.A1766]+1" office:value-type="float" office:value="1766">
            <text:p>1766</text:p>
          </table:table-cell>
          <table:table-cell table:style-name="ce3" table:formula="of:=[orbits.$C$3]*[.A1767]" office:value-type="float" office:value="7651126.126">
            <text:p>7651126.126</text:p>
          </table:table-cell>
          <table:table-cell table:style-name="ce6" table:formula="of:=[.B1767]/[orbits.$D$3]" office:value-type="float" office:value="20948.0718317282">
            <text:p>20948.07</text:p>
          </table:table-cell>
          <table:table-cell table:style-name="ce6" table:formula="of:=[.C1767]-ROUNDDOWN([.C1767])" office:value-type="float" office:value="0.0718317282371572">
            <text:p>0.07</text:p>
          </table:table-cell>
          <table:table-cell table:formula="of:=IF([.D1767] &lt; [.$D$2])" office:value-type="boolean" office:boolean-value="true">
            <text:p>TRUE</text:p>
          </table:table-cell>
          <table:table-cell table:formula="of:=MOD([.C1767];64)" office:value-type="float" office:value="20.0718317282372">
            <text:p>20.07</text:p>
          </table:table-cell>
          <table:table-cell/>
        </table:table-row>
        <table:table-row table:style-name="ro2">
          <table:table-cell table:style-name="ce3" table:formula="of:=[.A1767]+1" office:value-type="float" office:value="1767">
            <text:p>1767</text:p>
          </table:table-cell>
          <table:table-cell table:style-name="ce3" table:formula="of:=[orbits.$C$3]*[.A1768]" office:value-type="float" office:value="7655458.587">
            <text:p>7655458.587</text:p>
          </table:table-cell>
          <table:table-cell table:style-name="ce6" table:formula="of:=[.B1768]/[orbits.$D$3]" office:value-type="float" office:value="20959.9337070576">
            <text:p>20959.93</text:p>
          </table:table-cell>
          <table:table-cell table:style-name="ce6" table:formula="of:=[.C1768]-ROUNDDOWN([.C1768])" office:value-type="float" office:value="0.933707057640277">
            <text:p>0.93</text:p>
          </table:table-cell>
          <table:table-cell table:formula="of:=IF([.D1768] &lt; [.$D$2])" office:value-type="boolean" office:boolean-value="false">
            <text:p>FALSE</text:p>
          </table:table-cell>
          <table:table-cell table:formula="of:=MOD([.C1768];64)" office:value-type="float" office:value="31.9337070576403">
            <text:p>31.93</text:p>
          </table:table-cell>
          <table:table-cell/>
        </table:table-row>
        <table:table-row table:style-name="ro2">
          <table:table-cell table:style-name="ce3" table:formula="of:=[.A1768]+1" office:value-type="float" office:value="1768">
            <text:p>1768</text:p>
          </table:table-cell>
          <table:table-cell table:style-name="ce3" table:formula="of:=[orbits.$C$3]*[.A1769]" office:value-type="float" office:value="7659791.048">
            <text:p>7659791.048</text:p>
          </table:table-cell>
          <table:table-cell table:style-name="ce6" table:formula="of:=[.B1769]/[orbits.$D$3]" office:value-type="float" office:value="20971.795582387">
            <text:p>20971.80</text:p>
          </table:table-cell>
          <table:table-cell table:style-name="ce6" table:formula="of:=[.C1769]-ROUNDDOWN([.C1769])" office:value-type="float" office:value="0.795582387043396">
            <text:p>0.80</text:p>
          </table:table-cell>
          <table:table-cell table:formula="of:=IF([.D1769] &lt; [.$D$2])" office:value-type="boolean" office:boolean-value="false">
            <text:p>FALSE</text:p>
          </table:table-cell>
          <table:table-cell table:formula="of:=MOD([.C1769];64)" office:value-type="float" office:value="43.7955823870434">
            <text:p>43.80</text:p>
          </table:table-cell>
          <table:table-cell/>
        </table:table-row>
        <table:table-row table:style-name="ro2">
          <table:table-cell table:style-name="ce3" table:formula="of:=[.A1769]+1" office:value-type="float" office:value="1769">
            <text:p>1769</text:p>
          </table:table-cell>
          <table:table-cell table:style-name="ce3" table:formula="of:=[orbits.$C$3]*[.A1770]" office:value-type="float" office:value="7664123.509">
            <text:p>7664123.509</text:p>
          </table:table-cell>
          <table:table-cell table:style-name="ce6" table:formula="of:=[.B1770]/[orbits.$D$3]" office:value-type="float" office:value="20983.6574577165">
            <text:p>20983.66</text:p>
          </table:table-cell>
          <table:table-cell table:style-name="ce6" table:formula="of:=[.C1770]-ROUNDDOWN([.C1770])" office:value-type="float" office:value="0.657457716450153">
            <text:p>0.66</text:p>
          </table:table-cell>
          <table:table-cell table:formula="of:=IF([.D1770] &lt; [.$D$2])" office:value-type="boolean" office:boolean-value="false">
            <text:p>FALSE</text:p>
          </table:table-cell>
          <table:table-cell table:formula="of:=MOD([.C1770];64)" office:value-type="float" office:value="55.6574577164502">
            <text:p>55.66</text:p>
          </table:table-cell>
          <table:table-cell/>
        </table:table-row>
        <table:table-row table:style-name="ro2">
          <table:table-cell table:style-name="ce3" table:formula="of:=[.A1770]+1" office:value-type="float" office:value="1770">
            <text:p>1770</text:p>
          </table:table-cell>
          <table:table-cell table:style-name="ce3" table:formula="of:=[orbits.$C$3]*[.A1771]" office:value-type="float" office:value="7668455.97">
            <text:p>7668455.97</text:p>
          </table:table-cell>
          <table:table-cell table:style-name="ce6" table:formula="of:=[.B1771]/[orbits.$D$3]" office:value-type="float" office:value="20995.5193330459">
            <text:p>20995.52</text:p>
          </table:table-cell>
          <table:table-cell table:style-name="ce6" table:formula="of:=[.C1771]-ROUNDDOWN([.C1771])" office:value-type="float" office:value="0.519333045853273">
            <text:p>0.52</text:p>
          </table:table-cell>
          <table:table-cell table:formula="of:=IF([.D1771] &lt; [.$D$2])" office:value-type="boolean" office:boolean-value="false">
            <text:p>FALSE</text:p>
          </table:table-cell>
          <table:table-cell table:formula="of:=MOD([.C1771];64)" office:value-type="float" office:value="3.51933304585327">
            <text:p>3.52</text:p>
          </table:table-cell>
          <table:table-cell/>
        </table:table-row>
        <table:table-row table:style-name="ro2">
          <table:table-cell table:style-name="ce3" table:formula="of:=[.A1771]+1" office:value-type="float" office:value="1771">
            <text:p>1771</text:p>
          </table:table-cell>
          <table:table-cell table:style-name="ce3" table:formula="of:=[orbits.$C$3]*[.A1772]" office:value-type="float" office:value="7672788.431">
            <text:p>7672788.431</text:p>
          </table:table-cell>
          <table:table-cell table:style-name="ce6" table:formula="of:=[.B1772]/[orbits.$D$3]" office:value-type="float" office:value="21007.3812083753">
            <text:p>21007.38</text:p>
          </table:table-cell>
          <table:table-cell table:style-name="ce6" table:formula="of:=[.C1772]-ROUNDDOWN([.C1772])" office:value-type="float" office:value="0.38120837526003">
            <text:p>0.38</text:p>
          </table:table-cell>
          <table:table-cell table:formula="of:=IF([.D1772] &lt; [.$D$2])" office:value-type="boolean" office:boolean-value="false">
            <text:p>FALSE</text:p>
          </table:table-cell>
          <table:table-cell table:formula="of:=MOD([.C1772];64)" office:value-type="float" office:value="15.38120837526">
            <text:p>15.38</text:p>
          </table:table-cell>
          <table:table-cell/>
        </table:table-row>
        <table:table-row table:style-name="ro2">
          <table:table-cell table:style-name="ce3" table:formula="of:=[.A1772]+1" office:value-type="float" office:value="1772">
            <text:p>1772</text:p>
          </table:table-cell>
          <table:table-cell table:style-name="ce3" table:formula="of:=[orbits.$C$3]*[.A1773]" office:value-type="float" office:value="7677120.892">
            <text:p>7677120.892</text:p>
          </table:table-cell>
          <table:table-cell table:style-name="ce6" table:formula="of:=[.B1773]/[orbits.$D$3]" office:value-type="float" office:value="21019.2430837047">
            <text:p>21019.24</text:p>
          </table:table-cell>
          <table:table-cell table:style-name="ce6" table:formula="of:=[.C1773]-ROUNDDOWN([.C1773])" office:value-type="float" office:value="0.24308370466315">
            <text:p>0.24</text:p>
          </table:table-cell>
          <table:table-cell table:formula="of:=IF([.D1773] &lt; [.$D$2])" office:value-type="boolean" office:boolean-value="false">
            <text:p>FALSE</text:p>
          </table:table-cell>
          <table:table-cell table:formula="of:=MOD([.C1773];64)" office:value-type="float" office:value="27.2430837046632">
            <text:p>27.24</text:p>
          </table:table-cell>
          <table:table-cell/>
        </table:table-row>
        <table:table-row table:style-name="ro2">
          <table:table-cell table:style-name="ce3" table:formula="of:=[.A1773]+1" office:value-type="float" office:value="1773">
            <text:p>1773</text:p>
          </table:table-cell>
          <table:table-cell table:style-name="ce3" table:formula="of:=[orbits.$C$3]*[.A1774]" office:value-type="float" office:value="7681453.353">
            <text:p>7681453.353</text:p>
          </table:table-cell>
          <table:table-cell table:style-name="ce6" table:formula="of:=[.B1774]/[orbits.$D$3]" office:value-type="float" office:value="21031.1049590341">
            <text:p>21031.10</text:p>
          </table:table-cell>
          <table:table-cell table:style-name="ce6" table:formula="of:=[.C1774]-ROUNDDOWN([.C1774])" office:value-type="float" office:value="0.104959034066269">
            <text:p>0.10</text:p>
          </table:table-cell>
          <table:table-cell table:formula="of:=IF([.D1774] &lt; [.$D$2])" office:value-type="boolean" office:boolean-value="false">
            <text:p>FALSE</text:p>
          </table:table-cell>
          <table:table-cell table:formula="of:=MOD([.C1774];64)" office:value-type="float" office:value="39.1049590340663">
            <text:p>39.10</text:p>
          </table:table-cell>
          <table:table-cell/>
        </table:table-row>
        <table:table-row table:style-name="ro2">
          <table:table-cell table:style-name="ce3" table:formula="of:=[.A1774]+1" office:value-type="float" office:value="1774">
            <text:p>1774</text:p>
          </table:table-cell>
          <table:table-cell table:style-name="ce3" table:formula="of:=[orbits.$C$3]*[.A1775]" office:value-type="float" office:value="7685785.814">
            <text:p>7685785.814</text:p>
          </table:table-cell>
          <table:table-cell table:style-name="ce6" table:formula="of:=[.B1775]/[orbits.$D$3]" office:value-type="float" office:value="21042.9668343635">
            <text:p>21042.97</text:p>
          </table:table-cell>
          <table:table-cell table:style-name="ce6" table:formula="of:=[.C1775]-ROUNDDOWN([.C1775])" office:value-type="float" office:value="0.966834363469388">
            <text:p>0.97</text:p>
          </table:table-cell>
          <table:table-cell table:formula="of:=IF([.D1775] &lt; [.$D$2])" office:value-type="boolean" office:boolean-value="false">
            <text:p>FALSE</text:p>
          </table:table-cell>
          <table:table-cell table:formula="of:=MOD([.C1775];64)" office:value-type="float" office:value="50.9668343634694">
            <text:p>50.97</text:p>
          </table:table-cell>
          <table:table-cell/>
        </table:table-row>
        <table:table-row table:style-name="ro2">
          <table:table-cell table:style-name="ce3" table:formula="of:=[.A1775]+1" office:value-type="float" office:value="1775">
            <text:p>1775</text:p>
          </table:table-cell>
          <table:table-cell table:style-name="ce3" table:formula="of:=[orbits.$C$3]*[.A1776]" office:value-type="float" office:value="7690118.275">
            <text:p>7690118.275</text:p>
          </table:table-cell>
          <table:table-cell table:style-name="ce6" table:formula="of:=[.B1776]/[orbits.$D$3]" office:value-type="float" office:value="21054.8287096929">
            <text:p>21054.83</text:p>
          </table:table-cell>
          <table:table-cell table:style-name="ce6" table:formula="of:=[.C1776]-ROUNDDOWN([.C1776])" office:value-type="float" office:value="0.828709692876146">
            <text:p>0.83</text:p>
          </table:table-cell>
          <table:table-cell table:formula="of:=IF([.D1776] &lt; [.$D$2])" office:value-type="boolean" office:boolean-value="false">
            <text:p>FALSE</text:p>
          </table:table-cell>
          <table:table-cell table:formula="of:=MOD([.C1776];64)" office:value-type="float" office:value="62.8287096928761">
            <text:p>62.83</text:p>
          </table:table-cell>
          <table:table-cell/>
        </table:table-row>
        <table:table-row table:style-name="ro2">
          <table:table-cell table:style-name="ce3" table:formula="of:=[.A1776]+1" office:value-type="float" office:value="1776">
            <text:p>1776</text:p>
          </table:table-cell>
          <table:table-cell table:style-name="ce3" table:formula="of:=[orbits.$C$3]*[.A1777]" office:value-type="float" office:value="7694450.736">
            <text:p>7694450.736</text:p>
          </table:table-cell>
          <table:table-cell table:style-name="ce6" table:formula="of:=[.B1777]/[orbits.$D$3]" office:value-type="float" office:value="21066.6905850223">
            <text:p>21066.69</text:p>
          </table:table-cell>
          <table:table-cell table:style-name="ce6" table:formula="of:=[.C1777]-ROUNDDOWN([.C1777])" office:value-type="float" office:value="0.690585022279265">
            <text:p>0.69</text:p>
          </table:table-cell>
          <table:table-cell table:formula="of:=IF([.D1777] &lt; [.$D$2])" office:value-type="boolean" office:boolean-value="false">
            <text:p>FALSE</text:p>
          </table:table-cell>
          <table:table-cell table:formula="of:=MOD([.C1777];64)" office:value-type="float" office:value="10.6905850222793">
            <text:p>10.69</text:p>
          </table:table-cell>
          <table:table-cell/>
        </table:table-row>
        <table:table-row table:style-name="ro2">
          <table:table-cell table:style-name="ce3" table:formula="of:=[.A1777]+1" office:value-type="float" office:value="1777">
            <text:p>1777</text:p>
          </table:table-cell>
          <table:table-cell table:style-name="ce3" table:formula="of:=[orbits.$C$3]*[.A1778]" office:value-type="float" office:value="7698783.197">
            <text:p>7698783.197</text:p>
          </table:table-cell>
          <table:table-cell table:style-name="ce6" table:formula="of:=[.B1778]/[orbits.$D$3]" office:value-type="float" office:value="21078.5524603517">
            <text:p>21078.55</text:p>
          </table:table-cell>
          <table:table-cell table:style-name="ce6" table:formula="of:=[.C1778]-ROUNDDOWN([.C1778])" office:value-type="float" office:value="0.552460351686023">
            <text:p>0.55</text:p>
          </table:table-cell>
          <table:table-cell table:formula="of:=IF([.D1778] &lt; [.$D$2])" office:value-type="boolean" office:boolean-value="false">
            <text:p>FALSE</text:p>
          </table:table-cell>
          <table:table-cell table:formula="of:=MOD([.C1778];64)" office:value-type="float" office:value="22.552460351686">
            <text:p>22.55</text:p>
          </table:table-cell>
          <table:table-cell/>
        </table:table-row>
        <table:table-row table:style-name="ro2">
          <table:table-cell table:style-name="ce3" table:formula="of:=[.A1778]+1" office:value-type="float" office:value="1778">
            <text:p>1778</text:p>
          </table:table-cell>
          <table:table-cell table:style-name="ce3" table:formula="of:=[orbits.$C$3]*[.A1779]" office:value-type="float" office:value="7703115.658">
            <text:p>7703115.658</text:p>
          </table:table-cell>
          <table:table-cell table:style-name="ce6" table:formula="of:=[.B1779]/[orbits.$D$3]" office:value-type="float" office:value="21090.4143356811">
            <text:p>21090.41</text:p>
          </table:table-cell>
          <table:table-cell table:style-name="ce6" table:formula="of:=[.C1779]-ROUNDDOWN([.C1779])" office:value-type="float" office:value="0.414335681089142">
            <text:p>0.41</text:p>
          </table:table-cell>
          <table:table-cell table:formula="of:=IF([.D1779] &lt; [.$D$2])" office:value-type="boolean" office:boolean-value="false">
            <text:p>FALSE</text:p>
          </table:table-cell>
          <table:table-cell table:formula="of:=MOD([.C1779];64)" office:value-type="float" office:value="34.4143356810891">
            <text:p>34.41</text:p>
          </table:table-cell>
          <table:table-cell/>
        </table:table-row>
        <table:table-row table:style-name="ro2">
          <table:table-cell table:style-name="ce3" table:formula="of:=[.A1779]+1" office:value-type="float" office:value="1779">
            <text:p>1779</text:p>
          </table:table-cell>
          <table:table-cell table:style-name="ce3" table:formula="of:=[orbits.$C$3]*[.A1780]" office:value-type="float" office:value="7707448.119">
            <text:p>7707448.119</text:p>
          </table:table-cell>
          <table:table-cell table:style-name="ce6" table:formula="of:=[.B1780]/[orbits.$D$3]" office:value-type="float" office:value="21102.2762110105">
            <text:p>21102.28</text:p>
          </table:table-cell>
          <table:table-cell table:style-name="ce6" table:formula="of:=[.C1780]-ROUNDDOWN([.C1780])" office:value-type="float" office:value="0.276211010495899">
            <text:p>0.28</text:p>
          </table:table-cell>
          <table:table-cell table:formula="of:=IF([.D1780] &lt; [.$D$2])" office:value-type="boolean" office:boolean-value="false">
            <text:p>FALSE</text:p>
          </table:table-cell>
          <table:table-cell table:formula="of:=MOD([.C1780];64)" office:value-type="float" office:value="46.2762110104959">
            <text:p>46.28</text:p>
          </table:table-cell>
          <table:table-cell/>
        </table:table-row>
        <table:table-row table:style-name="ro2">
          <table:table-cell table:style-name="ce3" table:formula="of:=[.A1780]+1" office:value-type="float" office:value="1780">
            <text:p>1780</text:p>
          </table:table-cell>
          <table:table-cell table:style-name="ce3" table:formula="of:=[orbits.$C$3]*[.A1781]" office:value-type="float" office:value="7711780.58">
            <text:p>7711780.58</text:p>
          </table:table-cell>
          <table:table-cell table:style-name="ce6" table:formula="of:=[.B1781]/[orbits.$D$3]" office:value-type="float" office:value="21114.1380863399">
            <text:p>21114.14</text:p>
          </table:table-cell>
          <table:table-cell table:style-name="ce6" table:formula="of:=[.C1781]-ROUNDDOWN([.C1781])" office:value-type="float" office:value="0.138086339899019">
            <text:p>0.14</text:p>
          </table:table-cell>
          <table:table-cell table:formula="of:=IF([.D1781] &lt; [.$D$2])" office:value-type="boolean" office:boolean-value="false">
            <text:p>FALSE</text:p>
          </table:table-cell>
          <table:table-cell table:formula="of:=MOD([.C1781];64)" office:value-type="float" office:value="58.138086339899">
            <text:p>58.14</text:p>
          </table:table-cell>
          <table:table-cell/>
        </table:table-row>
        <table:table-row table:style-name="ro2">
          <table:table-cell table:style-name="ce3" table:formula="of:=[.A1781]+1" office:value-type="float" office:value="1781">
            <text:p>1781</text:p>
          </table:table-cell>
          <table:table-cell table:style-name="ce3" table:formula="of:=[orbits.$C$3]*[.A1782]" office:value-type="float" office:value="7716113.041">
            <text:p>7716113.041</text:p>
          </table:table-cell>
          <table:table-cell table:style-name="ce6" table:formula="of:=[.B1782]/[orbits.$D$3]" office:value-type="float" office:value="21125.9999616693">
            <text:p>21126.00</text:p>
          </table:table-cell>
          <table:table-cell table:style-name="ce6" table:formula="of:=[.C1782]-ROUNDDOWN([.C1782])" office:value-type="float" office:value="0.999961669302138">
            <text:p>1.00</text:p>
          </table:table-cell>
          <table:table-cell table:formula="of:=IF([.D1782] &lt; [.$D$2])" office:value-type="boolean" office:boolean-value="false">
            <text:p>FALSE</text:p>
          </table:table-cell>
          <table:table-cell table:formula="of:=MOD([.C1782];64)" office:value-type="float" office:value="5.99996166930214">
            <text:p>6.00</text:p>
          </table:table-cell>
          <table:table-cell/>
        </table:table-row>
        <table:table-row table:style-name="ro2">
          <table:table-cell table:style-name="ce3" table:formula="of:=[.A1782]+1" office:value-type="float" office:value="1782">
            <text:p>1782</text:p>
          </table:table-cell>
          <table:table-cell table:style-name="ce3" table:formula="of:=[orbits.$C$3]*[.A1783]" office:value-type="float" office:value="7720445.502">
            <text:p>7720445.502</text:p>
          </table:table-cell>
          <table:table-cell table:style-name="ce6" table:formula="of:=[.B1783]/[orbits.$D$3]" office:value-type="float" office:value="21137.8618369987">
            <text:p>21137.86</text:p>
          </table:table-cell>
          <table:table-cell table:style-name="ce6" table:formula="of:=[.C1783]-ROUNDDOWN([.C1783])" office:value-type="float" office:value="0.861836998705257">
            <text:p>0.86</text:p>
          </table:table-cell>
          <table:table-cell table:formula="of:=IF([.D1783] &lt; [.$D$2])" office:value-type="boolean" office:boolean-value="false">
            <text:p>FALSE</text:p>
          </table:table-cell>
          <table:table-cell table:formula="of:=MOD([.C1783];64)" office:value-type="float" office:value="17.8618369987053">
            <text:p>17.86</text:p>
          </table:table-cell>
          <table:table-cell/>
        </table:table-row>
        <table:table-row table:style-name="ro2">
          <table:table-cell table:style-name="ce3" table:formula="of:=[.A1783]+1" office:value-type="float" office:value="1783">
            <text:p>1783</text:p>
          </table:table-cell>
          <table:table-cell table:style-name="ce3" table:formula="of:=[orbits.$C$3]*[.A1784]" office:value-type="float" office:value="7724777.963">
            <text:p>7724777.963</text:p>
          </table:table-cell>
          <table:table-cell table:style-name="ce6" table:formula="of:=[.B1784]/[orbits.$D$3]" office:value-type="float" office:value="21149.7237123281">
            <text:p>21149.72</text:p>
          </table:table-cell>
          <table:table-cell table:style-name="ce6" table:formula="of:=[.C1784]-ROUNDDOWN([.C1784])" office:value-type="float" office:value="0.723712328112015">
            <text:p>0.72</text:p>
          </table:table-cell>
          <table:table-cell table:formula="of:=IF([.D1784] &lt; [.$D$2])" office:value-type="boolean" office:boolean-value="false">
            <text:p>FALSE</text:p>
          </table:table-cell>
          <table:table-cell table:formula="of:=MOD([.C1784];64)" office:value-type="float" office:value="29.723712328112">
            <text:p>29.72</text:p>
          </table:table-cell>
          <table:table-cell/>
        </table:table-row>
        <table:table-row table:style-name="ro2">
          <table:table-cell table:style-name="ce3" table:formula="of:=[.A1784]+1" office:value-type="float" office:value="1784">
            <text:p>1784</text:p>
          </table:table-cell>
          <table:table-cell table:style-name="ce3" table:formula="of:=[orbits.$C$3]*[.A1785]" office:value-type="float" office:value="7729110.424">
            <text:p>7729110.424</text:p>
          </table:table-cell>
          <table:table-cell table:style-name="ce6" table:formula="of:=[.B1785]/[orbits.$D$3]" office:value-type="float" office:value="21161.5855876575">
            <text:p>21161.59</text:p>
          </table:table-cell>
          <table:table-cell table:style-name="ce6" table:formula="of:=[.C1785]-ROUNDDOWN([.C1785])" office:value-type="float" office:value="0.585587657515134">
            <text:p>0.59</text:p>
          </table:table-cell>
          <table:table-cell table:formula="of:=IF([.D1785] &lt; [.$D$2])" office:value-type="boolean" office:boolean-value="false">
            <text:p>FALSE</text:p>
          </table:table-cell>
          <table:table-cell table:formula="of:=MOD([.C1785];64)" office:value-type="float" office:value="41.5855876575151">
            <text:p>41.59</text:p>
          </table:table-cell>
          <table:table-cell/>
        </table:table-row>
        <table:table-row table:style-name="ro2">
          <table:table-cell table:style-name="ce3" table:formula="of:=[.A1785]+1" office:value-type="float" office:value="1785">
            <text:p>1785</text:p>
          </table:table-cell>
          <table:table-cell table:style-name="ce3" table:formula="of:=[orbits.$C$3]*[.A1786]" office:value-type="float" office:value="7733442.885">
            <text:p>7733442.885</text:p>
          </table:table-cell>
          <table:table-cell table:style-name="ce6" table:formula="of:=[.B1786]/[orbits.$D$3]" office:value-type="float" office:value="21173.4474629869">
            <text:p>21173.45</text:p>
          </table:table-cell>
          <table:table-cell table:style-name="ce6" table:formula="of:=[.C1786]-ROUNDDOWN([.C1786])" office:value-type="float" office:value="0.447462986921892">
            <text:p>0.45</text:p>
          </table:table-cell>
          <table:table-cell table:formula="of:=IF([.D1786] &lt; [.$D$2])" office:value-type="boolean" office:boolean-value="false">
            <text:p>FALSE</text:p>
          </table:table-cell>
          <table:table-cell table:formula="of:=MOD([.C1786];64)" office:value-type="float" office:value="53.4474629869219">
            <text:p>53.45</text:p>
          </table:table-cell>
          <table:table-cell/>
        </table:table-row>
        <table:table-row table:style-name="ro2">
          <table:table-cell table:style-name="ce3" table:formula="of:=[.A1786]+1" office:value-type="float" office:value="1786">
            <text:p>1786</text:p>
          </table:table-cell>
          <table:table-cell table:style-name="ce3" table:formula="of:=[orbits.$C$3]*[.A1787]" office:value-type="float" office:value="7737775.346">
            <text:p>7737775.346</text:p>
          </table:table-cell>
          <table:table-cell table:style-name="ce6" table:formula="of:=[.B1787]/[orbits.$D$3]" office:value-type="float" office:value="21185.3093383163">
            <text:p>21185.31</text:p>
          </table:table-cell>
          <table:table-cell table:style-name="ce6" table:formula="of:=[.C1787]-ROUNDDOWN([.C1787])" office:value-type="float" office:value="0.309338316325011">
            <text:p>0.31</text:p>
          </table:table-cell>
          <table:table-cell table:formula="of:=IF([.D1787] &lt; [.$D$2])" office:value-type="boolean" office:boolean-value="false">
            <text:p>FALSE</text:p>
          </table:table-cell>
          <table:table-cell table:formula="of:=MOD([.C1787];64)" office:value-type="float" office:value="1.30933831632501">
            <text:p>1.31</text:p>
          </table:table-cell>
          <table:table-cell/>
        </table:table-row>
        <table:table-row table:style-name="ro2">
          <table:table-cell table:style-name="ce3" table:formula="of:=[.A1787]+1" office:value-type="float" office:value="1787">
            <text:p>1787</text:p>
          </table:table-cell>
          <table:table-cell table:style-name="ce3" table:formula="of:=[orbits.$C$3]*[.A1788]" office:value-type="float" office:value="7742107.807">
            <text:p>7742107.807</text:p>
          </table:table-cell>
          <table:table-cell table:style-name="ce6" table:formula="of:=[.B1788]/[orbits.$D$3]" office:value-type="float" office:value="21197.1712136457">
            <text:p>21197.17</text:p>
          </table:table-cell>
          <table:table-cell table:style-name="ce6" table:formula="of:=[.C1788]-ROUNDDOWN([.C1788])" office:value-type="float" office:value="0.17121364572813">
            <text:p>0.17</text:p>
          </table:table-cell>
          <table:table-cell table:formula="of:=IF([.D1788] &lt; [.$D$2])" office:value-type="boolean" office:boolean-value="false">
            <text:p>FALSE</text:p>
          </table:table-cell>
          <table:table-cell table:formula="of:=MOD([.C1788];64)" office:value-type="float" office:value="13.1712136457281">
            <text:p>13.17</text:p>
          </table:table-cell>
          <table:table-cell/>
        </table:table-row>
        <table:table-row table:style-name="ro2">
          <table:table-cell table:style-name="ce3" table:formula="of:=[.A1788]+1" office:value-type="float" office:value="1788">
            <text:p>1788</text:p>
          </table:table-cell>
          <table:table-cell table:style-name="ce3" table:formula="of:=[orbits.$C$3]*[.A1789]" office:value-type="float" office:value="7746440.268">
            <text:p>7746440.268</text:p>
          </table:table-cell>
          <table:table-cell table:style-name="ce6" table:formula="of:=[.B1789]/[orbits.$D$3]" office:value-type="float" office:value="21209.0330889751">
            <text:p>21209.03</text:p>
          </table:table-cell>
          <table:table-cell table:style-name="ce6" table:formula="of:=[.C1789]-ROUNDDOWN([.C1789])" office:value-type="float" office:value="0.0330889751312498">
            <text:p>0.03</text:p>
          </table:table-cell>
          <table:table-cell table:formula="of:=IF([.D1789] &lt; [.$D$2])" office:value-type="boolean" office:boolean-value="true">
            <text:p>TRUE</text:p>
          </table:table-cell>
          <table:table-cell table:formula="of:=MOD([.C1789];64)" office:value-type="float" office:value="25.0330889751312">
            <text:p>25.03</text:p>
          </table:table-cell>
          <table:table-cell/>
        </table:table-row>
        <table:table-row table:style-name="ro2">
          <table:table-cell table:style-name="ce3" table:formula="of:=[.A1789]+1" office:value-type="float" office:value="1789">
            <text:p>1789</text:p>
          </table:table-cell>
          <table:table-cell table:style-name="ce3" table:formula="of:=[orbits.$C$3]*[.A1790]" office:value-type="float" office:value="7750772.729">
            <text:p>7750772.729</text:p>
          </table:table-cell>
          <table:table-cell table:style-name="ce6" table:formula="of:=[.B1790]/[orbits.$D$3]" office:value-type="float" office:value="21220.8949643045">
            <text:p>21220.89</text:p>
          </table:table-cell>
          <table:table-cell table:style-name="ce6" table:formula="of:=[.C1790]-ROUNDDOWN([.C1790])" office:value-type="float" office:value="0.894964304538007">
            <text:p>0.89</text:p>
          </table:table-cell>
          <table:table-cell table:formula="of:=IF([.D1790] &lt; [.$D$2])" office:value-type="boolean" office:boolean-value="false">
            <text:p>FALSE</text:p>
          </table:table-cell>
          <table:table-cell table:formula="of:=MOD([.C1790];64)" office:value-type="float" office:value="36.894964304538">
            <text:p>36.89</text:p>
          </table:table-cell>
          <table:table-cell/>
        </table:table-row>
        <table:table-row table:style-name="ro2">
          <table:table-cell table:style-name="ce3" table:formula="of:=[.A1790]+1" office:value-type="float" office:value="1790">
            <text:p>1790</text:p>
          </table:table-cell>
          <table:table-cell table:style-name="ce3" table:formula="of:=[orbits.$C$3]*[.A1791]" office:value-type="float" office:value="7755105.19">
            <text:p>7755105.19</text:p>
          </table:table-cell>
          <table:table-cell table:style-name="ce6" table:formula="of:=[.B1791]/[orbits.$D$3]" office:value-type="float" office:value="21232.7568396339">
            <text:p>21232.76</text:p>
          </table:table-cell>
          <table:table-cell table:style-name="ce6" table:formula="of:=[.C1791]-ROUNDDOWN([.C1791])" office:value-type="float" office:value="0.756839633941127">
            <text:p>0.76</text:p>
          </table:table-cell>
          <table:table-cell table:formula="of:=IF([.D1791] &lt; [.$D$2])" office:value-type="boolean" office:boolean-value="false">
            <text:p>FALSE</text:p>
          </table:table-cell>
          <table:table-cell table:formula="of:=MOD([.C1791];64)" office:value-type="float" office:value="48.7568396339411">
            <text:p>48.76</text:p>
          </table:table-cell>
          <table:table-cell/>
        </table:table-row>
        <table:table-row table:style-name="ro2">
          <table:table-cell table:style-name="ce3" table:formula="of:=[.A1791]+1" office:value-type="float" office:value="1791">
            <text:p>1791</text:p>
          </table:table-cell>
          <table:table-cell table:style-name="ce3" table:formula="of:=[orbits.$C$3]*[.A1792]" office:value-type="float" office:value="7759437.651">
            <text:p>7759437.651</text:p>
          </table:table-cell>
          <table:table-cell table:style-name="ce6" table:formula="of:=[.B1792]/[orbits.$D$3]" office:value-type="float" office:value="21244.6187149633">
            <text:p>21244.62</text:p>
          </table:table-cell>
          <table:table-cell table:style-name="ce6" table:formula="of:=[.C1792]-ROUNDDOWN([.C1792])" office:value-type="float" office:value="0.618714963347884">
            <text:p>0.62</text:p>
          </table:table-cell>
          <table:table-cell table:formula="of:=IF([.D1792] &lt; [.$D$2])" office:value-type="boolean" office:boolean-value="false">
            <text:p>FALSE</text:p>
          </table:table-cell>
          <table:table-cell table:formula="of:=MOD([.C1792];64)" office:value-type="float" office:value="60.6187149633479">
            <text:p>60.62</text:p>
          </table:table-cell>
          <table:table-cell/>
        </table:table-row>
        <table:table-row table:style-name="ro2">
          <table:table-cell table:style-name="ce3" table:formula="of:=[.A1792]+1" office:value-type="float" office:value="1792">
            <text:p>1792</text:p>
          </table:table-cell>
          <table:table-cell table:style-name="ce3" table:formula="of:=[orbits.$C$3]*[.A1793]" office:value-type="float" office:value="7763770.112">
            <text:p>7763770.112</text:p>
          </table:table-cell>
          <table:table-cell table:style-name="ce6" table:formula="of:=[.B1793]/[orbits.$D$3]" office:value-type="float" office:value="21256.4805902928">
            <text:p>21256.48</text:p>
          </table:table-cell>
          <table:table-cell table:style-name="ce6" table:formula="of:=[.C1793]-ROUNDDOWN([.C1793])" office:value-type="float" office:value="0.480590292751003">
            <text:p>0.48</text:p>
          </table:table-cell>
          <table:table-cell table:formula="of:=IF([.D1793] &lt; [.$D$2])" office:value-type="boolean" office:boolean-value="false">
            <text:p>FALSE</text:p>
          </table:table-cell>
          <table:table-cell table:formula="of:=MOD([.C1793];64)" office:value-type="float" office:value="8.480590292751">
            <text:p>8.48</text:p>
          </table:table-cell>
          <table:table-cell/>
        </table:table-row>
        <table:table-row table:style-name="ro2">
          <table:table-cell table:style-name="ce3" table:formula="of:=[.A1793]+1" office:value-type="float" office:value="1793">
            <text:p>1793</text:p>
          </table:table-cell>
          <table:table-cell table:style-name="ce3" table:formula="of:=[orbits.$C$3]*[.A1794]" office:value-type="float" office:value="7768102.573">
            <text:p>7768102.573</text:p>
          </table:table-cell>
          <table:table-cell table:style-name="ce6" table:formula="of:=[.B1794]/[orbits.$D$3]" office:value-type="float" office:value="21268.3424656222">
            <text:p>21268.34</text:p>
          </table:table-cell>
          <table:table-cell table:style-name="ce6" table:formula="of:=[.C1794]-ROUNDDOWN([.C1794])" office:value-type="float" office:value="0.342465622157761">
            <text:p>0.34</text:p>
          </table:table-cell>
          <table:table-cell table:formula="of:=IF([.D1794] &lt; [.$D$2])" office:value-type="boolean" office:boolean-value="false">
            <text:p>FALSE</text:p>
          </table:table-cell>
          <table:table-cell table:formula="of:=MOD([.C1794];64)" office:value-type="float" office:value="20.3424656221578">
            <text:p>20.34</text:p>
          </table:table-cell>
          <table:table-cell/>
        </table:table-row>
        <table:table-row table:style-name="ro2">
          <table:table-cell table:style-name="ce3" table:formula="of:=[.A1794]+1" office:value-type="float" office:value="1794">
            <text:p>1794</text:p>
          </table:table-cell>
          <table:table-cell table:style-name="ce3" table:formula="of:=[orbits.$C$3]*[.A1795]" office:value-type="float" office:value="7772435.034">
            <text:p>7772435.034</text:p>
          </table:table-cell>
          <table:table-cell table:style-name="ce6" table:formula="of:=[.B1795]/[orbits.$D$3]" office:value-type="float" office:value="21280.2043409516">
            <text:p>21280.20</text:p>
          </table:table-cell>
          <table:table-cell table:style-name="ce6" table:formula="of:=[.C1795]-ROUNDDOWN([.C1795])" office:value-type="float" office:value="0.20434095156088">
            <text:p>0.20</text:p>
          </table:table-cell>
          <table:table-cell table:formula="of:=IF([.D1795] &lt; [.$D$2])" office:value-type="boolean" office:boolean-value="false">
            <text:p>FALSE</text:p>
          </table:table-cell>
          <table:table-cell table:formula="of:=MOD([.C1795];64)" office:value-type="float" office:value="32.2043409515609">
            <text:p>32.20</text:p>
          </table:table-cell>
          <table:table-cell/>
        </table:table-row>
        <table:table-row table:style-name="ro2">
          <table:table-cell table:style-name="ce3" table:formula="of:=[.A1795]+1" office:value-type="float" office:value="1795">
            <text:p>1795</text:p>
          </table:table-cell>
          <table:table-cell table:style-name="ce3" table:formula="of:=[orbits.$C$3]*[.A1796]" office:value-type="float" office:value="7776767.495">
            <text:p>7776767.495</text:p>
          </table:table-cell>
          <table:table-cell table:style-name="ce6" table:formula="of:=[.B1796]/[orbits.$D$3]" office:value-type="float" office:value="21292.066216281">
            <text:p>21292.07</text:p>
          </table:table-cell>
          <table:table-cell table:style-name="ce6" table:formula="of:=[.C1796]-ROUNDDOWN([.C1796])" office:value-type="float" office:value="0.0662162809639995">
            <text:p>0.07</text:p>
          </table:table-cell>
          <table:table-cell table:formula="of:=IF([.D1796] &lt; [.$D$2])" office:value-type="boolean" office:boolean-value="true">
            <text:p>TRUE</text:p>
          </table:table-cell>
          <table:table-cell table:formula="of:=MOD([.C1796];64)" office:value-type="float" office:value="44.066216280964">
            <text:p>44.07</text:p>
          </table:table-cell>
          <table:table-cell/>
        </table:table-row>
        <table:table-row table:style-name="ro2">
          <table:table-cell table:style-name="ce3" table:formula="of:=[.A1796]+1" office:value-type="float" office:value="1796">
            <text:p>1796</text:p>
          </table:table-cell>
          <table:table-cell table:style-name="ce3" table:formula="of:=[orbits.$C$3]*[.A1797]" office:value-type="float" office:value="7781099.956">
            <text:p>7781099.956</text:p>
          </table:table-cell>
          <table:table-cell table:style-name="ce6" table:formula="of:=[.B1797]/[orbits.$D$3]" office:value-type="float" office:value="21303.9280916104">
            <text:p>21303.93</text:p>
          </table:table-cell>
          <table:table-cell table:style-name="ce6" table:formula="of:=[.C1797]-ROUNDDOWN([.C1797])" office:value-type="float" office:value="0.928091610367119">
            <text:p>0.93</text:p>
          </table:table-cell>
          <table:table-cell table:formula="of:=IF([.D1797] &lt; [.$D$2])" office:value-type="boolean" office:boolean-value="false">
            <text:p>FALSE</text:p>
          </table:table-cell>
          <table:table-cell table:formula="of:=MOD([.C1797];64)" office:value-type="float" office:value="55.9280916103671">
            <text:p>55.93</text:p>
          </table:table-cell>
          <table:table-cell/>
        </table:table-row>
        <table:table-row table:style-name="ro2">
          <table:table-cell table:style-name="ce3" table:formula="of:=[.A1797]+1" office:value-type="float" office:value="1797">
            <text:p>1797</text:p>
          </table:table-cell>
          <table:table-cell table:style-name="ce3" table:formula="of:=[orbits.$C$3]*[.A1798]" office:value-type="float" office:value="7785432.417">
            <text:p>7785432.417</text:p>
          </table:table-cell>
          <table:table-cell table:style-name="ce6" table:formula="of:=[.B1798]/[orbits.$D$3]" office:value-type="float" office:value="21315.7899669398">
            <text:p>21315.79</text:p>
          </table:table-cell>
          <table:table-cell table:style-name="ce6" table:formula="of:=[.C1798]-ROUNDDOWN([.C1798])" office:value-type="float" office:value="0.789966939773876">
            <text:p>0.79</text:p>
          </table:table-cell>
          <table:table-cell table:formula="of:=IF([.D1798] &lt; [.$D$2])" office:value-type="boolean" office:boolean-value="false">
            <text:p>FALSE</text:p>
          </table:table-cell>
          <table:table-cell table:formula="of:=MOD([.C1798];64)" office:value-type="float" office:value="3.78996693977388">
            <text:p>3.79</text:p>
          </table:table-cell>
          <table:table-cell/>
        </table:table-row>
        <table:table-row table:style-name="ro2">
          <table:table-cell table:style-name="ce3" table:formula="of:=[.A1798]+1" office:value-type="float" office:value="1798">
            <text:p>1798</text:p>
          </table:table-cell>
          <table:table-cell table:style-name="ce3" table:formula="of:=[orbits.$C$3]*[.A1799]" office:value-type="float" office:value="7789764.878">
            <text:p>7789764.878</text:p>
          </table:table-cell>
          <table:table-cell table:style-name="ce6" table:formula="of:=[.B1799]/[orbits.$D$3]" office:value-type="float" office:value="21327.6518422692">
            <text:p>21327.65</text:p>
          </table:table-cell>
          <table:table-cell table:style-name="ce6" table:formula="of:=[.C1799]-ROUNDDOWN([.C1799])" office:value-type="float" office:value="0.651842269176996">
            <text:p>0.65</text:p>
          </table:table-cell>
          <table:table-cell table:formula="of:=IF([.D1799] &lt; [.$D$2])" office:value-type="boolean" office:boolean-value="false">
            <text:p>FALSE</text:p>
          </table:table-cell>
          <table:table-cell table:formula="of:=MOD([.C1799];64)" office:value-type="float" office:value="15.651842269177">
            <text:p>15.65</text:p>
          </table:table-cell>
          <table:table-cell/>
        </table:table-row>
        <table:table-row table:style-name="ro2">
          <table:table-cell table:style-name="ce3" table:formula="of:=[.A1799]+1" office:value-type="float" office:value="1799">
            <text:p>1799</text:p>
          </table:table-cell>
          <table:table-cell table:style-name="ce3" table:formula="of:=[orbits.$C$3]*[.A1800]" office:value-type="float" office:value="7794097.339">
            <text:p>7794097.339</text:p>
          </table:table-cell>
          <table:table-cell table:style-name="ce6" table:formula="of:=[.B1800]/[orbits.$D$3]" office:value-type="float" office:value="21339.5137175986">
            <text:p>21339.51</text:p>
          </table:table-cell>
          <table:table-cell table:style-name="ce6" table:formula="of:=[.C1800]-ROUNDDOWN([.C1800])" office:value-type="float" office:value="0.513717598583753">
            <text:p>0.51</text:p>
          </table:table-cell>
          <table:table-cell table:formula="of:=IF([.D1800] &lt; [.$D$2])" office:value-type="boolean" office:boolean-value="false">
            <text:p>FALSE</text:p>
          </table:table-cell>
          <table:table-cell table:formula="of:=MOD([.C1800];64)" office:value-type="float" office:value="27.5137175985838">
            <text:p>27.51</text:p>
          </table:table-cell>
          <table:table-cell/>
        </table:table-row>
        <table:table-row table:style-name="ro2">
          <table:table-cell table:style-name="ce3" table:formula="of:=[.A1800]+1" office:value-type="float" office:value="1800">
            <text:p>1800</text:p>
          </table:table-cell>
          <table:table-cell table:style-name="ce3" table:formula="of:=[orbits.$C$3]*[.A1801]" office:value-type="float" office:value="7798429.8">
            <text:p>7798429.8</text:p>
          </table:table-cell>
          <table:table-cell table:style-name="ce6" table:formula="of:=[.B1801]/[orbits.$D$3]" office:value-type="float" office:value="21351.375592928">
            <text:p>21351.38</text:p>
          </table:table-cell>
          <table:table-cell table:style-name="ce6" table:formula="of:=[.C1801]-ROUNDDOWN([.C1801])" office:value-type="float" office:value="0.375592927986872">
            <text:p>0.38</text:p>
          </table:table-cell>
          <table:table-cell table:formula="of:=IF([.D1801] &lt; [.$D$2])" office:value-type="boolean" office:boolean-value="false">
            <text:p>FALSE</text:p>
          </table:table-cell>
          <table:table-cell table:formula="of:=MOD([.C1801];64)" office:value-type="float" office:value="39.3755929279869">
            <text:p>39.38</text:p>
          </table:table-cell>
          <table:table-cell/>
        </table:table-row>
        <table:table-row table:style-name="ro2">
          <table:table-cell table:style-name="ce3" table:formula="of:=[.A1801]+1" office:value-type="float" office:value="1801">
            <text:p>1801</text:p>
          </table:table-cell>
          <table:table-cell table:style-name="ce3" table:formula="of:=[orbits.$C$3]*[.A1802]" office:value-type="float" office:value="7802762.261">
            <text:p>7802762.261</text:p>
          </table:table-cell>
          <table:table-cell table:style-name="ce6" table:formula="of:=[.B1802]/[orbits.$D$3]" office:value-type="float" office:value="21363.2374682574">
            <text:p>21363.24</text:p>
          </table:table-cell>
          <table:table-cell table:style-name="ce6" table:formula="of:=[.C1802]-ROUNDDOWN([.C1802])" office:value-type="float" office:value="0.23746825739363">
            <text:p>0.24</text:p>
          </table:table-cell>
          <table:table-cell table:formula="of:=IF([.D1802] &lt; [.$D$2])" office:value-type="boolean" office:boolean-value="false">
            <text:p>FALSE</text:p>
          </table:table-cell>
          <table:table-cell table:formula="of:=MOD([.C1802];64)" office:value-type="float" office:value="51.2374682573936">
            <text:p>51.24</text:p>
          </table:table-cell>
          <table:table-cell/>
        </table:table-row>
        <table:table-row table:style-name="ro2">
          <table:table-cell table:style-name="ce3" table:formula="of:=[.A1802]+1" office:value-type="float" office:value="1802">
            <text:p>1802</text:p>
          </table:table-cell>
          <table:table-cell table:style-name="ce3" table:formula="of:=[orbits.$C$3]*[.A1803]" office:value-type="float" office:value="7807094.722">
            <text:p>7807094.722</text:p>
          </table:table-cell>
          <table:table-cell table:style-name="ce6" table:formula="of:=[.B1803]/[orbits.$D$3]" office:value-type="float" office:value="21375.0993435868">
            <text:p>21375.10</text:p>
          </table:table-cell>
          <table:table-cell table:style-name="ce6" table:formula="of:=[.C1803]-ROUNDDOWN([.C1803])" office:value-type="float" office:value="0.0993435867931112">
            <text:p>0.10</text:p>
          </table:table-cell>
          <table:table-cell table:formula="of:=IF([.D1803] &lt; [.$D$2])" office:value-type="boolean" office:boolean-value="true">
            <text:p>TRUE</text:p>
          </table:table-cell>
          <table:table-cell table:formula="of:=MOD([.C1803];64)" office:value-type="float" office:value="63.0993435867931">
            <text:p>63.10</text:p>
          </table:table-cell>
          <table:table-cell/>
        </table:table-row>
        <table:table-row table:style-name="ro2">
          <table:table-cell table:style-name="ce3" table:formula="of:=[.A1803]+1" office:value-type="float" office:value="1803">
            <text:p>1803</text:p>
          </table:table-cell>
          <table:table-cell table:style-name="ce3" table:formula="of:=[orbits.$C$3]*[.A1804]" office:value-type="float" office:value="7811427.183">
            <text:p>7811427.183</text:p>
          </table:table-cell>
          <table:table-cell table:style-name="ce6" table:formula="of:=[.B1804]/[orbits.$D$3]" office:value-type="float" office:value="21386.9612189162">
            <text:p>21386.96</text:p>
          </table:table-cell>
          <table:table-cell table:style-name="ce6" table:formula="of:=[.C1804]-ROUNDDOWN([.C1804])" office:value-type="float" office:value="0.961218916199869">
            <text:p>0.96</text:p>
          </table:table-cell>
          <table:table-cell table:formula="of:=IF([.D1804] &lt; [.$D$2])" office:value-type="boolean" office:boolean-value="false">
            <text:p>FALSE</text:p>
          </table:table-cell>
          <table:table-cell table:formula="of:=MOD([.C1804];64)" office:value-type="float" office:value="10.9612189161999">
            <text:p>10.96</text:p>
          </table:table-cell>
          <table:table-cell/>
        </table:table-row>
        <table:table-row table:style-name="ro2">
          <table:table-cell table:style-name="ce3" table:formula="of:=[.A1804]+1" office:value-type="float" office:value="1804">
            <text:p>1804</text:p>
          </table:table-cell>
          <table:table-cell table:style-name="ce3" table:formula="of:=[orbits.$C$3]*[.A1805]" office:value-type="float" office:value="7815759.644">
            <text:p>7815759.644</text:p>
          </table:table-cell>
          <table:table-cell table:style-name="ce6" table:formula="of:=[.B1805]/[orbits.$D$3]" office:value-type="float" office:value="21398.8230942456">
            <text:p>21398.82</text:p>
          </table:table-cell>
          <table:table-cell table:style-name="ce6" table:formula="of:=[.C1805]-ROUNDDOWN([.C1805])" office:value-type="float" office:value="0.823094245602988">
            <text:p>0.82</text:p>
          </table:table-cell>
          <table:table-cell table:formula="of:=IF([.D1805] &lt; [.$D$2])" office:value-type="boolean" office:boolean-value="false">
            <text:p>FALSE</text:p>
          </table:table-cell>
          <table:table-cell table:formula="of:=MOD([.C1805];64)" office:value-type="float" office:value="22.823094245603">
            <text:p>22.82</text:p>
          </table:table-cell>
          <table:table-cell/>
        </table:table-row>
        <table:table-row table:style-name="ro2">
          <table:table-cell table:style-name="ce3" table:formula="of:=[.A1805]+1" office:value-type="float" office:value="1805">
            <text:p>1805</text:p>
          </table:table-cell>
          <table:table-cell table:style-name="ce3" table:formula="of:=[orbits.$C$3]*[.A1806]" office:value-type="float" office:value="7820092.105">
            <text:p>7820092.105</text:p>
          </table:table-cell>
          <table:table-cell table:style-name="ce6" table:formula="of:=[.B1806]/[orbits.$D$3]" office:value-type="float" office:value="21410.684969575">
            <text:p>21410.68</text:p>
          </table:table-cell>
          <table:table-cell table:style-name="ce6" table:formula="of:=[.C1806]-ROUNDDOWN([.C1806])" office:value-type="float" office:value="0.684969575009745">
            <text:p>0.68</text:p>
          </table:table-cell>
          <table:table-cell table:formula="of:=IF([.D1806] &lt; [.$D$2])" office:value-type="boolean" office:boolean-value="false">
            <text:p>FALSE</text:p>
          </table:table-cell>
          <table:table-cell table:formula="of:=MOD([.C1806];64)" office:value-type="float" office:value="34.6849695750097">
            <text:p>34.68</text:p>
          </table:table-cell>
          <table:table-cell/>
        </table:table-row>
        <table:table-row table:style-name="ro2">
          <table:table-cell table:style-name="ce3" table:formula="of:=[.A1806]+1" office:value-type="float" office:value="1806">
            <text:p>1806</text:p>
          </table:table-cell>
          <table:table-cell table:style-name="ce3" table:formula="of:=[orbits.$C$3]*[.A1807]" office:value-type="float" office:value="7824424.566">
            <text:p>7824424.566</text:p>
          </table:table-cell>
          <table:table-cell table:style-name="ce6" table:formula="of:=[.B1807]/[orbits.$D$3]" office:value-type="float" office:value="21422.5468449044">
            <text:p>21422.55</text:p>
          </table:table-cell>
          <table:table-cell table:style-name="ce6" table:formula="of:=[.C1807]-ROUNDDOWN([.C1807])" office:value-type="float" office:value="0.546844904412865">
            <text:p>0.55</text:p>
          </table:table-cell>
          <table:table-cell table:formula="of:=IF([.D1807] &lt; [.$D$2])" office:value-type="boolean" office:boolean-value="false">
            <text:p>FALSE</text:p>
          </table:table-cell>
          <table:table-cell table:formula="of:=MOD([.C1807];64)" office:value-type="float" office:value="46.5468449044129">
            <text:p>46.55</text:p>
          </table:table-cell>
          <table:table-cell/>
        </table:table-row>
        <table:table-row table:style-name="ro2">
          <table:table-cell table:style-name="ce3" table:formula="of:=[.A1807]+1" office:value-type="float" office:value="1807">
            <text:p>1807</text:p>
          </table:table-cell>
          <table:table-cell table:style-name="ce3" table:formula="of:=[orbits.$C$3]*[.A1808]" office:value-type="float" office:value="7828757.027">
            <text:p>7828757.027</text:p>
          </table:table-cell>
          <table:table-cell table:style-name="ce6" table:formula="of:=[.B1808]/[orbits.$D$3]" office:value-type="float" office:value="21434.4087202338">
            <text:p>21434.41</text:p>
          </table:table-cell>
          <table:table-cell table:style-name="ce6" table:formula="of:=[.C1808]-ROUNDDOWN([.C1808])" office:value-type="float" office:value="0.408720233819622">
            <text:p>0.41</text:p>
          </table:table-cell>
          <table:table-cell table:formula="of:=IF([.D1808] &lt; [.$D$2])" office:value-type="boolean" office:boolean-value="false">
            <text:p>FALSE</text:p>
          </table:table-cell>
          <table:table-cell table:formula="of:=MOD([.C1808];64)" office:value-type="float" office:value="58.4087202338196">
            <text:p>58.41</text:p>
          </table:table-cell>
          <table:table-cell/>
        </table:table-row>
        <table:table-row table:style-name="ro2">
          <table:table-cell table:style-name="ce3" table:formula="of:=[.A1808]+1" office:value-type="float" office:value="1808">
            <text:p>1808</text:p>
          </table:table-cell>
          <table:table-cell table:style-name="ce3" table:formula="of:=[orbits.$C$3]*[.A1809]" office:value-type="float" office:value="7833089.488">
            <text:p>7833089.488</text:p>
          </table:table-cell>
          <table:table-cell table:style-name="ce6" table:formula="of:=[.B1809]/[orbits.$D$3]" office:value-type="float" office:value="21446.2705955632">
            <text:p>21446.27</text:p>
          </table:table-cell>
          <table:table-cell table:style-name="ce6" table:formula="of:=[.C1809]-ROUNDDOWN([.C1809])" office:value-type="float" office:value="0.270595563222741">
            <text:p>0.27</text:p>
          </table:table-cell>
          <table:table-cell table:formula="of:=IF([.D1809] &lt; [.$D$2])" office:value-type="boolean" office:boolean-value="false">
            <text:p>FALSE</text:p>
          </table:table-cell>
          <table:table-cell table:formula="of:=MOD([.C1809];64)" office:value-type="float" office:value="6.27059556322274">
            <text:p>6.27</text:p>
          </table:table-cell>
          <table:table-cell/>
        </table:table-row>
        <table:table-row table:style-name="ro2">
          <table:table-cell table:style-name="ce3" table:formula="of:=[.A1809]+1" office:value-type="float" office:value="1809">
            <text:p>1809</text:p>
          </table:table-cell>
          <table:table-cell table:style-name="ce3" table:formula="of:=[orbits.$C$3]*[.A1810]" office:value-type="float" office:value="7837421.949">
            <text:p>7837421.949</text:p>
          </table:table-cell>
          <table:table-cell table:style-name="ce6" table:formula="of:=[.B1810]/[orbits.$D$3]" office:value-type="float" office:value="21458.1324708926">
            <text:p>21458.13</text:p>
          </table:table-cell>
          <table:table-cell table:style-name="ce6" table:formula="of:=[.C1810]-ROUNDDOWN([.C1810])" office:value-type="float" office:value="0.132470892625861">
            <text:p>0.13</text:p>
          </table:table-cell>
          <table:table-cell table:formula="of:=IF([.D1810] &lt; [.$D$2])" office:value-type="boolean" office:boolean-value="false">
            <text:p>FALSE</text:p>
          </table:table-cell>
          <table:table-cell table:formula="of:=MOD([.C1810];64)" office:value-type="float" office:value="18.1324708926259">
            <text:p>18.13</text:p>
          </table:table-cell>
          <table:table-cell/>
        </table:table-row>
        <table:table-row table:style-name="ro2">
          <table:table-cell table:style-name="ce3" table:formula="of:=[.A1810]+1" office:value-type="float" office:value="1810">
            <text:p>1810</text:p>
          </table:table-cell>
          <table:table-cell table:style-name="ce3" table:formula="of:=[orbits.$C$3]*[.A1811]" office:value-type="float" office:value="7841754.41">
            <text:p>7841754.41</text:p>
          </table:table-cell>
          <table:table-cell table:style-name="ce6" table:formula="of:=[.B1811]/[orbits.$D$3]" office:value-type="float" office:value="21469.994346222">
            <text:p>21469.99</text:p>
          </table:table-cell>
          <table:table-cell table:style-name="ce6" table:formula="of:=[.C1811]-ROUNDDOWN([.C1811])" office:value-type="float" office:value="0.99434622202898">
            <text:p>0.99</text:p>
          </table:table-cell>
          <table:table-cell table:formula="of:=IF([.D1811] &lt; [.$D$2])" office:value-type="boolean" office:boolean-value="false">
            <text:p>FALSE</text:p>
          </table:table-cell>
          <table:table-cell table:formula="of:=MOD([.C1811];64)" office:value-type="float" office:value="29.994346222029">
            <text:p>29.99</text:p>
          </table:table-cell>
          <table:table-cell/>
        </table:table-row>
        <table:table-row table:style-name="ro2">
          <table:table-cell table:style-name="ce3" table:formula="of:=[.A1811]+1" office:value-type="float" office:value="1811">
            <text:p>1811</text:p>
          </table:table-cell>
          <table:table-cell table:style-name="ce3" table:formula="of:=[orbits.$C$3]*[.A1812]" office:value-type="float" office:value="7846086.871">
            <text:p>7846086.871</text:p>
          </table:table-cell>
          <table:table-cell table:style-name="ce6" table:formula="of:=[.B1812]/[orbits.$D$3]" office:value-type="float" office:value="21481.8562215514">
            <text:p>21481.86</text:p>
          </table:table-cell>
          <table:table-cell table:style-name="ce6" table:formula="of:=[.C1812]-ROUNDDOWN([.C1812])" office:value-type="float" office:value="0.856221551435738">
            <text:p>0.86</text:p>
          </table:table-cell>
          <table:table-cell table:formula="of:=IF([.D1812] &lt; [.$D$2])" office:value-type="boolean" office:boolean-value="false">
            <text:p>FALSE</text:p>
          </table:table-cell>
          <table:table-cell table:formula="of:=MOD([.C1812];64)" office:value-type="float" office:value="41.8562215514357">
            <text:p>41.86</text:p>
          </table:table-cell>
          <table:table-cell/>
        </table:table-row>
        <table:table-row table:style-name="ro2">
          <table:table-cell table:style-name="ce3" table:formula="of:=[.A1812]+1" office:value-type="float" office:value="1812">
            <text:p>1812</text:p>
          </table:table-cell>
          <table:table-cell table:style-name="ce3" table:formula="of:=[orbits.$C$3]*[.A1813]" office:value-type="float" office:value="7850419.332">
            <text:p>7850419.332</text:p>
          </table:table-cell>
          <table:table-cell table:style-name="ce6" table:formula="of:=[.B1813]/[orbits.$D$3]" office:value-type="float" office:value="21493.7180968808">
            <text:p>21493.72</text:p>
          </table:table-cell>
          <table:table-cell table:style-name="ce6" table:formula="of:=[.C1813]-ROUNDDOWN([.C1813])" office:value-type="float" office:value="0.718096880838857">
            <text:p>0.72</text:p>
          </table:table-cell>
          <table:table-cell table:formula="of:=IF([.D1813] &lt; [.$D$2])" office:value-type="boolean" office:boolean-value="false">
            <text:p>FALSE</text:p>
          </table:table-cell>
          <table:table-cell table:formula="of:=MOD([.C1813];64)" office:value-type="float" office:value="53.7180968808389">
            <text:p>53.72</text:p>
          </table:table-cell>
          <table:table-cell/>
        </table:table-row>
        <table:table-row table:style-name="ro2">
          <table:table-cell table:style-name="ce3" table:formula="of:=[.A1813]+1" office:value-type="float" office:value="1813">
            <text:p>1813</text:p>
          </table:table-cell>
          <table:table-cell table:style-name="ce3" table:formula="of:=[orbits.$C$3]*[.A1814]" office:value-type="float" office:value="7854751.793">
            <text:p>7854751.793</text:p>
          </table:table-cell>
          <table:table-cell table:style-name="ce6" table:formula="of:=[.B1814]/[orbits.$D$3]" office:value-type="float" office:value="21505.5799722102">
            <text:p>21505.58</text:p>
          </table:table-cell>
          <table:table-cell table:style-name="ce6" table:formula="of:=[.C1814]-ROUNDDOWN([.C1814])" office:value-type="float" office:value="0.579972210245614">
            <text:p>0.58</text:p>
          </table:table-cell>
          <table:table-cell table:formula="of:=IF([.D1814] &lt; [.$D$2])" office:value-type="boolean" office:boolean-value="false">
            <text:p>FALSE</text:p>
          </table:table-cell>
          <table:table-cell table:formula="of:=MOD([.C1814];64)" office:value-type="float" office:value="1.57997221024561">
            <text:p>1.58</text:p>
          </table:table-cell>
          <table:table-cell/>
        </table:table-row>
        <table:table-row table:style-name="ro2">
          <table:table-cell table:style-name="ce3" table:formula="of:=[.A1814]+1" office:value-type="float" office:value="1814">
            <text:p>1814</text:p>
          </table:table-cell>
          <table:table-cell table:style-name="ce3" table:formula="of:=[orbits.$C$3]*[.A1815]" office:value-type="float" office:value="7859084.254">
            <text:p>7859084.254</text:p>
          </table:table-cell>
          <table:table-cell table:style-name="ce6" table:formula="of:=[.B1815]/[orbits.$D$3]" office:value-type="float" office:value="21517.4418475396">
            <text:p>21517.44</text:p>
          </table:table-cell>
          <table:table-cell table:style-name="ce6" table:formula="of:=[.C1815]-ROUNDDOWN([.C1815])" office:value-type="float" office:value="0.441847539648734">
            <text:p>0.44</text:p>
          </table:table-cell>
          <table:table-cell table:formula="of:=IF([.D1815] &lt; [.$D$2])" office:value-type="boolean" office:boolean-value="false">
            <text:p>FALSE</text:p>
          </table:table-cell>
          <table:table-cell table:formula="of:=MOD([.C1815];64)" office:value-type="float" office:value="13.4418475396487">
            <text:p>13.44</text:p>
          </table:table-cell>
          <table:table-cell/>
        </table:table-row>
        <table:table-row table:style-name="ro2">
          <table:table-cell table:style-name="ce3" table:formula="of:=[.A1815]+1" office:value-type="float" office:value="1815">
            <text:p>1815</text:p>
          </table:table-cell>
          <table:table-cell table:style-name="ce3" table:formula="of:=[orbits.$C$3]*[.A1816]" office:value-type="float" office:value="7863416.715">
            <text:p>7863416.715</text:p>
          </table:table-cell>
          <table:table-cell table:style-name="ce6" table:formula="of:=[.B1816]/[orbits.$D$3]" office:value-type="float" office:value="21529.3037228691">
            <text:p>21529.30</text:p>
          </table:table-cell>
          <table:table-cell table:style-name="ce6" table:formula="of:=[.C1816]-ROUNDDOWN([.C1816])" office:value-type="float" office:value="0.303722869055491">
            <text:p>0.30</text:p>
          </table:table-cell>
          <table:table-cell table:formula="of:=IF([.D1816] &lt; [.$D$2])" office:value-type="boolean" office:boolean-value="false">
            <text:p>FALSE</text:p>
          </table:table-cell>
          <table:table-cell table:formula="of:=MOD([.C1816];64)" office:value-type="float" office:value="25.3037228690555">
            <text:p>25.30</text:p>
          </table:table-cell>
          <table:table-cell/>
        </table:table-row>
        <table:table-row table:style-name="ro2">
          <table:table-cell table:style-name="ce3" table:formula="of:=[.A1816]+1" office:value-type="float" office:value="1816">
            <text:p>1816</text:p>
          </table:table-cell>
          <table:table-cell table:style-name="ce3" table:formula="of:=[orbits.$C$3]*[.A1817]" office:value-type="float" office:value="7867749.176">
            <text:p>7867749.176</text:p>
          </table:table-cell>
          <table:table-cell table:style-name="ce6" table:formula="of:=[.B1817]/[orbits.$D$3]" office:value-type="float" office:value="21541.1655981985">
            <text:p>21541.17</text:p>
          </table:table-cell>
          <table:table-cell table:style-name="ce6" table:formula="of:=[.C1817]-ROUNDDOWN([.C1817])" office:value-type="float" office:value="0.165598198454973">
            <text:p>0.17</text:p>
          </table:table-cell>
          <table:table-cell table:formula="of:=IF([.D1817] &lt; [.$D$2])" office:value-type="boolean" office:boolean-value="false">
            <text:p>FALSE</text:p>
          </table:table-cell>
          <table:table-cell table:formula="of:=MOD([.C1817];64)" office:value-type="float" office:value="37.165598198455">
            <text:p>37.17</text:p>
          </table:table-cell>
          <table:table-cell/>
        </table:table-row>
        <table:table-row table:style-name="ro2">
          <table:table-cell table:style-name="ce3" table:formula="of:=[.A1817]+1" office:value-type="float" office:value="1817">
            <text:p>1817</text:p>
          </table:table-cell>
          <table:table-cell table:style-name="ce3" table:formula="of:=[orbits.$C$3]*[.A1818]" office:value-type="float" office:value="7872081.637">
            <text:p>7872081.637</text:p>
          </table:table-cell>
          <table:table-cell table:style-name="ce6" table:formula="of:=[.B1818]/[orbits.$D$3]" office:value-type="float" office:value="21553.0274735279">
            <text:p>21553.03</text:p>
          </table:table-cell>
          <table:table-cell table:style-name="ce6" table:formula="of:=[.C1818]-ROUNDDOWN([.C1818])" office:value-type="float" office:value="0.02747352786173">
            <text:p>0.03</text:p>
          </table:table-cell>
          <table:table-cell table:formula="of:=IF([.D1818] &lt; [.$D$2])" office:value-type="boolean" office:boolean-value="true">
            <text:p>TRUE</text:p>
          </table:table-cell>
          <table:table-cell table:formula="of:=MOD([.C1818];64)" office:value-type="float" office:value="49.0274735278617">
            <text:p>49.03</text:p>
          </table:table-cell>
          <table:table-cell/>
        </table:table-row>
        <table:table-row table:style-name="ro2">
          <table:table-cell table:style-name="ce3" table:formula="of:=[.A1818]+1" office:value-type="float" office:value="1818">
            <text:p>1818</text:p>
          </table:table-cell>
          <table:table-cell table:style-name="ce3" table:formula="of:=[orbits.$C$3]*[.A1819]" office:value-type="float" office:value="7876414.098">
            <text:p>7876414.098</text:p>
          </table:table-cell>
          <table:table-cell table:style-name="ce6" table:formula="of:=[.B1819]/[orbits.$D$3]" office:value-type="float" office:value="21564.8893488573">
            <text:p>21564.89</text:p>
          </table:table-cell>
          <table:table-cell table:style-name="ce6" table:formula="of:=[.C1819]-ROUNDDOWN([.C1819])" office:value-type="float" office:value="0.889348857264849">
            <text:p>0.89</text:p>
          </table:table-cell>
          <table:table-cell table:formula="of:=IF([.D1819] &lt; [.$D$2])" office:value-type="boolean" office:boolean-value="false">
            <text:p>FALSE</text:p>
          </table:table-cell>
          <table:table-cell table:formula="of:=MOD([.C1819];64)" office:value-type="float" office:value="60.8893488572649">
            <text:p>60.89</text:p>
          </table:table-cell>
          <table:table-cell/>
        </table:table-row>
        <table:table-row table:style-name="ro2">
          <table:table-cell table:style-name="ce3" table:formula="of:=[.A1819]+1" office:value-type="float" office:value="1819">
            <text:p>1819</text:p>
          </table:table-cell>
          <table:table-cell table:style-name="ce3" table:formula="of:=[orbits.$C$3]*[.A1820]" office:value-type="float" office:value="7880746.559">
            <text:p>7880746.559</text:p>
          </table:table-cell>
          <table:table-cell table:style-name="ce6" table:formula="of:=[.B1820]/[orbits.$D$3]" office:value-type="float" office:value="21576.7512241867">
            <text:p>21576.75</text:p>
          </table:table-cell>
          <table:table-cell table:style-name="ce6" table:formula="of:=[.C1820]-ROUNDDOWN([.C1820])" office:value-type="float" office:value="0.751224186671607">
            <text:p>0.75</text:p>
          </table:table-cell>
          <table:table-cell table:formula="of:=IF([.D1820] &lt; [.$D$2])" office:value-type="boolean" office:boolean-value="false">
            <text:p>FALSE</text:p>
          </table:table-cell>
          <table:table-cell table:formula="of:=MOD([.C1820];64)" office:value-type="float" office:value="8.75122418667161">
            <text:p>8.75</text:p>
          </table:table-cell>
          <table:table-cell/>
        </table:table-row>
        <table:table-row table:style-name="ro2">
          <table:table-cell table:style-name="ce3" table:formula="of:=[.A1820]+1" office:value-type="float" office:value="1820">
            <text:p>1820</text:p>
          </table:table-cell>
          <table:table-cell table:style-name="ce3" table:formula="of:=[orbits.$C$3]*[.A1821]" office:value-type="float" office:value="7885079.02">
            <text:p>7885079.02</text:p>
          </table:table-cell>
          <table:table-cell table:style-name="ce6" table:formula="of:=[.B1821]/[orbits.$D$3]" office:value-type="float" office:value="21588.6130995161">
            <text:p>21588.61</text:p>
          </table:table-cell>
          <table:table-cell table:style-name="ce6" table:formula="of:=[.C1821]-ROUNDDOWN([.C1821])" office:value-type="float" office:value="0.613099516074726">
            <text:p>0.61</text:p>
          </table:table-cell>
          <table:table-cell table:formula="of:=IF([.D1821] &lt; [.$D$2])" office:value-type="boolean" office:boolean-value="false">
            <text:p>FALSE</text:p>
          </table:table-cell>
          <table:table-cell table:formula="of:=MOD([.C1821];64)" office:value-type="float" office:value="20.6130995160747">
            <text:p>20.61</text:p>
          </table:table-cell>
          <table:table-cell/>
        </table:table-row>
        <table:table-row table:style-name="ro2">
          <table:table-cell table:style-name="ce3" table:formula="of:=[.A1821]+1" office:value-type="float" office:value="1821">
            <text:p>1821</text:p>
          </table:table-cell>
          <table:table-cell table:style-name="ce3" table:formula="of:=[orbits.$C$3]*[.A1822]" office:value-type="float" office:value="7889411.481">
            <text:p>7889411.481</text:p>
          </table:table-cell>
          <table:table-cell table:style-name="ce6" table:formula="of:=[.B1822]/[orbits.$D$3]" office:value-type="float" office:value="21600.4749748455">
            <text:p>21600.47</text:p>
          </table:table-cell>
          <table:table-cell table:style-name="ce6" table:formula="of:=[.C1822]-ROUNDDOWN([.C1822])" office:value-type="float" office:value="0.474974845481484">
            <text:p>0.47</text:p>
          </table:table-cell>
          <table:table-cell table:formula="of:=IF([.D1822] &lt; [.$D$2])" office:value-type="boolean" office:boolean-value="false">
            <text:p>FALSE</text:p>
          </table:table-cell>
          <table:table-cell table:formula="of:=MOD([.C1822];64)" office:value-type="float" office:value="32.4749748454815">
            <text:p>32.47</text:p>
          </table:table-cell>
          <table:table-cell/>
        </table:table-row>
        <table:table-row table:style-name="ro2">
          <table:table-cell table:style-name="ce3" table:formula="of:=[.A1822]+1" office:value-type="float" office:value="1822">
            <text:p>1822</text:p>
          </table:table-cell>
          <table:table-cell table:style-name="ce3" table:formula="of:=[orbits.$C$3]*[.A1823]" office:value-type="float" office:value="7893743.942">
            <text:p>7893743.942</text:p>
          </table:table-cell>
          <table:table-cell table:style-name="ce6" table:formula="of:=[.B1823]/[orbits.$D$3]" office:value-type="float" office:value="21612.3368501749">
            <text:p>21612.34</text:p>
          </table:table-cell>
          <table:table-cell table:style-name="ce6" table:formula="of:=[.C1823]-ROUNDDOWN([.C1823])" office:value-type="float" office:value="0.336850174884603">
            <text:p>0.34</text:p>
          </table:table-cell>
          <table:table-cell table:formula="of:=IF([.D1823] &lt; [.$D$2])" office:value-type="boolean" office:boolean-value="false">
            <text:p>FALSE</text:p>
          </table:table-cell>
          <table:table-cell table:formula="of:=MOD([.C1823];64)" office:value-type="float" office:value="44.3368501748846">
            <text:p>44.34</text:p>
          </table:table-cell>
          <table:table-cell/>
        </table:table-row>
        <table:table-row table:style-name="ro2">
          <table:table-cell table:style-name="ce3" table:formula="of:=[.A1823]+1" office:value-type="float" office:value="1823">
            <text:p>1823</text:p>
          </table:table-cell>
          <table:table-cell table:style-name="ce3" table:formula="of:=[orbits.$C$3]*[.A1824]" office:value-type="float" office:value="7898076.403">
            <text:p>7898076.403</text:p>
          </table:table-cell>
          <table:table-cell table:style-name="ce6" table:formula="of:=[.B1824]/[orbits.$D$3]" office:value-type="float" office:value="21624.1987255043">
            <text:p>21624.20</text:p>
          </table:table-cell>
          <table:table-cell table:style-name="ce6" table:formula="of:=[.C1824]-ROUNDDOWN([.C1824])" office:value-type="float" office:value="0.19872550429136">
            <text:p>0.20</text:p>
          </table:table-cell>
          <table:table-cell table:formula="of:=IF([.D1824] &lt; [.$D$2])" office:value-type="boolean" office:boolean-value="false">
            <text:p>FALSE</text:p>
          </table:table-cell>
          <table:table-cell table:formula="of:=MOD([.C1824];64)" office:value-type="float" office:value="56.1987255042914">
            <text:p>56.20</text:p>
          </table:table-cell>
          <table:table-cell/>
        </table:table-row>
        <table:table-row table:style-name="ro2">
          <table:table-cell table:style-name="ce3" table:formula="of:=[.A1824]+1" office:value-type="float" office:value="1824">
            <text:p>1824</text:p>
          </table:table-cell>
          <table:table-cell table:style-name="ce3" table:formula="of:=[orbits.$C$3]*[.A1825]" office:value-type="float" office:value="7902408.864">
            <text:p>7902408.864</text:p>
          </table:table-cell>
          <table:table-cell table:style-name="ce6" table:formula="of:=[.B1825]/[orbits.$D$3]" office:value-type="float" office:value="21636.0606008337">
            <text:p>21636.06</text:p>
          </table:table-cell>
          <table:table-cell table:style-name="ce6" table:formula="of:=[.C1825]-ROUNDDOWN([.C1825])" office:value-type="float" office:value="0.0606008336908417">
            <text:p>0.06</text:p>
          </table:table-cell>
          <table:table-cell table:formula="of:=IF([.D1825] &lt; [.$D$2])" office:value-type="boolean" office:boolean-value="true">
            <text:p>TRUE</text:p>
          </table:table-cell>
          <table:table-cell table:formula="of:=MOD([.C1825];64)" office:value-type="float" office:value="4.06060083369084">
            <text:p>4.06</text:p>
          </table:table-cell>
          <table:table-cell/>
        </table:table-row>
        <table:table-row table:style-name="ro2">
          <table:table-cell table:style-name="ce3" table:formula="of:=[.A1825]+1" office:value-type="float" office:value="1825">
            <text:p>1825</text:p>
          </table:table-cell>
          <table:table-cell table:style-name="ce3" table:formula="of:=[orbits.$C$3]*[.A1826]" office:value-type="float" office:value="7906741.325">
            <text:p>7906741.325</text:p>
          </table:table-cell>
          <table:table-cell table:style-name="ce6" table:formula="of:=[.B1826]/[orbits.$D$3]" office:value-type="float" office:value="21647.9224761631">
            <text:p>21647.92</text:p>
          </table:table-cell>
          <table:table-cell table:style-name="ce6" table:formula="of:=[.C1826]-ROUNDDOWN([.C1826])" office:value-type="float" office:value="0.922476163097599">
            <text:p>0.92</text:p>
          </table:table-cell>
          <table:table-cell table:formula="of:=IF([.D1826] &lt; [.$D$2])" office:value-type="boolean" office:boolean-value="false">
            <text:p>FALSE</text:p>
          </table:table-cell>
          <table:table-cell table:formula="of:=MOD([.C1826];64)" office:value-type="float" office:value="15.9224761630976">
            <text:p>15.92</text:p>
          </table:table-cell>
          <table:table-cell/>
        </table:table-row>
        <table:table-row table:style-name="ro2">
          <table:table-cell table:style-name="ce3" table:formula="of:=[.A1826]+1" office:value-type="float" office:value="1826">
            <text:p>1826</text:p>
          </table:table-cell>
          <table:table-cell table:style-name="ce3" table:formula="of:=[orbits.$C$3]*[.A1827]" office:value-type="float" office:value="7911073.786">
            <text:p>7911073.786</text:p>
          </table:table-cell>
          <table:table-cell table:style-name="ce6" table:formula="of:=[.B1827]/[orbits.$D$3]" office:value-type="float" office:value="21659.7843514925">
            <text:p>21659.78</text:p>
          </table:table-cell>
          <table:table-cell table:style-name="ce6" table:formula="of:=[.C1827]-ROUNDDOWN([.C1827])" office:value-type="float" office:value="0.784351492500718">
            <text:p>0.78</text:p>
          </table:table-cell>
          <table:table-cell table:formula="of:=IF([.D1827] &lt; [.$D$2])" office:value-type="boolean" office:boolean-value="false">
            <text:p>FALSE</text:p>
          </table:table-cell>
          <table:table-cell table:formula="of:=MOD([.C1827];64)" office:value-type="float" office:value="27.7843514925007">
            <text:p>27.78</text:p>
          </table:table-cell>
          <table:table-cell/>
        </table:table-row>
        <table:table-row table:style-name="ro2">
          <table:table-cell table:style-name="ce3" table:formula="of:=[.A1827]+1" office:value-type="float" office:value="1827">
            <text:p>1827</text:p>
          </table:table-cell>
          <table:table-cell table:style-name="ce3" table:formula="of:=[orbits.$C$3]*[.A1828]" office:value-type="float" office:value="7915406.247">
            <text:p>7915406.247</text:p>
          </table:table-cell>
          <table:table-cell table:style-name="ce6" table:formula="of:=[.B1828]/[orbits.$D$3]" office:value-type="float" office:value="21671.6462268219">
            <text:p>21671.65</text:p>
          </table:table-cell>
          <table:table-cell table:style-name="ce6" table:formula="of:=[.C1828]-ROUNDDOWN([.C1828])" office:value-type="float" office:value="0.646226821907476">
            <text:p>0.65</text:p>
          </table:table-cell>
          <table:table-cell table:formula="of:=IF([.D1828] &lt; [.$D$2])" office:value-type="boolean" office:boolean-value="false">
            <text:p>FALSE</text:p>
          </table:table-cell>
          <table:table-cell table:formula="of:=MOD([.C1828];64)" office:value-type="float" office:value="39.6462268219075">
            <text:p>39.65</text:p>
          </table:table-cell>
          <table:table-cell/>
        </table:table-row>
        <table:table-row table:style-name="ro2">
          <table:table-cell table:style-name="ce3" table:formula="of:=[.A1828]+1" office:value-type="float" office:value="1828">
            <text:p>1828</text:p>
          </table:table-cell>
          <table:table-cell table:style-name="ce3" table:formula="of:=[orbits.$C$3]*[.A1829]" office:value-type="float" office:value="7919738.708">
            <text:p>7919738.708</text:p>
          </table:table-cell>
          <table:table-cell table:style-name="ce6" table:formula="of:=[.B1829]/[orbits.$D$3]" office:value-type="float" office:value="21683.5081021513">
            <text:p>21683.51</text:p>
          </table:table-cell>
          <table:table-cell table:style-name="ce6" table:formula="of:=[.C1829]-ROUNDDOWN([.C1829])" office:value-type="float" office:value="0.508102151310595">
            <text:p>0.51</text:p>
          </table:table-cell>
          <table:table-cell table:formula="of:=IF([.D1829] &lt; [.$D$2])" office:value-type="boolean" office:boolean-value="false">
            <text:p>FALSE</text:p>
          </table:table-cell>
          <table:table-cell table:formula="of:=MOD([.C1829];64)" office:value-type="float" office:value="51.5081021513106">
            <text:p>51.51</text:p>
          </table:table-cell>
          <table:table-cell/>
        </table:table-row>
        <table:table-row table:style-name="ro2">
          <table:table-cell table:style-name="ce3" table:formula="of:=[.A1829]+1" office:value-type="float" office:value="1829">
            <text:p>1829</text:p>
          </table:table-cell>
          <table:table-cell table:style-name="ce3" table:formula="of:=[orbits.$C$3]*[.A1830]" office:value-type="float" office:value="7924071.169">
            <text:p>7924071.169</text:p>
          </table:table-cell>
          <table:table-cell table:style-name="ce6" table:formula="of:=[.B1830]/[orbits.$D$3]" office:value-type="float" office:value="21695.3699774807">
            <text:p>21695.37</text:p>
          </table:table-cell>
          <table:table-cell table:style-name="ce6" table:formula="of:=[.C1830]-ROUNDDOWN([.C1830])" office:value-type="float" office:value="0.369977480717353">
            <text:p>0.37</text:p>
          </table:table-cell>
          <table:table-cell table:formula="of:=IF([.D1830] &lt; [.$D$2])" office:value-type="boolean" office:boolean-value="false">
            <text:p>FALSE</text:p>
          </table:table-cell>
          <table:table-cell table:formula="of:=MOD([.C1830];64)" office:value-type="float" office:value="63.3699774807174">
            <text:p>63.37</text:p>
          </table:table-cell>
          <table:table-cell/>
        </table:table-row>
        <table:table-row table:style-name="ro2">
          <table:table-cell table:style-name="ce3" table:formula="of:=[.A1830]+1" office:value-type="float" office:value="1830">
            <text:p>1830</text:p>
          </table:table-cell>
          <table:table-cell table:style-name="ce3" table:formula="of:=[orbits.$C$3]*[.A1831]" office:value-type="float" office:value="7928403.63">
            <text:p>7928403.63</text:p>
          </table:table-cell>
          <table:table-cell table:style-name="ce6" table:formula="of:=[.B1831]/[orbits.$D$3]" office:value-type="float" office:value="21707.2318528101">
            <text:p>21707.23</text:p>
          </table:table-cell>
          <table:table-cell table:style-name="ce6" table:formula="of:=[.C1831]-ROUNDDOWN([.C1831])" office:value-type="float" office:value="0.231852810120472">
            <text:p>0.23</text:p>
          </table:table-cell>
          <table:table-cell table:formula="of:=IF([.D1831] &lt; [.$D$2])" office:value-type="boolean" office:boolean-value="false">
            <text:p>FALSE</text:p>
          </table:table-cell>
          <table:table-cell table:formula="of:=MOD([.C1831];64)" office:value-type="float" office:value="11.2318528101205">
            <text:p>11.23</text:p>
          </table:table-cell>
          <table:table-cell/>
        </table:table-row>
        <table:table-row table:style-name="ro2">
          <table:table-cell table:style-name="ce3" table:formula="of:=[.A1831]+1" office:value-type="float" office:value="1831">
            <text:p>1831</text:p>
          </table:table-cell>
          <table:table-cell table:style-name="ce3" table:formula="of:=[orbits.$C$3]*[.A1832]" office:value-type="float" office:value="7932736.091">
            <text:p>7932736.091</text:p>
          </table:table-cell>
          <table:table-cell table:style-name="ce6" table:formula="of:=[.B1832]/[orbits.$D$3]" office:value-type="float" office:value="21719.0937281395">
            <text:p>21719.09</text:p>
          </table:table-cell>
          <table:table-cell table:style-name="ce6" table:formula="of:=[.C1832]-ROUNDDOWN([.C1832])" office:value-type="float" office:value="0.0937281395235914">
            <text:p>0.09</text:p>
          </table:table-cell>
          <table:table-cell table:formula="of:=IF([.D1832] &lt; [.$D$2])" office:value-type="boolean" office:boolean-value="true">
            <text:p>TRUE</text:p>
          </table:table-cell>
          <table:table-cell table:formula="of:=MOD([.C1832];64)" office:value-type="float" office:value="23.0937281395236">
            <text:p>23.09</text:p>
          </table:table-cell>
          <table:table-cell/>
        </table:table-row>
        <table:table-row table:style-name="ro2">
          <table:table-cell table:style-name="ce3" table:formula="of:=[.A1832]+1" office:value-type="float" office:value="1832">
            <text:p>1832</text:p>
          </table:table-cell>
          <table:table-cell table:style-name="ce3" table:formula="of:=[orbits.$C$3]*[.A1833]" office:value-type="float" office:value="7937068.552">
            <text:p>7937068.552</text:p>
          </table:table-cell>
          <table:table-cell table:style-name="ce6" table:formula="of:=[.B1833]/[orbits.$D$3]" office:value-type="float" office:value="21730.9556034689">
            <text:p>21730.96</text:p>
          </table:table-cell>
          <table:table-cell table:style-name="ce6" table:formula="of:=[.C1833]-ROUNDDOWN([.C1833])" office:value-type="float" office:value="0.955603468926711">
            <text:p>0.96</text:p>
          </table:table-cell>
          <table:table-cell table:formula="of:=IF([.D1833] &lt; [.$D$2])" office:value-type="boolean" office:boolean-value="false">
            <text:p>FALSE</text:p>
          </table:table-cell>
          <table:table-cell table:formula="of:=MOD([.C1833];64)" office:value-type="float" office:value="34.9556034689267">
            <text:p>34.96</text:p>
          </table:table-cell>
          <table:table-cell/>
        </table:table-row>
        <table:table-row table:style-name="ro2">
          <table:table-cell table:style-name="ce3" table:formula="of:=[.A1833]+1" office:value-type="float" office:value="1833">
            <text:p>1833</text:p>
          </table:table-cell>
          <table:table-cell table:style-name="ce3" table:formula="of:=[orbits.$C$3]*[.A1834]" office:value-type="float" office:value="7941401.013">
            <text:p>7941401.013</text:p>
          </table:table-cell>
          <table:table-cell table:style-name="ce6" table:formula="of:=[.B1834]/[orbits.$D$3]" office:value-type="float" office:value="21742.8174787983">
            <text:p>21742.82</text:p>
          </table:table-cell>
          <table:table-cell table:style-name="ce6" table:formula="of:=[.C1834]-ROUNDDOWN([.C1834])" office:value-type="float" office:value="0.817478798333468">
            <text:p>0.82</text:p>
          </table:table-cell>
          <table:table-cell table:formula="of:=IF([.D1834] &lt; [.$D$2])" office:value-type="boolean" office:boolean-value="false">
            <text:p>FALSE</text:p>
          </table:table-cell>
          <table:table-cell table:formula="of:=MOD([.C1834];64)" office:value-type="float" office:value="46.8174787983335">
            <text:p>46.82</text:p>
          </table:table-cell>
          <table:table-cell/>
        </table:table-row>
        <table:table-row table:style-name="ro2">
          <table:table-cell table:style-name="ce3" table:formula="of:=[.A1834]+1" office:value-type="float" office:value="1834">
            <text:p>1834</text:p>
          </table:table-cell>
          <table:table-cell table:style-name="ce3" table:formula="of:=[orbits.$C$3]*[.A1835]" office:value-type="float" office:value="7945733.474">
            <text:p>7945733.474</text:p>
          </table:table-cell>
          <table:table-cell table:style-name="ce6" table:formula="of:=[.B1835]/[orbits.$D$3]" office:value-type="float" office:value="21754.6793541277">
            <text:p>21754.68</text:p>
          </table:table-cell>
          <table:table-cell table:style-name="ce6" table:formula="of:=[.C1835]-ROUNDDOWN([.C1835])" office:value-type="float" office:value="0.679354127736588">
            <text:p>0.68</text:p>
          </table:table-cell>
          <table:table-cell table:formula="of:=IF([.D1835] &lt; [.$D$2])" office:value-type="boolean" office:boolean-value="false">
            <text:p>FALSE</text:p>
          </table:table-cell>
          <table:table-cell table:formula="of:=MOD([.C1835];64)" office:value-type="float" office:value="58.6793541277366">
            <text:p>58.68</text:p>
          </table:table-cell>
          <table:table-cell/>
        </table:table-row>
        <table:table-row table:style-name="ro2">
          <table:table-cell table:style-name="ce3" table:formula="of:=[.A1835]+1" office:value-type="float" office:value="1835">
            <text:p>1835</text:p>
          </table:table-cell>
          <table:table-cell table:style-name="ce3" table:formula="of:=[orbits.$C$3]*[.A1836]" office:value-type="float" office:value="7950065.935">
            <text:p>7950065.935</text:p>
          </table:table-cell>
          <table:table-cell table:style-name="ce6" table:formula="of:=[.B1836]/[orbits.$D$3]" office:value-type="float" office:value="21766.5412294571">
            <text:p>21766.54</text:p>
          </table:table-cell>
          <table:table-cell table:style-name="ce6" table:formula="of:=[.C1836]-ROUNDDOWN([.C1836])" office:value-type="float" office:value="0.541229457143345">
            <text:p>0.54</text:p>
          </table:table-cell>
          <table:table-cell table:formula="of:=IF([.D1836] &lt; [.$D$2])" office:value-type="boolean" office:boolean-value="false">
            <text:p>FALSE</text:p>
          </table:table-cell>
          <table:table-cell table:formula="of:=MOD([.C1836];64)" office:value-type="float" office:value="6.54122945714335">
            <text:p>6.54</text:p>
          </table:table-cell>
          <table:table-cell/>
        </table:table-row>
        <table:table-row table:style-name="ro2">
          <table:table-cell table:style-name="ce3" table:formula="of:=[.A1836]+1" office:value-type="float" office:value="1836">
            <text:p>1836</text:p>
          </table:table-cell>
          <table:table-cell table:style-name="ce3" table:formula="of:=[orbits.$C$3]*[.A1837]" office:value-type="float" office:value="7954398.396">
            <text:p>7954398.396</text:p>
          </table:table-cell>
          <table:table-cell table:style-name="ce6" table:formula="of:=[.B1837]/[orbits.$D$3]" office:value-type="float" office:value="21778.4031047865">
            <text:p>21778.40</text:p>
          </table:table-cell>
          <table:table-cell table:style-name="ce6" table:formula="of:=[.C1837]-ROUNDDOWN([.C1837])" office:value-type="float" office:value="0.403104786546464">
            <text:p>0.40</text:p>
          </table:table-cell>
          <table:table-cell table:formula="of:=IF([.D1837] &lt; [.$D$2])" office:value-type="boolean" office:boolean-value="false">
            <text:p>FALSE</text:p>
          </table:table-cell>
          <table:table-cell table:formula="of:=MOD([.C1837];64)" office:value-type="float" office:value="18.4031047865465">
            <text:p>18.40</text:p>
          </table:table-cell>
          <table:table-cell/>
        </table:table-row>
        <table:table-row table:style-name="ro2">
          <table:table-cell table:style-name="ce3" table:formula="of:=[.A1837]+1" office:value-type="float" office:value="1837">
            <text:p>1837</text:p>
          </table:table-cell>
          <table:table-cell table:style-name="ce3" table:formula="of:=[orbits.$C$3]*[.A1838]" office:value-type="float" office:value="7958730.857">
            <text:p>7958730.857</text:p>
          </table:table-cell>
          <table:table-cell table:style-name="ce6" table:formula="of:=[.B1838]/[orbits.$D$3]" office:value-type="float" office:value="21790.264980116">
            <text:p>21790.26</text:p>
          </table:table-cell>
          <table:table-cell table:style-name="ce6" table:formula="of:=[.C1838]-ROUNDDOWN([.C1838])" office:value-type="float" office:value="0.264980115953222">
            <text:p>0.26</text:p>
          </table:table-cell>
          <table:table-cell table:formula="of:=IF([.D1838] &lt; [.$D$2])" office:value-type="boolean" office:boolean-value="false">
            <text:p>FALSE</text:p>
          </table:table-cell>
          <table:table-cell table:formula="of:=MOD([.C1838];64)" office:value-type="float" office:value="30.2649801159532">
            <text:p>30.26</text:p>
          </table:table-cell>
          <table:table-cell/>
        </table:table-row>
        <table:table-row table:style-name="ro2">
          <table:table-cell table:style-name="ce3" table:formula="of:=[.A1838]+1" office:value-type="float" office:value="1838">
            <text:p>1838</text:p>
          </table:table-cell>
          <table:table-cell table:style-name="ce3" table:formula="of:=[orbits.$C$3]*[.A1839]" office:value-type="float" office:value="7963063.318">
            <text:p>7963063.318</text:p>
          </table:table-cell>
          <table:table-cell table:style-name="ce6" table:formula="of:=[.B1839]/[orbits.$D$3]" office:value-type="float" office:value="21802.1268554454">
            <text:p>21802.13</text:p>
          </table:table-cell>
          <table:table-cell table:style-name="ce6" table:formula="of:=[.C1839]-ROUNDDOWN([.C1839])" office:value-type="float" office:value="0.126855445356341">
            <text:p>0.13</text:p>
          </table:table-cell>
          <table:table-cell table:formula="of:=IF([.D1839] &lt; [.$D$2])" office:value-type="boolean" office:boolean-value="false">
            <text:p>FALSE</text:p>
          </table:table-cell>
          <table:table-cell table:formula="of:=MOD([.C1839];64)" office:value-type="float" office:value="42.1268554453563">
            <text:p>42.13</text:p>
          </table:table-cell>
          <table:table-cell/>
        </table:table-row>
        <table:table-row table:style-name="ro2">
          <table:table-cell table:style-name="ce3" table:formula="of:=[.A1839]+1" office:value-type="float" office:value="1839">
            <text:p>1839</text:p>
          </table:table-cell>
          <table:table-cell table:style-name="ce3" table:formula="of:=[orbits.$C$3]*[.A1840]" office:value-type="float" office:value="7967395.779">
            <text:p>7967395.779</text:p>
          </table:table-cell>
          <table:table-cell table:style-name="ce6" table:formula="of:=[.B1840]/[orbits.$D$3]" office:value-type="float" office:value="21813.9887307748">
            <text:p>21813.99</text:p>
          </table:table-cell>
          <table:table-cell table:style-name="ce6" table:formula="of:=[.C1840]-ROUNDDOWN([.C1840])" office:value-type="float" office:value="0.988730774759461">
            <text:p>0.99</text:p>
          </table:table-cell>
          <table:table-cell table:formula="of:=IF([.D1840] &lt; [.$D$2])" office:value-type="boolean" office:boolean-value="false">
            <text:p>FALSE</text:p>
          </table:table-cell>
          <table:table-cell table:formula="of:=MOD([.C1840];64)" office:value-type="float" office:value="53.9887307747595">
            <text:p>53.99</text:p>
          </table:table-cell>
          <table:table-cell/>
        </table:table-row>
        <table:table-row table:style-name="ro2">
          <table:table-cell table:style-name="ce3" table:formula="of:=[.A1840]+1" office:value-type="float" office:value="1840">
            <text:p>1840</text:p>
          </table:table-cell>
          <table:table-cell table:style-name="ce3" table:formula="of:=[orbits.$C$3]*[.A1841]" office:value-type="float" office:value="7971728.24">
            <text:p>7971728.24</text:p>
          </table:table-cell>
          <table:table-cell table:style-name="ce6" table:formula="of:=[.B1841]/[orbits.$D$3]" office:value-type="float" office:value="21825.8506061042">
            <text:p>21825.85</text:p>
          </table:table-cell>
          <table:table-cell table:style-name="ce6" table:formula="of:=[.C1841]-ROUNDDOWN([.C1841])" office:value-type="float" office:value="0.85060610416258">
            <text:p>0.85</text:p>
          </table:table-cell>
          <table:table-cell table:formula="of:=IF([.D1841] &lt; [.$D$2])" office:value-type="boolean" office:boolean-value="false">
            <text:p>FALSE</text:p>
          </table:table-cell>
          <table:table-cell table:formula="of:=MOD([.C1841];64)" office:value-type="float" office:value="1.85060610416258">
            <text:p>1.85</text:p>
          </table:table-cell>
          <table:table-cell/>
        </table:table-row>
        <table:table-row table:style-name="ro2">
          <table:table-cell table:style-name="ce3" table:formula="of:=[.A1841]+1" office:value-type="float" office:value="1841">
            <text:p>1841</text:p>
          </table:table-cell>
          <table:table-cell table:style-name="ce3" table:formula="of:=[orbits.$C$3]*[.A1842]" office:value-type="float" office:value="7976060.701">
            <text:p>7976060.701</text:p>
          </table:table-cell>
          <table:table-cell table:style-name="ce6" table:formula="of:=[.B1842]/[orbits.$D$3]" office:value-type="float" office:value="21837.7124814336">
            <text:p>21837.71</text:p>
          </table:table-cell>
          <table:table-cell table:style-name="ce6" table:formula="of:=[.C1842]-ROUNDDOWN([.C1842])" office:value-type="float" office:value="0.712481433569337">
            <text:p>0.71</text:p>
          </table:table-cell>
          <table:table-cell table:formula="of:=IF([.D1842] &lt; [.$D$2])" office:value-type="boolean" office:boolean-value="false">
            <text:p>FALSE</text:p>
          </table:table-cell>
          <table:table-cell table:formula="of:=MOD([.C1842];64)" office:value-type="float" office:value="13.7124814335693">
            <text:p>13.71</text:p>
          </table:table-cell>
          <table:table-cell/>
        </table:table-row>
        <table:table-row table:style-name="ro2">
          <table:table-cell table:style-name="ce3" table:formula="of:=[.A1842]+1" office:value-type="float" office:value="1842">
            <text:p>1842</text:p>
          </table:table-cell>
          <table:table-cell table:style-name="ce3" table:formula="of:=[orbits.$C$3]*[.A1843]" office:value-type="float" office:value="7980393.162">
            <text:p>7980393.162</text:p>
          </table:table-cell>
          <table:table-cell table:style-name="ce6" table:formula="of:=[.B1843]/[orbits.$D$3]" office:value-type="float" office:value="21849.574356763">
            <text:p>21849.57</text:p>
          </table:table-cell>
          <table:table-cell table:style-name="ce6" table:formula="of:=[.C1843]-ROUNDDOWN([.C1843])" office:value-type="float" office:value="0.574356762972457">
            <text:p>0.57</text:p>
          </table:table-cell>
          <table:table-cell table:formula="of:=IF([.D1843] &lt; [.$D$2])" office:value-type="boolean" office:boolean-value="false">
            <text:p>FALSE</text:p>
          </table:table-cell>
          <table:table-cell table:formula="of:=MOD([.C1843];64)" office:value-type="float" office:value="25.5743567629725">
            <text:p>25.57</text:p>
          </table:table-cell>
          <table:table-cell/>
        </table:table-row>
        <table:table-row table:style-name="ro2">
          <table:table-cell table:style-name="ce3" table:formula="of:=[.A1843]+1" office:value-type="float" office:value="1843">
            <text:p>1843</text:p>
          </table:table-cell>
          <table:table-cell table:style-name="ce3" table:formula="of:=[orbits.$C$3]*[.A1844]" office:value-type="float" office:value="7984725.623">
            <text:p>7984725.623</text:p>
          </table:table-cell>
          <table:table-cell table:style-name="ce6" table:formula="of:=[.B1844]/[orbits.$D$3]" office:value-type="float" office:value="21861.4362320924">
            <text:p>21861.44</text:p>
          </table:table-cell>
          <table:table-cell table:style-name="ce6" table:formula="of:=[.C1844]-ROUNDDOWN([.C1844])" office:value-type="float" office:value="0.436232092379214">
            <text:p>0.44</text:p>
          </table:table-cell>
          <table:table-cell table:formula="of:=IF([.D1844] &lt; [.$D$2])" office:value-type="boolean" office:boolean-value="false">
            <text:p>FALSE</text:p>
          </table:table-cell>
          <table:table-cell table:formula="of:=MOD([.C1844];64)" office:value-type="float" office:value="37.4362320923792">
            <text:p>37.44</text:p>
          </table:table-cell>
          <table:table-cell/>
        </table:table-row>
        <table:table-row table:style-name="ro2">
          <table:table-cell table:style-name="ce3" table:formula="of:=[.A1844]+1" office:value-type="float" office:value="1844">
            <text:p>1844</text:p>
          </table:table-cell>
          <table:table-cell table:style-name="ce3" table:formula="of:=[orbits.$C$3]*[.A1845]" office:value-type="float" office:value="7989058.084">
            <text:p>7989058.084</text:p>
          </table:table-cell>
          <table:table-cell table:style-name="ce6" table:formula="of:=[.B1845]/[orbits.$D$3]" office:value-type="float" office:value="21873.2981074218">
            <text:p>21873.30</text:p>
          </table:table-cell>
          <table:table-cell table:style-name="ce6" table:formula="of:=[.C1845]-ROUNDDOWN([.C1845])" office:value-type="float" office:value="0.298107421782333">
            <text:p>0.30</text:p>
          </table:table-cell>
          <table:table-cell table:formula="of:=IF([.D1845] &lt; [.$D$2])" office:value-type="boolean" office:boolean-value="false">
            <text:p>FALSE</text:p>
          </table:table-cell>
          <table:table-cell table:formula="of:=MOD([.C1845];64)" office:value-type="float" office:value="49.2981074217823">
            <text:p>49.30</text:p>
          </table:table-cell>
          <table:table-cell/>
        </table:table-row>
        <table:table-row table:style-name="ro2">
          <table:table-cell table:style-name="ce3" table:formula="of:=[.A1845]+1" office:value-type="float" office:value="1845">
            <text:p>1845</text:p>
          </table:table-cell>
          <table:table-cell table:style-name="ce3" table:formula="of:=[orbits.$C$3]*[.A1846]" office:value-type="float" office:value="7993390.545">
            <text:p>7993390.545</text:p>
          </table:table-cell>
          <table:table-cell table:style-name="ce6" table:formula="of:=[.B1846]/[orbits.$D$3]" office:value-type="float" office:value="21885.1599827512">
            <text:p>21885.16</text:p>
          </table:table-cell>
          <table:table-cell table:style-name="ce6" table:formula="of:=[.C1846]-ROUNDDOWN([.C1846])" office:value-type="float" office:value="0.159982751189091">
            <text:p>0.16</text:p>
          </table:table-cell>
          <table:table-cell table:formula="of:=IF([.D1846] &lt; [.$D$2])" office:value-type="boolean" office:boolean-value="false">
            <text:p>FALSE</text:p>
          </table:table-cell>
          <table:table-cell table:formula="of:=MOD([.C1846];64)" office:value-type="float" office:value="61.1599827511891">
            <text:p>61.16</text:p>
          </table:table-cell>
          <table:table-cell/>
        </table:table-row>
        <table:table-row table:style-name="ro2">
          <table:table-cell table:style-name="ce3" table:formula="of:=[.A1846]+1" office:value-type="float" office:value="1846">
            <text:p>1846</text:p>
          </table:table-cell>
          <table:table-cell table:style-name="ce3" table:formula="of:=[orbits.$C$3]*[.A1847]" office:value-type="float" office:value="7997723.006">
            <text:p>7997723.006</text:p>
          </table:table-cell>
          <table:table-cell table:style-name="ce6" table:formula="of:=[.B1847]/[orbits.$D$3]" office:value-type="float" office:value="21897.0218580806">
            <text:p>21897.02</text:p>
          </table:table-cell>
          <table:table-cell table:style-name="ce6" table:formula="of:=[.C1847]-ROUNDDOWN([.C1847])" office:value-type="float" office:value="0.0218580805885722">
            <text:p>0.02</text:p>
          </table:table-cell>
          <table:table-cell table:formula="of:=IF([.D1847] &lt; [.$D$2])" office:value-type="boolean" office:boolean-value="true">
            <text:p>TRUE</text:p>
          </table:table-cell>
          <table:table-cell table:formula="of:=MOD([.C1847];64)" office:value-type="float" office:value="9.02185808058857">
            <text:p>9.02</text:p>
          </table:table-cell>
          <table:table-cell/>
        </table:table-row>
        <table:table-row table:style-name="ro2">
          <table:table-cell table:style-name="ce3" table:formula="of:=[.A1847]+1" office:value-type="float" office:value="1847">
            <text:p>1847</text:p>
          </table:table-cell>
          <table:table-cell table:style-name="ce3" table:formula="of:=[orbits.$C$3]*[.A1848]" office:value-type="float" office:value="8002055.467">
            <text:p>8002055.467</text:p>
          </table:table-cell>
          <table:table-cell table:style-name="ce6" table:formula="of:=[.B1848]/[orbits.$D$3]" office:value-type="float" office:value="21908.88373341">
            <text:p>21908.88</text:p>
          </table:table-cell>
          <table:table-cell table:style-name="ce6" table:formula="of:=[.C1848]-ROUNDDOWN([.C1848])" office:value-type="float" office:value="0.88373340999533">
            <text:p>0.88</text:p>
          </table:table-cell>
          <table:table-cell table:formula="of:=IF([.D1848] &lt; [.$D$2])" office:value-type="boolean" office:boolean-value="false">
            <text:p>FALSE</text:p>
          </table:table-cell>
          <table:table-cell table:formula="of:=MOD([.C1848];64)" office:value-type="float" office:value="20.8837334099953">
            <text:p>20.88</text:p>
          </table:table-cell>
          <table:table-cell/>
        </table:table-row>
        <table:table-row table:style-name="ro2">
          <table:table-cell table:style-name="ce3" table:formula="of:=[.A1848]+1" office:value-type="float" office:value="1848">
            <text:p>1848</text:p>
          </table:table-cell>
          <table:table-cell table:style-name="ce3" table:formula="of:=[orbits.$C$3]*[.A1849]" office:value-type="float" office:value="8006387.928">
            <text:p>8006387.928</text:p>
          </table:table-cell>
          <table:table-cell table:style-name="ce6" table:formula="of:=[.B1849]/[orbits.$D$3]" office:value-type="float" office:value="21920.7456087394">
            <text:p>21920.75</text:p>
          </table:table-cell>
          <table:table-cell table:style-name="ce6" table:formula="of:=[.C1849]-ROUNDDOWN([.C1849])" office:value-type="float" office:value="0.745608739398449">
            <text:p>0.75</text:p>
          </table:table-cell>
          <table:table-cell table:formula="of:=IF([.D1849] &lt; [.$D$2])" office:value-type="boolean" office:boolean-value="false">
            <text:p>FALSE</text:p>
          </table:table-cell>
          <table:table-cell table:formula="of:=MOD([.C1849];64)" office:value-type="float" office:value="32.7456087393984">
            <text:p>32.75</text:p>
          </table:table-cell>
          <table:table-cell/>
        </table:table-row>
        <table:table-row table:style-name="ro2">
          <table:table-cell table:style-name="ce3" table:formula="of:=[.A1849]+1" office:value-type="float" office:value="1849">
            <text:p>1849</text:p>
          </table:table-cell>
          <table:table-cell table:style-name="ce3" table:formula="of:=[orbits.$C$3]*[.A1850]" office:value-type="float" office:value="8010720.389">
            <text:p>8010720.389</text:p>
          </table:table-cell>
          <table:table-cell table:style-name="ce6" table:formula="of:=[.B1850]/[orbits.$D$3]" office:value-type="float" office:value="21932.6074840688">
            <text:p>21932.61</text:p>
          </table:table-cell>
          <table:table-cell table:style-name="ce6" table:formula="of:=[.C1850]-ROUNDDOWN([.C1850])" office:value-type="float" office:value="0.607484068805206">
            <text:p>0.61</text:p>
          </table:table-cell>
          <table:table-cell table:formula="of:=IF([.D1850] &lt; [.$D$2])" office:value-type="boolean" office:boolean-value="false">
            <text:p>FALSE</text:p>
          </table:table-cell>
          <table:table-cell table:formula="of:=MOD([.C1850];64)" office:value-type="float" office:value="44.6074840688052">
            <text:p>44.61</text:p>
          </table:table-cell>
          <table:table-cell/>
        </table:table-row>
        <table:table-row table:style-name="ro2">
          <table:table-cell table:style-name="ce3" table:formula="of:=[.A1850]+1" office:value-type="float" office:value="1850">
            <text:p>1850</text:p>
          </table:table-cell>
          <table:table-cell table:style-name="ce3" table:formula="of:=[orbits.$C$3]*[.A1851]" office:value-type="float" office:value="8015052.85">
            <text:p>8015052.85</text:p>
          </table:table-cell>
          <table:table-cell table:style-name="ce6" table:formula="of:=[.B1851]/[orbits.$D$3]" office:value-type="float" office:value="21944.4693593982">
            <text:p>21944.47</text:p>
          </table:table-cell>
          <table:table-cell table:style-name="ce6" table:formula="of:=[.C1851]-ROUNDDOWN([.C1851])" office:value-type="float" office:value="0.469359398208326">
            <text:p>0.47</text:p>
          </table:table-cell>
          <table:table-cell table:formula="of:=IF([.D1851] &lt; [.$D$2])" office:value-type="boolean" office:boolean-value="false">
            <text:p>FALSE</text:p>
          </table:table-cell>
          <table:table-cell table:formula="of:=MOD([.C1851];64)" office:value-type="float" office:value="56.4693593982083">
            <text:p>56.47</text:p>
          </table:table-cell>
          <table:table-cell/>
        </table:table-row>
        <table:table-row table:style-name="ro2">
          <table:table-cell table:style-name="ce3" table:formula="of:=[.A1851]+1" office:value-type="float" office:value="1851">
            <text:p>1851</text:p>
          </table:table-cell>
          <table:table-cell table:style-name="ce3" table:formula="of:=[orbits.$C$3]*[.A1852]" office:value-type="float" office:value="8019385.311">
            <text:p>8019385.311</text:p>
          </table:table-cell>
          <table:table-cell table:style-name="ce6" table:formula="of:=[.B1852]/[orbits.$D$3]" office:value-type="float" office:value="21956.3312347276">
            <text:p>21956.33</text:p>
          </table:table-cell>
          <table:table-cell table:style-name="ce6" table:formula="of:=[.C1852]-ROUNDDOWN([.C1852])" office:value-type="float" office:value="0.331234727615083">
            <text:p>0.33</text:p>
          </table:table-cell>
          <table:table-cell table:formula="of:=IF([.D1852] &lt; [.$D$2])" office:value-type="boolean" office:boolean-value="false">
            <text:p>FALSE</text:p>
          </table:table-cell>
          <table:table-cell table:formula="of:=MOD([.C1852];64)" office:value-type="float" office:value="4.33123472761508">
            <text:p>4.33</text:p>
          </table:table-cell>
          <table:table-cell/>
        </table:table-row>
        <table:table-row table:style-name="ro2">
          <table:table-cell table:style-name="ce3" table:formula="of:=[.A1852]+1" office:value-type="float" office:value="1852">
            <text:p>1852</text:p>
          </table:table-cell>
          <table:table-cell table:style-name="ce3" table:formula="of:=[orbits.$C$3]*[.A1853]" office:value-type="float" office:value="8023717.772">
            <text:p>8023717.772</text:p>
          </table:table-cell>
          <table:table-cell table:style-name="ce6" table:formula="of:=[.B1853]/[orbits.$D$3]" office:value-type="float" office:value="21968.193110057">
            <text:p>21968.19</text:p>
          </table:table-cell>
          <table:table-cell table:style-name="ce6" table:formula="of:=[.C1853]-ROUNDDOWN([.C1853])" office:value-type="float" office:value="0.193110057018203">
            <text:p>0.19</text:p>
          </table:table-cell>
          <table:table-cell table:formula="of:=IF([.D1853] &lt; [.$D$2])" office:value-type="boolean" office:boolean-value="false">
            <text:p>FALSE</text:p>
          </table:table-cell>
          <table:table-cell table:formula="of:=MOD([.C1853];64)" office:value-type="float" office:value="16.1931100570182">
            <text:p>16.19</text:p>
          </table:table-cell>
          <table:table-cell/>
        </table:table-row>
        <table:table-row table:style-name="ro2">
          <table:table-cell table:style-name="ce3" table:formula="of:=[.A1853]+1" office:value-type="float" office:value="1853">
            <text:p>1853</text:p>
          </table:table-cell>
          <table:table-cell table:style-name="ce3" table:formula="of:=[orbits.$C$3]*[.A1854]" office:value-type="float" office:value="8028050.233">
            <text:p>8028050.233</text:p>
          </table:table-cell>
          <table:table-cell table:style-name="ce6" table:formula="of:=[.B1854]/[orbits.$D$3]" office:value-type="float" office:value="21980.0549853864">
            <text:p>21980.05</text:p>
          </table:table-cell>
          <table:table-cell table:style-name="ce6" table:formula="of:=[.C1854]-ROUNDDOWN([.C1854])" office:value-type="float" office:value="0.0549853864213219">
            <text:p>0.05</text:p>
          </table:table-cell>
          <table:table-cell table:formula="of:=IF([.D1854] &lt; [.$D$2])" office:value-type="boolean" office:boolean-value="true">
            <text:p>TRUE</text:p>
          </table:table-cell>
          <table:table-cell table:formula="of:=MOD([.C1854];64)" office:value-type="float" office:value="28.0549853864213">
            <text:p>28.05</text:p>
          </table:table-cell>
          <table:table-cell/>
        </table:table-row>
        <table:table-row table:style-name="ro2">
          <table:table-cell table:style-name="ce3" table:formula="of:=[.A1854]+1" office:value-type="float" office:value="1854">
            <text:p>1854</text:p>
          </table:table-cell>
          <table:table-cell table:style-name="ce3" table:formula="of:=[orbits.$C$3]*[.A1855]" office:value-type="float" office:value="8032382.694">
            <text:p>8032382.694</text:p>
          </table:table-cell>
          <table:table-cell table:style-name="ce6" table:formula="of:=[.B1855]/[orbits.$D$3]" office:value-type="float" office:value="21991.9168607158">
            <text:p>21991.92</text:p>
          </table:table-cell>
          <table:table-cell table:style-name="ce6" table:formula="of:=[.C1855]-ROUNDDOWN([.C1855])" office:value-type="float" office:value="0.916860715824441">
            <text:p>0.92</text:p>
          </table:table-cell>
          <table:table-cell table:formula="of:=IF([.D1855] &lt; [.$D$2])" office:value-type="boolean" office:boolean-value="false">
            <text:p>FALSE</text:p>
          </table:table-cell>
          <table:table-cell table:formula="of:=MOD([.C1855];64)" office:value-type="float" office:value="39.9168607158244">
            <text:p>39.92</text:p>
          </table:table-cell>
          <table:table-cell/>
        </table:table-row>
        <table:table-row table:style-name="ro2">
          <table:table-cell table:style-name="ce3" table:formula="of:=[.A1855]+1" office:value-type="float" office:value="1855">
            <text:p>1855</text:p>
          </table:table-cell>
          <table:table-cell table:style-name="ce3" table:formula="of:=[orbits.$C$3]*[.A1856]" office:value-type="float" office:value="8036715.155">
            <text:p>8036715.155</text:p>
          </table:table-cell>
          <table:table-cell table:style-name="ce6" table:formula="of:=[.B1856]/[orbits.$D$3]" office:value-type="float" office:value="22003.7787360452">
            <text:p>22003.78</text:p>
          </table:table-cell>
          <table:table-cell table:style-name="ce6" table:formula="of:=[.C1856]-ROUNDDOWN([.C1856])" office:value-type="float" office:value="0.778736045231199">
            <text:p>0.78</text:p>
          </table:table-cell>
          <table:table-cell table:formula="of:=IF([.D1856] &lt; [.$D$2])" office:value-type="boolean" office:boolean-value="false">
            <text:p>FALSE</text:p>
          </table:table-cell>
          <table:table-cell table:formula="of:=MOD([.C1856];64)" office:value-type="float" office:value="51.7787360452312">
            <text:p>51.78</text:p>
          </table:table-cell>
          <table:table-cell/>
        </table:table-row>
        <table:table-row table:style-name="ro2">
          <table:table-cell table:style-name="ce3" table:formula="of:=[.A1856]+1" office:value-type="float" office:value="1856">
            <text:p>1856</text:p>
          </table:table-cell>
          <table:table-cell table:style-name="ce3" table:formula="of:=[orbits.$C$3]*[.A1857]" office:value-type="float" office:value="8041047.616">
            <text:p>8041047.616</text:p>
          </table:table-cell>
          <table:table-cell table:style-name="ce6" table:formula="of:=[.B1857]/[orbits.$D$3]" office:value-type="float" office:value="22015.6406113746">
            <text:p>22015.64</text:p>
          </table:table-cell>
          <table:table-cell table:style-name="ce6" table:formula="of:=[.C1857]-ROUNDDOWN([.C1857])" office:value-type="float" office:value="0.640611374634318">
            <text:p>0.64</text:p>
          </table:table-cell>
          <table:table-cell table:formula="of:=IF([.D1857] &lt; [.$D$2])" office:value-type="boolean" office:boolean-value="false">
            <text:p>FALSE</text:p>
          </table:table-cell>
          <table:table-cell table:formula="of:=MOD([.C1857];64)" office:value-type="float" office:value="63.6406113746343">
            <text:p>63.64</text:p>
          </table:table-cell>
          <table:table-cell/>
        </table:table-row>
        <table:table-row table:style-name="ro2">
          <table:table-cell table:style-name="ce3" table:formula="of:=[.A1857]+1" office:value-type="float" office:value="1857">
            <text:p>1857</text:p>
          </table:table-cell>
          <table:table-cell table:style-name="ce3" table:formula="of:=[orbits.$C$3]*[.A1858]" office:value-type="float" office:value="8045380.077">
            <text:p>8045380.077</text:p>
          </table:table-cell>
          <table:table-cell table:style-name="ce6" table:formula="of:=[.B1858]/[orbits.$D$3]" office:value-type="float" office:value="22027.502486704">
            <text:p>22027.50</text:p>
          </table:table-cell>
          <table:table-cell table:style-name="ce6" table:formula="of:=[.C1858]-ROUNDDOWN([.C1858])" office:value-type="float" office:value="0.502486704041075">
            <text:p>0.50</text:p>
          </table:table-cell>
          <table:table-cell table:formula="of:=IF([.D1858] &lt; [.$D$2])" office:value-type="boolean" office:boolean-value="false">
            <text:p>FALSE</text:p>
          </table:table-cell>
          <table:table-cell table:formula="of:=MOD([.C1858];64)" office:value-type="float" office:value="11.5024867040411">
            <text:p>11.50</text:p>
          </table:table-cell>
          <table:table-cell/>
        </table:table-row>
        <table:table-row table:style-name="ro2">
          <table:table-cell table:style-name="ce3" table:formula="of:=[.A1858]+1" office:value-type="float" office:value="1858">
            <text:p>1858</text:p>
          </table:table-cell>
          <table:table-cell table:style-name="ce3" table:formula="of:=[orbits.$C$3]*[.A1859]" office:value-type="float" office:value="8049712.538">
            <text:p>8049712.538</text:p>
          </table:table-cell>
          <table:table-cell table:style-name="ce6" table:formula="of:=[.B1859]/[orbits.$D$3]" office:value-type="float" office:value="22039.3643620334">
            <text:p>22039.36</text:p>
          </table:table-cell>
          <table:table-cell table:style-name="ce6" table:formula="of:=[.C1859]-ROUNDDOWN([.C1859])" office:value-type="float" office:value="0.364362033444195">
            <text:p>0.36</text:p>
          </table:table-cell>
          <table:table-cell table:formula="of:=IF([.D1859] &lt; [.$D$2])" office:value-type="boolean" office:boolean-value="false">
            <text:p>FALSE</text:p>
          </table:table-cell>
          <table:table-cell table:formula="of:=MOD([.C1859];64)" office:value-type="float" office:value="23.3643620334442">
            <text:p>23.36</text:p>
          </table:table-cell>
          <table:table-cell/>
        </table:table-row>
        <table:table-row table:style-name="ro2">
          <table:table-cell table:style-name="ce3" table:formula="of:=[.A1859]+1" office:value-type="float" office:value="1859">
            <text:p>1859</text:p>
          </table:table-cell>
          <table:table-cell table:style-name="ce3" table:formula="of:=[orbits.$C$3]*[.A1860]" office:value-type="float" office:value="8054044.999">
            <text:p>8054044.999</text:p>
          </table:table-cell>
          <table:table-cell table:style-name="ce6" table:formula="of:=[.B1860]/[orbits.$D$3]" office:value-type="float" office:value="22051.2262373628">
            <text:p>22051.23</text:p>
          </table:table-cell>
          <table:table-cell table:style-name="ce6" table:formula="of:=[.C1860]-ROUNDDOWN([.C1860])" office:value-type="float" office:value="0.226237362850952">
            <text:p>0.23</text:p>
          </table:table-cell>
          <table:table-cell table:formula="of:=IF([.D1860] &lt; [.$D$2])" office:value-type="boolean" office:boolean-value="false">
            <text:p>FALSE</text:p>
          </table:table-cell>
          <table:table-cell table:formula="of:=MOD([.C1860];64)" office:value-type="float" office:value="35.226237362851">
            <text:p>35.23</text:p>
          </table:table-cell>
          <table:table-cell/>
        </table:table-row>
        <table:table-row table:style-name="ro2">
          <table:table-cell table:style-name="ce3" table:formula="of:=[.A1860]+1" office:value-type="float" office:value="1860">
            <text:p>1860</text:p>
          </table:table-cell>
          <table:table-cell table:style-name="ce3" table:formula="of:=[orbits.$C$3]*[.A1861]" office:value-type="float" office:value="8058377.46">
            <text:p>8058377.46</text:p>
          </table:table-cell>
          <table:table-cell table:style-name="ce6" table:formula="of:=[.B1861]/[orbits.$D$3]" office:value-type="float" office:value="22063.0881126923">
            <text:p>22063.09</text:p>
          </table:table-cell>
          <table:table-cell table:style-name="ce6" table:formula="of:=[.C1861]-ROUNDDOWN([.C1861])" office:value-type="float" office:value="0.0881126922540716">
            <text:p>0.09</text:p>
          </table:table-cell>
          <table:table-cell table:formula="of:=IF([.D1861] &lt; [.$D$2])" office:value-type="boolean" office:boolean-value="true">
            <text:p>TRUE</text:p>
          </table:table-cell>
          <table:table-cell table:formula="of:=MOD([.C1861];64)" office:value-type="float" office:value="47.0881126922541">
            <text:p>47.09</text:p>
          </table:table-cell>
          <table:table-cell/>
        </table:table-row>
        <table:table-row table:style-name="ro2">
          <table:table-cell table:style-name="ce3" table:formula="of:=[.A1861]+1" office:value-type="float" office:value="1861">
            <text:p>1861</text:p>
          </table:table-cell>
          <table:table-cell table:style-name="ce3" table:formula="of:=[orbits.$C$3]*[.A1862]" office:value-type="float" office:value="8062709.921">
            <text:p>8062709.921</text:p>
          </table:table-cell>
          <table:table-cell table:style-name="ce6" table:formula="of:=[.B1862]/[orbits.$D$3]" office:value-type="float" office:value="22074.9499880217">
            <text:p>22074.95</text:p>
          </table:table-cell>
          <table:table-cell table:style-name="ce6" table:formula="of:=[.C1862]-ROUNDDOWN([.C1862])" office:value-type="float" office:value="0.949988021657191">
            <text:p>0.95</text:p>
          </table:table-cell>
          <table:table-cell table:formula="of:=IF([.D1862] &lt; [.$D$2])" office:value-type="boolean" office:boolean-value="false">
            <text:p>FALSE</text:p>
          </table:table-cell>
          <table:table-cell table:formula="of:=MOD([.C1862];64)" office:value-type="float" office:value="58.9499880216572">
            <text:p>58.95</text:p>
          </table:table-cell>
          <table:table-cell/>
        </table:table-row>
        <table:table-row table:style-name="ro2">
          <table:table-cell table:style-name="ce3" table:formula="of:=[.A1862]+1" office:value-type="float" office:value="1862">
            <text:p>1862</text:p>
          </table:table-cell>
          <table:table-cell table:style-name="ce3" table:formula="of:=[orbits.$C$3]*[.A1863]" office:value-type="float" office:value="8067042.382">
            <text:p>8067042.382</text:p>
          </table:table-cell>
          <table:table-cell table:style-name="ce6" table:formula="of:=[.B1863]/[orbits.$D$3]" office:value-type="float" office:value="22086.8118633511">
            <text:p>22086.81</text:p>
          </table:table-cell>
          <table:table-cell table:style-name="ce6" table:formula="of:=[.C1863]-ROUNDDOWN([.C1863])" office:value-type="float" office:value="0.81186335106031">
            <text:p>0.81</text:p>
          </table:table-cell>
          <table:table-cell table:formula="of:=IF([.D1863] &lt; [.$D$2])" office:value-type="boolean" office:boolean-value="false">
            <text:p>FALSE</text:p>
          </table:table-cell>
          <table:table-cell table:formula="of:=MOD([.C1863];64)" office:value-type="float" office:value="6.81186335106031">
            <text:p>6.81</text:p>
          </table:table-cell>
          <table:table-cell/>
        </table:table-row>
        <table:table-row table:style-name="ro2">
          <table:table-cell table:style-name="ce3" table:formula="of:=[.A1863]+1" office:value-type="float" office:value="1863">
            <text:p>1863</text:p>
          </table:table-cell>
          <table:table-cell table:style-name="ce3" table:formula="of:=[orbits.$C$3]*[.A1864]" office:value-type="float" office:value="8071374.843">
            <text:p>8071374.843</text:p>
          </table:table-cell>
          <table:table-cell table:style-name="ce6" table:formula="of:=[.B1864]/[orbits.$D$3]" office:value-type="float" office:value="22098.6737386805">
            <text:p>22098.67</text:p>
          </table:table-cell>
          <table:table-cell table:style-name="ce6" table:formula="of:=[.C1864]-ROUNDDOWN([.C1864])" office:value-type="float" office:value="0.673738680467068">
            <text:p>0.67</text:p>
          </table:table-cell>
          <table:table-cell table:formula="of:=IF([.D1864] &lt; [.$D$2])" office:value-type="boolean" office:boolean-value="false">
            <text:p>FALSE</text:p>
          </table:table-cell>
          <table:table-cell table:formula="of:=MOD([.C1864];64)" office:value-type="float" office:value="18.6737386804671">
            <text:p>18.67</text:p>
          </table:table-cell>
          <table:table-cell/>
        </table:table-row>
        <table:table-row table:style-name="ro2">
          <table:table-cell table:style-name="ce3" table:formula="of:=[.A1864]+1" office:value-type="float" office:value="1864">
            <text:p>1864</text:p>
          </table:table-cell>
          <table:table-cell table:style-name="ce3" table:formula="of:=[orbits.$C$3]*[.A1865]" office:value-type="float" office:value="8075707.304">
            <text:p>8075707.304</text:p>
          </table:table-cell>
          <table:table-cell table:style-name="ce6" table:formula="of:=[.B1865]/[orbits.$D$3]" office:value-type="float" office:value="22110.5356140099">
            <text:p>22110.54</text:p>
          </table:table-cell>
          <table:table-cell table:style-name="ce6" table:formula="of:=[.C1865]-ROUNDDOWN([.C1865])" office:value-type="float" office:value="0.535614009870187">
            <text:p>0.54</text:p>
          </table:table-cell>
          <table:table-cell table:formula="of:=IF([.D1865] &lt; [.$D$2])" office:value-type="boolean" office:boolean-value="false">
            <text:p>FALSE</text:p>
          </table:table-cell>
          <table:table-cell table:formula="of:=MOD([.C1865];64)" office:value-type="float" office:value="30.5356140098702">
            <text:p>30.54</text:p>
          </table:table-cell>
          <table:table-cell/>
        </table:table-row>
        <table:table-row table:style-name="ro2">
          <table:table-cell table:style-name="ce3" table:formula="of:=[.A1865]+1" office:value-type="float" office:value="1865">
            <text:p>1865</text:p>
          </table:table-cell>
          <table:table-cell table:style-name="ce3" table:formula="of:=[orbits.$C$3]*[.A1866]" office:value-type="float" office:value="8080039.765">
            <text:p>8080039.765</text:p>
          </table:table-cell>
          <table:table-cell table:style-name="ce6" table:formula="of:=[.B1866]/[orbits.$D$3]" office:value-type="float" office:value="22122.3974893393">
            <text:p>22122.40</text:p>
          </table:table-cell>
          <table:table-cell table:style-name="ce6" table:formula="of:=[.C1866]-ROUNDDOWN([.C1866])" office:value-type="float" office:value="0.397489339276945">
            <text:p>0.40</text:p>
          </table:table-cell>
          <table:table-cell table:formula="of:=IF([.D1866] &lt; [.$D$2])" office:value-type="boolean" office:boolean-value="false">
            <text:p>FALSE</text:p>
          </table:table-cell>
          <table:table-cell table:formula="of:=MOD([.C1866];64)" office:value-type="float" office:value="42.397489339277">
            <text:p>42.40</text:p>
          </table:table-cell>
          <table:table-cell/>
        </table:table-row>
        <table:table-row table:style-name="ro2">
          <table:table-cell table:style-name="ce3" table:formula="of:=[.A1866]+1" office:value-type="float" office:value="1866">
            <text:p>1866</text:p>
          </table:table-cell>
          <table:table-cell table:style-name="ce3" table:formula="of:=[orbits.$C$3]*[.A1867]" office:value-type="float" office:value="8084372.226">
            <text:p>8084372.226</text:p>
          </table:table-cell>
          <table:table-cell table:style-name="ce6" table:formula="of:=[.B1867]/[orbits.$D$3]" office:value-type="float" office:value="22134.2593646687">
            <text:p>22134.26</text:p>
          </table:table-cell>
          <table:table-cell table:style-name="ce6" table:formula="of:=[.C1867]-ROUNDDOWN([.C1867])" office:value-type="float" office:value="0.259364668680064">
            <text:p>0.26</text:p>
          </table:table-cell>
          <table:table-cell table:formula="of:=IF([.D1867] &lt; [.$D$2])" office:value-type="boolean" office:boolean-value="false">
            <text:p>FALSE</text:p>
          </table:table-cell>
          <table:table-cell table:formula="of:=MOD([.C1867];64)" office:value-type="float" office:value="54.2593646686801">
            <text:p>54.26</text:p>
          </table:table-cell>
          <table:table-cell/>
        </table:table-row>
        <table:table-row table:style-name="ro2">
          <table:table-cell table:style-name="ce3" table:formula="of:=[.A1867]+1" office:value-type="float" office:value="1867">
            <text:p>1867</text:p>
          </table:table-cell>
          <table:table-cell table:style-name="ce3" table:formula="of:=[orbits.$C$3]*[.A1868]" office:value-type="float" office:value="8088704.687">
            <text:p>8088704.687</text:p>
          </table:table-cell>
          <table:table-cell table:style-name="ce6" table:formula="of:=[.B1868]/[orbits.$D$3]" office:value-type="float" office:value="22146.1212399981">
            <text:p>22146.12</text:p>
          </table:table-cell>
          <table:table-cell table:style-name="ce6" table:formula="of:=[.C1868]-ROUNDDOWN([.C1868])" office:value-type="float" office:value="0.121239998086821">
            <text:p>0.12</text:p>
          </table:table-cell>
          <table:table-cell table:formula="of:=IF([.D1868] &lt; [.$D$2])" office:value-type="boolean" office:boolean-value="false">
            <text:p>FALSE</text:p>
          </table:table-cell>
          <table:table-cell table:formula="of:=MOD([.C1868];64)" office:value-type="float" office:value="2.12123999808682">
            <text:p>2.12</text:p>
          </table:table-cell>
          <table:table-cell/>
        </table:table-row>
        <table:table-row table:style-name="ro2">
          <table:table-cell table:style-name="ce3" table:formula="of:=[.A1868]+1" office:value-type="float" office:value="1868">
            <text:p>1868</text:p>
          </table:table-cell>
          <table:table-cell table:style-name="ce3" table:formula="of:=[orbits.$C$3]*[.A1869]" office:value-type="float" office:value="8093037.148">
            <text:p>8093037.148</text:p>
          </table:table-cell>
          <table:table-cell table:style-name="ce6" table:formula="of:=[.B1869]/[orbits.$D$3]" office:value-type="float" office:value="22157.9831153275">
            <text:p>22157.98</text:p>
          </table:table-cell>
          <table:table-cell table:style-name="ce6" table:formula="of:=[.C1869]-ROUNDDOWN([.C1869])" office:value-type="float" office:value="0.983115327486303">
            <text:p>0.98</text:p>
          </table:table-cell>
          <table:table-cell table:formula="of:=IF([.D1869] &lt; [.$D$2])" office:value-type="boolean" office:boolean-value="false">
            <text:p>FALSE</text:p>
          </table:table-cell>
          <table:table-cell table:formula="of:=MOD([.C1869];64)" office:value-type="float" office:value="13.9831153274863">
            <text:p>13.98</text:p>
          </table:table-cell>
          <table:table-cell/>
        </table:table-row>
        <table:table-row table:style-name="ro2">
          <table:table-cell table:style-name="ce3" table:formula="of:=[.A1869]+1" office:value-type="float" office:value="1869">
            <text:p>1869</text:p>
          </table:table-cell>
          <table:table-cell table:style-name="ce3" table:formula="of:=[orbits.$C$3]*[.A1870]" office:value-type="float" office:value="8097369.609">
            <text:p>8097369.609</text:p>
          </table:table-cell>
          <table:table-cell table:style-name="ce6" table:formula="of:=[.B1870]/[orbits.$D$3]" office:value-type="float" office:value="22169.8449906569">
            <text:p>22169.84</text:p>
          </table:table-cell>
          <table:table-cell table:style-name="ce6" table:formula="of:=[.C1870]-ROUNDDOWN([.C1870])" office:value-type="float" office:value="0.84499065689306">
            <text:p>0.84</text:p>
          </table:table-cell>
          <table:table-cell table:formula="of:=IF([.D1870] &lt; [.$D$2])" office:value-type="boolean" office:boolean-value="false">
            <text:p>FALSE</text:p>
          </table:table-cell>
          <table:table-cell table:formula="of:=MOD([.C1870];64)" office:value-type="float" office:value="25.8449906568931">
            <text:p>25.84</text:p>
          </table:table-cell>
          <table:table-cell/>
        </table:table-row>
        <table:table-row table:style-name="ro2">
          <table:table-cell table:style-name="ce3" table:formula="of:=[.A1870]+1" office:value-type="float" office:value="1870">
            <text:p>1870</text:p>
          </table:table-cell>
          <table:table-cell table:style-name="ce3" table:formula="of:=[orbits.$C$3]*[.A1871]" office:value-type="float" office:value="8101702.07">
            <text:p>8101702.07</text:p>
          </table:table-cell>
          <table:table-cell table:style-name="ce6" table:formula="of:=[.B1871]/[orbits.$D$3]" office:value-type="float" office:value="22181.7068659863">
            <text:p>22181.71</text:p>
          </table:table-cell>
          <table:table-cell table:style-name="ce6" table:formula="of:=[.C1871]-ROUNDDOWN([.C1871])" office:value-type="float" office:value="0.70686598629618">
            <text:p>0.71</text:p>
          </table:table-cell>
          <table:table-cell table:formula="of:=IF([.D1871] &lt; [.$D$2])" office:value-type="boolean" office:boolean-value="false">
            <text:p>FALSE</text:p>
          </table:table-cell>
          <table:table-cell table:formula="of:=MOD([.C1871];64)" office:value-type="float" office:value="37.7068659862962">
            <text:p>37.71</text:p>
          </table:table-cell>
          <table:table-cell/>
        </table:table-row>
        <table:table-row table:style-name="ro2">
          <table:table-cell table:style-name="ce3" table:formula="of:=[.A1871]+1" office:value-type="float" office:value="1871">
            <text:p>1871</text:p>
          </table:table-cell>
          <table:table-cell table:style-name="ce3" table:formula="of:=[orbits.$C$3]*[.A1872]" office:value-type="float" office:value="8106034.531">
            <text:p>8106034.531</text:p>
          </table:table-cell>
          <table:table-cell table:style-name="ce6" table:formula="of:=[.B1872]/[orbits.$D$3]" office:value-type="float" office:value="22193.5687413157">
            <text:p>22193.57</text:p>
          </table:table-cell>
          <table:table-cell table:style-name="ce6" table:formula="of:=[.C1872]-ROUNDDOWN([.C1872])" office:value-type="float" office:value="0.568741315702937">
            <text:p>0.57</text:p>
          </table:table-cell>
          <table:table-cell table:formula="of:=IF([.D1872] &lt; [.$D$2])" office:value-type="boolean" office:boolean-value="false">
            <text:p>FALSE</text:p>
          </table:table-cell>
          <table:table-cell table:formula="of:=MOD([.C1872];64)" office:value-type="float" office:value="49.5687413157029">
            <text:p>49.57</text:p>
          </table:table-cell>
          <table:table-cell/>
        </table:table-row>
        <table:table-row table:style-name="ro2">
          <table:table-cell table:style-name="ce3" table:formula="of:=[.A1872]+1" office:value-type="float" office:value="1872">
            <text:p>1872</text:p>
          </table:table-cell>
          <table:table-cell table:style-name="ce3" table:formula="of:=[orbits.$C$3]*[.A1873]" office:value-type="float" office:value="8110366.992">
            <text:p>8110366.992</text:p>
          </table:table-cell>
          <table:table-cell table:style-name="ce6" table:formula="of:=[.B1873]/[orbits.$D$3]" office:value-type="float" office:value="22205.4306166451">
            <text:p>22205.43</text:p>
          </table:table-cell>
          <table:table-cell table:style-name="ce6" table:formula="of:=[.C1873]-ROUNDDOWN([.C1873])" office:value-type="float" office:value="0.430616645106056">
            <text:p>0.43</text:p>
          </table:table-cell>
          <table:table-cell table:formula="of:=IF([.D1873] &lt; [.$D$2])" office:value-type="boolean" office:boolean-value="false">
            <text:p>FALSE</text:p>
          </table:table-cell>
          <table:table-cell table:formula="of:=MOD([.C1873];64)" office:value-type="float" office:value="61.4306166451061">
            <text:p>61.43</text:p>
          </table:table-cell>
          <table:table-cell/>
        </table:table-row>
        <table:table-row table:style-name="ro2">
          <table:table-cell table:style-name="ce3" table:formula="of:=[.A1873]+1" office:value-type="float" office:value="1873">
            <text:p>1873</text:p>
          </table:table-cell>
          <table:table-cell table:style-name="ce3" table:formula="of:=[orbits.$C$3]*[.A1874]" office:value-type="float" office:value="8114699.453">
            <text:p>8114699.453</text:p>
          </table:table-cell>
          <table:table-cell table:style-name="ce6" table:formula="of:=[.B1874]/[orbits.$D$3]" office:value-type="float" office:value="22217.2924919745">
            <text:p>22217.29</text:p>
          </table:table-cell>
          <table:table-cell table:style-name="ce6" table:formula="of:=[.C1874]-ROUNDDOWN([.C1874])" office:value-type="float" office:value="0.292491974512814">
            <text:p>0.29</text:p>
          </table:table-cell>
          <table:table-cell table:formula="of:=IF([.D1874] &lt; [.$D$2])" office:value-type="boolean" office:boolean-value="false">
            <text:p>FALSE</text:p>
          </table:table-cell>
          <table:table-cell table:formula="of:=MOD([.C1874];64)" office:value-type="float" office:value="9.29249197451281">
            <text:p>9.29</text:p>
          </table:table-cell>
          <table:table-cell/>
        </table:table-row>
        <table:table-row table:style-name="ro2">
          <table:table-cell table:style-name="ce3" table:formula="of:=[.A1874]+1" office:value-type="float" office:value="1874">
            <text:p>1874</text:p>
          </table:table-cell>
          <table:table-cell table:style-name="ce3" table:formula="of:=[orbits.$C$3]*[.A1875]" office:value-type="float" office:value="8119031.914">
            <text:p>8119031.914</text:p>
          </table:table-cell>
          <table:table-cell table:style-name="ce6" table:formula="of:=[.B1875]/[orbits.$D$3]" office:value-type="float" office:value="22229.1543673039">
            <text:p>22229.15</text:p>
          </table:table-cell>
          <table:table-cell table:style-name="ce6" table:formula="of:=[.C1875]-ROUNDDOWN([.C1875])" office:value-type="float" office:value="0.154367303915933">
            <text:p>0.15</text:p>
          </table:table-cell>
          <table:table-cell table:formula="of:=IF([.D1875] &lt; [.$D$2])" office:value-type="boolean" office:boolean-value="false">
            <text:p>FALSE</text:p>
          </table:table-cell>
          <table:table-cell table:formula="of:=MOD([.C1875];64)" office:value-type="float" office:value="21.1543673039159">
            <text:p>21.15</text:p>
          </table:table-cell>
          <table:table-cell/>
        </table:table-row>
        <table:table-row table:style-name="ro2">
          <table:table-cell table:style-name="ce3" table:formula="of:=[.A1875]+1" office:value-type="float" office:value="1875">
            <text:p>1875</text:p>
          </table:table-cell>
          <table:table-cell table:style-name="ce3" table:formula="of:=[orbits.$C$3]*[.A1876]" office:value-type="float" office:value="8123364.375">
            <text:p>8123364.375</text:p>
          </table:table-cell>
          <table:table-cell table:style-name="ce6" table:formula="of:=[.B1876]/[orbits.$D$3]" office:value-type="float" office:value="22241.0162426333">
            <text:p>22241.02</text:p>
          </table:table-cell>
          <table:table-cell table:style-name="ce6" table:formula="of:=[.C1876]-ROUNDDOWN([.C1876])" office:value-type="float" office:value="0.0162426333190524">
            <text:p>0.02</text:p>
          </table:table-cell>
          <table:table-cell table:formula="of:=IF([.D1876] &lt; [.$D$2])" office:value-type="boolean" office:boolean-value="true">
            <text:p>TRUE</text:p>
          </table:table-cell>
          <table:table-cell table:formula="of:=MOD([.C1876];64)" office:value-type="float" office:value="33.016242633319">
            <text:p>33.02</text:p>
          </table:table-cell>
          <table:table-cell/>
        </table:table-row>
        <table:table-row table:style-name="ro2">
          <table:table-cell table:style-name="ce3" table:formula="of:=[.A1876]+1" office:value-type="float" office:value="1876">
            <text:p>1876</text:p>
          </table:table-cell>
          <table:table-cell table:style-name="ce3" table:formula="of:=[orbits.$C$3]*[.A1877]" office:value-type="float" office:value="8127696.836">
            <text:p>8127696.836</text:p>
          </table:table-cell>
          <table:table-cell table:style-name="ce6" table:formula="of:=[.B1877]/[orbits.$D$3]" office:value-type="float" office:value="22252.8781179627">
            <text:p>22252.88</text:p>
          </table:table-cell>
          <table:table-cell table:style-name="ce6" table:formula="of:=[.C1877]-ROUNDDOWN([.C1877])" office:value-type="float" office:value="0.878117962722172">
            <text:p>0.88</text:p>
          </table:table-cell>
          <table:table-cell table:formula="of:=IF([.D1877] &lt; [.$D$2])" office:value-type="boolean" office:boolean-value="false">
            <text:p>FALSE</text:p>
          </table:table-cell>
          <table:table-cell table:formula="of:=MOD([.C1877];64)" office:value-type="float" office:value="44.8781179627222">
            <text:p>44.88</text:p>
          </table:table-cell>
          <table:table-cell/>
        </table:table-row>
        <table:table-row table:style-name="ro2">
          <table:table-cell table:style-name="ce3" table:formula="of:=[.A1877]+1" office:value-type="float" office:value="1877">
            <text:p>1877</text:p>
          </table:table-cell>
          <table:table-cell table:style-name="ce3" table:formula="of:=[orbits.$C$3]*[.A1878]" office:value-type="float" office:value="8132029.297">
            <text:p>8132029.297</text:p>
          </table:table-cell>
          <table:table-cell table:style-name="ce6" table:formula="of:=[.B1878]/[orbits.$D$3]" office:value-type="float" office:value="22264.7399932921">
            <text:p>22264.74</text:p>
          </table:table-cell>
          <table:table-cell table:style-name="ce6" table:formula="of:=[.C1878]-ROUNDDOWN([.C1878])" office:value-type="float" office:value="0.739993292128929">
            <text:p>0.74</text:p>
          </table:table-cell>
          <table:table-cell table:formula="of:=IF([.D1878] &lt; [.$D$2])" office:value-type="boolean" office:boolean-value="false">
            <text:p>FALSE</text:p>
          </table:table-cell>
          <table:table-cell table:formula="of:=MOD([.C1878];64)" office:value-type="float" office:value="56.7399932921289">
            <text:p>56.74</text:p>
          </table:table-cell>
          <table:table-cell/>
        </table:table-row>
        <table:table-row table:style-name="ro2">
          <table:table-cell table:style-name="ce3" table:formula="of:=[.A1878]+1" office:value-type="float" office:value="1878">
            <text:p>1878</text:p>
          </table:table-cell>
          <table:table-cell table:style-name="ce3" table:formula="of:=[orbits.$C$3]*[.A1879]" office:value-type="float" office:value="8136361.758">
            <text:p>8136361.758</text:p>
          </table:table-cell>
          <table:table-cell table:style-name="ce6" table:formula="of:=[.B1879]/[orbits.$D$3]" office:value-type="float" office:value="22276.6018686215">
            <text:p>22276.60</text:p>
          </table:table-cell>
          <table:table-cell table:style-name="ce6" table:formula="of:=[.C1879]-ROUNDDOWN([.C1879])" office:value-type="float" office:value="0.601868621532049">
            <text:p>0.60</text:p>
          </table:table-cell>
          <table:table-cell table:formula="of:=IF([.D1879] &lt; [.$D$2])" office:value-type="boolean" office:boolean-value="false">
            <text:p>FALSE</text:p>
          </table:table-cell>
          <table:table-cell table:formula="of:=MOD([.C1879];64)" office:value-type="float" office:value="4.60186862153205">
            <text:p>4.60</text:p>
          </table:table-cell>
          <table:table-cell/>
        </table:table-row>
        <table:table-row table:style-name="ro2">
          <table:table-cell table:style-name="ce3" table:formula="of:=[.A1879]+1" office:value-type="float" office:value="1879">
            <text:p>1879</text:p>
          </table:table-cell>
          <table:table-cell table:style-name="ce3" table:formula="of:=[orbits.$C$3]*[.A1880]" office:value-type="float" office:value="8140694.219">
            <text:p>8140694.219</text:p>
          </table:table-cell>
          <table:table-cell table:style-name="ce6" table:formula="of:=[.B1880]/[orbits.$D$3]" office:value-type="float" office:value="22288.4637439509">
            <text:p>22288.46</text:p>
          </table:table-cell>
          <table:table-cell table:style-name="ce6" table:formula="of:=[.C1880]-ROUNDDOWN([.C1880])" office:value-type="float" office:value="0.463743950938806">
            <text:p>0.46</text:p>
          </table:table-cell>
          <table:table-cell table:formula="of:=IF([.D1880] &lt; [.$D$2])" office:value-type="boolean" office:boolean-value="false">
            <text:p>FALSE</text:p>
          </table:table-cell>
          <table:table-cell table:formula="of:=MOD([.C1880];64)" office:value-type="float" office:value="16.4637439509388">
            <text:p>16.46</text:p>
          </table:table-cell>
          <table:table-cell/>
        </table:table-row>
        <table:table-row table:style-name="ro2">
          <table:table-cell table:style-name="ce3" table:formula="of:=[.A1880]+1" office:value-type="float" office:value="1880">
            <text:p>1880</text:p>
          </table:table-cell>
          <table:table-cell table:style-name="ce3" table:formula="of:=[orbits.$C$3]*[.A1881]" office:value-type="float" office:value="8145026.68">
            <text:p>8145026.68</text:p>
          </table:table-cell>
          <table:table-cell table:style-name="ce6" table:formula="of:=[.B1881]/[orbits.$D$3]" office:value-type="float" office:value="22300.3256192803">
            <text:p>22300.33</text:p>
          </table:table-cell>
          <table:table-cell table:style-name="ce6" table:formula="of:=[.C1881]-ROUNDDOWN([.C1881])" office:value-type="float" office:value="0.325619280341925">
            <text:p>0.33</text:p>
          </table:table-cell>
          <table:table-cell table:formula="of:=IF([.D1881] &lt; [.$D$2])" office:value-type="boolean" office:boolean-value="false">
            <text:p>FALSE</text:p>
          </table:table-cell>
          <table:table-cell table:formula="of:=MOD([.C1881];64)" office:value-type="float" office:value="28.3256192803419">
            <text:p>28.33</text:p>
          </table:table-cell>
          <table:table-cell/>
        </table:table-row>
        <table:table-row table:style-name="ro2">
          <table:table-cell table:style-name="ce3" table:formula="of:=[.A1881]+1" office:value-type="float" office:value="1881">
            <text:p>1881</text:p>
          </table:table-cell>
          <table:table-cell table:style-name="ce3" table:formula="of:=[orbits.$C$3]*[.A1882]" office:value-type="float" office:value="8149359.141">
            <text:p>8149359.141</text:p>
          </table:table-cell>
          <table:table-cell table:style-name="ce6" table:formula="of:=[.B1882]/[orbits.$D$3]" office:value-type="float" office:value="22312.1874946097">
            <text:p>22312.19</text:p>
          </table:table-cell>
          <table:table-cell table:style-name="ce6" table:formula="of:=[.C1882]-ROUNDDOWN([.C1882])" office:value-type="float" office:value="0.187494609748683">
            <text:p>0.19</text:p>
          </table:table-cell>
          <table:table-cell table:formula="of:=IF([.D1882] &lt; [.$D$2])" office:value-type="boolean" office:boolean-value="false">
            <text:p>FALSE</text:p>
          </table:table-cell>
          <table:table-cell table:formula="of:=MOD([.C1882];64)" office:value-type="float" office:value="40.1874946097487">
            <text:p>40.19</text:p>
          </table:table-cell>
          <table:table-cell/>
        </table:table-row>
        <table:table-row table:style-name="ro2">
          <table:table-cell table:style-name="ce3" table:formula="of:=[.A1882]+1" office:value-type="float" office:value="1882">
            <text:p>1882</text:p>
          </table:table-cell>
          <table:table-cell table:style-name="ce3" table:formula="of:=[orbits.$C$3]*[.A1883]" office:value-type="float" office:value="8153691.602">
            <text:p>8153691.602</text:p>
          </table:table-cell>
          <table:table-cell table:style-name="ce6" table:formula="of:=[.B1883]/[orbits.$D$3]" office:value-type="float" office:value="22324.0493699392">
            <text:p>22324.05</text:p>
          </table:table-cell>
          <table:table-cell table:style-name="ce6" table:formula="of:=[.C1883]-ROUNDDOWN([.C1883])" office:value-type="float" office:value="0.0493699391518021">
            <text:p>0.05</text:p>
          </table:table-cell>
          <table:table-cell table:formula="of:=IF([.D1883] &lt; [.$D$2])" office:value-type="boolean" office:boolean-value="true">
            <text:p>TRUE</text:p>
          </table:table-cell>
          <table:table-cell table:formula="of:=MOD([.C1883];64)" office:value-type="float" office:value="52.0493699391518">
            <text:p>52.05</text:p>
          </table:table-cell>
          <table:table-cell/>
        </table:table-row>
        <table:table-row table:style-name="ro2">
          <table:table-cell table:style-name="ce3" table:formula="of:=[.A1883]+1" office:value-type="float" office:value="1883">
            <text:p>1883</text:p>
          </table:table-cell>
          <table:table-cell table:style-name="ce3" table:formula="of:=[orbits.$C$3]*[.A1884]" office:value-type="float" office:value="8158024.063">
            <text:p>8158024.063</text:p>
          </table:table-cell>
          <table:table-cell table:style-name="ce6" table:formula="of:=[.B1884]/[orbits.$D$3]" office:value-type="float" office:value="22335.9112452686">
            <text:p>22335.91</text:p>
          </table:table-cell>
          <table:table-cell table:style-name="ce6" table:formula="of:=[.C1884]-ROUNDDOWN([.C1884])" office:value-type="float" office:value="0.911245268554922">
            <text:p>0.91</text:p>
          </table:table-cell>
          <table:table-cell table:formula="of:=IF([.D1884] &lt; [.$D$2])" office:value-type="boolean" office:boolean-value="false">
            <text:p>FALSE</text:p>
          </table:table-cell>
          <table:table-cell table:formula="of:=MOD([.C1884];64)" office:value-type="float" office:value="63.9112452685549">
            <text:p>63.91</text:p>
          </table:table-cell>
          <table:table-cell/>
        </table:table-row>
        <table:table-row table:style-name="ro2">
          <table:table-cell table:style-name="ce3" table:formula="of:=[.A1884]+1" office:value-type="float" office:value="1884">
            <text:p>1884</text:p>
          </table:table-cell>
          <table:table-cell table:style-name="ce3" table:formula="of:=[orbits.$C$3]*[.A1885]" office:value-type="float" office:value="8162356.524">
            <text:p>8162356.524</text:p>
          </table:table-cell>
          <table:table-cell table:style-name="ce6" table:formula="of:=[.B1885]/[orbits.$D$3]" office:value-type="float" office:value="22347.773120598">
            <text:p>22347.77</text:p>
          </table:table-cell>
          <table:table-cell table:style-name="ce6" table:formula="of:=[.C1885]-ROUNDDOWN([.C1885])" office:value-type="float" office:value="0.773120597958041">
            <text:p>0.77</text:p>
          </table:table-cell>
          <table:table-cell table:formula="of:=IF([.D1885] &lt; [.$D$2])" office:value-type="boolean" office:boolean-value="false">
            <text:p>FALSE</text:p>
          </table:table-cell>
          <table:table-cell table:formula="of:=MOD([.C1885];64)" office:value-type="float" office:value="11.773120597958">
            <text:p>11.77</text:p>
          </table:table-cell>
          <table:table-cell/>
        </table:table-row>
        <table:table-row table:style-name="ro2">
          <table:table-cell table:style-name="ce3" table:formula="of:=[.A1885]+1" office:value-type="float" office:value="1885">
            <text:p>1885</text:p>
          </table:table-cell>
          <table:table-cell table:style-name="ce3" table:formula="of:=[orbits.$C$3]*[.A1886]" office:value-type="float" office:value="8166688.985">
            <text:p>8166688.985</text:p>
          </table:table-cell>
          <table:table-cell table:style-name="ce6" table:formula="of:=[.B1886]/[orbits.$D$3]" office:value-type="float" office:value="22359.6349959274">
            <text:p>22359.63</text:p>
          </table:table-cell>
          <table:table-cell table:style-name="ce6" table:formula="of:=[.C1886]-ROUNDDOWN([.C1886])" office:value-type="float" office:value="0.634995927364798">
            <text:p>0.63</text:p>
          </table:table-cell>
          <table:table-cell table:formula="of:=IF([.D1886] &lt; [.$D$2])" office:value-type="boolean" office:boolean-value="false">
            <text:p>FALSE</text:p>
          </table:table-cell>
          <table:table-cell table:formula="of:=MOD([.C1886];64)" office:value-type="float" office:value="23.6349959273648">
            <text:p>23.63</text:p>
          </table:table-cell>
          <table:table-cell/>
        </table:table-row>
        <table:table-row table:style-name="ro2">
          <table:table-cell table:style-name="ce3" table:formula="of:=[.A1886]+1" office:value-type="float" office:value="1886">
            <text:p>1886</text:p>
          </table:table-cell>
          <table:table-cell table:style-name="ce3" table:formula="of:=[orbits.$C$3]*[.A1887]" office:value-type="float" office:value="8171021.446">
            <text:p>8171021.446</text:p>
          </table:table-cell>
          <table:table-cell table:style-name="ce6" table:formula="of:=[.B1887]/[orbits.$D$3]" office:value-type="float" office:value="22371.4968712568">
            <text:p>22371.50</text:p>
          </table:table-cell>
          <table:table-cell table:style-name="ce6" table:formula="of:=[.C1887]-ROUNDDOWN([.C1887])" office:value-type="float" office:value="0.496871256767918">
            <text:p>0.50</text:p>
          </table:table-cell>
          <table:table-cell table:formula="of:=IF([.D1887] &lt; [.$D$2])" office:value-type="boolean" office:boolean-value="false">
            <text:p>FALSE</text:p>
          </table:table-cell>
          <table:table-cell table:formula="of:=MOD([.C1887];64)" office:value-type="float" office:value="35.4968712567679">
            <text:p>35.50</text:p>
          </table:table-cell>
          <table:table-cell/>
        </table:table-row>
        <table:table-row table:style-name="ro2">
          <table:table-cell table:style-name="ce3" table:formula="of:=[.A1887]+1" office:value-type="float" office:value="1887">
            <text:p>1887</text:p>
          </table:table-cell>
          <table:table-cell table:style-name="ce3" table:formula="of:=[orbits.$C$3]*[.A1888]" office:value-type="float" office:value="8175353.907">
            <text:p>8175353.907</text:p>
          </table:table-cell>
          <table:table-cell table:style-name="ce6" table:formula="of:=[.B1888]/[orbits.$D$3]" office:value-type="float" office:value="22383.3587465862">
            <text:p>22383.36</text:p>
          </table:table-cell>
          <table:table-cell table:style-name="ce6" table:formula="of:=[.C1888]-ROUNDDOWN([.C1888])" office:value-type="float" office:value="0.358746586174675">
            <text:p>0.36</text:p>
          </table:table-cell>
          <table:table-cell table:formula="of:=IF([.D1888] &lt; [.$D$2])" office:value-type="boolean" office:boolean-value="false">
            <text:p>FALSE</text:p>
          </table:table-cell>
          <table:table-cell table:formula="of:=MOD([.C1888];64)" office:value-type="float" office:value="47.3587465861747">
            <text:p>47.36</text:p>
          </table:table-cell>
          <table:table-cell/>
        </table:table-row>
        <table:table-row table:style-name="ro2">
          <table:table-cell table:style-name="ce3" table:formula="of:=[.A1888]+1" office:value-type="float" office:value="1888">
            <text:p>1888</text:p>
          </table:table-cell>
          <table:table-cell table:style-name="ce3" table:formula="of:=[orbits.$C$3]*[.A1889]" office:value-type="float" office:value="8179686.368">
            <text:p>8179686.368</text:p>
          </table:table-cell>
          <table:table-cell table:style-name="ce6" table:formula="of:=[.B1889]/[orbits.$D$3]" office:value-type="float" office:value="22395.2206219156">
            <text:p>22395.22</text:p>
          </table:table-cell>
          <table:table-cell table:style-name="ce6" table:formula="of:=[.C1889]-ROUNDDOWN([.C1889])" office:value-type="float" office:value="0.220621915577794">
            <text:p>0.22</text:p>
          </table:table-cell>
          <table:table-cell table:formula="of:=IF([.D1889] &lt; [.$D$2])" office:value-type="boolean" office:boolean-value="false">
            <text:p>FALSE</text:p>
          </table:table-cell>
          <table:table-cell table:formula="of:=MOD([.C1889];64)" office:value-type="float" office:value="59.2206219155778">
            <text:p>59.22</text:p>
          </table:table-cell>
          <table:table-cell/>
        </table:table-row>
        <table:table-row table:style-name="ro2">
          <table:table-cell table:style-name="ce3" table:formula="of:=[.A1889]+1" office:value-type="float" office:value="1889">
            <text:p>1889</text:p>
          </table:table-cell>
          <table:table-cell table:style-name="ce3" table:formula="of:=[orbits.$C$3]*[.A1890]" office:value-type="float" office:value="8184018.829">
            <text:p>8184018.829</text:p>
          </table:table-cell>
          <table:table-cell table:style-name="ce6" table:formula="of:=[.B1890]/[orbits.$D$3]" office:value-type="float" office:value="22407.082497245">
            <text:p>22407.08</text:p>
          </table:table-cell>
          <table:table-cell table:style-name="ce6" table:formula="of:=[.C1890]-ROUNDDOWN([.C1890])" office:value-type="float" office:value="0.0824972449845518">
            <text:p>0.08</text:p>
          </table:table-cell>
          <table:table-cell table:formula="of:=IF([.D1890] &lt; [.$D$2])" office:value-type="boolean" office:boolean-value="true">
            <text:p>TRUE</text:p>
          </table:table-cell>
          <table:table-cell table:formula="of:=MOD([.C1890];64)" office:value-type="float" office:value="7.08249724498455">
            <text:p>7.08</text:p>
          </table:table-cell>
          <table:table-cell/>
        </table:table-row>
        <table:table-row table:style-name="ro2">
          <table:table-cell table:style-name="ce3" table:formula="of:=[.A1890]+1" office:value-type="float" office:value="1890">
            <text:p>1890</text:p>
          </table:table-cell>
          <table:table-cell table:style-name="ce3" table:formula="of:=[orbits.$C$3]*[.A1891]" office:value-type="float" office:value="8188351.29">
            <text:p>8188351.29</text:p>
          </table:table-cell>
          <table:table-cell table:style-name="ce6" table:formula="of:=[.B1891]/[orbits.$D$3]" office:value-type="float" office:value="22418.9443725744">
            <text:p>22418.94</text:p>
          </table:table-cell>
          <table:table-cell table:style-name="ce6" table:formula="of:=[.C1891]-ROUNDDOWN([.C1891])" office:value-type="float" office:value="0.944372574384033">
            <text:p>0.94</text:p>
          </table:table-cell>
          <table:table-cell table:formula="of:=IF([.D1891] &lt; [.$D$2])" office:value-type="boolean" office:boolean-value="false">
            <text:p>FALSE</text:p>
          </table:table-cell>
          <table:table-cell table:formula="of:=MOD([.C1891];64)" office:value-type="float" office:value="18.944372574384">
            <text:p>18.94</text:p>
          </table:table-cell>
          <table:table-cell/>
        </table:table-row>
        <table:table-row table:style-name="ro2">
          <table:table-cell table:style-name="ce3" table:formula="of:=[.A1891]+1" office:value-type="float" office:value="1891">
            <text:p>1891</text:p>
          </table:table-cell>
          <table:table-cell table:style-name="ce3" table:formula="of:=[orbits.$C$3]*[.A1892]" office:value-type="float" office:value="8192683.751">
            <text:p>8192683.751</text:p>
          </table:table-cell>
          <table:table-cell table:style-name="ce6" table:formula="of:=[.B1892]/[orbits.$D$3]" office:value-type="float" office:value="22430.8062479038">
            <text:p>22430.81</text:p>
          </table:table-cell>
          <table:table-cell table:style-name="ce6" table:formula="of:=[.C1892]-ROUNDDOWN([.C1892])" office:value-type="float" office:value="0.806247903790791">
            <text:p>0.81</text:p>
          </table:table-cell>
          <table:table-cell table:formula="of:=IF([.D1892] &lt; [.$D$2])" office:value-type="boolean" office:boolean-value="false">
            <text:p>FALSE</text:p>
          </table:table-cell>
          <table:table-cell table:formula="of:=MOD([.C1892];64)" office:value-type="float" office:value="30.8062479037908">
            <text:p>30.81</text:p>
          </table:table-cell>
          <table:table-cell/>
        </table:table-row>
        <table:table-row table:style-name="ro2">
          <table:table-cell table:style-name="ce3" table:formula="of:=[.A1892]+1" office:value-type="float" office:value="1892">
            <text:p>1892</text:p>
          </table:table-cell>
          <table:table-cell table:style-name="ce3" table:formula="of:=[orbits.$C$3]*[.A1893]" office:value-type="float" office:value="8197016.212">
            <text:p>8197016.212</text:p>
          </table:table-cell>
          <table:table-cell table:style-name="ce6" table:formula="of:=[.B1893]/[orbits.$D$3]" office:value-type="float" office:value="22442.6681232332">
            <text:p>22442.67</text:p>
          </table:table-cell>
          <table:table-cell table:style-name="ce6" table:formula="of:=[.C1893]-ROUNDDOWN([.C1893])" office:value-type="float" office:value="0.66812323319391">
            <text:p>0.67</text:p>
          </table:table-cell>
          <table:table-cell table:formula="of:=IF([.D1893] &lt; [.$D$2])" office:value-type="boolean" office:boolean-value="false">
            <text:p>FALSE</text:p>
          </table:table-cell>
          <table:table-cell table:formula="of:=MOD([.C1893];64)" office:value-type="float" office:value="42.6681232331939">
            <text:p>42.67</text:p>
          </table:table-cell>
          <table:table-cell/>
        </table:table-row>
        <table:table-row table:style-name="ro2">
          <table:table-cell table:style-name="ce3" table:formula="of:=[.A1893]+1" office:value-type="float" office:value="1893">
            <text:p>1893</text:p>
          </table:table-cell>
          <table:table-cell table:style-name="ce3" table:formula="of:=[orbits.$C$3]*[.A1894]" office:value-type="float" office:value="8201348.673">
            <text:p>8201348.673</text:p>
          </table:table-cell>
          <table:table-cell table:style-name="ce6" table:formula="of:=[.B1894]/[orbits.$D$3]" office:value-type="float" office:value="22454.5299985626">
            <text:p>22454.53</text:p>
          </table:table-cell>
          <table:table-cell table:style-name="ce6" table:formula="of:=[.C1894]-ROUNDDOWN([.C1894])" office:value-type="float" office:value="0.529998562600667">
            <text:p>0.53</text:p>
          </table:table-cell>
          <table:table-cell table:formula="of:=IF([.D1894] &lt; [.$D$2])" office:value-type="boolean" office:boolean-value="false">
            <text:p>FALSE</text:p>
          </table:table-cell>
          <table:table-cell table:formula="of:=MOD([.C1894];64)" office:value-type="float" office:value="54.5299985626007">
            <text:p>54.53</text:p>
          </table:table-cell>
          <table:table-cell/>
        </table:table-row>
        <table:table-row table:style-name="ro2">
          <table:table-cell table:style-name="ce3" table:formula="of:=[.A1894]+1" office:value-type="float" office:value="1894">
            <text:p>1894</text:p>
          </table:table-cell>
          <table:table-cell table:style-name="ce3" table:formula="of:=[orbits.$C$3]*[.A1895]" office:value-type="float" office:value="8205681.134">
            <text:p>8205681.134</text:p>
          </table:table-cell>
          <table:table-cell table:style-name="ce6" table:formula="of:=[.B1895]/[orbits.$D$3]" office:value-type="float" office:value="22466.391873892">
            <text:p>22466.39</text:p>
          </table:table-cell>
          <table:table-cell table:style-name="ce6" table:formula="of:=[.C1895]-ROUNDDOWN([.C1895])" office:value-type="float" office:value="0.391873892003787">
            <text:p>0.39</text:p>
          </table:table-cell>
          <table:table-cell table:formula="of:=IF([.D1895] &lt; [.$D$2])" office:value-type="boolean" office:boolean-value="false">
            <text:p>FALSE</text:p>
          </table:table-cell>
          <table:table-cell table:formula="of:=MOD([.C1895];64)" office:value-type="float" office:value="2.39187389200379">
            <text:p>2.39</text:p>
          </table:table-cell>
          <table:table-cell/>
        </table:table-row>
        <table:table-row table:style-name="ro2">
          <table:table-cell table:style-name="ce3" table:formula="of:=[.A1895]+1" office:value-type="float" office:value="1895">
            <text:p>1895</text:p>
          </table:table-cell>
          <table:table-cell table:style-name="ce3" table:formula="of:=[orbits.$C$3]*[.A1896]" office:value-type="float" office:value="8210013.595">
            <text:p>8210013.595</text:p>
          </table:table-cell>
          <table:table-cell table:style-name="ce6" table:formula="of:=[.B1896]/[orbits.$D$3]" office:value-type="float" office:value="22478.2537492214">
            <text:p>22478.25</text:p>
          </table:table-cell>
          <table:table-cell table:style-name="ce6" table:formula="of:=[.C1896]-ROUNDDOWN([.C1896])" office:value-type="float" office:value="0.253749221410544">
            <text:p>0.25</text:p>
          </table:table-cell>
          <table:table-cell table:formula="of:=IF([.D1896] &lt; [.$D$2])" office:value-type="boolean" office:boolean-value="false">
            <text:p>FALSE</text:p>
          </table:table-cell>
          <table:table-cell table:formula="of:=MOD([.C1896];64)" office:value-type="float" office:value="14.2537492214105">
            <text:p>14.25</text:p>
          </table:table-cell>
          <table:table-cell/>
        </table:table-row>
        <table:table-row table:style-name="ro2">
          <table:table-cell table:style-name="ce3" table:formula="of:=[.A1896]+1" office:value-type="float" office:value="1896">
            <text:p>1896</text:p>
          </table:table-cell>
          <table:table-cell table:style-name="ce3" table:formula="of:=[orbits.$C$3]*[.A1897]" office:value-type="float" office:value="8214346.056">
            <text:p>8214346.056</text:p>
          </table:table-cell>
          <table:table-cell table:style-name="ce6" table:formula="of:=[.B1897]/[orbits.$D$3]" office:value-type="float" office:value="22490.1156245508">
            <text:p>22490.12</text:p>
          </table:table-cell>
          <table:table-cell table:style-name="ce6" table:formula="of:=[.C1897]-ROUNDDOWN([.C1897])" office:value-type="float" office:value="0.115624550813664">
            <text:p>0.12</text:p>
          </table:table-cell>
          <table:table-cell table:formula="of:=IF([.D1897] &lt; [.$D$2])" office:value-type="boolean" office:boolean-value="false">
            <text:p>FALSE</text:p>
          </table:table-cell>
          <table:table-cell table:formula="of:=MOD([.C1897];64)" office:value-type="float" office:value="26.1156245508137">
            <text:p>26.12</text:p>
          </table:table-cell>
          <table:table-cell/>
        </table:table-row>
        <table:table-row table:style-name="ro2">
          <table:table-cell table:style-name="ce3" table:formula="of:=[.A1897]+1" office:value-type="float" office:value="1897">
            <text:p>1897</text:p>
          </table:table-cell>
          <table:table-cell table:style-name="ce3" table:formula="of:=[orbits.$C$3]*[.A1898]" office:value-type="float" office:value="8218678.517">
            <text:p>8218678.517</text:p>
          </table:table-cell>
          <table:table-cell table:style-name="ce6" table:formula="of:=[.B1898]/[orbits.$D$3]" office:value-type="float" office:value="22501.9774998802">
            <text:p>22501.98</text:p>
          </table:table-cell>
          <table:table-cell table:style-name="ce6" table:formula="of:=[.C1898]-ROUNDDOWN([.C1898])" office:value-type="float" office:value="0.977499880216783">
            <text:p>0.98</text:p>
          </table:table-cell>
          <table:table-cell table:formula="of:=IF([.D1898] &lt; [.$D$2])" office:value-type="boolean" office:boolean-value="false">
            <text:p>FALSE</text:p>
          </table:table-cell>
          <table:table-cell table:formula="of:=MOD([.C1898];64)" office:value-type="float" office:value="37.9774998802168">
            <text:p>37.98</text:p>
          </table:table-cell>
          <table:table-cell/>
        </table:table-row>
        <table:table-row table:style-name="ro2">
          <table:table-cell table:style-name="ce3" table:formula="of:=[.A1898]+1" office:value-type="float" office:value="1898">
            <text:p>1898</text:p>
          </table:table-cell>
          <table:table-cell table:style-name="ce3" table:formula="of:=[orbits.$C$3]*[.A1899]" office:value-type="float" office:value="8223010.978">
            <text:p>8223010.978</text:p>
          </table:table-cell>
          <table:table-cell table:style-name="ce6" table:formula="of:=[.B1899]/[orbits.$D$3]" office:value-type="float" office:value="22513.8393752096">
            <text:p>22513.84</text:p>
          </table:table-cell>
          <table:table-cell table:style-name="ce6" table:formula="of:=[.C1899]-ROUNDDOWN([.C1899])" office:value-type="float" office:value="0.839375209619902">
            <text:p>0.84</text:p>
          </table:table-cell>
          <table:table-cell table:formula="of:=IF([.D1899] &lt; [.$D$2])" office:value-type="boolean" office:boolean-value="false">
            <text:p>FALSE</text:p>
          </table:table-cell>
          <table:table-cell table:formula="of:=MOD([.C1899];64)" office:value-type="float" office:value="49.8393752096199">
            <text:p>49.84</text:p>
          </table:table-cell>
          <table:table-cell/>
        </table:table-row>
        <table:table-row table:style-name="ro2">
          <table:table-cell table:style-name="ce3" table:formula="of:=[.A1899]+1" office:value-type="float" office:value="1899">
            <text:p>1899</text:p>
          </table:table-cell>
          <table:table-cell table:style-name="ce3" table:formula="of:=[orbits.$C$3]*[.A1900]" office:value-type="float" office:value="8227343.439">
            <text:p>8227343.439</text:p>
          </table:table-cell>
          <table:table-cell table:style-name="ce6" table:formula="of:=[.B1900]/[orbits.$D$3]" office:value-type="float" office:value="22525.701250539">
            <text:p>22525.70</text:p>
          </table:table-cell>
          <table:table-cell table:style-name="ce6" table:formula="of:=[.C1900]-ROUNDDOWN([.C1900])" office:value-type="float" office:value="0.70125053902666">
            <text:p>0.70</text:p>
          </table:table-cell>
          <table:table-cell table:formula="of:=IF([.D1900] &lt; [.$D$2])" office:value-type="boolean" office:boolean-value="false">
            <text:p>FALSE</text:p>
          </table:table-cell>
          <table:table-cell table:formula="of:=MOD([.C1900];64)" office:value-type="float" office:value="61.7012505390267">
            <text:p>61.70</text:p>
          </table:table-cell>
          <table:table-cell/>
        </table:table-row>
        <table:table-row table:style-name="ro2">
          <table:table-cell table:style-name="ce3" table:formula="of:=[.A1900]+1" office:value-type="float" office:value="1900">
            <text:p>1900</text:p>
          </table:table-cell>
          <table:table-cell table:style-name="ce3" table:formula="of:=[orbits.$C$3]*[.A1901]" office:value-type="float" office:value="8231675.9">
            <text:p>8231675.9</text:p>
          </table:table-cell>
          <table:table-cell table:style-name="ce6" table:formula="of:=[.B1901]/[orbits.$D$3]" office:value-type="float" office:value="22537.5631258684">
            <text:p>22537.56</text:p>
          </table:table-cell>
          <table:table-cell table:style-name="ce6" table:formula="of:=[.C1901]-ROUNDDOWN([.C1901])" office:value-type="float" office:value="0.563125868429779">
            <text:p>0.56</text:p>
          </table:table-cell>
          <table:table-cell table:formula="of:=IF([.D1901] &lt; [.$D$2])" office:value-type="boolean" office:boolean-value="false">
            <text:p>FALSE</text:p>
          </table:table-cell>
          <table:table-cell table:formula="of:=MOD([.C1901];64)" office:value-type="float" office:value="9.56312586842978">
            <text:p>9.56</text:p>
          </table:table-cell>
          <table:table-cell/>
        </table:table-row>
        <table:table-row table:style-name="ro2">
          <table:table-cell table:style-name="ce3" table:formula="of:=[.A1901]+1" office:value-type="float" office:value="1901">
            <text:p>1901</text:p>
          </table:table-cell>
          <table:table-cell table:style-name="ce3" table:formula="of:=[orbits.$C$3]*[.A1902]" office:value-type="float" office:value="8236008.361">
            <text:p>8236008.361</text:p>
          </table:table-cell>
          <table:table-cell table:style-name="ce6" table:formula="of:=[.B1902]/[orbits.$D$3]" office:value-type="float" office:value="22549.4250011978">
            <text:p>22549.43</text:p>
          </table:table-cell>
          <table:table-cell table:style-name="ce6" table:formula="of:=[.C1902]-ROUNDDOWN([.C1902])" office:value-type="float" office:value="0.425001197836536">
            <text:p>0.43</text:p>
          </table:table-cell>
          <table:table-cell table:formula="of:=IF([.D1902] &lt; [.$D$2])" office:value-type="boolean" office:boolean-value="false">
            <text:p>FALSE</text:p>
          </table:table-cell>
          <table:table-cell table:formula="of:=MOD([.C1902];64)" office:value-type="float" office:value="21.4250011978365">
            <text:p>21.43</text:p>
          </table:table-cell>
          <table:table-cell/>
        </table:table-row>
        <table:table-row table:style-name="ro2">
          <table:table-cell table:style-name="ce3" table:formula="of:=[.A1902]+1" office:value-type="float" office:value="1902">
            <text:p>1902</text:p>
          </table:table-cell>
          <table:table-cell table:style-name="ce3" table:formula="of:=[orbits.$C$3]*[.A1903]" office:value-type="float" office:value="8240340.822">
            <text:p>8240340.822</text:p>
          </table:table-cell>
          <table:table-cell table:style-name="ce6" table:formula="of:=[.B1903]/[orbits.$D$3]" office:value-type="float" office:value="22561.2868765272">
            <text:p>22561.29</text:p>
          </table:table-cell>
          <table:table-cell table:style-name="ce6" table:formula="of:=[.C1903]-ROUNDDOWN([.C1903])" office:value-type="float" office:value="0.286876527239656">
            <text:p>0.29</text:p>
          </table:table-cell>
          <table:table-cell table:formula="of:=IF([.D1903] &lt; [.$D$2])" office:value-type="boolean" office:boolean-value="false">
            <text:p>FALSE</text:p>
          </table:table-cell>
          <table:table-cell table:formula="of:=MOD([.C1903];64)" office:value-type="float" office:value="33.2868765272397">
            <text:p>33.29</text:p>
          </table:table-cell>
          <table:table-cell/>
        </table:table-row>
        <table:table-row table:style-name="ro2">
          <table:table-cell table:style-name="ce3" table:formula="of:=[.A1903]+1" office:value-type="float" office:value="1903">
            <text:p>1903</text:p>
          </table:table-cell>
          <table:table-cell table:style-name="ce3" table:formula="of:=[orbits.$C$3]*[.A1904]" office:value-type="float" office:value="8244673.283">
            <text:p>8244673.283</text:p>
          </table:table-cell>
          <table:table-cell table:style-name="ce6" table:formula="of:=[.B1904]/[orbits.$D$3]" office:value-type="float" office:value="22573.1487518566">
            <text:p>22573.15</text:p>
          </table:table-cell>
          <table:table-cell table:style-name="ce6" table:formula="of:=[.C1904]-ROUNDDOWN([.C1904])" office:value-type="float" office:value="0.148751856646413">
            <text:p>0.15</text:p>
          </table:table-cell>
          <table:table-cell table:formula="of:=IF([.D1904] &lt; [.$D$2])" office:value-type="boolean" office:boolean-value="false">
            <text:p>FALSE</text:p>
          </table:table-cell>
          <table:table-cell table:formula="of:=MOD([.C1904];64)" office:value-type="float" office:value="45.1487518566464">
            <text:p>45.15</text:p>
          </table:table-cell>
          <table:table-cell/>
        </table:table-row>
        <table:table-row table:style-name="ro2">
          <table:table-cell table:style-name="ce3" table:formula="of:=[.A1904]+1" office:value-type="float" office:value="1904">
            <text:p>1904</text:p>
          </table:table-cell>
          <table:table-cell table:style-name="ce3" table:formula="of:=[orbits.$C$3]*[.A1905]" office:value-type="float" office:value="8249005.744">
            <text:p>8249005.744</text:p>
          </table:table-cell>
          <table:table-cell table:style-name="ce6" table:formula="of:=[.B1905]/[orbits.$D$3]" office:value-type="float" office:value="22585.010627186">
            <text:p>22585.01</text:p>
          </table:table-cell>
          <table:table-cell table:style-name="ce6" table:formula="of:=[.C1905]-ROUNDDOWN([.C1905])" office:value-type="float" office:value="0.0106271860495326">
            <text:p>0.01</text:p>
          </table:table-cell>
          <table:table-cell table:formula="of:=IF([.D1905] &lt; [.$D$2])" office:value-type="boolean" office:boolean-value="true">
            <text:p>TRUE</text:p>
          </table:table-cell>
          <table:table-cell table:formula="of:=MOD([.C1905];64)" office:value-type="float" office:value="57.0106271860495">
            <text:p>57.01</text:p>
          </table:table-cell>
          <table:table-cell/>
        </table:table-row>
        <table:table-row table:style-name="ro2">
          <table:table-cell table:style-name="ce3" table:formula="of:=[.A1905]+1" office:value-type="float" office:value="1905">
            <text:p>1905</text:p>
          </table:table-cell>
          <table:table-cell table:style-name="ce3" table:formula="of:=[orbits.$C$3]*[.A1906]" office:value-type="float" office:value="8253338.205">
            <text:p>8253338.205</text:p>
          </table:table-cell>
          <table:table-cell table:style-name="ce6" table:formula="of:=[.B1906]/[orbits.$D$3]" office:value-type="float" office:value="22596.8725025155">
            <text:p>22596.87</text:p>
          </table:table-cell>
          <table:table-cell table:style-name="ce6" table:formula="of:=[.C1906]-ROUNDDOWN([.C1906])" office:value-type="float" office:value="0.872502515452652">
            <text:p>0.87</text:p>
          </table:table-cell>
          <table:table-cell table:formula="of:=IF([.D1906] &lt; [.$D$2])" office:value-type="boolean" office:boolean-value="false">
            <text:p>FALSE</text:p>
          </table:table-cell>
          <table:table-cell table:formula="of:=MOD([.C1906];64)" office:value-type="float" office:value="4.87250251545265">
            <text:p>4.87</text:p>
          </table:table-cell>
          <table:table-cell/>
        </table:table-row>
        <table:table-row table:style-name="ro2">
          <table:table-cell table:style-name="ce3" table:formula="of:=[.A1906]+1" office:value-type="float" office:value="1906">
            <text:p>1906</text:p>
          </table:table-cell>
          <table:table-cell table:style-name="ce3" table:formula="of:=[orbits.$C$3]*[.A1907]" office:value-type="float" office:value="8257670.666">
            <text:p>8257670.666</text:p>
          </table:table-cell>
          <table:table-cell table:style-name="ce6" table:formula="of:=[.B1907]/[orbits.$D$3]" office:value-type="float" office:value="22608.7343778449">
            <text:p>22608.73</text:p>
          </table:table-cell>
          <table:table-cell table:style-name="ce6" table:formula="of:=[.C1907]-ROUNDDOWN([.C1907])" office:value-type="float" office:value="0.734377844855771">
            <text:p>0.73</text:p>
          </table:table-cell>
          <table:table-cell table:formula="of:=IF([.D1907] &lt; [.$D$2])" office:value-type="boolean" office:boolean-value="false">
            <text:p>FALSE</text:p>
          </table:table-cell>
          <table:table-cell table:formula="of:=MOD([.C1907];64)" office:value-type="float" office:value="16.7343778448558">
            <text:p>16.73</text:p>
          </table:table-cell>
          <table:table-cell/>
        </table:table-row>
        <table:table-row table:style-name="ro2">
          <table:table-cell table:style-name="ce3" table:formula="of:=[.A1907]+1" office:value-type="float" office:value="1907">
            <text:p>1907</text:p>
          </table:table-cell>
          <table:table-cell table:style-name="ce3" table:formula="of:=[orbits.$C$3]*[.A1908]" office:value-type="float" office:value="8262003.127">
            <text:p>8262003.127</text:p>
          </table:table-cell>
          <table:table-cell table:style-name="ce6" table:formula="of:=[.B1908]/[orbits.$D$3]" office:value-type="float" office:value="22620.5962531743">
            <text:p>22620.60</text:p>
          </table:table-cell>
          <table:table-cell table:style-name="ce6" table:formula="of:=[.C1908]-ROUNDDOWN([.C1908])" office:value-type="float" office:value="0.596253174262529">
            <text:p>0.60</text:p>
          </table:table-cell>
          <table:table-cell table:formula="of:=IF([.D1908] &lt; [.$D$2])" office:value-type="boolean" office:boolean-value="false">
            <text:p>FALSE</text:p>
          </table:table-cell>
          <table:table-cell table:formula="of:=MOD([.C1908];64)" office:value-type="float" office:value="28.5962531742625">
            <text:p>28.60</text:p>
          </table:table-cell>
          <table:table-cell/>
        </table:table-row>
        <table:table-row table:style-name="ro2">
          <table:table-cell table:style-name="ce3" table:formula="of:=[.A1908]+1" office:value-type="float" office:value="1908">
            <text:p>1908</text:p>
          </table:table-cell>
          <table:table-cell table:style-name="ce3" table:formula="of:=[orbits.$C$3]*[.A1909]" office:value-type="float" office:value="8266335.588">
            <text:p>8266335.588</text:p>
          </table:table-cell>
          <table:table-cell table:style-name="ce6" table:formula="of:=[.B1909]/[orbits.$D$3]" office:value-type="float" office:value="22632.4581285037">
            <text:p>22632.46</text:p>
          </table:table-cell>
          <table:table-cell table:style-name="ce6" table:formula="of:=[.C1909]-ROUNDDOWN([.C1909])" office:value-type="float" office:value="0.458128503665648">
            <text:p>0.46</text:p>
          </table:table-cell>
          <table:table-cell table:formula="of:=IF([.D1909] &lt; [.$D$2])" office:value-type="boolean" office:boolean-value="false">
            <text:p>FALSE</text:p>
          </table:table-cell>
          <table:table-cell table:formula="of:=MOD([.C1909];64)" office:value-type="float" office:value="40.4581285036656">
            <text:p>40.46</text:p>
          </table:table-cell>
          <table:table-cell/>
        </table:table-row>
        <table:table-row table:style-name="ro2">
          <table:table-cell table:style-name="ce3" table:formula="of:=[.A1909]+1" office:value-type="float" office:value="1909">
            <text:p>1909</text:p>
          </table:table-cell>
          <table:table-cell table:style-name="ce3" table:formula="of:=[orbits.$C$3]*[.A1910]" office:value-type="float" office:value="8270668.049">
            <text:p>8270668.049</text:p>
          </table:table-cell>
          <table:table-cell table:style-name="ce6" table:formula="of:=[.B1910]/[orbits.$D$3]" office:value-type="float" office:value="22644.3200038331">
            <text:p>22644.32</text:p>
          </table:table-cell>
          <table:table-cell table:style-name="ce6" table:formula="of:=[.C1910]-ROUNDDOWN([.C1910])" office:value-type="float" office:value="0.320003833072406">
            <text:p>0.32</text:p>
          </table:table-cell>
          <table:table-cell table:formula="of:=IF([.D1910] &lt; [.$D$2])" office:value-type="boolean" office:boolean-value="false">
            <text:p>FALSE</text:p>
          </table:table-cell>
          <table:table-cell table:formula="of:=MOD([.C1910];64)" office:value-type="float" office:value="52.3200038330724">
            <text:p>52.32</text:p>
          </table:table-cell>
          <table:table-cell/>
        </table:table-row>
        <table:table-row table:style-name="ro2">
          <table:table-cell table:style-name="ce3" table:formula="of:=[.A1910]+1" office:value-type="float" office:value="1910">
            <text:p>1910</text:p>
          </table:table-cell>
          <table:table-cell table:style-name="ce3" table:formula="of:=[orbits.$C$3]*[.A1911]" office:value-type="float" office:value="8275000.51">
            <text:p>8275000.51</text:p>
          </table:table-cell>
          <table:table-cell table:style-name="ce6" table:formula="of:=[.B1911]/[orbits.$D$3]" office:value-type="float" office:value="22656.1818791625">
            <text:p>22656.18</text:p>
          </table:table-cell>
          <table:table-cell table:style-name="ce6" table:formula="of:=[.C1911]-ROUNDDOWN([.C1911])" office:value-type="float" office:value="0.181879162475525">
            <text:p>0.18</text:p>
          </table:table-cell>
          <table:table-cell table:formula="of:=IF([.D1911] &lt; [.$D$2])" office:value-type="boolean" office:boolean-value="false">
            <text:p>FALSE</text:p>
          </table:table-cell>
          <table:table-cell table:formula="of:=MOD([.C1911];64)" office:value-type="float" office:value="0.181879162475525">
            <text:p>0.18</text:p>
          </table:table-cell>
          <table:table-cell/>
        </table:table-row>
        <table:table-row table:style-name="ro2">
          <table:table-cell table:style-name="ce3" table:formula="of:=[.A1911]+1" office:value-type="float" office:value="1911">
            <text:p>1911</text:p>
          </table:table-cell>
          <table:table-cell table:style-name="ce3" table:formula="of:=[orbits.$C$3]*[.A1912]" office:value-type="float" office:value="8279332.971">
            <text:p>8279332.971</text:p>
          </table:table-cell>
          <table:table-cell table:style-name="ce6" table:formula="of:=[.B1912]/[orbits.$D$3]" office:value-type="float" office:value="22668.0437544919">
            <text:p>22668.04</text:p>
          </table:table-cell>
          <table:table-cell table:style-name="ce6" table:formula="of:=[.C1912]-ROUNDDOWN([.C1912])" office:value-type="float" office:value="0.0437544918822823">
            <text:p>0.04</text:p>
          </table:table-cell>
          <table:table-cell table:formula="of:=IF([.D1912] &lt; [.$D$2])" office:value-type="boolean" office:boolean-value="true">
            <text:p>TRUE</text:p>
          </table:table-cell>
          <table:table-cell table:formula="of:=MOD([.C1912];64)" office:value-type="float" office:value="12.0437544918823">
            <text:p>12.04</text:p>
          </table:table-cell>
          <table:table-cell/>
        </table:table-row>
        <table:table-row table:style-name="ro2">
          <table:table-cell table:style-name="ce3" table:formula="of:=[.A1912]+1" office:value-type="float" office:value="1912">
            <text:p>1912</text:p>
          </table:table-cell>
          <table:table-cell table:style-name="ce3" table:formula="of:=[orbits.$C$3]*[.A1913]" office:value-type="float" office:value="8283665.432">
            <text:p>8283665.432</text:p>
          </table:table-cell>
          <table:table-cell table:style-name="ce6" table:formula="of:=[.B1913]/[orbits.$D$3]" office:value-type="float" office:value="22679.9056298213">
            <text:p>22679.91</text:p>
          </table:table-cell>
          <table:table-cell table:style-name="ce6" table:formula="of:=[.C1913]-ROUNDDOWN([.C1913])" office:value-type="float" office:value="0.905629821281764">
            <text:p>0.91</text:p>
          </table:table-cell>
          <table:table-cell table:formula="of:=IF([.D1913] &lt; [.$D$2])" office:value-type="boolean" office:boolean-value="false">
            <text:p>FALSE</text:p>
          </table:table-cell>
          <table:table-cell table:formula="of:=MOD([.C1913];64)" office:value-type="float" office:value="23.9056298212818">
            <text:p>23.91</text:p>
          </table:table-cell>
          <table:table-cell/>
        </table:table-row>
        <table:table-row table:style-name="ro2">
          <table:table-cell table:style-name="ce3" table:formula="of:=[.A1913]+1" office:value-type="float" office:value="1913">
            <text:p>1913</text:p>
          </table:table-cell>
          <table:table-cell table:style-name="ce3" table:formula="of:=[orbits.$C$3]*[.A1914]" office:value-type="float" office:value="8287997.893">
            <text:p>8287997.893</text:p>
          </table:table-cell>
          <table:table-cell table:style-name="ce6" table:formula="of:=[.B1914]/[orbits.$D$3]" office:value-type="float" office:value="22691.7675051507">
            <text:p>22691.77</text:p>
          </table:table-cell>
          <table:table-cell table:style-name="ce6" table:formula="of:=[.C1914]-ROUNDDOWN([.C1914])" office:value-type="float" office:value="0.767505150688521">
            <text:p>0.77</text:p>
          </table:table-cell>
          <table:table-cell table:formula="of:=IF([.D1914] &lt; [.$D$2])" office:value-type="boolean" office:boolean-value="false">
            <text:p>FALSE</text:p>
          </table:table-cell>
          <table:table-cell table:formula="of:=MOD([.C1914];64)" office:value-type="float" office:value="35.7675051506885">
            <text:p>35.77</text:p>
          </table:table-cell>
          <table:table-cell/>
        </table:table-row>
        <table:table-row table:style-name="ro2">
          <table:table-cell table:style-name="ce3" table:formula="of:=[.A1914]+1" office:value-type="float" office:value="1914">
            <text:p>1914</text:p>
          </table:table-cell>
          <table:table-cell table:style-name="ce3" table:formula="of:=[orbits.$C$3]*[.A1915]" office:value-type="float" office:value="8292330.354">
            <text:p>8292330.354</text:p>
          </table:table-cell>
          <table:table-cell table:style-name="ce6" table:formula="of:=[.B1915]/[orbits.$D$3]" office:value-type="float" office:value="22703.6293804801">
            <text:p>22703.63</text:p>
          </table:table-cell>
          <table:table-cell table:style-name="ce6" table:formula="of:=[.C1915]-ROUNDDOWN([.C1915])" office:value-type="float" office:value="0.629380480091641">
            <text:p>0.63</text:p>
          </table:table-cell>
          <table:table-cell table:formula="of:=IF([.D1915] &lt; [.$D$2])" office:value-type="boolean" office:boolean-value="false">
            <text:p>FALSE</text:p>
          </table:table-cell>
          <table:table-cell table:formula="of:=MOD([.C1915];64)" office:value-type="float" office:value="47.6293804800916">
            <text:p>47.63</text:p>
          </table:table-cell>
          <table:table-cell/>
        </table:table-row>
        <table:table-row table:style-name="ro2">
          <table:table-cell table:style-name="ce3" table:formula="of:=[.A1915]+1" office:value-type="float" office:value="1915">
            <text:p>1915</text:p>
          </table:table-cell>
          <table:table-cell table:style-name="ce3" table:formula="of:=[orbits.$C$3]*[.A1916]" office:value-type="float" office:value="8296662.815">
            <text:p>8296662.815</text:p>
          </table:table-cell>
          <table:table-cell table:style-name="ce6" table:formula="of:=[.B1916]/[orbits.$D$3]" office:value-type="float" office:value="22715.4912558095">
            <text:p>22715.49</text:p>
          </table:table-cell>
          <table:table-cell table:style-name="ce6" table:formula="of:=[.C1916]-ROUNDDOWN([.C1916])" office:value-type="float" office:value="0.491255809498398">
            <text:p>0.49</text:p>
          </table:table-cell>
          <table:table-cell table:formula="of:=IF([.D1916] &lt; [.$D$2])" office:value-type="boolean" office:boolean-value="false">
            <text:p>FALSE</text:p>
          </table:table-cell>
          <table:table-cell table:formula="of:=MOD([.C1916];64)" office:value-type="float" office:value="59.4912558094984">
            <text:p>59.49</text:p>
          </table:table-cell>
          <table:table-cell/>
        </table:table-row>
        <table:table-row table:style-name="ro2">
          <table:table-cell table:style-name="ce3" table:formula="of:=[.A1916]+1" office:value-type="float" office:value="1916">
            <text:p>1916</text:p>
          </table:table-cell>
          <table:table-cell table:style-name="ce3" table:formula="of:=[orbits.$C$3]*[.A1917]" office:value-type="float" office:value="8300995.276">
            <text:p>8300995.276</text:p>
          </table:table-cell>
          <table:table-cell table:style-name="ce6" table:formula="of:=[.B1917]/[orbits.$D$3]" office:value-type="float" office:value="22727.3531311389">
            <text:p>22727.35</text:p>
          </table:table-cell>
          <table:table-cell table:style-name="ce6" table:formula="of:=[.C1917]-ROUNDDOWN([.C1917])" office:value-type="float" office:value="0.353131138901517">
            <text:p>0.35</text:p>
          </table:table-cell>
          <table:table-cell table:formula="of:=IF([.D1917] &lt; [.$D$2])" office:value-type="boolean" office:boolean-value="false">
            <text:p>FALSE</text:p>
          </table:table-cell>
          <table:table-cell table:formula="of:=MOD([.C1917];64)" office:value-type="float" office:value="7.35313113890152">
            <text:p>7.35</text:p>
          </table:table-cell>
          <table:table-cell/>
        </table:table-row>
        <table:table-row table:style-name="ro2">
          <table:table-cell table:style-name="ce3" table:formula="of:=[.A1917]+1" office:value-type="float" office:value="1917">
            <text:p>1917</text:p>
          </table:table-cell>
          <table:table-cell table:style-name="ce3" table:formula="of:=[orbits.$C$3]*[.A1918]" office:value-type="float" office:value="8305327.737">
            <text:p>8305327.737</text:p>
          </table:table-cell>
          <table:table-cell table:style-name="ce6" table:formula="of:=[.B1918]/[orbits.$D$3]" office:value-type="float" office:value="22739.2150064683">
            <text:p>22739.22</text:p>
          </table:table-cell>
          <table:table-cell table:style-name="ce6" table:formula="of:=[.C1918]-ROUNDDOWN([.C1918])" office:value-type="float" office:value="0.215006468308275">
            <text:p>0.22</text:p>
          </table:table-cell>
          <table:table-cell table:formula="of:=IF([.D1918] &lt; [.$D$2])" office:value-type="boolean" office:boolean-value="false">
            <text:p>FALSE</text:p>
          </table:table-cell>
          <table:table-cell table:formula="of:=MOD([.C1918];64)" office:value-type="float" office:value="19.2150064683083">
            <text:p>19.22</text:p>
          </table:table-cell>
          <table:table-cell/>
        </table:table-row>
        <table:table-row table:style-name="ro2">
          <table:table-cell table:style-name="ce3" table:formula="of:=[.A1918]+1" office:value-type="float" office:value="1918">
            <text:p>1918</text:p>
          </table:table-cell>
          <table:table-cell table:style-name="ce3" table:formula="of:=[orbits.$C$3]*[.A1919]" office:value-type="float" office:value="8309660.198">
            <text:p>8309660.198</text:p>
          </table:table-cell>
          <table:table-cell table:style-name="ce6" table:formula="of:=[.B1919]/[orbits.$D$3]" office:value-type="float" office:value="22751.0768817977">
            <text:p>22751.08</text:p>
          </table:table-cell>
          <table:table-cell table:style-name="ce6" table:formula="of:=[.C1919]-ROUNDDOWN([.C1919])" office:value-type="float" office:value="0.076881797711394">
            <text:p>0.08</text:p>
          </table:table-cell>
          <table:table-cell table:formula="of:=IF([.D1919] &lt; [.$D$2])" office:value-type="boolean" office:boolean-value="true">
            <text:p>TRUE</text:p>
          </table:table-cell>
          <table:table-cell table:formula="of:=MOD([.C1919];64)" office:value-type="float" office:value="31.0768817977114">
            <text:p>31.08</text:p>
          </table:table-cell>
          <table:table-cell/>
        </table:table-row>
        <table:table-row table:style-name="ro2">
          <table:table-cell table:style-name="ce3" table:formula="of:=[.A1919]+1" office:value-type="float" office:value="1919">
            <text:p>1919</text:p>
          </table:table-cell>
          <table:table-cell table:style-name="ce3" table:formula="of:=[orbits.$C$3]*[.A1920]" office:value-type="float" office:value="8313992.659">
            <text:p>8313992.659</text:p>
          </table:table-cell>
          <table:table-cell table:style-name="ce6" table:formula="of:=[.B1920]/[orbits.$D$3]" office:value-type="float" office:value="22762.9387571271">
            <text:p>22762.94</text:p>
          </table:table-cell>
          <table:table-cell table:style-name="ce6" table:formula="of:=[.C1920]-ROUNDDOWN([.C1920])" office:value-type="float" office:value="0.938757127114513">
            <text:p>0.94</text:p>
          </table:table-cell>
          <table:table-cell table:formula="of:=IF([.D1920] &lt; [.$D$2])" office:value-type="boolean" office:boolean-value="false">
            <text:p>FALSE</text:p>
          </table:table-cell>
          <table:table-cell table:formula="of:=MOD([.C1920];64)" office:value-type="float" office:value="42.9387571271145">
            <text:p>42.94</text:p>
          </table:table-cell>
          <table:table-cell/>
        </table:table-row>
        <table:table-row table:style-name="ro2">
          <table:table-cell table:style-name="ce3" table:formula="of:=[.A1920]+1" office:value-type="float" office:value="1920">
            <text:p>1920</text:p>
          </table:table-cell>
          <table:table-cell table:style-name="ce3" table:formula="of:=[orbits.$C$3]*[.A1921]" office:value-type="float" office:value="8318325.12">
            <text:p>8318325.12</text:p>
          </table:table-cell>
          <table:table-cell table:style-name="ce6" table:formula="of:=[.B1921]/[orbits.$D$3]" office:value-type="float" office:value="22774.8006324565">
            <text:p>22774.80</text:p>
          </table:table-cell>
          <table:table-cell table:style-name="ce6" table:formula="of:=[.C1921]-ROUNDDOWN([.C1921])" office:value-type="float" office:value="0.800632456517633">
            <text:p>0.80</text:p>
          </table:table-cell>
          <table:table-cell table:formula="of:=IF([.D1921] &lt; [.$D$2])" office:value-type="boolean" office:boolean-value="false">
            <text:p>FALSE</text:p>
          </table:table-cell>
          <table:table-cell table:formula="of:=MOD([.C1921];64)" office:value-type="float" office:value="54.8006324565176">
            <text:p>54.80</text:p>
          </table:table-cell>
          <table:table-cell/>
        </table:table-row>
        <table:table-row table:style-name="ro2">
          <table:table-cell table:style-name="ce3" table:formula="of:=[.A1921]+1" office:value-type="float" office:value="1921">
            <text:p>1921</text:p>
          </table:table-cell>
          <table:table-cell table:style-name="ce3" table:formula="of:=[orbits.$C$3]*[.A1922]" office:value-type="float" office:value="8322657.581">
            <text:p>8322657.581</text:p>
          </table:table-cell>
          <table:table-cell table:style-name="ce6" table:formula="of:=[.B1922]/[orbits.$D$3]" office:value-type="float" office:value="22786.6625077859">
            <text:p>22786.66</text:p>
          </table:table-cell>
          <table:table-cell table:style-name="ce6" table:formula="of:=[.C1922]-ROUNDDOWN([.C1922])" office:value-type="float" office:value="0.66250778592439">
            <text:p>0.66</text:p>
          </table:table-cell>
          <table:table-cell table:formula="of:=IF([.D1922] &lt; [.$D$2])" office:value-type="boolean" office:boolean-value="false">
            <text:p>FALSE</text:p>
          </table:table-cell>
          <table:table-cell table:formula="of:=MOD([.C1922];64)" office:value-type="float" office:value="2.66250778592439">
            <text:p>2.66</text:p>
          </table:table-cell>
          <table:table-cell/>
        </table:table-row>
        <table:table-row table:style-name="ro2">
          <table:table-cell table:style-name="ce3" table:formula="of:=[.A1922]+1" office:value-type="float" office:value="1922">
            <text:p>1922</text:p>
          </table:table-cell>
          <table:table-cell table:style-name="ce3" table:formula="of:=[orbits.$C$3]*[.A1923]" office:value-type="float" office:value="8326990.042">
            <text:p>8326990.042</text:p>
          </table:table-cell>
          <table:table-cell table:style-name="ce6" table:formula="of:=[.B1923]/[orbits.$D$3]" office:value-type="float" office:value="22798.5243831153">
            <text:p>22798.52</text:p>
          </table:table-cell>
          <table:table-cell table:style-name="ce6" table:formula="of:=[.C1923]-ROUNDDOWN([.C1923])" office:value-type="float" office:value="0.52438311532751">
            <text:p>0.52</text:p>
          </table:table-cell>
          <table:table-cell table:formula="of:=IF([.D1923] &lt; [.$D$2])" office:value-type="boolean" office:boolean-value="false">
            <text:p>FALSE</text:p>
          </table:table-cell>
          <table:table-cell table:formula="of:=MOD([.C1923];64)" office:value-type="float" office:value="14.5243831153275">
            <text:p>14.52</text:p>
          </table:table-cell>
          <table:table-cell/>
        </table:table-row>
        <table:table-row table:style-name="ro2">
          <table:table-cell table:style-name="ce3" table:formula="of:=[.A1923]+1" office:value-type="float" office:value="1923">
            <text:p>1923</text:p>
          </table:table-cell>
          <table:table-cell table:style-name="ce3" table:formula="of:=[orbits.$C$3]*[.A1924]" office:value-type="float" office:value="8331322.503">
            <text:p>8331322.503</text:p>
          </table:table-cell>
          <table:table-cell table:style-name="ce6" table:formula="of:=[.B1924]/[orbits.$D$3]" office:value-type="float" office:value="22810.3862584447">
            <text:p>22810.39</text:p>
          </table:table-cell>
          <table:table-cell table:style-name="ce6" table:formula="of:=[.C1924]-ROUNDDOWN([.C1924])" office:value-type="float" office:value="0.386258444734267">
            <text:p>0.39</text:p>
          </table:table-cell>
          <table:table-cell table:formula="of:=IF([.D1924] &lt; [.$D$2])" office:value-type="boolean" office:boolean-value="false">
            <text:p>FALSE</text:p>
          </table:table-cell>
          <table:table-cell table:formula="of:=MOD([.C1924];64)" office:value-type="float" office:value="26.3862584447343">
            <text:p>26.39</text:p>
          </table:table-cell>
          <table:table-cell/>
        </table:table-row>
        <table:table-row table:style-name="ro2">
          <table:table-cell table:style-name="ce3" table:formula="of:=[.A1924]+1" office:value-type="float" office:value="1924">
            <text:p>1924</text:p>
          </table:table-cell>
          <table:table-cell table:style-name="ce3" table:formula="of:=[orbits.$C$3]*[.A1925]" office:value-type="float" office:value="8335654.964">
            <text:p>8335654.964</text:p>
          </table:table-cell>
          <table:table-cell table:style-name="ce6" table:formula="of:=[.B1925]/[orbits.$D$3]" office:value-type="float" office:value="22822.2481337741">
            <text:p>22822.25</text:p>
          </table:table-cell>
          <table:table-cell table:style-name="ce6" table:formula="of:=[.C1925]-ROUNDDOWN([.C1925])" office:value-type="float" office:value="0.248133774137386">
            <text:p>0.25</text:p>
          </table:table-cell>
          <table:table-cell table:formula="of:=IF([.D1925] &lt; [.$D$2])" office:value-type="boolean" office:boolean-value="false">
            <text:p>FALSE</text:p>
          </table:table-cell>
          <table:table-cell table:formula="of:=MOD([.C1925];64)" office:value-type="float" office:value="38.2481337741374">
            <text:p>38.25</text:p>
          </table:table-cell>
          <table:table-cell/>
        </table:table-row>
        <table:table-row table:style-name="ro2">
          <table:table-cell table:style-name="ce3" table:formula="of:=[.A1925]+1" office:value-type="float" office:value="1925">
            <text:p>1925</text:p>
          </table:table-cell>
          <table:table-cell table:style-name="ce3" table:formula="of:=[orbits.$C$3]*[.A1926]" office:value-type="float" office:value="8339987.425">
            <text:p>8339987.425</text:p>
          </table:table-cell>
          <table:table-cell table:style-name="ce6" table:formula="of:=[.B1926]/[orbits.$D$3]" office:value-type="float" office:value="22834.1100091035">
            <text:p>22834.11</text:p>
          </table:table-cell>
          <table:table-cell table:style-name="ce6" table:formula="of:=[.C1926]-ROUNDDOWN([.C1926])" office:value-type="float" office:value="0.110009103544144">
            <text:p>0.11</text:p>
          </table:table-cell>
          <table:table-cell table:formula="of:=IF([.D1926] &lt; [.$D$2])" office:value-type="boolean" office:boolean-value="false">
            <text:p>FALSE</text:p>
          </table:table-cell>
          <table:table-cell table:formula="of:=MOD([.C1926];64)" office:value-type="float" office:value="50.1100091035441">
            <text:p>50.11</text:p>
          </table:table-cell>
          <table:table-cell/>
        </table:table-row>
        <table:table-row table:style-name="ro2">
          <table:table-cell table:style-name="ce3" table:formula="of:=[.A1926]+1" office:value-type="float" office:value="1926">
            <text:p>1926</text:p>
          </table:table-cell>
          <table:table-cell table:style-name="ce3" table:formula="of:=[orbits.$C$3]*[.A1927]" office:value-type="float" office:value="8344319.886">
            <text:p>8344319.886</text:p>
          </table:table-cell>
          <table:table-cell table:style-name="ce6" table:formula="of:=[.B1927]/[orbits.$D$3]" office:value-type="float" office:value="22845.9718844329">
            <text:p>22845.97</text:p>
          </table:table-cell>
          <table:table-cell table:style-name="ce6" table:formula="of:=[.C1927]-ROUNDDOWN([.C1927])" office:value-type="float" office:value="0.971884432947263">
            <text:p>0.97</text:p>
          </table:table-cell>
          <table:table-cell table:formula="of:=IF([.D1927] &lt; [.$D$2])" office:value-type="boolean" office:boolean-value="false">
            <text:p>FALSE</text:p>
          </table:table-cell>
          <table:table-cell table:formula="of:=MOD([.C1927];64)" office:value-type="float" office:value="61.9718844329473">
            <text:p>61.97</text:p>
          </table:table-cell>
          <table:table-cell/>
        </table:table-row>
        <table:table-row table:style-name="ro2">
          <table:table-cell table:style-name="ce3" table:formula="of:=[.A1927]+1" office:value-type="float" office:value="1927">
            <text:p>1927</text:p>
          </table:table-cell>
          <table:table-cell table:style-name="ce3" table:formula="of:=[orbits.$C$3]*[.A1928]" office:value-type="float" office:value="8348652.347">
            <text:p>8348652.347</text:p>
          </table:table-cell>
          <table:table-cell table:style-name="ce6" table:formula="of:=[.B1928]/[orbits.$D$3]" office:value-type="float" office:value="22857.8337597623">
            <text:p>22857.83</text:p>
          </table:table-cell>
          <table:table-cell table:style-name="ce6" table:formula="of:=[.C1928]-ROUNDDOWN([.C1928])" office:value-type="float" office:value="0.833759762350383">
            <text:p>0.83</text:p>
          </table:table-cell>
          <table:table-cell table:formula="of:=IF([.D1928] &lt; [.$D$2])" office:value-type="boolean" office:boolean-value="false">
            <text:p>FALSE</text:p>
          </table:table-cell>
          <table:table-cell table:formula="of:=MOD([.C1928];64)" office:value-type="float" office:value="9.83375976235038">
            <text:p>9.83</text:p>
          </table:table-cell>
          <table:table-cell/>
        </table:table-row>
        <table:table-row table:style-name="ro2">
          <table:table-cell table:style-name="ce3" table:formula="of:=[.A1928]+1" office:value-type="float" office:value="1928">
            <text:p>1928</text:p>
          </table:table-cell>
          <table:table-cell table:style-name="ce3" table:formula="of:=[orbits.$C$3]*[.A1929]" office:value-type="float" office:value="8352984.808">
            <text:p>8352984.808</text:p>
          </table:table-cell>
          <table:table-cell table:style-name="ce6" table:formula="of:=[.B1929]/[orbits.$D$3]" office:value-type="float" office:value="22869.6956350918">
            <text:p>22869.70</text:p>
          </table:table-cell>
          <table:table-cell table:style-name="ce6" table:formula="of:=[.C1929]-ROUNDDOWN([.C1929])" office:value-type="float" office:value="0.695635091753502">
            <text:p>0.70</text:p>
          </table:table-cell>
          <table:table-cell table:formula="of:=IF([.D1929] &lt; [.$D$2])" office:value-type="boolean" office:boolean-value="false">
            <text:p>FALSE</text:p>
          </table:table-cell>
          <table:table-cell table:formula="of:=MOD([.C1929];64)" office:value-type="float" office:value="21.6956350917535">
            <text:p>21.70</text:p>
          </table:table-cell>
          <table:table-cell/>
        </table:table-row>
        <table:table-row table:style-name="ro2">
          <table:table-cell table:style-name="ce3" table:formula="of:=[.A1929]+1" office:value-type="float" office:value="1929">
            <text:p>1929</text:p>
          </table:table-cell>
          <table:table-cell table:style-name="ce3" table:formula="of:=[orbits.$C$3]*[.A1930]" office:value-type="float" office:value="8357317.269">
            <text:p>8357317.269</text:p>
          </table:table-cell>
          <table:table-cell table:style-name="ce6" table:formula="of:=[.B1930]/[orbits.$D$3]" office:value-type="float" office:value="22881.5575104212">
            <text:p>22881.56</text:p>
          </table:table-cell>
          <table:table-cell table:style-name="ce6" table:formula="of:=[.C1930]-ROUNDDOWN([.C1930])" office:value-type="float" office:value="0.557510421160259">
            <text:p>0.56</text:p>
          </table:table-cell>
          <table:table-cell table:formula="of:=IF([.D1930] &lt; [.$D$2])" office:value-type="boolean" office:boolean-value="false">
            <text:p>FALSE</text:p>
          </table:table-cell>
          <table:table-cell table:formula="of:=MOD([.C1930];64)" office:value-type="float" office:value="33.5575104211603">
            <text:p>33.56</text:p>
          </table:table-cell>
          <table:table-cell/>
        </table:table-row>
        <table:table-row table:style-name="ro2">
          <table:table-cell table:style-name="ce3" table:formula="of:=[.A1930]+1" office:value-type="float" office:value="1930">
            <text:p>1930</text:p>
          </table:table-cell>
          <table:table-cell table:style-name="ce3" table:formula="of:=[orbits.$C$3]*[.A1931]" office:value-type="float" office:value="8361649.73">
            <text:p>8361649.73</text:p>
          </table:table-cell>
          <table:table-cell table:style-name="ce6" table:formula="of:=[.B1931]/[orbits.$D$3]" office:value-type="float" office:value="22893.4193857506">
            <text:p>22893.42</text:p>
          </table:table-cell>
          <table:table-cell table:style-name="ce6" table:formula="of:=[.C1931]-ROUNDDOWN([.C1931])" office:value-type="float" office:value="0.419385750563379">
            <text:p>0.42</text:p>
          </table:table-cell>
          <table:table-cell table:formula="of:=IF([.D1931] &lt; [.$D$2])" office:value-type="boolean" office:boolean-value="false">
            <text:p>FALSE</text:p>
          </table:table-cell>
          <table:table-cell table:formula="of:=MOD([.C1931];64)" office:value-type="float" office:value="45.4193857505634">
            <text:p>45.42</text:p>
          </table:table-cell>
          <table:table-cell/>
        </table:table-row>
        <table:table-row table:style-name="ro2">
          <table:table-cell table:style-name="ce3" table:formula="of:=[.A1931]+1" office:value-type="float" office:value="1931">
            <text:p>1931</text:p>
          </table:table-cell>
          <table:table-cell table:style-name="ce3" table:formula="of:=[orbits.$C$3]*[.A1932]" office:value-type="float" office:value="8365982.191">
            <text:p>8365982.191</text:p>
          </table:table-cell>
          <table:table-cell table:style-name="ce6" table:formula="of:=[.B1932]/[orbits.$D$3]" office:value-type="float" office:value="22905.28126108">
            <text:p>22905.28</text:p>
          </table:table-cell>
          <table:table-cell table:style-name="ce6" table:formula="of:=[.C1932]-ROUNDDOWN([.C1932])" office:value-type="float" office:value="0.281261079970136">
            <text:p>0.28</text:p>
          </table:table-cell>
          <table:table-cell table:formula="of:=IF([.D1932] &lt; [.$D$2])" office:value-type="boolean" office:boolean-value="false">
            <text:p>FALSE</text:p>
          </table:table-cell>
          <table:table-cell table:formula="of:=MOD([.C1932];64)" office:value-type="float" office:value="57.2812610799701">
            <text:p>57.28</text:p>
          </table:table-cell>
          <table:table-cell/>
        </table:table-row>
        <table:table-row table:style-name="ro2">
          <table:table-cell table:style-name="ce3" table:formula="of:=[.A1932]+1" office:value-type="float" office:value="1932">
            <text:p>1932</text:p>
          </table:table-cell>
          <table:table-cell table:style-name="ce3" table:formula="of:=[orbits.$C$3]*[.A1933]" office:value-type="float" office:value="8370314.652">
            <text:p>8370314.652</text:p>
          </table:table-cell>
          <table:table-cell table:style-name="ce6" table:formula="of:=[.B1933]/[orbits.$D$3]" office:value-type="float" office:value="22917.1431364094">
            <text:p>22917.14</text:p>
          </table:table-cell>
          <table:table-cell table:style-name="ce6" table:formula="of:=[.C1933]-ROUNDDOWN([.C1933])" office:value-type="float" office:value="0.143136409373255">
            <text:p>0.14</text:p>
          </table:table-cell>
          <table:table-cell table:formula="of:=IF([.D1933] &lt; [.$D$2])" office:value-type="boolean" office:boolean-value="false">
            <text:p>FALSE</text:p>
          </table:table-cell>
          <table:table-cell table:formula="of:=MOD([.C1933];64)" office:value-type="float" office:value="5.14313640937326">
            <text:p>5.14</text:p>
          </table:table-cell>
          <table:table-cell/>
        </table:table-row>
        <table:table-row table:style-name="ro2">
          <table:table-cell table:style-name="ce3" table:formula="of:=[.A1933]+1" office:value-type="float" office:value="1933">
            <text:p>1933</text:p>
          </table:table-cell>
          <table:table-cell table:style-name="ce3" table:formula="of:=[orbits.$C$3]*[.A1934]" office:value-type="float" office:value="8374647.113">
            <text:p>8374647.113</text:p>
          </table:table-cell>
          <table:table-cell table:style-name="ce6" table:formula="of:=[.B1934]/[orbits.$D$3]" office:value-type="float" office:value="22929.0050117388">
            <text:p>22929.01</text:p>
          </table:table-cell>
          <table:table-cell table:style-name="ce6" table:formula="of:=[.C1934]-ROUNDDOWN([.C1934])" office:value-type="float" office:value="0.00501173877637484">
            <text:p>0.01</text:p>
          </table:table-cell>
          <table:table-cell table:formula="of:=IF([.D1934] &lt; [.$D$2])" office:value-type="boolean" office:boolean-value="true">
            <text:p>TRUE</text:p>
          </table:table-cell>
          <table:table-cell table:formula="of:=MOD([.C1934];64)" office:value-type="float" office:value="17.0050117387764">
            <text:p>17.01</text:p>
          </table:table-cell>
          <table:table-cell/>
        </table:table-row>
        <table:table-row table:style-name="ro2">
          <table:table-cell table:style-name="ce3" table:formula="of:=[.A1934]+1" office:value-type="float" office:value="1934">
            <text:p>1934</text:p>
          </table:table-cell>
          <table:table-cell table:style-name="ce3" table:formula="of:=[orbits.$C$3]*[.A1935]" office:value-type="float" office:value="8378979.574">
            <text:p>8378979.574</text:p>
          </table:table-cell>
          <table:table-cell table:style-name="ce6" table:formula="of:=[.B1935]/[orbits.$D$3]" office:value-type="float" office:value="22940.8668870682">
            <text:p>22940.87</text:p>
          </table:table-cell>
          <table:table-cell table:style-name="ce6" table:formula="of:=[.C1935]-ROUNDDOWN([.C1935])" office:value-type="float" office:value="0.866887068179494">
            <text:p>0.87</text:p>
          </table:table-cell>
          <table:table-cell table:formula="of:=IF([.D1935] &lt; [.$D$2])" office:value-type="boolean" office:boolean-value="false">
            <text:p>FALSE</text:p>
          </table:table-cell>
          <table:table-cell table:formula="of:=MOD([.C1935];64)" office:value-type="float" office:value="28.8668870681795">
            <text:p>28.87</text:p>
          </table:table-cell>
          <table:table-cell/>
        </table:table-row>
        <table:table-row table:style-name="ro2">
          <table:table-cell table:style-name="ce3" table:formula="of:=[.A1935]+1" office:value-type="float" office:value="1935">
            <text:p>1935</text:p>
          </table:table-cell>
          <table:table-cell table:style-name="ce3" table:formula="of:=[orbits.$C$3]*[.A1936]" office:value-type="float" office:value="8383312.035">
            <text:p>8383312.035</text:p>
          </table:table-cell>
          <table:table-cell table:style-name="ce6" table:formula="of:=[.B1936]/[orbits.$D$3]" office:value-type="float" office:value="22952.7287623976">
            <text:p>22952.73</text:p>
          </table:table-cell>
          <table:table-cell table:style-name="ce6" table:formula="of:=[.C1936]-ROUNDDOWN([.C1936])" office:value-type="float" office:value="0.728762397586252">
            <text:p>0.73</text:p>
          </table:table-cell>
          <table:table-cell table:formula="of:=IF([.D1936] &lt; [.$D$2])" office:value-type="boolean" office:boolean-value="false">
            <text:p>FALSE</text:p>
          </table:table-cell>
          <table:table-cell table:formula="of:=MOD([.C1936];64)" office:value-type="float" office:value="40.7287623975863">
            <text:p>40.73</text:p>
          </table:table-cell>
          <table:table-cell/>
        </table:table-row>
        <table:table-row table:style-name="ro2">
          <table:table-cell table:style-name="ce3" table:formula="of:=[.A1936]+1" office:value-type="float" office:value="1936">
            <text:p>1936</text:p>
          </table:table-cell>
          <table:table-cell table:style-name="ce3" table:formula="of:=[orbits.$C$3]*[.A1937]" office:value-type="float" office:value="8387644.496">
            <text:p>8387644.496</text:p>
          </table:table-cell>
          <table:table-cell table:style-name="ce6" table:formula="of:=[.B1937]/[orbits.$D$3]" office:value-type="float" office:value="22964.590637727">
            <text:p>22964.59</text:p>
          </table:table-cell>
          <table:table-cell table:style-name="ce6" table:formula="of:=[.C1937]-ROUNDDOWN([.C1937])" office:value-type="float" office:value="0.590637726989371">
            <text:p>0.59</text:p>
          </table:table-cell>
          <table:table-cell table:formula="of:=IF([.D1937] &lt; [.$D$2])" office:value-type="boolean" office:boolean-value="false">
            <text:p>FALSE</text:p>
          </table:table-cell>
          <table:table-cell table:formula="of:=MOD([.C1937];64)" office:value-type="float" office:value="52.5906377269894">
            <text:p>52.59</text:p>
          </table:table-cell>
          <table:table-cell/>
        </table:table-row>
        <table:table-row table:style-name="ro2">
          <table:table-cell table:style-name="ce3" table:formula="of:=[.A1937]+1" office:value-type="float" office:value="1937">
            <text:p>1937</text:p>
          </table:table-cell>
          <table:table-cell table:style-name="ce3" table:formula="of:=[orbits.$C$3]*[.A1938]" office:value-type="float" office:value="8391976.957">
            <text:p>8391976.957</text:p>
          </table:table-cell>
          <table:table-cell table:style-name="ce6" table:formula="of:=[.B1938]/[orbits.$D$3]" office:value-type="float" office:value="22976.4525130564">
            <text:p>22976.45</text:p>
          </table:table-cell>
          <table:table-cell table:style-name="ce6" table:formula="of:=[.C1938]-ROUNDDOWN([.C1938])" office:value-type="float" office:value="0.452513056396128">
            <text:p>0.45</text:p>
          </table:table-cell>
          <table:table-cell table:formula="of:=IF([.D1938] &lt; [.$D$2])" office:value-type="boolean" office:boolean-value="false">
            <text:p>FALSE</text:p>
          </table:table-cell>
          <table:table-cell table:formula="of:=MOD([.C1938];64)" office:value-type="float" office:value="0.452513056396128">
            <text:p>0.45</text:p>
          </table:table-cell>
          <table:table-cell/>
        </table:table-row>
        <table:table-row table:style-name="ro2">
          <table:table-cell table:style-name="ce3" table:formula="of:=[.A1938]+1" office:value-type="float" office:value="1938">
            <text:p>1938</text:p>
          </table:table-cell>
          <table:table-cell table:style-name="ce3" table:formula="of:=[orbits.$C$3]*[.A1939]" office:value-type="float" office:value="8396309.418">
            <text:p>8396309.418</text:p>
          </table:table-cell>
          <table:table-cell table:style-name="ce6" table:formula="of:=[.B1939]/[orbits.$D$3]" office:value-type="float" office:value="22988.3143883858">
            <text:p>22988.31</text:p>
          </table:table-cell>
          <table:table-cell table:style-name="ce6" table:formula="of:=[.C1939]-ROUNDDOWN([.C1939])" office:value-type="float" office:value="0.31438838579561">
            <text:p>0.31</text:p>
          </table:table-cell>
          <table:table-cell table:formula="of:=IF([.D1939] &lt; [.$D$2])" office:value-type="boolean" office:boolean-value="false">
            <text:p>FALSE</text:p>
          </table:table-cell>
          <table:table-cell table:formula="of:=MOD([.C1939];64)" office:value-type="float" office:value="12.3143883857956">
            <text:p>12.31</text:p>
          </table:table-cell>
          <table:table-cell/>
        </table:table-row>
        <table:table-row table:style-name="ro2">
          <table:table-cell table:style-name="ce3" table:formula="of:=[.A1939]+1" office:value-type="float" office:value="1939">
            <text:p>1939</text:p>
          </table:table-cell>
          <table:table-cell table:style-name="ce3" table:formula="of:=[orbits.$C$3]*[.A1940]" office:value-type="float" office:value="8400641.879">
            <text:p>8400641.879</text:p>
          </table:table-cell>
          <table:table-cell table:style-name="ce6" table:formula="of:=[.B1940]/[orbits.$D$3]" office:value-type="float" office:value="23000.1762637152">
            <text:p>23000.18</text:p>
          </table:table-cell>
          <table:table-cell table:style-name="ce6" table:formula="of:=[.C1940]-ROUNDDOWN([.C1940])" office:value-type="float" office:value="0.176263715206005">
            <text:p>0.18</text:p>
          </table:table-cell>
          <table:table-cell table:formula="of:=IF([.D1940] &lt; [.$D$2])" office:value-type="boolean" office:boolean-value="false">
            <text:p>FALSE</text:p>
          </table:table-cell>
          <table:table-cell table:formula="of:=MOD([.C1940];64)" office:value-type="float" office:value="24.176263715206">
            <text:p>24.18</text:p>
          </table:table-cell>
          <table:table-cell/>
        </table:table-row>
        <table:table-row table:style-name="ro2">
          <table:table-cell table:style-name="ce3" table:formula="of:=[.A1940]+1" office:value-type="float" office:value="1940">
            <text:p>1940</text:p>
          </table:table-cell>
          <table:table-cell table:style-name="ce3" table:formula="of:=[orbits.$C$3]*[.A1941]" office:value-type="float" office:value="8404974.34">
            <text:p>8404974.34</text:p>
          </table:table-cell>
          <table:table-cell table:style-name="ce6" table:formula="of:=[.B1941]/[orbits.$D$3]" office:value-type="float" office:value="23012.0381390446">
            <text:p>23012.04</text:p>
          </table:table-cell>
          <table:table-cell table:style-name="ce6" table:formula="of:=[.C1941]-ROUNDDOWN([.C1941])" office:value-type="float" office:value="0.0381390446054866">
            <text:p>0.04</text:p>
          </table:table-cell>
          <table:table-cell table:formula="of:=IF([.D1941] &lt; [.$D$2])" office:value-type="boolean" office:boolean-value="true">
            <text:p>TRUE</text:p>
          </table:table-cell>
          <table:table-cell table:formula="of:=MOD([.C1941];64)" office:value-type="float" office:value="36.0381390446055">
            <text:p>36.04</text:p>
          </table:table-cell>
          <table:table-cell/>
        </table:table-row>
        <table:table-row table:style-name="ro2">
          <table:table-cell table:style-name="ce3" table:formula="of:=[.A1941]+1" office:value-type="float" office:value="1941">
            <text:p>1941</text:p>
          </table:table-cell>
          <table:table-cell table:style-name="ce3" table:formula="of:=[orbits.$C$3]*[.A1942]" office:value-type="float" office:value="8409306.801">
            <text:p>8409306.801</text:p>
          </table:table-cell>
          <table:table-cell table:style-name="ce6" table:formula="of:=[.B1942]/[orbits.$D$3]" office:value-type="float" office:value="23023.900014374">
            <text:p>23023.90</text:p>
          </table:table-cell>
          <table:table-cell table:style-name="ce6" table:formula="of:=[.C1942]-ROUNDDOWN([.C1942])" office:value-type="float" office:value="0.900014374012244">
            <text:p>0.90</text:p>
          </table:table-cell>
          <table:table-cell table:formula="of:=IF([.D1942] &lt; [.$D$2])" office:value-type="boolean" office:boolean-value="false">
            <text:p>FALSE</text:p>
          </table:table-cell>
          <table:table-cell table:formula="of:=MOD([.C1942];64)" office:value-type="float" office:value="47.9000143740123">
            <text:p>47.90</text:p>
          </table:table-cell>
          <table:table-cell/>
        </table:table-row>
        <table:table-row table:style-name="ro2">
          <table:table-cell table:style-name="ce3" table:formula="of:=[.A1942]+1" office:value-type="float" office:value="1942">
            <text:p>1942</text:p>
          </table:table-cell>
          <table:table-cell table:style-name="ce3" table:formula="of:=[orbits.$C$3]*[.A1943]" office:value-type="float" office:value="8413639.262">
            <text:p>8413639.262</text:p>
          </table:table-cell>
          <table:table-cell table:style-name="ce6" table:formula="of:=[.B1943]/[orbits.$D$3]" office:value-type="float" office:value="23035.7618897034">
            <text:p>23035.76</text:p>
          </table:table-cell>
          <table:table-cell table:style-name="ce6" table:formula="of:=[.C1943]-ROUNDDOWN([.C1943])" office:value-type="float" office:value="0.761889703415363">
            <text:p>0.76</text:p>
          </table:table-cell>
          <table:table-cell table:formula="of:=IF([.D1943] &lt; [.$D$2])" office:value-type="boolean" office:boolean-value="false">
            <text:p>FALSE</text:p>
          </table:table-cell>
          <table:table-cell table:formula="of:=MOD([.C1943];64)" office:value-type="float" office:value="59.7618897034154">
            <text:p>59.76</text:p>
          </table:table-cell>
          <table:table-cell/>
        </table:table-row>
        <table:table-row table:style-name="ro2">
          <table:table-cell table:style-name="ce3" table:formula="of:=[.A1943]+1" office:value-type="float" office:value="1943">
            <text:p>1943</text:p>
          </table:table-cell>
          <table:table-cell table:style-name="ce3" table:formula="of:=[orbits.$C$3]*[.A1944]" office:value-type="float" office:value="8417971.723">
            <text:p>8417971.723</text:p>
          </table:table-cell>
          <table:table-cell table:style-name="ce6" table:formula="of:=[.B1944]/[orbits.$D$3]" office:value-type="float" office:value="23047.6237650328">
            <text:p>23047.62</text:p>
          </table:table-cell>
          <table:table-cell table:style-name="ce6" table:formula="of:=[.C1944]-ROUNDDOWN([.C1944])" office:value-type="float" office:value="0.623765032822121">
            <text:p>0.62</text:p>
          </table:table-cell>
          <table:table-cell table:formula="of:=IF([.D1944] &lt; [.$D$2])" office:value-type="boolean" office:boolean-value="false">
            <text:p>FALSE</text:p>
          </table:table-cell>
          <table:table-cell table:formula="of:=MOD([.C1944];64)" office:value-type="float" office:value="7.62376503282212">
            <text:p>7.62</text:p>
          </table:table-cell>
          <table:table-cell/>
        </table:table-row>
        <table:table-row table:style-name="ro2">
          <table:table-cell table:style-name="ce3" table:formula="of:=[.A1944]+1" office:value-type="float" office:value="1944">
            <text:p>1944</text:p>
          </table:table-cell>
          <table:table-cell table:style-name="ce3" table:formula="of:=[orbits.$C$3]*[.A1945]" office:value-type="float" office:value="8422304.184">
            <text:p>8422304.184</text:p>
          </table:table-cell>
          <table:table-cell table:style-name="ce6" table:formula="of:=[.B1945]/[orbits.$D$3]" office:value-type="float" office:value="23059.4856403622">
            <text:p>23059.49</text:p>
          </table:table-cell>
          <table:table-cell table:style-name="ce6" table:formula="of:=[.C1945]-ROUNDDOWN([.C1945])" office:value-type="float" office:value="0.48564036222524">
            <text:p>0.49</text:p>
          </table:table-cell>
          <table:table-cell table:formula="of:=IF([.D1945] &lt; [.$D$2])" office:value-type="boolean" office:boolean-value="false">
            <text:p>FALSE</text:p>
          </table:table-cell>
          <table:table-cell table:formula="of:=MOD([.C1945];64)" office:value-type="float" office:value="19.4856403622252">
            <text:p>19.49</text:p>
          </table:table-cell>
          <table:table-cell/>
        </table:table-row>
        <table:table-row table:style-name="ro2">
          <table:table-cell table:style-name="ce3" table:formula="of:=[.A1945]+1" office:value-type="float" office:value="1945">
            <text:p>1945</text:p>
          </table:table-cell>
          <table:table-cell table:style-name="ce3" table:formula="of:=[orbits.$C$3]*[.A1946]" office:value-type="float" office:value="8426636.645">
            <text:p>8426636.645</text:p>
          </table:table-cell>
          <table:table-cell table:style-name="ce6" table:formula="of:=[.B1946]/[orbits.$D$3]" office:value-type="float" office:value="23071.3475156916">
            <text:p>23071.35</text:p>
          </table:table-cell>
          <table:table-cell table:style-name="ce6" table:formula="of:=[.C1946]-ROUNDDOWN([.C1946])" office:value-type="float" office:value="0.347515691628359">
            <text:p>0.35</text:p>
          </table:table-cell>
          <table:table-cell table:formula="of:=IF([.D1946] &lt; [.$D$2])" office:value-type="boolean" office:boolean-value="false">
            <text:p>FALSE</text:p>
          </table:table-cell>
          <table:table-cell table:formula="of:=MOD([.C1946];64)" office:value-type="float" office:value="31.3475156916284">
            <text:p>31.35</text:p>
          </table:table-cell>
          <table:table-cell/>
        </table:table-row>
        <table:table-row table:style-name="ro2">
          <table:table-cell table:style-name="ce3" table:formula="of:=[.A1946]+1" office:value-type="float" office:value="1946">
            <text:p>1946</text:p>
          </table:table-cell>
          <table:table-cell table:style-name="ce3" table:formula="of:=[orbits.$C$3]*[.A1947]" office:value-type="float" office:value="8430969.106">
            <text:p>8430969.106</text:p>
          </table:table-cell>
          <table:table-cell table:style-name="ce6" table:formula="of:=[.B1947]/[orbits.$D$3]" office:value-type="float" office:value="23083.209391021">
            <text:p>23083.21</text:p>
          </table:table-cell>
          <table:table-cell table:style-name="ce6" table:formula="of:=[.C1947]-ROUNDDOWN([.C1947])" office:value-type="float" office:value="0.209391021035117">
            <text:p>0.21</text:p>
          </table:table-cell>
          <table:table-cell table:formula="of:=IF([.D1947] &lt; [.$D$2])" office:value-type="boolean" office:boolean-value="false">
            <text:p>FALSE</text:p>
          </table:table-cell>
          <table:table-cell table:formula="of:=MOD([.C1947];64)" office:value-type="float" office:value="43.2093910210351">
            <text:p>43.21</text:p>
          </table:table-cell>
          <table:table-cell/>
        </table:table-row>
        <table:table-row table:style-name="ro2">
          <table:table-cell table:style-name="ce3" table:formula="of:=[.A1947]+1" office:value-type="float" office:value="1947">
            <text:p>1947</text:p>
          </table:table-cell>
          <table:table-cell table:style-name="ce3" table:formula="of:=[orbits.$C$3]*[.A1948]" office:value-type="float" office:value="8435301.567">
            <text:p>8435301.567</text:p>
          </table:table-cell>
          <table:table-cell table:style-name="ce6" table:formula="of:=[.B1948]/[orbits.$D$3]" office:value-type="float" office:value="23095.0712663504">
            <text:p>23095.07</text:p>
          </table:table-cell>
          <table:table-cell table:style-name="ce6" table:formula="of:=[.C1948]-ROUNDDOWN([.C1948])" office:value-type="float" office:value="0.0712663504382363">
            <text:p>0.07</text:p>
          </table:table-cell>
          <table:table-cell table:formula="of:=IF([.D1948] &lt; [.$D$2])" office:value-type="boolean" office:boolean-value="true">
            <text:p>TRUE</text:p>
          </table:table-cell>
          <table:table-cell table:formula="of:=MOD([.C1948];64)" office:value-type="float" office:value="55.0712663504382">
            <text:p>55.07</text:p>
          </table:table-cell>
          <table:table-cell/>
        </table:table-row>
        <table:table-row table:style-name="ro2">
          <table:table-cell table:style-name="ce3" table:formula="of:=[.A1948]+1" office:value-type="float" office:value="1948">
            <text:p>1948</text:p>
          </table:table-cell>
          <table:table-cell table:style-name="ce3" table:formula="of:=[orbits.$C$3]*[.A1949]" office:value-type="float" office:value="8439634.028">
            <text:p>8439634.028</text:p>
          </table:table-cell>
          <table:table-cell table:style-name="ce6" table:formula="of:=[.B1949]/[orbits.$D$3]" office:value-type="float" office:value="23106.9331416798">
            <text:p>23106.93</text:p>
          </table:table-cell>
          <table:table-cell table:style-name="ce6" table:formula="of:=[.C1949]-ROUNDDOWN([.C1949])" office:value-type="float" office:value="0.933141679844994">
            <text:p>0.93</text:p>
          </table:table-cell>
          <table:table-cell table:formula="of:=IF([.D1949] &lt; [.$D$2])" office:value-type="boolean" office:boolean-value="false">
            <text:p>FALSE</text:p>
          </table:table-cell>
          <table:table-cell table:formula="of:=MOD([.C1949];64)" office:value-type="float" office:value="2.93314167984499">
            <text:p>2.93</text:p>
          </table:table-cell>
          <table:table-cell/>
        </table:table-row>
        <table:table-row table:style-name="ro2">
          <table:table-cell table:style-name="ce3" table:formula="of:=[.A1949]+1" office:value-type="float" office:value="1949">
            <text:p>1949</text:p>
          </table:table-cell>
          <table:table-cell table:style-name="ce3" table:formula="of:=[orbits.$C$3]*[.A1950]" office:value-type="float" office:value="8443966.489">
            <text:p>8443966.489</text:p>
          </table:table-cell>
          <table:table-cell table:style-name="ce6" table:formula="of:=[.B1950]/[orbits.$D$3]" office:value-type="float" office:value="23118.7950170092">
            <text:p>23118.80</text:p>
          </table:table-cell>
          <table:table-cell table:style-name="ce6" table:formula="of:=[.C1950]-ROUNDDOWN([.C1950])" office:value-type="float" office:value="0.795017009248113">
            <text:p>0.80</text:p>
          </table:table-cell>
          <table:table-cell table:formula="of:=IF([.D1950] &lt; [.$D$2])" office:value-type="boolean" office:boolean-value="false">
            <text:p>FALSE</text:p>
          </table:table-cell>
          <table:table-cell table:formula="of:=MOD([.C1950];64)" office:value-type="float" office:value="14.7950170092481">
            <text:p>14.80</text:p>
          </table:table-cell>
          <table:table-cell/>
        </table:table-row>
        <table:table-row table:style-name="ro2">
          <table:table-cell table:style-name="ce3" table:formula="of:=[.A1950]+1" office:value-type="float" office:value="1950">
            <text:p>1950</text:p>
          </table:table-cell>
          <table:table-cell table:style-name="ce3" table:formula="of:=[orbits.$C$3]*[.A1951]" office:value-type="float" office:value="8448298.95">
            <text:p>8448298.95</text:p>
          </table:table-cell>
          <table:table-cell table:style-name="ce6" table:formula="of:=[.B1951]/[orbits.$D$3]" office:value-type="float" office:value="23130.6568923387">
            <text:p>23130.66</text:p>
          </table:table-cell>
          <table:table-cell table:style-name="ce6" table:formula="of:=[.C1951]-ROUNDDOWN([.C1951])" office:value-type="float" office:value="0.65689233865487">
            <text:p>0.66</text:p>
          </table:table-cell>
          <table:table-cell table:formula="of:=IF([.D1951] &lt; [.$D$2])" office:value-type="boolean" office:boolean-value="false">
            <text:p>FALSE</text:p>
          </table:table-cell>
          <table:table-cell table:formula="of:=MOD([.C1951];64)" office:value-type="float" office:value="26.6568923386549">
            <text:p>26.66</text:p>
          </table:table-cell>
          <table:table-cell/>
        </table:table-row>
        <table:table-row table:style-name="ro2">
          <table:table-cell table:style-name="ce3" table:formula="of:=[.A1951]+1" office:value-type="float" office:value="1951">
            <text:p>1951</text:p>
          </table:table-cell>
          <table:table-cell table:style-name="ce3" table:formula="of:=[orbits.$C$3]*[.A1952]" office:value-type="float" office:value="8452631.411">
            <text:p>8452631.411</text:p>
          </table:table-cell>
          <table:table-cell table:style-name="ce6" table:formula="of:=[.B1952]/[orbits.$D$3]" office:value-type="float" office:value="23142.5187676681">
            <text:p>23142.52</text:p>
          </table:table-cell>
          <table:table-cell table:style-name="ce6" table:formula="of:=[.C1952]-ROUNDDOWN([.C1952])" office:value-type="float" office:value="0.51876766805799">
            <text:p>0.52</text:p>
          </table:table-cell>
          <table:table-cell table:formula="of:=IF([.D1952] &lt; [.$D$2])" office:value-type="boolean" office:boolean-value="false">
            <text:p>FALSE</text:p>
          </table:table-cell>
          <table:table-cell table:formula="of:=MOD([.C1952];64)" office:value-type="float" office:value="38.518767668058">
            <text:p>38.52</text:p>
          </table:table-cell>
          <table:table-cell/>
        </table:table-row>
        <table:table-row table:style-name="ro2">
          <table:table-cell table:style-name="ce3" table:formula="of:=[.A1952]+1" office:value-type="float" office:value="1952">
            <text:p>1952</text:p>
          </table:table-cell>
          <table:table-cell table:style-name="ce3" table:formula="of:=[orbits.$C$3]*[.A1953]" office:value-type="float" office:value="8456963.872">
            <text:p>8456963.872</text:p>
          </table:table-cell>
          <table:table-cell table:style-name="ce6" table:formula="of:=[.B1953]/[orbits.$D$3]" office:value-type="float" office:value="23154.3806429975">
            <text:p>23154.38</text:p>
          </table:table-cell>
          <table:table-cell table:style-name="ce6" table:formula="of:=[.C1953]-ROUNDDOWN([.C1953])" office:value-type="float" office:value="0.380642997464747">
            <text:p>0.38</text:p>
          </table:table-cell>
          <table:table-cell table:formula="of:=IF([.D1953] &lt; [.$D$2])" office:value-type="boolean" office:boolean-value="false">
            <text:p>FALSE</text:p>
          </table:table-cell>
          <table:table-cell table:formula="of:=MOD([.C1953];64)" office:value-type="float" office:value="50.3806429974648">
            <text:p>50.38</text:p>
          </table:table-cell>
          <table:table-cell/>
        </table:table-row>
        <table:table-row table:style-name="ro2">
          <table:table-cell table:style-name="ce3" table:formula="of:=[.A1953]+1" office:value-type="float" office:value="1953">
            <text:p>1953</text:p>
          </table:table-cell>
          <table:table-cell table:style-name="ce3" table:formula="of:=[orbits.$C$3]*[.A1954]" office:value-type="float" office:value="8461296.333">
            <text:p>8461296.333</text:p>
          </table:table-cell>
          <table:table-cell table:style-name="ce6" table:formula="of:=[.B1954]/[orbits.$D$3]" office:value-type="float" office:value="23166.2425183269">
            <text:p>23166.24</text:p>
          </table:table-cell>
          <table:table-cell table:style-name="ce6" table:formula="of:=[.C1954]-ROUNDDOWN([.C1954])" office:value-type="float" office:value="0.242518326867867">
            <text:p>0.24</text:p>
          </table:table-cell>
          <table:table-cell table:formula="of:=IF([.D1954] &lt; [.$D$2])" office:value-type="boolean" office:boolean-value="false">
            <text:p>FALSE</text:p>
          </table:table-cell>
          <table:table-cell table:formula="of:=MOD([.C1954];64)" office:value-type="float" office:value="62.2425183268679">
            <text:p>62.24</text:p>
          </table:table-cell>
          <table:table-cell/>
        </table:table-row>
        <table:table-row table:style-name="ro2">
          <table:table-cell table:style-name="ce3" table:formula="of:=[.A1954]+1" office:value-type="float" office:value="1954">
            <text:p>1954</text:p>
          </table:table-cell>
          <table:table-cell table:style-name="ce3" table:formula="of:=[orbits.$C$3]*[.A1955]" office:value-type="float" office:value="8465628.794">
            <text:p>8465628.794</text:p>
          </table:table-cell>
          <table:table-cell table:style-name="ce6" table:formula="of:=[.B1955]/[orbits.$D$3]" office:value-type="float" office:value="23178.1043936563">
            <text:p>23178.10</text:p>
          </table:table-cell>
          <table:table-cell table:style-name="ce6" table:formula="of:=[.C1955]-ROUNDDOWN([.C1955])" office:value-type="float" office:value="0.104393656267348">
            <text:p>0.10</text:p>
          </table:table-cell>
          <table:table-cell table:formula="of:=IF([.D1955] &lt; [.$D$2])" office:value-type="boolean" office:boolean-value="false">
            <text:p>FALSE</text:p>
          </table:table-cell>
          <table:table-cell table:formula="of:=MOD([.C1955];64)" office:value-type="float" office:value="10.1043936562673">
            <text:p>10.10</text:p>
          </table:table-cell>
          <table:table-cell/>
        </table:table-row>
        <table:table-row table:style-name="ro2">
          <table:table-cell table:style-name="ce3" table:formula="of:=[.A1955]+1" office:value-type="float" office:value="1955">
            <text:p>1955</text:p>
          </table:table-cell>
          <table:table-cell table:style-name="ce3" table:formula="of:=[orbits.$C$3]*[.A1956]" office:value-type="float" office:value="8469961.255">
            <text:p>8469961.255</text:p>
          </table:table-cell>
          <table:table-cell table:style-name="ce6" table:formula="of:=[.B1956]/[orbits.$D$3]" office:value-type="float" office:value="23189.9662689857">
            <text:p>23189.97</text:p>
          </table:table-cell>
          <table:table-cell table:style-name="ce6" table:formula="of:=[.C1956]-ROUNDDOWN([.C1956])" office:value-type="float" office:value="0.966268985674105">
            <text:p>0.97</text:p>
          </table:table-cell>
          <table:table-cell table:formula="of:=IF([.D1956] &lt; [.$D$2])" office:value-type="boolean" office:boolean-value="false">
            <text:p>FALSE</text:p>
          </table:table-cell>
          <table:table-cell table:formula="of:=MOD([.C1956];64)" office:value-type="float" office:value="21.9662689856741">
            <text:p>21.97</text:p>
          </table:table-cell>
          <table:table-cell/>
        </table:table-row>
        <table:table-row table:style-name="ro2">
          <table:table-cell table:style-name="ce3" table:formula="of:=[.A1956]+1" office:value-type="float" office:value="1956">
            <text:p>1956</text:p>
          </table:table-cell>
          <table:table-cell table:style-name="ce3" table:formula="of:=[orbits.$C$3]*[.A1957]" office:value-type="float" office:value="8474293.716">
            <text:p>8474293.716</text:p>
          </table:table-cell>
          <table:table-cell table:style-name="ce6" table:formula="of:=[.B1957]/[orbits.$D$3]" office:value-type="float" office:value="23201.8281443151">
            <text:p>23201.83</text:p>
          </table:table-cell>
          <table:table-cell table:style-name="ce6" table:formula="of:=[.C1957]-ROUNDDOWN([.C1957])" office:value-type="float" office:value="0.828144315077225">
            <text:p>0.83</text:p>
          </table:table-cell>
          <table:table-cell table:formula="of:=IF([.D1957] &lt; [.$D$2])" office:value-type="boolean" office:boolean-value="false">
            <text:p>FALSE</text:p>
          </table:table-cell>
          <table:table-cell table:formula="of:=MOD([.C1957];64)" office:value-type="float" office:value="33.8281443150772">
            <text:p>33.83</text:p>
          </table:table-cell>
          <table:table-cell/>
        </table:table-row>
        <table:table-row table:style-name="ro2">
          <table:table-cell table:style-name="ce3" table:formula="of:=[.A1957]+1" office:value-type="float" office:value="1957">
            <text:p>1957</text:p>
          </table:table-cell>
          <table:table-cell table:style-name="ce3" table:formula="of:=[orbits.$C$3]*[.A1958]" office:value-type="float" office:value="8478626.177">
            <text:p>8478626.177</text:p>
          </table:table-cell>
          <table:table-cell table:style-name="ce6" table:formula="of:=[.B1958]/[orbits.$D$3]" office:value-type="float" office:value="23213.6900196445">
            <text:p>23213.69</text:p>
          </table:table-cell>
          <table:table-cell table:style-name="ce6" table:formula="of:=[.C1958]-ROUNDDOWN([.C1958])" office:value-type="float" office:value="0.690019644483982">
            <text:p>0.69</text:p>
          </table:table-cell>
          <table:table-cell table:formula="of:=IF([.D1958] &lt; [.$D$2])" office:value-type="boolean" office:boolean-value="false">
            <text:p>FALSE</text:p>
          </table:table-cell>
          <table:table-cell table:formula="of:=MOD([.C1958];64)" office:value-type="float" office:value="45.690019644484">
            <text:p>45.69</text:p>
          </table:table-cell>
          <table:table-cell/>
        </table:table-row>
        <table:table-row table:style-name="ro2">
          <table:table-cell table:style-name="ce3" table:formula="of:=[.A1958]+1" office:value-type="float" office:value="1958">
            <text:p>1958</text:p>
          </table:table-cell>
          <table:table-cell table:style-name="ce3" table:formula="of:=[orbits.$C$3]*[.A1959]" office:value-type="float" office:value="8482958.638">
            <text:p>8482958.638</text:p>
          </table:table-cell>
          <table:table-cell table:style-name="ce6" table:formula="of:=[.B1959]/[orbits.$D$3]" office:value-type="float" office:value="23225.5518949739">
            <text:p>23225.55</text:p>
          </table:table-cell>
          <table:table-cell table:style-name="ce6" table:formula="of:=[.C1959]-ROUNDDOWN([.C1959])" office:value-type="float" office:value="0.551894973887102">
            <text:p>0.55</text:p>
          </table:table-cell>
          <table:table-cell table:formula="of:=IF([.D1959] &lt; [.$D$2])" office:value-type="boolean" office:boolean-value="false">
            <text:p>FALSE</text:p>
          </table:table-cell>
          <table:table-cell table:formula="of:=MOD([.C1959];64)" office:value-type="float" office:value="57.5518949738871">
            <text:p>57.55</text:p>
          </table:table-cell>
          <table:table-cell/>
        </table:table-row>
        <table:table-row table:style-name="ro2">
          <table:table-cell table:style-name="ce3" table:formula="of:=[.A1959]+1" office:value-type="float" office:value="1959">
            <text:p>1959</text:p>
          </table:table-cell>
          <table:table-cell table:style-name="ce3" table:formula="of:=[orbits.$C$3]*[.A1960]" office:value-type="float" office:value="8487291.099">
            <text:p>8487291.099</text:p>
          </table:table-cell>
          <table:table-cell table:style-name="ce6" table:formula="of:=[.B1960]/[orbits.$D$3]" office:value-type="float" office:value="23237.4137703033">
            <text:p>23237.41</text:p>
          </table:table-cell>
          <table:table-cell table:style-name="ce6" table:formula="of:=[.C1960]-ROUNDDOWN([.C1960])" office:value-type="float" office:value="0.413770303293859">
            <text:p>0.41</text:p>
          </table:table-cell>
          <table:table-cell table:formula="of:=IF([.D1960] &lt; [.$D$2])" office:value-type="boolean" office:boolean-value="false">
            <text:p>FALSE</text:p>
          </table:table-cell>
          <table:table-cell table:formula="of:=MOD([.C1960];64)" office:value-type="float" office:value="5.41377030329386">
            <text:p>5.41</text:p>
          </table:table-cell>
          <table:table-cell/>
        </table:table-row>
        <table:table-row table:style-name="ro2">
          <table:table-cell table:style-name="ce3" table:formula="of:=[.A1960]+1" office:value-type="float" office:value="1960">
            <text:p>1960</text:p>
          </table:table-cell>
          <table:table-cell table:style-name="ce3" table:formula="of:=[orbits.$C$3]*[.A1961]" office:value-type="float" office:value="8491623.56">
            <text:p>8491623.56</text:p>
          </table:table-cell>
          <table:table-cell table:style-name="ce6" table:formula="of:=[.B1961]/[orbits.$D$3]" office:value-type="float" office:value="23249.2756456327">
            <text:p>23249.28</text:p>
          </table:table-cell>
          <table:table-cell table:style-name="ce6" table:formula="of:=[.C1961]-ROUNDDOWN([.C1961])" office:value-type="float" office:value="0.275645632696978">
            <text:p>0.28</text:p>
          </table:table-cell>
          <table:table-cell table:formula="of:=IF([.D1961] &lt; [.$D$2])" office:value-type="boolean" office:boolean-value="false">
            <text:p>FALSE</text:p>
          </table:table-cell>
          <table:table-cell table:formula="of:=MOD([.C1961];64)" office:value-type="float" office:value="17.275645632697">
            <text:p>17.28</text:p>
          </table:table-cell>
          <table:table-cell/>
        </table:table-row>
        <table:table-row table:style-name="ro2">
          <table:table-cell table:style-name="ce3" table:formula="of:=[.A1961]+1" office:value-type="float" office:value="1961">
            <text:p>1961</text:p>
          </table:table-cell>
          <table:table-cell table:style-name="ce3" table:formula="of:=[orbits.$C$3]*[.A1962]" office:value-type="float" office:value="8495956.021">
            <text:p>8495956.021</text:p>
          </table:table-cell>
          <table:table-cell table:style-name="ce6" table:formula="of:=[.B1962]/[orbits.$D$3]" office:value-type="float" office:value="23261.1375209621">
            <text:p>23261.14</text:p>
          </table:table-cell>
          <table:table-cell table:style-name="ce6" table:formula="of:=[.C1962]-ROUNDDOWN([.C1962])" office:value-type="float" office:value="0.137520962100098">
            <text:p>0.14</text:p>
          </table:table-cell>
          <table:table-cell table:formula="of:=IF([.D1962] &lt; [.$D$2])" office:value-type="boolean" office:boolean-value="false">
            <text:p>FALSE</text:p>
          </table:table-cell>
          <table:table-cell table:formula="of:=MOD([.C1962];64)" office:value-type="float" office:value="29.1375209621001">
            <text:p>29.14</text:p>
          </table:table-cell>
          <table:table-cell/>
        </table:table-row>
        <table:table-row table:style-name="ro2">
          <table:table-cell table:style-name="ce3" table:formula="of:=[.A1962]+1" office:value-type="float" office:value="1962">
            <text:p>1962</text:p>
          </table:table-cell>
          <table:table-cell table:style-name="ce3" table:formula="of:=[orbits.$C$3]*[.A1963]" office:value-type="float" office:value="8500288.482">
            <text:p>8500288.482</text:p>
          </table:table-cell>
          <table:table-cell table:style-name="ce6" table:formula="of:=[.B1963]/[orbits.$D$3]" office:value-type="float" office:value="23272.9993962915">
            <text:p>23273.00</text:p>
          </table:table-cell>
          <table:table-cell table:style-name="ce6" table:formula="of:=[.C1963]-ROUNDDOWN([.C1963])" office:value-type="float" office:value="0.999396291506855">
            <text:p>1.00</text:p>
          </table:table-cell>
          <table:table-cell table:formula="of:=IF([.D1963] &lt; [.$D$2])" office:value-type="boolean" office:boolean-value="false">
            <text:p>FALSE</text:p>
          </table:table-cell>
          <table:table-cell table:formula="of:=MOD([.C1963];64)" office:value-type="float" office:value="40.9993962915069">
            <text:p>41.00</text:p>
          </table:table-cell>
          <table:table-cell/>
        </table:table-row>
        <table:table-row table:style-name="ro2">
          <table:table-cell table:style-name="ce3" table:formula="of:=[.A1963]+1" office:value-type="float" office:value="1963">
            <text:p>1963</text:p>
          </table:table-cell>
          <table:table-cell table:style-name="ce3" table:formula="of:=[orbits.$C$3]*[.A1964]" office:value-type="float" office:value="8504620.943">
            <text:p>8504620.943</text:p>
          </table:table-cell>
          <table:table-cell table:style-name="ce6" table:formula="of:=[.B1964]/[orbits.$D$3]" office:value-type="float" office:value="23284.8612716209">
            <text:p>23284.86</text:p>
          </table:table-cell>
          <table:table-cell table:style-name="ce6" table:formula="of:=[.C1964]-ROUNDDOWN([.C1964])" office:value-type="float" office:value="0.861271620909974">
            <text:p>0.86</text:p>
          </table:table-cell>
          <table:table-cell table:formula="of:=IF([.D1964] &lt; [.$D$2])" office:value-type="boolean" office:boolean-value="false">
            <text:p>FALSE</text:p>
          </table:table-cell>
          <table:table-cell table:formula="of:=MOD([.C1964];64)" office:value-type="float" office:value="52.86127162091">
            <text:p>52.86</text:p>
          </table:table-cell>
          <table:table-cell/>
        </table:table-row>
        <table:table-row table:style-name="ro2">
          <table:table-cell table:style-name="ce3" table:formula="of:=[.A1964]+1" office:value-type="float" office:value="1964">
            <text:p>1964</text:p>
          </table:table-cell>
          <table:table-cell table:style-name="ce3" table:formula="of:=[orbits.$C$3]*[.A1965]" office:value-type="float" office:value="8508953.404">
            <text:p>8508953.404</text:p>
          </table:table-cell>
          <table:table-cell table:style-name="ce6" table:formula="of:=[.B1965]/[orbits.$D$3]" office:value-type="float" office:value="23296.7231469503">
            <text:p>23296.72</text:p>
          </table:table-cell>
          <table:table-cell table:style-name="ce6" table:formula="of:=[.C1965]-ROUNDDOWN([.C1965])" office:value-type="float" office:value="0.723146950316732">
            <text:p>0.72</text:p>
          </table:table-cell>
          <table:table-cell table:formula="of:=IF([.D1965] &lt; [.$D$2])" office:value-type="boolean" office:boolean-value="false">
            <text:p>FALSE</text:p>
          </table:table-cell>
          <table:table-cell table:formula="of:=MOD([.C1965];64)" office:value-type="float" office:value="0.723146950316732">
            <text:p>0.72</text:p>
          </table:table-cell>
          <table:table-cell/>
        </table:table-row>
        <table:table-row table:style-name="ro2">
          <table:table-cell table:style-name="ce3" table:formula="of:=[.A1965]+1" office:value-type="float" office:value="1965">
            <text:p>1965</text:p>
          </table:table-cell>
          <table:table-cell table:style-name="ce3" table:formula="of:=[orbits.$C$3]*[.A1966]" office:value-type="float" office:value="8513285.865">
            <text:p>8513285.865</text:p>
          </table:table-cell>
          <table:table-cell table:style-name="ce6" table:formula="of:=[.B1966]/[orbits.$D$3]" office:value-type="float" office:value="23308.5850222797">
            <text:p>23308.59</text:p>
          </table:table-cell>
          <table:table-cell table:style-name="ce6" table:formula="of:=[.C1966]-ROUNDDOWN([.C1966])" office:value-type="float" office:value="0.585022279719851">
            <text:p>0.59</text:p>
          </table:table-cell>
          <table:table-cell table:formula="of:=IF([.D1966] &lt; [.$D$2])" office:value-type="boolean" office:boolean-value="false">
            <text:p>FALSE</text:p>
          </table:table-cell>
          <table:table-cell table:formula="of:=MOD([.C1966];64)" office:value-type="float" office:value="12.5850222797199">
            <text:p>12.59</text:p>
          </table:table-cell>
          <table:table-cell/>
        </table:table-row>
        <table:table-row table:style-name="ro2">
          <table:table-cell table:style-name="ce3" table:formula="of:=[.A1966]+1" office:value-type="float" office:value="1966">
            <text:p>1966</text:p>
          </table:table-cell>
          <table:table-cell table:style-name="ce3" table:formula="of:=[orbits.$C$3]*[.A1967]" office:value-type="float" office:value="8517618.326">
            <text:p>8517618.326</text:p>
          </table:table-cell>
          <table:table-cell table:style-name="ce6" table:formula="of:=[.B1967]/[orbits.$D$3]" office:value-type="float" office:value="23320.4468976091">
            <text:p>23320.45</text:p>
          </table:table-cell>
          <table:table-cell table:style-name="ce6" table:formula="of:=[.C1967]-ROUNDDOWN([.C1967])" office:value-type="float" office:value="0.446897609126609">
            <text:p>0.45</text:p>
          </table:table-cell>
          <table:table-cell table:formula="of:=IF([.D1967] &lt; [.$D$2])" office:value-type="boolean" office:boolean-value="false">
            <text:p>FALSE</text:p>
          </table:table-cell>
          <table:table-cell table:formula="of:=MOD([.C1967];64)" office:value-type="float" office:value="24.4468976091266">
            <text:p>24.45</text:p>
          </table:table-cell>
          <table:table-cell/>
        </table:table-row>
        <table:table-row table:style-name="ro2">
          <table:table-cell table:style-name="ce3" table:formula="of:=[.A1967]+1" office:value-type="float" office:value="1967">
            <text:p>1967</text:p>
          </table:table-cell>
          <table:table-cell table:style-name="ce3" table:formula="of:=[orbits.$C$3]*[.A1968]" office:value-type="float" office:value="8521950.787">
            <text:p>8521950.787</text:p>
          </table:table-cell>
          <table:table-cell table:style-name="ce6" table:formula="of:=[.B1968]/[orbits.$D$3]" office:value-type="float" office:value="23332.3087729385">
            <text:p>23332.31</text:p>
          </table:table-cell>
          <table:table-cell table:style-name="ce6" table:formula="of:=[.C1968]-ROUNDDOWN([.C1968])" office:value-type="float" office:value="0.308772938529728">
            <text:p>0.31</text:p>
          </table:table-cell>
          <table:table-cell table:formula="of:=IF([.D1968] &lt; [.$D$2])" office:value-type="boolean" office:boolean-value="false">
            <text:p>FALSE</text:p>
          </table:table-cell>
          <table:table-cell table:formula="of:=MOD([.C1968];64)" office:value-type="float" office:value="36.3087729385297">
            <text:p>36.31</text:p>
          </table:table-cell>
          <table:table-cell/>
        </table:table-row>
        <table:table-row table:style-name="ro2">
          <table:table-cell table:style-name="ce3" table:formula="of:=[.A1968]+1" office:value-type="float" office:value="1968">
            <text:p>1968</text:p>
          </table:table-cell>
          <table:table-cell table:style-name="ce3" table:formula="of:=[orbits.$C$3]*[.A1969]" office:value-type="float" office:value="8526283.248">
            <text:p>8526283.248</text:p>
          </table:table-cell>
          <table:table-cell table:style-name="ce6" table:formula="of:=[.B1969]/[orbits.$D$3]" office:value-type="float" office:value="23344.1706482679">
            <text:p>23344.17</text:p>
          </table:table-cell>
          <table:table-cell table:style-name="ce6" table:formula="of:=[.C1969]-ROUNDDOWN([.C1969])" office:value-type="float" office:value="0.170648267929209">
            <text:p>0.17</text:p>
          </table:table-cell>
          <table:table-cell table:formula="of:=IF([.D1969] &lt; [.$D$2])" office:value-type="boolean" office:boolean-value="false">
            <text:p>FALSE</text:p>
          </table:table-cell>
          <table:table-cell table:formula="of:=MOD([.C1969];64)" office:value-type="float" office:value="48.1706482679292">
            <text:p>48.17</text:p>
          </table:table-cell>
          <table:table-cell/>
        </table:table-row>
        <table:table-row table:style-name="ro2">
          <table:table-cell table:style-name="ce3" table:formula="of:=[.A1969]+1" office:value-type="float" office:value="1969">
            <text:p>1969</text:p>
          </table:table-cell>
          <table:table-cell table:style-name="ce3" table:formula="of:=[orbits.$C$3]*[.A1970]" office:value-type="float" office:value="8530615.709">
            <text:p>8530615.709</text:p>
          </table:table-cell>
          <table:table-cell table:style-name="ce6" table:formula="of:=[.B1970]/[orbits.$D$3]" office:value-type="float" office:value="23356.0325235973">
            <text:p>23356.03</text:p>
          </table:table-cell>
          <table:table-cell table:style-name="ce6" table:formula="of:=[.C1970]-ROUNDDOWN([.C1970])" office:value-type="float" office:value="0.0325235973359668">
            <text:p>0.03</text:p>
          </table:table-cell>
          <table:table-cell table:formula="of:=IF([.D1970] &lt; [.$D$2])" office:value-type="boolean" office:boolean-value="true">
            <text:p>TRUE</text:p>
          </table:table-cell>
          <table:table-cell table:formula="of:=MOD([.C1970];64)" office:value-type="float" office:value="60.032523597336">
            <text:p>60.03</text:p>
          </table:table-cell>
          <table:table-cell/>
        </table:table-row>
        <table:table-row table:style-name="ro2">
          <table:table-cell table:style-name="ce3" table:formula="of:=[.A1970]+1" office:value-type="float" office:value="1970">
            <text:p>1970</text:p>
          </table:table-cell>
          <table:table-cell table:style-name="ce3" table:formula="of:=[orbits.$C$3]*[.A1971]" office:value-type="float" office:value="8534948.17">
            <text:p>8534948.17</text:p>
          </table:table-cell>
          <table:table-cell table:style-name="ce6" table:formula="of:=[.B1971]/[orbits.$D$3]" office:value-type="float" office:value="23367.8943989267">
            <text:p>23367.89</text:p>
          </table:table-cell>
          <table:table-cell table:style-name="ce6" table:formula="of:=[.C1971]-ROUNDDOWN([.C1971])" office:value-type="float" office:value="0.894398926739086">
            <text:p>0.89</text:p>
          </table:table-cell>
          <table:table-cell table:formula="of:=IF([.D1971] &lt; [.$D$2])" office:value-type="boolean" office:boolean-value="false">
            <text:p>FALSE</text:p>
          </table:table-cell>
          <table:table-cell table:formula="of:=MOD([.C1971];64)" office:value-type="float" office:value="7.89439892673909">
            <text:p>7.89</text:p>
          </table:table-cell>
          <table:table-cell/>
        </table:table-row>
        <table:table-row table:style-name="ro2">
          <table:table-cell table:style-name="ce3" table:formula="of:=[.A1971]+1" office:value-type="float" office:value="1971">
            <text:p>1971</text:p>
          </table:table-cell>
          <table:table-cell table:style-name="ce3" table:formula="of:=[orbits.$C$3]*[.A1972]" office:value-type="float" office:value="8539280.631">
            <text:p>8539280.631</text:p>
          </table:table-cell>
          <table:table-cell table:style-name="ce6" table:formula="of:=[.B1972]/[orbits.$D$3]" office:value-type="float" office:value="23379.7562742561">
            <text:p>23379.76</text:p>
          </table:table-cell>
          <table:table-cell table:style-name="ce6" table:formula="of:=[.C1972]-ROUNDDOWN([.C1972])" office:value-type="float" office:value="0.756274256145844">
            <text:p>0.76</text:p>
          </table:table-cell>
          <table:table-cell table:formula="of:=IF([.D1972] &lt; [.$D$2])" office:value-type="boolean" office:boolean-value="false">
            <text:p>FALSE</text:p>
          </table:table-cell>
          <table:table-cell table:formula="of:=MOD([.C1972];64)" office:value-type="float" office:value="19.7562742561458">
            <text:p>19.76</text:p>
          </table:table-cell>
          <table:table-cell/>
        </table:table-row>
        <table:table-row table:style-name="ro2">
          <table:table-cell table:style-name="ce3" table:formula="of:=[.A1972]+1" office:value-type="float" office:value="1972">
            <text:p>1972</text:p>
          </table:table-cell>
          <table:table-cell table:style-name="ce3" table:formula="of:=[orbits.$C$3]*[.A1973]" office:value-type="float" office:value="8543613.092">
            <text:p>8543613.092</text:p>
          </table:table-cell>
          <table:table-cell table:style-name="ce6" table:formula="of:=[.B1973]/[orbits.$D$3]" office:value-type="float" office:value="23391.6181495855">
            <text:p>23391.62</text:p>
          </table:table-cell>
          <table:table-cell table:style-name="ce6" table:formula="of:=[.C1973]-ROUNDDOWN([.C1973])" office:value-type="float" office:value="0.618149585548963">
            <text:p>0.62</text:p>
          </table:table-cell>
          <table:table-cell table:formula="of:=IF([.D1973] &lt; [.$D$2])" office:value-type="boolean" office:boolean-value="false">
            <text:p>FALSE</text:p>
          </table:table-cell>
          <table:table-cell table:formula="of:=MOD([.C1973];64)" office:value-type="float" office:value="31.618149585549">
            <text:p>31.62</text:p>
          </table:table-cell>
          <table:table-cell/>
        </table:table-row>
        <table:table-row table:style-name="ro2">
          <table:table-cell table:style-name="ce3" table:formula="of:=[.A1973]+1" office:value-type="float" office:value="1973">
            <text:p>1973</text:p>
          </table:table-cell>
          <table:table-cell table:style-name="ce3" table:formula="of:=[orbits.$C$3]*[.A1974]" office:value-type="float" office:value="8547945.553">
            <text:p>8547945.553</text:p>
          </table:table-cell>
          <table:table-cell table:style-name="ce6" table:formula="of:=[.B1974]/[orbits.$D$3]" office:value-type="float" office:value="23403.480024915">
            <text:p>23403.48</text:p>
          </table:table-cell>
          <table:table-cell table:style-name="ce6" table:formula="of:=[.C1974]-ROUNDDOWN([.C1974])" office:value-type="float" office:value="0.48002491495572">
            <text:p>0.48</text:p>
          </table:table-cell>
          <table:table-cell table:formula="of:=IF([.D1974] &lt; [.$D$2])" office:value-type="boolean" office:boolean-value="false">
            <text:p>FALSE</text:p>
          </table:table-cell>
          <table:table-cell table:formula="of:=MOD([.C1974];64)" office:value-type="float" office:value="43.4800249149557">
            <text:p>43.48</text:p>
          </table:table-cell>
          <table:table-cell/>
        </table:table-row>
        <table:table-row table:style-name="ro2">
          <table:table-cell table:style-name="ce3" table:formula="of:=[.A1974]+1" office:value-type="float" office:value="1974">
            <text:p>1974</text:p>
          </table:table-cell>
          <table:table-cell table:style-name="ce3" table:formula="of:=[orbits.$C$3]*[.A1975]" office:value-type="float" office:value="8552278.014">
            <text:p>8552278.014</text:p>
          </table:table-cell>
          <table:table-cell table:style-name="ce6" table:formula="of:=[.B1975]/[orbits.$D$3]" office:value-type="float" office:value="23415.3419002444">
            <text:p>23415.34</text:p>
          </table:table-cell>
          <table:table-cell table:style-name="ce6" table:formula="of:=[.C1975]-ROUNDDOWN([.C1975])" office:value-type="float" office:value="0.34190024435884">
            <text:p>0.34</text:p>
          </table:table-cell>
          <table:table-cell table:formula="of:=IF([.D1975] &lt; [.$D$2])" office:value-type="boolean" office:boolean-value="false">
            <text:p>FALSE</text:p>
          </table:table-cell>
          <table:table-cell table:formula="of:=MOD([.C1975];64)" office:value-type="float" office:value="55.3419002443588">
            <text:p>55.34</text:p>
          </table:table-cell>
          <table:table-cell/>
        </table:table-row>
        <table:table-row table:style-name="ro2">
          <table:table-cell table:style-name="ce3" table:formula="of:=[.A1975]+1" office:value-type="float" office:value="1975">
            <text:p>1975</text:p>
          </table:table-cell>
          <table:table-cell table:style-name="ce3" table:formula="of:=[orbits.$C$3]*[.A1976]" office:value-type="float" office:value="8556610.475">
            <text:p>8556610.475</text:p>
          </table:table-cell>
          <table:table-cell table:style-name="ce6" table:formula="of:=[.B1976]/[orbits.$D$3]" office:value-type="float" office:value="23427.2037755738">
            <text:p>23427.20</text:p>
          </table:table-cell>
          <table:table-cell table:style-name="ce6" table:formula="of:=[.C1976]-ROUNDDOWN([.C1976])" office:value-type="float" office:value="0.203775573761959">
            <text:p>0.20</text:p>
          </table:table-cell>
          <table:table-cell table:formula="of:=IF([.D1976] &lt; [.$D$2])" office:value-type="boolean" office:boolean-value="false">
            <text:p>FALSE</text:p>
          </table:table-cell>
          <table:table-cell table:formula="of:=MOD([.C1976];64)" office:value-type="float" office:value="3.20377557376196">
            <text:p>3.20</text:p>
          </table:table-cell>
          <table:table-cell/>
        </table:table-row>
        <table:table-row table:style-name="ro2">
          <table:table-cell table:style-name="ce3" table:formula="of:=[.A1976]+1" office:value-type="float" office:value="1976">
            <text:p>1976</text:p>
          </table:table-cell>
          <table:table-cell table:style-name="ce3" table:formula="of:=[orbits.$C$3]*[.A1977]" office:value-type="float" office:value="8560942.936">
            <text:p>8560942.936</text:p>
          </table:table-cell>
          <table:table-cell table:style-name="ce6" table:formula="of:=[.B1977]/[orbits.$D$3]" office:value-type="float" office:value="23439.0656509032">
            <text:p>23439.07</text:p>
          </table:table-cell>
          <table:table-cell table:style-name="ce6" table:formula="of:=[.C1977]-ROUNDDOWN([.C1977])" office:value-type="float" office:value="0.0656509031687165">
            <text:p>0.07</text:p>
          </table:table-cell>
          <table:table-cell table:formula="of:=IF([.D1977] &lt; [.$D$2])" office:value-type="boolean" office:boolean-value="true">
            <text:p>TRUE</text:p>
          </table:table-cell>
          <table:table-cell table:formula="of:=MOD([.C1977];64)" office:value-type="float" office:value="15.0656509031687">
            <text:p>15.07</text:p>
          </table:table-cell>
          <table:table-cell/>
        </table:table-row>
        <table:table-row table:style-name="ro2">
          <table:table-cell table:style-name="ce3" table:formula="of:=[.A1977]+1" office:value-type="float" office:value="1977">
            <text:p>1977</text:p>
          </table:table-cell>
          <table:table-cell table:style-name="ce3" table:formula="of:=[orbits.$C$3]*[.A1978]" office:value-type="float" office:value="8565275.397">
            <text:p>8565275.397</text:p>
          </table:table-cell>
          <table:table-cell table:style-name="ce6" table:formula="of:=[.B1978]/[orbits.$D$3]" office:value-type="float" office:value="23450.9275262326">
            <text:p>23450.93</text:p>
          </table:table-cell>
          <table:table-cell table:style-name="ce6" table:formula="of:=[.C1978]-ROUNDDOWN([.C1978])" office:value-type="float" office:value="0.927526232571836">
            <text:p>0.93</text:p>
          </table:table-cell>
          <table:table-cell table:formula="of:=IF([.D1978] &lt; [.$D$2])" office:value-type="boolean" office:boolean-value="false">
            <text:p>FALSE</text:p>
          </table:table-cell>
          <table:table-cell table:formula="of:=MOD([.C1978];64)" office:value-type="float" office:value="26.9275262325718">
            <text:p>26.93</text:p>
          </table:table-cell>
          <table:table-cell/>
        </table:table-row>
        <table:table-row table:style-name="ro2">
          <table:table-cell table:style-name="ce3" table:formula="of:=[.A1978]+1" office:value-type="float" office:value="1978">
            <text:p>1978</text:p>
          </table:table-cell>
          <table:table-cell table:style-name="ce3" table:formula="of:=[orbits.$C$3]*[.A1979]" office:value-type="float" office:value="8569607.858">
            <text:p>8569607.858</text:p>
          </table:table-cell>
          <table:table-cell table:style-name="ce6" table:formula="of:=[.B1979]/[orbits.$D$3]" office:value-type="float" office:value="23462.789401562">
            <text:p>23462.79</text:p>
          </table:table-cell>
          <table:table-cell table:style-name="ce6" table:formula="of:=[.C1979]-ROUNDDOWN([.C1979])" office:value-type="float" office:value="0.789401561978593">
            <text:p>0.79</text:p>
          </table:table-cell>
          <table:table-cell table:formula="of:=IF([.D1979] &lt; [.$D$2])" office:value-type="boolean" office:boolean-value="false">
            <text:p>FALSE</text:p>
          </table:table-cell>
          <table:table-cell table:formula="of:=MOD([.C1979];64)" office:value-type="float" office:value="38.7894015619786">
            <text:p>38.79</text:p>
          </table:table-cell>
          <table:table-cell/>
        </table:table-row>
        <table:table-row table:style-name="ro2">
          <table:table-cell table:style-name="ce3" table:formula="of:=[.A1979]+1" office:value-type="float" office:value="1979">
            <text:p>1979</text:p>
          </table:table-cell>
          <table:table-cell table:style-name="ce3" table:formula="of:=[orbits.$C$3]*[.A1980]" office:value-type="float" office:value="8573940.319">
            <text:p>8573940.319</text:p>
          </table:table-cell>
          <table:table-cell table:style-name="ce6" table:formula="of:=[.B1980]/[orbits.$D$3]" office:value-type="float" office:value="23474.6512768914">
            <text:p>23474.65</text:p>
          </table:table-cell>
          <table:table-cell table:style-name="ce6" table:formula="of:=[.C1980]-ROUNDDOWN([.C1980])" office:value-type="float" office:value="0.651276891381713">
            <text:p>0.65</text:p>
          </table:table-cell>
          <table:table-cell table:formula="of:=IF([.D1980] &lt; [.$D$2])" office:value-type="boolean" office:boolean-value="false">
            <text:p>FALSE</text:p>
          </table:table-cell>
          <table:table-cell table:formula="of:=MOD([.C1980];64)" office:value-type="float" office:value="50.6512768913817">
            <text:p>50.65</text:p>
          </table:table-cell>
          <table:table-cell/>
        </table:table-row>
        <table:table-row table:style-name="ro2">
          <table:table-cell table:style-name="ce3" table:formula="of:=[.A1980]+1" office:value-type="float" office:value="1980">
            <text:p>1980</text:p>
          </table:table-cell>
          <table:table-cell table:style-name="ce3" table:formula="of:=[orbits.$C$3]*[.A1981]" office:value-type="float" office:value="8578272.78">
            <text:p>8578272.78</text:p>
          </table:table-cell>
          <table:table-cell table:style-name="ce6" table:formula="of:=[.B1981]/[orbits.$D$3]" office:value-type="float" office:value="23486.5131522208">
            <text:p>23486.51</text:p>
          </table:table-cell>
          <table:table-cell table:style-name="ce6" table:formula="of:=[.C1981]-ROUNDDOWN([.C1981])" office:value-type="float" office:value="0.51315222078847">
            <text:p>0.51</text:p>
          </table:table-cell>
          <table:table-cell table:formula="of:=IF([.D1981] &lt; [.$D$2])" office:value-type="boolean" office:boolean-value="false">
            <text:p>FALSE</text:p>
          </table:table-cell>
          <table:table-cell table:formula="of:=MOD([.C1981];64)" office:value-type="float" office:value="62.5131522207885">
            <text:p>62.51</text:p>
          </table:table-cell>
          <table:table-cell/>
        </table:table-row>
        <table:table-row table:style-name="ro2">
          <table:table-cell table:style-name="ce3" table:formula="of:=[.A1981]+1" office:value-type="float" office:value="1981">
            <text:p>1981</text:p>
          </table:table-cell>
          <table:table-cell table:style-name="ce3" table:formula="of:=[orbits.$C$3]*[.A1982]" office:value-type="float" office:value="8582605.241">
            <text:p>8582605.241</text:p>
          </table:table-cell>
          <table:table-cell table:style-name="ce6" table:formula="of:=[.B1982]/[orbits.$D$3]" office:value-type="float" office:value="23498.3750275502">
            <text:p>23498.38</text:p>
          </table:table-cell>
          <table:table-cell table:style-name="ce6" table:formula="of:=[.C1982]-ROUNDDOWN([.C1982])" office:value-type="float" office:value="0.375027550191589">
            <text:p>0.38</text:p>
          </table:table-cell>
          <table:table-cell table:formula="of:=IF([.D1982] &lt; [.$D$2])" office:value-type="boolean" office:boolean-value="false">
            <text:p>FALSE</text:p>
          </table:table-cell>
          <table:table-cell table:formula="of:=MOD([.C1982];64)" office:value-type="float" office:value="10.3750275501916">
            <text:p>10.38</text:p>
          </table:table-cell>
          <table:table-cell/>
        </table:table-row>
        <table:table-row table:style-name="ro2">
          <table:table-cell table:style-name="ce3" table:formula="of:=[.A1982]+1" office:value-type="float" office:value="1982">
            <text:p>1982</text:p>
          </table:table-cell>
          <table:table-cell table:style-name="ce3" table:formula="of:=[orbits.$C$3]*[.A1983]" office:value-type="float" office:value="8586937.702">
            <text:p>8586937.702</text:p>
          </table:table-cell>
          <table:table-cell table:style-name="ce6" table:formula="of:=[.B1983]/[orbits.$D$3]" office:value-type="float" office:value="23510.2369028796">
            <text:p>23510.24</text:p>
          </table:table-cell>
          <table:table-cell table:style-name="ce6" table:formula="of:=[.C1983]-ROUNDDOWN([.C1983])" office:value-type="float" office:value="0.236902879591071">
            <text:p>0.24</text:p>
          </table:table-cell>
          <table:table-cell table:formula="of:=IF([.D1983] &lt; [.$D$2])" office:value-type="boolean" office:boolean-value="false">
            <text:p>FALSE</text:p>
          </table:table-cell>
          <table:table-cell table:formula="of:=MOD([.C1983];64)" office:value-type="float" office:value="22.2369028795911">
            <text:p>22.24</text:p>
          </table:table-cell>
          <table:table-cell/>
        </table:table-row>
        <table:table-row table:style-name="ro2">
          <table:table-cell table:style-name="ce3" table:formula="of:=[.A1983]+1" office:value-type="float" office:value="1983">
            <text:p>1983</text:p>
          </table:table-cell>
          <table:table-cell table:style-name="ce3" table:formula="of:=[orbits.$C$3]*[.A1984]" office:value-type="float" office:value="8591270.163">
            <text:p>8591270.163</text:p>
          </table:table-cell>
          <table:table-cell table:style-name="ce6" table:formula="of:=[.B1984]/[orbits.$D$3]" office:value-type="float" office:value="23522.098778209">
            <text:p>23522.10</text:p>
          </table:table-cell>
          <table:table-cell table:style-name="ce6" table:formula="of:=[.C1984]-ROUNDDOWN([.C1984])" office:value-type="float" office:value="0.0987782089978282">
            <text:p>0.10</text:p>
          </table:table-cell>
          <table:table-cell table:formula="of:=IF([.D1984] &lt; [.$D$2])" office:value-type="boolean" office:boolean-value="true">
            <text:p>TRUE</text:p>
          </table:table-cell>
          <table:table-cell table:formula="of:=MOD([.C1984];64)" office:value-type="float" office:value="34.0987782089978">
            <text:p>34.10</text:p>
          </table:table-cell>
          <table:table-cell/>
        </table:table-row>
        <table:table-row table:style-name="ro2">
          <table:table-cell table:style-name="ce3" table:formula="of:=[.A1984]+1" office:value-type="float" office:value="1984">
            <text:p>1984</text:p>
          </table:table-cell>
          <table:table-cell table:style-name="ce3" table:formula="of:=[orbits.$C$3]*[.A1985]" office:value-type="float" office:value="8595602.624">
            <text:p>8595602.624</text:p>
          </table:table-cell>
          <table:table-cell table:style-name="ce6" table:formula="of:=[.B1985]/[orbits.$D$3]" office:value-type="float" office:value="23533.9606535384">
            <text:p>23533.96</text:p>
          </table:table-cell>
          <table:table-cell table:style-name="ce6" table:formula="of:=[.C1985]-ROUNDDOWN([.C1985])" office:value-type="float" office:value="0.960653538400948">
            <text:p>0.96</text:p>
          </table:table-cell>
          <table:table-cell table:formula="of:=IF([.D1985] &lt; [.$D$2])" office:value-type="boolean" office:boolean-value="false">
            <text:p>FALSE</text:p>
          </table:table-cell>
          <table:table-cell table:formula="of:=MOD([.C1985];64)" office:value-type="float" office:value="45.9606535384009">
            <text:p>45.96</text:p>
          </table:table-cell>
          <table:table-cell/>
        </table:table-row>
        <table:table-row table:style-name="ro2">
          <table:table-cell table:style-name="ce3" table:formula="of:=[.A1985]+1" office:value-type="float" office:value="1985">
            <text:p>1985</text:p>
          </table:table-cell>
          <table:table-cell table:style-name="ce3" table:formula="of:=[orbits.$C$3]*[.A1986]" office:value-type="float" office:value="8599935.085">
            <text:p>8599935.085</text:p>
          </table:table-cell>
          <table:table-cell table:style-name="ce6" table:formula="of:=[.B1986]/[orbits.$D$3]" office:value-type="float" office:value="23545.8225288678">
            <text:p>23545.82</text:p>
          </table:table-cell>
          <table:table-cell table:style-name="ce6" table:formula="of:=[.C1986]-ROUNDDOWN([.C1986])" office:value-type="float" office:value="0.822528867807705">
            <text:p>0.82</text:p>
          </table:table-cell>
          <table:table-cell table:formula="of:=IF([.D1986] &lt; [.$D$2])" office:value-type="boolean" office:boolean-value="false">
            <text:p>FALSE</text:p>
          </table:table-cell>
          <table:table-cell table:formula="of:=MOD([.C1986];64)" office:value-type="float" office:value="57.8225288678077">
            <text:p>57.82</text:p>
          </table:table-cell>
          <table:table-cell/>
        </table:table-row>
        <table:table-row table:style-name="ro2">
          <table:table-cell table:style-name="ce3" table:formula="of:=[.A1986]+1" office:value-type="float" office:value="1986">
            <text:p>1986</text:p>
          </table:table-cell>
          <table:table-cell table:style-name="ce3" table:formula="of:=[orbits.$C$3]*[.A1987]" office:value-type="float" office:value="8604267.546">
            <text:p>8604267.546</text:p>
          </table:table-cell>
          <table:table-cell table:style-name="ce6" table:formula="of:=[.B1987]/[orbits.$D$3]" office:value-type="float" office:value="23557.6844041972">
            <text:p>23557.68</text:p>
          </table:table-cell>
          <table:table-cell table:style-name="ce6" table:formula="of:=[.C1987]-ROUNDDOWN([.C1987])" office:value-type="float" office:value="0.684404197210824">
            <text:p>0.68</text:p>
          </table:table-cell>
          <table:table-cell table:formula="of:=IF([.D1987] &lt; [.$D$2])" office:value-type="boolean" office:boolean-value="false">
            <text:p>FALSE</text:p>
          </table:table-cell>
          <table:table-cell table:formula="of:=MOD([.C1987];64)" office:value-type="float" office:value="5.68440419721082">
            <text:p>5.68</text:p>
          </table:table-cell>
          <table:table-cell/>
        </table:table-row>
        <table:table-row table:style-name="ro2">
          <table:table-cell table:style-name="ce3" table:formula="of:=[.A1987]+1" office:value-type="float" office:value="1987">
            <text:p>1987</text:p>
          </table:table-cell>
          <table:table-cell table:style-name="ce3" table:formula="of:=[orbits.$C$3]*[.A1988]" office:value-type="float" office:value="8608600.007">
            <text:p>8608600.007</text:p>
          </table:table-cell>
          <table:table-cell table:style-name="ce6" table:formula="of:=[.B1988]/[orbits.$D$3]" office:value-type="float" office:value="23569.5462795266">
            <text:p>23569.55</text:p>
          </table:table-cell>
          <table:table-cell table:style-name="ce6" table:formula="of:=[.C1988]-ROUNDDOWN([.C1988])" office:value-type="float" office:value="0.546279526617582">
            <text:p>0.55</text:p>
          </table:table-cell>
          <table:table-cell table:formula="of:=IF([.D1988] &lt; [.$D$2])" office:value-type="boolean" office:boolean-value="false">
            <text:p>FALSE</text:p>
          </table:table-cell>
          <table:table-cell table:formula="of:=MOD([.C1988];64)" office:value-type="float" office:value="17.5462795266176">
            <text:p>17.55</text:p>
          </table:table-cell>
          <table:table-cell/>
        </table:table-row>
        <table:table-row table:style-name="ro2">
          <table:table-cell table:style-name="ce3" table:formula="of:=[.A1988]+1" office:value-type="float" office:value="1988">
            <text:p>1988</text:p>
          </table:table-cell>
          <table:table-cell table:style-name="ce3" table:formula="of:=[orbits.$C$3]*[.A1989]" office:value-type="float" office:value="8612932.468">
            <text:p>8612932.468</text:p>
          </table:table-cell>
          <table:table-cell table:style-name="ce6" table:formula="of:=[.B1989]/[orbits.$D$3]" office:value-type="float" office:value="23581.408154856">
            <text:p>23581.41</text:p>
          </table:table-cell>
          <table:table-cell table:style-name="ce6" table:formula="of:=[.C1989]-ROUNDDOWN([.C1989])" office:value-type="float" office:value="0.408154856020701">
            <text:p>0.41</text:p>
          </table:table-cell>
          <table:table-cell table:formula="of:=IF([.D1989] &lt; [.$D$2])" office:value-type="boolean" office:boolean-value="false">
            <text:p>FALSE</text:p>
          </table:table-cell>
          <table:table-cell table:formula="of:=MOD([.C1989];64)" office:value-type="float" office:value="29.4081548560207">
            <text:p>29.41</text:p>
          </table:table-cell>
          <table:table-cell/>
        </table:table-row>
        <table:table-row table:style-name="ro2">
          <table:table-cell table:style-name="ce3" table:formula="of:=[.A1989]+1" office:value-type="float" office:value="1989">
            <text:p>1989</text:p>
          </table:table-cell>
          <table:table-cell table:style-name="ce3" table:formula="of:=[orbits.$C$3]*[.A1990]" office:value-type="float" office:value="8617264.929">
            <text:p>8617264.929</text:p>
          </table:table-cell>
          <table:table-cell table:style-name="ce6" table:formula="of:=[.B1990]/[orbits.$D$3]" office:value-type="float" office:value="23593.2700301854">
            <text:p>23593.27</text:p>
          </table:table-cell>
          <table:table-cell table:style-name="ce6" table:formula="of:=[.C1990]-ROUNDDOWN([.C1990])" office:value-type="float" office:value="0.270030185427458">
            <text:p>0.27</text:p>
          </table:table-cell>
          <table:table-cell table:formula="of:=IF([.D1990] &lt; [.$D$2])" office:value-type="boolean" office:boolean-value="false">
            <text:p>FALSE</text:p>
          </table:table-cell>
          <table:table-cell table:formula="of:=MOD([.C1990];64)" office:value-type="float" office:value="41.2700301854275">
            <text:p>41.27</text:p>
          </table:table-cell>
          <table:table-cell/>
        </table:table-row>
        <table:table-row table:style-name="ro2">
          <table:table-cell table:style-name="ce3" table:formula="of:=[.A1990]+1" office:value-type="float" office:value="1990">
            <text:p>1990</text:p>
          </table:table-cell>
          <table:table-cell table:style-name="ce3" table:formula="of:=[orbits.$C$3]*[.A1991]" office:value-type="float" office:value="8621597.39">
            <text:p>8621597.39</text:p>
          </table:table-cell>
          <table:table-cell table:style-name="ce6" table:formula="of:=[.B1991]/[orbits.$D$3]" office:value-type="float" office:value="23605.1319055148">
            <text:p>23605.13</text:p>
          </table:table-cell>
          <table:table-cell table:style-name="ce6" table:formula="of:=[.C1991]-ROUNDDOWN([.C1991])" office:value-type="float" office:value="0.131905514830578">
            <text:p>0.13</text:p>
          </table:table-cell>
          <table:table-cell table:formula="of:=IF([.D1991] &lt; [.$D$2])" office:value-type="boolean" office:boolean-value="false">
            <text:p>FALSE</text:p>
          </table:table-cell>
          <table:table-cell table:formula="of:=MOD([.C1991];64)" office:value-type="float" office:value="53.1319055148306">
            <text:p>53.13</text:p>
          </table:table-cell>
          <table:table-cell/>
        </table:table-row>
        <table:table-row table:style-name="ro2">
          <table:table-cell table:style-name="ce3" table:formula="of:=[.A1991]+1" office:value-type="float" office:value="1991">
            <text:p>1991</text:p>
          </table:table-cell>
          <table:table-cell table:style-name="ce3" table:formula="of:=[orbits.$C$3]*[.A1992]" office:value-type="float" office:value="8625929.851">
            <text:p>8625929.851</text:p>
          </table:table-cell>
          <table:table-cell table:style-name="ce6" table:formula="of:=[.B1992]/[orbits.$D$3]" office:value-type="float" office:value="23616.9937808442">
            <text:p>23616.99</text:p>
          </table:table-cell>
          <table:table-cell table:style-name="ce6" table:formula="of:=[.C1992]-ROUNDDOWN([.C1992])" office:value-type="float" office:value="0.993780844233697">
            <text:p>0.99</text:p>
          </table:table-cell>
          <table:table-cell table:formula="of:=IF([.D1992] &lt; [.$D$2])" office:value-type="boolean" office:boolean-value="false">
            <text:p>FALSE</text:p>
          </table:table-cell>
          <table:table-cell table:formula="of:=MOD([.C1992];64)" office:value-type="float" office:value="0.993780844233697">
            <text:p>0.99</text:p>
          </table:table-cell>
          <table:table-cell/>
        </table:table-row>
        <table:table-row table:style-name="ro2">
          <table:table-cell table:style-name="ce3" table:formula="of:=[.A1992]+1" office:value-type="float" office:value="1992">
            <text:p>1992</text:p>
          </table:table-cell>
          <table:table-cell table:style-name="ce3" table:formula="of:=[orbits.$C$3]*[.A1993]" office:value-type="float" office:value="8630262.312">
            <text:p>8630262.312</text:p>
          </table:table-cell>
          <table:table-cell table:style-name="ce6" table:formula="of:=[.B1993]/[orbits.$D$3]" office:value-type="float" office:value="23628.8556561736">
            <text:p>23628.86</text:p>
          </table:table-cell>
          <table:table-cell table:style-name="ce6" table:formula="of:=[.C1993]-ROUNDDOWN([.C1993])" office:value-type="float" office:value="0.855656173640455">
            <text:p>0.86</text:p>
          </table:table-cell>
          <table:table-cell table:formula="of:=IF([.D1993] &lt; [.$D$2])" office:value-type="boolean" office:boolean-value="false">
            <text:p>FALSE</text:p>
          </table:table-cell>
          <table:table-cell table:formula="of:=MOD([.C1993];64)" office:value-type="float" office:value="12.8556561736405">
            <text:p>12.86</text:p>
          </table:table-cell>
          <table:table-cell/>
        </table:table-row>
        <table:table-row table:style-name="ro2">
          <table:table-cell table:style-name="ce3" table:formula="of:=[.A1993]+1" office:value-type="float" office:value="1993">
            <text:p>1993</text:p>
          </table:table-cell>
          <table:table-cell table:style-name="ce3" table:formula="of:=[orbits.$C$3]*[.A1994]" office:value-type="float" office:value="8634594.773">
            <text:p>8634594.773</text:p>
          </table:table-cell>
          <table:table-cell table:style-name="ce6" table:formula="of:=[.B1994]/[orbits.$D$3]" office:value-type="float" office:value="23640.717531503">
            <text:p>23640.72</text:p>
          </table:table-cell>
          <table:table-cell table:style-name="ce6" table:formula="of:=[.C1994]-ROUNDDOWN([.C1994])" office:value-type="float" office:value="0.717531503043574">
            <text:p>0.72</text:p>
          </table:table-cell>
          <table:table-cell table:formula="of:=IF([.D1994] &lt; [.$D$2])" office:value-type="boolean" office:boolean-value="false">
            <text:p>FALSE</text:p>
          </table:table-cell>
          <table:table-cell table:formula="of:=MOD([.C1994];64)" office:value-type="float" office:value="24.7175315030436">
            <text:p>24.72</text:p>
          </table:table-cell>
          <table:table-cell/>
        </table:table-row>
        <table:table-row table:style-name="ro2">
          <table:table-cell table:style-name="ce3" table:formula="of:=[.A1994]+1" office:value-type="float" office:value="1994">
            <text:p>1994</text:p>
          </table:table-cell>
          <table:table-cell table:style-name="ce3" table:formula="of:=[orbits.$C$3]*[.A1995]" office:value-type="float" office:value="8638927.234">
            <text:p>8638927.234</text:p>
          </table:table-cell>
          <table:table-cell table:style-name="ce6" table:formula="of:=[.B1995]/[orbits.$D$3]" office:value-type="float" office:value="23652.5794068325">
            <text:p>23652.58</text:p>
          </table:table-cell>
          <table:table-cell table:style-name="ce6" table:formula="of:=[.C1995]-ROUNDDOWN([.C1995])" office:value-type="float" office:value="0.579406832450331">
            <text:p>0.58</text:p>
          </table:table-cell>
          <table:table-cell table:formula="of:=IF([.D1995] &lt; [.$D$2])" office:value-type="boolean" office:boolean-value="false">
            <text:p>FALSE</text:p>
          </table:table-cell>
          <table:table-cell table:formula="of:=MOD([.C1995];64)" office:value-type="float" office:value="36.5794068324503">
            <text:p>36.58</text:p>
          </table:table-cell>
          <table:table-cell/>
        </table:table-row>
        <table:table-row table:style-name="ro2">
          <table:table-cell table:style-name="ce3" table:formula="of:=[.A1995]+1" office:value-type="float" office:value="1995">
            <text:p>1995</text:p>
          </table:table-cell>
          <table:table-cell table:style-name="ce3" table:formula="of:=[orbits.$C$3]*[.A1996]" office:value-type="float" office:value="8643259.695">
            <text:p>8643259.695</text:p>
          </table:table-cell>
          <table:table-cell table:style-name="ce6" table:formula="of:=[.B1996]/[orbits.$D$3]" office:value-type="float" office:value="23664.4412821619">
            <text:p>23664.44</text:p>
          </table:table-cell>
          <table:table-cell table:style-name="ce6" table:formula="of:=[.C1996]-ROUNDDOWN([.C1996])" office:value-type="float" office:value="0.441282161853451">
            <text:p>0.44</text:p>
          </table:table-cell>
          <table:table-cell table:formula="of:=IF([.D1996] &lt; [.$D$2])" office:value-type="boolean" office:boolean-value="false">
            <text:p>FALSE</text:p>
          </table:table-cell>
          <table:table-cell table:formula="of:=MOD([.C1996];64)" office:value-type="float" office:value="48.4412821618535">
            <text:p>48.44</text:p>
          </table:table-cell>
          <table:table-cell/>
        </table:table-row>
        <table:table-row table:style-name="ro2">
          <table:table-cell table:style-name="ce3" table:formula="of:=[.A1996]+1" office:value-type="float" office:value="1996">
            <text:p>1996</text:p>
          </table:table-cell>
          <table:table-cell table:style-name="ce3" table:formula="of:=[orbits.$C$3]*[.A1997]" office:value-type="float" office:value="8647592.156">
            <text:p>8647592.156</text:p>
          </table:table-cell>
          <table:table-cell table:style-name="ce6" table:formula="of:=[.B1997]/[orbits.$D$3]" office:value-type="float" office:value="23676.3031574913">
            <text:p>23676.30</text:p>
          </table:table-cell>
          <table:table-cell table:style-name="ce6" table:formula="of:=[.C1997]-ROUNDDOWN([.C1997])" office:value-type="float" office:value="0.303157491260208">
            <text:p>0.30</text:p>
          </table:table-cell>
          <table:table-cell table:formula="of:=IF([.D1997] &lt; [.$D$2])" office:value-type="boolean" office:boolean-value="false">
            <text:p>FALSE</text:p>
          </table:table-cell>
          <table:table-cell table:formula="of:=MOD([.C1997];64)" office:value-type="float" office:value="60.3031574912602">
            <text:p>60.30</text:p>
          </table:table-cell>
          <table:table-cell/>
        </table:table-row>
        <table:table-row table:style-name="ro2">
          <table:table-cell table:style-name="ce3" table:formula="of:=[.A1997]+1" office:value-type="float" office:value="1997">
            <text:p>1997</text:p>
          </table:table-cell>
          <table:table-cell table:style-name="ce3" table:formula="of:=[orbits.$C$3]*[.A1998]" office:value-type="float" office:value="8651924.617">
            <text:p>8651924.617</text:p>
          </table:table-cell>
          <table:table-cell table:style-name="ce6" table:formula="of:=[.B1998]/[orbits.$D$3]" office:value-type="float" office:value="23688.1650328207">
            <text:p>23688.17</text:p>
          </table:table-cell>
          <table:table-cell table:style-name="ce6" table:formula="of:=[.C1998]-ROUNDDOWN([.C1998])" office:value-type="float" office:value="0.16503282065969">
            <text:p>0.17</text:p>
          </table:table-cell>
          <table:table-cell table:formula="of:=IF([.D1998] &lt; [.$D$2])" office:value-type="boolean" office:boolean-value="false">
            <text:p>FALSE</text:p>
          </table:table-cell>
          <table:table-cell table:formula="of:=MOD([.C1998];64)" office:value-type="float" office:value="8.16503282065969">
            <text:p>8.17</text:p>
          </table:table-cell>
          <table:table-cell/>
        </table:table-row>
        <table:table-row table:style-name="ro2">
          <table:table-cell table:style-name="ce3" table:formula="of:=[.A1998]+1" office:value-type="float" office:value="1998">
            <text:p>1998</text:p>
          </table:table-cell>
          <table:table-cell table:style-name="ce3" table:formula="of:=[orbits.$C$3]*[.A1999]" office:value-type="float" office:value="8656257.078">
            <text:p>8656257.078</text:p>
          </table:table-cell>
          <table:table-cell table:style-name="ce6" table:formula="of:=[.B1999]/[orbits.$D$3]" office:value-type="float" office:value="23700.0269081501">
            <text:p>23700.03</text:p>
          </table:table-cell>
          <table:table-cell table:style-name="ce6" table:formula="of:=[.C1999]-ROUNDDOWN([.C1999])" office:value-type="float" office:value="0.026908150062809">
            <text:p>0.03</text:p>
          </table:table-cell>
          <table:table-cell table:formula="of:=IF([.D1999] &lt; [.$D$2])" office:value-type="boolean" office:boolean-value="true">
            <text:p>TRUE</text:p>
          </table:table-cell>
          <table:table-cell table:formula="of:=MOD([.C1999];64)" office:value-type="float" office:value="20.0269081500628">
            <text:p>20.03</text:p>
          </table:table-cell>
          <table:table-cell/>
        </table:table-row>
        <table:table-row table:style-name="ro2">
          <table:table-cell table:style-name="ce3" table:formula="of:=[.A1999]+1" office:value-type="float" office:value="1999">
            <text:p>1999</text:p>
          </table:table-cell>
          <table:table-cell table:style-name="ce3" table:formula="of:=[orbits.$C$3]*[.A2000]" office:value-type="float" office:value="8660589.539">
            <text:p>8660589.539</text:p>
          </table:table-cell>
          <table:table-cell table:style-name="ce6" table:formula="of:=[.B2000]/[orbits.$D$3]" office:value-type="float" office:value="23711.8887834795">
            <text:p>23711.89</text:p>
          </table:table-cell>
          <table:table-cell table:style-name="ce6" table:formula="of:=[.C2000]-ROUNDDOWN([.C2000])" office:value-type="float" office:value="0.888783479469566">
            <text:p>0.89</text:p>
          </table:table-cell>
          <table:table-cell table:formula="of:=IF([.D2000] &lt; [.$D$2])" office:value-type="boolean" office:boolean-value="false">
            <text:p>FALSE</text:p>
          </table:table-cell>
          <table:table-cell table:formula="of:=MOD([.C2000];64)" office:value-type="float" office:value="31.8887834794696">
            <text:p>31.89</text:p>
          </table:table-cell>
          <table:table-cell/>
        </table:table-row>
        <table:table-row table:style-name="ro2">
          <table:table-cell table:style-name="ce3" table:formula="of:=[.A2000]+1" office:value-type="float" office:value="2000">
            <text:p>2000</text:p>
          </table:table-cell>
          <table:table-cell table:style-name="ce3" table:formula="of:=[orbits.$C$3]*[.A2001]" office:value-type="float" office:value="8664922">
            <text:p>8664922</text:p>
          </table:table-cell>
          <table:table-cell table:style-name="ce6" table:formula="of:=[.B2001]/[orbits.$D$3]" office:value-type="float" office:value="23723.7506588089">
            <text:p>23723.75</text:p>
          </table:table-cell>
          <table:table-cell table:style-name="ce6" table:formula="of:=[.C2001]-ROUNDDOWN([.C2001])" office:value-type="float" office:value="0.750658808872686">
            <text:p>0.75</text:p>
          </table:table-cell>
          <table:table-cell table:formula="of:=IF([.D2001] &lt; [.$D$2])" office:value-type="boolean" office:boolean-value="false">
            <text:p>FALSE</text:p>
          </table:table-cell>
          <table:table-cell table:formula="of:=MOD([.C2001];64)" office:value-type="float" office:value="43.7506588088727">
            <text:p>43.75</text:p>
          </table:table-cell>
          <table:table-cell/>
        </table:table-row>
        <table:table-row table:style-name="ro2">
          <table:table-cell table:style-name="ce3" table:formula="of:=[.A2001]+1" office:value-type="float" office:value="2001">
            <text:p>2001</text:p>
          </table:table-cell>
          <table:table-cell table:style-name="ce3" table:formula="of:=[orbits.$C$3]*[.A2002]" office:value-type="float" office:value="8669254.461">
            <text:p>8669254.461</text:p>
          </table:table-cell>
          <table:table-cell table:style-name="ce6" table:formula="of:=[.B2002]/[orbits.$D$3]" office:value-type="float" office:value="23735.6125341383">
            <text:p>23735.61</text:p>
          </table:table-cell>
          <table:table-cell table:style-name="ce6" table:formula="of:=[.C2002]-ROUNDDOWN([.C2002])" office:value-type="float" office:value="0.612534138279443">
            <text:p>0.61</text:p>
          </table:table-cell>
          <table:table-cell table:formula="of:=IF([.D2002] &lt; [.$D$2])" office:value-type="boolean" office:boolean-value="false">
            <text:p>FALSE</text:p>
          </table:table-cell>
          <table:table-cell table:formula="of:=MOD([.C2002];64)" office:value-type="float" office:value="55.6125341382794">
            <text:p>55.61</text:p>
          </table:table-cell>
          <table:table-cell/>
        </table:table-row>
        <table:table-row table:style-name="ro2">
          <table:table-cell table:style-name="ce3" table:formula="of:=[.A2002]+1" office:value-type="float" office:value="2002">
            <text:p>2002</text:p>
          </table:table-cell>
          <table:table-cell table:style-name="ce3" table:formula="of:=[orbits.$C$3]*[.A2003]" office:value-type="float" office:value="8673586.922">
            <text:p>8673586.922</text:p>
          </table:table-cell>
          <table:table-cell table:style-name="ce6" table:formula="of:=[.B2003]/[orbits.$D$3]" office:value-type="float" office:value="23747.4744094677">
            <text:p>23747.47</text:p>
          </table:table-cell>
          <table:table-cell table:style-name="ce6" table:formula="of:=[.C2003]-ROUNDDOWN([.C2003])" office:value-type="float" office:value="0.474409467682563">
            <text:p>0.47</text:p>
          </table:table-cell>
          <table:table-cell table:formula="of:=IF([.D2003] &lt; [.$D$2])" office:value-type="boolean" office:boolean-value="false">
            <text:p>FALSE</text:p>
          </table:table-cell>
          <table:table-cell table:formula="of:=MOD([.C2003];64)" office:value-type="float" office:value="3.47440946768256">
            <text:p>3.47</text:p>
          </table:table-cell>
          <table:table-cell/>
        </table:table-row>
        <table:table-row table:style-name="ro2">
          <table:table-cell table:style-name="ce3" table:formula="of:=[.A2003]+1" office:value-type="float" office:value="2003">
            <text:p>2003</text:p>
          </table:table-cell>
          <table:table-cell table:style-name="ce3" table:formula="of:=[orbits.$C$3]*[.A2004]" office:value-type="float" office:value="8677919.383">
            <text:p>8677919.383</text:p>
          </table:table-cell>
          <table:table-cell table:style-name="ce6" table:formula="of:=[.B2004]/[orbits.$D$3]" office:value-type="float" office:value="23759.3362847971">
            <text:p>23759.34</text:p>
          </table:table-cell>
          <table:table-cell table:style-name="ce6" table:formula="of:=[.C2004]-ROUNDDOWN([.C2004])" office:value-type="float" office:value="0.33628479708932">
            <text:p>0.34</text:p>
          </table:table-cell>
          <table:table-cell table:formula="of:=IF([.D2004] &lt; [.$D$2])" office:value-type="boolean" office:boolean-value="false">
            <text:p>FALSE</text:p>
          </table:table-cell>
          <table:table-cell table:formula="of:=MOD([.C2004];64)" office:value-type="float" office:value="15.3362847970893">
            <text:p>15.34</text:p>
          </table:table-cell>
          <table:table-cell/>
        </table:table-row>
        <table:table-row table:style-name="ro2">
          <table:table-cell table:style-name="ce3" table:formula="of:=[.A2004]+1" office:value-type="float" office:value="2004">
            <text:p>2004</text:p>
          </table:table-cell>
          <table:table-cell table:style-name="ce3" table:formula="of:=[orbits.$C$3]*[.A2005]" office:value-type="float" office:value="8682251.844">
            <text:p>8682251.844</text:p>
          </table:table-cell>
          <table:table-cell table:style-name="ce6" table:formula="of:=[.B2005]/[orbits.$D$3]" office:value-type="float" office:value="23771.1981601265">
            <text:p>23771.20</text:p>
          </table:table-cell>
          <table:table-cell table:style-name="ce6" table:formula="of:=[.C2005]-ROUNDDOWN([.C2005])" office:value-type="float" office:value="0.198160126492439">
            <text:p>0.20</text:p>
          </table:table-cell>
          <table:table-cell table:formula="of:=IF([.D2005] &lt; [.$D$2])" office:value-type="boolean" office:boolean-value="false">
            <text:p>FALSE</text:p>
          </table:table-cell>
          <table:table-cell table:formula="of:=MOD([.C2005];64)" office:value-type="float" office:value="27.1981601264924">
            <text:p>27.20</text:p>
          </table:table-cell>
          <table:table-cell/>
        </table:table-row>
        <table:table-row table:style-name="ro2">
          <table:table-cell table:style-name="ce3" table:formula="of:=[.A2005]+1" office:value-type="float" office:value="2005">
            <text:p>2005</text:p>
          </table:table-cell>
          <table:table-cell table:style-name="ce3" table:formula="of:=[orbits.$C$3]*[.A2006]" office:value-type="float" office:value="8686584.305">
            <text:p>8686584.305</text:p>
          </table:table-cell>
          <table:table-cell table:style-name="ce6" table:formula="of:=[.B2006]/[orbits.$D$3]" office:value-type="float" office:value="23783.0600354559">
            <text:p>23783.06</text:p>
          </table:table-cell>
          <table:table-cell table:style-name="ce6" table:formula="of:=[.C2006]-ROUNDDOWN([.C2006])" office:value-type="float" office:value="0.0600354558955587">
            <text:p>0.06</text:p>
          </table:table-cell>
          <table:table-cell table:formula="of:=IF([.D2006] &lt; [.$D$2])" office:value-type="boolean" office:boolean-value="true">
            <text:p>TRUE</text:p>
          </table:table-cell>
          <table:table-cell table:formula="of:=MOD([.C2006];64)" office:value-type="float" office:value="39.0600354558956">
            <text:p>39.06</text:p>
          </table:table-cell>
          <table:table-cell/>
        </table:table-row>
        <table:table-row table:style-name="ro2">
          <table:table-cell table:style-name="ce3" table:formula="of:=[.A2006]+1" office:value-type="float" office:value="2006">
            <text:p>2006</text:p>
          </table:table-cell>
          <table:table-cell table:style-name="ce3" table:formula="of:=[orbits.$C$3]*[.A2007]" office:value-type="float" office:value="8690916.766">
            <text:p>8690916.766</text:p>
          </table:table-cell>
          <table:table-cell table:style-name="ce6" table:formula="of:=[.B2007]/[orbits.$D$3]" office:value-type="float" office:value="23794.9219107853">
            <text:p>23794.92</text:p>
          </table:table-cell>
          <table:table-cell table:style-name="ce6" table:formula="of:=[.C2007]-ROUNDDOWN([.C2007])" office:value-type="float" office:value="0.921910785302316">
            <text:p>0.92</text:p>
          </table:table-cell>
          <table:table-cell table:formula="of:=IF([.D2007] &lt; [.$D$2])" office:value-type="boolean" office:boolean-value="false">
            <text:p>FALSE</text:p>
          </table:table-cell>
          <table:table-cell table:formula="of:=MOD([.C2007];64)" office:value-type="float" office:value="50.9219107853023">
            <text:p>50.92</text:p>
          </table:table-cell>
          <table:table-cell/>
        </table:table-row>
        <table:table-row table:style-name="ro2">
          <table:table-cell table:style-name="ce3" table:formula="of:=[.A2007]+1" office:value-type="float" office:value="2007">
            <text:p>2007</text:p>
          </table:table-cell>
          <table:table-cell table:style-name="ce3" table:formula="of:=[orbits.$C$3]*[.A2008]" office:value-type="float" office:value="8695249.227">
            <text:p>8695249.227</text:p>
          </table:table-cell>
          <table:table-cell table:style-name="ce6" table:formula="of:=[.B2008]/[orbits.$D$3]" office:value-type="float" office:value="23806.7837861147">
            <text:p>23806.78</text:p>
          </table:table-cell>
          <table:table-cell table:style-name="ce6" table:formula="of:=[.C2008]-ROUNDDOWN([.C2008])" office:value-type="float" office:value="0.783786114705435">
            <text:p>0.78</text:p>
          </table:table-cell>
          <table:table-cell table:formula="of:=IF([.D2008] &lt; [.$D$2])" office:value-type="boolean" office:boolean-value="false">
            <text:p>FALSE</text:p>
          </table:table-cell>
          <table:table-cell table:formula="of:=MOD([.C2008];64)" office:value-type="float" office:value="62.7837861147054">
            <text:p>62.78</text:p>
          </table:table-cell>
          <table:table-cell/>
        </table:table-row>
        <table:table-row table:style-name="ro2">
          <table:table-cell table:style-name="ce3" table:formula="of:=[.A2008]+1" office:value-type="float" office:value="2008">
            <text:p>2008</text:p>
          </table:table-cell>
          <table:table-cell table:style-name="ce3" table:formula="of:=[orbits.$C$3]*[.A2009]" office:value-type="float" office:value="8699581.688">
            <text:p>8699581.688</text:p>
          </table:table-cell>
          <table:table-cell table:style-name="ce6" table:formula="of:=[.B2009]/[orbits.$D$3]" office:value-type="float" office:value="23818.6456614441">
            <text:p>23818.65</text:p>
          </table:table-cell>
          <table:table-cell table:style-name="ce6" table:formula="of:=[.C2009]-ROUNDDOWN([.C2009])" office:value-type="float" office:value="0.645661444112193">
            <text:p>0.65</text:p>
          </table:table-cell>
          <table:table-cell table:formula="of:=IF([.D2009] &lt; [.$D$2])" office:value-type="boolean" office:boolean-value="false">
            <text:p>FALSE</text:p>
          </table:table-cell>
          <table:table-cell table:formula="of:=MOD([.C2009];64)" office:value-type="float" office:value="10.6456614441122">
            <text:p>10.65</text:p>
          </table:table-cell>
          <table:table-cell/>
        </table:table-row>
        <table:table-row table:style-name="ro2">
          <table:table-cell table:style-name="ce3" table:formula="of:=[.A2009]+1" office:value-type="float" office:value="2009">
            <text:p>2009</text:p>
          </table:table-cell>
          <table:table-cell table:style-name="ce3" table:formula="of:=[orbits.$C$3]*[.A2010]" office:value-type="float" office:value="8703914.149">
            <text:p>8703914.149</text:p>
          </table:table-cell>
          <table:table-cell table:style-name="ce6" table:formula="of:=[.B2010]/[orbits.$D$3]" office:value-type="float" office:value="23830.5075367735">
            <text:p>23830.51</text:p>
          </table:table-cell>
          <table:table-cell table:style-name="ce6" table:formula="of:=[.C2010]-ROUNDDOWN([.C2010])" office:value-type="float" office:value="0.507536773515312">
            <text:p>0.51</text:p>
          </table:table-cell>
          <table:table-cell table:formula="of:=IF([.D2010] &lt; [.$D$2])" office:value-type="boolean" office:boolean-value="false">
            <text:p>FALSE</text:p>
          </table:table-cell>
          <table:table-cell table:formula="of:=MOD([.C2010];64)" office:value-type="float" office:value="22.5075367735153">
            <text:p>22.51</text:p>
          </table:table-cell>
          <table:table-cell/>
        </table:table-row>
        <table:table-row table:style-name="ro2">
          <table:table-cell table:style-name="ce3" table:formula="of:=[.A2010]+1" office:value-type="float" office:value="2010">
            <text:p>2010</text:p>
          </table:table-cell>
          <table:table-cell table:style-name="ce3" table:formula="of:=[orbits.$C$3]*[.A2011]" office:value-type="float" office:value="8708246.61">
            <text:p>8708246.61</text:p>
          </table:table-cell>
          <table:table-cell table:style-name="ce6" table:formula="of:=[.B2011]/[orbits.$D$3]" office:value-type="float" office:value="23842.3694121029">
            <text:p>23842.37</text:p>
          </table:table-cell>
          <table:table-cell table:style-name="ce6" table:formula="of:=[.C2011]-ROUNDDOWN([.C2011])" office:value-type="float" office:value="0.36941210292207">
            <text:p>0.37</text:p>
          </table:table-cell>
          <table:table-cell table:formula="of:=IF([.D2011] &lt; [.$D$2])" office:value-type="boolean" office:boolean-value="false">
            <text:p>FALSE</text:p>
          </table:table-cell>
          <table:table-cell table:formula="of:=MOD([.C2011];64)" office:value-type="float" office:value="34.3694121029221">
            <text:p>34.37</text:p>
          </table:table-cell>
          <table:table-cell/>
        </table:table-row>
        <table:table-row table:style-name="ro2">
          <table:table-cell table:style-name="ce3" table:formula="of:=[.A2011]+1" office:value-type="float" office:value="2011">
            <text:p>2011</text:p>
          </table:table-cell>
          <table:table-cell table:style-name="ce3" table:formula="of:=[orbits.$C$3]*[.A2012]" office:value-type="float" office:value="8712579.071">
            <text:p>8712579.071</text:p>
          </table:table-cell>
          <table:table-cell table:style-name="ce6" table:formula="of:=[.B2012]/[orbits.$D$3]" office:value-type="float" office:value="23854.2312874323">
            <text:p>23854.23</text:p>
          </table:table-cell>
          <table:table-cell table:style-name="ce6" table:formula="of:=[.C2012]-ROUNDDOWN([.C2012])" office:value-type="float" office:value="0.231287432321551">
            <text:p>0.23</text:p>
          </table:table-cell>
          <table:table-cell table:formula="of:=IF([.D2012] &lt; [.$D$2])" office:value-type="boolean" office:boolean-value="false">
            <text:p>FALSE</text:p>
          </table:table-cell>
          <table:table-cell table:formula="of:=MOD([.C2012];64)" office:value-type="float" office:value="46.2312874323216">
            <text:p>46.23</text:p>
          </table:table-cell>
          <table:table-cell/>
        </table:table-row>
        <table:table-row table:style-name="ro2">
          <table:table-cell table:style-name="ce3" table:formula="of:=[.A2012]+1" office:value-type="float" office:value="2012">
            <text:p>2012</text:p>
          </table:table-cell>
          <table:table-cell table:style-name="ce3" table:formula="of:=[orbits.$C$3]*[.A2013]" office:value-type="float" office:value="8716911.532">
            <text:p>8716911.532</text:p>
          </table:table-cell>
          <table:table-cell table:style-name="ce6" table:formula="of:=[.B2013]/[orbits.$D$3]" office:value-type="float" office:value="23866.0931627617">
            <text:p>23866.09</text:p>
          </table:table-cell>
          <table:table-cell table:style-name="ce6" table:formula="of:=[.C2013]-ROUNDDOWN([.C2013])" office:value-type="float" office:value="0.0931627617246704">
            <text:p>0.09</text:p>
          </table:table-cell>
          <table:table-cell table:formula="of:=IF([.D2013] &lt; [.$D$2])" office:value-type="boolean" office:boolean-value="true">
            <text:p>TRUE</text:p>
          </table:table-cell>
          <table:table-cell table:formula="of:=MOD([.C2013];64)" office:value-type="float" office:value="58.0931627617247">
            <text:p>58.09</text:p>
          </table:table-cell>
          <table:table-cell/>
        </table:table-row>
        <table:table-row table:style-name="ro2">
          <table:table-cell table:style-name="ce3" table:formula="of:=[.A2013]+1" office:value-type="float" office:value="2013">
            <text:p>2013</text:p>
          </table:table-cell>
          <table:table-cell table:style-name="ce3" table:formula="of:=[orbits.$C$3]*[.A2014]" office:value-type="float" office:value="8721243.993">
            <text:p>8721243.993</text:p>
          </table:table-cell>
          <table:table-cell table:style-name="ce6" table:formula="of:=[.B2014]/[orbits.$D$3]" office:value-type="float" office:value="23877.9550380911">
            <text:p>23877.96</text:p>
          </table:table-cell>
          <table:table-cell table:style-name="ce6" table:formula="of:=[.C2014]-ROUNDDOWN([.C2014])" office:value-type="float" office:value="0.955038091131428">
            <text:p>0.96</text:p>
          </table:table-cell>
          <table:table-cell table:formula="of:=IF([.D2014] &lt; [.$D$2])" office:value-type="boolean" office:boolean-value="false">
            <text:p>FALSE</text:p>
          </table:table-cell>
          <table:table-cell table:formula="of:=MOD([.C2014];64)" office:value-type="float" office:value="5.95503809113143">
            <text:p>5.96</text:p>
          </table:table-cell>
          <table:table-cell/>
        </table:table-row>
        <table:table-row table:style-name="ro2">
          <table:table-cell table:style-name="ce3" table:formula="of:=[.A2014]+1" office:value-type="float" office:value="2014">
            <text:p>2014</text:p>
          </table:table-cell>
          <table:table-cell table:style-name="ce3" table:formula="of:=[orbits.$C$3]*[.A2015]" office:value-type="float" office:value="8725576.454">
            <text:p>8725576.454</text:p>
          </table:table-cell>
          <table:table-cell table:style-name="ce6" table:formula="of:=[.B2015]/[orbits.$D$3]" office:value-type="float" office:value="23889.8169134205">
            <text:p>23889.82</text:p>
          </table:table-cell>
          <table:table-cell table:style-name="ce6" table:formula="of:=[.C2015]-ROUNDDOWN([.C2015])" office:value-type="float" office:value="0.816913420534547">
            <text:p>0.82</text:p>
          </table:table-cell>
          <table:table-cell table:formula="of:=IF([.D2015] &lt; [.$D$2])" office:value-type="boolean" office:boolean-value="false">
            <text:p>FALSE</text:p>
          </table:table-cell>
          <table:table-cell table:formula="of:=MOD([.C2015];64)" office:value-type="float" office:value="17.8169134205345">
            <text:p>17.82</text:p>
          </table:table-cell>
          <table:table-cell/>
        </table:table-row>
        <table:table-row table:style-name="ro2">
          <table:table-cell table:style-name="ce3" table:formula="of:=[.A2015]+1" office:value-type="float" office:value="2015">
            <text:p>2015</text:p>
          </table:table-cell>
          <table:table-cell table:style-name="ce3" table:formula="of:=[orbits.$C$3]*[.A2016]" office:value-type="float" office:value="8729908.915">
            <text:p>8729908.915</text:p>
          </table:table-cell>
          <table:table-cell table:style-name="ce6" table:formula="of:=[.B2016]/[orbits.$D$3]" office:value-type="float" office:value="23901.6787887499">
            <text:p>23901.68</text:p>
          </table:table-cell>
          <table:table-cell table:style-name="ce6" table:formula="of:=[.C2016]-ROUNDDOWN([.C2016])" office:value-type="float" office:value="0.678788749941305">
            <text:p>0.68</text:p>
          </table:table-cell>
          <table:table-cell table:formula="of:=IF([.D2016] &lt; [.$D$2])" office:value-type="boolean" office:boolean-value="false">
            <text:p>FALSE</text:p>
          </table:table-cell>
          <table:table-cell table:formula="of:=MOD([.C2016];64)" office:value-type="float" office:value="29.6787887499413">
            <text:p>29.68</text:p>
          </table:table-cell>
          <table:table-cell/>
        </table:table-row>
        <table:table-row table:style-name="ro2">
          <table:table-cell table:style-name="ce3" table:formula="of:=[.A2016]+1" office:value-type="float" office:value="2016">
            <text:p>2016</text:p>
          </table:table-cell>
          <table:table-cell table:style-name="ce3" table:formula="of:=[orbits.$C$3]*[.A2017]" office:value-type="float" office:value="8734241.376">
            <text:p>8734241.376</text:p>
          </table:table-cell>
          <table:table-cell table:style-name="ce6" table:formula="of:=[.B2017]/[orbits.$D$3]" office:value-type="float" office:value="23913.5406640793">
            <text:p>23913.54</text:p>
          </table:table-cell>
          <table:table-cell table:style-name="ce6" table:formula="of:=[.C2017]-ROUNDDOWN([.C2017])" office:value-type="float" office:value="0.540664079344424">
            <text:p>0.54</text:p>
          </table:table-cell>
          <table:table-cell table:formula="of:=IF([.D2017] &lt; [.$D$2])" office:value-type="boolean" office:boolean-value="false">
            <text:p>FALSE</text:p>
          </table:table-cell>
          <table:table-cell table:formula="of:=MOD([.C2017];64)" office:value-type="float" office:value="41.5406640793444">
            <text:p>41.54</text:p>
          </table:table-cell>
          <table:table-cell/>
        </table:table-row>
        <table:table-row table:style-name="ro2">
          <table:table-cell table:style-name="ce3" table:formula="of:=[.A2017]+1" office:value-type="float" office:value="2017">
            <text:p>2017</text:p>
          </table:table-cell>
          <table:table-cell table:style-name="ce3" table:formula="of:=[orbits.$C$3]*[.A2018]" office:value-type="float" office:value="8738573.837">
            <text:p>8738573.837</text:p>
          </table:table-cell>
          <table:table-cell table:style-name="ce6" table:formula="of:=[.B2018]/[orbits.$D$3]" office:value-type="float" office:value="23925.4025394088">
            <text:p>23925.40</text:p>
          </table:table-cell>
          <table:table-cell table:style-name="ce6" table:formula="of:=[.C2018]-ROUNDDOWN([.C2018])" office:value-type="float" office:value="0.402539408751181">
            <text:p>0.40</text:p>
          </table:table-cell>
          <table:table-cell table:formula="of:=IF([.D2018] &lt; [.$D$2])" office:value-type="boolean" office:boolean-value="false">
            <text:p>FALSE</text:p>
          </table:table-cell>
          <table:table-cell table:formula="of:=MOD([.C2018];64)" office:value-type="float" office:value="53.4025394087512">
            <text:p>53.40</text:p>
          </table:table-cell>
          <table:table-cell/>
        </table:table-row>
        <table:table-row table:style-name="ro2">
          <table:table-cell table:style-name="ce3" table:formula="of:=[.A2018]+1" office:value-type="float" office:value="2018">
            <text:p>2018</text:p>
          </table:table-cell>
          <table:table-cell table:style-name="ce3" table:formula="of:=[orbits.$C$3]*[.A2019]" office:value-type="float" office:value="8742906.298">
            <text:p>8742906.298</text:p>
          </table:table-cell>
          <table:table-cell table:style-name="ce6" table:formula="of:=[.B2019]/[orbits.$D$3]" office:value-type="float" office:value="23937.2644147382">
            <text:p>23937.26</text:p>
          </table:table-cell>
          <table:table-cell table:style-name="ce6" table:formula="of:=[.C2019]-ROUNDDOWN([.C2019])" office:value-type="float" office:value="0.264414738154301">
            <text:p>0.26</text:p>
          </table:table-cell>
          <table:table-cell table:formula="of:=IF([.D2019] &lt; [.$D$2])" office:value-type="boolean" office:boolean-value="false">
            <text:p>FALSE</text:p>
          </table:table-cell>
          <table:table-cell table:formula="of:=MOD([.C2019];64)" office:value-type="float" office:value="1.2644147381543">
            <text:p>1.26</text:p>
          </table:table-cell>
          <table:table-cell/>
        </table:table-row>
        <table:table-row table:style-name="ro2">
          <table:table-cell table:style-name="ce3" table:formula="of:=[.A2019]+1" office:value-type="float" office:value="2019">
            <text:p>2019</text:p>
          </table:table-cell>
          <table:table-cell table:style-name="ce3" table:formula="of:=[orbits.$C$3]*[.A2020]" office:value-type="float" office:value="8747238.759">
            <text:p>8747238.759</text:p>
          </table:table-cell>
          <table:table-cell table:style-name="ce6" table:formula="of:=[.B2020]/[orbits.$D$3]" office:value-type="float" office:value="23949.1262900676">
            <text:p>23949.13</text:p>
          </table:table-cell>
          <table:table-cell table:style-name="ce6" table:formula="of:=[.C2020]-ROUNDDOWN([.C2020])" office:value-type="float" office:value="0.12629006755742">
            <text:p>0.13</text:p>
          </table:table-cell>
          <table:table-cell table:formula="of:=IF([.D2020] &lt; [.$D$2])" office:value-type="boolean" office:boolean-value="false">
            <text:p>FALSE</text:p>
          </table:table-cell>
          <table:table-cell table:formula="of:=MOD([.C2020];64)" office:value-type="float" office:value="13.1262900675574">
            <text:p>13.13</text:p>
          </table:table-cell>
          <table:table-cell/>
        </table:table-row>
        <table:table-row table:style-name="ro2">
          <table:table-cell table:style-name="ce3" table:formula="of:=[.A2020]+1" office:value-type="float" office:value="2020">
            <text:p>2020</text:p>
          </table:table-cell>
          <table:table-cell table:style-name="ce3" table:formula="of:=[orbits.$C$3]*[.A2021]" office:value-type="float" office:value="8751571.22">
            <text:p>8751571.22</text:p>
          </table:table-cell>
          <table:table-cell table:style-name="ce6" table:formula="of:=[.B2021]/[orbits.$D$3]" office:value-type="float" office:value="23960.988165397">
            <text:p>23960.99</text:p>
          </table:table-cell>
          <table:table-cell table:style-name="ce6" table:formula="of:=[.C2021]-ROUNDDOWN([.C2021])" office:value-type="float" office:value="0.988165396964178">
            <text:p>0.99</text:p>
          </table:table-cell>
          <table:table-cell table:formula="of:=IF([.D2021] &lt; [.$D$2])" office:value-type="boolean" office:boolean-value="false">
            <text:p>FALSE</text:p>
          </table:table-cell>
          <table:table-cell table:formula="of:=MOD([.C2021];64)" office:value-type="float" office:value="24.9881653969642">
            <text:p>24.99</text:p>
          </table:table-cell>
          <table:table-cell/>
        </table:table-row>
        <table:table-row table:style-name="ro2">
          <table:table-cell table:style-name="ce3" table:formula="of:=[.A2021]+1" office:value-type="float" office:value="2021">
            <text:p>2021</text:p>
          </table:table-cell>
          <table:table-cell table:style-name="ce3" table:formula="of:=[orbits.$C$3]*[.A2022]" office:value-type="float" office:value="8755903.681">
            <text:p>8755903.681</text:p>
          </table:table-cell>
          <table:table-cell table:style-name="ce6" table:formula="of:=[.B2022]/[orbits.$D$3]" office:value-type="float" office:value="23972.8500407264">
            <text:p>23972.85</text:p>
          </table:table-cell>
          <table:table-cell table:style-name="ce6" table:formula="of:=[.C2022]-ROUNDDOWN([.C2022])" office:value-type="float" office:value="0.850040726367297">
            <text:p>0.85</text:p>
          </table:table-cell>
          <table:table-cell table:formula="of:=IF([.D2022] &lt; [.$D$2])" office:value-type="boolean" office:boolean-value="false">
            <text:p>FALSE</text:p>
          </table:table-cell>
          <table:table-cell table:formula="of:=MOD([.C2022];64)" office:value-type="float" office:value="36.8500407263673">
            <text:p>36.85</text:p>
          </table:table-cell>
          <table:table-cell/>
        </table:table-row>
        <table:table-row table:style-name="ro2">
          <table:table-cell table:style-name="ce3" table:formula="of:=[.A2022]+1" office:value-type="float" office:value="2022">
            <text:p>2022</text:p>
          </table:table-cell>
          <table:table-cell table:style-name="ce3" table:formula="of:=[orbits.$C$3]*[.A2023]" office:value-type="float" office:value="8760236.142">
            <text:p>8760236.142</text:p>
          </table:table-cell>
          <table:table-cell table:style-name="ce6" table:formula="of:=[.B2023]/[orbits.$D$3]" office:value-type="float" office:value="23984.7119160558">
            <text:p>23984.71</text:p>
          </table:table-cell>
          <table:table-cell table:style-name="ce6" table:formula="of:=[.C2023]-ROUNDDOWN([.C2023])" office:value-type="float" office:value="0.711916055774054">
            <text:p>0.71</text:p>
          </table:table-cell>
          <table:table-cell table:formula="of:=IF([.D2023] &lt; [.$D$2])" office:value-type="boolean" office:boolean-value="false">
            <text:p>FALSE</text:p>
          </table:table-cell>
          <table:table-cell table:formula="of:=MOD([.C2023];64)" office:value-type="float" office:value="48.7119160557741">
            <text:p>48.71</text:p>
          </table:table-cell>
          <table:table-cell/>
        </table:table-row>
        <table:table-row table:style-name="ro2">
          <table:table-cell table:style-name="ce3" table:formula="of:=[.A2023]+1" office:value-type="float" office:value="2023">
            <text:p>2023</text:p>
          </table:table-cell>
          <table:table-cell table:style-name="ce3" table:formula="of:=[orbits.$C$3]*[.A2024]" office:value-type="float" office:value="8764568.603">
            <text:p>8764568.603</text:p>
          </table:table-cell>
          <table:table-cell table:style-name="ce6" table:formula="of:=[.B2024]/[orbits.$D$3]" office:value-type="float" office:value="23996.5737913852">
            <text:p>23996.57</text:p>
          </table:table-cell>
          <table:table-cell table:style-name="ce6" table:formula="of:=[.C2024]-ROUNDDOWN([.C2024])" office:value-type="float" office:value="0.573791385177174">
            <text:p>0.57</text:p>
          </table:table-cell>
          <table:table-cell table:formula="of:=IF([.D2024] &lt; [.$D$2])" office:value-type="boolean" office:boolean-value="false">
            <text:p>FALSE</text:p>
          </table:table-cell>
          <table:table-cell table:formula="of:=MOD([.C2024];64)" office:value-type="float" office:value="60.5737913851772">
            <text:p>60.57</text:p>
          </table:table-cell>
          <table:table-cell/>
        </table:table-row>
        <table:table-row table:style-name="ro2">
          <table:table-cell table:style-name="ce3" table:formula="of:=[.A2024]+1" office:value-type="float" office:value="2024">
            <text:p>2024</text:p>
          </table:table-cell>
          <table:table-cell table:style-name="ce3" table:formula="of:=[orbits.$C$3]*[.A2025]" office:value-type="float" office:value="8768901.064">
            <text:p>8768901.064</text:p>
          </table:table-cell>
          <table:table-cell table:style-name="ce6" table:formula="of:=[.B2025]/[orbits.$D$3]" office:value-type="float" office:value="24008.4356667146">
            <text:p>24008.44</text:p>
          </table:table-cell>
          <table:table-cell table:style-name="ce6" table:formula="of:=[.C2025]-ROUNDDOWN([.C2025])" office:value-type="float" office:value="0.435666714583931">
            <text:p>0.44</text:p>
          </table:table-cell>
          <table:table-cell table:formula="of:=IF([.D2025] &lt; [.$D$2])" office:value-type="boolean" office:boolean-value="false">
            <text:p>FALSE</text:p>
          </table:table-cell>
          <table:table-cell table:formula="of:=MOD([.C2025];64)" office:value-type="float" office:value="8.43566671458393">
            <text:p>8.44</text:p>
          </table:table-cell>
          <table:table-cell/>
        </table:table-row>
        <table:table-row table:style-name="ro2">
          <table:table-cell table:style-name="ce3" table:formula="of:=[.A2025]+1" office:value-type="float" office:value="2025">
            <text:p>2025</text:p>
          </table:table-cell>
          <table:table-cell table:style-name="ce3" table:formula="of:=[orbits.$C$3]*[.A2026]" office:value-type="float" office:value="8773233.525">
            <text:p>8773233.525</text:p>
          </table:table-cell>
          <table:table-cell table:style-name="ce6" table:formula="of:=[.B2026]/[orbits.$D$3]" office:value-type="float" office:value="24020.297542044">
            <text:p>24020.30</text:p>
          </table:table-cell>
          <table:table-cell table:style-name="ce6" table:formula="of:=[.C2026]-ROUNDDOWN([.C2026])" office:value-type="float" office:value="0.297542043983412">
            <text:p>0.30</text:p>
          </table:table-cell>
          <table:table-cell table:formula="of:=IF([.D2026] &lt; [.$D$2])" office:value-type="boolean" office:boolean-value="false">
            <text:p>FALSE</text:p>
          </table:table-cell>
          <table:table-cell table:formula="of:=MOD([.C2026];64)" office:value-type="float" office:value="20.2975420439834">
            <text:p>20.30</text:p>
          </table:table-cell>
          <table:table-cell/>
        </table:table-row>
        <table:table-row table:style-name="ro2">
          <table:table-cell table:style-name="ce3" table:formula="of:=[.A2026]+1" office:value-type="float" office:value="2026">
            <text:p>2026</text:p>
          </table:table-cell>
          <table:table-cell table:style-name="ce3" table:formula="of:=[orbits.$C$3]*[.A2027]" office:value-type="float" office:value="8777565.986">
            <text:p>8777565.986</text:p>
          </table:table-cell>
          <table:table-cell table:style-name="ce6" table:formula="of:=[.B2027]/[orbits.$D$3]" office:value-type="float" office:value="24032.1594173734">
            <text:p>24032.16</text:p>
          </table:table-cell>
          <table:table-cell table:style-name="ce6" table:formula="of:=[.C2027]-ROUNDDOWN([.C2027])" office:value-type="float" office:value="0.159417373386532">
            <text:p>0.16</text:p>
          </table:table-cell>
          <table:table-cell table:formula="of:=IF([.D2027] &lt; [.$D$2])" office:value-type="boolean" office:boolean-value="false">
            <text:p>FALSE</text:p>
          </table:table-cell>
          <table:table-cell table:formula="of:=MOD([.C2027];64)" office:value-type="float" office:value="32.1594173733865">
            <text:p>32.16</text:p>
          </table:table-cell>
          <table:table-cell/>
        </table:table-row>
        <table:table-row table:style-name="ro2">
          <table:table-cell table:style-name="ce3" table:formula="of:=[.A2027]+1" office:value-type="float" office:value="2027">
            <text:p>2027</text:p>
          </table:table-cell>
          <table:table-cell table:style-name="ce3" table:formula="of:=[orbits.$C$3]*[.A2028]" office:value-type="float" office:value="8781898.447">
            <text:p>8781898.447</text:p>
          </table:table-cell>
          <table:table-cell table:style-name="ce6" table:formula="of:=[.B2028]/[orbits.$D$3]" office:value-type="float" office:value="24044.0212927028">
            <text:p>24044.02</text:p>
          </table:table-cell>
          <table:table-cell table:style-name="ce6" table:formula="of:=[.C2028]-ROUNDDOWN([.C2028])" office:value-type="float" office:value="0.0212927027932892">
            <text:p>0.02</text:p>
          </table:table-cell>
          <table:table-cell table:formula="of:=IF([.D2028] &lt; [.$D$2])" office:value-type="boolean" office:boolean-value="true">
            <text:p>TRUE</text:p>
          </table:table-cell>
          <table:table-cell table:formula="of:=MOD([.C2028];64)" office:value-type="float" office:value="44.0212927027933">
            <text:p>44.02</text:p>
          </table:table-cell>
          <table:table-cell/>
        </table:table-row>
        <table:table-row table:style-name="ro2">
          <table:table-cell table:style-name="ce3" table:formula="of:=[.A2028]+1" office:value-type="float" office:value="2028">
            <text:p>2028</text:p>
          </table:table-cell>
          <table:table-cell table:style-name="ce3" table:formula="of:=[orbits.$C$3]*[.A2029]" office:value-type="float" office:value="8786230.908">
            <text:p>8786230.908</text:p>
          </table:table-cell>
          <table:table-cell table:style-name="ce6" table:formula="of:=[.B2029]/[orbits.$D$3]" office:value-type="float" office:value="24055.8831680322">
            <text:p>24055.88</text:p>
          </table:table-cell>
          <table:table-cell table:style-name="ce6" table:formula="of:=[.C2029]-ROUNDDOWN([.C2029])" office:value-type="float" office:value="0.883168032196409">
            <text:p>0.88</text:p>
          </table:table-cell>
          <table:table-cell table:formula="of:=IF([.D2029] &lt; [.$D$2])" office:value-type="boolean" office:boolean-value="false">
            <text:p>FALSE</text:p>
          </table:table-cell>
          <table:table-cell table:formula="of:=MOD([.C2029];64)" office:value-type="float" office:value="55.8831680321964">
            <text:p>55.88</text:p>
          </table:table-cell>
          <table:table-cell/>
        </table:table-row>
        <table:table-row table:style-name="ro2">
          <table:table-cell table:style-name="ce3" table:formula="of:=[.A2029]+1" office:value-type="float" office:value="2029">
            <text:p>2029</text:p>
          </table:table-cell>
          <table:table-cell table:style-name="ce3" table:formula="of:=[orbits.$C$3]*[.A2030]" office:value-type="float" office:value="8790563.369">
            <text:p>8790563.369</text:p>
          </table:table-cell>
          <table:table-cell table:style-name="ce6" table:formula="of:=[.B2030]/[orbits.$D$3]" office:value-type="float" office:value="24067.7450433616">
            <text:p>24067.75</text:p>
          </table:table-cell>
          <table:table-cell table:style-name="ce6" table:formula="of:=[.C2030]-ROUNDDOWN([.C2030])" office:value-type="float" office:value="0.745043361603166">
            <text:p>0.75</text:p>
          </table:table-cell>
          <table:table-cell table:formula="of:=IF([.D2030] &lt; [.$D$2])" office:value-type="boolean" office:boolean-value="false">
            <text:p>FALSE</text:p>
          </table:table-cell>
          <table:table-cell table:formula="of:=MOD([.C2030];64)" office:value-type="float" office:value="3.74504336160317">
            <text:p>3.75</text:p>
          </table:table-cell>
          <table:table-cell/>
        </table:table-row>
        <table:table-row table:style-name="ro2">
          <table:table-cell table:style-name="ce3" table:formula="of:=[.A2030]+1" office:value-type="float" office:value="2030">
            <text:p>2030</text:p>
          </table:table-cell>
          <table:table-cell table:style-name="ce3" table:formula="of:=[orbits.$C$3]*[.A2031]" office:value-type="float" office:value="8794895.83">
            <text:p>8794895.83</text:p>
          </table:table-cell>
          <table:table-cell table:style-name="ce6" table:formula="of:=[.B2031]/[orbits.$D$3]" office:value-type="float" office:value="24079.606918691">
            <text:p>24079.61</text:p>
          </table:table-cell>
          <table:table-cell table:style-name="ce6" table:formula="of:=[.C2031]-ROUNDDOWN([.C2031])" office:value-type="float" office:value="0.606918691006285">
            <text:p>0.61</text:p>
          </table:table-cell>
          <table:table-cell table:formula="of:=IF([.D2031] &lt; [.$D$2])" office:value-type="boolean" office:boolean-value="false">
            <text:p>FALSE</text:p>
          </table:table-cell>
          <table:table-cell table:formula="of:=MOD([.C2031];64)" office:value-type="float" office:value="15.6069186910063">
            <text:p>15.61</text:p>
          </table:table-cell>
          <table:table-cell/>
        </table:table-row>
        <table:table-row table:style-name="ro2">
          <table:table-cell table:style-name="ce3" table:formula="of:=[.A2031]+1" office:value-type="float" office:value="2031">
            <text:p>2031</text:p>
          </table:table-cell>
          <table:table-cell table:style-name="ce3" table:formula="of:=[orbits.$C$3]*[.A2032]" office:value-type="float" office:value="8799228.291">
            <text:p>8799228.291</text:p>
          </table:table-cell>
          <table:table-cell table:style-name="ce6" table:formula="of:=[.B2032]/[orbits.$D$3]" office:value-type="float" office:value="24091.4687940204">
            <text:p>24091.47</text:p>
          </table:table-cell>
          <table:table-cell table:style-name="ce6" table:formula="of:=[.C2032]-ROUNDDOWN([.C2032])" office:value-type="float" office:value="0.468794020413043">
            <text:p>0.47</text:p>
          </table:table-cell>
          <table:table-cell table:formula="of:=IF([.D2032] &lt; [.$D$2])" office:value-type="boolean" office:boolean-value="false">
            <text:p>FALSE</text:p>
          </table:table-cell>
          <table:table-cell table:formula="of:=MOD([.C2032];64)" office:value-type="float" office:value="27.468794020413">
            <text:p>27.47</text:p>
          </table:table-cell>
          <table:table-cell/>
        </table:table-row>
        <table:table-row table:style-name="ro2">
          <table:table-cell table:style-name="ce3" table:formula="of:=[.A2032]+1" office:value-type="float" office:value="2032">
            <text:p>2032</text:p>
          </table:table-cell>
          <table:table-cell table:style-name="ce3" table:formula="of:=[orbits.$C$3]*[.A2033]" office:value-type="float" office:value="8803560.752">
            <text:p>8803560.752</text:p>
          </table:table-cell>
          <table:table-cell table:style-name="ce6" table:formula="of:=[.B2033]/[orbits.$D$3]" office:value-type="float" office:value="24103.3306693498">
            <text:p>24103.33</text:p>
          </table:table-cell>
          <table:table-cell table:style-name="ce6" table:formula="of:=[.C2033]-ROUNDDOWN([.C2033])" office:value-type="float" office:value="0.330669349816162">
            <text:p>0.33</text:p>
          </table:table-cell>
          <table:table-cell table:formula="of:=IF([.D2033] &lt; [.$D$2])" office:value-type="boolean" office:boolean-value="false">
            <text:p>FALSE</text:p>
          </table:table-cell>
          <table:table-cell table:formula="of:=MOD([.C2033];64)" office:value-type="float" office:value="39.3306693498162">
            <text:p>39.33</text:p>
          </table:table-cell>
          <table:table-cell/>
        </table:table-row>
        <table:table-row table:style-name="ro2">
          <table:table-cell table:style-name="ce3" table:formula="of:=[.A2033]+1" office:value-type="float" office:value="2033">
            <text:p>2033</text:p>
          </table:table-cell>
          <table:table-cell table:style-name="ce3" table:formula="of:=[orbits.$C$3]*[.A2034]" office:value-type="float" office:value="8807893.213">
            <text:p>8807893.213</text:p>
          </table:table-cell>
          <table:table-cell table:style-name="ce6" table:formula="of:=[.B2034]/[orbits.$D$3]" office:value-type="float" office:value="24115.1925446792">
            <text:p>24115.19</text:p>
          </table:table-cell>
          <table:table-cell table:style-name="ce6" table:formula="of:=[.C2034]-ROUNDDOWN([.C2034])" office:value-type="float" office:value="0.19254467922292">
            <text:p>0.19</text:p>
          </table:table-cell>
          <table:table-cell table:formula="of:=IF([.D2034] &lt; [.$D$2])" office:value-type="boolean" office:boolean-value="false">
            <text:p>FALSE</text:p>
          </table:table-cell>
          <table:table-cell table:formula="of:=MOD([.C2034];64)" office:value-type="float" office:value="51.1925446792229">
            <text:p>51.19</text:p>
          </table:table-cell>
          <table:table-cell/>
        </table:table-row>
        <table:table-row table:style-name="ro2">
          <table:table-cell table:style-name="ce3" table:formula="of:=[.A2034]+1" office:value-type="float" office:value="2034">
            <text:p>2034</text:p>
          </table:table-cell>
          <table:table-cell table:style-name="ce3" table:formula="of:=[orbits.$C$3]*[.A2035]" office:value-type="float" office:value="8812225.674">
            <text:p>8812225.674</text:p>
          </table:table-cell>
          <table:table-cell table:style-name="ce6" table:formula="of:=[.B2035]/[orbits.$D$3]" office:value-type="float" office:value="24127.0544200086">
            <text:p>24127.05</text:p>
          </table:table-cell>
          <table:table-cell table:style-name="ce6" table:formula="of:=[.C2035]-ROUNDDOWN([.C2035])" office:value-type="float" office:value="0.0544200086260389">
            <text:p>0.05</text:p>
          </table:table-cell>
          <table:table-cell table:formula="of:=IF([.D2035] &lt; [.$D$2])" office:value-type="boolean" office:boolean-value="true">
            <text:p>TRUE</text:p>
          </table:table-cell>
          <table:table-cell table:formula="of:=MOD([.C2035];64)" office:value-type="float" office:value="63.054420008626">
            <text:p>63.05</text:p>
          </table:table-cell>
          <table:table-cell/>
        </table:table-row>
        <table:table-row table:style-name="ro2">
          <table:table-cell table:style-name="ce3" table:formula="of:=[.A2035]+1" office:value-type="float" office:value="2035">
            <text:p>2035</text:p>
          </table:table-cell>
          <table:table-cell table:style-name="ce3" table:formula="of:=[orbits.$C$3]*[.A2036]" office:value-type="float" office:value="8816558.135">
            <text:p>8816558.135</text:p>
          </table:table-cell>
          <table:table-cell table:style-name="ce6" table:formula="of:=[.B2036]/[orbits.$D$3]" office:value-type="float" office:value="24138.916295338">
            <text:p>24138.92</text:p>
          </table:table-cell>
          <table:table-cell table:style-name="ce6" table:formula="of:=[.C2036]-ROUNDDOWN([.C2036])" office:value-type="float" office:value="0.916295338029158">
            <text:p>0.92</text:p>
          </table:table-cell>
          <table:table-cell table:formula="of:=IF([.D2036] &lt; [.$D$2])" office:value-type="boolean" office:boolean-value="false">
            <text:p>FALSE</text:p>
          </table:table-cell>
          <table:table-cell table:formula="of:=MOD([.C2036];64)" office:value-type="float" office:value="10.9162953380292">
            <text:p>10.92</text:p>
          </table:table-cell>
          <table:table-cell/>
        </table:table-row>
        <table:table-row table:style-name="ro2">
          <table:table-cell table:style-name="ce3" table:formula="of:=[.A2036]+1" office:value-type="float" office:value="2036">
            <text:p>2036</text:p>
          </table:table-cell>
          <table:table-cell table:style-name="ce3" table:formula="of:=[orbits.$C$3]*[.A2037]" office:value-type="float" office:value="8820890.596">
            <text:p>8820890.596</text:p>
          </table:table-cell>
          <table:table-cell table:style-name="ce6" table:formula="of:=[.B2037]/[orbits.$D$3]" office:value-type="float" office:value="24150.7781706674">
            <text:p>24150.78</text:p>
          </table:table-cell>
          <table:table-cell table:style-name="ce6" table:formula="of:=[.C2037]-ROUNDDOWN([.C2037])" office:value-type="float" office:value="0.778170667435916">
            <text:p>0.78</text:p>
          </table:table-cell>
          <table:table-cell table:formula="of:=IF([.D2037] &lt; [.$D$2])" office:value-type="boolean" office:boolean-value="false">
            <text:p>FALSE</text:p>
          </table:table-cell>
          <table:table-cell table:formula="of:=MOD([.C2037];64)" office:value-type="float" office:value="22.7781706674359">
            <text:p>22.78</text:p>
          </table:table-cell>
          <table:table-cell/>
        </table:table-row>
        <table:table-row table:style-name="ro2">
          <table:table-cell table:style-name="ce3" table:formula="of:=[.A2037]+1" office:value-type="float" office:value="2037">
            <text:p>2037</text:p>
          </table:table-cell>
          <table:table-cell table:style-name="ce3" table:formula="of:=[orbits.$C$3]*[.A2038]" office:value-type="float" office:value="8825223.057">
            <text:p>8825223.057</text:p>
          </table:table-cell>
          <table:table-cell table:style-name="ce6" table:formula="of:=[.B2038]/[orbits.$D$3]" office:value-type="float" office:value="24162.6400459968">
            <text:p>24162.64</text:p>
          </table:table-cell>
          <table:table-cell table:style-name="ce6" table:formula="of:=[.C2038]-ROUNDDOWN([.C2038])" office:value-type="float" office:value="0.640045996839035">
            <text:p>0.64</text:p>
          </table:table-cell>
          <table:table-cell table:formula="of:=IF([.D2038] &lt; [.$D$2])" office:value-type="boolean" office:boolean-value="false">
            <text:p>FALSE</text:p>
          </table:table-cell>
          <table:table-cell table:formula="of:=MOD([.C2038];64)" office:value-type="float" office:value="34.640045996839">
            <text:p>34.64</text:p>
          </table:table-cell>
          <table:table-cell/>
        </table:table-row>
        <table:table-row table:style-name="ro2">
          <table:table-cell table:style-name="ce3" table:formula="of:=[.A2038]+1" office:value-type="float" office:value="2038">
            <text:p>2038</text:p>
          </table:table-cell>
          <table:table-cell table:style-name="ce3" table:formula="of:=[orbits.$C$3]*[.A2039]" office:value-type="float" office:value="8829555.518">
            <text:p>8829555.518</text:p>
          </table:table-cell>
          <table:table-cell table:style-name="ce6" table:formula="of:=[.B2039]/[orbits.$D$3]" office:value-type="float" office:value="24174.5019213262">
            <text:p>24174.50</text:p>
          </table:table-cell>
          <table:table-cell table:style-name="ce6" table:formula="of:=[.C2039]-ROUNDDOWN([.C2039])" office:value-type="float" office:value="0.501921326245792">
            <text:p>0.50</text:p>
          </table:table-cell>
          <table:table-cell table:formula="of:=IF([.D2039] &lt; [.$D$2])" office:value-type="boolean" office:boolean-value="false">
            <text:p>FALSE</text:p>
          </table:table-cell>
          <table:table-cell table:formula="of:=MOD([.C2039];64)" office:value-type="float" office:value="46.5019213262458">
            <text:p>46.50</text:p>
          </table:table-cell>
          <table:table-cell/>
        </table:table-row>
        <table:table-row table:style-name="ro2">
          <table:table-cell table:style-name="ce3" table:formula="of:=[.A2039]+1" office:value-type="float" office:value="2039">
            <text:p>2039</text:p>
          </table:table-cell>
          <table:table-cell table:style-name="ce3" table:formula="of:=[orbits.$C$3]*[.A2040]" office:value-type="float" office:value="8833887.979">
            <text:p>8833887.979</text:p>
          </table:table-cell>
          <table:table-cell table:style-name="ce6" table:formula="of:=[.B2040]/[orbits.$D$3]" office:value-type="float" office:value="24186.3637966556">
            <text:p>24186.36</text:p>
          </table:table-cell>
          <table:table-cell table:style-name="ce6" table:formula="of:=[.C2040]-ROUNDDOWN([.C2040])" office:value-type="float" office:value="0.363796655645274">
            <text:p>0.36</text:p>
          </table:table-cell>
          <table:table-cell table:formula="of:=IF([.D2040] &lt; [.$D$2])" office:value-type="boolean" office:boolean-value="false">
            <text:p>FALSE</text:p>
          </table:table-cell>
          <table:table-cell table:formula="of:=MOD([.C2040];64)" office:value-type="float" office:value="58.3637966556453">
            <text:p>58.36</text:p>
          </table:table-cell>
          <table:table-cell/>
        </table:table-row>
        <table:table-row table:style-name="ro2">
          <table:table-cell table:style-name="ce3" table:formula="of:=[.A2040]+1" office:value-type="float" office:value="2040">
            <text:p>2040</text:p>
          </table:table-cell>
          <table:table-cell table:style-name="ce3" table:formula="of:=[orbits.$C$3]*[.A2041]" office:value-type="float" office:value="8838220.44">
            <text:p>8838220.44</text:p>
          </table:table-cell>
          <table:table-cell table:style-name="ce6" table:formula="of:=[.B2041]/[orbits.$D$3]" office:value-type="float" office:value="24198.2256719851">
            <text:p>24198.23</text:p>
          </table:table-cell>
          <table:table-cell table:style-name="ce6" table:formula="of:=[.C2041]-ROUNDDOWN([.C2041])" office:value-type="float" office:value="0.225671985055669">
            <text:p>0.23</text:p>
          </table:table-cell>
          <table:table-cell table:formula="of:=IF([.D2041] &lt; [.$D$2])" office:value-type="boolean" office:boolean-value="false">
            <text:p>FALSE</text:p>
          </table:table-cell>
          <table:table-cell table:formula="of:=MOD([.C2041];64)" office:value-type="float" office:value="6.22567198505567">
            <text:p>6.23</text:p>
          </table:table-cell>
          <table:table-cell/>
        </table:table-row>
        <table:table-row table:style-name="ro2">
          <table:table-cell table:style-name="ce3" table:formula="of:=[.A2041]+1" office:value-type="float" office:value="2041">
            <text:p>2041</text:p>
          </table:table-cell>
          <table:table-cell table:style-name="ce3" table:formula="of:=[orbits.$C$3]*[.A2042]" office:value-type="float" office:value="8842552.901">
            <text:p>8842552.901</text:p>
          </table:table-cell>
          <table:table-cell table:style-name="ce6" table:formula="of:=[.B2042]/[orbits.$D$3]" office:value-type="float" office:value="24210.0875473145">
            <text:p>24210.09</text:p>
          </table:table-cell>
          <table:table-cell table:style-name="ce6" table:formula="of:=[.C2042]-ROUNDDOWN([.C2042])" office:value-type="float" office:value="0.0875473144551506">
            <text:p>0.09</text:p>
          </table:table-cell>
          <table:table-cell table:formula="of:=IF([.D2042] &lt; [.$D$2])" office:value-type="boolean" office:boolean-value="true">
            <text:p>TRUE</text:p>
          </table:table-cell>
          <table:table-cell table:formula="of:=MOD([.C2042];64)" office:value-type="float" office:value="18.0875473144552">
            <text:p>18.09</text:p>
          </table:table-cell>
          <table:table-cell/>
        </table:table-row>
        <table:table-row table:style-name="ro2">
          <table:table-cell table:style-name="ce3" table:formula="of:=[.A2042]+1" office:value-type="float" office:value="2042">
            <text:p>2042</text:p>
          </table:table-cell>
          <table:table-cell table:style-name="ce3" table:formula="of:=[orbits.$C$3]*[.A2043]" office:value-type="float" office:value="8846885.362">
            <text:p>8846885.362</text:p>
          </table:table-cell>
          <table:table-cell table:style-name="ce6" table:formula="of:=[.B2043]/[orbits.$D$3]" office:value-type="float" office:value="24221.9494226439">
            <text:p>24221.95</text:p>
          </table:table-cell>
          <table:table-cell table:style-name="ce6" table:formula="of:=[.C2043]-ROUNDDOWN([.C2043])" office:value-type="float" office:value="0.94942264385827">
            <text:p>0.95</text:p>
          </table:table-cell>
          <table:table-cell table:formula="of:=IF([.D2043] &lt; [.$D$2])" office:value-type="boolean" office:boolean-value="false">
            <text:p>FALSE</text:p>
          </table:table-cell>
          <table:table-cell table:formula="of:=MOD([.C2043];64)" office:value-type="float" office:value="29.9494226438583">
            <text:p>29.95</text:p>
          </table:table-cell>
          <table:table-cell/>
        </table:table-row>
        <table:table-row table:style-name="ro2">
          <table:table-cell table:style-name="ce3" table:formula="of:=[.A2043]+1" office:value-type="float" office:value="2043">
            <text:p>2043</text:p>
          </table:table-cell>
          <table:table-cell table:style-name="ce3" table:formula="of:=[orbits.$C$3]*[.A2044]" office:value-type="float" office:value="8851217.823">
            <text:p>8851217.823</text:p>
          </table:table-cell>
          <table:table-cell table:style-name="ce6" table:formula="of:=[.B2044]/[orbits.$D$3]" office:value-type="float" office:value="24233.8112979733">
            <text:p>24233.81</text:p>
          </table:table-cell>
          <table:table-cell table:style-name="ce6" table:formula="of:=[.C2044]-ROUNDDOWN([.C2044])" office:value-type="float" office:value="0.811297973265027">
            <text:p>0.81</text:p>
          </table:table-cell>
          <table:table-cell table:formula="of:=IF([.D2044] &lt; [.$D$2])" office:value-type="boolean" office:boolean-value="false">
            <text:p>FALSE</text:p>
          </table:table-cell>
          <table:table-cell table:formula="of:=MOD([.C2044];64)" office:value-type="float" office:value="41.811297973265">
            <text:p>41.81</text:p>
          </table:table-cell>
          <table:table-cell/>
        </table:table-row>
        <table:table-row table:style-name="ro2">
          <table:table-cell table:style-name="ce3" table:formula="of:=[.A2044]+1" office:value-type="float" office:value="2044">
            <text:p>2044</text:p>
          </table:table-cell>
          <table:table-cell table:style-name="ce3" table:formula="of:=[orbits.$C$3]*[.A2045]" office:value-type="float" office:value="8855550.284">
            <text:p>8855550.284</text:p>
          </table:table-cell>
          <table:table-cell table:style-name="ce6" table:formula="of:=[.B2045]/[orbits.$D$3]" office:value-type="float" office:value="24245.6731733027">
            <text:p>24245.67</text:p>
          </table:table-cell>
          <table:table-cell table:style-name="ce6" table:formula="of:=[.C2045]-ROUNDDOWN([.C2045])" office:value-type="float" office:value="0.673173302668147">
            <text:p>0.67</text:p>
          </table:table-cell>
          <table:table-cell table:formula="of:=IF([.D2045] &lt; [.$D$2])" office:value-type="boolean" office:boolean-value="false">
            <text:p>FALSE</text:p>
          </table:table-cell>
          <table:table-cell table:formula="of:=MOD([.C2045];64)" office:value-type="float" office:value="53.6731733026682">
            <text:p>53.67</text:p>
          </table:table-cell>
          <table:table-cell/>
        </table:table-row>
        <table:table-row table:style-name="ro2">
          <table:table-cell table:style-name="ce3" table:formula="of:=[.A2045]+1" office:value-type="float" office:value="2045">
            <text:p>2045</text:p>
          </table:table-cell>
          <table:table-cell table:style-name="ce3" table:formula="of:=[orbits.$C$3]*[.A2046]" office:value-type="float" office:value="8859882.745">
            <text:p>8859882.745</text:p>
          </table:table-cell>
          <table:table-cell table:style-name="ce6" table:formula="of:=[.B2046]/[orbits.$D$3]" office:value-type="float" office:value="24257.5350486321">
            <text:p>24257.54</text:p>
          </table:table-cell>
          <table:table-cell table:style-name="ce6" table:formula="of:=[.C2046]-ROUNDDOWN([.C2046])" office:value-type="float" office:value="0.535048632074904">
            <text:p>0.54</text:p>
          </table:table-cell>
          <table:table-cell table:formula="of:=IF([.D2046] &lt; [.$D$2])" office:value-type="boolean" office:boolean-value="false">
            <text:p>FALSE</text:p>
          </table:table-cell>
          <table:table-cell table:formula="of:=MOD([.C2046];64)" office:value-type="float" office:value="1.5350486320749">
            <text:p>1.54</text:p>
          </table:table-cell>
          <table:table-cell/>
        </table:table-row>
        <table:table-row table:style-name="ro2">
          <table:table-cell table:style-name="ce3" table:formula="of:=[.A2046]+1" office:value-type="float" office:value="2046">
            <text:p>2046</text:p>
          </table:table-cell>
          <table:table-cell table:style-name="ce3" table:formula="of:=[orbits.$C$3]*[.A2047]" office:value-type="float" office:value="8864215.206">
            <text:p>8864215.206</text:p>
          </table:table-cell>
          <table:table-cell table:style-name="ce6" table:formula="of:=[.B2047]/[orbits.$D$3]" office:value-type="float" office:value="24269.3969239615">
            <text:p>24269.40</text:p>
          </table:table-cell>
          <table:table-cell table:style-name="ce6" table:formula="of:=[.C2047]-ROUNDDOWN([.C2047])" office:value-type="float" office:value="0.396923961478024">
            <text:p>0.40</text:p>
          </table:table-cell>
          <table:table-cell table:formula="of:=IF([.D2047] &lt; [.$D$2])" office:value-type="boolean" office:boolean-value="false">
            <text:p>FALSE</text:p>
          </table:table-cell>
          <table:table-cell table:formula="of:=MOD([.C2047];64)" office:value-type="float" office:value="13.396923961478">
            <text:p>13.40</text:p>
          </table:table-cell>
          <table:table-cell/>
        </table:table-row>
        <table:table-row table:style-name="ro2">
          <table:table-cell table:style-name="ce3" table:formula="of:=[.A2047]+1" office:value-type="float" office:value="2047">
            <text:p>2047</text:p>
          </table:table-cell>
          <table:table-cell table:style-name="ce3" table:formula="of:=[orbits.$C$3]*[.A2048]" office:value-type="float" office:value="8868547.667">
            <text:p>8868547.667</text:p>
          </table:table-cell>
          <table:table-cell table:style-name="ce6" table:formula="of:=[.B2048]/[orbits.$D$3]" office:value-type="float" office:value="24281.2587992909">
            <text:p>24281.26</text:p>
          </table:table-cell>
          <table:table-cell table:style-name="ce6" table:formula="of:=[.C2048]-ROUNDDOWN([.C2048])" office:value-type="float" office:value="0.258799290884781">
            <text:p>0.26</text:p>
          </table:table-cell>
          <table:table-cell table:formula="of:=IF([.D2048] &lt; [.$D$2])" office:value-type="boolean" office:boolean-value="false">
            <text:p>FALSE</text:p>
          </table:table-cell>
          <table:table-cell table:formula="of:=MOD([.C2048];64)" office:value-type="float" office:value="25.2587992908848">
            <text:p>25.26</text:p>
          </table:table-cell>
          <table:table-cell/>
        </table:table-row>
        <table:table-row table:style-name="ro2">
          <table:table-cell table:style-name="ce3" table:formula="of:=[.A2048]+1" office:value-type="float" office:value="2048">
            <text:p>2048</text:p>
          </table:table-cell>
          <table:table-cell table:style-name="ce3" table:formula="of:=[orbits.$C$3]*[.A2049]" office:value-type="float" office:value="8872880.128">
            <text:p>8872880.128</text:p>
          </table:table-cell>
          <table:table-cell table:style-name="ce6" table:formula="of:=[.B2049]/[orbits.$D$3]" office:value-type="float" office:value="24293.1206746203">
            <text:p>24293.12</text:p>
          </table:table-cell>
          <table:table-cell table:style-name="ce6" table:formula="of:=[.C2049]-ROUNDDOWN([.C2049])" office:value-type="float" office:value="0.1206746202879">
            <text:p>0.12</text:p>
          </table:table-cell>
          <table:table-cell table:formula="of:=IF([.D2049] &lt; [.$D$2])" office:value-type="boolean" office:boolean-value="false">
            <text:p>FALSE</text:p>
          </table:table-cell>
          <table:table-cell table:formula="of:=MOD([.C2049];64)" office:value-type="float" office:value="37.1206746202879">
            <text:p>37.12</text:p>
          </table:table-cell>
          <table:table-cell/>
        </table:table-row>
        <table:table-row table:style-name="ro2">
          <table:table-cell table:style-name="ce3" table:formula="of:=[.A2049]+1" office:value-type="float" office:value="2049">
            <text:p>2049</text:p>
          </table:table-cell>
          <table:table-cell table:style-name="ce3" table:formula="of:=[orbits.$C$3]*[.A2050]" office:value-type="float" office:value="8877212.589">
            <text:p>8877212.589</text:p>
          </table:table-cell>
          <table:table-cell table:style-name="ce6" table:formula="of:=[.B2050]/[orbits.$D$3]" office:value-type="float" office:value="24304.9825499497">
            <text:p>24304.98</text:p>
          </table:table-cell>
          <table:table-cell table:style-name="ce6" table:formula="of:=[.C2050]-ROUNDDOWN([.C2050])" office:value-type="float" office:value="0.98254994969102">
            <text:p>0.98</text:p>
          </table:table-cell>
          <table:table-cell table:formula="of:=IF([.D2050] &lt; [.$D$2])" office:value-type="boolean" office:boolean-value="false">
            <text:p>FALSE</text:p>
          </table:table-cell>
          <table:table-cell table:formula="of:=MOD([.C2050];64)" office:value-type="float" office:value="48.982549949691">
            <text:p>48.98</text:p>
          </table:table-cell>
          <table:table-cell/>
        </table:table-row>
        <table:table-row table:style-name="ro2">
          <table:table-cell table:style-name="ce3" table:formula="of:=[.A2050]+1" office:value-type="float" office:value="2050">
            <text:p>2050</text:p>
          </table:table-cell>
          <table:table-cell table:style-name="ce3" table:formula="of:=[orbits.$C$3]*[.A2051]" office:value-type="float" office:value="8881545.05">
            <text:p>8881545.05</text:p>
          </table:table-cell>
          <table:table-cell table:style-name="ce6" table:formula="of:=[.B2051]/[orbits.$D$3]" office:value-type="float" office:value="24316.8444252791">
            <text:p>24316.84</text:p>
          </table:table-cell>
          <table:table-cell table:style-name="ce6" table:formula="of:=[.C2051]-ROUNDDOWN([.C2051])" office:value-type="float" office:value="0.844425279097777">
            <text:p>0.84</text:p>
          </table:table-cell>
          <table:table-cell table:formula="of:=IF([.D2051] &lt; [.$D$2])" office:value-type="boolean" office:boolean-value="false">
            <text:p>FALSE</text:p>
          </table:table-cell>
          <table:table-cell table:formula="of:=MOD([.C2051];64)" office:value-type="float" office:value="60.8444252790978">
            <text:p>60.84</text:p>
          </table:table-cell>
          <table:table-cell/>
        </table:table-row>
        <table:table-row table:style-name="ro2">
          <table:table-cell table:style-name="ce3" table:formula="of:=[.A2051]+1" office:value-type="float" office:value="2051">
            <text:p>2051</text:p>
          </table:table-cell>
          <table:table-cell table:style-name="ce3" table:formula="of:=[orbits.$C$3]*[.A2052]" office:value-type="float" office:value="8885877.511">
            <text:p>8885877.511</text:p>
          </table:table-cell>
          <table:table-cell table:style-name="ce6" table:formula="of:=[.B2052]/[orbits.$D$3]" office:value-type="float" office:value="24328.7063006085">
            <text:p>24328.71</text:p>
          </table:table-cell>
          <table:table-cell table:style-name="ce6" table:formula="of:=[.C2052]-ROUNDDOWN([.C2052])" office:value-type="float" office:value="0.706300608500897">
            <text:p>0.71</text:p>
          </table:table-cell>
          <table:table-cell table:formula="of:=IF([.D2052] &lt; [.$D$2])" office:value-type="boolean" office:boolean-value="false">
            <text:p>FALSE</text:p>
          </table:table-cell>
          <table:table-cell table:formula="of:=MOD([.C2052];64)" office:value-type="float" office:value="8.7063006085009">
            <text:p>8.71</text:p>
          </table:table-cell>
          <table:table-cell/>
        </table:table-row>
        <table:table-row table:style-name="ro2">
          <table:table-cell table:style-name="ce3" table:formula="of:=[.A2052]+1" office:value-type="float" office:value="2052">
            <text:p>2052</text:p>
          </table:table-cell>
          <table:table-cell table:style-name="ce3" table:formula="of:=[orbits.$C$3]*[.A2053]" office:value-type="float" office:value="8890209.972">
            <text:p>8890209.972</text:p>
          </table:table-cell>
          <table:table-cell table:style-name="ce6" table:formula="of:=[.B2053]/[orbits.$D$3]" office:value-type="float" office:value="24340.5681759379">
            <text:p>24340.57</text:p>
          </table:table-cell>
          <table:table-cell table:style-name="ce6" table:formula="of:=[.C2053]-ROUNDDOWN([.C2053])" office:value-type="float" office:value="0.568175937907654">
            <text:p>0.57</text:p>
          </table:table-cell>
          <table:table-cell table:formula="of:=IF([.D2053] &lt; [.$D$2])" office:value-type="boolean" office:boolean-value="false">
            <text:p>FALSE</text:p>
          </table:table-cell>
          <table:table-cell table:formula="of:=MOD([.C2053];64)" office:value-type="float" office:value="20.5681759379077">
            <text:p>20.57</text:p>
          </table:table-cell>
          <table:table-cell/>
        </table:table-row>
        <table:table-row table:style-name="ro2">
          <table:table-cell table:style-name="ce3" table:formula="of:=[.A2053]+1" office:value-type="float" office:value="2053">
            <text:p>2053</text:p>
          </table:table-cell>
          <table:table-cell table:style-name="ce3" table:formula="of:=[orbits.$C$3]*[.A2054]" office:value-type="float" office:value="8894542.433">
            <text:p>8894542.433</text:p>
          </table:table-cell>
          <table:table-cell table:style-name="ce6" table:formula="of:=[.B2054]/[orbits.$D$3]" office:value-type="float" office:value="24352.4300512673">
            <text:p>24352.43</text:p>
          </table:table-cell>
          <table:table-cell table:style-name="ce6" table:formula="of:=[.C2054]-ROUNDDOWN([.C2054])" office:value-type="float" office:value="0.430051267307135">
            <text:p>0.43</text:p>
          </table:table-cell>
          <table:table-cell table:formula="of:=IF([.D2054] &lt; [.$D$2])" office:value-type="boolean" office:boolean-value="false">
            <text:p>FALSE</text:p>
          </table:table-cell>
          <table:table-cell table:formula="of:=MOD([.C2054];64)" office:value-type="float" office:value="32.4300512673071">
            <text:p>32.43</text:p>
          </table:table-cell>
          <table:table-cell/>
        </table:table-row>
        <table:table-row table:style-name="ro2">
          <table:table-cell table:style-name="ce3" table:formula="of:=[.A2054]+1" office:value-type="float" office:value="2054">
            <text:p>2054</text:p>
          </table:table-cell>
          <table:table-cell table:style-name="ce3" table:formula="of:=[orbits.$C$3]*[.A2055]" office:value-type="float" office:value="8898874.894">
            <text:p>8898874.894</text:p>
          </table:table-cell>
          <table:table-cell table:style-name="ce6" table:formula="of:=[.B2055]/[orbits.$D$3]" office:value-type="float" office:value="24364.2919265967">
            <text:p>24364.29</text:p>
          </table:table-cell>
          <table:table-cell table:style-name="ce6" table:formula="of:=[.C2055]-ROUNDDOWN([.C2055])" office:value-type="float" office:value="0.291926596717531">
            <text:p>0.29</text:p>
          </table:table-cell>
          <table:table-cell table:formula="of:=IF([.D2055] &lt; [.$D$2])" office:value-type="boolean" office:boolean-value="false">
            <text:p>FALSE</text:p>
          </table:table-cell>
          <table:table-cell table:formula="of:=MOD([.C2055];64)" office:value-type="float" office:value="44.2919265967175">
            <text:p>44.29</text:p>
          </table:table-cell>
          <table:table-cell/>
        </table:table-row>
        <table:table-row table:style-name="ro2">
          <table:table-cell table:style-name="ce3" table:formula="of:=[.A2055]+1" office:value-type="float" office:value="2055">
            <text:p>2055</text:p>
          </table:table-cell>
          <table:table-cell table:style-name="ce3" table:formula="of:=[orbits.$C$3]*[.A2056]" office:value-type="float" office:value="8903207.355">
            <text:p>8903207.355</text:p>
          </table:table-cell>
          <table:table-cell table:style-name="ce6" table:formula="of:=[.B2056]/[orbits.$D$3]" office:value-type="float" office:value="24376.1538019261">
            <text:p>24376.15</text:p>
          </table:table-cell>
          <table:table-cell table:style-name="ce6" table:formula="of:=[.C2056]-ROUNDDOWN([.C2056])" office:value-type="float" office:value="0.153801926117012">
            <text:p>0.15</text:p>
          </table:table-cell>
          <table:table-cell table:formula="of:=IF([.D2056] &lt; [.$D$2])" office:value-type="boolean" office:boolean-value="false">
            <text:p>FALSE</text:p>
          </table:table-cell>
          <table:table-cell table:formula="of:=MOD([.C2056];64)" office:value-type="float" office:value="56.153801926117">
            <text:p>56.15</text:p>
          </table:table-cell>
          <table:table-cell/>
        </table:table-row>
        <table:table-row table:style-name="ro2">
          <table:table-cell table:style-name="ce3" table:formula="of:=[.A2056]+1" office:value-type="float" office:value="2056">
            <text:p>2056</text:p>
          </table:table-cell>
          <table:table-cell table:style-name="ce3" table:formula="of:=[orbits.$C$3]*[.A2057]" office:value-type="float" office:value="8907539.816">
            <text:p>8907539.816</text:p>
          </table:table-cell>
          <table:table-cell table:style-name="ce6" table:formula="of:=[.B2057]/[orbits.$D$3]" office:value-type="float" office:value="24388.0156772555">
            <text:p>24388.02</text:p>
          </table:table-cell>
          <table:table-cell table:style-name="ce6" table:formula="of:=[.C2057]-ROUNDDOWN([.C2057])" office:value-type="float" office:value="0.0156772555201314">
            <text:p>0.02</text:p>
          </table:table-cell>
          <table:table-cell table:formula="of:=IF([.D2057] &lt; [.$D$2])" office:value-type="boolean" office:boolean-value="true">
            <text:p>TRUE</text:p>
          </table:table-cell>
          <table:table-cell table:formula="of:=MOD([.C2057];64)" office:value-type="float" office:value="4.01567725552013">
            <text:p>4.02</text:p>
          </table:table-cell>
          <table:table-cell/>
        </table:table-row>
        <table:table-row table:style-name="ro2">
          <table:table-cell table:style-name="ce3" table:formula="of:=[.A2057]+1" office:value-type="float" office:value="2057">
            <text:p>2057</text:p>
          </table:table-cell>
          <table:table-cell table:style-name="ce3" table:formula="of:=[orbits.$C$3]*[.A2058]" office:value-type="float" office:value="8911872.277">
            <text:p>8911872.277</text:p>
          </table:table-cell>
          <table:table-cell table:style-name="ce6" table:formula="of:=[.B2058]/[orbits.$D$3]" office:value-type="float" office:value="24399.8775525849">
            <text:p>24399.88</text:p>
          </table:table-cell>
          <table:table-cell table:style-name="ce6" table:formula="of:=[.C2058]-ROUNDDOWN([.C2058])" office:value-type="float" office:value="0.877552584926889">
            <text:p>0.88</text:p>
          </table:table-cell>
          <table:table-cell table:formula="of:=IF([.D2058] &lt; [.$D$2])" office:value-type="boolean" office:boolean-value="false">
            <text:p>FALSE</text:p>
          </table:table-cell>
          <table:table-cell table:formula="of:=MOD([.C2058];64)" office:value-type="float" office:value="15.8775525849269">
            <text:p>15.88</text:p>
          </table:table-cell>
          <table:table-cell/>
        </table:table-row>
        <table:table-row table:style-name="ro2">
          <table:table-cell table:style-name="ce3" table:formula="of:=[.A2058]+1" office:value-type="float" office:value="2058">
            <text:p>2058</text:p>
          </table:table-cell>
          <table:table-cell table:style-name="ce3" table:formula="of:=[orbits.$C$3]*[.A2059]" office:value-type="float" office:value="8916204.738">
            <text:p>8916204.738</text:p>
          </table:table-cell>
          <table:table-cell table:style-name="ce6" table:formula="of:=[.B2059]/[orbits.$D$3]" office:value-type="float" office:value="24411.7394279143">
            <text:p>24411.74</text:p>
          </table:table-cell>
          <table:table-cell table:style-name="ce6" table:formula="of:=[.C2059]-ROUNDDOWN([.C2059])" office:value-type="float" office:value="0.739427914330008">
            <text:p>0.74</text:p>
          </table:table-cell>
          <table:table-cell table:formula="of:=IF([.D2059] &lt; [.$D$2])" office:value-type="boolean" office:boolean-value="false">
            <text:p>FALSE</text:p>
          </table:table-cell>
          <table:table-cell table:formula="of:=MOD([.C2059];64)" office:value-type="float" office:value="27.73942791433">
            <text:p>27.74</text:p>
          </table:table-cell>
          <table:table-cell/>
        </table:table-row>
        <table:table-row table:style-name="ro2">
          <table:table-cell table:style-name="ce3" table:formula="of:=[.A2059]+1" office:value-type="float" office:value="2059">
            <text:p>2059</text:p>
          </table:table-cell>
          <table:table-cell table:style-name="ce3" table:formula="of:=[orbits.$C$3]*[.A2060]" office:value-type="float" office:value="8920537.199">
            <text:p>8920537.199</text:p>
          </table:table-cell>
          <table:table-cell table:style-name="ce6" table:formula="of:=[.B2060]/[orbits.$D$3]" office:value-type="float" office:value="24423.6013032437">
            <text:p>24423.60</text:p>
          </table:table-cell>
          <table:table-cell table:style-name="ce6" table:formula="of:=[.C2060]-ROUNDDOWN([.C2060])" office:value-type="float" office:value="0.601303243736766">
            <text:p>0.60</text:p>
          </table:table-cell>
          <table:table-cell table:formula="of:=IF([.D2060] &lt; [.$D$2])" office:value-type="boolean" office:boolean-value="false">
            <text:p>FALSE</text:p>
          </table:table-cell>
          <table:table-cell table:formula="of:=MOD([.C2060];64)" office:value-type="float" office:value="39.6013032437368">
            <text:p>39.60</text:p>
          </table:table-cell>
          <table:table-cell/>
        </table:table-row>
        <table:table-row table:style-name="ro2">
          <table:table-cell table:style-name="ce3" table:formula="of:=[.A2060]+1" office:value-type="float" office:value="2060">
            <text:p>2060</text:p>
          </table:table-cell>
          <table:table-cell table:style-name="ce3" table:formula="of:=[orbits.$C$3]*[.A2061]" office:value-type="float" office:value="8924869.66">
            <text:p>8924869.66</text:p>
          </table:table-cell>
          <table:table-cell table:style-name="ce6" table:formula="of:=[.B2061]/[orbits.$D$3]" office:value-type="float" office:value="24435.4631785731">
            <text:p>24435.46</text:p>
          </table:table-cell>
          <table:table-cell table:style-name="ce6" table:formula="of:=[.C2061]-ROUNDDOWN([.C2061])" office:value-type="float" office:value="0.463178573139885">
            <text:p>0.46</text:p>
          </table:table-cell>
          <table:table-cell table:formula="of:=IF([.D2061] &lt; [.$D$2])" office:value-type="boolean" office:boolean-value="false">
            <text:p>FALSE</text:p>
          </table:table-cell>
          <table:table-cell table:formula="of:=MOD([.C2061];64)" office:value-type="float" office:value="51.4631785731399">
            <text:p>51.46</text:p>
          </table:table-cell>
          <table:table-cell/>
        </table:table-row>
        <table:table-row table:style-name="ro2">
          <table:table-cell table:style-name="ce3" table:formula="of:=[.A2061]+1" office:value-type="float" office:value="2061">
            <text:p>2061</text:p>
          </table:table-cell>
          <table:table-cell table:style-name="ce3" table:formula="of:=[orbits.$C$3]*[.A2062]" office:value-type="float" office:value="8929202.121">
            <text:p>8929202.121</text:p>
          </table:table-cell>
          <table:table-cell table:style-name="ce6" table:formula="of:=[.B2062]/[orbits.$D$3]" office:value-type="float" office:value="24447.3250539025">
            <text:p>24447.33</text:p>
          </table:table-cell>
          <table:table-cell table:style-name="ce6" table:formula="of:=[.C2062]-ROUNDDOWN([.C2062])" office:value-type="float" office:value="0.325053902546642">
            <text:p>0.33</text:p>
          </table:table-cell>
          <table:table-cell table:formula="of:=IF([.D2062] &lt; [.$D$2])" office:value-type="boolean" office:boolean-value="false">
            <text:p>FALSE</text:p>
          </table:table-cell>
          <table:table-cell table:formula="of:=MOD([.C2062];64)" office:value-type="float" office:value="63.3250539025466">
            <text:p>63.33</text:p>
          </table:table-cell>
          <table:table-cell/>
        </table:table-row>
        <table:table-row table:style-name="ro2">
          <table:table-cell table:style-name="ce3" table:formula="of:=[.A2062]+1" office:value-type="float" office:value="2062">
            <text:p>2062</text:p>
          </table:table-cell>
          <table:table-cell table:style-name="ce3" table:formula="of:=[orbits.$C$3]*[.A2063]" office:value-type="float" office:value="8933534.582">
            <text:p>8933534.582</text:p>
          </table:table-cell>
          <table:table-cell table:style-name="ce6" table:formula="of:=[.B2063]/[orbits.$D$3]" office:value-type="float" office:value="24459.1869292319">
            <text:p>24459.19</text:p>
          </table:table-cell>
          <table:table-cell table:style-name="ce6" table:formula="of:=[.C2063]-ROUNDDOWN([.C2063])" office:value-type="float" office:value="0.186929231949762">
            <text:p>0.19</text:p>
          </table:table-cell>
          <table:table-cell table:formula="of:=IF([.D2063] &lt; [.$D$2])" office:value-type="boolean" office:boolean-value="false">
            <text:p>FALSE</text:p>
          </table:table-cell>
          <table:table-cell table:formula="of:=MOD([.C2063];64)" office:value-type="float" office:value="11.1869292319498">
            <text:p>11.19</text:p>
          </table:table-cell>
          <table:table-cell/>
        </table:table-row>
        <table:table-row table:style-name="ro2">
          <table:table-cell table:style-name="ce3" table:formula="of:=[.A2063]+1" office:value-type="float" office:value="2063">
            <text:p>2063</text:p>
          </table:table-cell>
          <table:table-cell table:style-name="ce3" table:formula="of:=[orbits.$C$3]*[.A2064]" office:value-type="float" office:value="8937867.043">
            <text:p>8937867.043</text:p>
          </table:table-cell>
          <table:table-cell table:style-name="ce6" table:formula="of:=[.B2064]/[orbits.$D$3]" office:value-type="float" office:value="24471.0488045614">
            <text:p>24471.05</text:p>
          </table:table-cell>
          <table:table-cell table:style-name="ce6" table:formula="of:=[.C2064]-ROUNDDOWN([.C2064])" office:value-type="float" office:value="0.0488045613528811">
            <text:p>0.05</text:p>
          </table:table-cell>
          <table:table-cell table:formula="of:=IF([.D2064] &lt; [.$D$2])" office:value-type="boolean" office:boolean-value="true">
            <text:p>TRUE</text:p>
          </table:table-cell>
          <table:table-cell table:formula="of:=MOD([.C2064];64)" office:value-type="float" office:value="23.0488045613529">
            <text:p>23.05</text:p>
          </table:table-cell>
          <table:table-cell/>
        </table:table-row>
        <table:table-row table:style-name="ro2">
          <table:table-cell table:style-name="ce3" table:formula="of:=[.A2064]+1" office:value-type="float" office:value="2064">
            <text:p>2064</text:p>
          </table:table-cell>
          <table:table-cell table:style-name="ce3" table:formula="of:=[orbits.$C$3]*[.A2065]" office:value-type="float" office:value="8942199.504">
            <text:p>8942199.504</text:p>
          </table:table-cell>
          <table:table-cell table:style-name="ce6" table:formula="of:=[.B2065]/[orbits.$D$3]" office:value-type="float" office:value="24482.9106798908">
            <text:p>24482.91</text:p>
          </table:table-cell>
          <table:table-cell table:style-name="ce6" table:formula="of:=[.C2065]-ROUNDDOWN([.C2065])" office:value-type="float" office:value="0.910679890759639">
            <text:p>0.91</text:p>
          </table:table-cell>
          <table:table-cell table:formula="of:=IF([.D2065] &lt; [.$D$2])" office:value-type="boolean" office:boolean-value="false">
            <text:p>FALSE</text:p>
          </table:table-cell>
          <table:table-cell table:formula="of:=MOD([.C2065];64)" office:value-type="float" office:value="34.9106798907596">
            <text:p>34.91</text:p>
          </table:table-cell>
          <table:table-cell/>
        </table:table-row>
        <table:table-row table:style-name="ro2">
          <table:table-cell table:style-name="ce3" table:formula="of:=[.A2065]+1" office:value-type="float" office:value="2065">
            <text:p>2065</text:p>
          </table:table-cell>
          <table:table-cell table:style-name="ce3" table:formula="of:=[orbits.$C$3]*[.A2066]" office:value-type="float" office:value="8946531.965">
            <text:p>8946531.965</text:p>
          </table:table-cell>
          <table:table-cell table:style-name="ce6" table:formula="of:=[.B2066]/[orbits.$D$3]" office:value-type="float" office:value="24494.7725552202">
            <text:p>24494.77</text:p>
          </table:table-cell>
          <table:table-cell table:style-name="ce6" table:formula="of:=[.C2066]-ROUNDDOWN([.C2066])" office:value-type="float" office:value="0.772555220162758">
            <text:p>0.77</text:p>
          </table:table-cell>
          <table:table-cell table:formula="of:=IF([.D2066] &lt; [.$D$2])" office:value-type="boolean" office:boolean-value="false">
            <text:p>FALSE</text:p>
          </table:table-cell>
          <table:table-cell table:formula="of:=MOD([.C2066];64)" office:value-type="float" office:value="46.7725552201628">
            <text:p>46.77</text:p>
          </table:table-cell>
          <table:table-cell/>
        </table:table-row>
        <table:table-row table:style-name="ro2">
          <table:table-cell table:style-name="ce3" table:formula="of:=[.A2066]+1" office:value-type="float" office:value="2066">
            <text:p>2066</text:p>
          </table:table-cell>
          <table:table-cell table:style-name="ce3" table:formula="of:=[orbits.$C$3]*[.A2067]" office:value-type="float" office:value="8950864.426">
            <text:p>8950864.426</text:p>
          </table:table-cell>
          <table:table-cell table:style-name="ce6" table:formula="of:=[.B2067]/[orbits.$D$3]" office:value-type="float" office:value="24506.6344305496">
            <text:p>24506.63</text:p>
          </table:table-cell>
          <table:table-cell table:style-name="ce6" table:formula="of:=[.C2067]-ROUNDDOWN([.C2067])" office:value-type="float" office:value="0.634430549569515">
            <text:p>0.63</text:p>
          </table:table-cell>
          <table:table-cell table:formula="of:=IF([.D2067] &lt; [.$D$2])" office:value-type="boolean" office:boolean-value="false">
            <text:p>FALSE</text:p>
          </table:table-cell>
          <table:table-cell table:formula="of:=MOD([.C2067];64)" office:value-type="float" office:value="58.6344305495695">
            <text:p>58.63</text:p>
          </table:table-cell>
          <table:table-cell/>
        </table:table-row>
        <table:table-row table:style-name="ro2">
          <table:table-cell table:style-name="ce3" table:formula="of:=[.A2067]+1" office:value-type="float" office:value="2067">
            <text:p>2067</text:p>
          </table:table-cell>
          <table:table-cell table:style-name="ce3" table:formula="of:=[orbits.$C$3]*[.A2068]" office:value-type="float" office:value="8955196.887">
            <text:p>8955196.887</text:p>
          </table:table-cell>
          <table:table-cell table:style-name="ce6" table:formula="of:=[.B2068]/[orbits.$D$3]" office:value-type="float" office:value="24518.496305879">
            <text:p>24518.50</text:p>
          </table:table-cell>
          <table:table-cell table:style-name="ce6" table:formula="of:=[.C2068]-ROUNDDOWN([.C2068])" office:value-type="float" office:value="0.496305878968997">
            <text:p>0.50</text:p>
          </table:table-cell>
          <table:table-cell table:formula="of:=IF([.D2068] &lt; [.$D$2])" office:value-type="boolean" office:boolean-value="false">
            <text:p>FALSE</text:p>
          </table:table-cell>
          <table:table-cell table:formula="of:=MOD([.C2068];64)" office:value-type="float" office:value="6.496305878969">
            <text:p>6.50</text:p>
          </table:table-cell>
          <table:table-cell/>
        </table:table-row>
        <table:table-row table:style-name="ro2">
          <table:table-cell table:style-name="ce3" table:formula="of:=[.A2068]+1" office:value-type="float" office:value="2068">
            <text:p>2068</text:p>
          </table:table-cell>
          <table:table-cell table:style-name="ce3" table:formula="of:=[orbits.$C$3]*[.A2069]" office:value-type="float" office:value="8959529.348">
            <text:p>8959529.348</text:p>
          </table:table-cell>
          <table:table-cell table:style-name="ce6" table:formula="of:=[.B2069]/[orbits.$D$3]" office:value-type="float" office:value="24530.3581812084">
            <text:p>24530.36</text:p>
          </table:table-cell>
          <table:table-cell table:style-name="ce6" table:formula="of:=[.C2069]-ROUNDDOWN([.C2069])" office:value-type="float" office:value="0.358181208379392">
            <text:p>0.36</text:p>
          </table:table-cell>
          <table:table-cell table:formula="of:=IF([.D2069] &lt; [.$D$2])" office:value-type="boolean" office:boolean-value="false">
            <text:p>FALSE</text:p>
          </table:table-cell>
          <table:table-cell table:formula="of:=MOD([.C2069];64)" office:value-type="float" office:value="18.3581812083794">
            <text:p>18.36</text:p>
          </table:table-cell>
          <table:table-cell/>
        </table:table-row>
        <table:table-row table:style-name="ro2">
          <table:table-cell table:style-name="ce3" table:formula="of:=[.A2069]+1" office:value-type="float" office:value="2069">
            <text:p>2069</text:p>
          </table:table-cell>
          <table:table-cell table:style-name="ce3" table:formula="of:=[orbits.$C$3]*[.A2070]" office:value-type="float" office:value="8963861.809">
            <text:p>8963861.809</text:p>
          </table:table-cell>
          <table:table-cell table:style-name="ce6" table:formula="of:=[.B2070]/[orbits.$D$3]" office:value-type="float" office:value="24542.2200565378">
            <text:p>24542.22</text:p>
          </table:table-cell>
          <table:table-cell table:style-name="ce6" table:formula="of:=[.C2070]-ROUNDDOWN([.C2070])" office:value-type="float" office:value="0.220056537778873">
            <text:p>0.22</text:p>
          </table:table-cell>
          <table:table-cell table:formula="of:=IF([.D2070] &lt; [.$D$2])" office:value-type="boolean" office:boolean-value="false">
            <text:p>FALSE</text:p>
          </table:table-cell>
          <table:table-cell table:formula="of:=MOD([.C2070];64)" office:value-type="float" office:value="30.2200565377789">
            <text:p>30.22</text:p>
          </table:table-cell>
          <table:table-cell/>
        </table:table-row>
        <table:table-row table:style-name="ro2">
          <table:table-cell table:style-name="ce3" table:formula="of:=[.A2070]+1" office:value-type="float" office:value="2070">
            <text:p>2070</text:p>
          </table:table-cell>
          <table:table-cell table:style-name="ce3" table:formula="of:=[orbits.$C$3]*[.A2071]" office:value-type="float" office:value="8968194.27">
            <text:p>8968194.27</text:p>
          </table:table-cell>
          <table:table-cell table:style-name="ce6" table:formula="of:=[.B2071]/[orbits.$D$3]" office:value-type="float" office:value="24554.0819318672">
            <text:p>24554.08</text:p>
          </table:table-cell>
          <table:table-cell table:style-name="ce6" table:formula="of:=[.C2071]-ROUNDDOWN([.C2071])" office:value-type="float" office:value="0.0819318671892688">
            <text:p>0.08</text:p>
          </table:table-cell>
          <table:table-cell table:formula="of:=IF([.D2071] &lt; [.$D$2])" office:value-type="boolean" office:boolean-value="true">
            <text:p>TRUE</text:p>
          </table:table-cell>
          <table:table-cell table:formula="of:=MOD([.C2071];64)" office:value-type="float" office:value="42.0819318671893">
            <text:p>42.08</text:p>
          </table:table-cell>
          <table:table-cell/>
        </table:table-row>
        <table:table-row table:style-name="ro2">
          <table:table-cell table:style-name="ce3" table:formula="of:=[.A2071]+1" office:value-type="float" office:value="2071">
            <text:p>2071</text:p>
          </table:table-cell>
          <table:table-cell table:style-name="ce3" table:formula="of:=[orbits.$C$3]*[.A2072]" office:value-type="float" office:value="8972526.731">
            <text:p>8972526.731</text:p>
          </table:table-cell>
          <table:table-cell table:style-name="ce6" table:formula="of:=[.B2072]/[orbits.$D$3]" office:value-type="float" office:value="24565.9438071966">
            <text:p>24565.94</text:p>
          </table:table-cell>
          <table:table-cell table:style-name="ce6" table:formula="of:=[.C2072]-ROUNDDOWN([.C2072])" office:value-type="float" office:value="0.94380719658875">
            <text:p>0.94</text:p>
          </table:table-cell>
          <table:table-cell table:formula="of:=IF([.D2072] &lt; [.$D$2])" office:value-type="boolean" office:boolean-value="false">
            <text:p>FALSE</text:p>
          </table:table-cell>
          <table:table-cell table:formula="of:=MOD([.C2072];64)" office:value-type="float" office:value="53.9438071965887">
            <text:p>53.94</text:p>
          </table:table-cell>
          <table:table-cell/>
        </table:table-row>
        <table:table-row table:style-name="ro2">
          <table:table-cell table:style-name="ce3" table:formula="of:=[.A2072]+1" office:value-type="float" office:value="2072">
            <text:p>2072</text:p>
          </table:table-cell>
          <table:table-cell table:style-name="ce3" table:formula="of:=[orbits.$C$3]*[.A2073]" office:value-type="float" office:value="8976859.192">
            <text:p>8976859.192</text:p>
          </table:table-cell>
          <table:table-cell table:style-name="ce6" table:formula="of:=[.B2073]/[orbits.$D$3]" office:value-type="float" office:value="24577.805682526">
            <text:p>24577.81</text:p>
          </table:table-cell>
          <table:table-cell table:style-name="ce6" table:formula="of:=[.C2073]-ROUNDDOWN([.C2073])" office:value-type="float" office:value="0.80568252599187">
            <text:p>0.81</text:p>
          </table:table-cell>
          <table:table-cell table:formula="of:=IF([.D2073] &lt; [.$D$2])" office:value-type="boolean" office:boolean-value="false">
            <text:p>FALSE</text:p>
          </table:table-cell>
          <table:table-cell table:formula="of:=MOD([.C2073];64)" office:value-type="float" office:value="1.80568252599187">
            <text:p>1.81</text:p>
          </table:table-cell>
          <table:table-cell/>
        </table:table-row>
        <table:table-row table:style-name="ro2">
          <table:table-cell table:style-name="ce3" table:formula="of:=[.A2073]+1" office:value-type="float" office:value="2073">
            <text:p>2073</text:p>
          </table:table-cell>
          <table:table-cell table:style-name="ce3" table:formula="of:=[orbits.$C$3]*[.A2074]" office:value-type="float" office:value="8981191.653">
            <text:p>8981191.653</text:p>
          </table:table-cell>
          <table:table-cell table:style-name="ce6" table:formula="of:=[.B2074]/[orbits.$D$3]" office:value-type="float" office:value="24589.6675578554">
            <text:p>24589.67</text:p>
          </table:table-cell>
          <table:table-cell table:style-name="ce6" table:formula="of:=[.C2074]-ROUNDDOWN([.C2074])" office:value-type="float" office:value="0.667557855398627">
            <text:p>0.67</text:p>
          </table:table-cell>
          <table:table-cell table:formula="of:=IF([.D2074] &lt; [.$D$2])" office:value-type="boolean" office:boolean-value="false">
            <text:p>FALSE</text:p>
          </table:table-cell>
          <table:table-cell table:formula="of:=MOD([.C2074];64)" office:value-type="float" office:value="13.6675578553986">
            <text:p>13.67</text:p>
          </table:table-cell>
          <table:table-cell/>
        </table:table-row>
        <table:table-row table:style-name="ro2">
          <table:table-cell table:style-name="ce3" table:formula="of:=[.A2074]+1" office:value-type="float" office:value="2074">
            <text:p>2074</text:p>
          </table:table-cell>
          <table:table-cell table:style-name="ce3" table:formula="of:=[orbits.$C$3]*[.A2075]" office:value-type="float" office:value="8985524.114">
            <text:p>8985524.114</text:p>
          </table:table-cell>
          <table:table-cell table:style-name="ce6" table:formula="of:=[.B2075]/[orbits.$D$3]" office:value-type="float" office:value="24601.5294331848">
            <text:p>24601.53</text:p>
          </table:table-cell>
          <table:table-cell table:style-name="ce6" table:formula="of:=[.C2075]-ROUNDDOWN([.C2075])" office:value-type="float" office:value="0.529433184801746">
            <text:p>0.53</text:p>
          </table:table-cell>
          <table:table-cell table:formula="of:=IF([.D2075] &lt; [.$D$2])" office:value-type="boolean" office:boolean-value="false">
            <text:p>FALSE</text:p>
          </table:table-cell>
          <table:table-cell table:formula="of:=MOD([.C2075];64)" office:value-type="float" office:value="25.5294331848017">
            <text:p>25.53</text:p>
          </table:table-cell>
          <table:table-cell/>
        </table:table-row>
        <table:table-row table:style-name="ro2">
          <table:table-cell table:style-name="ce3" table:formula="of:=[.A2075]+1" office:value-type="float" office:value="2075">
            <text:p>2075</text:p>
          </table:table-cell>
          <table:table-cell table:style-name="ce3" table:formula="of:=[orbits.$C$3]*[.A2076]" office:value-type="float" office:value="8989856.575">
            <text:p>8989856.575</text:p>
          </table:table-cell>
          <table:table-cell table:style-name="ce6" table:formula="of:=[.B2076]/[orbits.$D$3]" office:value-type="float" office:value="24613.3913085142">
            <text:p>24613.39</text:p>
          </table:table-cell>
          <table:table-cell table:style-name="ce6" table:formula="of:=[.C2076]-ROUNDDOWN([.C2076])" office:value-type="float" office:value="0.391308514208504">
            <text:p>0.39</text:p>
          </table:table-cell>
          <table:table-cell table:formula="of:=IF([.D2076] &lt; [.$D$2])" office:value-type="boolean" office:boolean-value="false">
            <text:p>FALSE</text:p>
          </table:table-cell>
          <table:table-cell table:formula="of:=MOD([.C2076];64)" office:value-type="float" office:value="37.3913085142085">
            <text:p>37.39</text:p>
          </table:table-cell>
          <table:table-cell/>
        </table:table-row>
        <table:table-row table:style-name="ro2">
          <table:table-cell table:style-name="ce3" table:formula="of:=[.A2076]+1" office:value-type="float" office:value="2076">
            <text:p>2076</text:p>
          </table:table-cell>
          <table:table-cell table:style-name="ce3" table:formula="of:=[orbits.$C$3]*[.A2077]" office:value-type="float" office:value="8994189.036">
            <text:p>8994189.036</text:p>
          </table:table-cell>
          <table:table-cell table:style-name="ce6" table:formula="of:=[.B2077]/[orbits.$D$3]" office:value-type="float" office:value="24625.2531838436">
            <text:p>24625.25</text:p>
          </table:table-cell>
          <table:table-cell table:style-name="ce6" table:formula="of:=[.C2077]-ROUNDDOWN([.C2077])" office:value-type="float" office:value="0.253183843611623">
            <text:p>0.25</text:p>
          </table:table-cell>
          <table:table-cell table:formula="of:=IF([.D2077] &lt; [.$D$2])" office:value-type="boolean" office:boolean-value="false">
            <text:p>FALSE</text:p>
          </table:table-cell>
          <table:table-cell table:formula="of:=MOD([.C2077];64)" office:value-type="float" office:value="49.2531838436116">
            <text:p>49.25</text:p>
          </table:table-cell>
          <table:table-cell/>
        </table:table-row>
        <table:table-row table:style-name="ro2">
          <table:table-cell table:style-name="ce3" table:formula="of:=[.A2077]+1" office:value-type="float" office:value="2077">
            <text:p>2077</text:p>
          </table:table-cell>
          <table:table-cell table:style-name="ce3" table:formula="of:=[orbits.$C$3]*[.A2078]" office:value-type="float" office:value="8998521.497">
            <text:p>8998521.497</text:p>
          </table:table-cell>
          <table:table-cell table:style-name="ce6" table:formula="of:=[.B2078]/[orbits.$D$3]" office:value-type="float" office:value="24637.115059173">
            <text:p>24637.12</text:p>
          </table:table-cell>
          <table:table-cell table:style-name="ce6" table:formula="of:=[.C2078]-ROUNDDOWN([.C2078])" office:value-type="float" office:value="0.115059173018381">
            <text:p>0.12</text:p>
          </table:table-cell>
          <table:table-cell table:formula="of:=IF([.D2078] &lt; [.$D$2])" office:value-type="boolean" office:boolean-value="false">
            <text:p>FALSE</text:p>
          </table:table-cell>
          <table:table-cell table:formula="of:=MOD([.C2078];64)" office:value-type="float" office:value="61.1150591730184">
            <text:p>61.12</text:p>
          </table:table-cell>
          <table:table-cell/>
        </table:table-row>
        <table:table-row table:style-name="ro2">
          <table:table-cell table:style-name="ce3" table:formula="of:=[.A2078]+1" office:value-type="float" office:value="2078">
            <text:p>2078</text:p>
          </table:table-cell>
          <table:table-cell table:style-name="ce3" table:formula="of:=[orbits.$C$3]*[.A2079]" office:value-type="float" office:value="9002853.958">
            <text:p>9002853.958</text:p>
          </table:table-cell>
          <table:table-cell table:style-name="ce6" table:formula="of:=[.B2079]/[orbits.$D$3]" office:value-type="float" office:value="24648.9769345024">
            <text:p>24648.98</text:p>
          </table:table-cell>
          <table:table-cell table:style-name="ce6" table:formula="of:=[.C2079]-ROUNDDOWN([.C2079])" office:value-type="float" office:value="0.9769345024215">
            <text:p>0.98</text:p>
          </table:table-cell>
          <table:table-cell table:formula="of:=IF([.D2079] &lt; [.$D$2])" office:value-type="boolean" office:boolean-value="false">
            <text:p>FALSE</text:p>
          </table:table-cell>
          <table:table-cell table:formula="of:=MOD([.C2079];64)" office:value-type="float" office:value="8.9769345024215">
            <text:p>8.98</text:p>
          </table:table-cell>
          <table:table-cell/>
        </table:table-row>
        <table:table-row table:style-name="ro2">
          <table:table-cell table:style-name="ce3" table:formula="of:=[.A2079]+1" office:value-type="float" office:value="2079">
            <text:p>2079</text:p>
          </table:table-cell>
          <table:table-cell table:style-name="ce3" table:formula="of:=[orbits.$C$3]*[.A2080]" office:value-type="float" office:value="9007186.419">
            <text:p>9007186.419</text:p>
          </table:table-cell>
          <table:table-cell table:style-name="ce6" table:formula="of:=[.B2080]/[orbits.$D$3]" office:value-type="float" office:value="24660.8388098318">
            <text:p>24660.84</text:p>
          </table:table-cell>
          <table:table-cell table:style-name="ce6" table:formula="of:=[.C2080]-ROUNDDOWN([.C2080])" office:value-type="float" office:value="0.838809831824619">
            <text:p>0.84</text:p>
          </table:table-cell>
          <table:table-cell table:formula="of:=IF([.D2080] &lt; [.$D$2])" office:value-type="boolean" office:boolean-value="false">
            <text:p>FALSE</text:p>
          </table:table-cell>
          <table:table-cell table:formula="of:=MOD([.C2080];64)" office:value-type="float" office:value="20.8388098318246">
            <text:p>20.84</text:p>
          </table:table-cell>
          <table:table-cell/>
        </table:table-row>
        <table:table-row table:style-name="ro2">
          <table:table-cell table:style-name="ce3" table:formula="of:=[.A2080]+1" office:value-type="float" office:value="2080">
            <text:p>2080</text:p>
          </table:table-cell>
          <table:table-cell table:style-name="ce3" table:formula="of:=[orbits.$C$3]*[.A2081]" office:value-type="float" office:value="9011518.88">
            <text:p>9011518.88</text:p>
          </table:table-cell>
          <table:table-cell table:style-name="ce6" table:formula="of:=[.B2081]/[orbits.$D$3]" office:value-type="float" office:value="24672.7006851612">
            <text:p>24672.70</text:p>
          </table:table-cell>
          <table:table-cell table:style-name="ce6" table:formula="of:=[.C2081]-ROUNDDOWN([.C2081])" office:value-type="float" office:value="0.700685161231377">
            <text:p>0.70</text:p>
          </table:table-cell>
          <table:table-cell table:formula="of:=IF([.D2081] &lt; [.$D$2])" office:value-type="boolean" office:boolean-value="false">
            <text:p>FALSE</text:p>
          </table:table-cell>
          <table:table-cell table:formula="of:=MOD([.C2081];64)" office:value-type="float" office:value="32.7006851612314">
            <text:p>32.70</text:p>
          </table:table-cell>
          <table:table-cell/>
        </table:table-row>
        <table:table-row table:style-name="ro2">
          <table:table-cell table:style-name="ce3" table:formula="of:=[.A2081]+1" office:value-type="float" office:value="2081">
            <text:p>2081</text:p>
          </table:table-cell>
          <table:table-cell table:style-name="ce3" table:formula="of:=[orbits.$C$3]*[.A2082]" office:value-type="float" office:value="9015851.341">
            <text:p>9015851.341</text:p>
          </table:table-cell>
          <table:table-cell table:style-name="ce6" table:formula="of:=[.B2082]/[orbits.$D$3]" office:value-type="float" office:value="24684.5625604906">
            <text:p>24684.56</text:p>
          </table:table-cell>
          <table:table-cell table:style-name="ce6" table:formula="of:=[.C2082]-ROUNDDOWN([.C2082])" office:value-type="float" office:value="0.562560490630858">
            <text:p>0.56</text:p>
          </table:table-cell>
          <table:table-cell table:formula="of:=IF([.D2082] &lt; [.$D$2])" office:value-type="boolean" office:boolean-value="false">
            <text:p>FALSE</text:p>
          </table:table-cell>
          <table:table-cell table:formula="of:=MOD([.C2082];64)" office:value-type="float" office:value="44.5625604906309">
            <text:p>44.56</text:p>
          </table:table-cell>
          <table:table-cell/>
        </table:table-row>
        <table:table-row table:style-name="ro2">
          <table:table-cell table:style-name="ce3" table:formula="of:=[.A2082]+1" office:value-type="float" office:value="2082">
            <text:p>2082</text:p>
          </table:table-cell>
          <table:table-cell table:style-name="ce3" table:formula="of:=[orbits.$C$3]*[.A2083]" office:value-type="float" office:value="9020183.802">
            <text:p>9020183.802</text:p>
          </table:table-cell>
          <table:table-cell table:style-name="ce6" table:formula="of:=[.B2083]/[orbits.$D$3]" office:value-type="float" office:value="24696.42443582">
            <text:p>24696.42</text:p>
          </table:table-cell>
          <table:table-cell table:style-name="ce6" table:formula="of:=[.C2083]-ROUNDDOWN([.C2083])" office:value-type="float" office:value="0.424435820041253">
            <text:p>0.42</text:p>
          </table:table-cell>
          <table:table-cell table:formula="of:=IF([.D2083] &lt; [.$D$2])" office:value-type="boolean" office:boolean-value="false">
            <text:p>FALSE</text:p>
          </table:table-cell>
          <table:table-cell table:formula="of:=MOD([.C2083];64)" office:value-type="float" office:value="56.4244358200413">
            <text:p>56.42</text:p>
          </table:table-cell>
          <table:table-cell/>
        </table:table-row>
        <table:table-row table:style-name="ro2">
          <table:table-cell table:style-name="ce3" table:formula="of:=[.A2083]+1" office:value-type="float" office:value="2083">
            <text:p>2083</text:p>
          </table:table-cell>
          <table:table-cell table:style-name="ce3" table:formula="of:=[orbits.$C$3]*[.A2084]" office:value-type="float" office:value="9024516.263">
            <text:p>9024516.263</text:p>
          </table:table-cell>
          <table:table-cell table:style-name="ce6" table:formula="of:=[.B2084]/[orbits.$D$3]" office:value-type="float" office:value="24708.2863111494">
            <text:p>24708.29</text:p>
          </table:table-cell>
          <table:table-cell table:style-name="ce6" table:formula="of:=[.C2084]-ROUNDDOWN([.C2084])" office:value-type="float" office:value="0.286311149440735">
            <text:p>0.29</text:p>
          </table:table-cell>
          <table:table-cell table:formula="of:=IF([.D2084] &lt; [.$D$2])" office:value-type="boolean" office:boolean-value="false">
            <text:p>FALSE</text:p>
          </table:table-cell>
          <table:table-cell table:formula="of:=MOD([.C2084];64)" office:value-type="float" office:value="4.28631114944074">
            <text:p>4.29</text:p>
          </table:table-cell>
          <table:table-cell/>
        </table:table-row>
        <table:table-row table:style-name="ro2">
          <table:table-cell table:style-name="ce3" table:formula="of:=[.A2084]+1" office:value-type="float" office:value="2084">
            <text:p>2084</text:p>
          </table:table-cell>
          <table:table-cell table:style-name="ce3" table:formula="of:=[orbits.$C$3]*[.A2085]" office:value-type="float" office:value="9028848.724">
            <text:p>9028848.724</text:p>
          </table:table-cell>
          <table:table-cell table:style-name="ce6" table:formula="of:=[.B2085]/[orbits.$D$3]" office:value-type="float" office:value="24720.1481864789">
            <text:p>24720.15</text:p>
          </table:table-cell>
          <table:table-cell table:style-name="ce6" table:formula="of:=[.C2085]-ROUNDDOWN([.C2085])" office:value-type="float" office:value="0.14818647885113">
            <text:p>0.15</text:p>
          </table:table-cell>
          <table:table-cell table:formula="of:=IF([.D2085] &lt; [.$D$2])" office:value-type="boolean" office:boolean-value="false">
            <text:p>FALSE</text:p>
          </table:table-cell>
          <table:table-cell table:formula="of:=MOD([.C2085];64)" office:value-type="float" office:value="16.1481864788511">
            <text:p>16.15</text:p>
          </table:table-cell>
          <table:table-cell/>
        </table:table-row>
        <table:table-row table:style-name="ro2">
          <table:table-cell table:style-name="ce3" table:formula="of:=[.A2085]+1" office:value-type="float" office:value="2085">
            <text:p>2085</text:p>
          </table:table-cell>
          <table:table-cell table:style-name="ce3" table:formula="of:=[orbits.$C$3]*[.A2086]" office:value-type="float" office:value="9033181.185">
            <text:p>9033181.185</text:p>
          </table:table-cell>
          <table:table-cell table:style-name="ce6" table:formula="of:=[.B2086]/[orbits.$D$3]" office:value-type="float" office:value="24732.0100618083">
            <text:p>24732.01</text:p>
          </table:table-cell>
          <table:table-cell table:style-name="ce6" table:formula="of:=[.C2086]-ROUNDDOWN([.C2086])" office:value-type="float" office:value="0.0100618082506116">
            <text:p>0.01</text:p>
          </table:table-cell>
          <table:table-cell table:formula="of:=IF([.D2086] &lt; [.$D$2])" office:value-type="boolean" office:boolean-value="true">
            <text:p>TRUE</text:p>
          </table:table-cell>
          <table:table-cell table:formula="of:=MOD([.C2086];64)" office:value-type="float" office:value="28.0100618082506">
            <text:p>28.01</text:p>
          </table:table-cell>
          <table:table-cell/>
        </table:table-row>
        <table:table-row table:style-name="ro2">
          <table:table-cell table:style-name="ce3" table:formula="of:=[.A2086]+1" office:value-type="float" office:value="2086">
            <text:p>2086</text:p>
          </table:table-cell>
          <table:table-cell table:style-name="ce3" table:formula="of:=[orbits.$C$3]*[.A2087]" office:value-type="float" office:value="9037513.646">
            <text:p>9037513.646</text:p>
          </table:table-cell>
          <table:table-cell table:style-name="ce6" table:formula="of:=[.B2087]/[orbits.$D$3]" office:value-type="float" office:value="24743.8719371377">
            <text:p>24743.87</text:p>
          </table:table-cell>
          <table:table-cell table:style-name="ce6" table:formula="of:=[.C2087]-ROUNDDOWN([.C2087])" office:value-type="float" office:value="0.871937137653731">
            <text:p>0.87</text:p>
          </table:table-cell>
          <table:table-cell table:formula="of:=IF([.D2087] &lt; [.$D$2])" office:value-type="boolean" office:boolean-value="false">
            <text:p>FALSE</text:p>
          </table:table-cell>
          <table:table-cell table:formula="of:=MOD([.C2087];64)" office:value-type="float" office:value="39.8719371376537">
            <text:p>39.87</text:p>
          </table:table-cell>
          <table:table-cell/>
        </table:table-row>
        <table:table-row table:style-name="ro2">
          <table:table-cell table:style-name="ce3" table:formula="of:=[.A2087]+1" office:value-type="float" office:value="2087">
            <text:p>2087</text:p>
          </table:table-cell>
          <table:table-cell table:style-name="ce3" table:formula="of:=[orbits.$C$3]*[.A2088]" office:value-type="float" office:value="9041846.107">
            <text:p>9041846.107</text:p>
          </table:table-cell>
          <table:table-cell table:style-name="ce6" table:formula="of:=[.B2088]/[orbits.$D$3]" office:value-type="float" office:value="24755.7338124671">
            <text:p>24755.73</text:p>
          </table:table-cell>
          <table:table-cell table:style-name="ce6" table:formula="of:=[.C2088]-ROUNDDOWN([.C2088])" office:value-type="float" office:value="0.733812467060488">
            <text:p>0.73</text:p>
          </table:table-cell>
          <table:table-cell table:formula="of:=IF([.D2088] &lt; [.$D$2])" office:value-type="boolean" office:boolean-value="false">
            <text:p>FALSE</text:p>
          </table:table-cell>
          <table:table-cell table:formula="of:=MOD([.C2088];64)" office:value-type="float" office:value="51.7338124670605">
            <text:p>51.73</text:p>
          </table:table-cell>
          <table:table-cell/>
        </table:table-row>
        <table:table-row table:style-name="ro2">
          <table:table-cell table:style-name="ce3" table:formula="of:=[.A2088]+1" office:value-type="float" office:value="2088">
            <text:p>2088</text:p>
          </table:table-cell>
          <table:table-cell table:style-name="ce3" table:formula="of:=[orbits.$C$3]*[.A2089]" office:value-type="float" office:value="9046178.568">
            <text:p>9046178.568</text:p>
          </table:table-cell>
          <table:table-cell table:style-name="ce6" table:formula="of:=[.B2089]/[orbits.$D$3]" office:value-type="float" office:value="24767.5956877965">
            <text:p>24767.60</text:p>
          </table:table-cell>
          <table:table-cell table:style-name="ce6" table:formula="of:=[.C2089]-ROUNDDOWN([.C2089])" office:value-type="float" office:value="0.595687796463608">
            <text:p>0.60</text:p>
          </table:table-cell>
          <table:table-cell table:formula="of:=IF([.D2089] &lt; [.$D$2])" office:value-type="boolean" office:boolean-value="false">
            <text:p>FALSE</text:p>
          </table:table-cell>
          <table:table-cell table:formula="of:=MOD([.C2089];64)" office:value-type="float" office:value="63.5956877964636">
            <text:p>63.60</text:p>
          </table:table-cell>
          <table:table-cell/>
        </table:table-row>
        <table:table-row table:style-name="ro2">
          <table:table-cell table:style-name="ce3" table:formula="of:=[.A2089]+1" office:value-type="float" office:value="2089">
            <text:p>2089</text:p>
          </table:table-cell>
          <table:table-cell table:style-name="ce3" table:formula="of:=[orbits.$C$3]*[.A2090]" office:value-type="float" office:value="9050511.029">
            <text:p>9050511.029</text:p>
          </table:table-cell>
          <table:table-cell table:style-name="ce6" table:formula="of:=[.B2090]/[orbits.$D$3]" office:value-type="float" office:value="24779.4575631259">
            <text:p>24779.46</text:p>
          </table:table-cell>
          <table:table-cell table:style-name="ce6" table:formula="of:=[.C2090]-ROUNDDOWN([.C2090])" office:value-type="float" office:value="0.457563125870365">
            <text:p>0.46</text:p>
          </table:table-cell>
          <table:table-cell table:formula="of:=IF([.D2090] &lt; [.$D$2])" office:value-type="boolean" office:boolean-value="false">
            <text:p>FALSE</text:p>
          </table:table-cell>
          <table:table-cell table:formula="of:=MOD([.C2090];64)" office:value-type="float" office:value="11.4575631258704">
            <text:p>11.46</text:p>
          </table:table-cell>
          <table:table-cell/>
        </table:table-row>
        <table:table-row table:style-name="ro2">
          <table:table-cell table:style-name="ce3" table:formula="of:=[.A2090]+1" office:value-type="float" office:value="2090">
            <text:p>2090</text:p>
          </table:table-cell>
          <table:table-cell table:style-name="ce3" table:formula="of:=[orbits.$C$3]*[.A2091]" office:value-type="float" office:value="9054843.49">
            <text:p>9054843.49</text:p>
          </table:table-cell>
          <table:table-cell table:style-name="ce6" table:formula="of:=[.B2091]/[orbits.$D$3]" office:value-type="float" office:value="24791.3194384553">
            <text:p>24791.32</text:p>
          </table:table-cell>
          <table:table-cell table:style-name="ce6" table:formula="of:=[.C2091]-ROUNDDOWN([.C2091])" office:value-type="float" office:value="0.319438455273485">
            <text:p>0.32</text:p>
          </table:table-cell>
          <table:table-cell table:formula="of:=IF([.D2091] &lt; [.$D$2])" office:value-type="boolean" office:boolean-value="false">
            <text:p>FALSE</text:p>
          </table:table-cell>
          <table:table-cell table:formula="of:=MOD([.C2091];64)" office:value-type="float" office:value="23.3194384552735">
            <text:p>23.32</text:p>
          </table:table-cell>
          <table:table-cell/>
        </table:table-row>
        <table:table-row table:style-name="ro2">
          <table:table-cell table:style-name="ce3" table:formula="of:=[.A2091]+1" office:value-type="float" office:value="2091">
            <text:p>2091</text:p>
          </table:table-cell>
          <table:table-cell table:style-name="ce3" table:formula="of:=[orbits.$C$3]*[.A2092]" office:value-type="float" office:value="9059175.951">
            <text:p>9059175.951</text:p>
          </table:table-cell>
          <table:table-cell table:style-name="ce6" table:formula="of:=[.B2092]/[orbits.$D$3]" office:value-type="float" office:value="24803.1813137847">
            <text:p>24803.18</text:p>
          </table:table-cell>
          <table:table-cell table:style-name="ce6" table:formula="of:=[.C2092]-ROUNDDOWN([.C2092])" office:value-type="float" office:value="0.181313784680242">
            <text:p>0.18</text:p>
          </table:table-cell>
          <table:table-cell table:formula="of:=IF([.D2092] &lt; [.$D$2])" office:value-type="boolean" office:boolean-value="false">
            <text:p>FALSE</text:p>
          </table:table-cell>
          <table:table-cell table:formula="of:=MOD([.C2092];64)" office:value-type="float" office:value="35.1813137846802">
            <text:p>35.18</text:p>
          </table:table-cell>
          <table:table-cell/>
        </table:table-row>
        <table:table-row table:style-name="ro2">
          <table:table-cell table:style-name="ce3" table:formula="of:=[.A2092]+1" office:value-type="float" office:value="2092">
            <text:p>2092</text:p>
          </table:table-cell>
          <table:table-cell table:style-name="ce3" table:formula="of:=[orbits.$C$3]*[.A2093]" office:value-type="float" office:value="9063508.412">
            <text:p>9063508.412</text:p>
          </table:table-cell>
          <table:table-cell table:style-name="ce6" table:formula="of:=[.B2093]/[orbits.$D$3]" office:value-type="float" office:value="24815.0431891141">
            <text:p>24815.04</text:p>
          </table:table-cell>
          <table:table-cell table:style-name="ce6" table:formula="of:=[.C2093]-ROUNDDOWN([.C2093])" office:value-type="float" office:value="0.0431891140833613">
            <text:p>0.04</text:p>
          </table:table-cell>
          <table:table-cell table:formula="of:=IF([.D2093] &lt; [.$D$2])" office:value-type="boolean" office:boolean-value="true">
            <text:p>TRUE</text:p>
          </table:table-cell>
          <table:table-cell table:formula="of:=MOD([.C2093];64)" office:value-type="float" office:value="47.0431891140834">
            <text:p>47.04</text:p>
          </table:table-cell>
          <table:table-cell/>
        </table:table-row>
        <table:table-row table:style-name="ro2">
          <table:table-cell table:style-name="ce3" table:formula="of:=[.A2093]+1" office:value-type="float" office:value="2093">
            <text:p>2093</text:p>
          </table:table-cell>
          <table:table-cell table:style-name="ce3" table:formula="of:=[orbits.$C$3]*[.A2094]" office:value-type="float" office:value="9067840.873">
            <text:p>9067840.873</text:p>
          </table:table-cell>
          <table:table-cell table:style-name="ce6" table:formula="of:=[.B2094]/[orbits.$D$3]" office:value-type="float" office:value="24826.9050644435">
            <text:p>24826.91</text:p>
          </table:table-cell>
          <table:table-cell table:style-name="ce6" table:formula="of:=[.C2094]-ROUNDDOWN([.C2094])" office:value-type="float" office:value="0.905064443486481">
            <text:p>0.91</text:p>
          </table:table-cell>
          <table:table-cell table:formula="of:=IF([.D2094] &lt; [.$D$2])" office:value-type="boolean" office:boolean-value="false">
            <text:p>FALSE</text:p>
          </table:table-cell>
          <table:table-cell table:formula="of:=MOD([.C2094];64)" office:value-type="float" office:value="58.9050644434865">
            <text:p>58.91</text:p>
          </table:table-cell>
          <table:table-cell/>
        </table:table-row>
        <table:table-row table:style-name="ro2">
          <table:table-cell table:style-name="ce3" table:formula="of:=[.A2094]+1" office:value-type="float" office:value="2094">
            <text:p>2094</text:p>
          </table:table-cell>
          <table:table-cell table:style-name="ce3" table:formula="of:=[orbits.$C$3]*[.A2095]" office:value-type="float" office:value="9072173.334">
            <text:p>9072173.334</text:p>
          </table:table-cell>
          <table:table-cell table:style-name="ce6" table:formula="of:=[.B2095]/[orbits.$D$3]" office:value-type="float" office:value="24838.7669397729">
            <text:p>24838.77</text:p>
          </table:table-cell>
          <table:table-cell table:style-name="ce6" table:formula="of:=[.C2095]-ROUNDDOWN([.C2095])" office:value-type="float" office:value="0.766939772893238">
            <text:p>0.77</text:p>
          </table:table-cell>
          <table:table-cell table:formula="of:=IF([.D2095] &lt; [.$D$2])" office:value-type="boolean" office:boolean-value="false">
            <text:p>FALSE</text:p>
          </table:table-cell>
          <table:table-cell table:formula="of:=MOD([.C2095];64)" office:value-type="float" office:value="6.76693977289324">
            <text:p>6.77</text:p>
          </table:table-cell>
          <table:table-cell/>
        </table:table-row>
        <table:table-row table:style-name="ro2">
          <table:table-cell table:style-name="ce3" table:formula="of:=[.A2095]+1" office:value-type="float" office:value="2095">
            <text:p>2095</text:p>
          </table:table-cell>
          <table:table-cell table:style-name="ce3" table:formula="of:=[orbits.$C$3]*[.A2096]" office:value-type="float" office:value="9076505.795">
            <text:p>9076505.795</text:p>
          </table:table-cell>
          <table:table-cell table:style-name="ce6" table:formula="of:=[.B2096]/[orbits.$D$3]" office:value-type="float" office:value="24850.6288151023">
            <text:p>24850.63</text:p>
          </table:table-cell>
          <table:table-cell table:style-name="ce6" table:formula="of:=[.C2096]-ROUNDDOWN([.C2096])" office:value-type="float" office:value="0.62881510229272">
            <text:p>0.63</text:p>
          </table:table-cell>
          <table:table-cell table:formula="of:=IF([.D2096] &lt; [.$D$2])" office:value-type="boolean" office:boolean-value="false">
            <text:p>FALSE</text:p>
          </table:table-cell>
          <table:table-cell table:formula="of:=MOD([.C2096];64)" office:value-type="float" office:value="18.6288151022927">
            <text:p>18.63</text:p>
          </table:table-cell>
          <table:table-cell/>
        </table:table-row>
        <table:table-row table:style-name="ro2">
          <table:table-cell table:style-name="ce3" table:formula="of:=[.A2096]+1" office:value-type="float" office:value="2096">
            <text:p>2096</text:p>
          </table:table-cell>
          <table:table-cell table:style-name="ce3" table:formula="of:=[orbits.$C$3]*[.A2097]" office:value-type="float" office:value="9080838.256">
            <text:p>9080838.256</text:p>
          </table:table-cell>
          <table:table-cell table:style-name="ce6" table:formula="of:=[.B2097]/[orbits.$D$3]" office:value-type="float" office:value="24862.4906904317">
            <text:p>24862.49</text:p>
          </table:table-cell>
          <table:table-cell table:style-name="ce6" table:formula="of:=[.C2097]-ROUNDDOWN([.C2097])" office:value-type="float" office:value="0.490690431703115">
            <text:p>0.49</text:p>
          </table:table-cell>
          <table:table-cell table:formula="of:=IF([.D2097] &lt; [.$D$2])" office:value-type="boolean" office:boolean-value="false">
            <text:p>FALSE</text:p>
          </table:table-cell>
          <table:table-cell table:formula="of:=MOD([.C2097];64)" office:value-type="float" office:value="30.4906904317031">
            <text:p>30.49</text:p>
          </table:table-cell>
          <table:table-cell/>
        </table:table-row>
        <table:table-row table:style-name="ro2">
          <table:table-cell table:style-name="ce3" table:formula="of:=[.A2097]+1" office:value-type="float" office:value="2097">
            <text:p>2097</text:p>
          </table:table-cell>
          <table:table-cell table:style-name="ce3" table:formula="of:=[orbits.$C$3]*[.A2098]" office:value-type="float" office:value="9085170.717">
            <text:p>9085170.717</text:p>
          </table:table-cell>
          <table:table-cell table:style-name="ce6" table:formula="of:=[.B2098]/[orbits.$D$3]" office:value-type="float" office:value="24874.3525657611">
            <text:p>24874.35</text:p>
          </table:table-cell>
          <table:table-cell table:style-name="ce6" table:formula="of:=[.C2098]-ROUNDDOWN([.C2098])" office:value-type="float" office:value="0.352565761102596">
            <text:p>0.35</text:p>
          </table:table-cell>
          <table:table-cell table:formula="of:=IF([.D2098] &lt; [.$D$2])" office:value-type="boolean" office:boolean-value="false">
            <text:p>FALSE</text:p>
          </table:table-cell>
          <table:table-cell table:formula="of:=MOD([.C2098];64)" office:value-type="float" office:value="42.3525657611026">
            <text:p>42.35</text:p>
          </table:table-cell>
          <table:table-cell/>
        </table:table-row>
        <table:table-row table:style-name="ro2">
          <table:table-cell table:style-name="ce3" table:formula="of:=[.A2098]+1" office:value-type="float" office:value="2098">
            <text:p>2098</text:p>
          </table:table-cell>
          <table:table-cell table:style-name="ce3" table:formula="of:=[orbits.$C$3]*[.A2099]" office:value-type="float" office:value="9089503.178">
            <text:p>9089503.178</text:p>
          </table:table-cell>
          <table:table-cell table:style-name="ce6" table:formula="of:=[.B2099]/[orbits.$D$3]" office:value-type="float" office:value="24886.2144410905">
            <text:p>24886.21</text:p>
          </table:table-cell>
          <table:table-cell table:style-name="ce6" table:formula="of:=[.C2099]-ROUNDDOWN([.C2099])" office:value-type="float" office:value="0.214441090512992">
            <text:p>0.21</text:p>
          </table:table-cell>
          <table:table-cell table:formula="of:=IF([.D2099] &lt; [.$D$2])" office:value-type="boolean" office:boolean-value="false">
            <text:p>FALSE</text:p>
          </table:table-cell>
          <table:table-cell table:formula="of:=MOD([.C2099];64)" office:value-type="float" office:value="54.214441090513">
            <text:p>54.21</text:p>
          </table:table-cell>
          <table:table-cell/>
        </table:table-row>
        <table:table-row table:style-name="ro2">
          <table:table-cell table:style-name="ce3" table:formula="of:=[.A2099]+1" office:value-type="float" office:value="2099">
            <text:p>2099</text:p>
          </table:table-cell>
          <table:table-cell table:style-name="ce3" table:formula="of:=[orbits.$C$3]*[.A2100]" office:value-type="float" office:value="9093835.639">
            <text:p>9093835.639</text:p>
          </table:table-cell>
          <table:table-cell table:style-name="ce6" table:formula="of:=[.B2100]/[orbits.$D$3]" office:value-type="float" office:value="24898.0763164199">
            <text:p>24898.08</text:p>
          </table:table-cell>
          <table:table-cell table:style-name="ce6" table:formula="of:=[.C2100]-ROUNDDOWN([.C2100])" office:value-type="float" office:value="0.0763164199124731">
            <text:p>0.08</text:p>
          </table:table-cell>
          <table:table-cell table:formula="of:=IF([.D2100] &lt; [.$D$2])" office:value-type="boolean" office:boolean-value="true">
            <text:p>TRUE</text:p>
          </table:table-cell>
          <table:table-cell table:formula="of:=MOD([.C2100];64)" office:value-type="float" office:value="2.07631641991247">
            <text:p>2.08</text:p>
          </table:table-cell>
          <table:table-cell/>
        </table:table-row>
        <table:table-row table:style-name="ro2">
          <table:table-cell table:style-name="ce3" table:formula="of:=[.A2100]+1" office:value-type="float" office:value="2100">
            <text:p>2100</text:p>
          </table:table-cell>
          <table:table-cell table:style-name="ce3" table:formula="of:=[orbits.$C$3]*[.A2101]" office:value-type="float" office:value="9098168.1">
            <text:p>9098168.1</text:p>
          </table:table-cell>
          <table:table-cell table:style-name="ce6" table:formula="of:=[.B2101]/[orbits.$D$3]" office:value-type="float" office:value="24909.9381917493">
            <text:p>24909.94</text:p>
          </table:table-cell>
          <table:table-cell table:style-name="ce6" table:formula="of:=[.C2101]-ROUNDDOWN([.C2101])" office:value-type="float" office:value="0.938191749315592">
            <text:p>0.94</text:p>
          </table:table-cell>
          <table:table-cell table:formula="of:=IF([.D2101] &lt; [.$D$2])" office:value-type="boolean" office:boolean-value="false">
            <text:p>FALSE</text:p>
          </table:table-cell>
          <table:table-cell table:formula="of:=MOD([.C2101];64)" office:value-type="float" office:value="13.9381917493156">
            <text:p>13.94</text:p>
          </table:table-cell>
          <table:table-cell/>
        </table:table-row>
        <table:table-row table:style-name="ro2">
          <table:table-cell table:style-name="ce3" table:formula="of:=[.A2101]+1" office:value-type="float" office:value="2101">
            <text:p>2101</text:p>
          </table:table-cell>
          <table:table-cell table:style-name="ce3" table:formula="of:=[orbits.$C$3]*[.A2102]" office:value-type="float" office:value="9102500.561">
            <text:p>9102500.561</text:p>
          </table:table-cell>
          <table:table-cell table:style-name="ce6" table:formula="of:=[.B2102]/[orbits.$D$3]" office:value-type="float" office:value="24921.8000670787">
            <text:p>24921.80</text:p>
          </table:table-cell>
          <table:table-cell table:style-name="ce6" table:formula="of:=[.C2102]-ROUNDDOWN([.C2102])" office:value-type="float" office:value="0.80006707872235">
            <text:p>0.80</text:p>
          </table:table-cell>
          <table:table-cell table:formula="of:=IF([.D2102] &lt; [.$D$2])" office:value-type="boolean" office:boolean-value="false">
            <text:p>FALSE</text:p>
          </table:table-cell>
          <table:table-cell table:formula="of:=MOD([.C2102];64)" office:value-type="float" office:value="25.8000670787223">
            <text:p>25.80</text:p>
          </table:table-cell>
          <table:table-cell/>
        </table:table-row>
        <table:table-row table:style-name="ro2">
          <table:table-cell table:style-name="ce3" table:formula="of:=[.A2102]+1" office:value-type="float" office:value="2102">
            <text:p>2102</text:p>
          </table:table-cell>
          <table:table-cell table:style-name="ce3" table:formula="of:=[orbits.$C$3]*[.A2103]" office:value-type="float" office:value="9106833.022">
            <text:p>9106833.022</text:p>
          </table:table-cell>
          <table:table-cell table:style-name="ce6" table:formula="of:=[.B2103]/[orbits.$D$3]" office:value-type="float" office:value="24933.6619424081">
            <text:p>24933.66</text:p>
          </table:table-cell>
          <table:table-cell table:style-name="ce6" table:formula="of:=[.C2103]-ROUNDDOWN([.C2103])" office:value-type="float" office:value="0.661942408125469">
            <text:p>0.66</text:p>
          </table:table-cell>
          <table:table-cell table:formula="of:=IF([.D2103] &lt; [.$D$2])" office:value-type="boolean" office:boolean-value="false">
            <text:p>FALSE</text:p>
          </table:table-cell>
          <table:table-cell table:formula="of:=MOD([.C2103];64)" office:value-type="float" office:value="37.6619424081255">
            <text:p>37.66</text:p>
          </table:table-cell>
          <table:table-cell/>
        </table:table-row>
        <table:table-row table:style-name="ro2">
          <table:table-cell table:style-name="ce3" table:formula="of:=[.A2103]+1" office:value-type="float" office:value="2103">
            <text:p>2103</text:p>
          </table:table-cell>
          <table:table-cell table:style-name="ce3" table:formula="of:=[orbits.$C$3]*[.A2104]" office:value-type="float" office:value="9111165.483">
            <text:p>9111165.483</text:p>
          </table:table-cell>
          <table:table-cell table:style-name="ce6" table:formula="of:=[.B2104]/[orbits.$D$3]" office:value-type="float" office:value="24945.5238177375">
            <text:p>24945.52</text:p>
          </table:table-cell>
          <table:table-cell table:style-name="ce6" table:formula="of:=[.C2104]-ROUNDDOWN([.C2104])" office:value-type="float" office:value="0.523817737532227">
            <text:p>0.52</text:p>
          </table:table-cell>
          <table:table-cell table:formula="of:=IF([.D2104] &lt; [.$D$2])" office:value-type="boolean" office:boolean-value="false">
            <text:p>FALSE</text:p>
          </table:table-cell>
          <table:table-cell table:formula="of:=MOD([.C2104];64)" office:value-type="float" office:value="49.5238177375322">
            <text:p>49.52</text:p>
          </table:table-cell>
          <table:table-cell/>
        </table:table-row>
        <table:table-row table:style-name="ro2">
          <table:table-cell table:style-name="ce3" table:formula="of:=[.A2104]+1" office:value-type="float" office:value="2104">
            <text:p>2104</text:p>
          </table:table-cell>
          <table:table-cell table:style-name="ce3" table:formula="of:=[orbits.$C$3]*[.A2105]" office:value-type="float" office:value="9115497.944">
            <text:p>9115497.944</text:p>
          </table:table-cell>
          <table:table-cell table:style-name="ce6" table:formula="of:=[.B2105]/[orbits.$D$3]" office:value-type="float" office:value="24957.3856930669">
            <text:p>24957.39</text:p>
          </table:table-cell>
          <table:table-cell table:style-name="ce6" table:formula="of:=[.C2105]-ROUNDDOWN([.C2105])" office:value-type="float" office:value="0.385693066935346">
            <text:p>0.39</text:p>
          </table:table-cell>
          <table:table-cell table:formula="of:=IF([.D2105] &lt; [.$D$2])" office:value-type="boolean" office:boolean-value="false">
            <text:p>FALSE</text:p>
          </table:table-cell>
          <table:table-cell table:formula="of:=MOD([.C2105];64)" office:value-type="float" office:value="61.3856930669354">
            <text:p>61.39</text:p>
          </table:table-cell>
          <table:table-cell/>
        </table:table-row>
        <table:table-row table:style-name="ro2">
          <table:table-cell table:style-name="ce3" table:formula="of:=[.A2105]+1" office:value-type="float" office:value="2105">
            <text:p>2105</text:p>
          </table:table-cell>
          <table:table-cell table:style-name="ce3" table:formula="of:=[orbits.$C$3]*[.A2106]" office:value-type="float" office:value="9119830.405">
            <text:p>9119830.405</text:p>
          </table:table-cell>
          <table:table-cell table:style-name="ce6" table:formula="of:=[.B2106]/[orbits.$D$3]" office:value-type="float" office:value="24969.2475683963">
            <text:p>24969.25</text:p>
          </table:table-cell>
          <table:table-cell table:style-name="ce6" table:formula="of:=[.C2106]-ROUNDDOWN([.C2106])" office:value-type="float" office:value="0.247568396342103">
            <text:p>0.25</text:p>
          </table:table-cell>
          <table:table-cell table:formula="of:=IF([.D2106] &lt; [.$D$2])" office:value-type="boolean" office:boolean-value="false">
            <text:p>FALSE</text:p>
          </table:table-cell>
          <table:table-cell table:formula="of:=MOD([.C2106];64)" office:value-type="float" office:value="9.2475683963421">
            <text:p>9.25</text:p>
          </table:table-cell>
          <table:table-cell/>
        </table:table-row>
        <table:table-row table:style-name="ro2">
          <table:table-cell table:style-name="ce3" table:formula="of:=[.A2106]+1" office:value-type="float" office:value="2106">
            <text:p>2106</text:p>
          </table:table-cell>
          <table:table-cell table:style-name="ce3" table:formula="of:=[orbits.$C$3]*[.A2107]" office:value-type="float" office:value="9124162.866">
            <text:p>9124162.866</text:p>
          </table:table-cell>
          <table:table-cell table:style-name="ce6" table:formula="of:=[.B2107]/[orbits.$D$3]" office:value-type="float" office:value="24981.1094437257">
            <text:p>24981.11</text:p>
          </table:table-cell>
          <table:table-cell table:style-name="ce6" table:formula="of:=[.C2107]-ROUNDDOWN([.C2107])" office:value-type="float" office:value="0.109443725745223">
            <text:p>0.11</text:p>
          </table:table-cell>
          <table:table-cell table:formula="of:=IF([.D2107] &lt; [.$D$2])" office:value-type="boolean" office:boolean-value="false">
            <text:p>FALSE</text:p>
          </table:table-cell>
          <table:table-cell table:formula="of:=MOD([.C2107];64)" office:value-type="float" office:value="21.1094437257452">
            <text:p>21.11</text:p>
          </table:table-cell>
          <table:table-cell/>
        </table:table-row>
        <table:table-row table:style-name="ro2">
          <table:table-cell table:style-name="ce3" table:formula="of:=[.A2107]+1" office:value-type="float" office:value="2107">
            <text:p>2107</text:p>
          </table:table-cell>
          <table:table-cell table:style-name="ce3" table:formula="of:=[orbits.$C$3]*[.A2108]" office:value-type="float" office:value="9128495.327">
            <text:p>9128495.327</text:p>
          </table:table-cell>
          <table:table-cell table:style-name="ce6" table:formula="of:=[.B2108]/[orbits.$D$3]" office:value-type="float" office:value="24992.9713190551">
            <text:p>24992.97</text:p>
          </table:table-cell>
          <table:table-cell table:style-name="ce6" table:formula="of:=[.C2108]-ROUNDDOWN([.C2108])" office:value-type="float" office:value="0.971319055148342">
            <text:p>0.97</text:p>
          </table:table-cell>
          <table:table-cell table:formula="of:=IF([.D2108] &lt; [.$D$2])" office:value-type="boolean" office:boolean-value="false">
            <text:p>FALSE</text:p>
          </table:table-cell>
          <table:table-cell table:formula="of:=MOD([.C2108];64)" office:value-type="float" office:value="32.9713190551483">
            <text:p>32.97</text:p>
          </table:table-cell>
          <table:table-cell/>
        </table:table-row>
        <table:table-row table:style-name="ro2">
          <table:table-cell table:style-name="ce3" table:formula="of:=[.A2108]+1" office:value-type="float" office:value="2108">
            <text:p>2108</text:p>
          </table:table-cell>
          <table:table-cell table:style-name="ce3" table:formula="of:=[orbits.$C$3]*[.A2109]" office:value-type="float" office:value="9132827.788">
            <text:p>9132827.788</text:p>
          </table:table-cell>
          <table:table-cell table:style-name="ce6" table:formula="of:=[.B2109]/[orbits.$D$3]" office:value-type="float" office:value="25004.8331943846">
            <text:p>25004.83</text:p>
          </table:table-cell>
          <table:table-cell table:style-name="ce6" table:formula="of:=[.C2109]-ROUNDDOWN([.C2109])" office:value-type="float" office:value="0.8331943845551">
            <text:p>0.83</text:p>
          </table:table-cell>
          <table:table-cell table:formula="of:=IF([.D2109] &lt; [.$D$2])" office:value-type="boolean" office:boolean-value="false">
            <text:p>FALSE</text:p>
          </table:table-cell>
          <table:table-cell table:formula="of:=MOD([.C2109];64)" office:value-type="float" office:value="44.8331943845551">
            <text:p>44.83</text:p>
          </table:table-cell>
          <table:table-cell/>
        </table:table-row>
        <table:table-row table:style-name="ro2">
          <table:table-cell table:style-name="ce3" table:formula="of:=[.A2109]+1" office:value-type="float" office:value="2109">
            <text:p>2109</text:p>
          </table:table-cell>
          <table:table-cell table:style-name="ce3" table:formula="of:=[orbits.$C$3]*[.A2110]" office:value-type="float" office:value="9137160.249">
            <text:p>9137160.249</text:p>
          </table:table-cell>
          <table:table-cell table:style-name="ce6" table:formula="of:=[.B2110]/[orbits.$D$3]" office:value-type="float" office:value="25016.695069714">
            <text:p>25016.70</text:p>
          </table:table-cell>
          <table:table-cell table:style-name="ce6" table:formula="of:=[.C2110]-ROUNDDOWN([.C2110])" office:value-type="float" office:value="0.695069713954581">
            <text:p>0.70</text:p>
          </table:table-cell>
          <table:table-cell table:formula="of:=IF([.D2110] &lt; [.$D$2])" office:value-type="boolean" office:boolean-value="false">
            <text:p>FALSE</text:p>
          </table:table-cell>
          <table:table-cell table:formula="of:=MOD([.C2110];64)" office:value-type="float" office:value="56.6950697139546">
            <text:p>56.70</text:p>
          </table:table-cell>
          <table:table-cell/>
        </table:table-row>
        <table:table-row table:style-name="ro2">
          <table:table-cell table:style-name="ce3" table:formula="of:=[.A2110]+1" office:value-type="float" office:value="2110">
            <text:p>2110</text:p>
          </table:table-cell>
          <table:table-cell table:style-name="ce3" table:formula="of:=[orbits.$C$3]*[.A2111]" office:value-type="float" office:value="9141492.71">
            <text:p>9141492.71</text:p>
          </table:table-cell>
          <table:table-cell table:style-name="ce6" table:formula="of:=[.B2111]/[orbits.$D$3]" office:value-type="float" office:value="25028.5569450434">
            <text:p>25028.56</text:p>
          </table:table-cell>
          <table:table-cell table:style-name="ce6" table:formula="of:=[.C2111]-ROUNDDOWN([.C2111])" office:value-type="float" office:value="0.556945043364976">
            <text:p>0.56</text:p>
          </table:table-cell>
          <table:table-cell table:formula="of:=IF([.D2111] &lt; [.$D$2])" office:value-type="boolean" office:boolean-value="false">
            <text:p>FALSE</text:p>
          </table:table-cell>
          <table:table-cell table:formula="of:=MOD([.C2111];64)" office:value-type="float" office:value="4.55694504336498">
            <text:p>4.56</text:p>
          </table:table-cell>
          <table:table-cell/>
        </table:table-row>
        <table:table-row table:style-name="ro2">
          <table:table-cell table:style-name="ce3" table:formula="of:=[.A2111]+1" office:value-type="float" office:value="2111">
            <text:p>2111</text:p>
          </table:table-cell>
          <table:table-cell table:style-name="ce3" table:formula="of:=[orbits.$C$3]*[.A2112]" office:value-type="float" office:value="9145825.171">
            <text:p>9145825.171</text:p>
          </table:table-cell>
          <table:table-cell table:style-name="ce6" table:formula="of:=[.B2112]/[orbits.$D$3]" office:value-type="float" office:value="25040.4188203728">
            <text:p>25040.42</text:p>
          </table:table-cell>
          <table:table-cell table:style-name="ce6" table:formula="of:=[.C2112]-ROUNDDOWN([.C2112])" office:value-type="float" office:value="0.418820372764458">
            <text:p>0.42</text:p>
          </table:table-cell>
          <table:table-cell table:formula="of:=IF([.D2112] &lt; [.$D$2])" office:value-type="boolean" office:boolean-value="false">
            <text:p>FALSE</text:p>
          </table:table-cell>
          <table:table-cell table:formula="of:=MOD([.C2112];64)" office:value-type="float" office:value="16.4188203727645">
            <text:p>16.42</text:p>
          </table:table-cell>
          <table:table-cell/>
        </table:table-row>
        <table:table-row table:style-name="ro2">
          <table:table-cell table:style-name="ce3" table:formula="of:=[.A2112]+1" office:value-type="float" office:value="2112">
            <text:p>2112</text:p>
          </table:table-cell>
          <table:table-cell table:style-name="ce3" table:formula="of:=[orbits.$C$3]*[.A2113]" office:value-type="float" office:value="9150157.632">
            <text:p>9150157.632</text:p>
          </table:table-cell>
          <table:table-cell table:style-name="ce6" table:formula="of:=[.B2113]/[orbits.$D$3]" office:value-type="float" office:value="25052.2806957022">
            <text:p>25052.28</text:p>
          </table:table-cell>
          <table:table-cell table:style-name="ce6" table:formula="of:=[.C2113]-ROUNDDOWN([.C2113])" office:value-type="float" office:value="0.280695702174853">
            <text:p>0.28</text:p>
          </table:table-cell>
          <table:table-cell table:formula="of:=IF([.D2113] &lt; [.$D$2])" office:value-type="boolean" office:boolean-value="false">
            <text:p>FALSE</text:p>
          </table:table-cell>
          <table:table-cell table:formula="of:=MOD([.C2113];64)" office:value-type="float" office:value="28.2806957021749">
            <text:p>28.28</text:p>
          </table:table-cell>
          <table:table-cell/>
        </table:table-row>
        <table:table-row table:style-name="ro2">
          <table:table-cell table:style-name="ce3" table:formula="of:=[.A2113]+1" office:value-type="float" office:value="2113">
            <text:p>2113</text:p>
          </table:table-cell>
          <table:table-cell table:style-name="ce3" table:formula="of:=[orbits.$C$3]*[.A2114]" office:value-type="float" office:value="9154490.093">
            <text:p>9154490.093</text:p>
          </table:table-cell>
          <table:table-cell table:style-name="ce6" table:formula="of:=[.B2114]/[orbits.$D$3]" office:value-type="float" office:value="25064.1425710316">
            <text:p>25064.14</text:p>
          </table:table-cell>
          <table:table-cell table:style-name="ce6" table:formula="of:=[.C2114]-ROUNDDOWN([.C2114])" office:value-type="float" office:value="0.142571031574334">
            <text:p>0.14</text:p>
          </table:table-cell>
          <table:table-cell table:formula="of:=IF([.D2114] &lt; [.$D$2])" office:value-type="boolean" office:boolean-value="false">
            <text:p>FALSE</text:p>
          </table:table-cell>
          <table:table-cell table:formula="of:=MOD([.C2114];64)" office:value-type="float" office:value="40.1425710315743">
            <text:p>40.14</text:p>
          </table:table-cell>
          <table:table-cell/>
        </table:table-row>
        <table:table-row table:style-name="ro2">
          <table:table-cell table:style-name="ce3" table:formula="of:=[.A2114]+1" office:value-type="float" office:value="2114">
            <text:p>2114</text:p>
          </table:table-cell>
          <table:table-cell table:style-name="ce3" table:formula="of:=[orbits.$C$3]*[.A2115]" office:value-type="float" office:value="9158822.554">
            <text:p>9158822.554</text:p>
          </table:table-cell>
          <table:table-cell table:style-name="ce6" table:formula="of:=[.B2115]/[orbits.$D$3]" office:value-type="float" office:value="25076.004446361">
            <text:p>25076.00</text:p>
          </table:table-cell>
          <table:table-cell table:style-name="ce6" table:formula="of:=[.C2115]-ROUNDDOWN([.C2115])" office:value-type="float" office:value="0.00444636098109186">
            <text:p>0.00</text:p>
          </table:table-cell>
          <table:table-cell table:formula="of:=IF([.D2115] &lt; [.$D$2])" office:value-type="boolean" office:boolean-value="true">
            <text:p>TRUE</text:p>
          </table:table-cell>
          <table:table-cell table:formula="of:=MOD([.C2115];64)" office:value-type="float" office:value="52.0044463609811">
            <text:p>52.00</text:p>
          </table:table-cell>
          <table:table-cell/>
        </table:table-row>
        <table:table-row table:style-name="ro2">
          <table:table-cell table:style-name="ce3" table:formula="of:=[.A2115]+1" office:value-type="float" office:value="2115">
            <text:p>2115</text:p>
          </table:table-cell>
          <table:table-cell table:style-name="ce3" table:formula="of:=[orbits.$C$3]*[.A2116]" office:value-type="float" office:value="9163155.015">
            <text:p>9163155.015</text:p>
          </table:table-cell>
          <table:table-cell table:style-name="ce6" table:formula="of:=[.B2116]/[orbits.$D$3]" office:value-type="float" office:value="25087.8663216904">
            <text:p>25087.87</text:p>
          </table:table-cell>
          <table:table-cell table:style-name="ce6" table:formula="of:=[.C2116]-ROUNDDOWN([.C2116])" office:value-type="float" office:value="0.866321690384211">
            <text:p>0.87</text:p>
          </table:table-cell>
          <table:table-cell table:formula="of:=IF([.D2116] &lt; [.$D$2])" office:value-type="boolean" office:boolean-value="false">
            <text:p>FALSE</text:p>
          </table:table-cell>
          <table:table-cell table:formula="of:=MOD([.C2116];64)" office:value-type="float" office:value="63.8663216903842">
            <text:p>63.87</text:p>
          </table:table-cell>
          <table:table-cell/>
        </table:table-row>
        <table:table-row table:style-name="ro2">
          <table:table-cell table:style-name="ce3" table:formula="of:=[.A2116]+1" office:value-type="float" office:value="2116">
            <text:p>2116</text:p>
          </table:table-cell>
          <table:table-cell table:style-name="ce3" table:formula="of:=[orbits.$C$3]*[.A2117]" office:value-type="float" office:value="9167487.476">
            <text:p>9167487.476</text:p>
          </table:table-cell>
          <table:table-cell table:style-name="ce6" table:formula="of:=[.B2117]/[orbits.$D$3]" office:value-type="float" office:value="25099.7281970198">
            <text:p>25099.73</text:p>
          </table:table-cell>
          <table:table-cell table:style-name="ce6" table:formula="of:=[.C2117]-ROUNDDOWN([.C2117])" office:value-type="float" office:value="0.728197019787331">
            <text:p>0.73</text:p>
          </table:table-cell>
          <table:table-cell table:formula="of:=IF([.D2117] &lt; [.$D$2])" office:value-type="boolean" office:boolean-value="false">
            <text:p>FALSE</text:p>
          </table:table-cell>
          <table:table-cell table:formula="of:=MOD([.C2117];64)" office:value-type="float" office:value="11.7281970197873">
            <text:p>11.73</text:p>
          </table:table-cell>
          <table:table-cell/>
        </table:table-row>
        <table:table-row table:style-name="ro2">
          <table:table-cell table:style-name="ce3" table:formula="of:=[.A2117]+1" office:value-type="float" office:value="2117">
            <text:p>2117</text:p>
          </table:table-cell>
          <table:table-cell table:style-name="ce3" table:formula="of:=[orbits.$C$3]*[.A2118]" office:value-type="float" office:value="9171819.937">
            <text:p>9171819.937</text:p>
          </table:table-cell>
          <table:table-cell table:style-name="ce6" table:formula="of:=[.B2118]/[orbits.$D$3]" office:value-type="float" office:value="25111.5900723492">
            <text:p>25111.59</text:p>
          </table:table-cell>
          <table:table-cell table:style-name="ce6" table:formula="of:=[.C2118]-ROUNDDOWN([.C2118])" office:value-type="float" office:value="0.590072349194088">
            <text:p>0.59</text:p>
          </table:table-cell>
          <table:table-cell table:formula="of:=IF([.D2118] &lt; [.$D$2])" office:value-type="boolean" office:boolean-value="false">
            <text:p>FALSE</text:p>
          </table:table-cell>
          <table:table-cell table:formula="of:=MOD([.C2118];64)" office:value-type="float" office:value="23.5900723491941">
            <text:p>23.59</text:p>
          </table:table-cell>
          <table:table-cell/>
        </table:table-row>
        <table:table-row table:style-name="ro2">
          <table:table-cell table:style-name="ce3" table:formula="of:=[.A2118]+1" office:value-type="float" office:value="2118">
            <text:p>2118</text:p>
          </table:table-cell>
          <table:table-cell table:style-name="ce3" table:formula="of:=[orbits.$C$3]*[.A2119]" office:value-type="float" office:value="9176152.398">
            <text:p>9176152.398</text:p>
          </table:table-cell>
          <table:table-cell table:style-name="ce6" table:formula="of:=[.B2119]/[orbits.$D$3]" office:value-type="float" office:value="25123.4519476786">
            <text:p>25123.45</text:p>
          </table:table-cell>
          <table:table-cell table:style-name="ce6" table:formula="of:=[.C2119]-ROUNDDOWN([.C2119])" office:value-type="float" office:value="0.451947678597207">
            <text:p>0.45</text:p>
          </table:table-cell>
          <table:table-cell table:formula="of:=IF([.D2119] &lt; [.$D$2])" office:value-type="boolean" office:boolean-value="false">
            <text:p>FALSE</text:p>
          </table:table-cell>
          <table:table-cell table:formula="of:=MOD([.C2119];64)" office:value-type="float" office:value="35.4519476785972">
            <text:p>35.45</text:p>
          </table:table-cell>
          <table:table-cell/>
        </table:table-row>
        <table:table-row table:style-name="ro2">
          <table:table-cell table:style-name="ce3" table:formula="of:=[.A2119]+1" office:value-type="float" office:value="2119">
            <text:p>2119</text:p>
          </table:table-cell>
          <table:table-cell table:style-name="ce3" table:formula="of:=[orbits.$C$3]*[.A2120]" office:value-type="float" office:value="9180484.859">
            <text:p>9180484.859</text:p>
          </table:table-cell>
          <table:table-cell table:style-name="ce6" table:formula="of:=[.B2120]/[orbits.$D$3]" office:value-type="float" office:value="25135.313823008">
            <text:p>25135.31</text:p>
          </table:table-cell>
          <table:table-cell table:style-name="ce6" table:formula="of:=[.C2120]-ROUNDDOWN([.C2120])" office:value-type="float" office:value="0.313823008003965">
            <text:p>0.31</text:p>
          </table:table-cell>
          <table:table-cell table:formula="of:=IF([.D2120] &lt; [.$D$2])" office:value-type="boolean" office:boolean-value="false">
            <text:p>FALSE</text:p>
          </table:table-cell>
          <table:table-cell table:formula="of:=MOD([.C2120];64)" office:value-type="float" office:value="47.313823008004">
            <text:p>47.31</text:p>
          </table:table-cell>
          <table:table-cell/>
        </table:table-row>
        <table:table-row table:style-name="ro2">
          <table:table-cell table:style-name="ce3" table:formula="of:=[.A2120]+1" office:value-type="float" office:value="2120">
            <text:p>2120</text:p>
          </table:table-cell>
          <table:table-cell table:style-name="ce3" table:formula="of:=[orbits.$C$3]*[.A2121]" office:value-type="float" office:value="9184817.32">
            <text:p>9184817.32</text:p>
          </table:table-cell>
          <table:table-cell table:style-name="ce6" table:formula="of:=[.B2121]/[orbits.$D$3]" office:value-type="float" office:value="25147.1756983374">
            <text:p>25147.18</text:p>
          </table:table-cell>
          <table:table-cell table:style-name="ce6" table:formula="of:=[.C2121]-ROUNDDOWN([.C2121])" office:value-type="float" office:value="0.175698337407084">
            <text:p>0.18</text:p>
          </table:table-cell>
          <table:table-cell table:formula="of:=IF([.D2121] &lt; [.$D$2])" office:value-type="boolean" office:boolean-value="false">
            <text:p>FALSE</text:p>
          </table:table-cell>
          <table:table-cell table:formula="of:=MOD([.C2121];64)" office:value-type="float" office:value="59.1756983374071">
            <text:p>59.18</text:p>
          </table:table-cell>
          <table:table-cell/>
        </table:table-row>
        <table:table-row table:style-name="ro2">
          <table:table-cell table:style-name="ce3" table:formula="of:=[.A2121]+1" office:value-type="float" office:value="2121">
            <text:p>2121</text:p>
          </table:table-cell>
          <table:table-cell table:style-name="ce3" table:formula="of:=[orbits.$C$3]*[.A2122]" office:value-type="float" office:value="9189149.781">
            <text:p>9189149.781</text:p>
          </table:table-cell>
          <table:table-cell table:style-name="ce6" table:formula="of:=[.B2122]/[orbits.$D$3]" office:value-type="float" office:value="25159.0375736668">
            <text:p>25159.04</text:p>
          </table:table-cell>
          <table:table-cell table:style-name="ce6" table:formula="of:=[.C2122]-ROUNDDOWN([.C2122])" office:value-type="float" office:value="0.0375736668138416">
            <text:p>0.04</text:p>
          </table:table-cell>
          <table:table-cell table:formula="of:=IF([.D2122] &lt; [.$D$2])" office:value-type="boolean" office:boolean-value="true">
            <text:p>TRUE</text:p>
          </table:table-cell>
          <table:table-cell table:formula="of:=MOD([.C2122];64)" office:value-type="float" office:value="7.03757366681384">
            <text:p>7.04</text:p>
          </table:table-cell>
          <table:table-cell/>
        </table:table-row>
        <table:table-row table:style-name="ro2">
          <table:table-cell table:style-name="ce3" table:formula="of:=[.A2122]+1" office:value-type="float" office:value="2122">
            <text:p>2122</text:p>
          </table:table-cell>
          <table:table-cell table:style-name="ce3" table:formula="of:=[orbits.$C$3]*[.A2123]" office:value-type="float" office:value="9193482.242">
            <text:p>9193482.242</text:p>
          </table:table-cell>
          <table:table-cell table:style-name="ce6" table:formula="of:=[.B2123]/[orbits.$D$3]" office:value-type="float" office:value="25170.8994489962">
            <text:p>25170.90</text:p>
          </table:table-cell>
          <table:table-cell table:style-name="ce6" table:formula="of:=[.C2123]-ROUNDDOWN([.C2123])" office:value-type="float" office:value="0.899448996216961">
            <text:p>0.90</text:p>
          </table:table-cell>
          <table:table-cell table:formula="of:=IF([.D2123] &lt; [.$D$2])" office:value-type="boolean" office:boolean-value="false">
            <text:p>FALSE</text:p>
          </table:table-cell>
          <table:table-cell table:formula="of:=MOD([.C2123];64)" office:value-type="float" office:value="18.899448996217">
            <text:p>18.90</text:p>
          </table:table-cell>
          <table:table-cell/>
        </table:table-row>
        <table:table-row table:style-name="ro2">
          <table:table-cell table:style-name="ce3" table:formula="of:=[.A2123]+1" office:value-type="float" office:value="2123">
            <text:p>2123</text:p>
          </table:table-cell>
          <table:table-cell table:style-name="ce3" table:formula="of:=[orbits.$C$3]*[.A2124]" office:value-type="float" office:value="9197814.703">
            <text:p>9197814.703</text:p>
          </table:table-cell>
          <table:table-cell table:style-name="ce6" table:formula="of:=[.B2124]/[orbits.$D$3]" office:value-type="float" office:value="25182.7613243256">
            <text:p>25182.76</text:p>
          </table:table-cell>
          <table:table-cell table:style-name="ce6" table:formula="of:=[.C2124]-ROUNDDOWN([.C2124])" office:value-type="float" office:value="0.761324325616442">
            <text:p>0.76</text:p>
          </table:table-cell>
          <table:table-cell table:formula="of:=IF([.D2124] &lt; [.$D$2])" office:value-type="boolean" office:boolean-value="false">
            <text:p>FALSE</text:p>
          </table:table-cell>
          <table:table-cell table:formula="of:=MOD([.C2124];64)" office:value-type="float" office:value="30.7613243256164">
            <text:p>30.76</text:p>
          </table:table-cell>
          <table:table-cell/>
        </table:table-row>
        <table:table-row table:style-name="ro2">
          <table:table-cell table:style-name="ce3" table:formula="of:=[.A2124]+1" office:value-type="float" office:value="2124">
            <text:p>2124</text:p>
          </table:table-cell>
          <table:table-cell table:style-name="ce3" table:formula="of:=[orbits.$C$3]*[.A2125]" office:value-type="float" office:value="9202147.164">
            <text:p>9202147.164</text:p>
          </table:table-cell>
          <table:table-cell table:style-name="ce6" table:formula="of:=[.B2125]/[orbits.$D$3]" office:value-type="float" office:value="25194.623199655">
            <text:p>25194.62</text:p>
          </table:table-cell>
          <table:table-cell table:style-name="ce6" table:formula="of:=[.C2125]-ROUNDDOWN([.C2125])" office:value-type="float" office:value="0.623199655026838">
            <text:p>0.62</text:p>
          </table:table-cell>
          <table:table-cell table:formula="of:=IF([.D2125] &lt; [.$D$2])" office:value-type="boolean" office:boolean-value="false">
            <text:p>FALSE</text:p>
          </table:table-cell>
          <table:table-cell table:formula="of:=MOD([.C2125];64)" office:value-type="float" office:value="42.6231996550268">
            <text:p>42.62</text:p>
          </table:table-cell>
          <table:table-cell/>
        </table:table-row>
        <table:table-row table:style-name="ro2">
          <table:table-cell table:style-name="ce3" table:formula="of:=[.A2125]+1" office:value-type="float" office:value="2125">
            <text:p>2125</text:p>
          </table:table-cell>
          <table:table-cell table:style-name="ce3" table:formula="of:=[orbits.$C$3]*[.A2126]" office:value-type="float" office:value="9206479.625">
            <text:p>9206479.625</text:p>
          </table:table-cell>
          <table:table-cell table:style-name="ce6" table:formula="of:=[.B2126]/[orbits.$D$3]" office:value-type="float" office:value="25206.4850749844">
            <text:p>25206.49</text:p>
          </table:table-cell>
          <table:table-cell table:style-name="ce6" table:formula="of:=[.C2126]-ROUNDDOWN([.C2126])" office:value-type="float" office:value="0.485074984426319">
            <text:p>0.49</text:p>
          </table:table-cell>
          <table:table-cell table:formula="of:=IF([.D2126] &lt; [.$D$2])" office:value-type="boolean" office:boolean-value="false">
            <text:p>FALSE</text:p>
          </table:table-cell>
          <table:table-cell table:formula="of:=MOD([.C2126];64)" office:value-type="float" office:value="54.4850749844263">
            <text:p>54.49</text:p>
          </table:table-cell>
          <table:table-cell/>
        </table:table-row>
        <table:table-row table:style-name="ro2">
          <table:table-cell table:style-name="ce3" table:formula="of:=[.A2126]+1" office:value-type="float" office:value="2126">
            <text:p>2126</text:p>
          </table:table-cell>
          <table:table-cell table:style-name="ce3" table:formula="of:=[orbits.$C$3]*[.A2127]" office:value-type="float" office:value="9210812.086">
            <text:p>9210812.086</text:p>
          </table:table-cell>
          <table:table-cell table:style-name="ce6" table:formula="of:=[.B2127]/[orbits.$D$3]" office:value-type="float" office:value="25218.3469503138">
            <text:p>25218.35</text:p>
          </table:table-cell>
          <table:table-cell table:style-name="ce6" table:formula="of:=[.C2127]-ROUNDDOWN([.C2127])" office:value-type="float" office:value="0.346950313836714">
            <text:p>0.35</text:p>
          </table:table-cell>
          <table:table-cell table:formula="of:=IF([.D2127] &lt; [.$D$2])" office:value-type="boolean" office:boolean-value="false">
            <text:p>FALSE</text:p>
          </table:table-cell>
          <table:table-cell table:formula="of:=MOD([.C2127];64)" office:value-type="float" office:value="2.34695031383671">
            <text:p>2.35</text:p>
          </table:table-cell>
          <table:table-cell/>
        </table:table-row>
        <table:table-row table:style-name="ro2">
          <table:table-cell table:style-name="ce3" table:formula="of:=[.A2127]+1" office:value-type="float" office:value="2127">
            <text:p>2127</text:p>
          </table:table-cell>
          <table:table-cell table:style-name="ce3" table:formula="of:=[orbits.$C$3]*[.A2128]" office:value-type="float" office:value="9215144.547">
            <text:p>9215144.547</text:p>
          </table:table-cell>
          <table:table-cell table:style-name="ce6" table:formula="of:=[.B2128]/[orbits.$D$3]" office:value-type="float" office:value="25230.2088256432">
            <text:p>25230.21</text:p>
          </table:table-cell>
          <table:table-cell table:style-name="ce6" table:formula="of:=[.C2128]-ROUNDDOWN([.C2128])" office:value-type="float" office:value="0.208825643236196">
            <text:p>0.21</text:p>
          </table:table-cell>
          <table:table-cell table:formula="of:=IF([.D2128] &lt; [.$D$2])" office:value-type="boolean" office:boolean-value="false">
            <text:p>FALSE</text:p>
          </table:table-cell>
          <table:table-cell table:formula="of:=MOD([.C2128];64)" office:value-type="float" office:value="14.2088256432362">
            <text:p>14.21</text:p>
          </table:table-cell>
          <table:table-cell/>
        </table:table-row>
        <table:table-row table:style-name="ro2">
          <table:table-cell table:style-name="ce3" table:formula="of:=[.A2128]+1" office:value-type="float" office:value="2128">
            <text:p>2128</text:p>
          </table:table-cell>
          <table:table-cell table:style-name="ce3" table:formula="of:=[orbits.$C$3]*[.A2129]" office:value-type="float" office:value="9219477.008">
            <text:p>9219477.008</text:p>
          </table:table-cell>
          <table:table-cell table:style-name="ce6" table:formula="of:=[.B2129]/[orbits.$D$3]" office:value-type="float" office:value="25242.0707009726">
            <text:p>25242.07</text:p>
          </table:table-cell>
          <table:table-cell table:style-name="ce6" table:formula="of:=[.C2129]-ROUNDDOWN([.C2129])" office:value-type="float" office:value="0.0707009726429533">
            <text:p>0.07</text:p>
          </table:table-cell>
          <table:table-cell table:formula="of:=IF([.D2129] &lt; [.$D$2])" office:value-type="boolean" office:boolean-value="true">
            <text:p>TRUE</text:p>
          </table:table-cell>
          <table:table-cell table:formula="of:=MOD([.C2129];64)" office:value-type="float" office:value="26.070700972643">
            <text:p>26.07</text:p>
          </table:table-cell>
          <table:table-cell/>
        </table:table-row>
        <table:table-row table:style-name="ro2">
          <table:table-cell table:style-name="ce3" table:formula="of:=[.A2129]+1" office:value-type="float" office:value="2129">
            <text:p>2129</text:p>
          </table:table-cell>
          <table:table-cell table:style-name="ce3" table:formula="of:=[orbits.$C$3]*[.A2130]" office:value-type="float" office:value="9223809.469">
            <text:p>9223809.469</text:p>
          </table:table-cell>
          <table:table-cell table:style-name="ce6" table:formula="of:=[.B2130]/[orbits.$D$3]" office:value-type="float" office:value="25253.932576302">
            <text:p>25253.93</text:p>
          </table:table-cell>
          <table:table-cell table:style-name="ce6" table:formula="of:=[.C2130]-ROUNDDOWN([.C2130])" office:value-type="float" office:value="0.932576302046073">
            <text:p>0.93</text:p>
          </table:table-cell>
          <table:table-cell table:formula="of:=IF([.D2130] &lt; [.$D$2])" office:value-type="boolean" office:boolean-value="false">
            <text:p>FALSE</text:p>
          </table:table-cell>
          <table:table-cell table:formula="of:=MOD([.C2130];64)" office:value-type="float" office:value="37.9325763020461">
            <text:p>37.93</text:p>
          </table:table-cell>
          <table:table-cell/>
        </table:table-row>
        <table:table-row table:style-name="ro2">
          <table:table-cell table:style-name="ce3" table:formula="of:=[.A2130]+1" office:value-type="float" office:value="2130">
            <text:p>2130</text:p>
          </table:table-cell>
          <table:table-cell table:style-name="ce3" table:formula="of:=[orbits.$C$3]*[.A2131]" office:value-type="float" office:value="9228141.93">
            <text:p>9228141.93</text:p>
          </table:table-cell>
          <table:table-cell table:style-name="ce6" table:formula="of:=[.B2131]/[orbits.$D$3]" office:value-type="float" office:value="25265.7944516314">
            <text:p>25265.79</text:p>
          </table:table-cell>
          <table:table-cell table:style-name="ce6" table:formula="of:=[.C2131]-ROUNDDOWN([.C2131])" office:value-type="float" office:value="0.794451631449192">
            <text:p>0.79</text:p>
          </table:table-cell>
          <table:table-cell table:formula="of:=IF([.D2131] &lt; [.$D$2])" office:value-type="boolean" office:boolean-value="false">
            <text:p>FALSE</text:p>
          </table:table-cell>
          <table:table-cell table:formula="of:=MOD([.C2131];64)" office:value-type="float" office:value="49.7944516314492">
            <text:p>49.79</text:p>
          </table:table-cell>
          <table:table-cell/>
        </table:table-row>
        <table:table-row table:style-name="ro2">
          <table:table-cell table:style-name="ce3" table:formula="of:=[.A2131]+1" office:value-type="float" office:value="2131">
            <text:p>2131</text:p>
          </table:table-cell>
          <table:table-cell table:style-name="ce3" table:formula="of:=[orbits.$C$3]*[.A2132]" office:value-type="float" office:value="9232474.391">
            <text:p>9232474.391</text:p>
          </table:table-cell>
          <table:table-cell table:style-name="ce6" table:formula="of:=[.B2132]/[orbits.$D$3]" office:value-type="float" office:value="25277.6563269609">
            <text:p>25277.66</text:p>
          </table:table-cell>
          <table:table-cell table:style-name="ce6" table:formula="of:=[.C2132]-ROUNDDOWN([.C2132])" office:value-type="float" office:value="0.656326960855949">
            <text:p>0.66</text:p>
          </table:table-cell>
          <table:table-cell table:formula="of:=IF([.D2132] &lt; [.$D$2])" office:value-type="boolean" office:boolean-value="false">
            <text:p>FALSE</text:p>
          </table:table-cell>
          <table:table-cell table:formula="of:=MOD([.C2132];64)" office:value-type="float" office:value="61.656326960856">
            <text:p>61.66</text:p>
          </table:table-cell>
          <table:table-cell/>
        </table:table-row>
        <table:table-row table:style-name="ro2">
          <table:table-cell table:style-name="ce3" table:formula="of:=[.A2132]+1" office:value-type="float" office:value="2132">
            <text:p>2132</text:p>
          </table:table-cell>
          <table:table-cell table:style-name="ce3" table:formula="of:=[orbits.$C$3]*[.A2133]" office:value-type="float" office:value="9236806.852">
            <text:p>9236806.852</text:p>
          </table:table-cell>
          <table:table-cell table:style-name="ce6" table:formula="of:=[.B2133]/[orbits.$D$3]" office:value-type="float" office:value="25289.5182022903">
            <text:p>25289.52</text:p>
          </table:table-cell>
          <table:table-cell table:style-name="ce6" table:formula="of:=[.C2133]-ROUNDDOWN([.C2133])" office:value-type="float" office:value="0.518202290259069">
            <text:p>0.52</text:p>
          </table:table-cell>
          <table:table-cell table:formula="of:=IF([.D2133] &lt; [.$D$2])" office:value-type="boolean" office:boolean-value="false">
            <text:p>FALSE</text:p>
          </table:table-cell>
          <table:table-cell table:formula="of:=MOD([.C2133];64)" office:value-type="float" office:value="9.51820229025907">
            <text:p>9.52</text:p>
          </table:table-cell>
          <table:table-cell/>
        </table:table-row>
        <table:table-row table:style-name="ro2">
          <table:table-cell table:style-name="ce3" table:formula="of:=[.A2133]+1" office:value-type="float" office:value="2133">
            <text:p>2133</text:p>
          </table:table-cell>
          <table:table-cell table:style-name="ce3" table:formula="of:=[orbits.$C$3]*[.A2134]" office:value-type="float" office:value="9241139.313">
            <text:p>9241139.313</text:p>
          </table:table-cell>
          <table:table-cell table:style-name="ce6" table:formula="of:=[.B2134]/[orbits.$D$3]" office:value-type="float" office:value="25301.3800776197">
            <text:p>25301.38</text:p>
          </table:table-cell>
          <table:table-cell table:style-name="ce6" table:formula="of:=[.C2134]-ROUNDDOWN([.C2134])" office:value-type="float" office:value="0.380077619665826">
            <text:p>0.38</text:p>
          </table:table-cell>
          <table:table-cell table:formula="of:=IF([.D2134] &lt; [.$D$2])" office:value-type="boolean" office:boolean-value="false">
            <text:p>FALSE</text:p>
          </table:table-cell>
          <table:table-cell table:formula="of:=MOD([.C2134];64)" office:value-type="float" office:value="21.3800776196658">
            <text:p>21.38</text:p>
          </table:table-cell>
          <table:table-cell/>
        </table:table-row>
        <table:table-row table:style-name="ro2">
          <table:table-cell table:style-name="ce3" table:formula="of:=[.A2134]+1" office:value-type="float" office:value="2134">
            <text:p>2134</text:p>
          </table:table-cell>
          <table:table-cell table:style-name="ce3" table:formula="of:=[orbits.$C$3]*[.A2135]" office:value-type="float" office:value="9245471.774">
            <text:p>9245471.774</text:p>
          </table:table-cell>
          <table:table-cell table:style-name="ce6" table:formula="of:=[.B2135]/[orbits.$D$3]" office:value-type="float" office:value="25313.2419529491">
            <text:p>25313.24</text:p>
          </table:table-cell>
          <table:table-cell table:style-name="ce6" table:formula="of:=[.C2135]-ROUNDDOWN([.C2135])" office:value-type="float" office:value="0.241952949068946">
            <text:p>0.24</text:p>
          </table:table-cell>
          <table:table-cell table:formula="of:=IF([.D2135] &lt; [.$D$2])" office:value-type="boolean" office:boolean-value="false">
            <text:p>FALSE</text:p>
          </table:table-cell>
          <table:table-cell table:formula="of:=MOD([.C2135];64)" office:value-type="float" office:value="33.2419529490689">
            <text:p>33.24</text:p>
          </table:table-cell>
          <table:table-cell/>
        </table:table-row>
        <table:table-row table:style-name="ro2">
          <table:table-cell table:style-name="ce3" table:formula="of:=[.A2135]+1" office:value-type="float" office:value="2135">
            <text:p>2135</text:p>
          </table:table-cell>
          <table:table-cell table:style-name="ce3" table:formula="of:=[orbits.$C$3]*[.A2136]" office:value-type="float" office:value="9249804.235">
            <text:p>9249804.235</text:p>
          </table:table-cell>
          <table:table-cell table:style-name="ce6" table:formula="of:=[.B2136]/[orbits.$D$3]" office:value-type="float" office:value="25325.1038282785">
            <text:p>25325.10</text:p>
          </table:table-cell>
          <table:table-cell table:style-name="ce6" table:formula="of:=[.C2136]-ROUNDDOWN([.C2136])" office:value-type="float" office:value="0.103828278475703">
            <text:p>0.10</text:p>
          </table:table-cell>
          <table:table-cell table:formula="of:=IF([.D2136] &lt; [.$D$2])" office:value-type="boolean" office:boolean-value="false">
            <text:p>FALSE</text:p>
          </table:table-cell>
          <table:table-cell table:formula="of:=MOD([.C2136];64)" office:value-type="float" office:value="45.1038282784757">
            <text:p>45.10</text:p>
          </table:table-cell>
          <table:table-cell/>
        </table:table-row>
        <table:table-row table:style-name="ro2">
          <table:table-cell table:style-name="ce3" table:formula="of:=[.A2136]+1" office:value-type="float" office:value="2136">
            <text:p>2136</text:p>
          </table:table-cell>
          <table:table-cell table:style-name="ce3" table:formula="of:=[orbits.$C$3]*[.A2137]" office:value-type="float" office:value="9254136.696">
            <text:p>9254136.696</text:p>
          </table:table-cell>
          <table:table-cell table:style-name="ce6" table:formula="of:=[.B2137]/[orbits.$D$3]" office:value-type="float" office:value="25336.9657036079">
            <text:p>25336.97</text:p>
          </table:table-cell>
          <table:table-cell table:style-name="ce6" table:formula="of:=[.C2137]-ROUNDDOWN([.C2137])" office:value-type="float" office:value="0.965703607878822">
            <text:p>0.97</text:p>
          </table:table-cell>
          <table:table-cell table:formula="of:=IF([.D2137] &lt; [.$D$2])" office:value-type="boolean" office:boolean-value="false">
            <text:p>FALSE</text:p>
          </table:table-cell>
          <table:table-cell table:formula="of:=MOD([.C2137];64)" office:value-type="float" office:value="56.9657036078788">
            <text:p>56.97</text:p>
          </table:table-cell>
          <table:table-cell/>
        </table:table-row>
        <table:table-row table:style-name="ro2">
          <table:table-cell table:style-name="ce3" table:formula="of:=[.A2137]+1" office:value-type="float" office:value="2137">
            <text:p>2137</text:p>
          </table:table-cell>
          <table:table-cell table:style-name="ce3" table:formula="of:=[orbits.$C$3]*[.A2138]" office:value-type="float" office:value="9258469.157">
            <text:p>9258469.157</text:p>
          </table:table-cell>
          <table:table-cell table:style-name="ce6" table:formula="of:=[.B2138]/[orbits.$D$3]" office:value-type="float" office:value="25348.8275789373">
            <text:p>25348.83</text:p>
          </table:table-cell>
          <table:table-cell table:style-name="ce6" table:formula="of:=[.C2138]-ROUNDDOWN([.C2138])" office:value-type="float" office:value="0.827578937278304">
            <text:p>0.83</text:p>
          </table:table-cell>
          <table:table-cell table:formula="of:=IF([.D2138] &lt; [.$D$2])" office:value-type="boolean" office:boolean-value="false">
            <text:p>FALSE</text:p>
          </table:table-cell>
          <table:table-cell table:formula="of:=MOD([.C2138];64)" office:value-type="float" office:value="4.8275789372783">
            <text:p>4.83</text:p>
          </table:table-cell>
          <table:table-cell/>
        </table:table-row>
        <table:table-row table:style-name="ro2">
          <table:table-cell table:style-name="ce3" table:formula="of:=[.A2138]+1" office:value-type="float" office:value="2138">
            <text:p>2138</text:p>
          </table:table-cell>
          <table:table-cell table:style-name="ce3" table:formula="of:=[orbits.$C$3]*[.A2139]" office:value-type="float" office:value="9262801.618">
            <text:p>9262801.618</text:p>
          </table:table-cell>
          <table:table-cell table:style-name="ce6" table:formula="of:=[.B2139]/[orbits.$D$3]" office:value-type="float" office:value="25360.6894542667">
            <text:p>25360.69</text:p>
          </table:table-cell>
          <table:table-cell table:style-name="ce6" table:formula="of:=[.C2139]-ROUNDDOWN([.C2139])" office:value-type="float" office:value="0.689454266688699">
            <text:p>0.69</text:p>
          </table:table-cell>
          <table:table-cell table:formula="of:=IF([.D2139] &lt; [.$D$2])" office:value-type="boolean" office:boolean-value="false">
            <text:p>FALSE</text:p>
          </table:table-cell>
          <table:table-cell table:formula="of:=MOD([.C2139];64)" office:value-type="float" office:value="16.6894542666887">
            <text:p>16.69</text:p>
          </table:table-cell>
          <table:table-cell/>
        </table:table-row>
        <table:table-row table:style-name="ro2">
          <table:table-cell table:style-name="ce3" table:formula="of:=[.A2139]+1" office:value-type="float" office:value="2139">
            <text:p>2139</text:p>
          </table:table-cell>
          <table:table-cell table:style-name="ce3" table:formula="of:=[orbits.$C$3]*[.A2140]" office:value-type="float" office:value="9267134.079">
            <text:p>9267134.079</text:p>
          </table:table-cell>
          <table:table-cell table:style-name="ce6" table:formula="of:=[.B2140]/[orbits.$D$3]" office:value-type="float" office:value="25372.5513295961">
            <text:p>25372.55</text:p>
          </table:table-cell>
          <table:table-cell table:style-name="ce6" table:formula="of:=[.C2140]-ROUNDDOWN([.C2140])" office:value-type="float" office:value="0.551329596088181">
            <text:p>0.55</text:p>
          </table:table-cell>
          <table:table-cell table:formula="of:=IF([.D2140] &lt; [.$D$2])" office:value-type="boolean" office:boolean-value="false">
            <text:p>FALSE</text:p>
          </table:table-cell>
          <table:table-cell table:formula="of:=MOD([.C2140];64)" office:value-type="float" office:value="28.5513295960882">
            <text:p>28.55</text:p>
          </table:table-cell>
          <table:table-cell/>
        </table:table-row>
        <table:table-row table:style-name="ro2">
          <table:table-cell table:style-name="ce3" table:formula="of:=[.A2140]+1" office:value-type="float" office:value="2140">
            <text:p>2140</text:p>
          </table:table-cell>
          <table:table-cell table:style-name="ce3" table:formula="of:=[orbits.$C$3]*[.A2141]" office:value-type="float" office:value="9271466.54">
            <text:p>9271466.54</text:p>
          </table:table-cell>
          <table:table-cell table:style-name="ce6" table:formula="of:=[.B2141]/[orbits.$D$3]" office:value-type="float" office:value="25384.4132049255">
            <text:p>25384.41</text:p>
          </table:table-cell>
          <table:table-cell table:style-name="ce6" table:formula="of:=[.C2141]-ROUNDDOWN([.C2141])" office:value-type="float" office:value="0.413204925498576">
            <text:p>0.41</text:p>
          </table:table-cell>
          <table:table-cell table:formula="of:=IF([.D2141] &lt; [.$D$2])" office:value-type="boolean" office:boolean-value="false">
            <text:p>FALSE</text:p>
          </table:table-cell>
          <table:table-cell table:formula="of:=MOD([.C2141];64)" office:value-type="float" office:value="40.4132049254986">
            <text:p>40.41</text:p>
          </table:table-cell>
          <table:table-cell/>
        </table:table-row>
        <table:table-row table:style-name="ro2">
          <table:table-cell table:style-name="ce3" table:formula="of:=[.A2141]+1" office:value-type="float" office:value="2141">
            <text:p>2141</text:p>
          </table:table-cell>
          <table:table-cell table:style-name="ce3" table:formula="of:=[orbits.$C$3]*[.A2142]" office:value-type="float" office:value="9275799.001">
            <text:p>9275799.001</text:p>
          </table:table-cell>
          <table:table-cell table:style-name="ce6" table:formula="of:=[.B2142]/[orbits.$D$3]" office:value-type="float" office:value="25396.2750802549">
            <text:p>25396.28</text:p>
          </table:table-cell>
          <table:table-cell table:style-name="ce6" table:formula="of:=[.C2142]-ROUNDDOWN([.C2142])" office:value-type="float" office:value="0.275080254898057">
            <text:p>0.28</text:p>
          </table:table-cell>
          <table:table-cell table:formula="of:=IF([.D2142] &lt; [.$D$2])" office:value-type="boolean" office:boolean-value="false">
            <text:p>FALSE</text:p>
          </table:table-cell>
          <table:table-cell table:formula="of:=MOD([.C2142];64)" office:value-type="float" office:value="52.2750802548981">
            <text:p>52.28</text:p>
          </table:table-cell>
          <table:table-cell/>
        </table:table-row>
        <table:table-row table:style-name="ro2">
          <table:table-cell table:style-name="ce3" table:formula="of:=[.A2142]+1" office:value-type="float" office:value="2142">
            <text:p>2142</text:p>
          </table:table-cell>
          <table:table-cell table:style-name="ce3" table:formula="of:=[orbits.$C$3]*[.A2143]" office:value-type="float" office:value="9280131.462">
            <text:p>9280131.462</text:p>
          </table:table-cell>
          <table:table-cell table:style-name="ce6" table:formula="of:=[.B2143]/[orbits.$D$3]" office:value-type="float" office:value="25408.1369555843">
            <text:p>25408.14</text:p>
          </table:table-cell>
          <table:table-cell table:style-name="ce6" table:formula="of:=[.C2143]-ROUNDDOWN([.C2143])" office:value-type="float" office:value="0.136955584304815">
            <text:p>0.14</text:p>
          </table:table-cell>
          <table:table-cell table:formula="of:=IF([.D2143] &lt; [.$D$2])" office:value-type="boolean" office:boolean-value="false">
            <text:p>FALSE</text:p>
          </table:table-cell>
          <table:table-cell table:formula="of:=MOD([.C2143];64)" office:value-type="float" office:value="0.136955584304815">
            <text:p>0.14</text:p>
          </table:table-cell>
          <table:table-cell/>
        </table:table-row>
        <table:table-row table:style-name="ro2">
          <table:table-cell table:style-name="ce3" table:formula="of:=[.A2143]+1" office:value-type="float" office:value="2143">
            <text:p>2143</text:p>
          </table:table-cell>
          <table:table-cell table:style-name="ce3" table:formula="of:=[orbits.$C$3]*[.A2144]" office:value-type="float" office:value="9284463.923">
            <text:p>9284463.923</text:p>
          </table:table-cell>
          <table:table-cell table:style-name="ce6" table:formula="of:=[.B2144]/[orbits.$D$3]" office:value-type="float" office:value="25419.9988309137">
            <text:p>25420.00</text:p>
          </table:table-cell>
          <table:table-cell table:style-name="ce6" table:formula="of:=[.C2144]-ROUNDDOWN([.C2144])" office:value-type="float" office:value="0.998830913707934">
            <text:p>1.00</text:p>
          </table:table-cell>
          <table:table-cell table:formula="of:=IF([.D2144] &lt; [.$D$2])" office:value-type="boolean" office:boolean-value="false">
            <text:p>FALSE</text:p>
          </table:table-cell>
          <table:table-cell table:formula="of:=MOD([.C2144];64)" office:value-type="float" office:value="11.9988309137079">
            <text:p>12.00</text:p>
          </table:table-cell>
          <table:table-cell/>
        </table:table-row>
        <table:table-row table:style-name="ro2">
          <table:table-cell table:style-name="ce3" table:formula="of:=[.A2144]+1" office:value-type="float" office:value="2144">
            <text:p>2144</text:p>
          </table:table-cell>
          <table:table-cell table:style-name="ce3" table:formula="of:=[orbits.$C$3]*[.A2145]" office:value-type="float" office:value="9288796.384">
            <text:p>9288796.384</text:p>
          </table:table-cell>
          <table:table-cell table:style-name="ce6" table:formula="of:=[.B2145]/[orbits.$D$3]" office:value-type="float" office:value="25431.8607062431">
            <text:p>25431.86</text:p>
          </table:table-cell>
          <table:table-cell table:style-name="ce6" table:formula="of:=[.C2145]-ROUNDDOWN([.C2145])" office:value-type="float" office:value="0.860706243111054">
            <text:p>0.86</text:p>
          </table:table-cell>
          <table:table-cell table:formula="of:=IF([.D2145] &lt; [.$D$2])" office:value-type="boolean" office:boolean-value="false">
            <text:p>FALSE</text:p>
          </table:table-cell>
          <table:table-cell table:formula="of:=MOD([.C2145];64)" office:value-type="float" office:value="23.8607062431111">
            <text:p>23.86</text:p>
          </table:table-cell>
          <table:table-cell/>
        </table:table-row>
        <table:table-row table:style-name="ro2">
          <table:table-cell table:style-name="ce3" table:formula="of:=[.A2145]+1" office:value-type="float" office:value="2145">
            <text:p>2145</text:p>
          </table:table-cell>
          <table:table-cell table:style-name="ce3" table:formula="of:=[orbits.$C$3]*[.A2146]" office:value-type="float" office:value="9293128.845">
            <text:p>9293128.845</text:p>
          </table:table-cell>
          <table:table-cell table:style-name="ce6" table:formula="of:=[.B2146]/[orbits.$D$3]" office:value-type="float" office:value="25443.7225815725">
            <text:p>25443.72</text:p>
          </table:table-cell>
          <table:table-cell table:style-name="ce6" table:formula="of:=[.C2146]-ROUNDDOWN([.C2146])" office:value-type="float" office:value="0.722581572517811">
            <text:p>0.72</text:p>
          </table:table-cell>
          <table:table-cell table:formula="of:=IF([.D2146] &lt; [.$D$2])" office:value-type="boolean" office:boolean-value="false">
            <text:p>FALSE</text:p>
          </table:table-cell>
          <table:table-cell table:formula="of:=MOD([.C2146];64)" office:value-type="float" office:value="35.7225815725178">
            <text:p>35.72</text:p>
          </table:table-cell>
          <table:table-cell/>
        </table:table-row>
        <table:table-row table:style-name="ro2">
          <table:table-cell table:style-name="ce3" table:formula="of:=[.A2146]+1" office:value-type="float" office:value="2146">
            <text:p>2146</text:p>
          </table:table-cell>
          <table:table-cell table:style-name="ce3" table:formula="of:=[orbits.$C$3]*[.A2147]" office:value-type="float" office:value="9297461.306">
            <text:p>9297461.306</text:p>
          </table:table-cell>
          <table:table-cell table:style-name="ce6" table:formula="of:=[.B2147]/[orbits.$D$3]" office:value-type="float" office:value="25455.5844569019">
            <text:p>25455.58</text:p>
          </table:table-cell>
          <table:table-cell table:style-name="ce6" table:formula="of:=[.C2147]-ROUNDDOWN([.C2147])" office:value-type="float" office:value="0.58445690192093">
            <text:p>0.58</text:p>
          </table:table-cell>
          <table:table-cell table:formula="of:=IF([.D2147] &lt; [.$D$2])" office:value-type="boolean" office:boolean-value="false">
            <text:p>FALSE</text:p>
          </table:table-cell>
          <table:table-cell table:formula="of:=MOD([.C2147];64)" office:value-type="float" office:value="47.5844569019209">
            <text:p>47.58</text:p>
          </table:table-cell>
          <table:table-cell/>
        </table:table-row>
        <table:table-row table:style-name="ro2">
          <table:table-cell table:style-name="ce3" table:formula="of:=[.A2147]+1" office:value-type="float" office:value="2147">
            <text:p>2147</text:p>
          </table:table-cell>
          <table:table-cell table:style-name="ce3" table:formula="of:=[orbits.$C$3]*[.A2148]" office:value-type="float" office:value="9301793.767">
            <text:p>9301793.767</text:p>
          </table:table-cell>
          <table:table-cell table:style-name="ce6" table:formula="of:=[.B2148]/[orbits.$D$3]" office:value-type="float" office:value="25467.4463322313">
            <text:p>25467.45</text:p>
          </table:table-cell>
          <table:table-cell table:style-name="ce6" table:formula="of:=[.C2148]-ROUNDDOWN([.C2148])" office:value-type="float" office:value="0.446332231327688">
            <text:p>0.45</text:p>
          </table:table-cell>
          <table:table-cell table:formula="of:=IF([.D2148] &lt; [.$D$2])" office:value-type="boolean" office:boolean-value="false">
            <text:p>FALSE</text:p>
          </table:table-cell>
          <table:table-cell table:formula="of:=MOD([.C2148];64)" office:value-type="float" office:value="59.4463322313277">
            <text:p>59.45</text:p>
          </table:table-cell>
          <table:table-cell/>
        </table:table-row>
        <table:table-row table:style-name="ro2">
          <table:table-cell table:style-name="ce3" table:formula="of:=[.A2148]+1" office:value-type="float" office:value="2148">
            <text:p>2148</text:p>
          </table:table-cell>
          <table:table-cell table:style-name="ce3" table:formula="of:=[orbits.$C$3]*[.A2149]" office:value-type="float" office:value="9306126.228">
            <text:p>9306126.228</text:p>
          </table:table-cell>
          <table:table-cell table:style-name="ce6" table:formula="of:=[.B2149]/[orbits.$D$3]" office:value-type="float" office:value="25479.3082075607">
            <text:p>25479.31</text:p>
          </table:table-cell>
          <table:table-cell table:style-name="ce6" table:formula="of:=[.C2149]-ROUNDDOWN([.C2149])" office:value-type="float" office:value="0.308207560730807">
            <text:p>0.31</text:p>
          </table:table-cell>
          <table:table-cell table:formula="of:=IF([.D2149] &lt; [.$D$2])" office:value-type="boolean" office:boolean-value="false">
            <text:p>FALSE</text:p>
          </table:table-cell>
          <table:table-cell table:formula="of:=MOD([.C2149];64)" office:value-type="float" office:value="7.30820756073081">
            <text:p>7.31</text:p>
          </table:table-cell>
          <table:table-cell/>
        </table:table-row>
        <table:table-row table:style-name="ro2">
          <table:table-cell table:style-name="ce3" table:formula="of:=[.A2149]+1" office:value-type="float" office:value="2149">
            <text:p>2149</text:p>
          </table:table-cell>
          <table:table-cell table:style-name="ce3" table:formula="of:=[orbits.$C$3]*[.A2150]" office:value-type="float" office:value="9310458.689">
            <text:p>9310458.689</text:p>
          </table:table-cell>
          <table:table-cell table:style-name="ce6" table:formula="of:=[.B2150]/[orbits.$D$3]" office:value-type="float" office:value="25491.1700828901">
            <text:p>25491.17</text:p>
          </table:table-cell>
          <table:table-cell table:style-name="ce6" table:formula="of:=[.C2150]-ROUNDDOWN([.C2150])" office:value-type="float" office:value="0.170082890137564">
            <text:p>0.17</text:p>
          </table:table-cell>
          <table:table-cell table:formula="of:=IF([.D2150] &lt; [.$D$2])" office:value-type="boolean" office:boolean-value="false">
            <text:p>FALSE</text:p>
          </table:table-cell>
          <table:table-cell table:formula="of:=MOD([.C2150];64)" office:value-type="float" office:value="19.1700828901376">
            <text:p>19.17</text:p>
          </table:table-cell>
          <table:table-cell/>
        </table:table-row>
        <table:table-row table:style-name="ro2">
          <table:table-cell table:style-name="ce3" table:formula="of:=[.A2150]+1" office:value-type="float" office:value="2150">
            <text:p>2150</text:p>
          </table:table-cell>
          <table:table-cell table:style-name="ce3" table:formula="of:=[orbits.$C$3]*[.A2151]" office:value-type="float" office:value="9314791.15">
            <text:p>9314791.15</text:p>
          </table:table-cell>
          <table:table-cell table:style-name="ce6" table:formula="of:=[.B2151]/[orbits.$D$3]" office:value-type="float" office:value="25503.0319582195">
            <text:p>25503.03</text:p>
          </table:table-cell>
          <table:table-cell table:style-name="ce6" table:formula="of:=[.C2151]-ROUNDDOWN([.C2151])" office:value-type="float" office:value="0.0319582195406838">
            <text:p>0.03</text:p>
          </table:table-cell>
          <table:table-cell table:formula="of:=IF([.D2151] &lt; [.$D$2])" office:value-type="boolean" office:boolean-value="true">
            <text:p>TRUE</text:p>
          </table:table-cell>
          <table:table-cell table:formula="of:=MOD([.C2151];64)" office:value-type="float" office:value="31.0319582195407">
            <text:p>31.03</text:p>
          </table:table-cell>
          <table:table-cell/>
        </table:table-row>
        <table:table-row table:style-name="ro2">
          <table:table-cell table:style-name="ce3" table:formula="of:=[.A2151]+1" office:value-type="float" office:value="2151">
            <text:p>2151</text:p>
          </table:table-cell>
          <table:table-cell table:style-name="ce3" table:formula="of:=[orbits.$C$3]*[.A2152]" office:value-type="float" office:value="9319123.611">
            <text:p>9319123.611</text:p>
          </table:table-cell>
          <table:table-cell table:style-name="ce6" table:formula="of:=[.B2152]/[orbits.$D$3]" office:value-type="float" office:value="25514.8938335489">
            <text:p>25514.89</text:p>
          </table:table-cell>
          <table:table-cell table:style-name="ce6" table:formula="of:=[.C2152]-ROUNDDOWN([.C2152])" office:value-type="float" office:value="0.893833548947441">
            <text:p>0.89</text:p>
          </table:table-cell>
          <table:table-cell table:formula="of:=IF([.D2152] &lt; [.$D$2])" office:value-type="boolean" office:boolean-value="false">
            <text:p>FALSE</text:p>
          </table:table-cell>
          <table:table-cell table:formula="of:=MOD([.C2152];64)" office:value-type="float" office:value="42.8938335489474">
            <text:p>42.89</text:p>
          </table:table-cell>
          <table:table-cell/>
        </table:table-row>
        <table:table-row table:style-name="ro2">
          <table:table-cell table:style-name="ce3" table:formula="of:=[.A2152]+1" office:value-type="float" office:value="2152">
            <text:p>2152</text:p>
          </table:table-cell>
          <table:table-cell table:style-name="ce3" table:formula="of:=[orbits.$C$3]*[.A2153]" office:value-type="float" office:value="9323456.072">
            <text:p>9323456.072</text:p>
          </table:table-cell>
          <table:table-cell table:style-name="ce6" table:formula="of:=[.B2153]/[orbits.$D$3]" office:value-type="float" office:value="25526.7557088783">
            <text:p>25526.76</text:p>
          </table:table-cell>
          <table:table-cell table:style-name="ce6" table:formula="of:=[.C2153]-ROUNDDOWN([.C2153])" office:value-type="float" office:value="0.755708878350561">
            <text:p>0.76</text:p>
          </table:table-cell>
          <table:table-cell table:formula="of:=IF([.D2153] &lt; [.$D$2])" office:value-type="boolean" office:boolean-value="false">
            <text:p>FALSE</text:p>
          </table:table-cell>
          <table:table-cell table:formula="of:=MOD([.C2153];64)" office:value-type="float" office:value="54.7557088783506">
            <text:p>54.76</text:p>
          </table:table-cell>
          <table:table-cell/>
        </table:table-row>
        <table:table-row table:style-name="ro2">
          <table:table-cell table:style-name="ce3" table:formula="of:=[.A2153]+1" office:value-type="float" office:value="2153">
            <text:p>2153</text:p>
          </table:table-cell>
          <table:table-cell table:style-name="ce3" table:formula="of:=[orbits.$C$3]*[.A2154]" office:value-type="float" office:value="9327788.533">
            <text:p>9327788.533</text:p>
          </table:table-cell>
          <table:table-cell table:style-name="ce6" table:formula="of:=[.B2154]/[orbits.$D$3]" office:value-type="float" office:value="25538.6175842077">
            <text:p>25538.62</text:p>
          </table:table-cell>
          <table:table-cell table:style-name="ce6" table:formula="of:=[.C2154]-ROUNDDOWN([.C2154])" office:value-type="float" office:value="0.617584207750042">
            <text:p>0.62</text:p>
          </table:table-cell>
          <table:table-cell table:formula="of:=IF([.D2154] &lt; [.$D$2])" office:value-type="boolean" office:boolean-value="false">
            <text:p>FALSE</text:p>
          </table:table-cell>
          <table:table-cell table:formula="of:=MOD([.C2154];64)" office:value-type="float" office:value="2.61758420775004">
            <text:p>2.62</text:p>
          </table:table-cell>
          <table:table-cell/>
        </table:table-row>
        <table:table-row table:style-name="ro2">
          <table:table-cell table:style-name="ce3" table:formula="of:=[.A2154]+1" office:value-type="float" office:value="2154">
            <text:p>2154</text:p>
          </table:table-cell>
          <table:table-cell table:style-name="ce3" table:formula="of:=[orbits.$C$3]*[.A2155]" office:value-type="float" office:value="9332120.994">
            <text:p>9332120.994</text:p>
          </table:table-cell>
          <table:table-cell table:style-name="ce6" table:formula="of:=[.B2155]/[orbits.$D$3]" office:value-type="float" office:value="25550.4794595372">
            <text:p>25550.48</text:p>
          </table:table-cell>
          <table:table-cell table:style-name="ce6" table:formula="of:=[.C2155]-ROUNDDOWN([.C2155])" office:value-type="float" office:value="0.479459537160437">
            <text:p>0.48</text:p>
          </table:table-cell>
          <table:table-cell table:formula="of:=IF([.D2155] &lt; [.$D$2])" office:value-type="boolean" office:boolean-value="false">
            <text:p>FALSE</text:p>
          </table:table-cell>
          <table:table-cell table:formula="of:=MOD([.C2155];64)" office:value-type="float" office:value="14.4794595371604">
            <text:p>14.48</text:p>
          </table:table-cell>
          <table:table-cell/>
        </table:table-row>
        <table:table-row table:style-name="ro2">
          <table:table-cell table:style-name="ce3" table:formula="of:=[.A2155]+1" office:value-type="float" office:value="2155">
            <text:p>2155</text:p>
          </table:table-cell>
          <table:table-cell table:style-name="ce3" table:formula="of:=[orbits.$C$3]*[.A2156]" office:value-type="float" office:value="9336453.455">
            <text:p>9336453.455</text:p>
          </table:table-cell>
          <table:table-cell table:style-name="ce6" table:formula="of:=[.B2156]/[orbits.$D$3]" office:value-type="float" office:value="25562.3413348666">
            <text:p>25562.34</text:p>
          </table:table-cell>
          <table:table-cell table:style-name="ce6" table:formula="of:=[.C2156]-ROUNDDOWN([.C2156])" office:value-type="float" office:value="0.341334866559919">
            <text:p>0.34</text:p>
          </table:table-cell>
          <table:table-cell table:formula="of:=IF([.D2156] &lt; [.$D$2])" office:value-type="boolean" office:boolean-value="false">
            <text:p>FALSE</text:p>
          </table:table-cell>
          <table:table-cell table:formula="of:=MOD([.C2156];64)" office:value-type="float" office:value="26.3413348665599">
            <text:p>26.34</text:p>
          </table:table-cell>
          <table:table-cell/>
        </table:table-row>
        <table:table-row table:style-name="ro2">
          <table:table-cell table:style-name="ce3" table:formula="of:=[.A2156]+1" office:value-type="float" office:value="2156">
            <text:p>2156</text:p>
          </table:table-cell>
          <table:table-cell table:style-name="ce3" table:formula="of:=[orbits.$C$3]*[.A2157]" office:value-type="float" office:value="9340785.916">
            <text:p>9340785.916</text:p>
          </table:table-cell>
          <table:table-cell table:style-name="ce6" table:formula="of:=[.B2157]/[orbits.$D$3]" office:value-type="float" office:value="25574.203210196">
            <text:p>25574.20</text:p>
          </table:table-cell>
          <table:table-cell table:style-name="ce6" table:formula="of:=[.C2157]-ROUNDDOWN([.C2157])" office:value-type="float" office:value="0.203210195966676">
            <text:p>0.20</text:p>
          </table:table-cell>
          <table:table-cell table:formula="of:=IF([.D2157] &lt; [.$D$2])" office:value-type="boolean" office:boolean-value="false">
            <text:p>FALSE</text:p>
          </table:table-cell>
          <table:table-cell table:formula="of:=MOD([.C2157];64)" office:value-type="float" office:value="38.2032101959667">
            <text:p>38.20</text:p>
          </table:table-cell>
          <table:table-cell/>
        </table:table-row>
        <table:table-row table:style-name="ro2">
          <table:table-cell table:style-name="ce3" table:formula="of:=[.A2157]+1" office:value-type="float" office:value="2157">
            <text:p>2157</text:p>
          </table:table-cell>
          <table:table-cell table:style-name="ce3" table:formula="of:=[orbits.$C$3]*[.A2158]" office:value-type="float" office:value="9345118.377">
            <text:p>9345118.377</text:p>
          </table:table-cell>
          <table:table-cell table:style-name="ce6" table:formula="of:=[.B2158]/[orbits.$D$3]" office:value-type="float" office:value="25586.0650855254">
            <text:p>25586.07</text:p>
          </table:table-cell>
          <table:table-cell table:style-name="ce6" table:formula="of:=[.C2158]-ROUNDDOWN([.C2158])" office:value-type="float" office:value="0.0650855253697955">
            <text:p>0.07</text:p>
          </table:table-cell>
          <table:table-cell table:formula="of:=IF([.D2158] &lt; [.$D$2])" office:value-type="boolean" office:boolean-value="true">
            <text:p>TRUE</text:p>
          </table:table-cell>
          <table:table-cell table:formula="of:=MOD([.C2158];64)" office:value-type="float" office:value="50.0650855253698">
            <text:p>50.07</text:p>
          </table:table-cell>
          <table:table-cell/>
        </table:table-row>
        <table:table-row table:style-name="ro2">
          <table:table-cell table:style-name="ce3" table:formula="of:=[.A2158]+1" office:value-type="float" office:value="2158">
            <text:p>2158</text:p>
          </table:table-cell>
          <table:table-cell table:style-name="ce3" table:formula="of:=[orbits.$C$3]*[.A2159]" office:value-type="float" office:value="9349450.838">
            <text:p>9349450.838</text:p>
          </table:table-cell>
          <table:table-cell table:style-name="ce6" table:formula="of:=[.B2159]/[orbits.$D$3]" office:value-type="float" office:value="25597.9269608548">
            <text:p>25597.93</text:p>
          </table:table-cell>
          <table:table-cell table:style-name="ce6" table:formula="of:=[.C2159]-ROUNDDOWN([.C2159])" office:value-type="float" office:value="0.926960854776553">
            <text:p>0.93</text:p>
          </table:table-cell>
          <table:table-cell table:formula="of:=IF([.D2159] &lt; [.$D$2])" office:value-type="boolean" office:boolean-value="false">
            <text:p>FALSE</text:p>
          </table:table-cell>
          <table:table-cell table:formula="of:=MOD([.C2159];64)" office:value-type="float" office:value="61.9269608547766">
            <text:p>61.93</text:p>
          </table:table-cell>
          <table:table-cell/>
        </table:table-row>
        <table:table-row table:style-name="ro2">
          <table:table-cell table:style-name="ce3" table:formula="of:=[.A2159]+1" office:value-type="float" office:value="2159">
            <text:p>2159</text:p>
          </table:table-cell>
          <table:table-cell table:style-name="ce3" table:formula="of:=[orbits.$C$3]*[.A2160]" office:value-type="float" office:value="9353783.299">
            <text:p>9353783.299</text:p>
          </table:table-cell>
          <table:table-cell table:style-name="ce6" table:formula="of:=[.B2160]/[orbits.$D$3]" office:value-type="float" office:value="25609.7888361842">
            <text:p>25609.79</text:p>
          </table:table-cell>
          <table:table-cell table:style-name="ce6" table:formula="of:=[.C2160]-ROUNDDOWN([.C2160])" office:value-type="float" office:value="0.788836184179672">
            <text:p>0.79</text:p>
          </table:table-cell>
          <table:table-cell table:formula="of:=IF([.D2160] &lt; [.$D$2])" office:value-type="boolean" office:boolean-value="false">
            <text:p>FALSE</text:p>
          </table:table-cell>
          <table:table-cell table:formula="of:=MOD([.C2160];64)" office:value-type="float" office:value="9.78883618417967">
            <text:p>9.79</text:p>
          </table:table-cell>
          <table:table-cell/>
        </table:table-row>
        <table:table-row table:style-name="ro2">
          <table:table-cell table:style-name="ce3" table:formula="of:=[.A2160]+1" office:value-type="float" office:value="2160">
            <text:p>2160</text:p>
          </table:table-cell>
          <table:table-cell table:style-name="ce3" table:formula="of:=[orbits.$C$3]*[.A2161]" office:value-type="float" office:value="9358115.76">
            <text:p>9358115.76</text:p>
          </table:table-cell>
          <table:table-cell table:style-name="ce6" table:formula="of:=[.B2161]/[orbits.$D$3]" office:value-type="float" office:value="25621.6507115136">
            <text:p>25621.65</text:p>
          </table:table-cell>
          <table:table-cell table:style-name="ce6" table:formula="of:=[.C2161]-ROUNDDOWN([.C2161])" office:value-type="float" office:value="0.650711513582792">
            <text:p>0.65</text:p>
          </table:table-cell>
          <table:table-cell table:formula="of:=IF([.D2161] &lt; [.$D$2])" office:value-type="boolean" office:boolean-value="false">
            <text:p>FALSE</text:p>
          </table:table-cell>
          <table:table-cell table:formula="of:=MOD([.C2161];64)" office:value-type="float" office:value="21.6507115135828">
            <text:p>21.65</text:p>
          </table:table-cell>
          <table:table-cell/>
        </table:table-row>
        <table:table-row table:style-name="ro2">
          <table:table-cell table:style-name="ce3" table:formula="of:=[.A2161]+1" office:value-type="float" office:value="2161">
            <text:p>2161</text:p>
          </table:table-cell>
          <table:table-cell table:style-name="ce3" table:formula="of:=[orbits.$C$3]*[.A2162]" office:value-type="float" office:value="9362448.221">
            <text:p>9362448.221</text:p>
          </table:table-cell>
          <table:table-cell table:style-name="ce6" table:formula="of:=[.B2162]/[orbits.$D$3]" office:value-type="float" office:value="25633.512586843">
            <text:p>25633.51</text:p>
          </table:table-cell>
          <table:table-cell table:style-name="ce6" table:formula="of:=[.C2162]-ROUNDDOWN([.C2162])" office:value-type="float" office:value="0.512586842989549">
            <text:p>0.51</text:p>
          </table:table-cell>
          <table:table-cell table:formula="of:=IF([.D2162] &lt; [.$D$2])" office:value-type="boolean" office:boolean-value="false">
            <text:p>FALSE</text:p>
          </table:table-cell>
          <table:table-cell table:formula="of:=MOD([.C2162];64)" office:value-type="float" office:value="33.5125868429895">
            <text:p>33.51</text:p>
          </table:table-cell>
          <table:table-cell/>
        </table:table-row>
        <table:table-row table:style-name="ro2">
          <table:table-cell table:style-name="ce3" table:formula="of:=[.A2162]+1" office:value-type="float" office:value="2162">
            <text:p>2162</text:p>
          </table:table-cell>
          <table:table-cell table:style-name="ce3" table:formula="of:=[orbits.$C$3]*[.A2163]" office:value-type="float" office:value="9366780.682">
            <text:p>9366780.682</text:p>
          </table:table-cell>
          <table:table-cell table:style-name="ce6" table:formula="of:=[.B2163]/[orbits.$D$3]" office:value-type="float" office:value="25645.3744621724">
            <text:p>25645.37</text:p>
          </table:table-cell>
          <table:table-cell table:style-name="ce6" table:formula="of:=[.C2163]-ROUNDDOWN([.C2163])" office:value-type="float" office:value="0.374462172392668">
            <text:p>0.37</text:p>
          </table:table-cell>
          <table:table-cell table:formula="of:=IF([.D2163] &lt; [.$D$2])" office:value-type="boolean" office:boolean-value="false">
            <text:p>FALSE</text:p>
          </table:table-cell>
          <table:table-cell table:formula="of:=MOD([.C2163];64)" office:value-type="float" office:value="45.3744621723927">
            <text:p>45.37</text:p>
          </table:table-cell>
          <table:table-cell/>
        </table:table-row>
        <table:table-row table:style-name="ro2">
          <table:table-cell table:style-name="ce3" table:formula="of:=[.A2163]+1" office:value-type="float" office:value="2163">
            <text:p>2163</text:p>
          </table:table-cell>
          <table:table-cell table:style-name="ce3" table:formula="of:=[orbits.$C$3]*[.A2164]" office:value-type="float" office:value="9371113.143">
            <text:p>9371113.143</text:p>
          </table:table-cell>
          <table:table-cell table:style-name="ce6" table:formula="of:=[.B2164]/[orbits.$D$3]" office:value-type="float" office:value="25657.2363375018">
            <text:p>25657.24</text:p>
          </table:table-cell>
          <table:table-cell table:style-name="ce6" table:formula="of:=[.C2164]-ROUNDDOWN([.C2164])" office:value-type="float" office:value="0.236337501799426">
            <text:p>0.24</text:p>
          </table:table-cell>
          <table:table-cell table:formula="of:=IF([.D2164] &lt; [.$D$2])" office:value-type="boolean" office:boolean-value="false">
            <text:p>FALSE</text:p>
          </table:table-cell>
          <table:table-cell table:formula="of:=MOD([.C2164];64)" office:value-type="float" office:value="57.2363375017994">
            <text:p>57.24</text:p>
          </table:table-cell>
          <table:table-cell/>
        </table:table-row>
        <table:table-row table:style-name="ro2">
          <table:table-cell table:style-name="ce3" table:formula="of:=[.A2164]+1" office:value-type="float" office:value="2164">
            <text:p>2164</text:p>
          </table:table-cell>
          <table:table-cell table:style-name="ce3" table:formula="of:=[orbits.$C$3]*[.A2165]" office:value-type="float" office:value="9375445.604">
            <text:p>9375445.604</text:p>
          </table:table-cell>
          <table:table-cell table:style-name="ce6" table:formula="of:=[.B2165]/[orbits.$D$3]" office:value-type="float" office:value="25669.0982128312">
            <text:p>25669.10</text:p>
          </table:table-cell>
          <table:table-cell table:style-name="ce6" table:formula="of:=[.C2165]-ROUNDDOWN([.C2165])" office:value-type="float" office:value="0.0982128312025452">
            <text:p>0.10</text:p>
          </table:table-cell>
          <table:table-cell table:formula="of:=IF([.D2165] &lt; [.$D$2])" office:value-type="boolean" office:boolean-value="true">
            <text:p>TRUE</text:p>
          </table:table-cell>
          <table:table-cell table:formula="of:=MOD([.C2165];64)" office:value-type="float" office:value="5.09821283120255">
            <text:p>5.10</text:p>
          </table:table-cell>
          <table:table-cell/>
        </table:table-row>
        <table:table-row table:style-name="ro2">
          <table:table-cell table:style-name="ce3" table:formula="of:=[.A2165]+1" office:value-type="float" office:value="2165">
            <text:p>2165</text:p>
          </table:table-cell>
          <table:table-cell table:style-name="ce3" table:formula="of:=[orbits.$C$3]*[.A2166]" office:value-type="float" office:value="9379778.065">
            <text:p>9379778.065</text:p>
          </table:table-cell>
          <table:table-cell table:style-name="ce6" table:formula="of:=[.B2166]/[orbits.$D$3]" office:value-type="float" office:value="25680.9600881606">
            <text:p>25680.96</text:p>
          </table:table-cell>
          <table:table-cell table:style-name="ce6" table:formula="of:=[.C2166]-ROUNDDOWN([.C2166])" office:value-type="float" office:value="0.960088160609303">
            <text:p>0.96</text:p>
          </table:table-cell>
          <table:table-cell table:formula="of:=IF([.D2166] &lt; [.$D$2])" office:value-type="boolean" office:boolean-value="false">
            <text:p>FALSE</text:p>
          </table:table-cell>
          <table:table-cell table:formula="of:=MOD([.C2166];64)" office:value-type="float" office:value="16.9600881606093">
            <text:p>16.96</text:p>
          </table:table-cell>
          <table:table-cell/>
        </table:table-row>
        <table:table-row table:style-name="ro2">
          <table:table-cell table:style-name="ce3" table:formula="of:=[.A2166]+1" office:value-type="float" office:value="2166">
            <text:p>2166</text:p>
          </table:table-cell>
          <table:table-cell table:style-name="ce3" table:formula="of:=[orbits.$C$3]*[.A2167]" office:value-type="float" office:value="9384110.526">
            <text:p>9384110.526</text:p>
          </table:table-cell>
          <table:table-cell table:style-name="ce6" table:formula="of:=[.B2167]/[orbits.$D$3]" office:value-type="float" office:value="25692.82196349">
            <text:p>25692.82</text:p>
          </table:table-cell>
          <table:table-cell table:style-name="ce6" table:formula="of:=[.C2167]-ROUNDDOWN([.C2167])" office:value-type="float" office:value="0.821963490012422">
            <text:p>0.82</text:p>
          </table:table-cell>
          <table:table-cell table:formula="of:=IF([.D2167] &lt; [.$D$2])" office:value-type="boolean" office:boolean-value="false">
            <text:p>FALSE</text:p>
          </table:table-cell>
          <table:table-cell table:formula="of:=MOD([.C2167];64)" office:value-type="float" office:value="28.8219634900124">
            <text:p>28.82</text:p>
          </table:table-cell>
          <table:table-cell/>
        </table:table-row>
        <table:table-row table:style-name="ro2">
          <table:table-cell table:style-name="ce3" table:formula="of:=[.A2167]+1" office:value-type="float" office:value="2167">
            <text:p>2167</text:p>
          </table:table-cell>
          <table:table-cell table:style-name="ce3" table:formula="of:=[orbits.$C$3]*[.A2168]" office:value-type="float" office:value="9388442.987">
            <text:p>9388442.987</text:p>
          </table:table-cell>
          <table:table-cell table:style-name="ce6" table:formula="of:=[.B2168]/[orbits.$D$3]" office:value-type="float" office:value="25704.6838388194">
            <text:p>25704.68</text:p>
          </table:table-cell>
          <table:table-cell table:style-name="ce6" table:formula="of:=[.C2168]-ROUNDDOWN([.C2168])" office:value-type="float" office:value="0.683838819411903">
            <text:p>0.68</text:p>
          </table:table-cell>
          <table:table-cell table:formula="of:=IF([.D2168] &lt; [.$D$2])" office:value-type="boolean" office:boolean-value="false">
            <text:p>FALSE</text:p>
          </table:table-cell>
          <table:table-cell table:formula="of:=MOD([.C2168];64)" office:value-type="float" office:value="40.6838388194119">
            <text:p>40.68</text:p>
          </table:table-cell>
          <table:table-cell/>
        </table:table-row>
        <table:table-row table:style-name="ro2">
          <table:table-cell table:style-name="ce3" table:formula="of:=[.A2168]+1" office:value-type="float" office:value="2168">
            <text:p>2168</text:p>
          </table:table-cell>
          <table:table-cell table:style-name="ce3" table:formula="of:=[orbits.$C$3]*[.A2169]" office:value-type="float" office:value="9392775.448">
            <text:p>9392775.448</text:p>
          </table:table-cell>
          <table:table-cell table:style-name="ce6" table:formula="of:=[.B2169]/[orbits.$D$3]" office:value-type="float" office:value="25716.5457141488">
            <text:p>25716.55</text:p>
          </table:table-cell>
          <table:table-cell table:style-name="ce6" table:formula="of:=[.C2169]-ROUNDDOWN([.C2169])" office:value-type="float" office:value="0.545714148822299">
            <text:p>0.55</text:p>
          </table:table-cell>
          <table:table-cell table:formula="of:=IF([.D2169] &lt; [.$D$2])" office:value-type="boolean" office:boolean-value="false">
            <text:p>FALSE</text:p>
          </table:table-cell>
          <table:table-cell table:formula="of:=MOD([.C2169];64)" office:value-type="float" office:value="52.5457141488223">
            <text:p>52.55</text:p>
          </table:table-cell>
          <table:table-cell/>
        </table:table-row>
        <table:table-row table:style-name="ro2">
          <table:table-cell table:style-name="ce3" table:formula="of:=[.A2169]+1" office:value-type="float" office:value="2169">
            <text:p>2169</text:p>
          </table:table-cell>
          <table:table-cell table:style-name="ce3" table:formula="of:=[orbits.$C$3]*[.A2170]" office:value-type="float" office:value="9397107.909">
            <text:p>9397107.909</text:p>
          </table:table-cell>
          <table:table-cell table:style-name="ce6" table:formula="of:=[.B2170]/[orbits.$D$3]" office:value-type="float" office:value="25728.4075894782">
            <text:p>25728.41</text:p>
          </table:table-cell>
          <table:table-cell table:style-name="ce6" table:formula="of:=[.C2170]-ROUNDDOWN([.C2170])" office:value-type="float" office:value="0.40758947822178">
            <text:p>0.41</text:p>
          </table:table-cell>
          <table:table-cell table:formula="of:=IF([.D2170] &lt; [.$D$2])" office:value-type="boolean" office:boolean-value="false">
            <text:p>FALSE</text:p>
          </table:table-cell>
          <table:table-cell table:formula="of:=MOD([.C2170];64)" office:value-type="float" office:value="0.40758947822178">
            <text:p>0.41</text:p>
          </table:table-cell>
          <table:table-cell/>
        </table:table-row>
        <table:table-row table:style-name="ro2">
          <table:table-cell table:style-name="ce3" table:formula="of:=[.A2170]+1" office:value-type="float" office:value="2170">
            <text:p>2170</text:p>
          </table:table-cell>
          <table:table-cell table:style-name="ce3" table:formula="of:=[orbits.$C$3]*[.A2171]" office:value-type="float" office:value="9401440.37">
            <text:p>9401440.37</text:p>
          </table:table-cell>
          <table:table-cell table:style-name="ce6" table:formula="of:=[.B2171]/[orbits.$D$3]" office:value-type="float" office:value="25740.2694648076">
            <text:p>25740.27</text:p>
          </table:table-cell>
          <table:table-cell table:style-name="ce6" table:formula="of:=[.C2171]-ROUNDDOWN([.C2171])" office:value-type="float" office:value="0.269464807628538">
            <text:p>0.27</text:p>
          </table:table-cell>
          <table:table-cell table:formula="of:=IF([.D2171] &lt; [.$D$2])" office:value-type="boolean" office:boolean-value="false">
            <text:p>FALSE</text:p>
          </table:table-cell>
          <table:table-cell table:formula="of:=MOD([.C2171];64)" office:value-type="float" office:value="12.2694648076285">
            <text:p>12.27</text:p>
          </table:table-cell>
          <table:table-cell/>
        </table:table-row>
        <table:table-row table:style-name="ro2">
          <table:table-cell table:style-name="ce3" table:formula="of:=[.A2171]+1" office:value-type="float" office:value="2171">
            <text:p>2171</text:p>
          </table:table-cell>
          <table:table-cell table:style-name="ce3" table:formula="of:=[orbits.$C$3]*[.A2172]" office:value-type="float" office:value="9405772.831">
            <text:p>9405772.831</text:p>
          </table:table-cell>
          <table:table-cell table:style-name="ce6" table:formula="of:=[.B2172]/[orbits.$D$3]" office:value-type="float" office:value="25752.131340137">
            <text:p>25752.13</text:p>
          </table:table-cell>
          <table:table-cell table:style-name="ce6" table:formula="of:=[.C2172]-ROUNDDOWN([.C2172])" office:value-type="float" office:value="0.131340137031657">
            <text:p>0.13</text:p>
          </table:table-cell>
          <table:table-cell table:formula="of:=IF([.D2172] &lt; [.$D$2])" office:value-type="boolean" office:boolean-value="false">
            <text:p>FALSE</text:p>
          </table:table-cell>
          <table:table-cell table:formula="of:=MOD([.C2172];64)" office:value-type="float" office:value="24.1313401370317">
            <text:p>24.13</text:p>
          </table:table-cell>
          <table:table-cell/>
        </table:table-row>
        <table:table-row table:style-name="ro2">
          <table:table-cell table:style-name="ce3" table:formula="of:=[.A2172]+1" office:value-type="float" office:value="2172">
            <text:p>2172</text:p>
          </table:table-cell>
          <table:table-cell table:style-name="ce3" table:formula="of:=[orbits.$C$3]*[.A2173]" office:value-type="float" office:value="9410105.292">
            <text:p>9410105.292</text:p>
          </table:table-cell>
          <table:table-cell table:style-name="ce6" table:formula="of:=[.B2173]/[orbits.$D$3]" office:value-type="float" office:value="25763.9932154664">
            <text:p>25763.99</text:p>
          </table:table-cell>
          <table:table-cell table:style-name="ce6" table:formula="of:=[.C2173]-ROUNDDOWN([.C2173])" office:value-type="float" office:value="0.993215466438414">
            <text:p>0.99</text:p>
          </table:table-cell>
          <table:table-cell table:formula="of:=IF([.D2173] &lt; [.$D$2])" office:value-type="boolean" office:boolean-value="false">
            <text:p>FALSE</text:p>
          </table:table-cell>
          <table:table-cell table:formula="of:=MOD([.C2173];64)" office:value-type="float" office:value="35.9932154664384">
            <text:p>35.99</text:p>
          </table:table-cell>
          <table:table-cell/>
        </table:table-row>
        <table:table-row table:style-name="ro2">
          <table:table-cell table:style-name="ce3" table:formula="of:=[.A2173]+1" office:value-type="float" office:value="2173">
            <text:p>2173</text:p>
          </table:table-cell>
          <table:table-cell table:style-name="ce3" table:formula="of:=[orbits.$C$3]*[.A2174]" office:value-type="float" office:value="9414437.753">
            <text:p>9414437.753</text:p>
          </table:table-cell>
          <table:table-cell table:style-name="ce6" table:formula="of:=[.B2174]/[orbits.$D$3]" office:value-type="float" office:value="25775.8550907958">
            <text:p>25775.86</text:p>
          </table:table-cell>
          <table:table-cell table:style-name="ce6" table:formula="of:=[.C2174]-ROUNDDOWN([.C2174])" office:value-type="float" office:value="0.855090795841534">
            <text:p>0.86</text:p>
          </table:table-cell>
          <table:table-cell table:formula="of:=IF([.D2174] &lt; [.$D$2])" office:value-type="boolean" office:boolean-value="false">
            <text:p>FALSE</text:p>
          </table:table-cell>
          <table:table-cell table:formula="of:=MOD([.C2174];64)" office:value-type="float" office:value="47.8550907958415">
            <text:p>47.86</text:p>
          </table:table-cell>
          <table:table-cell/>
        </table:table-row>
        <table:table-row table:style-name="ro2">
          <table:table-cell table:style-name="ce3" table:formula="of:=[.A2174]+1" office:value-type="float" office:value="2174">
            <text:p>2174</text:p>
          </table:table-cell>
          <table:table-cell table:style-name="ce3" table:formula="of:=[orbits.$C$3]*[.A2175]" office:value-type="float" office:value="9418770.214">
            <text:p>9418770.214</text:p>
          </table:table-cell>
          <table:table-cell table:style-name="ce6" table:formula="of:=[.B2175]/[orbits.$D$3]" office:value-type="float" office:value="25787.7169661252">
            <text:p>25787.72</text:p>
          </table:table-cell>
          <table:table-cell table:style-name="ce6" table:formula="of:=[.C2175]-ROUNDDOWN([.C2175])" office:value-type="float" office:value="0.716966125244653">
            <text:p>0.72</text:p>
          </table:table-cell>
          <table:table-cell table:formula="of:=IF([.D2175] &lt; [.$D$2])" office:value-type="boolean" office:boolean-value="false">
            <text:p>FALSE</text:p>
          </table:table-cell>
          <table:table-cell table:formula="of:=MOD([.C2175];64)" office:value-type="float" office:value="59.7169661252447">
            <text:p>59.72</text:p>
          </table:table-cell>
          <table:table-cell/>
        </table:table-row>
        <table:table-row table:style-name="ro2">
          <table:table-cell table:style-name="ce3" table:formula="of:=[.A2175]+1" office:value-type="float" office:value="2175">
            <text:p>2175</text:p>
          </table:table-cell>
          <table:table-cell table:style-name="ce3" table:formula="of:=[orbits.$C$3]*[.A2176]" office:value-type="float" office:value="9423102.675">
            <text:p>9423102.675</text:p>
          </table:table-cell>
          <table:table-cell table:style-name="ce6" table:formula="of:=[.B2176]/[orbits.$D$3]" office:value-type="float" office:value="25799.5788414547">
            <text:p>25799.58</text:p>
          </table:table-cell>
          <table:table-cell table:style-name="ce6" table:formula="of:=[.C2176]-ROUNDDOWN([.C2176])" office:value-type="float" office:value="0.57884145465141">
            <text:p>0.58</text:p>
          </table:table-cell>
          <table:table-cell table:formula="of:=IF([.D2176] &lt; [.$D$2])" office:value-type="boolean" office:boolean-value="false">
            <text:p>FALSE</text:p>
          </table:table-cell>
          <table:table-cell table:formula="of:=MOD([.C2176];64)" office:value-type="float" office:value="7.57884145465141">
            <text:p>7.58</text:p>
          </table:table-cell>
          <table:table-cell/>
        </table:table-row>
        <table:table-row table:style-name="ro2">
          <table:table-cell table:style-name="ce3" table:formula="of:=[.A2176]+1" office:value-type="float" office:value="2176">
            <text:p>2176</text:p>
          </table:table-cell>
          <table:table-cell table:style-name="ce3" table:formula="of:=[orbits.$C$3]*[.A2177]" office:value-type="float" office:value="9427435.136">
            <text:p>9427435.136</text:p>
          </table:table-cell>
          <table:table-cell table:style-name="ce6" table:formula="of:=[.B2177]/[orbits.$D$3]" office:value-type="float" office:value="25811.4407167841">
            <text:p>25811.44</text:p>
          </table:table-cell>
          <table:table-cell table:style-name="ce6" table:formula="of:=[.C2177]-ROUNDDOWN([.C2177])" office:value-type="float" office:value="0.44071678405453">
            <text:p>0.44</text:p>
          </table:table-cell>
          <table:table-cell table:formula="of:=IF([.D2177] &lt; [.$D$2])" office:value-type="boolean" office:boolean-value="false">
            <text:p>FALSE</text:p>
          </table:table-cell>
          <table:table-cell table:formula="of:=MOD([.C2177];64)" office:value-type="float" office:value="19.4407167840545">
            <text:p>19.44</text:p>
          </table:table-cell>
          <table:table-cell/>
        </table:table-row>
        <table:table-row table:style-name="ro2">
          <table:table-cell table:style-name="ce3" table:formula="of:=[.A2177]+1" office:value-type="float" office:value="2177">
            <text:p>2177</text:p>
          </table:table-cell>
          <table:table-cell table:style-name="ce3" table:formula="of:=[orbits.$C$3]*[.A2178]" office:value-type="float" office:value="9431767.597">
            <text:p>9431767.597</text:p>
          </table:table-cell>
          <table:table-cell table:style-name="ce6" table:formula="of:=[.B2178]/[orbits.$D$3]" office:value-type="float" office:value="25823.3025921135">
            <text:p>25823.30</text:p>
          </table:table-cell>
          <table:table-cell table:style-name="ce6" table:formula="of:=[.C2178]-ROUNDDOWN([.C2178])" office:value-type="float" office:value="0.302592113461287">
            <text:p>0.30</text:p>
          </table:table-cell>
          <table:table-cell table:formula="of:=IF([.D2178] &lt; [.$D$2])" office:value-type="boolean" office:boolean-value="false">
            <text:p>FALSE</text:p>
          </table:table-cell>
          <table:table-cell table:formula="of:=MOD([.C2178];64)" office:value-type="float" office:value="31.3025921134613">
            <text:p>31.30</text:p>
          </table:table-cell>
          <table:table-cell/>
        </table:table-row>
        <table:table-row table:style-name="ro2">
          <table:table-cell table:style-name="ce3" table:formula="of:=[.A2178]+1" office:value-type="float" office:value="2178">
            <text:p>2178</text:p>
          </table:table-cell>
          <table:table-cell table:style-name="ce3" table:formula="of:=[orbits.$C$3]*[.A2179]" office:value-type="float" office:value="9436100.058">
            <text:p>9436100.058</text:p>
          </table:table-cell>
          <table:table-cell table:style-name="ce6" table:formula="of:=[.B2179]/[orbits.$D$3]" office:value-type="float" office:value="25835.1644674429">
            <text:p>25835.16</text:p>
          </table:table-cell>
          <table:table-cell table:style-name="ce6" table:formula="of:=[.C2179]-ROUNDDOWN([.C2179])" office:value-type="float" office:value="0.164467442864407">
            <text:p>0.16</text:p>
          </table:table-cell>
          <table:table-cell table:formula="of:=IF([.D2179] &lt; [.$D$2])" office:value-type="boolean" office:boolean-value="false">
            <text:p>FALSE</text:p>
          </table:table-cell>
          <table:table-cell table:formula="of:=MOD([.C2179];64)" office:value-type="float" office:value="43.1644674428644">
            <text:p>43.16</text:p>
          </table:table-cell>
          <table:table-cell/>
        </table:table-row>
        <table:table-row table:style-name="ro2">
          <table:table-cell table:style-name="ce3" table:formula="of:=[.A2179]+1" office:value-type="float" office:value="2179">
            <text:p>2179</text:p>
          </table:table-cell>
          <table:table-cell table:style-name="ce3" table:formula="of:=[orbits.$C$3]*[.A2180]" office:value-type="float" office:value="9440432.519">
            <text:p>9440432.519</text:p>
          </table:table-cell>
          <table:table-cell table:style-name="ce6" table:formula="of:=[.B2180]/[orbits.$D$3]" office:value-type="float" office:value="25847.0263427723">
            <text:p>25847.03</text:p>
          </table:table-cell>
          <table:table-cell table:style-name="ce6" table:formula="of:=[.C2180]-ROUNDDOWN([.C2180])" office:value-type="float" office:value="0.026342772271164">
            <text:p>0.03</text:p>
          </table:table-cell>
          <table:table-cell table:formula="of:=IF([.D2180] &lt; [.$D$2])" office:value-type="boolean" office:boolean-value="true">
            <text:p>TRUE</text:p>
          </table:table-cell>
          <table:table-cell table:formula="of:=MOD([.C2180];64)" office:value-type="float" office:value="55.0263427722712">
            <text:p>55.03</text:p>
          </table:table-cell>
          <table:table-cell/>
        </table:table-row>
        <table:table-row table:style-name="ro2">
          <table:table-cell table:style-name="ce3" table:formula="of:=[.A2180]+1" office:value-type="float" office:value="2180">
            <text:p>2180</text:p>
          </table:table-cell>
          <table:table-cell table:style-name="ce3" table:formula="of:=[orbits.$C$3]*[.A2181]" office:value-type="float" office:value="9444764.98">
            <text:p>9444764.98</text:p>
          </table:table-cell>
          <table:table-cell table:style-name="ce6" table:formula="of:=[.B2181]/[orbits.$D$3]" office:value-type="float" office:value="25858.8882181017">
            <text:p>25858.89</text:p>
          </table:table-cell>
          <table:table-cell table:style-name="ce6" table:formula="of:=[.C2181]-ROUNDDOWN([.C2181])" office:value-type="float" office:value="0.888218101674283">
            <text:p>0.89</text:p>
          </table:table-cell>
          <table:table-cell table:formula="of:=IF([.D2181] &lt; [.$D$2])" office:value-type="boolean" office:boolean-value="false">
            <text:p>FALSE</text:p>
          </table:table-cell>
          <table:table-cell table:formula="of:=MOD([.C2181];64)" office:value-type="float" office:value="2.88821810167428">
            <text:p>2.89</text:p>
          </table:table-cell>
          <table:table-cell/>
        </table:table-row>
        <table:table-row table:style-name="ro2">
          <table:table-cell table:style-name="ce3" table:formula="of:=[.A2181]+1" office:value-type="float" office:value="2181">
            <text:p>2181</text:p>
          </table:table-cell>
          <table:table-cell table:style-name="ce3" table:formula="of:=[orbits.$C$3]*[.A2182]" office:value-type="float" office:value="9449097.441">
            <text:p>9449097.441</text:p>
          </table:table-cell>
          <table:table-cell table:style-name="ce6" table:formula="of:=[.B2182]/[orbits.$D$3]" office:value-type="float" office:value="25870.7500934311">
            <text:p>25870.75</text:p>
          </table:table-cell>
          <table:table-cell table:style-name="ce6" table:formula="of:=[.C2182]-ROUNDDOWN([.C2182])" office:value-type="float" office:value="0.750093431073765">
            <text:p>0.75</text:p>
          </table:table-cell>
          <table:table-cell table:formula="of:=IF([.D2182] &lt; [.$D$2])" office:value-type="boolean" office:boolean-value="false">
            <text:p>FALSE</text:p>
          </table:table-cell>
          <table:table-cell table:formula="of:=MOD([.C2182];64)" office:value-type="float" office:value="14.7500934310738">
            <text:p>14.75</text:p>
          </table:table-cell>
          <table:table-cell/>
        </table:table-row>
        <table:table-row table:style-name="ro2">
          <table:table-cell table:style-name="ce3" table:formula="of:=[.A2182]+1" office:value-type="float" office:value="2182">
            <text:p>2182</text:p>
          </table:table-cell>
          <table:table-cell table:style-name="ce3" table:formula="of:=[orbits.$C$3]*[.A2183]" office:value-type="float" office:value="9453429.902">
            <text:p>9453429.902</text:p>
          </table:table-cell>
          <table:table-cell table:style-name="ce6" table:formula="of:=[.B2183]/[orbits.$D$3]" office:value-type="float" office:value="25882.6119687605">
            <text:p>25882.61</text:p>
          </table:table-cell>
          <table:table-cell table:style-name="ce6" table:formula="of:=[.C2183]-ROUNDDOWN([.C2183])" office:value-type="float" office:value="0.61196876048416">
            <text:p>0.61</text:p>
          </table:table-cell>
          <table:table-cell table:formula="of:=IF([.D2183] &lt; [.$D$2])" office:value-type="boolean" office:boolean-value="false">
            <text:p>FALSE</text:p>
          </table:table-cell>
          <table:table-cell table:formula="of:=MOD([.C2183];64)" office:value-type="float" office:value="26.6119687604842">
            <text:p>26.61</text:p>
          </table:table-cell>
          <table:table-cell/>
        </table:table-row>
        <table:table-row table:style-name="ro2">
          <table:table-cell table:style-name="ce3" table:formula="of:=[.A2183]+1" office:value-type="float" office:value="2183">
            <text:p>2183</text:p>
          </table:table-cell>
          <table:table-cell table:style-name="ce3" table:formula="of:=[orbits.$C$3]*[.A2184]" office:value-type="float" office:value="9457762.363">
            <text:p>9457762.363</text:p>
          </table:table-cell>
          <table:table-cell table:style-name="ce6" table:formula="of:=[.B2184]/[orbits.$D$3]" office:value-type="float" office:value="25894.4738440899">
            <text:p>25894.47</text:p>
          </table:table-cell>
          <table:table-cell table:style-name="ce6" table:formula="of:=[.C2184]-ROUNDDOWN([.C2184])" office:value-type="float" office:value="0.473844089883642">
            <text:p>0.47</text:p>
          </table:table-cell>
          <table:table-cell table:formula="of:=IF([.D2184] &lt; [.$D$2])" office:value-type="boolean" office:boolean-value="false">
            <text:p>FALSE</text:p>
          </table:table-cell>
          <table:table-cell table:formula="of:=MOD([.C2184];64)" office:value-type="float" office:value="38.4738440898836">
            <text:p>38.47</text:p>
          </table:table-cell>
          <table:table-cell/>
        </table:table-row>
        <table:table-row table:style-name="ro2">
          <table:table-cell table:style-name="ce3" table:formula="of:=[.A2184]+1" office:value-type="float" office:value="2184">
            <text:p>2184</text:p>
          </table:table-cell>
          <table:table-cell table:style-name="ce3" table:formula="of:=[orbits.$C$3]*[.A2185]" office:value-type="float" office:value="9462094.824">
            <text:p>9462094.824</text:p>
          </table:table-cell>
          <table:table-cell table:style-name="ce6" table:formula="of:=[.B2185]/[orbits.$D$3]" office:value-type="float" office:value="25906.3357194193">
            <text:p>25906.34</text:p>
          </table:table-cell>
          <table:table-cell table:style-name="ce6" table:formula="of:=[.C2185]-ROUNDDOWN([.C2185])" office:value-type="float" office:value="0.335719419290399">
            <text:p>0.34</text:p>
          </table:table-cell>
          <table:table-cell table:formula="of:=IF([.D2185] &lt; [.$D$2])" office:value-type="boolean" office:boolean-value="false">
            <text:p>FALSE</text:p>
          </table:table-cell>
          <table:table-cell table:formula="of:=MOD([.C2185];64)" office:value-type="float" office:value="50.3357194192904">
            <text:p>50.34</text:p>
          </table:table-cell>
          <table:table-cell/>
        </table:table-row>
        <table:table-row table:style-name="ro2">
          <table:table-cell table:style-name="ce3" table:formula="of:=[.A2185]+1" office:value-type="float" office:value="2185">
            <text:p>2185</text:p>
          </table:table-cell>
          <table:table-cell table:style-name="ce3" table:formula="of:=[orbits.$C$3]*[.A2186]" office:value-type="float" office:value="9466427.285">
            <text:p>9466427.285</text:p>
          </table:table-cell>
          <table:table-cell table:style-name="ce6" table:formula="of:=[.B2186]/[orbits.$D$3]" office:value-type="float" office:value="25918.1975947487">
            <text:p>25918.20</text:p>
          </table:table-cell>
          <table:table-cell table:style-name="ce6" table:formula="of:=[.C2186]-ROUNDDOWN([.C2186])" office:value-type="float" office:value="0.197594748693518">
            <text:p>0.20</text:p>
          </table:table-cell>
          <table:table-cell table:formula="of:=IF([.D2186] &lt; [.$D$2])" office:value-type="boolean" office:boolean-value="false">
            <text:p>FALSE</text:p>
          </table:table-cell>
          <table:table-cell table:formula="of:=MOD([.C2186];64)" office:value-type="float" office:value="62.1975947486935">
            <text:p>62.20</text:p>
          </table:table-cell>
          <table:table-cell/>
        </table:table-row>
        <table:table-row table:style-name="ro2">
          <table:table-cell table:style-name="ce3" table:formula="of:=[.A2186]+1" office:value-type="float" office:value="2186">
            <text:p>2186</text:p>
          </table:table-cell>
          <table:table-cell table:style-name="ce3" table:formula="of:=[orbits.$C$3]*[.A2187]" office:value-type="float" office:value="9470759.746">
            <text:p>9470759.746</text:p>
          </table:table-cell>
          <table:table-cell table:style-name="ce6" table:formula="of:=[.B2187]/[orbits.$D$3]" office:value-type="float" office:value="25930.0594700781">
            <text:p>25930.06</text:p>
          </table:table-cell>
          <table:table-cell table:style-name="ce6" table:formula="of:=[.C2187]-ROUNDDOWN([.C2187])" office:value-type="float" office:value="0.0594700781002757">
            <text:p>0.06</text:p>
          </table:table-cell>
          <table:table-cell table:formula="of:=IF([.D2187] &lt; [.$D$2])" office:value-type="boolean" office:boolean-value="true">
            <text:p>TRUE</text:p>
          </table:table-cell>
          <table:table-cell table:formula="of:=MOD([.C2187];64)" office:value-type="float" office:value="10.0594700781003">
            <text:p>10.06</text:p>
          </table:table-cell>
          <table:table-cell/>
        </table:table-row>
        <table:table-row table:style-name="ro2">
          <table:table-cell table:style-name="ce3" table:formula="of:=[.A2187]+1" office:value-type="float" office:value="2187">
            <text:p>2187</text:p>
          </table:table-cell>
          <table:table-cell table:style-name="ce3" table:formula="of:=[orbits.$C$3]*[.A2188]" office:value-type="float" office:value="9475092.207">
            <text:p>9475092.207</text:p>
          </table:table-cell>
          <table:table-cell table:style-name="ce6" table:formula="of:=[.B2188]/[orbits.$D$3]" office:value-type="float" office:value="25941.9213454075">
            <text:p>25941.92</text:p>
          </table:table-cell>
          <table:table-cell table:style-name="ce6" table:formula="of:=[.C2188]-ROUNDDOWN([.C2188])" office:value-type="float" office:value="0.921345407503395">
            <text:p>0.92</text:p>
          </table:table-cell>
          <table:table-cell table:formula="of:=IF([.D2188] &lt; [.$D$2])" office:value-type="boolean" office:boolean-value="false">
            <text:p>FALSE</text:p>
          </table:table-cell>
          <table:table-cell table:formula="of:=MOD([.C2188];64)" office:value-type="float" office:value="21.9213454075034">
            <text:p>21.92</text:p>
          </table:table-cell>
          <table:table-cell/>
        </table:table-row>
        <table:table-row table:style-name="ro2">
          <table:table-cell table:style-name="ce3" table:formula="of:=[.A2188]+1" office:value-type="float" office:value="2188">
            <text:p>2188</text:p>
          </table:table-cell>
          <table:table-cell table:style-name="ce3" table:formula="of:=[orbits.$C$3]*[.A2189]" office:value-type="float" office:value="9479424.668">
            <text:p>9479424.668</text:p>
          </table:table-cell>
          <table:table-cell table:style-name="ce6" table:formula="of:=[.B2189]/[orbits.$D$3]" office:value-type="float" office:value="25953.7832207369">
            <text:p>25953.78</text:p>
          </table:table-cell>
          <table:table-cell table:style-name="ce6" table:formula="of:=[.C2189]-ROUNDDOWN([.C2189])" office:value-type="float" office:value="0.783220736906515">
            <text:p>0.78</text:p>
          </table:table-cell>
          <table:table-cell table:formula="of:=IF([.D2189] &lt; [.$D$2])" office:value-type="boolean" office:boolean-value="false">
            <text:p>FALSE</text:p>
          </table:table-cell>
          <table:table-cell table:formula="of:=MOD([.C2189];64)" office:value-type="float" office:value="33.7832207369065">
            <text:p>33.78</text:p>
          </table:table-cell>
          <table:table-cell/>
        </table:table-row>
        <table:table-row table:style-name="ro2">
          <table:table-cell table:style-name="ce3" table:formula="of:=[.A2189]+1" office:value-type="float" office:value="2189">
            <text:p>2189</text:p>
          </table:table-cell>
          <table:table-cell table:style-name="ce3" table:formula="of:=[orbits.$C$3]*[.A2190]" office:value-type="float" office:value="9483757.129">
            <text:p>9483757.129</text:p>
          </table:table-cell>
          <table:table-cell table:style-name="ce6" table:formula="of:=[.B2190]/[orbits.$D$3]" office:value-type="float" office:value="25965.6450960663">
            <text:p>25965.65</text:p>
          </table:table-cell>
          <table:table-cell table:style-name="ce6" table:formula="of:=[.C2190]-ROUNDDOWN([.C2190])" office:value-type="float" office:value="0.645096066313272">
            <text:p>0.65</text:p>
          </table:table-cell>
          <table:table-cell table:formula="of:=IF([.D2190] &lt; [.$D$2])" office:value-type="boolean" office:boolean-value="false">
            <text:p>FALSE</text:p>
          </table:table-cell>
          <table:table-cell table:formula="of:=MOD([.C2190];64)" office:value-type="float" office:value="45.6450960663133">
            <text:p>45.65</text:p>
          </table:table-cell>
          <table:table-cell/>
        </table:table-row>
        <table:table-row table:style-name="ro2">
          <table:table-cell table:style-name="ce3" table:formula="of:=[.A2190]+1" office:value-type="float" office:value="2190">
            <text:p>2190</text:p>
          </table:table-cell>
          <table:table-cell table:style-name="ce3" table:formula="of:=[orbits.$C$3]*[.A2191]" office:value-type="float" office:value="9488089.59">
            <text:p>9488089.59</text:p>
          </table:table-cell>
          <table:table-cell table:style-name="ce6" table:formula="of:=[.B2191]/[orbits.$D$3]" office:value-type="float" office:value="25977.5069713957">
            <text:p>25977.51</text:p>
          </table:table-cell>
          <table:table-cell table:style-name="ce6" table:formula="of:=[.C2191]-ROUNDDOWN([.C2191])" office:value-type="float" office:value="0.506971395716391">
            <text:p>0.51</text:p>
          </table:table-cell>
          <table:table-cell table:formula="of:=IF([.D2191] &lt; [.$D$2])" office:value-type="boolean" office:boolean-value="false">
            <text:p>FALSE</text:p>
          </table:table-cell>
          <table:table-cell table:formula="of:=MOD([.C2191];64)" office:value-type="float" office:value="57.5069713957164">
            <text:p>57.51</text:p>
          </table:table-cell>
          <table:table-cell/>
        </table:table-row>
        <table:table-row table:style-name="ro2">
          <table:table-cell table:style-name="ce3" table:formula="of:=[.A2191]+1" office:value-type="float" office:value="2191">
            <text:p>2191</text:p>
          </table:table-cell>
          <table:table-cell table:style-name="ce3" table:formula="of:=[orbits.$C$3]*[.A2192]" office:value-type="float" office:value="9492422.051">
            <text:p>9492422.051</text:p>
          </table:table-cell>
          <table:table-cell table:style-name="ce6" table:formula="of:=[.B2192]/[orbits.$D$3]" office:value-type="float" office:value="25989.3688467251">
            <text:p>25989.37</text:p>
          </table:table-cell>
          <table:table-cell table:style-name="ce6" table:formula="of:=[.C2192]-ROUNDDOWN([.C2192])" office:value-type="float" office:value="0.368846725123149">
            <text:p>0.37</text:p>
          </table:table-cell>
          <table:table-cell table:formula="of:=IF([.D2192] &lt; [.$D$2])" office:value-type="boolean" office:boolean-value="false">
            <text:p>FALSE</text:p>
          </table:table-cell>
          <table:table-cell table:formula="of:=MOD([.C2192];64)" office:value-type="float" office:value="5.36884672512315">
            <text:p>5.37</text:p>
          </table:table-cell>
          <table:table-cell/>
        </table:table-row>
        <table:table-row table:style-name="ro2">
          <table:table-cell table:style-name="ce3" table:formula="of:=[.A2192]+1" office:value-type="float" office:value="2192">
            <text:p>2192</text:p>
          </table:table-cell>
          <table:table-cell table:style-name="ce3" table:formula="of:=[orbits.$C$3]*[.A2193]" office:value-type="float" office:value="9496754.512">
            <text:p>9496754.512</text:p>
          </table:table-cell>
          <table:table-cell table:style-name="ce6" table:formula="of:=[.B2193]/[orbits.$D$3]" office:value-type="float" office:value="26001.2307220545">
            <text:p>26001.23</text:p>
          </table:table-cell>
          <table:table-cell table:style-name="ce6" table:formula="of:=[.C2193]-ROUNDDOWN([.C2193])" office:value-type="float" office:value="0.230722054526268">
            <text:p>0.23</text:p>
          </table:table-cell>
          <table:table-cell table:formula="of:=IF([.D2193] &lt; [.$D$2])" office:value-type="boolean" office:boolean-value="false">
            <text:p>FALSE</text:p>
          </table:table-cell>
          <table:table-cell table:formula="of:=MOD([.C2193];64)" office:value-type="float" office:value="17.2307220545263">
            <text:p>17.23</text:p>
          </table:table-cell>
          <table:table-cell/>
        </table:table-row>
        <table:table-row table:style-name="ro2">
          <table:table-cell table:style-name="ce3" table:formula="of:=[.A2193]+1" office:value-type="float" office:value="2193">
            <text:p>2193</text:p>
          </table:table-cell>
          <table:table-cell table:style-name="ce3" table:formula="of:=[orbits.$C$3]*[.A2194]" office:value-type="float" office:value="9501086.973">
            <text:p>9501086.973</text:p>
          </table:table-cell>
          <table:table-cell table:style-name="ce6" table:formula="of:=[.B2194]/[orbits.$D$3]" office:value-type="float" office:value="26013.0925973839">
            <text:p>26013.09</text:p>
          </table:table-cell>
          <table:table-cell table:style-name="ce6" table:formula="of:=[.C2194]-ROUNDDOWN([.C2194])" office:value-type="float" office:value="0.0925973839330254">
            <text:p>0.09</text:p>
          </table:table-cell>
          <table:table-cell table:formula="of:=IF([.D2194] &lt; [.$D$2])" office:value-type="boolean" office:boolean-value="true">
            <text:p>TRUE</text:p>
          </table:table-cell>
          <table:table-cell table:formula="of:=MOD([.C2194];64)" office:value-type="float" office:value="29.092597383933">
            <text:p>29.09</text:p>
          </table:table-cell>
          <table:table-cell/>
        </table:table-row>
        <table:table-row table:style-name="ro2">
          <table:table-cell table:style-name="ce3" table:formula="of:=[.A2194]+1" office:value-type="float" office:value="2194">
            <text:p>2194</text:p>
          </table:table-cell>
          <table:table-cell table:style-name="ce3" table:formula="of:=[orbits.$C$3]*[.A2195]" office:value-type="float" office:value="9505419.434">
            <text:p>9505419.434</text:p>
          </table:table-cell>
          <table:table-cell table:style-name="ce6" table:formula="of:=[.B2195]/[orbits.$D$3]" office:value-type="float" office:value="26024.9544727133">
            <text:p>26024.95</text:p>
          </table:table-cell>
          <table:table-cell table:style-name="ce6" table:formula="of:=[.C2195]-ROUNDDOWN([.C2195])" office:value-type="float" office:value="0.954472713336145">
            <text:p>0.95</text:p>
          </table:table-cell>
          <table:table-cell table:formula="of:=IF([.D2195] &lt; [.$D$2])" office:value-type="boolean" office:boolean-value="false">
            <text:p>FALSE</text:p>
          </table:table-cell>
          <table:table-cell table:formula="of:=MOD([.C2195];64)" office:value-type="float" office:value="40.9544727133361">
            <text:p>40.95</text:p>
          </table:table-cell>
          <table:table-cell/>
        </table:table-row>
        <table:table-row table:style-name="ro2">
          <table:table-cell table:style-name="ce3" table:formula="of:=[.A2195]+1" office:value-type="float" office:value="2195">
            <text:p>2195</text:p>
          </table:table-cell>
          <table:table-cell table:style-name="ce3" table:formula="of:=[orbits.$C$3]*[.A2196]" office:value-type="float" office:value="9509751.895">
            <text:p>9509751.895</text:p>
          </table:table-cell>
          <table:table-cell table:style-name="ce6" table:formula="of:=[.B2196]/[orbits.$D$3]" office:value-type="float" office:value="26036.8163480427">
            <text:p>26036.82</text:p>
          </table:table-cell>
          <table:table-cell table:style-name="ce6" table:formula="of:=[.C2196]-ROUNDDOWN([.C2196])" office:value-type="float" office:value="0.816348042742902">
            <text:p>0.82</text:p>
          </table:table-cell>
          <table:table-cell table:formula="of:=IF([.D2196] &lt; [.$D$2])" office:value-type="boolean" office:boolean-value="false">
            <text:p>FALSE</text:p>
          </table:table-cell>
          <table:table-cell table:formula="of:=MOD([.C2196];64)" office:value-type="float" office:value="52.8163480427429">
            <text:p>52.82</text:p>
          </table:table-cell>
          <table:table-cell/>
        </table:table-row>
        <table:table-row table:style-name="ro2">
          <table:table-cell table:style-name="ce3" table:formula="of:=[.A2196]+1" office:value-type="float" office:value="2196">
            <text:p>2196</text:p>
          </table:table-cell>
          <table:table-cell table:style-name="ce3" table:formula="of:=[orbits.$C$3]*[.A2197]" office:value-type="float" office:value="9514084.356">
            <text:p>9514084.356</text:p>
          </table:table-cell>
          <table:table-cell table:style-name="ce6" table:formula="of:=[.B2197]/[orbits.$D$3]" office:value-type="float" office:value="26048.6782233721">
            <text:p>26048.68</text:p>
          </table:table-cell>
          <table:table-cell table:style-name="ce6" table:formula="of:=[.C2197]-ROUNDDOWN([.C2197])" office:value-type="float" office:value="0.678223372146022">
            <text:p>0.68</text:p>
          </table:table-cell>
          <table:table-cell table:formula="of:=IF([.D2197] &lt; [.$D$2])" office:value-type="boolean" office:boolean-value="false">
            <text:p>FALSE</text:p>
          </table:table-cell>
          <table:table-cell table:formula="of:=MOD([.C2197];64)" office:value-type="float" office:value="0.678223372146022">
            <text:p>0.68</text:p>
          </table:table-cell>
          <table:table-cell/>
        </table:table-row>
        <table:table-row table:style-name="ro2">
          <table:table-cell table:style-name="ce3" table:formula="of:=[.A2197]+1" office:value-type="float" office:value="2197">
            <text:p>2197</text:p>
          </table:table-cell>
          <table:table-cell table:style-name="ce3" table:formula="of:=[orbits.$C$3]*[.A2198]" office:value-type="float" office:value="9518416.817">
            <text:p>9518416.817</text:p>
          </table:table-cell>
          <table:table-cell table:style-name="ce6" table:formula="of:=[.B2198]/[orbits.$D$3]" office:value-type="float" office:value="26060.5400987015">
            <text:p>26060.54</text:p>
          </table:table-cell>
          <table:table-cell table:style-name="ce6" table:formula="of:=[.C2198]-ROUNDDOWN([.C2198])" office:value-type="float" office:value="0.540098701545503">
            <text:p>0.54</text:p>
          </table:table-cell>
          <table:table-cell table:formula="of:=IF([.D2198] &lt; [.$D$2])" office:value-type="boolean" office:boolean-value="false">
            <text:p>FALSE</text:p>
          </table:table-cell>
          <table:table-cell table:formula="of:=MOD([.C2198];64)" office:value-type="float" office:value="12.5400987015455">
            <text:p>12.54</text:p>
          </table:table-cell>
          <table:table-cell/>
        </table:table-row>
        <table:table-row table:style-name="ro2">
          <table:table-cell table:style-name="ce3" table:formula="of:=[.A2198]+1" office:value-type="float" office:value="2198">
            <text:p>2198</text:p>
          </table:table-cell>
          <table:table-cell table:style-name="ce3" table:formula="of:=[orbits.$C$3]*[.A2199]" office:value-type="float" office:value="9522749.278">
            <text:p>9522749.278</text:p>
          </table:table-cell>
          <table:table-cell table:style-name="ce6" table:formula="of:=[.B2199]/[orbits.$D$3]" office:value-type="float" office:value="26072.401974031">
            <text:p>26072.40</text:p>
          </table:table-cell>
          <table:table-cell table:style-name="ce6" table:formula="of:=[.C2199]-ROUNDDOWN([.C2199])" office:value-type="float" office:value="0.40197403095226">
            <text:p>0.40</text:p>
          </table:table-cell>
          <table:table-cell table:formula="of:=IF([.D2199] &lt; [.$D$2])" office:value-type="boolean" office:boolean-value="false">
            <text:p>FALSE</text:p>
          </table:table-cell>
          <table:table-cell table:formula="of:=MOD([.C2199];64)" office:value-type="float" office:value="24.4019740309523">
            <text:p>24.40</text:p>
          </table:table-cell>
          <table:table-cell/>
        </table:table-row>
        <table:table-row table:style-name="ro2">
          <table:table-cell table:style-name="ce3" table:formula="of:=[.A2199]+1" office:value-type="float" office:value="2199">
            <text:p>2199</text:p>
          </table:table-cell>
          <table:table-cell table:style-name="ce3" table:formula="of:=[orbits.$C$3]*[.A2200]" office:value-type="float" office:value="9527081.739">
            <text:p>9527081.739</text:p>
          </table:table-cell>
          <table:table-cell table:style-name="ce6" table:formula="of:=[.B2200]/[orbits.$D$3]" office:value-type="float" office:value="26084.2638493604">
            <text:p>26084.26</text:p>
          </table:table-cell>
          <table:table-cell table:style-name="ce6" table:formula="of:=[.C2200]-ROUNDDOWN([.C2200])" office:value-type="float" office:value="0.26384936035538">
            <text:p>0.26</text:p>
          </table:table-cell>
          <table:table-cell table:formula="of:=IF([.D2200] &lt; [.$D$2])" office:value-type="boolean" office:boolean-value="false">
            <text:p>FALSE</text:p>
          </table:table-cell>
          <table:table-cell table:formula="of:=MOD([.C2200];64)" office:value-type="float" office:value="36.2638493603554">
            <text:p>36.26</text:p>
          </table:table-cell>
          <table:table-cell/>
        </table:table-row>
        <table:table-row table:style-name="ro2">
          <table:table-cell table:style-name="ce3" table:formula="of:=[.A2200]+1" office:value-type="float" office:value="2200">
            <text:p>2200</text:p>
          </table:table-cell>
          <table:table-cell table:style-name="ce3" table:formula="of:=[orbits.$C$3]*[.A2201]" office:value-type="float" office:value="9531414.2">
            <text:p>9531414.2</text:p>
          </table:table-cell>
          <table:table-cell table:style-name="ce6" table:formula="of:=[.B2201]/[orbits.$D$3]" office:value-type="float" office:value="26096.1257246898">
            <text:p>26096.13</text:p>
          </table:table-cell>
          <table:table-cell table:style-name="ce6" table:formula="of:=[.C2201]-ROUNDDOWN([.C2201])" office:value-type="float" office:value="0.125724689762137">
            <text:p>0.13</text:p>
          </table:table-cell>
          <table:table-cell table:formula="of:=IF([.D2201] &lt; [.$D$2])" office:value-type="boolean" office:boolean-value="false">
            <text:p>FALSE</text:p>
          </table:table-cell>
          <table:table-cell table:formula="of:=MOD([.C2201];64)" office:value-type="float" office:value="48.1257246897621">
            <text:p>48.13</text:p>
          </table:table-cell>
          <table:table-cell/>
        </table:table-row>
        <table:table-row table:style-name="ro2">
          <table:table-cell table:style-name="ce3" table:formula="of:=[.A2201]+1" office:value-type="float" office:value="2201">
            <text:p>2201</text:p>
          </table:table-cell>
          <table:table-cell table:style-name="ce3" table:formula="of:=[orbits.$C$3]*[.A2202]" office:value-type="float" office:value="9535746.661">
            <text:p>9535746.661</text:p>
          </table:table-cell>
          <table:table-cell table:style-name="ce6" table:formula="of:=[.B2202]/[orbits.$D$3]" office:value-type="float" office:value="26107.9876000192">
            <text:p>26107.99</text:p>
          </table:table-cell>
          <table:table-cell table:style-name="ce6" table:formula="of:=[.C2202]-ROUNDDOWN([.C2202])" office:value-type="float" office:value="0.987600019165257">
            <text:p>0.99</text:p>
          </table:table-cell>
          <table:table-cell table:formula="of:=IF([.D2202] &lt; [.$D$2])" office:value-type="boolean" office:boolean-value="false">
            <text:p>FALSE</text:p>
          </table:table-cell>
          <table:table-cell table:formula="of:=MOD([.C2202];64)" office:value-type="float" office:value="59.9876000191653">
            <text:p>59.99</text:p>
          </table:table-cell>
          <table:table-cell/>
        </table:table-row>
        <table:table-row table:style-name="ro2">
          <table:table-cell table:style-name="ce3" table:formula="of:=[.A2202]+1" office:value-type="float" office:value="2202">
            <text:p>2202</text:p>
          </table:table-cell>
          <table:table-cell table:style-name="ce3" table:formula="of:=[orbits.$C$3]*[.A2203]" office:value-type="float" office:value="9540079.122">
            <text:p>9540079.122</text:p>
          </table:table-cell>
          <table:table-cell table:style-name="ce6" table:formula="of:=[.B2203]/[orbits.$D$3]" office:value-type="float" office:value="26119.8494753486">
            <text:p>26119.85</text:p>
          </table:table-cell>
          <table:table-cell table:style-name="ce6" table:formula="of:=[.C2203]-ROUNDDOWN([.C2203])" office:value-type="float" office:value="0.849475348572014">
            <text:p>0.85</text:p>
          </table:table-cell>
          <table:table-cell table:formula="of:=IF([.D2203] &lt; [.$D$2])" office:value-type="boolean" office:boolean-value="false">
            <text:p>FALSE</text:p>
          </table:table-cell>
          <table:table-cell table:formula="of:=MOD([.C2203];64)" office:value-type="float" office:value="7.84947534857201">
            <text:p>7.85</text:p>
          </table:table-cell>
          <table:table-cell/>
        </table:table-row>
        <table:table-row table:style-name="ro2">
          <table:table-cell table:style-name="ce3" table:formula="of:=[.A2203]+1" office:value-type="float" office:value="2203">
            <text:p>2203</text:p>
          </table:table-cell>
          <table:table-cell table:style-name="ce3" table:formula="of:=[orbits.$C$3]*[.A2204]" office:value-type="float" office:value="9544411.583">
            <text:p>9544411.583</text:p>
          </table:table-cell>
          <table:table-cell table:style-name="ce6" table:formula="of:=[.B2204]/[orbits.$D$3]" office:value-type="float" office:value="26131.711350678">
            <text:p>26131.71</text:p>
          </table:table-cell>
          <table:table-cell table:style-name="ce6" table:formula="of:=[.C2204]-ROUNDDOWN([.C2204])" office:value-type="float" office:value="0.711350677975133">
            <text:p>0.71</text:p>
          </table:table-cell>
          <table:table-cell table:formula="of:=IF([.D2204] &lt; [.$D$2])" office:value-type="boolean" office:boolean-value="false">
            <text:p>FALSE</text:p>
          </table:table-cell>
          <table:table-cell table:formula="of:=MOD([.C2204];64)" office:value-type="float" office:value="19.7113506779751">
            <text:p>19.71</text:p>
          </table:table-cell>
          <table:table-cell/>
        </table:table-row>
        <table:table-row table:style-name="ro2">
          <table:table-cell table:style-name="ce3" table:formula="of:=[.A2204]+1" office:value-type="float" office:value="2204">
            <text:p>2204</text:p>
          </table:table-cell>
          <table:table-cell table:style-name="ce3" table:formula="of:=[orbits.$C$3]*[.A2205]" office:value-type="float" office:value="9548744.044">
            <text:p>9548744.044</text:p>
          </table:table-cell>
          <table:table-cell table:style-name="ce6" table:formula="of:=[.B2205]/[orbits.$D$3]" office:value-type="float" office:value="26143.5732260074">
            <text:p>26143.57</text:p>
          </table:table-cell>
          <table:table-cell table:style-name="ce6" table:formula="of:=[.C2205]-ROUNDDOWN([.C2205])" office:value-type="float" office:value="0.573226007378253">
            <text:p>0.57</text:p>
          </table:table-cell>
          <table:table-cell table:formula="of:=IF([.D2205] &lt; [.$D$2])" office:value-type="boolean" office:boolean-value="false">
            <text:p>FALSE</text:p>
          </table:table-cell>
          <table:table-cell table:formula="of:=MOD([.C2205];64)" office:value-type="float" office:value="31.5732260073783">
            <text:p>31.57</text:p>
          </table:table-cell>
          <table:table-cell/>
        </table:table-row>
        <table:table-row table:style-name="ro2">
          <table:table-cell table:style-name="ce3" table:formula="of:=[.A2205]+1" office:value-type="float" office:value="2205">
            <text:p>2205</text:p>
          </table:table-cell>
          <table:table-cell table:style-name="ce3" table:formula="of:=[orbits.$C$3]*[.A2206]" office:value-type="float" office:value="9553076.505">
            <text:p>9553076.505</text:p>
          </table:table-cell>
          <table:table-cell table:style-name="ce6" table:formula="of:=[.B2206]/[orbits.$D$3]" office:value-type="float" office:value="26155.4351013368">
            <text:p>26155.44</text:p>
          </table:table-cell>
          <table:table-cell table:style-name="ce6" table:formula="of:=[.C2206]-ROUNDDOWN([.C2206])" office:value-type="float" office:value="0.43510133678501">
            <text:p>0.44</text:p>
          </table:table-cell>
          <table:table-cell table:formula="of:=IF([.D2206] &lt; [.$D$2])" office:value-type="boolean" office:boolean-value="false">
            <text:p>FALSE</text:p>
          </table:table-cell>
          <table:table-cell table:formula="of:=MOD([.C2206];64)" office:value-type="float" office:value="43.435101336785">
            <text:p>43.44</text:p>
          </table:table-cell>
          <table:table-cell/>
        </table:table-row>
        <table:table-row table:style-name="ro2">
          <table:table-cell table:style-name="ce3" table:formula="of:=[.A2206]+1" office:value-type="float" office:value="2206">
            <text:p>2206</text:p>
          </table:table-cell>
          <table:table-cell table:style-name="ce3" table:formula="of:=[orbits.$C$3]*[.A2207]" office:value-type="float" office:value="9557408.966">
            <text:p>9557408.966</text:p>
          </table:table-cell>
          <table:table-cell table:style-name="ce6" table:formula="of:=[.B2207]/[orbits.$D$3]" office:value-type="float" office:value="26167.2969766662">
            <text:p>26167.30</text:p>
          </table:table-cell>
          <table:table-cell table:style-name="ce6" table:formula="of:=[.C2207]-ROUNDDOWN([.C2207])" office:value-type="float" office:value="0.296976666188129">
            <text:p>0.30</text:p>
          </table:table-cell>
          <table:table-cell table:formula="of:=IF([.D2207] &lt; [.$D$2])" office:value-type="boolean" office:boolean-value="false">
            <text:p>FALSE</text:p>
          </table:table-cell>
          <table:table-cell table:formula="of:=MOD([.C2207];64)" office:value-type="float" office:value="55.2969766661881">
            <text:p>55.30</text:p>
          </table:table-cell>
          <table:table-cell/>
        </table:table-row>
        <table:table-row table:style-name="ro2">
          <table:table-cell table:style-name="ce3" table:formula="of:=[.A2207]+1" office:value-type="float" office:value="2207">
            <text:p>2207</text:p>
          </table:table-cell>
          <table:table-cell table:style-name="ce3" table:formula="of:=[orbits.$C$3]*[.A2208]" office:value-type="float" office:value="9561741.427">
            <text:p>9561741.427</text:p>
          </table:table-cell>
          <table:table-cell table:style-name="ce6" table:formula="of:=[.B2208]/[orbits.$D$3]" office:value-type="float" office:value="26179.1588519956">
            <text:p>26179.16</text:p>
          </table:table-cell>
          <table:table-cell table:style-name="ce6" table:formula="of:=[.C2208]-ROUNDDOWN([.C2208])" office:value-type="float" office:value="0.158851995594887">
            <text:p>0.16</text:p>
          </table:table-cell>
          <table:table-cell table:formula="of:=IF([.D2208] &lt; [.$D$2])" office:value-type="boolean" office:boolean-value="false">
            <text:p>FALSE</text:p>
          </table:table-cell>
          <table:table-cell table:formula="of:=MOD([.C2208];64)" office:value-type="float" office:value="3.15885199559489">
            <text:p>3.16</text:p>
          </table:table-cell>
          <table:table-cell/>
        </table:table-row>
        <table:table-row table:style-name="ro2">
          <table:table-cell table:style-name="ce3" table:formula="of:=[.A2208]+1" office:value-type="float" office:value="2208">
            <text:p>2208</text:p>
          </table:table-cell>
          <table:table-cell table:style-name="ce3" table:formula="of:=[orbits.$C$3]*[.A2209]" office:value-type="float" office:value="9566073.888">
            <text:p>9566073.888</text:p>
          </table:table-cell>
          <table:table-cell table:style-name="ce6" table:formula="of:=[.B2209]/[orbits.$D$3]" office:value-type="float" office:value="26191.020727325">
            <text:p>26191.02</text:p>
          </table:table-cell>
          <table:table-cell table:style-name="ce6" table:formula="of:=[.C2209]-ROUNDDOWN([.C2209])" office:value-type="float" office:value="0.0207273249980062">
            <text:p>0.02</text:p>
          </table:table-cell>
          <table:table-cell table:formula="of:=IF([.D2209] &lt; [.$D$2])" office:value-type="boolean" office:boolean-value="true">
            <text:p>TRUE</text:p>
          </table:table-cell>
          <table:table-cell table:formula="of:=MOD([.C2209];64)" office:value-type="float" office:value="15.020727324998">
            <text:p>15.02</text:p>
          </table:table-cell>
          <table:table-cell/>
        </table:table-row>
        <table:table-row table:style-name="ro2">
          <table:table-cell table:style-name="ce3" table:formula="of:=[.A2209]+1" office:value-type="float" office:value="2209">
            <text:p>2209</text:p>
          </table:table-cell>
          <table:table-cell table:style-name="ce3" table:formula="of:=[orbits.$C$3]*[.A2210]" office:value-type="float" office:value="9570406.349">
            <text:p>9570406.349</text:p>
          </table:table-cell>
          <table:table-cell table:style-name="ce6" table:formula="of:=[.B2210]/[orbits.$D$3]" office:value-type="float" office:value="26202.8826026544">
            <text:p>26202.88</text:p>
          </table:table-cell>
          <table:table-cell table:style-name="ce6" table:formula="of:=[.C2210]-ROUNDDOWN([.C2210])" office:value-type="float" office:value="0.882602654404764">
            <text:p>0.88</text:p>
          </table:table-cell>
          <table:table-cell table:formula="of:=IF([.D2210] &lt; [.$D$2])" office:value-type="boolean" office:boolean-value="false">
            <text:p>FALSE</text:p>
          </table:table-cell>
          <table:table-cell table:formula="of:=MOD([.C2210];64)" office:value-type="float" office:value="26.8826026544048">
            <text:p>26.88</text:p>
          </table:table-cell>
          <table:table-cell/>
        </table:table-row>
        <table:table-row table:style-name="ro2">
          <table:table-cell table:style-name="ce3" table:formula="of:=[.A2210]+1" office:value-type="float" office:value="2210">
            <text:p>2210</text:p>
          </table:table-cell>
          <table:table-cell table:style-name="ce3" table:formula="of:=[orbits.$C$3]*[.A2211]" office:value-type="float" office:value="9574738.81">
            <text:p>9574738.81</text:p>
          </table:table-cell>
          <table:table-cell table:style-name="ce6" table:formula="of:=[.B2211]/[orbits.$D$3]" office:value-type="float" office:value="26214.7444779838">
            <text:p>26214.74</text:p>
          </table:table-cell>
          <table:table-cell table:style-name="ce6" table:formula="of:=[.C2211]-ROUNDDOWN([.C2211])" office:value-type="float" office:value="0.744477983807883">
            <text:p>0.74</text:p>
          </table:table-cell>
          <table:table-cell table:formula="of:=IF([.D2211] &lt; [.$D$2])" office:value-type="boolean" office:boolean-value="false">
            <text:p>FALSE</text:p>
          </table:table-cell>
          <table:table-cell table:formula="of:=MOD([.C2211];64)" office:value-type="float" office:value="38.7444779838079">
            <text:p>38.74</text:p>
          </table:table-cell>
          <table:table-cell/>
        </table:table-row>
        <table:table-row table:style-name="ro2">
          <table:table-cell table:style-name="ce3" table:formula="of:=[.A2211]+1" office:value-type="float" office:value="2211">
            <text:p>2211</text:p>
          </table:table-cell>
          <table:table-cell table:style-name="ce3" table:formula="of:=[orbits.$C$3]*[.A2212]" office:value-type="float" office:value="9579071.271">
            <text:p>9579071.271</text:p>
          </table:table-cell>
          <table:table-cell table:style-name="ce6" table:formula="of:=[.B2212]/[orbits.$D$3]" office:value-type="float" office:value="26226.6063533132">
            <text:p>26226.61</text:p>
          </table:table-cell>
          <table:table-cell table:style-name="ce6" table:formula="of:=[.C2212]-ROUNDDOWN([.C2212])" office:value-type="float" office:value="0.606353313207364">
            <text:p>0.61</text:p>
          </table:table-cell>
          <table:table-cell table:formula="of:=IF([.D2212] &lt; [.$D$2])" office:value-type="boolean" office:boolean-value="false">
            <text:p>FALSE</text:p>
          </table:table-cell>
          <table:table-cell table:formula="of:=MOD([.C2212];64)" office:value-type="float" office:value="50.6063533132074">
            <text:p>50.61</text:p>
          </table:table-cell>
          <table:table-cell/>
        </table:table-row>
        <table:table-row table:style-name="ro2">
          <table:table-cell table:style-name="ce3" table:formula="of:=[.A2212]+1" office:value-type="float" office:value="2212">
            <text:p>2212</text:p>
          </table:table-cell>
          <table:table-cell table:style-name="ce3" table:formula="of:=[orbits.$C$3]*[.A2213]" office:value-type="float" office:value="9583403.732">
            <text:p>9583403.732</text:p>
          </table:table-cell>
          <table:table-cell table:style-name="ce6" table:formula="of:=[.B2213]/[orbits.$D$3]" office:value-type="float" office:value="26238.4682286426">
            <text:p>26238.47</text:p>
          </table:table-cell>
          <table:table-cell table:style-name="ce6" table:formula="of:=[.C2213]-ROUNDDOWN([.C2213])" office:value-type="float" office:value="0.468228642614122">
            <text:p>0.47</text:p>
          </table:table-cell>
          <table:table-cell table:formula="of:=IF([.D2213] &lt; [.$D$2])" office:value-type="boolean" office:boolean-value="false">
            <text:p>FALSE</text:p>
          </table:table-cell>
          <table:table-cell table:formula="of:=MOD([.C2213];64)" office:value-type="float" office:value="62.4682286426141">
            <text:p>62.47</text:p>
          </table:table-cell>
          <table:table-cell/>
        </table:table-row>
        <table:table-row table:style-name="ro2">
          <table:table-cell table:style-name="ce3" table:formula="of:=[.A2213]+1" office:value-type="float" office:value="2213">
            <text:p>2213</text:p>
          </table:table-cell>
          <table:table-cell table:style-name="ce3" table:formula="of:=[orbits.$C$3]*[.A2214]" office:value-type="float" office:value="9587736.193">
            <text:p>9587736.193</text:p>
          </table:table-cell>
          <table:table-cell table:style-name="ce6" table:formula="of:=[.B2214]/[orbits.$D$3]" office:value-type="float" office:value="26250.330103972">
            <text:p>26250.33</text:p>
          </table:table-cell>
          <table:table-cell table:style-name="ce6" table:formula="of:=[.C2214]-ROUNDDOWN([.C2214])" office:value-type="float" office:value="0.330103972017241">
            <text:p>0.33</text:p>
          </table:table-cell>
          <table:table-cell table:formula="of:=IF([.D2214] &lt; [.$D$2])" office:value-type="boolean" office:boolean-value="false">
            <text:p>FALSE</text:p>
          </table:table-cell>
          <table:table-cell table:formula="of:=MOD([.C2214];64)" office:value-type="float" office:value="10.3301039720172">
            <text:p>10.33</text:p>
          </table:table-cell>
          <table:table-cell/>
        </table:table-row>
        <table:table-row table:style-name="ro2">
          <table:table-cell table:style-name="ce3" table:formula="of:=[.A2214]+1" office:value-type="float" office:value="2214">
            <text:p>2214</text:p>
          </table:table-cell>
          <table:table-cell table:style-name="ce3" table:formula="of:=[orbits.$C$3]*[.A2215]" office:value-type="float" office:value="9592068.654">
            <text:p>9592068.654</text:p>
          </table:table-cell>
          <table:table-cell table:style-name="ce6" table:formula="of:=[.B2215]/[orbits.$D$3]" office:value-type="float" office:value="26262.1919793014">
            <text:p>26262.19</text:p>
          </table:table-cell>
          <table:table-cell table:style-name="ce6" table:formula="of:=[.C2215]-ROUNDDOWN([.C2215])" office:value-type="float" office:value="0.191979301423999">
            <text:p>0.19</text:p>
          </table:table-cell>
          <table:table-cell table:formula="of:=IF([.D2215] &lt; [.$D$2])" office:value-type="boolean" office:boolean-value="false">
            <text:p>FALSE</text:p>
          </table:table-cell>
          <table:table-cell table:formula="of:=MOD([.C2215];64)" office:value-type="float" office:value="22.191979301424">
            <text:p>22.19</text:p>
          </table:table-cell>
          <table:table-cell/>
        </table:table-row>
        <table:table-row table:style-name="ro2">
          <table:table-cell table:style-name="ce3" table:formula="of:=[.A2215]+1" office:value-type="float" office:value="2215">
            <text:p>2215</text:p>
          </table:table-cell>
          <table:table-cell table:style-name="ce3" table:formula="of:=[orbits.$C$3]*[.A2216]" office:value-type="float" office:value="9596401.115">
            <text:p>9596401.115</text:p>
          </table:table-cell>
          <table:table-cell table:style-name="ce6" table:formula="of:=[.B2216]/[orbits.$D$3]" office:value-type="float" office:value="26274.0538546308">
            <text:p>26274.05</text:p>
          </table:table-cell>
          <table:table-cell table:style-name="ce6" table:formula="of:=[.C2216]-ROUNDDOWN([.C2216])" office:value-type="float" office:value="0.0538546308271179">
            <text:p>0.05</text:p>
          </table:table-cell>
          <table:table-cell table:formula="of:=IF([.D2216] &lt; [.$D$2])" office:value-type="boolean" office:boolean-value="true">
            <text:p>TRUE</text:p>
          </table:table-cell>
          <table:table-cell table:formula="of:=MOD([.C2216];64)" office:value-type="float" office:value="34.0538546308271">
            <text:p>34.05</text:p>
          </table:table-cell>
          <table:table-cell/>
        </table:table-row>
        <table:table-row table:style-name="ro2">
          <table:table-cell table:style-name="ce3" table:formula="of:=[.A2216]+1" office:value-type="float" office:value="2216">
            <text:p>2216</text:p>
          </table:table-cell>
          <table:table-cell table:style-name="ce3" table:formula="of:=[orbits.$C$3]*[.A2217]" office:value-type="float" office:value="9600733.576">
            <text:p>9600733.576</text:p>
          </table:table-cell>
          <table:table-cell table:style-name="ce6" table:formula="of:=[.B2217]/[orbits.$D$3]" office:value-type="float" office:value="26285.9157299602">
            <text:p>26285.92</text:p>
          </table:table-cell>
          <table:table-cell table:style-name="ce6" table:formula="of:=[.C2217]-ROUNDDOWN([.C2217])" office:value-type="float" office:value="0.915729960233875">
            <text:p>0.92</text:p>
          </table:table-cell>
          <table:table-cell table:formula="of:=IF([.D2217] &lt; [.$D$2])" office:value-type="boolean" office:boolean-value="false">
            <text:p>FALSE</text:p>
          </table:table-cell>
          <table:table-cell table:formula="of:=MOD([.C2217];64)" office:value-type="float" office:value="45.9157299602339">
            <text:p>45.92</text:p>
          </table:table-cell>
          <table:table-cell/>
        </table:table-row>
        <table:table-row table:style-name="ro2">
          <table:table-cell table:style-name="ce3" table:formula="of:=[.A2217]+1" office:value-type="float" office:value="2217">
            <text:p>2217</text:p>
          </table:table-cell>
          <table:table-cell table:style-name="ce3" table:formula="of:=[orbits.$C$3]*[.A2218]" office:value-type="float" office:value="9605066.037">
            <text:p>9605066.037</text:p>
          </table:table-cell>
          <table:table-cell table:style-name="ce6" table:formula="of:=[.B2218]/[orbits.$D$3]" office:value-type="float" office:value="26297.7776052896">
            <text:p>26297.78</text:p>
          </table:table-cell>
          <table:table-cell table:style-name="ce6" table:formula="of:=[.C2218]-ROUNDDOWN([.C2218])" office:value-type="float" office:value="0.777605289636995">
            <text:p>0.78</text:p>
          </table:table-cell>
          <table:table-cell table:formula="of:=IF([.D2218] &lt; [.$D$2])" office:value-type="boolean" office:boolean-value="false">
            <text:p>FALSE</text:p>
          </table:table-cell>
          <table:table-cell table:formula="of:=MOD([.C2218];64)" office:value-type="float" office:value="57.777605289637">
            <text:p>57.78</text:p>
          </table:table-cell>
          <table:table-cell/>
        </table:table-row>
        <table:table-row table:style-name="ro2">
          <table:table-cell table:style-name="ce3" table:formula="of:=[.A2218]+1" office:value-type="float" office:value="2218">
            <text:p>2218</text:p>
          </table:table-cell>
          <table:table-cell table:style-name="ce3" table:formula="of:=[orbits.$C$3]*[.A2219]" office:value-type="float" office:value="9609398.498">
            <text:p>9609398.498</text:p>
          </table:table-cell>
          <table:table-cell table:style-name="ce6" table:formula="of:=[.B2219]/[orbits.$D$3]" office:value-type="float" office:value="26309.639480619">
            <text:p>26309.64</text:p>
          </table:table-cell>
          <table:table-cell table:style-name="ce6" table:formula="of:=[.C2219]-ROUNDDOWN([.C2219])" office:value-type="float" office:value="0.639480619040114">
            <text:p>0.64</text:p>
          </table:table-cell>
          <table:table-cell table:formula="of:=IF([.D2219] &lt; [.$D$2])" office:value-type="boolean" office:boolean-value="false">
            <text:p>FALSE</text:p>
          </table:table-cell>
          <table:table-cell table:formula="of:=MOD([.C2219];64)" office:value-type="float" office:value="5.63948061904011">
            <text:p>5.64</text:p>
          </table:table-cell>
          <table:table-cell/>
        </table:table-row>
        <table:table-row table:style-name="ro2">
          <table:table-cell table:style-name="ce3" table:formula="of:=[.A2219]+1" office:value-type="float" office:value="2219">
            <text:p>2219</text:p>
          </table:table-cell>
          <table:table-cell table:style-name="ce3" table:formula="of:=[orbits.$C$3]*[.A2220]" office:value-type="float" office:value="9613730.959">
            <text:p>9613730.959</text:p>
          </table:table-cell>
          <table:table-cell table:style-name="ce6" table:formula="of:=[.B2220]/[orbits.$D$3]" office:value-type="float" office:value="26321.5013559484">
            <text:p>26321.50</text:p>
          </table:table-cell>
          <table:table-cell table:style-name="ce6" table:formula="of:=[.C2220]-ROUNDDOWN([.C2220])" office:value-type="float" office:value="0.501355948446872">
            <text:p>0.50</text:p>
          </table:table-cell>
          <table:table-cell table:formula="of:=IF([.D2220] &lt; [.$D$2])" office:value-type="boolean" office:boolean-value="false">
            <text:p>FALSE</text:p>
          </table:table-cell>
          <table:table-cell table:formula="of:=MOD([.C2220];64)" office:value-type="float" office:value="17.5013559484469">
            <text:p>17.50</text:p>
          </table:table-cell>
          <table:table-cell/>
        </table:table-row>
        <table:table-row table:style-name="ro2">
          <table:table-cell table:style-name="ce3" table:formula="of:=[.A2220]+1" office:value-type="float" office:value="2220">
            <text:p>2220</text:p>
          </table:table-cell>
          <table:table-cell table:style-name="ce3" table:formula="of:=[orbits.$C$3]*[.A2221]" office:value-type="float" office:value="9618063.42">
            <text:p>9618063.42</text:p>
          </table:table-cell>
          <table:table-cell table:style-name="ce6" table:formula="of:=[.B2221]/[orbits.$D$3]" office:value-type="float" office:value="26333.3632312778">
            <text:p>26333.36</text:p>
          </table:table-cell>
          <table:table-cell table:style-name="ce6" table:formula="of:=[.C2221]-ROUNDDOWN([.C2221])" office:value-type="float" office:value="0.363231277849991">
            <text:p>0.36</text:p>
          </table:table-cell>
          <table:table-cell table:formula="of:=IF([.D2221] &lt; [.$D$2])" office:value-type="boolean" office:boolean-value="false">
            <text:p>FALSE</text:p>
          </table:table-cell>
          <table:table-cell table:formula="of:=MOD([.C2221];64)" office:value-type="float" office:value="29.36323127785">
            <text:p>29.36</text:p>
          </table:table-cell>
          <table:table-cell/>
        </table:table-row>
        <table:table-row table:style-name="ro2">
          <table:table-cell table:style-name="ce3" table:formula="of:=[.A2221]+1" office:value-type="float" office:value="2221">
            <text:p>2221</text:p>
          </table:table-cell>
          <table:table-cell table:style-name="ce3" table:formula="of:=[orbits.$C$3]*[.A2222]" office:value-type="float" office:value="9622395.881">
            <text:p>9622395.881</text:p>
          </table:table-cell>
          <table:table-cell table:style-name="ce6" table:formula="of:=[.B2222]/[orbits.$D$3]" office:value-type="float" office:value="26345.2251066073">
            <text:p>26345.23</text:p>
          </table:table-cell>
          <table:table-cell table:style-name="ce6" table:formula="of:=[.C2222]-ROUNDDOWN([.C2222])" office:value-type="float" office:value="0.225106607256748">
            <text:p>0.23</text:p>
          </table:table-cell>
          <table:table-cell table:formula="of:=IF([.D2222] &lt; [.$D$2])" office:value-type="boolean" office:boolean-value="false">
            <text:p>FALSE</text:p>
          </table:table-cell>
          <table:table-cell table:formula="of:=MOD([.C2222];64)" office:value-type="float" office:value="41.2251066072568">
            <text:p>41.23</text:p>
          </table:table-cell>
          <table:table-cell/>
        </table:table-row>
        <table:table-row table:style-name="ro2">
          <table:table-cell table:style-name="ce3" table:formula="of:=[.A2222]+1" office:value-type="float" office:value="2222">
            <text:p>2222</text:p>
          </table:table-cell>
          <table:table-cell table:style-name="ce3" table:formula="of:=[orbits.$C$3]*[.A2223]" office:value-type="float" office:value="9626728.342">
            <text:p>9626728.342</text:p>
          </table:table-cell>
          <table:table-cell table:style-name="ce6" table:formula="of:=[.B2223]/[orbits.$D$3]" office:value-type="float" office:value="26357.0869819367">
            <text:p>26357.09</text:p>
          </table:table-cell>
          <table:table-cell table:style-name="ce6" table:formula="of:=[.C2223]-ROUNDDOWN([.C2223])" office:value-type="float" office:value="0.0869819366598676">
            <text:p>0.09</text:p>
          </table:table-cell>
          <table:table-cell table:formula="of:=IF([.D2223] &lt; [.$D$2])" office:value-type="boolean" office:boolean-value="true">
            <text:p>TRUE</text:p>
          </table:table-cell>
          <table:table-cell table:formula="of:=MOD([.C2223];64)" office:value-type="float" office:value="53.0869819366599">
            <text:p>53.09</text:p>
          </table:table-cell>
          <table:table-cell/>
        </table:table-row>
        <table:table-row table:style-name="ro2">
          <table:table-cell table:style-name="ce3" table:formula="of:=[.A2223]+1" office:value-type="float" office:value="2223">
            <text:p>2223</text:p>
          </table:table-cell>
          <table:table-cell table:style-name="ce3" table:formula="of:=[orbits.$C$3]*[.A2224]" office:value-type="float" office:value="9631060.803">
            <text:p>9631060.803</text:p>
          </table:table-cell>
          <table:table-cell table:style-name="ce6" table:formula="of:=[.B2224]/[orbits.$D$3]" office:value-type="float" office:value="26368.9488572661">
            <text:p>26368.95</text:p>
          </table:table-cell>
          <table:table-cell table:style-name="ce6" table:formula="of:=[.C2224]-ROUNDDOWN([.C2224])" office:value-type="float" office:value="0.948857266066625">
            <text:p>0.95</text:p>
          </table:table-cell>
          <table:table-cell table:formula="of:=IF([.D2224] &lt; [.$D$2])" office:value-type="boolean" office:boolean-value="false">
            <text:p>FALSE</text:p>
          </table:table-cell>
          <table:table-cell table:formula="of:=MOD([.C2224];64)" office:value-type="float" office:value="0.948857266066625">
            <text:p>0.95</text:p>
          </table:table-cell>
          <table:table-cell/>
        </table:table-row>
        <table:table-row table:style-name="ro2">
          <table:table-cell table:style-name="ce3" table:formula="of:=[.A2224]+1" office:value-type="float" office:value="2224">
            <text:p>2224</text:p>
          </table:table-cell>
          <table:table-cell table:style-name="ce3" table:formula="of:=[orbits.$C$3]*[.A2225]" office:value-type="float" office:value="9635393.264">
            <text:p>9635393.264</text:p>
          </table:table-cell>
          <table:table-cell table:style-name="ce6" table:formula="of:=[.B2225]/[orbits.$D$3]" office:value-type="float" office:value="26380.8107325955">
            <text:p>26380.81</text:p>
          </table:table-cell>
          <table:table-cell table:style-name="ce6" table:formula="of:=[.C2225]-ROUNDDOWN([.C2225])" office:value-type="float" office:value="0.810732595469744">
            <text:p>0.81</text:p>
          </table:table-cell>
          <table:table-cell table:formula="of:=IF([.D2225] &lt; [.$D$2])" office:value-type="boolean" office:boolean-value="false">
            <text:p>FALSE</text:p>
          </table:table-cell>
          <table:table-cell table:formula="of:=MOD([.C2225];64)" office:value-type="float" office:value="12.8107325954697">
            <text:p>12.81</text:p>
          </table:table-cell>
          <table:table-cell/>
        </table:table-row>
        <table:table-row table:style-name="ro2">
          <table:table-cell table:style-name="ce3" table:formula="of:=[.A2225]+1" office:value-type="float" office:value="2225">
            <text:p>2225</text:p>
          </table:table-cell>
          <table:table-cell table:style-name="ce3" table:formula="of:=[orbits.$C$3]*[.A2226]" office:value-type="float" office:value="9639725.725">
            <text:p>9639725.725</text:p>
          </table:table-cell>
          <table:table-cell table:style-name="ce6" table:formula="of:=[.B2226]/[orbits.$D$3]" office:value-type="float" office:value="26392.6726079249">
            <text:p>26392.67</text:p>
          </table:table-cell>
          <table:table-cell table:style-name="ce6" table:formula="of:=[.C2226]-ROUNDDOWN([.C2226])" office:value-type="float" office:value="0.672607924869226">
            <text:p>0.67</text:p>
          </table:table-cell>
          <table:table-cell table:formula="of:=IF([.D2226] &lt; [.$D$2])" office:value-type="boolean" office:boolean-value="false">
            <text:p>FALSE</text:p>
          </table:table-cell>
          <table:table-cell table:formula="of:=MOD([.C2226];64)" office:value-type="float" office:value="24.6726079248692">
            <text:p>24.67</text:p>
          </table:table-cell>
          <table:table-cell/>
        </table:table-row>
        <table:table-row table:style-name="ro2">
          <table:table-cell table:style-name="ce3" table:formula="of:=[.A2226]+1" office:value-type="float" office:value="2226">
            <text:p>2226</text:p>
          </table:table-cell>
          <table:table-cell table:style-name="ce3" table:formula="of:=[orbits.$C$3]*[.A2227]" office:value-type="float" office:value="9644058.186">
            <text:p>9644058.186</text:p>
          </table:table-cell>
          <table:table-cell table:style-name="ce6" table:formula="of:=[.B2227]/[orbits.$D$3]" office:value-type="float" office:value="26404.5344832543">
            <text:p>26404.53</text:p>
          </table:table-cell>
          <table:table-cell table:style-name="ce6" table:formula="of:=[.C2227]-ROUNDDOWN([.C2227])" office:value-type="float" office:value="0.534483254275983">
            <text:p>0.53</text:p>
          </table:table-cell>
          <table:table-cell table:formula="of:=IF([.D2227] &lt; [.$D$2])" office:value-type="boolean" office:boolean-value="false">
            <text:p>FALSE</text:p>
          </table:table-cell>
          <table:table-cell table:formula="of:=MOD([.C2227];64)" office:value-type="float" office:value="36.534483254276">
            <text:p>36.53</text:p>
          </table:table-cell>
          <table:table-cell/>
        </table:table-row>
        <table:table-row table:style-name="ro2">
          <table:table-cell table:style-name="ce3" table:formula="of:=[.A2227]+1" office:value-type="float" office:value="2227">
            <text:p>2227</text:p>
          </table:table-cell>
          <table:table-cell table:style-name="ce3" table:formula="of:=[orbits.$C$3]*[.A2228]" office:value-type="float" office:value="9648390.647">
            <text:p>9648390.647</text:p>
          </table:table-cell>
          <table:table-cell table:style-name="ce6" table:formula="of:=[.B2228]/[orbits.$D$3]" office:value-type="float" office:value="26416.3963585837">
            <text:p>26416.40</text:p>
          </table:table-cell>
          <table:table-cell table:style-name="ce6" table:formula="of:=[.C2228]-ROUNDDOWN([.C2228])" office:value-type="float" office:value="0.396358583679103">
            <text:p>0.40</text:p>
          </table:table-cell>
          <table:table-cell table:formula="of:=IF([.D2228] &lt; [.$D$2])" office:value-type="boolean" office:boolean-value="false">
            <text:p>FALSE</text:p>
          </table:table-cell>
          <table:table-cell table:formula="of:=MOD([.C2228];64)" office:value-type="float" office:value="48.3963585836791">
            <text:p>48.40</text:p>
          </table:table-cell>
          <table:table-cell/>
        </table:table-row>
        <table:table-row table:style-name="ro2">
          <table:table-cell table:style-name="ce3" table:formula="of:=[.A2228]+1" office:value-type="float" office:value="2228">
            <text:p>2228</text:p>
          </table:table-cell>
          <table:table-cell table:style-name="ce3" table:formula="of:=[orbits.$C$3]*[.A2229]" office:value-type="float" office:value="9652723.108">
            <text:p>9652723.108</text:p>
          </table:table-cell>
          <table:table-cell table:style-name="ce6" table:formula="of:=[.B2229]/[orbits.$D$3]" office:value-type="float" office:value="26428.2582339131">
            <text:p>26428.26</text:p>
          </table:table-cell>
          <table:table-cell table:style-name="ce6" table:formula="of:=[.C2229]-ROUNDDOWN([.C2229])" office:value-type="float" office:value="0.25823391308586">
            <text:p>0.26</text:p>
          </table:table-cell>
          <table:table-cell table:formula="of:=IF([.D2229] &lt; [.$D$2])" office:value-type="boolean" office:boolean-value="false">
            <text:p>FALSE</text:p>
          </table:table-cell>
          <table:table-cell table:formula="of:=MOD([.C2229];64)" office:value-type="float" office:value="60.2582339130859">
            <text:p>60.26</text:p>
          </table:table-cell>
          <table:table-cell/>
        </table:table-row>
        <table:table-row table:style-name="ro2">
          <table:table-cell table:style-name="ce3" table:formula="of:=[.A2229]+1" office:value-type="float" office:value="2229">
            <text:p>2229</text:p>
          </table:table-cell>
          <table:table-cell table:style-name="ce3" table:formula="of:=[orbits.$C$3]*[.A2230]" office:value-type="float" office:value="9657055.569">
            <text:p>9657055.569</text:p>
          </table:table-cell>
          <table:table-cell table:style-name="ce6" table:formula="of:=[.B2230]/[orbits.$D$3]" office:value-type="float" office:value="26440.1201092425">
            <text:p>26440.12</text:p>
          </table:table-cell>
          <table:table-cell table:style-name="ce6" table:formula="of:=[.C2230]-ROUNDDOWN([.C2230])" office:value-type="float" office:value="0.120109242488979">
            <text:p>0.12</text:p>
          </table:table-cell>
          <table:table-cell table:formula="of:=IF([.D2230] &lt; [.$D$2])" office:value-type="boolean" office:boolean-value="false">
            <text:p>FALSE</text:p>
          </table:table-cell>
          <table:table-cell table:formula="of:=MOD([.C2230];64)" office:value-type="float" office:value="8.12010924248898">
            <text:p>8.12</text:p>
          </table:table-cell>
          <table:table-cell/>
        </table:table-row>
        <table:table-row table:style-name="ro2">
          <table:table-cell table:style-name="ce3" table:formula="of:=[.A2230]+1" office:value-type="float" office:value="2230">
            <text:p>2230</text:p>
          </table:table-cell>
          <table:table-cell table:style-name="ce3" table:formula="of:=[orbits.$C$3]*[.A2231]" office:value-type="float" office:value="9661388.03">
            <text:p>9661388.03</text:p>
          </table:table-cell>
          <table:table-cell table:style-name="ce6" table:formula="of:=[.B2231]/[orbits.$D$3]" office:value-type="float" office:value="26451.9819845719">
            <text:p>26451.98</text:p>
          </table:table-cell>
          <table:table-cell table:style-name="ce6" table:formula="of:=[.C2231]-ROUNDDOWN([.C2231])" office:value-type="float" office:value="0.981984571895737">
            <text:p>0.98</text:p>
          </table:table-cell>
          <table:table-cell table:formula="of:=IF([.D2231] &lt; [.$D$2])" office:value-type="boolean" office:boolean-value="false">
            <text:p>FALSE</text:p>
          </table:table-cell>
          <table:table-cell table:formula="of:=MOD([.C2231];64)" office:value-type="float" office:value="19.9819845718957">
            <text:p>19.98</text:p>
          </table:table-cell>
          <table:table-cell/>
        </table:table-row>
        <table:table-row table:style-name="ro2">
          <table:table-cell table:style-name="ce3" table:formula="of:=[.A2231]+1" office:value-type="float" office:value="2231">
            <text:p>2231</text:p>
          </table:table-cell>
          <table:table-cell table:style-name="ce3" table:formula="of:=[orbits.$C$3]*[.A2232]" office:value-type="float" office:value="9665720.491">
            <text:p>9665720.491</text:p>
          </table:table-cell>
          <table:table-cell table:style-name="ce6" table:formula="of:=[.B2232]/[orbits.$D$3]" office:value-type="float" office:value="26463.8438599013">
            <text:p>26463.84</text:p>
          </table:table-cell>
          <table:table-cell table:style-name="ce6" table:formula="of:=[.C2232]-ROUNDDOWN([.C2232])" office:value-type="float" office:value="0.843859901298856">
            <text:p>0.84</text:p>
          </table:table-cell>
          <table:table-cell table:formula="of:=IF([.D2232] &lt; [.$D$2])" office:value-type="boolean" office:boolean-value="false">
            <text:p>FALSE</text:p>
          </table:table-cell>
          <table:table-cell table:formula="of:=MOD([.C2232];64)" office:value-type="float" office:value="31.8438599012989">
            <text:p>31.84</text:p>
          </table:table-cell>
          <table:table-cell/>
        </table:table-row>
        <table:table-row table:style-name="ro2">
          <table:table-cell table:style-name="ce3" table:formula="of:=[.A2232]+1" office:value-type="float" office:value="2232">
            <text:p>2232</text:p>
          </table:table-cell>
          <table:table-cell table:style-name="ce3" table:formula="of:=[orbits.$C$3]*[.A2233]" office:value-type="float" office:value="9670052.952">
            <text:p>9670052.952</text:p>
          </table:table-cell>
          <table:table-cell table:style-name="ce6" table:formula="of:=[.B2233]/[orbits.$D$3]" office:value-type="float" office:value="26475.7057352307">
            <text:p>26475.71</text:p>
          </table:table-cell>
          <table:table-cell table:style-name="ce6" table:formula="of:=[.C2233]-ROUNDDOWN([.C2233])" office:value-type="float" office:value="0.705735230705614">
            <text:p>0.71</text:p>
          </table:table-cell>
          <table:table-cell table:formula="of:=IF([.D2233] &lt; [.$D$2])" office:value-type="boolean" office:boolean-value="false">
            <text:p>FALSE</text:p>
          </table:table-cell>
          <table:table-cell table:formula="of:=MOD([.C2233];64)" office:value-type="float" office:value="43.7057352307056">
            <text:p>43.71</text:p>
          </table:table-cell>
          <table:table-cell/>
        </table:table-row>
        <table:table-row table:style-name="ro2">
          <table:table-cell table:style-name="ce3" table:formula="of:=[.A2233]+1" office:value-type="float" office:value="2233">
            <text:p>2233</text:p>
          </table:table-cell>
          <table:table-cell table:style-name="ce3" table:formula="of:=[orbits.$C$3]*[.A2234]" office:value-type="float" office:value="9674385.413">
            <text:p>9674385.413</text:p>
          </table:table-cell>
          <table:table-cell table:style-name="ce6" table:formula="of:=[.B2234]/[orbits.$D$3]" office:value-type="float" office:value="26487.5676105601">
            <text:p>26487.57</text:p>
          </table:table-cell>
          <table:table-cell table:style-name="ce6" table:formula="of:=[.C2234]-ROUNDDOWN([.C2234])" office:value-type="float" office:value="0.567610560108733">
            <text:p>0.57</text:p>
          </table:table-cell>
          <table:table-cell table:formula="of:=IF([.D2234] &lt; [.$D$2])" office:value-type="boolean" office:boolean-value="false">
            <text:p>FALSE</text:p>
          </table:table-cell>
          <table:table-cell table:formula="of:=MOD([.C2234];64)" office:value-type="float" office:value="55.5676105601087">
            <text:p>55.57</text:p>
          </table:table-cell>
          <table:table-cell/>
        </table:table-row>
        <table:table-row table:style-name="ro2">
          <table:table-cell table:style-name="ce3" table:formula="of:=[.A2234]+1" office:value-type="float" office:value="2234">
            <text:p>2234</text:p>
          </table:table-cell>
          <table:table-cell table:style-name="ce3" table:formula="of:=[orbits.$C$3]*[.A2235]" office:value-type="float" office:value="9678717.874">
            <text:p>9678717.874</text:p>
          </table:table-cell>
          <table:table-cell table:style-name="ce6" table:formula="of:=[.B2235]/[orbits.$D$3]" office:value-type="float" office:value="26499.4294858895">
            <text:p>26499.43</text:p>
          </table:table-cell>
          <table:table-cell table:style-name="ce6" table:formula="of:=[.C2235]-ROUNDDOWN([.C2235])" office:value-type="float" office:value="0.429485889511852">
            <text:p>0.43</text:p>
          </table:table-cell>
          <table:table-cell table:formula="of:=IF([.D2235] &lt; [.$D$2])" office:value-type="boolean" office:boolean-value="false">
            <text:p>FALSE</text:p>
          </table:table-cell>
          <table:table-cell table:formula="of:=MOD([.C2235];64)" office:value-type="float" office:value="3.42948588951185">
            <text:p>3.43</text:p>
          </table:table-cell>
          <table:table-cell/>
        </table:table-row>
        <table:table-row table:style-name="ro2">
          <table:table-cell table:style-name="ce3" table:formula="of:=[.A2235]+1" office:value-type="float" office:value="2235">
            <text:p>2235</text:p>
          </table:table-cell>
          <table:table-cell table:style-name="ce3" table:formula="of:=[orbits.$C$3]*[.A2236]" office:value-type="float" office:value="9683050.335">
            <text:p>9683050.335</text:p>
          </table:table-cell>
          <table:table-cell table:style-name="ce6" table:formula="of:=[.B2236]/[orbits.$D$3]" office:value-type="float" office:value="26511.2913612189">
            <text:p>26511.29</text:p>
          </table:table-cell>
          <table:table-cell table:style-name="ce6" table:formula="of:=[.C2236]-ROUNDDOWN([.C2236])" office:value-type="float" office:value="0.29136121891861">
            <text:p>0.29</text:p>
          </table:table-cell>
          <table:table-cell table:formula="of:=IF([.D2236] &lt; [.$D$2])" office:value-type="boolean" office:boolean-value="false">
            <text:p>FALSE</text:p>
          </table:table-cell>
          <table:table-cell table:formula="of:=MOD([.C2236];64)" office:value-type="float" office:value="15.2913612189186">
            <text:p>15.29</text:p>
          </table:table-cell>
          <table:table-cell/>
        </table:table-row>
        <table:table-row table:style-name="ro2">
          <table:table-cell table:style-name="ce3" table:formula="of:=[.A2236]+1" office:value-type="float" office:value="2236">
            <text:p>2236</text:p>
          </table:table-cell>
          <table:table-cell table:style-name="ce3" table:formula="of:=[orbits.$C$3]*[.A2237]" office:value-type="float" office:value="9687382.796">
            <text:p>9687382.796</text:p>
          </table:table-cell>
          <table:table-cell table:style-name="ce6" table:formula="of:=[.B2237]/[orbits.$D$3]" office:value-type="float" office:value="26523.1532365483">
            <text:p>26523.15</text:p>
          </table:table-cell>
          <table:table-cell table:style-name="ce6" table:formula="of:=[.C2237]-ROUNDDOWN([.C2237])" office:value-type="float" office:value="0.153236548321729">
            <text:p>0.15</text:p>
          </table:table-cell>
          <table:table-cell table:formula="of:=IF([.D2237] &lt; [.$D$2])" office:value-type="boolean" office:boolean-value="false">
            <text:p>FALSE</text:p>
          </table:table-cell>
          <table:table-cell table:formula="of:=MOD([.C2237];64)" office:value-type="float" office:value="27.1532365483217">
            <text:p>27.15</text:p>
          </table:table-cell>
          <table:table-cell/>
        </table:table-row>
        <table:table-row table:style-name="ro2">
          <table:table-cell table:style-name="ce3" table:formula="of:=[.A2237]+1" office:value-type="float" office:value="2237">
            <text:p>2237</text:p>
          </table:table-cell>
          <table:table-cell table:style-name="ce3" table:formula="of:=[orbits.$C$3]*[.A2238]" office:value-type="float" office:value="9691715.257">
            <text:p>9691715.257</text:p>
          </table:table-cell>
          <table:table-cell table:style-name="ce6" table:formula="of:=[.B2238]/[orbits.$D$3]" office:value-type="float" office:value="26535.0151118777">
            <text:p>26535.02</text:p>
          </table:table-cell>
          <table:table-cell table:style-name="ce6" table:formula="of:=[.C2238]-ROUNDDOWN([.C2238])" office:value-type="float" office:value="0.0151118777284864">
            <text:p>0.02</text:p>
          </table:table-cell>
          <table:table-cell table:formula="of:=IF([.D2238] &lt; [.$D$2])" office:value-type="boolean" office:boolean-value="true">
            <text:p>TRUE</text:p>
          </table:table-cell>
          <table:table-cell table:formula="of:=MOD([.C2238];64)" office:value-type="float" office:value="39.0151118777285">
            <text:p>39.02</text:p>
          </table:table-cell>
          <table:table-cell/>
        </table:table-row>
        <table:table-row table:style-name="ro2">
          <table:table-cell table:style-name="ce3" table:formula="of:=[.A2238]+1" office:value-type="float" office:value="2238">
            <text:p>2238</text:p>
          </table:table-cell>
          <table:table-cell table:style-name="ce3" table:formula="of:=[orbits.$C$3]*[.A2239]" office:value-type="float" office:value="9696047.718">
            <text:p>9696047.718</text:p>
          </table:table-cell>
          <table:table-cell table:style-name="ce6" table:formula="of:=[.B2239]/[orbits.$D$3]" office:value-type="float" office:value="26546.8769872071">
            <text:p>26546.88</text:p>
          </table:table-cell>
          <table:table-cell table:style-name="ce6" table:formula="of:=[.C2239]-ROUNDDOWN([.C2239])" office:value-type="float" office:value="0.876987207131606">
            <text:p>0.88</text:p>
          </table:table-cell>
          <table:table-cell table:formula="of:=IF([.D2239] &lt; [.$D$2])" office:value-type="boolean" office:boolean-value="false">
            <text:p>FALSE</text:p>
          </table:table-cell>
          <table:table-cell table:formula="of:=MOD([.C2239];64)" office:value-type="float" office:value="50.8769872071316">
            <text:p>50.88</text:p>
          </table:table-cell>
          <table:table-cell/>
        </table:table-row>
        <table:table-row table:style-name="ro2">
          <table:table-cell table:style-name="ce3" table:formula="of:=[.A2239]+1" office:value-type="float" office:value="2239">
            <text:p>2239</text:p>
          </table:table-cell>
          <table:table-cell table:style-name="ce3" table:formula="of:=[orbits.$C$3]*[.A2240]" office:value-type="float" office:value="9700380.179">
            <text:p>9700380.179</text:p>
          </table:table-cell>
          <table:table-cell table:style-name="ce6" table:formula="of:=[.B2240]/[orbits.$D$3]" office:value-type="float" office:value="26558.7388625365">
            <text:p>26558.74</text:p>
          </table:table-cell>
          <table:table-cell table:style-name="ce6" table:formula="of:=[.C2240]-ROUNDDOWN([.C2240])" office:value-type="float" office:value="0.738862536538363">
            <text:p>0.74</text:p>
          </table:table-cell>
          <table:table-cell table:formula="of:=IF([.D2240] &lt; [.$D$2])" office:value-type="boolean" office:boolean-value="false">
            <text:p>FALSE</text:p>
          </table:table-cell>
          <table:table-cell table:formula="of:=MOD([.C2240];64)" office:value-type="float" office:value="62.7388625365384">
            <text:p>62.74</text:p>
          </table:table-cell>
          <table:table-cell/>
        </table:table-row>
        <table:table-row table:style-name="ro2">
          <table:table-cell table:style-name="ce3" table:formula="of:=[.A2240]+1" office:value-type="float" office:value="2240">
            <text:p>2240</text:p>
          </table:table-cell>
          <table:table-cell table:style-name="ce3" table:formula="of:=[orbits.$C$3]*[.A2241]" office:value-type="float" office:value="9704712.64">
            <text:p>9704712.64</text:p>
          </table:table-cell>
          <table:table-cell table:style-name="ce6" table:formula="of:=[.B2241]/[orbits.$D$3]" office:value-type="float" office:value="26570.6007378659">
            <text:p>26570.60</text:p>
          </table:table-cell>
          <table:table-cell table:style-name="ce6" table:formula="of:=[.C2241]-ROUNDDOWN([.C2241])" office:value-type="float" office:value="0.600737865937845">
            <text:p>0.60</text:p>
          </table:table-cell>
          <table:table-cell table:formula="of:=IF([.D2241] &lt; [.$D$2])" office:value-type="boolean" office:boolean-value="false">
            <text:p>FALSE</text:p>
          </table:table-cell>
          <table:table-cell table:formula="of:=MOD([.C2241];64)" office:value-type="float" office:value="10.6007378659378">
            <text:p>10.60</text:p>
          </table:table-cell>
          <table:table-cell/>
        </table:table-row>
        <table:table-row table:style-name="ro2">
          <table:table-cell table:style-name="ce3" table:formula="of:=[.A2241]+1" office:value-type="float" office:value="2241">
            <text:p>2241</text:p>
          </table:table-cell>
          <table:table-cell table:style-name="ce3" table:formula="of:=[orbits.$C$3]*[.A2242]" office:value-type="float" office:value="9709045.101">
            <text:p>9709045.101</text:p>
          </table:table-cell>
          <table:table-cell table:style-name="ce6" table:formula="of:=[.B2242]/[orbits.$D$3]" office:value-type="float" office:value="26582.4626131953">
            <text:p>26582.46</text:p>
          </table:table-cell>
          <table:table-cell table:style-name="ce6" table:formula="of:=[.C2242]-ROUNDDOWN([.C2242])" office:value-type="float" office:value="0.462613195340964">
            <text:p>0.46</text:p>
          </table:table-cell>
          <table:table-cell table:formula="of:=IF([.D2242] &lt; [.$D$2])" office:value-type="boolean" office:boolean-value="false">
            <text:p>FALSE</text:p>
          </table:table-cell>
          <table:table-cell table:formula="of:=MOD([.C2242];64)" office:value-type="float" office:value="22.462613195341">
            <text:p>22.46</text:p>
          </table:table-cell>
          <table:table-cell/>
        </table:table-row>
        <table:table-row table:style-name="ro2">
          <table:table-cell table:style-name="ce3" table:formula="of:=[.A2242]+1" office:value-type="float" office:value="2242">
            <text:p>2242</text:p>
          </table:table-cell>
          <table:table-cell table:style-name="ce3" table:formula="of:=[orbits.$C$3]*[.A2243]" office:value-type="float" office:value="9713377.562">
            <text:p>9713377.562</text:p>
          </table:table-cell>
          <table:table-cell table:style-name="ce6" table:formula="of:=[.B2243]/[orbits.$D$3]" office:value-type="float" office:value="26594.3244885247">
            <text:p>26594.32</text:p>
          </table:table-cell>
          <table:table-cell table:style-name="ce6" table:formula="of:=[.C2243]-ROUNDDOWN([.C2243])" office:value-type="float" office:value="0.324488524747721">
            <text:p>0.32</text:p>
          </table:table-cell>
          <table:table-cell table:formula="of:=IF([.D2243] &lt; [.$D$2])" office:value-type="boolean" office:boolean-value="false">
            <text:p>FALSE</text:p>
          </table:table-cell>
          <table:table-cell table:formula="of:=MOD([.C2243];64)" office:value-type="float" office:value="34.3244885247477">
            <text:p>34.32</text:p>
          </table:table-cell>
          <table:table-cell/>
        </table:table-row>
        <table:table-row table:style-name="ro2">
          <table:table-cell table:style-name="ce3" table:formula="of:=[.A2243]+1" office:value-type="float" office:value="2243">
            <text:p>2243</text:p>
          </table:table-cell>
          <table:table-cell table:style-name="ce3" table:formula="of:=[orbits.$C$3]*[.A2244]" office:value-type="float" office:value="9717710.023">
            <text:p>9717710.023</text:p>
          </table:table-cell>
          <table:table-cell table:style-name="ce6" table:formula="of:=[.B2244]/[orbits.$D$3]" office:value-type="float" office:value="26606.1863638541">
            <text:p>26606.19</text:p>
          </table:table-cell>
          <table:table-cell table:style-name="ce6" table:formula="of:=[.C2244]-ROUNDDOWN([.C2244])" office:value-type="float" office:value="0.186363854150841">
            <text:p>0.19</text:p>
          </table:table-cell>
          <table:table-cell table:formula="of:=IF([.D2244] &lt; [.$D$2])" office:value-type="boolean" office:boolean-value="false">
            <text:p>FALSE</text:p>
          </table:table-cell>
          <table:table-cell table:formula="of:=MOD([.C2244];64)" office:value-type="float" office:value="46.1863638541508">
            <text:p>46.19</text:p>
          </table:table-cell>
          <table:table-cell/>
        </table:table-row>
        <table:table-row table:style-name="ro2">
          <table:table-cell table:style-name="ce3" table:formula="of:=[.A2244]+1" office:value-type="float" office:value="2244">
            <text:p>2244</text:p>
          </table:table-cell>
          <table:table-cell table:style-name="ce3" table:formula="of:=[orbits.$C$3]*[.A2245]" office:value-type="float" office:value="9722042.484">
            <text:p>9722042.484</text:p>
          </table:table-cell>
          <table:table-cell table:style-name="ce6" table:formula="of:=[.B2245]/[orbits.$D$3]" office:value-type="float" office:value="26618.0482391836">
            <text:p>26618.05</text:p>
          </table:table-cell>
          <table:table-cell table:style-name="ce6" table:formula="of:=[.C2245]-ROUNDDOWN([.C2245])" office:value-type="float" office:value="0.0482391835575982">
            <text:p>0.05</text:p>
          </table:table-cell>
          <table:table-cell table:formula="of:=IF([.D2245] &lt; [.$D$2])" office:value-type="boolean" office:boolean-value="true">
            <text:p>TRUE</text:p>
          </table:table-cell>
          <table:table-cell table:formula="of:=MOD([.C2245];64)" office:value-type="float" office:value="58.0482391835576">
            <text:p>58.05</text:p>
          </table:table-cell>
          <table:table-cell/>
        </table:table-row>
        <table:table-row table:style-name="ro2">
          <table:table-cell table:style-name="ce3" table:formula="of:=[.A2245]+1" office:value-type="float" office:value="2245">
            <text:p>2245</text:p>
          </table:table-cell>
          <table:table-cell table:style-name="ce3" table:formula="of:=[orbits.$C$3]*[.A2246]" office:value-type="float" office:value="9726374.945">
            <text:p>9726374.945</text:p>
          </table:table-cell>
          <table:table-cell table:style-name="ce6" table:formula="of:=[.B2246]/[orbits.$D$3]" office:value-type="float" office:value="26629.910114513">
            <text:p>26629.91</text:p>
          </table:table-cell>
          <table:table-cell table:style-name="ce6" table:formula="of:=[.C2246]-ROUNDDOWN([.C2246])" office:value-type="float" office:value="0.910114512960718">
            <text:p>0.91</text:p>
          </table:table-cell>
          <table:table-cell table:formula="of:=IF([.D2246] &lt; [.$D$2])" office:value-type="boolean" office:boolean-value="false">
            <text:p>FALSE</text:p>
          </table:table-cell>
          <table:table-cell table:formula="of:=MOD([.C2246];64)" office:value-type="float" office:value="5.91011451296072">
            <text:p>5.91</text:p>
          </table:table-cell>
          <table:table-cell/>
        </table:table-row>
        <table:table-row table:style-name="ro2">
          <table:table-cell table:style-name="ce3" table:formula="of:=[.A2246]+1" office:value-type="float" office:value="2246">
            <text:p>2246</text:p>
          </table:table-cell>
          <table:table-cell table:style-name="ce3" table:formula="of:=[orbits.$C$3]*[.A2247]" office:value-type="float" office:value="9730707.406">
            <text:p>9730707.406</text:p>
          </table:table-cell>
          <table:table-cell table:style-name="ce6" table:formula="of:=[.B2247]/[orbits.$D$3]" office:value-type="float" office:value="26641.7719898424">
            <text:p>26641.77</text:p>
          </table:table-cell>
          <table:table-cell table:style-name="ce6" table:formula="of:=[.C2247]-ROUNDDOWN([.C2247])" office:value-type="float" office:value="0.771989842367475">
            <text:p>0.77</text:p>
          </table:table-cell>
          <table:table-cell table:formula="of:=IF([.D2247] &lt; [.$D$2])" office:value-type="boolean" office:boolean-value="false">
            <text:p>FALSE</text:p>
          </table:table-cell>
          <table:table-cell table:formula="of:=MOD([.C2247];64)" office:value-type="float" office:value="17.7719898423675">
            <text:p>17.77</text:p>
          </table:table-cell>
          <table:table-cell/>
        </table:table-row>
        <table:table-row table:style-name="ro2">
          <table:table-cell table:style-name="ce3" table:formula="of:=[.A2247]+1" office:value-type="float" office:value="2247">
            <text:p>2247</text:p>
          </table:table-cell>
          <table:table-cell table:style-name="ce3" table:formula="of:=[orbits.$C$3]*[.A2248]" office:value-type="float" office:value="9735039.867">
            <text:p>9735039.867</text:p>
          </table:table-cell>
          <table:table-cell table:style-name="ce6" table:formula="of:=[.B2248]/[orbits.$D$3]" office:value-type="float" office:value="26653.6338651718">
            <text:p>26653.63</text:p>
          </table:table-cell>
          <table:table-cell table:style-name="ce6" table:formula="of:=[.C2248]-ROUNDDOWN([.C2248])" office:value-type="float" office:value="0.633865171770594">
            <text:p>0.63</text:p>
          </table:table-cell>
          <table:table-cell table:formula="of:=IF([.D2248] &lt; [.$D$2])" office:value-type="boolean" office:boolean-value="false">
            <text:p>FALSE</text:p>
          </table:table-cell>
          <table:table-cell table:formula="of:=MOD([.C2248];64)" office:value-type="float" office:value="29.6338651717706">
            <text:p>29.63</text:p>
          </table:table-cell>
          <table:table-cell/>
        </table:table-row>
        <table:table-row table:style-name="ro2">
          <table:table-cell table:style-name="ce3" table:formula="of:=[.A2248]+1" office:value-type="float" office:value="2248">
            <text:p>2248</text:p>
          </table:table-cell>
          <table:table-cell table:style-name="ce3" table:formula="of:=[orbits.$C$3]*[.A2249]" office:value-type="float" office:value="9739372.328">
            <text:p>9739372.328</text:p>
          </table:table-cell>
          <table:table-cell table:style-name="ce6" table:formula="of:=[.B2249]/[orbits.$D$3]" office:value-type="float" office:value="26665.4957405012">
            <text:p>26665.50</text:p>
          </table:table-cell>
          <table:table-cell table:style-name="ce6" table:formula="of:=[.C2249]-ROUNDDOWN([.C2249])" office:value-type="float" office:value="0.495740501173714">
            <text:p>0.50</text:p>
          </table:table-cell>
          <table:table-cell table:formula="of:=IF([.D2249] &lt; [.$D$2])" office:value-type="boolean" office:boolean-value="false">
            <text:p>FALSE</text:p>
          </table:table-cell>
          <table:table-cell table:formula="of:=MOD([.C2249];64)" office:value-type="float" office:value="41.4957405011737">
            <text:p>41.50</text:p>
          </table:table-cell>
          <table:table-cell/>
        </table:table-row>
        <table:table-row table:style-name="ro2">
          <table:table-cell table:style-name="ce3" table:formula="of:=[.A2249]+1" office:value-type="float" office:value="2249">
            <text:p>2249</text:p>
          </table:table-cell>
          <table:table-cell table:style-name="ce3" table:formula="of:=[orbits.$C$3]*[.A2250]" office:value-type="float" office:value="9743704.789">
            <text:p>9743704.789</text:p>
          </table:table-cell>
          <table:table-cell table:style-name="ce6" table:formula="of:=[.B2250]/[orbits.$D$3]" office:value-type="float" office:value="26677.3576158306">
            <text:p>26677.36</text:p>
          </table:table-cell>
          <table:table-cell table:style-name="ce6" table:formula="of:=[.C2250]-ROUNDDOWN([.C2250])" office:value-type="float" office:value="0.357615830580471">
            <text:p>0.36</text:p>
          </table:table-cell>
          <table:table-cell table:formula="of:=IF([.D2250] &lt; [.$D$2])" office:value-type="boolean" office:boolean-value="false">
            <text:p>FALSE</text:p>
          </table:table-cell>
          <table:table-cell table:formula="of:=MOD([.C2250];64)" office:value-type="float" office:value="53.3576158305805">
            <text:p>53.36</text:p>
          </table:table-cell>
          <table:table-cell/>
        </table:table-row>
        <table:table-row table:style-name="ro2">
          <table:table-cell table:style-name="ce3" table:formula="of:=[.A2250]+1" office:value-type="float" office:value="2250">
            <text:p>2250</text:p>
          </table:table-cell>
          <table:table-cell table:style-name="ce3" table:formula="of:=[orbits.$C$3]*[.A2251]" office:value-type="float" office:value="9748037.25">
            <text:p>9748037.25</text:p>
          </table:table-cell>
          <table:table-cell table:style-name="ce6" table:formula="of:=[.B2251]/[orbits.$D$3]" office:value-type="float" office:value="26689.21949116">
            <text:p>26689.22</text:p>
          </table:table-cell>
          <table:table-cell table:style-name="ce6" table:formula="of:=[.C2251]-ROUNDDOWN([.C2251])" office:value-type="float" office:value="0.21949115998359">
            <text:p>0.22</text:p>
          </table:table-cell>
          <table:table-cell table:formula="of:=IF([.D2251] &lt; [.$D$2])" office:value-type="boolean" office:boolean-value="false">
            <text:p>FALSE</text:p>
          </table:table-cell>
          <table:table-cell table:formula="of:=MOD([.C2251];64)" office:value-type="float" office:value="1.21949115998359">
            <text:p>1.22</text:p>
          </table:table-cell>
          <table:table-cell/>
        </table:table-row>
        <table:table-row table:style-name="ro2">
          <table:table-cell table:style-name="ce3" table:formula="of:=[.A2251]+1" office:value-type="float" office:value="2251">
            <text:p>2251</text:p>
          </table:table-cell>
          <table:table-cell table:style-name="ce3" table:formula="of:=[orbits.$C$3]*[.A2252]" office:value-type="float" office:value="9752369.711">
            <text:p>9752369.711</text:p>
          </table:table-cell>
          <table:table-cell table:style-name="ce6" table:formula="of:=[.B2252]/[orbits.$D$3]" office:value-type="float" office:value="26701.0813664894">
            <text:p>26701.08</text:p>
          </table:table-cell>
          <table:table-cell table:style-name="ce6" table:formula="of:=[.C2252]-ROUNDDOWN([.C2252])" office:value-type="float" office:value="0.0813664893903479">
            <text:p>0.08</text:p>
          </table:table-cell>
          <table:table-cell table:formula="of:=IF([.D2252] &lt; [.$D$2])" office:value-type="boolean" office:boolean-value="true">
            <text:p>TRUE</text:p>
          </table:table-cell>
          <table:table-cell table:formula="of:=MOD([.C2252];64)" office:value-type="float" office:value="13.0813664893903">
            <text:p>13.08</text:p>
          </table:table-cell>
          <table:table-cell/>
        </table:table-row>
        <table:table-row table:style-name="ro2">
          <table:table-cell table:style-name="ce3" table:formula="of:=[.A2252]+1" office:value-type="float" office:value="2252">
            <text:p>2252</text:p>
          </table:table-cell>
          <table:table-cell table:style-name="ce3" table:formula="of:=[orbits.$C$3]*[.A2253]" office:value-type="float" office:value="9756702.172">
            <text:p>9756702.172</text:p>
          </table:table-cell>
          <table:table-cell table:style-name="ce6" table:formula="of:=[.B2253]/[orbits.$D$3]" office:value-type="float" office:value="26712.9432418188">
            <text:p>26712.94</text:p>
          </table:table-cell>
          <table:table-cell table:style-name="ce6" table:formula="of:=[.C2253]-ROUNDDOWN([.C2253])" office:value-type="float" office:value="0.943241818793467">
            <text:p>0.94</text:p>
          </table:table-cell>
          <table:table-cell table:formula="of:=IF([.D2253] &lt; [.$D$2])" office:value-type="boolean" office:boolean-value="false">
            <text:p>FALSE</text:p>
          </table:table-cell>
          <table:table-cell table:formula="of:=MOD([.C2253];64)" office:value-type="float" office:value="24.9432418187935">
            <text:p>24.94</text:p>
          </table:table-cell>
          <table:table-cell/>
        </table:table-row>
        <table:table-row table:style-name="ro2">
          <table:table-cell table:style-name="ce3" table:formula="of:=[.A2253]+1" office:value-type="float" office:value="2253">
            <text:p>2253</text:p>
          </table:table-cell>
          <table:table-cell table:style-name="ce3" table:formula="of:=[orbits.$C$3]*[.A2254]" office:value-type="float" office:value="9761034.633">
            <text:p>9761034.633</text:p>
          </table:table-cell>
          <table:table-cell table:style-name="ce6" table:formula="of:=[.B2254]/[orbits.$D$3]" office:value-type="float" office:value="26724.8051171482">
            <text:p>26724.81</text:p>
          </table:table-cell>
          <table:table-cell table:style-name="ce6" table:formula="of:=[.C2254]-ROUNDDOWN([.C2254])" office:value-type="float" office:value="0.805117148200225">
            <text:p>0.81</text:p>
          </table:table-cell>
          <table:table-cell table:formula="of:=IF([.D2254] &lt; [.$D$2])" office:value-type="boolean" office:boolean-value="false">
            <text:p>FALSE</text:p>
          </table:table-cell>
          <table:table-cell table:formula="of:=MOD([.C2254];64)" office:value-type="float" office:value="36.8051171482002">
            <text:p>36.81</text:p>
          </table:table-cell>
          <table:table-cell/>
        </table:table-row>
        <table:table-row table:style-name="ro2">
          <table:table-cell table:style-name="ce3" table:formula="of:=[.A2254]+1" office:value-type="float" office:value="2254">
            <text:p>2254</text:p>
          </table:table-cell>
          <table:table-cell table:style-name="ce3" table:formula="of:=[orbits.$C$3]*[.A2255]" office:value-type="float" office:value="9765367.094">
            <text:p>9765367.094</text:p>
          </table:table-cell>
          <table:table-cell table:style-name="ce6" table:formula="of:=[.B2255]/[orbits.$D$3]" office:value-type="float" office:value="26736.6669924776">
            <text:p>26736.67</text:p>
          </table:table-cell>
          <table:table-cell table:style-name="ce6" table:formula="of:=[.C2255]-ROUNDDOWN([.C2255])" office:value-type="float" office:value="0.666992477599706">
            <text:p>0.67</text:p>
          </table:table-cell>
          <table:table-cell table:formula="of:=IF([.D2255] &lt; [.$D$2])" office:value-type="boolean" office:boolean-value="false">
            <text:p>FALSE</text:p>
          </table:table-cell>
          <table:table-cell table:formula="of:=MOD([.C2255];64)" office:value-type="float" office:value="48.6669924775997">
            <text:p>48.67</text:p>
          </table:table-cell>
          <table:table-cell/>
        </table:table-row>
        <table:table-row table:style-name="ro2">
          <table:table-cell table:style-name="ce3" table:formula="of:=[.A2255]+1" office:value-type="float" office:value="2255">
            <text:p>2255</text:p>
          </table:table-cell>
          <table:table-cell table:style-name="ce3" table:formula="of:=[orbits.$C$3]*[.A2256]" office:value-type="float" office:value="9769699.555">
            <text:p>9769699.555</text:p>
          </table:table-cell>
          <table:table-cell table:style-name="ce6" table:formula="of:=[.B2256]/[orbits.$D$3]" office:value-type="float" office:value="26748.528867807">
            <text:p>26748.53</text:p>
          </table:table-cell>
          <table:table-cell table:style-name="ce6" table:formula="of:=[.C2256]-ROUNDDOWN([.C2256])" office:value-type="float" office:value="0.528867807002825">
            <text:p>0.53</text:p>
          </table:table-cell>
          <table:table-cell table:formula="of:=IF([.D2256] &lt; [.$D$2])" office:value-type="boolean" office:boolean-value="false">
            <text:p>FALSE</text:p>
          </table:table-cell>
          <table:table-cell table:formula="of:=MOD([.C2256];64)" office:value-type="float" office:value="60.5288678070028">
            <text:p>60.53</text:p>
          </table:table-cell>
          <table:table-cell/>
        </table:table-row>
        <table:table-row table:style-name="ro2">
          <table:table-cell table:style-name="ce3" table:formula="of:=[.A2256]+1" office:value-type="float" office:value="2256">
            <text:p>2256</text:p>
          </table:table-cell>
          <table:table-cell table:style-name="ce3" table:formula="of:=[orbits.$C$3]*[.A2257]" office:value-type="float" office:value="9774032.016">
            <text:p>9774032.016</text:p>
          </table:table-cell>
          <table:table-cell table:style-name="ce6" table:formula="of:=[.B2257]/[orbits.$D$3]" office:value-type="float" office:value="26760.3907431364">
            <text:p>26760.39</text:p>
          </table:table-cell>
          <table:table-cell table:style-name="ce6" table:formula="of:=[.C2257]-ROUNDDOWN([.C2257])" office:value-type="float" office:value="0.390743136409583">
            <text:p>0.39</text:p>
          </table:table-cell>
          <table:table-cell table:formula="of:=IF([.D2257] &lt; [.$D$2])" office:value-type="boolean" office:boolean-value="false">
            <text:p>FALSE</text:p>
          </table:table-cell>
          <table:table-cell table:formula="of:=MOD([.C2257];64)" office:value-type="float" office:value="8.39074313640958">
            <text:p>8.39</text:p>
          </table:table-cell>
          <table:table-cell/>
        </table:table-row>
        <table:table-row table:style-name="ro2">
          <table:table-cell table:style-name="ce3" table:formula="of:=[.A2257]+1" office:value-type="float" office:value="2257">
            <text:p>2257</text:p>
          </table:table-cell>
          <table:table-cell table:style-name="ce3" table:formula="of:=[orbits.$C$3]*[.A2258]" office:value-type="float" office:value="9778364.477">
            <text:p>9778364.477</text:p>
          </table:table-cell>
          <table:table-cell table:style-name="ce6" table:formula="of:=[.B2258]/[orbits.$D$3]" office:value-type="float" office:value="26772.2526184658">
            <text:p>26772.25</text:p>
          </table:table-cell>
          <table:table-cell table:style-name="ce6" table:formula="of:=[.C2258]-ROUNDDOWN([.C2258])" office:value-type="float" office:value="0.252618465812702">
            <text:p>0.25</text:p>
          </table:table-cell>
          <table:table-cell table:formula="of:=IF([.D2258] &lt; [.$D$2])" office:value-type="boolean" office:boolean-value="false">
            <text:p>FALSE</text:p>
          </table:table-cell>
          <table:table-cell table:formula="of:=MOD([.C2258];64)" office:value-type="float" office:value="20.2526184658127">
            <text:p>20.25</text:p>
          </table:table-cell>
          <table:table-cell/>
        </table:table-row>
        <table:table-row table:style-name="ro2">
          <table:table-cell table:style-name="ce3" table:formula="of:=[.A2258]+1" office:value-type="float" office:value="2258">
            <text:p>2258</text:p>
          </table:table-cell>
          <table:table-cell table:style-name="ce3" table:formula="of:=[orbits.$C$3]*[.A2259]" office:value-type="float" office:value="9782696.938">
            <text:p>9782696.938</text:p>
          </table:table-cell>
          <table:table-cell table:style-name="ce6" table:formula="of:=[.B2259]/[orbits.$D$3]" office:value-type="float" office:value="26784.1144937952">
            <text:p>26784.11</text:p>
          </table:table-cell>
          <table:table-cell table:style-name="ce6" table:formula="of:=[.C2259]-ROUNDDOWN([.C2259])" office:value-type="float" office:value="0.11449379521946">
            <text:p>0.11</text:p>
          </table:table-cell>
          <table:table-cell table:formula="of:=IF([.D2259] &lt; [.$D$2])" office:value-type="boolean" office:boolean-value="false">
            <text:p>FALSE</text:p>
          </table:table-cell>
          <table:table-cell table:formula="of:=MOD([.C2259];64)" office:value-type="float" office:value="32.1144937952195">
            <text:p>32.11</text:p>
          </table:table-cell>
          <table:table-cell/>
        </table:table-row>
        <table:table-row table:style-name="ro2">
          <table:table-cell table:style-name="ce3" table:formula="of:=[.A2259]+1" office:value-type="float" office:value="2259">
            <text:p>2259</text:p>
          </table:table-cell>
          <table:table-cell table:style-name="ce3" table:formula="of:=[orbits.$C$3]*[.A2260]" office:value-type="float" office:value="9787029.399">
            <text:p>9787029.399</text:p>
          </table:table-cell>
          <table:table-cell table:style-name="ce6" table:formula="of:=[.B2260]/[orbits.$D$3]" office:value-type="float" office:value="26795.9763691246">
            <text:p>26795.98</text:p>
          </table:table-cell>
          <table:table-cell table:style-name="ce6" table:formula="of:=[.C2260]-ROUNDDOWN([.C2260])" office:value-type="float" office:value="0.976369124622579">
            <text:p>0.98</text:p>
          </table:table-cell>
          <table:table-cell table:formula="of:=IF([.D2260] &lt; [.$D$2])" office:value-type="boolean" office:boolean-value="false">
            <text:p>FALSE</text:p>
          </table:table-cell>
          <table:table-cell table:formula="of:=MOD([.C2260];64)" office:value-type="float" office:value="43.9763691246226">
            <text:p>43.98</text:p>
          </table:table-cell>
          <table:table-cell/>
        </table:table-row>
        <table:table-row table:style-name="ro2">
          <table:table-cell table:style-name="ce3" table:formula="of:=[.A2260]+1" office:value-type="float" office:value="2260">
            <text:p>2260</text:p>
          </table:table-cell>
          <table:table-cell table:style-name="ce3" table:formula="of:=[orbits.$C$3]*[.A2261]" office:value-type="float" office:value="9791361.86">
            <text:p>9791361.86</text:p>
          </table:table-cell>
          <table:table-cell table:style-name="ce6" table:formula="of:=[.B2261]/[orbits.$D$3]" office:value-type="float" office:value="26807.838244454">
            <text:p>26807.84</text:p>
          </table:table-cell>
          <table:table-cell table:style-name="ce6" table:formula="of:=[.C2261]-ROUNDDOWN([.C2261])" office:value-type="float" office:value="0.838244454029336">
            <text:p>0.84</text:p>
          </table:table-cell>
          <table:table-cell table:formula="of:=IF([.D2261] &lt; [.$D$2])" office:value-type="boolean" office:boolean-value="false">
            <text:p>FALSE</text:p>
          </table:table-cell>
          <table:table-cell table:formula="of:=MOD([.C2261];64)" office:value-type="float" office:value="55.8382444540293">
            <text:p>55.84</text:p>
          </table:table-cell>
          <table:table-cell/>
        </table:table-row>
        <table:table-row table:style-name="ro2">
          <table:table-cell table:style-name="ce3" table:formula="of:=[.A2261]+1" office:value-type="float" office:value="2261">
            <text:p>2261</text:p>
          </table:table-cell>
          <table:table-cell table:style-name="ce3" table:formula="of:=[orbits.$C$3]*[.A2262]" office:value-type="float" office:value="9795694.321">
            <text:p>9795694.321</text:p>
          </table:table-cell>
          <table:table-cell table:style-name="ce6" table:formula="of:=[.B2262]/[orbits.$D$3]" office:value-type="float" office:value="26819.7001197834">
            <text:p>26819.70</text:p>
          </table:table-cell>
          <table:table-cell table:style-name="ce6" table:formula="of:=[.C2262]-ROUNDDOWN([.C2262])" office:value-type="float" office:value="0.700119783432456">
            <text:p>0.70</text:p>
          </table:table-cell>
          <table:table-cell table:formula="of:=IF([.D2262] &lt; [.$D$2])" office:value-type="boolean" office:boolean-value="false">
            <text:p>FALSE</text:p>
          </table:table-cell>
          <table:table-cell table:formula="of:=MOD([.C2262];64)" office:value-type="float" office:value="3.70011978343246">
            <text:p>3.70</text:p>
          </table:table-cell>
          <table:table-cell/>
        </table:table-row>
        <table:table-row table:style-name="ro2">
          <table:table-cell table:style-name="ce3" table:formula="of:=[.A2262]+1" office:value-type="float" office:value="2262">
            <text:p>2262</text:p>
          </table:table-cell>
          <table:table-cell table:style-name="ce3" table:formula="of:=[orbits.$C$3]*[.A2263]" office:value-type="float" office:value="9800026.782">
            <text:p>9800026.782</text:p>
          </table:table-cell>
          <table:table-cell table:style-name="ce6" table:formula="of:=[.B2263]/[orbits.$D$3]" office:value-type="float" office:value="26831.5619951128">
            <text:p>26831.56</text:p>
          </table:table-cell>
          <table:table-cell table:style-name="ce6" table:formula="of:=[.C2263]-ROUNDDOWN([.C2263])" office:value-type="float" office:value="0.561995112835575">
            <text:p>0.56</text:p>
          </table:table-cell>
          <table:table-cell table:formula="of:=IF([.D2263] &lt; [.$D$2])" office:value-type="boolean" office:boolean-value="false">
            <text:p>FALSE</text:p>
          </table:table-cell>
          <table:table-cell table:formula="of:=MOD([.C2263];64)" office:value-type="float" office:value="15.5619951128356">
            <text:p>15.56</text:p>
          </table:table-cell>
          <table:table-cell/>
        </table:table-row>
        <table:table-row table:style-name="ro2">
          <table:table-cell table:style-name="ce3" table:formula="of:=[.A2263]+1" office:value-type="float" office:value="2263">
            <text:p>2263</text:p>
          </table:table-cell>
          <table:table-cell table:style-name="ce3" table:formula="of:=[orbits.$C$3]*[.A2264]" office:value-type="float" office:value="9804359.243">
            <text:p>9804359.243</text:p>
          </table:table-cell>
          <table:table-cell table:style-name="ce6" table:formula="of:=[.B2264]/[orbits.$D$3]" office:value-type="float" office:value="26843.4238704422">
            <text:p>26843.42</text:p>
          </table:table-cell>
          <table:table-cell table:style-name="ce6" table:formula="of:=[.C2264]-ROUNDDOWN([.C2264])" office:value-type="float" office:value="0.423870442242333">
            <text:p>0.42</text:p>
          </table:table-cell>
          <table:table-cell table:formula="of:=IF([.D2264] &lt; [.$D$2])" office:value-type="boolean" office:boolean-value="false">
            <text:p>FALSE</text:p>
          </table:table-cell>
          <table:table-cell table:formula="of:=MOD([.C2264];64)" office:value-type="float" office:value="27.4238704422423">
            <text:p>27.42</text:p>
          </table:table-cell>
          <table:table-cell/>
        </table:table-row>
        <table:table-row table:style-name="ro2">
          <table:table-cell table:style-name="ce3" table:formula="of:=[.A2264]+1" office:value-type="float" office:value="2264">
            <text:p>2264</text:p>
          </table:table-cell>
          <table:table-cell table:style-name="ce3" table:formula="of:=[orbits.$C$3]*[.A2265]" office:value-type="float" office:value="9808691.704">
            <text:p>9808691.704</text:p>
          </table:table-cell>
          <table:table-cell table:style-name="ce6" table:formula="of:=[.B2265]/[orbits.$D$3]" office:value-type="float" office:value="26855.2857457716">
            <text:p>26855.29</text:p>
          </table:table-cell>
          <table:table-cell table:style-name="ce6" table:formula="of:=[.C2265]-ROUNDDOWN([.C2265])" office:value-type="float" office:value="0.285745771645452">
            <text:p>0.29</text:p>
          </table:table-cell>
          <table:table-cell table:formula="of:=IF([.D2265] &lt; [.$D$2])" office:value-type="boolean" office:boolean-value="false">
            <text:p>FALSE</text:p>
          </table:table-cell>
          <table:table-cell table:formula="of:=MOD([.C2265];64)" office:value-type="float" office:value="39.2857457716455">
            <text:p>39.29</text:p>
          </table:table-cell>
          <table:table-cell/>
        </table:table-row>
        <table:table-row table:style-name="ro2">
          <table:table-cell table:style-name="ce3" table:formula="of:=[.A2265]+1" office:value-type="float" office:value="2265">
            <text:p>2265</text:p>
          </table:table-cell>
          <table:table-cell table:style-name="ce3" table:formula="of:=[orbits.$C$3]*[.A2266]" office:value-type="float" office:value="9813024.165">
            <text:p>9813024.165</text:p>
          </table:table-cell>
          <table:table-cell table:style-name="ce6" table:formula="of:=[.B2266]/[orbits.$D$3]" office:value-type="float" office:value="26867.147621101">
            <text:p>26867.15</text:p>
          </table:table-cell>
          <table:table-cell table:style-name="ce6" table:formula="of:=[.C2266]-ROUNDDOWN([.C2266])" office:value-type="float" office:value="0.147621101052209">
            <text:p>0.15</text:p>
          </table:table-cell>
          <table:table-cell table:formula="of:=IF([.D2266] &lt; [.$D$2])" office:value-type="boolean" office:boolean-value="false">
            <text:p>FALSE</text:p>
          </table:table-cell>
          <table:table-cell table:formula="of:=MOD([.C2266];64)" office:value-type="float" office:value="51.1476211010522">
            <text:p>51.15</text:p>
          </table:table-cell>
          <table:table-cell/>
        </table:table-row>
        <table:table-row table:style-name="ro2">
          <table:table-cell table:style-name="ce3" table:formula="of:=[.A2266]+1" office:value-type="float" office:value="2266">
            <text:p>2266</text:p>
          </table:table-cell>
          <table:table-cell table:style-name="ce3" table:formula="of:=[orbits.$C$3]*[.A2267]" office:value-type="float" office:value="9817356.626">
            <text:p>9817356.626</text:p>
          </table:table-cell>
          <table:table-cell table:style-name="ce6" table:formula="of:=[.B2267]/[orbits.$D$3]" office:value-type="float" office:value="26879.0094964305">
            <text:p>26879.01</text:p>
          </table:table-cell>
          <table:table-cell table:style-name="ce6" table:formula="of:=[.C2267]-ROUNDDOWN([.C2267])" office:value-type="float" office:value="0.00949643045532866">
            <text:p>0.01</text:p>
          </table:table-cell>
          <table:table-cell table:formula="of:=IF([.D2267] &lt; [.$D$2])" office:value-type="boolean" office:boolean-value="true">
            <text:p>TRUE</text:p>
          </table:table-cell>
          <table:table-cell table:formula="of:=MOD([.C2267];64)" office:value-type="float" office:value="63.0094964304553">
            <text:p>63.01</text:p>
          </table:table-cell>
          <table:table-cell/>
        </table:table-row>
        <table:table-row table:style-name="ro2">
          <table:table-cell table:style-name="ce3" table:formula="of:=[.A2267]+1" office:value-type="float" office:value="2267">
            <text:p>2267</text:p>
          </table:table-cell>
          <table:table-cell table:style-name="ce3" table:formula="of:=[orbits.$C$3]*[.A2268]" office:value-type="float" office:value="9821689.087">
            <text:p>9821689.087</text:p>
          </table:table-cell>
          <table:table-cell table:style-name="ce6" table:formula="of:=[.B2268]/[orbits.$D$3]" office:value-type="float" office:value="26890.8713717599">
            <text:p>26890.87</text:p>
          </table:table-cell>
          <table:table-cell table:style-name="ce6" table:formula="of:=[.C2268]-ROUNDDOWN([.C2268])" office:value-type="float" office:value="0.871371759862086">
            <text:p>0.87</text:p>
          </table:table-cell>
          <table:table-cell table:formula="of:=IF([.D2268] &lt; [.$D$2])" office:value-type="boolean" office:boolean-value="false">
            <text:p>FALSE</text:p>
          </table:table-cell>
          <table:table-cell table:formula="of:=MOD([.C2268];64)" office:value-type="float" office:value="10.8713717598621">
            <text:p>10.87</text:p>
          </table:table-cell>
          <table:table-cell/>
        </table:table-row>
        <table:table-row table:style-name="ro2">
          <table:table-cell table:style-name="ce3" table:formula="of:=[.A2268]+1" office:value-type="float" office:value="2268">
            <text:p>2268</text:p>
          </table:table-cell>
          <table:table-cell table:style-name="ce3" table:formula="of:=[orbits.$C$3]*[.A2269]" office:value-type="float" office:value="9826021.548">
            <text:p>9826021.548</text:p>
          </table:table-cell>
          <table:table-cell table:style-name="ce6" table:formula="of:=[.B2269]/[orbits.$D$3]" office:value-type="float" office:value="26902.7332470893">
            <text:p>26902.73</text:p>
          </table:table-cell>
          <table:table-cell table:style-name="ce6" table:formula="of:=[.C2269]-ROUNDDOWN([.C2269])" office:value-type="float" office:value="0.733247089261567">
            <text:p>0.73</text:p>
          </table:table-cell>
          <table:table-cell table:formula="of:=IF([.D2269] &lt; [.$D$2])" office:value-type="boolean" office:boolean-value="false">
            <text:p>FALSE</text:p>
          </table:table-cell>
          <table:table-cell table:formula="of:=MOD([.C2269];64)" office:value-type="float" office:value="22.7332470892616">
            <text:p>22.73</text:p>
          </table:table-cell>
          <table:table-cell/>
        </table:table-row>
        <table:table-row table:style-name="ro2">
          <table:table-cell table:style-name="ce3" table:formula="of:=[.A2269]+1" office:value-type="float" office:value="2269">
            <text:p>2269</text:p>
          </table:table-cell>
          <table:table-cell table:style-name="ce3" table:formula="of:=[orbits.$C$3]*[.A2270]" office:value-type="float" office:value="9830354.009">
            <text:p>9830354.009</text:p>
          </table:table-cell>
          <table:table-cell table:style-name="ce6" table:formula="of:=[.B2270]/[orbits.$D$3]" office:value-type="float" office:value="26914.5951224187">
            <text:p>26914.60</text:p>
          </table:table-cell>
          <table:table-cell table:style-name="ce6" table:formula="of:=[.C2270]-ROUNDDOWN([.C2270])" office:value-type="float" office:value="0.595122418671963">
            <text:p>0.60</text:p>
          </table:table-cell>
          <table:table-cell table:formula="of:=IF([.D2270] &lt; [.$D$2])" office:value-type="boolean" office:boolean-value="false">
            <text:p>FALSE</text:p>
          </table:table-cell>
          <table:table-cell table:formula="of:=MOD([.C2270];64)" office:value-type="float" office:value="34.595122418672">
            <text:p>34.60</text:p>
          </table:table-cell>
          <table:table-cell/>
        </table:table-row>
        <table:table-row table:style-name="ro2">
          <table:table-cell table:style-name="ce3" table:formula="of:=[.A2270]+1" office:value-type="float" office:value="2270">
            <text:p>2270</text:p>
          </table:table-cell>
          <table:table-cell table:style-name="ce3" table:formula="of:=[orbits.$C$3]*[.A2271]" office:value-type="float" office:value="9834686.47">
            <text:p>9834686.47</text:p>
          </table:table-cell>
          <table:table-cell table:style-name="ce6" table:formula="of:=[.B2271]/[orbits.$D$3]" office:value-type="float" office:value="26926.4569977481">
            <text:p>26926.46</text:p>
          </table:table-cell>
          <table:table-cell table:style-name="ce6" table:formula="of:=[.C2271]-ROUNDDOWN([.C2271])" office:value-type="float" office:value="0.456997748071444">
            <text:p>0.46</text:p>
          </table:table-cell>
          <table:table-cell table:formula="of:=IF([.D2271] &lt; [.$D$2])" office:value-type="boolean" office:boolean-value="false">
            <text:p>FALSE</text:p>
          </table:table-cell>
          <table:table-cell table:formula="of:=MOD([.C2271];64)" office:value-type="float" office:value="46.4569977480714">
            <text:p>46.46</text:p>
          </table:table-cell>
          <table:table-cell/>
        </table:table-row>
        <table:table-row table:style-name="ro2">
          <table:table-cell table:style-name="ce3" table:formula="of:=[.A2271]+1" office:value-type="float" office:value="2271">
            <text:p>2271</text:p>
          </table:table-cell>
          <table:table-cell table:style-name="ce3" table:formula="of:=[orbits.$C$3]*[.A2272]" office:value-type="float" office:value="9839018.931">
            <text:p>9839018.931</text:p>
          </table:table-cell>
          <table:table-cell table:style-name="ce6" table:formula="of:=[.B2272]/[orbits.$D$3]" office:value-type="float" office:value="26938.3188730775">
            <text:p>26938.32</text:p>
          </table:table-cell>
          <table:table-cell table:style-name="ce6" table:formula="of:=[.C2272]-ROUNDDOWN([.C2272])" office:value-type="float" office:value="0.318873077474564">
            <text:p>0.32</text:p>
          </table:table-cell>
          <table:table-cell table:formula="of:=IF([.D2272] &lt; [.$D$2])" office:value-type="boolean" office:boolean-value="false">
            <text:p>FALSE</text:p>
          </table:table-cell>
          <table:table-cell table:formula="of:=MOD([.C2272];64)" office:value-type="float" office:value="58.3188730774746">
            <text:p>58.32</text:p>
          </table:table-cell>
          <table:table-cell/>
        </table:table-row>
        <table:table-row table:style-name="ro2">
          <table:table-cell table:style-name="ce3" table:formula="of:=[.A2272]+1" office:value-type="float" office:value="2272">
            <text:p>2272</text:p>
          </table:table-cell>
          <table:table-cell table:style-name="ce3" table:formula="of:=[orbits.$C$3]*[.A2273]" office:value-type="float" office:value="9843351.392">
            <text:p>9843351.392</text:p>
          </table:table-cell>
          <table:table-cell table:style-name="ce6" table:formula="of:=[.B2273]/[orbits.$D$3]" office:value-type="float" office:value="26950.1807484069">
            <text:p>26950.18</text:p>
          </table:table-cell>
          <table:table-cell table:style-name="ce6" table:formula="of:=[.C2273]-ROUNDDOWN([.C2273])" office:value-type="float" office:value="0.180748406881321">
            <text:p>0.18</text:p>
          </table:table-cell>
          <table:table-cell table:formula="of:=IF([.D2273] &lt; [.$D$2])" office:value-type="boolean" office:boolean-value="false">
            <text:p>FALSE</text:p>
          </table:table-cell>
          <table:table-cell table:formula="of:=MOD([.C2273];64)" office:value-type="float" office:value="6.18074840688132">
            <text:p>6.18</text:p>
          </table:table-cell>
          <table:table-cell/>
        </table:table-row>
        <table:table-row table:style-name="ro2">
          <table:table-cell table:style-name="ce3" table:formula="of:=[.A2273]+1" office:value-type="float" office:value="2273">
            <text:p>2273</text:p>
          </table:table-cell>
          <table:table-cell table:style-name="ce3" table:formula="of:=[orbits.$C$3]*[.A2274]" office:value-type="float" office:value="9847683.853">
            <text:p>9847683.853</text:p>
          </table:table-cell>
          <table:table-cell table:style-name="ce6" table:formula="of:=[.B2274]/[orbits.$D$3]" office:value-type="float" office:value="26962.0426237363">
            <text:p>26962.04</text:p>
          </table:table-cell>
          <table:table-cell table:style-name="ce6" table:formula="of:=[.C2274]-ROUNDDOWN([.C2274])" office:value-type="float" office:value="0.0426237362844404">
            <text:p>0.04</text:p>
          </table:table-cell>
          <table:table-cell table:formula="of:=IF([.D2274] &lt; [.$D$2])" office:value-type="boolean" office:boolean-value="true">
            <text:p>TRUE</text:p>
          </table:table-cell>
          <table:table-cell table:formula="of:=MOD([.C2274];64)" office:value-type="float" office:value="18.0426237362844">
            <text:p>18.04</text:p>
          </table:table-cell>
          <table:table-cell/>
        </table:table-row>
        <table:table-row table:style-name="ro2">
          <table:table-cell table:style-name="ce3" table:formula="of:=[.A2274]+1" office:value-type="float" office:value="2274">
            <text:p>2274</text:p>
          </table:table-cell>
          <table:table-cell table:style-name="ce3" table:formula="of:=[orbits.$C$3]*[.A2275]" office:value-type="float" office:value="9852016.314">
            <text:p>9852016.314</text:p>
          </table:table-cell>
          <table:table-cell table:style-name="ce6" table:formula="of:=[.B2275]/[orbits.$D$3]" office:value-type="float" office:value="26973.9044990657">
            <text:p>26973.90</text:p>
          </table:table-cell>
          <table:table-cell table:style-name="ce6" table:formula="of:=[.C2275]-ROUNDDOWN([.C2275])" office:value-type="float" office:value="0.904499065691198">
            <text:p>0.90</text:p>
          </table:table-cell>
          <table:table-cell table:formula="of:=IF([.D2275] &lt; [.$D$2])" office:value-type="boolean" office:boolean-value="false">
            <text:p>FALSE</text:p>
          </table:table-cell>
          <table:table-cell table:formula="of:=MOD([.C2275];64)" office:value-type="float" office:value="29.9044990656912">
            <text:p>29.90</text:p>
          </table:table-cell>
          <table:table-cell/>
        </table:table-row>
        <table:table-row table:style-name="ro2">
          <table:table-cell table:style-name="ce3" table:formula="of:=[.A2275]+1" office:value-type="float" office:value="2275">
            <text:p>2275</text:p>
          </table:table-cell>
          <table:table-cell table:style-name="ce3" table:formula="of:=[orbits.$C$3]*[.A2276]" office:value-type="float" office:value="9856348.775">
            <text:p>9856348.775</text:p>
          </table:table-cell>
          <table:table-cell table:style-name="ce6" table:formula="of:=[.B2276]/[orbits.$D$3]" office:value-type="float" office:value="26985.7663743951">
            <text:p>26985.77</text:p>
          </table:table-cell>
          <table:table-cell table:style-name="ce6" table:formula="of:=[.C2276]-ROUNDDOWN([.C2276])" office:value-type="float" office:value="0.766374395094317">
            <text:p>0.77</text:p>
          </table:table-cell>
          <table:table-cell table:formula="of:=IF([.D2276] &lt; [.$D$2])" office:value-type="boolean" office:boolean-value="false">
            <text:p>FALSE</text:p>
          </table:table-cell>
          <table:table-cell table:formula="of:=MOD([.C2276];64)" office:value-type="float" office:value="41.7663743950943">
            <text:p>41.77</text:p>
          </table:table-cell>
          <table:table-cell/>
        </table:table-row>
        <table:table-row table:style-name="ro2">
          <table:table-cell table:style-name="ce3" table:formula="of:=[.A2276]+1" office:value-type="float" office:value="2276">
            <text:p>2276</text:p>
          </table:table-cell>
          <table:table-cell table:style-name="ce3" table:formula="of:=[orbits.$C$3]*[.A2277]" office:value-type="float" office:value="9860681.236">
            <text:p>9860681.236</text:p>
          </table:table-cell>
          <table:table-cell table:style-name="ce6" table:formula="of:=[.B2277]/[orbits.$D$3]" office:value-type="float" office:value="26997.6282497245">
            <text:p>26997.63</text:p>
          </table:table-cell>
          <table:table-cell table:style-name="ce6" table:formula="of:=[.C2277]-ROUNDDOWN([.C2277])" office:value-type="float" office:value="0.628249724501075">
            <text:p>0.63</text:p>
          </table:table-cell>
          <table:table-cell table:formula="of:=IF([.D2277] &lt; [.$D$2])" office:value-type="boolean" office:boolean-value="false">
            <text:p>FALSE</text:p>
          </table:table-cell>
          <table:table-cell table:formula="of:=MOD([.C2277];64)" office:value-type="float" office:value="53.6282497245011">
            <text:p>53.63</text:p>
          </table:table-cell>
          <table:table-cell/>
        </table:table-row>
        <table:table-row table:style-name="ro2">
          <table:table-cell table:style-name="ce3" table:formula="of:=[.A2277]+1" office:value-type="float" office:value="2277">
            <text:p>2277</text:p>
          </table:table-cell>
          <table:table-cell table:style-name="ce3" table:formula="of:=[orbits.$C$3]*[.A2278]" office:value-type="float" office:value="9865013.697">
            <text:p>9865013.697</text:p>
          </table:table-cell>
          <table:table-cell table:style-name="ce6" table:formula="of:=[.B2278]/[orbits.$D$3]" office:value-type="float" office:value="27009.4901250539">
            <text:p>27009.49</text:p>
          </table:table-cell>
          <table:table-cell table:style-name="ce6" table:formula="of:=[.C2278]-ROUNDDOWN([.C2278])" office:value-type="float" office:value="0.490125053904194">
            <text:p>0.49</text:p>
          </table:table-cell>
          <table:table-cell table:formula="of:=IF([.D2278] &lt; [.$D$2])" office:value-type="boolean" office:boolean-value="false">
            <text:p>FALSE</text:p>
          </table:table-cell>
          <table:table-cell table:formula="of:=MOD([.C2278];64)" office:value-type="float" office:value="1.49012505390419">
            <text:p>1.49</text:p>
          </table:table-cell>
          <table:table-cell/>
        </table:table-row>
        <table:table-row table:style-name="ro2">
          <table:table-cell table:style-name="ce3" table:formula="of:=[.A2278]+1" office:value-type="float" office:value="2278">
            <text:p>2278</text:p>
          </table:table-cell>
          <table:table-cell table:style-name="ce3" table:formula="of:=[orbits.$C$3]*[.A2279]" office:value-type="float" office:value="9869346.158">
            <text:p>9869346.158</text:p>
          </table:table-cell>
          <table:table-cell table:style-name="ce6" table:formula="of:=[.B2279]/[orbits.$D$3]" office:value-type="float" office:value="27021.3520003833">
            <text:p>27021.35</text:p>
          </table:table-cell>
          <table:table-cell table:style-name="ce6" table:formula="of:=[.C2279]-ROUNDDOWN([.C2279])" office:value-type="float" office:value="0.352000383307313">
            <text:p>0.35</text:p>
          </table:table-cell>
          <table:table-cell table:formula="of:=IF([.D2279] &lt; [.$D$2])" office:value-type="boolean" office:boolean-value="false">
            <text:p>FALSE</text:p>
          </table:table-cell>
          <table:table-cell table:formula="of:=MOD([.C2279];64)" office:value-type="float" office:value="13.3520003833073">
            <text:p>13.35</text:p>
          </table:table-cell>
          <table:table-cell/>
        </table:table-row>
        <table:table-row table:style-name="ro2">
          <table:table-cell table:style-name="ce3" table:formula="of:=[.A2279]+1" office:value-type="float" office:value="2279">
            <text:p>2279</text:p>
          </table:table-cell>
          <table:table-cell table:style-name="ce3" table:formula="of:=[orbits.$C$3]*[.A2280]" office:value-type="float" office:value="9873678.619">
            <text:p>9873678.619</text:p>
          </table:table-cell>
          <table:table-cell table:style-name="ce6" table:formula="of:=[.B2280]/[orbits.$D$3]" office:value-type="float" office:value="27033.2138757127">
            <text:p>27033.21</text:p>
          </table:table-cell>
          <table:table-cell table:style-name="ce6" table:formula="of:=[.C2280]-ROUNDDOWN([.C2280])" office:value-type="float" office:value="0.213875712714071">
            <text:p>0.21</text:p>
          </table:table-cell>
          <table:table-cell table:formula="of:=IF([.D2280] &lt; [.$D$2])" office:value-type="boolean" office:boolean-value="false">
            <text:p>FALSE</text:p>
          </table:table-cell>
          <table:table-cell table:formula="of:=MOD([.C2280];64)" office:value-type="float" office:value="25.2138757127141">
            <text:p>25.21</text:p>
          </table:table-cell>
          <table:table-cell/>
        </table:table-row>
        <table:table-row table:style-name="ro2">
          <table:table-cell table:style-name="ce3" table:formula="of:=[.A2280]+1" office:value-type="float" office:value="2280">
            <text:p>2280</text:p>
          </table:table-cell>
          <table:table-cell table:style-name="ce3" table:formula="of:=[orbits.$C$3]*[.A2281]" office:value-type="float" office:value="9878011.08">
            <text:p>9878011.08</text:p>
          </table:table-cell>
          <table:table-cell table:style-name="ce6" table:formula="of:=[.B2281]/[orbits.$D$3]" office:value-type="float" office:value="27045.0757510421">
            <text:p>27045.08</text:p>
          </table:table-cell>
          <table:table-cell table:style-name="ce6" table:formula="of:=[.C2281]-ROUNDDOWN([.C2281])" office:value-type="float" office:value="0.0757510421171901">
            <text:p>0.08</text:p>
          </table:table-cell>
          <table:table-cell table:formula="of:=IF([.D2281] &lt; [.$D$2])" office:value-type="boolean" office:boolean-value="true">
            <text:p>TRUE</text:p>
          </table:table-cell>
          <table:table-cell table:formula="of:=MOD([.C2281];64)" office:value-type="float" office:value="37.0757510421172">
            <text:p>37.08</text:p>
          </table:table-cell>
          <table:table-cell/>
        </table:table-row>
        <table:table-row table:style-name="ro2">
          <table:table-cell table:style-name="ce3" table:formula="of:=[.A2281]+1" office:value-type="float" office:value="2281">
            <text:p>2281</text:p>
          </table:table-cell>
          <table:table-cell table:style-name="ce3" table:formula="of:=[orbits.$C$3]*[.A2282]" office:value-type="float" office:value="9882343.541">
            <text:p>9882343.541</text:p>
          </table:table-cell>
          <table:table-cell table:style-name="ce6" table:formula="of:=[.B2282]/[orbits.$D$3]" office:value-type="float" office:value="27056.9376263715">
            <text:p>27056.94</text:p>
          </table:table-cell>
          <table:table-cell table:style-name="ce6" table:formula="of:=[.C2282]-ROUNDDOWN([.C2282])" office:value-type="float" office:value="0.937626371523947">
            <text:p>0.94</text:p>
          </table:table-cell>
          <table:table-cell table:formula="of:=IF([.D2282] &lt; [.$D$2])" office:value-type="boolean" office:boolean-value="false">
            <text:p>FALSE</text:p>
          </table:table-cell>
          <table:table-cell table:formula="of:=MOD([.C2282];64)" office:value-type="float" office:value="48.9376263715239">
            <text:p>48.94</text:p>
          </table:table-cell>
          <table:table-cell/>
        </table:table-row>
        <table:table-row table:style-name="ro2">
          <table:table-cell table:style-name="ce3" table:formula="of:=[.A2282]+1" office:value-type="float" office:value="2282">
            <text:p>2282</text:p>
          </table:table-cell>
          <table:table-cell table:style-name="ce3" table:formula="of:=[orbits.$C$3]*[.A2283]" office:value-type="float" office:value="9886676.002">
            <text:p>9886676.002</text:p>
          </table:table-cell>
          <table:table-cell table:style-name="ce6" table:formula="of:=[.B2283]/[orbits.$D$3]" office:value-type="float" office:value="27068.7995017009">
            <text:p>27068.80</text:p>
          </table:table-cell>
          <table:table-cell table:style-name="ce6" table:formula="of:=[.C2283]-ROUNDDOWN([.C2283])" office:value-type="float" office:value="0.799501700923429">
            <text:p>0.80</text:p>
          </table:table-cell>
          <table:table-cell table:formula="of:=IF([.D2283] &lt; [.$D$2])" office:value-type="boolean" office:boolean-value="false">
            <text:p>FALSE</text:p>
          </table:table-cell>
          <table:table-cell table:formula="of:=MOD([.C2283];64)" office:value-type="float" office:value="60.7995017009234">
            <text:p>60.80</text:p>
          </table:table-cell>
          <table:table-cell/>
        </table:table-row>
        <table:table-row table:style-name="ro2">
          <table:table-cell table:style-name="ce3" table:formula="of:=[.A2283]+1" office:value-type="float" office:value="2283">
            <text:p>2283</text:p>
          </table:table-cell>
          <table:table-cell table:style-name="ce3" table:formula="of:=[orbits.$C$3]*[.A2284]" office:value-type="float" office:value="9891008.463">
            <text:p>9891008.463</text:p>
          </table:table-cell>
          <table:table-cell table:style-name="ce6" table:formula="of:=[.B2284]/[orbits.$D$3]" office:value-type="float" office:value="27080.6613770303">
            <text:p>27080.66</text:p>
          </table:table-cell>
          <table:table-cell table:style-name="ce6" table:formula="of:=[.C2284]-ROUNDDOWN([.C2284])" office:value-type="float" office:value="0.661377030333824">
            <text:p>0.66</text:p>
          </table:table-cell>
          <table:table-cell table:formula="of:=IF([.D2284] &lt; [.$D$2])" office:value-type="boolean" office:boolean-value="false">
            <text:p>FALSE</text:p>
          </table:table-cell>
          <table:table-cell table:formula="of:=MOD([.C2284];64)" office:value-type="float" office:value="8.66137703033382">
            <text:p>8.66</text:p>
          </table:table-cell>
          <table:table-cell/>
        </table:table-row>
        <table:table-row table:style-name="ro2">
          <table:table-cell table:style-name="ce3" table:formula="of:=[.A2284]+1" office:value-type="float" office:value="2284">
            <text:p>2284</text:p>
          </table:table-cell>
          <table:table-cell table:style-name="ce3" table:formula="of:=[orbits.$C$3]*[.A2285]" office:value-type="float" office:value="9895340.924">
            <text:p>9895340.924</text:p>
          </table:table-cell>
          <table:table-cell table:style-name="ce6" table:formula="of:=[.B2285]/[orbits.$D$3]" office:value-type="float" office:value="27092.5232523597">
            <text:p>27092.52</text:p>
          </table:table-cell>
          <table:table-cell table:style-name="ce6" table:formula="of:=[.C2285]-ROUNDDOWN([.C2285])" office:value-type="float" office:value="0.523252359733306">
            <text:p>0.52</text:p>
          </table:table-cell>
          <table:table-cell table:formula="of:=IF([.D2285] &lt; [.$D$2])" office:value-type="boolean" office:boolean-value="false">
            <text:p>FALSE</text:p>
          </table:table-cell>
          <table:table-cell table:formula="of:=MOD([.C2285];64)" office:value-type="float" office:value="20.5232523597333">
            <text:p>20.52</text:p>
          </table:table-cell>
          <table:table-cell/>
        </table:table-row>
        <table:table-row table:style-name="ro2">
          <table:table-cell table:style-name="ce3" table:formula="of:=[.A2285]+1" office:value-type="float" office:value="2285">
            <text:p>2285</text:p>
          </table:table-cell>
          <table:table-cell table:style-name="ce3" table:formula="of:=[orbits.$C$3]*[.A2286]" office:value-type="float" office:value="9899673.385">
            <text:p>9899673.385</text:p>
          </table:table-cell>
          <table:table-cell table:style-name="ce6" table:formula="of:=[.B2286]/[orbits.$D$3]" office:value-type="float" office:value="27104.3851276891">
            <text:p>27104.39</text:p>
          </table:table-cell>
          <table:table-cell table:style-name="ce6" table:formula="of:=[.C2286]-ROUNDDOWN([.C2286])" office:value-type="float" office:value="0.385127689136425">
            <text:p>0.39</text:p>
          </table:table-cell>
          <table:table-cell table:formula="of:=IF([.D2286] &lt; [.$D$2])" office:value-type="boolean" office:boolean-value="false">
            <text:p>FALSE</text:p>
          </table:table-cell>
          <table:table-cell table:formula="of:=MOD([.C2286];64)" office:value-type="float" office:value="32.3851276891364">
            <text:p>32.39</text:p>
          </table:table-cell>
          <table:table-cell/>
        </table:table-row>
        <table:table-row table:style-name="ro2">
          <table:table-cell table:style-name="ce3" table:formula="of:=[.A2286]+1" office:value-type="float" office:value="2286">
            <text:p>2286</text:p>
          </table:table-cell>
          <table:table-cell table:style-name="ce3" table:formula="of:=[orbits.$C$3]*[.A2287]" office:value-type="float" office:value="9904005.846">
            <text:p>9904005.846</text:p>
          </table:table-cell>
          <table:table-cell table:style-name="ce6" table:formula="of:=[.B2287]/[orbits.$D$3]" office:value-type="float" office:value="27116.2470030185">
            <text:p>27116.25</text:p>
          </table:table-cell>
          <table:table-cell table:style-name="ce6" table:formula="of:=[.C2287]-ROUNDDOWN([.C2287])" office:value-type="float" office:value="0.247003018543182">
            <text:p>0.25</text:p>
          </table:table-cell>
          <table:table-cell table:formula="of:=IF([.D2287] &lt; [.$D$2])" office:value-type="boolean" office:boolean-value="false">
            <text:p>FALSE</text:p>
          </table:table-cell>
          <table:table-cell table:formula="of:=MOD([.C2287];64)" office:value-type="float" office:value="44.2470030185432">
            <text:p>44.25</text:p>
          </table:table-cell>
          <table:table-cell/>
        </table:table-row>
        <table:table-row table:style-name="ro2">
          <table:table-cell table:style-name="ce3" table:formula="of:=[.A2287]+1" office:value-type="float" office:value="2287">
            <text:p>2287</text:p>
          </table:table-cell>
          <table:table-cell table:style-name="ce3" table:formula="of:=[orbits.$C$3]*[.A2288]" office:value-type="float" office:value="9908338.307">
            <text:p>9908338.307</text:p>
          </table:table-cell>
          <table:table-cell table:style-name="ce6" table:formula="of:=[.B2288]/[orbits.$D$3]" office:value-type="float" office:value="27128.1088783479">
            <text:p>27128.11</text:p>
          </table:table-cell>
          <table:table-cell table:style-name="ce6" table:formula="of:=[.C2288]-ROUNDDOWN([.C2288])" office:value-type="float" office:value="0.108878347946302">
            <text:p>0.11</text:p>
          </table:table-cell>
          <table:table-cell table:formula="of:=IF([.D2288] &lt; [.$D$2])" office:value-type="boolean" office:boolean-value="false">
            <text:p>FALSE</text:p>
          </table:table-cell>
          <table:table-cell table:formula="of:=MOD([.C2288];64)" office:value-type="float" office:value="56.1088783479463">
            <text:p>56.11</text:p>
          </table:table-cell>
          <table:table-cell/>
        </table:table-row>
        <table:table-row table:style-name="ro2">
          <table:table-cell table:style-name="ce3" table:formula="of:=[.A2288]+1" office:value-type="float" office:value="2288">
            <text:p>2288</text:p>
          </table:table-cell>
          <table:table-cell table:style-name="ce3" table:formula="of:=[orbits.$C$3]*[.A2289]" office:value-type="float" office:value="9912670.768">
            <text:p>9912670.768</text:p>
          </table:table-cell>
          <table:table-cell table:style-name="ce6" table:formula="of:=[.B2289]/[orbits.$D$3]" office:value-type="float" office:value="27139.9707536774">
            <text:p>27139.97</text:p>
          </table:table-cell>
          <table:table-cell table:style-name="ce6" table:formula="of:=[.C2289]-ROUNDDOWN([.C2289])" office:value-type="float" office:value="0.970753677353059">
            <text:p>0.97</text:p>
          </table:table-cell>
          <table:table-cell table:formula="of:=IF([.D2289] &lt; [.$D$2])" office:value-type="boolean" office:boolean-value="false">
            <text:p>FALSE</text:p>
          </table:table-cell>
          <table:table-cell table:formula="of:=MOD([.C2289];64)" office:value-type="float" office:value="3.97075367735306">
            <text:p>3.97</text:p>
          </table:table-cell>
          <table:table-cell/>
        </table:table-row>
        <table:table-row table:style-name="ro2">
          <table:table-cell table:style-name="ce3" table:formula="of:=[.A2289]+1" office:value-type="float" office:value="2289">
            <text:p>2289</text:p>
          </table:table-cell>
          <table:table-cell table:style-name="ce3" table:formula="of:=[orbits.$C$3]*[.A2290]" office:value-type="float" office:value="9917003.229">
            <text:p>9917003.229</text:p>
          </table:table-cell>
          <table:table-cell table:style-name="ce6" table:formula="of:=[.B2290]/[orbits.$D$3]" office:value-type="float" office:value="27151.8326290068">
            <text:p>27151.83</text:p>
          </table:table-cell>
          <table:table-cell table:style-name="ce6" table:formula="of:=[.C2290]-ROUNDDOWN([.C2290])" office:value-type="float" office:value="0.832629006756179">
            <text:p>0.83</text:p>
          </table:table-cell>
          <table:table-cell table:formula="of:=IF([.D2290] &lt; [.$D$2])" office:value-type="boolean" office:boolean-value="false">
            <text:p>FALSE</text:p>
          </table:table-cell>
          <table:table-cell table:formula="of:=MOD([.C2290];64)" office:value-type="float" office:value="15.8326290067562">
            <text:p>15.83</text:p>
          </table:table-cell>
          <table:table-cell/>
        </table:table-row>
        <table:table-row table:style-name="ro2">
          <table:table-cell table:style-name="ce3" table:formula="of:=[.A2290]+1" office:value-type="float" office:value="2290">
            <text:p>2290</text:p>
          </table:table-cell>
          <table:table-cell table:style-name="ce3" table:formula="of:=[orbits.$C$3]*[.A2291]" office:value-type="float" office:value="9921335.69">
            <text:p>9921335.69</text:p>
          </table:table-cell>
          <table:table-cell table:style-name="ce6" table:formula="of:=[.B2291]/[orbits.$D$3]" office:value-type="float" office:value="27163.6945043362">
            <text:p>27163.69</text:p>
          </table:table-cell>
          <table:table-cell table:style-name="ce6" table:formula="of:=[.C2291]-ROUNDDOWN([.C2291])" office:value-type="float" office:value="0.694504336162936">
            <text:p>0.69</text:p>
          </table:table-cell>
          <table:table-cell table:formula="of:=IF([.D2291] &lt; [.$D$2])" office:value-type="boolean" office:boolean-value="false">
            <text:p>FALSE</text:p>
          </table:table-cell>
          <table:table-cell table:formula="of:=MOD([.C2291];64)" office:value-type="float" office:value="27.6945043361629">
            <text:p>27.69</text:p>
          </table:table-cell>
          <table:table-cell/>
        </table:table-row>
        <table:table-row table:style-name="ro2">
          <table:table-cell table:style-name="ce3" table:formula="of:=[.A2291]+1" office:value-type="float" office:value="2291">
            <text:p>2291</text:p>
          </table:table-cell>
          <table:table-cell table:style-name="ce3" table:formula="of:=[orbits.$C$3]*[.A2292]" office:value-type="float" office:value="9925668.151">
            <text:p>9925668.151</text:p>
          </table:table-cell>
          <table:table-cell table:style-name="ce6" table:formula="of:=[.B2292]/[orbits.$D$3]" office:value-type="float" office:value="27175.5563796656">
            <text:p>27175.56</text:p>
          </table:table-cell>
          <table:table-cell table:style-name="ce6" table:formula="of:=[.C2292]-ROUNDDOWN([.C2292])" office:value-type="float" office:value="0.556379665566055">
            <text:p>0.56</text:p>
          </table:table-cell>
          <table:table-cell table:formula="of:=IF([.D2292] &lt; [.$D$2])" office:value-type="boolean" office:boolean-value="false">
            <text:p>FALSE</text:p>
          </table:table-cell>
          <table:table-cell table:formula="of:=MOD([.C2292];64)" office:value-type="float" office:value="39.5563796655661">
            <text:p>39.56</text:p>
          </table:table-cell>
          <table:table-cell/>
        </table:table-row>
        <table:table-row table:style-name="ro2">
          <table:table-cell table:style-name="ce3" table:formula="of:=[.A2292]+1" office:value-type="float" office:value="2292">
            <text:p>2292</text:p>
          </table:table-cell>
          <table:table-cell table:style-name="ce3" table:formula="of:=[orbits.$C$3]*[.A2293]" office:value-type="float" office:value="9930000.612">
            <text:p>9930000.612</text:p>
          </table:table-cell>
          <table:table-cell table:style-name="ce6" table:formula="of:=[.B2293]/[orbits.$D$3]" office:value-type="float" office:value="27187.418254995">
            <text:p>27187.42</text:p>
          </table:table-cell>
          <table:table-cell table:style-name="ce6" table:formula="of:=[.C2293]-ROUNDDOWN([.C2293])" office:value-type="float" office:value="0.418254994969175">
            <text:p>0.42</text:p>
          </table:table-cell>
          <table:table-cell table:formula="of:=IF([.D2293] &lt; [.$D$2])" office:value-type="boolean" office:boolean-value="false">
            <text:p>FALSE</text:p>
          </table:table-cell>
          <table:table-cell table:formula="of:=MOD([.C2293];64)" office:value-type="float" office:value="51.4182549949692">
            <text:p>51.42</text:p>
          </table:table-cell>
          <table:table-cell/>
        </table:table-row>
        <table:table-row table:style-name="ro2">
          <table:table-cell table:style-name="ce3" table:formula="of:=[.A2293]+1" office:value-type="float" office:value="2293">
            <text:p>2293</text:p>
          </table:table-cell>
          <table:table-cell table:style-name="ce3" table:formula="of:=[orbits.$C$3]*[.A2294]" office:value-type="float" office:value="9934333.073">
            <text:p>9934333.073</text:p>
          </table:table-cell>
          <table:table-cell table:style-name="ce6" table:formula="of:=[.B2294]/[orbits.$D$3]" office:value-type="float" office:value="27199.2801303244">
            <text:p>27199.28</text:p>
          </table:table-cell>
          <table:table-cell table:style-name="ce6" table:formula="of:=[.C2294]-ROUNDDOWN([.C2294])" office:value-type="float" office:value="0.280130324375932">
            <text:p>0.28</text:p>
          </table:table-cell>
          <table:table-cell table:formula="of:=IF([.D2294] &lt; [.$D$2])" office:value-type="boolean" office:boolean-value="false">
            <text:p>FALSE</text:p>
          </table:table-cell>
          <table:table-cell table:formula="of:=MOD([.C2294];64)" office:value-type="float" office:value="63.2801303243759">
            <text:p>63.28</text:p>
          </table:table-cell>
          <table:table-cell/>
        </table:table-row>
        <table:table-row table:style-name="ro2">
          <table:table-cell table:style-name="ce3" table:formula="of:=[.A2294]+1" office:value-type="float" office:value="2294">
            <text:p>2294</text:p>
          </table:table-cell>
          <table:table-cell table:style-name="ce3" table:formula="of:=[orbits.$C$3]*[.A2295]" office:value-type="float" office:value="9938665.534">
            <text:p>9938665.534</text:p>
          </table:table-cell>
          <table:table-cell table:style-name="ce6" table:formula="of:=[.B2295]/[orbits.$D$3]" office:value-type="float" office:value="27211.1420056538">
            <text:p>27211.14</text:p>
          </table:table-cell>
          <table:table-cell table:style-name="ce6" table:formula="of:=[.C2295]-ROUNDDOWN([.C2295])" office:value-type="float" office:value="0.142005653779052">
            <text:p>0.14</text:p>
          </table:table-cell>
          <table:table-cell table:formula="of:=IF([.D2295] &lt; [.$D$2])" office:value-type="boolean" office:boolean-value="false">
            <text:p>FALSE</text:p>
          </table:table-cell>
          <table:table-cell table:formula="of:=MOD([.C2295];64)" office:value-type="float" office:value="11.1420056537791">
            <text:p>11.14</text:p>
          </table:table-cell>
          <table:table-cell/>
        </table:table-row>
        <table:table-row table:style-name="ro2">
          <table:table-cell table:style-name="ce3" table:formula="of:=[.A2295]+1" office:value-type="float" office:value="2295">
            <text:p>2295</text:p>
          </table:table-cell>
          <table:table-cell table:style-name="ce3" table:formula="of:=[orbits.$C$3]*[.A2296]" office:value-type="float" office:value="9942997.995">
            <text:p>9942997.995</text:p>
          </table:table-cell>
          <table:table-cell table:style-name="ce6" table:formula="of:=[.B2296]/[orbits.$D$3]" office:value-type="float" office:value="27223.0038809832">
            <text:p>27223.00</text:p>
          </table:table-cell>
          <table:table-cell table:style-name="ce6" table:formula="of:=[.C2296]-ROUNDDOWN([.C2296])" office:value-type="float" office:value="0.00388098318580887">
            <text:p>0.00</text:p>
          </table:table-cell>
          <table:table-cell table:formula="of:=IF([.D2296] &lt; [.$D$2])" office:value-type="boolean" office:boolean-value="true">
            <text:p>TRUE</text:p>
          </table:table-cell>
          <table:table-cell table:formula="of:=MOD([.C2296];64)" office:value-type="float" office:value="23.0038809831858">
            <text:p>23.00</text:p>
          </table:table-cell>
          <table:table-cell/>
        </table:table-row>
        <table:table-row table:style-name="ro2">
          <table:table-cell table:style-name="ce3" table:formula="of:=[.A2296]+1" office:value-type="float" office:value="2296">
            <text:p>2296</text:p>
          </table:table-cell>
          <table:table-cell table:style-name="ce3" table:formula="of:=[orbits.$C$3]*[.A2297]" office:value-type="float" office:value="9947330.456">
            <text:p>9947330.456</text:p>
          </table:table-cell>
          <table:table-cell table:style-name="ce6" table:formula="of:=[.B2297]/[orbits.$D$3]" office:value-type="float" office:value="27234.8657563126">
            <text:p>27234.87</text:p>
          </table:table-cell>
          <table:table-cell table:style-name="ce6" table:formula="of:=[.C2297]-ROUNDDOWN([.C2297])" office:value-type="float" office:value="0.86575631258529">
            <text:p>0.87</text:p>
          </table:table-cell>
          <table:table-cell table:formula="of:=IF([.D2297] &lt; [.$D$2])" office:value-type="boolean" office:boolean-value="false">
            <text:p>FALSE</text:p>
          </table:table-cell>
          <table:table-cell table:formula="of:=MOD([.C2297];64)" office:value-type="float" office:value="34.8657563125853">
            <text:p>34.87</text:p>
          </table:table-cell>
          <table:table-cell/>
        </table:table-row>
        <table:table-row table:style-name="ro2">
          <table:table-cell table:style-name="ce3" table:formula="of:=[.A2297]+1" office:value-type="float" office:value="2297">
            <text:p>2297</text:p>
          </table:table-cell>
          <table:table-cell table:style-name="ce3" table:formula="of:=[orbits.$C$3]*[.A2298]" office:value-type="float" office:value="9951662.917">
            <text:p>9951662.917</text:p>
          </table:table-cell>
          <table:table-cell table:style-name="ce6" table:formula="of:=[.B2298]/[orbits.$D$3]" office:value-type="float" office:value="27246.727631642">
            <text:p>27246.73</text:p>
          </table:table-cell>
          <table:table-cell table:style-name="ce6" table:formula="of:=[.C2298]-ROUNDDOWN([.C2298])" office:value-type="float" office:value="0.727631641995686">
            <text:p>0.73</text:p>
          </table:table-cell>
          <table:table-cell table:formula="of:=IF([.D2298] &lt; [.$D$2])" office:value-type="boolean" office:boolean-value="false">
            <text:p>FALSE</text:p>
          </table:table-cell>
          <table:table-cell table:formula="of:=MOD([.C2298];64)" office:value-type="float" office:value="46.7276316419957">
            <text:p>46.73</text:p>
          </table:table-cell>
          <table:table-cell/>
        </table:table-row>
        <table:table-row table:style-name="ro2">
          <table:table-cell table:style-name="ce3" table:formula="of:=[.A2298]+1" office:value-type="float" office:value="2298">
            <text:p>2298</text:p>
          </table:table-cell>
          <table:table-cell table:style-name="ce3" table:formula="of:=[orbits.$C$3]*[.A2299]" office:value-type="float" office:value="9955995.378">
            <text:p>9955995.378</text:p>
          </table:table-cell>
          <table:table-cell table:style-name="ce6" table:formula="of:=[.B2299]/[orbits.$D$3]" office:value-type="float" office:value="27258.5895069714">
            <text:p>27258.59</text:p>
          </table:table-cell>
          <table:table-cell table:style-name="ce6" table:formula="of:=[.C2299]-ROUNDDOWN([.C2299])" office:value-type="float" office:value="0.589506971395167">
            <text:p>0.59</text:p>
          </table:table-cell>
          <table:table-cell table:formula="of:=IF([.D2299] &lt; [.$D$2])" office:value-type="boolean" office:boolean-value="false">
            <text:p>FALSE</text:p>
          </table:table-cell>
          <table:table-cell table:formula="of:=MOD([.C2299];64)" office:value-type="float" office:value="58.5895069713952">
            <text:p>58.59</text:p>
          </table:table-cell>
          <table:table-cell/>
        </table:table-row>
        <table:table-row table:style-name="ro2">
          <table:table-cell table:style-name="ce3" table:formula="of:=[.A2299]+1" office:value-type="float" office:value="2299">
            <text:p>2299</text:p>
          </table:table-cell>
          <table:table-cell table:style-name="ce3" table:formula="of:=[orbits.$C$3]*[.A2300]" office:value-type="float" office:value="9960327.839">
            <text:p>9960327.839</text:p>
          </table:table-cell>
          <table:table-cell table:style-name="ce6" table:formula="of:=[.B2300]/[orbits.$D$3]" office:value-type="float" office:value="27270.4513823008">
            <text:p>27270.45</text:p>
          </table:table-cell>
          <table:table-cell table:style-name="ce6" table:formula="of:=[.C2300]-ROUNDDOWN([.C2300])" office:value-type="float" office:value="0.451382300798286">
            <text:p>0.45</text:p>
          </table:table-cell>
          <table:table-cell table:formula="of:=IF([.D2300] &lt; [.$D$2])" office:value-type="boolean" office:boolean-value="false">
            <text:p>FALSE</text:p>
          </table:table-cell>
          <table:table-cell table:formula="of:=MOD([.C2300];64)" office:value-type="float" office:value="6.45138230079829">
            <text:p>6.45</text:p>
          </table:table-cell>
          <table:table-cell/>
        </table:table-row>
        <table:table-row table:style-name="ro2">
          <table:table-cell table:style-name="ce3" table:formula="of:=[.A2300]+1" office:value-type="float" office:value="2300">
            <text:p>2300</text:p>
          </table:table-cell>
          <table:table-cell table:style-name="ce3" table:formula="of:=[orbits.$C$3]*[.A2301]" office:value-type="float" office:value="9964660.3">
            <text:p>9964660.3</text:p>
          </table:table-cell>
          <table:table-cell table:style-name="ce6" table:formula="of:=[.B2301]/[orbits.$D$3]" office:value-type="float" office:value="27282.3132576302">
            <text:p>27282.31</text:p>
          </table:table-cell>
          <table:table-cell table:style-name="ce6" table:formula="of:=[.C2301]-ROUNDDOWN([.C2301])" office:value-type="float" office:value="0.313257630205044">
            <text:p>0.31</text:p>
          </table:table-cell>
          <table:table-cell table:formula="of:=IF([.D2301] &lt; [.$D$2])" office:value-type="boolean" office:boolean-value="false">
            <text:p>FALSE</text:p>
          </table:table-cell>
          <table:table-cell table:formula="of:=MOD([.C2301];64)" office:value-type="float" office:value="18.313257630205">
            <text:p>18.31</text:p>
          </table:table-cell>
          <table:table-cell/>
        </table:table-row>
        <table:table-row table:style-name="ro2">
          <table:table-cell table:style-name="ce3" table:formula="of:=[.A2301]+1" office:value-type="float" office:value="2301">
            <text:p>2301</text:p>
          </table:table-cell>
          <table:table-cell table:style-name="ce3" table:formula="of:=[orbits.$C$3]*[.A2302]" office:value-type="float" office:value="9968992.761">
            <text:p>9968992.761</text:p>
          </table:table-cell>
          <table:table-cell table:style-name="ce6" table:formula="of:=[.B2302]/[orbits.$D$3]" office:value-type="float" office:value="27294.1751329596">
            <text:p>27294.18</text:p>
          </table:table-cell>
          <table:table-cell table:style-name="ce6" table:formula="of:=[.C2302]-ROUNDDOWN([.C2302])" office:value-type="float" office:value="0.175132959608163">
            <text:p>0.18</text:p>
          </table:table-cell>
          <table:table-cell table:formula="of:=IF([.D2302] &lt; [.$D$2])" office:value-type="boolean" office:boolean-value="false">
            <text:p>FALSE</text:p>
          </table:table-cell>
          <table:table-cell table:formula="of:=MOD([.C2302];64)" office:value-type="float" office:value="30.1751329596082">
            <text:p>30.18</text:p>
          </table:table-cell>
          <table:table-cell/>
        </table:table-row>
        <table:table-row table:style-name="ro2">
          <table:table-cell table:style-name="ce3" table:formula="of:=[.A2302]+1" office:value-type="float" office:value="2302">
            <text:p>2302</text:p>
          </table:table-cell>
          <table:table-cell table:style-name="ce3" table:formula="of:=[orbits.$C$3]*[.A2303]" office:value-type="float" office:value="9973325.222">
            <text:p>9973325.222</text:p>
          </table:table-cell>
          <table:table-cell table:style-name="ce6" table:formula="of:=[.B2303]/[orbits.$D$3]" office:value-type="float" office:value="27306.037008289">
            <text:p>27306.04</text:p>
          </table:table-cell>
          <table:table-cell table:style-name="ce6" table:formula="of:=[.C2303]-ROUNDDOWN([.C2303])" office:value-type="float" office:value="0.0370082890149206">
            <text:p>0.04</text:p>
          </table:table-cell>
          <table:table-cell table:formula="of:=IF([.D2303] &lt; [.$D$2])" office:value-type="boolean" office:boolean-value="true">
            <text:p>TRUE</text:p>
          </table:table-cell>
          <table:table-cell table:formula="of:=MOD([.C2303];64)" office:value-type="float" office:value="42.0370082890149">
            <text:p>42.04</text:p>
          </table:table-cell>
          <table:table-cell/>
        </table:table-row>
        <table:table-row table:style-name="ro2">
          <table:table-cell table:style-name="ce3" table:formula="of:=[.A2303]+1" office:value-type="float" office:value="2303">
            <text:p>2303</text:p>
          </table:table-cell>
          <table:table-cell table:style-name="ce3" table:formula="of:=[orbits.$C$3]*[.A2304]" office:value-type="float" office:value="9977657.683">
            <text:p>9977657.683</text:p>
          </table:table-cell>
          <table:table-cell table:style-name="ce6" table:formula="of:=[.B2304]/[orbits.$D$3]" office:value-type="float" office:value="27317.8988836184">
            <text:p>27317.90</text:p>
          </table:table-cell>
          <table:table-cell table:style-name="ce6" table:formula="of:=[.C2304]-ROUNDDOWN([.C2304])" office:value-type="float" office:value="0.89888361841804">
            <text:p>0.90</text:p>
          </table:table-cell>
          <table:table-cell table:formula="of:=IF([.D2304] &lt; [.$D$2])" office:value-type="boolean" office:boolean-value="false">
            <text:p>FALSE</text:p>
          </table:table-cell>
          <table:table-cell table:formula="of:=MOD([.C2304];64)" office:value-type="float" office:value="53.898883618418">
            <text:p>53.90</text:p>
          </table:table-cell>
          <table:table-cell/>
        </table:table-row>
        <table:table-row table:style-name="ro2">
          <table:table-cell table:style-name="ce3" table:formula="of:=[.A2304]+1" office:value-type="float" office:value="2304">
            <text:p>2304</text:p>
          </table:table-cell>
          <table:table-cell table:style-name="ce3" table:formula="of:=[orbits.$C$3]*[.A2305]" office:value-type="float" office:value="9981990.144">
            <text:p>9981990.144</text:p>
          </table:table-cell>
          <table:table-cell table:style-name="ce6" table:formula="of:=[.B2305]/[orbits.$D$3]" office:value-type="float" office:value="27329.7607589478">
            <text:p>27329.76</text:p>
          </table:table-cell>
          <table:table-cell table:style-name="ce6" table:formula="of:=[.C2305]-ROUNDDOWN([.C2305])" office:value-type="float" office:value="0.760758947824797">
            <text:p>0.76</text:p>
          </table:table-cell>
          <table:table-cell table:formula="of:=IF([.D2305] &lt; [.$D$2])" office:value-type="boolean" office:boolean-value="false">
            <text:p>FALSE</text:p>
          </table:table-cell>
          <table:table-cell table:formula="of:=MOD([.C2305];64)" office:value-type="float" office:value="1.7607589478248">
            <text:p>1.76</text:p>
          </table:table-cell>
          <table:table-cell/>
        </table:table-row>
        <table:table-row table:style-name="ro2">
          <table:table-cell table:style-name="ce3" table:formula="of:=[.A2305]+1" office:value-type="float" office:value="2305">
            <text:p>2305</text:p>
          </table:table-cell>
          <table:table-cell table:style-name="ce3" table:formula="of:=[orbits.$C$3]*[.A2306]" office:value-type="float" office:value="9986322.605">
            <text:p>9986322.605</text:p>
          </table:table-cell>
          <table:table-cell table:style-name="ce6" table:formula="of:=[.B2306]/[orbits.$D$3]" office:value-type="float" office:value="27341.6226342772">
            <text:p>27341.62</text:p>
          </table:table-cell>
          <table:table-cell table:style-name="ce6" table:formula="of:=[.C2306]-ROUNDDOWN([.C2306])" office:value-type="float" office:value="0.622634277227917">
            <text:p>0.62</text:p>
          </table:table-cell>
          <table:table-cell table:formula="of:=IF([.D2306] &lt; [.$D$2])" office:value-type="boolean" office:boolean-value="false">
            <text:p>FALSE</text:p>
          </table:table-cell>
          <table:table-cell table:formula="of:=MOD([.C2306];64)" office:value-type="float" office:value="13.6226342772279">
            <text:p>13.62</text:p>
          </table:table-cell>
          <table:table-cell/>
        </table:table-row>
        <table:table-row table:style-name="ro2">
          <table:table-cell table:style-name="ce3" table:formula="of:=[.A2306]+1" office:value-type="float" office:value="2306">
            <text:p>2306</text:p>
          </table:table-cell>
          <table:table-cell table:style-name="ce3" table:formula="of:=[orbits.$C$3]*[.A2307]" office:value-type="float" office:value="9990655.066">
            <text:p>9990655.066</text:p>
          </table:table-cell>
          <table:table-cell table:style-name="ce6" table:formula="of:=[.B2307]/[orbits.$D$3]" office:value-type="float" office:value="27353.4845096066">
            <text:p>27353.48</text:p>
          </table:table-cell>
          <table:table-cell table:style-name="ce6" table:formula="of:=[.C2307]-ROUNDDOWN([.C2307])" office:value-type="float" office:value="0.484509606631036">
            <text:p>0.48</text:p>
          </table:table-cell>
          <table:table-cell table:formula="of:=IF([.D2307] &lt; [.$D$2])" office:value-type="boolean" office:boolean-value="false">
            <text:p>FALSE</text:p>
          </table:table-cell>
          <table:table-cell table:formula="of:=MOD([.C2307];64)" office:value-type="float" office:value="25.484509606631">
            <text:p>25.48</text:p>
          </table:table-cell>
          <table:table-cell/>
        </table:table-row>
        <table:table-row table:style-name="ro2">
          <table:table-cell table:style-name="ce3" table:formula="of:=[.A2307]+1" office:value-type="float" office:value="2307">
            <text:p>2307</text:p>
          </table:table-cell>
          <table:table-cell table:style-name="ce3" table:formula="of:=[orbits.$C$3]*[.A2308]" office:value-type="float" office:value="9994987.527">
            <text:p>9994987.527</text:p>
          </table:table-cell>
          <table:table-cell table:style-name="ce6" table:formula="of:=[.B2308]/[orbits.$D$3]" office:value-type="float" office:value="27365.346384936">
            <text:p>27365.35</text:p>
          </table:table-cell>
          <table:table-cell table:style-name="ce6" table:formula="of:=[.C2308]-ROUNDDOWN([.C2308])" office:value-type="float" office:value="0.346384936037794">
            <text:p>0.35</text:p>
          </table:table-cell>
          <table:table-cell table:formula="of:=IF([.D2308] &lt; [.$D$2])" office:value-type="boolean" office:boolean-value="false">
            <text:p>FALSE</text:p>
          </table:table-cell>
          <table:table-cell table:formula="of:=MOD([.C2308];64)" office:value-type="float" office:value="37.3463849360378">
            <text:p>37.35</text:p>
          </table:table-cell>
          <table:table-cell/>
        </table:table-row>
        <table:table-row table:style-name="ro2">
          <table:table-cell table:style-name="ce3" table:formula="of:=[.A2308]+1" office:value-type="float" office:value="2308">
            <text:p>2308</text:p>
          </table:table-cell>
          <table:table-cell table:style-name="ce3" table:formula="of:=[orbits.$C$3]*[.A2309]" office:value-type="float" office:value="9999319.988">
            <text:p>9999319.988</text:p>
          </table:table-cell>
          <table:table-cell table:style-name="ce6" table:formula="of:=[.B2309]/[orbits.$D$3]" office:value-type="float" office:value="27377.2082602654">
            <text:p>27377.21</text:p>
          </table:table-cell>
          <table:table-cell table:style-name="ce6" table:formula="of:=[.C2309]-ROUNDDOWN([.C2309])" office:value-type="float" office:value="0.208260265440913">
            <text:p>0.21</text:p>
          </table:table-cell>
          <table:table-cell table:formula="of:=IF([.D2309] &lt; [.$D$2])" office:value-type="boolean" office:boolean-value="false">
            <text:p>FALSE</text:p>
          </table:table-cell>
          <table:table-cell table:formula="of:=MOD([.C2309];64)" office:value-type="float" office:value="49.2082602654409">
            <text:p>49.21</text:p>
          </table:table-cell>
          <table:table-cell/>
        </table:table-row>
        <table:table-row table:style-name="ro2">
          <table:table-cell table:style-name="ce3" table:formula="of:=[.A2309]+1" office:value-type="float" office:value="2309">
            <text:p>2309</text:p>
          </table:table-cell>
          <table:table-cell table:style-name="ce3" table:formula="of:=[orbits.$C$3]*[.A2310]" office:value-type="float" office:value="10003652.449">
            <text:p>10003652.449</text:p>
          </table:table-cell>
          <table:table-cell table:style-name="ce6" table:formula="of:=[.B2310]/[orbits.$D$3]" office:value-type="float" office:value="27389.0701355948">
            <text:p>27389.07</text:p>
          </table:table-cell>
          <table:table-cell table:style-name="ce6" table:formula="of:=[.C2310]-ROUNDDOWN([.C2310])" office:value-type="float" office:value="0.0701355948476703">
            <text:p>0.07</text:p>
          </table:table-cell>
          <table:table-cell table:formula="of:=IF([.D2310] &lt; [.$D$2])" office:value-type="boolean" office:boolean-value="true">
            <text:p>TRUE</text:p>
          </table:table-cell>
          <table:table-cell table:formula="of:=MOD([.C2310];64)" office:value-type="float" office:value="61.0701355948477">
            <text:p>61.07</text:p>
          </table:table-cell>
          <table:table-cell/>
        </table:table-row>
        <table:table-row table:style-name="ro2">
          <table:table-cell table:style-name="ce3" table:formula="of:=[.A2310]+1" office:value-type="float" office:value="2310">
            <text:p>2310</text:p>
          </table:table-cell>
          <table:table-cell table:style-name="ce3" table:formula="of:=[orbits.$C$3]*[.A2311]" office:value-type="float" office:value="10007984.91">
            <text:p>10007984.91</text:p>
          </table:table-cell>
          <table:table-cell table:style-name="ce6" table:formula="of:=[.B2311]/[orbits.$D$3]" office:value-type="float" office:value="27400.9320109242">
            <text:p>27400.93</text:p>
          </table:table-cell>
          <table:table-cell table:style-name="ce6" table:formula="of:=[.C2311]-ROUNDDOWN([.C2311])" office:value-type="float" office:value="0.932010924247152">
            <text:p>0.93</text:p>
          </table:table-cell>
          <table:table-cell table:formula="of:=IF([.D2311] &lt; [.$D$2])" office:value-type="boolean" office:boolean-value="false">
            <text:p>FALSE</text:p>
          </table:table-cell>
          <table:table-cell table:formula="of:=MOD([.C2311];64)" office:value-type="float" office:value="8.93201092424715">
            <text:p>8.93</text:p>
          </table:table-cell>
          <table:table-cell/>
        </table:table-row>
        <table:table-row table:style-name="ro2">
          <table:table-cell table:style-name="ce3" table:formula="of:=[.A2311]+1" office:value-type="float" office:value="2311">
            <text:p>2311</text:p>
          </table:table-cell>
          <table:table-cell table:style-name="ce3" table:formula="of:=[orbits.$C$3]*[.A2312]" office:value-type="float" office:value="10012317.371">
            <text:p>10012317.371</text:p>
          </table:table-cell>
          <table:table-cell table:style-name="ce6" table:formula="of:=[.B2312]/[orbits.$D$3]" office:value-type="float" office:value="27412.7938862537">
            <text:p>27412.79</text:p>
          </table:table-cell>
          <table:table-cell table:style-name="ce6" table:formula="of:=[.C2312]-ROUNDDOWN([.C2312])" office:value-type="float" office:value="0.793886253657547">
            <text:p>0.79</text:p>
          </table:table-cell>
          <table:table-cell table:formula="of:=IF([.D2312] &lt; [.$D$2])" office:value-type="boolean" office:boolean-value="false">
            <text:p>FALSE</text:p>
          </table:table-cell>
          <table:table-cell table:formula="of:=MOD([.C2312];64)" office:value-type="float" office:value="20.7938862536575">
            <text:p>20.79</text:p>
          </table:table-cell>
          <table:table-cell/>
        </table:table-row>
        <table:table-row table:style-name="ro2">
          <table:table-cell table:style-name="ce3" table:formula="of:=[.A2312]+1" office:value-type="float" office:value="2312">
            <text:p>2312</text:p>
          </table:table-cell>
          <table:table-cell table:style-name="ce3" table:formula="of:=[orbits.$C$3]*[.A2313]" office:value-type="float" office:value="10016649.832">
            <text:p>10016649.832</text:p>
          </table:table-cell>
          <table:table-cell table:style-name="ce6" table:formula="of:=[.B2313]/[orbits.$D$3]" office:value-type="float" office:value="27424.6557615831">
            <text:p>27424.66</text:p>
          </table:table-cell>
          <table:table-cell table:style-name="ce6" table:formula="of:=[.C2313]-ROUNDDOWN([.C2313])" office:value-type="float" office:value="0.655761583057029">
            <text:p>0.66</text:p>
          </table:table-cell>
          <table:table-cell table:formula="of:=IF([.D2313] &lt; [.$D$2])" office:value-type="boolean" office:boolean-value="false">
            <text:p>FALSE</text:p>
          </table:table-cell>
          <table:table-cell table:formula="of:=MOD([.C2313];64)" office:value-type="float" office:value="32.655761583057">
            <text:p>32.66</text:p>
          </table:table-cell>
          <table:table-cell/>
        </table:table-row>
        <table:table-row table:style-name="ro2">
          <table:table-cell table:style-name="ce3" table:formula="of:=[.A2313]+1" office:value-type="float" office:value="2313">
            <text:p>2313</text:p>
          </table:table-cell>
          <table:table-cell table:style-name="ce3" table:formula="of:=[orbits.$C$3]*[.A2314]" office:value-type="float" office:value="10020982.293">
            <text:p>10020982.293</text:p>
          </table:table-cell>
          <table:table-cell table:style-name="ce6" table:formula="of:=[.B2314]/[orbits.$D$3]" office:value-type="float" office:value="27436.5176369125">
            <text:p>27436.52</text:p>
          </table:table-cell>
          <table:table-cell table:style-name="ce6" table:formula="of:=[.C2314]-ROUNDDOWN([.C2314])" office:value-type="float" office:value="0.517636912467424">
            <text:p>0.52</text:p>
          </table:table-cell>
          <table:table-cell table:formula="of:=IF([.D2314] &lt; [.$D$2])" office:value-type="boolean" office:boolean-value="false">
            <text:p>FALSE</text:p>
          </table:table-cell>
          <table:table-cell table:formula="of:=MOD([.C2314];64)" office:value-type="float" office:value="44.5176369124674">
            <text:p>44.52</text:p>
          </table:table-cell>
          <table:table-cell/>
        </table:table-row>
        <table:table-row table:style-name="ro2">
          <table:table-cell table:style-name="ce3" table:formula="of:=[.A2314]+1" office:value-type="float" office:value="2314">
            <text:p>2314</text:p>
          </table:table-cell>
          <table:table-cell table:style-name="ce3" table:formula="of:=[orbits.$C$3]*[.A2315]" office:value-type="float" office:value="10025314.754">
            <text:p>10025314.754</text:p>
          </table:table-cell>
          <table:table-cell table:style-name="ce6" table:formula="of:=[.B2315]/[orbits.$D$3]" office:value-type="float" office:value="27448.3795122419">
            <text:p>27448.38</text:p>
          </table:table-cell>
          <table:table-cell table:style-name="ce6" table:formula="of:=[.C2315]-ROUNDDOWN([.C2315])" office:value-type="float" office:value="0.379512241866905">
            <text:p>0.38</text:p>
          </table:table-cell>
          <table:table-cell table:formula="of:=IF([.D2315] &lt; [.$D$2])" office:value-type="boolean" office:boolean-value="false">
            <text:p>FALSE</text:p>
          </table:table-cell>
          <table:table-cell table:formula="of:=MOD([.C2315];64)" office:value-type="float" office:value="56.3795122418669">
            <text:p>56.38</text:p>
          </table:table-cell>
          <table:table-cell/>
        </table:table-row>
        <table:table-row table:style-name="ro2">
          <table:table-cell table:style-name="ce3" table:formula="of:=[.A2315]+1" office:value-type="float" office:value="2315">
            <text:p>2315</text:p>
          </table:table-cell>
          <table:table-cell table:style-name="ce3" table:formula="of:=[orbits.$C$3]*[.A2316]" office:value-type="float" office:value="10029647.215">
            <text:p>10029647.215</text:p>
          </table:table-cell>
          <table:table-cell table:style-name="ce6" table:formula="of:=[.B2316]/[orbits.$D$3]" office:value-type="float" office:value="27460.2413875713">
            <text:p>27460.24</text:p>
          </table:table-cell>
          <table:table-cell table:style-name="ce6" table:formula="of:=[.C2316]-ROUNDDOWN([.C2316])" office:value-type="float" office:value="0.241387571270025">
            <text:p>0.24</text:p>
          </table:table-cell>
          <table:table-cell table:formula="of:=IF([.D2316] &lt; [.$D$2])" office:value-type="boolean" office:boolean-value="false">
            <text:p>FALSE</text:p>
          </table:table-cell>
          <table:table-cell table:formula="of:=MOD([.C2316];64)" office:value-type="float" office:value="4.24138757127002">
            <text:p>4.24</text:p>
          </table:table-cell>
          <table:table-cell/>
        </table:table-row>
        <table:table-row table:style-name="ro2">
          <table:table-cell table:style-name="ce3" table:formula="of:=[.A2316]+1" office:value-type="float" office:value="2316">
            <text:p>2316</text:p>
          </table:table-cell>
          <table:table-cell table:style-name="ce3" table:formula="of:=[orbits.$C$3]*[.A2317]" office:value-type="float" office:value="10033979.676">
            <text:p>10033979.676</text:p>
          </table:table-cell>
          <table:table-cell table:style-name="ce6" table:formula="of:=[.B2317]/[orbits.$D$3]" office:value-type="float" office:value="27472.1032629007">
            <text:p>27472.10</text:p>
          </table:table-cell>
          <table:table-cell table:style-name="ce6" table:formula="of:=[.C2317]-ROUNDDOWN([.C2317])" office:value-type="float" office:value="0.103262900676782">
            <text:p>0.10</text:p>
          </table:table-cell>
          <table:table-cell table:formula="of:=IF([.D2317] &lt; [.$D$2])" office:value-type="boolean" office:boolean-value="false">
            <text:p>FALSE</text:p>
          </table:table-cell>
          <table:table-cell table:formula="of:=MOD([.C2317];64)" office:value-type="float" office:value="16.1032629006768">
            <text:p>16.10</text:p>
          </table:table-cell>
          <table:table-cell/>
        </table:table-row>
        <table:table-row table:style-name="ro2">
          <table:table-cell table:style-name="ce3" table:formula="of:=[.A2317]+1" office:value-type="float" office:value="2317">
            <text:p>2317</text:p>
          </table:table-cell>
          <table:table-cell table:style-name="ce3" table:formula="of:=[orbits.$C$3]*[.A2318]" office:value-type="float" office:value="10038312.137">
            <text:p>10038312.137</text:p>
          </table:table-cell>
          <table:table-cell table:style-name="ce6" table:formula="of:=[.B2318]/[orbits.$D$3]" office:value-type="float" office:value="27483.9651382301">
            <text:p>27483.97</text:p>
          </table:table-cell>
          <table:table-cell table:style-name="ce6" table:formula="of:=[.C2318]-ROUNDDOWN([.C2318])" office:value-type="float" office:value="0.965138230079901">
            <text:p>0.97</text:p>
          </table:table-cell>
          <table:table-cell table:formula="of:=IF([.D2318] &lt; [.$D$2])" office:value-type="boolean" office:boolean-value="false">
            <text:p>FALSE</text:p>
          </table:table-cell>
          <table:table-cell table:formula="of:=MOD([.C2318];64)" office:value-type="float" office:value="27.9651382300799">
            <text:p>27.97</text:p>
          </table:table-cell>
          <table:table-cell/>
        </table:table-row>
        <table:table-row table:style-name="ro2">
          <table:table-cell table:style-name="ce3" table:formula="of:=[.A2318]+1" office:value-type="float" office:value="2318">
            <text:p>2318</text:p>
          </table:table-cell>
          <table:table-cell table:style-name="ce3" table:formula="of:=[orbits.$C$3]*[.A2319]" office:value-type="float" office:value="10042644.598">
            <text:p>10042644.598</text:p>
          </table:table-cell>
          <table:table-cell table:style-name="ce6" table:formula="of:=[.B2319]/[orbits.$D$3]" office:value-type="float" office:value="27495.8270135595">
            <text:p>27495.83</text:p>
          </table:table-cell>
          <table:table-cell table:style-name="ce6" table:formula="of:=[.C2319]-ROUNDDOWN([.C2319])" office:value-type="float" office:value="0.827013559486659">
            <text:p>0.83</text:p>
          </table:table-cell>
          <table:table-cell table:formula="of:=IF([.D2319] &lt; [.$D$2])" office:value-type="boolean" office:boolean-value="false">
            <text:p>FALSE</text:p>
          </table:table-cell>
          <table:table-cell table:formula="of:=MOD([.C2319];64)" office:value-type="float" office:value="39.8270135594867">
            <text:p>39.83</text:p>
          </table:table-cell>
          <table:table-cell/>
        </table:table-row>
        <table:table-row table:style-name="ro2">
          <table:table-cell table:style-name="ce3" table:formula="of:=[.A2319]+1" office:value-type="float" office:value="2319">
            <text:p>2319</text:p>
          </table:table-cell>
          <table:table-cell table:style-name="ce3" table:formula="of:=[orbits.$C$3]*[.A2320]" office:value-type="float" office:value="10046977.059">
            <text:p>10046977.059</text:p>
          </table:table-cell>
          <table:table-cell table:style-name="ce6" table:formula="of:=[.B2320]/[orbits.$D$3]" office:value-type="float" office:value="27507.6888888889">
            <text:p>27507.69</text:p>
          </table:table-cell>
          <table:table-cell table:style-name="ce6" table:formula="of:=[.C2320]-ROUNDDOWN([.C2320])" office:value-type="float" office:value="0.688888888889778">
            <text:p>0.69</text:p>
          </table:table-cell>
          <table:table-cell table:formula="of:=IF([.D2320] &lt; [.$D$2])" office:value-type="boolean" office:boolean-value="false">
            <text:p>FALSE</text:p>
          </table:table-cell>
          <table:table-cell table:formula="of:=MOD([.C2320];64)" office:value-type="float" office:value="51.6888888888898">
            <text:p>51.69</text:p>
          </table:table-cell>
          <table:table-cell/>
        </table:table-row>
        <table:table-row table:style-name="ro2">
          <table:table-cell table:style-name="ce3" table:formula="of:=[.A2320]+1" office:value-type="float" office:value="2320">
            <text:p>2320</text:p>
          </table:table-cell>
          <table:table-cell table:style-name="ce3" table:formula="of:=[orbits.$C$3]*[.A2321]" office:value-type="float" office:value="10051309.52">
            <text:p>10051309.52</text:p>
          </table:table-cell>
          <table:table-cell table:style-name="ce6" table:formula="of:=[.B2321]/[orbits.$D$3]" office:value-type="float" office:value="27519.5507642183">
            <text:p>27519.55</text:p>
          </table:table-cell>
          <table:table-cell table:style-name="ce6" table:formula="of:=[.C2321]-ROUNDDOWN([.C2321])" office:value-type="float" office:value="0.550764218296536">
            <text:p>0.55</text:p>
          </table:table-cell>
          <table:table-cell table:formula="of:=IF([.D2321] &lt; [.$D$2])" office:value-type="boolean" office:boolean-value="false">
            <text:p>FALSE</text:p>
          </table:table-cell>
          <table:table-cell table:formula="of:=MOD([.C2321];64)" office:value-type="float" office:value="63.5507642182965">
            <text:p>63.55</text:p>
          </table:table-cell>
          <table:table-cell/>
        </table:table-row>
        <table:table-row table:style-name="ro2">
          <table:table-cell table:style-name="ce3" table:formula="of:=[.A2321]+1" office:value-type="float" office:value="2321">
            <text:p>2321</text:p>
          </table:table-cell>
          <table:table-cell table:style-name="ce3" table:formula="of:=[orbits.$C$3]*[.A2322]" office:value-type="float" office:value="10055641.981">
            <text:p>10055641.981</text:p>
          </table:table-cell>
          <table:table-cell table:style-name="ce6" table:formula="of:=[.B2322]/[orbits.$D$3]" office:value-type="float" office:value="27531.4126395477">
            <text:p>27531.41</text:p>
          </table:table-cell>
          <table:table-cell table:style-name="ce6" table:formula="of:=[.C2322]-ROUNDDOWN([.C2322])" office:value-type="float" office:value="0.412639547699655">
            <text:p>0.41</text:p>
          </table:table-cell>
          <table:table-cell table:formula="of:=IF([.D2322] &lt; [.$D$2])" office:value-type="boolean" office:boolean-value="false">
            <text:p>FALSE</text:p>
          </table:table-cell>
          <table:table-cell table:formula="of:=MOD([.C2322];64)" office:value-type="float" office:value="11.4126395476997">
            <text:p>11.41</text:p>
          </table:table-cell>
          <table:table-cell/>
        </table:table-row>
        <table:table-row table:style-name="ro2">
          <table:table-cell table:style-name="ce3" table:formula="of:=[.A2322]+1" office:value-type="float" office:value="2322">
            <text:p>2322</text:p>
          </table:table-cell>
          <table:table-cell table:style-name="ce3" table:formula="of:=[orbits.$C$3]*[.A2323]" office:value-type="float" office:value="10059974.442">
            <text:p>10059974.442</text:p>
          </table:table-cell>
          <table:table-cell table:style-name="ce6" table:formula="of:=[.B2323]/[orbits.$D$3]" office:value-type="float" office:value="27543.2745148771">
            <text:p>27543.27</text:p>
          </table:table-cell>
          <table:table-cell table:style-name="ce6" table:formula="of:=[.C2323]-ROUNDDOWN([.C2323])" office:value-type="float" office:value="0.274514877102774">
            <text:p>0.27</text:p>
          </table:table-cell>
          <table:table-cell table:formula="of:=IF([.D2323] &lt; [.$D$2])" office:value-type="boolean" office:boolean-value="false">
            <text:p>FALSE</text:p>
          </table:table-cell>
          <table:table-cell table:formula="of:=MOD([.C2323];64)" office:value-type="float" office:value="23.2745148771028">
            <text:p>23.27</text:p>
          </table:table-cell>
          <table:table-cell/>
        </table:table-row>
        <table:table-row table:style-name="ro2">
          <table:table-cell table:style-name="ce3" table:formula="of:=[.A2323]+1" office:value-type="float" office:value="2323">
            <text:p>2323</text:p>
          </table:table-cell>
          <table:table-cell table:style-name="ce3" table:formula="of:=[orbits.$C$3]*[.A2324]" office:value-type="float" office:value="10064306.903">
            <text:p>10064306.903</text:p>
          </table:table-cell>
          <table:table-cell table:style-name="ce6" table:formula="of:=[.B2324]/[orbits.$D$3]" office:value-type="float" office:value="27555.1363902065">
            <text:p>27555.14</text:p>
          </table:table-cell>
          <table:table-cell table:style-name="ce6" table:formula="of:=[.C2324]-ROUNDDOWN([.C2324])" office:value-type="float" office:value="0.136390206509532">
            <text:p>0.14</text:p>
          </table:table-cell>
          <table:table-cell table:formula="of:=IF([.D2324] &lt; [.$D$2])" office:value-type="boolean" office:boolean-value="false">
            <text:p>FALSE</text:p>
          </table:table-cell>
          <table:table-cell table:formula="of:=MOD([.C2324];64)" office:value-type="float" office:value="35.1363902065095">
            <text:p>35.14</text:p>
          </table:table-cell>
          <table:table-cell/>
        </table:table-row>
        <table:table-row table:style-name="ro2">
          <table:table-cell table:style-name="ce3" table:formula="of:=[.A2324]+1" office:value-type="float" office:value="2324">
            <text:p>2324</text:p>
          </table:table-cell>
          <table:table-cell table:style-name="ce3" table:formula="of:=[orbits.$C$3]*[.A2325]" office:value-type="float" office:value="10068639.364">
            <text:p>10068639.364</text:p>
          </table:table-cell>
          <table:table-cell table:style-name="ce6" table:formula="of:=[.B2325]/[orbits.$D$3]" office:value-type="float" office:value="27566.9982655359">
            <text:p>27567.00</text:p>
          </table:table-cell>
          <table:table-cell table:style-name="ce6" table:formula="of:=[.C2325]-ROUNDDOWN([.C2325])" office:value-type="float" office:value="0.998265535909013">
            <text:p>1.00</text:p>
          </table:table-cell>
          <table:table-cell table:formula="of:=IF([.D2325] &lt; [.$D$2])" office:value-type="boolean" office:boolean-value="false">
            <text:p>FALSE</text:p>
          </table:table-cell>
          <table:table-cell table:formula="of:=MOD([.C2325];64)" office:value-type="float" office:value="46.998265535909">
            <text:p>47.00</text:p>
          </table:table-cell>
          <table:table-cell/>
        </table:table-row>
        <table:table-row table:style-name="ro2">
          <table:table-cell table:style-name="ce3" table:formula="of:=[.A2325]+1" office:value-type="float" office:value="2325">
            <text:p>2325</text:p>
          </table:table-cell>
          <table:table-cell table:style-name="ce3" table:formula="of:=[orbits.$C$3]*[.A2326]" office:value-type="float" office:value="10072971.825">
            <text:p>10072971.825</text:p>
          </table:table-cell>
          <table:table-cell table:style-name="ce6" table:formula="of:=[.B2326]/[orbits.$D$3]" office:value-type="float" office:value="27578.8601408653">
            <text:p>27578.86</text:p>
          </table:table-cell>
          <table:table-cell table:style-name="ce6" table:formula="of:=[.C2326]-ROUNDDOWN([.C2326])" office:value-type="float" office:value="0.860140865319409">
            <text:p>0.86</text:p>
          </table:table-cell>
          <table:table-cell table:formula="of:=IF([.D2326] &lt; [.$D$2])" office:value-type="boolean" office:boolean-value="false">
            <text:p>FALSE</text:p>
          </table:table-cell>
          <table:table-cell table:formula="of:=MOD([.C2326];64)" office:value-type="float" office:value="58.8601408653194">
            <text:p>58.86</text:p>
          </table:table-cell>
          <table:table-cell/>
        </table:table-row>
        <table:table-row table:style-name="ro2">
          <table:table-cell table:style-name="ce3" table:formula="of:=[.A2326]+1" office:value-type="float" office:value="2326">
            <text:p>2326</text:p>
          </table:table-cell>
          <table:table-cell table:style-name="ce3" table:formula="of:=[orbits.$C$3]*[.A2327]" office:value-type="float" office:value="10077304.286">
            <text:p>10077304.286</text:p>
          </table:table-cell>
          <table:table-cell table:style-name="ce6" table:formula="of:=[.B2327]/[orbits.$D$3]" office:value-type="float" office:value="27590.7220161947">
            <text:p>27590.72</text:p>
          </table:table-cell>
          <table:table-cell table:style-name="ce6" table:formula="of:=[.C2327]-ROUNDDOWN([.C2327])" office:value-type="float" office:value="0.72201619471889">
            <text:p>0.72</text:p>
          </table:table-cell>
          <table:table-cell table:formula="of:=IF([.D2327] &lt; [.$D$2])" office:value-type="boolean" office:boolean-value="false">
            <text:p>FALSE</text:p>
          </table:table-cell>
          <table:table-cell table:formula="of:=MOD([.C2327];64)" office:value-type="float" office:value="6.72201619471889">
            <text:p>6.72</text:p>
          </table:table-cell>
          <table:table-cell/>
        </table:table-row>
        <table:table-row table:style-name="ro2">
          <table:table-cell table:style-name="ce3" table:formula="of:=[.A2327]+1" office:value-type="float" office:value="2327">
            <text:p>2327</text:p>
          </table:table-cell>
          <table:table-cell table:style-name="ce3" table:formula="of:=[orbits.$C$3]*[.A2328]" office:value-type="float" office:value="10081636.747">
            <text:p>10081636.747</text:p>
          </table:table-cell>
          <table:table-cell table:style-name="ce6" table:formula="of:=[.B2328]/[orbits.$D$3]" office:value-type="float" office:value="27602.5838915241">
            <text:p>27602.58</text:p>
          </table:table-cell>
          <table:table-cell table:style-name="ce6" table:formula="of:=[.C2328]-ROUNDDOWN([.C2328])" office:value-type="float" office:value="0.583891524129285">
            <text:p>0.58</text:p>
          </table:table-cell>
          <table:table-cell table:formula="of:=IF([.D2328] &lt; [.$D$2])" office:value-type="boolean" office:boolean-value="false">
            <text:p>FALSE</text:p>
          </table:table-cell>
          <table:table-cell table:formula="of:=MOD([.C2328];64)" office:value-type="float" office:value="18.5838915241293">
            <text:p>18.58</text:p>
          </table:table-cell>
          <table:table-cell/>
        </table:table-row>
        <table:table-row table:style-name="ro2">
          <table:table-cell table:style-name="ce3" table:formula="of:=[.A2328]+1" office:value-type="float" office:value="2328">
            <text:p>2328</text:p>
          </table:table-cell>
          <table:table-cell table:style-name="ce3" table:formula="of:=[orbits.$C$3]*[.A2329]" office:value-type="float" office:value="10085969.208">
            <text:p>10085969.208</text:p>
          </table:table-cell>
          <table:table-cell table:style-name="ce6" table:formula="of:=[.B2329]/[orbits.$D$3]" office:value-type="float" office:value="27614.4457668535">
            <text:p>27614.45</text:p>
          </table:table-cell>
          <table:table-cell table:style-name="ce6" table:formula="of:=[.C2329]-ROUNDDOWN([.C2329])" office:value-type="float" office:value="0.445766853528767">
            <text:p>0.45</text:p>
          </table:table-cell>
          <table:table-cell table:formula="of:=IF([.D2329] &lt; [.$D$2])" office:value-type="boolean" office:boolean-value="false">
            <text:p>FALSE</text:p>
          </table:table-cell>
          <table:table-cell table:formula="of:=MOD([.C2329];64)" office:value-type="float" office:value="30.4457668535288">
            <text:p>30.45</text:p>
          </table:table-cell>
          <table:table-cell/>
        </table:table-row>
        <table:table-row table:style-name="ro2">
          <table:table-cell table:style-name="ce3" table:formula="of:=[.A2329]+1" office:value-type="float" office:value="2329">
            <text:p>2329</text:p>
          </table:table-cell>
          <table:table-cell table:style-name="ce3" table:formula="of:=[orbits.$C$3]*[.A2330]" office:value-type="float" office:value="10090301.669">
            <text:p>10090301.669</text:p>
          </table:table-cell>
          <table:table-cell table:style-name="ce6" table:formula="of:=[.B2330]/[orbits.$D$3]" office:value-type="float" office:value="27626.3076421829">
            <text:p>27626.31</text:p>
          </table:table-cell>
          <table:table-cell table:style-name="ce6" table:formula="of:=[.C2330]-ROUNDDOWN([.C2330])" office:value-type="float" office:value="0.307642182931886">
            <text:p>0.31</text:p>
          </table:table-cell>
          <table:table-cell table:formula="of:=IF([.D2330] &lt; [.$D$2])" office:value-type="boolean" office:boolean-value="false">
            <text:p>FALSE</text:p>
          </table:table-cell>
          <table:table-cell table:formula="of:=MOD([.C2330];64)" office:value-type="float" office:value="42.3076421829319">
            <text:p>42.31</text:p>
          </table:table-cell>
          <table:table-cell/>
        </table:table-row>
        <table:table-row table:style-name="ro2">
          <table:table-cell table:style-name="ce3" table:formula="of:=[.A2330]+1" office:value-type="float" office:value="2330">
            <text:p>2330</text:p>
          </table:table-cell>
          <table:table-cell table:style-name="ce3" table:formula="of:=[orbits.$C$3]*[.A2331]" office:value-type="float" office:value="10094634.13">
            <text:p>10094634.13</text:p>
          </table:table-cell>
          <table:table-cell table:style-name="ce6" table:formula="of:=[.B2331]/[orbits.$D$3]" office:value-type="float" office:value="27638.1695175123">
            <text:p>27638.17</text:p>
          </table:table-cell>
          <table:table-cell table:style-name="ce6" table:formula="of:=[.C2331]-ROUNDDOWN([.C2331])" office:value-type="float" office:value="0.169517512338643">
            <text:p>0.17</text:p>
          </table:table-cell>
          <table:table-cell table:formula="of:=IF([.D2331] &lt; [.$D$2])" office:value-type="boolean" office:boolean-value="false">
            <text:p>FALSE</text:p>
          </table:table-cell>
          <table:table-cell table:formula="of:=MOD([.C2331];64)" office:value-type="float" office:value="54.1695175123386">
            <text:p>54.17</text:p>
          </table:table-cell>
          <table:table-cell/>
        </table:table-row>
        <table:table-row table:style-name="ro2">
          <table:table-cell table:style-name="ce3" table:formula="of:=[.A2331]+1" office:value-type="float" office:value="2331">
            <text:p>2331</text:p>
          </table:table-cell>
          <table:table-cell table:style-name="ce3" table:formula="of:=[orbits.$C$3]*[.A2332]" office:value-type="float" office:value="10098966.591">
            <text:p>10098966.591</text:p>
          </table:table-cell>
          <table:table-cell table:style-name="ce6" table:formula="of:=[.B2332]/[orbits.$D$3]" office:value-type="float" office:value="27650.0313928417">
            <text:p>27650.03</text:p>
          </table:table-cell>
          <table:table-cell table:style-name="ce6" table:formula="of:=[.C2332]-ROUNDDOWN([.C2332])" office:value-type="float" office:value="0.0313928417417628">
            <text:p>0.03</text:p>
          </table:table-cell>
          <table:table-cell table:formula="of:=IF([.D2332] &lt; [.$D$2])" office:value-type="boolean" office:boolean-value="true">
            <text:p>TRUE</text:p>
          </table:table-cell>
          <table:table-cell table:formula="of:=MOD([.C2332];64)" office:value-type="float" office:value="2.03139284174176">
            <text:p>2.03</text:p>
          </table:table-cell>
          <table:table-cell/>
        </table:table-row>
        <table:table-row table:style-name="ro2">
          <table:table-cell table:style-name="ce3" table:formula="of:=[.A2332]+1" office:value-type="float" office:value="2332">
            <text:p>2332</text:p>
          </table:table-cell>
          <table:table-cell table:style-name="ce3" table:formula="of:=[orbits.$C$3]*[.A2333]" office:value-type="float" office:value="10103299.052">
            <text:p>10103299.052</text:p>
          </table:table-cell>
          <table:table-cell table:style-name="ce6" table:formula="of:=[.B2333]/[orbits.$D$3]" office:value-type="float" office:value="27661.8932681711">
            <text:p>27661.89</text:p>
          </table:table-cell>
          <table:table-cell table:style-name="ce6" table:formula="of:=[.C2333]-ROUNDDOWN([.C2333])" office:value-type="float" office:value="0.89326817114852">
            <text:p>0.89</text:p>
          </table:table-cell>
          <table:table-cell table:formula="of:=IF([.D2333] &lt; [.$D$2])" office:value-type="boolean" office:boolean-value="false">
            <text:p>FALSE</text:p>
          </table:table-cell>
          <table:table-cell table:formula="of:=MOD([.C2333];64)" office:value-type="float" office:value="13.8932681711485">
            <text:p>13.89</text:p>
          </table:table-cell>
          <table:table-cell/>
        </table:table-row>
        <table:table-row table:style-name="ro2">
          <table:table-cell table:style-name="ce3" table:formula="of:=[.A2333]+1" office:value-type="float" office:value="2333">
            <text:p>2333</text:p>
          </table:table-cell>
          <table:table-cell table:style-name="ce3" table:formula="of:=[orbits.$C$3]*[.A2334]" office:value-type="float" office:value="10107631.513">
            <text:p>10107631.513</text:p>
          </table:table-cell>
          <table:table-cell table:style-name="ce6" table:formula="of:=[.B2334]/[orbits.$D$3]" office:value-type="float" office:value="27673.7551435006">
            <text:p>27673.76</text:p>
          </table:table-cell>
          <table:table-cell table:style-name="ce6" table:formula="of:=[.C2334]-ROUNDDOWN([.C2334])" office:value-type="float" office:value="0.75514350055164">
            <text:p>0.76</text:p>
          </table:table-cell>
          <table:table-cell table:formula="of:=IF([.D2334] &lt; [.$D$2])" office:value-type="boolean" office:boolean-value="false">
            <text:p>FALSE</text:p>
          </table:table-cell>
          <table:table-cell table:formula="of:=MOD([.C2334];64)" office:value-type="float" office:value="25.7551435005516">
            <text:p>25.76</text:p>
          </table:table-cell>
          <table:table-cell/>
        </table:table-row>
        <table:table-row table:style-name="ro2">
          <table:table-cell table:style-name="ce3" table:formula="of:=[.A2334]+1" office:value-type="float" office:value="2334">
            <text:p>2334</text:p>
          </table:table-cell>
          <table:table-cell table:style-name="ce3" table:formula="of:=[orbits.$C$3]*[.A2335]" office:value-type="float" office:value="10111963.974">
            <text:p>10111963.974</text:p>
          </table:table-cell>
          <table:table-cell table:style-name="ce6" table:formula="of:=[.B2335]/[orbits.$D$3]" office:value-type="float" office:value="27685.61701883">
            <text:p>27685.62</text:p>
          </table:table-cell>
          <table:table-cell table:style-name="ce6" table:formula="of:=[.C2335]-ROUNDDOWN([.C2335])" office:value-type="float" office:value="0.617018829958397">
            <text:p>0.62</text:p>
          </table:table-cell>
          <table:table-cell table:formula="of:=IF([.D2335] &lt; [.$D$2])" office:value-type="boolean" office:boolean-value="false">
            <text:p>FALSE</text:p>
          </table:table-cell>
          <table:table-cell table:formula="of:=MOD([.C2335];64)" office:value-type="float" office:value="37.6170188299584">
            <text:p>37.62</text:p>
          </table:table-cell>
          <table:table-cell/>
        </table:table-row>
        <table:table-row table:style-name="ro2">
          <table:table-cell table:style-name="ce3" table:formula="of:=[.A2335]+1" office:value-type="float" office:value="2335">
            <text:p>2335</text:p>
          </table:table-cell>
          <table:table-cell table:style-name="ce3" table:formula="of:=[orbits.$C$3]*[.A2336]" office:value-type="float" office:value="10116296.435">
            <text:p>10116296.435</text:p>
          </table:table-cell>
          <table:table-cell table:style-name="ce6" table:formula="of:=[.B2336]/[orbits.$D$3]" office:value-type="float" office:value="27697.4788941594">
            <text:p>27697.48</text:p>
          </table:table-cell>
          <table:table-cell table:style-name="ce6" table:formula="of:=[.C2336]-ROUNDDOWN([.C2336])" office:value-type="float" office:value="0.478894159361516">
            <text:p>0.48</text:p>
          </table:table-cell>
          <table:table-cell table:formula="of:=IF([.D2336] &lt; [.$D$2])" office:value-type="boolean" office:boolean-value="false">
            <text:p>FALSE</text:p>
          </table:table-cell>
          <table:table-cell table:formula="of:=MOD([.C2336];64)" office:value-type="float" office:value="49.4788941593615">
            <text:p>49.48</text:p>
          </table:table-cell>
          <table:table-cell/>
        </table:table-row>
        <table:table-row table:style-name="ro2">
          <table:table-cell table:style-name="ce3" table:formula="of:=[.A2336]+1" office:value-type="float" office:value="2336">
            <text:p>2336</text:p>
          </table:table-cell>
          <table:table-cell table:style-name="ce3" table:formula="of:=[orbits.$C$3]*[.A2337]" office:value-type="float" office:value="10120628.896">
            <text:p>10120628.896</text:p>
          </table:table-cell>
          <table:table-cell table:style-name="ce6" table:formula="of:=[.B2337]/[orbits.$D$3]" office:value-type="float" office:value="27709.3407694888">
            <text:p>27709.34</text:p>
          </table:table-cell>
          <table:table-cell table:style-name="ce6" table:formula="of:=[.C2337]-ROUNDDOWN([.C2337])" office:value-type="float" office:value="0.340769488764636">
            <text:p>0.34</text:p>
          </table:table-cell>
          <table:table-cell table:formula="of:=IF([.D2337] &lt; [.$D$2])" office:value-type="boolean" office:boolean-value="false">
            <text:p>FALSE</text:p>
          </table:table-cell>
          <table:table-cell table:formula="of:=MOD([.C2337];64)" office:value-type="float" office:value="61.3407694887646">
            <text:p>61.34</text:p>
          </table:table-cell>
          <table:table-cell/>
        </table:table-row>
        <table:table-row table:style-name="ro2">
          <table:table-cell table:style-name="ce3" table:formula="of:=[.A2337]+1" office:value-type="float" office:value="2337">
            <text:p>2337</text:p>
          </table:table-cell>
          <table:table-cell table:style-name="ce3" table:formula="of:=[orbits.$C$3]*[.A2338]" office:value-type="float" office:value="10124961.357">
            <text:p>10124961.357</text:p>
          </table:table-cell>
          <table:table-cell table:style-name="ce6" table:formula="of:=[.B2338]/[orbits.$D$3]" office:value-type="float" office:value="27721.2026448182">
            <text:p>27721.20</text:p>
          </table:table-cell>
          <table:table-cell table:style-name="ce6" table:formula="of:=[.C2338]-ROUNDDOWN([.C2338])" office:value-type="float" office:value="0.202644818171393">
            <text:p>0.20</text:p>
          </table:table-cell>
          <table:table-cell table:formula="of:=IF([.D2338] &lt; [.$D$2])" office:value-type="boolean" office:boolean-value="false">
            <text:p>FALSE</text:p>
          </table:table-cell>
          <table:table-cell table:formula="of:=MOD([.C2338];64)" office:value-type="float" office:value="9.20264481817139">
            <text:p>9.20</text:p>
          </table:table-cell>
          <table:table-cell/>
        </table:table-row>
        <table:table-row table:style-name="ro2">
          <table:table-cell table:style-name="ce3" table:formula="of:=[.A2338]+1" office:value-type="float" office:value="2338">
            <text:p>2338</text:p>
          </table:table-cell>
          <table:table-cell table:style-name="ce3" table:formula="of:=[orbits.$C$3]*[.A2339]" office:value-type="float" office:value="10129293.818">
            <text:p>10129293.818</text:p>
          </table:table-cell>
          <table:table-cell table:style-name="ce6" table:formula="of:=[.B2339]/[orbits.$D$3]" office:value-type="float" office:value="27733.0645201476">
            <text:p>27733.06</text:p>
          </table:table-cell>
          <table:table-cell table:style-name="ce6" table:formula="of:=[.C2339]-ROUNDDOWN([.C2339])" office:value-type="float" office:value="0.0645201475708745">
            <text:p>0.06</text:p>
          </table:table-cell>
          <table:table-cell table:formula="of:=IF([.D2339] &lt; [.$D$2])" office:value-type="boolean" office:boolean-value="true">
            <text:p>TRUE</text:p>
          </table:table-cell>
          <table:table-cell table:formula="of:=MOD([.C2339];64)" office:value-type="float" office:value="21.0645201475709">
            <text:p>21.06</text:p>
          </table:table-cell>
          <table:table-cell/>
        </table:table-row>
        <table:table-row table:style-name="ro2">
          <table:table-cell table:style-name="ce3" table:formula="of:=[.A2339]+1" office:value-type="float" office:value="2339">
            <text:p>2339</text:p>
          </table:table-cell>
          <table:table-cell table:style-name="ce3" table:formula="of:=[orbits.$C$3]*[.A2340]" office:value-type="float" office:value="10133626.279">
            <text:p>10133626.279</text:p>
          </table:table-cell>
          <table:table-cell table:style-name="ce6" table:formula="of:=[.B2340]/[orbits.$D$3]" office:value-type="float" office:value="27744.926395477">
            <text:p>27744.93</text:p>
          </table:table-cell>
          <table:table-cell table:style-name="ce6" table:formula="of:=[.C2340]-ROUNDDOWN([.C2340])" office:value-type="float" office:value="0.92639547698127">
            <text:p>0.93</text:p>
          </table:table-cell>
          <table:table-cell table:formula="of:=IF([.D2340] &lt; [.$D$2])" office:value-type="boolean" office:boolean-value="false">
            <text:p>FALSE</text:p>
          </table:table-cell>
          <table:table-cell table:formula="of:=MOD([.C2340];64)" office:value-type="float" office:value="32.9263954769813">
            <text:p>32.93</text:p>
          </table:table-cell>
          <table:table-cell/>
        </table:table-row>
        <table:table-row table:style-name="ro2">
          <table:table-cell table:style-name="ce3" table:formula="of:=[.A2340]+1" office:value-type="float" office:value="2340">
            <text:p>2340</text:p>
          </table:table-cell>
          <table:table-cell table:style-name="ce3" table:formula="of:=[orbits.$C$3]*[.A2341]" office:value-type="float" office:value="10137958.74">
            <text:p>10137958.74</text:p>
          </table:table-cell>
          <table:table-cell table:style-name="ce6" table:formula="of:=[.B2341]/[orbits.$D$3]" office:value-type="float" office:value="27756.7882708064">
            <text:p>27756.79</text:p>
          </table:table-cell>
          <table:table-cell table:style-name="ce6" table:formula="of:=[.C2341]-ROUNDDOWN([.C2341])" office:value-type="float" office:value="0.788270806380751">
            <text:p>0.79</text:p>
          </table:table-cell>
          <table:table-cell table:formula="of:=IF([.D2341] &lt; [.$D$2])" office:value-type="boolean" office:boolean-value="false">
            <text:p>FALSE</text:p>
          </table:table-cell>
          <table:table-cell table:formula="of:=MOD([.C2341];64)" office:value-type="float" office:value="44.7882708063808">
            <text:p>44.79</text:p>
          </table:table-cell>
          <table:table-cell/>
        </table:table-row>
        <table:table-row table:style-name="ro2">
          <table:table-cell table:style-name="ce3" table:formula="of:=[.A2341]+1" office:value-type="float" office:value="2341">
            <text:p>2341</text:p>
          </table:table-cell>
          <table:table-cell table:style-name="ce3" table:formula="of:=[orbits.$C$3]*[.A2342]" office:value-type="float" office:value="10142291.201">
            <text:p>10142291.201</text:p>
          </table:table-cell>
          <table:table-cell table:style-name="ce6" table:formula="of:=[.B2342]/[orbits.$D$3]" office:value-type="float" office:value="27768.6501461358">
            <text:p>27768.65</text:p>
          </table:table-cell>
          <table:table-cell table:style-name="ce6" table:formula="of:=[.C2342]-ROUNDDOWN([.C2342])" office:value-type="float" office:value="0.650146135791147">
            <text:p>0.65</text:p>
          </table:table-cell>
          <table:table-cell table:formula="of:=IF([.D2342] &lt; [.$D$2])" office:value-type="boolean" office:boolean-value="false">
            <text:p>FALSE</text:p>
          </table:table-cell>
          <table:table-cell table:formula="of:=MOD([.C2342];64)" office:value-type="float" office:value="56.6501461357912">
            <text:p>56.65</text:p>
          </table:table-cell>
          <table:table-cell/>
        </table:table-row>
        <table:table-row table:style-name="ro2">
          <table:table-cell table:style-name="ce3" table:formula="of:=[.A2342]+1" office:value-type="float" office:value="2342">
            <text:p>2342</text:p>
          </table:table-cell>
          <table:table-cell table:style-name="ce3" table:formula="of:=[orbits.$C$3]*[.A2343]" office:value-type="float" office:value="10146623.662">
            <text:p>10146623.662</text:p>
          </table:table-cell>
          <table:table-cell table:style-name="ce6" table:formula="of:=[.B2343]/[orbits.$D$3]" office:value-type="float" office:value="27780.5120214652">
            <text:p>27780.51</text:p>
          </table:table-cell>
          <table:table-cell table:style-name="ce6" table:formula="of:=[.C2343]-ROUNDDOWN([.C2343])" office:value-type="float" office:value="0.512021465190628">
            <text:p>0.51</text:p>
          </table:table-cell>
          <table:table-cell table:formula="of:=IF([.D2343] &lt; [.$D$2])" office:value-type="boolean" office:boolean-value="false">
            <text:p>FALSE</text:p>
          </table:table-cell>
          <table:table-cell table:formula="of:=MOD([.C2343];64)" office:value-type="float" office:value="4.51202146519063">
            <text:p>4.51</text:p>
          </table:table-cell>
          <table:table-cell/>
        </table:table-row>
        <table:table-row table:style-name="ro2">
          <table:table-cell table:style-name="ce3" table:formula="of:=[.A2343]+1" office:value-type="float" office:value="2343">
            <text:p>2343</text:p>
          </table:table-cell>
          <table:table-cell table:style-name="ce3" table:formula="of:=[orbits.$C$3]*[.A2344]" office:value-type="float" office:value="10150956.123">
            <text:p>10150956.123</text:p>
          </table:table-cell>
          <table:table-cell table:style-name="ce6" table:formula="of:=[.B2344]/[orbits.$D$3]" office:value-type="float" office:value="27792.3738967946">
            <text:p>27792.37</text:p>
          </table:table-cell>
          <table:table-cell table:style-name="ce6" table:formula="of:=[.C2344]-ROUNDDOWN([.C2344])" office:value-type="float" office:value="0.373896794593747">
            <text:p>0.37</text:p>
          </table:table-cell>
          <table:table-cell table:formula="of:=IF([.D2344] &lt; [.$D$2])" office:value-type="boolean" office:boolean-value="false">
            <text:p>FALSE</text:p>
          </table:table-cell>
          <table:table-cell table:formula="of:=MOD([.C2344];64)" office:value-type="float" office:value="16.3738967945937">
            <text:p>16.37</text:p>
          </table:table-cell>
          <table:table-cell/>
        </table:table-row>
        <table:table-row table:style-name="ro2">
          <table:table-cell table:style-name="ce3" table:formula="of:=[.A2344]+1" office:value-type="float" office:value="2344">
            <text:p>2344</text:p>
          </table:table-cell>
          <table:table-cell table:style-name="ce3" table:formula="of:=[orbits.$C$3]*[.A2345]" office:value-type="float" office:value="10155288.584">
            <text:p>10155288.584</text:p>
          </table:table-cell>
          <table:table-cell table:style-name="ce6" table:formula="of:=[.B2345]/[orbits.$D$3]" office:value-type="float" office:value="27804.235772124">
            <text:p>27804.24</text:p>
          </table:table-cell>
          <table:table-cell table:style-name="ce6" table:formula="of:=[.C2345]-ROUNDDOWN([.C2345])" office:value-type="float" office:value="0.235772124000505">
            <text:p>0.24</text:p>
          </table:table-cell>
          <table:table-cell table:formula="of:=IF([.D2345] &lt; [.$D$2])" office:value-type="boolean" office:boolean-value="false">
            <text:p>FALSE</text:p>
          </table:table-cell>
          <table:table-cell table:formula="of:=MOD([.C2345];64)" office:value-type="float" office:value="28.2357721240005">
            <text:p>28.24</text:p>
          </table:table-cell>
          <table:table-cell/>
        </table:table-row>
        <table:table-row table:style-name="ro2">
          <table:table-cell table:style-name="ce3" table:formula="of:=[.A2345]+1" office:value-type="float" office:value="2345">
            <text:p>2345</text:p>
          </table:table-cell>
          <table:table-cell table:style-name="ce3" table:formula="of:=[orbits.$C$3]*[.A2346]" office:value-type="float" office:value="10159621.045">
            <text:p>10159621.045</text:p>
          </table:table-cell>
          <table:table-cell table:style-name="ce6" table:formula="of:=[.B2346]/[orbits.$D$3]" office:value-type="float" office:value="27816.0976474534">
            <text:p>27816.10</text:p>
          </table:table-cell>
          <table:table-cell table:style-name="ce6" table:formula="of:=[.C2346]-ROUNDDOWN([.C2346])" office:value-type="float" office:value="0.0976474534036242">
            <text:p>0.10</text:p>
          </table:table-cell>
          <table:table-cell table:formula="of:=IF([.D2346] &lt; [.$D$2])" office:value-type="boolean" office:boolean-value="true">
            <text:p>TRUE</text:p>
          </table:table-cell>
          <table:table-cell table:formula="of:=MOD([.C2346];64)" office:value-type="float" office:value="40.0976474534036">
            <text:p>40.10</text:p>
          </table:table-cell>
          <table:table-cell/>
        </table:table-row>
        <table:table-row table:style-name="ro2">
          <table:table-cell table:style-name="ce3" table:formula="of:=[.A2346]+1" office:value-type="float" office:value="2346">
            <text:p>2346</text:p>
          </table:table-cell>
          <table:table-cell table:style-name="ce3" table:formula="of:=[orbits.$C$3]*[.A2347]" office:value-type="float" office:value="10163953.506">
            <text:p>10163953.506</text:p>
          </table:table-cell>
          <table:table-cell table:style-name="ce6" table:formula="of:=[.B2347]/[orbits.$D$3]" office:value-type="float" office:value="27827.9595227828">
            <text:p>27827.96</text:p>
          </table:table-cell>
          <table:table-cell table:style-name="ce6" table:formula="of:=[.C2347]-ROUNDDOWN([.C2347])" office:value-type="float" office:value="0.959522782810382">
            <text:p>0.96</text:p>
          </table:table-cell>
          <table:table-cell table:formula="of:=IF([.D2347] &lt; [.$D$2])" office:value-type="boolean" office:boolean-value="false">
            <text:p>FALSE</text:p>
          </table:table-cell>
          <table:table-cell table:formula="of:=MOD([.C2347];64)" office:value-type="float" office:value="51.9595227828104">
            <text:p>51.96</text:p>
          </table:table-cell>
          <table:table-cell/>
        </table:table-row>
        <table:table-row table:style-name="ro2">
          <table:table-cell table:style-name="ce3" table:formula="of:=[.A2347]+1" office:value-type="float" office:value="2347">
            <text:p>2347</text:p>
          </table:table-cell>
          <table:table-cell table:style-name="ce3" table:formula="of:=[orbits.$C$3]*[.A2348]" office:value-type="float" office:value="10168285.967">
            <text:p>10168285.967</text:p>
          </table:table-cell>
          <table:table-cell table:style-name="ce6" table:formula="of:=[.B2348]/[orbits.$D$3]" office:value-type="float" office:value="27839.8213981122">
            <text:p>27839.82</text:p>
          </table:table-cell>
          <table:table-cell table:style-name="ce6" table:formula="of:=[.C2348]-ROUNDDOWN([.C2348])" office:value-type="float" office:value="0.821398112213501">
            <text:p>0.82</text:p>
          </table:table-cell>
          <table:table-cell table:formula="of:=IF([.D2348] &lt; [.$D$2])" office:value-type="boolean" office:boolean-value="false">
            <text:p>FALSE</text:p>
          </table:table-cell>
          <table:table-cell table:formula="of:=MOD([.C2348];64)" office:value-type="float" office:value="63.8213981122135">
            <text:p>63.82</text:p>
          </table:table-cell>
          <table:table-cell/>
        </table:table-row>
        <table:table-row table:style-name="ro2">
          <table:table-cell table:style-name="ce3" table:formula="of:=[.A2348]+1" office:value-type="float" office:value="2348">
            <text:p>2348</text:p>
          </table:table-cell>
          <table:table-cell table:style-name="ce3" table:formula="of:=[orbits.$C$3]*[.A2349]" office:value-type="float" office:value="10172618.428">
            <text:p>10172618.428</text:p>
          </table:table-cell>
          <table:table-cell table:style-name="ce6" table:formula="of:=[.B2349]/[orbits.$D$3]" office:value-type="float" office:value="27851.6832734416">
            <text:p>27851.68</text:p>
          </table:table-cell>
          <table:table-cell table:style-name="ce6" table:formula="of:=[.C2349]-ROUNDDOWN([.C2349])" office:value-type="float" office:value="0.683273441620258">
            <text:p>0.68</text:p>
          </table:table-cell>
          <table:table-cell table:formula="of:=IF([.D2349] &lt; [.$D$2])" office:value-type="boolean" office:boolean-value="false">
            <text:p>FALSE</text:p>
          </table:table-cell>
          <table:table-cell table:formula="of:=MOD([.C2349];64)" office:value-type="float" office:value="11.6832734416203">
            <text:p>11.68</text:p>
          </table:table-cell>
          <table:table-cell/>
        </table:table-row>
        <table:table-row table:style-name="ro2">
          <table:table-cell table:style-name="ce3" table:formula="of:=[.A2349]+1" office:value-type="float" office:value="2349">
            <text:p>2349</text:p>
          </table:table-cell>
          <table:table-cell table:style-name="ce3" table:formula="of:=[orbits.$C$3]*[.A2350]" office:value-type="float" office:value="10176950.889">
            <text:p>10176950.889</text:p>
          </table:table-cell>
          <table:table-cell table:style-name="ce6" table:formula="of:=[.B2350]/[orbits.$D$3]" office:value-type="float" office:value="27863.545148771">
            <text:p>27863.55</text:p>
          </table:table-cell>
          <table:table-cell table:style-name="ce6" table:formula="of:=[.C2350]-ROUNDDOWN([.C2350])" office:value-type="float" office:value="0.545148771023378">
            <text:p>0.55</text:p>
          </table:table-cell>
          <table:table-cell table:formula="of:=IF([.D2350] &lt; [.$D$2])" office:value-type="boolean" office:boolean-value="false">
            <text:p>FALSE</text:p>
          </table:table-cell>
          <table:table-cell table:formula="of:=MOD([.C2350];64)" office:value-type="float" office:value="23.5451487710234">
            <text:p>23.55</text:p>
          </table:table-cell>
          <table:table-cell/>
        </table:table-row>
        <table:table-row table:style-name="ro2">
          <table:table-cell table:style-name="ce3" table:formula="of:=[.A2350]+1" office:value-type="float" office:value="2350">
            <text:p>2350</text:p>
          </table:table-cell>
          <table:table-cell table:style-name="ce3" table:formula="of:=[orbits.$C$3]*[.A2351]" office:value-type="float" office:value="10181283.35">
            <text:p>10181283.35</text:p>
          </table:table-cell>
          <table:table-cell table:style-name="ce6" table:formula="of:=[.B2351]/[orbits.$D$3]" office:value-type="float" office:value="27875.4070241004">
            <text:p>27875.41</text:p>
          </table:table-cell>
          <table:table-cell table:style-name="ce6" table:formula="of:=[.C2351]-ROUNDDOWN([.C2351])" office:value-type="float" office:value="0.407024100430135">
            <text:p>0.41</text:p>
          </table:table-cell>
          <table:table-cell table:formula="of:=IF([.D2351] &lt; [.$D$2])" office:value-type="boolean" office:boolean-value="false">
            <text:p>FALSE</text:p>
          </table:table-cell>
          <table:table-cell table:formula="of:=MOD([.C2351];64)" office:value-type="float" office:value="35.4070241004301">
            <text:p>35.41</text:p>
          </table:table-cell>
          <table:table-cell/>
        </table:table-row>
        <table:table-row table:style-name="ro2">
          <table:table-cell table:style-name="ce3" table:formula="of:=[.A2351]+1" office:value-type="float" office:value="2351">
            <text:p>2351</text:p>
          </table:table-cell>
          <table:table-cell table:style-name="ce3" table:formula="of:=[orbits.$C$3]*[.A2352]" office:value-type="float" office:value="10185615.811">
            <text:p>10185615.811</text:p>
          </table:table-cell>
          <table:table-cell table:style-name="ce6" table:formula="of:=[.B2352]/[orbits.$D$3]" office:value-type="float" office:value="27887.2688994298">
            <text:p>27887.27</text:p>
          </table:table-cell>
          <table:table-cell table:style-name="ce6" table:formula="of:=[.C2352]-ROUNDDOWN([.C2352])" office:value-type="float" office:value="0.268899429833255">
            <text:p>0.27</text:p>
          </table:table-cell>
          <table:table-cell table:formula="of:=IF([.D2352] &lt; [.$D$2])" office:value-type="boolean" office:boolean-value="false">
            <text:p>FALSE</text:p>
          </table:table-cell>
          <table:table-cell table:formula="of:=MOD([.C2352];64)" office:value-type="float" office:value="47.2688994298333">
            <text:p>47.27</text:p>
          </table:table-cell>
          <table:table-cell/>
        </table:table-row>
        <table:table-row table:style-name="ro2">
          <table:table-cell table:style-name="ce3" table:formula="of:=[.A2352]+1" office:value-type="float" office:value="2352">
            <text:p>2352</text:p>
          </table:table-cell>
          <table:table-cell table:style-name="ce3" table:formula="of:=[orbits.$C$3]*[.A2353]" office:value-type="float" office:value="10189948.272">
            <text:p>10189948.272</text:p>
          </table:table-cell>
          <table:table-cell table:style-name="ce6" table:formula="of:=[.B2353]/[orbits.$D$3]" office:value-type="float" office:value="27899.1307747592">
            <text:p>27899.13</text:p>
          </table:table-cell>
          <table:table-cell table:style-name="ce6" table:formula="of:=[.C2353]-ROUNDDOWN([.C2353])" office:value-type="float" office:value="0.130774759232736">
            <text:p>0.13</text:p>
          </table:table-cell>
          <table:table-cell table:formula="of:=IF([.D2353] &lt; [.$D$2])" office:value-type="boolean" office:boolean-value="false">
            <text:p>FALSE</text:p>
          </table:table-cell>
          <table:table-cell table:formula="of:=MOD([.C2353];64)" office:value-type="float" office:value="59.1307747592327">
            <text:p>59.13</text:p>
          </table:table-cell>
          <table:table-cell/>
        </table:table-row>
        <table:table-row table:style-name="ro2">
          <table:table-cell table:style-name="ce3" table:formula="of:=[.A2353]+1" office:value-type="float" office:value="2353">
            <text:p>2353</text:p>
          </table:table-cell>
          <table:table-cell table:style-name="ce3" table:formula="of:=[orbits.$C$3]*[.A2354]" office:value-type="float" office:value="10194280.733">
            <text:p>10194280.733</text:p>
          </table:table-cell>
          <table:table-cell table:style-name="ce6" table:formula="of:=[.B2354]/[orbits.$D$3]" office:value-type="float" office:value="27910.9926500886">
            <text:p>27910.99</text:p>
          </table:table-cell>
          <table:table-cell table:style-name="ce6" table:formula="of:=[.C2354]-ROUNDDOWN([.C2354])" office:value-type="float" office:value="0.992650088643131">
            <text:p>0.99</text:p>
          </table:table-cell>
          <table:table-cell table:formula="of:=IF([.D2354] &lt; [.$D$2])" office:value-type="boolean" office:boolean-value="false">
            <text:p>FALSE</text:p>
          </table:table-cell>
          <table:table-cell table:formula="of:=MOD([.C2354];64)" office:value-type="float" office:value="6.99265008864313">
            <text:p>6.99</text:p>
          </table:table-cell>
          <table:table-cell/>
        </table:table-row>
        <table:table-row table:style-name="ro2">
          <table:table-cell table:style-name="ce3" table:formula="of:=[.A2354]+1" office:value-type="float" office:value="2354">
            <text:p>2354</text:p>
          </table:table-cell>
          <table:table-cell table:style-name="ce3" table:formula="of:=[orbits.$C$3]*[.A2355]" office:value-type="float" office:value="10198613.194">
            <text:p>10198613.194</text:p>
          </table:table-cell>
          <table:table-cell table:style-name="ce6" table:formula="of:=[.B2355]/[orbits.$D$3]" office:value-type="float" office:value="27922.854525418">
            <text:p>27922.85</text:p>
          </table:table-cell>
          <table:table-cell table:style-name="ce6" table:formula="of:=[.C2355]-ROUNDDOWN([.C2355])" office:value-type="float" office:value="0.854525418042613">
            <text:p>0.85</text:p>
          </table:table-cell>
          <table:table-cell table:formula="of:=IF([.D2355] &lt; [.$D$2])" office:value-type="boolean" office:boolean-value="false">
            <text:p>FALSE</text:p>
          </table:table-cell>
          <table:table-cell table:formula="of:=MOD([.C2355];64)" office:value-type="float" office:value="18.8545254180426">
            <text:p>18.85</text:p>
          </table:table-cell>
          <table:table-cell/>
        </table:table-row>
        <table:table-row table:style-name="ro2">
          <table:table-cell table:style-name="ce3" table:formula="of:=[.A2355]+1" office:value-type="float" office:value="2355">
            <text:p>2355</text:p>
          </table:table-cell>
          <table:table-cell table:style-name="ce3" table:formula="of:=[orbits.$C$3]*[.A2356]" office:value-type="float" office:value="10202945.655">
            <text:p>10202945.655</text:p>
          </table:table-cell>
          <table:table-cell table:style-name="ce6" table:formula="of:=[.B2356]/[orbits.$D$3]" office:value-type="float" office:value="27934.7164007475">
            <text:p>27934.72</text:p>
          </table:table-cell>
          <table:table-cell table:style-name="ce6" table:formula="of:=[.C2356]-ROUNDDOWN([.C2356])" office:value-type="float" office:value="0.716400747453008">
            <text:p>0.72</text:p>
          </table:table-cell>
          <table:table-cell table:formula="of:=IF([.D2356] &lt; [.$D$2])" office:value-type="boolean" office:boolean-value="false">
            <text:p>FALSE</text:p>
          </table:table-cell>
          <table:table-cell table:formula="of:=MOD([.C2356];64)" office:value-type="float" office:value="30.716400747453">
            <text:p>30.72</text:p>
          </table:table-cell>
          <table:table-cell/>
        </table:table-row>
        <table:table-row table:style-name="ro2">
          <table:table-cell table:style-name="ce3" table:formula="of:=[.A2356]+1" office:value-type="float" office:value="2356">
            <text:p>2356</text:p>
          </table:table-cell>
          <table:table-cell table:style-name="ce3" table:formula="of:=[orbits.$C$3]*[.A2357]" office:value-type="float" office:value="10207278.116">
            <text:p>10207278.116</text:p>
          </table:table-cell>
          <table:table-cell table:style-name="ce6" table:formula="of:=[.B2357]/[orbits.$D$3]" office:value-type="float" office:value="27946.5782760769">
            <text:p>27946.58</text:p>
          </table:table-cell>
          <table:table-cell table:style-name="ce6" table:formula="of:=[.C2357]-ROUNDDOWN([.C2357])" office:value-type="float" office:value="0.57827607685249">
            <text:p>0.58</text:p>
          </table:table-cell>
          <table:table-cell table:formula="of:=IF([.D2357] &lt; [.$D$2])" office:value-type="boolean" office:boolean-value="false">
            <text:p>FALSE</text:p>
          </table:table-cell>
          <table:table-cell table:formula="of:=MOD([.C2357];64)" office:value-type="float" office:value="42.5782760768525">
            <text:p>42.58</text:p>
          </table:table-cell>
          <table:table-cell/>
        </table:table-row>
        <table:table-row table:style-name="ro2">
          <table:table-cell table:style-name="ce3" table:formula="of:=[.A2357]+1" office:value-type="float" office:value="2357">
            <text:p>2357</text:p>
          </table:table-cell>
          <table:table-cell table:style-name="ce3" table:formula="of:=[orbits.$C$3]*[.A2358]" office:value-type="float" office:value="10211610.577">
            <text:p>10211610.577</text:p>
          </table:table-cell>
          <table:table-cell table:style-name="ce6" table:formula="of:=[.B2358]/[orbits.$D$3]" office:value-type="float" office:value="27958.4401514063">
            <text:p>27958.44</text:p>
          </table:table-cell>
          <table:table-cell table:style-name="ce6" table:formula="of:=[.C2358]-ROUNDDOWN([.C2358])" office:value-type="float" office:value="0.440151406259247">
            <text:p>0.44</text:p>
          </table:table-cell>
          <table:table-cell table:formula="of:=IF([.D2358] &lt; [.$D$2])" office:value-type="boolean" office:boolean-value="false">
            <text:p>FALSE</text:p>
          </table:table-cell>
          <table:table-cell table:formula="of:=MOD([.C2358];64)" office:value-type="float" office:value="54.4401514062592">
            <text:p>54.44</text:p>
          </table:table-cell>
          <table:table-cell/>
        </table:table-row>
        <table:table-row table:style-name="ro2">
          <table:table-cell table:style-name="ce3" table:formula="of:=[.A2358]+1" office:value-type="float" office:value="2358">
            <text:p>2358</text:p>
          </table:table-cell>
          <table:table-cell table:style-name="ce3" table:formula="of:=[orbits.$C$3]*[.A2359]" office:value-type="float" office:value="10215943.038">
            <text:p>10215943.038</text:p>
          </table:table-cell>
          <table:table-cell table:style-name="ce6" table:formula="of:=[.B2359]/[orbits.$D$3]" office:value-type="float" office:value="27970.3020267357">
            <text:p>27970.30</text:p>
          </table:table-cell>
          <table:table-cell table:style-name="ce6" table:formula="of:=[.C2359]-ROUNDDOWN([.C2359])" office:value-type="float" office:value="0.302026735662366">
            <text:p>0.30</text:p>
          </table:table-cell>
          <table:table-cell table:formula="of:=IF([.D2359] &lt; [.$D$2])" office:value-type="boolean" office:boolean-value="false">
            <text:p>FALSE</text:p>
          </table:table-cell>
          <table:table-cell table:formula="of:=MOD([.C2359];64)" office:value-type="float" office:value="2.30202673566237">
            <text:p>2.30</text:p>
          </table:table-cell>
          <table:table-cell/>
        </table:table-row>
        <table:table-row table:style-name="ro2">
          <table:table-cell table:style-name="ce3" table:formula="of:=[.A2359]+1" office:value-type="float" office:value="2359">
            <text:p>2359</text:p>
          </table:table-cell>
          <table:table-cell table:style-name="ce3" table:formula="of:=[orbits.$C$3]*[.A2360]" office:value-type="float" office:value="10220275.499">
            <text:p>10220275.499</text:p>
          </table:table-cell>
          <table:table-cell table:style-name="ce6" table:formula="of:=[.B2360]/[orbits.$D$3]" office:value-type="float" office:value="27982.1639020651">
            <text:p>27982.16</text:p>
          </table:table-cell>
          <table:table-cell table:style-name="ce6" table:formula="of:=[.C2360]-ROUNDDOWN([.C2360])" office:value-type="float" office:value="0.163902065065486">
            <text:p>0.16</text:p>
          </table:table-cell>
          <table:table-cell table:formula="of:=IF([.D2360] &lt; [.$D$2])" office:value-type="boolean" office:boolean-value="false">
            <text:p>FALSE</text:p>
          </table:table-cell>
          <table:table-cell table:formula="of:=MOD([.C2360];64)" office:value-type="float" office:value="14.1639020650655">
            <text:p>14.16</text:p>
          </table:table-cell>
          <table:table-cell/>
        </table:table-row>
        <table:table-row table:style-name="ro2">
          <table:table-cell table:style-name="ce3" table:formula="of:=[.A2360]+1" office:value-type="float" office:value="2360">
            <text:p>2360</text:p>
          </table:table-cell>
          <table:table-cell table:style-name="ce3" table:formula="of:=[orbits.$C$3]*[.A2361]" office:value-type="float" office:value="10224607.96">
            <text:p>10224607.96</text:p>
          </table:table-cell>
          <table:table-cell table:style-name="ce6" table:formula="of:=[.B2361]/[orbits.$D$3]" office:value-type="float" office:value="27994.0257773945">
            <text:p>27994.03</text:p>
          </table:table-cell>
          <table:table-cell table:style-name="ce6" table:formula="of:=[.C2361]-ROUNDDOWN([.C2361])" office:value-type="float" office:value="0.025777394472243">
            <text:p>0.03</text:p>
          </table:table-cell>
          <table:table-cell table:formula="of:=IF([.D2361] &lt; [.$D$2])" office:value-type="boolean" office:boolean-value="true">
            <text:p>TRUE</text:p>
          </table:table-cell>
          <table:table-cell table:formula="of:=MOD([.C2361];64)" office:value-type="float" office:value="26.0257773944722">
            <text:p>26.03</text:p>
          </table:table-cell>
          <table:table-cell/>
        </table:table-row>
        <table:table-row table:style-name="ro2">
          <table:table-cell table:style-name="ce3" table:formula="of:=[.A2361]+1" office:value-type="float" office:value="2361">
            <text:p>2361</text:p>
          </table:table-cell>
          <table:table-cell table:style-name="ce3" table:formula="of:=[orbits.$C$3]*[.A2362]" office:value-type="float" office:value="10228940.421">
            <text:p>10228940.421</text:p>
          </table:table-cell>
          <table:table-cell table:style-name="ce6" table:formula="of:=[.B2362]/[orbits.$D$3]" office:value-type="float" office:value="28005.8876527239">
            <text:p>28005.89</text:p>
          </table:table-cell>
          <table:table-cell table:style-name="ce6" table:formula="of:=[.C2362]-ROUNDDOWN([.C2362])" office:value-type="float" office:value="0.887652723875362">
            <text:p>0.89</text:p>
          </table:table-cell>
          <table:table-cell table:formula="of:=IF([.D2362] &lt; [.$D$2])" office:value-type="boolean" office:boolean-value="false">
            <text:p>FALSE</text:p>
          </table:table-cell>
          <table:table-cell table:formula="of:=MOD([.C2362];64)" office:value-type="float" office:value="37.8876527238754">
            <text:p>37.89</text:p>
          </table:table-cell>
          <table:table-cell/>
        </table:table-row>
        <table:table-row table:style-name="ro2">
          <table:table-cell table:style-name="ce3" table:formula="of:=[.A2362]+1" office:value-type="float" office:value="2362">
            <text:p>2362</text:p>
          </table:table-cell>
          <table:table-cell table:style-name="ce3" table:formula="of:=[orbits.$C$3]*[.A2363]" office:value-type="float" office:value="10233272.882">
            <text:p>10233272.882</text:p>
          </table:table-cell>
          <table:table-cell table:style-name="ce6" table:formula="of:=[.B2363]/[orbits.$D$3]" office:value-type="float" office:value="28017.7495280533">
            <text:p>28017.75</text:p>
          </table:table-cell>
          <table:table-cell table:style-name="ce6" table:formula="of:=[.C2363]-ROUNDDOWN([.C2363])" office:value-type="float" office:value="0.74952805328212">
            <text:p>0.75</text:p>
          </table:table-cell>
          <table:table-cell table:formula="of:=IF([.D2363] &lt; [.$D$2])" office:value-type="boolean" office:boolean-value="false">
            <text:p>FALSE</text:p>
          </table:table-cell>
          <table:table-cell table:formula="of:=MOD([.C2363];64)" office:value-type="float" office:value="49.7495280532821">
            <text:p>49.75</text:p>
          </table:table-cell>
          <table:table-cell/>
        </table:table-row>
        <table:table-row table:style-name="ro2">
          <table:table-cell table:style-name="ce3" table:formula="of:=[.A2363]+1" office:value-type="float" office:value="2363">
            <text:p>2363</text:p>
          </table:table-cell>
          <table:table-cell table:style-name="ce3" table:formula="of:=[orbits.$C$3]*[.A2364]" office:value-type="float" office:value="10237605.343">
            <text:p>10237605.343</text:p>
          </table:table-cell>
          <table:table-cell table:style-name="ce6" table:formula="of:=[.B2364]/[orbits.$D$3]" office:value-type="float" office:value="28029.6114033827">
            <text:p>28029.61</text:p>
          </table:table-cell>
          <table:table-cell table:style-name="ce6" table:formula="of:=[.C2364]-ROUNDDOWN([.C2364])" office:value-type="float" office:value="0.611403382685239">
            <text:p>0.61</text:p>
          </table:table-cell>
          <table:table-cell table:formula="of:=IF([.D2364] &lt; [.$D$2])" office:value-type="boolean" office:boolean-value="false">
            <text:p>FALSE</text:p>
          </table:table-cell>
          <table:table-cell table:formula="of:=MOD([.C2364];64)" office:value-type="float" office:value="61.6114033826852">
            <text:p>61.61</text:p>
          </table:table-cell>
          <table:table-cell/>
        </table:table-row>
        <table:table-row table:style-name="ro2">
          <table:table-cell table:style-name="ce3" table:formula="of:=[.A2364]+1" office:value-type="float" office:value="2364">
            <text:p>2364</text:p>
          </table:table-cell>
          <table:table-cell table:style-name="ce3" table:formula="of:=[orbits.$C$3]*[.A2365]" office:value-type="float" office:value="10241937.804">
            <text:p>10241937.804</text:p>
          </table:table-cell>
          <table:table-cell table:style-name="ce6" table:formula="of:=[.B2365]/[orbits.$D$3]" office:value-type="float" office:value="28041.4732787121">
            <text:p>28041.47</text:p>
          </table:table-cell>
          <table:table-cell table:style-name="ce6" table:formula="of:=[.C2365]-ROUNDDOWN([.C2365])" office:value-type="float" office:value="0.473278712091997">
            <text:p>0.47</text:p>
          </table:table-cell>
          <table:table-cell table:formula="of:=IF([.D2365] &lt; [.$D$2])" office:value-type="boolean" office:boolean-value="false">
            <text:p>FALSE</text:p>
          </table:table-cell>
          <table:table-cell table:formula="of:=MOD([.C2365];64)" office:value-type="float" office:value="9.473278712092">
            <text:p>9.47</text:p>
          </table:table-cell>
          <table:table-cell/>
        </table:table-row>
        <table:table-row table:style-name="ro2">
          <table:table-cell table:style-name="ce3" table:formula="of:=[.A2365]+1" office:value-type="float" office:value="2365">
            <text:p>2365</text:p>
          </table:table-cell>
          <table:table-cell table:style-name="ce3" table:formula="of:=[orbits.$C$3]*[.A2366]" office:value-type="float" office:value="10246270.265">
            <text:p>10246270.265</text:p>
          </table:table-cell>
          <table:table-cell table:style-name="ce6" table:formula="of:=[.B2366]/[orbits.$D$3]" office:value-type="float" office:value="28053.3351540415">
            <text:p>28053.34</text:p>
          </table:table-cell>
          <table:table-cell table:style-name="ce6" table:formula="of:=[.C2366]-ROUNDDOWN([.C2366])" office:value-type="float" office:value="0.335154041495116">
            <text:p>0.34</text:p>
          </table:table-cell>
          <table:table-cell table:formula="of:=IF([.D2366] &lt; [.$D$2])" office:value-type="boolean" office:boolean-value="false">
            <text:p>FALSE</text:p>
          </table:table-cell>
          <table:table-cell table:formula="of:=MOD([.C2366];64)" office:value-type="float" office:value="21.3351540414951">
            <text:p>21.34</text:p>
          </table:table-cell>
          <table:table-cell/>
        </table:table-row>
        <table:table-row table:style-name="ro2">
          <table:table-cell table:style-name="ce3" table:formula="of:=[.A2366]+1" office:value-type="float" office:value="2366">
            <text:p>2366</text:p>
          </table:table-cell>
          <table:table-cell table:style-name="ce3" table:formula="of:=[orbits.$C$3]*[.A2367]" office:value-type="float" office:value="10250602.726">
            <text:p>10250602.726</text:p>
          </table:table-cell>
          <table:table-cell table:style-name="ce6" table:formula="of:=[.B2367]/[orbits.$D$3]" office:value-type="float" office:value="28065.1970293709">
            <text:p>28065.20</text:p>
          </table:table-cell>
          <table:table-cell table:style-name="ce6" table:formula="of:=[.C2367]-ROUNDDOWN([.C2367])" office:value-type="float" office:value="0.197029370894597">
            <text:p>0.20</text:p>
          </table:table-cell>
          <table:table-cell table:formula="of:=IF([.D2367] &lt; [.$D$2])" office:value-type="boolean" office:boolean-value="false">
            <text:p>FALSE</text:p>
          </table:table-cell>
          <table:table-cell table:formula="of:=MOD([.C2367];64)" office:value-type="float" office:value="33.1970293708946">
            <text:p>33.20</text:p>
          </table:table-cell>
          <table:table-cell/>
        </table:table-row>
        <table:table-row table:style-name="ro2">
          <table:table-cell table:style-name="ce3" table:formula="of:=[.A2367]+1" office:value-type="float" office:value="2367">
            <text:p>2367</text:p>
          </table:table-cell>
          <table:table-cell table:style-name="ce3" table:formula="of:=[orbits.$C$3]*[.A2368]" office:value-type="float" office:value="10254935.187">
            <text:p>10254935.187</text:p>
          </table:table-cell>
          <table:table-cell table:style-name="ce6" table:formula="of:=[.B2368]/[orbits.$D$3]" office:value-type="float" office:value="28077.0589047003">
            <text:p>28077.06</text:p>
          </table:table-cell>
          <table:table-cell table:style-name="ce6" table:formula="of:=[.C2368]-ROUNDDOWN([.C2368])" office:value-type="float" office:value="0.0589047003049927">
            <text:p>0.06</text:p>
          </table:table-cell>
          <table:table-cell table:formula="of:=IF([.D2368] &lt; [.$D$2])" office:value-type="boolean" office:boolean-value="true">
            <text:p>TRUE</text:p>
          </table:table-cell>
          <table:table-cell table:formula="of:=MOD([.C2368];64)" office:value-type="float" office:value="45.058904700305">
            <text:p>45.06</text:p>
          </table:table-cell>
          <table:table-cell/>
        </table:table-row>
        <table:table-row table:style-name="ro2">
          <table:table-cell table:style-name="ce3" table:formula="of:=[.A2368]+1" office:value-type="float" office:value="2368">
            <text:p>2368</text:p>
          </table:table-cell>
          <table:table-cell table:style-name="ce3" table:formula="of:=[orbits.$C$3]*[.A2369]" office:value-type="float" office:value="10259267.648">
            <text:p>10259267.648</text:p>
          </table:table-cell>
          <table:table-cell table:style-name="ce6" table:formula="of:=[.B2369]/[orbits.$D$3]" office:value-type="float" office:value="28088.9207800297">
            <text:p>28088.92</text:p>
          </table:table-cell>
          <table:table-cell table:style-name="ce6" table:formula="of:=[.C2369]-ROUNDDOWN([.C2369])" office:value-type="float" office:value="0.920780029704474">
            <text:p>0.92</text:p>
          </table:table-cell>
          <table:table-cell table:formula="of:=IF([.D2369] &lt; [.$D$2])" office:value-type="boolean" office:boolean-value="false">
            <text:p>FALSE</text:p>
          </table:table-cell>
          <table:table-cell table:formula="of:=MOD([.C2369];64)" office:value-type="float" office:value="56.9207800297045">
            <text:p>56.92</text:p>
          </table:table-cell>
          <table:table-cell/>
        </table:table-row>
        <table:table-row table:style-name="ro2">
          <table:table-cell table:style-name="ce3" table:formula="of:=[.A2369]+1" office:value-type="float" office:value="2369">
            <text:p>2369</text:p>
          </table:table-cell>
          <table:table-cell table:style-name="ce3" table:formula="of:=[orbits.$C$3]*[.A2370]" office:value-type="float" office:value="10263600.109">
            <text:p>10263600.109</text:p>
          </table:table-cell>
          <table:table-cell table:style-name="ce6" table:formula="of:=[.B2370]/[orbits.$D$3]" office:value-type="float" office:value="28100.7826553591">
            <text:p>28100.78</text:p>
          </table:table-cell>
          <table:table-cell table:style-name="ce6" table:formula="of:=[.C2370]-ROUNDDOWN([.C2370])" office:value-type="float" office:value="0.78265535911487">
            <text:p>0.78</text:p>
          </table:table-cell>
          <table:table-cell table:formula="of:=IF([.D2370] &lt; [.$D$2])" office:value-type="boolean" office:boolean-value="false">
            <text:p>FALSE</text:p>
          </table:table-cell>
          <table:table-cell table:formula="of:=MOD([.C2370];64)" office:value-type="float" office:value="4.78265535911487">
            <text:p>4.78</text:p>
          </table:table-cell>
          <table:table-cell/>
        </table:table-row>
        <table:table-row table:style-name="ro2">
          <table:table-cell table:style-name="ce3" table:formula="of:=[.A2370]+1" office:value-type="float" office:value="2370">
            <text:p>2370</text:p>
          </table:table-cell>
          <table:table-cell table:style-name="ce3" table:formula="of:=[orbits.$C$3]*[.A2371]" office:value-type="float" office:value="10267932.57">
            <text:p>10267932.57</text:p>
          </table:table-cell>
          <table:table-cell table:style-name="ce6" table:formula="of:=[.B2371]/[orbits.$D$3]" office:value-type="float" office:value="28112.6445306885">
            <text:p>28112.64</text:p>
          </table:table-cell>
          <table:table-cell table:style-name="ce6" table:formula="of:=[.C2371]-ROUNDDOWN([.C2371])" office:value-type="float" office:value="0.644530688514351">
            <text:p>0.64</text:p>
          </table:table-cell>
          <table:table-cell table:formula="of:=IF([.D2371] &lt; [.$D$2])" office:value-type="boolean" office:boolean-value="false">
            <text:p>FALSE</text:p>
          </table:table-cell>
          <table:table-cell table:formula="of:=MOD([.C2371];64)" office:value-type="float" office:value="16.6445306885144">
            <text:p>16.64</text:p>
          </table:table-cell>
          <table:table-cell/>
        </table:table-row>
        <table:table-row table:style-name="ro2">
          <table:table-cell table:style-name="ce3" table:formula="of:=[.A2371]+1" office:value-type="float" office:value="2371">
            <text:p>2371</text:p>
          </table:table-cell>
          <table:table-cell table:style-name="ce3" table:formula="of:=[orbits.$C$3]*[.A2372]" office:value-type="float" office:value="10272265.031">
            <text:p>10272265.031</text:p>
          </table:table-cell>
          <table:table-cell table:style-name="ce6" table:formula="of:=[.B2372]/[orbits.$D$3]" office:value-type="float" office:value="28124.5064060179">
            <text:p>28124.51</text:p>
          </table:table-cell>
          <table:table-cell table:style-name="ce6" table:formula="of:=[.C2372]-ROUNDDOWN([.C2372])" office:value-type="float" office:value="0.506406017921108">
            <text:p>0.51</text:p>
          </table:table-cell>
          <table:table-cell table:formula="of:=IF([.D2372] &lt; [.$D$2])" office:value-type="boolean" office:boolean-value="false">
            <text:p>FALSE</text:p>
          </table:table-cell>
          <table:table-cell table:formula="of:=MOD([.C2372];64)" office:value-type="float" office:value="28.5064060179211">
            <text:p>28.51</text:p>
          </table:table-cell>
          <table:table-cell/>
        </table:table-row>
        <table:table-row table:style-name="ro2">
          <table:table-cell table:style-name="ce3" table:formula="of:=[.A2372]+1" office:value-type="float" office:value="2372">
            <text:p>2372</text:p>
          </table:table-cell>
          <table:table-cell table:style-name="ce3" table:formula="of:=[orbits.$C$3]*[.A2373]" office:value-type="float" office:value="10276597.492">
            <text:p>10276597.492</text:p>
          </table:table-cell>
          <table:table-cell table:style-name="ce6" table:formula="of:=[.B2373]/[orbits.$D$3]" office:value-type="float" office:value="28136.3682813473">
            <text:p>28136.37</text:p>
          </table:table-cell>
          <table:table-cell table:style-name="ce6" table:formula="of:=[.C2373]-ROUNDDOWN([.C2373])" office:value-type="float" office:value="0.368281347324228">
            <text:p>0.37</text:p>
          </table:table-cell>
          <table:table-cell table:formula="of:=IF([.D2373] &lt; [.$D$2])" office:value-type="boolean" office:boolean-value="false">
            <text:p>FALSE</text:p>
          </table:table-cell>
          <table:table-cell table:formula="of:=MOD([.C2373];64)" office:value-type="float" office:value="40.3682813473242">
            <text:p>40.37</text:p>
          </table:table-cell>
          <table:table-cell/>
        </table:table-row>
        <table:table-row table:style-name="ro2">
          <table:table-cell table:style-name="ce3" table:formula="of:=[.A2373]+1" office:value-type="float" office:value="2373">
            <text:p>2373</text:p>
          </table:table-cell>
          <table:table-cell table:style-name="ce3" table:formula="of:=[orbits.$C$3]*[.A2374]" office:value-type="float" office:value="10280929.953">
            <text:p>10280929.953</text:p>
          </table:table-cell>
          <table:table-cell table:style-name="ce6" table:formula="of:=[.B2374]/[orbits.$D$3]" office:value-type="float" office:value="28148.2301566767">
            <text:p>28148.23</text:p>
          </table:table-cell>
          <table:table-cell table:style-name="ce6" table:formula="of:=[.C2374]-ROUNDDOWN([.C2374])" office:value-type="float" office:value="0.230156676727347">
            <text:p>0.23</text:p>
          </table:table-cell>
          <table:table-cell table:formula="of:=IF([.D2374] &lt; [.$D$2])" office:value-type="boolean" office:boolean-value="false">
            <text:p>FALSE</text:p>
          </table:table-cell>
          <table:table-cell table:formula="of:=MOD([.C2374];64)" office:value-type="float" office:value="52.2301566767274">
            <text:p>52.23</text:p>
          </table:table-cell>
          <table:table-cell/>
        </table:table-row>
        <table:table-row table:style-name="ro2">
          <table:table-cell table:style-name="ce3" table:formula="of:=[.A2374]+1" office:value-type="float" office:value="2374">
            <text:p>2374</text:p>
          </table:table-cell>
          <table:table-cell table:style-name="ce3" table:formula="of:=[orbits.$C$3]*[.A2375]" office:value-type="float" office:value="10285262.414">
            <text:p>10285262.414</text:p>
          </table:table-cell>
          <table:table-cell table:style-name="ce6" table:formula="of:=[.B2375]/[orbits.$D$3]" office:value-type="float" office:value="28160.0920320061">
            <text:p>28160.09</text:p>
          </table:table-cell>
          <table:table-cell table:style-name="ce6" table:formula="of:=[.C2375]-ROUNDDOWN([.C2375])" office:value-type="float" office:value="0.0920320061341045">
            <text:p>0.09</text:p>
          </table:table-cell>
          <table:table-cell table:formula="of:=IF([.D2375] &lt; [.$D$2])" office:value-type="boolean" office:boolean-value="true">
            <text:p>TRUE</text:p>
          </table:table-cell>
          <table:table-cell table:formula="of:=MOD([.C2375];64)" office:value-type="float" office:value="0.0920320061341045">
            <text:p>0.09</text:p>
          </table:table-cell>
          <table:table-cell/>
        </table:table-row>
        <table:table-row table:style-name="ro2">
          <table:table-cell table:style-name="ce3" table:formula="of:=[.A2375]+1" office:value-type="float" office:value="2375">
            <text:p>2375</text:p>
          </table:table-cell>
          <table:table-cell table:style-name="ce3" table:formula="of:=[orbits.$C$3]*[.A2376]" office:value-type="float" office:value="10289594.875">
            <text:p>10289594.875</text:p>
          </table:table-cell>
          <table:table-cell table:style-name="ce6" table:formula="of:=[.B2376]/[orbits.$D$3]" office:value-type="float" office:value="28171.9539073355">
            <text:p>28171.95</text:p>
          </table:table-cell>
          <table:table-cell table:style-name="ce6" table:formula="of:=[.C2376]-ROUNDDOWN([.C2376])" office:value-type="float" office:value="0.953907335537224">
            <text:p>0.95</text:p>
          </table:table-cell>
          <table:table-cell table:formula="of:=IF([.D2376] &lt; [.$D$2])" office:value-type="boolean" office:boolean-value="false">
            <text:p>FALSE</text:p>
          </table:table-cell>
          <table:table-cell table:formula="of:=MOD([.C2376];64)" office:value-type="float" office:value="11.9539073355372">
            <text:p>11.95</text:p>
          </table:table-cell>
          <table:table-cell/>
        </table:table-row>
        <table:table-row table:style-name="ro2">
          <table:table-cell table:style-name="ce3" table:formula="of:=[.A2376]+1" office:value-type="float" office:value="2376">
            <text:p>2376</text:p>
          </table:table-cell>
          <table:table-cell table:style-name="ce3" table:formula="of:=[orbits.$C$3]*[.A2377]" office:value-type="float" office:value="10293927.336">
            <text:p>10293927.336</text:p>
          </table:table-cell>
          <table:table-cell table:style-name="ce6" table:formula="of:=[.B2377]/[orbits.$D$3]" office:value-type="float" office:value="28183.8157826649">
            <text:p>28183.82</text:p>
          </table:table-cell>
          <table:table-cell table:style-name="ce6" table:formula="of:=[.C2377]-ROUNDDOWN([.C2377])" office:value-type="float" office:value="0.815782664943981">
            <text:p>0.82</text:p>
          </table:table-cell>
          <table:table-cell table:formula="of:=IF([.D2377] &lt; [.$D$2])" office:value-type="boolean" office:boolean-value="false">
            <text:p>FALSE</text:p>
          </table:table-cell>
          <table:table-cell table:formula="of:=MOD([.C2377];64)" office:value-type="float" office:value="23.815782664944">
            <text:p>23.82</text:p>
          </table:table-cell>
          <table:table-cell/>
        </table:table-row>
        <table:table-row table:style-name="ro2">
          <table:table-cell table:style-name="ce3" table:formula="of:=[.A2377]+1" office:value-type="float" office:value="2377">
            <text:p>2377</text:p>
          </table:table-cell>
          <table:table-cell table:style-name="ce3" table:formula="of:=[orbits.$C$3]*[.A2378]" office:value-type="float" office:value="10298259.797">
            <text:p>10298259.797</text:p>
          </table:table-cell>
          <table:table-cell table:style-name="ce6" table:formula="of:=[.B2378]/[orbits.$D$3]" office:value-type="float" office:value="28195.6776579943">
            <text:p>28195.68</text:p>
          </table:table-cell>
          <table:table-cell table:style-name="ce6" table:formula="of:=[.C2378]-ROUNDDOWN([.C2378])" office:value-type="float" office:value="0.677657994347101">
            <text:p>0.68</text:p>
          </table:table-cell>
          <table:table-cell table:formula="of:=IF([.D2378] &lt; [.$D$2])" office:value-type="boolean" office:boolean-value="false">
            <text:p>FALSE</text:p>
          </table:table-cell>
          <table:table-cell table:formula="of:=MOD([.C2378];64)" office:value-type="float" office:value="35.6776579943471">
            <text:p>35.68</text:p>
          </table:table-cell>
          <table:table-cell/>
        </table:table-row>
        <table:table-row table:style-name="ro2">
          <table:table-cell table:style-name="ce3" table:formula="of:=[.A2378]+1" office:value-type="float" office:value="2378">
            <text:p>2378</text:p>
          </table:table-cell>
          <table:table-cell table:style-name="ce3" table:formula="of:=[orbits.$C$3]*[.A2379]" office:value-type="float" office:value="10302592.258">
            <text:p>10302592.258</text:p>
          </table:table-cell>
          <table:table-cell table:style-name="ce6" table:formula="of:=[.B2379]/[orbits.$D$3]" office:value-type="float" office:value="28207.5395333238">
            <text:p>28207.54</text:p>
          </table:table-cell>
          <table:table-cell table:style-name="ce6" table:formula="of:=[.C2379]-ROUNDDOWN([.C2379])" office:value-type="float" office:value="0.539533323753858">
            <text:p>0.54</text:p>
          </table:table-cell>
          <table:table-cell table:formula="of:=IF([.D2379] &lt; [.$D$2])" office:value-type="boolean" office:boolean-value="false">
            <text:p>FALSE</text:p>
          </table:table-cell>
          <table:table-cell table:formula="of:=MOD([.C2379];64)" office:value-type="float" office:value="47.5395333237539">
            <text:p>47.54</text:p>
          </table:table-cell>
          <table:table-cell/>
        </table:table-row>
        <table:table-row table:style-name="ro2">
          <table:table-cell table:style-name="ce3" table:formula="of:=[.A2379]+1" office:value-type="float" office:value="2379">
            <text:p>2379</text:p>
          </table:table-cell>
          <table:table-cell table:style-name="ce3" table:formula="of:=[orbits.$C$3]*[.A2380]" office:value-type="float" office:value="10306924.719">
            <text:p>10306924.719</text:p>
          </table:table-cell>
          <table:table-cell table:style-name="ce6" table:formula="of:=[.B2380]/[orbits.$D$3]" office:value-type="float" office:value="28219.4014086532">
            <text:p>28219.40</text:p>
          </table:table-cell>
          <table:table-cell table:style-name="ce6" table:formula="of:=[.C2380]-ROUNDDOWN([.C2380])" office:value-type="float" office:value="0.401408653156977">
            <text:p>0.40</text:p>
          </table:table-cell>
          <table:table-cell table:formula="of:=IF([.D2380] &lt; [.$D$2])" office:value-type="boolean" office:boolean-value="false">
            <text:p>FALSE</text:p>
          </table:table-cell>
          <table:table-cell table:formula="of:=MOD([.C2380];64)" office:value-type="float" office:value="59.401408653157">
            <text:p>59.40</text:p>
          </table:table-cell>
          <table:table-cell/>
        </table:table-row>
        <table:table-row table:style-name="ro2">
          <table:table-cell table:style-name="ce3" table:formula="of:=[.A2380]+1" office:value-type="float" office:value="2380">
            <text:p>2380</text:p>
          </table:table-cell>
          <table:table-cell table:style-name="ce3" table:formula="of:=[orbits.$C$3]*[.A2381]" office:value-type="float" office:value="10311257.18">
            <text:p>10311257.18</text:p>
          </table:table-cell>
          <table:table-cell table:style-name="ce6" table:formula="of:=[.B2381]/[orbits.$D$3]" office:value-type="float" office:value="28231.2632839826">
            <text:p>28231.26</text:p>
          </table:table-cell>
          <table:table-cell table:style-name="ce6" table:formula="of:=[.C2381]-ROUNDDOWN([.C2381])" office:value-type="float" office:value="0.263283982556459">
            <text:p>0.26</text:p>
          </table:table-cell>
          <table:table-cell table:formula="of:=IF([.D2381] &lt; [.$D$2])" office:value-type="boolean" office:boolean-value="false">
            <text:p>FALSE</text:p>
          </table:table-cell>
          <table:table-cell table:formula="of:=MOD([.C2381];64)" office:value-type="float" office:value="7.26328398255646">
            <text:p>7.26</text:p>
          </table:table-cell>
          <table:table-cell/>
        </table:table-row>
        <table:table-row table:style-name="ro2">
          <table:table-cell table:style-name="ce3" table:formula="of:=[.A2381]+1" office:value-type="float" office:value="2381">
            <text:p>2381</text:p>
          </table:table-cell>
          <table:table-cell table:style-name="ce3" table:formula="of:=[orbits.$C$3]*[.A2382]" office:value-type="float" office:value="10315589.641">
            <text:p>10315589.641</text:p>
          </table:table-cell>
          <table:table-cell table:style-name="ce6" table:formula="of:=[.B2382]/[orbits.$D$3]" office:value-type="float" office:value="28243.125159312">
            <text:p>28243.13</text:p>
          </table:table-cell>
          <table:table-cell table:style-name="ce6" table:formula="of:=[.C2382]-ROUNDDOWN([.C2382])" office:value-type="float" office:value="0.125159311966854">
            <text:p>0.13</text:p>
          </table:table-cell>
          <table:table-cell table:formula="of:=IF([.D2382] &lt; [.$D$2])" office:value-type="boolean" office:boolean-value="false">
            <text:p>FALSE</text:p>
          </table:table-cell>
          <table:table-cell table:formula="of:=MOD([.C2382];64)" office:value-type="float" office:value="19.1251593119669">
            <text:p>19.13</text:p>
          </table:table-cell>
          <table:table-cell/>
        </table:table-row>
        <table:table-row table:style-name="ro2">
          <table:table-cell table:style-name="ce3" table:formula="of:=[.A2382]+1" office:value-type="float" office:value="2382">
            <text:p>2382</text:p>
          </table:table-cell>
          <table:table-cell table:style-name="ce3" table:formula="of:=[orbits.$C$3]*[.A2383]" office:value-type="float" office:value="10319922.102">
            <text:p>10319922.102</text:p>
          </table:table-cell>
          <table:table-cell table:style-name="ce6" table:formula="of:=[.B2383]/[orbits.$D$3]" office:value-type="float" office:value="28254.9870346414">
            <text:p>28254.99</text:p>
          </table:table-cell>
          <table:table-cell table:style-name="ce6" table:formula="of:=[.C2383]-ROUNDDOWN([.C2383])" office:value-type="float" office:value="0.987034641366336">
            <text:p>0.99</text:p>
          </table:table-cell>
          <table:table-cell table:formula="of:=IF([.D2383] &lt; [.$D$2])" office:value-type="boolean" office:boolean-value="false">
            <text:p>FALSE</text:p>
          </table:table-cell>
          <table:table-cell table:formula="of:=MOD([.C2383];64)" office:value-type="float" office:value="30.9870346413663">
            <text:p>30.99</text:p>
          </table:table-cell>
          <table:table-cell/>
        </table:table-row>
        <table:table-row table:style-name="ro2">
          <table:table-cell table:style-name="ce3" table:formula="of:=[.A2383]+1" office:value-type="float" office:value="2383">
            <text:p>2383</text:p>
          </table:table-cell>
          <table:table-cell table:style-name="ce3" table:formula="of:=[orbits.$C$3]*[.A2384]" office:value-type="float" office:value="10324254.563">
            <text:p>10324254.563</text:p>
          </table:table-cell>
          <table:table-cell table:style-name="ce6" table:formula="of:=[.B2384]/[orbits.$D$3]" office:value-type="float" office:value="28266.8489099708">
            <text:p>28266.85</text:p>
          </table:table-cell>
          <table:table-cell table:style-name="ce6" table:formula="of:=[.C2384]-ROUNDDOWN([.C2384])" office:value-type="float" office:value="0.848909970776731">
            <text:p>0.85</text:p>
          </table:table-cell>
          <table:table-cell table:formula="of:=IF([.D2384] &lt; [.$D$2])" office:value-type="boolean" office:boolean-value="false">
            <text:p>FALSE</text:p>
          </table:table-cell>
          <table:table-cell table:formula="of:=MOD([.C2384];64)" office:value-type="float" office:value="42.8489099707767">
            <text:p>42.85</text:p>
          </table:table-cell>
          <table:table-cell/>
        </table:table-row>
        <table:table-row table:style-name="ro2">
          <table:table-cell table:style-name="ce3" table:formula="of:=[.A2384]+1" office:value-type="float" office:value="2384">
            <text:p>2384</text:p>
          </table:table-cell>
          <table:table-cell table:style-name="ce3" table:formula="of:=[orbits.$C$3]*[.A2385]" office:value-type="float" office:value="10328587.024">
            <text:p>10328587.024</text:p>
          </table:table-cell>
          <table:table-cell table:style-name="ce6" table:formula="of:=[.B2385]/[orbits.$D$3]" office:value-type="float" office:value="28278.7107853002">
            <text:p>28278.71</text:p>
          </table:table-cell>
          <table:table-cell table:style-name="ce6" table:formula="of:=[.C2385]-ROUNDDOWN([.C2385])" office:value-type="float" office:value="0.710785300176212">
            <text:p>0.71</text:p>
          </table:table-cell>
          <table:table-cell table:formula="of:=IF([.D2385] &lt; [.$D$2])" office:value-type="boolean" office:boolean-value="false">
            <text:p>FALSE</text:p>
          </table:table-cell>
          <table:table-cell table:formula="of:=MOD([.C2385];64)" office:value-type="float" office:value="54.7107853001762">
            <text:p>54.71</text:p>
          </table:table-cell>
          <table:table-cell/>
        </table:table-row>
        <table:table-row table:style-name="ro2">
          <table:table-cell table:style-name="ce3" table:formula="of:=[.A2385]+1" office:value-type="float" office:value="2385">
            <text:p>2385</text:p>
          </table:table-cell>
          <table:table-cell table:style-name="ce3" table:formula="of:=[orbits.$C$3]*[.A2386]" office:value-type="float" office:value="10332919.485">
            <text:p>10332919.485</text:p>
          </table:table-cell>
          <table:table-cell table:style-name="ce6" table:formula="of:=[.B2386]/[orbits.$D$3]" office:value-type="float" office:value="28290.5726606296">
            <text:p>28290.57</text:p>
          </table:table-cell>
          <table:table-cell table:style-name="ce6" table:formula="of:=[.C2386]-ROUNDDOWN([.C2386])" office:value-type="float" office:value="0.57266062958297">
            <text:p>0.57</text:p>
          </table:table-cell>
          <table:table-cell table:formula="of:=IF([.D2386] &lt; [.$D$2])" office:value-type="boolean" office:boolean-value="false">
            <text:p>FALSE</text:p>
          </table:table-cell>
          <table:table-cell table:formula="of:=MOD([.C2386];64)" office:value-type="float" office:value="2.57266062958297">
            <text:p>2.57</text:p>
          </table:table-cell>
          <table:table-cell/>
        </table:table-row>
        <table:table-row table:style-name="ro2">
          <table:table-cell table:style-name="ce3" table:formula="of:=[.A2386]+1" office:value-type="float" office:value="2386">
            <text:p>2386</text:p>
          </table:table-cell>
          <table:table-cell table:style-name="ce3" table:formula="of:=[orbits.$C$3]*[.A2387]" office:value-type="float" office:value="10337251.946">
            <text:p>10337251.946</text:p>
          </table:table-cell>
          <table:table-cell table:style-name="ce6" table:formula="of:=[.B2387]/[orbits.$D$3]" office:value-type="float" office:value="28302.434535959">
            <text:p>28302.43</text:p>
          </table:table-cell>
          <table:table-cell table:style-name="ce6" table:formula="of:=[.C2387]-ROUNDDOWN([.C2387])" office:value-type="float" office:value="0.434535958986089">
            <text:p>0.43</text:p>
          </table:table-cell>
          <table:table-cell table:formula="of:=IF([.D2387] &lt; [.$D$2])" office:value-type="boolean" office:boolean-value="false">
            <text:p>FALSE</text:p>
          </table:table-cell>
          <table:table-cell table:formula="of:=MOD([.C2387];64)" office:value-type="float" office:value="14.4345359589861">
            <text:p>14.43</text:p>
          </table:table-cell>
          <table:table-cell/>
        </table:table-row>
        <table:table-row table:style-name="ro2">
          <table:table-cell table:style-name="ce3" table:formula="of:=[.A2387]+1" office:value-type="float" office:value="2387">
            <text:p>2387</text:p>
          </table:table-cell>
          <table:table-cell table:style-name="ce3" table:formula="of:=[orbits.$C$3]*[.A2388]" office:value-type="float" office:value="10341584.407">
            <text:p>10341584.407</text:p>
          </table:table-cell>
          <table:table-cell table:style-name="ce6" table:formula="of:=[.B2388]/[orbits.$D$3]" office:value-type="float" office:value="28314.2964112884">
            <text:p>28314.30</text:p>
          </table:table-cell>
          <table:table-cell table:style-name="ce6" table:formula="of:=[.C2388]-ROUNDDOWN([.C2388])" office:value-type="float" office:value="0.296411288389208">
            <text:p>0.30</text:p>
          </table:table-cell>
          <table:table-cell table:formula="of:=IF([.D2388] &lt; [.$D$2])" office:value-type="boolean" office:boolean-value="false">
            <text:p>FALSE</text:p>
          </table:table-cell>
          <table:table-cell table:formula="of:=MOD([.C2388];64)" office:value-type="float" office:value="26.2964112883892">
            <text:p>26.30</text:p>
          </table:table-cell>
          <table:table-cell/>
        </table:table-row>
        <table:table-row table:style-name="ro2">
          <table:table-cell table:style-name="ce3" table:formula="of:=[.A2388]+1" office:value-type="float" office:value="2388">
            <text:p>2388</text:p>
          </table:table-cell>
          <table:table-cell table:style-name="ce3" table:formula="of:=[orbits.$C$3]*[.A2389]" office:value-type="float" office:value="10345916.868">
            <text:p>10345916.868</text:p>
          </table:table-cell>
          <table:table-cell table:style-name="ce6" table:formula="of:=[.B2389]/[orbits.$D$3]" office:value-type="float" office:value="28326.1582866178">
            <text:p>28326.16</text:p>
          </table:table-cell>
          <table:table-cell table:style-name="ce6" table:formula="of:=[.C2389]-ROUNDDOWN([.C2389])" office:value-type="float" office:value="0.158286617795966">
            <text:p>0.16</text:p>
          </table:table-cell>
          <table:table-cell table:formula="of:=IF([.D2389] &lt; [.$D$2])" office:value-type="boolean" office:boolean-value="false">
            <text:p>FALSE</text:p>
          </table:table-cell>
          <table:table-cell table:formula="of:=MOD([.C2389];64)" office:value-type="float" office:value="38.158286617796">
            <text:p>38.16</text:p>
          </table:table-cell>
          <table:table-cell/>
        </table:table-row>
        <table:table-row table:style-name="ro2">
          <table:table-cell table:style-name="ce3" table:formula="of:=[.A2389]+1" office:value-type="float" office:value="2389">
            <text:p>2389</text:p>
          </table:table-cell>
          <table:table-cell table:style-name="ce3" table:formula="of:=[orbits.$C$3]*[.A2390]" office:value-type="float" office:value="10350249.329">
            <text:p>10350249.329</text:p>
          </table:table-cell>
          <table:table-cell table:style-name="ce6" table:formula="of:=[.B2390]/[orbits.$D$3]" office:value-type="float" office:value="28338.0201619472">
            <text:p>28338.02</text:p>
          </table:table-cell>
          <table:table-cell table:style-name="ce6" table:formula="of:=[.C2390]-ROUNDDOWN([.C2390])" office:value-type="float" office:value="0.0201619471990853">
            <text:p>0.02</text:p>
          </table:table-cell>
          <table:table-cell table:formula="of:=IF([.D2390] &lt; [.$D$2])" office:value-type="boolean" office:boolean-value="true">
            <text:p>TRUE</text:p>
          </table:table-cell>
          <table:table-cell table:formula="of:=MOD([.C2390];64)" office:value-type="float" office:value="50.0201619471991">
            <text:p>50.02</text:p>
          </table:table-cell>
          <table:table-cell/>
        </table:table-row>
        <table:table-row table:style-name="ro2">
          <table:table-cell table:style-name="ce3" table:formula="of:=[.A2390]+1" office:value-type="float" office:value="2390">
            <text:p>2390</text:p>
          </table:table-cell>
          <table:table-cell table:style-name="ce3" table:formula="of:=[orbits.$C$3]*[.A2391]" office:value-type="float" office:value="10354581.79">
            <text:p>10354581.79</text:p>
          </table:table-cell>
          <table:table-cell table:style-name="ce6" table:formula="of:=[.B2391]/[orbits.$D$3]" office:value-type="float" office:value="28349.8820372766">
            <text:p>28349.88</text:p>
          </table:table-cell>
          <table:table-cell table:style-name="ce6" table:formula="of:=[.C2391]-ROUNDDOWN([.C2391])" office:value-type="float" office:value="0.882037276605843">
            <text:p>0.88</text:p>
          </table:table-cell>
          <table:table-cell table:formula="of:=IF([.D2391] &lt; [.$D$2])" office:value-type="boolean" office:boolean-value="false">
            <text:p>FALSE</text:p>
          </table:table-cell>
          <table:table-cell table:formula="of:=MOD([.C2391];64)" office:value-type="float" office:value="61.8820372766058">
            <text:p>61.88</text:p>
          </table:table-cell>
          <table:table-cell/>
        </table:table-row>
        <table:table-row table:style-name="ro2">
          <table:table-cell table:style-name="ce3" table:formula="of:=[.A2391]+1" office:value-type="float" office:value="2391">
            <text:p>2391</text:p>
          </table:table-cell>
          <table:table-cell table:style-name="ce3" table:formula="of:=[orbits.$C$3]*[.A2392]" office:value-type="float" office:value="10358914.251">
            <text:p>10358914.251</text:p>
          </table:table-cell>
          <table:table-cell table:style-name="ce6" table:formula="of:=[.B2392]/[orbits.$D$3]" office:value-type="float" office:value="28361.743912606">
            <text:p>28361.74</text:p>
          </table:table-cell>
          <table:table-cell table:style-name="ce6" table:formula="of:=[.C2392]-ROUNDDOWN([.C2392])" office:value-type="float" office:value="0.743912606008962">
            <text:p>0.74</text:p>
          </table:table-cell>
          <table:table-cell table:formula="of:=IF([.D2392] &lt; [.$D$2])" office:value-type="boolean" office:boolean-value="false">
            <text:p>FALSE</text:p>
          </table:table-cell>
          <table:table-cell table:formula="of:=MOD([.C2392];64)" office:value-type="float" office:value="9.74391260600896">
            <text:p>9.74</text:p>
          </table:table-cell>
          <table:table-cell/>
        </table:table-row>
        <table:table-row table:style-name="ro2">
          <table:table-cell table:style-name="ce3" table:formula="of:=[.A2392]+1" office:value-type="float" office:value="2392">
            <text:p>2392</text:p>
          </table:table-cell>
          <table:table-cell table:style-name="ce3" table:formula="of:=[orbits.$C$3]*[.A2393]" office:value-type="float" office:value="10363246.712">
            <text:p>10363246.712</text:p>
          </table:table-cell>
          <table:table-cell table:style-name="ce6" table:formula="of:=[.B2393]/[orbits.$D$3]" office:value-type="float" office:value="28373.6057879354">
            <text:p>28373.61</text:p>
          </table:table-cell>
          <table:table-cell table:style-name="ce6" table:formula="of:=[.C2393]-ROUNDDOWN([.C2393])" office:value-type="float" office:value="0.605787935415719">
            <text:p>0.61</text:p>
          </table:table-cell>
          <table:table-cell table:formula="of:=IF([.D2393] &lt; [.$D$2])" office:value-type="boolean" office:boolean-value="false">
            <text:p>FALSE</text:p>
          </table:table-cell>
          <table:table-cell table:formula="of:=MOD([.C2393];64)" office:value-type="float" office:value="21.6057879354157">
            <text:p>21.61</text:p>
          </table:table-cell>
          <table:table-cell/>
        </table:table-row>
        <table:table-row table:style-name="ro2">
          <table:table-cell table:style-name="ce3" table:formula="of:=[.A2393]+1" office:value-type="float" office:value="2393">
            <text:p>2393</text:p>
          </table:table-cell>
          <table:table-cell table:style-name="ce3" table:formula="of:=[orbits.$C$3]*[.A2394]" office:value-type="float" office:value="10367579.173">
            <text:p>10367579.173</text:p>
          </table:table-cell>
          <table:table-cell table:style-name="ce6" table:formula="of:=[.B2394]/[orbits.$D$3]" office:value-type="float" office:value="28385.4676632648">
            <text:p>28385.47</text:p>
          </table:table-cell>
          <table:table-cell table:style-name="ce6" table:formula="of:=[.C2394]-ROUNDDOWN([.C2394])" office:value-type="float" office:value="0.467663264818839">
            <text:p>0.47</text:p>
          </table:table-cell>
          <table:table-cell table:formula="of:=IF([.D2394] &lt; [.$D$2])" office:value-type="boolean" office:boolean-value="false">
            <text:p>FALSE</text:p>
          </table:table-cell>
          <table:table-cell table:formula="of:=MOD([.C2394];64)" office:value-type="float" office:value="33.4676632648188">
            <text:p>33.47</text:p>
          </table:table-cell>
          <table:table-cell/>
        </table:table-row>
        <table:table-row table:style-name="ro2">
          <table:table-cell table:style-name="ce3" table:formula="of:=[.A2394]+1" office:value-type="float" office:value="2394">
            <text:p>2394</text:p>
          </table:table-cell>
          <table:table-cell table:style-name="ce3" table:formula="of:=[orbits.$C$3]*[.A2395]" office:value-type="float" office:value="10371911.634">
            <text:p>10371911.634</text:p>
          </table:table-cell>
          <table:table-cell table:style-name="ce6" table:formula="of:=[.B2395]/[orbits.$D$3]" office:value-type="float" office:value="28397.3295385942">
            <text:p>28397.33</text:p>
          </table:table-cell>
          <table:table-cell table:style-name="ce6" table:formula="of:=[.C2395]-ROUNDDOWN([.C2395])" office:value-type="float" office:value="0.329538594225596">
            <text:p>0.33</text:p>
          </table:table-cell>
          <table:table-cell table:formula="of:=IF([.D2395] &lt; [.$D$2])" office:value-type="boolean" office:boolean-value="false">
            <text:p>FALSE</text:p>
          </table:table-cell>
          <table:table-cell table:formula="of:=MOD([.C2395];64)" office:value-type="float" office:value="45.3295385942256">
            <text:p>45.33</text:p>
          </table:table-cell>
          <table:table-cell/>
        </table:table-row>
        <table:table-row table:style-name="ro2">
          <table:table-cell table:style-name="ce3" table:formula="of:=[.A2395]+1" office:value-type="float" office:value="2395">
            <text:p>2395</text:p>
          </table:table-cell>
          <table:table-cell table:style-name="ce3" table:formula="of:=[orbits.$C$3]*[.A2396]" office:value-type="float" office:value="10376244.095">
            <text:p>10376244.095</text:p>
          </table:table-cell>
          <table:table-cell table:style-name="ce6" table:formula="of:=[.B2396]/[orbits.$D$3]" office:value-type="float" office:value="28409.1914139236">
            <text:p>28409.19</text:p>
          </table:table-cell>
          <table:table-cell table:style-name="ce6" table:formula="of:=[.C2396]-ROUNDDOWN([.C2396])" office:value-type="float" office:value="0.191413923628716">
            <text:p>0.19</text:p>
          </table:table-cell>
          <table:table-cell table:formula="of:=IF([.D2396] &lt; [.$D$2])" office:value-type="boolean" office:boolean-value="false">
            <text:p>FALSE</text:p>
          </table:table-cell>
          <table:table-cell table:formula="of:=MOD([.C2396];64)" office:value-type="float" office:value="57.1914139236287">
            <text:p>57.19</text:p>
          </table:table-cell>
          <table:table-cell/>
        </table:table-row>
        <table:table-row table:style-name="ro2">
          <table:table-cell table:style-name="ce3" table:formula="of:=[.A2396]+1" office:value-type="float" office:value="2396">
            <text:p>2396</text:p>
          </table:table-cell>
          <table:table-cell table:style-name="ce3" table:formula="of:=[orbits.$C$3]*[.A2397]" office:value-type="float" office:value="10380576.556">
            <text:p>10380576.556</text:p>
          </table:table-cell>
          <table:table-cell table:style-name="ce6" table:formula="of:=[.B2397]/[orbits.$D$3]" office:value-type="float" office:value="28421.053289253">
            <text:p>28421.05</text:p>
          </table:table-cell>
          <table:table-cell table:style-name="ce6" table:formula="of:=[.C2397]-ROUNDDOWN([.C2397])" office:value-type="float" office:value="0.053289253028197">
            <text:p>0.05</text:p>
          </table:table-cell>
          <table:table-cell table:formula="of:=IF([.D2397] &lt; [.$D$2])" office:value-type="boolean" office:boolean-value="true">
            <text:p>TRUE</text:p>
          </table:table-cell>
          <table:table-cell table:formula="of:=MOD([.C2397];64)" office:value-type="float" office:value="5.0532892530282">
            <text:p>5.05</text:p>
          </table:table-cell>
          <table:table-cell/>
        </table:table-row>
        <table:table-row table:style-name="ro2">
          <table:table-cell table:style-name="ce3" table:formula="of:=[.A2397]+1" office:value-type="float" office:value="2397">
            <text:p>2397</text:p>
          </table:table-cell>
          <table:table-cell table:style-name="ce3" table:formula="of:=[orbits.$C$3]*[.A2398]" office:value-type="float" office:value="10384909.017">
            <text:p>10384909.017</text:p>
          </table:table-cell>
          <table:table-cell table:style-name="ce6" table:formula="of:=[.B2398]/[orbits.$D$3]" office:value-type="float" office:value="28432.9151645824">
            <text:p>28432.92</text:p>
          </table:table-cell>
          <table:table-cell table:style-name="ce6" table:formula="of:=[.C2398]-ROUNDDOWN([.C2398])" office:value-type="float" office:value="0.915164582438592">
            <text:p>0.92</text:p>
          </table:table-cell>
          <table:table-cell table:formula="of:=IF([.D2398] &lt; [.$D$2])" office:value-type="boolean" office:boolean-value="false">
            <text:p>FALSE</text:p>
          </table:table-cell>
          <table:table-cell table:formula="of:=MOD([.C2398];64)" office:value-type="float" office:value="16.9151645824386">
            <text:p>16.92</text:p>
          </table:table-cell>
          <table:table-cell/>
        </table:table-row>
        <table:table-row table:style-name="ro2">
          <table:table-cell table:style-name="ce3" table:formula="of:=[.A2398]+1" office:value-type="float" office:value="2398">
            <text:p>2398</text:p>
          </table:table-cell>
          <table:table-cell table:style-name="ce3" table:formula="of:=[orbits.$C$3]*[.A2399]" office:value-type="float" office:value="10389241.478">
            <text:p>10389241.478</text:p>
          </table:table-cell>
          <table:table-cell table:style-name="ce6" table:formula="of:=[.B2399]/[orbits.$D$3]" office:value-type="float" office:value="28444.7770399118">
            <text:p>28444.78</text:p>
          </table:table-cell>
          <table:table-cell table:style-name="ce6" table:formula="of:=[.C2399]-ROUNDDOWN([.C2399])" office:value-type="float" office:value="0.777039911838074">
            <text:p>0.78</text:p>
          </table:table-cell>
          <table:table-cell table:formula="of:=IF([.D2399] &lt; [.$D$2])" office:value-type="boolean" office:boolean-value="false">
            <text:p>FALSE</text:p>
          </table:table-cell>
          <table:table-cell table:formula="of:=MOD([.C2399];64)" office:value-type="float" office:value="28.7770399118381">
            <text:p>28.78</text:p>
          </table:table-cell>
          <table:table-cell/>
        </table:table-row>
        <table:table-row table:style-name="ro2">
          <table:table-cell table:style-name="ce3" table:formula="of:=[.A2399]+1" office:value-type="float" office:value="2399">
            <text:p>2399</text:p>
          </table:table-cell>
          <table:table-cell table:style-name="ce3" table:formula="of:=[orbits.$C$3]*[.A2400]" office:value-type="float" office:value="10393573.939">
            <text:p>10393573.939</text:p>
          </table:table-cell>
          <table:table-cell table:style-name="ce6" table:formula="of:=[.B2400]/[orbits.$D$3]" office:value-type="float" office:value="28456.6389152412">
            <text:p>28456.64</text:p>
          </table:table-cell>
          <table:table-cell table:style-name="ce6" table:formula="of:=[.C2400]-ROUNDDOWN([.C2400])" office:value-type="float" office:value="0.638915241244831">
            <text:p>0.64</text:p>
          </table:table-cell>
          <table:table-cell table:formula="of:=IF([.D2400] &lt; [.$D$2])" office:value-type="boolean" office:boolean-value="false">
            <text:p>FALSE</text:p>
          </table:table-cell>
          <table:table-cell table:formula="of:=MOD([.C2400];64)" office:value-type="float" office:value="40.6389152412448">
            <text:p>40.64</text:p>
          </table:table-cell>
          <table:table-cell/>
        </table:table-row>
        <table:table-row table:style-name="ro2">
          <table:table-cell table:style-name="ce3" table:formula="of:=[.A2400]+1" office:value-type="float" office:value="2400">
            <text:p>2400</text:p>
          </table:table-cell>
          <table:table-cell table:style-name="ce3" table:formula="of:=[orbits.$C$3]*[.A2401]" office:value-type="float" office:value="10397906.4">
            <text:p>10397906.4</text:p>
          </table:table-cell>
          <table:table-cell table:style-name="ce6" table:formula="of:=[.B2401]/[orbits.$D$3]" office:value-type="float" office:value="28468.5007905706">
            <text:p>28468.50</text:p>
          </table:table-cell>
          <table:table-cell table:style-name="ce6" table:formula="of:=[.C2401]-ROUNDDOWN([.C2401])" office:value-type="float" office:value="0.500790570647951">
            <text:p>0.50</text:p>
          </table:table-cell>
          <table:table-cell table:formula="of:=IF([.D2401] &lt; [.$D$2])" office:value-type="boolean" office:boolean-value="false">
            <text:p>FALSE</text:p>
          </table:table-cell>
          <table:table-cell table:formula="of:=MOD([.C2401];64)" office:value-type="float" office:value="52.500790570648">
            <text:p>52.50</text:p>
          </table:table-cell>
          <table:table-cell/>
        </table:table-row>
        <table:table-row table:style-name="ro2">
          <table:table-cell table:style-name="ce3" table:formula="of:=[.A2401]+1" office:value-type="float" office:value="2401">
            <text:p>2401</text:p>
          </table:table-cell>
          <table:table-cell table:style-name="ce3" table:formula="of:=[orbits.$C$3]*[.A2402]" office:value-type="float" office:value="10402238.861">
            <text:p>10402238.861</text:p>
          </table:table-cell>
          <table:table-cell table:style-name="ce6" table:formula="of:=[.B2402]/[orbits.$D$3]" office:value-type="float" office:value="28480.3626659001">
            <text:p>28480.36</text:p>
          </table:table-cell>
          <table:table-cell table:style-name="ce6" table:formula="of:=[.C2402]-ROUNDDOWN([.C2402])" office:value-type="float" office:value="0.362665900054708">
            <text:p>0.36</text:p>
          </table:table-cell>
          <table:table-cell table:formula="of:=IF([.D2402] &lt; [.$D$2])" office:value-type="boolean" office:boolean-value="false">
            <text:p>FALSE</text:p>
          </table:table-cell>
          <table:table-cell table:formula="of:=MOD([.C2402];64)" office:value-type="float" office:value="0.362665900054708">
            <text:p>0.36</text:p>
          </table:table-cell>
          <table:table-cell/>
        </table:table-row>
        <table:table-row table:style-name="ro2">
          <table:table-cell table:style-name="ce3" table:formula="of:=[.A2402]+1" office:value-type="float" office:value="2402">
            <text:p>2402</text:p>
          </table:table-cell>
          <table:table-cell table:style-name="ce3" table:formula="of:=[orbits.$C$3]*[.A2403]" office:value-type="float" office:value="10406571.322">
            <text:p>10406571.322</text:p>
          </table:table-cell>
          <table:table-cell table:style-name="ce6" table:formula="of:=[.B2403]/[orbits.$D$3]" office:value-type="float" office:value="28492.2245412295">
            <text:p>28492.22</text:p>
          </table:table-cell>
          <table:table-cell table:style-name="ce6" table:formula="of:=[.C2403]-ROUNDDOWN([.C2403])" office:value-type="float" office:value="0.224541229457827">
            <text:p>0.22</text:p>
          </table:table-cell>
          <table:table-cell table:formula="of:=IF([.D2403] &lt; [.$D$2])" office:value-type="boolean" office:boolean-value="false">
            <text:p>FALSE</text:p>
          </table:table-cell>
          <table:table-cell table:formula="of:=MOD([.C2403];64)" office:value-type="float" office:value="12.2245412294578">
            <text:p>12.22</text:p>
          </table:table-cell>
          <table:table-cell/>
        </table:table-row>
        <table:table-row table:style-name="ro2">
          <table:table-cell table:style-name="ce3" table:formula="of:=[.A2403]+1" office:value-type="float" office:value="2403">
            <text:p>2403</text:p>
          </table:table-cell>
          <table:table-cell table:style-name="ce3" table:formula="of:=[orbits.$C$3]*[.A2404]" office:value-type="float" office:value="10410903.783">
            <text:p>10410903.783</text:p>
          </table:table-cell>
          <table:table-cell table:style-name="ce6" table:formula="of:=[.B2404]/[orbits.$D$3]" office:value-type="float" office:value="28504.0864165589">
            <text:p>28504.09</text:p>
          </table:table-cell>
          <table:table-cell table:style-name="ce6" table:formula="of:=[.C2404]-ROUNDDOWN([.C2404])" office:value-type="float" office:value="0.0864165588609467">
            <text:p>0.09</text:p>
          </table:table-cell>
          <table:table-cell table:formula="of:=IF([.D2404] &lt; [.$D$2])" office:value-type="boolean" office:boolean-value="true">
            <text:p>TRUE</text:p>
          </table:table-cell>
          <table:table-cell table:formula="of:=MOD([.C2404];64)" office:value-type="float" office:value="24.0864165588609">
            <text:p>24.09</text:p>
          </table:table-cell>
          <table:table-cell/>
        </table:table-row>
        <table:table-row table:style-name="ro2">
          <table:table-cell table:style-name="ce3" table:formula="of:=[.A2404]+1" office:value-type="float" office:value="2404">
            <text:p>2404</text:p>
          </table:table-cell>
          <table:table-cell table:style-name="ce3" table:formula="of:=[orbits.$C$3]*[.A2405]" office:value-type="float" office:value="10415236.244">
            <text:p>10415236.244</text:p>
          </table:table-cell>
          <table:table-cell table:style-name="ce6" table:formula="of:=[.B2405]/[orbits.$D$3]" office:value-type="float" office:value="28515.9482918883">
            <text:p>28515.95</text:p>
          </table:table-cell>
          <table:table-cell table:style-name="ce6" table:formula="of:=[.C2405]-ROUNDDOWN([.C2405])" office:value-type="float" office:value="0.948291888267704">
            <text:p>0.95</text:p>
          </table:table-cell>
          <table:table-cell table:formula="of:=IF([.D2405] &lt; [.$D$2])" office:value-type="boolean" office:boolean-value="false">
            <text:p>FALSE</text:p>
          </table:table-cell>
          <table:table-cell table:formula="of:=MOD([.C2405];64)" office:value-type="float" office:value="35.9482918882677">
            <text:p>35.95</text:p>
          </table:table-cell>
          <table:table-cell/>
        </table:table-row>
        <table:table-row table:style-name="ro2">
          <table:table-cell table:style-name="ce3" table:formula="of:=[.A2405]+1" office:value-type="float" office:value="2405">
            <text:p>2405</text:p>
          </table:table-cell>
          <table:table-cell table:style-name="ce3" table:formula="of:=[orbits.$C$3]*[.A2406]" office:value-type="float" office:value="10419568.705">
            <text:p>10419568.705</text:p>
          </table:table-cell>
          <table:table-cell table:style-name="ce6" table:formula="of:=[.B2406]/[orbits.$D$3]" office:value-type="float" office:value="28527.8101672177">
            <text:p>28527.81</text:p>
          </table:table-cell>
          <table:table-cell table:style-name="ce6" table:formula="of:=[.C2406]-ROUNDDOWN([.C2406])" office:value-type="float" office:value="0.810167217670823">
            <text:p>0.81</text:p>
          </table:table-cell>
          <table:table-cell table:formula="of:=IF([.D2406] &lt; [.$D$2])" office:value-type="boolean" office:boolean-value="false">
            <text:p>FALSE</text:p>
          </table:table-cell>
          <table:table-cell table:formula="of:=MOD([.C2406];64)" office:value-type="float" office:value="47.8101672176708">
            <text:p>47.81</text:p>
          </table:table-cell>
          <table:table-cell/>
        </table:table-row>
        <table:table-row table:style-name="ro2">
          <table:table-cell table:style-name="ce3" table:formula="of:=[.A2406]+1" office:value-type="float" office:value="2406">
            <text:p>2406</text:p>
          </table:table-cell>
          <table:table-cell table:style-name="ce3" table:formula="of:=[orbits.$C$3]*[.A2407]" office:value-type="float" office:value="10423901.166">
            <text:p>10423901.166</text:p>
          </table:table-cell>
          <table:table-cell table:style-name="ce6" table:formula="of:=[.B2407]/[orbits.$D$3]" office:value-type="float" office:value="28539.6720425471">
            <text:p>28539.67</text:p>
          </table:table-cell>
          <table:table-cell table:style-name="ce6" table:formula="of:=[.C2407]-ROUNDDOWN([.C2407])" office:value-type="float" office:value="0.672042547077581">
            <text:p>0.67</text:p>
          </table:table-cell>
          <table:table-cell table:formula="of:=IF([.D2407] &lt; [.$D$2])" office:value-type="boolean" office:boolean-value="false">
            <text:p>FALSE</text:p>
          </table:table-cell>
          <table:table-cell table:formula="of:=MOD([.C2407];64)" office:value-type="float" office:value="59.6720425470776">
            <text:p>59.67</text:p>
          </table:table-cell>
          <table:table-cell/>
        </table:table-row>
        <table:table-row table:style-name="ro2">
          <table:table-cell table:style-name="ce3" table:formula="of:=[.A2407]+1" office:value-type="float" office:value="2407">
            <text:p>2407</text:p>
          </table:table-cell>
          <table:table-cell table:style-name="ce3" table:formula="of:=[orbits.$C$3]*[.A2408]" office:value-type="float" office:value="10428233.627">
            <text:p>10428233.627</text:p>
          </table:table-cell>
          <table:table-cell table:style-name="ce6" table:formula="of:=[.B2408]/[orbits.$D$3]" office:value-type="float" office:value="28551.5339178765">
            <text:p>28551.53</text:p>
          </table:table-cell>
          <table:table-cell table:style-name="ce6" table:formula="of:=[.C2408]-ROUNDDOWN([.C2408])" office:value-type="float" office:value="0.5339178764807">
            <text:p>0.53</text:p>
          </table:table-cell>
          <table:table-cell table:formula="of:=IF([.D2408] &lt; [.$D$2])" office:value-type="boolean" office:boolean-value="false">
            <text:p>FALSE</text:p>
          </table:table-cell>
          <table:table-cell table:formula="of:=MOD([.C2408];64)" office:value-type="float" office:value="7.5339178764807">
            <text:p>7.53</text:p>
          </table:table-cell>
          <table:table-cell/>
        </table:table-row>
        <table:table-row table:style-name="ro2">
          <table:table-cell table:style-name="ce3" table:formula="of:=[.A2408]+1" office:value-type="float" office:value="2408">
            <text:p>2408</text:p>
          </table:table-cell>
          <table:table-cell table:style-name="ce3" table:formula="of:=[orbits.$C$3]*[.A2409]" office:value-type="float" office:value="10432566.088">
            <text:p>10432566.088</text:p>
          </table:table-cell>
          <table:table-cell table:style-name="ce6" table:formula="of:=[.B2409]/[orbits.$D$3]" office:value-type="float" office:value="28563.3957932059">
            <text:p>28563.40</text:p>
          </table:table-cell>
          <table:table-cell table:style-name="ce6" table:formula="of:=[.C2409]-ROUNDDOWN([.C2409])" office:value-type="float" office:value="0.395793205887458">
            <text:p>0.40</text:p>
          </table:table-cell>
          <table:table-cell table:formula="of:=IF([.D2409] &lt; [.$D$2])" office:value-type="boolean" office:boolean-value="false">
            <text:p>FALSE</text:p>
          </table:table-cell>
          <table:table-cell table:formula="of:=MOD([.C2409];64)" office:value-type="float" office:value="19.3957932058875">
            <text:p>19.40</text:p>
          </table:table-cell>
          <table:table-cell/>
        </table:table-row>
        <table:table-row table:style-name="ro2">
          <table:table-cell table:style-name="ce3" table:formula="of:=[.A2409]+1" office:value-type="float" office:value="2409">
            <text:p>2409</text:p>
          </table:table-cell>
          <table:table-cell table:style-name="ce3" table:formula="of:=[orbits.$C$3]*[.A2410]" office:value-type="float" office:value="10436898.549">
            <text:p>10436898.549</text:p>
          </table:table-cell>
          <table:table-cell table:style-name="ce6" table:formula="of:=[.B2410]/[orbits.$D$3]" office:value-type="float" office:value="28575.2576685353">
            <text:p>28575.26</text:p>
          </table:table-cell>
          <table:table-cell table:style-name="ce6" table:formula="of:=[.C2410]-ROUNDDOWN([.C2410])" office:value-type="float" office:value="0.257668535290577">
            <text:p>0.26</text:p>
          </table:table-cell>
          <table:table-cell table:formula="of:=IF([.D2410] &lt; [.$D$2])" office:value-type="boolean" office:boolean-value="false">
            <text:p>FALSE</text:p>
          </table:table-cell>
          <table:table-cell table:formula="of:=MOD([.C2410];64)" office:value-type="float" office:value="31.2576685352906">
            <text:p>31.26</text:p>
          </table:table-cell>
          <table:table-cell/>
        </table:table-row>
        <table:table-row table:style-name="ro2">
          <table:table-cell table:style-name="ce3" table:formula="of:=[.A2410]+1" office:value-type="float" office:value="2410">
            <text:p>2410</text:p>
          </table:table-cell>
          <table:table-cell table:style-name="ce3" table:formula="of:=[orbits.$C$3]*[.A2411]" office:value-type="float" office:value="10441231.01">
            <text:p>10441231.01</text:p>
          </table:table-cell>
          <table:table-cell table:style-name="ce6" table:formula="of:=[.B2411]/[orbits.$D$3]" office:value-type="float" office:value="28587.1195438647">
            <text:p>28587.12</text:p>
          </table:table-cell>
          <table:table-cell table:style-name="ce6" table:formula="of:=[.C2411]-ROUNDDOWN([.C2411])" office:value-type="float" office:value="0.119543864690058">
            <text:p>0.12</text:p>
          </table:table-cell>
          <table:table-cell table:formula="of:=IF([.D2411] &lt; [.$D$2])" office:value-type="boolean" office:boolean-value="false">
            <text:p>FALSE</text:p>
          </table:table-cell>
          <table:table-cell table:formula="of:=MOD([.C2411];64)" office:value-type="float" office:value="43.1195438646901">
            <text:p>43.12</text:p>
          </table:table-cell>
          <table:table-cell/>
        </table:table-row>
        <table:table-row table:style-name="ro2">
          <table:table-cell table:style-name="ce3" table:formula="of:=[.A2411]+1" office:value-type="float" office:value="2411">
            <text:p>2411</text:p>
          </table:table-cell>
          <table:table-cell table:style-name="ce3" table:formula="of:=[orbits.$C$3]*[.A2412]" office:value-type="float" office:value="10445563.471">
            <text:p>10445563.471</text:p>
          </table:table-cell>
          <table:table-cell table:style-name="ce6" table:formula="of:=[.B2412]/[orbits.$D$3]" office:value-type="float" office:value="28598.9814191941">
            <text:p>28598.98</text:p>
          </table:table-cell>
          <table:table-cell table:style-name="ce6" table:formula="of:=[.C2412]-ROUNDDOWN([.C2412])" office:value-type="float" office:value="0.981419194100454">
            <text:p>0.98</text:p>
          </table:table-cell>
          <table:table-cell table:formula="of:=IF([.D2412] &lt; [.$D$2])" office:value-type="boolean" office:boolean-value="false">
            <text:p>FALSE</text:p>
          </table:table-cell>
          <table:table-cell table:formula="of:=MOD([.C2412];64)" office:value-type="float" office:value="54.9814191941005">
            <text:p>54.98</text:p>
          </table:table-cell>
          <table:table-cell/>
        </table:table-row>
        <table:table-row table:style-name="ro2">
          <table:table-cell table:style-name="ce3" table:formula="of:=[.A2412]+1" office:value-type="float" office:value="2412">
            <text:p>2412</text:p>
          </table:table-cell>
          <table:table-cell table:style-name="ce3" table:formula="of:=[orbits.$C$3]*[.A2413]" office:value-type="float" office:value="10449895.932">
            <text:p>10449895.932</text:p>
          </table:table-cell>
          <table:table-cell table:style-name="ce6" table:formula="of:=[.B2413]/[orbits.$D$3]" office:value-type="float" office:value="28610.8432945235">
            <text:p>28610.84</text:p>
          </table:table-cell>
          <table:table-cell table:style-name="ce6" table:formula="of:=[.C2413]-ROUNDDOWN([.C2413])" office:value-type="float" office:value="0.843294523499935">
            <text:p>0.84</text:p>
          </table:table-cell>
          <table:table-cell table:formula="of:=IF([.D2413] &lt; [.$D$2])" office:value-type="boolean" office:boolean-value="false">
            <text:p>FALSE</text:p>
          </table:table-cell>
          <table:table-cell table:formula="of:=MOD([.C2413];64)" office:value-type="float" office:value="2.84329452349994">
            <text:p>2.84</text:p>
          </table:table-cell>
          <table:table-cell/>
        </table:table-row>
        <table:table-row table:style-name="ro2">
          <table:table-cell table:style-name="ce3" table:formula="of:=[.A2413]+1" office:value-type="float" office:value="2413">
            <text:p>2413</text:p>
          </table:table-cell>
          <table:table-cell table:style-name="ce3" table:formula="of:=[orbits.$C$3]*[.A2414]" office:value-type="float" office:value="10454228.393">
            <text:p>10454228.393</text:p>
          </table:table-cell>
          <table:table-cell table:style-name="ce6" table:formula="of:=[.B2414]/[orbits.$D$3]" office:value-type="float" office:value="28622.7051698529">
            <text:p>28622.71</text:p>
          </table:table-cell>
          <table:table-cell table:style-name="ce6" table:formula="of:=[.C2414]-ROUNDDOWN([.C2414])" office:value-type="float" office:value="0.705169852906693">
            <text:p>0.71</text:p>
          </table:table-cell>
          <table:table-cell table:formula="of:=IF([.D2414] &lt; [.$D$2])" office:value-type="boolean" office:boolean-value="false">
            <text:p>FALSE</text:p>
          </table:table-cell>
          <table:table-cell table:formula="of:=MOD([.C2414];64)" office:value-type="float" office:value="14.7051698529067">
            <text:p>14.71</text:p>
          </table:table-cell>
          <table:table-cell/>
        </table:table-row>
        <table:table-row table:style-name="ro2">
          <table:table-cell table:style-name="ce3" table:formula="of:=[.A2414]+1" office:value-type="float" office:value="2414">
            <text:p>2414</text:p>
          </table:table-cell>
          <table:table-cell table:style-name="ce3" table:formula="of:=[orbits.$C$3]*[.A2415]" office:value-type="float" office:value="10458560.854">
            <text:p>10458560.854</text:p>
          </table:table-cell>
          <table:table-cell table:style-name="ce6" table:formula="of:=[.B2415]/[orbits.$D$3]" office:value-type="float" office:value="28634.5670451823">
            <text:p>28634.57</text:p>
          </table:table-cell>
          <table:table-cell table:style-name="ce6" table:formula="of:=[.C2415]-ROUNDDOWN([.C2415])" office:value-type="float" office:value="0.567045182309812">
            <text:p>0.57</text:p>
          </table:table-cell>
          <table:table-cell table:formula="of:=IF([.D2415] &lt; [.$D$2])" office:value-type="boolean" office:boolean-value="false">
            <text:p>FALSE</text:p>
          </table:table-cell>
          <table:table-cell table:formula="of:=MOD([.C2415];64)" office:value-type="float" office:value="26.5670451823098">
            <text:p>26.57</text:p>
          </table:table-cell>
          <table:table-cell/>
        </table:table-row>
        <table:table-row table:style-name="ro2">
          <table:table-cell table:style-name="ce3" table:formula="of:=[.A2415]+1" office:value-type="float" office:value="2415">
            <text:p>2415</text:p>
          </table:table-cell>
          <table:table-cell table:style-name="ce3" table:formula="of:=[orbits.$C$3]*[.A2416]" office:value-type="float" office:value="10462893.315">
            <text:p>10462893.315</text:p>
          </table:table-cell>
          <table:table-cell table:style-name="ce6" table:formula="of:=[.B2416]/[orbits.$D$3]" office:value-type="float" office:value="28646.4289205117">
            <text:p>28646.43</text:p>
          </table:table-cell>
          <table:table-cell table:style-name="ce6" table:formula="of:=[.C2416]-ROUNDDOWN([.C2416])" office:value-type="float" office:value="0.428920511716569">
            <text:p>0.43</text:p>
          </table:table-cell>
          <table:table-cell table:formula="of:=IF([.D2416] &lt; [.$D$2])" office:value-type="boolean" office:boolean-value="false">
            <text:p>FALSE</text:p>
          </table:table-cell>
          <table:table-cell table:formula="of:=MOD([.C2416];64)" office:value-type="float" office:value="38.4289205117166">
            <text:p>38.43</text:p>
          </table:table-cell>
          <table:table-cell/>
        </table:table-row>
        <table:table-row table:style-name="ro2">
          <table:table-cell table:style-name="ce3" table:formula="of:=[.A2416]+1" office:value-type="float" office:value="2416">
            <text:p>2416</text:p>
          </table:table-cell>
          <table:table-cell table:style-name="ce3" table:formula="of:=[orbits.$C$3]*[.A2417]" office:value-type="float" office:value="10467225.776">
            <text:p>10467225.776</text:p>
          </table:table-cell>
          <table:table-cell table:style-name="ce6" table:formula="of:=[.B2417]/[orbits.$D$3]" office:value-type="float" office:value="28658.2907958411">
            <text:p>28658.29</text:p>
          </table:table-cell>
          <table:table-cell table:style-name="ce6" table:formula="of:=[.C2417]-ROUNDDOWN([.C2417])" office:value-type="float" office:value="0.290795841119689">
            <text:p>0.29</text:p>
          </table:table-cell>
          <table:table-cell table:formula="of:=IF([.D2417] &lt; [.$D$2])" office:value-type="boolean" office:boolean-value="false">
            <text:p>FALSE</text:p>
          </table:table-cell>
          <table:table-cell table:formula="of:=MOD([.C2417];64)" office:value-type="float" office:value="50.2907958411197">
            <text:p>50.29</text:p>
          </table:table-cell>
          <table:table-cell/>
        </table:table-row>
        <table:table-row table:style-name="ro2">
          <table:table-cell table:style-name="ce3" table:formula="of:=[.A2417]+1" office:value-type="float" office:value="2417">
            <text:p>2417</text:p>
          </table:table-cell>
          <table:table-cell table:style-name="ce3" table:formula="of:=[orbits.$C$3]*[.A2418]" office:value-type="float" office:value="10471558.237">
            <text:p>10471558.237</text:p>
          </table:table-cell>
          <table:table-cell table:style-name="ce6" table:formula="of:=[.B2418]/[orbits.$D$3]" office:value-type="float" office:value="28670.1526711705">
            <text:p>28670.15</text:p>
          </table:table-cell>
          <table:table-cell table:style-name="ce6" table:formula="of:=[.C2418]-ROUNDDOWN([.C2418])" office:value-type="float" office:value="0.152671170522808">
            <text:p>0.15</text:p>
          </table:table-cell>
          <table:table-cell table:formula="of:=IF([.D2418] &lt; [.$D$2])" office:value-type="boolean" office:boolean-value="false">
            <text:p>FALSE</text:p>
          </table:table-cell>
          <table:table-cell table:formula="of:=MOD([.C2418];64)" office:value-type="float" office:value="62.1526711705228">
            <text:p>62.15</text:p>
          </table:table-cell>
          <table:table-cell/>
        </table:table-row>
        <table:table-row table:style-name="ro2">
          <table:table-cell table:style-name="ce3" table:formula="of:=[.A2418]+1" office:value-type="float" office:value="2418">
            <text:p>2418</text:p>
          </table:table-cell>
          <table:table-cell table:style-name="ce3" table:formula="of:=[orbits.$C$3]*[.A2419]" office:value-type="float" office:value="10475890.698">
            <text:p>10475890.698</text:p>
          </table:table-cell>
          <table:table-cell table:style-name="ce6" table:formula="of:=[.B2419]/[orbits.$D$3]" office:value-type="float" office:value="28682.0145464999">
            <text:p>28682.01</text:p>
          </table:table-cell>
          <table:table-cell table:style-name="ce6" table:formula="of:=[.C2419]-ROUNDDOWN([.C2419])" office:value-type="float" office:value="0.0145464999295655">
            <text:p>0.01</text:p>
          </table:table-cell>
          <table:table-cell table:formula="of:=IF([.D2419] &lt; [.$D$2])" office:value-type="boolean" office:boolean-value="true">
            <text:p>TRUE</text:p>
          </table:table-cell>
          <table:table-cell table:formula="of:=MOD([.C2419];64)" office:value-type="float" office:value="10.0145464999296">
            <text:p>10.01</text:p>
          </table:table-cell>
          <table:table-cell/>
        </table:table-row>
        <table:table-row table:style-name="ro2">
          <table:table-cell table:style-name="ce3" table:formula="of:=[.A2419]+1" office:value-type="float" office:value="2419">
            <text:p>2419</text:p>
          </table:table-cell>
          <table:table-cell table:style-name="ce3" table:formula="of:=[orbits.$C$3]*[.A2420]" office:value-type="float" office:value="10480223.159">
            <text:p>10480223.159</text:p>
          </table:table-cell>
          <table:table-cell table:style-name="ce6" table:formula="of:=[.B2420]/[orbits.$D$3]" office:value-type="float" office:value="28693.8764218293">
            <text:p>28693.88</text:p>
          </table:table-cell>
          <table:table-cell table:style-name="ce6" table:formula="of:=[.C2420]-ROUNDDOWN([.C2420])" office:value-type="float" office:value="0.876421829332685">
            <text:p>0.88</text:p>
          </table:table-cell>
          <table:table-cell table:formula="of:=IF([.D2420] &lt; [.$D$2])" office:value-type="boolean" office:boolean-value="false">
            <text:p>FALSE</text:p>
          </table:table-cell>
          <table:table-cell table:formula="of:=MOD([.C2420];64)" office:value-type="float" office:value="21.8764218293327">
            <text:p>21.88</text:p>
          </table:table-cell>
          <table:table-cell/>
        </table:table-row>
        <table:table-row table:style-name="ro2">
          <table:table-cell table:style-name="ce3" table:formula="of:=[.A2420]+1" office:value-type="float" office:value="2420">
            <text:p>2420</text:p>
          </table:table-cell>
          <table:table-cell table:style-name="ce3" table:formula="of:=[orbits.$C$3]*[.A2421]" office:value-type="float" office:value="10484555.62">
            <text:p>10484555.62</text:p>
          </table:table-cell>
          <table:table-cell table:style-name="ce6" table:formula="of:=[.B2421]/[orbits.$D$3]" office:value-type="float" office:value="28705.7382971587">
            <text:p>28705.74</text:p>
          </table:table-cell>
          <table:table-cell table:style-name="ce6" table:formula="of:=[.C2421]-ROUNDDOWN([.C2421])" office:value-type="float" office:value="0.738297158739442">
            <text:p>0.74</text:p>
          </table:table-cell>
          <table:table-cell table:formula="of:=IF([.D2421] &lt; [.$D$2])" office:value-type="boolean" office:boolean-value="false">
            <text:p>FALSE</text:p>
          </table:table-cell>
          <table:table-cell table:formula="of:=MOD([.C2421];64)" office:value-type="float" office:value="33.7382971587394">
            <text:p>33.74</text:p>
          </table:table-cell>
          <table:table-cell/>
        </table:table-row>
        <table:table-row table:style-name="ro2">
          <table:table-cell table:style-name="ce3" table:formula="of:=[.A2421]+1" office:value-type="float" office:value="2421">
            <text:p>2421</text:p>
          </table:table-cell>
          <table:table-cell table:style-name="ce3" table:formula="of:=[orbits.$C$3]*[.A2422]" office:value-type="float" office:value="10488888.081">
            <text:p>10488888.081</text:p>
          </table:table-cell>
          <table:table-cell table:style-name="ce6" table:formula="of:=[.B2422]/[orbits.$D$3]" office:value-type="float" office:value="28717.6001724881">
            <text:p>28717.60</text:p>
          </table:table-cell>
          <table:table-cell table:style-name="ce6" table:formula="of:=[.C2422]-ROUNDDOWN([.C2422])" office:value-type="float" office:value="0.600172488142562">
            <text:p>0.60</text:p>
          </table:table-cell>
          <table:table-cell table:formula="of:=IF([.D2422] &lt; [.$D$2])" office:value-type="boolean" office:boolean-value="false">
            <text:p>FALSE</text:p>
          </table:table-cell>
          <table:table-cell table:formula="of:=MOD([.C2422];64)" office:value-type="float" office:value="45.6001724881426">
            <text:p>45.60</text:p>
          </table:table-cell>
          <table:table-cell/>
        </table:table-row>
        <table:table-row table:style-name="ro2">
          <table:table-cell table:style-name="ce3" table:formula="of:=[.A2422]+1" office:value-type="float" office:value="2422">
            <text:p>2422</text:p>
          </table:table-cell>
          <table:table-cell table:style-name="ce3" table:formula="of:=[orbits.$C$3]*[.A2423]" office:value-type="float" office:value="10493220.542">
            <text:p>10493220.542</text:p>
          </table:table-cell>
          <table:table-cell table:style-name="ce6" table:formula="of:=[.B2423]/[orbits.$D$3]" office:value-type="float" office:value="28729.4620478175">
            <text:p>28729.46</text:p>
          </table:table-cell>
          <table:table-cell table:style-name="ce6" table:formula="of:=[.C2423]-ROUNDDOWN([.C2423])" office:value-type="float" office:value="0.462047817549319">
            <text:p>0.46</text:p>
          </table:table-cell>
          <table:table-cell table:formula="of:=IF([.D2423] &lt; [.$D$2])" office:value-type="boolean" office:boolean-value="false">
            <text:p>FALSE</text:p>
          </table:table-cell>
          <table:table-cell table:formula="of:=MOD([.C2423];64)" office:value-type="float" office:value="57.4620478175493">
            <text:p>57.46</text:p>
          </table:table-cell>
          <table:table-cell/>
        </table:table-row>
        <table:table-row table:style-name="ro2">
          <table:table-cell table:style-name="ce3" table:formula="of:=[.A2423]+1" office:value-type="float" office:value="2423">
            <text:p>2423</text:p>
          </table:table-cell>
          <table:table-cell table:style-name="ce3" table:formula="of:=[orbits.$C$3]*[.A2424]" office:value-type="float" office:value="10497553.003">
            <text:p>10497553.003</text:p>
          </table:table-cell>
          <table:table-cell table:style-name="ce6" table:formula="of:=[.B2424]/[orbits.$D$3]" office:value-type="float" office:value="28741.323923147">
            <text:p>28741.32</text:p>
          </table:table-cell>
          <table:table-cell table:style-name="ce6" table:formula="of:=[.C2424]-ROUNDDOWN([.C2424])" office:value-type="float" office:value="0.323923146952438">
            <text:p>0.32</text:p>
          </table:table-cell>
          <table:table-cell table:formula="of:=IF([.D2424] &lt; [.$D$2])" office:value-type="boolean" office:boolean-value="false">
            <text:p>FALSE</text:p>
          </table:table-cell>
          <table:table-cell table:formula="of:=MOD([.C2424];64)" office:value-type="float" office:value="5.32392314695244">
            <text:p>5.32</text:p>
          </table:table-cell>
          <table:table-cell/>
        </table:table-row>
        <table:table-row table:style-name="ro2">
          <table:table-cell table:style-name="ce3" table:formula="of:=[.A2424]+1" office:value-type="float" office:value="2424">
            <text:p>2424</text:p>
          </table:table-cell>
          <table:table-cell table:style-name="ce3" table:formula="of:=[orbits.$C$3]*[.A2425]" office:value-type="float" office:value="10501885.464">
            <text:p>10501885.464</text:p>
          </table:table-cell>
          <table:table-cell table:style-name="ce6" table:formula="of:=[.B2425]/[orbits.$D$3]" office:value-type="float" office:value="28753.1857984764">
            <text:p>28753.19</text:p>
          </table:table-cell>
          <table:table-cell table:style-name="ce6" table:formula="of:=[.C2425]-ROUNDDOWN([.C2425])" office:value-type="float" office:value="0.18579847635192">
            <text:p>0.19</text:p>
          </table:table-cell>
          <table:table-cell table:formula="of:=IF([.D2425] &lt; [.$D$2])" office:value-type="boolean" office:boolean-value="false">
            <text:p>FALSE</text:p>
          </table:table-cell>
          <table:table-cell table:formula="of:=MOD([.C2425];64)" office:value-type="float" office:value="17.1857984763519">
            <text:p>17.19</text:p>
          </table:table-cell>
          <table:table-cell/>
        </table:table-row>
        <table:table-row table:style-name="ro2">
          <table:table-cell table:style-name="ce3" table:formula="of:=[.A2425]+1" office:value-type="float" office:value="2425">
            <text:p>2425</text:p>
          </table:table-cell>
          <table:table-cell table:style-name="ce3" table:formula="of:=[orbits.$C$3]*[.A2426]" office:value-type="float" office:value="10506217.925">
            <text:p>10506217.925</text:p>
          </table:table-cell>
          <table:table-cell table:style-name="ce6" table:formula="of:=[.B2426]/[orbits.$D$3]" office:value-type="float" office:value="28765.0476738058">
            <text:p>28765.05</text:p>
          </table:table-cell>
          <table:table-cell table:style-name="ce6" table:formula="of:=[.C2426]-ROUNDDOWN([.C2426])" office:value-type="float" office:value="0.0476738057623152">
            <text:p>0.05</text:p>
          </table:table-cell>
          <table:table-cell table:formula="of:=IF([.D2426] &lt; [.$D$2])" office:value-type="boolean" office:boolean-value="true">
            <text:p>TRUE</text:p>
          </table:table-cell>
          <table:table-cell table:formula="of:=MOD([.C2426];64)" office:value-type="float" office:value="29.0476738057623">
            <text:p>29.05</text:p>
          </table:table-cell>
          <table:table-cell/>
        </table:table-row>
        <table:table-row table:style-name="ro2">
          <table:table-cell table:style-name="ce3" table:formula="of:=[.A2426]+1" office:value-type="float" office:value="2426">
            <text:p>2426</text:p>
          </table:table-cell>
          <table:table-cell table:style-name="ce3" table:formula="of:=[orbits.$C$3]*[.A2427]" office:value-type="float" office:value="10510550.386">
            <text:p>10510550.386</text:p>
          </table:table-cell>
          <table:table-cell table:style-name="ce6" table:formula="of:=[.B2427]/[orbits.$D$3]" office:value-type="float" office:value="28776.9095491352">
            <text:p>28776.91</text:p>
          </table:table-cell>
          <table:table-cell table:style-name="ce6" table:formula="of:=[.C2427]-ROUNDDOWN([.C2427])" office:value-type="float" office:value="0.909549135161797">
            <text:p>0.91</text:p>
          </table:table-cell>
          <table:table-cell table:formula="of:=IF([.D2427] &lt; [.$D$2])" office:value-type="boolean" office:boolean-value="false">
            <text:p>FALSE</text:p>
          </table:table-cell>
          <table:table-cell table:formula="of:=MOD([.C2427];64)" office:value-type="float" office:value="40.9095491351618">
            <text:p>40.91</text:p>
          </table:table-cell>
          <table:table-cell/>
        </table:table-row>
        <table:table-row table:style-name="ro2">
          <table:table-cell table:style-name="ce3" table:formula="of:=[.A2427]+1" office:value-type="float" office:value="2427">
            <text:p>2427</text:p>
          </table:table-cell>
          <table:table-cell table:style-name="ce3" table:formula="of:=[orbits.$C$3]*[.A2428]" office:value-type="float" office:value="10514882.847">
            <text:p>10514882.847</text:p>
          </table:table-cell>
          <table:table-cell table:style-name="ce6" table:formula="of:=[.B2428]/[orbits.$D$3]" office:value-type="float" office:value="28788.7714244646">
            <text:p>28788.77</text:p>
          </table:table-cell>
          <table:table-cell table:style-name="ce6" table:formula="of:=[.C2428]-ROUNDDOWN([.C2428])" office:value-type="float" office:value="0.771424464568554">
            <text:p>0.77</text:p>
          </table:table-cell>
          <table:table-cell table:formula="of:=IF([.D2428] &lt; [.$D$2])" office:value-type="boolean" office:boolean-value="false">
            <text:p>FALSE</text:p>
          </table:table-cell>
          <table:table-cell table:formula="of:=MOD([.C2428];64)" office:value-type="float" office:value="52.7714244645686">
            <text:p>52.77</text:p>
          </table:table-cell>
          <table:table-cell/>
        </table:table-row>
        <table:table-row table:style-name="ro2">
          <table:table-cell table:style-name="ce3" table:formula="of:=[.A2428]+1" office:value-type="float" office:value="2428">
            <text:p>2428</text:p>
          </table:table-cell>
          <table:table-cell table:style-name="ce3" table:formula="of:=[orbits.$C$3]*[.A2429]" office:value-type="float" office:value="10519215.308">
            <text:p>10519215.308</text:p>
          </table:table-cell>
          <table:table-cell table:style-name="ce6" table:formula="of:=[.B2429]/[orbits.$D$3]" office:value-type="float" office:value="28800.633299794">
            <text:p>28800.63</text:p>
          </table:table-cell>
          <table:table-cell table:style-name="ce6" table:formula="of:=[.C2429]-ROUNDDOWN([.C2429])" office:value-type="float" office:value="0.633299793971673">
            <text:p>0.63</text:p>
          </table:table-cell>
          <table:table-cell table:formula="of:=IF([.D2429] &lt; [.$D$2])" office:value-type="boolean" office:boolean-value="false">
            <text:p>FALSE</text:p>
          </table:table-cell>
          <table:table-cell table:formula="of:=MOD([.C2429];64)" office:value-type="float" office:value="0.633299793971673">
            <text:p>0.63</text:p>
          </table:table-cell>
          <table:table-cell/>
        </table:table-row>
        <table:table-row table:style-name="ro2">
          <table:table-cell table:style-name="ce3" table:formula="of:=[.A2429]+1" office:value-type="float" office:value="2429">
            <text:p>2429</text:p>
          </table:table-cell>
          <table:table-cell table:style-name="ce3" table:formula="of:=[orbits.$C$3]*[.A2430]" office:value-type="float" office:value="10523547.769">
            <text:p>10523547.769</text:p>
          </table:table-cell>
          <table:table-cell table:style-name="ce6" table:formula="of:=[.B2430]/[orbits.$D$3]" office:value-type="float" office:value="28812.4951751234">
            <text:p>28812.50</text:p>
          </table:table-cell>
          <table:table-cell table:style-name="ce6" table:formula="of:=[.C2430]-ROUNDDOWN([.C2430])" office:value-type="float" office:value="0.495175123378431">
            <text:p>0.50</text:p>
          </table:table-cell>
          <table:table-cell table:formula="of:=IF([.D2430] &lt; [.$D$2])" office:value-type="boolean" office:boolean-value="false">
            <text:p>FALSE</text:p>
          </table:table-cell>
          <table:table-cell table:formula="of:=MOD([.C2430];64)" office:value-type="float" office:value="12.4951751233784">
            <text:p>12.50</text:p>
          </table:table-cell>
          <table:table-cell/>
        </table:table-row>
        <table:table-row table:style-name="ro2">
          <table:table-cell table:style-name="ce3" table:formula="of:=[.A2430]+1" office:value-type="float" office:value="2430">
            <text:p>2430</text:p>
          </table:table-cell>
          <table:table-cell table:style-name="ce3" table:formula="of:=[orbits.$C$3]*[.A2431]" office:value-type="float" office:value="10527880.23">
            <text:p>10527880.23</text:p>
          </table:table-cell>
          <table:table-cell table:style-name="ce6" table:formula="of:=[.B2431]/[orbits.$D$3]" office:value-type="float" office:value="28824.3570504528">
            <text:p>28824.36</text:p>
          </table:table-cell>
          <table:table-cell table:style-name="ce6" table:formula="of:=[.C2431]-ROUNDDOWN([.C2431])" office:value-type="float" office:value="0.35705045278155">
            <text:p>0.36</text:p>
          </table:table-cell>
          <table:table-cell table:formula="of:=IF([.D2431] &lt; [.$D$2])" office:value-type="boolean" office:boolean-value="false">
            <text:p>FALSE</text:p>
          </table:table-cell>
          <table:table-cell table:formula="of:=MOD([.C2431];64)" office:value-type="float" office:value="24.3570504527815">
            <text:p>24.36</text:p>
          </table:table-cell>
          <table:table-cell/>
        </table:table-row>
        <table:table-row table:style-name="ro2">
          <table:table-cell table:style-name="ce3" table:formula="of:=[.A2431]+1" office:value-type="float" office:value="2431">
            <text:p>2431</text:p>
          </table:table-cell>
          <table:table-cell table:style-name="ce3" table:formula="of:=[orbits.$C$3]*[.A2432]" office:value-type="float" office:value="10532212.691">
            <text:p>10532212.691</text:p>
          </table:table-cell>
          <table:table-cell table:style-name="ce6" table:formula="of:=[.B2432]/[orbits.$D$3]" office:value-type="float" office:value="28836.2189257822">
            <text:p>28836.22</text:p>
          </table:table-cell>
          <table:table-cell table:style-name="ce6" table:formula="of:=[.C2432]-ROUNDDOWN([.C2432])" office:value-type="float" office:value="0.218925782188307">
            <text:p>0.22</text:p>
          </table:table-cell>
          <table:table-cell table:formula="of:=IF([.D2432] &lt; [.$D$2])" office:value-type="boolean" office:boolean-value="false">
            <text:p>FALSE</text:p>
          </table:table-cell>
          <table:table-cell table:formula="of:=MOD([.C2432];64)" office:value-type="float" office:value="36.2189257821883">
            <text:p>36.22</text:p>
          </table:table-cell>
          <table:table-cell/>
        </table:table-row>
        <table:table-row table:style-name="ro2">
          <table:table-cell table:style-name="ce3" table:formula="of:=[.A2432]+1" office:value-type="float" office:value="2432">
            <text:p>2432</text:p>
          </table:table-cell>
          <table:table-cell table:style-name="ce3" table:formula="of:=[orbits.$C$3]*[.A2433]" office:value-type="float" office:value="10536545.152">
            <text:p>10536545.152</text:p>
          </table:table-cell>
          <table:table-cell table:style-name="ce6" table:formula="of:=[.B2433]/[orbits.$D$3]" office:value-type="float" office:value="28848.0808011116">
            <text:p>28848.08</text:p>
          </table:table-cell>
          <table:table-cell table:style-name="ce6" table:formula="of:=[.C2433]-ROUNDDOWN([.C2433])" office:value-type="float" office:value="0.0808011115914269">
            <text:p>0.08</text:p>
          </table:table-cell>
          <table:table-cell table:formula="of:=IF([.D2433] &lt; [.$D$2])" office:value-type="boolean" office:boolean-value="true">
            <text:p>TRUE</text:p>
          </table:table-cell>
          <table:table-cell table:formula="of:=MOD([.C2433];64)" office:value-type="float" office:value="48.0808011115914">
            <text:p>48.08</text:p>
          </table:table-cell>
          <table:table-cell/>
        </table:table-row>
        <table:table-row table:style-name="ro2">
          <table:table-cell table:style-name="ce3" table:formula="of:=[.A2433]+1" office:value-type="float" office:value="2433">
            <text:p>2433</text:p>
          </table:table-cell>
          <table:table-cell table:style-name="ce3" table:formula="of:=[orbits.$C$3]*[.A2434]" office:value-type="float" office:value="10540877.613">
            <text:p>10540877.613</text:p>
          </table:table-cell>
          <table:table-cell table:style-name="ce6" table:formula="of:=[.B2434]/[orbits.$D$3]" office:value-type="float" office:value="28859.942676441">
            <text:p>28859.94</text:p>
          </table:table-cell>
          <table:table-cell table:style-name="ce6" table:formula="of:=[.C2434]-ROUNDDOWN([.C2434])" office:value-type="float" office:value="0.942676440994546">
            <text:p>0.94</text:p>
          </table:table-cell>
          <table:table-cell table:formula="of:=IF([.D2434] &lt; [.$D$2])" office:value-type="boolean" office:boolean-value="false">
            <text:p>FALSE</text:p>
          </table:table-cell>
          <table:table-cell table:formula="of:=MOD([.C2434];64)" office:value-type="float" office:value="59.9426764409945">
            <text:p>59.94</text:p>
          </table:table-cell>
          <table:table-cell/>
        </table:table-row>
        <table:table-row table:style-name="ro2">
          <table:table-cell table:style-name="ce3" table:formula="of:=[.A2434]+1" office:value-type="float" office:value="2434">
            <text:p>2434</text:p>
          </table:table-cell>
          <table:table-cell table:style-name="ce3" table:formula="of:=[orbits.$C$3]*[.A2435]" office:value-type="float" office:value="10545210.074">
            <text:p>10545210.074</text:p>
          </table:table-cell>
          <table:table-cell table:style-name="ce6" table:formula="of:=[.B2435]/[orbits.$D$3]" office:value-type="float" office:value="28871.8045517704">
            <text:p>28871.80</text:p>
          </table:table-cell>
          <table:table-cell table:style-name="ce6" table:formula="of:=[.C2435]-ROUNDDOWN([.C2435])" office:value-type="float" office:value="0.804551770401304">
            <text:p>0.80</text:p>
          </table:table-cell>
          <table:table-cell table:formula="of:=IF([.D2435] &lt; [.$D$2])" office:value-type="boolean" office:boolean-value="false">
            <text:p>FALSE</text:p>
          </table:table-cell>
          <table:table-cell table:formula="of:=MOD([.C2435];64)" office:value-type="float" office:value="7.8045517704013">
            <text:p>7.80</text:p>
          </table:table-cell>
          <table:table-cell/>
        </table:table-row>
        <table:table-row table:style-name="ro2">
          <table:table-cell table:style-name="ce3" table:formula="of:=[.A2435]+1" office:value-type="float" office:value="2435">
            <text:p>2435</text:p>
          </table:table-cell>
          <table:table-cell table:style-name="ce3" table:formula="of:=[orbits.$C$3]*[.A2436]" office:value-type="float" office:value="10549542.535">
            <text:p>10549542.535</text:p>
          </table:table-cell>
          <table:table-cell table:style-name="ce6" table:formula="of:=[.B2436]/[orbits.$D$3]" office:value-type="float" office:value="28883.6664270998">
            <text:p>28883.67</text:p>
          </table:table-cell>
          <table:table-cell table:style-name="ce6" table:formula="of:=[.C2436]-ROUNDDOWN([.C2436])" office:value-type="float" office:value="0.666427099804423">
            <text:p>0.67</text:p>
          </table:table-cell>
          <table:table-cell table:formula="of:=IF([.D2436] &lt; [.$D$2])" office:value-type="boolean" office:boolean-value="false">
            <text:p>FALSE</text:p>
          </table:table-cell>
          <table:table-cell table:formula="of:=MOD([.C2436];64)" office:value-type="float" office:value="19.6664270998044">
            <text:p>19.67</text:p>
          </table:table-cell>
          <table:table-cell/>
        </table:table-row>
        <table:table-row table:style-name="ro2">
          <table:table-cell table:style-name="ce3" table:formula="of:=[.A2436]+1" office:value-type="float" office:value="2436">
            <text:p>2436</text:p>
          </table:table-cell>
          <table:table-cell table:style-name="ce3" table:formula="of:=[orbits.$C$3]*[.A2437]" office:value-type="float" office:value="10553874.996">
            <text:p>10553874.996</text:p>
          </table:table-cell>
          <table:table-cell table:style-name="ce6" table:formula="of:=[.B2437]/[orbits.$D$3]" office:value-type="float" office:value="28895.5283024292">
            <text:p>28895.53</text:p>
          </table:table-cell>
          <table:table-cell table:style-name="ce6" table:formula="of:=[.C2437]-ROUNDDOWN([.C2437])" office:value-type="float" office:value="0.52830242921118">
            <text:p>0.53</text:p>
          </table:table-cell>
          <table:table-cell table:formula="of:=IF([.D2437] &lt; [.$D$2])" office:value-type="boolean" office:boolean-value="false">
            <text:p>FALSE</text:p>
          </table:table-cell>
          <table:table-cell table:formula="of:=MOD([.C2437];64)" office:value-type="float" office:value="31.5283024292112">
            <text:p>31.53</text:p>
          </table:table-cell>
          <table:table-cell/>
        </table:table-row>
        <table:table-row table:style-name="ro2">
          <table:table-cell table:style-name="ce3" table:formula="of:=[.A2437]+1" office:value-type="float" office:value="2437">
            <text:p>2437</text:p>
          </table:table-cell>
          <table:table-cell table:style-name="ce3" table:formula="of:=[orbits.$C$3]*[.A2438]" office:value-type="float" office:value="10558207.457">
            <text:p>10558207.457</text:p>
          </table:table-cell>
          <table:table-cell table:style-name="ce6" table:formula="of:=[.B2438]/[orbits.$D$3]" office:value-type="float" office:value="28907.3901777586">
            <text:p>28907.39</text:p>
          </table:table-cell>
          <table:table-cell table:style-name="ce6" table:formula="of:=[.C2438]-ROUNDDOWN([.C2438])" office:value-type="float" office:value="0.3901777586143">
            <text:p>0.39</text:p>
          </table:table-cell>
          <table:table-cell table:formula="of:=IF([.D2438] &lt; [.$D$2])" office:value-type="boolean" office:boolean-value="false">
            <text:p>FALSE</text:p>
          </table:table-cell>
          <table:table-cell table:formula="of:=MOD([.C2438];64)" office:value-type="float" office:value="43.3901777586143">
            <text:p>43.39</text:p>
          </table:table-cell>
          <table:table-cell/>
        </table:table-row>
        <table:table-row table:style-name="ro2">
          <table:table-cell table:style-name="ce3" table:formula="of:=[.A2438]+1" office:value-type="float" office:value="2438">
            <text:p>2438</text:p>
          </table:table-cell>
          <table:table-cell table:style-name="ce3" table:formula="of:=[orbits.$C$3]*[.A2439]" office:value-type="float" office:value="10562539.918">
            <text:p>10562539.918</text:p>
          </table:table-cell>
          <table:table-cell table:style-name="ce6" table:formula="of:=[.B2439]/[orbits.$D$3]" office:value-type="float" office:value="28919.252053088">
            <text:p>28919.25</text:p>
          </table:table-cell>
          <table:table-cell table:style-name="ce6" table:formula="of:=[.C2439]-ROUNDDOWN([.C2439])" office:value-type="float" office:value="0.252053088021057">
            <text:p>0.25</text:p>
          </table:table-cell>
          <table:table-cell table:formula="of:=IF([.D2439] &lt; [.$D$2])" office:value-type="boolean" office:boolean-value="false">
            <text:p>FALSE</text:p>
          </table:table-cell>
          <table:table-cell table:formula="of:=MOD([.C2439];64)" office:value-type="float" office:value="55.2520530880211">
            <text:p>55.25</text:p>
          </table:table-cell>
          <table:table-cell/>
        </table:table-row>
        <table:table-row table:style-name="ro2">
          <table:table-cell table:style-name="ce3" table:formula="of:=[.A2439]+1" office:value-type="float" office:value="2439">
            <text:p>2439</text:p>
          </table:table-cell>
          <table:table-cell table:style-name="ce3" table:formula="of:=[orbits.$C$3]*[.A2440]" office:value-type="float" office:value="10566872.379">
            <text:p>10566872.379</text:p>
          </table:table-cell>
          <table:table-cell table:style-name="ce6" table:formula="of:=[.B2440]/[orbits.$D$3]" office:value-type="float" office:value="28931.1139284174">
            <text:p>28931.11</text:p>
          </table:table-cell>
          <table:table-cell table:style-name="ce6" table:formula="of:=[.C2440]-ROUNDDOWN([.C2440])" office:value-type="float" office:value="0.113928417424177">
            <text:p>0.11</text:p>
          </table:table-cell>
          <table:table-cell table:formula="of:=IF([.D2440] &lt; [.$D$2])" office:value-type="boolean" office:boolean-value="false">
            <text:p>FALSE</text:p>
          </table:table-cell>
          <table:table-cell table:formula="of:=MOD([.C2440];64)" office:value-type="float" office:value="3.11392841742418">
            <text:p>3.11</text:p>
          </table:table-cell>
          <table:table-cell/>
        </table:table-row>
        <table:table-row table:style-name="ro2">
          <table:table-cell table:style-name="ce3" table:formula="of:=[.A2440]+1" office:value-type="float" office:value="2440">
            <text:p>2440</text:p>
          </table:table-cell>
          <table:table-cell table:style-name="ce3" table:formula="of:=[orbits.$C$3]*[.A2441]" office:value-type="float" office:value="10571204.84">
            <text:p>10571204.84</text:p>
          </table:table-cell>
          <table:table-cell table:style-name="ce6" table:formula="of:=[.B2441]/[orbits.$D$3]" office:value-type="float" office:value="28942.9758037468">
            <text:p>28942.98</text:p>
          </table:table-cell>
          <table:table-cell table:style-name="ce6" table:formula="of:=[.C2441]-ROUNDDOWN([.C2441])" office:value-type="float" office:value="0.975803746823658">
            <text:p>0.98</text:p>
          </table:table-cell>
          <table:table-cell table:formula="of:=IF([.D2441] &lt; [.$D$2])" office:value-type="boolean" office:boolean-value="false">
            <text:p>FALSE</text:p>
          </table:table-cell>
          <table:table-cell table:formula="of:=MOD([.C2441];64)" office:value-type="float" office:value="14.9758037468237">
            <text:p>14.98</text:p>
          </table:table-cell>
          <table:table-cell/>
        </table:table-row>
        <table:table-row table:style-name="ro2">
          <table:table-cell table:style-name="ce3" table:formula="of:=[.A2441]+1" office:value-type="float" office:value="2441">
            <text:p>2441</text:p>
          </table:table-cell>
          <table:table-cell table:style-name="ce3" table:formula="of:=[orbits.$C$3]*[.A2442]" office:value-type="float" office:value="10575537.301">
            <text:p>10575537.301</text:p>
          </table:table-cell>
          <table:table-cell table:style-name="ce6" table:formula="of:=[.B2442]/[orbits.$D$3]" office:value-type="float" office:value="28954.8376790762">
            <text:p>28954.84</text:p>
          </table:table-cell>
          <table:table-cell table:style-name="ce6" table:formula="of:=[.C2442]-ROUNDDOWN([.C2442])" office:value-type="float" office:value="0.837679076230415">
            <text:p>0.84</text:p>
          </table:table-cell>
          <table:table-cell table:formula="of:=IF([.D2442] &lt; [.$D$2])" office:value-type="boolean" office:boolean-value="false">
            <text:p>FALSE</text:p>
          </table:table-cell>
          <table:table-cell table:formula="of:=MOD([.C2442];64)" office:value-type="float" office:value="26.8376790762304">
            <text:p>26.84</text:p>
          </table:table-cell>
          <table:table-cell/>
        </table:table-row>
        <table:table-row table:style-name="ro2">
          <table:table-cell table:style-name="ce3" table:formula="of:=[.A2442]+1" office:value-type="float" office:value="2442">
            <text:p>2442</text:p>
          </table:table-cell>
          <table:table-cell table:style-name="ce3" table:formula="of:=[orbits.$C$3]*[.A2443]" office:value-type="float" office:value="10579869.762">
            <text:p>10579869.762</text:p>
          </table:table-cell>
          <table:table-cell table:style-name="ce6" table:formula="of:=[.B2443]/[orbits.$D$3]" office:value-type="float" office:value="28966.6995544056">
            <text:p>28966.70</text:p>
          </table:table-cell>
          <table:table-cell table:style-name="ce6" table:formula="of:=[.C2443]-ROUNDDOWN([.C2443])" office:value-type="float" office:value="0.699554405633535">
            <text:p>0.70</text:p>
          </table:table-cell>
          <table:table-cell table:formula="of:=IF([.D2443] &lt; [.$D$2])" office:value-type="boolean" office:boolean-value="false">
            <text:p>FALSE</text:p>
          </table:table-cell>
          <table:table-cell table:formula="of:=MOD([.C2443];64)" office:value-type="float" office:value="38.6995544056335">
            <text:p>38.70</text:p>
          </table:table-cell>
          <table:table-cell/>
        </table:table-row>
        <table:table-row table:style-name="ro2">
          <table:table-cell table:style-name="ce3" table:formula="of:=[.A2443]+1" office:value-type="float" office:value="2443">
            <text:p>2443</text:p>
          </table:table-cell>
          <table:table-cell table:style-name="ce3" table:formula="of:=[orbits.$C$3]*[.A2444]" office:value-type="float" office:value="10584202.223">
            <text:p>10584202.223</text:p>
          </table:table-cell>
          <table:table-cell table:style-name="ce6" table:formula="of:=[.B2444]/[orbits.$D$3]" office:value-type="float" office:value="28978.561429735">
            <text:p>28978.56</text:p>
          </table:table-cell>
          <table:table-cell table:style-name="ce6" table:formula="of:=[.C2444]-ROUNDDOWN([.C2444])" office:value-type="float" office:value="0.561429735040292">
            <text:p>0.56</text:p>
          </table:table-cell>
          <table:table-cell table:formula="of:=IF([.D2444] &lt; [.$D$2])" office:value-type="boolean" office:boolean-value="false">
            <text:p>FALSE</text:p>
          </table:table-cell>
          <table:table-cell table:formula="of:=MOD([.C2444];64)" office:value-type="float" office:value="50.5614297350403">
            <text:p>50.56</text:p>
          </table:table-cell>
          <table:table-cell/>
        </table:table-row>
        <table:table-row table:style-name="ro2">
          <table:table-cell table:style-name="ce3" table:formula="of:=[.A2444]+1" office:value-type="float" office:value="2444">
            <text:p>2444</text:p>
          </table:table-cell>
          <table:table-cell table:style-name="ce3" table:formula="of:=[orbits.$C$3]*[.A2445]" office:value-type="float" office:value="10588534.684">
            <text:p>10588534.684</text:p>
          </table:table-cell>
          <table:table-cell table:style-name="ce6" table:formula="of:=[.B2445]/[orbits.$D$3]" office:value-type="float" office:value="28990.4233050644">
            <text:p>28990.42</text:p>
          </table:table-cell>
          <table:table-cell table:style-name="ce6" table:formula="of:=[.C2445]-ROUNDDOWN([.C2445])" office:value-type="float" office:value="0.423305064443412">
            <text:p>0.42</text:p>
          </table:table-cell>
          <table:table-cell table:formula="of:=IF([.D2445] &lt; [.$D$2])" office:value-type="boolean" office:boolean-value="false">
            <text:p>FALSE</text:p>
          </table:table-cell>
          <table:table-cell table:formula="of:=MOD([.C2445];64)" office:value-type="float" office:value="62.4233050644434">
            <text:p>62.42</text:p>
          </table:table-cell>
          <table:table-cell/>
        </table:table-row>
        <table:table-row table:style-name="ro2">
          <table:table-cell table:style-name="ce3" table:formula="of:=[.A2445]+1" office:value-type="float" office:value="2445">
            <text:p>2445</text:p>
          </table:table-cell>
          <table:table-cell table:style-name="ce3" table:formula="of:=[orbits.$C$3]*[.A2446]" office:value-type="float" office:value="10592867.145">
            <text:p>10592867.145</text:p>
          </table:table-cell>
          <table:table-cell table:style-name="ce6" table:formula="of:=[.B2446]/[orbits.$D$3]" office:value-type="float" office:value="29002.2851803938">
            <text:p>29002.29</text:p>
          </table:table-cell>
          <table:table-cell table:style-name="ce6" table:formula="of:=[.C2446]-ROUNDDOWN([.C2446])" office:value-type="float" office:value="0.285180393850169">
            <text:p>0.29</text:p>
          </table:table-cell>
          <table:table-cell table:formula="of:=IF([.D2446] &lt; [.$D$2])" office:value-type="boolean" office:boolean-value="false">
            <text:p>FALSE</text:p>
          </table:table-cell>
          <table:table-cell table:formula="of:=MOD([.C2446];64)" office:value-type="float" office:value="10.2851803938502">
            <text:p>10.29</text:p>
          </table:table-cell>
          <table:table-cell/>
        </table:table-row>
        <table:table-row table:style-name="ro2">
          <table:table-cell table:style-name="ce3" table:formula="of:=[.A2446]+1" office:value-type="float" office:value="2446">
            <text:p>2446</text:p>
          </table:table-cell>
          <table:table-cell table:style-name="ce3" table:formula="of:=[orbits.$C$3]*[.A2447]" office:value-type="float" office:value="10597199.606">
            <text:p>10597199.606</text:p>
          </table:table-cell>
          <table:table-cell table:style-name="ce6" table:formula="of:=[.B2447]/[orbits.$D$3]" office:value-type="float" office:value="29014.1470557233">
            <text:p>29014.15</text:p>
          </table:table-cell>
          <table:table-cell table:style-name="ce6" table:formula="of:=[.C2447]-ROUNDDOWN([.C2447])" office:value-type="float" office:value="0.147055723253288">
            <text:p>0.15</text:p>
          </table:table-cell>
          <table:table-cell table:formula="of:=IF([.D2447] &lt; [.$D$2])" office:value-type="boolean" office:boolean-value="false">
            <text:p>FALSE</text:p>
          </table:table-cell>
          <table:table-cell table:formula="of:=MOD([.C2447];64)" office:value-type="float" office:value="22.1470557232533">
            <text:p>22.15</text:p>
          </table:table-cell>
          <table:table-cell/>
        </table:table-row>
        <table:table-row table:style-name="ro2">
          <table:table-cell table:style-name="ce3" table:formula="of:=[.A2447]+1" office:value-type="float" office:value="2447">
            <text:p>2447</text:p>
          </table:table-cell>
          <table:table-cell table:style-name="ce3" table:formula="of:=[orbits.$C$3]*[.A2448]" office:value-type="float" office:value="10601532.067">
            <text:p>10601532.067</text:p>
          </table:table-cell>
          <table:table-cell table:style-name="ce6" table:formula="of:=[.B2448]/[orbits.$D$3]" office:value-type="float" office:value="29026.0089310527">
            <text:p>29026.01</text:p>
          </table:table-cell>
          <table:table-cell table:style-name="ce6" table:formula="of:=[.C2448]-ROUNDDOWN([.C2448])" office:value-type="float" office:value="0.0089310526564077">
            <text:p>0.01</text:p>
          </table:table-cell>
          <table:table-cell table:formula="of:=IF([.D2448] &lt; [.$D$2])" office:value-type="boolean" office:boolean-value="true">
            <text:p>TRUE</text:p>
          </table:table-cell>
          <table:table-cell table:formula="of:=MOD([.C2448];64)" office:value-type="float" office:value="34.0089310526564">
            <text:p>34.01</text:p>
          </table:table-cell>
          <table:table-cell/>
        </table:table-row>
        <table:table-row table:style-name="ro2">
          <table:table-cell table:style-name="ce3" table:formula="of:=[.A2448]+1" office:value-type="float" office:value="2448">
            <text:p>2448</text:p>
          </table:table-cell>
          <table:table-cell table:style-name="ce3" table:formula="of:=[orbits.$C$3]*[.A2449]" office:value-type="float" office:value="10605864.528">
            <text:p>10605864.528</text:p>
          </table:table-cell>
          <table:table-cell table:style-name="ce6" table:formula="of:=[.B2449]/[orbits.$D$3]" office:value-type="float" office:value="29037.8708063821">
            <text:p>29037.87</text:p>
          </table:table-cell>
          <table:table-cell table:style-name="ce6" table:formula="of:=[.C2449]-ROUNDDOWN([.C2449])" office:value-type="float" office:value="0.870806382063165">
            <text:p>0.87</text:p>
          </table:table-cell>
          <table:table-cell table:formula="of:=IF([.D2449] &lt; [.$D$2])" office:value-type="boolean" office:boolean-value="false">
            <text:p>FALSE</text:p>
          </table:table-cell>
          <table:table-cell table:formula="of:=MOD([.C2449];64)" office:value-type="float" office:value="45.8708063820632">
            <text:p>45.87</text:p>
          </table:table-cell>
          <table:table-cell/>
        </table:table-row>
        <table:table-row table:style-name="ro2">
          <table:table-cell table:style-name="ce3" table:formula="of:=[.A2449]+1" office:value-type="float" office:value="2449">
            <text:p>2449</text:p>
          </table:table-cell>
          <table:table-cell table:style-name="ce3" table:formula="of:=[orbits.$C$3]*[.A2450]" office:value-type="float" office:value="10610196.989">
            <text:p>10610196.989</text:p>
          </table:table-cell>
          <table:table-cell table:style-name="ce6" table:formula="of:=[.B2450]/[orbits.$D$3]" office:value-type="float" office:value="29049.7326817115">
            <text:p>29049.73</text:p>
          </table:table-cell>
          <table:table-cell table:style-name="ce6" table:formula="of:=[.C2450]-ROUNDDOWN([.C2450])" office:value-type="float" office:value="0.732681711466285">
            <text:p>0.73</text:p>
          </table:table-cell>
          <table:table-cell table:formula="of:=IF([.D2450] &lt; [.$D$2])" office:value-type="boolean" office:boolean-value="false">
            <text:p>FALSE</text:p>
          </table:table-cell>
          <table:table-cell table:formula="of:=MOD([.C2450];64)" office:value-type="float" office:value="57.7326817114663">
            <text:p>57.73</text:p>
          </table:table-cell>
          <table:table-cell/>
        </table:table-row>
        <table:table-row table:style-name="ro2">
          <table:table-cell table:style-name="ce3" table:formula="of:=[.A2450]+1" office:value-type="float" office:value="2450">
            <text:p>2450</text:p>
          </table:table-cell>
          <table:table-cell table:style-name="ce3" table:formula="of:=[orbits.$C$3]*[.A2451]" office:value-type="float" office:value="10614529.45">
            <text:p>10614529.45</text:p>
          </table:table-cell>
          <table:table-cell table:style-name="ce6" table:formula="of:=[.B2451]/[orbits.$D$3]" office:value-type="float" office:value="29061.5945570409">
            <text:p>29061.59</text:p>
          </table:table-cell>
          <table:table-cell table:style-name="ce6" table:formula="of:=[.C2451]-ROUNDDOWN([.C2451])" office:value-type="float" office:value="0.594557040873042">
            <text:p>0.59</text:p>
          </table:table-cell>
          <table:table-cell table:formula="of:=IF([.D2451] &lt; [.$D$2])" office:value-type="boolean" office:boolean-value="false">
            <text:p>FALSE</text:p>
          </table:table-cell>
          <table:table-cell table:formula="of:=MOD([.C2451];64)" office:value-type="float" office:value="5.59455704087304">
            <text:p>5.59</text:p>
          </table:table-cell>
          <table:table-cell/>
        </table:table-row>
        <table:table-row table:style-name="ro2">
          <table:table-cell table:style-name="ce3" table:formula="of:=[.A2451]+1" office:value-type="float" office:value="2451">
            <text:p>2451</text:p>
          </table:table-cell>
          <table:table-cell table:style-name="ce3" table:formula="of:=[orbits.$C$3]*[.A2452]" office:value-type="float" office:value="10618861.911">
            <text:p>10618861.911</text:p>
          </table:table-cell>
          <table:table-cell table:style-name="ce6" table:formula="of:=[.B2452]/[orbits.$D$3]" office:value-type="float" office:value="29073.4564323703">
            <text:p>29073.46</text:p>
          </table:table-cell>
          <table:table-cell table:style-name="ce6" table:formula="of:=[.C2452]-ROUNDDOWN([.C2452])" office:value-type="float" office:value="0.456432370276161">
            <text:p>0.46</text:p>
          </table:table-cell>
          <table:table-cell table:formula="of:=IF([.D2452] &lt; [.$D$2])" office:value-type="boolean" office:boolean-value="false">
            <text:p>FALSE</text:p>
          </table:table-cell>
          <table:table-cell table:formula="of:=MOD([.C2452];64)" office:value-type="float" office:value="17.4564323702762">
            <text:p>17.46</text:p>
          </table:table-cell>
          <table:table-cell/>
        </table:table-row>
        <table:table-row table:style-name="ro2">
          <table:table-cell table:style-name="ce3" table:formula="of:=[.A2452]+1" office:value-type="float" office:value="2452">
            <text:p>2452</text:p>
          </table:table-cell>
          <table:table-cell table:style-name="ce3" table:formula="of:=[orbits.$C$3]*[.A2453]" office:value-type="float" office:value="10623194.372">
            <text:p>10623194.372</text:p>
          </table:table-cell>
          <table:table-cell table:style-name="ce6" table:formula="of:=[.B2453]/[orbits.$D$3]" office:value-type="float" office:value="29085.3183076997">
            <text:p>29085.32</text:p>
          </table:table-cell>
          <table:table-cell table:style-name="ce6" table:formula="of:=[.C2453]-ROUNDDOWN([.C2453])" office:value-type="float" office:value="0.318307699682919">
            <text:p>0.32</text:p>
          </table:table-cell>
          <table:table-cell table:formula="of:=IF([.D2453] &lt; [.$D$2])" office:value-type="boolean" office:boolean-value="false">
            <text:p>FALSE</text:p>
          </table:table-cell>
          <table:table-cell table:formula="of:=MOD([.C2453];64)" office:value-type="float" office:value="29.3183076996829">
            <text:p>29.32</text:p>
          </table:table-cell>
          <table:table-cell/>
        </table:table-row>
        <table:table-row table:style-name="ro2">
          <table:table-cell table:style-name="ce3" table:formula="of:=[.A2453]+1" office:value-type="float" office:value="2453">
            <text:p>2453</text:p>
          </table:table-cell>
          <table:table-cell table:style-name="ce3" table:formula="of:=[orbits.$C$3]*[.A2454]" office:value-type="float" office:value="10627526.833">
            <text:p>10627526.833</text:p>
          </table:table-cell>
          <table:table-cell table:style-name="ce6" table:formula="of:=[.B2454]/[orbits.$D$3]" office:value-type="float" office:value="29097.1801830291">
            <text:p>29097.18</text:p>
          </table:table-cell>
          <table:table-cell table:style-name="ce6" table:formula="of:=[.C2454]-ROUNDDOWN([.C2454])" office:value-type="float" office:value="0.180183029086038">
            <text:p>0.18</text:p>
          </table:table-cell>
          <table:table-cell table:formula="of:=IF([.D2454] &lt; [.$D$2])" office:value-type="boolean" office:boolean-value="false">
            <text:p>FALSE</text:p>
          </table:table-cell>
          <table:table-cell table:formula="of:=MOD([.C2454];64)" office:value-type="float" office:value="41.180183029086">
            <text:p>41.18</text:p>
          </table:table-cell>
          <table:table-cell/>
        </table:table-row>
        <table:table-row table:style-name="ro2">
          <table:table-cell table:style-name="ce3" table:formula="of:=[.A2454]+1" office:value-type="float" office:value="2454">
            <text:p>2454</text:p>
          </table:table-cell>
          <table:table-cell table:style-name="ce3" table:formula="of:=[orbits.$C$3]*[.A2455]" office:value-type="float" office:value="10631859.294">
            <text:p>10631859.294</text:p>
          </table:table-cell>
          <table:table-cell table:style-name="ce6" table:formula="of:=[.B2455]/[orbits.$D$3]" office:value-type="float" office:value="29109.0420583585">
            <text:p>29109.04</text:p>
          </table:table-cell>
          <table:table-cell table:style-name="ce6" table:formula="of:=[.C2455]-ROUNDDOWN([.C2455])" office:value-type="float" office:value="0.0420583584855194">
            <text:p>0.04</text:p>
          </table:table-cell>
          <table:table-cell table:formula="of:=IF([.D2455] &lt; [.$D$2])" office:value-type="boolean" office:boolean-value="true">
            <text:p>TRUE</text:p>
          </table:table-cell>
          <table:table-cell table:formula="of:=MOD([.C2455];64)" office:value-type="float" office:value="53.0420583584855">
            <text:p>53.04</text:p>
          </table:table-cell>
          <table:table-cell/>
        </table:table-row>
        <table:table-row table:style-name="ro2">
          <table:table-cell table:style-name="ce3" table:formula="of:=[.A2455]+1" office:value-type="float" office:value="2455">
            <text:p>2455</text:p>
          </table:table-cell>
          <table:table-cell table:style-name="ce3" table:formula="of:=[orbits.$C$3]*[.A2456]" office:value-type="float" office:value="10636191.755">
            <text:p>10636191.755</text:p>
          </table:table-cell>
          <table:table-cell table:style-name="ce6" table:formula="of:=[.B2456]/[orbits.$D$3]" office:value-type="float" office:value="29120.9039336879">
            <text:p>29120.90</text:p>
          </table:table-cell>
          <table:table-cell table:style-name="ce6" table:formula="of:=[.C2456]-ROUNDDOWN([.C2456])" office:value-type="float" office:value="0.903933687892277">
            <text:p>0.90</text:p>
          </table:table-cell>
          <table:table-cell table:formula="of:=IF([.D2456] &lt; [.$D$2])" office:value-type="boolean" office:boolean-value="false">
            <text:p>FALSE</text:p>
          </table:table-cell>
          <table:table-cell table:formula="of:=MOD([.C2456];64)" office:value-type="float" office:value="0.903933687892277">
            <text:p>0.90</text:p>
          </table:table-cell>
          <table:table-cell/>
        </table:table-row>
        <table:table-row table:style-name="ro2">
          <table:table-cell table:style-name="ce3" table:formula="of:=[.A2456]+1" office:value-type="float" office:value="2456">
            <text:p>2456</text:p>
          </table:table-cell>
          <table:table-cell table:style-name="ce3" table:formula="of:=[orbits.$C$3]*[.A2457]" office:value-type="float" office:value="10640524.216">
            <text:p>10640524.216</text:p>
          </table:table-cell>
          <table:table-cell table:style-name="ce6" table:formula="of:=[.B2457]/[orbits.$D$3]" office:value-type="float" office:value="29132.7658090173">
            <text:p>29132.77</text:p>
          </table:table-cell>
          <table:table-cell table:style-name="ce6" table:formula="of:=[.C2457]-ROUNDDOWN([.C2457])" office:value-type="float" office:value="0.765809017295396">
            <text:p>0.77</text:p>
          </table:table-cell>
          <table:table-cell table:formula="of:=IF([.D2457] &lt; [.$D$2])" office:value-type="boolean" office:boolean-value="false">
            <text:p>FALSE</text:p>
          </table:table-cell>
          <table:table-cell table:formula="of:=MOD([.C2457];64)" office:value-type="float" office:value="12.7658090172954">
            <text:p>12.77</text:p>
          </table:table-cell>
          <table:table-cell/>
        </table:table-row>
        <table:table-row table:style-name="ro2">
          <table:table-cell table:style-name="ce3" table:formula="of:=[.A2457]+1" office:value-type="float" office:value="2457">
            <text:p>2457</text:p>
          </table:table-cell>
          <table:table-cell table:style-name="ce3" table:formula="of:=[orbits.$C$3]*[.A2458]" office:value-type="float" office:value="10644856.677">
            <text:p>10644856.677</text:p>
          </table:table-cell>
          <table:table-cell table:style-name="ce6" table:formula="of:=[.B2458]/[orbits.$D$3]" office:value-type="float" office:value="29144.6276843467">
            <text:p>29144.63</text:p>
          </table:table-cell>
          <table:table-cell table:style-name="ce6" table:formula="of:=[.C2458]-ROUNDDOWN([.C2458])" office:value-type="float" office:value="0.627684346702154">
            <text:p>0.63</text:p>
          </table:table-cell>
          <table:table-cell table:formula="of:=IF([.D2458] &lt; [.$D$2])" office:value-type="boolean" office:boolean-value="false">
            <text:p>FALSE</text:p>
          </table:table-cell>
          <table:table-cell table:formula="of:=MOD([.C2458];64)" office:value-type="float" office:value="24.6276843467022">
            <text:p>24.63</text:p>
          </table:table-cell>
          <table:table-cell/>
        </table:table-row>
        <table:table-row table:style-name="ro2">
          <table:table-cell table:style-name="ce3" table:formula="of:=[.A2458]+1" office:value-type="float" office:value="2458">
            <text:p>2458</text:p>
          </table:table-cell>
          <table:table-cell table:style-name="ce3" table:formula="of:=[orbits.$C$3]*[.A2459]" office:value-type="float" office:value="10649189.138">
            <text:p>10649189.138</text:p>
          </table:table-cell>
          <table:table-cell table:style-name="ce6" table:formula="of:=[.B2459]/[orbits.$D$3]" office:value-type="float" office:value="29156.4895596761">
            <text:p>29156.49</text:p>
          </table:table-cell>
          <table:table-cell table:style-name="ce6" table:formula="of:=[.C2459]-ROUNDDOWN([.C2459])" office:value-type="float" office:value="0.489559676105273">
            <text:p>0.49</text:p>
          </table:table-cell>
          <table:table-cell table:formula="of:=IF([.D2459] &lt; [.$D$2])" office:value-type="boolean" office:boolean-value="false">
            <text:p>FALSE</text:p>
          </table:table-cell>
          <table:table-cell table:formula="of:=MOD([.C2459];64)" office:value-type="float" office:value="36.4895596761053">
            <text:p>36.49</text:p>
          </table:table-cell>
          <table:table-cell/>
        </table:table-row>
        <table:table-row table:style-name="ro2">
          <table:table-cell table:style-name="ce3" table:formula="of:=[.A2459]+1" office:value-type="float" office:value="2459">
            <text:p>2459</text:p>
          </table:table-cell>
          <table:table-cell table:style-name="ce3" table:formula="of:=[orbits.$C$3]*[.A2460]" office:value-type="float" office:value="10653521.599">
            <text:p>10653521.599</text:p>
          </table:table-cell>
          <table:table-cell table:style-name="ce6" table:formula="of:=[.B2460]/[orbits.$D$3]" office:value-type="float" office:value="29168.3514350055">
            <text:p>29168.35</text:p>
          </table:table-cell>
          <table:table-cell table:style-name="ce6" table:formula="of:=[.C2460]-ROUNDDOWN([.C2460])" office:value-type="float" office:value="0.35143500551203">
            <text:p>0.35</text:p>
          </table:table-cell>
          <table:table-cell table:formula="of:=IF([.D2460] &lt; [.$D$2])" office:value-type="boolean" office:boolean-value="false">
            <text:p>FALSE</text:p>
          </table:table-cell>
          <table:table-cell table:formula="of:=MOD([.C2460];64)" office:value-type="float" office:value="48.351435005512">
            <text:p>48.35</text:p>
          </table:table-cell>
          <table:table-cell/>
        </table:table-row>
        <table:table-row table:style-name="ro2">
          <table:table-cell table:style-name="ce3" table:formula="of:=[.A2460]+1" office:value-type="float" office:value="2460">
            <text:p>2460</text:p>
          </table:table-cell>
          <table:table-cell table:style-name="ce3" table:formula="of:=[orbits.$C$3]*[.A2461]" office:value-type="float" office:value="10657854.06">
            <text:p>10657854.06</text:p>
          </table:table-cell>
          <table:table-cell table:style-name="ce6" table:formula="of:=[.B2461]/[orbits.$D$3]" office:value-type="float" office:value="29180.2133103349">
            <text:p>29180.21</text:p>
          </table:table-cell>
          <table:table-cell table:style-name="ce6" table:formula="of:=[.C2461]-ROUNDDOWN([.C2461])" office:value-type="float" office:value="0.21331033491515">
            <text:p>0.21</text:p>
          </table:table-cell>
          <table:table-cell table:formula="of:=IF([.D2461] &lt; [.$D$2])" office:value-type="boolean" office:boolean-value="false">
            <text:p>FALSE</text:p>
          </table:table-cell>
          <table:table-cell table:formula="of:=MOD([.C2461];64)" office:value-type="float" office:value="60.2133103349152">
            <text:p>60.21</text:p>
          </table:table-cell>
          <table:table-cell/>
        </table:table-row>
        <table:table-row table:style-name="ro2">
          <table:table-cell table:style-name="ce3" table:formula="of:=[.A2461]+1" office:value-type="float" office:value="2461">
            <text:p>2461</text:p>
          </table:table-cell>
          <table:table-cell table:style-name="ce3" table:formula="of:=[orbits.$C$3]*[.A2462]" office:value-type="float" office:value="10662186.521">
            <text:p>10662186.521</text:p>
          </table:table-cell>
          <table:table-cell table:style-name="ce6" table:formula="of:=[.B2462]/[orbits.$D$3]" office:value-type="float" office:value="29192.0751856643">
            <text:p>29192.08</text:p>
          </table:table-cell>
          <table:table-cell table:style-name="ce6" table:formula="of:=[.C2462]-ROUNDDOWN([.C2462])" office:value-type="float" office:value="0.0751856643182691">
            <text:p>0.08</text:p>
          </table:table-cell>
          <table:table-cell table:formula="of:=IF([.D2462] &lt; [.$D$2])" office:value-type="boolean" office:boolean-value="true">
            <text:p>TRUE</text:p>
          </table:table-cell>
          <table:table-cell table:formula="of:=MOD([.C2462];64)" office:value-type="float" office:value="8.07518566431827">
            <text:p>8.08</text:p>
          </table:table-cell>
          <table:table-cell/>
        </table:table-row>
        <table:table-row table:style-name="ro2">
          <table:table-cell table:style-name="ce3" table:formula="of:=[.A2462]+1" office:value-type="float" office:value="2462">
            <text:p>2462</text:p>
          </table:table-cell>
          <table:table-cell table:style-name="ce3" table:formula="of:=[orbits.$C$3]*[.A2463]" office:value-type="float" office:value="10666518.982">
            <text:p>10666518.982</text:p>
          </table:table-cell>
          <table:table-cell table:style-name="ce6" table:formula="of:=[.B2463]/[orbits.$D$3]" office:value-type="float" office:value="29203.9370609937">
            <text:p>29203.94</text:p>
          </table:table-cell>
          <table:table-cell table:style-name="ce6" table:formula="of:=[.C2463]-ROUNDDOWN([.C2463])" office:value-type="float" office:value="0.937060993725027">
            <text:p>0.94</text:p>
          </table:table-cell>
          <table:table-cell table:formula="of:=IF([.D2463] &lt; [.$D$2])" office:value-type="boolean" office:boolean-value="false">
            <text:p>FALSE</text:p>
          </table:table-cell>
          <table:table-cell table:formula="of:=MOD([.C2463];64)" office:value-type="float" office:value="19.937060993725">
            <text:p>19.94</text:p>
          </table:table-cell>
          <table:table-cell/>
        </table:table-row>
        <table:table-row table:style-name="ro2">
          <table:table-cell table:style-name="ce3" table:formula="of:=[.A2463]+1" office:value-type="float" office:value="2463">
            <text:p>2463</text:p>
          </table:table-cell>
          <table:table-cell table:style-name="ce3" table:formula="of:=[orbits.$C$3]*[.A2464]" office:value-type="float" office:value="10670851.443">
            <text:p>10670851.443</text:p>
          </table:table-cell>
          <table:table-cell table:style-name="ce6" table:formula="of:=[.B2464]/[orbits.$D$3]" office:value-type="float" office:value="29215.7989363231">
            <text:p>29215.80</text:p>
          </table:table-cell>
          <table:table-cell table:style-name="ce6" table:formula="of:=[.C2464]-ROUNDDOWN([.C2464])" office:value-type="float" office:value="0.798936323128146">
            <text:p>0.80</text:p>
          </table:table-cell>
          <table:table-cell table:formula="of:=IF([.D2464] &lt; [.$D$2])" office:value-type="boolean" office:boolean-value="false">
            <text:p>FALSE</text:p>
          </table:table-cell>
          <table:table-cell table:formula="of:=MOD([.C2464];64)" office:value-type="float" office:value="31.7989363231281">
            <text:p>31.80</text:p>
          </table:table-cell>
          <table:table-cell/>
        </table:table-row>
        <table:table-row table:style-name="ro2">
          <table:table-cell table:style-name="ce3" table:formula="of:=[.A2464]+1" office:value-type="float" office:value="2464">
            <text:p>2464</text:p>
          </table:table-cell>
          <table:table-cell table:style-name="ce3" table:formula="of:=[orbits.$C$3]*[.A2465]" office:value-type="float" office:value="10675183.904">
            <text:p>10675183.904</text:p>
          </table:table-cell>
          <table:table-cell table:style-name="ce6" table:formula="of:=[.B2465]/[orbits.$D$3]" office:value-type="float" office:value="29227.6608116525">
            <text:p>29227.66</text:p>
          </table:table-cell>
          <table:table-cell table:style-name="ce6" table:formula="of:=[.C2465]-ROUNDDOWN([.C2465])" office:value-type="float" office:value="0.660811652534903">
            <text:p>0.66</text:p>
          </table:table-cell>
          <table:table-cell table:formula="of:=IF([.D2465] &lt; [.$D$2])" office:value-type="boolean" office:boolean-value="false">
            <text:p>FALSE</text:p>
          </table:table-cell>
          <table:table-cell table:formula="of:=MOD([.C2465];64)" office:value-type="float" office:value="43.6608116525349">
            <text:p>43.66</text:p>
          </table:table-cell>
          <table:table-cell/>
        </table:table-row>
        <table:table-row table:style-name="ro2">
          <table:table-cell table:style-name="ce3" table:formula="of:=[.A2465]+1" office:value-type="float" office:value="2465">
            <text:p>2465</text:p>
          </table:table-cell>
          <table:table-cell table:style-name="ce3" table:formula="of:=[orbits.$C$3]*[.A2466]" office:value-type="float" office:value="10679516.365">
            <text:p>10679516.365</text:p>
          </table:table-cell>
          <table:table-cell table:style-name="ce6" table:formula="of:=[.B2466]/[orbits.$D$3]" office:value-type="float" office:value="29239.5226869819">
            <text:p>29239.52</text:p>
          </table:table-cell>
          <table:table-cell table:style-name="ce6" table:formula="of:=[.C2466]-ROUNDDOWN([.C2466])" office:value-type="float" office:value="0.522686981938023">
            <text:p>0.52</text:p>
          </table:table-cell>
          <table:table-cell table:formula="of:=IF([.D2466] &lt; [.$D$2])" office:value-type="boolean" office:boolean-value="false">
            <text:p>FALSE</text:p>
          </table:table-cell>
          <table:table-cell table:formula="of:=MOD([.C2466];64)" office:value-type="float" office:value="55.522686981938">
            <text:p>55.52</text:p>
          </table:table-cell>
          <table:table-cell/>
        </table:table-row>
        <table:table-row table:style-name="ro2">
          <table:table-cell table:style-name="ce3" table:formula="of:=[.A2466]+1" office:value-type="float" office:value="2466">
            <text:p>2466</text:p>
          </table:table-cell>
          <table:table-cell table:style-name="ce3" table:formula="of:=[orbits.$C$3]*[.A2467]" office:value-type="float" office:value="10683848.826">
            <text:p>10683848.826</text:p>
          </table:table-cell>
          <table:table-cell table:style-name="ce6" table:formula="of:=[.B2467]/[orbits.$D$3]" office:value-type="float" office:value="29251.3845623113">
            <text:p>29251.38</text:p>
          </table:table-cell>
          <table:table-cell table:style-name="ce6" table:formula="of:=[.C2467]-ROUNDDOWN([.C2467])" office:value-type="float" office:value="0.38456231134478">
            <text:p>0.38</text:p>
          </table:table-cell>
          <table:table-cell table:formula="of:=IF([.D2467] &lt; [.$D$2])" office:value-type="boolean" office:boolean-value="false">
            <text:p>FALSE</text:p>
          </table:table-cell>
          <table:table-cell table:formula="of:=MOD([.C2467];64)" office:value-type="float" office:value="3.38456231134478">
            <text:p>3.38</text:p>
          </table:table-cell>
          <table:table-cell/>
        </table:table-row>
        <table:table-row table:style-name="ro2">
          <table:table-cell table:style-name="ce3" table:formula="of:=[.A2467]+1" office:value-type="float" office:value="2467">
            <text:p>2467</text:p>
          </table:table-cell>
          <table:table-cell table:style-name="ce3" table:formula="of:=[orbits.$C$3]*[.A2468]" office:value-type="float" office:value="10688181.287">
            <text:p>10688181.287</text:p>
          </table:table-cell>
          <table:table-cell table:style-name="ce6" table:formula="of:=[.B2468]/[orbits.$D$3]" office:value-type="float" office:value="29263.2464376407">
            <text:p>29263.25</text:p>
          </table:table-cell>
          <table:table-cell table:style-name="ce6" table:formula="of:=[.C2468]-ROUNDDOWN([.C2468])" office:value-type="float" office:value="0.246437640747899">
            <text:p>0.25</text:p>
          </table:table-cell>
          <table:table-cell table:formula="of:=IF([.D2468] &lt; [.$D$2])" office:value-type="boolean" office:boolean-value="false">
            <text:p>FALSE</text:p>
          </table:table-cell>
          <table:table-cell table:formula="of:=MOD([.C2468];64)" office:value-type="float" office:value="15.2464376407479">
            <text:p>15.25</text:p>
          </table:table-cell>
          <table:table-cell/>
        </table:table-row>
        <table:table-row table:style-name="ro2">
          <table:table-cell table:style-name="ce3" table:formula="of:=[.A2468]+1" office:value-type="float" office:value="2468">
            <text:p>2468</text:p>
          </table:table-cell>
          <table:table-cell table:style-name="ce3" table:formula="of:=[orbits.$C$3]*[.A2469]" office:value-type="float" office:value="10692513.748">
            <text:p>10692513.748</text:p>
          </table:table-cell>
          <table:table-cell table:style-name="ce6" table:formula="of:=[.B2469]/[orbits.$D$3]" office:value-type="float" office:value="29275.1083129701">
            <text:p>29275.11</text:p>
          </table:table-cell>
          <table:table-cell table:style-name="ce6" table:formula="of:=[.C2469]-ROUNDDOWN([.C2469])" office:value-type="float" office:value="0.108312970147381">
            <text:p>0.11</text:p>
          </table:table-cell>
          <table:table-cell table:formula="of:=IF([.D2469] &lt; [.$D$2])" office:value-type="boolean" office:boolean-value="false">
            <text:p>FALSE</text:p>
          </table:table-cell>
          <table:table-cell table:formula="of:=MOD([.C2469];64)" office:value-type="float" office:value="27.1083129701474">
            <text:p>27.11</text:p>
          </table:table-cell>
          <table:table-cell/>
        </table:table-row>
        <table:table-row table:style-name="ro2">
          <table:table-cell table:style-name="ce3" table:formula="of:=[.A2469]+1" office:value-type="float" office:value="2469">
            <text:p>2469</text:p>
          </table:table-cell>
          <table:table-cell table:style-name="ce3" table:formula="of:=[orbits.$C$3]*[.A2470]" office:value-type="float" office:value="10696846.209">
            <text:p>10696846.209</text:p>
          </table:table-cell>
          <table:table-cell table:style-name="ce6" table:formula="of:=[.B2470]/[orbits.$D$3]" office:value-type="float" office:value="29286.9701882996">
            <text:p>29286.97</text:p>
          </table:table-cell>
          <table:table-cell table:style-name="ce6" table:formula="of:=[.C2470]-ROUNDDOWN([.C2470])" office:value-type="float" office:value="0.970188299554138">
            <text:p>0.97</text:p>
          </table:table-cell>
          <table:table-cell table:formula="of:=IF([.D2470] &lt; [.$D$2])" office:value-type="boolean" office:boolean-value="false">
            <text:p>FALSE</text:p>
          </table:table-cell>
          <table:table-cell table:formula="of:=MOD([.C2470];64)" office:value-type="float" office:value="38.9701882995541">
            <text:p>38.97</text:p>
          </table:table-cell>
          <table:table-cell/>
        </table:table-row>
        <table:table-row table:style-name="ro2">
          <table:table-cell table:style-name="ce3" table:formula="of:=[.A2470]+1" office:value-type="float" office:value="2470">
            <text:p>2470</text:p>
          </table:table-cell>
          <table:table-cell table:style-name="ce3" table:formula="of:=[orbits.$C$3]*[.A2471]" office:value-type="float" office:value="10701178.67">
            <text:p>10701178.67</text:p>
          </table:table-cell>
          <table:table-cell table:style-name="ce6" table:formula="of:=[.B2471]/[orbits.$D$3]" office:value-type="float" office:value="29298.832063629">
            <text:p>29298.83</text:p>
          </table:table-cell>
          <table:table-cell table:style-name="ce6" table:formula="of:=[.C2471]-ROUNDDOWN([.C2471])" office:value-type="float" office:value="0.832063628957258">
            <text:p>0.83</text:p>
          </table:table-cell>
          <table:table-cell table:formula="of:=IF([.D2471] &lt; [.$D$2])" office:value-type="boolean" office:boolean-value="false">
            <text:p>FALSE</text:p>
          </table:table-cell>
          <table:table-cell table:formula="of:=MOD([.C2471];64)" office:value-type="float" office:value="50.8320636289573">
            <text:p>50.83</text:p>
          </table:table-cell>
          <table:table-cell/>
        </table:table-row>
        <table:table-row table:style-name="ro2">
          <table:table-cell table:style-name="ce3" table:formula="of:=[.A2471]+1" office:value-type="float" office:value="2471">
            <text:p>2471</text:p>
          </table:table-cell>
          <table:table-cell table:style-name="ce3" table:formula="of:=[orbits.$C$3]*[.A2472]" office:value-type="float" office:value="10705511.131">
            <text:p>10705511.131</text:p>
          </table:table-cell>
          <table:table-cell table:style-name="ce6" table:formula="of:=[.B2472]/[orbits.$D$3]" office:value-type="float" office:value="29310.6939389584">
            <text:p>29310.69</text:p>
          </table:table-cell>
          <table:table-cell table:style-name="ce6" table:formula="of:=[.C2472]-ROUNDDOWN([.C2472])" office:value-type="float" office:value="0.693938958364015">
            <text:p>0.69</text:p>
          </table:table-cell>
          <table:table-cell table:formula="of:=IF([.D2472] &lt; [.$D$2])" office:value-type="boolean" office:boolean-value="false">
            <text:p>FALSE</text:p>
          </table:table-cell>
          <table:table-cell table:formula="of:=MOD([.C2472];64)" office:value-type="float" office:value="62.693938958364">
            <text:p>62.69</text:p>
          </table:table-cell>
          <table:table-cell/>
        </table:table-row>
        <table:table-row table:style-name="ro2">
          <table:table-cell table:style-name="ce3" table:formula="of:=[.A2472]+1" office:value-type="float" office:value="2472">
            <text:p>2472</text:p>
          </table:table-cell>
          <table:table-cell table:style-name="ce3" table:formula="of:=[orbits.$C$3]*[.A2473]" office:value-type="float" office:value="10709843.592">
            <text:p>10709843.592</text:p>
          </table:table-cell>
          <table:table-cell table:style-name="ce6" table:formula="of:=[.B2473]/[orbits.$D$3]" office:value-type="float" office:value="29322.5558142878">
            <text:p>29322.56</text:p>
          </table:table-cell>
          <table:table-cell table:style-name="ce6" table:formula="of:=[.C2473]-ROUNDDOWN([.C2473])" office:value-type="float" office:value="0.555814287767134">
            <text:p>0.56</text:p>
          </table:table-cell>
          <table:table-cell table:formula="of:=IF([.D2473] &lt; [.$D$2])" office:value-type="boolean" office:boolean-value="false">
            <text:p>FALSE</text:p>
          </table:table-cell>
          <table:table-cell table:formula="of:=MOD([.C2473];64)" office:value-type="float" office:value="10.5558142877671">
            <text:p>10.56</text:p>
          </table:table-cell>
          <table:table-cell/>
        </table:table-row>
        <table:table-row table:style-name="ro2">
          <table:table-cell table:style-name="ce3" table:formula="of:=[.A2473]+1" office:value-type="float" office:value="2473">
            <text:p>2473</text:p>
          </table:table-cell>
          <table:table-cell table:style-name="ce3" table:formula="of:=[orbits.$C$3]*[.A2474]" office:value-type="float" office:value="10714176.053">
            <text:p>10714176.053</text:p>
          </table:table-cell>
          <table:table-cell table:style-name="ce6" table:formula="of:=[.B2474]/[orbits.$D$3]" office:value-type="float" office:value="29334.4176896172">
            <text:p>29334.42</text:p>
          </table:table-cell>
          <table:table-cell table:style-name="ce6" table:formula="of:=[.C2474]-ROUNDDOWN([.C2474])" office:value-type="float" office:value="0.417689617173892">
            <text:p>0.42</text:p>
          </table:table-cell>
          <table:table-cell table:formula="of:=IF([.D2474] &lt; [.$D$2])" office:value-type="boolean" office:boolean-value="false">
            <text:p>FALSE</text:p>
          </table:table-cell>
          <table:table-cell table:formula="of:=MOD([.C2474];64)" office:value-type="float" office:value="22.4176896171739">
            <text:p>22.42</text:p>
          </table:table-cell>
          <table:table-cell/>
        </table:table-row>
        <table:table-row table:style-name="ro2">
          <table:table-cell table:style-name="ce3" table:formula="of:=[.A2474]+1" office:value-type="float" office:value="2474">
            <text:p>2474</text:p>
          </table:table-cell>
          <table:table-cell table:style-name="ce3" table:formula="of:=[orbits.$C$3]*[.A2475]" office:value-type="float" office:value="10718508.514">
            <text:p>10718508.514</text:p>
          </table:table-cell>
          <table:table-cell table:style-name="ce6" table:formula="of:=[.B2475]/[orbits.$D$3]" office:value-type="float" office:value="29346.2795649466">
            <text:p>29346.28</text:p>
          </table:table-cell>
          <table:table-cell table:style-name="ce6" table:formula="of:=[.C2475]-ROUNDDOWN([.C2475])" office:value-type="float" office:value="0.279564946577011">
            <text:p>0.28</text:p>
          </table:table-cell>
          <table:table-cell table:formula="of:=IF([.D2475] &lt; [.$D$2])" office:value-type="boolean" office:boolean-value="false">
            <text:p>FALSE</text:p>
          </table:table-cell>
          <table:table-cell table:formula="of:=MOD([.C2475];64)" office:value-type="float" office:value="34.279564946577">
            <text:p>34.28</text:p>
          </table:table-cell>
          <table:table-cell/>
        </table:table-row>
        <table:table-row table:style-name="ro2">
          <table:table-cell table:style-name="ce3" table:formula="of:=[.A2475]+1" office:value-type="float" office:value="2475">
            <text:p>2475</text:p>
          </table:table-cell>
          <table:table-cell table:style-name="ce3" table:formula="of:=[orbits.$C$3]*[.A2476]" office:value-type="float" office:value="10722840.975">
            <text:p>10722840.975</text:p>
          </table:table-cell>
          <table:table-cell table:style-name="ce6" table:formula="of:=[.B2476]/[orbits.$D$3]" office:value-type="float" office:value="29358.141440276">
            <text:p>29358.14</text:p>
          </table:table-cell>
          <table:table-cell table:style-name="ce6" table:formula="of:=[.C2476]-ROUNDDOWN([.C2476])" office:value-type="float" office:value="0.141440275983769">
            <text:p>0.14</text:p>
          </table:table-cell>
          <table:table-cell table:formula="of:=IF([.D2476] &lt; [.$D$2])" office:value-type="boolean" office:boolean-value="false">
            <text:p>FALSE</text:p>
          </table:table-cell>
          <table:table-cell table:formula="of:=MOD([.C2476];64)" office:value-type="float" office:value="46.1414402759838">
            <text:p>46.14</text:p>
          </table:table-cell>
          <table:table-cell/>
        </table:table-row>
        <table:table-row table:style-name="ro2">
          <table:table-cell table:style-name="ce3" table:formula="of:=[.A2476]+1" office:value-type="float" office:value="2476">
            <text:p>2476</text:p>
          </table:table-cell>
          <table:table-cell table:style-name="ce3" table:formula="of:=[orbits.$C$3]*[.A2477]" office:value-type="float" office:value="10727173.436">
            <text:p>10727173.436</text:p>
          </table:table-cell>
          <table:table-cell table:style-name="ce6" table:formula="of:=[.B2477]/[orbits.$D$3]" office:value-type="float" office:value="29370.0033156054">
            <text:p>29370.00</text:p>
          </table:table-cell>
          <table:table-cell table:style-name="ce6" table:formula="of:=[.C2477]-ROUNDDOWN([.C2477])" office:value-type="float" office:value="0.00331560538688791">
            <text:p>0.00</text:p>
          </table:table-cell>
          <table:table-cell table:formula="of:=IF([.D2477] &lt; [.$D$2])" office:value-type="boolean" office:boolean-value="true">
            <text:p>TRUE</text:p>
          </table:table-cell>
          <table:table-cell table:formula="of:=MOD([.C2477];64)" office:value-type="float" office:value="58.0033156053869">
            <text:p>58.00</text:p>
          </table:table-cell>
          <table:table-cell/>
        </table:table-row>
        <table:table-row table:style-name="ro2">
          <table:table-cell table:style-name="ce3" table:formula="of:=[.A2477]+1" office:value-type="float" office:value="2477">
            <text:p>2477</text:p>
          </table:table-cell>
          <table:table-cell table:style-name="ce3" table:formula="of:=[orbits.$C$3]*[.A2478]" office:value-type="float" office:value="10731505.897">
            <text:p>10731505.897</text:p>
          </table:table-cell>
          <table:table-cell table:style-name="ce6" table:formula="of:=[.B2478]/[orbits.$D$3]" office:value-type="float" office:value="29381.8651909348">
            <text:p>29381.87</text:p>
          </table:table-cell>
          <table:table-cell table:style-name="ce6" table:formula="of:=[.C2478]-ROUNDDOWN([.C2478])" office:value-type="float" office:value="0.865190934790007">
            <text:p>0.87</text:p>
          </table:table-cell>
          <table:table-cell table:formula="of:=IF([.D2478] &lt; [.$D$2])" office:value-type="boolean" office:boolean-value="false">
            <text:p>FALSE</text:p>
          </table:table-cell>
          <table:table-cell table:formula="of:=MOD([.C2478];64)" office:value-type="float" office:value="5.86519093479001">
            <text:p>5.87</text:p>
          </table:table-cell>
          <table:table-cell/>
        </table:table-row>
        <table:table-row table:style-name="ro2">
          <table:table-cell table:style-name="ce3" table:formula="of:=[.A2478]+1" office:value-type="float" office:value="2478">
            <text:p>2478</text:p>
          </table:table-cell>
          <table:table-cell table:style-name="ce3" table:formula="of:=[orbits.$C$3]*[.A2479]" office:value-type="float" office:value="10735838.358">
            <text:p>10735838.358</text:p>
          </table:table-cell>
          <table:table-cell table:style-name="ce6" table:formula="of:=[.B2479]/[orbits.$D$3]" office:value-type="float" office:value="29393.7270662642">
            <text:p>29393.73</text:p>
          </table:table-cell>
          <table:table-cell table:style-name="ce6" table:formula="of:=[.C2479]-ROUNDDOWN([.C2479])" office:value-type="float" office:value="0.727066264196765">
            <text:p>0.73</text:p>
          </table:table-cell>
          <table:table-cell table:formula="of:=IF([.D2479] &lt; [.$D$2])" office:value-type="boolean" office:boolean-value="false">
            <text:p>FALSE</text:p>
          </table:table-cell>
          <table:table-cell table:formula="of:=MOD([.C2479];64)" office:value-type="float" office:value="17.7270662641968">
            <text:p>17.73</text:p>
          </table:table-cell>
          <table:table-cell/>
        </table:table-row>
        <table:table-row table:style-name="ro2">
          <table:table-cell table:style-name="ce3" table:formula="of:=[.A2479]+1" office:value-type="float" office:value="2479">
            <text:p>2479</text:p>
          </table:table-cell>
          <table:table-cell table:style-name="ce3" table:formula="of:=[orbits.$C$3]*[.A2480]" office:value-type="float" office:value="10740170.819">
            <text:p>10740170.819</text:p>
          </table:table-cell>
          <table:table-cell table:style-name="ce6" table:formula="of:=[.B2480]/[orbits.$D$3]" office:value-type="float" office:value="29405.5889415936">
            <text:p>29405.59</text:p>
          </table:table-cell>
          <table:table-cell table:style-name="ce6" table:formula="of:=[.C2480]-ROUNDDOWN([.C2480])" office:value-type="float" office:value="0.588941593599884">
            <text:p>0.59</text:p>
          </table:table-cell>
          <table:table-cell table:formula="of:=IF([.D2480] &lt; [.$D$2])" office:value-type="boolean" office:boolean-value="false">
            <text:p>FALSE</text:p>
          </table:table-cell>
          <table:table-cell table:formula="of:=MOD([.C2480];64)" office:value-type="float" office:value="29.5889415935999">
            <text:p>29.59</text:p>
          </table:table-cell>
          <table:table-cell/>
        </table:table-row>
        <table:table-row table:style-name="ro2">
          <table:table-cell table:style-name="ce3" table:formula="of:=[.A2480]+1" office:value-type="float" office:value="2480">
            <text:p>2480</text:p>
          </table:table-cell>
          <table:table-cell table:style-name="ce3" table:formula="of:=[orbits.$C$3]*[.A2481]" office:value-type="float" office:value="10744503.28">
            <text:p>10744503.28</text:p>
          </table:table-cell>
          <table:table-cell table:style-name="ce6" table:formula="of:=[.B2481]/[orbits.$D$3]" office:value-type="float" office:value="29417.450816923">
            <text:p>29417.45</text:p>
          </table:table-cell>
          <table:table-cell table:style-name="ce6" table:formula="of:=[.C2481]-ROUNDDOWN([.C2481])" office:value-type="float" office:value="0.450816923006641">
            <text:p>0.45</text:p>
          </table:table-cell>
          <table:table-cell table:formula="of:=IF([.D2481] &lt; [.$D$2])" office:value-type="boolean" office:boolean-value="false">
            <text:p>FALSE</text:p>
          </table:table-cell>
          <table:table-cell table:formula="of:=MOD([.C2481];64)" office:value-type="float" office:value="41.4508169230066">
            <text:p>41.45</text:p>
          </table:table-cell>
          <table:table-cell/>
        </table:table-row>
        <table:table-row table:style-name="ro2">
          <table:table-cell table:style-name="ce3" table:formula="of:=[.A2481]+1" office:value-type="float" office:value="2481">
            <text:p>2481</text:p>
          </table:table-cell>
          <table:table-cell table:style-name="ce3" table:formula="of:=[orbits.$C$3]*[.A2482]" office:value-type="float" office:value="10748835.741">
            <text:p>10748835.741</text:p>
          </table:table-cell>
          <table:table-cell table:style-name="ce6" table:formula="of:=[.B2482]/[orbits.$D$3]" office:value-type="float" office:value="29429.3126922524">
            <text:p>29429.31</text:p>
          </table:table-cell>
          <table:table-cell table:style-name="ce6" table:formula="of:=[.C2482]-ROUNDDOWN([.C2482])" office:value-type="float" office:value="0.312692252409761">
            <text:p>0.31</text:p>
          </table:table-cell>
          <table:table-cell table:formula="of:=IF([.D2482] &lt; [.$D$2])" office:value-type="boolean" office:boolean-value="false">
            <text:p>FALSE</text:p>
          </table:table-cell>
          <table:table-cell table:formula="of:=MOD([.C2482];64)" office:value-type="float" office:value="53.3126922524098">
            <text:p>53.31</text:p>
          </table:table-cell>
          <table:table-cell/>
        </table:table-row>
        <table:table-row table:style-name="ro2">
          <table:table-cell table:style-name="ce3" table:formula="of:=[.A2482]+1" office:value-type="float" office:value="2482">
            <text:p>2482</text:p>
          </table:table-cell>
          <table:table-cell table:style-name="ce3" table:formula="of:=[orbits.$C$3]*[.A2483]" office:value-type="float" office:value="10753168.202">
            <text:p>10753168.202</text:p>
          </table:table-cell>
          <table:table-cell table:style-name="ce6" table:formula="of:=[.B2483]/[orbits.$D$3]" office:value-type="float" office:value="29441.1745675818">
            <text:p>29441.17</text:p>
          </table:table-cell>
          <table:table-cell table:style-name="ce6" table:formula="of:=[.C2483]-ROUNDDOWN([.C2483])" office:value-type="float" office:value="0.174567581816518">
            <text:p>0.17</text:p>
          </table:table-cell>
          <table:table-cell table:formula="of:=IF([.D2483] &lt; [.$D$2])" office:value-type="boolean" office:boolean-value="false">
            <text:p>FALSE</text:p>
          </table:table-cell>
          <table:table-cell table:formula="of:=MOD([.C2483];64)" office:value-type="float" office:value="1.17456758181652">
            <text:p>1.17</text:p>
          </table:table-cell>
          <table:table-cell/>
        </table:table-row>
        <table:table-row table:style-name="ro2">
          <table:table-cell table:style-name="ce3" table:formula="of:=[.A2483]+1" office:value-type="float" office:value="2483">
            <text:p>2483</text:p>
          </table:table-cell>
          <table:table-cell table:style-name="ce3" table:formula="of:=[orbits.$C$3]*[.A2484]" office:value-type="float" office:value="10757500.663">
            <text:p>10757500.663</text:p>
          </table:table-cell>
          <table:table-cell table:style-name="ce6" table:formula="of:=[.B2484]/[orbits.$D$3]" office:value-type="float" office:value="29453.0364429112">
            <text:p>29453.04</text:p>
          </table:table-cell>
          <table:table-cell table:style-name="ce6" table:formula="of:=[.C2484]-ROUNDDOWN([.C2484])" office:value-type="float" office:value="0.0364429112159996">
            <text:p>0.04</text:p>
          </table:table-cell>
          <table:table-cell table:formula="of:=IF([.D2484] &lt; [.$D$2])" office:value-type="boolean" office:boolean-value="true">
            <text:p>TRUE</text:p>
          </table:table-cell>
          <table:table-cell table:formula="of:=MOD([.C2484];64)" office:value-type="float" office:value="13.036442911216">
            <text:p>13.04</text:p>
          </table:table-cell>
          <table:table-cell/>
        </table:table-row>
        <table:table-row table:style-name="ro2">
          <table:table-cell table:style-name="ce3" table:formula="of:=[.A2484]+1" office:value-type="float" office:value="2484">
            <text:p>2484</text:p>
          </table:table-cell>
          <table:table-cell table:style-name="ce3" table:formula="of:=[orbits.$C$3]*[.A2485]" office:value-type="float" office:value="10761833.124">
            <text:p>10761833.124</text:p>
          </table:table-cell>
          <table:table-cell table:style-name="ce6" table:formula="of:=[.B2485]/[orbits.$D$3]" office:value-type="float" office:value="29464.8983182406">
            <text:p>29464.90</text:p>
          </table:table-cell>
          <table:table-cell table:style-name="ce6" table:formula="of:=[.C2485]-ROUNDDOWN([.C2485])" office:value-type="float" office:value="0.898318240619119">
            <text:p>0.90</text:p>
          </table:table-cell>
          <table:table-cell table:formula="of:=IF([.D2485] &lt; [.$D$2])" office:value-type="boolean" office:boolean-value="false">
            <text:p>FALSE</text:p>
          </table:table-cell>
          <table:table-cell table:formula="of:=MOD([.C2485];64)" office:value-type="float" office:value="24.8983182406191">
            <text:p>24.90</text:p>
          </table:table-cell>
          <table:table-cell/>
        </table:table-row>
        <table:table-row table:style-name="ro2">
          <table:table-cell table:style-name="ce3" table:formula="of:=[.A2485]+1" office:value-type="float" office:value="2485">
            <text:p>2485</text:p>
          </table:table-cell>
          <table:table-cell table:style-name="ce3" table:formula="of:=[orbits.$C$3]*[.A2486]" office:value-type="float" office:value="10766165.585">
            <text:p>10766165.585</text:p>
          </table:table-cell>
          <table:table-cell table:style-name="ce6" table:formula="of:=[.B2486]/[orbits.$D$3]" office:value-type="float" office:value="29476.76019357">
            <text:p>29476.76</text:p>
          </table:table-cell>
          <table:table-cell table:style-name="ce6" table:formula="of:=[.C2486]-ROUNDDOWN([.C2486])" office:value-type="float" office:value="0.760193570025876">
            <text:p>0.76</text:p>
          </table:table-cell>
          <table:table-cell table:formula="of:=IF([.D2486] &lt; [.$D$2])" office:value-type="boolean" office:boolean-value="false">
            <text:p>FALSE</text:p>
          </table:table-cell>
          <table:table-cell table:formula="of:=MOD([.C2486];64)" office:value-type="float" office:value="36.7601935700259">
            <text:p>36.76</text:p>
          </table:table-cell>
          <table:table-cell/>
        </table:table-row>
        <table:table-row table:style-name="ro2">
          <table:table-cell table:style-name="ce3" table:formula="of:=[.A2486]+1" office:value-type="float" office:value="2486">
            <text:p>2486</text:p>
          </table:table-cell>
          <table:table-cell table:style-name="ce3" table:formula="of:=[orbits.$C$3]*[.A2487]" office:value-type="float" office:value="10770498.046">
            <text:p>10770498.046</text:p>
          </table:table-cell>
          <table:table-cell table:style-name="ce6" table:formula="of:=[.B2487]/[orbits.$D$3]" office:value-type="float" office:value="29488.6220688994">
            <text:p>29488.62</text:p>
          </table:table-cell>
          <table:table-cell table:style-name="ce6" table:formula="of:=[.C2487]-ROUNDDOWN([.C2487])" office:value-type="float" office:value="0.622068899428996">
            <text:p>0.62</text:p>
          </table:table-cell>
          <table:table-cell table:formula="of:=IF([.D2487] &lt; [.$D$2])" office:value-type="boolean" office:boolean-value="false">
            <text:p>FALSE</text:p>
          </table:table-cell>
          <table:table-cell table:formula="of:=MOD([.C2487];64)" office:value-type="float" office:value="48.622068899429">
            <text:p>48.62</text:p>
          </table:table-cell>
          <table:table-cell/>
        </table:table-row>
        <table:table-row table:style-name="ro2">
          <table:table-cell table:style-name="ce3" table:formula="of:=[.A2487]+1" office:value-type="float" office:value="2487">
            <text:p>2487</text:p>
          </table:table-cell>
          <table:table-cell table:style-name="ce3" table:formula="of:=[orbits.$C$3]*[.A2488]" office:value-type="float" office:value="10774830.507">
            <text:p>10774830.507</text:p>
          </table:table-cell>
          <table:table-cell table:style-name="ce6" table:formula="of:=[.B2488]/[orbits.$D$3]" office:value-type="float" office:value="29500.4839442288">
            <text:p>29500.48</text:p>
          </table:table-cell>
          <table:table-cell table:style-name="ce6" table:formula="of:=[.C2488]-ROUNDDOWN([.C2488])" office:value-type="float" office:value="0.483944228835753">
            <text:p>0.48</text:p>
          </table:table-cell>
          <table:table-cell table:formula="of:=IF([.D2488] &lt; [.$D$2])" office:value-type="boolean" office:boolean-value="false">
            <text:p>FALSE</text:p>
          </table:table-cell>
          <table:table-cell table:formula="of:=MOD([.C2488];64)" office:value-type="float" office:value="60.4839442288358">
            <text:p>60.48</text:p>
          </table:table-cell>
          <table:table-cell/>
        </table:table-row>
        <table:table-row table:style-name="ro2">
          <table:table-cell table:style-name="ce3" table:formula="of:=[.A2488]+1" office:value-type="float" office:value="2488">
            <text:p>2488</text:p>
          </table:table-cell>
          <table:table-cell table:style-name="ce3" table:formula="of:=[orbits.$C$3]*[.A2489]" office:value-type="float" office:value="10779162.968">
            <text:p>10779162.968</text:p>
          </table:table-cell>
          <table:table-cell table:style-name="ce6" table:formula="of:=[.B2489]/[orbits.$D$3]" office:value-type="float" office:value="29512.3458195582">
            <text:p>29512.35</text:p>
          </table:table-cell>
          <table:table-cell table:style-name="ce6" table:formula="of:=[.C2489]-ROUNDDOWN([.C2489])" office:value-type="float" office:value="0.345819558238873">
            <text:p>0.35</text:p>
          </table:table-cell>
          <table:table-cell table:formula="of:=IF([.D2489] &lt; [.$D$2])" office:value-type="boolean" office:boolean-value="false">
            <text:p>FALSE</text:p>
          </table:table-cell>
          <table:table-cell table:formula="of:=MOD([.C2489];64)" office:value-type="float" office:value="8.34581955823887">
            <text:p>8.35</text:p>
          </table:table-cell>
          <table:table-cell/>
        </table:table-row>
        <table:table-row table:style-name="ro2">
          <table:table-cell table:style-name="ce3" table:formula="of:=[.A2489]+1" office:value-type="float" office:value="2489">
            <text:p>2489</text:p>
          </table:table-cell>
          <table:table-cell table:style-name="ce3" table:formula="of:=[orbits.$C$3]*[.A2490]" office:value-type="float" office:value="10783495.429">
            <text:p>10783495.429</text:p>
          </table:table-cell>
          <table:table-cell table:style-name="ce6" table:formula="of:=[.B2490]/[orbits.$D$3]" office:value-type="float" office:value="29524.2076948876">
            <text:p>29524.21</text:p>
          </table:table-cell>
          <table:table-cell table:style-name="ce6" table:formula="of:=[.C2490]-ROUNDDOWN([.C2490])" office:value-type="float" office:value="0.20769488764563">
            <text:p>0.21</text:p>
          </table:table-cell>
          <table:table-cell table:formula="of:=IF([.D2490] &lt; [.$D$2])" office:value-type="boolean" office:boolean-value="false">
            <text:p>FALSE</text:p>
          </table:table-cell>
          <table:table-cell table:formula="of:=MOD([.C2490];64)" office:value-type="float" office:value="20.2076948876456">
            <text:p>20.21</text:p>
          </table:table-cell>
          <table:table-cell/>
        </table:table-row>
        <table:table-row table:style-name="ro2">
          <table:table-cell table:style-name="ce3" table:formula="of:=[.A2490]+1" office:value-type="float" office:value="2490">
            <text:p>2490</text:p>
          </table:table-cell>
          <table:table-cell table:style-name="ce3" table:formula="of:=[orbits.$C$3]*[.A2491]" office:value-type="float" office:value="10787827.89">
            <text:p>10787827.89</text:p>
          </table:table-cell>
          <table:table-cell table:style-name="ce6" table:formula="of:=[.B2491]/[orbits.$D$3]" office:value-type="float" office:value="29536.069570217">
            <text:p>29536.07</text:p>
          </table:table-cell>
          <table:table-cell table:style-name="ce6" table:formula="of:=[.C2491]-ROUNDDOWN([.C2491])" office:value-type="float" office:value="0.0695702170487493">
            <text:p>0.07</text:p>
          </table:table-cell>
          <table:table-cell table:formula="of:=IF([.D2491] &lt; [.$D$2])" office:value-type="boolean" office:boolean-value="true">
            <text:p>TRUE</text:p>
          </table:table-cell>
          <table:table-cell table:formula="of:=MOD([.C2491];64)" office:value-type="float" office:value="32.0695702170487">
            <text:p>32.07</text:p>
          </table:table-cell>
          <table:table-cell/>
        </table:table-row>
        <table:table-row table:style-name="ro2">
          <table:table-cell table:style-name="ce3" table:formula="of:=[.A2491]+1" office:value-type="float" office:value="2491">
            <text:p>2491</text:p>
          </table:table-cell>
          <table:table-cell table:style-name="ce3" table:formula="of:=[orbits.$C$3]*[.A2492]" office:value-type="float" office:value="10792160.351">
            <text:p>10792160.351</text:p>
          </table:table-cell>
          <table:table-cell table:style-name="ce6" table:formula="of:=[.B2492]/[orbits.$D$3]" office:value-type="float" office:value="29547.9314455464">
            <text:p>29547.93</text:p>
          </table:table-cell>
          <table:table-cell table:style-name="ce6" table:formula="of:=[.C2492]-ROUNDDOWN([.C2492])" office:value-type="float" office:value="0.931445546451869">
            <text:p>0.93</text:p>
          </table:table-cell>
          <table:table-cell table:formula="of:=IF([.D2492] &lt; [.$D$2])" office:value-type="boolean" office:boolean-value="false">
            <text:p>FALSE</text:p>
          </table:table-cell>
          <table:table-cell table:formula="of:=MOD([.C2492];64)" office:value-type="float" office:value="43.9314455464519">
            <text:p>43.93</text:p>
          </table:table-cell>
          <table:table-cell/>
        </table:table-row>
        <table:table-row table:style-name="ro2">
          <table:table-cell table:style-name="ce3" table:formula="of:=[.A2492]+1" office:value-type="float" office:value="2492">
            <text:p>2492</text:p>
          </table:table-cell>
          <table:table-cell table:style-name="ce3" table:formula="of:=[orbits.$C$3]*[.A2493]" office:value-type="float" office:value="10796492.812">
            <text:p>10796492.812</text:p>
          </table:table-cell>
          <table:table-cell table:style-name="ce6" table:formula="of:=[.B2493]/[orbits.$D$3]" office:value-type="float" office:value="29559.7933208759">
            <text:p>29559.79</text:p>
          </table:table-cell>
          <table:table-cell table:style-name="ce6" table:formula="of:=[.C2493]-ROUNDDOWN([.C2493])" office:value-type="float" office:value="0.793320875858626">
            <text:p>0.79</text:p>
          </table:table-cell>
          <table:table-cell table:formula="of:=IF([.D2493] &lt; [.$D$2])" office:value-type="boolean" office:boolean-value="false">
            <text:p>FALSE</text:p>
          </table:table-cell>
          <table:table-cell table:formula="of:=MOD([.C2493];64)" office:value-type="float" office:value="55.7933208758586">
            <text:p>55.79</text:p>
          </table:table-cell>
          <table:table-cell/>
        </table:table-row>
        <table:table-row table:style-name="ro2">
          <table:table-cell table:style-name="ce3" table:formula="of:=[.A2493]+1" office:value-type="float" office:value="2493">
            <text:p>2493</text:p>
          </table:table-cell>
          <table:table-cell table:style-name="ce3" table:formula="of:=[orbits.$C$3]*[.A2494]" office:value-type="float" office:value="10800825.273">
            <text:p>10800825.273</text:p>
          </table:table-cell>
          <table:table-cell table:style-name="ce6" table:formula="of:=[.B2494]/[orbits.$D$3]" office:value-type="float" office:value="29571.6551962053">
            <text:p>29571.66</text:p>
          </table:table-cell>
          <table:table-cell table:style-name="ce6" table:formula="of:=[.C2494]-ROUNDDOWN([.C2494])" office:value-type="float" office:value="0.655196205261746">
            <text:p>0.66</text:p>
          </table:table-cell>
          <table:table-cell table:formula="of:=IF([.D2494] &lt; [.$D$2])" office:value-type="boolean" office:boolean-value="false">
            <text:p>FALSE</text:p>
          </table:table-cell>
          <table:table-cell table:formula="of:=MOD([.C2494];64)" office:value-type="float" office:value="3.65519620526175">
            <text:p>3.66</text:p>
          </table:table-cell>
          <table:table-cell/>
        </table:table-row>
        <table:table-row table:style-name="ro2">
          <table:table-cell table:style-name="ce3" table:formula="of:=[.A2494]+1" office:value-type="float" office:value="2494">
            <text:p>2494</text:p>
          </table:table-cell>
          <table:table-cell table:style-name="ce3" table:formula="of:=[orbits.$C$3]*[.A2495]" office:value-type="float" office:value="10805157.734">
            <text:p>10805157.734</text:p>
          </table:table-cell>
          <table:table-cell table:style-name="ce6" table:formula="of:=[.B2495]/[orbits.$D$3]" office:value-type="float" office:value="29583.5170715347">
            <text:p>29583.52</text:p>
          </table:table-cell>
          <table:table-cell table:style-name="ce6" table:formula="of:=[.C2495]-ROUNDDOWN([.C2495])" office:value-type="float" office:value="0.517071534668503">
            <text:p>0.52</text:p>
          </table:table-cell>
          <table:table-cell table:formula="of:=IF([.D2495] &lt; [.$D$2])" office:value-type="boolean" office:boolean-value="false">
            <text:p>FALSE</text:p>
          </table:table-cell>
          <table:table-cell table:formula="of:=MOD([.C2495];64)" office:value-type="float" office:value="15.5170715346685">
            <text:p>15.52</text:p>
          </table:table-cell>
          <table:table-cell/>
        </table:table-row>
        <table:table-row table:style-name="ro2">
          <table:table-cell table:style-name="ce3" table:formula="of:=[.A2495]+1" office:value-type="float" office:value="2495">
            <text:p>2495</text:p>
          </table:table-cell>
          <table:table-cell table:style-name="ce3" table:formula="of:=[orbits.$C$3]*[.A2496]" office:value-type="float" office:value="10809490.195">
            <text:p>10809490.195</text:p>
          </table:table-cell>
          <table:table-cell table:style-name="ce6" table:formula="of:=[.B2496]/[orbits.$D$3]" office:value-type="float" office:value="29595.3789468641">
            <text:p>29595.38</text:p>
          </table:table-cell>
          <table:table-cell table:style-name="ce6" table:formula="of:=[.C2496]-ROUNDDOWN([.C2496])" office:value-type="float" office:value="0.378946864071622">
            <text:p>0.38</text:p>
          </table:table-cell>
          <table:table-cell table:formula="of:=IF([.D2496] &lt; [.$D$2])" office:value-type="boolean" office:boolean-value="false">
            <text:p>FALSE</text:p>
          </table:table-cell>
          <table:table-cell table:formula="of:=MOD([.C2496];64)" office:value-type="float" office:value="27.3789468640716">
            <text:p>27.38</text:p>
          </table:table-cell>
          <table:table-cell/>
        </table:table-row>
        <table:table-row table:style-name="ro2">
          <table:table-cell table:style-name="ce3" table:formula="of:=[.A2496]+1" office:value-type="float" office:value="2496">
            <text:p>2496</text:p>
          </table:table-cell>
          <table:table-cell table:style-name="ce3" table:formula="of:=[orbits.$C$3]*[.A2497]" office:value-type="float" office:value="10813822.656">
            <text:p>10813822.656</text:p>
          </table:table-cell>
          <table:table-cell table:style-name="ce6" table:formula="of:=[.B2497]/[orbits.$D$3]" office:value-type="float" office:value="29607.2408221935">
            <text:p>29607.24</text:p>
          </table:table-cell>
          <table:table-cell table:style-name="ce6" table:formula="of:=[.C2497]-ROUNDDOWN([.C2497])" office:value-type="float" office:value="0.24082219347838">
            <text:p>0.24</text:p>
          </table:table-cell>
          <table:table-cell table:formula="of:=IF([.D2497] &lt; [.$D$2])" office:value-type="boolean" office:boolean-value="false">
            <text:p>FALSE</text:p>
          </table:table-cell>
          <table:table-cell table:formula="of:=MOD([.C2497];64)" office:value-type="float" office:value="39.2408221934784">
            <text:p>39.24</text:p>
          </table:table-cell>
          <table:table-cell/>
        </table:table-row>
        <table:table-row table:style-name="ro2">
          <table:table-cell table:style-name="ce3" table:formula="of:=[.A2497]+1" office:value-type="float" office:value="2497">
            <text:p>2497</text:p>
          </table:table-cell>
          <table:table-cell table:style-name="ce3" table:formula="of:=[orbits.$C$3]*[.A2498]" office:value-type="float" office:value="10818155.117">
            <text:p>10818155.117</text:p>
          </table:table-cell>
          <table:table-cell table:style-name="ce6" table:formula="of:=[.B2498]/[orbits.$D$3]" office:value-type="float" office:value="29619.1026975229">
            <text:p>29619.10</text:p>
          </table:table-cell>
          <table:table-cell table:style-name="ce6" table:formula="of:=[.C2498]-ROUNDDOWN([.C2498])" office:value-type="float" office:value="0.102697522877861">
            <text:p>0.10</text:p>
          </table:table-cell>
          <table:table-cell table:formula="of:=IF([.D2498] &lt; [.$D$2])" office:value-type="boolean" office:boolean-value="false">
            <text:p>FALSE</text:p>
          </table:table-cell>
          <table:table-cell table:formula="of:=MOD([.C2498];64)" office:value-type="float" office:value="51.1026975228779">
            <text:p>51.10</text:p>
          </table:table-cell>
          <table:table-cell/>
        </table:table-row>
        <table:table-row table:style-name="ro2">
          <table:table-cell table:style-name="ce3" table:formula="of:=[.A2498]+1" office:value-type="float" office:value="2498">
            <text:p>2498</text:p>
          </table:table-cell>
          <table:table-cell table:style-name="ce3" table:formula="of:=[orbits.$C$3]*[.A2499]" office:value-type="float" office:value="10822487.578">
            <text:p>10822487.578</text:p>
          </table:table-cell>
          <table:table-cell table:style-name="ce6" table:formula="of:=[.B2499]/[orbits.$D$3]" office:value-type="float" office:value="29630.9645728523">
            <text:p>29630.96</text:p>
          </table:table-cell>
          <table:table-cell table:style-name="ce6" table:formula="of:=[.C2499]-ROUNDDOWN([.C2499])" office:value-type="float" office:value="0.96457285228098">
            <text:p>0.96</text:p>
          </table:table-cell>
          <table:table-cell table:formula="of:=IF([.D2499] &lt; [.$D$2])" office:value-type="boolean" office:boolean-value="false">
            <text:p>FALSE</text:p>
          </table:table-cell>
          <table:table-cell table:formula="of:=MOD([.C2499];64)" office:value-type="float" office:value="62.964572852281">
            <text:p>62.96</text:p>
          </table:table-cell>
          <table:table-cell/>
        </table:table-row>
        <table:table-row table:style-name="ro2">
          <table:table-cell table:style-name="ce3" table:formula="of:=[.A2499]+1" office:value-type="float" office:value="2499">
            <text:p>2499</text:p>
          </table:table-cell>
          <table:table-cell table:style-name="ce3" table:formula="of:=[orbits.$C$3]*[.A2500]" office:value-type="float" office:value="10826820.039">
            <text:p>10826820.039</text:p>
          </table:table-cell>
          <table:table-cell table:style-name="ce6" table:formula="of:=[.B2500]/[orbits.$D$3]" office:value-type="float" office:value="29642.8264481817">
            <text:p>29642.83</text:p>
          </table:table-cell>
          <table:table-cell table:style-name="ce6" table:formula="of:=[.C2500]-ROUNDDOWN([.C2500])" office:value-type="float" office:value="0.826448181687738">
            <text:p>0.83</text:p>
          </table:table-cell>
          <table:table-cell table:formula="of:=IF([.D2500] &lt; [.$D$2])" office:value-type="boolean" office:boolean-value="false">
            <text:p>FALSE</text:p>
          </table:table-cell>
          <table:table-cell table:formula="of:=MOD([.C2500];64)" office:value-type="float" office:value="10.8264481816877">
            <text:p>10.83</text:p>
          </table:table-cell>
          <table:table-cell/>
        </table:table-row>
        <table:table-row table:style-name="ro2">
          <table:table-cell table:style-name="ce3" table:formula="of:=[.A2500]+1" office:value-type="float" office:value="2500">
            <text:p>2500</text:p>
          </table:table-cell>
          <table:table-cell table:style-name="ce3" table:formula="of:=[orbits.$C$3]*[.A2501]" office:value-type="float" office:value="10831152.5">
            <text:p>10831152.5</text:p>
          </table:table-cell>
          <table:table-cell table:style-name="ce6" table:formula="of:=[.B2501]/[orbits.$D$3]" office:value-type="float" office:value="29654.6883235111">
            <text:p>29654.69</text:p>
          </table:table-cell>
          <table:table-cell table:style-name="ce6" table:formula="of:=[.C2501]-ROUNDDOWN([.C2501])" office:value-type="float" office:value="0.688323511090857">
            <text:p>0.69</text:p>
          </table:table-cell>
          <table:table-cell table:formula="of:=IF([.D2501] &lt; [.$D$2])" office:value-type="boolean" office:boolean-value="false">
            <text:p>FALSE</text:p>
          </table:table-cell>
          <table:table-cell table:formula="of:=MOD([.C2501];64)" office:value-type="float" office:value="22.6883235110909">
            <text:p>22.69</text:p>
          </table:table-cell>
          <table:table-cell/>
        </table:table-row>
        <table:table-row table:style-name="ro2">
          <table:table-cell table:style-name="ce3" table:formula="of:=[.A2501]+1" office:value-type="float" office:value="2501">
            <text:p>2501</text:p>
          </table:table-cell>
          <table:table-cell table:style-name="ce3" table:formula="of:=[orbits.$C$3]*[.A2502]" office:value-type="float" office:value="10835484.961">
            <text:p>10835484.961</text:p>
          </table:table-cell>
          <table:table-cell table:style-name="ce6" table:formula="of:=[.B2502]/[orbits.$D$3]" office:value-type="float" office:value="29666.5501988405">
            <text:p>29666.55</text:p>
          </table:table-cell>
          <table:table-cell table:style-name="ce6" table:formula="of:=[.C2502]-ROUNDDOWN([.C2502])" office:value-type="float" office:value="0.550198840497615">
            <text:p>0.55</text:p>
          </table:table-cell>
          <table:table-cell table:formula="of:=IF([.D2502] &lt; [.$D$2])" office:value-type="boolean" office:boolean-value="false">
            <text:p>FALSE</text:p>
          </table:table-cell>
          <table:table-cell table:formula="of:=MOD([.C2502];64)" office:value-type="float" office:value="34.5501988404976">
            <text:p>34.55</text:p>
          </table:table-cell>
          <table:table-cell/>
        </table:table-row>
        <table:table-row table:style-name="ro2">
          <table:table-cell table:style-name="ce3" table:formula="of:=[.A2502]+1" office:value-type="float" office:value="2502">
            <text:p>2502</text:p>
          </table:table-cell>
          <table:table-cell table:style-name="ce3" table:formula="of:=[orbits.$C$3]*[.A2503]" office:value-type="float" office:value="10839817.422">
            <text:p>10839817.422</text:p>
          </table:table-cell>
          <table:table-cell table:style-name="ce6" table:formula="of:=[.B2503]/[orbits.$D$3]" office:value-type="float" office:value="29678.4120741699">
            <text:p>29678.41</text:p>
          </table:table-cell>
          <table:table-cell table:style-name="ce6" table:formula="of:=[.C2503]-ROUNDDOWN([.C2503])" office:value-type="float" office:value="0.412074169900734">
            <text:p>0.41</text:p>
          </table:table-cell>
          <table:table-cell table:formula="of:=IF([.D2503] &lt; [.$D$2])" office:value-type="boolean" office:boolean-value="false">
            <text:p>FALSE</text:p>
          </table:table-cell>
          <table:table-cell table:formula="of:=MOD([.C2503];64)" office:value-type="float" office:value="46.4120741699007">
            <text:p>46.41</text:p>
          </table:table-cell>
          <table:table-cell/>
        </table:table-row>
        <table:table-row table:style-name="ro2">
          <table:table-cell table:style-name="ce3" table:formula="of:=[.A2503]+1" office:value-type="float" office:value="2503">
            <text:p>2503</text:p>
          </table:table-cell>
          <table:table-cell table:style-name="ce3" table:formula="of:=[orbits.$C$3]*[.A2504]" office:value-type="float" office:value="10844149.883">
            <text:p>10844149.883</text:p>
          </table:table-cell>
          <table:table-cell table:style-name="ce6" table:formula="of:=[.B2504]/[orbits.$D$3]" office:value-type="float" office:value="29690.2739494993">
            <text:p>29690.27</text:p>
          </table:table-cell>
          <table:table-cell table:style-name="ce6" table:formula="of:=[.C2504]-ROUNDDOWN([.C2504])" office:value-type="float" office:value="0.273949499307491">
            <text:p>0.27</text:p>
          </table:table-cell>
          <table:table-cell table:formula="of:=IF([.D2504] &lt; [.$D$2])" office:value-type="boolean" office:boolean-value="false">
            <text:p>FALSE</text:p>
          </table:table-cell>
          <table:table-cell table:formula="of:=MOD([.C2504];64)" office:value-type="float" office:value="58.2739494993075">
            <text:p>58.27</text:p>
          </table:table-cell>
          <table:table-cell/>
        </table:table-row>
        <table:table-row table:style-name="ro2">
          <table:table-cell table:style-name="ce3" table:formula="of:=[.A2504]+1" office:value-type="float" office:value="2504">
            <text:p>2504</text:p>
          </table:table-cell>
          <table:table-cell table:style-name="ce3" table:formula="of:=[orbits.$C$3]*[.A2505]" office:value-type="float" office:value="10848482.344">
            <text:p>10848482.344</text:p>
          </table:table-cell>
          <table:table-cell table:style-name="ce6" table:formula="of:=[.B2505]/[orbits.$D$3]" office:value-type="float" office:value="29702.1358248287">
            <text:p>29702.14</text:p>
          </table:table-cell>
          <table:table-cell table:style-name="ce6" table:formula="of:=[.C2505]-ROUNDDOWN([.C2505])" office:value-type="float" office:value="0.135824828710611">
            <text:p>0.14</text:p>
          </table:table-cell>
          <table:table-cell table:formula="of:=IF([.D2505] &lt; [.$D$2])" office:value-type="boolean" office:boolean-value="false">
            <text:p>FALSE</text:p>
          </table:table-cell>
          <table:table-cell table:formula="of:=MOD([.C2505];64)" office:value-type="float" office:value="6.13582482871061">
            <text:p>6.14</text:p>
          </table:table-cell>
          <table:table-cell/>
        </table:table-row>
        <table:table-row table:style-name="ro2">
          <table:table-cell table:style-name="ce3" table:formula="of:=[.A2505]+1" office:value-type="float" office:value="2505">
            <text:p>2505</text:p>
          </table:table-cell>
          <table:table-cell table:style-name="ce3" table:formula="of:=[orbits.$C$3]*[.A2506]" office:value-type="float" office:value="10852814.805">
            <text:p>10852814.805</text:p>
          </table:table-cell>
          <table:table-cell table:style-name="ce6" table:formula="of:=[.B2506]/[orbits.$D$3]" office:value-type="float" office:value="29713.9977001581">
            <text:p>29714.00</text:p>
          </table:table-cell>
          <table:table-cell table:style-name="ce6" table:formula="of:=[.C2506]-ROUNDDOWN([.C2506])" office:value-type="float" office:value="0.99770015811373">
            <text:p>1.00</text:p>
          </table:table-cell>
          <table:table-cell table:formula="of:=IF([.D2506] &lt; [.$D$2])" office:value-type="boolean" office:boolean-value="false">
            <text:p>FALSE</text:p>
          </table:table-cell>
          <table:table-cell table:formula="of:=MOD([.C2506];64)" office:value-type="float" office:value="17.9977001581137">
            <text:p>18.00</text:p>
          </table:table-cell>
          <table:table-cell/>
        </table:table-row>
        <table:table-row table:style-name="ro2">
          <table:table-cell table:style-name="ce3" table:formula="of:=[.A2506]+1" office:value-type="float" office:value="2506">
            <text:p>2506</text:p>
          </table:table-cell>
          <table:table-cell table:style-name="ce3" table:formula="of:=[orbits.$C$3]*[.A2507]" office:value-type="float" office:value="10857147.266">
            <text:p>10857147.266</text:p>
          </table:table-cell>
          <table:table-cell table:style-name="ce6" table:formula="of:=[.B2507]/[orbits.$D$3]" office:value-type="float" office:value="29725.8595754875">
            <text:p>29725.86</text:p>
          </table:table-cell>
          <table:table-cell table:style-name="ce6" table:formula="of:=[.C2507]-ROUNDDOWN([.C2507])" office:value-type="float" office:value="0.859575487520488">
            <text:p>0.86</text:p>
          </table:table-cell>
          <table:table-cell table:formula="of:=IF([.D2507] &lt; [.$D$2])" office:value-type="boolean" office:boolean-value="false">
            <text:p>FALSE</text:p>
          </table:table-cell>
          <table:table-cell table:formula="of:=MOD([.C2507];64)" office:value-type="float" office:value="29.8595754875205">
            <text:p>29.86</text:p>
          </table:table-cell>
          <table:table-cell/>
        </table:table-row>
        <table:table-row table:style-name="ro2">
          <table:table-cell table:style-name="ce3" table:formula="of:=[.A2507]+1" office:value-type="float" office:value="2507">
            <text:p>2507</text:p>
          </table:table-cell>
          <table:table-cell table:style-name="ce3" table:formula="of:=[orbits.$C$3]*[.A2508]" office:value-type="float" office:value="10861479.727">
            <text:p>10861479.727</text:p>
          </table:table-cell>
          <table:table-cell table:style-name="ce6" table:formula="of:=[.B2508]/[orbits.$D$3]" office:value-type="float" office:value="29737.7214508169">
            <text:p>29737.72</text:p>
          </table:table-cell>
          <table:table-cell table:style-name="ce6" table:formula="of:=[.C2508]-ROUNDDOWN([.C2508])" office:value-type="float" office:value="0.721450816923607">
            <text:p>0.72</text:p>
          </table:table-cell>
          <table:table-cell table:formula="of:=IF([.D2508] &lt; [.$D$2])" office:value-type="boolean" office:boolean-value="false">
            <text:p>FALSE</text:p>
          </table:table-cell>
          <table:table-cell table:formula="of:=MOD([.C2508];64)" office:value-type="float" office:value="41.7214508169236">
            <text:p>41.72</text:p>
          </table:table-cell>
          <table:table-cell/>
        </table:table-row>
        <table:table-row table:style-name="ro2">
          <table:table-cell table:style-name="ce3" table:formula="of:=[.A2508]+1" office:value-type="float" office:value="2508">
            <text:p>2508</text:p>
          </table:table-cell>
          <table:table-cell table:style-name="ce3" table:formula="of:=[orbits.$C$3]*[.A2509]" office:value-type="float" office:value="10865812.188">
            <text:p>10865812.188</text:p>
          </table:table-cell>
          <table:table-cell table:style-name="ce6" table:formula="of:=[.B2509]/[orbits.$D$3]" office:value-type="float" office:value="29749.5833261463">
            <text:p>29749.58</text:p>
          </table:table-cell>
          <table:table-cell table:style-name="ce6" table:formula="of:=[.C2509]-ROUNDDOWN([.C2509])" office:value-type="float" office:value="0.583326146330364">
            <text:p>0.58</text:p>
          </table:table-cell>
          <table:table-cell table:formula="of:=IF([.D2509] &lt; [.$D$2])" office:value-type="boolean" office:boolean-value="false">
            <text:p>FALSE</text:p>
          </table:table-cell>
          <table:table-cell table:formula="of:=MOD([.C2509];64)" office:value-type="float" office:value="53.5833261463304">
            <text:p>53.58</text:p>
          </table:table-cell>
          <table:table-cell/>
        </table:table-row>
        <table:table-row table:style-name="ro2">
          <table:table-cell table:style-name="ce3" table:formula="of:=[.A2509]+1" office:value-type="float" office:value="2509">
            <text:p>2509</text:p>
          </table:table-cell>
          <table:table-cell table:style-name="ce3" table:formula="of:=[orbits.$C$3]*[.A2510]" office:value-type="float" office:value="10870144.649">
            <text:p>10870144.649</text:p>
          </table:table-cell>
          <table:table-cell table:style-name="ce6" table:formula="of:=[.B2510]/[orbits.$D$3]" office:value-type="float" office:value="29761.4452014757">
            <text:p>29761.45</text:p>
          </table:table-cell>
          <table:table-cell table:style-name="ce6" table:formula="of:=[.C2510]-ROUNDDOWN([.C2510])" office:value-type="float" office:value="0.445201475733484">
            <text:p>0.45</text:p>
          </table:table-cell>
          <table:table-cell table:formula="of:=IF([.D2510] &lt; [.$D$2])" office:value-type="boolean" office:boolean-value="false">
            <text:p>FALSE</text:p>
          </table:table-cell>
          <table:table-cell table:formula="of:=MOD([.C2510];64)" office:value-type="float" office:value="1.44520147573348">
            <text:p>1.45</text:p>
          </table:table-cell>
          <table:table-cell/>
        </table:table-row>
        <table:table-row table:style-name="ro2">
          <table:table-cell table:style-name="ce3" table:formula="of:=[.A2510]+1" office:value-type="float" office:value="2510">
            <text:p>2510</text:p>
          </table:table-cell>
          <table:table-cell table:style-name="ce3" table:formula="of:=[orbits.$C$3]*[.A2511]" office:value-type="float" office:value="10874477.11">
            <text:p>10874477.11</text:p>
          </table:table-cell>
          <table:table-cell table:style-name="ce6" table:formula="of:=[.B2511]/[orbits.$D$3]" office:value-type="float" office:value="29773.3070768051">
            <text:p>29773.31</text:p>
          </table:table-cell>
          <table:table-cell table:style-name="ce6" table:formula="of:=[.C2511]-ROUNDDOWN([.C2511])" office:value-type="float" office:value="0.307076805140241">
            <text:p>0.31</text:p>
          </table:table-cell>
          <table:table-cell table:formula="of:=IF([.D2511] &lt; [.$D$2])" office:value-type="boolean" office:boolean-value="false">
            <text:p>FALSE</text:p>
          </table:table-cell>
          <table:table-cell table:formula="of:=MOD([.C2511];64)" office:value-type="float" office:value="13.3070768051402">
            <text:p>13.31</text:p>
          </table:table-cell>
          <table:table-cell/>
        </table:table-row>
        <table:table-row table:style-name="ro2">
          <table:table-cell table:style-name="ce3" table:formula="of:=[.A2511]+1" office:value-type="float" office:value="2511">
            <text:p>2511</text:p>
          </table:table-cell>
          <table:table-cell table:style-name="ce3" table:formula="of:=[orbits.$C$3]*[.A2512]" office:value-type="float" office:value="10878809.571">
            <text:p>10878809.571</text:p>
          </table:table-cell>
          <table:table-cell table:style-name="ce6" table:formula="of:=[.B2512]/[orbits.$D$3]" office:value-type="float" office:value="29785.1689521345">
            <text:p>29785.17</text:p>
          </table:table-cell>
          <table:table-cell table:style-name="ce6" table:formula="of:=[.C2512]-ROUNDDOWN([.C2512])" office:value-type="float" office:value="0.168952134539722">
            <text:p>0.17</text:p>
          </table:table-cell>
          <table:table-cell table:formula="of:=IF([.D2512] &lt; [.$D$2])" office:value-type="boolean" office:boolean-value="false">
            <text:p>FALSE</text:p>
          </table:table-cell>
          <table:table-cell table:formula="of:=MOD([.C2512];64)" office:value-type="float" office:value="25.1689521345397">
            <text:p>25.17</text:p>
          </table:table-cell>
          <table:table-cell/>
        </table:table-row>
        <table:table-row table:style-name="ro2">
          <table:table-cell table:style-name="ce3" table:formula="of:=[.A2512]+1" office:value-type="float" office:value="2512">
            <text:p>2512</text:p>
          </table:table-cell>
          <table:table-cell table:style-name="ce3" table:formula="of:=[orbits.$C$3]*[.A2513]" office:value-type="float" office:value="10883142.032">
            <text:p>10883142.032</text:p>
          </table:table-cell>
          <table:table-cell table:style-name="ce6" table:formula="of:=[.B2513]/[orbits.$D$3]" office:value-type="float" office:value="29797.0308274639">
            <text:p>29797.03</text:p>
          </table:table-cell>
          <table:table-cell table:style-name="ce6" table:formula="of:=[.C2513]-ROUNDDOWN([.C2513])" office:value-type="float" office:value="0.0308274639501178">
            <text:p>0.03</text:p>
          </table:table-cell>
          <table:table-cell table:formula="of:=IF([.D2513] &lt; [.$D$2])" office:value-type="boolean" office:boolean-value="true">
            <text:p>TRUE</text:p>
          </table:table-cell>
          <table:table-cell table:formula="of:=MOD([.C2513];64)" office:value-type="float" office:value="37.0308274639501">
            <text:p>37.03</text:p>
          </table:table-cell>
          <table:table-cell/>
        </table:table-row>
        <table:table-row table:style-name="ro2">
          <table:table-cell table:style-name="ce3" table:formula="of:=[.A2513]+1" office:value-type="float" office:value="2513">
            <text:p>2513</text:p>
          </table:table-cell>
          <table:table-cell table:style-name="ce3" table:formula="of:=[orbits.$C$3]*[.A2514]" office:value-type="float" office:value="10887474.493">
            <text:p>10887474.493</text:p>
          </table:table-cell>
          <table:table-cell table:style-name="ce6" table:formula="of:=[.B2514]/[orbits.$D$3]" office:value-type="float" office:value="29808.8927027933">
            <text:p>29808.89</text:p>
          </table:table-cell>
          <table:table-cell table:style-name="ce6" table:formula="of:=[.C2514]-ROUNDDOWN([.C2514])" office:value-type="float" office:value="0.892702793349599">
            <text:p>0.89</text:p>
          </table:table-cell>
          <table:table-cell table:formula="of:=IF([.D2514] &lt; [.$D$2])" office:value-type="boolean" office:boolean-value="false">
            <text:p>FALSE</text:p>
          </table:table-cell>
          <table:table-cell table:formula="of:=MOD([.C2514];64)" office:value-type="float" office:value="48.8927027933496">
            <text:p>48.89</text:p>
          </table:table-cell>
          <table:table-cell/>
        </table:table-row>
        <table:table-row table:style-name="ro2">
          <table:table-cell table:style-name="ce3" table:formula="of:=[.A2514]+1" office:value-type="float" office:value="2514">
            <text:p>2514</text:p>
          </table:table-cell>
          <table:table-cell table:style-name="ce3" table:formula="of:=[orbits.$C$3]*[.A2515]" office:value-type="float" office:value="10891806.954">
            <text:p>10891806.954</text:p>
          </table:table-cell>
          <table:table-cell table:style-name="ce6" table:formula="of:=[.B2515]/[orbits.$D$3]" office:value-type="float" office:value="29820.7545781228">
            <text:p>29820.75</text:p>
          </table:table-cell>
          <table:table-cell table:style-name="ce6" table:formula="of:=[.C2515]-ROUNDDOWN([.C2515])" office:value-type="float" office:value="0.754578122752719">
            <text:p>0.75</text:p>
          </table:table-cell>
          <table:table-cell table:formula="of:=IF([.D2515] &lt; [.$D$2])" office:value-type="boolean" office:boolean-value="false">
            <text:p>FALSE</text:p>
          </table:table-cell>
          <table:table-cell table:formula="of:=MOD([.C2515];64)" office:value-type="float" office:value="60.7545781227527">
            <text:p>60.75</text:p>
          </table:table-cell>
          <table:table-cell/>
        </table:table-row>
        <table:table-row table:style-name="ro2">
          <table:table-cell table:style-name="ce3" table:formula="of:=[.A2515]+1" office:value-type="float" office:value="2515">
            <text:p>2515</text:p>
          </table:table-cell>
          <table:table-cell table:style-name="ce3" table:formula="of:=[orbits.$C$3]*[.A2516]" office:value-type="float" office:value="10896139.415">
            <text:p>10896139.415</text:p>
          </table:table-cell>
          <table:table-cell table:style-name="ce6" table:formula="of:=[.B2516]/[orbits.$D$3]" office:value-type="float" office:value="29832.6164534522">
            <text:p>29832.62</text:p>
          </table:table-cell>
          <table:table-cell table:style-name="ce6" table:formula="of:=[.C2516]-ROUNDDOWN([.C2516])" office:value-type="float" office:value="0.616453452159476">
            <text:p>0.62</text:p>
          </table:table-cell>
          <table:table-cell table:formula="of:=IF([.D2516] &lt; [.$D$2])" office:value-type="boolean" office:boolean-value="false">
            <text:p>FALSE</text:p>
          </table:table-cell>
          <table:table-cell table:formula="of:=MOD([.C2516];64)" office:value-type="float" office:value="8.61645345215948">
            <text:p>8.62</text:p>
          </table:table-cell>
          <table:table-cell/>
        </table:table-row>
        <table:table-row table:style-name="ro2">
          <table:table-cell table:style-name="ce3" table:formula="of:=[.A2516]+1" office:value-type="float" office:value="2516">
            <text:p>2516</text:p>
          </table:table-cell>
          <table:table-cell table:style-name="ce3" table:formula="of:=[orbits.$C$3]*[.A2517]" office:value-type="float" office:value="10900471.876">
            <text:p>10900471.876</text:p>
          </table:table-cell>
          <table:table-cell table:style-name="ce6" table:formula="of:=[.B2517]/[orbits.$D$3]" office:value-type="float" office:value="29844.4783287816">
            <text:p>29844.48</text:p>
          </table:table-cell>
          <table:table-cell table:style-name="ce6" table:formula="of:=[.C2517]-ROUNDDOWN([.C2517])" office:value-type="float" office:value="0.478328781562595">
            <text:p>0.48</text:p>
          </table:table-cell>
          <table:table-cell table:formula="of:=IF([.D2517] &lt; [.$D$2])" office:value-type="boolean" office:boolean-value="false">
            <text:p>FALSE</text:p>
          </table:table-cell>
          <table:table-cell table:formula="of:=MOD([.C2517];64)" office:value-type="float" office:value="20.4783287815626">
            <text:p>20.48</text:p>
          </table:table-cell>
          <table:table-cell/>
        </table:table-row>
        <table:table-row table:style-name="ro2">
          <table:table-cell table:style-name="ce3" table:formula="of:=[.A2517]+1" office:value-type="float" office:value="2517">
            <text:p>2517</text:p>
          </table:table-cell>
          <table:table-cell table:style-name="ce3" table:formula="of:=[orbits.$C$3]*[.A2518]" office:value-type="float" office:value="10904804.337">
            <text:p>10904804.337</text:p>
          </table:table-cell>
          <table:table-cell table:style-name="ce6" table:formula="of:=[.B2518]/[orbits.$D$3]" office:value-type="float" office:value="29856.340204111">
            <text:p>29856.34</text:p>
          </table:table-cell>
          <table:table-cell table:style-name="ce6" table:formula="of:=[.C2518]-ROUNDDOWN([.C2518])" office:value-type="float" office:value="0.340204110969353">
            <text:p>0.34</text:p>
          </table:table-cell>
          <table:table-cell table:formula="of:=IF([.D2518] &lt; [.$D$2])" office:value-type="boolean" office:boolean-value="false">
            <text:p>FALSE</text:p>
          </table:table-cell>
          <table:table-cell table:formula="of:=MOD([.C2518];64)" office:value-type="float" office:value="32.3402041109694">
            <text:p>32.34</text:p>
          </table:table-cell>
          <table:table-cell/>
        </table:table-row>
        <table:table-row table:style-name="ro2">
          <table:table-cell table:style-name="ce3" table:formula="of:=[.A2518]+1" office:value-type="float" office:value="2518">
            <text:p>2518</text:p>
          </table:table-cell>
          <table:table-cell table:style-name="ce3" table:formula="of:=[orbits.$C$3]*[.A2519]" office:value-type="float" office:value="10909136.798">
            <text:p>10909136.798</text:p>
          </table:table-cell>
          <table:table-cell table:style-name="ce6" table:formula="of:=[.B2519]/[orbits.$D$3]" office:value-type="float" office:value="29868.2020794404">
            <text:p>29868.20</text:p>
          </table:table-cell>
          <table:table-cell table:style-name="ce6" table:formula="of:=[.C2519]-ROUNDDOWN([.C2519])" office:value-type="float" office:value="0.202079440372472">
            <text:p>0.20</text:p>
          </table:table-cell>
          <table:table-cell table:formula="of:=IF([.D2519] &lt; [.$D$2])" office:value-type="boolean" office:boolean-value="false">
            <text:p>FALSE</text:p>
          </table:table-cell>
          <table:table-cell table:formula="of:=MOD([.C2519];64)" office:value-type="float" office:value="44.2020794403725">
            <text:p>44.20</text:p>
          </table:table-cell>
          <table:table-cell/>
        </table:table-row>
        <table:table-row table:style-name="ro2">
          <table:table-cell table:style-name="ce3" table:formula="of:=[.A2519]+1" office:value-type="float" office:value="2519">
            <text:p>2519</text:p>
          </table:table-cell>
          <table:table-cell table:style-name="ce3" table:formula="of:=[orbits.$C$3]*[.A2520]" office:value-type="float" office:value="10913469.259">
            <text:p>10913469.259</text:p>
          </table:table-cell>
          <table:table-cell table:style-name="ce6" table:formula="of:=[.B2520]/[orbits.$D$3]" office:value-type="float" office:value="29880.0639547698">
            <text:p>29880.06</text:p>
          </table:table-cell>
          <table:table-cell table:style-name="ce6" table:formula="of:=[.C2520]-ROUNDDOWN([.C2520])" office:value-type="float" office:value="0.0639547697792295">
            <text:p>0.06</text:p>
          </table:table-cell>
          <table:table-cell table:formula="of:=IF([.D2520] &lt; [.$D$2])" office:value-type="boolean" office:boolean-value="true">
            <text:p>TRUE</text:p>
          </table:table-cell>
          <table:table-cell table:formula="of:=MOD([.C2520];64)" office:value-type="float" office:value="56.0639547697792">
            <text:p>56.06</text:p>
          </table:table-cell>
          <table:table-cell/>
        </table:table-row>
        <table:table-row table:style-name="ro2">
          <table:table-cell table:style-name="ce3" table:formula="of:=[.A2520]+1" office:value-type="float" office:value="2520">
            <text:p>2520</text:p>
          </table:table-cell>
          <table:table-cell table:style-name="ce3" table:formula="of:=[orbits.$C$3]*[.A2521]" office:value-type="float" office:value="10917801.72">
            <text:p>10917801.72</text:p>
          </table:table-cell>
          <table:table-cell table:style-name="ce6" table:formula="of:=[.B2521]/[orbits.$D$3]" office:value-type="float" office:value="29891.9258300992">
            <text:p>29891.93</text:p>
          </table:table-cell>
          <table:table-cell table:style-name="ce6" table:formula="of:=[.C2521]-ROUNDDOWN([.C2521])" office:value-type="float" office:value="0.925830099182349">
            <text:p>0.93</text:p>
          </table:table-cell>
          <table:table-cell table:formula="of:=IF([.D2521] &lt; [.$D$2])" office:value-type="boolean" office:boolean-value="false">
            <text:p>FALSE</text:p>
          </table:table-cell>
          <table:table-cell table:formula="of:=MOD([.C2521];64)" office:value-type="float" office:value="3.92583009918235">
            <text:p>3.93</text:p>
          </table:table-cell>
          <table:table-cell/>
        </table:table-row>
        <table:table-row table:style-name="ro2">
          <table:table-cell table:style-name="ce3" table:formula="of:=[.A2521]+1" office:value-type="float" office:value="2521">
            <text:p>2521</text:p>
          </table:table-cell>
          <table:table-cell table:style-name="ce3" table:formula="of:=[orbits.$C$3]*[.A2522]" office:value-type="float" office:value="10922134.181">
            <text:p>10922134.181</text:p>
          </table:table-cell>
          <table:table-cell table:style-name="ce6" table:formula="of:=[.B2522]/[orbits.$D$3]" office:value-type="float" office:value="29903.7877054286">
            <text:p>29903.79</text:p>
          </table:table-cell>
          <table:table-cell table:style-name="ce6" table:formula="of:=[.C2522]-ROUNDDOWN([.C2522])" office:value-type="float" office:value="0.787705428585468">
            <text:p>0.79</text:p>
          </table:table-cell>
          <table:table-cell table:formula="of:=IF([.D2522] &lt; [.$D$2])" office:value-type="boolean" office:boolean-value="false">
            <text:p>FALSE</text:p>
          </table:table-cell>
          <table:table-cell table:formula="of:=MOD([.C2522];64)" office:value-type="float" office:value="15.7877054285855">
            <text:p>15.79</text:p>
          </table:table-cell>
          <table:table-cell/>
        </table:table-row>
        <table:table-row table:style-name="ro2">
          <table:table-cell table:style-name="ce3" table:formula="of:=[.A2522]+1" office:value-type="float" office:value="2522">
            <text:p>2522</text:p>
          </table:table-cell>
          <table:table-cell table:style-name="ce3" table:formula="of:=[orbits.$C$3]*[.A2523]" office:value-type="float" office:value="10926466.642">
            <text:p>10926466.642</text:p>
          </table:table-cell>
          <table:table-cell table:style-name="ce6" table:formula="of:=[.B2523]/[orbits.$D$3]" office:value-type="float" office:value="29915.649580758">
            <text:p>29915.65</text:p>
          </table:table-cell>
          <table:table-cell table:style-name="ce6" table:formula="of:=[.C2523]-ROUNDDOWN([.C2523])" office:value-type="float" office:value="0.649580757992226">
            <text:p>0.65</text:p>
          </table:table-cell>
          <table:table-cell table:formula="of:=IF([.D2523] &lt; [.$D$2])" office:value-type="boolean" office:boolean-value="false">
            <text:p>FALSE</text:p>
          </table:table-cell>
          <table:table-cell table:formula="of:=MOD([.C2523];64)" office:value-type="float" office:value="27.6495807579922">
            <text:p>27.65</text:p>
          </table:table-cell>
          <table:table-cell/>
        </table:table-row>
        <table:table-row table:style-name="ro2">
          <table:table-cell table:style-name="ce3" table:formula="of:=[.A2523]+1" office:value-type="float" office:value="2523">
            <text:p>2523</text:p>
          </table:table-cell>
          <table:table-cell table:style-name="ce3" table:formula="of:=[orbits.$C$3]*[.A2524]" office:value-type="float" office:value="10930799.103">
            <text:p>10930799.103</text:p>
          </table:table-cell>
          <table:table-cell table:style-name="ce6" table:formula="of:=[.B2524]/[orbits.$D$3]" office:value-type="float" office:value="29927.5114560874">
            <text:p>29927.51</text:p>
          </table:table-cell>
          <table:table-cell table:style-name="ce6" table:formula="of:=[.C2524]-ROUNDDOWN([.C2524])" office:value-type="float" office:value="0.511456087395345">
            <text:p>0.51</text:p>
          </table:table-cell>
          <table:table-cell table:formula="of:=IF([.D2524] &lt; [.$D$2])" office:value-type="boolean" office:boolean-value="false">
            <text:p>FALSE</text:p>
          </table:table-cell>
          <table:table-cell table:formula="of:=MOD([.C2524];64)" office:value-type="float" office:value="39.5114560873953">
            <text:p>39.51</text:p>
          </table:table-cell>
          <table:table-cell/>
        </table:table-row>
        <table:table-row table:style-name="ro2">
          <table:table-cell table:style-name="ce3" table:formula="of:=[.A2524]+1" office:value-type="float" office:value="2524">
            <text:p>2524</text:p>
          </table:table-cell>
          <table:table-cell table:style-name="ce3" table:formula="of:=[orbits.$C$3]*[.A2525]" office:value-type="float" office:value="10935131.564">
            <text:p>10935131.564</text:p>
          </table:table-cell>
          <table:table-cell table:style-name="ce6" table:formula="of:=[.B2525]/[orbits.$D$3]" office:value-type="float" office:value="29939.3733314168">
            <text:p>29939.37</text:p>
          </table:table-cell>
          <table:table-cell table:style-name="ce6" table:formula="of:=[.C2525]-ROUNDDOWN([.C2525])" office:value-type="float" office:value="0.373331416802102">
            <text:p>0.37</text:p>
          </table:table-cell>
          <table:table-cell table:formula="of:=IF([.D2525] &lt; [.$D$2])" office:value-type="boolean" office:boolean-value="false">
            <text:p>FALSE</text:p>
          </table:table-cell>
          <table:table-cell table:formula="of:=MOD([.C2525];64)" office:value-type="float" office:value="51.3733314168021">
            <text:p>51.37</text:p>
          </table:table-cell>
          <table:table-cell/>
        </table:table-row>
        <table:table-row table:style-name="ro2">
          <table:table-cell table:style-name="ce3" table:formula="of:=[.A2525]+1" office:value-type="float" office:value="2525">
            <text:p>2525</text:p>
          </table:table-cell>
          <table:table-cell table:style-name="ce3" table:formula="of:=[orbits.$C$3]*[.A2526]" office:value-type="float" office:value="10939464.025">
            <text:p>10939464.025</text:p>
          </table:table-cell>
          <table:table-cell table:style-name="ce6" table:formula="of:=[.B2526]/[orbits.$D$3]" office:value-type="float" office:value="29951.2352067462">
            <text:p>29951.24</text:p>
          </table:table-cell>
          <table:table-cell table:style-name="ce6" table:formula="of:=[.C2526]-ROUNDDOWN([.C2526])" office:value-type="float" office:value="0.235206746201584">
            <text:p>0.24</text:p>
          </table:table-cell>
          <table:table-cell table:formula="of:=IF([.D2526] &lt; [.$D$2])" office:value-type="boolean" office:boolean-value="false">
            <text:p>FALSE</text:p>
          </table:table-cell>
          <table:table-cell table:formula="of:=MOD([.C2526];64)" office:value-type="float" office:value="63.2352067462016">
            <text:p>63.24</text:p>
          </table:table-cell>
          <table:table-cell/>
        </table:table-row>
        <table:table-row table:style-name="ro2">
          <table:table-cell table:style-name="ce3" table:formula="of:=[.A2526]+1" office:value-type="float" office:value="2526">
            <text:p>2526</text:p>
          </table:table-cell>
          <table:table-cell table:style-name="ce3" table:formula="of:=[orbits.$C$3]*[.A2527]" office:value-type="float" office:value="10943796.486">
            <text:p>10943796.486</text:p>
          </table:table-cell>
          <table:table-cell table:style-name="ce6" table:formula="of:=[.B2527]/[orbits.$D$3]" office:value-type="float" office:value="29963.0970820756">
            <text:p>29963.10</text:p>
          </table:table-cell>
          <table:table-cell table:style-name="ce6" table:formula="of:=[.C2527]-ROUNDDOWN([.C2527])" office:value-type="float" office:value="0.0970820756119792">
            <text:p>0.10</text:p>
          </table:table-cell>
          <table:table-cell table:formula="of:=IF([.D2527] &lt; [.$D$2])" office:value-type="boolean" office:boolean-value="true">
            <text:p>TRUE</text:p>
          </table:table-cell>
          <table:table-cell table:formula="of:=MOD([.C2527];64)" office:value-type="float" office:value="11.097082075612">
            <text:p>11.10</text:p>
          </table:table-cell>
          <table:table-cell/>
        </table:table-row>
        <table:table-row table:style-name="ro2">
          <table:table-cell table:style-name="ce3" table:formula="of:=[.A2527]+1" office:value-type="float" office:value="2527">
            <text:p>2527</text:p>
          </table:table-cell>
          <table:table-cell table:style-name="ce3" table:formula="of:=[orbits.$C$3]*[.A2528]" office:value-type="float" office:value="10948128.947">
            <text:p>10948128.947</text:p>
          </table:table-cell>
          <table:table-cell table:style-name="ce6" table:formula="of:=[.B2528]/[orbits.$D$3]" office:value-type="float" office:value="29974.958957405">
            <text:p>29974.96</text:p>
          </table:table-cell>
          <table:table-cell table:style-name="ce6" table:formula="of:=[.C2528]-ROUNDDOWN([.C2528])" office:value-type="float" office:value="0.958957405011461">
            <text:p>0.96</text:p>
          </table:table-cell>
          <table:table-cell table:formula="of:=IF([.D2528] &lt; [.$D$2])" office:value-type="boolean" office:boolean-value="false">
            <text:p>FALSE</text:p>
          </table:table-cell>
          <table:table-cell table:formula="of:=MOD([.C2528];64)" office:value-type="float" office:value="22.9589574050115">
            <text:p>22.96</text:p>
          </table:table-cell>
          <table:table-cell/>
        </table:table-row>
        <table:table-row table:style-name="ro2">
          <table:table-cell table:style-name="ce3" table:formula="of:=[.A2528]+1" office:value-type="float" office:value="2528">
            <text:p>2528</text:p>
          </table:table-cell>
          <table:table-cell table:style-name="ce3" table:formula="of:=[orbits.$C$3]*[.A2529]" office:value-type="float" office:value="10952461.408">
            <text:p>10952461.408</text:p>
          </table:table-cell>
          <table:table-cell table:style-name="ce6" table:formula="of:=[.B2529]/[orbits.$D$3]" office:value-type="float" office:value="29986.8208327344">
            <text:p>29986.82</text:p>
          </table:table-cell>
          <table:table-cell table:style-name="ce6" table:formula="of:=[.C2529]-ROUNDDOWN([.C2529])" office:value-type="float" office:value="0.82083273441458">
            <text:p>0.82</text:p>
          </table:table-cell>
          <table:table-cell table:formula="of:=IF([.D2529] &lt; [.$D$2])" office:value-type="boolean" office:boolean-value="false">
            <text:p>FALSE</text:p>
          </table:table-cell>
          <table:table-cell table:formula="of:=MOD([.C2529];64)" office:value-type="float" office:value="34.8208327344146">
            <text:p>34.82</text:p>
          </table:table-cell>
          <table:table-cell/>
        </table:table-row>
        <table:table-row table:style-name="ro2">
          <table:table-cell table:style-name="ce3" table:formula="of:=[.A2529]+1" office:value-type="float" office:value="2529">
            <text:p>2529</text:p>
          </table:table-cell>
          <table:table-cell table:style-name="ce3" table:formula="of:=[orbits.$C$3]*[.A2530]" office:value-type="float" office:value="10956793.869">
            <text:p>10956793.869</text:p>
          </table:table-cell>
          <table:table-cell table:style-name="ce6" table:formula="of:=[.B2530]/[orbits.$D$3]" office:value-type="float" office:value="29998.6827080638">
            <text:p>29998.68</text:p>
          </table:table-cell>
          <table:table-cell table:style-name="ce6" table:formula="of:=[.C2530]-ROUNDDOWN([.C2530])" office:value-type="float" office:value="0.682708063821337">
            <text:p>0.68</text:p>
          </table:table-cell>
          <table:table-cell table:formula="of:=IF([.D2530] &lt; [.$D$2])" office:value-type="boolean" office:boolean-value="false">
            <text:p>FALSE</text:p>
          </table:table-cell>
          <table:table-cell table:formula="of:=MOD([.C2530];64)" office:value-type="float" office:value="46.6827080638213">
            <text:p>46.68</text:p>
          </table:table-cell>
          <table:table-cell/>
        </table:table-row>
        <table:table-row table:style-name="ro2">
          <table:table-cell table:style-name="ce3" table:formula="of:=[.A2530]+1" office:value-type="float" office:value="2530">
            <text:p>2530</text:p>
          </table:table-cell>
          <table:table-cell table:style-name="ce3" table:formula="of:=[orbits.$C$3]*[.A2531]" office:value-type="float" office:value="10961126.33">
            <text:p>10961126.33</text:p>
          </table:table-cell>
          <table:table-cell table:style-name="ce6" table:formula="of:=[.B2531]/[orbits.$D$3]" office:value-type="float" office:value="30010.5445833932">
            <text:p>30010.54</text:p>
          </table:table-cell>
          <table:table-cell table:style-name="ce6" table:formula="of:=[.C2531]-ROUNDDOWN([.C2531])" office:value-type="float" office:value="0.544583393224457">
            <text:p>0.54</text:p>
          </table:table-cell>
          <table:table-cell table:formula="of:=IF([.D2531] &lt; [.$D$2])" office:value-type="boolean" office:boolean-value="false">
            <text:p>FALSE</text:p>
          </table:table-cell>
          <table:table-cell table:formula="of:=MOD([.C2531];64)" office:value-type="float" office:value="58.5445833932245">
            <text:p>58.54</text:p>
          </table:table-cell>
          <table:table-cell/>
        </table:table-row>
        <table:table-row table:style-name="ro2">
          <table:table-cell table:style-name="ce3" table:formula="of:=[.A2531]+1" office:value-type="float" office:value="2531">
            <text:p>2531</text:p>
          </table:table-cell>
          <table:table-cell table:style-name="ce3" table:formula="of:=[orbits.$C$3]*[.A2532]" office:value-type="float" office:value="10965458.791">
            <text:p>10965458.791</text:p>
          </table:table-cell>
          <table:table-cell table:style-name="ce6" table:formula="of:=[.B2532]/[orbits.$D$3]" office:value-type="float" office:value="30022.4064587226">
            <text:p>30022.41</text:p>
          </table:table-cell>
          <table:table-cell table:style-name="ce6" table:formula="of:=[.C2532]-ROUNDDOWN([.C2532])" office:value-type="float" office:value="0.406458722631214">
            <text:p>0.41</text:p>
          </table:table-cell>
          <table:table-cell table:formula="of:=IF([.D2532] &lt; [.$D$2])" office:value-type="boolean" office:boolean-value="false">
            <text:p>FALSE</text:p>
          </table:table-cell>
          <table:table-cell table:formula="of:=MOD([.C2532];64)" office:value-type="float" office:value="6.40645872263121">
            <text:p>6.41</text:p>
          </table:table-cell>
          <table:table-cell/>
        </table:table-row>
        <table:table-row table:style-name="ro2">
          <table:table-cell table:style-name="ce3" table:formula="of:=[.A2532]+1" office:value-type="float" office:value="2532">
            <text:p>2532</text:p>
          </table:table-cell>
          <table:table-cell table:style-name="ce3" table:formula="of:=[orbits.$C$3]*[.A2533]" office:value-type="float" office:value="10969791.252">
            <text:p>10969791.252</text:p>
          </table:table-cell>
          <table:table-cell table:style-name="ce6" table:formula="of:=[.B2533]/[orbits.$D$3]" office:value-type="float" office:value="30034.268334052">
            <text:p>30034.27</text:p>
          </table:table-cell>
          <table:table-cell table:style-name="ce6" table:formula="of:=[.C2533]-ROUNDDOWN([.C2533])" office:value-type="float" office:value="0.268334052034334">
            <text:p>0.27</text:p>
          </table:table-cell>
          <table:table-cell table:formula="of:=IF([.D2533] &lt; [.$D$2])" office:value-type="boolean" office:boolean-value="false">
            <text:p>FALSE</text:p>
          </table:table-cell>
          <table:table-cell table:formula="of:=MOD([.C2533];64)" office:value-type="float" office:value="18.2683340520343">
            <text:p>18.27</text:p>
          </table:table-cell>
          <table:table-cell/>
        </table:table-row>
        <table:table-row table:style-name="ro2">
          <table:table-cell table:style-name="ce3" table:formula="of:=[.A2533]+1" office:value-type="float" office:value="2533">
            <text:p>2533</text:p>
          </table:table-cell>
          <table:table-cell table:style-name="ce3" table:formula="of:=[orbits.$C$3]*[.A2534]" office:value-type="float" office:value="10974123.713">
            <text:p>10974123.713</text:p>
          </table:table-cell>
          <table:table-cell table:style-name="ce6" table:formula="of:=[.B2534]/[orbits.$D$3]" office:value-type="float" office:value="30046.1302093814">
            <text:p>30046.13</text:p>
          </table:table-cell>
          <table:table-cell table:style-name="ce6" table:formula="of:=[.C2534]-ROUNDDOWN([.C2534])" office:value-type="float" office:value="0.130209381441091">
            <text:p>0.13</text:p>
          </table:table-cell>
          <table:table-cell table:formula="of:=IF([.D2534] &lt; [.$D$2])" office:value-type="boolean" office:boolean-value="false">
            <text:p>FALSE</text:p>
          </table:table-cell>
          <table:table-cell table:formula="of:=MOD([.C2534];64)" office:value-type="float" office:value="30.1302093814411">
            <text:p>30.13</text:p>
          </table:table-cell>
          <table:table-cell/>
        </table:table-row>
        <table:table-row table:style-name="ro2">
          <table:table-cell table:style-name="ce3" table:formula="of:=[.A2534]+1" office:value-type="float" office:value="2534">
            <text:p>2534</text:p>
          </table:table-cell>
          <table:table-cell table:style-name="ce3" table:formula="of:=[orbits.$C$3]*[.A2535]" office:value-type="float" office:value="10978456.174">
            <text:p>10978456.174</text:p>
          </table:table-cell>
          <table:table-cell table:style-name="ce6" table:formula="of:=[.B2535]/[orbits.$D$3]" office:value-type="float" office:value="30057.9920847108">
            <text:p>30057.99</text:p>
          </table:table-cell>
          <table:table-cell table:style-name="ce6" table:formula="of:=[.C2535]-ROUNDDOWN([.C2535])" office:value-type="float" office:value="0.99208471084421">
            <text:p>0.99</text:p>
          </table:table-cell>
          <table:table-cell table:formula="of:=IF([.D2535] &lt; [.$D$2])" office:value-type="boolean" office:boolean-value="false">
            <text:p>FALSE</text:p>
          </table:table-cell>
          <table:table-cell table:formula="of:=MOD([.C2535];64)" office:value-type="float" office:value="41.9920847108442">
            <text:p>41.99</text:p>
          </table:table-cell>
          <table:table-cell/>
        </table:table-row>
        <table:table-row table:style-name="ro2">
          <table:table-cell table:style-name="ce3" table:formula="of:=[.A2535]+1" office:value-type="float" office:value="2535">
            <text:p>2535</text:p>
          </table:table-cell>
          <table:table-cell table:style-name="ce3" table:formula="of:=[orbits.$C$3]*[.A2536]" office:value-type="float" office:value="10982788.635">
            <text:p>10982788.635</text:p>
          </table:table-cell>
          <table:table-cell table:style-name="ce6" table:formula="of:=[.B2536]/[orbits.$D$3]" office:value-type="float" office:value="30069.8539600402">
            <text:p>30069.85</text:p>
          </table:table-cell>
          <table:table-cell table:style-name="ce6" table:formula="of:=[.C2536]-ROUNDDOWN([.C2536])" office:value-type="float" office:value="0.85396004024733">
            <text:p>0.85</text:p>
          </table:table-cell>
          <table:table-cell table:formula="of:=IF([.D2536] &lt; [.$D$2])" office:value-type="boolean" office:boolean-value="false">
            <text:p>FALSE</text:p>
          </table:table-cell>
          <table:table-cell table:formula="of:=MOD([.C2536];64)" office:value-type="float" office:value="53.8539600402473">
            <text:p>53.85</text:p>
          </table:table-cell>
          <table:table-cell/>
        </table:table-row>
        <table:table-row table:style-name="ro2">
          <table:table-cell table:style-name="ce3" table:formula="of:=[.A2536]+1" office:value-type="float" office:value="2536">
            <text:p>2536</text:p>
          </table:table-cell>
          <table:table-cell table:style-name="ce3" table:formula="of:=[orbits.$C$3]*[.A2537]" office:value-type="float" office:value="10987121.096">
            <text:p>10987121.096</text:p>
          </table:table-cell>
          <table:table-cell table:style-name="ce6" table:formula="of:=[.B2537]/[orbits.$D$3]" office:value-type="float" office:value="30081.7158353697">
            <text:p>30081.72</text:p>
          </table:table-cell>
          <table:table-cell table:style-name="ce6" table:formula="of:=[.C2537]-ROUNDDOWN([.C2537])" office:value-type="float" office:value="0.715835369654087">
            <text:p>0.72</text:p>
          </table:table-cell>
          <table:table-cell table:formula="of:=IF([.D2537] &lt; [.$D$2])" office:value-type="boolean" office:boolean-value="false">
            <text:p>FALSE</text:p>
          </table:table-cell>
          <table:table-cell table:formula="of:=MOD([.C2537];64)" office:value-type="float" office:value="1.71583536965409">
            <text:p>1.72</text:p>
          </table:table-cell>
          <table:table-cell/>
        </table:table-row>
        <table:table-row table:style-name="ro2">
          <table:table-cell table:style-name="ce3" table:formula="of:=[.A2537]+1" office:value-type="float" office:value="2537">
            <text:p>2537</text:p>
          </table:table-cell>
          <table:table-cell table:style-name="ce3" table:formula="of:=[orbits.$C$3]*[.A2538]" office:value-type="float" office:value="10991453.557">
            <text:p>10991453.557</text:p>
          </table:table-cell>
          <table:table-cell table:style-name="ce6" table:formula="of:=[.B2538]/[orbits.$D$3]" office:value-type="float" office:value="30093.5777106991">
            <text:p>30093.58</text:p>
          </table:table-cell>
          <table:table-cell table:style-name="ce6" table:formula="of:=[.C2538]-ROUNDDOWN([.C2538])" office:value-type="float" office:value="0.577710699057207">
            <text:p>0.58</text:p>
          </table:table-cell>
          <table:table-cell table:formula="of:=IF([.D2538] &lt; [.$D$2])" office:value-type="boolean" office:boolean-value="false">
            <text:p>FALSE</text:p>
          </table:table-cell>
          <table:table-cell table:formula="of:=MOD([.C2538];64)" office:value-type="float" office:value="13.5777106990572">
            <text:p>13.58</text:p>
          </table:table-cell>
          <table:table-cell/>
        </table:table-row>
        <table:table-row table:style-name="ro2">
          <table:table-cell table:style-name="ce3" table:formula="of:=[.A2538]+1" office:value-type="float" office:value="2538">
            <text:p>2538</text:p>
          </table:table-cell>
          <table:table-cell table:style-name="ce3" table:formula="of:=[orbits.$C$3]*[.A2539]" office:value-type="float" office:value="10995786.018">
            <text:p>10995786.018</text:p>
          </table:table-cell>
          <table:table-cell table:style-name="ce6" table:formula="of:=[.B2539]/[orbits.$D$3]" office:value-type="float" office:value="30105.4395860285">
            <text:p>30105.44</text:p>
          </table:table-cell>
          <table:table-cell table:style-name="ce6" table:formula="of:=[.C2539]-ROUNDDOWN([.C2539])" office:value-type="float" office:value="0.439586028463964">
            <text:p>0.44</text:p>
          </table:table-cell>
          <table:table-cell table:formula="of:=IF([.D2539] &lt; [.$D$2])" office:value-type="boolean" office:boolean-value="false">
            <text:p>FALSE</text:p>
          </table:table-cell>
          <table:table-cell table:formula="of:=MOD([.C2539];64)" office:value-type="float" office:value="25.439586028464">
            <text:p>25.44</text:p>
          </table:table-cell>
          <table:table-cell/>
        </table:table-row>
        <table:table-row table:style-name="ro2">
          <table:table-cell table:style-name="ce3" table:formula="of:=[.A2539]+1" office:value-type="float" office:value="2539">
            <text:p>2539</text:p>
          </table:table-cell>
          <table:table-cell table:style-name="ce3" table:formula="of:=[orbits.$C$3]*[.A2540]" office:value-type="float" office:value="11000118.479">
            <text:p>11000118.479</text:p>
          </table:table-cell>
          <table:table-cell table:style-name="ce6" table:formula="of:=[.B2540]/[orbits.$D$3]" office:value-type="float" office:value="30117.3014613579">
            <text:p>30117.30</text:p>
          </table:table-cell>
          <table:table-cell table:style-name="ce6" table:formula="of:=[.C2540]-ROUNDDOWN([.C2540])" office:value-type="float" office:value="0.301461357863445">
            <text:p>0.30</text:p>
          </table:table-cell>
          <table:table-cell table:formula="of:=IF([.D2540] &lt; [.$D$2])" office:value-type="boolean" office:boolean-value="false">
            <text:p>FALSE</text:p>
          </table:table-cell>
          <table:table-cell table:formula="of:=MOD([.C2540];64)" office:value-type="float" office:value="37.3014613578634">
            <text:p>37.30</text:p>
          </table:table-cell>
          <table:table-cell/>
        </table:table-row>
        <table:table-row table:style-name="ro2">
          <table:table-cell table:style-name="ce3" table:formula="of:=[.A2540]+1" office:value-type="float" office:value="2540">
            <text:p>2540</text:p>
          </table:table-cell>
          <table:table-cell table:style-name="ce3" table:formula="of:=[orbits.$C$3]*[.A2541]" office:value-type="float" office:value="11004450.94">
            <text:p>11004450.94</text:p>
          </table:table-cell>
          <table:table-cell table:style-name="ce6" table:formula="of:=[.B2541]/[orbits.$D$3]" office:value-type="float" office:value="30129.1633366873">
            <text:p>30129.16</text:p>
          </table:table-cell>
          <table:table-cell table:style-name="ce6" table:formula="of:=[.C2541]-ROUNDDOWN([.C2541])" office:value-type="float" office:value="0.163336687273841">
            <text:p>0.16</text:p>
          </table:table-cell>
          <table:table-cell table:formula="of:=IF([.D2541] &lt; [.$D$2])" office:value-type="boolean" office:boolean-value="false">
            <text:p>FALSE</text:p>
          </table:table-cell>
          <table:table-cell table:formula="of:=MOD([.C2541];64)" office:value-type="float" office:value="49.1633366872738">
            <text:p>49.16</text:p>
          </table:table-cell>
          <table:table-cell/>
        </table:table-row>
        <table:table-row table:style-name="ro2">
          <table:table-cell table:style-name="ce3" table:formula="of:=[.A2541]+1" office:value-type="float" office:value="2541">
            <text:p>2541</text:p>
          </table:table-cell>
          <table:table-cell table:style-name="ce3" table:formula="of:=[orbits.$C$3]*[.A2542]" office:value-type="float" office:value="11008783.401">
            <text:p>11008783.401</text:p>
          </table:table-cell>
          <table:table-cell table:style-name="ce6" table:formula="of:=[.B2542]/[orbits.$D$3]" office:value-type="float" office:value="30141.0252120167">
            <text:p>30141.03</text:p>
          </table:table-cell>
          <table:table-cell table:style-name="ce6" table:formula="of:=[.C2542]-ROUNDDOWN([.C2542])" office:value-type="float" office:value="0.0252120166733221">
            <text:p>0.03</text:p>
          </table:table-cell>
          <table:table-cell table:formula="of:=IF([.D2542] &lt; [.$D$2])" office:value-type="boolean" office:boolean-value="true">
            <text:p>TRUE</text:p>
          </table:table-cell>
          <table:table-cell table:formula="of:=MOD([.C2542];64)" office:value-type="float" office:value="61.0252120166733">
            <text:p>61.03</text:p>
          </table:table-cell>
          <table:table-cell/>
        </table:table-row>
        <table:table-row table:style-name="ro2">
          <table:table-cell table:style-name="ce3" table:formula="of:=[.A2542]+1" office:value-type="float" office:value="2542">
            <text:p>2542</text:p>
          </table:table-cell>
          <table:table-cell table:style-name="ce3" table:formula="of:=[orbits.$C$3]*[.A2543]" office:value-type="float" office:value="11013115.862">
            <text:p>11013115.862</text:p>
          </table:table-cell>
          <table:table-cell table:style-name="ce6" table:formula="of:=[.B2543]/[orbits.$D$3]" office:value-type="float" office:value="30152.8870873461">
            <text:p>30152.89</text:p>
          </table:table-cell>
          <table:table-cell table:style-name="ce6" table:formula="of:=[.C2543]-ROUNDDOWN([.C2543])" office:value-type="float" office:value="0.887087346076441">
            <text:p>0.89</text:p>
          </table:table-cell>
          <table:table-cell table:formula="of:=IF([.D2543] &lt; [.$D$2])" office:value-type="boolean" office:boolean-value="false">
            <text:p>FALSE</text:p>
          </table:table-cell>
          <table:table-cell table:formula="of:=MOD([.C2543];64)" office:value-type="float" office:value="8.88708734607644">
            <text:p>8.89</text:p>
          </table:table-cell>
          <table:table-cell/>
        </table:table-row>
        <table:table-row table:style-name="ro2">
          <table:table-cell table:style-name="ce3" table:formula="of:=[.A2543]+1" office:value-type="float" office:value="2543">
            <text:p>2543</text:p>
          </table:table-cell>
          <table:table-cell table:style-name="ce3" table:formula="of:=[orbits.$C$3]*[.A2544]" office:value-type="float" office:value="11017448.323">
            <text:p>11017448.323</text:p>
          </table:table-cell>
          <table:table-cell table:style-name="ce6" table:formula="of:=[.B2544]/[orbits.$D$3]" office:value-type="float" office:value="30164.7489626755">
            <text:p>30164.75</text:p>
          </table:table-cell>
          <table:table-cell table:style-name="ce6" table:formula="of:=[.C2544]-ROUNDDOWN([.C2544])" office:value-type="float" office:value="0.748962675483199">
            <text:p>0.75</text:p>
          </table:table-cell>
          <table:table-cell table:formula="of:=IF([.D2544] &lt; [.$D$2])" office:value-type="boolean" office:boolean-value="false">
            <text:p>FALSE</text:p>
          </table:table-cell>
          <table:table-cell table:formula="of:=MOD([.C2544];64)" office:value-type="float" office:value="20.7489626754832">
            <text:p>20.75</text:p>
          </table:table-cell>
          <table:table-cell/>
        </table:table-row>
        <table:table-row table:style-name="ro2">
          <table:table-cell table:style-name="ce3" table:formula="of:=[.A2544]+1" office:value-type="float" office:value="2544">
            <text:p>2544</text:p>
          </table:table-cell>
          <table:table-cell table:style-name="ce3" table:formula="of:=[orbits.$C$3]*[.A2545]" office:value-type="float" office:value="11021780.784">
            <text:p>11021780.784</text:p>
          </table:table-cell>
          <table:table-cell table:style-name="ce6" table:formula="of:=[.B2545]/[orbits.$D$3]" office:value-type="float" office:value="30176.6108380049">
            <text:p>30176.61</text:p>
          </table:table-cell>
          <table:table-cell table:style-name="ce6" table:formula="of:=[.C2545]-ROUNDDOWN([.C2545])" office:value-type="float" office:value="0.610838004886318">
            <text:p>0.61</text:p>
          </table:table-cell>
          <table:table-cell table:formula="of:=IF([.D2545] &lt; [.$D$2])" office:value-type="boolean" office:boolean-value="false">
            <text:p>FALSE</text:p>
          </table:table-cell>
          <table:table-cell table:formula="of:=MOD([.C2545];64)" office:value-type="float" office:value="32.6108380048863">
            <text:p>32.61</text:p>
          </table:table-cell>
          <table:table-cell/>
        </table:table-row>
        <table:table-row table:style-name="ro2">
          <table:table-cell table:style-name="ce3" table:formula="of:=[.A2545]+1" office:value-type="float" office:value="2545">
            <text:p>2545</text:p>
          </table:table-cell>
          <table:table-cell table:style-name="ce3" table:formula="of:=[orbits.$C$3]*[.A2546]" office:value-type="float" office:value="11026113.245">
            <text:p>11026113.245</text:p>
          </table:table-cell>
          <table:table-cell table:style-name="ce6" table:formula="of:=[.B2546]/[orbits.$D$3]" office:value-type="float" office:value="30188.4727133343">
            <text:p>30188.47</text:p>
          </table:table-cell>
          <table:table-cell table:style-name="ce6" table:formula="of:=[.C2546]-ROUNDDOWN([.C2546])" office:value-type="float" office:value="0.472713334293076">
            <text:p>0.47</text:p>
          </table:table-cell>
          <table:table-cell table:formula="of:=IF([.D2546] &lt; [.$D$2])" office:value-type="boolean" office:boolean-value="false">
            <text:p>FALSE</text:p>
          </table:table-cell>
          <table:table-cell table:formula="of:=MOD([.C2546];64)" office:value-type="float" office:value="44.4727133342931">
            <text:p>44.47</text:p>
          </table:table-cell>
          <table:table-cell/>
        </table:table-row>
        <table:table-row table:style-name="ro2">
          <table:table-cell table:style-name="ce3" table:formula="of:=[.A2546]+1" office:value-type="float" office:value="2546">
            <text:p>2546</text:p>
          </table:table-cell>
          <table:table-cell table:style-name="ce3" table:formula="of:=[orbits.$C$3]*[.A2547]" office:value-type="float" office:value="11030445.706">
            <text:p>11030445.706</text:p>
          </table:table-cell>
          <table:table-cell table:style-name="ce6" table:formula="of:=[.B2547]/[orbits.$D$3]" office:value-type="float" office:value="30200.3345886637">
            <text:p>30200.33</text:p>
          </table:table-cell>
          <table:table-cell table:style-name="ce6" table:formula="of:=[.C2547]-ROUNDDOWN([.C2547])" office:value-type="float" office:value="0.334588663696195">
            <text:p>0.33</text:p>
          </table:table-cell>
          <table:table-cell table:formula="of:=IF([.D2547] &lt; [.$D$2])" office:value-type="boolean" office:boolean-value="false">
            <text:p>FALSE</text:p>
          </table:table-cell>
          <table:table-cell table:formula="of:=MOD([.C2547];64)" office:value-type="float" office:value="56.3345886636962">
            <text:p>56.33</text:p>
          </table:table-cell>
          <table:table-cell/>
        </table:table-row>
        <table:table-row table:style-name="ro2">
          <table:table-cell table:style-name="ce3" table:formula="of:=[.A2547]+1" office:value-type="float" office:value="2547">
            <text:p>2547</text:p>
          </table:table-cell>
          <table:table-cell table:style-name="ce3" table:formula="of:=[orbits.$C$3]*[.A2548]" office:value-type="float" office:value="11034778.167">
            <text:p>11034778.167</text:p>
          </table:table-cell>
          <table:table-cell table:style-name="ce6" table:formula="of:=[.B2548]/[orbits.$D$3]" office:value-type="float" office:value="30212.1964639931">
            <text:p>30212.20</text:p>
          </table:table-cell>
          <table:table-cell table:style-name="ce6" table:formula="of:=[.C2548]-ROUNDDOWN([.C2548])" office:value-type="float" office:value="0.196463993102952">
            <text:p>0.20</text:p>
          </table:table-cell>
          <table:table-cell table:formula="of:=IF([.D2548] &lt; [.$D$2])" office:value-type="boolean" office:boolean-value="false">
            <text:p>FALSE</text:p>
          </table:table-cell>
          <table:table-cell table:formula="of:=MOD([.C2548];64)" office:value-type="float" office:value="4.19646399310295">
            <text:p>4.20</text:p>
          </table:table-cell>
          <table:table-cell/>
        </table:table-row>
        <table:table-row table:style-name="ro2">
          <table:table-cell table:style-name="ce3" table:formula="of:=[.A2548]+1" office:value-type="float" office:value="2548">
            <text:p>2548</text:p>
          </table:table-cell>
          <table:table-cell table:style-name="ce3" table:formula="of:=[orbits.$C$3]*[.A2549]" office:value-type="float" office:value="11039110.628">
            <text:p>11039110.628</text:p>
          </table:table-cell>
          <table:table-cell table:style-name="ce6" table:formula="of:=[.B2549]/[orbits.$D$3]" office:value-type="float" office:value="30224.0583393225">
            <text:p>30224.06</text:p>
          </table:table-cell>
          <table:table-cell table:style-name="ce6" table:formula="of:=[.C2549]-ROUNDDOWN([.C2549])" office:value-type="float" office:value="0.0583393225060718">
            <text:p>0.06</text:p>
          </table:table-cell>
          <table:table-cell table:formula="of:=IF([.D2549] &lt; [.$D$2])" office:value-type="boolean" office:boolean-value="true">
            <text:p>TRUE</text:p>
          </table:table-cell>
          <table:table-cell table:formula="of:=MOD([.C2549];64)" office:value-type="float" office:value="16.0583393225061">
            <text:p>16.06</text:p>
          </table:table-cell>
          <table:table-cell/>
        </table:table-row>
        <table:table-row table:style-name="ro2">
          <table:table-cell table:style-name="ce3" table:formula="of:=[.A2549]+1" office:value-type="float" office:value="2549">
            <text:p>2549</text:p>
          </table:table-cell>
          <table:table-cell table:style-name="ce3" table:formula="of:=[orbits.$C$3]*[.A2550]" office:value-type="float" office:value="11043443.089">
            <text:p>11043443.089</text:p>
          </table:table-cell>
          <table:table-cell table:style-name="ce6" table:formula="of:=[.B2550]/[orbits.$D$3]" office:value-type="float" office:value="30235.9202146519">
            <text:p>30235.92</text:p>
          </table:table-cell>
          <table:table-cell table:style-name="ce6" table:formula="of:=[.C2550]-ROUNDDOWN([.C2550])" office:value-type="float" office:value="0.920214651909191">
            <text:p>0.92</text:p>
          </table:table-cell>
          <table:table-cell table:formula="of:=IF([.D2550] &lt; [.$D$2])" office:value-type="boolean" office:boolean-value="false">
            <text:p>FALSE</text:p>
          </table:table-cell>
          <table:table-cell table:formula="of:=MOD([.C2550];64)" office:value-type="float" office:value="27.9202146519092">
            <text:p>27.92</text:p>
          </table:table-cell>
          <table:table-cell/>
        </table:table-row>
        <table:table-row table:style-name="ro2">
          <table:table-cell table:style-name="ce3" table:formula="of:=[.A2550]+1" office:value-type="float" office:value="2550">
            <text:p>2550</text:p>
          </table:table-cell>
          <table:table-cell table:style-name="ce3" table:formula="of:=[orbits.$C$3]*[.A2551]" office:value-type="float" office:value="11047775.55">
            <text:p>11047775.55</text:p>
          </table:table-cell>
          <table:table-cell table:style-name="ce6" table:formula="of:=[.B2551]/[orbits.$D$3]" office:value-type="float" office:value="30247.7820899813">
            <text:p>30247.78</text:p>
          </table:table-cell>
          <table:table-cell table:style-name="ce6" table:formula="of:=[.C2551]-ROUNDDOWN([.C2551])" office:value-type="float" office:value="0.782089981315949">
            <text:p>0.78</text:p>
          </table:table-cell>
          <table:table-cell table:formula="of:=IF([.D2551] &lt; [.$D$2])" office:value-type="boolean" office:boolean-value="false">
            <text:p>FALSE</text:p>
          </table:table-cell>
          <table:table-cell table:formula="of:=MOD([.C2551];64)" office:value-type="float" office:value="39.7820899813159">
            <text:p>39.78</text:p>
          </table:table-cell>
          <table:table-cell/>
        </table:table-row>
        <table:table-row table:style-name="ro2">
          <table:table-cell table:style-name="ce3" table:formula="of:=[.A2551]+1" office:value-type="float" office:value="2551">
            <text:p>2551</text:p>
          </table:table-cell>
          <table:table-cell table:style-name="ce3" table:formula="of:=[orbits.$C$3]*[.A2552]" office:value-type="float" office:value="11052108.011">
            <text:p>11052108.011</text:p>
          </table:table-cell>
          <table:table-cell table:style-name="ce6" table:formula="of:=[.B2552]/[orbits.$D$3]" office:value-type="float" office:value="30259.6439653107">
            <text:p>30259.64</text:p>
          </table:table-cell>
          <table:table-cell table:style-name="ce6" table:formula="of:=[.C2552]-ROUNDDOWN([.C2552])" office:value-type="float" office:value="0.643965310719068">
            <text:p>0.64</text:p>
          </table:table-cell>
          <table:table-cell table:formula="of:=IF([.D2552] &lt; [.$D$2])" office:value-type="boolean" office:boolean-value="false">
            <text:p>FALSE</text:p>
          </table:table-cell>
          <table:table-cell table:formula="of:=MOD([.C2552];64)" office:value-type="float" office:value="51.6439653107191">
            <text:p>51.64</text:p>
          </table:table-cell>
          <table:table-cell/>
        </table:table-row>
        <table:table-row table:style-name="ro2">
          <table:table-cell table:style-name="ce3" table:formula="of:=[.A2552]+1" office:value-type="float" office:value="2552">
            <text:p>2552</text:p>
          </table:table-cell>
          <table:table-cell table:style-name="ce3" table:formula="of:=[orbits.$C$3]*[.A2553]" office:value-type="float" office:value="11056440.472">
            <text:p>11056440.472</text:p>
          </table:table-cell>
          <table:table-cell table:style-name="ce6" table:formula="of:=[.B2553]/[orbits.$D$3]" office:value-type="float" office:value="30271.5058406401">
            <text:p>30271.51</text:p>
          </table:table-cell>
          <table:table-cell table:style-name="ce6" table:formula="of:=[.C2553]-ROUNDDOWN([.C2553])" office:value-type="float" office:value="0.505840640125825">
            <text:p>0.51</text:p>
          </table:table-cell>
          <table:table-cell table:formula="of:=IF([.D2553] &lt; [.$D$2])" office:value-type="boolean" office:boolean-value="false">
            <text:p>FALSE</text:p>
          </table:table-cell>
          <table:table-cell table:formula="of:=MOD([.C2553];64)" office:value-type="float" office:value="63.5058406401258">
            <text:p>63.51</text:p>
          </table:table-cell>
          <table:table-cell/>
        </table:table-row>
        <table:table-row table:style-name="ro2">
          <table:table-cell table:style-name="ce3" table:formula="of:=[.A2553]+1" office:value-type="float" office:value="2553">
            <text:p>2553</text:p>
          </table:table-cell>
          <table:table-cell table:style-name="ce3" table:formula="of:=[orbits.$C$3]*[.A2554]" office:value-type="float" office:value="11060772.933">
            <text:p>11060772.933</text:p>
          </table:table-cell>
          <table:table-cell table:style-name="ce6" table:formula="of:=[.B2554]/[orbits.$D$3]" office:value-type="float" office:value="30283.3677159695">
            <text:p>30283.37</text:p>
          </table:table-cell>
          <table:table-cell table:style-name="ce6" table:formula="of:=[.C2554]-ROUNDDOWN([.C2554])" office:value-type="float" office:value="0.367715969525307">
            <text:p>0.37</text:p>
          </table:table-cell>
          <table:table-cell table:formula="of:=IF([.D2554] &lt; [.$D$2])" office:value-type="boolean" office:boolean-value="false">
            <text:p>FALSE</text:p>
          </table:table-cell>
          <table:table-cell table:formula="of:=MOD([.C2554];64)" office:value-type="float" office:value="11.3677159695253">
            <text:p>11.37</text:p>
          </table:table-cell>
          <table:table-cell/>
        </table:table-row>
        <table:table-row table:style-name="ro2">
          <table:table-cell table:style-name="ce3" table:formula="of:=[.A2554]+1" office:value-type="float" office:value="2554">
            <text:p>2554</text:p>
          </table:table-cell>
          <table:table-cell table:style-name="ce3" table:formula="of:=[orbits.$C$3]*[.A2555]" office:value-type="float" office:value="11065105.394">
            <text:p>11065105.394</text:p>
          </table:table-cell>
          <table:table-cell table:style-name="ce6" table:formula="of:=[.B2555]/[orbits.$D$3]" office:value-type="float" office:value="30295.2295912989">
            <text:p>30295.23</text:p>
          </table:table-cell>
          <table:table-cell table:style-name="ce6" table:formula="of:=[.C2555]-ROUNDDOWN([.C2555])" office:value-type="float" office:value="0.229591298935702">
            <text:p>0.23</text:p>
          </table:table-cell>
          <table:table-cell table:formula="of:=IF([.D2555] &lt; [.$D$2])" office:value-type="boolean" office:boolean-value="false">
            <text:p>FALSE</text:p>
          </table:table-cell>
          <table:table-cell table:formula="of:=MOD([.C2555];64)" office:value-type="float" office:value="23.2295912989357">
            <text:p>23.23</text:p>
          </table:table-cell>
          <table:table-cell/>
        </table:table-row>
        <table:table-row table:style-name="ro2">
          <table:table-cell table:style-name="ce3" table:formula="of:=[.A2555]+1" office:value-type="float" office:value="2555">
            <text:p>2555</text:p>
          </table:table-cell>
          <table:table-cell table:style-name="ce3" table:formula="of:=[orbits.$C$3]*[.A2556]" office:value-type="float" office:value="11069437.855">
            <text:p>11069437.855</text:p>
          </table:table-cell>
          <table:table-cell table:style-name="ce6" table:formula="of:=[.B2556]/[orbits.$D$3]" office:value-type="float" office:value="30307.0914666283">
            <text:p>30307.09</text:p>
          </table:table-cell>
          <table:table-cell table:style-name="ce6" table:formula="of:=[.C2556]-ROUNDDOWN([.C2556])" office:value-type="float" office:value="0.0914666283351835">
            <text:p>0.09</text:p>
          </table:table-cell>
          <table:table-cell table:formula="of:=IF([.D2556] &lt; [.$D$2])" office:value-type="boolean" office:boolean-value="true">
            <text:p>TRUE</text:p>
          </table:table-cell>
          <table:table-cell table:formula="of:=MOD([.C2556];64)" office:value-type="float" office:value="35.0914666283352">
            <text:p>35.09</text:p>
          </table:table-cell>
          <table:table-cell/>
        </table:table-row>
        <table:table-row table:style-name="ro2">
          <table:table-cell table:style-name="ce3" table:formula="of:=[.A2556]+1" office:value-type="float" office:value="2556">
            <text:p>2556</text:p>
          </table:table-cell>
          <table:table-cell table:style-name="ce3" table:formula="of:=[orbits.$C$3]*[.A2557]" office:value-type="float" office:value="11073770.316">
            <text:p>11073770.316</text:p>
          </table:table-cell>
          <table:table-cell table:style-name="ce6" table:formula="of:=[.B2557]/[orbits.$D$3]" office:value-type="float" office:value="30318.9533419577">
            <text:p>30318.95</text:p>
          </table:table-cell>
          <table:table-cell table:style-name="ce6" table:formula="of:=[.C2557]-ROUNDDOWN([.C2557])" office:value-type="float" office:value="0.953341957745579">
            <text:p>0.95</text:p>
          </table:table-cell>
          <table:table-cell table:formula="of:=IF([.D2557] &lt; [.$D$2])" office:value-type="boolean" office:boolean-value="false">
            <text:p>FALSE</text:p>
          </table:table-cell>
          <table:table-cell table:formula="of:=MOD([.C2557];64)" office:value-type="float" office:value="46.9533419577456">
            <text:p>46.95</text:p>
          </table:table-cell>
          <table:table-cell/>
        </table:table-row>
        <table:table-row table:style-name="ro2">
          <table:table-cell table:style-name="ce3" table:formula="of:=[.A2557]+1" office:value-type="float" office:value="2557">
            <text:p>2557</text:p>
          </table:table-cell>
          <table:table-cell table:style-name="ce3" table:formula="of:=[orbits.$C$3]*[.A2558]" office:value-type="float" office:value="11078102.777">
            <text:p>11078102.777</text:p>
          </table:table-cell>
          <table:table-cell table:style-name="ce6" table:formula="of:=[.B2558]/[orbits.$D$3]" office:value-type="float" office:value="30330.8152172871">
            <text:p>30330.82</text:p>
          </table:table-cell>
          <table:table-cell table:style-name="ce6" table:formula="of:=[.C2558]-ROUNDDOWN([.C2558])" office:value-type="float" office:value="0.81521728714506">
            <text:p>0.82</text:p>
          </table:table-cell>
          <table:table-cell table:formula="of:=IF([.D2558] &lt; [.$D$2])" office:value-type="boolean" office:boolean-value="false">
            <text:p>FALSE</text:p>
          </table:table-cell>
          <table:table-cell table:formula="of:=MOD([.C2558];64)" office:value-type="float" office:value="58.8152172871451">
            <text:p>58.82</text:p>
          </table:table-cell>
          <table:table-cell/>
        </table:table-row>
        <table:table-row table:style-name="ro2">
          <table:table-cell table:style-name="ce3" table:formula="of:=[.A2558]+1" office:value-type="float" office:value="2558">
            <text:p>2558</text:p>
          </table:table-cell>
          <table:table-cell table:style-name="ce3" table:formula="of:=[orbits.$C$3]*[.A2559]" office:value-type="float" office:value="11082435.238">
            <text:p>11082435.238</text:p>
          </table:table-cell>
          <table:table-cell table:style-name="ce6" table:formula="of:=[.B2559]/[orbits.$D$3]" office:value-type="float" office:value="30342.6770926165">
            <text:p>30342.68</text:p>
          </table:table-cell>
          <table:table-cell table:style-name="ce6" table:formula="of:=[.C2559]-ROUNDDOWN([.C2559])" office:value-type="float" office:value="0.67709261654818">
            <text:p>0.68</text:p>
          </table:table-cell>
          <table:table-cell table:formula="of:=IF([.D2559] &lt; [.$D$2])" office:value-type="boolean" office:boolean-value="false">
            <text:p>FALSE</text:p>
          </table:table-cell>
          <table:table-cell table:formula="of:=MOD([.C2559];64)" office:value-type="float" office:value="6.67709261654818">
            <text:p>6.68</text:p>
          </table:table-cell>
          <table:table-cell/>
        </table:table-row>
        <table:table-row table:style-name="ro2">
          <table:table-cell table:style-name="ce3" table:formula="of:=[.A2559]+1" office:value-type="float" office:value="2559">
            <text:p>2559</text:p>
          </table:table-cell>
          <table:table-cell table:style-name="ce3" table:formula="of:=[orbits.$C$3]*[.A2560]" office:value-type="float" office:value="11086767.699">
            <text:p>11086767.699</text:p>
          </table:table-cell>
          <table:table-cell table:style-name="ce6" table:formula="of:=[.B2560]/[orbits.$D$3]" office:value-type="float" office:value="30354.538967946">
            <text:p>30354.54</text:p>
          </table:table-cell>
          <table:table-cell table:style-name="ce6" table:formula="of:=[.C2560]-ROUNDDOWN([.C2560])" office:value-type="float" office:value="0.538967945954937">
            <text:p>0.54</text:p>
          </table:table-cell>
          <table:table-cell table:formula="of:=IF([.D2560] &lt; [.$D$2])" office:value-type="boolean" office:boolean-value="false">
            <text:p>FALSE</text:p>
          </table:table-cell>
          <table:table-cell table:formula="of:=MOD([.C2560];64)" office:value-type="float" office:value="18.5389679459549">
            <text:p>18.54</text:p>
          </table:table-cell>
          <table:table-cell/>
        </table:table-row>
        <table:table-row table:style-name="ro2">
          <table:table-cell table:style-name="ce3" table:formula="of:=[.A2560]+1" office:value-type="float" office:value="2560">
            <text:p>2560</text:p>
          </table:table-cell>
          <table:table-cell table:style-name="ce3" table:formula="of:=[orbits.$C$3]*[.A2561]" office:value-type="float" office:value="11091100.16">
            <text:p>11091100.16</text:p>
          </table:table-cell>
          <table:table-cell table:style-name="ce6" table:formula="of:=[.B2561]/[orbits.$D$3]" office:value-type="float" office:value="30366.4008432754">
            <text:p>30366.40</text:p>
          </table:table-cell>
          <table:table-cell table:style-name="ce6" table:formula="of:=[.C2561]-ROUNDDOWN([.C2561])" office:value-type="float" office:value="0.400843275358056">
            <text:p>0.40</text:p>
          </table:table-cell>
          <table:table-cell table:formula="of:=IF([.D2561] &lt; [.$D$2])" office:value-type="boolean" office:boolean-value="false">
            <text:p>FALSE</text:p>
          </table:table-cell>
          <table:table-cell table:formula="of:=MOD([.C2561];64)" office:value-type="float" office:value="30.4008432753581">
            <text:p>30.40</text:p>
          </table:table-cell>
          <table:table-cell/>
        </table:table-row>
        <table:table-row table:style-name="ro2">
          <table:table-cell table:style-name="ce3" table:formula="of:=[.A2561]+1" office:value-type="float" office:value="2561">
            <text:p>2561</text:p>
          </table:table-cell>
          <table:table-cell table:style-name="ce3" table:formula="of:=[orbits.$C$3]*[.A2562]" office:value-type="float" office:value="11095432.621">
            <text:p>11095432.621</text:p>
          </table:table-cell>
          <table:table-cell table:style-name="ce6" table:formula="of:=[.B2562]/[orbits.$D$3]" office:value-type="float" office:value="30378.2627186048">
            <text:p>30378.26</text:p>
          </table:table-cell>
          <table:table-cell table:style-name="ce6" table:formula="of:=[.C2562]-ROUNDDOWN([.C2562])" office:value-type="float" office:value="0.262718604764814">
            <text:p>0.26</text:p>
          </table:table-cell>
          <table:table-cell table:formula="of:=IF([.D2562] &lt; [.$D$2])" office:value-type="boolean" office:boolean-value="false">
            <text:p>FALSE</text:p>
          </table:table-cell>
          <table:table-cell table:formula="of:=MOD([.C2562];64)" office:value-type="float" office:value="42.2627186047648">
            <text:p>42.26</text:p>
          </table:table-cell>
          <table:table-cell/>
        </table:table-row>
        <table:table-row table:style-name="ro2">
          <table:table-cell table:style-name="ce3" table:formula="of:=[.A2562]+1" office:value-type="float" office:value="2562">
            <text:p>2562</text:p>
          </table:table-cell>
          <table:table-cell table:style-name="ce3" table:formula="of:=[orbits.$C$3]*[.A2563]" office:value-type="float" office:value="11099765.082">
            <text:p>11099765.082</text:p>
          </table:table-cell>
          <table:table-cell table:style-name="ce6" table:formula="of:=[.B2563]/[orbits.$D$3]" office:value-type="float" office:value="30390.1245939342">
            <text:p>30390.12</text:p>
          </table:table-cell>
          <table:table-cell table:style-name="ce6" table:formula="of:=[.C2563]-ROUNDDOWN([.C2563])" office:value-type="float" office:value="0.124593934167933">
            <text:p>0.12</text:p>
          </table:table-cell>
          <table:table-cell table:formula="of:=IF([.D2563] &lt; [.$D$2])" office:value-type="boolean" office:boolean-value="false">
            <text:p>FALSE</text:p>
          </table:table-cell>
          <table:table-cell table:formula="of:=MOD([.C2563];64)" office:value-type="float" office:value="54.1245939341679">
            <text:p>54.12</text:p>
          </table:table-cell>
          <table:table-cell/>
        </table:table-row>
        <table:table-row table:style-name="ro2">
          <table:table-cell table:style-name="ce3" table:formula="of:=[.A2563]+1" office:value-type="float" office:value="2563">
            <text:p>2563</text:p>
          </table:table-cell>
          <table:table-cell table:style-name="ce3" table:formula="of:=[orbits.$C$3]*[.A2564]" office:value-type="float" office:value="11104097.543">
            <text:p>11104097.543</text:p>
          </table:table-cell>
          <table:table-cell table:style-name="ce6" table:formula="of:=[.B2564]/[orbits.$D$3]" office:value-type="float" office:value="30401.9864692636">
            <text:p>30401.99</text:p>
          </table:table-cell>
          <table:table-cell table:style-name="ce6" table:formula="of:=[.C2564]-ROUNDDOWN([.C2564])" office:value-type="float" office:value="0.986469263574691">
            <text:p>0.99</text:p>
          </table:table-cell>
          <table:table-cell table:formula="of:=IF([.D2564] &lt; [.$D$2])" office:value-type="boolean" office:boolean-value="false">
            <text:p>FALSE</text:p>
          </table:table-cell>
          <table:table-cell table:formula="of:=MOD([.C2564];64)" office:value-type="float" office:value="1.98646926357469">
            <text:p>1.99</text:p>
          </table:table-cell>
          <table:table-cell/>
        </table:table-row>
        <table:table-row table:style-name="ro2">
          <table:table-cell table:style-name="ce3" table:formula="of:=[.A2564]+1" office:value-type="float" office:value="2564">
            <text:p>2564</text:p>
          </table:table-cell>
          <table:table-cell table:style-name="ce3" table:formula="of:=[orbits.$C$3]*[.A2565]" office:value-type="float" office:value="11108430.004">
            <text:p>11108430.004</text:p>
          </table:table-cell>
          <table:table-cell table:style-name="ce6" table:formula="of:=[.B2565]/[orbits.$D$3]" office:value-type="float" office:value="30413.848344593">
            <text:p>30413.85</text:p>
          </table:table-cell>
          <table:table-cell table:style-name="ce6" table:formula="of:=[.C2565]-ROUNDDOWN([.C2565])" office:value-type="float" office:value="0.84834459297781">
            <text:p>0.85</text:p>
          </table:table-cell>
          <table:table-cell table:formula="of:=IF([.D2565] &lt; [.$D$2])" office:value-type="boolean" office:boolean-value="false">
            <text:p>FALSE</text:p>
          </table:table-cell>
          <table:table-cell table:formula="of:=MOD([.C2565];64)" office:value-type="float" office:value="13.8483445929778">
            <text:p>13.85</text:p>
          </table:table-cell>
          <table:table-cell/>
        </table:table-row>
        <table:table-row table:style-name="ro2">
          <table:table-cell table:style-name="ce3" table:formula="of:=[.A2565]+1" office:value-type="float" office:value="2565">
            <text:p>2565</text:p>
          </table:table-cell>
          <table:table-cell table:style-name="ce3" table:formula="of:=[orbits.$C$3]*[.A2566]" office:value-type="float" office:value="11112762.465">
            <text:p>11112762.465</text:p>
          </table:table-cell>
          <table:table-cell table:style-name="ce6" table:formula="of:=[.B2566]/[orbits.$D$3]" office:value-type="float" office:value="30425.7102199224">
            <text:p>30425.71</text:p>
          </table:table-cell>
          <table:table-cell table:style-name="ce6" table:formula="of:=[.C2566]-ROUNDDOWN([.C2566])" office:value-type="float" office:value="0.710219922380929">
            <text:p>0.71</text:p>
          </table:table-cell>
          <table:table-cell table:formula="of:=IF([.D2566] &lt; [.$D$2])" office:value-type="boolean" office:boolean-value="false">
            <text:p>FALSE</text:p>
          </table:table-cell>
          <table:table-cell table:formula="of:=MOD([.C2566];64)" office:value-type="float" office:value="25.7102199223809">
            <text:p>25.71</text:p>
          </table:table-cell>
          <table:table-cell/>
        </table:table-row>
        <table:table-row table:style-name="ro2">
          <table:table-cell table:style-name="ce3" table:formula="of:=[.A2566]+1" office:value-type="float" office:value="2566">
            <text:p>2566</text:p>
          </table:table-cell>
          <table:table-cell table:style-name="ce3" table:formula="of:=[orbits.$C$3]*[.A2567]" office:value-type="float" office:value="11117094.926">
            <text:p>11117094.926</text:p>
          </table:table-cell>
          <table:table-cell table:style-name="ce6" table:formula="of:=[.B2567]/[orbits.$D$3]" office:value-type="float" office:value="30437.5720952518">
            <text:p>30437.57</text:p>
          </table:table-cell>
          <table:table-cell table:style-name="ce6" table:formula="of:=[.C2567]-ROUNDDOWN([.C2567])" office:value-type="float" office:value="0.572095251787687">
            <text:p>0.57</text:p>
          </table:table-cell>
          <table:table-cell table:formula="of:=IF([.D2567] &lt; [.$D$2])" office:value-type="boolean" office:boolean-value="false">
            <text:p>FALSE</text:p>
          </table:table-cell>
          <table:table-cell table:formula="of:=MOD([.C2567];64)" office:value-type="float" office:value="37.5720952517877">
            <text:p>37.57</text:p>
          </table:table-cell>
          <table:table-cell/>
        </table:table-row>
        <table:table-row table:style-name="ro2">
          <table:table-cell table:style-name="ce3" table:formula="of:=[.A2567]+1" office:value-type="float" office:value="2567">
            <text:p>2567</text:p>
          </table:table-cell>
          <table:table-cell table:style-name="ce3" table:formula="of:=[orbits.$C$3]*[.A2568]" office:value-type="float" office:value="11121427.387">
            <text:p>11121427.387</text:p>
          </table:table-cell>
          <table:table-cell table:style-name="ce6" table:formula="of:=[.B2568]/[orbits.$D$3]" office:value-type="float" office:value="30449.4339705812">
            <text:p>30449.43</text:p>
          </table:table-cell>
          <table:table-cell table:style-name="ce6" table:formula="of:=[.C2568]-ROUNDDOWN([.C2568])" office:value-type="float" office:value="0.433970581187168">
            <text:p>0.43</text:p>
          </table:table-cell>
          <table:table-cell table:formula="of:=IF([.D2568] &lt; [.$D$2])" office:value-type="boolean" office:boolean-value="false">
            <text:p>FALSE</text:p>
          </table:table-cell>
          <table:table-cell table:formula="of:=MOD([.C2568];64)" office:value-type="float" office:value="49.4339705811872">
            <text:p>49.43</text:p>
          </table:table-cell>
          <table:table-cell/>
        </table:table-row>
        <table:table-row table:style-name="ro2">
          <table:table-cell table:style-name="ce3" table:formula="of:=[.A2568]+1" office:value-type="float" office:value="2568">
            <text:p>2568</text:p>
          </table:table-cell>
          <table:table-cell table:style-name="ce3" table:formula="of:=[orbits.$C$3]*[.A2569]" office:value-type="float" office:value="11125759.848">
            <text:p>11125759.848</text:p>
          </table:table-cell>
          <table:table-cell table:style-name="ce6" table:formula="of:=[.B2569]/[orbits.$D$3]" office:value-type="float" office:value="30461.2958459106">
            <text:p>30461.30</text:p>
          </table:table-cell>
          <table:table-cell table:style-name="ce6" table:formula="of:=[.C2569]-ROUNDDOWN([.C2569])" office:value-type="float" office:value="0.295845910597563">
            <text:p>0.30</text:p>
          </table:table-cell>
          <table:table-cell table:formula="of:=IF([.D2569] &lt; [.$D$2])" office:value-type="boolean" office:boolean-value="false">
            <text:p>FALSE</text:p>
          </table:table-cell>
          <table:table-cell table:formula="of:=MOD([.C2569];64)" office:value-type="float" office:value="61.2958459105976">
            <text:p>61.30</text:p>
          </table:table-cell>
          <table:table-cell/>
        </table:table-row>
        <table:table-row table:style-name="ro2">
          <table:table-cell table:style-name="ce3" table:formula="of:=[.A2569]+1" office:value-type="float" office:value="2569">
            <text:p>2569</text:p>
          </table:table-cell>
          <table:table-cell table:style-name="ce3" table:formula="of:=[orbits.$C$3]*[.A2570]" office:value-type="float" office:value="11130092.309">
            <text:p>11130092.309</text:p>
          </table:table-cell>
          <table:table-cell table:style-name="ce6" table:formula="of:=[.B2570]/[orbits.$D$3]" office:value-type="float" office:value="30473.15772124">
            <text:p>30473.16</text:p>
          </table:table-cell>
          <table:table-cell table:style-name="ce6" table:formula="of:=[.C2570]-ROUNDDOWN([.C2570])" office:value-type="float" office:value="0.157721239997045">
            <text:p>0.16</text:p>
          </table:table-cell>
          <table:table-cell table:formula="of:=IF([.D2570] &lt; [.$D$2])" office:value-type="boolean" office:boolean-value="false">
            <text:p>FALSE</text:p>
          </table:table-cell>
          <table:table-cell table:formula="of:=MOD([.C2570];64)" office:value-type="float" office:value="9.15772123999705">
            <text:p>9.16</text:p>
          </table:table-cell>
          <table:table-cell/>
        </table:table-row>
        <table:table-row table:style-name="ro2">
          <table:table-cell table:style-name="ce3" table:formula="of:=[.A2570]+1" office:value-type="float" office:value="2570">
            <text:p>2570</text:p>
          </table:table-cell>
          <table:table-cell table:style-name="ce3" table:formula="of:=[orbits.$C$3]*[.A2571]" office:value-type="float" office:value="11134424.77">
            <text:p>11134424.77</text:p>
          </table:table-cell>
          <table:table-cell table:style-name="ce6" table:formula="of:=[.B2571]/[orbits.$D$3]" office:value-type="float" office:value="30485.0195965694">
            <text:p>30485.02</text:p>
          </table:table-cell>
          <table:table-cell table:style-name="ce6" table:formula="of:=[.C2571]-ROUNDDOWN([.C2571])" office:value-type="float" office:value="0.0195965694074403">
            <text:p>0.02</text:p>
          </table:table-cell>
          <table:table-cell table:formula="of:=IF([.D2571] &lt; [.$D$2])" office:value-type="boolean" office:boolean-value="true">
            <text:p>TRUE</text:p>
          </table:table-cell>
          <table:table-cell table:formula="of:=MOD([.C2571];64)" office:value-type="float" office:value="21.0195965694074">
            <text:p>21.02</text:p>
          </table:table-cell>
          <table:table-cell/>
        </table:table-row>
        <table:table-row table:style-name="ro2">
          <table:table-cell table:style-name="ce3" table:formula="of:=[.A2571]+1" office:value-type="float" office:value="2571">
            <text:p>2571</text:p>
          </table:table-cell>
          <table:table-cell table:style-name="ce3" table:formula="of:=[orbits.$C$3]*[.A2572]" office:value-type="float" office:value="11138757.231">
            <text:p>11138757.231</text:p>
          </table:table-cell>
          <table:table-cell table:style-name="ce6" table:formula="of:=[.B2572]/[orbits.$D$3]" office:value-type="float" office:value="30496.8814718988">
            <text:p>30496.88</text:p>
          </table:table-cell>
          <table:table-cell table:style-name="ce6" table:formula="of:=[.C2572]-ROUNDDOWN([.C2572])" office:value-type="float" office:value="0.881471898806922">
            <text:p>0.88</text:p>
          </table:table-cell>
          <table:table-cell table:formula="of:=IF([.D2572] &lt; [.$D$2])" office:value-type="boolean" office:boolean-value="false">
            <text:p>FALSE</text:p>
          </table:table-cell>
          <table:table-cell table:formula="of:=MOD([.C2572];64)" office:value-type="float" office:value="32.8814718988069">
            <text:p>32.88</text:p>
          </table:table-cell>
          <table:table-cell/>
        </table:table-row>
        <table:table-row table:style-name="ro2">
          <table:table-cell table:style-name="ce3" table:formula="of:=[.A2572]+1" office:value-type="float" office:value="2572">
            <text:p>2572</text:p>
          </table:table-cell>
          <table:table-cell table:style-name="ce3" table:formula="of:=[orbits.$C$3]*[.A2573]" office:value-type="float" office:value="11143089.692">
            <text:p>11143089.692</text:p>
          </table:table-cell>
          <table:table-cell table:style-name="ce6" table:formula="of:=[.B2573]/[orbits.$D$3]" office:value-type="float" office:value="30508.7433472282">
            <text:p>30508.74</text:p>
          </table:table-cell>
          <table:table-cell table:style-name="ce6" table:formula="of:=[.C2573]-ROUNDDOWN([.C2573])" office:value-type="float" office:value="0.743347228210041">
            <text:p>0.74</text:p>
          </table:table-cell>
          <table:table-cell table:formula="of:=IF([.D2573] &lt; [.$D$2])" office:value-type="boolean" office:boolean-value="false">
            <text:p>FALSE</text:p>
          </table:table-cell>
          <table:table-cell table:formula="of:=MOD([.C2573];64)" office:value-type="float" office:value="44.74334722821">
            <text:p>44.74</text:p>
          </table:table-cell>
          <table:table-cell/>
        </table:table-row>
        <table:table-row table:style-name="ro2">
          <table:table-cell table:style-name="ce3" table:formula="of:=[.A2573]+1" office:value-type="float" office:value="2573">
            <text:p>2573</text:p>
          </table:table-cell>
          <table:table-cell table:style-name="ce3" table:formula="of:=[orbits.$C$3]*[.A2574]" office:value-type="float" office:value="11147422.153">
            <text:p>11147422.153</text:p>
          </table:table-cell>
          <table:table-cell table:style-name="ce6" table:formula="of:=[.B2574]/[orbits.$D$3]" office:value-type="float" office:value="30520.6052225576">
            <text:p>30520.61</text:p>
          </table:table-cell>
          <table:table-cell table:style-name="ce6" table:formula="of:=[.C2574]-ROUNDDOWN([.C2574])" office:value-type="float" office:value="0.605222557616798">
            <text:p>0.61</text:p>
          </table:table-cell>
          <table:table-cell table:formula="of:=IF([.D2574] &lt; [.$D$2])" office:value-type="boolean" office:boolean-value="false">
            <text:p>FALSE</text:p>
          </table:table-cell>
          <table:table-cell table:formula="of:=MOD([.C2574];64)" office:value-type="float" office:value="56.6052225576168">
            <text:p>56.61</text:p>
          </table:table-cell>
          <table:table-cell/>
        </table:table-row>
        <table:table-row table:style-name="ro2">
          <table:table-cell table:style-name="ce3" table:formula="of:=[.A2574]+1" office:value-type="float" office:value="2574">
            <text:p>2574</text:p>
          </table:table-cell>
          <table:table-cell table:style-name="ce3" table:formula="of:=[orbits.$C$3]*[.A2575]" office:value-type="float" office:value="11151754.614">
            <text:p>11151754.614</text:p>
          </table:table-cell>
          <table:table-cell table:style-name="ce6" table:formula="of:=[.B2575]/[orbits.$D$3]" office:value-type="float" office:value="30532.467097887">
            <text:p>30532.47</text:p>
          </table:table-cell>
          <table:table-cell table:style-name="ce6" table:formula="of:=[.C2575]-ROUNDDOWN([.C2575])" office:value-type="float" office:value="0.467097887019918">
            <text:p>0.47</text:p>
          </table:table-cell>
          <table:table-cell table:formula="of:=IF([.D2575] &lt; [.$D$2])" office:value-type="boolean" office:boolean-value="false">
            <text:p>FALSE</text:p>
          </table:table-cell>
          <table:table-cell table:formula="of:=MOD([.C2575];64)" office:value-type="float" office:value="4.46709788701992">
            <text:p>4.47</text:p>
          </table:table-cell>
          <table:table-cell/>
        </table:table-row>
        <table:table-row table:style-name="ro2">
          <table:table-cell table:style-name="ce3" table:formula="of:=[.A2575]+1" office:value-type="float" office:value="2575">
            <text:p>2575</text:p>
          </table:table-cell>
          <table:table-cell table:style-name="ce3" table:formula="of:=[orbits.$C$3]*[.A2576]" office:value-type="float" office:value="11156087.075">
            <text:p>11156087.075</text:p>
          </table:table-cell>
          <table:table-cell table:style-name="ce6" table:formula="of:=[.B2576]/[orbits.$D$3]" office:value-type="float" office:value="30544.3289732164">
            <text:p>30544.33</text:p>
          </table:table-cell>
          <table:table-cell table:style-name="ce6" table:formula="of:=[.C2576]-ROUNDDOWN([.C2576])" office:value-type="float" office:value="0.328973216426675">
            <text:p>0.33</text:p>
          </table:table-cell>
          <table:table-cell table:formula="of:=IF([.D2576] &lt; [.$D$2])" office:value-type="boolean" office:boolean-value="false">
            <text:p>FALSE</text:p>
          </table:table-cell>
          <table:table-cell table:formula="of:=MOD([.C2576];64)" office:value-type="float" office:value="16.3289732164267">
            <text:p>16.33</text:p>
          </table:table-cell>
          <table:table-cell/>
        </table:table-row>
        <table:table-row table:style-name="ro2">
          <table:table-cell table:style-name="ce3" table:formula="of:=[.A2576]+1" office:value-type="float" office:value="2576">
            <text:p>2576</text:p>
          </table:table-cell>
          <table:table-cell table:style-name="ce3" table:formula="of:=[orbits.$C$3]*[.A2577]" office:value-type="float" office:value="11160419.536">
            <text:p>11160419.536</text:p>
          </table:table-cell>
          <table:table-cell table:style-name="ce6" table:formula="of:=[.B2577]/[orbits.$D$3]" office:value-type="float" office:value="30556.1908485458">
            <text:p>30556.19</text:p>
          </table:table-cell>
          <table:table-cell table:style-name="ce6" table:formula="of:=[.C2577]-ROUNDDOWN([.C2577])" office:value-type="float" office:value="0.190848545829795">
            <text:p>0.19</text:p>
          </table:table-cell>
          <table:table-cell table:formula="of:=IF([.D2577] &lt; [.$D$2])" office:value-type="boolean" office:boolean-value="false">
            <text:p>FALSE</text:p>
          </table:table-cell>
          <table:table-cell table:formula="of:=MOD([.C2577];64)" office:value-type="float" office:value="28.1908485458298">
            <text:p>28.19</text:p>
          </table:table-cell>
          <table:table-cell/>
        </table:table-row>
        <table:table-row table:style-name="ro2">
          <table:table-cell table:style-name="ce3" table:formula="of:=[.A2577]+1" office:value-type="float" office:value="2577">
            <text:p>2577</text:p>
          </table:table-cell>
          <table:table-cell table:style-name="ce3" table:formula="of:=[orbits.$C$3]*[.A2578]" office:value-type="float" office:value="11164751.997">
            <text:p>11164751.997</text:p>
          </table:table-cell>
          <table:table-cell table:style-name="ce6" table:formula="of:=[.B2578]/[orbits.$D$3]" office:value-type="float" office:value="30568.0527238752">
            <text:p>30568.05</text:p>
          </table:table-cell>
          <table:table-cell table:style-name="ce6" table:formula="of:=[.C2578]-ROUNDDOWN([.C2578])" office:value-type="float" office:value="0.052723875236552">
            <text:p>0.05</text:p>
          </table:table-cell>
          <table:table-cell table:formula="of:=IF([.D2578] &lt; [.$D$2])" office:value-type="boolean" office:boolean-value="true">
            <text:p>TRUE</text:p>
          </table:table-cell>
          <table:table-cell table:formula="of:=MOD([.C2578];64)" office:value-type="float" office:value="40.0527238752366">
            <text:p>40.05</text:p>
          </table:table-cell>
          <table:table-cell/>
        </table:table-row>
        <table:table-row table:style-name="ro2">
          <table:table-cell table:style-name="ce3" table:formula="of:=[.A2578]+1" office:value-type="float" office:value="2578">
            <text:p>2578</text:p>
          </table:table-cell>
          <table:table-cell table:style-name="ce3" table:formula="of:=[orbits.$C$3]*[.A2579]" office:value-type="float" office:value="11169084.458">
            <text:p>11169084.458</text:p>
          </table:table-cell>
          <table:table-cell table:style-name="ce6" table:formula="of:=[.B2579]/[orbits.$D$3]" office:value-type="float" office:value="30579.9145992046">
            <text:p>30579.91</text:p>
          </table:table-cell>
          <table:table-cell table:style-name="ce6" table:formula="of:=[.C2579]-ROUNDDOWN([.C2579])" office:value-type="float" office:value="0.914599204639671">
            <text:p>0.91</text:p>
          </table:table-cell>
          <table:table-cell table:formula="of:=IF([.D2579] &lt; [.$D$2])" office:value-type="boolean" office:boolean-value="false">
            <text:p>FALSE</text:p>
          </table:table-cell>
          <table:table-cell table:formula="of:=MOD([.C2579];64)" office:value-type="float" office:value="51.9145992046397">
            <text:p>51.91</text:p>
          </table:table-cell>
          <table:table-cell/>
        </table:table-row>
        <table:table-row table:style-name="ro2">
          <table:table-cell table:style-name="ce3" table:formula="of:=[.A2579]+1" office:value-type="float" office:value="2579">
            <text:p>2579</text:p>
          </table:table-cell>
          <table:table-cell table:style-name="ce3" table:formula="of:=[orbits.$C$3]*[.A2580]" office:value-type="float" office:value="11173416.919">
            <text:p>11173416.919</text:p>
          </table:table-cell>
          <table:table-cell table:style-name="ce6" table:formula="of:=[.B2580]/[orbits.$D$3]" office:value-type="float" office:value="30591.776474534">
            <text:p>30591.78</text:p>
          </table:table-cell>
          <table:table-cell table:style-name="ce6" table:formula="of:=[.C2580]-ROUNDDOWN([.C2580])" office:value-type="float" office:value="0.776474534042791">
            <text:p>0.78</text:p>
          </table:table-cell>
          <table:table-cell table:formula="of:=IF([.D2580] &lt; [.$D$2])" office:value-type="boolean" office:boolean-value="false">
            <text:p>FALSE</text:p>
          </table:table-cell>
          <table:table-cell table:formula="of:=MOD([.C2580];64)" office:value-type="float" office:value="63.7764745340428">
            <text:p>63.78</text:p>
          </table:table-cell>
          <table:table-cell/>
        </table:table-row>
        <table:table-row table:style-name="ro2">
          <table:table-cell table:style-name="ce3" table:formula="of:=[.A2580]+1" office:value-type="float" office:value="2580">
            <text:p>2580</text:p>
          </table:table-cell>
          <table:table-cell table:style-name="ce3" table:formula="of:=[orbits.$C$3]*[.A2581]" office:value-type="float" office:value="11177749.38">
            <text:p>11177749.38</text:p>
          </table:table-cell>
          <table:table-cell table:style-name="ce6" table:formula="of:=[.B2581]/[orbits.$D$3]" office:value-type="float" office:value="30603.6383498635">
            <text:p>30603.64</text:p>
          </table:table-cell>
          <table:table-cell table:style-name="ce6" table:formula="of:=[.C2581]-ROUNDDOWN([.C2581])" office:value-type="float" office:value="0.638349863449548">
            <text:p>0.64</text:p>
          </table:table-cell>
          <table:table-cell table:formula="of:=IF([.D2581] &lt; [.$D$2])" office:value-type="boolean" office:boolean-value="false">
            <text:p>FALSE</text:p>
          </table:table-cell>
          <table:table-cell table:formula="of:=MOD([.C2581];64)" office:value-type="float" office:value="11.6383498634495">
            <text:p>11.64</text:p>
          </table:table-cell>
          <table:table-cell/>
        </table:table-row>
        <table:table-row table:style-name="ro2">
          <table:table-cell table:style-name="ce3" table:formula="of:=[.A2581]+1" office:value-type="float" office:value="2581">
            <text:p>2581</text:p>
          </table:table-cell>
          <table:table-cell table:style-name="ce3" table:formula="of:=[orbits.$C$3]*[.A2582]" office:value-type="float" office:value="11182081.841">
            <text:p>11182081.841</text:p>
          </table:table-cell>
          <table:table-cell table:style-name="ce6" table:formula="of:=[.B2582]/[orbits.$D$3]" office:value-type="float" office:value="30615.5002251928">
            <text:p>30615.50</text:p>
          </table:table-cell>
          <table:table-cell table:style-name="ce6" table:formula="of:=[.C2582]-ROUNDDOWN([.C2582])" office:value-type="float" office:value="0.50022519284903">
            <text:p>0.50</text:p>
          </table:table-cell>
          <table:table-cell table:formula="of:=IF([.D2582] &lt; [.$D$2])" office:value-type="boolean" office:boolean-value="false">
            <text:p>FALSE</text:p>
          </table:table-cell>
          <table:table-cell table:formula="of:=MOD([.C2582];64)" office:value-type="float" office:value="23.500225192849">
            <text:p>23.50</text:p>
          </table:table-cell>
          <table:table-cell/>
        </table:table-row>
        <table:table-row table:style-name="ro2">
          <table:table-cell table:style-name="ce3" table:formula="of:=[.A2582]+1" office:value-type="float" office:value="2582">
            <text:p>2582</text:p>
          </table:table-cell>
          <table:table-cell table:style-name="ce3" table:formula="of:=[orbits.$C$3]*[.A2583]" office:value-type="float" office:value="11186414.302">
            <text:p>11186414.302</text:p>
          </table:table-cell>
          <table:table-cell table:style-name="ce6" table:formula="of:=[.B2583]/[orbits.$D$3]" office:value-type="float" office:value="30627.3621005223">
            <text:p>30627.36</text:p>
          </table:table-cell>
          <table:table-cell table:style-name="ce6" table:formula="of:=[.C2583]-ROUNDDOWN([.C2583])" office:value-type="float" office:value="0.362100522259425">
            <text:p>0.36</text:p>
          </table:table-cell>
          <table:table-cell table:formula="of:=IF([.D2583] &lt; [.$D$2])" office:value-type="boolean" office:boolean-value="false">
            <text:p>FALSE</text:p>
          </table:table-cell>
          <table:table-cell table:formula="of:=MOD([.C2583];64)" office:value-type="float" office:value="35.3621005222594">
            <text:p>35.36</text:p>
          </table:table-cell>
          <table:table-cell/>
        </table:table-row>
        <table:table-row table:style-name="ro2">
          <table:table-cell table:style-name="ce3" table:formula="of:=[.A2583]+1" office:value-type="float" office:value="2583">
            <text:p>2583</text:p>
          </table:table-cell>
          <table:table-cell table:style-name="ce3" table:formula="of:=[orbits.$C$3]*[.A2584]" office:value-type="float" office:value="11190746.763">
            <text:p>11190746.763</text:p>
          </table:table-cell>
          <table:table-cell table:style-name="ce6" table:formula="of:=[.B2584]/[orbits.$D$3]" office:value-type="float" office:value="30639.2239758517">
            <text:p>30639.22</text:p>
          </table:table-cell>
          <table:table-cell table:style-name="ce6" table:formula="of:=[.C2584]-ROUNDDOWN([.C2584])" office:value-type="float" office:value="0.223975851658906">
            <text:p>0.22</text:p>
          </table:table-cell>
          <table:table-cell table:formula="of:=IF([.D2584] &lt; [.$D$2])" office:value-type="boolean" office:boolean-value="false">
            <text:p>FALSE</text:p>
          </table:table-cell>
          <table:table-cell table:formula="of:=MOD([.C2584];64)" office:value-type="float" office:value="47.2239758516589">
            <text:p>47.22</text:p>
          </table:table-cell>
          <table:table-cell/>
        </table:table-row>
        <table:table-row table:style-name="ro2">
          <table:table-cell table:style-name="ce3" table:formula="of:=[.A2584]+1" office:value-type="float" office:value="2584">
            <text:p>2584</text:p>
          </table:table-cell>
          <table:table-cell table:style-name="ce3" table:formula="of:=[orbits.$C$3]*[.A2585]" office:value-type="float" office:value="11195079.224">
            <text:p>11195079.224</text:p>
          </table:table-cell>
          <table:table-cell table:style-name="ce6" table:formula="of:=[.B2585]/[orbits.$D$3]" office:value-type="float" office:value="30651.0858511811">
            <text:p>30651.09</text:p>
          </table:table-cell>
          <table:table-cell table:style-name="ce6" table:formula="of:=[.C2585]-ROUNDDOWN([.C2585])" office:value-type="float" office:value="0.0858511810693017">
            <text:p>0.09</text:p>
          </table:table-cell>
          <table:table-cell table:formula="of:=IF([.D2585] &lt; [.$D$2])" office:value-type="boolean" office:boolean-value="true">
            <text:p>TRUE</text:p>
          </table:table-cell>
          <table:table-cell table:formula="of:=MOD([.C2585];64)" office:value-type="float" office:value="59.0858511810693">
            <text:p>59.09</text:p>
          </table:table-cell>
          <table:table-cell/>
        </table:table-row>
        <table:table-row table:style-name="ro2">
          <table:table-cell table:style-name="ce3" table:formula="of:=[.A2585]+1" office:value-type="float" office:value="2585">
            <text:p>2585</text:p>
          </table:table-cell>
          <table:table-cell table:style-name="ce3" table:formula="of:=[orbits.$C$3]*[.A2586]" office:value-type="float" office:value="11199411.685">
            <text:p>11199411.685</text:p>
          </table:table-cell>
          <table:table-cell table:style-name="ce6" table:formula="of:=[.B2586]/[orbits.$D$3]" office:value-type="float" office:value="30662.9477265105">
            <text:p>30662.95</text:p>
          </table:table-cell>
          <table:table-cell table:style-name="ce6" table:formula="of:=[.C2586]-ROUNDDOWN([.C2586])" office:value-type="float" office:value="0.947726510468783">
            <text:p>0.95</text:p>
          </table:table-cell>
          <table:table-cell table:formula="of:=IF([.D2586] &lt; [.$D$2])" office:value-type="boolean" office:boolean-value="false">
            <text:p>FALSE</text:p>
          </table:table-cell>
          <table:table-cell table:formula="of:=MOD([.C2586];64)" office:value-type="float" office:value="6.94772651046878">
            <text:p>6.95</text:p>
          </table:table-cell>
          <table:table-cell/>
        </table:table-row>
        <table:table-row table:style-name="ro2">
          <table:table-cell table:style-name="ce3" table:formula="of:=[.A2586]+1" office:value-type="float" office:value="2586">
            <text:p>2586</text:p>
          </table:table-cell>
          <table:table-cell table:style-name="ce3" table:formula="of:=[orbits.$C$3]*[.A2587]" office:value-type="float" office:value="11203744.146">
            <text:p>11203744.146</text:p>
          </table:table-cell>
          <table:table-cell table:style-name="ce6" table:formula="of:=[.B2587]/[orbits.$D$3]" office:value-type="float" office:value="30674.8096018399">
            <text:p>30674.81</text:p>
          </table:table-cell>
          <table:table-cell table:style-name="ce6" table:formula="of:=[.C2587]-ROUNDDOWN([.C2587])" office:value-type="float" office:value="0.809601839871903">
            <text:p>0.81</text:p>
          </table:table-cell>
          <table:table-cell table:formula="of:=IF([.D2587] &lt; [.$D$2])" office:value-type="boolean" office:boolean-value="false">
            <text:p>FALSE</text:p>
          </table:table-cell>
          <table:table-cell table:formula="of:=MOD([.C2587];64)" office:value-type="float" office:value="18.8096018398719">
            <text:p>18.81</text:p>
          </table:table-cell>
          <table:table-cell/>
        </table:table-row>
        <table:table-row table:style-name="ro2">
          <table:table-cell table:style-name="ce3" table:formula="of:=[.A2587]+1" office:value-type="float" office:value="2587">
            <text:p>2587</text:p>
          </table:table-cell>
          <table:table-cell table:style-name="ce3" table:formula="of:=[orbits.$C$3]*[.A2588]" office:value-type="float" office:value="11208076.607">
            <text:p>11208076.607</text:p>
          </table:table-cell>
          <table:table-cell table:style-name="ce6" table:formula="of:=[.B2588]/[orbits.$D$3]" office:value-type="float" office:value="30686.6714771693">
            <text:p>30686.67</text:p>
          </table:table-cell>
          <table:table-cell table:style-name="ce6" table:formula="of:=[.C2588]-ROUNDDOWN([.C2588])" office:value-type="float" office:value="0.67147716927866">
            <text:p>0.67</text:p>
          </table:table-cell>
          <table:table-cell table:formula="of:=IF([.D2588] &lt; [.$D$2])" office:value-type="boolean" office:boolean-value="false">
            <text:p>FALSE</text:p>
          </table:table-cell>
          <table:table-cell table:formula="of:=MOD([.C2588];64)" office:value-type="float" office:value="30.6714771692787">
            <text:p>30.67</text:p>
          </table:table-cell>
          <table:table-cell/>
        </table:table-row>
        <table:table-row table:style-name="ro2">
          <table:table-cell table:style-name="ce3" table:formula="of:=[.A2588]+1" office:value-type="float" office:value="2588">
            <text:p>2588</text:p>
          </table:table-cell>
          <table:table-cell table:style-name="ce3" table:formula="of:=[orbits.$C$3]*[.A2589]" office:value-type="float" office:value="11212409.068">
            <text:p>11212409.068</text:p>
          </table:table-cell>
          <table:table-cell table:style-name="ce6" table:formula="of:=[.B2589]/[orbits.$D$3]" office:value-type="float" office:value="30698.5333524987">
            <text:p>30698.53</text:p>
          </table:table-cell>
          <table:table-cell table:style-name="ce6" table:formula="of:=[.C2589]-ROUNDDOWN([.C2589])" office:value-type="float" office:value="0.533352498681779">
            <text:p>0.53</text:p>
          </table:table-cell>
          <table:table-cell table:formula="of:=IF([.D2589] &lt; [.$D$2])" office:value-type="boolean" office:boolean-value="false">
            <text:p>FALSE</text:p>
          </table:table-cell>
          <table:table-cell table:formula="of:=MOD([.C2589];64)" office:value-type="float" office:value="42.5333524986818">
            <text:p>42.53</text:p>
          </table:table-cell>
          <table:table-cell/>
        </table:table-row>
        <table:table-row table:style-name="ro2">
          <table:table-cell table:style-name="ce3" table:formula="of:=[.A2589]+1" office:value-type="float" office:value="2589">
            <text:p>2589</text:p>
          </table:table-cell>
          <table:table-cell table:style-name="ce3" table:formula="of:=[orbits.$C$3]*[.A2590]" office:value-type="float" office:value="11216741.529">
            <text:p>11216741.529</text:p>
          </table:table-cell>
          <table:table-cell table:style-name="ce6" table:formula="of:=[.B2590]/[orbits.$D$3]" office:value-type="float" office:value="30710.3952278281">
            <text:p>30710.40</text:p>
          </table:table-cell>
          <table:table-cell table:style-name="ce6" table:formula="of:=[.C2590]-ROUNDDOWN([.C2590])" office:value-type="float" office:value="0.395227828088537">
            <text:p>0.40</text:p>
          </table:table-cell>
          <table:table-cell table:formula="of:=IF([.D2590] &lt; [.$D$2])" office:value-type="boolean" office:boolean-value="false">
            <text:p>FALSE</text:p>
          </table:table-cell>
          <table:table-cell table:formula="of:=MOD([.C2590];64)" office:value-type="float" office:value="54.3952278280885">
            <text:p>54.40</text:p>
          </table:table-cell>
          <table:table-cell/>
        </table:table-row>
        <table:table-row table:style-name="ro2">
          <table:table-cell table:style-name="ce3" table:formula="of:=[.A2590]+1" office:value-type="float" office:value="2590">
            <text:p>2590</text:p>
          </table:table-cell>
          <table:table-cell table:style-name="ce3" table:formula="of:=[orbits.$C$3]*[.A2591]" office:value-type="float" office:value="11221073.99">
            <text:p>11221073.99</text:p>
          </table:table-cell>
          <table:table-cell table:style-name="ce6" table:formula="of:=[.B2591]/[orbits.$D$3]" office:value-type="float" office:value="30722.2571031575">
            <text:p>30722.26</text:p>
          </table:table-cell>
          <table:table-cell table:style-name="ce6" table:formula="of:=[.C2591]-ROUNDDOWN([.C2591])" office:value-type="float" office:value="0.257103157491656">
            <text:p>0.26</text:p>
          </table:table-cell>
          <table:table-cell table:formula="of:=IF([.D2591] &lt; [.$D$2])" office:value-type="boolean" office:boolean-value="false">
            <text:p>FALSE</text:p>
          </table:table-cell>
          <table:table-cell table:formula="of:=MOD([.C2591];64)" office:value-type="float" office:value="2.25710315749166">
            <text:p>2.26</text:p>
          </table:table-cell>
          <table:table-cell/>
        </table:table-row>
        <table:table-row table:style-name="ro2">
          <table:table-cell table:style-name="ce3" table:formula="of:=[.A2591]+1" office:value-type="float" office:value="2591">
            <text:p>2591</text:p>
          </table:table-cell>
          <table:table-cell table:style-name="ce3" table:formula="of:=[orbits.$C$3]*[.A2592]" office:value-type="float" office:value="11225406.451">
            <text:p>11225406.451</text:p>
          </table:table-cell>
          <table:table-cell table:style-name="ce6" table:formula="of:=[.B2592]/[orbits.$D$3]" office:value-type="float" office:value="30734.1189784869">
            <text:p>30734.12</text:p>
          </table:table-cell>
          <table:table-cell table:style-name="ce6" table:formula="of:=[.C2592]-ROUNDDOWN([.C2592])" office:value-type="float" office:value="0.118978486898413">
            <text:p>0.12</text:p>
          </table:table-cell>
          <table:table-cell table:formula="of:=IF([.D2592] &lt; [.$D$2])" office:value-type="boolean" office:boolean-value="false">
            <text:p>FALSE</text:p>
          </table:table-cell>
          <table:table-cell table:formula="of:=MOD([.C2592];64)" office:value-type="float" office:value="14.1189784868984">
            <text:p>14.12</text:p>
          </table:table-cell>
          <table:table-cell/>
        </table:table-row>
        <table:table-row table:style-name="ro2">
          <table:table-cell table:style-name="ce3" table:formula="of:=[.A2592]+1" office:value-type="float" office:value="2592">
            <text:p>2592</text:p>
          </table:table-cell>
          <table:table-cell table:style-name="ce3" table:formula="of:=[orbits.$C$3]*[.A2593]" office:value-type="float" office:value="11229738.912">
            <text:p>11229738.912</text:p>
          </table:table-cell>
          <table:table-cell table:style-name="ce6" table:formula="of:=[.B2593]/[orbits.$D$3]" office:value-type="float" office:value="30745.9808538163">
            <text:p>30745.98</text:p>
          </table:table-cell>
          <table:table-cell table:style-name="ce6" table:formula="of:=[.C2593]-ROUNDDOWN([.C2593])" office:value-type="float" office:value="0.980853816301533">
            <text:p>0.98</text:p>
          </table:table-cell>
          <table:table-cell table:formula="of:=IF([.D2593] &lt; [.$D$2])" office:value-type="boolean" office:boolean-value="false">
            <text:p>FALSE</text:p>
          </table:table-cell>
          <table:table-cell table:formula="of:=MOD([.C2593];64)" office:value-type="float" office:value="25.9808538163015">
            <text:p>25.98</text:p>
          </table:table-cell>
          <table:table-cell/>
        </table:table-row>
        <table:table-row table:style-name="ro2">
          <table:table-cell table:style-name="ce3" table:formula="of:=[.A2593]+1" office:value-type="float" office:value="2593">
            <text:p>2593</text:p>
          </table:table-cell>
          <table:table-cell table:style-name="ce3" table:formula="of:=[orbits.$C$3]*[.A2594]" office:value-type="float" office:value="11234071.373">
            <text:p>11234071.373</text:p>
          </table:table-cell>
          <table:table-cell table:style-name="ce6" table:formula="of:=[.B2594]/[orbits.$D$3]" office:value-type="float" office:value="30757.8427291457">
            <text:p>30757.84</text:p>
          </table:table-cell>
          <table:table-cell table:style-name="ce6" table:formula="of:=[.C2594]-ROUNDDOWN([.C2594])" office:value-type="float" office:value="0.84272914570829">
            <text:p>0.84</text:p>
          </table:table-cell>
          <table:table-cell table:formula="of:=IF([.D2594] &lt; [.$D$2])" office:value-type="boolean" office:boolean-value="false">
            <text:p>FALSE</text:p>
          </table:table-cell>
          <table:table-cell table:formula="of:=MOD([.C2594];64)" office:value-type="float" office:value="37.8427291457083">
            <text:p>37.84</text:p>
          </table:table-cell>
          <table:table-cell/>
        </table:table-row>
        <table:table-row table:style-name="ro2">
          <table:table-cell table:style-name="ce3" table:formula="of:=[.A2594]+1" office:value-type="float" office:value="2594">
            <text:p>2594</text:p>
          </table:table-cell>
          <table:table-cell table:style-name="ce3" table:formula="of:=[orbits.$C$3]*[.A2595]" office:value-type="float" office:value="11238403.834">
            <text:p>11238403.834</text:p>
          </table:table-cell>
          <table:table-cell table:style-name="ce6" table:formula="of:=[.B2595]/[orbits.$D$3]" office:value-type="float" office:value="30769.7046044751">
            <text:p>30769.70</text:p>
          </table:table-cell>
          <table:table-cell table:style-name="ce6" table:formula="of:=[.C2595]-ROUNDDOWN([.C2595])" office:value-type="float" office:value="0.70460447511141">
            <text:p>0.70</text:p>
          </table:table-cell>
          <table:table-cell table:formula="of:=IF([.D2595] &lt; [.$D$2])" office:value-type="boolean" office:boolean-value="false">
            <text:p>FALSE</text:p>
          </table:table-cell>
          <table:table-cell table:formula="of:=MOD([.C2595];64)" office:value-type="float" office:value="49.7046044751114">
            <text:p>49.70</text:p>
          </table:table-cell>
          <table:table-cell/>
        </table:table-row>
        <table:table-row table:style-name="ro2">
          <table:table-cell table:style-name="ce3" table:formula="of:=[.A2595]+1" office:value-type="float" office:value="2595">
            <text:p>2595</text:p>
          </table:table-cell>
          <table:table-cell table:style-name="ce3" table:formula="of:=[orbits.$C$3]*[.A2596]" office:value-type="float" office:value="11242736.295">
            <text:p>11242736.295</text:p>
          </table:table-cell>
          <table:table-cell table:style-name="ce6" table:formula="of:=[.B2596]/[orbits.$D$3]" office:value-type="float" office:value="30781.5664798045">
            <text:p>30781.57</text:p>
          </table:table-cell>
          <table:table-cell table:style-name="ce6" table:formula="of:=[.C2596]-ROUNDDOWN([.C2596])" office:value-type="float" office:value="0.566479804510891">
            <text:p>0.57</text:p>
          </table:table-cell>
          <table:table-cell table:formula="of:=IF([.D2596] &lt; [.$D$2])" office:value-type="boolean" office:boolean-value="false">
            <text:p>FALSE</text:p>
          </table:table-cell>
          <table:table-cell table:formula="of:=MOD([.C2596];64)" office:value-type="float" office:value="61.5664798045109">
            <text:p>61.57</text:p>
          </table:table-cell>
          <table:table-cell/>
        </table:table-row>
        <table:table-row table:style-name="ro2">
          <table:table-cell table:style-name="ce3" table:formula="of:=[.A2596]+1" office:value-type="float" office:value="2596">
            <text:p>2596</text:p>
          </table:table-cell>
          <table:table-cell table:style-name="ce3" table:formula="of:=[orbits.$C$3]*[.A2597]" office:value-type="float" office:value="11247068.756">
            <text:p>11247068.756</text:p>
          </table:table-cell>
          <table:table-cell table:style-name="ce6" table:formula="of:=[.B2597]/[orbits.$D$3]" office:value-type="float" office:value="30793.4283551339">
            <text:p>30793.43</text:p>
          </table:table-cell>
          <table:table-cell table:style-name="ce6" table:formula="of:=[.C2597]-ROUNDDOWN([.C2597])" office:value-type="float" office:value="0.428355133921286">
            <text:p>0.43</text:p>
          </table:table-cell>
          <table:table-cell table:formula="of:=IF([.D2597] &lt; [.$D$2])" office:value-type="boolean" office:boolean-value="false">
            <text:p>FALSE</text:p>
          </table:table-cell>
          <table:table-cell table:formula="of:=MOD([.C2597];64)" office:value-type="float" office:value="9.42835513392129">
            <text:p>9.43</text:p>
          </table:table-cell>
          <table:table-cell/>
        </table:table-row>
        <table:table-row table:style-name="ro2">
          <table:table-cell table:style-name="ce3" table:formula="of:=[.A2597]+1" office:value-type="float" office:value="2597">
            <text:p>2597</text:p>
          </table:table-cell>
          <table:table-cell table:style-name="ce3" table:formula="of:=[orbits.$C$3]*[.A2598]" office:value-type="float" office:value="11251401.217">
            <text:p>11251401.217</text:p>
          </table:table-cell>
          <table:table-cell table:style-name="ce6" table:formula="of:=[.B2598]/[orbits.$D$3]" office:value-type="float" office:value="30805.2902304633">
            <text:p>30805.29</text:p>
          </table:table-cell>
          <table:table-cell table:style-name="ce6" table:formula="of:=[.C2598]-ROUNDDOWN([.C2598])" office:value-type="float" office:value="0.290230463320768">
            <text:p>0.29</text:p>
          </table:table-cell>
          <table:table-cell table:formula="of:=IF([.D2598] &lt; [.$D$2])" office:value-type="boolean" office:boolean-value="false">
            <text:p>FALSE</text:p>
          </table:table-cell>
          <table:table-cell table:formula="of:=MOD([.C2598];64)" office:value-type="float" office:value="21.2902304633208">
            <text:p>21.29</text:p>
          </table:table-cell>
          <table:table-cell/>
        </table:table-row>
        <table:table-row table:style-name="ro2">
          <table:table-cell table:style-name="ce3" table:formula="of:=[.A2598]+1" office:value-type="float" office:value="2598">
            <text:p>2598</text:p>
          </table:table-cell>
          <table:table-cell table:style-name="ce3" table:formula="of:=[orbits.$C$3]*[.A2599]" office:value-type="float" office:value="11255733.678">
            <text:p>11255733.678</text:p>
          </table:table-cell>
          <table:table-cell table:style-name="ce6" table:formula="of:=[.B2599]/[orbits.$D$3]" office:value-type="float" office:value="30817.1521057927">
            <text:p>30817.15</text:p>
          </table:table-cell>
          <table:table-cell table:style-name="ce6" table:formula="of:=[.C2599]-ROUNDDOWN([.C2599])" office:value-type="float" office:value="0.152105792731163">
            <text:p>0.15</text:p>
          </table:table-cell>
          <table:table-cell table:formula="of:=IF([.D2599] &lt; [.$D$2])" office:value-type="boolean" office:boolean-value="false">
            <text:p>FALSE</text:p>
          </table:table-cell>
          <table:table-cell table:formula="of:=MOD([.C2599];64)" office:value-type="float" office:value="33.1521057927312">
            <text:p>33.15</text:p>
          </table:table-cell>
          <table:table-cell/>
        </table:table-row>
        <table:table-row table:style-name="ro2">
          <table:table-cell table:style-name="ce3" table:formula="of:=[.A2599]+1" office:value-type="float" office:value="2599">
            <text:p>2599</text:p>
          </table:table-cell>
          <table:table-cell table:style-name="ce3" table:formula="of:=[orbits.$C$3]*[.A2600]" office:value-type="float" office:value="11260066.139">
            <text:p>11260066.139</text:p>
          </table:table-cell>
          <table:table-cell table:style-name="ce6" table:formula="of:=[.B2600]/[orbits.$D$3]" office:value-type="float" office:value="30829.0139811221">
            <text:p>30829.01</text:p>
          </table:table-cell>
          <table:table-cell table:style-name="ce6" table:formula="of:=[.C2600]-ROUNDDOWN([.C2600])" office:value-type="float" office:value="0.0139811221306445">
            <text:p>0.01</text:p>
          </table:table-cell>
          <table:table-cell table:formula="of:=IF([.D2600] &lt; [.$D$2])" office:value-type="boolean" office:boolean-value="true">
            <text:p>TRUE</text:p>
          </table:table-cell>
          <table:table-cell table:formula="of:=MOD([.C2600];64)" office:value-type="float" office:value="45.0139811221306">
            <text:p>45.01</text:p>
          </table:table-cell>
          <table:table-cell/>
        </table:table-row>
        <table:table-row table:style-name="ro2">
          <table:table-cell table:style-name="ce3" table:formula="of:=[.A2600]+1" office:value-type="float" office:value="2600">
            <text:p>2600</text:p>
          </table:table-cell>
          <table:table-cell table:style-name="ce3" table:formula="of:=[orbits.$C$3]*[.A2601]" office:value-type="float" office:value="11264398.6">
            <text:p>11264398.6</text:p>
          </table:table-cell>
          <table:table-cell table:style-name="ce6" table:formula="of:=[.B2601]/[orbits.$D$3]" office:value-type="float" office:value="30840.8758564515">
            <text:p>30840.88</text:p>
          </table:table-cell>
          <table:table-cell table:style-name="ce6" table:formula="of:=[.C2601]-ROUNDDOWN([.C2601])" office:value-type="float" office:value="0.875856451537402">
            <text:p>0.88</text:p>
          </table:table-cell>
          <table:table-cell table:formula="of:=IF([.D2601] &lt; [.$D$2])" office:value-type="boolean" office:boolean-value="false">
            <text:p>FALSE</text:p>
          </table:table-cell>
          <table:table-cell table:formula="of:=MOD([.C2601];64)" office:value-type="float" office:value="56.8758564515374">
            <text:p>56.88</text:p>
          </table:table-cell>
          <table:table-cell/>
        </table:table-row>
        <table:table-row table:style-name="ro2">
          <table:table-cell table:style-name="ce3" table:formula="of:=[.A2601]+1" office:value-type="float" office:value="2601">
            <text:p>2601</text:p>
          </table:table-cell>
          <table:table-cell table:style-name="ce3" table:formula="of:=[orbits.$C$3]*[.A2602]" office:value-type="float" office:value="11268731.061">
            <text:p>11268731.061</text:p>
          </table:table-cell>
          <table:table-cell table:style-name="ce6" table:formula="of:=[.B2602]/[orbits.$D$3]" office:value-type="float" office:value="30852.7377317809">
            <text:p>30852.74</text:p>
          </table:table-cell>
          <table:table-cell table:style-name="ce6" table:formula="of:=[.C2602]-ROUNDDOWN([.C2602])" office:value-type="float" office:value="0.737731780940521">
            <text:p>0.74</text:p>
          </table:table-cell>
          <table:table-cell table:formula="of:=IF([.D2602] &lt; [.$D$2])" office:value-type="boolean" office:boolean-value="false">
            <text:p>FALSE</text:p>
          </table:table-cell>
          <table:table-cell table:formula="of:=MOD([.C2602];64)" office:value-type="float" office:value="4.73773178094052">
            <text:p>4.74</text:p>
          </table:table-cell>
          <table:table-cell/>
        </table:table-row>
        <table:table-row table:style-name="ro2">
          <table:table-cell table:style-name="ce3" table:formula="of:=[.A2602]+1" office:value-type="float" office:value="2602">
            <text:p>2602</text:p>
          </table:table-cell>
          <table:table-cell table:style-name="ce3" table:formula="of:=[orbits.$C$3]*[.A2603]" office:value-type="float" office:value="11273063.522">
            <text:p>11273063.522</text:p>
          </table:table-cell>
          <table:table-cell table:style-name="ce6" table:formula="of:=[.B2603]/[orbits.$D$3]" office:value-type="float" office:value="30864.5996071103">
            <text:p>30864.60</text:p>
          </table:table-cell>
          <table:table-cell table:style-name="ce6" table:formula="of:=[.C2603]-ROUNDDOWN([.C2603])" office:value-type="float" office:value="0.599607110343641">
            <text:p>0.60</text:p>
          </table:table-cell>
          <table:table-cell table:formula="of:=IF([.D2603] &lt; [.$D$2])" office:value-type="boolean" office:boolean-value="false">
            <text:p>FALSE</text:p>
          </table:table-cell>
          <table:table-cell table:formula="of:=MOD([.C2603];64)" office:value-type="float" office:value="16.5996071103436">
            <text:p>16.60</text:p>
          </table:table-cell>
          <table:table-cell/>
        </table:table-row>
        <table:table-row table:style-name="ro2">
          <table:table-cell table:style-name="ce3" table:formula="of:=[.A2603]+1" office:value-type="float" office:value="2603">
            <text:p>2603</text:p>
          </table:table-cell>
          <table:table-cell table:style-name="ce3" table:formula="of:=[orbits.$C$3]*[.A2604]" office:value-type="float" office:value="11277395.983">
            <text:p>11277395.983</text:p>
          </table:table-cell>
          <table:table-cell table:style-name="ce6" table:formula="of:=[.B2604]/[orbits.$D$3]" office:value-type="float" office:value="30876.4614824398">
            <text:p>30876.46</text:p>
          </table:table-cell>
          <table:table-cell table:style-name="ce6" table:formula="of:=[.C2604]-ROUNDDOWN([.C2604])" office:value-type="float" office:value="0.461482439750398">
            <text:p>0.46</text:p>
          </table:table-cell>
          <table:table-cell table:formula="of:=IF([.D2604] &lt; [.$D$2])" office:value-type="boolean" office:boolean-value="false">
            <text:p>FALSE</text:p>
          </table:table-cell>
          <table:table-cell table:formula="of:=MOD([.C2604];64)" office:value-type="float" office:value="28.4614824397504">
            <text:p>28.46</text:p>
          </table:table-cell>
          <table:table-cell/>
        </table:table-row>
        <table:table-row table:style-name="ro2">
          <table:table-cell table:style-name="ce3" table:formula="of:=[.A2604]+1" office:value-type="float" office:value="2604">
            <text:p>2604</text:p>
          </table:table-cell>
          <table:table-cell table:style-name="ce3" table:formula="of:=[orbits.$C$3]*[.A2605]" office:value-type="float" office:value="11281728.444">
            <text:p>11281728.444</text:p>
          </table:table-cell>
          <table:table-cell table:style-name="ce6" table:formula="of:=[.B2605]/[orbits.$D$3]" office:value-type="float" office:value="30888.3233577692">
            <text:p>30888.32</text:p>
          </table:table-cell>
          <table:table-cell table:style-name="ce6" table:formula="of:=[.C2605]-ROUNDDOWN([.C2605])" office:value-type="float" office:value="0.323357769153517">
            <text:p>0.32</text:p>
          </table:table-cell>
          <table:table-cell table:formula="of:=IF([.D2605] &lt; [.$D$2])" office:value-type="boolean" office:boolean-value="false">
            <text:p>FALSE</text:p>
          </table:table-cell>
          <table:table-cell table:formula="of:=MOD([.C2605];64)" office:value-type="float" office:value="40.3233577691535">
            <text:p>40.32</text:p>
          </table:table-cell>
          <table:table-cell/>
        </table:table-row>
        <table:table-row table:style-name="ro2">
          <table:table-cell table:style-name="ce3" table:formula="of:=[.A2605]+1" office:value-type="float" office:value="2605">
            <text:p>2605</text:p>
          </table:table-cell>
          <table:table-cell table:style-name="ce3" table:formula="of:=[orbits.$C$3]*[.A2606]" office:value-type="float" office:value="11286060.905">
            <text:p>11286060.905</text:p>
          </table:table-cell>
          <table:table-cell table:style-name="ce6" table:formula="of:=[.B2606]/[orbits.$D$3]" office:value-type="float" office:value="30900.1852330986">
            <text:p>30900.19</text:p>
          </table:table-cell>
          <table:table-cell table:style-name="ce6" table:formula="of:=[.C2606]-ROUNDDOWN([.C2606])" office:value-type="float" office:value="0.185233098560275">
            <text:p>0.19</text:p>
          </table:table-cell>
          <table:table-cell table:formula="of:=IF([.D2606] &lt; [.$D$2])" office:value-type="boolean" office:boolean-value="false">
            <text:p>FALSE</text:p>
          </table:table-cell>
          <table:table-cell table:formula="of:=MOD([.C2606];64)" office:value-type="float" office:value="52.1852330985603">
            <text:p>52.19</text:p>
          </table:table-cell>
          <table:table-cell/>
        </table:table-row>
        <table:table-row table:style-name="ro2">
          <table:table-cell table:style-name="ce3" table:formula="of:=[.A2606]+1" office:value-type="float" office:value="2606">
            <text:p>2606</text:p>
          </table:table-cell>
          <table:table-cell table:style-name="ce3" table:formula="of:=[orbits.$C$3]*[.A2607]" office:value-type="float" office:value="11290393.366">
            <text:p>11290393.366</text:p>
          </table:table-cell>
          <table:table-cell table:style-name="ce6" table:formula="of:=[.B2607]/[orbits.$D$3]" office:value-type="float" office:value="30912.047108428">
            <text:p>30912.05</text:p>
          </table:table-cell>
          <table:table-cell table:style-name="ce6" table:formula="of:=[.C2607]-ROUNDDOWN([.C2607])" office:value-type="float" office:value="0.0471084279633942">
            <text:p>0.05</text:p>
          </table:table-cell>
          <table:table-cell table:formula="of:=IF([.D2607] &lt; [.$D$2])" office:value-type="boolean" office:boolean-value="true">
            <text:p>TRUE</text:p>
          </table:table-cell>
          <table:table-cell table:formula="of:=MOD([.C2607];64)" office:value-type="float" office:value="0.0471084279633942">
            <text:p>0.05</text:p>
          </table:table-cell>
          <table:table-cell/>
        </table:table-row>
        <table:table-row table:style-name="ro2">
          <table:table-cell table:style-name="ce3" table:formula="of:=[.A2607]+1" office:value-type="float" office:value="2607">
            <text:p>2607</text:p>
          </table:table-cell>
          <table:table-cell table:style-name="ce3" table:formula="of:=[orbits.$C$3]*[.A2608]" office:value-type="float" office:value="11294725.827">
            <text:p>11294725.827</text:p>
          </table:table-cell>
          <table:table-cell table:style-name="ce6" table:formula="of:=[.B2608]/[orbits.$D$3]" office:value-type="float" office:value="30923.9089837574">
            <text:p>30923.91</text:p>
          </table:table-cell>
          <table:table-cell table:style-name="ce6" table:formula="of:=[.C2608]-ROUNDDOWN([.C2608])" office:value-type="float" office:value="0.908983757370152">
            <text:p>0.91</text:p>
          </table:table-cell>
          <table:table-cell table:formula="of:=IF([.D2608] &lt; [.$D$2])" office:value-type="boolean" office:boolean-value="false">
            <text:p>FALSE</text:p>
          </table:table-cell>
          <table:table-cell table:formula="of:=MOD([.C2608];64)" office:value-type="float" office:value="11.9089837573702">
            <text:p>11.91</text:p>
          </table:table-cell>
          <table:table-cell/>
        </table:table-row>
        <table:table-row table:style-name="ro2">
          <table:table-cell table:style-name="ce3" table:formula="of:=[.A2608]+1" office:value-type="float" office:value="2608">
            <text:p>2608</text:p>
          </table:table-cell>
          <table:table-cell table:style-name="ce3" table:formula="of:=[orbits.$C$3]*[.A2609]" office:value-type="float" office:value="11299058.288">
            <text:p>11299058.288</text:p>
          </table:table-cell>
          <table:table-cell table:style-name="ce6" table:formula="of:=[.B2609]/[orbits.$D$3]" office:value-type="float" office:value="30935.7708590868">
            <text:p>30935.77</text:p>
          </table:table-cell>
          <table:table-cell table:style-name="ce6" table:formula="of:=[.C2609]-ROUNDDOWN([.C2609])" office:value-type="float" office:value="0.770859086773271">
            <text:p>0.77</text:p>
          </table:table-cell>
          <table:table-cell table:formula="of:=IF([.D2609] &lt; [.$D$2])" office:value-type="boolean" office:boolean-value="false">
            <text:p>FALSE</text:p>
          </table:table-cell>
          <table:table-cell table:formula="of:=MOD([.C2609];64)" office:value-type="float" office:value="23.7708590867733">
            <text:p>23.77</text:p>
          </table:table-cell>
          <table:table-cell/>
        </table:table-row>
        <table:table-row table:style-name="ro2">
          <table:table-cell table:style-name="ce3" table:formula="of:=[.A2609]+1" office:value-type="float" office:value="2609">
            <text:p>2609</text:p>
          </table:table-cell>
          <table:table-cell table:style-name="ce3" table:formula="of:=[orbits.$C$3]*[.A2610]" office:value-type="float" office:value="11303390.749">
            <text:p>11303390.749</text:p>
          </table:table-cell>
          <table:table-cell table:style-name="ce6" table:formula="of:=[.B2610]/[orbits.$D$3]" office:value-type="float" office:value="30947.6327344162">
            <text:p>30947.63</text:p>
          </table:table-cell>
          <table:table-cell table:style-name="ce6" table:formula="of:=[.C2610]-ROUNDDOWN([.C2610])" office:value-type="float" office:value="0.632734416172752">
            <text:p>0.63</text:p>
          </table:table-cell>
          <table:table-cell table:formula="of:=IF([.D2610] &lt; [.$D$2])" office:value-type="boolean" office:boolean-value="false">
            <text:p>FALSE</text:p>
          </table:table-cell>
          <table:table-cell table:formula="of:=MOD([.C2610];64)" office:value-type="float" office:value="35.6327344161728">
            <text:p>35.63</text:p>
          </table:table-cell>
          <table:table-cell/>
        </table:table-row>
        <table:table-row table:style-name="ro2">
          <table:table-cell table:style-name="ce3" table:formula="of:=[.A2610]+1" office:value-type="float" office:value="2610">
            <text:p>2610</text:p>
          </table:table-cell>
          <table:table-cell table:style-name="ce3" table:formula="of:=[orbits.$C$3]*[.A2611]" office:value-type="float" office:value="11307723.21">
            <text:p>11307723.21</text:p>
          </table:table-cell>
          <table:table-cell table:style-name="ce6" table:formula="of:=[.B2611]/[orbits.$D$3]" office:value-type="float" office:value="30959.4946097456">
            <text:p>30959.49</text:p>
          </table:table-cell>
          <table:table-cell table:style-name="ce6" table:formula="of:=[.C2611]-ROUNDDOWN([.C2611])" office:value-type="float" office:value="0.494609745583148">
            <text:p>0.49</text:p>
          </table:table-cell>
          <table:table-cell table:formula="of:=IF([.D2611] &lt; [.$D$2])" office:value-type="boolean" office:boolean-value="false">
            <text:p>FALSE</text:p>
          </table:table-cell>
          <table:table-cell table:formula="of:=MOD([.C2611];64)" office:value-type="float" office:value="47.4946097455832">
            <text:p>47.49</text:p>
          </table:table-cell>
          <table:table-cell/>
        </table:table-row>
        <table:table-row table:style-name="ro2">
          <table:table-cell table:style-name="ce3" table:formula="of:=[.A2611]+1" office:value-type="float" office:value="2611">
            <text:p>2611</text:p>
          </table:table-cell>
          <table:table-cell table:style-name="ce3" table:formula="of:=[orbits.$C$3]*[.A2612]" office:value-type="float" office:value="11312055.671">
            <text:p>11312055.671</text:p>
          </table:table-cell>
          <table:table-cell table:style-name="ce6" table:formula="of:=[.B2612]/[orbits.$D$3]" office:value-type="float" office:value="30971.356485075">
            <text:p>30971.36</text:p>
          </table:table-cell>
          <table:table-cell table:style-name="ce6" table:formula="of:=[.C2612]-ROUNDDOWN([.C2612])" office:value-type="float" office:value="0.356485074982629">
            <text:p>0.36</text:p>
          </table:table-cell>
          <table:table-cell table:formula="of:=IF([.D2612] &lt; [.$D$2])" office:value-type="boolean" office:boolean-value="false">
            <text:p>FALSE</text:p>
          </table:table-cell>
          <table:table-cell table:formula="of:=MOD([.C2612];64)" office:value-type="float" office:value="59.3564850749826">
            <text:p>59.36</text:p>
          </table:table-cell>
          <table:table-cell/>
        </table:table-row>
        <table:table-row table:style-name="ro2">
          <table:table-cell table:style-name="ce3" table:formula="of:=[.A2612]+1" office:value-type="float" office:value="2612">
            <text:p>2612</text:p>
          </table:table-cell>
          <table:table-cell table:style-name="ce3" table:formula="of:=[orbits.$C$3]*[.A2613]" office:value-type="float" office:value="11316388.132">
            <text:p>11316388.132</text:p>
          </table:table-cell>
          <table:table-cell table:style-name="ce6" table:formula="of:=[.B2613]/[orbits.$D$3]" office:value-type="float" office:value="30983.2183604044">
            <text:p>30983.22</text:p>
          </table:table-cell>
          <table:table-cell table:style-name="ce6" table:formula="of:=[.C2613]-ROUNDDOWN([.C2613])" office:value-type="float" office:value="0.218360404393024">
            <text:p>0.22</text:p>
          </table:table-cell>
          <table:table-cell table:formula="of:=IF([.D2613] &lt; [.$D$2])" office:value-type="boolean" office:boolean-value="false">
            <text:p>FALSE</text:p>
          </table:table-cell>
          <table:table-cell table:formula="of:=MOD([.C2613];64)" office:value-type="float" office:value="7.21836040439302">
            <text:p>7.22</text:p>
          </table:table-cell>
          <table:table-cell/>
        </table:table-row>
        <table:table-row table:style-name="ro2">
          <table:table-cell table:style-name="ce3" table:formula="of:=[.A2613]+1" office:value-type="float" office:value="2613">
            <text:p>2613</text:p>
          </table:table-cell>
          <table:table-cell table:style-name="ce3" table:formula="of:=[orbits.$C$3]*[.A2614]" office:value-type="float" office:value="11320720.593">
            <text:p>11320720.593</text:p>
          </table:table-cell>
          <table:table-cell table:style-name="ce6" table:formula="of:=[.B2614]/[orbits.$D$3]" office:value-type="float" office:value="30995.0802357338">
            <text:p>30995.08</text:p>
          </table:table-cell>
          <table:table-cell table:style-name="ce6" table:formula="of:=[.C2614]-ROUNDDOWN([.C2614])" office:value-type="float" office:value="0.0802357337925059">
            <text:p>0.08</text:p>
          </table:table-cell>
          <table:table-cell table:formula="of:=IF([.D2614] &lt; [.$D$2])" office:value-type="boolean" office:boolean-value="true">
            <text:p>TRUE</text:p>
          </table:table-cell>
          <table:table-cell table:formula="of:=MOD([.C2614];64)" office:value-type="float" office:value="19.0802357337925">
            <text:p>19.08</text:p>
          </table:table-cell>
          <table:table-cell/>
        </table:table-row>
        <table:table-row table:style-name="ro2">
          <table:table-cell table:style-name="ce3" table:formula="of:=[.A2614]+1" office:value-type="float" office:value="2614">
            <text:p>2614</text:p>
          </table:table-cell>
          <table:table-cell table:style-name="ce3" table:formula="of:=[orbits.$C$3]*[.A2615]" office:value-type="float" office:value="11325053.054">
            <text:p>11325053.054</text:p>
          </table:table-cell>
          <table:table-cell table:style-name="ce6" table:formula="of:=[.B2615]/[orbits.$D$3]" office:value-type="float" office:value="31006.9421110632">
            <text:p>31006.94</text:p>
          </table:table-cell>
          <table:table-cell table:style-name="ce6" table:formula="of:=[.C2615]-ROUNDDOWN([.C2615])" office:value-type="float" office:value="0.942111063199263">
            <text:p>0.94</text:p>
          </table:table-cell>
          <table:table-cell table:formula="of:=IF([.D2615] &lt; [.$D$2])" office:value-type="boolean" office:boolean-value="false">
            <text:p>FALSE</text:p>
          </table:table-cell>
          <table:table-cell table:formula="of:=MOD([.C2615];64)" office:value-type="float" office:value="30.9421110631993">
            <text:p>30.94</text:p>
          </table:table-cell>
          <table:table-cell/>
        </table:table-row>
        <table:table-row table:style-name="ro2">
          <table:table-cell table:style-name="ce3" table:formula="of:=[.A2615]+1" office:value-type="float" office:value="2615">
            <text:p>2615</text:p>
          </table:table-cell>
          <table:table-cell table:style-name="ce3" table:formula="of:=[orbits.$C$3]*[.A2616]" office:value-type="float" office:value="11329385.515">
            <text:p>11329385.515</text:p>
          </table:table-cell>
          <table:table-cell table:style-name="ce6" table:formula="of:=[.B2616]/[orbits.$D$3]" office:value-type="float" office:value="31018.8039863926">
            <text:p>31018.80</text:p>
          </table:table-cell>
          <table:table-cell table:style-name="ce6" table:formula="of:=[.C2616]-ROUNDDOWN([.C2616])" office:value-type="float" office:value="0.803986392602383">
            <text:p>0.80</text:p>
          </table:table-cell>
          <table:table-cell table:formula="of:=IF([.D2616] &lt; [.$D$2])" office:value-type="boolean" office:boolean-value="false">
            <text:p>FALSE</text:p>
          </table:table-cell>
          <table:table-cell table:formula="of:=MOD([.C2616];64)" office:value-type="float" office:value="42.8039863926024">
            <text:p>42.80</text:p>
          </table:table-cell>
          <table:table-cell/>
        </table:table-row>
        <table:table-row table:style-name="ro2">
          <table:table-cell table:style-name="ce3" table:formula="of:=[.A2616]+1" office:value-type="float" office:value="2616">
            <text:p>2616</text:p>
          </table:table-cell>
          <table:table-cell table:style-name="ce3" table:formula="of:=[orbits.$C$3]*[.A2617]" office:value-type="float" office:value="11333717.976">
            <text:p>11333717.976</text:p>
          </table:table-cell>
          <table:table-cell table:style-name="ce6" table:formula="of:=[.B2617]/[orbits.$D$3]" office:value-type="float" office:value="31030.665861722">
            <text:p>31030.67</text:p>
          </table:table-cell>
          <table:table-cell table:style-name="ce6" table:formula="of:=[.C2617]-ROUNDDOWN([.C2617])" office:value-type="float" office:value="0.665861722005502">
            <text:p>0.67</text:p>
          </table:table-cell>
          <table:table-cell table:formula="of:=IF([.D2617] &lt; [.$D$2])" office:value-type="boolean" office:boolean-value="false">
            <text:p>FALSE</text:p>
          </table:table-cell>
          <table:table-cell table:formula="of:=MOD([.C2617];64)" office:value-type="float" office:value="54.6658617220055">
            <text:p>54.67</text:p>
          </table:table-cell>
          <table:table-cell/>
        </table:table-row>
        <table:table-row table:style-name="ro2">
          <table:table-cell table:style-name="ce3" table:formula="of:=[.A2617]+1" office:value-type="float" office:value="2617">
            <text:p>2617</text:p>
          </table:table-cell>
          <table:table-cell table:style-name="ce3" table:formula="of:=[orbits.$C$3]*[.A2618]" office:value-type="float" office:value="11338050.437">
            <text:p>11338050.437</text:p>
          </table:table-cell>
          <table:table-cell table:style-name="ce6" table:formula="of:=[.B2618]/[orbits.$D$3]" office:value-type="float" office:value="31042.5277370514">
            <text:p>31042.53</text:p>
          </table:table-cell>
          <table:table-cell table:style-name="ce6" table:formula="of:=[.C2618]-ROUNDDOWN([.C2618])" office:value-type="float" office:value="0.527737051412259">
            <text:p>0.53</text:p>
          </table:table-cell>
          <table:table-cell table:formula="of:=IF([.D2618] &lt; [.$D$2])" office:value-type="boolean" office:boolean-value="false">
            <text:p>FALSE</text:p>
          </table:table-cell>
          <table:table-cell table:formula="of:=MOD([.C2618];64)" office:value-type="float" office:value="2.52773705141226">
            <text:p>2.53</text:p>
          </table:table-cell>
          <table:table-cell/>
        </table:table-row>
        <table:table-row table:style-name="ro2">
          <table:table-cell table:style-name="ce3" table:formula="of:=[.A2618]+1" office:value-type="float" office:value="2618">
            <text:p>2618</text:p>
          </table:table-cell>
          <table:table-cell table:style-name="ce3" table:formula="of:=[orbits.$C$3]*[.A2619]" office:value-type="float" office:value="11342382.898">
            <text:p>11342382.898</text:p>
          </table:table-cell>
          <table:table-cell table:style-name="ce6" table:formula="of:=[.B2619]/[orbits.$D$3]" office:value-type="float" office:value="31054.3896123808">
            <text:p>31054.39</text:p>
          </table:table-cell>
          <table:table-cell table:style-name="ce6" table:formula="of:=[.C2619]-ROUNDDOWN([.C2619])" office:value-type="float" office:value="0.389612380815379">
            <text:p>0.39</text:p>
          </table:table-cell>
          <table:table-cell table:formula="of:=IF([.D2619] &lt; [.$D$2])" office:value-type="boolean" office:boolean-value="false">
            <text:p>FALSE</text:p>
          </table:table-cell>
          <table:table-cell table:formula="of:=MOD([.C2619];64)" office:value-type="float" office:value="14.3896123808154">
            <text:p>14.39</text:p>
          </table:table-cell>
          <table:table-cell/>
        </table:table-row>
        <table:table-row table:style-name="ro2">
          <table:table-cell table:style-name="ce3" table:formula="of:=[.A2619]+1" office:value-type="float" office:value="2619">
            <text:p>2619</text:p>
          </table:table-cell>
          <table:table-cell table:style-name="ce3" table:formula="of:=[orbits.$C$3]*[.A2620]" office:value-type="float" office:value="11346715.359">
            <text:p>11346715.359</text:p>
          </table:table-cell>
          <table:table-cell table:style-name="ce6" table:formula="of:=[.B2620]/[orbits.$D$3]" office:value-type="float" office:value="31066.2514877102">
            <text:p>31066.25</text:p>
          </table:table-cell>
          <table:table-cell table:style-name="ce6" table:formula="of:=[.C2620]-ROUNDDOWN([.C2620])" office:value-type="float" office:value="0.251487710222136">
            <text:p>0.25</text:p>
          </table:table-cell>
          <table:table-cell table:formula="of:=IF([.D2620] &lt; [.$D$2])" office:value-type="boolean" office:boolean-value="false">
            <text:p>FALSE</text:p>
          </table:table-cell>
          <table:table-cell table:formula="of:=MOD([.C2620];64)" office:value-type="float" office:value="26.2514877102221">
            <text:p>26.25</text:p>
          </table:table-cell>
          <table:table-cell/>
        </table:table-row>
        <table:table-row table:style-name="ro2">
          <table:table-cell table:style-name="ce3" table:formula="of:=[.A2620]+1" office:value-type="float" office:value="2620">
            <text:p>2620</text:p>
          </table:table-cell>
          <table:table-cell table:style-name="ce3" table:formula="of:=[orbits.$C$3]*[.A2621]" office:value-type="float" office:value="11351047.82">
            <text:p>11351047.82</text:p>
          </table:table-cell>
          <table:table-cell table:style-name="ce6" table:formula="of:=[.B2621]/[orbits.$D$3]" office:value-type="float" office:value="31078.1133630396">
            <text:p>31078.11</text:p>
          </table:table-cell>
          <table:table-cell table:style-name="ce6" table:formula="of:=[.C2621]-ROUNDDOWN([.C2621])" office:value-type="float" office:value="0.113363039625256">
            <text:p>0.11</text:p>
          </table:table-cell>
          <table:table-cell table:formula="of:=IF([.D2621] &lt; [.$D$2])" office:value-type="boolean" office:boolean-value="false">
            <text:p>FALSE</text:p>
          </table:table-cell>
          <table:table-cell table:formula="of:=MOD([.C2621];64)" office:value-type="float" office:value="38.1133630396253">
            <text:p>38.11</text:p>
          </table:table-cell>
          <table:table-cell/>
        </table:table-row>
        <table:table-row table:style-name="ro2">
          <table:table-cell table:style-name="ce3" table:formula="of:=[.A2621]+1" office:value-type="float" office:value="2621">
            <text:p>2621</text:p>
          </table:table-cell>
          <table:table-cell table:style-name="ce3" table:formula="of:=[orbits.$C$3]*[.A2622]" office:value-type="float" office:value="11355380.281">
            <text:p>11355380.281</text:p>
          </table:table-cell>
          <table:table-cell table:style-name="ce6" table:formula="of:=[.B2622]/[orbits.$D$3]" office:value-type="float" office:value="31089.975238369">
            <text:p>31089.98</text:p>
          </table:table-cell>
          <table:table-cell table:style-name="ce6" table:formula="of:=[.C2622]-ROUNDDOWN([.C2622])" office:value-type="float" office:value="0.975238369032013">
            <text:p>0.98</text:p>
          </table:table-cell>
          <table:table-cell table:formula="of:=IF([.D2622] &lt; [.$D$2])" office:value-type="boolean" office:boolean-value="false">
            <text:p>FALSE</text:p>
          </table:table-cell>
          <table:table-cell table:formula="of:=MOD([.C2622];64)" office:value-type="float" office:value="49.975238369032">
            <text:p>49.98</text:p>
          </table:table-cell>
          <table:table-cell/>
        </table:table-row>
        <table:table-row table:style-name="ro2">
          <table:table-cell table:style-name="ce3" table:formula="of:=[.A2622]+1" office:value-type="float" office:value="2622">
            <text:p>2622</text:p>
          </table:table-cell>
          <table:table-cell table:style-name="ce3" table:formula="of:=[orbits.$C$3]*[.A2623]" office:value-type="float" office:value="11359712.742">
            <text:p>11359712.742</text:p>
          </table:table-cell>
          <table:table-cell table:style-name="ce6" table:formula="of:=[.B2623]/[orbits.$D$3]" office:value-type="float" office:value="31101.8371136984">
            <text:p>31101.84</text:p>
          </table:table-cell>
          <table:table-cell table:style-name="ce6" table:formula="of:=[.C2623]-ROUNDDOWN([.C2623])" office:value-type="float" office:value="0.837113698435132">
            <text:p>0.84</text:p>
          </table:table-cell>
          <table:table-cell table:formula="of:=IF([.D2623] &lt; [.$D$2])" office:value-type="boolean" office:boolean-value="false">
            <text:p>FALSE</text:p>
          </table:table-cell>
          <table:table-cell table:formula="of:=MOD([.C2623];64)" office:value-type="float" office:value="61.8371136984351">
            <text:p>61.84</text:p>
          </table:table-cell>
          <table:table-cell/>
        </table:table-row>
        <table:table-row table:style-name="ro2">
          <table:table-cell table:style-name="ce3" table:formula="of:=[.A2623]+1" office:value-type="float" office:value="2623">
            <text:p>2623</text:p>
          </table:table-cell>
          <table:table-cell table:style-name="ce3" table:formula="of:=[orbits.$C$3]*[.A2624]" office:value-type="float" office:value="11364045.203">
            <text:p>11364045.203</text:p>
          </table:table-cell>
          <table:table-cell table:style-name="ce6" table:formula="of:=[.B2624]/[orbits.$D$3]" office:value-type="float" office:value="31113.6989890278">
            <text:p>31113.70</text:p>
          </table:table-cell>
          <table:table-cell table:style-name="ce6" table:formula="of:=[.C2624]-ROUNDDOWN([.C2624])" office:value-type="float" office:value="0.698989027834614">
            <text:p>0.70</text:p>
          </table:table-cell>
          <table:table-cell table:formula="of:=IF([.D2624] &lt; [.$D$2])" office:value-type="boolean" office:boolean-value="false">
            <text:p>FALSE</text:p>
          </table:table-cell>
          <table:table-cell table:formula="of:=MOD([.C2624];64)" office:value-type="float" office:value="9.69898902783461">
            <text:p>9.70</text:p>
          </table:table-cell>
          <table:table-cell/>
        </table:table-row>
        <table:table-row table:style-name="ro2">
          <table:table-cell table:style-name="ce3" table:formula="of:=[.A2624]+1" office:value-type="float" office:value="2624">
            <text:p>2624</text:p>
          </table:table-cell>
          <table:table-cell table:style-name="ce3" table:formula="of:=[orbits.$C$3]*[.A2625]" office:value-type="float" office:value="11368377.664">
            <text:p>11368377.664</text:p>
          </table:table-cell>
          <table:table-cell table:style-name="ce6" table:formula="of:=[.B2625]/[orbits.$D$3]" office:value-type="float" office:value="31125.5608643572">
            <text:p>31125.56</text:p>
          </table:table-cell>
          <table:table-cell table:style-name="ce6" table:formula="of:=[.C2625]-ROUNDDOWN([.C2625])" office:value-type="float" office:value="0.560864357245009">
            <text:p>0.56</text:p>
          </table:table-cell>
          <table:table-cell table:formula="of:=IF([.D2625] &lt; [.$D$2])" office:value-type="boolean" office:boolean-value="false">
            <text:p>FALSE</text:p>
          </table:table-cell>
          <table:table-cell table:formula="of:=MOD([.C2625];64)" office:value-type="float" office:value="21.560864357245">
            <text:p>21.56</text:p>
          </table:table-cell>
          <table:table-cell/>
        </table:table-row>
        <table:table-row table:style-name="ro2">
          <table:table-cell table:style-name="ce3" table:formula="of:=[.A2625]+1" office:value-type="float" office:value="2625">
            <text:p>2625</text:p>
          </table:table-cell>
          <table:table-cell table:style-name="ce3" table:formula="of:=[orbits.$C$3]*[.A2626]" office:value-type="float" office:value="11372710.125">
            <text:p>11372710.125</text:p>
          </table:table-cell>
          <table:table-cell table:style-name="ce6" table:formula="of:=[.B2626]/[orbits.$D$3]" office:value-type="float" office:value="31137.4227396866">
            <text:p>31137.42</text:p>
          </table:table-cell>
          <table:table-cell table:style-name="ce6" table:formula="of:=[.C2626]-ROUNDDOWN([.C2626])" office:value-type="float" office:value="0.422739686644491">
            <text:p>0.42</text:p>
          </table:table-cell>
          <table:table-cell table:formula="of:=IF([.D2626] &lt; [.$D$2])" office:value-type="boolean" office:boolean-value="false">
            <text:p>FALSE</text:p>
          </table:table-cell>
          <table:table-cell table:formula="of:=MOD([.C2626];64)" office:value-type="float" office:value="33.4227396866445">
            <text:p>33.42</text:p>
          </table:table-cell>
          <table:table-cell/>
        </table:table-row>
        <table:table-row table:style-name="ro2">
          <table:table-cell table:style-name="ce3" table:formula="of:=[.A2626]+1" office:value-type="float" office:value="2626">
            <text:p>2626</text:p>
          </table:table-cell>
          <table:table-cell table:style-name="ce3" table:formula="of:=[orbits.$C$3]*[.A2627]" office:value-type="float" office:value="11377042.586">
            <text:p>11377042.586</text:p>
          </table:table-cell>
          <table:table-cell table:style-name="ce6" table:formula="of:=[.B2627]/[orbits.$D$3]" office:value-type="float" office:value="31149.2846150161">
            <text:p>31149.28</text:p>
          </table:table-cell>
          <table:table-cell table:style-name="ce6" table:formula="of:=[.C2627]-ROUNDDOWN([.C2627])" office:value-type="float" office:value="0.284615016054886">
            <text:p>0.28</text:p>
          </table:table-cell>
          <table:table-cell table:formula="of:=IF([.D2627] &lt; [.$D$2])" office:value-type="boolean" office:boolean-value="false">
            <text:p>FALSE</text:p>
          </table:table-cell>
          <table:table-cell table:formula="of:=MOD([.C2627];64)" office:value-type="float" office:value="45.2846150160549">
            <text:p>45.28</text:p>
          </table:table-cell>
          <table:table-cell/>
        </table:table-row>
        <table:table-row table:style-name="ro2">
          <table:table-cell table:style-name="ce3" table:formula="of:=[.A2627]+1" office:value-type="float" office:value="2627">
            <text:p>2627</text:p>
          </table:table-cell>
          <table:table-cell table:style-name="ce3" table:formula="of:=[orbits.$C$3]*[.A2628]" office:value-type="float" office:value="11381375.047">
            <text:p>11381375.047</text:p>
          </table:table-cell>
          <table:table-cell table:style-name="ce6" table:formula="of:=[.B2628]/[orbits.$D$3]" office:value-type="float" office:value="31161.1464903455">
            <text:p>31161.15</text:p>
          </table:table-cell>
          <table:table-cell table:style-name="ce6" table:formula="of:=[.C2628]-ROUNDDOWN([.C2628])" office:value-type="float" office:value="0.146490345454367">
            <text:p>0.15</text:p>
          </table:table-cell>
          <table:table-cell table:formula="of:=IF([.D2628] &lt; [.$D$2])" office:value-type="boolean" office:boolean-value="false">
            <text:p>FALSE</text:p>
          </table:table-cell>
          <table:table-cell table:formula="of:=MOD([.C2628];64)" office:value-type="float" office:value="57.1464903454544">
            <text:p>57.15</text:p>
          </table:table-cell>
          <table:table-cell/>
        </table:table-row>
        <table:table-row table:style-name="ro2">
          <table:table-cell table:style-name="ce3" table:formula="of:=[.A2628]+1" office:value-type="float" office:value="2628">
            <text:p>2628</text:p>
          </table:table-cell>
          <table:table-cell table:style-name="ce3" table:formula="of:=[orbits.$C$3]*[.A2629]" office:value-type="float" office:value="11385707.508">
            <text:p>11385707.508</text:p>
          </table:table-cell>
          <table:table-cell table:style-name="ce6" table:formula="of:=[.B2629]/[orbits.$D$3]" office:value-type="float" office:value="31173.0083656749">
            <text:p>31173.01</text:p>
          </table:table-cell>
          <table:table-cell table:style-name="ce6" table:formula="of:=[.C2629]-ROUNDDOWN([.C2629])" office:value-type="float" office:value="0.00836567486112472">
            <text:p>0.01</text:p>
          </table:table-cell>
          <table:table-cell table:formula="of:=IF([.D2629] &lt; [.$D$2])" office:value-type="boolean" office:boolean-value="true">
            <text:p>TRUE</text:p>
          </table:table-cell>
          <table:table-cell table:formula="of:=MOD([.C2629];64)" office:value-type="float" office:value="5.00836567486113">
            <text:p>5.01</text:p>
          </table:table-cell>
          <table:table-cell/>
        </table:table-row>
        <table:table-row table:style-name="ro2">
          <table:table-cell table:style-name="ce3" table:formula="of:=[.A2629]+1" office:value-type="float" office:value="2629">
            <text:p>2629</text:p>
          </table:table-cell>
          <table:table-cell table:style-name="ce3" table:formula="of:=[orbits.$C$3]*[.A2630]" office:value-type="float" office:value="11390039.969">
            <text:p>11390039.969</text:p>
          </table:table-cell>
          <table:table-cell table:style-name="ce6" table:formula="of:=[.B2630]/[orbits.$D$3]" office:value-type="float" office:value="31184.8702410043">
            <text:p>31184.87</text:p>
          </table:table-cell>
          <table:table-cell table:style-name="ce6" table:formula="of:=[.C2630]-ROUNDDOWN([.C2630])" office:value-type="float" office:value="0.870241004264244">
            <text:p>0.87</text:p>
          </table:table-cell>
          <table:table-cell table:formula="of:=IF([.D2630] &lt; [.$D$2])" office:value-type="boolean" office:boolean-value="false">
            <text:p>FALSE</text:p>
          </table:table-cell>
          <table:table-cell table:formula="of:=MOD([.C2630];64)" office:value-type="float" office:value="16.8702410042642">
            <text:p>16.87</text:p>
          </table:table-cell>
          <table:table-cell/>
        </table:table-row>
        <table:table-row table:style-name="ro2">
          <table:table-cell table:style-name="ce3" table:formula="of:=[.A2630]+1" office:value-type="float" office:value="2630">
            <text:p>2630</text:p>
          </table:table-cell>
          <table:table-cell table:style-name="ce3" table:formula="of:=[orbits.$C$3]*[.A2631]" office:value-type="float" office:value="11394372.43">
            <text:p>11394372.43</text:p>
          </table:table-cell>
          <table:table-cell table:style-name="ce6" table:formula="of:=[.B2631]/[orbits.$D$3]" office:value-type="float" office:value="31196.7321163337">
            <text:p>31196.73</text:p>
          </table:table-cell>
          <table:table-cell table:style-name="ce6" table:formula="of:=[.C2631]-ROUNDDOWN([.C2631])" office:value-type="float" office:value="0.732116333667364">
            <text:p>0.73</text:p>
          </table:table-cell>
          <table:table-cell table:formula="of:=IF([.D2631] &lt; [.$D$2])" office:value-type="boolean" office:boolean-value="false">
            <text:p>FALSE</text:p>
          </table:table-cell>
          <table:table-cell table:formula="of:=MOD([.C2631];64)" office:value-type="float" office:value="28.7321163336674">
            <text:p>28.73</text:p>
          </table:table-cell>
          <table:table-cell/>
        </table:table-row>
        <table:table-row table:style-name="ro2">
          <table:table-cell table:style-name="ce3" table:formula="of:=[.A2631]+1" office:value-type="float" office:value="2631">
            <text:p>2631</text:p>
          </table:table-cell>
          <table:table-cell table:style-name="ce3" table:formula="of:=[orbits.$C$3]*[.A2632]" office:value-type="float" office:value="11398704.891">
            <text:p>11398704.891</text:p>
          </table:table-cell>
          <table:table-cell table:style-name="ce6" table:formula="of:=[.B2632]/[orbits.$D$3]" office:value-type="float" office:value="31208.5939916631">
            <text:p>31208.59</text:p>
          </table:table-cell>
          <table:table-cell table:style-name="ce6" table:formula="of:=[.C2632]-ROUNDDOWN([.C2632])" office:value-type="float" office:value="0.593991663074121">
            <text:p>0.59</text:p>
          </table:table-cell>
          <table:table-cell table:formula="of:=IF([.D2632] &lt; [.$D$2])" office:value-type="boolean" office:boolean-value="false">
            <text:p>FALSE</text:p>
          </table:table-cell>
          <table:table-cell table:formula="of:=MOD([.C2632];64)" office:value-type="float" office:value="40.5939916630741">
            <text:p>40.59</text:p>
          </table:table-cell>
          <table:table-cell/>
        </table:table-row>
        <table:table-row table:style-name="ro2">
          <table:table-cell table:style-name="ce3" table:formula="of:=[.A2632]+1" office:value-type="float" office:value="2632">
            <text:p>2632</text:p>
          </table:table-cell>
          <table:table-cell table:style-name="ce3" table:formula="of:=[orbits.$C$3]*[.A2633]" office:value-type="float" office:value="11403037.352">
            <text:p>11403037.352</text:p>
          </table:table-cell>
          <table:table-cell table:style-name="ce6" table:formula="of:=[.B2633]/[orbits.$D$3]" office:value-type="float" office:value="31220.4558669925">
            <text:p>31220.46</text:p>
          </table:table-cell>
          <table:table-cell table:style-name="ce6" table:formula="of:=[.C2633]-ROUNDDOWN([.C2633])" office:value-type="float" office:value="0.45586699247724">
            <text:p>0.46</text:p>
          </table:table-cell>
          <table:table-cell table:formula="of:=IF([.D2633] &lt; [.$D$2])" office:value-type="boolean" office:boolean-value="false">
            <text:p>FALSE</text:p>
          </table:table-cell>
          <table:table-cell table:formula="of:=MOD([.C2633];64)" office:value-type="float" office:value="52.4558669924772">
            <text:p>52.46</text:p>
          </table:table-cell>
          <table:table-cell/>
        </table:table-row>
        <table:table-row table:style-name="ro2">
          <table:table-cell table:style-name="ce3" table:formula="of:=[.A2633]+1" office:value-type="float" office:value="2633">
            <text:p>2633</text:p>
          </table:table-cell>
          <table:table-cell table:style-name="ce3" table:formula="of:=[orbits.$C$3]*[.A2634]" office:value-type="float" office:value="11407369.813">
            <text:p>11407369.813</text:p>
          </table:table-cell>
          <table:table-cell table:style-name="ce6" table:formula="of:=[.B2634]/[orbits.$D$3]" office:value-type="float" office:value="31232.3177423219">
            <text:p>31232.32</text:p>
          </table:table-cell>
          <table:table-cell table:style-name="ce6" table:formula="of:=[.C2634]-ROUNDDOWN([.C2634])" office:value-type="float" office:value="0.317742321883998">
            <text:p>0.32</text:p>
          </table:table-cell>
          <table:table-cell table:formula="of:=IF([.D2634] &lt; [.$D$2])" office:value-type="boolean" office:boolean-value="false">
            <text:p>FALSE</text:p>
          </table:table-cell>
          <table:table-cell table:formula="of:=MOD([.C2634];64)" office:value-type="float" office:value="0.317742321883998">
            <text:p>0.32</text:p>
          </table:table-cell>
          <table:table-cell/>
        </table:table-row>
        <table:table-row table:style-name="ro2">
          <table:table-cell table:style-name="ce3" table:formula="of:=[.A2634]+1" office:value-type="float" office:value="2634">
            <text:p>2634</text:p>
          </table:table-cell>
          <table:table-cell table:style-name="ce3" table:formula="of:=[orbits.$C$3]*[.A2635]" office:value-type="float" office:value="11411702.274">
            <text:p>11411702.274</text:p>
          </table:table-cell>
          <table:table-cell table:style-name="ce6" table:formula="of:=[.B2635]/[orbits.$D$3]" office:value-type="float" office:value="31244.1796176513">
            <text:p>31244.18</text:p>
          </table:table-cell>
          <table:table-cell table:style-name="ce6" table:formula="of:=[.C2635]-ROUNDDOWN([.C2635])" office:value-type="float" office:value="0.179617651287117">
            <text:p>0.18</text:p>
          </table:table-cell>
          <table:table-cell table:formula="of:=IF([.D2635] &lt; [.$D$2])" office:value-type="boolean" office:boolean-value="false">
            <text:p>FALSE</text:p>
          </table:table-cell>
          <table:table-cell table:formula="of:=MOD([.C2635];64)" office:value-type="float" office:value="12.1796176512871">
            <text:p>12.18</text:p>
          </table:table-cell>
          <table:table-cell/>
        </table:table-row>
        <table:table-row table:style-name="ro2">
          <table:table-cell table:style-name="ce3" table:formula="of:=[.A2635]+1" office:value-type="float" office:value="2635">
            <text:p>2635</text:p>
          </table:table-cell>
          <table:table-cell table:style-name="ce3" table:formula="of:=[orbits.$C$3]*[.A2636]" office:value-type="float" office:value="11416034.735">
            <text:p>11416034.735</text:p>
          </table:table-cell>
          <table:table-cell table:style-name="ce6" table:formula="of:=[.B2636]/[orbits.$D$3]" office:value-type="float" office:value="31256.0414929807">
            <text:p>31256.04</text:p>
          </table:table-cell>
          <table:table-cell table:style-name="ce6" table:formula="of:=[.C2636]-ROUNDDOWN([.C2636])" office:value-type="float" office:value="0.0414929806938744">
            <text:p>0.04</text:p>
          </table:table-cell>
          <table:table-cell table:formula="of:=IF([.D2636] &lt; [.$D$2])" office:value-type="boolean" office:boolean-value="true">
            <text:p>TRUE</text:p>
          </table:table-cell>
          <table:table-cell table:formula="of:=MOD([.C2636];64)" office:value-type="float" office:value="24.0414929806939">
            <text:p>24.04</text:p>
          </table:table-cell>
          <table:table-cell/>
        </table:table-row>
        <table:table-row table:style-name="ro2">
          <table:table-cell table:style-name="ce3" table:formula="of:=[.A2636]+1" office:value-type="float" office:value="2636">
            <text:p>2636</text:p>
          </table:table-cell>
          <table:table-cell table:style-name="ce3" table:formula="of:=[orbits.$C$3]*[.A2637]" office:value-type="float" office:value="11420367.196">
            <text:p>11420367.196</text:p>
          </table:table-cell>
          <table:table-cell table:style-name="ce6" table:formula="of:=[.B2637]/[orbits.$D$3]" office:value-type="float" office:value="31267.9033683101">
            <text:p>31267.90</text:p>
          </table:table-cell>
          <table:table-cell table:style-name="ce6" table:formula="of:=[.C2637]-ROUNDDOWN([.C2637])" office:value-type="float" office:value="0.903368310096994">
            <text:p>0.90</text:p>
          </table:table-cell>
          <table:table-cell table:formula="of:=IF([.D2637] &lt; [.$D$2])" office:value-type="boolean" office:boolean-value="false">
            <text:p>FALSE</text:p>
          </table:table-cell>
          <table:table-cell table:formula="of:=MOD([.C2637];64)" office:value-type="float" office:value="35.903368310097">
            <text:p>35.90</text:p>
          </table:table-cell>
          <table:table-cell/>
        </table:table-row>
        <table:table-row table:style-name="ro2">
          <table:table-cell table:style-name="ce3" table:formula="of:=[.A2637]+1" office:value-type="float" office:value="2637">
            <text:p>2637</text:p>
          </table:table-cell>
          <table:table-cell table:style-name="ce3" table:formula="of:=[orbits.$C$3]*[.A2638]" office:value-type="float" office:value="11424699.657">
            <text:p>11424699.657</text:p>
          </table:table-cell>
          <table:table-cell table:style-name="ce6" table:formula="of:=[.B2638]/[orbits.$D$3]" office:value-type="float" office:value="31279.7652436395">
            <text:p>31279.77</text:p>
          </table:table-cell>
          <table:table-cell table:style-name="ce6" table:formula="of:=[.C2638]-ROUNDDOWN([.C2638])" office:value-type="float" office:value="0.765243639503751">
            <text:p>0.77</text:p>
          </table:table-cell>
          <table:table-cell table:formula="of:=IF([.D2638] &lt; [.$D$2])" office:value-type="boolean" office:boolean-value="false">
            <text:p>FALSE</text:p>
          </table:table-cell>
          <table:table-cell table:formula="of:=MOD([.C2638];64)" office:value-type="float" office:value="47.7652436395038">
            <text:p>47.77</text:p>
          </table:table-cell>
          <table:table-cell/>
        </table:table-row>
        <table:table-row table:style-name="ro2">
          <table:table-cell table:style-name="ce3" table:formula="of:=[.A2638]+1" office:value-type="float" office:value="2638">
            <text:p>2638</text:p>
          </table:table-cell>
          <table:table-cell table:style-name="ce3" table:formula="of:=[orbits.$C$3]*[.A2639]" office:value-type="float" office:value="11429032.118">
            <text:p>11429032.118</text:p>
          </table:table-cell>
          <table:table-cell table:style-name="ce6" table:formula="of:=[.B2639]/[orbits.$D$3]" office:value-type="float" office:value="31291.6271189689">
            <text:p>31291.63</text:p>
          </table:table-cell>
          <table:table-cell table:style-name="ce6" table:formula="of:=[.C2639]-ROUNDDOWN([.C2639])" office:value-type="float" office:value="0.627118968906871">
            <text:p>0.63</text:p>
          </table:table-cell>
          <table:table-cell table:formula="of:=IF([.D2639] &lt; [.$D$2])" office:value-type="boolean" office:boolean-value="false">
            <text:p>FALSE</text:p>
          </table:table-cell>
          <table:table-cell table:formula="of:=MOD([.C2639];64)" office:value-type="float" office:value="59.6271189689069">
            <text:p>59.63</text:p>
          </table:table-cell>
          <table:table-cell/>
        </table:table-row>
        <table:table-row table:style-name="ro2">
          <table:table-cell table:style-name="ce3" table:formula="of:=[.A2639]+1" office:value-type="float" office:value="2639">
            <text:p>2639</text:p>
          </table:table-cell>
          <table:table-cell table:style-name="ce3" table:formula="of:=[orbits.$C$3]*[.A2640]" office:value-type="float" office:value="11433364.579">
            <text:p>11433364.579</text:p>
          </table:table-cell>
          <table:table-cell table:style-name="ce6" table:formula="of:=[.B2640]/[orbits.$D$3]" office:value-type="float" office:value="31303.4889942983">
            <text:p>31303.49</text:p>
          </table:table-cell>
          <table:table-cell table:style-name="ce6" table:formula="of:=[.C2640]-ROUNDDOWN([.C2640])" office:value-type="float" office:value="0.488994298306352">
            <text:p>0.49</text:p>
          </table:table-cell>
          <table:table-cell table:formula="of:=IF([.D2640] &lt; [.$D$2])" office:value-type="boolean" office:boolean-value="false">
            <text:p>FALSE</text:p>
          </table:table-cell>
          <table:table-cell table:formula="of:=MOD([.C2640];64)" office:value-type="float" office:value="7.48899429830635">
            <text:p>7.49</text:p>
          </table:table-cell>
          <table:table-cell/>
        </table:table-row>
        <table:table-row table:style-name="ro2">
          <table:table-cell table:style-name="ce3" table:formula="of:=[.A2640]+1" office:value-type="float" office:value="2640">
            <text:p>2640</text:p>
          </table:table-cell>
          <table:table-cell table:style-name="ce3" table:formula="of:=[orbits.$C$3]*[.A2641]" office:value-type="float" office:value="11437697.04">
            <text:p>11437697.04</text:p>
          </table:table-cell>
          <table:table-cell table:style-name="ce6" table:formula="of:=[.B2641]/[orbits.$D$3]" office:value-type="float" office:value="31315.3508696277">
            <text:p>31315.35</text:p>
          </table:table-cell>
          <table:table-cell table:style-name="ce6" table:formula="of:=[.C2641]-ROUNDDOWN([.C2641])" office:value-type="float" office:value="0.350869627716747">
            <text:p>0.35</text:p>
          </table:table-cell>
          <table:table-cell table:formula="of:=IF([.D2641] &lt; [.$D$2])" office:value-type="boolean" office:boolean-value="false">
            <text:p>FALSE</text:p>
          </table:table-cell>
          <table:table-cell table:formula="of:=MOD([.C2641];64)" office:value-type="float" office:value="19.3508696277167">
            <text:p>19.35</text:p>
          </table:table-cell>
          <table:table-cell/>
        </table:table-row>
        <table:table-row table:style-name="ro2">
          <table:table-cell table:style-name="ce3" table:formula="of:=[.A2641]+1" office:value-type="float" office:value="2641">
            <text:p>2641</text:p>
          </table:table-cell>
          <table:table-cell table:style-name="ce3" table:formula="of:=[orbits.$C$3]*[.A2642]" office:value-type="float" office:value="11442029.501">
            <text:p>11442029.501</text:p>
          </table:table-cell>
          <table:table-cell table:style-name="ce6" table:formula="of:=[.B2642]/[orbits.$D$3]" office:value-type="float" office:value="31327.2127449571">
            <text:p>31327.21</text:p>
          </table:table-cell>
          <table:table-cell table:style-name="ce6" table:formula="of:=[.C2642]-ROUNDDOWN([.C2642])" office:value-type="float" office:value="0.212744957116229">
            <text:p>0.21</text:p>
          </table:table-cell>
          <table:table-cell table:formula="of:=IF([.D2642] &lt; [.$D$2])" office:value-type="boolean" office:boolean-value="false">
            <text:p>FALSE</text:p>
          </table:table-cell>
          <table:table-cell table:formula="of:=MOD([.C2642];64)" office:value-type="float" office:value="31.2127449571162">
            <text:p>31.21</text:p>
          </table:table-cell>
          <table:table-cell/>
        </table:table-row>
        <table:table-row table:style-name="ro2">
          <table:table-cell table:style-name="ce3" table:formula="of:=[.A2642]+1" office:value-type="float" office:value="2642">
            <text:p>2642</text:p>
          </table:table-cell>
          <table:table-cell table:style-name="ce3" table:formula="of:=[orbits.$C$3]*[.A2643]" office:value-type="float" office:value="11446361.962">
            <text:p>11446361.962</text:p>
          </table:table-cell>
          <table:table-cell table:style-name="ce6" table:formula="of:=[.B2643]/[orbits.$D$3]" office:value-type="float" office:value="31339.0746202865">
            <text:p>31339.07</text:p>
          </table:table-cell>
          <table:table-cell table:style-name="ce6" table:formula="of:=[.C2643]-ROUNDDOWN([.C2643])" office:value-type="float" office:value="0.0746202865229861">
            <text:p>0.07</text:p>
          </table:table-cell>
          <table:table-cell table:formula="of:=IF([.D2643] &lt; [.$D$2])" office:value-type="boolean" office:boolean-value="true">
            <text:p>TRUE</text:p>
          </table:table-cell>
          <table:table-cell table:formula="of:=MOD([.C2643];64)" office:value-type="float" office:value="43.074620286523">
            <text:p>43.07</text:p>
          </table:table-cell>
          <table:table-cell/>
        </table:table-row>
        <table:table-row table:style-name="ro2">
          <table:table-cell table:style-name="ce3" table:formula="of:=[.A2643]+1" office:value-type="float" office:value="2643">
            <text:p>2643</text:p>
          </table:table-cell>
          <table:table-cell table:style-name="ce3" table:formula="of:=[orbits.$C$3]*[.A2644]" office:value-type="float" office:value="11450694.423">
            <text:p>11450694.423</text:p>
          </table:table-cell>
          <table:table-cell table:style-name="ce6" table:formula="of:=[.B2644]/[orbits.$D$3]" office:value-type="float" office:value="31350.9364956159">
            <text:p>31350.94</text:p>
          </table:table-cell>
          <table:table-cell table:style-name="ce6" table:formula="of:=[.C2644]-ROUNDDOWN([.C2644])" office:value-type="float" office:value="0.936495615926106">
            <text:p>0.94</text:p>
          </table:table-cell>
          <table:table-cell table:formula="of:=IF([.D2644] &lt; [.$D$2])" office:value-type="boolean" office:boolean-value="false">
            <text:p>FALSE</text:p>
          </table:table-cell>
          <table:table-cell table:formula="of:=MOD([.C2644];64)" office:value-type="float" office:value="54.9364956159261">
            <text:p>54.94</text:p>
          </table:table-cell>
          <table:table-cell/>
        </table:table-row>
        <table:table-row table:style-name="ro2">
          <table:table-cell table:style-name="ce3" table:formula="of:=[.A2644]+1" office:value-type="float" office:value="2644">
            <text:p>2644</text:p>
          </table:table-cell>
          <table:table-cell table:style-name="ce3" table:formula="of:=[orbits.$C$3]*[.A2645]" office:value-type="float" office:value="11455026.884">
            <text:p>11455026.884</text:p>
          </table:table-cell>
          <table:table-cell table:style-name="ce6" table:formula="of:=[.B2645]/[orbits.$D$3]" office:value-type="float" office:value="31362.7983709453">
            <text:p>31362.80</text:p>
          </table:table-cell>
          <table:table-cell table:style-name="ce6" table:formula="of:=[.C2645]-ROUNDDOWN([.C2645])" office:value-type="float" office:value="0.798370945332863">
            <text:p>0.80</text:p>
          </table:table-cell>
          <table:table-cell table:formula="of:=IF([.D2645] &lt; [.$D$2])" office:value-type="boolean" office:boolean-value="false">
            <text:p>FALSE</text:p>
          </table:table-cell>
          <table:table-cell table:formula="of:=MOD([.C2645];64)" office:value-type="float" office:value="2.79837094533286">
            <text:p>2.80</text:p>
          </table:table-cell>
          <table:table-cell/>
        </table:table-row>
        <table:table-row table:style-name="ro2">
          <table:table-cell table:style-name="ce3" table:formula="of:=[.A2645]+1" office:value-type="float" office:value="2645">
            <text:p>2645</text:p>
          </table:table-cell>
          <table:table-cell table:style-name="ce3" table:formula="of:=[orbits.$C$3]*[.A2646]" office:value-type="float" office:value="11459359.345">
            <text:p>11459359.345</text:p>
          </table:table-cell>
          <table:table-cell table:style-name="ce6" table:formula="of:=[.B2646]/[orbits.$D$3]" office:value-type="float" office:value="31374.6602462747">
            <text:p>31374.66</text:p>
          </table:table-cell>
          <table:table-cell table:style-name="ce6" table:formula="of:=[.C2646]-ROUNDDOWN([.C2646])" office:value-type="float" office:value="0.660246274735982">
            <text:p>0.66</text:p>
          </table:table-cell>
          <table:table-cell table:formula="of:=IF([.D2646] &lt; [.$D$2])" office:value-type="boolean" office:boolean-value="false">
            <text:p>FALSE</text:p>
          </table:table-cell>
          <table:table-cell table:formula="of:=MOD([.C2646];64)" office:value-type="float" office:value="14.660246274736">
            <text:p>14.66</text:p>
          </table:table-cell>
          <table:table-cell/>
        </table:table-row>
        <table:table-row table:style-name="ro2">
          <table:table-cell table:style-name="ce3" table:formula="of:=[.A2646]+1" office:value-type="float" office:value="2646">
            <text:p>2646</text:p>
          </table:table-cell>
          <table:table-cell table:style-name="ce3" table:formula="of:=[orbits.$C$3]*[.A2647]" office:value-type="float" office:value="11463691.806">
            <text:p>11463691.806</text:p>
          </table:table-cell>
          <table:table-cell table:style-name="ce6" table:formula="of:=[.B2647]/[orbits.$D$3]" office:value-type="float" office:value="31386.5221216041">
            <text:p>31386.52</text:p>
          </table:table-cell>
          <table:table-cell table:style-name="ce6" table:formula="of:=[.C2647]-ROUNDDOWN([.C2647])" office:value-type="float" office:value="0.522121604139102">
            <text:p>0.52</text:p>
          </table:table-cell>
          <table:table-cell table:formula="of:=IF([.D2647] &lt; [.$D$2])" office:value-type="boolean" office:boolean-value="false">
            <text:p>FALSE</text:p>
          </table:table-cell>
          <table:table-cell table:formula="of:=MOD([.C2647];64)" office:value-type="float" office:value="26.5221216041391">
            <text:p>26.52</text:p>
          </table:table-cell>
          <table:table-cell/>
        </table:table-row>
        <table:table-row table:style-name="ro2">
          <table:table-cell table:style-name="ce3" table:formula="of:=[.A2647]+1" office:value-type="float" office:value="2647">
            <text:p>2647</text:p>
          </table:table-cell>
          <table:table-cell table:style-name="ce3" table:formula="of:=[orbits.$C$3]*[.A2648]" office:value-type="float" office:value="11468024.267">
            <text:p>11468024.267</text:p>
          </table:table-cell>
          <table:table-cell table:style-name="ce6" table:formula="of:=[.B2648]/[orbits.$D$3]" office:value-type="float" office:value="31398.3839969335">
            <text:p>31398.38</text:p>
          </table:table-cell>
          <table:table-cell table:style-name="ce6" table:formula="of:=[.C2648]-ROUNDDOWN([.C2648])" office:value-type="float" office:value="0.383996933545859">
            <text:p>0.38</text:p>
          </table:table-cell>
          <table:table-cell table:formula="of:=IF([.D2648] &lt; [.$D$2])" office:value-type="boolean" office:boolean-value="false">
            <text:p>FALSE</text:p>
          </table:table-cell>
          <table:table-cell table:formula="of:=MOD([.C2648];64)" office:value-type="float" office:value="38.3839969335459">
            <text:p>38.38</text:p>
          </table:table-cell>
          <table:table-cell/>
        </table:table-row>
        <table:table-row table:style-name="ro2">
          <table:table-cell table:style-name="ce3" table:formula="of:=[.A2648]+1" office:value-type="float" office:value="2648">
            <text:p>2648</text:p>
          </table:table-cell>
          <table:table-cell table:style-name="ce3" table:formula="of:=[orbits.$C$3]*[.A2649]" office:value-type="float" office:value="11472356.728">
            <text:p>11472356.728</text:p>
          </table:table-cell>
          <table:table-cell table:style-name="ce6" table:formula="of:=[.B2649]/[orbits.$D$3]" office:value-type="float" office:value="31410.2458722629">
            <text:p>31410.25</text:p>
          </table:table-cell>
          <table:table-cell table:style-name="ce6" table:formula="of:=[.C2649]-ROUNDDOWN([.C2649])" office:value-type="float" office:value="0.245872262948978">
            <text:p>0.25</text:p>
          </table:table-cell>
          <table:table-cell table:formula="of:=IF([.D2649] &lt; [.$D$2])" office:value-type="boolean" office:boolean-value="false">
            <text:p>FALSE</text:p>
          </table:table-cell>
          <table:table-cell table:formula="of:=MOD([.C2649];64)" office:value-type="float" office:value="50.245872262949">
            <text:p>50.25</text:p>
          </table:table-cell>
          <table:table-cell/>
        </table:table-row>
        <table:table-row table:style-name="ro2">
          <table:table-cell table:style-name="ce3" table:formula="of:=[.A2649]+1" office:value-type="float" office:value="2649">
            <text:p>2649</text:p>
          </table:table-cell>
          <table:table-cell table:style-name="ce3" table:formula="of:=[orbits.$C$3]*[.A2650]" office:value-type="float" office:value="11476689.189">
            <text:p>11476689.189</text:p>
          </table:table-cell>
          <table:table-cell table:style-name="ce6" table:formula="of:=[.B2650]/[orbits.$D$3]" office:value-type="float" office:value="31422.1077475924">
            <text:p>31422.11</text:p>
          </table:table-cell>
          <table:table-cell table:style-name="ce6" table:formula="of:=[.C2650]-ROUNDDOWN([.C2650])" office:value-type="float" office:value="0.107747592355736">
            <text:p>0.11</text:p>
          </table:table-cell>
          <table:table-cell table:formula="of:=IF([.D2650] &lt; [.$D$2])" office:value-type="boolean" office:boolean-value="false">
            <text:p>FALSE</text:p>
          </table:table-cell>
          <table:table-cell table:formula="of:=MOD([.C2650];64)" office:value-type="float" office:value="62.1077475923557">
            <text:p>62.11</text:p>
          </table:table-cell>
          <table:table-cell/>
        </table:table-row>
        <table:table-row table:style-name="ro2">
          <table:table-cell table:style-name="ce3" table:formula="of:=[.A2650]+1" office:value-type="float" office:value="2650">
            <text:p>2650</text:p>
          </table:table-cell>
          <table:table-cell table:style-name="ce3" table:formula="of:=[orbits.$C$3]*[.A2651]" office:value-type="float" office:value="11481021.65">
            <text:p>11481021.65</text:p>
          </table:table-cell>
          <table:table-cell table:style-name="ce6" table:formula="of:=[.B2651]/[orbits.$D$3]" office:value-type="float" office:value="31433.9696229218">
            <text:p>31433.97</text:p>
          </table:table-cell>
          <table:table-cell table:style-name="ce6" table:formula="of:=[.C2651]-ROUNDDOWN([.C2651])" office:value-type="float" office:value="0.969622921758855">
            <text:p>0.97</text:p>
          </table:table-cell>
          <table:table-cell table:formula="of:=IF([.D2651] &lt; [.$D$2])" office:value-type="boolean" office:boolean-value="false">
            <text:p>FALSE</text:p>
          </table:table-cell>
          <table:table-cell table:formula="of:=MOD([.C2651];64)" office:value-type="float" office:value="9.96962292175886">
            <text:p>9.97</text:p>
          </table:table-cell>
          <table:table-cell/>
        </table:table-row>
        <table:table-row table:style-name="ro2">
          <table:table-cell table:style-name="ce3" table:formula="of:=[.A2651]+1" office:value-type="float" office:value="2651">
            <text:p>2651</text:p>
          </table:table-cell>
          <table:table-cell table:style-name="ce3" table:formula="of:=[orbits.$C$3]*[.A2652]" office:value-type="float" office:value="11485354.111">
            <text:p>11485354.111</text:p>
          </table:table-cell>
          <table:table-cell table:style-name="ce6" table:formula="of:=[.B2652]/[orbits.$D$3]" office:value-type="float" office:value="31445.8314982512">
            <text:p>31445.83</text:p>
          </table:table-cell>
          <table:table-cell table:style-name="ce6" table:formula="of:=[.C2652]-ROUNDDOWN([.C2652])" office:value-type="float" office:value="0.831498251165613">
            <text:p>0.83</text:p>
          </table:table-cell>
          <table:table-cell table:formula="of:=IF([.D2652] &lt; [.$D$2])" office:value-type="boolean" office:boolean-value="false">
            <text:p>FALSE</text:p>
          </table:table-cell>
          <table:table-cell table:formula="of:=MOD([.C2652];64)" office:value-type="float" office:value="21.8314982511656">
            <text:p>21.83</text:p>
          </table:table-cell>
          <table:table-cell/>
        </table:table-row>
        <table:table-row table:style-name="ro2">
          <table:table-cell table:style-name="ce3" table:formula="of:=[.A2652]+1" office:value-type="float" office:value="2652">
            <text:p>2652</text:p>
          </table:table-cell>
          <table:table-cell table:style-name="ce3" table:formula="of:=[orbits.$C$3]*[.A2653]" office:value-type="float" office:value="11489686.572">
            <text:p>11489686.572</text:p>
          </table:table-cell>
          <table:table-cell table:style-name="ce6" table:formula="of:=[.B2653]/[orbits.$D$3]" office:value-type="float" office:value="31457.6933735806">
            <text:p>31457.69</text:p>
          </table:table-cell>
          <table:table-cell table:style-name="ce6" table:formula="of:=[.C2653]-ROUNDDOWN([.C2653])" office:value-type="float" office:value="0.693373580568732">
            <text:p>0.69</text:p>
          </table:table-cell>
          <table:table-cell table:formula="of:=IF([.D2653] &lt; [.$D$2])" office:value-type="boolean" office:boolean-value="false">
            <text:p>FALSE</text:p>
          </table:table-cell>
          <table:table-cell table:formula="of:=MOD([.C2653];64)" office:value-type="float" office:value="33.6933735805687">
            <text:p>33.69</text:p>
          </table:table-cell>
          <table:table-cell/>
        </table:table-row>
        <table:table-row table:style-name="ro2">
          <table:table-cell table:style-name="ce3" table:formula="of:=[.A2653]+1" office:value-type="float" office:value="2653">
            <text:p>2653</text:p>
          </table:table-cell>
          <table:table-cell table:style-name="ce3" table:formula="of:=[orbits.$C$3]*[.A2654]" office:value-type="float" office:value="11494019.033">
            <text:p>11494019.033</text:p>
          </table:table-cell>
          <table:table-cell table:style-name="ce6" table:formula="of:=[.B2654]/[orbits.$D$3]" office:value-type="float" office:value="31469.55524891">
            <text:p>31469.56</text:p>
          </table:table-cell>
          <table:table-cell table:style-name="ce6" table:formula="of:=[.C2654]-ROUNDDOWN([.C2654])" office:value-type="float" office:value="0.555248909968213">
            <text:p>0.56</text:p>
          </table:table-cell>
          <table:table-cell table:formula="of:=IF([.D2654] &lt; [.$D$2])" office:value-type="boolean" office:boolean-value="false">
            <text:p>FALSE</text:p>
          </table:table-cell>
          <table:table-cell table:formula="of:=MOD([.C2654];64)" office:value-type="float" office:value="45.5552489099682">
            <text:p>45.56</text:p>
          </table:table-cell>
          <table:table-cell/>
        </table:table-row>
        <table:table-row table:style-name="ro2">
          <table:table-cell table:style-name="ce3" table:formula="of:=[.A2654]+1" office:value-type="float" office:value="2654">
            <text:p>2654</text:p>
          </table:table-cell>
          <table:table-cell table:style-name="ce3" table:formula="of:=[orbits.$C$3]*[.A2655]" office:value-type="float" office:value="11498351.494">
            <text:p>11498351.494</text:p>
          </table:table-cell>
          <table:table-cell table:style-name="ce6" table:formula="of:=[.B2655]/[orbits.$D$3]" office:value-type="float" office:value="31481.4171242394">
            <text:p>31481.42</text:p>
          </table:table-cell>
          <table:table-cell table:style-name="ce6" table:formula="of:=[.C2655]-ROUNDDOWN([.C2655])" office:value-type="float" office:value="0.417124239378609">
            <text:p>0.42</text:p>
          </table:table-cell>
          <table:table-cell table:formula="of:=IF([.D2655] &lt; [.$D$2])" office:value-type="boolean" office:boolean-value="false">
            <text:p>FALSE</text:p>
          </table:table-cell>
          <table:table-cell table:formula="of:=MOD([.C2655];64)" office:value-type="float" office:value="57.4171242393786">
            <text:p>57.42</text:p>
          </table:table-cell>
          <table:table-cell/>
        </table:table-row>
        <table:table-row table:style-name="ro2">
          <table:table-cell table:style-name="ce3" table:formula="of:=[.A2655]+1" office:value-type="float" office:value="2655">
            <text:p>2655</text:p>
          </table:table-cell>
          <table:table-cell table:style-name="ce3" table:formula="of:=[orbits.$C$3]*[.A2656]" office:value-type="float" office:value="11502683.955">
            <text:p>11502683.955</text:p>
          </table:table-cell>
          <table:table-cell table:style-name="ce6" table:formula="of:=[.B2656]/[orbits.$D$3]" office:value-type="float" office:value="31493.2789995688">
            <text:p>31493.28</text:p>
          </table:table-cell>
          <table:table-cell table:style-name="ce6" table:formula="of:=[.C2656]-ROUNDDOWN([.C2656])" office:value-type="float" office:value="0.27899956877809">
            <text:p>0.28</text:p>
          </table:table-cell>
          <table:table-cell table:formula="of:=IF([.D2656] &lt; [.$D$2])" office:value-type="boolean" office:boolean-value="false">
            <text:p>FALSE</text:p>
          </table:table-cell>
          <table:table-cell table:formula="of:=MOD([.C2656];64)" office:value-type="float" office:value="5.27899956877809">
            <text:p>5.28</text:p>
          </table:table-cell>
          <table:table-cell/>
        </table:table-row>
        <table:table-row table:style-name="ro2">
          <table:table-cell table:style-name="ce3" table:formula="of:=[.A2656]+1" office:value-type="float" office:value="2656">
            <text:p>2656</text:p>
          </table:table-cell>
          <table:table-cell table:style-name="ce3" table:formula="of:=[orbits.$C$3]*[.A2657]" office:value-type="float" office:value="11507016.416">
            <text:p>11507016.416</text:p>
          </table:table-cell>
          <table:table-cell table:style-name="ce6" table:formula="of:=[.B2657]/[orbits.$D$3]" office:value-type="float" office:value="31505.1408748982">
            <text:p>31505.14</text:p>
          </table:table-cell>
          <table:table-cell table:style-name="ce6" table:formula="of:=[.C2657]-ROUNDDOWN([.C2657])" office:value-type="float" office:value="0.140874898184848">
            <text:p>0.14</text:p>
          </table:table-cell>
          <table:table-cell table:formula="of:=IF([.D2657] &lt; [.$D$2])" office:value-type="boolean" office:boolean-value="false">
            <text:p>FALSE</text:p>
          </table:table-cell>
          <table:table-cell table:formula="of:=MOD([.C2657];64)" office:value-type="float" office:value="17.1408748981848">
            <text:p>17.14</text:p>
          </table:table-cell>
          <table:table-cell/>
        </table:table-row>
        <table:table-row table:style-name="ro2">
          <table:table-cell table:style-name="ce3" table:formula="of:=[.A2657]+1" office:value-type="float" office:value="2657">
            <text:p>2657</text:p>
          </table:table-cell>
          <table:table-cell table:style-name="ce3" table:formula="of:=[orbits.$C$3]*[.A2658]" office:value-type="float" office:value="11511348.877">
            <text:p>11511348.877</text:p>
          </table:table-cell>
          <table:table-cell table:style-name="ce6" table:formula="of:=[.B2658]/[orbits.$D$3]" office:value-type="float" office:value="31517.0027502276">
            <text:p>31517.00</text:p>
          </table:table-cell>
          <table:table-cell table:style-name="ce6" table:formula="of:=[.C2658]-ROUNDDOWN([.C2658])" office:value-type="float" office:value="0.00275022758796695">
            <text:p>0.00</text:p>
          </table:table-cell>
          <table:table-cell table:formula="of:=IF([.D2658] &lt; [.$D$2])" office:value-type="boolean" office:boolean-value="true">
            <text:p>TRUE</text:p>
          </table:table-cell>
          <table:table-cell table:formula="of:=MOD([.C2658];64)" office:value-type="float" office:value="29.002750227588">
            <text:p>29.00</text:p>
          </table:table-cell>
          <table:table-cell/>
        </table:table-row>
        <table:table-row table:style-name="ro2">
          <table:table-cell table:style-name="ce3" table:formula="of:=[.A2658]+1" office:value-type="float" office:value="2658">
            <text:p>2658</text:p>
          </table:table-cell>
          <table:table-cell table:style-name="ce3" table:formula="of:=[orbits.$C$3]*[.A2659]" office:value-type="float" office:value="11515681.338">
            <text:p>11515681.338</text:p>
          </table:table-cell>
          <table:table-cell table:style-name="ce6" table:formula="of:=[.B2659]/[orbits.$D$3]" office:value-type="float" office:value="31528.864625557">
            <text:p>31528.86</text:p>
          </table:table-cell>
          <table:table-cell table:style-name="ce6" table:formula="of:=[.C2659]-ROUNDDOWN([.C2659])" office:value-type="float" office:value="0.864625556994724">
            <text:p>0.86</text:p>
          </table:table-cell>
          <table:table-cell table:formula="of:=IF([.D2659] &lt; [.$D$2])" office:value-type="boolean" office:boolean-value="false">
            <text:p>FALSE</text:p>
          </table:table-cell>
          <table:table-cell table:formula="of:=MOD([.C2659];64)" office:value-type="float" office:value="40.8646255569947">
            <text:p>40.86</text:p>
          </table:table-cell>
          <table:table-cell/>
        </table:table-row>
        <table:table-row table:style-name="ro2">
          <table:table-cell table:style-name="ce3" table:formula="of:=[.A2659]+1" office:value-type="float" office:value="2659">
            <text:p>2659</text:p>
          </table:table-cell>
          <table:table-cell table:style-name="ce3" table:formula="of:=[orbits.$C$3]*[.A2660]" office:value-type="float" office:value="11520013.799">
            <text:p>11520013.799</text:p>
          </table:table-cell>
          <table:table-cell table:style-name="ce6" table:formula="of:=[.B2660]/[orbits.$D$3]" office:value-type="float" office:value="31540.7265008864">
            <text:p>31540.73</text:p>
          </table:table-cell>
          <table:table-cell table:style-name="ce6" table:formula="of:=[.C2660]-ROUNDDOWN([.C2660])" office:value-type="float" office:value="0.726500886397844">
            <text:p>0.73</text:p>
          </table:table-cell>
          <table:table-cell table:formula="of:=IF([.D2660] &lt; [.$D$2])" office:value-type="boolean" office:boolean-value="false">
            <text:p>FALSE</text:p>
          </table:table-cell>
          <table:table-cell table:formula="of:=MOD([.C2660];64)" office:value-type="float" office:value="52.7265008863978">
            <text:p>52.73</text:p>
          </table:table-cell>
          <table:table-cell/>
        </table:table-row>
        <table:table-row table:style-name="ro2">
          <table:table-cell table:style-name="ce3" table:formula="of:=[.A2660]+1" office:value-type="float" office:value="2660">
            <text:p>2660</text:p>
          </table:table-cell>
          <table:table-cell table:style-name="ce3" table:formula="of:=[orbits.$C$3]*[.A2661]" office:value-type="float" office:value="11524346.26">
            <text:p>11524346.26</text:p>
          </table:table-cell>
          <table:table-cell table:style-name="ce6" table:formula="of:=[.B2661]/[orbits.$D$3]" office:value-type="float" office:value="31552.5883762158">
            <text:p>31552.59</text:p>
          </table:table-cell>
          <table:table-cell table:style-name="ce6" table:formula="of:=[.C2661]-ROUNDDOWN([.C2661])" office:value-type="float" office:value="0.588376215800963">
            <text:p>0.59</text:p>
          </table:table-cell>
          <table:table-cell table:formula="of:=IF([.D2661] &lt; [.$D$2])" office:value-type="boolean" office:boolean-value="false">
            <text:p>FALSE</text:p>
          </table:table-cell>
          <table:table-cell table:formula="of:=MOD([.C2661];64)" office:value-type="float" office:value="0.588376215800963">
            <text:p>0.59</text:p>
          </table:table-cell>
          <table:table-cell/>
        </table:table-row>
        <table:table-row table:style-name="ro2">
          <table:table-cell table:style-name="ce3" table:formula="of:=[.A2661]+1" office:value-type="float" office:value="2661">
            <text:p>2661</text:p>
          </table:table-cell>
          <table:table-cell table:style-name="ce3" table:formula="of:=[orbits.$C$3]*[.A2662]" office:value-type="float" office:value="11528678.721">
            <text:p>11528678.721</text:p>
          </table:table-cell>
          <table:table-cell table:style-name="ce6" table:formula="of:=[.B2662]/[orbits.$D$3]" office:value-type="float" office:value="31564.4502515452">
            <text:p>31564.45</text:p>
          </table:table-cell>
          <table:table-cell table:style-name="ce6" table:formula="of:=[.C2662]-ROUNDDOWN([.C2662])" office:value-type="float" office:value="0.450251545207721">
            <text:p>0.45</text:p>
          </table:table-cell>
          <table:table-cell table:formula="of:=IF([.D2662] &lt; [.$D$2])" office:value-type="boolean" office:boolean-value="false">
            <text:p>FALSE</text:p>
          </table:table-cell>
          <table:table-cell table:formula="of:=MOD([.C2662];64)" office:value-type="float" office:value="12.4502515452077">
            <text:p>12.45</text:p>
          </table:table-cell>
          <table:table-cell/>
        </table:table-row>
        <table:table-row table:style-name="ro2">
          <table:table-cell table:style-name="ce3" table:formula="of:=[.A2662]+1" office:value-type="float" office:value="2662">
            <text:p>2662</text:p>
          </table:table-cell>
          <table:table-cell table:style-name="ce3" table:formula="of:=[orbits.$C$3]*[.A2663]" office:value-type="float" office:value="11533011.182">
            <text:p>11533011.182</text:p>
          </table:table-cell>
          <table:table-cell table:style-name="ce6" table:formula="of:=[.B2663]/[orbits.$D$3]" office:value-type="float" office:value="31576.3121268746">
            <text:p>31576.31</text:p>
          </table:table-cell>
          <table:table-cell table:style-name="ce6" table:formula="of:=[.C2663]-ROUNDDOWN([.C2663])" office:value-type="float" office:value="0.31212687461084">
            <text:p>0.31</text:p>
          </table:table-cell>
          <table:table-cell table:formula="of:=IF([.D2663] &lt; [.$D$2])" office:value-type="boolean" office:boolean-value="false">
            <text:p>FALSE</text:p>
          </table:table-cell>
          <table:table-cell table:formula="of:=MOD([.C2663];64)" office:value-type="float" office:value="24.3121268746108">
            <text:p>24.31</text:p>
          </table:table-cell>
          <table:table-cell/>
        </table:table-row>
        <table:table-row table:style-name="ro2">
          <table:table-cell table:style-name="ce3" table:formula="of:=[.A2663]+1" office:value-type="float" office:value="2663">
            <text:p>2663</text:p>
          </table:table-cell>
          <table:table-cell table:style-name="ce3" table:formula="of:=[orbits.$C$3]*[.A2664]" office:value-type="float" office:value="11537343.643">
            <text:p>11537343.643</text:p>
          </table:table-cell>
          <table:table-cell table:style-name="ce6" table:formula="of:=[.B2664]/[orbits.$D$3]" office:value-type="float" office:value="31588.174002204">
            <text:p>31588.17</text:p>
          </table:table-cell>
          <table:table-cell table:style-name="ce6" table:formula="of:=[.C2664]-ROUNDDOWN([.C2664])" office:value-type="float" office:value="0.174002204017597">
            <text:p>0.17</text:p>
          </table:table-cell>
          <table:table-cell table:formula="of:=IF([.D2664] &lt; [.$D$2])" office:value-type="boolean" office:boolean-value="false">
            <text:p>FALSE</text:p>
          </table:table-cell>
          <table:table-cell table:formula="of:=MOD([.C2664];64)" office:value-type="float" office:value="36.1740022040176">
            <text:p>36.17</text:p>
          </table:table-cell>
          <table:table-cell/>
        </table:table-row>
        <table:table-row table:style-name="ro2">
          <table:table-cell table:style-name="ce3" table:formula="of:=[.A2664]+1" office:value-type="float" office:value="2664">
            <text:p>2664</text:p>
          </table:table-cell>
          <table:table-cell table:style-name="ce3" table:formula="of:=[orbits.$C$3]*[.A2665]" office:value-type="float" office:value="11541676.104">
            <text:p>11541676.104</text:p>
          </table:table-cell>
          <table:table-cell table:style-name="ce6" table:formula="of:=[.B2665]/[orbits.$D$3]" office:value-type="float" office:value="31600.0358775334">
            <text:p>31600.04</text:p>
          </table:table-cell>
          <table:table-cell table:style-name="ce6" table:formula="of:=[.C2665]-ROUNDDOWN([.C2665])" office:value-type="float" office:value="0.0358775334207166">
            <text:p>0.04</text:p>
          </table:table-cell>
          <table:table-cell table:formula="of:=IF([.D2665] &lt; [.$D$2])" office:value-type="boolean" office:boolean-value="true">
            <text:p>TRUE</text:p>
          </table:table-cell>
          <table:table-cell table:formula="of:=MOD([.C2665];64)" office:value-type="float" office:value="48.0358775334207">
            <text:p>48.04</text:p>
          </table:table-cell>
          <table:table-cell/>
        </table:table-row>
        <table:table-row table:style-name="ro2">
          <table:table-cell table:style-name="ce3" table:formula="of:=[.A2665]+1" office:value-type="float" office:value="2665">
            <text:p>2665</text:p>
          </table:table-cell>
          <table:table-cell table:style-name="ce3" table:formula="of:=[orbits.$C$3]*[.A2666]" office:value-type="float" office:value="11546008.565">
            <text:p>11546008.565</text:p>
          </table:table-cell>
          <table:table-cell table:style-name="ce6" table:formula="of:=[.B2666]/[orbits.$D$3]" office:value-type="float" office:value="31611.8977528628">
            <text:p>31611.90</text:p>
          </table:table-cell>
          <table:table-cell table:style-name="ce6" table:formula="of:=[.C2666]-ROUNDDOWN([.C2666])" office:value-type="float" office:value="0.897752862827474">
            <text:p>0.90</text:p>
          </table:table-cell>
          <table:table-cell table:formula="of:=IF([.D2666] &lt; [.$D$2])" office:value-type="boolean" office:boolean-value="false">
            <text:p>FALSE</text:p>
          </table:table-cell>
          <table:table-cell table:formula="of:=MOD([.C2666];64)" office:value-type="float" office:value="59.8977528628275">
            <text:p>59.90</text:p>
          </table:table-cell>
          <table:table-cell/>
        </table:table-row>
        <table:table-row table:style-name="ro2">
          <table:table-cell table:style-name="ce3" table:formula="of:=[.A2666]+1" office:value-type="float" office:value="2666">
            <text:p>2666</text:p>
          </table:table-cell>
          <table:table-cell table:style-name="ce3" table:formula="of:=[orbits.$C$3]*[.A2667]" office:value-type="float" office:value="11550341.026">
            <text:p>11550341.026</text:p>
          </table:table-cell>
          <table:table-cell table:style-name="ce6" table:formula="of:=[.B2667]/[orbits.$D$3]" office:value-type="float" office:value="31623.7596281922">
            <text:p>31623.76</text:p>
          </table:table-cell>
          <table:table-cell table:style-name="ce6" table:formula="of:=[.C2667]-ROUNDDOWN([.C2667])" office:value-type="float" office:value="0.759628192230593">
            <text:p>0.76</text:p>
          </table:table-cell>
          <table:table-cell table:formula="of:=IF([.D2667] &lt; [.$D$2])" office:value-type="boolean" office:boolean-value="false">
            <text:p>FALSE</text:p>
          </table:table-cell>
          <table:table-cell table:formula="of:=MOD([.C2667];64)" office:value-type="float" office:value="7.75962819223059">
            <text:p>7.76</text:p>
          </table:table-cell>
          <table:table-cell/>
        </table:table-row>
        <table:table-row table:style-name="ro2">
          <table:table-cell table:style-name="ce3" table:formula="of:=[.A2667]+1" office:value-type="float" office:value="2667">
            <text:p>2667</text:p>
          </table:table-cell>
          <table:table-cell table:style-name="ce3" table:formula="of:=[orbits.$C$3]*[.A2668]" office:value-type="float" office:value="11554673.487">
            <text:p>11554673.487</text:p>
          </table:table-cell>
          <table:table-cell table:style-name="ce6" table:formula="of:=[.B2668]/[orbits.$D$3]" office:value-type="float" office:value="31635.6215035216">
            <text:p>31635.62</text:p>
          </table:table-cell>
          <table:table-cell table:style-name="ce6" table:formula="of:=[.C2668]-ROUNDDOWN([.C2668])" office:value-type="float" office:value="0.621503521630075">
            <text:p>0.62</text:p>
          </table:table-cell>
          <table:table-cell table:formula="of:=IF([.D2668] &lt; [.$D$2])" office:value-type="boolean" office:boolean-value="false">
            <text:p>FALSE</text:p>
          </table:table-cell>
          <table:table-cell table:formula="of:=MOD([.C2668];64)" office:value-type="float" office:value="19.6215035216301">
            <text:p>19.62</text:p>
          </table:table-cell>
          <table:table-cell/>
        </table:table-row>
        <table:table-row table:style-name="ro2">
          <table:table-cell table:style-name="ce3" table:formula="of:=[.A2668]+1" office:value-type="float" office:value="2668">
            <text:p>2668</text:p>
          </table:table-cell>
          <table:table-cell table:style-name="ce3" table:formula="of:=[orbits.$C$3]*[.A2669]" office:value-type="float" office:value="11559005.948">
            <text:p>11559005.948</text:p>
          </table:table-cell>
          <table:table-cell table:style-name="ce6" table:formula="of:=[.B2669]/[orbits.$D$3]" office:value-type="float" office:value="31647.483378851">
            <text:p>31647.48</text:p>
          </table:table-cell>
          <table:table-cell table:style-name="ce6" table:formula="of:=[.C2669]-ROUNDDOWN([.C2669])" office:value-type="float" office:value="0.48337885104047">
            <text:p>0.48</text:p>
          </table:table-cell>
          <table:table-cell table:formula="of:=IF([.D2669] &lt; [.$D$2])" office:value-type="boolean" office:boolean-value="false">
            <text:p>FALSE</text:p>
          </table:table-cell>
          <table:table-cell table:formula="of:=MOD([.C2669];64)" office:value-type="float" office:value="31.4833788510405">
            <text:p>31.48</text:p>
          </table:table-cell>
          <table:table-cell/>
        </table:table-row>
        <table:table-row table:style-name="ro2">
          <table:table-cell table:style-name="ce3" table:formula="of:=[.A2669]+1" office:value-type="float" office:value="2669">
            <text:p>2669</text:p>
          </table:table-cell>
          <table:table-cell table:style-name="ce3" table:formula="of:=[orbits.$C$3]*[.A2670]" office:value-type="float" office:value="11563338.409">
            <text:p>11563338.409</text:p>
          </table:table-cell>
          <table:table-cell table:style-name="ce6" table:formula="of:=[.B2670]/[orbits.$D$3]" office:value-type="float" office:value="31659.3452541804">
            <text:p>31659.35</text:p>
          </table:table-cell>
          <table:table-cell table:style-name="ce6" table:formula="of:=[.C2670]-ROUNDDOWN([.C2670])" office:value-type="float" office:value="0.345254180439952">
            <text:p>0.35</text:p>
          </table:table-cell>
          <table:table-cell table:formula="of:=IF([.D2670] &lt; [.$D$2])" office:value-type="boolean" office:boolean-value="false">
            <text:p>FALSE</text:p>
          </table:table-cell>
          <table:table-cell table:formula="of:=MOD([.C2670];64)" office:value-type="float" office:value="43.34525418044">
            <text:p>43.35</text:p>
          </table:table-cell>
          <table:table-cell/>
        </table:table-row>
        <table:table-row table:style-name="ro2">
          <table:table-cell table:style-name="ce3" table:formula="of:=[.A2670]+1" office:value-type="float" office:value="2670">
            <text:p>2670</text:p>
          </table:table-cell>
          <table:table-cell table:style-name="ce3" table:formula="of:=[orbits.$C$3]*[.A2671]" office:value-type="float" office:value="11567670.87">
            <text:p>11567670.87</text:p>
          </table:table-cell>
          <table:table-cell table:style-name="ce6" table:formula="of:=[.B2671]/[orbits.$D$3]" office:value-type="float" office:value="31671.2071295098">
            <text:p>31671.21</text:p>
          </table:table-cell>
          <table:table-cell table:style-name="ce6" table:formula="of:=[.C2671]-ROUNDDOWN([.C2671])" office:value-type="float" office:value="0.207129509846709">
            <text:p>0.21</text:p>
          </table:table-cell>
          <table:table-cell table:formula="of:=IF([.D2671] &lt; [.$D$2])" office:value-type="boolean" office:boolean-value="false">
            <text:p>FALSE</text:p>
          </table:table-cell>
          <table:table-cell table:formula="of:=MOD([.C2671];64)" office:value-type="float" office:value="55.2071295098467">
            <text:p>55.21</text:p>
          </table:table-cell>
          <table:table-cell/>
        </table:table-row>
        <table:table-row table:style-name="ro2">
          <table:table-cell table:style-name="ce3" table:formula="of:=[.A2671]+1" office:value-type="float" office:value="2671">
            <text:p>2671</text:p>
          </table:table-cell>
          <table:table-cell table:style-name="ce3" table:formula="of:=[orbits.$C$3]*[.A2672]" office:value-type="float" office:value="11572003.331">
            <text:p>11572003.331</text:p>
          </table:table-cell>
          <table:table-cell table:style-name="ce6" table:formula="of:=[.B2672]/[orbits.$D$3]" office:value-type="float" office:value="31683.0690048392">
            <text:p>31683.07</text:p>
          </table:table-cell>
          <table:table-cell table:style-name="ce6" table:formula="of:=[.C2672]-ROUNDDOWN([.C2672])" office:value-type="float" office:value="0.0690048392498284">
            <text:p>0.07</text:p>
          </table:table-cell>
          <table:table-cell table:formula="of:=IF([.D2672] &lt; [.$D$2])" office:value-type="boolean" office:boolean-value="true">
            <text:p>TRUE</text:p>
          </table:table-cell>
          <table:table-cell table:formula="of:=MOD([.C2672];64)" office:value-type="float" office:value="3.06900483924983">
            <text:p>3.07</text:p>
          </table:table-cell>
          <table:table-cell/>
        </table:table-row>
        <table:table-row table:style-name="ro2">
          <table:table-cell table:style-name="ce3" table:formula="of:=[.A2672]+1" office:value-type="float" office:value="2672">
            <text:p>2672</text:p>
          </table:table-cell>
          <table:table-cell table:style-name="ce3" table:formula="of:=[orbits.$C$3]*[.A2673]" office:value-type="float" office:value="11576335.792">
            <text:p>11576335.792</text:p>
          </table:table-cell>
          <table:table-cell table:style-name="ce6" table:formula="of:=[.B2673]/[orbits.$D$3]" office:value-type="float" office:value="31694.9308801687">
            <text:p>31694.93</text:p>
          </table:table-cell>
          <table:table-cell table:style-name="ce6" table:formula="of:=[.C2673]-ROUNDDOWN([.C2673])" office:value-type="float" office:value="0.930880168656586">
            <text:p>0.93</text:p>
          </table:table-cell>
          <table:table-cell table:formula="of:=IF([.D2673] &lt; [.$D$2])" office:value-type="boolean" office:boolean-value="false">
            <text:p>FALSE</text:p>
          </table:table-cell>
          <table:table-cell table:formula="of:=MOD([.C2673];64)" office:value-type="float" office:value="14.9308801686566">
            <text:p>14.93</text:p>
          </table:table-cell>
          <table:table-cell/>
        </table:table-row>
        <table:table-row table:style-name="ro2">
          <table:table-cell table:style-name="ce3" table:formula="of:=[.A2673]+1" office:value-type="float" office:value="2673">
            <text:p>2673</text:p>
          </table:table-cell>
          <table:table-cell table:style-name="ce3" table:formula="of:=[orbits.$C$3]*[.A2674]" office:value-type="float" office:value="11580668.253">
            <text:p>11580668.253</text:p>
          </table:table-cell>
          <table:table-cell table:style-name="ce6" table:formula="of:=[.B2674]/[orbits.$D$3]" office:value-type="float" office:value="31706.7927554981">
            <text:p>31706.79</text:p>
          </table:table-cell>
          <table:table-cell table:style-name="ce6" table:formula="of:=[.C2674]-ROUNDDOWN([.C2674])" office:value-type="float" office:value="0.792755498059705">
            <text:p>0.79</text:p>
          </table:table-cell>
          <table:table-cell table:formula="of:=IF([.D2674] &lt; [.$D$2])" office:value-type="boolean" office:boolean-value="false">
            <text:p>FALSE</text:p>
          </table:table-cell>
          <table:table-cell table:formula="of:=MOD([.C2674];64)" office:value-type="float" office:value="26.7927554980597">
            <text:p>26.79</text:p>
          </table:table-cell>
          <table:table-cell/>
        </table:table-row>
        <table:table-row table:style-name="ro2">
          <table:table-cell table:style-name="ce3" table:formula="of:=[.A2674]+1" office:value-type="float" office:value="2674">
            <text:p>2674</text:p>
          </table:table-cell>
          <table:table-cell table:style-name="ce3" table:formula="of:=[orbits.$C$3]*[.A2675]" office:value-type="float" office:value="11585000.714">
            <text:p>11585000.714</text:p>
          </table:table-cell>
          <table:table-cell table:style-name="ce6" table:formula="of:=[.B2675]/[orbits.$D$3]" office:value-type="float" office:value="31718.6546308275">
            <text:p>31718.65</text:p>
          </table:table-cell>
          <table:table-cell table:style-name="ce6" table:formula="of:=[.C2675]-ROUNDDOWN([.C2675])" office:value-type="float" office:value="0.654630827466463">
            <text:p>0.65</text:p>
          </table:table-cell>
          <table:table-cell table:formula="of:=IF([.D2675] &lt; [.$D$2])" office:value-type="boolean" office:boolean-value="false">
            <text:p>FALSE</text:p>
          </table:table-cell>
          <table:table-cell table:formula="of:=MOD([.C2675];64)" office:value-type="float" office:value="38.6546308274665">
            <text:p>38.65</text:p>
          </table:table-cell>
          <table:table-cell/>
        </table:table-row>
        <table:table-row table:style-name="ro2">
          <table:table-cell table:style-name="ce3" table:formula="of:=[.A2675]+1" office:value-type="float" office:value="2675">
            <text:p>2675</text:p>
          </table:table-cell>
          <table:table-cell table:style-name="ce3" table:formula="of:=[orbits.$C$3]*[.A2676]" office:value-type="float" office:value="11589333.175">
            <text:p>11589333.175</text:p>
          </table:table-cell>
          <table:table-cell table:style-name="ce6" table:formula="of:=[.B2676]/[orbits.$D$3]" office:value-type="float" office:value="31730.5165061569">
            <text:p>31730.52</text:p>
          </table:table-cell>
          <table:table-cell table:style-name="ce6" table:formula="of:=[.C2676]-ROUNDDOWN([.C2676])" office:value-type="float" office:value="0.516506156869582">
            <text:p>0.52</text:p>
          </table:table-cell>
          <table:table-cell table:formula="of:=IF([.D2676] &lt; [.$D$2])" office:value-type="boolean" office:boolean-value="false">
            <text:p>FALSE</text:p>
          </table:table-cell>
          <table:table-cell table:formula="of:=MOD([.C2676];64)" office:value-type="float" office:value="50.5165061568696">
            <text:p>50.52</text:p>
          </table:table-cell>
          <table:table-cell/>
        </table:table-row>
        <table:table-row table:style-name="ro2">
          <table:table-cell table:style-name="ce3" table:formula="of:=[.A2676]+1" office:value-type="float" office:value="2676">
            <text:p>2676</text:p>
          </table:table-cell>
          <table:table-cell table:style-name="ce3" table:formula="of:=[orbits.$C$3]*[.A2677]" office:value-type="float" office:value="11593665.636">
            <text:p>11593665.636</text:p>
          </table:table-cell>
          <table:table-cell table:style-name="ce6" table:formula="of:=[.B2677]/[orbits.$D$3]" office:value-type="float" office:value="31742.3783814863">
            <text:p>31742.38</text:p>
          </table:table-cell>
          <table:table-cell table:style-name="ce6" table:formula="of:=[.C2677]-ROUNDDOWN([.C2677])" office:value-type="float" office:value="0.378381486272701">
            <text:p>0.38</text:p>
          </table:table-cell>
          <table:table-cell table:formula="of:=IF([.D2677] &lt; [.$D$2])" office:value-type="boolean" office:boolean-value="false">
            <text:p>FALSE</text:p>
          </table:table-cell>
          <table:table-cell table:formula="of:=MOD([.C2677];64)" office:value-type="float" office:value="62.3783814862727">
            <text:p>62.38</text:p>
          </table:table-cell>
          <table:table-cell/>
        </table:table-row>
        <table:table-row table:style-name="ro2">
          <table:table-cell table:style-name="ce3" table:formula="of:=[.A2677]+1" office:value-type="float" office:value="2677">
            <text:p>2677</text:p>
          </table:table-cell>
          <table:table-cell table:style-name="ce3" table:formula="of:=[orbits.$C$3]*[.A2678]" office:value-type="float" office:value="11597998.097">
            <text:p>11597998.097</text:p>
          </table:table-cell>
          <table:table-cell table:style-name="ce6" table:formula="of:=[.B2678]/[orbits.$D$3]" office:value-type="float" office:value="31754.2402568157">
            <text:p>31754.24</text:p>
          </table:table-cell>
          <table:table-cell table:style-name="ce6" table:formula="of:=[.C2678]-ROUNDDOWN([.C2678])" office:value-type="float" office:value="0.240256815679459">
            <text:p>0.24</text:p>
          </table:table-cell>
          <table:table-cell table:formula="of:=IF([.D2678] &lt; [.$D$2])" office:value-type="boolean" office:boolean-value="false">
            <text:p>FALSE</text:p>
          </table:table-cell>
          <table:table-cell table:formula="of:=MOD([.C2678];64)" office:value-type="float" office:value="10.2402568156795">
            <text:p>10.24</text:p>
          </table:table-cell>
          <table:table-cell/>
        </table:table-row>
        <table:table-row table:style-name="ro2">
          <table:table-cell table:style-name="ce3" table:formula="of:=[.A2678]+1" office:value-type="float" office:value="2678">
            <text:p>2678</text:p>
          </table:table-cell>
          <table:table-cell table:style-name="ce3" table:formula="of:=[orbits.$C$3]*[.A2679]" office:value-type="float" office:value="11602330.558">
            <text:p>11602330.558</text:p>
          </table:table-cell>
          <table:table-cell table:style-name="ce6" table:formula="of:=[.B2679]/[orbits.$D$3]" office:value-type="float" office:value="31766.1021321451">
            <text:p>31766.10</text:p>
          </table:table-cell>
          <table:table-cell table:style-name="ce6" table:formula="of:=[.C2679]-ROUNDDOWN([.C2679])" office:value-type="float" office:value="0.102132145082578">
            <text:p>0.10</text:p>
          </table:table-cell>
          <table:table-cell table:formula="of:=IF([.D2679] &lt; [.$D$2])" office:value-type="boolean" office:boolean-value="false">
            <text:p>FALSE</text:p>
          </table:table-cell>
          <table:table-cell table:formula="of:=MOD([.C2679];64)" office:value-type="float" office:value="22.1021321450826">
            <text:p>22.10</text:p>
          </table:table-cell>
          <table:table-cell/>
        </table:table-row>
        <table:table-row table:style-name="ro2">
          <table:table-cell table:style-name="ce3" table:formula="of:=[.A2679]+1" office:value-type="float" office:value="2679">
            <text:p>2679</text:p>
          </table:table-cell>
          <table:table-cell table:style-name="ce3" table:formula="of:=[orbits.$C$3]*[.A2680]" office:value-type="float" office:value="11606663.019">
            <text:p>11606663.019</text:p>
          </table:table-cell>
          <table:table-cell table:style-name="ce6" table:formula="of:=[.B2680]/[orbits.$D$3]" office:value-type="float" office:value="31777.9640074745">
            <text:p>31777.96</text:p>
          </table:table-cell>
          <table:table-cell table:style-name="ce6" table:formula="of:=[.C2680]-ROUNDDOWN([.C2680])" office:value-type="float" office:value="0.964007474489335">
            <text:p>0.96</text:p>
          </table:table-cell>
          <table:table-cell table:formula="of:=IF([.D2680] &lt; [.$D$2])" office:value-type="boolean" office:boolean-value="false">
            <text:p>FALSE</text:p>
          </table:table-cell>
          <table:table-cell table:formula="of:=MOD([.C2680];64)" office:value-type="float" office:value="33.9640074744893">
            <text:p>33.96</text:p>
          </table:table-cell>
          <table:table-cell/>
        </table:table-row>
        <table:table-row table:style-name="ro2">
          <table:table-cell table:style-name="ce3" table:formula="of:=[.A2680]+1" office:value-type="float" office:value="2680">
            <text:p>2680</text:p>
          </table:table-cell>
          <table:table-cell table:style-name="ce3" table:formula="of:=[orbits.$C$3]*[.A2681]" office:value-type="float" office:value="11610995.48">
            <text:p>11610995.48</text:p>
          </table:table-cell>
          <table:table-cell table:style-name="ce6" table:formula="of:=[.B2681]/[orbits.$D$3]" office:value-type="float" office:value="31789.8258828039">
            <text:p>31789.83</text:p>
          </table:table-cell>
          <table:table-cell table:style-name="ce6" table:formula="of:=[.C2681]-ROUNDDOWN([.C2681])" office:value-type="float" office:value="0.825882803892455">
            <text:p>0.83</text:p>
          </table:table-cell>
          <table:table-cell table:formula="of:=IF([.D2681] &lt; [.$D$2])" office:value-type="boolean" office:boolean-value="false">
            <text:p>FALSE</text:p>
          </table:table-cell>
          <table:table-cell table:formula="of:=MOD([.C2681];64)" office:value-type="float" office:value="45.8258828038925">
            <text:p>45.83</text:p>
          </table:table-cell>
          <table:table-cell/>
        </table:table-row>
        <table:table-row table:style-name="ro2">
          <table:table-cell table:style-name="ce3" table:formula="of:=[.A2681]+1" office:value-type="float" office:value="2681">
            <text:p>2681</text:p>
          </table:table-cell>
          <table:table-cell table:style-name="ce3" table:formula="of:=[orbits.$C$3]*[.A2682]" office:value-type="float" office:value="11615327.941">
            <text:p>11615327.941</text:p>
          </table:table-cell>
          <table:table-cell table:style-name="ce6" table:formula="of:=[.B2682]/[orbits.$D$3]" office:value-type="float" office:value="31801.6877581333">
            <text:p>31801.69</text:p>
          </table:table-cell>
          <table:table-cell table:style-name="ce6" table:formula="of:=[.C2682]-ROUNDDOWN([.C2682])" office:value-type="float" office:value="0.687758133299212">
            <text:p>0.69</text:p>
          </table:table-cell>
          <table:table-cell table:formula="of:=IF([.D2682] &lt; [.$D$2])" office:value-type="boolean" office:boolean-value="false">
            <text:p>FALSE</text:p>
          </table:table-cell>
          <table:table-cell table:formula="of:=MOD([.C2682];64)" office:value-type="float" office:value="57.6877581332992">
            <text:p>57.69</text:p>
          </table:table-cell>
          <table:table-cell/>
        </table:table-row>
        <table:table-row table:style-name="ro2">
          <table:table-cell table:style-name="ce3" table:formula="of:=[.A2682]+1" office:value-type="float" office:value="2682">
            <text:p>2682</text:p>
          </table:table-cell>
          <table:table-cell table:style-name="ce3" table:formula="of:=[orbits.$C$3]*[.A2683]" office:value-type="float" office:value="11619660.402">
            <text:p>11619660.402</text:p>
          </table:table-cell>
          <table:table-cell table:style-name="ce6" table:formula="of:=[.B2683]/[orbits.$D$3]" office:value-type="float" office:value="31813.5496334627">
            <text:p>31813.55</text:p>
          </table:table-cell>
          <table:table-cell table:style-name="ce6" table:formula="of:=[.C2683]-ROUNDDOWN([.C2683])" office:value-type="float" office:value="0.549633462702332">
            <text:p>0.55</text:p>
          </table:table-cell>
          <table:table-cell table:formula="of:=IF([.D2683] &lt; [.$D$2])" office:value-type="boolean" office:boolean-value="false">
            <text:p>FALSE</text:p>
          </table:table-cell>
          <table:table-cell table:formula="of:=MOD([.C2683];64)" office:value-type="float" office:value="5.54963346270233">
            <text:p>5.55</text:p>
          </table:table-cell>
          <table:table-cell/>
        </table:table-row>
        <table:table-row table:style-name="ro2">
          <table:table-cell table:style-name="ce3" table:formula="of:=[.A2683]+1" office:value-type="float" office:value="2683">
            <text:p>2683</text:p>
          </table:table-cell>
          <table:table-cell table:style-name="ce3" table:formula="of:=[orbits.$C$3]*[.A2684]" office:value-type="float" office:value="11623992.863">
            <text:p>11623992.863</text:p>
          </table:table-cell>
          <table:table-cell table:style-name="ce6" table:formula="of:=[.B2684]/[orbits.$D$3]" office:value-type="float" office:value="31825.4115087921">
            <text:p>31825.41</text:p>
          </table:table-cell>
          <table:table-cell table:style-name="ce6" table:formula="of:=[.C2684]-ROUNDDOWN([.C2684])" office:value-type="float" office:value="0.411508792101813">
            <text:p>0.41</text:p>
          </table:table-cell>
          <table:table-cell table:formula="of:=IF([.D2684] &lt; [.$D$2])" office:value-type="boolean" office:boolean-value="false">
            <text:p>FALSE</text:p>
          </table:table-cell>
          <table:table-cell table:formula="of:=MOD([.C2684];64)" office:value-type="float" office:value="17.4115087921018">
            <text:p>17.41</text:p>
          </table:table-cell>
          <table:table-cell/>
        </table:table-row>
        <table:table-row table:style-name="ro2">
          <table:table-cell table:style-name="ce3" table:formula="of:=[.A2684]+1" office:value-type="float" office:value="2684">
            <text:p>2684</text:p>
          </table:table-cell>
          <table:table-cell table:style-name="ce3" table:formula="of:=[orbits.$C$3]*[.A2685]" office:value-type="float" office:value="11628325.324">
            <text:p>11628325.324</text:p>
          </table:table-cell>
          <table:table-cell table:style-name="ce6" table:formula="of:=[.B2685]/[orbits.$D$3]" office:value-type="float" office:value="31837.2733841215">
            <text:p>31837.27</text:p>
          </table:table-cell>
          <table:table-cell table:style-name="ce6" table:formula="of:=[.C2685]-ROUNDDOWN([.C2685])" office:value-type="float" office:value="0.27338412150857">
            <text:p>0.27</text:p>
          </table:table-cell>
          <table:table-cell table:formula="of:=IF([.D2685] &lt; [.$D$2])" office:value-type="boolean" office:boolean-value="false">
            <text:p>FALSE</text:p>
          </table:table-cell>
          <table:table-cell table:formula="of:=MOD([.C2685];64)" office:value-type="float" office:value="29.2733841215086">
            <text:p>29.27</text:p>
          </table:table-cell>
          <table:table-cell/>
        </table:table-row>
        <table:table-row table:style-name="ro2">
          <table:table-cell table:style-name="ce3" table:formula="of:=[.A2685]+1" office:value-type="float" office:value="2685">
            <text:p>2685</text:p>
          </table:table-cell>
          <table:table-cell table:style-name="ce3" table:formula="of:=[orbits.$C$3]*[.A2686]" office:value-type="float" office:value="11632657.785">
            <text:p>11632657.785</text:p>
          </table:table-cell>
          <table:table-cell table:style-name="ce6" table:formula="of:=[.B2686]/[orbits.$D$3]" office:value-type="float" office:value="31849.1352594509">
            <text:p>31849.14</text:p>
          </table:table-cell>
          <table:table-cell table:style-name="ce6" table:formula="of:=[.C2686]-ROUNDDOWN([.C2686])" office:value-type="float" office:value="0.13525945091169">
            <text:p>0.14</text:p>
          </table:table-cell>
          <table:table-cell table:formula="of:=IF([.D2686] &lt; [.$D$2])" office:value-type="boolean" office:boolean-value="false">
            <text:p>FALSE</text:p>
          </table:table-cell>
          <table:table-cell table:formula="of:=MOD([.C2686];64)" office:value-type="float" office:value="41.1352594509117">
            <text:p>41.14</text:p>
          </table:table-cell>
          <table:table-cell/>
        </table:table-row>
        <table:table-row table:style-name="ro2">
          <table:table-cell table:style-name="ce3" table:formula="of:=[.A2686]+1" office:value-type="float" office:value="2686">
            <text:p>2686</text:p>
          </table:table-cell>
          <table:table-cell table:style-name="ce3" table:formula="of:=[orbits.$C$3]*[.A2687]" office:value-type="float" office:value="11636990.246">
            <text:p>11636990.246</text:p>
          </table:table-cell>
          <table:table-cell table:style-name="ce6" table:formula="of:=[.B2687]/[orbits.$D$3]" office:value-type="float" office:value="31860.9971347803">
            <text:p>31861.00</text:p>
          </table:table-cell>
          <table:table-cell table:style-name="ce6" table:formula="of:=[.C2687]-ROUNDDOWN([.C2687])" office:value-type="float" office:value="0.997134780318447">
            <text:p>1.00</text:p>
          </table:table-cell>
          <table:table-cell table:formula="of:=IF([.D2687] &lt; [.$D$2])" office:value-type="boolean" office:boolean-value="false">
            <text:p>FALSE</text:p>
          </table:table-cell>
          <table:table-cell table:formula="of:=MOD([.C2687];64)" office:value-type="float" office:value="52.9971347803185">
            <text:p>53.00</text:p>
          </table:table-cell>
          <table:table-cell/>
        </table:table-row>
        <table:table-row table:style-name="ro2">
          <table:table-cell table:style-name="ce3" table:formula="of:=[.A2687]+1" office:value-type="float" office:value="2687">
            <text:p>2687</text:p>
          </table:table-cell>
          <table:table-cell table:style-name="ce3" table:formula="of:=[orbits.$C$3]*[.A2688]" office:value-type="float" office:value="11641322.707">
            <text:p>11641322.707</text:p>
          </table:table-cell>
          <table:table-cell table:style-name="ce6" table:formula="of:=[.B2688]/[orbits.$D$3]" office:value-type="float" office:value="31872.8590101097">
            <text:p>31872.86</text:p>
          </table:table-cell>
          <table:table-cell table:style-name="ce6" table:formula="of:=[.C2688]-ROUNDDOWN([.C2688])" office:value-type="float" office:value="0.859010109721567">
            <text:p>0.86</text:p>
          </table:table-cell>
          <table:table-cell table:formula="of:=IF([.D2688] &lt; [.$D$2])" office:value-type="boolean" office:boolean-value="false">
            <text:p>FALSE</text:p>
          </table:table-cell>
          <table:table-cell table:formula="of:=MOD([.C2688];64)" office:value-type="float" office:value="0.859010109721567">
            <text:p>0.86</text:p>
          </table:table-cell>
          <table:table-cell/>
        </table:table-row>
        <table:table-row table:style-name="ro2">
          <table:table-cell table:style-name="ce3" table:formula="of:=[.A2688]+1" office:value-type="float" office:value="2688">
            <text:p>2688</text:p>
          </table:table-cell>
          <table:table-cell table:style-name="ce3" table:formula="of:=[orbits.$C$3]*[.A2689]" office:value-type="float" office:value="11645655.168">
            <text:p>11645655.168</text:p>
          </table:table-cell>
          <table:table-cell table:style-name="ce6" table:formula="of:=[.B2689]/[orbits.$D$3]" office:value-type="float" office:value="31884.7208854391">
            <text:p>31884.72</text:p>
          </table:table-cell>
          <table:table-cell table:style-name="ce6" table:formula="of:=[.C2689]-ROUNDDOWN([.C2689])" office:value-type="float" office:value="0.720885439128324">
            <text:p>0.72</text:p>
          </table:table-cell>
          <table:table-cell table:formula="of:=IF([.D2689] &lt; [.$D$2])" office:value-type="boolean" office:boolean-value="false">
            <text:p>FALSE</text:p>
          </table:table-cell>
          <table:table-cell table:formula="of:=MOD([.C2689];64)" office:value-type="float" office:value="12.7208854391283">
            <text:p>12.72</text:p>
          </table:table-cell>
          <table:table-cell/>
        </table:table-row>
        <table:table-row table:style-name="ro2">
          <table:table-cell table:style-name="ce3" table:formula="of:=[.A2689]+1" office:value-type="float" office:value="2689">
            <text:p>2689</text:p>
          </table:table-cell>
          <table:table-cell table:style-name="ce3" table:formula="of:=[orbits.$C$3]*[.A2690]" office:value-type="float" office:value="11649987.629">
            <text:p>11649987.629</text:p>
          </table:table-cell>
          <table:table-cell table:style-name="ce6" table:formula="of:=[.B2690]/[orbits.$D$3]" office:value-type="float" office:value="31896.5827607685">
            <text:p>31896.58</text:p>
          </table:table-cell>
          <table:table-cell table:style-name="ce6" table:formula="of:=[.C2690]-ROUNDDOWN([.C2690])" office:value-type="float" office:value="0.582760768531443">
            <text:p>0.58</text:p>
          </table:table-cell>
          <table:table-cell table:formula="of:=IF([.D2690] &lt; [.$D$2])" office:value-type="boolean" office:boolean-value="false">
            <text:p>FALSE</text:p>
          </table:table-cell>
          <table:table-cell table:formula="of:=MOD([.C2690];64)" office:value-type="float" office:value="24.5827607685314">
            <text:p>24.58</text:p>
          </table:table-cell>
          <table:table-cell/>
        </table:table-row>
        <table:table-row table:style-name="ro2">
          <table:table-cell table:style-name="ce3" table:formula="of:=[.A2690]+1" office:value-type="float" office:value="2690">
            <text:p>2690</text:p>
          </table:table-cell>
          <table:table-cell table:style-name="ce3" table:formula="of:=[orbits.$C$3]*[.A2691]" office:value-type="float" office:value="11654320.09">
            <text:p>11654320.09</text:p>
          </table:table-cell>
          <table:table-cell table:style-name="ce6" table:formula="of:=[.B2691]/[orbits.$D$3]" office:value-type="float" office:value="31908.4446360979">
            <text:p>31908.44</text:p>
          </table:table-cell>
          <table:table-cell table:style-name="ce6" table:formula="of:=[.C2691]-ROUNDDOWN([.C2691])" office:value-type="float" office:value="0.444636097934563">
            <text:p>0.44</text:p>
          </table:table-cell>
          <table:table-cell table:formula="of:=IF([.D2691] &lt; [.$D$2])" office:value-type="boolean" office:boolean-value="false">
            <text:p>FALSE</text:p>
          </table:table-cell>
          <table:table-cell table:formula="of:=MOD([.C2691];64)" office:value-type="float" office:value="36.4446360979346">
            <text:p>36.44</text:p>
          </table:table-cell>
          <table:table-cell/>
        </table:table-row>
        <table:table-row table:style-name="ro2">
          <table:table-cell table:style-name="ce3" table:formula="of:=[.A2691]+1" office:value-type="float" office:value="2691">
            <text:p>2691</text:p>
          </table:table-cell>
          <table:table-cell table:style-name="ce3" table:formula="of:=[orbits.$C$3]*[.A2692]" office:value-type="float" office:value="11658652.551">
            <text:p>11658652.551</text:p>
          </table:table-cell>
          <table:table-cell table:style-name="ce6" table:formula="of:=[.B2692]/[orbits.$D$3]" office:value-type="float" office:value="31920.3065114273">
            <text:p>31920.31</text:p>
          </table:table-cell>
          <table:table-cell table:style-name="ce6" table:formula="of:=[.C2692]-ROUNDDOWN([.C2692])" office:value-type="float" office:value="0.30651142734132">
            <text:p>0.31</text:p>
          </table:table-cell>
          <table:table-cell table:formula="of:=IF([.D2692] &lt; [.$D$2])" office:value-type="boolean" office:boolean-value="false">
            <text:p>FALSE</text:p>
          </table:table-cell>
          <table:table-cell table:formula="of:=MOD([.C2692];64)" office:value-type="float" office:value="48.3065114273413">
            <text:p>48.31</text:p>
          </table:table-cell>
          <table:table-cell/>
        </table:table-row>
        <table:table-row table:style-name="ro2">
          <table:table-cell table:style-name="ce3" table:formula="of:=[.A2692]+1" office:value-type="float" office:value="2692">
            <text:p>2692</text:p>
          </table:table-cell>
          <table:table-cell table:style-name="ce3" table:formula="of:=[orbits.$C$3]*[.A2693]" office:value-type="float" office:value="11662985.012">
            <text:p>11662985.012</text:p>
          </table:table-cell>
          <table:table-cell table:style-name="ce6" table:formula="of:=[.B2693]/[orbits.$D$3]" office:value-type="float" office:value="31932.1683867567">
            <text:p>31932.17</text:p>
          </table:table-cell>
          <table:table-cell table:style-name="ce6" table:formula="of:=[.C2693]-ROUNDDOWN([.C2693])" office:value-type="float" office:value="0.168386756744439">
            <text:p>0.17</text:p>
          </table:table-cell>
          <table:table-cell table:formula="of:=IF([.D2693] &lt; [.$D$2])" office:value-type="boolean" office:boolean-value="false">
            <text:p>FALSE</text:p>
          </table:table-cell>
          <table:table-cell table:formula="of:=MOD([.C2693];64)" office:value-type="float" office:value="60.1683867567444">
            <text:p>60.17</text:p>
          </table:table-cell>
          <table:table-cell/>
        </table:table-row>
        <table:table-row table:style-name="ro2">
          <table:table-cell table:style-name="ce3" table:formula="of:=[.A2693]+1" office:value-type="float" office:value="2693">
            <text:p>2693</text:p>
          </table:table-cell>
          <table:table-cell table:style-name="ce3" table:formula="of:=[orbits.$C$3]*[.A2694]" office:value-type="float" office:value="11667317.473">
            <text:p>11667317.473</text:p>
          </table:table-cell>
          <table:table-cell table:style-name="ce6" table:formula="of:=[.B2694]/[orbits.$D$3]" office:value-type="float" office:value="31944.0302620862">
            <text:p>31944.03</text:p>
          </table:table-cell>
          <table:table-cell table:style-name="ce6" table:formula="of:=[.C2694]-ROUNDDOWN([.C2694])" office:value-type="float" office:value="0.0302620861511969">
            <text:p>0.03</text:p>
          </table:table-cell>
          <table:table-cell table:formula="of:=IF([.D2694] &lt; [.$D$2])" office:value-type="boolean" office:boolean-value="true">
            <text:p>TRUE</text:p>
          </table:table-cell>
          <table:table-cell table:formula="of:=MOD([.C2694];64)" office:value-type="float" office:value="8.0302620861512">
            <text:p>8.03</text:p>
          </table:table-cell>
          <table:table-cell/>
        </table:table-row>
        <table:table-row table:style-name="ro2">
          <table:table-cell table:style-name="ce3" table:formula="of:=[.A2694]+1" office:value-type="float" office:value="2694">
            <text:p>2694</text:p>
          </table:table-cell>
          <table:table-cell table:style-name="ce3" table:formula="of:=[orbits.$C$3]*[.A2695]" office:value-type="float" office:value="11671649.934">
            <text:p>11671649.934</text:p>
          </table:table-cell>
          <table:table-cell table:style-name="ce6" table:formula="of:=[.B2695]/[orbits.$D$3]" office:value-type="float" office:value="31955.8921374156">
            <text:p>31955.89</text:p>
          </table:table-cell>
          <table:table-cell table:style-name="ce6" table:formula="of:=[.C2695]-ROUNDDOWN([.C2695])" office:value-type="float" office:value="0.892137415554316">
            <text:p>0.89</text:p>
          </table:table-cell>
          <table:table-cell table:formula="of:=IF([.D2695] &lt; [.$D$2])" office:value-type="boolean" office:boolean-value="false">
            <text:p>FALSE</text:p>
          </table:table-cell>
          <table:table-cell table:formula="of:=MOD([.C2695];64)" office:value-type="float" office:value="19.8921374155543">
            <text:p>19.89</text:p>
          </table:table-cell>
          <table:table-cell/>
        </table:table-row>
        <table:table-row table:style-name="ro2">
          <table:table-cell table:style-name="ce3" table:formula="of:=[.A2695]+1" office:value-type="float" office:value="2695">
            <text:p>2695</text:p>
          </table:table-cell>
          <table:table-cell table:style-name="ce3" table:formula="of:=[orbits.$C$3]*[.A2696]" office:value-type="float" office:value="11675982.395">
            <text:p>11675982.395</text:p>
          </table:table-cell>
          <table:table-cell table:style-name="ce6" table:formula="of:=[.B2696]/[orbits.$D$3]" office:value-type="float" office:value="31967.754012745">
            <text:p>31967.75</text:p>
          </table:table-cell>
          <table:table-cell table:style-name="ce6" table:formula="of:=[.C2696]-ROUNDDOWN([.C2696])" office:value-type="float" office:value="0.754012744961074">
            <text:p>0.75</text:p>
          </table:table-cell>
          <table:table-cell table:formula="of:=IF([.D2696] &lt; [.$D$2])" office:value-type="boolean" office:boolean-value="false">
            <text:p>FALSE</text:p>
          </table:table-cell>
          <table:table-cell table:formula="of:=MOD([.C2696];64)" office:value-type="float" office:value="31.7540127449611">
            <text:p>31.75</text:p>
          </table:table-cell>
          <table:table-cell/>
        </table:table-row>
        <table:table-row table:style-name="ro2">
          <table:table-cell table:style-name="ce3" table:formula="of:=[.A2696]+1" office:value-type="float" office:value="2696">
            <text:p>2696</text:p>
          </table:table-cell>
          <table:table-cell table:style-name="ce3" table:formula="of:=[orbits.$C$3]*[.A2697]" office:value-type="float" office:value="11680314.856">
            <text:p>11680314.856</text:p>
          </table:table-cell>
          <table:table-cell table:style-name="ce6" table:formula="of:=[.B2697]/[orbits.$D$3]" office:value-type="float" office:value="31979.6158880744">
            <text:p>31979.62</text:p>
          </table:table-cell>
          <table:table-cell table:style-name="ce6" table:formula="of:=[.C2697]-ROUNDDOWN([.C2697])" office:value-type="float" office:value="0.615888074364193">
            <text:p>0.62</text:p>
          </table:table-cell>
          <table:table-cell table:formula="of:=IF([.D2697] &lt; [.$D$2])" office:value-type="boolean" office:boolean-value="false">
            <text:p>FALSE</text:p>
          </table:table-cell>
          <table:table-cell table:formula="of:=MOD([.C2697];64)" office:value-type="float" office:value="43.6158880743642">
            <text:p>43.62</text:p>
          </table:table-cell>
          <table:table-cell/>
        </table:table-row>
        <table:table-row table:style-name="ro2">
          <table:table-cell table:style-name="ce3" table:formula="of:=[.A2697]+1" office:value-type="float" office:value="2697">
            <text:p>2697</text:p>
          </table:table-cell>
          <table:table-cell table:style-name="ce3" table:formula="of:=[orbits.$C$3]*[.A2698]" office:value-type="float" office:value="11684647.317">
            <text:p>11684647.317</text:p>
          </table:table-cell>
          <table:table-cell table:style-name="ce6" table:formula="of:=[.B2698]/[orbits.$D$3]" office:value-type="float" office:value="31991.4777634038">
            <text:p>31991.48</text:p>
          </table:table-cell>
          <table:table-cell table:style-name="ce6" table:formula="of:=[.C2698]-ROUNDDOWN([.C2698])" office:value-type="float" office:value="0.477763403763674">
            <text:p>0.48</text:p>
          </table:table-cell>
          <table:table-cell table:formula="of:=IF([.D2698] &lt; [.$D$2])" office:value-type="boolean" office:boolean-value="false">
            <text:p>FALSE</text:p>
          </table:table-cell>
          <table:table-cell table:formula="of:=MOD([.C2698];64)" office:value-type="float" office:value="55.4777634037637">
            <text:p>55.48</text:p>
          </table:table-cell>
          <table:table-cell/>
        </table:table-row>
        <table:table-row table:style-name="ro2">
          <table:table-cell table:style-name="ce3" table:formula="of:=[.A2698]+1" office:value-type="float" office:value="2698">
            <text:p>2698</text:p>
          </table:table-cell>
          <table:table-cell table:style-name="ce3" table:formula="of:=[orbits.$C$3]*[.A2699]" office:value-type="float" office:value="11688979.778">
            <text:p>11688979.778</text:p>
          </table:table-cell>
          <table:table-cell table:style-name="ce6" table:formula="of:=[.B2699]/[orbits.$D$3]" office:value-type="float" office:value="32003.3396387332">
            <text:p>32003.34</text:p>
          </table:table-cell>
          <table:table-cell table:style-name="ce6" table:formula="of:=[.C2699]-ROUNDDOWN([.C2699])" office:value-type="float" office:value="0.339638733170432">
            <text:p>0.34</text:p>
          </table:table-cell>
          <table:table-cell table:formula="of:=IF([.D2699] &lt; [.$D$2])" office:value-type="boolean" office:boolean-value="false">
            <text:p>FALSE</text:p>
          </table:table-cell>
          <table:table-cell table:formula="of:=MOD([.C2699];64)" office:value-type="float" office:value="3.33963873317043">
            <text:p>3.34</text:p>
          </table:table-cell>
          <table:table-cell/>
        </table:table-row>
        <table:table-row table:style-name="ro2">
          <table:table-cell table:style-name="ce3" table:formula="of:=[.A2699]+1" office:value-type="float" office:value="2699">
            <text:p>2699</text:p>
          </table:table-cell>
          <table:table-cell table:style-name="ce3" table:formula="of:=[orbits.$C$3]*[.A2700]" office:value-type="float" office:value="11693312.239">
            <text:p>11693312.239</text:p>
          </table:table-cell>
          <table:table-cell table:style-name="ce6" table:formula="of:=[.B2700]/[orbits.$D$3]" office:value-type="float" office:value="32015.2015140626">
            <text:p>32015.20</text:p>
          </table:table-cell>
          <table:table-cell table:style-name="ce6" table:formula="of:=[.C2700]-ROUNDDOWN([.C2700])" office:value-type="float" office:value="0.201514062573551">
            <text:p>0.20</text:p>
          </table:table-cell>
          <table:table-cell table:formula="of:=IF([.D2700] &lt; [.$D$2])" office:value-type="boolean" office:boolean-value="false">
            <text:p>FALSE</text:p>
          </table:table-cell>
          <table:table-cell table:formula="of:=MOD([.C2700];64)" office:value-type="float" office:value="15.2015140625736">
            <text:p>15.20</text:p>
          </table:table-cell>
          <table:table-cell/>
        </table:table-row>
        <table:table-row table:style-name="ro2">
          <table:table-cell table:style-name="ce3" table:formula="of:=[.A2700]+1" office:value-type="float" office:value="2700">
            <text:p>2700</text:p>
          </table:table-cell>
          <table:table-cell table:style-name="ce3" table:formula="of:=[orbits.$C$3]*[.A2701]" office:value-type="float" office:value="11697644.7">
            <text:p>11697644.7</text:p>
          </table:table-cell>
          <table:table-cell table:style-name="ce6" table:formula="of:=[.B2701]/[orbits.$D$3]" office:value-type="float" office:value="32027.063389392">
            <text:p>32027.06</text:p>
          </table:table-cell>
          <table:table-cell table:style-name="ce6" table:formula="of:=[.C2701]-ROUNDDOWN([.C2701])" office:value-type="float" office:value="0.0633893919803086">
            <text:p>0.06</text:p>
          </table:table-cell>
          <table:table-cell table:formula="of:=IF([.D2701] &lt; [.$D$2])" office:value-type="boolean" office:boolean-value="true">
            <text:p>TRUE</text:p>
          </table:table-cell>
          <table:table-cell table:formula="of:=MOD([.C2701];64)" office:value-type="float" office:value="27.0633893919803">
            <text:p>27.06</text:p>
          </table:table-cell>
          <table:table-cell/>
        </table:table-row>
        <table:table-row table:style-name="ro2">
          <table:table-cell table:style-name="ce3" table:formula="of:=[.A2701]+1" office:value-type="float" office:value="2701">
            <text:p>2701</text:p>
          </table:table-cell>
          <table:table-cell table:style-name="ce3" table:formula="of:=[orbits.$C$3]*[.A2702]" office:value-type="float" office:value="11701977.161">
            <text:p>11701977.161</text:p>
          </table:table-cell>
          <table:table-cell table:style-name="ce6" table:formula="of:=[.B2702]/[orbits.$D$3]" office:value-type="float" office:value="32038.9252647214">
            <text:p>32038.93</text:p>
          </table:table-cell>
          <table:table-cell table:style-name="ce6" table:formula="of:=[.C2702]-ROUNDDOWN([.C2702])" office:value-type="float" office:value="0.925264721383428">
            <text:p>0.93</text:p>
          </table:table-cell>
          <table:table-cell table:formula="of:=IF([.D2702] &lt; [.$D$2])" office:value-type="boolean" office:boolean-value="false">
            <text:p>FALSE</text:p>
          </table:table-cell>
          <table:table-cell table:formula="of:=MOD([.C2702];64)" office:value-type="float" office:value="38.9252647213834">
            <text:p>38.93</text:p>
          </table:table-cell>
          <table:table-cell/>
        </table:table-row>
        <table:table-row table:style-name="ro2">
          <table:table-cell table:style-name="ce3" table:formula="of:=[.A2702]+1" office:value-type="float" office:value="2702">
            <text:p>2702</text:p>
          </table:table-cell>
          <table:table-cell table:style-name="ce3" table:formula="of:=[orbits.$C$3]*[.A2703]" office:value-type="float" office:value="11706309.622">
            <text:p>11706309.622</text:p>
          </table:table-cell>
          <table:table-cell table:style-name="ce6" table:formula="of:=[.B2703]/[orbits.$D$3]" office:value-type="float" office:value="32050.7871400508">
            <text:p>32050.79</text:p>
          </table:table-cell>
          <table:table-cell table:style-name="ce6" table:formula="of:=[.C2703]-ROUNDDOWN([.C2703])" office:value-type="float" office:value="0.787140050790185">
            <text:p>0.79</text:p>
          </table:table-cell>
          <table:table-cell table:formula="of:=IF([.D2703] &lt; [.$D$2])" office:value-type="boolean" office:boolean-value="false">
            <text:p>FALSE</text:p>
          </table:table-cell>
          <table:table-cell table:formula="of:=MOD([.C2703];64)" office:value-type="float" office:value="50.7871400507902">
            <text:p>50.79</text:p>
          </table:table-cell>
          <table:table-cell/>
        </table:table-row>
        <table:table-row table:style-name="ro2">
          <table:table-cell table:style-name="ce3" table:formula="of:=[.A2703]+1" office:value-type="float" office:value="2703">
            <text:p>2703</text:p>
          </table:table-cell>
          <table:table-cell table:style-name="ce3" table:formula="of:=[orbits.$C$3]*[.A2704]" office:value-type="float" office:value="11710642.083">
            <text:p>11710642.083</text:p>
          </table:table-cell>
          <table:table-cell table:style-name="ce6" table:formula="of:=[.B2704]/[orbits.$D$3]" office:value-type="float" office:value="32062.6490153802">
            <text:p>32062.65</text:p>
          </table:table-cell>
          <table:table-cell table:style-name="ce6" table:formula="of:=[.C2704]-ROUNDDOWN([.C2704])" office:value-type="float" office:value="0.649015380193305">
            <text:p>0.65</text:p>
          </table:table-cell>
          <table:table-cell table:formula="of:=IF([.D2704] &lt; [.$D$2])" office:value-type="boolean" office:boolean-value="false">
            <text:p>FALSE</text:p>
          </table:table-cell>
          <table:table-cell table:formula="of:=MOD([.C2704];64)" office:value-type="float" office:value="62.6490153801933">
            <text:p>62.65</text:p>
          </table:table-cell>
          <table:table-cell/>
        </table:table-row>
        <table:table-row table:style-name="ro2">
          <table:table-cell table:style-name="ce3" table:formula="of:=[.A2704]+1" office:value-type="float" office:value="2704">
            <text:p>2704</text:p>
          </table:table-cell>
          <table:table-cell table:style-name="ce3" table:formula="of:=[orbits.$C$3]*[.A2705]" office:value-type="float" office:value="11714974.544">
            <text:p>11714974.544</text:p>
          </table:table-cell>
          <table:table-cell table:style-name="ce6" table:formula="of:=[.B2705]/[orbits.$D$3]" office:value-type="float" office:value="32074.5108907096">
            <text:p>32074.51</text:p>
          </table:table-cell>
          <table:table-cell table:style-name="ce6" table:formula="of:=[.C2705]-ROUNDDOWN([.C2705])" office:value-type="float" office:value="0.510890709596424">
            <text:p>0.51</text:p>
          </table:table-cell>
          <table:table-cell table:formula="of:=IF([.D2705] &lt; [.$D$2])" office:value-type="boolean" office:boolean-value="false">
            <text:p>FALSE</text:p>
          </table:table-cell>
          <table:table-cell table:formula="of:=MOD([.C2705];64)" office:value-type="float" office:value="10.5108907095964">
            <text:p>10.51</text:p>
          </table:table-cell>
          <table:table-cell/>
        </table:table-row>
        <table:table-row table:style-name="ro2">
          <table:table-cell table:style-name="ce3" table:formula="of:=[.A2705]+1" office:value-type="float" office:value="2705">
            <text:p>2705</text:p>
          </table:table-cell>
          <table:table-cell table:style-name="ce3" table:formula="of:=[orbits.$C$3]*[.A2706]" office:value-type="float" office:value="11719307.005">
            <text:p>11719307.005</text:p>
          </table:table-cell>
          <table:table-cell table:style-name="ce6" table:formula="of:=[.B2706]/[orbits.$D$3]" office:value-type="float" office:value="32086.372766039">
            <text:p>32086.37</text:p>
          </table:table-cell>
          <table:table-cell table:style-name="ce6" table:formula="of:=[.C2706]-ROUNDDOWN([.C2706])" office:value-type="float" office:value="0.372766039003181">
            <text:p>0.37</text:p>
          </table:table-cell>
          <table:table-cell table:formula="of:=IF([.D2706] &lt; [.$D$2])" office:value-type="boolean" office:boolean-value="false">
            <text:p>FALSE</text:p>
          </table:table-cell>
          <table:table-cell table:formula="of:=MOD([.C2706];64)" office:value-type="float" office:value="22.3727660390032">
            <text:p>22.37</text:p>
          </table:table-cell>
          <table:table-cell/>
        </table:table-row>
        <table:table-row table:style-name="ro2">
          <table:table-cell table:style-name="ce3" table:formula="of:=[.A2706]+1" office:value-type="float" office:value="2706">
            <text:p>2706</text:p>
          </table:table-cell>
          <table:table-cell table:style-name="ce3" table:formula="of:=[orbits.$C$3]*[.A2707]" office:value-type="float" office:value="11723639.466">
            <text:p>11723639.466</text:p>
          </table:table-cell>
          <table:table-cell table:style-name="ce6" table:formula="of:=[.B2707]/[orbits.$D$3]" office:value-type="float" office:value="32098.2346413684">
            <text:p>32098.23</text:p>
          </table:table-cell>
          <table:table-cell table:style-name="ce6" table:formula="of:=[.C2707]-ROUNDDOWN([.C2707])" office:value-type="float" office:value="0.234641368406301">
            <text:p>0.23</text:p>
          </table:table-cell>
          <table:table-cell table:formula="of:=IF([.D2707] &lt; [.$D$2])" office:value-type="boolean" office:boolean-value="false">
            <text:p>FALSE</text:p>
          </table:table-cell>
          <table:table-cell table:formula="of:=MOD([.C2707];64)" office:value-type="float" office:value="34.2346413684063">
            <text:p>34.23</text:p>
          </table:table-cell>
          <table:table-cell/>
        </table:table-row>
        <table:table-row table:style-name="ro2">
          <table:table-cell table:style-name="ce3" table:formula="of:=[.A2707]+1" office:value-type="float" office:value="2707">
            <text:p>2707</text:p>
          </table:table-cell>
          <table:table-cell table:style-name="ce3" table:formula="of:=[orbits.$C$3]*[.A2708]" office:value-type="float" office:value="11727971.927">
            <text:p>11727971.927</text:p>
          </table:table-cell>
          <table:table-cell table:style-name="ce6" table:formula="of:=[.B2708]/[orbits.$D$3]" office:value-type="float" office:value="32110.0965166978">
            <text:p>32110.10</text:p>
          </table:table-cell>
          <table:table-cell table:style-name="ce6" table:formula="of:=[.C2708]-ROUNDDOWN([.C2708])" office:value-type="float" office:value="0.0965166978130583">
            <text:p>0.10</text:p>
          </table:table-cell>
          <table:table-cell table:formula="of:=IF([.D2708] &lt; [.$D$2])" office:value-type="boolean" office:boolean-value="true">
            <text:p>TRUE</text:p>
          </table:table-cell>
          <table:table-cell table:formula="of:=MOD([.C2708];64)" office:value-type="float" office:value="46.0965166978131">
            <text:p>46.10</text:p>
          </table:table-cell>
          <table:table-cell/>
        </table:table-row>
        <table:table-row table:style-name="ro2">
          <table:table-cell table:style-name="ce3" table:formula="of:=[.A2708]+1" office:value-type="float" office:value="2708">
            <text:p>2708</text:p>
          </table:table-cell>
          <table:table-cell table:style-name="ce3" table:formula="of:=[orbits.$C$3]*[.A2709]" office:value-type="float" office:value="11732304.388">
            <text:p>11732304.388</text:p>
          </table:table-cell>
          <table:table-cell table:style-name="ce6" table:formula="of:=[.B2709]/[orbits.$D$3]" office:value-type="float" office:value="32121.9583920272">
            <text:p>32121.96</text:p>
          </table:table-cell>
          <table:table-cell table:style-name="ce6" table:formula="of:=[.C2709]-ROUNDDOWN([.C2709])" office:value-type="float" office:value="0.958392027216178">
            <text:p>0.96</text:p>
          </table:table-cell>
          <table:table-cell table:formula="of:=IF([.D2709] &lt; [.$D$2])" office:value-type="boolean" office:boolean-value="false">
            <text:p>FALSE</text:p>
          </table:table-cell>
          <table:table-cell table:formula="of:=MOD([.C2709];64)" office:value-type="float" office:value="57.9583920272162">
            <text:p>57.96</text:p>
          </table:table-cell>
          <table:table-cell/>
        </table:table-row>
        <table:table-row table:style-name="ro2">
          <table:table-cell table:style-name="ce3" table:formula="of:=[.A2709]+1" office:value-type="float" office:value="2709">
            <text:p>2709</text:p>
          </table:table-cell>
          <table:table-cell table:style-name="ce3" table:formula="of:=[orbits.$C$3]*[.A2710]" office:value-type="float" office:value="11736636.849">
            <text:p>11736636.849</text:p>
          </table:table-cell>
          <table:table-cell table:style-name="ce6" table:formula="of:=[.B2710]/[orbits.$D$3]" office:value-type="float" office:value="32133.8202673566">
            <text:p>32133.82</text:p>
          </table:table-cell>
          <table:table-cell table:style-name="ce6" table:formula="of:=[.C2710]-ROUNDDOWN([.C2710])" office:value-type="float" office:value="0.820267356622935">
            <text:p>0.82</text:p>
          </table:table-cell>
          <table:table-cell table:formula="of:=IF([.D2710] &lt; [.$D$2])" office:value-type="boolean" office:boolean-value="false">
            <text:p>FALSE</text:p>
          </table:table-cell>
          <table:table-cell table:formula="of:=MOD([.C2710];64)" office:value-type="float" office:value="5.82026735662294">
            <text:p>5.82</text:p>
          </table:table-cell>
          <table:table-cell/>
        </table:table-row>
        <table:table-row table:style-name="ro2">
          <table:table-cell table:style-name="ce3" table:formula="of:=[.A2710]+1" office:value-type="float" office:value="2710">
            <text:p>2710</text:p>
          </table:table-cell>
          <table:table-cell table:style-name="ce3" table:formula="of:=[orbits.$C$3]*[.A2711]" office:value-type="float" office:value="11740969.31">
            <text:p>11740969.31</text:p>
          </table:table-cell>
          <table:table-cell table:style-name="ce6" table:formula="of:=[.B2711]/[orbits.$D$3]" office:value-type="float" office:value="32145.682142686">
            <text:p>32145.68</text:p>
          </table:table-cell>
          <table:table-cell table:style-name="ce6" table:formula="of:=[.C2711]-ROUNDDOWN([.C2711])" office:value-type="float" office:value="0.682142686026054">
            <text:p>0.68</text:p>
          </table:table-cell>
          <table:table-cell table:formula="of:=IF([.D2711] &lt; [.$D$2])" office:value-type="boolean" office:boolean-value="false">
            <text:p>FALSE</text:p>
          </table:table-cell>
          <table:table-cell table:formula="of:=MOD([.C2711];64)" office:value-type="float" office:value="17.6821426860261">
            <text:p>17.68</text:p>
          </table:table-cell>
          <table:table-cell/>
        </table:table-row>
        <table:table-row table:style-name="ro2">
          <table:table-cell table:style-name="ce3" table:formula="of:=[.A2711]+1" office:value-type="float" office:value="2711">
            <text:p>2711</text:p>
          </table:table-cell>
          <table:table-cell table:style-name="ce3" table:formula="of:=[orbits.$C$3]*[.A2712]" office:value-type="float" office:value="11745301.771">
            <text:p>11745301.771</text:p>
          </table:table-cell>
          <table:table-cell table:style-name="ce6" table:formula="of:=[.B2712]/[orbits.$D$3]" office:value-type="float" office:value="32157.5440180154">
            <text:p>32157.54</text:p>
          </table:table-cell>
          <table:table-cell table:style-name="ce6" table:formula="of:=[.C2712]-ROUNDDOWN([.C2712])" office:value-type="float" office:value="0.544018015432812">
            <text:p>0.54</text:p>
          </table:table-cell>
          <table:table-cell table:formula="of:=IF([.D2712] &lt; [.$D$2])" office:value-type="boolean" office:boolean-value="false">
            <text:p>FALSE</text:p>
          </table:table-cell>
          <table:table-cell table:formula="of:=MOD([.C2712];64)" office:value-type="float" office:value="29.5440180154328">
            <text:p>29.54</text:p>
          </table:table-cell>
          <table:table-cell/>
        </table:table-row>
        <table:table-row table:style-name="ro2">
          <table:table-cell table:style-name="ce3" table:formula="of:=[.A2712]+1" office:value-type="float" office:value="2712">
            <text:p>2712</text:p>
          </table:table-cell>
          <table:table-cell table:style-name="ce3" table:formula="of:=[orbits.$C$3]*[.A2713]" office:value-type="float" office:value="11749634.232">
            <text:p>11749634.232</text:p>
          </table:table-cell>
          <table:table-cell table:style-name="ce6" table:formula="of:=[.B2713]/[orbits.$D$3]" office:value-type="float" office:value="32169.4058933448">
            <text:p>32169.41</text:p>
          </table:table-cell>
          <table:table-cell table:style-name="ce6" table:formula="of:=[.C2713]-ROUNDDOWN([.C2713])" office:value-type="float" office:value="0.405893344832293">
            <text:p>0.41</text:p>
          </table:table-cell>
          <table:table-cell table:formula="of:=IF([.D2713] &lt; [.$D$2])" office:value-type="boolean" office:boolean-value="false">
            <text:p>FALSE</text:p>
          </table:table-cell>
          <table:table-cell table:formula="of:=MOD([.C2713];64)" office:value-type="float" office:value="41.4058933448323">
            <text:p>41.41</text:p>
          </table:table-cell>
          <table:table-cell/>
        </table:table-row>
        <table:table-row table:style-name="ro2">
          <table:table-cell table:style-name="ce3" table:formula="of:=[.A2713]+1" office:value-type="float" office:value="2713">
            <text:p>2713</text:p>
          </table:table-cell>
          <table:table-cell table:style-name="ce3" table:formula="of:=[orbits.$C$3]*[.A2714]" office:value-type="float" office:value="11753966.693">
            <text:p>11753966.693</text:p>
          </table:table-cell>
          <table:table-cell table:style-name="ce6" table:formula="of:=[.B2714]/[orbits.$D$3]" office:value-type="float" office:value="32181.2677686742">
            <text:p>32181.27</text:p>
          </table:table-cell>
          <table:table-cell table:style-name="ce6" table:formula="of:=[.C2714]-ROUNDDOWN([.C2714])" office:value-type="float" office:value="0.267768674235413">
            <text:p>0.27</text:p>
          </table:table-cell>
          <table:table-cell table:formula="of:=IF([.D2714] &lt; [.$D$2])" office:value-type="boolean" office:boolean-value="false">
            <text:p>FALSE</text:p>
          </table:table-cell>
          <table:table-cell table:formula="of:=MOD([.C2714];64)" office:value-type="float" office:value="53.2677686742354">
            <text:p>53.27</text:p>
          </table:table-cell>
          <table:table-cell/>
        </table:table-row>
        <table:table-row table:style-name="ro2">
          <table:table-cell table:style-name="ce3" table:formula="of:=[.A2714]+1" office:value-type="float" office:value="2714">
            <text:p>2714</text:p>
          </table:table-cell>
          <table:table-cell table:style-name="ce3" table:formula="of:=[orbits.$C$3]*[.A2715]" office:value-type="float" office:value="11758299.154">
            <text:p>11758299.154</text:p>
          </table:table-cell>
          <table:table-cell table:style-name="ce6" table:formula="of:=[.B2715]/[orbits.$D$3]" office:value-type="float" office:value="32193.1296440036">
            <text:p>32193.13</text:p>
          </table:table-cell>
          <table:table-cell table:style-name="ce6" table:formula="of:=[.C2715]-ROUNDDOWN([.C2715])" office:value-type="float" office:value="0.12964400364217">
            <text:p>0.13</text:p>
          </table:table-cell>
          <table:table-cell table:formula="of:=IF([.D2715] &lt; [.$D$2])" office:value-type="boolean" office:boolean-value="false">
            <text:p>FALSE</text:p>
          </table:table-cell>
          <table:table-cell table:formula="of:=MOD([.C2715];64)" office:value-type="float" office:value="1.12964400364217">
            <text:p>1.13</text:p>
          </table:table-cell>
          <table:table-cell/>
        </table:table-row>
        <table:table-row table:style-name="ro2">
          <table:table-cell table:style-name="ce3" table:formula="of:=[.A2715]+1" office:value-type="float" office:value="2715">
            <text:p>2715</text:p>
          </table:table-cell>
          <table:table-cell table:style-name="ce3" table:formula="of:=[orbits.$C$3]*[.A2716]" office:value-type="float" office:value="11762631.615">
            <text:p>11762631.615</text:p>
          </table:table-cell>
          <table:table-cell table:style-name="ce6" table:formula="of:=[.B2716]/[orbits.$D$3]" office:value-type="float" office:value="32204.991519333">
            <text:p>32204.99</text:p>
          </table:table-cell>
          <table:table-cell table:style-name="ce6" table:formula="of:=[.C2716]-ROUNDDOWN([.C2716])" office:value-type="float" office:value="0.991519333045289">
            <text:p>0.99</text:p>
          </table:table-cell>
          <table:table-cell table:formula="of:=IF([.D2716] &lt; [.$D$2])" office:value-type="boolean" office:boolean-value="false">
            <text:p>FALSE</text:p>
          </table:table-cell>
          <table:table-cell table:formula="of:=MOD([.C2716];64)" office:value-type="float" office:value="12.9915193330453">
            <text:p>12.99</text:p>
          </table:table-cell>
          <table:table-cell/>
        </table:table-row>
        <table:table-row table:style-name="ro2">
          <table:table-cell table:style-name="ce3" table:formula="of:=[.A2716]+1" office:value-type="float" office:value="2716">
            <text:p>2716</text:p>
          </table:table-cell>
          <table:table-cell table:style-name="ce3" table:formula="of:=[orbits.$C$3]*[.A2717]" office:value-type="float" office:value="11766964.076">
            <text:p>11766964.076</text:p>
          </table:table-cell>
          <table:table-cell table:style-name="ce6" table:formula="of:=[.B2717]/[orbits.$D$3]" office:value-type="float" office:value="32216.8533946625">
            <text:p>32216.85</text:p>
          </table:table-cell>
          <table:table-cell table:style-name="ce6" table:formula="of:=[.C2717]-ROUNDDOWN([.C2717])" office:value-type="float" office:value="0.853394662452047">
            <text:p>0.85</text:p>
          </table:table-cell>
          <table:table-cell table:formula="of:=IF([.D2717] &lt; [.$D$2])" office:value-type="boolean" office:boolean-value="false">
            <text:p>FALSE</text:p>
          </table:table-cell>
          <table:table-cell table:formula="of:=MOD([.C2717];64)" office:value-type="float" office:value="24.853394662452">
            <text:p>24.85</text:p>
          </table:table-cell>
          <table:table-cell/>
        </table:table-row>
        <table:table-row table:style-name="ro2">
          <table:table-cell table:style-name="ce3" table:formula="of:=[.A2717]+1" office:value-type="float" office:value="2717">
            <text:p>2717</text:p>
          </table:table-cell>
          <table:table-cell table:style-name="ce3" table:formula="of:=[orbits.$C$3]*[.A2718]" office:value-type="float" office:value="11771296.537">
            <text:p>11771296.537</text:p>
          </table:table-cell>
          <table:table-cell table:style-name="ce6" table:formula="of:=[.B2718]/[orbits.$D$3]" office:value-type="float" office:value="32228.7152699919">
            <text:p>32228.72</text:p>
          </table:table-cell>
          <table:table-cell table:style-name="ce6" table:formula="of:=[.C2718]-ROUNDDOWN([.C2718])" office:value-type="float" office:value="0.715269991855166">
            <text:p>0.72</text:p>
          </table:table-cell>
          <table:table-cell table:formula="of:=IF([.D2718] &lt; [.$D$2])" office:value-type="boolean" office:boolean-value="false">
            <text:p>FALSE</text:p>
          </table:table-cell>
          <table:table-cell table:formula="of:=MOD([.C2718];64)" office:value-type="float" office:value="36.7152699918552">
            <text:p>36.72</text:p>
          </table:table-cell>
          <table:table-cell/>
        </table:table-row>
        <table:table-row table:style-name="ro2">
          <table:table-cell table:style-name="ce3" table:formula="of:=[.A2718]+1" office:value-type="float" office:value="2718">
            <text:p>2718</text:p>
          </table:table-cell>
          <table:table-cell table:style-name="ce3" table:formula="of:=[orbits.$C$3]*[.A2719]" office:value-type="float" office:value="11775628.998">
            <text:p>11775628.998</text:p>
          </table:table-cell>
          <table:table-cell table:style-name="ce6" table:formula="of:=[.B2719]/[orbits.$D$3]" office:value-type="float" office:value="32240.5771453213">
            <text:p>32240.58</text:p>
          </table:table-cell>
          <table:table-cell table:style-name="ce6" table:formula="of:=[.C2719]-ROUNDDOWN([.C2719])" office:value-type="float" office:value="0.577145321261924">
            <text:p>0.58</text:p>
          </table:table-cell>
          <table:table-cell table:formula="of:=IF([.D2719] &lt; [.$D$2])" office:value-type="boolean" office:boolean-value="false">
            <text:p>FALSE</text:p>
          </table:table-cell>
          <table:table-cell table:formula="of:=MOD([.C2719];64)" office:value-type="float" office:value="48.5771453212619">
            <text:p>48.58</text:p>
          </table:table-cell>
          <table:table-cell/>
        </table:table-row>
        <table:table-row table:style-name="ro2">
          <table:table-cell table:style-name="ce3" table:formula="of:=[.A2719]+1" office:value-type="float" office:value="2719">
            <text:p>2719</text:p>
          </table:table-cell>
          <table:table-cell table:style-name="ce3" table:formula="of:=[orbits.$C$3]*[.A2720]" office:value-type="float" office:value="11779961.459">
            <text:p>11779961.459</text:p>
          </table:table-cell>
          <table:table-cell table:style-name="ce6" table:formula="of:=[.B2720]/[orbits.$D$3]" office:value-type="float" office:value="32252.4390206507">
            <text:p>32252.44</text:p>
          </table:table-cell>
          <table:table-cell table:style-name="ce6" table:formula="of:=[.C2720]-ROUNDDOWN([.C2720])" office:value-type="float" office:value="0.439020650665043">
            <text:p>0.44</text:p>
          </table:table-cell>
          <table:table-cell table:formula="of:=IF([.D2720] &lt; [.$D$2])" office:value-type="boolean" office:boolean-value="false">
            <text:p>FALSE</text:p>
          </table:table-cell>
          <table:table-cell table:formula="of:=MOD([.C2720];64)" office:value-type="float" office:value="60.439020650665">
            <text:p>60.44</text:p>
          </table:table-cell>
          <table:table-cell/>
        </table:table-row>
        <table:table-row table:style-name="ro2">
          <table:table-cell table:style-name="ce3" table:formula="of:=[.A2720]+1" office:value-type="float" office:value="2720">
            <text:p>2720</text:p>
          </table:table-cell>
          <table:table-cell table:style-name="ce3" table:formula="of:=[orbits.$C$3]*[.A2721]" office:value-type="float" office:value="11784293.92">
            <text:p>11784293.92</text:p>
          </table:table-cell>
          <table:table-cell table:style-name="ce6" table:formula="of:=[.B2721]/[orbits.$D$3]" office:value-type="float" office:value="32264.3008959801">
            <text:p>32264.30</text:p>
          </table:table-cell>
          <table:table-cell table:style-name="ce6" table:formula="of:=[.C2721]-ROUNDDOWN([.C2721])" office:value-type="float" office:value="0.300895980068162">
            <text:p>0.30</text:p>
          </table:table-cell>
          <table:table-cell table:formula="of:=IF([.D2721] &lt; [.$D$2])" office:value-type="boolean" office:boolean-value="false">
            <text:p>FALSE</text:p>
          </table:table-cell>
          <table:table-cell table:formula="of:=MOD([.C2721];64)" office:value-type="float" office:value="8.30089598006816">
            <text:p>8.30</text:p>
          </table:table-cell>
          <table:table-cell/>
        </table:table-row>
        <table:table-row table:style-name="ro2">
          <table:table-cell table:style-name="ce3" table:formula="of:=[.A2721]+1" office:value-type="float" office:value="2721">
            <text:p>2721</text:p>
          </table:table-cell>
          <table:table-cell table:style-name="ce3" table:formula="of:=[orbits.$C$3]*[.A2722]" office:value-type="float" office:value="11788626.381">
            <text:p>11788626.381</text:p>
          </table:table-cell>
          <table:table-cell table:style-name="ce6" table:formula="of:=[.B2722]/[orbits.$D$3]" office:value-type="float" office:value="32276.1627713095">
            <text:p>32276.16</text:p>
          </table:table-cell>
          <table:table-cell table:style-name="ce6" table:formula="of:=[.C2722]-ROUNDDOWN([.C2722])" office:value-type="float" office:value="0.16277130947492">
            <text:p>0.16</text:p>
          </table:table-cell>
          <table:table-cell table:formula="of:=IF([.D2722] &lt; [.$D$2])" office:value-type="boolean" office:boolean-value="false">
            <text:p>FALSE</text:p>
          </table:table-cell>
          <table:table-cell table:formula="of:=MOD([.C2722];64)" office:value-type="float" office:value="20.1627713094749">
            <text:p>20.16</text:p>
          </table:table-cell>
          <table:table-cell/>
        </table:table-row>
        <table:table-row table:style-name="ro2">
          <table:table-cell table:style-name="ce3" table:formula="of:=[.A2722]+1" office:value-type="float" office:value="2722">
            <text:p>2722</text:p>
          </table:table-cell>
          <table:table-cell table:style-name="ce3" table:formula="of:=[orbits.$C$3]*[.A2723]" office:value-type="float" office:value="11792958.842">
            <text:p>11792958.842</text:p>
          </table:table-cell>
          <table:table-cell table:style-name="ce6" table:formula="of:=[.B2723]/[orbits.$D$3]" office:value-type="float" office:value="32288.0246466389">
            <text:p>32288.02</text:p>
          </table:table-cell>
          <table:table-cell table:style-name="ce6" table:formula="of:=[.C2723]-ROUNDDOWN([.C2723])" office:value-type="float" office:value="0.0246466388780391">
            <text:p>0.02</text:p>
          </table:table-cell>
          <table:table-cell table:formula="of:=IF([.D2723] &lt; [.$D$2])" office:value-type="boolean" office:boolean-value="true">
            <text:p>TRUE</text:p>
          </table:table-cell>
          <table:table-cell table:formula="of:=MOD([.C2723];64)" office:value-type="float" office:value="32.024646638878">
            <text:p>32.02</text:p>
          </table:table-cell>
          <table:table-cell/>
        </table:table-row>
        <table:table-row table:style-name="ro2">
          <table:table-cell table:style-name="ce3" table:formula="of:=[.A2723]+1" office:value-type="float" office:value="2723">
            <text:p>2723</text:p>
          </table:table-cell>
          <table:table-cell table:style-name="ce3" table:formula="of:=[orbits.$C$3]*[.A2724]" office:value-type="float" office:value="11797291.303">
            <text:p>11797291.303</text:p>
          </table:table-cell>
          <table:table-cell table:style-name="ce6" table:formula="of:=[.B2724]/[orbits.$D$3]" office:value-type="float" office:value="32299.8865219683">
            <text:p>32299.89</text:p>
          </table:table-cell>
          <table:table-cell table:style-name="ce6" table:formula="of:=[.C2724]-ROUNDDOWN([.C2724])" office:value-type="float" office:value="0.886521968284796">
            <text:p>0.89</text:p>
          </table:table-cell>
          <table:table-cell table:formula="of:=IF([.D2724] &lt; [.$D$2])" office:value-type="boolean" office:boolean-value="false">
            <text:p>FALSE</text:p>
          </table:table-cell>
          <table:table-cell table:formula="of:=MOD([.C2724];64)" office:value-type="float" office:value="43.8865219682848">
            <text:p>43.89</text:p>
          </table:table-cell>
          <table:table-cell/>
        </table:table-row>
        <table:table-row table:style-name="ro2">
          <table:table-cell table:style-name="ce3" table:formula="of:=[.A2724]+1" office:value-type="float" office:value="2724">
            <text:p>2724</text:p>
          </table:table-cell>
          <table:table-cell table:style-name="ce3" table:formula="of:=[orbits.$C$3]*[.A2725]" office:value-type="float" office:value="11801623.764">
            <text:p>11801623.764</text:p>
          </table:table-cell>
          <table:table-cell table:style-name="ce6" table:formula="of:=[.B2725]/[orbits.$D$3]" office:value-type="float" office:value="32311.7483972977">
            <text:p>32311.75</text:p>
          </table:table-cell>
          <table:table-cell table:style-name="ce6" table:formula="of:=[.C2725]-ROUNDDOWN([.C2725])" office:value-type="float" office:value="0.748397297687916">
            <text:p>0.75</text:p>
          </table:table-cell>
          <table:table-cell table:formula="of:=IF([.D2725] &lt; [.$D$2])" office:value-type="boolean" office:boolean-value="false">
            <text:p>FALSE</text:p>
          </table:table-cell>
          <table:table-cell table:formula="of:=MOD([.C2725];64)" office:value-type="float" office:value="55.7483972976879">
            <text:p>55.75</text:p>
          </table:table-cell>
          <table:table-cell/>
        </table:table-row>
        <table:table-row table:style-name="ro2">
          <table:table-cell table:style-name="ce3" table:formula="of:=[.A2725]+1" office:value-type="float" office:value="2725">
            <text:p>2725</text:p>
          </table:table-cell>
          <table:table-cell table:style-name="ce3" table:formula="of:=[orbits.$C$3]*[.A2726]" office:value-type="float" office:value="11805956.225">
            <text:p>11805956.225</text:p>
          </table:table-cell>
          <table:table-cell table:style-name="ce6" table:formula="of:=[.B2726]/[orbits.$D$3]" office:value-type="float" office:value="32323.6102726271">
            <text:p>32323.61</text:p>
          </table:table-cell>
          <table:table-cell table:style-name="ce6" table:formula="of:=[.C2726]-ROUNDDOWN([.C2726])" office:value-type="float" office:value="0.610272627094673">
            <text:p>0.61</text:p>
          </table:table-cell>
          <table:table-cell table:formula="of:=IF([.D2726] &lt; [.$D$2])" office:value-type="boolean" office:boolean-value="false">
            <text:p>FALSE</text:p>
          </table:table-cell>
          <table:table-cell table:formula="of:=MOD([.C2726];64)" office:value-type="float" office:value="3.61027262709467">
            <text:p>3.61</text:p>
          </table:table-cell>
          <table:table-cell/>
        </table:table-row>
        <table:table-row table:style-name="ro2">
          <table:table-cell table:style-name="ce3" table:formula="of:=[.A2726]+1" office:value-type="float" office:value="2726">
            <text:p>2726</text:p>
          </table:table-cell>
          <table:table-cell table:style-name="ce3" table:formula="of:=[orbits.$C$3]*[.A2727]" office:value-type="float" office:value="11810288.686">
            <text:p>11810288.686</text:p>
          </table:table-cell>
          <table:table-cell table:style-name="ce6" table:formula="of:=[.B2727]/[orbits.$D$3]" office:value-type="float" office:value="32335.4721479565">
            <text:p>32335.47</text:p>
          </table:table-cell>
          <table:table-cell table:style-name="ce6" table:formula="of:=[.C2727]-ROUNDDOWN([.C2727])" office:value-type="float" office:value="0.472147956494155">
            <text:p>0.47</text:p>
          </table:table-cell>
          <table:table-cell table:formula="of:=IF([.D2727] &lt; [.$D$2])" office:value-type="boolean" office:boolean-value="false">
            <text:p>FALSE</text:p>
          </table:table-cell>
          <table:table-cell table:formula="of:=MOD([.C2727];64)" office:value-type="float" office:value="15.4721479564942">
            <text:p>15.47</text:p>
          </table:table-cell>
          <table:table-cell/>
        </table:table-row>
        <table:table-row table:style-name="ro2">
          <table:table-cell table:style-name="ce3" table:formula="of:=[.A2727]+1" office:value-type="float" office:value="2727">
            <text:p>2727</text:p>
          </table:table-cell>
          <table:table-cell table:style-name="ce3" table:formula="of:=[orbits.$C$3]*[.A2728]" office:value-type="float" office:value="11814621.147">
            <text:p>11814621.147</text:p>
          </table:table-cell>
          <table:table-cell table:style-name="ce6" table:formula="of:=[.B2728]/[orbits.$D$3]" office:value-type="float" office:value="32347.3340232859">
            <text:p>32347.33</text:p>
          </table:table-cell>
          <table:table-cell table:style-name="ce6" table:formula="of:=[.C2728]-ROUNDDOWN([.C2728])" office:value-type="float" office:value="0.334023285897274">
            <text:p>0.33</text:p>
          </table:table-cell>
          <table:table-cell table:formula="of:=IF([.D2728] &lt; [.$D$2])" office:value-type="boolean" office:boolean-value="false">
            <text:p>FALSE</text:p>
          </table:table-cell>
          <table:table-cell table:formula="of:=MOD([.C2728];64)" office:value-type="float" office:value="27.3340232858973">
            <text:p>27.33</text:p>
          </table:table-cell>
          <table:table-cell/>
        </table:table-row>
        <table:table-row table:style-name="ro2">
          <table:table-cell table:style-name="ce3" table:formula="of:=[.A2728]+1" office:value-type="float" office:value="2728">
            <text:p>2728</text:p>
          </table:table-cell>
          <table:table-cell table:style-name="ce3" table:formula="of:=[orbits.$C$3]*[.A2729]" office:value-type="float" office:value="11818953.608">
            <text:p>11818953.608</text:p>
          </table:table-cell>
          <table:table-cell table:style-name="ce6" table:formula="of:=[.B2729]/[orbits.$D$3]" office:value-type="float" office:value="32359.1958986153">
            <text:p>32359.20</text:p>
          </table:table-cell>
          <table:table-cell table:style-name="ce6" table:formula="of:=[.C2729]-ROUNDDOWN([.C2729])" office:value-type="float" office:value="0.195898615304031">
            <text:p>0.20</text:p>
          </table:table-cell>
          <table:table-cell table:formula="of:=IF([.D2729] &lt; [.$D$2])" office:value-type="boolean" office:boolean-value="false">
            <text:p>FALSE</text:p>
          </table:table-cell>
          <table:table-cell table:formula="of:=MOD([.C2729];64)" office:value-type="float" office:value="39.195898615304">
            <text:p>39.20</text:p>
          </table:table-cell>
          <table:table-cell/>
        </table:table-row>
        <table:table-row table:style-name="ro2">
          <table:table-cell table:style-name="ce3" table:formula="of:=[.A2729]+1" office:value-type="float" office:value="2729">
            <text:p>2729</text:p>
          </table:table-cell>
          <table:table-cell table:style-name="ce3" table:formula="of:=[orbits.$C$3]*[.A2730]" office:value-type="float" office:value="11823286.069">
            <text:p>11823286.069</text:p>
          </table:table-cell>
          <table:table-cell table:style-name="ce6" table:formula="of:=[.B2730]/[orbits.$D$3]" office:value-type="float" office:value="32371.0577739447">
            <text:p>32371.06</text:p>
          </table:table-cell>
          <table:table-cell table:style-name="ce6" table:formula="of:=[.C2730]-ROUNDDOWN([.C2730])" office:value-type="float" office:value="0.0577739447071508">
            <text:p>0.06</text:p>
          </table:table-cell>
          <table:table-cell table:formula="of:=IF([.D2730] &lt; [.$D$2])" office:value-type="boolean" office:boolean-value="true">
            <text:p>TRUE</text:p>
          </table:table-cell>
          <table:table-cell table:formula="of:=MOD([.C2730];64)" office:value-type="float" office:value="51.0577739447072">
            <text:p>51.06</text:p>
          </table:table-cell>
          <table:table-cell/>
        </table:table-row>
        <table:table-row table:style-name="ro2">
          <table:table-cell table:style-name="ce3" table:formula="of:=[.A2730]+1" office:value-type="float" office:value="2730">
            <text:p>2730</text:p>
          </table:table-cell>
          <table:table-cell table:style-name="ce3" table:formula="of:=[orbits.$C$3]*[.A2731]" office:value-type="float" office:value="11827618.53">
            <text:p>11827618.53</text:p>
          </table:table-cell>
          <table:table-cell table:style-name="ce6" table:formula="of:=[.B2731]/[orbits.$D$3]" office:value-type="float" office:value="32382.9196492741">
            <text:p>32382.92</text:p>
          </table:table-cell>
          <table:table-cell table:style-name="ce6" table:formula="of:=[.C2731]-ROUNDDOWN([.C2731])" office:value-type="float" office:value="0.919649274113908">
            <text:p>0.92</text:p>
          </table:table-cell>
          <table:table-cell table:formula="of:=IF([.D2731] &lt; [.$D$2])" office:value-type="boolean" office:boolean-value="false">
            <text:p>FALSE</text:p>
          </table:table-cell>
          <table:table-cell table:formula="of:=MOD([.C2731];64)" office:value-type="float" office:value="62.9196492741139">
            <text:p>62.92</text:p>
          </table:table-cell>
          <table:table-cell/>
        </table:table-row>
        <table:table-row table:style-name="ro2">
          <table:table-cell table:style-name="ce3" table:formula="of:=[.A2731]+1" office:value-type="float" office:value="2731">
            <text:p>2731</text:p>
          </table:table-cell>
          <table:table-cell table:style-name="ce3" table:formula="of:=[orbits.$C$3]*[.A2732]" office:value-type="float" office:value="11831950.991">
            <text:p>11831950.991</text:p>
          </table:table-cell>
          <table:table-cell table:style-name="ce6" table:formula="of:=[.B2732]/[orbits.$D$3]" office:value-type="float" office:value="32394.7815246035">
            <text:p>32394.78</text:p>
          </table:table-cell>
          <table:table-cell table:style-name="ce6" table:formula="of:=[.C2732]-ROUNDDOWN([.C2732])" office:value-type="float" office:value="0.781524603517028">
            <text:p>0.78</text:p>
          </table:table-cell>
          <table:table-cell table:formula="of:=IF([.D2732] &lt; [.$D$2])" office:value-type="boolean" office:boolean-value="false">
            <text:p>FALSE</text:p>
          </table:table-cell>
          <table:table-cell table:formula="of:=MOD([.C2732];64)" office:value-type="float" office:value="10.781524603517">
            <text:p>10.78</text:p>
          </table:table-cell>
          <table:table-cell/>
        </table:table-row>
        <table:table-row table:style-name="ro2">
          <table:table-cell table:style-name="ce3" table:formula="of:=[.A2732]+1" office:value-type="float" office:value="2732">
            <text:p>2732</text:p>
          </table:table-cell>
          <table:table-cell table:style-name="ce3" table:formula="of:=[orbits.$C$3]*[.A2733]" office:value-type="float" office:value="11836283.452">
            <text:p>11836283.452</text:p>
          </table:table-cell>
          <table:table-cell table:style-name="ce6" table:formula="of:=[.B2733]/[orbits.$D$3]" office:value-type="float" office:value="32406.6433999329">
            <text:p>32406.64</text:p>
          </table:table-cell>
          <table:table-cell table:style-name="ce6" table:formula="of:=[.C2733]-ROUNDDOWN([.C2733])" office:value-type="float" office:value="0.643399932923785">
            <text:p>0.64</text:p>
          </table:table-cell>
          <table:table-cell table:formula="of:=IF([.D2733] &lt; [.$D$2])" office:value-type="boolean" office:boolean-value="false">
            <text:p>FALSE</text:p>
          </table:table-cell>
          <table:table-cell table:formula="of:=MOD([.C2733];64)" office:value-type="float" office:value="22.6433999329238">
            <text:p>22.64</text:p>
          </table:table-cell>
          <table:table-cell/>
        </table:table-row>
        <table:table-row table:style-name="ro2">
          <table:table-cell table:style-name="ce3" table:formula="of:=[.A2733]+1" office:value-type="float" office:value="2733">
            <text:p>2733</text:p>
          </table:table-cell>
          <table:table-cell table:style-name="ce3" table:formula="of:=[orbits.$C$3]*[.A2734]" office:value-type="float" office:value="11840615.913">
            <text:p>11840615.913</text:p>
          </table:table-cell>
          <table:table-cell table:style-name="ce6" table:formula="of:=[.B2734]/[orbits.$D$3]" office:value-type="float" office:value="32418.5052752623">
            <text:p>32418.51</text:p>
          </table:table-cell>
          <table:table-cell table:style-name="ce6" table:formula="of:=[.C2734]-ROUNDDOWN([.C2734])" office:value-type="float" office:value="0.505275262326904">
            <text:p>0.51</text:p>
          </table:table-cell>
          <table:table-cell table:formula="of:=IF([.D2734] &lt; [.$D$2])" office:value-type="boolean" office:boolean-value="false">
            <text:p>FALSE</text:p>
          </table:table-cell>
          <table:table-cell table:formula="of:=MOD([.C2734];64)" office:value-type="float" office:value="34.5052752623269">
            <text:p>34.51</text:p>
          </table:table-cell>
          <table:table-cell/>
        </table:table-row>
        <table:table-row table:style-name="ro2">
          <table:table-cell table:style-name="ce3" table:formula="of:=[.A2734]+1" office:value-type="float" office:value="2734">
            <text:p>2734</text:p>
          </table:table-cell>
          <table:table-cell table:style-name="ce3" table:formula="of:=[orbits.$C$3]*[.A2735]" office:value-type="float" office:value="11844948.374">
            <text:p>11844948.374</text:p>
          </table:table-cell>
          <table:table-cell table:style-name="ce6" table:formula="of:=[.B2735]/[orbits.$D$3]" office:value-type="float" office:value="32430.3671505917">
            <text:p>32430.37</text:p>
          </table:table-cell>
          <table:table-cell table:style-name="ce6" table:formula="of:=[.C2735]-ROUNDDOWN([.C2735])" office:value-type="float" office:value="0.367150591730024">
            <text:p>0.37</text:p>
          </table:table-cell>
          <table:table-cell table:formula="of:=IF([.D2735] &lt; [.$D$2])" office:value-type="boolean" office:boolean-value="false">
            <text:p>FALSE</text:p>
          </table:table-cell>
          <table:table-cell table:formula="of:=MOD([.C2735];64)" office:value-type="float" office:value="46.36715059173">
            <text:p>46.37</text:p>
          </table:table-cell>
          <table:table-cell/>
        </table:table-row>
        <table:table-row table:style-name="ro2">
          <table:table-cell table:style-name="ce3" table:formula="of:=[.A2735]+1" office:value-type="float" office:value="2735">
            <text:p>2735</text:p>
          </table:table-cell>
          <table:table-cell table:style-name="ce3" table:formula="of:=[orbits.$C$3]*[.A2736]" office:value-type="float" office:value="11849280.835">
            <text:p>11849280.835</text:p>
          </table:table-cell>
          <table:table-cell table:style-name="ce6" table:formula="of:=[.B2736]/[orbits.$D$3]" office:value-type="float" office:value="32442.2290259211">
            <text:p>32442.23</text:p>
          </table:table-cell>
          <table:table-cell table:style-name="ce6" table:formula="of:=[.C2736]-ROUNDDOWN([.C2736])" office:value-type="float" office:value="0.229025921136781">
            <text:p>0.23</text:p>
          </table:table-cell>
          <table:table-cell table:formula="of:=IF([.D2736] &lt; [.$D$2])" office:value-type="boolean" office:boolean-value="false">
            <text:p>FALSE</text:p>
          </table:table-cell>
          <table:table-cell table:formula="of:=MOD([.C2736];64)" office:value-type="float" office:value="58.2290259211368">
            <text:p>58.23</text:p>
          </table:table-cell>
          <table:table-cell/>
        </table:table-row>
        <table:table-row table:style-name="ro2">
          <table:table-cell table:style-name="ce3" table:formula="of:=[.A2736]+1" office:value-type="float" office:value="2736">
            <text:p>2736</text:p>
          </table:table-cell>
          <table:table-cell table:style-name="ce3" table:formula="of:=[orbits.$C$3]*[.A2737]" office:value-type="float" office:value="11853613.296">
            <text:p>11853613.296</text:p>
          </table:table-cell>
          <table:table-cell table:style-name="ce6" table:formula="of:=[.B2737]/[orbits.$D$3]" office:value-type="float" office:value="32454.0909012505">
            <text:p>32454.09</text:p>
          </table:table-cell>
          <table:table-cell table:style-name="ce6" table:formula="of:=[.C2737]-ROUNDDOWN([.C2737])" office:value-type="float" office:value="0.0909012505399005">
            <text:p>0.09</text:p>
          </table:table-cell>
          <table:table-cell table:formula="of:=IF([.D2737] &lt; [.$D$2])" office:value-type="boolean" office:boolean-value="true">
            <text:p>TRUE</text:p>
          </table:table-cell>
          <table:table-cell table:formula="of:=MOD([.C2737];64)" office:value-type="float" office:value="6.0909012505399">
            <text:p>6.09</text:p>
          </table:table-cell>
          <table:table-cell/>
        </table:table-row>
        <table:table-row table:style-name="ro2">
          <table:table-cell table:style-name="ce3" table:formula="of:=[.A2737]+1" office:value-type="float" office:value="2737">
            <text:p>2737</text:p>
          </table:table-cell>
          <table:table-cell table:style-name="ce3" table:formula="of:=[orbits.$C$3]*[.A2738]" office:value-type="float" office:value="11857945.757">
            <text:p>11857945.757</text:p>
          </table:table-cell>
          <table:table-cell table:style-name="ce6" table:formula="of:=[.B2738]/[orbits.$D$3]" office:value-type="float" office:value="32465.9527765799">
            <text:p>32465.95</text:p>
          </table:table-cell>
          <table:table-cell table:style-name="ce6" table:formula="of:=[.C2738]-ROUNDDOWN([.C2738])" office:value-type="float" office:value="0.952776579946658">
            <text:p>0.95</text:p>
          </table:table-cell>
          <table:table-cell table:formula="of:=IF([.D2738] &lt; [.$D$2])" office:value-type="boolean" office:boolean-value="false">
            <text:p>FALSE</text:p>
          </table:table-cell>
          <table:table-cell table:formula="of:=MOD([.C2738];64)" office:value-type="float" office:value="17.9527765799467">
            <text:p>17.95</text:p>
          </table:table-cell>
          <table:table-cell/>
        </table:table-row>
        <table:table-row table:style-name="ro2">
          <table:table-cell table:style-name="ce3" table:formula="of:=[.A2738]+1" office:value-type="float" office:value="2738">
            <text:p>2738</text:p>
          </table:table-cell>
          <table:table-cell table:style-name="ce3" table:formula="of:=[orbits.$C$3]*[.A2739]" office:value-type="float" office:value="11862278.218">
            <text:p>11862278.218</text:p>
          </table:table-cell>
          <table:table-cell table:style-name="ce6" table:formula="of:=[.B2739]/[orbits.$D$3]" office:value-type="float" office:value="32477.8146519093">
            <text:p>32477.81</text:p>
          </table:table-cell>
          <table:table-cell table:style-name="ce6" table:formula="of:=[.C2739]-ROUNDDOWN([.C2739])" office:value-type="float" office:value="0.814651909349777">
            <text:p>0.81</text:p>
          </table:table-cell>
          <table:table-cell table:formula="of:=IF([.D2739] &lt; [.$D$2])" office:value-type="boolean" office:boolean-value="false">
            <text:p>FALSE</text:p>
          </table:table-cell>
          <table:table-cell table:formula="of:=MOD([.C2739];64)" office:value-type="float" office:value="29.8146519093498">
            <text:p>29.81</text:p>
          </table:table-cell>
          <table:table-cell/>
        </table:table-row>
        <table:table-row table:style-name="ro2">
          <table:table-cell table:style-name="ce3" table:formula="of:=[.A2739]+1" office:value-type="float" office:value="2739">
            <text:p>2739</text:p>
          </table:table-cell>
          <table:table-cell table:style-name="ce3" table:formula="of:=[orbits.$C$3]*[.A2740]" office:value-type="float" office:value="11866610.679">
            <text:p>11866610.679</text:p>
          </table:table-cell>
          <table:table-cell table:style-name="ce6" table:formula="of:=[.B2740]/[orbits.$D$3]" office:value-type="float" office:value="32489.6765272388">
            <text:p>32489.68</text:p>
          </table:table-cell>
          <table:table-cell table:style-name="ce6" table:formula="of:=[.C2740]-ROUNDDOWN([.C2740])" office:value-type="float" office:value="0.676527238756535">
            <text:p>0.68</text:p>
          </table:table-cell>
          <table:table-cell table:formula="of:=IF([.D2740] &lt; [.$D$2])" office:value-type="boolean" office:boolean-value="false">
            <text:p>FALSE</text:p>
          </table:table-cell>
          <table:table-cell table:formula="of:=MOD([.C2740];64)" office:value-type="float" office:value="41.6765272387565">
            <text:p>41.68</text:p>
          </table:table-cell>
          <table:table-cell/>
        </table:table-row>
        <table:table-row table:style-name="ro2">
          <table:table-cell table:style-name="ce3" table:formula="of:=[.A2740]+1" office:value-type="float" office:value="2740">
            <text:p>2740</text:p>
          </table:table-cell>
          <table:table-cell table:style-name="ce3" table:formula="of:=[orbits.$C$3]*[.A2741]" office:value-type="float" office:value="11870943.14">
            <text:p>11870943.14</text:p>
          </table:table-cell>
          <table:table-cell table:style-name="ce6" table:formula="of:=[.B2741]/[orbits.$D$3]" office:value-type="float" office:value="32501.5384025682">
            <text:p>32501.54</text:p>
          </table:table-cell>
          <table:table-cell table:style-name="ce6" table:formula="of:=[.C2741]-ROUNDDOWN([.C2741])" office:value-type="float" office:value="0.538402568156016">
            <text:p>0.54</text:p>
          </table:table-cell>
          <table:table-cell table:formula="of:=IF([.D2741] &lt; [.$D$2])" office:value-type="boolean" office:boolean-value="false">
            <text:p>FALSE</text:p>
          </table:table-cell>
          <table:table-cell table:formula="of:=MOD([.C2741];64)" office:value-type="float" office:value="53.538402568156">
            <text:p>53.54</text:p>
          </table:table-cell>
          <table:table-cell/>
        </table:table-row>
        <table:table-row table:style-name="ro2">
          <table:table-cell table:style-name="ce3" table:formula="of:=[.A2741]+1" office:value-type="float" office:value="2741">
            <text:p>2741</text:p>
          </table:table-cell>
          <table:table-cell table:style-name="ce3" table:formula="of:=[orbits.$C$3]*[.A2742]" office:value-type="float" office:value="11875275.601">
            <text:p>11875275.601</text:p>
          </table:table-cell>
          <table:table-cell table:style-name="ce6" table:formula="of:=[.B2742]/[orbits.$D$3]" office:value-type="float" office:value="32513.4002778976">
            <text:p>32513.40</text:p>
          </table:table-cell>
          <table:table-cell table:style-name="ce6" table:formula="of:=[.C2742]-ROUNDDOWN([.C2742])" office:value-type="float" office:value="0.400277897559135">
            <text:p>0.40</text:p>
          </table:table-cell>
          <table:table-cell table:formula="of:=IF([.D2742] &lt; [.$D$2])" office:value-type="boolean" office:boolean-value="false">
            <text:p>FALSE</text:p>
          </table:table-cell>
          <table:table-cell table:formula="of:=MOD([.C2742];64)" office:value-type="float" office:value="1.40027789755914">
            <text:p>1.40</text:p>
          </table:table-cell>
          <table:table-cell/>
        </table:table-row>
        <table:table-row table:style-name="ro2">
          <table:table-cell table:style-name="ce3" table:formula="of:=[.A2742]+1" office:value-type="float" office:value="2742">
            <text:p>2742</text:p>
          </table:table-cell>
          <table:table-cell table:style-name="ce3" table:formula="of:=[orbits.$C$3]*[.A2743]" office:value-type="float" office:value="11879608.062">
            <text:p>11879608.062</text:p>
          </table:table-cell>
          <table:table-cell table:style-name="ce6" table:formula="of:=[.B2743]/[orbits.$D$3]" office:value-type="float" office:value="32525.262153227">
            <text:p>32525.26</text:p>
          </table:table-cell>
          <table:table-cell table:style-name="ce6" table:formula="of:=[.C2743]-ROUNDDOWN([.C2743])" office:value-type="float" office:value="0.262153226965893">
            <text:p>0.26</text:p>
          </table:table-cell>
          <table:table-cell table:formula="of:=IF([.D2743] &lt; [.$D$2])" office:value-type="boolean" office:boolean-value="false">
            <text:p>FALSE</text:p>
          </table:table-cell>
          <table:table-cell table:formula="of:=MOD([.C2743];64)" office:value-type="float" office:value="13.2621532269659">
            <text:p>13.26</text:p>
          </table:table-cell>
          <table:table-cell/>
        </table:table-row>
        <table:table-row table:style-name="ro2">
          <table:table-cell table:style-name="ce3" table:formula="of:=[.A2743]+1" office:value-type="float" office:value="2743">
            <text:p>2743</text:p>
          </table:table-cell>
          <table:table-cell table:style-name="ce3" table:formula="of:=[orbits.$C$3]*[.A2744]" office:value-type="float" office:value="11883940.523">
            <text:p>11883940.523</text:p>
          </table:table-cell>
          <table:table-cell table:style-name="ce6" table:formula="of:=[.B2744]/[orbits.$D$3]" office:value-type="float" office:value="32537.1240285564">
            <text:p>32537.12</text:p>
          </table:table-cell>
          <table:table-cell table:style-name="ce6" table:formula="of:=[.C2744]-ROUNDDOWN([.C2744])" office:value-type="float" office:value="0.124028556369012">
            <text:p>0.12</text:p>
          </table:table-cell>
          <table:table-cell table:formula="of:=IF([.D2744] &lt; [.$D$2])" office:value-type="boolean" office:boolean-value="false">
            <text:p>FALSE</text:p>
          </table:table-cell>
          <table:table-cell table:formula="of:=MOD([.C2744];64)" office:value-type="float" office:value="25.124028556369">
            <text:p>25.12</text:p>
          </table:table-cell>
          <table:table-cell/>
        </table:table-row>
        <table:table-row table:style-name="ro2">
          <table:table-cell table:style-name="ce3" table:formula="of:=[.A2744]+1" office:value-type="float" office:value="2744">
            <text:p>2744</text:p>
          </table:table-cell>
          <table:table-cell table:style-name="ce3" table:formula="of:=[orbits.$C$3]*[.A2745]" office:value-type="float" office:value="11888272.984">
            <text:p>11888272.984</text:p>
          </table:table-cell>
          <table:table-cell table:style-name="ce6" table:formula="of:=[.B2745]/[orbits.$D$3]" office:value-type="float" office:value="32548.9859038858">
            <text:p>32548.99</text:p>
          </table:table-cell>
          <table:table-cell table:style-name="ce6" table:formula="of:=[.C2745]-ROUNDDOWN([.C2745])" office:value-type="float" office:value="0.98590388577577">
            <text:p>0.99</text:p>
          </table:table-cell>
          <table:table-cell table:formula="of:=IF([.D2745] &lt; [.$D$2])" office:value-type="boolean" office:boolean-value="false">
            <text:p>FALSE</text:p>
          </table:table-cell>
          <table:table-cell table:formula="of:=MOD([.C2745];64)" office:value-type="float" office:value="36.9859038857758">
            <text:p>36.99</text:p>
          </table:table-cell>
          <table:table-cell/>
        </table:table-row>
        <table:table-row table:style-name="ro2">
          <table:table-cell table:style-name="ce3" table:formula="of:=[.A2745]+1" office:value-type="float" office:value="2745">
            <text:p>2745</text:p>
          </table:table-cell>
          <table:table-cell table:style-name="ce3" table:formula="of:=[orbits.$C$3]*[.A2746]" office:value-type="float" office:value="11892605.445">
            <text:p>11892605.445</text:p>
          </table:table-cell>
          <table:table-cell table:style-name="ce6" table:formula="of:=[.B2746]/[orbits.$D$3]" office:value-type="float" office:value="32560.8477792152">
            <text:p>32560.85</text:p>
          </table:table-cell>
          <table:table-cell table:style-name="ce6" table:formula="of:=[.C2746]-ROUNDDOWN([.C2746])" office:value-type="float" office:value="0.847779215178889">
            <text:p>0.85</text:p>
          </table:table-cell>
          <table:table-cell table:formula="of:=IF([.D2746] &lt; [.$D$2])" office:value-type="boolean" office:boolean-value="false">
            <text:p>FALSE</text:p>
          </table:table-cell>
          <table:table-cell table:formula="of:=MOD([.C2746];64)" office:value-type="float" office:value="48.8477792151789">
            <text:p>48.85</text:p>
          </table:table-cell>
          <table:table-cell/>
        </table:table-row>
        <table:table-row table:style-name="ro2">
          <table:table-cell table:style-name="ce3" table:formula="of:=[.A2746]+1" office:value-type="float" office:value="2746">
            <text:p>2746</text:p>
          </table:table-cell>
          <table:table-cell table:style-name="ce3" table:formula="of:=[orbits.$C$3]*[.A2747]" office:value-type="float" office:value="11896937.906">
            <text:p>11896937.906</text:p>
          </table:table-cell>
          <table:table-cell table:style-name="ce6" table:formula="of:=[.B2747]/[orbits.$D$3]" office:value-type="float" office:value="32572.7096545446">
            <text:p>32572.71</text:p>
          </table:table-cell>
          <table:table-cell table:style-name="ce6" table:formula="of:=[.C2747]-ROUNDDOWN([.C2747])" office:value-type="float" office:value="0.709654544585646">
            <text:p>0.71</text:p>
          </table:table-cell>
          <table:table-cell table:formula="of:=IF([.D2747] &lt; [.$D$2])" office:value-type="boolean" office:boolean-value="false">
            <text:p>FALSE</text:p>
          </table:table-cell>
          <table:table-cell table:formula="of:=MOD([.C2747];64)" office:value-type="float" office:value="60.7096545445856">
            <text:p>60.71</text:p>
          </table:table-cell>
          <table:table-cell/>
        </table:table-row>
        <table:table-row table:style-name="ro2">
          <table:table-cell table:style-name="ce3" table:formula="of:=[.A2747]+1" office:value-type="float" office:value="2747">
            <text:p>2747</text:p>
          </table:table-cell>
          <table:table-cell table:style-name="ce3" table:formula="of:=[orbits.$C$3]*[.A2748]" office:value-type="float" office:value="11901270.367">
            <text:p>11901270.367</text:p>
          </table:table-cell>
          <table:table-cell table:style-name="ce6" table:formula="of:=[.B2748]/[orbits.$D$3]" office:value-type="float" office:value="32584.571529874">
            <text:p>32584.57</text:p>
          </table:table-cell>
          <table:table-cell table:style-name="ce6" table:formula="of:=[.C2748]-ROUNDDOWN([.C2748])" office:value-type="float" office:value="0.571529873988766">
            <text:p>0.57</text:p>
          </table:table-cell>
          <table:table-cell table:formula="of:=IF([.D2748] &lt; [.$D$2])" office:value-type="boolean" office:boolean-value="false">
            <text:p>FALSE</text:p>
          </table:table-cell>
          <table:table-cell table:formula="of:=MOD([.C2748];64)" office:value-type="float" office:value="8.57152987398877">
            <text:p>8.57</text:p>
          </table:table-cell>
          <table:table-cell/>
        </table:table-row>
        <table:table-row table:style-name="ro2">
          <table:table-cell table:style-name="ce3" table:formula="of:=[.A2748]+1" office:value-type="float" office:value="2748">
            <text:p>2748</text:p>
          </table:table-cell>
          <table:table-cell table:style-name="ce3" table:formula="of:=[orbits.$C$3]*[.A2749]" office:value-type="float" office:value="11905602.828">
            <text:p>11905602.828</text:p>
          </table:table-cell>
          <table:table-cell table:style-name="ce6" table:formula="of:=[.B2749]/[orbits.$D$3]" office:value-type="float" office:value="32596.4334052034">
            <text:p>32596.43</text:p>
          </table:table-cell>
          <table:table-cell table:style-name="ce6" table:formula="of:=[.C2749]-ROUNDDOWN([.C2749])" office:value-type="float" office:value="0.433405203391885">
            <text:p>0.43</text:p>
          </table:table-cell>
          <table:table-cell table:formula="of:=IF([.D2749] &lt; [.$D$2])" office:value-type="boolean" office:boolean-value="false">
            <text:p>FALSE</text:p>
          </table:table-cell>
          <table:table-cell table:formula="of:=MOD([.C2749];64)" office:value-type="float" office:value="20.4334052033919">
            <text:p>20.43</text:p>
          </table:table-cell>
          <table:table-cell/>
        </table:table-row>
        <table:table-row table:style-name="ro2">
          <table:table-cell table:style-name="ce3" table:formula="of:=[.A2749]+1" office:value-type="float" office:value="2749">
            <text:p>2749</text:p>
          </table:table-cell>
          <table:table-cell table:style-name="ce3" table:formula="of:=[orbits.$C$3]*[.A2750]" office:value-type="float" office:value="11909935.289">
            <text:p>11909935.289</text:p>
          </table:table-cell>
          <table:table-cell table:style-name="ce6" table:formula="of:=[.B2750]/[orbits.$D$3]" office:value-type="float" office:value="32608.2952805328">
            <text:p>32608.30</text:p>
          </table:table-cell>
          <table:table-cell table:style-name="ce6" table:formula="of:=[.C2750]-ROUNDDOWN([.C2750])" office:value-type="float" office:value="0.295280532798643">
            <text:p>0.30</text:p>
          </table:table-cell>
          <table:table-cell table:formula="of:=IF([.D2750] &lt; [.$D$2])" office:value-type="boolean" office:boolean-value="false">
            <text:p>FALSE</text:p>
          </table:table-cell>
          <table:table-cell table:formula="of:=MOD([.C2750];64)" office:value-type="float" office:value="32.2952805327986">
            <text:p>32.30</text:p>
          </table:table-cell>
          <table:table-cell/>
        </table:table-row>
        <table:table-row table:style-name="ro2">
          <table:table-cell table:style-name="ce3" table:formula="of:=[.A2750]+1" office:value-type="float" office:value="2750">
            <text:p>2750</text:p>
          </table:table-cell>
          <table:table-cell table:style-name="ce3" table:formula="of:=[orbits.$C$3]*[.A2751]" office:value-type="float" office:value="11914267.75">
            <text:p>11914267.75</text:p>
          </table:table-cell>
          <table:table-cell table:style-name="ce6" table:formula="of:=[.B2751]/[orbits.$D$3]" office:value-type="float" office:value="32620.1571558622">
            <text:p>32620.16</text:p>
          </table:table-cell>
          <table:table-cell table:style-name="ce6" table:formula="of:=[.C2751]-ROUNDDOWN([.C2751])" office:value-type="float" office:value="0.157155862201762">
            <text:p>0.16</text:p>
          </table:table-cell>
          <table:table-cell table:formula="of:=IF([.D2751] &lt; [.$D$2])" office:value-type="boolean" office:boolean-value="false">
            <text:p>FALSE</text:p>
          </table:table-cell>
          <table:table-cell table:formula="of:=MOD([.C2751];64)" office:value-type="float" office:value="44.1571558622018">
            <text:p>44.16</text:p>
          </table:table-cell>
          <table:table-cell/>
        </table:table-row>
        <table:table-row table:style-name="ro2">
          <table:table-cell table:style-name="ce3" table:formula="of:=[.A2751]+1" office:value-type="float" office:value="2751">
            <text:p>2751</text:p>
          </table:table-cell>
          <table:table-cell table:style-name="ce3" table:formula="of:=[orbits.$C$3]*[.A2752]" office:value-type="float" office:value="11918600.211">
            <text:p>11918600.211</text:p>
          </table:table-cell>
          <table:table-cell table:style-name="ce6" table:formula="of:=[.B2752]/[orbits.$D$3]" office:value-type="float" office:value="32632.0190311916">
            <text:p>32632.02</text:p>
          </table:table-cell>
          <table:table-cell table:style-name="ce6" table:formula="of:=[.C2752]-ROUNDDOWN([.C2752])" office:value-type="float" office:value="0.0190311916085193">
            <text:p>0.02</text:p>
          </table:table-cell>
          <table:table-cell table:formula="of:=IF([.D2752] &lt; [.$D$2])" office:value-type="boolean" office:boolean-value="true">
            <text:p>TRUE</text:p>
          </table:table-cell>
          <table:table-cell table:formula="of:=MOD([.C2752];64)" office:value-type="float" office:value="56.0190311916085">
            <text:p>56.02</text:p>
          </table:table-cell>
          <table:table-cell/>
        </table:table-row>
        <table:table-row table:style-name="ro2">
          <table:table-cell table:style-name="ce3" table:formula="of:=[.A2752]+1" office:value-type="float" office:value="2752">
            <text:p>2752</text:p>
          </table:table-cell>
          <table:table-cell table:style-name="ce3" table:formula="of:=[orbits.$C$3]*[.A2753]" office:value-type="float" office:value="11922932.672">
            <text:p>11922932.672</text:p>
          </table:table-cell>
          <table:table-cell table:style-name="ce6" table:formula="of:=[.B2753]/[orbits.$D$3]" office:value-type="float" office:value="32643.880906521">
            <text:p>32643.88</text:p>
          </table:table-cell>
          <table:table-cell table:style-name="ce6" table:formula="of:=[.C2753]-ROUNDDOWN([.C2753])" office:value-type="float" office:value="0.880906521011639">
            <text:p>0.88</text:p>
          </table:table-cell>
          <table:table-cell table:formula="of:=IF([.D2753] &lt; [.$D$2])" office:value-type="boolean" office:boolean-value="false">
            <text:p>FALSE</text:p>
          </table:table-cell>
          <table:table-cell table:formula="of:=MOD([.C2753];64)" office:value-type="float" office:value="3.88090652101164">
            <text:p>3.88</text:p>
          </table:table-cell>
          <table:table-cell/>
        </table:table-row>
        <table:table-row table:style-name="ro2">
          <table:table-cell table:style-name="ce3" table:formula="of:=[.A2753]+1" office:value-type="float" office:value="2753">
            <text:p>2753</text:p>
          </table:table-cell>
          <table:table-cell table:style-name="ce3" table:formula="of:=[orbits.$C$3]*[.A2754]" office:value-type="float" office:value="11927265.133">
            <text:p>11927265.133</text:p>
          </table:table-cell>
          <table:table-cell table:style-name="ce6" table:formula="of:=[.B2754]/[orbits.$D$3]" office:value-type="float" office:value="32655.7427818504">
            <text:p>32655.74</text:p>
          </table:table-cell>
          <table:table-cell table:style-name="ce6" table:formula="of:=[.C2754]-ROUNDDOWN([.C2754])" office:value-type="float" office:value="0.742781850418396">
            <text:p>0.74</text:p>
          </table:table-cell>
          <table:table-cell table:formula="of:=IF([.D2754] &lt; [.$D$2])" office:value-type="boolean" office:boolean-value="false">
            <text:p>FALSE</text:p>
          </table:table-cell>
          <table:table-cell table:formula="of:=MOD([.C2754];64)" office:value-type="float" office:value="15.7427818504184">
            <text:p>15.74</text:p>
          </table:table-cell>
          <table:table-cell/>
        </table:table-row>
        <table:table-row table:style-name="ro2">
          <table:table-cell table:style-name="ce3" table:formula="of:=[.A2754]+1" office:value-type="float" office:value="2754">
            <text:p>2754</text:p>
          </table:table-cell>
          <table:table-cell table:style-name="ce3" table:formula="of:=[orbits.$C$3]*[.A2755]" office:value-type="float" office:value="11931597.594">
            <text:p>11931597.594</text:p>
          </table:table-cell>
          <table:table-cell table:style-name="ce6" table:formula="of:=[.B2755]/[orbits.$D$3]" office:value-type="float" office:value="32667.6046571798">
            <text:p>32667.60</text:p>
          </table:table-cell>
          <table:table-cell table:style-name="ce6" table:formula="of:=[.C2755]-ROUNDDOWN([.C2755])" office:value-type="float" office:value="0.604657179817878">
            <text:p>0.60</text:p>
          </table:table-cell>
          <table:table-cell table:formula="of:=IF([.D2755] &lt; [.$D$2])" office:value-type="boolean" office:boolean-value="false">
            <text:p>FALSE</text:p>
          </table:table-cell>
          <table:table-cell table:formula="of:=MOD([.C2755];64)" office:value-type="float" office:value="27.6046571798179">
            <text:p>27.60</text:p>
          </table:table-cell>
          <table:table-cell/>
        </table:table-row>
        <table:table-row table:style-name="ro2">
          <table:table-cell table:style-name="ce3" table:formula="of:=[.A2755]+1" office:value-type="float" office:value="2755">
            <text:p>2755</text:p>
          </table:table-cell>
          <table:table-cell table:style-name="ce3" table:formula="of:=[orbits.$C$3]*[.A2756]" office:value-type="float" office:value="11935930.055">
            <text:p>11935930.055</text:p>
          </table:table-cell>
          <table:table-cell table:style-name="ce6" table:formula="of:=[.B2756]/[orbits.$D$3]" office:value-type="float" office:value="32679.4665325092">
            <text:p>32679.47</text:p>
          </table:table-cell>
          <table:table-cell table:style-name="ce6" table:formula="of:=[.C2756]-ROUNDDOWN([.C2756])" office:value-type="float" office:value="0.466532509228273">
            <text:p>0.47</text:p>
          </table:table-cell>
          <table:table-cell table:formula="of:=IF([.D2756] &lt; [.$D$2])" office:value-type="boolean" office:boolean-value="false">
            <text:p>FALSE</text:p>
          </table:table-cell>
          <table:table-cell table:formula="of:=MOD([.C2756];64)" office:value-type="float" office:value="39.4665325092283">
            <text:p>39.47</text:p>
          </table:table-cell>
          <table:table-cell/>
        </table:table-row>
        <table:table-row table:style-name="ro2">
          <table:table-cell table:style-name="ce3" table:formula="of:=[.A2756]+1" office:value-type="float" office:value="2756">
            <text:p>2756</text:p>
          </table:table-cell>
          <table:table-cell table:style-name="ce3" table:formula="of:=[orbits.$C$3]*[.A2757]" office:value-type="float" office:value="11940262.516">
            <text:p>11940262.516</text:p>
          </table:table-cell>
          <table:table-cell table:style-name="ce6" table:formula="of:=[.B2757]/[orbits.$D$3]" office:value-type="float" office:value="32691.3284078386">
            <text:p>32691.33</text:p>
          </table:table-cell>
          <table:table-cell table:style-name="ce6" table:formula="of:=[.C2757]-ROUNDDOWN([.C2757])" office:value-type="float" office:value="0.328407838627754">
            <text:p>0.33</text:p>
          </table:table-cell>
          <table:table-cell table:formula="of:=IF([.D2757] &lt; [.$D$2])" office:value-type="boolean" office:boolean-value="false">
            <text:p>FALSE</text:p>
          </table:table-cell>
          <table:table-cell table:formula="of:=MOD([.C2757];64)" office:value-type="float" office:value="51.3284078386278">
            <text:p>51.33</text:p>
          </table:table-cell>
          <table:table-cell/>
        </table:table-row>
        <table:table-row table:style-name="ro2">
          <table:table-cell table:style-name="ce3" table:formula="of:=[.A2757]+1" office:value-type="float" office:value="2757">
            <text:p>2757</text:p>
          </table:table-cell>
          <table:table-cell table:style-name="ce3" table:formula="of:=[orbits.$C$3]*[.A2758]" office:value-type="float" office:value="11944594.977">
            <text:p>11944594.977</text:p>
          </table:table-cell>
          <table:table-cell table:style-name="ce6" table:formula="of:=[.B2758]/[orbits.$D$3]" office:value-type="float" office:value="32703.190283168">
            <text:p>32703.19</text:p>
          </table:table-cell>
          <table:table-cell table:style-name="ce6" table:formula="of:=[.C2758]-ROUNDDOWN([.C2758])" office:value-type="float" office:value="0.190283168030874">
            <text:p>0.19</text:p>
          </table:table-cell>
          <table:table-cell table:formula="of:=IF([.D2758] &lt; [.$D$2])" office:value-type="boolean" office:boolean-value="false">
            <text:p>FALSE</text:p>
          </table:table-cell>
          <table:table-cell table:formula="of:=MOD([.C2758];64)" office:value-type="float" office:value="63.1902831680309">
            <text:p>63.19</text:p>
          </table:table-cell>
          <table:table-cell/>
        </table:table-row>
        <table:table-row table:style-name="ro2">
          <table:table-cell table:style-name="ce3" table:formula="of:=[.A2758]+1" office:value-type="float" office:value="2758">
            <text:p>2758</text:p>
          </table:table-cell>
          <table:table-cell table:style-name="ce3" table:formula="of:=[orbits.$C$3]*[.A2759]" office:value-type="float" office:value="11948927.438">
            <text:p>11948927.438</text:p>
          </table:table-cell>
          <table:table-cell table:style-name="ce6" table:formula="of:=[.B2759]/[orbits.$D$3]" office:value-type="float" office:value="32715.0521584974">
            <text:p>32715.05</text:p>
          </table:table-cell>
          <table:table-cell table:style-name="ce6" table:formula="of:=[.C2759]-ROUNDDOWN([.C2759])" office:value-type="float" office:value="0.052158497437631">
            <text:p>0.05</text:p>
          </table:table-cell>
          <table:table-cell table:formula="of:=IF([.D2759] &lt; [.$D$2])" office:value-type="boolean" office:boolean-value="true">
            <text:p>TRUE</text:p>
          </table:table-cell>
          <table:table-cell table:formula="of:=MOD([.C2759];64)" office:value-type="float" office:value="11.0521584974376">
            <text:p>11.05</text:p>
          </table:table-cell>
          <table:table-cell/>
        </table:table-row>
        <table:table-row table:style-name="ro2">
          <table:table-cell table:style-name="ce3" table:formula="of:=[.A2759]+1" office:value-type="float" office:value="2759">
            <text:p>2759</text:p>
          </table:table-cell>
          <table:table-cell table:style-name="ce3" table:formula="of:=[orbits.$C$3]*[.A2760]" office:value-type="float" office:value="11953259.899">
            <text:p>11953259.899</text:p>
          </table:table-cell>
          <table:table-cell table:style-name="ce6" table:formula="of:=[.B2760]/[orbits.$D$3]" office:value-type="float" office:value="32726.9140338268">
            <text:p>32726.91</text:p>
          </table:table-cell>
          <table:table-cell table:style-name="ce6" table:formula="of:=[.C2760]-ROUNDDOWN([.C2760])" office:value-type="float" office:value="0.91403382684075">
            <text:p>0.91</text:p>
          </table:table-cell>
          <table:table-cell table:formula="of:=IF([.D2760] &lt; [.$D$2])" office:value-type="boolean" office:boolean-value="false">
            <text:p>FALSE</text:p>
          </table:table-cell>
          <table:table-cell table:formula="of:=MOD([.C2760];64)" office:value-type="float" office:value="22.9140338268407">
            <text:p>22.91</text:p>
          </table:table-cell>
          <table:table-cell/>
        </table:table-row>
        <table:table-row table:style-name="ro2">
          <table:table-cell table:style-name="ce3" table:formula="of:=[.A2760]+1" office:value-type="float" office:value="2760">
            <text:p>2760</text:p>
          </table:table-cell>
          <table:table-cell table:style-name="ce3" table:formula="of:=[orbits.$C$3]*[.A2761]" office:value-type="float" office:value="11957592.36">
            <text:p>11957592.36</text:p>
          </table:table-cell>
          <table:table-cell table:style-name="ce6" table:formula="of:=[.B2761]/[orbits.$D$3]" office:value-type="float" office:value="32738.7759091562">
            <text:p>32738.78</text:p>
          </table:table-cell>
          <table:table-cell table:style-name="ce6" table:formula="of:=[.C2761]-ROUNDDOWN([.C2761])" office:value-type="float" office:value="0.775909156247508">
            <text:p>0.78</text:p>
          </table:table-cell>
          <table:table-cell table:formula="of:=IF([.D2761] &lt; [.$D$2])" office:value-type="boolean" office:boolean-value="false">
            <text:p>FALSE</text:p>
          </table:table-cell>
          <table:table-cell table:formula="of:=MOD([.C2761];64)" office:value-type="float" office:value="34.7759091562475">
            <text:p>34.78</text:p>
          </table:table-cell>
          <table:table-cell/>
        </table:table-row>
        <table:table-row table:style-name="ro2">
          <table:table-cell table:style-name="ce3" table:formula="of:=[.A2761]+1" office:value-type="float" office:value="2761">
            <text:p>2761</text:p>
          </table:table-cell>
          <table:table-cell table:style-name="ce3" table:formula="of:=[orbits.$C$3]*[.A2762]" office:value-type="float" office:value="11961924.821">
            <text:p>11961924.821</text:p>
          </table:table-cell>
          <table:table-cell table:style-name="ce6" table:formula="of:=[.B2762]/[orbits.$D$3]" office:value-type="float" office:value="32750.6377844856">
            <text:p>32750.64</text:p>
          </table:table-cell>
          <table:table-cell table:style-name="ce6" table:formula="of:=[.C2762]-ROUNDDOWN([.C2762])" office:value-type="float" office:value="0.637784485650627">
            <text:p>0.64</text:p>
          </table:table-cell>
          <table:table-cell table:formula="of:=IF([.D2762] &lt; [.$D$2])" office:value-type="boolean" office:boolean-value="false">
            <text:p>FALSE</text:p>
          </table:table-cell>
          <table:table-cell table:formula="of:=MOD([.C2762];64)" office:value-type="float" office:value="46.6377844856506">
            <text:p>46.64</text:p>
          </table:table-cell>
          <table:table-cell/>
        </table:table-row>
        <table:table-row table:style-name="ro2">
          <table:table-cell table:style-name="ce3" table:formula="of:=[.A2762]+1" office:value-type="float" office:value="2762">
            <text:p>2762</text:p>
          </table:table-cell>
          <table:table-cell table:style-name="ce3" table:formula="of:=[orbits.$C$3]*[.A2763]" office:value-type="float" office:value="11966257.282">
            <text:p>11966257.282</text:p>
          </table:table-cell>
          <table:table-cell table:style-name="ce6" table:formula="of:=[.B2763]/[orbits.$D$3]" office:value-type="float" office:value="32762.4996598151">
            <text:p>32762.50</text:p>
          </table:table-cell>
          <table:table-cell table:style-name="ce6" table:formula="of:=[.C2763]-ROUNDDOWN([.C2763])" office:value-type="float" office:value="0.499659815057385">
            <text:p>0.50</text:p>
          </table:table-cell>
          <table:table-cell table:formula="of:=IF([.D2763] &lt; [.$D$2])" office:value-type="boolean" office:boolean-value="false">
            <text:p>FALSE</text:p>
          </table:table-cell>
          <table:table-cell table:formula="of:=MOD([.C2763];64)" office:value-type="float" office:value="58.4996598150574">
            <text:p>58.50</text:p>
          </table:table-cell>
          <table:table-cell/>
        </table:table-row>
        <table:table-row table:style-name="ro2">
          <table:table-cell table:style-name="ce3" table:formula="of:=[.A2763]+1" office:value-type="float" office:value="2763">
            <text:p>2763</text:p>
          </table:table-cell>
          <table:table-cell table:style-name="ce3" table:formula="of:=[orbits.$C$3]*[.A2764]" office:value-type="float" office:value="11970589.743">
            <text:p>11970589.743</text:p>
          </table:table-cell>
          <table:table-cell table:style-name="ce6" table:formula="of:=[.B2764]/[orbits.$D$3]" office:value-type="float" office:value="32774.3615351445">
            <text:p>32774.36</text:p>
          </table:table-cell>
          <table:table-cell table:style-name="ce6" table:formula="of:=[.C2764]-ROUNDDOWN([.C2764])" office:value-type="float" office:value="0.361535144460504">
            <text:p>0.36</text:p>
          </table:table-cell>
          <table:table-cell table:formula="of:=IF([.D2764] &lt; [.$D$2])" office:value-type="boolean" office:boolean-value="false">
            <text:p>FALSE</text:p>
          </table:table-cell>
          <table:table-cell table:formula="of:=MOD([.C2764];64)" office:value-type="float" office:value="6.3615351444605">
            <text:p>6.36</text:p>
          </table:table-cell>
          <table:table-cell/>
        </table:table-row>
        <table:table-row table:style-name="ro2">
          <table:table-cell table:style-name="ce3" table:formula="of:=[.A2764]+1" office:value-type="float" office:value="2764">
            <text:p>2764</text:p>
          </table:table-cell>
          <table:table-cell table:style-name="ce3" table:formula="of:=[orbits.$C$3]*[.A2765]" office:value-type="float" office:value="11974922.204">
            <text:p>11974922.204</text:p>
          </table:table-cell>
          <table:table-cell table:style-name="ce6" table:formula="of:=[.B2765]/[orbits.$D$3]" office:value-type="float" office:value="32786.2234104739">
            <text:p>32786.22</text:p>
          </table:table-cell>
          <table:table-cell table:style-name="ce6" table:formula="of:=[.C2765]-ROUNDDOWN([.C2765])" office:value-type="float" office:value="0.223410473859985">
            <text:p>0.22</text:p>
          </table:table-cell>
          <table:table-cell table:formula="of:=IF([.D2765] &lt; [.$D$2])" office:value-type="boolean" office:boolean-value="false">
            <text:p>FALSE</text:p>
          </table:table-cell>
          <table:table-cell table:formula="of:=MOD([.C2765];64)" office:value-type="float" office:value="18.22341047386">
            <text:p>18.22</text:p>
          </table:table-cell>
          <table:table-cell/>
        </table:table-row>
        <table:table-row table:style-name="ro2">
          <table:table-cell table:style-name="ce3" table:formula="of:=[.A2765]+1" office:value-type="float" office:value="2765">
            <text:p>2765</text:p>
          </table:table-cell>
          <table:table-cell table:style-name="ce3" table:formula="of:=[orbits.$C$3]*[.A2766]" office:value-type="float" office:value="11979254.665">
            <text:p>11979254.665</text:p>
          </table:table-cell>
          <table:table-cell table:style-name="ce6" table:formula="of:=[.B2766]/[orbits.$D$3]" office:value-type="float" office:value="32798.0852858033">
            <text:p>32798.09</text:p>
          </table:table-cell>
          <table:table-cell table:style-name="ce6" table:formula="of:=[.C2766]-ROUNDDOWN([.C2766])" office:value-type="float" office:value="0.0852858032667427">
            <text:p>0.09</text:p>
          </table:table-cell>
          <table:table-cell table:formula="of:=IF([.D2766] &lt; [.$D$2])" office:value-type="boolean" office:boolean-value="true">
            <text:p>TRUE</text:p>
          </table:table-cell>
          <table:table-cell table:formula="of:=MOD([.C2766];64)" office:value-type="float" office:value="30.0852858032667">
            <text:p>30.09</text:p>
          </table:table-cell>
          <table:table-cell/>
        </table:table-row>
        <table:table-row table:style-name="ro2">
          <table:table-cell table:style-name="ce3" table:formula="of:=[.A2766]+1" office:value-type="float" office:value="2766">
            <text:p>2766</text:p>
          </table:table-cell>
          <table:table-cell table:style-name="ce3" table:formula="of:=[orbits.$C$3]*[.A2767]" office:value-type="float" office:value="11983587.126">
            <text:p>11983587.126</text:p>
          </table:table-cell>
          <table:table-cell table:style-name="ce6" table:formula="of:=[.B2767]/[orbits.$D$3]" office:value-type="float" office:value="32809.9471611327">
            <text:p>32809.95</text:p>
          </table:table-cell>
          <table:table-cell table:style-name="ce6" table:formula="of:=[.C2767]-ROUNDDOWN([.C2767])" office:value-type="float" office:value="0.9471611326735">
            <text:p>0.95</text:p>
          </table:table-cell>
          <table:table-cell table:formula="of:=IF([.D2767] &lt; [.$D$2])" office:value-type="boolean" office:boolean-value="false">
            <text:p>FALSE</text:p>
          </table:table-cell>
          <table:table-cell table:formula="of:=MOD([.C2767];64)" office:value-type="float" office:value="41.9471611326735">
            <text:p>41.95</text:p>
          </table:table-cell>
          <table:table-cell/>
        </table:table-row>
        <table:table-row table:style-name="ro2">
          <table:table-cell table:style-name="ce3" table:formula="of:=[.A2767]+1" office:value-type="float" office:value="2767">
            <text:p>2767</text:p>
          </table:table-cell>
          <table:table-cell table:style-name="ce3" table:formula="of:=[orbits.$C$3]*[.A2768]" office:value-type="float" office:value="11987919.587">
            <text:p>11987919.587</text:p>
          </table:table-cell>
          <table:table-cell table:style-name="ce6" table:formula="of:=[.B2768]/[orbits.$D$3]" office:value-type="float" office:value="32821.8090364621">
            <text:p>32821.81</text:p>
          </table:table-cell>
          <table:table-cell table:style-name="ce6" table:formula="of:=[.C2768]-ROUNDDOWN([.C2768])" office:value-type="float" office:value="0.809036462080258">
            <text:p>0.81</text:p>
          </table:table-cell>
          <table:table-cell table:formula="of:=IF([.D2768] &lt; [.$D$2])" office:value-type="boolean" office:boolean-value="false">
            <text:p>FALSE</text:p>
          </table:table-cell>
          <table:table-cell table:formula="of:=MOD([.C2768];64)" office:value-type="float" office:value="53.8090364620803">
            <text:p>53.81</text:p>
          </table:table-cell>
          <table:table-cell/>
        </table:table-row>
        <table:table-row table:style-name="ro2">
          <table:table-cell table:style-name="ce3" table:formula="of:=[.A2768]+1" office:value-type="float" office:value="2768">
            <text:p>2768</text:p>
          </table:table-cell>
          <table:table-cell table:style-name="ce3" table:formula="of:=[orbits.$C$3]*[.A2769]" office:value-type="float" office:value="11992252.048">
            <text:p>11992252.048</text:p>
          </table:table-cell>
          <table:table-cell table:style-name="ce6" table:formula="of:=[.B2769]/[orbits.$D$3]" office:value-type="float" office:value="32833.6709117915">
            <text:p>32833.67</text:p>
          </table:table-cell>
          <table:table-cell table:style-name="ce6" table:formula="of:=[.C2769]-ROUNDDOWN([.C2769])" office:value-type="float" office:value="0.670911791479739">
            <text:p>0.67</text:p>
          </table:table-cell>
          <table:table-cell table:formula="of:=IF([.D2769] &lt; [.$D$2])" office:value-type="boolean" office:boolean-value="false">
            <text:p>FALSE</text:p>
          </table:table-cell>
          <table:table-cell table:formula="of:=MOD([.C2769];64)" office:value-type="float" office:value="1.67091179147974">
            <text:p>1.67</text:p>
          </table:table-cell>
          <table:table-cell/>
        </table:table-row>
        <table:table-row table:style-name="ro2">
          <table:table-cell table:style-name="ce3" table:formula="of:=[.A2769]+1" office:value-type="float" office:value="2769">
            <text:p>2769</text:p>
          </table:table-cell>
          <table:table-cell table:style-name="ce3" table:formula="of:=[orbits.$C$3]*[.A2770]" office:value-type="float" office:value="11996584.509">
            <text:p>11996584.509</text:p>
          </table:table-cell>
          <table:table-cell table:style-name="ce6" table:formula="of:=[.B2770]/[orbits.$D$3]" office:value-type="float" office:value="32845.5327871209">
            <text:p>32845.53</text:p>
          </table:table-cell>
          <table:table-cell table:style-name="ce6" table:formula="of:=[.C2770]-ROUNDDOWN([.C2770])" office:value-type="float" office:value="0.532787120886496">
            <text:p>0.53</text:p>
          </table:table-cell>
          <table:table-cell table:formula="of:=IF([.D2770] &lt; [.$D$2])" office:value-type="boolean" office:boolean-value="false">
            <text:p>FALSE</text:p>
          </table:table-cell>
          <table:table-cell table:formula="of:=MOD([.C2770];64)" office:value-type="float" office:value="13.5327871208865">
            <text:p>13.53</text:p>
          </table:table-cell>
          <table:table-cell/>
        </table:table-row>
        <table:table-row table:style-name="ro2">
          <table:table-cell table:style-name="ce3" table:formula="of:=[.A2770]+1" office:value-type="float" office:value="2770">
            <text:p>2770</text:p>
          </table:table-cell>
          <table:table-cell table:style-name="ce3" table:formula="of:=[orbits.$C$3]*[.A2771]" office:value-type="float" office:value="12000916.97">
            <text:p>12000916.97</text:p>
          </table:table-cell>
          <table:table-cell table:style-name="ce6" table:formula="of:=[.B2771]/[orbits.$D$3]" office:value-type="float" office:value="32857.3946624503">
            <text:p>32857.39</text:p>
          </table:table-cell>
          <table:table-cell table:style-name="ce6" table:formula="of:=[.C2771]-ROUNDDOWN([.C2771])" office:value-type="float" office:value="0.394662450293254">
            <text:p>0.39</text:p>
          </table:table-cell>
          <table:table-cell table:formula="of:=IF([.D2771] &lt; [.$D$2])" office:value-type="boolean" office:boolean-value="false">
            <text:p>FALSE</text:p>
          </table:table-cell>
          <table:table-cell table:formula="of:=MOD([.C2771];64)" office:value-type="float" office:value="25.3946624502933">
            <text:p>25.39</text:p>
          </table:table-cell>
          <table:table-cell/>
        </table:table-row>
        <table:table-row table:style-name="ro2" table:number-rows-repeated="104580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column table:style-name="co1" table:number-columns-repeated="7" table:default-cell-style-name="ce9"/>
        <table:table-column table:style-name="co1" table:number-columns-repeated="1016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float" office:value="1983">
            <text:p>1983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8" office:value-type="string">
            <text:p>notable</text:p>
          </table:table-cell>
          <table:table-cell table:formula="of:=[.B6]-[.B$3]" office:value-type="float" office:value="1727">
            <text:p>1727</text:p>
          </table:table-cell>
          <table:table-cell table:formula="of:=[.C6]-[.C$3]" office:value-type="float" office:value="1775">
            <text:p>1775</text:p>
          </table:table-cell>
          <table:table-cell table:formula="of:=[.D6]-[.D$3]" office:value-type="float" office:value="1791">
            <text:p>1791</text:p>
          </table:table-cell>
          <table:table-cell table:formula="of:=[.E6]-[.E$3]" office:value-type="float" office:value="1807">
            <text:p>1807</text:p>
          </table:table-cell>
          <table:table-cell table:formula="of:=[.F6]-[.F$3]" office:value-type="float" office:value="1839">
            <text:p>1839</text:p>
          </table:table-cell>
          <table:table-cell table:formula="of:=[.G6]-[.G$3]" office:value-type="float" office:value="1871">
            <text:p>1871</text:p>
          </table:table-cell>
          <table:table-cell table:formula="of:=[.H6]-[.H$3]" office:value-type="float" office:value="1903">
            <text:p>1903</text:p>
          </table:table-cell>
          <table:table-cell table:number-columns-repeated="1016"/>
        </table:table-row>
        <table:table-row table:style-name="ro2">
          <table:table-cell office:value-type="float" office:value="1983">
            <text:p>1983</text:p>
          </table:table-cell>
          <table:table-cell table:formula="of:=[.B7]-[.B$3]" office:value-type="float" office:value="1743">
            <text:p>1743</text:p>
          </table:table-cell>
          <table:table-cell table:formula="of:=[.C7]-[.C$3]" office:value-type="float" office:value="1788">
            <text:p>1788</text:p>
          </table:table-cell>
          <table:table-cell table:formula="of:=[.D7]-[.D$3]" office:value-type="float" office:value="1803">
            <text:p>1803</text:p>
          </table:table-cell>
          <table:table-cell table:formula="of:=[.E7]-[.E$3]" office:value-type="float" office:value="1818">
            <text:p>1818</text:p>
          </table:table-cell>
          <table:table-cell table:formula="of:=[.F7]-[.F$3]" office:value-type="float" office:value="1848">
            <text:p>1848</text:p>
          </table:table-cell>
          <table:table-cell table:formula="of:=[.G7]-[.G$3]" office:value-type="float" office:value="1878">
            <text:p>1878</text:p>
          </table:table-cell>
          <table:table-cell table:formula="of:=[.H7]-[.H$3]" office:value-type="float" office:value="1908">
            <text:p>1908</text:p>
          </table:table-cell>
          <table:table-cell table:number-columns-repeated="1016"/>
        </table:table-row>
        <table:table-row table:style-name="ro2">
          <table:table-cell office:value-type="float" office:value="1984">
            <text:p>1984</text:p>
          </table:table-cell>
          <table:table-cell table:formula="of:=[.B8]-[.B$3]" office:value-type="float" office:value="1759">
            <text:p>1759</text:p>
          </table:table-cell>
          <table:table-cell table:formula="of:=[.C8]-[.C$3]" office:value-type="float" office:value="1801">
            <text:p>1801</text:p>
          </table:table-cell>
          <table:table-cell table:formula="of:=[.D8]-[.D$3]" office:value-type="float" office:value="1815">
            <text:p>1815</text:p>
          </table:table-cell>
          <table:table-cell table:formula="of:=[.E8]-[.E$3]" office:value-type="float" office:value="1829">
            <text:p>1829</text:p>
          </table:table-cell>
          <table:table-cell table:formula="of:=[.F8]-[.F$3]" office:value-type="float" office:value="1857">
            <text:p>1857</text:p>
          </table:table-cell>
          <table:table-cell table:formula="of:=[.G8]-[.G$3]" office:value-type="float" office:value="1885">
            <text:p>1885</text:p>
          </table:table-cell>
          <table:table-cell table:formula="of:=[.H8]-[.H$3]" office:value-type="float" office:value="1913">
            <text:p>1913</text:p>
          </table:table-cell>
          <table:table-cell table:number-columns-repeated="1016"/>
        </table:table-row>
        <table:table-row table:style-name="ro2">
          <table:table-cell office:value-type="float" office:value="1985">
            <text:p>1985</text:p>
          </table:table-cell>
          <table:table-cell table:formula="of:=[.B9]-[.B$3]" office:value-type="float" office:value="1775">
            <text:p>1775</text:p>
          </table:table-cell>
          <table:table-cell table:formula="of:=[.C9]-[.C$3]" office:value-type="float" office:value="1814">
            <text:p>1814</text:p>
          </table:table-cell>
          <table:table-cell table:formula="of:=[.D9]-[.D$3]" office:value-type="float" office:value="1827">
            <text:p>1827</text:p>
          </table:table-cell>
          <table:table-cell table:formula="of:=[.E9]-[.E$3]" office:value-type="float" office:value="1840">
            <text:p>1840</text:p>
          </table:table-cell>
          <table:table-cell table:formula="of:=[.F9]-[.F$3]" office:value-type="float" office:value="1866">
            <text:p>1866</text:p>
          </table:table-cell>
          <table:table-cell table:formula="of:=[.G9]-[.G$3]" office:value-type="float" office:value="1892">
            <text:p>1892</text:p>
          </table:table-cell>
          <table:table-cell table:formula="of:=[.H9]-[.H$3]" office:value-type="float" office:value="1918">
            <text:p>1918</text:p>
          </table:table-cell>
          <table:table-cell table:number-columns-repeated="1016"/>
        </table:table-row>
        <table:table-row table:style-name="ro2">
          <table:table-cell office:value-type="float" office:value="2000">
            <text:p>2000</text:p>
          </table:table-cell>
          <table:table-cell table:formula="of:=[.B10]-[.B$3]" office:value-type="float" office:value="1791">
            <text:p>1791</text:p>
          </table:table-cell>
          <table:table-cell table:formula="of:=[.C10]-[.C$3]" office:value-type="float" office:value="1827">
            <text:p>1827</text:p>
          </table:table-cell>
          <table:table-cell table:formula="of:=[.D10]-[.D$3]" office:value-type="float" office:value="1839">
            <text:p>1839</text:p>
          </table:table-cell>
          <table:table-cell table:formula="of:=[.E10]-[.E$3]" office:value-type="float" office:value="1851">
            <text:p>1851</text:p>
          </table:table-cell>
          <table:table-cell table:formula="of:=[.F10]-[.F$3]" office:value-type="float" office:value="1875">
            <text:p>1875</text:p>
          </table:table-cell>
          <table:table-cell table:formula="of:=[.G10]-[.G$3]" office:value-type="float" office:value="1899">
            <text:p>1899</text:p>
          </table:table-cell>
          <table:table-cell table:formula="of:=[.H10]-[.H$3]" office:value-type="float" office:value="1923">
            <text:p>1923</text:p>
          </table:table-cell>
          <table:table-cell table:number-columns-repeated="1016"/>
        </table:table-row>
        <table:table-row table:style-name="ro2">
          <table:table-cell office:value-type="float" office:value="2012">
            <text:p>2012</text:p>
          </table:table-cell>
          <table:table-cell table:formula="of:=[.B11]-[.B$3]" office:value-type="float" office:value="1807">
            <text:p>1807</text:p>
          </table:table-cell>
          <table:table-cell table:formula="of:=[.C11]-[.C$3]" office:value-type="float" office:value="1840">
            <text:p>1840</text:p>
          </table:table-cell>
          <table:table-cell table:formula="of:=[.D11]-[.D$3]" office:value-type="float" office:value="1851">
            <text:p>1851</text:p>
          </table:table-cell>
          <table:table-cell table:formula="of:=[.E11]-[.E$3]" office:value-type="float" office:value="1862">
            <text:p>1862</text:p>
          </table:table-cell>
          <table:table-cell table:formula="of:=[.F11]-[.F$3]" office:value-type="float" office:value="1884">
            <text:p>1884</text:p>
          </table:table-cell>
          <table:table-cell table:formula="of:=[.G11]-[.G$3]" office:value-type="float" office:value="1906">
            <text:p>1906</text:p>
          </table:table-cell>
          <table:table-cell table:formula="of:=[.H11]-[.H$3]" office:value-type="float" office:value="1928">
            <text:p>1928</text:p>
          </table:table-cell>
          <table:table-cell table:number-columns-repeated="1016"/>
        </table:table-row>
        <table:table-row table:style-name="ro2">
          <table:table-cell office:value-type="float" office:value="2038">
            <text:p>2038</text:p>
          </table:table-cell>
          <table:table-cell table:formula="of:=[.B12]-[.B$3]" office:value-type="float" office:value="1823">
            <text:p>1823</text:p>
          </table:table-cell>
          <table:table-cell table:formula="of:=[.C12]-[.C$3]" office:value-type="float" office:value="1853">
            <text:p>1853</text:p>
          </table:table-cell>
          <table:table-cell table:formula="of:=[.D12]-[.D$3]" office:value-type="float" office:value="1863">
            <text:p>1863</text:p>
          </table:table-cell>
          <table:table-cell table:formula="of:=[.E12]-[.E$3]" office:value-type="float" office:value="1873">
            <text:p>1873</text:p>
          </table:table-cell>
          <table:table-cell table:formula="of:=[.F12]-[.F$3]" office:value-type="float" office:value="1893">
            <text:p>1893</text:p>
          </table:table-cell>
          <table:table-cell table:formula="of:=[.G12]-[.G$3]" office:value-type="float" office:value="1913">
            <text:p>1913</text:p>
          </table:table-cell>
          <table:table-cell table:formula="of:=[.H12]-[.H$3]" office:value-type="float" office:value="1933">
            <text:p>1933</text:p>
          </table:table-cell>
          <table:table-cell table:number-columns-repeated="1016"/>
        </table:table-row>
        <table:table-row table:style-name="ro2">
          <table:table-cell office:value-type="float" office:value="2022">
            <text:p>2022</text:p>
          </table:table-cell>
          <table:table-cell table:formula="of:=[.B13]-[.B$3]" office:value-type="float" office:value="1839">
            <text:p>1839</text:p>
          </table:table-cell>
          <table:table-cell table:formula="of:=[.C13]-[.C$3]" office:value-type="float" office:value="1866">
            <text:p>1866</text:p>
          </table:table-cell>
          <table:table-cell table:formula="of:=[.D13]-[.D$3]" office:value-type="float" office:value="1875">
            <text:p>1875</text:p>
          </table:table-cell>
          <table:table-cell table:formula="of:=[.E13]-[.E$3]" office:value-type="float" office:value="1884">
            <text:p>1884</text:p>
          </table:table-cell>
          <table:table-cell table:formula="of:=[.F13]-[.F$3]" office:value-type="float" office:value="1902">
            <text:p>1902</text:p>
          </table:table-cell>
          <table:table-cell table:formula="of:=[.G13]-[.G$3]" office:value-type="float" office:value="1920">
            <text:p>1920</text:p>
          </table:table-cell>
          <table:table-cell table:formula="of:=[.H13]-[.H$3]" office:value-type="float" office:value="1938">
            <text:p>1938</text:p>
          </table:table-cell>
          <table:table-cell table:number-columns-repeated="1016"/>
        </table:table-row>
        <table:table-row table:style-name="ro2">
          <table:table-cell office:value-type="float" office:value="2024">
            <text:p>2024</text:p>
          </table:table-cell>
          <table:table-cell table:formula="of:=[.B14]-[.B$3]" office:value-type="float" office:value="1855">
            <text:p>1855</text:p>
          </table:table-cell>
          <table:table-cell table:formula="of:=[.C14]-[.C$3]" office:value-type="float" office:value="1879">
            <text:p>1879</text:p>
          </table:table-cell>
          <table:table-cell table:formula="of:=[.D14]-[.D$3]" office:value-type="float" office:value="1887">
            <text:p>1887</text:p>
          </table:table-cell>
          <table:table-cell table:formula="of:=[.E14]-[.E$3]" office:value-type="float" office:value="1895">
            <text:p>1895</text:p>
          </table:table-cell>
          <table:table-cell table:formula="of:=[.F14]-[.F$3]" office:value-type="float" office:value="1911">
            <text:p>1911</text:p>
          </table:table-cell>
          <table:table-cell table:formula="of:=[.G14]-[.G$3]" office:value-type="float" office:value="1927">
            <text:p>1927</text:p>
          </table:table-cell>
          <table:table-cell table:formula="of:=[.H14]-[.H$3]" office:value-type="float" office:value="1943">
            <text:p>1943</text:p>
          </table:table-cell>
          <table:table-cell table:number-columns-repeated="1016"/>
        </table:table-row>
        <table:table-row table:style-name="ro2">
          <table:table-cell office:value-type="float" office:value="2011">
            <text:p>2011</text:p>
          </table:table-cell>
          <table:table-cell table:formula="of:=[.B15]-[.B$3]" office:value-type="float" office:value="1871">
            <text:p>1871</text:p>
          </table:table-cell>
          <table:table-cell table:formula="of:=[.C15]-[.C$3]" office:value-type="float" office:value="1892">
            <text:p>1892</text:p>
          </table:table-cell>
          <table:table-cell table:formula="of:=[.D15]-[.D$3]" office:value-type="float" office:value="1899">
            <text:p>1899</text:p>
          </table:table-cell>
          <table:table-cell table:formula="of:=[.E15]-[.E$3]" office:value-type="float" office:value="1906">
            <text:p>1906</text:p>
          </table:table-cell>
          <table:table-cell table:formula="of:=[.F15]-[.F$3]" office:value-type="float" office:value="1920">
            <text:p>1920</text:p>
          </table:table-cell>
          <table:table-cell table:formula="of:=[.G15]-[.G$3]" office:value-type="float" office:value="1934">
            <text:p>1934</text:p>
          </table:table-cell>
          <table:table-cell table:formula="of:=[.H15]-[.H$3]" office:value-type="float" office:value="1948">
            <text:p>1948</text:p>
          </table:table-cell>
          <table:table-cell table:number-columns-repeated="1016"/>
        </table:table-row>
        <table:table-row table:style-name="ro2">
          <table:table-cell office:value-type="float" office:value="1856">
            <text:p>1856</text:p>
          </table:table-cell>
          <table:table-cell table:formula="of:=[.B16]-[.B$3]" office:value-type="float" office:value="1887">
            <text:p>1887</text:p>
          </table:table-cell>
          <table:table-cell table:formula="of:=[.C16]-[.C$3]" office:value-type="float" office:value="1905">
            <text:p>1905</text:p>
          </table:table-cell>
          <table:table-cell table:formula="of:=[.D16]-[.D$3]" office:value-type="float" office:value="1911">
            <text:p>1911</text:p>
          </table:table-cell>
          <table:table-cell table:formula="of:=[.E16]-[.E$3]" office:value-type="float" office:value="1917">
            <text:p>1917</text:p>
          </table:table-cell>
          <table:table-cell table:formula="of:=[.F16]-[.F$3]" office:value-type="float" office:value="1929">
            <text:p>1929</text:p>
          </table:table-cell>
          <table:table-cell table:formula="of:=[.G16]-[.G$3]" office:value-type="float" office:value="1941">
            <text:p>1941</text:p>
          </table:table-cell>
          <table:table-cell table:formula="of:=[.H16]-[.H$3]" office:value-type="float" office:value="1953">
            <text:p>1953</text:p>
          </table:table-cell>
          <table:table-cell table:number-columns-repeated="1016"/>
        </table:table-row>
        <table:table-row table:style-name="ro2">
          <table:table-cell/>
          <table:table-cell table:formula="of:=[.B17]-[.B$3]" office:value-type="float" office:value="1903">
            <text:p>1903</text:p>
          </table:table-cell>
          <table:table-cell table:formula="of:=[.C17]-[.C$3]" office:value-type="float" office:value="1918">
            <text:p>1918</text:p>
          </table:table-cell>
          <table:table-cell table:formula="of:=[.D17]-[.D$3]" office:value-type="float" office:value="1923">
            <text:p>1923</text:p>
          </table:table-cell>
          <table:table-cell table:formula="of:=[.E17]-[.E$3]" office:value-type="float" office:value="1928">
            <text:p>1928</text:p>
          </table:table-cell>
          <table:table-cell table:formula="of:=[.F17]-[.F$3]" office:value-type="float" office:value="1938">
            <text:p>1938</text:p>
          </table:table-cell>
          <table:table-cell table:formula="of:=[.G17]-[.G$3]" office:value-type="float" office:value="1948">
            <text:p>1948</text:p>
          </table:table-cell>
          <table:table-cell table:formula="of:=[.H17]-[.H$3]" office:value-type="float" office:value="1958">
            <text:p>1958</text:p>
          </table:table-cell>
          <table:table-cell table:number-columns-repeated="1016"/>
        </table:table-row>
        <table:table-row table:style-name="ro2">
          <table:table-cell/>
          <table:table-cell table:formula="of:=[.B18]-[.B$3]" office:value-type="float" office:value="1919">
            <text:p>1919</text:p>
          </table:table-cell>
          <table:table-cell table:formula="of:=[.C18]-[.C$3]" office:value-type="float" office:value="1931">
            <text:p>1931</text:p>
          </table:table-cell>
          <table:table-cell table:formula="of:=[.D18]-[.D$3]" office:value-type="float" office:value="1935">
            <text:p>1935</text:p>
          </table:table-cell>
          <table:table-cell table:formula="of:=[.E18]-[.E$3]" office:value-type="float" office:value="1939">
            <text:p>1939</text:p>
          </table:table-cell>
          <table:table-cell table:formula="of:=[.F18]-[.F$3]" office:value-type="float" office:value="1947">
            <text:p>1947</text:p>
          </table:table-cell>
          <table:table-cell table:formula="of:=[.G18]-[.G$3]" office:value-type="float" office:value="1955">
            <text:p>1955</text:p>
          </table:table-cell>
          <table:table-cell table:formula="of:=[.H18]-[.H$3]" office:value-type="float" office:value="1963">
            <text:p>1963</text:p>
          </table:table-cell>
          <table:table-cell table:number-columns-repeated="1016"/>
        </table:table-row>
        <table:table-row table:style-name="ro2">
          <table:table-cell/>
          <table:table-cell table:formula="of:=[.B19]-[.B$3]" office:value-type="float" office:value="1935">
            <text:p>1935</text:p>
          </table:table-cell>
          <table:table-cell table:formula="of:=[.C19]-[.C$3]" office:value-type="float" office:value="1944">
            <text:p>1944</text:p>
          </table:table-cell>
          <table:table-cell table:formula="of:=[.D19]-[.D$3]" office:value-type="float" office:value="1947">
            <text:p>1947</text:p>
          </table:table-cell>
          <table:table-cell table:formula="of:=[.E19]-[.E$3]" office:value-type="float" office:value="1950">
            <text:p>1950</text:p>
          </table:table-cell>
          <table:table-cell table:formula="of:=[.F19]-[.F$3]" office:value-type="float" office:value="1956">
            <text:p>1956</text:p>
          </table:table-cell>
          <table:table-cell table:formula="of:=[.G19]-[.G$3]" office:value-type="float" office:value="1962">
            <text:p>1962</text:p>
          </table:table-cell>
          <table:table-cell table:formula="of:=[.H19]-[.H$3]" office:value-type="float" office:value="1968">
            <text:p>1968</text:p>
          </table:table-cell>
          <table:table-cell table:number-columns-repeated="1016"/>
        </table:table-row>
        <table:table-row table:style-name="ro2">
          <table:table-cell/>
          <table:table-cell table:formula="of:=[.B20]-[.B$3]" office:value-type="float" office:value="1951">
            <text:p>1951</text:p>
          </table:table-cell>
          <table:table-cell table:formula="of:=[.C20]-[.C$3]" office:value-type="float" office:value="1957">
            <text:p>1957</text:p>
          </table:table-cell>
          <table:table-cell table:formula="of:=[.D20]-[.D$3]" office:value-type="float" office:value="1959">
            <text:p>1959</text:p>
          </table:table-cell>
          <table:table-cell table:formula="of:=[.E20]-[.E$3]" office:value-type="float" office:value="1961">
            <text:p>1961</text:p>
          </table:table-cell>
          <table:table-cell table:formula="of:=[.F20]-[.F$3]" office:value-type="float" office:value="1965">
            <text:p>1965</text:p>
          </table:table-cell>
          <table:table-cell table:formula="of:=[.G20]-[.G$3]" office:value-type="float" office:value="1969">
            <text:p>1969</text:p>
          </table:table-cell>
          <table:table-cell table:formula="of:=[.H20]-[.H$3]" office:value-type="float" office:value="1973">
            <text:p>1973</text:p>
          </table:table-cell>
          <table:table-cell table:number-columns-repeated="1016"/>
        </table:table-row>
        <table:table-row table:style-name="ro2">
          <table:table-cell/>
          <table:table-cell table:formula="of:=[.B21]-[.B$3]" office:value-type="float" office:value="1967">
            <text:p>1967</text:p>
          </table:table-cell>
          <table:table-cell table:formula="of:=[.C21]-[.C$3]" office:value-type="float" office:value="1970">
            <text:p>1970</text:p>
          </table:table-cell>
          <table:table-cell table:formula="of:=[.D21]-[.D$3]" office:value-type="float" office:value="1971">
            <text:p>1971</text:p>
          </table:table-cell>
          <table:table-cell table:formula="of:=[.E21]-[.E$3]" office:value-type="float" office:value="1972">
            <text:p>1972</text:p>
          </table:table-cell>
          <table:table-cell table:formula="of:=[.F21]-[.F$3]" office:value-type="float" office:value="1974">
            <text:p>1974</text:p>
          </table:table-cell>
          <table:table-cell table:formula="of:=[.G21]-[.G$3]" office:value-type="float" office:value="1976">
            <text:p>1976</text:p>
          </table:table-cell>
          <table:table-cell table:formula="of:=[.H21]-[.H$3]" office:value-type="float" office:value="1978">
            <text:p>1978</text:p>
          </table:table-cell>
          <table:table-cell table:number-columns-repeated="1016"/>
        </table:table-row>
        <table:table-row table:style-name="ro2">
          <table:table-cell table:style-name="ce1"/>
          <table:table-cell table:formula="of:=[.$A$3]" office:value-type="float" office:value="1983">
            <text:p>1983</text:p>
          </table:table-cell>
          <table:table-cell table:formula="of:=[.$A$3]" office:value-type="float" office:value="1983">
            <text:p>1983</text:p>
          </table:table-cell>
          <table:table-cell table:formula="of:=[.$A$3]" office:value-type="float" office:value="1983">
            <text:p>1983</text:p>
          </table:table-cell>
          <table:table-cell table:formula="of:=[.$A$3]" office:value-type="float" office:value="1983">
            <text:p>1983</text:p>
          </table:table-cell>
          <table:table-cell table:formula="of:=[.$A$3]" office:value-type="float" office:value="1983">
            <text:p>1983</text:p>
          </table:table-cell>
          <table:table-cell table:formula="of:=[.$A$3]" office:value-type="float" office:value="1983">
            <text:p>1983</text:p>
          </table:table-cell>
          <table:table-cell table:formula="of:=[.$A$3]" office:value-type="float" office:value="1983">
            <text:p>1983</text:p>
          </table:table-cell>
          <table:table-cell table:style-name="ce1" table:number-columns-repeated="1016"/>
        </table:table-row>
        <table:table-row table:style-name="ro2">
          <table:table-cell/>
          <table:table-cell table:formula="of:=[.B$3]+[.B21]" office:value-type="float" office:value="1999">
            <text:p>1999</text:p>
          </table:table-cell>
          <table:table-cell table:formula="of:=[.C$3]+[.C21]" office:value-type="float" office:value="1996">
            <text:p>1996</text:p>
          </table:table-cell>
          <table:table-cell table:formula="of:=[.D$3]+[.D21]" office:value-type="float" office:value="1995">
            <text:p>1995</text:p>
          </table:table-cell>
          <table:table-cell table:formula="of:=[.E$3]+[.E21]" office:value-type="float" office:value="1994">
            <text:p>1994</text:p>
          </table:table-cell>
          <table:table-cell table:formula="of:=[.F$3]+[.F21]" office:value-type="float" office:value="1992">
            <text:p>1992</text:p>
          </table:table-cell>
          <table:table-cell table:formula="of:=[.G$3]+[.G21]" office:value-type="float" office:value="1990">
            <text:p>1990</text:p>
          </table:table-cell>
          <table:table-cell table:formula="of:=[.H$3]+[.H21]" office:value-type="float" office:value="1988">
            <text:p>1988</text:p>
          </table:table-cell>
          <table:table-cell table:number-columns-repeated="1016"/>
        </table:table-row>
        <table:table-row table:style-name="ro2">
          <table:table-cell/>
          <table:table-cell table:formula="of:=[.B$3]+[.B22]" office:value-type="float" office:value="2015">
            <text:p>2015</text:p>
          </table:table-cell>
          <table:table-cell table:formula="of:=[.C$3]+[.C22]" office:value-type="float" office:value="2009">
            <text:p>2009</text:p>
          </table:table-cell>
          <table:table-cell table:formula="of:=[.D$3]+[.D22]" office:value-type="float" office:value="2007">
            <text:p>2007</text:p>
          </table:table-cell>
          <table:table-cell table:formula="of:=[.E$3]+[.E22]" office:value-type="float" office:value="2005">
            <text:p>2005</text:p>
          </table:table-cell>
          <table:table-cell table:formula="of:=[.F$3]+[.F22]" office:value-type="float" office:value="2001">
            <text:p>2001</text:p>
          </table:table-cell>
          <table:table-cell table:formula="of:=[.G$3]+[.G22]" office:value-type="float" office:value="1997">
            <text:p>1997</text:p>
          </table:table-cell>
          <table:table-cell table:formula="of:=[.H$3]+[.H22]" office:value-type="float" office:value="1993">
            <text:p>1993</text:p>
          </table:table-cell>
          <table:table-cell table:number-columns-repeated="1016"/>
        </table:table-row>
        <table:table-row table:style-name="ro2">
          <table:table-cell/>
          <table:table-cell table:formula="of:=[.B$3]+[.B23]" office:value-type="float" office:value="2031">
            <text:p>2031</text:p>
          </table:table-cell>
          <table:table-cell table:formula="of:=[.C$3]+[.C23]" office:value-type="float" office:value="2022">
            <text:p>2022</text:p>
          </table:table-cell>
          <table:table-cell table:formula="of:=[.D$3]+[.D23]" office:value-type="float" office:value="2019">
            <text:p>2019</text:p>
          </table:table-cell>
          <table:table-cell table:formula="of:=[.E$3]+[.E23]" office:value-type="float" office:value="2016">
            <text:p>2016</text:p>
          </table:table-cell>
          <table:table-cell table:formula="of:=[.F$3]+[.F23]" office:value-type="float" office:value="2010">
            <text:p>2010</text:p>
          </table:table-cell>
          <table:table-cell table:formula="of:=[.G$3]+[.G23]" office:value-type="float" office:value="2004">
            <text:p>2004</text:p>
          </table:table-cell>
          <table:table-cell table:formula="of:=[.H$3]+[.H23]" office:value-type="float" office:value="1998">
            <text:p>1998</text:p>
          </table:table-cell>
          <table:table-cell table:number-columns-repeated="1016"/>
        </table:table-row>
        <table:table-row table:style-name="ro2">
          <table:table-cell/>
          <table:table-cell table:formula="of:=[.B$3]+[.B24]" office:value-type="float" office:value="2047">
            <text:p>2047</text:p>
          </table:table-cell>
          <table:table-cell table:formula="of:=[.C$3]+[.C24]" office:value-type="float" office:value="2035">
            <text:p>2035</text:p>
          </table:table-cell>
          <table:table-cell table:formula="of:=[.D$3]+[.D24]" office:value-type="float" office:value="2031">
            <text:p>2031</text:p>
          </table:table-cell>
          <table:table-cell table:formula="of:=[.E$3]+[.E24]" office:value-type="float" office:value="2027">
            <text:p>2027</text:p>
          </table:table-cell>
          <table:table-cell table:formula="of:=[.F$3]+[.F24]" office:value-type="float" office:value="2019">
            <text:p>2019</text:p>
          </table:table-cell>
          <table:table-cell table:formula="of:=[.G$3]+[.G24]" office:value-type="float" office:value="2011">
            <text:p>2011</text:p>
          </table:table-cell>
          <table:table-cell table:formula="of:=[.H$3]+[.H24]" office:value-type="float" office:value="2003">
            <text:p>2003</text:p>
          </table:table-cell>
          <table:table-cell table:number-columns-repeated="1016"/>
        </table:table-row>
        <table:table-row table:style-name="ro2">
          <table:table-cell/>
          <table:table-cell table:formula="of:=[.B$3]+[.B25]" office:value-type="float" office:value="2063">
            <text:p>2063</text:p>
          </table:table-cell>
          <table:table-cell table:formula="of:=[.C$3]+[.C25]" office:value-type="float" office:value="2048">
            <text:p>2048</text:p>
          </table:table-cell>
          <table:table-cell table:formula="of:=[.D$3]+[.D25]" office:value-type="float" office:value="2043">
            <text:p>2043</text:p>
          </table:table-cell>
          <table:table-cell table:formula="of:=[.E$3]+[.E25]" office:value-type="float" office:value="2038">
            <text:p>2038</text:p>
          </table:table-cell>
          <table:table-cell table:formula="of:=[.F$3]+[.F25]" office:value-type="float" office:value="2028">
            <text:p>2028</text:p>
          </table:table-cell>
          <table:table-cell table:formula="of:=[.G$3]+[.G25]" office:value-type="float" office:value="2018">
            <text:p>2018</text:p>
          </table:table-cell>
          <table:table-cell table:formula="of:=[.H$3]+[.H25]" office:value-type="float" office:value="2008">
            <text:p>2008</text:p>
          </table:table-cell>
          <table:table-cell table:number-columns-repeated="1016"/>
        </table:table-row>
        <table:table-row table:style-name="ro2">
          <table:table-cell/>
          <table:table-cell table:formula="of:=[.B$3]+[.B26]" office:value-type="float" office:value="2079">
            <text:p>2079</text:p>
          </table:table-cell>
          <table:table-cell table:formula="of:=[.C$3]+[.C26]" office:value-type="float" office:value="2061">
            <text:p>2061</text:p>
          </table:table-cell>
          <table:table-cell table:formula="of:=[.D$3]+[.D26]" office:value-type="float" office:value="2055">
            <text:p>2055</text:p>
          </table:table-cell>
          <table:table-cell table:formula="of:=[.E$3]+[.E26]" office:value-type="float" office:value="2049">
            <text:p>2049</text:p>
          </table:table-cell>
          <table:table-cell table:formula="of:=[.F$3]+[.F26]" office:value-type="float" office:value="2037">
            <text:p>2037</text:p>
          </table:table-cell>
          <table:table-cell table:formula="of:=[.G$3]+[.G26]" office:value-type="float" office:value="2025">
            <text:p>2025</text:p>
          </table:table-cell>
          <table:table-cell table:formula="of:=[.H$3]+[.H26]" office:value-type="float" office:value="2013">
            <text:p>2013</text:p>
          </table:table-cell>
          <table:table-cell table:number-columns-repeated="1016"/>
        </table:table-row>
        <table:table-row table:style-name="ro2">
          <table:table-cell/>
          <table:table-cell table:formula="of:=[.B$3]+[.B27]" office:value-type="float" office:value="2095">
            <text:p>2095</text:p>
          </table:table-cell>
          <table:table-cell table:formula="of:=[.C$3]+[.C27]" office:value-type="float" office:value="2074">
            <text:p>2074</text:p>
          </table:table-cell>
          <table:table-cell table:formula="of:=[.D$3]+[.D27]" office:value-type="float" office:value="2067">
            <text:p>2067</text:p>
          </table:table-cell>
          <table:table-cell table:formula="of:=[.E$3]+[.E27]" office:value-type="float" office:value="2060">
            <text:p>2060</text:p>
          </table:table-cell>
          <table:table-cell table:formula="of:=[.F$3]+[.F27]" office:value-type="float" office:value="2046">
            <text:p>2046</text:p>
          </table:table-cell>
          <table:table-cell table:formula="of:=[.G$3]+[.G27]" office:value-type="float" office:value="2032">
            <text:p>2032</text:p>
          </table:table-cell>
          <table:table-cell table:formula="of:=[.H$3]+[.H27]" office:value-type="float" office:value="2018">
            <text:p>2018</text:p>
          </table:table-cell>
          <table:table-cell table:number-columns-repeated="1016"/>
        </table:table-row>
        <table:table-row table:style-name="ro2">
          <table:table-cell/>
          <table:table-cell table:formula="of:=[.B$3]+[.B28]" office:value-type="float" office:value="2111">
            <text:p>2111</text:p>
          </table:table-cell>
          <table:table-cell table:formula="of:=[.C$3]+[.C28]" office:value-type="float" office:value="2087">
            <text:p>2087</text:p>
          </table:table-cell>
          <table:table-cell table:formula="of:=[.D$3]+[.D28]" office:value-type="float" office:value="2079">
            <text:p>2079</text:p>
          </table:table-cell>
          <table:table-cell table:formula="of:=[.E$3]+[.E28]" office:value-type="float" office:value="2071">
            <text:p>2071</text:p>
          </table:table-cell>
          <table:table-cell table:formula="of:=[.F$3]+[.F28]" office:value-type="float" office:value="2055">
            <text:p>2055</text:p>
          </table:table-cell>
          <table:table-cell table:formula="of:=[.G$3]+[.G28]" office:value-type="float" office:value="2039">
            <text:p>2039</text:p>
          </table:table-cell>
          <table:table-cell table:formula="of:=[.H$3]+[.H28]" office:value-type="float" office:value="2023">
            <text:p>2023</text:p>
          </table:table-cell>
          <table:table-cell table:number-columns-repeated="1016"/>
        </table:table-row>
        <table:table-row table:style-name="ro2">
          <table:table-cell/>
          <table:table-cell table:formula="of:=[.B$3]+[.B29]" office:value-type="float" office:value="2127">
            <text:p>2127</text:p>
          </table:table-cell>
          <table:table-cell table:formula="of:=[.C$3]+[.C29]" office:value-type="float" office:value="2100">
            <text:p>2100</text:p>
          </table:table-cell>
          <table:table-cell table:formula="of:=[.D$3]+[.D29]" office:value-type="float" office:value="2091">
            <text:p>2091</text:p>
          </table:table-cell>
          <table:table-cell table:formula="of:=[.E$3]+[.E29]" office:value-type="float" office:value="2082">
            <text:p>2082</text:p>
          </table:table-cell>
          <table:table-cell table:formula="of:=[.F$3]+[.F29]" office:value-type="float" office:value="2064">
            <text:p>2064</text:p>
          </table:table-cell>
          <table:table-cell table:formula="of:=[.G$3]+[.G29]" office:value-type="float" office:value="2046">
            <text:p>2046</text:p>
          </table:table-cell>
          <table:table-cell table:formula="of:=[.H$3]+[.H29]" office:value-type="float" office:value="2028">
            <text:p>2028</text:p>
          </table:table-cell>
          <table:table-cell table:number-columns-repeated="1016"/>
        </table:table-row>
        <table:table-row table:style-name="ro2">
          <table:table-cell/>
          <table:table-cell table:formula="of:=[.B$3]+[.B30]" office:value-type="float" office:value="2143">
            <text:p>2143</text:p>
          </table:table-cell>
          <table:table-cell table:formula="of:=[.C$3]+[.C30]" office:value-type="float" office:value="2113">
            <text:p>2113</text:p>
          </table:table-cell>
          <table:table-cell table:formula="of:=[.D$3]+[.D30]" office:value-type="float" office:value="2103">
            <text:p>2103</text:p>
          </table:table-cell>
          <table:table-cell table:formula="of:=[.E$3]+[.E30]" office:value-type="float" office:value="2093">
            <text:p>2093</text:p>
          </table:table-cell>
          <table:table-cell table:formula="of:=[.F$3]+[.F30]" office:value-type="float" office:value="2073">
            <text:p>2073</text:p>
          </table:table-cell>
          <table:table-cell table:formula="of:=[.G$3]+[.G30]" office:value-type="float" office:value="2053">
            <text:p>2053</text:p>
          </table:table-cell>
          <table:table-cell table:formula="of:=[.H$3]+[.H30]" office:value-type="float" office:value="2033">
            <text:p>2033</text:p>
          </table:table-cell>
          <table:table-cell table:number-columns-repeated="1016"/>
        </table:table-row>
        <table:table-row table:style-name="ro2">
          <table:table-cell/>
          <table:table-cell table:formula="of:=[.B$3]+[.B31]" office:value-type="float" office:value="2159">
            <text:p>2159</text:p>
          </table:table-cell>
          <table:table-cell table:formula="of:=[.C$3]+[.C31]" office:value-type="float" office:value="2126">
            <text:p>2126</text:p>
          </table:table-cell>
          <table:table-cell table:formula="of:=[.D$3]+[.D31]" office:value-type="float" office:value="2115">
            <text:p>2115</text:p>
          </table:table-cell>
          <table:table-cell table:formula="of:=[.E$3]+[.E31]" office:value-type="float" office:value="2104">
            <text:p>2104</text:p>
          </table:table-cell>
          <table:table-cell table:formula="of:=[.F$3]+[.F31]" office:value-type="float" office:value="2082">
            <text:p>2082</text:p>
          </table:table-cell>
          <table:table-cell table:formula="of:=[.G$3]+[.G31]" office:value-type="float" office:value="2060">
            <text:p>2060</text:p>
          </table:table-cell>
          <table:table-cell table:formula="of:=[.H$3]+[.H31]" office:value-type="float" office:value="2038">
            <text:p>2038</text:p>
          </table:table-cell>
          <table:table-cell table:number-columns-repeated="1016"/>
        </table:table-row>
        <table:table-row table:style-name="ro2">
          <table:table-cell/>
          <table:table-cell table:formula="of:=[.B$3]+[.B32]" office:value-type="float" office:value="2175">
            <text:p>2175</text:p>
          </table:table-cell>
          <table:table-cell table:formula="of:=[.C$3]+[.C32]" office:value-type="float" office:value="2139">
            <text:p>2139</text:p>
          </table:table-cell>
          <table:table-cell table:formula="of:=[.D$3]+[.D32]" office:value-type="float" office:value="2127">
            <text:p>2127</text:p>
          </table:table-cell>
          <table:table-cell table:formula="of:=[.E$3]+[.E32]" office:value-type="float" office:value="2115">
            <text:p>2115</text:p>
          </table:table-cell>
          <table:table-cell table:formula="of:=[.F$3]+[.F32]" office:value-type="float" office:value="2091">
            <text:p>2091</text:p>
          </table:table-cell>
          <table:table-cell table:formula="of:=[.G$3]+[.G32]" office:value-type="float" office:value="2067">
            <text:p>2067</text:p>
          </table:table-cell>
          <table:table-cell table:formula="of:=[.H$3]+[.H32]" office:value-type="float" office:value="2043">
            <text:p>2043</text:p>
          </table:table-cell>
          <table:table-cell table:number-columns-repeated="1016"/>
        </table:table-row>
        <table:table-row table:style-name="ro2">
          <table:table-cell/>
          <table:table-cell table:formula="of:=[.B$3]+[.B33]" office:value-type="float" office:value="2191">
            <text:p>2191</text:p>
          </table:table-cell>
          <table:table-cell table:formula="of:=[.C$3]+[.C33]" office:value-type="float" office:value="2152">
            <text:p>2152</text:p>
          </table:table-cell>
          <table:table-cell table:formula="of:=[.D$3]+[.D33]" office:value-type="float" office:value="2139">
            <text:p>2139</text:p>
          </table:table-cell>
          <table:table-cell table:formula="of:=[.E$3]+[.E33]" office:value-type="float" office:value="2126">
            <text:p>2126</text:p>
          </table:table-cell>
          <table:table-cell table:formula="of:=[.F$3]+[.F33]" office:value-type="float" office:value="2100">
            <text:p>2100</text:p>
          </table:table-cell>
          <table:table-cell table:formula="of:=[.G$3]+[.G33]" office:value-type="float" office:value="2074">
            <text:p>2074</text:p>
          </table:table-cell>
          <table:table-cell table:formula="of:=[.H$3]+[.H33]" office:value-type="float" office:value="2048">
            <text:p>2048</text:p>
          </table:table-cell>
          <table:table-cell table:number-columns-repeated="1016"/>
        </table:table-row>
        <table:table-row table:style-name="ro2">
          <table:table-cell/>
          <table:table-cell table:formula="of:=[.B$3]+[.B34]" office:value-type="float" office:value="2207">
            <text:p>2207</text:p>
          </table:table-cell>
          <table:table-cell table:formula="of:=[.C$3]+[.C34]" office:value-type="float" office:value="2165">
            <text:p>2165</text:p>
          </table:table-cell>
          <table:table-cell table:formula="of:=[.D$3]+[.D34]" office:value-type="float" office:value="2151">
            <text:p>2151</text:p>
          </table:table-cell>
          <table:table-cell table:formula="of:=[.E$3]+[.E34]" office:value-type="float" office:value="2137">
            <text:p>2137</text:p>
          </table:table-cell>
          <table:table-cell table:formula="of:=[.F$3]+[.F34]" office:value-type="float" office:value="2109">
            <text:p>2109</text:p>
          </table:table-cell>
          <table:table-cell table:formula="of:=[.G$3]+[.G34]" office:value-type="float" office:value="2081">
            <text:p>2081</text:p>
          </table:table-cell>
          <table:table-cell table:formula="of:=[.H$3]+[.H34]" office:value-type="float" office:value="2053">
            <text:p>2053</text:p>
          </table:table-cell>
          <table:table-cell table:number-columns-repeated="1016"/>
        </table:table-row>
        <table:table-row table:style-name="ro2">
          <table:table-cell/>
          <table:table-cell table:formula="of:=[.B$3]+[.B35]" office:value-type="float" office:value="2223">
            <text:p>2223</text:p>
          </table:table-cell>
          <table:table-cell table:formula="of:=[.C$3]+[.C35]" office:value-type="float" office:value="2178">
            <text:p>2178</text:p>
          </table:table-cell>
          <table:table-cell table:formula="of:=[.D$3]+[.D35]" office:value-type="float" office:value="2163">
            <text:p>2163</text:p>
          </table:table-cell>
          <table:table-cell table:formula="of:=[.E$3]+[.E35]" office:value-type="float" office:value="2148">
            <text:p>2148</text:p>
          </table:table-cell>
          <table:table-cell table:formula="of:=[.F$3]+[.F35]" office:value-type="float" office:value="2118">
            <text:p>2118</text:p>
          </table:table-cell>
          <table:table-cell table:formula="of:=[.G$3]+[.G35]" office:value-type="float" office:value="2088">
            <text:p>2088</text:p>
          </table:table-cell>
          <table:table-cell table:formula="of:=[.H$3]+[.H35]" office:value-type="float" office:value="2058">
            <text:p>2058</text:p>
          </table:table-cell>
          <table:table-cell table:number-columns-repeated="1016"/>
        </table:table-row>
        <table:table-row table:style-name="ro2">
          <table:table-cell/>
          <table:table-cell table:formula="of:=[.B$3]+[.B36]" office:value-type="float" office:value="2239">
            <text:p>2239</text:p>
          </table:table-cell>
          <table:table-cell table:formula="of:=[.C$3]+[.C36]" office:value-type="float" office:value="2191">
            <text:p>2191</text:p>
          </table:table-cell>
          <table:table-cell table:formula="of:=[.D$3]+[.D36]" office:value-type="float" office:value="2175">
            <text:p>2175</text:p>
          </table:table-cell>
          <table:table-cell table:formula="of:=[.E$3]+[.E36]" office:value-type="float" office:value="2159">
            <text:p>2159</text:p>
          </table:table-cell>
          <table:table-cell table:formula="of:=[.F$3]+[.F36]" office:value-type="float" office:value="2127">
            <text:p>2127</text:p>
          </table:table-cell>
          <table:table-cell table:formula="of:=[.G$3]+[.G36]" office:value-type="float" office:value="2095">
            <text:p>2095</text:p>
          </table:table-cell>
          <table:table-cell table:formula="of:=[.H$3]+[.H36]" office:value-type="float" office:value="2063">
            <text:p>2063</text:p>
          </table:table-cell>
          <table:table-cell table:number-columns-repeated="1016"/>
        </table:table-row>
        <table:table-row table:style-name="ro2">
          <table:table-cell/>
          <table:table-cell table:formula="of:=[.B$3]+[.B37]" office:value-type="float" office:value="2255">
            <text:p>2255</text:p>
          </table:table-cell>
          <table:table-cell table:formula="of:=[.C$3]+[.C37]" office:value-type="float" office:value="2204">
            <text:p>2204</text:p>
          </table:table-cell>
          <table:table-cell table:formula="of:=[.D$3]+[.D37]" office:value-type="float" office:value="2187">
            <text:p>2187</text:p>
          </table:table-cell>
          <table:table-cell table:formula="of:=[.E$3]+[.E37]" office:value-type="float" office:value="2170">
            <text:p>2170</text:p>
          </table:table-cell>
          <table:table-cell table:formula="of:=[.F$3]+[.F37]" office:value-type="float" office:value="2136">
            <text:p>2136</text:p>
          </table:table-cell>
          <table:table-cell table:formula="of:=[.G$3]+[.G37]" office:value-type="float" office:value="2102">
            <text:p>2102</text:p>
          </table:table-cell>
          <table:table-cell table:formula="of:=[.H$3]+[.H37]" office:value-type="float" office:value="2068">
            <text:p>2068</text:p>
          </table:table-cell>
          <table:table-cell table:number-columns-repeated="1016"/>
        </table:table-row>
        <table:table-row table:style-name="ro2">
          <table:table-cell/>
          <table:table-cell table:formula="of:=[.B$3]+[.B38]" office:value-type="float" office:value="2271">
            <text:p>2271</text:p>
          </table:table-cell>
          <table:table-cell table:formula="of:=[.C$3]+[.C38]" office:value-type="float" office:value="2217">
            <text:p>2217</text:p>
          </table:table-cell>
          <table:table-cell table:formula="of:=[.D$3]+[.D38]" office:value-type="float" office:value="2199">
            <text:p>2199</text:p>
          </table:table-cell>
          <table:table-cell table:formula="of:=[.E$3]+[.E38]" office:value-type="float" office:value="2181">
            <text:p>2181</text:p>
          </table:table-cell>
          <table:table-cell table:formula="of:=[.F$3]+[.F38]" office:value-type="float" office:value="2145">
            <text:p>2145</text:p>
          </table:table-cell>
          <table:table-cell table:formula="of:=[.G$3]+[.G38]" office:value-type="float" office:value="2109">
            <text:p>2109</text:p>
          </table:table-cell>
          <table:table-cell table:formula="of:=[.H$3]+[.H38]" office:value-type="float" office:value="2073">
            <text:p>2073</text:p>
          </table:table-cell>
          <table:table-cell table:number-columns-repeated="1016"/>
        </table:table-row>
        <table:table-row table:style-name="ro2">
          <table:table-cell/>
          <table:table-cell table:formula="of:=[.B$3]+[.B39]" office:value-type="float" office:value="2287">
            <text:p>2287</text:p>
          </table:table-cell>
          <table:table-cell table:formula="of:=[.C$3]+[.C39]" office:value-type="float" office:value="2230">
            <text:p>2230</text:p>
          </table:table-cell>
          <table:table-cell table:formula="of:=[.D$3]+[.D39]" office:value-type="float" office:value="2211">
            <text:p>2211</text:p>
          </table:table-cell>
          <table:table-cell table:formula="of:=[.E$3]+[.E39]" office:value-type="float" office:value="2192">
            <text:p>2192</text:p>
          </table:table-cell>
          <table:table-cell table:formula="of:=[.F$3]+[.F39]" office:value-type="float" office:value="2154">
            <text:p>2154</text:p>
          </table:table-cell>
          <table:table-cell table:formula="of:=[.G$3]+[.G39]" office:value-type="float" office:value="2116">
            <text:p>2116</text:p>
          </table:table-cell>
          <table:table-cell table:formula="of:=[.H$3]+[.H39]" office:value-type="float" office:value="2078">
            <text:p>2078</text:p>
          </table:table-cell>
          <table:table-cell table:number-columns-repeated="1016"/>
        </table:table-row>
        <table:table-row table:style-name="ro2">
          <table:table-cell/>
          <table:table-cell table:formula="of:=[.B$3]+[.B40]" office:value-type="float" office:value="2303">
            <text:p>2303</text:p>
          </table:table-cell>
          <table:table-cell table:formula="of:=[.C$3]+[.C40]" office:value-type="float" office:value="2243">
            <text:p>2243</text:p>
          </table:table-cell>
          <table:table-cell table:formula="of:=[.D$3]+[.D40]" office:value-type="float" office:value="2223">
            <text:p>2223</text:p>
          </table:table-cell>
          <table:table-cell table:formula="of:=[.E$3]+[.E40]" office:value-type="float" office:value="2203">
            <text:p>2203</text:p>
          </table:table-cell>
          <table:table-cell table:formula="of:=[.F$3]+[.F40]" office:value-type="float" office:value="2163">
            <text:p>2163</text:p>
          </table:table-cell>
          <table:table-cell table:formula="of:=[.G$3]+[.G40]" office:value-type="float" office:value="2123">
            <text:p>2123</text:p>
          </table:table-cell>
          <table:table-cell table:formula="of:=[.H$3]+[.H40]" office:value-type="float" office:value="2083">
            <text:p>2083</text:p>
          </table:table-cell>
          <table:table-cell table:number-columns-repeated="1016"/>
        </table:table-row>
        <table:table-row table:style-name="ro2">
          <table:table-cell/>
          <table:table-cell table:formula="of:=[.B$3]+[.B41]" office:value-type="float" office:value="2319">
            <text:p>2319</text:p>
          </table:table-cell>
          <table:table-cell table:formula="of:=[.C$3]+[.C41]" office:value-type="float" office:value="2256">
            <text:p>2256</text:p>
          </table:table-cell>
          <table:table-cell table:formula="of:=[.D$3]+[.D41]" office:value-type="float" office:value="2235">
            <text:p>2235</text:p>
          </table:table-cell>
          <table:table-cell table:formula="of:=[.E$3]+[.E41]" office:value-type="float" office:value="2214">
            <text:p>2214</text:p>
          </table:table-cell>
          <table:table-cell table:formula="of:=[.F$3]+[.F41]" office:value-type="float" office:value="2172">
            <text:p>2172</text:p>
          </table:table-cell>
          <table:table-cell table:formula="of:=[.G$3]+[.G41]" office:value-type="float" office:value="2130">
            <text:p>2130</text:p>
          </table:table-cell>
          <table:table-cell table:formula="of:=[.H$3]+[.H41]" office:value-type="float" office:value="2088">
            <text:p>2088</text:p>
          </table:table-cell>
          <table:table-cell table:number-columns-repeated="1016"/>
        </table:table-row>
        <table:table-row table:style-name="ro2">
          <table:table-cell/>
          <table:table-cell table:formula="of:=[.B$3]+[.B42]" office:value-type="float" office:value="2335">
            <text:p>2335</text:p>
          </table:table-cell>
          <table:table-cell table:formula="of:=[.C$3]+[.C42]" office:value-type="float" office:value="2269">
            <text:p>2269</text:p>
          </table:table-cell>
          <table:table-cell table:formula="of:=[.D$3]+[.D42]" office:value-type="float" office:value="2247">
            <text:p>2247</text:p>
          </table:table-cell>
          <table:table-cell table:formula="of:=[.E$3]+[.E42]" office:value-type="float" office:value="2225">
            <text:p>2225</text:p>
          </table:table-cell>
          <table:table-cell table:formula="of:=[.F$3]+[.F42]" office:value-type="float" office:value="2181">
            <text:p>2181</text:p>
          </table:table-cell>
          <table:table-cell table:formula="of:=[.G$3]+[.G42]" office:value-type="float" office:value="2137">
            <text:p>2137</text:p>
          </table:table-cell>
          <table:table-cell table:formula="of:=[.H$3]+[.H42]" office:value-type="float" office:value="2093">
            <text:p>2093</text:p>
          </table:table-cell>
          <table:table-cell table:number-columns-repeated="1016"/>
        </table:table-row>
        <table:table-row table:style-name="ro2">
          <table:table-cell/>
          <table:table-cell table:formula="of:=[.B$3]+[.B43]" office:value-type="float" office:value="2351">
            <text:p>2351</text:p>
          </table:table-cell>
          <table:table-cell table:formula="of:=[.C$3]+[.C43]" office:value-type="float" office:value="2282">
            <text:p>2282</text:p>
          </table:table-cell>
          <table:table-cell table:formula="of:=[.D$3]+[.D43]" office:value-type="float" office:value="2259">
            <text:p>2259</text:p>
          </table:table-cell>
          <table:table-cell table:formula="of:=[.E$3]+[.E43]" office:value-type="float" office:value="2236">
            <text:p>2236</text:p>
          </table:table-cell>
          <table:table-cell table:formula="of:=[.F$3]+[.F43]" office:value-type="float" office:value="2190">
            <text:p>2190</text:p>
          </table:table-cell>
          <table:table-cell table:formula="of:=[.G$3]+[.G43]" office:value-type="float" office:value="2144">
            <text:p>2144</text:p>
          </table:table-cell>
          <table:table-cell table:formula="of:=[.H$3]+[.H43]" office:value-type="float" office:value="2098">
            <text:p>2098</text:p>
          </table:table-cell>
          <table:table-cell table:number-columns-repeated="1016"/>
        </table:table-row>
        <table:table-row table:style-name="ro2">
          <table:table-cell/>
          <table:table-cell table:formula="of:=[.B$3]+[.B44]" office:value-type="float" office:value="2367">
            <text:p>2367</text:p>
          </table:table-cell>
          <table:table-cell table:formula="of:=[.C$3]+[.C44]" office:value-type="float" office:value="2295">
            <text:p>2295</text:p>
          </table:table-cell>
          <table:table-cell table:formula="of:=[.D$3]+[.D44]" office:value-type="float" office:value="2271">
            <text:p>2271</text:p>
          </table:table-cell>
          <table:table-cell table:formula="of:=[.E$3]+[.E44]" office:value-type="float" office:value="2247">
            <text:p>2247</text:p>
          </table:table-cell>
          <table:table-cell table:formula="of:=[.F$3]+[.F44]" office:value-type="float" office:value="2199">
            <text:p>2199</text:p>
          </table:table-cell>
          <table:table-cell table:formula="of:=[.G$3]+[.G44]" office:value-type="float" office:value="2151">
            <text:p>2151</text:p>
          </table:table-cell>
          <table:table-cell table:formula="of:=[.H$3]+[.H44]" office:value-type="float" office:value="2103">
            <text:p>2103</text:p>
          </table:table-cell>
          <table:table-cell table:number-columns-repeated="1016"/>
        </table:table-row>
        <table:table-row table:style-name="ro2">
          <table:table-cell/>
          <table:table-cell table:formula="of:=[.B$3]+[.B45]" office:value-type="float" office:value="2383">
            <text:p>2383</text:p>
          </table:table-cell>
          <table:table-cell table:formula="of:=[.C$3]+[.C45]" office:value-type="float" office:value="2308">
            <text:p>2308</text:p>
          </table:table-cell>
          <table:table-cell table:formula="of:=[.D$3]+[.D45]" office:value-type="float" office:value="2283">
            <text:p>2283</text:p>
          </table:table-cell>
          <table:table-cell table:formula="of:=[.E$3]+[.E45]" office:value-type="float" office:value="2258">
            <text:p>2258</text:p>
          </table:table-cell>
          <table:table-cell table:formula="of:=[.F$3]+[.F45]" office:value-type="float" office:value="2208">
            <text:p>2208</text:p>
          </table:table-cell>
          <table:table-cell table:formula="of:=[.G$3]+[.G45]" office:value-type="float" office:value="2158">
            <text:p>2158</text:p>
          </table:table-cell>
          <table:table-cell table:formula="of:=[.H$3]+[.H45]" office:value-type="float" office:value="2108">
            <text:p>2108</text:p>
          </table:table-cell>
          <table:table-cell table:number-columns-repeated="1016"/>
        </table:table-row>
        <table:table-row table:style-name="ro2">
          <table:table-cell/>
          <table:table-cell table:formula="of:=[.B$3]+[.B46]" office:value-type="float" office:value="2399">
            <text:p>2399</text:p>
          </table:table-cell>
          <table:table-cell table:formula="of:=[.C$3]+[.C46]" office:value-type="float" office:value="2321">
            <text:p>2321</text:p>
          </table:table-cell>
          <table:table-cell table:formula="of:=[.D$3]+[.D46]" office:value-type="float" office:value="2295">
            <text:p>2295</text:p>
          </table:table-cell>
          <table:table-cell table:formula="of:=[.E$3]+[.E46]" office:value-type="float" office:value="2269">
            <text:p>2269</text:p>
          </table:table-cell>
          <table:table-cell table:formula="of:=[.F$3]+[.F46]" office:value-type="float" office:value="2217">
            <text:p>2217</text:p>
          </table:table-cell>
          <table:table-cell table:formula="of:=[.G$3]+[.G46]" office:value-type="float" office:value="2165">
            <text:p>2165</text:p>
          </table:table-cell>
          <table:table-cell table:formula="of:=[.H$3]+[.H46]" office:value-type="float" office:value="2113">
            <text:p>2113</text:p>
          </table:table-cell>
          <table:table-cell table:number-columns-repeated="1016"/>
        </table:table-row>
        <table:table-row table:style-name="ro2">
          <table:table-cell/>
          <table:table-cell table:formula="of:=[.B$3]+[.B47]" office:value-type="float" office:value="2415">
            <text:p>2415</text:p>
          </table:table-cell>
          <table:table-cell table:formula="of:=[.C$3]+[.C47]" office:value-type="float" office:value="2334">
            <text:p>2334</text:p>
          </table:table-cell>
          <table:table-cell table:formula="of:=[.D$3]+[.D47]" office:value-type="float" office:value="2307">
            <text:p>2307</text:p>
          </table:table-cell>
          <table:table-cell table:formula="of:=[.E$3]+[.E47]" office:value-type="float" office:value="2280">
            <text:p>2280</text:p>
          </table:table-cell>
          <table:table-cell table:formula="of:=[.F$3]+[.F47]" office:value-type="float" office:value="2226">
            <text:p>2226</text:p>
          </table:table-cell>
          <table:table-cell table:formula="of:=[.G$3]+[.G47]" office:value-type="float" office:value="2172">
            <text:p>2172</text:p>
          </table:table-cell>
          <table:table-cell table:formula="of:=[.H$3]+[.H47]" office:value-type="float" office:value="2118">
            <text:p>2118</text:p>
          </table:table-cell>
          <table:table-cell table:number-columns-repeated="1016"/>
        </table:table-row>
        <table:table-row table:style-name="ro2">
          <table:table-cell/>
          <table:table-cell table:formula="of:=[.B$3]+[.B48]" office:value-type="float" office:value="2431">
            <text:p>2431</text:p>
          </table:table-cell>
          <table:table-cell table:formula="of:=[.C$3]+[.C48]" office:value-type="float" office:value="2347">
            <text:p>2347</text:p>
          </table:table-cell>
          <table:table-cell table:formula="of:=[.D$3]+[.D48]" office:value-type="float" office:value="2319">
            <text:p>2319</text:p>
          </table:table-cell>
          <table:table-cell table:formula="of:=[.E$3]+[.E48]" office:value-type="float" office:value="2291">
            <text:p>2291</text:p>
          </table:table-cell>
          <table:table-cell table:formula="of:=[.F$3]+[.F48]" office:value-type="float" office:value="2235">
            <text:p>2235</text:p>
          </table:table-cell>
          <table:table-cell table:formula="of:=[.G$3]+[.G48]" office:value-type="float" office:value="2179">
            <text:p>2179</text:p>
          </table:table-cell>
          <table:table-cell table:formula="of:=[.H$3]+[.H48]" office:value-type="float" office:value="2123">
            <text:p>2123</text:p>
          </table:table-cell>
          <table:table-cell table:number-columns-repeated="1016"/>
        </table:table-row>
        <table:table-row table:style-name="ro2">
          <table:table-cell/>
          <table:table-cell table:formula="of:=[.B$3]+[.B49]" office:value-type="float" office:value="2447">
            <text:p>2447</text:p>
          </table:table-cell>
          <table:table-cell table:formula="of:=[.C$3]+[.C49]" office:value-type="float" office:value="2360">
            <text:p>2360</text:p>
          </table:table-cell>
          <table:table-cell table:formula="of:=[.D$3]+[.D49]" office:value-type="float" office:value="2331">
            <text:p>2331</text:p>
          </table:table-cell>
          <table:table-cell table:formula="of:=[.E$3]+[.E49]" office:value-type="float" office:value="2302">
            <text:p>2302</text:p>
          </table:table-cell>
          <table:table-cell table:formula="of:=[.F$3]+[.F49]" office:value-type="float" office:value="2244">
            <text:p>2244</text:p>
          </table:table-cell>
          <table:table-cell table:formula="of:=[.G$3]+[.G49]" office:value-type="float" office:value="2186">
            <text:p>2186</text:p>
          </table:table-cell>
          <table:table-cell table:formula="of:=[.H$3]+[.H49]" office:value-type="float" office:value="2128">
            <text:p>2128</text:p>
          </table:table-cell>
          <table:table-cell table:number-columns-repeated="1016"/>
        </table:table-row>
        <table:table-row table:style-name="ro2">
          <table:table-cell/>
          <table:table-cell table:formula="of:=[.B$3]+[.B50]" office:value-type="float" office:value="2463">
            <text:p>2463</text:p>
          </table:table-cell>
          <table:table-cell table:formula="of:=[.C$3]+[.C50]" office:value-type="float" office:value="2373">
            <text:p>2373</text:p>
          </table:table-cell>
          <table:table-cell table:formula="of:=[.D$3]+[.D50]" office:value-type="float" office:value="2343">
            <text:p>2343</text:p>
          </table:table-cell>
          <table:table-cell table:formula="of:=[.E$3]+[.E50]" office:value-type="float" office:value="2313">
            <text:p>2313</text:p>
          </table:table-cell>
          <table:table-cell table:formula="of:=[.F$3]+[.F50]" office:value-type="float" office:value="2253">
            <text:p>2253</text:p>
          </table:table-cell>
          <table:table-cell table:formula="of:=[.G$3]+[.G50]" office:value-type="float" office:value="2193">
            <text:p>2193</text:p>
          </table:table-cell>
          <table:table-cell table:formula="of:=[.H$3]+[.H50]" office:value-type="float" office:value="2133">
            <text:p>2133</text:p>
          </table:table-cell>
          <table:table-cell table:number-columns-repeated="1016"/>
        </table:table-row>
        <table:table-row table:style-name="ro2">
          <table:table-cell/>
          <table:table-cell table:formula="of:=[.B$3]+[.B51]" office:value-type="float" office:value="2479">
            <text:p>2479</text:p>
          </table:table-cell>
          <table:table-cell table:formula="of:=[.C$3]+[.C51]" office:value-type="float" office:value="2386">
            <text:p>2386</text:p>
          </table:table-cell>
          <table:table-cell table:formula="of:=[.D$3]+[.D51]" office:value-type="float" office:value="2355">
            <text:p>2355</text:p>
          </table:table-cell>
          <table:table-cell table:formula="of:=[.E$3]+[.E51]" office:value-type="float" office:value="2324">
            <text:p>2324</text:p>
          </table:table-cell>
          <table:table-cell table:formula="of:=[.F$3]+[.F51]" office:value-type="float" office:value="2262">
            <text:p>2262</text:p>
          </table:table-cell>
          <table:table-cell table:formula="of:=[.G$3]+[.G51]" office:value-type="float" office:value="2200">
            <text:p>2200</text:p>
          </table:table-cell>
          <table:table-cell table:formula="of:=[.H$3]+[.H51]" office:value-type="float" office:value="2138">
            <text:p>2138</text:p>
          </table:table-cell>
          <table:table-cell table:number-columns-repeated="1016"/>
        </table:table-row>
        <table:table-row table:style-name="ro2">
          <table:table-cell/>
          <table:table-cell table:formula="of:=[.B$3]+[.B52]" office:value-type="float" office:value="2495">
            <text:p>2495</text:p>
          </table:table-cell>
          <table:table-cell table:formula="of:=[.C$3]+[.C52]" office:value-type="float" office:value="2399">
            <text:p>2399</text:p>
          </table:table-cell>
          <table:table-cell table:formula="of:=[.D$3]+[.D52]" office:value-type="float" office:value="2367">
            <text:p>2367</text:p>
          </table:table-cell>
          <table:table-cell table:formula="of:=[.E$3]+[.E52]" office:value-type="float" office:value="2335">
            <text:p>2335</text:p>
          </table:table-cell>
          <table:table-cell table:formula="of:=[.F$3]+[.F52]" office:value-type="float" office:value="2271">
            <text:p>2271</text:p>
          </table:table-cell>
          <table:table-cell table:formula="of:=[.G$3]+[.G52]" office:value-type="float" office:value="2207">
            <text:p>2207</text:p>
          </table:table-cell>
          <table:table-cell table:formula="of:=[.H$3]+[.H52]" office:value-type="float" office:value="2143">
            <text:p>2143</text:p>
          </table:table-cell>
          <table:table-cell table:number-columns-repeated="1016"/>
        </table:table-row>
        <table:table-row table:style-name="ro2">
          <table:table-cell/>
          <table:table-cell table:formula="of:=[.B$3]+[.B53]" office:value-type="float" office:value="2511">
            <text:p>2511</text:p>
          </table:table-cell>
          <table:table-cell table:formula="of:=[.C$3]+[.C53]" office:value-type="float" office:value="2412">
            <text:p>2412</text:p>
          </table:table-cell>
          <table:table-cell table:formula="of:=[.D$3]+[.D53]" office:value-type="float" office:value="2379">
            <text:p>2379</text:p>
          </table:table-cell>
          <table:table-cell table:formula="of:=[.E$3]+[.E53]" office:value-type="float" office:value="2346">
            <text:p>2346</text:p>
          </table:table-cell>
          <table:table-cell table:formula="of:=[.F$3]+[.F53]" office:value-type="float" office:value="2280">
            <text:p>2280</text:p>
          </table:table-cell>
          <table:table-cell table:formula="of:=[.G$3]+[.G53]" office:value-type="float" office:value="2214">
            <text:p>2214</text:p>
          </table:table-cell>
          <table:table-cell table:formula="of:=[.H$3]+[.H53]" office:value-type="float" office:value="2148">
            <text:p>2148</text:p>
          </table:table-cell>
          <table:table-cell table:number-columns-repeated="1016"/>
        </table:table-row>
        <table:table-row table:style-name="ro2">
          <table:table-cell/>
          <table:table-cell table:formula="of:=[.B$3]+[.B54]" office:value-type="float" office:value="2527">
            <text:p>2527</text:p>
          </table:table-cell>
          <table:table-cell table:formula="of:=[.C$3]+[.C54]" office:value-type="float" office:value="2425">
            <text:p>2425</text:p>
          </table:table-cell>
          <table:table-cell table:formula="of:=[.D$3]+[.D54]" office:value-type="float" office:value="2391">
            <text:p>2391</text:p>
          </table:table-cell>
          <table:table-cell table:formula="of:=[.E$3]+[.E54]" office:value-type="float" office:value="2357">
            <text:p>2357</text:p>
          </table:table-cell>
          <table:table-cell table:formula="of:=[.F$3]+[.F54]" office:value-type="float" office:value="2289">
            <text:p>2289</text:p>
          </table:table-cell>
          <table:table-cell table:formula="of:=[.G$3]+[.G54]" office:value-type="float" office:value="2221">
            <text:p>2221</text:p>
          </table:table-cell>
          <table:table-cell table:formula="of:=[.H$3]+[.H54]" office:value-type="float" office:value="2153">
            <text:p>2153</text:p>
          </table:table-cell>
          <table:table-cell table:number-columns-repeated="1016"/>
        </table:table-row>
        <table:table-row table:style-name="ro2">
          <table:table-cell/>
          <table:table-cell table:formula="of:=[.B$3]+[.B55]" office:value-type="float" office:value="2543">
            <text:p>2543</text:p>
          </table:table-cell>
          <table:table-cell table:formula="of:=[.C$3]+[.C55]" office:value-type="float" office:value="2438">
            <text:p>2438</text:p>
          </table:table-cell>
          <table:table-cell table:formula="of:=[.D$3]+[.D55]" office:value-type="float" office:value="2403">
            <text:p>2403</text:p>
          </table:table-cell>
          <table:table-cell table:formula="of:=[.E$3]+[.E55]" office:value-type="float" office:value="2368">
            <text:p>2368</text:p>
          </table:table-cell>
          <table:table-cell table:formula="of:=[.F$3]+[.F55]" office:value-type="float" office:value="2298">
            <text:p>2298</text:p>
          </table:table-cell>
          <table:table-cell table:formula="of:=[.G$3]+[.G55]" office:value-type="float" office:value="2228">
            <text:p>2228</text:p>
          </table:table-cell>
          <table:table-cell table:formula="of:=[.H$3]+[.H55]" office:value-type="float" office:value="2158">
            <text:p>2158</text:p>
          </table:table-cell>
          <table:table-cell table:number-columns-repeated="1016"/>
        </table:table-row>
        <table:table-row table:style-name="ro2">
          <table:table-cell/>
          <table:table-cell table:formula="of:=[.B$3]+[.B56]" office:value-type="float" office:value="2559">
            <text:p>2559</text:p>
          </table:table-cell>
          <table:table-cell table:formula="of:=[.C$3]+[.C56]" office:value-type="float" office:value="2451">
            <text:p>2451</text:p>
          </table:table-cell>
          <table:table-cell table:formula="of:=[.D$3]+[.D56]" office:value-type="float" office:value="2415">
            <text:p>2415</text:p>
          </table:table-cell>
          <table:table-cell table:formula="of:=[.E$3]+[.E56]" office:value-type="float" office:value="2379">
            <text:p>2379</text:p>
          </table:table-cell>
          <table:table-cell table:formula="of:=[.F$3]+[.F56]" office:value-type="float" office:value="2307">
            <text:p>2307</text:p>
          </table:table-cell>
          <table:table-cell table:formula="of:=[.G$3]+[.G56]" office:value-type="float" office:value="2235">
            <text:p>2235</text:p>
          </table:table-cell>
          <table:table-cell table:formula="of:=[.H$3]+[.H56]" office:value-type="float" office:value="2163">
            <text:p>2163</text:p>
          </table:table-cell>
          <table:table-cell table:number-columns-repeated="1016"/>
        </table:table-row>
        <table:table-row table:style-name="ro2">
          <table:table-cell/>
          <table:table-cell table:formula="of:=[.B$3]+[.B57]" office:value-type="float" office:value="2575">
            <text:p>2575</text:p>
          </table:table-cell>
          <table:table-cell table:formula="of:=[.C$3]+[.C57]" office:value-type="float" office:value="2464">
            <text:p>2464</text:p>
          </table:table-cell>
          <table:table-cell table:formula="of:=[.D$3]+[.D57]" office:value-type="float" office:value="2427">
            <text:p>2427</text:p>
          </table:table-cell>
          <table:table-cell table:formula="of:=[.E$3]+[.E57]" office:value-type="float" office:value="2390">
            <text:p>2390</text:p>
          </table:table-cell>
          <table:table-cell table:formula="of:=[.F$3]+[.F57]" office:value-type="float" office:value="2316">
            <text:p>2316</text:p>
          </table:table-cell>
          <table:table-cell table:formula="of:=[.G$3]+[.G57]" office:value-type="float" office:value="2242">
            <text:p>2242</text:p>
          </table:table-cell>
          <table:table-cell table:formula="of:=[.H$3]+[.H57]" office:value-type="float" office:value="2168">
            <text:p>2168</text:p>
          </table:table-cell>
          <table:table-cell table:number-columns-repeated="1016"/>
        </table:table-row>
        <table:table-row table:style-name="ro2">
          <table:table-cell/>
          <table:table-cell table:formula="of:=[.B$3]+[.B58]" office:value-type="float" office:value="2591">
            <text:p>2591</text:p>
          </table:table-cell>
          <table:table-cell table:formula="of:=[.C$3]+[.C58]" office:value-type="float" office:value="2477">
            <text:p>2477</text:p>
          </table:table-cell>
          <table:table-cell table:formula="of:=[.D$3]+[.D58]" office:value-type="float" office:value="2439">
            <text:p>2439</text:p>
          </table:table-cell>
          <table:table-cell table:formula="of:=[.E$3]+[.E58]" office:value-type="float" office:value="2401">
            <text:p>2401</text:p>
          </table:table-cell>
          <table:table-cell table:formula="of:=[.F$3]+[.F58]" office:value-type="float" office:value="2325">
            <text:p>2325</text:p>
          </table:table-cell>
          <table:table-cell table:formula="of:=[.G$3]+[.G58]" office:value-type="float" office:value="2249">
            <text:p>2249</text:p>
          </table:table-cell>
          <table:table-cell table:formula="of:=[.H$3]+[.H58]" office:value-type="float" office:value="2173">
            <text:p>2173</text:p>
          </table:table-cell>
          <table:table-cell table:number-columns-repeated="1016"/>
        </table:table-row>
        <table:table-row table:style-name="ro2">
          <table:table-cell/>
          <table:table-cell table:formula="of:=[.B$3]+[.B59]" office:value-type="float" office:value="2607">
            <text:p>2607</text:p>
          </table:table-cell>
          <table:table-cell table:formula="of:=[.C$3]+[.C59]" office:value-type="float" office:value="2490">
            <text:p>2490</text:p>
          </table:table-cell>
          <table:table-cell table:formula="of:=[.D$3]+[.D59]" office:value-type="float" office:value="2451">
            <text:p>2451</text:p>
          </table:table-cell>
          <table:table-cell table:formula="of:=[.E$3]+[.E59]" office:value-type="float" office:value="2412">
            <text:p>2412</text:p>
          </table:table-cell>
          <table:table-cell table:formula="of:=[.F$3]+[.F59]" office:value-type="float" office:value="2334">
            <text:p>2334</text:p>
          </table:table-cell>
          <table:table-cell table:formula="of:=[.G$3]+[.G59]" office:value-type="float" office:value="2256">
            <text:p>2256</text:p>
          </table:table-cell>
          <table:table-cell table:formula="of:=[.H$3]+[.H59]" office:value-type="float" office:value="2178">
            <text:p>2178</text:p>
          </table:table-cell>
          <table:table-cell table:number-columns-repeated="1016"/>
        </table:table-row>
        <table:table-row table:style-name="ro2">
          <table:table-cell/>
          <table:table-cell table:formula="of:=[.B$3]+[.B60]" office:value-type="float" office:value="2623">
            <text:p>2623</text:p>
          </table:table-cell>
          <table:table-cell table:formula="of:=[.C$3]+[.C60]" office:value-type="float" office:value="2503">
            <text:p>2503</text:p>
          </table:table-cell>
          <table:table-cell table:formula="of:=[.D$3]+[.D60]" office:value-type="float" office:value="2463">
            <text:p>2463</text:p>
          </table:table-cell>
          <table:table-cell table:formula="of:=[.E$3]+[.E60]" office:value-type="float" office:value="2423">
            <text:p>2423</text:p>
          </table:table-cell>
          <table:table-cell table:formula="of:=[.F$3]+[.F60]" office:value-type="float" office:value="2343">
            <text:p>2343</text:p>
          </table:table-cell>
          <table:table-cell table:formula="of:=[.G$3]+[.G60]" office:value-type="float" office:value="2263">
            <text:p>2263</text:p>
          </table:table-cell>
          <table:table-cell table:formula="of:=[.H$3]+[.H60]" office:value-type="float" office:value="2183">
            <text:p>2183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3" number:min-integer-digits="1"/>
    </number:number-style>
    <number:number-style style:name="N110">
      <number:number number:decimal-places="14" number:min-integer-digits="1"/>
    </number:number-style>
    <number:number-style style:name="N111">
      <number:number number:decimal-places="15" number:min-integer-digits="1"/>
    </number:number-style>
    <number:number-style style:name="N112">
      <number:number number:decimal-places="16" number:min-integer-digits="1"/>
    </number:number-style>
    <number:number-style style:name="N113">
      <number:number number:decimal-places="17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ice" style:family="table-cell" style:parent-style-name="Default">
      <style:table-cell-properties fo:background-color="#ff420e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ext-properties fo:color="#9900ff"/>
    </style:style>
    <style:style style:name="notable" style:family="table-cell" style:parent-style-name="Default">
      <style:text-properties fo:color="#9900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6">06/04/2022</text:date>, <text:time>08:2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neth bentley</meta:initial-creator>
    <meta:creation-date>2022-03-26T23:47:57.63</meta:creation-date>
    <dc:date>2022-04-06T08:21:58.44</dc:date>
    <dc:creator>kenneth bentley</dc:creator>
    <meta:editing-duration>PT3H52M11S</meta:editing-duration>
    <meta:editing-cycles>9</meta:editing-cycles>
    <meta:generator>OpenOffice/4.1.11$Win32 OpenOffice.org_project/4111m1$Build-9808</meta:generator>
    <meta:document-statistic meta:table-count="3" meta:cell-count="17098" meta:object-count="0"/>
  </office:meta>
</office:document-meta>
</file>